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10.786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0.275cm"/>
    </style:style>
    <style:style style:name="co8" style:family="table-column">
      <style:table-column-properties fo:break-before="auto" style:column-width="12.91cm"/>
    </style:style>
    <style:style style:name="co9" style:family="table-column">
      <style:table-column-properties fo:break-before="auto" style:column-width="0.806cm"/>
    </style:style>
    <style:style style:name="co10" style:family="table-column">
      <style:table-column-properties fo:break-before="auto" style:column-width="12.363cm"/>
    </style:style>
    <style:style style:name="co11" style:family="table-column">
      <style:table-column-properties fo:break-before="auto" style:column-width="13.441cm"/>
    </style:style>
    <style:style style:name="co12" style:family="table-column">
      <style:table-column-properties fo:break-before="auto" style:column-width="3.896cm"/>
    </style:style>
    <style:style style:name="co13" style:family="table-column">
      <style:table-column-properties fo:break-before="auto" style:column-width="12.68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</office:automatic-styles>
  <office:body>
    <office:spreadsheet>
      <table:table table:name="Rook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63" table:default-cell-style-name="Default"/>
        <table:table-column table:style-name="co7" table:visibility="collapse" table:default-cell-style-name="Default"/>
        <table:table-column table:style-name="co1" table:visibility="collapse" table:default-cell-style-name="Default"/>
        <table:table-column table:style-name="co1" table:number-columns-repeated="941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42"/>
        </table:table-row>
        <table:table-row table:style-name="ro2">
          <table:table-cell table:number-columns-repeated="18"/>
          <table:table-cell table:formula="of:=MOD([.S1];32)" office:value-type="float" office:value="0" calcext:value-type="float">
            <text:p/>
          </table:table-cell>
          <table:table-cell table:formula="of:=MOD([.T1];32)" office:value-type="float" office:value="1" calcext:value-type="float">
            <text:p/>
          </table:table-cell>
          <table:table-cell table:formula="of:=MOD([.U1];32)" office:value-type="float" office:value="2" calcext:value-type="float">
            <text:p/>
          </table:table-cell>
          <table:table-cell table:formula="of:=MOD([.V1];32)" office:value-type="float" office:value="3" calcext:value-type="float">
            <text:p/>
          </table:table-cell>
          <table:table-cell table:formula="of:=MOD([.W1];32)" office:value-type="float" office:value="4" calcext:value-type="float">
            <text:p/>
          </table:table-cell>
          <table:table-cell table:formula="of:=MOD([.X1];32)" office:value-type="float" office:value="5" calcext:value-type="float">
            <text:p/>
          </table:table-cell>
          <table:table-cell table:formula="of:=MOD([.Y1];32)" office:value-type="float" office:value="6" calcext:value-type="float">
            <text:p/>
          </table:table-cell>
          <table:table-cell table:formula="of:=MOD([.Z1];32)" office:value-type="float" office:value="7" calcext:value-type="float">
            <text:p/>
          </table:table-cell>
          <table:table-cell table:formula="of:=MOD([.AA1];32)" office:value-type="float" office:value="8" calcext:value-type="float">
            <text:p/>
          </table:table-cell>
          <table:table-cell table:formula="of:=MOD([.AB1];32)" office:value-type="float" office:value="9" calcext:value-type="float">
            <text:p/>
          </table:table-cell>
          <table:table-cell table:formula="of:=MOD([.AC1];32)" office:value-type="float" office:value="10" calcext:value-type="float">
            <text:p/>
          </table:table-cell>
          <table:table-cell table:formula="of:=MOD([.AD1];32)" office:value-type="float" office:value="11" calcext:value-type="float">
            <text:p/>
          </table:table-cell>
          <table:table-cell table:formula="of:=MOD([.AE1];32)" office:value-type="float" office:value="12" calcext:value-type="float">
            <text:p/>
          </table:table-cell>
          <table:table-cell table:formula="of:=MOD([.AF1];32)" office:value-type="float" office:value="13" calcext:value-type="float">
            <text:p/>
          </table:table-cell>
          <table:table-cell table:formula="of:=MOD([.AG1];32)" office:value-type="float" office:value="14" calcext:value-type="float">
            <text:p/>
          </table:table-cell>
          <table:table-cell table:formula="of:=MOD([.AH1];32)" office:value-type="float" office:value="15" calcext:value-type="float">
            <text:p/>
          </table:table-cell>
          <table:table-cell table:formula="of:=MOD([.AI1];32)" office:value-type="float" office:value="16" calcext:value-type="float">
            <text:p/>
          </table:table-cell>
          <table:table-cell table:formula="of:=MOD([.AJ1];32)" office:value-type="float" office:value="17" calcext:value-type="float">
            <text:p/>
          </table:table-cell>
          <table:table-cell table:formula="of:=MOD([.AK1];32)" office:value-type="float" office:value="18" calcext:value-type="float">
            <text:p/>
          </table:table-cell>
          <table:table-cell table:formula="of:=MOD([.AL1];32)" office:value-type="float" office:value="19" calcext:value-type="float">
            <text:p/>
          </table:table-cell>
          <table:table-cell table:formula="of:=MOD([.AM1];32)" office:value-type="float" office:value="20" calcext:value-type="float">
            <text:p/>
          </table:table-cell>
          <table:table-cell table:formula="of:=MOD([.AN1];32)" office:value-type="float" office:value="21" calcext:value-type="float">
            <text:p/>
          </table:table-cell>
          <table:table-cell table:formula="of:=MOD([.AO1];32)" office:value-type="float" office:value="22" calcext:value-type="float">
            <text:p/>
          </table:table-cell>
          <table:table-cell table:formula="of:=MOD([.AP1];32)" office:value-type="float" office:value="23" calcext:value-type="float">
            <text:p/>
          </table:table-cell>
          <table:table-cell table:formula="of:=MOD([.AQ1];32)" office:value-type="float" office:value="24" calcext:value-type="float">
            <text:p/>
          </table:table-cell>
          <table:table-cell table:formula="of:=MOD([.AR1];32)" office:value-type="float" office:value="25" calcext:value-type="float">
            <text:p/>
          </table:table-cell>
          <table:table-cell table:formula="of:=MOD([.AS1];32)" office:value-type="float" office:value="26" calcext:value-type="float">
            <text:p/>
          </table:table-cell>
          <table:table-cell table:formula="of:=MOD([.AT1];32)" office:value-type="float" office:value="27" calcext:value-type="float">
            <text:p/>
          </table:table-cell>
          <table:table-cell table:formula="of:=MOD([.AU1];32)" office:value-type="float" office:value="28" calcext:value-type="float">
            <text:p/>
          </table:table-cell>
          <table:table-cell table:formula="of:=MOD([.AV1];32)" office:value-type="float" office:value="29" calcext:value-type="float">
            <text:p/>
          </table:table-cell>
          <table:table-cell table:formula="of:=MOD([.AW1];32)" office:value-type="float" office:value="30" calcext:value-type="float">
            <text:p/>
          </table:table-cell>
          <table:table-cell table:formula="of:=MOD([.AX1];32)" office:value-type="float" office:value="31" calcext:value-type="float">
            <text:p/>
          </table:table-cell>
          <table:table-cell table:formula="of:=MOD([.AY1];32)" office:value-type="float" office:value="0" calcext:value-type="float">
            <text:p/>
          </table:table-cell>
          <table:table-cell table:formula="of:=MOD([.AZ1];32)" office:value-type="float" office:value="1" calcext:value-type="float">
            <text:p/>
          </table:table-cell>
          <table:table-cell table:formula="of:=MOD([.BA1];32)" office:value-type="float" office:value="2" calcext:value-type="float">
            <text:p/>
          </table:table-cell>
          <table:table-cell table:formula="of:=MOD([.BB1];32)" office:value-type="float" office:value="3" calcext:value-type="float">
            <text:p/>
          </table:table-cell>
          <table:table-cell table:formula="of:=MOD([.BC1];32)" office:value-type="float" office:value="4" calcext:value-type="float">
            <text:p/>
          </table:table-cell>
          <table:table-cell table:formula="of:=MOD([.BD1];32)" office:value-type="float" office:value="5" calcext:value-type="float">
            <text:p/>
          </table:table-cell>
          <table:table-cell table:formula="of:=MOD([.BE1];32)" office:value-type="float" office:value="6" calcext:value-type="float">
            <text:p/>
          </table:table-cell>
          <table:table-cell table:formula="of:=MOD([.BF1];32)" office:value-type="float" office:value="7" calcext:value-type="float">
            <text:p/>
          </table:table-cell>
          <table:table-cell table:formula="of:=MOD([.BG1];32)" office:value-type="float" office:value="8" calcext:value-type="float">
            <text:p/>
          </table:table-cell>
          <table:table-cell table:formula="of:=MOD([.BH1];32)" office:value-type="float" office:value="9" calcext:value-type="float">
            <text:p/>
          </table:table-cell>
          <table:table-cell table:formula="of:=MOD([.BI1];32)" office:value-type="float" office:value="10" calcext:value-type="float">
            <text:p/>
          </table:table-cell>
          <table:table-cell table:formula="of:=MOD([.BJ1];32)" office:value-type="float" office:value="11" calcext:value-type="float">
            <text:p/>
          </table:table-cell>
          <table:table-cell table:formula="of:=MOD([.BK1];32)" office:value-type="float" office:value="12" calcext:value-type="float">
            <text:p/>
          </table:table-cell>
          <table:table-cell table:formula="of:=MOD([.BL1];32)" office:value-type="float" office:value="13" calcext:value-type="float">
            <text:p/>
          </table:table-cell>
          <table:table-cell table:formula="of:=MOD([.BM1];32)" office:value-type="float" office:value="14" calcext:value-type="float">
            <text:p/>
          </table:table-cell>
          <table:table-cell table:formula="of:=MOD([.BN1];32)" office:value-type="float" office:value="15" calcext:value-type="float">
            <text:p/>
          </table:table-cell>
          <table:table-cell table:formula="of:=MOD([.BO1];32)" office:value-type="float" office:value="16" calcext:value-type="float">
            <text:p/>
          </table:table-cell>
          <table:table-cell table:formula="of:=MOD([.BP1];32)" office:value-type="float" office:value="17" calcext:value-type="float">
            <text:p/>
          </table:table-cell>
          <table:table-cell table:formula="of:=MOD([.BQ1];32)" office:value-type="float" office:value="18" calcext:value-type="float">
            <text:p/>
          </table:table-cell>
          <table:table-cell table:formula="of:=MOD([.BR1];32)" office:value-type="float" office:value="19" calcext:value-type="float">
            <text:p/>
          </table:table-cell>
          <table:table-cell table:formula="of:=MOD([.BS1];32)" office:value-type="float" office:value="20" calcext:value-type="float">
            <text:p/>
          </table:table-cell>
          <table:table-cell table:formula="of:=MOD([.BT1];32)" office:value-type="float" office:value="21" calcext:value-type="float">
            <text:p/>
          </table:table-cell>
          <table:table-cell table:formula="of:=MOD([.BU1];32)" office:value-type="float" office:value="22" calcext:value-type="float">
            <text:p/>
          </table:table-cell>
          <table:table-cell table:formula="of:=MOD([.BV1];32)" office:value-type="float" office:value="23" calcext:value-type="float">
            <text:p/>
          </table:table-cell>
          <table:table-cell table:formula="of:=MOD([.BW1];32)" office:value-type="float" office:value="24" calcext:value-type="float">
            <text:p/>
          </table:table-cell>
          <table:table-cell table:formula="of:=MOD([.BX1];32)" office:value-type="float" office:value="25" calcext:value-type="float">
            <text:p/>
          </table:table-cell>
          <table:table-cell table:formula="of:=MOD([.BY1];32)" office:value-type="float" office:value="26" calcext:value-type="float">
            <text:p/>
          </table:table-cell>
          <table:table-cell table:formula="of:=MOD([.BZ1];32)" office:value-type="float" office:value="27" calcext:value-type="float">
            <text:p/>
          </table:table-cell>
          <table:table-cell table:formula="of:=MOD([.CA1];32)" office:value-type="float" office:value="28" calcext:value-type="float">
            <text:p/>
          </table:table-cell>
          <table:table-cell table:formula="of:=MOD([.CB1];32)" office:value-type="float" office:value="29" calcext:value-type="float">
            <text:p/>
          </table:table-cell>
          <table:table-cell table:formula="of:=MOD([.CC1];32)" office:value-type="float" office:value="30" calcext:value-type="float">
            <text:p/>
          </table:table-cell>
          <table:table-cell table:formula="of:=MOD([.CD1];32)" office:value-type="float" office:value="31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table:number-columns-repeated="10"/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Bonus / Malus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2" table:formula="of:=[.BW51]" office:value-type="float" office:value="0" calcext:value-type="float">
            <text:p/>
          </table:table-cell>
          <table:table-cell table:style-name="ce2" table:formula="of:=[.BX51]" office:value-type="float" office:value="0" calcext:value-type="float">
            <text:p/>
          </table:table-cell>
          <table:table-cell table:style-name="ce2" table:formula="of:=[.BY51]" office:value-type="float" office:value="0" calcext:value-type="float">
            <text:p/>
          </table:table-cell>
          <table:table-cell table:style-name="ce2" table:formula="of:=[.BZ51]" office:value-type="float" office:value="0" calcext:value-type="float">
            <text:p/>
          </table:table-cell>
          <table:table-cell table:style-name="ce2" table:formula="of:=[.CA51]" office:value-type="float" office:value="0" calcext:value-type="float">
            <text:p/>
          </table:table-cell>
          <table:table-cell table:style-name="ce2" table:formula="of:=[.CB51]" office:value-type="float" office:value="0" calcext:value-type="float">
            <text:p/>
          </table:table-cell>
          <table:table-cell table:style-name="ce2" table:formula="of:=[.CC51]" office:value-type="float" office:value="0" calcext:value-type="float">
            <text:p/>
          </table:table-cell>
          <table:table-cell table:style-name="ce2" table:formula="of:=[.CD51]" office:value-type="float" office:value="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A &amp; h</text:p>
          </table:table-cell>
          <table:table-cell table:style-name="ce4" office:value-type="string" calcext:value-type="string">
            <text:p>0x0081818181818100</text:p>
          </table:table-cell>
          <table:table-cell table:style-name="ce5" office:value-type="float" office:value="-5" calcext:value-type="float">
            <text:p>-5</text:p>
          </table:table-cell>
          <table:table-cell table:style-name="ce6" table:formula="of:=&quot;{&quot;&quot;name&quot;&quot; : &quot;&quot;&quot; &amp; [.M4] &amp; &quot;&quot;&quot;, &quot;&quot;zone&quot;&quot; : &quot;&quot;&quot;&amp;[.N4]&amp;&quot;&quot;&quot;, &quot;&quot;value&quot;&quot; : &quot;&amp;[.O4]&amp;&quot;}&quot;" office:value-type="string" office:string-value="{&quot;name&quot; : &quot;A &amp; h&quot;, &quot;zone&quot; : &quot;0x0081818181818100&quot;, &quot;value&quot; : -5}" calcext:value-type="string">
            <text:p>{"name" : "A &amp; h", "zone" : "0x0081818181818100", "value" : -5}</text:p>
          </table:table-cell>
          <table:table-cell table:formula="of:=DECIMAL(LEFT([.N4];10) ;16)" office:value-type="float" office:value="8487297" calcext:value-type="float">
            <text:p/>
          </table:table-cell>
          <table:table-cell table:formula="of:=DECIMAL(RIGHT([.N4];8) ;16)" office:value-type="float" office:value="2172748032" calcext:value-type="float">
            <text:p/>
          </table:table-cell>
          <table:table-cell table:formula="of:=IF(BITAND([.$R4];BITLSHIFT(1;[.S$2]))&gt;0;1;0)*[.$O4]" office:value-type="float" office:value="-0" calcext:value-type="float">
            <text:p/>
          </table:table-cell>
          <table:table-cell table:formula="of:=IF(BITAND([.$R4];BITLSHIFT(1;[.T$2]))&gt;0;1;0)*[.$O4]" office:value-type="float" office:value="-0" calcext:value-type="float">
            <text:p/>
          </table:table-cell>
          <table:table-cell table:formula="of:=IF(BITAND([.$R4];BITLSHIFT(1;[.U$2]))&gt;0;1;0)*[.$O4]" office:value-type="float" office:value="-0" calcext:value-type="float">
            <text:p/>
          </table:table-cell>
          <table:table-cell table:formula="of:=IF(BITAND([.$R4];BITLSHIFT(1;[.V$2]))&gt;0;1;0)*[.$O4]" office:value-type="float" office:value="-0" calcext:value-type="float">
            <text:p/>
          </table:table-cell>
          <table:table-cell table:formula="of:=IF(BITAND([.$R4];BITLSHIFT(1;[.W$2]))&gt;0;1;0)*[.$O4]" office:value-type="float" office:value="-0" calcext:value-type="float">
            <text:p/>
          </table:table-cell>
          <table:table-cell table:formula="of:=IF(BITAND([.$R4];BITLSHIFT(1;[.X$2]))&gt;0;1;0)*[.$O4]" office:value-type="float" office:value="-0" calcext:value-type="float">
            <text:p/>
          </table:table-cell>
          <table:table-cell table:formula="of:=IF(BITAND([.$R4];BITLSHIFT(1;[.Y$2]))&gt;0;1;0)*[.$O4]" office:value-type="float" office:value="-0" calcext:value-type="float">
            <text:p/>
          </table:table-cell>
          <table:table-cell table:formula="of:=IF(BITAND([.$R4];BITLSHIFT(1;[.Z$2]))&gt;0;1;0)*[.$O4]" office:value-type="float" office:value="-0" calcext:value-type="float">
            <text:p/>
          </table:table-cell>
          <table:table-cell table:formula="of:=IF(BITAND([.$R4];BITLSHIFT(1;[.AA$2]))&gt;0;1;0)*[.$O4]" office:value-type="float" office:value="-5" calcext:value-type="float">
            <text:p/>
          </table:table-cell>
          <table:table-cell table:formula="of:=IF(BITAND([.$R4];BITLSHIFT(1;[.AB$2]))&gt;0;1;0)*[.$O4]" office:value-type="float" office:value="-0" calcext:value-type="float">
            <text:p/>
          </table:table-cell>
          <table:table-cell table:formula="of:=IF(BITAND([.$R4];BITLSHIFT(1;[.AC$2]))&gt;0;1;0)*[.$O4]" office:value-type="float" office:value="-0" calcext:value-type="float">
            <text:p/>
          </table:table-cell>
          <table:table-cell table:formula="of:=IF(BITAND([.$R4];BITLSHIFT(1;[.AD$2]))&gt;0;1;0)*[.$O4]" office:value-type="float" office:value="-0" calcext:value-type="float">
            <text:p/>
          </table:table-cell>
          <table:table-cell table:formula="of:=IF(BITAND([.$R4];BITLSHIFT(1;[.AE$2]))&gt;0;1;0)*[.$O4]" office:value-type="float" office:value="-0" calcext:value-type="float">
            <text:p/>
          </table:table-cell>
          <table:table-cell table:formula="of:=IF(BITAND([.$R4];BITLSHIFT(1;[.AF$2]))&gt;0;1;0)*[.$O4]" office:value-type="float" office:value="-0" calcext:value-type="float">
            <text:p/>
          </table:table-cell>
          <table:table-cell table:formula="of:=IF(BITAND([.$R4];BITLSHIFT(1;[.AG$2]))&gt;0;1;0)*[.$O4]" office:value-type="float" office:value="-0" calcext:value-type="float">
            <text:p/>
          </table:table-cell>
          <table:table-cell table:formula="of:=IF(BITAND([.$R4];BITLSHIFT(1;[.AH$2]))&gt;0;1;0)*[.$O4]" office:value-type="float" office:value="-5" calcext:value-type="float">
            <text:p/>
          </table:table-cell>
          <table:table-cell table:formula="of:=IF(BITAND([.$R4];BITLSHIFT(1;[.AI$2]))&gt;0;1;0)*[.$O4]" office:value-type="float" office:value="-5" calcext:value-type="float">
            <text:p/>
          </table:table-cell>
          <table:table-cell table:formula="of:=IF(BITAND([.$R4];BITLSHIFT(1;[.AJ$2]))&gt;0;1;0)*[.$O4]" office:value-type="float" office:value="-0" calcext:value-type="float">
            <text:p/>
          </table:table-cell>
          <table:table-cell table:formula="of:=IF(BITAND([.$R4];BITLSHIFT(1;[.AK$2]))&gt;0;1;0)*[.$O4]" office:value-type="float" office:value="-0" calcext:value-type="float">
            <text:p/>
          </table:table-cell>
          <table:table-cell table:formula="of:=IF(BITAND([.$R4];BITLSHIFT(1;[.AL$2]))&gt;0;1;0)*[.$O4]" office:value-type="float" office:value="-0" calcext:value-type="float">
            <text:p/>
          </table:table-cell>
          <table:table-cell table:formula="of:=IF(BITAND([.$R4];BITLSHIFT(1;[.AM$2]))&gt;0;1;0)*[.$O4]" office:value-type="float" office:value="-0" calcext:value-type="float">
            <text:p/>
          </table:table-cell>
          <table:table-cell table:formula="of:=IF(BITAND([.$R4];BITLSHIFT(1;[.AN$2]))&gt;0;1;0)*[.$O4]" office:value-type="float" office:value="-0" calcext:value-type="float">
            <text:p/>
          </table:table-cell>
          <table:table-cell table:formula="of:=IF(BITAND([.$R4];BITLSHIFT(1;[.AO$2]))&gt;0;1;0)*[.$O4]" office:value-type="float" office:value="-0" calcext:value-type="float">
            <text:p/>
          </table:table-cell>
          <table:table-cell table:formula="of:=IF(BITAND([.$R4];BITLSHIFT(1;[.AP$2]))&gt;0;1;0)*[.$O4]" office:value-type="float" office:value="-5" calcext:value-type="float">
            <text:p/>
          </table:table-cell>
          <table:table-cell table:formula="of:=IF(BITAND([.$R4];BITLSHIFT(1;[.AQ$2]))&gt;0;1;0)*[.$O4]" office:value-type="float" office:value="-5" calcext:value-type="float">
            <text:p/>
          </table:table-cell>
          <table:table-cell table:formula="of:=IF(BITAND([.$R4];BITLSHIFT(1;[.AR$2]))&gt;0;1;0)*[.$O4]" office:value-type="float" office:value="-0" calcext:value-type="float">
            <text:p/>
          </table:table-cell>
          <table:table-cell table:formula="of:=IF(BITAND([.$R4];BITLSHIFT(1;[.AS$2]))&gt;0;1;0)*[.$O4]" office:value-type="float" office:value="-0" calcext:value-type="float">
            <text:p/>
          </table:table-cell>
          <table:table-cell table:formula="of:=IF(BITAND([.$R4];BITLSHIFT(1;[.AT$2]))&gt;0;1;0)*[.$O4]" office:value-type="float" office:value="-0" calcext:value-type="float">
            <text:p/>
          </table:table-cell>
          <table:table-cell table:formula="of:=IF(BITAND([.$R4];BITLSHIFT(1;[.AU$2]))&gt;0;1;0)*[.$O4]" office:value-type="float" office:value="-0" calcext:value-type="float">
            <text:p/>
          </table:table-cell>
          <table:table-cell table:formula="of:=IF(BITAND([.$R4];BITLSHIFT(1;[.AV$2]))&gt;0;1;0)*[.$O4]" office:value-type="float" office:value="-0" calcext:value-type="float">
            <text:p/>
          </table:table-cell>
          <table:table-cell table:formula="of:=IF(BITAND([.$R4];BITLSHIFT(1;[.AW$2]))&gt;0;1;0)*[.$O4]" office:value-type="float" office:value="-0" calcext:value-type="float">
            <text:p/>
          </table:table-cell>
          <table:table-cell table:formula="of:=IF(BITAND([.$R4];BITLSHIFT(1;[.AX$2]))&gt;0;1;0)*[.$O4]" office:value-type="float" office:value="-5" calcext:value-type="float">
            <text:p/>
          </table:table-cell>
          <table:table-cell table:formula="of:=IF(BITAND([.$Q4];BITLSHIFT(1;[.AY$2]))&gt;0;1;0)*[.$O4]" office:value-type="float" office:value="-5" calcext:value-type="float">
            <text:p/>
          </table:table-cell>
          <table:table-cell table:formula="of:=IF(BITAND([.$Q4];BITLSHIFT(1;[.AZ$2]))&gt;0;1;0)*[.$O4]" office:value-type="float" office:value="-0" calcext:value-type="float">
            <text:p/>
          </table:table-cell>
          <table:table-cell table:formula="of:=IF(BITAND([.$Q4];BITLSHIFT(1;[.BA$2]))&gt;0;1;0)*[.$O4]" office:value-type="float" office:value="-0" calcext:value-type="float">
            <text:p/>
          </table:table-cell>
          <table:table-cell table:formula="of:=IF(BITAND([.$Q4];BITLSHIFT(1;[.BB$2]))&gt;0;1;0)*[.$O4]" office:value-type="float" office:value="-0" calcext:value-type="float">
            <text:p/>
          </table:table-cell>
          <table:table-cell table:formula="of:=IF(BITAND([.$Q4];BITLSHIFT(1;[.BC$2]))&gt;0;1;0)*[.$O4]" office:value-type="float" office:value="-0" calcext:value-type="float">
            <text:p/>
          </table:table-cell>
          <table:table-cell table:formula="of:=IF(BITAND([.$Q4];BITLSHIFT(1;[.BD$2]))&gt;0;1;0)*[.$O4]" office:value-type="float" office:value="-0" calcext:value-type="float">
            <text:p/>
          </table:table-cell>
          <table:table-cell table:formula="of:=IF(BITAND([.$Q4];BITLSHIFT(1;[.BE$2]))&gt;0;1;0)*[.$O4]" office:value-type="float" office:value="-0" calcext:value-type="float">
            <text:p/>
          </table:table-cell>
          <table:table-cell table:formula="of:=IF(BITAND([.$Q4];BITLSHIFT(1;[.BF$2]))&gt;0;1;0)*[.$O4]" office:value-type="float" office:value="-5" calcext:value-type="float">
            <text:p/>
          </table:table-cell>
          <table:table-cell table:formula="of:=IF(BITAND([.$Q4];BITLSHIFT(1;[.BG$2]))&gt;0;1;0)*[.$O4]" office:value-type="float" office:value="-5" calcext:value-type="float">
            <text:p/>
          </table:table-cell>
          <table:table-cell table:formula="of:=IF(BITAND([.$Q4];BITLSHIFT(1;[.BH$2]))&gt;0;1;0)*[.$O4]" office:value-type="float" office:value="-0" calcext:value-type="float">
            <text:p/>
          </table:table-cell>
          <table:table-cell table:formula="of:=IF(BITAND([.$Q4];BITLSHIFT(1;[.BI$2]))&gt;0;1;0)*[.$O4]" office:value-type="float" office:value="-0" calcext:value-type="float">
            <text:p/>
          </table:table-cell>
          <table:table-cell table:formula="of:=IF(BITAND([.$Q4];BITLSHIFT(1;[.BJ$2]))&gt;0;1;0)*[.$O4]" office:value-type="float" office:value="-0" calcext:value-type="float">
            <text:p/>
          </table:table-cell>
          <table:table-cell table:formula="of:=IF(BITAND([.$Q4];BITLSHIFT(1;[.BK$2]))&gt;0;1;0)*[.$O4]" office:value-type="float" office:value="-0" calcext:value-type="float">
            <text:p/>
          </table:table-cell>
          <table:table-cell table:formula="of:=IF(BITAND([.$Q4];BITLSHIFT(1;[.BL$2]))&gt;0;1;0)*[.$O4]" office:value-type="float" office:value="-0" calcext:value-type="float">
            <text:p/>
          </table:table-cell>
          <table:table-cell table:formula="of:=IF(BITAND([.$Q4];BITLSHIFT(1;[.BM$2]))&gt;0;1;0)*[.$O4]" office:value-type="float" office:value="-0" calcext:value-type="float">
            <text:p/>
          </table:table-cell>
          <table:table-cell table:formula="of:=IF(BITAND([.$Q4];BITLSHIFT(1;[.BN$2]))&gt;0;1;0)*[.$O4]" office:value-type="float" office:value="-5" calcext:value-type="float">
            <text:p/>
          </table:table-cell>
          <table:table-cell table:formula="of:=IF(BITAND([.$Q4];BITLSHIFT(1;[.BO$2]))&gt;0;1;0)*[.$O4]" office:value-type="float" office:value="-5" calcext:value-type="float">
            <text:p/>
          </table:table-cell>
          <table:table-cell table:formula="of:=IF(BITAND([.$Q4];BITLSHIFT(1;[.BP$2]))&gt;0;1;0)*[.$O4]" office:value-type="float" office:value="-0" calcext:value-type="float">
            <text:p/>
          </table:table-cell>
          <table:table-cell table:formula="of:=IF(BITAND([.$Q4];BITLSHIFT(1;[.BQ$2]))&gt;0;1;0)*[.$O4]" office:value-type="float" office:value="-0" calcext:value-type="float">
            <text:p/>
          </table:table-cell>
          <table:table-cell table:formula="of:=IF(BITAND([.$Q4];BITLSHIFT(1;[.BR$2]))&gt;0;1;0)*[.$O4]" office:value-type="float" office:value="-0" calcext:value-type="float">
            <text:p/>
          </table:table-cell>
          <table:table-cell table:formula="of:=IF(BITAND([.$Q4];BITLSHIFT(1;[.BS$2]))&gt;0;1;0)*[.$O4]" office:value-type="float" office:value="-0" calcext:value-type="float">
            <text:p/>
          </table:table-cell>
          <table:table-cell table:formula="of:=IF(BITAND([.$Q4];BITLSHIFT(1;[.BT$2]))&gt;0;1;0)*[.$O4]" office:value-type="float" office:value="-0" calcext:value-type="float">
            <text:p/>
          </table:table-cell>
          <table:table-cell table:formula="of:=IF(BITAND([.$Q4];BITLSHIFT(1;[.BU$2]))&gt;0;1;0)*[.$O4]" office:value-type="float" office:value="-0" calcext:value-type="float">
            <text:p/>
          </table:table-cell>
          <table:table-cell table:formula="of:=IF(BITAND([.$Q4];BITLSHIFT(1;[.BV$2]))&gt;0;1;0)*[.$O4]" office:value-type="float" office:value="-5" calcext:value-type="float">
            <text:p/>
          </table:table-cell>
          <table:table-cell table:formula="of:=IF(BITAND([.$Q4];BITLSHIFT(1;[.BW$2]))&gt;0;1;0)*[.$O4]" office:value-type="float" office:value="-0" calcext:value-type="float">
            <text:p/>
          </table:table-cell>
          <table:table-cell table:formula="of:=IF(BITAND([.$Q4];BITLSHIFT(1;[.BX$2]))&gt;0;1;0)*[.$O4]" office:value-type="float" office:value="-0" calcext:value-type="float">
            <text:p/>
          </table:table-cell>
          <table:table-cell table:formula="of:=IF(BITAND([.$Q4];BITLSHIFT(1;[.BY$2]))&gt;0;1;0)*[.$O4]" office:value-type="float" office:value="-0" calcext:value-type="float">
            <text:p/>
          </table:table-cell>
          <table:table-cell table:formula="of:=IF(BITAND([.$Q4];BITLSHIFT(1;[.BZ$2]))&gt;0;1;0)*[.$O4]" office:value-type="float" office:value="-0" calcext:value-type="float">
            <text:p/>
          </table:table-cell>
          <table:table-cell table:formula="of:=IF(BITAND([.$Q4];BITLSHIFT(1;[.CA$2]))&gt;0;1;0)*[.$O4]" office:value-type="float" office:value="-0" calcext:value-type="float">
            <text:p/>
          </table:table-cell>
          <table:table-cell table:formula="of:=IF(BITAND([.$Q4];BITLSHIFT(1;[.CB$2]))&gt;0;1;0)*[.$O4]" office:value-type="float" office:value="-0" calcext:value-type="float">
            <text:p/>
          </table:table-cell>
          <table:table-cell table:formula="of:=IF(BITAND([.$Q4];BITLSHIFT(1;[.CC$2]))&gt;0;1;0)*[.$O4]" office:value-type="float" office:value="-0" calcext:value-type="float">
            <text:p/>
          </table:table-cell>
          <table:table-cell table:formula="of:=IF(BITAND([.$Q4];BITLSHIFT(1;[.CD$2]))&gt;0;1;0)*[.$O4]" office:value-type="float" office:value="-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2" table:formula="of:=[.BO51]" office:value-type="float" office:value="5" calcext:value-type="float">
            <text:p/>
          </table:table-cell>
          <table:table-cell table:style-name="ce2" table:formula="of:=[.BP51]" office:value-type="float" office:value="10" calcext:value-type="float">
            <text:p/>
          </table:table-cell>
          <table:table-cell table:style-name="ce2" table:formula="of:=[.BQ51]" office:value-type="float" office:value="10" calcext:value-type="float">
            <text:p/>
          </table:table-cell>
          <table:table-cell table:style-name="ce2" table:formula="of:=[.BR51]" office:value-type="float" office:value="10" calcext:value-type="float">
            <text:p/>
          </table:table-cell>
          <table:table-cell table:style-name="ce2" table:formula="of:=[.BS51]" office:value-type="float" office:value="10" calcext:value-type="float">
            <text:p/>
          </table:table-cell>
          <table:table-cell table:style-name="ce2" table:formula="of:=[.BT51]" office:value-type="float" office:value="10" calcext:value-type="float">
            <text:p/>
          </table:table-cell>
          <table:table-cell table:style-name="ce2" table:formula="of:=[.BU51]" office:value-type="float" office:value="10" calcext:value-type="float">
            <text:p/>
          </table:table-cell>
          <table:table-cell table:style-name="ce2" table:formula="of:=[.BV51]" office:value-type="float" office:value="5" calcext:value-type="float">
            <text:p/>
          </table:table-cell>
          <table:table-cell table:style-name="ce1"/>
          <table:table-cell/>
          <table:table-cell table:style-name="ce4" table:number-columns-repeated="2"/>
          <table:table-cell table:style-name="ce5"/>
          <table:table-cell table:style-name="ce6" table:formula="of:=&quot;{&quot;&quot;name&quot;&quot; : &quot;&quot;&quot; &amp; [.M5] &amp; &quot;&quot;&quot;, &quot;&quot;zone&quot;&quot; : &quot;&quot;&quot;&amp;[.N5]&amp;&quot;&quot;&quot;, &quot;&quot;value&quot;&quot; : &quot;&amp;[.O5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5];10) ;16)" office:value-type="float" office:value="0" calcext:value-type="float">
            <text:p/>
          </table:table-cell>
          <table:table-cell table:formula="of:=DECIMAL(RIGHT([.N5];8) ;16)" office:value-type="float" office:value="0" calcext:value-type="float">
            <text:p/>
          </table:table-cell>
          <table:table-cell table:formula="of:=IF(BITAND([.$R5];BITLSHIFT(1;[.S$2]))&gt;0;1;0)*[.$O5]" office:value-type="float" office:value="0" calcext:value-type="float">
            <text:p/>
          </table:table-cell>
          <table:table-cell table:formula="of:=IF(BITAND([.$R5];BITLSHIFT(1;[.T$2]))&gt;0;1;0)*[.$O5]" office:value-type="float" office:value="0" calcext:value-type="float">
            <text:p/>
          </table:table-cell>
          <table:table-cell table:formula="of:=IF(BITAND([.$R5];BITLSHIFT(1;[.U$2]))&gt;0;1;0)*[.$O5]" office:value-type="float" office:value="0" calcext:value-type="float">
            <text:p/>
          </table:table-cell>
          <table:table-cell table:formula="of:=IF(BITAND([.$R5];BITLSHIFT(1;[.V$2]))&gt;0;1;0)*[.$O5]" office:value-type="float" office:value="0" calcext:value-type="float">
            <text:p/>
          </table:table-cell>
          <table:table-cell table:formula="of:=IF(BITAND([.$R5];BITLSHIFT(1;[.W$2]))&gt;0;1;0)*[.$O5]" office:value-type="float" office:value="0" calcext:value-type="float">
            <text:p/>
          </table:table-cell>
          <table:table-cell table:formula="of:=IF(BITAND([.$R5];BITLSHIFT(1;[.X$2]))&gt;0;1;0)*[.$O5]" office:value-type="float" office:value="0" calcext:value-type="float">
            <text:p/>
          </table:table-cell>
          <table:table-cell table:formula="of:=IF(BITAND([.$R5];BITLSHIFT(1;[.Y$2]))&gt;0;1;0)*[.$O5]" office:value-type="float" office:value="0" calcext:value-type="float">
            <text:p/>
          </table:table-cell>
          <table:table-cell table:formula="of:=IF(BITAND([.$R5];BITLSHIFT(1;[.Z$2]))&gt;0;1;0)*[.$O5]" office:value-type="float" office:value="0" calcext:value-type="float">
            <text:p/>
          </table:table-cell>
          <table:table-cell table:formula="of:=IF(BITAND([.$R5];BITLSHIFT(1;[.AA$2]))&gt;0;1;0)*[.$O5]" office:value-type="float" office:value="0" calcext:value-type="float">
            <text:p/>
          </table:table-cell>
          <table:table-cell table:formula="of:=IF(BITAND([.$R5];BITLSHIFT(1;[.AB$2]))&gt;0;1;0)*[.$O5]" office:value-type="float" office:value="0" calcext:value-type="float">
            <text:p/>
          </table:table-cell>
          <table:table-cell table:formula="of:=IF(BITAND([.$R5];BITLSHIFT(1;[.AC$2]))&gt;0;1;0)*[.$O5]" office:value-type="float" office:value="0" calcext:value-type="float">
            <text:p/>
          </table:table-cell>
          <table:table-cell table:formula="of:=IF(BITAND([.$R5];BITLSHIFT(1;[.AD$2]))&gt;0;1;0)*[.$O5]" office:value-type="float" office:value="0" calcext:value-type="float">
            <text:p/>
          </table:table-cell>
          <table:table-cell table:formula="of:=IF(BITAND([.$R5];BITLSHIFT(1;[.AE$2]))&gt;0;1;0)*[.$O5]" office:value-type="float" office:value="0" calcext:value-type="float">
            <text:p/>
          </table:table-cell>
          <table:table-cell table:formula="of:=IF(BITAND([.$R5];BITLSHIFT(1;[.AF$2]))&gt;0;1;0)*[.$O5]" office:value-type="float" office:value="0" calcext:value-type="float">
            <text:p/>
          </table:table-cell>
          <table:table-cell table:formula="of:=IF(BITAND([.$R5];BITLSHIFT(1;[.AG$2]))&gt;0;1;0)*[.$O5]" office:value-type="float" office:value="0" calcext:value-type="float">
            <text:p/>
          </table:table-cell>
          <table:table-cell table:formula="of:=IF(BITAND([.$R5];BITLSHIFT(1;[.AH$2]))&gt;0;1;0)*[.$O5]" office:value-type="float" office:value="0" calcext:value-type="float">
            <text:p/>
          </table:table-cell>
          <table:table-cell table:formula="of:=IF(BITAND([.$R5];BITLSHIFT(1;[.AI$2]))&gt;0;1;0)*[.$O5]" office:value-type="float" office:value="0" calcext:value-type="float">
            <text:p/>
          </table:table-cell>
          <table:table-cell table:formula="of:=IF(BITAND([.$R5];BITLSHIFT(1;[.AJ$2]))&gt;0;1;0)*[.$O5]" office:value-type="float" office:value="0" calcext:value-type="float">
            <text:p/>
          </table:table-cell>
          <table:table-cell table:formula="of:=IF(BITAND([.$R5];BITLSHIFT(1;[.AK$2]))&gt;0;1;0)*[.$O5]" office:value-type="float" office:value="0" calcext:value-type="float">
            <text:p/>
          </table:table-cell>
          <table:table-cell table:formula="of:=IF(BITAND([.$R5];BITLSHIFT(1;[.AL$2]))&gt;0;1;0)*[.$O5]" office:value-type="float" office:value="0" calcext:value-type="float">
            <text:p/>
          </table:table-cell>
          <table:table-cell table:formula="of:=IF(BITAND([.$R5];BITLSHIFT(1;[.AM$2]))&gt;0;1;0)*[.$O5]" office:value-type="float" office:value="0" calcext:value-type="float">
            <text:p/>
          </table:table-cell>
          <table:table-cell table:formula="of:=IF(BITAND([.$R5];BITLSHIFT(1;[.AN$2]))&gt;0;1;0)*[.$O5]" office:value-type="float" office:value="0" calcext:value-type="float">
            <text:p/>
          </table:table-cell>
          <table:table-cell table:formula="of:=IF(BITAND([.$R5];BITLSHIFT(1;[.AO$2]))&gt;0;1;0)*[.$O5]" office:value-type="float" office:value="0" calcext:value-type="float">
            <text:p/>
          </table:table-cell>
          <table:table-cell table:formula="of:=IF(BITAND([.$R5];BITLSHIFT(1;[.AP$2]))&gt;0;1;0)*[.$O5]" office:value-type="float" office:value="0" calcext:value-type="float">
            <text:p/>
          </table:table-cell>
          <table:table-cell table:formula="of:=IF(BITAND([.$R5];BITLSHIFT(1;[.AQ$2]))&gt;0;1;0)*[.$O5]" office:value-type="float" office:value="0" calcext:value-type="float">
            <text:p/>
          </table:table-cell>
          <table:table-cell table:formula="of:=IF(BITAND([.$R5];BITLSHIFT(1;[.AR$2]))&gt;0;1;0)*[.$O5]" office:value-type="float" office:value="0" calcext:value-type="float">
            <text:p/>
          </table:table-cell>
          <table:table-cell table:formula="of:=IF(BITAND([.$R5];BITLSHIFT(1;[.AS$2]))&gt;0;1;0)*[.$O5]" office:value-type="float" office:value="0" calcext:value-type="float">
            <text:p/>
          </table:table-cell>
          <table:table-cell table:formula="of:=IF(BITAND([.$R5];BITLSHIFT(1;[.AT$2]))&gt;0;1;0)*[.$O5]" office:value-type="float" office:value="0" calcext:value-type="float">
            <text:p/>
          </table:table-cell>
          <table:table-cell table:formula="of:=IF(BITAND([.$R5];BITLSHIFT(1;[.AU$2]))&gt;0;1;0)*[.$O5]" office:value-type="float" office:value="0" calcext:value-type="float">
            <text:p/>
          </table:table-cell>
          <table:table-cell table:formula="of:=IF(BITAND([.$R5];BITLSHIFT(1;[.AV$2]))&gt;0;1;0)*[.$O5]" office:value-type="float" office:value="0" calcext:value-type="float">
            <text:p/>
          </table:table-cell>
          <table:table-cell table:formula="of:=IF(BITAND([.$R5];BITLSHIFT(1;[.AW$2]))&gt;0;1;0)*[.$O5]" office:value-type="float" office:value="0" calcext:value-type="float">
            <text:p/>
          </table:table-cell>
          <table:table-cell table:formula="of:=IF(BITAND([.$R5];BITLSHIFT(1;[.AX$2]))&gt;0;1;0)*[.$O5]" office:value-type="float" office:value="0" calcext:value-type="float">
            <text:p/>
          </table:table-cell>
          <table:table-cell table:formula="of:=IF(BITAND([.$Q5];BITLSHIFT(1;[.AY$2]))&gt;0;1;0)*[.$O5]" office:value-type="float" office:value="0" calcext:value-type="float">
            <text:p/>
          </table:table-cell>
          <table:table-cell table:formula="of:=IF(BITAND([.$Q5];BITLSHIFT(1;[.AZ$2]))&gt;0;1;0)*[.$O5]" office:value-type="float" office:value="0" calcext:value-type="float">
            <text:p/>
          </table:table-cell>
          <table:table-cell table:formula="of:=IF(BITAND([.$Q5];BITLSHIFT(1;[.BA$2]))&gt;0;1;0)*[.$O5]" office:value-type="float" office:value="0" calcext:value-type="float">
            <text:p/>
          </table:table-cell>
          <table:table-cell table:formula="of:=IF(BITAND([.$Q5];BITLSHIFT(1;[.BB$2]))&gt;0;1;0)*[.$O5]" office:value-type="float" office:value="0" calcext:value-type="float">
            <text:p/>
          </table:table-cell>
          <table:table-cell table:formula="of:=IF(BITAND([.$Q5];BITLSHIFT(1;[.BC$2]))&gt;0;1;0)*[.$O5]" office:value-type="float" office:value="0" calcext:value-type="float">
            <text:p/>
          </table:table-cell>
          <table:table-cell table:formula="of:=IF(BITAND([.$Q5];BITLSHIFT(1;[.BD$2]))&gt;0;1;0)*[.$O5]" office:value-type="float" office:value="0" calcext:value-type="float">
            <text:p/>
          </table:table-cell>
          <table:table-cell table:formula="of:=IF(BITAND([.$Q5];BITLSHIFT(1;[.BE$2]))&gt;0;1;0)*[.$O5]" office:value-type="float" office:value="0" calcext:value-type="float">
            <text:p/>
          </table:table-cell>
          <table:table-cell table:formula="of:=IF(BITAND([.$Q5];BITLSHIFT(1;[.BF$2]))&gt;0;1;0)*[.$O5]" office:value-type="float" office:value="0" calcext:value-type="float">
            <text:p/>
          </table:table-cell>
          <table:table-cell table:formula="of:=IF(BITAND([.$Q5];BITLSHIFT(1;[.BG$2]))&gt;0;1;0)*[.$O5]" office:value-type="float" office:value="0" calcext:value-type="float">
            <text:p/>
          </table:table-cell>
          <table:table-cell table:formula="of:=IF(BITAND([.$Q5];BITLSHIFT(1;[.BH$2]))&gt;0;1;0)*[.$O5]" office:value-type="float" office:value="0" calcext:value-type="float">
            <text:p/>
          </table:table-cell>
          <table:table-cell table:formula="of:=IF(BITAND([.$Q5];BITLSHIFT(1;[.BI$2]))&gt;0;1;0)*[.$O5]" office:value-type="float" office:value="0" calcext:value-type="float">
            <text:p/>
          </table:table-cell>
          <table:table-cell table:formula="of:=IF(BITAND([.$Q5];BITLSHIFT(1;[.BJ$2]))&gt;0;1;0)*[.$O5]" office:value-type="float" office:value="0" calcext:value-type="float">
            <text:p/>
          </table:table-cell>
          <table:table-cell table:formula="of:=IF(BITAND([.$Q5];BITLSHIFT(1;[.BK$2]))&gt;0;1;0)*[.$O5]" office:value-type="float" office:value="0" calcext:value-type="float">
            <text:p/>
          </table:table-cell>
          <table:table-cell table:formula="of:=IF(BITAND([.$Q5];BITLSHIFT(1;[.BL$2]))&gt;0;1;0)*[.$O5]" office:value-type="float" office:value="0" calcext:value-type="float">
            <text:p/>
          </table:table-cell>
          <table:table-cell table:formula="of:=IF(BITAND([.$Q5];BITLSHIFT(1;[.BM$2]))&gt;0;1;0)*[.$O5]" office:value-type="float" office:value="0" calcext:value-type="float">
            <text:p/>
          </table:table-cell>
          <table:table-cell table:formula="of:=IF(BITAND([.$Q5];BITLSHIFT(1;[.BN$2]))&gt;0;1;0)*[.$O5]" office:value-type="float" office:value="0" calcext:value-type="float">
            <text:p/>
          </table:table-cell>
          <table:table-cell table:formula="of:=IF(BITAND([.$Q5];BITLSHIFT(1;[.BO$2]))&gt;0;1;0)*[.$O5]" office:value-type="float" office:value="0" calcext:value-type="float">
            <text:p/>
          </table:table-cell>
          <table:table-cell table:formula="of:=IF(BITAND([.$Q5];BITLSHIFT(1;[.BP$2]))&gt;0;1;0)*[.$O5]" office:value-type="float" office:value="0" calcext:value-type="float">
            <text:p/>
          </table:table-cell>
          <table:table-cell table:formula="of:=IF(BITAND([.$Q5];BITLSHIFT(1;[.BQ$2]))&gt;0;1;0)*[.$O5]" office:value-type="float" office:value="0" calcext:value-type="float">
            <text:p/>
          </table:table-cell>
          <table:table-cell table:formula="of:=IF(BITAND([.$Q5];BITLSHIFT(1;[.BR$2]))&gt;0;1;0)*[.$O5]" office:value-type="float" office:value="0" calcext:value-type="float">
            <text:p/>
          </table:table-cell>
          <table:table-cell table:formula="of:=IF(BITAND([.$Q5];BITLSHIFT(1;[.BS$2]))&gt;0;1;0)*[.$O5]" office:value-type="float" office:value="0" calcext:value-type="float">
            <text:p/>
          </table:table-cell>
          <table:table-cell table:formula="of:=IF(BITAND([.$Q5];BITLSHIFT(1;[.BT$2]))&gt;0;1;0)*[.$O5]" office:value-type="float" office:value="0" calcext:value-type="float">
            <text:p/>
          </table:table-cell>
          <table:table-cell table:formula="of:=IF(BITAND([.$Q5];BITLSHIFT(1;[.BU$2]))&gt;0;1;0)*[.$O5]" office:value-type="float" office:value="0" calcext:value-type="float">
            <text:p/>
          </table:table-cell>
          <table:table-cell table:formula="of:=IF(BITAND([.$Q5];BITLSHIFT(1;[.BV$2]))&gt;0;1;0)*[.$O5]" office:value-type="float" office:value="0" calcext:value-type="float">
            <text:p/>
          </table:table-cell>
          <table:table-cell table:formula="of:=IF(BITAND([.$Q5];BITLSHIFT(1;[.BW$2]))&gt;0;1;0)*[.$O5]" office:value-type="float" office:value="0" calcext:value-type="float">
            <text:p/>
          </table:table-cell>
          <table:table-cell table:formula="of:=IF(BITAND([.$Q5];BITLSHIFT(1;[.BX$2]))&gt;0;1;0)*[.$O5]" office:value-type="float" office:value="0" calcext:value-type="float">
            <text:p/>
          </table:table-cell>
          <table:table-cell table:formula="of:=IF(BITAND([.$Q5];BITLSHIFT(1;[.BY$2]))&gt;0;1;0)*[.$O5]" office:value-type="float" office:value="0" calcext:value-type="float">
            <text:p/>
          </table:table-cell>
          <table:table-cell table:formula="of:=IF(BITAND([.$Q5];BITLSHIFT(1;[.BZ$2]))&gt;0;1;0)*[.$O5]" office:value-type="float" office:value="0" calcext:value-type="float">
            <text:p/>
          </table:table-cell>
          <table:table-cell table:formula="of:=IF(BITAND([.$Q5];BITLSHIFT(1;[.CA$2]))&gt;0;1;0)*[.$O5]" office:value-type="float" office:value="0" calcext:value-type="float">
            <text:p/>
          </table:table-cell>
          <table:table-cell table:formula="of:=IF(BITAND([.$Q5];BITLSHIFT(1;[.CB$2]))&gt;0;1;0)*[.$O5]" office:value-type="float" office:value="0" calcext:value-type="float">
            <text:p/>
          </table:table-cell>
          <table:table-cell table:formula="of:=IF(BITAND([.$Q5];BITLSHIFT(1;[.CC$2]))&gt;0;1;0)*[.$O5]" office:value-type="float" office:value="0" calcext:value-type="float">
            <text:p/>
          </table:table-cell>
          <table:table-cell table:formula="of:=IF(BITAND([.$Q5];BITLSHIFT(1;[.CD$2]))&gt;0;1;0)*[.$O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2" table:formula="of:=[.BG51]" office:value-type="float" office:value="-5" calcext:value-type="float">
            <text:p/>
          </table:table-cell>
          <table:table-cell table:style-name="ce2" table:formula="of:=[.BH51]" office:value-type="float" office:value="0" calcext:value-type="float">
            <text:p/>
          </table:table-cell>
          <table:table-cell table:style-name="ce2" table:formula="of:=[.BI51]" office:value-type="float" office:value="0" calcext:value-type="float">
            <text:p/>
          </table:table-cell>
          <table:table-cell table:style-name="ce2" table:formula="of:=[.BJ51]" office:value-type="float" office:value="0" calcext:value-type="float">
            <text:p/>
          </table:table-cell>
          <table:table-cell table:style-name="ce2" table:formula="of:=[.BK51]" office:value-type="float" office:value="0" calcext:value-type="float">
            <text:p/>
          </table:table-cell>
          <table:table-cell table:style-name="ce2" table:formula="of:=[.BL51]" office:value-type="float" office:value="0" calcext:value-type="float">
            <text:p/>
          </table:table-cell>
          <table:table-cell table:style-name="ce2" table:formula="of:=[.BM51]" office:value-type="float" office:value="0" calcext:value-type="float">
            <text:p/>
          </table:table-cell>
          <table:table-cell table:style-name="ce2" table:formula="of:=[.BN51]" office:value-type="float" office:value="-5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7th</text:p>
          </table:table-cell>
          <table:table-cell table:style-name="ce4" office:value-type="string" calcext:value-type="string">
            <text:p>0x00FF000000000000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&quot;{&quot;&quot;name&quot;&quot; : &quot;&quot;&quot; &amp; [.M6] &amp; &quot;&quot;&quot;, &quot;&quot;zone&quot;&quot; : &quot;&quot;&quot;&amp;[.N6]&amp;&quot;&quot;&quot;, &quot;&quot;value&quot;&quot; : &quot;&amp;[.O6]&amp;&quot;}&quot;" office:value-type="string" office:string-value="{&quot;name&quot; : &quot;7th&quot;, &quot;zone&quot; : &quot;0x00FF000000000000&quot;, &quot;value&quot; : 10}" calcext:value-type="string">
            <text:p>{"name" : "7th", "zone" : "0x00FF000000000000", "value" : 10}</text:p>
          </table:table-cell>
          <table:table-cell table:formula="of:=DECIMAL(LEFT([.N6];10) ;16)" office:value-type="float" office:value="16711680" calcext:value-type="float">
            <text:p/>
          </table:table-cell>
          <table:table-cell table:formula="of:=DECIMAL(RIGHT([.N6];8) ;16)" office:value-type="float" office:value="0" calcext:value-type="float">
            <text:p/>
          </table:table-cell>
          <table:table-cell table:formula="of:=IF(BITAND([.$R6];BITLSHIFT(1;[.S$2]))&gt;0;1;0)*[.$O6]" office:value-type="float" office:value="0" calcext:value-type="float">
            <text:p/>
          </table:table-cell>
          <table:table-cell table:formula="of:=IF(BITAND([.$R6];BITLSHIFT(1;[.T$2]))&gt;0;1;0)*[.$O6]" office:value-type="float" office:value="0" calcext:value-type="float">
            <text:p/>
          </table:table-cell>
          <table:table-cell table:formula="of:=IF(BITAND([.$R6];BITLSHIFT(1;[.U$2]))&gt;0;1;0)*[.$O6]" office:value-type="float" office:value="0" calcext:value-type="float">
            <text:p/>
          </table:table-cell>
          <table:table-cell table:formula="of:=IF(BITAND([.$R6];BITLSHIFT(1;[.V$2]))&gt;0;1;0)*[.$O6]" office:value-type="float" office:value="0" calcext:value-type="float">
            <text:p/>
          </table:table-cell>
          <table:table-cell table:formula="of:=IF(BITAND([.$R6];BITLSHIFT(1;[.W$2]))&gt;0;1;0)*[.$O6]" office:value-type="float" office:value="0" calcext:value-type="float">
            <text:p/>
          </table:table-cell>
          <table:table-cell table:formula="of:=IF(BITAND([.$R6];BITLSHIFT(1;[.X$2]))&gt;0;1;0)*[.$O6]" office:value-type="float" office:value="0" calcext:value-type="float">
            <text:p/>
          </table:table-cell>
          <table:table-cell table:formula="of:=IF(BITAND([.$R6];BITLSHIFT(1;[.Y$2]))&gt;0;1;0)*[.$O6]" office:value-type="float" office:value="0" calcext:value-type="float">
            <text:p/>
          </table:table-cell>
          <table:table-cell table:formula="of:=IF(BITAND([.$R6];BITLSHIFT(1;[.Z$2]))&gt;0;1;0)*[.$O6]" office:value-type="float" office:value="0" calcext:value-type="float">
            <text:p/>
          </table:table-cell>
          <table:table-cell table:formula="of:=IF(BITAND([.$R6];BITLSHIFT(1;[.AA$2]))&gt;0;1;0)*[.$O6]" office:value-type="float" office:value="0" calcext:value-type="float">
            <text:p/>
          </table:table-cell>
          <table:table-cell table:formula="of:=IF(BITAND([.$R6];BITLSHIFT(1;[.AB$2]))&gt;0;1;0)*[.$O6]" office:value-type="float" office:value="0" calcext:value-type="float">
            <text:p/>
          </table:table-cell>
          <table:table-cell table:formula="of:=IF(BITAND([.$R6];BITLSHIFT(1;[.AC$2]))&gt;0;1;0)*[.$O6]" office:value-type="float" office:value="0" calcext:value-type="float">
            <text:p/>
          </table:table-cell>
          <table:table-cell table:formula="of:=IF(BITAND([.$R6];BITLSHIFT(1;[.AD$2]))&gt;0;1;0)*[.$O6]" office:value-type="float" office:value="0" calcext:value-type="float">
            <text:p/>
          </table:table-cell>
          <table:table-cell table:formula="of:=IF(BITAND([.$R6];BITLSHIFT(1;[.AE$2]))&gt;0;1;0)*[.$O6]" office:value-type="float" office:value="0" calcext:value-type="float">
            <text:p/>
          </table:table-cell>
          <table:table-cell table:formula="of:=IF(BITAND([.$R6];BITLSHIFT(1;[.AF$2]))&gt;0;1;0)*[.$O6]" office:value-type="float" office:value="0" calcext:value-type="float">
            <text:p/>
          </table:table-cell>
          <table:table-cell table:formula="of:=IF(BITAND([.$R6];BITLSHIFT(1;[.AG$2]))&gt;0;1;0)*[.$O6]" office:value-type="float" office:value="0" calcext:value-type="float">
            <text:p/>
          </table:table-cell>
          <table:table-cell table:formula="of:=IF(BITAND([.$R6];BITLSHIFT(1;[.AH$2]))&gt;0;1;0)*[.$O6]" office:value-type="float" office:value="0" calcext:value-type="float">
            <text:p/>
          </table:table-cell>
          <table:table-cell table:formula="of:=IF(BITAND([.$R6];BITLSHIFT(1;[.AI$2]))&gt;0;1;0)*[.$O6]" office:value-type="float" office:value="0" calcext:value-type="float">
            <text:p/>
          </table:table-cell>
          <table:table-cell table:formula="of:=IF(BITAND([.$R6];BITLSHIFT(1;[.AJ$2]))&gt;0;1;0)*[.$O6]" office:value-type="float" office:value="0" calcext:value-type="float">
            <text:p/>
          </table:table-cell>
          <table:table-cell table:formula="of:=IF(BITAND([.$R6];BITLSHIFT(1;[.AK$2]))&gt;0;1;0)*[.$O6]" office:value-type="float" office:value="0" calcext:value-type="float">
            <text:p/>
          </table:table-cell>
          <table:table-cell table:formula="of:=IF(BITAND([.$R6];BITLSHIFT(1;[.AL$2]))&gt;0;1;0)*[.$O6]" office:value-type="float" office:value="0" calcext:value-type="float">
            <text:p/>
          </table:table-cell>
          <table:table-cell table:formula="of:=IF(BITAND([.$R6];BITLSHIFT(1;[.AM$2]))&gt;0;1;0)*[.$O6]" office:value-type="float" office:value="0" calcext:value-type="float">
            <text:p/>
          </table:table-cell>
          <table:table-cell table:formula="of:=IF(BITAND([.$R6];BITLSHIFT(1;[.AN$2]))&gt;0;1;0)*[.$O6]" office:value-type="float" office:value="0" calcext:value-type="float">
            <text:p/>
          </table:table-cell>
          <table:table-cell table:formula="of:=IF(BITAND([.$R6];BITLSHIFT(1;[.AO$2]))&gt;0;1;0)*[.$O6]" office:value-type="float" office:value="0" calcext:value-type="float">
            <text:p/>
          </table:table-cell>
          <table:table-cell table:formula="of:=IF(BITAND([.$R6];BITLSHIFT(1;[.AP$2]))&gt;0;1;0)*[.$O6]" office:value-type="float" office:value="0" calcext:value-type="float">
            <text:p/>
          </table:table-cell>
          <table:table-cell table:formula="of:=IF(BITAND([.$R6];BITLSHIFT(1;[.AQ$2]))&gt;0;1;0)*[.$O6]" office:value-type="float" office:value="0" calcext:value-type="float">
            <text:p/>
          </table:table-cell>
          <table:table-cell table:formula="of:=IF(BITAND([.$R6];BITLSHIFT(1;[.AR$2]))&gt;0;1;0)*[.$O6]" office:value-type="float" office:value="0" calcext:value-type="float">
            <text:p/>
          </table:table-cell>
          <table:table-cell table:formula="of:=IF(BITAND([.$R6];BITLSHIFT(1;[.AS$2]))&gt;0;1;0)*[.$O6]" office:value-type="float" office:value="0" calcext:value-type="float">
            <text:p/>
          </table:table-cell>
          <table:table-cell table:formula="of:=IF(BITAND([.$R6];BITLSHIFT(1;[.AT$2]))&gt;0;1;0)*[.$O6]" office:value-type="float" office:value="0" calcext:value-type="float">
            <text:p/>
          </table:table-cell>
          <table:table-cell table:formula="of:=IF(BITAND([.$R6];BITLSHIFT(1;[.AU$2]))&gt;0;1;0)*[.$O6]" office:value-type="float" office:value="0" calcext:value-type="float">
            <text:p/>
          </table:table-cell>
          <table:table-cell table:formula="of:=IF(BITAND([.$R6];BITLSHIFT(1;[.AV$2]))&gt;0;1;0)*[.$O6]" office:value-type="float" office:value="0" calcext:value-type="float">
            <text:p/>
          </table:table-cell>
          <table:table-cell table:formula="of:=IF(BITAND([.$R6];BITLSHIFT(1;[.AW$2]))&gt;0;1;0)*[.$O6]" office:value-type="float" office:value="0" calcext:value-type="float">
            <text:p/>
          </table:table-cell>
          <table:table-cell table:formula="of:=IF(BITAND([.$R6];BITLSHIFT(1;[.AX$2]))&gt;0;1;0)*[.$O6]" office:value-type="float" office:value="0" calcext:value-type="float">
            <text:p/>
          </table:table-cell>
          <table:table-cell table:formula="of:=IF(BITAND([.$Q6];BITLSHIFT(1;[.AY$2]))&gt;0;1;0)*[.$O6]" office:value-type="float" office:value="0" calcext:value-type="float">
            <text:p/>
          </table:table-cell>
          <table:table-cell table:formula="of:=IF(BITAND([.$Q6];BITLSHIFT(1;[.AZ$2]))&gt;0;1;0)*[.$O6]" office:value-type="float" office:value="0" calcext:value-type="float">
            <text:p/>
          </table:table-cell>
          <table:table-cell table:formula="of:=IF(BITAND([.$Q6];BITLSHIFT(1;[.BA$2]))&gt;0;1;0)*[.$O6]" office:value-type="float" office:value="0" calcext:value-type="float">
            <text:p/>
          </table:table-cell>
          <table:table-cell table:formula="of:=IF(BITAND([.$Q6];BITLSHIFT(1;[.BB$2]))&gt;0;1;0)*[.$O6]" office:value-type="float" office:value="0" calcext:value-type="float">
            <text:p/>
          </table:table-cell>
          <table:table-cell table:formula="of:=IF(BITAND([.$Q6];BITLSHIFT(1;[.BC$2]))&gt;0;1;0)*[.$O6]" office:value-type="float" office:value="0" calcext:value-type="float">
            <text:p/>
          </table:table-cell>
          <table:table-cell table:formula="of:=IF(BITAND([.$Q6];BITLSHIFT(1;[.BD$2]))&gt;0;1;0)*[.$O6]" office:value-type="float" office:value="0" calcext:value-type="float">
            <text:p/>
          </table:table-cell>
          <table:table-cell table:formula="of:=IF(BITAND([.$Q6];BITLSHIFT(1;[.BE$2]))&gt;0;1;0)*[.$O6]" office:value-type="float" office:value="0" calcext:value-type="float">
            <text:p/>
          </table:table-cell>
          <table:table-cell table:formula="of:=IF(BITAND([.$Q6];BITLSHIFT(1;[.BF$2]))&gt;0;1;0)*[.$O6]" office:value-type="float" office:value="0" calcext:value-type="float">
            <text:p/>
          </table:table-cell>
          <table:table-cell table:formula="of:=IF(BITAND([.$Q6];BITLSHIFT(1;[.BG$2]))&gt;0;1;0)*[.$O6]" office:value-type="float" office:value="0" calcext:value-type="float">
            <text:p/>
          </table:table-cell>
          <table:table-cell table:formula="of:=IF(BITAND([.$Q6];BITLSHIFT(1;[.BH$2]))&gt;0;1;0)*[.$O6]" office:value-type="float" office:value="0" calcext:value-type="float">
            <text:p/>
          </table:table-cell>
          <table:table-cell table:formula="of:=IF(BITAND([.$Q6];BITLSHIFT(1;[.BI$2]))&gt;0;1;0)*[.$O6]" office:value-type="float" office:value="0" calcext:value-type="float">
            <text:p/>
          </table:table-cell>
          <table:table-cell table:formula="of:=IF(BITAND([.$Q6];BITLSHIFT(1;[.BJ$2]))&gt;0;1;0)*[.$O6]" office:value-type="float" office:value="0" calcext:value-type="float">
            <text:p/>
          </table:table-cell>
          <table:table-cell table:formula="of:=IF(BITAND([.$Q6];BITLSHIFT(1;[.BK$2]))&gt;0;1;0)*[.$O6]" office:value-type="float" office:value="0" calcext:value-type="float">
            <text:p/>
          </table:table-cell>
          <table:table-cell table:formula="of:=IF(BITAND([.$Q6];BITLSHIFT(1;[.BL$2]))&gt;0;1;0)*[.$O6]" office:value-type="float" office:value="0" calcext:value-type="float">
            <text:p/>
          </table:table-cell>
          <table:table-cell table:formula="of:=IF(BITAND([.$Q6];BITLSHIFT(1;[.BM$2]))&gt;0;1;0)*[.$O6]" office:value-type="float" office:value="0" calcext:value-type="float">
            <text:p/>
          </table:table-cell>
          <table:table-cell table:formula="of:=IF(BITAND([.$Q6];BITLSHIFT(1;[.BN$2]))&gt;0;1;0)*[.$O6]" office:value-type="float" office:value="0" calcext:value-type="float">
            <text:p/>
          </table:table-cell>
          <table:table-cell table:formula="of:=IF(BITAND([.$Q6];BITLSHIFT(1;[.BO$2]))&gt;0;1;0)*[.$O6]" office:value-type="float" office:value="10" calcext:value-type="float">
            <text:p/>
          </table:table-cell>
          <table:table-cell table:formula="of:=IF(BITAND([.$Q6];BITLSHIFT(1;[.BP$2]))&gt;0;1;0)*[.$O6]" office:value-type="float" office:value="10" calcext:value-type="float">
            <text:p/>
          </table:table-cell>
          <table:table-cell table:formula="of:=IF(BITAND([.$Q6];BITLSHIFT(1;[.BQ$2]))&gt;0;1;0)*[.$O6]" office:value-type="float" office:value="10" calcext:value-type="float">
            <text:p/>
          </table:table-cell>
          <table:table-cell table:formula="of:=IF(BITAND([.$Q6];BITLSHIFT(1;[.BR$2]))&gt;0;1;0)*[.$O6]" office:value-type="float" office:value="10" calcext:value-type="float">
            <text:p/>
          </table:table-cell>
          <table:table-cell table:formula="of:=IF(BITAND([.$Q6];BITLSHIFT(1;[.BS$2]))&gt;0;1;0)*[.$O6]" office:value-type="float" office:value="10" calcext:value-type="float">
            <text:p/>
          </table:table-cell>
          <table:table-cell table:formula="of:=IF(BITAND([.$Q6];BITLSHIFT(1;[.BT$2]))&gt;0;1;0)*[.$O6]" office:value-type="float" office:value="10" calcext:value-type="float">
            <text:p/>
          </table:table-cell>
          <table:table-cell table:formula="of:=IF(BITAND([.$Q6];BITLSHIFT(1;[.BU$2]))&gt;0;1;0)*[.$O6]" office:value-type="float" office:value="10" calcext:value-type="float">
            <text:p/>
          </table:table-cell>
          <table:table-cell table:formula="of:=IF(BITAND([.$Q6];BITLSHIFT(1;[.BV$2]))&gt;0;1;0)*[.$O6]" office:value-type="float" office:value="10" calcext:value-type="float">
            <text:p/>
          </table:table-cell>
          <table:table-cell table:formula="of:=IF(BITAND([.$Q6];BITLSHIFT(1;[.BW$2]))&gt;0;1;0)*[.$O6]" office:value-type="float" office:value="0" calcext:value-type="float">
            <text:p/>
          </table:table-cell>
          <table:table-cell table:formula="of:=IF(BITAND([.$Q6];BITLSHIFT(1;[.BX$2]))&gt;0;1;0)*[.$O6]" office:value-type="float" office:value="0" calcext:value-type="float">
            <text:p/>
          </table:table-cell>
          <table:table-cell table:formula="of:=IF(BITAND([.$Q6];BITLSHIFT(1;[.BY$2]))&gt;0;1;0)*[.$O6]" office:value-type="float" office:value="0" calcext:value-type="float">
            <text:p/>
          </table:table-cell>
          <table:table-cell table:formula="of:=IF(BITAND([.$Q6];BITLSHIFT(1;[.BZ$2]))&gt;0;1;0)*[.$O6]" office:value-type="float" office:value="0" calcext:value-type="float">
            <text:p/>
          </table:table-cell>
          <table:table-cell table:formula="of:=IF(BITAND([.$Q6];BITLSHIFT(1;[.CA$2]))&gt;0;1;0)*[.$O6]" office:value-type="float" office:value="0" calcext:value-type="float">
            <text:p/>
          </table:table-cell>
          <table:table-cell table:formula="of:=IF(BITAND([.$Q6];BITLSHIFT(1;[.CB$2]))&gt;0;1;0)*[.$O6]" office:value-type="float" office:value="0" calcext:value-type="float">
            <text:p/>
          </table:table-cell>
          <table:table-cell table:formula="of:=IF(BITAND([.$Q6];BITLSHIFT(1;[.CC$2]))&gt;0;1;0)*[.$O6]" office:value-type="float" office:value="0" calcext:value-type="float">
            <text:p/>
          </table:table-cell>
          <table:table-cell table:formula="of:=IF(BITAND([.$Q6];BITLSHIFT(1;[.CD$2]))&gt;0;1;0)*[.$O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[.AY51]" office:value-type="float" office:value="-5" calcext:value-type="float">
            <text:p/>
          </table:table-cell>
          <table:table-cell table:style-name="ce2" table:formula="of:=[.AZ51]" office:value-type="float" office:value="0" calcext:value-type="float">
            <text:p/>
          </table:table-cell>
          <table:table-cell table:style-name="ce2" table:formula="of:=[.BA51]" office:value-type="float" office:value="0" calcext:value-type="float">
            <text:p/>
          </table:table-cell>
          <table:table-cell table:style-name="ce2" table:formula="of:=[.BB51]" office:value-type="float" office:value="0" calcext:value-type="float">
            <text:p/>
          </table:table-cell>
          <table:table-cell table:style-name="ce2" table:formula="of:=[.BC51]" office:value-type="float" office:value="0" calcext:value-type="float">
            <text:p/>
          </table:table-cell>
          <table:table-cell table:style-name="ce2" table:formula="of:=[.BD51]" office:value-type="float" office:value="0" calcext:value-type="float">
            <text:p/>
          </table:table-cell>
          <table:table-cell table:style-name="ce2" table:formula="of:=[.BE51]" office:value-type="float" office:value="0" calcext:value-type="float">
            <text:p/>
          </table:table-cell>
          <table:table-cell table:style-name="ce2" table:formula="of:=[.BF51]" office:value-type="float" office:value="-5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D1 &amp; e1</text:p>
          </table:table-cell>
          <table:table-cell table:style-name="ce4" office:value-type="string" calcext:value-type="string">
            <text:p>0x0000000000000018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formula="of:=&quot;{&quot;&quot;name&quot;&quot; : &quot;&quot;&quot; &amp; [.M7] &amp; &quot;&quot;&quot;, &quot;&quot;zone&quot;&quot; : &quot;&quot;&quot;&amp;[.N7]&amp;&quot;&quot;&quot;, &quot;&quot;value&quot;&quot; : &quot;&amp;[.O7]&amp;&quot;}&quot;" office:value-type="string" office:string-value="{&quot;name&quot; : &quot;D1 &amp; e1&quot;, &quot;zone&quot; : &quot;0x0000000000000018&quot;, &quot;value&quot; : 5}" calcext:value-type="string">
            <text:p>{"name" : "D1 &amp; e1", "zone" : "0x0000000000000018", "value" : 5}</text:p>
          </table:table-cell>
          <table:table-cell table:formula="of:=DECIMAL(LEFT([.N7];10) ;16)" office:value-type="float" office:value="0" calcext:value-type="float">
            <text:p/>
          </table:table-cell>
          <table:table-cell table:formula="of:=DECIMAL(RIGHT([.N7];8) ;16)" office:value-type="float" office:value="24" calcext:value-type="float">
            <text:p/>
          </table:table-cell>
          <table:table-cell table:formula="of:=IF(BITAND([.$R7];BITLSHIFT(1;[.S$2]))&gt;0;1;0)*[.$O7]" office:value-type="float" office:value="0" calcext:value-type="float">
            <text:p/>
          </table:table-cell>
          <table:table-cell table:formula="of:=IF(BITAND([.$R7];BITLSHIFT(1;[.T$2]))&gt;0;1;0)*[.$O7]" office:value-type="float" office:value="0" calcext:value-type="float">
            <text:p/>
          </table:table-cell>
          <table:table-cell table:formula="of:=IF(BITAND([.$R7];BITLSHIFT(1;[.U$2]))&gt;0;1;0)*[.$O7]" office:value-type="float" office:value="0" calcext:value-type="float">
            <text:p/>
          </table:table-cell>
          <table:table-cell table:formula="of:=IF(BITAND([.$R7];BITLSHIFT(1;[.V$2]))&gt;0;1;0)*[.$O7]" office:value-type="float" office:value="5" calcext:value-type="float">
            <text:p/>
          </table:table-cell>
          <table:table-cell table:formula="of:=IF(BITAND([.$R7];BITLSHIFT(1;[.W$2]))&gt;0;1;0)*[.$O7]" office:value-type="float" office:value="5" calcext:value-type="float">
            <text:p/>
          </table:table-cell>
          <table:table-cell table:formula="of:=IF(BITAND([.$R7];BITLSHIFT(1;[.X$2]))&gt;0;1;0)*[.$O7]" office:value-type="float" office:value="0" calcext:value-type="float">
            <text:p/>
          </table:table-cell>
          <table:table-cell table:formula="of:=IF(BITAND([.$R7];BITLSHIFT(1;[.Y$2]))&gt;0;1;0)*[.$O7]" office:value-type="float" office:value="0" calcext:value-type="float">
            <text:p/>
          </table:table-cell>
          <table:table-cell table:formula="of:=IF(BITAND([.$R7];BITLSHIFT(1;[.Z$2]))&gt;0;1;0)*[.$O7]" office:value-type="float" office:value="0" calcext:value-type="float">
            <text:p/>
          </table:table-cell>
          <table:table-cell table:formula="of:=IF(BITAND([.$R7];BITLSHIFT(1;[.AA$2]))&gt;0;1;0)*[.$O7]" office:value-type="float" office:value="0" calcext:value-type="float">
            <text:p/>
          </table:table-cell>
          <table:table-cell table:formula="of:=IF(BITAND([.$R7];BITLSHIFT(1;[.AB$2]))&gt;0;1;0)*[.$O7]" office:value-type="float" office:value="0" calcext:value-type="float">
            <text:p/>
          </table:table-cell>
          <table:table-cell table:formula="of:=IF(BITAND([.$R7];BITLSHIFT(1;[.AC$2]))&gt;0;1;0)*[.$O7]" office:value-type="float" office:value="0" calcext:value-type="float">
            <text:p/>
          </table:table-cell>
          <table:table-cell table:formula="of:=IF(BITAND([.$R7];BITLSHIFT(1;[.AD$2]))&gt;0;1;0)*[.$O7]" office:value-type="float" office:value="0" calcext:value-type="float">
            <text:p/>
          </table:table-cell>
          <table:table-cell table:formula="of:=IF(BITAND([.$R7];BITLSHIFT(1;[.AE$2]))&gt;0;1;0)*[.$O7]" office:value-type="float" office:value="0" calcext:value-type="float">
            <text:p/>
          </table:table-cell>
          <table:table-cell table:formula="of:=IF(BITAND([.$R7];BITLSHIFT(1;[.AF$2]))&gt;0;1;0)*[.$O7]" office:value-type="float" office:value="0" calcext:value-type="float">
            <text:p/>
          </table:table-cell>
          <table:table-cell table:formula="of:=IF(BITAND([.$R7];BITLSHIFT(1;[.AG$2]))&gt;0;1;0)*[.$O7]" office:value-type="float" office:value="0" calcext:value-type="float">
            <text:p/>
          </table:table-cell>
          <table:table-cell table:formula="of:=IF(BITAND([.$R7];BITLSHIFT(1;[.AH$2]))&gt;0;1;0)*[.$O7]" office:value-type="float" office:value="0" calcext:value-type="float">
            <text:p/>
          </table:table-cell>
          <table:table-cell table:formula="of:=IF(BITAND([.$R7];BITLSHIFT(1;[.AI$2]))&gt;0;1;0)*[.$O7]" office:value-type="float" office:value="0" calcext:value-type="float">
            <text:p/>
          </table:table-cell>
          <table:table-cell table:formula="of:=IF(BITAND([.$R7];BITLSHIFT(1;[.AJ$2]))&gt;0;1;0)*[.$O7]" office:value-type="float" office:value="0" calcext:value-type="float">
            <text:p/>
          </table:table-cell>
          <table:table-cell table:formula="of:=IF(BITAND([.$R7];BITLSHIFT(1;[.AK$2]))&gt;0;1;0)*[.$O7]" office:value-type="float" office:value="0" calcext:value-type="float">
            <text:p/>
          </table:table-cell>
          <table:table-cell table:formula="of:=IF(BITAND([.$R7];BITLSHIFT(1;[.AL$2]))&gt;0;1;0)*[.$O7]" office:value-type="float" office:value="0" calcext:value-type="float">
            <text:p/>
          </table:table-cell>
          <table:table-cell table:formula="of:=IF(BITAND([.$R7];BITLSHIFT(1;[.AM$2]))&gt;0;1;0)*[.$O7]" office:value-type="float" office:value="0" calcext:value-type="float">
            <text:p/>
          </table:table-cell>
          <table:table-cell table:formula="of:=IF(BITAND([.$R7];BITLSHIFT(1;[.AN$2]))&gt;0;1;0)*[.$O7]" office:value-type="float" office:value="0" calcext:value-type="float">
            <text:p/>
          </table:table-cell>
          <table:table-cell table:formula="of:=IF(BITAND([.$R7];BITLSHIFT(1;[.AO$2]))&gt;0;1;0)*[.$O7]" office:value-type="float" office:value="0" calcext:value-type="float">
            <text:p/>
          </table:table-cell>
          <table:table-cell table:formula="of:=IF(BITAND([.$R7];BITLSHIFT(1;[.AP$2]))&gt;0;1;0)*[.$O7]" office:value-type="float" office:value="0" calcext:value-type="float">
            <text:p/>
          </table:table-cell>
          <table:table-cell table:formula="of:=IF(BITAND([.$R7];BITLSHIFT(1;[.AQ$2]))&gt;0;1;0)*[.$O7]" office:value-type="float" office:value="0" calcext:value-type="float">
            <text:p/>
          </table:table-cell>
          <table:table-cell table:formula="of:=IF(BITAND([.$R7];BITLSHIFT(1;[.AR$2]))&gt;0;1;0)*[.$O7]" office:value-type="float" office:value="0" calcext:value-type="float">
            <text:p/>
          </table:table-cell>
          <table:table-cell table:formula="of:=IF(BITAND([.$R7];BITLSHIFT(1;[.AS$2]))&gt;0;1;0)*[.$O7]" office:value-type="float" office:value="0" calcext:value-type="float">
            <text:p/>
          </table:table-cell>
          <table:table-cell table:formula="of:=IF(BITAND([.$R7];BITLSHIFT(1;[.AT$2]))&gt;0;1;0)*[.$O7]" office:value-type="float" office:value="0" calcext:value-type="float">
            <text:p/>
          </table:table-cell>
          <table:table-cell table:formula="of:=IF(BITAND([.$R7];BITLSHIFT(1;[.AU$2]))&gt;0;1;0)*[.$O7]" office:value-type="float" office:value="0" calcext:value-type="float">
            <text:p/>
          </table:table-cell>
          <table:table-cell table:formula="of:=IF(BITAND([.$R7];BITLSHIFT(1;[.AV$2]))&gt;0;1;0)*[.$O7]" office:value-type="float" office:value="0" calcext:value-type="float">
            <text:p/>
          </table:table-cell>
          <table:table-cell table:formula="of:=IF(BITAND([.$R7];BITLSHIFT(1;[.AW$2]))&gt;0;1;0)*[.$O7]" office:value-type="float" office:value="0" calcext:value-type="float">
            <text:p/>
          </table:table-cell>
          <table:table-cell table:formula="of:=IF(BITAND([.$R7];BITLSHIFT(1;[.AX$2]))&gt;0;1;0)*[.$O7]" office:value-type="float" office:value="0" calcext:value-type="float">
            <text:p/>
          </table:table-cell>
          <table:table-cell table:formula="of:=IF(BITAND([.$Q7];BITLSHIFT(1;[.AY$2]))&gt;0;1;0)*[.$O7]" office:value-type="float" office:value="0" calcext:value-type="float">
            <text:p/>
          </table:table-cell>
          <table:table-cell table:formula="of:=IF(BITAND([.$Q7];BITLSHIFT(1;[.AZ$2]))&gt;0;1;0)*[.$O7]" office:value-type="float" office:value="0" calcext:value-type="float">
            <text:p/>
          </table:table-cell>
          <table:table-cell table:formula="of:=IF(BITAND([.$Q7];BITLSHIFT(1;[.BA$2]))&gt;0;1;0)*[.$O7]" office:value-type="float" office:value="0" calcext:value-type="float">
            <text:p/>
          </table:table-cell>
          <table:table-cell table:formula="of:=IF(BITAND([.$Q7];BITLSHIFT(1;[.BB$2]))&gt;0;1;0)*[.$O7]" office:value-type="float" office:value="0" calcext:value-type="float">
            <text:p/>
          </table:table-cell>
          <table:table-cell table:formula="of:=IF(BITAND([.$Q7];BITLSHIFT(1;[.BC$2]))&gt;0;1;0)*[.$O7]" office:value-type="float" office:value="0" calcext:value-type="float">
            <text:p/>
          </table:table-cell>
          <table:table-cell table:formula="of:=IF(BITAND([.$Q7];BITLSHIFT(1;[.BD$2]))&gt;0;1;0)*[.$O7]" office:value-type="float" office:value="0" calcext:value-type="float">
            <text:p/>
          </table:table-cell>
          <table:table-cell table:formula="of:=IF(BITAND([.$Q7];BITLSHIFT(1;[.BE$2]))&gt;0;1;0)*[.$O7]" office:value-type="float" office:value="0" calcext:value-type="float">
            <text:p/>
          </table:table-cell>
          <table:table-cell table:formula="of:=IF(BITAND([.$Q7];BITLSHIFT(1;[.BF$2]))&gt;0;1;0)*[.$O7]" office:value-type="float" office:value="0" calcext:value-type="float">
            <text:p/>
          </table:table-cell>
          <table:table-cell table:formula="of:=IF(BITAND([.$Q7];BITLSHIFT(1;[.BG$2]))&gt;0;1;0)*[.$O7]" office:value-type="float" office:value="0" calcext:value-type="float">
            <text:p/>
          </table:table-cell>
          <table:table-cell table:formula="of:=IF(BITAND([.$Q7];BITLSHIFT(1;[.BH$2]))&gt;0;1;0)*[.$O7]" office:value-type="float" office:value="0" calcext:value-type="float">
            <text:p/>
          </table:table-cell>
          <table:table-cell table:formula="of:=IF(BITAND([.$Q7];BITLSHIFT(1;[.BI$2]))&gt;0;1;0)*[.$O7]" office:value-type="float" office:value="0" calcext:value-type="float">
            <text:p/>
          </table:table-cell>
          <table:table-cell table:formula="of:=IF(BITAND([.$Q7];BITLSHIFT(1;[.BJ$2]))&gt;0;1;0)*[.$O7]" office:value-type="float" office:value="0" calcext:value-type="float">
            <text:p/>
          </table:table-cell>
          <table:table-cell table:formula="of:=IF(BITAND([.$Q7];BITLSHIFT(1;[.BK$2]))&gt;0;1;0)*[.$O7]" office:value-type="float" office:value="0" calcext:value-type="float">
            <text:p/>
          </table:table-cell>
          <table:table-cell table:formula="of:=IF(BITAND([.$Q7];BITLSHIFT(1;[.BL$2]))&gt;0;1;0)*[.$O7]" office:value-type="float" office:value="0" calcext:value-type="float">
            <text:p/>
          </table:table-cell>
          <table:table-cell table:formula="of:=IF(BITAND([.$Q7];BITLSHIFT(1;[.BM$2]))&gt;0;1;0)*[.$O7]" office:value-type="float" office:value="0" calcext:value-type="float">
            <text:p/>
          </table:table-cell>
          <table:table-cell table:formula="of:=IF(BITAND([.$Q7];BITLSHIFT(1;[.BN$2]))&gt;0;1;0)*[.$O7]" office:value-type="float" office:value="0" calcext:value-type="float">
            <text:p/>
          </table:table-cell>
          <table:table-cell table:formula="of:=IF(BITAND([.$Q7];BITLSHIFT(1;[.BO$2]))&gt;0;1;0)*[.$O7]" office:value-type="float" office:value="0" calcext:value-type="float">
            <text:p/>
          </table:table-cell>
          <table:table-cell table:formula="of:=IF(BITAND([.$Q7];BITLSHIFT(1;[.BP$2]))&gt;0;1;0)*[.$O7]" office:value-type="float" office:value="0" calcext:value-type="float">
            <text:p/>
          </table:table-cell>
          <table:table-cell table:formula="of:=IF(BITAND([.$Q7];BITLSHIFT(1;[.BQ$2]))&gt;0;1;0)*[.$O7]" office:value-type="float" office:value="0" calcext:value-type="float">
            <text:p/>
          </table:table-cell>
          <table:table-cell table:formula="of:=IF(BITAND([.$Q7];BITLSHIFT(1;[.BR$2]))&gt;0;1;0)*[.$O7]" office:value-type="float" office:value="0" calcext:value-type="float">
            <text:p/>
          </table:table-cell>
          <table:table-cell table:formula="of:=IF(BITAND([.$Q7];BITLSHIFT(1;[.BS$2]))&gt;0;1;0)*[.$O7]" office:value-type="float" office:value="0" calcext:value-type="float">
            <text:p/>
          </table:table-cell>
          <table:table-cell table:formula="of:=IF(BITAND([.$Q7];BITLSHIFT(1;[.BT$2]))&gt;0;1;0)*[.$O7]" office:value-type="float" office:value="0" calcext:value-type="float">
            <text:p/>
          </table:table-cell>
          <table:table-cell table:formula="of:=IF(BITAND([.$Q7];BITLSHIFT(1;[.BU$2]))&gt;0;1;0)*[.$O7]" office:value-type="float" office:value="0" calcext:value-type="float">
            <text:p/>
          </table:table-cell>
          <table:table-cell table:formula="of:=IF(BITAND([.$Q7];BITLSHIFT(1;[.BV$2]))&gt;0;1;0)*[.$O7]" office:value-type="float" office:value="0" calcext:value-type="float">
            <text:p/>
          </table:table-cell>
          <table:table-cell table:formula="of:=IF(BITAND([.$Q7];BITLSHIFT(1;[.BW$2]))&gt;0;1;0)*[.$O7]" office:value-type="float" office:value="0" calcext:value-type="float">
            <text:p/>
          </table:table-cell>
          <table:table-cell table:formula="of:=IF(BITAND([.$Q7];BITLSHIFT(1;[.BX$2]))&gt;0;1;0)*[.$O7]" office:value-type="float" office:value="0" calcext:value-type="float">
            <text:p/>
          </table:table-cell>
          <table:table-cell table:formula="of:=IF(BITAND([.$Q7];BITLSHIFT(1;[.BY$2]))&gt;0;1;0)*[.$O7]" office:value-type="float" office:value="0" calcext:value-type="float">
            <text:p/>
          </table:table-cell>
          <table:table-cell table:formula="of:=IF(BITAND([.$Q7];BITLSHIFT(1;[.BZ$2]))&gt;0;1;0)*[.$O7]" office:value-type="float" office:value="0" calcext:value-type="float">
            <text:p/>
          </table:table-cell>
          <table:table-cell table:formula="of:=IF(BITAND([.$Q7];BITLSHIFT(1;[.CA$2]))&gt;0;1;0)*[.$O7]" office:value-type="float" office:value="0" calcext:value-type="float">
            <text:p/>
          </table:table-cell>
          <table:table-cell table:formula="of:=IF(BITAND([.$Q7];BITLSHIFT(1;[.CB$2]))&gt;0;1;0)*[.$O7]" office:value-type="float" office:value="0" calcext:value-type="float">
            <text:p/>
          </table:table-cell>
          <table:table-cell table:formula="of:=IF(BITAND([.$Q7];BITLSHIFT(1;[.CC$2]))&gt;0;1;0)*[.$O7]" office:value-type="float" office:value="0" calcext:value-type="float">
            <text:p/>
          </table:table-cell>
          <table:table-cell table:formula="of:=IF(BITAND([.$Q7];BITLSHIFT(1;[.CD$2]))&gt;0;1;0)*[.$O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[.AQ51]" office:value-type="float" office:value="-5" calcext:value-type="float">
            <text:p/>
          </table:table-cell>
          <table:table-cell table:style-name="ce2" table:formula="of:=[.AR51]" office:value-type="float" office:value="0" calcext:value-type="float">
            <text:p/>
          </table:table-cell>
          <table:table-cell table:style-name="ce2" table:formula="of:=[.AS51]" office:value-type="float" office:value="0" calcext:value-type="float">
            <text:p/>
          </table:table-cell>
          <table:table-cell table:style-name="ce2" table:formula="of:=[.AT51]" office:value-type="float" office:value="0" calcext:value-type="float">
            <text:p/>
          </table:table-cell>
          <table:table-cell table:style-name="ce2" table:formula="of:=[.AU51]" office:value-type="float" office:value="0" calcext:value-type="float">
            <text:p/>
          </table:table-cell>
          <table:table-cell table:style-name="ce2" table:formula="of:=[.AV51]" office:value-type="float" office:value="0" calcext:value-type="float">
            <text:p/>
          </table:table-cell>
          <table:table-cell table:style-name="ce2" table:formula="of:=[.AW51]" office:value-type="float" office:value="0" calcext:value-type="float">
            <text:p/>
          </table:table-cell>
          <table:table-cell table:style-name="ce2" table:formula="of:=[.AX51]" office:value-type="float" office:value="-5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8];10) ;16)" office:value-type="float" office:value="0" calcext:value-type="float">
            <text:p/>
          </table:table-cell>
          <table:table-cell table:formula="of:=DECIMAL(RIGHT([.N8];8) ;16)" office:value-type="float" office:value="0" calcext:value-type="float">
            <text:p/>
          </table:table-cell>
          <table:table-cell table:formula="of:=IF(BITAND([.$R8];BITLSHIFT(1;[.S$2]))&gt;0;1;0)*[.$O8]" office:value-type="float" office:value="0" calcext:value-type="float">
            <text:p/>
          </table:table-cell>
          <table:table-cell table:formula="of:=IF(BITAND([.$R8];BITLSHIFT(1;[.T$2]))&gt;0;1;0)*[.$O8]" office:value-type="float" office:value="0" calcext:value-type="float">
            <text:p/>
          </table:table-cell>
          <table:table-cell table:formula="of:=IF(BITAND([.$R8];BITLSHIFT(1;[.U$2]))&gt;0;1;0)*[.$O8]" office:value-type="float" office:value="0" calcext:value-type="float">
            <text:p/>
          </table:table-cell>
          <table:table-cell table:formula="of:=IF(BITAND([.$R8];BITLSHIFT(1;[.V$2]))&gt;0;1;0)*[.$O8]" office:value-type="float" office:value="0" calcext:value-type="float">
            <text:p/>
          </table:table-cell>
          <table:table-cell table:formula="of:=IF(BITAND([.$R8];BITLSHIFT(1;[.W$2]))&gt;0;1;0)*[.$O8]" office:value-type="float" office:value="0" calcext:value-type="float">
            <text:p/>
          </table:table-cell>
          <table:table-cell table:formula="of:=IF(BITAND([.$R8];BITLSHIFT(1;[.X$2]))&gt;0;1;0)*[.$O8]" office:value-type="float" office:value="0" calcext:value-type="float">
            <text:p/>
          </table:table-cell>
          <table:table-cell table:formula="of:=IF(BITAND([.$R8];BITLSHIFT(1;[.Y$2]))&gt;0;1;0)*[.$O8]" office:value-type="float" office:value="0" calcext:value-type="float">
            <text:p/>
          </table:table-cell>
          <table:table-cell table:formula="of:=IF(BITAND([.$R8];BITLSHIFT(1;[.Z$2]))&gt;0;1;0)*[.$O8]" office:value-type="float" office:value="0" calcext:value-type="float">
            <text:p/>
          </table:table-cell>
          <table:table-cell table:formula="of:=IF(BITAND([.$R8];BITLSHIFT(1;[.AA$2]))&gt;0;1;0)*[.$O8]" office:value-type="float" office:value="0" calcext:value-type="float">
            <text:p/>
          </table:table-cell>
          <table:table-cell table:formula="of:=IF(BITAND([.$R8];BITLSHIFT(1;[.AB$2]))&gt;0;1;0)*[.$O8]" office:value-type="float" office:value="0" calcext:value-type="float">
            <text:p/>
          </table:table-cell>
          <table:table-cell table:formula="of:=IF(BITAND([.$R8];BITLSHIFT(1;[.AC$2]))&gt;0;1;0)*[.$O8]" office:value-type="float" office:value="0" calcext:value-type="float">
            <text:p/>
          </table:table-cell>
          <table:table-cell table:formula="of:=IF(BITAND([.$R8];BITLSHIFT(1;[.AD$2]))&gt;0;1;0)*[.$O8]" office:value-type="float" office:value="0" calcext:value-type="float">
            <text:p/>
          </table:table-cell>
          <table:table-cell table:formula="of:=IF(BITAND([.$R8];BITLSHIFT(1;[.AE$2]))&gt;0;1;0)*[.$O8]" office:value-type="float" office:value="0" calcext:value-type="float">
            <text:p/>
          </table:table-cell>
          <table:table-cell table:formula="of:=IF(BITAND([.$R8];BITLSHIFT(1;[.AF$2]))&gt;0;1;0)*[.$O8]" office:value-type="float" office:value="0" calcext:value-type="float">
            <text:p/>
          </table:table-cell>
          <table:table-cell table:formula="of:=IF(BITAND([.$R8];BITLSHIFT(1;[.AG$2]))&gt;0;1;0)*[.$O8]" office:value-type="float" office:value="0" calcext:value-type="float">
            <text:p/>
          </table:table-cell>
          <table:table-cell table:formula="of:=IF(BITAND([.$R8];BITLSHIFT(1;[.AH$2]))&gt;0;1;0)*[.$O8]" office:value-type="float" office:value="0" calcext:value-type="float">
            <text:p/>
          </table:table-cell>
          <table:table-cell table:formula="of:=IF(BITAND([.$R8];BITLSHIFT(1;[.AI$2]))&gt;0;1;0)*[.$O8]" office:value-type="float" office:value="0" calcext:value-type="float">
            <text:p/>
          </table:table-cell>
          <table:table-cell table:formula="of:=IF(BITAND([.$R8];BITLSHIFT(1;[.AJ$2]))&gt;0;1;0)*[.$O8]" office:value-type="float" office:value="0" calcext:value-type="float">
            <text:p/>
          </table:table-cell>
          <table:table-cell table:formula="of:=IF(BITAND([.$R8];BITLSHIFT(1;[.AK$2]))&gt;0;1;0)*[.$O8]" office:value-type="float" office:value="0" calcext:value-type="float">
            <text:p/>
          </table:table-cell>
          <table:table-cell table:formula="of:=IF(BITAND([.$R8];BITLSHIFT(1;[.AL$2]))&gt;0;1;0)*[.$O8]" office:value-type="float" office:value="0" calcext:value-type="float">
            <text:p/>
          </table:table-cell>
          <table:table-cell table:formula="of:=IF(BITAND([.$R8];BITLSHIFT(1;[.AM$2]))&gt;0;1;0)*[.$O8]" office:value-type="float" office:value="0" calcext:value-type="float">
            <text:p/>
          </table:table-cell>
          <table:table-cell table:formula="of:=IF(BITAND([.$R8];BITLSHIFT(1;[.AN$2]))&gt;0;1;0)*[.$O8]" office:value-type="float" office:value="0" calcext:value-type="float">
            <text:p/>
          </table:table-cell>
          <table:table-cell table:formula="of:=IF(BITAND([.$R8];BITLSHIFT(1;[.AO$2]))&gt;0;1;0)*[.$O8]" office:value-type="float" office:value="0" calcext:value-type="float">
            <text:p/>
          </table:table-cell>
          <table:table-cell table:formula="of:=IF(BITAND([.$R8];BITLSHIFT(1;[.AP$2]))&gt;0;1;0)*[.$O8]" office:value-type="float" office:value="0" calcext:value-type="float">
            <text:p/>
          </table:table-cell>
          <table:table-cell table:formula="of:=IF(BITAND([.$R8];BITLSHIFT(1;[.AQ$2]))&gt;0;1;0)*[.$O8]" office:value-type="float" office:value="0" calcext:value-type="float">
            <text:p/>
          </table:table-cell>
          <table:table-cell table:formula="of:=IF(BITAND([.$R8];BITLSHIFT(1;[.AR$2]))&gt;0;1;0)*[.$O8]" office:value-type="float" office:value="0" calcext:value-type="float">
            <text:p/>
          </table:table-cell>
          <table:table-cell table:formula="of:=IF(BITAND([.$R8];BITLSHIFT(1;[.AS$2]))&gt;0;1;0)*[.$O8]" office:value-type="float" office:value="0" calcext:value-type="float">
            <text:p/>
          </table:table-cell>
          <table:table-cell table:formula="of:=IF(BITAND([.$R8];BITLSHIFT(1;[.AT$2]))&gt;0;1;0)*[.$O8]" office:value-type="float" office:value="0" calcext:value-type="float">
            <text:p/>
          </table:table-cell>
          <table:table-cell table:formula="of:=IF(BITAND([.$R8];BITLSHIFT(1;[.AU$2]))&gt;0;1;0)*[.$O8]" office:value-type="float" office:value="0" calcext:value-type="float">
            <text:p/>
          </table:table-cell>
          <table:table-cell table:formula="of:=IF(BITAND([.$R8];BITLSHIFT(1;[.AV$2]))&gt;0;1;0)*[.$O8]" office:value-type="float" office:value="0" calcext:value-type="float">
            <text:p/>
          </table:table-cell>
          <table:table-cell table:formula="of:=IF(BITAND([.$R8];BITLSHIFT(1;[.AW$2]))&gt;0;1;0)*[.$O8]" office:value-type="float" office:value="0" calcext:value-type="float">
            <text:p/>
          </table:table-cell>
          <table:table-cell table:formula="of:=IF(BITAND([.$R8];BITLSHIFT(1;[.AX$2]))&gt;0;1;0)*[.$O8]" office:value-type="float" office:value="0" calcext:value-type="float">
            <text:p/>
          </table:table-cell>
          <table:table-cell table:formula="of:=IF(BITAND([.$Q8];BITLSHIFT(1;[.AY$2]))&gt;0;1;0)*[.$O8]" office:value-type="float" office:value="0" calcext:value-type="float">
            <text:p/>
          </table:table-cell>
          <table:table-cell table:formula="of:=IF(BITAND([.$Q8];BITLSHIFT(1;[.AZ$2]))&gt;0;1;0)*[.$O8]" office:value-type="float" office:value="0" calcext:value-type="float">
            <text:p/>
          </table:table-cell>
          <table:table-cell table:formula="of:=IF(BITAND([.$Q8];BITLSHIFT(1;[.BA$2]))&gt;0;1;0)*[.$O8]" office:value-type="float" office:value="0" calcext:value-type="float">
            <text:p/>
          </table:table-cell>
          <table:table-cell table:formula="of:=IF(BITAND([.$Q8];BITLSHIFT(1;[.BB$2]))&gt;0;1;0)*[.$O8]" office:value-type="float" office:value="0" calcext:value-type="float">
            <text:p/>
          </table:table-cell>
          <table:table-cell table:formula="of:=IF(BITAND([.$Q8];BITLSHIFT(1;[.BC$2]))&gt;0;1;0)*[.$O8]" office:value-type="float" office:value="0" calcext:value-type="float">
            <text:p/>
          </table:table-cell>
          <table:table-cell table:formula="of:=IF(BITAND([.$Q8];BITLSHIFT(1;[.BD$2]))&gt;0;1;0)*[.$O8]" office:value-type="float" office:value="0" calcext:value-type="float">
            <text:p/>
          </table:table-cell>
          <table:table-cell table:formula="of:=IF(BITAND([.$Q8];BITLSHIFT(1;[.BE$2]))&gt;0;1;0)*[.$O8]" office:value-type="float" office:value="0" calcext:value-type="float">
            <text:p/>
          </table:table-cell>
          <table:table-cell table:formula="of:=IF(BITAND([.$Q8];BITLSHIFT(1;[.BF$2]))&gt;0;1;0)*[.$O8]" office:value-type="float" office:value="0" calcext:value-type="float">
            <text:p/>
          </table:table-cell>
          <table:table-cell table:formula="of:=IF(BITAND([.$Q8];BITLSHIFT(1;[.BG$2]))&gt;0;1;0)*[.$O8]" office:value-type="float" office:value="0" calcext:value-type="float">
            <text:p/>
          </table:table-cell>
          <table:table-cell table:formula="of:=IF(BITAND([.$Q8];BITLSHIFT(1;[.BH$2]))&gt;0;1;0)*[.$O8]" office:value-type="float" office:value="0" calcext:value-type="float">
            <text:p/>
          </table:table-cell>
          <table:table-cell table:formula="of:=IF(BITAND([.$Q8];BITLSHIFT(1;[.BI$2]))&gt;0;1;0)*[.$O8]" office:value-type="float" office:value="0" calcext:value-type="float">
            <text:p/>
          </table:table-cell>
          <table:table-cell table:formula="of:=IF(BITAND([.$Q8];BITLSHIFT(1;[.BJ$2]))&gt;0;1;0)*[.$O8]" office:value-type="float" office:value="0" calcext:value-type="float">
            <text:p/>
          </table:table-cell>
          <table:table-cell table:formula="of:=IF(BITAND([.$Q8];BITLSHIFT(1;[.BK$2]))&gt;0;1;0)*[.$O8]" office:value-type="float" office:value="0" calcext:value-type="float">
            <text:p/>
          </table:table-cell>
          <table:table-cell table:formula="of:=IF(BITAND([.$Q8];BITLSHIFT(1;[.BL$2]))&gt;0;1;0)*[.$O8]" office:value-type="float" office:value="0" calcext:value-type="float">
            <text:p/>
          </table:table-cell>
          <table:table-cell table:formula="of:=IF(BITAND([.$Q8];BITLSHIFT(1;[.BM$2]))&gt;0;1;0)*[.$O8]" office:value-type="float" office:value="0" calcext:value-type="float">
            <text:p/>
          </table:table-cell>
          <table:table-cell table:formula="of:=IF(BITAND([.$Q8];BITLSHIFT(1;[.BN$2]))&gt;0;1;0)*[.$O8]" office:value-type="float" office:value="0" calcext:value-type="float">
            <text:p/>
          </table:table-cell>
          <table:table-cell table:formula="of:=IF(BITAND([.$Q8];BITLSHIFT(1;[.BO$2]))&gt;0;1;0)*[.$O8]" office:value-type="float" office:value="0" calcext:value-type="float">
            <text:p/>
          </table:table-cell>
          <table:table-cell table:formula="of:=IF(BITAND([.$Q8];BITLSHIFT(1;[.BP$2]))&gt;0;1;0)*[.$O8]" office:value-type="float" office:value="0" calcext:value-type="float">
            <text:p/>
          </table:table-cell>
          <table:table-cell table:formula="of:=IF(BITAND([.$Q8];BITLSHIFT(1;[.BQ$2]))&gt;0;1;0)*[.$O8]" office:value-type="float" office:value="0" calcext:value-type="float">
            <text:p/>
          </table:table-cell>
          <table:table-cell table:formula="of:=IF(BITAND([.$Q8];BITLSHIFT(1;[.BR$2]))&gt;0;1;0)*[.$O8]" office:value-type="float" office:value="0" calcext:value-type="float">
            <text:p/>
          </table:table-cell>
          <table:table-cell table:formula="of:=IF(BITAND([.$Q8];BITLSHIFT(1;[.BS$2]))&gt;0;1;0)*[.$O8]" office:value-type="float" office:value="0" calcext:value-type="float">
            <text:p/>
          </table:table-cell>
          <table:table-cell table:formula="of:=IF(BITAND([.$Q8];BITLSHIFT(1;[.BT$2]))&gt;0;1;0)*[.$O8]" office:value-type="float" office:value="0" calcext:value-type="float">
            <text:p/>
          </table:table-cell>
          <table:table-cell table:formula="of:=IF(BITAND([.$Q8];BITLSHIFT(1;[.BU$2]))&gt;0;1;0)*[.$O8]" office:value-type="float" office:value="0" calcext:value-type="float">
            <text:p/>
          </table:table-cell>
          <table:table-cell table:formula="of:=IF(BITAND([.$Q8];BITLSHIFT(1;[.BV$2]))&gt;0;1;0)*[.$O8]" office:value-type="float" office:value="0" calcext:value-type="float">
            <text:p/>
          </table:table-cell>
          <table:table-cell table:formula="of:=IF(BITAND([.$Q8];BITLSHIFT(1;[.BW$2]))&gt;0;1;0)*[.$O8]" office:value-type="float" office:value="0" calcext:value-type="float">
            <text:p/>
          </table:table-cell>
          <table:table-cell table:formula="of:=IF(BITAND([.$Q8];BITLSHIFT(1;[.BX$2]))&gt;0;1;0)*[.$O8]" office:value-type="float" office:value="0" calcext:value-type="float">
            <text:p/>
          </table:table-cell>
          <table:table-cell table:formula="of:=IF(BITAND([.$Q8];BITLSHIFT(1;[.BY$2]))&gt;0;1;0)*[.$O8]" office:value-type="float" office:value="0" calcext:value-type="float">
            <text:p/>
          </table:table-cell>
          <table:table-cell table:formula="of:=IF(BITAND([.$Q8];BITLSHIFT(1;[.BZ$2]))&gt;0;1;0)*[.$O8]" office:value-type="float" office:value="0" calcext:value-type="float">
            <text:p/>
          </table:table-cell>
          <table:table-cell table:formula="of:=IF(BITAND([.$Q8];BITLSHIFT(1;[.CA$2]))&gt;0;1;0)*[.$O8]" office:value-type="float" office:value="0" calcext:value-type="float">
            <text:p/>
          </table:table-cell>
          <table:table-cell table:formula="of:=IF(BITAND([.$Q8];BITLSHIFT(1;[.CB$2]))&gt;0;1;0)*[.$O8]" office:value-type="float" office:value="0" calcext:value-type="float">
            <text:p/>
          </table:table-cell>
          <table:table-cell table:formula="of:=IF(BITAND([.$Q8];BITLSHIFT(1;[.CC$2]))&gt;0;1;0)*[.$O8]" office:value-type="float" office:value="0" calcext:value-type="float">
            <text:p/>
          </table:table-cell>
          <table:table-cell table:formula="of:=IF(BITAND([.$Q8];BITLSHIFT(1;[.CD$2]))&gt;0;1;0)*[.$O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[.AI51]" office:value-type="float" office:value="-5" calcext:value-type="float">
            <text:p/>
          </table:table-cell>
          <table:table-cell table:style-name="ce2" table:formula="of:=[.AJ51]" office:value-type="float" office:value="0" calcext:value-type="float">
            <text:p/>
          </table:table-cell>
          <table:table-cell table:style-name="ce2" table:formula="of:=[.AK51]" office:value-type="float" office:value="0" calcext:value-type="float">
            <text:p/>
          </table:table-cell>
          <table:table-cell table:style-name="ce2" table:formula="of:=[.AL51]" office:value-type="float" office:value="0" calcext:value-type="float">
            <text:p/>
          </table:table-cell>
          <table:table-cell table:style-name="ce2" table:formula="of:=[.AM51]" office:value-type="float" office:value="0" calcext:value-type="float">
            <text:p/>
          </table:table-cell>
          <table:table-cell table:style-name="ce2" table:formula="of:=[.AN51]" office:value-type="float" office:value="0" calcext:value-type="float">
            <text:p/>
          </table:table-cell>
          <table:table-cell table:style-name="ce2" table:formula="of:=[.AO51]" office:value-type="float" office:value="0" calcext:value-type="float">
            <text:p/>
          </table:table-cell>
          <table:table-cell table:style-name="ce2" table:formula="of:=[.AP51]" office:value-type="float" office:value="-5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9];10) ;16)" office:value-type="float" office:value="0" calcext:value-type="float">
            <text:p/>
          </table:table-cell>
          <table:table-cell table:formula="of:=DECIMAL(RIGHT([.N9];8) ;16)" office:value-type="float" office:value="0" calcext:value-type="float">
            <text:p/>
          </table:table-cell>
          <table:table-cell table:formula="of:=IF(BITAND([.$R9];BITLSHIFT(1;[.S$2]))&gt;0;1;0)*[.$O9]" office:value-type="float" office:value="0" calcext:value-type="float">
            <text:p/>
          </table:table-cell>
          <table:table-cell table:formula="of:=IF(BITAND([.$R9];BITLSHIFT(1;[.T$2]))&gt;0;1;0)*[.$O9]" office:value-type="float" office:value="0" calcext:value-type="float">
            <text:p/>
          </table:table-cell>
          <table:table-cell table:formula="of:=IF(BITAND([.$R9];BITLSHIFT(1;[.U$2]))&gt;0;1;0)*[.$O9]" office:value-type="float" office:value="0" calcext:value-type="float">
            <text:p/>
          </table:table-cell>
          <table:table-cell table:formula="of:=IF(BITAND([.$R9];BITLSHIFT(1;[.V$2]))&gt;0;1;0)*[.$O9]" office:value-type="float" office:value="0" calcext:value-type="float">
            <text:p/>
          </table:table-cell>
          <table:table-cell table:formula="of:=IF(BITAND([.$R9];BITLSHIFT(1;[.W$2]))&gt;0;1;0)*[.$O9]" office:value-type="float" office:value="0" calcext:value-type="float">
            <text:p/>
          </table:table-cell>
          <table:table-cell table:formula="of:=IF(BITAND([.$R9];BITLSHIFT(1;[.X$2]))&gt;0;1;0)*[.$O9]" office:value-type="float" office:value="0" calcext:value-type="float">
            <text:p/>
          </table:table-cell>
          <table:table-cell table:formula="of:=IF(BITAND([.$R9];BITLSHIFT(1;[.Y$2]))&gt;0;1;0)*[.$O9]" office:value-type="float" office:value="0" calcext:value-type="float">
            <text:p/>
          </table:table-cell>
          <table:table-cell table:formula="of:=IF(BITAND([.$R9];BITLSHIFT(1;[.Z$2]))&gt;0;1;0)*[.$O9]" office:value-type="float" office:value="0" calcext:value-type="float">
            <text:p/>
          </table:table-cell>
          <table:table-cell table:formula="of:=IF(BITAND([.$R9];BITLSHIFT(1;[.AA$2]))&gt;0;1;0)*[.$O9]" office:value-type="float" office:value="0" calcext:value-type="float">
            <text:p/>
          </table:table-cell>
          <table:table-cell table:formula="of:=IF(BITAND([.$R9];BITLSHIFT(1;[.AB$2]))&gt;0;1;0)*[.$O9]" office:value-type="float" office:value="0" calcext:value-type="float">
            <text:p/>
          </table:table-cell>
          <table:table-cell table:formula="of:=IF(BITAND([.$R9];BITLSHIFT(1;[.AC$2]))&gt;0;1;0)*[.$O9]" office:value-type="float" office:value="0" calcext:value-type="float">
            <text:p/>
          </table:table-cell>
          <table:table-cell table:formula="of:=IF(BITAND([.$R9];BITLSHIFT(1;[.AD$2]))&gt;0;1;0)*[.$O9]" office:value-type="float" office:value="0" calcext:value-type="float">
            <text:p/>
          </table:table-cell>
          <table:table-cell table:formula="of:=IF(BITAND([.$R9];BITLSHIFT(1;[.AE$2]))&gt;0;1;0)*[.$O9]" office:value-type="float" office:value="0" calcext:value-type="float">
            <text:p/>
          </table:table-cell>
          <table:table-cell table:formula="of:=IF(BITAND([.$R9];BITLSHIFT(1;[.AF$2]))&gt;0;1;0)*[.$O9]" office:value-type="float" office:value="0" calcext:value-type="float">
            <text:p/>
          </table:table-cell>
          <table:table-cell table:formula="of:=IF(BITAND([.$R9];BITLSHIFT(1;[.AG$2]))&gt;0;1;0)*[.$O9]" office:value-type="float" office:value="0" calcext:value-type="float">
            <text:p/>
          </table:table-cell>
          <table:table-cell table:formula="of:=IF(BITAND([.$R9];BITLSHIFT(1;[.AH$2]))&gt;0;1;0)*[.$O9]" office:value-type="float" office:value="0" calcext:value-type="float">
            <text:p/>
          </table:table-cell>
          <table:table-cell table:formula="of:=IF(BITAND([.$R9];BITLSHIFT(1;[.AI$2]))&gt;0;1;0)*[.$O9]" office:value-type="float" office:value="0" calcext:value-type="float">
            <text:p/>
          </table:table-cell>
          <table:table-cell table:formula="of:=IF(BITAND([.$R9];BITLSHIFT(1;[.AJ$2]))&gt;0;1;0)*[.$O9]" office:value-type="float" office:value="0" calcext:value-type="float">
            <text:p/>
          </table:table-cell>
          <table:table-cell table:formula="of:=IF(BITAND([.$R9];BITLSHIFT(1;[.AK$2]))&gt;0;1;0)*[.$O9]" office:value-type="float" office:value="0" calcext:value-type="float">
            <text:p/>
          </table:table-cell>
          <table:table-cell table:formula="of:=IF(BITAND([.$R9];BITLSHIFT(1;[.AL$2]))&gt;0;1;0)*[.$O9]" office:value-type="float" office:value="0" calcext:value-type="float">
            <text:p/>
          </table:table-cell>
          <table:table-cell table:formula="of:=IF(BITAND([.$R9];BITLSHIFT(1;[.AM$2]))&gt;0;1;0)*[.$O9]" office:value-type="float" office:value="0" calcext:value-type="float">
            <text:p/>
          </table:table-cell>
          <table:table-cell table:formula="of:=IF(BITAND([.$R9];BITLSHIFT(1;[.AN$2]))&gt;0;1;0)*[.$O9]" office:value-type="float" office:value="0" calcext:value-type="float">
            <text:p/>
          </table:table-cell>
          <table:table-cell table:formula="of:=IF(BITAND([.$R9];BITLSHIFT(1;[.AO$2]))&gt;0;1;0)*[.$O9]" office:value-type="float" office:value="0" calcext:value-type="float">
            <text:p/>
          </table:table-cell>
          <table:table-cell table:formula="of:=IF(BITAND([.$R9];BITLSHIFT(1;[.AP$2]))&gt;0;1;0)*[.$O9]" office:value-type="float" office:value="0" calcext:value-type="float">
            <text:p/>
          </table:table-cell>
          <table:table-cell table:formula="of:=IF(BITAND([.$R9];BITLSHIFT(1;[.AQ$2]))&gt;0;1;0)*[.$O9]" office:value-type="float" office:value="0" calcext:value-type="float">
            <text:p/>
          </table:table-cell>
          <table:table-cell table:formula="of:=IF(BITAND([.$R9];BITLSHIFT(1;[.AR$2]))&gt;0;1;0)*[.$O9]" office:value-type="float" office:value="0" calcext:value-type="float">
            <text:p/>
          </table:table-cell>
          <table:table-cell table:formula="of:=IF(BITAND([.$R9];BITLSHIFT(1;[.AS$2]))&gt;0;1;0)*[.$O9]" office:value-type="float" office:value="0" calcext:value-type="float">
            <text:p/>
          </table:table-cell>
          <table:table-cell table:formula="of:=IF(BITAND([.$R9];BITLSHIFT(1;[.AT$2]))&gt;0;1;0)*[.$O9]" office:value-type="float" office:value="0" calcext:value-type="float">
            <text:p/>
          </table:table-cell>
          <table:table-cell table:formula="of:=IF(BITAND([.$R9];BITLSHIFT(1;[.AU$2]))&gt;0;1;0)*[.$O9]" office:value-type="float" office:value="0" calcext:value-type="float">
            <text:p/>
          </table:table-cell>
          <table:table-cell table:formula="of:=IF(BITAND([.$R9];BITLSHIFT(1;[.AV$2]))&gt;0;1;0)*[.$O9]" office:value-type="float" office:value="0" calcext:value-type="float">
            <text:p/>
          </table:table-cell>
          <table:table-cell table:formula="of:=IF(BITAND([.$R9];BITLSHIFT(1;[.AW$2]))&gt;0;1;0)*[.$O9]" office:value-type="float" office:value="0" calcext:value-type="float">
            <text:p/>
          </table:table-cell>
          <table:table-cell table:formula="of:=IF(BITAND([.$R9];BITLSHIFT(1;[.AX$2]))&gt;0;1;0)*[.$O9]" office:value-type="float" office:value="0" calcext:value-type="float">
            <text:p/>
          </table:table-cell>
          <table:table-cell table:formula="of:=IF(BITAND([.$Q9];BITLSHIFT(1;[.AY$2]))&gt;0;1;0)*[.$O9]" office:value-type="float" office:value="0" calcext:value-type="float">
            <text:p/>
          </table:table-cell>
          <table:table-cell table:formula="of:=IF(BITAND([.$Q9];BITLSHIFT(1;[.AZ$2]))&gt;0;1;0)*[.$O9]" office:value-type="float" office:value="0" calcext:value-type="float">
            <text:p/>
          </table:table-cell>
          <table:table-cell table:formula="of:=IF(BITAND([.$Q9];BITLSHIFT(1;[.BA$2]))&gt;0;1;0)*[.$O9]" office:value-type="float" office:value="0" calcext:value-type="float">
            <text:p/>
          </table:table-cell>
          <table:table-cell table:formula="of:=IF(BITAND([.$Q9];BITLSHIFT(1;[.BB$2]))&gt;0;1;0)*[.$O9]" office:value-type="float" office:value="0" calcext:value-type="float">
            <text:p/>
          </table:table-cell>
          <table:table-cell table:formula="of:=IF(BITAND([.$Q9];BITLSHIFT(1;[.BC$2]))&gt;0;1;0)*[.$O9]" office:value-type="float" office:value="0" calcext:value-type="float">
            <text:p/>
          </table:table-cell>
          <table:table-cell table:formula="of:=IF(BITAND([.$Q9];BITLSHIFT(1;[.BD$2]))&gt;0;1;0)*[.$O9]" office:value-type="float" office:value="0" calcext:value-type="float">
            <text:p/>
          </table:table-cell>
          <table:table-cell table:formula="of:=IF(BITAND([.$Q9];BITLSHIFT(1;[.BE$2]))&gt;0;1;0)*[.$O9]" office:value-type="float" office:value="0" calcext:value-type="float">
            <text:p/>
          </table:table-cell>
          <table:table-cell table:formula="of:=IF(BITAND([.$Q9];BITLSHIFT(1;[.BF$2]))&gt;0;1;0)*[.$O9]" office:value-type="float" office:value="0" calcext:value-type="float">
            <text:p/>
          </table:table-cell>
          <table:table-cell table:formula="of:=IF(BITAND([.$Q9];BITLSHIFT(1;[.BG$2]))&gt;0;1;0)*[.$O9]" office:value-type="float" office:value="0" calcext:value-type="float">
            <text:p/>
          </table:table-cell>
          <table:table-cell table:formula="of:=IF(BITAND([.$Q9];BITLSHIFT(1;[.BH$2]))&gt;0;1;0)*[.$O9]" office:value-type="float" office:value="0" calcext:value-type="float">
            <text:p/>
          </table:table-cell>
          <table:table-cell table:formula="of:=IF(BITAND([.$Q9];BITLSHIFT(1;[.BI$2]))&gt;0;1;0)*[.$O9]" office:value-type="float" office:value="0" calcext:value-type="float">
            <text:p/>
          </table:table-cell>
          <table:table-cell table:formula="of:=IF(BITAND([.$Q9];BITLSHIFT(1;[.BJ$2]))&gt;0;1;0)*[.$O9]" office:value-type="float" office:value="0" calcext:value-type="float">
            <text:p/>
          </table:table-cell>
          <table:table-cell table:formula="of:=IF(BITAND([.$Q9];BITLSHIFT(1;[.BK$2]))&gt;0;1;0)*[.$O9]" office:value-type="float" office:value="0" calcext:value-type="float">
            <text:p/>
          </table:table-cell>
          <table:table-cell table:formula="of:=IF(BITAND([.$Q9];BITLSHIFT(1;[.BL$2]))&gt;0;1;0)*[.$O9]" office:value-type="float" office:value="0" calcext:value-type="float">
            <text:p/>
          </table:table-cell>
          <table:table-cell table:formula="of:=IF(BITAND([.$Q9];BITLSHIFT(1;[.BM$2]))&gt;0;1;0)*[.$O9]" office:value-type="float" office:value="0" calcext:value-type="float">
            <text:p/>
          </table:table-cell>
          <table:table-cell table:formula="of:=IF(BITAND([.$Q9];BITLSHIFT(1;[.BN$2]))&gt;0;1;0)*[.$O9]" office:value-type="float" office:value="0" calcext:value-type="float">
            <text:p/>
          </table:table-cell>
          <table:table-cell table:formula="of:=IF(BITAND([.$Q9];BITLSHIFT(1;[.BO$2]))&gt;0;1;0)*[.$O9]" office:value-type="float" office:value="0" calcext:value-type="float">
            <text:p/>
          </table:table-cell>
          <table:table-cell table:formula="of:=IF(BITAND([.$Q9];BITLSHIFT(1;[.BP$2]))&gt;0;1;0)*[.$O9]" office:value-type="float" office:value="0" calcext:value-type="float">
            <text:p/>
          </table:table-cell>
          <table:table-cell table:formula="of:=IF(BITAND([.$Q9];BITLSHIFT(1;[.BQ$2]))&gt;0;1;0)*[.$O9]" office:value-type="float" office:value="0" calcext:value-type="float">
            <text:p/>
          </table:table-cell>
          <table:table-cell table:formula="of:=IF(BITAND([.$Q9];BITLSHIFT(1;[.BR$2]))&gt;0;1;0)*[.$O9]" office:value-type="float" office:value="0" calcext:value-type="float">
            <text:p/>
          </table:table-cell>
          <table:table-cell table:formula="of:=IF(BITAND([.$Q9];BITLSHIFT(1;[.BS$2]))&gt;0;1;0)*[.$O9]" office:value-type="float" office:value="0" calcext:value-type="float">
            <text:p/>
          </table:table-cell>
          <table:table-cell table:formula="of:=IF(BITAND([.$Q9];BITLSHIFT(1;[.BT$2]))&gt;0;1;0)*[.$O9]" office:value-type="float" office:value="0" calcext:value-type="float">
            <text:p/>
          </table:table-cell>
          <table:table-cell table:formula="of:=IF(BITAND([.$Q9];BITLSHIFT(1;[.BU$2]))&gt;0;1;0)*[.$O9]" office:value-type="float" office:value="0" calcext:value-type="float">
            <text:p/>
          </table:table-cell>
          <table:table-cell table:formula="of:=IF(BITAND([.$Q9];BITLSHIFT(1;[.BV$2]))&gt;0;1;0)*[.$O9]" office:value-type="float" office:value="0" calcext:value-type="float">
            <text:p/>
          </table:table-cell>
          <table:table-cell table:formula="of:=IF(BITAND([.$Q9];BITLSHIFT(1;[.BW$2]))&gt;0;1;0)*[.$O9]" office:value-type="float" office:value="0" calcext:value-type="float">
            <text:p/>
          </table:table-cell>
          <table:table-cell table:formula="of:=IF(BITAND([.$Q9];BITLSHIFT(1;[.BX$2]))&gt;0;1;0)*[.$O9]" office:value-type="float" office:value="0" calcext:value-type="float">
            <text:p/>
          </table:table-cell>
          <table:table-cell table:formula="of:=IF(BITAND([.$Q9];BITLSHIFT(1;[.BY$2]))&gt;0;1;0)*[.$O9]" office:value-type="float" office:value="0" calcext:value-type="float">
            <text:p/>
          </table:table-cell>
          <table:table-cell table:formula="of:=IF(BITAND([.$Q9];BITLSHIFT(1;[.BZ$2]))&gt;0;1;0)*[.$O9]" office:value-type="float" office:value="0" calcext:value-type="float">
            <text:p/>
          </table:table-cell>
          <table:table-cell table:formula="of:=IF(BITAND([.$Q9];BITLSHIFT(1;[.CA$2]))&gt;0;1;0)*[.$O9]" office:value-type="float" office:value="0" calcext:value-type="float">
            <text:p/>
          </table:table-cell>
          <table:table-cell table:formula="of:=IF(BITAND([.$Q9];BITLSHIFT(1;[.CB$2]))&gt;0;1;0)*[.$O9]" office:value-type="float" office:value="0" calcext:value-type="float">
            <text:p/>
          </table:table-cell>
          <table:table-cell table:formula="of:=IF(BITAND([.$Q9];BITLSHIFT(1;[.CC$2]))&gt;0;1;0)*[.$O9]" office:value-type="float" office:value="0" calcext:value-type="float">
            <text:p/>
          </table:table-cell>
          <table:table-cell table:formula="of:=IF(BITAND([.$Q9];BITLSHIFT(1;[.CD$2]))&gt;0;1;0)*[.$O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[.AA51]" office:value-type="float" office:value="-5" calcext:value-type="float">
            <text:p/>
          </table:table-cell>
          <table:table-cell table:style-name="ce2" table:formula="of:=[.AB51]" office:value-type="float" office:value="0" calcext:value-type="float">
            <text:p/>
          </table:table-cell>
          <table:table-cell table:style-name="ce2" table:formula="of:=[.AC51]" office:value-type="float" office:value="0" calcext:value-type="float">
            <text:p/>
          </table:table-cell>
          <table:table-cell table:style-name="ce2" table:formula="of:=[.AD51]" office:value-type="float" office:value="0" calcext:value-type="float">
            <text:p/>
          </table:table-cell>
          <table:table-cell table:style-name="ce2" table:formula="of:=[.AE51]" office:value-type="float" office:value="0" calcext:value-type="float">
            <text:p/>
          </table:table-cell>
          <table:table-cell table:style-name="ce2" table:formula="of:=[.AF51]" office:value-type="float" office:value="0" calcext:value-type="float">
            <text:p/>
          </table:table-cell>
          <table:table-cell table:style-name="ce2" table:formula="of:=[.AG51]" office:value-type="float" office:value="0" calcext:value-type="float">
            <text:p/>
          </table:table-cell>
          <table:table-cell table:style-name="ce2" table:formula="of:=[.AH51]" office:value-type="float" office:value="-5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10];10) ;16)" office:value-type="float" office:value="0" calcext:value-type="float">
            <text:p/>
          </table:table-cell>
          <table:table-cell table:formula="of:=DECIMAL(RIGHT([.N10];8) ;16)" office:value-type="float" office:value="0" calcext:value-type="float">
            <text:p/>
          </table:table-cell>
          <table:table-cell table:formula="of:=IF(BITAND([.$R10];BITLSHIFT(1;[.S$2]))&gt;0;1;0)*[.$O10]" office:value-type="float" office:value="0" calcext:value-type="float">
            <text:p/>
          </table:table-cell>
          <table:table-cell table:formula="of:=IF(BITAND([.$R10];BITLSHIFT(1;[.T$2]))&gt;0;1;0)*[.$O10]" office:value-type="float" office:value="0" calcext:value-type="float">
            <text:p/>
          </table:table-cell>
          <table:table-cell table:formula="of:=IF(BITAND([.$R10];BITLSHIFT(1;[.U$2]))&gt;0;1;0)*[.$O10]" office:value-type="float" office:value="0" calcext:value-type="float">
            <text:p/>
          </table:table-cell>
          <table:table-cell table:formula="of:=IF(BITAND([.$R10];BITLSHIFT(1;[.V$2]))&gt;0;1;0)*[.$O10]" office:value-type="float" office:value="0" calcext:value-type="float">
            <text:p/>
          </table:table-cell>
          <table:table-cell table:formula="of:=IF(BITAND([.$R10];BITLSHIFT(1;[.W$2]))&gt;0;1;0)*[.$O10]" office:value-type="float" office:value="0" calcext:value-type="float">
            <text:p/>
          </table:table-cell>
          <table:table-cell table:formula="of:=IF(BITAND([.$R10];BITLSHIFT(1;[.X$2]))&gt;0;1;0)*[.$O10]" office:value-type="float" office:value="0" calcext:value-type="float">
            <text:p/>
          </table:table-cell>
          <table:table-cell table:formula="of:=IF(BITAND([.$R10];BITLSHIFT(1;[.Y$2]))&gt;0;1;0)*[.$O10]" office:value-type="float" office:value="0" calcext:value-type="float">
            <text:p/>
          </table:table-cell>
          <table:table-cell table:formula="of:=IF(BITAND([.$R10];BITLSHIFT(1;[.Z$2]))&gt;0;1;0)*[.$O10]" office:value-type="float" office:value="0" calcext:value-type="float">
            <text:p/>
          </table:table-cell>
          <table:table-cell table:formula="of:=IF(BITAND([.$R10];BITLSHIFT(1;[.AA$2]))&gt;0;1;0)*[.$O10]" office:value-type="float" office:value="0" calcext:value-type="float">
            <text:p/>
          </table:table-cell>
          <table:table-cell table:formula="of:=IF(BITAND([.$R10];BITLSHIFT(1;[.AB$2]))&gt;0;1;0)*[.$O10]" office:value-type="float" office:value="0" calcext:value-type="float">
            <text:p/>
          </table:table-cell>
          <table:table-cell table:formula="of:=IF(BITAND([.$R10];BITLSHIFT(1;[.AC$2]))&gt;0;1;0)*[.$O10]" office:value-type="float" office:value="0" calcext:value-type="float">
            <text:p/>
          </table:table-cell>
          <table:table-cell table:formula="of:=IF(BITAND([.$R10];BITLSHIFT(1;[.AD$2]))&gt;0;1;0)*[.$O10]" office:value-type="float" office:value="0" calcext:value-type="float">
            <text:p/>
          </table:table-cell>
          <table:table-cell table:formula="of:=IF(BITAND([.$R10];BITLSHIFT(1;[.AE$2]))&gt;0;1;0)*[.$O10]" office:value-type="float" office:value="0" calcext:value-type="float">
            <text:p/>
          </table:table-cell>
          <table:table-cell table:formula="of:=IF(BITAND([.$R10];BITLSHIFT(1;[.AF$2]))&gt;0;1;0)*[.$O10]" office:value-type="float" office:value="0" calcext:value-type="float">
            <text:p/>
          </table:table-cell>
          <table:table-cell table:formula="of:=IF(BITAND([.$R10];BITLSHIFT(1;[.AG$2]))&gt;0;1;0)*[.$O10]" office:value-type="float" office:value="0" calcext:value-type="float">
            <text:p/>
          </table:table-cell>
          <table:table-cell table:formula="of:=IF(BITAND([.$R10];BITLSHIFT(1;[.AH$2]))&gt;0;1;0)*[.$O10]" office:value-type="float" office:value="0" calcext:value-type="float">
            <text:p/>
          </table:table-cell>
          <table:table-cell table:formula="of:=IF(BITAND([.$R10];BITLSHIFT(1;[.AI$2]))&gt;0;1;0)*[.$O10]" office:value-type="float" office:value="0" calcext:value-type="float">
            <text:p/>
          </table:table-cell>
          <table:table-cell table:formula="of:=IF(BITAND([.$R10];BITLSHIFT(1;[.AJ$2]))&gt;0;1;0)*[.$O10]" office:value-type="float" office:value="0" calcext:value-type="float">
            <text:p/>
          </table:table-cell>
          <table:table-cell table:formula="of:=IF(BITAND([.$R10];BITLSHIFT(1;[.AK$2]))&gt;0;1;0)*[.$O10]" office:value-type="float" office:value="0" calcext:value-type="float">
            <text:p/>
          </table:table-cell>
          <table:table-cell table:formula="of:=IF(BITAND([.$R10];BITLSHIFT(1;[.AL$2]))&gt;0;1;0)*[.$O10]" office:value-type="float" office:value="0" calcext:value-type="float">
            <text:p/>
          </table:table-cell>
          <table:table-cell table:formula="of:=IF(BITAND([.$R10];BITLSHIFT(1;[.AM$2]))&gt;0;1;0)*[.$O10]" office:value-type="float" office:value="0" calcext:value-type="float">
            <text:p/>
          </table:table-cell>
          <table:table-cell table:formula="of:=IF(BITAND([.$R10];BITLSHIFT(1;[.AN$2]))&gt;0;1;0)*[.$O10]" office:value-type="float" office:value="0" calcext:value-type="float">
            <text:p/>
          </table:table-cell>
          <table:table-cell table:formula="of:=IF(BITAND([.$R10];BITLSHIFT(1;[.AO$2]))&gt;0;1;0)*[.$O10]" office:value-type="float" office:value="0" calcext:value-type="float">
            <text:p/>
          </table:table-cell>
          <table:table-cell table:formula="of:=IF(BITAND([.$R10];BITLSHIFT(1;[.AP$2]))&gt;0;1;0)*[.$O10]" office:value-type="float" office:value="0" calcext:value-type="float">
            <text:p/>
          </table:table-cell>
          <table:table-cell table:formula="of:=IF(BITAND([.$R10];BITLSHIFT(1;[.AQ$2]))&gt;0;1;0)*[.$O10]" office:value-type="float" office:value="0" calcext:value-type="float">
            <text:p/>
          </table:table-cell>
          <table:table-cell table:formula="of:=IF(BITAND([.$R10];BITLSHIFT(1;[.AR$2]))&gt;0;1;0)*[.$O10]" office:value-type="float" office:value="0" calcext:value-type="float">
            <text:p/>
          </table:table-cell>
          <table:table-cell table:formula="of:=IF(BITAND([.$R10];BITLSHIFT(1;[.AS$2]))&gt;0;1;0)*[.$O10]" office:value-type="float" office:value="0" calcext:value-type="float">
            <text:p/>
          </table:table-cell>
          <table:table-cell table:formula="of:=IF(BITAND([.$R10];BITLSHIFT(1;[.AT$2]))&gt;0;1;0)*[.$O10]" office:value-type="float" office:value="0" calcext:value-type="float">
            <text:p/>
          </table:table-cell>
          <table:table-cell table:formula="of:=IF(BITAND([.$R10];BITLSHIFT(1;[.AU$2]))&gt;0;1;0)*[.$O10]" office:value-type="float" office:value="0" calcext:value-type="float">
            <text:p/>
          </table:table-cell>
          <table:table-cell table:formula="of:=IF(BITAND([.$R10];BITLSHIFT(1;[.AV$2]))&gt;0;1;0)*[.$O10]" office:value-type="float" office:value="0" calcext:value-type="float">
            <text:p/>
          </table:table-cell>
          <table:table-cell table:formula="of:=IF(BITAND([.$R10];BITLSHIFT(1;[.AW$2]))&gt;0;1;0)*[.$O10]" office:value-type="float" office:value="0" calcext:value-type="float">
            <text:p/>
          </table:table-cell>
          <table:table-cell table:formula="of:=IF(BITAND([.$R10];BITLSHIFT(1;[.AX$2]))&gt;0;1;0)*[.$O10]" office:value-type="float" office:value="0" calcext:value-type="float">
            <text:p/>
          </table:table-cell>
          <table:table-cell table:formula="of:=IF(BITAND([.$Q10];BITLSHIFT(1;[.AY$2]))&gt;0;1;0)*[.$O10]" office:value-type="float" office:value="0" calcext:value-type="float">
            <text:p/>
          </table:table-cell>
          <table:table-cell table:formula="of:=IF(BITAND([.$Q10];BITLSHIFT(1;[.AZ$2]))&gt;0;1;0)*[.$O10]" office:value-type="float" office:value="0" calcext:value-type="float">
            <text:p/>
          </table:table-cell>
          <table:table-cell table:formula="of:=IF(BITAND([.$Q10];BITLSHIFT(1;[.BA$2]))&gt;0;1;0)*[.$O10]" office:value-type="float" office:value="0" calcext:value-type="float">
            <text:p/>
          </table:table-cell>
          <table:table-cell table:formula="of:=IF(BITAND([.$Q10];BITLSHIFT(1;[.BB$2]))&gt;0;1;0)*[.$O10]" office:value-type="float" office:value="0" calcext:value-type="float">
            <text:p/>
          </table:table-cell>
          <table:table-cell table:formula="of:=IF(BITAND([.$Q10];BITLSHIFT(1;[.BC$2]))&gt;0;1;0)*[.$O10]" office:value-type="float" office:value="0" calcext:value-type="float">
            <text:p/>
          </table:table-cell>
          <table:table-cell table:formula="of:=IF(BITAND([.$Q10];BITLSHIFT(1;[.BD$2]))&gt;0;1;0)*[.$O10]" office:value-type="float" office:value="0" calcext:value-type="float">
            <text:p/>
          </table:table-cell>
          <table:table-cell table:formula="of:=IF(BITAND([.$Q10];BITLSHIFT(1;[.BE$2]))&gt;0;1;0)*[.$O10]" office:value-type="float" office:value="0" calcext:value-type="float">
            <text:p/>
          </table:table-cell>
          <table:table-cell table:formula="of:=IF(BITAND([.$Q10];BITLSHIFT(1;[.BF$2]))&gt;0;1;0)*[.$O10]" office:value-type="float" office:value="0" calcext:value-type="float">
            <text:p/>
          </table:table-cell>
          <table:table-cell table:formula="of:=IF(BITAND([.$Q10];BITLSHIFT(1;[.BG$2]))&gt;0;1;0)*[.$O10]" office:value-type="float" office:value="0" calcext:value-type="float">
            <text:p/>
          </table:table-cell>
          <table:table-cell table:formula="of:=IF(BITAND([.$Q10];BITLSHIFT(1;[.BH$2]))&gt;0;1;0)*[.$O10]" office:value-type="float" office:value="0" calcext:value-type="float">
            <text:p/>
          </table:table-cell>
          <table:table-cell table:formula="of:=IF(BITAND([.$Q10];BITLSHIFT(1;[.BI$2]))&gt;0;1;0)*[.$O10]" office:value-type="float" office:value="0" calcext:value-type="float">
            <text:p/>
          </table:table-cell>
          <table:table-cell table:formula="of:=IF(BITAND([.$Q10];BITLSHIFT(1;[.BJ$2]))&gt;0;1;0)*[.$O10]" office:value-type="float" office:value="0" calcext:value-type="float">
            <text:p/>
          </table:table-cell>
          <table:table-cell table:formula="of:=IF(BITAND([.$Q10];BITLSHIFT(1;[.BK$2]))&gt;0;1;0)*[.$O10]" office:value-type="float" office:value="0" calcext:value-type="float">
            <text:p/>
          </table:table-cell>
          <table:table-cell table:formula="of:=IF(BITAND([.$Q10];BITLSHIFT(1;[.BL$2]))&gt;0;1;0)*[.$O10]" office:value-type="float" office:value="0" calcext:value-type="float">
            <text:p/>
          </table:table-cell>
          <table:table-cell table:formula="of:=IF(BITAND([.$Q10];BITLSHIFT(1;[.BM$2]))&gt;0;1;0)*[.$O10]" office:value-type="float" office:value="0" calcext:value-type="float">
            <text:p/>
          </table:table-cell>
          <table:table-cell table:formula="of:=IF(BITAND([.$Q10];BITLSHIFT(1;[.BN$2]))&gt;0;1;0)*[.$O10]" office:value-type="float" office:value="0" calcext:value-type="float">
            <text:p/>
          </table:table-cell>
          <table:table-cell table:formula="of:=IF(BITAND([.$Q10];BITLSHIFT(1;[.BO$2]))&gt;0;1;0)*[.$O10]" office:value-type="float" office:value="0" calcext:value-type="float">
            <text:p/>
          </table:table-cell>
          <table:table-cell table:formula="of:=IF(BITAND([.$Q10];BITLSHIFT(1;[.BP$2]))&gt;0;1;0)*[.$O10]" office:value-type="float" office:value="0" calcext:value-type="float">
            <text:p/>
          </table:table-cell>
          <table:table-cell table:formula="of:=IF(BITAND([.$Q10];BITLSHIFT(1;[.BQ$2]))&gt;0;1;0)*[.$O10]" office:value-type="float" office:value="0" calcext:value-type="float">
            <text:p/>
          </table:table-cell>
          <table:table-cell table:formula="of:=IF(BITAND([.$Q10];BITLSHIFT(1;[.BR$2]))&gt;0;1;0)*[.$O10]" office:value-type="float" office:value="0" calcext:value-type="float">
            <text:p/>
          </table:table-cell>
          <table:table-cell table:formula="of:=IF(BITAND([.$Q10];BITLSHIFT(1;[.BS$2]))&gt;0;1;0)*[.$O10]" office:value-type="float" office:value="0" calcext:value-type="float">
            <text:p/>
          </table:table-cell>
          <table:table-cell table:formula="of:=IF(BITAND([.$Q10];BITLSHIFT(1;[.BT$2]))&gt;0;1;0)*[.$O10]" office:value-type="float" office:value="0" calcext:value-type="float">
            <text:p/>
          </table:table-cell>
          <table:table-cell table:formula="of:=IF(BITAND([.$Q10];BITLSHIFT(1;[.BU$2]))&gt;0;1;0)*[.$O10]" office:value-type="float" office:value="0" calcext:value-type="float">
            <text:p/>
          </table:table-cell>
          <table:table-cell table:formula="of:=IF(BITAND([.$Q10];BITLSHIFT(1;[.BV$2]))&gt;0;1;0)*[.$O10]" office:value-type="float" office:value="0" calcext:value-type="float">
            <text:p/>
          </table:table-cell>
          <table:table-cell table:formula="of:=IF(BITAND([.$Q10];BITLSHIFT(1;[.BW$2]))&gt;0;1;0)*[.$O10]" office:value-type="float" office:value="0" calcext:value-type="float">
            <text:p/>
          </table:table-cell>
          <table:table-cell table:formula="of:=IF(BITAND([.$Q10];BITLSHIFT(1;[.BX$2]))&gt;0;1;0)*[.$O10]" office:value-type="float" office:value="0" calcext:value-type="float">
            <text:p/>
          </table:table-cell>
          <table:table-cell table:formula="of:=IF(BITAND([.$Q10];BITLSHIFT(1;[.BY$2]))&gt;0;1;0)*[.$O10]" office:value-type="float" office:value="0" calcext:value-type="float">
            <text:p/>
          </table:table-cell>
          <table:table-cell table:formula="of:=IF(BITAND([.$Q10];BITLSHIFT(1;[.BZ$2]))&gt;0;1;0)*[.$O10]" office:value-type="float" office:value="0" calcext:value-type="float">
            <text:p/>
          </table:table-cell>
          <table:table-cell table:formula="of:=IF(BITAND([.$Q10];BITLSHIFT(1;[.CA$2]))&gt;0;1;0)*[.$O10]" office:value-type="float" office:value="0" calcext:value-type="float">
            <text:p/>
          </table:table-cell>
          <table:table-cell table:formula="of:=IF(BITAND([.$Q10];BITLSHIFT(1;[.CB$2]))&gt;0;1;0)*[.$O10]" office:value-type="float" office:value="0" calcext:value-type="float">
            <text:p/>
          </table:table-cell>
          <table:table-cell table:formula="of:=IF(BITAND([.$Q10];BITLSHIFT(1;[.CC$2]))&gt;0;1;0)*[.$O10]" office:value-type="float" office:value="0" calcext:value-type="float">
            <text:p/>
          </table:table-cell>
          <table:table-cell table:formula="of:=IF(BITAND([.$Q10];BITLSHIFT(1;[.CD$2]))&gt;0;1;0)*[.$O1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S51]" office:value-type="float" office:value="0" calcext:value-type="float">
            <text:p/>
          </table:table-cell>
          <table:table-cell table:style-name="ce2" table:formula="of:=[.T51]" office:value-type="float" office:value="0" calcext:value-type="float">
            <text:p/>
          </table:table-cell>
          <table:table-cell table:style-name="ce2" table:formula="of:=[.U51]" office:value-type="float" office:value="0" calcext:value-type="float">
            <text:p/>
          </table:table-cell>
          <table:table-cell table:style-name="ce2" table:formula="of:=[.V51]" office:value-type="float" office:value="5" calcext:value-type="float">
            <text:p/>
          </table:table-cell>
          <table:table-cell table:style-name="ce2" table:formula="of:=[.W51]" office:value-type="float" office:value="5" calcext:value-type="float">
            <text:p/>
          </table:table-cell>
          <table:table-cell table:style-name="ce2" table:formula="of:=[.X51]" office:value-type="float" office:value="0" calcext:value-type="float">
            <text:p/>
          </table:table-cell>
          <table:table-cell table:style-name="ce2" table:formula="of:=[.Y51]" office:value-type="float" office:value="0" calcext:value-type="float">
            <text:p/>
          </table:table-cell>
          <table:table-cell table:style-name="ce2" table:formula="of:=[.Z51]" office:value-type="float" office:value="0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11];10) ;16)" office:value-type="float" office:value="0" calcext:value-type="float">
            <text:p/>
          </table:table-cell>
          <table:table-cell table:formula="of:=DECIMAL(RIGHT([.N11];8) ;16)" office:value-type="float" office:value="0" calcext:value-type="float">
            <text:p/>
          </table:table-cell>
          <table:table-cell table:formula="of:=IF(BITAND([.$R11];BITLSHIFT(1;[.S$2]))&gt;0;1;0)*[.$O11]" office:value-type="float" office:value="0" calcext:value-type="float">
            <text:p/>
          </table:table-cell>
          <table:table-cell table:formula="of:=IF(BITAND([.$R11];BITLSHIFT(1;[.T$2]))&gt;0;1;0)*[.$O11]" office:value-type="float" office:value="0" calcext:value-type="float">
            <text:p/>
          </table:table-cell>
          <table:table-cell table:formula="of:=IF(BITAND([.$R11];BITLSHIFT(1;[.U$2]))&gt;0;1;0)*[.$O11]" office:value-type="float" office:value="0" calcext:value-type="float">
            <text:p/>
          </table:table-cell>
          <table:table-cell table:formula="of:=IF(BITAND([.$R11];BITLSHIFT(1;[.V$2]))&gt;0;1;0)*[.$O11]" office:value-type="float" office:value="0" calcext:value-type="float">
            <text:p/>
          </table:table-cell>
          <table:table-cell table:formula="of:=IF(BITAND([.$R11];BITLSHIFT(1;[.W$2]))&gt;0;1;0)*[.$O11]" office:value-type="float" office:value="0" calcext:value-type="float">
            <text:p/>
          </table:table-cell>
          <table:table-cell table:formula="of:=IF(BITAND([.$R11];BITLSHIFT(1;[.X$2]))&gt;0;1;0)*[.$O11]" office:value-type="float" office:value="0" calcext:value-type="float">
            <text:p/>
          </table:table-cell>
          <table:table-cell table:formula="of:=IF(BITAND([.$R11];BITLSHIFT(1;[.Y$2]))&gt;0;1;0)*[.$O11]" office:value-type="float" office:value="0" calcext:value-type="float">
            <text:p/>
          </table:table-cell>
          <table:table-cell table:formula="of:=IF(BITAND([.$R11];BITLSHIFT(1;[.Z$2]))&gt;0;1;0)*[.$O11]" office:value-type="float" office:value="0" calcext:value-type="float">
            <text:p/>
          </table:table-cell>
          <table:table-cell table:formula="of:=IF(BITAND([.$R11];BITLSHIFT(1;[.AA$2]))&gt;0;1;0)*[.$O11]" office:value-type="float" office:value="0" calcext:value-type="float">
            <text:p/>
          </table:table-cell>
          <table:table-cell table:formula="of:=IF(BITAND([.$R11];BITLSHIFT(1;[.AB$2]))&gt;0;1;0)*[.$O11]" office:value-type="float" office:value="0" calcext:value-type="float">
            <text:p/>
          </table:table-cell>
          <table:table-cell table:formula="of:=IF(BITAND([.$R11];BITLSHIFT(1;[.AC$2]))&gt;0;1;0)*[.$O11]" office:value-type="float" office:value="0" calcext:value-type="float">
            <text:p/>
          </table:table-cell>
          <table:table-cell table:formula="of:=IF(BITAND([.$R11];BITLSHIFT(1;[.AD$2]))&gt;0;1;0)*[.$O11]" office:value-type="float" office:value="0" calcext:value-type="float">
            <text:p/>
          </table:table-cell>
          <table:table-cell table:formula="of:=IF(BITAND([.$R11];BITLSHIFT(1;[.AE$2]))&gt;0;1;0)*[.$O11]" office:value-type="float" office:value="0" calcext:value-type="float">
            <text:p/>
          </table:table-cell>
          <table:table-cell table:formula="of:=IF(BITAND([.$R11];BITLSHIFT(1;[.AF$2]))&gt;0;1;0)*[.$O11]" office:value-type="float" office:value="0" calcext:value-type="float">
            <text:p/>
          </table:table-cell>
          <table:table-cell table:formula="of:=IF(BITAND([.$R11];BITLSHIFT(1;[.AG$2]))&gt;0;1;0)*[.$O11]" office:value-type="float" office:value="0" calcext:value-type="float">
            <text:p/>
          </table:table-cell>
          <table:table-cell table:formula="of:=IF(BITAND([.$R11];BITLSHIFT(1;[.AH$2]))&gt;0;1;0)*[.$O11]" office:value-type="float" office:value="0" calcext:value-type="float">
            <text:p/>
          </table:table-cell>
          <table:table-cell table:formula="of:=IF(BITAND([.$R11];BITLSHIFT(1;[.AI$2]))&gt;0;1;0)*[.$O11]" office:value-type="float" office:value="0" calcext:value-type="float">
            <text:p/>
          </table:table-cell>
          <table:table-cell table:formula="of:=IF(BITAND([.$R11];BITLSHIFT(1;[.AJ$2]))&gt;0;1;0)*[.$O11]" office:value-type="float" office:value="0" calcext:value-type="float">
            <text:p/>
          </table:table-cell>
          <table:table-cell table:formula="of:=IF(BITAND([.$R11];BITLSHIFT(1;[.AK$2]))&gt;0;1;0)*[.$O11]" office:value-type="float" office:value="0" calcext:value-type="float">
            <text:p/>
          </table:table-cell>
          <table:table-cell table:formula="of:=IF(BITAND([.$R11];BITLSHIFT(1;[.AL$2]))&gt;0;1;0)*[.$O11]" office:value-type="float" office:value="0" calcext:value-type="float">
            <text:p/>
          </table:table-cell>
          <table:table-cell table:formula="of:=IF(BITAND([.$R11];BITLSHIFT(1;[.AM$2]))&gt;0;1;0)*[.$O11]" office:value-type="float" office:value="0" calcext:value-type="float">
            <text:p/>
          </table:table-cell>
          <table:table-cell table:formula="of:=IF(BITAND([.$R11];BITLSHIFT(1;[.AN$2]))&gt;0;1;0)*[.$O11]" office:value-type="float" office:value="0" calcext:value-type="float">
            <text:p/>
          </table:table-cell>
          <table:table-cell table:formula="of:=IF(BITAND([.$R11];BITLSHIFT(1;[.AO$2]))&gt;0;1;0)*[.$O11]" office:value-type="float" office:value="0" calcext:value-type="float">
            <text:p/>
          </table:table-cell>
          <table:table-cell table:formula="of:=IF(BITAND([.$R11];BITLSHIFT(1;[.AP$2]))&gt;0;1;0)*[.$O11]" office:value-type="float" office:value="0" calcext:value-type="float">
            <text:p/>
          </table:table-cell>
          <table:table-cell table:formula="of:=IF(BITAND([.$R11];BITLSHIFT(1;[.AQ$2]))&gt;0;1;0)*[.$O11]" office:value-type="float" office:value="0" calcext:value-type="float">
            <text:p/>
          </table:table-cell>
          <table:table-cell table:formula="of:=IF(BITAND([.$R11];BITLSHIFT(1;[.AR$2]))&gt;0;1;0)*[.$O11]" office:value-type="float" office:value="0" calcext:value-type="float">
            <text:p/>
          </table:table-cell>
          <table:table-cell table:formula="of:=IF(BITAND([.$R11];BITLSHIFT(1;[.AS$2]))&gt;0;1;0)*[.$O11]" office:value-type="float" office:value="0" calcext:value-type="float">
            <text:p/>
          </table:table-cell>
          <table:table-cell table:formula="of:=IF(BITAND([.$R11];BITLSHIFT(1;[.AT$2]))&gt;0;1;0)*[.$O11]" office:value-type="float" office:value="0" calcext:value-type="float">
            <text:p/>
          </table:table-cell>
          <table:table-cell table:formula="of:=IF(BITAND([.$R11];BITLSHIFT(1;[.AU$2]))&gt;0;1;0)*[.$O11]" office:value-type="float" office:value="0" calcext:value-type="float">
            <text:p/>
          </table:table-cell>
          <table:table-cell table:formula="of:=IF(BITAND([.$R11];BITLSHIFT(1;[.AV$2]))&gt;0;1;0)*[.$O11]" office:value-type="float" office:value="0" calcext:value-type="float">
            <text:p/>
          </table:table-cell>
          <table:table-cell table:formula="of:=IF(BITAND([.$R11];BITLSHIFT(1;[.AW$2]))&gt;0;1;0)*[.$O11]" office:value-type="float" office:value="0" calcext:value-type="float">
            <text:p/>
          </table:table-cell>
          <table:table-cell table:formula="of:=IF(BITAND([.$R11];BITLSHIFT(1;[.AX$2]))&gt;0;1;0)*[.$O11]" office:value-type="float" office:value="0" calcext:value-type="float">
            <text:p/>
          </table:table-cell>
          <table:table-cell table:formula="of:=IF(BITAND([.$Q11];BITLSHIFT(1;[.AY$2]))&gt;0;1;0)*[.$O11]" office:value-type="float" office:value="0" calcext:value-type="float">
            <text:p/>
          </table:table-cell>
          <table:table-cell table:formula="of:=IF(BITAND([.$Q11];BITLSHIFT(1;[.AZ$2]))&gt;0;1;0)*[.$O11]" office:value-type="float" office:value="0" calcext:value-type="float">
            <text:p/>
          </table:table-cell>
          <table:table-cell table:formula="of:=IF(BITAND([.$Q11];BITLSHIFT(1;[.BA$2]))&gt;0;1;0)*[.$O11]" office:value-type="float" office:value="0" calcext:value-type="float">
            <text:p/>
          </table:table-cell>
          <table:table-cell table:formula="of:=IF(BITAND([.$Q11];BITLSHIFT(1;[.BB$2]))&gt;0;1;0)*[.$O11]" office:value-type="float" office:value="0" calcext:value-type="float">
            <text:p/>
          </table:table-cell>
          <table:table-cell table:formula="of:=IF(BITAND([.$Q11];BITLSHIFT(1;[.BC$2]))&gt;0;1;0)*[.$O11]" office:value-type="float" office:value="0" calcext:value-type="float">
            <text:p/>
          </table:table-cell>
          <table:table-cell table:formula="of:=IF(BITAND([.$Q11];BITLSHIFT(1;[.BD$2]))&gt;0;1;0)*[.$O11]" office:value-type="float" office:value="0" calcext:value-type="float">
            <text:p/>
          </table:table-cell>
          <table:table-cell table:formula="of:=IF(BITAND([.$Q11];BITLSHIFT(1;[.BE$2]))&gt;0;1;0)*[.$O11]" office:value-type="float" office:value="0" calcext:value-type="float">
            <text:p/>
          </table:table-cell>
          <table:table-cell table:formula="of:=IF(BITAND([.$Q11];BITLSHIFT(1;[.BF$2]))&gt;0;1;0)*[.$O11]" office:value-type="float" office:value="0" calcext:value-type="float">
            <text:p/>
          </table:table-cell>
          <table:table-cell table:formula="of:=IF(BITAND([.$Q11];BITLSHIFT(1;[.BG$2]))&gt;0;1;0)*[.$O11]" office:value-type="float" office:value="0" calcext:value-type="float">
            <text:p/>
          </table:table-cell>
          <table:table-cell table:formula="of:=IF(BITAND([.$Q11];BITLSHIFT(1;[.BH$2]))&gt;0;1;0)*[.$O11]" office:value-type="float" office:value="0" calcext:value-type="float">
            <text:p/>
          </table:table-cell>
          <table:table-cell table:formula="of:=IF(BITAND([.$Q11];BITLSHIFT(1;[.BI$2]))&gt;0;1;0)*[.$O11]" office:value-type="float" office:value="0" calcext:value-type="float">
            <text:p/>
          </table:table-cell>
          <table:table-cell table:formula="of:=IF(BITAND([.$Q11];BITLSHIFT(1;[.BJ$2]))&gt;0;1;0)*[.$O11]" office:value-type="float" office:value="0" calcext:value-type="float">
            <text:p/>
          </table:table-cell>
          <table:table-cell table:formula="of:=IF(BITAND([.$Q11];BITLSHIFT(1;[.BK$2]))&gt;0;1;0)*[.$O11]" office:value-type="float" office:value="0" calcext:value-type="float">
            <text:p/>
          </table:table-cell>
          <table:table-cell table:formula="of:=IF(BITAND([.$Q11];BITLSHIFT(1;[.BL$2]))&gt;0;1;0)*[.$O11]" office:value-type="float" office:value="0" calcext:value-type="float">
            <text:p/>
          </table:table-cell>
          <table:table-cell table:formula="of:=IF(BITAND([.$Q11];BITLSHIFT(1;[.BM$2]))&gt;0;1;0)*[.$O11]" office:value-type="float" office:value="0" calcext:value-type="float">
            <text:p/>
          </table:table-cell>
          <table:table-cell table:formula="of:=IF(BITAND([.$Q11];BITLSHIFT(1;[.BN$2]))&gt;0;1;0)*[.$O11]" office:value-type="float" office:value="0" calcext:value-type="float">
            <text:p/>
          </table:table-cell>
          <table:table-cell table:formula="of:=IF(BITAND([.$Q11];BITLSHIFT(1;[.BO$2]))&gt;0;1;0)*[.$O11]" office:value-type="float" office:value="0" calcext:value-type="float">
            <text:p/>
          </table:table-cell>
          <table:table-cell table:formula="of:=IF(BITAND([.$Q11];BITLSHIFT(1;[.BP$2]))&gt;0;1;0)*[.$O11]" office:value-type="float" office:value="0" calcext:value-type="float">
            <text:p/>
          </table:table-cell>
          <table:table-cell table:formula="of:=IF(BITAND([.$Q11];BITLSHIFT(1;[.BQ$2]))&gt;0;1;0)*[.$O11]" office:value-type="float" office:value="0" calcext:value-type="float">
            <text:p/>
          </table:table-cell>
          <table:table-cell table:formula="of:=IF(BITAND([.$Q11];BITLSHIFT(1;[.BR$2]))&gt;0;1;0)*[.$O11]" office:value-type="float" office:value="0" calcext:value-type="float">
            <text:p/>
          </table:table-cell>
          <table:table-cell table:formula="of:=IF(BITAND([.$Q11];BITLSHIFT(1;[.BS$2]))&gt;0;1;0)*[.$O11]" office:value-type="float" office:value="0" calcext:value-type="float">
            <text:p/>
          </table:table-cell>
          <table:table-cell table:formula="of:=IF(BITAND([.$Q11];BITLSHIFT(1;[.BT$2]))&gt;0;1;0)*[.$O11]" office:value-type="float" office:value="0" calcext:value-type="float">
            <text:p/>
          </table:table-cell>
          <table:table-cell table:formula="of:=IF(BITAND([.$Q11];BITLSHIFT(1;[.BU$2]))&gt;0;1;0)*[.$O11]" office:value-type="float" office:value="0" calcext:value-type="float">
            <text:p/>
          </table:table-cell>
          <table:table-cell table:formula="of:=IF(BITAND([.$Q11];BITLSHIFT(1;[.BV$2]))&gt;0;1;0)*[.$O11]" office:value-type="float" office:value="0" calcext:value-type="float">
            <text:p/>
          </table:table-cell>
          <table:table-cell table:formula="of:=IF(BITAND([.$Q11];BITLSHIFT(1;[.BW$2]))&gt;0;1;0)*[.$O11]" office:value-type="float" office:value="0" calcext:value-type="float">
            <text:p/>
          </table:table-cell>
          <table:table-cell table:formula="of:=IF(BITAND([.$Q11];BITLSHIFT(1;[.BX$2]))&gt;0;1;0)*[.$O11]" office:value-type="float" office:value="0" calcext:value-type="float">
            <text:p/>
          </table:table-cell>
          <table:table-cell table:formula="of:=IF(BITAND([.$Q11];BITLSHIFT(1;[.BY$2]))&gt;0;1;0)*[.$O11]" office:value-type="float" office:value="0" calcext:value-type="float">
            <text:p/>
          </table:table-cell>
          <table:table-cell table:formula="of:=IF(BITAND([.$Q11];BITLSHIFT(1;[.BZ$2]))&gt;0;1;0)*[.$O11]" office:value-type="float" office:value="0" calcext:value-type="float">
            <text:p/>
          </table:table-cell>
          <table:table-cell table:formula="of:=IF(BITAND([.$Q11];BITLSHIFT(1;[.CA$2]))&gt;0;1;0)*[.$O11]" office:value-type="float" office:value="0" calcext:value-type="float">
            <text:p/>
          </table:table-cell>
          <table:table-cell table:formula="of:=IF(BITAND([.$Q11];BITLSHIFT(1;[.CB$2]))&gt;0;1;0)*[.$O11]" office:value-type="float" office:value="0" calcext:value-type="float">
            <text:p/>
          </table:table-cell>
          <table:table-cell table:formula="of:=IF(BITAND([.$Q11];BITLSHIFT(1;[.CC$2]))&gt;0;1;0)*[.$O11]" office:value-type="float" office:value="0" calcext:value-type="float">
            <text:p/>
          </table:table-cell>
          <table:table-cell table:formula="of:=IF(BITAND([.$Q11];BITLSHIFT(1;[.CD$2]))&gt;0;1;0)*[.$O1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4" table:number-columns-repeated="4"/>
          <table:table-cell table:formula="of:=DECIMAL(LEFT([.N12];10) ;16)" office:value-type="float" office:value="0" calcext:value-type="float">
            <text:p/>
          </table:table-cell>
          <table:table-cell table:formula="of:=DECIMAL(RIGHT([.N12];8) ;16)" office:value-type="float" office:value="0" calcext:value-type="float">
            <text:p/>
          </table:table-cell>
          <table:table-cell table:formula="of:=IF(BITAND([.$R12];BITLSHIFT(1;[.S$2]))&gt;0;1;0)*[.$O12]" office:value-type="float" office:value="0" calcext:value-type="float">
            <text:p/>
          </table:table-cell>
          <table:table-cell table:formula="of:=IF(BITAND([.$R12];BITLSHIFT(1;[.T$2]))&gt;0;1;0)*[.$O12]" office:value-type="float" office:value="0" calcext:value-type="float">
            <text:p/>
          </table:table-cell>
          <table:table-cell table:formula="of:=IF(BITAND([.$R12];BITLSHIFT(1;[.U$2]))&gt;0;1;0)*[.$O12]" office:value-type="float" office:value="0" calcext:value-type="float">
            <text:p/>
          </table:table-cell>
          <table:table-cell table:formula="of:=IF(BITAND([.$R12];BITLSHIFT(1;[.V$2]))&gt;0;1;0)*[.$O12]" office:value-type="float" office:value="0" calcext:value-type="float">
            <text:p/>
          </table:table-cell>
          <table:table-cell table:formula="of:=IF(BITAND([.$R12];BITLSHIFT(1;[.W$2]))&gt;0;1;0)*[.$O12]" office:value-type="float" office:value="0" calcext:value-type="float">
            <text:p/>
          </table:table-cell>
          <table:table-cell table:formula="of:=IF(BITAND([.$R12];BITLSHIFT(1;[.X$2]))&gt;0;1;0)*[.$O12]" office:value-type="float" office:value="0" calcext:value-type="float">
            <text:p/>
          </table:table-cell>
          <table:table-cell table:formula="of:=IF(BITAND([.$R12];BITLSHIFT(1;[.Y$2]))&gt;0;1;0)*[.$O12]" office:value-type="float" office:value="0" calcext:value-type="float">
            <text:p/>
          </table:table-cell>
          <table:table-cell table:formula="of:=IF(BITAND([.$R12];BITLSHIFT(1;[.Z$2]))&gt;0;1;0)*[.$O12]" office:value-type="float" office:value="0" calcext:value-type="float">
            <text:p/>
          </table:table-cell>
          <table:table-cell table:formula="of:=IF(BITAND([.$R12];BITLSHIFT(1;[.AA$2]))&gt;0;1;0)*[.$O12]" office:value-type="float" office:value="0" calcext:value-type="float">
            <text:p/>
          </table:table-cell>
          <table:table-cell table:formula="of:=IF(BITAND([.$R12];BITLSHIFT(1;[.AB$2]))&gt;0;1;0)*[.$O12]" office:value-type="float" office:value="0" calcext:value-type="float">
            <text:p/>
          </table:table-cell>
          <table:table-cell table:formula="of:=IF(BITAND([.$R12];BITLSHIFT(1;[.AC$2]))&gt;0;1;0)*[.$O12]" office:value-type="float" office:value="0" calcext:value-type="float">
            <text:p/>
          </table:table-cell>
          <table:table-cell table:formula="of:=IF(BITAND([.$R12];BITLSHIFT(1;[.AD$2]))&gt;0;1;0)*[.$O12]" office:value-type="float" office:value="0" calcext:value-type="float">
            <text:p/>
          </table:table-cell>
          <table:table-cell table:formula="of:=IF(BITAND([.$R12];BITLSHIFT(1;[.AE$2]))&gt;0;1;0)*[.$O12]" office:value-type="float" office:value="0" calcext:value-type="float">
            <text:p/>
          </table:table-cell>
          <table:table-cell table:formula="of:=IF(BITAND([.$R12];BITLSHIFT(1;[.AF$2]))&gt;0;1;0)*[.$O12]" office:value-type="float" office:value="0" calcext:value-type="float">
            <text:p/>
          </table:table-cell>
          <table:table-cell table:formula="of:=IF(BITAND([.$R12];BITLSHIFT(1;[.AG$2]))&gt;0;1;0)*[.$O12]" office:value-type="float" office:value="0" calcext:value-type="float">
            <text:p/>
          </table:table-cell>
          <table:table-cell table:formula="of:=IF(BITAND([.$R12];BITLSHIFT(1;[.AH$2]))&gt;0;1;0)*[.$O12]" office:value-type="float" office:value="0" calcext:value-type="float">
            <text:p/>
          </table:table-cell>
          <table:table-cell table:formula="of:=IF(BITAND([.$R12];BITLSHIFT(1;[.AI$2]))&gt;0;1;0)*[.$O12]" office:value-type="float" office:value="0" calcext:value-type="float">
            <text:p/>
          </table:table-cell>
          <table:table-cell table:formula="of:=IF(BITAND([.$R12];BITLSHIFT(1;[.AJ$2]))&gt;0;1;0)*[.$O12]" office:value-type="float" office:value="0" calcext:value-type="float">
            <text:p/>
          </table:table-cell>
          <table:table-cell table:formula="of:=IF(BITAND([.$R12];BITLSHIFT(1;[.AK$2]))&gt;0;1;0)*[.$O12]" office:value-type="float" office:value="0" calcext:value-type="float">
            <text:p/>
          </table:table-cell>
          <table:table-cell table:formula="of:=IF(BITAND([.$R12];BITLSHIFT(1;[.AL$2]))&gt;0;1;0)*[.$O12]" office:value-type="float" office:value="0" calcext:value-type="float">
            <text:p/>
          </table:table-cell>
          <table:table-cell table:formula="of:=IF(BITAND([.$R12];BITLSHIFT(1;[.AM$2]))&gt;0;1;0)*[.$O12]" office:value-type="float" office:value="0" calcext:value-type="float">
            <text:p/>
          </table:table-cell>
          <table:table-cell table:formula="of:=IF(BITAND([.$R12];BITLSHIFT(1;[.AN$2]))&gt;0;1;0)*[.$O12]" office:value-type="float" office:value="0" calcext:value-type="float">
            <text:p/>
          </table:table-cell>
          <table:table-cell table:formula="of:=IF(BITAND([.$R12];BITLSHIFT(1;[.AO$2]))&gt;0;1;0)*[.$O12]" office:value-type="float" office:value="0" calcext:value-type="float">
            <text:p/>
          </table:table-cell>
          <table:table-cell table:formula="of:=IF(BITAND([.$R12];BITLSHIFT(1;[.AP$2]))&gt;0;1;0)*[.$O12]" office:value-type="float" office:value="0" calcext:value-type="float">
            <text:p/>
          </table:table-cell>
          <table:table-cell table:formula="of:=IF(BITAND([.$R12];BITLSHIFT(1;[.AQ$2]))&gt;0;1;0)*[.$O12]" office:value-type="float" office:value="0" calcext:value-type="float">
            <text:p/>
          </table:table-cell>
          <table:table-cell table:formula="of:=IF(BITAND([.$R12];BITLSHIFT(1;[.AR$2]))&gt;0;1;0)*[.$O12]" office:value-type="float" office:value="0" calcext:value-type="float">
            <text:p/>
          </table:table-cell>
          <table:table-cell table:formula="of:=IF(BITAND([.$R12];BITLSHIFT(1;[.AS$2]))&gt;0;1;0)*[.$O12]" office:value-type="float" office:value="0" calcext:value-type="float">
            <text:p/>
          </table:table-cell>
          <table:table-cell table:formula="of:=IF(BITAND([.$R12];BITLSHIFT(1;[.AT$2]))&gt;0;1;0)*[.$O12]" office:value-type="float" office:value="0" calcext:value-type="float">
            <text:p/>
          </table:table-cell>
          <table:table-cell table:formula="of:=IF(BITAND([.$R12];BITLSHIFT(1;[.AU$2]))&gt;0;1;0)*[.$O12]" office:value-type="float" office:value="0" calcext:value-type="float">
            <text:p/>
          </table:table-cell>
          <table:table-cell table:formula="of:=IF(BITAND([.$R12];BITLSHIFT(1;[.AV$2]))&gt;0;1;0)*[.$O12]" office:value-type="float" office:value="0" calcext:value-type="float">
            <text:p/>
          </table:table-cell>
          <table:table-cell table:formula="of:=IF(BITAND([.$R12];BITLSHIFT(1;[.AW$2]))&gt;0;1;0)*[.$O12]" office:value-type="float" office:value="0" calcext:value-type="float">
            <text:p/>
          </table:table-cell>
          <table:table-cell table:formula="of:=IF(BITAND([.$R12];BITLSHIFT(1;[.AX$2]))&gt;0;1;0)*[.$O12]" office:value-type="float" office:value="0" calcext:value-type="float">
            <text:p/>
          </table:table-cell>
          <table:table-cell table:formula="of:=IF(BITAND([.$Q12];BITLSHIFT(1;[.AY$2]))&gt;0;1;0)*[.$O12]" office:value-type="float" office:value="0" calcext:value-type="float">
            <text:p/>
          </table:table-cell>
          <table:table-cell table:formula="of:=IF(BITAND([.$Q12];BITLSHIFT(1;[.AZ$2]))&gt;0;1;0)*[.$O12]" office:value-type="float" office:value="0" calcext:value-type="float">
            <text:p/>
          </table:table-cell>
          <table:table-cell table:formula="of:=IF(BITAND([.$Q12];BITLSHIFT(1;[.BA$2]))&gt;0;1;0)*[.$O12]" office:value-type="float" office:value="0" calcext:value-type="float">
            <text:p/>
          </table:table-cell>
          <table:table-cell table:formula="of:=IF(BITAND([.$Q12];BITLSHIFT(1;[.BB$2]))&gt;0;1;0)*[.$O12]" office:value-type="float" office:value="0" calcext:value-type="float">
            <text:p/>
          </table:table-cell>
          <table:table-cell table:formula="of:=IF(BITAND([.$Q12];BITLSHIFT(1;[.BC$2]))&gt;0;1;0)*[.$O12]" office:value-type="float" office:value="0" calcext:value-type="float">
            <text:p/>
          </table:table-cell>
          <table:table-cell table:formula="of:=IF(BITAND([.$Q12];BITLSHIFT(1;[.BD$2]))&gt;0;1;0)*[.$O12]" office:value-type="float" office:value="0" calcext:value-type="float">
            <text:p/>
          </table:table-cell>
          <table:table-cell table:formula="of:=IF(BITAND([.$Q12];BITLSHIFT(1;[.BE$2]))&gt;0;1;0)*[.$O12]" office:value-type="float" office:value="0" calcext:value-type="float">
            <text:p/>
          </table:table-cell>
          <table:table-cell table:formula="of:=IF(BITAND([.$Q12];BITLSHIFT(1;[.BF$2]))&gt;0;1;0)*[.$O12]" office:value-type="float" office:value="0" calcext:value-type="float">
            <text:p/>
          </table:table-cell>
          <table:table-cell table:formula="of:=IF(BITAND([.$Q12];BITLSHIFT(1;[.BG$2]))&gt;0;1;0)*[.$O12]" office:value-type="float" office:value="0" calcext:value-type="float">
            <text:p/>
          </table:table-cell>
          <table:table-cell table:formula="of:=IF(BITAND([.$Q12];BITLSHIFT(1;[.BH$2]))&gt;0;1;0)*[.$O12]" office:value-type="float" office:value="0" calcext:value-type="float">
            <text:p/>
          </table:table-cell>
          <table:table-cell table:formula="of:=IF(BITAND([.$Q12];BITLSHIFT(1;[.BI$2]))&gt;0;1;0)*[.$O12]" office:value-type="float" office:value="0" calcext:value-type="float">
            <text:p/>
          </table:table-cell>
          <table:table-cell table:formula="of:=IF(BITAND([.$Q12];BITLSHIFT(1;[.BJ$2]))&gt;0;1;0)*[.$O12]" office:value-type="float" office:value="0" calcext:value-type="float">
            <text:p/>
          </table:table-cell>
          <table:table-cell table:formula="of:=IF(BITAND([.$Q12];BITLSHIFT(1;[.BK$2]))&gt;0;1;0)*[.$O12]" office:value-type="float" office:value="0" calcext:value-type="float">
            <text:p/>
          </table:table-cell>
          <table:table-cell table:formula="of:=IF(BITAND([.$Q12];BITLSHIFT(1;[.BL$2]))&gt;0;1;0)*[.$O12]" office:value-type="float" office:value="0" calcext:value-type="float">
            <text:p/>
          </table:table-cell>
          <table:table-cell table:formula="of:=IF(BITAND([.$Q12];BITLSHIFT(1;[.BM$2]))&gt;0;1;0)*[.$O12]" office:value-type="float" office:value="0" calcext:value-type="float">
            <text:p/>
          </table:table-cell>
          <table:table-cell table:formula="of:=IF(BITAND([.$Q12];BITLSHIFT(1;[.BN$2]))&gt;0;1;0)*[.$O12]" office:value-type="float" office:value="0" calcext:value-type="float">
            <text:p/>
          </table:table-cell>
          <table:table-cell table:formula="of:=IF(BITAND([.$Q12];BITLSHIFT(1;[.BO$2]))&gt;0;1;0)*[.$O12]" office:value-type="float" office:value="0" calcext:value-type="float">
            <text:p/>
          </table:table-cell>
          <table:table-cell table:formula="of:=IF(BITAND([.$Q12];BITLSHIFT(1;[.BP$2]))&gt;0;1;0)*[.$O12]" office:value-type="float" office:value="0" calcext:value-type="float">
            <text:p/>
          </table:table-cell>
          <table:table-cell table:formula="of:=IF(BITAND([.$Q12];BITLSHIFT(1;[.BQ$2]))&gt;0;1;0)*[.$O12]" office:value-type="float" office:value="0" calcext:value-type="float">
            <text:p/>
          </table:table-cell>
          <table:table-cell table:formula="of:=IF(BITAND([.$Q12];BITLSHIFT(1;[.BR$2]))&gt;0;1;0)*[.$O12]" office:value-type="float" office:value="0" calcext:value-type="float">
            <text:p/>
          </table:table-cell>
          <table:table-cell table:formula="of:=IF(BITAND([.$Q12];BITLSHIFT(1;[.BS$2]))&gt;0;1;0)*[.$O12]" office:value-type="float" office:value="0" calcext:value-type="float">
            <text:p/>
          </table:table-cell>
          <table:table-cell table:formula="of:=IF(BITAND([.$Q12];BITLSHIFT(1;[.BT$2]))&gt;0;1;0)*[.$O12]" office:value-type="float" office:value="0" calcext:value-type="float">
            <text:p/>
          </table:table-cell>
          <table:table-cell table:formula="of:=IF(BITAND([.$Q12];BITLSHIFT(1;[.BU$2]))&gt;0;1;0)*[.$O12]" office:value-type="float" office:value="0" calcext:value-type="float">
            <text:p/>
          </table:table-cell>
          <table:table-cell table:formula="of:=IF(BITAND([.$Q12];BITLSHIFT(1;[.BV$2]))&gt;0;1;0)*[.$O12]" office:value-type="float" office:value="0" calcext:value-type="float">
            <text:p/>
          </table:table-cell>
          <table:table-cell table:formula="of:=IF(BITAND([.$Q12];BITLSHIFT(1;[.BW$2]))&gt;0;1;0)*[.$O12]" office:value-type="float" office:value="0" calcext:value-type="float">
            <text:p/>
          </table:table-cell>
          <table:table-cell table:formula="of:=IF(BITAND([.$Q12];BITLSHIFT(1;[.BX$2]))&gt;0;1;0)*[.$O12]" office:value-type="float" office:value="0" calcext:value-type="float">
            <text:p/>
          </table:table-cell>
          <table:table-cell table:formula="of:=IF(BITAND([.$Q12];BITLSHIFT(1;[.BY$2]))&gt;0;1;0)*[.$O12]" office:value-type="float" office:value="0" calcext:value-type="float">
            <text:p/>
          </table:table-cell>
          <table:table-cell table:formula="of:=IF(BITAND([.$Q12];BITLSHIFT(1;[.BZ$2]))&gt;0;1;0)*[.$O12]" office:value-type="float" office:value="0" calcext:value-type="float">
            <text:p/>
          </table:table-cell>
          <table:table-cell table:formula="of:=IF(BITAND([.$Q12];BITLSHIFT(1;[.CA$2]))&gt;0;1;0)*[.$O12]" office:value-type="float" office:value="0" calcext:value-type="float">
            <text:p/>
          </table:table-cell>
          <table:table-cell table:formula="of:=IF(BITAND([.$Q12];BITLSHIFT(1;[.CB$2]))&gt;0;1;0)*[.$O12]" office:value-type="float" office:value="0" calcext:value-type="float">
            <text:p/>
          </table:table-cell>
          <table:table-cell table:formula="of:=IF(BITAND([.$Q12];BITLSHIFT(1;[.CC$2]))&gt;0;1;0)*[.$O12]" office:value-type="float" office:value="0" calcext:value-type="float">
            <text:p/>
          </table:table-cell>
          <table:table-cell table:formula="of:=IF(BITAND([.$Q12];BITLSHIFT(1;[.CD$2]))&gt;0;1;0)*[.$O1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3];10) ;16)" office:value-type="float" office:value="0" calcext:value-type="float">
            <text:p/>
          </table:table-cell>
          <table:table-cell table:formula="of:=DECIMAL(RIGHT([.N13];8) ;16)" office:value-type="float" office:value="0" calcext:value-type="float">
            <text:p/>
          </table:table-cell>
          <table:table-cell table:formula="of:=IF(BITAND([.$R13];BITLSHIFT(1;[.S$2]))&gt;0;1;0)*[.$O13]" office:value-type="float" office:value="0" calcext:value-type="float">
            <text:p/>
          </table:table-cell>
          <table:table-cell table:formula="of:=IF(BITAND([.$R13];BITLSHIFT(1;[.T$2]))&gt;0;1;0)*[.$O13]" office:value-type="float" office:value="0" calcext:value-type="float">
            <text:p/>
          </table:table-cell>
          <table:table-cell table:formula="of:=IF(BITAND([.$R13];BITLSHIFT(1;[.U$2]))&gt;0;1;0)*[.$O13]" office:value-type="float" office:value="0" calcext:value-type="float">
            <text:p/>
          </table:table-cell>
          <table:table-cell table:formula="of:=IF(BITAND([.$R13];BITLSHIFT(1;[.V$2]))&gt;0;1;0)*[.$O13]" office:value-type="float" office:value="0" calcext:value-type="float">
            <text:p/>
          </table:table-cell>
          <table:table-cell table:formula="of:=IF(BITAND([.$R13];BITLSHIFT(1;[.W$2]))&gt;0;1;0)*[.$O13]" office:value-type="float" office:value="0" calcext:value-type="float">
            <text:p/>
          </table:table-cell>
          <table:table-cell table:formula="of:=IF(BITAND([.$R13];BITLSHIFT(1;[.X$2]))&gt;0;1;0)*[.$O13]" office:value-type="float" office:value="0" calcext:value-type="float">
            <text:p/>
          </table:table-cell>
          <table:table-cell table:formula="of:=IF(BITAND([.$R13];BITLSHIFT(1;[.Y$2]))&gt;0;1;0)*[.$O13]" office:value-type="float" office:value="0" calcext:value-type="float">
            <text:p/>
          </table:table-cell>
          <table:table-cell table:formula="of:=IF(BITAND([.$R13];BITLSHIFT(1;[.Z$2]))&gt;0;1;0)*[.$O13]" office:value-type="float" office:value="0" calcext:value-type="float">
            <text:p/>
          </table:table-cell>
          <table:table-cell table:formula="of:=IF(BITAND([.$R13];BITLSHIFT(1;[.AA$2]))&gt;0;1;0)*[.$O13]" office:value-type="float" office:value="0" calcext:value-type="float">
            <text:p/>
          </table:table-cell>
          <table:table-cell table:formula="of:=IF(BITAND([.$R13];BITLSHIFT(1;[.AB$2]))&gt;0;1;0)*[.$O13]" office:value-type="float" office:value="0" calcext:value-type="float">
            <text:p/>
          </table:table-cell>
          <table:table-cell table:formula="of:=IF(BITAND([.$R13];BITLSHIFT(1;[.AC$2]))&gt;0;1;0)*[.$O13]" office:value-type="float" office:value="0" calcext:value-type="float">
            <text:p/>
          </table:table-cell>
          <table:table-cell table:formula="of:=IF(BITAND([.$R13];BITLSHIFT(1;[.AD$2]))&gt;0;1;0)*[.$O13]" office:value-type="float" office:value="0" calcext:value-type="float">
            <text:p/>
          </table:table-cell>
          <table:table-cell table:formula="of:=IF(BITAND([.$R13];BITLSHIFT(1;[.AE$2]))&gt;0;1;0)*[.$O13]" office:value-type="float" office:value="0" calcext:value-type="float">
            <text:p/>
          </table:table-cell>
          <table:table-cell table:formula="of:=IF(BITAND([.$R13];BITLSHIFT(1;[.AF$2]))&gt;0;1;0)*[.$O13]" office:value-type="float" office:value="0" calcext:value-type="float">
            <text:p/>
          </table:table-cell>
          <table:table-cell table:formula="of:=IF(BITAND([.$R13];BITLSHIFT(1;[.AG$2]))&gt;0;1;0)*[.$O13]" office:value-type="float" office:value="0" calcext:value-type="float">
            <text:p/>
          </table:table-cell>
          <table:table-cell table:formula="of:=IF(BITAND([.$R13];BITLSHIFT(1;[.AH$2]))&gt;0;1;0)*[.$O13]" office:value-type="float" office:value="0" calcext:value-type="float">
            <text:p/>
          </table:table-cell>
          <table:table-cell table:formula="of:=IF(BITAND([.$R13];BITLSHIFT(1;[.AI$2]))&gt;0;1;0)*[.$O13]" office:value-type="float" office:value="0" calcext:value-type="float">
            <text:p/>
          </table:table-cell>
          <table:table-cell table:formula="of:=IF(BITAND([.$R13];BITLSHIFT(1;[.AJ$2]))&gt;0;1;0)*[.$O13]" office:value-type="float" office:value="0" calcext:value-type="float">
            <text:p/>
          </table:table-cell>
          <table:table-cell table:formula="of:=IF(BITAND([.$R13];BITLSHIFT(1;[.AK$2]))&gt;0;1;0)*[.$O13]" office:value-type="float" office:value="0" calcext:value-type="float">
            <text:p/>
          </table:table-cell>
          <table:table-cell table:formula="of:=IF(BITAND([.$R13];BITLSHIFT(1;[.AL$2]))&gt;0;1;0)*[.$O13]" office:value-type="float" office:value="0" calcext:value-type="float">
            <text:p/>
          </table:table-cell>
          <table:table-cell table:formula="of:=IF(BITAND([.$R13];BITLSHIFT(1;[.AM$2]))&gt;0;1;0)*[.$O13]" office:value-type="float" office:value="0" calcext:value-type="float">
            <text:p/>
          </table:table-cell>
          <table:table-cell table:formula="of:=IF(BITAND([.$R13];BITLSHIFT(1;[.AN$2]))&gt;0;1;0)*[.$O13]" office:value-type="float" office:value="0" calcext:value-type="float">
            <text:p/>
          </table:table-cell>
          <table:table-cell table:formula="of:=IF(BITAND([.$R13];BITLSHIFT(1;[.AO$2]))&gt;0;1;0)*[.$O13]" office:value-type="float" office:value="0" calcext:value-type="float">
            <text:p/>
          </table:table-cell>
          <table:table-cell table:formula="of:=IF(BITAND([.$R13];BITLSHIFT(1;[.AP$2]))&gt;0;1;0)*[.$O13]" office:value-type="float" office:value="0" calcext:value-type="float">
            <text:p/>
          </table:table-cell>
          <table:table-cell table:formula="of:=IF(BITAND([.$R13];BITLSHIFT(1;[.AQ$2]))&gt;0;1;0)*[.$O13]" office:value-type="float" office:value="0" calcext:value-type="float">
            <text:p/>
          </table:table-cell>
          <table:table-cell table:formula="of:=IF(BITAND([.$R13];BITLSHIFT(1;[.AR$2]))&gt;0;1;0)*[.$O13]" office:value-type="float" office:value="0" calcext:value-type="float">
            <text:p/>
          </table:table-cell>
          <table:table-cell table:formula="of:=IF(BITAND([.$R13];BITLSHIFT(1;[.AS$2]))&gt;0;1;0)*[.$O13]" office:value-type="float" office:value="0" calcext:value-type="float">
            <text:p/>
          </table:table-cell>
          <table:table-cell table:formula="of:=IF(BITAND([.$R13];BITLSHIFT(1;[.AT$2]))&gt;0;1;0)*[.$O13]" office:value-type="float" office:value="0" calcext:value-type="float">
            <text:p/>
          </table:table-cell>
          <table:table-cell table:formula="of:=IF(BITAND([.$R13];BITLSHIFT(1;[.AU$2]))&gt;0;1;0)*[.$O13]" office:value-type="float" office:value="0" calcext:value-type="float">
            <text:p/>
          </table:table-cell>
          <table:table-cell table:formula="of:=IF(BITAND([.$R13];BITLSHIFT(1;[.AV$2]))&gt;0;1;0)*[.$O13]" office:value-type="float" office:value="0" calcext:value-type="float">
            <text:p/>
          </table:table-cell>
          <table:table-cell table:formula="of:=IF(BITAND([.$R13];BITLSHIFT(1;[.AW$2]))&gt;0;1;0)*[.$O13]" office:value-type="float" office:value="0" calcext:value-type="float">
            <text:p/>
          </table:table-cell>
          <table:table-cell table:formula="of:=IF(BITAND([.$R13];BITLSHIFT(1;[.AX$2]))&gt;0;1;0)*[.$O13]" office:value-type="float" office:value="0" calcext:value-type="float">
            <text:p/>
          </table:table-cell>
          <table:table-cell table:formula="of:=IF(BITAND([.$Q13];BITLSHIFT(1;[.AY$2]))&gt;0;1;0)*[.$O13]" office:value-type="float" office:value="0" calcext:value-type="float">
            <text:p/>
          </table:table-cell>
          <table:table-cell table:formula="of:=IF(BITAND([.$Q13];BITLSHIFT(1;[.AZ$2]))&gt;0;1;0)*[.$O13]" office:value-type="float" office:value="0" calcext:value-type="float">
            <text:p/>
          </table:table-cell>
          <table:table-cell table:formula="of:=IF(BITAND([.$Q13];BITLSHIFT(1;[.BA$2]))&gt;0;1;0)*[.$O13]" office:value-type="float" office:value="0" calcext:value-type="float">
            <text:p/>
          </table:table-cell>
          <table:table-cell table:formula="of:=IF(BITAND([.$Q13];BITLSHIFT(1;[.BB$2]))&gt;0;1;0)*[.$O13]" office:value-type="float" office:value="0" calcext:value-type="float">
            <text:p/>
          </table:table-cell>
          <table:table-cell table:formula="of:=IF(BITAND([.$Q13];BITLSHIFT(1;[.BC$2]))&gt;0;1;0)*[.$O13]" office:value-type="float" office:value="0" calcext:value-type="float">
            <text:p/>
          </table:table-cell>
          <table:table-cell table:formula="of:=IF(BITAND([.$Q13];BITLSHIFT(1;[.BD$2]))&gt;0;1;0)*[.$O13]" office:value-type="float" office:value="0" calcext:value-type="float">
            <text:p/>
          </table:table-cell>
          <table:table-cell table:formula="of:=IF(BITAND([.$Q13];BITLSHIFT(1;[.BE$2]))&gt;0;1;0)*[.$O13]" office:value-type="float" office:value="0" calcext:value-type="float">
            <text:p/>
          </table:table-cell>
          <table:table-cell table:formula="of:=IF(BITAND([.$Q13];BITLSHIFT(1;[.BF$2]))&gt;0;1;0)*[.$O13]" office:value-type="float" office:value="0" calcext:value-type="float">
            <text:p/>
          </table:table-cell>
          <table:table-cell table:formula="of:=IF(BITAND([.$Q13];BITLSHIFT(1;[.BG$2]))&gt;0;1;0)*[.$O13]" office:value-type="float" office:value="0" calcext:value-type="float">
            <text:p/>
          </table:table-cell>
          <table:table-cell table:formula="of:=IF(BITAND([.$Q13];BITLSHIFT(1;[.BH$2]))&gt;0;1;0)*[.$O13]" office:value-type="float" office:value="0" calcext:value-type="float">
            <text:p/>
          </table:table-cell>
          <table:table-cell table:formula="of:=IF(BITAND([.$Q13];BITLSHIFT(1;[.BI$2]))&gt;0;1;0)*[.$O13]" office:value-type="float" office:value="0" calcext:value-type="float">
            <text:p/>
          </table:table-cell>
          <table:table-cell table:formula="of:=IF(BITAND([.$Q13];BITLSHIFT(1;[.BJ$2]))&gt;0;1;0)*[.$O13]" office:value-type="float" office:value="0" calcext:value-type="float">
            <text:p/>
          </table:table-cell>
          <table:table-cell table:formula="of:=IF(BITAND([.$Q13];BITLSHIFT(1;[.BK$2]))&gt;0;1;0)*[.$O13]" office:value-type="float" office:value="0" calcext:value-type="float">
            <text:p/>
          </table:table-cell>
          <table:table-cell table:formula="of:=IF(BITAND([.$Q13];BITLSHIFT(1;[.BL$2]))&gt;0;1;0)*[.$O13]" office:value-type="float" office:value="0" calcext:value-type="float">
            <text:p/>
          </table:table-cell>
          <table:table-cell table:formula="of:=IF(BITAND([.$Q13];BITLSHIFT(1;[.BM$2]))&gt;0;1;0)*[.$O13]" office:value-type="float" office:value="0" calcext:value-type="float">
            <text:p/>
          </table:table-cell>
          <table:table-cell table:formula="of:=IF(BITAND([.$Q13];BITLSHIFT(1;[.BN$2]))&gt;0;1;0)*[.$O13]" office:value-type="float" office:value="0" calcext:value-type="float">
            <text:p/>
          </table:table-cell>
          <table:table-cell table:formula="of:=IF(BITAND([.$Q13];BITLSHIFT(1;[.BO$2]))&gt;0;1;0)*[.$O13]" office:value-type="float" office:value="0" calcext:value-type="float">
            <text:p/>
          </table:table-cell>
          <table:table-cell table:formula="of:=IF(BITAND([.$Q13];BITLSHIFT(1;[.BP$2]))&gt;0;1;0)*[.$O13]" office:value-type="float" office:value="0" calcext:value-type="float">
            <text:p/>
          </table:table-cell>
          <table:table-cell table:formula="of:=IF(BITAND([.$Q13];BITLSHIFT(1;[.BQ$2]))&gt;0;1;0)*[.$O13]" office:value-type="float" office:value="0" calcext:value-type="float">
            <text:p/>
          </table:table-cell>
          <table:table-cell table:formula="of:=IF(BITAND([.$Q13];BITLSHIFT(1;[.BR$2]))&gt;0;1;0)*[.$O13]" office:value-type="float" office:value="0" calcext:value-type="float">
            <text:p/>
          </table:table-cell>
          <table:table-cell table:formula="of:=IF(BITAND([.$Q13];BITLSHIFT(1;[.BS$2]))&gt;0;1;0)*[.$O13]" office:value-type="float" office:value="0" calcext:value-type="float">
            <text:p/>
          </table:table-cell>
          <table:table-cell table:formula="of:=IF(BITAND([.$Q13];BITLSHIFT(1;[.BT$2]))&gt;0;1;0)*[.$O13]" office:value-type="float" office:value="0" calcext:value-type="float">
            <text:p/>
          </table:table-cell>
          <table:table-cell table:formula="of:=IF(BITAND([.$Q13];BITLSHIFT(1;[.BU$2]))&gt;0;1;0)*[.$O13]" office:value-type="float" office:value="0" calcext:value-type="float">
            <text:p/>
          </table:table-cell>
          <table:table-cell table:formula="of:=IF(BITAND([.$Q13];BITLSHIFT(1;[.BV$2]))&gt;0;1;0)*[.$O13]" office:value-type="float" office:value="0" calcext:value-type="float">
            <text:p/>
          </table:table-cell>
          <table:table-cell table:formula="of:=IF(BITAND([.$Q13];BITLSHIFT(1;[.BW$2]))&gt;0;1;0)*[.$O13]" office:value-type="float" office:value="0" calcext:value-type="float">
            <text:p/>
          </table:table-cell>
          <table:table-cell table:formula="of:=IF(BITAND([.$Q13];BITLSHIFT(1;[.BX$2]))&gt;0;1;0)*[.$O13]" office:value-type="float" office:value="0" calcext:value-type="float">
            <text:p/>
          </table:table-cell>
          <table:table-cell table:formula="of:=IF(BITAND([.$Q13];BITLSHIFT(1;[.BY$2]))&gt;0;1;0)*[.$O13]" office:value-type="float" office:value="0" calcext:value-type="float">
            <text:p/>
          </table:table-cell>
          <table:table-cell table:formula="of:=IF(BITAND([.$Q13];BITLSHIFT(1;[.BZ$2]))&gt;0;1;0)*[.$O13]" office:value-type="float" office:value="0" calcext:value-type="float">
            <text:p/>
          </table:table-cell>
          <table:table-cell table:formula="of:=IF(BITAND([.$Q13];BITLSHIFT(1;[.CA$2]))&gt;0;1;0)*[.$O13]" office:value-type="float" office:value="0" calcext:value-type="float">
            <text:p/>
          </table:table-cell>
          <table:table-cell table:formula="of:=IF(BITAND([.$Q13];BITLSHIFT(1;[.CB$2]))&gt;0;1;0)*[.$O13]" office:value-type="float" office:value="0" calcext:value-type="float">
            <text:p/>
          </table:table-cell>
          <table:table-cell table:formula="of:=IF(BITAND([.$Q13];BITLSHIFT(1;[.CC$2]))&gt;0;1;0)*[.$O13]" office:value-type="float" office:value="0" calcext:value-type="float">
            <text:p/>
          </table:table-cell>
          <table:table-cell table:formula="of:=IF(BITAND([.$Q13];BITLSHIFT(1;[.CD$2]))&gt;0;1;0)*[.$O1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4];10) ;16)" office:value-type="float" office:value="0" calcext:value-type="float">
            <text:p/>
          </table:table-cell>
          <table:table-cell table:formula="of:=DECIMAL(RIGHT([.N14];8) ;16)" office:value-type="float" office:value="0" calcext:value-type="float">
            <text:p/>
          </table:table-cell>
          <table:table-cell table:formula="of:=IF(BITAND([.$R14];BITLSHIFT(1;[.S$2]))&gt;0;1;0)*[.$O14]" office:value-type="float" office:value="0" calcext:value-type="float">
            <text:p/>
          </table:table-cell>
          <table:table-cell table:formula="of:=IF(BITAND([.$R14];BITLSHIFT(1;[.T$2]))&gt;0;1;0)*[.$O14]" office:value-type="float" office:value="0" calcext:value-type="float">
            <text:p/>
          </table:table-cell>
          <table:table-cell table:formula="of:=IF(BITAND([.$R14];BITLSHIFT(1;[.U$2]))&gt;0;1;0)*[.$O14]" office:value-type="float" office:value="0" calcext:value-type="float">
            <text:p/>
          </table:table-cell>
          <table:table-cell table:formula="of:=IF(BITAND([.$R14];BITLSHIFT(1;[.V$2]))&gt;0;1;0)*[.$O14]" office:value-type="float" office:value="0" calcext:value-type="float">
            <text:p/>
          </table:table-cell>
          <table:table-cell table:formula="of:=IF(BITAND([.$R14];BITLSHIFT(1;[.W$2]))&gt;0;1;0)*[.$O14]" office:value-type="float" office:value="0" calcext:value-type="float">
            <text:p/>
          </table:table-cell>
          <table:table-cell table:formula="of:=IF(BITAND([.$R14];BITLSHIFT(1;[.X$2]))&gt;0;1;0)*[.$O14]" office:value-type="float" office:value="0" calcext:value-type="float">
            <text:p/>
          </table:table-cell>
          <table:table-cell table:formula="of:=IF(BITAND([.$R14];BITLSHIFT(1;[.Y$2]))&gt;0;1;0)*[.$O14]" office:value-type="float" office:value="0" calcext:value-type="float">
            <text:p/>
          </table:table-cell>
          <table:table-cell table:formula="of:=IF(BITAND([.$R14];BITLSHIFT(1;[.Z$2]))&gt;0;1;0)*[.$O14]" office:value-type="float" office:value="0" calcext:value-type="float">
            <text:p/>
          </table:table-cell>
          <table:table-cell table:formula="of:=IF(BITAND([.$R14];BITLSHIFT(1;[.AA$2]))&gt;0;1;0)*[.$O14]" office:value-type="float" office:value="0" calcext:value-type="float">
            <text:p/>
          </table:table-cell>
          <table:table-cell table:formula="of:=IF(BITAND([.$R14];BITLSHIFT(1;[.AB$2]))&gt;0;1;0)*[.$O14]" office:value-type="float" office:value="0" calcext:value-type="float">
            <text:p/>
          </table:table-cell>
          <table:table-cell table:formula="of:=IF(BITAND([.$R14];BITLSHIFT(1;[.AC$2]))&gt;0;1;0)*[.$O14]" office:value-type="float" office:value="0" calcext:value-type="float">
            <text:p/>
          </table:table-cell>
          <table:table-cell table:formula="of:=IF(BITAND([.$R14];BITLSHIFT(1;[.AD$2]))&gt;0;1;0)*[.$O14]" office:value-type="float" office:value="0" calcext:value-type="float">
            <text:p/>
          </table:table-cell>
          <table:table-cell table:formula="of:=IF(BITAND([.$R14];BITLSHIFT(1;[.AE$2]))&gt;0;1;0)*[.$O14]" office:value-type="float" office:value="0" calcext:value-type="float">
            <text:p/>
          </table:table-cell>
          <table:table-cell table:formula="of:=IF(BITAND([.$R14];BITLSHIFT(1;[.AF$2]))&gt;0;1;0)*[.$O14]" office:value-type="float" office:value="0" calcext:value-type="float">
            <text:p/>
          </table:table-cell>
          <table:table-cell table:formula="of:=IF(BITAND([.$R14];BITLSHIFT(1;[.AG$2]))&gt;0;1;0)*[.$O14]" office:value-type="float" office:value="0" calcext:value-type="float">
            <text:p/>
          </table:table-cell>
          <table:table-cell table:formula="of:=IF(BITAND([.$R14];BITLSHIFT(1;[.AH$2]))&gt;0;1;0)*[.$O14]" office:value-type="float" office:value="0" calcext:value-type="float">
            <text:p/>
          </table:table-cell>
          <table:table-cell table:formula="of:=IF(BITAND([.$R14];BITLSHIFT(1;[.AI$2]))&gt;0;1;0)*[.$O14]" office:value-type="float" office:value="0" calcext:value-type="float">
            <text:p/>
          </table:table-cell>
          <table:table-cell table:formula="of:=IF(BITAND([.$R14];BITLSHIFT(1;[.AJ$2]))&gt;0;1;0)*[.$O14]" office:value-type="float" office:value="0" calcext:value-type="float">
            <text:p/>
          </table:table-cell>
          <table:table-cell table:formula="of:=IF(BITAND([.$R14];BITLSHIFT(1;[.AK$2]))&gt;0;1;0)*[.$O14]" office:value-type="float" office:value="0" calcext:value-type="float">
            <text:p/>
          </table:table-cell>
          <table:table-cell table:formula="of:=IF(BITAND([.$R14];BITLSHIFT(1;[.AL$2]))&gt;0;1;0)*[.$O14]" office:value-type="float" office:value="0" calcext:value-type="float">
            <text:p/>
          </table:table-cell>
          <table:table-cell table:formula="of:=IF(BITAND([.$R14];BITLSHIFT(1;[.AM$2]))&gt;0;1;0)*[.$O14]" office:value-type="float" office:value="0" calcext:value-type="float">
            <text:p/>
          </table:table-cell>
          <table:table-cell table:formula="of:=IF(BITAND([.$R14];BITLSHIFT(1;[.AN$2]))&gt;0;1;0)*[.$O14]" office:value-type="float" office:value="0" calcext:value-type="float">
            <text:p/>
          </table:table-cell>
          <table:table-cell table:formula="of:=IF(BITAND([.$R14];BITLSHIFT(1;[.AO$2]))&gt;0;1;0)*[.$O14]" office:value-type="float" office:value="0" calcext:value-type="float">
            <text:p/>
          </table:table-cell>
          <table:table-cell table:formula="of:=IF(BITAND([.$R14];BITLSHIFT(1;[.AP$2]))&gt;0;1;0)*[.$O14]" office:value-type="float" office:value="0" calcext:value-type="float">
            <text:p/>
          </table:table-cell>
          <table:table-cell table:formula="of:=IF(BITAND([.$R14];BITLSHIFT(1;[.AQ$2]))&gt;0;1;0)*[.$O14]" office:value-type="float" office:value="0" calcext:value-type="float">
            <text:p/>
          </table:table-cell>
          <table:table-cell table:formula="of:=IF(BITAND([.$R14];BITLSHIFT(1;[.AR$2]))&gt;0;1;0)*[.$O14]" office:value-type="float" office:value="0" calcext:value-type="float">
            <text:p/>
          </table:table-cell>
          <table:table-cell table:formula="of:=IF(BITAND([.$R14];BITLSHIFT(1;[.AS$2]))&gt;0;1;0)*[.$O14]" office:value-type="float" office:value="0" calcext:value-type="float">
            <text:p/>
          </table:table-cell>
          <table:table-cell table:formula="of:=IF(BITAND([.$R14];BITLSHIFT(1;[.AT$2]))&gt;0;1;0)*[.$O14]" office:value-type="float" office:value="0" calcext:value-type="float">
            <text:p/>
          </table:table-cell>
          <table:table-cell table:formula="of:=IF(BITAND([.$R14];BITLSHIFT(1;[.AU$2]))&gt;0;1;0)*[.$O14]" office:value-type="float" office:value="0" calcext:value-type="float">
            <text:p/>
          </table:table-cell>
          <table:table-cell table:formula="of:=IF(BITAND([.$R14];BITLSHIFT(1;[.AV$2]))&gt;0;1;0)*[.$O14]" office:value-type="float" office:value="0" calcext:value-type="float">
            <text:p/>
          </table:table-cell>
          <table:table-cell table:formula="of:=IF(BITAND([.$R14];BITLSHIFT(1;[.AW$2]))&gt;0;1;0)*[.$O14]" office:value-type="float" office:value="0" calcext:value-type="float">
            <text:p/>
          </table:table-cell>
          <table:table-cell table:formula="of:=IF(BITAND([.$R14];BITLSHIFT(1;[.AX$2]))&gt;0;1;0)*[.$O14]" office:value-type="float" office:value="0" calcext:value-type="float">
            <text:p/>
          </table:table-cell>
          <table:table-cell table:formula="of:=IF(BITAND([.$Q14];BITLSHIFT(1;[.AY$2]))&gt;0;1;0)*[.$O14]" office:value-type="float" office:value="0" calcext:value-type="float">
            <text:p/>
          </table:table-cell>
          <table:table-cell table:formula="of:=IF(BITAND([.$Q14];BITLSHIFT(1;[.AZ$2]))&gt;0;1;0)*[.$O14]" office:value-type="float" office:value="0" calcext:value-type="float">
            <text:p/>
          </table:table-cell>
          <table:table-cell table:formula="of:=IF(BITAND([.$Q14];BITLSHIFT(1;[.BA$2]))&gt;0;1;0)*[.$O14]" office:value-type="float" office:value="0" calcext:value-type="float">
            <text:p/>
          </table:table-cell>
          <table:table-cell table:formula="of:=IF(BITAND([.$Q14];BITLSHIFT(1;[.BB$2]))&gt;0;1;0)*[.$O14]" office:value-type="float" office:value="0" calcext:value-type="float">
            <text:p/>
          </table:table-cell>
          <table:table-cell table:formula="of:=IF(BITAND([.$Q14];BITLSHIFT(1;[.BC$2]))&gt;0;1;0)*[.$O14]" office:value-type="float" office:value="0" calcext:value-type="float">
            <text:p/>
          </table:table-cell>
          <table:table-cell table:formula="of:=IF(BITAND([.$Q14];BITLSHIFT(1;[.BD$2]))&gt;0;1;0)*[.$O14]" office:value-type="float" office:value="0" calcext:value-type="float">
            <text:p/>
          </table:table-cell>
          <table:table-cell table:formula="of:=IF(BITAND([.$Q14];BITLSHIFT(1;[.BE$2]))&gt;0;1;0)*[.$O14]" office:value-type="float" office:value="0" calcext:value-type="float">
            <text:p/>
          </table:table-cell>
          <table:table-cell table:formula="of:=IF(BITAND([.$Q14];BITLSHIFT(1;[.BF$2]))&gt;0;1;0)*[.$O14]" office:value-type="float" office:value="0" calcext:value-type="float">
            <text:p/>
          </table:table-cell>
          <table:table-cell table:formula="of:=IF(BITAND([.$Q14];BITLSHIFT(1;[.BG$2]))&gt;0;1;0)*[.$O14]" office:value-type="float" office:value="0" calcext:value-type="float">
            <text:p/>
          </table:table-cell>
          <table:table-cell table:formula="of:=IF(BITAND([.$Q14];BITLSHIFT(1;[.BH$2]))&gt;0;1;0)*[.$O14]" office:value-type="float" office:value="0" calcext:value-type="float">
            <text:p/>
          </table:table-cell>
          <table:table-cell table:formula="of:=IF(BITAND([.$Q14];BITLSHIFT(1;[.BI$2]))&gt;0;1;0)*[.$O14]" office:value-type="float" office:value="0" calcext:value-type="float">
            <text:p/>
          </table:table-cell>
          <table:table-cell table:formula="of:=IF(BITAND([.$Q14];BITLSHIFT(1;[.BJ$2]))&gt;0;1;0)*[.$O14]" office:value-type="float" office:value="0" calcext:value-type="float">
            <text:p/>
          </table:table-cell>
          <table:table-cell table:formula="of:=IF(BITAND([.$Q14];BITLSHIFT(1;[.BK$2]))&gt;0;1;0)*[.$O14]" office:value-type="float" office:value="0" calcext:value-type="float">
            <text:p/>
          </table:table-cell>
          <table:table-cell table:formula="of:=IF(BITAND([.$Q14];BITLSHIFT(1;[.BL$2]))&gt;0;1;0)*[.$O14]" office:value-type="float" office:value="0" calcext:value-type="float">
            <text:p/>
          </table:table-cell>
          <table:table-cell table:formula="of:=IF(BITAND([.$Q14];BITLSHIFT(1;[.BM$2]))&gt;0;1;0)*[.$O14]" office:value-type="float" office:value="0" calcext:value-type="float">
            <text:p/>
          </table:table-cell>
          <table:table-cell table:formula="of:=IF(BITAND([.$Q14];BITLSHIFT(1;[.BN$2]))&gt;0;1;0)*[.$O14]" office:value-type="float" office:value="0" calcext:value-type="float">
            <text:p/>
          </table:table-cell>
          <table:table-cell table:formula="of:=IF(BITAND([.$Q14];BITLSHIFT(1;[.BO$2]))&gt;0;1;0)*[.$O14]" office:value-type="float" office:value="0" calcext:value-type="float">
            <text:p/>
          </table:table-cell>
          <table:table-cell table:formula="of:=IF(BITAND([.$Q14];BITLSHIFT(1;[.BP$2]))&gt;0;1;0)*[.$O14]" office:value-type="float" office:value="0" calcext:value-type="float">
            <text:p/>
          </table:table-cell>
          <table:table-cell table:formula="of:=IF(BITAND([.$Q14];BITLSHIFT(1;[.BQ$2]))&gt;0;1;0)*[.$O14]" office:value-type="float" office:value="0" calcext:value-type="float">
            <text:p/>
          </table:table-cell>
          <table:table-cell table:formula="of:=IF(BITAND([.$Q14];BITLSHIFT(1;[.BR$2]))&gt;0;1;0)*[.$O14]" office:value-type="float" office:value="0" calcext:value-type="float">
            <text:p/>
          </table:table-cell>
          <table:table-cell table:formula="of:=IF(BITAND([.$Q14];BITLSHIFT(1;[.BS$2]))&gt;0;1;0)*[.$O14]" office:value-type="float" office:value="0" calcext:value-type="float">
            <text:p/>
          </table:table-cell>
          <table:table-cell table:formula="of:=IF(BITAND([.$Q14];BITLSHIFT(1;[.BT$2]))&gt;0;1;0)*[.$O14]" office:value-type="float" office:value="0" calcext:value-type="float">
            <text:p/>
          </table:table-cell>
          <table:table-cell table:formula="of:=IF(BITAND([.$Q14];BITLSHIFT(1;[.BU$2]))&gt;0;1;0)*[.$O14]" office:value-type="float" office:value="0" calcext:value-type="float">
            <text:p/>
          </table:table-cell>
          <table:table-cell table:formula="of:=IF(BITAND([.$Q14];BITLSHIFT(1;[.BV$2]))&gt;0;1;0)*[.$O14]" office:value-type="float" office:value="0" calcext:value-type="float">
            <text:p/>
          </table:table-cell>
          <table:table-cell table:formula="of:=IF(BITAND([.$Q14];BITLSHIFT(1;[.BW$2]))&gt;0;1;0)*[.$O14]" office:value-type="float" office:value="0" calcext:value-type="float">
            <text:p/>
          </table:table-cell>
          <table:table-cell table:formula="of:=IF(BITAND([.$Q14];BITLSHIFT(1;[.BX$2]))&gt;0;1;0)*[.$O14]" office:value-type="float" office:value="0" calcext:value-type="float">
            <text:p/>
          </table:table-cell>
          <table:table-cell table:formula="of:=IF(BITAND([.$Q14];BITLSHIFT(1;[.BY$2]))&gt;0;1;0)*[.$O14]" office:value-type="float" office:value="0" calcext:value-type="float">
            <text:p/>
          </table:table-cell>
          <table:table-cell table:formula="of:=IF(BITAND([.$Q14];BITLSHIFT(1;[.BZ$2]))&gt;0;1;0)*[.$O14]" office:value-type="float" office:value="0" calcext:value-type="float">
            <text:p/>
          </table:table-cell>
          <table:table-cell table:formula="of:=IF(BITAND([.$Q14];BITLSHIFT(1;[.CA$2]))&gt;0;1;0)*[.$O14]" office:value-type="float" office:value="0" calcext:value-type="float">
            <text:p/>
          </table:table-cell>
          <table:table-cell table:formula="of:=IF(BITAND([.$Q14];BITLSHIFT(1;[.CB$2]))&gt;0;1;0)*[.$O14]" office:value-type="float" office:value="0" calcext:value-type="float">
            <text:p/>
          </table:table-cell>
          <table:table-cell table:formula="of:=IF(BITAND([.$Q14];BITLSHIFT(1;[.CC$2]))&gt;0;1;0)*[.$O14]" office:value-type="float" office:value="0" calcext:value-type="float">
            <text:p/>
          </table:table-cell>
          <table:table-cell table:formula="of:=IF(BITAND([.$Q14];BITLSHIFT(1;[.CD$2]))&gt;0;1;0)*[.$O1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5];10) ;16)" office:value-type="float" office:value="0" calcext:value-type="float">
            <text:p/>
          </table:table-cell>
          <table:table-cell table:formula="of:=DECIMAL(RIGHT([.N15];8) ;16)" office:value-type="float" office:value="0" calcext:value-type="float">
            <text:p/>
          </table:table-cell>
          <table:table-cell table:formula="of:=IF(BITAND([.$R15];BITLSHIFT(1;[.S$2]))&gt;0;1;0)*[.$O15]" office:value-type="float" office:value="0" calcext:value-type="float">
            <text:p/>
          </table:table-cell>
          <table:table-cell table:formula="of:=IF(BITAND([.$R15];BITLSHIFT(1;[.T$2]))&gt;0;1;0)*[.$O15]" office:value-type="float" office:value="0" calcext:value-type="float">
            <text:p/>
          </table:table-cell>
          <table:table-cell table:formula="of:=IF(BITAND([.$R15];BITLSHIFT(1;[.U$2]))&gt;0;1;0)*[.$O15]" office:value-type="float" office:value="0" calcext:value-type="float">
            <text:p/>
          </table:table-cell>
          <table:table-cell table:formula="of:=IF(BITAND([.$R15];BITLSHIFT(1;[.V$2]))&gt;0;1;0)*[.$O15]" office:value-type="float" office:value="0" calcext:value-type="float">
            <text:p/>
          </table:table-cell>
          <table:table-cell table:formula="of:=IF(BITAND([.$R15];BITLSHIFT(1;[.W$2]))&gt;0;1;0)*[.$O15]" office:value-type="float" office:value="0" calcext:value-type="float">
            <text:p/>
          </table:table-cell>
          <table:table-cell table:formula="of:=IF(BITAND([.$R15];BITLSHIFT(1;[.X$2]))&gt;0;1;0)*[.$O15]" office:value-type="float" office:value="0" calcext:value-type="float">
            <text:p/>
          </table:table-cell>
          <table:table-cell table:formula="of:=IF(BITAND([.$R15];BITLSHIFT(1;[.Y$2]))&gt;0;1;0)*[.$O15]" office:value-type="float" office:value="0" calcext:value-type="float">
            <text:p/>
          </table:table-cell>
          <table:table-cell table:formula="of:=IF(BITAND([.$R15];BITLSHIFT(1;[.Z$2]))&gt;0;1;0)*[.$O15]" office:value-type="float" office:value="0" calcext:value-type="float">
            <text:p/>
          </table:table-cell>
          <table:table-cell table:formula="of:=IF(BITAND([.$R15];BITLSHIFT(1;[.AA$2]))&gt;0;1;0)*[.$O15]" office:value-type="float" office:value="0" calcext:value-type="float">
            <text:p/>
          </table:table-cell>
          <table:table-cell table:formula="of:=IF(BITAND([.$R15];BITLSHIFT(1;[.AB$2]))&gt;0;1;0)*[.$O15]" office:value-type="float" office:value="0" calcext:value-type="float">
            <text:p/>
          </table:table-cell>
          <table:table-cell table:formula="of:=IF(BITAND([.$R15];BITLSHIFT(1;[.AC$2]))&gt;0;1;0)*[.$O15]" office:value-type="float" office:value="0" calcext:value-type="float">
            <text:p/>
          </table:table-cell>
          <table:table-cell table:formula="of:=IF(BITAND([.$R15];BITLSHIFT(1;[.AD$2]))&gt;0;1;0)*[.$O15]" office:value-type="float" office:value="0" calcext:value-type="float">
            <text:p/>
          </table:table-cell>
          <table:table-cell table:formula="of:=IF(BITAND([.$R15];BITLSHIFT(1;[.AE$2]))&gt;0;1;0)*[.$O15]" office:value-type="float" office:value="0" calcext:value-type="float">
            <text:p/>
          </table:table-cell>
          <table:table-cell table:formula="of:=IF(BITAND([.$R15];BITLSHIFT(1;[.AF$2]))&gt;0;1;0)*[.$O15]" office:value-type="float" office:value="0" calcext:value-type="float">
            <text:p/>
          </table:table-cell>
          <table:table-cell table:formula="of:=IF(BITAND([.$R15];BITLSHIFT(1;[.AG$2]))&gt;0;1;0)*[.$O15]" office:value-type="float" office:value="0" calcext:value-type="float">
            <text:p/>
          </table:table-cell>
          <table:table-cell table:formula="of:=IF(BITAND([.$R15];BITLSHIFT(1;[.AH$2]))&gt;0;1;0)*[.$O15]" office:value-type="float" office:value="0" calcext:value-type="float">
            <text:p/>
          </table:table-cell>
          <table:table-cell table:formula="of:=IF(BITAND([.$R15];BITLSHIFT(1;[.AI$2]))&gt;0;1;0)*[.$O15]" office:value-type="float" office:value="0" calcext:value-type="float">
            <text:p/>
          </table:table-cell>
          <table:table-cell table:formula="of:=IF(BITAND([.$R15];BITLSHIFT(1;[.AJ$2]))&gt;0;1;0)*[.$O15]" office:value-type="float" office:value="0" calcext:value-type="float">
            <text:p/>
          </table:table-cell>
          <table:table-cell table:formula="of:=IF(BITAND([.$R15];BITLSHIFT(1;[.AK$2]))&gt;0;1;0)*[.$O15]" office:value-type="float" office:value="0" calcext:value-type="float">
            <text:p/>
          </table:table-cell>
          <table:table-cell table:formula="of:=IF(BITAND([.$R15];BITLSHIFT(1;[.AL$2]))&gt;0;1;0)*[.$O15]" office:value-type="float" office:value="0" calcext:value-type="float">
            <text:p/>
          </table:table-cell>
          <table:table-cell table:formula="of:=IF(BITAND([.$R15];BITLSHIFT(1;[.AM$2]))&gt;0;1;0)*[.$O15]" office:value-type="float" office:value="0" calcext:value-type="float">
            <text:p/>
          </table:table-cell>
          <table:table-cell table:formula="of:=IF(BITAND([.$R15];BITLSHIFT(1;[.AN$2]))&gt;0;1;0)*[.$O15]" office:value-type="float" office:value="0" calcext:value-type="float">
            <text:p/>
          </table:table-cell>
          <table:table-cell table:formula="of:=IF(BITAND([.$R15];BITLSHIFT(1;[.AO$2]))&gt;0;1;0)*[.$O15]" office:value-type="float" office:value="0" calcext:value-type="float">
            <text:p/>
          </table:table-cell>
          <table:table-cell table:formula="of:=IF(BITAND([.$R15];BITLSHIFT(1;[.AP$2]))&gt;0;1;0)*[.$O15]" office:value-type="float" office:value="0" calcext:value-type="float">
            <text:p/>
          </table:table-cell>
          <table:table-cell table:formula="of:=IF(BITAND([.$R15];BITLSHIFT(1;[.AQ$2]))&gt;0;1;0)*[.$O15]" office:value-type="float" office:value="0" calcext:value-type="float">
            <text:p/>
          </table:table-cell>
          <table:table-cell table:formula="of:=IF(BITAND([.$R15];BITLSHIFT(1;[.AR$2]))&gt;0;1;0)*[.$O15]" office:value-type="float" office:value="0" calcext:value-type="float">
            <text:p/>
          </table:table-cell>
          <table:table-cell table:formula="of:=IF(BITAND([.$R15];BITLSHIFT(1;[.AS$2]))&gt;0;1;0)*[.$O15]" office:value-type="float" office:value="0" calcext:value-type="float">
            <text:p/>
          </table:table-cell>
          <table:table-cell table:formula="of:=IF(BITAND([.$R15];BITLSHIFT(1;[.AT$2]))&gt;0;1;0)*[.$O15]" office:value-type="float" office:value="0" calcext:value-type="float">
            <text:p/>
          </table:table-cell>
          <table:table-cell table:formula="of:=IF(BITAND([.$R15];BITLSHIFT(1;[.AU$2]))&gt;0;1;0)*[.$O15]" office:value-type="float" office:value="0" calcext:value-type="float">
            <text:p/>
          </table:table-cell>
          <table:table-cell table:formula="of:=IF(BITAND([.$R15];BITLSHIFT(1;[.AV$2]))&gt;0;1;0)*[.$O15]" office:value-type="float" office:value="0" calcext:value-type="float">
            <text:p/>
          </table:table-cell>
          <table:table-cell table:formula="of:=IF(BITAND([.$R15];BITLSHIFT(1;[.AW$2]))&gt;0;1;0)*[.$O15]" office:value-type="float" office:value="0" calcext:value-type="float">
            <text:p/>
          </table:table-cell>
          <table:table-cell table:formula="of:=IF(BITAND([.$R15];BITLSHIFT(1;[.AX$2]))&gt;0;1;0)*[.$O15]" office:value-type="float" office:value="0" calcext:value-type="float">
            <text:p/>
          </table:table-cell>
          <table:table-cell table:formula="of:=IF(BITAND([.$Q15];BITLSHIFT(1;[.AY$2]))&gt;0;1;0)*[.$O15]" office:value-type="float" office:value="0" calcext:value-type="float">
            <text:p/>
          </table:table-cell>
          <table:table-cell table:formula="of:=IF(BITAND([.$Q15];BITLSHIFT(1;[.AZ$2]))&gt;0;1;0)*[.$O15]" office:value-type="float" office:value="0" calcext:value-type="float">
            <text:p/>
          </table:table-cell>
          <table:table-cell table:formula="of:=IF(BITAND([.$Q15];BITLSHIFT(1;[.BA$2]))&gt;0;1;0)*[.$O15]" office:value-type="float" office:value="0" calcext:value-type="float">
            <text:p/>
          </table:table-cell>
          <table:table-cell table:formula="of:=IF(BITAND([.$Q15];BITLSHIFT(1;[.BB$2]))&gt;0;1;0)*[.$O15]" office:value-type="float" office:value="0" calcext:value-type="float">
            <text:p/>
          </table:table-cell>
          <table:table-cell table:formula="of:=IF(BITAND([.$Q15];BITLSHIFT(1;[.BC$2]))&gt;0;1;0)*[.$O15]" office:value-type="float" office:value="0" calcext:value-type="float">
            <text:p/>
          </table:table-cell>
          <table:table-cell table:formula="of:=IF(BITAND([.$Q15];BITLSHIFT(1;[.BD$2]))&gt;0;1;0)*[.$O15]" office:value-type="float" office:value="0" calcext:value-type="float">
            <text:p/>
          </table:table-cell>
          <table:table-cell table:formula="of:=IF(BITAND([.$Q15];BITLSHIFT(1;[.BE$2]))&gt;0;1;0)*[.$O15]" office:value-type="float" office:value="0" calcext:value-type="float">
            <text:p/>
          </table:table-cell>
          <table:table-cell table:formula="of:=IF(BITAND([.$Q15];BITLSHIFT(1;[.BF$2]))&gt;0;1;0)*[.$O15]" office:value-type="float" office:value="0" calcext:value-type="float">
            <text:p/>
          </table:table-cell>
          <table:table-cell table:formula="of:=IF(BITAND([.$Q15];BITLSHIFT(1;[.BG$2]))&gt;0;1;0)*[.$O15]" office:value-type="float" office:value="0" calcext:value-type="float">
            <text:p/>
          </table:table-cell>
          <table:table-cell table:formula="of:=IF(BITAND([.$Q15];BITLSHIFT(1;[.BH$2]))&gt;0;1;0)*[.$O15]" office:value-type="float" office:value="0" calcext:value-type="float">
            <text:p/>
          </table:table-cell>
          <table:table-cell table:formula="of:=IF(BITAND([.$Q15];BITLSHIFT(1;[.BI$2]))&gt;0;1;0)*[.$O15]" office:value-type="float" office:value="0" calcext:value-type="float">
            <text:p/>
          </table:table-cell>
          <table:table-cell table:formula="of:=IF(BITAND([.$Q15];BITLSHIFT(1;[.BJ$2]))&gt;0;1;0)*[.$O15]" office:value-type="float" office:value="0" calcext:value-type="float">
            <text:p/>
          </table:table-cell>
          <table:table-cell table:formula="of:=IF(BITAND([.$Q15];BITLSHIFT(1;[.BK$2]))&gt;0;1;0)*[.$O15]" office:value-type="float" office:value="0" calcext:value-type="float">
            <text:p/>
          </table:table-cell>
          <table:table-cell table:formula="of:=IF(BITAND([.$Q15];BITLSHIFT(1;[.BL$2]))&gt;0;1;0)*[.$O15]" office:value-type="float" office:value="0" calcext:value-type="float">
            <text:p/>
          </table:table-cell>
          <table:table-cell table:formula="of:=IF(BITAND([.$Q15];BITLSHIFT(1;[.BM$2]))&gt;0;1;0)*[.$O15]" office:value-type="float" office:value="0" calcext:value-type="float">
            <text:p/>
          </table:table-cell>
          <table:table-cell table:formula="of:=IF(BITAND([.$Q15];BITLSHIFT(1;[.BN$2]))&gt;0;1;0)*[.$O15]" office:value-type="float" office:value="0" calcext:value-type="float">
            <text:p/>
          </table:table-cell>
          <table:table-cell table:formula="of:=IF(BITAND([.$Q15];BITLSHIFT(1;[.BO$2]))&gt;0;1;0)*[.$O15]" office:value-type="float" office:value="0" calcext:value-type="float">
            <text:p/>
          </table:table-cell>
          <table:table-cell table:formula="of:=IF(BITAND([.$Q15];BITLSHIFT(1;[.BP$2]))&gt;0;1;0)*[.$O15]" office:value-type="float" office:value="0" calcext:value-type="float">
            <text:p/>
          </table:table-cell>
          <table:table-cell table:formula="of:=IF(BITAND([.$Q15];BITLSHIFT(1;[.BQ$2]))&gt;0;1;0)*[.$O15]" office:value-type="float" office:value="0" calcext:value-type="float">
            <text:p/>
          </table:table-cell>
          <table:table-cell table:formula="of:=IF(BITAND([.$Q15];BITLSHIFT(1;[.BR$2]))&gt;0;1;0)*[.$O15]" office:value-type="float" office:value="0" calcext:value-type="float">
            <text:p/>
          </table:table-cell>
          <table:table-cell table:formula="of:=IF(BITAND([.$Q15];BITLSHIFT(1;[.BS$2]))&gt;0;1;0)*[.$O15]" office:value-type="float" office:value="0" calcext:value-type="float">
            <text:p/>
          </table:table-cell>
          <table:table-cell table:formula="of:=IF(BITAND([.$Q15];BITLSHIFT(1;[.BT$2]))&gt;0;1;0)*[.$O15]" office:value-type="float" office:value="0" calcext:value-type="float">
            <text:p/>
          </table:table-cell>
          <table:table-cell table:formula="of:=IF(BITAND([.$Q15];BITLSHIFT(1;[.BU$2]))&gt;0;1;0)*[.$O15]" office:value-type="float" office:value="0" calcext:value-type="float">
            <text:p/>
          </table:table-cell>
          <table:table-cell table:formula="of:=IF(BITAND([.$Q15];BITLSHIFT(1;[.BV$2]))&gt;0;1;0)*[.$O15]" office:value-type="float" office:value="0" calcext:value-type="float">
            <text:p/>
          </table:table-cell>
          <table:table-cell table:formula="of:=IF(BITAND([.$Q15];BITLSHIFT(1;[.BW$2]))&gt;0;1;0)*[.$O15]" office:value-type="float" office:value="0" calcext:value-type="float">
            <text:p/>
          </table:table-cell>
          <table:table-cell table:formula="of:=IF(BITAND([.$Q15];BITLSHIFT(1;[.BX$2]))&gt;0;1;0)*[.$O15]" office:value-type="float" office:value="0" calcext:value-type="float">
            <text:p/>
          </table:table-cell>
          <table:table-cell table:formula="of:=IF(BITAND([.$Q15];BITLSHIFT(1;[.BY$2]))&gt;0;1;0)*[.$O15]" office:value-type="float" office:value="0" calcext:value-type="float">
            <text:p/>
          </table:table-cell>
          <table:table-cell table:formula="of:=IF(BITAND([.$Q15];BITLSHIFT(1;[.BZ$2]))&gt;0;1;0)*[.$O15]" office:value-type="float" office:value="0" calcext:value-type="float">
            <text:p/>
          </table:table-cell>
          <table:table-cell table:formula="of:=IF(BITAND([.$Q15];BITLSHIFT(1;[.CA$2]))&gt;0;1;0)*[.$O15]" office:value-type="float" office:value="0" calcext:value-type="float">
            <text:p/>
          </table:table-cell>
          <table:table-cell table:formula="of:=IF(BITAND([.$Q15];BITLSHIFT(1;[.CB$2]))&gt;0;1;0)*[.$O15]" office:value-type="float" office:value="0" calcext:value-type="float">
            <text:p/>
          </table:table-cell>
          <table:table-cell table:formula="of:=IF(BITAND([.$Q15];BITLSHIFT(1;[.CC$2]))&gt;0;1;0)*[.$O15]" office:value-type="float" office:value="0" calcext:value-type="float">
            <text:p/>
          </table:table-cell>
          <table:table-cell table:formula="of:=IF(BITAND([.$Q15];BITLSHIFT(1;[.CD$2]))&gt;0;1;0)*[.$O1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6];10) ;16)" office:value-type="float" office:value="0" calcext:value-type="float">
            <text:p/>
          </table:table-cell>
          <table:table-cell table:formula="of:=DECIMAL(RIGHT([.N16];8) ;16)" office:value-type="float" office:value="0" calcext:value-type="float">
            <text:p/>
          </table:table-cell>
          <table:table-cell table:formula="of:=IF(BITAND([.$R16];BITLSHIFT(1;[.S$2]))&gt;0;1;0)*[.$O16]" office:value-type="float" office:value="0" calcext:value-type="float">
            <text:p/>
          </table:table-cell>
          <table:table-cell table:formula="of:=IF(BITAND([.$R16];BITLSHIFT(1;[.T$2]))&gt;0;1;0)*[.$O16]" office:value-type="float" office:value="0" calcext:value-type="float">
            <text:p/>
          </table:table-cell>
          <table:table-cell table:formula="of:=IF(BITAND([.$R16];BITLSHIFT(1;[.U$2]))&gt;0;1;0)*[.$O16]" office:value-type="float" office:value="0" calcext:value-type="float">
            <text:p/>
          </table:table-cell>
          <table:table-cell table:formula="of:=IF(BITAND([.$R16];BITLSHIFT(1;[.V$2]))&gt;0;1;0)*[.$O16]" office:value-type="float" office:value="0" calcext:value-type="float">
            <text:p/>
          </table:table-cell>
          <table:table-cell table:formula="of:=IF(BITAND([.$R16];BITLSHIFT(1;[.W$2]))&gt;0;1;0)*[.$O16]" office:value-type="float" office:value="0" calcext:value-type="float">
            <text:p/>
          </table:table-cell>
          <table:table-cell table:formula="of:=IF(BITAND([.$R16];BITLSHIFT(1;[.X$2]))&gt;0;1;0)*[.$O16]" office:value-type="float" office:value="0" calcext:value-type="float">
            <text:p/>
          </table:table-cell>
          <table:table-cell table:formula="of:=IF(BITAND([.$R16];BITLSHIFT(1;[.Y$2]))&gt;0;1;0)*[.$O16]" office:value-type="float" office:value="0" calcext:value-type="float">
            <text:p/>
          </table:table-cell>
          <table:table-cell table:formula="of:=IF(BITAND([.$R16];BITLSHIFT(1;[.Z$2]))&gt;0;1;0)*[.$O16]" office:value-type="float" office:value="0" calcext:value-type="float">
            <text:p/>
          </table:table-cell>
          <table:table-cell table:formula="of:=IF(BITAND([.$R16];BITLSHIFT(1;[.AA$2]))&gt;0;1;0)*[.$O16]" office:value-type="float" office:value="0" calcext:value-type="float">
            <text:p/>
          </table:table-cell>
          <table:table-cell table:formula="of:=IF(BITAND([.$R16];BITLSHIFT(1;[.AB$2]))&gt;0;1;0)*[.$O16]" office:value-type="float" office:value="0" calcext:value-type="float">
            <text:p/>
          </table:table-cell>
          <table:table-cell table:formula="of:=IF(BITAND([.$R16];BITLSHIFT(1;[.AC$2]))&gt;0;1;0)*[.$O16]" office:value-type="float" office:value="0" calcext:value-type="float">
            <text:p/>
          </table:table-cell>
          <table:table-cell table:formula="of:=IF(BITAND([.$R16];BITLSHIFT(1;[.AD$2]))&gt;0;1;0)*[.$O16]" office:value-type="float" office:value="0" calcext:value-type="float">
            <text:p/>
          </table:table-cell>
          <table:table-cell table:formula="of:=IF(BITAND([.$R16];BITLSHIFT(1;[.AE$2]))&gt;0;1;0)*[.$O16]" office:value-type="float" office:value="0" calcext:value-type="float">
            <text:p/>
          </table:table-cell>
          <table:table-cell table:formula="of:=IF(BITAND([.$R16];BITLSHIFT(1;[.AF$2]))&gt;0;1;0)*[.$O16]" office:value-type="float" office:value="0" calcext:value-type="float">
            <text:p/>
          </table:table-cell>
          <table:table-cell table:formula="of:=IF(BITAND([.$R16];BITLSHIFT(1;[.AG$2]))&gt;0;1;0)*[.$O16]" office:value-type="float" office:value="0" calcext:value-type="float">
            <text:p/>
          </table:table-cell>
          <table:table-cell table:formula="of:=IF(BITAND([.$R16];BITLSHIFT(1;[.AH$2]))&gt;0;1;0)*[.$O16]" office:value-type="float" office:value="0" calcext:value-type="float">
            <text:p/>
          </table:table-cell>
          <table:table-cell table:formula="of:=IF(BITAND([.$R16];BITLSHIFT(1;[.AI$2]))&gt;0;1;0)*[.$O16]" office:value-type="float" office:value="0" calcext:value-type="float">
            <text:p/>
          </table:table-cell>
          <table:table-cell table:formula="of:=IF(BITAND([.$R16];BITLSHIFT(1;[.AJ$2]))&gt;0;1;0)*[.$O16]" office:value-type="float" office:value="0" calcext:value-type="float">
            <text:p/>
          </table:table-cell>
          <table:table-cell table:formula="of:=IF(BITAND([.$R16];BITLSHIFT(1;[.AK$2]))&gt;0;1;0)*[.$O16]" office:value-type="float" office:value="0" calcext:value-type="float">
            <text:p/>
          </table:table-cell>
          <table:table-cell table:formula="of:=IF(BITAND([.$R16];BITLSHIFT(1;[.AL$2]))&gt;0;1;0)*[.$O16]" office:value-type="float" office:value="0" calcext:value-type="float">
            <text:p/>
          </table:table-cell>
          <table:table-cell table:formula="of:=IF(BITAND([.$R16];BITLSHIFT(1;[.AM$2]))&gt;0;1;0)*[.$O16]" office:value-type="float" office:value="0" calcext:value-type="float">
            <text:p/>
          </table:table-cell>
          <table:table-cell table:formula="of:=IF(BITAND([.$R16];BITLSHIFT(1;[.AN$2]))&gt;0;1;0)*[.$O16]" office:value-type="float" office:value="0" calcext:value-type="float">
            <text:p/>
          </table:table-cell>
          <table:table-cell table:formula="of:=IF(BITAND([.$R16];BITLSHIFT(1;[.AO$2]))&gt;0;1;0)*[.$O16]" office:value-type="float" office:value="0" calcext:value-type="float">
            <text:p/>
          </table:table-cell>
          <table:table-cell table:formula="of:=IF(BITAND([.$R16];BITLSHIFT(1;[.AP$2]))&gt;0;1;0)*[.$O16]" office:value-type="float" office:value="0" calcext:value-type="float">
            <text:p/>
          </table:table-cell>
          <table:table-cell table:formula="of:=IF(BITAND([.$R16];BITLSHIFT(1;[.AQ$2]))&gt;0;1;0)*[.$O16]" office:value-type="float" office:value="0" calcext:value-type="float">
            <text:p/>
          </table:table-cell>
          <table:table-cell table:formula="of:=IF(BITAND([.$R16];BITLSHIFT(1;[.AR$2]))&gt;0;1;0)*[.$O16]" office:value-type="float" office:value="0" calcext:value-type="float">
            <text:p/>
          </table:table-cell>
          <table:table-cell table:formula="of:=IF(BITAND([.$R16];BITLSHIFT(1;[.AS$2]))&gt;0;1;0)*[.$O16]" office:value-type="float" office:value="0" calcext:value-type="float">
            <text:p/>
          </table:table-cell>
          <table:table-cell table:formula="of:=IF(BITAND([.$R16];BITLSHIFT(1;[.AT$2]))&gt;0;1;0)*[.$O16]" office:value-type="float" office:value="0" calcext:value-type="float">
            <text:p/>
          </table:table-cell>
          <table:table-cell table:formula="of:=IF(BITAND([.$R16];BITLSHIFT(1;[.AU$2]))&gt;0;1;0)*[.$O16]" office:value-type="float" office:value="0" calcext:value-type="float">
            <text:p/>
          </table:table-cell>
          <table:table-cell table:formula="of:=IF(BITAND([.$R16];BITLSHIFT(1;[.AV$2]))&gt;0;1;0)*[.$O16]" office:value-type="float" office:value="0" calcext:value-type="float">
            <text:p/>
          </table:table-cell>
          <table:table-cell table:formula="of:=IF(BITAND([.$R16];BITLSHIFT(1;[.AW$2]))&gt;0;1;0)*[.$O16]" office:value-type="float" office:value="0" calcext:value-type="float">
            <text:p/>
          </table:table-cell>
          <table:table-cell table:formula="of:=IF(BITAND([.$R16];BITLSHIFT(1;[.AX$2]))&gt;0;1;0)*[.$O16]" office:value-type="float" office:value="0" calcext:value-type="float">
            <text:p/>
          </table:table-cell>
          <table:table-cell table:formula="of:=IF(BITAND([.$Q16];BITLSHIFT(1;[.AY$2]))&gt;0;1;0)*[.$O16]" office:value-type="float" office:value="0" calcext:value-type="float">
            <text:p/>
          </table:table-cell>
          <table:table-cell table:formula="of:=IF(BITAND([.$Q16];BITLSHIFT(1;[.AZ$2]))&gt;0;1;0)*[.$O16]" office:value-type="float" office:value="0" calcext:value-type="float">
            <text:p/>
          </table:table-cell>
          <table:table-cell table:formula="of:=IF(BITAND([.$Q16];BITLSHIFT(1;[.BA$2]))&gt;0;1;0)*[.$O16]" office:value-type="float" office:value="0" calcext:value-type="float">
            <text:p/>
          </table:table-cell>
          <table:table-cell table:formula="of:=IF(BITAND([.$Q16];BITLSHIFT(1;[.BB$2]))&gt;0;1;0)*[.$O16]" office:value-type="float" office:value="0" calcext:value-type="float">
            <text:p/>
          </table:table-cell>
          <table:table-cell table:formula="of:=IF(BITAND([.$Q16];BITLSHIFT(1;[.BC$2]))&gt;0;1;0)*[.$O16]" office:value-type="float" office:value="0" calcext:value-type="float">
            <text:p/>
          </table:table-cell>
          <table:table-cell table:formula="of:=IF(BITAND([.$Q16];BITLSHIFT(1;[.BD$2]))&gt;0;1;0)*[.$O16]" office:value-type="float" office:value="0" calcext:value-type="float">
            <text:p/>
          </table:table-cell>
          <table:table-cell table:formula="of:=IF(BITAND([.$Q16];BITLSHIFT(1;[.BE$2]))&gt;0;1;0)*[.$O16]" office:value-type="float" office:value="0" calcext:value-type="float">
            <text:p/>
          </table:table-cell>
          <table:table-cell table:formula="of:=IF(BITAND([.$Q16];BITLSHIFT(1;[.BF$2]))&gt;0;1;0)*[.$O16]" office:value-type="float" office:value="0" calcext:value-type="float">
            <text:p/>
          </table:table-cell>
          <table:table-cell table:formula="of:=IF(BITAND([.$Q16];BITLSHIFT(1;[.BG$2]))&gt;0;1;0)*[.$O16]" office:value-type="float" office:value="0" calcext:value-type="float">
            <text:p/>
          </table:table-cell>
          <table:table-cell table:formula="of:=IF(BITAND([.$Q16];BITLSHIFT(1;[.BH$2]))&gt;0;1;0)*[.$O16]" office:value-type="float" office:value="0" calcext:value-type="float">
            <text:p/>
          </table:table-cell>
          <table:table-cell table:formula="of:=IF(BITAND([.$Q16];BITLSHIFT(1;[.BI$2]))&gt;0;1;0)*[.$O16]" office:value-type="float" office:value="0" calcext:value-type="float">
            <text:p/>
          </table:table-cell>
          <table:table-cell table:formula="of:=IF(BITAND([.$Q16];BITLSHIFT(1;[.BJ$2]))&gt;0;1;0)*[.$O16]" office:value-type="float" office:value="0" calcext:value-type="float">
            <text:p/>
          </table:table-cell>
          <table:table-cell table:formula="of:=IF(BITAND([.$Q16];BITLSHIFT(1;[.BK$2]))&gt;0;1;0)*[.$O16]" office:value-type="float" office:value="0" calcext:value-type="float">
            <text:p/>
          </table:table-cell>
          <table:table-cell table:formula="of:=IF(BITAND([.$Q16];BITLSHIFT(1;[.BL$2]))&gt;0;1;0)*[.$O16]" office:value-type="float" office:value="0" calcext:value-type="float">
            <text:p/>
          </table:table-cell>
          <table:table-cell table:formula="of:=IF(BITAND([.$Q16];BITLSHIFT(1;[.BM$2]))&gt;0;1;0)*[.$O16]" office:value-type="float" office:value="0" calcext:value-type="float">
            <text:p/>
          </table:table-cell>
          <table:table-cell table:formula="of:=IF(BITAND([.$Q16];BITLSHIFT(1;[.BN$2]))&gt;0;1;0)*[.$O16]" office:value-type="float" office:value="0" calcext:value-type="float">
            <text:p/>
          </table:table-cell>
          <table:table-cell table:formula="of:=IF(BITAND([.$Q16];BITLSHIFT(1;[.BO$2]))&gt;0;1;0)*[.$O16]" office:value-type="float" office:value="0" calcext:value-type="float">
            <text:p/>
          </table:table-cell>
          <table:table-cell table:formula="of:=IF(BITAND([.$Q16];BITLSHIFT(1;[.BP$2]))&gt;0;1;0)*[.$O16]" office:value-type="float" office:value="0" calcext:value-type="float">
            <text:p/>
          </table:table-cell>
          <table:table-cell table:formula="of:=IF(BITAND([.$Q16];BITLSHIFT(1;[.BQ$2]))&gt;0;1;0)*[.$O16]" office:value-type="float" office:value="0" calcext:value-type="float">
            <text:p/>
          </table:table-cell>
          <table:table-cell table:formula="of:=IF(BITAND([.$Q16];BITLSHIFT(1;[.BR$2]))&gt;0;1;0)*[.$O16]" office:value-type="float" office:value="0" calcext:value-type="float">
            <text:p/>
          </table:table-cell>
          <table:table-cell table:formula="of:=IF(BITAND([.$Q16];BITLSHIFT(1;[.BS$2]))&gt;0;1;0)*[.$O16]" office:value-type="float" office:value="0" calcext:value-type="float">
            <text:p/>
          </table:table-cell>
          <table:table-cell table:formula="of:=IF(BITAND([.$Q16];BITLSHIFT(1;[.BT$2]))&gt;0;1;0)*[.$O16]" office:value-type="float" office:value="0" calcext:value-type="float">
            <text:p/>
          </table:table-cell>
          <table:table-cell table:formula="of:=IF(BITAND([.$Q16];BITLSHIFT(1;[.BU$2]))&gt;0;1;0)*[.$O16]" office:value-type="float" office:value="0" calcext:value-type="float">
            <text:p/>
          </table:table-cell>
          <table:table-cell table:formula="of:=IF(BITAND([.$Q16];BITLSHIFT(1;[.BV$2]))&gt;0;1;0)*[.$O16]" office:value-type="float" office:value="0" calcext:value-type="float">
            <text:p/>
          </table:table-cell>
          <table:table-cell table:formula="of:=IF(BITAND([.$Q16];BITLSHIFT(1;[.BW$2]))&gt;0;1;0)*[.$O16]" office:value-type="float" office:value="0" calcext:value-type="float">
            <text:p/>
          </table:table-cell>
          <table:table-cell table:formula="of:=IF(BITAND([.$Q16];BITLSHIFT(1;[.BX$2]))&gt;0;1;0)*[.$O16]" office:value-type="float" office:value="0" calcext:value-type="float">
            <text:p/>
          </table:table-cell>
          <table:table-cell table:formula="of:=IF(BITAND([.$Q16];BITLSHIFT(1;[.BY$2]))&gt;0;1;0)*[.$O16]" office:value-type="float" office:value="0" calcext:value-type="float">
            <text:p/>
          </table:table-cell>
          <table:table-cell table:formula="of:=IF(BITAND([.$Q16];BITLSHIFT(1;[.BZ$2]))&gt;0;1;0)*[.$O16]" office:value-type="float" office:value="0" calcext:value-type="float">
            <text:p/>
          </table:table-cell>
          <table:table-cell table:formula="of:=IF(BITAND([.$Q16];BITLSHIFT(1;[.CA$2]))&gt;0;1;0)*[.$O16]" office:value-type="float" office:value="0" calcext:value-type="float">
            <text:p/>
          </table:table-cell>
          <table:table-cell table:formula="of:=IF(BITAND([.$Q16];BITLSHIFT(1;[.CB$2]))&gt;0;1;0)*[.$O16]" office:value-type="float" office:value="0" calcext:value-type="float">
            <text:p/>
          </table:table-cell>
          <table:table-cell table:formula="of:=IF(BITAND([.$Q16];BITLSHIFT(1;[.CC$2]))&gt;0;1;0)*[.$O16]" office:value-type="float" office:value="0" calcext:value-type="float">
            <text:p/>
          </table:table-cell>
          <table:table-cell table:formula="of:=IF(BITAND([.$Q16];BITLSHIFT(1;[.CD$2]))&gt;0;1;0)*[.$O1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7];10) ;16)" office:value-type="float" office:value="0" calcext:value-type="float">
            <text:p/>
          </table:table-cell>
          <table:table-cell table:formula="of:=DECIMAL(RIGHT([.N17];8) ;16)" office:value-type="float" office:value="0" calcext:value-type="float">
            <text:p/>
          </table:table-cell>
          <table:table-cell table:formula="of:=IF(BITAND([.$R17];BITLSHIFT(1;[.S$2]))&gt;0;1;0)*[.$O17]" office:value-type="float" office:value="0" calcext:value-type="float">
            <text:p/>
          </table:table-cell>
          <table:table-cell table:formula="of:=IF(BITAND([.$R17];BITLSHIFT(1;[.T$2]))&gt;0;1;0)*[.$O17]" office:value-type="float" office:value="0" calcext:value-type="float">
            <text:p/>
          </table:table-cell>
          <table:table-cell table:formula="of:=IF(BITAND([.$R17];BITLSHIFT(1;[.U$2]))&gt;0;1;0)*[.$O17]" office:value-type="float" office:value="0" calcext:value-type="float">
            <text:p/>
          </table:table-cell>
          <table:table-cell table:formula="of:=IF(BITAND([.$R17];BITLSHIFT(1;[.V$2]))&gt;0;1;0)*[.$O17]" office:value-type="float" office:value="0" calcext:value-type="float">
            <text:p/>
          </table:table-cell>
          <table:table-cell table:formula="of:=IF(BITAND([.$R17];BITLSHIFT(1;[.W$2]))&gt;0;1;0)*[.$O17]" office:value-type="float" office:value="0" calcext:value-type="float">
            <text:p/>
          </table:table-cell>
          <table:table-cell table:formula="of:=IF(BITAND([.$R17];BITLSHIFT(1;[.X$2]))&gt;0;1;0)*[.$O17]" office:value-type="float" office:value="0" calcext:value-type="float">
            <text:p/>
          </table:table-cell>
          <table:table-cell table:formula="of:=IF(BITAND([.$R17];BITLSHIFT(1;[.Y$2]))&gt;0;1;0)*[.$O17]" office:value-type="float" office:value="0" calcext:value-type="float">
            <text:p/>
          </table:table-cell>
          <table:table-cell table:formula="of:=IF(BITAND([.$R17];BITLSHIFT(1;[.Z$2]))&gt;0;1;0)*[.$O17]" office:value-type="float" office:value="0" calcext:value-type="float">
            <text:p/>
          </table:table-cell>
          <table:table-cell table:formula="of:=IF(BITAND([.$R17];BITLSHIFT(1;[.AA$2]))&gt;0;1;0)*[.$O17]" office:value-type="float" office:value="0" calcext:value-type="float">
            <text:p/>
          </table:table-cell>
          <table:table-cell table:formula="of:=IF(BITAND([.$R17];BITLSHIFT(1;[.AB$2]))&gt;0;1;0)*[.$O17]" office:value-type="float" office:value="0" calcext:value-type="float">
            <text:p/>
          </table:table-cell>
          <table:table-cell table:formula="of:=IF(BITAND([.$R17];BITLSHIFT(1;[.AC$2]))&gt;0;1;0)*[.$O17]" office:value-type="float" office:value="0" calcext:value-type="float">
            <text:p/>
          </table:table-cell>
          <table:table-cell table:formula="of:=IF(BITAND([.$R17];BITLSHIFT(1;[.AD$2]))&gt;0;1;0)*[.$O17]" office:value-type="float" office:value="0" calcext:value-type="float">
            <text:p/>
          </table:table-cell>
          <table:table-cell table:formula="of:=IF(BITAND([.$R17];BITLSHIFT(1;[.AE$2]))&gt;0;1;0)*[.$O17]" office:value-type="float" office:value="0" calcext:value-type="float">
            <text:p/>
          </table:table-cell>
          <table:table-cell table:formula="of:=IF(BITAND([.$R17];BITLSHIFT(1;[.AF$2]))&gt;0;1;0)*[.$O17]" office:value-type="float" office:value="0" calcext:value-type="float">
            <text:p/>
          </table:table-cell>
          <table:table-cell table:formula="of:=IF(BITAND([.$R17];BITLSHIFT(1;[.AG$2]))&gt;0;1;0)*[.$O17]" office:value-type="float" office:value="0" calcext:value-type="float">
            <text:p/>
          </table:table-cell>
          <table:table-cell table:formula="of:=IF(BITAND([.$R17];BITLSHIFT(1;[.AH$2]))&gt;0;1;0)*[.$O17]" office:value-type="float" office:value="0" calcext:value-type="float">
            <text:p/>
          </table:table-cell>
          <table:table-cell table:formula="of:=IF(BITAND([.$R17];BITLSHIFT(1;[.AI$2]))&gt;0;1;0)*[.$O17]" office:value-type="float" office:value="0" calcext:value-type="float">
            <text:p/>
          </table:table-cell>
          <table:table-cell table:formula="of:=IF(BITAND([.$R17];BITLSHIFT(1;[.AJ$2]))&gt;0;1;0)*[.$O17]" office:value-type="float" office:value="0" calcext:value-type="float">
            <text:p/>
          </table:table-cell>
          <table:table-cell table:formula="of:=IF(BITAND([.$R17];BITLSHIFT(1;[.AK$2]))&gt;0;1;0)*[.$O17]" office:value-type="float" office:value="0" calcext:value-type="float">
            <text:p/>
          </table:table-cell>
          <table:table-cell table:formula="of:=IF(BITAND([.$R17];BITLSHIFT(1;[.AL$2]))&gt;0;1;0)*[.$O17]" office:value-type="float" office:value="0" calcext:value-type="float">
            <text:p/>
          </table:table-cell>
          <table:table-cell table:formula="of:=IF(BITAND([.$R17];BITLSHIFT(1;[.AM$2]))&gt;0;1;0)*[.$O17]" office:value-type="float" office:value="0" calcext:value-type="float">
            <text:p/>
          </table:table-cell>
          <table:table-cell table:formula="of:=IF(BITAND([.$R17];BITLSHIFT(1;[.AN$2]))&gt;0;1;0)*[.$O17]" office:value-type="float" office:value="0" calcext:value-type="float">
            <text:p/>
          </table:table-cell>
          <table:table-cell table:formula="of:=IF(BITAND([.$R17];BITLSHIFT(1;[.AO$2]))&gt;0;1;0)*[.$O17]" office:value-type="float" office:value="0" calcext:value-type="float">
            <text:p/>
          </table:table-cell>
          <table:table-cell table:formula="of:=IF(BITAND([.$R17];BITLSHIFT(1;[.AP$2]))&gt;0;1;0)*[.$O17]" office:value-type="float" office:value="0" calcext:value-type="float">
            <text:p/>
          </table:table-cell>
          <table:table-cell table:formula="of:=IF(BITAND([.$R17];BITLSHIFT(1;[.AQ$2]))&gt;0;1;0)*[.$O17]" office:value-type="float" office:value="0" calcext:value-type="float">
            <text:p/>
          </table:table-cell>
          <table:table-cell table:formula="of:=IF(BITAND([.$R17];BITLSHIFT(1;[.AR$2]))&gt;0;1;0)*[.$O17]" office:value-type="float" office:value="0" calcext:value-type="float">
            <text:p/>
          </table:table-cell>
          <table:table-cell table:formula="of:=IF(BITAND([.$R17];BITLSHIFT(1;[.AS$2]))&gt;0;1;0)*[.$O17]" office:value-type="float" office:value="0" calcext:value-type="float">
            <text:p/>
          </table:table-cell>
          <table:table-cell table:formula="of:=IF(BITAND([.$R17];BITLSHIFT(1;[.AT$2]))&gt;0;1;0)*[.$O17]" office:value-type="float" office:value="0" calcext:value-type="float">
            <text:p/>
          </table:table-cell>
          <table:table-cell table:formula="of:=IF(BITAND([.$R17];BITLSHIFT(1;[.AU$2]))&gt;0;1;0)*[.$O17]" office:value-type="float" office:value="0" calcext:value-type="float">
            <text:p/>
          </table:table-cell>
          <table:table-cell table:formula="of:=IF(BITAND([.$R17];BITLSHIFT(1;[.AV$2]))&gt;0;1;0)*[.$O17]" office:value-type="float" office:value="0" calcext:value-type="float">
            <text:p/>
          </table:table-cell>
          <table:table-cell table:formula="of:=IF(BITAND([.$R17];BITLSHIFT(1;[.AW$2]))&gt;0;1;0)*[.$O17]" office:value-type="float" office:value="0" calcext:value-type="float">
            <text:p/>
          </table:table-cell>
          <table:table-cell table:formula="of:=IF(BITAND([.$R17];BITLSHIFT(1;[.AX$2]))&gt;0;1;0)*[.$O17]" office:value-type="float" office:value="0" calcext:value-type="float">
            <text:p/>
          </table:table-cell>
          <table:table-cell table:formula="of:=IF(BITAND([.$Q17];BITLSHIFT(1;[.AY$2]))&gt;0;1;0)*[.$O17]" office:value-type="float" office:value="0" calcext:value-type="float">
            <text:p/>
          </table:table-cell>
          <table:table-cell table:formula="of:=IF(BITAND([.$Q17];BITLSHIFT(1;[.AZ$2]))&gt;0;1;0)*[.$O17]" office:value-type="float" office:value="0" calcext:value-type="float">
            <text:p/>
          </table:table-cell>
          <table:table-cell table:formula="of:=IF(BITAND([.$Q17];BITLSHIFT(1;[.BA$2]))&gt;0;1;0)*[.$O17]" office:value-type="float" office:value="0" calcext:value-type="float">
            <text:p/>
          </table:table-cell>
          <table:table-cell table:formula="of:=IF(BITAND([.$Q17];BITLSHIFT(1;[.BB$2]))&gt;0;1;0)*[.$O17]" office:value-type="float" office:value="0" calcext:value-type="float">
            <text:p/>
          </table:table-cell>
          <table:table-cell table:formula="of:=IF(BITAND([.$Q17];BITLSHIFT(1;[.BC$2]))&gt;0;1;0)*[.$O17]" office:value-type="float" office:value="0" calcext:value-type="float">
            <text:p/>
          </table:table-cell>
          <table:table-cell table:formula="of:=IF(BITAND([.$Q17];BITLSHIFT(1;[.BD$2]))&gt;0;1;0)*[.$O17]" office:value-type="float" office:value="0" calcext:value-type="float">
            <text:p/>
          </table:table-cell>
          <table:table-cell table:formula="of:=IF(BITAND([.$Q17];BITLSHIFT(1;[.BE$2]))&gt;0;1;0)*[.$O17]" office:value-type="float" office:value="0" calcext:value-type="float">
            <text:p/>
          </table:table-cell>
          <table:table-cell table:formula="of:=IF(BITAND([.$Q17];BITLSHIFT(1;[.BF$2]))&gt;0;1;0)*[.$O17]" office:value-type="float" office:value="0" calcext:value-type="float">
            <text:p/>
          </table:table-cell>
          <table:table-cell table:formula="of:=IF(BITAND([.$Q17];BITLSHIFT(1;[.BG$2]))&gt;0;1;0)*[.$O17]" office:value-type="float" office:value="0" calcext:value-type="float">
            <text:p/>
          </table:table-cell>
          <table:table-cell table:formula="of:=IF(BITAND([.$Q17];BITLSHIFT(1;[.BH$2]))&gt;0;1;0)*[.$O17]" office:value-type="float" office:value="0" calcext:value-type="float">
            <text:p/>
          </table:table-cell>
          <table:table-cell table:formula="of:=IF(BITAND([.$Q17];BITLSHIFT(1;[.BI$2]))&gt;0;1;0)*[.$O17]" office:value-type="float" office:value="0" calcext:value-type="float">
            <text:p/>
          </table:table-cell>
          <table:table-cell table:formula="of:=IF(BITAND([.$Q17];BITLSHIFT(1;[.BJ$2]))&gt;0;1;0)*[.$O17]" office:value-type="float" office:value="0" calcext:value-type="float">
            <text:p/>
          </table:table-cell>
          <table:table-cell table:formula="of:=IF(BITAND([.$Q17];BITLSHIFT(1;[.BK$2]))&gt;0;1;0)*[.$O17]" office:value-type="float" office:value="0" calcext:value-type="float">
            <text:p/>
          </table:table-cell>
          <table:table-cell table:formula="of:=IF(BITAND([.$Q17];BITLSHIFT(1;[.BL$2]))&gt;0;1;0)*[.$O17]" office:value-type="float" office:value="0" calcext:value-type="float">
            <text:p/>
          </table:table-cell>
          <table:table-cell table:formula="of:=IF(BITAND([.$Q17];BITLSHIFT(1;[.BM$2]))&gt;0;1;0)*[.$O17]" office:value-type="float" office:value="0" calcext:value-type="float">
            <text:p/>
          </table:table-cell>
          <table:table-cell table:formula="of:=IF(BITAND([.$Q17];BITLSHIFT(1;[.BN$2]))&gt;0;1;0)*[.$O17]" office:value-type="float" office:value="0" calcext:value-type="float">
            <text:p/>
          </table:table-cell>
          <table:table-cell table:formula="of:=IF(BITAND([.$Q17];BITLSHIFT(1;[.BO$2]))&gt;0;1;0)*[.$O17]" office:value-type="float" office:value="0" calcext:value-type="float">
            <text:p/>
          </table:table-cell>
          <table:table-cell table:formula="of:=IF(BITAND([.$Q17];BITLSHIFT(1;[.BP$2]))&gt;0;1;0)*[.$O17]" office:value-type="float" office:value="0" calcext:value-type="float">
            <text:p/>
          </table:table-cell>
          <table:table-cell table:formula="of:=IF(BITAND([.$Q17];BITLSHIFT(1;[.BQ$2]))&gt;0;1;0)*[.$O17]" office:value-type="float" office:value="0" calcext:value-type="float">
            <text:p/>
          </table:table-cell>
          <table:table-cell table:formula="of:=IF(BITAND([.$Q17];BITLSHIFT(1;[.BR$2]))&gt;0;1;0)*[.$O17]" office:value-type="float" office:value="0" calcext:value-type="float">
            <text:p/>
          </table:table-cell>
          <table:table-cell table:formula="of:=IF(BITAND([.$Q17];BITLSHIFT(1;[.BS$2]))&gt;0;1;0)*[.$O17]" office:value-type="float" office:value="0" calcext:value-type="float">
            <text:p/>
          </table:table-cell>
          <table:table-cell table:formula="of:=IF(BITAND([.$Q17];BITLSHIFT(1;[.BT$2]))&gt;0;1;0)*[.$O17]" office:value-type="float" office:value="0" calcext:value-type="float">
            <text:p/>
          </table:table-cell>
          <table:table-cell table:formula="of:=IF(BITAND([.$Q17];BITLSHIFT(1;[.BU$2]))&gt;0;1;0)*[.$O17]" office:value-type="float" office:value="0" calcext:value-type="float">
            <text:p/>
          </table:table-cell>
          <table:table-cell table:formula="of:=IF(BITAND([.$Q17];BITLSHIFT(1;[.BV$2]))&gt;0;1;0)*[.$O17]" office:value-type="float" office:value="0" calcext:value-type="float">
            <text:p/>
          </table:table-cell>
          <table:table-cell table:formula="of:=IF(BITAND([.$Q17];BITLSHIFT(1;[.BW$2]))&gt;0;1;0)*[.$O17]" office:value-type="float" office:value="0" calcext:value-type="float">
            <text:p/>
          </table:table-cell>
          <table:table-cell table:formula="of:=IF(BITAND([.$Q17];BITLSHIFT(1;[.BX$2]))&gt;0;1;0)*[.$O17]" office:value-type="float" office:value="0" calcext:value-type="float">
            <text:p/>
          </table:table-cell>
          <table:table-cell table:formula="of:=IF(BITAND([.$Q17];BITLSHIFT(1;[.BY$2]))&gt;0;1;0)*[.$O17]" office:value-type="float" office:value="0" calcext:value-type="float">
            <text:p/>
          </table:table-cell>
          <table:table-cell table:formula="of:=IF(BITAND([.$Q17];BITLSHIFT(1;[.BZ$2]))&gt;0;1;0)*[.$O17]" office:value-type="float" office:value="0" calcext:value-type="float">
            <text:p/>
          </table:table-cell>
          <table:table-cell table:formula="of:=IF(BITAND([.$Q17];BITLSHIFT(1;[.CA$2]))&gt;0;1;0)*[.$O17]" office:value-type="float" office:value="0" calcext:value-type="float">
            <text:p/>
          </table:table-cell>
          <table:table-cell table:formula="of:=IF(BITAND([.$Q17];BITLSHIFT(1;[.CB$2]))&gt;0;1;0)*[.$O17]" office:value-type="float" office:value="0" calcext:value-type="float">
            <text:p/>
          </table:table-cell>
          <table:table-cell table:formula="of:=IF(BITAND([.$Q17];BITLSHIFT(1;[.CC$2]))&gt;0;1;0)*[.$O17]" office:value-type="float" office:value="0" calcext:value-type="float">
            <text:p/>
          </table:table-cell>
          <table:table-cell table:formula="of:=IF(BITAND([.$Q17];BITLSHIFT(1;[.CD$2]))&gt;0;1;0)*[.$O1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8];10) ;16)" office:value-type="float" office:value="0" calcext:value-type="float">
            <text:p/>
          </table:table-cell>
          <table:table-cell table:formula="of:=DECIMAL(RIGHT([.N18];8) ;16)" office:value-type="float" office:value="0" calcext:value-type="float">
            <text:p/>
          </table:table-cell>
          <table:table-cell table:formula="of:=IF(BITAND([.$R18];BITLSHIFT(1;[.S$2]))&gt;0;1;0)*[.$O18]" office:value-type="float" office:value="0" calcext:value-type="float">
            <text:p/>
          </table:table-cell>
          <table:table-cell table:formula="of:=IF(BITAND([.$R18];BITLSHIFT(1;[.T$2]))&gt;0;1;0)*[.$O18]" office:value-type="float" office:value="0" calcext:value-type="float">
            <text:p/>
          </table:table-cell>
          <table:table-cell table:formula="of:=IF(BITAND([.$R18];BITLSHIFT(1;[.U$2]))&gt;0;1;0)*[.$O18]" office:value-type="float" office:value="0" calcext:value-type="float">
            <text:p/>
          </table:table-cell>
          <table:table-cell table:formula="of:=IF(BITAND([.$R18];BITLSHIFT(1;[.V$2]))&gt;0;1;0)*[.$O18]" office:value-type="float" office:value="0" calcext:value-type="float">
            <text:p/>
          </table:table-cell>
          <table:table-cell table:formula="of:=IF(BITAND([.$R18];BITLSHIFT(1;[.W$2]))&gt;0;1;0)*[.$O18]" office:value-type="float" office:value="0" calcext:value-type="float">
            <text:p/>
          </table:table-cell>
          <table:table-cell table:formula="of:=IF(BITAND([.$R18];BITLSHIFT(1;[.X$2]))&gt;0;1;0)*[.$O18]" office:value-type="float" office:value="0" calcext:value-type="float">
            <text:p/>
          </table:table-cell>
          <table:table-cell table:formula="of:=IF(BITAND([.$R18];BITLSHIFT(1;[.Y$2]))&gt;0;1;0)*[.$O18]" office:value-type="float" office:value="0" calcext:value-type="float">
            <text:p/>
          </table:table-cell>
          <table:table-cell table:formula="of:=IF(BITAND([.$R18];BITLSHIFT(1;[.Z$2]))&gt;0;1;0)*[.$O18]" office:value-type="float" office:value="0" calcext:value-type="float">
            <text:p/>
          </table:table-cell>
          <table:table-cell table:formula="of:=IF(BITAND([.$R18];BITLSHIFT(1;[.AA$2]))&gt;0;1;0)*[.$O18]" office:value-type="float" office:value="0" calcext:value-type="float">
            <text:p/>
          </table:table-cell>
          <table:table-cell table:formula="of:=IF(BITAND([.$R18];BITLSHIFT(1;[.AB$2]))&gt;0;1;0)*[.$O18]" office:value-type="float" office:value="0" calcext:value-type="float">
            <text:p/>
          </table:table-cell>
          <table:table-cell table:formula="of:=IF(BITAND([.$R18];BITLSHIFT(1;[.AC$2]))&gt;0;1;0)*[.$O18]" office:value-type="float" office:value="0" calcext:value-type="float">
            <text:p/>
          </table:table-cell>
          <table:table-cell table:formula="of:=IF(BITAND([.$R18];BITLSHIFT(1;[.AD$2]))&gt;0;1;0)*[.$O18]" office:value-type="float" office:value="0" calcext:value-type="float">
            <text:p/>
          </table:table-cell>
          <table:table-cell table:formula="of:=IF(BITAND([.$R18];BITLSHIFT(1;[.AE$2]))&gt;0;1;0)*[.$O18]" office:value-type="float" office:value="0" calcext:value-type="float">
            <text:p/>
          </table:table-cell>
          <table:table-cell table:formula="of:=IF(BITAND([.$R18];BITLSHIFT(1;[.AF$2]))&gt;0;1;0)*[.$O18]" office:value-type="float" office:value="0" calcext:value-type="float">
            <text:p/>
          </table:table-cell>
          <table:table-cell table:formula="of:=IF(BITAND([.$R18];BITLSHIFT(1;[.AG$2]))&gt;0;1;0)*[.$O18]" office:value-type="float" office:value="0" calcext:value-type="float">
            <text:p/>
          </table:table-cell>
          <table:table-cell table:formula="of:=IF(BITAND([.$R18];BITLSHIFT(1;[.AH$2]))&gt;0;1;0)*[.$O18]" office:value-type="float" office:value="0" calcext:value-type="float">
            <text:p/>
          </table:table-cell>
          <table:table-cell table:formula="of:=IF(BITAND([.$R18];BITLSHIFT(1;[.AI$2]))&gt;0;1;0)*[.$O18]" office:value-type="float" office:value="0" calcext:value-type="float">
            <text:p/>
          </table:table-cell>
          <table:table-cell table:formula="of:=IF(BITAND([.$R18];BITLSHIFT(1;[.AJ$2]))&gt;0;1;0)*[.$O18]" office:value-type="float" office:value="0" calcext:value-type="float">
            <text:p/>
          </table:table-cell>
          <table:table-cell table:formula="of:=IF(BITAND([.$R18];BITLSHIFT(1;[.AK$2]))&gt;0;1;0)*[.$O18]" office:value-type="float" office:value="0" calcext:value-type="float">
            <text:p/>
          </table:table-cell>
          <table:table-cell table:formula="of:=IF(BITAND([.$R18];BITLSHIFT(1;[.AL$2]))&gt;0;1;0)*[.$O18]" office:value-type="float" office:value="0" calcext:value-type="float">
            <text:p/>
          </table:table-cell>
          <table:table-cell table:formula="of:=IF(BITAND([.$R18];BITLSHIFT(1;[.AM$2]))&gt;0;1;0)*[.$O18]" office:value-type="float" office:value="0" calcext:value-type="float">
            <text:p/>
          </table:table-cell>
          <table:table-cell table:formula="of:=IF(BITAND([.$R18];BITLSHIFT(1;[.AN$2]))&gt;0;1;0)*[.$O18]" office:value-type="float" office:value="0" calcext:value-type="float">
            <text:p/>
          </table:table-cell>
          <table:table-cell table:formula="of:=IF(BITAND([.$R18];BITLSHIFT(1;[.AO$2]))&gt;0;1;0)*[.$O18]" office:value-type="float" office:value="0" calcext:value-type="float">
            <text:p/>
          </table:table-cell>
          <table:table-cell table:formula="of:=IF(BITAND([.$R18];BITLSHIFT(1;[.AP$2]))&gt;0;1;0)*[.$O18]" office:value-type="float" office:value="0" calcext:value-type="float">
            <text:p/>
          </table:table-cell>
          <table:table-cell table:formula="of:=IF(BITAND([.$R18];BITLSHIFT(1;[.AQ$2]))&gt;0;1;0)*[.$O18]" office:value-type="float" office:value="0" calcext:value-type="float">
            <text:p/>
          </table:table-cell>
          <table:table-cell table:formula="of:=IF(BITAND([.$R18];BITLSHIFT(1;[.AR$2]))&gt;0;1;0)*[.$O18]" office:value-type="float" office:value="0" calcext:value-type="float">
            <text:p/>
          </table:table-cell>
          <table:table-cell table:formula="of:=IF(BITAND([.$R18];BITLSHIFT(1;[.AS$2]))&gt;0;1;0)*[.$O18]" office:value-type="float" office:value="0" calcext:value-type="float">
            <text:p/>
          </table:table-cell>
          <table:table-cell table:formula="of:=IF(BITAND([.$R18];BITLSHIFT(1;[.AT$2]))&gt;0;1;0)*[.$O18]" office:value-type="float" office:value="0" calcext:value-type="float">
            <text:p/>
          </table:table-cell>
          <table:table-cell table:formula="of:=IF(BITAND([.$R18];BITLSHIFT(1;[.AU$2]))&gt;0;1;0)*[.$O18]" office:value-type="float" office:value="0" calcext:value-type="float">
            <text:p/>
          </table:table-cell>
          <table:table-cell table:formula="of:=IF(BITAND([.$R18];BITLSHIFT(1;[.AV$2]))&gt;0;1;0)*[.$O18]" office:value-type="float" office:value="0" calcext:value-type="float">
            <text:p/>
          </table:table-cell>
          <table:table-cell table:formula="of:=IF(BITAND([.$R18];BITLSHIFT(1;[.AW$2]))&gt;0;1;0)*[.$O18]" office:value-type="float" office:value="0" calcext:value-type="float">
            <text:p/>
          </table:table-cell>
          <table:table-cell table:formula="of:=IF(BITAND([.$R18];BITLSHIFT(1;[.AX$2]))&gt;0;1;0)*[.$O18]" office:value-type="float" office:value="0" calcext:value-type="float">
            <text:p/>
          </table:table-cell>
          <table:table-cell table:formula="of:=IF(BITAND([.$Q18];BITLSHIFT(1;[.AY$2]))&gt;0;1;0)*[.$O18]" office:value-type="float" office:value="0" calcext:value-type="float">
            <text:p/>
          </table:table-cell>
          <table:table-cell table:formula="of:=IF(BITAND([.$Q18];BITLSHIFT(1;[.AZ$2]))&gt;0;1;0)*[.$O18]" office:value-type="float" office:value="0" calcext:value-type="float">
            <text:p/>
          </table:table-cell>
          <table:table-cell table:formula="of:=IF(BITAND([.$Q18];BITLSHIFT(1;[.BA$2]))&gt;0;1;0)*[.$O18]" office:value-type="float" office:value="0" calcext:value-type="float">
            <text:p/>
          </table:table-cell>
          <table:table-cell table:formula="of:=IF(BITAND([.$Q18];BITLSHIFT(1;[.BB$2]))&gt;0;1;0)*[.$O18]" office:value-type="float" office:value="0" calcext:value-type="float">
            <text:p/>
          </table:table-cell>
          <table:table-cell table:formula="of:=IF(BITAND([.$Q18];BITLSHIFT(1;[.BC$2]))&gt;0;1;0)*[.$O18]" office:value-type="float" office:value="0" calcext:value-type="float">
            <text:p/>
          </table:table-cell>
          <table:table-cell table:formula="of:=IF(BITAND([.$Q18];BITLSHIFT(1;[.BD$2]))&gt;0;1;0)*[.$O18]" office:value-type="float" office:value="0" calcext:value-type="float">
            <text:p/>
          </table:table-cell>
          <table:table-cell table:formula="of:=IF(BITAND([.$Q18];BITLSHIFT(1;[.BE$2]))&gt;0;1;0)*[.$O18]" office:value-type="float" office:value="0" calcext:value-type="float">
            <text:p/>
          </table:table-cell>
          <table:table-cell table:formula="of:=IF(BITAND([.$Q18];BITLSHIFT(1;[.BF$2]))&gt;0;1;0)*[.$O18]" office:value-type="float" office:value="0" calcext:value-type="float">
            <text:p/>
          </table:table-cell>
          <table:table-cell table:formula="of:=IF(BITAND([.$Q18];BITLSHIFT(1;[.BG$2]))&gt;0;1;0)*[.$O18]" office:value-type="float" office:value="0" calcext:value-type="float">
            <text:p/>
          </table:table-cell>
          <table:table-cell table:formula="of:=IF(BITAND([.$Q18];BITLSHIFT(1;[.BH$2]))&gt;0;1;0)*[.$O18]" office:value-type="float" office:value="0" calcext:value-type="float">
            <text:p/>
          </table:table-cell>
          <table:table-cell table:formula="of:=IF(BITAND([.$Q18];BITLSHIFT(1;[.BI$2]))&gt;0;1;0)*[.$O18]" office:value-type="float" office:value="0" calcext:value-type="float">
            <text:p/>
          </table:table-cell>
          <table:table-cell table:formula="of:=IF(BITAND([.$Q18];BITLSHIFT(1;[.BJ$2]))&gt;0;1;0)*[.$O18]" office:value-type="float" office:value="0" calcext:value-type="float">
            <text:p/>
          </table:table-cell>
          <table:table-cell table:formula="of:=IF(BITAND([.$Q18];BITLSHIFT(1;[.BK$2]))&gt;0;1;0)*[.$O18]" office:value-type="float" office:value="0" calcext:value-type="float">
            <text:p/>
          </table:table-cell>
          <table:table-cell table:formula="of:=IF(BITAND([.$Q18];BITLSHIFT(1;[.BL$2]))&gt;0;1;0)*[.$O18]" office:value-type="float" office:value="0" calcext:value-type="float">
            <text:p/>
          </table:table-cell>
          <table:table-cell table:formula="of:=IF(BITAND([.$Q18];BITLSHIFT(1;[.BM$2]))&gt;0;1;0)*[.$O18]" office:value-type="float" office:value="0" calcext:value-type="float">
            <text:p/>
          </table:table-cell>
          <table:table-cell table:formula="of:=IF(BITAND([.$Q18];BITLSHIFT(1;[.BN$2]))&gt;0;1;0)*[.$O18]" office:value-type="float" office:value="0" calcext:value-type="float">
            <text:p/>
          </table:table-cell>
          <table:table-cell table:formula="of:=IF(BITAND([.$Q18];BITLSHIFT(1;[.BO$2]))&gt;0;1;0)*[.$O18]" office:value-type="float" office:value="0" calcext:value-type="float">
            <text:p/>
          </table:table-cell>
          <table:table-cell table:formula="of:=IF(BITAND([.$Q18];BITLSHIFT(1;[.BP$2]))&gt;0;1;0)*[.$O18]" office:value-type="float" office:value="0" calcext:value-type="float">
            <text:p/>
          </table:table-cell>
          <table:table-cell table:formula="of:=IF(BITAND([.$Q18];BITLSHIFT(1;[.BQ$2]))&gt;0;1;0)*[.$O18]" office:value-type="float" office:value="0" calcext:value-type="float">
            <text:p/>
          </table:table-cell>
          <table:table-cell table:formula="of:=IF(BITAND([.$Q18];BITLSHIFT(1;[.BR$2]))&gt;0;1;0)*[.$O18]" office:value-type="float" office:value="0" calcext:value-type="float">
            <text:p/>
          </table:table-cell>
          <table:table-cell table:formula="of:=IF(BITAND([.$Q18];BITLSHIFT(1;[.BS$2]))&gt;0;1;0)*[.$O18]" office:value-type="float" office:value="0" calcext:value-type="float">
            <text:p/>
          </table:table-cell>
          <table:table-cell table:formula="of:=IF(BITAND([.$Q18];BITLSHIFT(1;[.BT$2]))&gt;0;1;0)*[.$O18]" office:value-type="float" office:value="0" calcext:value-type="float">
            <text:p/>
          </table:table-cell>
          <table:table-cell table:formula="of:=IF(BITAND([.$Q18];BITLSHIFT(1;[.BU$2]))&gt;0;1;0)*[.$O18]" office:value-type="float" office:value="0" calcext:value-type="float">
            <text:p/>
          </table:table-cell>
          <table:table-cell table:formula="of:=IF(BITAND([.$Q18];BITLSHIFT(1;[.BV$2]))&gt;0;1;0)*[.$O18]" office:value-type="float" office:value="0" calcext:value-type="float">
            <text:p/>
          </table:table-cell>
          <table:table-cell table:formula="of:=IF(BITAND([.$Q18];BITLSHIFT(1;[.BW$2]))&gt;0;1;0)*[.$O18]" office:value-type="float" office:value="0" calcext:value-type="float">
            <text:p/>
          </table:table-cell>
          <table:table-cell table:formula="of:=IF(BITAND([.$Q18];BITLSHIFT(1;[.BX$2]))&gt;0;1;0)*[.$O18]" office:value-type="float" office:value="0" calcext:value-type="float">
            <text:p/>
          </table:table-cell>
          <table:table-cell table:formula="of:=IF(BITAND([.$Q18];BITLSHIFT(1;[.BY$2]))&gt;0;1;0)*[.$O18]" office:value-type="float" office:value="0" calcext:value-type="float">
            <text:p/>
          </table:table-cell>
          <table:table-cell table:formula="of:=IF(BITAND([.$Q18];BITLSHIFT(1;[.BZ$2]))&gt;0;1;0)*[.$O18]" office:value-type="float" office:value="0" calcext:value-type="float">
            <text:p/>
          </table:table-cell>
          <table:table-cell table:formula="of:=IF(BITAND([.$Q18];BITLSHIFT(1;[.CA$2]))&gt;0;1;0)*[.$O18]" office:value-type="float" office:value="0" calcext:value-type="float">
            <text:p/>
          </table:table-cell>
          <table:table-cell table:formula="of:=IF(BITAND([.$Q18];BITLSHIFT(1;[.CB$2]))&gt;0;1;0)*[.$O18]" office:value-type="float" office:value="0" calcext:value-type="float">
            <text:p/>
          </table:table-cell>
          <table:table-cell table:formula="of:=IF(BITAND([.$Q18];BITLSHIFT(1;[.CC$2]))&gt;0;1;0)*[.$O18]" office:value-type="float" office:value="0" calcext:value-type="float">
            <text:p/>
          </table:table-cell>
          <table:table-cell table:formula="of:=IF(BITAND([.$Q18];BITLSHIFT(1;[.CD$2]))&gt;0;1;0)*[.$O1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9];10) ;16)" office:value-type="float" office:value="0" calcext:value-type="float">
            <text:p/>
          </table:table-cell>
          <table:table-cell table:formula="of:=DECIMAL(RIGHT([.N19];8) ;16)" office:value-type="float" office:value="0" calcext:value-type="float">
            <text:p/>
          </table:table-cell>
          <table:table-cell table:formula="of:=IF(BITAND([.$R19];BITLSHIFT(1;[.S$2]))&gt;0;1;0)*[.$O19]" office:value-type="float" office:value="0" calcext:value-type="float">
            <text:p/>
          </table:table-cell>
          <table:table-cell table:formula="of:=IF(BITAND([.$R19];BITLSHIFT(1;[.T$2]))&gt;0;1;0)*[.$O19]" office:value-type="float" office:value="0" calcext:value-type="float">
            <text:p/>
          </table:table-cell>
          <table:table-cell table:formula="of:=IF(BITAND([.$R19];BITLSHIFT(1;[.U$2]))&gt;0;1;0)*[.$O19]" office:value-type="float" office:value="0" calcext:value-type="float">
            <text:p/>
          </table:table-cell>
          <table:table-cell table:formula="of:=IF(BITAND([.$R19];BITLSHIFT(1;[.V$2]))&gt;0;1;0)*[.$O19]" office:value-type="float" office:value="0" calcext:value-type="float">
            <text:p/>
          </table:table-cell>
          <table:table-cell table:formula="of:=IF(BITAND([.$R19];BITLSHIFT(1;[.W$2]))&gt;0;1;0)*[.$O19]" office:value-type="float" office:value="0" calcext:value-type="float">
            <text:p/>
          </table:table-cell>
          <table:table-cell table:formula="of:=IF(BITAND([.$R19];BITLSHIFT(1;[.X$2]))&gt;0;1;0)*[.$O19]" office:value-type="float" office:value="0" calcext:value-type="float">
            <text:p/>
          </table:table-cell>
          <table:table-cell table:formula="of:=IF(BITAND([.$R19];BITLSHIFT(1;[.Y$2]))&gt;0;1;0)*[.$O19]" office:value-type="float" office:value="0" calcext:value-type="float">
            <text:p/>
          </table:table-cell>
          <table:table-cell table:formula="of:=IF(BITAND([.$R19];BITLSHIFT(1;[.Z$2]))&gt;0;1;0)*[.$O19]" office:value-type="float" office:value="0" calcext:value-type="float">
            <text:p/>
          </table:table-cell>
          <table:table-cell table:formula="of:=IF(BITAND([.$R19];BITLSHIFT(1;[.AA$2]))&gt;0;1;0)*[.$O19]" office:value-type="float" office:value="0" calcext:value-type="float">
            <text:p/>
          </table:table-cell>
          <table:table-cell table:formula="of:=IF(BITAND([.$R19];BITLSHIFT(1;[.AB$2]))&gt;0;1;0)*[.$O19]" office:value-type="float" office:value="0" calcext:value-type="float">
            <text:p/>
          </table:table-cell>
          <table:table-cell table:formula="of:=IF(BITAND([.$R19];BITLSHIFT(1;[.AC$2]))&gt;0;1;0)*[.$O19]" office:value-type="float" office:value="0" calcext:value-type="float">
            <text:p/>
          </table:table-cell>
          <table:table-cell table:formula="of:=IF(BITAND([.$R19];BITLSHIFT(1;[.AD$2]))&gt;0;1;0)*[.$O19]" office:value-type="float" office:value="0" calcext:value-type="float">
            <text:p/>
          </table:table-cell>
          <table:table-cell table:formula="of:=IF(BITAND([.$R19];BITLSHIFT(1;[.AE$2]))&gt;0;1;0)*[.$O19]" office:value-type="float" office:value="0" calcext:value-type="float">
            <text:p/>
          </table:table-cell>
          <table:table-cell table:formula="of:=IF(BITAND([.$R19];BITLSHIFT(1;[.AF$2]))&gt;0;1;0)*[.$O19]" office:value-type="float" office:value="0" calcext:value-type="float">
            <text:p/>
          </table:table-cell>
          <table:table-cell table:formula="of:=IF(BITAND([.$R19];BITLSHIFT(1;[.AG$2]))&gt;0;1;0)*[.$O19]" office:value-type="float" office:value="0" calcext:value-type="float">
            <text:p/>
          </table:table-cell>
          <table:table-cell table:formula="of:=IF(BITAND([.$R19];BITLSHIFT(1;[.AH$2]))&gt;0;1;0)*[.$O19]" office:value-type="float" office:value="0" calcext:value-type="float">
            <text:p/>
          </table:table-cell>
          <table:table-cell table:formula="of:=IF(BITAND([.$R19];BITLSHIFT(1;[.AI$2]))&gt;0;1;0)*[.$O19]" office:value-type="float" office:value="0" calcext:value-type="float">
            <text:p/>
          </table:table-cell>
          <table:table-cell table:formula="of:=IF(BITAND([.$R19];BITLSHIFT(1;[.AJ$2]))&gt;0;1;0)*[.$O19]" office:value-type="float" office:value="0" calcext:value-type="float">
            <text:p/>
          </table:table-cell>
          <table:table-cell table:formula="of:=IF(BITAND([.$R19];BITLSHIFT(1;[.AK$2]))&gt;0;1;0)*[.$O19]" office:value-type="float" office:value="0" calcext:value-type="float">
            <text:p/>
          </table:table-cell>
          <table:table-cell table:formula="of:=IF(BITAND([.$R19];BITLSHIFT(1;[.AL$2]))&gt;0;1;0)*[.$O19]" office:value-type="float" office:value="0" calcext:value-type="float">
            <text:p/>
          </table:table-cell>
          <table:table-cell table:formula="of:=IF(BITAND([.$R19];BITLSHIFT(1;[.AM$2]))&gt;0;1;0)*[.$O19]" office:value-type="float" office:value="0" calcext:value-type="float">
            <text:p/>
          </table:table-cell>
          <table:table-cell table:formula="of:=IF(BITAND([.$R19];BITLSHIFT(1;[.AN$2]))&gt;0;1;0)*[.$O19]" office:value-type="float" office:value="0" calcext:value-type="float">
            <text:p/>
          </table:table-cell>
          <table:table-cell table:formula="of:=IF(BITAND([.$R19];BITLSHIFT(1;[.AO$2]))&gt;0;1;0)*[.$O19]" office:value-type="float" office:value="0" calcext:value-type="float">
            <text:p/>
          </table:table-cell>
          <table:table-cell table:formula="of:=IF(BITAND([.$R19];BITLSHIFT(1;[.AP$2]))&gt;0;1;0)*[.$O19]" office:value-type="float" office:value="0" calcext:value-type="float">
            <text:p/>
          </table:table-cell>
          <table:table-cell table:formula="of:=IF(BITAND([.$R19];BITLSHIFT(1;[.AQ$2]))&gt;0;1;0)*[.$O19]" office:value-type="float" office:value="0" calcext:value-type="float">
            <text:p/>
          </table:table-cell>
          <table:table-cell table:formula="of:=IF(BITAND([.$R19];BITLSHIFT(1;[.AR$2]))&gt;0;1;0)*[.$O19]" office:value-type="float" office:value="0" calcext:value-type="float">
            <text:p/>
          </table:table-cell>
          <table:table-cell table:formula="of:=IF(BITAND([.$R19];BITLSHIFT(1;[.AS$2]))&gt;0;1;0)*[.$O19]" office:value-type="float" office:value="0" calcext:value-type="float">
            <text:p/>
          </table:table-cell>
          <table:table-cell table:formula="of:=IF(BITAND([.$R19];BITLSHIFT(1;[.AT$2]))&gt;0;1;0)*[.$O19]" office:value-type="float" office:value="0" calcext:value-type="float">
            <text:p/>
          </table:table-cell>
          <table:table-cell table:formula="of:=IF(BITAND([.$R19];BITLSHIFT(1;[.AU$2]))&gt;0;1;0)*[.$O19]" office:value-type="float" office:value="0" calcext:value-type="float">
            <text:p/>
          </table:table-cell>
          <table:table-cell table:formula="of:=IF(BITAND([.$R19];BITLSHIFT(1;[.AV$2]))&gt;0;1;0)*[.$O19]" office:value-type="float" office:value="0" calcext:value-type="float">
            <text:p/>
          </table:table-cell>
          <table:table-cell table:formula="of:=IF(BITAND([.$R19];BITLSHIFT(1;[.AW$2]))&gt;0;1;0)*[.$O19]" office:value-type="float" office:value="0" calcext:value-type="float">
            <text:p/>
          </table:table-cell>
          <table:table-cell table:formula="of:=IF(BITAND([.$R19];BITLSHIFT(1;[.AX$2]))&gt;0;1;0)*[.$O19]" office:value-type="float" office:value="0" calcext:value-type="float">
            <text:p/>
          </table:table-cell>
          <table:table-cell table:formula="of:=IF(BITAND([.$Q19];BITLSHIFT(1;[.AY$2]))&gt;0;1;0)*[.$O19]" office:value-type="float" office:value="0" calcext:value-type="float">
            <text:p/>
          </table:table-cell>
          <table:table-cell table:formula="of:=IF(BITAND([.$Q19];BITLSHIFT(1;[.AZ$2]))&gt;0;1;0)*[.$O19]" office:value-type="float" office:value="0" calcext:value-type="float">
            <text:p/>
          </table:table-cell>
          <table:table-cell table:formula="of:=IF(BITAND([.$Q19];BITLSHIFT(1;[.BA$2]))&gt;0;1;0)*[.$O19]" office:value-type="float" office:value="0" calcext:value-type="float">
            <text:p/>
          </table:table-cell>
          <table:table-cell table:formula="of:=IF(BITAND([.$Q19];BITLSHIFT(1;[.BB$2]))&gt;0;1;0)*[.$O19]" office:value-type="float" office:value="0" calcext:value-type="float">
            <text:p/>
          </table:table-cell>
          <table:table-cell table:formula="of:=IF(BITAND([.$Q19];BITLSHIFT(1;[.BC$2]))&gt;0;1;0)*[.$O19]" office:value-type="float" office:value="0" calcext:value-type="float">
            <text:p/>
          </table:table-cell>
          <table:table-cell table:formula="of:=IF(BITAND([.$Q19];BITLSHIFT(1;[.BD$2]))&gt;0;1;0)*[.$O19]" office:value-type="float" office:value="0" calcext:value-type="float">
            <text:p/>
          </table:table-cell>
          <table:table-cell table:formula="of:=IF(BITAND([.$Q19];BITLSHIFT(1;[.BE$2]))&gt;0;1;0)*[.$O19]" office:value-type="float" office:value="0" calcext:value-type="float">
            <text:p/>
          </table:table-cell>
          <table:table-cell table:formula="of:=IF(BITAND([.$Q19];BITLSHIFT(1;[.BF$2]))&gt;0;1;0)*[.$O19]" office:value-type="float" office:value="0" calcext:value-type="float">
            <text:p/>
          </table:table-cell>
          <table:table-cell table:formula="of:=IF(BITAND([.$Q19];BITLSHIFT(1;[.BG$2]))&gt;0;1;0)*[.$O19]" office:value-type="float" office:value="0" calcext:value-type="float">
            <text:p/>
          </table:table-cell>
          <table:table-cell table:formula="of:=IF(BITAND([.$Q19];BITLSHIFT(1;[.BH$2]))&gt;0;1;0)*[.$O19]" office:value-type="float" office:value="0" calcext:value-type="float">
            <text:p/>
          </table:table-cell>
          <table:table-cell table:formula="of:=IF(BITAND([.$Q19];BITLSHIFT(1;[.BI$2]))&gt;0;1;0)*[.$O19]" office:value-type="float" office:value="0" calcext:value-type="float">
            <text:p/>
          </table:table-cell>
          <table:table-cell table:formula="of:=IF(BITAND([.$Q19];BITLSHIFT(1;[.BJ$2]))&gt;0;1;0)*[.$O19]" office:value-type="float" office:value="0" calcext:value-type="float">
            <text:p/>
          </table:table-cell>
          <table:table-cell table:formula="of:=IF(BITAND([.$Q19];BITLSHIFT(1;[.BK$2]))&gt;0;1;0)*[.$O19]" office:value-type="float" office:value="0" calcext:value-type="float">
            <text:p/>
          </table:table-cell>
          <table:table-cell table:formula="of:=IF(BITAND([.$Q19];BITLSHIFT(1;[.BL$2]))&gt;0;1;0)*[.$O19]" office:value-type="float" office:value="0" calcext:value-type="float">
            <text:p/>
          </table:table-cell>
          <table:table-cell table:formula="of:=IF(BITAND([.$Q19];BITLSHIFT(1;[.BM$2]))&gt;0;1;0)*[.$O19]" office:value-type="float" office:value="0" calcext:value-type="float">
            <text:p/>
          </table:table-cell>
          <table:table-cell table:formula="of:=IF(BITAND([.$Q19];BITLSHIFT(1;[.BN$2]))&gt;0;1;0)*[.$O19]" office:value-type="float" office:value="0" calcext:value-type="float">
            <text:p/>
          </table:table-cell>
          <table:table-cell table:formula="of:=IF(BITAND([.$Q19];BITLSHIFT(1;[.BO$2]))&gt;0;1;0)*[.$O19]" office:value-type="float" office:value="0" calcext:value-type="float">
            <text:p/>
          </table:table-cell>
          <table:table-cell table:formula="of:=IF(BITAND([.$Q19];BITLSHIFT(1;[.BP$2]))&gt;0;1;0)*[.$O19]" office:value-type="float" office:value="0" calcext:value-type="float">
            <text:p/>
          </table:table-cell>
          <table:table-cell table:formula="of:=IF(BITAND([.$Q19];BITLSHIFT(1;[.BQ$2]))&gt;0;1;0)*[.$O19]" office:value-type="float" office:value="0" calcext:value-type="float">
            <text:p/>
          </table:table-cell>
          <table:table-cell table:formula="of:=IF(BITAND([.$Q19];BITLSHIFT(1;[.BR$2]))&gt;0;1;0)*[.$O19]" office:value-type="float" office:value="0" calcext:value-type="float">
            <text:p/>
          </table:table-cell>
          <table:table-cell table:formula="of:=IF(BITAND([.$Q19];BITLSHIFT(1;[.BS$2]))&gt;0;1;0)*[.$O19]" office:value-type="float" office:value="0" calcext:value-type="float">
            <text:p/>
          </table:table-cell>
          <table:table-cell table:formula="of:=IF(BITAND([.$Q19];BITLSHIFT(1;[.BT$2]))&gt;0;1;0)*[.$O19]" office:value-type="float" office:value="0" calcext:value-type="float">
            <text:p/>
          </table:table-cell>
          <table:table-cell table:formula="of:=IF(BITAND([.$Q19];BITLSHIFT(1;[.BU$2]))&gt;0;1;0)*[.$O19]" office:value-type="float" office:value="0" calcext:value-type="float">
            <text:p/>
          </table:table-cell>
          <table:table-cell table:formula="of:=IF(BITAND([.$Q19];BITLSHIFT(1;[.BV$2]))&gt;0;1;0)*[.$O19]" office:value-type="float" office:value="0" calcext:value-type="float">
            <text:p/>
          </table:table-cell>
          <table:table-cell table:formula="of:=IF(BITAND([.$Q19];BITLSHIFT(1;[.BW$2]))&gt;0;1;0)*[.$O19]" office:value-type="float" office:value="0" calcext:value-type="float">
            <text:p/>
          </table:table-cell>
          <table:table-cell table:formula="of:=IF(BITAND([.$Q19];BITLSHIFT(1;[.BX$2]))&gt;0;1;0)*[.$O19]" office:value-type="float" office:value="0" calcext:value-type="float">
            <text:p/>
          </table:table-cell>
          <table:table-cell table:formula="of:=IF(BITAND([.$Q19];BITLSHIFT(1;[.BY$2]))&gt;0;1;0)*[.$O19]" office:value-type="float" office:value="0" calcext:value-type="float">
            <text:p/>
          </table:table-cell>
          <table:table-cell table:formula="of:=IF(BITAND([.$Q19];BITLSHIFT(1;[.BZ$2]))&gt;0;1;0)*[.$O19]" office:value-type="float" office:value="0" calcext:value-type="float">
            <text:p/>
          </table:table-cell>
          <table:table-cell table:formula="of:=IF(BITAND([.$Q19];BITLSHIFT(1;[.CA$2]))&gt;0;1;0)*[.$O19]" office:value-type="float" office:value="0" calcext:value-type="float">
            <text:p/>
          </table:table-cell>
          <table:table-cell table:formula="of:=IF(BITAND([.$Q19];BITLSHIFT(1;[.CB$2]))&gt;0;1;0)*[.$O19]" office:value-type="float" office:value="0" calcext:value-type="float">
            <text:p/>
          </table:table-cell>
          <table:table-cell table:formula="of:=IF(BITAND([.$Q19];BITLSHIFT(1;[.CC$2]))&gt;0;1;0)*[.$O19]" office:value-type="float" office:value="0" calcext:value-type="float">
            <text:p/>
          </table:table-cell>
          <table:table-cell table:formula="of:=IF(BITAND([.$Q19];BITLSHIFT(1;[.CD$2]))&gt;0;1;0)*[.$O1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0];10) ;16)" office:value-type="float" office:value="0" calcext:value-type="float">
            <text:p/>
          </table:table-cell>
          <table:table-cell table:formula="of:=DECIMAL(RIGHT([.N20];8) ;16)" office:value-type="float" office:value="0" calcext:value-type="float">
            <text:p/>
          </table:table-cell>
          <table:table-cell table:formula="of:=IF(BITAND([.$R20];BITLSHIFT(1;[.S$2]))&gt;0;1;0)*[.$O20]" office:value-type="float" office:value="0" calcext:value-type="float">
            <text:p/>
          </table:table-cell>
          <table:table-cell table:formula="of:=IF(BITAND([.$R20];BITLSHIFT(1;[.T$2]))&gt;0;1;0)*[.$O20]" office:value-type="float" office:value="0" calcext:value-type="float">
            <text:p/>
          </table:table-cell>
          <table:table-cell table:formula="of:=IF(BITAND([.$R20];BITLSHIFT(1;[.U$2]))&gt;0;1;0)*[.$O20]" office:value-type="float" office:value="0" calcext:value-type="float">
            <text:p/>
          </table:table-cell>
          <table:table-cell table:formula="of:=IF(BITAND([.$R20];BITLSHIFT(1;[.V$2]))&gt;0;1;0)*[.$O20]" office:value-type="float" office:value="0" calcext:value-type="float">
            <text:p/>
          </table:table-cell>
          <table:table-cell table:formula="of:=IF(BITAND([.$R20];BITLSHIFT(1;[.W$2]))&gt;0;1;0)*[.$O20]" office:value-type="float" office:value="0" calcext:value-type="float">
            <text:p/>
          </table:table-cell>
          <table:table-cell table:formula="of:=IF(BITAND([.$R20];BITLSHIFT(1;[.X$2]))&gt;0;1;0)*[.$O20]" office:value-type="float" office:value="0" calcext:value-type="float">
            <text:p/>
          </table:table-cell>
          <table:table-cell table:formula="of:=IF(BITAND([.$R20];BITLSHIFT(1;[.Y$2]))&gt;0;1;0)*[.$O20]" office:value-type="float" office:value="0" calcext:value-type="float">
            <text:p/>
          </table:table-cell>
          <table:table-cell table:formula="of:=IF(BITAND([.$R20];BITLSHIFT(1;[.Z$2]))&gt;0;1;0)*[.$O20]" office:value-type="float" office:value="0" calcext:value-type="float">
            <text:p/>
          </table:table-cell>
          <table:table-cell table:formula="of:=IF(BITAND([.$R20];BITLSHIFT(1;[.AA$2]))&gt;0;1;0)*[.$O20]" office:value-type="float" office:value="0" calcext:value-type="float">
            <text:p/>
          </table:table-cell>
          <table:table-cell table:formula="of:=IF(BITAND([.$R20];BITLSHIFT(1;[.AB$2]))&gt;0;1;0)*[.$O20]" office:value-type="float" office:value="0" calcext:value-type="float">
            <text:p/>
          </table:table-cell>
          <table:table-cell table:formula="of:=IF(BITAND([.$R20];BITLSHIFT(1;[.AC$2]))&gt;0;1;0)*[.$O20]" office:value-type="float" office:value="0" calcext:value-type="float">
            <text:p/>
          </table:table-cell>
          <table:table-cell table:formula="of:=IF(BITAND([.$R20];BITLSHIFT(1;[.AD$2]))&gt;0;1;0)*[.$O20]" office:value-type="float" office:value="0" calcext:value-type="float">
            <text:p/>
          </table:table-cell>
          <table:table-cell table:formula="of:=IF(BITAND([.$R20];BITLSHIFT(1;[.AE$2]))&gt;0;1;0)*[.$O20]" office:value-type="float" office:value="0" calcext:value-type="float">
            <text:p/>
          </table:table-cell>
          <table:table-cell table:formula="of:=IF(BITAND([.$R20];BITLSHIFT(1;[.AF$2]))&gt;0;1;0)*[.$O20]" office:value-type="float" office:value="0" calcext:value-type="float">
            <text:p/>
          </table:table-cell>
          <table:table-cell table:formula="of:=IF(BITAND([.$R20];BITLSHIFT(1;[.AG$2]))&gt;0;1;0)*[.$O20]" office:value-type="float" office:value="0" calcext:value-type="float">
            <text:p/>
          </table:table-cell>
          <table:table-cell table:formula="of:=IF(BITAND([.$R20];BITLSHIFT(1;[.AH$2]))&gt;0;1;0)*[.$O20]" office:value-type="float" office:value="0" calcext:value-type="float">
            <text:p/>
          </table:table-cell>
          <table:table-cell table:formula="of:=IF(BITAND([.$R20];BITLSHIFT(1;[.AI$2]))&gt;0;1;0)*[.$O20]" office:value-type="float" office:value="0" calcext:value-type="float">
            <text:p/>
          </table:table-cell>
          <table:table-cell table:formula="of:=IF(BITAND([.$R20];BITLSHIFT(1;[.AJ$2]))&gt;0;1;0)*[.$O20]" office:value-type="float" office:value="0" calcext:value-type="float">
            <text:p/>
          </table:table-cell>
          <table:table-cell table:formula="of:=IF(BITAND([.$R20];BITLSHIFT(1;[.AK$2]))&gt;0;1;0)*[.$O20]" office:value-type="float" office:value="0" calcext:value-type="float">
            <text:p/>
          </table:table-cell>
          <table:table-cell table:formula="of:=IF(BITAND([.$R20];BITLSHIFT(1;[.AL$2]))&gt;0;1;0)*[.$O20]" office:value-type="float" office:value="0" calcext:value-type="float">
            <text:p/>
          </table:table-cell>
          <table:table-cell table:formula="of:=IF(BITAND([.$R20];BITLSHIFT(1;[.AM$2]))&gt;0;1;0)*[.$O20]" office:value-type="float" office:value="0" calcext:value-type="float">
            <text:p/>
          </table:table-cell>
          <table:table-cell table:formula="of:=IF(BITAND([.$R20];BITLSHIFT(1;[.AN$2]))&gt;0;1;0)*[.$O20]" office:value-type="float" office:value="0" calcext:value-type="float">
            <text:p/>
          </table:table-cell>
          <table:table-cell table:formula="of:=IF(BITAND([.$R20];BITLSHIFT(1;[.AO$2]))&gt;0;1;0)*[.$O20]" office:value-type="float" office:value="0" calcext:value-type="float">
            <text:p/>
          </table:table-cell>
          <table:table-cell table:formula="of:=IF(BITAND([.$R20];BITLSHIFT(1;[.AP$2]))&gt;0;1;0)*[.$O20]" office:value-type="float" office:value="0" calcext:value-type="float">
            <text:p/>
          </table:table-cell>
          <table:table-cell table:formula="of:=IF(BITAND([.$R20];BITLSHIFT(1;[.AQ$2]))&gt;0;1;0)*[.$O20]" office:value-type="float" office:value="0" calcext:value-type="float">
            <text:p/>
          </table:table-cell>
          <table:table-cell table:formula="of:=IF(BITAND([.$R20];BITLSHIFT(1;[.AR$2]))&gt;0;1;0)*[.$O20]" office:value-type="float" office:value="0" calcext:value-type="float">
            <text:p/>
          </table:table-cell>
          <table:table-cell table:formula="of:=IF(BITAND([.$R20];BITLSHIFT(1;[.AS$2]))&gt;0;1;0)*[.$O20]" office:value-type="float" office:value="0" calcext:value-type="float">
            <text:p/>
          </table:table-cell>
          <table:table-cell table:formula="of:=IF(BITAND([.$R20];BITLSHIFT(1;[.AT$2]))&gt;0;1;0)*[.$O20]" office:value-type="float" office:value="0" calcext:value-type="float">
            <text:p/>
          </table:table-cell>
          <table:table-cell table:formula="of:=IF(BITAND([.$R20];BITLSHIFT(1;[.AU$2]))&gt;0;1;0)*[.$O20]" office:value-type="float" office:value="0" calcext:value-type="float">
            <text:p/>
          </table:table-cell>
          <table:table-cell table:formula="of:=IF(BITAND([.$R20];BITLSHIFT(1;[.AV$2]))&gt;0;1;0)*[.$O20]" office:value-type="float" office:value="0" calcext:value-type="float">
            <text:p/>
          </table:table-cell>
          <table:table-cell table:formula="of:=IF(BITAND([.$R20];BITLSHIFT(1;[.AW$2]))&gt;0;1;0)*[.$O20]" office:value-type="float" office:value="0" calcext:value-type="float">
            <text:p/>
          </table:table-cell>
          <table:table-cell table:formula="of:=IF(BITAND([.$R20];BITLSHIFT(1;[.AX$2]))&gt;0;1;0)*[.$O20]" office:value-type="float" office:value="0" calcext:value-type="float">
            <text:p/>
          </table:table-cell>
          <table:table-cell table:formula="of:=IF(BITAND([.$Q20];BITLSHIFT(1;[.AY$2]))&gt;0;1;0)*[.$O20]" office:value-type="float" office:value="0" calcext:value-type="float">
            <text:p/>
          </table:table-cell>
          <table:table-cell table:formula="of:=IF(BITAND([.$Q20];BITLSHIFT(1;[.AZ$2]))&gt;0;1;0)*[.$O20]" office:value-type="float" office:value="0" calcext:value-type="float">
            <text:p/>
          </table:table-cell>
          <table:table-cell table:formula="of:=IF(BITAND([.$Q20];BITLSHIFT(1;[.BA$2]))&gt;0;1;0)*[.$O20]" office:value-type="float" office:value="0" calcext:value-type="float">
            <text:p/>
          </table:table-cell>
          <table:table-cell table:formula="of:=IF(BITAND([.$Q20];BITLSHIFT(1;[.BB$2]))&gt;0;1;0)*[.$O20]" office:value-type="float" office:value="0" calcext:value-type="float">
            <text:p/>
          </table:table-cell>
          <table:table-cell table:formula="of:=IF(BITAND([.$Q20];BITLSHIFT(1;[.BC$2]))&gt;0;1;0)*[.$O20]" office:value-type="float" office:value="0" calcext:value-type="float">
            <text:p/>
          </table:table-cell>
          <table:table-cell table:formula="of:=IF(BITAND([.$Q20];BITLSHIFT(1;[.BD$2]))&gt;0;1;0)*[.$O20]" office:value-type="float" office:value="0" calcext:value-type="float">
            <text:p/>
          </table:table-cell>
          <table:table-cell table:formula="of:=IF(BITAND([.$Q20];BITLSHIFT(1;[.BE$2]))&gt;0;1;0)*[.$O20]" office:value-type="float" office:value="0" calcext:value-type="float">
            <text:p/>
          </table:table-cell>
          <table:table-cell table:formula="of:=IF(BITAND([.$Q20];BITLSHIFT(1;[.BF$2]))&gt;0;1;0)*[.$O20]" office:value-type="float" office:value="0" calcext:value-type="float">
            <text:p/>
          </table:table-cell>
          <table:table-cell table:formula="of:=IF(BITAND([.$Q20];BITLSHIFT(1;[.BG$2]))&gt;0;1;0)*[.$O20]" office:value-type="float" office:value="0" calcext:value-type="float">
            <text:p/>
          </table:table-cell>
          <table:table-cell table:formula="of:=IF(BITAND([.$Q20];BITLSHIFT(1;[.BH$2]))&gt;0;1;0)*[.$O20]" office:value-type="float" office:value="0" calcext:value-type="float">
            <text:p/>
          </table:table-cell>
          <table:table-cell table:formula="of:=IF(BITAND([.$Q20];BITLSHIFT(1;[.BI$2]))&gt;0;1;0)*[.$O20]" office:value-type="float" office:value="0" calcext:value-type="float">
            <text:p/>
          </table:table-cell>
          <table:table-cell table:formula="of:=IF(BITAND([.$Q20];BITLSHIFT(1;[.BJ$2]))&gt;0;1;0)*[.$O20]" office:value-type="float" office:value="0" calcext:value-type="float">
            <text:p/>
          </table:table-cell>
          <table:table-cell table:formula="of:=IF(BITAND([.$Q20];BITLSHIFT(1;[.BK$2]))&gt;0;1;0)*[.$O20]" office:value-type="float" office:value="0" calcext:value-type="float">
            <text:p/>
          </table:table-cell>
          <table:table-cell table:formula="of:=IF(BITAND([.$Q20];BITLSHIFT(1;[.BL$2]))&gt;0;1;0)*[.$O20]" office:value-type="float" office:value="0" calcext:value-type="float">
            <text:p/>
          </table:table-cell>
          <table:table-cell table:formula="of:=IF(BITAND([.$Q20];BITLSHIFT(1;[.BM$2]))&gt;0;1;0)*[.$O20]" office:value-type="float" office:value="0" calcext:value-type="float">
            <text:p/>
          </table:table-cell>
          <table:table-cell table:formula="of:=IF(BITAND([.$Q20];BITLSHIFT(1;[.BN$2]))&gt;0;1;0)*[.$O20]" office:value-type="float" office:value="0" calcext:value-type="float">
            <text:p/>
          </table:table-cell>
          <table:table-cell table:formula="of:=IF(BITAND([.$Q20];BITLSHIFT(1;[.BO$2]))&gt;0;1;0)*[.$O20]" office:value-type="float" office:value="0" calcext:value-type="float">
            <text:p/>
          </table:table-cell>
          <table:table-cell table:formula="of:=IF(BITAND([.$Q20];BITLSHIFT(1;[.BP$2]))&gt;0;1;0)*[.$O20]" office:value-type="float" office:value="0" calcext:value-type="float">
            <text:p/>
          </table:table-cell>
          <table:table-cell table:formula="of:=IF(BITAND([.$Q20];BITLSHIFT(1;[.BQ$2]))&gt;0;1;0)*[.$O20]" office:value-type="float" office:value="0" calcext:value-type="float">
            <text:p/>
          </table:table-cell>
          <table:table-cell table:formula="of:=IF(BITAND([.$Q20];BITLSHIFT(1;[.BR$2]))&gt;0;1;0)*[.$O20]" office:value-type="float" office:value="0" calcext:value-type="float">
            <text:p/>
          </table:table-cell>
          <table:table-cell table:formula="of:=IF(BITAND([.$Q20];BITLSHIFT(1;[.BS$2]))&gt;0;1;0)*[.$O20]" office:value-type="float" office:value="0" calcext:value-type="float">
            <text:p/>
          </table:table-cell>
          <table:table-cell table:formula="of:=IF(BITAND([.$Q20];BITLSHIFT(1;[.BT$2]))&gt;0;1;0)*[.$O20]" office:value-type="float" office:value="0" calcext:value-type="float">
            <text:p/>
          </table:table-cell>
          <table:table-cell table:formula="of:=IF(BITAND([.$Q20];BITLSHIFT(1;[.BU$2]))&gt;0;1;0)*[.$O20]" office:value-type="float" office:value="0" calcext:value-type="float">
            <text:p/>
          </table:table-cell>
          <table:table-cell table:formula="of:=IF(BITAND([.$Q20];BITLSHIFT(1;[.BV$2]))&gt;0;1;0)*[.$O20]" office:value-type="float" office:value="0" calcext:value-type="float">
            <text:p/>
          </table:table-cell>
          <table:table-cell table:formula="of:=IF(BITAND([.$Q20];BITLSHIFT(1;[.BW$2]))&gt;0;1;0)*[.$O20]" office:value-type="float" office:value="0" calcext:value-type="float">
            <text:p/>
          </table:table-cell>
          <table:table-cell table:formula="of:=IF(BITAND([.$Q20];BITLSHIFT(1;[.BX$2]))&gt;0;1;0)*[.$O20]" office:value-type="float" office:value="0" calcext:value-type="float">
            <text:p/>
          </table:table-cell>
          <table:table-cell table:formula="of:=IF(BITAND([.$Q20];BITLSHIFT(1;[.BY$2]))&gt;0;1;0)*[.$O20]" office:value-type="float" office:value="0" calcext:value-type="float">
            <text:p/>
          </table:table-cell>
          <table:table-cell table:formula="of:=IF(BITAND([.$Q20];BITLSHIFT(1;[.BZ$2]))&gt;0;1;0)*[.$O20]" office:value-type="float" office:value="0" calcext:value-type="float">
            <text:p/>
          </table:table-cell>
          <table:table-cell table:formula="of:=IF(BITAND([.$Q20];BITLSHIFT(1;[.CA$2]))&gt;0;1;0)*[.$O20]" office:value-type="float" office:value="0" calcext:value-type="float">
            <text:p/>
          </table:table-cell>
          <table:table-cell table:formula="of:=IF(BITAND([.$Q20];BITLSHIFT(1;[.CB$2]))&gt;0;1;0)*[.$O20]" office:value-type="float" office:value="0" calcext:value-type="float">
            <text:p/>
          </table:table-cell>
          <table:table-cell table:formula="of:=IF(BITAND([.$Q20];BITLSHIFT(1;[.CC$2]))&gt;0;1;0)*[.$O20]" office:value-type="float" office:value="0" calcext:value-type="float">
            <text:p/>
          </table:table-cell>
          <table:table-cell table:formula="of:=IF(BITAND([.$Q20];BITLSHIFT(1;[.CD$2]))&gt;0;1;0)*[.$O2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1];10) ;16)" office:value-type="float" office:value="0" calcext:value-type="float">
            <text:p/>
          </table:table-cell>
          <table:table-cell table:formula="of:=DECIMAL(RIGHT([.N21];8) ;16)" office:value-type="float" office:value="0" calcext:value-type="float">
            <text:p/>
          </table:table-cell>
          <table:table-cell table:formula="of:=IF(BITAND([.$R21];BITLSHIFT(1;[.S$2]))&gt;0;1;0)*[.$O21]" office:value-type="float" office:value="0" calcext:value-type="float">
            <text:p/>
          </table:table-cell>
          <table:table-cell table:formula="of:=IF(BITAND([.$R21];BITLSHIFT(1;[.T$2]))&gt;0;1;0)*[.$O21]" office:value-type="float" office:value="0" calcext:value-type="float">
            <text:p/>
          </table:table-cell>
          <table:table-cell table:formula="of:=IF(BITAND([.$R21];BITLSHIFT(1;[.U$2]))&gt;0;1;0)*[.$O21]" office:value-type="float" office:value="0" calcext:value-type="float">
            <text:p/>
          </table:table-cell>
          <table:table-cell table:formula="of:=IF(BITAND([.$R21];BITLSHIFT(1;[.V$2]))&gt;0;1;0)*[.$O21]" office:value-type="float" office:value="0" calcext:value-type="float">
            <text:p/>
          </table:table-cell>
          <table:table-cell table:formula="of:=IF(BITAND([.$R21];BITLSHIFT(1;[.W$2]))&gt;0;1;0)*[.$O21]" office:value-type="float" office:value="0" calcext:value-type="float">
            <text:p/>
          </table:table-cell>
          <table:table-cell table:formula="of:=IF(BITAND([.$R21];BITLSHIFT(1;[.X$2]))&gt;0;1;0)*[.$O21]" office:value-type="float" office:value="0" calcext:value-type="float">
            <text:p/>
          </table:table-cell>
          <table:table-cell table:formula="of:=IF(BITAND([.$R21];BITLSHIFT(1;[.Y$2]))&gt;0;1;0)*[.$O21]" office:value-type="float" office:value="0" calcext:value-type="float">
            <text:p/>
          </table:table-cell>
          <table:table-cell table:formula="of:=IF(BITAND([.$R21];BITLSHIFT(1;[.Z$2]))&gt;0;1;0)*[.$O21]" office:value-type="float" office:value="0" calcext:value-type="float">
            <text:p/>
          </table:table-cell>
          <table:table-cell table:formula="of:=IF(BITAND([.$R21];BITLSHIFT(1;[.AA$2]))&gt;0;1;0)*[.$O21]" office:value-type="float" office:value="0" calcext:value-type="float">
            <text:p/>
          </table:table-cell>
          <table:table-cell table:formula="of:=IF(BITAND([.$R21];BITLSHIFT(1;[.AB$2]))&gt;0;1;0)*[.$O21]" office:value-type="float" office:value="0" calcext:value-type="float">
            <text:p/>
          </table:table-cell>
          <table:table-cell table:formula="of:=IF(BITAND([.$R21];BITLSHIFT(1;[.AC$2]))&gt;0;1;0)*[.$O21]" office:value-type="float" office:value="0" calcext:value-type="float">
            <text:p/>
          </table:table-cell>
          <table:table-cell table:formula="of:=IF(BITAND([.$R21];BITLSHIFT(1;[.AD$2]))&gt;0;1;0)*[.$O21]" office:value-type="float" office:value="0" calcext:value-type="float">
            <text:p/>
          </table:table-cell>
          <table:table-cell table:formula="of:=IF(BITAND([.$R21];BITLSHIFT(1;[.AE$2]))&gt;0;1;0)*[.$O21]" office:value-type="float" office:value="0" calcext:value-type="float">
            <text:p/>
          </table:table-cell>
          <table:table-cell table:formula="of:=IF(BITAND([.$R21];BITLSHIFT(1;[.AF$2]))&gt;0;1;0)*[.$O21]" office:value-type="float" office:value="0" calcext:value-type="float">
            <text:p/>
          </table:table-cell>
          <table:table-cell table:formula="of:=IF(BITAND([.$R21];BITLSHIFT(1;[.AG$2]))&gt;0;1;0)*[.$O21]" office:value-type="float" office:value="0" calcext:value-type="float">
            <text:p/>
          </table:table-cell>
          <table:table-cell table:formula="of:=IF(BITAND([.$R21];BITLSHIFT(1;[.AH$2]))&gt;0;1;0)*[.$O21]" office:value-type="float" office:value="0" calcext:value-type="float">
            <text:p/>
          </table:table-cell>
          <table:table-cell table:formula="of:=IF(BITAND([.$R21];BITLSHIFT(1;[.AI$2]))&gt;0;1;0)*[.$O21]" office:value-type="float" office:value="0" calcext:value-type="float">
            <text:p/>
          </table:table-cell>
          <table:table-cell table:formula="of:=IF(BITAND([.$R21];BITLSHIFT(1;[.AJ$2]))&gt;0;1;0)*[.$O21]" office:value-type="float" office:value="0" calcext:value-type="float">
            <text:p/>
          </table:table-cell>
          <table:table-cell table:formula="of:=IF(BITAND([.$R21];BITLSHIFT(1;[.AK$2]))&gt;0;1;0)*[.$O21]" office:value-type="float" office:value="0" calcext:value-type="float">
            <text:p/>
          </table:table-cell>
          <table:table-cell table:formula="of:=IF(BITAND([.$R21];BITLSHIFT(1;[.AL$2]))&gt;0;1;0)*[.$O21]" office:value-type="float" office:value="0" calcext:value-type="float">
            <text:p/>
          </table:table-cell>
          <table:table-cell table:formula="of:=IF(BITAND([.$R21];BITLSHIFT(1;[.AM$2]))&gt;0;1;0)*[.$O21]" office:value-type="float" office:value="0" calcext:value-type="float">
            <text:p/>
          </table:table-cell>
          <table:table-cell table:formula="of:=IF(BITAND([.$R21];BITLSHIFT(1;[.AN$2]))&gt;0;1;0)*[.$O21]" office:value-type="float" office:value="0" calcext:value-type="float">
            <text:p/>
          </table:table-cell>
          <table:table-cell table:formula="of:=IF(BITAND([.$R21];BITLSHIFT(1;[.AO$2]))&gt;0;1;0)*[.$O21]" office:value-type="float" office:value="0" calcext:value-type="float">
            <text:p/>
          </table:table-cell>
          <table:table-cell table:formula="of:=IF(BITAND([.$R21];BITLSHIFT(1;[.AP$2]))&gt;0;1;0)*[.$O21]" office:value-type="float" office:value="0" calcext:value-type="float">
            <text:p/>
          </table:table-cell>
          <table:table-cell table:formula="of:=IF(BITAND([.$R21];BITLSHIFT(1;[.AQ$2]))&gt;0;1;0)*[.$O21]" office:value-type="float" office:value="0" calcext:value-type="float">
            <text:p/>
          </table:table-cell>
          <table:table-cell table:formula="of:=IF(BITAND([.$R21];BITLSHIFT(1;[.AR$2]))&gt;0;1;0)*[.$O21]" office:value-type="float" office:value="0" calcext:value-type="float">
            <text:p/>
          </table:table-cell>
          <table:table-cell table:formula="of:=IF(BITAND([.$R21];BITLSHIFT(1;[.AS$2]))&gt;0;1;0)*[.$O21]" office:value-type="float" office:value="0" calcext:value-type="float">
            <text:p/>
          </table:table-cell>
          <table:table-cell table:formula="of:=IF(BITAND([.$R21];BITLSHIFT(1;[.AT$2]))&gt;0;1;0)*[.$O21]" office:value-type="float" office:value="0" calcext:value-type="float">
            <text:p/>
          </table:table-cell>
          <table:table-cell table:formula="of:=IF(BITAND([.$R21];BITLSHIFT(1;[.AU$2]))&gt;0;1;0)*[.$O21]" office:value-type="float" office:value="0" calcext:value-type="float">
            <text:p/>
          </table:table-cell>
          <table:table-cell table:formula="of:=IF(BITAND([.$R21];BITLSHIFT(1;[.AV$2]))&gt;0;1;0)*[.$O21]" office:value-type="float" office:value="0" calcext:value-type="float">
            <text:p/>
          </table:table-cell>
          <table:table-cell table:formula="of:=IF(BITAND([.$R21];BITLSHIFT(1;[.AW$2]))&gt;0;1;0)*[.$O21]" office:value-type="float" office:value="0" calcext:value-type="float">
            <text:p/>
          </table:table-cell>
          <table:table-cell table:formula="of:=IF(BITAND([.$R21];BITLSHIFT(1;[.AX$2]))&gt;0;1;0)*[.$O21]" office:value-type="float" office:value="0" calcext:value-type="float">
            <text:p/>
          </table:table-cell>
          <table:table-cell table:formula="of:=IF(BITAND([.$Q21];BITLSHIFT(1;[.AY$2]))&gt;0;1;0)*[.$O21]" office:value-type="float" office:value="0" calcext:value-type="float">
            <text:p/>
          </table:table-cell>
          <table:table-cell table:formula="of:=IF(BITAND([.$Q21];BITLSHIFT(1;[.AZ$2]))&gt;0;1;0)*[.$O21]" office:value-type="float" office:value="0" calcext:value-type="float">
            <text:p/>
          </table:table-cell>
          <table:table-cell table:formula="of:=IF(BITAND([.$Q21];BITLSHIFT(1;[.BA$2]))&gt;0;1;0)*[.$O21]" office:value-type="float" office:value="0" calcext:value-type="float">
            <text:p/>
          </table:table-cell>
          <table:table-cell table:formula="of:=IF(BITAND([.$Q21];BITLSHIFT(1;[.BB$2]))&gt;0;1;0)*[.$O21]" office:value-type="float" office:value="0" calcext:value-type="float">
            <text:p/>
          </table:table-cell>
          <table:table-cell table:formula="of:=IF(BITAND([.$Q21];BITLSHIFT(1;[.BC$2]))&gt;0;1;0)*[.$O21]" office:value-type="float" office:value="0" calcext:value-type="float">
            <text:p/>
          </table:table-cell>
          <table:table-cell table:formula="of:=IF(BITAND([.$Q21];BITLSHIFT(1;[.BD$2]))&gt;0;1;0)*[.$O21]" office:value-type="float" office:value="0" calcext:value-type="float">
            <text:p/>
          </table:table-cell>
          <table:table-cell table:formula="of:=IF(BITAND([.$Q21];BITLSHIFT(1;[.BE$2]))&gt;0;1;0)*[.$O21]" office:value-type="float" office:value="0" calcext:value-type="float">
            <text:p/>
          </table:table-cell>
          <table:table-cell table:formula="of:=IF(BITAND([.$Q21];BITLSHIFT(1;[.BF$2]))&gt;0;1;0)*[.$O21]" office:value-type="float" office:value="0" calcext:value-type="float">
            <text:p/>
          </table:table-cell>
          <table:table-cell table:formula="of:=IF(BITAND([.$Q21];BITLSHIFT(1;[.BG$2]))&gt;0;1;0)*[.$O21]" office:value-type="float" office:value="0" calcext:value-type="float">
            <text:p/>
          </table:table-cell>
          <table:table-cell table:formula="of:=IF(BITAND([.$Q21];BITLSHIFT(1;[.BH$2]))&gt;0;1;0)*[.$O21]" office:value-type="float" office:value="0" calcext:value-type="float">
            <text:p/>
          </table:table-cell>
          <table:table-cell table:formula="of:=IF(BITAND([.$Q21];BITLSHIFT(1;[.BI$2]))&gt;0;1;0)*[.$O21]" office:value-type="float" office:value="0" calcext:value-type="float">
            <text:p/>
          </table:table-cell>
          <table:table-cell table:formula="of:=IF(BITAND([.$Q21];BITLSHIFT(1;[.BJ$2]))&gt;0;1;0)*[.$O21]" office:value-type="float" office:value="0" calcext:value-type="float">
            <text:p/>
          </table:table-cell>
          <table:table-cell table:formula="of:=IF(BITAND([.$Q21];BITLSHIFT(1;[.BK$2]))&gt;0;1;0)*[.$O21]" office:value-type="float" office:value="0" calcext:value-type="float">
            <text:p/>
          </table:table-cell>
          <table:table-cell table:formula="of:=IF(BITAND([.$Q21];BITLSHIFT(1;[.BL$2]))&gt;0;1;0)*[.$O21]" office:value-type="float" office:value="0" calcext:value-type="float">
            <text:p/>
          </table:table-cell>
          <table:table-cell table:formula="of:=IF(BITAND([.$Q21];BITLSHIFT(1;[.BM$2]))&gt;0;1;0)*[.$O21]" office:value-type="float" office:value="0" calcext:value-type="float">
            <text:p/>
          </table:table-cell>
          <table:table-cell table:formula="of:=IF(BITAND([.$Q21];BITLSHIFT(1;[.BN$2]))&gt;0;1;0)*[.$O21]" office:value-type="float" office:value="0" calcext:value-type="float">
            <text:p/>
          </table:table-cell>
          <table:table-cell table:formula="of:=IF(BITAND([.$Q21];BITLSHIFT(1;[.BO$2]))&gt;0;1;0)*[.$O21]" office:value-type="float" office:value="0" calcext:value-type="float">
            <text:p/>
          </table:table-cell>
          <table:table-cell table:formula="of:=IF(BITAND([.$Q21];BITLSHIFT(1;[.BP$2]))&gt;0;1;0)*[.$O21]" office:value-type="float" office:value="0" calcext:value-type="float">
            <text:p/>
          </table:table-cell>
          <table:table-cell table:formula="of:=IF(BITAND([.$Q21];BITLSHIFT(1;[.BQ$2]))&gt;0;1;0)*[.$O21]" office:value-type="float" office:value="0" calcext:value-type="float">
            <text:p/>
          </table:table-cell>
          <table:table-cell table:formula="of:=IF(BITAND([.$Q21];BITLSHIFT(1;[.BR$2]))&gt;0;1;0)*[.$O21]" office:value-type="float" office:value="0" calcext:value-type="float">
            <text:p/>
          </table:table-cell>
          <table:table-cell table:formula="of:=IF(BITAND([.$Q21];BITLSHIFT(1;[.BS$2]))&gt;0;1;0)*[.$O21]" office:value-type="float" office:value="0" calcext:value-type="float">
            <text:p/>
          </table:table-cell>
          <table:table-cell table:formula="of:=IF(BITAND([.$Q21];BITLSHIFT(1;[.BT$2]))&gt;0;1;0)*[.$O21]" office:value-type="float" office:value="0" calcext:value-type="float">
            <text:p/>
          </table:table-cell>
          <table:table-cell table:formula="of:=IF(BITAND([.$Q21];BITLSHIFT(1;[.BU$2]))&gt;0;1;0)*[.$O21]" office:value-type="float" office:value="0" calcext:value-type="float">
            <text:p/>
          </table:table-cell>
          <table:table-cell table:formula="of:=IF(BITAND([.$Q21];BITLSHIFT(1;[.BV$2]))&gt;0;1;0)*[.$O21]" office:value-type="float" office:value="0" calcext:value-type="float">
            <text:p/>
          </table:table-cell>
          <table:table-cell table:formula="of:=IF(BITAND([.$Q21];BITLSHIFT(1;[.BW$2]))&gt;0;1;0)*[.$O21]" office:value-type="float" office:value="0" calcext:value-type="float">
            <text:p/>
          </table:table-cell>
          <table:table-cell table:formula="of:=IF(BITAND([.$Q21];BITLSHIFT(1;[.BX$2]))&gt;0;1;0)*[.$O21]" office:value-type="float" office:value="0" calcext:value-type="float">
            <text:p/>
          </table:table-cell>
          <table:table-cell table:formula="of:=IF(BITAND([.$Q21];BITLSHIFT(1;[.BY$2]))&gt;0;1;0)*[.$O21]" office:value-type="float" office:value="0" calcext:value-type="float">
            <text:p/>
          </table:table-cell>
          <table:table-cell table:formula="of:=IF(BITAND([.$Q21];BITLSHIFT(1;[.BZ$2]))&gt;0;1;0)*[.$O21]" office:value-type="float" office:value="0" calcext:value-type="float">
            <text:p/>
          </table:table-cell>
          <table:table-cell table:formula="of:=IF(BITAND([.$Q21];BITLSHIFT(1;[.CA$2]))&gt;0;1;0)*[.$O21]" office:value-type="float" office:value="0" calcext:value-type="float">
            <text:p/>
          </table:table-cell>
          <table:table-cell table:formula="of:=IF(BITAND([.$Q21];BITLSHIFT(1;[.CB$2]))&gt;0;1;0)*[.$O21]" office:value-type="float" office:value="0" calcext:value-type="float">
            <text:p/>
          </table:table-cell>
          <table:table-cell table:formula="of:=IF(BITAND([.$Q21];BITLSHIFT(1;[.CC$2]))&gt;0;1;0)*[.$O21]" office:value-type="float" office:value="0" calcext:value-type="float">
            <text:p/>
          </table:table-cell>
          <table:table-cell table:formula="of:=IF(BITAND([.$Q21];BITLSHIFT(1;[.CD$2]))&gt;0;1;0)*[.$O2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2];10) ;16)" office:value-type="float" office:value="0" calcext:value-type="float">
            <text:p/>
          </table:table-cell>
          <table:table-cell table:formula="of:=DECIMAL(RIGHT([.N22];8) ;16)" office:value-type="float" office:value="0" calcext:value-type="float">
            <text:p/>
          </table:table-cell>
          <table:table-cell table:formula="of:=IF(BITAND([.$R22];BITLSHIFT(1;[.S$2]))&gt;0;1;0)*[.$O22]" office:value-type="float" office:value="0" calcext:value-type="float">
            <text:p/>
          </table:table-cell>
          <table:table-cell table:formula="of:=IF(BITAND([.$R22];BITLSHIFT(1;[.T$2]))&gt;0;1;0)*[.$O22]" office:value-type="float" office:value="0" calcext:value-type="float">
            <text:p/>
          </table:table-cell>
          <table:table-cell table:formula="of:=IF(BITAND([.$R22];BITLSHIFT(1;[.U$2]))&gt;0;1;0)*[.$O22]" office:value-type="float" office:value="0" calcext:value-type="float">
            <text:p/>
          </table:table-cell>
          <table:table-cell table:formula="of:=IF(BITAND([.$R22];BITLSHIFT(1;[.V$2]))&gt;0;1;0)*[.$O22]" office:value-type="float" office:value="0" calcext:value-type="float">
            <text:p/>
          </table:table-cell>
          <table:table-cell table:formula="of:=IF(BITAND([.$R22];BITLSHIFT(1;[.W$2]))&gt;0;1;0)*[.$O22]" office:value-type="float" office:value="0" calcext:value-type="float">
            <text:p/>
          </table:table-cell>
          <table:table-cell table:formula="of:=IF(BITAND([.$R22];BITLSHIFT(1;[.X$2]))&gt;0;1;0)*[.$O22]" office:value-type="float" office:value="0" calcext:value-type="float">
            <text:p/>
          </table:table-cell>
          <table:table-cell table:formula="of:=IF(BITAND([.$R22];BITLSHIFT(1;[.Y$2]))&gt;0;1;0)*[.$O22]" office:value-type="float" office:value="0" calcext:value-type="float">
            <text:p/>
          </table:table-cell>
          <table:table-cell table:formula="of:=IF(BITAND([.$R22];BITLSHIFT(1;[.Z$2]))&gt;0;1;0)*[.$O22]" office:value-type="float" office:value="0" calcext:value-type="float">
            <text:p/>
          </table:table-cell>
          <table:table-cell table:formula="of:=IF(BITAND([.$R22];BITLSHIFT(1;[.AA$2]))&gt;0;1;0)*[.$O22]" office:value-type="float" office:value="0" calcext:value-type="float">
            <text:p/>
          </table:table-cell>
          <table:table-cell table:formula="of:=IF(BITAND([.$R22];BITLSHIFT(1;[.AB$2]))&gt;0;1;0)*[.$O22]" office:value-type="float" office:value="0" calcext:value-type="float">
            <text:p/>
          </table:table-cell>
          <table:table-cell table:formula="of:=IF(BITAND([.$R22];BITLSHIFT(1;[.AC$2]))&gt;0;1;0)*[.$O22]" office:value-type="float" office:value="0" calcext:value-type="float">
            <text:p/>
          </table:table-cell>
          <table:table-cell table:formula="of:=IF(BITAND([.$R22];BITLSHIFT(1;[.AD$2]))&gt;0;1;0)*[.$O22]" office:value-type="float" office:value="0" calcext:value-type="float">
            <text:p/>
          </table:table-cell>
          <table:table-cell table:formula="of:=IF(BITAND([.$R22];BITLSHIFT(1;[.AE$2]))&gt;0;1;0)*[.$O22]" office:value-type="float" office:value="0" calcext:value-type="float">
            <text:p/>
          </table:table-cell>
          <table:table-cell table:formula="of:=IF(BITAND([.$R22];BITLSHIFT(1;[.AF$2]))&gt;0;1;0)*[.$O22]" office:value-type="float" office:value="0" calcext:value-type="float">
            <text:p/>
          </table:table-cell>
          <table:table-cell table:formula="of:=IF(BITAND([.$R22];BITLSHIFT(1;[.AG$2]))&gt;0;1;0)*[.$O22]" office:value-type="float" office:value="0" calcext:value-type="float">
            <text:p/>
          </table:table-cell>
          <table:table-cell table:formula="of:=IF(BITAND([.$R22];BITLSHIFT(1;[.AH$2]))&gt;0;1;0)*[.$O22]" office:value-type="float" office:value="0" calcext:value-type="float">
            <text:p/>
          </table:table-cell>
          <table:table-cell table:formula="of:=IF(BITAND([.$R22];BITLSHIFT(1;[.AI$2]))&gt;0;1;0)*[.$O22]" office:value-type="float" office:value="0" calcext:value-type="float">
            <text:p/>
          </table:table-cell>
          <table:table-cell table:formula="of:=IF(BITAND([.$R22];BITLSHIFT(1;[.AJ$2]))&gt;0;1;0)*[.$O22]" office:value-type="float" office:value="0" calcext:value-type="float">
            <text:p/>
          </table:table-cell>
          <table:table-cell table:formula="of:=IF(BITAND([.$R22];BITLSHIFT(1;[.AK$2]))&gt;0;1;0)*[.$O22]" office:value-type="float" office:value="0" calcext:value-type="float">
            <text:p/>
          </table:table-cell>
          <table:table-cell table:formula="of:=IF(BITAND([.$R22];BITLSHIFT(1;[.AL$2]))&gt;0;1;0)*[.$O22]" office:value-type="float" office:value="0" calcext:value-type="float">
            <text:p/>
          </table:table-cell>
          <table:table-cell table:formula="of:=IF(BITAND([.$R22];BITLSHIFT(1;[.AM$2]))&gt;0;1;0)*[.$O22]" office:value-type="float" office:value="0" calcext:value-type="float">
            <text:p/>
          </table:table-cell>
          <table:table-cell table:formula="of:=IF(BITAND([.$R22];BITLSHIFT(1;[.AN$2]))&gt;0;1;0)*[.$O22]" office:value-type="float" office:value="0" calcext:value-type="float">
            <text:p/>
          </table:table-cell>
          <table:table-cell table:formula="of:=IF(BITAND([.$R22];BITLSHIFT(1;[.AO$2]))&gt;0;1;0)*[.$O22]" office:value-type="float" office:value="0" calcext:value-type="float">
            <text:p/>
          </table:table-cell>
          <table:table-cell table:formula="of:=IF(BITAND([.$R22];BITLSHIFT(1;[.AP$2]))&gt;0;1;0)*[.$O22]" office:value-type="float" office:value="0" calcext:value-type="float">
            <text:p/>
          </table:table-cell>
          <table:table-cell table:formula="of:=IF(BITAND([.$R22];BITLSHIFT(1;[.AQ$2]))&gt;0;1;0)*[.$O22]" office:value-type="float" office:value="0" calcext:value-type="float">
            <text:p/>
          </table:table-cell>
          <table:table-cell table:formula="of:=IF(BITAND([.$R22];BITLSHIFT(1;[.AR$2]))&gt;0;1;0)*[.$O22]" office:value-type="float" office:value="0" calcext:value-type="float">
            <text:p/>
          </table:table-cell>
          <table:table-cell table:formula="of:=IF(BITAND([.$R22];BITLSHIFT(1;[.AS$2]))&gt;0;1;0)*[.$O22]" office:value-type="float" office:value="0" calcext:value-type="float">
            <text:p/>
          </table:table-cell>
          <table:table-cell table:formula="of:=IF(BITAND([.$R22];BITLSHIFT(1;[.AT$2]))&gt;0;1;0)*[.$O22]" office:value-type="float" office:value="0" calcext:value-type="float">
            <text:p/>
          </table:table-cell>
          <table:table-cell table:formula="of:=IF(BITAND([.$R22];BITLSHIFT(1;[.AU$2]))&gt;0;1;0)*[.$O22]" office:value-type="float" office:value="0" calcext:value-type="float">
            <text:p/>
          </table:table-cell>
          <table:table-cell table:formula="of:=IF(BITAND([.$R22];BITLSHIFT(1;[.AV$2]))&gt;0;1;0)*[.$O22]" office:value-type="float" office:value="0" calcext:value-type="float">
            <text:p/>
          </table:table-cell>
          <table:table-cell table:formula="of:=IF(BITAND([.$R22];BITLSHIFT(1;[.AW$2]))&gt;0;1;0)*[.$O22]" office:value-type="float" office:value="0" calcext:value-type="float">
            <text:p/>
          </table:table-cell>
          <table:table-cell table:formula="of:=IF(BITAND([.$R22];BITLSHIFT(1;[.AX$2]))&gt;0;1;0)*[.$O22]" office:value-type="float" office:value="0" calcext:value-type="float">
            <text:p/>
          </table:table-cell>
          <table:table-cell table:formula="of:=IF(BITAND([.$Q22];BITLSHIFT(1;[.AY$2]))&gt;0;1;0)*[.$O22]" office:value-type="float" office:value="0" calcext:value-type="float">
            <text:p/>
          </table:table-cell>
          <table:table-cell table:formula="of:=IF(BITAND([.$Q22];BITLSHIFT(1;[.AZ$2]))&gt;0;1;0)*[.$O22]" office:value-type="float" office:value="0" calcext:value-type="float">
            <text:p/>
          </table:table-cell>
          <table:table-cell table:formula="of:=IF(BITAND([.$Q22];BITLSHIFT(1;[.BA$2]))&gt;0;1;0)*[.$O22]" office:value-type="float" office:value="0" calcext:value-type="float">
            <text:p/>
          </table:table-cell>
          <table:table-cell table:formula="of:=IF(BITAND([.$Q22];BITLSHIFT(1;[.BB$2]))&gt;0;1;0)*[.$O22]" office:value-type="float" office:value="0" calcext:value-type="float">
            <text:p/>
          </table:table-cell>
          <table:table-cell table:formula="of:=IF(BITAND([.$Q22];BITLSHIFT(1;[.BC$2]))&gt;0;1;0)*[.$O22]" office:value-type="float" office:value="0" calcext:value-type="float">
            <text:p/>
          </table:table-cell>
          <table:table-cell table:formula="of:=IF(BITAND([.$Q22];BITLSHIFT(1;[.BD$2]))&gt;0;1;0)*[.$O22]" office:value-type="float" office:value="0" calcext:value-type="float">
            <text:p/>
          </table:table-cell>
          <table:table-cell table:formula="of:=IF(BITAND([.$Q22];BITLSHIFT(1;[.BE$2]))&gt;0;1;0)*[.$O22]" office:value-type="float" office:value="0" calcext:value-type="float">
            <text:p/>
          </table:table-cell>
          <table:table-cell table:formula="of:=IF(BITAND([.$Q22];BITLSHIFT(1;[.BF$2]))&gt;0;1;0)*[.$O22]" office:value-type="float" office:value="0" calcext:value-type="float">
            <text:p/>
          </table:table-cell>
          <table:table-cell table:formula="of:=IF(BITAND([.$Q22];BITLSHIFT(1;[.BG$2]))&gt;0;1;0)*[.$O22]" office:value-type="float" office:value="0" calcext:value-type="float">
            <text:p/>
          </table:table-cell>
          <table:table-cell table:formula="of:=IF(BITAND([.$Q22];BITLSHIFT(1;[.BH$2]))&gt;0;1;0)*[.$O22]" office:value-type="float" office:value="0" calcext:value-type="float">
            <text:p/>
          </table:table-cell>
          <table:table-cell table:formula="of:=IF(BITAND([.$Q22];BITLSHIFT(1;[.BI$2]))&gt;0;1;0)*[.$O22]" office:value-type="float" office:value="0" calcext:value-type="float">
            <text:p/>
          </table:table-cell>
          <table:table-cell table:formula="of:=IF(BITAND([.$Q22];BITLSHIFT(1;[.BJ$2]))&gt;0;1;0)*[.$O22]" office:value-type="float" office:value="0" calcext:value-type="float">
            <text:p/>
          </table:table-cell>
          <table:table-cell table:formula="of:=IF(BITAND([.$Q22];BITLSHIFT(1;[.BK$2]))&gt;0;1;0)*[.$O22]" office:value-type="float" office:value="0" calcext:value-type="float">
            <text:p/>
          </table:table-cell>
          <table:table-cell table:formula="of:=IF(BITAND([.$Q22];BITLSHIFT(1;[.BL$2]))&gt;0;1;0)*[.$O22]" office:value-type="float" office:value="0" calcext:value-type="float">
            <text:p/>
          </table:table-cell>
          <table:table-cell table:formula="of:=IF(BITAND([.$Q22];BITLSHIFT(1;[.BM$2]))&gt;0;1;0)*[.$O22]" office:value-type="float" office:value="0" calcext:value-type="float">
            <text:p/>
          </table:table-cell>
          <table:table-cell table:formula="of:=IF(BITAND([.$Q22];BITLSHIFT(1;[.BN$2]))&gt;0;1;0)*[.$O22]" office:value-type="float" office:value="0" calcext:value-type="float">
            <text:p/>
          </table:table-cell>
          <table:table-cell table:formula="of:=IF(BITAND([.$Q22];BITLSHIFT(1;[.BO$2]))&gt;0;1;0)*[.$O22]" office:value-type="float" office:value="0" calcext:value-type="float">
            <text:p/>
          </table:table-cell>
          <table:table-cell table:formula="of:=IF(BITAND([.$Q22];BITLSHIFT(1;[.BP$2]))&gt;0;1;0)*[.$O22]" office:value-type="float" office:value="0" calcext:value-type="float">
            <text:p/>
          </table:table-cell>
          <table:table-cell table:formula="of:=IF(BITAND([.$Q22];BITLSHIFT(1;[.BQ$2]))&gt;0;1;0)*[.$O22]" office:value-type="float" office:value="0" calcext:value-type="float">
            <text:p/>
          </table:table-cell>
          <table:table-cell table:formula="of:=IF(BITAND([.$Q22];BITLSHIFT(1;[.BR$2]))&gt;0;1;0)*[.$O22]" office:value-type="float" office:value="0" calcext:value-type="float">
            <text:p/>
          </table:table-cell>
          <table:table-cell table:formula="of:=IF(BITAND([.$Q22];BITLSHIFT(1;[.BS$2]))&gt;0;1;0)*[.$O22]" office:value-type="float" office:value="0" calcext:value-type="float">
            <text:p/>
          </table:table-cell>
          <table:table-cell table:formula="of:=IF(BITAND([.$Q22];BITLSHIFT(1;[.BT$2]))&gt;0;1;0)*[.$O22]" office:value-type="float" office:value="0" calcext:value-type="float">
            <text:p/>
          </table:table-cell>
          <table:table-cell table:formula="of:=IF(BITAND([.$Q22];BITLSHIFT(1;[.BU$2]))&gt;0;1;0)*[.$O22]" office:value-type="float" office:value="0" calcext:value-type="float">
            <text:p/>
          </table:table-cell>
          <table:table-cell table:formula="of:=IF(BITAND([.$Q22];BITLSHIFT(1;[.BV$2]))&gt;0;1;0)*[.$O22]" office:value-type="float" office:value="0" calcext:value-type="float">
            <text:p/>
          </table:table-cell>
          <table:table-cell table:formula="of:=IF(BITAND([.$Q22];BITLSHIFT(1;[.BW$2]))&gt;0;1;0)*[.$O22]" office:value-type="float" office:value="0" calcext:value-type="float">
            <text:p/>
          </table:table-cell>
          <table:table-cell table:formula="of:=IF(BITAND([.$Q22];BITLSHIFT(1;[.BX$2]))&gt;0;1;0)*[.$O22]" office:value-type="float" office:value="0" calcext:value-type="float">
            <text:p/>
          </table:table-cell>
          <table:table-cell table:formula="of:=IF(BITAND([.$Q22];BITLSHIFT(1;[.BY$2]))&gt;0;1;0)*[.$O22]" office:value-type="float" office:value="0" calcext:value-type="float">
            <text:p/>
          </table:table-cell>
          <table:table-cell table:formula="of:=IF(BITAND([.$Q22];BITLSHIFT(1;[.BZ$2]))&gt;0;1;0)*[.$O22]" office:value-type="float" office:value="0" calcext:value-type="float">
            <text:p/>
          </table:table-cell>
          <table:table-cell table:formula="of:=IF(BITAND([.$Q22];BITLSHIFT(1;[.CA$2]))&gt;0;1;0)*[.$O22]" office:value-type="float" office:value="0" calcext:value-type="float">
            <text:p/>
          </table:table-cell>
          <table:table-cell table:formula="of:=IF(BITAND([.$Q22];BITLSHIFT(1;[.CB$2]))&gt;0;1;0)*[.$O22]" office:value-type="float" office:value="0" calcext:value-type="float">
            <text:p/>
          </table:table-cell>
          <table:table-cell table:formula="of:=IF(BITAND([.$Q22];BITLSHIFT(1;[.CC$2]))&gt;0;1;0)*[.$O22]" office:value-type="float" office:value="0" calcext:value-type="float">
            <text:p/>
          </table:table-cell>
          <table:table-cell table:formula="of:=IF(BITAND([.$Q22];BITLSHIFT(1;[.CD$2]))&gt;0;1;0)*[.$O2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3];10) ;16)" office:value-type="float" office:value="0" calcext:value-type="float">
            <text:p/>
          </table:table-cell>
          <table:table-cell table:formula="of:=DECIMAL(RIGHT([.N23];8) ;16)" office:value-type="float" office:value="0" calcext:value-type="float">
            <text:p/>
          </table:table-cell>
          <table:table-cell table:formula="of:=IF(BITAND([.$R23];BITLSHIFT(1;[.S$2]))&gt;0;1;0)*[.$O23]" office:value-type="float" office:value="0" calcext:value-type="float">
            <text:p/>
          </table:table-cell>
          <table:table-cell table:formula="of:=IF(BITAND([.$R23];BITLSHIFT(1;[.T$2]))&gt;0;1;0)*[.$O23]" office:value-type="float" office:value="0" calcext:value-type="float">
            <text:p/>
          </table:table-cell>
          <table:table-cell table:formula="of:=IF(BITAND([.$R23];BITLSHIFT(1;[.U$2]))&gt;0;1;0)*[.$O23]" office:value-type="float" office:value="0" calcext:value-type="float">
            <text:p/>
          </table:table-cell>
          <table:table-cell table:formula="of:=IF(BITAND([.$R23];BITLSHIFT(1;[.V$2]))&gt;0;1;0)*[.$O23]" office:value-type="float" office:value="0" calcext:value-type="float">
            <text:p/>
          </table:table-cell>
          <table:table-cell table:formula="of:=IF(BITAND([.$R23];BITLSHIFT(1;[.W$2]))&gt;0;1;0)*[.$O23]" office:value-type="float" office:value="0" calcext:value-type="float">
            <text:p/>
          </table:table-cell>
          <table:table-cell table:formula="of:=IF(BITAND([.$R23];BITLSHIFT(1;[.X$2]))&gt;0;1;0)*[.$O23]" office:value-type="float" office:value="0" calcext:value-type="float">
            <text:p/>
          </table:table-cell>
          <table:table-cell table:formula="of:=IF(BITAND([.$R23];BITLSHIFT(1;[.Y$2]))&gt;0;1;0)*[.$O23]" office:value-type="float" office:value="0" calcext:value-type="float">
            <text:p/>
          </table:table-cell>
          <table:table-cell table:formula="of:=IF(BITAND([.$R23];BITLSHIFT(1;[.Z$2]))&gt;0;1;0)*[.$O23]" office:value-type="float" office:value="0" calcext:value-type="float">
            <text:p/>
          </table:table-cell>
          <table:table-cell table:formula="of:=IF(BITAND([.$R23];BITLSHIFT(1;[.AA$2]))&gt;0;1;0)*[.$O23]" office:value-type="float" office:value="0" calcext:value-type="float">
            <text:p/>
          </table:table-cell>
          <table:table-cell table:formula="of:=IF(BITAND([.$R23];BITLSHIFT(1;[.AB$2]))&gt;0;1;0)*[.$O23]" office:value-type="float" office:value="0" calcext:value-type="float">
            <text:p/>
          </table:table-cell>
          <table:table-cell table:formula="of:=IF(BITAND([.$R23];BITLSHIFT(1;[.AC$2]))&gt;0;1;0)*[.$O23]" office:value-type="float" office:value="0" calcext:value-type="float">
            <text:p/>
          </table:table-cell>
          <table:table-cell table:formula="of:=IF(BITAND([.$R23];BITLSHIFT(1;[.AD$2]))&gt;0;1;0)*[.$O23]" office:value-type="float" office:value="0" calcext:value-type="float">
            <text:p/>
          </table:table-cell>
          <table:table-cell table:formula="of:=IF(BITAND([.$R23];BITLSHIFT(1;[.AE$2]))&gt;0;1;0)*[.$O23]" office:value-type="float" office:value="0" calcext:value-type="float">
            <text:p/>
          </table:table-cell>
          <table:table-cell table:formula="of:=IF(BITAND([.$R23];BITLSHIFT(1;[.AF$2]))&gt;0;1;0)*[.$O23]" office:value-type="float" office:value="0" calcext:value-type="float">
            <text:p/>
          </table:table-cell>
          <table:table-cell table:formula="of:=IF(BITAND([.$R23];BITLSHIFT(1;[.AG$2]))&gt;0;1;0)*[.$O23]" office:value-type="float" office:value="0" calcext:value-type="float">
            <text:p/>
          </table:table-cell>
          <table:table-cell table:formula="of:=IF(BITAND([.$R23];BITLSHIFT(1;[.AH$2]))&gt;0;1;0)*[.$O23]" office:value-type="float" office:value="0" calcext:value-type="float">
            <text:p/>
          </table:table-cell>
          <table:table-cell table:formula="of:=IF(BITAND([.$R23];BITLSHIFT(1;[.AI$2]))&gt;0;1;0)*[.$O23]" office:value-type="float" office:value="0" calcext:value-type="float">
            <text:p/>
          </table:table-cell>
          <table:table-cell table:formula="of:=IF(BITAND([.$R23];BITLSHIFT(1;[.AJ$2]))&gt;0;1;0)*[.$O23]" office:value-type="float" office:value="0" calcext:value-type="float">
            <text:p/>
          </table:table-cell>
          <table:table-cell table:formula="of:=IF(BITAND([.$R23];BITLSHIFT(1;[.AK$2]))&gt;0;1;0)*[.$O23]" office:value-type="float" office:value="0" calcext:value-type="float">
            <text:p/>
          </table:table-cell>
          <table:table-cell table:formula="of:=IF(BITAND([.$R23];BITLSHIFT(1;[.AL$2]))&gt;0;1;0)*[.$O23]" office:value-type="float" office:value="0" calcext:value-type="float">
            <text:p/>
          </table:table-cell>
          <table:table-cell table:formula="of:=IF(BITAND([.$R23];BITLSHIFT(1;[.AM$2]))&gt;0;1;0)*[.$O23]" office:value-type="float" office:value="0" calcext:value-type="float">
            <text:p/>
          </table:table-cell>
          <table:table-cell table:formula="of:=IF(BITAND([.$R23];BITLSHIFT(1;[.AN$2]))&gt;0;1;0)*[.$O23]" office:value-type="float" office:value="0" calcext:value-type="float">
            <text:p/>
          </table:table-cell>
          <table:table-cell table:formula="of:=IF(BITAND([.$R23];BITLSHIFT(1;[.AO$2]))&gt;0;1;0)*[.$O23]" office:value-type="float" office:value="0" calcext:value-type="float">
            <text:p/>
          </table:table-cell>
          <table:table-cell table:formula="of:=IF(BITAND([.$R23];BITLSHIFT(1;[.AP$2]))&gt;0;1;0)*[.$O23]" office:value-type="float" office:value="0" calcext:value-type="float">
            <text:p/>
          </table:table-cell>
          <table:table-cell table:formula="of:=IF(BITAND([.$R23];BITLSHIFT(1;[.AQ$2]))&gt;0;1;0)*[.$O23]" office:value-type="float" office:value="0" calcext:value-type="float">
            <text:p/>
          </table:table-cell>
          <table:table-cell table:formula="of:=IF(BITAND([.$R23];BITLSHIFT(1;[.AR$2]))&gt;0;1;0)*[.$O23]" office:value-type="float" office:value="0" calcext:value-type="float">
            <text:p/>
          </table:table-cell>
          <table:table-cell table:formula="of:=IF(BITAND([.$R23];BITLSHIFT(1;[.AS$2]))&gt;0;1;0)*[.$O23]" office:value-type="float" office:value="0" calcext:value-type="float">
            <text:p/>
          </table:table-cell>
          <table:table-cell table:formula="of:=IF(BITAND([.$R23];BITLSHIFT(1;[.AT$2]))&gt;0;1;0)*[.$O23]" office:value-type="float" office:value="0" calcext:value-type="float">
            <text:p/>
          </table:table-cell>
          <table:table-cell table:formula="of:=IF(BITAND([.$R23];BITLSHIFT(1;[.AU$2]))&gt;0;1;0)*[.$O23]" office:value-type="float" office:value="0" calcext:value-type="float">
            <text:p/>
          </table:table-cell>
          <table:table-cell table:formula="of:=IF(BITAND([.$R23];BITLSHIFT(1;[.AV$2]))&gt;0;1;0)*[.$O23]" office:value-type="float" office:value="0" calcext:value-type="float">
            <text:p/>
          </table:table-cell>
          <table:table-cell table:formula="of:=IF(BITAND([.$R23];BITLSHIFT(1;[.AW$2]))&gt;0;1;0)*[.$O23]" office:value-type="float" office:value="0" calcext:value-type="float">
            <text:p/>
          </table:table-cell>
          <table:table-cell table:formula="of:=IF(BITAND([.$R23];BITLSHIFT(1;[.AX$2]))&gt;0;1;0)*[.$O23]" office:value-type="float" office:value="0" calcext:value-type="float">
            <text:p/>
          </table:table-cell>
          <table:table-cell table:formula="of:=IF(BITAND([.$Q23];BITLSHIFT(1;[.AY$2]))&gt;0;1;0)*[.$O23]" office:value-type="float" office:value="0" calcext:value-type="float">
            <text:p/>
          </table:table-cell>
          <table:table-cell table:formula="of:=IF(BITAND([.$Q23];BITLSHIFT(1;[.AZ$2]))&gt;0;1;0)*[.$O23]" office:value-type="float" office:value="0" calcext:value-type="float">
            <text:p/>
          </table:table-cell>
          <table:table-cell table:formula="of:=IF(BITAND([.$Q23];BITLSHIFT(1;[.BA$2]))&gt;0;1;0)*[.$O23]" office:value-type="float" office:value="0" calcext:value-type="float">
            <text:p/>
          </table:table-cell>
          <table:table-cell table:formula="of:=IF(BITAND([.$Q23];BITLSHIFT(1;[.BB$2]))&gt;0;1;0)*[.$O23]" office:value-type="float" office:value="0" calcext:value-type="float">
            <text:p/>
          </table:table-cell>
          <table:table-cell table:formula="of:=IF(BITAND([.$Q23];BITLSHIFT(1;[.BC$2]))&gt;0;1;0)*[.$O23]" office:value-type="float" office:value="0" calcext:value-type="float">
            <text:p/>
          </table:table-cell>
          <table:table-cell table:formula="of:=IF(BITAND([.$Q23];BITLSHIFT(1;[.BD$2]))&gt;0;1;0)*[.$O23]" office:value-type="float" office:value="0" calcext:value-type="float">
            <text:p/>
          </table:table-cell>
          <table:table-cell table:formula="of:=IF(BITAND([.$Q23];BITLSHIFT(1;[.BE$2]))&gt;0;1;0)*[.$O23]" office:value-type="float" office:value="0" calcext:value-type="float">
            <text:p/>
          </table:table-cell>
          <table:table-cell table:formula="of:=IF(BITAND([.$Q23];BITLSHIFT(1;[.BF$2]))&gt;0;1;0)*[.$O23]" office:value-type="float" office:value="0" calcext:value-type="float">
            <text:p/>
          </table:table-cell>
          <table:table-cell table:formula="of:=IF(BITAND([.$Q23];BITLSHIFT(1;[.BG$2]))&gt;0;1;0)*[.$O23]" office:value-type="float" office:value="0" calcext:value-type="float">
            <text:p/>
          </table:table-cell>
          <table:table-cell table:formula="of:=IF(BITAND([.$Q23];BITLSHIFT(1;[.BH$2]))&gt;0;1;0)*[.$O23]" office:value-type="float" office:value="0" calcext:value-type="float">
            <text:p/>
          </table:table-cell>
          <table:table-cell table:formula="of:=IF(BITAND([.$Q23];BITLSHIFT(1;[.BI$2]))&gt;0;1;0)*[.$O23]" office:value-type="float" office:value="0" calcext:value-type="float">
            <text:p/>
          </table:table-cell>
          <table:table-cell table:formula="of:=IF(BITAND([.$Q23];BITLSHIFT(1;[.BJ$2]))&gt;0;1;0)*[.$O23]" office:value-type="float" office:value="0" calcext:value-type="float">
            <text:p/>
          </table:table-cell>
          <table:table-cell table:formula="of:=IF(BITAND([.$Q23];BITLSHIFT(1;[.BK$2]))&gt;0;1;0)*[.$O23]" office:value-type="float" office:value="0" calcext:value-type="float">
            <text:p/>
          </table:table-cell>
          <table:table-cell table:formula="of:=IF(BITAND([.$Q23];BITLSHIFT(1;[.BL$2]))&gt;0;1;0)*[.$O23]" office:value-type="float" office:value="0" calcext:value-type="float">
            <text:p/>
          </table:table-cell>
          <table:table-cell table:formula="of:=IF(BITAND([.$Q23];BITLSHIFT(1;[.BM$2]))&gt;0;1;0)*[.$O23]" office:value-type="float" office:value="0" calcext:value-type="float">
            <text:p/>
          </table:table-cell>
          <table:table-cell table:formula="of:=IF(BITAND([.$Q23];BITLSHIFT(1;[.BN$2]))&gt;0;1;0)*[.$O23]" office:value-type="float" office:value="0" calcext:value-type="float">
            <text:p/>
          </table:table-cell>
          <table:table-cell table:formula="of:=IF(BITAND([.$Q23];BITLSHIFT(1;[.BO$2]))&gt;0;1;0)*[.$O23]" office:value-type="float" office:value="0" calcext:value-type="float">
            <text:p/>
          </table:table-cell>
          <table:table-cell table:formula="of:=IF(BITAND([.$Q23];BITLSHIFT(1;[.BP$2]))&gt;0;1;0)*[.$O23]" office:value-type="float" office:value="0" calcext:value-type="float">
            <text:p/>
          </table:table-cell>
          <table:table-cell table:formula="of:=IF(BITAND([.$Q23];BITLSHIFT(1;[.BQ$2]))&gt;0;1;0)*[.$O23]" office:value-type="float" office:value="0" calcext:value-type="float">
            <text:p/>
          </table:table-cell>
          <table:table-cell table:formula="of:=IF(BITAND([.$Q23];BITLSHIFT(1;[.BR$2]))&gt;0;1;0)*[.$O23]" office:value-type="float" office:value="0" calcext:value-type="float">
            <text:p/>
          </table:table-cell>
          <table:table-cell table:formula="of:=IF(BITAND([.$Q23];BITLSHIFT(1;[.BS$2]))&gt;0;1;0)*[.$O23]" office:value-type="float" office:value="0" calcext:value-type="float">
            <text:p/>
          </table:table-cell>
          <table:table-cell table:formula="of:=IF(BITAND([.$Q23];BITLSHIFT(1;[.BT$2]))&gt;0;1;0)*[.$O23]" office:value-type="float" office:value="0" calcext:value-type="float">
            <text:p/>
          </table:table-cell>
          <table:table-cell table:formula="of:=IF(BITAND([.$Q23];BITLSHIFT(1;[.BU$2]))&gt;0;1;0)*[.$O23]" office:value-type="float" office:value="0" calcext:value-type="float">
            <text:p/>
          </table:table-cell>
          <table:table-cell table:formula="of:=IF(BITAND([.$Q23];BITLSHIFT(1;[.BV$2]))&gt;0;1;0)*[.$O23]" office:value-type="float" office:value="0" calcext:value-type="float">
            <text:p/>
          </table:table-cell>
          <table:table-cell table:formula="of:=IF(BITAND([.$Q23];BITLSHIFT(1;[.BW$2]))&gt;0;1;0)*[.$O23]" office:value-type="float" office:value="0" calcext:value-type="float">
            <text:p/>
          </table:table-cell>
          <table:table-cell table:formula="of:=IF(BITAND([.$Q23];BITLSHIFT(1;[.BX$2]))&gt;0;1;0)*[.$O23]" office:value-type="float" office:value="0" calcext:value-type="float">
            <text:p/>
          </table:table-cell>
          <table:table-cell table:formula="of:=IF(BITAND([.$Q23];BITLSHIFT(1;[.BY$2]))&gt;0;1;0)*[.$O23]" office:value-type="float" office:value="0" calcext:value-type="float">
            <text:p/>
          </table:table-cell>
          <table:table-cell table:formula="of:=IF(BITAND([.$Q23];BITLSHIFT(1;[.BZ$2]))&gt;0;1;0)*[.$O23]" office:value-type="float" office:value="0" calcext:value-type="float">
            <text:p/>
          </table:table-cell>
          <table:table-cell table:formula="of:=IF(BITAND([.$Q23];BITLSHIFT(1;[.CA$2]))&gt;0;1;0)*[.$O23]" office:value-type="float" office:value="0" calcext:value-type="float">
            <text:p/>
          </table:table-cell>
          <table:table-cell table:formula="of:=IF(BITAND([.$Q23];BITLSHIFT(1;[.CB$2]))&gt;0;1;0)*[.$O23]" office:value-type="float" office:value="0" calcext:value-type="float">
            <text:p/>
          </table:table-cell>
          <table:table-cell table:formula="of:=IF(BITAND([.$Q23];BITLSHIFT(1;[.CC$2]))&gt;0;1;0)*[.$O23]" office:value-type="float" office:value="0" calcext:value-type="float">
            <text:p/>
          </table:table-cell>
          <table:table-cell table:formula="of:=IF(BITAND([.$Q23];BITLSHIFT(1;[.CD$2]))&gt;0;1;0)*[.$O2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4];10) ;16)" office:value-type="float" office:value="0" calcext:value-type="float">
            <text:p/>
          </table:table-cell>
          <table:table-cell table:formula="of:=DECIMAL(RIGHT([.N24];8) ;16)" office:value-type="float" office:value="0" calcext:value-type="float">
            <text:p/>
          </table:table-cell>
          <table:table-cell table:formula="of:=IF(BITAND([.$R24];BITLSHIFT(1;[.S$2]))&gt;0;1;0)*[.$O24]" office:value-type="float" office:value="0" calcext:value-type="float">
            <text:p/>
          </table:table-cell>
          <table:table-cell table:formula="of:=IF(BITAND([.$R24];BITLSHIFT(1;[.T$2]))&gt;0;1;0)*[.$O24]" office:value-type="float" office:value="0" calcext:value-type="float">
            <text:p/>
          </table:table-cell>
          <table:table-cell table:formula="of:=IF(BITAND([.$R24];BITLSHIFT(1;[.U$2]))&gt;0;1;0)*[.$O24]" office:value-type="float" office:value="0" calcext:value-type="float">
            <text:p/>
          </table:table-cell>
          <table:table-cell table:formula="of:=IF(BITAND([.$R24];BITLSHIFT(1;[.V$2]))&gt;0;1;0)*[.$O24]" office:value-type="float" office:value="0" calcext:value-type="float">
            <text:p/>
          </table:table-cell>
          <table:table-cell table:formula="of:=IF(BITAND([.$R24];BITLSHIFT(1;[.W$2]))&gt;0;1;0)*[.$O24]" office:value-type="float" office:value="0" calcext:value-type="float">
            <text:p/>
          </table:table-cell>
          <table:table-cell table:formula="of:=IF(BITAND([.$R24];BITLSHIFT(1;[.X$2]))&gt;0;1;0)*[.$O24]" office:value-type="float" office:value="0" calcext:value-type="float">
            <text:p/>
          </table:table-cell>
          <table:table-cell table:formula="of:=IF(BITAND([.$R24];BITLSHIFT(1;[.Y$2]))&gt;0;1;0)*[.$O24]" office:value-type="float" office:value="0" calcext:value-type="float">
            <text:p/>
          </table:table-cell>
          <table:table-cell table:formula="of:=IF(BITAND([.$R24];BITLSHIFT(1;[.Z$2]))&gt;0;1;0)*[.$O24]" office:value-type="float" office:value="0" calcext:value-type="float">
            <text:p/>
          </table:table-cell>
          <table:table-cell table:formula="of:=IF(BITAND([.$R24];BITLSHIFT(1;[.AA$2]))&gt;0;1;0)*[.$O24]" office:value-type="float" office:value="0" calcext:value-type="float">
            <text:p/>
          </table:table-cell>
          <table:table-cell table:formula="of:=IF(BITAND([.$R24];BITLSHIFT(1;[.AB$2]))&gt;0;1;0)*[.$O24]" office:value-type="float" office:value="0" calcext:value-type="float">
            <text:p/>
          </table:table-cell>
          <table:table-cell table:formula="of:=IF(BITAND([.$R24];BITLSHIFT(1;[.AC$2]))&gt;0;1;0)*[.$O24]" office:value-type="float" office:value="0" calcext:value-type="float">
            <text:p/>
          </table:table-cell>
          <table:table-cell table:formula="of:=IF(BITAND([.$R24];BITLSHIFT(1;[.AD$2]))&gt;0;1;0)*[.$O24]" office:value-type="float" office:value="0" calcext:value-type="float">
            <text:p/>
          </table:table-cell>
          <table:table-cell table:formula="of:=IF(BITAND([.$R24];BITLSHIFT(1;[.AE$2]))&gt;0;1;0)*[.$O24]" office:value-type="float" office:value="0" calcext:value-type="float">
            <text:p/>
          </table:table-cell>
          <table:table-cell table:formula="of:=IF(BITAND([.$R24];BITLSHIFT(1;[.AF$2]))&gt;0;1;0)*[.$O24]" office:value-type="float" office:value="0" calcext:value-type="float">
            <text:p/>
          </table:table-cell>
          <table:table-cell table:formula="of:=IF(BITAND([.$R24];BITLSHIFT(1;[.AG$2]))&gt;0;1;0)*[.$O24]" office:value-type="float" office:value="0" calcext:value-type="float">
            <text:p/>
          </table:table-cell>
          <table:table-cell table:formula="of:=IF(BITAND([.$R24];BITLSHIFT(1;[.AH$2]))&gt;0;1;0)*[.$O24]" office:value-type="float" office:value="0" calcext:value-type="float">
            <text:p/>
          </table:table-cell>
          <table:table-cell table:formula="of:=IF(BITAND([.$R24];BITLSHIFT(1;[.AI$2]))&gt;0;1;0)*[.$O24]" office:value-type="float" office:value="0" calcext:value-type="float">
            <text:p/>
          </table:table-cell>
          <table:table-cell table:formula="of:=IF(BITAND([.$R24];BITLSHIFT(1;[.AJ$2]))&gt;0;1;0)*[.$O24]" office:value-type="float" office:value="0" calcext:value-type="float">
            <text:p/>
          </table:table-cell>
          <table:table-cell table:formula="of:=IF(BITAND([.$R24];BITLSHIFT(1;[.AK$2]))&gt;0;1;0)*[.$O24]" office:value-type="float" office:value="0" calcext:value-type="float">
            <text:p/>
          </table:table-cell>
          <table:table-cell table:formula="of:=IF(BITAND([.$R24];BITLSHIFT(1;[.AL$2]))&gt;0;1;0)*[.$O24]" office:value-type="float" office:value="0" calcext:value-type="float">
            <text:p/>
          </table:table-cell>
          <table:table-cell table:formula="of:=IF(BITAND([.$R24];BITLSHIFT(1;[.AM$2]))&gt;0;1;0)*[.$O24]" office:value-type="float" office:value="0" calcext:value-type="float">
            <text:p/>
          </table:table-cell>
          <table:table-cell table:formula="of:=IF(BITAND([.$R24];BITLSHIFT(1;[.AN$2]))&gt;0;1;0)*[.$O24]" office:value-type="float" office:value="0" calcext:value-type="float">
            <text:p/>
          </table:table-cell>
          <table:table-cell table:formula="of:=IF(BITAND([.$R24];BITLSHIFT(1;[.AO$2]))&gt;0;1;0)*[.$O24]" office:value-type="float" office:value="0" calcext:value-type="float">
            <text:p/>
          </table:table-cell>
          <table:table-cell table:formula="of:=IF(BITAND([.$R24];BITLSHIFT(1;[.AP$2]))&gt;0;1;0)*[.$O24]" office:value-type="float" office:value="0" calcext:value-type="float">
            <text:p/>
          </table:table-cell>
          <table:table-cell table:formula="of:=IF(BITAND([.$R24];BITLSHIFT(1;[.AQ$2]))&gt;0;1;0)*[.$O24]" office:value-type="float" office:value="0" calcext:value-type="float">
            <text:p/>
          </table:table-cell>
          <table:table-cell table:formula="of:=IF(BITAND([.$R24];BITLSHIFT(1;[.AR$2]))&gt;0;1;0)*[.$O24]" office:value-type="float" office:value="0" calcext:value-type="float">
            <text:p/>
          </table:table-cell>
          <table:table-cell table:formula="of:=IF(BITAND([.$R24];BITLSHIFT(1;[.AS$2]))&gt;0;1;0)*[.$O24]" office:value-type="float" office:value="0" calcext:value-type="float">
            <text:p/>
          </table:table-cell>
          <table:table-cell table:formula="of:=IF(BITAND([.$R24];BITLSHIFT(1;[.AT$2]))&gt;0;1;0)*[.$O24]" office:value-type="float" office:value="0" calcext:value-type="float">
            <text:p/>
          </table:table-cell>
          <table:table-cell table:formula="of:=IF(BITAND([.$R24];BITLSHIFT(1;[.AU$2]))&gt;0;1;0)*[.$O24]" office:value-type="float" office:value="0" calcext:value-type="float">
            <text:p/>
          </table:table-cell>
          <table:table-cell table:formula="of:=IF(BITAND([.$R24];BITLSHIFT(1;[.AV$2]))&gt;0;1;0)*[.$O24]" office:value-type="float" office:value="0" calcext:value-type="float">
            <text:p/>
          </table:table-cell>
          <table:table-cell table:formula="of:=IF(BITAND([.$R24];BITLSHIFT(1;[.AW$2]))&gt;0;1;0)*[.$O24]" office:value-type="float" office:value="0" calcext:value-type="float">
            <text:p/>
          </table:table-cell>
          <table:table-cell table:formula="of:=IF(BITAND([.$R24];BITLSHIFT(1;[.AX$2]))&gt;0;1;0)*[.$O24]" office:value-type="float" office:value="0" calcext:value-type="float">
            <text:p/>
          </table:table-cell>
          <table:table-cell table:formula="of:=IF(BITAND([.$Q24];BITLSHIFT(1;[.AY$2]))&gt;0;1;0)*[.$O24]" office:value-type="float" office:value="0" calcext:value-type="float">
            <text:p/>
          </table:table-cell>
          <table:table-cell table:formula="of:=IF(BITAND([.$Q24];BITLSHIFT(1;[.AZ$2]))&gt;0;1;0)*[.$O24]" office:value-type="float" office:value="0" calcext:value-type="float">
            <text:p/>
          </table:table-cell>
          <table:table-cell table:formula="of:=IF(BITAND([.$Q24];BITLSHIFT(1;[.BA$2]))&gt;0;1;0)*[.$O24]" office:value-type="float" office:value="0" calcext:value-type="float">
            <text:p/>
          </table:table-cell>
          <table:table-cell table:formula="of:=IF(BITAND([.$Q24];BITLSHIFT(1;[.BB$2]))&gt;0;1;0)*[.$O24]" office:value-type="float" office:value="0" calcext:value-type="float">
            <text:p/>
          </table:table-cell>
          <table:table-cell table:formula="of:=IF(BITAND([.$Q24];BITLSHIFT(1;[.BC$2]))&gt;0;1;0)*[.$O24]" office:value-type="float" office:value="0" calcext:value-type="float">
            <text:p/>
          </table:table-cell>
          <table:table-cell table:formula="of:=IF(BITAND([.$Q24];BITLSHIFT(1;[.BD$2]))&gt;0;1;0)*[.$O24]" office:value-type="float" office:value="0" calcext:value-type="float">
            <text:p/>
          </table:table-cell>
          <table:table-cell table:formula="of:=IF(BITAND([.$Q24];BITLSHIFT(1;[.BE$2]))&gt;0;1;0)*[.$O24]" office:value-type="float" office:value="0" calcext:value-type="float">
            <text:p/>
          </table:table-cell>
          <table:table-cell table:formula="of:=IF(BITAND([.$Q24];BITLSHIFT(1;[.BF$2]))&gt;0;1;0)*[.$O24]" office:value-type="float" office:value="0" calcext:value-type="float">
            <text:p/>
          </table:table-cell>
          <table:table-cell table:formula="of:=IF(BITAND([.$Q24];BITLSHIFT(1;[.BG$2]))&gt;0;1;0)*[.$O24]" office:value-type="float" office:value="0" calcext:value-type="float">
            <text:p/>
          </table:table-cell>
          <table:table-cell table:formula="of:=IF(BITAND([.$Q24];BITLSHIFT(1;[.BH$2]))&gt;0;1;0)*[.$O24]" office:value-type="float" office:value="0" calcext:value-type="float">
            <text:p/>
          </table:table-cell>
          <table:table-cell table:formula="of:=IF(BITAND([.$Q24];BITLSHIFT(1;[.BI$2]))&gt;0;1;0)*[.$O24]" office:value-type="float" office:value="0" calcext:value-type="float">
            <text:p/>
          </table:table-cell>
          <table:table-cell table:formula="of:=IF(BITAND([.$Q24];BITLSHIFT(1;[.BJ$2]))&gt;0;1;0)*[.$O24]" office:value-type="float" office:value="0" calcext:value-type="float">
            <text:p/>
          </table:table-cell>
          <table:table-cell table:formula="of:=IF(BITAND([.$Q24];BITLSHIFT(1;[.BK$2]))&gt;0;1;0)*[.$O24]" office:value-type="float" office:value="0" calcext:value-type="float">
            <text:p/>
          </table:table-cell>
          <table:table-cell table:formula="of:=IF(BITAND([.$Q24];BITLSHIFT(1;[.BL$2]))&gt;0;1;0)*[.$O24]" office:value-type="float" office:value="0" calcext:value-type="float">
            <text:p/>
          </table:table-cell>
          <table:table-cell table:formula="of:=IF(BITAND([.$Q24];BITLSHIFT(1;[.BM$2]))&gt;0;1;0)*[.$O24]" office:value-type="float" office:value="0" calcext:value-type="float">
            <text:p/>
          </table:table-cell>
          <table:table-cell table:formula="of:=IF(BITAND([.$Q24];BITLSHIFT(1;[.BN$2]))&gt;0;1;0)*[.$O24]" office:value-type="float" office:value="0" calcext:value-type="float">
            <text:p/>
          </table:table-cell>
          <table:table-cell table:formula="of:=IF(BITAND([.$Q24];BITLSHIFT(1;[.BO$2]))&gt;0;1;0)*[.$O24]" office:value-type="float" office:value="0" calcext:value-type="float">
            <text:p/>
          </table:table-cell>
          <table:table-cell table:formula="of:=IF(BITAND([.$Q24];BITLSHIFT(1;[.BP$2]))&gt;0;1;0)*[.$O24]" office:value-type="float" office:value="0" calcext:value-type="float">
            <text:p/>
          </table:table-cell>
          <table:table-cell table:formula="of:=IF(BITAND([.$Q24];BITLSHIFT(1;[.BQ$2]))&gt;0;1;0)*[.$O24]" office:value-type="float" office:value="0" calcext:value-type="float">
            <text:p/>
          </table:table-cell>
          <table:table-cell table:formula="of:=IF(BITAND([.$Q24];BITLSHIFT(1;[.BR$2]))&gt;0;1;0)*[.$O24]" office:value-type="float" office:value="0" calcext:value-type="float">
            <text:p/>
          </table:table-cell>
          <table:table-cell table:formula="of:=IF(BITAND([.$Q24];BITLSHIFT(1;[.BS$2]))&gt;0;1;0)*[.$O24]" office:value-type="float" office:value="0" calcext:value-type="float">
            <text:p/>
          </table:table-cell>
          <table:table-cell table:formula="of:=IF(BITAND([.$Q24];BITLSHIFT(1;[.BT$2]))&gt;0;1;0)*[.$O24]" office:value-type="float" office:value="0" calcext:value-type="float">
            <text:p/>
          </table:table-cell>
          <table:table-cell table:formula="of:=IF(BITAND([.$Q24];BITLSHIFT(1;[.BU$2]))&gt;0;1;0)*[.$O24]" office:value-type="float" office:value="0" calcext:value-type="float">
            <text:p/>
          </table:table-cell>
          <table:table-cell table:formula="of:=IF(BITAND([.$Q24];BITLSHIFT(1;[.BV$2]))&gt;0;1;0)*[.$O24]" office:value-type="float" office:value="0" calcext:value-type="float">
            <text:p/>
          </table:table-cell>
          <table:table-cell table:formula="of:=IF(BITAND([.$Q24];BITLSHIFT(1;[.BW$2]))&gt;0;1;0)*[.$O24]" office:value-type="float" office:value="0" calcext:value-type="float">
            <text:p/>
          </table:table-cell>
          <table:table-cell table:formula="of:=IF(BITAND([.$Q24];BITLSHIFT(1;[.BX$2]))&gt;0;1;0)*[.$O24]" office:value-type="float" office:value="0" calcext:value-type="float">
            <text:p/>
          </table:table-cell>
          <table:table-cell table:formula="of:=IF(BITAND([.$Q24];BITLSHIFT(1;[.BY$2]))&gt;0;1;0)*[.$O24]" office:value-type="float" office:value="0" calcext:value-type="float">
            <text:p/>
          </table:table-cell>
          <table:table-cell table:formula="of:=IF(BITAND([.$Q24];BITLSHIFT(1;[.BZ$2]))&gt;0;1;0)*[.$O24]" office:value-type="float" office:value="0" calcext:value-type="float">
            <text:p/>
          </table:table-cell>
          <table:table-cell table:formula="of:=IF(BITAND([.$Q24];BITLSHIFT(1;[.CA$2]))&gt;0;1;0)*[.$O24]" office:value-type="float" office:value="0" calcext:value-type="float">
            <text:p/>
          </table:table-cell>
          <table:table-cell table:formula="of:=IF(BITAND([.$Q24];BITLSHIFT(1;[.CB$2]))&gt;0;1;0)*[.$O24]" office:value-type="float" office:value="0" calcext:value-type="float">
            <text:p/>
          </table:table-cell>
          <table:table-cell table:formula="of:=IF(BITAND([.$Q24];BITLSHIFT(1;[.CC$2]))&gt;0;1;0)*[.$O24]" office:value-type="float" office:value="0" calcext:value-type="float">
            <text:p/>
          </table:table-cell>
          <table:table-cell table:formula="of:=IF(BITAND([.$Q24];BITLSHIFT(1;[.CD$2]))&gt;0;1;0)*[.$O2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5];10) ;16)" office:value-type="float" office:value="0" calcext:value-type="float">
            <text:p/>
          </table:table-cell>
          <table:table-cell table:formula="of:=DECIMAL(RIGHT([.N25];8) ;16)" office:value-type="float" office:value="0" calcext:value-type="float">
            <text:p/>
          </table:table-cell>
          <table:table-cell table:formula="of:=IF(BITAND([.$R25];BITLSHIFT(1;[.S$2]))&gt;0;1;0)*[.$O25]" office:value-type="float" office:value="0" calcext:value-type="float">
            <text:p/>
          </table:table-cell>
          <table:table-cell table:formula="of:=IF(BITAND([.$R25];BITLSHIFT(1;[.T$2]))&gt;0;1;0)*[.$O25]" office:value-type="float" office:value="0" calcext:value-type="float">
            <text:p/>
          </table:table-cell>
          <table:table-cell table:formula="of:=IF(BITAND([.$R25];BITLSHIFT(1;[.U$2]))&gt;0;1;0)*[.$O25]" office:value-type="float" office:value="0" calcext:value-type="float">
            <text:p/>
          </table:table-cell>
          <table:table-cell table:formula="of:=IF(BITAND([.$R25];BITLSHIFT(1;[.V$2]))&gt;0;1;0)*[.$O25]" office:value-type="float" office:value="0" calcext:value-type="float">
            <text:p/>
          </table:table-cell>
          <table:table-cell table:formula="of:=IF(BITAND([.$R25];BITLSHIFT(1;[.W$2]))&gt;0;1;0)*[.$O25]" office:value-type="float" office:value="0" calcext:value-type="float">
            <text:p/>
          </table:table-cell>
          <table:table-cell table:formula="of:=IF(BITAND([.$R25];BITLSHIFT(1;[.X$2]))&gt;0;1;0)*[.$O25]" office:value-type="float" office:value="0" calcext:value-type="float">
            <text:p/>
          </table:table-cell>
          <table:table-cell table:formula="of:=IF(BITAND([.$R25];BITLSHIFT(1;[.Y$2]))&gt;0;1;0)*[.$O25]" office:value-type="float" office:value="0" calcext:value-type="float">
            <text:p/>
          </table:table-cell>
          <table:table-cell table:formula="of:=IF(BITAND([.$R25];BITLSHIFT(1;[.Z$2]))&gt;0;1;0)*[.$O25]" office:value-type="float" office:value="0" calcext:value-type="float">
            <text:p/>
          </table:table-cell>
          <table:table-cell table:formula="of:=IF(BITAND([.$R25];BITLSHIFT(1;[.AA$2]))&gt;0;1;0)*[.$O25]" office:value-type="float" office:value="0" calcext:value-type="float">
            <text:p/>
          </table:table-cell>
          <table:table-cell table:formula="of:=IF(BITAND([.$R25];BITLSHIFT(1;[.AB$2]))&gt;0;1;0)*[.$O25]" office:value-type="float" office:value="0" calcext:value-type="float">
            <text:p/>
          </table:table-cell>
          <table:table-cell table:formula="of:=IF(BITAND([.$R25];BITLSHIFT(1;[.AC$2]))&gt;0;1;0)*[.$O25]" office:value-type="float" office:value="0" calcext:value-type="float">
            <text:p/>
          </table:table-cell>
          <table:table-cell table:formula="of:=IF(BITAND([.$R25];BITLSHIFT(1;[.AD$2]))&gt;0;1;0)*[.$O25]" office:value-type="float" office:value="0" calcext:value-type="float">
            <text:p/>
          </table:table-cell>
          <table:table-cell table:formula="of:=IF(BITAND([.$R25];BITLSHIFT(1;[.AE$2]))&gt;0;1;0)*[.$O25]" office:value-type="float" office:value="0" calcext:value-type="float">
            <text:p/>
          </table:table-cell>
          <table:table-cell table:formula="of:=IF(BITAND([.$R25];BITLSHIFT(1;[.AF$2]))&gt;0;1;0)*[.$O25]" office:value-type="float" office:value="0" calcext:value-type="float">
            <text:p/>
          </table:table-cell>
          <table:table-cell table:formula="of:=IF(BITAND([.$R25];BITLSHIFT(1;[.AG$2]))&gt;0;1;0)*[.$O25]" office:value-type="float" office:value="0" calcext:value-type="float">
            <text:p/>
          </table:table-cell>
          <table:table-cell table:formula="of:=IF(BITAND([.$R25];BITLSHIFT(1;[.AH$2]))&gt;0;1;0)*[.$O25]" office:value-type="float" office:value="0" calcext:value-type="float">
            <text:p/>
          </table:table-cell>
          <table:table-cell table:formula="of:=IF(BITAND([.$R25];BITLSHIFT(1;[.AI$2]))&gt;0;1;0)*[.$O25]" office:value-type="float" office:value="0" calcext:value-type="float">
            <text:p/>
          </table:table-cell>
          <table:table-cell table:formula="of:=IF(BITAND([.$R25];BITLSHIFT(1;[.AJ$2]))&gt;0;1;0)*[.$O25]" office:value-type="float" office:value="0" calcext:value-type="float">
            <text:p/>
          </table:table-cell>
          <table:table-cell table:formula="of:=IF(BITAND([.$R25];BITLSHIFT(1;[.AK$2]))&gt;0;1;0)*[.$O25]" office:value-type="float" office:value="0" calcext:value-type="float">
            <text:p/>
          </table:table-cell>
          <table:table-cell table:formula="of:=IF(BITAND([.$R25];BITLSHIFT(1;[.AL$2]))&gt;0;1;0)*[.$O25]" office:value-type="float" office:value="0" calcext:value-type="float">
            <text:p/>
          </table:table-cell>
          <table:table-cell table:formula="of:=IF(BITAND([.$R25];BITLSHIFT(1;[.AM$2]))&gt;0;1;0)*[.$O25]" office:value-type="float" office:value="0" calcext:value-type="float">
            <text:p/>
          </table:table-cell>
          <table:table-cell table:formula="of:=IF(BITAND([.$R25];BITLSHIFT(1;[.AN$2]))&gt;0;1;0)*[.$O25]" office:value-type="float" office:value="0" calcext:value-type="float">
            <text:p/>
          </table:table-cell>
          <table:table-cell table:formula="of:=IF(BITAND([.$R25];BITLSHIFT(1;[.AO$2]))&gt;0;1;0)*[.$O25]" office:value-type="float" office:value="0" calcext:value-type="float">
            <text:p/>
          </table:table-cell>
          <table:table-cell table:formula="of:=IF(BITAND([.$R25];BITLSHIFT(1;[.AP$2]))&gt;0;1;0)*[.$O25]" office:value-type="float" office:value="0" calcext:value-type="float">
            <text:p/>
          </table:table-cell>
          <table:table-cell table:formula="of:=IF(BITAND([.$R25];BITLSHIFT(1;[.AQ$2]))&gt;0;1;0)*[.$O25]" office:value-type="float" office:value="0" calcext:value-type="float">
            <text:p/>
          </table:table-cell>
          <table:table-cell table:formula="of:=IF(BITAND([.$R25];BITLSHIFT(1;[.AR$2]))&gt;0;1;0)*[.$O25]" office:value-type="float" office:value="0" calcext:value-type="float">
            <text:p/>
          </table:table-cell>
          <table:table-cell table:formula="of:=IF(BITAND([.$R25];BITLSHIFT(1;[.AS$2]))&gt;0;1;0)*[.$O25]" office:value-type="float" office:value="0" calcext:value-type="float">
            <text:p/>
          </table:table-cell>
          <table:table-cell table:formula="of:=IF(BITAND([.$R25];BITLSHIFT(1;[.AT$2]))&gt;0;1;0)*[.$O25]" office:value-type="float" office:value="0" calcext:value-type="float">
            <text:p/>
          </table:table-cell>
          <table:table-cell table:formula="of:=IF(BITAND([.$R25];BITLSHIFT(1;[.AU$2]))&gt;0;1;0)*[.$O25]" office:value-type="float" office:value="0" calcext:value-type="float">
            <text:p/>
          </table:table-cell>
          <table:table-cell table:formula="of:=IF(BITAND([.$R25];BITLSHIFT(1;[.AV$2]))&gt;0;1;0)*[.$O25]" office:value-type="float" office:value="0" calcext:value-type="float">
            <text:p/>
          </table:table-cell>
          <table:table-cell table:formula="of:=IF(BITAND([.$R25];BITLSHIFT(1;[.AW$2]))&gt;0;1;0)*[.$O25]" office:value-type="float" office:value="0" calcext:value-type="float">
            <text:p/>
          </table:table-cell>
          <table:table-cell table:formula="of:=IF(BITAND([.$R25];BITLSHIFT(1;[.AX$2]))&gt;0;1;0)*[.$O25]" office:value-type="float" office:value="0" calcext:value-type="float">
            <text:p/>
          </table:table-cell>
          <table:table-cell table:formula="of:=IF(BITAND([.$Q25];BITLSHIFT(1;[.AY$2]))&gt;0;1;0)*[.$O25]" office:value-type="float" office:value="0" calcext:value-type="float">
            <text:p/>
          </table:table-cell>
          <table:table-cell table:formula="of:=IF(BITAND([.$Q25];BITLSHIFT(1;[.AZ$2]))&gt;0;1;0)*[.$O25]" office:value-type="float" office:value="0" calcext:value-type="float">
            <text:p/>
          </table:table-cell>
          <table:table-cell table:formula="of:=IF(BITAND([.$Q25];BITLSHIFT(1;[.BA$2]))&gt;0;1;0)*[.$O25]" office:value-type="float" office:value="0" calcext:value-type="float">
            <text:p/>
          </table:table-cell>
          <table:table-cell table:formula="of:=IF(BITAND([.$Q25];BITLSHIFT(1;[.BB$2]))&gt;0;1;0)*[.$O25]" office:value-type="float" office:value="0" calcext:value-type="float">
            <text:p/>
          </table:table-cell>
          <table:table-cell table:formula="of:=IF(BITAND([.$Q25];BITLSHIFT(1;[.BC$2]))&gt;0;1;0)*[.$O25]" office:value-type="float" office:value="0" calcext:value-type="float">
            <text:p/>
          </table:table-cell>
          <table:table-cell table:formula="of:=IF(BITAND([.$Q25];BITLSHIFT(1;[.BD$2]))&gt;0;1;0)*[.$O25]" office:value-type="float" office:value="0" calcext:value-type="float">
            <text:p/>
          </table:table-cell>
          <table:table-cell table:formula="of:=IF(BITAND([.$Q25];BITLSHIFT(1;[.BE$2]))&gt;0;1;0)*[.$O25]" office:value-type="float" office:value="0" calcext:value-type="float">
            <text:p/>
          </table:table-cell>
          <table:table-cell table:formula="of:=IF(BITAND([.$Q25];BITLSHIFT(1;[.BF$2]))&gt;0;1;0)*[.$O25]" office:value-type="float" office:value="0" calcext:value-type="float">
            <text:p/>
          </table:table-cell>
          <table:table-cell table:formula="of:=IF(BITAND([.$Q25];BITLSHIFT(1;[.BG$2]))&gt;0;1;0)*[.$O25]" office:value-type="float" office:value="0" calcext:value-type="float">
            <text:p/>
          </table:table-cell>
          <table:table-cell table:formula="of:=IF(BITAND([.$Q25];BITLSHIFT(1;[.BH$2]))&gt;0;1;0)*[.$O25]" office:value-type="float" office:value="0" calcext:value-type="float">
            <text:p/>
          </table:table-cell>
          <table:table-cell table:formula="of:=IF(BITAND([.$Q25];BITLSHIFT(1;[.BI$2]))&gt;0;1;0)*[.$O25]" office:value-type="float" office:value="0" calcext:value-type="float">
            <text:p/>
          </table:table-cell>
          <table:table-cell table:formula="of:=IF(BITAND([.$Q25];BITLSHIFT(1;[.BJ$2]))&gt;0;1;0)*[.$O25]" office:value-type="float" office:value="0" calcext:value-type="float">
            <text:p/>
          </table:table-cell>
          <table:table-cell table:formula="of:=IF(BITAND([.$Q25];BITLSHIFT(1;[.BK$2]))&gt;0;1;0)*[.$O25]" office:value-type="float" office:value="0" calcext:value-type="float">
            <text:p/>
          </table:table-cell>
          <table:table-cell table:formula="of:=IF(BITAND([.$Q25];BITLSHIFT(1;[.BL$2]))&gt;0;1;0)*[.$O25]" office:value-type="float" office:value="0" calcext:value-type="float">
            <text:p/>
          </table:table-cell>
          <table:table-cell table:formula="of:=IF(BITAND([.$Q25];BITLSHIFT(1;[.BM$2]))&gt;0;1;0)*[.$O25]" office:value-type="float" office:value="0" calcext:value-type="float">
            <text:p/>
          </table:table-cell>
          <table:table-cell table:formula="of:=IF(BITAND([.$Q25];BITLSHIFT(1;[.BN$2]))&gt;0;1;0)*[.$O25]" office:value-type="float" office:value="0" calcext:value-type="float">
            <text:p/>
          </table:table-cell>
          <table:table-cell table:formula="of:=IF(BITAND([.$Q25];BITLSHIFT(1;[.BO$2]))&gt;0;1;0)*[.$O25]" office:value-type="float" office:value="0" calcext:value-type="float">
            <text:p/>
          </table:table-cell>
          <table:table-cell table:formula="of:=IF(BITAND([.$Q25];BITLSHIFT(1;[.BP$2]))&gt;0;1;0)*[.$O25]" office:value-type="float" office:value="0" calcext:value-type="float">
            <text:p/>
          </table:table-cell>
          <table:table-cell table:formula="of:=IF(BITAND([.$Q25];BITLSHIFT(1;[.BQ$2]))&gt;0;1;0)*[.$O25]" office:value-type="float" office:value="0" calcext:value-type="float">
            <text:p/>
          </table:table-cell>
          <table:table-cell table:formula="of:=IF(BITAND([.$Q25];BITLSHIFT(1;[.BR$2]))&gt;0;1;0)*[.$O25]" office:value-type="float" office:value="0" calcext:value-type="float">
            <text:p/>
          </table:table-cell>
          <table:table-cell table:formula="of:=IF(BITAND([.$Q25];BITLSHIFT(1;[.BS$2]))&gt;0;1;0)*[.$O25]" office:value-type="float" office:value="0" calcext:value-type="float">
            <text:p/>
          </table:table-cell>
          <table:table-cell table:formula="of:=IF(BITAND([.$Q25];BITLSHIFT(1;[.BT$2]))&gt;0;1;0)*[.$O25]" office:value-type="float" office:value="0" calcext:value-type="float">
            <text:p/>
          </table:table-cell>
          <table:table-cell table:formula="of:=IF(BITAND([.$Q25];BITLSHIFT(1;[.BU$2]))&gt;0;1;0)*[.$O25]" office:value-type="float" office:value="0" calcext:value-type="float">
            <text:p/>
          </table:table-cell>
          <table:table-cell table:formula="of:=IF(BITAND([.$Q25];BITLSHIFT(1;[.BV$2]))&gt;0;1;0)*[.$O25]" office:value-type="float" office:value="0" calcext:value-type="float">
            <text:p/>
          </table:table-cell>
          <table:table-cell table:formula="of:=IF(BITAND([.$Q25];BITLSHIFT(1;[.BW$2]))&gt;0;1;0)*[.$O25]" office:value-type="float" office:value="0" calcext:value-type="float">
            <text:p/>
          </table:table-cell>
          <table:table-cell table:formula="of:=IF(BITAND([.$Q25];BITLSHIFT(1;[.BX$2]))&gt;0;1;0)*[.$O25]" office:value-type="float" office:value="0" calcext:value-type="float">
            <text:p/>
          </table:table-cell>
          <table:table-cell table:formula="of:=IF(BITAND([.$Q25];BITLSHIFT(1;[.BY$2]))&gt;0;1;0)*[.$O25]" office:value-type="float" office:value="0" calcext:value-type="float">
            <text:p/>
          </table:table-cell>
          <table:table-cell table:formula="of:=IF(BITAND([.$Q25];BITLSHIFT(1;[.BZ$2]))&gt;0;1;0)*[.$O25]" office:value-type="float" office:value="0" calcext:value-type="float">
            <text:p/>
          </table:table-cell>
          <table:table-cell table:formula="of:=IF(BITAND([.$Q25];BITLSHIFT(1;[.CA$2]))&gt;0;1;0)*[.$O25]" office:value-type="float" office:value="0" calcext:value-type="float">
            <text:p/>
          </table:table-cell>
          <table:table-cell table:formula="of:=IF(BITAND([.$Q25];BITLSHIFT(1;[.CB$2]))&gt;0;1;0)*[.$O25]" office:value-type="float" office:value="0" calcext:value-type="float">
            <text:p/>
          </table:table-cell>
          <table:table-cell table:formula="of:=IF(BITAND([.$Q25];BITLSHIFT(1;[.CC$2]))&gt;0;1;0)*[.$O25]" office:value-type="float" office:value="0" calcext:value-type="float">
            <text:p/>
          </table:table-cell>
          <table:table-cell table:formula="of:=IF(BITAND([.$Q25];BITLSHIFT(1;[.CD$2]))&gt;0;1;0)*[.$O2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6];10) ;16)" office:value-type="float" office:value="0" calcext:value-type="float">
            <text:p/>
          </table:table-cell>
          <table:table-cell table:formula="of:=DECIMAL(RIGHT([.N26];8) ;16)" office:value-type="float" office:value="0" calcext:value-type="float">
            <text:p/>
          </table:table-cell>
          <table:table-cell table:formula="of:=IF(BITAND([.$R26];BITLSHIFT(1;[.S$2]))&gt;0;1;0)*[.$O26]" office:value-type="float" office:value="0" calcext:value-type="float">
            <text:p/>
          </table:table-cell>
          <table:table-cell table:formula="of:=IF(BITAND([.$R26];BITLSHIFT(1;[.T$2]))&gt;0;1;0)*[.$O26]" office:value-type="float" office:value="0" calcext:value-type="float">
            <text:p/>
          </table:table-cell>
          <table:table-cell table:formula="of:=IF(BITAND([.$R26];BITLSHIFT(1;[.U$2]))&gt;0;1;0)*[.$O26]" office:value-type="float" office:value="0" calcext:value-type="float">
            <text:p/>
          </table:table-cell>
          <table:table-cell table:formula="of:=IF(BITAND([.$R26];BITLSHIFT(1;[.V$2]))&gt;0;1;0)*[.$O26]" office:value-type="float" office:value="0" calcext:value-type="float">
            <text:p/>
          </table:table-cell>
          <table:table-cell table:formula="of:=IF(BITAND([.$R26];BITLSHIFT(1;[.W$2]))&gt;0;1;0)*[.$O26]" office:value-type="float" office:value="0" calcext:value-type="float">
            <text:p/>
          </table:table-cell>
          <table:table-cell table:formula="of:=IF(BITAND([.$R26];BITLSHIFT(1;[.X$2]))&gt;0;1;0)*[.$O26]" office:value-type="float" office:value="0" calcext:value-type="float">
            <text:p/>
          </table:table-cell>
          <table:table-cell table:formula="of:=IF(BITAND([.$R26];BITLSHIFT(1;[.Y$2]))&gt;0;1;0)*[.$O26]" office:value-type="float" office:value="0" calcext:value-type="float">
            <text:p/>
          </table:table-cell>
          <table:table-cell table:formula="of:=IF(BITAND([.$R26];BITLSHIFT(1;[.Z$2]))&gt;0;1;0)*[.$O26]" office:value-type="float" office:value="0" calcext:value-type="float">
            <text:p/>
          </table:table-cell>
          <table:table-cell table:formula="of:=IF(BITAND([.$R26];BITLSHIFT(1;[.AA$2]))&gt;0;1;0)*[.$O26]" office:value-type="float" office:value="0" calcext:value-type="float">
            <text:p/>
          </table:table-cell>
          <table:table-cell table:formula="of:=IF(BITAND([.$R26];BITLSHIFT(1;[.AB$2]))&gt;0;1;0)*[.$O26]" office:value-type="float" office:value="0" calcext:value-type="float">
            <text:p/>
          </table:table-cell>
          <table:table-cell table:formula="of:=IF(BITAND([.$R26];BITLSHIFT(1;[.AC$2]))&gt;0;1;0)*[.$O26]" office:value-type="float" office:value="0" calcext:value-type="float">
            <text:p/>
          </table:table-cell>
          <table:table-cell table:formula="of:=IF(BITAND([.$R26];BITLSHIFT(1;[.AD$2]))&gt;0;1;0)*[.$O26]" office:value-type="float" office:value="0" calcext:value-type="float">
            <text:p/>
          </table:table-cell>
          <table:table-cell table:formula="of:=IF(BITAND([.$R26];BITLSHIFT(1;[.AE$2]))&gt;0;1;0)*[.$O26]" office:value-type="float" office:value="0" calcext:value-type="float">
            <text:p/>
          </table:table-cell>
          <table:table-cell table:formula="of:=IF(BITAND([.$R26];BITLSHIFT(1;[.AF$2]))&gt;0;1;0)*[.$O26]" office:value-type="float" office:value="0" calcext:value-type="float">
            <text:p/>
          </table:table-cell>
          <table:table-cell table:formula="of:=IF(BITAND([.$R26];BITLSHIFT(1;[.AG$2]))&gt;0;1;0)*[.$O26]" office:value-type="float" office:value="0" calcext:value-type="float">
            <text:p/>
          </table:table-cell>
          <table:table-cell table:formula="of:=IF(BITAND([.$R26];BITLSHIFT(1;[.AH$2]))&gt;0;1;0)*[.$O26]" office:value-type="float" office:value="0" calcext:value-type="float">
            <text:p/>
          </table:table-cell>
          <table:table-cell table:formula="of:=IF(BITAND([.$R26];BITLSHIFT(1;[.AI$2]))&gt;0;1;0)*[.$O26]" office:value-type="float" office:value="0" calcext:value-type="float">
            <text:p/>
          </table:table-cell>
          <table:table-cell table:formula="of:=IF(BITAND([.$R26];BITLSHIFT(1;[.AJ$2]))&gt;0;1;0)*[.$O26]" office:value-type="float" office:value="0" calcext:value-type="float">
            <text:p/>
          </table:table-cell>
          <table:table-cell table:formula="of:=IF(BITAND([.$R26];BITLSHIFT(1;[.AK$2]))&gt;0;1;0)*[.$O26]" office:value-type="float" office:value="0" calcext:value-type="float">
            <text:p/>
          </table:table-cell>
          <table:table-cell table:formula="of:=IF(BITAND([.$R26];BITLSHIFT(1;[.AL$2]))&gt;0;1;0)*[.$O26]" office:value-type="float" office:value="0" calcext:value-type="float">
            <text:p/>
          </table:table-cell>
          <table:table-cell table:formula="of:=IF(BITAND([.$R26];BITLSHIFT(1;[.AM$2]))&gt;0;1;0)*[.$O26]" office:value-type="float" office:value="0" calcext:value-type="float">
            <text:p/>
          </table:table-cell>
          <table:table-cell table:formula="of:=IF(BITAND([.$R26];BITLSHIFT(1;[.AN$2]))&gt;0;1;0)*[.$O26]" office:value-type="float" office:value="0" calcext:value-type="float">
            <text:p/>
          </table:table-cell>
          <table:table-cell table:formula="of:=IF(BITAND([.$R26];BITLSHIFT(1;[.AO$2]))&gt;0;1;0)*[.$O26]" office:value-type="float" office:value="0" calcext:value-type="float">
            <text:p/>
          </table:table-cell>
          <table:table-cell table:formula="of:=IF(BITAND([.$R26];BITLSHIFT(1;[.AP$2]))&gt;0;1;0)*[.$O26]" office:value-type="float" office:value="0" calcext:value-type="float">
            <text:p/>
          </table:table-cell>
          <table:table-cell table:formula="of:=IF(BITAND([.$R26];BITLSHIFT(1;[.AQ$2]))&gt;0;1;0)*[.$O26]" office:value-type="float" office:value="0" calcext:value-type="float">
            <text:p/>
          </table:table-cell>
          <table:table-cell table:formula="of:=IF(BITAND([.$R26];BITLSHIFT(1;[.AR$2]))&gt;0;1;0)*[.$O26]" office:value-type="float" office:value="0" calcext:value-type="float">
            <text:p/>
          </table:table-cell>
          <table:table-cell table:formula="of:=IF(BITAND([.$R26];BITLSHIFT(1;[.AS$2]))&gt;0;1;0)*[.$O26]" office:value-type="float" office:value="0" calcext:value-type="float">
            <text:p/>
          </table:table-cell>
          <table:table-cell table:formula="of:=IF(BITAND([.$R26];BITLSHIFT(1;[.AT$2]))&gt;0;1;0)*[.$O26]" office:value-type="float" office:value="0" calcext:value-type="float">
            <text:p/>
          </table:table-cell>
          <table:table-cell table:formula="of:=IF(BITAND([.$R26];BITLSHIFT(1;[.AU$2]))&gt;0;1;0)*[.$O26]" office:value-type="float" office:value="0" calcext:value-type="float">
            <text:p/>
          </table:table-cell>
          <table:table-cell table:formula="of:=IF(BITAND([.$R26];BITLSHIFT(1;[.AV$2]))&gt;0;1;0)*[.$O26]" office:value-type="float" office:value="0" calcext:value-type="float">
            <text:p/>
          </table:table-cell>
          <table:table-cell table:formula="of:=IF(BITAND([.$R26];BITLSHIFT(1;[.AW$2]))&gt;0;1;0)*[.$O26]" office:value-type="float" office:value="0" calcext:value-type="float">
            <text:p/>
          </table:table-cell>
          <table:table-cell table:formula="of:=IF(BITAND([.$R26];BITLSHIFT(1;[.AX$2]))&gt;0;1;0)*[.$O26]" office:value-type="float" office:value="0" calcext:value-type="float">
            <text:p/>
          </table:table-cell>
          <table:table-cell table:formula="of:=IF(BITAND([.$Q26];BITLSHIFT(1;[.AY$2]))&gt;0;1;0)*[.$O26]" office:value-type="float" office:value="0" calcext:value-type="float">
            <text:p/>
          </table:table-cell>
          <table:table-cell table:formula="of:=IF(BITAND([.$Q26];BITLSHIFT(1;[.AZ$2]))&gt;0;1;0)*[.$O26]" office:value-type="float" office:value="0" calcext:value-type="float">
            <text:p/>
          </table:table-cell>
          <table:table-cell table:formula="of:=IF(BITAND([.$Q26];BITLSHIFT(1;[.BA$2]))&gt;0;1;0)*[.$O26]" office:value-type="float" office:value="0" calcext:value-type="float">
            <text:p/>
          </table:table-cell>
          <table:table-cell table:formula="of:=IF(BITAND([.$Q26];BITLSHIFT(1;[.BB$2]))&gt;0;1;0)*[.$O26]" office:value-type="float" office:value="0" calcext:value-type="float">
            <text:p/>
          </table:table-cell>
          <table:table-cell table:formula="of:=IF(BITAND([.$Q26];BITLSHIFT(1;[.BC$2]))&gt;0;1;0)*[.$O26]" office:value-type="float" office:value="0" calcext:value-type="float">
            <text:p/>
          </table:table-cell>
          <table:table-cell table:formula="of:=IF(BITAND([.$Q26];BITLSHIFT(1;[.BD$2]))&gt;0;1;0)*[.$O26]" office:value-type="float" office:value="0" calcext:value-type="float">
            <text:p/>
          </table:table-cell>
          <table:table-cell table:formula="of:=IF(BITAND([.$Q26];BITLSHIFT(1;[.BE$2]))&gt;0;1;0)*[.$O26]" office:value-type="float" office:value="0" calcext:value-type="float">
            <text:p/>
          </table:table-cell>
          <table:table-cell table:formula="of:=IF(BITAND([.$Q26];BITLSHIFT(1;[.BF$2]))&gt;0;1;0)*[.$O26]" office:value-type="float" office:value="0" calcext:value-type="float">
            <text:p/>
          </table:table-cell>
          <table:table-cell table:formula="of:=IF(BITAND([.$Q26];BITLSHIFT(1;[.BG$2]))&gt;0;1;0)*[.$O26]" office:value-type="float" office:value="0" calcext:value-type="float">
            <text:p/>
          </table:table-cell>
          <table:table-cell table:formula="of:=IF(BITAND([.$Q26];BITLSHIFT(1;[.BH$2]))&gt;0;1;0)*[.$O26]" office:value-type="float" office:value="0" calcext:value-type="float">
            <text:p/>
          </table:table-cell>
          <table:table-cell table:formula="of:=IF(BITAND([.$Q26];BITLSHIFT(1;[.BI$2]))&gt;0;1;0)*[.$O26]" office:value-type="float" office:value="0" calcext:value-type="float">
            <text:p/>
          </table:table-cell>
          <table:table-cell table:formula="of:=IF(BITAND([.$Q26];BITLSHIFT(1;[.BJ$2]))&gt;0;1;0)*[.$O26]" office:value-type="float" office:value="0" calcext:value-type="float">
            <text:p/>
          </table:table-cell>
          <table:table-cell table:formula="of:=IF(BITAND([.$Q26];BITLSHIFT(1;[.BK$2]))&gt;0;1;0)*[.$O26]" office:value-type="float" office:value="0" calcext:value-type="float">
            <text:p/>
          </table:table-cell>
          <table:table-cell table:formula="of:=IF(BITAND([.$Q26];BITLSHIFT(1;[.BL$2]))&gt;0;1;0)*[.$O26]" office:value-type="float" office:value="0" calcext:value-type="float">
            <text:p/>
          </table:table-cell>
          <table:table-cell table:formula="of:=IF(BITAND([.$Q26];BITLSHIFT(1;[.BM$2]))&gt;0;1;0)*[.$O26]" office:value-type="float" office:value="0" calcext:value-type="float">
            <text:p/>
          </table:table-cell>
          <table:table-cell table:formula="of:=IF(BITAND([.$Q26];BITLSHIFT(1;[.BN$2]))&gt;0;1;0)*[.$O26]" office:value-type="float" office:value="0" calcext:value-type="float">
            <text:p/>
          </table:table-cell>
          <table:table-cell table:formula="of:=IF(BITAND([.$Q26];BITLSHIFT(1;[.BO$2]))&gt;0;1;0)*[.$O26]" office:value-type="float" office:value="0" calcext:value-type="float">
            <text:p/>
          </table:table-cell>
          <table:table-cell table:formula="of:=IF(BITAND([.$Q26];BITLSHIFT(1;[.BP$2]))&gt;0;1;0)*[.$O26]" office:value-type="float" office:value="0" calcext:value-type="float">
            <text:p/>
          </table:table-cell>
          <table:table-cell table:formula="of:=IF(BITAND([.$Q26];BITLSHIFT(1;[.BQ$2]))&gt;0;1;0)*[.$O26]" office:value-type="float" office:value="0" calcext:value-type="float">
            <text:p/>
          </table:table-cell>
          <table:table-cell table:formula="of:=IF(BITAND([.$Q26];BITLSHIFT(1;[.BR$2]))&gt;0;1;0)*[.$O26]" office:value-type="float" office:value="0" calcext:value-type="float">
            <text:p/>
          </table:table-cell>
          <table:table-cell table:formula="of:=IF(BITAND([.$Q26];BITLSHIFT(1;[.BS$2]))&gt;0;1;0)*[.$O26]" office:value-type="float" office:value="0" calcext:value-type="float">
            <text:p/>
          </table:table-cell>
          <table:table-cell table:formula="of:=IF(BITAND([.$Q26];BITLSHIFT(1;[.BT$2]))&gt;0;1;0)*[.$O26]" office:value-type="float" office:value="0" calcext:value-type="float">
            <text:p/>
          </table:table-cell>
          <table:table-cell table:formula="of:=IF(BITAND([.$Q26];BITLSHIFT(1;[.BU$2]))&gt;0;1;0)*[.$O26]" office:value-type="float" office:value="0" calcext:value-type="float">
            <text:p/>
          </table:table-cell>
          <table:table-cell table:formula="of:=IF(BITAND([.$Q26];BITLSHIFT(1;[.BV$2]))&gt;0;1;0)*[.$O26]" office:value-type="float" office:value="0" calcext:value-type="float">
            <text:p/>
          </table:table-cell>
          <table:table-cell table:formula="of:=IF(BITAND([.$Q26];BITLSHIFT(1;[.BW$2]))&gt;0;1;0)*[.$O26]" office:value-type="float" office:value="0" calcext:value-type="float">
            <text:p/>
          </table:table-cell>
          <table:table-cell table:formula="of:=IF(BITAND([.$Q26];BITLSHIFT(1;[.BX$2]))&gt;0;1;0)*[.$O26]" office:value-type="float" office:value="0" calcext:value-type="float">
            <text:p/>
          </table:table-cell>
          <table:table-cell table:formula="of:=IF(BITAND([.$Q26];BITLSHIFT(1;[.BY$2]))&gt;0;1;0)*[.$O26]" office:value-type="float" office:value="0" calcext:value-type="float">
            <text:p/>
          </table:table-cell>
          <table:table-cell table:formula="of:=IF(BITAND([.$Q26];BITLSHIFT(1;[.BZ$2]))&gt;0;1;0)*[.$O26]" office:value-type="float" office:value="0" calcext:value-type="float">
            <text:p/>
          </table:table-cell>
          <table:table-cell table:formula="of:=IF(BITAND([.$Q26];BITLSHIFT(1;[.CA$2]))&gt;0;1;0)*[.$O26]" office:value-type="float" office:value="0" calcext:value-type="float">
            <text:p/>
          </table:table-cell>
          <table:table-cell table:formula="of:=IF(BITAND([.$Q26];BITLSHIFT(1;[.CB$2]))&gt;0;1;0)*[.$O26]" office:value-type="float" office:value="0" calcext:value-type="float">
            <text:p/>
          </table:table-cell>
          <table:table-cell table:formula="of:=IF(BITAND([.$Q26];BITLSHIFT(1;[.CC$2]))&gt;0;1;0)*[.$O26]" office:value-type="float" office:value="0" calcext:value-type="float">
            <text:p/>
          </table:table-cell>
          <table:table-cell table:formula="of:=IF(BITAND([.$Q26];BITLSHIFT(1;[.CD$2]))&gt;0;1;0)*[.$O2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7];10) ;16)" office:value-type="float" office:value="0" calcext:value-type="float">
            <text:p/>
          </table:table-cell>
          <table:table-cell table:formula="of:=DECIMAL(RIGHT([.N27];8) ;16)" office:value-type="float" office:value="0" calcext:value-type="float">
            <text:p/>
          </table:table-cell>
          <table:table-cell table:formula="of:=IF(BITAND([.$R27];BITLSHIFT(1;[.S$2]))&gt;0;1;0)*[.$O27]" office:value-type="float" office:value="0" calcext:value-type="float">
            <text:p/>
          </table:table-cell>
          <table:table-cell table:formula="of:=IF(BITAND([.$R27];BITLSHIFT(1;[.T$2]))&gt;0;1;0)*[.$O27]" office:value-type="float" office:value="0" calcext:value-type="float">
            <text:p/>
          </table:table-cell>
          <table:table-cell table:formula="of:=IF(BITAND([.$R27];BITLSHIFT(1;[.U$2]))&gt;0;1;0)*[.$O27]" office:value-type="float" office:value="0" calcext:value-type="float">
            <text:p/>
          </table:table-cell>
          <table:table-cell table:formula="of:=IF(BITAND([.$R27];BITLSHIFT(1;[.V$2]))&gt;0;1;0)*[.$O27]" office:value-type="float" office:value="0" calcext:value-type="float">
            <text:p/>
          </table:table-cell>
          <table:table-cell table:formula="of:=IF(BITAND([.$R27];BITLSHIFT(1;[.W$2]))&gt;0;1;0)*[.$O27]" office:value-type="float" office:value="0" calcext:value-type="float">
            <text:p/>
          </table:table-cell>
          <table:table-cell table:formula="of:=IF(BITAND([.$R27];BITLSHIFT(1;[.X$2]))&gt;0;1;0)*[.$O27]" office:value-type="float" office:value="0" calcext:value-type="float">
            <text:p/>
          </table:table-cell>
          <table:table-cell table:formula="of:=IF(BITAND([.$R27];BITLSHIFT(1;[.Y$2]))&gt;0;1;0)*[.$O27]" office:value-type="float" office:value="0" calcext:value-type="float">
            <text:p/>
          </table:table-cell>
          <table:table-cell table:formula="of:=IF(BITAND([.$R27];BITLSHIFT(1;[.Z$2]))&gt;0;1;0)*[.$O27]" office:value-type="float" office:value="0" calcext:value-type="float">
            <text:p/>
          </table:table-cell>
          <table:table-cell table:formula="of:=IF(BITAND([.$R27];BITLSHIFT(1;[.AA$2]))&gt;0;1;0)*[.$O27]" office:value-type="float" office:value="0" calcext:value-type="float">
            <text:p/>
          </table:table-cell>
          <table:table-cell table:formula="of:=IF(BITAND([.$R27];BITLSHIFT(1;[.AB$2]))&gt;0;1;0)*[.$O27]" office:value-type="float" office:value="0" calcext:value-type="float">
            <text:p/>
          </table:table-cell>
          <table:table-cell table:formula="of:=IF(BITAND([.$R27];BITLSHIFT(1;[.AC$2]))&gt;0;1;0)*[.$O27]" office:value-type="float" office:value="0" calcext:value-type="float">
            <text:p/>
          </table:table-cell>
          <table:table-cell table:formula="of:=IF(BITAND([.$R27];BITLSHIFT(1;[.AD$2]))&gt;0;1;0)*[.$O27]" office:value-type="float" office:value="0" calcext:value-type="float">
            <text:p/>
          </table:table-cell>
          <table:table-cell table:formula="of:=IF(BITAND([.$R27];BITLSHIFT(1;[.AE$2]))&gt;0;1;0)*[.$O27]" office:value-type="float" office:value="0" calcext:value-type="float">
            <text:p/>
          </table:table-cell>
          <table:table-cell table:formula="of:=IF(BITAND([.$R27];BITLSHIFT(1;[.AF$2]))&gt;0;1;0)*[.$O27]" office:value-type="float" office:value="0" calcext:value-type="float">
            <text:p/>
          </table:table-cell>
          <table:table-cell table:formula="of:=IF(BITAND([.$R27];BITLSHIFT(1;[.AG$2]))&gt;0;1;0)*[.$O27]" office:value-type="float" office:value="0" calcext:value-type="float">
            <text:p/>
          </table:table-cell>
          <table:table-cell table:formula="of:=IF(BITAND([.$R27];BITLSHIFT(1;[.AH$2]))&gt;0;1;0)*[.$O27]" office:value-type="float" office:value="0" calcext:value-type="float">
            <text:p/>
          </table:table-cell>
          <table:table-cell table:formula="of:=IF(BITAND([.$R27];BITLSHIFT(1;[.AI$2]))&gt;0;1;0)*[.$O27]" office:value-type="float" office:value="0" calcext:value-type="float">
            <text:p/>
          </table:table-cell>
          <table:table-cell table:formula="of:=IF(BITAND([.$R27];BITLSHIFT(1;[.AJ$2]))&gt;0;1;0)*[.$O27]" office:value-type="float" office:value="0" calcext:value-type="float">
            <text:p/>
          </table:table-cell>
          <table:table-cell table:formula="of:=IF(BITAND([.$R27];BITLSHIFT(1;[.AK$2]))&gt;0;1;0)*[.$O27]" office:value-type="float" office:value="0" calcext:value-type="float">
            <text:p/>
          </table:table-cell>
          <table:table-cell table:formula="of:=IF(BITAND([.$R27];BITLSHIFT(1;[.AL$2]))&gt;0;1;0)*[.$O27]" office:value-type="float" office:value="0" calcext:value-type="float">
            <text:p/>
          </table:table-cell>
          <table:table-cell table:formula="of:=IF(BITAND([.$R27];BITLSHIFT(1;[.AM$2]))&gt;0;1;0)*[.$O27]" office:value-type="float" office:value="0" calcext:value-type="float">
            <text:p/>
          </table:table-cell>
          <table:table-cell table:formula="of:=IF(BITAND([.$R27];BITLSHIFT(1;[.AN$2]))&gt;0;1;0)*[.$O27]" office:value-type="float" office:value="0" calcext:value-type="float">
            <text:p/>
          </table:table-cell>
          <table:table-cell table:formula="of:=IF(BITAND([.$R27];BITLSHIFT(1;[.AO$2]))&gt;0;1;0)*[.$O27]" office:value-type="float" office:value="0" calcext:value-type="float">
            <text:p/>
          </table:table-cell>
          <table:table-cell table:formula="of:=IF(BITAND([.$R27];BITLSHIFT(1;[.AP$2]))&gt;0;1;0)*[.$O27]" office:value-type="float" office:value="0" calcext:value-type="float">
            <text:p/>
          </table:table-cell>
          <table:table-cell table:formula="of:=IF(BITAND([.$R27];BITLSHIFT(1;[.AQ$2]))&gt;0;1;0)*[.$O27]" office:value-type="float" office:value="0" calcext:value-type="float">
            <text:p/>
          </table:table-cell>
          <table:table-cell table:formula="of:=IF(BITAND([.$R27];BITLSHIFT(1;[.AR$2]))&gt;0;1;0)*[.$O27]" office:value-type="float" office:value="0" calcext:value-type="float">
            <text:p/>
          </table:table-cell>
          <table:table-cell table:formula="of:=IF(BITAND([.$R27];BITLSHIFT(1;[.AS$2]))&gt;0;1;0)*[.$O27]" office:value-type="float" office:value="0" calcext:value-type="float">
            <text:p/>
          </table:table-cell>
          <table:table-cell table:formula="of:=IF(BITAND([.$R27];BITLSHIFT(1;[.AT$2]))&gt;0;1;0)*[.$O27]" office:value-type="float" office:value="0" calcext:value-type="float">
            <text:p/>
          </table:table-cell>
          <table:table-cell table:formula="of:=IF(BITAND([.$R27];BITLSHIFT(1;[.AU$2]))&gt;0;1;0)*[.$O27]" office:value-type="float" office:value="0" calcext:value-type="float">
            <text:p/>
          </table:table-cell>
          <table:table-cell table:formula="of:=IF(BITAND([.$R27];BITLSHIFT(1;[.AV$2]))&gt;0;1;0)*[.$O27]" office:value-type="float" office:value="0" calcext:value-type="float">
            <text:p/>
          </table:table-cell>
          <table:table-cell table:formula="of:=IF(BITAND([.$R27];BITLSHIFT(1;[.AW$2]))&gt;0;1;0)*[.$O27]" office:value-type="float" office:value="0" calcext:value-type="float">
            <text:p/>
          </table:table-cell>
          <table:table-cell table:formula="of:=IF(BITAND([.$R27];BITLSHIFT(1;[.AX$2]))&gt;0;1;0)*[.$O27]" office:value-type="float" office:value="0" calcext:value-type="float">
            <text:p/>
          </table:table-cell>
          <table:table-cell table:formula="of:=IF(BITAND([.$Q27];BITLSHIFT(1;[.AY$2]))&gt;0;1;0)*[.$O27]" office:value-type="float" office:value="0" calcext:value-type="float">
            <text:p/>
          </table:table-cell>
          <table:table-cell table:formula="of:=IF(BITAND([.$Q27];BITLSHIFT(1;[.AZ$2]))&gt;0;1;0)*[.$O27]" office:value-type="float" office:value="0" calcext:value-type="float">
            <text:p/>
          </table:table-cell>
          <table:table-cell table:formula="of:=IF(BITAND([.$Q27];BITLSHIFT(1;[.BA$2]))&gt;0;1;0)*[.$O27]" office:value-type="float" office:value="0" calcext:value-type="float">
            <text:p/>
          </table:table-cell>
          <table:table-cell table:formula="of:=IF(BITAND([.$Q27];BITLSHIFT(1;[.BB$2]))&gt;0;1;0)*[.$O27]" office:value-type="float" office:value="0" calcext:value-type="float">
            <text:p/>
          </table:table-cell>
          <table:table-cell table:formula="of:=IF(BITAND([.$Q27];BITLSHIFT(1;[.BC$2]))&gt;0;1;0)*[.$O27]" office:value-type="float" office:value="0" calcext:value-type="float">
            <text:p/>
          </table:table-cell>
          <table:table-cell table:formula="of:=IF(BITAND([.$Q27];BITLSHIFT(1;[.BD$2]))&gt;0;1;0)*[.$O27]" office:value-type="float" office:value="0" calcext:value-type="float">
            <text:p/>
          </table:table-cell>
          <table:table-cell table:formula="of:=IF(BITAND([.$Q27];BITLSHIFT(1;[.BE$2]))&gt;0;1;0)*[.$O27]" office:value-type="float" office:value="0" calcext:value-type="float">
            <text:p/>
          </table:table-cell>
          <table:table-cell table:formula="of:=IF(BITAND([.$Q27];BITLSHIFT(1;[.BF$2]))&gt;0;1;0)*[.$O27]" office:value-type="float" office:value="0" calcext:value-type="float">
            <text:p/>
          </table:table-cell>
          <table:table-cell table:formula="of:=IF(BITAND([.$Q27];BITLSHIFT(1;[.BG$2]))&gt;0;1;0)*[.$O27]" office:value-type="float" office:value="0" calcext:value-type="float">
            <text:p/>
          </table:table-cell>
          <table:table-cell table:formula="of:=IF(BITAND([.$Q27];BITLSHIFT(1;[.BH$2]))&gt;0;1;0)*[.$O27]" office:value-type="float" office:value="0" calcext:value-type="float">
            <text:p/>
          </table:table-cell>
          <table:table-cell table:formula="of:=IF(BITAND([.$Q27];BITLSHIFT(1;[.BI$2]))&gt;0;1;0)*[.$O27]" office:value-type="float" office:value="0" calcext:value-type="float">
            <text:p/>
          </table:table-cell>
          <table:table-cell table:formula="of:=IF(BITAND([.$Q27];BITLSHIFT(1;[.BJ$2]))&gt;0;1;0)*[.$O27]" office:value-type="float" office:value="0" calcext:value-type="float">
            <text:p/>
          </table:table-cell>
          <table:table-cell table:formula="of:=IF(BITAND([.$Q27];BITLSHIFT(1;[.BK$2]))&gt;0;1;0)*[.$O27]" office:value-type="float" office:value="0" calcext:value-type="float">
            <text:p/>
          </table:table-cell>
          <table:table-cell table:formula="of:=IF(BITAND([.$Q27];BITLSHIFT(1;[.BL$2]))&gt;0;1;0)*[.$O27]" office:value-type="float" office:value="0" calcext:value-type="float">
            <text:p/>
          </table:table-cell>
          <table:table-cell table:formula="of:=IF(BITAND([.$Q27];BITLSHIFT(1;[.BM$2]))&gt;0;1;0)*[.$O27]" office:value-type="float" office:value="0" calcext:value-type="float">
            <text:p/>
          </table:table-cell>
          <table:table-cell table:formula="of:=IF(BITAND([.$Q27];BITLSHIFT(1;[.BN$2]))&gt;0;1;0)*[.$O27]" office:value-type="float" office:value="0" calcext:value-type="float">
            <text:p/>
          </table:table-cell>
          <table:table-cell table:formula="of:=IF(BITAND([.$Q27];BITLSHIFT(1;[.BO$2]))&gt;0;1;0)*[.$O27]" office:value-type="float" office:value="0" calcext:value-type="float">
            <text:p/>
          </table:table-cell>
          <table:table-cell table:formula="of:=IF(BITAND([.$Q27];BITLSHIFT(1;[.BP$2]))&gt;0;1;0)*[.$O27]" office:value-type="float" office:value="0" calcext:value-type="float">
            <text:p/>
          </table:table-cell>
          <table:table-cell table:formula="of:=IF(BITAND([.$Q27];BITLSHIFT(1;[.BQ$2]))&gt;0;1;0)*[.$O27]" office:value-type="float" office:value="0" calcext:value-type="float">
            <text:p/>
          </table:table-cell>
          <table:table-cell table:formula="of:=IF(BITAND([.$Q27];BITLSHIFT(1;[.BR$2]))&gt;0;1;0)*[.$O27]" office:value-type="float" office:value="0" calcext:value-type="float">
            <text:p/>
          </table:table-cell>
          <table:table-cell table:formula="of:=IF(BITAND([.$Q27];BITLSHIFT(1;[.BS$2]))&gt;0;1;0)*[.$O27]" office:value-type="float" office:value="0" calcext:value-type="float">
            <text:p/>
          </table:table-cell>
          <table:table-cell table:formula="of:=IF(BITAND([.$Q27];BITLSHIFT(1;[.BT$2]))&gt;0;1;0)*[.$O27]" office:value-type="float" office:value="0" calcext:value-type="float">
            <text:p/>
          </table:table-cell>
          <table:table-cell table:formula="of:=IF(BITAND([.$Q27];BITLSHIFT(1;[.BU$2]))&gt;0;1;0)*[.$O27]" office:value-type="float" office:value="0" calcext:value-type="float">
            <text:p/>
          </table:table-cell>
          <table:table-cell table:formula="of:=IF(BITAND([.$Q27];BITLSHIFT(1;[.BV$2]))&gt;0;1;0)*[.$O27]" office:value-type="float" office:value="0" calcext:value-type="float">
            <text:p/>
          </table:table-cell>
          <table:table-cell table:formula="of:=IF(BITAND([.$Q27];BITLSHIFT(1;[.BW$2]))&gt;0;1;0)*[.$O27]" office:value-type="float" office:value="0" calcext:value-type="float">
            <text:p/>
          </table:table-cell>
          <table:table-cell table:formula="of:=IF(BITAND([.$Q27];BITLSHIFT(1;[.BX$2]))&gt;0;1;0)*[.$O27]" office:value-type="float" office:value="0" calcext:value-type="float">
            <text:p/>
          </table:table-cell>
          <table:table-cell table:formula="of:=IF(BITAND([.$Q27];BITLSHIFT(1;[.BY$2]))&gt;0;1;0)*[.$O27]" office:value-type="float" office:value="0" calcext:value-type="float">
            <text:p/>
          </table:table-cell>
          <table:table-cell table:formula="of:=IF(BITAND([.$Q27];BITLSHIFT(1;[.BZ$2]))&gt;0;1;0)*[.$O27]" office:value-type="float" office:value="0" calcext:value-type="float">
            <text:p/>
          </table:table-cell>
          <table:table-cell table:formula="of:=IF(BITAND([.$Q27];BITLSHIFT(1;[.CA$2]))&gt;0;1;0)*[.$O27]" office:value-type="float" office:value="0" calcext:value-type="float">
            <text:p/>
          </table:table-cell>
          <table:table-cell table:formula="of:=IF(BITAND([.$Q27];BITLSHIFT(1;[.CB$2]))&gt;0;1;0)*[.$O27]" office:value-type="float" office:value="0" calcext:value-type="float">
            <text:p/>
          </table:table-cell>
          <table:table-cell table:formula="of:=IF(BITAND([.$Q27];BITLSHIFT(1;[.CC$2]))&gt;0;1;0)*[.$O27]" office:value-type="float" office:value="0" calcext:value-type="float">
            <text:p/>
          </table:table-cell>
          <table:table-cell table:formula="of:=IF(BITAND([.$Q27];BITLSHIFT(1;[.CD$2]))&gt;0;1;0)*[.$O2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8];10) ;16)" office:value-type="float" office:value="0" calcext:value-type="float">
            <text:p/>
          </table:table-cell>
          <table:table-cell table:formula="of:=DECIMAL(RIGHT([.N28];8) ;16)" office:value-type="float" office:value="0" calcext:value-type="float">
            <text:p/>
          </table:table-cell>
          <table:table-cell table:formula="of:=IF(BITAND([.$R28];BITLSHIFT(1;[.S$2]))&gt;0;1;0)*[.$O28]" office:value-type="float" office:value="0" calcext:value-type="float">
            <text:p/>
          </table:table-cell>
          <table:table-cell table:formula="of:=IF(BITAND([.$R28];BITLSHIFT(1;[.T$2]))&gt;0;1;0)*[.$O28]" office:value-type="float" office:value="0" calcext:value-type="float">
            <text:p/>
          </table:table-cell>
          <table:table-cell table:formula="of:=IF(BITAND([.$R28];BITLSHIFT(1;[.U$2]))&gt;0;1;0)*[.$O28]" office:value-type="float" office:value="0" calcext:value-type="float">
            <text:p/>
          </table:table-cell>
          <table:table-cell table:formula="of:=IF(BITAND([.$R28];BITLSHIFT(1;[.V$2]))&gt;0;1;0)*[.$O28]" office:value-type="float" office:value="0" calcext:value-type="float">
            <text:p/>
          </table:table-cell>
          <table:table-cell table:formula="of:=IF(BITAND([.$R28];BITLSHIFT(1;[.W$2]))&gt;0;1;0)*[.$O28]" office:value-type="float" office:value="0" calcext:value-type="float">
            <text:p/>
          </table:table-cell>
          <table:table-cell table:formula="of:=IF(BITAND([.$R28];BITLSHIFT(1;[.X$2]))&gt;0;1;0)*[.$O28]" office:value-type="float" office:value="0" calcext:value-type="float">
            <text:p/>
          </table:table-cell>
          <table:table-cell table:formula="of:=IF(BITAND([.$R28];BITLSHIFT(1;[.Y$2]))&gt;0;1;0)*[.$O28]" office:value-type="float" office:value="0" calcext:value-type="float">
            <text:p/>
          </table:table-cell>
          <table:table-cell table:formula="of:=IF(BITAND([.$R28];BITLSHIFT(1;[.Z$2]))&gt;0;1;0)*[.$O28]" office:value-type="float" office:value="0" calcext:value-type="float">
            <text:p/>
          </table:table-cell>
          <table:table-cell table:formula="of:=IF(BITAND([.$R28];BITLSHIFT(1;[.AA$2]))&gt;0;1;0)*[.$O28]" office:value-type="float" office:value="0" calcext:value-type="float">
            <text:p/>
          </table:table-cell>
          <table:table-cell table:formula="of:=IF(BITAND([.$R28];BITLSHIFT(1;[.AB$2]))&gt;0;1;0)*[.$O28]" office:value-type="float" office:value="0" calcext:value-type="float">
            <text:p/>
          </table:table-cell>
          <table:table-cell table:formula="of:=IF(BITAND([.$R28];BITLSHIFT(1;[.AC$2]))&gt;0;1;0)*[.$O28]" office:value-type="float" office:value="0" calcext:value-type="float">
            <text:p/>
          </table:table-cell>
          <table:table-cell table:formula="of:=IF(BITAND([.$R28];BITLSHIFT(1;[.AD$2]))&gt;0;1;0)*[.$O28]" office:value-type="float" office:value="0" calcext:value-type="float">
            <text:p/>
          </table:table-cell>
          <table:table-cell table:formula="of:=IF(BITAND([.$R28];BITLSHIFT(1;[.AE$2]))&gt;0;1;0)*[.$O28]" office:value-type="float" office:value="0" calcext:value-type="float">
            <text:p/>
          </table:table-cell>
          <table:table-cell table:formula="of:=IF(BITAND([.$R28];BITLSHIFT(1;[.AF$2]))&gt;0;1;0)*[.$O28]" office:value-type="float" office:value="0" calcext:value-type="float">
            <text:p/>
          </table:table-cell>
          <table:table-cell table:formula="of:=IF(BITAND([.$R28];BITLSHIFT(1;[.AG$2]))&gt;0;1;0)*[.$O28]" office:value-type="float" office:value="0" calcext:value-type="float">
            <text:p/>
          </table:table-cell>
          <table:table-cell table:formula="of:=IF(BITAND([.$R28];BITLSHIFT(1;[.AH$2]))&gt;0;1;0)*[.$O28]" office:value-type="float" office:value="0" calcext:value-type="float">
            <text:p/>
          </table:table-cell>
          <table:table-cell table:formula="of:=IF(BITAND([.$R28];BITLSHIFT(1;[.AI$2]))&gt;0;1;0)*[.$O28]" office:value-type="float" office:value="0" calcext:value-type="float">
            <text:p/>
          </table:table-cell>
          <table:table-cell table:formula="of:=IF(BITAND([.$R28];BITLSHIFT(1;[.AJ$2]))&gt;0;1;0)*[.$O28]" office:value-type="float" office:value="0" calcext:value-type="float">
            <text:p/>
          </table:table-cell>
          <table:table-cell table:formula="of:=IF(BITAND([.$R28];BITLSHIFT(1;[.AK$2]))&gt;0;1;0)*[.$O28]" office:value-type="float" office:value="0" calcext:value-type="float">
            <text:p/>
          </table:table-cell>
          <table:table-cell table:formula="of:=IF(BITAND([.$R28];BITLSHIFT(1;[.AL$2]))&gt;0;1;0)*[.$O28]" office:value-type="float" office:value="0" calcext:value-type="float">
            <text:p/>
          </table:table-cell>
          <table:table-cell table:formula="of:=IF(BITAND([.$R28];BITLSHIFT(1;[.AM$2]))&gt;0;1;0)*[.$O28]" office:value-type="float" office:value="0" calcext:value-type="float">
            <text:p/>
          </table:table-cell>
          <table:table-cell table:formula="of:=IF(BITAND([.$R28];BITLSHIFT(1;[.AN$2]))&gt;0;1;0)*[.$O28]" office:value-type="float" office:value="0" calcext:value-type="float">
            <text:p/>
          </table:table-cell>
          <table:table-cell table:formula="of:=IF(BITAND([.$R28];BITLSHIFT(1;[.AO$2]))&gt;0;1;0)*[.$O28]" office:value-type="float" office:value="0" calcext:value-type="float">
            <text:p/>
          </table:table-cell>
          <table:table-cell table:formula="of:=IF(BITAND([.$R28];BITLSHIFT(1;[.AP$2]))&gt;0;1;0)*[.$O28]" office:value-type="float" office:value="0" calcext:value-type="float">
            <text:p/>
          </table:table-cell>
          <table:table-cell table:formula="of:=IF(BITAND([.$R28];BITLSHIFT(1;[.AQ$2]))&gt;0;1;0)*[.$O28]" office:value-type="float" office:value="0" calcext:value-type="float">
            <text:p/>
          </table:table-cell>
          <table:table-cell table:formula="of:=IF(BITAND([.$R28];BITLSHIFT(1;[.AR$2]))&gt;0;1;0)*[.$O28]" office:value-type="float" office:value="0" calcext:value-type="float">
            <text:p/>
          </table:table-cell>
          <table:table-cell table:formula="of:=IF(BITAND([.$R28];BITLSHIFT(1;[.AS$2]))&gt;0;1;0)*[.$O28]" office:value-type="float" office:value="0" calcext:value-type="float">
            <text:p/>
          </table:table-cell>
          <table:table-cell table:formula="of:=IF(BITAND([.$R28];BITLSHIFT(1;[.AT$2]))&gt;0;1;0)*[.$O28]" office:value-type="float" office:value="0" calcext:value-type="float">
            <text:p/>
          </table:table-cell>
          <table:table-cell table:formula="of:=IF(BITAND([.$R28];BITLSHIFT(1;[.AU$2]))&gt;0;1;0)*[.$O28]" office:value-type="float" office:value="0" calcext:value-type="float">
            <text:p/>
          </table:table-cell>
          <table:table-cell table:formula="of:=IF(BITAND([.$R28];BITLSHIFT(1;[.AV$2]))&gt;0;1;0)*[.$O28]" office:value-type="float" office:value="0" calcext:value-type="float">
            <text:p/>
          </table:table-cell>
          <table:table-cell table:formula="of:=IF(BITAND([.$R28];BITLSHIFT(1;[.AW$2]))&gt;0;1;0)*[.$O28]" office:value-type="float" office:value="0" calcext:value-type="float">
            <text:p/>
          </table:table-cell>
          <table:table-cell table:formula="of:=IF(BITAND([.$R28];BITLSHIFT(1;[.AX$2]))&gt;0;1;0)*[.$O28]" office:value-type="float" office:value="0" calcext:value-type="float">
            <text:p/>
          </table:table-cell>
          <table:table-cell table:formula="of:=IF(BITAND([.$Q28];BITLSHIFT(1;[.AY$2]))&gt;0;1;0)*[.$O28]" office:value-type="float" office:value="0" calcext:value-type="float">
            <text:p/>
          </table:table-cell>
          <table:table-cell table:formula="of:=IF(BITAND([.$Q28];BITLSHIFT(1;[.AZ$2]))&gt;0;1;0)*[.$O28]" office:value-type="float" office:value="0" calcext:value-type="float">
            <text:p/>
          </table:table-cell>
          <table:table-cell table:formula="of:=IF(BITAND([.$Q28];BITLSHIFT(1;[.BA$2]))&gt;0;1;0)*[.$O28]" office:value-type="float" office:value="0" calcext:value-type="float">
            <text:p/>
          </table:table-cell>
          <table:table-cell table:formula="of:=IF(BITAND([.$Q28];BITLSHIFT(1;[.BB$2]))&gt;0;1;0)*[.$O28]" office:value-type="float" office:value="0" calcext:value-type="float">
            <text:p/>
          </table:table-cell>
          <table:table-cell table:formula="of:=IF(BITAND([.$Q28];BITLSHIFT(1;[.BC$2]))&gt;0;1;0)*[.$O28]" office:value-type="float" office:value="0" calcext:value-type="float">
            <text:p/>
          </table:table-cell>
          <table:table-cell table:formula="of:=IF(BITAND([.$Q28];BITLSHIFT(1;[.BD$2]))&gt;0;1;0)*[.$O28]" office:value-type="float" office:value="0" calcext:value-type="float">
            <text:p/>
          </table:table-cell>
          <table:table-cell table:formula="of:=IF(BITAND([.$Q28];BITLSHIFT(1;[.BE$2]))&gt;0;1;0)*[.$O28]" office:value-type="float" office:value="0" calcext:value-type="float">
            <text:p/>
          </table:table-cell>
          <table:table-cell table:formula="of:=IF(BITAND([.$Q28];BITLSHIFT(1;[.BF$2]))&gt;0;1;0)*[.$O28]" office:value-type="float" office:value="0" calcext:value-type="float">
            <text:p/>
          </table:table-cell>
          <table:table-cell table:formula="of:=IF(BITAND([.$Q28];BITLSHIFT(1;[.BG$2]))&gt;0;1;0)*[.$O28]" office:value-type="float" office:value="0" calcext:value-type="float">
            <text:p/>
          </table:table-cell>
          <table:table-cell table:formula="of:=IF(BITAND([.$Q28];BITLSHIFT(1;[.BH$2]))&gt;0;1;0)*[.$O28]" office:value-type="float" office:value="0" calcext:value-type="float">
            <text:p/>
          </table:table-cell>
          <table:table-cell table:formula="of:=IF(BITAND([.$Q28];BITLSHIFT(1;[.BI$2]))&gt;0;1;0)*[.$O28]" office:value-type="float" office:value="0" calcext:value-type="float">
            <text:p/>
          </table:table-cell>
          <table:table-cell table:formula="of:=IF(BITAND([.$Q28];BITLSHIFT(1;[.BJ$2]))&gt;0;1;0)*[.$O28]" office:value-type="float" office:value="0" calcext:value-type="float">
            <text:p/>
          </table:table-cell>
          <table:table-cell table:formula="of:=IF(BITAND([.$Q28];BITLSHIFT(1;[.BK$2]))&gt;0;1;0)*[.$O28]" office:value-type="float" office:value="0" calcext:value-type="float">
            <text:p/>
          </table:table-cell>
          <table:table-cell table:formula="of:=IF(BITAND([.$Q28];BITLSHIFT(1;[.BL$2]))&gt;0;1;0)*[.$O28]" office:value-type="float" office:value="0" calcext:value-type="float">
            <text:p/>
          </table:table-cell>
          <table:table-cell table:formula="of:=IF(BITAND([.$Q28];BITLSHIFT(1;[.BM$2]))&gt;0;1;0)*[.$O28]" office:value-type="float" office:value="0" calcext:value-type="float">
            <text:p/>
          </table:table-cell>
          <table:table-cell table:formula="of:=IF(BITAND([.$Q28];BITLSHIFT(1;[.BN$2]))&gt;0;1;0)*[.$O28]" office:value-type="float" office:value="0" calcext:value-type="float">
            <text:p/>
          </table:table-cell>
          <table:table-cell table:formula="of:=IF(BITAND([.$Q28];BITLSHIFT(1;[.BO$2]))&gt;0;1;0)*[.$O28]" office:value-type="float" office:value="0" calcext:value-type="float">
            <text:p/>
          </table:table-cell>
          <table:table-cell table:formula="of:=IF(BITAND([.$Q28];BITLSHIFT(1;[.BP$2]))&gt;0;1;0)*[.$O28]" office:value-type="float" office:value="0" calcext:value-type="float">
            <text:p/>
          </table:table-cell>
          <table:table-cell table:formula="of:=IF(BITAND([.$Q28];BITLSHIFT(1;[.BQ$2]))&gt;0;1;0)*[.$O28]" office:value-type="float" office:value="0" calcext:value-type="float">
            <text:p/>
          </table:table-cell>
          <table:table-cell table:formula="of:=IF(BITAND([.$Q28];BITLSHIFT(1;[.BR$2]))&gt;0;1;0)*[.$O28]" office:value-type="float" office:value="0" calcext:value-type="float">
            <text:p/>
          </table:table-cell>
          <table:table-cell table:formula="of:=IF(BITAND([.$Q28];BITLSHIFT(1;[.BS$2]))&gt;0;1;0)*[.$O28]" office:value-type="float" office:value="0" calcext:value-type="float">
            <text:p/>
          </table:table-cell>
          <table:table-cell table:formula="of:=IF(BITAND([.$Q28];BITLSHIFT(1;[.BT$2]))&gt;0;1;0)*[.$O28]" office:value-type="float" office:value="0" calcext:value-type="float">
            <text:p/>
          </table:table-cell>
          <table:table-cell table:formula="of:=IF(BITAND([.$Q28];BITLSHIFT(1;[.BU$2]))&gt;0;1;0)*[.$O28]" office:value-type="float" office:value="0" calcext:value-type="float">
            <text:p/>
          </table:table-cell>
          <table:table-cell table:formula="of:=IF(BITAND([.$Q28];BITLSHIFT(1;[.BV$2]))&gt;0;1;0)*[.$O28]" office:value-type="float" office:value="0" calcext:value-type="float">
            <text:p/>
          </table:table-cell>
          <table:table-cell table:formula="of:=IF(BITAND([.$Q28];BITLSHIFT(1;[.BW$2]))&gt;0;1;0)*[.$O28]" office:value-type="float" office:value="0" calcext:value-type="float">
            <text:p/>
          </table:table-cell>
          <table:table-cell table:formula="of:=IF(BITAND([.$Q28];BITLSHIFT(1;[.BX$2]))&gt;0;1;0)*[.$O28]" office:value-type="float" office:value="0" calcext:value-type="float">
            <text:p/>
          </table:table-cell>
          <table:table-cell table:formula="of:=IF(BITAND([.$Q28];BITLSHIFT(1;[.BY$2]))&gt;0;1;0)*[.$O28]" office:value-type="float" office:value="0" calcext:value-type="float">
            <text:p/>
          </table:table-cell>
          <table:table-cell table:formula="of:=IF(BITAND([.$Q28];BITLSHIFT(1;[.BZ$2]))&gt;0;1;0)*[.$O28]" office:value-type="float" office:value="0" calcext:value-type="float">
            <text:p/>
          </table:table-cell>
          <table:table-cell table:formula="of:=IF(BITAND([.$Q28];BITLSHIFT(1;[.CA$2]))&gt;0;1;0)*[.$O28]" office:value-type="float" office:value="0" calcext:value-type="float">
            <text:p/>
          </table:table-cell>
          <table:table-cell table:formula="of:=IF(BITAND([.$Q28];BITLSHIFT(1;[.CB$2]))&gt;0;1;0)*[.$O28]" office:value-type="float" office:value="0" calcext:value-type="float">
            <text:p/>
          </table:table-cell>
          <table:table-cell table:formula="of:=IF(BITAND([.$Q28];BITLSHIFT(1;[.CC$2]))&gt;0;1;0)*[.$O28]" office:value-type="float" office:value="0" calcext:value-type="float">
            <text:p/>
          </table:table-cell>
          <table:table-cell table:formula="of:=IF(BITAND([.$Q28];BITLSHIFT(1;[.CD$2]))&gt;0;1;0)*[.$O2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9];10) ;16)" office:value-type="float" office:value="0" calcext:value-type="float">
            <text:p/>
          </table:table-cell>
          <table:table-cell table:formula="of:=DECIMAL(RIGHT([.N29];8) ;16)" office:value-type="float" office:value="0" calcext:value-type="float">
            <text:p/>
          </table:table-cell>
          <table:table-cell table:formula="of:=IF(BITAND([.$R29];BITLSHIFT(1;[.S$2]))&gt;0;1;0)*[.$O29]" office:value-type="float" office:value="0" calcext:value-type="float">
            <text:p/>
          </table:table-cell>
          <table:table-cell table:formula="of:=IF(BITAND([.$R29];BITLSHIFT(1;[.T$2]))&gt;0;1;0)*[.$O29]" office:value-type="float" office:value="0" calcext:value-type="float">
            <text:p/>
          </table:table-cell>
          <table:table-cell table:formula="of:=IF(BITAND([.$R29];BITLSHIFT(1;[.U$2]))&gt;0;1;0)*[.$O29]" office:value-type="float" office:value="0" calcext:value-type="float">
            <text:p/>
          </table:table-cell>
          <table:table-cell table:formula="of:=IF(BITAND([.$R29];BITLSHIFT(1;[.V$2]))&gt;0;1;0)*[.$O29]" office:value-type="float" office:value="0" calcext:value-type="float">
            <text:p/>
          </table:table-cell>
          <table:table-cell table:formula="of:=IF(BITAND([.$R29];BITLSHIFT(1;[.W$2]))&gt;0;1;0)*[.$O29]" office:value-type="float" office:value="0" calcext:value-type="float">
            <text:p/>
          </table:table-cell>
          <table:table-cell table:formula="of:=IF(BITAND([.$R29];BITLSHIFT(1;[.X$2]))&gt;0;1;0)*[.$O29]" office:value-type="float" office:value="0" calcext:value-type="float">
            <text:p/>
          </table:table-cell>
          <table:table-cell table:formula="of:=IF(BITAND([.$R29];BITLSHIFT(1;[.Y$2]))&gt;0;1;0)*[.$O29]" office:value-type="float" office:value="0" calcext:value-type="float">
            <text:p/>
          </table:table-cell>
          <table:table-cell table:formula="of:=IF(BITAND([.$R29];BITLSHIFT(1;[.Z$2]))&gt;0;1;0)*[.$O29]" office:value-type="float" office:value="0" calcext:value-type="float">
            <text:p/>
          </table:table-cell>
          <table:table-cell table:formula="of:=IF(BITAND([.$R29];BITLSHIFT(1;[.AA$2]))&gt;0;1;0)*[.$O29]" office:value-type="float" office:value="0" calcext:value-type="float">
            <text:p/>
          </table:table-cell>
          <table:table-cell table:formula="of:=IF(BITAND([.$R29];BITLSHIFT(1;[.AB$2]))&gt;0;1;0)*[.$O29]" office:value-type="float" office:value="0" calcext:value-type="float">
            <text:p/>
          </table:table-cell>
          <table:table-cell table:formula="of:=IF(BITAND([.$R29];BITLSHIFT(1;[.AC$2]))&gt;0;1;0)*[.$O29]" office:value-type="float" office:value="0" calcext:value-type="float">
            <text:p/>
          </table:table-cell>
          <table:table-cell table:formula="of:=IF(BITAND([.$R29];BITLSHIFT(1;[.AD$2]))&gt;0;1;0)*[.$O29]" office:value-type="float" office:value="0" calcext:value-type="float">
            <text:p/>
          </table:table-cell>
          <table:table-cell table:formula="of:=IF(BITAND([.$R29];BITLSHIFT(1;[.AE$2]))&gt;0;1;0)*[.$O29]" office:value-type="float" office:value="0" calcext:value-type="float">
            <text:p/>
          </table:table-cell>
          <table:table-cell table:formula="of:=IF(BITAND([.$R29];BITLSHIFT(1;[.AF$2]))&gt;0;1;0)*[.$O29]" office:value-type="float" office:value="0" calcext:value-type="float">
            <text:p/>
          </table:table-cell>
          <table:table-cell table:formula="of:=IF(BITAND([.$R29];BITLSHIFT(1;[.AG$2]))&gt;0;1;0)*[.$O29]" office:value-type="float" office:value="0" calcext:value-type="float">
            <text:p/>
          </table:table-cell>
          <table:table-cell table:formula="of:=IF(BITAND([.$R29];BITLSHIFT(1;[.AH$2]))&gt;0;1;0)*[.$O29]" office:value-type="float" office:value="0" calcext:value-type="float">
            <text:p/>
          </table:table-cell>
          <table:table-cell table:formula="of:=IF(BITAND([.$R29];BITLSHIFT(1;[.AI$2]))&gt;0;1;0)*[.$O29]" office:value-type="float" office:value="0" calcext:value-type="float">
            <text:p/>
          </table:table-cell>
          <table:table-cell table:formula="of:=IF(BITAND([.$R29];BITLSHIFT(1;[.AJ$2]))&gt;0;1;0)*[.$O29]" office:value-type="float" office:value="0" calcext:value-type="float">
            <text:p/>
          </table:table-cell>
          <table:table-cell table:formula="of:=IF(BITAND([.$R29];BITLSHIFT(1;[.AK$2]))&gt;0;1;0)*[.$O29]" office:value-type="float" office:value="0" calcext:value-type="float">
            <text:p/>
          </table:table-cell>
          <table:table-cell table:formula="of:=IF(BITAND([.$R29];BITLSHIFT(1;[.AL$2]))&gt;0;1;0)*[.$O29]" office:value-type="float" office:value="0" calcext:value-type="float">
            <text:p/>
          </table:table-cell>
          <table:table-cell table:formula="of:=IF(BITAND([.$R29];BITLSHIFT(1;[.AM$2]))&gt;0;1;0)*[.$O29]" office:value-type="float" office:value="0" calcext:value-type="float">
            <text:p/>
          </table:table-cell>
          <table:table-cell table:formula="of:=IF(BITAND([.$R29];BITLSHIFT(1;[.AN$2]))&gt;0;1;0)*[.$O29]" office:value-type="float" office:value="0" calcext:value-type="float">
            <text:p/>
          </table:table-cell>
          <table:table-cell table:formula="of:=IF(BITAND([.$R29];BITLSHIFT(1;[.AO$2]))&gt;0;1;0)*[.$O29]" office:value-type="float" office:value="0" calcext:value-type="float">
            <text:p/>
          </table:table-cell>
          <table:table-cell table:formula="of:=IF(BITAND([.$R29];BITLSHIFT(1;[.AP$2]))&gt;0;1;0)*[.$O29]" office:value-type="float" office:value="0" calcext:value-type="float">
            <text:p/>
          </table:table-cell>
          <table:table-cell table:formula="of:=IF(BITAND([.$R29];BITLSHIFT(1;[.AQ$2]))&gt;0;1;0)*[.$O29]" office:value-type="float" office:value="0" calcext:value-type="float">
            <text:p/>
          </table:table-cell>
          <table:table-cell table:formula="of:=IF(BITAND([.$R29];BITLSHIFT(1;[.AR$2]))&gt;0;1;0)*[.$O29]" office:value-type="float" office:value="0" calcext:value-type="float">
            <text:p/>
          </table:table-cell>
          <table:table-cell table:formula="of:=IF(BITAND([.$R29];BITLSHIFT(1;[.AS$2]))&gt;0;1;0)*[.$O29]" office:value-type="float" office:value="0" calcext:value-type="float">
            <text:p/>
          </table:table-cell>
          <table:table-cell table:formula="of:=IF(BITAND([.$R29];BITLSHIFT(1;[.AT$2]))&gt;0;1;0)*[.$O29]" office:value-type="float" office:value="0" calcext:value-type="float">
            <text:p/>
          </table:table-cell>
          <table:table-cell table:formula="of:=IF(BITAND([.$R29];BITLSHIFT(1;[.AU$2]))&gt;0;1;0)*[.$O29]" office:value-type="float" office:value="0" calcext:value-type="float">
            <text:p/>
          </table:table-cell>
          <table:table-cell table:formula="of:=IF(BITAND([.$R29];BITLSHIFT(1;[.AV$2]))&gt;0;1;0)*[.$O29]" office:value-type="float" office:value="0" calcext:value-type="float">
            <text:p/>
          </table:table-cell>
          <table:table-cell table:formula="of:=IF(BITAND([.$R29];BITLSHIFT(1;[.AW$2]))&gt;0;1;0)*[.$O29]" office:value-type="float" office:value="0" calcext:value-type="float">
            <text:p/>
          </table:table-cell>
          <table:table-cell table:formula="of:=IF(BITAND([.$R29];BITLSHIFT(1;[.AX$2]))&gt;0;1;0)*[.$O29]" office:value-type="float" office:value="0" calcext:value-type="float">
            <text:p/>
          </table:table-cell>
          <table:table-cell table:formula="of:=IF(BITAND([.$Q29];BITLSHIFT(1;[.AY$2]))&gt;0;1;0)*[.$O29]" office:value-type="float" office:value="0" calcext:value-type="float">
            <text:p/>
          </table:table-cell>
          <table:table-cell table:formula="of:=IF(BITAND([.$Q29];BITLSHIFT(1;[.AZ$2]))&gt;0;1;0)*[.$O29]" office:value-type="float" office:value="0" calcext:value-type="float">
            <text:p/>
          </table:table-cell>
          <table:table-cell table:formula="of:=IF(BITAND([.$Q29];BITLSHIFT(1;[.BA$2]))&gt;0;1;0)*[.$O29]" office:value-type="float" office:value="0" calcext:value-type="float">
            <text:p/>
          </table:table-cell>
          <table:table-cell table:formula="of:=IF(BITAND([.$Q29];BITLSHIFT(1;[.BB$2]))&gt;0;1;0)*[.$O29]" office:value-type="float" office:value="0" calcext:value-type="float">
            <text:p/>
          </table:table-cell>
          <table:table-cell table:formula="of:=IF(BITAND([.$Q29];BITLSHIFT(1;[.BC$2]))&gt;0;1;0)*[.$O29]" office:value-type="float" office:value="0" calcext:value-type="float">
            <text:p/>
          </table:table-cell>
          <table:table-cell table:formula="of:=IF(BITAND([.$Q29];BITLSHIFT(1;[.BD$2]))&gt;0;1;0)*[.$O29]" office:value-type="float" office:value="0" calcext:value-type="float">
            <text:p/>
          </table:table-cell>
          <table:table-cell table:formula="of:=IF(BITAND([.$Q29];BITLSHIFT(1;[.BE$2]))&gt;0;1;0)*[.$O29]" office:value-type="float" office:value="0" calcext:value-type="float">
            <text:p/>
          </table:table-cell>
          <table:table-cell table:formula="of:=IF(BITAND([.$Q29];BITLSHIFT(1;[.BF$2]))&gt;0;1;0)*[.$O29]" office:value-type="float" office:value="0" calcext:value-type="float">
            <text:p/>
          </table:table-cell>
          <table:table-cell table:formula="of:=IF(BITAND([.$Q29];BITLSHIFT(1;[.BG$2]))&gt;0;1;0)*[.$O29]" office:value-type="float" office:value="0" calcext:value-type="float">
            <text:p/>
          </table:table-cell>
          <table:table-cell table:formula="of:=IF(BITAND([.$Q29];BITLSHIFT(1;[.BH$2]))&gt;0;1;0)*[.$O29]" office:value-type="float" office:value="0" calcext:value-type="float">
            <text:p/>
          </table:table-cell>
          <table:table-cell table:formula="of:=IF(BITAND([.$Q29];BITLSHIFT(1;[.BI$2]))&gt;0;1;0)*[.$O29]" office:value-type="float" office:value="0" calcext:value-type="float">
            <text:p/>
          </table:table-cell>
          <table:table-cell table:formula="of:=IF(BITAND([.$Q29];BITLSHIFT(1;[.BJ$2]))&gt;0;1;0)*[.$O29]" office:value-type="float" office:value="0" calcext:value-type="float">
            <text:p/>
          </table:table-cell>
          <table:table-cell table:formula="of:=IF(BITAND([.$Q29];BITLSHIFT(1;[.BK$2]))&gt;0;1;0)*[.$O29]" office:value-type="float" office:value="0" calcext:value-type="float">
            <text:p/>
          </table:table-cell>
          <table:table-cell table:formula="of:=IF(BITAND([.$Q29];BITLSHIFT(1;[.BL$2]))&gt;0;1;0)*[.$O29]" office:value-type="float" office:value="0" calcext:value-type="float">
            <text:p/>
          </table:table-cell>
          <table:table-cell table:formula="of:=IF(BITAND([.$Q29];BITLSHIFT(1;[.BM$2]))&gt;0;1;0)*[.$O29]" office:value-type="float" office:value="0" calcext:value-type="float">
            <text:p/>
          </table:table-cell>
          <table:table-cell table:formula="of:=IF(BITAND([.$Q29];BITLSHIFT(1;[.BN$2]))&gt;0;1;0)*[.$O29]" office:value-type="float" office:value="0" calcext:value-type="float">
            <text:p/>
          </table:table-cell>
          <table:table-cell table:formula="of:=IF(BITAND([.$Q29];BITLSHIFT(1;[.BO$2]))&gt;0;1;0)*[.$O29]" office:value-type="float" office:value="0" calcext:value-type="float">
            <text:p/>
          </table:table-cell>
          <table:table-cell table:formula="of:=IF(BITAND([.$Q29];BITLSHIFT(1;[.BP$2]))&gt;0;1;0)*[.$O29]" office:value-type="float" office:value="0" calcext:value-type="float">
            <text:p/>
          </table:table-cell>
          <table:table-cell table:formula="of:=IF(BITAND([.$Q29];BITLSHIFT(1;[.BQ$2]))&gt;0;1;0)*[.$O29]" office:value-type="float" office:value="0" calcext:value-type="float">
            <text:p/>
          </table:table-cell>
          <table:table-cell table:formula="of:=IF(BITAND([.$Q29];BITLSHIFT(1;[.BR$2]))&gt;0;1;0)*[.$O29]" office:value-type="float" office:value="0" calcext:value-type="float">
            <text:p/>
          </table:table-cell>
          <table:table-cell table:formula="of:=IF(BITAND([.$Q29];BITLSHIFT(1;[.BS$2]))&gt;0;1;0)*[.$O29]" office:value-type="float" office:value="0" calcext:value-type="float">
            <text:p/>
          </table:table-cell>
          <table:table-cell table:formula="of:=IF(BITAND([.$Q29];BITLSHIFT(1;[.BT$2]))&gt;0;1;0)*[.$O29]" office:value-type="float" office:value="0" calcext:value-type="float">
            <text:p/>
          </table:table-cell>
          <table:table-cell table:formula="of:=IF(BITAND([.$Q29];BITLSHIFT(1;[.BU$2]))&gt;0;1;0)*[.$O29]" office:value-type="float" office:value="0" calcext:value-type="float">
            <text:p/>
          </table:table-cell>
          <table:table-cell table:formula="of:=IF(BITAND([.$Q29];BITLSHIFT(1;[.BV$2]))&gt;0;1;0)*[.$O29]" office:value-type="float" office:value="0" calcext:value-type="float">
            <text:p/>
          </table:table-cell>
          <table:table-cell table:formula="of:=IF(BITAND([.$Q29];BITLSHIFT(1;[.BW$2]))&gt;0;1;0)*[.$O29]" office:value-type="float" office:value="0" calcext:value-type="float">
            <text:p/>
          </table:table-cell>
          <table:table-cell table:formula="of:=IF(BITAND([.$Q29];BITLSHIFT(1;[.BX$2]))&gt;0;1;0)*[.$O29]" office:value-type="float" office:value="0" calcext:value-type="float">
            <text:p/>
          </table:table-cell>
          <table:table-cell table:formula="of:=IF(BITAND([.$Q29];BITLSHIFT(1;[.BY$2]))&gt;0;1;0)*[.$O29]" office:value-type="float" office:value="0" calcext:value-type="float">
            <text:p/>
          </table:table-cell>
          <table:table-cell table:formula="of:=IF(BITAND([.$Q29];BITLSHIFT(1;[.BZ$2]))&gt;0;1;0)*[.$O29]" office:value-type="float" office:value="0" calcext:value-type="float">
            <text:p/>
          </table:table-cell>
          <table:table-cell table:formula="of:=IF(BITAND([.$Q29];BITLSHIFT(1;[.CA$2]))&gt;0;1;0)*[.$O29]" office:value-type="float" office:value="0" calcext:value-type="float">
            <text:p/>
          </table:table-cell>
          <table:table-cell table:formula="of:=IF(BITAND([.$Q29];BITLSHIFT(1;[.CB$2]))&gt;0;1;0)*[.$O29]" office:value-type="float" office:value="0" calcext:value-type="float">
            <text:p/>
          </table:table-cell>
          <table:table-cell table:formula="of:=IF(BITAND([.$Q29];BITLSHIFT(1;[.CC$2]))&gt;0;1;0)*[.$O29]" office:value-type="float" office:value="0" calcext:value-type="float">
            <text:p/>
          </table:table-cell>
          <table:table-cell table:formula="of:=IF(BITAND([.$Q29];BITLSHIFT(1;[.CD$2]))&gt;0;1;0)*[.$O2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0];10) ;16)" office:value-type="float" office:value="0" calcext:value-type="float">
            <text:p/>
          </table:table-cell>
          <table:table-cell table:formula="of:=DECIMAL(RIGHT([.N30];8) ;16)" office:value-type="float" office:value="0" calcext:value-type="float">
            <text:p/>
          </table:table-cell>
          <table:table-cell table:formula="of:=IF(BITAND([.$R30];BITLSHIFT(1;[.S$2]))&gt;0;1;0)*[.$O30]" office:value-type="float" office:value="0" calcext:value-type="float">
            <text:p/>
          </table:table-cell>
          <table:table-cell table:formula="of:=IF(BITAND([.$R30];BITLSHIFT(1;[.T$2]))&gt;0;1;0)*[.$O30]" office:value-type="float" office:value="0" calcext:value-type="float">
            <text:p/>
          </table:table-cell>
          <table:table-cell table:formula="of:=IF(BITAND([.$R30];BITLSHIFT(1;[.U$2]))&gt;0;1;0)*[.$O30]" office:value-type="float" office:value="0" calcext:value-type="float">
            <text:p/>
          </table:table-cell>
          <table:table-cell table:formula="of:=IF(BITAND([.$R30];BITLSHIFT(1;[.V$2]))&gt;0;1;0)*[.$O30]" office:value-type="float" office:value="0" calcext:value-type="float">
            <text:p/>
          </table:table-cell>
          <table:table-cell table:formula="of:=IF(BITAND([.$R30];BITLSHIFT(1;[.W$2]))&gt;0;1;0)*[.$O30]" office:value-type="float" office:value="0" calcext:value-type="float">
            <text:p/>
          </table:table-cell>
          <table:table-cell table:formula="of:=IF(BITAND([.$R30];BITLSHIFT(1;[.X$2]))&gt;0;1;0)*[.$O30]" office:value-type="float" office:value="0" calcext:value-type="float">
            <text:p/>
          </table:table-cell>
          <table:table-cell table:formula="of:=IF(BITAND([.$R30];BITLSHIFT(1;[.Y$2]))&gt;0;1;0)*[.$O30]" office:value-type="float" office:value="0" calcext:value-type="float">
            <text:p/>
          </table:table-cell>
          <table:table-cell table:formula="of:=IF(BITAND([.$R30];BITLSHIFT(1;[.Z$2]))&gt;0;1;0)*[.$O30]" office:value-type="float" office:value="0" calcext:value-type="float">
            <text:p/>
          </table:table-cell>
          <table:table-cell table:formula="of:=IF(BITAND([.$R30];BITLSHIFT(1;[.AA$2]))&gt;0;1;0)*[.$O30]" office:value-type="float" office:value="0" calcext:value-type="float">
            <text:p/>
          </table:table-cell>
          <table:table-cell table:formula="of:=IF(BITAND([.$R30];BITLSHIFT(1;[.AB$2]))&gt;0;1;0)*[.$O30]" office:value-type="float" office:value="0" calcext:value-type="float">
            <text:p/>
          </table:table-cell>
          <table:table-cell table:formula="of:=IF(BITAND([.$R30];BITLSHIFT(1;[.AC$2]))&gt;0;1;0)*[.$O30]" office:value-type="float" office:value="0" calcext:value-type="float">
            <text:p/>
          </table:table-cell>
          <table:table-cell table:formula="of:=IF(BITAND([.$R30];BITLSHIFT(1;[.AD$2]))&gt;0;1;0)*[.$O30]" office:value-type="float" office:value="0" calcext:value-type="float">
            <text:p/>
          </table:table-cell>
          <table:table-cell table:formula="of:=IF(BITAND([.$R30];BITLSHIFT(1;[.AE$2]))&gt;0;1;0)*[.$O30]" office:value-type="float" office:value="0" calcext:value-type="float">
            <text:p/>
          </table:table-cell>
          <table:table-cell table:formula="of:=IF(BITAND([.$R30];BITLSHIFT(1;[.AF$2]))&gt;0;1;0)*[.$O30]" office:value-type="float" office:value="0" calcext:value-type="float">
            <text:p/>
          </table:table-cell>
          <table:table-cell table:formula="of:=IF(BITAND([.$R30];BITLSHIFT(1;[.AG$2]))&gt;0;1;0)*[.$O30]" office:value-type="float" office:value="0" calcext:value-type="float">
            <text:p/>
          </table:table-cell>
          <table:table-cell table:formula="of:=IF(BITAND([.$R30];BITLSHIFT(1;[.AH$2]))&gt;0;1;0)*[.$O30]" office:value-type="float" office:value="0" calcext:value-type="float">
            <text:p/>
          </table:table-cell>
          <table:table-cell table:formula="of:=IF(BITAND([.$R30];BITLSHIFT(1;[.AI$2]))&gt;0;1;0)*[.$O30]" office:value-type="float" office:value="0" calcext:value-type="float">
            <text:p/>
          </table:table-cell>
          <table:table-cell table:formula="of:=IF(BITAND([.$R30];BITLSHIFT(1;[.AJ$2]))&gt;0;1;0)*[.$O30]" office:value-type="float" office:value="0" calcext:value-type="float">
            <text:p/>
          </table:table-cell>
          <table:table-cell table:formula="of:=IF(BITAND([.$R30];BITLSHIFT(1;[.AK$2]))&gt;0;1;0)*[.$O30]" office:value-type="float" office:value="0" calcext:value-type="float">
            <text:p/>
          </table:table-cell>
          <table:table-cell table:formula="of:=IF(BITAND([.$R30];BITLSHIFT(1;[.AL$2]))&gt;0;1;0)*[.$O30]" office:value-type="float" office:value="0" calcext:value-type="float">
            <text:p/>
          </table:table-cell>
          <table:table-cell table:formula="of:=IF(BITAND([.$R30];BITLSHIFT(1;[.AM$2]))&gt;0;1;0)*[.$O30]" office:value-type="float" office:value="0" calcext:value-type="float">
            <text:p/>
          </table:table-cell>
          <table:table-cell table:formula="of:=IF(BITAND([.$R30];BITLSHIFT(1;[.AN$2]))&gt;0;1;0)*[.$O30]" office:value-type="float" office:value="0" calcext:value-type="float">
            <text:p/>
          </table:table-cell>
          <table:table-cell table:formula="of:=IF(BITAND([.$R30];BITLSHIFT(1;[.AO$2]))&gt;0;1;0)*[.$O30]" office:value-type="float" office:value="0" calcext:value-type="float">
            <text:p/>
          </table:table-cell>
          <table:table-cell table:formula="of:=IF(BITAND([.$R30];BITLSHIFT(1;[.AP$2]))&gt;0;1;0)*[.$O30]" office:value-type="float" office:value="0" calcext:value-type="float">
            <text:p/>
          </table:table-cell>
          <table:table-cell table:formula="of:=IF(BITAND([.$R30];BITLSHIFT(1;[.AQ$2]))&gt;0;1;0)*[.$O30]" office:value-type="float" office:value="0" calcext:value-type="float">
            <text:p/>
          </table:table-cell>
          <table:table-cell table:formula="of:=IF(BITAND([.$R30];BITLSHIFT(1;[.AR$2]))&gt;0;1;0)*[.$O30]" office:value-type="float" office:value="0" calcext:value-type="float">
            <text:p/>
          </table:table-cell>
          <table:table-cell table:formula="of:=IF(BITAND([.$R30];BITLSHIFT(1;[.AS$2]))&gt;0;1;0)*[.$O30]" office:value-type="float" office:value="0" calcext:value-type="float">
            <text:p/>
          </table:table-cell>
          <table:table-cell table:formula="of:=IF(BITAND([.$R30];BITLSHIFT(1;[.AT$2]))&gt;0;1;0)*[.$O30]" office:value-type="float" office:value="0" calcext:value-type="float">
            <text:p/>
          </table:table-cell>
          <table:table-cell table:formula="of:=IF(BITAND([.$R30];BITLSHIFT(1;[.AU$2]))&gt;0;1;0)*[.$O30]" office:value-type="float" office:value="0" calcext:value-type="float">
            <text:p/>
          </table:table-cell>
          <table:table-cell table:formula="of:=IF(BITAND([.$R30];BITLSHIFT(1;[.AV$2]))&gt;0;1;0)*[.$O30]" office:value-type="float" office:value="0" calcext:value-type="float">
            <text:p/>
          </table:table-cell>
          <table:table-cell table:formula="of:=IF(BITAND([.$R30];BITLSHIFT(1;[.AW$2]))&gt;0;1;0)*[.$O30]" office:value-type="float" office:value="0" calcext:value-type="float">
            <text:p/>
          </table:table-cell>
          <table:table-cell table:formula="of:=IF(BITAND([.$R30];BITLSHIFT(1;[.AX$2]))&gt;0;1;0)*[.$O30]" office:value-type="float" office:value="0" calcext:value-type="float">
            <text:p/>
          </table:table-cell>
          <table:table-cell table:formula="of:=IF(BITAND([.$Q30];BITLSHIFT(1;[.AY$2]))&gt;0;1;0)*[.$O30]" office:value-type="float" office:value="0" calcext:value-type="float">
            <text:p/>
          </table:table-cell>
          <table:table-cell table:formula="of:=IF(BITAND([.$Q30];BITLSHIFT(1;[.AZ$2]))&gt;0;1;0)*[.$O30]" office:value-type="float" office:value="0" calcext:value-type="float">
            <text:p/>
          </table:table-cell>
          <table:table-cell table:formula="of:=IF(BITAND([.$Q30];BITLSHIFT(1;[.BA$2]))&gt;0;1;0)*[.$O30]" office:value-type="float" office:value="0" calcext:value-type="float">
            <text:p/>
          </table:table-cell>
          <table:table-cell table:formula="of:=IF(BITAND([.$Q30];BITLSHIFT(1;[.BB$2]))&gt;0;1;0)*[.$O30]" office:value-type="float" office:value="0" calcext:value-type="float">
            <text:p/>
          </table:table-cell>
          <table:table-cell table:formula="of:=IF(BITAND([.$Q30];BITLSHIFT(1;[.BC$2]))&gt;0;1;0)*[.$O30]" office:value-type="float" office:value="0" calcext:value-type="float">
            <text:p/>
          </table:table-cell>
          <table:table-cell table:formula="of:=IF(BITAND([.$Q30];BITLSHIFT(1;[.BD$2]))&gt;0;1;0)*[.$O30]" office:value-type="float" office:value="0" calcext:value-type="float">
            <text:p/>
          </table:table-cell>
          <table:table-cell table:formula="of:=IF(BITAND([.$Q30];BITLSHIFT(1;[.BE$2]))&gt;0;1;0)*[.$O30]" office:value-type="float" office:value="0" calcext:value-type="float">
            <text:p/>
          </table:table-cell>
          <table:table-cell table:formula="of:=IF(BITAND([.$Q30];BITLSHIFT(1;[.BF$2]))&gt;0;1;0)*[.$O30]" office:value-type="float" office:value="0" calcext:value-type="float">
            <text:p/>
          </table:table-cell>
          <table:table-cell table:formula="of:=IF(BITAND([.$Q30];BITLSHIFT(1;[.BG$2]))&gt;0;1;0)*[.$O30]" office:value-type="float" office:value="0" calcext:value-type="float">
            <text:p/>
          </table:table-cell>
          <table:table-cell table:formula="of:=IF(BITAND([.$Q30];BITLSHIFT(1;[.BH$2]))&gt;0;1;0)*[.$O30]" office:value-type="float" office:value="0" calcext:value-type="float">
            <text:p/>
          </table:table-cell>
          <table:table-cell table:formula="of:=IF(BITAND([.$Q30];BITLSHIFT(1;[.BI$2]))&gt;0;1;0)*[.$O30]" office:value-type="float" office:value="0" calcext:value-type="float">
            <text:p/>
          </table:table-cell>
          <table:table-cell table:formula="of:=IF(BITAND([.$Q30];BITLSHIFT(1;[.BJ$2]))&gt;0;1;0)*[.$O30]" office:value-type="float" office:value="0" calcext:value-type="float">
            <text:p/>
          </table:table-cell>
          <table:table-cell table:formula="of:=IF(BITAND([.$Q30];BITLSHIFT(1;[.BK$2]))&gt;0;1;0)*[.$O30]" office:value-type="float" office:value="0" calcext:value-type="float">
            <text:p/>
          </table:table-cell>
          <table:table-cell table:formula="of:=IF(BITAND([.$Q30];BITLSHIFT(1;[.BL$2]))&gt;0;1;0)*[.$O30]" office:value-type="float" office:value="0" calcext:value-type="float">
            <text:p/>
          </table:table-cell>
          <table:table-cell table:formula="of:=IF(BITAND([.$Q30];BITLSHIFT(1;[.BM$2]))&gt;0;1;0)*[.$O30]" office:value-type="float" office:value="0" calcext:value-type="float">
            <text:p/>
          </table:table-cell>
          <table:table-cell table:formula="of:=IF(BITAND([.$Q30];BITLSHIFT(1;[.BN$2]))&gt;0;1;0)*[.$O30]" office:value-type="float" office:value="0" calcext:value-type="float">
            <text:p/>
          </table:table-cell>
          <table:table-cell table:formula="of:=IF(BITAND([.$Q30];BITLSHIFT(1;[.BO$2]))&gt;0;1;0)*[.$O30]" office:value-type="float" office:value="0" calcext:value-type="float">
            <text:p/>
          </table:table-cell>
          <table:table-cell table:formula="of:=IF(BITAND([.$Q30];BITLSHIFT(1;[.BP$2]))&gt;0;1;0)*[.$O30]" office:value-type="float" office:value="0" calcext:value-type="float">
            <text:p/>
          </table:table-cell>
          <table:table-cell table:formula="of:=IF(BITAND([.$Q30];BITLSHIFT(1;[.BQ$2]))&gt;0;1;0)*[.$O30]" office:value-type="float" office:value="0" calcext:value-type="float">
            <text:p/>
          </table:table-cell>
          <table:table-cell table:formula="of:=IF(BITAND([.$Q30];BITLSHIFT(1;[.BR$2]))&gt;0;1;0)*[.$O30]" office:value-type="float" office:value="0" calcext:value-type="float">
            <text:p/>
          </table:table-cell>
          <table:table-cell table:formula="of:=IF(BITAND([.$Q30];BITLSHIFT(1;[.BS$2]))&gt;0;1;0)*[.$O30]" office:value-type="float" office:value="0" calcext:value-type="float">
            <text:p/>
          </table:table-cell>
          <table:table-cell table:formula="of:=IF(BITAND([.$Q30];BITLSHIFT(1;[.BT$2]))&gt;0;1;0)*[.$O30]" office:value-type="float" office:value="0" calcext:value-type="float">
            <text:p/>
          </table:table-cell>
          <table:table-cell table:formula="of:=IF(BITAND([.$Q30];BITLSHIFT(1;[.BU$2]))&gt;0;1;0)*[.$O30]" office:value-type="float" office:value="0" calcext:value-type="float">
            <text:p/>
          </table:table-cell>
          <table:table-cell table:formula="of:=IF(BITAND([.$Q30];BITLSHIFT(1;[.BV$2]))&gt;0;1;0)*[.$O30]" office:value-type="float" office:value="0" calcext:value-type="float">
            <text:p/>
          </table:table-cell>
          <table:table-cell table:formula="of:=IF(BITAND([.$Q30];BITLSHIFT(1;[.BW$2]))&gt;0;1;0)*[.$O30]" office:value-type="float" office:value="0" calcext:value-type="float">
            <text:p/>
          </table:table-cell>
          <table:table-cell table:formula="of:=IF(BITAND([.$Q30];BITLSHIFT(1;[.BX$2]))&gt;0;1;0)*[.$O30]" office:value-type="float" office:value="0" calcext:value-type="float">
            <text:p/>
          </table:table-cell>
          <table:table-cell table:formula="of:=IF(BITAND([.$Q30];BITLSHIFT(1;[.BY$2]))&gt;0;1;0)*[.$O30]" office:value-type="float" office:value="0" calcext:value-type="float">
            <text:p/>
          </table:table-cell>
          <table:table-cell table:formula="of:=IF(BITAND([.$Q30];BITLSHIFT(1;[.BZ$2]))&gt;0;1;0)*[.$O30]" office:value-type="float" office:value="0" calcext:value-type="float">
            <text:p/>
          </table:table-cell>
          <table:table-cell table:formula="of:=IF(BITAND([.$Q30];BITLSHIFT(1;[.CA$2]))&gt;0;1;0)*[.$O30]" office:value-type="float" office:value="0" calcext:value-type="float">
            <text:p/>
          </table:table-cell>
          <table:table-cell table:formula="of:=IF(BITAND([.$Q30];BITLSHIFT(1;[.CB$2]))&gt;0;1;0)*[.$O30]" office:value-type="float" office:value="0" calcext:value-type="float">
            <text:p/>
          </table:table-cell>
          <table:table-cell table:formula="of:=IF(BITAND([.$Q30];BITLSHIFT(1;[.CC$2]))&gt;0;1;0)*[.$O30]" office:value-type="float" office:value="0" calcext:value-type="float">
            <text:p/>
          </table:table-cell>
          <table:table-cell table:formula="of:=IF(BITAND([.$Q30];BITLSHIFT(1;[.CD$2]))&gt;0;1;0)*[.$O3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1];10) ;16)" office:value-type="float" office:value="0" calcext:value-type="float">
            <text:p/>
          </table:table-cell>
          <table:table-cell table:formula="of:=DECIMAL(RIGHT([.N31];8) ;16)" office:value-type="float" office:value="0" calcext:value-type="float">
            <text:p/>
          </table:table-cell>
          <table:table-cell table:formula="of:=IF(BITAND([.$R31];BITLSHIFT(1;[.S$2]))&gt;0;1;0)*[.$O31]" office:value-type="float" office:value="0" calcext:value-type="float">
            <text:p/>
          </table:table-cell>
          <table:table-cell table:formula="of:=IF(BITAND([.$R31];BITLSHIFT(1;[.T$2]))&gt;0;1;0)*[.$O31]" office:value-type="float" office:value="0" calcext:value-type="float">
            <text:p/>
          </table:table-cell>
          <table:table-cell table:formula="of:=IF(BITAND([.$R31];BITLSHIFT(1;[.U$2]))&gt;0;1;0)*[.$O31]" office:value-type="float" office:value="0" calcext:value-type="float">
            <text:p/>
          </table:table-cell>
          <table:table-cell table:formula="of:=IF(BITAND([.$R31];BITLSHIFT(1;[.V$2]))&gt;0;1;0)*[.$O31]" office:value-type="float" office:value="0" calcext:value-type="float">
            <text:p/>
          </table:table-cell>
          <table:table-cell table:formula="of:=IF(BITAND([.$R31];BITLSHIFT(1;[.W$2]))&gt;0;1;0)*[.$O31]" office:value-type="float" office:value="0" calcext:value-type="float">
            <text:p/>
          </table:table-cell>
          <table:table-cell table:formula="of:=IF(BITAND([.$R31];BITLSHIFT(1;[.X$2]))&gt;0;1;0)*[.$O31]" office:value-type="float" office:value="0" calcext:value-type="float">
            <text:p/>
          </table:table-cell>
          <table:table-cell table:formula="of:=IF(BITAND([.$R31];BITLSHIFT(1;[.Y$2]))&gt;0;1;0)*[.$O31]" office:value-type="float" office:value="0" calcext:value-type="float">
            <text:p/>
          </table:table-cell>
          <table:table-cell table:formula="of:=IF(BITAND([.$R31];BITLSHIFT(1;[.Z$2]))&gt;0;1;0)*[.$O31]" office:value-type="float" office:value="0" calcext:value-type="float">
            <text:p/>
          </table:table-cell>
          <table:table-cell table:formula="of:=IF(BITAND([.$R31];BITLSHIFT(1;[.AA$2]))&gt;0;1;0)*[.$O31]" office:value-type="float" office:value="0" calcext:value-type="float">
            <text:p/>
          </table:table-cell>
          <table:table-cell table:formula="of:=IF(BITAND([.$R31];BITLSHIFT(1;[.AB$2]))&gt;0;1;0)*[.$O31]" office:value-type="float" office:value="0" calcext:value-type="float">
            <text:p/>
          </table:table-cell>
          <table:table-cell table:formula="of:=IF(BITAND([.$R31];BITLSHIFT(1;[.AC$2]))&gt;0;1;0)*[.$O31]" office:value-type="float" office:value="0" calcext:value-type="float">
            <text:p/>
          </table:table-cell>
          <table:table-cell table:formula="of:=IF(BITAND([.$R31];BITLSHIFT(1;[.AD$2]))&gt;0;1;0)*[.$O31]" office:value-type="float" office:value="0" calcext:value-type="float">
            <text:p/>
          </table:table-cell>
          <table:table-cell table:formula="of:=IF(BITAND([.$R31];BITLSHIFT(1;[.AE$2]))&gt;0;1;0)*[.$O31]" office:value-type="float" office:value="0" calcext:value-type="float">
            <text:p/>
          </table:table-cell>
          <table:table-cell table:formula="of:=IF(BITAND([.$R31];BITLSHIFT(1;[.AF$2]))&gt;0;1;0)*[.$O31]" office:value-type="float" office:value="0" calcext:value-type="float">
            <text:p/>
          </table:table-cell>
          <table:table-cell table:formula="of:=IF(BITAND([.$R31];BITLSHIFT(1;[.AG$2]))&gt;0;1;0)*[.$O31]" office:value-type="float" office:value="0" calcext:value-type="float">
            <text:p/>
          </table:table-cell>
          <table:table-cell table:formula="of:=IF(BITAND([.$R31];BITLSHIFT(1;[.AH$2]))&gt;0;1;0)*[.$O31]" office:value-type="float" office:value="0" calcext:value-type="float">
            <text:p/>
          </table:table-cell>
          <table:table-cell table:formula="of:=IF(BITAND([.$R31];BITLSHIFT(1;[.AI$2]))&gt;0;1;0)*[.$O31]" office:value-type="float" office:value="0" calcext:value-type="float">
            <text:p/>
          </table:table-cell>
          <table:table-cell table:formula="of:=IF(BITAND([.$R31];BITLSHIFT(1;[.AJ$2]))&gt;0;1;0)*[.$O31]" office:value-type="float" office:value="0" calcext:value-type="float">
            <text:p/>
          </table:table-cell>
          <table:table-cell table:formula="of:=IF(BITAND([.$R31];BITLSHIFT(1;[.AK$2]))&gt;0;1;0)*[.$O31]" office:value-type="float" office:value="0" calcext:value-type="float">
            <text:p/>
          </table:table-cell>
          <table:table-cell table:formula="of:=IF(BITAND([.$R31];BITLSHIFT(1;[.AL$2]))&gt;0;1;0)*[.$O31]" office:value-type="float" office:value="0" calcext:value-type="float">
            <text:p/>
          </table:table-cell>
          <table:table-cell table:formula="of:=IF(BITAND([.$R31];BITLSHIFT(1;[.AM$2]))&gt;0;1;0)*[.$O31]" office:value-type="float" office:value="0" calcext:value-type="float">
            <text:p/>
          </table:table-cell>
          <table:table-cell table:formula="of:=IF(BITAND([.$R31];BITLSHIFT(1;[.AN$2]))&gt;0;1;0)*[.$O31]" office:value-type="float" office:value="0" calcext:value-type="float">
            <text:p/>
          </table:table-cell>
          <table:table-cell table:formula="of:=IF(BITAND([.$R31];BITLSHIFT(1;[.AO$2]))&gt;0;1;0)*[.$O31]" office:value-type="float" office:value="0" calcext:value-type="float">
            <text:p/>
          </table:table-cell>
          <table:table-cell table:formula="of:=IF(BITAND([.$R31];BITLSHIFT(1;[.AP$2]))&gt;0;1;0)*[.$O31]" office:value-type="float" office:value="0" calcext:value-type="float">
            <text:p/>
          </table:table-cell>
          <table:table-cell table:formula="of:=IF(BITAND([.$R31];BITLSHIFT(1;[.AQ$2]))&gt;0;1;0)*[.$O31]" office:value-type="float" office:value="0" calcext:value-type="float">
            <text:p/>
          </table:table-cell>
          <table:table-cell table:formula="of:=IF(BITAND([.$R31];BITLSHIFT(1;[.AR$2]))&gt;0;1;0)*[.$O31]" office:value-type="float" office:value="0" calcext:value-type="float">
            <text:p/>
          </table:table-cell>
          <table:table-cell table:formula="of:=IF(BITAND([.$R31];BITLSHIFT(1;[.AS$2]))&gt;0;1;0)*[.$O31]" office:value-type="float" office:value="0" calcext:value-type="float">
            <text:p/>
          </table:table-cell>
          <table:table-cell table:formula="of:=IF(BITAND([.$R31];BITLSHIFT(1;[.AT$2]))&gt;0;1;0)*[.$O31]" office:value-type="float" office:value="0" calcext:value-type="float">
            <text:p/>
          </table:table-cell>
          <table:table-cell table:formula="of:=IF(BITAND([.$R31];BITLSHIFT(1;[.AU$2]))&gt;0;1;0)*[.$O31]" office:value-type="float" office:value="0" calcext:value-type="float">
            <text:p/>
          </table:table-cell>
          <table:table-cell table:formula="of:=IF(BITAND([.$R31];BITLSHIFT(1;[.AV$2]))&gt;0;1;0)*[.$O31]" office:value-type="float" office:value="0" calcext:value-type="float">
            <text:p/>
          </table:table-cell>
          <table:table-cell table:formula="of:=IF(BITAND([.$R31];BITLSHIFT(1;[.AW$2]))&gt;0;1;0)*[.$O31]" office:value-type="float" office:value="0" calcext:value-type="float">
            <text:p/>
          </table:table-cell>
          <table:table-cell table:formula="of:=IF(BITAND([.$R31];BITLSHIFT(1;[.AX$2]))&gt;0;1;0)*[.$O31]" office:value-type="float" office:value="0" calcext:value-type="float">
            <text:p/>
          </table:table-cell>
          <table:table-cell table:formula="of:=IF(BITAND([.$Q31];BITLSHIFT(1;[.AY$2]))&gt;0;1;0)*[.$O31]" office:value-type="float" office:value="0" calcext:value-type="float">
            <text:p/>
          </table:table-cell>
          <table:table-cell table:formula="of:=IF(BITAND([.$Q31];BITLSHIFT(1;[.AZ$2]))&gt;0;1;0)*[.$O31]" office:value-type="float" office:value="0" calcext:value-type="float">
            <text:p/>
          </table:table-cell>
          <table:table-cell table:formula="of:=IF(BITAND([.$Q31];BITLSHIFT(1;[.BA$2]))&gt;0;1;0)*[.$O31]" office:value-type="float" office:value="0" calcext:value-type="float">
            <text:p/>
          </table:table-cell>
          <table:table-cell table:formula="of:=IF(BITAND([.$Q31];BITLSHIFT(1;[.BB$2]))&gt;0;1;0)*[.$O31]" office:value-type="float" office:value="0" calcext:value-type="float">
            <text:p/>
          </table:table-cell>
          <table:table-cell table:formula="of:=IF(BITAND([.$Q31];BITLSHIFT(1;[.BC$2]))&gt;0;1;0)*[.$O31]" office:value-type="float" office:value="0" calcext:value-type="float">
            <text:p/>
          </table:table-cell>
          <table:table-cell table:formula="of:=IF(BITAND([.$Q31];BITLSHIFT(1;[.BD$2]))&gt;0;1;0)*[.$O31]" office:value-type="float" office:value="0" calcext:value-type="float">
            <text:p/>
          </table:table-cell>
          <table:table-cell table:formula="of:=IF(BITAND([.$Q31];BITLSHIFT(1;[.BE$2]))&gt;0;1;0)*[.$O31]" office:value-type="float" office:value="0" calcext:value-type="float">
            <text:p/>
          </table:table-cell>
          <table:table-cell table:formula="of:=IF(BITAND([.$Q31];BITLSHIFT(1;[.BF$2]))&gt;0;1;0)*[.$O31]" office:value-type="float" office:value="0" calcext:value-type="float">
            <text:p/>
          </table:table-cell>
          <table:table-cell table:formula="of:=IF(BITAND([.$Q31];BITLSHIFT(1;[.BG$2]))&gt;0;1;0)*[.$O31]" office:value-type="float" office:value="0" calcext:value-type="float">
            <text:p/>
          </table:table-cell>
          <table:table-cell table:formula="of:=IF(BITAND([.$Q31];BITLSHIFT(1;[.BH$2]))&gt;0;1;0)*[.$O31]" office:value-type="float" office:value="0" calcext:value-type="float">
            <text:p/>
          </table:table-cell>
          <table:table-cell table:formula="of:=IF(BITAND([.$Q31];BITLSHIFT(1;[.BI$2]))&gt;0;1;0)*[.$O31]" office:value-type="float" office:value="0" calcext:value-type="float">
            <text:p/>
          </table:table-cell>
          <table:table-cell table:formula="of:=IF(BITAND([.$Q31];BITLSHIFT(1;[.BJ$2]))&gt;0;1;0)*[.$O31]" office:value-type="float" office:value="0" calcext:value-type="float">
            <text:p/>
          </table:table-cell>
          <table:table-cell table:formula="of:=IF(BITAND([.$Q31];BITLSHIFT(1;[.BK$2]))&gt;0;1;0)*[.$O31]" office:value-type="float" office:value="0" calcext:value-type="float">
            <text:p/>
          </table:table-cell>
          <table:table-cell table:formula="of:=IF(BITAND([.$Q31];BITLSHIFT(1;[.BL$2]))&gt;0;1;0)*[.$O31]" office:value-type="float" office:value="0" calcext:value-type="float">
            <text:p/>
          </table:table-cell>
          <table:table-cell table:formula="of:=IF(BITAND([.$Q31];BITLSHIFT(1;[.BM$2]))&gt;0;1;0)*[.$O31]" office:value-type="float" office:value="0" calcext:value-type="float">
            <text:p/>
          </table:table-cell>
          <table:table-cell table:formula="of:=IF(BITAND([.$Q31];BITLSHIFT(1;[.BN$2]))&gt;0;1;0)*[.$O31]" office:value-type="float" office:value="0" calcext:value-type="float">
            <text:p/>
          </table:table-cell>
          <table:table-cell table:formula="of:=IF(BITAND([.$Q31];BITLSHIFT(1;[.BO$2]))&gt;0;1;0)*[.$O31]" office:value-type="float" office:value="0" calcext:value-type="float">
            <text:p/>
          </table:table-cell>
          <table:table-cell table:formula="of:=IF(BITAND([.$Q31];BITLSHIFT(1;[.BP$2]))&gt;0;1;0)*[.$O31]" office:value-type="float" office:value="0" calcext:value-type="float">
            <text:p/>
          </table:table-cell>
          <table:table-cell table:formula="of:=IF(BITAND([.$Q31];BITLSHIFT(1;[.BQ$2]))&gt;0;1;0)*[.$O31]" office:value-type="float" office:value="0" calcext:value-type="float">
            <text:p/>
          </table:table-cell>
          <table:table-cell table:formula="of:=IF(BITAND([.$Q31];BITLSHIFT(1;[.BR$2]))&gt;0;1;0)*[.$O31]" office:value-type="float" office:value="0" calcext:value-type="float">
            <text:p/>
          </table:table-cell>
          <table:table-cell table:formula="of:=IF(BITAND([.$Q31];BITLSHIFT(1;[.BS$2]))&gt;0;1;0)*[.$O31]" office:value-type="float" office:value="0" calcext:value-type="float">
            <text:p/>
          </table:table-cell>
          <table:table-cell table:formula="of:=IF(BITAND([.$Q31];BITLSHIFT(1;[.BT$2]))&gt;0;1;0)*[.$O31]" office:value-type="float" office:value="0" calcext:value-type="float">
            <text:p/>
          </table:table-cell>
          <table:table-cell table:formula="of:=IF(BITAND([.$Q31];BITLSHIFT(1;[.BU$2]))&gt;0;1;0)*[.$O31]" office:value-type="float" office:value="0" calcext:value-type="float">
            <text:p/>
          </table:table-cell>
          <table:table-cell table:formula="of:=IF(BITAND([.$Q31];BITLSHIFT(1;[.BV$2]))&gt;0;1;0)*[.$O31]" office:value-type="float" office:value="0" calcext:value-type="float">
            <text:p/>
          </table:table-cell>
          <table:table-cell table:formula="of:=IF(BITAND([.$Q31];BITLSHIFT(1;[.BW$2]))&gt;0;1;0)*[.$O31]" office:value-type="float" office:value="0" calcext:value-type="float">
            <text:p/>
          </table:table-cell>
          <table:table-cell table:formula="of:=IF(BITAND([.$Q31];BITLSHIFT(1;[.BX$2]))&gt;0;1;0)*[.$O31]" office:value-type="float" office:value="0" calcext:value-type="float">
            <text:p/>
          </table:table-cell>
          <table:table-cell table:formula="of:=IF(BITAND([.$Q31];BITLSHIFT(1;[.BY$2]))&gt;0;1;0)*[.$O31]" office:value-type="float" office:value="0" calcext:value-type="float">
            <text:p/>
          </table:table-cell>
          <table:table-cell table:formula="of:=IF(BITAND([.$Q31];BITLSHIFT(1;[.BZ$2]))&gt;0;1;0)*[.$O31]" office:value-type="float" office:value="0" calcext:value-type="float">
            <text:p/>
          </table:table-cell>
          <table:table-cell table:formula="of:=IF(BITAND([.$Q31];BITLSHIFT(1;[.CA$2]))&gt;0;1;0)*[.$O31]" office:value-type="float" office:value="0" calcext:value-type="float">
            <text:p/>
          </table:table-cell>
          <table:table-cell table:formula="of:=IF(BITAND([.$Q31];BITLSHIFT(1;[.CB$2]))&gt;0;1;0)*[.$O31]" office:value-type="float" office:value="0" calcext:value-type="float">
            <text:p/>
          </table:table-cell>
          <table:table-cell table:formula="of:=IF(BITAND([.$Q31];BITLSHIFT(1;[.CC$2]))&gt;0;1;0)*[.$O31]" office:value-type="float" office:value="0" calcext:value-type="float">
            <text:p/>
          </table:table-cell>
          <table:table-cell table:formula="of:=IF(BITAND([.$Q31];BITLSHIFT(1;[.CD$2]))&gt;0;1;0)*[.$O3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2];10) ;16)" office:value-type="float" office:value="0" calcext:value-type="float">
            <text:p/>
          </table:table-cell>
          <table:table-cell table:formula="of:=DECIMAL(RIGHT([.N32];8) ;16)" office:value-type="float" office:value="0" calcext:value-type="float">
            <text:p/>
          </table:table-cell>
          <table:table-cell table:formula="of:=IF(BITAND([.$R32];BITLSHIFT(1;[.S$2]))&gt;0;1;0)*[.$O32]" office:value-type="float" office:value="0" calcext:value-type="float">
            <text:p/>
          </table:table-cell>
          <table:table-cell table:formula="of:=IF(BITAND([.$R32];BITLSHIFT(1;[.T$2]))&gt;0;1;0)*[.$O32]" office:value-type="float" office:value="0" calcext:value-type="float">
            <text:p/>
          </table:table-cell>
          <table:table-cell table:formula="of:=IF(BITAND([.$R32];BITLSHIFT(1;[.U$2]))&gt;0;1;0)*[.$O32]" office:value-type="float" office:value="0" calcext:value-type="float">
            <text:p/>
          </table:table-cell>
          <table:table-cell table:formula="of:=IF(BITAND([.$R32];BITLSHIFT(1;[.V$2]))&gt;0;1;0)*[.$O32]" office:value-type="float" office:value="0" calcext:value-type="float">
            <text:p/>
          </table:table-cell>
          <table:table-cell table:formula="of:=IF(BITAND([.$R32];BITLSHIFT(1;[.W$2]))&gt;0;1;0)*[.$O32]" office:value-type="float" office:value="0" calcext:value-type="float">
            <text:p/>
          </table:table-cell>
          <table:table-cell table:formula="of:=IF(BITAND([.$R32];BITLSHIFT(1;[.X$2]))&gt;0;1;0)*[.$O32]" office:value-type="float" office:value="0" calcext:value-type="float">
            <text:p/>
          </table:table-cell>
          <table:table-cell table:formula="of:=IF(BITAND([.$R32];BITLSHIFT(1;[.Y$2]))&gt;0;1;0)*[.$O32]" office:value-type="float" office:value="0" calcext:value-type="float">
            <text:p/>
          </table:table-cell>
          <table:table-cell table:formula="of:=IF(BITAND([.$R32];BITLSHIFT(1;[.Z$2]))&gt;0;1;0)*[.$O32]" office:value-type="float" office:value="0" calcext:value-type="float">
            <text:p/>
          </table:table-cell>
          <table:table-cell table:formula="of:=IF(BITAND([.$R32];BITLSHIFT(1;[.AA$2]))&gt;0;1;0)*[.$O32]" office:value-type="float" office:value="0" calcext:value-type="float">
            <text:p/>
          </table:table-cell>
          <table:table-cell table:formula="of:=IF(BITAND([.$R32];BITLSHIFT(1;[.AB$2]))&gt;0;1;0)*[.$O32]" office:value-type="float" office:value="0" calcext:value-type="float">
            <text:p/>
          </table:table-cell>
          <table:table-cell table:formula="of:=IF(BITAND([.$R32];BITLSHIFT(1;[.AC$2]))&gt;0;1;0)*[.$O32]" office:value-type="float" office:value="0" calcext:value-type="float">
            <text:p/>
          </table:table-cell>
          <table:table-cell table:formula="of:=IF(BITAND([.$R32];BITLSHIFT(1;[.AD$2]))&gt;0;1;0)*[.$O32]" office:value-type="float" office:value="0" calcext:value-type="float">
            <text:p/>
          </table:table-cell>
          <table:table-cell table:formula="of:=IF(BITAND([.$R32];BITLSHIFT(1;[.AE$2]))&gt;0;1;0)*[.$O32]" office:value-type="float" office:value="0" calcext:value-type="float">
            <text:p/>
          </table:table-cell>
          <table:table-cell table:formula="of:=IF(BITAND([.$R32];BITLSHIFT(1;[.AF$2]))&gt;0;1;0)*[.$O32]" office:value-type="float" office:value="0" calcext:value-type="float">
            <text:p/>
          </table:table-cell>
          <table:table-cell table:formula="of:=IF(BITAND([.$R32];BITLSHIFT(1;[.AG$2]))&gt;0;1;0)*[.$O32]" office:value-type="float" office:value="0" calcext:value-type="float">
            <text:p/>
          </table:table-cell>
          <table:table-cell table:formula="of:=IF(BITAND([.$R32];BITLSHIFT(1;[.AH$2]))&gt;0;1;0)*[.$O32]" office:value-type="float" office:value="0" calcext:value-type="float">
            <text:p/>
          </table:table-cell>
          <table:table-cell table:formula="of:=IF(BITAND([.$R32];BITLSHIFT(1;[.AI$2]))&gt;0;1;0)*[.$O32]" office:value-type="float" office:value="0" calcext:value-type="float">
            <text:p/>
          </table:table-cell>
          <table:table-cell table:formula="of:=IF(BITAND([.$R32];BITLSHIFT(1;[.AJ$2]))&gt;0;1;0)*[.$O32]" office:value-type="float" office:value="0" calcext:value-type="float">
            <text:p/>
          </table:table-cell>
          <table:table-cell table:formula="of:=IF(BITAND([.$R32];BITLSHIFT(1;[.AK$2]))&gt;0;1;0)*[.$O32]" office:value-type="float" office:value="0" calcext:value-type="float">
            <text:p/>
          </table:table-cell>
          <table:table-cell table:formula="of:=IF(BITAND([.$R32];BITLSHIFT(1;[.AL$2]))&gt;0;1;0)*[.$O32]" office:value-type="float" office:value="0" calcext:value-type="float">
            <text:p/>
          </table:table-cell>
          <table:table-cell table:formula="of:=IF(BITAND([.$R32];BITLSHIFT(1;[.AM$2]))&gt;0;1;0)*[.$O32]" office:value-type="float" office:value="0" calcext:value-type="float">
            <text:p/>
          </table:table-cell>
          <table:table-cell table:formula="of:=IF(BITAND([.$R32];BITLSHIFT(1;[.AN$2]))&gt;0;1;0)*[.$O32]" office:value-type="float" office:value="0" calcext:value-type="float">
            <text:p/>
          </table:table-cell>
          <table:table-cell table:formula="of:=IF(BITAND([.$R32];BITLSHIFT(1;[.AO$2]))&gt;0;1;0)*[.$O32]" office:value-type="float" office:value="0" calcext:value-type="float">
            <text:p/>
          </table:table-cell>
          <table:table-cell table:formula="of:=IF(BITAND([.$R32];BITLSHIFT(1;[.AP$2]))&gt;0;1;0)*[.$O32]" office:value-type="float" office:value="0" calcext:value-type="float">
            <text:p/>
          </table:table-cell>
          <table:table-cell table:formula="of:=IF(BITAND([.$R32];BITLSHIFT(1;[.AQ$2]))&gt;0;1;0)*[.$O32]" office:value-type="float" office:value="0" calcext:value-type="float">
            <text:p/>
          </table:table-cell>
          <table:table-cell table:formula="of:=IF(BITAND([.$R32];BITLSHIFT(1;[.AR$2]))&gt;0;1;0)*[.$O32]" office:value-type="float" office:value="0" calcext:value-type="float">
            <text:p/>
          </table:table-cell>
          <table:table-cell table:formula="of:=IF(BITAND([.$R32];BITLSHIFT(1;[.AS$2]))&gt;0;1;0)*[.$O32]" office:value-type="float" office:value="0" calcext:value-type="float">
            <text:p/>
          </table:table-cell>
          <table:table-cell table:formula="of:=IF(BITAND([.$R32];BITLSHIFT(1;[.AT$2]))&gt;0;1;0)*[.$O32]" office:value-type="float" office:value="0" calcext:value-type="float">
            <text:p/>
          </table:table-cell>
          <table:table-cell table:formula="of:=IF(BITAND([.$R32];BITLSHIFT(1;[.AU$2]))&gt;0;1;0)*[.$O32]" office:value-type="float" office:value="0" calcext:value-type="float">
            <text:p/>
          </table:table-cell>
          <table:table-cell table:formula="of:=IF(BITAND([.$R32];BITLSHIFT(1;[.AV$2]))&gt;0;1;0)*[.$O32]" office:value-type="float" office:value="0" calcext:value-type="float">
            <text:p/>
          </table:table-cell>
          <table:table-cell table:formula="of:=IF(BITAND([.$R32];BITLSHIFT(1;[.AW$2]))&gt;0;1;0)*[.$O32]" office:value-type="float" office:value="0" calcext:value-type="float">
            <text:p/>
          </table:table-cell>
          <table:table-cell table:formula="of:=IF(BITAND([.$R32];BITLSHIFT(1;[.AX$2]))&gt;0;1;0)*[.$O32]" office:value-type="float" office:value="0" calcext:value-type="float">
            <text:p/>
          </table:table-cell>
          <table:table-cell table:formula="of:=IF(BITAND([.$Q32];BITLSHIFT(1;[.AY$2]))&gt;0;1;0)*[.$O32]" office:value-type="float" office:value="0" calcext:value-type="float">
            <text:p/>
          </table:table-cell>
          <table:table-cell table:formula="of:=IF(BITAND([.$Q32];BITLSHIFT(1;[.AZ$2]))&gt;0;1;0)*[.$O32]" office:value-type="float" office:value="0" calcext:value-type="float">
            <text:p/>
          </table:table-cell>
          <table:table-cell table:formula="of:=IF(BITAND([.$Q32];BITLSHIFT(1;[.BA$2]))&gt;0;1;0)*[.$O32]" office:value-type="float" office:value="0" calcext:value-type="float">
            <text:p/>
          </table:table-cell>
          <table:table-cell table:formula="of:=IF(BITAND([.$Q32];BITLSHIFT(1;[.BB$2]))&gt;0;1;0)*[.$O32]" office:value-type="float" office:value="0" calcext:value-type="float">
            <text:p/>
          </table:table-cell>
          <table:table-cell table:formula="of:=IF(BITAND([.$Q32];BITLSHIFT(1;[.BC$2]))&gt;0;1;0)*[.$O32]" office:value-type="float" office:value="0" calcext:value-type="float">
            <text:p/>
          </table:table-cell>
          <table:table-cell table:formula="of:=IF(BITAND([.$Q32];BITLSHIFT(1;[.BD$2]))&gt;0;1;0)*[.$O32]" office:value-type="float" office:value="0" calcext:value-type="float">
            <text:p/>
          </table:table-cell>
          <table:table-cell table:formula="of:=IF(BITAND([.$Q32];BITLSHIFT(1;[.BE$2]))&gt;0;1;0)*[.$O32]" office:value-type="float" office:value="0" calcext:value-type="float">
            <text:p/>
          </table:table-cell>
          <table:table-cell table:formula="of:=IF(BITAND([.$Q32];BITLSHIFT(1;[.BF$2]))&gt;0;1;0)*[.$O32]" office:value-type="float" office:value="0" calcext:value-type="float">
            <text:p/>
          </table:table-cell>
          <table:table-cell table:formula="of:=IF(BITAND([.$Q32];BITLSHIFT(1;[.BG$2]))&gt;0;1;0)*[.$O32]" office:value-type="float" office:value="0" calcext:value-type="float">
            <text:p/>
          </table:table-cell>
          <table:table-cell table:formula="of:=IF(BITAND([.$Q32];BITLSHIFT(1;[.BH$2]))&gt;0;1;0)*[.$O32]" office:value-type="float" office:value="0" calcext:value-type="float">
            <text:p/>
          </table:table-cell>
          <table:table-cell table:formula="of:=IF(BITAND([.$Q32];BITLSHIFT(1;[.BI$2]))&gt;0;1;0)*[.$O32]" office:value-type="float" office:value="0" calcext:value-type="float">
            <text:p/>
          </table:table-cell>
          <table:table-cell table:formula="of:=IF(BITAND([.$Q32];BITLSHIFT(1;[.BJ$2]))&gt;0;1;0)*[.$O32]" office:value-type="float" office:value="0" calcext:value-type="float">
            <text:p/>
          </table:table-cell>
          <table:table-cell table:formula="of:=IF(BITAND([.$Q32];BITLSHIFT(1;[.BK$2]))&gt;0;1;0)*[.$O32]" office:value-type="float" office:value="0" calcext:value-type="float">
            <text:p/>
          </table:table-cell>
          <table:table-cell table:formula="of:=IF(BITAND([.$Q32];BITLSHIFT(1;[.BL$2]))&gt;0;1;0)*[.$O32]" office:value-type="float" office:value="0" calcext:value-type="float">
            <text:p/>
          </table:table-cell>
          <table:table-cell table:formula="of:=IF(BITAND([.$Q32];BITLSHIFT(1;[.BM$2]))&gt;0;1;0)*[.$O32]" office:value-type="float" office:value="0" calcext:value-type="float">
            <text:p/>
          </table:table-cell>
          <table:table-cell table:formula="of:=IF(BITAND([.$Q32];BITLSHIFT(1;[.BN$2]))&gt;0;1;0)*[.$O32]" office:value-type="float" office:value="0" calcext:value-type="float">
            <text:p/>
          </table:table-cell>
          <table:table-cell table:formula="of:=IF(BITAND([.$Q32];BITLSHIFT(1;[.BO$2]))&gt;0;1;0)*[.$O32]" office:value-type="float" office:value="0" calcext:value-type="float">
            <text:p/>
          </table:table-cell>
          <table:table-cell table:formula="of:=IF(BITAND([.$Q32];BITLSHIFT(1;[.BP$2]))&gt;0;1;0)*[.$O32]" office:value-type="float" office:value="0" calcext:value-type="float">
            <text:p/>
          </table:table-cell>
          <table:table-cell table:formula="of:=IF(BITAND([.$Q32];BITLSHIFT(1;[.BQ$2]))&gt;0;1;0)*[.$O32]" office:value-type="float" office:value="0" calcext:value-type="float">
            <text:p/>
          </table:table-cell>
          <table:table-cell table:formula="of:=IF(BITAND([.$Q32];BITLSHIFT(1;[.BR$2]))&gt;0;1;0)*[.$O32]" office:value-type="float" office:value="0" calcext:value-type="float">
            <text:p/>
          </table:table-cell>
          <table:table-cell table:formula="of:=IF(BITAND([.$Q32];BITLSHIFT(1;[.BS$2]))&gt;0;1;0)*[.$O32]" office:value-type="float" office:value="0" calcext:value-type="float">
            <text:p/>
          </table:table-cell>
          <table:table-cell table:formula="of:=IF(BITAND([.$Q32];BITLSHIFT(1;[.BT$2]))&gt;0;1;0)*[.$O32]" office:value-type="float" office:value="0" calcext:value-type="float">
            <text:p/>
          </table:table-cell>
          <table:table-cell table:formula="of:=IF(BITAND([.$Q32];BITLSHIFT(1;[.BU$2]))&gt;0;1;0)*[.$O32]" office:value-type="float" office:value="0" calcext:value-type="float">
            <text:p/>
          </table:table-cell>
          <table:table-cell table:formula="of:=IF(BITAND([.$Q32];BITLSHIFT(1;[.BV$2]))&gt;0;1;0)*[.$O32]" office:value-type="float" office:value="0" calcext:value-type="float">
            <text:p/>
          </table:table-cell>
          <table:table-cell table:formula="of:=IF(BITAND([.$Q32];BITLSHIFT(1;[.BW$2]))&gt;0;1;0)*[.$O32]" office:value-type="float" office:value="0" calcext:value-type="float">
            <text:p/>
          </table:table-cell>
          <table:table-cell table:formula="of:=IF(BITAND([.$Q32];BITLSHIFT(1;[.BX$2]))&gt;0;1;0)*[.$O32]" office:value-type="float" office:value="0" calcext:value-type="float">
            <text:p/>
          </table:table-cell>
          <table:table-cell table:formula="of:=IF(BITAND([.$Q32];BITLSHIFT(1;[.BY$2]))&gt;0;1;0)*[.$O32]" office:value-type="float" office:value="0" calcext:value-type="float">
            <text:p/>
          </table:table-cell>
          <table:table-cell table:formula="of:=IF(BITAND([.$Q32];BITLSHIFT(1;[.BZ$2]))&gt;0;1;0)*[.$O32]" office:value-type="float" office:value="0" calcext:value-type="float">
            <text:p/>
          </table:table-cell>
          <table:table-cell table:formula="of:=IF(BITAND([.$Q32];BITLSHIFT(1;[.CA$2]))&gt;0;1;0)*[.$O32]" office:value-type="float" office:value="0" calcext:value-type="float">
            <text:p/>
          </table:table-cell>
          <table:table-cell table:formula="of:=IF(BITAND([.$Q32];BITLSHIFT(1;[.CB$2]))&gt;0;1;0)*[.$O32]" office:value-type="float" office:value="0" calcext:value-type="float">
            <text:p/>
          </table:table-cell>
          <table:table-cell table:formula="of:=IF(BITAND([.$Q32];BITLSHIFT(1;[.CC$2]))&gt;0;1;0)*[.$O32]" office:value-type="float" office:value="0" calcext:value-type="float">
            <text:p/>
          </table:table-cell>
          <table:table-cell table:formula="of:=IF(BITAND([.$Q32];BITLSHIFT(1;[.CD$2]))&gt;0;1;0)*[.$O3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3];10) ;16)" office:value-type="float" office:value="0" calcext:value-type="float">
            <text:p/>
          </table:table-cell>
          <table:table-cell table:formula="of:=DECIMAL(RIGHT([.N33];8) ;16)" office:value-type="float" office:value="0" calcext:value-type="float">
            <text:p/>
          </table:table-cell>
          <table:table-cell table:formula="of:=IF(BITAND([.$R33];BITLSHIFT(1;[.S$2]))&gt;0;1;0)*[.$O33]" office:value-type="float" office:value="0" calcext:value-type="float">
            <text:p/>
          </table:table-cell>
          <table:table-cell table:formula="of:=IF(BITAND([.$R33];BITLSHIFT(1;[.T$2]))&gt;0;1;0)*[.$O33]" office:value-type="float" office:value="0" calcext:value-type="float">
            <text:p/>
          </table:table-cell>
          <table:table-cell table:formula="of:=IF(BITAND([.$R33];BITLSHIFT(1;[.U$2]))&gt;0;1;0)*[.$O33]" office:value-type="float" office:value="0" calcext:value-type="float">
            <text:p/>
          </table:table-cell>
          <table:table-cell table:formula="of:=IF(BITAND([.$R33];BITLSHIFT(1;[.V$2]))&gt;0;1;0)*[.$O33]" office:value-type="float" office:value="0" calcext:value-type="float">
            <text:p/>
          </table:table-cell>
          <table:table-cell table:formula="of:=IF(BITAND([.$R33];BITLSHIFT(1;[.W$2]))&gt;0;1;0)*[.$O33]" office:value-type="float" office:value="0" calcext:value-type="float">
            <text:p/>
          </table:table-cell>
          <table:table-cell table:formula="of:=IF(BITAND([.$R33];BITLSHIFT(1;[.X$2]))&gt;0;1;0)*[.$O33]" office:value-type="float" office:value="0" calcext:value-type="float">
            <text:p/>
          </table:table-cell>
          <table:table-cell table:formula="of:=IF(BITAND([.$R33];BITLSHIFT(1;[.Y$2]))&gt;0;1;0)*[.$O33]" office:value-type="float" office:value="0" calcext:value-type="float">
            <text:p/>
          </table:table-cell>
          <table:table-cell table:formula="of:=IF(BITAND([.$R33];BITLSHIFT(1;[.Z$2]))&gt;0;1;0)*[.$O33]" office:value-type="float" office:value="0" calcext:value-type="float">
            <text:p/>
          </table:table-cell>
          <table:table-cell table:formula="of:=IF(BITAND([.$R33];BITLSHIFT(1;[.AA$2]))&gt;0;1;0)*[.$O33]" office:value-type="float" office:value="0" calcext:value-type="float">
            <text:p/>
          </table:table-cell>
          <table:table-cell table:formula="of:=IF(BITAND([.$R33];BITLSHIFT(1;[.AB$2]))&gt;0;1;0)*[.$O33]" office:value-type="float" office:value="0" calcext:value-type="float">
            <text:p/>
          </table:table-cell>
          <table:table-cell table:formula="of:=IF(BITAND([.$R33];BITLSHIFT(1;[.AC$2]))&gt;0;1;0)*[.$O33]" office:value-type="float" office:value="0" calcext:value-type="float">
            <text:p/>
          </table:table-cell>
          <table:table-cell table:formula="of:=IF(BITAND([.$R33];BITLSHIFT(1;[.AD$2]))&gt;0;1;0)*[.$O33]" office:value-type="float" office:value="0" calcext:value-type="float">
            <text:p/>
          </table:table-cell>
          <table:table-cell table:formula="of:=IF(BITAND([.$R33];BITLSHIFT(1;[.AE$2]))&gt;0;1;0)*[.$O33]" office:value-type="float" office:value="0" calcext:value-type="float">
            <text:p/>
          </table:table-cell>
          <table:table-cell table:formula="of:=IF(BITAND([.$R33];BITLSHIFT(1;[.AF$2]))&gt;0;1;0)*[.$O33]" office:value-type="float" office:value="0" calcext:value-type="float">
            <text:p/>
          </table:table-cell>
          <table:table-cell table:formula="of:=IF(BITAND([.$R33];BITLSHIFT(1;[.AG$2]))&gt;0;1;0)*[.$O33]" office:value-type="float" office:value="0" calcext:value-type="float">
            <text:p/>
          </table:table-cell>
          <table:table-cell table:formula="of:=IF(BITAND([.$R33];BITLSHIFT(1;[.AH$2]))&gt;0;1;0)*[.$O33]" office:value-type="float" office:value="0" calcext:value-type="float">
            <text:p/>
          </table:table-cell>
          <table:table-cell table:formula="of:=IF(BITAND([.$R33];BITLSHIFT(1;[.AI$2]))&gt;0;1;0)*[.$O33]" office:value-type="float" office:value="0" calcext:value-type="float">
            <text:p/>
          </table:table-cell>
          <table:table-cell table:formula="of:=IF(BITAND([.$R33];BITLSHIFT(1;[.AJ$2]))&gt;0;1;0)*[.$O33]" office:value-type="float" office:value="0" calcext:value-type="float">
            <text:p/>
          </table:table-cell>
          <table:table-cell table:formula="of:=IF(BITAND([.$R33];BITLSHIFT(1;[.AK$2]))&gt;0;1;0)*[.$O33]" office:value-type="float" office:value="0" calcext:value-type="float">
            <text:p/>
          </table:table-cell>
          <table:table-cell table:formula="of:=IF(BITAND([.$R33];BITLSHIFT(1;[.AL$2]))&gt;0;1;0)*[.$O33]" office:value-type="float" office:value="0" calcext:value-type="float">
            <text:p/>
          </table:table-cell>
          <table:table-cell table:formula="of:=IF(BITAND([.$R33];BITLSHIFT(1;[.AM$2]))&gt;0;1;0)*[.$O33]" office:value-type="float" office:value="0" calcext:value-type="float">
            <text:p/>
          </table:table-cell>
          <table:table-cell table:formula="of:=IF(BITAND([.$R33];BITLSHIFT(1;[.AN$2]))&gt;0;1;0)*[.$O33]" office:value-type="float" office:value="0" calcext:value-type="float">
            <text:p/>
          </table:table-cell>
          <table:table-cell table:formula="of:=IF(BITAND([.$R33];BITLSHIFT(1;[.AO$2]))&gt;0;1;0)*[.$O33]" office:value-type="float" office:value="0" calcext:value-type="float">
            <text:p/>
          </table:table-cell>
          <table:table-cell table:formula="of:=IF(BITAND([.$R33];BITLSHIFT(1;[.AP$2]))&gt;0;1;0)*[.$O33]" office:value-type="float" office:value="0" calcext:value-type="float">
            <text:p/>
          </table:table-cell>
          <table:table-cell table:formula="of:=IF(BITAND([.$R33];BITLSHIFT(1;[.AQ$2]))&gt;0;1;0)*[.$O33]" office:value-type="float" office:value="0" calcext:value-type="float">
            <text:p/>
          </table:table-cell>
          <table:table-cell table:formula="of:=IF(BITAND([.$R33];BITLSHIFT(1;[.AR$2]))&gt;0;1;0)*[.$O33]" office:value-type="float" office:value="0" calcext:value-type="float">
            <text:p/>
          </table:table-cell>
          <table:table-cell table:formula="of:=IF(BITAND([.$R33];BITLSHIFT(1;[.AS$2]))&gt;0;1;0)*[.$O33]" office:value-type="float" office:value="0" calcext:value-type="float">
            <text:p/>
          </table:table-cell>
          <table:table-cell table:formula="of:=IF(BITAND([.$R33];BITLSHIFT(1;[.AT$2]))&gt;0;1;0)*[.$O33]" office:value-type="float" office:value="0" calcext:value-type="float">
            <text:p/>
          </table:table-cell>
          <table:table-cell table:formula="of:=IF(BITAND([.$R33];BITLSHIFT(1;[.AU$2]))&gt;0;1;0)*[.$O33]" office:value-type="float" office:value="0" calcext:value-type="float">
            <text:p/>
          </table:table-cell>
          <table:table-cell table:formula="of:=IF(BITAND([.$R33];BITLSHIFT(1;[.AV$2]))&gt;0;1;0)*[.$O33]" office:value-type="float" office:value="0" calcext:value-type="float">
            <text:p/>
          </table:table-cell>
          <table:table-cell table:formula="of:=IF(BITAND([.$R33];BITLSHIFT(1;[.AW$2]))&gt;0;1;0)*[.$O33]" office:value-type="float" office:value="0" calcext:value-type="float">
            <text:p/>
          </table:table-cell>
          <table:table-cell table:formula="of:=IF(BITAND([.$R33];BITLSHIFT(1;[.AX$2]))&gt;0;1;0)*[.$O33]" office:value-type="float" office:value="0" calcext:value-type="float">
            <text:p/>
          </table:table-cell>
          <table:table-cell table:formula="of:=IF(BITAND([.$Q33];BITLSHIFT(1;[.AY$2]))&gt;0;1;0)*[.$O33]" office:value-type="float" office:value="0" calcext:value-type="float">
            <text:p/>
          </table:table-cell>
          <table:table-cell table:formula="of:=IF(BITAND([.$Q33];BITLSHIFT(1;[.AZ$2]))&gt;0;1;0)*[.$O33]" office:value-type="float" office:value="0" calcext:value-type="float">
            <text:p/>
          </table:table-cell>
          <table:table-cell table:formula="of:=IF(BITAND([.$Q33];BITLSHIFT(1;[.BA$2]))&gt;0;1;0)*[.$O33]" office:value-type="float" office:value="0" calcext:value-type="float">
            <text:p/>
          </table:table-cell>
          <table:table-cell table:formula="of:=IF(BITAND([.$Q33];BITLSHIFT(1;[.BB$2]))&gt;0;1;0)*[.$O33]" office:value-type="float" office:value="0" calcext:value-type="float">
            <text:p/>
          </table:table-cell>
          <table:table-cell table:formula="of:=IF(BITAND([.$Q33];BITLSHIFT(1;[.BC$2]))&gt;0;1;0)*[.$O33]" office:value-type="float" office:value="0" calcext:value-type="float">
            <text:p/>
          </table:table-cell>
          <table:table-cell table:formula="of:=IF(BITAND([.$Q33];BITLSHIFT(1;[.BD$2]))&gt;0;1;0)*[.$O33]" office:value-type="float" office:value="0" calcext:value-type="float">
            <text:p/>
          </table:table-cell>
          <table:table-cell table:formula="of:=IF(BITAND([.$Q33];BITLSHIFT(1;[.BE$2]))&gt;0;1;0)*[.$O33]" office:value-type="float" office:value="0" calcext:value-type="float">
            <text:p/>
          </table:table-cell>
          <table:table-cell table:formula="of:=IF(BITAND([.$Q33];BITLSHIFT(1;[.BF$2]))&gt;0;1;0)*[.$O33]" office:value-type="float" office:value="0" calcext:value-type="float">
            <text:p/>
          </table:table-cell>
          <table:table-cell table:formula="of:=IF(BITAND([.$Q33];BITLSHIFT(1;[.BG$2]))&gt;0;1;0)*[.$O33]" office:value-type="float" office:value="0" calcext:value-type="float">
            <text:p/>
          </table:table-cell>
          <table:table-cell table:formula="of:=IF(BITAND([.$Q33];BITLSHIFT(1;[.BH$2]))&gt;0;1;0)*[.$O33]" office:value-type="float" office:value="0" calcext:value-type="float">
            <text:p/>
          </table:table-cell>
          <table:table-cell table:formula="of:=IF(BITAND([.$Q33];BITLSHIFT(1;[.BI$2]))&gt;0;1;0)*[.$O33]" office:value-type="float" office:value="0" calcext:value-type="float">
            <text:p/>
          </table:table-cell>
          <table:table-cell table:formula="of:=IF(BITAND([.$Q33];BITLSHIFT(1;[.BJ$2]))&gt;0;1;0)*[.$O33]" office:value-type="float" office:value="0" calcext:value-type="float">
            <text:p/>
          </table:table-cell>
          <table:table-cell table:formula="of:=IF(BITAND([.$Q33];BITLSHIFT(1;[.BK$2]))&gt;0;1;0)*[.$O33]" office:value-type="float" office:value="0" calcext:value-type="float">
            <text:p/>
          </table:table-cell>
          <table:table-cell table:formula="of:=IF(BITAND([.$Q33];BITLSHIFT(1;[.BL$2]))&gt;0;1;0)*[.$O33]" office:value-type="float" office:value="0" calcext:value-type="float">
            <text:p/>
          </table:table-cell>
          <table:table-cell table:formula="of:=IF(BITAND([.$Q33];BITLSHIFT(1;[.BM$2]))&gt;0;1;0)*[.$O33]" office:value-type="float" office:value="0" calcext:value-type="float">
            <text:p/>
          </table:table-cell>
          <table:table-cell table:formula="of:=IF(BITAND([.$Q33];BITLSHIFT(1;[.BN$2]))&gt;0;1;0)*[.$O33]" office:value-type="float" office:value="0" calcext:value-type="float">
            <text:p/>
          </table:table-cell>
          <table:table-cell table:formula="of:=IF(BITAND([.$Q33];BITLSHIFT(1;[.BO$2]))&gt;0;1;0)*[.$O33]" office:value-type="float" office:value="0" calcext:value-type="float">
            <text:p/>
          </table:table-cell>
          <table:table-cell table:formula="of:=IF(BITAND([.$Q33];BITLSHIFT(1;[.BP$2]))&gt;0;1;0)*[.$O33]" office:value-type="float" office:value="0" calcext:value-type="float">
            <text:p/>
          </table:table-cell>
          <table:table-cell table:formula="of:=IF(BITAND([.$Q33];BITLSHIFT(1;[.BQ$2]))&gt;0;1;0)*[.$O33]" office:value-type="float" office:value="0" calcext:value-type="float">
            <text:p/>
          </table:table-cell>
          <table:table-cell table:formula="of:=IF(BITAND([.$Q33];BITLSHIFT(1;[.BR$2]))&gt;0;1;0)*[.$O33]" office:value-type="float" office:value="0" calcext:value-type="float">
            <text:p/>
          </table:table-cell>
          <table:table-cell table:formula="of:=IF(BITAND([.$Q33];BITLSHIFT(1;[.BS$2]))&gt;0;1;0)*[.$O33]" office:value-type="float" office:value="0" calcext:value-type="float">
            <text:p/>
          </table:table-cell>
          <table:table-cell table:formula="of:=IF(BITAND([.$Q33];BITLSHIFT(1;[.BT$2]))&gt;0;1;0)*[.$O33]" office:value-type="float" office:value="0" calcext:value-type="float">
            <text:p/>
          </table:table-cell>
          <table:table-cell table:formula="of:=IF(BITAND([.$Q33];BITLSHIFT(1;[.BU$2]))&gt;0;1;0)*[.$O33]" office:value-type="float" office:value="0" calcext:value-type="float">
            <text:p/>
          </table:table-cell>
          <table:table-cell table:formula="of:=IF(BITAND([.$Q33];BITLSHIFT(1;[.BV$2]))&gt;0;1;0)*[.$O33]" office:value-type="float" office:value="0" calcext:value-type="float">
            <text:p/>
          </table:table-cell>
          <table:table-cell table:formula="of:=IF(BITAND([.$Q33];BITLSHIFT(1;[.BW$2]))&gt;0;1;0)*[.$O33]" office:value-type="float" office:value="0" calcext:value-type="float">
            <text:p/>
          </table:table-cell>
          <table:table-cell table:formula="of:=IF(BITAND([.$Q33];BITLSHIFT(1;[.BX$2]))&gt;0;1;0)*[.$O33]" office:value-type="float" office:value="0" calcext:value-type="float">
            <text:p/>
          </table:table-cell>
          <table:table-cell table:formula="of:=IF(BITAND([.$Q33];BITLSHIFT(1;[.BY$2]))&gt;0;1;0)*[.$O33]" office:value-type="float" office:value="0" calcext:value-type="float">
            <text:p/>
          </table:table-cell>
          <table:table-cell table:formula="of:=IF(BITAND([.$Q33];BITLSHIFT(1;[.BZ$2]))&gt;0;1;0)*[.$O33]" office:value-type="float" office:value="0" calcext:value-type="float">
            <text:p/>
          </table:table-cell>
          <table:table-cell table:formula="of:=IF(BITAND([.$Q33];BITLSHIFT(1;[.CA$2]))&gt;0;1;0)*[.$O33]" office:value-type="float" office:value="0" calcext:value-type="float">
            <text:p/>
          </table:table-cell>
          <table:table-cell table:formula="of:=IF(BITAND([.$Q33];BITLSHIFT(1;[.CB$2]))&gt;0;1;0)*[.$O33]" office:value-type="float" office:value="0" calcext:value-type="float">
            <text:p/>
          </table:table-cell>
          <table:table-cell table:formula="of:=IF(BITAND([.$Q33];BITLSHIFT(1;[.CC$2]))&gt;0;1;0)*[.$O33]" office:value-type="float" office:value="0" calcext:value-type="float">
            <text:p/>
          </table:table-cell>
          <table:table-cell table:formula="of:=IF(BITAND([.$Q33];BITLSHIFT(1;[.CD$2]))&gt;0;1;0)*[.$O3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4];10) ;16)" office:value-type="float" office:value="0" calcext:value-type="float">
            <text:p/>
          </table:table-cell>
          <table:table-cell table:formula="of:=DECIMAL(RIGHT([.N34];8) ;16)" office:value-type="float" office:value="0" calcext:value-type="float">
            <text:p/>
          </table:table-cell>
          <table:table-cell table:formula="of:=IF(BITAND([.$R34];BITLSHIFT(1;[.S$2]))&gt;0;1;0)*[.$O34]" office:value-type="float" office:value="0" calcext:value-type="float">
            <text:p/>
          </table:table-cell>
          <table:table-cell table:formula="of:=IF(BITAND([.$R34];BITLSHIFT(1;[.T$2]))&gt;0;1;0)*[.$O34]" office:value-type="float" office:value="0" calcext:value-type="float">
            <text:p/>
          </table:table-cell>
          <table:table-cell table:formula="of:=IF(BITAND([.$R34];BITLSHIFT(1;[.U$2]))&gt;0;1;0)*[.$O34]" office:value-type="float" office:value="0" calcext:value-type="float">
            <text:p/>
          </table:table-cell>
          <table:table-cell table:formula="of:=IF(BITAND([.$R34];BITLSHIFT(1;[.V$2]))&gt;0;1;0)*[.$O34]" office:value-type="float" office:value="0" calcext:value-type="float">
            <text:p/>
          </table:table-cell>
          <table:table-cell table:formula="of:=IF(BITAND([.$R34];BITLSHIFT(1;[.W$2]))&gt;0;1;0)*[.$O34]" office:value-type="float" office:value="0" calcext:value-type="float">
            <text:p/>
          </table:table-cell>
          <table:table-cell table:formula="of:=IF(BITAND([.$R34];BITLSHIFT(1;[.X$2]))&gt;0;1;0)*[.$O34]" office:value-type="float" office:value="0" calcext:value-type="float">
            <text:p/>
          </table:table-cell>
          <table:table-cell table:formula="of:=IF(BITAND([.$R34];BITLSHIFT(1;[.Y$2]))&gt;0;1;0)*[.$O34]" office:value-type="float" office:value="0" calcext:value-type="float">
            <text:p/>
          </table:table-cell>
          <table:table-cell table:formula="of:=IF(BITAND([.$R34];BITLSHIFT(1;[.Z$2]))&gt;0;1;0)*[.$O34]" office:value-type="float" office:value="0" calcext:value-type="float">
            <text:p/>
          </table:table-cell>
          <table:table-cell table:formula="of:=IF(BITAND([.$R34];BITLSHIFT(1;[.AA$2]))&gt;0;1;0)*[.$O34]" office:value-type="float" office:value="0" calcext:value-type="float">
            <text:p/>
          </table:table-cell>
          <table:table-cell table:formula="of:=IF(BITAND([.$R34];BITLSHIFT(1;[.AB$2]))&gt;0;1;0)*[.$O34]" office:value-type="float" office:value="0" calcext:value-type="float">
            <text:p/>
          </table:table-cell>
          <table:table-cell table:formula="of:=IF(BITAND([.$R34];BITLSHIFT(1;[.AC$2]))&gt;0;1;0)*[.$O34]" office:value-type="float" office:value="0" calcext:value-type="float">
            <text:p/>
          </table:table-cell>
          <table:table-cell table:formula="of:=IF(BITAND([.$R34];BITLSHIFT(1;[.AD$2]))&gt;0;1;0)*[.$O34]" office:value-type="float" office:value="0" calcext:value-type="float">
            <text:p/>
          </table:table-cell>
          <table:table-cell table:formula="of:=IF(BITAND([.$R34];BITLSHIFT(1;[.AE$2]))&gt;0;1;0)*[.$O34]" office:value-type="float" office:value="0" calcext:value-type="float">
            <text:p/>
          </table:table-cell>
          <table:table-cell table:formula="of:=IF(BITAND([.$R34];BITLSHIFT(1;[.AF$2]))&gt;0;1;0)*[.$O34]" office:value-type="float" office:value="0" calcext:value-type="float">
            <text:p/>
          </table:table-cell>
          <table:table-cell table:formula="of:=IF(BITAND([.$R34];BITLSHIFT(1;[.AG$2]))&gt;0;1;0)*[.$O34]" office:value-type="float" office:value="0" calcext:value-type="float">
            <text:p/>
          </table:table-cell>
          <table:table-cell table:formula="of:=IF(BITAND([.$R34];BITLSHIFT(1;[.AH$2]))&gt;0;1;0)*[.$O34]" office:value-type="float" office:value="0" calcext:value-type="float">
            <text:p/>
          </table:table-cell>
          <table:table-cell table:formula="of:=IF(BITAND([.$R34];BITLSHIFT(1;[.AI$2]))&gt;0;1;0)*[.$O34]" office:value-type="float" office:value="0" calcext:value-type="float">
            <text:p/>
          </table:table-cell>
          <table:table-cell table:formula="of:=IF(BITAND([.$R34];BITLSHIFT(1;[.AJ$2]))&gt;0;1;0)*[.$O34]" office:value-type="float" office:value="0" calcext:value-type="float">
            <text:p/>
          </table:table-cell>
          <table:table-cell table:formula="of:=IF(BITAND([.$R34];BITLSHIFT(1;[.AK$2]))&gt;0;1;0)*[.$O34]" office:value-type="float" office:value="0" calcext:value-type="float">
            <text:p/>
          </table:table-cell>
          <table:table-cell table:formula="of:=IF(BITAND([.$R34];BITLSHIFT(1;[.AL$2]))&gt;0;1;0)*[.$O34]" office:value-type="float" office:value="0" calcext:value-type="float">
            <text:p/>
          </table:table-cell>
          <table:table-cell table:formula="of:=IF(BITAND([.$R34];BITLSHIFT(1;[.AM$2]))&gt;0;1;0)*[.$O34]" office:value-type="float" office:value="0" calcext:value-type="float">
            <text:p/>
          </table:table-cell>
          <table:table-cell table:formula="of:=IF(BITAND([.$R34];BITLSHIFT(1;[.AN$2]))&gt;0;1;0)*[.$O34]" office:value-type="float" office:value="0" calcext:value-type="float">
            <text:p/>
          </table:table-cell>
          <table:table-cell table:formula="of:=IF(BITAND([.$R34];BITLSHIFT(1;[.AO$2]))&gt;0;1;0)*[.$O34]" office:value-type="float" office:value="0" calcext:value-type="float">
            <text:p/>
          </table:table-cell>
          <table:table-cell table:formula="of:=IF(BITAND([.$R34];BITLSHIFT(1;[.AP$2]))&gt;0;1;0)*[.$O34]" office:value-type="float" office:value="0" calcext:value-type="float">
            <text:p/>
          </table:table-cell>
          <table:table-cell table:formula="of:=IF(BITAND([.$R34];BITLSHIFT(1;[.AQ$2]))&gt;0;1;0)*[.$O34]" office:value-type="float" office:value="0" calcext:value-type="float">
            <text:p/>
          </table:table-cell>
          <table:table-cell table:formula="of:=IF(BITAND([.$R34];BITLSHIFT(1;[.AR$2]))&gt;0;1;0)*[.$O34]" office:value-type="float" office:value="0" calcext:value-type="float">
            <text:p/>
          </table:table-cell>
          <table:table-cell table:formula="of:=IF(BITAND([.$R34];BITLSHIFT(1;[.AS$2]))&gt;0;1;0)*[.$O34]" office:value-type="float" office:value="0" calcext:value-type="float">
            <text:p/>
          </table:table-cell>
          <table:table-cell table:formula="of:=IF(BITAND([.$R34];BITLSHIFT(1;[.AT$2]))&gt;0;1;0)*[.$O34]" office:value-type="float" office:value="0" calcext:value-type="float">
            <text:p/>
          </table:table-cell>
          <table:table-cell table:formula="of:=IF(BITAND([.$R34];BITLSHIFT(1;[.AU$2]))&gt;0;1;0)*[.$O34]" office:value-type="float" office:value="0" calcext:value-type="float">
            <text:p/>
          </table:table-cell>
          <table:table-cell table:formula="of:=IF(BITAND([.$R34];BITLSHIFT(1;[.AV$2]))&gt;0;1;0)*[.$O34]" office:value-type="float" office:value="0" calcext:value-type="float">
            <text:p/>
          </table:table-cell>
          <table:table-cell table:formula="of:=IF(BITAND([.$R34];BITLSHIFT(1;[.AW$2]))&gt;0;1;0)*[.$O34]" office:value-type="float" office:value="0" calcext:value-type="float">
            <text:p/>
          </table:table-cell>
          <table:table-cell table:formula="of:=IF(BITAND([.$R34];BITLSHIFT(1;[.AX$2]))&gt;0;1;0)*[.$O34]" office:value-type="float" office:value="0" calcext:value-type="float">
            <text:p/>
          </table:table-cell>
          <table:table-cell table:formula="of:=IF(BITAND([.$Q34];BITLSHIFT(1;[.AY$2]))&gt;0;1;0)*[.$O34]" office:value-type="float" office:value="0" calcext:value-type="float">
            <text:p/>
          </table:table-cell>
          <table:table-cell table:formula="of:=IF(BITAND([.$Q34];BITLSHIFT(1;[.AZ$2]))&gt;0;1;0)*[.$O34]" office:value-type="float" office:value="0" calcext:value-type="float">
            <text:p/>
          </table:table-cell>
          <table:table-cell table:formula="of:=IF(BITAND([.$Q34];BITLSHIFT(1;[.BA$2]))&gt;0;1;0)*[.$O34]" office:value-type="float" office:value="0" calcext:value-type="float">
            <text:p/>
          </table:table-cell>
          <table:table-cell table:formula="of:=IF(BITAND([.$Q34];BITLSHIFT(1;[.BB$2]))&gt;0;1;0)*[.$O34]" office:value-type="float" office:value="0" calcext:value-type="float">
            <text:p/>
          </table:table-cell>
          <table:table-cell table:formula="of:=IF(BITAND([.$Q34];BITLSHIFT(1;[.BC$2]))&gt;0;1;0)*[.$O34]" office:value-type="float" office:value="0" calcext:value-type="float">
            <text:p/>
          </table:table-cell>
          <table:table-cell table:formula="of:=IF(BITAND([.$Q34];BITLSHIFT(1;[.BD$2]))&gt;0;1;0)*[.$O34]" office:value-type="float" office:value="0" calcext:value-type="float">
            <text:p/>
          </table:table-cell>
          <table:table-cell table:formula="of:=IF(BITAND([.$Q34];BITLSHIFT(1;[.BE$2]))&gt;0;1;0)*[.$O34]" office:value-type="float" office:value="0" calcext:value-type="float">
            <text:p/>
          </table:table-cell>
          <table:table-cell table:formula="of:=IF(BITAND([.$Q34];BITLSHIFT(1;[.BF$2]))&gt;0;1;0)*[.$O34]" office:value-type="float" office:value="0" calcext:value-type="float">
            <text:p/>
          </table:table-cell>
          <table:table-cell table:formula="of:=IF(BITAND([.$Q34];BITLSHIFT(1;[.BG$2]))&gt;0;1;0)*[.$O34]" office:value-type="float" office:value="0" calcext:value-type="float">
            <text:p/>
          </table:table-cell>
          <table:table-cell table:formula="of:=IF(BITAND([.$Q34];BITLSHIFT(1;[.BH$2]))&gt;0;1;0)*[.$O34]" office:value-type="float" office:value="0" calcext:value-type="float">
            <text:p/>
          </table:table-cell>
          <table:table-cell table:formula="of:=IF(BITAND([.$Q34];BITLSHIFT(1;[.BI$2]))&gt;0;1;0)*[.$O34]" office:value-type="float" office:value="0" calcext:value-type="float">
            <text:p/>
          </table:table-cell>
          <table:table-cell table:formula="of:=IF(BITAND([.$Q34];BITLSHIFT(1;[.BJ$2]))&gt;0;1;0)*[.$O34]" office:value-type="float" office:value="0" calcext:value-type="float">
            <text:p/>
          </table:table-cell>
          <table:table-cell table:formula="of:=IF(BITAND([.$Q34];BITLSHIFT(1;[.BK$2]))&gt;0;1;0)*[.$O34]" office:value-type="float" office:value="0" calcext:value-type="float">
            <text:p/>
          </table:table-cell>
          <table:table-cell table:formula="of:=IF(BITAND([.$Q34];BITLSHIFT(1;[.BL$2]))&gt;0;1;0)*[.$O34]" office:value-type="float" office:value="0" calcext:value-type="float">
            <text:p/>
          </table:table-cell>
          <table:table-cell table:formula="of:=IF(BITAND([.$Q34];BITLSHIFT(1;[.BM$2]))&gt;0;1;0)*[.$O34]" office:value-type="float" office:value="0" calcext:value-type="float">
            <text:p/>
          </table:table-cell>
          <table:table-cell table:formula="of:=IF(BITAND([.$Q34];BITLSHIFT(1;[.BN$2]))&gt;0;1;0)*[.$O34]" office:value-type="float" office:value="0" calcext:value-type="float">
            <text:p/>
          </table:table-cell>
          <table:table-cell table:formula="of:=IF(BITAND([.$Q34];BITLSHIFT(1;[.BO$2]))&gt;0;1;0)*[.$O34]" office:value-type="float" office:value="0" calcext:value-type="float">
            <text:p/>
          </table:table-cell>
          <table:table-cell table:formula="of:=IF(BITAND([.$Q34];BITLSHIFT(1;[.BP$2]))&gt;0;1;0)*[.$O34]" office:value-type="float" office:value="0" calcext:value-type="float">
            <text:p/>
          </table:table-cell>
          <table:table-cell table:formula="of:=IF(BITAND([.$Q34];BITLSHIFT(1;[.BQ$2]))&gt;0;1;0)*[.$O34]" office:value-type="float" office:value="0" calcext:value-type="float">
            <text:p/>
          </table:table-cell>
          <table:table-cell table:formula="of:=IF(BITAND([.$Q34];BITLSHIFT(1;[.BR$2]))&gt;0;1;0)*[.$O34]" office:value-type="float" office:value="0" calcext:value-type="float">
            <text:p/>
          </table:table-cell>
          <table:table-cell table:formula="of:=IF(BITAND([.$Q34];BITLSHIFT(1;[.BS$2]))&gt;0;1;0)*[.$O34]" office:value-type="float" office:value="0" calcext:value-type="float">
            <text:p/>
          </table:table-cell>
          <table:table-cell table:formula="of:=IF(BITAND([.$Q34];BITLSHIFT(1;[.BT$2]))&gt;0;1;0)*[.$O34]" office:value-type="float" office:value="0" calcext:value-type="float">
            <text:p/>
          </table:table-cell>
          <table:table-cell table:formula="of:=IF(BITAND([.$Q34];BITLSHIFT(1;[.BU$2]))&gt;0;1;0)*[.$O34]" office:value-type="float" office:value="0" calcext:value-type="float">
            <text:p/>
          </table:table-cell>
          <table:table-cell table:formula="of:=IF(BITAND([.$Q34];BITLSHIFT(1;[.BV$2]))&gt;0;1;0)*[.$O34]" office:value-type="float" office:value="0" calcext:value-type="float">
            <text:p/>
          </table:table-cell>
          <table:table-cell table:formula="of:=IF(BITAND([.$Q34];BITLSHIFT(1;[.BW$2]))&gt;0;1;0)*[.$O34]" office:value-type="float" office:value="0" calcext:value-type="float">
            <text:p/>
          </table:table-cell>
          <table:table-cell table:formula="of:=IF(BITAND([.$Q34];BITLSHIFT(1;[.BX$2]))&gt;0;1;0)*[.$O34]" office:value-type="float" office:value="0" calcext:value-type="float">
            <text:p/>
          </table:table-cell>
          <table:table-cell table:formula="of:=IF(BITAND([.$Q34];BITLSHIFT(1;[.BY$2]))&gt;0;1;0)*[.$O34]" office:value-type="float" office:value="0" calcext:value-type="float">
            <text:p/>
          </table:table-cell>
          <table:table-cell table:formula="of:=IF(BITAND([.$Q34];BITLSHIFT(1;[.BZ$2]))&gt;0;1;0)*[.$O34]" office:value-type="float" office:value="0" calcext:value-type="float">
            <text:p/>
          </table:table-cell>
          <table:table-cell table:formula="of:=IF(BITAND([.$Q34];BITLSHIFT(1;[.CA$2]))&gt;0;1;0)*[.$O34]" office:value-type="float" office:value="0" calcext:value-type="float">
            <text:p/>
          </table:table-cell>
          <table:table-cell table:formula="of:=IF(BITAND([.$Q34];BITLSHIFT(1;[.CB$2]))&gt;0;1;0)*[.$O34]" office:value-type="float" office:value="0" calcext:value-type="float">
            <text:p/>
          </table:table-cell>
          <table:table-cell table:formula="of:=IF(BITAND([.$Q34];BITLSHIFT(1;[.CC$2]))&gt;0;1;0)*[.$O34]" office:value-type="float" office:value="0" calcext:value-type="float">
            <text:p/>
          </table:table-cell>
          <table:table-cell table:formula="of:=IF(BITAND([.$Q34];BITLSHIFT(1;[.CD$2]))&gt;0;1;0)*[.$O3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5];10) ;16)" office:value-type="float" office:value="0" calcext:value-type="float">
            <text:p/>
          </table:table-cell>
          <table:table-cell table:formula="of:=DECIMAL(RIGHT([.N35];8) ;16)" office:value-type="float" office:value="0" calcext:value-type="float">
            <text:p/>
          </table:table-cell>
          <table:table-cell table:formula="of:=IF(BITAND([.$R35];BITLSHIFT(1;[.S$2]))&gt;0;1;0)*[.$O35]" office:value-type="float" office:value="0" calcext:value-type="float">
            <text:p/>
          </table:table-cell>
          <table:table-cell table:formula="of:=IF(BITAND([.$R35];BITLSHIFT(1;[.T$2]))&gt;0;1;0)*[.$O35]" office:value-type="float" office:value="0" calcext:value-type="float">
            <text:p/>
          </table:table-cell>
          <table:table-cell table:formula="of:=IF(BITAND([.$R35];BITLSHIFT(1;[.U$2]))&gt;0;1;0)*[.$O35]" office:value-type="float" office:value="0" calcext:value-type="float">
            <text:p/>
          </table:table-cell>
          <table:table-cell table:formula="of:=IF(BITAND([.$R35];BITLSHIFT(1;[.V$2]))&gt;0;1;0)*[.$O35]" office:value-type="float" office:value="0" calcext:value-type="float">
            <text:p/>
          </table:table-cell>
          <table:table-cell table:formula="of:=IF(BITAND([.$R35];BITLSHIFT(1;[.W$2]))&gt;0;1;0)*[.$O35]" office:value-type="float" office:value="0" calcext:value-type="float">
            <text:p/>
          </table:table-cell>
          <table:table-cell table:formula="of:=IF(BITAND([.$R35];BITLSHIFT(1;[.X$2]))&gt;0;1;0)*[.$O35]" office:value-type="float" office:value="0" calcext:value-type="float">
            <text:p/>
          </table:table-cell>
          <table:table-cell table:formula="of:=IF(BITAND([.$R35];BITLSHIFT(1;[.Y$2]))&gt;0;1;0)*[.$O35]" office:value-type="float" office:value="0" calcext:value-type="float">
            <text:p/>
          </table:table-cell>
          <table:table-cell table:formula="of:=IF(BITAND([.$R35];BITLSHIFT(1;[.Z$2]))&gt;0;1;0)*[.$O35]" office:value-type="float" office:value="0" calcext:value-type="float">
            <text:p/>
          </table:table-cell>
          <table:table-cell table:formula="of:=IF(BITAND([.$R35];BITLSHIFT(1;[.AA$2]))&gt;0;1;0)*[.$O35]" office:value-type="float" office:value="0" calcext:value-type="float">
            <text:p/>
          </table:table-cell>
          <table:table-cell table:formula="of:=IF(BITAND([.$R35];BITLSHIFT(1;[.AB$2]))&gt;0;1;0)*[.$O35]" office:value-type="float" office:value="0" calcext:value-type="float">
            <text:p/>
          </table:table-cell>
          <table:table-cell table:formula="of:=IF(BITAND([.$R35];BITLSHIFT(1;[.AC$2]))&gt;0;1;0)*[.$O35]" office:value-type="float" office:value="0" calcext:value-type="float">
            <text:p/>
          </table:table-cell>
          <table:table-cell table:formula="of:=IF(BITAND([.$R35];BITLSHIFT(1;[.AD$2]))&gt;0;1;0)*[.$O35]" office:value-type="float" office:value="0" calcext:value-type="float">
            <text:p/>
          </table:table-cell>
          <table:table-cell table:formula="of:=IF(BITAND([.$R35];BITLSHIFT(1;[.AE$2]))&gt;0;1;0)*[.$O35]" office:value-type="float" office:value="0" calcext:value-type="float">
            <text:p/>
          </table:table-cell>
          <table:table-cell table:formula="of:=IF(BITAND([.$R35];BITLSHIFT(1;[.AF$2]))&gt;0;1;0)*[.$O35]" office:value-type="float" office:value="0" calcext:value-type="float">
            <text:p/>
          </table:table-cell>
          <table:table-cell table:formula="of:=IF(BITAND([.$R35];BITLSHIFT(1;[.AG$2]))&gt;0;1;0)*[.$O35]" office:value-type="float" office:value="0" calcext:value-type="float">
            <text:p/>
          </table:table-cell>
          <table:table-cell table:formula="of:=IF(BITAND([.$R35];BITLSHIFT(1;[.AH$2]))&gt;0;1;0)*[.$O35]" office:value-type="float" office:value="0" calcext:value-type="float">
            <text:p/>
          </table:table-cell>
          <table:table-cell table:formula="of:=IF(BITAND([.$R35];BITLSHIFT(1;[.AI$2]))&gt;0;1;0)*[.$O35]" office:value-type="float" office:value="0" calcext:value-type="float">
            <text:p/>
          </table:table-cell>
          <table:table-cell table:formula="of:=IF(BITAND([.$R35];BITLSHIFT(1;[.AJ$2]))&gt;0;1;0)*[.$O35]" office:value-type="float" office:value="0" calcext:value-type="float">
            <text:p/>
          </table:table-cell>
          <table:table-cell table:formula="of:=IF(BITAND([.$R35];BITLSHIFT(1;[.AK$2]))&gt;0;1;0)*[.$O35]" office:value-type="float" office:value="0" calcext:value-type="float">
            <text:p/>
          </table:table-cell>
          <table:table-cell table:formula="of:=IF(BITAND([.$R35];BITLSHIFT(1;[.AL$2]))&gt;0;1;0)*[.$O35]" office:value-type="float" office:value="0" calcext:value-type="float">
            <text:p/>
          </table:table-cell>
          <table:table-cell table:formula="of:=IF(BITAND([.$R35];BITLSHIFT(1;[.AM$2]))&gt;0;1;0)*[.$O35]" office:value-type="float" office:value="0" calcext:value-type="float">
            <text:p/>
          </table:table-cell>
          <table:table-cell table:formula="of:=IF(BITAND([.$R35];BITLSHIFT(1;[.AN$2]))&gt;0;1;0)*[.$O35]" office:value-type="float" office:value="0" calcext:value-type="float">
            <text:p/>
          </table:table-cell>
          <table:table-cell table:formula="of:=IF(BITAND([.$R35];BITLSHIFT(1;[.AO$2]))&gt;0;1;0)*[.$O35]" office:value-type="float" office:value="0" calcext:value-type="float">
            <text:p/>
          </table:table-cell>
          <table:table-cell table:formula="of:=IF(BITAND([.$R35];BITLSHIFT(1;[.AP$2]))&gt;0;1;0)*[.$O35]" office:value-type="float" office:value="0" calcext:value-type="float">
            <text:p/>
          </table:table-cell>
          <table:table-cell table:formula="of:=IF(BITAND([.$R35];BITLSHIFT(1;[.AQ$2]))&gt;0;1;0)*[.$O35]" office:value-type="float" office:value="0" calcext:value-type="float">
            <text:p/>
          </table:table-cell>
          <table:table-cell table:formula="of:=IF(BITAND([.$R35];BITLSHIFT(1;[.AR$2]))&gt;0;1;0)*[.$O35]" office:value-type="float" office:value="0" calcext:value-type="float">
            <text:p/>
          </table:table-cell>
          <table:table-cell table:formula="of:=IF(BITAND([.$R35];BITLSHIFT(1;[.AS$2]))&gt;0;1;0)*[.$O35]" office:value-type="float" office:value="0" calcext:value-type="float">
            <text:p/>
          </table:table-cell>
          <table:table-cell table:formula="of:=IF(BITAND([.$R35];BITLSHIFT(1;[.AT$2]))&gt;0;1;0)*[.$O35]" office:value-type="float" office:value="0" calcext:value-type="float">
            <text:p/>
          </table:table-cell>
          <table:table-cell table:formula="of:=IF(BITAND([.$R35];BITLSHIFT(1;[.AU$2]))&gt;0;1;0)*[.$O35]" office:value-type="float" office:value="0" calcext:value-type="float">
            <text:p/>
          </table:table-cell>
          <table:table-cell table:formula="of:=IF(BITAND([.$R35];BITLSHIFT(1;[.AV$2]))&gt;0;1;0)*[.$O35]" office:value-type="float" office:value="0" calcext:value-type="float">
            <text:p/>
          </table:table-cell>
          <table:table-cell table:formula="of:=IF(BITAND([.$R35];BITLSHIFT(1;[.AW$2]))&gt;0;1;0)*[.$O35]" office:value-type="float" office:value="0" calcext:value-type="float">
            <text:p/>
          </table:table-cell>
          <table:table-cell table:formula="of:=IF(BITAND([.$R35];BITLSHIFT(1;[.AX$2]))&gt;0;1;0)*[.$O35]" office:value-type="float" office:value="0" calcext:value-type="float">
            <text:p/>
          </table:table-cell>
          <table:table-cell table:formula="of:=IF(BITAND([.$Q35];BITLSHIFT(1;[.AY$2]))&gt;0;1;0)*[.$O35]" office:value-type="float" office:value="0" calcext:value-type="float">
            <text:p/>
          </table:table-cell>
          <table:table-cell table:formula="of:=IF(BITAND([.$Q35];BITLSHIFT(1;[.AZ$2]))&gt;0;1;0)*[.$O35]" office:value-type="float" office:value="0" calcext:value-type="float">
            <text:p/>
          </table:table-cell>
          <table:table-cell table:formula="of:=IF(BITAND([.$Q35];BITLSHIFT(1;[.BA$2]))&gt;0;1;0)*[.$O35]" office:value-type="float" office:value="0" calcext:value-type="float">
            <text:p/>
          </table:table-cell>
          <table:table-cell table:formula="of:=IF(BITAND([.$Q35];BITLSHIFT(1;[.BB$2]))&gt;0;1;0)*[.$O35]" office:value-type="float" office:value="0" calcext:value-type="float">
            <text:p/>
          </table:table-cell>
          <table:table-cell table:formula="of:=IF(BITAND([.$Q35];BITLSHIFT(1;[.BC$2]))&gt;0;1;0)*[.$O35]" office:value-type="float" office:value="0" calcext:value-type="float">
            <text:p/>
          </table:table-cell>
          <table:table-cell table:formula="of:=IF(BITAND([.$Q35];BITLSHIFT(1;[.BD$2]))&gt;0;1;0)*[.$O35]" office:value-type="float" office:value="0" calcext:value-type="float">
            <text:p/>
          </table:table-cell>
          <table:table-cell table:formula="of:=IF(BITAND([.$Q35];BITLSHIFT(1;[.BE$2]))&gt;0;1;0)*[.$O35]" office:value-type="float" office:value="0" calcext:value-type="float">
            <text:p/>
          </table:table-cell>
          <table:table-cell table:formula="of:=IF(BITAND([.$Q35];BITLSHIFT(1;[.BF$2]))&gt;0;1;0)*[.$O35]" office:value-type="float" office:value="0" calcext:value-type="float">
            <text:p/>
          </table:table-cell>
          <table:table-cell table:formula="of:=IF(BITAND([.$Q35];BITLSHIFT(1;[.BG$2]))&gt;0;1;0)*[.$O35]" office:value-type="float" office:value="0" calcext:value-type="float">
            <text:p/>
          </table:table-cell>
          <table:table-cell table:formula="of:=IF(BITAND([.$Q35];BITLSHIFT(1;[.BH$2]))&gt;0;1;0)*[.$O35]" office:value-type="float" office:value="0" calcext:value-type="float">
            <text:p/>
          </table:table-cell>
          <table:table-cell table:formula="of:=IF(BITAND([.$Q35];BITLSHIFT(1;[.BI$2]))&gt;0;1;0)*[.$O35]" office:value-type="float" office:value="0" calcext:value-type="float">
            <text:p/>
          </table:table-cell>
          <table:table-cell table:formula="of:=IF(BITAND([.$Q35];BITLSHIFT(1;[.BJ$2]))&gt;0;1;0)*[.$O35]" office:value-type="float" office:value="0" calcext:value-type="float">
            <text:p/>
          </table:table-cell>
          <table:table-cell table:formula="of:=IF(BITAND([.$Q35];BITLSHIFT(1;[.BK$2]))&gt;0;1;0)*[.$O35]" office:value-type="float" office:value="0" calcext:value-type="float">
            <text:p/>
          </table:table-cell>
          <table:table-cell table:formula="of:=IF(BITAND([.$Q35];BITLSHIFT(1;[.BL$2]))&gt;0;1;0)*[.$O35]" office:value-type="float" office:value="0" calcext:value-type="float">
            <text:p/>
          </table:table-cell>
          <table:table-cell table:formula="of:=IF(BITAND([.$Q35];BITLSHIFT(1;[.BM$2]))&gt;0;1;0)*[.$O35]" office:value-type="float" office:value="0" calcext:value-type="float">
            <text:p/>
          </table:table-cell>
          <table:table-cell table:formula="of:=IF(BITAND([.$Q35];BITLSHIFT(1;[.BN$2]))&gt;0;1;0)*[.$O35]" office:value-type="float" office:value="0" calcext:value-type="float">
            <text:p/>
          </table:table-cell>
          <table:table-cell table:formula="of:=IF(BITAND([.$Q35];BITLSHIFT(1;[.BO$2]))&gt;0;1;0)*[.$O35]" office:value-type="float" office:value="0" calcext:value-type="float">
            <text:p/>
          </table:table-cell>
          <table:table-cell table:formula="of:=IF(BITAND([.$Q35];BITLSHIFT(1;[.BP$2]))&gt;0;1;0)*[.$O35]" office:value-type="float" office:value="0" calcext:value-type="float">
            <text:p/>
          </table:table-cell>
          <table:table-cell table:formula="of:=IF(BITAND([.$Q35];BITLSHIFT(1;[.BQ$2]))&gt;0;1;0)*[.$O35]" office:value-type="float" office:value="0" calcext:value-type="float">
            <text:p/>
          </table:table-cell>
          <table:table-cell table:formula="of:=IF(BITAND([.$Q35];BITLSHIFT(1;[.BR$2]))&gt;0;1;0)*[.$O35]" office:value-type="float" office:value="0" calcext:value-type="float">
            <text:p/>
          </table:table-cell>
          <table:table-cell table:formula="of:=IF(BITAND([.$Q35];BITLSHIFT(1;[.BS$2]))&gt;0;1;0)*[.$O35]" office:value-type="float" office:value="0" calcext:value-type="float">
            <text:p/>
          </table:table-cell>
          <table:table-cell table:formula="of:=IF(BITAND([.$Q35];BITLSHIFT(1;[.BT$2]))&gt;0;1;0)*[.$O35]" office:value-type="float" office:value="0" calcext:value-type="float">
            <text:p/>
          </table:table-cell>
          <table:table-cell table:formula="of:=IF(BITAND([.$Q35];BITLSHIFT(1;[.BU$2]))&gt;0;1;0)*[.$O35]" office:value-type="float" office:value="0" calcext:value-type="float">
            <text:p/>
          </table:table-cell>
          <table:table-cell table:formula="of:=IF(BITAND([.$Q35];BITLSHIFT(1;[.BV$2]))&gt;0;1;0)*[.$O35]" office:value-type="float" office:value="0" calcext:value-type="float">
            <text:p/>
          </table:table-cell>
          <table:table-cell table:formula="of:=IF(BITAND([.$Q35];BITLSHIFT(1;[.BW$2]))&gt;0;1;0)*[.$O35]" office:value-type="float" office:value="0" calcext:value-type="float">
            <text:p/>
          </table:table-cell>
          <table:table-cell table:formula="of:=IF(BITAND([.$Q35];BITLSHIFT(1;[.BX$2]))&gt;0;1;0)*[.$O35]" office:value-type="float" office:value="0" calcext:value-type="float">
            <text:p/>
          </table:table-cell>
          <table:table-cell table:formula="of:=IF(BITAND([.$Q35];BITLSHIFT(1;[.BY$2]))&gt;0;1;0)*[.$O35]" office:value-type="float" office:value="0" calcext:value-type="float">
            <text:p/>
          </table:table-cell>
          <table:table-cell table:formula="of:=IF(BITAND([.$Q35];BITLSHIFT(1;[.BZ$2]))&gt;0;1;0)*[.$O35]" office:value-type="float" office:value="0" calcext:value-type="float">
            <text:p/>
          </table:table-cell>
          <table:table-cell table:formula="of:=IF(BITAND([.$Q35];BITLSHIFT(1;[.CA$2]))&gt;0;1;0)*[.$O35]" office:value-type="float" office:value="0" calcext:value-type="float">
            <text:p/>
          </table:table-cell>
          <table:table-cell table:formula="of:=IF(BITAND([.$Q35];BITLSHIFT(1;[.CB$2]))&gt;0;1;0)*[.$O35]" office:value-type="float" office:value="0" calcext:value-type="float">
            <text:p/>
          </table:table-cell>
          <table:table-cell table:formula="of:=IF(BITAND([.$Q35];BITLSHIFT(1;[.CC$2]))&gt;0;1;0)*[.$O35]" office:value-type="float" office:value="0" calcext:value-type="float">
            <text:p/>
          </table:table-cell>
          <table:table-cell table:formula="of:=IF(BITAND([.$Q35];BITLSHIFT(1;[.CD$2]))&gt;0;1;0)*[.$O3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6];10) ;16)" office:value-type="float" office:value="0" calcext:value-type="float">
            <text:p/>
          </table:table-cell>
          <table:table-cell table:formula="of:=DECIMAL(RIGHT([.N36];8) ;16)" office:value-type="float" office:value="0" calcext:value-type="float">
            <text:p/>
          </table:table-cell>
          <table:table-cell table:formula="of:=IF(BITAND([.$R36];BITLSHIFT(1;[.S$2]))&gt;0;1;0)*[.$O36]" office:value-type="float" office:value="0" calcext:value-type="float">
            <text:p/>
          </table:table-cell>
          <table:table-cell table:formula="of:=IF(BITAND([.$R36];BITLSHIFT(1;[.T$2]))&gt;0;1;0)*[.$O36]" office:value-type="float" office:value="0" calcext:value-type="float">
            <text:p/>
          </table:table-cell>
          <table:table-cell table:formula="of:=IF(BITAND([.$R36];BITLSHIFT(1;[.U$2]))&gt;0;1;0)*[.$O36]" office:value-type="float" office:value="0" calcext:value-type="float">
            <text:p/>
          </table:table-cell>
          <table:table-cell table:formula="of:=IF(BITAND([.$R36];BITLSHIFT(1;[.V$2]))&gt;0;1;0)*[.$O36]" office:value-type="float" office:value="0" calcext:value-type="float">
            <text:p/>
          </table:table-cell>
          <table:table-cell table:formula="of:=IF(BITAND([.$R36];BITLSHIFT(1;[.W$2]))&gt;0;1;0)*[.$O36]" office:value-type="float" office:value="0" calcext:value-type="float">
            <text:p/>
          </table:table-cell>
          <table:table-cell table:formula="of:=IF(BITAND([.$R36];BITLSHIFT(1;[.X$2]))&gt;0;1;0)*[.$O36]" office:value-type="float" office:value="0" calcext:value-type="float">
            <text:p/>
          </table:table-cell>
          <table:table-cell table:formula="of:=IF(BITAND([.$R36];BITLSHIFT(1;[.Y$2]))&gt;0;1;0)*[.$O36]" office:value-type="float" office:value="0" calcext:value-type="float">
            <text:p/>
          </table:table-cell>
          <table:table-cell table:formula="of:=IF(BITAND([.$R36];BITLSHIFT(1;[.Z$2]))&gt;0;1;0)*[.$O36]" office:value-type="float" office:value="0" calcext:value-type="float">
            <text:p/>
          </table:table-cell>
          <table:table-cell table:formula="of:=IF(BITAND([.$R36];BITLSHIFT(1;[.AA$2]))&gt;0;1;0)*[.$O36]" office:value-type="float" office:value="0" calcext:value-type="float">
            <text:p/>
          </table:table-cell>
          <table:table-cell table:formula="of:=IF(BITAND([.$R36];BITLSHIFT(1;[.AB$2]))&gt;0;1;0)*[.$O36]" office:value-type="float" office:value="0" calcext:value-type="float">
            <text:p/>
          </table:table-cell>
          <table:table-cell table:formula="of:=IF(BITAND([.$R36];BITLSHIFT(1;[.AC$2]))&gt;0;1;0)*[.$O36]" office:value-type="float" office:value="0" calcext:value-type="float">
            <text:p/>
          </table:table-cell>
          <table:table-cell table:formula="of:=IF(BITAND([.$R36];BITLSHIFT(1;[.AD$2]))&gt;0;1;0)*[.$O36]" office:value-type="float" office:value="0" calcext:value-type="float">
            <text:p/>
          </table:table-cell>
          <table:table-cell table:formula="of:=IF(BITAND([.$R36];BITLSHIFT(1;[.AE$2]))&gt;0;1;0)*[.$O36]" office:value-type="float" office:value="0" calcext:value-type="float">
            <text:p/>
          </table:table-cell>
          <table:table-cell table:formula="of:=IF(BITAND([.$R36];BITLSHIFT(1;[.AF$2]))&gt;0;1;0)*[.$O36]" office:value-type="float" office:value="0" calcext:value-type="float">
            <text:p/>
          </table:table-cell>
          <table:table-cell table:formula="of:=IF(BITAND([.$R36];BITLSHIFT(1;[.AG$2]))&gt;0;1;0)*[.$O36]" office:value-type="float" office:value="0" calcext:value-type="float">
            <text:p/>
          </table:table-cell>
          <table:table-cell table:formula="of:=IF(BITAND([.$R36];BITLSHIFT(1;[.AH$2]))&gt;0;1;0)*[.$O36]" office:value-type="float" office:value="0" calcext:value-type="float">
            <text:p/>
          </table:table-cell>
          <table:table-cell table:formula="of:=IF(BITAND([.$R36];BITLSHIFT(1;[.AI$2]))&gt;0;1;0)*[.$O36]" office:value-type="float" office:value="0" calcext:value-type="float">
            <text:p/>
          </table:table-cell>
          <table:table-cell table:formula="of:=IF(BITAND([.$R36];BITLSHIFT(1;[.AJ$2]))&gt;0;1;0)*[.$O36]" office:value-type="float" office:value="0" calcext:value-type="float">
            <text:p/>
          </table:table-cell>
          <table:table-cell table:formula="of:=IF(BITAND([.$R36];BITLSHIFT(1;[.AK$2]))&gt;0;1;0)*[.$O36]" office:value-type="float" office:value="0" calcext:value-type="float">
            <text:p/>
          </table:table-cell>
          <table:table-cell table:formula="of:=IF(BITAND([.$R36];BITLSHIFT(1;[.AL$2]))&gt;0;1;0)*[.$O36]" office:value-type="float" office:value="0" calcext:value-type="float">
            <text:p/>
          </table:table-cell>
          <table:table-cell table:formula="of:=IF(BITAND([.$R36];BITLSHIFT(1;[.AM$2]))&gt;0;1;0)*[.$O36]" office:value-type="float" office:value="0" calcext:value-type="float">
            <text:p/>
          </table:table-cell>
          <table:table-cell table:formula="of:=IF(BITAND([.$R36];BITLSHIFT(1;[.AN$2]))&gt;0;1;0)*[.$O36]" office:value-type="float" office:value="0" calcext:value-type="float">
            <text:p/>
          </table:table-cell>
          <table:table-cell table:formula="of:=IF(BITAND([.$R36];BITLSHIFT(1;[.AO$2]))&gt;0;1;0)*[.$O36]" office:value-type="float" office:value="0" calcext:value-type="float">
            <text:p/>
          </table:table-cell>
          <table:table-cell table:formula="of:=IF(BITAND([.$R36];BITLSHIFT(1;[.AP$2]))&gt;0;1;0)*[.$O36]" office:value-type="float" office:value="0" calcext:value-type="float">
            <text:p/>
          </table:table-cell>
          <table:table-cell table:formula="of:=IF(BITAND([.$R36];BITLSHIFT(1;[.AQ$2]))&gt;0;1;0)*[.$O36]" office:value-type="float" office:value="0" calcext:value-type="float">
            <text:p/>
          </table:table-cell>
          <table:table-cell table:formula="of:=IF(BITAND([.$R36];BITLSHIFT(1;[.AR$2]))&gt;0;1;0)*[.$O36]" office:value-type="float" office:value="0" calcext:value-type="float">
            <text:p/>
          </table:table-cell>
          <table:table-cell table:formula="of:=IF(BITAND([.$R36];BITLSHIFT(1;[.AS$2]))&gt;0;1;0)*[.$O36]" office:value-type="float" office:value="0" calcext:value-type="float">
            <text:p/>
          </table:table-cell>
          <table:table-cell table:formula="of:=IF(BITAND([.$R36];BITLSHIFT(1;[.AT$2]))&gt;0;1;0)*[.$O36]" office:value-type="float" office:value="0" calcext:value-type="float">
            <text:p/>
          </table:table-cell>
          <table:table-cell table:formula="of:=IF(BITAND([.$R36];BITLSHIFT(1;[.AU$2]))&gt;0;1;0)*[.$O36]" office:value-type="float" office:value="0" calcext:value-type="float">
            <text:p/>
          </table:table-cell>
          <table:table-cell table:formula="of:=IF(BITAND([.$R36];BITLSHIFT(1;[.AV$2]))&gt;0;1;0)*[.$O36]" office:value-type="float" office:value="0" calcext:value-type="float">
            <text:p/>
          </table:table-cell>
          <table:table-cell table:formula="of:=IF(BITAND([.$R36];BITLSHIFT(1;[.AW$2]))&gt;0;1;0)*[.$O36]" office:value-type="float" office:value="0" calcext:value-type="float">
            <text:p/>
          </table:table-cell>
          <table:table-cell table:formula="of:=IF(BITAND([.$R36];BITLSHIFT(1;[.AX$2]))&gt;0;1;0)*[.$O36]" office:value-type="float" office:value="0" calcext:value-type="float">
            <text:p/>
          </table:table-cell>
          <table:table-cell table:formula="of:=IF(BITAND([.$Q36];BITLSHIFT(1;[.AY$2]))&gt;0;1;0)*[.$O36]" office:value-type="float" office:value="0" calcext:value-type="float">
            <text:p/>
          </table:table-cell>
          <table:table-cell table:formula="of:=IF(BITAND([.$Q36];BITLSHIFT(1;[.AZ$2]))&gt;0;1;0)*[.$O36]" office:value-type="float" office:value="0" calcext:value-type="float">
            <text:p/>
          </table:table-cell>
          <table:table-cell table:formula="of:=IF(BITAND([.$Q36];BITLSHIFT(1;[.BA$2]))&gt;0;1;0)*[.$O36]" office:value-type="float" office:value="0" calcext:value-type="float">
            <text:p/>
          </table:table-cell>
          <table:table-cell table:formula="of:=IF(BITAND([.$Q36];BITLSHIFT(1;[.BB$2]))&gt;0;1;0)*[.$O36]" office:value-type="float" office:value="0" calcext:value-type="float">
            <text:p/>
          </table:table-cell>
          <table:table-cell table:formula="of:=IF(BITAND([.$Q36];BITLSHIFT(1;[.BC$2]))&gt;0;1;0)*[.$O36]" office:value-type="float" office:value="0" calcext:value-type="float">
            <text:p/>
          </table:table-cell>
          <table:table-cell table:formula="of:=IF(BITAND([.$Q36];BITLSHIFT(1;[.BD$2]))&gt;0;1;0)*[.$O36]" office:value-type="float" office:value="0" calcext:value-type="float">
            <text:p/>
          </table:table-cell>
          <table:table-cell table:formula="of:=IF(BITAND([.$Q36];BITLSHIFT(1;[.BE$2]))&gt;0;1;0)*[.$O36]" office:value-type="float" office:value="0" calcext:value-type="float">
            <text:p/>
          </table:table-cell>
          <table:table-cell table:formula="of:=IF(BITAND([.$Q36];BITLSHIFT(1;[.BF$2]))&gt;0;1;0)*[.$O36]" office:value-type="float" office:value="0" calcext:value-type="float">
            <text:p/>
          </table:table-cell>
          <table:table-cell table:formula="of:=IF(BITAND([.$Q36];BITLSHIFT(1;[.BG$2]))&gt;0;1;0)*[.$O36]" office:value-type="float" office:value="0" calcext:value-type="float">
            <text:p/>
          </table:table-cell>
          <table:table-cell table:formula="of:=IF(BITAND([.$Q36];BITLSHIFT(1;[.BH$2]))&gt;0;1;0)*[.$O36]" office:value-type="float" office:value="0" calcext:value-type="float">
            <text:p/>
          </table:table-cell>
          <table:table-cell table:formula="of:=IF(BITAND([.$Q36];BITLSHIFT(1;[.BI$2]))&gt;0;1;0)*[.$O36]" office:value-type="float" office:value="0" calcext:value-type="float">
            <text:p/>
          </table:table-cell>
          <table:table-cell table:formula="of:=IF(BITAND([.$Q36];BITLSHIFT(1;[.BJ$2]))&gt;0;1;0)*[.$O36]" office:value-type="float" office:value="0" calcext:value-type="float">
            <text:p/>
          </table:table-cell>
          <table:table-cell table:formula="of:=IF(BITAND([.$Q36];BITLSHIFT(1;[.BK$2]))&gt;0;1;0)*[.$O36]" office:value-type="float" office:value="0" calcext:value-type="float">
            <text:p/>
          </table:table-cell>
          <table:table-cell table:formula="of:=IF(BITAND([.$Q36];BITLSHIFT(1;[.BL$2]))&gt;0;1;0)*[.$O36]" office:value-type="float" office:value="0" calcext:value-type="float">
            <text:p/>
          </table:table-cell>
          <table:table-cell table:formula="of:=IF(BITAND([.$Q36];BITLSHIFT(1;[.BM$2]))&gt;0;1;0)*[.$O36]" office:value-type="float" office:value="0" calcext:value-type="float">
            <text:p/>
          </table:table-cell>
          <table:table-cell table:formula="of:=IF(BITAND([.$Q36];BITLSHIFT(1;[.BN$2]))&gt;0;1;0)*[.$O36]" office:value-type="float" office:value="0" calcext:value-type="float">
            <text:p/>
          </table:table-cell>
          <table:table-cell table:formula="of:=IF(BITAND([.$Q36];BITLSHIFT(1;[.BO$2]))&gt;0;1;0)*[.$O36]" office:value-type="float" office:value="0" calcext:value-type="float">
            <text:p/>
          </table:table-cell>
          <table:table-cell table:formula="of:=IF(BITAND([.$Q36];BITLSHIFT(1;[.BP$2]))&gt;0;1;0)*[.$O36]" office:value-type="float" office:value="0" calcext:value-type="float">
            <text:p/>
          </table:table-cell>
          <table:table-cell table:formula="of:=IF(BITAND([.$Q36];BITLSHIFT(1;[.BQ$2]))&gt;0;1;0)*[.$O36]" office:value-type="float" office:value="0" calcext:value-type="float">
            <text:p/>
          </table:table-cell>
          <table:table-cell table:formula="of:=IF(BITAND([.$Q36];BITLSHIFT(1;[.BR$2]))&gt;0;1;0)*[.$O36]" office:value-type="float" office:value="0" calcext:value-type="float">
            <text:p/>
          </table:table-cell>
          <table:table-cell table:formula="of:=IF(BITAND([.$Q36];BITLSHIFT(1;[.BS$2]))&gt;0;1;0)*[.$O36]" office:value-type="float" office:value="0" calcext:value-type="float">
            <text:p/>
          </table:table-cell>
          <table:table-cell table:formula="of:=IF(BITAND([.$Q36];BITLSHIFT(1;[.BT$2]))&gt;0;1;0)*[.$O36]" office:value-type="float" office:value="0" calcext:value-type="float">
            <text:p/>
          </table:table-cell>
          <table:table-cell table:formula="of:=IF(BITAND([.$Q36];BITLSHIFT(1;[.BU$2]))&gt;0;1;0)*[.$O36]" office:value-type="float" office:value="0" calcext:value-type="float">
            <text:p/>
          </table:table-cell>
          <table:table-cell table:formula="of:=IF(BITAND([.$Q36];BITLSHIFT(1;[.BV$2]))&gt;0;1;0)*[.$O36]" office:value-type="float" office:value="0" calcext:value-type="float">
            <text:p/>
          </table:table-cell>
          <table:table-cell table:formula="of:=IF(BITAND([.$Q36];BITLSHIFT(1;[.BW$2]))&gt;0;1;0)*[.$O36]" office:value-type="float" office:value="0" calcext:value-type="float">
            <text:p/>
          </table:table-cell>
          <table:table-cell table:formula="of:=IF(BITAND([.$Q36];BITLSHIFT(1;[.BX$2]))&gt;0;1;0)*[.$O36]" office:value-type="float" office:value="0" calcext:value-type="float">
            <text:p/>
          </table:table-cell>
          <table:table-cell table:formula="of:=IF(BITAND([.$Q36];BITLSHIFT(1;[.BY$2]))&gt;0;1;0)*[.$O36]" office:value-type="float" office:value="0" calcext:value-type="float">
            <text:p/>
          </table:table-cell>
          <table:table-cell table:formula="of:=IF(BITAND([.$Q36];BITLSHIFT(1;[.BZ$2]))&gt;0;1;0)*[.$O36]" office:value-type="float" office:value="0" calcext:value-type="float">
            <text:p/>
          </table:table-cell>
          <table:table-cell table:formula="of:=IF(BITAND([.$Q36];BITLSHIFT(1;[.CA$2]))&gt;0;1;0)*[.$O36]" office:value-type="float" office:value="0" calcext:value-type="float">
            <text:p/>
          </table:table-cell>
          <table:table-cell table:formula="of:=IF(BITAND([.$Q36];BITLSHIFT(1;[.CB$2]))&gt;0;1;0)*[.$O36]" office:value-type="float" office:value="0" calcext:value-type="float">
            <text:p/>
          </table:table-cell>
          <table:table-cell table:formula="of:=IF(BITAND([.$Q36];BITLSHIFT(1;[.CC$2]))&gt;0;1;0)*[.$O36]" office:value-type="float" office:value="0" calcext:value-type="float">
            <text:p/>
          </table:table-cell>
          <table:table-cell table:formula="of:=IF(BITAND([.$Q36];BITLSHIFT(1;[.CD$2]))&gt;0;1;0)*[.$O3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7];10) ;16)" office:value-type="float" office:value="0" calcext:value-type="float">
            <text:p/>
          </table:table-cell>
          <table:table-cell table:formula="of:=DECIMAL(RIGHT([.N37];8) ;16)" office:value-type="float" office:value="0" calcext:value-type="float">
            <text:p/>
          </table:table-cell>
          <table:table-cell table:formula="of:=IF(BITAND([.$R37];BITLSHIFT(1;[.S$2]))&gt;0;1;0)*[.$O37]" office:value-type="float" office:value="0" calcext:value-type="float">
            <text:p/>
          </table:table-cell>
          <table:table-cell table:formula="of:=IF(BITAND([.$R37];BITLSHIFT(1;[.T$2]))&gt;0;1;0)*[.$O37]" office:value-type="float" office:value="0" calcext:value-type="float">
            <text:p/>
          </table:table-cell>
          <table:table-cell table:formula="of:=IF(BITAND([.$R37];BITLSHIFT(1;[.U$2]))&gt;0;1;0)*[.$O37]" office:value-type="float" office:value="0" calcext:value-type="float">
            <text:p/>
          </table:table-cell>
          <table:table-cell table:formula="of:=IF(BITAND([.$R37];BITLSHIFT(1;[.V$2]))&gt;0;1;0)*[.$O37]" office:value-type="float" office:value="0" calcext:value-type="float">
            <text:p/>
          </table:table-cell>
          <table:table-cell table:formula="of:=IF(BITAND([.$R37];BITLSHIFT(1;[.W$2]))&gt;0;1;0)*[.$O37]" office:value-type="float" office:value="0" calcext:value-type="float">
            <text:p/>
          </table:table-cell>
          <table:table-cell table:formula="of:=IF(BITAND([.$R37];BITLSHIFT(1;[.X$2]))&gt;0;1;0)*[.$O37]" office:value-type="float" office:value="0" calcext:value-type="float">
            <text:p/>
          </table:table-cell>
          <table:table-cell table:formula="of:=IF(BITAND([.$R37];BITLSHIFT(1;[.Y$2]))&gt;0;1;0)*[.$O37]" office:value-type="float" office:value="0" calcext:value-type="float">
            <text:p/>
          </table:table-cell>
          <table:table-cell table:formula="of:=IF(BITAND([.$R37];BITLSHIFT(1;[.Z$2]))&gt;0;1;0)*[.$O37]" office:value-type="float" office:value="0" calcext:value-type="float">
            <text:p/>
          </table:table-cell>
          <table:table-cell table:formula="of:=IF(BITAND([.$R37];BITLSHIFT(1;[.AA$2]))&gt;0;1;0)*[.$O37]" office:value-type="float" office:value="0" calcext:value-type="float">
            <text:p/>
          </table:table-cell>
          <table:table-cell table:formula="of:=IF(BITAND([.$R37];BITLSHIFT(1;[.AB$2]))&gt;0;1;0)*[.$O37]" office:value-type="float" office:value="0" calcext:value-type="float">
            <text:p/>
          </table:table-cell>
          <table:table-cell table:formula="of:=IF(BITAND([.$R37];BITLSHIFT(1;[.AC$2]))&gt;0;1;0)*[.$O37]" office:value-type="float" office:value="0" calcext:value-type="float">
            <text:p/>
          </table:table-cell>
          <table:table-cell table:formula="of:=IF(BITAND([.$R37];BITLSHIFT(1;[.AD$2]))&gt;0;1;0)*[.$O37]" office:value-type="float" office:value="0" calcext:value-type="float">
            <text:p/>
          </table:table-cell>
          <table:table-cell table:formula="of:=IF(BITAND([.$R37];BITLSHIFT(1;[.AE$2]))&gt;0;1;0)*[.$O37]" office:value-type="float" office:value="0" calcext:value-type="float">
            <text:p/>
          </table:table-cell>
          <table:table-cell table:formula="of:=IF(BITAND([.$R37];BITLSHIFT(1;[.AF$2]))&gt;0;1;0)*[.$O37]" office:value-type="float" office:value="0" calcext:value-type="float">
            <text:p/>
          </table:table-cell>
          <table:table-cell table:formula="of:=IF(BITAND([.$R37];BITLSHIFT(1;[.AG$2]))&gt;0;1;0)*[.$O37]" office:value-type="float" office:value="0" calcext:value-type="float">
            <text:p/>
          </table:table-cell>
          <table:table-cell table:formula="of:=IF(BITAND([.$R37];BITLSHIFT(1;[.AH$2]))&gt;0;1;0)*[.$O37]" office:value-type="float" office:value="0" calcext:value-type="float">
            <text:p/>
          </table:table-cell>
          <table:table-cell table:formula="of:=IF(BITAND([.$R37];BITLSHIFT(1;[.AI$2]))&gt;0;1;0)*[.$O37]" office:value-type="float" office:value="0" calcext:value-type="float">
            <text:p/>
          </table:table-cell>
          <table:table-cell table:formula="of:=IF(BITAND([.$R37];BITLSHIFT(1;[.AJ$2]))&gt;0;1;0)*[.$O37]" office:value-type="float" office:value="0" calcext:value-type="float">
            <text:p/>
          </table:table-cell>
          <table:table-cell table:formula="of:=IF(BITAND([.$R37];BITLSHIFT(1;[.AK$2]))&gt;0;1;0)*[.$O37]" office:value-type="float" office:value="0" calcext:value-type="float">
            <text:p/>
          </table:table-cell>
          <table:table-cell table:formula="of:=IF(BITAND([.$R37];BITLSHIFT(1;[.AL$2]))&gt;0;1;0)*[.$O37]" office:value-type="float" office:value="0" calcext:value-type="float">
            <text:p/>
          </table:table-cell>
          <table:table-cell table:formula="of:=IF(BITAND([.$R37];BITLSHIFT(1;[.AM$2]))&gt;0;1;0)*[.$O37]" office:value-type="float" office:value="0" calcext:value-type="float">
            <text:p/>
          </table:table-cell>
          <table:table-cell table:formula="of:=IF(BITAND([.$R37];BITLSHIFT(1;[.AN$2]))&gt;0;1;0)*[.$O37]" office:value-type="float" office:value="0" calcext:value-type="float">
            <text:p/>
          </table:table-cell>
          <table:table-cell table:formula="of:=IF(BITAND([.$R37];BITLSHIFT(1;[.AO$2]))&gt;0;1;0)*[.$O37]" office:value-type="float" office:value="0" calcext:value-type="float">
            <text:p/>
          </table:table-cell>
          <table:table-cell table:formula="of:=IF(BITAND([.$R37];BITLSHIFT(1;[.AP$2]))&gt;0;1;0)*[.$O37]" office:value-type="float" office:value="0" calcext:value-type="float">
            <text:p/>
          </table:table-cell>
          <table:table-cell table:formula="of:=IF(BITAND([.$R37];BITLSHIFT(1;[.AQ$2]))&gt;0;1;0)*[.$O37]" office:value-type="float" office:value="0" calcext:value-type="float">
            <text:p/>
          </table:table-cell>
          <table:table-cell table:formula="of:=IF(BITAND([.$R37];BITLSHIFT(1;[.AR$2]))&gt;0;1;0)*[.$O37]" office:value-type="float" office:value="0" calcext:value-type="float">
            <text:p/>
          </table:table-cell>
          <table:table-cell table:formula="of:=IF(BITAND([.$R37];BITLSHIFT(1;[.AS$2]))&gt;0;1;0)*[.$O37]" office:value-type="float" office:value="0" calcext:value-type="float">
            <text:p/>
          </table:table-cell>
          <table:table-cell table:formula="of:=IF(BITAND([.$R37];BITLSHIFT(1;[.AT$2]))&gt;0;1;0)*[.$O37]" office:value-type="float" office:value="0" calcext:value-type="float">
            <text:p/>
          </table:table-cell>
          <table:table-cell table:formula="of:=IF(BITAND([.$R37];BITLSHIFT(1;[.AU$2]))&gt;0;1;0)*[.$O37]" office:value-type="float" office:value="0" calcext:value-type="float">
            <text:p/>
          </table:table-cell>
          <table:table-cell table:formula="of:=IF(BITAND([.$R37];BITLSHIFT(1;[.AV$2]))&gt;0;1;0)*[.$O37]" office:value-type="float" office:value="0" calcext:value-type="float">
            <text:p/>
          </table:table-cell>
          <table:table-cell table:formula="of:=IF(BITAND([.$R37];BITLSHIFT(1;[.AW$2]))&gt;0;1;0)*[.$O37]" office:value-type="float" office:value="0" calcext:value-type="float">
            <text:p/>
          </table:table-cell>
          <table:table-cell table:formula="of:=IF(BITAND([.$R37];BITLSHIFT(1;[.AX$2]))&gt;0;1;0)*[.$O37]" office:value-type="float" office:value="0" calcext:value-type="float">
            <text:p/>
          </table:table-cell>
          <table:table-cell table:formula="of:=IF(BITAND([.$Q37];BITLSHIFT(1;[.AY$2]))&gt;0;1;0)*[.$O37]" office:value-type="float" office:value="0" calcext:value-type="float">
            <text:p/>
          </table:table-cell>
          <table:table-cell table:formula="of:=IF(BITAND([.$Q37];BITLSHIFT(1;[.AZ$2]))&gt;0;1;0)*[.$O37]" office:value-type="float" office:value="0" calcext:value-type="float">
            <text:p/>
          </table:table-cell>
          <table:table-cell table:formula="of:=IF(BITAND([.$Q37];BITLSHIFT(1;[.BA$2]))&gt;0;1;0)*[.$O37]" office:value-type="float" office:value="0" calcext:value-type="float">
            <text:p/>
          </table:table-cell>
          <table:table-cell table:formula="of:=IF(BITAND([.$Q37];BITLSHIFT(1;[.BB$2]))&gt;0;1;0)*[.$O37]" office:value-type="float" office:value="0" calcext:value-type="float">
            <text:p/>
          </table:table-cell>
          <table:table-cell table:formula="of:=IF(BITAND([.$Q37];BITLSHIFT(1;[.BC$2]))&gt;0;1;0)*[.$O37]" office:value-type="float" office:value="0" calcext:value-type="float">
            <text:p/>
          </table:table-cell>
          <table:table-cell table:formula="of:=IF(BITAND([.$Q37];BITLSHIFT(1;[.BD$2]))&gt;0;1;0)*[.$O37]" office:value-type="float" office:value="0" calcext:value-type="float">
            <text:p/>
          </table:table-cell>
          <table:table-cell table:formula="of:=IF(BITAND([.$Q37];BITLSHIFT(1;[.BE$2]))&gt;0;1;0)*[.$O37]" office:value-type="float" office:value="0" calcext:value-type="float">
            <text:p/>
          </table:table-cell>
          <table:table-cell table:formula="of:=IF(BITAND([.$Q37];BITLSHIFT(1;[.BF$2]))&gt;0;1;0)*[.$O37]" office:value-type="float" office:value="0" calcext:value-type="float">
            <text:p/>
          </table:table-cell>
          <table:table-cell table:formula="of:=IF(BITAND([.$Q37];BITLSHIFT(1;[.BG$2]))&gt;0;1;0)*[.$O37]" office:value-type="float" office:value="0" calcext:value-type="float">
            <text:p/>
          </table:table-cell>
          <table:table-cell table:formula="of:=IF(BITAND([.$Q37];BITLSHIFT(1;[.BH$2]))&gt;0;1;0)*[.$O37]" office:value-type="float" office:value="0" calcext:value-type="float">
            <text:p/>
          </table:table-cell>
          <table:table-cell table:formula="of:=IF(BITAND([.$Q37];BITLSHIFT(1;[.BI$2]))&gt;0;1;0)*[.$O37]" office:value-type="float" office:value="0" calcext:value-type="float">
            <text:p/>
          </table:table-cell>
          <table:table-cell table:formula="of:=IF(BITAND([.$Q37];BITLSHIFT(1;[.BJ$2]))&gt;0;1;0)*[.$O37]" office:value-type="float" office:value="0" calcext:value-type="float">
            <text:p/>
          </table:table-cell>
          <table:table-cell table:formula="of:=IF(BITAND([.$Q37];BITLSHIFT(1;[.BK$2]))&gt;0;1;0)*[.$O37]" office:value-type="float" office:value="0" calcext:value-type="float">
            <text:p/>
          </table:table-cell>
          <table:table-cell table:formula="of:=IF(BITAND([.$Q37];BITLSHIFT(1;[.BL$2]))&gt;0;1;0)*[.$O37]" office:value-type="float" office:value="0" calcext:value-type="float">
            <text:p/>
          </table:table-cell>
          <table:table-cell table:formula="of:=IF(BITAND([.$Q37];BITLSHIFT(1;[.BM$2]))&gt;0;1;0)*[.$O37]" office:value-type="float" office:value="0" calcext:value-type="float">
            <text:p/>
          </table:table-cell>
          <table:table-cell table:formula="of:=IF(BITAND([.$Q37];BITLSHIFT(1;[.BN$2]))&gt;0;1;0)*[.$O37]" office:value-type="float" office:value="0" calcext:value-type="float">
            <text:p/>
          </table:table-cell>
          <table:table-cell table:formula="of:=IF(BITAND([.$Q37];BITLSHIFT(1;[.BO$2]))&gt;0;1;0)*[.$O37]" office:value-type="float" office:value="0" calcext:value-type="float">
            <text:p/>
          </table:table-cell>
          <table:table-cell table:formula="of:=IF(BITAND([.$Q37];BITLSHIFT(1;[.BP$2]))&gt;0;1;0)*[.$O37]" office:value-type="float" office:value="0" calcext:value-type="float">
            <text:p/>
          </table:table-cell>
          <table:table-cell table:formula="of:=IF(BITAND([.$Q37];BITLSHIFT(1;[.BQ$2]))&gt;0;1;0)*[.$O37]" office:value-type="float" office:value="0" calcext:value-type="float">
            <text:p/>
          </table:table-cell>
          <table:table-cell table:formula="of:=IF(BITAND([.$Q37];BITLSHIFT(1;[.BR$2]))&gt;0;1;0)*[.$O37]" office:value-type="float" office:value="0" calcext:value-type="float">
            <text:p/>
          </table:table-cell>
          <table:table-cell table:formula="of:=IF(BITAND([.$Q37];BITLSHIFT(1;[.BS$2]))&gt;0;1;0)*[.$O37]" office:value-type="float" office:value="0" calcext:value-type="float">
            <text:p/>
          </table:table-cell>
          <table:table-cell table:formula="of:=IF(BITAND([.$Q37];BITLSHIFT(1;[.BT$2]))&gt;0;1;0)*[.$O37]" office:value-type="float" office:value="0" calcext:value-type="float">
            <text:p/>
          </table:table-cell>
          <table:table-cell table:formula="of:=IF(BITAND([.$Q37];BITLSHIFT(1;[.BU$2]))&gt;0;1;0)*[.$O37]" office:value-type="float" office:value="0" calcext:value-type="float">
            <text:p/>
          </table:table-cell>
          <table:table-cell table:formula="of:=IF(BITAND([.$Q37];BITLSHIFT(1;[.BV$2]))&gt;0;1;0)*[.$O37]" office:value-type="float" office:value="0" calcext:value-type="float">
            <text:p/>
          </table:table-cell>
          <table:table-cell table:formula="of:=IF(BITAND([.$Q37];BITLSHIFT(1;[.BW$2]))&gt;0;1;0)*[.$O37]" office:value-type="float" office:value="0" calcext:value-type="float">
            <text:p/>
          </table:table-cell>
          <table:table-cell table:formula="of:=IF(BITAND([.$Q37];BITLSHIFT(1;[.BX$2]))&gt;0;1;0)*[.$O37]" office:value-type="float" office:value="0" calcext:value-type="float">
            <text:p/>
          </table:table-cell>
          <table:table-cell table:formula="of:=IF(BITAND([.$Q37];BITLSHIFT(1;[.BY$2]))&gt;0;1;0)*[.$O37]" office:value-type="float" office:value="0" calcext:value-type="float">
            <text:p/>
          </table:table-cell>
          <table:table-cell table:formula="of:=IF(BITAND([.$Q37];BITLSHIFT(1;[.BZ$2]))&gt;0;1;0)*[.$O37]" office:value-type="float" office:value="0" calcext:value-type="float">
            <text:p/>
          </table:table-cell>
          <table:table-cell table:formula="of:=IF(BITAND([.$Q37];BITLSHIFT(1;[.CA$2]))&gt;0;1;0)*[.$O37]" office:value-type="float" office:value="0" calcext:value-type="float">
            <text:p/>
          </table:table-cell>
          <table:table-cell table:formula="of:=IF(BITAND([.$Q37];BITLSHIFT(1;[.CB$2]))&gt;0;1;0)*[.$O37]" office:value-type="float" office:value="0" calcext:value-type="float">
            <text:p/>
          </table:table-cell>
          <table:table-cell table:formula="of:=IF(BITAND([.$Q37];BITLSHIFT(1;[.CC$2]))&gt;0;1;0)*[.$O37]" office:value-type="float" office:value="0" calcext:value-type="float">
            <text:p/>
          </table:table-cell>
          <table:table-cell table:formula="of:=IF(BITAND([.$Q37];BITLSHIFT(1;[.CD$2]))&gt;0;1;0)*[.$O3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8];10) ;16)" office:value-type="float" office:value="0" calcext:value-type="float">
            <text:p/>
          </table:table-cell>
          <table:table-cell table:formula="of:=DECIMAL(RIGHT([.N38];8) ;16)" office:value-type="float" office:value="0" calcext:value-type="float">
            <text:p/>
          </table:table-cell>
          <table:table-cell table:formula="of:=IF(BITAND([.$R38];BITLSHIFT(1;[.S$2]))&gt;0;1;0)*[.$O38]" office:value-type="float" office:value="0" calcext:value-type="float">
            <text:p/>
          </table:table-cell>
          <table:table-cell table:formula="of:=IF(BITAND([.$R38];BITLSHIFT(1;[.T$2]))&gt;0;1;0)*[.$O38]" office:value-type="float" office:value="0" calcext:value-type="float">
            <text:p/>
          </table:table-cell>
          <table:table-cell table:formula="of:=IF(BITAND([.$R38];BITLSHIFT(1;[.U$2]))&gt;0;1;0)*[.$O38]" office:value-type="float" office:value="0" calcext:value-type="float">
            <text:p/>
          </table:table-cell>
          <table:table-cell table:formula="of:=IF(BITAND([.$R38];BITLSHIFT(1;[.V$2]))&gt;0;1;0)*[.$O38]" office:value-type="float" office:value="0" calcext:value-type="float">
            <text:p/>
          </table:table-cell>
          <table:table-cell table:formula="of:=IF(BITAND([.$R38];BITLSHIFT(1;[.W$2]))&gt;0;1;0)*[.$O38]" office:value-type="float" office:value="0" calcext:value-type="float">
            <text:p/>
          </table:table-cell>
          <table:table-cell table:formula="of:=IF(BITAND([.$R38];BITLSHIFT(1;[.X$2]))&gt;0;1;0)*[.$O38]" office:value-type="float" office:value="0" calcext:value-type="float">
            <text:p/>
          </table:table-cell>
          <table:table-cell table:formula="of:=IF(BITAND([.$R38];BITLSHIFT(1;[.Y$2]))&gt;0;1;0)*[.$O38]" office:value-type="float" office:value="0" calcext:value-type="float">
            <text:p/>
          </table:table-cell>
          <table:table-cell table:formula="of:=IF(BITAND([.$R38];BITLSHIFT(1;[.Z$2]))&gt;0;1;0)*[.$O38]" office:value-type="float" office:value="0" calcext:value-type="float">
            <text:p/>
          </table:table-cell>
          <table:table-cell table:formula="of:=IF(BITAND([.$R38];BITLSHIFT(1;[.AA$2]))&gt;0;1;0)*[.$O38]" office:value-type="float" office:value="0" calcext:value-type="float">
            <text:p/>
          </table:table-cell>
          <table:table-cell table:formula="of:=IF(BITAND([.$R38];BITLSHIFT(1;[.AB$2]))&gt;0;1;0)*[.$O38]" office:value-type="float" office:value="0" calcext:value-type="float">
            <text:p/>
          </table:table-cell>
          <table:table-cell table:formula="of:=IF(BITAND([.$R38];BITLSHIFT(1;[.AC$2]))&gt;0;1;0)*[.$O38]" office:value-type="float" office:value="0" calcext:value-type="float">
            <text:p/>
          </table:table-cell>
          <table:table-cell table:formula="of:=IF(BITAND([.$R38];BITLSHIFT(1;[.AD$2]))&gt;0;1;0)*[.$O38]" office:value-type="float" office:value="0" calcext:value-type="float">
            <text:p/>
          </table:table-cell>
          <table:table-cell table:formula="of:=IF(BITAND([.$R38];BITLSHIFT(1;[.AE$2]))&gt;0;1;0)*[.$O38]" office:value-type="float" office:value="0" calcext:value-type="float">
            <text:p/>
          </table:table-cell>
          <table:table-cell table:formula="of:=IF(BITAND([.$R38];BITLSHIFT(1;[.AF$2]))&gt;0;1;0)*[.$O38]" office:value-type="float" office:value="0" calcext:value-type="float">
            <text:p/>
          </table:table-cell>
          <table:table-cell table:formula="of:=IF(BITAND([.$R38];BITLSHIFT(1;[.AG$2]))&gt;0;1;0)*[.$O38]" office:value-type="float" office:value="0" calcext:value-type="float">
            <text:p/>
          </table:table-cell>
          <table:table-cell table:formula="of:=IF(BITAND([.$R38];BITLSHIFT(1;[.AH$2]))&gt;0;1;0)*[.$O38]" office:value-type="float" office:value="0" calcext:value-type="float">
            <text:p/>
          </table:table-cell>
          <table:table-cell table:formula="of:=IF(BITAND([.$R38];BITLSHIFT(1;[.AI$2]))&gt;0;1;0)*[.$O38]" office:value-type="float" office:value="0" calcext:value-type="float">
            <text:p/>
          </table:table-cell>
          <table:table-cell table:formula="of:=IF(BITAND([.$R38];BITLSHIFT(1;[.AJ$2]))&gt;0;1;0)*[.$O38]" office:value-type="float" office:value="0" calcext:value-type="float">
            <text:p/>
          </table:table-cell>
          <table:table-cell table:formula="of:=IF(BITAND([.$R38];BITLSHIFT(1;[.AK$2]))&gt;0;1;0)*[.$O38]" office:value-type="float" office:value="0" calcext:value-type="float">
            <text:p/>
          </table:table-cell>
          <table:table-cell table:formula="of:=IF(BITAND([.$R38];BITLSHIFT(1;[.AL$2]))&gt;0;1;0)*[.$O38]" office:value-type="float" office:value="0" calcext:value-type="float">
            <text:p/>
          </table:table-cell>
          <table:table-cell table:formula="of:=IF(BITAND([.$R38];BITLSHIFT(1;[.AM$2]))&gt;0;1;0)*[.$O38]" office:value-type="float" office:value="0" calcext:value-type="float">
            <text:p/>
          </table:table-cell>
          <table:table-cell table:formula="of:=IF(BITAND([.$R38];BITLSHIFT(1;[.AN$2]))&gt;0;1;0)*[.$O38]" office:value-type="float" office:value="0" calcext:value-type="float">
            <text:p/>
          </table:table-cell>
          <table:table-cell table:formula="of:=IF(BITAND([.$R38];BITLSHIFT(1;[.AO$2]))&gt;0;1;0)*[.$O38]" office:value-type="float" office:value="0" calcext:value-type="float">
            <text:p/>
          </table:table-cell>
          <table:table-cell table:formula="of:=IF(BITAND([.$R38];BITLSHIFT(1;[.AP$2]))&gt;0;1;0)*[.$O38]" office:value-type="float" office:value="0" calcext:value-type="float">
            <text:p/>
          </table:table-cell>
          <table:table-cell table:formula="of:=IF(BITAND([.$R38];BITLSHIFT(1;[.AQ$2]))&gt;0;1;0)*[.$O38]" office:value-type="float" office:value="0" calcext:value-type="float">
            <text:p/>
          </table:table-cell>
          <table:table-cell table:formula="of:=IF(BITAND([.$R38];BITLSHIFT(1;[.AR$2]))&gt;0;1;0)*[.$O38]" office:value-type="float" office:value="0" calcext:value-type="float">
            <text:p/>
          </table:table-cell>
          <table:table-cell table:formula="of:=IF(BITAND([.$R38];BITLSHIFT(1;[.AS$2]))&gt;0;1;0)*[.$O38]" office:value-type="float" office:value="0" calcext:value-type="float">
            <text:p/>
          </table:table-cell>
          <table:table-cell table:formula="of:=IF(BITAND([.$R38];BITLSHIFT(1;[.AT$2]))&gt;0;1;0)*[.$O38]" office:value-type="float" office:value="0" calcext:value-type="float">
            <text:p/>
          </table:table-cell>
          <table:table-cell table:formula="of:=IF(BITAND([.$R38];BITLSHIFT(1;[.AU$2]))&gt;0;1;0)*[.$O38]" office:value-type="float" office:value="0" calcext:value-type="float">
            <text:p/>
          </table:table-cell>
          <table:table-cell table:formula="of:=IF(BITAND([.$R38];BITLSHIFT(1;[.AV$2]))&gt;0;1;0)*[.$O38]" office:value-type="float" office:value="0" calcext:value-type="float">
            <text:p/>
          </table:table-cell>
          <table:table-cell table:formula="of:=IF(BITAND([.$R38];BITLSHIFT(1;[.AW$2]))&gt;0;1;0)*[.$O38]" office:value-type="float" office:value="0" calcext:value-type="float">
            <text:p/>
          </table:table-cell>
          <table:table-cell table:formula="of:=IF(BITAND([.$R38];BITLSHIFT(1;[.AX$2]))&gt;0;1;0)*[.$O38]" office:value-type="float" office:value="0" calcext:value-type="float">
            <text:p/>
          </table:table-cell>
          <table:table-cell table:formula="of:=IF(BITAND([.$Q38];BITLSHIFT(1;[.AY$2]))&gt;0;1;0)*[.$O38]" office:value-type="float" office:value="0" calcext:value-type="float">
            <text:p/>
          </table:table-cell>
          <table:table-cell table:formula="of:=IF(BITAND([.$Q38];BITLSHIFT(1;[.AZ$2]))&gt;0;1;0)*[.$O38]" office:value-type="float" office:value="0" calcext:value-type="float">
            <text:p/>
          </table:table-cell>
          <table:table-cell table:formula="of:=IF(BITAND([.$Q38];BITLSHIFT(1;[.BA$2]))&gt;0;1;0)*[.$O38]" office:value-type="float" office:value="0" calcext:value-type="float">
            <text:p/>
          </table:table-cell>
          <table:table-cell table:formula="of:=IF(BITAND([.$Q38];BITLSHIFT(1;[.BB$2]))&gt;0;1;0)*[.$O38]" office:value-type="float" office:value="0" calcext:value-type="float">
            <text:p/>
          </table:table-cell>
          <table:table-cell table:formula="of:=IF(BITAND([.$Q38];BITLSHIFT(1;[.BC$2]))&gt;0;1;0)*[.$O38]" office:value-type="float" office:value="0" calcext:value-type="float">
            <text:p/>
          </table:table-cell>
          <table:table-cell table:formula="of:=IF(BITAND([.$Q38];BITLSHIFT(1;[.BD$2]))&gt;0;1;0)*[.$O38]" office:value-type="float" office:value="0" calcext:value-type="float">
            <text:p/>
          </table:table-cell>
          <table:table-cell table:formula="of:=IF(BITAND([.$Q38];BITLSHIFT(1;[.BE$2]))&gt;0;1;0)*[.$O38]" office:value-type="float" office:value="0" calcext:value-type="float">
            <text:p/>
          </table:table-cell>
          <table:table-cell table:formula="of:=IF(BITAND([.$Q38];BITLSHIFT(1;[.BF$2]))&gt;0;1;0)*[.$O38]" office:value-type="float" office:value="0" calcext:value-type="float">
            <text:p/>
          </table:table-cell>
          <table:table-cell table:formula="of:=IF(BITAND([.$Q38];BITLSHIFT(1;[.BG$2]))&gt;0;1;0)*[.$O38]" office:value-type="float" office:value="0" calcext:value-type="float">
            <text:p/>
          </table:table-cell>
          <table:table-cell table:formula="of:=IF(BITAND([.$Q38];BITLSHIFT(1;[.BH$2]))&gt;0;1;0)*[.$O38]" office:value-type="float" office:value="0" calcext:value-type="float">
            <text:p/>
          </table:table-cell>
          <table:table-cell table:formula="of:=IF(BITAND([.$Q38];BITLSHIFT(1;[.BI$2]))&gt;0;1;0)*[.$O38]" office:value-type="float" office:value="0" calcext:value-type="float">
            <text:p/>
          </table:table-cell>
          <table:table-cell table:formula="of:=IF(BITAND([.$Q38];BITLSHIFT(1;[.BJ$2]))&gt;0;1;0)*[.$O38]" office:value-type="float" office:value="0" calcext:value-type="float">
            <text:p/>
          </table:table-cell>
          <table:table-cell table:formula="of:=IF(BITAND([.$Q38];BITLSHIFT(1;[.BK$2]))&gt;0;1;0)*[.$O38]" office:value-type="float" office:value="0" calcext:value-type="float">
            <text:p/>
          </table:table-cell>
          <table:table-cell table:formula="of:=IF(BITAND([.$Q38];BITLSHIFT(1;[.BL$2]))&gt;0;1;0)*[.$O38]" office:value-type="float" office:value="0" calcext:value-type="float">
            <text:p/>
          </table:table-cell>
          <table:table-cell table:formula="of:=IF(BITAND([.$Q38];BITLSHIFT(1;[.BM$2]))&gt;0;1;0)*[.$O38]" office:value-type="float" office:value="0" calcext:value-type="float">
            <text:p/>
          </table:table-cell>
          <table:table-cell table:formula="of:=IF(BITAND([.$Q38];BITLSHIFT(1;[.BN$2]))&gt;0;1;0)*[.$O38]" office:value-type="float" office:value="0" calcext:value-type="float">
            <text:p/>
          </table:table-cell>
          <table:table-cell table:formula="of:=IF(BITAND([.$Q38];BITLSHIFT(1;[.BO$2]))&gt;0;1;0)*[.$O38]" office:value-type="float" office:value="0" calcext:value-type="float">
            <text:p/>
          </table:table-cell>
          <table:table-cell table:formula="of:=IF(BITAND([.$Q38];BITLSHIFT(1;[.BP$2]))&gt;0;1;0)*[.$O38]" office:value-type="float" office:value="0" calcext:value-type="float">
            <text:p/>
          </table:table-cell>
          <table:table-cell table:formula="of:=IF(BITAND([.$Q38];BITLSHIFT(1;[.BQ$2]))&gt;0;1;0)*[.$O38]" office:value-type="float" office:value="0" calcext:value-type="float">
            <text:p/>
          </table:table-cell>
          <table:table-cell table:formula="of:=IF(BITAND([.$Q38];BITLSHIFT(1;[.BR$2]))&gt;0;1;0)*[.$O38]" office:value-type="float" office:value="0" calcext:value-type="float">
            <text:p/>
          </table:table-cell>
          <table:table-cell table:formula="of:=IF(BITAND([.$Q38];BITLSHIFT(1;[.BS$2]))&gt;0;1;0)*[.$O38]" office:value-type="float" office:value="0" calcext:value-type="float">
            <text:p/>
          </table:table-cell>
          <table:table-cell table:formula="of:=IF(BITAND([.$Q38];BITLSHIFT(1;[.BT$2]))&gt;0;1;0)*[.$O38]" office:value-type="float" office:value="0" calcext:value-type="float">
            <text:p/>
          </table:table-cell>
          <table:table-cell table:formula="of:=IF(BITAND([.$Q38];BITLSHIFT(1;[.BU$2]))&gt;0;1;0)*[.$O38]" office:value-type="float" office:value="0" calcext:value-type="float">
            <text:p/>
          </table:table-cell>
          <table:table-cell table:formula="of:=IF(BITAND([.$Q38];BITLSHIFT(1;[.BV$2]))&gt;0;1;0)*[.$O38]" office:value-type="float" office:value="0" calcext:value-type="float">
            <text:p/>
          </table:table-cell>
          <table:table-cell table:formula="of:=IF(BITAND([.$Q38];BITLSHIFT(1;[.BW$2]))&gt;0;1;0)*[.$O38]" office:value-type="float" office:value="0" calcext:value-type="float">
            <text:p/>
          </table:table-cell>
          <table:table-cell table:formula="of:=IF(BITAND([.$Q38];BITLSHIFT(1;[.BX$2]))&gt;0;1;0)*[.$O38]" office:value-type="float" office:value="0" calcext:value-type="float">
            <text:p/>
          </table:table-cell>
          <table:table-cell table:formula="of:=IF(BITAND([.$Q38];BITLSHIFT(1;[.BY$2]))&gt;0;1;0)*[.$O38]" office:value-type="float" office:value="0" calcext:value-type="float">
            <text:p/>
          </table:table-cell>
          <table:table-cell table:formula="of:=IF(BITAND([.$Q38];BITLSHIFT(1;[.BZ$2]))&gt;0;1;0)*[.$O38]" office:value-type="float" office:value="0" calcext:value-type="float">
            <text:p/>
          </table:table-cell>
          <table:table-cell table:formula="of:=IF(BITAND([.$Q38];BITLSHIFT(1;[.CA$2]))&gt;0;1;0)*[.$O38]" office:value-type="float" office:value="0" calcext:value-type="float">
            <text:p/>
          </table:table-cell>
          <table:table-cell table:formula="of:=IF(BITAND([.$Q38];BITLSHIFT(1;[.CB$2]))&gt;0;1;0)*[.$O38]" office:value-type="float" office:value="0" calcext:value-type="float">
            <text:p/>
          </table:table-cell>
          <table:table-cell table:formula="of:=IF(BITAND([.$Q38];BITLSHIFT(1;[.CC$2]))&gt;0;1;0)*[.$O38]" office:value-type="float" office:value="0" calcext:value-type="float">
            <text:p/>
          </table:table-cell>
          <table:table-cell table:formula="of:=IF(BITAND([.$Q38];BITLSHIFT(1;[.CD$2]))&gt;0;1;0)*[.$O3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9];10) ;16)" office:value-type="float" office:value="0" calcext:value-type="float">
            <text:p/>
          </table:table-cell>
          <table:table-cell table:formula="of:=DECIMAL(RIGHT([.N39];8) ;16)" office:value-type="float" office:value="0" calcext:value-type="float">
            <text:p/>
          </table:table-cell>
          <table:table-cell table:formula="of:=IF(BITAND([.$R39];BITLSHIFT(1;[.S$2]))&gt;0;1;0)*[.$O39]" office:value-type="float" office:value="0" calcext:value-type="float">
            <text:p/>
          </table:table-cell>
          <table:table-cell table:formula="of:=IF(BITAND([.$R39];BITLSHIFT(1;[.T$2]))&gt;0;1;0)*[.$O39]" office:value-type="float" office:value="0" calcext:value-type="float">
            <text:p/>
          </table:table-cell>
          <table:table-cell table:formula="of:=IF(BITAND([.$R39];BITLSHIFT(1;[.U$2]))&gt;0;1;0)*[.$O39]" office:value-type="float" office:value="0" calcext:value-type="float">
            <text:p/>
          </table:table-cell>
          <table:table-cell table:formula="of:=IF(BITAND([.$R39];BITLSHIFT(1;[.V$2]))&gt;0;1;0)*[.$O39]" office:value-type="float" office:value="0" calcext:value-type="float">
            <text:p/>
          </table:table-cell>
          <table:table-cell table:formula="of:=IF(BITAND([.$R39];BITLSHIFT(1;[.W$2]))&gt;0;1;0)*[.$O39]" office:value-type="float" office:value="0" calcext:value-type="float">
            <text:p/>
          </table:table-cell>
          <table:table-cell table:formula="of:=IF(BITAND([.$R39];BITLSHIFT(1;[.X$2]))&gt;0;1;0)*[.$O39]" office:value-type="float" office:value="0" calcext:value-type="float">
            <text:p/>
          </table:table-cell>
          <table:table-cell table:formula="of:=IF(BITAND([.$R39];BITLSHIFT(1;[.Y$2]))&gt;0;1;0)*[.$O39]" office:value-type="float" office:value="0" calcext:value-type="float">
            <text:p/>
          </table:table-cell>
          <table:table-cell table:formula="of:=IF(BITAND([.$R39];BITLSHIFT(1;[.Z$2]))&gt;0;1;0)*[.$O39]" office:value-type="float" office:value="0" calcext:value-type="float">
            <text:p/>
          </table:table-cell>
          <table:table-cell table:formula="of:=IF(BITAND([.$R39];BITLSHIFT(1;[.AA$2]))&gt;0;1;0)*[.$O39]" office:value-type="float" office:value="0" calcext:value-type="float">
            <text:p/>
          </table:table-cell>
          <table:table-cell table:formula="of:=IF(BITAND([.$R39];BITLSHIFT(1;[.AB$2]))&gt;0;1;0)*[.$O39]" office:value-type="float" office:value="0" calcext:value-type="float">
            <text:p/>
          </table:table-cell>
          <table:table-cell table:formula="of:=IF(BITAND([.$R39];BITLSHIFT(1;[.AC$2]))&gt;0;1;0)*[.$O39]" office:value-type="float" office:value="0" calcext:value-type="float">
            <text:p/>
          </table:table-cell>
          <table:table-cell table:formula="of:=IF(BITAND([.$R39];BITLSHIFT(1;[.AD$2]))&gt;0;1;0)*[.$O39]" office:value-type="float" office:value="0" calcext:value-type="float">
            <text:p/>
          </table:table-cell>
          <table:table-cell table:formula="of:=IF(BITAND([.$R39];BITLSHIFT(1;[.AE$2]))&gt;0;1;0)*[.$O39]" office:value-type="float" office:value="0" calcext:value-type="float">
            <text:p/>
          </table:table-cell>
          <table:table-cell table:formula="of:=IF(BITAND([.$R39];BITLSHIFT(1;[.AF$2]))&gt;0;1;0)*[.$O39]" office:value-type="float" office:value="0" calcext:value-type="float">
            <text:p/>
          </table:table-cell>
          <table:table-cell table:formula="of:=IF(BITAND([.$R39];BITLSHIFT(1;[.AG$2]))&gt;0;1;0)*[.$O39]" office:value-type="float" office:value="0" calcext:value-type="float">
            <text:p/>
          </table:table-cell>
          <table:table-cell table:formula="of:=IF(BITAND([.$R39];BITLSHIFT(1;[.AH$2]))&gt;0;1;0)*[.$O39]" office:value-type="float" office:value="0" calcext:value-type="float">
            <text:p/>
          </table:table-cell>
          <table:table-cell table:formula="of:=IF(BITAND([.$R39];BITLSHIFT(1;[.AI$2]))&gt;0;1;0)*[.$O39]" office:value-type="float" office:value="0" calcext:value-type="float">
            <text:p/>
          </table:table-cell>
          <table:table-cell table:formula="of:=IF(BITAND([.$R39];BITLSHIFT(1;[.AJ$2]))&gt;0;1;0)*[.$O39]" office:value-type="float" office:value="0" calcext:value-type="float">
            <text:p/>
          </table:table-cell>
          <table:table-cell table:formula="of:=IF(BITAND([.$R39];BITLSHIFT(1;[.AK$2]))&gt;0;1;0)*[.$O39]" office:value-type="float" office:value="0" calcext:value-type="float">
            <text:p/>
          </table:table-cell>
          <table:table-cell table:formula="of:=IF(BITAND([.$R39];BITLSHIFT(1;[.AL$2]))&gt;0;1;0)*[.$O39]" office:value-type="float" office:value="0" calcext:value-type="float">
            <text:p/>
          </table:table-cell>
          <table:table-cell table:formula="of:=IF(BITAND([.$R39];BITLSHIFT(1;[.AM$2]))&gt;0;1;0)*[.$O39]" office:value-type="float" office:value="0" calcext:value-type="float">
            <text:p/>
          </table:table-cell>
          <table:table-cell table:formula="of:=IF(BITAND([.$R39];BITLSHIFT(1;[.AN$2]))&gt;0;1;0)*[.$O39]" office:value-type="float" office:value="0" calcext:value-type="float">
            <text:p/>
          </table:table-cell>
          <table:table-cell table:formula="of:=IF(BITAND([.$R39];BITLSHIFT(1;[.AO$2]))&gt;0;1;0)*[.$O39]" office:value-type="float" office:value="0" calcext:value-type="float">
            <text:p/>
          </table:table-cell>
          <table:table-cell table:formula="of:=IF(BITAND([.$R39];BITLSHIFT(1;[.AP$2]))&gt;0;1;0)*[.$O39]" office:value-type="float" office:value="0" calcext:value-type="float">
            <text:p/>
          </table:table-cell>
          <table:table-cell table:formula="of:=IF(BITAND([.$R39];BITLSHIFT(1;[.AQ$2]))&gt;0;1;0)*[.$O39]" office:value-type="float" office:value="0" calcext:value-type="float">
            <text:p/>
          </table:table-cell>
          <table:table-cell table:formula="of:=IF(BITAND([.$R39];BITLSHIFT(1;[.AR$2]))&gt;0;1;0)*[.$O39]" office:value-type="float" office:value="0" calcext:value-type="float">
            <text:p/>
          </table:table-cell>
          <table:table-cell table:formula="of:=IF(BITAND([.$R39];BITLSHIFT(1;[.AS$2]))&gt;0;1;0)*[.$O39]" office:value-type="float" office:value="0" calcext:value-type="float">
            <text:p/>
          </table:table-cell>
          <table:table-cell table:formula="of:=IF(BITAND([.$R39];BITLSHIFT(1;[.AT$2]))&gt;0;1;0)*[.$O39]" office:value-type="float" office:value="0" calcext:value-type="float">
            <text:p/>
          </table:table-cell>
          <table:table-cell table:formula="of:=IF(BITAND([.$R39];BITLSHIFT(1;[.AU$2]))&gt;0;1;0)*[.$O39]" office:value-type="float" office:value="0" calcext:value-type="float">
            <text:p/>
          </table:table-cell>
          <table:table-cell table:formula="of:=IF(BITAND([.$R39];BITLSHIFT(1;[.AV$2]))&gt;0;1;0)*[.$O39]" office:value-type="float" office:value="0" calcext:value-type="float">
            <text:p/>
          </table:table-cell>
          <table:table-cell table:formula="of:=IF(BITAND([.$R39];BITLSHIFT(1;[.AW$2]))&gt;0;1;0)*[.$O39]" office:value-type="float" office:value="0" calcext:value-type="float">
            <text:p/>
          </table:table-cell>
          <table:table-cell table:formula="of:=IF(BITAND([.$R39];BITLSHIFT(1;[.AX$2]))&gt;0;1;0)*[.$O39]" office:value-type="float" office:value="0" calcext:value-type="float">
            <text:p/>
          </table:table-cell>
          <table:table-cell table:formula="of:=IF(BITAND([.$Q39];BITLSHIFT(1;[.AY$2]))&gt;0;1;0)*[.$O39]" office:value-type="float" office:value="0" calcext:value-type="float">
            <text:p/>
          </table:table-cell>
          <table:table-cell table:formula="of:=IF(BITAND([.$Q39];BITLSHIFT(1;[.AZ$2]))&gt;0;1;0)*[.$O39]" office:value-type="float" office:value="0" calcext:value-type="float">
            <text:p/>
          </table:table-cell>
          <table:table-cell table:formula="of:=IF(BITAND([.$Q39];BITLSHIFT(1;[.BA$2]))&gt;0;1;0)*[.$O39]" office:value-type="float" office:value="0" calcext:value-type="float">
            <text:p/>
          </table:table-cell>
          <table:table-cell table:formula="of:=IF(BITAND([.$Q39];BITLSHIFT(1;[.BB$2]))&gt;0;1;0)*[.$O39]" office:value-type="float" office:value="0" calcext:value-type="float">
            <text:p/>
          </table:table-cell>
          <table:table-cell table:formula="of:=IF(BITAND([.$Q39];BITLSHIFT(1;[.BC$2]))&gt;0;1;0)*[.$O39]" office:value-type="float" office:value="0" calcext:value-type="float">
            <text:p/>
          </table:table-cell>
          <table:table-cell table:formula="of:=IF(BITAND([.$Q39];BITLSHIFT(1;[.BD$2]))&gt;0;1;0)*[.$O39]" office:value-type="float" office:value="0" calcext:value-type="float">
            <text:p/>
          </table:table-cell>
          <table:table-cell table:formula="of:=IF(BITAND([.$Q39];BITLSHIFT(1;[.BE$2]))&gt;0;1;0)*[.$O39]" office:value-type="float" office:value="0" calcext:value-type="float">
            <text:p/>
          </table:table-cell>
          <table:table-cell table:formula="of:=IF(BITAND([.$Q39];BITLSHIFT(1;[.BF$2]))&gt;0;1;0)*[.$O39]" office:value-type="float" office:value="0" calcext:value-type="float">
            <text:p/>
          </table:table-cell>
          <table:table-cell table:formula="of:=IF(BITAND([.$Q39];BITLSHIFT(1;[.BG$2]))&gt;0;1;0)*[.$O39]" office:value-type="float" office:value="0" calcext:value-type="float">
            <text:p/>
          </table:table-cell>
          <table:table-cell table:formula="of:=IF(BITAND([.$Q39];BITLSHIFT(1;[.BH$2]))&gt;0;1;0)*[.$O39]" office:value-type="float" office:value="0" calcext:value-type="float">
            <text:p/>
          </table:table-cell>
          <table:table-cell table:formula="of:=IF(BITAND([.$Q39];BITLSHIFT(1;[.BI$2]))&gt;0;1;0)*[.$O39]" office:value-type="float" office:value="0" calcext:value-type="float">
            <text:p/>
          </table:table-cell>
          <table:table-cell table:formula="of:=IF(BITAND([.$Q39];BITLSHIFT(1;[.BJ$2]))&gt;0;1;0)*[.$O39]" office:value-type="float" office:value="0" calcext:value-type="float">
            <text:p/>
          </table:table-cell>
          <table:table-cell table:formula="of:=IF(BITAND([.$Q39];BITLSHIFT(1;[.BK$2]))&gt;0;1;0)*[.$O39]" office:value-type="float" office:value="0" calcext:value-type="float">
            <text:p/>
          </table:table-cell>
          <table:table-cell table:formula="of:=IF(BITAND([.$Q39];BITLSHIFT(1;[.BL$2]))&gt;0;1;0)*[.$O39]" office:value-type="float" office:value="0" calcext:value-type="float">
            <text:p/>
          </table:table-cell>
          <table:table-cell table:formula="of:=IF(BITAND([.$Q39];BITLSHIFT(1;[.BM$2]))&gt;0;1;0)*[.$O39]" office:value-type="float" office:value="0" calcext:value-type="float">
            <text:p/>
          </table:table-cell>
          <table:table-cell table:formula="of:=IF(BITAND([.$Q39];BITLSHIFT(1;[.BN$2]))&gt;0;1;0)*[.$O39]" office:value-type="float" office:value="0" calcext:value-type="float">
            <text:p/>
          </table:table-cell>
          <table:table-cell table:formula="of:=IF(BITAND([.$Q39];BITLSHIFT(1;[.BO$2]))&gt;0;1;0)*[.$O39]" office:value-type="float" office:value="0" calcext:value-type="float">
            <text:p/>
          </table:table-cell>
          <table:table-cell table:formula="of:=IF(BITAND([.$Q39];BITLSHIFT(1;[.BP$2]))&gt;0;1;0)*[.$O39]" office:value-type="float" office:value="0" calcext:value-type="float">
            <text:p/>
          </table:table-cell>
          <table:table-cell table:formula="of:=IF(BITAND([.$Q39];BITLSHIFT(1;[.BQ$2]))&gt;0;1;0)*[.$O39]" office:value-type="float" office:value="0" calcext:value-type="float">
            <text:p/>
          </table:table-cell>
          <table:table-cell table:formula="of:=IF(BITAND([.$Q39];BITLSHIFT(1;[.BR$2]))&gt;0;1;0)*[.$O39]" office:value-type="float" office:value="0" calcext:value-type="float">
            <text:p/>
          </table:table-cell>
          <table:table-cell table:formula="of:=IF(BITAND([.$Q39];BITLSHIFT(1;[.BS$2]))&gt;0;1;0)*[.$O39]" office:value-type="float" office:value="0" calcext:value-type="float">
            <text:p/>
          </table:table-cell>
          <table:table-cell table:formula="of:=IF(BITAND([.$Q39];BITLSHIFT(1;[.BT$2]))&gt;0;1;0)*[.$O39]" office:value-type="float" office:value="0" calcext:value-type="float">
            <text:p/>
          </table:table-cell>
          <table:table-cell table:formula="of:=IF(BITAND([.$Q39];BITLSHIFT(1;[.BU$2]))&gt;0;1;0)*[.$O39]" office:value-type="float" office:value="0" calcext:value-type="float">
            <text:p/>
          </table:table-cell>
          <table:table-cell table:formula="of:=IF(BITAND([.$Q39];BITLSHIFT(1;[.BV$2]))&gt;0;1;0)*[.$O39]" office:value-type="float" office:value="0" calcext:value-type="float">
            <text:p/>
          </table:table-cell>
          <table:table-cell table:formula="of:=IF(BITAND([.$Q39];BITLSHIFT(1;[.BW$2]))&gt;0;1;0)*[.$O39]" office:value-type="float" office:value="0" calcext:value-type="float">
            <text:p/>
          </table:table-cell>
          <table:table-cell table:formula="of:=IF(BITAND([.$Q39];BITLSHIFT(1;[.BX$2]))&gt;0;1;0)*[.$O39]" office:value-type="float" office:value="0" calcext:value-type="float">
            <text:p/>
          </table:table-cell>
          <table:table-cell table:formula="of:=IF(BITAND([.$Q39];BITLSHIFT(1;[.BY$2]))&gt;0;1;0)*[.$O39]" office:value-type="float" office:value="0" calcext:value-type="float">
            <text:p/>
          </table:table-cell>
          <table:table-cell table:formula="of:=IF(BITAND([.$Q39];BITLSHIFT(1;[.BZ$2]))&gt;0;1;0)*[.$O39]" office:value-type="float" office:value="0" calcext:value-type="float">
            <text:p/>
          </table:table-cell>
          <table:table-cell table:formula="of:=IF(BITAND([.$Q39];BITLSHIFT(1;[.CA$2]))&gt;0;1;0)*[.$O39]" office:value-type="float" office:value="0" calcext:value-type="float">
            <text:p/>
          </table:table-cell>
          <table:table-cell table:formula="of:=IF(BITAND([.$Q39];BITLSHIFT(1;[.CB$2]))&gt;0;1;0)*[.$O39]" office:value-type="float" office:value="0" calcext:value-type="float">
            <text:p/>
          </table:table-cell>
          <table:table-cell table:formula="of:=IF(BITAND([.$Q39];BITLSHIFT(1;[.CC$2]))&gt;0;1;0)*[.$O39]" office:value-type="float" office:value="0" calcext:value-type="float">
            <text:p/>
          </table:table-cell>
          <table:table-cell table:formula="of:=IF(BITAND([.$Q39];BITLSHIFT(1;[.CD$2]))&gt;0;1;0)*[.$O3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0];10) ;16)" office:value-type="float" office:value="0" calcext:value-type="float">
            <text:p/>
          </table:table-cell>
          <table:table-cell table:formula="of:=DECIMAL(RIGHT([.N40];8) ;16)" office:value-type="float" office:value="0" calcext:value-type="float">
            <text:p/>
          </table:table-cell>
          <table:table-cell table:formula="of:=IF(BITAND([.$R40];BITLSHIFT(1;[.S$2]))&gt;0;1;0)*[.$O40]" office:value-type="float" office:value="0" calcext:value-type="float">
            <text:p/>
          </table:table-cell>
          <table:table-cell table:formula="of:=IF(BITAND([.$R40];BITLSHIFT(1;[.T$2]))&gt;0;1;0)*[.$O40]" office:value-type="float" office:value="0" calcext:value-type="float">
            <text:p/>
          </table:table-cell>
          <table:table-cell table:formula="of:=IF(BITAND([.$R40];BITLSHIFT(1;[.U$2]))&gt;0;1;0)*[.$O40]" office:value-type="float" office:value="0" calcext:value-type="float">
            <text:p/>
          </table:table-cell>
          <table:table-cell table:formula="of:=IF(BITAND([.$R40];BITLSHIFT(1;[.V$2]))&gt;0;1;0)*[.$O40]" office:value-type="float" office:value="0" calcext:value-type="float">
            <text:p/>
          </table:table-cell>
          <table:table-cell table:formula="of:=IF(BITAND([.$R40];BITLSHIFT(1;[.W$2]))&gt;0;1;0)*[.$O40]" office:value-type="float" office:value="0" calcext:value-type="float">
            <text:p/>
          </table:table-cell>
          <table:table-cell table:formula="of:=IF(BITAND([.$R40];BITLSHIFT(1;[.X$2]))&gt;0;1;0)*[.$O40]" office:value-type="float" office:value="0" calcext:value-type="float">
            <text:p/>
          </table:table-cell>
          <table:table-cell table:formula="of:=IF(BITAND([.$R40];BITLSHIFT(1;[.Y$2]))&gt;0;1;0)*[.$O40]" office:value-type="float" office:value="0" calcext:value-type="float">
            <text:p/>
          </table:table-cell>
          <table:table-cell table:formula="of:=IF(BITAND([.$R40];BITLSHIFT(1;[.Z$2]))&gt;0;1;0)*[.$O40]" office:value-type="float" office:value="0" calcext:value-type="float">
            <text:p/>
          </table:table-cell>
          <table:table-cell table:formula="of:=IF(BITAND([.$R40];BITLSHIFT(1;[.AA$2]))&gt;0;1;0)*[.$O40]" office:value-type="float" office:value="0" calcext:value-type="float">
            <text:p/>
          </table:table-cell>
          <table:table-cell table:formula="of:=IF(BITAND([.$R40];BITLSHIFT(1;[.AB$2]))&gt;0;1;0)*[.$O40]" office:value-type="float" office:value="0" calcext:value-type="float">
            <text:p/>
          </table:table-cell>
          <table:table-cell table:formula="of:=IF(BITAND([.$R40];BITLSHIFT(1;[.AC$2]))&gt;0;1;0)*[.$O40]" office:value-type="float" office:value="0" calcext:value-type="float">
            <text:p/>
          </table:table-cell>
          <table:table-cell table:formula="of:=IF(BITAND([.$R40];BITLSHIFT(1;[.AD$2]))&gt;0;1;0)*[.$O40]" office:value-type="float" office:value="0" calcext:value-type="float">
            <text:p/>
          </table:table-cell>
          <table:table-cell table:formula="of:=IF(BITAND([.$R40];BITLSHIFT(1;[.AE$2]))&gt;0;1;0)*[.$O40]" office:value-type="float" office:value="0" calcext:value-type="float">
            <text:p/>
          </table:table-cell>
          <table:table-cell table:formula="of:=IF(BITAND([.$R40];BITLSHIFT(1;[.AF$2]))&gt;0;1;0)*[.$O40]" office:value-type="float" office:value="0" calcext:value-type="float">
            <text:p/>
          </table:table-cell>
          <table:table-cell table:formula="of:=IF(BITAND([.$R40];BITLSHIFT(1;[.AG$2]))&gt;0;1;0)*[.$O40]" office:value-type="float" office:value="0" calcext:value-type="float">
            <text:p/>
          </table:table-cell>
          <table:table-cell table:formula="of:=IF(BITAND([.$R40];BITLSHIFT(1;[.AH$2]))&gt;0;1;0)*[.$O40]" office:value-type="float" office:value="0" calcext:value-type="float">
            <text:p/>
          </table:table-cell>
          <table:table-cell table:formula="of:=IF(BITAND([.$R40];BITLSHIFT(1;[.AI$2]))&gt;0;1;0)*[.$O40]" office:value-type="float" office:value="0" calcext:value-type="float">
            <text:p/>
          </table:table-cell>
          <table:table-cell table:formula="of:=IF(BITAND([.$R40];BITLSHIFT(1;[.AJ$2]))&gt;0;1;0)*[.$O40]" office:value-type="float" office:value="0" calcext:value-type="float">
            <text:p/>
          </table:table-cell>
          <table:table-cell table:formula="of:=IF(BITAND([.$R40];BITLSHIFT(1;[.AK$2]))&gt;0;1;0)*[.$O40]" office:value-type="float" office:value="0" calcext:value-type="float">
            <text:p/>
          </table:table-cell>
          <table:table-cell table:formula="of:=IF(BITAND([.$R40];BITLSHIFT(1;[.AL$2]))&gt;0;1;0)*[.$O40]" office:value-type="float" office:value="0" calcext:value-type="float">
            <text:p/>
          </table:table-cell>
          <table:table-cell table:formula="of:=IF(BITAND([.$R40];BITLSHIFT(1;[.AM$2]))&gt;0;1;0)*[.$O40]" office:value-type="float" office:value="0" calcext:value-type="float">
            <text:p/>
          </table:table-cell>
          <table:table-cell table:formula="of:=IF(BITAND([.$R40];BITLSHIFT(1;[.AN$2]))&gt;0;1;0)*[.$O40]" office:value-type="float" office:value="0" calcext:value-type="float">
            <text:p/>
          </table:table-cell>
          <table:table-cell table:formula="of:=IF(BITAND([.$R40];BITLSHIFT(1;[.AO$2]))&gt;0;1;0)*[.$O40]" office:value-type="float" office:value="0" calcext:value-type="float">
            <text:p/>
          </table:table-cell>
          <table:table-cell table:formula="of:=IF(BITAND([.$R40];BITLSHIFT(1;[.AP$2]))&gt;0;1;0)*[.$O40]" office:value-type="float" office:value="0" calcext:value-type="float">
            <text:p/>
          </table:table-cell>
          <table:table-cell table:formula="of:=IF(BITAND([.$R40];BITLSHIFT(1;[.AQ$2]))&gt;0;1;0)*[.$O40]" office:value-type="float" office:value="0" calcext:value-type="float">
            <text:p/>
          </table:table-cell>
          <table:table-cell table:formula="of:=IF(BITAND([.$R40];BITLSHIFT(1;[.AR$2]))&gt;0;1;0)*[.$O40]" office:value-type="float" office:value="0" calcext:value-type="float">
            <text:p/>
          </table:table-cell>
          <table:table-cell table:formula="of:=IF(BITAND([.$R40];BITLSHIFT(1;[.AS$2]))&gt;0;1;0)*[.$O40]" office:value-type="float" office:value="0" calcext:value-type="float">
            <text:p/>
          </table:table-cell>
          <table:table-cell table:formula="of:=IF(BITAND([.$R40];BITLSHIFT(1;[.AT$2]))&gt;0;1;0)*[.$O40]" office:value-type="float" office:value="0" calcext:value-type="float">
            <text:p/>
          </table:table-cell>
          <table:table-cell table:formula="of:=IF(BITAND([.$R40];BITLSHIFT(1;[.AU$2]))&gt;0;1;0)*[.$O40]" office:value-type="float" office:value="0" calcext:value-type="float">
            <text:p/>
          </table:table-cell>
          <table:table-cell table:formula="of:=IF(BITAND([.$R40];BITLSHIFT(1;[.AV$2]))&gt;0;1;0)*[.$O40]" office:value-type="float" office:value="0" calcext:value-type="float">
            <text:p/>
          </table:table-cell>
          <table:table-cell table:formula="of:=IF(BITAND([.$R40];BITLSHIFT(1;[.AW$2]))&gt;0;1;0)*[.$O40]" office:value-type="float" office:value="0" calcext:value-type="float">
            <text:p/>
          </table:table-cell>
          <table:table-cell table:formula="of:=IF(BITAND([.$R40];BITLSHIFT(1;[.AX$2]))&gt;0;1;0)*[.$O40]" office:value-type="float" office:value="0" calcext:value-type="float">
            <text:p/>
          </table:table-cell>
          <table:table-cell table:formula="of:=IF(BITAND([.$Q40];BITLSHIFT(1;[.AY$2]))&gt;0;1;0)*[.$O40]" office:value-type="float" office:value="0" calcext:value-type="float">
            <text:p/>
          </table:table-cell>
          <table:table-cell table:formula="of:=IF(BITAND([.$Q40];BITLSHIFT(1;[.AZ$2]))&gt;0;1;0)*[.$O40]" office:value-type="float" office:value="0" calcext:value-type="float">
            <text:p/>
          </table:table-cell>
          <table:table-cell table:formula="of:=IF(BITAND([.$Q40];BITLSHIFT(1;[.BA$2]))&gt;0;1;0)*[.$O40]" office:value-type="float" office:value="0" calcext:value-type="float">
            <text:p/>
          </table:table-cell>
          <table:table-cell table:formula="of:=IF(BITAND([.$Q40];BITLSHIFT(1;[.BB$2]))&gt;0;1;0)*[.$O40]" office:value-type="float" office:value="0" calcext:value-type="float">
            <text:p/>
          </table:table-cell>
          <table:table-cell table:formula="of:=IF(BITAND([.$Q40];BITLSHIFT(1;[.BC$2]))&gt;0;1;0)*[.$O40]" office:value-type="float" office:value="0" calcext:value-type="float">
            <text:p/>
          </table:table-cell>
          <table:table-cell table:formula="of:=IF(BITAND([.$Q40];BITLSHIFT(1;[.BD$2]))&gt;0;1;0)*[.$O40]" office:value-type="float" office:value="0" calcext:value-type="float">
            <text:p/>
          </table:table-cell>
          <table:table-cell table:formula="of:=IF(BITAND([.$Q40];BITLSHIFT(1;[.BE$2]))&gt;0;1;0)*[.$O40]" office:value-type="float" office:value="0" calcext:value-type="float">
            <text:p/>
          </table:table-cell>
          <table:table-cell table:formula="of:=IF(BITAND([.$Q40];BITLSHIFT(1;[.BF$2]))&gt;0;1;0)*[.$O40]" office:value-type="float" office:value="0" calcext:value-type="float">
            <text:p/>
          </table:table-cell>
          <table:table-cell table:formula="of:=IF(BITAND([.$Q40];BITLSHIFT(1;[.BG$2]))&gt;0;1;0)*[.$O40]" office:value-type="float" office:value="0" calcext:value-type="float">
            <text:p/>
          </table:table-cell>
          <table:table-cell table:formula="of:=IF(BITAND([.$Q40];BITLSHIFT(1;[.BH$2]))&gt;0;1;0)*[.$O40]" office:value-type="float" office:value="0" calcext:value-type="float">
            <text:p/>
          </table:table-cell>
          <table:table-cell table:formula="of:=IF(BITAND([.$Q40];BITLSHIFT(1;[.BI$2]))&gt;0;1;0)*[.$O40]" office:value-type="float" office:value="0" calcext:value-type="float">
            <text:p/>
          </table:table-cell>
          <table:table-cell table:formula="of:=IF(BITAND([.$Q40];BITLSHIFT(1;[.BJ$2]))&gt;0;1;0)*[.$O40]" office:value-type="float" office:value="0" calcext:value-type="float">
            <text:p/>
          </table:table-cell>
          <table:table-cell table:formula="of:=IF(BITAND([.$Q40];BITLSHIFT(1;[.BK$2]))&gt;0;1;0)*[.$O40]" office:value-type="float" office:value="0" calcext:value-type="float">
            <text:p/>
          </table:table-cell>
          <table:table-cell table:formula="of:=IF(BITAND([.$Q40];BITLSHIFT(1;[.BL$2]))&gt;0;1;0)*[.$O40]" office:value-type="float" office:value="0" calcext:value-type="float">
            <text:p/>
          </table:table-cell>
          <table:table-cell table:formula="of:=IF(BITAND([.$Q40];BITLSHIFT(1;[.BM$2]))&gt;0;1;0)*[.$O40]" office:value-type="float" office:value="0" calcext:value-type="float">
            <text:p/>
          </table:table-cell>
          <table:table-cell table:formula="of:=IF(BITAND([.$Q40];BITLSHIFT(1;[.BN$2]))&gt;0;1;0)*[.$O40]" office:value-type="float" office:value="0" calcext:value-type="float">
            <text:p/>
          </table:table-cell>
          <table:table-cell table:formula="of:=IF(BITAND([.$Q40];BITLSHIFT(1;[.BO$2]))&gt;0;1;0)*[.$O40]" office:value-type="float" office:value="0" calcext:value-type="float">
            <text:p/>
          </table:table-cell>
          <table:table-cell table:formula="of:=IF(BITAND([.$Q40];BITLSHIFT(1;[.BP$2]))&gt;0;1;0)*[.$O40]" office:value-type="float" office:value="0" calcext:value-type="float">
            <text:p/>
          </table:table-cell>
          <table:table-cell table:formula="of:=IF(BITAND([.$Q40];BITLSHIFT(1;[.BQ$2]))&gt;0;1;0)*[.$O40]" office:value-type="float" office:value="0" calcext:value-type="float">
            <text:p/>
          </table:table-cell>
          <table:table-cell table:formula="of:=IF(BITAND([.$Q40];BITLSHIFT(1;[.BR$2]))&gt;0;1;0)*[.$O40]" office:value-type="float" office:value="0" calcext:value-type="float">
            <text:p/>
          </table:table-cell>
          <table:table-cell table:formula="of:=IF(BITAND([.$Q40];BITLSHIFT(1;[.BS$2]))&gt;0;1;0)*[.$O40]" office:value-type="float" office:value="0" calcext:value-type="float">
            <text:p/>
          </table:table-cell>
          <table:table-cell table:formula="of:=IF(BITAND([.$Q40];BITLSHIFT(1;[.BT$2]))&gt;0;1;0)*[.$O40]" office:value-type="float" office:value="0" calcext:value-type="float">
            <text:p/>
          </table:table-cell>
          <table:table-cell table:formula="of:=IF(BITAND([.$Q40];BITLSHIFT(1;[.BU$2]))&gt;0;1;0)*[.$O40]" office:value-type="float" office:value="0" calcext:value-type="float">
            <text:p/>
          </table:table-cell>
          <table:table-cell table:formula="of:=IF(BITAND([.$Q40];BITLSHIFT(1;[.BV$2]))&gt;0;1;0)*[.$O40]" office:value-type="float" office:value="0" calcext:value-type="float">
            <text:p/>
          </table:table-cell>
          <table:table-cell table:formula="of:=IF(BITAND([.$Q40];BITLSHIFT(1;[.BW$2]))&gt;0;1;0)*[.$O40]" office:value-type="float" office:value="0" calcext:value-type="float">
            <text:p/>
          </table:table-cell>
          <table:table-cell table:formula="of:=IF(BITAND([.$Q40];BITLSHIFT(1;[.BX$2]))&gt;0;1;0)*[.$O40]" office:value-type="float" office:value="0" calcext:value-type="float">
            <text:p/>
          </table:table-cell>
          <table:table-cell table:formula="of:=IF(BITAND([.$Q40];BITLSHIFT(1;[.BY$2]))&gt;0;1;0)*[.$O40]" office:value-type="float" office:value="0" calcext:value-type="float">
            <text:p/>
          </table:table-cell>
          <table:table-cell table:formula="of:=IF(BITAND([.$Q40];BITLSHIFT(1;[.BZ$2]))&gt;0;1;0)*[.$O40]" office:value-type="float" office:value="0" calcext:value-type="float">
            <text:p/>
          </table:table-cell>
          <table:table-cell table:formula="of:=IF(BITAND([.$Q40];BITLSHIFT(1;[.CA$2]))&gt;0;1;0)*[.$O40]" office:value-type="float" office:value="0" calcext:value-type="float">
            <text:p/>
          </table:table-cell>
          <table:table-cell table:formula="of:=IF(BITAND([.$Q40];BITLSHIFT(1;[.CB$2]))&gt;0;1;0)*[.$O40]" office:value-type="float" office:value="0" calcext:value-type="float">
            <text:p/>
          </table:table-cell>
          <table:table-cell table:formula="of:=IF(BITAND([.$Q40];BITLSHIFT(1;[.CC$2]))&gt;0;1;0)*[.$O40]" office:value-type="float" office:value="0" calcext:value-type="float">
            <text:p/>
          </table:table-cell>
          <table:table-cell table:formula="of:=IF(BITAND([.$Q40];BITLSHIFT(1;[.CD$2]))&gt;0;1;0)*[.$O4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1];10) ;16)" office:value-type="float" office:value="0" calcext:value-type="float">
            <text:p/>
          </table:table-cell>
          <table:table-cell table:formula="of:=DECIMAL(RIGHT([.N41];8) ;16)" office:value-type="float" office:value="0" calcext:value-type="float">
            <text:p/>
          </table:table-cell>
          <table:table-cell table:formula="of:=IF(BITAND([.$R41];BITLSHIFT(1;[.S$2]))&gt;0;1;0)*[.$O41]" office:value-type="float" office:value="0" calcext:value-type="float">
            <text:p/>
          </table:table-cell>
          <table:table-cell table:formula="of:=IF(BITAND([.$R41];BITLSHIFT(1;[.T$2]))&gt;0;1;0)*[.$O41]" office:value-type="float" office:value="0" calcext:value-type="float">
            <text:p/>
          </table:table-cell>
          <table:table-cell table:formula="of:=IF(BITAND([.$R41];BITLSHIFT(1;[.U$2]))&gt;0;1;0)*[.$O41]" office:value-type="float" office:value="0" calcext:value-type="float">
            <text:p/>
          </table:table-cell>
          <table:table-cell table:formula="of:=IF(BITAND([.$R41];BITLSHIFT(1;[.V$2]))&gt;0;1;0)*[.$O41]" office:value-type="float" office:value="0" calcext:value-type="float">
            <text:p/>
          </table:table-cell>
          <table:table-cell table:formula="of:=IF(BITAND([.$R41];BITLSHIFT(1;[.W$2]))&gt;0;1;0)*[.$O41]" office:value-type="float" office:value="0" calcext:value-type="float">
            <text:p/>
          </table:table-cell>
          <table:table-cell table:formula="of:=IF(BITAND([.$R41];BITLSHIFT(1;[.X$2]))&gt;0;1;0)*[.$O41]" office:value-type="float" office:value="0" calcext:value-type="float">
            <text:p/>
          </table:table-cell>
          <table:table-cell table:formula="of:=IF(BITAND([.$R41];BITLSHIFT(1;[.Y$2]))&gt;0;1;0)*[.$O41]" office:value-type="float" office:value="0" calcext:value-type="float">
            <text:p/>
          </table:table-cell>
          <table:table-cell table:formula="of:=IF(BITAND([.$R41];BITLSHIFT(1;[.Z$2]))&gt;0;1;0)*[.$O41]" office:value-type="float" office:value="0" calcext:value-type="float">
            <text:p/>
          </table:table-cell>
          <table:table-cell table:formula="of:=IF(BITAND([.$R41];BITLSHIFT(1;[.AA$2]))&gt;0;1;0)*[.$O41]" office:value-type="float" office:value="0" calcext:value-type="float">
            <text:p/>
          </table:table-cell>
          <table:table-cell table:formula="of:=IF(BITAND([.$R41];BITLSHIFT(1;[.AB$2]))&gt;0;1;0)*[.$O41]" office:value-type="float" office:value="0" calcext:value-type="float">
            <text:p/>
          </table:table-cell>
          <table:table-cell table:formula="of:=IF(BITAND([.$R41];BITLSHIFT(1;[.AC$2]))&gt;0;1;0)*[.$O41]" office:value-type="float" office:value="0" calcext:value-type="float">
            <text:p/>
          </table:table-cell>
          <table:table-cell table:formula="of:=IF(BITAND([.$R41];BITLSHIFT(1;[.AD$2]))&gt;0;1;0)*[.$O41]" office:value-type="float" office:value="0" calcext:value-type="float">
            <text:p/>
          </table:table-cell>
          <table:table-cell table:formula="of:=IF(BITAND([.$R41];BITLSHIFT(1;[.AE$2]))&gt;0;1;0)*[.$O41]" office:value-type="float" office:value="0" calcext:value-type="float">
            <text:p/>
          </table:table-cell>
          <table:table-cell table:formula="of:=IF(BITAND([.$R41];BITLSHIFT(1;[.AF$2]))&gt;0;1;0)*[.$O41]" office:value-type="float" office:value="0" calcext:value-type="float">
            <text:p/>
          </table:table-cell>
          <table:table-cell table:formula="of:=IF(BITAND([.$R41];BITLSHIFT(1;[.AG$2]))&gt;0;1;0)*[.$O41]" office:value-type="float" office:value="0" calcext:value-type="float">
            <text:p/>
          </table:table-cell>
          <table:table-cell table:formula="of:=IF(BITAND([.$R41];BITLSHIFT(1;[.AH$2]))&gt;0;1;0)*[.$O41]" office:value-type="float" office:value="0" calcext:value-type="float">
            <text:p/>
          </table:table-cell>
          <table:table-cell table:formula="of:=IF(BITAND([.$R41];BITLSHIFT(1;[.AI$2]))&gt;0;1;0)*[.$O41]" office:value-type="float" office:value="0" calcext:value-type="float">
            <text:p/>
          </table:table-cell>
          <table:table-cell table:formula="of:=IF(BITAND([.$R41];BITLSHIFT(1;[.AJ$2]))&gt;0;1;0)*[.$O41]" office:value-type="float" office:value="0" calcext:value-type="float">
            <text:p/>
          </table:table-cell>
          <table:table-cell table:formula="of:=IF(BITAND([.$R41];BITLSHIFT(1;[.AK$2]))&gt;0;1;0)*[.$O41]" office:value-type="float" office:value="0" calcext:value-type="float">
            <text:p/>
          </table:table-cell>
          <table:table-cell table:formula="of:=IF(BITAND([.$R41];BITLSHIFT(1;[.AL$2]))&gt;0;1;0)*[.$O41]" office:value-type="float" office:value="0" calcext:value-type="float">
            <text:p/>
          </table:table-cell>
          <table:table-cell table:formula="of:=IF(BITAND([.$R41];BITLSHIFT(1;[.AM$2]))&gt;0;1;0)*[.$O41]" office:value-type="float" office:value="0" calcext:value-type="float">
            <text:p/>
          </table:table-cell>
          <table:table-cell table:formula="of:=IF(BITAND([.$R41];BITLSHIFT(1;[.AN$2]))&gt;0;1;0)*[.$O41]" office:value-type="float" office:value="0" calcext:value-type="float">
            <text:p/>
          </table:table-cell>
          <table:table-cell table:formula="of:=IF(BITAND([.$R41];BITLSHIFT(1;[.AO$2]))&gt;0;1;0)*[.$O41]" office:value-type="float" office:value="0" calcext:value-type="float">
            <text:p/>
          </table:table-cell>
          <table:table-cell table:formula="of:=IF(BITAND([.$R41];BITLSHIFT(1;[.AP$2]))&gt;0;1;0)*[.$O41]" office:value-type="float" office:value="0" calcext:value-type="float">
            <text:p/>
          </table:table-cell>
          <table:table-cell table:formula="of:=IF(BITAND([.$R41];BITLSHIFT(1;[.AQ$2]))&gt;0;1;0)*[.$O41]" office:value-type="float" office:value="0" calcext:value-type="float">
            <text:p/>
          </table:table-cell>
          <table:table-cell table:formula="of:=IF(BITAND([.$R41];BITLSHIFT(1;[.AR$2]))&gt;0;1;0)*[.$O41]" office:value-type="float" office:value="0" calcext:value-type="float">
            <text:p/>
          </table:table-cell>
          <table:table-cell table:formula="of:=IF(BITAND([.$R41];BITLSHIFT(1;[.AS$2]))&gt;0;1;0)*[.$O41]" office:value-type="float" office:value="0" calcext:value-type="float">
            <text:p/>
          </table:table-cell>
          <table:table-cell table:formula="of:=IF(BITAND([.$R41];BITLSHIFT(1;[.AT$2]))&gt;0;1;0)*[.$O41]" office:value-type="float" office:value="0" calcext:value-type="float">
            <text:p/>
          </table:table-cell>
          <table:table-cell table:formula="of:=IF(BITAND([.$R41];BITLSHIFT(1;[.AU$2]))&gt;0;1;0)*[.$O41]" office:value-type="float" office:value="0" calcext:value-type="float">
            <text:p/>
          </table:table-cell>
          <table:table-cell table:formula="of:=IF(BITAND([.$R41];BITLSHIFT(1;[.AV$2]))&gt;0;1;0)*[.$O41]" office:value-type="float" office:value="0" calcext:value-type="float">
            <text:p/>
          </table:table-cell>
          <table:table-cell table:formula="of:=IF(BITAND([.$R41];BITLSHIFT(1;[.AW$2]))&gt;0;1;0)*[.$O41]" office:value-type="float" office:value="0" calcext:value-type="float">
            <text:p/>
          </table:table-cell>
          <table:table-cell table:formula="of:=IF(BITAND([.$R41];BITLSHIFT(1;[.AX$2]))&gt;0;1;0)*[.$O41]" office:value-type="float" office:value="0" calcext:value-type="float">
            <text:p/>
          </table:table-cell>
          <table:table-cell table:formula="of:=IF(BITAND([.$Q41];BITLSHIFT(1;[.AY$2]))&gt;0;1;0)*[.$O41]" office:value-type="float" office:value="0" calcext:value-type="float">
            <text:p/>
          </table:table-cell>
          <table:table-cell table:formula="of:=IF(BITAND([.$Q41];BITLSHIFT(1;[.AZ$2]))&gt;0;1;0)*[.$O41]" office:value-type="float" office:value="0" calcext:value-type="float">
            <text:p/>
          </table:table-cell>
          <table:table-cell table:formula="of:=IF(BITAND([.$Q41];BITLSHIFT(1;[.BA$2]))&gt;0;1;0)*[.$O41]" office:value-type="float" office:value="0" calcext:value-type="float">
            <text:p/>
          </table:table-cell>
          <table:table-cell table:formula="of:=IF(BITAND([.$Q41];BITLSHIFT(1;[.BB$2]))&gt;0;1;0)*[.$O41]" office:value-type="float" office:value="0" calcext:value-type="float">
            <text:p/>
          </table:table-cell>
          <table:table-cell table:formula="of:=IF(BITAND([.$Q41];BITLSHIFT(1;[.BC$2]))&gt;0;1;0)*[.$O41]" office:value-type="float" office:value="0" calcext:value-type="float">
            <text:p/>
          </table:table-cell>
          <table:table-cell table:formula="of:=IF(BITAND([.$Q41];BITLSHIFT(1;[.BD$2]))&gt;0;1;0)*[.$O41]" office:value-type="float" office:value="0" calcext:value-type="float">
            <text:p/>
          </table:table-cell>
          <table:table-cell table:formula="of:=IF(BITAND([.$Q41];BITLSHIFT(1;[.BE$2]))&gt;0;1;0)*[.$O41]" office:value-type="float" office:value="0" calcext:value-type="float">
            <text:p/>
          </table:table-cell>
          <table:table-cell table:formula="of:=IF(BITAND([.$Q41];BITLSHIFT(1;[.BF$2]))&gt;0;1;0)*[.$O41]" office:value-type="float" office:value="0" calcext:value-type="float">
            <text:p/>
          </table:table-cell>
          <table:table-cell table:formula="of:=IF(BITAND([.$Q41];BITLSHIFT(1;[.BG$2]))&gt;0;1;0)*[.$O41]" office:value-type="float" office:value="0" calcext:value-type="float">
            <text:p/>
          </table:table-cell>
          <table:table-cell table:formula="of:=IF(BITAND([.$Q41];BITLSHIFT(1;[.BH$2]))&gt;0;1;0)*[.$O41]" office:value-type="float" office:value="0" calcext:value-type="float">
            <text:p/>
          </table:table-cell>
          <table:table-cell table:formula="of:=IF(BITAND([.$Q41];BITLSHIFT(1;[.BI$2]))&gt;0;1;0)*[.$O41]" office:value-type="float" office:value="0" calcext:value-type="float">
            <text:p/>
          </table:table-cell>
          <table:table-cell table:formula="of:=IF(BITAND([.$Q41];BITLSHIFT(1;[.BJ$2]))&gt;0;1;0)*[.$O41]" office:value-type="float" office:value="0" calcext:value-type="float">
            <text:p/>
          </table:table-cell>
          <table:table-cell table:formula="of:=IF(BITAND([.$Q41];BITLSHIFT(1;[.BK$2]))&gt;0;1;0)*[.$O41]" office:value-type="float" office:value="0" calcext:value-type="float">
            <text:p/>
          </table:table-cell>
          <table:table-cell table:formula="of:=IF(BITAND([.$Q41];BITLSHIFT(1;[.BL$2]))&gt;0;1;0)*[.$O41]" office:value-type="float" office:value="0" calcext:value-type="float">
            <text:p/>
          </table:table-cell>
          <table:table-cell table:formula="of:=IF(BITAND([.$Q41];BITLSHIFT(1;[.BM$2]))&gt;0;1;0)*[.$O41]" office:value-type="float" office:value="0" calcext:value-type="float">
            <text:p/>
          </table:table-cell>
          <table:table-cell table:formula="of:=IF(BITAND([.$Q41];BITLSHIFT(1;[.BN$2]))&gt;0;1;0)*[.$O41]" office:value-type="float" office:value="0" calcext:value-type="float">
            <text:p/>
          </table:table-cell>
          <table:table-cell table:formula="of:=IF(BITAND([.$Q41];BITLSHIFT(1;[.BO$2]))&gt;0;1;0)*[.$O41]" office:value-type="float" office:value="0" calcext:value-type="float">
            <text:p/>
          </table:table-cell>
          <table:table-cell table:formula="of:=IF(BITAND([.$Q41];BITLSHIFT(1;[.BP$2]))&gt;0;1;0)*[.$O41]" office:value-type="float" office:value="0" calcext:value-type="float">
            <text:p/>
          </table:table-cell>
          <table:table-cell table:formula="of:=IF(BITAND([.$Q41];BITLSHIFT(1;[.BQ$2]))&gt;0;1;0)*[.$O41]" office:value-type="float" office:value="0" calcext:value-type="float">
            <text:p/>
          </table:table-cell>
          <table:table-cell table:formula="of:=IF(BITAND([.$Q41];BITLSHIFT(1;[.BR$2]))&gt;0;1;0)*[.$O41]" office:value-type="float" office:value="0" calcext:value-type="float">
            <text:p/>
          </table:table-cell>
          <table:table-cell table:formula="of:=IF(BITAND([.$Q41];BITLSHIFT(1;[.BS$2]))&gt;0;1;0)*[.$O41]" office:value-type="float" office:value="0" calcext:value-type="float">
            <text:p/>
          </table:table-cell>
          <table:table-cell table:formula="of:=IF(BITAND([.$Q41];BITLSHIFT(1;[.BT$2]))&gt;0;1;0)*[.$O41]" office:value-type="float" office:value="0" calcext:value-type="float">
            <text:p/>
          </table:table-cell>
          <table:table-cell table:formula="of:=IF(BITAND([.$Q41];BITLSHIFT(1;[.BU$2]))&gt;0;1;0)*[.$O41]" office:value-type="float" office:value="0" calcext:value-type="float">
            <text:p/>
          </table:table-cell>
          <table:table-cell table:formula="of:=IF(BITAND([.$Q41];BITLSHIFT(1;[.BV$2]))&gt;0;1;0)*[.$O41]" office:value-type="float" office:value="0" calcext:value-type="float">
            <text:p/>
          </table:table-cell>
          <table:table-cell table:formula="of:=IF(BITAND([.$Q41];BITLSHIFT(1;[.BW$2]))&gt;0;1;0)*[.$O41]" office:value-type="float" office:value="0" calcext:value-type="float">
            <text:p/>
          </table:table-cell>
          <table:table-cell table:formula="of:=IF(BITAND([.$Q41];BITLSHIFT(1;[.BX$2]))&gt;0;1;0)*[.$O41]" office:value-type="float" office:value="0" calcext:value-type="float">
            <text:p/>
          </table:table-cell>
          <table:table-cell table:formula="of:=IF(BITAND([.$Q41];BITLSHIFT(1;[.BY$2]))&gt;0;1;0)*[.$O41]" office:value-type="float" office:value="0" calcext:value-type="float">
            <text:p/>
          </table:table-cell>
          <table:table-cell table:formula="of:=IF(BITAND([.$Q41];BITLSHIFT(1;[.BZ$2]))&gt;0;1;0)*[.$O41]" office:value-type="float" office:value="0" calcext:value-type="float">
            <text:p/>
          </table:table-cell>
          <table:table-cell table:formula="of:=IF(BITAND([.$Q41];BITLSHIFT(1;[.CA$2]))&gt;0;1;0)*[.$O41]" office:value-type="float" office:value="0" calcext:value-type="float">
            <text:p/>
          </table:table-cell>
          <table:table-cell table:formula="of:=IF(BITAND([.$Q41];BITLSHIFT(1;[.CB$2]))&gt;0;1;0)*[.$O41]" office:value-type="float" office:value="0" calcext:value-type="float">
            <text:p/>
          </table:table-cell>
          <table:table-cell table:formula="of:=IF(BITAND([.$Q41];BITLSHIFT(1;[.CC$2]))&gt;0;1;0)*[.$O41]" office:value-type="float" office:value="0" calcext:value-type="float">
            <text:p/>
          </table:table-cell>
          <table:table-cell table:formula="of:=IF(BITAND([.$Q41];BITLSHIFT(1;[.CD$2]))&gt;0;1;0)*[.$O4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2];10) ;16)" office:value-type="float" office:value="0" calcext:value-type="float">
            <text:p/>
          </table:table-cell>
          <table:table-cell table:formula="of:=DECIMAL(RIGHT([.N42];8) ;16)" office:value-type="float" office:value="0" calcext:value-type="float">
            <text:p/>
          </table:table-cell>
          <table:table-cell table:formula="of:=IF(BITAND([.$R42];BITLSHIFT(1;[.S$2]))&gt;0;1;0)*[.$O42]" office:value-type="float" office:value="0" calcext:value-type="float">
            <text:p/>
          </table:table-cell>
          <table:table-cell table:formula="of:=IF(BITAND([.$R42];BITLSHIFT(1;[.T$2]))&gt;0;1;0)*[.$O42]" office:value-type="float" office:value="0" calcext:value-type="float">
            <text:p/>
          </table:table-cell>
          <table:table-cell table:formula="of:=IF(BITAND([.$R42];BITLSHIFT(1;[.U$2]))&gt;0;1;0)*[.$O42]" office:value-type="float" office:value="0" calcext:value-type="float">
            <text:p/>
          </table:table-cell>
          <table:table-cell table:formula="of:=IF(BITAND([.$R42];BITLSHIFT(1;[.V$2]))&gt;0;1;0)*[.$O42]" office:value-type="float" office:value="0" calcext:value-type="float">
            <text:p/>
          </table:table-cell>
          <table:table-cell table:formula="of:=IF(BITAND([.$R42];BITLSHIFT(1;[.W$2]))&gt;0;1;0)*[.$O42]" office:value-type="float" office:value="0" calcext:value-type="float">
            <text:p/>
          </table:table-cell>
          <table:table-cell table:formula="of:=IF(BITAND([.$R42];BITLSHIFT(1;[.X$2]))&gt;0;1;0)*[.$O42]" office:value-type="float" office:value="0" calcext:value-type="float">
            <text:p/>
          </table:table-cell>
          <table:table-cell table:formula="of:=IF(BITAND([.$R42];BITLSHIFT(1;[.Y$2]))&gt;0;1;0)*[.$O42]" office:value-type="float" office:value="0" calcext:value-type="float">
            <text:p/>
          </table:table-cell>
          <table:table-cell table:formula="of:=IF(BITAND([.$R42];BITLSHIFT(1;[.Z$2]))&gt;0;1;0)*[.$O42]" office:value-type="float" office:value="0" calcext:value-type="float">
            <text:p/>
          </table:table-cell>
          <table:table-cell table:formula="of:=IF(BITAND([.$R42];BITLSHIFT(1;[.AA$2]))&gt;0;1;0)*[.$O42]" office:value-type="float" office:value="0" calcext:value-type="float">
            <text:p/>
          </table:table-cell>
          <table:table-cell table:formula="of:=IF(BITAND([.$R42];BITLSHIFT(1;[.AB$2]))&gt;0;1;0)*[.$O42]" office:value-type="float" office:value="0" calcext:value-type="float">
            <text:p/>
          </table:table-cell>
          <table:table-cell table:formula="of:=IF(BITAND([.$R42];BITLSHIFT(1;[.AC$2]))&gt;0;1;0)*[.$O42]" office:value-type="float" office:value="0" calcext:value-type="float">
            <text:p/>
          </table:table-cell>
          <table:table-cell table:formula="of:=IF(BITAND([.$R42];BITLSHIFT(1;[.AD$2]))&gt;0;1;0)*[.$O42]" office:value-type="float" office:value="0" calcext:value-type="float">
            <text:p/>
          </table:table-cell>
          <table:table-cell table:formula="of:=IF(BITAND([.$R42];BITLSHIFT(1;[.AE$2]))&gt;0;1;0)*[.$O42]" office:value-type="float" office:value="0" calcext:value-type="float">
            <text:p/>
          </table:table-cell>
          <table:table-cell table:formula="of:=IF(BITAND([.$R42];BITLSHIFT(1;[.AF$2]))&gt;0;1;0)*[.$O42]" office:value-type="float" office:value="0" calcext:value-type="float">
            <text:p/>
          </table:table-cell>
          <table:table-cell table:formula="of:=IF(BITAND([.$R42];BITLSHIFT(1;[.AG$2]))&gt;0;1;0)*[.$O42]" office:value-type="float" office:value="0" calcext:value-type="float">
            <text:p/>
          </table:table-cell>
          <table:table-cell table:formula="of:=IF(BITAND([.$R42];BITLSHIFT(1;[.AH$2]))&gt;0;1;0)*[.$O42]" office:value-type="float" office:value="0" calcext:value-type="float">
            <text:p/>
          </table:table-cell>
          <table:table-cell table:formula="of:=IF(BITAND([.$R42];BITLSHIFT(1;[.AI$2]))&gt;0;1;0)*[.$O42]" office:value-type="float" office:value="0" calcext:value-type="float">
            <text:p/>
          </table:table-cell>
          <table:table-cell table:formula="of:=IF(BITAND([.$R42];BITLSHIFT(1;[.AJ$2]))&gt;0;1;0)*[.$O42]" office:value-type="float" office:value="0" calcext:value-type="float">
            <text:p/>
          </table:table-cell>
          <table:table-cell table:formula="of:=IF(BITAND([.$R42];BITLSHIFT(1;[.AK$2]))&gt;0;1;0)*[.$O42]" office:value-type="float" office:value="0" calcext:value-type="float">
            <text:p/>
          </table:table-cell>
          <table:table-cell table:formula="of:=IF(BITAND([.$R42];BITLSHIFT(1;[.AL$2]))&gt;0;1;0)*[.$O42]" office:value-type="float" office:value="0" calcext:value-type="float">
            <text:p/>
          </table:table-cell>
          <table:table-cell table:formula="of:=IF(BITAND([.$R42];BITLSHIFT(1;[.AM$2]))&gt;0;1;0)*[.$O42]" office:value-type="float" office:value="0" calcext:value-type="float">
            <text:p/>
          </table:table-cell>
          <table:table-cell table:formula="of:=IF(BITAND([.$R42];BITLSHIFT(1;[.AN$2]))&gt;0;1;0)*[.$O42]" office:value-type="float" office:value="0" calcext:value-type="float">
            <text:p/>
          </table:table-cell>
          <table:table-cell table:formula="of:=IF(BITAND([.$R42];BITLSHIFT(1;[.AO$2]))&gt;0;1;0)*[.$O42]" office:value-type="float" office:value="0" calcext:value-type="float">
            <text:p/>
          </table:table-cell>
          <table:table-cell table:formula="of:=IF(BITAND([.$R42];BITLSHIFT(1;[.AP$2]))&gt;0;1;0)*[.$O42]" office:value-type="float" office:value="0" calcext:value-type="float">
            <text:p/>
          </table:table-cell>
          <table:table-cell table:formula="of:=IF(BITAND([.$R42];BITLSHIFT(1;[.AQ$2]))&gt;0;1;0)*[.$O42]" office:value-type="float" office:value="0" calcext:value-type="float">
            <text:p/>
          </table:table-cell>
          <table:table-cell table:formula="of:=IF(BITAND([.$R42];BITLSHIFT(1;[.AR$2]))&gt;0;1;0)*[.$O42]" office:value-type="float" office:value="0" calcext:value-type="float">
            <text:p/>
          </table:table-cell>
          <table:table-cell table:formula="of:=IF(BITAND([.$R42];BITLSHIFT(1;[.AS$2]))&gt;0;1;0)*[.$O42]" office:value-type="float" office:value="0" calcext:value-type="float">
            <text:p/>
          </table:table-cell>
          <table:table-cell table:formula="of:=IF(BITAND([.$R42];BITLSHIFT(1;[.AT$2]))&gt;0;1;0)*[.$O42]" office:value-type="float" office:value="0" calcext:value-type="float">
            <text:p/>
          </table:table-cell>
          <table:table-cell table:formula="of:=IF(BITAND([.$R42];BITLSHIFT(1;[.AU$2]))&gt;0;1;0)*[.$O42]" office:value-type="float" office:value="0" calcext:value-type="float">
            <text:p/>
          </table:table-cell>
          <table:table-cell table:formula="of:=IF(BITAND([.$R42];BITLSHIFT(1;[.AV$2]))&gt;0;1;0)*[.$O42]" office:value-type="float" office:value="0" calcext:value-type="float">
            <text:p/>
          </table:table-cell>
          <table:table-cell table:formula="of:=IF(BITAND([.$R42];BITLSHIFT(1;[.AW$2]))&gt;0;1;0)*[.$O42]" office:value-type="float" office:value="0" calcext:value-type="float">
            <text:p/>
          </table:table-cell>
          <table:table-cell table:formula="of:=IF(BITAND([.$R42];BITLSHIFT(1;[.AX$2]))&gt;0;1;0)*[.$O42]" office:value-type="float" office:value="0" calcext:value-type="float">
            <text:p/>
          </table:table-cell>
          <table:table-cell table:formula="of:=IF(BITAND([.$Q42];BITLSHIFT(1;[.AY$2]))&gt;0;1;0)*[.$O42]" office:value-type="float" office:value="0" calcext:value-type="float">
            <text:p/>
          </table:table-cell>
          <table:table-cell table:formula="of:=IF(BITAND([.$Q42];BITLSHIFT(1;[.AZ$2]))&gt;0;1;0)*[.$O42]" office:value-type="float" office:value="0" calcext:value-type="float">
            <text:p/>
          </table:table-cell>
          <table:table-cell table:formula="of:=IF(BITAND([.$Q42];BITLSHIFT(1;[.BA$2]))&gt;0;1;0)*[.$O42]" office:value-type="float" office:value="0" calcext:value-type="float">
            <text:p/>
          </table:table-cell>
          <table:table-cell table:formula="of:=IF(BITAND([.$Q42];BITLSHIFT(1;[.BB$2]))&gt;0;1;0)*[.$O42]" office:value-type="float" office:value="0" calcext:value-type="float">
            <text:p/>
          </table:table-cell>
          <table:table-cell table:formula="of:=IF(BITAND([.$Q42];BITLSHIFT(1;[.BC$2]))&gt;0;1;0)*[.$O42]" office:value-type="float" office:value="0" calcext:value-type="float">
            <text:p/>
          </table:table-cell>
          <table:table-cell table:formula="of:=IF(BITAND([.$Q42];BITLSHIFT(1;[.BD$2]))&gt;0;1;0)*[.$O42]" office:value-type="float" office:value="0" calcext:value-type="float">
            <text:p/>
          </table:table-cell>
          <table:table-cell table:formula="of:=IF(BITAND([.$Q42];BITLSHIFT(1;[.BE$2]))&gt;0;1;0)*[.$O42]" office:value-type="float" office:value="0" calcext:value-type="float">
            <text:p/>
          </table:table-cell>
          <table:table-cell table:formula="of:=IF(BITAND([.$Q42];BITLSHIFT(1;[.BF$2]))&gt;0;1;0)*[.$O42]" office:value-type="float" office:value="0" calcext:value-type="float">
            <text:p/>
          </table:table-cell>
          <table:table-cell table:formula="of:=IF(BITAND([.$Q42];BITLSHIFT(1;[.BG$2]))&gt;0;1;0)*[.$O42]" office:value-type="float" office:value="0" calcext:value-type="float">
            <text:p/>
          </table:table-cell>
          <table:table-cell table:formula="of:=IF(BITAND([.$Q42];BITLSHIFT(1;[.BH$2]))&gt;0;1;0)*[.$O42]" office:value-type="float" office:value="0" calcext:value-type="float">
            <text:p/>
          </table:table-cell>
          <table:table-cell table:formula="of:=IF(BITAND([.$Q42];BITLSHIFT(1;[.BI$2]))&gt;0;1;0)*[.$O42]" office:value-type="float" office:value="0" calcext:value-type="float">
            <text:p/>
          </table:table-cell>
          <table:table-cell table:formula="of:=IF(BITAND([.$Q42];BITLSHIFT(1;[.BJ$2]))&gt;0;1;0)*[.$O42]" office:value-type="float" office:value="0" calcext:value-type="float">
            <text:p/>
          </table:table-cell>
          <table:table-cell table:formula="of:=IF(BITAND([.$Q42];BITLSHIFT(1;[.BK$2]))&gt;0;1;0)*[.$O42]" office:value-type="float" office:value="0" calcext:value-type="float">
            <text:p/>
          </table:table-cell>
          <table:table-cell table:formula="of:=IF(BITAND([.$Q42];BITLSHIFT(1;[.BL$2]))&gt;0;1;0)*[.$O42]" office:value-type="float" office:value="0" calcext:value-type="float">
            <text:p/>
          </table:table-cell>
          <table:table-cell table:formula="of:=IF(BITAND([.$Q42];BITLSHIFT(1;[.BM$2]))&gt;0;1;0)*[.$O42]" office:value-type="float" office:value="0" calcext:value-type="float">
            <text:p/>
          </table:table-cell>
          <table:table-cell table:formula="of:=IF(BITAND([.$Q42];BITLSHIFT(1;[.BN$2]))&gt;0;1;0)*[.$O42]" office:value-type="float" office:value="0" calcext:value-type="float">
            <text:p/>
          </table:table-cell>
          <table:table-cell table:formula="of:=IF(BITAND([.$Q42];BITLSHIFT(1;[.BO$2]))&gt;0;1;0)*[.$O42]" office:value-type="float" office:value="0" calcext:value-type="float">
            <text:p/>
          </table:table-cell>
          <table:table-cell table:formula="of:=IF(BITAND([.$Q42];BITLSHIFT(1;[.BP$2]))&gt;0;1;0)*[.$O42]" office:value-type="float" office:value="0" calcext:value-type="float">
            <text:p/>
          </table:table-cell>
          <table:table-cell table:formula="of:=IF(BITAND([.$Q42];BITLSHIFT(1;[.BQ$2]))&gt;0;1;0)*[.$O42]" office:value-type="float" office:value="0" calcext:value-type="float">
            <text:p/>
          </table:table-cell>
          <table:table-cell table:formula="of:=IF(BITAND([.$Q42];BITLSHIFT(1;[.BR$2]))&gt;0;1;0)*[.$O42]" office:value-type="float" office:value="0" calcext:value-type="float">
            <text:p/>
          </table:table-cell>
          <table:table-cell table:formula="of:=IF(BITAND([.$Q42];BITLSHIFT(1;[.BS$2]))&gt;0;1;0)*[.$O42]" office:value-type="float" office:value="0" calcext:value-type="float">
            <text:p/>
          </table:table-cell>
          <table:table-cell table:formula="of:=IF(BITAND([.$Q42];BITLSHIFT(1;[.BT$2]))&gt;0;1;0)*[.$O42]" office:value-type="float" office:value="0" calcext:value-type="float">
            <text:p/>
          </table:table-cell>
          <table:table-cell table:formula="of:=IF(BITAND([.$Q42];BITLSHIFT(1;[.BU$2]))&gt;0;1;0)*[.$O42]" office:value-type="float" office:value="0" calcext:value-type="float">
            <text:p/>
          </table:table-cell>
          <table:table-cell table:formula="of:=IF(BITAND([.$Q42];BITLSHIFT(1;[.BV$2]))&gt;0;1;0)*[.$O42]" office:value-type="float" office:value="0" calcext:value-type="float">
            <text:p/>
          </table:table-cell>
          <table:table-cell table:formula="of:=IF(BITAND([.$Q42];BITLSHIFT(1;[.BW$2]))&gt;0;1;0)*[.$O42]" office:value-type="float" office:value="0" calcext:value-type="float">
            <text:p/>
          </table:table-cell>
          <table:table-cell table:formula="of:=IF(BITAND([.$Q42];BITLSHIFT(1;[.BX$2]))&gt;0;1;0)*[.$O42]" office:value-type="float" office:value="0" calcext:value-type="float">
            <text:p/>
          </table:table-cell>
          <table:table-cell table:formula="of:=IF(BITAND([.$Q42];BITLSHIFT(1;[.BY$2]))&gt;0;1;0)*[.$O42]" office:value-type="float" office:value="0" calcext:value-type="float">
            <text:p/>
          </table:table-cell>
          <table:table-cell table:formula="of:=IF(BITAND([.$Q42];BITLSHIFT(1;[.BZ$2]))&gt;0;1;0)*[.$O42]" office:value-type="float" office:value="0" calcext:value-type="float">
            <text:p/>
          </table:table-cell>
          <table:table-cell table:formula="of:=IF(BITAND([.$Q42];BITLSHIFT(1;[.CA$2]))&gt;0;1;0)*[.$O42]" office:value-type="float" office:value="0" calcext:value-type="float">
            <text:p/>
          </table:table-cell>
          <table:table-cell table:formula="of:=IF(BITAND([.$Q42];BITLSHIFT(1;[.CB$2]))&gt;0;1;0)*[.$O42]" office:value-type="float" office:value="0" calcext:value-type="float">
            <text:p/>
          </table:table-cell>
          <table:table-cell table:formula="of:=IF(BITAND([.$Q42];BITLSHIFT(1;[.CC$2]))&gt;0;1;0)*[.$O42]" office:value-type="float" office:value="0" calcext:value-type="float">
            <text:p/>
          </table:table-cell>
          <table:table-cell table:formula="of:=IF(BITAND([.$Q42];BITLSHIFT(1;[.CD$2]))&gt;0;1;0)*[.$O4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3];10) ;16)" office:value-type="float" office:value="0" calcext:value-type="float">
            <text:p/>
          </table:table-cell>
          <table:table-cell table:formula="of:=DECIMAL(RIGHT([.N43];8) ;16)" office:value-type="float" office:value="0" calcext:value-type="float">
            <text:p/>
          </table:table-cell>
          <table:table-cell table:formula="of:=IF(BITAND([.$R43];BITLSHIFT(1;[.S$2]))&gt;0;1;0)*[.$O43]" office:value-type="float" office:value="0" calcext:value-type="float">
            <text:p/>
          </table:table-cell>
          <table:table-cell table:formula="of:=IF(BITAND([.$R43];BITLSHIFT(1;[.T$2]))&gt;0;1;0)*[.$O43]" office:value-type="float" office:value="0" calcext:value-type="float">
            <text:p/>
          </table:table-cell>
          <table:table-cell table:formula="of:=IF(BITAND([.$R43];BITLSHIFT(1;[.U$2]))&gt;0;1;0)*[.$O43]" office:value-type="float" office:value="0" calcext:value-type="float">
            <text:p/>
          </table:table-cell>
          <table:table-cell table:formula="of:=IF(BITAND([.$R43];BITLSHIFT(1;[.V$2]))&gt;0;1;0)*[.$O43]" office:value-type="float" office:value="0" calcext:value-type="float">
            <text:p/>
          </table:table-cell>
          <table:table-cell table:formula="of:=IF(BITAND([.$R43];BITLSHIFT(1;[.W$2]))&gt;0;1;0)*[.$O43]" office:value-type="float" office:value="0" calcext:value-type="float">
            <text:p/>
          </table:table-cell>
          <table:table-cell table:formula="of:=IF(BITAND([.$R43];BITLSHIFT(1;[.X$2]))&gt;0;1;0)*[.$O43]" office:value-type="float" office:value="0" calcext:value-type="float">
            <text:p/>
          </table:table-cell>
          <table:table-cell table:formula="of:=IF(BITAND([.$R43];BITLSHIFT(1;[.Y$2]))&gt;0;1;0)*[.$O43]" office:value-type="float" office:value="0" calcext:value-type="float">
            <text:p/>
          </table:table-cell>
          <table:table-cell table:formula="of:=IF(BITAND([.$R43];BITLSHIFT(1;[.Z$2]))&gt;0;1;0)*[.$O43]" office:value-type="float" office:value="0" calcext:value-type="float">
            <text:p/>
          </table:table-cell>
          <table:table-cell table:formula="of:=IF(BITAND([.$R43];BITLSHIFT(1;[.AA$2]))&gt;0;1;0)*[.$O43]" office:value-type="float" office:value="0" calcext:value-type="float">
            <text:p/>
          </table:table-cell>
          <table:table-cell table:formula="of:=IF(BITAND([.$R43];BITLSHIFT(1;[.AB$2]))&gt;0;1;0)*[.$O43]" office:value-type="float" office:value="0" calcext:value-type="float">
            <text:p/>
          </table:table-cell>
          <table:table-cell table:formula="of:=IF(BITAND([.$R43];BITLSHIFT(1;[.AC$2]))&gt;0;1;0)*[.$O43]" office:value-type="float" office:value="0" calcext:value-type="float">
            <text:p/>
          </table:table-cell>
          <table:table-cell table:formula="of:=IF(BITAND([.$R43];BITLSHIFT(1;[.AD$2]))&gt;0;1;0)*[.$O43]" office:value-type="float" office:value="0" calcext:value-type="float">
            <text:p/>
          </table:table-cell>
          <table:table-cell table:formula="of:=IF(BITAND([.$R43];BITLSHIFT(1;[.AE$2]))&gt;0;1;0)*[.$O43]" office:value-type="float" office:value="0" calcext:value-type="float">
            <text:p/>
          </table:table-cell>
          <table:table-cell table:formula="of:=IF(BITAND([.$R43];BITLSHIFT(1;[.AF$2]))&gt;0;1;0)*[.$O43]" office:value-type="float" office:value="0" calcext:value-type="float">
            <text:p/>
          </table:table-cell>
          <table:table-cell table:formula="of:=IF(BITAND([.$R43];BITLSHIFT(1;[.AG$2]))&gt;0;1;0)*[.$O43]" office:value-type="float" office:value="0" calcext:value-type="float">
            <text:p/>
          </table:table-cell>
          <table:table-cell table:formula="of:=IF(BITAND([.$R43];BITLSHIFT(1;[.AH$2]))&gt;0;1;0)*[.$O43]" office:value-type="float" office:value="0" calcext:value-type="float">
            <text:p/>
          </table:table-cell>
          <table:table-cell table:formula="of:=IF(BITAND([.$R43];BITLSHIFT(1;[.AI$2]))&gt;0;1;0)*[.$O43]" office:value-type="float" office:value="0" calcext:value-type="float">
            <text:p/>
          </table:table-cell>
          <table:table-cell table:formula="of:=IF(BITAND([.$R43];BITLSHIFT(1;[.AJ$2]))&gt;0;1;0)*[.$O43]" office:value-type="float" office:value="0" calcext:value-type="float">
            <text:p/>
          </table:table-cell>
          <table:table-cell table:formula="of:=IF(BITAND([.$R43];BITLSHIFT(1;[.AK$2]))&gt;0;1;0)*[.$O43]" office:value-type="float" office:value="0" calcext:value-type="float">
            <text:p/>
          </table:table-cell>
          <table:table-cell table:formula="of:=IF(BITAND([.$R43];BITLSHIFT(1;[.AL$2]))&gt;0;1;0)*[.$O43]" office:value-type="float" office:value="0" calcext:value-type="float">
            <text:p/>
          </table:table-cell>
          <table:table-cell table:formula="of:=IF(BITAND([.$R43];BITLSHIFT(1;[.AM$2]))&gt;0;1;0)*[.$O43]" office:value-type="float" office:value="0" calcext:value-type="float">
            <text:p/>
          </table:table-cell>
          <table:table-cell table:formula="of:=IF(BITAND([.$R43];BITLSHIFT(1;[.AN$2]))&gt;0;1;0)*[.$O43]" office:value-type="float" office:value="0" calcext:value-type="float">
            <text:p/>
          </table:table-cell>
          <table:table-cell table:formula="of:=IF(BITAND([.$R43];BITLSHIFT(1;[.AO$2]))&gt;0;1;0)*[.$O43]" office:value-type="float" office:value="0" calcext:value-type="float">
            <text:p/>
          </table:table-cell>
          <table:table-cell table:formula="of:=IF(BITAND([.$R43];BITLSHIFT(1;[.AP$2]))&gt;0;1;0)*[.$O43]" office:value-type="float" office:value="0" calcext:value-type="float">
            <text:p/>
          </table:table-cell>
          <table:table-cell table:formula="of:=IF(BITAND([.$R43];BITLSHIFT(1;[.AQ$2]))&gt;0;1;0)*[.$O43]" office:value-type="float" office:value="0" calcext:value-type="float">
            <text:p/>
          </table:table-cell>
          <table:table-cell table:formula="of:=IF(BITAND([.$R43];BITLSHIFT(1;[.AR$2]))&gt;0;1;0)*[.$O43]" office:value-type="float" office:value="0" calcext:value-type="float">
            <text:p/>
          </table:table-cell>
          <table:table-cell table:formula="of:=IF(BITAND([.$R43];BITLSHIFT(1;[.AS$2]))&gt;0;1;0)*[.$O43]" office:value-type="float" office:value="0" calcext:value-type="float">
            <text:p/>
          </table:table-cell>
          <table:table-cell table:formula="of:=IF(BITAND([.$R43];BITLSHIFT(1;[.AT$2]))&gt;0;1;0)*[.$O43]" office:value-type="float" office:value="0" calcext:value-type="float">
            <text:p/>
          </table:table-cell>
          <table:table-cell table:formula="of:=IF(BITAND([.$R43];BITLSHIFT(1;[.AU$2]))&gt;0;1;0)*[.$O43]" office:value-type="float" office:value="0" calcext:value-type="float">
            <text:p/>
          </table:table-cell>
          <table:table-cell table:formula="of:=IF(BITAND([.$R43];BITLSHIFT(1;[.AV$2]))&gt;0;1;0)*[.$O43]" office:value-type="float" office:value="0" calcext:value-type="float">
            <text:p/>
          </table:table-cell>
          <table:table-cell table:formula="of:=IF(BITAND([.$R43];BITLSHIFT(1;[.AW$2]))&gt;0;1;0)*[.$O43]" office:value-type="float" office:value="0" calcext:value-type="float">
            <text:p/>
          </table:table-cell>
          <table:table-cell table:formula="of:=IF(BITAND([.$R43];BITLSHIFT(1;[.AX$2]))&gt;0;1;0)*[.$O43]" office:value-type="float" office:value="0" calcext:value-type="float">
            <text:p/>
          </table:table-cell>
          <table:table-cell table:formula="of:=IF(BITAND([.$Q43];BITLSHIFT(1;[.AY$2]))&gt;0;1;0)*[.$O43]" office:value-type="float" office:value="0" calcext:value-type="float">
            <text:p/>
          </table:table-cell>
          <table:table-cell table:formula="of:=IF(BITAND([.$Q43];BITLSHIFT(1;[.AZ$2]))&gt;0;1;0)*[.$O43]" office:value-type="float" office:value="0" calcext:value-type="float">
            <text:p/>
          </table:table-cell>
          <table:table-cell table:formula="of:=IF(BITAND([.$Q43];BITLSHIFT(1;[.BA$2]))&gt;0;1;0)*[.$O43]" office:value-type="float" office:value="0" calcext:value-type="float">
            <text:p/>
          </table:table-cell>
          <table:table-cell table:formula="of:=IF(BITAND([.$Q43];BITLSHIFT(1;[.BB$2]))&gt;0;1;0)*[.$O43]" office:value-type="float" office:value="0" calcext:value-type="float">
            <text:p/>
          </table:table-cell>
          <table:table-cell table:formula="of:=IF(BITAND([.$Q43];BITLSHIFT(1;[.BC$2]))&gt;0;1;0)*[.$O43]" office:value-type="float" office:value="0" calcext:value-type="float">
            <text:p/>
          </table:table-cell>
          <table:table-cell table:formula="of:=IF(BITAND([.$Q43];BITLSHIFT(1;[.BD$2]))&gt;0;1;0)*[.$O43]" office:value-type="float" office:value="0" calcext:value-type="float">
            <text:p/>
          </table:table-cell>
          <table:table-cell table:formula="of:=IF(BITAND([.$Q43];BITLSHIFT(1;[.BE$2]))&gt;0;1;0)*[.$O43]" office:value-type="float" office:value="0" calcext:value-type="float">
            <text:p/>
          </table:table-cell>
          <table:table-cell table:formula="of:=IF(BITAND([.$Q43];BITLSHIFT(1;[.BF$2]))&gt;0;1;0)*[.$O43]" office:value-type="float" office:value="0" calcext:value-type="float">
            <text:p/>
          </table:table-cell>
          <table:table-cell table:formula="of:=IF(BITAND([.$Q43];BITLSHIFT(1;[.BG$2]))&gt;0;1;0)*[.$O43]" office:value-type="float" office:value="0" calcext:value-type="float">
            <text:p/>
          </table:table-cell>
          <table:table-cell table:formula="of:=IF(BITAND([.$Q43];BITLSHIFT(1;[.BH$2]))&gt;0;1;0)*[.$O43]" office:value-type="float" office:value="0" calcext:value-type="float">
            <text:p/>
          </table:table-cell>
          <table:table-cell table:formula="of:=IF(BITAND([.$Q43];BITLSHIFT(1;[.BI$2]))&gt;0;1;0)*[.$O43]" office:value-type="float" office:value="0" calcext:value-type="float">
            <text:p/>
          </table:table-cell>
          <table:table-cell table:formula="of:=IF(BITAND([.$Q43];BITLSHIFT(1;[.BJ$2]))&gt;0;1;0)*[.$O43]" office:value-type="float" office:value="0" calcext:value-type="float">
            <text:p/>
          </table:table-cell>
          <table:table-cell table:formula="of:=IF(BITAND([.$Q43];BITLSHIFT(1;[.BK$2]))&gt;0;1;0)*[.$O43]" office:value-type="float" office:value="0" calcext:value-type="float">
            <text:p/>
          </table:table-cell>
          <table:table-cell table:formula="of:=IF(BITAND([.$Q43];BITLSHIFT(1;[.BL$2]))&gt;0;1;0)*[.$O43]" office:value-type="float" office:value="0" calcext:value-type="float">
            <text:p/>
          </table:table-cell>
          <table:table-cell table:formula="of:=IF(BITAND([.$Q43];BITLSHIFT(1;[.BM$2]))&gt;0;1;0)*[.$O43]" office:value-type="float" office:value="0" calcext:value-type="float">
            <text:p/>
          </table:table-cell>
          <table:table-cell table:formula="of:=IF(BITAND([.$Q43];BITLSHIFT(1;[.BN$2]))&gt;0;1;0)*[.$O43]" office:value-type="float" office:value="0" calcext:value-type="float">
            <text:p/>
          </table:table-cell>
          <table:table-cell table:formula="of:=IF(BITAND([.$Q43];BITLSHIFT(1;[.BO$2]))&gt;0;1;0)*[.$O43]" office:value-type="float" office:value="0" calcext:value-type="float">
            <text:p/>
          </table:table-cell>
          <table:table-cell table:formula="of:=IF(BITAND([.$Q43];BITLSHIFT(1;[.BP$2]))&gt;0;1;0)*[.$O43]" office:value-type="float" office:value="0" calcext:value-type="float">
            <text:p/>
          </table:table-cell>
          <table:table-cell table:formula="of:=IF(BITAND([.$Q43];BITLSHIFT(1;[.BQ$2]))&gt;0;1;0)*[.$O43]" office:value-type="float" office:value="0" calcext:value-type="float">
            <text:p/>
          </table:table-cell>
          <table:table-cell table:formula="of:=IF(BITAND([.$Q43];BITLSHIFT(1;[.BR$2]))&gt;0;1;0)*[.$O43]" office:value-type="float" office:value="0" calcext:value-type="float">
            <text:p/>
          </table:table-cell>
          <table:table-cell table:formula="of:=IF(BITAND([.$Q43];BITLSHIFT(1;[.BS$2]))&gt;0;1;0)*[.$O43]" office:value-type="float" office:value="0" calcext:value-type="float">
            <text:p/>
          </table:table-cell>
          <table:table-cell table:formula="of:=IF(BITAND([.$Q43];BITLSHIFT(1;[.BT$2]))&gt;0;1;0)*[.$O43]" office:value-type="float" office:value="0" calcext:value-type="float">
            <text:p/>
          </table:table-cell>
          <table:table-cell table:formula="of:=IF(BITAND([.$Q43];BITLSHIFT(1;[.BU$2]))&gt;0;1;0)*[.$O43]" office:value-type="float" office:value="0" calcext:value-type="float">
            <text:p/>
          </table:table-cell>
          <table:table-cell table:formula="of:=IF(BITAND([.$Q43];BITLSHIFT(1;[.BV$2]))&gt;0;1;0)*[.$O43]" office:value-type="float" office:value="0" calcext:value-type="float">
            <text:p/>
          </table:table-cell>
          <table:table-cell table:formula="of:=IF(BITAND([.$Q43];BITLSHIFT(1;[.BW$2]))&gt;0;1;0)*[.$O43]" office:value-type="float" office:value="0" calcext:value-type="float">
            <text:p/>
          </table:table-cell>
          <table:table-cell table:formula="of:=IF(BITAND([.$Q43];BITLSHIFT(1;[.BX$2]))&gt;0;1;0)*[.$O43]" office:value-type="float" office:value="0" calcext:value-type="float">
            <text:p/>
          </table:table-cell>
          <table:table-cell table:formula="of:=IF(BITAND([.$Q43];BITLSHIFT(1;[.BY$2]))&gt;0;1;0)*[.$O43]" office:value-type="float" office:value="0" calcext:value-type="float">
            <text:p/>
          </table:table-cell>
          <table:table-cell table:formula="of:=IF(BITAND([.$Q43];BITLSHIFT(1;[.BZ$2]))&gt;0;1;0)*[.$O43]" office:value-type="float" office:value="0" calcext:value-type="float">
            <text:p/>
          </table:table-cell>
          <table:table-cell table:formula="of:=IF(BITAND([.$Q43];BITLSHIFT(1;[.CA$2]))&gt;0;1;0)*[.$O43]" office:value-type="float" office:value="0" calcext:value-type="float">
            <text:p/>
          </table:table-cell>
          <table:table-cell table:formula="of:=IF(BITAND([.$Q43];BITLSHIFT(1;[.CB$2]))&gt;0;1;0)*[.$O43]" office:value-type="float" office:value="0" calcext:value-type="float">
            <text:p/>
          </table:table-cell>
          <table:table-cell table:formula="of:=IF(BITAND([.$Q43];BITLSHIFT(1;[.CC$2]))&gt;0;1;0)*[.$O43]" office:value-type="float" office:value="0" calcext:value-type="float">
            <text:p/>
          </table:table-cell>
          <table:table-cell table:formula="of:=IF(BITAND([.$Q43];BITLSHIFT(1;[.CD$2]))&gt;0;1;0)*[.$O4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4];10) ;16)" office:value-type="float" office:value="0" calcext:value-type="float">
            <text:p/>
          </table:table-cell>
          <table:table-cell table:formula="of:=DECIMAL(RIGHT([.N44];8) ;16)" office:value-type="float" office:value="0" calcext:value-type="float">
            <text:p/>
          </table:table-cell>
          <table:table-cell table:formula="of:=IF(BITAND([.$R44];BITLSHIFT(1;[.S$2]))&gt;0;1;0)*[.$O44]" office:value-type="float" office:value="0" calcext:value-type="float">
            <text:p/>
          </table:table-cell>
          <table:table-cell table:formula="of:=IF(BITAND([.$R44];BITLSHIFT(1;[.T$2]))&gt;0;1;0)*[.$O44]" office:value-type="float" office:value="0" calcext:value-type="float">
            <text:p/>
          </table:table-cell>
          <table:table-cell table:formula="of:=IF(BITAND([.$R44];BITLSHIFT(1;[.U$2]))&gt;0;1;0)*[.$O44]" office:value-type="float" office:value="0" calcext:value-type="float">
            <text:p/>
          </table:table-cell>
          <table:table-cell table:formula="of:=IF(BITAND([.$R44];BITLSHIFT(1;[.V$2]))&gt;0;1;0)*[.$O44]" office:value-type="float" office:value="0" calcext:value-type="float">
            <text:p/>
          </table:table-cell>
          <table:table-cell table:formula="of:=IF(BITAND([.$R44];BITLSHIFT(1;[.W$2]))&gt;0;1;0)*[.$O44]" office:value-type="float" office:value="0" calcext:value-type="float">
            <text:p/>
          </table:table-cell>
          <table:table-cell table:formula="of:=IF(BITAND([.$R44];BITLSHIFT(1;[.X$2]))&gt;0;1;0)*[.$O44]" office:value-type="float" office:value="0" calcext:value-type="float">
            <text:p/>
          </table:table-cell>
          <table:table-cell table:formula="of:=IF(BITAND([.$R44];BITLSHIFT(1;[.Y$2]))&gt;0;1;0)*[.$O44]" office:value-type="float" office:value="0" calcext:value-type="float">
            <text:p/>
          </table:table-cell>
          <table:table-cell table:formula="of:=IF(BITAND([.$R44];BITLSHIFT(1;[.Z$2]))&gt;0;1;0)*[.$O44]" office:value-type="float" office:value="0" calcext:value-type="float">
            <text:p/>
          </table:table-cell>
          <table:table-cell table:formula="of:=IF(BITAND([.$R44];BITLSHIFT(1;[.AA$2]))&gt;0;1;0)*[.$O44]" office:value-type="float" office:value="0" calcext:value-type="float">
            <text:p/>
          </table:table-cell>
          <table:table-cell table:formula="of:=IF(BITAND([.$R44];BITLSHIFT(1;[.AB$2]))&gt;0;1;0)*[.$O44]" office:value-type="float" office:value="0" calcext:value-type="float">
            <text:p/>
          </table:table-cell>
          <table:table-cell table:formula="of:=IF(BITAND([.$R44];BITLSHIFT(1;[.AC$2]))&gt;0;1;0)*[.$O44]" office:value-type="float" office:value="0" calcext:value-type="float">
            <text:p/>
          </table:table-cell>
          <table:table-cell table:formula="of:=IF(BITAND([.$R44];BITLSHIFT(1;[.AD$2]))&gt;0;1;0)*[.$O44]" office:value-type="float" office:value="0" calcext:value-type="float">
            <text:p/>
          </table:table-cell>
          <table:table-cell table:formula="of:=IF(BITAND([.$R44];BITLSHIFT(1;[.AE$2]))&gt;0;1;0)*[.$O44]" office:value-type="float" office:value="0" calcext:value-type="float">
            <text:p/>
          </table:table-cell>
          <table:table-cell table:formula="of:=IF(BITAND([.$R44];BITLSHIFT(1;[.AF$2]))&gt;0;1;0)*[.$O44]" office:value-type="float" office:value="0" calcext:value-type="float">
            <text:p/>
          </table:table-cell>
          <table:table-cell table:formula="of:=IF(BITAND([.$R44];BITLSHIFT(1;[.AG$2]))&gt;0;1;0)*[.$O44]" office:value-type="float" office:value="0" calcext:value-type="float">
            <text:p/>
          </table:table-cell>
          <table:table-cell table:formula="of:=IF(BITAND([.$R44];BITLSHIFT(1;[.AH$2]))&gt;0;1;0)*[.$O44]" office:value-type="float" office:value="0" calcext:value-type="float">
            <text:p/>
          </table:table-cell>
          <table:table-cell table:formula="of:=IF(BITAND([.$R44];BITLSHIFT(1;[.AI$2]))&gt;0;1;0)*[.$O44]" office:value-type="float" office:value="0" calcext:value-type="float">
            <text:p/>
          </table:table-cell>
          <table:table-cell table:formula="of:=IF(BITAND([.$R44];BITLSHIFT(1;[.AJ$2]))&gt;0;1;0)*[.$O44]" office:value-type="float" office:value="0" calcext:value-type="float">
            <text:p/>
          </table:table-cell>
          <table:table-cell table:formula="of:=IF(BITAND([.$R44];BITLSHIFT(1;[.AK$2]))&gt;0;1;0)*[.$O44]" office:value-type="float" office:value="0" calcext:value-type="float">
            <text:p/>
          </table:table-cell>
          <table:table-cell table:formula="of:=IF(BITAND([.$R44];BITLSHIFT(1;[.AL$2]))&gt;0;1;0)*[.$O44]" office:value-type="float" office:value="0" calcext:value-type="float">
            <text:p/>
          </table:table-cell>
          <table:table-cell table:formula="of:=IF(BITAND([.$R44];BITLSHIFT(1;[.AM$2]))&gt;0;1;0)*[.$O44]" office:value-type="float" office:value="0" calcext:value-type="float">
            <text:p/>
          </table:table-cell>
          <table:table-cell table:formula="of:=IF(BITAND([.$R44];BITLSHIFT(1;[.AN$2]))&gt;0;1;0)*[.$O44]" office:value-type="float" office:value="0" calcext:value-type="float">
            <text:p/>
          </table:table-cell>
          <table:table-cell table:formula="of:=IF(BITAND([.$R44];BITLSHIFT(1;[.AO$2]))&gt;0;1;0)*[.$O44]" office:value-type="float" office:value="0" calcext:value-type="float">
            <text:p/>
          </table:table-cell>
          <table:table-cell table:formula="of:=IF(BITAND([.$R44];BITLSHIFT(1;[.AP$2]))&gt;0;1;0)*[.$O44]" office:value-type="float" office:value="0" calcext:value-type="float">
            <text:p/>
          </table:table-cell>
          <table:table-cell table:formula="of:=IF(BITAND([.$R44];BITLSHIFT(1;[.AQ$2]))&gt;0;1;0)*[.$O44]" office:value-type="float" office:value="0" calcext:value-type="float">
            <text:p/>
          </table:table-cell>
          <table:table-cell table:formula="of:=IF(BITAND([.$R44];BITLSHIFT(1;[.AR$2]))&gt;0;1;0)*[.$O44]" office:value-type="float" office:value="0" calcext:value-type="float">
            <text:p/>
          </table:table-cell>
          <table:table-cell table:formula="of:=IF(BITAND([.$R44];BITLSHIFT(1;[.AS$2]))&gt;0;1;0)*[.$O44]" office:value-type="float" office:value="0" calcext:value-type="float">
            <text:p/>
          </table:table-cell>
          <table:table-cell table:formula="of:=IF(BITAND([.$R44];BITLSHIFT(1;[.AT$2]))&gt;0;1;0)*[.$O44]" office:value-type="float" office:value="0" calcext:value-type="float">
            <text:p/>
          </table:table-cell>
          <table:table-cell table:formula="of:=IF(BITAND([.$R44];BITLSHIFT(1;[.AU$2]))&gt;0;1;0)*[.$O44]" office:value-type="float" office:value="0" calcext:value-type="float">
            <text:p/>
          </table:table-cell>
          <table:table-cell table:formula="of:=IF(BITAND([.$R44];BITLSHIFT(1;[.AV$2]))&gt;0;1;0)*[.$O44]" office:value-type="float" office:value="0" calcext:value-type="float">
            <text:p/>
          </table:table-cell>
          <table:table-cell table:formula="of:=IF(BITAND([.$R44];BITLSHIFT(1;[.AW$2]))&gt;0;1;0)*[.$O44]" office:value-type="float" office:value="0" calcext:value-type="float">
            <text:p/>
          </table:table-cell>
          <table:table-cell table:formula="of:=IF(BITAND([.$R44];BITLSHIFT(1;[.AX$2]))&gt;0;1;0)*[.$O44]" office:value-type="float" office:value="0" calcext:value-type="float">
            <text:p/>
          </table:table-cell>
          <table:table-cell table:formula="of:=IF(BITAND([.$Q44];BITLSHIFT(1;[.AY$2]))&gt;0;1;0)*[.$O44]" office:value-type="float" office:value="0" calcext:value-type="float">
            <text:p/>
          </table:table-cell>
          <table:table-cell table:formula="of:=IF(BITAND([.$Q44];BITLSHIFT(1;[.AZ$2]))&gt;0;1;0)*[.$O44]" office:value-type="float" office:value="0" calcext:value-type="float">
            <text:p/>
          </table:table-cell>
          <table:table-cell table:formula="of:=IF(BITAND([.$Q44];BITLSHIFT(1;[.BA$2]))&gt;0;1;0)*[.$O44]" office:value-type="float" office:value="0" calcext:value-type="float">
            <text:p/>
          </table:table-cell>
          <table:table-cell table:formula="of:=IF(BITAND([.$Q44];BITLSHIFT(1;[.BB$2]))&gt;0;1;0)*[.$O44]" office:value-type="float" office:value="0" calcext:value-type="float">
            <text:p/>
          </table:table-cell>
          <table:table-cell table:formula="of:=IF(BITAND([.$Q44];BITLSHIFT(1;[.BC$2]))&gt;0;1;0)*[.$O44]" office:value-type="float" office:value="0" calcext:value-type="float">
            <text:p/>
          </table:table-cell>
          <table:table-cell table:formula="of:=IF(BITAND([.$Q44];BITLSHIFT(1;[.BD$2]))&gt;0;1;0)*[.$O44]" office:value-type="float" office:value="0" calcext:value-type="float">
            <text:p/>
          </table:table-cell>
          <table:table-cell table:formula="of:=IF(BITAND([.$Q44];BITLSHIFT(1;[.BE$2]))&gt;0;1;0)*[.$O44]" office:value-type="float" office:value="0" calcext:value-type="float">
            <text:p/>
          </table:table-cell>
          <table:table-cell table:formula="of:=IF(BITAND([.$Q44];BITLSHIFT(1;[.BF$2]))&gt;0;1;0)*[.$O44]" office:value-type="float" office:value="0" calcext:value-type="float">
            <text:p/>
          </table:table-cell>
          <table:table-cell table:formula="of:=IF(BITAND([.$Q44];BITLSHIFT(1;[.BG$2]))&gt;0;1;0)*[.$O44]" office:value-type="float" office:value="0" calcext:value-type="float">
            <text:p/>
          </table:table-cell>
          <table:table-cell table:formula="of:=IF(BITAND([.$Q44];BITLSHIFT(1;[.BH$2]))&gt;0;1;0)*[.$O44]" office:value-type="float" office:value="0" calcext:value-type="float">
            <text:p/>
          </table:table-cell>
          <table:table-cell table:formula="of:=IF(BITAND([.$Q44];BITLSHIFT(1;[.BI$2]))&gt;0;1;0)*[.$O44]" office:value-type="float" office:value="0" calcext:value-type="float">
            <text:p/>
          </table:table-cell>
          <table:table-cell table:formula="of:=IF(BITAND([.$Q44];BITLSHIFT(1;[.BJ$2]))&gt;0;1;0)*[.$O44]" office:value-type="float" office:value="0" calcext:value-type="float">
            <text:p/>
          </table:table-cell>
          <table:table-cell table:formula="of:=IF(BITAND([.$Q44];BITLSHIFT(1;[.BK$2]))&gt;0;1;0)*[.$O44]" office:value-type="float" office:value="0" calcext:value-type="float">
            <text:p/>
          </table:table-cell>
          <table:table-cell table:formula="of:=IF(BITAND([.$Q44];BITLSHIFT(1;[.BL$2]))&gt;0;1;0)*[.$O44]" office:value-type="float" office:value="0" calcext:value-type="float">
            <text:p/>
          </table:table-cell>
          <table:table-cell table:formula="of:=IF(BITAND([.$Q44];BITLSHIFT(1;[.BM$2]))&gt;0;1;0)*[.$O44]" office:value-type="float" office:value="0" calcext:value-type="float">
            <text:p/>
          </table:table-cell>
          <table:table-cell table:formula="of:=IF(BITAND([.$Q44];BITLSHIFT(1;[.BN$2]))&gt;0;1;0)*[.$O44]" office:value-type="float" office:value="0" calcext:value-type="float">
            <text:p/>
          </table:table-cell>
          <table:table-cell table:formula="of:=IF(BITAND([.$Q44];BITLSHIFT(1;[.BO$2]))&gt;0;1;0)*[.$O44]" office:value-type="float" office:value="0" calcext:value-type="float">
            <text:p/>
          </table:table-cell>
          <table:table-cell table:formula="of:=IF(BITAND([.$Q44];BITLSHIFT(1;[.BP$2]))&gt;0;1;0)*[.$O44]" office:value-type="float" office:value="0" calcext:value-type="float">
            <text:p/>
          </table:table-cell>
          <table:table-cell table:formula="of:=IF(BITAND([.$Q44];BITLSHIFT(1;[.BQ$2]))&gt;0;1;0)*[.$O44]" office:value-type="float" office:value="0" calcext:value-type="float">
            <text:p/>
          </table:table-cell>
          <table:table-cell table:formula="of:=IF(BITAND([.$Q44];BITLSHIFT(1;[.BR$2]))&gt;0;1;0)*[.$O44]" office:value-type="float" office:value="0" calcext:value-type="float">
            <text:p/>
          </table:table-cell>
          <table:table-cell table:formula="of:=IF(BITAND([.$Q44];BITLSHIFT(1;[.BS$2]))&gt;0;1;0)*[.$O44]" office:value-type="float" office:value="0" calcext:value-type="float">
            <text:p/>
          </table:table-cell>
          <table:table-cell table:formula="of:=IF(BITAND([.$Q44];BITLSHIFT(1;[.BT$2]))&gt;0;1;0)*[.$O44]" office:value-type="float" office:value="0" calcext:value-type="float">
            <text:p/>
          </table:table-cell>
          <table:table-cell table:formula="of:=IF(BITAND([.$Q44];BITLSHIFT(1;[.BU$2]))&gt;0;1;0)*[.$O44]" office:value-type="float" office:value="0" calcext:value-type="float">
            <text:p/>
          </table:table-cell>
          <table:table-cell table:formula="of:=IF(BITAND([.$Q44];BITLSHIFT(1;[.BV$2]))&gt;0;1;0)*[.$O44]" office:value-type="float" office:value="0" calcext:value-type="float">
            <text:p/>
          </table:table-cell>
          <table:table-cell table:formula="of:=IF(BITAND([.$Q44];BITLSHIFT(1;[.BW$2]))&gt;0;1;0)*[.$O44]" office:value-type="float" office:value="0" calcext:value-type="float">
            <text:p/>
          </table:table-cell>
          <table:table-cell table:formula="of:=IF(BITAND([.$Q44];BITLSHIFT(1;[.BX$2]))&gt;0;1;0)*[.$O44]" office:value-type="float" office:value="0" calcext:value-type="float">
            <text:p/>
          </table:table-cell>
          <table:table-cell table:formula="of:=IF(BITAND([.$Q44];BITLSHIFT(1;[.BY$2]))&gt;0;1;0)*[.$O44]" office:value-type="float" office:value="0" calcext:value-type="float">
            <text:p/>
          </table:table-cell>
          <table:table-cell table:formula="of:=IF(BITAND([.$Q44];BITLSHIFT(1;[.BZ$2]))&gt;0;1;0)*[.$O44]" office:value-type="float" office:value="0" calcext:value-type="float">
            <text:p/>
          </table:table-cell>
          <table:table-cell table:formula="of:=IF(BITAND([.$Q44];BITLSHIFT(1;[.CA$2]))&gt;0;1;0)*[.$O44]" office:value-type="float" office:value="0" calcext:value-type="float">
            <text:p/>
          </table:table-cell>
          <table:table-cell table:formula="of:=IF(BITAND([.$Q44];BITLSHIFT(1;[.CB$2]))&gt;0;1;0)*[.$O44]" office:value-type="float" office:value="0" calcext:value-type="float">
            <text:p/>
          </table:table-cell>
          <table:table-cell table:formula="of:=IF(BITAND([.$Q44];BITLSHIFT(1;[.CC$2]))&gt;0;1;0)*[.$O44]" office:value-type="float" office:value="0" calcext:value-type="float">
            <text:p/>
          </table:table-cell>
          <table:table-cell table:formula="of:=IF(BITAND([.$Q44];BITLSHIFT(1;[.CD$2]))&gt;0;1;0)*[.$O4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5];10) ;16)" office:value-type="float" office:value="0" calcext:value-type="float">
            <text:p/>
          </table:table-cell>
          <table:table-cell table:formula="of:=DECIMAL(RIGHT([.N45];8) ;16)" office:value-type="float" office:value="0" calcext:value-type="float">
            <text:p/>
          </table:table-cell>
          <table:table-cell table:formula="of:=IF(BITAND([.$R45];BITLSHIFT(1;[.S$2]))&gt;0;1;0)*[.$O45]" office:value-type="float" office:value="0" calcext:value-type="float">
            <text:p/>
          </table:table-cell>
          <table:table-cell table:formula="of:=IF(BITAND([.$R45];BITLSHIFT(1;[.T$2]))&gt;0;1;0)*[.$O45]" office:value-type="float" office:value="0" calcext:value-type="float">
            <text:p/>
          </table:table-cell>
          <table:table-cell table:formula="of:=IF(BITAND([.$R45];BITLSHIFT(1;[.U$2]))&gt;0;1;0)*[.$O45]" office:value-type="float" office:value="0" calcext:value-type="float">
            <text:p/>
          </table:table-cell>
          <table:table-cell table:formula="of:=IF(BITAND([.$R45];BITLSHIFT(1;[.V$2]))&gt;0;1;0)*[.$O45]" office:value-type="float" office:value="0" calcext:value-type="float">
            <text:p/>
          </table:table-cell>
          <table:table-cell table:formula="of:=IF(BITAND([.$R45];BITLSHIFT(1;[.W$2]))&gt;0;1;0)*[.$O45]" office:value-type="float" office:value="0" calcext:value-type="float">
            <text:p/>
          </table:table-cell>
          <table:table-cell table:formula="of:=IF(BITAND([.$R45];BITLSHIFT(1;[.X$2]))&gt;0;1;0)*[.$O45]" office:value-type="float" office:value="0" calcext:value-type="float">
            <text:p/>
          </table:table-cell>
          <table:table-cell table:formula="of:=IF(BITAND([.$R45];BITLSHIFT(1;[.Y$2]))&gt;0;1;0)*[.$O45]" office:value-type="float" office:value="0" calcext:value-type="float">
            <text:p/>
          </table:table-cell>
          <table:table-cell table:formula="of:=IF(BITAND([.$R45];BITLSHIFT(1;[.Z$2]))&gt;0;1;0)*[.$O45]" office:value-type="float" office:value="0" calcext:value-type="float">
            <text:p/>
          </table:table-cell>
          <table:table-cell table:formula="of:=IF(BITAND([.$R45];BITLSHIFT(1;[.AA$2]))&gt;0;1;0)*[.$O45]" office:value-type="float" office:value="0" calcext:value-type="float">
            <text:p/>
          </table:table-cell>
          <table:table-cell table:formula="of:=IF(BITAND([.$R45];BITLSHIFT(1;[.AB$2]))&gt;0;1;0)*[.$O45]" office:value-type="float" office:value="0" calcext:value-type="float">
            <text:p/>
          </table:table-cell>
          <table:table-cell table:formula="of:=IF(BITAND([.$R45];BITLSHIFT(1;[.AC$2]))&gt;0;1;0)*[.$O45]" office:value-type="float" office:value="0" calcext:value-type="float">
            <text:p/>
          </table:table-cell>
          <table:table-cell table:formula="of:=IF(BITAND([.$R45];BITLSHIFT(1;[.AD$2]))&gt;0;1;0)*[.$O45]" office:value-type="float" office:value="0" calcext:value-type="float">
            <text:p/>
          </table:table-cell>
          <table:table-cell table:formula="of:=IF(BITAND([.$R45];BITLSHIFT(1;[.AE$2]))&gt;0;1;0)*[.$O45]" office:value-type="float" office:value="0" calcext:value-type="float">
            <text:p/>
          </table:table-cell>
          <table:table-cell table:formula="of:=IF(BITAND([.$R45];BITLSHIFT(1;[.AF$2]))&gt;0;1;0)*[.$O45]" office:value-type="float" office:value="0" calcext:value-type="float">
            <text:p/>
          </table:table-cell>
          <table:table-cell table:formula="of:=IF(BITAND([.$R45];BITLSHIFT(1;[.AG$2]))&gt;0;1;0)*[.$O45]" office:value-type="float" office:value="0" calcext:value-type="float">
            <text:p/>
          </table:table-cell>
          <table:table-cell table:formula="of:=IF(BITAND([.$R45];BITLSHIFT(1;[.AH$2]))&gt;0;1;0)*[.$O45]" office:value-type="float" office:value="0" calcext:value-type="float">
            <text:p/>
          </table:table-cell>
          <table:table-cell table:formula="of:=IF(BITAND([.$R45];BITLSHIFT(1;[.AI$2]))&gt;0;1;0)*[.$O45]" office:value-type="float" office:value="0" calcext:value-type="float">
            <text:p/>
          </table:table-cell>
          <table:table-cell table:formula="of:=IF(BITAND([.$R45];BITLSHIFT(1;[.AJ$2]))&gt;0;1;0)*[.$O45]" office:value-type="float" office:value="0" calcext:value-type="float">
            <text:p/>
          </table:table-cell>
          <table:table-cell table:formula="of:=IF(BITAND([.$R45];BITLSHIFT(1;[.AK$2]))&gt;0;1;0)*[.$O45]" office:value-type="float" office:value="0" calcext:value-type="float">
            <text:p/>
          </table:table-cell>
          <table:table-cell table:formula="of:=IF(BITAND([.$R45];BITLSHIFT(1;[.AL$2]))&gt;0;1;0)*[.$O45]" office:value-type="float" office:value="0" calcext:value-type="float">
            <text:p/>
          </table:table-cell>
          <table:table-cell table:formula="of:=IF(BITAND([.$R45];BITLSHIFT(1;[.AM$2]))&gt;0;1;0)*[.$O45]" office:value-type="float" office:value="0" calcext:value-type="float">
            <text:p/>
          </table:table-cell>
          <table:table-cell table:formula="of:=IF(BITAND([.$R45];BITLSHIFT(1;[.AN$2]))&gt;0;1;0)*[.$O45]" office:value-type="float" office:value="0" calcext:value-type="float">
            <text:p/>
          </table:table-cell>
          <table:table-cell table:formula="of:=IF(BITAND([.$R45];BITLSHIFT(1;[.AO$2]))&gt;0;1;0)*[.$O45]" office:value-type="float" office:value="0" calcext:value-type="float">
            <text:p/>
          </table:table-cell>
          <table:table-cell table:formula="of:=IF(BITAND([.$R45];BITLSHIFT(1;[.AP$2]))&gt;0;1;0)*[.$O45]" office:value-type="float" office:value="0" calcext:value-type="float">
            <text:p/>
          </table:table-cell>
          <table:table-cell table:formula="of:=IF(BITAND([.$R45];BITLSHIFT(1;[.AQ$2]))&gt;0;1;0)*[.$O45]" office:value-type="float" office:value="0" calcext:value-type="float">
            <text:p/>
          </table:table-cell>
          <table:table-cell table:formula="of:=IF(BITAND([.$R45];BITLSHIFT(1;[.AR$2]))&gt;0;1;0)*[.$O45]" office:value-type="float" office:value="0" calcext:value-type="float">
            <text:p/>
          </table:table-cell>
          <table:table-cell table:formula="of:=IF(BITAND([.$R45];BITLSHIFT(1;[.AS$2]))&gt;0;1;0)*[.$O45]" office:value-type="float" office:value="0" calcext:value-type="float">
            <text:p/>
          </table:table-cell>
          <table:table-cell table:formula="of:=IF(BITAND([.$R45];BITLSHIFT(1;[.AT$2]))&gt;0;1;0)*[.$O45]" office:value-type="float" office:value="0" calcext:value-type="float">
            <text:p/>
          </table:table-cell>
          <table:table-cell table:formula="of:=IF(BITAND([.$R45];BITLSHIFT(1;[.AU$2]))&gt;0;1;0)*[.$O45]" office:value-type="float" office:value="0" calcext:value-type="float">
            <text:p/>
          </table:table-cell>
          <table:table-cell table:formula="of:=IF(BITAND([.$R45];BITLSHIFT(1;[.AV$2]))&gt;0;1;0)*[.$O45]" office:value-type="float" office:value="0" calcext:value-type="float">
            <text:p/>
          </table:table-cell>
          <table:table-cell table:formula="of:=IF(BITAND([.$R45];BITLSHIFT(1;[.AW$2]))&gt;0;1;0)*[.$O45]" office:value-type="float" office:value="0" calcext:value-type="float">
            <text:p/>
          </table:table-cell>
          <table:table-cell table:formula="of:=IF(BITAND([.$R45];BITLSHIFT(1;[.AX$2]))&gt;0;1;0)*[.$O45]" office:value-type="float" office:value="0" calcext:value-type="float">
            <text:p/>
          </table:table-cell>
          <table:table-cell table:formula="of:=IF(BITAND([.$Q45];BITLSHIFT(1;[.AY$2]))&gt;0;1;0)*[.$O45]" office:value-type="float" office:value="0" calcext:value-type="float">
            <text:p/>
          </table:table-cell>
          <table:table-cell table:formula="of:=IF(BITAND([.$Q45];BITLSHIFT(1;[.AZ$2]))&gt;0;1;0)*[.$O45]" office:value-type="float" office:value="0" calcext:value-type="float">
            <text:p/>
          </table:table-cell>
          <table:table-cell table:formula="of:=IF(BITAND([.$Q45];BITLSHIFT(1;[.BA$2]))&gt;0;1;0)*[.$O45]" office:value-type="float" office:value="0" calcext:value-type="float">
            <text:p/>
          </table:table-cell>
          <table:table-cell table:formula="of:=IF(BITAND([.$Q45];BITLSHIFT(1;[.BB$2]))&gt;0;1;0)*[.$O45]" office:value-type="float" office:value="0" calcext:value-type="float">
            <text:p/>
          </table:table-cell>
          <table:table-cell table:formula="of:=IF(BITAND([.$Q45];BITLSHIFT(1;[.BC$2]))&gt;0;1;0)*[.$O45]" office:value-type="float" office:value="0" calcext:value-type="float">
            <text:p/>
          </table:table-cell>
          <table:table-cell table:formula="of:=IF(BITAND([.$Q45];BITLSHIFT(1;[.BD$2]))&gt;0;1;0)*[.$O45]" office:value-type="float" office:value="0" calcext:value-type="float">
            <text:p/>
          </table:table-cell>
          <table:table-cell table:formula="of:=IF(BITAND([.$Q45];BITLSHIFT(1;[.BE$2]))&gt;0;1;0)*[.$O45]" office:value-type="float" office:value="0" calcext:value-type="float">
            <text:p/>
          </table:table-cell>
          <table:table-cell table:formula="of:=IF(BITAND([.$Q45];BITLSHIFT(1;[.BF$2]))&gt;0;1;0)*[.$O45]" office:value-type="float" office:value="0" calcext:value-type="float">
            <text:p/>
          </table:table-cell>
          <table:table-cell table:formula="of:=IF(BITAND([.$Q45];BITLSHIFT(1;[.BG$2]))&gt;0;1;0)*[.$O45]" office:value-type="float" office:value="0" calcext:value-type="float">
            <text:p/>
          </table:table-cell>
          <table:table-cell table:formula="of:=IF(BITAND([.$Q45];BITLSHIFT(1;[.BH$2]))&gt;0;1;0)*[.$O45]" office:value-type="float" office:value="0" calcext:value-type="float">
            <text:p/>
          </table:table-cell>
          <table:table-cell table:formula="of:=IF(BITAND([.$Q45];BITLSHIFT(1;[.BI$2]))&gt;0;1;0)*[.$O45]" office:value-type="float" office:value="0" calcext:value-type="float">
            <text:p/>
          </table:table-cell>
          <table:table-cell table:formula="of:=IF(BITAND([.$Q45];BITLSHIFT(1;[.BJ$2]))&gt;0;1;0)*[.$O45]" office:value-type="float" office:value="0" calcext:value-type="float">
            <text:p/>
          </table:table-cell>
          <table:table-cell table:formula="of:=IF(BITAND([.$Q45];BITLSHIFT(1;[.BK$2]))&gt;0;1;0)*[.$O45]" office:value-type="float" office:value="0" calcext:value-type="float">
            <text:p/>
          </table:table-cell>
          <table:table-cell table:formula="of:=IF(BITAND([.$Q45];BITLSHIFT(1;[.BL$2]))&gt;0;1;0)*[.$O45]" office:value-type="float" office:value="0" calcext:value-type="float">
            <text:p/>
          </table:table-cell>
          <table:table-cell table:formula="of:=IF(BITAND([.$Q45];BITLSHIFT(1;[.BM$2]))&gt;0;1;0)*[.$O45]" office:value-type="float" office:value="0" calcext:value-type="float">
            <text:p/>
          </table:table-cell>
          <table:table-cell table:formula="of:=IF(BITAND([.$Q45];BITLSHIFT(1;[.BN$2]))&gt;0;1;0)*[.$O45]" office:value-type="float" office:value="0" calcext:value-type="float">
            <text:p/>
          </table:table-cell>
          <table:table-cell table:formula="of:=IF(BITAND([.$Q45];BITLSHIFT(1;[.BO$2]))&gt;0;1;0)*[.$O45]" office:value-type="float" office:value="0" calcext:value-type="float">
            <text:p/>
          </table:table-cell>
          <table:table-cell table:formula="of:=IF(BITAND([.$Q45];BITLSHIFT(1;[.BP$2]))&gt;0;1;0)*[.$O45]" office:value-type="float" office:value="0" calcext:value-type="float">
            <text:p/>
          </table:table-cell>
          <table:table-cell table:formula="of:=IF(BITAND([.$Q45];BITLSHIFT(1;[.BQ$2]))&gt;0;1;0)*[.$O45]" office:value-type="float" office:value="0" calcext:value-type="float">
            <text:p/>
          </table:table-cell>
          <table:table-cell table:formula="of:=IF(BITAND([.$Q45];BITLSHIFT(1;[.BR$2]))&gt;0;1;0)*[.$O45]" office:value-type="float" office:value="0" calcext:value-type="float">
            <text:p/>
          </table:table-cell>
          <table:table-cell table:formula="of:=IF(BITAND([.$Q45];BITLSHIFT(1;[.BS$2]))&gt;0;1;0)*[.$O45]" office:value-type="float" office:value="0" calcext:value-type="float">
            <text:p/>
          </table:table-cell>
          <table:table-cell table:formula="of:=IF(BITAND([.$Q45];BITLSHIFT(1;[.BT$2]))&gt;0;1;0)*[.$O45]" office:value-type="float" office:value="0" calcext:value-type="float">
            <text:p/>
          </table:table-cell>
          <table:table-cell table:formula="of:=IF(BITAND([.$Q45];BITLSHIFT(1;[.BU$2]))&gt;0;1;0)*[.$O45]" office:value-type="float" office:value="0" calcext:value-type="float">
            <text:p/>
          </table:table-cell>
          <table:table-cell table:formula="of:=IF(BITAND([.$Q45];BITLSHIFT(1;[.BV$2]))&gt;0;1;0)*[.$O45]" office:value-type="float" office:value="0" calcext:value-type="float">
            <text:p/>
          </table:table-cell>
          <table:table-cell table:formula="of:=IF(BITAND([.$Q45];BITLSHIFT(1;[.BW$2]))&gt;0;1;0)*[.$O45]" office:value-type="float" office:value="0" calcext:value-type="float">
            <text:p/>
          </table:table-cell>
          <table:table-cell table:formula="of:=IF(BITAND([.$Q45];BITLSHIFT(1;[.BX$2]))&gt;0;1;0)*[.$O45]" office:value-type="float" office:value="0" calcext:value-type="float">
            <text:p/>
          </table:table-cell>
          <table:table-cell table:formula="of:=IF(BITAND([.$Q45];BITLSHIFT(1;[.BY$2]))&gt;0;1;0)*[.$O45]" office:value-type="float" office:value="0" calcext:value-type="float">
            <text:p/>
          </table:table-cell>
          <table:table-cell table:formula="of:=IF(BITAND([.$Q45];BITLSHIFT(1;[.BZ$2]))&gt;0;1;0)*[.$O45]" office:value-type="float" office:value="0" calcext:value-type="float">
            <text:p/>
          </table:table-cell>
          <table:table-cell table:formula="of:=IF(BITAND([.$Q45];BITLSHIFT(1;[.CA$2]))&gt;0;1;0)*[.$O45]" office:value-type="float" office:value="0" calcext:value-type="float">
            <text:p/>
          </table:table-cell>
          <table:table-cell table:formula="of:=IF(BITAND([.$Q45];BITLSHIFT(1;[.CB$2]))&gt;0;1;0)*[.$O45]" office:value-type="float" office:value="0" calcext:value-type="float">
            <text:p/>
          </table:table-cell>
          <table:table-cell table:formula="of:=IF(BITAND([.$Q45];BITLSHIFT(1;[.CC$2]))&gt;0;1;0)*[.$O45]" office:value-type="float" office:value="0" calcext:value-type="float">
            <text:p/>
          </table:table-cell>
          <table:table-cell table:formula="of:=IF(BITAND([.$Q45];BITLSHIFT(1;[.CD$2]))&gt;0;1;0)*[.$O4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6];10) ;16)" office:value-type="float" office:value="0" calcext:value-type="float">
            <text:p/>
          </table:table-cell>
          <table:table-cell table:formula="of:=DECIMAL(RIGHT([.N46];8) ;16)" office:value-type="float" office:value="0" calcext:value-type="float">
            <text:p/>
          </table:table-cell>
          <table:table-cell table:formula="of:=IF(BITAND([.$R46];BITLSHIFT(1;[.S$2]))&gt;0;1;0)*[.$O46]" office:value-type="float" office:value="0" calcext:value-type="float">
            <text:p/>
          </table:table-cell>
          <table:table-cell table:formula="of:=IF(BITAND([.$R46];BITLSHIFT(1;[.T$2]))&gt;0;1;0)*[.$O46]" office:value-type="float" office:value="0" calcext:value-type="float">
            <text:p/>
          </table:table-cell>
          <table:table-cell table:formula="of:=IF(BITAND([.$R46];BITLSHIFT(1;[.U$2]))&gt;0;1;0)*[.$O46]" office:value-type="float" office:value="0" calcext:value-type="float">
            <text:p/>
          </table:table-cell>
          <table:table-cell table:formula="of:=IF(BITAND([.$R46];BITLSHIFT(1;[.V$2]))&gt;0;1;0)*[.$O46]" office:value-type="float" office:value="0" calcext:value-type="float">
            <text:p/>
          </table:table-cell>
          <table:table-cell table:formula="of:=IF(BITAND([.$R46];BITLSHIFT(1;[.W$2]))&gt;0;1;0)*[.$O46]" office:value-type="float" office:value="0" calcext:value-type="float">
            <text:p/>
          </table:table-cell>
          <table:table-cell table:formula="of:=IF(BITAND([.$R46];BITLSHIFT(1;[.X$2]))&gt;0;1;0)*[.$O46]" office:value-type="float" office:value="0" calcext:value-type="float">
            <text:p/>
          </table:table-cell>
          <table:table-cell table:formula="of:=IF(BITAND([.$R46];BITLSHIFT(1;[.Y$2]))&gt;0;1;0)*[.$O46]" office:value-type="float" office:value="0" calcext:value-type="float">
            <text:p/>
          </table:table-cell>
          <table:table-cell table:formula="of:=IF(BITAND([.$R46];BITLSHIFT(1;[.Z$2]))&gt;0;1;0)*[.$O46]" office:value-type="float" office:value="0" calcext:value-type="float">
            <text:p/>
          </table:table-cell>
          <table:table-cell table:formula="of:=IF(BITAND([.$R46];BITLSHIFT(1;[.AA$2]))&gt;0;1;0)*[.$O46]" office:value-type="float" office:value="0" calcext:value-type="float">
            <text:p/>
          </table:table-cell>
          <table:table-cell table:formula="of:=IF(BITAND([.$R46];BITLSHIFT(1;[.AB$2]))&gt;0;1;0)*[.$O46]" office:value-type="float" office:value="0" calcext:value-type="float">
            <text:p/>
          </table:table-cell>
          <table:table-cell table:formula="of:=IF(BITAND([.$R46];BITLSHIFT(1;[.AC$2]))&gt;0;1;0)*[.$O46]" office:value-type="float" office:value="0" calcext:value-type="float">
            <text:p/>
          </table:table-cell>
          <table:table-cell table:formula="of:=IF(BITAND([.$R46];BITLSHIFT(1;[.AD$2]))&gt;0;1;0)*[.$O46]" office:value-type="float" office:value="0" calcext:value-type="float">
            <text:p/>
          </table:table-cell>
          <table:table-cell table:formula="of:=IF(BITAND([.$R46];BITLSHIFT(1;[.AE$2]))&gt;0;1;0)*[.$O46]" office:value-type="float" office:value="0" calcext:value-type="float">
            <text:p/>
          </table:table-cell>
          <table:table-cell table:formula="of:=IF(BITAND([.$R46];BITLSHIFT(1;[.AF$2]))&gt;0;1;0)*[.$O46]" office:value-type="float" office:value="0" calcext:value-type="float">
            <text:p/>
          </table:table-cell>
          <table:table-cell table:formula="of:=IF(BITAND([.$R46];BITLSHIFT(1;[.AG$2]))&gt;0;1;0)*[.$O46]" office:value-type="float" office:value="0" calcext:value-type="float">
            <text:p/>
          </table:table-cell>
          <table:table-cell table:formula="of:=IF(BITAND([.$R46];BITLSHIFT(1;[.AH$2]))&gt;0;1;0)*[.$O46]" office:value-type="float" office:value="0" calcext:value-type="float">
            <text:p/>
          </table:table-cell>
          <table:table-cell table:formula="of:=IF(BITAND([.$R46];BITLSHIFT(1;[.AI$2]))&gt;0;1;0)*[.$O46]" office:value-type="float" office:value="0" calcext:value-type="float">
            <text:p/>
          </table:table-cell>
          <table:table-cell table:formula="of:=IF(BITAND([.$R46];BITLSHIFT(1;[.AJ$2]))&gt;0;1;0)*[.$O46]" office:value-type="float" office:value="0" calcext:value-type="float">
            <text:p/>
          </table:table-cell>
          <table:table-cell table:formula="of:=IF(BITAND([.$R46];BITLSHIFT(1;[.AK$2]))&gt;0;1;0)*[.$O46]" office:value-type="float" office:value="0" calcext:value-type="float">
            <text:p/>
          </table:table-cell>
          <table:table-cell table:formula="of:=IF(BITAND([.$R46];BITLSHIFT(1;[.AL$2]))&gt;0;1;0)*[.$O46]" office:value-type="float" office:value="0" calcext:value-type="float">
            <text:p/>
          </table:table-cell>
          <table:table-cell table:formula="of:=IF(BITAND([.$R46];BITLSHIFT(1;[.AM$2]))&gt;0;1;0)*[.$O46]" office:value-type="float" office:value="0" calcext:value-type="float">
            <text:p/>
          </table:table-cell>
          <table:table-cell table:formula="of:=IF(BITAND([.$R46];BITLSHIFT(1;[.AN$2]))&gt;0;1;0)*[.$O46]" office:value-type="float" office:value="0" calcext:value-type="float">
            <text:p/>
          </table:table-cell>
          <table:table-cell table:formula="of:=IF(BITAND([.$R46];BITLSHIFT(1;[.AO$2]))&gt;0;1;0)*[.$O46]" office:value-type="float" office:value="0" calcext:value-type="float">
            <text:p/>
          </table:table-cell>
          <table:table-cell table:formula="of:=IF(BITAND([.$R46];BITLSHIFT(1;[.AP$2]))&gt;0;1;0)*[.$O46]" office:value-type="float" office:value="0" calcext:value-type="float">
            <text:p/>
          </table:table-cell>
          <table:table-cell table:formula="of:=IF(BITAND([.$R46];BITLSHIFT(1;[.AQ$2]))&gt;0;1;0)*[.$O46]" office:value-type="float" office:value="0" calcext:value-type="float">
            <text:p/>
          </table:table-cell>
          <table:table-cell table:formula="of:=IF(BITAND([.$R46];BITLSHIFT(1;[.AR$2]))&gt;0;1;0)*[.$O46]" office:value-type="float" office:value="0" calcext:value-type="float">
            <text:p/>
          </table:table-cell>
          <table:table-cell table:formula="of:=IF(BITAND([.$R46];BITLSHIFT(1;[.AS$2]))&gt;0;1;0)*[.$O46]" office:value-type="float" office:value="0" calcext:value-type="float">
            <text:p/>
          </table:table-cell>
          <table:table-cell table:formula="of:=IF(BITAND([.$R46];BITLSHIFT(1;[.AT$2]))&gt;0;1;0)*[.$O46]" office:value-type="float" office:value="0" calcext:value-type="float">
            <text:p/>
          </table:table-cell>
          <table:table-cell table:formula="of:=IF(BITAND([.$R46];BITLSHIFT(1;[.AU$2]))&gt;0;1;0)*[.$O46]" office:value-type="float" office:value="0" calcext:value-type="float">
            <text:p/>
          </table:table-cell>
          <table:table-cell table:formula="of:=IF(BITAND([.$R46];BITLSHIFT(1;[.AV$2]))&gt;0;1;0)*[.$O46]" office:value-type="float" office:value="0" calcext:value-type="float">
            <text:p/>
          </table:table-cell>
          <table:table-cell table:formula="of:=IF(BITAND([.$R46];BITLSHIFT(1;[.AW$2]))&gt;0;1;0)*[.$O46]" office:value-type="float" office:value="0" calcext:value-type="float">
            <text:p/>
          </table:table-cell>
          <table:table-cell table:formula="of:=IF(BITAND([.$R46];BITLSHIFT(1;[.AX$2]))&gt;0;1;0)*[.$O46]" office:value-type="float" office:value="0" calcext:value-type="float">
            <text:p/>
          </table:table-cell>
          <table:table-cell table:formula="of:=IF(BITAND([.$Q46];BITLSHIFT(1;[.AY$2]))&gt;0;1;0)*[.$O46]" office:value-type="float" office:value="0" calcext:value-type="float">
            <text:p/>
          </table:table-cell>
          <table:table-cell table:formula="of:=IF(BITAND([.$Q46];BITLSHIFT(1;[.AZ$2]))&gt;0;1;0)*[.$O46]" office:value-type="float" office:value="0" calcext:value-type="float">
            <text:p/>
          </table:table-cell>
          <table:table-cell table:formula="of:=IF(BITAND([.$Q46];BITLSHIFT(1;[.BA$2]))&gt;0;1;0)*[.$O46]" office:value-type="float" office:value="0" calcext:value-type="float">
            <text:p/>
          </table:table-cell>
          <table:table-cell table:formula="of:=IF(BITAND([.$Q46];BITLSHIFT(1;[.BB$2]))&gt;0;1;0)*[.$O46]" office:value-type="float" office:value="0" calcext:value-type="float">
            <text:p/>
          </table:table-cell>
          <table:table-cell table:formula="of:=IF(BITAND([.$Q46];BITLSHIFT(1;[.BC$2]))&gt;0;1;0)*[.$O46]" office:value-type="float" office:value="0" calcext:value-type="float">
            <text:p/>
          </table:table-cell>
          <table:table-cell table:formula="of:=IF(BITAND([.$Q46];BITLSHIFT(1;[.BD$2]))&gt;0;1;0)*[.$O46]" office:value-type="float" office:value="0" calcext:value-type="float">
            <text:p/>
          </table:table-cell>
          <table:table-cell table:formula="of:=IF(BITAND([.$Q46];BITLSHIFT(1;[.BE$2]))&gt;0;1;0)*[.$O46]" office:value-type="float" office:value="0" calcext:value-type="float">
            <text:p/>
          </table:table-cell>
          <table:table-cell table:formula="of:=IF(BITAND([.$Q46];BITLSHIFT(1;[.BF$2]))&gt;0;1;0)*[.$O46]" office:value-type="float" office:value="0" calcext:value-type="float">
            <text:p/>
          </table:table-cell>
          <table:table-cell table:formula="of:=IF(BITAND([.$Q46];BITLSHIFT(1;[.BG$2]))&gt;0;1;0)*[.$O46]" office:value-type="float" office:value="0" calcext:value-type="float">
            <text:p/>
          </table:table-cell>
          <table:table-cell table:formula="of:=IF(BITAND([.$Q46];BITLSHIFT(1;[.BH$2]))&gt;0;1;0)*[.$O46]" office:value-type="float" office:value="0" calcext:value-type="float">
            <text:p/>
          </table:table-cell>
          <table:table-cell table:formula="of:=IF(BITAND([.$Q46];BITLSHIFT(1;[.BI$2]))&gt;0;1;0)*[.$O46]" office:value-type="float" office:value="0" calcext:value-type="float">
            <text:p/>
          </table:table-cell>
          <table:table-cell table:formula="of:=IF(BITAND([.$Q46];BITLSHIFT(1;[.BJ$2]))&gt;0;1;0)*[.$O46]" office:value-type="float" office:value="0" calcext:value-type="float">
            <text:p/>
          </table:table-cell>
          <table:table-cell table:formula="of:=IF(BITAND([.$Q46];BITLSHIFT(1;[.BK$2]))&gt;0;1;0)*[.$O46]" office:value-type="float" office:value="0" calcext:value-type="float">
            <text:p/>
          </table:table-cell>
          <table:table-cell table:formula="of:=IF(BITAND([.$Q46];BITLSHIFT(1;[.BL$2]))&gt;0;1;0)*[.$O46]" office:value-type="float" office:value="0" calcext:value-type="float">
            <text:p/>
          </table:table-cell>
          <table:table-cell table:formula="of:=IF(BITAND([.$Q46];BITLSHIFT(1;[.BM$2]))&gt;0;1;0)*[.$O46]" office:value-type="float" office:value="0" calcext:value-type="float">
            <text:p/>
          </table:table-cell>
          <table:table-cell table:formula="of:=IF(BITAND([.$Q46];BITLSHIFT(1;[.BN$2]))&gt;0;1;0)*[.$O46]" office:value-type="float" office:value="0" calcext:value-type="float">
            <text:p/>
          </table:table-cell>
          <table:table-cell table:formula="of:=IF(BITAND([.$Q46];BITLSHIFT(1;[.BO$2]))&gt;0;1;0)*[.$O46]" office:value-type="float" office:value="0" calcext:value-type="float">
            <text:p/>
          </table:table-cell>
          <table:table-cell table:formula="of:=IF(BITAND([.$Q46];BITLSHIFT(1;[.BP$2]))&gt;0;1;0)*[.$O46]" office:value-type="float" office:value="0" calcext:value-type="float">
            <text:p/>
          </table:table-cell>
          <table:table-cell table:formula="of:=IF(BITAND([.$Q46];BITLSHIFT(1;[.BQ$2]))&gt;0;1;0)*[.$O46]" office:value-type="float" office:value="0" calcext:value-type="float">
            <text:p/>
          </table:table-cell>
          <table:table-cell table:formula="of:=IF(BITAND([.$Q46];BITLSHIFT(1;[.BR$2]))&gt;0;1;0)*[.$O46]" office:value-type="float" office:value="0" calcext:value-type="float">
            <text:p/>
          </table:table-cell>
          <table:table-cell table:formula="of:=IF(BITAND([.$Q46];BITLSHIFT(1;[.BS$2]))&gt;0;1;0)*[.$O46]" office:value-type="float" office:value="0" calcext:value-type="float">
            <text:p/>
          </table:table-cell>
          <table:table-cell table:formula="of:=IF(BITAND([.$Q46];BITLSHIFT(1;[.BT$2]))&gt;0;1;0)*[.$O46]" office:value-type="float" office:value="0" calcext:value-type="float">
            <text:p/>
          </table:table-cell>
          <table:table-cell table:formula="of:=IF(BITAND([.$Q46];BITLSHIFT(1;[.BU$2]))&gt;0;1;0)*[.$O46]" office:value-type="float" office:value="0" calcext:value-type="float">
            <text:p/>
          </table:table-cell>
          <table:table-cell table:formula="of:=IF(BITAND([.$Q46];BITLSHIFT(1;[.BV$2]))&gt;0;1;0)*[.$O46]" office:value-type="float" office:value="0" calcext:value-type="float">
            <text:p/>
          </table:table-cell>
          <table:table-cell table:formula="of:=IF(BITAND([.$Q46];BITLSHIFT(1;[.BW$2]))&gt;0;1;0)*[.$O46]" office:value-type="float" office:value="0" calcext:value-type="float">
            <text:p/>
          </table:table-cell>
          <table:table-cell table:formula="of:=IF(BITAND([.$Q46];BITLSHIFT(1;[.BX$2]))&gt;0;1;0)*[.$O46]" office:value-type="float" office:value="0" calcext:value-type="float">
            <text:p/>
          </table:table-cell>
          <table:table-cell table:formula="of:=IF(BITAND([.$Q46];BITLSHIFT(1;[.BY$2]))&gt;0;1;0)*[.$O46]" office:value-type="float" office:value="0" calcext:value-type="float">
            <text:p/>
          </table:table-cell>
          <table:table-cell table:formula="of:=IF(BITAND([.$Q46];BITLSHIFT(1;[.BZ$2]))&gt;0;1;0)*[.$O46]" office:value-type="float" office:value="0" calcext:value-type="float">
            <text:p/>
          </table:table-cell>
          <table:table-cell table:formula="of:=IF(BITAND([.$Q46];BITLSHIFT(1;[.CA$2]))&gt;0;1;0)*[.$O46]" office:value-type="float" office:value="0" calcext:value-type="float">
            <text:p/>
          </table:table-cell>
          <table:table-cell table:formula="of:=IF(BITAND([.$Q46];BITLSHIFT(1;[.CB$2]))&gt;0;1;0)*[.$O46]" office:value-type="float" office:value="0" calcext:value-type="float">
            <text:p/>
          </table:table-cell>
          <table:table-cell table:formula="of:=IF(BITAND([.$Q46];BITLSHIFT(1;[.CC$2]))&gt;0;1;0)*[.$O46]" office:value-type="float" office:value="0" calcext:value-type="float">
            <text:p/>
          </table:table-cell>
          <table:table-cell table:formula="of:=IF(BITAND([.$Q46];BITLSHIFT(1;[.CD$2]))&gt;0;1;0)*[.$O4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7];10) ;16)" office:value-type="float" office:value="0" calcext:value-type="float">
            <text:p/>
          </table:table-cell>
          <table:table-cell table:formula="of:=DECIMAL(RIGHT([.N47];8) ;16)" office:value-type="float" office:value="0" calcext:value-type="float">
            <text:p/>
          </table:table-cell>
          <table:table-cell table:formula="of:=IF(BITAND([.$R47];BITLSHIFT(1;[.S$2]))&gt;0;1;0)*[.$O47]" office:value-type="float" office:value="0" calcext:value-type="float">
            <text:p/>
          </table:table-cell>
          <table:table-cell table:formula="of:=IF(BITAND([.$R47];BITLSHIFT(1;[.T$2]))&gt;0;1;0)*[.$O47]" office:value-type="float" office:value="0" calcext:value-type="float">
            <text:p/>
          </table:table-cell>
          <table:table-cell table:formula="of:=IF(BITAND([.$R47];BITLSHIFT(1;[.U$2]))&gt;0;1;0)*[.$O47]" office:value-type="float" office:value="0" calcext:value-type="float">
            <text:p/>
          </table:table-cell>
          <table:table-cell table:formula="of:=IF(BITAND([.$R47];BITLSHIFT(1;[.V$2]))&gt;0;1;0)*[.$O47]" office:value-type="float" office:value="0" calcext:value-type="float">
            <text:p/>
          </table:table-cell>
          <table:table-cell table:formula="of:=IF(BITAND([.$R47];BITLSHIFT(1;[.W$2]))&gt;0;1;0)*[.$O47]" office:value-type="float" office:value="0" calcext:value-type="float">
            <text:p/>
          </table:table-cell>
          <table:table-cell table:formula="of:=IF(BITAND([.$R47];BITLSHIFT(1;[.X$2]))&gt;0;1;0)*[.$O47]" office:value-type="float" office:value="0" calcext:value-type="float">
            <text:p/>
          </table:table-cell>
          <table:table-cell table:formula="of:=IF(BITAND([.$R47];BITLSHIFT(1;[.Y$2]))&gt;0;1;0)*[.$O47]" office:value-type="float" office:value="0" calcext:value-type="float">
            <text:p/>
          </table:table-cell>
          <table:table-cell table:formula="of:=IF(BITAND([.$R47];BITLSHIFT(1;[.Z$2]))&gt;0;1;0)*[.$O47]" office:value-type="float" office:value="0" calcext:value-type="float">
            <text:p/>
          </table:table-cell>
          <table:table-cell table:formula="of:=IF(BITAND([.$R47];BITLSHIFT(1;[.AA$2]))&gt;0;1;0)*[.$O47]" office:value-type="float" office:value="0" calcext:value-type="float">
            <text:p/>
          </table:table-cell>
          <table:table-cell table:formula="of:=IF(BITAND([.$R47];BITLSHIFT(1;[.AB$2]))&gt;0;1;0)*[.$O47]" office:value-type="float" office:value="0" calcext:value-type="float">
            <text:p/>
          </table:table-cell>
          <table:table-cell table:formula="of:=IF(BITAND([.$R47];BITLSHIFT(1;[.AC$2]))&gt;0;1;0)*[.$O47]" office:value-type="float" office:value="0" calcext:value-type="float">
            <text:p/>
          </table:table-cell>
          <table:table-cell table:formula="of:=IF(BITAND([.$R47];BITLSHIFT(1;[.AD$2]))&gt;0;1;0)*[.$O47]" office:value-type="float" office:value="0" calcext:value-type="float">
            <text:p/>
          </table:table-cell>
          <table:table-cell table:formula="of:=IF(BITAND([.$R47];BITLSHIFT(1;[.AE$2]))&gt;0;1;0)*[.$O47]" office:value-type="float" office:value="0" calcext:value-type="float">
            <text:p/>
          </table:table-cell>
          <table:table-cell table:formula="of:=IF(BITAND([.$R47];BITLSHIFT(1;[.AF$2]))&gt;0;1;0)*[.$O47]" office:value-type="float" office:value="0" calcext:value-type="float">
            <text:p/>
          </table:table-cell>
          <table:table-cell table:formula="of:=IF(BITAND([.$R47];BITLSHIFT(1;[.AG$2]))&gt;0;1;0)*[.$O47]" office:value-type="float" office:value="0" calcext:value-type="float">
            <text:p/>
          </table:table-cell>
          <table:table-cell table:formula="of:=IF(BITAND([.$R47];BITLSHIFT(1;[.AH$2]))&gt;0;1;0)*[.$O47]" office:value-type="float" office:value="0" calcext:value-type="float">
            <text:p/>
          </table:table-cell>
          <table:table-cell table:formula="of:=IF(BITAND([.$R47];BITLSHIFT(1;[.AI$2]))&gt;0;1;0)*[.$O47]" office:value-type="float" office:value="0" calcext:value-type="float">
            <text:p/>
          </table:table-cell>
          <table:table-cell table:formula="of:=IF(BITAND([.$R47];BITLSHIFT(1;[.AJ$2]))&gt;0;1;0)*[.$O47]" office:value-type="float" office:value="0" calcext:value-type="float">
            <text:p/>
          </table:table-cell>
          <table:table-cell table:formula="of:=IF(BITAND([.$R47];BITLSHIFT(1;[.AK$2]))&gt;0;1;0)*[.$O47]" office:value-type="float" office:value="0" calcext:value-type="float">
            <text:p/>
          </table:table-cell>
          <table:table-cell table:formula="of:=IF(BITAND([.$R47];BITLSHIFT(1;[.AL$2]))&gt;0;1;0)*[.$O47]" office:value-type="float" office:value="0" calcext:value-type="float">
            <text:p/>
          </table:table-cell>
          <table:table-cell table:formula="of:=IF(BITAND([.$R47];BITLSHIFT(1;[.AM$2]))&gt;0;1;0)*[.$O47]" office:value-type="float" office:value="0" calcext:value-type="float">
            <text:p/>
          </table:table-cell>
          <table:table-cell table:formula="of:=IF(BITAND([.$R47];BITLSHIFT(1;[.AN$2]))&gt;0;1;0)*[.$O47]" office:value-type="float" office:value="0" calcext:value-type="float">
            <text:p/>
          </table:table-cell>
          <table:table-cell table:formula="of:=IF(BITAND([.$R47];BITLSHIFT(1;[.AO$2]))&gt;0;1;0)*[.$O47]" office:value-type="float" office:value="0" calcext:value-type="float">
            <text:p/>
          </table:table-cell>
          <table:table-cell table:formula="of:=IF(BITAND([.$R47];BITLSHIFT(1;[.AP$2]))&gt;0;1;0)*[.$O47]" office:value-type="float" office:value="0" calcext:value-type="float">
            <text:p/>
          </table:table-cell>
          <table:table-cell table:formula="of:=IF(BITAND([.$R47];BITLSHIFT(1;[.AQ$2]))&gt;0;1;0)*[.$O47]" office:value-type="float" office:value="0" calcext:value-type="float">
            <text:p/>
          </table:table-cell>
          <table:table-cell table:formula="of:=IF(BITAND([.$R47];BITLSHIFT(1;[.AR$2]))&gt;0;1;0)*[.$O47]" office:value-type="float" office:value="0" calcext:value-type="float">
            <text:p/>
          </table:table-cell>
          <table:table-cell table:formula="of:=IF(BITAND([.$R47];BITLSHIFT(1;[.AS$2]))&gt;0;1;0)*[.$O47]" office:value-type="float" office:value="0" calcext:value-type="float">
            <text:p/>
          </table:table-cell>
          <table:table-cell table:formula="of:=IF(BITAND([.$R47];BITLSHIFT(1;[.AT$2]))&gt;0;1;0)*[.$O47]" office:value-type="float" office:value="0" calcext:value-type="float">
            <text:p/>
          </table:table-cell>
          <table:table-cell table:formula="of:=IF(BITAND([.$R47];BITLSHIFT(1;[.AU$2]))&gt;0;1;0)*[.$O47]" office:value-type="float" office:value="0" calcext:value-type="float">
            <text:p/>
          </table:table-cell>
          <table:table-cell table:formula="of:=IF(BITAND([.$R47];BITLSHIFT(1;[.AV$2]))&gt;0;1;0)*[.$O47]" office:value-type="float" office:value="0" calcext:value-type="float">
            <text:p/>
          </table:table-cell>
          <table:table-cell table:formula="of:=IF(BITAND([.$R47];BITLSHIFT(1;[.AW$2]))&gt;0;1;0)*[.$O47]" office:value-type="float" office:value="0" calcext:value-type="float">
            <text:p/>
          </table:table-cell>
          <table:table-cell table:formula="of:=IF(BITAND([.$R47];BITLSHIFT(1;[.AX$2]))&gt;0;1;0)*[.$O47]" office:value-type="float" office:value="0" calcext:value-type="float">
            <text:p/>
          </table:table-cell>
          <table:table-cell table:formula="of:=IF(BITAND([.$Q47];BITLSHIFT(1;[.AY$2]))&gt;0;1;0)*[.$O47]" office:value-type="float" office:value="0" calcext:value-type="float">
            <text:p/>
          </table:table-cell>
          <table:table-cell table:formula="of:=IF(BITAND([.$Q47];BITLSHIFT(1;[.AZ$2]))&gt;0;1;0)*[.$O47]" office:value-type="float" office:value="0" calcext:value-type="float">
            <text:p/>
          </table:table-cell>
          <table:table-cell table:formula="of:=IF(BITAND([.$Q47];BITLSHIFT(1;[.BA$2]))&gt;0;1;0)*[.$O47]" office:value-type="float" office:value="0" calcext:value-type="float">
            <text:p/>
          </table:table-cell>
          <table:table-cell table:formula="of:=IF(BITAND([.$Q47];BITLSHIFT(1;[.BB$2]))&gt;0;1;0)*[.$O47]" office:value-type="float" office:value="0" calcext:value-type="float">
            <text:p/>
          </table:table-cell>
          <table:table-cell table:formula="of:=IF(BITAND([.$Q47];BITLSHIFT(1;[.BC$2]))&gt;0;1;0)*[.$O47]" office:value-type="float" office:value="0" calcext:value-type="float">
            <text:p/>
          </table:table-cell>
          <table:table-cell table:formula="of:=IF(BITAND([.$Q47];BITLSHIFT(1;[.BD$2]))&gt;0;1;0)*[.$O47]" office:value-type="float" office:value="0" calcext:value-type="float">
            <text:p/>
          </table:table-cell>
          <table:table-cell table:formula="of:=IF(BITAND([.$Q47];BITLSHIFT(1;[.BE$2]))&gt;0;1;0)*[.$O47]" office:value-type="float" office:value="0" calcext:value-type="float">
            <text:p/>
          </table:table-cell>
          <table:table-cell table:formula="of:=IF(BITAND([.$Q47];BITLSHIFT(1;[.BF$2]))&gt;0;1;0)*[.$O47]" office:value-type="float" office:value="0" calcext:value-type="float">
            <text:p/>
          </table:table-cell>
          <table:table-cell table:formula="of:=IF(BITAND([.$Q47];BITLSHIFT(1;[.BG$2]))&gt;0;1;0)*[.$O47]" office:value-type="float" office:value="0" calcext:value-type="float">
            <text:p/>
          </table:table-cell>
          <table:table-cell table:formula="of:=IF(BITAND([.$Q47];BITLSHIFT(1;[.BH$2]))&gt;0;1;0)*[.$O47]" office:value-type="float" office:value="0" calcext:value-type="float">
            <text:p/>
          </table:table-cell>
          <table:table-cell table:formula="of:=IF(BITAND([.$Q47];BITLSHIFT(1;[.BI$2]))&gt;0;1;0)*[.$O47]" office:value-type="float" office:value="0" calcext:value-type="float">
            <text:p/>
          </table:table-cell>
          <table:table-cell table:formula="of:=IF(BITAND([.$Q47];BITLSHIFT(1;[.BJ$2]))&gt;0;1;0)*[.$O47]" office:value-type="float" office:value="0" calcext:value-type="float">
            <text:p/>
          </table:table-cell>
          <table:table-cell table:formula="of:=IF(BITAND([.$Q47];BITLSHIFT(1;[.BK$2]))&gt;0;1;0)*[.$O47]" office:value-type="float" office:value="0" calcext:value-type="float">
            <text:p/>
          </table:table-cell>
          <table:table-cell table:formula="of:=IF(BITAND([.$Q47];BITLSHIFT(1;[.BL$2]))&gt;0;1;0)*[.$O47]" office:value-type="float" office:value="0" calcext:value-type="float">
            <text:p/>
          </table:table-cell>
          <table:table-cell table:formula="of:=IF(BITAND([.$Q47];BITLSHIFT(1;[.BM$2]))&gt;0;1;0)*[.$O47]" office:value-type="float" office:value="0" calcext:value-type="float">
            <text:p/>
          </table:table-cell>
          <table:table-cell table:formula="of:=IF(BITAND([.$Q47];BITLSHIFT(1;[.BN$2]))&gt;0;1;0)*[.$O47]" office:value-type="float" office:value="0" calcext:value-type="float">
            <text:p/>
          </table:table-cell>
          <table:table-cell table:formula="of:=IF(BITAND([.$Q47];BITLSHIFT(1;[.BO$2]))&gt;0;1;0)*[.$O47]" office:value-type="float" office:value="0" calcext:value-type="float">
            <text:p/>
          </table:table-cell>
          <table:table-cell table:formula="of:=IF(BITAND([.$Q47];BITLSHIFT(1;[.BP$2]))&gt;0;1;0)*[.$O47]" office:value-type="float" office:value="0" calcext:value-type="float">
            <text:p/>
          </table:table-cell>
          <table:table-cell table:formula="of:=IF(BITAND([.$Q47];BITLSHIFT(1;[.BQ$2]))&gt;0;1;0)*[.$O47]" office:value-type="float" office:value="0" calcext:value-type="float">
            <text:p/>
          </table:table-cell>
          <table:table-cell table:formula="of:=IF(BITAND([.$Q47];BITLSHIFT(1;[.BR$2]))&gt;0;1;0)*[.$O47]" office:value-type="float" office:value="0" calcext:value-type="float">
            <text:p/>
          </table:table-cell>
          <table:table-cell table:formula="of:=IF(BITAND([.$Q47];BITLSHIFT(1;[.BS$2]))&gt;0;1;0)*[.$O47]" office:value-type="float" office:value="0" calcext:value-type="float">
            <text:p/>
          </table:table-cell>
          <table:table-cell table:formula="of:=IF(BITAND([.$Q47];BITLSHIFT(1;[.BT$2]))&gt;0;1;0)*[.$O47]" office:value-type="float" office:value="0" calcext:value-type="float">
            <text:p/>
          </table:table-cell>
          <table:table-cell table:formula="of:=IF(BITAND([.$Q47];BITLSHIFT(1;[.BU$2]))&gt;0;1;0)*[.$O47]" office:value-type="float" office:value="0" calcext:value-type="float">
            <text:p/>
          </table:table-cell>
          <table:table-cell table:formula="of:=IF(BITAND([.$Q47];BITLSHIFT(1;[.BV$2]))&gt;0;1;0)*[.$O47]" office:value-type="float" office:value="0" calcext:value-type="float">
            <text:p/>
          </table:table-cell>
          <table:table-cell table:formula="of:=IF(BITAND([.$Q47];BITLSHIFT(1;[.BW$2]))&gt;0;1;0)*[.$O47]" office:value-type="float" office:value="0" calcext:value-type="float">
            <text:p/>
          </table:table-cell>
          <table:table-cell table:formula="of:=IF(BITAND([.$Q47];BITLSHIFT(1;[.BX$2]))&gt;0;1;0)*[.$O47]" office:value-type="float" office:value="0" calcext:value-type="float">
            <text:p/>
          </table:table-cell>
          <table:table-cell table:formula="of:=IF(BITAND([.$Q47];BITLSHIFT(1;[.BY$2]))&gt;0;1;0)*[.$O47]" office:value-type="float" office:value="0" calcext:value-type="float">
            <text:p/>
          </table:table-cell>
          <table:table-cell table:formula="of:=IF(BITAND([.$Q47];BITLSHIFT(1;[.BZ$2]))&gt;0;1;0)*[.$O47]" office:value-type="float" office:value="0" calcext:value-type="float">
            <text:p/>
          </table:table-cell>
          <table:table-cell table:formula="of:=IF(BITAND([.$Q47];BITLSHIFT(1;[.CA$2]))&gt;0;1;0)*[.$O47]" office:value-type="float" office:value="0" calcext:value-type="float">
            <text:p/>
          </table:table-cell>
          <table:table-cell table:formula="of:=IF(BITAND([.$Q47];BITLSHIFT(1;[.CB$2]))&gt;0;1;0)*[.$O47]" office:value-type="float" office:value="0" calcext:value-type="float">
            <text:p/>
          </table:table-cell>
          <table:table-cell table:formula="of:=IF(BITAND([.$Q47];BITLSHIFT(1;[.CC$2]))&gt;0;1;0)*[.$O47]" office:value-type="float" office:value="0" calcext:value-type="float">
            <text:p/>
          </table:table-cell>
          <table:table-cell table:formula="of:=IF(BITAND([.$Q47];BITLSHIFT(1;[.CD$2]))&gt;0;1;0)*[.$O4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8];10) ;16)" office:value-type="float" office:value="0" calcext:value-type="float">
            <text:p/>
          </table:table-cell>
          <table:table-cell table:formula="of:=DECIMAL(RIGHT([.N48];8) ;16)" office:value-type="float" office:value="0" calcext:value-type="float">
            <text:p/>
          </table:table-cell>
          <table:table-cell table:formula="of:=IF(BITAND([.$R48];BITLSHIFT(1;[.S$2]))&gt;0;1;0)*[.$O48]" office:value-type="float" office:value="0" calcext:value-type="float">
            <text:p/>
          </table:table-cell>
          <table:table-cell table:formula="of:=IF(BITAND([.$R48];BITLSHIFT(1;[.T$2]))&gt;0;1;0)*[.$O48]" office:value-type="float" office:value="0" calcext:value-type="float">
            <text:p/>
          </table:table-cell>
          <table:table-cell table:formula="of:=IF(BITAND([.$R48];BITLSHIFT(1;[.U$2]))&gt;0;1;0)*[.$O48]" office:value-type="float" office:value="0" calcext:value-type="float">
            <text:p/>
          </table:table-cell>
          <table:table-cell table:formula="of:=IF(BITAND([.$R48];BITLSHIFT(1;[.V$2]))&gt;0;1;0)*[.$O48]" office:value-type="float" office:value="0" calcext:value-type="float">
            <text:p/>
          </table:table-cell>
          <table:table-cell table:formula="of:=IF(BITAND([.$R48];BITLSHIFT(1;[.W$2]))&gt;0;1;0)*[.$O48]" office:value-type="float" office:value="0" calcext:value-type="float">
            <text:p/>
          </table:table-cell>
          <table:table-cell table:formula="of:=IF(BITAND([.$R48];BITLSHIFT(1;[.X$2]))&gt;0;1;0)*[.$O48]" office:value-type="float" office:value="0" calcext:value-type="float">
            <text:p/>
          </table:table-cell>
          <table:table-cell table:formula="of:=IF(BITAND([.$R48];BITLSHIFT(1;[.Y$2]))&gt;0;1;0)*[.$O48]" office:value-type="float" office:value="0" calcext:value-type="float">
            <text:p/>
          </table:table-cell>
          <table:table-cell table:formula="of:=IF(BITAND([.$R48];BITLSHIFT(1;[.Z$2]))&gt;0;1;0)*[.$O48]" office:value-type="float" office:value="0" calcext:value-type="float">
            <text:p/>
          </table:table-cell>
          <table:table-cell table:formula="of:=IF(BITAND([.$R48];BITLSHIFT(1;[.AA$2]))&gt;0;1;0)*[.$O48]" office:value-type="float" office:value="0" calcext:value-type="float">
            <text:p/>
          </table:table-cell>
          <table:table-cell table:formula="of:=IF(BITAND([.$R48];BITLSHIFT(1;[.AB$2]))&gt;0;1;0)*[.$O48]" office:value-type="float" office:value="0" calcext:value-type="float">
            <text:p/>
          </table:table-cell>
          <table:table-cell table:formula="of:=IF(BITAND([.$R48];BITLSHIFT(1;[.AC$2]))&gt;0;1;0)*[.$O48]" office:value-type="float" office:value="0" calcext:value-type="float">
            <text:p/>
          </table:table-cell>
          <table:table-cell table:formula="of:=IF(BITAND([.$R48];BITLSHIFT(1;[.AD$2]))&gt;0;1;0)*[.$O48]" office:value-type="float" office:value="0" calcext:value-type="float">
            <text:p/>
          </table:table-cell>
          <table:table-cell table:formula="of:=IF(BITAND([.$R48];BITLSHIFT(1;[.AE$2]))&gt;0;1;0)*[.$O48]" office:value-type="float" office:value="0" calcext:value-type="float">
            <text:p/>
          </table:table-cell>
          <table:table-cell table:formula="of:=IF(BITAND([.$R48];BITLSHIFT(1;[.AF$2]))&gt;0;1;0)*[.$O48]" office:value-type="float" office:value="0" calcext:value-type="float">
            <text:p/>
          </table:table-cell>
          <table:table-cell table:formula="of:=IF(BITAND([.$R48];BITLSHIFT(1;[.AG$2]))&gt;0;1;0)*[.$O48]" office:value-type="float" office:value="0" calcext:value-type="float">
            <text:p/>
          </table:table-cell>
          <table:table-cell table:formula="of:=IF(BITAND([.$R48];BITLSHIFT(1;[.AH$2]))&gt;0;1;0)*[.$O48]" office:value-type="float" office:value="0" calcext:value-type="float">
            <text:p/>
          </table:table-cell>
          <table:table-cell table:formula="of:=IF(BITAND([.$R48];BITLSHIFT(1;[.AI$2]))&gt;0;1;0)*[.$O48]" office:value-type="float" office:value="0" calcext:value-type="float">
            <text:p/>
          </table:table-cell>
          <table:table-cell table:formula="of:=IF(BITAND([.$R48];BITLSHIFT(1;[.AJ$2]))&gt;0;1;0)*[.$O48]" office:value-type="float" office:value="0" calcext:value-type="float">
            <text:p/>
          </table:table-cell>
          <table:table-cell table:formula="of:=IF(BITAND([.$R48];BITLSHIFT(1;[.AK$2]))&gt;0;1;0)*[.$O48]" office:value-type="float" office:value="0" calcext:value-type="float">
            <text:p/>
          </table:table-cell>
          <table:table-cell table:formula="of:=IF(BITAND([.$R48];BITLSHIFT(1;[.AL$2]))&gt;0;1;0)*[.$O48]" office:value-type="float" office:value="0" calcext:value-type="float">
            <text:p/>
          </table:table-cell>
          <table:table-cell table:formula="of:=IF(BITAND([.$R48];BITLSHIFT(1;[.AM$2]))&gt;0;1;0)*[.$O48]" office:value-type="float" office:value="0" calcext:value-type="float">
            <text:p/>
          </table:table-cell>
          <table:table-cell table:formula="of:=IF(BITAND([.$R48];BITLSHIFT(1;[.AN$2]))&gt;0;1;0)*[.$O48]" office:value-type="float" office:value="0" calcext:value-type="float">
            <text:p/>
          </table:table-cell>
          <table:table-cell table:formula="of:=IF(BITAND([.$R48];BITLSHIFT(1;[.AO$2]))&gt;0;1;0)*[.$O48]" office:value-type="float" office:value="0" calcext:value-type="float">
            <text:p/>
          </table:table-cell>
          <table:table-cell table:formula="of:=IF(BITAND([.$R48];BITLSHIFT(1;[.AP$2]))&gt;0;1;0)*[.$O48]" office:value-type="float" office:value="0" calcext:value-type="float">
            <text:p/>
          </table:table-cell>
          <table:table-cell table:formula="of:=IF(BITAND([.$R48];BITLSHIFT(1;[.AQ$2]))&gt;0;1;0)*[.$O48]" office:value-type="float" office:value="0" calcext:value-type="float">
            <text:p/>
          </table:table-cell>
          <table:table-cell table:formula="of:=IF(BITAND([.$R48];BITLSHIFT(1;[.AR$2]))&gt;0;1;0)*[.$O48]" office:value-type="float" office:value="0" calcext:value-type="float">
            <text:p/>
          </table:table-cell>
          <table:table-cell table:formula="of:=IF(BITAND([.$R48];BITLSHIFT(1;[.AS$2]))&gt;0;1;0)*[.$O48]" office:value-type="float" office:value="0" calcext:value-type="float">
            <text:p/>
          </table:table-cell>
          <table:table-cell table:formula="of:=IF(BITAND([.$R48];BITLSHIFT(1;[.AT$2]))&gt;0;1;0)*[.$O48]" office:value-type="float" office:value="0" calcext:value-type="float">
            <text:p/>
          </table:table-cell>
          <table:table-cell table:formula="of:=IF(BITAND([.$R48];BITLSHIFT(1;[.AU$2]))&gt;0;1;0)*[.$O48]" office:value-type="float" office:value="0" calcext:value-type="float">
            <text:p/>
          </table:table-cell>
          <table:table-cell table:formula="of:=IF(BITAND([.$R48];BITLSHIFT(1;[.AV$2]))&gt;0;1;0)*[.$O48]" office:value-type="float" office:value="0" calcext:value-type="float">
            <text:p/>
          </table:table-cell>
          <table:table-cell table:formula="of:=IF(BITAND([.$R48];BITLSHIFT(1;[.AW$2]))&gt;0;1;0)*[.$O48]" office:value-type="float" office:value="0" calcext:value-type="float">
            <text:p/>
          </table:table-cell>
          <table:table-cell table:formula="of:=IF(BITAND([.$R48];BITLSHIFT(1;[.AX$2]))&gt;0;1;0)*[.$O48]" office:value-type="float" office:value="0" calcext:value-type="float">
            <text:p/>
          </table:table-cell>
          <table:table-cell table:formula="of:=IF(BITAND([.$Q48];BITLSHIFT(1;[.AY$2]))&gt;0;1;0)*[.$O48]" office:value-type="float" office:value="0" calcext:value-type="float">
            <text:p/>
          </table:table-cell>
          <table:table-cell table:formula="of:=IF(BITAND([.$Q48];BITLSHIFT(1;[.AZ$2]))&gt;0;1;0)*[.$O48]" office:value-type="float" office:value="0" calcext:value-type="float">
            <text:p/>
          </table:table-cell>
          <table:table-cell table:formula="of:=IF(BITAND([.$Q48];BITLSHIFT(1;[.BA$2]))&gt;0;1;0)*[.$O48]" office:value-type="float" office:value="0" calcext:value-type="float">
            <text:p/>
          </table:table-cell>
          <table:table-cell table:formula="of:=IF(BITAND([.$Q48];BITLSHIFT(1;[.BB$2]))&gt;0;1;0)*[.$O48]" office:value-type="float" office:value="0" calcext:value-type="float">
            <text:p/>
          </table:table-cell>
          <table:table-cell table:formula="of:=IF(BITAND([.$Q48];BITLSHIFT(1;[.BC$2]))&gt;0;1;0)*[.$O48]" office:value-type="float" office:value="0" calcext:value-type="float">
            <text:p/>
          </table:table-cell>
          <table:table-cell table:formula="of:=IF(BITAND([.$Q48];BITLSHIFT(1;[.BD$2]))&gt;0;1;0)*[.$O48]" office:value-type="float" office:value="0" calcext:value-type="float">
            <text:p/>
          </table:table-cell>
          <table:table-cell table:formula="of:=IF(BITAND([.$Q48];BITLSHIFT(1;[.BE$2]))&gt;0;1;0)*[.$O48]" office:value-type="float" office:value="0" calcext:value-type="float">
            <text:p/>
          </table:table-cell>
          <table:table-cell table:formula="of:=IF(BITAND([.$Q48];BITLSHIFT(1;[.BF$2]))&gt;0;1;0)*[.$O48]" office:value-type="float" office:value="0" calcext:value-type="float">
            <text:p/>
          </table:table-cell>
          <table:table-cell table:formula="of:=IF(BITAND([.$Q48];BITLSHIFT(1;[.BG$2]))&gt;0;1;0)*[.$O48]" office:value-type="float" office:value="0" calcext:value-type="float">
            <text:p/>
          </table:table-cell>
          <table:table-cell table:formula="of:=IF(BITAND([.$Q48];BITLSHIFT(1;[.BH$2]))&gt;0;1;0)*[.$O48]" office:value-type="float" office:value="0" calcext:value-type="float">
            <text:p/>
          </table:table-cell>
          <table:table-cell table:formula="of:=IF(BITAND([.$Q48];BITLSHIFT(1;[.BI$2]))&gt;0;1;0)*[.$O48]" office:value-type="float" office:value="0" calcext:value-type="float">
            <text:p/>
          </table:table-cell>
          <table:table-cell table:formula="of:=IF(BITAND([.$Q48];BITLSHIFT(1;[.BJ$2]))&gt;0;1;0)*[.$O48]" office:value-type="float" office:value="0" calcext:value-type="float">
            <text:p/>
          </table:table-cell>
          <table:table-cell table:formula="of:=IF(BITAND([.$Q48];BITLSHIFT(1;[.BK$2]))&gt;0;1;0)*[.$O48]" office:value-type="float" office:value="0" calcext:value-type="float">
            <text:p/>
          </table:table-cell>
          <table:table-cell table:formula="of:=IF(BITAND([.$Q48];BITLSHIFT(1;[.BL$2]))&gt;0;1;0)*[.$O48]" office:value-type="float" office:value="0" calcext:value-type="float">
            <text:p/>
          </table:table-cell>
          <table:table-cell table:formula="of:=IF(BITAND([.$Q48];BITLSHIFT(1;[.BM$2]))&gt;0;1;0)*[.$O48]" office:value-type="float" office:value="0" calcext:value-type="float">
            <text:p/>
          </table:table-cell>
          <table:table-cell table:formula="of:=IF(BITAND([.$Q48];BITLSHIFT(1;[.BN$2]))&gt;0;1;0)*[.$O48]" office:value-type="float" office:value="0" calcext:value-type="float">
            <text:p/>
          </table:table-cell>
          <table:table-cell table:formula="of:=IF(BITAND([.$Q48];BITLSHIFT(1;[.BO$2]))&gt;0;1;0)*[.$O48]" office:value-type="float" office:value="0" calcext:value-type="float">
            <text:p/>
          </table:table-cell>
          <table:table-cell table:formula="of:=IF(BITAND([.$Q48];BITLSHIFT(1;[.BP$2]))&gt;0;1;0)*[.$O48]" office:value-type="float" office:value="0" calcext:value-type="float">
            <text:p/>
          </table:table-cell>
          <table:table-cell table:formula="of:=IF(BITAND([.$Q48];BITLSHIFT(1;[.BQ$2]))&gt;0;1;0)*[.$O48]" office:value-type="float" office:value="0" calcext:value-type="float">
            <text:p/>
          </table:table-cell>
          <table:table-cell table:formula="of:=IF(BITAND([.$Q48];BITLSHIFT(1;[.BR$2]))&gt;0;1;0)*[.$O48]" office:value-type="float" office:value="0" calcext:value-type="float">
            <text:p/>
          </table:table-cell>
          <table:table-cell table:formula="of:=IF(BITAND([.$Q48];BITLSHIFT(1;[.BS$2]))&gt;0;1;0)*[.$O48]" office:value-type="float" office:value="0" calcext:value-type="float">
            <text:p/>
          </table:table-cell>
          <table:table-cell table:formula="of:=IF(BITAND([.$Q48];BITLSHIFT(1;[.BT$2]))&gt;0;1;0)*[.$O48]" office:value-type="float" office:value="0" calcext:value-type="float">
            <text:p/>
          </table:table-cell>
          <table:table-cell table:formula="of:=IF(BITAND([.$Q48];BITLSHIFT(1;[.BU$2]))&gt;0;1;0)*[.$O48]" office:value-type="float" office:value="0" calcext:value-type="float">
            <text:p/>
          </table:table-cell>
          <table:table-cell table:formula="of:=IF(BITAND([.$Q48];BITLSHIFT(1;[.BV$2]))&gt;0;1;0)*[.$O48]" office:value-type="float" office:value="0" calcext:value-type="float">
            <text:p/>
          </table:table-cell>
          <table:table-cell table:formula="of:=IF(BITAND([.$Q48];BITLSHIFT(1;[.BW$2]))&gt;0;1;0)*[.$O48]" office:value-type="float" office:value="0" calcext:value-type="float">
            <text:p/>
          </table:table-cell>
          <table:table-cell table:formula="of:=IF(BITAND([.$Q48];BITLSHIFT(1;[.BX$2]))&gt;0;1;0)*[.$O48]" office:value-type="float" office:value="0" calcext:value-type="float">
            <text:p/>
          </table:table-cell>
          <table:table-cell table:formula="of:=IF(BITAND([.$Q48];BITLSHIFT(1;[.BY$2]))&gt;0;1;0)*[.$O48]" office:value-type="float" office:value="0" calcext:value-type="float">
            <text:p/>
          </table:table-cell>
          <table:table-cell table:formula="of:=IF(BITAND([.$Q48];BITLSHIFT(1;[.BZ$2]))&gt;0;1;0)*[.$O48]" office:value-type="float" office:value="0" calcext:value-type="float">
            <text:p/>
          </table:table-cell>
          <table:table-cell table:formula="of:=IF(BITAND([.$Q48];BITLSHIFT(1;[.CA$2]))&gt;0;1;0)*[.$O48]" office:value-type="float" office:value="0" calcext:value-type="float">
            <text:p/>
          </table:table-cell>
          <table:table-cell table:formula="of:=IF(BITAND([.$Q48];BITLSHIFT(1;[.CB$2]))&gt;0;1;0)*[.$O48]" office:value-type="float" office:value="0" calcext:value-type="float">
            <text:p/>
          </table:table-cell>
          <table:table-cell table:formula="of:=IF(BITAND([.$Q48];BITLSHIFT(1;[.CC$2]))&gt;0;1;0)*[.$O48]" office:value-type="float" office:value="0" calcext:value-type="float">
            <text:p/>
          </table:table-cell>
          <table:table-cell table:formula="of:=IF(BITAND([.$Q48];BITLSHIFT(1;[.CD$2]))&gt;0;1;0)*[.$O4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9];10) ;16)" office:value-type="float" office:value="0" calcext:value-type="float">
            <text:p/>
          </table:table-cell>
          <table:table-cell table:formula="of:=DECIMAL(RIGHT([.N49];8) ;16)" office:value-type="float" office:value="0" calcext:value-type="float">
            <text:p/>
          </table:table-cell>
          <table:table-cell table:formula="of:=IF(BITAND([.$R49];BITLSHIFT(1;[.S$2]))&gt;0;1;0)*[.$O49]" office:value-type="float" office:value="0" calcext:value-type="float">
            <text:p/>
          </table:table-cell>
          <table:table-cell table:formula="of:=IF(BITAND([.$R49];BITLSHIFT(1;[.T$2]))&gt;0;1;0)*[.$O49]" office:value-type="float" office:value="0" calcext:value-type="float">
            <text:p/>
          </table:table-cell>
          <table:table-cell table:formula="of:=IF(BITAND([.$R49];BITLSHIFT(1;[.U$2]))&gt;0;1;0)*[.$O49]" office:value-type="float" office:value="0" calcext:value-type="float">
            <text:p/>
          </table:table-cell>
          <table:table-cell table:formula="of:=IF(BITAND([.$R49];BITLSHIFT(1;[.V$2]))&gt;0;1;0)*[.$O49]" office:value-type="float" office:value="0" calcext:value-type="float">
            <text:p/>
          </table:table-cell>
          <table:table-cell table:formula="of:=IF(BITAND([.$R49];BITLSHIFT(1;[.W$2]))&gt;0;1;0)*[.$O49]" office:value-type="float" office:value="0" calcext:value-type="float">
            <text:p/>
          </table:table-cell>
          <table:table-cell table:formula="of:=IF(BITAND([.$R49];BITLSHIFT(1;[.X$2]))&gt;0;1;0)*[.$O49]" office:value-type="float" office:value="0" calcext:value-type="float">
            <text:p/>
          </table:table-cell>
          <table:table-cell table:formula="of:=IF(BITAND([.$R49];BITLSHIFT(1;[.Y$2]))&gt;0;1;0)*[.$O49]" office:value-type="float" office:value="0" calcext:value-type="float">
            <text:p/>
          </table:table-cell>
          <table:table-cell table:formula="of:=IF(BITAND([.$R49];BITLSHIFT(1;[.Z$2]))&gt;0;1;0)*[.$O49]" office:value-type="float" office:value="0" calcext:value-type="float">
            <text:p/>
          </table:table-cell>
          <table:table-cell table:formula="of:=IF(BITAND([.$R49];BITLSHIFT(1;[.AA$2]))&gt;0;1;0)*[.$O49]" office:value-type="float" office:value="0" calcext:value-type="float">
            <text:p/>
          </table:table-cell>
          <table:table-cell table:formula="of:=IF(BITAND([.$R49];BITLSHIFT(1;[.AB$2]))&gt;0;1;0)*[.$O49]" office:value-type="float" office:value="0" calcext:value-type="float">
            <text:p/>
          </table:table-cell>
          <table:table-cell table:formula="of:=IF(BITAND([.$R49];BITLSHIFT(1;[.AC$2]))&gt;0;1;0)*[.$O49]" office:value-type="float" office:value="0" calcext:value-type="float">
            <text:p/>
          </table:table-cell>
          <table:table-cell table:formula="of:=IF(BITAND([.$R49];BITLSHIFT(1;[.AD$2]))&gt;0;1;0)*[.$O49]" office:value-type="float" office:value="0" calcext:value-type="float">
            <text:p/>
          </table:table-cell>
          <table:table-cell table:formula="of:=IF(BITAND([.$R49];BITLSHIFT(1;[.AE$2]))&gt;0;1;0)*[.$O49]" office:value-type="float" office:value="0" calcext:value-type="float">
            <text:p/>
          </table:table-cell>
          <table:table-cell table:formula="of:=IF(BITAND([.$R49];BITLSHIFT(1;[.AF$2]))&gt;0;1;0)*[.$O49]" office:value-type="float" office:value="0" calcext:value-type="float">
            <text:p/>
          </table:table-cell>
          <table:table-cell table:formula="of:=IF(BITAND([.$R49];BITLSHIFT(1;[.AG$2]))&gt;0;1;0)*[.$O49]" office:value-type="float" office:value="0" calcext:value-type="float">
            <text:p/>
          </table:table-cell>
          <table:table-cell table:formula="of:=IF(BITAND([.$R49];BITLSHIFT(1;[.AH$2]))&gt;0;1;0)*[.$O49]" office:value-type="float" office:value="0" calcext:value-type="float">
            <text:p/>
          </table:table-cell>
          <table:table-cell table:formula="of:=IF(BITAND([.$R49];BITLSHIFT(1;[.AI$2]))&gt;0;1;0)*[.$O49]" office:value-type="float" office:value="0" calcext:value-type="float">
            <text:p/>
          </table:table-cell>
          <table:table-cell table:formula="of:=IF(BITAND([.$R49];BITLSHIFT(1;[.AJ$2]))&gt;0;1;0)*[.$O49]" office:value-type="float" office:value="0" calcext:value-type="float">
            <text:p/>
          </table:table-cell>
          <table:table-cell table:formula="of:=IF(BITAND([.$R49];BITLSHIFT(1;[.AK$2]))&gt;0;1;0)*[.$O49]" office:value-type="float" office:value="0" calcext:value-type="float">
            <text:p/>
          </table:table-cell>
          <table:table-cell table:formula="of:=IF(BITAND([.$R49];BITLSHIFT(1;[.AL$2]))&gt;0;1;0)*[.$O49]" office:value-type="float" office:value="0" calcext:value-type="float">
            <text:p/>
          </table:table-cell>
          <table:table-cell table:formula="of:=IF(BITAND([.$R49];BITLSHIFT(1;[.AM$2]))&gt;0;1;0)*[.$O49]" office:value-type="float" office:value="0" calcext:value-type="float">
            <text:p/>
          </table:table-cell>
          <table:table-cell table:formula="of:=IF(BITAND([.$R49];BITLSHIFT(1;[.AN$2]))&gt;0;1;0)*[.$O49]" office:value-type="float" office:value="0" calcext:value-type="float">
            <text:p/>
          </table:table-cell>
          <table:table-cell table:formula="of:=IF(BITAND([.$R49];BITLSHIFT(1;[.AO$2]))&gt;0;1;0)*[.$O49]" office:value-type="float" office:value="0" calcext:value-type="float">
            <text:p/>
          </table:table-cell>
          <table:table-cell table:formula="of:=IF(BITAND([.$R49];BITLSHIFT(1;[.AP$2]))&gt;0;1;0)*[.$O49]" office:value-type="float" office:value="0" calcext:value-type="float">
            <text:p/>
          </table:table-cell>
          <table:table-cell table:formula="of:=IF(BITAND([.$R49];BITLSHIFT(1;[.AQ$2]))&gt;0;1;0)*[.$O49]" office:value-type="float" office:value="0" calcext:value-type="float">
            <text:p/>
          </table:table-cell>
          <table:table-cell table:formula="of:=IF(BITAND([.$R49];BITLSHIFT(1;[.AR$2]))&gt;0;1;0)*[.$O49]" office:value-type="float" office:value="0" calcext:value-type="float">
            <text:p/>
          </table:table-cell>
          <table:table-cell table:formula="of:=IF(BITAND([.$R49];BITLSHIFT(1;[.AS$2]))&gt;0;1;0)*[.$O49]" office:value-type="float" office:value="0" calcext:value-type="float">
            <text:p/>
          </table:table-cell>
          <table:table-cell table:formula="of:=IF(BITAND([.$R49];BITLSHIFT(1;[.AT$2]))&gt;0;1;0)*[.$O49]" office:value-type="float" office:value="0" calcext:value-type="float">
            <text:p/>
          </table:table-cell>
          <table:table-cell table:formula="of:=IF(BITAND([.$R49];BITLSHIFT(1;[.AU$2]))&gt;0;1;0)*[.$O49]" office:value-type="float" office:value="0" calcext:value-type="float">
            <text:p/>
          </table:table-cell>
          <table:table-cell table:formula="of:=IF(BITAND([.$R49];BITLSHIFT(1;[.AV$2]))&gt;0;1;0)*[.$O49]" office:value-type="float" office:value="0" calcext:value-type="float">
            <text:p/>
          </table:table-cell>
          <table:table-cell table:formula="of:=IF(BITAND([.$R49];BITLSHIFT(1;[.AW$2]))&gt;0;1;0)*[.$O49]" office:value-type="float" office:value="0" calcext:value-type="float">
            <text:p/>
          </table:table-cell>
          <table:table-cell table:formula="of:=IF(BITAND([.$R49];BITLSHIFT(1;[.AX$2]))&gt;0;1;0)*[.$O49]" office:value-type="float" office:value="0" calcext:value-type="float">
            <text:p/>
          </table:table-cell>
          <table:table-cell table:formula="of:=IF(BITAND([.$Q49];BITLSHIFT(1;[.AY$2]))&gt;0;1;0)*[.$O49]" office:value-type="float" office:value="0" calcext:value-type="float">
            <text:p/>
          </table:table-cell>
          <table:table-cell table:formula="of:=IF(BITAND([.$Q49];BITLSHIFT(1;[.AZ$2]))&gt;0;1;0)*[.$O49]" office:value-type="float" office:value="0" calcext:value-type="float">
            <text:p/>
          </table:table-cell>
          <table:table-cell table:formula="of:=IF(BITAND([.$Q49];BITLSHIFT(1;[.BA$2]))&gt;0;1;0)*[.$O49]" office:value-type="float" office:value="0" calcext:value-type="float">
            <text:p/>
          </table:table-cell>
          <table:table-cell table:formula="of:=IF(BITAND([.$Q49];BITLSHIFT(1;[.BB$2]))&gt;0;1;0)*[.$O49]" office:value-type="float" office:value="0" calcext:value-type="float">
            <text:p/>
          </table:table-cell>
          <table:table-cell table:formula="of:=IF(BITAND([.$Q49];BITLSHIFT(1;[.BC$2]))&gt;0;1;0)*[.$O49]" office:value-type="float" office:value="0" calcext:value-type="float">
            <text:p/>
          </table:table-cell>
          <table:table-cell table:formula="of:=IF(BITAND([.$Q49];BITLSHIFT(1;[.BD$2]))&gt;0;1;0)*[.$O49]" office:value-type="float" office:value="0" calcext:value-type="float">
            <text:p/>
          </table:table-cell>
          <table:table-cell table:formula="of:=IF(BITAND([.$Q49];BITLSHIFT(1;[.BE$2]))&gt;0;1;0)*[.$O49]" office:value-type="float" office:value="0" calcext:value-type="float">
            <text:p/>
          </table:table-cell>
          <table:table-cell table:formula="of:=IF(BITAND([.$Q49];BITLSHIFT(1;[.BF$2]))&gt;0;1;0)*[.$O49]" office:value-type="float" office:value="0" calcext:value-type="float">
            <text:p/>
          </table:table-cell>
          <table:table-cell table:formula="of:=IF(BITAND([.$Q49];BITLSHIFT(1;[.BG$2]))&gt;0;1;0)*[.$O49]" office:value-type="float" office:value="0" calcext:value-type="float">
            <text:p/>
          </table:table-cell>
          <table:table-cell table:formula="of:=IF(BITAND([.$Q49];BITLSHIFT(1;[.BH$2]))&gt;0;1;0)*[.$O49]" office:value-type="float" office:value="0" calcext:value-type="float">
            <text:p/>
          </table:table-cell>
          <table:table-cell table:formula="of:=IF(BITAND([.$Q49];BITLSHIFT(1;[.BI$2]))&gt;0;1;0)*[.$O49]" office:value-type="float" office:value="0" calcext:value-type="float">
            <text:p/>
          </table:table-cell>
          <table:table-cell table:formula="of:=IF(BITAND([.$Q49];BITLSHIFT(1;[.BJ$2]))&gt;0;1;0)*[.$O49]" office:value-type="float" office:value="0" calcext:value-type="float">
            <text:p/>
          </table:table-cell>
          <table:table-cell table:formula="of:=IF(BITAND([.$Q49];BITLSHIFT(1;[.BK$2]))&gt;0;1;0)*[.$O49]" office:value-type="float" office:value="0" calcext:value-type="float">
            <text:p/>
          </table:table-cell>
          <table:table-cell table:formula="of:=IF(BITAND([.$Q49];BITLSHIFT(1;[.BL$2]))&gt;0;1;0)*[.$O49]" office:value-type="float" office:value="0" calcext:value-type="float">
            <text:p/>
          </table:table-cell>
          <table:table-cell table:formula="of:=IF(BITAND([.$Q49];BITLSHIFT(1;[.BM$2]))&gt;0;1;0)*[.$O49]" office:value-type="float" office:value="0" calcext:value-type="float">
            <text:p/>
          </table:table-cell>
          <table:table-cell table:formula="of:=IF(BITAND([.$Q49];BITLSHIFT(1;[.BN$2]))&gt;0;1;0)*[.$O49]" office:value-type="float" office:value="0" calcext:value-type="float">
            <text:p/>
          </table:table-cell>
          <table:table-cell table:formula="of:=IF(BITAND([.$Q49];BITLSHIFT(1;[.BO$2]))&gt;0;1;0)*[.$O49]" office:value-type="float" office:value="0" calcext:value-type="float">
            <text:p/>
          </table:table-cell>
          <table:table-cell table:formula="of:=IF(BITAND([.$Q49];BITLSHIFT(1;[.BP$2]))&gt;0;1;0)*[.$O49]" office:value-type="float" office:value="0" calcext:value-type="float">
            <text:p/>
          </table:table-cell>
          <table:table-cell table:formula="of:=IF(BITAND([.$Q49];BITLSHIFT(1;[.BQ$2]))&gt;0;1;0)*[.$O49]" office:value-type="float" office:value="0" calcext:value-type="float">
            <text:p/>
          </table:table-cell>
          <table:table-cell table:formula="of:=IF(BITAND([.$Q49];BITLSHIFT(1;[.BR$2]))&gt;0;1;0)*[.$O49]" office:value-type="float" office:value="0" calcext:value-type="float">
            <text:p/>
          </table:table-cell>
          <table:table-cell table:formula="of:=IF(BITAND([.$Q49];BITLSHIFT(1;[.BS$2]))&gt;0;1;0)*[.$O49]" office:value-type="float" office:value="0" calcext:value-type="float">
            <text:p/>
          </table:table-cell>
          <table:table-cell table:formula="of:=IF(BITAND([.$Q49];BITLSHIFT(1;[.BT$2]))&gt;0;1;0)*[.$O49]" office:value-type="float" office:value="0" calcext:value-type="float">
            <text:p/>
          </table:table-cell>
          <table:table-cell table:formula="of:=IF(BITAND([.$Q49];BITLSHIFT(1;[.BU$2]))&gt;0;1;0)*[.$O49]" office:value-type="float" office:value="0" calcext:value-type="float">
            <text:p/>
          </table:table-cell>
          <table:table-cell table:formula="of:=IF(BITAND([.$Q49];BITLSHIFT(1;[.BV$2]))&gt;0;1;0)*[.$O49]" office:value-type="float" office:value="0" calcext:value-type="float">
            <text:p/>
          </table:table-cell>
          <table:table-cell table:formula="of:=IF(BITAND([.$Q49];BITLSHIFT(1;[.BW$2]))&gt;0;1;0)*[.$O49]" office:value-type="float" office:value="0" calcext:value-type="float">
            <text:p/>
          </table:table-cell>
          <table:table-cell table:formula="of:=IF(BITAND([.$Q49];BITLSHIFT(1;[.BX$2]))&gt;0;1;0)*[.$O49]" office:value-type="float" office:value="0" calcext:value-type="float">
            <text:p/>
          </table:table-cell>
          <table:table-cell table:formula="of:=IF(BITAND([.$Q49];BITLSHIFT(1;[.BY$2]))&gt;0;1;0)*[.$O49]" office:value-type="float" office:value="0" calcext:value-type="float">
            <text:p/>
          </table:table-cell>
          <table:table-cell table:formula="of:=IF(BITAND([.$Q49];BITLSHIFT(1;[.BZ$2]))&gt;0;1;0)*[.$O49]" office:value-type="float" office:value="0" calcext:value-type="float">
            <text:p/>
          </table:table-cell>
          <table:table-cell table:formula="of:=IF(BITAND([.$Q49];BITLSHIFT(1;[.CA$2]))&gt;0;1;0)*[.$O49]" office:value-type="float" office:value="0" calcext:value-type="float">
            <text:p/>
          </table:table-cell>
          <table:table-cell table:formula="of:=IF(BITAND([.$Q49];BITLSHIFT(1;[.CB$2]))&gt;0;1;0)*[.$O49]" office:value-type="float" office:value="0" calcext:value-type="float">
            <text:p/>
          </table:table-cell>
          <table:table-cell table:formula="of:=IF(BITAND([.$Q49];BITLSHIFT(1;[.CC$2]))&gt;0;1;0)*[.$O49]" office:value-type="float" office:value="0" calcext:value-type="float">
            <text:p/>
          </table:table-cell>
          <table:table-cell table:formula="of:=IF(BITAND([.$Q49];BITLSHIFT(1;[.CD$2]))&gt;0;1;0)*[.$O4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number-columns-repeated="1008"/>
        </table:table-row>
        <table:table-row table:style-name="ro2">
          <table:table-cell table:number-columns-repeated="18"/>
          <table:table-cell table:formula="of:=SUM([.S4:.S50])" office:value-type="float" office:value="0" calcext:value-type="float">
            <text:p/>
          </table:table-cell>
          <table:table-cell table:formula="of:=SUM([.T4:.T50])" office:value-type="float" office:value="0" calcext:value-type="float">
            <text:p/>
          </table:table-cell>
          <table:table-cell table:formula="of:=SUM([.U4:.U50])" office:value-type="float" office:value="0" calcext:value-type="float">
            <text:p/>
          </table:table-cell>
          <table:table-cell table:formula="of:=SUM([.V4:.V50])" office:value-type="float" office:value="5" calcext:value-type="float">
            <text:p/>
          </table:table-cell>
          <table:table-cell table:formula="of:=SUM([.W4:.W50])" office:value-type="float" office:value="5" calcext:value-type="float">
            <text:p/>
          </table:table-cell>
          <table:table-cell table:formula="of:=SUM([.X4:.X50])" office:value-type="float" office:value="0" calcext:value-type="float">
            <text:p/>
          </table:table-cell>
          <table:table-cell table:formula="of:=SUM([.Y4:.Y50])" office:value-type="float" office:value="0" calcext:value-type="float">
            <text:p/>
          </table:table-cell>
          <table:table-cell table:formula="of:=SUM([.Z4:.Z50])" office:value-type="float" office:value="0" calcext:value-type="float">
            <text:p/>
          </table:table-cell>
          <table:table-cell table:formula="of:=SUM([.AA4:.AA50])" office:value-type="float" office:value="-5" calcext:value-type="float">
            <text:p/>
          </table:table-cell>
          <table:table-cell table:formula="of:=SUM([.AB4:.AB50])" office:value-type="float" office:value="0" calcext:value-type="float">
            <text:p/>
          </table:table-cell>
          <table:table-cell table:formula="of:=SUM([.AC4:.AC50])" office:value-type="float" office:value="0" calcext:value-type="float">
            <text:p/>
          </table:table-cell>
          <table:table-cell table:formula="of:=SUM([.AD4:.AD50])" office:value-type="float" office:value="0" calcext:value-type="float">
            <text:p/>
          </table:table-cell>
          <table:table-cell table:formula="of:=SUM([.AE4:.AE50])" office:value-type="float" office:value="0" calcext:value-type="float">
            <text:p/>
          </table:table-cell>
          <table:table-cell table:formula="of:=SUM([.AF4:.AF50])" office:value-type="float" office:value="0" calcext:value-type="float">
            <text:p/>
          </table:table-cell>
          <table:table-cell table:formula="of:=SUM([.AG4:.AG50])" office:value-type="float" office:value="0" calcext:value-type="float">
            <text:p/>
          </table:table-cell>
          <table:table-cell table:formula="of:=SUM([.AH4:.AH50])" office:value-type="float" office:value="-5" calcext:value-type="float">
            <text:p/>
          </table:table-cell>
          <table:table-cell table:formula="of:=SUM([.AI4:.AI50])" office:value-type="float" office:value="-5" calcext:value-type="float">
            <text:p/>
          </table:table-cell>
          <table:table-cell table:formula="of:=SUM([.AJ4:.AJ50])" office:value-type="float" office:value="0" calcext:value-type="float">
            <text:p/>
          </table:table-cell>
          <table:table-cell table:formula="of:=SUM([.AK4:.AK50])" office:value-type="float" office:value="0" calcext:value-type="float">
            <text:p/>
          </table:table-cell>
          <table:table-cell table:formula="of:=SUM([.AL4:.AL50])" office:value-type="float" office:value="0" calcext:value-type="float">
            <text:p/>
          </table:table-cell>
          <table:table-cell table:formula="of:=SUM([.AM4:.AM50])" office:value-type="float" office:value="0" calcext:value-type="float">
            <text:p/>
          </table:table-cell>
          <table:table-cell table:formula="of:=SUM([.AN4:.AN50])" office:value-type="float" office:value="0" calcext:value-type="float">
            <text:p/>
          </table:table-cell>
          <table:table-cell table:formula="of:=SUM([.AO4:.AO50])" office:value-type="float" office:value="0" calcext:value-type="float">
            <text:p/>
          </table:table-cell>
          <table:table-cell table:formula="of:=SUM([.AP4:.AP50])" office:value-type="float" office:value="-5" calcext:value-type="float">
            <text:p/>
          </table:table-cell>
          <table:table-cell table:formula="of:=SUM([.AQ4:.AQ50])" office:value-type="float" office:value="-5" calcext:value-type="float">
            <text:p/>
          </table:table-cell>
          <table:table-cell table:formula="of:=SUM([.AR4:.AR50])" office:value-type="float" office:value="0" calcext:value-type="float">
            <text:p/>
          </table:table-cell>
          <table:table-cell table:formula="of:=SUM([.AS4:.AS50])" office:value-type="float" office:value="0" calcext:value-type="float">
            <text:p/>
          </table:table-cell>
          <table:table-cell table:formula="of:=SUM([.AT4:.AT50])" office:value-type="float" office:value="0" calcext:value-type="float">
            <text:p/>
          </table:table-cell>
          <table:table-cell table:formula="of:=SUM([.AU4:.AU50])" office:value-type="float" office:value="0" calcext:value-type="float">
            <text:p/>
          </table:table-cell>
          <table:table-cell table:formula="of:=SUM([.AV4:.AV50])" office:value-type="float" office:value="0" calcext:value-type="float">
            <text:p/>
          </table:table-cell>
          <table:table-cell table:formula="of:=SUM([.AW4:.AW50])" office:value-type="float" office:value="0" calcext:value-type="float">
            <text:p/>
          </table:table-cell>
          <table:table-cell table:formula="of:=SUM([.AX4:.AX50])" office:value-type="float" office:value="-5" calcext:value-type="float">
            <text:p/>
          </table:table-cell>
          <table:table-cell table:formula="of:=SUM([.AY4:.AY50])" office:value-type="float" office:value="-5" calcext:value-type="float">
            <text:p/>
          </table:table-cell>
          <table:table-cell table:formula="of:=SUM([.AZ4:.AZ50])" office:value-type="float" office:value="0" calcext:value-type="float">
            <text:p/>
          </table:table-cell>
          <table:table-cell table:formula="of:=SUM([.BA4:.BA50])" office:value-type="float" office:value="0" calcext:value-type="float">
            <text:p/>
          </table:table-cell>
          <table:table-cell table:formula="of:=SUM([.BB4:.BB50])" office:value-type="float" office:value="0" calcext:value-type="float">
            <text:p/>
          </table:table-cell>
          <table:table-cell table:formula="of:=SUM([.BC4:.BC50])" office:value-type="float" office:value="0" calcext:value-type="float">
            <text:p/>
          </table:table-cell>
          <table:table-cell table:formula="of:=SUM([.BD4:.BD50])" office:value-type="float" office:value="0" calcext:value-type="float">
            <text:p/>
          </table:table-cell>
          <table:table-cell table:formula="of:=SUM([.BE4:.BE50])" office:value-type="float" office:value="0" calcext:value-type="float">
            <text:p/>
          </table:table-cell>
          <table:table-cell table:formula="of:=SUM([.BF4:.BF50])" office:value-type="float" office:value="-5" calcext:value-type="float">
            <text:p/>
          </table:table-cell>
          <table:table-cell table:formula="of:=SUM([.BG4:.BG50])" office:value-type="float" office:value="-5" calcext:value-type="float">
            <text:p/>
          </table:table-cell>
          <table:table-cell table:formula="of:=SUM([.BH4:.BH50])" office:value-type="float" office:value="0" calcext:value-type="float">
            <text:p/>
          </table:table-cell>
          <table:table-cell table:formula="of:=SUM([.BI4:.BI50])" office:value-type="float" office:value="0" calcext:value-type="float">
            <text:p/>
          </table:table-cell>
          <table:table-cell table:formula="of:=SUM([.BJ4:.BJ50])" office:value-type="float" office:value="0" calcext:value-type="float">
            <text:p/>
          </table:table-cell>
          <table:table-cell table:formula="of:=SUM([.BK4:.BK50])" office:value-type="float" office:value="0" calcext:value-type="float">
            <text:p/>
          </table:table-cell>
          <table:table-cell table:formula="of:=SUM([.BL4:.BL50])" office:value-type="float" office:value="0" calcext:value-type="float">
            <text:p/>
          </table:table-cell>
          <table:table-cell table:formula="of:=SUM([.BM4:.BM50])" office:value-type="float" office:value="0" calcext:value-type="float">
            <text:p/>
          </table:table-cell>
          <table:table-cell table:formula="of:=SUM([.BN4:.BN50])" office:value-type="float" office:value="-5" calcext:value-type="float">
            <text:p/>
          </table:table-cell>
          <table:table-cell table:formula="of:=SUM([.BO4:.BO50])" office:value-type="float" office:value="5" calcext:value-type="float">
            <text:p/>
          </table:table-cell>
          <table:table-cell table:formula="of:=SUM([.BP4:.BP50])" office:value-type="float" office:value="10" calcext:value-type="float">
            <text:p/>
          </table:table-cell>
          <table:table-cell table:formula="of:=SUM([.BQ4:.BQ50])" office:value-type="float" office:value="10" calcext:value-type="float">
            <text:p/>
          </table:table-cell>
          <table:table-cell table:formula="of:=SUM([.BR4:.BR50])" office:value-type="float" office:value="10" calcext:value-type="float">
            <text:p/>
          </table:table-cell>
          <table:table-cell table:formula="of:=SUM([.BS4:.BS50])" office:value-type="float" office:value="10" calcext:value-type="float">
            <text:p/>
          </table:table-cell>
          <table:table-cell table:formula="of:=SUM([.BT4:.BT50])" office:value-type="float" office:value="10" calcext:value-type="float">
            <text:p/>
          </table:table-cell>
          <table:table-cell table:formula="of:=SUM([.BU4:.BU50])" office:value-type="float" office:value="10" calcext:value-type="float">
            <text:p/>
          </table:table-cell>
          <table:table-cell table:formula="of:=SUM([.BV4:.BV50])" office:value-type="float" office:value="5" calcext:value-type="float">
            <text:p/>
          </table:table-cell>
          <table:table-cell table:formula="of:=SUM([.BW4:.BW50])" office:value-type="float" office:value="0" calcext:value-type="float">
            <text:p/>
          </table:table-cell>
          <table:table-cell table:formula="of:=SUM([.BX4:.BX50])" office:value-type="float" office:value="0" calcext:value-type="float">
            <text:p/>
          </table:table-cell>
          <table:table-cell table:formula="of:=SUM([.BY4:.BY50])" office:value-type="float" office:value="0" calcext:value-type="float">
            <text:p/>
          </table:table-cell>
          <table:table-cell table:formula="of:=SUM([.BZ4:.BZ50])" office:value-type="float" office:value="0" calcext:value-type="float">
            <text:p/>
          </table:table-cell>
          <table:table-cell table:formula="of:=SUM([.CA4:.CA50])" office:value-type="float" office:value="0" calcext:value-type="float">
            <text:p/>
          </table:table-cell>
          <table:table-cell table:formula="of:=SUM([.CB4:.CB50])" office:value-type="float" office:value="0" calcext:value-type="float">
            <text:p/>
          </table:table-cell>
          <table:table-cell table:formula="of:=SUM([.CC4:.CC50])" office:value-type="float" office:value="0" calcext:value-type="float">
            <text:p/>
          </table:table-cell>
          <table:table-cell table:formula="of:=SUM([.CD4:.CD50])" office:value-type="float" office:value="0" calcext:value-type="float">
            <text:p/>
          </table:table-cell>
          <table:table-cell table:number-columns-repeated="94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ook.C4:Rook.J11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ff99"/>
            </calcext:color-scale>
          </calcext:conditional-format>
        </calcext:conditional-formats>
      </table:table>
      <table:table table:name="Bishop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63" table:default-cell-style-name="Default"/>
        <table:table-column table:style-name="co9" table:default-cell-style-name="Default"/>
        <table:table-column table:style-name="co1" table:number-columns-repeated="942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42"/>
        </table:table-row>
        <table:table-row table:style-name="ro2">
          <table:table-cell table:number-columns-repeated="18"/>
          <table:table-cell table:formula="of:=MOD([.S1];32)" office:value-type="float" office:value="0" calcext:value-type="float">
            <text:p/>
          </table:table-cell>
          <table:table-cell table:formula="of:=MOD([.T1];32)" office:value-type="float" office:value="1" calcext:value-type="float">
            <text:p/>
          </table:table-cell>
          <table:table-cell table:formula="of:=MOD([.U1];32)" office:value-type="float" office:value="2" calcext:value-type="float">
            <text:p/>
          </table:table-cell>
          <table:table-cell table:formula="of:=MOD([.V1];32)" office:value-type="float" office:value="3" calcext:value-type="float">
            <text:p/>
          </table:table-cell>
          <table:table-cell table:formula="of:=MOD([.W1];32)" office:value-type="float" office:value="4" calcext:value-type="float">
            <text:p/>
          </table:table-cell>
          <table:table-cell table:formula="of:=MOD([.X1];32)" office:value-type="float" office:value="5" calcext:value-type="float">
            <text:p/>
          </table:table-cell>
          <table:table-cell table:formula="of:=MOD([.Y1];32)" office:value-type="float" office:value="6" calcext:value-type="float">
            <text:p/>
          </table:table-cell>
          <table:table-cell table:formula="of:=MOD([.Z1];32)" office:value-type="float" office:value="7" calcext:value-type="float">
            <text:p/>
          </table:table-cell>
          <table:table-cell table:formula="of:=MOD([.AA1];32)" office:value-type="float" office:value="8" calcext:value-type="float">
            <text:p/>
          </table:table-cell>
          <table:table-cell table:formula="of:=MOD([.AB1];32)" office:value-type="float" office:value="9" calcext:value-type="float">
            <text:p/>
          </table:table-cell>
          <table:table-cell table:formula="of:=MOD([.AC1];32)" office:value-type="float" office:value="10" calcext:value-type="float">
            <text:p/>
          </table:table-cell>
          <table:table-cell table:formula="of:=MOD([.AD1];32)" office:value-type="float" office:value="11" calcext:value-type="float">
            <text:p/>
          </table:table-cell>
          <table:table-cell table:formula="of:=MOD([.AE1];32)" office:value-type="float" office:value="12" calcext:value-type="float">
            <text:p/>
          </table:table-cell>
          <table:table-cell table:formula="of:=MOD([.AF1];32)" office:value-type="float" office:value="13" calcext:value-type="float">
            <text:p/>
          </table:table-cell>
          <table:table-cell table:formula="of:=MOD([.AG1];32)" office:value-type="float" office:value="14" calcext:value-type="float">
            <text:p/>
          </table:table-cell>
          <table:table-cell table:formula="of:=MOD([.AH1];32)" office:value-type="float" office:value="15" calcext:value-type="float">
            <text:p/>
          </table:table-cell>
          <table:table-cell table:formula="of:=MOD([.AI1];32)" office:value-type="float" office:value="16" calcext:value-type="float">
            <text:p/>
          </table:table-cell>
          <table:table-cell table:formula="of:=MOD([.AJ1];32)" office:value-type="float" office:value="17" calcext:value-type="float">
            <text:p/>
          </table:table-cell>
          <table:table-cell table:formula="of:=MOD([.AK1];32)" office:value-type="float" office:value="18" calcext:value-type="float">
            <text:p/>
          </table:table-cell>
          <table:table-cell table:formula="of:=MOD([.AL1];32)" office:value-type="float" office:value="19" calcext:value-type="float">
            <text:p/>
          </table:table-cell>
          <table:table-cell table:formula="of:=MOD([.AM1];32)" office:value-type="float" office:value="20" calcext:value-type="float">
            <text:p/>
          </table:table-cell>
          <table:table-cell table:formula="of:=MOD([.AN1];32)" office:value-type="float" office:value="21" calcext:value-type="float">
            <text:p/>
          </table:table-cell>
          <table:table-cell table:formula="of:=MOD([.AO1];32)" office:value-type="float" office:value="22" calcext:value-type="float">
            <text:p/>
          </table:table-cell>
          <table:table-cell table:formula="of:=MOD([.AP1];32)" office:value-type="float" office:value="23" calcext:value-type="float">
            <text:p/>
          </table:table-cell>
          <table:table-cell table:formula="of:=MOD([.AQ1];32)" office:value-type="float" office:value="24" calcext:value-type="float">
            <text:p/>
          </table:table-cell>
          <table:table-cell table:formula="of:=MOD([.AR1];32)" office:value-type="float" office:value="25" calcext:value-type="float">
            <text:p/>
          </table:table-cell>
          <table:table-cell table:formula="of:=MOD([.AS1];32)" office:value-type="float" office:value="26" calcext:value-type="float">
            <text:p/>
          </table:table-cell>
          <table:table-cell table:formula="of:=MOD([.AT1];32)" office:value-type="float" office:value="27" calcext:value-type="float">
            <text:p/>
          </table:table-cell>
          <table:table-cell table:formula="of:=MOD([.AU1];32)" office:value-type="float" office:value="28" calcext:value-type="float">
            <text:p/>
          </table:table-cell>
          <table:table-cell table:formula="of:=MOD([.AV1];32)" office:value-type="float" office:value="29" calcext:value-type="float">
            <text:p/>
          </table:table-cell>
          <table:table-cell table:formula="of:=MOD([.AW1];32)" office:value-type="float" office:value="30" calcext:value-type="float">
            <text:p/>
          </table:table-cell>
          <table:table-cell table:formula="of:=MOD([.AX1];32)" office:value-type="float" office:value="31" calcext:value-type="float">
            <text:p/>
          </table:table-cell>
          <table:table-cell table:formula="of:=MOD([.AY1];32)" office:value-type="float" office:value="0" calcext:value-type="float">
            <text:p/>
          </table:table-cell>
          <table:table-cell table:formula="of:=MOD([.AZ1];32)" office:value-type="float" office:value="1" calcext:value-type="float">
            <text:p/>
          </table:table-cell>
          <table:table-cell table:formula="of:=MOD([.BA1];32)" office:value-type="float" office:value="2" calcext:value-type="float">
            <text:p/>
          </table:table-cell>
          <table:table-cell table:formula="of:=MOD([.BB1];32)" office:value-type="float" office:value="3" calcext:value-type="float">
            <text:p/>
          </table:table-cell>
          <table:table-cell table:formula="of:=MOD([.BC1];32)" office:value-type="float" office:value="4" calcext:value-type="float">
            <text:p/>
          </table:table-cell>
          <table:table-cell table:formula="of:=MOD([.BD1];32)" office:value-type="float" office:value="5" calcext:value-type="float">
            <text:p/>
          </table:table-cell>
          <table:table-cell table:formula="of:=MOD([.BE1];32)" office:value-type="float" office:value="6" calcext:value-type="float">
            <text:p/>
          </table:table-cell>
          <table:table-cell table:formula="of:=MOD([.BF1];32)" office:value-type="float" office:value="7" calcext:value-type="float">
            <text:p/>
          </table:table-cell>
          <table:table-cell table:formula="of:=MOD([.BG1];32)" office:value-type="float" office:value="8" calcext:value-type="float">
            <text:p/>
          </table:table-cell>
          <table:table-cell table:formula="of:=MOD([.BH1];32)" office:value-type="float" office:value="9" calcext:value-type="float">
            <text:p/>
          </table:table-cell>
          <table:table-cell table:formula="of:=MOD([.BI1];32)" office:value-type="float" office:value="10" calcext:value-type="float">
            <text:p/>
          </table:table-cell>
          <table:table-cell table:formula="of:=MOD([.BJ1];32)" office:value-type="float" office:value="11" calcext:value-type="float">
            <text:p/>
          </table:table-cell>
          <table:table-cell table:formula="of:=MOD([.BK1];32)" office:value-type="float" office:value="12" calcext:value-type="float">
            <text:p/>
          </table:table-cell>
          <table:table-cell table:formula="of:=MOD([.BL1];32)" office:value-type="float" office:value="13" calcext:value-type="float">
            <text:p/>
          </table:table-cell>
          <table:table-cell table:formula="of:=MOD([.BM1];32)" office:value-type="float" office:value="14" calcext:value-type="float">
            <text:p/>
          </table:table-cell>
          <table:table-cell table:formula="of:=MOD([.BN1];32)" office:value-type="float" office:value="15" calcext:value-type="float">
            <text:p/>
          </table:table-cell>
          <table:table-cell table:formula="of:=MOD([.BO1];32)" office:value-type="float" office:value="16" calcext:value-type="float">
            <text:p/>
          </table:table-cell>
          <table:table-cell table:formula="of:=MOD([.BP1];32)" office:value-type="float" office:value="17" calcext:value-type="float">
            <text:p/>
          </table:table-cell>
          <table:table-cell table:formula="of:=MOD([.BQ1];32)" office:value-type="float" office:value="18" calcext:value-type="float">
            <text:p/>
          </table:table-cell>
          <table:table-cell table:formula="of:=MOD([.BR1];32)" office:value-type="float" office:value="19" calcext:value-type="float">
            <text:p/>
          </table:table-cell>
          <table:table-cell table:formula="of:=MOD([.BS1];32)" office:value-type="float" office:value="20" calcext:value-type="float">
            <text:p/>
          </table:table-cell>
          <table:table-cell table:formula="of:=MOD([.BT1];32)" office:value-type="float" office:value="21" calcext:value-type="float">
            <text:p/>
          </table:table-cell>
          <table:table-cell table:formula="of:=MOD([.BU1];32)" office:value-type="float" office:value="22" calcext:value-type="float">
            <text:p/>
          </table:table-cell>
          <table:table-cell table:formula="of:=MOD([.BV1];32)" office:value-type="float" office:value="23" calcext:value-type="float">
            <text:p/>
          </table:table-cell>
          <table:table-cell table:formula="of:=MOD([.BW1];32)" office:value-type="float" office:value="24" calcext:value-type="float">
            <text:p/>
          </table:table-cell>
          <table:table-cell table:formula="of:=MOD([.BX1];32)" office:value-type="float" office:value="25" calcext:value-type="float">
            <text:p/>
          </table:table-cell>
          <table:table-cell table:formula="of:=MOD([.BY1];32)" office:value-type="float" office:value="26" calcext:value-type="float">
            <text:p/>
          </table:table-cell>
          <table:table-cell table:formula="of:=MOD([.BZ1];32)" office:value-type="float" office:value="27" calcext:value-type="float">
            <text:p/>
          </table:table-cell>
          <table:table-cell table:formula="of:=MOD([.CA1];32)" office:value-type="float" office:value="28" calcext:value-type="float">
            <text:p/>
          </table:table-cell>
          <table:table-cell table:formula="of:=MOD([.CB1];32)" office:value-type="float" office:value="29" calcext:value-type="float">
            <text:p/>
          </table:table-cell>
          <table:table-cell table:formula="of:=MOD([.CC1];32)" office:value-type="float" office:value="30" calcext:value-type="float">
            <text:p/>
          </table:table-cell>
          <table:table-cell table:formula="of:=MOD([.CD1];32)" office:value-type="float" office:value="31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table:number-columns-repeated="10"/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Bonus / Malus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7" table:formula="of:=[.BW51]" office:value-type="float" office:value="-20" calcext:value-type="float">
            <text:p/>
          </table:table-cell>
          <table:table-cell table:style-name="ce7" table:formula="of:=[.BX51]" office:value-type="float" office:value="-10" calcext:value-type="float">
            <text:p/>
          </table:table-cell>
          <table:table-cell table:style-name="ce7" table:formula="of:=[.BY51]" office:value-type="float" office:value="-10" calcext:value-type="float">
            <text:p/>
          </table:table-cell>
          <table:table-cell table:style-name="ce7" table:formula="of:=[.BZ51]" office:value-type="float" office:value="-10" calcext:value-type="float">
            <text:p/>
          </table:table-cell>
          <table:table-cell table:style-name="ce7" table:formula="of:=[.CA51]" office:value-type="float" office:value="-10" calcext:value-type="float">
            <text:p/>
          </table:table-cell>
          <table:table-cell table:style-name="ce7" table:formula="of:=[.CB51]" office:value-type="float" office:value="-10" calcext:value-type="float">
            <text:p/>
          </table:table-cell>
          <table:table-cell table:style-name="ce7" table:formula="of:=[.CC51]" office:value-type="float" office:value="-10" calcext:value-type="float">
            <text:p/>
          </table:table-cell>
          <table:table-cell table:style-name="ce7" table:formula="of:=[.CD51]" office:value-type="float" office:value="-2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0xFF818181818181FF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&quot;{&quot;&quot;name&quot;&quot; : &quot;&quot;&quot; &amp; [.M4] &amp; &quot;&quot;&quot;, &quot;&quot;zone&quot;&quot; : &quot;&quot;&quot;&amp;[.N4]&amp;&quot;&quot;&quot;, &quot;&quot;value&quot;&quot; : &quot;&amp;[.O4]&amp;&quot;}&quot;" office:value-type="string" office:string-value="{&quot;name&quot; : &quot;border&quot;, &quot;zone&quot; : &quot;0xFF818181818181FF&quot;, &quot;value&quot; : -10}" calcext:value-type="string">
            <text:p>{"name" : "border", "zone" : "0xFF818181818181FF", "value" : -10}</text:p>
          </table:table-cell>
          <table:table-cell table:formula="of:=DECIMAL(LEFT([.N4];10) ;16)" office:value-type="float" office:value="4286677377" calcext:value-type="float">
            <text:p/>
          </table:table-cell>
          <table:table-cell table:formula="of:=DECIMAL(RIGHT([.N4];8) ;16)" office:value-type="float" office:value="2172748287" calcext:value-type="float">
            <text:p/>
          </table:table-cell>
          <table:table-cell table:formula="of:=IF(BITAND([.$R4];BITLSHIFT(1;[.S$2]))&gt;0;1;0)*[.$O4]" office:value-type="float" office:value="-10" calcext:value-type="float">
            <text:p/>
          </table:table-cell>
          <table:table-cell table:formula="of:=IF(BITAND([.$R4];BITLSHIFT(1;[.T$2]))&gt;0;1;0)*[.$O4]" office:value-type="float" office:value="-10" calcext:value-type="float">
            <text:p/>
          </table:table-cell>
          <table:table-cell table:formula="of:=IF(BITAND([.$R4];BITLSHIFT(1;[.U$2]))&gt;0;1;0)*[.$O4]" office:value-type="float" office:value="-10" calcext:value-type="float">
            <text:p/>
          </table:table-cell>
          <table:table-cell table:formula="of:=IF(BITAND([.$R4];BITLSHIFT(1;[.V$2]))&gt;0;1;0)*[.$O4]" office:value-type="float" office:value="-10" calcext:value-type="float">
            <text:p/>
          </table:table-cell>
          <table:table-cell table:formula="of:=IF(BITAND([.$R4];BITLSHIFT(1;[.W$2]))&gt;0;1;0)*[.$O4]" office:value-type="float" office:value="-10" calcext:value-type="float">
            <text:p/>
          </table:table-cell>
          <table:table-cell table:formula="of:=IF(BITAND([.$R4];BITLSHIFT(1;[.X$2]))&gt;0;1;0)*[.$O4]" office:value-type="float" office:value="-10" calcext:value-type="float">
            <text:p/>
          </table:table-cell>
          <table:table-cell table:formula="of:=IF(BITAND([.$R4];BITLSHIFT(1;[.Y$2]))&gt;0;1;0)*[.$O4]" office:value-type="float" office:value="-10" calcext:value-type="float">
            <text:p/>
          </table:table-cell>
          <table:table-cell table:formula="of:=IF(BITAND([.$R4];BITLSHIFT(1;[.Z$2]))&gt;0;1;0)*[.$O4]" office:value-type="float" office:value="-10" calcext:value-type="float">
            <text:p/>
          </table:table-cell>
          <table:table-cell table:formula="of:=IF(BITAND([.$R4];BITLSHIFT(1;[.AA$2]))&gt;0;1;0)*[.$O4]" office:value-type="float" office:value="-10" calcext:value-type="float">
            <text:p/>
          </table:table-cell>
          <table:table-cell table:formula="of:=IF(BITAND([.$R4];BITLSHIFT(1;[.AB$2]))&gt;0;1;0)*[.$O4]" office:value-type="float" office:value="-0" calcext:value-type="float">
            <text:p/>
          </table:table-cell>
          <table:table-cell table:formula="of:=IF(BITAND([.$R4];BITLSHIFT(1;[.AC$2]))&gt;0;1;0)*[.$O4]" office:value-type="float" office:value="-0" calcext:value-type="float">
            <text:p/>
          </table:table-cell>
          <table:table-cell table:formula="of:=IF(BITAND([.$R4];BITLSHIFT(1;[.AD$2]))&gt;0;1;0)*[.$O4]" office:value-type="float" office:value="-0" calcext:value-type="float">
            <text:p/>
          </table:table-cell>
          <table:table-cell table:formula="of:=IF(BITAND([.$R4];BITLSHIFT(1;[.AE$2]))&gt;0;1;0)*[.$O4]" office:value-type="float" office:value="-0" calcext:value-type="float">
            <text:p/>
          </table:table-cell>
          <table:table-cell table:formula="of:=IF(BITAND([.$R4];BITLSHIFT(1;[.AF$2]))&gt;0;1;0)*[.$O4]" office:value-type="float" office:value="-0" calcext:value-type="float">
            <text:p/>
          </table:table-cell>
          <table:table-cell table:formula="of:=IF(BITAND([.$R4];BITLSHIFT(1;[.AG$2]))&gt;0;1;0)*[.$O4]" office:value-type="float" office:value="-0" calcext:value-type="float">
            <text:p/>
          </table:table-cell>
          <table:table-cell table:formula="of:=IF(BITAND([.$R4];BITLSHIFT(1;[.AH$2]))&gt;0;1;0)*[.$O4]" office:value-type="float" office:value="-10" calcext:value-type="float">
            <text:p/>
          </table:table-cell>
          <table:table-cell table:formula="of:=IF(BITAND([.$R4];BITLSHIFT(1;[.AI$2]))&gt;0;1;0)*[.$O4]" office:value-type="float" office:value="-10" calcext:value-type="float">
            <text:p/>
          </table:table-cell>
          <table:table-cell table:formula="of:=IF(BITAND([.$R4];BITLSHIFT(1;[.AJ$2]))&gt;0;1;0)*[.$O4]" office:value-type="float" office:value="-0" calcext:value-type="float">
            <text:p/>
          </table:table-cell>
          <table:table-cell table:formula="of:=IF(BITAND([.$R4];BITLSHIFT(1;[.AK$2]))&gt;0;1;0)*[.$O4]" office:value-type="float" office:value="-0" calcext:value-type="float">
            <text:p/>
          </table:table-cell>
          <table:table-cell table:formula="of:=IF(BITAND([.$R4];BITLSHIFT(1;[.AL$2]))&gt;0;1;0)*[.$O4]" office:value-type="float" office:value="-0" calcext:value-type="float">
            <text:p/>
          </table:table-cell>
          <table:table-cell table:formula="of:=IF(BITAND([.$R4];BITLSHIFT(1;[.AM$2]))&gt;0;1;0)*[.$O4]" office:value-type="float" office:value="-0" calcext:value-type="float">
            <text:p/>
          </table:table-cell>
          <table:table-cell table:formula="of:=IF(BITAND([.$R4];BITLSHIFT(1;[.AN$2]))&gt;0;1;0)*[.$O4]" office:value-type="float" office:value="-0" calcext:value-type="float">
            <text:p/>
          </table:table-cell>
          <table:table-cell table:formula="of:=IF(BITAND([.$R4];BITLSHIFT(1;[.AO$2]))&gt;0;1;0)*[.$O4]" office:value-type="float" office:value="-0" calcext:value-type="float">
            <text:p/>
          </table:table-cell>
          <table:table-cell table:formula="of:=IF(BITAND([.$R4];BITLSHIFT(1;[.AP$2]))&gt;0;1;0)*[.$O4]" office:value-type="float" office:value="-10" calcext:value-type="float">
            <text:p/>
          </table:table-cell>
          <table:table-cell table:formula="of:=IF(BITAND([.$R4];BITLSHIFT(1;[.AQ$2]))&gt;0;1;0)*[.$O4]" office:value-type="float" office:value="-10" calcext:value-type="float">
            <text:p/>
          </table:table-cell>
          <table:table-cell table:formula="of:=IF(BITAND([.$R4];BITLSHIFT(1;[.AR$2]))&gt;0;1;0)*[.$O4]" office:value-type="float" office:value="-0" calcext:value-type="float">
            <text:p/>
          </table:table-cell>
          <table:table-cell table:formula="of:=IF(BITAND([.$R4];BITLSHIFT(1;[.AS$2]))&gt;0;1;0)*[.$O4]" office:value-type="float" office:value="-0" calcext:value-type="float">
            <text:p/>
          </table:table-cell>
          <table:table-cell table:formula="of:=IF(BITAND([.$R4];BITLSHIFT(1;[.AT$2]))&gt;0;1;0)*[.$O4]" office:value-type="float" office:value="-0" calcext:value-type="float">
            <text:p/>
          </table:table-cell>
          <table:table-cell table:formula="of:=IF(BITAND([.$R4];BITLSHIFT(1;[.AU$2]))&gt;0;1;0)*[.$O4]" office:value-type="float" office:value="-0" calcext:value-type="float">
            <text:p/>
          </table:table-cell>
          <table:table-cell table:formula="of:=IF(BITAND([.$R4];BITLSHIFT(1;[.AV$2]))&gt;0;1;0)*[.$O4]" office:value-type="float" office:value="-0" calcext:value-type="float">
            <text:p/>
          </table:table-cell>
          <table:table-cell table:formula="of:=IF(BITAND([.$R4];BITLSHIFT(1;[.AW$2]))&gt;0;1;0)*[.$O4]" office:value-type="float" office:value="-0" calcext:value-type="float">
            <text:p/>
          </table:table-cell>
          <table:table-cell table:formula="of:=IF(BITAND([.$R4];BITLSHIFT(1;[.AX$2]))&gt;0;1;0)*[.$O4]" office:value-type="float" office:value="-10" calcext:value-type="float">
            <text:p/>
          </table:table-cell>
          <table:table-cell table:formula="of:=IF(BITAND([.$Q4];BITLSHIFT(1;[.AY$2]))&gt;0;1;0)*[.$O4]" office:value-type="float" office:value="-10" calcext:value-type="float">
            <text:p/>
          </table:table-cell>
          <table:table-cell table:formula="of:=IF(BITAND([.$Q4];BITLSHIFT(1;[.AZ$2]))&gt;0;1;0)*[.$O4]" office:value-type="float" office:value="-0" calcext:value-type="float">
            <text:p/>
          </table:table-cell>
          <table:table-cell table:formula="of:=IF(BITAND([.$Q4];BITLSHIFT(1;[.BA$2]))&gt;0;1;0)*[.$O4]" office:value-type="float" office:value="-0" calcext:value-type="float">
            <text:p/>
          </table:table-cell>
          <table:table-cell table:formula="of:=IF(BITAND([.$Q4];BITLSHIFT(1;[.BB$2]))&gt;0;1;0)*[.$O4]" office:value-type="float" office:value="-0" calcext:value-type="float">
            <text:p/>
          </table:table-cell>
          <table:table-cell table:formula="of:=IF(BITAND([.$Q4];BITLSHIFT(1;[.BC$2]))&gt;0;1;0)*[.$O4]" office:value-type="float" office:value="-0" calcext:value-type="float">
            <text:p/>
          </table:table-cell>
          <table:table-cell table:formula="of:=IF(BITAND([.$Q4];BITLSHIFT(1;[.BD$2]))&gt;0;1;0)*[.$O4]" office:value-type="float" office:value="-0" calcext:value-type="float">
            <text:p/>
          </table:table-cell>
          <table:table-cell table:formula="of:=IF(BITAND([.$Q4];BITLSHIFT(1;[.BE$2]))&gt;0;1;0)*[.$O4]" office:value-type="float" office:value="-0" calcext:value-type="float">
            <text:p/>
          </table:table-cell>
          <table:table-cell table:formula="of:=IF(BITAND([.$Q4];BITLSHIFT(1;[.BF$2]))&gt;0;1;0)*[.$O4]" office:value-type="float" office:value="-10" calcext:value-type="float">
            <text:p/>
          </table:table-cell>
          <table:table-cell table:formula="of:=IF(BITAND([.$Q4];BITLSHIFT(1;[.BG$2]))&gt;0;1;0)*[.$O4]" office:value-type="float" office:value="-10" calcext:value-type="float">
            <text:p/>
          </table:table-cell>
          <table:table-cell table:formula="of:=IF(BITAND([.$Q4];BITLSHIFT(1;[.BH$2]))&gt;0;1;0)*[.$O4]" office:value-type="float" office:value="-0" calcext:value-type="float">
            <text:p/>
          </table:table-cell>
          <table:table-cell table:formula="of:=IF(BITAND([.$Q4];BITLSHIFT(1;[.BI$2]))&gt;0;1;0)*[.$O4]" office:value-type="float" office:value="-0" calcext:value-type="float">
            <text:p/>
          </table:table-cell>
          <table:table-cell table:formula="of:=IF(BITAND([.$Q4];BITLSHIFT(1;[.BJ$2]))&gt;0;1;0)*[.$O4]" office:value-type="float" office:value="-0" calcext:value-type="float">
            <text:p/>
          </table:table-cell>
          <table:table-cell table:formula="of:=IF(BITAND([.$Q4];BITLSHIFT(1;[.BK$2]))&gt;0;1;0)*[.$O4]" office:value-type="float" office:value="-0" calcext:value-type="float">
            <text:p/>
          </table:table-cell>
          <table:table-cell table:formula="of:=IF(BITAND([.$Q4];BITLSHIFT(1;[.BL$2]))&gt;0;1;0)*[.$O4]" office:value-type="float" office:value="-0" calcext:value-type="float">
            <text:p/>
          </table:table-cell>
          <table:table-cell table:formula="of:=IF(BITAND([.$Q4];BITLSHIFT(1;[.BM$2]))&gt;0;1;0)*[.$O4]" office:value-type="float" office:value="-0" calcext:value-type="float">
            <text:p/>
          </table:table-cell>
          <table:table-cell table:formula="of:=IF(BITAND([.$Q4];BITLSHIFT(1;[.BN$2]))&gt;0;1;0)*[.$O4]" office:value-type="float" office:value="-10" calcext:value-type="float">
            <text:p/>
          </table:table-cell>
          <table:table-cell table:formula="of:=IF(BITAND([.$Q4];BITLSHIFT(1;[.BO$2]))&gt;0;1;0)*[.$O4]" office:value-type="float" office:value="-10" calcext:value-type="float">
            <text:p/>
          </table:table-cell>
          <table:table-cell table:formula="of:=IF(BITAND([.$Q4];BITLSHIFT(1;[.BP$2]))&gt;0;1;0)*[.$O4]" office:value-type="float" office:value="-0" calcext:value-type="float">
            <text:p/>
          </table:table-cell>
          <table:table-cell table:formula="of:=IF(BITAND([.$Q4];BITLSHIFT(1;[.BQ$2]))&gt;0;1;0)*[.$O4]" office:value-type="float" office:value="-0" calcext:value-type="float">
            <text:p/>
          </table:table-cell>
          <table:table-cell table:formula="of:=IF(BITAND([.$Q4];BITLSHIFT(1;[.BR$2]))&gt;0;1;0)*[.$O4]" office:value-type="float" office:value="-0" calcext:value-type="float">
            <text:p/>
          </table:table-cell>
          <table:table-cell table:formula="of:=IF(BITAND([.$Q4];BITLSHIFT(1;[.BS$2]))&gt;0;1;0)*[.$O4]" office:value-type="float" office:value="-0" calcext:value-type="float">
            <text:p/>
          </table:table-cell>
          <table:table-cell table:formula="of:=IF(BITAND([.$Q4];BITLSHIFT(1;[.BT$2]))&gt;0;1;0)*[.$O4]" office:value-type="float" office:value="-0" calcext:value-type="float">
            <text:p/>
          </table:table-cell>
          <table:table-cell table:formula="of:=IF(BITAND([.$Q4];BITLSHIFT(1;[.BU$2]))&gt;0;1;0)*[.$O4]" office:value-type="float" office:value="-0" calcext:value-type="float">
            <text:p/>
          </table:table-cell>
          <table:table-cell table:formula="of:=IF(BITAND([.$Q4];BITLSHIFT(1;[.BV$2]))&gt;0;1;0)*[.$O4]" office:value-type="float" office:value="-10" calcext:value-type="float">
            <text:p/>
          </table:table-cell>
          <table:table-cell table:formula="of:=IF(BITAND([.$Q4];BITLSHIFT(1;[.BW$2]))&gt;0;1;0)*[.$O4]" office:value-type="float" office:value="-10" calcext:value-type="float">
            <text:p/>
          </table:table-cell>
          <table:table-cell table:formula="of:=IF(BITAND([.$Q4];BITLSHIFT(1;[.BX$2]))&gt;0;1;0)*[.$O4]" office:value-type="float" office:value="-10" calcext:value-type="float">
            <text:p/>
          </table:table-cell>
          <table:table-cell table:formula="of:=IF(BITAND([.$Q4];BITLSHIFT(1;[.BY$2]))&gt;0;1;0)*[.$O4]" office:value-type="float" office:value="-10" calcext:value-type="float">
            <text:p/>
          </table:table-cell>
          <table:table-cell table:formula="of:=IF(BITAND([.$Q4];BITLSHIFT(1;[.BZ$2]))&gt;0;1;0)*[.$O4]" office:value-type="float" office:value="-10" calcext:value-type="float">
            <text:p/>
          </table:table-cell>
          <table:table-cell table:formula="of:=IF(BITAND([.$Q4];BITLSHIFT(1;[.CA$2]))&gt;0;1;0)*[.$O4]" office:value-type="float" office:value="-10" calcext:value-type="float">
            <text:p/>
          </table:table-cell>
          <table:table-cell table:formula="of:=IF(BITAND([.$Q4];BITLSHIFT(1;[.CB$2]))&gt;0;1;0)*[.$O4]" office:value-type="float" office:value="-10" calcext:value-type="float">
            <text:p/>
          </table:table-cell>
          <table:table-cell table:formula="of:=IF(BITAND([.$Q4];BITLSHIFT(1;[.CC$2]))&gt;0;1;0)*[.$O4]" office:value-type="float" office:value="-10" calcext:value-type="float">
            <text:p/>
          </table:table-cell>
          <table:table-cell table:formula="of:=IF(BITAND([.$Q4];BITLSHIFT(1;[.CD$2]))&gt;0;1;0)*[.$O4]" office:value-type="float" office:value="-1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7" table:formula="of:=[.BO51]" office:value-type="float" office:value="-10" calcext:value-type="float">
            <text:p/>
          </table:table-cell>
          <table:table-cell table:style-name="ce7" table:formula="of:=[.BP51]" office:value-type="float" office:value="0" calcext:value-type="float">
            <text:p/>
          </table:table-cell>
          <table:table-cell table:style-name="ce7" table:formula="of:=[.BQ51]" office:value-type="float" office:value="0" calcext:value-type="float">
            <text:p/>
          </table:table-cell>
          <table:table-cell table:style-name="ce7" table:formula="of:=[.BR51]" office:value-type="float" office:value="0" calcext:value-type="float">
            <text:p/>
          </table:table-cell>
          <table:table-cell table:style-name="ce7" table:formula="of:=[.BS51]" office:value-type="float" office:value="0" calcext:value-type="float">
            <text:p/>
          </table:table-cell>
          <table:table-cell table:style-name="ce7" table:formula="of:=[.BT51]" office:value-type="float" office:value="0" calcext:value-type="float">
            <text:p/>
          </table:table-cell>
          <table:table-cell table:style-name="ce7" table:formula="of:=[.BU51]" office:value-type="float" office:value="0" calcext:value-type="float">
            <text:p/>
          </table:table-cell>
          <table:table-cell table:style-name="ce7" table:formula="of:=[.BV51]" office:value-type="float" office:value="-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Corners</text:p>
          </table:table-cell>
          <table:table-cell table:style-name="ce4" office:value-type="string" calcext:value-type="string">
            <text:p>0x8100000000000081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&quot;{&quot;&quot;name&quot;&quot; : &quot;&quot;&quot; &amp; [.M5] &amp; &quot;&quot;&quot;, &quot;&quot;zone&quot;&quot; : &quot;&quot;&quot;&amp;[.N5]&amp;&quot;&quot;&quot;, &quot;&quot;value&quot;&quot; : &quot;&amp;[.O5]&amp;&quot;}&quot;" office:value-type="string" office:string-value="{&quot;name&quot; : &quot;Corners&quot;, &quot;zone&quot; : &quot;0x8100000000000081&quot;, &quot;value&quot; : -10}" calcext:value-type="string">
            <text:p>{"name" : "Corners", "zone" : "0x8100000000000081", "value" : -10}</text:p>
          </table:table-cell>
          <table:table-cell table:formula="of:=DECIMAL(LEFT([.N5];10) ;16)" office:value-type="float" office:value="2164260864" calcext:value-type="float">
            <text:p/>
          </table:table-cell>
          <table:table-cell table:formula="of:=DECIMAL(RIGHT([.N5];8) ;16)" office:value-type="float" office:value="129" calcext:value-type="float">
            <text:p/>
          </table:table-cell>
          <table:table-cell table:formula="of:=IF(BITAND([.$R5];BITLSHIFT(1;[.S$2]))&gt;0;1;0)*[.$O5]" office:value-type="float" office:value="-10" calcext:value-type="float">
            <text:p/>
          </table:table-cell>
          <table:table-cell table:formula="of:=IF(BITAND([.$R5];BITLSHIFT(1;[.T$2]))&gt;0;1;0)*[.$O5]" office:value-type="float" office:value="-0" calcext:value-type="float">
            <text:p/>
          </table:table-cell>
          <table:table-cell table:formula="of:=IF(BITAND([.$R5];BITLSHIFT(1;[.U$2]))&gt;0;1;0)*[.$O5]" office:value-type="float" office:value="-0" calcext:value-type="float">
            <text:p/>
          </table:table-cell>
          <table:table-cell table:formula="of:=IF(BITAND([.$R5];BITLSHIFT(1;[.V$2]))&gt;0;1;0)*[.$O5]" office:value-type="float" office:value="-0" calcext:value-type="float">
            <text:p/>
          </table:table-cell>
          <table:table-cell table:formula="of:=IF(BITAND([.$R5];BITLSHIFT(1;[.W$2]))&gt;0;1;0)*[.$O5]" office:value-type="float" office:value="-0" calcext:value-type="float">
            <text:p/>
          </table:table-cell>
          <table:table-cell table:formula="of:=IF(BITAND([.$R5];BITLSHIFT(1;[.X$2]))&gt;0;1;0)*[.$O5]" office:value-type="float" office:value="-0" calcext:value-type="float">
            <text:p/>
          </table:table-cell>
          <table:table-cell table:formula="of:=IF(BITAND([.$R5];BITLSHIFT(1;[.Y$2]))&gt;0;1;0)*[.$O5]" office:value-type="float" office:value="-0" calcext:value-type="float">
            <text:p/>
          </table:table-cell>
          <table:table-cell table:formula="of:=IF(BITAND([.$R5];BITLSHIFT(1;[.Z$2]))&gt;0;1;0)*[.$O5]" office:value-type="float" office:value="-10" calcext:value-type="float">
            <text:p/>
          </table:table-cell>
          <table:table-cell table:formula="of:=IF(BITAND([.$R5];BITLSHIFT(1;[.AA$2]))&gt;0;1;0)*[.$O5]" office:value-type="float" office:value="-0" calcext:value-type="float">
            <text:p/>
          </table:table-cell>
          <table:table-cell table:formula="of:=IF(BITAND([.$R5];BITLSHIFT(1;[.AB$2]))&gt;0;1;0)*[.$O5]" office:value-type="float" office:value="-0" calcext:value-type="float">
            <text:p/>
          </table:table-cell>
          <table:table-cell table:formula="of:=IF(BITAND([.$R5];BITLSHIFT(1;[.AC$2]))&gt;0;1;0)*[.$O5]" office:value-type="float" office:value="-0" calcext:value-type="float">
            <text:p/>
          </table:table-cell>
          <table:table-cell table:formula="of:=IF(BITAND([.$R5];BITLSHIFT(1;[.AD$2]))&gt;0;1;0)*[.$O5]" office:value-type="float" office:value="-0" calcext:value-type="float">
            <text:p/>
          </table:table-cell>
          <table:table-cell table:formula="of:=IF(BITAND([.$R5];BITLSHIFT(1;[.AE$2]))&gt;0;1;0)*[.$O5]" office:value-type="float" office:value="-0" calcext:value-type="float">
            <text:p/>
          </table:table-cell>
          <table:table-cell table:formula="of:=IF(BITAND([.$R5];BITLSHIFT(1;[.AF$2]))&gt;0;1;0)*[.$O5]" office:value-type="float" office:value="-0" calcext:value-type="float">
            <text:p/>
          </table:table-cell>
          <table:table-cell table:formula="of:=IF(BITAND([.$R5];BITLSHIFT(1;[.AG$2]))&gt;0;1;0)*[.$O5]" office:value-type="float" office:value="-0" calcext:value-type="float">
            <text:p/>
          </table:table-cell>
          <table:table-cell table:formula="of:=IF(BITAND([.$R5];BITLSHIFT(1;[.AH$2]))&gt;0;1;0)*[.$O5]" office:value-type="float" office:value="-0" calcext:value-type="float">
            <text:p/>
          </table:table-cell>
          <table:table-cell table:formula="of:=IF(BITAND([.$R5];BITLSHIFT(1;[.AI$2]))&gt;0;1;0)*[.$O5]" office:value-type="float" office:value="-0" calcext:value-type="float">
            <text:p/>
          </table:table-cell>
          <table:table-cell table:formula="of:=IF(BITAND([.$R5];BITLSHIFT(1;[.AJ$2]))&gt;0;1;0)*[.$O5]" office:value-type="float" office:value="-0" calcext:value-type="float">
            <text:p/>
          </table:table-cell>
          <table:table-cell table:formula="of:=IF(BITAND([.$R5];BITLSHIFT(1;[.AK$2]))&gt;0;1;0)*[.$O5]" office:value-type="float" office:value="-0" calcext:value-type="float">
            <text:p/>
          </table:table-cell>
          <table:table-cell table:formula="of:=IF(BITAND([.$R5];BITLSHIFT(1;[.AL$2]))&gt;0;1;0)*[.$O5]" office:value-type="float" office:value="-0" calcext:value-type="float">
            <text:p/>
          </table:table-cell>
          <table:table-cell table:formula="of:=IF(BITAND([.$R5];BITLSHIFT(1;[.AM$2]))&gt;0;1;0)*[.$O5]" office:value-type="float" office:value="-0" calcext:value-type="float">
            <text:p/>
          </table:table-cell>
          <table:table-cell table:formula="of:=IF(BITAND([.$R5];BITLSHIFT(1;[.AN$2]))&gt;0;1;0)*[.$O5]" office:value-type="float" office:value="-0" calcext:value-type="float">
            <text:p/>
          </table:table-cell>
          <table:table-cell table:formula="of:=IF(BITAND([.$R5];BITLSHIFT(1;[.AO$2]))&gt;0;1;0)*[.$O5]" office:value-type="float" office:value="-0" calcext:value-type="float">
            <text:p/>
          </table:table-cell>
          <table:table-cell table:formula="of:=IF(BITAND([.$R5];BITLSHIFT(1;[.AP$2]))&gt;0;1;0)*[.$O5]" office:value-type="float" office:value="-0" calcext:value-type="float">
            <text:p/>
          </table:table-cell>
          <table:table-cell table:formula="of:=IF(BITAND([.$R5];BITLSHIFT(1;[.AQ$2]))&gt;0;1;0)*[.$O5]" office:value-type="float" office:value="-0" calcext:value-type="float">
            <text:p/>
          </table:table-cell>
          <table:table-cell table:formula="of:=IF(BITAND([.$R5];BITLSHIFT(1;[.AR$2]))&gt;0;1;0)*[.$O5]" office:value-type="float" office:value="-0" calcext:value-type="float">
            <text:p/>
          </table:table-cell>
          <table:table-cell table:formula="of:=IF(BITAND([.$R5];BITLSHIFT(1;[.AS$2]))&gt;0;1;0)*[.$O5]" office:value-type="float" office:value="-0" calcext:value-type="float">
            <text:p/>
          </table:table-cell>
          <table:table-cell table:formula="of:=IF(BITAND([.$R5];BITLSHIFT(1;[.AT$2]))&gt;0;1;0)*[.$O5]" office:value-type="float" office:value="-0" calcext:value-type="float">
            <text:p/>
          </table:table-cell>
          <table:table-cell table:formula="of:=IF(BITAND([.$R5];BITLSHIFT(1;[.AU$2]))&gt;0;1;0)*[.$O5]" office:value-type="float" office:value="-0" calcext:value-type="float">
            <text:p/>
          </table:table-cell>
          <table:table-cell table:formula="of:=IF(BITAND([.$R5];BITLSHIFT(1;[.AV$2]))&gt;0;1;0)*[.$O5]" office:value-type="float" office:value="-0" calcext:value-type="float">
            <text:p/>
          </table:table-cell>
          <table:table-cell table:formula="of:=IF(BITAND([.$R5];BITLSHIFT(1;[.AW$2]))&gt;0;1;0)*[.$O5]" office:value-type="float" office:value="-0" calcext:value-type="float">
            <text:p/>
          </table:table-cell>
          <table:table-cell table:formula="of:=IF(BITAND([.$R5];BITLSHIFT(1;[.AX$2]))&gt;0;1;0)*[.$O5]" office:value-type="float" office:value="-0" calcext:value-type="float">
            <text:p/>
          </table:table-cell>
          <table:table-cell table:formula="of:=IF(BITAND([.$Q5];BITLSHIFT(1;[.AY$2]))&gt;0;1;0)*[.$O5]" office:value-type="float" office:value="-0" calcext:value-type="float">
            <text:p/>
          </table:table-cell>
          <table:table-cell table:formula="of:=IF(BITAND([.$Q5];BITLSHIFT(1;[.AZ$2]))&gt;0;1;0)*[.$O5]" office:value-type="float" office:value="-0" calcext:value-type="float">
            <text:p/>
          </table:table-cell>
          <table:table-cell table:formula="of:=IF(BITAND([.$Q5];BITLSHIFT(1;[.BA$2]))&gt;0;1;0)*[.$O5]" office:value-type="float" office:value="-0" calcext:value-type="float">
            <text:p/>
          </table:table-cell>
          <table:table-cell table:formula="of:=IF(BITAND([.$Q5];BITLSHIFT(1;[.BB$2]))&gt;0;1;0)*[.$O5]" office:value-type="float" office:value="-0" calcext:value-type="float">
            <text:p/>
          </table:table-cell>
          <table:table-cell table:formula="of:=IF(BITAND([.$Q5];BITLSHIFT(1;[.BC$2]))&gt;0;1;0)*[.$O5]" office:value-type="float" office:value="-0" calcext:value-type="float">
            <text:p/>
          </table:table-cell>
          <table:table-cell table:formula="of:=IF(BITAND([.$Q5];BITLSHIFT(1;[.BD$2]))&gt;0;1;0)*[.$O5]" office:value-type="float" office:value="-0" calcext:value-type="float">
            <text:p/>
          </table:table-cell>
          <table:table-cell table:formula="of:=IF(BITAND([.$Q5];BITLSHIFT(1;[.BE$2]))&gt;0;1;0)*[.$O5]" office:value-type="float" office:value="-0" calcext:value-type="float">
            <text:p/>
          </table:table-cell>
          <table:table-cell table:formula="of:=IF(BITAND([.$Q5];BITLSHIFT(1;[.BF$2]))&gt;0;1;0)*[.$O5]" office:value-type="float" office:value="-0" calcext:value-type="float">
            <text:p/>
          </table:table-cell>
          <table:table-cell table:formula="of:=IF(BITAND([.$Q5];BITLSHIFT(1;[.BG$2]))&gt;0;1;0)*[.$O5]" office:value-type="float" office:value="-0" calcext:value-type="float">
            <text:p/>
          </table:table-cell>
          <table:table-cell table:formula="of:=IF(BITAND([.$Q5];BITLSHIFT(1;[.BH$2]))&gt;0;1;0)*[.$O5]" office:value-type="float" office:value="-0" calcext:value-type="float">
            <text:p/>
          </table:table-cell>
          <table:table-cell table:formula="of:=IF(BITAND([.$Q5];BITLSHIFT(1;[.BI$2]))&gt;0;1;0)*[.$O5]" office:value-type="float" office:value="-0" calcext:value-type="float">
            <text:p/>
          </table:table-cell>
          <table:table-cell table:formula="of:=IF(BITAND([.$Q5];BITLSHIFT(1;[.BJ$2]))&gt;0;1;0)*[.$O5]" office:value-type="float" office:value="-0" calcext:value-type="float">
            <text:p/>
          </table:table-cell>
          <table:table-cell table:formula="of:=IF(BITAND([.$Q5];BITLSHIFT(1;[.BK$2]))&gt;0;1;0)*[.$O5]" office:value-type="float" office:value="-0" calcext:value-type="float">
            <text:p/>
          </table:table-cell>
          <table:table-cell table:formula="of:=IF(BITAND([.$Q5];BITLSHIFT(1;[.BL$2]))&gt;0;1;0)*[.$O5]" office:value-type="float" office:value="-0" calcext:value-type="float">
            <text:p/>
          </table:table-cell>
          <table:table-cell table:formula="of:=IF(BITAND([.$Q5];BITLSHIFT(1;[.BM$2]))&gt;0;1;0)*[.$O5]" office:value-type="float" office:value="-0" calcext:value-type="float">
            <text:p/>
          </table:table-cell>
          <table:table-cell table:formula="of:=IF(BITAND([.$Q5];BITLSHIFT(1;[.BN$2]))&gt;0;1;0)*[.$O5]" office:value-type="float" office:value="-0" calcext:value-type="float">
            <text:p/>
          </table:table-cell>
          <table:table-cell table:formula="of:=IF(BITAND([.$Q5];BITLSHIFT(1;[.BO$2]))&gt;0;1;0)*[.$O5]" office:value-type="float" office:value="-0" calcext:value-type="float">
            <text:p/>
          </table:table-cell>
          <table:table-cell table:formula="of:=IF(BITAND([.$Q5];BITLSHIFT(1;[.BP$2]))&gt;0;1;0)*[.$O5]" office:value-type="float" office:value="-0" calcext:value-type="float">
            <text:p/>
          </table:table-cell>
          <table:table-cell table:formula="of:=IF(BITAND([.$Q5];BITLSHIFT(1;[.BQ$2]))&gt;0;1;0)*[.$O5]" office:value-type="float" office:value="-0" calcext:value-type="float">
            <text:p/>
          </table:table-cell>
          <table:table-cell table:formula="of:=IF(BITAND([.$Q5];BITLSHIFT(1;[.BR$2]))&gt;0;1;0)*[.$O5]" office:value-type="float" office:value="-0" calcext:value-type="float">
            <text:p/>
          </table:table-cell>
          <table:table-cell table:formula="of:=IF(BITAND([.$Q5];BITLSHIFT(1;[.BS$2]))&gt;0;1;0)*[.$O5]" office:value-type="float" office:value="-0" calcext:value-type="float">
            <text:p/>
          </table:table-cell>
          <table:table-cell table:formula="of:=IF(BITAND([.$Q5];BITLSHIFT(1;[.BT$2]))&gt;0;1;0)*[.$O5]" office:value-type="float" office:value="-0" calcext:value-type="float">
            <text:p/>
          </table:table-cell>
          <table:table-cell table:formula="of:=IF(BITAND([.$Q5];BITLSHIFT(1;[.BU$2]))&gt;0;1;0)*[.$O5]" office:value-type="float" office:value="-0" calcext:value-type="float">
            <text:p/>
          </table:table-cell>
          <table:table-cell table:formula="of:=IF(BITAND([.$Q5];BITLSHIFT(1;[.BV$2]))&gt;0;1;0)*[.$O5]" office:value-type="float" office:value="-0" calcext:value-type="float">
            <text:p/>
          </table:table-cell>
          <table:table-cell table:formula="of:=IF(BITAND([.$Q5];BITLSHIFT(1;[.BW$2]))&gt;0;1;0)*[.$O5]" office:value-type="float" office:value="-10" calcext:value-type="float">
            <text:p/>
          </table:table-cell>
          <table:table-cell table:formula="of:=IF(BITAND([.$Q5];BITLSHIFT(1;[.BX$2]))&gt;0;1;0)*[.$O5]" office:value-type="float" office:value="-0" calcext:value-type="float">
            <text:p/>
          </table:table-cell>
          <table:table-cell table:formula="of:=IF(BITAND([.$Q5];BITLSHIFT(1;[.BY$2]))&gt;0;1;0)*[.$O5]" office:value-type="float" office:value="-0" calcext:value-type="float">
            <text:p/>
          </table:table-cell>
          <table:table-cell table:formula="of:=IF(BITAND([.$Q5];BITLSHIFT(1;[.BZ$2]))&gt;0;1;0)*[.$O5]" office:value-type="float" office:value="-0" calcext:value-type="float">
            <text:p/>
          </table:table-cell>
          <table:table-cell table:formula="of:=IF(BITAND([.$Q5];BITLSHIFT(1;[.CA$2]))&gt;0;1;0)*[.$O5]" office:value-type="float" office:value="-0" calcext:value-type="float">
            <text:p/>
          </table:table-cell>
          <table:table-cell table:formula="of:=IF(BITAND([.$Q5];BITLSHIFT(1;[.CB$2]))&gt;0;1;0)*[.$O5]" office:value-type="float" office:value="-0" calcext:value-type="float">
            <text:p/>
          </table:table-cell>
          <table:table-cell table:formula="of:=IF(BITAND([.$Q5];BITLSHIFT(1;[.CC$2]))&gt;0;1;0)*[.$O5]" office:value-type="float" office:value="-0" calcext:value-type="float">
            <text:p/>
          </table:table-cell>
          <table:table-cell table:formula="of:=IF(BITAND([.$Q5];BITLSHIFT(1;[.CD$2]))&gt;0;1;0)*[.$O5]" office:value-type="float" office:value="-1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7" table:formula="of:=[.BG51]" office:value-type="float" office:value="-10" calcext:value-type="float">
            <text:p/>
          </table:table-cell>
          <table:table-cell table:style-name="ce7" table:formula="of:=[.BH51]" office:value-type="float" office:value="0" calcext:value-type="float">
            <text:p/>
          </table:table-cell>
          <table:table-cell table:style-name="ce7" table:formula="of:=[.BI51]" office:value-type="float" office:value="5" calcext:value-type="float">
            <text:p/>
          </table:table-cell>
          <table:table-cell table:style-name="ce7" table:formula="of:=[.BJ51]" office:value-type="float" office:value="10" calcext:value-type="float">
            <text:p/>
          </table:table-cell>
          <table:table-cell table:style-name="ce7" table:formula="of:=[.BK51]" office:value-type="float" office:value="10" calcext:value-type="float">
            <text:p/>
          </table:table-cell>
          <table:table-cell table:style-name="ce7" table:formula="of:=[.BL51]" office:value-type="float" office:value="5" calcext:value-type="float">
            <text:p/>
          </table:table-cell>
          <table:table-cell table:style-name="ce7" table:formula="of:=[.BM51]" office:value-type="float" office:value="0" calcext:value-type="float">
            <text:p/>
          </table:table-cell>
          <table:table-cell table:style-name="ce7" table:formula="of:=[.BN51]" office:value-type="float" office:value="-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Good zone</text:p>
          </table:table-cell>
          <table:table-cell table:style-name="ce4" office:value-type="string" calcext:value-type="string">
            <text:p>0x00003C7E7E7E0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&quot;{&quot;&quot;name&quot;&quot; : &quot;&quot;&quot; &amp; [.M6] &amp; &quot;&quot;&quot;, &quot;&quot;zone&quot;&quot; : &quot;&quot;&quot;&amp;[.N6]&amp;&quot;&quot;&quot;, &quot;&quot;value&quot;&quot; : &quot;&amp;[.O6]&amp;&quot;}&quot;" office:value-type="string" office:string-value="{&quot;name&quot; : &quot;Good zone&quot;, &quot;zone&quot; : &quot;0x00003C7E7E7E0000&quot;, &quot;value&quot; : 5}" calcext:value-type="string">
            <text:p>{"name" : "Good zone", "zone" : "0x00003C7E7E7E0000", "value" : 5}</text:p>
          </table:table-cell>
          <table:table-cell table:formula="of:=DECIMAL(LEFT([.N6];10) ;16)" office:value-type="float" office:value="15486" calcext:value-type="float">
            <text:p/>
          </table:table-cell>
          <table:table-cell table:formula="of:=DECIMAL(RIGHT([.N6];8) ;16)" office:value-type="float" office:value="2122186752" calcext:value-type="float">
            <text:p/>
          </table:table-cell>
          <table:table-cell table:formula="of:=IF(BITAND([.$R6];BITLSHIFT(1;[.S$2]))&gt;0;1;0)*[.$O6]" office:value-type="float" office:value="0" calcext:value-type="float">
            <text:p/>
          </table:table-cell>
          <table:table-cell table:formula="of:=IF(BITAND([.$R6];BITLSHIFT(1;[.T$2]))&gt;0;1;0)*[.$O6]" office:value-type="float" office:value="0" calcext:value-type="float">
            <text:p/>
          </table:table-cell>
          <table:table-cell table:formula="of:=IF(BITAND([.$R6];BITLSHIFT(1;[.U$2]))&gt;0;1;0)*[.$O6]" office:value-type="float" office:value="0" calcext:value-type="float">
            <text:p/>
          </table:table-cell>
          <table:table-cell table:formula="of:=IF(BITAND([.$R6];BITLSHIFT(1;[.V$2]))&gt;0;1;0)*[.$O6]" office:value-type="float" office:value="0" calcext:value-type="float">
            <text:p/>
          </table:table-cell>
          <table:table-cell table:formula="of:=IF(BITAND([.$R6];BITLSHIFT(1;[.W$2]))&gt;0;1;0)*[.$O6]" office:value-type="float" office:value="0" calcext:value-type="float">
            <text:p/>
          </table:table-cell>
          <table:table-cell table:formula="of:=IF(BITAND([.$R6];BITLSHIFT(1;[.X$2]))&gt;0;1;0)*[.$O6]" office:value-type="float" office:value="0" calcext:value-type="float">
            <text:p/>
          </table:table-cell>
          <table:table-cell table:formula="of:=IF(BITAND([.$R6];BITLSHIFT(1;[.Y$2]))&gt;0;1;0)*[.$O6]" office:value-type="float" office:value="0" calcext:value-type="float">
            <text:p/>
          </table:table-cell>
          <table:table-cell table:formula="of:=IF(BITAND([.$R6];BITLSHIFT(1;[.Z$2]))&gt;0;1;0)*[.$O6]" office:value-type="float" office:value="0" calcext:value-type="float">
            <text:p/>
          </table:table-cell>
          <table:table-cell table:formula="of:=IF(BITAND([.$R6];BITLSHIFT(1;[.AA$2]))&gt;0;1;0)*[.$O6]" office:value-type="float" office:value="0" calcext:value-type="float">
            <text:p/>
          </table:table-cell>
          <table:table-cell table:formula="of:=IF(BITAND([.$R6];BITLSHIFT(1;[.AB$2]))&gt;0;1;0)*[.$O6]" office:value-type="float" office:value="0" calcext:value-type="float">
            <text:p/>
          </table:table-cell>
          <table:table-cell table:formula="of:=IF(BITAND([.$R6];BITLSHIFT(1;[.AC$2]))&gt;0;1;0)*[.$O6]" office:value-type="float" office:value="0" calcext:value-type="float">
            <text:p/>
          </table:table-cell>
          <table:table-cell table:formula="of:=IF(BITAND([.$R6];BITLSHIFT(1;[.AD$2]))&gt;0;1;0)*[.$O6]" office:value-type="float" office:value="0" calcext:value-type="float">
            <text:p/>
          </table:table-cell>
          <table:table-cell table:formula="of:=IF(BITAND([.$R6];BITLSHIFT(1;[.AE$2]))&gt;0;1;0)*[.$O6]" office:value-type="float" office:value="0" calcext:value-type="float">
            <text:p/>
          </table:table-cell>
          <table:table-cell table:formula="of:=IF(BITAND([.$R6];BITLSHIFT(1;[.AF$2]))&gt;0;1;0)*[.$O6]" office:value-type="float" office:value="0" calcext:value-type="float">
            <text:p/>
          </table:table-cell>
          <table:table-cell table:formula="of:=IF(BITAND([.$R6];BITLSHIFT(1;[.AG$2]))&gt;0;1;0)*[.$O6]" office:value-type="float" office:value="0" calcext:value-type="float">
            <text:p/>
          </table:table-cell>
          <table:table-cell table:formula="of:=IF(BITAND([.$R6];BITLSHIFT(1;[.AH$2]))&gt;0;1;0)*[.$O6]" office:value-type="float" office:value="0" calcext:value-type="float">
            <text:p/>
          </table:table-cell>
          <table:table-cell table:formula="of:=IF(BITAND([.$R6];BITLSHIFT(1;[.AI$2]))&gt;0;1;0)*[.$O6]" office:value-type="float" office:value="0" calcext:value-type="float">
            <text:p/>
          </table:table-cell>
          <table:table-cell table:formula="of:=IF(BITAND([.$R6];BITLSHIFT(1;[.AJ$2]))&gt;0;1;0)*[.$O6]" office:value-type="float" office:value="5" calcext:value-type="float">
            <text:p/>
          </table:table-cell>
          <table:table-cell table:formula="of:=IF(BITAND([.$R6];BITLSHIFT(1;[.AK$2]))&gt;0;1;0)*[.$O6]" office:value-type="float" office:value="5" calcext:value-type="float">
            <text:p/>
          </table:table-cell>
          <table:table-cell table:formula="of:=IF(BITAND([.$R6];BITLSHIFT(1;[.AL$2]))&gt;0;1;0)*[.$O6]" office:value-type="float" office:value="5" calcext:value-type="float">
            <text:p/>
          </table:table-cell>
          <table:table-cell table:formula="of:=IF(BITAND([.$R6];BITLSHIFT(1;[.AM$2]))&gt;0;1;0)*[.$O6]" office:value-type="float" office:value="5" calcext:value-type="float">
            <text:p/>
          </table:table-cell>
          <table:table-cell table:formula="of:=IF(BITAND([.$R6];BITLSHIFT(1;[.AN$2]))&gt;0;1;0)*[.$O6]" office:value-type="float" office:value="5" calcext:value-type="float">
            <text:p/>
          </table:table-cell>
          <table:table-cell table:formula="of:=IF(BITAND([.$R6];BITLSHIFT(1;[.AO$2]))&gt;0;1;0)*[.$O6]" office:value-type="float" office:value="5" calcext:value-type="float">
            <text:p/>
          </table:table-cell>
          <table:table-cell table:formula="of:=IF(BITAND([.$R6];BITLSHIFT(1;[.AP$2]))&gt;0;1;0)*[.$O6]" office:value-type="float" office:value="0" calcext:value-type="float">
            <text:p/>
          </table:table-cell>
          <table:table-cell table:formula="of:=IF(BITAND([.$R6];BITLSHIFT(1;[.AQ$2]))&gt;0;1;0)*[.$O6]" office:value-type="float" office:value="0" calcext:value-type="float">
            <text:p/>
          </table:table-cell>
          <table:table-cell table:formula="of:=IF(BITAND([.$R6];BITLSHIFT(1;[.AR$2]))&gt;0;1;0)*[.$O6]" office:value-type="float" office:value="5" calcext:value-type="float">
            <text:p/>
          </table:table-cell>
          <table:table-cell table:formula="of:=IF(BITAND([.$R6];BITLSHIFT(1;[.AS$2]))&gt;0;1;0)*[.$O6]" office:value-type="float" office:value="5" calcext:value-type="float">
            <text:p/>
          </table:table-cell>
          <table:table-cell table:formula="of:=IF(BITAND([.$R6];BITLSHIFT(1;[.AT$2]))&gt;0;1;0)*[.$O6]" office:value-type="float" office:value="5" calcext:value-type="float">
            <text:p/>
          </table:table-cell>
          <table:table-cell table:formula="of:=IF(BITAND([.$R6];BITLSHIFT(1;[.AU$2]))&gt;0;1;0)*[.$O6]" office:value-type="float" office:value="5" calcext:value-type="float">
            <text:p/>
          </table:table-cell>
          <table:table-cell table:formula="of:=IF(BITAND([.$R6];BITLSHIFT(1;[.AV$2]))&gt;0;1;0)*[.$O6]" office:value-type="float" office:value="5" calcext:value-type="float">
            <text:p/>
          </table:table-cell>
          <table:table-cell table:formula="of:=IF(BITAND([.$R6];BITLSHIFT(1;[.AW$2]))&gt;0;1;0)*[.$O6]" office:value-type="float" office:value="5" calcext:value-type="float">
            <text:p/>
          </table:table-cell>
          <table:table-cell table:formula="of:=IF(BITAND([.$R6];BITLSHIFT(1;[.AX$2]))&gt;0;1;0)*[.$O6]" office:value-type="float" office:value="0" calcext:value-type="float">
            <text:p/>
          </table:table-cell>
          <table:table-cell table:formula="of:=IF(BITAND([.$Q6];BITLSHIFT(1;[.AY$2]))&gt;0;1;0)*[.$O6]" office:value-type="float" office:value="0" calcext:value-type="float">
            <text:p/>
          </table:table-cell>
          <table:table-cell table:formula="of:=IF(BITAND([.$Q6];BITLSHIFT(1;[.AZ$2]))&gt;0;1;0)*[.$O6]" office:value-type="float" office:value="5" calcext:value-type="float">
            <text:p/>
          </table:table-cell>
          <table:table-cell table:formula="of:=IF(BITAND([.$Q6];BITLSHIFT(1;[.BA$2]))&gt;0;1;0)*[.$O6]" office:value-type="float" office:value="5" calcext:value-type="float">
            <text:p/>
          </table:table-cell>
          <table:table-cell table:formula="of:=IF(BITAND([.$Q6];BITLSHIFT(1;[.BB$2]))&gt;0;1;0)*[.$O6]" office:value-type="float" office:value="5" calcext:value-type="float">
            <text:p/>
          </table:table-cell>
          <table:table-cell table:formula="of:=IF(BITAND([.$Q6];BITLSHIFT(1;[.BC$2]))&gt;0;1;0)*[.$O6]" office:value-type="float" office:value="5" calcext:value-type="float">
            <text:p/>
          </table:table-cell>
          <table:table-cell table:formula="of:=IF(BITAND([.$Q6];BITLSHIFT(1;[.BD$2]))&gt;0;1;0)*[.$O6]" office:value-type="float" office:value="5" calcext:value-type="float">
            <text:p/>
          </table:table-cell>
          <table:table-cell table:formula="of:=IF(BITAND([.$Q6];BITLSHIFT(1;[.BE$2]))&gt;0;1;0)*[.$O6]" office:value-type="float" office:value="5" calcext:value-type="float">
            <text:p/>
          </table:table-cell>
          <table:table-cell table:formula="of:=IF(BITAND([.$Q6];BITLSHIFT(1;[.BF$2]))&gt;0;1;0)*[.$O6]" office:value-type="float" office:value="0" calcext:value-type="float">
            <text:p/>
          </table:table-cell>
          <table:table-cell table:formula="of:=IF(BITAND([.$Q6];BITLSHIFT(1;[.BG$2]))&gt;0;1;0)*[.$O6]" office:value-type="float" office:value="0" calcext:value-type="float">
            <text:p/>
          </table:table-cell>
          <table:table-cell table:formula="of:=IF(BITAND([.$Q6];BITLSHIFT(1;[.BH$2]))&gt;0;1;0)*[.$O6]" office:value-type="float" office:value="0" calcext:value-type="float">
            <text:p/>
          </table:table-cell>
          <table:table-cell table:formula="of:=IF(BITAND([.$Q6];BITLSHIFT(1;[.BI$2]))&gt;0;1;0)*[.$O6]" office:value-type="float" office:value="5" calcext:value-type="float">
            <text:p/>
          </table:table-cell>
          <table:table-cell table:formula="of:=IF(BITAND([.$Q6];BITLSHIFT(1;[.BJ$2]))&gt;0;1;0)*[.$O6]" office:value-type="float" office:value="5" calcext:value-type="float">
            <text:p/>
          </table:table-cell>
          <table:table-cell table:formula="of:=IF(BITAND([.$Q6];BITLSHIFT(1;[.BK$2]))&gt;0;1;0)*[.$O6]" office:value-type="float" office:value="5" calcext:value-type="float">
            <text:p/>
          </table:table-cell>
          <table:table-cell table:formula="of:=IF(BITAND([.$Q6];BITLSHIFT(1;[.BL$2]))&gt;0;1;0)*[.$O6]" office:value-type="float" office:value="5" calcext:value-type="float">
            <text:p/>
          </table:table-cell>
          <table:table-cell table:formula="of:=IF(BITAND([.$Q6];BITLSHIFT(1;[.BM$2]))&gt;0;1;0)*[.$O6]" office:value-type="float" office:value="0" calcext:value-type="float">
            <text:p/>
          </table:table-cell>
          <table:table-cell table:formula="of:=IF(BITAND([.$Q6];BITLSHIFT(1;[.BN$2]))&gt;0;1;0)*[.$O6]" office:value-type="float" office:value="0" calcext:value-type="float">
            <text:p/>
          </table:table-cell>
          <table:table-cell table:formula="of:=IF(BITAND([.$Q6];BITLSHIFT(1;[.BO$2]))&gt;0;1;0)*[.$O6]" office:value-type="float" office:value="0" calcext:value-type="float">
            <text:p/>
          </table:table-cell>
          <table:table-cell table:formula="of:=IF(BITAND([.$Q6];BITLSHIFT(1;[.BP$2]))&gt;0;1;0)*[.$O6]" office:value-type="float" office:value="0" calcext:value-type="float">
            <text:p/>
          </table:table-cell>
          <table:table-cell table:formula="of:=IF(BITAND([.$Q6];BITLSHIFT(1;[.BQ$2]))&gt;0;1;0)*[.$O6]" office:value-type="float" office:value="0" calcext:value-type="float">
            <text:p/>
          </table:table-cell>
          <table:table-cell table:formula="of:=IF(BITAND([.$Q6];BITLSHIFT(1;[.BR$2]))&gt;0;1;0)*[.$O6]" office:value-type="float" office:value="0" calcext:value-type="float">
            <text:p/>
          </table:table-cell>
          <table:table-cell table:formula="of:=IF(BITAND([.$Q6];BITLSHIFT(1;[.BS$2]))&gt;0;1;0)*[.$O6]" office:value-type="float" office:value="0" calcext:value-type="float">
            <text:p/>
          </table:table-cell>
          <table:table-cell table:formula="of:=IF(BITAND([.$Q6];BITLSHIFT(1;[.BT$2]))&gt;0;1;0)*[.$O6]" office:value-type="float" office:value="0" calcext:value-type="float">
            <text:p/>
          </table:table-cell>
          <table:table-cell table:formula="of:=IF(BITAND([.$Q6];BITLSHIFT(1;[.BU$2]))&gt;0;1;0)*[.$O6]" office:value-type="float" office:value="0" calcext:value-type="float">
            <text:p/>
          </table:table-cell>
          <table:table-cell table:formula="of:=IF(BITAND([.$Q6];BITLSHIFT(1;[.BV$2]))&gt;0;1;0)*[.$O6]" office:value-type="float" office:value="0" calcext:value-type="float">
            <text:p/>
          </table:table-cell>
          <table:table-cell table:formula="of:=IF(BITAND([.$Q6];BITLSHIFT(1;[.BW$2]))&gt;0;1;0)*[.$O6]" office:value-type="float" office:value="0" calcext:value-type="float">
            <text:p/>
          </table:table-cell>
          <table:table-cell table:formula="of:=IF(BITAND([.$Q6];BITLSHIFT(1;[.BX$2]))&gt;0;1;0)*[.$O6]" office:value-type="float" office:value="0" calcext:value-type="float">
            <text:p/>
          </table:table-cell>
          <table:table-cell table:formula="of:=IF(BITAND([.$Q6];BITLSHIFT(1;[.BY$2]))&gt;0;1;0)*[.$O6]" office:value-type="float" office:value="0" calcext:value-type="float">
            <text:p/>
          </table:table-cell>
          <table:table-cell table:formula="of:=IF(BITAND([.$Q6];BITLSHIFT(1;[.BZ$2]))&gt;0;1;0)*[.$O6]" office:value-type="float" office:value="0" calcext:value-type="float">
            <text:p/>
          </table:table-cell>
          <table:table-cell table:formula="of:=IF(BITAND([.$Q6];BITLSHIFT(1;[.CA$2]))&gt;0;1;0)*[.$O6]" office:value-type="float" office:value="0" calcext:value-type="float">
            <text:p/>
          </table:table-cell>
          <table:table-cell table:formula="of:=IF(BITAND([.$Q6];BITLSHIFT(1;[.CB$2]))&gt;0;1;0)*[.$O6]" office:value-type="float" office:value="0" calcext:value-type="float">
            <text:p/>
          </table:table-cell>
          <table:table-cell table:formula="of:=IF(BITAND([.$Q6];BITLSHIFT(1;[.CC$2]))&gt;0;1;0)*[.$O6]" office:value-type="float" office:value="0" calcext:value-type="float">
            <text:p/>
          </table:table-cell>
          <table:table-cell table:formula="of:=IF(BITAND([.$Q6];BITLSHIFT(1;[.CD$2]))&gt;0;1;0)*[.$O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7" table:formula="of:=[.AY51]" office:value-type="float" office:value="-10" calcext:value-type="float">
            <text:p/>
          </table:table-cell>
          <table:table-cell table:style-name="ce7" table:formula="of:=[.AZ51]" office:value-type="float" office:value="5" calcext:value-type="float">
            <text:p/>
          </table:table-cell>
          <table:table-cell table:style-name="ce7" table:formula="of:=[.BA51]" office:value-type="float" office:value="5" calcext:value-type="float">
            <text:p/>
          </table:table-cell>
          <table:table-cell table:style-name="ce7" table:formula="of:=[.BB51]" office:value-type="float" office:value="10" calcext:value-type="float">
            <text:p/>
          </table:table-cell>
          <table:table-cell table:style-name="ce7" table:formula="of:=[.BC51]" office:value-type="float" office:value="10" calcext:value-type="float">
            <text:p/>
          </table:table-cell>
          <table:table-cell table:style-name="ce7" table:formula="of:=[.BD51]" office:value-type="float" office:value="5" calcext:value-type="float">
            <text:p/>
          </table:table-cell>
          <table:table-cell table:style-name="ce7" table:formula="of:=[.BE51]" office:value-type="float" office:value="5" calcext:value-type="float">
            <text:p/>
          </table:table-cell>
          <table:table-cell table:style-name="ce7" table:formula="of:=[.BF51]" office:value-type="float" office:value="-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Great zone</text:p>
          </table:table-cell>
          <table:table-cell table:style-name="ce4" office:value-type="string" calcext:value-type="string">
            <text:p>0x000018183C7E00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&quot;{&quot;&quot;name&quot;&quot; : &quot;&quot;&quot; &amp; [.M7] &amp; &quot;&quot;&quot;, &quot;&quot;zone&quot;&quot; : &quot;&quot;&quot;&amp;[.N7]&amp;&quot;&quot;&quot;, &quot;&quot;value&quot;&quot; : &quot;&amp;[.O7]&amp;&quot;}&quot;" office:value-type="string" office:string-value="{&quot;name&quot; : &quot;Great zone&quot;, &quot;zone&quot; : &quot;0x000018183C7E0000&quot;, &quot;value&quot; : 5}" calcext:value-type="string">
            <text:p>{"name" : "Great zone", "zone" : "0x000018183C7E0000", "value" : 5}</text:p>
          </table:table-cell>
          <table:table-cell table:formula="of:=DECIMAL(LEFT([.N7];10) ;16)" office:value-type="float" office:value="6168" calcext:value-type="float">
            <text:p/>
          </table:table-cell>
          <table:table-cell table:formula="of:=DECIMAL(RIGHT([.N7];8) ;16)" office:value-type="float" office:value="1014890496" calcext:value-type="float">
            <text:p/>
          </table:table-cell>
          <table:table-cell table:formula="of:=IF(BITAND([.$R7];BITLSHIFT(1;[.S$2]))&gt;0;1;0)*[.$O7]" office:value-type="float" office:value="0" calcext:value-type="float">
            <text:p/>
          </table:table-cell>
          <table:table-cell table:formula="of:=IF(BITAND([.$R7];BITLSHIFT(1;[.T$2]))&gt;0;1;0)*[.$O7]" office:value-type="float" office:value="0" calcext:value-type="float">
            <text:p/>
          </table:table-cell>
          <table:table-cell table:formula="of:=IF(BITAND([.$R7];BITLSHIFT(1;[.U$2]))&gt;0;1;0)*[.$O7]" office:value-type="float" office:value="0" calcext:value-type="float">
            <text:p/>
          </table:table-cell>
          <table:table-cell table:formula="of:=IF(BITAND([.$R7];BITLSHIFT(1;[.V$2]))&gt;0;1;0)*[.$O7]" office:value-type="float" office:value="0" calcext:value-type="float">
            <text:p/>
          </table:table-cell>
          <table:table-cell table:formula="of:=IF(BITAND([.$R7];BITLSHIFT(1;[.W$2]))&gt;0;1;0)*[.$O7]" office:value-type="float" office:value="0" calcext:value-type="float">
            <text:p/>
          </table:table-cell>
          <table:table-cell table:formula="of:=IF(BITAND([.$R7];BITLSHIFT(1;[.X$2]))&gt;0;1;0)*[.$O7]" office:value-type="float" office:value="0" calcext:value-type="float">
            <text:p/>
          </table:table-cell>
          <table:table-cell table:formula="of:=IF(BITAND([.$R7];BITLSHIFT(1;[.Y$2]))&gt;0;1;0)*[.$O7]" office:value-type="float" office:value="0" calcext:value-type="float">
            <text:p/>
          </table:table-cell>
          <table:table-cell table:formula="of:=IF(BITAND([.$R7];BITLSHIFT(1;[.Z$2]))&gt;0;1;0)*[.$O7]" office:value-type="float" office:value="0" calcext:value-type="float">
            <text:p/>
          </table:table-cell>
          <table:table-cell table:formula="of:=IF(BITAND([.$R7];BITLSHIFT(1;[.AA$2]))&gt;0;1;0)*[.$O7]" office:value-type="float" office:value="0" calcext:value-type="float">
            <text:p/>
          </table:table-cell>
          <table:table-cell table:formula="of:=IF(BITAND([.$R7];BITLSHIFT(1;[.AB$2]))&gt;0;1;0)*[.$O7]" office:value-type="float" office:value="0" calcext:value-type="float">
            <text:p/>
          </table:table-cell>
          <table:table-cell table:formula="of:=IF(BITAND([.$R7];BITLSHIFT(1;[.AC$2]))&gt;0;1;0)*[.$O7]" office:value-type="float" office:value="0" calcext:value-type="float">
            <text:p/>
          </table:table-cell>
          <table:table-cell table:formula="of:=IF(BITAND([.$R7];BITLSHIFT(1;[.AD$2]))&gt;0;1;0)*[.$O7]" office:value-type="float" office:value="0" calcext:value-type="float">
            <text:p/>
          </table:table-cell>
          <table:table-cell table:formula="of:=IF(BITAND([.$R7];BITLSHIFT(1;[.AE$2]))&gt;0;1;0)*[.$O7]" office:value-type="float" office:value="0" calcext:value-type="float">
            <text:p/>
          </table:table-cell>
          <table:table-cell table:formula="of:=IF(BITAND([.$R7];BITLSHIFT(1;[.AF$2]))&gt;0;1;0)*[.$O7]" office:value-type="float" office:value="0" calcext:value-type="float">
            <text:p/>
          </table:table-cell>
          <table:table-cell table:formula="of:=IF(BITAND([.$R7];BITLSHIFT(1;[.AG$2]))&gt;0;1;0)*[.$O7]" office:value-type="float" office:value="0" calcext:value-type="float">
            <text:p/>
          </table:table-cell>
          <table:table-cell table:formula="of:=IF(BITAND([.$R7];BITLSHIFT(1;[.AH$2]))&gt;0;1;0)*[.$O7]" office:value-type="float" office:value="0" calcext:value-type="float">
            <text:p/>
          </table:table-cell>
          <table:table-cell table:formula="of:=IF(BITAND([.$R7];BITLSHIFT(1;[.AI$2]))&gt;0;1;0)*[.$O7]" office:value-type="float" office:value="0" calcext:value-type="float">
            <text:p/>
          </table:table-cell>
          <table:table-cell table:formula="of:=IF(BITAND([.$R7];BITLSHIFT(1;[.AJ$2]))&gt;0;1;0)*[.$O7]" office:value-type="float" office:value="5" calcext:value-type="float">
            <text:p/>
          </table:table-cell>
          <table:table-cell table:formula="of:=IF(BITAND([.$R7];BITLSHIFT(1;[.AK$2]))&gt;0;1;0)*[.$O7]" office:value-type="float" office:value="5" calcext:value-type="float">
            <text:p/>
          </table:table-cell>
          <table:table-cell table:formula="of:=IF(BITAND([.$R7];BITLSHIFT(1;[.AL$2]))&gt;0;1;0)*[.$O7]" office:value-type="float" office:value="5" calcext:value-type="float">
            <text:p/>
          </table:table-cell>
          <table:table-cell table:formula="of:=IF(BITAND([.$R7];BITLSHIFT(1;[.AM$2]))&gt;0;1;0)*[.$O7]" office:value-type="float" office:value="5" calcext:value-type="float">
            <text:p/>
          </table:table-cell>
          <table:table-cell table:formula="of:=IF(BITAND([.$R7];BITLSHIFT(1;[.AN$2]))&gt;0;1;0)*[.$O7]" office:value-type="float" office:value="5" calcext:value-type="float">
            <text:p/>
          </table:table-cell>
          <table:table-cell table:formula="of:=IF(BITAND([.$R7];BITLSHIFT(1;[.AO$2]))&gt;0;1;0)*[.$O7]" office:value-type="float" office:value="5" calcext:value-type="float">
            <text:p/>
          </table:table-cell>
          <table:table-cell table:formula="of:=IF(BITAND([.$R7];BITLSHIFT(1;[.AP$2]))&gt;0;1;0)*[.$O7]" office:value-type="float" office:value="0" calcext:value-type="float">
            <text:p/>
          </table:table-cell>
          <table:table-cell table:formula="of:=IF(BITAND([.$R7];BITLSHIFT(1;[.AQ$2]))&gt;0;1;0)*[.$O7]" office:value-type="float" office:value="0" calcext:value-type="float">
            <text:p/>
          </table:table-cell>
          <table:table-cell table:formula="of:=IF(BITAND([.$R7];BITLSHIFT(1;[.AR$2]))&gt;0;1;0)*[.$O7]" office:value-type="float" office:value="0" calcext:value-type="float">
            <text:p/>
          </table:table-cell>
          <table:table-cell table:formula="of:=IF(BITAND([.$R7];BITLSHIFT(1;[.AS$2]))&gt;0;1;0)*[.$O7]" office:value-type="float" office:value="5" calcext:value-type="float">
            <text:p/>
          </table:table-cell>
          <table:table-cell table:formula="of:=IF(BITAND([.$R7];BITLSHIFT(1;[.AT$2]))&gt;0;1;0)*[.$O7]" office:value-type="float" office:value="5" calcext:value-type="float">
            <text:p/>
          </table:table-cell>
          <table:table-cell table:formula="of:=IF(BITAND([.$R7];BITLSHIFT(1;[.AU$2]))&gt;0;1;0)*[.$O7]" office:value-type="float" office:value="5" calcext:value-type="float">
            <text:p/>
          </table:table-cell>
          <table:table-cell table:formula="of:=IF(BITAND([.$R7];BITLSHIFT(1;[.AV$2]))&gt;0;1;0)*[.$O7]" office:value-type="float" office:value="5" calcext:value-type="float">
            <text:p/>
          </table:table-cell>
          <table:table-cell table:formula="of:=IF(BITAND([.$R7];BITLSHIFT(1;[.AW$2]))&gt;0;1;0)*[.$O7]" office:value-type="float" office:value="0" calcext:value-type="float">
            <text:p/>
          </table:table-cell>
          <table:table-cell table:formula="of:=IF(BITAND([.$R7];BITLSHIFT(1;[.AX$2]))&gt;0;1;0)*[.$O7]" office:value-type="float" office:value="0" calcext:value-type="float">
            <text:p/>
          </table:table-cell>
          <table:table-cell table:formula="of:=IF(BITAND([.$Q7];BITLSHIFT(1;[.AY$2]))&gt;0;1;0)*[.$O7]" office:value-type="float" office:value="0" calcext:value-type="float">
            <text:p/>
          </table:table-cell>
          <table:table-cell table:formula="of:=IF(BITAND([.$Q7];BITLSHIFT(1;[.AZ$2]))&gt;0;1;0)*[.$O7]" office:value-type="float" office:value="0" calcext:value-type="float">
            <text:p/>
          </table:table-cell>
          <table:table-cell table:formula="of:=IF(BITAND([.$Q7];BITLSHIFT(1;[.BA$2]))&gt;0;1;0)*[.$O7]" office:value-type="float" office:value="0" calcext:value-type="float">
            <text:p/>
          </table:table-cell>
          <table:table-cell table:formula="of:=IF(BITAND([.$Q7];BITLSHIFT(1;[.BB$2]))&gt;0;1;0)*[.$O7]" office:value-type="float" office:value="5" calcext:value-type="float">
            <text:p/>
          </table:table-cell>
          <table:table-cell table:formula="of:=IF(BITAND([.$Q7];BITLSHIFT(1;[.BC$2]))&gt;0;1;0)*[.$O7]" office:value-type="float" office:value="5" calcext:value-type="float">
            <text:p/>
          </table:table-cell>
          <table:table-cell table:formula="of:=IF(BITAND([.$Q7];BITLSHIFT(1;[.BD$2]))&gt;0;1;0)*[.$O7]" office:value-type="float" office:value="0" calcext:value-type="float">
            <text:p/>
          </table:table-cell>
          <table:table-cell table:formula="of:=IF(BITAND([.$Q7];BITLSHIFT(1;[.BE$2]))&gt;0;1;0)*[.$O7]" office:value-type="float" office:value="0" calcext:value-type="float">
            <text:p/>
          </table:table-cell>
          <table:table-cell table:formula="of:=IF(BITAND([.$Q7];BITLSHIFT(1;[.BF$2]))&gt;0;1;0)*[.$O7]" office:value-type="float" office:value="0" calcext:value-type="float">
            <text:p/>
          </table:table-cell>
          <table:table-cell table:formula="of:=IF(BITAND([.$Q7];BITLSHIFT(1;[.BG$2]))&gt;0;1;0)*[.$O7]" office:value-type="float" office:value="0" calcext:value-type="float">
            <text:p/>
          </table:table-cell>
          <table:table-cell table:formula="of:=IF(BITAND([.$Q7];BITLSHIFT(1;[.BH$2]))&gt;0;1;0)*[.$O7]" office:value-type="float" office:value="0" calcext:value-type="float">
            <text:p/>
          </table:table-cell>
          <table:table-cell table:formula="of:=IF(BITAND([.$Q7];BITLSHIFT(1;[.BI$2]))&gt;0;1;0)*[.$O7]" office:value-type="float" office:value="0" calcext:value-type="float">
            <text:p/>
          </table:table-cell>
          <table:table-cell table:formula="of:=IF(BITAND([.$Q7];BITLSHIFT(1;[.BJ$2]))&gt;0;1;0)*[.$O7]" office:value-type="float" office:value="5" calcext:value-type="float">
            <text:p/>
          </table:table-cell>
          <table:table-cell table:formula="of:=IF(BITAND([.$Q7];BITLSHIFT(1;[.BK$2]))&gt;0;1;0)*[.$O7]" office:value-type="float" office:value="5" calcext:value-type="float">
            <text:p/>
          </table:table-cell>
          <table:table-cell table:formula="of:=IF(BITAND([.$Q7];BITLSHIFT(1;[.BL$2]))&gt;0;1;0)*[.$O7]" office:value-type="float" office:value="0" calcext:value-type="float">
            <text:p/>
          </table:table-cell>
          <table:table-cell table:formula="of:=IF(BITAND([.$Q7];BITLSHIFT(1;[.BM$2]))&gt;0;1;0)*[.$O7]" office:value-type="float" office:value="0" calcext:value-type="float">
            <text:p/>
          </table:table-cell>
          <table:table-cell table:formula="of:=IF(BITAND([.$Q7];BITLSHIFT(1;[.BN$2]))&gt;0;1;0)*[.$O7]" office:value-type="float" office:value="0" calcext:value-type="float">
            <text:p/>
          </table:table-cell>
          <table:table-cell table:formula="of:=IF(BITAND([.$Q7];BITLSHIFT(1;[.BO$2]))&gt;0;1;0)*[.$O7]" office:value-type="float" office:value="0" calcext:value-type="float">
            <text:p/>
          </table:table-cell>
          <table:table-cell table:formula="of:=IF(BITAND([.$Q7];BITLSHIFT(1;[.BP$2]))&gt;0;1;0)*[.$O7]" office:value-type="float" office:value="0" calcext:value-type="float">
            <text:p/>
          </table:table-cell>
          <table:table-cell table:formula="of:=IF(BITAND([.$Q7];BITLSHIFT(1;[.BQ$2]))&gt;0;1;0)*[.$O7]" office:value-type="float" office:value="0" calcext:value-type="float">
            <text:p/>
          </table:table-cell>
          <table:table-cell table:formula="of:=IF(BITAND([.$Q7];BITLSHIFT(1;[.BR$2]))&gt;0;1;0)*[.$O7]" office:value-type="float" office:value="0" calcext:value-type="float">
            <text:p/>
          </table:table-cell>
          <table:table-cell table:formula="of:=IF(BITAND([.$Q7];BITLSHIFT(1;[.BS$2]))&gt;0;1;0)*[.$O7]" office:value-type="float" office:value="0" calcext:value-type="float">
            <text:p/>
          </table:table-cell>
          <table:table-cell table:formula="of:=IF(BITAND([.$Q7];BITLSHIFT(1;[.BT$2]))&gt;0;1;0)*[.$O7]" office:value-type="float" office:value="0" calcext:value-type="float">
            <text:p/>
          </table:table-cell>
          <table:table-cell table:formula="of:=IF(BITAND([.$Q7];BITLSHIFT(1;[.BU$2]))&gt;0;1;0)*[.$O7]" office:value-type="float" office:value="0" calcext:value-type="float">
            <text:p/>
          </table:table-cell>
          <table:table-cell table:formula="of:=IF(BITAND([.$Q7];BITLSHIFT(1;[.BV$2]))&gt;0;1;0)*[.$O7]" office:value-type="float" office:value="0" calcext:value-type="float">
            <text:p/>
          </table:table-cell>
          <table:table-cell table:formula="of:=IF(BITAND([.$Q7];BITLSHIFT(1;[.BW$2]))&gt;0;1;0)*[.$O7]" office:value-type="float" office:value="0" calcext:value-type="float">
            <text:p/>
          </table:table-cell>
          <table:table-cell table:formula="of:=IF(BITAND([.$Q7];BITLSHIFT(1;[.BX$2]))&gt;0;1;0)*[.$O7]" office:value-type="float" office:value="0" calcext:value-type="float">
            <text:p/>
          </table:table-cell>
          <table:table-cell table:formula="of:=IF(BITAND([.$Q7];BITLSHIFT(1;[.BY$2]))&gt;0;1;0)*[.$O7]" office:value-type="float" office:value="0" calcext:value-type="float">
            <text:p/>
          </table:table-cell>
          <table:table-cell table:formula="of:=IF(BITAND([.$Q7];BITLSHIFT(1;[.BZ$2]))&gt;0;1;0)*[.$O7]" office:value-type="float" office:value="0" calcext:value-type="float">
            <text:p/>
          </table:table-cell>
          <table:table-cell table:formula="of:=IF(BITAND([.$Q7];BITLSHIFT(1;[.CA$2]))&gt;0;1;0)*[.$O7]" office:value-type="float" office:value="0" calcext:value-type="float">
            <text:p/>
          </table:table-cell>
          <table:table-cell table:formula="of:=IF(BITAND([.$Q7];BITLSHIFT(1;[.CB$2]))&gt;0;1;0)*[.$O7]" office:value-type="float" office:value="0" calcext:value-type="float">
            <text:p/>
          </table:table-cell>
          <table:table-cell table:formula="of:=IF(BITAND([.$Q7];BITLSHIFT(1;[.CC$2]))&gt;0;1;0)*[.$O7]" office:value-type="float" office:value="0" calcext:value-type="float">
            <text:p/>
          </table:table-cell>
          <table:table-cell table:formula="of:=IF(BITAND([.$Q7];BITLSHIFT(1;[.CD$2]))&gt;0;1;0)*[.$O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7" table:formula="of:=[.AQ51]" office:value-type="float" office:value="-10" calcext:value-type="float">
            <text:p/>
          </table:table-cell>
          <table:table-cell table:style-name="ce7" table:formula="of:=[.AR51]" office:value-type="float" office:value="5" calcext:value-type="float">
            <text:p/>
          </table:table-cell>
          <table:table-cell table:style-name="ce7" table:formula="of:=[.AS51]" office:value-type="float" office:value="10" calcext:value-type="float">
            <text:p/>
          </table:table-cell>
          <table:table-cell table:style-name="ce7" table:formula="of:=[.AT51]" office:value-type="float" office:value="10" calcext:value-type="float">
            <text:p/>
          </table:table-cell>
          <table:table-cell table:style-name="ce7" table:formula="of:=[.AU51]" office:value-type="float" office:value="10" calcext:value-type="float">
            <text:p/>
          </table:table-cell>
          <table:table-cell table:style-name="ce7" table:formula="of:=[.AV51]" office:value-type="float" office:value="10" calcext:value-type="float">
            <text:p/>
          </table:table-cell>
          <table:table-cell table:style-name="ce7" table:formula="of:=[.AW51]" office:value-type="float" office:value="5" calcext:value-type="float">
            <text:p/>
          </table:table-cell>
          <table:table-cell table:style-name="ce7" table:formula="of:=[.AX51]" office:value-type="float" office:value="-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b2 &amp; g2</text:p>
          </table:table-cell>
          <table:table-cell table:style-name="ce4" office:value-type="string" calcext:value-type="string">
            <text:p>0x0000000000004200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&quot;{&quot;&quot;name&quot;&quot; : &quot;&quot;&quot; &amp; [.M8] &amp; &quot;&quot;&quot;, &quot;&quot;zone&quot;&quot; : &quot;&quot;&quot;&amp;[.N8]&amp;&quot;&quot;&quot;, &quot;&quot;value&quot;&quot; : &quot;&amp;[.O8]&amp;&quot;}&quot;" office:value-type="string" office:string-value="{&quot;name&quot; : &quot;b2 &amp; g2&quot;, &quot;zone&quot; : &quot;0x0000000000004200&quot;, &quot;value&quot; : 5}" calcext:value-type="string">
            <text:p>{"name" : "b2 &amp; g2", "zone" : "0x0000000000004200", "value" : 5}</text:p>
          </table:table-cell>
          <table:table-cell table:formula="of:=DECIMAL(LEFT([.N8];10) ;16)" office:value-type="float" office:value="0" calcext:value-type="float">
            <text:p/>
          </table:table-cell>
          <table:table-cell table:formula="of:=DECIMAL(RIGHT([.N8];8) ;16)" office:value-type="float" office:value="16896" calcext:value-type="float">
            <text:p/>
          </table:table-cell>
          <table:table-cell table:formula="of:=IF(BITAND([.$R8];BITLSHIFT(1;[.S$2]))&gt;0;1;0)*[.$O8]" office:value-type="float" office:value="0" calcext:value-type="float">
            <text:p/>
          </table:table-cell>
          <table:table-cell table:formula="of:=IF(BITAND([.$R8];BITLSHIFT(1;[.T$2]))&gt;0;1;0)*[.$O8]" office:value-type="float" office:value="0" calcext:value-type="float">
            <text:p/>
          </table:table-cell>
          <table:table-cell table:formula="of:=IF(BITAND([.$R8];BITLSHIFT(1;[.U$2]))&gt;0;1;0)*[.$O8]" office:value-type="float" office:value="0" calcext:value-type="float">
            <text:p/>
          </table:table-cell>
          <table:table-cell table:formula="of:=IF(BITAND([.$R8];BITLSHIFT(1;[.V$2]))&gt;0;1;0)*[.$O8]" office:value-type="float" office:value="0" calcext:value-type="float">
            <text:p/>
          </table:table-cell>
          <table:table-cell table:formula="of:=IF(BITAND([.$R8];BITLSHIFT(1;[.W$2]))&gt;0;1;0)*[.$O8]" office:value-type="float" office:value="0" calcext:value-type="float">
            <text:p/>
          </table:table-cell>
          <table:table-cell table:formula="of:=IF(BITAND([.$R8];BITLSHIFT(1;[.X$2]))&gt;0;1;0)*[.$O8]" office:value-type="float" office:value="0" calcext:value-type="float">
            <text:p/>
          </table:table-cell>
          <table:table-cell table:formula="of:=IF(BITAND([.$R8];BITLSHIFT(1;[.Y$2]))&gt;0;1;0)*[.$O8]" office:value-type="float" office:value="0" calcext:value-type="float">
            <text:p/>
          </table:table-cell>
          <table:table-cell table:formula="of:=IF(BITAND([.$R8];BITLSHIFT(1;[.Z$2]))&gt;0;1;0)*[.$O8]" office:value-type="float" office:value="0" calcext:value-type="float">
            <text:p/>
          </table:table-cell>
          <table:table-cell table:formula="of:=IF(BITAND([.$R8];BITLSHIFT(1;[.AA$2]))&gt;0;1;0)*[.$O8]" office:value-type="float" office:value="0" calcext:value-type="float">
            <text:p/>
          </table:table-cell>
          <table:table-cell table:formula="of:=IF(BITAND([.$R8];BITLSHIFT(1;[.AB$2]))&gt;0;1;0)*[.$O8]" office:value-type="float" office:value="5" calcext:value-type="float">
            <text:p/>
          </table:table-cell>
          <table:table-cell table:formula="of:=IF(BITAND([.$R8];BITLSHIFT(1;[.AC$2]))&gt;0;1;0)*[.$O8]" office:value-type="float" office:value="0" calcext:value-type="float">
            <text:p/>
          </table:table-cell>
          <table:table-cell table:formula="of:=IF(BITAND([.$R8];BITLSHIFT(1;[.AD$2]))&gt;0;1;0)*[.$O8]" office:value-type="float" office:value="0" calcext:value-type="float">
            <text:p/>
          </table:table-cell>
          <table:table-cell table:formula="of:=IF(BITAND([.$R8];BITLSHIFT(1;[.AE$2]))&gt;0;1;0)*[.$O8]" office:value-type="float" office:value="0" calcext:value-type="float">
            <text:p/>
          </table:table-cell>
          <table:table-cell table:formula="of:=IF(BITAND([.$R8];BITLSHIFT(1;[.AF$2]))&gt;0;1;0)*[.$O8]" office:value-type="float" office:value="0" calcext:value-type="float">
            <text:p/>
          </table:table-cell>
          <table:table-cell table:formula="of:=IF(BITAND([.$R8];BITLSHIFT(1;[.AG$2]))&gt;0;1;0)*[.$O8]" office:value-type="float" office:value="5" calcext:value-type="float">
            <text:p/>
          </table:table-cell>
          <table:table-cell table:formula="of:=IF(BITAND([.$R8];BITLSHIFT(1;[.AH$2]))&gt;0;1;0)*[.$O8]" office:value-type="float" office:value="0" calcext:value-type="float">
            <text:p/>
          </table:table-cell>
          <table:table-cell table:formula="of:=IF(BITAND([.$R8];BITLSHIFT(1;[.AI$2]))&gt;0;1;0)*[.$O8]" office:value-type="float" office:value="0" calcext:value-type="float">
            <text:p/>
          </table:table-cell>
          <table:table-cell table:formula="of:=IF(BITAND([.$R8];BITLSHIFT(1;[.AJ$2]))&gt;0;1;0)*[.$O8]" office:value-type="float" office:value="0" calcext:value-type="float">
            <text:p/>
          </table:table-cell>
          <table:table-cell table:formula="of:=IF(BITAND([.$R8];BITLSHIFT(1;[.AK$2]))&gt;0;1;0)*[.$O8]" office:value-type="float" office:value="0" calcext:value-type="float">
            <text:p/>
          </table:table-cell>
          <table:table-cell table:formula="of:=IF(BITAND([.$R8];BITLSHIFT(1;[.AL$2]))&gt;0;1;0)*[.$O8]" office:value-type="float" office:value="0" calcext:value-type="float">
            <text:p/>
          </table:table-cell>
          <table:table-cell table:formula="of:=IF(BITAND([.$R8];BITLSHIFT(1;[.AM$2]))&gt;0;1;0)*[.$O8]" office:value-type="float" office:value="0" calcext:value-type="float">
            <text:p/>
          </table:table-cell>
          <table:table-cell table:formula="of:=IF(BITAND([.$R8];BITLSHIFT(1;[.AN$2]))&gt;0;1;0)*[.$O8]" office:value-type="float" office:value="0" calcext:value-type="float">
            <text:p/>
          </table:table-cell>
          <table:table-cell table:formula="of:=IF(BITAND([.$R8];BITLSHIFT(1;[.AO$2]))&gt;0;1;0)*[.$O8]" office:value-type="float" office:value="0" calcext:value-type="float">
            <text:p/>
          </table:table-cell>
          <table:table-cell table:formula="of:=IF(BITAND([.$R8];BITLSHIFT(1;[.AP$2]))&gt;0;1;0)*[.$O8]" office:value-type="float" office:value="0" calcext:value-type="float">
            <text:p/>
          </table:table-cell>
          <table:table-cell table:formula="of:=IF(BITAND([.$R8];BITLSHIFT(1;[.AQ$2]))&gt;0;1;0)*[.$O8]" office:value-type="float" office:value="0" calcext:value-type="float">
            <text:p/>
          </table:table-cell>
          <table:table-cell table:formula="of:=IF(BITAND([.$R8];BITLSHIFT(1;[.AR$2]))&gt;0;1;0)*[.$O8]" office:value-type="float" office:value="0" calcext:value-type="float">
            <text:p/>
          </table:table-cell>
          <table:table-cell table:formula="of:=IF(BITAND([.$R8];BITLSHIFT(1;[.AS$2]))&gt;0;1;0)*[.$O8]" office:value-type="float" office:value="0" calcext:value-type="float">
            <text:p/>
          </table:table-cell>
          <table:table-cell table:formula="of:=IF(BITAND([.$R8];BITLSHIFT(1;[.AT$2]))&gt;0;1;0)*[.$O8]" office:value-type="float" office:value="0" calcext:value-type="float">
            <text:p/>
          </table:table-cell>
          <table:table-cell table:formula="of:=IF(BITAND([.$R8];BITLSHIFT(1;[.AU$2]))&gt;0;1;0)*[.$O8]" office:value-type="float" office:value="0" calcext:value-type="float">
            <text:p/>
          </table:table-cell>
          <table:table-cell table:formula="of:=IF(BITAND([.$R8];BITLSHIFT(1;[.AV$2]))&gt;0;1;0)*[.$O8]" office:value-type="float" office:value="0" calcext:value-type="float">
            <text:p/>
          </table:table-cell>
          <table:table-cell table:formula="of:=IF(BITAND([.$R8];BITLSHIFT(1;[.AW$2]))&gt;0;1;0)*[.$O8]" office:value-type="float" office:value="0" calcext:value-type="float">
            <text:p/>
          </table:table-cell>
          <table:table-cell table:formula="of:=IF(BITAND([.$R8];BITLSHIFT(1;[.AX$2]))&gt;0;1;0)*[.$O8]" office:value-type="float" office:value="0" calcext:value-type="float">
            <text:p/>
          </table:table-cell>
          <table:table-cell table:formula="of:=IF(BITAND([.$Q8];BITLSHIFT(1;[.AY$2]))&gt;0;1;0)*[.$O8]" office:value-type="float" office:value="0" calcext:value-type="float">
            <text:p/>
          </table:table-cell>
          <table:table-cell table:formula="of:=IF(BITAND([.$Q8];BITLSHIFT(1;[.AZ$2]))&gt;0;1;0)*[.$O8]" office:value-type="float" office:value="0" calcext:value-type="float">
            <text:p/>
          </table:table-cell>
          <table:table-cell table:formula="of:=IF(BITAND([.$Q8];BITLSHIFT(1;[.BA$2]))&gt;0;1;0)*[.$O8]" office:value-type="float" office:value="0" calcext:value-type="float">
            <text:p/>
          </table:table-cell>
          <table:table-cell table:formula="of:=IF(BITAND([.$Q8];BITLSHIFT(1;[.BB$2]))&gt;0;1;0)*[.$O8]" office:value-type="float" office:value="0" calcext:value-type="float">
            <text:p/>
          </table:table-cell>
          <table:table-cell table:formula="of:=IF(BITAND([.$Q8];BITLSHIFT(1;[.BC$2]))&gt;0;1;0)*[.$O8]" office:value-type="float" office:value="0" calcext:value-type="float">
            <text:p/>
          </table:table-cell>
          <table:table-cell table:formula="of:=IF(BITAND([.$Q8];BITLSHIFT(1;[.BD$2]))&gt;0;1;0)*[.$O8]" office:value-type="float" office:value="0" calcext:value-type="float">
            <text:p/>
          </table:table-cell>
          <table:table-cell table:formula="of:=IF(BITAND([.$Q8];BITLSHIFT(1;[.BE$2]))&gt;0;1;0)*[.$O8]" office:value-type="float" office:value="0" calcext:value-type="float">
            <text:p/>
          </table:table-cell>
          <table:table-cell table:formula="of:=IF(BITAND([.$Q8];BITLSHIFT(1;[.BF$2]))&gt;0;1;0)*[.$O8]" office:value-type="float" office:value="0" calcext:value-type="float">
            <text:p/>
          </table:table-cell>
          <table:table-cell table:formula="of:=IF(BITAND([.$Q8];BITLSHIFT(1;[.BG$2]))&gt;0;1;0)*[.$O8]" office:value-type="float" office:value="0" calcext:value-type="float">
            <text:p/>
          </table:table-cell>
          <table:table-cell table:formula="of:=IF(BITAND([.$Q8];BITLSHIFT(1;[.BH$2]))&gt;0;1;0)*[.$O8]" office:value-type="float" office:value="0" calcext:value-type="float">
            <text:p/>
          </table:table-cell>
          <table:table-cell table:formula="of:=IF(BITAND([.$Q8];BITLSHIFT(1;[.BI$2]))&gt;0;1;0)*[.$O8]" office:value-type="float" office:value="0" calcext:value-type="float">
            <text:p/>
          </table:table-cell>
          <table:table-cell table:formula="of:=IF(BITAND([.$Q8];BITLSHIFT(1;[.BJ$2]))&gt;0;1;0)*[.$O8]" office:value-type="float" office:value="0" calcext:value-type="float">
            <text:p/>
          </table:table-cell>
          <table:table-cell table:formula="of:=IF(BITAND([.$Q8];BITLSHIFT(1;[.BK$2]))&gt;0;1;0)*[.$O8]" office:value-type="float" office:value="0" calcext:value-type="float">
            <text:p/>
          </table:table-cell>
          <table:table-cell table:formula="of:=IF(BITAND([.$Q8];BITLSHIFT(1;[.BL$2]))&gt;0;1;0)*[.$O8]" office:value-type="float" office:value="0" calcext:value-type="float">
            <text:p/>
          </table:table-cell>
          <table:table-cell table:formula="of:=IF(BITAND([.$Q8];BITLSHIFT(1;[.BM$2]))&gt;0;1;0)*[.$O8]" office:value-type="float" office:value="0" calcext:value-type="float">
            <text:p/>
          </table:table-cell>
          <table:table-cell table:formula="of:=IF(BITAND([.$Q8];BITLSHIFT(1;[.BN$2]))&gt;0;1;0)*[.$O8]" office:value-type="float" office:value="0" calcext:value-type="float">
            <text:p/>
          </table:table-cell>
          <table:table-cell table:formula="of:=IF(BITAND([.$Q8];BITLSHIFT(1;[.BO$2]))&gt;0;1;0)*[.$O8]" office:value-type="float" office:value="0" calcext:value-type="float">
            <text:p/>
          </table:table-cell>
          <table:table-cell table:formula="of:=IF(BITAND([.$Q8];BITLSHIFT(1;[.BP$2]))&gt;0;1;0)*[.$O8]" office:value-type="float" office:value="0" calcext:value-type="float">
            <text:p/>
          </table:table-cell>
          <table:table-cell table:formula="of:=IF(BITAND([.$Q8];BITLSHIFT(1;[.BQ$2]))&gt;0;1;0)*[.$O8]" office:value-type="float" office:value="0" calcext:value-type="float">
            <text:p/>
          </table:table-cell>
          <table:table-cell table:formula="of:=IF(BITAND([.$Q8];BITLSHIFT(1;[.BR$2]))&gt;0;1;0)*[.$O8]" office:value-type="float" office:value="0" calcext:value-type="float">
            <text:p/>
          </table:table-cell>
          <table:table-cell table:formula="of:=IF(BITAND([.$Q8];BITLSHIFT(1;[.BS$2]))&gt;0;1;0)*[.$O8]" office:value-type="float" office:value="0" calcext:value-type="float">
            <text:p/>
          </table:table-cell>
          <table:table-cell table:formula="of:=IF(BITAND([.$Q8];BITLSHIFT(1;[.BT$2]))&gt;0;1;0)*[.$O8]" office:value-type="float" office:value="0" calcext:value-type="float">
            <text:p/>
          </table:table-cell>
          <table:table-cell table:formula="of:=IF(BITAND([.$Q8];BITLSHIFT(1;[.BU$2]))&gt;0;1;0)*[.$O8]" office:value-type="float" office:value="0" calcext:value-type="float">
            <text:p/>
          </table:table-cell>
          <table:table-cell table:formula="of:=IF(BITAND([.$Q8];BITLSHIFT(1;[.BV$2]))&gt;0;1;0)*[.$O8]" office:value-type="float" office:value="0" calcext:value-type="float">
            <text:p/>
          </table:table-cell>
          <table:table-cell table:formula="of:=IF(BITAND([.$Q8];BITLSHIFT(1;[.BW$2]))&gt;0;1;0)*[.$O8]" office:value-type="float" office:value="0" calcext:value-type="float">
            <text:p/>
          </table:table-cell>
          <table:table-cell table:formula="of:=IF(BITAND([.$Q8];BITLSHIFT(1;[.BX$2]))&gt;0;1;0)*[.$O8]" office:value-type="float" office:value="0" calcext:value-type="float">
            <text:p/>
          </table:table-cell>
          <table:table-cell table:formula="of:=IF(BITAND([.$Q8];BITLSHIFT(1;[.BY$2]))&gt;0;1;0)*[.$O8]" office:value-type="float" office:value="0" calcext:value-type="float">
            <text:p/>
          </table:table-cell>
          <table:table-cell table:formula="of:=IF(BITAND([.$Q8];BITLSHIFT(1;[.BZ$2]))&gt;0;1;0)*[.$O8]" office:value-type="float" office:value="0" calcext:value-type="float">
            <text:p/>
          </table:table-cell>
          <table:table-cell table:formula="of:=IF(BITAND([.$Q8];BITLSHIFT(1;[.CA$2]))&gt;0;1;0)*[.$O8]" office:value-type="float" office:value="0" calcext:value-type="float">
            <text:p/>
          </table:table-cell>
          <table:table-cell table:formula="of:=IF(BITAND([.$Q8];BITLSHIFT(1;[.CB$2]))&gt;0;1;0)*[.$O8]" office:value-type="float" office:value="0" calcext:value-type="float">
            <text:p/>
          </table:table-cell>
          <table:table-cell table:formula="of:=IF(BITAND([.$Q8];BITLSHIFT(1;[.CC$2]))&gt;0;1;0)*[.$O8]" office:value-type="float" office:value="0" calcext:value-type="float">
            <text:p/>
          </table:table-cell>
          <table:table-cell table:formula="of:=IF(BITAND([.$Q8];BITLSHIFT(1;[.CD$2]))&gt;0;1;0)*[.$O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7" table:formula="of:=[.AI51]" office:value-type="float" office:value="-10" calcext:value-type="float">
            <text:p/>
          </table:table-cell>
          <table:table-cell table:style-name="ce7" table:formula="of:=[.AJ51]" office:value-type="float" office:value="10" calcext:value-type="float">
            <text:p/>
          </table:table-cell>
          <table:table-cell table:style-name="ce7" table:formula="of:=[.AK51]" office:value-type="float" office:value="10" calcext:value-type="float">
            <text:p/>
          </table:table-cell>
          <table:table-cell table:style-name="ce7" table:formula="of:=[.AL51]" office:value-type="float" office:value="10" calcext:value-type="float">
            <text:p/>
          </table:table-cell>
          <table:table-cell table:style-name="ce7" table:formula="of:=[.AM51]" office:value-type="float" office:value="10" calcext:value-type="float">
            <text:p/>
          </table:table-cell>
          <table:table-cell table:style-name="ce7" table:formula="of:=[.AN51]" office:value-type="float" office:value="10" calcext:value-type="float">
            <text:p/>
          </table:table-cell>
          <table:table-cell table:style-name="ce7" table:formula="of:=[.AO51]" office:value-type="float" office:value="10" calcext:value-type="float">
            <text:p/>
          </table:table-cell>
          <table:table-cell table:style-name="ce7" table:formula="of:=[.AP51]" office:value-type="float" office:value="-10" calcext:value-type="float">
            <text:p/>
          </table:table-cell>
          <table:table-cell table:style-name="ce1"/>
          <table:table-cell/>
          <table:table-cell table:style-name="ce4" table:number-columns-repeated="2"/>
          <table:table-cell table:style-name="ce5" table:number-columns-repeated="2"/>
          <table:table-cell table:formula="of:=DECIMAL(LEFT([.N9];10) ;16)" office:value-type="float" office:value="0" calcext:value-type="float">
            <text:p/>
          </table:table-cell>
          <table:table-cell table:formula="of:=DECIMAL(RIGHT([.N9];8) ;16)" office:value-type="float" office:value="0" calcext:value-type="float">
            <text:p/>
          </table:table-cell>
          <table:table-cell table:formula="of:=IF(BITAND([.$R9];BITLSHIFT(1;[.S$2]))&gt;0;1;0)*[.$O9]" office:value-type="float" office:value="0" calcext:value-type="float">
            <text:p/>
          </table:table-cell>
          <table:table-cell table:formula="of:=IF(BITAND([.$R9];BITLSHIFT(1;[.T$2]))&gt;0;1;0)*[.$O9]" office:value-type="float" office:value="0" calcext:value-type="float">
            <text:p/>
          </table:table-cell>
          <table:table-cell table:formula="of:=IF(BITAND([.$R9];BITLSHIFT(1;[.U$2]))&gt;0;1;0)*[.$O9]" office:value-type="float" office:value="0" calcext:value-type="float">
            <text:p/>
          </table:table-cell>
          <table:table-cell table:formula="of:=IF(BITAND([.$R9];BITLSHIFT(1;[.V$2]))&gt;0;1;0)*[.$O9]" office:value-type="float" office:value="0" calcext:value-type="float">
            <text:p/>
          </table:table-cell>
          <table:table-cell table:formula="of:=IF(BITAND([.$R9];BITLSHIFT(1;[.W$2]))&gt;0;1;0)*[.$O9]" office:value-type="float" office:value="0" calcext:value-type="float">
            <text:p/>
          </table:table-cell>
          <table:table-cell table:formula="of:=IF(BITAND([.$R9];BITLSHIFT(1;[.X$2]))&gt;0;1;0)*[.$O9]" office:value-type="float" office:value="0" calcext:value-type="float">
            <text:p/>
          </table:table-cell>
          <table:table-cell table:formula="of:=IF(BITAND([.$R9];BITLSHIFT(1;[.Y$2]))&gt;0;1;0)*[.$O9]" office:value-type="float" office:value="0" calcext:value-type="float">
            <text:p/>
          </table:table-cell>
          <table:table-cell table:formula="of:=IF(BITAND([.$R9];BITLSHIFT(1;[.Z$2]))&gt;0;1;0)*[.$O9]" office:value-type="float" office:value="0" calcext:value-type="float">
            <text:p/>
          </table:table-cell>
          <table:table-cell table:formula="of:=IF(BITAND([.$R9];BITLSHIFT(1;[.AA$2]))&gt;0;1;0)*[.$O9]" office:value-type="float" office:value="0" calcext:value-type="float">
            <text:p/>
          </table:table-cell>
          <table:table-cell table:formula="of:=IF(BITAND([.$R9];BITLSHIFT(1;[.AB$2]))&gt;0;1;0)*[.$O9]" office:value-type="float" office:value="0" calcext:value-type="float">
            <text:p/>
          </table:table-cell>
          <table:table-cell table:formula="of:=IF(BITAND([.$R9];BITLSHIFT(1;[.AC$2]))&gt;0;1;0)*[.$O9]" office:value-type="float" office:value="0" calcext:value-type="float">
            <text:p/>
          </table:table-cell>
          <table:table-cell table:formula="of:=IF(BITAND([.$R9];BITLSHIFT(1;[.AD$2]))&gt;0;1;0)*[.$O9]" office:value-type="float" office:value="0" calcext:value-type="float">
            <text:p/>
          </table:table-cell>
          <table:table-cell table:formula="of:=IF(BITAND([.$R9];BITLSHIFT(1;[.AE$2]))&gt;0;1;0)*[.$O9]" office:value-type="float" office:value="0" calcext:value-type="float">
            <text:p/>
          </table:table-cell>
          <table:table-cell table:formula="of:=IF(BITAND([.$R9];BITLSHIFT(1;[.AF$2]))&gt;0;1;0)*[.$O9]" office:value-type="float" office:value="0" calcext:value-type="float">
            <text:p/>
          </table:table-cell>
          <table:table-cell table:formula="of:=IF(BITAND([.$R9];BITLSHIFT(1;[.AG$2]))&gt;0;1;0)*[.$O9]" office:value-type="float" office:value="0" calcext:value-type="float">
            <text:p/>
          </table:table-cell>
          <table:table-cell table:formula="of:=IF(BITAND([.$R9];BITLSHIFT(1;[.AH$2]))&gt;0;1;0)*[.$O9]" office:value-type="float" office:value="0" calcext:value-type="float">
            <text:p/>
          </table:table-cell>
          <table:table-cell table:formula="of:=IF(BITAND([.$R9];BITLSHIFT(1;[.AI$2]))&gt;0;1;0)*[.$O9]" office:value-type="float" office:value="0" calcext:value-type="float">
            <text:p/>
          </table:table-cell>
          <table:table-cell table:formula="of:=IF(BITAND([.$R9];BITLSHIFT(1;[.AJ$2]))&gt;0;1;0)*[.$O9]" office:value-type="float" office:value="0" calcext:value-type="float">
            <text:p/>
          </table:table-cell>
          <table:table-cell table:formula="of:=IF(BITAND([.$R9];BITLSHIFT(1;[.AK$2]))&gt;0;1;0)*[.$O9]" office:value-type="float" office:value="0" calcext:value-type="float">
            <text:p/>
          </table:table-cell>
          <table:table-cell table:formula="of:=IF(BITAND([.$R9];BITLSHIFT(1;[.AL$2]))&gt;0;1;0)*[.$O9]" office:value-type="float" office:value="0" calcext:value-type="float">
            <text:p/>
          </table:table-cell>
          <table:table-cell table:formula="of:=IF(BITAND([.$R9];BITLSHIFT(1;[.AM$2]))&gt;0;1;0)*[.$O9]" office:value-type="float" office:value="0" calcext:value-type="float">
            <text:p/>
          </table:table-cell>
          <table:table-cell table:formula="of:=IF(BITAND([.$R9];BITLSHIFT(1;[.AN$2]))&gt;0;1;0)*[.$O9]" office:value-type="float" office:value="0" calcext:value-type="float">
            <text:p/>
          </table:table-cell>
          <table:table-cell table:formula="of:=IF(BITAND([.$R9];BITLSHIFT(1;[.AO$2]))&gt;0;1;0)*[.$O9]" office:value-type="float" office:value="0" calcext:value-type="float">
            <text:p/>
          </table:table-cell>
          <table:table-cell table:formula="of:=IF(BITAND([.$R9];BITLSHIFT(1;[.AP$2]))&gt;0;1;0)*[.$O9]" office:value-type="float" office:value="0" calcext:value-type="float">
            <text:p/>
          </table:table-cell>
          <table:table-cell table:formula="of:=IF(BITAND([.$R9];BITLSHIFT(1;[.AQ$2]))&gt;0;1;0)*[.$O9]" office:value-type="float" office:value="0" calcext:value-type="float">
            <text:p/>
          </table:table-cell>
          <table:table-cell table:formula="of:=IF(BITAND([.$R9];BITLSHIFT(1;[.AR$2]))&gt;0;1;0)*[.$O9]" office:value-type="float" office:value="0" calcext:value-type="float">
            <text:p/>
          </table:table-cell>
          <table:table-cell table:formula="of:=IF(BITAND([.$R9];BITLSHIFT(1;[.AS$2]))&gt;0;1;0)*[.$O9]" office:value-type="float" office:value="0" calcext:value-type="float">
            <text:p/>
          </table:table-cell>
          <table:table-cell table:formula="of:=IF(BITAND([.$R9];BITLSHIFT(1;[.AT$2]))&gt;0;1;0)*[.$O9]" office:value-type="float" office:value="0" calcext:value-type="float">
            <text:p/>
          </table:table-cell>
          <table:table-cell table:formula="of:=IF(BITAND([.$R9];BITLSHIFT(1;[.AU$2]))&gt;0;1;0)*[.$O9]" office:value-type="float" office:value="0" calcext:value-type="float">
            <text:p/>
          </table:table-cell>
          <table:table-cell table:formula="of:=IF(BITAND([.$R9];BITLSHIFT(1;[.AV$2]))&gt;0;1;0)*[.$O9]" office:value-type="float" office:value="0" calcext:value-type="float">
            <text:p/>
          </table:table-cell>
          <table:table-cell table:formula="of:=IF(BITAND([.$R9];BITLSHIFT(1;[.AW$2]))&gt;0;1;0)*[.$O9]" office:value-type="float" office:value="0" calcext:value-type="float">
            <text:p/>
          </table:table-cell>
          <table:table-cell table:formula="of:=IF(BITAND([.$R9];BITLSHIFT(1;[.AX$2]))&gt;0;1;0)*[.$O9]" office:value-type="float" office:value="0" calcext:value-type="float">
            <text:p/>
          </table:table-cell>
          <table:table-cell table:formula="of:=IF(BITAND([.$Q9];BITLSHIFT(1;[.AY$2]))&gt;0;1;0)*[.$O9]" office:value-type="float" office:value="0" calcext:value-type="float">
            <text:p/>
          </table:table-cell>
          <table:table-cell table:formula="of:=IF(BITAND([.$Q9];BITLSHIFT(1;[.AZ$2]))&gt;0;1;0)*[.$O9]" office:value-type="float" office:value="0" calcext:value-type="float">
            <text:p/>
          </table:table-cell>
          <table:table-cell table:formula="of:=IF(BITAND([.$Q9];BITLSHIFT(1;[.BA$2]))&gt;0;1;0)*[.$O9]" office:value-type="float" office:value="0" calcext:value-type="float">
            <text:p/>
          </table:table-cell>
          <table:table-cell table:formula="of:=IF(BITAND([.$Q9];BITLSHIFT(1;[.BB$2]))&gt;0;1;0)*[.$O9]" office:value-type="float" office:value="0" calcext:value-type="float">
            <text:p/>
          </table:table-cell>
          <table:table-cell table:formula="of:=IF(BITAND([.$Q9];BITLSHIFT(1;[.BC$2]))&gt;0;1;0)*[.$O9]" office:value-type="float" office:value="0" calcext:value-type="float">
            <text:p/>
          </table:table-cell>
          <table:table-cell table:formula="of:=IF(BITAND([.$Q9];BITLSHIFT(1;[.BD$2]))&gt;0;1;0)*[.$O9]" office:value-type="float" office:value="0" calcext:value-type="float">
            <text:p/>
          </table:table-cell>
          <table:table-cell table:formula="of:=IF(BITAND([.$Q9];BITLSHIFT(1;[.BE$2]))&gt;0;1;0)*[.$O9]" office:value-type="float" office:value="0" calcext:value-type="float">
            <text:p/>
          </table:table-cell>
          <table:table-cell table:formula="of:=IF(BITAND([.$Q9];BITLSHIFT(1;[.BF$2]))&gt;0;1;0)*[.$O9]" office:value-type="float" office:value="0" calcext:value-type="float">
            <text:p/>
          </table:table-cell>
          <table:table-cell table:formula="of:=IF(BITAND([.$Q9];BITLSHIFT(1;[.BG$2]))&gt;0;1;0)*[.$O9]" office:value-type="float" office:value="0" calcext:value-type="float">
            <text:p/>
          </table:table-cell>
          <table:table-cell table:formula="of:=IF(BITAND([.$Q9];BITLSHIFT(1;[.BH$2]))&gt;0;1;0)*[.$O9]" office:value-type="float" office:value="0" calcext:value-type="float">
            <text:p/>
          </table:table-cell>
          <table:table-cell table:formula="of:=IF(BITAND([.$Q9];BITLSHIFT(1;[.BI$2]))&gt;0;1;0)*[.$O9]" office:value-type="float" office:value="0" calcext:value-type="float">
            <text:p/>
          </table:table-cell>
          <table:table-cell table:formula="of:=IF(BITAND([.$Q9];BITLSHIFT(1;[.BJ$2]))&gt;0;1;0)*[.$O9]" office:value-type="float" office:value="0" calcext:value-type="float">
            <text:p/>
          </table:table-cell>
          <table:table-cell table:formula="of:=IF(BITAND([.$Q9];BITLSHIFT(1;[.BK$2]))&gt;0;1;0)*[.$O9]" office:value-type="float" office:value="0" calcext:value-type="float">
            <text:p/>
          </table:table-cell>
          <table:table-cell table:formula="of:=IF(BITAND([.$Q9];BITLSHIFT(1;[.BL$2]))&gt;0;1;0)*[.$O9]" office:value-type="float" office:value="0" calcext:value-type="float">
            <text:p/>
          </table:table-cell>
          <table:table-cell table:formula="of:=IF(BITAND([.$Q9];BITLSHIFT(1;[.BM$2]))&gt;0;1;0)*[.$O9]" office:value-type="float" office:value="0" calcext:value-type="float">
            <text:p/>
          </table:table-cell>
          <table:table-cell table:formula="of:=IF(BITAND([.$Q9];BITLSHIFT(1;[.BN$2]))&gt;0;1;0)*[.$O9]" office:value-type="float" office:value="0" calcext:value-type="float">
            <text:p/>
          </table:table-cell>
          <table:table-cell table:formula="of:=IF(BITAND([.$Q9];BITLSHIFT(1;[.BO$2]))&gt;0;1;0)*[.$O9]" office:value-type="float" office:value="0" calcext:value-type="float">
            <text:p/>
          </table:table-cell>
          <table:table-cell table:formula="of:=IF(BITAND([.$Q9];BITLSHIFT(1;[.BP$2]))&gt;0;1;0)*[.$O9]" office:value-type="float" office:value="0" calcext:value-type="float">
            <text:p/>
          </table:table-cell>
          <table:table-cell table:formula="of:=IF(BITAND([.$Q9];BITLSHIFT(1;[.BQ$2]))&gt;0;1;0)*[.$O9]" office:value-type="float" office:value="0" calcext:value-type="float">
            <text:p/>
          </table:table-cell>
          <table:table-cell table:formula="of:=IF(BITAND([.$Q9];BITLSHIFT(1;[.BR$2]))&gt;0;1;0)*[.$O9]" office:value-type="float" office:value="0" calcext:value-type="float">
            <text:p/>
          </table:table-cell>
          <table:table-cell table:formula="of:=IF(BITAND([.$Q9];BITLSHIFT(1;[.BS$2]))&gt;0;1;0)*[.$O9]" office:value-type="float" office:value="0" calcext:value-type="float">
            <text:p/>
          </table:table-cell>
          <table:table-cell table:formula="of:=IF(BITAND([.$Q9];BITLSHIFT(1;[.BT$2]))&gt;0;1;0)*[.$O9]" office:value-type="float" office:value="0" calcext:value-type="float">
            <text:p/>
          </table:table-cell>
          <table:table-cell table:formula="of:=IF(BITAND([.$Q9];BITLSHIFT(1;[.BU$2]))&gt;0;1;0)*[.$O9]" office:value-type="float" office:value="0" calcext:value-type="float">
            <text:p/>
          </table:table-cell>
          <table:table-cell table:formula="of:=IF(BITAND([.$Q9];BITLSHIFT(1;[.BV$2]))&gt;0;1;0)*[.$O9]" office:value-type="float" office:value="0" calcext:value-type="float">
            <text:p/>
          </table:table-cell>
          <table:table-cell table:formula="of:=IF(BITAND([.$Q9];BITLSHIFT(1;[.BW$2]))&gt;0;1;0)*[.$O9]" office:value-type="float" office:value="0" calcext:value-type="float">
            <text:p/>
          </table:table-cell>
          <table:table-cell table:formula="of:=IF(BITAND([.$Q9];BITLSHIFT(1;[.BX$2]))&gt;0;1;0)*[.$O9]" office:value-type="float" office:value="0" calcext:value-type="float">
            <text:p/>
          </table:table-cell>
          <table:table-cell table:formula="of:=IF(BITAND([.$Q9];BITLSHIFT(1;[.BY$2]))&gt;0;1;0)*[.$O9]" office:value-type="float" office:value="0" calcext:value-type="float">
            <text:p/>
          </table:table-cell>
          <table:table-cell table:formula="of:=IF(BITAND([.$Q9];BITLSHIFT(1;[.BZ$2]))&gt;0;1;0)*[.$O9]" office:value-type="float" office:value="0" calcext:value-type="float">
            <text:p/>
          </table:table-cell>
          <table:table-cell table:formula="of:=IF(BITAND([.$Q9];BITLSHIFT(1;[.CA$2]))&gt;0;1;0)*[.$O9]" office:value-type="float" office:value="0" calcext:value-type="float">
            <text:p/>
          </table:table-cell>
          <table:table-cell table:formula="of:=IF(BITAND([.$Q9];BITLSHIFT(1;[.CB$2]))&gt;0;1;0)*[.$O9]" office:value-type="float" office:value="0" calcext:value-type="float">
            <text:p/>
          </table:table-cell>
          <table:table-cell table:formula="of:=IF(BITAND([.$Q9];BITLSHIFT(1;[.CC$2]))&gt;0;1;0)*[.$O9]" office:value-type="float" office:value="0" calcext:value-type="float">
            <text:p/>
          </table:table-cell>
          <table:table-cell table:formula="of:=IF(BITAND([.$Q9];BITLSHIFT(1;[.CD$2]))&gt;0;1;0)*[.$O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7" table:formula="of:=[.AA51]" office:value-type="float" office:value="-10" calcext:value-type="float">
            <text:p/>
          </table:table-cell>
          <table:table-cell table:style-name="ce7" table:formula="of:=[.AB51]" office:value-type="float" office:value="5" calcext:value-type="float">
            <text:p/>
          </table:table-cell>
          <table:table-cell table:style-name="ce7" table:formula="of:=[.AC51]" office:value-type="float" office:value="0" calcext:value-type="float">
            <text:p/>
          </table:table-cell>
          <table:table-cell table:style-name="ce7" table:formula="of:=[.AD51]" office:value-type="float" office:value="0" calcext:value-type="float">
            <text:p/>
          </table:table-cell>
          <table:table-cell table:style-name="ce7" table:formula="of:=[.AE51]" office:value-type="float" office:value="0" calcext:value-type="float">
            <text:p/>
          </table:table-cell>
          <table:table-cell table:style-name="ce7" table:formula="of:=[.AF51]" office:value-type="float" office:value="0" calcext:value-type="float">
            <text:p/>
          </table:table-cell>
          <table:table-cell table:style-name="ce7" table:formula="of:=[.AG51]" office:value-type="float" office:value="5" calcext:value-type="float">
            <text:p/>
          </table:table-cell>
          <table:table-cell table:style-name="ce7" table:formula="of:=[.AH51]" office:value-type="float" office:value="-10" calcext:value-type="float">
            <text:p/>
          </table:table-cell>
          <table:table-cell table:style-name="ce1"/>
          <table:table-cell/>
          <table:table-cell table:style-name="ce4" table:number-columns-repeated="2"/>
          <table:table-cell table:style-name="ce5" table:number-columns-repeated="2"/>
          <table:table-cell table:formula="of:=DECIMAL(LEFT([.N10];10) ;16)" office:value-type="float" office:value="0" calcext:value-type="float">
            <text:p/>
          </table:table-cell>
          <table:table-cell table:formula="of:=DECIMAL(RIGHT([.N10];8) ;16)" office:value-type="float" office:value="0" calcext:value-type="float">
            <text:p/>
          </table:table-cell>
          <table:table-cell table:formula="of:=IF(BITAND([.$R10];BITLSHIFT(1;[.S$2]))&gt;0;1;0)*[.$O10]" office:value-type="float" office:value="0" calcext:value-type="float">
            <text:p/>
          </table:table-cell>
          <table:table-cell table:formula="of:=IF(BITAND([.$R10];BITLSHIFT(1;[.T$2]))&gt;0;1;0)*[.$O10]" office:value-type="float" office:value="0" calcext:value-type="float">
            <text:p/>
          </table:table-cell>
          <table:table-cell table:formula="of:=IF(BITAND([.$R10];BITLSHIFT(1;[.U$2]))&gt;0;1;0)*[.$O10]" office:value-type="float" office:value="0" calcext:value-type="float">
            <text:p/>
          </table:table-cell>
          <table:table-cell table:formula="of:=IF(BITAND([.$R10];BITLSHIFT(1;[.V$2]))&gt;0;1;0)*[.$O10]" office:value-type="float" office:value="0" calcext:value-type="float">
            <text:p/>
          </table:table-cell>
          <table:table-cell table:formula="of:=IF(BITAND([.$R10];BITLSHIFT(1;[.W$2]))&gt;0;1;0)*[.$O10]" office:value-type="float" office:value="0" calcext:value-type="float">
            <text:p/>
          </table:table-cell>
          <table:table-cell table:formula="of:=IF(BITAND([.$R10];BITLSHIFT(1;[.X$2]))&gt;0;1;0)*[.$O10]" office:value-type="float" office:value="0" calcext:value-type="float">
            <text:p/>
          </table:table-cell>
          <table:table-cell table:formula="of:=IF(BITAND([.$R10];BITLSHIFT(1;[.Y$2]))&gt;0;1;0)*[.$O10]" office:value-type="float" office:value="0" calcext:value-type="float">
            <text:p/>
          </table:table-cell>
          <table:table-cell table:formula="of:=IF(BITAND([.$R10];BITLSHIFT(1;[.Z$2]))&gt;0;1;0)*[.$O10]" office:value-type="float" office:value="0" calcext:value-type="float">
            <text:p/>
          </table:table-cell>
          <table:table-cell table:formula="of:=IF(BITAND([.$R10];BITLSHIFT(1;[.AA$2]))&gt;0;1;0)*[.$O10]" office:value-type="float" office:value="0" calcext:value-type="float">
            <text:p/>
          </table:table-cell>
          <table:table-cell table:formula="of:=IF(BITAND([.$R10];BITLSHIFT(1;[.AB$2]))&gt;0;1;0)*[.$O10]" office:value-type="float" office:value="0" calcext:value-type="float">
            <text:p/>
          </table:table-cell>
          <table:table-cell table:formula="of:=IF(BITAND([.$R10];BITLSHIFT(1;[.AC$2]))&gt;0;1;0)*[.$O10]" office:value-type="float" office:value="0" calcext:value-type="float">
            <text:p/>
          </table:table-cell>
          <table:table-cell table:formula="of:=IF(BITAND([.$R10];BITLSHIFT(1;[.AD$2]))&gt;0;1;0)*[.$O10]" office:value-type="float" office:value="0" calcext:value-type="float">
            <text:p/>
          </table:table-cell>
          <table:table-cell table:formula="of:=IF(BITAND([.$R10];BITLSHIFT(1;[.AE$2]))&gt;0;1;0)*[.$O10]" office:value-type="float" office:value="0" calcext:value-type="float">
            <text:p/>
          </table:table-cell>
          <table:table-cell table:formula="of:=IF(BITAND([.$R10];BITLSHIFT(1;[.AF$2]))&gt;0;1;0)*[.$O10]" office:value-type="float" office:value="0" calcext:value-type="float">
            <text:p/>
          </table:table-cell>
          <table:table-cell table:formula="of:=IF(BITAND([.$R10];BITLSHIFT(1;[.AG$2]))&gt;0;1;0)*[.$O10]" office:value-type="float" office:value="0" calcext:value-type="float">
            <text:p/>
          </table:table-cell>
          <table:table-cell table:formula="of:=IF(BITAND([.$R10];BITLSHIFT(1;[.AH$2]))&gt;0;1;0)*[.$O10]" office:value-type="float" office:value="0" calcext:value-type="float">
            <text:p/>
          </table:table-cell>
          <table:table-cell table:formula="of:=IF(BITAND([.$R10];BITLSHIFT(1;[.AI$2]))&gt;0;1;0)*[.$O10]" office:value-type="float" office:value="0" calcext:value-type="float">
            <text:p/>
          </table:table-cell>
          <table:table-cell table:formula="of:=IF(BITAND([.$R10];BITLSHIFT(1;[.AJ$2]))&gt;0;1;0)*[.$O10]" office:value-type="float" office:value="0" calcext:value-type="float">
            <text:p/>
          </table:table-cell>
          <table:table-cell table:formula="of:=IF(BITAND([.$R10];BITLSHIFT(1;[.AK$2]))&gt;0;1;0)*[.$O10]" office:value-type="float" office:value="0" calcext:value-type="float">
            <text:p/>
          </table:table-cell>
          <table:table-cell table:formula="of:=IF(BITAND([.$R10];BITLSHIFT(1;[.AL$2]))&gt;0;1;0)*[.$O10]" office:value-type="float" office:value="0" calcext:value-type="float">
            <text:p/>
          </table:table-cell>
          <table:table-cell table:formula="of:=IF(BITAND([.$R10];BITLSHIFT(1;[.AM$2]))&gt;0;1;0)*[.$O10]" office:value-type="float" office:value="0" calcext:value-type="float">
            <text:p/>
          </table:table-cell>
          <table:table-cell table:formula="of:=IF(BITAND([.$R10];BITLSHIFT(1;[.AN$2]))&gt;0;1;0)*[.$O10]" office:value-type="float" office:value="0" calcext:value-type="float">
            <text:p/>
          </table:table-cell>
          <table:table-cell table:formula="of:=IF(BITAND([.$R10];BITLSHIFT(1;[.AO$2]))&gt;0;1;0)*[.$O10]" office:value-type="float" office:value="0" calcext:value-type="float">
            <text:p/>
          </table:table-cell>
          <table:table-cell table:formula="of:=IF(BITAND([.$R10];BITLSHIFT(1;[.AP$2]))&gt;0;1;0)*[.$O10]" office:value-type="float" office:value="0" calcext:value-type="float">
            <text:p/>
          </table:table-cell>
          <table:table-cell table:formula="of:=IF(BITAND([.$R10];BITLSHIFT(1;[.AQ$2]))&gt;0;1;0)*[.$O10]" office:value-type="float" office:value="0" calcext:value-type="float">
            <text:p/>
          </table:table-cell>
          <table:table-cell table:formula="of:=IF(BITAND([.$R10];BITLSHIFT(1;[.AR$2]))&gt;0;1;0)*[.$O10]" office:value-type="float" office:value="0" calcext:value-type="float">
            <text:p/>
          </table:table-cell>
          <table:table-cell table:formula="of:=IF(BITAND([.$R10];BITLSHIFT(1;[.AS$2]))&gt;0;1;0)*[.$O10]" office:value-type="float" office:value="0" calcext:value-type="float">
            <text:p/>
          </table:table-cell>
          <table:table-cell table:formula="of:=IF(BITAND([.$R10];BITLSHIFT(1;[.AT$2]))&gt;0;1;0)*[.$O10]" office:value-type="float" office:value="0" calcext:value-type="float">
            <text:p/>
          </table:table-cell>
          <table:table-cell table:formula="of:=IF(BITAND([.$R10];BITLSHIFT(1;[.AU$2]))&gt;0;1;0)*[.$O10]" office:value-type="float" office:value="0" calcext:value-type="float">
            <text:p/>
          </table:table-cell>
          <table:table-cell table:formula="of:=IF(BITAND([.$R10];BITLSHIFT(1;[.AV$2]))&gt;0;1;0)*[.$O10]" office:value-type="float" office:value="0" calcext:value-type="float">
            <text:p/>
          </table:table-cell>
          <table:table-cell table:formula="of:=IF(BITAND([.$R10];BITLSHIFT(1;[.AW$2]))&gt;0;1;0)*[.$O10]" office:value-type="float" office:value="0" calcext:value-type="float">
            <text:p/>
          </table:table-cell>
          <table:table-cell table:formula="of:=IF(BITAND([.$R10];BITLSHIFT(1;[.AX$2]))&gt;0;1;0)*[.$O10]" office:value-type="float" office:value="0" calcext:value-type="float">
            <text:p/>
          </table:table-cell>
          <table:table-cell table:formula="of:=IF(BITAND([.$Q10];BITLSHIFT(1;[.AY$2]))&gt;0;1;0)*[.$O10]" office:value-type="float" office:value="0" calcext:value-type="float">
            <text:p/>
          </table:table-cell>
          <table:table-cell table:formula="of:=IF(BITAND([.$Q10];BITLSHIFT(1;[.AZ$2]))&gt;0;1;0)*[.$O10]" office:value-type="float" office:value="0" calcext:value-type="float">
            <text:p/>
          </table:table-cell>
          <table:table-cell table:formula="of:=IF(BITAND([.$Q10];BITLSHIFT(1;[.BA$2]))&gt;0;1;0)*[.$O10]" office:value-type="float" office:value="0" calcext:value-type="float">
            <text:p/>
          </table:table-cell>
          <table:table-cell table:formula="of:=IF(BITAND([.$Q10];BITLSHIFT(1;[.BB$2]))&gt;0;1;0)*[.$O10]" office:value-type="float" office:value="0" calcext:value-type="float">
            <text:p/>
          </table:table-cell>
          <table:table-cell table:formula="of:=IF(BITAND([.$Q10];BITLSHIFT(1;[.BC$2]))&gt;0;1;0)*[.$O10]" office:value-type="float" office:value="0" calcext:value-type="float">
            <text:p/>
          </table:table-cell>
          <table:table-cell table:formula="of:=IF(BITAND([.$Q10];BITLSHIFT(1;[.BD$2]))&gt;0;1;0)*[.$O10]" office:value-type="float" office:value="0" calcext:value-type="float">
            <text:p/>
          </table:table-cell>
          <table:table-cell table:formula="of:=IF(BITAND([.$Q10];BITLSHIFT(1;[.BE$2]))&gt;0;1;0)*[.$O10]" office:value-type="float" office:value="0" calcext:value-type="float">
            <text:p/>
          </table:table-cell>
          <table:table-cell table:formula="of:=IF(BITAND([.$Q10];BITLSHIFT(1;[.BF$2]))&gt;0;1;0)*[.$O10]" office:value-type="float" office:value="0" calcext:value-type="float">
            <text:p/>
          </table:table-cell>
          <table:table-cell table:formula="of:=IF(BITAND([.$Q10];BITLSHIFT(1;[.BG$2]))&gt;0;1;0)*[.$O10]" office:value-type="float" office:value="0" calcext:value-type="float">
            <text:p/>
          </table:table-cell>
          <table:table-cell table:formula="of:=IF(BITAND([.$Q10];BITLSHIFT(1;[.BH$2]))&gt;0;1;0)*[.$O10]" office:value-type="float" office:value="0" calcext:value-type="float">
            <text:p/>
          </table:table-cell>
          <table:table-cell table:formula="of:=IF(BITAND([.$Q10];BITLSHIFT(1;[.BI$2]))&gt;0;1;0)*[.$O10]" office:value-type="float" office:value="0" calcext:value-type="float">
            <text:p/>
          </table:table-cell>
          <table:table-cell table:formula="of:=IF(BITAND([.$Q10];BITLSHIFT(1;[.BJ$2]))&gt;0;1;0)*[.$O10]" office:value-type="float" office:value="0" calcext:value-type="float">
            <text:p/>
          </table:table-cell>
          <table:table-cell table:formula="of:=IF(BITAND([.$Q10];BITLSHIFT(1;[.BK$2]))&gt;0;1;0)*[.$O10]" office:value-type="float" office:value="0" calcext:value-type="float">
            <text:p/>
          </table:table-cell>
          <table:table-cell table:formula="of:=IF(BITAND([.$Q10];BITLSHIFT(1;[.BL$2]))&gt;0;1;0)*[.$O10]" office:value-type="float" office:value="0" calcext:value-type="float">
            <text:p/>
          </table:table-cell>
          <table:table-cell table:formula="of:=IF(BITAND([.$Q10];BITLSHIFT(1;[.BM$2]))&gt;0;1;0)*[.$O10]" office:value-type="float" office:value="0" calcext:value-type="float">
            <text:p/>
          </table:table-cell>
          <table:table-cell table:formula="of:=IF(BITAND([.$Q10];BITLSHIFT(1;[.BN$2]))&gt;0;1;0)*[.$O10]" office:value-type="float" office:value="0" calcext:value-type="float">
            <text:p/>
          </table:table-cell>
          <table:table-cell table:formula="of:=IF(BITAND([.$Q10];BITLSHIFT(1;[.BO$2]))&gt;0;1;0)*[.$O10]" office:value-type="float" office:value="0" calcext:value-type="float">
            <text:p/>
          </table:table-cell>
          <table:table-cell table:formula="of:=IF(BITAND([.$Q10];BITLSHIFT(1;[.BP$2]))&gt;0;1;0)*[.$O10]" office:value-type="float" office:value="0" calcext:value-type="float">
            <text:p/>
          </table:table-cell>
          <table:table-cell table:formula="of:=IF(BITAND([.$Q10];BITLSHIFT(1;[.BQ$2]))&gt;0;1;0)*[.$O10]" office:value-type="float" office:value="0" calcext:value-type="float">
            <text:p/>
          </table:table-cell>
          <table:table-cell table:formula="of:=IF(BITAND([.$Q10];BITLSHIFT(1;[.BR$2]))&gt;0;1;0)*[.$O10]" office:value-type="float" office:value="0" calcext:value-type="float">
            <text:p/>
          </table:table-cell>
          <table:table-cell table:formula="of:=IF(BITAND([.$Q10];BITLSHIFT(1;[.BS$2]))&gt;0;1;0)*[.$O10]" office:value-type="float" office:value="0" calcext:value-type="float">
            <text:p/>
          </table:table-cell>
          <table:table-cell table:formula="of:=IF(BITAND([.$Q10];BITLSHIFT(1;[.BT$2]))&gt;0;1;0)*[.$O10]" office:value-type="float" office:value="0" calcext:value-type="float">
            <text:p/>
          </table:table-cell>
          <table:table-cell table:formula="of:=IF(BITAND([.$Q10];BITLSHIFT(1;[.BU$2]))&gt;0;1;0)*[.$O10]" office:value-type="float" office:value="0" calcext:value-type="float">
            <text:p/>
          </table:table-cell>
          <table:table-cell table:formula="of:=IF(BITAND([.$Q10];BITLSHIFT(1;[.BV$2]))&gt;0;1;0)*[.$O10]" office:value-type="float" office:value="0" calcext:value-type="float">
            <text:p/>
          </table:table-cell>
          <table:table-cell table:formula="of:=IF(BITAND([.$Q10];BITLSHIFT(1;[.BW$2]))&gt;0;1;0)*[.$O10]" office:value-type="float" office:value="0" calcext:value-type="float">
            <text:p/>
          </table:table-cell>
          <table:table-cell table:formula="of:=IF(BITAND([.$Q10];BITLSHIFT(1;[.BX$2]))&gt;0;1;0)*[.$O10]" office:value-type="float" office:value="0" calcext:value-type="float">
            <text:p/>
          </table:table-cell>
          <table:table-cell table:formula="of:=IF(BITAND([.$Q10];BITLSHIFT(1;[.BY$2]))&gt;0;1;0)*[.$O10]" office:value-type="float" office:value="0" calcext:value-type="float">
            <text:p/>
          </table:table-cell>
          <table:table-cell table:formula="of:=IF(BITAND([.$Q10];BITLSHIFT(1;[.BZ$2]))&gt;0;1;0)*[.$O10]" office:value-type="float" office:value="0" calcext:value-type="float">
            <text:p/>
          </table:table-cell>
          <table:table-cell table:formula="of:=IF(BITAND([.$Q10];BITLSHIFT(1;[.CA$2]))&gt;0;1;0)*[.$O10]" office:value-type="float" office:value="0" calcext:value-type="float">
            <text:p/>
          </table:table-cell>
          <table:table-cell table:formula="of:=IF(BITAND([.$Q10];BITLSHIFT(1;[.CB$2]))&gt;0;1;0)*[.$O10]" office:value-type="float" office:value="0" calcext:value-type="float">
            <text:p/>
          </table:table-cell>
          <table:table-cell table:formula="of:=IF(BITAND([.$Q10];BITLSHIFT(1;[.CC$2]))&gt;0;1;0)*[.$O10]" office:value-type="float" office:value="0" calcext:value-type="float">
            <text:p/>
          </table:table-cell>
          <table:table-cell table:formula="of:=IF(BITAND([.$Q10];BITLSHIFT(1;[.CD$2]))&gt;0;1;0)*[.$O1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7" table:formula="of:=[.S51]" office:value-type="float" office:value="-20" calcext:value-type="float">
            <text:p/>
          </table:table-cell>
          <table:table-cell table:style-name="ce7" table:formula="of:=[.T51]" office:value-type="float" office:value="-10" calcext:value-type="float">
            <text:p/>
          </table:table-cell>
          <table:table-cell table:style-name="ce7" table:formula="of:=[.U51]" office:value-type="float" office:value="-10" calcext:value-type="float">
            <text:p/>
          </table:table-cell>
          <table:table-cell table:style-name="ce7" table:formula="of:=[.V51]" office:value-type="float" office:value="-10" calcext:value-type="float">
            <text:p/>
          </table:table-cell>
          <table:table-cell table:style-name="ce7" table:formula="of:=[.W51]" office:value-type="float" office:value="-10" calcext:value-type="float">
            <text:p/>
          </table:table-cell>
          <table:table-cell table:style-name="ce7" table:formula="of:=[.X51]" office:value-type="float" office:value="-10" calcext:value-type="float">
            <text:p/>
          </table:table-cell>
          <table:table-cell table:style-name="ce7" table:formula="of:=[.Y51]" office:value-type="float" office:value="-10" calcext:value-type="float">
            <text:p/>
          </table:table-cell>
          <table:table-cell table:style-name="ce7" table:formula="of:=[.Z51]" office:value-type="float" office:value="-20" calcext:value-type="float">
            <text:p/>
          </table:table-cell>
          <table:table-cell table:style-name="ce1"/>
          <table:table-cell/>
          <table:table-cell table:style-name="ce4" table:number-columns-repeated="2"/>
          <table:table-cell table:style-name="ce5" table:number-columns-repeated="2"/>
          <table:table-cell table:formula="of:=DECIMAL(LEFT([.N11];10) ;16)" office:value-type="float" office:value="0" calcext:value-type="float">
            <text:p/>
          </table:table-cell>
          <table:table-cell table:formula="of:=DECIMAL(RIGHT([.N11];8) ;16)" office:value-type="float" office:value="0" calcext:value-type="float">
            <text:p/>
          </table:table-cell>
          <table:table-cell table:formula="of:=IF(BITAND([.$R11];BITLSHIFT(1;[.S$2]))&gt;0;1;0)*[.$O11]" office:value-type="float" office:value="0" calcext:value-type="float">
            <text:p/>
          </table:table-cell>
          <table:table-cell table:formula="of:=IF(BITAND([.$R11];BITLSHIFT(1;[.T$2]))&gt;0;1;0)*[.$O11]" office:value-type="float" office:value="0" calcext:value-type="float">
            <text:p/>
          </table:table-cell>
          <table:table-cell table:formula="of:=IF(BITAND([.$R11];BITLSHIFT(1;[.U$2]))&gt;0;1;0)*[.$O11]" office:value-type="float" office:value="0" calcext:value-type="float">
            <text:p/>
          </table:table-cell>
          <table:table-cell table:formula="of:=IF(BITAND([.$R11];BITLSHIFT(1;[.V$2]))&gt;0;1;0)*[.$O11]" office:value-type="float" office:value="0" calcext:value-type="float">
            <text:p/>
          </table:table-cell>
          <table:table-cell table:formula="of:=IF(BITAND([.$R11];BITLSHIFT(1;[.W$2]))&gt;0;1;0)*[.$O11]" office:value-type="float" office:value="0" calcext:value-type="float">
            <text:p/>
          </table:table-cell>
          <table:table-cell table:formula="of:=IF(BITAND([.$R11];BITLSHIFT(1;[.X$2]))&gt;0;1;0)*[.$O11]" office:value-type="float" office:value="0" calcext:value-type="float">
            <text:p/>
          </table:table-cell>
          <table:table-cell table:formula="of:=IF(BITAND([.$R11];BITLSHIFT(1;[.Y$2]))&gt;0;1;0)*[.$O11]" office:value-type="float" office:value="0" calcext:value-type="float">
            <text:p/>
          </table:table-cell>
          <table:table-cell table:formula="of:=IF(BITAND([.$R11];BITLSHIFT(1;[.Z$2]))&gt;0;1;0)*[.$O11]" office:value-type="float" office:value="0" calcext:value-type="float">
            <text:p/>
          </table:table-cell>
          <table:table-cell table:formula="of:=IF(BITAND([.$R11];BITLSHIFT(1;[.AA$2]))&gt;0;1;0)*[.$O11]" office:value-type="float" office:value="0" calcext:value-type="float">
            <text:p/>
          </table:table-cell>
          <table:table-cell table:formula="of:=IF(BITAND([.$R11];BITLSHIFT(1;[.AB$2]))&gt;0;1;0)*[.$O11]" office:value-type="float" office:value="0" calcext:value-type="float">
            <text:p/>
          </table:table-cell>
          <table:table-cell table:formula="of:=IF(BITAND([.$R11];BITLSHIFT(1;[.AC$2]))&gt;0;1;0)*[.$O11]" office:value-type="float" office:value="0" calcext:value-type="float">
            <text:p/>
          </table:table-cell>
          <table:table-cell table:formula="of:=IF(BITAND([.$R11];BITLSHIFT(1;[.AD$2]))&gt;0;1;0)*[.$O11]" office:value-type="float" office:value="0" calcext:value-type="float">
            <text:p/>
          </table:table-cell>
          <table:table-cell table:formula="of:=IF(BITAND([.$R11];BITLSHIFT(1;[.AE$2]))&gt;0;1;0)*[.$O11]" office:value-type="float" office:value="0" calcext:value-type="float">
            <text:p/>
          </table:table-cell>
          <table:table-cell table:formula="of:=IF(BITAND([.$R11];BITLSHIFT(1;[.AF$2]))&gt;0;1;0)*[.$O11]" office:value-type="float" office:value="0" calcext:value-type="float">
            <text:p/>
          </table:table-cell>
          <table:table-cell table:formula="of:=IF(BITAND([.$R11];BITLSHIFT(1;[.AG$2]))&gt;0;1;0)*[.$O11]" office:value-type="float" office:value="0" calcext:value-type="float">
            <text:p/>
          </table:table-cell>
          <table:table-cell table:formula="of:=IF(BITAND([.$R11];BITLSHIFT(1;[.AH$2]))&gt;0;1;0)*[.$O11]" office:value-type="float" office:value="0" calcext:value-type="float">
            <text:p/>
          </table:table-cell>
          <table:table-cell table:formula="of:=IF(BITAND([.$R11];BITLSHIFT(1;[.AI$2]))&gt;0;1;0)*[.$O11]" office:value-type="float" office:value="0" calcext:value-type="float">
            <text:p/>
          </table:table-cell>
          <table:table-cell table:formula="of:=IF(BITAND([.$R11];BITLSHIFT(1;[.AJ$2]))&gt;0;1;0)*[.$O11]" office:value-type="float" office:value="0" calcext:value-type="float">
            <text:p/>
          </table:table-cell>
          <table:table-cell table:formula="of:=IF(BITAND([.$R11];BITLSHIFT(1;[.AK$2]))&gt;0;1;0)*[.$O11]" office:value-type="float" office:value="0" calcext:value-type="float">
            <text:p/>
          </table:table-cell>
          <table:table-cell table:formula="of:=IF(BITAND([.$R11];BITLSHIFT(1;[.AL$2]))&gt;0;1;0)*[.$O11]" office:value-type="float" office:value="0" calcext:value-type="float">
            <text:p/>
          </table:table-cell>
          <table:table-cell table:formula="of:=IF(BITAND([.$R11];BITLSHIFT(1;[.AM$2]))&gt;0;1;0)*[.$O11]" office:value-type="float" office:value="0" calcext:value-type="float">
            <text:p/>
          </table:table-cell>
          <table:table-cell table:formula="of:=IF(BITAND([.$R11];BITLSHIFT(1;[.AN$2]))&gt;0;1;0)*[.$O11]" office:value-type="float" office:value="0" calcext:value-type="float">
            <text:p/>
          </table:table-cell>
          <table:table-cell table:formula="of:=IF(BITAND([.$R11];BITLSHIFT(1;[.AO$2]))&gt;0;1;0)*[.$O11]" office:value-type="float" office:value="0" calcext:value-type="float">
            <text:p/>
          </table:table-cell>
          <table:table-cell table:formula="of:=IF(BITAND([.$R11];BITLSHIFT(1;[.AP$2]))&gt;0;1;0)*[.$O11]" office:value-type="float" office:value="0" calcext:value-type="float">
            <text:p/>
          </table:table-cell>
          <table:table-cell table:formula="of:=IF(BITAND([.$R11];BITLSHIFT(1;[.AQ$2]))&gt;0;1;0)*[.$O11]" office:value-type="float" office:value="0" calcext:value-type="float">
            <text:p/>
          </table:table-cell>
          <table:table-cell table:formula="of:=IF(BITAND([.$R11];BITLSHIFT(1;[.AR$2]))&gt;0;1;0)*[.$O11]" office:value-type="float" office:value="0" calcext:value-type="float">
            <text:p/>
          </table:table-cell>
          <table:table-cell table:formula="of:=IF(BITAND([.$R11];BITLSHIFT(1;[.AS$2]))&gt;0;1;0)*[.$O11]" office:value-type="float" office:value="0" calcext:value-type="float">
            <text:p/>
          </table:table-cell>
          <table:table-cell table:formula="of:=IF(BITAND([.$R11];BITLSHIFT(1;[.AT$2]))&gt;0;1;0)*[.$O11]" office:value-type="float" office:value="0" calcext:value-type="float">
            <text:p/>
          </table:table-cell>
          <table:table-cell table:formula="of:=IF(BITAND([.$R11];BITLSHIFT(1;[.AU$2]))&gt;0;1;0)*[.$O11]" office:value-type="float" office:value="0" calcext:value-type="float">
            <text:p/>
          </table:table-cell>
          <table:table-cell table:formula="of:=IF(BITAND([.$R11];BITLSHIFT(1;[.AV$2]))&gt;0;1;0)*[.$O11]" office:value-type="float" office:value="0" calcext:value-type="float">
            <text:p/>
          </table:table-cell>
          <table:table-cell table:formula="of:=IF(BITAND([.$R11];BITLSHIFT(1;[.AW$2]))&gt;0;1;0)*[.$O11]" office:value-type="float" office:value="0" calcext:value-type="float">
            <text:p/>
          </table:table-cell>
          <table:table-cell table:formula="of:=IF(BITAND([.$R11];BITLSHIFT(1;[.AX$2]))&gt;0;1;0)*[.$O11]" office:value-type="float" office:value="0" calcext:value-type="float">
            <text:p/>
          </table:table-cell>
          <table:table-cell table:formula="of:=IF(BITAND([.$Q11];BITLSHIFT(1;[.AY$2]))&gt;0;1;0)*[.$O11]" office:value-type="float" office:value="0" calcext:value-type="float">
            <text:p/>
          </table:table-cell>
          <table:table-cell table:formula="of:=IF(BITAND([.$Q11];BITLSHIFT(1;[.AZ$2]))&gt;0;1;0)*[.$O11]" office:value-type="float" office:value="0" calcext:value-type="float">
            <text:p/>
          </table:table-cell>
          <table:table-cell table:formula="of:=IF(BITAND([.$Q11];BITLSHIFT(1;[.BA$2]))&gt;0;1;0)*[.$O11]" office:value-type="float" office:value="0" calcext:value-type="float">
            <text:p/>
          </table:table-cell>
          <table:table-cell table:formula="of:=IF(BITAND([.$Q11];BITLSHIFT(1;[.BB$2]))&gt;0;1;0)*[.$O11]" office:value-type="float" office:value="0" calcext:value-type="float">
            <text:p/>
          </table:table-cell>
          <table:table-cell table:formula="of:=IF(BITAND([.$Q11];BITLSHIFT(1;[.BC$2]))&gt;0;1;0)*[.$O11]" office:value-type="float" office:value="0" calcext:value-type="float">
            <text:p/>
          </table:table-cell>
          <table:table-cell table:formula="of:=IF(BITAND([.$Q11];BITLSHIFT(1;[.BD$2]))&gt;0;1;0)*[.$O11]" office:value-type="float" office:value="0" calcext:value-type="float">
            <text:p/>
          </table:table-cell>
          <table:table-cell table:formula="of:=IF(BITAND([.$Q11];BITLSHIFT(1;[.BE$2]))&gt;0;1;0)*[.$O11]" office:value-type="float" office:value="0" calcext:value-type="float">
            <text:p/>
          </table:table-cell>
          <table:table-cell table:formula="of:=IF(BITAND([.$Q11];BITLSHIFT(1;[.BF$2]))&gt;0;1;0)*[.$O11]" office:value-type="float" office:value="0" calcext:value-type="float">
            <text:p/>
          </table:table-cell>
          <table:table-cell table:formula="of:=IF(BITAND([.$Q11];BITLSHIFT(1;[.BG$2]))&gt;0;1;0)*[.$O11]" office:value-type="float" office:value="0" calcext:value-type="float">
            <text:p/>
          </table:table-cell>
          <table:table-cell table:formula="of:=IF(BITAND([.$Q11];BITLSHIFT(1;[.BH$2]))&gt;0;1;0)*[.$O11]" office:value-type="float" office:value="0" calcext:value-type="float">
            <text:p/>
          </table:table-cell>
          <table:table-cell table:formula="of:=IF(BITAND([.$Q11];BITLSHIFT(1;[.BI$2]))&gt;0;1;0)*[.$O11]" office:value-type="float" office:value="0" calcext:value-type="float">
            <text:p/>
          </table:table-cell>
          <table:table-cell table:formula="of:=IF(BITAND([.$Q11];BITLSHIFT(1;[.BJ$2]))&gt;0;1;0)*[.$O11]" office:value-type="float" office:value="0" calcext:value-type="float">
            <text:p/>
          </table:table-cell>
          <table:table-cell table:formula="of:=IF(BITAND([.$Q11];BITLSHIFT(1;[.BK$2]))&gt;0;1;0)*[.$O11]" office:value-type="float" office:value="0" calcext:value-type="float">
            <text:p/>
          </table:table-cell>
          <table:table-cell table:formula="of:=IF(BITAND([.$Q11];BITLSHIFT(1;[.BL$2]))&gt;0;1;0)*[.$O11]" office:value-type="float" office:value="0" calcext:value-type="float">
            <text:p/>
          </table:table-cell>
          <table:table-cell table:formula="of:=IF(BITAND([.$Q11];BITLSHIFT(1;[.BM$2]))&gt;0;1;0)*[.$O11]" office:value-type="float" office:value="0" calcext:value-type="float">
            <text:p/>
          </table:table-cell>
          <table:table-cell table:formula="of:=IF(BITAND([.$Q11];BITLSHIFT(1;[.BN$2]))&gt;0;1;0)*[.$O11]" office:value-type="float" office:value="0" calcext:value-type="float">
            <text:p/>
          </table:table-cell>
          <table:table-cell table:formula="of:=IF(BITAND([.$Q11];BITLSHIFT(1;[.BO$2]))&gt;0;1;0)*[.$O11]" office:value-type="float" office:value="0" calcext:value-type="float">
            <text:p/>
          </table:table-cell>
          <table:table-cell table:formula="of:=IF(BITAND([.$Q11];BITLSHIFT(1;[.BP$2]))&gt;0;1;0)*[.$O11]" office:value-type="float" office:value="0" calcext:value-type="float">
            <text:p/>
          </table:table-cell>
          <table:table-cell table:formula="of:=IF(BITAND([.$Q11];BITLSHIFT(1;[.BQ$2]))&gt;0;1;0)*[.$O11]" office:value-type="float" office:value="0" calcext:value-type="float">
            <text:p/>
          </table:table-cell>
          <table:table-cell table:formula="of:=IF(BITAND([.$Q11];BITLSHIFT(1;[.BR$2]))&gt;0;1;0)*[.$O11]" office:value-type="float" office:value="0" calcext:value-type="float">
            <text:p/>
          </table:table-cell>
          <table:table-cell table:formula="of:=IF(BITAND([.$Q11];BITLSHIFT(1;[.BS$2]))&gt;0;1;0)*[.$O11]" office:value-type="float" office:value="0" calcext:value-type="float">
            <text:p/>
          </table:table-cell>
          <table:table-cell table:formula="of:=IF(BITAND([.$Q11];BITLSHIFT(1;[.BT$2]))&gt;0;1;0)*[.$O11]" office:value-type="float" office:value="0" calcext:value-type="float">
            <text:p/>
          </table:table-cell>
          <table:table-cell table:formula="of:=IF(BITAND([.$Q11];BITLSHIFT(1;[.BU$2]))&gt;0;1;0)*[.$O11]" office:value-type="float" office:value="0" calcext:value-type="float">
            <text:p/>
          </table:table-cell>
          <table:table-cell table:formula="of:=IF(BITAND([.$Q11];BITLSHIFT(1;[.BV$2]))&gt;0;1;0)*[.$O11]" office:value-type="float" office:value="0" calcext:value-type="float">
            <text:p/>
          </table:table-cell>
          <table:table-cell table:formula="of:=IF(BITAND([.$Q11];BITLSHIFT(1;[.BW$2]))&gt;0;1;0)*[.$O11]" office:value-type="float" office:value="0" calcext:value-type="float">
            <text:p/>
          </table:table-cell>
          <table:table-cell table:formula="of:=IF(BITAND([.$Q11];BITLSHIFT(1;[.BX$2]))&gt;0;1;0)*[.$O11]" office:value-type="float" office:value="0" calcext:value-type="float">
            <text:p/>
          </table:table-cell>
          <table:table-cell table:formula="of:=IF(BITAND([.$Q11];BITLSHIFT(1;[.BY$2]))&gt;0;1;0)*[.$O11]" office:value-type="float" office:value="0" calcext:value-type="float">
            <text:p/>
          </table:table-cell>
          <table:table-cell table:formula="of:=IF(BITAND([.$Q11];BITLSHIFT(1;[.BZ$2]))&gt;0;1;0)*[.$O11]" office:value-type="float" office:value="0" calcext:value-type="float">
            <text:p/>
          </table:table-cell>
          <table:table-cell table:formula="of:=IF(BITAND([.$Q11];BITLSHIFT(1;[.CA$2]))&gt;0;1;0)*[.$O11]" office:value-type="float" office:value="0" calcext:value-type="float">
            <text:p/>
          </table:table-cell>
          <table:table-cell table:formula="of:=IF(BITAND([.$Q11];BITLSHIFT(1;[.CB$2]))&gt;0;1;0)*[.$O11]" office:value-type="float" office:value="0" calcext:value-type="float">
            <text:p/>
          </table:table-cell>
          <table:table-cell table:formula="of:=IF(BITAND([.$Q11];BITLSHIFT(1;[.CC$2]))&gt;0;1;0)*[.$O11]" office:value-type="float" office:value="0" calcext:value-type="float">
            <text:p/>
          </table:table-cell>
          <table:table-cell table:formula="of:=IF(BITAND([.$Q11];BITLSHIFT(1;[.CD$2]))&gt;0;1;0)*[.$O1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4" table:number-columns-repeated="2"/>
          <table:table-cell table:style-name="ce5" table:number-columns-repeated="2"/>
          <table:table-cell table:formula="of:=DECIMAL(LEFT([.N12];10) ;16)" office:value-type="float" office:value="0" calcext:value-type="float">
            <text:p/>
          </table:table-cell>
          <table:table-cell table:formula="of:=DECIMAL(RIGHT([.N12];8) ;16)" office:value-type="float" office:value="0" calcext:value-type="float">
            <text:p/>
          </table:table-cell>
          <table:table-cell table:formula="of:=IF(BITAND([.$R12];BITLSHIFT(1;[.S$2]))&gt;0;1;0)*[.$O12]" office:value-type="float" office:value="0" calcext:value-type="float">
            <text:p/>
          </table:table-cell>
          <table:table-cell table:formula="of:=IF(BITAND([.$R12];BITLSHIFT(1;[.T$2]))&gt;0;1;0)*[.$O12]" office:value-type="float" office:value="0" calcext:value-type="float">
            <text:p/>
          </table:table-cell>
          <table:table-cell table:formula="of:=IF(BITAND([.$R12];BITLSHIFT(1;[.U$2]))&gt;0;1;0)*[.$O12]" office:value-type="float" office:value="0" calcext:value-type="float">
            <text:p/>
          </table:table-cell>
          <table:table-cell table:formula="of:=IF(BITAND([.$R12];BITLSHIFT(1;[.V$2]))&gt;0;1;0)*[.$O12]" office:value-type="float" office:value="0" calcext:value-type="float">
            <text:p/>
          </table:table-cell>
          <table:table-cell table:formula="of:=IF(BITAND([.$R12];BITLSHIFT(1;[.W$2]))&gt;0;1;0)*[.$O12]" office:value-type="float" office:value="0" calcext:value-type="float">
            <text:p/>
          </table:table-cell>
          <table:table-cell table:formula="of:=IF(BITAND([.$R12];BITLSHIFT(1;[.X$2]))&gt;0;1;0)*[.$O12]" office:value-type="float" office:value="0" calcext:value-type="float">
            <text:p/>
          </table:table-cell>
          <table:table-cell table:formula="of:=IF(BITAND([.$R12];BITLSHIFT(1;[.Y$2]))&gt;0;1;0)*[.$O12]" office:value-type="float" office:value="0" calcext:value-type="float">
            <text:p/>
          </table:table-cell>
          <table:table-cell table:formula="of:=IF(BITAND([.$R12];BITLSHIFT(1;[.Z$2]))&gt;0;1;0)*[.$O12]" office:value-type="float" office:value="0" calcext:value-type="float">
            <text:p/>
          </table:table-cell>
          <table:table-cell table:formula="of:=IF(BITAND([.$R12];BITLSHIFT(1;[.AA$2]))&gt;0;1;0)*[.$O12]" office:value-type="float" office:value="0" calcext:value-type="float">
            <text:p/>
          </table:table-cell>
          <table:table-cell table:formula="of:=IF(BITAND([.$R12];BITLSHIFT(1;[.AB$2]))&gt;0;1;0)*[.$O12]" office:value-type="float" office:value="0" calcext:value-type="float">
            <text:p/>
          </table:table-cell>
          <table:table-cell table:formula="of:=IF(BITAND([.$R12];BITLSHIFT(1;[.AC$2]))&gt;0;1;0)*[.$O12]" office:value-type="float" office:value="0" calcext:value-type="float">
            <text:p/>
          </table:table-cell>
          <table:table-cell table:formula="of:=IF(BITAND([.$R12];BITLSHIFT(1;[.AD$2]))&gt;0;1;0)*[.$O12]" office:value-type="float" office:value="0" calcext:value-type="float">
            <text:p/>
          </table:table-cell>
          <table:table-cell table:formula="of:=IF(BITAND([.$R12];BITLSHIFT(1;[.AE$2]))&gt;0;1;0)*[.$O12]" office:value-type="float" office:value="0" calcext:value-type="float">
            <text:p/>
          </table:table-cell>
          <table:table-cell table:formula="of:=IF(BITAND([.$R12];BITLSHIFT(1;[.AF$2]))&gt;0;1;0)*[.$O12]" office:value-type="float" office:value="0" calcext:value-type="float">
            <text:p/>
          </table:table-cell>
          <table:table-cell table:formula="of:=IF(BITAND([.$R12];BITLSHIFT(1;[.AG$2]))&gt;0;1;0)*[.$O12]" office:value-type="float" office:value="0" calcext:value-type="float">
            <text:p/>
          </table:table-cell>
          <table:table-cell table:formula="of:=IF(BITAND([.$R12];BITLSHIFT(1;[.AH$2]))&gt;0;1;0)*[.$O12]" office:value-type="float" office:value="0" calcext:value-type="float">
            <text:p/>
          </table:table-cell>
          <table:table-cell table:formula="of:=IF(BITAND([.$R12];BITLSHIFT(1;[.AI$2]))&gt;0;1;0)*[.$O12]" office:value-type="float" office:value="0" calcext:value-type="float">
            <text:p/>
          </table:table-cell>
          <table:table-cell table:formula="of:=IF(BITAND([.$R12];BITLSHIFT(1;[.AJ$2]))&gt;0;1;0)*[.$O12]" office:value-type="float" office:value="0" calcext:value-type="float">
            <text:p/>
          </table:table-cell>
          <table:table-cell table:formula="of:=IF(BITAND([.$R12];BITLSHIFT(1;[.AK$2]))&gt;0;1;0)*[.$O12]" office:value-type="float" office:value="0" calcext:value-type="float">
            <text:p/>
          </table:table-cell>
          <table:table-cell table:formula="of:=IF(BITAND([.$R12];BITLSHIFT(1;[.AL$2]))&gt;0;1;0)*[.$O12]" office:value-type="float" office:value="0" calcext:value-type="float">
            <text:p/>
          </table:table-cell>
          <table:table-cell table:formula="of:=IF(BITAND([.$R12];BITLSHIFT(1;[.AM$2]))&gt;0;1;0)*[.$O12]" office:value-type="float" office:value="0" calcext:value-type="float">
            <text:p/>
          </table:table-cell>
          <table:table-cell table:formula="of:=IF(BITAND([.$R12];BITLSHIFT(1;[.AN$2]))&gt;0;1;0)*[.$O12]" office:value-type="float" office:value="0" calcext:value-type="float">
            <text:p/>
          </table:table-cell>
          <table:table-cell table:formula="of:=IF(BITAND([.$R12];BITLSHIFT(1;[.AO$2]))&gt;0;1;0)*[.$O12]" office:value-type="float" office:value="0" calcext:value-type="float">
            <text:p/>
          </table:table-cell>
          <table:table-cell table:formula="of:=IF(BITAND([.$R12];BITLSHIFT(1;[.AP$2]))&gt;0;1;0)*[.$O12]" office:value-type="float" office:value="0" calcext:value-type="float">
            <text:p/>
          </table:table-cell>
          <table:table-cell table:formula="of:=IF(BITAND([.$R12];BITLSHIFT(1;[.AQ$2]))&gt;0;1;0)*[.$O12]" office:value-type="float" office:value="0" calcext:value-type="float">
            <text:p/>
          </table:table-cell>
          <table:table-cell table:formula="of:=IF(BITAND([.$R12];BITLSHIFT(1;[.AR$2]))&gt;0;1;0)*[.$O12]" office:value-type="float" office:value="0" calcext:value-type="float">
            <text:p/>
          </table:table-cell>
          <table:table-cell table:formula="of:=IF(BITAND([.$R12];BITLSHIFT(1;[.AS$2]))&gt;0;1;0)*[.$O12]" office:value-type="float" office:value="0" calcext:value-type="float">
            <text:p/>
          </table:table-cell>
          <table:table-cell table:formula="of:=IF(BITAND([.$R12];BITLSHIFT(1;[.AT$2]))&gt;0;1;0)*[.$O12]" office:value-type="float" office:value="0" calcext:value-type="float">
            <text:p/>
          </table:table-cell>
          <table:table-cell table:formula="of:=IF(BITAND([.$R12];BITLSHIFT(1;[.AU$2]))&gt;0;1;0)*[.$O12]" office:value-type="float" office:value="0" calcext:value-type="float">
            <text:p/>
          </table:table-cell>
          <table:table-cell table:formula="of:=IF(BITAND([.$R12];BITLSHIFT(1;[.AV$2]))&gt;0;1;0)*[.$O12]" office:value-type="float" office:value="0" calcext:value-type="float">
            <text:p/>
          </table:table-cell>
          <table:table-cell table:formula="of:=IF(BITAND([.$R12];BITLSHIFT(1;[.AW$2]))&gt;0;1;0)*[.$O12]" office:value-type="float" office:value="0" calcext:value-type="float">
            <text:p/>
          </table:table-cell>
          <table:table-cell table:formula="of:=IF(BITAND([.$R12];BITLSHIFT(1;[.AX$2]))&gt;0;1;0)*[.$O12]" office:value-type="float" office:value="0" calcext:value-type="float">
            <text:p/>
          </table:table-cell>
          <table:table-cell table:formula="of:=IF(BITAND([.$Q12];BITLSHIFT(1;[.AY$2]))&gt;0;1;0)*[.$O12]" office:value-type="float" office:value="0" calcext:value-type="float">
            <text:p/>
          </table:table-cell>
          <table:table-cell table:formula="of:=IF(BITAND([.$Q12];BITLSHIFT(1;[.AZ$2]))&gt;0;1;0)*[.$O12]" office:value-type="float" office:value="0" calcext:value-type="float">
            <text:p/>
          </table:table-cell>
          <table:table-cell table:formula="of:=IF(BITAND([.$Q12];BITLSHIFT(1;[.BA$2]))&gt;0;1;0)*[.$O12]" office:value-type="float" office:value="0" calcext:value-type="float">
            <text:p/>
          </table:table-cell>
          <table:table-cell table:formula="of:=IF(BITAND([.$Q12];BITLSHIFT(1;[.BB$2]))&gt;0;1;0)*[.$O12]" office:value-type="float" office:value="0" calcext:value-type="float">
            <text:p/>
          </table:table-cell>
          <table:table-cell table:formula="of:=IF(BITAND([.$Q12];BITLSHIFT(1;[.BC$2]))&gt;0;1;0)*[.$O12]" office:value-type="float" office:value="0" calcext:value-type="float">
            <text:p/>
          </table:table-cell>
          <table:table-cell table:formula="of:=IF(BITAND([.$Q12];BITLSHIFT(1;[.BD$2]))&gt;0;1;0)*[.$O12]" office:value-type="float" office:value="0" calcext:value-type="float">
            <text:p/>
          </table:table-cell>
          <table:table-cell table:formula="of:=IF(BITAND([.$Q12];BITLSHIFT(1;[.BE$2]))&gt;0;1;0)*[.$O12]" office:value-type="float" office:value="0" calcext:value-type="float">
            <text:p/>
          </table:table-cell>
          <table:table-cell table:formula="of:=IF(BITAND([.$Q12];BITLSHIFT(1;[.BF$2]))&gt;0;1;0)*[.$O12]" office:value-type="float" office:value="0" calcext:value-type="float">
            <text:p/>
          </table:table-cell>
          <table:table-cell table:formula="of:=IF(BITAND([.$Q12];BITLSHIFT(1;[.BG$2]))&gt;0;1;0)*[.$O12]" office:value-type="float" office:value="0" calcext:value-type="float">
            <text:p/>
          </table:table-cell>
          <table:table-cell table:formula="of:=IF(BITAND([.$Q12];BITLSHIFT(1;[.BH$2]))&gt;0;1;0)*[.$O12]" office:value-type="float" office:value="0" calcext:value-type="float">
            <text:p/>
          </table:table-cell>
          <table:table-cell table:formula="of:=IF(BITAND([.$Q12];BITLSHIFT(1;[.BI$2]))&gt;0;1;0)*[.$O12]" office:value-type="float" office:value="0" calcext:value-type="float">
            <text:p/>
          </table:table-cell>
          <table:table-cell table:formula="of:=IF(BITAND([.$Q12];BITLSHIFT(1;[.BJ$2]))&gt;0;1;0)*[.$O12]" office:value-type="float" office:value="0" calcext:value-type="float">
            <text:p/>
          </table:table-cell>
          <table:table-cell table:formula="of:=IF(BITAND([.$Q12];BITLSHIFT(1;[.BK$2]))&gt;0;1;0)*[.$O12]" office:value-type="float" office:value="0" calcext:value-type="float">
            <text:p/>
          </table:table-cell>
          <table:table-cell table:formula="of:=IF(BITAND([.$Q12];BITLSHIFT(1;[.BL$2]))&gt;0;1;0)*[.$O12]" office:value-type="float" office:value="0" calcext:value-type="float">
            <text:p/>
          </table:table-cell>
          <table:table-cell table:formula="of:=IF(BITAND([.$Q12];BITLSHIFT(1;[.BM$2]))&gt;0;1;0)*[.$O12]" office:value-type="float" office:value="0" calcext:value-type="float">
            <text:p/>
          </table:table-cell>
          <table:table-cell table:formula="of:=IF(BITAND([.$Q12];BITLSHIFT(1;[.BN$2]))&gt;0;1;0)*[.$O12]" office:value-type="float" office:value="0" calcext:value-type="float">
            <text:p/>
          </table:table-cell>
          <table:table-cell table:formula="of:=IF(BITAND([.$Q12];BITLSHIFT(1;[.BO$2]))&gt;0;1;0)*[.$O12]" office:value-type="float" office:value="0" calcext:value-type="float">
            <text:p/>
          </table:table-cell>
          <table:table-cell table:formula="of:=IF(BITAND([.$Q12];BITLSHIFT(1;[.BP$2]))&gt;0;1;0)*[.$O12]" office:value-type="float" office:value="0" calcext:value-type="float">
            <text:p/>
          </table:table-cell>
          <table:table-cell table:formula="of:=IF(BITAND([.$Q12];BITLSHIFT(1;[.BQ$2]))&gt;0;1;0)*[.$O12]" office:value-type="float" office:value="0" calcext:value-type="float">
            <text:p/>
          </table:table-cell>
          <table:table-cell table:formula="of:=IF(BITAND([.$Q12];BITLSHIFT(1;[.BR$2]))&gt;0;1;0)*[.$O12]" office:value-type="float" office:value="0" calcext:value-type="float">
            <text:p/>
          </table:table-cell>
          <table:table-cell table:formula="of:=IF(BITAND([.$Q12];BITLSHIFT(1;[.BS$2]))&gt;0;1;0)*[.$O12]" office:value-type="float" office:value="0" calcext:value-type="float">
            <text:p/>
          </table:table-cell>
          <table:table-cell table:formula="of:=IF(BITAND([.$Q12];BITLSHIFT(1;[.BT$2]))&gt;0;1;0)*[.$O12]" office:value-type="float" office:value="0" calcext:value-type="float">
            <text:p/>
          </table:table-cell>
          <table:table-cell table:formula="of:=IF(BITAND([.$Q12];BITLSHIFT(1;[.BU$2]))&gt;0;1;0)*[.$O12]" office:value-type="float" office:value="0" calcext:value-type="float">
            <text:p/>
          </table:table-cell>
          <table:table-cell table:formula="of:=IF(BITAND([.$Q12];BITLSHIFT(1;[.BV$2]))&gt;0;1;0)*[.$O12]" office:value-type="float" office:value="0" calcext:value-type="float">
            <text:p/>
          </table:table-cell>
          <table:table-cell table:formula="of:=IF(BITAND([.$Q12];BITLSHIFT(1;[.BW$2]))&gt;0;1;0)*[.$O12]" office:value-type="float" office:value="0" calcext:value-type="float">
            <text:p/>
          </table:table-cell>
          <table:table-cell table:formula="of:=IF(BITAND([.$Q12];BITLSHIFT(1;[.BX$2]))&gt;0;1;0)*[.$O12]" office:value-type="float" office:value="0" calcext:value-type="float">
            <text:p/>
          </table:table-cell>
          <table:table-cell table:formula="of:=IF(BITAND([.$Q12];BITLSHIFT(1;[.BY$2]))&gt;0;1;0)*[.$O12]" office:value-type="float" office:value="0" calcext:value-type="float">
            <text:p/>
          </table:table-cell>
          <table:table-cell table:formula="of:=IF(BITAND([.$Q12];BITLSHIFT(1;[.BZ$2]))&gt;0;1;0)*[.$O12]" office:value-type="float" office:value="0" calcext:value-type="float">
            <text:p/>
          </table:table-cell>
          <table:table-cell table:formula="of:=IF(BITAND([.$Q12];BITLSHIFT(1;[.CA$2]))&gt;0;1;0)*[.$O12]" office:value-type="float" office:value="0" calcext:value-type="float">
            <text:p/>
          </table:table-cell>
          <table:table-cell table:formula="of:=IF(BITAND([.$Q12];BITLSHIFT(1;[.CB$2]))&gt;0;1;0)*[.$O12]" office:value-type="float" office:value="0" calcext:value-type="float">
            <text:p/>
          </table:table-cell>
          <table:table-cell table:formula="of:=IF(BITAND([.$Q12];BITLSHIFT(1;[.CC$2]))&gt;0;1;0)*[.$O12]" office:value-type="float" office:value="0" calcext:value-type="float">
            <text:p/>
          </table:table-cell>
          <table:table-cell table:formula="of:=IF(BITAND([.$Q12];BITLSHIFT(1;[.CD$2]))&gt;0;1;0)*[.$O1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2"/>
          <table:table-cell table:style-name="ce5" table:number-columns-repeated="2"/>
          <table:table-cell table:formula="of:=DECIMAL(LEFT([.N13];10) ;16)" office:value-type="float" office:value="0" calcext:value-type="float">
            <text:p/>
          </table:table-cell>
          <table:table-cell table:formula="of:=DECIMAL(RIGHT([.N13];8) ;16)" office:value-type="float" office:value="0" calcext:value-type="float">
            <text:p/>
          </table:table-cell>
          <table:table-cell table:formula="of:=IF(BITAND([.$R13];BITLSHIFT(1;[.S$2]))&gt;0;1;0)*[.$O13]" office:value-type="float" office:value="0" calcext:value-type="float">
            <text:p/>
          </table:table-cell>
          <table:table-cell table:formula="of:=IF(BITAND([.$R13];BITLSHIFT(1;[.T$2]))&gt;0;1;0)*[.$O13]" office:value-type="float" office:value="0" calcext:value-type="float">
            <text:p/>
          </table:table-cell>
          <table:table-cell table:formula="of:=IF(BITAND([.$R13];BITLSHIFT(1;[.U$2]))&gt;0;1;0)*[.$O13]" office:value-type="float" office:value="0" calcext:value-type="float">
            <text:p/>
          </table:table-cell>
          <table:table-cell table:formula="of:=IF(BITAND([.$R13];BITLSHIFT(1;[.V$2]))&gt;0;1;0)*[.$O13]" office:value-type="float" office:value="0" calcext:value-type="float">
            <text:p/>
          </table:table-cell>
          <table:table-cell table:formula="of:=IF(BITAND([.$R13];BITLSHIFT(1;[.W$2]))&gt;0;1;0)*[.$O13]" office:value-type="float" office:value="0" calcext:value-type="float">
            <text:p/>
          </table:table-cell>
          <table:table-cell table:formula="of:=IF(BITAND([.$R13];BITLSHIFT(1;[.X$2]))&gt;0;1;0)*[.$O13]" office:value-type="float" office:value="0" calcext:value-type="float">
            <text:p/>
          </table:table-cell>
          <table:table-cell table:formula="of:=IF(BITAND([.$R13];BITLSHIFT(1;[.Y$2]))&gt;0;1;0)*[.$O13]" office:value-type="float" office:value="0" calcext:value-type="float">
            <text:p/>
          </table:table-cell>
          <table:table-cell table:formula="of:=IF(BITAND([.$R13];BITLSHIFT(1;[.Z$2]))&gt;0;1;0)*[.$O13]" office:value-type="float" office:value="0" calcext:value-type="float">
            <text:p/>
          </table:table-cell>
          <table:table-cell table:formula="of:=IF(BITAND([.$R13];BITLSHIFT(1;[.AA$2]))&gt;0;1;0)*[.$O13]" office:value-type="float" office:value="0" calcext:value-type="float">
            <text:p/>
          </table:table-cell>
          <table:table-cell table:formula="of:=IF(BITAND([.$R13];BITLSHIFT(1;[.AB$2]))&gt;0;1;0)*[.$O13]" office:value-type="float" office:value="0" calcext:value-type="float">
            <text:p/>
          </table:table-cell>
          <table:table-cell table:formula="of:=IF(BITAND([.$R13];BITLSHIFT(1;[.AC$2]))&gt;0;1;0)*[.$O13]" office:value-type="float" office:value="0" calcext:value-type="float">
            <text:p/>
          </table:table-cell>
          <table:table-cell table:formula="of:=IF(BITAND([.$R13];BITLSHIFT(1;[.AD$2]))&gt;0;1;0)*[.$O13]" office:value-type="float" office:value="0" calcext:value-type="float">
            <text:p/>
          </table:table-cell>
          <table:table-cell table:formula="of:=IF(BITAND([.$R13];BITLSHIFT(1;[.AE$2]))&gt;0;1;0)*[.$O13]" office:value-type="float" office:value="0" calcext:value-type="float">
            <text:p/>
          </table:table-cell>
          <table:table-cell table:formula="of:=IF(BITAND([.$R13];BITLSHIFT(1;[.AF$2]))&gt;0;1;0)*[.$O13]" office:value-type="float" office:value="0" calcext:value-type="float">
            <text:p/>
          </table:table-cell>
          <table:table-cell table:formula="of:=IF(BITAND([.$R13];BITLSHIFT(1;[.AG$2]))&gt;0;1;0)*[.$O13]" office:value-type="float" office:value="0" calcext:value-type="float">
            <text:p/>
          </table:table-cell>
          <table:table-cell table:formula="of:=IF(BITAND([.$R13];BITLSHIFT(1;[.AH$2]))&gt;0;1;0)*[.$O13]" office:value-type="float" office:value="0" calcext:value-type="float">
            <text:p/>
          </table:table-cell>
          <table:table-cell table:formula="of:=IF(BITAND([.$R13];BITLSHIFT(1;[.AI$2]))&gt;0;1;0)*[.$O13]" office:value-type="float" office:value="0" calcext:value-type="float">
            <text:p/>
          </table:table-cell>
          <table:table-cell table:formula="of:=IF(BITAND([.$R13];BITLSHIFT(1;[.AJ$2]))&gt;0;1;0)*[.$O13]" office:value-type="float" office:value="0" calcext:value-type="float">
            <text:p/>
          </table:table-cell>
          <table:table-cell table:formula="of:=IF(BITAND([.$R13];BITLSHIFT(1;[.AK$2]))&gt;0;1;0)*[.$O13]" office:value-type="float" office:value="0" calcext:value-type="float">
            <text:p/>
          </table:table-cell>
          <table:table-cell table:formula="of:=IF(BITAND([.$R13];BITLSHIFT(1;[.AL$2]))&gt;0;1;0)*[.$O13]" office:value-type="float" office:value="0" calcext:value-type="float">
            <text:p/>
          </table:table-cell>
          <table:table-cell table:formula="of:=IF(BITAND([.$R13];BITLSHIFT(1;[.AM$2]))&gt;0;1;0)*[.$O13]" office:value-type="float" office:value="0" calcext:value-type="float">
            <text:p/>
          </table:table-cell>
          <table:table-cell table:formula="of:=IF(BITAND([.$R13];BITLSHIFT(1;[.AN$2]))&gt;0;1;0)*[.$O13]" office:value-type="float" office:value="0" calcext:value-type="float">
            <text:p/>
          </table:table-cell>
          <table:table-cell table:formula="of:=IF(BITAND([.$R13];BITLSHIFT(1;[.AO$2]))&gt;0;1;0)*[.$O13]" office:value-type="float" office:value="0" calcext:value-type="float">
            <text:p/>
          </table:table-cell>
          <table:table-cell table:formula="of:=IF(BITAND([.$R13];BITLSHIFT(1;[.AP$2]))&gt;0;1;0)*[.$O13]" office:value-type="float" office:value="0" calcext:value-type="float">
            <text:p/>
          </table:table-cell>
          <table:table-cell table:formula="of:=IF(BITAND([.$R13];BITLSHIFT(1;[.AQ$2]))&gt;0;1;0)*[.$O13]" office:value-type="float" office:value="0" calcext:value-type="float">
            <text:p/>
          </table:table-cell>
          <table:table-cell table:formula="of:=IF(BITAND([.$R13];BITLSHIFT(1;[.AR$2]))&gt;0;1;0)*[.$O13]" office:value-type="float" office:value="0" calcext:value-type="float">
            <text:p/>
          </table:table-cell>
          <table:table-cell table:formula="of:=IF(BITAND([.$R13];BITLSHIFT(1;[.AS$2]))&gt;0;1;0)*[.$O13]" office:value-type="float" office:value="0" calcext:value-type="float">
            <text:p/>
          </table:table-cell>
          <table:table-cell table:formula="of:=IF(BITAND([.$R13];BITLSHIFT(1;[.AT$2]))&gt;0;1;0)*[.$O13]" office:value-type="float" office:value="0" calcext:value-type="float">
            <text:p/>
          </table:table-cell>
          <table:table-cell table:formula="of:=IF(BITAND([.$R13];BITLSHIFT(1;[.AU$2]))&gt;0;1;0)*[.$O13]" office:value-type="float" office:value="0" calcext:value-type="float">
            <text:p/>
          </table:table-cell>
          <table:table-cell table:formula="of:=IF(BITAND([.$R13];BITLSHIFT(1;[.AV$2]))&gt;0;1;0)*[.$O13]" office:value-type="float" office:value="0" calcext:value-type="float">
            <text:p/>
          </table:table-cell>
          <table:table-cell table:formula="of:=IF(BITAND([.$R13];BITLSHIFT(1;[.AW$2]))&gt;0;1;0)*[.$O13]" office:value-type="float" office:value="0" calcext:value-type="float">
            <text:p/>
          </table:table-cell>
          <table:table-cell table:formula="of:=IF(BITAND([.$R13];BITLSHIFT(1;[.AX$2]))&gt;0;1;0)*[.$O13]" office:value-type="float" office:value="0" calcext:value-type="float">
            <text:p/>
          </table:table-cell>
          <table:table-cell table:formula="of:=IF(BITAND([.$Q13];BITLSHIFT(1;[.AY$2]))&gt;0;1;0)*[.$O13]" office:value-type="float" office:value="0" calcext:value-type="float">
            <text:p/>
          </table:table-cell>
          <table:table-cell table:formula="of:=IF(BITAND([.$Q13];BITLSHIFT(1;[.AZ$2]))&gt;0;1;0)*[.$O13]" office:value-type="float" office:value="0" calcext:value-type="float">
            <text:p/>
          </table:table-cell>
          <table:table-cell table:formula="of:=IF(BITAND([.$Q13];BITLSHIFT(1;[.BA$2]))&gt;0;1;0)*[.$O13]" office:value-type="float" office:value="0" calcext:value-type="float">
            <text:p/>
          </table:table-cell>
          <table:table-cell table:formula="of:=IF(BITAND([.$Q13];BITLSHIFT(1;[.BB$2]))&gt;0;1;0)*[.$O13]" office:value-type="float" office:value="0" calcext:value-type="float">
            <text:p/>
          </table:table-cell>
          <table:table-cell table:formula="of:=IF(BITAND([.$Q13];BITLSHIFT(1;[.BC$2]))&gt;0;1;0)*[.$O13]" office:value-type="float" office:value="0" calcext:value-type="float">
            <text:p/>
          </table:table-cell>
          <table:table-cell table:formula="of:=IF(BITAND([.$Q13];BITLSHIFT(1;[.BD$2]))&gt;0;1;0)*[.$O13]" office:value-type="float" office:value="0" calcext:value-type="float">
            <text:p/>
          </table:table-cell>
          <table:table-cell table:formula="of:=IF(BITAND([.$Q13];BITLSHIFT(1;[.BE$2]))&gt;0;1;0)*[.$O13]" office:value-type="float" office:value="0" calcext:value-type="float">
            <text:p/>
          </table:table-cell>
          <table:table-cell table:formula="of:=IF(BITAND([.$Q13];BITLSHIFT(1;[.BF$2]))&gt;0;1;0)*[.$O13]" office:value-type="float" office:value="0" calcext:value-type="float">
            <text:p/>
          </table:table-cell>
          <table:table-cell table:formula="of:=IF(BITAND([.$Q13];BITLSHIFT(1;[.BG$2]))&gt;0;1;0)*[.$O13]" office:value-type="float" office:value="0" calcext:value-type="float">
            <text:p/>
          </table:table-cell>
          <table:table-cell table:formula="of:=IF(BITAND([.$Q13];BITLSHIFT(1;[.BH$2]))&gt;0;1;0)*[.$O13]" office:value-type="float" office:value="0" calcext:value-type="float">
            <text:p/>
          </table:table-cell>
          <table:table-cell table:formula="of:=IF(BITAND([.$Q13];BITLSHIFT(1;[.BI$2]))&gt;0;1;0)*[.$O13]" office:value-type="float" office:value="0" calcext:value-type="float">
            <text:p/>
          </table:table-cell>
          <table:table-cell table:formula="of:=IF(BITAND([.$Q13];BITLSHIFT(1;[.BJ$2]))&gt;0;1;0)*[.$O13]" office:value-type="float" office:value="0" calcext:value-type="float">
            <text:p/>
          </table:table-cell>
          <table:table-cell table:formula="of:=IF(BITAND([.$Q13];BITLSHIFT(1;[.BK$2]))&gt;0;1;0)*[.$O13]" office:value-type="float" office:value="0" calcext:value-type="float">
            <text:p/>
          </table:table-cell>
          <table:table-cell table:formula="of:=IF(BITAND([.$Q13];BITLSHIFT(1;[.BL$2]))&gt;0;1;0)*[.$O13]" office:value-type="float" office:value="0" calcext:value-type="float">
            <text:p/>
          </table:table-cell>
          <table:table-cell table:formula="of:=IF(BITAND([.$Q13];BITLSHIFT(1;[.BM$2]))&gt;0;1;0)*[.$O13]" office:value-type="float" office:value="0" calcext:value-type="float">
            <text:p/>
          </table:table-cell>
          <table:table-cell table:formula="of:=IF(BITAND([.$Q13];BITLSHIFT(1;[.BN$2]))&gt;0;1;0)*[.$O13]" office:value-type="float" office:value="0" calcext:value-type="float">
            <text:p/>
          </table:table-cell>
          <table:table-cell table:formula="of:=IF(BITAND([.$Q13];BITLSHIFT(1;[.BO$2]))&gt;0;1;0)*[.$O13]" office:value-type="float" office:value="0" calcext:value-type="float">
            <text:p/>
          </table:table-cell>
          <table:table-cell table:formula="of:=IF(BITAND([.$Q13];BITLSHIFT(1;[.BP$2]))&gt;0;1;0)*[.$O13]" office:value-type="float" office:value="0" calcext:value-type="float">
            <text:p/>
          </table:table-cell>
          <table:table-cell table:formula="of:=IF(BITAND([.$Q13];BITLSHIFT(1;[.BQ$2]))&gt;0;1;0)*[.$O13]" office:value-type="float" office:value="0" calcext:value-type="float">
            <text:p/>
          </table:table-cell>
          <table:table-cell table:formula="of:=IF(BITAND([.$Q13];BITLSHIFT(1;[.BR$2]))&gt;0;1;0)*[.$O13]" office:value-type="float" office:value="0" calcext:value-type="float">
            <text:p/>
          </table:table-cell>
          <table:table-cell table:formula="of:=IF(BITAND([.$Q13];BITLSHIFT(1;[.BS$2]))&gt;0;1;0)*[.$O13]" office:value-type="float" office:value="0" calcext:value-type="float">
            <text:p/>
          </table:table-cell>
          <table:table-cell table:formula="of:=IF(BITAND([.$Q13];BITLSHIFT(1;[.BT$2]))&gt;0;1;0)*[.$O13]" office:value-type="float" office:value="0" calcext:value-type="float">
            <text:p/>
          </table:table-cell>
          <table:table-cell table:formula="of:=IF(BITAND([.$Q13];BITLSHIFT(1;[.BU$2]))&gt;0;1;0)*[.$O13]" office:value-type="float" office:value="0" calcext:value-type="float">
            <text:p/>
          </table:table-cell>
          <table:table-cell table:formula="of:=IF(BITAND([.$Q13];BITLSHIFT(1;[.BV$2]))&gt;0;1;0)*[.$O13]" office:value-type="float" office:value="0" calcext:value-type="float">
            <text:p/>
          </table:table-cell>
          <table:table-cell table:formula="of:=IF(BITAND([.$Q13];BITLSHIFT(1;[.BW$2]))&gt;0;1;0)*[.$O13]" office:value-type="float" office:value="0" calcext:value-type="float">
            <text:p/>
          </table:table-cell>
          <table:table-cell table:formula="of:=IF(BITAND([.$Q13];BITLSHIFT(1;[.BX$2]))&gt;0;1;0)*[.$O13]" office:value-type="float" office:value="0" calcext:value-type="float">
            <text:p/>
          </table:table-cell>
          <table:table-cell table:formula="of:=IF(BITAND([.$Q13];BITLSHIFT(1;[.BY$2]))&gt;0;1;0)*[.$O13]" office:value-type="float" office:value="0" calcext:value-type="float">
            <text:p/>
          </table:table-cell>
          <table:table-cell table:formula="of:=IF(BITAND([.$Q13];BITLSHIFT(1;[.BZ$2]))&gt;0;1;0)*[.$O13]" office:value-type="float" office:value="0" calcext:value-type="float">
            <text:p/>
          </table:table-cell>
          <table:table-cell table:formula="of:=IF(BITAND([.$Q13];BITLSHIFT(1;[.CA$2]))&gt;0;1;0)*[.$O13]" office:value-type="float" office:value="0" calcext:value-type="float">
            <text:p/>
          </table:table-cell>
          <table:table-cell table:formula="of:=IF(BITAND([.$Q13];BITLSHIFT(1;[.CB$2]))&gt;0;1;0)*[.$O13]" office:value-type="float" office:value="0" calcext:value-type="float">
            <text:p/>
          </table:table-cell>
          <table:table-cell table:formula="of:=IF(BITAND([.$Q13];BITLSHIFT(1;[.CC$2]))&gt;0;1;0)*[.$O13]" office:value-type="float" office:value="0" calcext:value-type="float">
            <text:p/>
          </table:table-cell>
          <table:table-cell table:formula="of:=IF(BITAND([.$Q13];BITLSHIFT(1;[.CD$2]))&gt;0;1;0)*[.$O1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2"/>
          <table:table-cell table:style-name="ce5" table:number-columns-repeated="2"/>
          <table:table-cell table:formula="of:=DECIMAL(LEFT([.N14];10) ;16)" office:value-type="float" office:value="0" calcext:value-type="float">
            <text:p/>
          </table:table-cell>
          <table:table-cell table:formula="of:=DECIMAL(RIGHT([.N14];8) ;16)" office:value-type="float" office:value="0" calcext:value-type="float">
            <text:p/>
          </table:table-cell>
          <table:table-cell table:formula="of:=IF(BITAND([.$R14];BITLSHIFT(1;[.S$2]))&gt;0;1;0)*[.$O14]" office:value-type="float" office:value="0" calcext:value-type="float">
            <text:p/>
          </table:table-cell>
          <table:table-cell table:formula="of:=IF(BITAND([.$R14];BITLSHIFT(1;[.T$2]))&gt;0;1;0)*[.$O14]" office:value-type="float" office:value="0" calcext:value-type="float">
            <text:p/>
          </table:table-cell>
          <table:table-cell table:formula="of:=IF(BITAND([.$R14];BITLSHIFT(1;[.U$2]))&gt;0;1;0)*[.$O14]" office:value-type="float" office:value="0" calcext:value-type="float">
            <text:p/>
          </table:table-cell>
          <table:table-cell table:formula="of:=IF(BITAND([.$R14];BITLSHIFT(1;[.V$2]))&gt;0;1;0)*[.$O14]" office:value-type="float" office:value="0" calcext:value-type="float">
            <text:p/>
          </table:table-cell>
          <table:table-cell table:formula="of:=IF(BITAND([.$R14];BITLSHIFT(1;[.W$2]))&gt;0;1;0)*[.$O14]" office:value-type="float" office:value="0" calcext:value-type="float">
            <text:p/>
          </table:table-cell>
          <table:table-cell table:formula="of:=IF(BITAND([.$R14];BITLSHIFT(1;[.X$2]))&gt;0;1;0)*[.$O14]" office:value-type="float" office:value="0" calcext:value-type="float">
            <text:p/>
          </table:table-cell>
          <table:table-cell table:formula="of:=IF(BITAND([.$R14];BITLSHIFT(1;[.Y$2]))&gt;0;1;0)*[.$O14]" office:value-type="float" office:value="0" calcext:value-type="float">
            <text:p/>
          </table:table-cell>
          <table:table-cell table:formula="of:=IF(BITAND([.$R14];BITLSHIFT(1;[.Z$2]))&gt;0;1;0)*[.$O14]" office:value-type="float" office:value="0" calcext:value-type="float">
            <text:p/>
          </table:table-cell>
          <table:table-cell table:formula="of:=IF(BITAND([.$R14];BITLSHIFT(1;[.AA$2]))&gt;0;1;0)*[.$O14]" office:value-type="float" office:value="0" calcext:value-type="float">
            <text:p/>
          </table:table-cell>
          <table:table-cell table:formula="of:=IF(BITAND([.$R14];BITLSHIFT(1;[.AB$2]))&gt;0;1;0)*[.$O14]" office:value-type="float" office:value="0" calcext:value-type="float">
            <text:p/>
          </table:table-cell>
          <table:table-cell table:formula="of:=IF(BITAND([.$R14];BITLSHIFT(1;[.AC$2]))&gt;0;1;0)*[.$O14]" office:value-type="float" office:value="0" calcext:value-type="float">
            <text:p/>
          </table:table-cell>
          <table:table-cell table:formula="of:=IF(BITAND([.$R14];BITLSHIFT(1;[.AD$2]))&gt;0;1;0)*[.$O14]" office:value-type="float" office:value="0" calcext:value-type="float">
            <text:p/>
          </table:table-cell>
          <table:table-cell table:formula="of:=IF(BITAND([.$R14];BITLSHIFT(1;[.AE$2]))&gt;0;1;0)*[.$O14]" office:value-type="float" office:value="0" calcext:value-type="float">
            <text:p/>
          </table:table-cell>
          <table:table-cell table:formula="of:=IF(BITAND([.$R14];BITLSHIFT(1;[.AF$2]))&gt;0;1;0)*[.$O14]" office:value-type="float" office:value="0" calcext:value-type="float">
            <text:p/>
          </table:table-cell>
          <table:table-cell table:formula="of:=IF(BITAND([.$R14];BITLSHIFT(1;[.AG$2]))&gt;0;1;0)*[.$O14]" office:value-type="float" office:value="0" calcext:value-type="float">
            <text:p/>
          </table:table-cell>
          <table:table-cell table:formula="of:=IF(BITAND([.$R14];BITLSHIFT(1;[.AH$2]))&gt;0;1;0)*[.$O14]" office:value-type="float" office:value="0" calcext:value-type="float">
            <text:p/>
          </table:table-cell>
          <table:table-cell table:formula="of:=IF(BITAND([.$R14];BITLSHIFT(1;[.AI$2]))&gt;0;1;0)*[.$O14]" office:value-type="float" office:value="0" calcext:value-type="float">
            <text:p/>
          </table:table-cell>
          <table:table-cell table:formula="of:=IF(BITAND([.$R14];BITLSHIFT(1;[.AJ$2]))&gt;0;1;0)*[.$O14]" office:value-type="float" office:value="0" calcext:value-type="float">
            <text:p/>
          </table:table-cell>
          <table:table-cell table:formula="of:=IF(BITAND([.$R14];BITLSHIFT(1;[.AK$2]))&gt;0;1;0)*[.$O14]" office:value-type="float" office:value="0" calcext:value-type="float">
            <text:p/>
          </table:table-cell>
          <table:table-cell table:formula="of:=IF(BITAND([.$R14];BITLSHIFT(1;[.AL$2]))&gt;0;1;0)*[.$O14]" office:value-type="float" office:value="0" calcext:value-type="float">
            <text:p/>
          </table:table-cell>
          <table:table-cell table:formula="of:=IF(BITAND([.$R14];BITLSHIFT(1;[.AM$2]))&gt;0;1;0)*[.$O14]" office:value-type="float" office:value="0" calcext:value-type="float">
            <text:p/>
          </table:table-cell>
          <table:table-cell table:formula="of:=IF(BITAND([.$R14];BITLSHIFT(1;[.AN$2]))&gt;0;1;0)*[.$O14]" office:value-type="float" office:value="0" calcext:value-type="float">
            <text:p/>
          </table:table-cell>
          <table:table-cell table:formula="of:=IF(BITAND([.$R14];BITLSHIFT(1;[.AO$2]))&gt;0;1;0)*[.$O14]" office:value-type="float" office:value="0" calcext:value-type="float">
            <text:p/>
          </table:table-cell>
          <table:table-cell table:formula="of:=IF(BITAND([.$R14];BITLSHIFT(1;[.AP$2]))&gt;0;1;0)*[.$O14]" office:value-type="float" office:value="0" calcext:value-type="float">
            <text:p/>
          </table:table-cell>
          <table:table-cell table:formula="of:=IF(BITAND([.$R14];BITLSHIFT(1;[.AQ$2]))&gt;0;1;0)*[.$O14]" office:value-type="float" office:value="0" calcext:value-type="float">
            <text:p/>
          </table:table-cell>
          <table:table-cell table:formula="of:=IF(BITAND([.$R14];BITLSHIFT(1;[.AR$2]))&gt;0;1;0)*[.$O14]" office:value-type="float" office:value="0" calcext:value-type="float">
            <text:p/>
          </table:table-cell>
          <table:table-cell table:formula="of:=IF(BITAND([.$R14];BITLSHIFT(1;[.AS$2]))&gt;0;1;0)*[.$O14]" office:value-type="float" office:value="0" calcext:value-type="float">
            <text:p/>
          </table:table-cell>
          <table:table-cell table:formula="of:=IF(BITAND([.$R14];BITLSHIFT(1;[.AT$2]))&gt;0;1;0)*[.$O14]" office:value-type="float" office:value="0" calcext:value-type="float">
            <text:p/>
          </table:table-cell>
          <table:table-cell table:formula="of:=IF(BITAND([.$R14];BITLSHIFT(1;[.AU$2]))&gt;0;1;0)*[.$O14]" office:value-type="float" office:value="0" calcext:value-type="float">
            <text:p/>
          </table:table-cell>
          <table:table-cell table:formula="of:=IF(BITAND([.$R14];BITLSHIFT(1;[.AV$2]))&gt;0;1;0)*[.$O14]" office:value-type="float" office:value="0" calcext:value-type="float">
            <text:p/>
          </table:table-cell>
          <table:table-cell table:formula="of:=IF(BITAND([.$R14];BITLSHIFT(1;[.AW$2]))&gt;0;1;0)*[.$O14]" office:value-type="float" office:value="0" calcext:value-type="float">
            <text:p/>
          </table:table-cell>
          <table:table-cell table:formula="of:=IF(BITAND([.$R14];BITLSHIFT(1;[.AX$2]))&gt;0;1;0)*[.$O14]" office:value-type="float" office:value="0" calcext:value-type="float">
            <text:p/>
          </table:table-cell>
          <table:table-cell table:formula="of:=IF(BITAND([.$Q14];BITLSHIFT(1;[.AY$2]))&gt;0;1;0)*[.$O14]" office:value-type="float" office:value="0" calcext:value-type="float">
            <text:p/>
          </table:table-cell>
          <table:table-cell table:formula="of:=IF(BITAND([.$Q14];BITLSHIFT(1;[.AZ$2]))&gt;0;1;0)*[.$O14]" office:value-type="float" office:value="0" calcext:value-type="float">
            <text:p/>
          </table:table-cell>
          <table:table-cell table:formula="of:=IF(BITAND([.$Q14];BITLSHIFT(1;[.BA$2]))&gt;0;1;0)*[.$O14]" office:value-type="float" office:value="0" calcext:value-type="float">
            <text:p/>
          </table:table-cell>
          <table:table-cell table:formula="of:=IF(BITAND([.$Q14];BITLSHIFT(1;[.BB$2]))&gt;0;1;0)*[.$O14]" office:value-type="float" office:value="0" calcext:value-type="float">
            <text:p/>
          </table:table-cell>
          <table:table-cell table:formula="of:=IF(BITAND([.$Q14];BITLSHIFT(1;[.BC$2]))&gt;0;1;0)*[.$O14]" office:value-type="float" office:value="0" calcext:value-type="float">
            <text:p/>
          </table:table-cell>
          <table:table-cell table:formula="of:=IF(BITAND([.$Q14];BITLSHIFT(1;[.BD$2]))&gt;0;1;0)*[.$O14]" office:value-type="float" office:value="0" calcext:value-type="float">
            <text:p/>
          </table:table-cell>
          <table:table-cell table:formula="of:=IF(BITAND([.$Q14];BITLSHIFT(1;[.BE$2]))&gt;0;1;0)*[.$O14]" office:value-type="float" office:value="0" calcext:value-type="float">
            <text:p/>
          </table:table-cell>
          <table:table-cell table:formula="of:=IF(BITAND([.$Q14];BITLSHIFT(1;[.BF$2]))&gt;0;1;0)*[.$O14]" office:value-type="float" office:value="0" calcext:value-type="float">
            <text:p/>
          </table:table-cell>
          <table:table-cell table:formula="of:=IF(BITAND([.$Q14];BITLSHIFT(1;[.BG$2]))&gt;0;1;0)*[.$O14]" office:value-type="float" office:value="0" calcext:value-type="float">
            <text:p/>
          </table:table-cell>
          <table:table-cell table:formula="of:=IF(BITAND([.$Q14];BITLSHIFT(1;[.BH$2]))&gt;0;1;0)*[.$O14]" office:value-type="float" office:value="0" calcext:value-type="float">
            <text:p/>
          </table:table-cell>
          <table:table-cell table:formula="of:=IF(BITAND([.$Q14];BITLSHIFT(1;[.BI$2]))&gt;0;1;0)*[.$O14]" office:value-type="float" office:value="0" calcext:value-type="float">
            <text:p/>
          </table:table-cell>
          <table:table-cell table:formula="of:=IF(BITAND([.$Q14];BITLSHIFT(1;[.BJ$2]))&gt;0;1;0)*[.$O14]" office:value-type="float" office:value="0" calcext:value-type="float">
            <text:p/>
          </table:table-cell>
          <table:table-cell table:formula="of:=IF(BITAND([.$Q14];BITLSHIFT(1;[.BK$2]))&gt;0;1;0)*[.$O14]" office:value-type="float" office:value="0" calcext:value-type="float">
            <text:p/>
          </table:table-cell>
          <table:table-cell table:formula="of:=IF(BITAND([.$Q14];BITLSHIFT(1;[.BL$2]))&gt;0;1;0)*[.$O14]" office:value-type="float" office:value="0" calcext:value-type="float">
            <text:p/>
          </table:table-cell>
          <table:table-cell table:formula="of:=IF(BITAND([.$Q14];BITLSHIFT(1;[.BM$2]))&gt;0;1;0)*[.$O14]" office:value-type="float" office:value="0" calcext:value-type="float">
            <text:p/>
          </table:table-cell>
          <table:table-cell table:formula="of:=IF(BITAND([.$Q14];BITLSHIFT(1;[.BN$2]))&gt;0;1;0)*[.$O14]" office:value-type="float" office:value="0" calcext:value-type="float">
            <text:p/>
          </table:table-cell>
          <table:table-cell table:formula="of:=IF(BITAND([.$Q14];BITLSHIFT(1;[.BO$2]))&gt;0;1;0)*[.$O14]" office:value-type="float" office:value="0" calcext:value-type="float">
            <text:p/>
          </table:table-cell>
          <table:table-cell table:formula="of:=IF(BITAND([.$Q14];BITLSHIFT(1;[.BP$2]))&gt;0;1;0)*[.$O14]" office:value-type="float" office:value="0" calcext:value-type="float">
            <text:p/>
          </table:table-cell>
          <table:table-cell table:formula="of:=IF(BITAND([.$Q14];BITLSHIFT(1;[.BQ$2]))&gt;0;1;0)*[.$O14]" office:value-type="float" office:value="0" calcext:value-type="float">
            <text:p/>
          </table:table-cell>
          <table:table-cell table:formula="of:=IF(BITAND([.$Q14];BITLSHIFT(1;[.BR$2]))&gt;0;1;0)*[.$O14]" office:value-type="float" office:value="0" calcext:value-type="float">
            <text:p/>
          </table:table-cell>
          <table:table-cell table:formula="of:=IF(BITAND([.$Q14];BITLSHIFT(1;[.BS$2]))&gt;0;1;0)*[.$O14]" office:value-type="float" office:value="0" calcext:value-type="float">
            <text:p/>
          </table:table-cell>
          <table:table-cell table:formula="of:=IF(BITAND([.$Q14];BITLSHIFT(1;[.BT$2]))&gt;0;1;0)*[.$O14]" office:value-type="float" office:value="0" calcext:value-type="float">
            <text:p/>
          </table:table-cell>
          <table:table-cell table:formula="of:=IF(BITAND([.$Q14];BITLSHIFT(1;[.BU$2]))&gt;0;1;0)*[.$O14]" office:value-type="float" office:value="0" calcext:value-type="float">
            <text:p/>
          </table:table-cell>
          <table:table-cell table:formula="of:=IF(BITAND([.$Q14];BITLSHIFT(1;[.BV$2]))&gt;0;1;0)*[.$O14]" office:value-type="float" office:value="0" calcext:value-type="float">
            <text:p/>
          </table:table-cell>
          <table:table-cell table:formula="of:=IF(BITAND([.$Q14];BITLSHIFT(1;[.BW$2]))&gt;0;1;0)*[.$O14]" office:value-type="float" office:value="0" calcext:value-type="float">
            <text:p/>
          </table:table-cell>
          <table:table-cell table:formula="of:=IF(BITAND([.$Q14];BITLSHIFT(1;[.BX$2]))&gt;0;1;0)*[.$O14]" office:value-type="float" office:value="0" calcext:value-type="float">
            <text:p/>
          </table:table-cell>
          <table:table-cell table:formula="of:=IF(BITAND([.$Q14];BITLSHIFT(1;[.BY$2]))&gt;0;1;0)*[.$O14]" office:value-type="float" office:value="0" calcext:value-type="float">
            <text:p/>
          </table:table-cell>
          <table:table-cell table:formula="of:=IF(BITAND([.$Q14];BITLSHIFT(1;[.BZ$2]))&gt;0;1;0)*[.$O14]" office:value-type="float" office:value="0" calcext:value-type="float">
            <text:p/>
          </table:table-cell>
          <table:table-cell table:formula="of:=IF(BITAND([.$Q14];BITLSHIFT(1;[.CA$2]))&gt;0;1;0)*[.$O14]" office:value-type="float" office:value="0" calcext:value-type="float">
            <text:p/>
          </table:table-cell>
          <table:table-cell table:formula="of:=IF(BITAND([.$Q14];BITLSHIFT(1;[.CB$2]))&gt;0;1;0)*[.$O14]" office:value-type="float" office:value="0" calcext:value-type="float">
            <text:p/>
          </table:table-cell>
          <table:table-cell table:formula="of:=IF(BITAND([.$Q14];BITLSHIFT(1;[.CC$2]))&gt;0;1;0)*[.$O14]" office:value-type="float" office:value="0" calcext:value-type="float">
            <text:p/>
          </table:table-cell>
          <table:table-cell table:formula="of:=IF(BITAND([.$Q14];BITLSHIFT(1;[.CD$2]))&gt;0;1;0)*[.$O1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2"/>
          <table:table-cell table:style-name="ce5" table:number-columns-repeated="2"/>
          <table:table-cell table:formula="of:=DECIMAL(LEFT([.N15];10) ;16)" office:value-type="float" office:value="0" calcext:value-type="float">
            <text:p/>
          </table:table-cell>
          <table:table-cell table:formula="of:=DECIMAL(RIGHT([.N15];8) ;16)" office:value-type="float" office:value="0" calcext:value-type="float">
            <text:p/>
          </table:table-cell>
          <table:table-cell table:formula="of:=IF(BITAND([.$R15];BITLSHIFT(1;[.S$2]))&gt;0;1;0)*[.$O15]" office:value-type="float" office:value="0" calcext:value-type="float">
            <text:p/>
          </table:table-cell>
          <table:table-cell table:formula="of:=IF(BITAND([.$R15];BITLSHIFT(1;[.T$2]))&gt;0;1;0)*[.$O15]" office:value-type="float" office:value="0" calcext:value-type="float">
            <text:p/>
          </table:table-cell>
          <table:table-cell table:formula="of:=IF(BITAND([.$R15];BITLSHIFT(1;[.U$2]))&gt;0;1;0)*[.$O15]" office:value-type="float" office:value="0" calcext:value-type="float">
            <text:p/>
          </table:table-cell>
          <table:table-cell table:formula="of:=IF(BITAND([.$R15];BITLSHIFT(1;[.V$2]))&gt;0;1;0)*[.$O15]" office:value-type="float" office:value="0" calcext:value-type="float">
            <text:p/>
          </table:table-cell>
          <table:table-cell table:formula="of:=IF(BITAND([.$R15];BITLSHIFT(1;[.W$2]))&gt;0;1;0)*[.$O15]" office:value-type="float" office:value="0" calcext:value-type="float">
            <text:p/>
          </table:table-cell>
          <table:table-cell table:formula="of:=IF(BITAND([.$R15];BITLSHIFT(1;[.X$2]))&gt;0;1;0)*[.$O15]" office:value-type="float" office:value="0" calcext:value-type="float">
            <text:p/>
          </table:table-cell>
          <table:table-cell table:formula="of:=IF(BITAND([.$R15];BITLSHIFT(1;[.Y$2]))&gt;0;1;0)*[.$O15]" office:value-type="float" office:value="0" calcext:value-type="float">
            <text:p/>
          </table:table-cell>
          <table:table-cell table:formula="of:=IF(BITAND([.$R15];BITLSHIFT(1;[.Z$2]))&gt;0;1;0)*[.$O15]" office:value-type="float" office:value="0" calcext:value-type="float">
            <text:p/>
          </table:table-cell>
          <table:table-cell table:formula="of:=IF(BITAND([.$R15];BITLSHIFT(1;[.AA$2]))&gt;0;1;0)*[.$O15]" office:value-type="float" office:value="0" calcext:value-type="float">
            <text:p/>
          </table:table-cell>
          <table:table-cell table:formula="of:=IF(BITAND([.$R15];BITLSHIFT(1;[.AB$2]))&gt;0;1;0)*[.$O15]" office:value-type="float" office:value="0" calcext:value-type="float">
            <text:p/>
          </table:table-cell>
          <table:table-cell table:formula="of:=IF(BITAND([.$R15];BITLSHIFT(1;[.AC$2]))&gt;0;1;0)*[.$O15]" office:value-type="float" office:value="0" calcext:value-type="float">
            <text:p/>
          </table:table-cell>
          <table:table-cell table:formula="of:=IF(BITAND([.$R15];BITLSHIFT(1;[.AD$2]))&gt;0;1;0)*[.$O15]" office:value-type="float" office:value="0" calcext:value-type="float">
            <text:p/>
          </table:table-cell>
          <table:table-cell table:formula="of:=IF(BITAND([.$R15];BITLSHIFT(1;[.AE$2]))&gt;0;1;0)*[.$O15]" office:value-type="float" office:value="0" calcext:value-type="float">
            <text:p/>
          </table:table-cell>
          <table:table-cell table:formula="of:=IF(BITAND([.$R15];BITLSHIFT(1;[.AF$2]))&gt;0;1;0)*[.$O15]" office:value-type="float" office:value="0" calcext:value-type="float">
            <text:p/>
          </table:table-cell>
          <table:table-cell table:formula="of:=IF(BITAND([.$R15];BITLSHIFT(1;[.AG$2]))&gt;0;1;0)*[.$O15]" office:value-type="float" office:value="0" calcext:value-type="float">
            <text:p/>
          </table:table-cell>
          <table:table-cell table:formula="of:=IF(BITAND([.$R15];BITLSHIFT(1;[.AH$2]))&gt;0;1;0)*[.$O15]" office:value-type="float" office:value="0" calcext:value-type="float">
            <text:p/>
          </table:table-cell>
          <table:table-cell table:formula="of:=IF(BITAND([.$R15];BITLSHIFT(1;[.AI$2]))&gt;0;1;0)*[.$O15]" office:value-type="float" office:value="0" calcext:value-type="float">
            <text:p/>
          </table:table-cell>
          <table:table-cell table:formula="of:=IF(BITAND([.$R15];BITLSHIFT(1;[.AJ$2]))&gt;0;1;0)*[.$O15]" office:value-type="float" office:value="0" calcext:value-type="float">
            <text:p/>
          </table:table-cell>
          <table:table-cell table:formula="of:=IF(BITAND([.$R15];BITLSHIFT(1;[.AK$2]))&gt;0;1;0)*[.$O15]" office:value-type="float" office:value="0" calcext:value-type="float">
            <text:p/>
          </table:table-cell>
          <table:table-cell table:formula="of:=IF(BITAND([.$R15];BITLSHIFT(1;[.AL$2]))&gt;0;1;0)*[.$O15]" office:value-type="float" office:value="0" calcext:value-type="float">
            <text:p/>
          </table:table-cell>
          <table:table-cell table:formula="of:=IF(BITAND([.$R15];BITLSHIFT(1;[.AM$2]))&gt;0;1;0)*[.$O15]" office:value-type="float" office:value="0" calcext:value-type="float">
            <text:p/>
          </table:table-cell>
          <table:table-cell table:formula="of:=IF(BITAND([.$R15];BITLSHIFT(1;[.AN$2]))&gt;0;1;0)*[.$O15]" office:value-type="float" office:value="0" calcext:value-type="float">
            <text:p/>
          </table:table-cell>
          <table:table-cell table:formula="of:=IF(BITAND([.$R15];BITLSHIFT(1;[.AO$2]))&gt;0;1;0)*[.$O15]" office:value-type="float" office:value="0" calcext:value-type="float">
            <text:p/>
          </table:table-cell>
          <table:table-cell table:formula="of:=IF(BITAND([.$R15];BITLSHIFT(1;[.AP$2]))&gt;0;1;0)*[.$O15]" office:value-type="float" office:value="0" calcext:value-type="float">
            <text:p/>
          </table:table-cell>
          <table:table-cell table:formula="of:=IF(BITAND([.$R15];BITLSHIFT(1;[.AQ$2]))&gt;0;1;0)*[.$O15]" office:value-type="float" office:value="0" calcext:value-type="float">
            <text:p/>
          </table:table-cell>
          <table:table-cell table:formula="of:=IF(BITAND([.$R15];BITLSHIFT(1;[.AR$2]))&gt;0;1;0)*[.$O15]" office:value-type="float" office:value="0" calcext:value-type="float">
            <text:p/>
          </table:table-cell>
          <table:table-cell table:formula="of:=IF(BITAND([.$R15];BITLSHIFT(1;[.AS$2]))&gt;0;1;0)*[.$O15]" office:value-type="float" office:value="0" calcext:value-type="float">
            <text:p/>
          </table:table-cell>
          <table:table-cell table:formula="of:=IF(BITAND([.$R15];BITLSHIFT(1;[.AT$2]))&gt;0;1;0)*[.$O15]" office:value-type="float" office:value="0" calcext:value-type="float">
            <text:p/>
          </table:table-cell>
          <table:table-cell table:formula="of:=IF(BITAND([.$R15];BITLSHIFT(1;[.AU$2]))&gt;0;1;0)*[.$O15]" office:value-type="float" office:value="0" calcext:value-type="float">
            <text:p/>
          </table:table-cell>
          <table:table-cell table:formula="of:=IF(BITAND([.$R15];BITLSHIFT(1;[.AV$2]))&gt;0;1;0)*[.$O15]" office:value-type="float" office:value="0" calcext:value-type="float">
            <text:p/>
          </table:table-cell>
          <table:table-cell table:formula="of:=IF(BITAND([.$R15];BITLSHIFT(1;[.AW$2]))&gt;0;1;0)*[.$O15]" office:value-type="float" office:value="0" calcext:value-type="float">
            <text:p/>
          </table:table-cell>
          <table:table-cell table:formula="of:=IF(BITAND([.$R15];BITLSHIFT(1;[.AX$2]))&gt;0;1;0)*[.$O15]" office:value-type="float" office:value="0" calcext:value-type="float">
            <text:p/>
          </table:table-cell>
          <table:table-cell table:formula="of:=IF(BITAND([.$Q15];BITLSHIFT(1;[.AY$2]))&gt;0;1;0)*[.$O15]" office:value-type="float" office:value="0" calcext:value-type="float">
            <text:p/>
          </table:table-cell>
          <table:table-cell table:formula="of:=IF(BITAND([.$Q15];BITLSHIFT(1;[.AZ$2]))&gt;0;1;0)*[.$O15]" office:value-type="float" office:value="0" calcext:value-type="float">
            <text:p/>
          </table:table-cell>
          <table:table-cell table:formula="of:=IF(BITAND([.$Q15];BITLSHIFT(1;[.BA$2]))&gt;0;1;0)*[.$O15]" office:value-type="float" office:value="0" calcext:value-type="float">
            <text:p/>
          </table:table-cell>
          <table:table-cell table:formula="of:=IF(BITAND([.$Q15];BITLSHIFT(1;[.BB$2]))&gt;0;1;0)*[.$O15]" office:value-type="float" office:value="0" calcext:value-type="float">
            <text:p/>
          </table:table-cell>
          <table:table-cell table:formula="of:=IF(BITAND([.$Q15];BITLSHIFT(1;[.BC$2]))&gt;0;1;0)*[.$O15]" office:value-type="float" office:value="0" calcext:value-type="float">
            <text:p/>
          </table:table-cell>
          <table:table-cell table:formula="of:=IF(BITAND([.$Q15];BITLSHIFT(1;[.BD$2]))&gt;0;1;0)*[.$O15]" office:value-type="float" office:value="0" calcext:value-type="float">
            <text:p/>
          </table:table-cell>
          <table:table-cell table:formula="of:=IF(BITAND([.$Q15];BITLSHIFT(1;[.BE$2]))&gt;0;1;0)*[.$O15]" office:value-type="float" office:value="0" calcext:value-type="float">
            <text:p/>
          </table:table-cell>
          <table:table-cell table:formula="of:=IF(BITAND([.$Q15];BITLSHIFT(1;[.BF$2]))&gt;0;1;0)*[.$O15]" office:value-type="float" office:value="0" calcext:value-type="float">
            <text:p/>
          </table:table-cell>
          <table:table-cell table:formula="of:=IF(BITAND([.$Q15];BITLSHIFT(1;[.BG$2]))&gt;0;1;0)*[.$O15]" office:value-type="float" office:value="0" calcext:value-type="float">
            <text:p/>
          </table:table-cell>
          <table:table-cell table:formula="of:=IF(BITAND([.$Q15];BITLSHIFT(1;[.BH$2]))&gt;0;1;0)*[.$O15]" office:value-type="float" office:value="0" calcext:value-type="float">
            <text:p/>
          </table:table-cell>
          <table:table-cell table:formula="of:=IF(BITAND([.$Q15];BITLSHIFT(1;[.BI$2]))&gt;0;1;0)*[.$O15]" office:value-type="float" office:value="0" calcext:value-type="float">
            <text:p/>
          </table:table-cell>
          <table:table-cell table:formula="of:=IF(BITAND([.$Q15];BITLSHIFT(1;[.BJ$2]))&gt;0;1;0)*[.$O15]" office:value-type="float" office:value="0" calcext:value-type="float">
            <text:p/>
          </table:table-cell>
          <table:table-cell table:formula="of:=IF(BITAND([.$Q15];BITLSHIFT(1;[.BK$2]))&gt;0;1;0)*[.$O15]" office:value-type="float" office:value="0" calcext:value-type="float">
            <text:p/>
          </table:table-cell>
          <table:table-cell table:formula="of:=IF(BITAND([.$Q15];BITLSHIFT(1;[.BL$2]))&gt;0;1;0)*[.$O15]" office:value-type="float" office:value="0" calcext:value-type="float">
            <text:p/>
          </table:table-cell>
          <table:table-cell table:formula="of:=IF(BITAND([.$Q15];BITLSHIFT(1;[.BM$2]))&gt;0;1;0)*[.$O15]" office:value-type="float" office:value="0" calcext:value-type="float">
            <text:p/>
          </table:table-cell>
          <table:table-cell table:formula="of:=IF(BITAND([.$Q15];BITLSHIFT(1;[.BN$2]))&gt;0;1;0)*[.$O15]" office:value-type="float" office:value="0" calcext:value-type="float">
            <text:p/>
          </table:table-cell>
          <table:table-cell table:formula="of:=IF(BITAND([.$Q15];BITLSHIFT(1;[.BO$2]))&gt;0;1;0)*[.$O15]" office:value-type="float" office:value="0" calcext:value-type="float">
            <text:p/>
          </table:table-cell>
          <table:table-cell table:formula="of:=IF(BITAND([.$Q15];BITLSHIFT(1;[.BP$2]))&gt;0;1;0)*[.$O15]" office:value-type="float" office:value="0" calcext:value-type="float">
            <text:p/>
          </table:table-cell>
          <table:table-cell table:formula="of:=IF(BITAND([.$Q15];BITLSHIFT(1;[.BQ$2]))&gt;0;1;0)*[.$O15]" office:value-type="float" office:value="0" calcext:value-type="float">
            <text:p/>
          </table:table-cell>
          <table:table-cell table:formula="of:=IF(BITAND([.$Q15];BITLSHIFT(1;[.BR$2]))&gt;0;1;0)*[.$O15]" office:value-type="float" office:value="0" calcext:value-type="float">
            <text:p/>
          </table:table-cell>
          <table:table-cell table:formula="of:=IF(BITAND([.$Q15];BITLSHIFT(1;[.BS$2]))&gt;0;1;0)*[.$O15]" office:value-type="float" office:value="0" calcext:value-type="float">
            <text:p/>
          </table:table-cell>
          <table:table-cell table:formula="of:=IF(BITAND([.$Q15];BITLSHIFT(1;[.BT$2]))&gt;0;1;0)*[.$O15]" office:value-type="float" office:value="0" calcext:value-type="float">
            <text:p/>
          </table:table-cell>
          <table:table-cell table:formula="of:=IF(BITAND([.$Q15];BITLSHIFT(1;[.BU$2]))&gt;0;1;0)*[.$O15]" office:value-type="float" office:value="0" calcext:value-type="float">
            <text:p/>
          </table:table-cell>
          <table:table-cell table:formula="of:=IF(BITAND([.$Q15];BITLSHIFT(1;[.BV$2]))&gt;0;1;0)*[.$O15]" office:value-type="float" office:value="0" calcext:value-type="float">
            <text:p/>
          </table:table-cell>
          <table:table-cell table:formula="of:=IF(BITAND([.$Q15];BITLSHIFT(1;[.BW$2]))&gt;0;1;0)*[.$O15]" office:value-type="float" office:value="0" calcext:value-type="float">
            <text:p/>
          </table:table-cell>
          <table:table-cell table:formula="of:=IF(BITAND([.$Q15];BITLSHIFT(1;[.BX$2]))&gt;0;1;0)*[.$O15]" office:value-type="float" office:value="0" calcext:value-type="float">
            <text:p/>
          </table:table-cell>
          <table:table-cell table:formula="of:=IF(BITAND([.$Q15];BITLSHIFT(1;[.BY$2]))&gt;0;1;0)*[.$O15]" office:value-type="float" office:value="0" calcext:value-type="float">
            <text:p/>
          </table:table-cell>
          <table:table-cell table:formula="of:=IF(BITAND([.$Q15];BITLSHIFT(1;[.BZ$2]))&gt;0;1;0)*[.$O15]" office:value-type="float" office:value="0" calcext:value-type="float">
            <text:p/>
          </table:table-cell>
          <table:table-cell table:formula="of:=IF(BITAND([.$Q15];BITLSHIFT(1;[.CA$2]))&gt;0;1;0)*[.$O15]" office:value-type="float" office:value="0" calcext:value-type="float">
            <text:p/>
          </table:table-cell>
          <table:table-cell table:formula="of:=IF(BITAND([.$Q15];BITLSHIFT(1;[.CB$2]))&gt;0;1;0)*[.$O15]" office:value-type="float" office:value="0" calcext:value-type="float">
            <text:p/>
          </table:table-cell>
          <table:table-cell table:formula="of:=IF(BITAND([.$Q15];BITLSHIFT(1;[.CC$2]))&gt;0;1;0)*[.$O15]" office:value-type="float" office:value="0" calcext:value-type="float">
            <text:p/>
          </table:table-cell>
          <table:table-cell table:formula="of:=IF(BITAND([.$Q15];BITLSHIFT(1;[.CD$2]))&gt;0;1;0)*[.$O1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6];10) ;16)" office:value-type="float" office:value="0" calcext:value-type="float">
            <text:p/>
          </table:table-cell>
          <table:table-cell table:formula="of:=DECIMAL(RIGHT([.N16];8) ;16)" office:value-type="float" office:value="0" calcext:value-type="float">
            <text:p/>
          </table:table-cell>
          <table:table-cell table:formula="of:=IF(BITAND([.$R16];BITLSHIFT(1;[.S$2]))&gt;0;1;0)*[.$O16]" office:value-type="float" office:value="0" calcext:value-type="float">
            <text:p/>
          </table:table-cell>
          <table:table-cell table:formula="of:=IF(BITAND([.$R16];BITLSHIFT(1;[.T$2]))&gt;0;1;0)*[.$O16]" office:value-type="float" office:value="0" calcext:value-type="float">
            <text:p/>
          </table:table-cell>
          <table:table-cell table:formula="of:=IF(BITAND([.$R16];BITLSHIFT(1;[.U$2]))&gt;0;1;0)*[.$O16]" office:value-type="float" office:value="0" calcext:value-type="float">
            <text:p/>
          </table:table-cell>
          <table:table-cell table:formula="of:=IF(BITAND([.$R16];BITLSHIFT(1;[.V$2]))&gt;0;1;0)*[.$O16]" office:value-type="float" office:value="0" calcext:value-type="float">
            <text:p/>
          </table:table-cell>
          <table:table-cell table:formula="of:=IF(BITAND([.$R16];BITLSHIFT(1;[.W$2]))&gt;0;1;0)*[.$O16]" office:value-type="float" office:value="0" calcext:value-type="float">
            <text:p/>
          </table:table-cell>
          <table:table-cell table:formula="of:=IF(BITAND([.$R16];BITLSHIFT(1;[.X$2]))&gt;0;1;0)*[.$O16]" office:value-type="float" office:value="0" calcext:value-type="float">
            <text:p/>
          </table:table-cell>
          <table:table-cell table:formula="of:=IF(BITAND([.$R16];BITLSHIFT(1;[.Y$2]))&gt;0;1;0)*[.$O16]" office:value-type="float" office:value="0" calcext:value-type="float">
            <text:p/>
          </table:table-cell>
          <table:table-cell table:formula="of:=IF(BITAND([.$R16];BITLSHIFT(1;[.Z$2]))&gt;0;1;0)*[.$O16]" office:value-type="float" office:value="0" calcext:value-type="float">
            <text:p/>
          </table:table-cell>
          <table:table-cell table:formula="of:=IF(BITAND([.$R16];BITLSHIFT(1;[.AA$2]))&gt;0;1;0)*[.$O16]" office:value-type="float" office:value="0" calcext:value-type="float">
            <text:p/>
          </table:table-cell>
          <table:table-cell table:formula="of:=IF(BITAND([.$R16];BITLSHIFT(1;[.AB$2]))&gt;0;1;0)*[.$O16]" office:value-type="float" office:value="0" calcext:value-type="float">
            <text:p/>
          </table:table-cell>
          <table:table-cell table:formula="of:=IF(BITAND([.$R16];BITLSHIFT(1;[.AC$2]))&gt;0;1;0)*[.$O16]" office:value-type="float" office:value="0" calcext:value-type="float">
            <text:p/>
          </table:table-cell>
          <table:table-cell table:formula="of:=IF(BITAND([.$R16];BITLSHIFT(1;[.AD$2]))&gt;0;1;0)*[.$O16]" office:value-type="float" office:value="0" calcext:value-type="float">
            <text:p/>
          </table:table-cell>
          <table:table-cell table:formula="of:=IF(BITAND([.$R16];BITLSHIFT(1;[.AE$2]))&gt;0;1;0)*[.$O16]" office:value-type="float" office:value="0" calcext:value-type="float">
            <text:p/>
          </table:table-cell>
          <table:table-cell table:formula="of:=IF(BITAND([.$R16];BITLSHIFT(1;[.AF$2]))&gt;0;1;0)*[.$O16]" office:value-type="float" office:value="0" calcext:value-type="float">
            <text:p/>
          </table:table-cell>
          <table:table-cell table:formula="of:=IF(BITAND([.$R16];BITLSHIFT(1;[.AG$2]))&gt;0;1;0)*[.$O16]" office:value-type="float" office:value="0" calcext:value-type="float">
            <text:p/>
          </table:table-cell>
          <table:table-cell table:formula="of:=IF(BITAND([.$R16];BITLSHIFT(1;[.AH$2]))&gt;0;1;0)*[.$O16]" office:value-type="float" office:value="0" calcext:value-type="float">
            <text:p/>
          </table:table-cell>
          <table:table-cell table:formula="of:=IF(BITAND([.$R16];BITLSHIFT(1;[.AI$2]))&gt;0;1;0)*[.$O16]" office:value-type="float" office:value="0" calcext:value-type="float">
            <text:p/>
          </table:table-cell>
          <table:table-cell table:formula="of:=IF(BITAND([.$R16];BITLSHIFT(1;[.AJ$2]))&gt;0;1;0)*[.$O16]" office:value-type="float" office:value="0" calcext:value-type="float">
            <text:p/>
          </table:table-cell>
          <table:table-cell table:formula="of:=IF(BITAND([.$R16];BITLSHIFT(1;[.AK$2]))&gt;0;1;0)*[.$O16]" office:value-type="float" office:value="0" calcext:value-type="float">
            <text:p/>
          </table:table-cell>
          <table:table-cell table:formula="of:=IF(BITAND([.$R16];BITLSHIFT(1;[.AL$2]))&gt;0;1;0)*[.$O16]" office:value-type="float" office:value="0" calcext:value-type="float">
            <text:p/>
          </table:table-cell>
          <table:table-cell table:formula="of:=IF(BITAND([.$R16];BITLSHIFT(1;[.AM$2]))&gt;0;1;0)*[.$O16]" office:value-type="float" office:value="0" calcext:value-type="float">
            <text:p/>
          </table:table-cell>
          <table:table-cell table:formula="of:=IF(BITAND([.$R16];BITLSHIFT(1;[.AN$2]))&gt;0;1;0)*[.$O16]" office:value-type="float" office:value="0" calcext:value-type="float">
            <text:p/>
          </table:table-cell>
          <table:table-cell table:formula="of:=IF(BITAND([.$R16];BITLSHIFT(1;[.AO$2]))&gt;0;1;0)*[.$O16]" office:value-type="float" office:value="0" calcext:value-type="float">
            <text:p/>
          </table:table-cell>
          <table:table-cell table:formula="of:=IF(BITAND([.$R16];BITLSHIFT(1;[.AP$2]))&gt;0;1;0)*[.$O16]" office:value-type="float" office:value="0" calcext:value-type="float">
            <text:p/>
          </table:table-cell>
          <table:table-cell table:formula="of:=IF(BITAND([.$R16];BITLSHIFT(1;[.AQ$2]))&gt;0;1;0)*[.$O16]" office:value-type="float" office:value="0" calcext:value-type="float">
            <text:p/>
          </table:table-cell>
          <table:table-cell table:formula="of:=IF(BITAND([.$R16];BITLSHIFT(1;[.AR$2]))&gt;0;1;0)*[.$O16]" office:value-type="float" office:value="0" calcext:value-type="float">
            <text:p/>
          </table:table-cell>
          <table:table-cell table:formula="of:=IF(BITAND([.$R16];BITLSHIFT(1;[.AS$2]))&gt;0;1;0)*[.$O16]" office:value-type="float" office:value="0" calcext:value-type="float">
            <text:p/>
          </table:table-cell>
          <table:table-cell table:formula="of:=IF(BITAND([.$R16];BITLSHIFT(1;[.AT$2]))&gt;0;1;0)*[.$O16]" office:value-type="float" office:value="0" calcext:value-type="float">
            <text:p/>
          </table:table-cell>
          <table:table-cell table:formula="of:=IF(BITAND([.$R16];BITLSHIFT(1;[.AU$2]))&gt;0;1;0)*[.$O16]" office:value-type="float" office:value="0" calcext:value-type="float">
            <text:p/>
          </table:table-cell>
          <table:table-cell table:formula="of:=IF(BITAND([.$R16];BITLSHIFT(1;[.AV$2]))&gt;0;1;0)*[.$O16]" office:value-type="float" office:value="0" calcext:value-type="float">
            <text:p/>
          </table:table-cell>
          <table:table-cell table:formula="of:=IF(BITAND([.$R16];BITLSHIFT(1;[.AW$2]))&gt;0;1;0)*[.$O16]" office:value-type="float" office:value="0" calcext:value-type="float">
            <text:p/>
          </table:table-cell>
          <table:table-cell table:formula="of:=IF(BITAND([.$R16];BITLSHIFT(1;[.AX$2]))&gt;0;1;0)*[.$O16]" office:value-type="float" office:value="0" calcext:value-type="float">
            <text:p/>
          </table:table-cell>
          <table:table-cell table:formula="of:=IF(BITAND([.$Q16];BITLSHIFT(1;[.AY$2]))&gt;0;1;0)*[.$O16]" office:value-type="float" office:value="0" calcext:value-type="float">
            <text:p/>
          </table:table-cell>
          <table:table-cell table:formula="of:=IF(BITAND([.$Q16];BITLSHIFT(1;[.AZ$2]))&gt;0;1;0)*[.$O16]" office:value-type="float" office:value="0" calcext:value-type="float">
            <text:p/>
          </table:table-cell>
          <table:table-cell table:formula="of:=IF(BITAND([.$Q16];BITLSHIFT(1;[.BA$2]))&gt;0;1;0)*[.$O16]" office:value-type="float" office:value="0" calcext:value-type="float">
            <text:p/>
          </table:table-cell>
          <table:table-cell table:formula="of:=IF(BITAND([.$Q16];BITLSHIFT(1;[.BB$2]))&gt;0;1;0)*[.$O16]" office:value-type="float" office:value="0" calcext:value-type="float">
            <text:p/>
          </table:table-cell>
          <table:table-cell table:formula="of:=IF(BITAND([.$Q16];BITLSHIFT(1;[.BC$2]))&gt;0;1;0)*[.$O16]" office:value-type="float" office:value="0" calcext:value-type="float">
            <text:p/>
          </table:table-cell>
          <table:table-cell table:formula="of:=IF(BITAND([.$Q16];BITLSHIFT(1;[.BD$2]))&gt;0;1;0)*[.$O16]" office:value-type="float" office:value="0" calcext:value-type="float">
            <text:p/>
          </table:table-cell>
          <table:table-cell table:formula="of:=IF(BITAND([.$Q16];BITLSHIFT(1;[.BE$2]))&gt;0;1;0)*[.$O16]" office:value-type="float" office:value="0" calcext:value-type="float">
            <text:p/>
          </table:table-cell>
          <table:table-cell table:formula="of:=IF(BITAND([.$Q16];BITLSHIFT(1;[.BF$2]))&gt;0;1;0)*[.$O16]" office:value-type="float" office:value="0" calcext:value-type="float">
            <text:p/>
          </table:table-cell>
          <table:table-cell table:formula="of:=IF(BITAND([.$Q16];BITLSHIFT(1;[.BG$2]))&gt;0;1;0)*[.$O16]" office:value-type="float" office:value="0" calcext:value-type="float">
            <text:p/>
          </table:table-cell>
          <table:table-cell table:formula="of:=IF(BITAND([.$Q16];BITLSHIFT(1;[.BH$2]))&gt;0;1;0)*[.$O16]" office:value-type="float" office:value="0" calcext:value-type="float">
            <text:p/>
          </table:table-cell>
          <table:table-cell table:formula="of:=IF(BITAND([.$Q16];BITLSHIFT(1;[.BI$2]))&gt;0;1;0)*[.$O16]" office:value-type="float" office:value="0" calcext:value-type="float">
            <text:p/>
          </table:table-cell>
          <table:table-cell table:formula="of:=IF(BITAND([.$Q16];BITLSHIFT(1;[.BJ$2]))&gt;0;1;0)*[.$O16]" office:value-type="float" office:value="0" calcext:value-type="float">
            <text:p/>
          </table:table-cell>
          <table:table-cell table:formula="of:=IF(BITAND([.$Q16];BITLSHIFT(1;[.BK$2]))&gt;0;1;0)*[.$O16]" office:value-type="float" office:value="0" calcext:value-type="float">
            <text:p/>
          </table:table-cell>
          <table:table-cell table:formula="of:=IF(BITAND([.$Q16];BITLSHIFT(1;[.BL$2]))&gt;0;1;0)*[.$O16]" office:value-type="float" office:value="0" calcext:value-type="float">
            <text:p/>
          </table:table-cell>
          <table:table-cell table:formula="of:=IF(BITAND([.$Q16];BITLSHIFT(1;[.BM$2]))&gt;0;1;0)*[.$O16]" office:value-type="float" office:value="0" calcext:value-type="float">
            <text:p/>
          </table:table-cell>
          <table:table-cell table:formula="of:=IF(BITAND([.$Q16];BITLSHIFT(1;[.BN$2]))&gt;0;1;0)*[.$O16]" office:value-type="float" office:value="0" calcext:value-type="float">
            <text:p/>
          </table:table-cell>
          <table:table-cell table:formula="of:=IF(BITAND([.$Q16];BITLSHIFT(1;[.BO$2]))&gt;0;1;0)*[.$O16]" office:value-type="float" office:value="0" calcext:value-type="float">
            <text:p/>
          </table:table-cell>
          <table:table-cell table:formula="of:=IF(BITAND([.$Q16];BITLSHIFT(1;[.BP$2]))&gt;0;1;0)*[.$O16]" office:value-type="float" office:value="0" calcext:value-type="float">
            <text:p/>
          </table:table-cell>
          <table:table-cell table:formula="of:=IF(BITAND([.$Q16];BITLSHIFT(1;[.BQ$2]))&gt;0;1;0)*[.$O16]" office:value-type="float" office:value="0" calcext:value-type="float">
            <text:p/>
          </table:table-cell>
          <table:table-cell table:formula="of:=IF(BITAND([.$Q16];BITLSHIFT(1;[.BR$2]))&gt;0;1;0)*[.$O16]" office:value-type="float" office:value="0" calcext:value-type="float">
            <text:p/>
          </table:table-cell>
          <table:table-cell table:formula="of:=IF(BITAND([.$Q16];BITLSHIFT(1;[.BS$2]))&gt;0;1;0)*[.$O16]" office:value-type="float" office:value="0" calcext:value-type="float">
            <text:p/>
          </table:table-cell>
          <table:table-cell table:formula="of:=IF(BITAND([.$Q16];BITLSHIFT(1;[.BT$2]))&gt;0;1;0)*[.$O16]" office:value-type="float" office:value="0" calcext:value-type="float">
            <text:p/>
          </table:table-cell>
          <table:table-cell table:formula="of:=IF(BITAND([.$Q16];BITLSHIFT(1;[.BU$2]))&gt;0;1;0)*[.$O16]" office:value-type="float" office:value="0" calcext:value-type="float">
            <text:p/>
          </table:table-cell>
          <table:table-cell table:formula="of:=IF(BITAND([.$Q16];BITLSHIFT(1;[.BV$2]))&gt;0;1;0)*[.$O16]" office:value-type="float" office:value="0" calcext:value-type="float">
            <text:p/>
          </table:table-cell>
          <table:table-cell table:formula="of:=IF(BITAND([.$Q16];BITLSHIFT(1;[.BW$2]))&gt;0;1;0)*[.$O16]" office:value-type="float" office:value="0" calcext:value-type="float">
            <text:p/>
          </table:table-cell>
          <table:table-cell table:formula="of:=IF(BITAND([.$Q16];BITLSHIFT(1;[.BX$2]))&gt;0;1;0)*[.$O16]" office:value-type="float" office:value="0" calcext:value-type="float">
            <text:p/>
          </table:table-cell>
          <table:table-cell table:formula="of:=IF(BITAND([.$Q16];BITLSHIFT(1;[.BY$2]))&gt;0;1;0)*[.$O16]" office:value-type="float" office:value="0" calcext:value-type="float">
            <text:p/>
          </table:table-cell>
          <table:table-cell table:formula="of:=IF(BITAND([.$Q16];BITLSHIFT(1;[.BZ$2]))&gt;0;1;0)*[.$O16]" office:value-type="float" office:value="0" calcext:value-type="float">
            <text:p/>
          </table:table-cell>
          <table:table-cell table:formula="of:=IF(BITAND([.$Q16];BITLSHIFT(1;[.CA$2]))&gt;0;1;0)*[.$O16]" office:value-type="float" office:value="0" calcext:value-type="float">
            <text:p/>
          </table:table-cell>
          <table:table-cell table:formula="of:=IF(BITAND([.$Q16];BITLSHIFT(1;[.CB$2]))&gt;0;1;0)*[.$O16]" office:value-type="float" office:value="0" calcext:value-type="float">
            <text:p/>
          </table:table-cell>
          <table:table-cell table:formula="of:=IF(BITAND([.$Q16];BITLSHIFT(1;[.CC$2]))&gt;0;1;0)*[.$O16]" office:value-type="float" office:value="0" calcext:value-type="float">
            <text:p/>
          </table:table-cell>
          <table:table-cell table:formula="of:=IF(BITAND([.$Q16];BITLSHIFT(1;[.CD$2]))&gt;0;1;0)*[.$O1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7];10) ;16)" office:value-type="float" office:value="0" calcext:value-type="float">
            <text:p/>
          </table:table-cell>
          <table:table-cell table:formula="of:=DECIMAL(RIGHT([.N17];8) ;16)" office:value-type="float" office:value="0" calcext:value-type="float">
            <text:p/>
          </table:table-cell>
          <table:table-cell table:formula="of:=IF(BITAND([.$R17];BITLSHIFT(1;[.S$2]))&gt;0;1;0)*[.$O17]" office:value-type="float" office:value="0" calcext:value-type="float">
            <text:p/>
          </table:table-cell>
          <table:table-cell table:formula="of:=IF(BITAND([.$R17];BITLSHIFT(1;[.T$2]))&gt;0;1;0)*[.$O17]" office:value-type="float" office:value="0" calcext:value-type="float">
            <text:p/>
          </table:table-cell>
          <table:table-cell table:formula="of:=IF(BITAND([.$R17];BITLSHIFT(1;[.U$2]))&gt;0;1;0)*[.$O17]" office:value-type="float" office:value="0" calcext:value-type="float">
            <text:p/>
          </table:table-cell>
          <table:table-cell table:formula="of:=IF(BITAND([.$R17];BITLSHIFT(1;[.V$2]))&gt;0;1;0)*[.$O17]" office:value-type="float" office:value="0" calcext:value-type="float">
            <text:p/>
          </table:table-cell>
          <table:table-cell table:formula="of:=IF(BITAND([.$R17];BITLSHIFT(1;[.W$2]))&gt;0;1;0)*[.$O17]" office:value-type="float" office:value="0" calcext:value-type="float">
            <text:p/>
          </table:table-cell>
          <table:table-cell table:formula="of:=IF(BITAND([.$R17];BITLSHIFT(1;[.X$2]))&gt;0;1;0)*[.$O17]" office:value-type="float" office:value="0" calcext:value-type="float">
            <text:p/>
          </table:table-cell>
          <table:table-cell table:formula="of:=IF(BITAND([.$R17];BITLSHIFT(1;[.Y$2]))&gt;0;1;0)*[.$O17]" office:value-type="float" office:value="0" calcext:value-type="float">
            <text:p/>
          </table:table-cell>
          <table:table-cell table:formula="of:=IF(BITAND([.$R17];BITLSHIFT(1;[.Z$2]))&gt;0;1;0)*[.$O17]" office:value-type="float" office:value="0" calcext:value-type="float">
            <text:p/>
          </table:table-cell>
          <table:table-cell table:formula="of:=IF(BITAND([.$R17];BITLSHIFT(1;[.AA$2]))&gt;0;1;0)*[.$O17]" office:value-type="float" office:value="0" calcext:value-type="float">
            <text:p/>
          </table:table-cell>
          <table:table-cell table:formula="of:=IF(BITAND([.$R17];BITLSHIFT(1;[.AB$2]))&gt;0;1;0)*[.$O17]" office:value-type="float" office:value="0" calcext:value-type="float">
            <text:p/>
          </table:table-cell>
          <table:table-cell table:formula="of:=IF(BITAND([.$R17];BITLSHIFT(1;[.AC$2]))&gt;0;1;0)*[.$O17]" office:value-type="float" office:value="0" calcext:value-type="float">
            <text:p/>
          </table:table-cell>
          <table:table-cell table:formula="of:=IF(BITAND([.$R17];BITLSHIFT(1;[.AD$2]))&gt;0;1;0)*[.$O17]" office:value-type="float" office:value="0" calcext:value-type="float">
            <text:p/>
          </table:table-cell>
          <table:table-cell table:formula="of:=IF(BITAND([.$R17];BITLSHIFT(1;[.AE$2]))&gt;0;1;0)*[.$O17]" office:value-type="float" office:value="0" calcext:value-type="float">
            <text:p/>
          </table:table-cell>
          <table:table-cell table:formula="of:=IF(BITAND([.$R17];BITLSHIFT(1;[.AF$2]))&gt;0;1;0)*[.$O17]" office:value-type="float" office:value="0" calcext:value-type="float">
            <text:p/>
          </table:table-cell>
          <table:table-cell table:formula="of:=IF(BITAND([.$R17];BITLSHIFT(1;[.AG$2]))&gt;0;1;0)*[.$O17]" office:value-type="float" office:value="0" calcext:value-type="float">
            <text:p/>
          </table:table-cell>
          <table:table-cell table:formula="of:=IF(BITAND([.$R17];BITLSHIFT(1;[.AH$2]))&gt;0;1;0)*[.$O17]" office:value-type="float" office:value="0" calcext:value-type="float">
            <text:p/>
          </table:table-cell>
          <table:table-cell table:formula="of:=IF(BITAND([.$R17];BITLSHIFT(1;[.AI$2]))&gt;0;1;0)*[.$O17]" office:value-type="float" office:value="0" calcext:value-type="float">
            <text:p/>
          </table:table-cell>
          <table:table-cell table:formula="of:=IF(BITAND([.$R17];BITLSHIFT(1;[.AJ$2]))&gt;0;1;0)*[.$O17]" office:value-type="float" office:value="0" calcext:value-type="float">
            <text:p/>
          </table:table-cell>
          <table:table-cell table:formula="of:=IF(BITAND([.$R17];BITLSHIFT(1;[.AK$2]))&gt;0;1;0)*[.$O17]" office:value-type="float" office:value="0" calcext:value-type="float">
            <text:p/>
          </table:table-cell>
          <table:table-cell table:formula="of:=IF(BITAND([.$R17];BITLSHIFT(1;[.AL$2]))&gt;0;1;0)*[.$O17]" office:value-type="float" office:value="0" calcext:value-type="float">
            <text:p/>
          </table:table-cell>
          <table:table-cell table:formula="of:=IF(BITAND([.$R17];BITLSHIFT(1;[.AM$2]))&gt;0;1;0)*[.$O17]" office:value-type="float" office:value="0" calcext:value-type="float">
            <text:p/>
          </table:table-cell>
          <table:table-cell table:formula="of:=IF(BITAND([.$R17];BITLSHIFT(1;[.AN$2]))&gt;0;1;0)*[.$O17]" office:value-type="float" office:value="0" calcext:value-type="float">
            <text:p/>
          </table:table-cell>
          <table:table-cell table:formula="of:=IF(BITAND([.$R17];BITLSHIFT(1;[.AO$2]))&gt;0;1;0)*[.$O17]" office:value-type="float" office:value="0" calcext:value-type="float">
            <text:p/>
          </table:table-cell>
          <table:table-cell table:formula="of:=IF(BITAND([.$R17];BITLSHIFT(1;[.AP$2]))&gt;0;1;0)*[.$O17]" office:value-type="float" office:value="0" calcext:value-type="float">
            <text:p/>
          </table:table-cell>
          <table:table-cell table:formula="of:=IF(BITAND([.$R17];BITLSHIFT(1;[.AQ$2]))&gt;0;1;0)*[.$O17]" office:value-type="float" office:value="0" calcext:value-type="float">
            <text:p/>
          </table:table-cell>
          <table:table-cell table:formula="of:=IF(BITAND([.$R17];BITLSHIFT(1;[.AR$2]))&gt;0;1;0)*[.$O17]" office:value-type="float" office:value="0" calcext:value-type="float">
            <text:p/>
          </table:table-cell>
          <table:table-cell table:formula="of:=IF(BITAND([.$R17];BITLSHIFT(1;[.AS$2]))&gt;0;1;0)*[.$O17]" office:value-type="float" office:value="0" calcext:value-type="float">
            <text:p/>
          </table:table-cell>
          <table:table-cell table:formula="of:=IF(BITAND([.$R17];BITLSHIFT(1;[.AT$2]))&gt;0;1;0)*[.$O17]" office:value-type="float" office:value="0" calcext:value-type="float">
            <text:p/>
          </table:table-cell>
          <table:table-cell table:formula="of:=IF(BITAND([.$R17];BITLSHIFT(1;[.AU$2]))&gt;0;1;0)*[.$O17]" office:value-type="float" office:value="0" calcext:value-type="float">
            <text:p/>
          </table:table-cell>
          <table:table-cell table:formula="of:=IF(BITAND([.$R17];BITLSHIFT(1;[.AV$2]))&gt;0;1;0)*[.$O17]" office:value-type="float" office:value="0" calcext:value-type="float">
            <text:p/>
          </table:table-cell>
          <table:table-cell table:formula="of:=IF(BITAND([.$R17];BITLSHIFT(1;[.AW$2]))&gt;0;1;0)*[.$O17]" office:value-type="float" office:value="0" calcext:value-type="float">
            <text:p/>
          </table:table-cell>
          <table:table-cell table:formula="of:=IF(BITAND([.$R17];BITLSHIFT(1;[.AX$2]))&gt;0;1;0)*[.$O17]" office:value-type="float" office:value="0" calcext:value-type="float">
            <text:p/>
          </table:table-cell>
          <table:table-cell table:formula="of:=IF(BITAND([.$Q17];BITLSHIFT(1;[.AY$2]))&gt;0;1;0)*[.$O17]" office:value-type="float" office:value="0" calcext:value-type="float">
            <text:p/>
          </table:table-cell>
          <table:table-cell table:formula="of:=IF(BITAND([.$Q17];BITLSHIFT(1;[.AZ$2]))&gt;0;1;0)*[.$O17]" office:value-type="float" office:value="0" calcext:value-type="float">
            <text:p/>
          </table:table-cell>
          <table:table-cell table:formula="of:=IF(BITAND([.$Q17];BITLSHIFT(1;[.BA$2]))&gt;0;1;0)*[.$O17]" office:value-type="float" office:value="0" calcext:value-type="float">
            <text:p/>
          </table:table-cell>
          <table:table-cell table:formula="of:=IF(BITAND([.$Q17];BITLSHIFT(1;[.BB$2]))&gt;0;1;0)*[.$O17]" office:value-type="float" office:value="0" calcext:value-type="float">
            <text:p/>
          </table:table-cell>
          <table:table-cell table:formula="of:=IF(BITAND([.$Q17];BITLSHIFT(1;[.BC$2]))&gt;0;1;0)*[.$O17]" office:value-type="float" office:value="0" calcext:value-type="float">
            <text:p/>
          </table:table-cell>
          <table:table-cell table:formula="of:=IF(BITAND([.$Q17];BITLSHIFT(1;[.BD$2]))&gt;0;1;0)*[.$O17]" office:value-type="float" office:value="0" calcext:value-type="float">
            <text:p/>
          </table:table-cell>
          <table:table-cell table:formula="of:=IF(BITAND([.$Q17];BITLSHIFT(1;[.BE$2]))&gt;0;1;0)*[.$O17]" office:value-type="float" office:value="0" calcext:value-type="float">
            <text:p/>
          </table:table-cell>
          <table:table-cell table:formula="of:=IF(BITAND([.$Q17];BITLSHIFT(1;[.BF$2]))&gt;0;1;0)*[.$O17]" office:value-type="float" office:value="0" calcext:value-type="float">
            <text:p/>
          </table:table-cell>
          <table:table-cell table:formula="of:=IF(BITAND([.$Q17];BITLSHIFT(1;[.BG$2]))&gt;0;1;0)*[.$O17]" office:value-type="float" office:value="0" calcext:value-type="float">
            <text:p/>
          </table:table-cell>
          <table:table-cell table:formula="of:=IF(BITAND([.$Q17];BITLSHIFT(1;[.BH$2]))&gt;0;1;0)*[.$O17]" office:value-type="float" office:value="0" calcext:value-type="float">
            <text:p/>
          </table:table-cell>
          <table:table-cell table:formula="of:=IF(BITAND([.$Q17];BITLSHIFT(1;[.BI$2]))&gt;0;1;0)*[.$O17]" office:value-type="float" office:value="0" calcext:value-type="float">
            <text:p/>
          </table:table-cell>
          <table:table-cell table:formula="of:=IF(BITAND([.$Q17];BITLSHIFT(1;[.BJ$2]))&gt;0;1;0)*[.$O17]" office:value-type="float" office:value="0" calcext:value-type="float">
            <text:p/>
          </table:table-cell>
          <table:table-cell table:formula="of:=IF(BITAND([.$Q17];BITLSHIFT(1;[.BK$2]))&gt;0;1;0)*[.$O17]" office:value-type="float" office:value="0" calcext:value-type="float">
            <text:p/>
          </table:table-cell>
          <table:table-cell table:formula="of:=IF(BITAND([.$Q17];BITLSHIFT(1;[.BL$2]))&gt;0;1;0)*[.$O17]" office:value-type="float" office:value="0" calcext:value-type="float">
            <text:p/>
          </table:table-cell>
          <table:table-cell table:formula="of:=IF(BITAND([.$Q17];BITLSHIFT(1;[.BM$2]))&gt;0;1;0)*[.$O17]" office:value-type="float" office:value="0" calcext:value-type="float">
            <text:p/>
          </table:table-cell>
          <table:table-cell table:formula="of:=IF(BITAND([.$Q17];BITLSHIFT(1;[.BN$2]))&gt;0;1;0)*[.$O17]" office:value-type="float" office:value="0" calcext:value-type="float">
            <text:p/>
          </table:table-cell>
          <table:table-cell table:formula="of:=IF(BITAND([.$Q17];BITLSHIFT(1;[.BO$2]))&gt;0;1;0)*[.$O17]" office:value-type="float" office:value="0" calcext:value-type="float">
            <text:p/>
          </table:table-cell>
          <table:table-cell table:formula="of:=IF(BITAND([.$Q17];BITLSHIFT(1;[.BP$2]))&gt;0;1;0)*[.$O17]" office:value-type="float" office:value="0" calcext:value-type="float">
            <text:p/>
          </table:table-cell>
          <table:table-cell table:formula="of:=IF(BITAND([.$Q17];BITLSHIFT(1;[.BQ$2]))&gt;0;1;0)*[.$O17]" office:value-type="float" office:value="0" calcext:value-type="float">
            <text:p/>
          </table:table-cell>
          <table:table-cell table:formula="of:=IF(BITAND([.$Q17];BITLSHIFT(1;[.BR$2]))&gt;0;1;0)*[.$O17]" office:value-type="float" office:value="0" calcext:value-type="float">
            <text:p/>
          </table:table-cell>
          <table:table-cell table:formula="of:=IF(BITAND([.$Q17];BITLSHIFT(1;[.BS$2]))&gt;0;1;0)*[.$O17]" office:value-type="float" office:value="0" calcext:value-type="float">
            <text:p/>
          </table:table-cell>
          <table:table-cell table:formula="of:=IF(BITAND([.$Q17];BITLSHIFT(1;[.BT$2]))&gt;0;1;0)*[.$O17]" office:value-type="float" office:value="0" calcext:value-type="float">
            <text:p/>
          </table:table-cell>
          <table:table-cell table:formula="of:=IF(BITAND([.$Q17];BITLSHIFT(1;[.BU$2]))&gt;0;1;0)*[.$O17]" office:value-type="float" office:value="0" calcext:value-type="float">
            <text:p/>
          </table:table-cell>
          <table:table-cell table:formula="of:=IF(BITAND([.$Q17];BITLSHIFT(1;[.BV$2]))&gt;0;1;0)*[.$O17]" office:value-type="float" office:value="0" calcext:value-type="float">
            <text:p/>
          </table:table-cell>
          <table:table-cell table:formula="of:=IF(BITAND([.$Q17];BITLSHIFT(1;[.BW$2]))&gt;0;1;0)*[.$O17]" office:value-type="float" office:value="0" calcext:value-type="float">
            <text:p/>
          </table:table-cell>
          <table:table-cell table:formula="of:=IF(BITAND([.$Q17];BITLSHIFT(1;[.BX$2]))&gt;0;1;0)*[.$O17]" office:value-type="float" office:value="0" calcext:value-type="float">
            <text:p/>
          </table:table-cell>
          <table:table-cell table:formula="of:=IF(BITAND([.$Q17];BITLSHIFT(1;[.BY$2]))&gt;0;1;0)*[.$O17]" office:value-type="float" office:value="0" calcext:value-type="float">
            <text:p/>
          </table:table-cell>
          <table:table-cell table:formula="of:=IF(BITAND([.$Q17];BITLSHIFT(1;[.BZ$2]))&gt;0;1;0)*[.$O17]" office:value-type="float" office:value="0" calcext:value-type="float">
            <text:p/>
          </table:table-cell>
          <table:table-cell table:formula="of:=IF(BITAND([.$Q17];BITLSHIFT(1;[.CA$2]))&gt;0;1;0)*[.$O17]" office:value-type="float" office:value="0" calcext:value-type="float">
            <text:p/>
          </table:table-cell>
          <table:table-cell table:formula="of:=IF(BITAND([.$Q17];BITLSHIFT(1;[.CB$2]))&gt;0;1;0)*[.$O17]" office:value-type="float" office:value="0" calcext:value-type="float">
            <text:p/>
          </table:table-cell>
          <table:table-cell table:formula="of:=IF(BITAND([.$Q17];BITLSHIFT(1;[.CC$2]))&gt;0;1;0)*[.$O17]" office:value-type="float" office:value="0" calcext:value-type="float">
            <text:p/>
          </table:table-cell>
          <table:table-cell table:formula="of:=IF(BITAND([.$Q17];BITLSHIFT(1;[.CD$2]))&gt;0;1;0)*[.$O1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8];10) ;16)" office:value-type="float" office:value="0" calcext:value-type="float">
            <text:p/>
          </table:table-cell>
          <table:table-cell table:formula="of:=DECIMAL(RIGHT([.N18];8) ;16)" office:value-type="float" office:value="0" calcext:value-type="float">
            <text:p/>
          </table:table-cell>
          <table:table-cell table:formula="of:=IF(BITAND([.$R18];BITLSHIFT(1;[.S$2]))&gt;0;1;0)*[.$O18]" office:value-type="float" office:value="0" calcext:value-type="float">
            <text:p/>
          </table:table-cell>
          <table:table-cell table:formula="of:=IF(BITAND([.$R18];BITLSHIFT(1;[.T$2]))&gt;0;1;0)*[.$O18]" office:value-type="float" office:value="0" calcext:value-type="float">
            <text:p/>
          </table:table-cell>
          <table:table-cell table:formula="of:=IF(BITAND([.$R18];BITLSHIFT(1;[.U$2]))&gt;0;1;0)*[.$O18]" office:value-type="float" office:value="0" calcext:value-type="float">
            <text:p/>
          </table:table-cell>
          <table:table-cell table:formula="of:=IF(BITAND([.$R18];BITLSHIFT(1;[.V$2]))&gt;0;1;0)*[.$O18]" office:value-type="float" office:value="0" calcext:value-type="float">
            <text:p/>
          </table:table-cell>
          <table:table-cell table:formula="of:=IF(BITAND([.$R18];BITLSHIFT(1;[.W$2]))&gt;0;1;0)*[.$O18]" office:value-type="float" office:value="0" calcext:value-type="float">
            <text:p/>
          </table:table-cell>
          <table:table-cell table:formula="of:=IF(BITAND([.$R18];BITLSHIFT(1;[.X$2]))&gt;0;1;0)*[.$O18]" office:value-type="float" office:value="0" calcext:value-type="float">
            <text:p/>
          </table:table-cell>
          <table:table-cell table:formula="of:=IF(BITAND([.$R18];BITLSHIFT(1;[.Y$2]))&gt;0;1;0)*[.$O18]" office:value-type="float" office:value="0" calcext:value-type="float">
            <text:p/>
          </table:table-cell>
          <table:table-cell table:formula="of:=IF(BITAND([.$R18];BITLSHIFT(1;[.Z$2]))&gt;0;1;0)*[.$O18]" office:value-type="float" office:value="0" calcext:value-type="float">
            <text:p/>
          </table:table-cell>
          <table:table-cell table:formula="of:=IF(BITAND([.$R18];BITLSHIFT(1;[.AA$2]))&gt;0;1;0)*[.$O18]" office:value-type="float" office:value="0" calcext:value-type="float">
            <text:p/>
          </table:table-cell>
          <table:table-cell table:formula="of:=IF(BITAND([.$R18];BITLSHIFT(1;[.AB$2]))&gt;0;1;0)*[.$O18]" office:value-type="float" office:value="0" calcext:value-type="float">
            <text:p/>
          </table:table-cell>
          <table:table-cell table:formula="of:=IF(BITAND([.$R18];BITLSHIFT(1;[.AC$2]))&gt;0;1;0)*[.$O18]" office:value-type="float" office:value="0" calcext:value-type="float">
            <text:p/>
          </table:table-cell>
          <table:table-cell table:formula="of:=IF(BITAND([.$R18];BITLSHIFT(1;[.AD$2]))&gt;0;1;0)*[.$O18]" office:value-type="float" office:value="0" calcext:value-type="float">
            <text:p/>
          </table:table-cell>
          <table:table-cell table:formula="of:=IF(BITAND([.$R18];BITLSHIFT(1;[.AE$2]))&gt;0;1;0)*[.$O18]" office:value-type="float" office:value="0" calcext:value-type="float">
            <text:p/>
          </table:table-cell>
          <table:table-cell table:formula="of:=IF(BITAND([.$R18];BITLSHIFT(1;[.AF$2]))&gt;0;1;0)*[.$O18]" office:value-type="float" office:value="0" calcext:value-type="float">
            <text:p/>
          </table:table-cell>
          <table:table-cell table:formula="of:=IF(BITAND([.$R18];BITLSHIFT(1;[.AG$2]))&gt;0;1;0)*[.$O18]" office:value-type="float" office:value="0" calcext:value-type="float">
            <text:p/>
          </table:table-cell>
          <table:table-cell table:formula="of:=IF(BITAND([.$R18];BITLSHIFT(1;[.AH$2]))&gt;0;1;0)*[.$O18]" office:value-type="float" office:value="0" calcext:value-type="float">
            <text:p/>
          </table:table-cell>
          <table:table-cell table:formula="of:=IF(BITAND([.$R18];BITLSHIFT(1;[.AI$2]))&gt;0;1;0)*[.$O18]" office:value-type="float" office:value="0" calcext:value-type="float">
            <text:p/>
          </table:table-cell>
          <table:table-cell table:formula="of:=IF(BITAND([.$R18];BITLSHIFT(1;[.AJ$2]))&gt;0;1;0)*[.$O18]" office:value-type="float" office:value="0" calcext:value-type="float">
            <text:p/>
          </table:table-cell>
          <table:table-cell table:formula="of:=IF(BITAND([.$R18];BITLSHIFT(1;[.AK$2]))&gt;0;1;0)*[.$O18]" office:value-type="float" office:value="0" calcext:value-type="float">
            <text:p/>
          </table:table-cell>
          <table:table-cell table:formula="of:=IF(BITAND([.$R18];BITLSHIFT(1;[.AL$2]))&gt;0;1;0)*[.$O18]" office:value-type="float" office:value="0" calcext:value-type="float">
            <text:p/>
          </table:table-cell>
          <table:table-cell table:formula="of:=IF(BITAND([.$R18];BITLSHIFT(1;[.AM$2]))&gt;0;1;0)*[.$O18]" office:value-type="float" office:value="0" calcext:value-type="float">
            <text:p/>
          </table:table-cell>
          <table:table-cell table:formula="of:=IF(BITAND([.$R18];BITLSHIFT(1;[.AN$2]))&gt;0;1;0)*[.$O18]" office:value-type="float" office:value="0" calcext:value-type="float">
            <text:p/>
          </table:table-cell>
          <table:table-cell table:formula="of:=IF(BITAND([.$R18];BITLSHIFT(1;[.AO$2]))&gt;0;1;0)*[.$O18]" office:value-type="float" office:value="0" calcext:value-type="float">
            <text:p/>
          </table:table-cell>
          <table:table-cell table:formula="of:=IF(BITAND([.$R18];BITLSHIFT(1;[.AP$2]))&gt;0;1;0)*[.$O18]" office:value-type="float" office:value="0" calcext:value-type="float">
            <text:p/>
          </table:table-cell>
          <table:table-cell table:formula="of:=IF(BITAND([.$R18];BITLSHIFT(1;[.AQ$2]))&gt;0;1;0)*[.$O18]" office:value-type="float" office:value="0" calcext:value-type="float">
            <text:p/>
          </table:table-cell>
          <table:table-cell table:formula="of:=IF(BITAND([.$R18];BITLSHIFT(1;[.AR$2]))&gt;0;1;0)*[.$O18]" office:value-type="float" office:value="0" calcext:value-type="float">
            <text:p/>
          </table:table-cell>
          <table:table-cell table:formula="of:=IF(BITAND([.$R18];BITLSHIFT(1;[.AS$2]))&gt;0;1;0)*[.$O18]" office:value-type="float" office:value="0" calcext:value-type="float">
            <text:p/>
          </table:table-cell>
          <table:table-cell table:formula="of:=IF(BITAND([.$R18];BITLSHIFT(1;[.AT$2]))&gt;0;1;0)*[.$O18]" office:value-type="float" office:value="0" calcext:value-type="float">
            <text:p/>
          </table:table-cell>
          <table:table-cell table:formula="of:=IF(BITAND([.$R18];BITLSHIFT(1;[.AU$2]))&gt;0;1;0)*[.$O18]" office:value-type="float" office:value="0" calcext:value-type="float">
            <text:p/>
          </table:table-cell>
          <table:table-cell table:formula="of:=IF(BITAND([.$R18];BITLSHIFT(1;[.AV$2]))&gt;0;1;0)*[.$O18]" office:value-type="float" office:value="0" calcext:value-type="float">
            <text:p/>
          </table:table-cell>
          <table:table-cell table:formula="of:=IF(BITAND([.$R18];BITLSHIFT(1;[.AW$2]))&gt;0;1;0)*[.$O18]" office:value-type="float" office:value="0" calcext:value-type="float">
            <text:p/>
          </table:table-cell>
          <table:table-cell table:formula="of:=IF(BITAND([.$R18];BITLSHIFT(1;[.AX$2]))&gt;0;1;0)*[.$O18]" office:value-type="float" office:value="0" calcext:value-type="float">
            <text:p/>
          </table:table-cell>
          <table:table-cell table:formula="of:=IF(BITAND([.$Q18];BITLSHIFT(1;[.AY$2]))&gt;0;1;0)*[.$O18]" office:value-type="float" office:value="0" calcext:value-type="float">
            <text:p/>
          </table:table-cell>
          <table:table-cell table:formula="of:=IF(BITAND([.$Q18];BITLSHIFT(1;[.AZ$2]))&gt;0;1;0)*[.$O18]" office:value-type="float" office:value="0" calcext:value-type="float">
            <text:p/>
          </table:table-cell>
          <table:table-cell table:formula="of:=IF(BITAND([.$Q18];BITLSHIFT(1;[.BA$2]))&gt;0;1;0)*[.$O18]" office:value-type="float" office:value="0" calcext:value-type="float">
            <text:p/>
          </table:table-cell>
          <table:table-cell table:formula="of:=IF(BITAND([.$Q18];BITLSHIFT(1;[.BB$2]))&gt;0;1;0)*[.$O18]" office:value-type="float" office:value="0" calcext:value-type="float">
            <text:p/>
          </table:table-cell>
          <table:table-cell table:formula="of:=IF(BITAND([.$Q18];BITLSHIFT(1;[.BC$2]))&gt;0;1;0)*[.$O18]" office:value-type="float" office:value="0" calcext:value-type="float">
            <text:p/>
          </table:table-cell>
          <table:table-cell table:formula="of:=IF(BITAND([.$Q18];BITLSHIFT(1;[.BD$2]))&gt;0;1;0)*[.$O18]" office:value-type="float" office:value="0" calcext:value-type="float">
            <text:p/>
          </table:table-cell>
          <table:table-cell table:formula="of:=IF(BITAND([.$Q18];BITLSHIFT(1;[.BE$2]))&gt;0;1;0)*[.$O18]" office:value-type="float" office:value="0" calcext:value-type="float">
            <text:p/>
          </table:table-cell>
          <table:table-cell table:formula="of:=IF(BITAND([.$Q18];BITLSHIFT(1;[.BF$2]))&gt;0;1;0)*[.$O18]" office:value-type="float" office:value="0" calcext:value-type="float">
            <text:p/>
          </table:table-cell>
          <table:table-cell table:formula="of:=IF(BITAND([.$Q18];BITLSHIFT(1;[.BG$2]))&gt;0;1;0)*[.$O18]" office:value-type="float" office:value="0" calcext:value-type="float">
            <text:p/>
          </table:table-cell>
          <table:table-cell table:formula="of:=IF(BITAND([.$Q18];BITLSHIFT(1;[.BH$2]))&gt;0;1;0)*[.$O18]" office:value-type="float" office:value="0" calcext:value-type="float">
            <text:p/>
          </table:table-cell>
          <table:table-cell table:formula="of:=IF(BITAND([.$Q18];BITLSHIFT(1;[.BI$2]))&gt;0;1;0)*[.$O18]" office:value-type="float" office:value="0" calcext:value-type="float">
            <text:p/>
          </table:table-cell>
          <table:table-cell table:formula="of:=IF(BITAND([.$Q18];BITLSHIFT(1;[.BJ$2]))&gt;0;1;0)*[.$O18]" office:value-type="float" office:value="0" calcext:value-type="float">
            <text:p/>
          </table:table-cell>
          <table:table-cell table:formula="of:=IF(BITAND([.$Q18];BITLSHIFT(1;[.BK$2]))&gt;0;1;0)*[.$O18]" office:value-type="float" office:value="0" calcext:value-type="float">
            <text:p/>
          </table:table-cell>
          <table:table-cell table:formula="of:=IF(BITAND([.$Q18];BITLSHIFT(1;[.BL$2]))&gt;0;1;0)*[.$O18]" office:value-type="float" office:value="0" calcext:value-type="float">
            <text:p/>
          </table:table-cell>
          <table:table-cell table:formula="of:=IF(BITAND([.$Q18];BITLSHIFT(1;[.BM$2]))&gt;0;1;0)*[.$O18]" office:value-type="float" office:value="0" calcext:value-type="float">
            <text:p/>
          </table:table-cell>
          <table:table-cell table:formula="of:=IF(BITAND([.$Q18];BITLSHIFT(1;[.BN$2]))&gt;0;1;0)*[.$O18]" office:value-type="float" office:value="0" calcext:value-type="float">
            <text:p/>
          </table:table-cell>
          <table:table-cell table:formula="of:=IF(BITAND([.$Q18];BITLSHIFT(1;[.BO$2]))&gt;0;1;0)*[.$O18]" office:value-type="float" office:value="0" calcext:value-type="float">
            <text:p/>
          </table:table-cell>
          <table:table-cell table:formula="of:=IF(BITAND([.$Q18];BITLSHIFT(1;[.BP$2]))&gt;0;1;0)*[.$O18]" office:value-type="float" office:value="0" calcext:value-type="float">
            <text:p/>
          </table:table-cell>
          <table:table-cell table:formula="of:=IF(BITAND([.$Q18];BITLSHIFT(1;[.BQ$2]))&gt;0;1;0)*[.$O18]" office:value-type="float" office:value="0" calcext:value-type="float">
            <text:p/>
          </table:table-cell>
          <table:table-cell table:formula="of:=IF(BITAND([.$Q18];BITLSHIFT(1;[.BR$2]))&gt;0;1;0)*[.$O18]" office:value-type="float" office:value="0" calcext:value-type="float">
            <text:p/>
          </table:table-cell>
          <table:table-cell table:formula="of:=IF(BITAND([.$Q18];BITLSHIFT(1;[.BS$2]))&gt;0;1;0)*[.$O18]" office:value-type="float" office:value="0" calcext:value-type="float">
            <text:p/>
          </table:table-cell>
          <table:table-cell table:formula="of:=IF(BITAND([.$Q18];BITLSHIFT(1;[.BT$2]))&gt;0;1;0)*[.$O18]" office:value-type="float" office:value="0" calcext:value-type="float">
            <text:p/>
          </table:table-cell>
          <table:table-cell table:formula="of:=IF(BITAND([.$Q18];BITLSHIFT(1;[.BU$2]))&gt;0;1;0)*[.$O18]" office:value-type="float" office:value="0" calcext:value-type="float">
            <text:p/>
          </table:table-cell>
          <table:table-cell table:formula="of:=IF(BITAND([.$Q18];BITLSHIFT(1;[.BV$2]))&gt;0;1;0)*[.$O18]" office:value-type="float" office:value="0" calcext:value-type="float">
            <text:p/>
          </table:table-cell>
          <table:table-cell table:formula="of:=IF(BITAND([.$Q18];BITLSHIFT(1;[.BW$2]))&gt;0;1;0)*[.$O18]" office:value-type="float" office:value="0" calcext:value-type="float">
            <text:p/>
          </table:table-cell>
          <table:table-cell table:formula="of:=IF(BITAND([.$Q18];BITLSHIFT(1;[.BX$2]))&gt;0;1;0)*[.$O18]" office:value-type="float" office:value="0" calcext:value-type="float">
            <text:p/>
          </table:table-cell>
          <table:table-cell table:formula="of:=IF(BITAND([.$Q18];BITLSHIFT(1;[.BY$2]))&gt;0;1;0)*[.$O18]" office:value-type="float" office:value="0" calcext:value-type="float">
            <text:p/>
          </table:table-cell>
          <table:table-cell table:formula="of:=IF(BITAND([.$Q18];BITLSHIFT(1;[.BZ$2]))&gt;0;1;0)*[.$O18]" office:value-type="float" office:value="0" calcext:value-type="float">
            <text:p/>
          </table:table-cell>
          <table:table-cell table:formula="of:=IF(BITAND([.$Q18];BITLSHIFT(1;[.CA$2]))&gt;0;1;0)*[.$O18]" office:value-type="float" office:value="0" calcext:value-type="float">
            <text:p/>
          </table:table-cell>
          <table:table-cell table:formula="of:=IF(BITAND([.$Q18];BITLSHIFT(1;[.CB$2]))&gt;0;1;0)*[.$O18]" office:value-type="float" office:value="0" calcext:value-type="float">
            <text:p/>
          </table:table-cell>
          <table:table-cell table:formula="of:=IF(BITAND([.$Q18];BITLSHIFT(1;[.CC$2]))&gt;0;1;0)*[.$O18]" office:value-type="float" office:value="0" calcext:value-type="float">
            <text:p/>
          </table:table-cell>
          <table:table-cell table:formula="of:=IF(BITAND([.$Q18];BITLSHIFT(1;[.CD$2]))&gt;0;1;0)*[.$O1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9];10) ;16)" office:value-type="float" office:value="0" calcext:value-type="float">
            <text:p/>
          </table:table-cell>
          <table:table-cell table:formula="of:=DECIMAL(RIGHT([.N19];8) ;16)" office:value-type="float" office:value="0" calcext:value-type="float">
            <text:p/>
          </table:table-cell>
          <table:table-cell table:formula="of:=IF(BITAND([.$R19];BITLSHIFT(1;[.S$2]))&gt;0;1;0)*[.$O19]" office:value-type="float" office:value="0" calcext:value-type="float">
            <text:p/>
          </table:table-cell>
          <table:table-cell table:formula="of:=IF(BITAND([.$R19];BITLSHIFT(1;[.T$2]))&gt;0;1;0)*[.$O19]" office:value-type="float" office:value="0" calcext:value-type="float">
            <text:p/>
          </table:table-cell>
          <table:table-cell table:formula="of:=IF(BITAND([.$R19];BITLSHIFT(1;[.U$2]))&gt;0;1;0)*[.$O19]" office:value-type="float" office:value="0" calcext:value-type="float">
            <text:p/>
          </table:table-cell>
          <table:table-cell table:formula="of:=IF(BITAND([.$R19];BITLSHIFT(1;[.V$2]))&gt;0;1;0)*[.$O19]" office:value-type="float" office:value="0" calcext:value-type="float">
            <text:p/>
          </table:table-cell>
          <table:table-cell table:formula="of:=IF(BITAND([.$R19];BITLSHIFT(1;[.W$2]))&gt;0;1;0)*[.$O19]" office:value-type="float" office:value="0" calcext:value-type="float">
            <text:p/>
          </table:table-cell>
          <table:table-cell table:formula="of:=IF(BITAND([.$R19];BITLSHIFT(1;[.X$2]))&gt;0;1;0)*[.$O19]" office:value-type="float" office:value="0" calcext:value-type="float">
            <text:p/>
          </table:table-cell>
          <table:table-cell table:formula="of:=IF(BITAND([.$R19];BITLSHIFT(1;[.Y$2]))&gt;0;1;0)*[.$O19]" office:value-type="float" office:value="0" calcext:value-type="float">
            <text:p/>
          </table:table-cell>
          <table:table-cell table:formula="of:=IF(BITAND([.$R19];BITLSHIFT(1;[.Z$2]))&gt;0;1;0)*[.$O19]" office:value-type="float" office:value="0" calcext:value-type="float">
            <text:p/>
          </table:table-cell>
          <table:table-cell table:formula="of:=IF(BITAND([.$R19];BITLSHIFT(1;[.AA$2]))&gt;0;1;0)*[.$O19]" office:value-type="float" office:value="0" calcext:value-type="float">
            <text:p/>
          </table:table-cell>
          <table:table-cell table:formula="of:=IF(BITAND([.$R19];BITLSHIFT(1;[.AB$2]))&gt;0;1;0)*[.$O19]" office:value-type="float" office:value="0" calcext:value-type="float">
            <text:p/>
          </table:table-cell>
          <table:table-cell table:formula="of:=IF(BITAND([.$R19];BITLSHIFT(1;[.AC$2]))&gt;0;1;0)*[.$O19]" office:value-type="float" office:value="0" calcext:value-type="float">
            <text:p/>
          </table:table-cell>
          <table:table-cell table:formula="of:=IF(BITAND([.$R19];BITLSHIFT(1;[.AD$2]))&gt;0;1;0)*[.$O19]" office:value-type="float" office:value="0" calcext:value-type="float">
            <text:p/>
          </table:table-cell>
          <table:table-cell table:formula="of:=IF(BITAND([.$R19];BITLSHIFT(1;[.AE$2]))&gt;0;1;0)*[.$O19]" office:value-type="float" office:value="0" calcext:value-type="float">
            <text:p/>
          </table:table-cell>
          <table:table-cell table:formula="of:=IF(BITAND([.$R19];BITLSHIFT(1;[.AF$2]))&gt;0;1;0)*[.$O19]" office:value-type="float" office:value="0" calcext:value-type="float">
            <text:p/>
          </table:table-cell>
          <table:table-cell table:formula="of:=IF(BITAND([.$R19];BITLSHIFT(1;[.AG$2]))&gt;0;1;0)*[.$O19]" office:value-type="float" office:value="0" calcext:value-type="float">
            <text:p/>
          </table:table-cell>
          <table:table-cell table:formula="of:=IF(BITAND([.$R19];BITLSHIFT(1;[.AH$2]))&gt;0;1;0)*[.$O19]" office:value-type="float" office:value="0" calcext:value-type="float">
            <text:p/>
          </table:table-cell>
          <table:table-cell table:formula="of:=IF(BITAND([.$R19];BITLSHIFT(1;[.AI$2]))&gt;0;1;0)*[.$O19]" office:value-type="float" office:value="0" calcext:value-type="float">
            <text:p/>
          </table:table-cell>
          <table:table-cell table:formula="of:=IF(BITAND([.$R19];BITLSHIFT(1;[.AJ$2]))&gt;0;1;0)*[.$O19]" office:value-type="float" office:value="0" calcext:value-type="float">
            <text:p/>
          </table:table-cell>
          <table:table-cell table:formula="of:=IF(BITAND([.$R19];BITLSHIFT(1;[.AK$2]))&gt;0;1;0)*[.$O19]" office:value-type="float" office:value="0" calcext:value-type="float">
            <text:p/>
          </table:table-cell>
          <table:table-cell table:formula="of:=IF(BITAND([.$R19];BITLSHIFT(1;[.AL$2]))&gt;0;1;0)*[.$O19]" office:value-type="float" office:value="0" calcext:value-type="float">
            <text:p/>
          </table:table-cell>
          <table:table-cell table:formula="of:=IF(BITAND([.$R19];BITLSHIFT(1;[.AM$2]))&gt;0;1;0)*[.$O19]" office:value-type="float" office:value="0" calcext:value-type="float">
            <text:p/>
          </table:table-cell>
          <table:table-cell table:formula="of:=IF(BITAND([.$R19];BITLSHIFT(1;[.AN$2]))&gt;0;1;0)*[.$O19]" office:value-type="float" office:value="0" calcext:value-type="float">
            <text:p/>
          </table:table-cell>
          <table:table-cell table:formula="of:=IF(BITAND([.$R19];BITLSHIFT(1;[.AO$2]))&gt;0;1;0)*[.$O19]" office:value-type="float" office:value="0" calcext:value-type="float">
            <text:p/>
          </table:table-cell>
          <table:table-cell table:formula="of:=IF(BITAND([.$R19];BITLSHIFT(1;[.AP$2]))&gt;0;1;0)*[.$O19]" office:value-type="float" office:value="0" calcext:value-type="float">
            <text:p/>
          </table:table-cell>
          <table:table-cell table:formula="of:=IF(BITAND([.$R19];BITLSHIFT(1;[.AQ$2]))&gt;0;1;0)*[.$O19]" office:value-type="float" office:value="0" calcext:value-type="float">
            <text:p/>
          </table:table-cell>
          <table:table-cell table:formula="of:=IF(BITAND([.$R19];BITLSHIFT(1;[.AR$2]))&gt;0;1;0)*[.$O19]" office:value-type="float" office:value="0" calcext:value-type="float">
            <text:p/>
          </table:table-cell>
          <table:table-cell table:formula="of:=IF(BITAND([.$R19];BITLSHIFT(1;[.AS$2]))&gt;0;1;0)*[.$O19]" office:value-type="float" office:value="0" calcext:value-type="float">
            <text:p/>
          </table:table-cell>
          <table:table-cell table:formula="of:=IF(BITAND([.$R19];BITLSHIFT(1;[.AT$2]))&gt;0;1;0)*[.$O19]" office:value-type="float" office:value="0" calcext:value-type="float">
            <text:p/>
          </table:table-cell>
          <table:table-cell table:formula="of:=IF(BITAND([.$R19];BITLSHIFT(1;[.AU$2]))&gt;0;1;0)*[.$O19]" office:value-type="float" office:value="0" calcext:value-type="float">
            <text:p/>
          </table:table-cell>
          <table:table-cell table:formula="of:=IF(BITAND([.$R19];BITLSHIFT(1;[.AV$2]))&gt;0;1;0)*[.$O19]" office:value-type="float" office:value="0" calcext:value-type="float">
            <text:p/>
          </table:table-cell>
          <table:table-cell table:formula="of:=IF(BITAND([.$R19];BITLSHIFT(1;[.AW$2]))&gt;0;1;0)*[.$O19]" office:value-type="float" office:value="0" calcext:value-type="float">
            <text:p/>
          </table:table-cell>
          <table:table-cell table:formula="of:=IF(BITAND([.$R19];BITLSHIFT(1;[.AX$2]))&gt;0;1;0)*[.$O19]" office:value-type="float" office:value="0" calcext:value-type="float">
            <text:p/>
          </table:table-cell>
          <table:table-cell table:formula="of:=IF(BITAND([.$Q19];BITLSHIFT(1;[.AY$2]))&gt;0;1;0)*[.$O19]" office:value-type="float" office:value="0" calcext:value-type="float">
            <text:p/>
          </table:table-cell>
          <table:table-cell table:formula="of:=IF(BITAND([.$Q19];BITLSHIFT(1;[.AZ$2]))&gt;0;1;0)*[.$O19]" office:value-type="float" office:value="0" calcext:value-type="float">
            <text:p/>
          </table:table-cell>
          <table:table-cell table:formula="of:=IF(BITAND([.$Q19];BITLSHIFT(1;[.BA$2]))&gt;0;1;0)*[.$O19]" office:value-type="float" office:value="0" calcext:value-type="float">
            <text:p/>
          </table:table-cell>
          <table:table-cell table:formula="of:=IF(BITAND([.$Q19];BITLSHIFT(1;[.BB$2]))&gt;0;1;0)*[.$O19]" office:value-type="float" office:value="0" calcext:value-type="float">
            <text:p/>
          </table:table-cell>
          <table:table-cell table:formula="of:=IF(BITAND([.$Q19];BITLSHIFT(1;[.BC$2]))&gt;0;1;0)*[.$O19]" office:value-type="float" office:value="0" calcext:value-type="float">
            <text:p/>
          </table:table-cell>
          <table:table-cell table:formula="of:=IF(BITAND([.$Q19];BITLSHIFT(1;[.BD$2]))&gt;0;1;0)*[.$O19]" office:value-type="float" office:value="0" calcext:value-type="float">
            <text:p/>
          </table:table-cell>
          <table:table-cell table:formula="of:=IF(BITAND([.$Q19];BITLSHIFT(1;[.BE$2]))&gt;0;1;0)*[.$O19]" office:value-type="float" office:value="0" calcext:value-type="float">
            <text:p/>
          </table:table-cell>
          <table:table-cell table:formula="of:=IF(BITAND([.$Q19];BITLSHIFT(1;[.BF$2]))&gt;0;1;0)*[.$O19]" office:value-type="float" office:value="0" calcext:value-type="float">
            <text:p/>
          </table:table-cell>
          <table:table-cell table:formula="of:=IF(BITAND([.$Q19];BITLSHIFT(1;[.BG$2]))&gt;0;1;0)*[.$O19]" office:value-type="float" office:value="0" calcext:value-type="float">
            <text:p/>
          </table:table-cell>
          <table:table-cell table:formula="of:=IF(BITAND([.$Q19];BITLSHIFT(1;[.BH$2]))&gt;0;1;0)*[.$O19]" office:value-type="float" office:value="0" calcext:value-type="float">
            <text:p/>
          </table:table-cell>
          <table:table-cell table:formula="of:=IF(BITAND([.$Q19];BITLSHIFT(1;[.BI$2]))&gt;0;1;0)*[.$O19]" office:value-type="float" office:value="0" calcext:value-type="float">
            <text:p/>
          </table:table-cell>
          <table:table-cell table:formula="of:=IF(BITAND([.$Q19];BITLSHIFT(1;[.BJ$2]))&gt;0;1;0)*[.$O19]" office:value-type="float" office:value="0" calcext:value-type="float">
            <text:p/>
          </table:table-cell>
          <table:table-cell table:formula="of:=IF(BITAND([.$Q19];BITLSHIFT(1;[.BK$2]))&gt;0;1;0)*[.$O19]" office:value-type="float" office:value="0" calcext:value-type="float">
            <text:p/>
          </table:table-cell>
          <table:table-cell table:formula="of:=IF(BITAND([.$Q19];BITLSHIFT(1;[.BL$2]))&gt;0;1;0)*[.$O19]" office:value-type="float" office:value="0" calcext:value-type="float">
            <text:p/>
          </table:table-cell>
          <table:table-cell table:formula="of:=IF(BITAND([.$Q19];BITLSHIFT(1;[.BM$2]))&gt;0;1;0)*[.$O19]" office:value-type="float" office:value="0" calcext:value-type="float">
            <text:p/>
          </table:table-cell>
          <table:table-cell table:formula="of:=IF(BITAND([.$Q19];BITLSHIFT(1;[.BN$2]))&gt;0;1;0)*[.$O19]" office:value-type="float" office:value="0" calcext:value-type="float">
            <text:p/>
          </table:table-cell>
          <table:table-cell table:formula="of:=IF(BITAND([.$Q19];BITLSHIFT(1;[.BO$2]))&gt;0;1;0)*[.$O19]" office:value-type="float" office:value="0" calcext:value-type="float">
            <text:p/>
          </table:table-cell>
          <table:table-cell table:formula="of:=IF(BITAND([.$Q19];BITLSHIFT(1;[.BP$2]))&gt;0;1;0)*[.$O19]" office:value-type="float" office:value="0" calcext:value-type="float">
            <text:p/>
          </table:table-cell>
          <table:table-cell table:formula="of:=IF(BITAND([.$Q19];BITLSHIFT(1;[.BQ$2]))&gt;0;1;0)*[.$O19]" office:value-type="float" office:value="0" calcext:value-type="float">
            <text:p/>
          </table:table-cell>
          <table:table-cell table:formula="of:=IF(BITAND([.$Q19];BITLSHIFT(1;[.BR$2]))&gt;0;1;0)*[.$O19]" office:value-type="float" office:value="0" calcext:value-type="float">
            <text:p/>
          </table:table-cell>
          <table:table-cell table:formula="of:=IF(BITAND([.$Q19];BITLSHIFT(1;[.BS$2]))&gt;0;1;0)*[.$O19]" office:value-type="float" office:value="0" calcext:value-type="float">
            <text:p/>
          </table:table-cell>
          <table:table-cell table:formula="of:=IF(BITAND([.$Q19];BITLSHIFT(1;[.BT$2]))&gt;0;1;0)*[.$O19]" office:value-type="float" office:value="0" calcext:value-type="float">
            <text:p/>
          </table:table-cell>
          <table:table-cell table:formula="of:=IF(BITAND([.$Q19];BITLSHIFT(1;[.BU$2]))&gt;0;1;0)*[.$O19]" office:value-type="float" office:value="0" calcext:value-type="float">
            <text:p/>
          </table:table-cell>
          <table:table-cell table:formula="of:=IF(BITAND([.$Q19];BITLSHIFT(1;[.BV$2]))&gt;0;1;0)*[.$O19]" office:value-type="float" office:value="0" calcext:value-type="float">
            <text:p/>
          </table:table-cell>
          <table:table-cell table:formula="of:=IF(BITAND([.$Q19];BITLSHIFT(1;[.BW$2]))&gt;0;1;0)*[.$O19]" office:value-type="float" office:value="0" calcext:value-type="float">
            <text:p/>
          </table:table-cell>
          <table:table-cell table:formula="of:=IF(BITAND([.$Q19];BITLSHIFT(1;[.BX$2]))&gt;0;1;0)*[.$O19]" office:value-type="float" office:value="0" calcext:value-type="float">
            <text:p/>
          </table:table-cell>
          <table:table-cell table:formula="of:=IF(BITAND([.$Q19];BITLSHIFT(1;[.BY$2]))&gt;0;1;0)*[.$O19]" office:value-type="float" office:value="0" calcext:value-type="float">
            <text:p/>
          </table:table-cell>
          <table:table-cell table:formula="of:=IF(BITAND([.$Q19];BITLSHIFT(1;[.BZ$2]))&gt;0;1;0)*[.$O19]" office:value-type="float" office:value="0" calcext:value-type="float">
            <text:p/>
          </table:table-cell>
          <table:table-cell table:formula="of:=IF(BITAND([.$Q19];BITLSHIFT(1;[.CA$2]))&gt;0;1;0)*[.$O19]" office:value-type="float" office:value="0" calcext:value-type="float">
            <text:p/>
          </table:table-cell>
          <table:table-cell table:formula="of:=IF(BITAND([.$Q19];BITLSHIFT(1;[.CB$2]))&gt;0;1;0)*[.$O19]" office:value-type="float" office:value="0" calcext:value-type="float">
            <text:p/>
          </table:table-cell>
          <table:table-cell table:formula="of:=IF(BITAND([.$Q19];BITLSHIFT(1;[.CC$2]))&gt;0;1;0)*[.$O19]" office:value-type="float" office:value="0" calcext:value-type="float">
            <text:p/>
          </table:table-cell>
          <table:table-cell table:formula="of:=IF(BITAND([.$Q19];BITLSHIFT(1;[.CD$2]))&gt;0;1;0)*[.$O1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0];10) ;16)" office:value-type="float" office:value="0" calcext:value-type="float">
            <text:p/>
          </table:table-cell>
          <table:table-cell table:formula="of:=DECIMAL(RIGHT([.N20];8) ;16)" office:value-type="float" office:value="0" calcext:value-type="float">
            <text:p/>
          </table:table-cell>
          <table:table-cell table:formula="of:=IF(BITAND([.$R20];BITLSHIFT(1;[.S$2]))&gt;0;1;0)*[.$O20]" office:value-type="float" office:value="0" calcext:value-type="float">
            <text:p/>
          </table:table-cell>
          <table:table-cell table:formula="of:=IF(BITAND([.$R20];BITLSHIFT(1;[.T$2]))&gt;0;1;0)*[.$O20]" office:value-type="float" office:value="0" calcext:value-type="float">
            <text:p/>
          </table:table-cell>
          <table:table-cell table:formula="of:=IF(BITAND([.$R20];BITLSHIFT(1;[.U$2]))&gt;0;1;0)*[.$O20]" office:value-type="float" office:value="0" calcext:value-type="float">
            <text:p/>
          </table:table-cell>
          <table:table-cell table:formula="of:=IF(BITAND([.$R20];BITLSHIFT(1;[.V$2]))&gt;0;1;0)*[.$O20]" office:value-type="float" office:value="0" calcext:value-type="float">
            <text:p/>
          </table:table-cell>
          <table:table-cell table:formula="of:=IF(BITAND([.$R20];BITLSHIFT(1;[.W$2]))&gt;0;1;0)*[.$O20]" office:value-type="float" office:value="0" calcext:value-type="float">
            <text:p/>
          </table:table-cell>
          <table:table-cell table:formula="of:=IF(BITAND([.$R20];BITLSHIFT(1;[.X$2]))&gt;0;1;0)*[.$O20]" office:value-type="float" office:value="0" calcext:value-type="float">
            <text:p/>
          </table:table-cell>
          <table:table-cell table:formula="of:=IF(BITAND([.$R20];BITLSHIFT(1;[.Y$2]))&gt;0;1;0)*[.$O20]" office:value-type="float" office:value="0" calcext:value-type="float">
            <text:p/>
          </table:table-cell>
          <table:table-cell table:formula="of:=IF(BITAND([.$R20];BITLSHIFT(1;[.Z$2]))&gt;0;1;0)*[.$O20]" office:value-type="float" office:value="0" calcext:value-type="float">
            <text:p/>
          </table:table-cell>
          <table:table-cell table:formula="of:=IF(BITAND([.$R20];BITLSHIFT(1;[.AA$2]))&gt;0;1;0)*[.$O20]" office:value-type="float" office:value="0" calcext:value-type="float">
            <text:p/>
          </table:table-cell>
          <table:table-cell table:formula="of:=IF(BITAND([.$R20];BITLSHIFT(1;[.AB$2]))&gt;0;1;0)*[.$O20]" office:value-type="float" office:value="0" calcext:value-type="float">
            <text:p/>
          </table:table-cell>
          <table:table-cell table:formula="of:=IF(BITAND([.$R20];BITLSHIFT(1;[.AC$2]))&gt;0;1;0)*[.$O20]" office:value-type="float" office:value="0" calcext:value-type="float">
            <text:p/>
          </table:table-cell>
          <table:table-cell table:formula="of:=IF(BITAND([.$R20];BITLSHIFT(1;[.AD$2]))&gt;0;1;0)*[.$O20]" office:value-type="float" office:value="0" calcext:value-type="float">
            <text:p/>
          </table:table-cell>
          <table:table-cell table:formula="of:=IF(BITAND([.$R20];BITLSHIFT(1;[.AE$2]))&gt;0;1;0)*[.$O20]" office:value-type="float" office:value="0" calcext:value-type="float">
            <text:p/>
          </table:table-cell>
          <table:table-cell table:formula="of:=IF(BITAND([.$R20];BITLSHIFT(1;[.AF$2]))&gt;0;1;0)*[.$O20]" office:value-type="float" office:value="0" calcext:value-type="float">
            <text:p/>
          </table:table-cell>
          <table:table-cell table:formula="of:=IF(BITAND([.$R20];BITLSHIFT(1;[.AG$2]))&gt;0;1;0)*[.$O20]" office:value-type="float" office:value="0" calcext:value-type="float">
            <text:p/>
          </table:table-cell>
          <table:table-cell table:formula="of:=IF(BITAND([.$R20];BITLSHIFT(1;[.AH$2]))&gt;0;1;0)*[.$O20]" office:value-type="float" office:value="0" calcext:value-type="float">
            <text:p/>
          </table:table-cell>
          <table:table-cell table:formula="of:=IF(BITAND([.$R20];BITLSHIFT(1;[.AI$2]))&gt;0;1;0)*[.$O20]" office:value-type="float" office:value="0" calcext:value-type="float">
            <text:p/>
          </table:table-cell>
          <table:table-cell table:formula="of:=IF(BITAND([.$R20];BITLSHIFT(1;[.AJ$2]))&gt;0;1;0)*[.$O20]" office:value-type="float" office:value="0" calcext:value-type="float">
            <text:p/>
          </table:table-cell>
          <table:table-cell table:formula="of:=IF(BITAND([.$R20];BITLSHIFT(1;[.AK$2]))&gt;0;1;0)*[.$O20]" office:value-type="float" office:value="0" calcext:value-type="float">
            <text:p/>
          </table:table-cell>
          <table:table-cell table:formula="of:=IF(BITAND([.$R20];BITLSHIFT(1;[.AL$2]))&gt;0;1;0)*[.$O20]" office:value-type="float" office:value="0" calcext:value-type="float">
            <text:p/>
          </table:table-cell>
          <table:table-cell table:formula="of:=IF(BITAND([.$R20];BITLSHIFT(1;[.AM$2]))&gt;0;1;0)*[.$O20]" office:value-type="float" office:value="0" calcext:value-type="float">
            <text:p/>
          </table:table-cell>
          <table:table-cell table:formula="of:=IF(BITAND([.$R20];BITLSHIFT(1;[.AN$2]))&gt;0;1;0)*[.$O20]" office:value-type="float" office:value="0" calcext:value-type="float">
            <text:p/>
          </table:table-cell>
          <table:table-cell table:formula="of:=IF(BITAND([.$R20];BITLSHIFT(1;[.AO$2]))&gt;0;1;0)*[.$O20]" office:value-type="float" office:value="0" calcext:value-type="float">
            <text:p/>
          </table:table-cell>
          <table:table-cell table:formula="of:=IF(BITAND([.$R20];BITLSHIFT(1;[.AP$2]))&gt;0;1;0)*[.$O20]" office:value-type="float" office:value="0" calcext:value-type="float">
            <text:p/>
          </table:table-cell>
          <table:table-cell table:formula="of:=IF(BITAND([.$R20];BITLSHIFT(1;[.AQ$2]))&gt;0;1;0)*[.$O20]" office:value-type="float" office:value="0" calcext:value-type="float">
            <text:p/>
          </table:table-cell>
          <table:table-cell table:formula="of:=IF(BITAND([.$R20];BITLSHIFT(1;[.AR$2]))&gt;0;1;0)*[.$O20]" office:value-type="float" office:value="0" calcext:value-type="float">
            <text:p/>
          </table:table-cell>
          <table:table-cell table:formula="of:=IF(BITAND([.$R20];BITLSHIFT(1;[.AS$2]))&gt;0;1;0)*[.$O20]" office:value-type="float" office:value="0" calcext:value-type="float">
            <text:p/>
          </table:table-cell>
          <table:table-cell table:formula="of:=IF(BITAND([.$R20];BITLSHIFT(1;[.AT$2]))&gt;0;1;0)*[.$O20]" office:value-type="float" office:value="0" calcext:value-type="float">
            <text:p/>
          </table:table-cell>
          <table:table-cell table:formula="of:=IF(BITAND([.$R20];BITLSHIFT(1;[.AU$2]))&gt;0;1;0)*[.$O20]" office:value-type="float" office:value="0" calcext:value-type="float">
            <text:p/>
          </table:table-cell>
          <table:table-cell table:formula="of:=IF(BITAND([.$R20];BITLSHIFT(1;[.AV$2]))&gt;0;1;0)*[.$O20]" office:value-type="float" office:value="0" calcext:value-type="float">
            <text:p/>
          </table:table-cell>
          <table:table-cell table:formula="of:=IF(BITAND([.$R20];BITLSHIFT(1;[.AW$2]))&gt;0;1;0)*[.$O20]" office:value-type="float" office:value="0" calcext:value-type="float">
            <text:p/>
          </table:table-cell>
          <table:table-cell table:formula="of:=IF(BITAND([.$R20];BITLSHIFT(1;[.AX$2]))&gt;0;1;0)*[.$O20]" office:value-type="float" office:value="0" calcext:value-type="float">
            <text:p/>
          </table:table-cell>
          <table:table-cell table:formula="of:=IF(BITAND([.$Q20];BITLSHIFT(1;[.AY$2]))&gt;0;1;0)*[.$O20]" office:value-type="float" office:value="0" calcext:value-type="float">
            <text:p/>
          </table:table-cell>
          <table:table-cell table:formula="of:=IF(BITAND([.$Q20];BITLSHIFT(1;[.AZ$2]))&gt;0;1;0)*[.$O20]" office:value-type="float" office:value="0" calcext:value-type="float">
            <text:p/>
          </table:table-cell>
          <table:table-cell table:formula="of:=IF(BITAND([.$Q20];BITLSHIFT(1;[.BA$2]))&gt;0;1;0)*[.$O20]" office:value-type="float" office:value="0" calcext:value-type="float">
            <text:p/>
          </table:table-cell>
          <table:table-cell table:formula="of:=IF(BITAND([.$Q20];BITLSHIFT(1;[.BB$2]))&gt;0;1;0)*[.$O20]" office:value-type="float" office:value="0" calcext:value-type="float">
            <text:p/>
          </table:table-cell>
          <table:table-cell table:formula="of:=IF(BITAND([.$Q20];BITLSHIFT(1;[.BC$2]))&gt;0;1;0)*[.$O20]" office:value-type="float" office:value="0" calcext:value-type="float">
            <text:p/>
          </table:table-cell>
          <table:table-cell table:formula="of:=IF(BITAND([.$Q20];BITLSHIFT(1;[.BD$2]))&gt;0;1;0)*[.$O20]" office:value-type="float" office:value="0" calcext:value-type="float">
            <text:p/>
          </table:table-cell>
          <table:table-cell table:formula="of:=IF(BITAND([.$Q20];BITLSHIFT(1;[.BE$2]))&gt;0;1;0)*[.$O20]" office:value-type="float" office:value="0" calcext:value-type="float">
            <text:p/>
          </table:table-cell>
          <table:table-cell table:formula="of:=IF(BITAND([.$Q20];BITLSHIFT(1;[.BF$2]))&gt;0;1;0)*[.$O20]" office:value-type="float" office:value="0" calcext:value-type="float">
            <text:p/>
          </table:table-cell>
          <table:table-cell table:formula="of:=IF(BITAND([.$Q20];BITLSHIFT(1;[.BG$2]))&gt;0;1;0)*[.$O20]" office:value-type="float" office:value="0" calcext:value-type="float">
            <text:p/>
          </table:table-cell>
          <table:table-cell table:formula="of:=IF(BITAND([.$Q20];BITLSHIFT(1;[.BH$2]))&gt;0;1;0)*[.$O20]" office:value-type="float" office:value="0" calcext:value-type="float">
            <text:p/>
          </table:table-cell>
          <table:table-cell table:formula="of:=IF(BITAND([.$Q20];BITLSHIFT(1;[.BI$2]))&gt;0;1;0)*[.$O20]" office:value-type="float" office:value="0" calcext:value-type="float">
            <text:p/>
          </table:table-cell>
          <table:table-cell table:formula="of:=IF(BITAND([.$Q20];BITLSHIFT(1;[.BJ$2]))&gt;0;1;0)*[.$O20]" office:value-type="float" office:value="0" calcext:value-type="float">
            <text:p/>
          </table:table-cell>
          <table:table-cell table:formula="of:=IF(BITAND([.$Q20];BITLSHIFT(1;[.BK$2]))&gt;0;1;0)*[.$O20]" office:value-type="float" office:value="0" calcext:value-type="float">
            <text:p/>
          </table:table-cell>
          <table:table-cell table:formula="of:=IF(BITAND([.$Q20];BITLSHIFT(1;[.BL$2]))&gt;0;1;0)*[.$O20]" office:value-type="float" office:value="0" calcext:value-type="float">
            <text:p/>
          </table:table-cell>
          <table:table-cell table:formula="of:=IF(BITAND([.$Q20];BITLSHIFT(1;[.BM$2]))&gt;0;1;0)*[.$O20]" office:value-type="float" office:value="0" calcext:value-type="float">
            <text:p/>
          </table:table-cell>
          <table:table-cell table:formula="of:=IF(BITAND([.$Q20];BITLSHIFT(1;[.BN$2]))&gt;0;1;0)*[.$O20]" office:value-type="float" office:value="0" calcext:value-type="float">
            <text:p/>
          </table:table-cell>
          <table:table-cell table:formula="of:=IF(BITAND([.$Q20];BITLSHIFT(1;[.BO$2]))&gt;0;1;0)*[.$O20]" office:value-type="float" office:value="0" calcext:value-type="float">
            <text:p/>
          </table:table-cell>
          <table:table-cell table:formula="of:=IF(BITAND([.$Q20];BITLSHIFT(1;[.BP$2]))&gt;0;1;0)*[.$O20]" office:value-type="float" office:value="0" calcext:value-type="float">
            <text:p/>
          </table:table-cell>
          <table:table-cell table:formula="of:=IF(BITAND([.$Q20];BITLSHIFT(1;[.BQ$2]))&gt;0;1;0)*[.$O20]" office:value-type="float" office:value="0" calcext:value-type="float">
            <text:p/>
          </table:table-cell>
          <table:table-cell table:formula="of:=IF(BITAND([.$Q20];BITLSHIFT(1;[.BR$2]))&gt;0;1;0)*[.$O20]" office:value-type="float" office:value="0" calcext:value-type="float">
            <text:p/>
          </table:table-cell>
          <table:table-cell table:formula="of:=IF(BITAND([.$Q20];BITLSHIFT(1;[.BS$2]))&gt;0;1;0)*[.$O20]" office:value-type="float" office:value="0" calcext:value-type="float">
            <text:p/>
          </table:table-cell>
          <table:table-cell table:formula="of:=IF(BITAND([.$Q20];BITLSHIFT(1;[.BT$2]))&gt;0;1;0)*[.$O20]" office:value-type="float" office:value="0" calcext:value-type="float">
            <text:p/>
          </table:table-cell>
          <table:table-cell table:formula="of:=IF(BITAND([.$Q20];BITLSHIFT(1;[.BU$2]))&gt;0;1;0)*[.$O20]" office:value-type="float" office:value="0" calcext:value-type="float">
            <text:p/>
          </table:table-cell>
          <table:table-cell table:formula="of:=IF(BITAND([.$Q20];BITLSHIFT(1;[.BV$2]))&gt;0;1;0)*[.$O20]" office:value-type="float" office:value="0" calcext:value-type="float">
            <text:p/>
          </table:table-cell>
          <table:table-cell table:formula="of:=IF(BITAND([.$Q20];BITLSHIFT(1;[.BW$2]))&gt;0;1;0)*[.$O20]" office:value-type="float" office:value="0" calcext:value-type="float">
            <text:p/>
          </table:table-cell>
          <table:table-cell table:formula="of:=IF(BITAND([.$Q20];BITLSHIFT(1;[.BX$2]))&gt;0;1;0)*[.$O20]" office:value-type="float" office:value="0" calcext:value-type="float">
            <text:p/>
          </table:table-cell>
          <table:table-cell table:formula="of:=IF(BITAND([.$Q20];BITLSHIFT(1;[.BY$2]))&gt;0;1;0)*[.$O20]" office:value-type="float" office:value="0" calcext:value-type="float">
            <text:p/>
          </table:table-cell>
          <table:table-cell table:formula="of:=IF(BITAND([.$Q20];BITLSHIFT(1;[.BZ$2]))&gt;0;1;0)*[.$O20]" office:value-type="float" office:value="0" calcext:value-type="float">
            <text:p/>
          </table:table-cell>
          <table:table-cell table:formula="of:=IF(BITAND([.$Q20];BITLSHIFT(1;[.CA$2]))&gt;0;1;0)*[.$O20]" office:value-type="float" office:value="0" calcext:value-type="float">
            <text:p/>
          </table:table-cell>
          <table:table-cell table:formula="of:=IF(BITAND([.$Q20];BITLSHIFT(1;[.CB$2]))&gt;0;1;0)*[.$O20]" office:value-type="float" office:value="0" calcext:value-type="float">
            <text:p/>
          </table:table-cell>
          <table:table-cell table:formula="of:=IF(BITAND([.$Q20];BITLSHIFT(1;[.CC$2]))&gt;0;1;0)*[.$O20]" office:value-type="float" office:value="0" calcext:value-type="float">
            <text:p/>
          </table:table-cell>
          <table:table-cell table:formula="of:=IF(BITAND([.$Q20];BITLSHIFT(1;[.CD$2]))&gt;0;1;0)*[.$O2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1];10) ;16)" office:value-type="float" office:value="0" calcext:value-type="float">
            <text:p/>
          </table:table-cell>
          <table:table-cell table:formula="of:=DECIMAL(RIGHT([.N21];8) ;16)" office:value-type="float" office:value="0" calcext:value-type="float">
            <text:p/>
          </table:table-cell>
          <table:table-cell table:formula="of:=IF(BITAND([.$R21];BITLSHIFT(1;[.S$2]))&gt;0;1;0)*[.$O21]" office:value-type="float" office:value="0" calcext:value-type="float">
            <text:p/>
          </table:table-cell>
          <table:table-cell table:formula="of:=IF(BITAND([.$R21];BITLSHIFT(1;[.T$2]))&gt;0;1;0)*[.$O21]" office:value-type="float" office:value="0" calcext:value-type="float">
            <text:p/>
          </table:table-cell>
          <table:table-cell table:formula="of:=IF(BITAND([.$R21];BITLSHIFT(1;[.U$2]))&gt;0;1;0)*[.$O21]" office:value-type="float" office:value="0" calcext:value-type="float">
            <text:p/>
          </table:table-cell>
          <table:table-cell table:formula="of:=IF(BITAND([.$R21];BITLSHIFT(1;[.V$2]))&gt;0;1;0)*[.$O21]" office:value-type="float" office:value="0" calcext:value-type="float">
            <text:p/>
          </table:table-cell>
          <table:table-cell table:formula="of:=IF(BITAND([.$R21];BITLSHIFT(1;[.W$2]))&gt;0;1;0)*[.$O21]" office:value-type="float" office:value="0" calcext:value-type="float">
            <text:p/>
          </table:table-cell>
          <table:table-cell table:formula="of:=IF(BITAND([.$R21];BITLSHIFT(1;[.X$2]))&gt;0;1;0)*[.$O21]" office:value-type="float" office:value="0" calcext:value-type="float">
            <text:p/>
          </table:table-cell>
          <table:table-cell table:formula="of:=IF(BITAND([.$R21];BITLSHIFT(1;[.Y$2]))&gt;0;1;0)*[.$O21]" office:value-type="float" office:value="0" calcext:value-type="float">
            <text:p/>
          </table:table-cell>
          <table:table-cell table:formula="of:=IF(BITAND([.$R21];BITLSHIFT(1;[.Z$2]))&gt;0;1;0)*[.$O21]" office:value-type="float" office:value="0" calcext:value-type="float">
            <text:p/>
          </table:table-cell>
          <table:table-cell table:formula="of:=IF(BITAND([.$R21];BITLSHIFT(1;[.AA$2]))&gt;0;1;0)*[.$O21]" office:value-type="float" office:value="0" calcext:value-type="float">
            <text:p/>
          </table:table-cell>
          <table:table-cell table:formula="of:=IF(BITAND([.$R21];BITLSHIFT(1;[.AB$2]))&gt;0;1;0)*[.$O21]" office:value-type="float" office:value="0" calcext:value-type="float">
            <text:p/>
          </table:table-cell>
          <table:table-cell table:formula="of:=IF(BITAND([.$R21];BITLSHIFT(1;[.AC$2]))&gt;0;1;0)*[.$O21]" office:value-type="float" office:value="0" calcext:value-type="float">
            <text:p/>
          </table:table-cell>
          <table:table-cell table:formula="of:=IF(BITAND([.$R21];BITLSHIFT(1;[.AD$2]))&gt;0;1;0)*[.$O21]" office:value-type="float" office:value="0" calcext:value-type="float">
            <text:p/>
          </table:table-cell>
          <table:table-cell table:formula="of:=IF(BITAND([.$R21];BITLSHIFT(1;[.AE$2]))&gt;0;1;0)*[.$O21]" office:value-type="float" office:value="0" calcext:value-type="float">
            <text:p/>
          </table:table-cell>
          <table:table-cell table:formula="of:=IF(BITAND([.$R21];BITLSHIFT(1;[.AF$2]))&gt;0;1;0)*[.$O21]" office:value-type="float" office:value="0" calcext:value-type="float">
            <text:p/>
          </table:table-cell>
          <table:table-cell table:formula="of:=IF(BITAND([.$R21];BITLSHIFT(1;[.AG$2]))&gt;0;1;0)*[.$O21]" office:value-type="float" office:value="0" calcext:value-type="float">
            <text:p/>
          </table:table-cell>
          <table:table-cell table:formula="of:=IF(BITAND([.$R21];BITLSHIFT(1;[.AH$2]))&gt;0;1;0)*[.$O21]" office:value-type="float" office:value="0" calcext:value-type="float">
            <text:p/>
          </table:table-cell>
          <table:table-cell table:formula="of:=IF(BITAND([.$R21];BITLSHIFT(1;[.AI$2]))&gt;0;1;0)*[.$O21]" office:value-type="float" office:value="0" calcext:value-type="float">
            <text:p/>
          </table:table-cell>
          <table:table-cell table:formula="of:=IF(BITAND([.$R21];BITLSHIFT(1;[.AJ$2]))&gt;0;1;0)*[.$O21]" office:value-type="float" office:value="0" calcext:value-type="float">
            <text:p/>
          </table:table-cell>
          <table:table-cell table:formula="of:=IF(BITAND([.$R21];BITLSHIFT(1;[.AK$2]))&gt;0;1;0)*[.$O21]" office:value-type="float" office:value="0" calcext:value-type="float">
            <text:p/>
          </table:table-cell>
          <table:table-cell table:formula="of:=IF(BITAND([.$R21];BITLSHIFT(1;[.AL$2]))&gt;0;1;0)*[.$O21]" office:value-type="float" office:value="0" calcext:value-type="float">
            <text:p/>
          </table:table-cell>
          <table:table-cell table:formula="of:=IF(BITAND([.$R21];BITLSHIFT(1;[.AM$2]))&gt;0;1;0)*[.$O21]" office:value-type="float" office:value="0" calcext:value-type="float">
            <text:p/>
          </table:table-cell>
          <table:table-cell table:formula="of:=IF(BITAND([.$R21];BITLSHIFT(1;[.AN$2]))&gt;0;1;0)*[.$O21]" office:value-type="float" office:value="0" calcext:value-type="float">
            <text:p/>
          </table:table-cell>
          <table:table-cell table:formula="of:=IF(BITAND([.$R21];BITLSHIFT(1;[.AO$2]))&gt;0;1;0)*[.$O21]" office:value-type="float" office:value="0" calcext:value-type="float">
            <text:p/>
          </table:table-cell>
          <table:table-cell table:formula="of:=IF(BITAND([.$R21];BITLSHIFT(1;[.AP$2]))&gt;0;1;0)*[.$O21]" office:value-type="float" office:value="0" calcext:value-type="float">
            <text:p/>
          </table:table-cell>
          <table:table-cell table:formula="of:=IF(BITAND([.$R21];BITLSHIFT(1;[.AQ$2]))&gt;0;1;0)*[.$O21]" office:value-type="float" office:value="0" calcext:value-type="float">
            <text:p/>
          </table:table-cell>
          <table:table-cell table:formula="of:=IF(BITAND([.$R21];BITLSHIFT(1;[.AR$2]))&gt;0;1;0)*[.$O21]" office:value-type="float" office:value="0" calcext:value-type="float">
            <text:p/>
          </table:table-cell>
          <table:table-cell table:formula="of:=IF(BITAND([.$R21];BITLSHIFT(1;[.AS$2]))&gt;0;1;0)*[.$O21]" office:value-type="float" office:value="0" calcext:value-type="float">
            <text:p/>
          </table:table-cell>
          <table:table-cell table:formula="of:=IF(BITAND([.$R21];BITLSHIFT(1;[.AT$2]))&gt;0;1;0)*[.$O21]" office:value-type="float" office:value="0" calcext:value-type="float">
            <text:p/>
          </table:table-cell>
          <table:table-cell table:formula="of:=IF(BITAND([.$R21];BITLSHIFT(1;[.AU$2]))&gt;0;1;0)*[.$O21]" office:value-type="float" office:value="0" calcext:value-type="float">
            <text:p/>
          </table:table-cell>
          <table:table-cell table:formula="of:=IF(BITAND([.$R21];BITLSHIFT(1;[.AV$2]))&gt;0;1;0)*[.$O21]" office:value-type="float" office:value="0" calcext:value-type="float">
            <text:p/>
          </table:table-cell>
          <table:table-cell table:formula="of:=IF(BITAND([.$R21];BITLSHIFT(1;[.AW$2]))&gt;0;1;0)*[.$O21]" office:value-type="float" office:value="0" calcext:value-type="float">
            <text:p/>
          </table:table-cell>
          <table:table-cell table:formula="of:=IF(BITAND([.$R21];BITLSHIFT(1;[.AX$2]))&gt;0;1;0)*[.$O21]" office:value-type="float" office:value="0" calcext:value-type="float">
            <text:p/>
          </table:table-cell>
          <table:table-cell table:formula="of:=IF(BITAND([.$Q21];BITLSHIFT(1;[.AY$2]))&gt;0;1;0)*[.$O21]" office:value-type="float" office:value="0" calcext:value-type="float">
            <text:p/>
          </table:table-cell>
          <table:table-cell table:formula="of:=IF(BITAND([.$Q21];BITLSHIFT(1;[.AZ$2]))&gt;0;1;0)*[.$O21]" office:value-type="float" office:value="0" calcext:value-type="float">
            <text:p/>
          </table:table-cell>
          <table:table-cell table:formula="of:=IF(BITAND([.$Q21];BITLSHIFT(1;[.BA$2]))&gt;0;1;0)*[.$O21]" office:value-type="float" office:value="0" calcext:value-type="float">
            <text:p/>
          </table:table-cell>
          <table:table-cell table:formula="of:=IF(BITAND([.$Q21];BITLSHIFT(1;[.BB$2]))&gt;0;1;0)*[.$O21]" office:value-type="float" office:value="0" calcext:value-type="float">
            <text:p/>
          </table:table-cell>
          <table:table-cell table:formula="of:=IF(BITAND([.$Q21];BITLSHIFT(1;[.BC$2]))&gt;0;1;0)*[.$O21]" office:value-type="float" office:value="0" calcext:value-type="float">
            <text:p/>
          </table:table-cell>
          <table:table-cell table:formula="of:=IF(BITAND([.$Q21];BITLSHIFT(1;[.BD$2]))&gt;0;1;0)*[.$O21]" office:value-type="float" office:value="0" calcext:value-type="float">
            <text:p/>
          </table:table-cell>
          <table:table-cell table:formula="of:=IF(BITAND([.$Q21];BITLSHIFT(1;[.BE$2]))&gt;0;1;0)*[.$O21]" office:value-type="float" office:value="0" calcext:value-type="float">
            <text:p/>
          </table:table-cell>
          <table:table-cell table:formula="of:=IF(BITAND([.$Q21];BITLSHIFT(1;[.BF$2]))&gt;0;1;0)*[.$O21]" office:value-type="float" office:value="0" calcext:value-type="float">
            <text:p/>
          </table:table-cell>
          <table:table-cell table:formula="of:=IF(BITAND([.$Q21];BITLSHIFT(1;[.BG$2]))&gt;0;1;0)*[.$O21]" office:value-type="float" office:value="0" calcext:value-type="float">
            <text:p/>
          </table:table-cell>
          <table:table-cell table:formula="of:=IF(BITAND([.$Q21];BITLSHIFT(1;[.BH$2]))&gt;0;1;0)*[.$O21]" office:value-type="float" office:value="0" calcext:value-type="float">
            <text:p/>
          </table:table-cell>
          <table:table-cell table:formula="of:=IF(BITAND([.$Q21];BITLSHIFT(1;[.BI$2]))&gt;0;1;0)*[.$O21]" office:value-type="float" office:value="0" calcext:value-type="float">
            <text:p/>
          </table:table-cell>
          <table:table-cell table:formula="of:=IF(BITAND([.$Q21];BITLSHIFT(1;[.BJ$2]))&gt;0;1;0)*[.$O21]" office:value-type="float" office:value="0" calcext:value-type="float">
            <text:p/>
          </table:table-cell>
          <table:table-cell table:formula="of:=IF(BITAND([.$Q21];BITLSHIFT(1;[.BK$2]))&gt;0;1;0)*[.$O21]" office:value-type="float" office:value="0" calcext:value-type="float">
            <text:p/>
          </table:table-cell>
          <table:table-cell table:formula="of:=IF(BITAND([.$Q21];BITLSHIFT(1;[.BL$2]))&gt;0;1;0)*[.$O21]" office:value-type="float" office:value="0" calcext:value-type="float">
            <text:p/>
          </table:table-cell>
          <table:table-cell table:formula="of:=IF(BITAND([.$Q21];BITLSHIFT(1;[.BM$2]))&gt;0;1;0)*[.$O21]" office:value-type="float" office:value="0" calcext:value-type="float">
            <text:p/>
          </table:table-cell>
          <table:table-cell table:formula="of:=IF(BITAND([.$Q21];BITLSHIFT(1;[.BN$2]))&gt;0;1;0)*[.$O21]" office:value-type="float" office:value="0" calcext:value-type="float">
            <text:p/>
          </table:table-cell>
          <table:table-cell table:formula="of:=IF(BITAND([.$Q21];BITLSHIFT(1;[.BO$2]))&gt;0;1;0)*[.$O21]" office:value-type="float" office:value="0" calcext:value-type="float">
            <text:p/>
          </table:table-cell>
          <table:table-cell table:formula="of:=IF(BITAND([.$Q21];BITLSHIFT(1;[.BP$2]))&gt;0;1;0)*[.$O21]" office:value-type="float" office:value="0" calcext:value-type="float">
            <text:p/>
          </table:table-cell>
          <table:table-cell table:formula="of:=IF(BITAND([.$Q21];BITLSHIFT(1;[.BQ$2]))&gt;0;1;0)*[.$O21]" office:value-type="float" office:value="0" calcext:value-type="float">
            <text:p/>
          </table:table-cell>
          <table:table-cell table:formula="of:=IF(BITAND([.$Q21];BITLSHIFT(1;[.BR$2]))&gt;0;1;0)*[.$O21]" office:value-type="float" office:value="0" calcext:value-type="float">
            <text:p/>
          </table:table-cell>
          <table:table-cell table:formula="of:=IF(BITAND([.$Q21];BITLSHIFT(1;[.BS$2]))&gt;0;1;0)*[.$O21]" office:value-type="float" office:value="0" calcext:value-type="float">
            <text:p/>
          </table:table-cell>
          <table:table-cell table:formula="of:=IF(BITAND([.$Q21];BITLSHIFT(1;[.BT$2]))&gt;0;1;0)*[.$O21]" office:value-type="float" office:value="0" calcext:value-type="float">
            <text:p/>
          </table:table-cell>
          <table:table-cell table:formula="of:=IF(BITAND([.$Q21];BITLSHIFT(1;[.BU$2]))&gt;0;1;0)*[.$O21]" office:value-type="float" office:value="0" calcext:value-type="float">
            <text:p/>
          </table:table-cell>
          <table:table-cell table:formula="of:=IF(BITAND([.$Q21];BITLSHIFT(1;[.BV$2]))&gt;0;1;0)*[.$O21]" office:value-type="float" office:value="0" calcext:value-type="float">
            <text:p/>
          </table:table-cell>
          <table:table-cell table:formula="of:=IF(BITAND([.$Q21];BITLSHIFT(1;[.BW$2]))&gt;0;1;0)*[.$O21]" office:value-type="float" office:value="0" calcext:value-type="float">
            <text:p/>
          </table:table-cell>
          <table:table-cell table:formula="of:=IF(BITAND([.$Q21];BITLSHIFT(1;[.BX$2]))&gt;0;1;0)*[.$O21]" office:value-type="float" office:value="0" calcext:value-type="float">
            <text:p/>
          </table:table-cell>
          <table:table-cell table:formula="of:=IF(BITAND([.$Q21];BITLSHIFT(1;[.BY$2]))&gt;0;1;0)*[.$O21]" office:value-type="float" office:value="0" calcext:value-type="float">
            <text:p/>
          </table:table-cell>
          <table:table-cell table:formula="of:=IF(BITAND([.$Q21];BITLSHIFT(1;[.BZ$2]))&gt;0;1;0)*[.$O21]" office:value-type="float" office:value="0" calcext:value-type="float">
            <text:p/>
          </table:table-cell>
          <table:table-cell table:formula="of:=IF(BITAND([.$Q21];BITLSHIFT(1;[.CA$2]))&gt;0;1;0)*[.$O21]" office:value-type="float" office:value="0" calcext:value-type="float">
            <text:p/>
          </table:table-cell>
          <table:table-cell table:formula="of:=IF(BITAND([.$Q21];BITLSHIFT(1;[.CB$2]))&gt;0;1;0)*[.$O21]" office:value-type="float" office:value="0" calcext:value-type="float">
            <text:p/>
          </table:table-cell>
          <table:table-cell table:formula="of:=IF(BITAND([.$Q21];BITLSHIFT(1;[.CC$2]))&gt;0;1;0)*[.$O21]" office:value-type="float" office:value="0" calcext:value-type="float">
            <text:p/>
          </table:table-cell>
          <table:table-cell table:formula="of:=IF(BITAND([.$Q21];BITLSHIFT(1;[.CD$2]))&gt;0;1;0)*[.$O2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2];10) ;16)" office:value-type="float" office:value="0" calcext:value-type="float">
            <text:p/>
          </table:table-cell>
          <table:table-cell table:formula="of:=DECIMAL(RIGHT([.N22];8) ;16)" office:value-type="float" office:value="0" calcext:value-type="float">
            <text:p/>
          </table:table-cell>
          <table:table-cell table:formula="of:=IF(BITAND([.$R22];BITLSHIFT(1;[.S$2]))&gt;0;1;0)*[.$O22]" office:value-type="float" office:value="0" calcext:value-type="float">
            <text:p/>
          </table:table-cell>
          <table:table-cell table:formula="of:=IF(BITAND([.$R22];BITLSHIFT(1;[.T$2]))&gt;0;1;0)*[.$O22]" office:value-type="float" office:value="0" calcext:value-type="float">
            <text:p/>
          </table:table-cell>
          <table:table-cell table:formula="of:=IF(BITAND([.$R22];BITLSHIFT(1;[.U$2]))&gt;0;1;0)*[.$O22]" office:value-type="float" office:value="0" calcext:value-type="float">
            <text:p/>
          </table:table-cell>
          <table:table-cell table:formula="of:=IF(BITAND([.$R22];BITLSHIFT(1;[.V$2]))&gt;0;1;0)*[.$O22]" office:value-type="float" office:value="0" calcext:value-type="float">
            <text:p/>
          </table:table-cell>
          <table:table-cell table:formula="of:=IF(BITAND([.$R22];BITLSHIFT(1;[.W$2]))&gt;0;1;0)*[.$O22]" office:value-type="float" office:value="0" calcext:value-type="float">
            <text:p/>
          </table:table-cell>
          <table:table-cell table:formula="of:=IF(BITAND([.$R22];BITLSHIFT(1;[.X$2]))&gt;0;1;0)*[.$O22]" office:value-type="float" office:value="0" calcext:value-type="float">
            <text:p/>
          </table:table-cell>
          <table:table-cell table:formula="of:=IF(BITAND([.$R22];BITLSHIFT(1;[.Y$2]))&gt;0;1;0)*[.$O22]" office:value-type="float" office:value="0" calcext:value-type="float">
            <text:p/>
          </table:table-cell>
          <table:table-cell table:formula="of:=IF(BITAND([.$R22];BITLSHIFT(1;[.Z$2]))&gt;0;1;0)*[.$O22]" office:value-type="float" office:value="0" calcext:value-type="float">
            <text:p/>
          </table:table-cell>
          <table:table-cell table:formula="of:=IF(BITAND([.$R22];BITLSHIFT(1;[.AA$2]))&gt;0;1;0)*[.$O22]" office:value-type="float" office:value="0" calcext:value-type="float">
            <text:p/>
          </table:table-cell>
          <table:table-cell table:formula="of:=IF(BITAND([.$R22];BITLSHIFT(1;[.AB$2]))&gt;0;1;0)*[.$O22]" office:value-type="float" office:value="0" calcext:value-type="float">
            <text:p/>
          </table:table-cell>
          <table:table-cell table:formula="of:=IF(BITAND([.$R22];BITLSHIFT(1;[.AC$2]))&gt;0;1;0)*[.$O22]" office:value-type="float" office:value="0" calcext:value-type="float">
            <text:p/>
          </table:table-cell>
          <table:table-cell table:formula="of:=IF(BITAND([.$R22];BITLSHIFT(1;[.AD$2]))&gt;0;1;0)*[.$O22]" office:value-type="float" office:value="0" calcext:value-type="float">
            <text:p/>
          </table:table-cell>
          <table:table-cell table:formula="of:=IF(BITAND([.$R22];BITLSHIFT(1;[.AE$2]))&gt;0;1;0)*[.$O22]" office:value-type="float" office:value="0" calcext:value-type="float">
            <text:p/>
          </table:table-cell>
          <table:table-cell table:formula="of:=IF(BITAND([.$R22];BITLSHIFT(1;[.AF$2]))&gt;0;1;0)*[.$O22]" office:value-type="float" office:value="0" calcext:value-type="float">
            <text:p/>
          </table:table-cell>
          <table:table-cell table:formula="of:=IF(BITAND([.$R22];BITLSHIFT(1;[.AG$2]))&gt;0;1;0)*[.$O22]" office:value-type="float" office:value="0" calcext:value-type="float">
            <text:p/>
          </table:table-cell>
          <table:table-cell table:formula="of:=IF(BITAND([.$R22];BITLSHIFT(1;[.AH$2]))&gt;0;1;0)*[.$O22]" office:value-type="float" office:value="0" calcext:value-type="float">
            <text:p/>
          </table:table-cell>
          <table:table-cell table:formula="of:=IF(BITAND([.$R22];BITLSHIFT(1;[.AI$2]))&gt;0;1;0)*[.$O22]" office:value-type="float" office:value="0" calcext:value-type="float">
            <text:p/>
          </table:table-cell>
          <table:table-cell table:formula="of:=IF(BITAND([.$R22];BITLSHIFT(1;[.AJ$2]))&gt;0;1;0)*[.$O22]" office:value-type="float" office:value="0" calcext:value-type="float">
            <text:p/>
          </table:table-cell>
          <table:table-cell table:formula="of:=IF(BITAND([.$R22];BITLSHIFT(1;[.AK$2]))&gt;0;1;0)*[.$O22]" office:value-type="float" office:value="0" calcext:value-type="float">
            <text:p/>
          </table:table-cell>
          <table:table-cell table:formula="of:=IF(BITAND([.$R22];BITLSHIFT(1;[.AL$2]))&gt;0;1;0)*[.$O22]" office:value-type="float" office:value="0" calcext:value-type="float">
            <text:p/>
          </table:table-cell>
          <table:table-cell table:formula="of:=IF(BITAND([.$R22];BITLSHIFT(1;[.AM$2]))&gt;0;1;0)*[.$O22]" office:value-type="float" office:value="0" calcext:value-type="float">
            <text:p/>
          </table:table-cell>
          <table:table-cell table:formula="of:=IF(BITAND([.$R22];BITLSHIFT(1;[.AN$2]))&gt;0;1;0)*[.$O22]" office:value-type="float" office:value="0" calcext:value-type="float">
            <text:p/>
          </table:table-cell>
          <table:table-cell table:formula="of:=IF(BITAND([.$R22];BITLSHIFT(1;[.AO$2]))&gt;0;1;0)*[.$O22]" office:value-type="float" office:value="0" calcext:value-type="float">
            <text:p/>
          </table:table-cell>
          <table:table-cell table:formula="of:=IF(BITAND([.$R22];BITLSHIFT(1;[.AP$2]))&gt;0;1;0)*[.$O22]" office:value-type="float" office:value="0" calcext:value-type="float">
            <text:p/>
          </table:table-cell>
          <table:table-cell table:formula="of:=IF(BITAND([.$R22];BITLSHIFT(1;[.AQ$2]))&gt;0;1;0)*[.$O22]" office:value-type="float" office:value="0" calcext:value-type="float">
            <text:p/>
          </table:table-cell>
          <table:table-cell table:formula="of:=IF(BITAND([.$R22];BITLSHIFT(1;[.AR$2]))&gt;0;1;0)*[.$O22]" office:value-type="float" office:value="0" calcext:value-type="float">
            <text:p/>
          </table:table-cell>
          <table:table-cell table:formula="of:=IF(BITAND([.$R22];BITLSHIFT(1;[.AS$2]))&gt;0;1;0)*[.$O22]" office:value-type="float" office:value="0" calcext:value-type="float">
            <text:p/>
          </table:table-cell>
          <table:table-cell table:formula="of:=IF(BITAND([.$R22];BITLSHIFT(1;[.AT$2]))&gt;0;1;0)*[.$O22]" office:value-type="float" office:value="0" calcext:value-type="float">
            <text:p/>
          </table:table-cell>
          <table:table-cell table:formula="of:=IF(BITAND([.$R22];BITLSHIFT(1;[.AU$2]))&gt;0;1;0)*[.$O22]" office:value-type="float" office:value="0" calcext:value-type="float">
            <text:p/>
          </table:table-cell>
          <table:table-cell table:formula="of:=IF(BITAND([.$R22];BITLSHIFT(1;[.AV$2]))&gt;0;1;0)*[.$O22]" office:value-type="float" office:value="0" calcext:value-type="float">
            <text:p/>
          </table:table-cell>
          <table:table-cell table:formula="of:=IF(BITAND([.$R22];BITLSHIFT(1;[.AW$2]))&gt;0;1;0)*[.$O22]" office:value-type="float" office:value="0" calcext:value-type="float">
            <text:p/>
          </table:table-cell>
          <table:table-cell table:formula="of:=IF(BITAND([.$R22];BITLSHIFT(1;[.AX$2]))&gt;0;1;0)*[.$O22]" office:value-type="float" office:value="0" calcext:value-type="float">
            <text:p/>
          </table:table-cell>
          <table:table-cell table:formula="of:=IF(BITAND([.$Q22];BITLSHIFT(1;[.AY$2]))&gt;0;1;0)*[.$O22]" office:value-type="float" office:value="0" calcext:value-type="float">
            <text:p/>
          </table:table-cell>
          <table:table-cell table:formula="of:=IF(BITAND([.$Q22];BITLSHIFT(1;[.AZ$2]))&gt;0;1;0)*[.$O22]" office:value-type="float" office:value="0" calcext:value-type="float">
            <text:p/>
          </table:table-cell>
          <table:table-cell table:formula="of:=IF(BITAND([.$Q22];BITLSHIFT(1;[.BA$2]))&gt;0;1;0)*[.$O22]" office:value-type="float" office:value="0" calcext:value-type="float">
            <text:p/>
          </table:table-cell>
          <table:table-cell table:formula="of:=IF(BITAND([.$Q22];BITLSHIFT(1;[.BB$2]))&gt;0;1;0)*[.$O22]" office:value-type="float" office:value="0" calcext:value-type="float">
            <text:p/>
          </table:table-cell>
          <table:table-cell table:formula="of:=IF(BITAND([.$Q22];BITLSHIFT(1;[.BC$2]))&gt;0;1;0)*[.$O22]" office:value-type="float" office:value="0" calcext:value-type="float">
            <text:p/>
          </table:table-cell>
          <table:table-cell table:formula="of:=IF(BITAND([.$Q22];BITLSHIFT(1;[.BD$2]))&gt;0;1;0)*[.$O22]" office:value-type="float" office:value="0" calcext:value-type="float">
            <text:p/>
          </table:table-cell>
          <table:table-cell table:formula="of:=IF(BITAND([.$Q22];BITLSHIFT(1;[.BE$2]))&gt;0;1;0)*[.$O22]" office:value-type="float" office:value="0" calcext:value-type="float">
            <text:p/>
          </table:table-cell>
          <table:table-cell table:formula="of:=IF(BITAND([.$Q22];BITLSHIFT(1;[.BF$2]))&gt;0;1;0)*[.$O22]" office:value-type="float" office:value="0" calcext:value-type="float">
            <text:p/>
          </table:table-cell>
          <table:table-cell table:formula="of:=IF(BITAND([.$Q22];BITLSHIFT(1;[.BG$2]))&gt;0;1;0)*[.$O22]" office:value-type="float" office:value="0" calcext:value-type="float">
            <text:p/>
          </table:table-cell>
          <table:table-cell table:formula="of:=IF(BITAND([.$Q22];BITLSHIFT(1;[.BH$2]))&gt;0;1;0)*[.$O22]" office:value-type="float" office:value="0" calcext:value-type="float">
            <text:p/>
          </table:table-cell>
          <table:table-cell table:formula="of:=IF(BITAND([.$Q22];BITLSHIFT(1;[.BI$2]))&gt;0;1;0)*[.$O22]" office:value-type="float" office:value="0" calcext:value-type="float">
            <text:p/>
          </table:table-cell>
          <table:table-cell table:formula="of:=IF(BITAND([.$Q22];BITLSHIFT(1;[.BJ$2]))&gt;0;1;0)*[.$O22]" office:value-type="float" office:value="0" calcext:value-type="float">
            <text:p/>
          </table:table-cell>
          <table:table-cell table:formula="of:=IF(BITAND([.$Q22];BITLSHIFT(1;[.BK$2]))&gt;0;1;0)*[.$O22]" office:value-type="float" office:value="0" calcext:value-type="float">
            <text:p/>
          </table:table-cell>
          <table:table-cell table:formula="of:=IF(BITAND([.$Q22];BITLSHIFT(1;[.BL$2]))&gt;0;1;0)*[.$O22]" office:value-type="float" office:value="0" calcext:value-type="float">
            <text:p/>
          </table:table-cell>
          <table:table-cell table:formula="of:=IF(BITAND([.$Q22];BITLSHIFT(1;[.BM$2]))&gt;0;1;0)*[.$O22]" office:value-type="float" office:value="0" calcext:value-type="float">
            <text:p/>
          </table:table-cell>
          <table:table-cell table:formula="of:=IF(BITAND([.$Q22];BITLSHIFT(1;[.BN$2]))&gt;0;1;0)*[.$O22]" office:value-type="float" office:value="0" calcext:value-type="float">
            <text:p/>
          </table:table-cell>
          <table:table-cell table:formula="of:=IF(BITAND([.$Q22];BITLSHIFT(1;[.BO$2]))&gt;0;1;0)*[.$O22]" office:value-type="float" office:value="0" calcext:value-type="float">
            <text:p/>
          </table:table-cell>
          <table:table-cell table:formula="of:=IF(BITAND([.$Q22];BITLSHIFT(1;[.BP$2]))&gt;0;1;0)*[.$O22]" office:value-type="float" office:value="0" calcext:value-type="float">
            <text:p/>
          </table:table-cell>
          <table:table-cell table:formula="of:=IF(BITAND([.$Q22];BITLSHIFT(1;[.BQ$2]))&gt;0;1;0)*[.$O22]" office:value-type="float" office:value="0" calcext:value-type="float">
            <text:p/>
          </table:table-cell>
          <table:table-cell table:formula="of:=IF(BITAND([.$Q22];BITLSHIFT(1;[.BR$2]))&gt;0;1;0)*[.$O22]" office:value-type="float" office:value="0" calcext:value-type="float">
            <text:p/>
          </table:table-cell>
          <table:table-cell table:formula="of:=IF(BITAND([.$Q22];BITLSHIFT(1;[.BS$2]))&gt;0;1;0)*[.$O22]" office:value-type="float" office:value="0" calcext:value-type="float">
            <text:p/>
          </table:table-cell>
          <table:table-cell table:formula="of:=IF(BITAND([.$Q22];BITLSHIFT(1;[.BT$2]))&gt;0;1;0)*[.$O22]" office:value-type="float" office:value="0" calcext:value-type="float">
            <text:p/>
          </table:table-cell>
          <table:table-cell table:formula="of:=IF(BITAND([.$Q22];BITLSHIFT(1;[.BU$2]))&gt;0;1;0)*[.$O22]" office:value-type="float" office:value="0" calcext:value-type="float">
            <text:p/>
          </table:table-cell>
          <table:table-cell table:formula="of:=IF(BITAND([.$Q22];BITLSHIFT(1;[.BV$2]))&gt;0;1;0)*[.$O22]" office:value-type="float" office:value="0" calcext:value-type="float">
            <text:p/>
          </table:table-cell>
          <table:table-cell table:formula="of:=IF(BITAND([.$Q22];BITLSHIFT(1;[.BW$2]))&gt;0;1;0)*[.$O22]" office:value-type="float" office:value="0" calcext:value-type="float">
            <text:p/>
          </table:table-cell>
          <table:table-cell table:formula="of:=IF(BITAND([.$Q22];BITLSHIFT(1;[.BX$2]))&gt;0;1;0)*[.$O22]" office:value-type="float" office:value="0" calcext:value-type="float">
            <text:p/>
          </table:table-cell>
          <table:table-cell table:formula="of:=IF(BITAND([.$Q22];BITLSHIFT(1;[.BY$2]))&gt;0;1;0)*[.$O22]" office:value-type="float" office:value="0" calcext:value-type="float">
            <text:p/>
          </table:table-cell>
          <table:table-cell table:formula="of:=IF(BITAND([.$Q22];BITLSHIFT(1;[.BZ$2]))&gt;0;1;0)*[.$O22]" office:value-type="float" office:value="0" calcext:value-type="float">
            <text:p/>
          </table:table-cell>
          <table:table-cell table:formula="of:=IF(BITAND([.$Q22];BITLSHIFT(1;[.CA$2]))&gt;0;1;0)*[.$O22]" office:value-type="float" office:value="0" calcext:value-type="float">
            <text:p/>
          </table:table-cell>
          <table:table-cell table:formula="of:=IF(BITAND([.$Q22];BITLSHIFT(1;[.CB$2]))&gt;0;1;0)*[.$O22]" office:value-type="float" office:value="0" calcext:value-type="float">
            <text:p/>
          </table:table-cell>
          <table:table-cell table:formula="of:=IF(BITAND([.$Q22];BITLSHIFT(1;[.CC$2]))&gt;0;1;0)*[.$O22]" office:value-type="float" office:value="0" calcext:value-type="float">
            <text:p/>
          </table:table-cell>
          <table:table-cell table:formula="of:=IF(BITAND([.$Q22];BITLSHIFT(1;[.CD$2]))&gt;0;1;0)*[.$O2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3];10) ;16)" office:value-type="float" office:value="0" calcext:value-type="float">
            <text:p/>
          </table:table-cell>
          <table:table-cell table:formula="of:=DECIMAL(RIGHT([.N23];8) ;16)" office:value-type="float" office:value="0" calcext:value-type="float">
            <text:p/>
          </table:table-cell>
          <table:table-cell table:formula="of:=IF(BITAND([.$R23];BITLSHIFT(1;[.S$2]))&gt;0;1;0)*[.$O23]" office:value-type="float" office:value="0" calcext:value-type="float">
            <text:p/>
          </table:table-cell>
          <table:table-cell table:formula="of:=IF(BITAND([.$R23];BITLSHIFT(1;[.T$2]))&gt;0;1;0)*[.$O23]" office:value-type="float" office:value="0" calcext:value-type="float">
            <text:p/>
          </table:table-cell>
          <table:table-cell table:formula="of:=IF(BITAND([.$R23];BITLSHIFT(1;[.U$2]))&gt;0;1;0)*[.$O23]" office:value-type="float" office:value="0" calcext:value-type="float">
            <text:p/>
          </table:table-cell>
          <table:table-cell table:formula="of:=IF(BITAND([.$R23];BITLSHIFT(1;[.V$2]))&gt;0;1;0)*[.$O23]" office:value-type="float" office:value="0" calcext:value-type="float">
            <text:p/>
          </table:table-cell>
          <table:table-cell table:formula="of:=IF(BITAND([.$R23];BITLSHIFT(1;[.W$2]))&gt;0;1;0)*[.$O23]" office:value-type="float" office:value="0" calcext:value-type="float">
            <text:p/>
          </table:table-cell>
          <table:table-cell table:formula="of:=IF(BITAND([.$R23];BITLSHIFT(1;[.X$2]))&gt;0;1;0)*[.$O23]" office:value-type="float" office:value="0" calcext:value-type="float">
            <text:p/>
          </table:table-cell>
          <table:table-cell table:formula="of:=IF(BITAND([.$R23];BITLSHIFT(1;[.Y$2]))&gt;0;1;0)*[.$O23]" office:value-type="float" office:value="0" calcext:value-type="float">
            <text:p/>
          </table:table-cell>
          <table:table-cell table:formula="of:=IF(BITAND([.$R23];BITLSHIFT(1;[.Z$2]))&gt;0;1;0)*[.$O23]" office:value-type="float" office:value="0" calcext:value-type="float">
            <text:p/>
          </table:table-cell>
          <table:table-cell table:formula="of:=IF(BITAND([.$R23];BITLSHIFT(1;[.AA$2]))&gt;0;1;0)*[.$O23]" office:value-type="float" office:value="0" calcext:value-type="float">
            <text:p/>
          </table:table-cell>
          <table:table-cell table:formula="of:=IF(BITAND([.$R23];BITLSHIFT(1;[.AB$2]))&gt;0;1;0)*[.$O23]" office:value-type="float" office:value="0" calcext:value-type="float">
            <text:p/>
          </table:table-cell>
          <table:table-cell table:formula="of:=IF(BITAND([.$R23];BITLSHIFT(1;[.AC$2]))&gt;0;1;0)*[.$O23]" office:value-type="float" office:value="0" calcext:value-type="float">
            <text:p/>
          </table:table-cell>
          <table:table-cell table:formula="of:=IF(BITAND([.$R23];BITLSHIFT(1;[.AD$2]))&gt;0;1;0)*[.$O23]" office:value-type="float" office:value="0" calcext:value-type="float">
            <text:p/>
          </table:table-cell>
          <table:table-cell table:formula="of:=IF(BITAND([.$R23];BITLSHIFT(1;[.AE$2]))&gt;0;1;0)*[.$O23]" office:value-type="float" office:value="0" calcext:value-type="float">
            <text:p/>
          </table:table-cell>
          <table:table-cell table:formula="of:=IF(BITAND([.$R23];BITLSHIFT(1;[.AF$2]))&gt;0;1;0)*[.$O23]" office:value-type="float" office:value="0" calcext:value-type="float">
            <text:p/>
          </table:table-cell>
          <table:table-cell table:formula="of:=IF(BITAND([.$R23];BITLSHIFT(1;[.AG$2]))&gt;0;1;0)*[.$O23]" office:value-type="float" office:value="0" calcext:value-type="float">
            <text:p/>
          </table:table-cell>
          <table:table-cell table:formula="of:=IF(BITAND([.$R23];BITLSHIFT(1;[.AH$2]))&gt;0;1;0)*[.$O23]" office:value-type="float" office:value="0" calcext:value-type="float">
            <text:p/>
          </table:table-cell>
          <table:table-cell table:formula="of:=IF(BITAND([.$R23];BITLSHIFT(1;[.AI$2]))&gt;0;1;0)*[.$O23]" office:value-type="float" office:value="0" calcext:value-type="float">
            <text:p/>
          </table:table-cell>
          <table:table-cell table:formula="of:=IF(BITAND([.$R23];BITLSHIFT(1;[.AJ$2]))&gt;0;1;0)*[.$O23]" office:value-type="float" office:value="0" calcext:value-type="float">
            <text:p/>
          </table:table-cell>
          <table:table-cell table:formula="of:=IF(BITAND([.$R23];BITLSHIFT(1;[.AK$2]))&gt;0;1;0)*[.$O23]" office:value-type="float" office:value="0" calcext:value-type="float">
            <text:p/>
          </table:table-cell>
          <table:table-cell table:formula="of:=IF(BITAND([.$R23];BITLSHIFT(1;[.AL$2]))&gt;0;1;0)*[.$O23]" office:value-type="float" office:value="0" calcext:value-type="float">
            <text:p/>
          </table:table-cell>
          <table:table-cell table:formula="of:=IF(BITAND([.$R23];BITLSHIFT(1;[.AM$2]))&gt;0;1;0)*[.$O23]" office:value-type="float" office:value="0" calcext:value-type="float">
            <text:p/>
          </table:table-cell>
          <table:table-cell table:formula="of:=IF(BITAND([.$R23];BITLSHIFT(1;[.AN$2]))&gt;0;1;0)*[.$O23]" office:value-type="float" office:value="0" calcext:value-type="float">
            <text:p/>
          </table:table-cell>
          <table:table-cell table:formula="of:=IF(BITAND([.$R23];BITLSHIFT(1;[.AO$2]))&gt;0;1;0)*[.$O23]" office:value-type="float" office:value="0" calcext:value-type="float">
            <text:p/>
          </table:table-cell>
          <table:table-cell table:formula="of:=IF(BITAND([.$R23];BITLSHIFT(1;[.AP$2]))&gt;0;1;0)*[.$O23]" office:value-type="float" office:value="0" calcext:value-type="float">
            <text:p/>
          </table:table-cell>
          <table:table-cell table:formula="of:=IF(BITAND([.$R23];BITLSHIFT(1;[.AQ$2]))&gt;0;1;0)*[.$O23]" office:value-type="float" office:value="0" calcext:value-type="float">
            <text:p/>
          </table:table-cell>
          <table:table-cell table:formula="of:=IF(BITAND([.$R23];BITLSHIFT(1;[.AR$2]))&gt;0;1;0)*[.$O23]" office:value-type="float" office:value="0" calcext:value-type="float">
            <text:p/>
          </table:table-cell>
          <table:table-cell table:formula="of:=IF(BITAND([.$R23];BITLSHIFT(1;[.AS$2]))&gt;0;1;0)*[.$O23]" office:value-type="float" office:value="0" calcext:value-type="float">
            <text:p/>
          </table:table-cell>
          <table:table-cell table:formula="of:=IF(BITAND([.$R23];BITLSHIFT(1;[.AT$2]))&gt;0;1;0)*[.$O23]" office:value-type="float" office:value="0" calcext:value-type="float">
            <text:p/>
          </table:table-cell>
          <table:table-cell table:formula="of:=IF(BITAND([.$R23];BITLSHIFT(1;[.AU$2]))&gt;0;1;0)*[.$O23]" office:value-type="float" office:value="0" calcext:value-type="float">
            <text:p/>
          </table:table-cell>
          <table:table-cell table:formula="of:=IF(BITAND([.$R23];BITLSHIFT(1;[.AV$2]))&gt;0;1;0)*[.$O23]" office:value-type="float" office:value="0" calcext:value-type="float">
            <text:p/>
          </table:table-cell>
          <table:table-cell table:formula="of:=IF(BITAND([.$R23];BITLSHIFT(1;[.AW$2]))&gt;0;1;0)*[.$O23]" office:value-type="float" office:value="0" calcext:value-type="float">
            <text:p/>
          </table:table-cell>
          <table:table-cell table:formula="of:=IF(BITAND([.$R23];BITLSHIFT(1;[.AX$2]))&gt;0;1;0)*[.$O23]" office:value-type="float" office:value="0" calcext:value-type="float">
            <text:p/>
          </table:table-cell>
          <table:table-cell table:formula="of:=IF(BITAND([.$Q23];BITLSHIFT(1;[.AY$2]))&gt;0;1;0)*[.$O23]" office:value-type="float" office:value="0" calcext:value-type="float">
            <text:p/>
          </table:table-cell>
          <table:table-cell table:formula="of:=IF(BITAND([.$Q23];BITLSHIFT(1;[.AZ$2]))&gt;0;1;0)*[.$O23]" office:value-type="float" office:value="0" calcext:value-type="float">
            <text:p/>
          </table:table-cell>
          <table:table-cell table:formula="of:=IF(BITAND([.$Q23];BITLSHIFT(1;[.BA$2]))&gt;0;1;0)*[.$O23]" office:value-type="float" office:value="0" calcext:value-type="float">
            <text:p/>
          </table:table-cell>
          <table:table-cell table:formula="of:=IF(BITAND([.$Q23];BITLSHIFT(1;[.BB$2]))&gt;0;1;0)*[.$O23]" office:value-type="float" office:value="0" calcext:value-type="float">
            <text:p/>
          </table:table-cell>
          <table:table-cell table:formula="of:=IF(BITAND([.$Q23];BITLSHIFT(1;[.BC$2]))&gt;0;1;0)*[.$O23]" office:value-type="float" office:value="0" calcext:value-type="float">
            <text:p/>
          </table:table-cell>
          <table:table-cell table:formula="of:=IF(BITAND([.$Q23];BITLSHIFT(1;[.BD$2]))&gt;0;1;0)*[.$O23]" office:value-type="float" office:value="0" calcext:value-type="float">
            <text:p/>
          </table:table-cell>
          <table:table-cell table:formula="of:=IF(BITAND([.$Q23];BITLSHIFT(1;[.BE$2]))&gt;0;1;0)*[.$O23]" office:value-type="float" office:value="0" calcext:value-type="float">
            <text:p/>
          </table:table-cell>
          <table:table-cell table:formula="of:=IF(BITAND([.$Q23];BITLSHIFT(1;[.BF$2]))&gt;0;1;0)*[.$O23]" office:value-type="float" office:value="0" calcext:value-type="float">
            <text:p/>
          </table:table-cell>
          <table:table-cell table:formula="of:=IF(BITAND([.$Q23];BITLSHIFT(1;[.BG$2]))&gt;0;1;0)*[.$O23]" office:value-type="float" office:value="0" calcext:value-type="float">
            <text:p/>
          </table:table-cell>
          <table:table-cell table:formula="of:=IF(BITAND([.$Q23];BITLSHIFT(1;[.BH$2]))&gt;0;1;0)*[.$O23]" office:value-type="float" office:value="0" calcext:value-type="float">
            <text:p/>
          </table:table-cell>
          <table:table-cell table:formula="of:=IF(BITAND([.$Q23];BITLSHIFT(1;[.BI$2]))&gt;0;1;0)*[.$O23]" office:value-type="float" office:value="0" calcext:value-type="float">
            <text:p/>
          </table:table-cell>
          <table:table-cell table:formula="of:=IF(BITAND([.$Q23];BITLSHIFT(1;[.BJ$2]))&gt;0;1;0)*[.$O23]" office:value-type="float" office:value="0" calcext:value-type="float">
            <text:p/>
          </table:table-cell>
          <table:table-cell table:formula="of:=IF(BITAND([.$Q23];BITLSHIFT(1;[.BK$2]))&gt;0;1;0)*[.$O23]" office:value-type="float" office:value="0" calcext:value-type="float">
            <text:p/>
          </table:table-cell>
          <table:table-cell table:formula="of:=IF(BITAND([.$Q23];BITLSHIFT(1;[.BL$2]))&gt;0;1;0)*[.$O23]" office:value-type="float" office:value="0" calcext:value-type="float">
            <text:p/>
          </table:table-cell>
          <table:table-cell table:formula="of:=IF(BITAND([.$Q23];BITLSHIFT(1;[.BM$2]))&gt;0;1;0)*[.$O23]" office:value-type="float" office:value="0" calcext:value-type="float">
            <text:p/>
          </table:table-cell>
          <table:table-cell table:formula="of:=IF(BITAND([.$Q23];BITLSHIFT(1;[.BN$2]))&gt;0;1;0)*[.$O23]" office:value-type="float" office:value="0" calcext:value-type="float">
            <text:p/>
          </table:table-cell>
          <table:table-cell table:formula="of:=IF(BITAND([.$Q23];BITLSHIFT(1;[.BO$2]))&gt;0;1;0)*[.$O23]" office:value-type="float" office:value="0" calcext:value-type="float">
            <text:p/>
          </table:table-cell>
          <table:table-cell table:formula="of:=IF(BITAND([.$Q23];BITLSHIFT(1;[.BP$2]))&gt;0;1;0)*[.$O23]" office:value-type="float" office:value="0" calcext:value-type="float">
            <text:p/>
          </table:table-cell>
          <table:table-cell table:formula="of:=IF(BITAND([.$Q23];BITLSHIFT(1;[.BQ$2]))&gt;0;1;0)*[.$O23]" office:value-type="float" office:value="0" calcext:value-type="float">
            <text:p/>
          </table:table-cell>
          <table:table-cell table:formula="of:=IF(BITAND([.$Q23];BITLSHIFT(1;[.BR$2]))&gt;0;1;0)*[.$O23]" office:value-type="float" office:value="0" calcext:value-type="float">
            <text:p/>
          </table:table-cell>
          <table:table-cell table:formula="of:=IF(BITAND([.$Q23];BITLSHIFT(1;[.BS$2]))&gt;0;1;0)*[.$O23]" office:value-type="float" office:value="0" calcext:value-type="float">
            <text:p/>
          </table:table-cell>
          <table:table-cell table:formula="of:=IF(BITAND([.$Q23];BITLSHIFT(1;[.BT$2]))&gt;0;1;0)*[.$O23]" office:value-type="float" office:value="0" calcext:value-type="float">
            <text:p/>
          </table:table-cell>
          <table:table-cell table:formula="of:=IF(BITAND([.$Q23];BITLSHIFT(1;[.BU$2]))&gt;0;1;0)*[.$O23]" office:value-type="float" office:value="0" calcext:value-type="float">
            <text:p/>
          </table:table-cell>
          <table:table-cell table:formula="of:=IF(BITAND([.$Q23];BITLSHIFT(1;[.BV$2]))&gt;0;1;0)*[.$O23]" office:value-type="float" office:value="0" calcext:value-type="float">
            <text:p/>
          </table:table-cell>
          <table:table-cell table:formula="of:=IF(BITAND([.$Q23];BITLSHIFT(1;[.BW$2]))&gt;0;1;0)*[.$O23]" office:value-type="float" office:value="0" calcext:value-type="float">
            <text:p/>
          </table:table-cell>
          <table:table-cell table:formula="of:=IF(BITAND([.$Q23];BITLSHIFT(1;[.BX$2]))&gt;0;1;0)*[.$O23]" office:value-type="float" office:value="0" calcext:value-type="float">
            <text:p/>
          </table:table-cell>
          <table:table-cell table:formula="of:=IF(BITAND([.$Q23];BITLSHIFT(1;[.BY$2]))&gt;0;1;0)*[.$O23]" office:value-type="float" office:value="0" calcext:value-type="float">
            <text:p/>
          </table:table-cell>
          <table:table-cell table:formula="of:=IF(BITAND([.$Q23];BITLSHIFT(1;[.BZ$2]))&gt;0;1;0)*[.$O23]" office:value-type="float" office:value="0" calcext:value-type="float">
            <text:p/>
          </table:table-cell>
          <table:table-cell table:formula="of:=IF(BITAND([.$Q23];BITLSHIFT(1;[.CA$2]))&gt;0;1;0)*[.$O23]" office:value-type="float" office:value="0" calcext:value-type="float">
            <text:p/>
          </table:table-cell>
          <table:table-cell table:formula="of:=IF(BITAND([.$Q23];BITLSHIFT(1;[.CB$2]))&gt;0;1;0)*[.$O23]" office:value-type="float" office:value="0" calcext:value-type="float">
            <text:p/>
          </table:table-cell>
          <table:table-cell table:formula="of:=IF(BITAND([.$Q23];BITLSHIFT(1;[.CC$2]))&gt;0;1;0)*[.$O23]" office:value-type="float" office:value="0" calcext:value-type="float">
            <text:p/>
          </table:table-cell>
          <table:table-cell table:formula="of:=IF(BITAND([.$Q23];BITLSHIFT(1;[.CD$2]))&gt;0;1;0)*[.$O2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4];10) ;16)" office:value-type="float" office:value="0" calcext:value-type="float">
            <text:p/>
          </table:table-cell>
          <table:table-cell table:formula="of:=DECIMAL(RIGHT([.N24];8) ;16)" office:value-type="float" office:value="0" calcext:value-type="float">
            <text:p/>
          </table:table-cell>
          <table:table-cell table:formula="of:=IF(BITAND([.$R24];BITLSHIFT(1;[.S$2]))&gt;0;1;0)*[.$O24]" office:value-type="float" office:value="0" calcext:value-type="float">
            <text:p/>
          </table:table-cell>
          <table:table-cell table:formula="of:=IF(BITAND([.$R24];BITLSHIFT(1;[.T$2]))&gt;0;1;0)*[.$O24]" office:value-type="float" office:value="0" calcext:value-type="float">
            <text:p/>
          </table:table-cell>
          <table:table-cell table:formula="of:=IF(BITAND([.$R24];BITLSHIFT(1;[.U$2]))&gt;0;1;0)*[.$O24]" office:value-type="float" office:value="0" calcext:value-type="float">
            <text:p/>
          </table:table-cell>
          <table:table-cell table:formula="of:=IF(BITAND([.$R24];BITLSHIFT(1;[.V$2]))&gt;0;1;0)*[.$O24]" office:value-type="float" office:value="0" calcext:value-type="float">
            <text:p/>
          </table:table-cell>
          <table:table-cell table:formula="of:=IF(BITAND([.$R24];BITLSHIFT(1;[.W$2]))&gt;0;1;0)*[.$O24]" office:value-type="float" office:value="0" calcext:value-type="float">
            <text:p/>
          </table:table-cell>
          <table:table-cell table:formula="of:=IF(BITAND([.$R24];BITLSHIFT(1;[.X$2]))&gt;0;1;0)*[.$O24]" office:value-type="float" office:value="0" calcext:value-type="float">
            <text:p/>
          </table:table-cell>
          <table:table-cell table:formula="of:=IF(BITAND([.$R24];BITLSHIFT(1;[.Y$2]))&gt;0;1;0)*[.$O24]" office:value-type="float" office:value="0" calcext:value-type="float">
            <text:p/>
          </table:table-cell>
          <table:table-cell table:formula="of:=IF(BITAND([.$R24];BITLSHIFT(1;[.Z$2]))&gt;0;1;0)*[.$O24]" office:value-type="float" office:value="0" calcext:value-type="float">
            <text:p/>
          </table:table-cell>
          <table:table-cell table:formula="of:=IF(BITAND([.$R24];BITLSHIFT(1;[.AA$2]))&gt;0;1;0)*[.$O24]" office:value-type="float" office:value="0" calcext:value-type="float">
            <text:p/>
          </table:table-cell>
          <table:table-cell table:formula="of:=IF(BITAND([.$R24];BITLSHIFT(1;[.AB$2]))&gt;0;1;0)*[.$O24]" office:value-type="float" office:value="0" calcext:value-type="float">
            <text:p/>
          </table:table-cell>
          <table:table-cell table:formula="of:=IF(BITAND([.$R24];BITLSHIFT(1;[.AC$2]))&gt;0;1;0)*[.$O24]" office:value-type="float" office:value="0" calcext:value-type="float">
            <text:p/>
          </table:table-cell>
          <table:table-cell table:formula="of:=IF(BITAND([.$R24];BITLSHIFT(1;[.AD$2]))&gt;0;1;0)*[.$O24]" office:value-type="float" office:value="0" calcext:value-type="float">
            <text:p/>
          </table:table-cell>
          <table:table-cell table:formula="of:=IF(BITAND([.$R24];BITLSHIFT(1;[.AE$2]))&gt;0;1;0)*[.$O24]" office:value-type="float" office:value="0" calcext:value-type="float">
            <text:p/>
          </table:table-cell>
          <table:table-cell table:formula="of:=IF(BITAND([.$R24];BITLSHIFT(1;[.AF$2]))&gt;0;1;0)*[.$O24]" office:value-type="float" office:value="0" calcext:value-type="float">
            <text:p/>
          </table:table-cell>
          <table:table-cell table:formula="of:=IF(BITAND([.$R24];BITLSHIFT(1;[.AG$2]))&gt;0;1;0)*[.$O24]" office:value-type="float" office:value="0" calcext:value-type="float">
            <text:p/>
          </table:table-cell>
          <table:table-cell table:formula="of:=IF(BITAND([.$R24];BITLSHIFT(1;[.AH$2]))&gt;0;1;0)*[.$O24]" office:value-type="float" office:value="0" calcext:value-type="float">
            <text:p/>
          </table:table-cell>
          <table:table-cell table:formula="of:=IF(BITAND([.$R24];BITLSHIFT(1;[.AI$2]))&gt;0;1;0)*[.$O24]" office:value-type="float" office:value="0" calcext:value-type="float">
            <text:p/>
          </table:table-cell>
          <table:table-cell table:formula="of:=IF(BITAND([.$R24];BITLSHIFT(1;[.AJ$2]))&gt;0;1;0)*[.$O24]" office:value-type="float" office:value="0" calcext:value-type="float">
            <text:p/>
          </table:table-cell>
          <table:table-cell table:formula="of:=IF(BITAND([.$R24];BITLSHIFT(1;[.AK$2]))&gt;0;1;0)*[.$O24]" office:value-type="float" office:value="0" calcext:value-type="float">
            <text:p/>
          </table:table-cell>
          <table:table-cell table:formula="of:=IF(BITAND([.$R24];BITLSHIFT(1;[.AL$2]))&gt;0;1;0)*[.$O24]" office:value-type="float" office:value="0" calcext:value-type="float">
            <text:p/>
          </table:table-cell>
          <table:table-cell table:formula="of:=IF(BITAND([.$R24];BITLSHIFT(1;[.AM$2]))&gt;0;1;0)*[.$O24]" office:value-type="float" office:value="0" calcext:value-type="float">
            <text:p/>
          </table:table-cell>
          <table:table-cell table:formula="of:=IF(BITAND([.$R24];BITLSHIFT(1;[.AN$2]))&gt;0;1;0)*[.$O24]" office:value-type="float" office:value="0" calcext:value-type="float">
            <text:p/>
          </table:table-cell>
          <table:table-cell table:formula="of:=IF(BITAND([.$R24];BITLSHIFT(1;[.AO$2]))&gt;0;1;0)*[.$O24]" office:value-type="float" office:value="0" calcext:value-type="float">
            <text:p/>
          </table:table-cell>
          <table:table-cell table:formula="of:=IF(BITAND([.$R24];BITLSHIFT(1;[.AP$2]))&gt;0;1;0)*[.$O24]" office:value-type="float" office:value="0" calcext:value-type="float">
            <text:p/>
          </table:table-cell>
          <table:table-cell table:formula="of:=IF(BITAND([.$R24];BITLSHIFT(1;[.AQ$2]))&gt;0;1;0)*[.$O24]" office:value-type="float" office:value="0" calcext:value-type="float">
            <text:p/>
          </table:table-cell>
          <table:table-cell table:formula="of:=IF(BITAND([.$R24];BITLSHIFT(1;[.AR$2]))&gt;0;1;0)*[.$O24]" office:value-type="float" office:value="0" calcext:value-type="float">
            <text:p/>
          </table:table-cell>
          <table:table-cell table:formula="of:=IF(BITAND([.$R24];BITLSHIFT(1;[.AS$2]))&gt;0;1;0)*[.$O24]" office:value-type="float" office:value="0" calcext:value-type="float">
            <text:p/>
          </table:table-cell>
          <table:table-cell table:formula="of:=IF(BITAND([.$R24];BITLSHIFT(1;[.AT$2]))&gt;0;1;0)*[.$O24]" office:value-type="float" office:value="0" calcext:value-type="float">
            <text:p/>
          </table:table-cell>
          <table:table-cell table:formula="of:=IF(BITAND([.$R24];BITLSHIFT(1;[.AU$2]))&gt;0;1;0)*[.$O24]" office:value-type="float" office:value="0" calcext:value-type="float">
            <text:p/>
          </table:table-cell>
          <table:table-cell table:formula="of:=IF(BITAND([.$R24];BITLSHIFT(1;[.AV$2]))&gt;0;1;0)*[.$O24]" office:value-type="float" office:value="0" calcext:value-type="float">
            <text:p/>
          </table:table-cell>
          <table:table-cell table:formula="of:=IF(BITAND([.$R24];BITLSHIFT(1;[.AW$2]))&gt;0;1;0)*[.$O24]" office:value-type="float" office:value="0" calcext:value-type="float">
            <text:p/>
          </table:table-cell>
          <table:table-cell table:formula="of:=IF(BITAND([.$R24];BITLSHIFT(1;[.AX$2]))&gt;0;1;0)*[.$O24]" office:value-type="float" office:value="0" calcext:value-type="float">
            <text:p/>
          </table:table-cell>
          <table:table-cell table:formula="of:=IF(BITAND([.$Q24];BITLSHIFT(1;[.AY$2]))&gt;0;1;0)*[.$O24]" office:value-type="float" office:value="0" calcext:value-type="float">
            <text:p/>
          </table:table-cell>
          <table:table-cell table:formula="of:=IF(BITAND([.$Q24];BITLSHIFT(1;[.AZ$2]))&gt;0;1;0)*[.$O24]" office:value-type="float" office:value="0" calcext:value-type="float">
            <text:p/>
          </table:table-cell>
          <table:table-cell table:formula="of:=IF(BITAND([.$Q24];BITLSHIFT(1;[.BA$2]))&gt;0;1;0)*[.$O24]" office:value-type="float" office:value="0" calcext:value-type="float">
            <text:p/>
          </table:table-cell>
          <table:table-cell table:formula="of:=IF(BITAND([.$Q24];BITLSHIFT(1;[.BB$2]))&gt;0;1;0)*[.$O24]" office:value-type="float" office:value="0" calcext:value-type="float">
            <text:p/>
          </table:table-cell>
          <table:table-cell table:formula="of:=IF(BITAND([.$Q24];BITLSHIFT(1;[.BC$2]))&gt;0;1;0)*[.$O24]" office:value-type="float" office:value="0" calcext:value-type="float">
            <text:p/>
          </table:table-cell>
          <table:table-cell table:formula="of:=IF(BITAND([.$Q24];BITLSHIFT(1;[.BD$2]))&gt;0;1;0)*[.$O24]" office:value-type="float" office:value="0" calcext:value-type="float">
            <text:p/>
          </table:table-cell>
          <table:table-cell table:formula="of:=IF(BITAND([.$Q24];BITLSHIFT(1;[.BE$2]))&gt;0;1;0)*[.$O24]" office:value-type="float" office:value="0" calcext:value-type="float">
            <text:p/>
          </table:table-cell>
          <table:table-cell table:formula="of:=IF(BITAND([.$Q24];BITLSHIFT(1;[.BF$2]))&gt;0;1;0)*[.$O24]" office:value-type="float" office:value="0" calcext:value-type="float">
            <text:p/>
          </table:table-cell>
          <table:table-cell table:formula="of:=IF(BITAND([.$Q24];BITLSHIFT(1;[.BG$2]))&gt;0;1;0)*[.$O24]" office:value-type="float" office:value="0" calcext:value-type="float">
            <text:p/>
          </table:table-cell>
          <table:table-cell table:formula="of:=IF(BITAND([.$Q24];BITLSHIFT(1;[.BH$2]))&gt;0;1;0)*[.$O24]" office:value-type="float" office:value="0" calcext:value-type="float">
            <text:p/>
          </table:table-cell>
          <table:table-cell table:formula="of:=IF(BITAND([.$Q24];BITLSHIFT(1;[.BI$2]))&gt;0;1;0)*[.$O24]" office:value-type="float" office:value="0" calcext:value-type="float">
            <text:p/>
          </table:table-cell>
          <table:table-cell table:formula="of:=IF(BITAND([.$Q24];BITLSHIFT(1;[.BJ$2]))&gt;0;1;0)*[.$O24]" office:value-type="float" office:value="0" calcext:value-type="float">
            <text:p/>
          </table:table-cell>
          <table:table-cell table:formula="of:=IF(BITAND([.$Q24];BITLSHIFT(1;[.BK$2]))&gt;0;1;0)*[.$O24]" office:value-type="float" office:value="0" calcext:value-type="float">
            <text:p/>
          </table:table-cell>
          <table:table-cell table:formula="of:=IF(BITAND([.$Q24];BITLSHIFT(1;[.BL$2]))&gt;0;1;0)*[.$O24]" office:value-type="float" office:value="0" calcext:value-type="float">
            <text:p/>
          </table:table-cell>
          <table:table-cell table:formula="of:=IF(BITAND([.$Q24];BITLSHIFT(1;[.BM$2]))&gt;0;1;0)*[.$O24]" office:value-type="float" office:value="0" calcext:value-type="float">
            <text:p/>
          </table:table-cell>
          <table:table-cell table:formula="of:=IF(BITAND([.$Q24];BITLSHIFT(1;[.BN$2]))&gt;0;1;0)*[.$O24]" office:value-type="float" office:value="0" calcext:value-type="float">
            <text:p/>
          </table:table-cell>
          <table:table-cell table:formula="of:=IF(BITAND([.$Q24];BITLSHIFT(1;[.BO$2]))&gt;0;1;0)*[.$O24]" office:value-type="float" office:value="0" calcext:value-type="float">
            <text:p/>
          </table:table-cell>
          <table:table-cell table:formula="of:=IF(BITAND([.$Q24];BITLSHIFT(1;[.BP$2]))&gt;0;1;0)*[.$O24]" office:value-type="float" office:value="0" calcext:value-type="float">
            <text:p/>
          </table:table-cell>
          <table:table-cell table:formula="of:=IF(BITAND([.$Q24];BITLSHIFT(1;[.BQ$2]))&gt;0;1;0)*[.$O24]" office:value-type="float" office:value="0" calcext:value-type="float">
            <text:p/>
          </table:table-cell>
          <table:table-cell table:formula="of:=IF(BITAND([.$Q24];BITLSHIFT(1;[.BR$2]))&gt;0;1;0)*[.$O24]" office:value-type="float" office:value="0" calcext:value-type="float">
            <text:p/>
          </table:table-cell>
          <table:table-cell table:formula="of:=IF(BITAND([.$Q24];BITLSHIFT(1;[.BS$2]))&gt;0;1;0)*[.$O24]" office:value-type="float" office:value="0" calcext:value-type="float">
            <text:p/>
          </table:table-cell>
          <table:table-cell table:formula="of:=IF(BITAND([.$Q24];BITLSHIFT(1;[.BT$2]))&gt;0;1;0)*[.$O24]" office:value-type="float" office:value="0" calcext:value-type="float">
            <text:p/>
          </table:table-cell>
          <table:table-cell table:formula="of:=IF(BITAND([.$Q24];BITLSHIFT(1;[.BU$2]))&gt;0;1;0)*[.$O24]" office:value-type="float" office:value="0" calcext:value-type="float">
            <text:p/>
          </table:table-cell>
          <table:table-cell table:formula="of:=IF(BITAND([.$Q24];BITLSHIFT(1;[.BV$2]))&gt;0;1;0)*[.$O24]" office:value-type="float" office:value="0" calcext:value-type="float">
            <text:p/>
          </table:table-cell>
          <table:table-cell table:formula="of:=IF(BITAND([.$Q24];BITLSHIFT(1;[.BW$2]))&gt;0;1;0)*[.$O24]" office:value-type="float" office:value="0" calcext:value-type="float">
            <text:p/>
          </table:table-cell>
          <table:table-cell table:formula="of:=IF(BITAND([.$Q24];BITLSHIFT(1;[.BX$2]))&gt;0;1;0)*[.$O24]" office:value-type="float" office:value="0" calcext:value-type="float">
            <text:p/>
          </table:table-cell>
          <table:table-cell table:formula="of:=IF(BITAND([.$Q24];BITLSHIFT(1;[.BY$2]))&gt;0;1;0)*[.$O24]" office:value-type="float" office:value="0" calcext:value-type="float">
            <text:p/>
          </table:table-cell>
          <table:table-cell table:formula="of:=IF(BITAND([.$Q24];BITLSHIFT(1;[.BZ$2]))&gt;0;1;0)*[.$O24]" office:value-type="float" office:value="0" calcext:value-type="float">
            <text:p/>
          </table:table-cell>
          <table:table-cell table:formula="of:=IF(BITAND([.$Q24];BITLSHIFT(1;[.CA$2]))&gt;0;1;0)*[.$O24]" office:value-type="float" office:value="0" calcext:value-type="float">
            <text:p/>
          </table:table-cell>
          <table:table-cell table:formula="of:=IF(BITAND([.$Q24];BITLSHIFT(1;[.CB$2]))&gt;0;1;0)*[.$O24]" office:value-type="float" office:value="0" calcext:value-type="float">
            <text:p/>
          </table:table-cell>
          <table:table-cell table:formula="of:=IF(BITAND([.$Q24];BITLSHIFT(1;[.CC$2]))&gt;0;1;0)*[.$O24]" office:value-type="float" office:value="0" calcext:value-type="float">
            <text:p/>
          </table:table-cell>
          <table:table-cell table:formula="of:=IF(BITAND([.$Q24];BITLSHIFT(1;[.CD$2]))&gt;0;1;0)*[.$O2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5];10) ;16)" office:value-type="float" office:value="0" calcext:value-type="float">
            <text:p/>
          </table:table-cell>
          <table:table-cell table:formula="of:=DECIMAL(RIGHT([.N25];8) ;16)" office:value-type="float" office:value="0" calcext:value-type="float">
            <text:p/>
          </table:table-cell>
          <table:table-cell table:formula="of:=IF(BITAND([.$R25];BITLSHIFT(1;[.S$2]))&gt;0;1;0)*[.$O25]" office:value-type="float" office:value="0" calcext:value-type="float">
            <text:p/>
          </table:table-cell>
          <table:table-cell table:formula="of:=IF(BITAND([.$R25];BITLSHIFT(1;[.T$2]))&gt;0;1;0)*[.$O25]" office:value-type="float" office:value="0" calcext:value-type="float">
            <text:p/>
          </table:table-cell>
          <table:table-cell table:formula="of:=IF(BITAND([.$R25];BITLSHIFT(1;[.U$2]))&gt;0;1;0)*[.$O25]" office:value-type="float" office:value="0" calcext:value-type="float">
            <text:p/>
          </table:table-cell>
          <table:table-cell table:formula="of:=IF(BITAND([.$R25];BITLSHIFT(1;[.V$2]))&gt;0;1;0)*[.$O25]" office:value-type="float" office:value="0" calcext:value-type="float">
            <text:p/>
          </table:table-cell>
          <table:table-cell table:formula="of:=IF(BITAND([.$R25];BITLSHIFT(1;[.W$2]))&gt;0;1;0)*[.$O25]" office:value-type="float" office:value="0" calcext:value-type="float">
            <text:p/>
          </table:table-cell>
          <table:table-cell table:formula="of:=IF(BITAND([.$R25];BITLSHIFT(1;[.X$2]))&gt;0;1;0)*[.$O25]" office:value-type="float" office:value="0" calcext:value-type="float">
            <text:p/>
          </table:table-cell>
          <table:table-cell table:formula="of:=IF(BITAND([.$R25];BITLSHIFT(1;[.Y$2]))&gt;0;1;0)*[.$O25]" office:value-type="float" office:value="0" calcext:value-type="float">
            <text:p/>
          </table:table-cell>
          <table:table-cell table:formula="of:=IF(BITAND([.$R25];BITLSHIFT(1;[.Z$2]))&gt;0;1;0)*[.$O25]" office:value-type="float" office:value="0" calcext:value-type="float">
            <text:p/>
          </table:table-cell>
          <table:table-cell table:formula="of:=IF(BITAND([.$R25];BITLSHIFT(1;[.AA$2]))&gt;0;1;0)*[.$O25]" office:value-type="float" office:value="0" calcext:value-type="float">
            <text:p/>
          </table:table-cell>
          <table:table-cell table:formula="of:=IF(BITAND([.$R25];BITLSHIFT(1;[.AB$2]))&gt;0;1;0)*[.$O25]" office:value-type="float" office:value="0" calcext:value-type="float">
            <text:p/>
          </table:table-cell>
          <table:table-cell table:formula="of:=IF(BITAND([.$R25];BITLSHIFT(1;[.AC$2]))&gt;0;1;0)*[.$O25]" office:value-type="float" office:value="0" calcext:value-type="float">
            <text:p/>
          </table:table-cell>
          <table:table-cell table:formula="of:=IF(BITAND([.$R25];BITLSHIFT(1;[.AD$2]))&gt;0;1;0)*[.$O25]" office:value-type="float" office:value="0" calcext:value-type="float">
            <text:p/>
          </table:table-cell>
          <table:table-cell table:formula="of:=IF(BITAND([.$R25];BITLSHIFT(1;[.AE$2]))&gt;0;1;0)*[.$O25]" office:value-type="float" office:value="0" calcext:value-type="float">
            <text:p/>
          </table:table-cell>
          <table:table-cell table:formula="of:=IF(BITAND([.$R25];BITLSHIFT(1;[.AF$2]))&gt;0;1;0)*[.$O25]" office:value-type="float" office:value="0" calcext:value-type="float">
            <text:p/>
          </table:table-cell>
          <table:table-cell table:formula="of:=IF(BITAND([.$R25];BITLSHIFT(1;[.AG$2]))&gt;0;1;0)*[.$O25]" office:value-type="float" office:value="0" calcext:value-type="float">
            <text:p/>
          </table:table-cell>
          <table:table-cell table:formula="of:=IF(BITAND([.$R25];BITLSHIFT(1;[.AH$2]))&gt;0;1;0)*[.$O25]" office:value-type="float" office:value="0" calcext:value-type="float">
            <text:p/>
          </table:table-cell>
          <table:table-cell table:formula="of:=IF(BITAND([.$R25];BITLSHIFT(1;[.AI$2]))&gt;0;1;0)*[.$O25]" office:value-type="float" office:value="0" calcext:value-type="float">
            <text:p/>
          </table:table-cell>
          <table:table-cell table:formula="of:=IF(BITAND([.$R25];BITLSHIFT(1;[.AJ$2]))&gt;0;1;0)*[.$O25]" office:value-type="float" office:value="0" calcext:value-type="float">
            <text:p/>
          </table:table-cell>
          <table:table-cell table:formula="of:=IF(BITAND([.$R25];BITLSHIFT(1;[.AK$2]))&gt;0;1;0)*[.$O25]" office:value-type="float" office:value="0" calcext:value-type="float">
            <text:p/>
          </table:table-cell>
          <table:table-cell table:formula="of:=IF(BITAND([.$R25];BITLSHIFT(1;[.AL$2]))&gt;0;1;0)*[.$O25]" office:value-type="float" office:value="0" calcext:value-type="float">
            <text:p/>
          </table:table-cell>
          <table:table-cell table:formula="of:=IF(BITAND([.$R25];BITLSHIFT(1;[.AM$2]))&gt;0;1;0)*[.$O25]" office:value-type="float" office:value="0" calcext:value-type="float">
            <text:p/>
          </table:table-cell>
          <table:table-cell table:formula="of:=IF(BITAND([.$R25];BITLSHIFT(1;[.AN$2]))&gt;0;1;0)*[.$O25]" office:value-type="float" office:value="0" calcext:value-type="float">
            <text:p/>
          </table:table-cell>
          <table:table-cell table:formula="of:=IF(BITAND([.$R25];BITLSHIFT(1;[.AO$2]))&gt;0;1;0)*[.$O25]" office:value-type="float" office:value="0" calcext:value-type="float">
            <text:p/>
          </table:table-cell>
          <table:table-cell table:formula="of:=IF(BITAND([.$R25];BITLSHIFT(1;[.AP$2]))&gt;0;1;0)*[.$O25]" office:value-type="float" office:value="0" calcext:value-type="float">
            <text:p/>
          </table:table-cell>
          <table:table-cell table:formula="of:=IF(BITAND([.$R25];BITLSHIFT(1;[.AQ$2]))&gt;0;1;0)*[.$O25]" office:value-type="float" office:value="0" calcext:value-type="float">
            <text:p/>
          </table:table-cell>
          <table:table-cell table:formula="of:=IF(BITAND([.$R25];BITLSHIFT(1;[.AR$2]))&gt;0;1;0)*[.$O25]" office:value-type="float" office:value="0" calcext:value-type="float">
            <text:p/>
          </table:table-cell>
          <table:table-cell table:formula="of:=IF(BITAND([.$R25];BITLSHIFT(1;[.AS$2]))&gt;0;1;0)*[.$O25]" office:value-type="float" office:value="0" calcext:value-type="float">
            <text:p/>
          </table:table-cell>
          <table:table-cell table:formula="of:=IF(BITAND([.$R25];BITLSHIFT(1;[.AT$2]))&gt;0;1;0)*[.$O25]" office:value-type="float" office:value="0" calcext:value-type="float">
            <text:p/>
          </table:table-cell>
          <table:table-cell table:formula="of:=IF(BITAND([.$R25];BITLSHIFT(1;[.AU$2]))&gt;0;1;0)*[.$O25]" office:value-type="float" office:value="0" calcext:value-type="float">
            <text:p/>
          </table:table-cell>
          <table:table-cell table:formula="of:=IF(BITAND([.$R25];BITLSHIFT(1;[.AV$2]))&gt;0;1;0)*[.$O25]" office:value-type="float" office:value="0" calcext:value-type="float">
            <text:p/>
          </table:table-cell>
          <table:table-cell table:formula="of:=IF(BITAND([.$R25];BITLSHIFT(1;[.AW$2]))&gt;0;1;0)*[.$O25]" office:value-type="float" office:value="0" calcext:value-type="float">
            <text:p/>
          </table:table-cell>
          <table:table-cell table:formula="of:=IF(BITAND([.$R25];BITLSHIFT(1;[.AX$2]))&gt;0;1;0)*[.$O25]" office:value-type="float" office:value="0" calcext:value-type="float">
            <text:p/>
          </table:table-cell>
          <table:table-cell table:formula="of:=IF(BITAND([.$Q25];BITLSHIFT(1;[.AY$2]))&gt;0;1;0)*[.$O25]" office:value-type="float" office:value="0" calcext:value-type="float">
            <text:p/>
          </table:table-cell>
          <table:table-cell table:formula="of:=IF(BITAND([.$Q25];BITLSHIFT(1;[.AZ$2]))&gt;0;1;0)*[.$O25]" office:value-type="float" office:value="0" calcext:value-type="float">
            <text:p/>
          </table:table-cell>
          <table:table-cell table:formula="of:=IF(BITAND([.$Q25];BITLSHIFT(1;[.BA$2]))&gt;0;1;0)*[.$O25]" office:value-type="float" office:value="0" calcext:value-type="float">
            <text:p/>
          </table:table-cell>
          <table:table-cell table:formula="of:=IF(BITAND([.$Q25];BITLSHIFT(1;[.BB$2]))&gt;0;1;0)*[.$O25]" office:value-type="float" office:value="0" calcext:value-type="float">
            <text:p/>
          </table:table-cell>
          <table:table-cell table:formula="of:=IF(BITAND([.$Q25];BITLSHIFT(1;[.BC$2]))&gt;0;1;0)*[.$O25]" office:value-type="float" office:value="0" calcext:value-type="float">
            <text:p/>
          </table:table-cell>
          <table:table-cell table:formula="of:=IF(BITAND([.$Q25];BITLSHIFT(1;[.BD$2]))&gt;0;1;0)*[.$O25]" office:value-type="float" office:value="0" calcext:value-type="float">
            <text:p/>
          </table:table-cell>
          <table:table-cell table:formula="of:=IF(BITAND([.$Q25];BITLSHIFT(1;[.BE$2]))&gt;0;1;0)*[.$O25]" office:value-type="float" office:value="0" calcext:value-type="float">
            <text:p/>
          </table:table-cell>
          <table:table-cell table:formula="of:=IF(BITAND([.$Q25];BITLSHIFT(1;[.BF$2]))&gt;0;1;0)*[.$O25]" office:value-type="float" office:value="0" calcext:value-type="float">
            <text:p/>
          </table:table-cell>
          <table:table-cell table:formula="of:=IF(BITAND([.$Q25];BITLSHIFT(1;[.BG$2]))&gt;0;1;0)*[.$O25]" office:value-type="float" office:value="0" calcext:value-type="float">
            <text:p/>
          </table:table-cell>
          <table:table-cell table:formula="of:=IF(BITAND([.$Q25];BITLSHIFT(1;[.BH$2]))&gt;0;1;0)*[.$O25]" office:value-type="float" office:value="0" calcext:value-type="float">
            <text:p/>
          </table:table-cell>
          <table:table-cell table:formula="of:=IF(BITAND([.$Q25];BITLSHIFT(1;[.BI$2]))&gt;0;1;0)*[.$O25]" office:value-type="float" office:value="0" calcext:value-type="float">
            <text:p/>
          </table:table-cell>
          <table:table-cell table:formula="of:=IF(BITAND([.$Q25];BITLSHIFT(1;[.BJ$2]))&gt;0;1;0)*[.$O25]" office:value-type="float" office:value="0" calcext:value-type="float">
            <text:p/>
          </table:table-cell>
          <table:table-cell table:formula="of:=IF(BITAND([.$Q25];BITLSHIFT(1;[.BK$2]))&gt;0;1;0)*[.$O25]" office:value-type="float" office:value="0" calcext:value-type="float">
            <text:p/>
          </table:table-cell>
          <table:table-cell table:formula="of:=IF(BITAND([.$Q25];BITLSHIFT(1;[.BL$2]))&gt;0;1;0)*[.$O25]" office:value-type="float" office:value="0" calcext:value-type="float">
            <text:p/>
          </table:table-cell>
          <table:table-cell table:formula="of:=IF(BITAND([.$Q25];BITLSHIFT(1;[.BM$2]))&gt;0;1;0)*[.$O25]" office:value-type="float" office:value="0" calcext:value-type="float">
            <text:p/>
          </table:table-cell>
          <table:table-cell table:formula="of:=IF(BITAND([.$Q25];BITLSHIFT(1;[.BN$2]))&gt;0;1;0)*[.$O25]" office:value-type="float" office:value="0" calcext:value-type="float">
            <text:p/>
          </table:table-cell>
          <table:table-cell table:formula="of:=IF(BITAND([.$Q25];BITLSHIFT(1;[.BO$2]))&gt;0;1;0)*[.$O25]" office:value-type="float" office:value="0" calcext:value-type="float">
            <text:p/>
          </table:table-cell>
          <table:table-cell table:formula="of:=IF(BITAND([.$Q25];BITLSHIFT(1;[.BP$2]))&gt;0;1;0)*[.$O25]" office:value-type="float" office:value="0" calcext:value-type="float">
            <text:p/>
          </table:table-cell>
          <table:table-cell table:formula="of:=IF(BITAND([.$Q25];BITLSHIFT(1;[.BQ$2]))&gt;0;1;0)*[.$O25]" office:value-type="float" office:value="0" calcext:value-type="float">
            <text:p/>
          </table:table-cell>
          <table:table-cell table:formula="of:=IF(BITAND([.$Q25];BITLSHIFT(1;[.BR$2]))&gt;0;1;0)*[.$O25]" office:value-type="float" office:value="0" calcext:value-type="float">
            <text:p/>
          </table:table-cell>
          <table:table-cell table:formula="of:=IF(BITAND([.$Q25];BITLSHIFT(1;[.BS$2]))&gt;0;1;0)*[.$O25]" office:value-type="float" office:value="0" calcext:value-type="float">
            <text:p/>
          </table:table-cell>
          <table:table-cell table:formula="of:=IF(BITAND([.$Q25];BITLSHIFT(1;[.BT$2]))&gt;0;1;0)*[.$O25]" office:value-type="float" office:value="0" calcext:value-type="float">
            <text:p/>
          </table:table-cell>
          <table:table-cell table:formula="of:=IF(BITAND([.$Q25];BITLSHIFT(1;[.BU$2]))&gt;0;1;0)*[.$O25]" office:value-type="float" office:value="0" calcext:value-type="float">
            <text:p/>
          </table:table-cell>
          <table:table-cell table:formula="of:=IF(BITAND([.$Q25];BITLSHIFT(1;[.BV$2]))&gt;0;1;0)*[.$O25]" office:value-type="float" office:value="0" calcext:value-type="float">
            <text:p/>
          </table:table-cell>
          <table:table-cell table:formula="of:=IF(BITAND([.$Q25];BITLSHIFT(1;[.BW$2]))&gt;0;1;0)*[.$O25]" office:value-type="float" office:value="0" calcext:value-type="float">
            <text:p/>
          </table:table-cell>
          <table:table-cell table:formula="of:=IF(BITAND([.$Q25];BITLSHIFT(1;[.BX$2]))&gt;0;1;0)*[.$O25]" office:value-type="float" office:value="0" calcext:value-type="float">
            <text:p/>
          </table:table-cell>
          <table:table-cell table:formula="of:=IF(BITAND([.$Q25];BITLSHIFT(1;[.BY$2]))&gt;0;1;0)*[.$O25]" office:value-type="float" office:value="0" calcext:value-type="float">
            <text:p/>
          </table:table-cell>
          <table:table-cell table:formula="of:=IF(BITAND([.$Q25];BITLSHIFT(1;[.BZ$2]))&gt;0;1;0)*[.$O25]" office:value-type="float" office:value="0" calcext:value-type="float">
            <text:p/>
          </table:table-cell>
          <table:table-cell table:formula="of:=IF(BITAND([.$Q25];BITLSHIFT(1;[.CA$2]))&gt;0;1;0)*[.$O25]" office:value-type="float" office:value="0" calcext:value-type="float">
            <text:p/>
          </table:table-cell>
          <table:table-cell table:formula="of:=IF(BITAND([.$Q25];BITLSHIFT(1;[.CB$2]))&gt;0;1;0)*[.$O25]" office:value-type="float" office:value="0" calcext:value-type="float">
            <text:p/>
          </table:table-cell>
          <table:table-cell table:formula="of:=IF(BITAND([.$Q25];BITLSHIFT(1;[.CC$2]))&gt;0;1;0)*[.$O25]" office:value-type="float" office:value="0" calcext:value-type="float">
            <text:p/>
          </table:table-cell>
          <table:table-cell table:formula="of:=IF(BITAND([.$Q25];BITLSHIFT(1;[.CD$2]))&gt;0;1;0)*[.$O2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6];10) ;16)" office:value-type="float" office:value="0" calcext:value-type="float">
            <text:p/>
          </table:table-cell>
          <table:table-cell table:formula="of:=DECIMAL(RIGHT([.N26];8) ;16)" office:value-type="float" office:value="0" calcext:value-type="float">
            <text:p/>
          </table:table-cell>
          <table:table-cell table:formula="of:=IF(BITAND([.$R26];BITLSHIFT(1;[.S$2]))&gt;0;1;0)*[.$O26]" office:value-type="float" office:value="0" calcext:value-type="float">
            <text:p/>
          </table:table-cell>
          <table:table-cell table:formula="of:=IF(BITAND([.$R26];BITLSHIFT(1;[.T$2]))&gt;0;1;0)*[.$O26]" office:value-type="float" office:value="0" calcext:value-type="float">
            <text:p/>
          </table:table-cell>
          <table:table-cell table:formula="of:=IF(BITAND([.$R26];BITLSHIFT(1;[.U$2]))&gt;0;1;0)*[.$O26]" office:value-type="float" office:value="0" calcext:value-type="float">
            <text:p/>
          </table:table-cell>
          <table:table-cell table:formula="of:=IF(BITAND([.$R26];BITLSHIFT(1;[.V$2]))&gt;0;1;0)*[.$O26]" office:value-type="float" office:value="0" calcext:value-type="float">
            <text:p/>
          </table:table-cell>
          <table:table-cell table:formula="of:=IF(BITAND([.$R26];BITLSHIFT(1;[.W$2]))&gt;0;1;0)*[.$O26]" office:value-type="float" office:value="0" calcext:value-type="float">
            <text:p/>
          </table:table-cell>
          <table:table-cell table:formula="of:=IF(BITAND([.$R26];BITLSHIFT(1;[.X$2]))&gt;0;1;0)*[.$O26]" office:value-type="float" office:value="0" calcext:value-type="float">
            <text:p/>
          </table:table-cell>
          <table:table-cell table:formula="of:=IF(BITAND([.$R26];BITLSHIFT(1;[.Y$2]))&gt;0;1;0)*[.$O26]" office:value-type="float" office:value="0" calcext:value-type="float">
            <text:p/>
          </table:table-cell>
          <table:table-cell table:formula="of:=IF(BITAND([.$R26];BITLSHIFT(1;[.Z$2]))&gt;0;1;0)*[.$O26]" office:value-type="float" office:value="0" calcext:value-type="float">
            <text:p/>
          </table:table-cell>
          <table:table-cell table:formula="of:=IF(BITAND([.$R26];BITLSHIFT(1;[.AA$2]))&gt;0;1;0)*[.$O26]" office:value-type="float" office:value="0" calcext:value-type="float">
            <text:p/>
          </table:table-cell>
          <table:table-cell table:formula="of:=IF(BITAND([.$R26];BITLSHIFT(1;[.AB$2]))&gt;0;1;0)*[.$O26]" office:value-type="float" office:value="0" calcext:value-type="float">
            <text:p/>
          </table:table-cell>
          <table:table-cell table:formula="of:=IF(BITAND([.$R26];BITLSHIFT(1;[.AC$2]))&gt;0;1;0)*[.$O26]" office:value-type="float" office:value="0" calcext:value-type="float">
            <text:p/>
          </table:table-cell>
          <table:table-cell table:formula="of:=IF(BITAND([.$R26];BITLSHIFT(1;[.AD$2]))&gt;0;1;0)*[.$O26]" office:value-type="float" office:value="0" calcext:value-type="float">
            <text:p/>
          </table:table-cell>
          <table:table-cell table:formula="of:=IF(BITAND([.$R26];BITLSHIFT(1;[.AE$2]))&gt;0;1;0)*[.$O26]" office:value-type="float" office:value="0" calcext:value-type="float">
            <text:p/>
          </table:table-cell>
          <table:table-cell table:formula="of:=IF(BITAND([.$R26];BITLSHIFT(1;[.AF$2]))&gt;0;1;0)*[.$O26]" office:value-type="float" office:value="0" calcext:value-type="float">
            <text:p/>
          </table:table-cell>
          <table:table-cell table:formula="of:=IF(BITAND([.$R26];BITLSHIFT(1;[.AG$2]))&gt;0;1;0)*[.$O26]" office:value-type="float" office:value="0" calcext:value-type="float">
            <text:p/>
          </table:table-cell>
          <table:table-cell table:formula="of:=IF(BITAND([.$R26];BITLSHIFT(1;[.AH$2]))&gt;0;1;0)*[.$O26]" office:value-type="float" office:value="0" calcext:value-type="float">
            <text:p/>
          </table:table-cell>
          <table:table-cell table:formula="of:=IF(BITAND([.$R26];BITLSHIFT(1;[.AI$2]))&gt;0;1;0)*[.$O26]" office:value-type="float" office:value="0" calcext:value-type="float">
            <text:p/>
          </table:table-cell>
          <table:table-cell table:formula="of:=IF(BITAND([.$R26];BITLSHIFT(1;[.AJ$2]))&gt;0;1;0)*[.$O26]" office:value-type="float" office:value="0" calcext:value-type="float">
            <text:p/>
          </table:table-cell>
          <table:table-cell table:formula="of:=IF(BITAND([.$R26];BITLSHIFT(1;[.AK$2]))&gt;0;1;0)*[.$O26]" office:value-type="float" office:value="0" calcext:value-type="float">
            <text:p/>
          </table:table-cell>
          <table:table-cell table:formula="of:=IF(BITAND([.$R26];BITLSHIFT(1;[.AL$2]))&gt;0;1;0)*[.$O26]" office:value-type="float" office:value="0" calcext:value-type="float">
            <text:p/>
          </table:table-cell>
          <table:table-cell table:formula="of:=IF(BITAND([.$R26];BITLSHIFT(1;[.AM$2]))&gt;0;1;0)*[.$O26]" office:value-type="float" office:value="0" calcext:value-type="float">
            <text:p/>
          </table:table-cell>
          <table:table-cell table:formula="of:=IF(BITAND([.$R26];BITLSHIFT(1;[.AN$2]))&gt;0;1;0)*[.$O26]" office:value-type="float" office:value="0" calcext:value-type="float">
            <text:p/>
          </table:table-cell>
          <table:table-cell table:formula="of:=IF(BITAND([.$R26];BITLSHIFT(1;[.AO$2]))&gt;0;1;0)*[.$O26]" office:value-type="float" office:value="0" calcext:value-type="float">
            <text:p/>
          </table:table-cell>
          <table:table-cell table:formula="of:=IF(BITAND([.$R26];BITLSHIFT(1;[.AP$2]))&gt;0;1;0)*[.$O26]" office:value-type="float" office:value="0" calcext:value-type="float">
            <text:p/>
          </table:table-cell>
          <table:table-cell table:formula="of:=IF(BITAND([.$R26];BITLSHIFT(1;[.AQ$2]))&gt;0;1;0)*[.$O26]" office:value-type="float" office:value="0" calcext:value-type="float">
            <text:p/>
          </table:table-cell>
          <table:table-cell table:formula="of:=IF(BITAND([.$R26];BITLSHIFT(1;[.AR$2]))&gt;0;1;0)*[.$O26]" office:value-type="float" office:value="0" calcext:value-type="float">
            <text:p/>
          </table:table-cell>
          <table:table-cell table:formula="of:=IF(BITAND([.$R26];BITLSHIFT(1;[.AS$2]))&gt;0;1;0)*[.$O26]" office:value-type="float" office:value="0" calcext:value-type="float">
            <text:p/>
          </table:table-cell>
          <table:table-cell table:formula="of:=IF(BITAND([.$R26];BITLSHIFT(1;[.AT$2]))&gt;0;1;0)*[.$O26]" office:value-type="float" office:value="0" calcext:value-type="float">
            <text:p/>
          </table:table-cell>
          <table:table-cell table:formula="of:=IF(BITAND([.$R26];BITLSHIFT(1;[.AU$2]))&gt;0;1;0)*[.$O26]" office:value-type="float" office:value="0" calcext:value-type="float">
            <text:p/>
          </table:table-cell>
          <table:table-cell table:formula="of:=IF(BITAND([.$R26];BITLSHIFT(1;[.AV$2]))&gt;0;1;0)*[.$O26]" office:value-type="float" office:value="0" calcext:value-type="float">
            <text:p/>
          </table:table-cell>
          <table:table-cell table:formula="of:=IF(BITAND([.$R26];BITLSHIFT(1;[.AW$2]))&gt;0;1;0)*[.$O26]" office:value-type="float" office:value="0" calcext:value-type="float">
            <text:p/>
          </table:table-cell>
          <table:table-cell table:formula="of:=IF(BITAND([.$R26];BITLSHIFT(1;[.AX$2]))&gt;0;1;0)*[.$O26]" office:value-type="float" office:value="0" calcext:value-type="float">
            <text:p/>
          </table:table-cell>
          <table:table-cell table:formula="of:=IF(BITAND([.$Q26];BITLSHIFT(1;[.AY$2]))&gt;0;1;0)*[.$O26]" office:value-type="float" office:value="0" calcext:value-type="float">
            <text:p/>
          </table:table-cell>
          <table:table-cell table:formula="of:=IF(BITAND([.$Q26];BITLSHIFT(1;[.AZ$2]))&gt;0;1;0)*[.$O26]" office:value-type="float" office:value="0" calcext:value-type="float">
            <text:p/>
          </table:table-cell>
          <table:table-cell table:formula="of:=IF(BITAND([.$Q26];BITLSHIFT(1;[.BA$2]))&gt;0;1;0)*[.$O26]" office:value-type="float" office:value="0" calcext:value-type="float">
            <text:p/>
          </table:table-cell>
          <table:table-cell table:formula="of:=IF(BITAND([.$Q26];BITLSHIFT(1;[.BB$2]))&gt;0;1;0)*[.$O26]" office:value-type="float" office:value="0" calcext:value-type="float">
            <text:p/>
          </table:table-cell>
          <table:table-cell table:formula="of:=IF(BITAND([.$Q26];BITLSHIFT(1;[.BC$2]))&gt;0;1;0)*[.$O26]" office:value-type="float" office:value="0" calcext:value-type="float">
            <text:p/>
          </table:table-cell>
          <table:table-cell table:formula="of:=IF(BITAND([.$Q26];BITLSHIFT(1;[.BD$2]))&gt;0;1;0)*[.$O26]" office:value-type="float" office:value="0" calcext:value-type="float">
            <text:p/>
          </table:table-cell>
          <table:table-cell table:formula="of:=IF(BITAND([.$Q26];BITLSHIFT(1;[.BE$2]))&gt;0;1;0)*[.$O26]" office:value-type="float" office:value="0" calcext:value-type="float">
            <text:p/>
          </table:table-cell>
          <table:table-cell table:formula="of:=IF(BITAND([.$Q26];BITLSHIFT(1;[.BF$2]))&gt;0;1;0)*[.$O26]" office:value-type="float" office:value="0" calcext:value-type="float">
            <text:p/>
          </table:table-cell>
          <table:table-cell table:formula="of:=IF(BITAND([.$Q26];BITLSHIFT(1;[.BG$2]))&gt;0;1;0)*[.$O26]" office:value-type="float" office:value="0" calcext:value-type="float">
            <text:p/>
          </table:table-cell>
          <table:table-cell table:formula="of:=IF(BITAND([.$Q26];BITLSHIFT(1;[.BH$2]))&gt;0;1;0)*[.$O26]" office:value-type="float" office:value="0" calcext:value-type="float">
            <text:p/>
          </table:table-cell>
          <table:table-cell table:formula="of:=IF(BITAND([.$Q26];BITLSHIFT(1;[.BI$2]))&gt;0;1;0)*[.$O26]" office:value-type="float" office:value="0" calcext:value-type="float">
            <text:p/>
          </table:table-cell>
          <table:table-cell table:formula="of:=IF(BITAND([.$Q26];BITLSHIFT(1;[.BJ$2]))&gt;0;1;0)*[.$O26]" office:value-type="float" office:value="0" calcext:value-type="float">
            <text:p/>
          </table:table-cell>
          <table:table-cell table:formula="of:=IF(BITAND([.$Q26];BITLSHIFT(1;[.BK$2]))&gt;0;1;0)*[.$O26]" office:value-type="float" office:value="0" calcext:value-type="float">
            <text:p/>
          </table:table-cell>
          <table:table-cell table:formula="of:=IF(BITAND([.$Q26];BITLSHIFT(1;[.BL$2]))&gt;0;1;0)*[.$O26]" office:value-type="float" office:value="0" calcext:value-type="float">
            <text:p/>
          </table:table-cell>
          <table:table-cell table:formula="of:=IF(BITAND([.$Q26];BITLSHIFT(1;[.BM$2]))&gt;0;1;0)*[.$O26]" office:value-type="float" office:value="0" calcext:value-type="float">
            <text:p/>
          </table:table-cell>
          <table:table-cell table:formula="of:=IF(BITAND([.$Q26];BITLSHIFT(1;[.BN$2]))&gt;0;1;0)*[.$O26]" office:value-type="float" office:value="0" calcext:value-type="float">
            <text:p/>
          </table:table-cell>
          <table:table-cell table:formula="of:=IF(BITAND([.$Q26];BITLSHIFT(1;[.BO$2]))&gt;0;1;0)*[.$O26]" office:value-type="float" office:value="0" calcext:value-type="float">
            <text:p/>
          </table:table-cell>
          <table:table-cell table:formula="of:=IF(BITAND([.$Q26];BITLSHIFT(1;[.BP$2]))&gt;0;1;0)*[.$O26]" office:value-type="float" office:value="0" calcext:value-type="float">
            <text:p/>
          </table:table-cell>
          <table:table-cell table:formula="of:=IF(BITAND([.$Q26];BITLSHIFT(1;[.BQ$2]))&gt;0;1;0)*[.$O26]" office:value-type="float" office:value="0" calcext:value-type="float">
            <text:p/>
          </table:table-cell>
          <table:table-cell table:formula="of:=IF(BITAND([.$Q26];BITLSHIFT(1;[.BR$2]))&gt;0;1;0)*[.$O26]" office:value-type="float" office:value="0" calcext:value-type="float">
            <text:p/>
          </table:table-cell>
          <table:table-cell table:formula="of:=IF(BITAND([.$Q26];BITLSHIFT(1;[.BS$2]))&gt;0;1;0)*[.$O26]" office:value-type="float" office:value="0" calcext:value-type="float">
            <text:p/>
          </table:table-cell>
          <table:table-cell table:formula="of:=IF(BITAND([.$Q26];BITLSHIFT(1;[.BT$2]))&gt;0;1;0)*[.$O26]" office:value-type="float" office:value="0" calcext:value-type="float">
            <text:p/>
          </table:table-cell>
          <table:table-cell table:formula="of:=IF(BITAND([.$Q26];BITLSHIFT(1;[.BU$2]))&gt;0;1;0)*[.$O26]" office:value-type="float" office:value="0" calcext:value-type="float">
            <text:p/>
          </table:table-cell>
          <table:table-cell table:formula="of:=IF(BITAND([.$Q26];BITLSHIFT(1;[.BV$2]))&gt;0;1;0)*[.$O26]" office:value-type="float" office:value="0" calcext:value-type="float">
            <text:p/>
          </table:table-cell>
          <table:table-cell table:formula="of:=IF(BITAND([.$Q26];BITLSHIFT(1;[.BW$2]))&gt;0;1;0)*[.$O26]" office:value-type="float" office:value="0" calcext:value-type="float">
            <text:p/>
          </table:table-cell>
          <table:table-cell table:formula="of:=IF(BITAND([.$Q26];BITLSHIFT(1;[.BX$2]))&gt;0;1;0)*[.$O26]" office:value-type="float" office:value="0" calcext:value-type="float">
            <text:p/>
          </table:table-cell>
          <table:table-cell table:formula="of:=IF(BITAND([.$Q26];BITLSHIFT(1;[.BY$2]))&gt;0;1;0)*[.$O26]" office:value-type="float" office:value="0" calcext:value-type="float">
            <text:p/>
          </table:table-cell>
          <table:table-cell table:formula="of:=IF(BITAND([.$Q26];BITLSHIFT(1;[.BZ$2]))&gt;0;1;0)*[.$O26]" office:value-type="float" office:value="0" calcext:value-type="float">
            <text:p/>
          </table:table-cell>
          <table:table-cell table:formula="of:=IF(BITAND([.$Q26];BITLSHIFT(1;[.CA$2]))&gt;0;1;0)*[.$O26]" office:value-type="float" office:value="0" calcext:value-type="float">
            <text:p/>
          </table:table-cell>
          <table:table-cell table:formula="of:=IF(BITAND([.$Q26];BITLSHIFT(1;[.CB$2]))&gt;0;1;0)*[.$O26]" office:value-type="float" office:value="0" calcext:value-type="float">
            <text:p/>
          </table:table-cell>
          <table:table-cell table:formula="of:=IF(BITAND([.$Q26];BITLSHIFT(1;[.CC$2]))&gt;0;1;0)*[.$O26]" office:value-type="float" office:value="0" calcext:value-type="float">
            <text:p/>
          </table:table-cell>
          <table:table-cell table:formula="of:=IF(BITAND([.$Q26];BITLSHIFT(1;[.CD$2]))&gt;0;1;0)*[.$O2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7];10) ;16)" office:value-type="float" office:value="0" calcext:value-type="float">
            <text:p/>
          </table:table-cell>
          <table:table-cell table:formula="of:=DECIMAL(RIGHT([.N27];8) ;16)" office:value-type="float" office:value="0" calcext:value-type="float">
            <text:p/>
          </table:table-cell>
          <table:table-cell table:formula="of:=IF(BITAND([.$R27];BITLSHIFT(1;[.S$2]))&gt;0;1;0)*[.$O27]" office:value-type="float" office:value="0" calcext:value-type="float">
            <text:p/>
          </table:table-cell>
          <table:table-cell table:formula="of:=IF(BITAND([.$R27];BITLSHIFT(1;[.T$2]))&gt;0;1;0)*[.$O27]" office:value-type="float" office:value="0" calcext:value-type="float">
            <text:p/>
          </table:table-cell>
          <table:table-cell table:formula="of:=IF(BITAND([.$R27];BITLSHIFT(1;[.U$2]))&gt;0;1;0)*[.$O27]" office:value-type="float" office:value="0" calcext:value-type="float">
            <text:p/>
          </table:table-cell>
          <table:table-cell table:formula="of:=IF(BITAND([.$R27];BITLSHIFT(1;[.V$2]))&gt;0;1;0)*[.$O27]" office:value-type="float" office:value="0" calcext:value-type="float">
            <text:p/>
          </table:table-cell>
          <table:table-cell table:formula="of:=IF(BITAND([.$R27];BITLSHIFT(1;[.W$2]))&gt;0;1;0)*[.$O27]" office:value-type="float" office:value="0" calcext:value-type="float">
            <text:p/>
          </table:table-cell>
          <table:table-cell table:formula="of:=IF(BITAND([.$R27];BITLSHIFT(1;[.X$2]))&gt;0;1;0)*[.$O27]" office:value-type="float" office:value="0" calcext:value-type="float">
            <text:p/>
          </table:table-cell>
          <table:table-cell table:formula="of:=IF(BITAND([.$R27];BITLSHIFT(1;[.Y$2]))&gt;0;1;0)*[.$O27]" office:value-type="float" office:value="0" calcext:value-type="float">
            <text:p/>
          </table:table-cell>
          <table:table-cell table:formula="of:=IF(BITAND([.$R27];BITLSHIFT(1;[.Z$2]))&gt;0;1;0)*[.$O27]" office:value-type="float" office:value="0" calcext:value-type="float">
            <text:p/>
          </table:table-cell>
          <table:table-cell table:formula="of:=IF(BITAND([.$R27];BITLSHIFT(1;[.AA$2]))&gt;0;1;0)*[.$O27]" office:value-type="float" office:value="0" calcext:value-type="float">
            <text:p/>
          </table:table-cell>
          <table:table-cell table:formula="of:=IF(BITAND([.$R27];BITLSHIFT(1;[.AB$2]))&gt;0;1;0)*[.$O27]" office:value-type="float" office:value="0" calcext:value-type="float">
            <text:p/>
          </table:table-cell>
          <table:table-cell table:formula="of:=IF(BITAND([.$R27];BITLSHIFT(1;[.AC$2]))&gt;0;1;0)*[.$O27]" office:value-type="float" office:value="0" calcext:value-type="float">
            <text:p/>
          </table:table-cell>
          <table:table-cell table:formula="of:=IF(BITAND([.$R27];BITLSHIFT(1;[.AD$2]))&gt;0;1;0)*[.$O27]" office:value-type="float" office:value="0" calcext:value-type="float">
            <text:p/>
          </table:table-cell>
          <table:table-cell table:formula="of:=IF(BITAND([.$R27];BITLSHIFT(1;[.AE$2]))&gt;0;1;0)*[.$O27]" office:value-type="float" office:value="0" calcext:value-type="float">
            <text:p/>
          </table:table-cell>
          <table:table-cell table:formula="of:=IF(BITAND([.$R27];BITLSHIFT(1;[.AF$2]))&gt;0;1;0)*[.$O27]" office:value-type="float" office:value="0" calcext:value-type="float">
            <text:p/>
          </table:table-cell>
          <table:table-cell table:formula="of:=IF(BITAND([.$R27];BITLSHIFT(1;[.AG$2]))&gt;0;1;0)*[.$O27]" office:value-type="float" office:value="0" calcext:value-type="float">
            <text:p/>
          </table:table-cell>
          <table:table-cell table:formula="of:=IF(BITAND([.$R27];BITLSHIFT(1;[.AH$2]))&gt;0;1;0)*[.$O27]" office:value-type="float" office:value="0" calcext:value-type="float">
            <text:p/>
          </table:table-cell>
          <table:table-cell table:formula="of:=IF(BITAND([.$R27];BITLSHIFT(1;[.AI$2]))&gt;0;1;0)*[.$O27]" office:value-type="float" office:value="0" calcext:value-type="float">
            <text:p/>
          </table:table-cell>
          <table:table-cell table:formula="of:=IF(BITAND([.$R27];BITLSHIFT(1;[.AJ$2]))&gt;0;1;0)*[.$O27]" office:value-type="float" office:value="0" calcext:value-type="float">
            <text:p/>
          </table:table-cell>
          <table:table-cell table:formula="of:=IF(BITAND([.$R27];BITLSHIFT(1;[.AK$2]))&gt;0;1;0)*[.$O27]" office:value-type="float" office:value="0" calcext:value-type="float">
            <text:p/>
          </table:table-cell>
          <table:table-cell table:formula="of:=IF(BITAND([.$R27];BITLSHIFT(1;[.AL$2]))&gt;0;1;0)*[.$O27]" office:value-type="float" office:value="0" calcext:value-type="float">
            <text:p/>
          </table:table-cell>
          <table:table-cell table:formula="of:=IF(BITAND([.$R27];BITLSHIFT(1;[.AM$2]))&gt;0;1;0)*[.$O27]" office:value-type="float" office:value="0" calcext:value-type="float">
            <text:p/>
          </table:table-cell>
          <table:table-cell table:formula="of:=IF(BITAND([.$R27];BITLSHIFT(1;[.AN$2]))&gt;0;1;0)*[.$O27]" office:value-type="float" office:value="0" calcext:value-type="float">
            <text:p/>
          </table:table-cell>
          <table:table-cell table:formula="of:=IF(BITAND([.$R27];BITLSHIFT(1;[.AO$2]))&gt;0;1;0)*[.$O27]" office:value-type="float" office:value="0" calcext:value-type="float">
            <text:p/>
          </table:table-cell>
          <table:table-cell table:formula="of:=IF(BITAND([.$R27];BITLSHIFT(1;[.AP$2]))&gt;0;1;0)*[.$O27]" office:value-type="float" office:value="0" calcext:value-type="float">
            <text:p/>
          </table:table-cell>
          <table:table-cell table:formula="of:=IF(BITAND([.$R27];BITLSHIFT(1;[.AQ$2]))&gt;0;1;0)*[.$O27]" office:value-type="float" office:value="0" calcext:value-type="float">
            <text:p/>
          </table:table-cell>
          <table:table-cell table:formula="of:=IF(BITAND([.$R27];BITLSHIFT(1;[.AR$2]))&gt;0;1;0)*[.$O27]" office:value-type="float" office:value="0" calcext:value-type="float">
            <text:p/>
          </table:table-cell>
          <table:table-cell table:formula="of:=IF(BITAND([.$R27];BITLSHIFT(1;[.AS$2]))&gt;0;1;0)*[.$O27]" office:value-type="float" office:value="0" calcext:value-type="float">
            <text:p/>
          </table:table-cell>
          <table:table-cell table:formula="of:=IF(BITAND([.$R27];BITLSHIFT(1;[.AT$2]))&gt;0;1;0)*[.$O27]" office:value-type="float" office:value="0" calcext:value-type="float">
            <text:p/>
          </table:table-cell>
          <table:table-cell table:formula="of:=IF(BITAND([.$R27];BITLSHIFT(1;[.AU$2]))&gt;0;1;0)*[.$O27]" office:value-type="float" office:value="0" calcext:value-type="float">
            <text:p/>
          </table:table-cell>
          <table:table-cell table:formula="of:=IF(BITAND([.$R27];BITLSHIFT(1;[.AV$2]))&gt;0;1;0)*[.$O27]" office:value-type="float" office:value="0" calcext:value-type="float">
            <text:p/>
          </table:table-cell>
          <table:table-cell table:formula="of:=IF(BITAND([.$R27];BITLSHIFT(1;[.AW$2]))&gt;0;1;0)*[.$O27]" office:value-type="float" office:value="0" calcext:value-type="float">
            <text:p/>
          </table:table-cell>
          <table:table-cell table:formula="of:=IF(BITAND([.$R27];BITLSHIFT(1;[.AX$2]))&gt;0;1;0)*[.$O27]" office:value-type="float" office:value="0" calcext:value-type="float">
            <text:p/>
          </table:table-cell>
          <table:table-cell table:formula="of:=IF(BITAND([.$Q27];BITLSHIFT(1;[.AY$2]))&gt;0;1;0)*[.$O27]" office:value-type="float" office:value="0" calcext:value-type="float">
            <text:p/>
          </table:table-cell>
          <table:table-cell table:formula="of:=IF(BITAND([.$Q27];BITLSHIFT(1;[.AZ$2]))&gt;0;1;0)*[.$O27]" office:value-type="float" office:value="0" calcext:value-type="float">
            <text:p/>
          </table:table-cell>
          <table:table-cell table:formula="of:=IF(BITAND([.$Q27];BITLSHIFT(1;[.BA$2]))&gt;0;1;0)*[.$O27]" office:value-type="float" office:value="0" calcext:value-type="float">
            <text:p/>
          </table:table-cell>
          <table:table-cell table:formula="of:=IF(BITAND([.$Q27];BITLSHIFT(1;[.BB$2]))&gt;0;1;0)*[.$O27]" office:value-type="float" office:value="0" calcext:value-type="float">
            <text:p/>
          </table:table-cell>
          <table:table-cell table:formula="of:=IF(BITAND([.$Q27];BITLSHIFT(1;[.BC$2]))&gt;0;1;0)*[.$O27]" office:value-type="float" office:value="0" calcext:value-type="float">
            <text:p/>
          </table:table-cell>
          <table:table-cell table:formula="of:=IF(BITAND([.$Q27];BITLSHIFT(1;[.BD$2]))&gt;0;1;0)*[.$O27]" office:value-type="float" office:value="0" calcext:value-type="float">
            <text:p/>
          </table:table-cell>
          <table:table-cell table:formula="of:=IF(BITAND([.$Q27];BITLSHIFT(1;[.BE$2]))&gt;0;1;0)*[.$O27]" office:value-type="float" office:value="0" calcext:value-type="float">
            <text:p/>
          </table:table-cell>
          <table:table-cell table:formula="of:=IF(BITAND([.$Q27];BITLSHIFT(1;[.BF$2]))&gt;0;1;0)*[.$O27]" office:value-type="float" office:value="0" calcext:value-type="float">
            <text:p/>
          </table:table-cell>
          <table:table-cell table:formula="of:=IF(BITAND([.$Q27];BITLSHIFT(1;[.BG$2]))&gt;0;1;0)*[.$O27]" office:value-type="float" office:value="0" calcext:value-type="float">
            <text:p/>
          </table:table-cell>
          <table:table-cell table:formula="of:=IF(BITAND([.$Q27];BITLSHIFT(1;[.BH$2]))&gt;0;1;0)*[.$O27]" office:value-type="float" office:value="0" calcext:value-type="float">
            <text:p/>
          </table:table-cell>
          <table:table-cell table:formula="of:=IF(BITAND([.$Q27];BITLSHIFT(1;[.BI$2]))&gt;0;1;0)*[.$O27]" office:value-type="float" office:value="0" calcext:value-type="float">
            <text:p/>
          </table:table-cell>
          <table:table-cell table:formula="of:=IF(BITAND([.$Q27];BITLSHIFT(1;[.BJ$2]))&gt;0;1;0)*[.$O27]" office:value-type="float" office:value="0" calcext:value-type="float">
            <text:p/>
          </table:table-cell>
          <table:table-cell table:formula="of:=IF(BITAND([.$Q27];BITLSHIFT(1;[.BK$2]))&gt;0;1;0)*[.$O27]" office:value-type="float" office:value="0" calcext:value-type="float">
            <text:p/>
          </table:table-cell>
          <table:table-cell table:formula="of:=IF(BITAND([.$Q27];BITLSHIFT(1;[.BL$2]))&gt;0;1;0)*[.$O27]" office:value-type="float" office:value="0" calcext:value-type="float">
            <text:p/>
          </table:table-cell>
          <table:table-cell table:formula="of:=IF(BITAND([.$Q27];BITLSHIFT(1;[.BM$2]))&gt;0;1;0)*[.$O27]" office:value-type="float" office:value="0" calcext:value-type="float">
            <text:p/>
          </table:table-cell>
          <table:table-cell table:formula="of:=IF(BITAND([.$Q27];BITLSHIFT(1;[.BN$2]))&gt;0;1;0)*[.$O27]" office:value-type="float" office:value="0" calcext:value-type="float">
            <text:p/>
          </table:table-cell>
          <table:table-cell table:formula="of:=IF(BITAND([.$Q27];BITLSHIFT(1;[.BO$2]))&gt;0;1;0)*[.$O27]" office:value-type="float" office:value="0" calcext:value-type="float">
            <text:p/>
          </table:table-cell>
          <table:table-cell table:formula="of:=IF(BITAND([.$Q27];BITLSHIFT(1;[.BP$2]))&gt;0;1;0)*[.$O27]" office:value-type="float" office:value="0" calcext:value-type="float">
            <text:p/>
          </table:table-cell>
          <table:table-cell table:formula="of:=IF(BITAND([.$Q27];BITLSHIFT(1;[.BQ$2]))&gt;0;1;0)*[.$O27]" office:value-type="float" office:value="0" calcext:value-type="float">
            <text:p/>
          </table:table-cell>
          <table:table-cell table:formula="of:=IF(BITAND([.$Q27];BITLSHIFT(1;[.BR$2]))&gt;0;1;0)*[.$O27]" office:value-type="float" office:value="0" calcext:value-type="float">
            <text:p/>
          </table:table-cell>
          <table:table-cell table:formula="of:=IF(BITAND([.$Q27];BITLSHIFT(1;[.BS$2]))&gt;0;1;0)*[.$O27]" office:value-type="float" office:value="0" calcext:value-type="float">
            <text:p/>
          </table:table-cell>
          <table:table-cell table:formula="of:=IF(BITAND([.$Q27];BITLSHIFT(1;[.BT$2]))&gt;0;1;0)*[.$O27]" office:value-type="float" office:value="0" calcext:value-type="float">
            <text:p/>
          </table:table-cell>
          <table:table-cell table:formula="of:=IF(BITAND([.$Q27];BITLSHIFT(1;[.BU$2]))&gt;0;1;0)*[.$O27]" office:value-type="float" office:value="0" calcext:value-type="float">
            <text:p/>
          </table:table-cell>
          <table:table-cell table:formula="of:=IF(BITAND([.$Q27];BITLSHIFT(1;[.BV$2]))&gt;0;1;0)*[.$O27]" office:value-type="float" office:value="0" calcext:value-type="float">
            <text:p/>
          </table:table-cell>
          <table:table-cell table:formula="of:=IF(BITAND([.$Q27];BITLSHIFT(1;[.BW$2]))&gt;0;1;0)*[.$O27]" office:value-type="float" office:value="0" calcext:value-type="float">
            <text:p/>
          </table:table-cell>
          <table:table-cell table:formula="of:=IF(BITAND([.$Q27];BITLSHIFT(1;[.BX$2]))&gt;0;1;0)*[.$O27]" office:value-type="float" office:value="0" calcext:value-type="float">
            <text:p/>
          </table:table-cell>
          <table:table-cell table:formula="of:=IF(BITAND([.$Q27];BITLSHIFT(1;[.BY$2]))&gt;0;1;0)*[.$O27]" office:value-type="float" office:value="0" calcext:value-type="float">
            <text:p/>
          </table:table-cell>
          <table:table-cell table:formula="of:=IF(BITAND([.$Q27];BITLSHIFT(1;[.BZ$2]))&gt;0;1;0)*[.$O27]" office:value-type="float" office:value="0" calcext:value-type="float">
            <text:p/>
          </table:table-cell>
          <table:table-cell table:formula="of:=IF(BITAND([.$Q27];BITLSHIFT(1;[.CA$2]))&gt;0;1;0)*[.$O27]" office:value-type="float" office:value="0" calcext:value-type="float">
            <text:p/>
          </table:table-cell>
          <table:table-cell table:formula="of:=IF(BITAND([.$Q27];BITLSHIFT(1;[.CB$2]))&gt;0;1;0)*[.$O27]" office:value-type="float" office:value="0" calcext:value-type="float">
            <text:p/>
          </table:table-cell>
          <table:table-cell table:formula="of:=IF(BITAND([.$Q27];BITLSHIFT(1;[.CC$2]))&gt;0;1;0)*[.$O27]" office:value-type="float" office:value="0" calcext:value-type="float">
            <text:p/>
          </table:table-cell>
          <table:table-cell table:formula="of:=IF(BITAND([.$Q27];BITLSHIFT(1;[.CD$2]))&gt;0;1;0)*[.$O2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8];10) ;16)" office:value-type="float" office:value="0" calcext:value-type="float">
            <text:p/>
          </table:table-cell>
          <table:table-cell table:formula="of:=DECIMAL(RIGHT([.N28];8) ;16)" office:value-type="float" office:value="0" calcext:value-type="float">
            <text:p/>
          </table:table-cell>
          <table:table-cell table:formula="of:=IF(BITAND([.$R28];BITLSHIFT(1;[.S$2]))&gt;0;1;0)*[.$O28]" office:value-type="float" office:value="0" calcext:value-type="float">
            <text:p/>
          </table:table-cell>
          <table:table-cell table:formula="of:=IF(BITAND([.$R28];BITLSHIFT(1;[.T$2]))&gt;0;1;0)*[.$O28]" office:value-type="float" office:value="0" calcext:value-type="float">
            <text:p/>
          </table:table-cell>
          <table:table-cell table:formula="of:=IF(BITAND([.$R28];BITLSHIFT(1;[.U$2]))&gt;0;1;0)*[.$O28]" office:value-type="float" office:value="0" calcext:value-type="float">
            <text:p/>
          </table:table-cell>
          <table:table-cell table:formula="of:=IF(BITAND([.$R28];BITLSHIFT(1;[.V$2]))&gt;0;1;0)*[.$O28]" office:value-type="float" office:value="0" calcext:value-type="float">
            <text:p/>
          </table:table-cell>
          <table:table-cell table:formula="of:=IF(BITAND([.$R28];BITLSHIFT(1;[.W$2]))&gt;0;1;0)*[.$O28]" office:value-type="float" office:value="0" calcext:value-type="float">
            <text:p/>
          </table:table-cell>
          <table:table-cell table:formula="of:=IF(BITAND([.$R28];BITLSHIFT(1;[.X$2]))&gt;0;1;0)*[.$O28]" office:value-type="float" office:value="0" calcext:value-type="float">
            <text:p/>
          </table:table-cell>
          <table:table-cell table:formula="of:=IF(BITAND([.$R28];BITLSHIFT(1;[.Y$2]))&gt;0;1;0)*[.$O28]" office:value-type="float" office:value="0" calcext:value-type="float">
            <text:p/>
          </table:table-cell>
          <table:table-cell table:formula="of:=IF(BITAND([.$R28];BITLSHIFT(1;[.Z$2]))&gt;0;1;0)*[.$O28]" office:value-type="float" office:value="0" calcext:value-type="float">
            <text:p/>
          </table:table-cell>
          <table:table-cell table:formula="of:=IF(BITAND([.$R28];BITLSHIFT(1;[.AA$2]))&gt;0;1;0)*[.$O28]" office:value-type="float" office:value="0" calcext:value-type="float">
            <text:p/>
          </table:table-cell>
          <table:table-cell table:formula="of:=IF(BITAND([.$R28];BITLSHIFT(1;[.AB$2]))&gt;0;1;0)*[.$O28]" office:value-type="float" office:value="0" calcext:value-type="float">
            <text:p/>
          </table:table-cell>
          <table:table-cell table:formula="of:=IF(BITAND([.$R28];BITLSHIFT(1;[.AC$2]))&gt;0;1;0)*[.$O28]" office:value-type="float" office:value="0" calcext:value-type="float">
            <text:p/>
          </table:table-cell>
          <table:table-cell table:formula="of:=IF(BITAND([.$R28];BITLSHIFT(1;[.AD$2]))&gt;0;1;0)*[.$O28]" office:value-type="float" office:value="0" calcext:value-type="float">
            <text:p/>
          </table:table-cell>
          <table:table-cell table:formula="of:=IF(BITAND([.$R28];BITLSHIFT(1;[.AE$2]))&gt;0;1;0)*[.$O28]" office:value-type="float" office:value="0" calcext:value-type="float">
            <text:p/>
          </table:table-cell>
          <table:table-cell table:formula="of:=IF(BITAND([.$R28];BITLSHIFT(1;[.AF$2]))&gt;0;1;0)*[.$O28]" office:value-type="float" office:value="0" calcext:value-type="float">
            <text:p/>
          </table:table-cell>
          <table:table-cell table:formula="of:=IF(BITAND([.$R28];BITLSHIFT(1;[.AG$2]))&gt;0;1;0)*[.$O28]" office:value-type="float" office:value="0" calcext:value-type="float">
            <text:p/>
          </table:table-cell>
          <table:table-cell table:formula="of:=IF(BITAND([.$R28];BITLSHIFT(1;[.AH$2]))&gt;0;1;0)*[.$O28]" office:value-type="float" office:value="0" calcext:value-type="float">
            <text:p/>
          </table:table-cell>
          <table:table-cell table:formula="of:=IF(BITAND([.$R28];BITLSHIFT(1;[.AI$2]))&gt;0;1;0)*[.$O28]" office:value-type="float" office:value="0" calcext:value-type="float">
            <text:p/>
          </table:table-cell>
          <table:table-cell table:formula="of:=IF(BITAND([.$R28];BITLSHIFT(1;[.AJ$2]))&gt;0;1;0)*[.$O28]" office:value-type="float" office:value="0" calcext:value-type="float">
            <text:p/>
          </table:table-cell>
          <table:table-cell table:formula="of:=IF(BITAND([.$R28];BITLSHIFT(1;[.AK$2]))&gt;0;1;0)*[.$O28]" office:value-type="float" office:value="0" calcext:value-type="float">
            <text:p/>
          </table:table-cell>
          <table:table-cell table:formula="of:=IF(BITAND([.$R28];BITLSHIFT(1;[.AL$2]))&gt;0;1;0)*[.$O28]" office:value-type="float" office:value="0" calcext:value-type="float">
            <text:p/>
          </table:table-cell>
          <table:table-cell table:formula="of:=IF(BITAND([.$R28];BITLSHIFT(1;[.AM$2]))&gt;0;1;0)*[.$O28]" office:value-type="float" office:value="0" calcext:value-type="float">
            <text:p/>
          </table:table-cell>
          <table:table-cell table:formula="of:=IF(BITAND([.$R28];BITLSHIFT(1;[.AN$2]))&gt;0;1;0)*[.$O28]" office:value-type="float" office:value="0" calcext:value-type="float">
            <text:p/>
          </table:table-cell>
          <table:table-cell table:formula="of:=IF(BITAND([.$R28];BITLSHIFT(1;[.AO$2]))&gt;0;1;0)*[.$O28]" office:value-type="float" office:value="0" calcext:value-type="float">
            <text:p/>
          </table:table-cell>
          <table:table-cell table:formula="of:=IF(BITAND([.$R28];BITLSHIFT(1;[.AP$2]))&gt;0;1;0)*[.$O28]" office:value-type="float" office:value="0" calcext:value-type="float">
            <text:p/>
          </table:table-cell>
          <table:table-cell table:formula="of:=IF(BITAND([.$R28];BITLSHIFT(1;[.AQ$2]))&gt;0;1;0)*[.$O28]" office:value-type="float" office:value="0" calcext:value-type="float">
            <text:p/>
          </table:table-cell>
          <table:table-cell table:formula="of:=IF(BITAND([.$R28];BITLSHIFT(1;[.AR$2]))&gt;0;1;0)*[.$O28]" office:value-type="float" office:value="0" calcext:value-type="float">
            <text:p/>
          </table:table-cell>
          <table:table-cell table:formula="of:=IF(BITAND([.$R28];BITLSHIFT(1;[.AS$2]))&gt;0;1;0)*[.$O28]" office:value-type="float" office:value="0" calcext:value-type="float">
            <text:p/>
          </table:table-cell>
          <table:table-cell table:formula="of:=IF(BITAND([.$R28];BITLSHIFT(1;[.AT$2]))&gt;0;1;0)*[.$O28]" office:value-type="float" office:value="0" calcext:value-type="float">
            <text:p/>
          </table:table-cell>
          <table:table-cell table:formula="of:=IF(BITAND([.$R28];BITLSHIFT(1;[.AU$2]))&gt;0;1;0)*[.$O28]" office:value-type="float" office:value="0" calcext:value-type="float">
            <text:p/>
          </table:table-cell>
          <table:table-cell table:formula="of:=IF(BITAND([.$R28];BITLSHIFT(1;[.AV$2]))&gt;0;1;0)*[.$O28]" office:value-type="float" office:value="0" calcext:value-type="float">
            <text:p/>
          </table:table-cell>
          <table:table-cell table:formula="of:=IF(BITAND([.$R28];BITLSHIFT(1;[.AW$2]))&gt;0;1;0)*[.$O28]" office:value-type="float" office:value="0" calcext:value-type="float">
            <text:p/>
          </table:table-cell>
          <table:table-cell table:formula="of:=IF(BITAND([.$R28];BITLSHIFT(1;[.AX$2]))&gt;0;1;0)*[.$O28]" office:value-type="float" office:value="0" calcext:value-type="float">
            <text:p/>
          </table:table-cell>
          <table:table-cell table:formula="of:=IF(BITAND([.$Q28];BITLSHIFT(1;[.AY$2]))&gt;0;1;0)*[.$O28]" office:value-type="float" office:value="0" calcext:value-type="float">
            <text:p/>
          </table:table-cell>
          <table:table-cell table:formula="of:=IF(BITAND([.$Q28];BITLSHIFT(1;[.AZ$2]))&gt;0;1;0)*[.$O28]" office:value-type="float" office:value="0" calcext:value-type="float">
            <text:p/>
          </table:table-cell>
          <table:table-cell table:formula="of:=IF(BITAND([.$Q28];BITLSHIFT(1;[.BA$2]))&gt;0;1;0)*[.$O28]" office:value-type="float" office:value="0" calcext:value-type="float">
            <text:p/>
          </table:table-cell>
          <table:table-cell table:formula="of:=IF(BITAND([.$Q28];BITLSHIFT(1;[.BB$2]))&gt;0;1;0)*[.$O28]" office:value-type="float" office:value="0" calcext:value-type="float">
            <text:p/>
          </table:table-cell>
          <table:table-cell table:formula="of:=IF(BITAND([.$Q28];BITLSHIFT(1;[.BC$2]))&gt;0;1;0)*[.$O28]" office:value-type="float" office:value="0" calcext:value-type="float">
            <text:p/>
          </table:table-cell>
          <table:table-cell table:formula="of:=IF(BITAND([.$Q28];BITLSHIFT(1;[.BD$2]))&gt;0;1;0)*[.$O28]" office:value-type="float" office:value="0" calcext:value-type="float">
            <text:p/>
          </table:table-cell>
          <table:table-cell table:formula="of:=IF(BITAND([.$Q28];BITLSHIFT(1;[.BE$2]))&gt;0;1;0)*[.$O28]" office:value-type="float" office:value="0" calcext:value-type="float">
            <text:p/>
          </table:table-cell>
          <table:table-cell table:formula="of:=IF(BITAND([.$Q28];BITLSHIFT(1;[.BF$2]))&gt;0;1;0)*[.$O28]" office:value-type="float" office:value="0" calcext:value-type="float">
            <text:p/>
          </table:table-cell>
          <table:table-cell table:formula="of:=IF(BITAND([.$Q28];BITLSHIFT(1;[.BG$2]))&gt;0;1;0)*[.$O28]" office:value-type="float" office:value="0" calcext:value-type="float">
            <text:p/>
          </table:table-cell>
          <table:table-cell table:formula="of:=IF(BITAND([.$Q28];BITLSHIFT(1;[.BH$2]))&gt;0;1;0)*[.$O28]" office:value-type="float" office:value="0" calcext:value-type="float">
            <text:p/>
          </table:table-cell>
          <table:table-cell table:formula="of:=IF(BITAND([.$Q28];BITLSHIFT(1;[.BI$2]))&gt;0;1;0)*[.$O28]" office:value-type="float" office:value="0" calcext:value-type="float">
            <text:p/>
          </table:table-cell>
          <table:table-cell table:formula="of:=IF(BITAND([.$Q28];BITLSHIFT(1;[.BJ$2]))&gt;0;1;0)*[.$O28]" office:value-type="float" office:value="0" calcext:value-type="float">
            <text:p/>
          </table:table-cell>
          <table:table-cell table:formula="of:=IF(BITAND([.$Q28];BITLSHIFT(1;[.BK$2]))&gt;0;1;0)*[.$O28]" office:value-type="float" office:value="0" calcext:value-type="float">
            <text:p/>
          </table:table-cell>
          <table:table-cell table:formula="of:=IF(BITAND([.$Q28];BITLSHIFT(1;[.BL$2]))&gt;0;1;0)*[.$O28]" office:value-type="float" office:value="0" calcext:value-type="float">
            <text:p/>
          </table:table-cell>
          <table:table-cell table:formula="of:=IF(BITAND([.$Q28];BITLSHIFT(1;[.BM$2]))&gt;0;1;0)*[.$O28]" office:value-type="float" office:value="0" calcext:value-type="float">
            <text:p/>
          </table:table-cell>
          <table:table-cell table:formula="of:=IF(BITAND([.$Q28];BITLSHIFT(1;[.BN$2]))&gt;0;1;0)*[.$O28]" office:value-type="float" office:value="0" calcext:value-type="float">
            <text:p/>
          </table:table-cell>
          <table:table-cell table:formula="of:=IF(BITAND([.$Q28];BITLSHIFT(1;[.BO$2]))&gt;0;1;0)*[.$O28]" office:value-type="float" office:value="0" calcext:value-type="float">
            <text:p/>
          </table:table-cell>
          <table:table-cell table:formula="of:=IF(BITAND([.$Q28];BITLSHIFT(1;[.BP$2]))&gt;0;1;0)*[.$O28]" office:value-type="float" office:value="0" calcext:value-type="float">
            <text:p/>
          </table:table-cell>
          <table:table-cell table:formula="of:=IF(BITAND([.$Q28];BITLSHIFT(1;[.BQ$2]))&gt;0;1;0)*[.$O28]" office:value-type="float" office:value="0" calcext:value-type="float">
            <text:p/>
          </table:table-cell>
          <table:table-cell table:formula="of:=IF(BITAND([.$Q28];BITLSHIFT(1;[.BR$2]))&gt;0;1;0)*[.$O28]" office:value-type="float" office:value="0" calcext:value-type="float">
            <text:p/>
          </table:table-cell>
          <table:table-cell table:formula="of:=IF(BITAND([.$Q28];BITLSHIFT(1;[.BS$2]))&gt;0;1;0)*[.$O28]" office:value-type="float" office:value="0" calcext:value-type="float">
            <text:p/>
          </table:table-cell>
          <table:table-cell table:formula="of:=IF(BITAND([.$Q28];BITLSHIFT(1;[.BT$2]))&gt;0;1;0)*[.$O28]" office:value-type="float" office:value="0" calcext:value-type="float">
            <text:p/>
          </table:table-cell>
          <table:table-cell table:formula="of:=IF(BITAND([.$Q28];BITLSHIFT(1;[.BU$2]))&gt;0;1;0)*[.$O28]" office:value-type="float" office:value="0" calcext:value-type="float">
            <text:p/>
          </table:table-cell>
          <table:table-cell table:formula="of:=IF(BITAND([.$Q28];BITLSHIFT(1;[.BV$2]))&gt;0;1;0)*[.$O28]" office:value-type="float" office:value="0" calcext:value-type="float">
            <text:p/>
          </table:table-cell>
          <table:table-cell table:formula="of:=IF(BITAND([.$Q28];BITLSHIFT(1;[.BW$2]))&gt;0;1;0)*[.$O28]" office:value-type="float" office:value="0" calcext:value-type="float">
            <text:p/>
          </table:table-cell>
          <table:table-cell table:formula="of:=IF(BITAND([.$Q28];BITLSHIFT(1;[.BX$2]))&gt;0;1;0)*[.$O28]" office:value-type="float" office:value="0" calcext:value-type="float">
            <text:p/>
          </table:table-cell>
          <table:table-cell table:formula="of:=IF(BITAND([.$Q28];BITLSHIFT(1;[.BY$2]))&gt;0;1;0)*[.$O28]" office:value-type="float" office:value="0" calcext:value-type="float">
            <text:p/>
          </table:table-cell>
          <table:table-cell table:formula="of:=IF(BITAND([.$Q28];BITLSHIFT(1;[.BZ$2]))&gt;0;1;0)*[.$O28]" office:value-type="float" office:value="0" calcext:value-type="float">
            <text:p/>
          </table:table-cell>
          <table:table-cell table:formula="of:=IF(BITAND([.$Q28];BITLSHIFT(1;[.CA$2]))&gt;0;1;0)*[.$O28]" office:value-type="float" office:value="0" calcext:value-type="float">
            <text:p/>
          </table:table-cell>
          <table:table-cell table:formula="of:=IF(BITAND([.$Q28];BITLSHIFT(1;[.CB$2]))&gt;0;1;0)*[.$O28]" office:value-type="float" office:value="0" calcext:value-type="float">
            <text:p/>
          </table:table-cell>
          <table:table-cell table:formula="of:=IF(BITAND([.$Q28];BITLSHIFT(1;[.CC$2]))&gt;0;1;0)*[.$O28]" office:value-type="float" office:value="0" calcext:value-type="float">
            <text:p/>
          </table:table-cell>
          <table:table-cell table:formula="of:=IF(BITAND([.$Q28];BITLSHIFT(1;[.CD$2]))&gt;0;1;0)*[.$O2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9];10) ;16)" office:value-type="float" office:value="0" calcext:value-type="float">
            <text:p/>
          </table:table-cell>
          <table:table-cell table:formula="of:=DECIMAL(RIGHT([.N29];8) ;16)" office:value-type="float" office:value="0" calcext:value-type="float">
            <text:p/>
          </table:table-cell>
          <table:table-cell table:formula="of:=IF(BITAND([.$R29];BITLSHIFT(1;[.S$2]))&gt;0;1;0)*[.$O29]" office:value-type="float" office:value="0" calcext:value-type="float">
            <text:p/>
          </table:table-cell>
          <table:table-cell table:formula="of:=IF(BITAND([.$R29];BITLSHIFT(1;[.T$2]))&gt;0;1;0)*[.$O29]" office:value-type="float" office:value="0" calcext:value-type="float">
            <text:p/>
          </table:table-cell>
          <table:table-cell table:formula="of:=IF(BITAND([.$R29];BITLSHIFT(1;[.U$2]))&gt;0;1;0)*[.$O29]" office:value-type="float" office:value="0" calcext:value-type="float">
            <text:p/>
          </table:table-cell>
          <table:table-cell table:formula="of:=IF(BITAND([.$R29];BITLSHIFT(1;[.V$2]))&gt;0;1;0)*[.$O29]" office:value-type="float" office:value="0" calcext:value-type="float">
            <text:p/>
          </table:table-cell>
          <table:table-cell table:formula="of:=IF(BITAND([.$R29];BITLSHIFT(1;[.W$2]))&gt;0;1;0)*[.$O29]" office:value-type="float" office:value="0" calcext:value-type="float">
            <text:p/>
          </table:table-cell>
          <table:table-cell table:formula="of:=IF(BITAND([.$R29];BITLSHIFT(1;[.X$2]))&gt;0;1;0)*[.$O29]" office:value-type="float" office:value="0" calcext:value-type="float">
            <text:p/>
          </table:table-cell>
          <table:table-cell table:formula="of:=IF(BITAND([.$R29];BITLSHIFT(1;[.Y$2]))&gt;0;1;0)*[.$O29]" office:value-type="float" office:value="0" calcext:value-type="float">
            <text:p/>
          </table:table-cell>
          <table:table-cell table:formula="of:=IF(BITAND([.$R29];BITLSHIFT(1;[.Z$2]))&gt;0;1;0)*[.$O29]" office:value-type="float" office:value="0" calcext:value-type="float">
            <text:p/>
          </table:table-cell>
          <table:table-cell table:formula="of:=IF(BITAND([.$R29];BITLSHIFT(1;[.AA$2]))&gt;0;1;0)*[.$O29]" office:value-type="float" office:value="0" calcext:value-type="float">
            <text:p/>
          </table:table-cell>
          <table:table-cell table:formula="of:=IF(BITAND([.$R29];BITLSHIFT(1;[.AB$2]))&gt;0;1;0)*[.$O29]" office:value-type="float" office:value="0" calcext:value-type="float">
            <text:p/>
          </table:table-cell>
          <table:table-cell table:formula="of:=IF(BITAND([.$R29];BITLSHIFT(1;[.AC$2]))&gt;0;1;0)*[.$O29]" office:value-type="float" office:value="0" calcext:value-type="float">
            <text:p/>
          </table:table-cell>
          <table:table-cell table:formula="of:=IF(BITAND([.$R29];BITLSHIFT(1;[.AD$2]))&gt;0;1;0)*[.$O29]" office:value-type="float" office:value="0" calcext:value-type="float">
            <text:p/>
          </table:table-cell>
          <table:table-cell table:formula="of:=IF(BITAND([.$R29];BITLSHIFT(1;[.AE$2]))&gt;0;1;0)*[.$O29]" office:value-type="float" office:value="0" calcext:value-type="float">
            <text:p/>
          </table:table-cell>
          <table:table-cell table:formula="of:=IF(BITAND([.$R29];BITLSHIFT(1;[.AF$2]))&gt;0;1;0)*[.$O29]" office:value-type="float" office:value="0" calcext:value-type="float">
            <text:p/>
          </table:table-cell>
          <table:table-cell table:formula="of:=IF(BITAND([.$R29];BITLSHIFT(1;[.AG$2]))&gt;0;1;0)*[.$O29]" office:value-type="float" office:value="0" calcext:value-type="float">
            <text:p/>
          </table:table-cell>
          <table:table-cell table:formula="of:=IF(BITAND([.$R29];BITLSHIFT(1;[.AH$2]))&gt;0;1;0)*[.$O29]" office:value-type="float" office:value="0" calcext:value-type="float">
            <text:p/>
          </table:table-cell>
          <table:table-cell table:formula="of:=IF(BITAND([.$R29];BITLSHIFT(1;[.AI$2]))&gt;0;1;0)*[.$O29]" office:value-type="float" office:value="0" calcext:value-type="float">
            <text:p/>
          </table:table-cell>
          <table:table-cell table:formula="of:=IF(BITAND([.$R29];BITLSHIFT(1;[.AJ$2]))&gt;0;1;0)*[.$O29]" office:value-type="float" office:value="0" calcext:value-type="float">
            <text:p/>
          </table:table-cell>
          <table:table-cell table:formula="of:=IF(BITAND([.$R29];BITLSHIFT(1;[.AK$2]))&gt;0;1;0)*[.$O29]" office:value-type="float" office:value="0" calcext:value-type="float">
            <text:p/>
          </table:table-cell>
          <table:table-cell table:formula="of:=IF(BITAND([.$R29];BITLSHIFT(1;[.AL$2]))&gt;0;1;0)*[.$O29]" office:value-type="float" office:value="0" calcext:value-type="float">
            <text:p/>
          </table:table-cell>
          <table:table-cell table:formula="of:=IF(BITAND([.$R29];BITLSHIFT(1;[.AM$2]))&gt;0;1;0)*[.$O29]" office:value-type="float" office:value="0" calcext:value-type="float">
            <text:p/>
          </table:table-cell>
          <table:table-cell table:formula="of:=IF(BITAND([.$R29];BITLSHIFT(1;[.AN$2]))&gt;0;1;0)*[.$O29]" office:value-type="float" office:value="0" calcext:value-type="float">
            <text:p/>
          </table:table-cell>
          <table:table-cell table:formula="of:=IF(BITAND([.$R29];BITLSHIFT(1;[.AO$2]))&gt;0;1;0)*[.$O29]" office:value-type="float" office:value="0" calcext:value-type="float">
            <text:p/>
          </table:table-cell>
          <table:table-cell table:formula="of:=IF(BITAND([.$R29];BITLSHIFT(1;[.AP$2]))&gt;0;1;0)*[.$O29]" office:value-type="float" office:value="0" calcext:value-type="float">
            <text:p/>
          </table:table-cell>
          <table:table-cell table:formula="of:=IF(BITAND([.$R29];BITLSHIFT(1;[.AQ$2]))&gt;0;1;0)*[.$O29]" office:value-type="float" office:value="0" calcext:value-type="float">
            <text:p/>
          </table:table-cell>
          <table:table-cell table:formula="of:=IF(BITAND([.$R29];BITLSHIFT(1;[.AR$2]))&gt;0;1;0)*[.$O29]" office:value-type="float" office:value="0" calcext:value-type="float">
            <text:p/>
          </table:table-cell>
          <table:table-cell table:formula="of:=IF(BITAND([.$R29];BITLSHIFT(1;[.AS$2]))&gt;0;1;0)*[.$O29]" office:value-type="float" office:value="0" calcext:value-type="float">
            <text:p/>
          </table:table-cell>
          <table:table-cell table:formula="of:=IF(BITAND([.$R29];BITLSHIFT(1;[.AT$2]))&gt;0;1;0)*[.$O29]" office:value-type="float" office:value="0" calcext:value-type="float">
            <text:p/>
          </table:table-cell>
          <table:table-cell table:formula="of:=IF(BITAND([.$R29];BITLSHIFT(1;[.AU$2]))&gt;0;1;0)*[.$O29]" office:value-type="float" office:value="0" calcext:value-type="float">
            <text:p/>
          </table:table-cell>
          <table:table-cell table:formula="of:=IF(BITAND([.$R29];BITLSHIFT(1;[.AV$2]))&gt;0;1;0)*[.$O29]" office:value-type="float" office:value="0" calcext:value-type="float">
            <text:p/>
          </table:table-cell>
          <table:table-cell table:formula="of:=IF(BITAND([.$R29];BITLSHIFT(1;[.AW$2]))&gt;0;1;0)*[.$O29]" office:value-type="float" office:value="0" calcext:value-type="float">
            <text:p/>
          </table:table-cell>
          <table:table-cell table:formula="of:=IF(BITAND([.$R29];BITLSHIFT(1;[.AX$2]))&gt;0;1;0)*[.$O29]" office:value-type="float" office:value="0" calcext:value-type="float">
            <text:p/>
          </table:table-cell>
          <table:table-cell table:formula="of:=IF(BITAND([.$Q29];BITLSHIFT(1;[.AY$2]))&gt;0;1;0)*[.$O29]" office:value-type="float" office:value="0" calcext:value-type="float">
            <text:p/>
          </table:table-cell>
          <table:table-cell table:formula="of:=IF(BITAND([.$Q29];BITLSHIFT(1;[.AZ$2]))&gt;0;1;0)*[.$O29]" office:value-type="float" office:value="0" calcext:value-type="float">
            <text:p/>
          </table:table-cell>
          <table:table-cell table:formula="of:=IF(BITAND([.$Q29];BITLSHIFT(1;[.BA$2]))&gt;0;1;0)*[.$O29]" office:value-type="float" office:value="0" calcext:value-type="float">
            <text:p/>
          </table:table-cell>
          <table:table-cell table:formula="of:=IF(BITAND([.$Q29];BITLSHIFT(1;[.BB$2]))&gt;0;1;0)*[.$O29]" office:value-type="float" office:value="0" calcext:value-type="float">
            <text:p/>
          </table:table-cell>
          <table:table-cell table:formula="of:=IF(BITAND([.$Q29];BITLSHIFT(1;[.BC$2]))&gt;0;1;0)*[.$O29]" office:value-type="float" office:value="0" calcext:value-type="float">
            <text:p/>
          </table:table-cell>
          <table:table-cell table:formula="of:=IF(BITAND([.$Q29];BITLSHIFT(1;[.BD$2]))&gt;0;1;0)*[.$O29]" office:value-type="float" office:value="0" calcext:value-type="float">
            <text:p/>
          </table:table-cell>
          <table:table-cell table:formula="of:=IF(BITAND([.$Q29];BITLSHIFT(1;[.BE$2]))&gt;0;1;0)*[.$O29]" office:value-type="float" office:value="0" calcext:value-type="float">
            <text:p/>
          </table:table-cell>
          <table:table-cell table:formula="of:=IF(BITAND([.$Q29];BITLSHIFT(1;[.BF$2]))&gt;0;1;0)*[.$O29]" office:value-type="float" office:value="0" calcext:value-type="float">
            <text:p/>
          </table:table-cell>
          <table:table-cell table:formula="of:=IF(BITAND([.$Q29];BITLSHIFT(1;[.BG$2]))&gt;0;1;0)*[.$O29]" office:value-type="float" office:value="0" calcext:value-type="float">
            <text:p/>
          </table:table-cell>
          <table:table-cell table:formula="of:=IF(BITAND([.$Q29];BITLSHIFT(1;[.BH$2]))&gt;0;1;0)*[.$O29]" office:value-type="float" office:value="0" calcext:value-type="float">
            <text:p/>
          </table:table-cell>
          <table:table-cell table:formula="of:=IF(BITAND([.$Q29];BITLSHIFT(1;[.BI$2]))&gt;0;1;0)*[.$O29]" office:value-type="float" office:value="0" calcext:value-type="float">
            <text:p/>
          </table:table-cell>
          <table:table-cell table:formula="of:=IF(BITAND([.$Q29];BITLSHIFT(1;[.BJ$2]))&gt;0;1;0)*[.$O29]" office:value-type="float" office:value="0" calcext:value-type="float">
            <text:p/>
          </table:table-cell>
          <table:table-cell table:formula="of:=IF(BITAND([.$Q29];BITLSHIFT(1;[.BK$2]))&gt;0;1;0)*[.$O29]" office:value-type="float" office:value="0" calcext:value-type="float">
            <text:p/>
          </table:table-cell>
          <table:table-cell table:formula="of:=IF(BITAND([.$Q29];BITLSHIFT(1;[.BL$2]))&gt;0;1;0)*[.$O29]" office:value-type="float" office:value="0" calcext:value-type="float">
            <text:p/>
          </table:table-cell>
          <table:table-cell table:formula="of:=IF(BITAND([.$Q29];BITLSHIFT(1;[.BM$2]))&gt;0;1;0)*[.$O29]" office:value-type="float" office:value="0" calcext:value-type="float">
            <text:p/>
          </table:table-cell>
          <table:table-cell table:formula="of:=IF(BITAND([.$Q29];BITLSHIFT(1;[.BN$2]))&gt;0;1;0)*[.$O29]" office:value-type="float" office:value="0" calcext:value-type="float">
            <text:p/>
          </table:table-cell>
          <table:table-cell table:formula="of:=IF(BITAND([.$Q29];BITLSHIFT(1;[.BO$2]))&gt;0;1;0)*[.$O29]" office:value-type="float" office:value="0" calcext:value-type="float">
            <text:p/>
          </table:table-cell>
          <table:table-cell table:formula="of:=IF(BITAND([.$Q29];BITLSHIFT(1;[.BP$2]))&gt;0;1;0)*[.$O29]" office:value-type="float" office:value="0" calcext:value-type="float">
            <text:p/>
          </table:table-cell>
          <table:table-cell table:formula="of:=IF(BITAND([.$Q29];BITLSHIFT(1;[.BQ$2]))&gt;0;1;0)*[.$O29]" office:value-type="float" office:value="0" calcext:value-type="float">
            <text:p/>
          </table:table-cell>
          <table:table-cell table:formula="of:=IF(BITAND([.$Q29];BITLSHIFT(1;[.BR$2]))&gt;0;1;0)*[.$O29]" office:value-type="float" office:value="0" calcext:value-type="float">
            <text:p/>
          </table:table-cell>
          <table:table-cell table:formula="of:=IF(BITAND([.$Q29];BITLSHIFT(1;[.BS$2]))&gt;0;1;0)*[.$O29]" office:value-type="float" office:value="0" calcext:value-type="float">
            <text:p/>
          </table:table-cell>
          <table:table-cell table:formula="of:=IF(BITAND([.$Q29];BITLSHIFT(1;[.BT$2]))&gt;0;1;0)*[.$O29]" office:value-type="float" office:value="0" calcext:value-type="float">
            <text:p/>
          </table:table-cell>
          <table:table-cell table:formula="of:=IF(BITAND([.$Q29];BITLSHIFT(1;[.BU$2]))&gt;0;1;0)*[.$O29]" office:value-type="float" office:value="0" calcext:value-type="float">
            <text:p/>
          </table:table-cell>
          <table:table-cell table:formula="of:=IF(BITAND([.$Q29];BITLSHIFT(1;[.BV$2]))&gt;0;1;0)*[.$O29]" office:value-type="float" office:value="0" calcext:value-type="float">
            <text:p/>
          </table:table-cell>
          <table:table-cell table:formula="of:=IF(BITAND([.$Q29];BITLSHIFT(1;[.BW$2]))&gt;0;1;0)*[.$O29]" office:value-type="float" office:value="0" calcext:value-type="float">
            <text:p/>
          </table:table-cell>
          <table:table-cell table:formula="of:=IF(BITAND([.$Q29];BITLSHIFT(1;[.BX$2]))&gt;0;1;0)*[.$O29]" office:value-type="float" office:value="0" calcext:value-type="float">
            <text:p/>
          </table:table-cell>
          <table:table-cell table:formula="of:=IF(BITAND([.$Q29];BITLSHIFT(1;[.BY$2]))&gt;0;1;0)*[.$O29]" office:value-type="float" office:value="0" calcext:value-type="float">
            <text:p/>
          </table:table-cell>
          <table:table-cell table:formula="of:=IF(BITAND([.$Q29];BITLSHIFT(1;[.BZ$2]))&gt;0;1;0)*[.$O29]" office:value-type="float" office:value="0" calcext:value-type="float">
            <text:p/>
          </table:table-cell>
          <table:table-cell table:formula="of:=IF(BITAND([.$Q29];BITLSHIFT(1;[.CA$2]))&gt;0;1;0)*[.$O29]" office:value-type="float" office:value="0" calcext:value-type="float">
            <text:p/>
          </table:table-cell>
          <table:table-cell table:formula="of:=IF(BITAND([.$Q29];BITLSHIFT(1;[.CB$2]))&gt;0;1;0)*[.$O29]" office:value-type="float" office:value="0" calcext:value-type="float">
            <text:p/>
          </table:table-cell>
          <table:table-cell table:formula="of:=IF(BITAND([.$Q29];BITLSHIFT(1;[.CC$2]))&gt;0;1;0)*[.$O29]" office:value-type="float" office:value="0" calcext:value-type="float">
            <text:p/>
          </table:table-cell>
          <table:table-cell table:formula="of:=IF(BITAND([.$Q29];BITLSHIFT(1;[.CD$2]))&gt;0;1;0)*[.$O2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0];10) ;16)" office:value-type="float" office:value="0" calcext:value-type="float">
            <text:p/>
          </table:table-cell>
          <table:table-cell table:formula="of:=DECIMAL(RIGHT([.N30];8) ;16)" office:value-type="float" office:value="0" calcext:value-type="float">
            <text:p/>
          </table:table-cell>
          <table:table-cell table:formula="of:=IF(BITAND([.$R30];BITLSHIFT(1;[.S$2]))&gt;0;1;0)*[.$O30]" office:value-type="float" office:value="0" calcext:value-type="float">
            <text:p/>
          </table:table-cell>
          <table:table-cell table:formula="of:=IF(BITAND([.$R30];BITLSHIFT(1;[.T$2]))&gt;0;1;0)*[.$O30]" office:value-type="float" office:value="0" calcext:value-type="float">
            <text:p/>
          </table:table-cell>
          <table:table-cell table:formula="of:=IF(BITAND([.$R30];BITLSHIFT(1;[.U$2]))&gt;0;1;0)*[.$O30]" office:value-type="float" office:value="0" calcext:value-type="float">
            <text:p/>
          </table:table-cell>
          <table:table-cell table:formula="of:=IF(BITAND([.$R30];BITLSHIFT(1;[.V$2]))&gt;0;1;0)*[.$O30]" office:value-type="float" office:value="0" calcext:value-type="float">
            <text:p/>
          </table:table-cell>
          <table:table-cell table:formula="of:=IF(BITAND([.$R30];BITLSHIFT(1;[.W$2]))&gt;0;1;0)*[.$O30]" office:value-type="float" office:value="0" calcext:value-type="float">
            <text:p/>
          </table:table-cell>
          <table:table-cell table:formula="of:=IF(BITAND([.$R30];BITLSHIFT(1;[.X$2]))&gt;0;1;0)*[.$O30]" office:value-type="float" office:value="0" calcext:value-type="float">
            <text:p/>
          </table:table-cell>
          <table:table-cell table:formula="of:=IF(BITAND([.$R30];BITLSHIFT(1;[.Y$2]))&gt;0;1;0)*[.$O30]" office:value-type="float" office:value="0" calcext:value-type="float">
            <text:p/>
          </table:table-cell>
          <table:table-cell table:formula="of:=IF(BITAND([.$R30];BITLSHIFT(1;[.Z$2]))&gt;0;1;0)*[.$O30]" office:value-type="float" office:value="0" calcext:value-type="float">
            <text:p/>
          </table:table-cell>
          <table:table-cell table:formula="of:=IF(BITAND([.$R30];BITLSHIFT(1;[.AA$2]))&gt;0;1;0)*[.$O30]" office:value-type="float" office:value="0" calcext:value-type="float">
            <text:p/>
          </table:table-cell>
          <table:table-cell table:formula="of:=IF(BITAND([.$R30];BITLSHIFT(1;[.AB$2]))&gt;0;1;0)*[.$O30]" office:value-type="float" office:value="0" calcext:value-type="float">
            <text:p/>
          </table:table-cell>
          <table:table-cell table:formula="of:=IF(BITAND([.$R30];BITLSHIFT(1;[.AC$2]))&gt;0;1;0)*[.$O30]" office:value-type="float" office:value="0" calcext:value-type="float">
            <text:p/>
          </table:table-cell>
          <table:table-cell table:formula="of:=IF(BITAND([.$R30];BITLSHIFT(1;[.AD$2]))&gt;0;1;0)*[.$O30]" office:value-type="float" office:value="0" calcext:value-type="float">
            <text:p/>
          </table:table-cell>
          <table:table-cell table:formula="of:=IF(BITAND([.$R30];BITLSHIFT(1;[.AE$2]))&gt;0;1;0)*[.$O30]" office:value-type="float" office:value="0" calcext:value-type="float">
            <text:p/>
          </table:table-cell>
          <table:table-cell table:formula="of:=IF(BITAND([.$R30];BITLSHIFT(1;[.AF$2]))&gt;0;1;0)*[.$O30]" office:value-type="float" office:value="0" calcext:value-type="float">
            <text:p/>
          </table:table-cell>
          <table:table-cell table:formula="of:=IF(BITAND([.$R30];BITLSHIFT(1;[.AG$2]))&gt;0;1;0)*[.$O30]" office:value-type="float" office:value="0" calcext:value-type="float">
            <text:p/>
          </table:table-cell>
          <table:table-cell table:formula="of:=IF(BITAND([.$R30];BITLSHIFT(1;[.AH$2]))&gt;0;1;0)*[.$O30]" office:value-type="float" office:value="0" calcext:value-type="float">
            <text:p/>
          </table:table-cell>
          <table:table-cell table:formula="of:=IF(BITAND([.$R30];BITLSHIFT(1;[.AI$2]))&gt;0;1;0)*[.$O30]" office:value-type="float" office:value="0" calcext:value-type="float">
            <text:p/>
          </table:table-cell>
          <table:table-cell table:formula="of:=IF(BITAND([.$R30];BITLSHIFT(1;[.AJ$2]))&gt;0;1;0)*[.$O30]" office:value-type="float" office:value="0" calcext:value-type="float">
            <text:p/>
          </table:table-cell>
          <table:table-cell table:formula="of:=IF(BITAND([.$R30];BITLSHIFT(1;[.AK$2]))&gt;0;1;0)*[.$O30]" office:value-type="float" office:value="0" calcext:value-type="float">
            <text:p/>
          </table:table-cell>
          <table:table-cell table:formula="of:=IF(BITAND([.$R30];BITLSHIFT(1;[.AL$2]))&gt;0;1;0)*[.$O30]" office:value-type="float" office:value="0" calcext:value-type="float">
            <text:p/>
          </table:table-cell>
          <table:table-cell table:formula="of:=IF(BITAND([.$R30];BITLSHIFT(1;[.AM$2]))&gt;0;1;0)*[.$O30]" office:value-type="float" office:value="0" calcext:value-type="float">
            <text:p/>
          </table:table-cell>
          <table:table-cell table:formula="of:=IF(BITAND([.$R30];BITLSHIFT(1;[.AN$2]))&gt;0;1;0)*[.$O30]" office:value-type="float" office:value="0" calcext:value-type="float">
            <text:p/>
          </table:table-cell>
          <table:table-cell table:formula="of:=IF(BITAND([.$R30];BITLSHIFT(1;[.AO$2]))&gt;0;1;0)*[.$O30]" office:value-type="float" office:value="0" calcext:value-type="float">
            <text:p/>
          </table:table-cell>
          <table:table-cell table:formula="of:=IF(BITAND([.$R30];BITLSHIFT(1;[.AP$2]))&gt;0;1;0)*[.$O30]" office:value-type="float" office:value="0" calcext:value-type="float">
            <text:p/>
          </table:table-cell>
          <table:table-cell table:formula="of:=IF(BITAND([.$R30];BITLSHIFT(1;[.AQ$2]))&gt;0;1;0)*[.$O30]" office:value-type="float" office:value="0" calcext:value-type="float">
            <text:p/>
          </table:table-cell>
          <table:table-cell table:formula="of:=IF(BITAND([.$R30];BITLSHIFT(1;[.AR$2]))&gt;0;1;0)*[.$O30]" office:value-type="float" office:value="0" calcext:value-type="float">
            <text:p/>
          </table:table-cell>
          <table:table-cell table:formula="of:=IF(BITAND([.$R30];BITLSHIFT(1;[.AS$2]))&gt;0;1;0)*[.$O30]" office:value-type="float" office:value="0" calcext:value-type="float">
            <text:p/>
          </table:table-cell>
          <table:table-cell table:formula="of:=IF(BITAND([.$R30];BITLSHIFT(1;[.AT$2]))&gt;0;1;0)*[.$O30]" office:value-type="float" office:value="0" calcext:value-type="float">
            <text:p/>
          </table:table-cell>
          <table:table-cell table:formula="of:=IF(BITAND([.$R30];BITLSHIFT(1;[.AU$2]))&gt;0;1;0)*[.$O30]" office:value-type="float" office:value="0" calcext:value-type="float">
            <text:p/>
          </table:table-cell>
          <table:table-cell table:formula="of:=IF(BITAND([.$R30];BITLSHIFT(1;[.AV$2]))&gt;0;1;0)*[.$O30]" office:value-type="float" office:value="0" calcext:value-type="float">
            <text:p/>
          </table:table-cell>
          <table:table-cell table:formula="of:=IF(BITAND([.$R30];BITLSHIFT(1;[.AW$2]))&gt;0;1;0)*[.$O30]" office:value-type="float" office:value="0" calcext:value-type="float">
            <text:p/>
          </table:table-cell>
          <table:table-cell table:formula="of:=IF(BITAND([.$R30];BITLSHIFT(1;[.AX$2]))&gt;0;1;0)*[.$O30]" office:value-type="float" office:value="0" calcext:value-type="float">
            <text:p/>
          </table:table-cell>
          <table:table-cell table:formula="of:=IF(BITAND([.$Q30];BITLSHIFT(1;[.AY$2]))&gt;0;1;0)*[.$O30]" office:value-type="float" office:value="0" calcext:value-type="float">
            <text:p/>
          </table:table-cell>
          <table:table-cell table:formula="of:=IF(BITAND([.$Q30];BITLSHIFT(1;[.AZ$2]))&gt;0;1;0)*[.$O30]" office:value-type="float" office:value="0" calcext:value-type="float">
            <text:p/>
          </table:table-cell>
          <table:table-cell table:formula="of:=IF(BITAND([.$Q30];BITLSHIFT(1;[.BA$2]))&gt;0;1;0)*[.$O30]" office:value-type="float" office:value="0" calcext:value-type="float">
            <text:p/>
          </table:table-cell>
          <table:table-cell table:formula="of:=IF(BITAND([.$Q30];BITLSHIFT(1;[.BB$2]))&gt;0;1;0)*[.$O30]" office:value-type="float" office:value="0" calcext:value-type="float">
            <text:p/>
          </table:table-cell>
          <table:table-cell table:formula="of:=IF(BITAND([.$Q30];BITLSHIFT(1;[.BC$2]))&gt;0;1;0)*[.$O30]" office:value-type="float" office:value="0" calcext:value-type="float">
            <text:p/>
          </table:table-cell>
          <table:table-cell table:formula="of:=IF(BITAND([.$Q30];BITLSHIFT(1;[.BD$2]))&gt;0;1;0)*[.$O30]" office:value-type="float" office:value="0" calcext:value-type="float">
            <text:p/>
          </table:table-cell>
          <table:table-cell table:formula="of:=IF(BITAND([.$Q30];BITLSHIFT(1;[.BE$2]))&gt;0;1;0)*[.$O30]" office:value-type="float" office:value="0" calcext:value-type="float">
            <text:p/>
          </table:table-cell>
          <table:table-cell table:formula="of:=IF(BITAND([.$Q30];BITLSHIFT(1;[.BF$2]))&gt;0;1;0)*[.$O30]" office:value-type="float" office:value="0" calcext:value-type="float">
            <text:p/>
          </table:table-cell>
          <table:table-cell table:formula="of:=IF(BITAND([.$Q30];BITLSHIFT(1;[.BG$2]))&gt;0;1;0)*[.$O30]" office:value-type="float" office:value="0" calcext:value-type="float">
            <text:p/>
          </table:table-cell>
          <table:table-cell table:formula="of:=IF(BITAND([.$Q30];BITLSHIFT(1;[.BH$2]))&gt;0;1;0)*[.$O30]" office:value-type="float" office:value="0" calcext:value-type="float">
            <text:p/>
          </table:table-cell>
          <table:table-cell table:formula="of:=IF(BITAND([.$Q30];BITLSHIFT(1;[.BI$2]))&gt;0;1;0)*[.$O30]" office:value-type="float" office:value="0" calcext:value-type="float">
            <text:p/>
          </table:table-cell>
          <table:table-cell table:formula="of:=IF(BITAND([.$Q30];BITLSHIFT(1;[.BJ$2]))&gt;0;1;0)*[.$O30]" office:value-type="float" office:value="0" calcext:value-type="float">
            <text:p/>
          </table:table-cell>
          <table:table-cell table:formula="of:=IF(BITAND([.$Q30];BITLSHIFT(1;[.BK$2]))&gt;0;1;0)*[.$O30]" office:value-type="float" office:value="0" calcext:value-type="float">
            <text:p/>
          </table:table-cell>
          <table:table-cell table:formula="of:=IF(BITAND([.$Q30];BITLSHIFT(1;[.BL$2]))&gt;0;1;0)*[.$O30]" office:value-type="float" office:value="0" calcext:value-type="float">
            <text:p/>
          </table:table-cell>
          <table:table-cell table:formula="of:=IF(BITAND([.$Q30];BITLSHIFT(1;[.BM$2]))&gt;0;1;0)*[.$O30]" office:value-type="float" office:value="0" calcext:value-type="float">
            <text:p/>
          </table:table-cell>
          <table:table-cell table:formula="of:=IF(BITAND([.$Q30];BITLSHIFT(1;[.BN$2]))&gt;0;1;0)*[.$O30]" office:value-type="float" office:value="0" calcext:value-type="float">
            <text:p/>
          </table:table-cell>
          <table:table-cell table:formula="of:=IF(BITAND([.$Q30];BITLSHIFT(1;[.BO$2]))&gt;0;1;0)*[.$O30]" office:value-type="float" office:value="0" calcext:value-type="float">
            <text:p/>
          </table:table-cell>
          <table:table-cell table:formula="of:=IF(BITAND([.$Q30];BITLSHIFT(1;[.BP$2]))&gt;0;1;0)*[.$O30]" office:value-type="float" office:value="0" calcext:value-type="float">
            <text:p/>
          </table:table-cell>
          <table:table-cell table:formula="of:=IF(BITAND([.$Q30];BITLSHIFT(1;[.BQ$2]))&gt;0;1;0)*[.$O30]" office:value-type="float" office:value="0" calcext:value-type="float">
            <text:p/>
          </table:table-cell>
          <table:table-cell table:formula="of:=IF(BITAND([.$Q30];BITLSHIFT(1;[.BR$2]))&gt;0;1;0)*[.$O30]" office:value-type="float" office:value="0" calcext:value-type="float">
            <text:p/>
          </table:table-cell>
          <table:table-cell table:formula="of:=IF(BITAND([.$Q30];BITLSHIFT(1;[.BS$2]))&gt;0;1;0)*[.$O30]" office:value-type="float" office:value="0" calcext:value-type="float">
            <text:p/>
          </table:table-cell>
          <table:table-cell table:formula="of:=IF(BITAND([.$Q30];BITLSHIFT(1;[.BT$2]))&gt;0;1;0)*[.$O30]" office:value-type="float" office:value="0" calcext:value-type="float">
            <text:p/>
          </table:table-cell>
          <table:table-cell table:formula="of:=IF(BITAND([.$Q30];BITLSHIFT(1;[.BU$2]))&gt;0;1;0)*[.$O30]" office:value-type="float" office:value="0" calcext:value-type="float">
            <text:p/>
          </table:table-cell>
          <table:table-cell table:formula="of:=IF(BITAND([.$Q30];BITLSHIFT(1;[.BV$2]))&gt;0;1;0)*[.$O30]" office:value-type="float" office:value="0" calcext:value-type="float">
            <text:p/>
          </table:table-cell>
          <table:table-cell table:formula="of:=IF(BITAND([.$Q30];BITLSHIFT(1;[.BW$2]))&gt;0;1;0)*[.$O30]" office:value-type="float" office:value="0" calcext:value-type="float">
            <text:p/>
          </table:table-cell>
          <table:table-cell table:formula="of:=IF(BITAND([.$Q30];BITLSHIFT(1;[.BX$2]))&gt;0;1;0)*[.$O30]" office:value-type="float" office:value="0" calcext:value-type="float">
            <text:p/>
          </table:table-cell>
          <table:table-cell table:formula="of:=IF(BITAND([.$Q30];BITLSHIFT(1;[.BY$2]))&gt;0;1;0)*[.$O30]" office:value-type="float" office:value="0" calcext:value-type="float">
            <text:p/>
          </table:table-cell>
          <table:table-cell table:formula="of:=IF(BITAND([.$Q30];BITLSHIFT(1;[.BZ$2]))&gt;0;1;0)*[.$O30]" office:value-type="float" office:value="0" calcext:value-type="float">
            <text:p/>
          </table:table-cell>
          <table:table-cell table:formula="of:=IF(BITAND([.$Q30];BITLSHIFT(1;[.CA$2]))&gt;0;1;0)*[.$O30]" office:value-type="float" office:value="0" calcext:value-type="float">
            <text:p/>
          </table:table-cell>
          <table:table-cell table:formula="of:=IF(BITAND([.$Q30];BITLSHIFT(1;[.CB$2]))&gt;0;1;0)*[.$O30]" office:value-type="float" office:value="0" calcext:value-type="float">
            <text:p/>
          </table:table-cell>
          <table:table-cell table:formula="of:=IF(BITAND([.$Q30];BITLSHIFT(1;[.CC$2]))&gt;0;1;0)*[.$O30]" office:value-type="float" office:value="0" calcext:value-type="float">
            <text:p/>
          </table:table-cell>
          <table:table-cell table:formula="of:=IF(BITAND([.$Q30];BITLSHIFT(1;[.CD$2]))&gt;0;1;0)*[.$O3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1];10) ;16)" office:value-type="float" office:value="0" calcext:value-type="float">
            <text:p/>
          </table:table-cell>
          <table:table-cell table:formula="of:=DECIMAL(RIGHT([.N31];8) ;16)" office:value-type="float" office:value="0" calcext:value-type="float">
            <text:p/>
          </table:table-cell>
          <table:table-cell table:formula="of:=IF(BITAND([.$R31];BITLSHIFT(1;[.S$2]))&gt;0;1;0)*[.$O31]" office:value-type="float" office:value="0" calcext:value-type="float">
            <text:p/>
          </table:table-cell>
          <table:table-cell table:formula="of:=IF(BITAND([.$R31];BITLSHIFT(1;[.T$2]))&gt;0;1;0)*[.$O31]" office:value-type="float" office:value="0" calcext:value-type="float">
            <text:p/>
          </table:table-cell>
          <table:table-cell table:formula="of:=IF(BITAND([.$R31];BITLSHIFT(1;[.U$2]))&gt;0;1;0)*[.$O31]" office:value-type="float" office:value="0" calcext:value-type="float">
            <text:p/>
          </table:table-cell>
          <table:table-cell table:formula="of:=IF(BITAND([.$R31];BITLSHIFT(1;[.V$2]))&gt;0;1;0)*[.$O31]" office:value-type="float" office:value="0" calcext:value-type="float">
            <text:p/>
          </table:table-cell>
          <table:table-cell table:formula="of:=IF(BITAND([.$R31];BITLSHIFT(1;[.W$2]))&gt;0;1;0)*[.$O31]" office:value-type="float" office:value="0" calcext:value-type="float">
            <text:p/>
          </table:table-cell>
          <table:table-cell table:formula="of:=IF(BITAND([.$R31];BITLSHIFT(1;[.X$2]))&gt;0;1;0)*[.$O31]" office:value-type="float" office:value="0" calcext:value-type="float">
            <text:p/>
          </table:table-cell>
          <table:table-cell table:formula="of:=IF(BITAND([.$R31];BITLSHIFT(1;[.Y$2]))&gt;0;1;0)*[.$O31]" office:value-type="float" office:value="0" calcext:value-type="float">
            <text:p/>
          </table:table-cell>
          <table:table-cell table:formula="of:=IF(BITAND([.$R31];BITLSHIFT(1;[.Z$2]))&gt;0;1;0)*[.$O31]" office:value-type="float" office:value="0" calcext:value-type="float">
            <text:p/>
          </table:table-cell>
          <table:table-cell table:formula="of:=IF(BITAND([.$R31];BITLSHIFT(1;[.AA$2]))&gt;0;1;0)*[.$O31]" office:value-type="float" office:value="0" calcext:value-type="float">
            <text:p/>
          </table:table-cell>
          <table:table-cell table:formula="of:=IF(BITAND([.$R31];BITLSHIFT(1;[.AB$2]))&gt;0;1;0)*[.$O31]" office:value-type="float" office:value="0" calcext:value-type="float">
            <text:p/>
          </table:table-cell>
          <table:table-cell table:formula="of:=IF(BITAND([.$R31];BITLSHIFT(1;[.AC$2]))&gt;0;1;0)*[.$O31]" office:value-type="float" office:value="0" calcext:value-type="float">
            <text:p/>
          </table:table-cell>
          <table:table-cell table:formula="of:=IF(BITAND([.$R31];BITLSHIFT(1;[.AD$2]))&gt;0;1;0)*[.$O31]" office:value-type="float" office:value="0" calcext:value-type="float">
            <text:p/>
          </table:table-cell>
          <table:table-cell table:formula="of:=IF(BITAND([.$R31];BITLSHIFT(1;[.AE$2]))&gt;0;1;0)*[.$O31]" office:value-type="float" office:value="0" calcext:value-type="float">
            <text:p/>
          </table:table-cell>
          <table:table-cell table:formula="of:=IF(BITAND([.$R31];BITLSHIFT(1;[.AF$2]))&gt;0;1;0)*[.$O31]" office:value-type="float" office:value="0" calcext:value-type="float">
            <text:p/>
          </table:table-cell>
          <table:table-cell table:formula="of:=IF(BITAND([.$R31];BITLSHIFT(1;[.AG$2]))&gt;0;1;0)*[.$O31]" office:value-type="float" office:value="0" calcext:value-type="float">
            <text:p/>
          </table:table-cell>
          <table:table-cell table:formula="of:=IF(BITAND([.$R31];BITLSHIFT(1;[.AH$2]))&gt;0;1;0)*[.$O31]" office:value-type="float" office:value="0" calcext:value-type="float">
            <text:p/>
          </table:table-cell>
          <table:table-cell table:formula="of:=IF(BITAND([.$R31];BITLSHIFT(1;[.AI$2]))&gt;0;1;0)*[.$O31]" office:value-type="float" office:value="0" calcext:value-type="float">
            <text:p/>
          </table:table-cell>
          <table:table-cell table:formula="of:=IF(BITAND([.$R31];BITLSHIFT(1;[.AJ$2]))&gt;0;1;0)*[.$O31]" office:value-type="float" office:value="0" calcext:value-type="float">
            <text:p/>
          </table:table-cell>
          <table:table-cell table:formula="of:=IF(BITAND([.$R31];BITLSHIFT(1;[.AK$2]))&gt;0;1;0)*[.$O31]" office:value-type="float" office:value="0" calcext:value-type="float">
            <text:p/>
          </table:table-cell>
          <table:table-cell table:formula="of:=IF(BITAND([.$R31];BITLSHIFT(1;[.AL$2]))&gt;0;1;0)*[.$O31]" office:value-type="float" office:value="0" calcext:value-type="float">
            <text:p/>
          </table:table-cell>
          <table:table-cell table:formula="of:=IF(BITAND([.$R31];BITLSHIFT(1;[.AM$2]))&gt;0;1;0)*[.$O31]" office:value-type="float" office:value="0" calcext:value-type="float">
            <text:p/>
          </table:table-cell>
          <table:table-cell table:formula="of:=IF(BITAND([.$R31];BITLSHIFT(1;[.AN$2]))&gt;0;1;0)*[.$O31]" office:value-type="float" office:value="0" calcext:value-type="float">
            <text:p/>
          </table:table-cell>
          <table:table-cell table:formula="of:=IF(BITAND([.$R31];BITLSHIFT(1;[.AO$2]))&gt;0;1;0)*[.$O31]" office:value-type="float" office:value="0" calcext:value-type="float">
            <text:p/>
          </table:table-cell>
          <table:table-cell table:formula="of:=IF(BITAND([.$R31];BITLSHIFT(1;[.AP$2]))&gt;0;1;0)*[.$O31]" office:value-type="float" office:value="0" calcext:value-type="float">
            <text:p/>
          </table:table-cell>
          <table:table-cell table:formula="of:=IF(BITAND([.$R31];BITLSHIFT(1;[.AQ$2]))&gt;0;1;0)*[.$O31]" office:value-type="float" office:value="0" calcext:value-type="float">
            <text:p/>
          </table:table-cell>
          <table:table-cell table:formula="of:=IF(BITAND([.$R31];BITLSHIFT(1;[.AR$2]))&gt;0;1;0)*[.$O31]" office:value-type="float" office:value="0" calcext:value-type="float">
            <text:p/>
          </table:table-cell>
          <table:table-cell table:formula="of:=IF(BITAND([.$R31];BITLSHIFT(1;[.AS$2]))&gt;0;1;0)*[.$O31]" office:value-type="float" office:value="0" calcext:value-type="float">
            <text:p/>
          </table:table-cell>
          <table:table-cell table:formula="of:=IF(BITAND([.$R31];BITLSHIFT(1;[.AT$2]))&gt;0;1;0)*[.$O31]" office:value-type="float" office:value="0" calcext:value-type="float">
            <text:p/>
          </table:table-cell>
          <table:table-cell table:formula="of:=IF(BITAND([.$R31];BITLSHIFT(1;[.AU$2]))&gt;0;1;0)*[.$O31]" office:value-type="float" office:value="0" calcext:value-type="float">
            <text:p/>
          </table:table-cell>
          <table:table-cell table:formula="of:=IF(BITAND([.$R31];BITLSHIFT(1;[.AV$2]))&gt;0;1;0)*[.$O31]" office:value-type="float" office:value="0" calcext:value-type="float">
            <text:p/>
          </table:table-cell>
          <table:table-cell table:formula="of:=IF(BITAND([.$R31];BITLSHIFT(1;[.AW$2]))&gt;0;1;0)*[.$O31]" office:value-type="float" office:value="0" calcext:value-type="float">
            <text:p/>
          </table:table-cell>
          <table:table-cell table:formula="of:=IF(BITAND([.$R31];BITLSHIFT(1;[.AX$2]))&gt;0;1;0)*[.$O31]" office:value-type="float" office:value="0" calcext:value-type="float">
            <text:p/>
          </table:table-cell>
          <table:table-cell table:formula="of:=IF(BITAND([.$Q31];BITLSHIFT(1;[.AY$2]))&gt;0;1;0)*[.$O31]" office:value-type="float" office:value="0" calcext:value-type="float">
            <text:p/>
          </table:table-cell>
          <table:table-cell table:formula="of:=IF(BITAND([.$Q31];BITLSHIFT(1;[.AZ$2]))&gt;0;1;0)*[.$O31]" office:value-type="float" office:value="0" calcext:value-type="float">
            <text:p/>
          </table:table-cell>
          <table:table-cell table:formula="of:=IF(BITAND([.$Q31];BITLSHIFT(1;[.BA$2]))&gt;0;1;0)*[.$O31]" office:value-type="float" office:value="0" calcext:value-type="float">
            <text:p/>
          </table:table-cell>
          <table:table-cell table:formula="of:=IF(BITAND([.$Q31];BITLSHIFT(1;[.BB$2]))&gt;0;1;0)*[.$O31]" office:value-type="float" office:value="0" calcext:value-type="float">
            <text:p/>
          </table:table-cell>
          <table:table-cell table:formula="of:=IF(BITAND([.$Q31];BITLSHIFT(1;[.BC$2]))&gt;0;1;0)*[.$O31]" office:value-type="float" office:value="0" calcext:value-type="float">
            <text:p/>
          </table:table-cell>
          <table:table-cell table:formula="of:=IF(BITAND([.$Q31];BITLSHIFT(1;[.BD$2]))&gt;0;1;0)*[.$O31]" office:value-type="float" office:value="0" calcext:value-type="float">
            <text:p/>
          </table:table-cell>
          <table:table-cell table:formula="of:=IF(BITAND([.$Q31];BITLSHIFT(1;[.BE$2]))&gt;0;1;0)*[.$O31]" office:value-type="float" office:value="0" calcext:value-type="float">
            <text:p/>
          </table:table-cell>
          <table:table-cell table:formula="of:=IF(BITAND([.$Q31];BITLSHIFT(1;[.BF$2]))&gt;0;1;0)*[.$O31]" office:value-type="float" office:value="0" calcext:value-type="float">
            <text:p/>
          </table:table-cell>
          <table:table-cell table:formula="of:=IF(BITAND([.$Q31];BITLSHIFT(1;[.BG$2]))&gt;0;1;0)*[.$O31]" office:value-type="float" office:value="0" calcext:value-type="float">
            <text:p/>
          </table:table-cell>
          <table:table-cell table:formula="of:=IF(BITAND([.$Q31];BITLSHIFT(1;[.BH$2]))&gt;0;1;0)*[.$O31]" office:value-type="float" office:value="0" calcext:value-type="float">
            <text:p/>
          </table:table-cell>
          <table:table-cell table:formula="of:=IF(BITAND([.$Q31];BITLSHIFT(1;[.BI$2]))&gt;0;1;0)*[.$O31]" office:value-type="float" office:value="0" calcext:value-type="float">
            <text:p/>
          </table:table-cell>
          <table:table-cell table:formula="of:=IF(BITAND([.$Q31];BITLSHIFT(1;[.BJ$2]))&gt;0;1;0)*[.$O31]" office:value-type="float" office:value="0" calcext:value-type="float">
            <text:p/>
          </table:table-cell>
          <table:table-cell table:formula="of:=IF(BITAND([.$Q31];BITLSHIFT(1;[.BK$2]))&gt;0;1;0)*[.$O31]" office:value-type="float" office:value="0" calcext:value-type="float">
            <text:p/>
          </table:table-cell>
          <table:table-cell table:formula="of:=IF(BITAND([.$Q31];BITLSHIFT(1;[.BL$2]))&gt;0;1;0)*[.$O31]" office:value-type="float" office:value="0" calcext:value-type="float">
            <text:p/>
          </table:table-cell>
          <table:table-cell table:formula="of:=IF(BITAND([.$Q31];BITLSHIFT(1;[.BM$2]))&gt;0;1;0)*[.$O31]" office:value-type="float" office:value="0" calcext:value-type="float">
            <text:p/>
          </table:table-cell>
          <table:table-cell table:formula="of:=IF(BITAND([.$Q31];BITLSHIFT(1;[.BN$2]))&gt;0;1;0)*[.$O31]" office:value-type="float" office:value="0" calcext:value-type="float">
            <text:p/>
          </table:table-cell>
          <table:table-cell table:formula="of:=IF(BITAND([.$Q31];BITLSHIFT(1;[.BO$2]))&gt;0;1;0)*[.$O31]" office:value-type="float" office:value="0" calcext:value-type="float">
            <text:p/>
          </table:table-cell>
          <table:table-cell table:formula="of:=IF(BITAND([.$Q31];BITLSHIFT(1;[.BP$2]))&gt;0;1;0)*[.$O31]" office:value-type="float" office:value="0" calcext:value-type="float">
            <text:p/>
          </table:table-cell>
          <table:table-cell table:formula="of:=IF(BITAND([.$Q31];BITLSHIFT(1;[.BQ$2]))&gt;0;1;0)*[.$O31]" office:value-type="float" office:value="0" calcext:value-type="float">
            <text:p/>
          </table:table-cell>
          <table:table-cell table:formula="of:=IF(BITAND([.$Q31];BITLSHIFT(1;[.BR$2]))&gt;0;1;0)*[.$O31]" office:value-type="float" office:value="0" calcext:value-type="float">
            <text:p/>
          </table:table-cell>
          <table:table-cell table:formula="of:=IF(BITAND([.$Q31];BITLSHIFT(1;[.BS$2]))&gt;0;1;0)*[.$O31]" office:value-type="float" office:value="0" calcext:value-type="float">
            <text:p/>
          </table:table-cell>
          <table:table-cell table:formula="of:=IF(BITAND([.$Q31];BITLSHIFT(1;[.BT$2]))&gt;0;1;0)*[.$O31]" office:value-type="float" office:value="0" calcext:value-type="float">
            <text:p/>
          </table:table-cell>
          <table:table-cell table:formula="of:=IF(BITAND([.$Q31];BITLSHIFT(1;[.BU$2]))&gt;0;1;0)*[.$O31]" office:value-type="float" office:value="0" calcext:value-type="float">
            <text:p/>
          </table:table-cell>
          <table:table-cell table:formula="of:=IF(BITAND([.$Q31];BITLSHIFT(1;[.BV$2]))&gt;0;1;0)*[.$O31]" office:value-type="float" office:value="0" calcext:value-type="float">
            <text:p/>
          </table:table-cell>
          <table:table-cell table:formula="of:=IF(BITAND([.$Q31];BITLSHIFT(1;[.BW$2]))&gt;0;1;0)*[.$O31]" office:value-type="float" office:value="0" calcext:value-type="float">
            <text:p/>
          </table:table-cell>
          <table:table-cell table:formula="of:=IF(BITAND([.$Q31];BITLSHIFT(1;[.BX$2]))&gt;0;1;0)*[.$O31]" office:value-type="float" office:value="0" calcext:value-type="float">
            <text:p/>
          </table:table-cell>
          <table:table-cell table:formula="of:=IF(BITAND([.$Q31];BITLSHIFT(1;[.BY$2]))&gt;0;1;0)*[.$O31]" office:value-type="float" office:value="0" calcext:value-type="float">
            <text:p/>
          </table:table-cell>
          <table:table-cell table:formula="of:=IF(BITAND([.$Q31];BITLSHIFT(1;[.BZ$2]))&gt;0;1;0)*[.$O31]" office:value-type="float" office:value="0" calcext:value-type="float">
            <text:p/>
          </table:table-cell>
          <table:table-cell table:formula="of:=IF(BITAND([.$Q31];BITLSHIFT(1;[.CA$2]))&gt;0;1;0)*[.$O31]" office:value-type="float" office:value="0" calcext:value-type="float">
            <text:p/>
          </table:table-cell>
          <table:table-cell table:formula="of:=IF(BITAND([.$Q31];BITLSHIFT(1;[.CB$2]))&gt;0;1;0)*[.$O31]" office:value-type="float" office:value="0" calcext:value-type="float">
            <text:p/>
          </table:table-cell>
          <table:table-cell table:formula="of:=IF(BITAND([.$Q31];BITLSHIFT(1;[.CC$2]))&gt;0;1;0)*[.$O31]" office:value-type="float" office:value="0" calcext:value-type="float">
            <text:p/>
          </table:table-cell>
          <table:table-cell table:formula="of:=IF(BITAND([.$Q31];BITLSHIFT(1;[.CD$2]))&gt;0;1;0)*[.$O3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2];10) ;16)" office:value-type="float" office:value="0" calcext:value-type="float">
            <text:p/>
          </table:table-cell>
          <table:table-cell table:formula="of:=DECIMAL(RIGHT([.N32];8) ;16)" office:value-type="float" office:value="0" calcext:value-type="float">
            <text:p/>
          </table:table-cell>
          <table:table-cell table:formula="of:=IF(BITAND([.$R32];BITLSHIFT(1;[.S$2]))&gt;0;1;0)*[.$O32]" office:value-type="float" office:value="0" calcext:value-type="float">
            <text:p/>
          </table:table-cell>
          <table:table-cell table:formula="of:=IF(BITAND([.$R32];BITLSHIFT(1;[.T$2]))&gt;0;1;0)*[.$O32]" office:value-type="float" office:value="0" calcext:value-type="float">
            <text:p/>
          </table:table-cell>
          <table:table-cell table:formula="of:=IF(BITAND([.$R32];BITLSHIFT(1;[.U$2]))&gt;0;1;0)*[.$O32]" office:value-type="float" office:value="0" calcext:value-type="float">
            <text:p/>
          </table:table-cell>
          <table:table-cell table:formula="of:=IF(BITAND([.$R32];BITLSHIFT(1;[.V$2]))&gt;0;1;0)*[.$O32]" office:value-type="float" office:value="0" calcext:value-type="float">
            <text:p/>
          </table:table-cell>
          <table:table-cell table:formula="of:=IF(BITAND([.$R32];BITLSHIFT(1;[.W$2]))&gt;0;1;0)*[.$O32]" office:value-type="float" office:value="0" calcext:value-type="float">
            <text:p/>
          </table:table-cell>
          <table:table-cell table:formula="of:=IF(BITAND([.$R32];BITLSHIFT(1;[.X$2]))&gt;0;1;0)*[.$O32]" office:value-type="float" office:value="0" calcext:value-type="float">
            <text:p/>
          </table:table-cell>
          <table:table-cell table:formula="of:=IF(BITAND([.$R32];BITLSHIFT(1;[.Y$2]))&gt;0;1;0)*[.$O32]" office:value-type="float" office:value="0" calcext:value-type="float">
            <text:p/>
          </table:table-cell>
          <table:table-cell table:formula="of:=IF(BITAND([.$R32];BITLSHIFT(1;[.Z$2]))&gt;0;1;0)*[.$O32]" office:value-type="float" office:value="0" calcext:value-type="float">
            <text:p/>
          </table:table-cell>
          <table:table-cell table:formula="of:=IF(BITAND([.$R32];BITLSHIFT(1;[.AA$2]))&gt;0;1;0)*[.$O32]" office:value-type="float" office:value="0" calcext:value-type="float">
            <text:p/>
          </table:table-cell>
          <table:table-cell table:formula="of:=IF(BITAND([.$R32];BITLSHIFT(1;[.AB$2]))&gt;0;1;0)*[.$O32]" office:value-type="float" office:value="0" calcext:value-type="float">
            <text:p/>
          </table:table-cell>
          <table:table-cell table:formula="of:=IF(BITAND([.$R32];BITLSHIFT(1;[.AC$2]))&gt;0;1;0)*[.$O32]" office:value-type="float" office:value="0" calcext:value-type="float">
            <text:p/>
          </table:table-cell>
          <table:table-cell table:formula="of:=IF(BITAND([.$R32];BITLSHIFT(1;[.AD$2]))&gt;0;1;0)*[.$O32]" office:value-type="float" office:value="0" calcext:value-type="float">
            <text:p/>
          </table:table-cell>
          <table:table-cell table:formula="of:=IF(BITAND([.$R32];BITLSHIFT(1;[.AE$2]))&gt;0;1;0)*[.$O32]" office:value-type="float" office:value="0" calcext:value-type="float">
            <text:p/>
          </table:table-cell>
          <table:table-cell table:formula="of:=IF(BITAND([.$R32];BITLSHIFT(1;[.AF$2]))&gt;0;1;0)*[.$O32]" office:value-type="float" office:value="0" calcext:value-type="float">
            <text:p/>
          </table:table-cell>
          <table:table-cell table:formula="of:=IF(BITAND([.$R32];BITLSHIFT(1;[.AG$2]))&gt;0;1;0)*[.$O32]" office:value-type="float" office:value="0" calcext:value-type="float">
            <text:p/>
          </table:table-cell>
          <table:table-cell table:formula="of:=IF(BITAND([.$R32];BITLSHIFT(1;[.AH$2]))&gt;0;1;0)*[.$O32]" office:value-type="float" office:value="0" calcext:value-type="float">
            <text:p/>
          </table:table-cell>
          <table:table-cell table:formula="of:=IF(BITAND([.$R32];BITLSHIFT(1;[.AI$2]))&gt;0;1;0)*[.$O32]" office:value-type="float" office:value="0" calcext:value-type="float">
            <text:p/>
          </table:table-cell>
          <table:table-cell table:formula="of:=IF(BITAND([.$R32];BITLSHIFT(1;[.AJ$2]))&gt;0;1;0)*[.$O32]" office:value-type="float" office:value="0" calcext:value-type="float">
            <text:p/>
          </table:table-cell>
          <table:table-cell table:formula="of:=IF(BITAND([.$R32];BITLSHIFT(1;[.AK$2]))&gt;0;1;0)*[.$O32]" office:value-type="float" office:value="0" calcext:value-type="float">
            <text:p/>
          </table:table-cell>
          <table:table-cell table:formula="of:=IF(BITAND([.$R32];BITLSHIFT(1;[.AL$2]))&gt;0;1;0)*[.$O32]" office:value-type="float" office:value="0" calcext:value-type="float">
            <text:p/>
          </table:table-cell>
          <table:table-cell table:formula="of:=IF(BITAND([.$R32];BITLSHIFT(1;[.AM$2]))&gt;0;1;0)*[.$O32]" office:value-type="float" office:value="0" calcext:value-type="float">
            <text:p/>
          </table:table-cell>
          <table:table-cell table:formula="of:=IF(BITAND([.$R32];BITLSHIFT(1;[.AN$2]))&gt;0;1;0)*[.$O32]" office:value-type="float" office:value="0" calcext:value-type="float">
            <text:p/>
          </table:table-cell>
          <table:table-cell table:formula="of:=IF(BITAND([.$R32];BITLSHIFT(1;[.AO$2]))&gt;0;1;0)*[.$O32]" office:value-type="float" office:value="0" calcext:value-type="float">
            <text:p/>
          </table:table-cell>
          <table:table-cell table:formula="of:=IF(BITAND([.$R32];BITLSHIFT(1;[.AP$2]))&gt;0;1;0)*[.$O32]" office:value-type="float" office:value="0" calcext:value-type="float">
            <text:p/>
          </table:table-cell>
          <table:table-cell table:formula="of:=IF(BITAND([.$R32];BITLSHIFT(1;[.AQ$2]))&gt;0;1;0)*[.$O32]" office:value-type="float" office:value="0" calcext:value-type="float">
            <text:p/>
          </table:table-cell>
          <table:table-cell table:formula="of:=IF(BITAND([.$R32];BITLSHIFT(1;[.AR$2]))&gt;0;1;0)*[.$O32]" office:value-type="float" office:value="0" calcext:value-type="float">
            <text:p/>
          </table:table-cell>
          <table:table-cell table:formula="of:=IF(BITAND([.$R32];BITLSHIFT(1;[.AS$2]))&gt;0;1;0)*[.$O32]" office:value-type="float" office:value="0" calcext:value-type="float">
            <text:p/>
          </table:table-cell>
          <table:table-cell table:formula="of:=IF(BITAND([.$R32];BITLSHIFT(1;[.AT$2]))&gt;0;1;0)*[.$O32]" office:value-type="float" office:value="0" calcext:value-type="float">
            <text:p/>
          </table:table-cell>
          <table:table-cell table:formula="of:=IF(BITAND([.$R32];BITLSHIFT(1;[.AU$2]))&gt;0;1;0)*[.$O32]" office:value-type="float" office:value="0" calcext:value-type="float">
            <text:p/>
          </table:table-cell>
          <table:table-cell table:formula="of:=IF(BITAND([.$R32];BITLSHIFT(1;[.AV$2]))&gt;0;1;0)*[.$O32]" office:value-type="float" office:value="0" calcext:value-type="float">
            <text:p/>
          </table:table-cell>
          <table:table-cell table:formula="of:=IF(BITAND([.$R32];BITLSHIFT(1;[.AW$2]))&gt;0;1;0)*[.$O32]" office:value-type="float" office:value="0" calcext:value-type="float">
            <text:p/>
          </table:table-cell>
          <table:table-cell table:formula="of:=IF(BITAND([.$R32];BITLSHIFT(1;[.AX$2]))&gt;0;1;0)*[.$O32]" office:value-type="float" office:value="0" calcext:value-type="float">
            <text:p/>
          </table:table-cell>
          <table:table-cell table:formula="of:=IF(BITAND([.$Q32];BITLSHIFT(1;[.AY$2]))&gt;0;1;0)*[.$O32]" office:value-type="float" office:value="0" calcext:value-type="float">
            <text:p/>
          </table:table-cell>
          <table:table-cell table:formula="of:=IF(BITAND([.$Q32];BITLSHIFT(1;[.AZ$2]))&gt;0;1;0)*[.$O32]" office:value-type="float" office:value="0" calcext:value-type="float">
            <text:p/>
          </table:table-cell>
          <table:table-cell table:formula="of:=IF(BITAND([.$Q32];BITLSHIFT(1;[.BA$2]))&gt;0;1;0)*[.$O32]" office:value-type="float" office:value="0" calcext:value-type="float">
            <text:p/>
          </table:table-cell>
          <table:table-cell table:formula="of:=IF(BITAND([.$Q32];BITLSHIFT(1;[.BB$2]))&gt;0;1;0)*[.$O32]" office:value-type="float" office:value="0" calcext:value-type="float">
            <text:p/>
          </table:table-cell>
          <table:table-cell table:formula="of:=IF(BITAND([.$Q32];BITLSHIFT(1;[.BC$2]))&gt;0;1;0)*[.$O32]" office:value-type="float" office:value="0" calcext:value-type="float">
            <text:p/>
          </table:table-cell>
          <table:table-cell table:formula="of:=IF(BITAND([.$Q32];BITLSHIFT(1;[.BD$2]))&gt;0;1;0)*[.$O32]" office:value-type="float" office:value="0" calcext:value-type="float">
            <text:p/>
          </table:table-cell>
          <table:table-cell table:formula="of:=IF(BITAND([.$Q32];BITLSHIFT(1;[.BE$2]))&gt;0;1;0)*[.$O32]" office:value-type="float" office:value="0" calcext:value-type="float">
            <text:p/>
          </table:table-cell>
          <table:table-cell table:formula="of:=IF(BITAND([.$Q32];BITLSHIFT(1;[.BF$2]))&gt;0;1;0)*[.$O32]" office:value-type="float" office:value="0" calcext:value-type="float">
            <text:p/>
          </table:table-cell>
          <table:table-cell table:formula="of:=IF(BITAND([.$Q32];BITLSHIFT(1;[.BG$2]))&gt;0;1;0)*[.$O32]" office:value-type="float" office:value="0" calcext:value-type="float">
            <text:p/>
          </table:table-cell>
          <table:table-cell table:formula="of:=IF(BITAND([.$Q32];BITLSHIFT(1;[.BH$2]))&gt;0;1;0)*[.$O32]" office:value-type="float" office:value="0" calcext:value-type="float">
            <text:p/>
          </table:table-cell>
          <table:table-cell table:formula="of:=IF(BITAND([.$Q32];BITLSHIFT(1;[.BI$2]))&gt;0;1;0)*[.$O32]" office:value-type="float" office:value="0" calcext:value-type="float">
            <text:p/>
          </table:table-cell>
          <table:table-cell table:formula="of:=IF(BITAND([.$Q32];BITLSHIFT(1;[.BJ$2]))&gt;0;1;0)*[.$O32]" office:value-type="float" office:value="0" calcext:value-type="float">
            <text:p/>
          </table:table-cell>
          <table:table-cell table:formula="of:=IF(BITAND([.$Q32];BITLSHIFT(1;[.BK$2]))&gt;0;1;0)*[.$O32]" office:value-type="float" office:value="0" calcext:value-type="float">
            <text:p/>
          </table:table-cell>
          <table:table-cell table:formula="of:=IF(BITAND([.$Q32];BITLSHIFT(1;[.BL$2]))&gt;0;1;0)*[.$O32]" office:value-type="float" office:value="0" calcext:value-type="float">
            <text:p/>
          </table:table-cell>
          <table:table-cell table:formula="of:=IF(BITAND([.$Q32];BITLSHIFT(1;[.BM$2]))&gt;0;1;0)*[.$O32]" office:value-type="float" office:value="0" calcext:value-type="float">
            <text:p/>
          </table:table-cell>
          <table:table-cell table:formula="of:=IF(BITAND([.$Q32];BITLSHIFT(1;[.BN$2]))&gt;0;1;0)*[.$O32]" office:value-type="float" office:value="0" calcext:value-type="float">
            <text:p/>
          </table:table-cell>
          <table:table-cell table:formula="of:=IF(BITAND([.$Q32];BITLSHIFT(1;[.BO$2]))&gt;0;1;0)*[.$O32]" office:value-type="float" office:value="0" calcext:value-type="float">
            <text:p/>
          </table:table-cell>
          <table:table-cell table:formula="of:=IF(BITAND([.$Q32];BITLSHIFT(1;[.BP$2]))&gt;0;1;0)*[.$O32]" office:value-type="float" office:value="0" calcext:value-type="float">
            <text:p/>
          </table:table-cell>
          <table:table-cell table:formula="of:=IF(BITAND([.$Q32];BITLSHIFT(1;[.BQ$2]))&gt;0;1;0)*[.$O32]" office:value-type="float" office:value="0" calcext:value-type="float">
            <text:p/>
          </table:table-cell>
          <table:table-cell table:formula="of:=IF(BITAND([.$Q32];BITLSHIFT(1;[.BR$2]))&gt;0;1;0)*[.$O32]" office:value-type="float" office:value="0" calcext:value-type="float">
            <text:p/>
          </table:table-cell>
          <table:table-cell table:formula="of:=IF(BITAND([.$Q32];BITLSHIFT(1;[.BS$2]))&gt;0;1;0)*[.$O32]" office:value-type="float" office:value="0" calcext:value-type="float">
            <text:p/>
          </table:table-cell>
          <table:table-cell table:formula="of:=IF(BITAND([.$Q32];BITLSHIFT(1;[.BT$2]))&gt;0;1;0)*[.$O32]" office:value-type="float" office:value="0" calcext:value-type="float">
            <text:p/>
          </table:table-cell>
          <table:table-cell table:formula="of:=IF(BITAND([.$Q32];BITLSHIFT(1;[.BU$2]))&gt;0;1;0)*[.$O32]" office:value-type="float" office:value="0" calcext:value-type="float">
            <text:p/>
          </table:table-cell>
          <table:table-cell table:formula="of:=IF(BITAND([.$Q32];BITLSHIFT(1;[.BV$2]))&gt;0;1;0)*[.$O32]" office:value-type="float" office:value="0" calcext:value-type="float">
            <text:p/>
          </table:table-cell>
          <table:table-cell table:formula="of:=IF(BITAND([.$Q32];BITLSHIFT(1;[.BW$2]))&gt;0;1;0)*[.$O32]" office:value-type="float" office:value="0" calcext:value-type="float">
            <text:p/>
          </table:table-cell>
          <table:table-cell table:formula="of:=IF(BITAND([.$Q32];BITLSHIFT(1;[.BX$2]))&gt;0;1;0)*[.$O32]" office:value-type="float" office:value="0" calcext:value-type="float">
            <text:p/>
          </table:table-cell>
          <table:table-cell table:formula="of:=IF(BITAND([.$Q32];BITLSHIFT(1;[.BY$2]))&gt;0;1;0)*[.$O32]" office:value-type="float" office:value="0" calcext:value-type="float">
            <text:p/>
          </table:table-cell>
          <table:table-cell table:formula="of:=IF(BITAND([.$Q32];BITLSHIFT(1;[.BZ$2]))&gt;0;1;0)*[.$O32]" office:value-type="float" office:value="0" calcext:value-type="float">
            <text:p/>
          </table:table-cell>
          <table:table-cell table:formula="of:=IF(BITAND([.$Q32];BITLSHIFT(1;[.CA$2]))&gt;0;1;0)*[.$O32]" office:value-type="float" office:value="0" calcext:value-type="float">
            <text:p/>
          </table:table-cell>
          <table:table-cell table:formula="of:=IF(BITAND([.$Q32];BITLSHIFT(1;[.CB$2]))&gt;0;1;0)*[.$O32]" office:value-type="float" office:value="0" calcext:value-type="float">
            <text:p/>
          </table:table-cell>
          <table:table-cell table:formula="of:=IF(BITAND([.$Q32];BITLSHIFT(1;[.CC$2]))&gt;0;1;0)*[.$O32]" office:value-type="float" office:value="0" calcext:value-type="float">
            <text:p/>
          </table:table-cell>
          <table:table-cell table:formula="of:=IF(BITAND([.$Q32];BITLSHIFT(1;[.CD$2]))&gt;0;1;0)*[.$O3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3];10) ;16)" office:value-type="float" office:value="0" calcext:value-type="float">
            <text:p/>
          </table:table-cell>
          <table:table-cell table:formula="of:=DECIMAL(RIGHT([.N33];8) ;16)" office:value-type="float" office:value="0" calcext:value-type="float">
            <text:p/>
          </table:table-cell>
          <table:table-cell table:formula="of:=IF(BITAND([.$R33];BITLSHIFT(1;[.S$2]))&gt;0;1;0)*[.$O33]" office:value-type="float" office:value="0" calcext:value-type="float">
            <text:p/>
          </table:table-cell>
          <table:table-cell table:formula="of:=IF(BITAND([.$R33];BITLSHIFT(1;[.T$2]))&gt;0;1;0)*[.$O33]" office:value-type="float" office:value="0" calcext:value-type="float">
            <text:p/>
          </table:table-cell>
          <table:table-cell table:formula="of:=IF(BITAND([.$R33];BITLSHIFT(1;[.U$2]))&gt;0;1;0)*[.$O33]" office:value-type="float" office:value="0" calcext:value-type="float">
            <text:p/>
          </table:table-cell>
          <table:table-cell table:formula="of:=IF(BITAND([.$R33];BITLSHIFT(1;[.V$2]))&gt;0;1;0)*[.$O33]" office:value-type="float" office:value="0" calcext:value-type="float">
            <text:p/>
          </table:table-cell>
          <table:table-cell table:formula="of:=IF(BITAND([.$R33];BITLSHIFT(1;[.W$2]))&gt;0;1;0)*[.$O33]" office:value-type="float" office:value="0" calcext:value-type="float">
            <text:p/>
          </table:table-cell>
          <table:table-cell table:formula="of:=IF(BITAND([.$R33];BITLSHIFT(1;[.X$2]))&gt;0;1;0)*[.$O33]" office:value-type="float" office:value="0" calcext:value-type="float">
            <text:p/>
          </table:table-cell>
          <table:table-cell table:formula="of:=IF(BITAND([.$R33];BITLSHIFT(1;[.Y$2]))&gt;0;1;0)*[.$O33]" office:value-type="float" office:value="0" calcext:value-type="float">
            <text:p/>
          </table:table-cell>
          <table:table-cell table:formula="of:=IF(BITAND([.$R33];BITLSHIFT(1;[.Z$2]))&gt;0;1;0)*[.$O33]" office:value-type="float" office:value="0" calcext:value-type="float">
            <text:p/>
          </table:table-cell>
          <table:table-cell table:formula="of:=IF(BITAND([.$R33];BITLSHIFT(1;[.AA$2]))&gt;0;1;0)*[.$O33]" office:value-type="float" office:value="0" calcext:value-type="float">
            <text:p/>
          </table:table-cell>
          <table:table-cell table:formula="of:=IF(BITAND([.$R33];BITLSHIFT(1;[.AB$2]))&gt;0;1;0)*[.$O33]" office:value-type="float" office:value="0" calcext:value-type="float">
            <text:p/>
          </table:table-cell>
          <table:table-cell table:formula="of:=IF(BITAND([.$R33];BITLSHIFT(1;[.AC$2]))&gt;0;1;0)*[.$O33]" office:value-type="float" office:value="0" calcext:value-type="float">
            <text:p/>
          </table:table-cell>
          <table:table-cell table:formula="of:=IF(BITAND([.$R33];BITLSHIFT(1;[.AD$2]))&gt;0;1;0)*[.$O33]" office:value-type="float" office:value="0" calcext:value-type="float">
            <text:p/>
          </table:table-cell>
          <table:table-cell table:formula="of:=IF(BITAND([.$R33];BITLSHIFT(1;[.AE$2]))&gt;0;1;0)*[.$O33]" office:value-type="float" office:value="0" calcext:value-type="float">
            <text:p/>
          </table:table-cell>
          <table:table-cell table:formula="of:=IF(BITAND([.$R33];BITLSHIFT(1;[.AF$2]))&gt;0;1;0)*[.$O33]" office:value-type="float" office:value="0" calcext:value-type="float">
            <text:p/>
          </table:table-cell>
          <table:table-cell table:formula="of:=IF(BITAND([.$R33];BITLSHIFT(1;[.AG$2]))&gt;0;1;0)*[.$O33]" office:value-type="float" office:value="0" calcext:value-type="float">
            <text:p/>
          </table:table-cell>
          <table:table-cell table:formula="of:=IF(BITAND([.$R33];BITLSHIFT(1;[.AH$2]))&gt;0;1;0)*[.$O33]" office:value-type="float" office:value="0" calcext:value-type="float">
            <text:p/>
          </table:table-cell>
          <table:table-cell table:formula="of:=IF(BITAND([.$R33];BITLSHIFT(1;[.AI$2]))&gt;0;1;0)*[.$O33]" office:value-type="float" office:value="0" calcext:value-type="float">
            <text:p/>
          </table:table-cell>
          <table:table-cell table:formula="of:=IF(BITAND([.$R33];BITLSHIFT(1;[.AJ$2]))&gt;0;1;0)*[.$O33]" office:value-type="float" office:value="0" calcext:value-type="float">
            <text:p/>
          </table:table-cell>
          <table:table-cell table:formula="of:=IF(BITAND([.$R33];BITLSHIFT(1;[.AK$2]))&gt;0;1;0)*[.$O33]" office:value-type="float" office:value="0" calcext:value-type="float">
            <text:p/>
          </table:table-cell>
          <table:table-cell table:formula="of:=IF(BITAND([.$R33];BITLSHIFT(1;[.AL$2]))&gt;0;1;0)*[.$O33]" office:value-type="float" office:value="0" calcext:value-type="float">
            <text:p/>
          </table:table-cell>
          <table:table-cell table:formula="of:=IF(BITAND([.$R33];BITLSHIFT(1;[.AM$2]))&gt;0;1;0)*[.$O33]" office:value-type="float" office:value="0" calcext:value-type="float">
            <text:p/>
          </table:table-cell>
          <table:table-cell table:formula="of:=IF(BITAND([.$R33];BITLSHIFT(1;[.AN$2]))&gt;0;1;0)*[.$O33]" office:value-type="float" office:value="0" calcext:value-type="float">
            <text:p/>
          </table:table-cell>
          <table:table-cell table:formula="of:=IF(BITAND([.$R33];BITLSHIFT(1;[.AO$2]))&gt;0;1;0)*[.$O33]" office:value-type="float" office:value="0" calcext:value-type="float">
            <text:p/>
          </table:table-cell>
          <table:table-cell table:formula="of:=IF(BITAND([.$R33];BITLSHIFT(1;[.AP$2]))&gt;0;1;0)*[.$O33]" office:value-type="float" office:value="0" calcext:value-type="float">
            <text:p/>
          </table:table-cell>
          <table:table-cell table:formula="of:=IF(BITAND([.$R33];BITLSHIFT(1;[.AQ$2]))&gt;0;1;0)*[.$O33]" office:value-type="float" office:value="0" calcext:value-type="float">
            <text:p/>
          </table:table-cell>
          <table:table-cell table:formula="of:=IF(BITAND([.$R33];BITLSHIFT(1;[.AR$2]))&gt;0;1;0)*[.$O33]" office:value-type="float" office:value="0" calcext:value-type="float">
            <text:p/>
          </table:table-cell>
          <table:table-cell table:formula="of:=IF(BITAND([.$R33];BITLSHIFT(1;[.AS$2]))&gt;0;1;0)*[.$O33]" office:value-type="float" office:value="0" calcext:value-type="float">
            <text:p/>
          </table:table-cell>
          <table:table-cell table:formula="of:=IF(BITAND([.$R33];BITLSHIFT(1;[.AT$2]))&gt;0;1;0)*[.$O33]" office:value-type="float" office:value="0" calcext:value-type="float">
            <text:p/>
          </table:table-cell>
          <table:table-cell table:formula="of:=IF(BITAND([.$R33];BITLSHIFT(1;[.AU$2]))&gt;0;1;0)*[.$O33]" office:value-type="float" office:value="0" calcext:value-type="float">
            <text:p/>
          </table:table-cell>
          <table:table-cell table:formula="of:=IF(BITAND([.$R33];BITLSHIFT(1;[.AV$2]))&gt;0;1;0)*[.$O33]" office:value-type="float" office:value="0" calcext:value-type="float">
            <text:p/>
          </table:table-cell>
          <table:table-cell table:formula="of:=IF(BITAND([.$R33];BITLSHIFT(1;[.AW$2]))&gt;0;1;0)*[.$O33]" office:value-type="float" office:value="0" calcext:value-type="float">
            <text:p/>
          </table:table-cell>
          <table:table-cell table:formula="of:=IF(BITAND([.$R33];BITLSHIFT(1;[.AX$2]))&gt;0;1;0)*[.$O33]" office:value-type="float" office:value="0" calcext:value-type="float">
            <text:p/>
          </table:table-cell>
          <table:table-cell table:formula="of:=IF(BITAND([.$Q33];BITLSHIFT(1;[.AY$2]))&gt;0;1;0)*[.$O33]" office:value-type="float" office:value="0" calcext:value-type="float">
            <text:p/>
          </table:table-cell>
          <table:table-cell table:formula="of:=IF(BITAND([.$Q33];BITLSHIFT(1;[.AZ$2]))&gt;0;1;0)*[.$O33]" office:value-type="float" office:value="0" calcext:value-type="float">
            <text:p/>
          </table:table-cell>
          <table:table-cell table:formula="of:=IF(BITAND([.$Q33];BITLSHIFT(1;[.BA$2]))&gt;0;1;0)*[.$O33]" office:value-type="float" office:value="0" calcext:value-type="float">
            <text:p/>
          </table:table-cell>
          <table:table-cell table:formula="of:=IF(BITAND([.$Q33];BITLSHIFT(1;[.BB$2]))&gt;0;1;0)*[.$O33]" office:value-type="float" office:value="0" calcext:value-type="float">
            <text:p/>
          </table:table-cell>
          <table:table-cell table:formula="of:=IF(BITAND([.$Q33];BITLSHIFT(1;[.BC$2]))&gt;0;1;0)*[.$O33]" office:value-type="float" office:value="0" calcext:value-type="float">
            <text:p/>
          </table:table-cell>
          <table:table-cell table:formula="of:=IF(BITAND([.$Q33];BITLSHIFT(1;[.BD$2]))&gt;0;1;0)*[.$O33]" office:value-type="float" office:value="0" calcext:value-type="float">
            <text:p/>
          </table:table-cell>
          <table:table-cell table:formula="of:=IF(BITAND([.$Q33];BITLSHIFT(1;[.BE$2]))&gt;0;1;0)*[.$O33]" office:value-type="float" office:value="0" calcext:value-type="float">
            <text:p/>
          </table:table-cell>
          <table:table-cell table:formula="of:=IF(BITAND([.$Q33];BITLSHIFT(1;[.BF$2]))&gt;0;1;0)*[.$O33]" office:value-type="float" office:value="0" calcext:value-type="float">
            <text:p/>
          </table:table-cell>
          <table:table-cell table:formula="of:=IF(BITAND([.$Q33];BITLSHIFT(1;[.BG$2]))&gt;0;1;0)*[.$O33]" office:value-type="float" office:value="0" calcext:value-type="float">
            <text:p/>
          </table:table-cell>
          <table:table-cell table:formula="of:=IF(BITAND([.$Q33];BITLSHIFT(1;[.BH$2]))&gt;0;1;0)*[.$O33]" office:value-type="float" office:value="0" calcext:value-type="float">
            <text:p/>
          </table:table-cell>
          <table:table-cell table:formula="of:=IF(BITAND([.$Q33];BITLSHIFT(1;[.BI$2]))&gt;0;1;0)*[.$O33]" office:value-type="float" office:value="0" calcext:value-type="float">
            <text:p/>
          </table:table-cell>
          <table:table-cell table:formula="of:=IF(BITAND([.$Q33];BITLSHIFT(1;[.BJ$2]))&gt;0;1;0)*[.$O33]" office:value-type="float" office:value="0" calcext:value-type="float">
            <text:p/>
          </table:table-cell>
          <table:table-cell table:formula="of:=IF(BITAND([.$Q33];BITLSHIFT(1;[.BK$2]))&gt;0;1;0)*[.$O33]" office:value-type="float" office:value="0" calcext:value-type="float">
            <text:p/>
          </table:table-cell>
          <table:table-cell table:formula="of:=IF(BITAND([.$Q33];BITLSHIFT(1;[.BL$2]))&gt;0;1;0)*[.$O33]" office:value-type="float" office:value="0" calcext:value-type="float">
            <text:p/>
          </table:table-cell>
          <table:table-cell table:formula="of:=IF(BITAND([.$Q33];BITLSHIFT(1;[.BM$2]))&gt;0;1;0)*[.$O33]" office:value-type="float" office:value="0" calcext:value-type="float">
            <text:p/>
          </table:table-cell>
          <table:table-cell table:formula="of:=IF(BITAND([.$Q33];BITLSHIFT(1;[.BN$2]))&gt;0;1;0)*[.$O33]" office:value-type="float" office:value="0" calcext:value-type="float">
            <text:p/>
          </table:table-cell>
          <table:table-cell table:formula="of:=IF(BITAND([.$Q33];BITLSHIFT(1;[.BO$2]))&gt;0;1;0)*[.$O33]" office:value-type="float" office:value="0" calcext:value-type="float">
            <text:p/>
          </table:table-cell>
          <table:table-cell table:formula="of:=IF(BITAND([.$Q33];BITLSHIFT(1;[.BP$2]))&gt;0;1;0)*[.$O33]" office:value-type="float" office:value="0" calcext:value-type="float">
            <text:p/>
          </table:table-cell>
          <table:table-cell table:formula="of:=IF(BITAND([.$Q33];BITLSHIFT(1;[.BQ$2]))&gt;0;1;0)*[.$O33]" office:value-type="float" office:value="0" calcext:value-type="float">
            <text:p/>
          </table:table-cell>
          <table:table-cell table:formula="of:=IF(BITAND([.$Q33];BITLSHIFT(1;[.BR$2]))&gt;0;1;0)*[.$O33]" office:value-type="float" office:value="0" calcext:value-type="float">
            <text:p/>
          </table:table-cell>
          <table:table-cell table:formula="of:=IF(BITAND([.$Q33];BITLSHIFT(1;[.BS$2]))&gt;0;1;0)*[.$O33]" office:value-type="float" office:value="0" calcext:value-type="float">
            <text:p/>
          </table:table-cell>
          <table:table-cell table:formula="of:=IF(BITAND([.$Q33];BITLSHIFT(1;[.BT$2]))&gt;0;1;0)*[.$O33]" office:value-type="float" office:value="0" calcext:value-type="float">
            <text:p/>
          </table:table-cell>
          <table:table-cell table:formula="of:=IF(BITAND([.$Q33];BITLSHIFT(1;[.BU$2]))&gt;0;1;0)*[.$O33]" office:value-type="float" office:value="0" calcext:value-type="float">
            <text:p/>
          </table:table-cell>
          <table:table-cell table:formula="of:=IF(BITAND([.$Q33];BITLSHIFT(1;[.BV$2]))&gt;0;1;0)*[.$O33]" office:value-type="float" office:value="0" calcext:value-type="float">
            <text:p/>
          </table:table-cell>
          <table:table-cell table:formula="of:=IF(BITAND([.$Q33];BITLSHIFT(1;[.BW$2]))&gt;0;1;0)*[.$O33]" office:value-type="float" office:value="0" calcext:value-type="float">
            <text:p/>
          </table:table-cell>
          <table:table-cell table:formula="of:=IF(BITAND([.$Q33];BITLSHIFT(1;[.BX$2]))&gt;0;1;0)*[.$O33]" office:value-type="float" office:value="0" calcext:value-type="float">
            <text:p/>
          </table:table-cell>
          <table:table-cell table:formula="of:=IF(BITAND([.$Q33];BITLSHIFT(1;[.BY$2]))&gt;0;1;0)*[.$O33]" office:value-type="float" office:value="0" calcext:value-type="float">
            <text:p/>
          </table:table-cell>
          <table:table-cell table:formula="of:=IF(BITAND([.$Q33];BITLSHIFT(1;[.BZ$2]))&gt;0;1;0)*[.$O33]" office:value-type="float" office:value="0" calcext:value-type="float">
            <text:p/>
          </table:table-cell>
          <table:table-cell table:formula="of:=IF(BITAND([.$Q33];BITLSHIFT(1;[.CA$2]))&gt;0;1;0)*[.$O33]" office:value-type="float" office:value="0" calcext:value-type="float">
            <text:p/>
          </table:table-cell>
          <table:table-cell table:formula="of:=IF(BITAND([.$Q33];BITLSHIFT(1;[.CB$2]))&gt;0;1;0)*[.$O33]" office:value-type="float" office:value="0" calcext:value-type="float">
            <text:p/>
          </table:table-cell>
          <table:table-cell table:formula="of:=IF(BITAND([.$Q33];BITLSHIFT(1;[.CC$2]))&gt;0;1;0)*[.$O33]" office:value-type="float" office:value="0" calcext:value-type="float">
            <text:p/>
          </table:table-cell>
          <table:table-cell table:formula="of:=IF(BITAND([.$Q33];BITLSHIFT(1;[.CD$2]))&gt;0;1;0)*[.$O3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4];10) ;16)" office:value-type="float" office:value="0" calcext:value-type="float">
            <text:p/>
          </table:table-cell>
          <table:table-cell table:formula="of:=DECIMAL(RIGHT([.N34];8) ;16)" office:value-type="float" office:value="0" calcext:value-type="float">
            <text:p/>
          </table:table-cell>
          <table:table-cell table:formula="of:=IF(BITAND([.$R34];BITLSHIFT(1;[.S$2]))&gt;0;1;0)*[.$O34]" office:value-type="float" office:value="0" calcext:value-type="float">
            <text:p/>
          </table:table-cell>
          <table:table-cell table:formula="of:=IF(BITAND([.$R34];BITLSHIFT(1;[.T$2]))&gt;0;1;0)*[.$O34]" office:value-type="float" office:value="0" calcext:value-type="float">
            <text:p/>
          </table:table-cell>
          <table:table-cell table:formula="of:=IF(BITAND([.$R34];BITLSHIFT(1;[.U$2]))&gt;0;1;0)*[.$O34]" office:value-type="float" office:value="0" calcext:value-type="float">
            <text:p/>
          </table:table-cell>
          <table:table-cell table:formula="of:=IF(BITAND([.$R34];BITLSHIFT(1;[.V$2]))&gt;0;1;0)*[.$O34]" office:value-type="float" office:value="0" calcext:value-type="float">
            <text:p/>
          </table:table-cell>
          <table:table-cell table:formula="of:=IF(BITAND([.$R34];BITLSHIFT(1;[.W$2]))&gt;0;1;0)*[.$O34]" office:value-type="float" office:value="0" calcext:value-type="float">
            <text:p/>
          </table:table-cell>
          <table:table-cell table:formula="of:=IF(BITAND([.$R34];BITLSHIFT(1;[.X$2]))&gt;0;1;0)*[.$O34]" office:value-type="float" office:value="0" calcext:value-type="float">
            <text:p/>
          </table:table-cell>
          <table:table-cell table:formula="of:=IF(BITAND([.$R34];BITLSHIFT(1;[.Y$2]))&gt;0;1;0)*[.$O34]" office:value-type="float" office:value="0" calcext:value-type="float">
            <text:p/>
          </table:table-cell>
          <table:table-cell table:formula="of:=IF(BITAND([.$R34];BITLSHIFT(1;[.Z$2]))&gt;0;1;0)*[.$O34]" office:value-type="float" office:value="0" calcext:value-type="float">
            <text:p/>
          </table:table-cell>
          <table:table-cell table:formula="of:=IF(BITAND([.$R34];BITLSHIFT(1;[.AA$2]))&gt;0;1;0)*[.$O34]" office:value-type="float" office:value="0" calcext:value-type="float">
            <text:p/>
          </table:table-cell>
          <table:table-cell table:formula="of:=IF(BITAND([.$R34];BITLSHIFT(1;[.AB$2]))&gt;0;1;0)*[.$O34]" office:value-type="float" office:value="0" calcext:value-type="float">
            <text:p/>
          </table:table-cell>
          <table:table-cell table:formula="of:=IF(BITAND([.$R34];BITLSHIFT(1;[.AC$2]))&gt;0;1;0)*[.$O34]" office:value-type="float" office:value="0" calcext:value-type="float">
            <text:p/>
          </table:table-cell>
          <table:table-cell table:formula="of:=IF(BITAND([.$R34];BITLSHIFT(1;[.AD$2]))&gt;0;1;0)*[.$O34]" office:value-type="float" office:value="0" calcext:value-type="float">
            <text:p/>
          </table:table-cell>
          <table:table-cell table:formula="of:=IF(BITAND([.$R34];BITLSHIFT(1;[.AE$2]))&gt;0;1;0)*[.$O34]" office:value-type="float" office:value="0" calcext:value-type="float">
            <text:p/>
          </table:table-cell>
          <table:table-cell table:formula="of:=IF(BITAND([.$R34];BITLSHIFT(1;[.AF$2]))&gt;0;1;0)*[.$O34]" office:value-type="float" office:value="0" calcext:value-type="float">
            <text:p/>
          </table:table-cell>
          <table:table-cell table:formula="of:=IF(BITAND([.$R34];BITLSHIFT(1;[.AG$2]))&gt;0;1;0)*[.$O34]" office:value-type="float" office:value="0" calcext:value-type="float">
            <text:p/>
          </table:table-cell>
          <table:table-cell table:formula="of:=IF(BITAND([.$R34];BITLSHIFT(1;[.AH$2]))&gt;0;1;0)*[.$O34]" office:value-type="float" office:value="0" calcext:value-type="float">
            <text:p/>
          </table:table-cell>
          <table:table-cell table:formula="of:=IF(BITAND([.$R34];BITLSHIFT(1;[.AI$2]))&gt;0;1;0)*[.$O34]" office:value-type="float" office:value="0" calcext:value-type="float">
            <text:p/>
          </table:table-cell>
          <table:table-cell table:formula="of:=IF(BITAND([.$R34];BITLSHIFT(1;[.AJ$2]))&gt;0;1;0)*[.$O34]" office:value-type="float" office:value="0" calcext:value-type="float">
            <text:p/>
          </table:table-cell>
          <table:table-cell table:formula="of:=IF(BITAND([.$R34];BITLSHIFT(1;[.AK$2]))&gt;0;1;0)*[.$O34]" office:value-type="float" office:value="0" calcext:value-type="float">
            <text:p/>
          </table:table-cell>
          <table:table-cell table:formula="of:=IF(BITAND([.$R34];BITLSHIFT(1;[.AL$2]))&gt;0;1;0)*[.$O34]" office:value-type="float" office:value="0" calcext:value-type="float">
            <text:p/>
          </table:table-cell>
          <table:table-cell table:formula="of:=IF(BITAND([.$R34];BITLSHIFT(1;[.AM$2]))&gt;0;1;0)*[.$O34]" office:value-type="float" office:value="0" calcext:value-type="float">
            <text:p/>
          </table:table-cell>
          <table:table-cell table:formula="of:=IF(BITAND([.$R34];BITLSHIFT(1;[.AN$2]))&gt;0;1;0)*[.$O34]" office:value-type="float" office:value="0" calcext:value-type="float">
            <text:p/>
          </table:table-cell>
          <table:table-cell table:formula="of:=IF(BITAND([.$R34];BITLSHIFT(1;[.AO$2]))&gt;0;1;0)*[.$O34]" office:value-type="float" office:value="0" calcext:value-type="float">
            <text:p/>
          </table:table-cell>
          <table:table-cell table:formula="of:=IF(BITAND([.$R34];BITLSHIFT(1;[.AP$2]))&gt;0;1;0)*[.$O34]" office:value-type="float" office:value="0" calcext:value-type="float">
            <text:p/>
          </table:table-cell>
          <table:table-cell table:formula="of:=IF(BITAND([.$R34];BITLSHIFT(1;[.AQ$2]))&gt;0;1;0)*[.$O34]" office:value-type="float" office:value="0" calcext:value-type="float">
            <text:p/>
          </table:table-cell>
          <table:table-cell table:formula="of:=IF(BITAND([.$R34];BITLSHIFT(1;[.AR$2]))&gt;0;1;0)*[.$O34]" office:value-type="float" office:value="0" calcext:value-type="float">
            <text:p/>
          </table:table-cell>
          <table:table-cell table:formula="of:=IF(BITAND([.$R34];BITLSHIFT(1;[.AS$2]))&gt;0;1;0)*[.$O34]" office:value-type="float" office:value="0" calcext:value-type="float">
            <text:p/>
          </table:table-cell>
          <table:table-cell table:formula="of:=IF(BITAND([.$R34];BITLSHIFT(1;[.AT$2]))&gt;0;1;0)*[.$O34]" office:value-type="float" office:value="0" calcext:value-type="float">
            <text:p/>
          </table:table-cell>
          <table:table-cell table:formula="of:=IF(BITAND([.$R34];BITLSHIFT(1;[.AU$2]))&gt;0;1;0)*[.$O34]" office:value-type="float" office:value="0" calcext:value-type="float">
            <text:p/>
          </table:table-cell>
          <table:table-cell table:formula="of:=IF(BITAND([.$R34];BITLSHIFT(1;[.AV$2]))&gt;0;1;0)*[.$O34]" office:value-type="float" office:value="0" calcext:value-type="float">
            <text:p/>
          </table:table-cell>
          <table:table-cell table:formula="of:=IF(BITAND([.$R34];BITLSHIFT(1;[.AW$2]))&gt;0;1;0)*[.$O34]" office:value-type="float" office:value="0" calcext:value-type="float">
            <text:p/>
          </table:table-cell>
          <table:table-cell table:formula="of:=IF(BITAND([.$R34];BITLSHIFT(1;[.AX$2]))&gt;0;1;0)*[.$O34]" office:value-type="float" office:value="0" calcext:value-type="float">
            <text:p/>
          </table:table-cell>
          <table:table-cell table:formula="of:=IF(BITAND([.$Q34];BITLSHIFT(1;[.AY$2]))&gt;0;1;0)*[.$O34]" office:value-type="float" office:value="0" calcext:value-type="float">
            <text:p/>
          </table:table-cell>
          <table:table-cell table:formula="of:=IF(BITAND([.$Q34];BITLSHIFT(1;[.AZ$2]))&gt;0;1;0)*[.$O34]" office:value-type="float" office:value="0" calcext:value-type="float">
            <text:p/>
          </table:table-cell>
          <table:table-cell table:formula="of:=IF(BITAND([.$Q34];BITLSHIFT(1;[.BA$2]))&gt;0;1;0)*[.$O34]" office:value-type="float" office:value="0" calcext:value-type="float">
            <text:p/>
          </table:table-cell>
          <table:table-cell table:formula="of:=IF(BITAND([.$Q34];BITLSHIFT(1;[.BB$2]))&gt;0;1;0)*[.$O34]" office:value-type="float" office:value="0" calcext:value-type="float">
            <text:p/>
          </table:table-cell>
          <table:table-cell table:formula="of:=IF(BITAND([.$Q34];BITLSHIFT(1;[.BC$2]))&gt;0;1;0)*[.$O34]" office:value-type="float" office:value="0" calcext:value-type="float">
            <text:p/>
          </table:table-cell>
          <table:table-cell table:formula="of:=IF(BITAND([.$Q34];BITLSHIFT(1;[.BD$2]))&gt;0;1;0)*[.$O34]" office:value-type="float" office:value="0" calcext:value-type="float">
            <text:p/>
          </table:table-cell>
          <table:table-cell table:formula="of:=IF(BITAND([.$Q34];BITLSHIFT(1;[.BE$2]))&gt;0;1;0)*[.$O34]" office:value-type="float" office:value="0" calcext:value-type="float">
            <text:p/>
          </table:table-cell>
          <table:table-cell table:formula="of:=IF(BITAND([.$Q34];BITLSHIFT(1;[.BF$2]))&gt;0;1;0)*[.$O34]" office:value-type="float" office:value="0" calcext:value-type="float">
            <text:p/>
          </table:table-cell>
          <table:table-cell table:formula="of:=IF(BITAND([.$Q34];BITLSHIFT(1;[.BG$2]))&gt;0;1;0)*[.$O34]" office:value-type="float" office:value="0" calcext:value-type="float">
            <text:p/>
          </table:table-cell>
          <table:table-cell table:formula="of:=IF(BITAND([.$Q34];BITLSHIFT(1;[.BH$2]))&gt;0;1;0)*[.$O34]" office:value-type="float" office:value="0" calcext:value-type="float">
            <text:p/>
          </table:table-cell>
          <table:table-cell table:formula="of:=IF(BITAND([.$Q34];BITLSHIFT(1;[.BI$2]))&gt;0;1;0)*[.$O34]" office:value-type="float" office:value="0" calcext:value-type="float">
            <text:p/>
          </table:table-cell>
          <table:table-cell table:formula="of:=IF(BITAND([.$Q34];BITLSHIFT(1;[.BJ$2]))&gt;0;1;0)*[.$O34]" office:value-type="float" office:value="0" calcext:value-type="float">
            <text:p/>
          </table:table-cell>
          <table:table-cell table:formula="of:=IF(BITAND([.$Q34];BITLSHIFT(1;[.BK$2]))&gt;0;1;0)*[.$O34]" office:value-type="float" office:value="0" calcext:value-type="float">
            <text:p/>
          </table:table-cell>
          <table:table-cell table:formula="of:=IF(BITAND([.$Q34];BITLSHIFT(1;[.BL$2]))&gt;0;1;0)*[.$O34]" office:value-type="float" office:value="0" calcext:value-type="float">
            <text:p/>
          </table:table-cell>
          <table:table-cell table:formula="of:=IF(BITAND([.$Q34];BITLSHIFT(1;[.BM$2]))&gt;0;1;0)*[.$O34]" office:value-type="float" office:value="0" calcext:value-type="float">
            <text:p/>
          </table:table-cell>
          <table:table-cell table:formula="of:=IF(BITAND([.$Q34];BITLSHIFT(1;[.BN$2]))&gt;0;1;0)*[.$O34]" office:value-type="float" office:value="0" calcext:value-type="float">
            <text:p/>
          </table:table-cell>
          <table:table-cell table:formula="of:=IF(BITAND([.$Q34];BITLSHIFT(1;[.BO$2]))&gt;0;1;0)*[.$O34]" office:value-type="float" office:value="0" calcext:value-type="float">
            <text:p/>
          </table:table-cell>
          <table:table-cell table:formula="of:=IF(BITAND([.$Q34];BITLSHIFT(1;[.BP$2]))&gt;0;1;0)*[.$O34]" office:value-type="float" office:value="0" calcext:value-type="float">
            <text:p/>
          </table:table-cell>
          <table:table-cell table:formula="of:=IF(BITAND([.$Q34];BITLSHIFT(1;[.BQ$2]))&gt;0;1;0)*[.$O34]" office:value-type="float" office:value="0" calcext:value-type="float">
            <text:p/>
          </table:table-cell>
          <table:table-cell table:formula="of:=IF(BITAND([.$Q34];BITLSHIFT(1;[.BR$2]))&gt;0;1;0)*[.$O34]" office:value-type="float" office:value="0" calcext:value-type="float">
            <text:p/>
          </table:table-cell>
          <table:table-cell table:formula="of:=IF(BITAND([.$Q34];BITLSHIFT(1;[.BS$2]))&gt;0;1;0)*[.$O34]" office:value-type="float" office:value="0" calcext:value-type="float">
            <text:p/>
          </table:table-cell>
          <table:table-cell table:formula="of:=IF(BITAND([.$Q34];BITLSHIFT(1;[.BT$2]))&gt;0;1;0)*[.$O34]" office:value-type="float" office:value="0" calcext:value-type="float">
            <text:p/>
          </table:table-cell>
          <table:table-cell table:formula="of:=IF(BITAND([.$Q34];BITLSHIFT(1;[.BU$2]))&gt;0;1;0)*[.$O34]" office:value-type="float" office:value="0" calcext:value-type="float">
            <text:p/>
          </table:table-cell>
          <table:table-cell table:formula="of:=IF(BITAND([.$Q34];BITLSHIFT(1;[.BV$2]))&gt;0;1;0)*[.$O34]" office:value-type="float" office:value="0" calcext:value-type="float">
            <text:p/>
          </table:table-cell>
          <table:table-cell table:formula="of:=IF(BITAND([.$Q34];BITLSHIFT(1;[.BW$2]))&gt;0;1;0)*[.$O34]" office:value-type="float" office:value="0" calcext:value-type="float">
            <text:p/>
          </table:table-cell>
          <table:table-cell table:formula="of:=IF(BITAND([.$Q34];BITLSHIFT(1;[.BX$2]))&gt;0;1;0)*[.$O34]" office:value-type="float" office:value="0" calcext:value-type="float">
            <text:p/>
          </table:table-cell>
          <table:table-cell table:formula="of:=IF(BITAND([.$Q34];BITLSHIFT(1;[.BY$2]))&gt;0;1;0)*[.$O34]" office:value-type="float" office:value="0" calcext:value-type="float">
            <text:p/>
          </table:table-cell>
          <table:table-cell table:formula="of:=IF(BITAND([.$Q34];BITLSHIFT(1;[.BZ$2]))&gt;0;1;0)*[.$O34]" office:value-type="float" office:value="0" calcext:value-type="float">
            <text:p/>
          </table:table-cell>
          <table:table-cell table:formula="of:=IF(BITAND([.$Q34];BITLSHIFT(1;[.CA$2]))&gt;0;1;0)*[.$O34]" office:value-type="float" office:value="0" calcext:value-type="float">
            <text:p/>
          </table:table-cell>
          <table:table-cell table:formula="of:=IF(BITAND([.$Q34];BITLSHIFT(1;[.CB$2]))&gt;0;1;0)*[.$O34]" office:value-type="float" office:value="0" calcext:value-type="float">
            <text:p/>
          </table:table-cell>
          <table:table-cell table:formula="of:=IF(BITAND([.$Q34];BITLSHIFT(1;[.CC$2]))&gt;0;1;0)*[.$O34]" office:value-type="float" office:value="0" calcext:value-type="float">
            <text:p/>
          </table:table-cell>
          <table:table-cell table:formula="of:=IF(BITAND([.$Q34];BITLSHIFT(1;[.CD$2]))&gt;0;1;0)*[.$O3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5];10) ;16)" office:value-type="float" office:value="0" calcext:value-type="float">
            <text:p/>
          </table:table-cell>
          <table:table-cell table:formula="of:=DECIMAL(RIGHT([.N35];8) ;16)" office:value-type="float" office:value="0" calcext:value-type="float">
            <text:p/>
          </table:table-cell>
          <table:table-cell table:formula="of:=IF(BITAND([.$R35];BITLSHIFT(1;[.S$2]))&gt;0;1;0)*[.$O35]" office:value-type="float" office:value="0" calcext:value-type="float">
            <text:p/>
          </table:table-cell>
          <table:table-cell table:formula="of:=IF(BITAND([.$R35];BITLSHIFT(1;[.T$2]))&gt;0;1;0)*[.$O35]" office:value-type="float" office:value="0" calcext:value-type="float">
            <text:p/>
          </table:table-cell>
          <table:table-cell table:formula="of:=IF(BITAND([.$R35];BITLSHIFT(1;[.U$2]))&gt;0;1;0)*[.$O35]" office:value-type="float" office:value="0" calcext:value-type="float">
            <text:p/>
          </table:table-cell>
          <table:table-cell table:formula="of:=IF(BITAND([.$R35];BITLSHIFT(1;[.V$2]))&gt;0;1;0)*[.$O35]" office:value-type="float" office:value="0" calcext:value-type="float">
            <text:p/>
          </table:table-cell>
          <table:table-cell table:formula="of:=IF(BITAND([.$R35];BITLSHIFT(1;[.W$2]))&gt;0;1;0)*[.$O35]" office:value-type="float" office:value="0" calcext:value-type="float">
            <text:p/>
          </table:table-cell>
          <table:table-cell table:formula="of:=IF(BITAND([.$R35];BITLSHIFT(1;[.X$2]))&gt;0;1;0)*[.$O35]" office:value-type="float" office:value="0" calcext:value-type="float">
            <text:p/>
          </table:table-cell>
          <table:table-cell table:formula="of:=IF(BITAND([.$R35];BITLSHIFT(1;[.Y$2]))&gt;0;1;0)*[.$O35]" office:value-type="float" office:value="0" calcext:value-type="float">
            <text:p/>
          </table:table-cell>
          <table:table-cell table:formula="of:=IF(BITAND([.$R35];BITLSHIFT(1;[.Z$2]))&gt;0;1;0)*[.$O35]" office:value-type="float" office:value="0" calcext:value-type="float">
            <text:p/>
          </table:table-cell>
          <table:table-cell table:formula="of:=IF(BITAND([.$R35];BITLSHIFT(1;[.AA$2]))&gt;0;1;0)*[.$O35]" office:value-type="float" office:value="0" calcext:value-type="float">
            <text:p/>
          </table:table-cell>
          <table:table-cell table:formula="of:=IF(BITAND([.$R35];BITLSHIFT(1;[.AB$2]))&gt;0;1;0)*[.$O35]" office:value-type="float" office:value="0" calcext:value-type="float">
            <text:p/>
          </table:table-cell>
          <table:table-cell table:formula="of:=IF(BITAND([.$R35];BITLSHIFT(1;[.AC$2]))&gt;0;1;0)*[.$O35]" office:value-type="float" office:value="0" calcext:value-type="float">
            <text:p/>
          </table:table-cell>
          <table:table-cell table:formula="of:=IF(BITAND([.$R35];BITLSHIFT(1;[.AD$2]))&gt;0;1;0)*[.$O35]" office:value-type="float" office:value="0" calcext:value-type="float">
            <text:p/>
          </table:table-cell>
          <table:table-cell table:formula="of:=IF(BITAND([.$R35];BITLSHIFT(1;[.AE$2]))&gt;0;1;0)*[.$O35]" office:value-type="float" office:value="0" calcext:value-type="float">
            <text:p/>
          </table:table-cell>
          <table:table-cell table:formula="of:=IF(BITAND([.$R35];BITLSHIFT(1;[.AF$2]))&gt;0;1;0)*[.$O35]" office:value-type="float" office:value="0" calcext:value-type="float">
            <text:p/>
          </table:table-cell>
          <table:table-cell table:formula="of:=IF(BITAND([.$R35];BITLSHIFT(1;[.AG$2]))&gt;0;1;0)*[.$O35]" office:value-type="float" office:value="0" calcext:value-type="float">
            <text:p/>
          </table:table-cell>
          <table:table-cell table:formula="of:=IF(BITAND([.$R35];BITLSHIFT(1;[.AH$2]))&gt;0;1;0)*[.$O35]" office:value-type="float" office:value="0" calcext:value-type="float">
            <text:p/>
          </table:table-cell>
          <table:table-cell table:formula="of:=IF(BITAND([.$R35];BITLSHIFT(1;[.AI$2]))&gt;0;1;0)*[.$O35]" office:value-type="float" office:value="0" calcext:value-type="float">
            <text:p/>
          </table:table-cell>
          <table:table-cell table:formula="of:=IF(BITAND([.$R35];BITLSHIFT(1;[.AJ$2]))&gt;0;1;0)*[.$O35]" office:value-type="float" office:value="0" calcext:value-type="float">
            <text:p/>
          </table:table-cell>
          <table:table-cell table:formula="of:=IF(BITAND([.$R35];BITLSHIFT(1;[.AK$2]))&gt;0;1;0)*[.$O35]" office:value-type="float" office:value="0" calcext:value-type="float">
            <text:p/>
          </table:table-cell>
          <table:table-cell table:formula="of:=IF(BITAND([.$R35];BITLSHIFT(1;[.AL$2]))&gt;0;1;0)*[.$O35]" office:value-type="float" office:value="0" calcext:value-type="float">
            <text:p/>
          </table:table-cell>
          <table:table-cell table:formula="of:=IF(BITAND([.$R35];BITLSHIFT(1;[.AM$2]))&gt;0;1;0)*[.$O35]" office:value-type="float" office:value="0" calcext:value-type="float">
            <text:p/>
          </table:table-cell>
          <table:table-cell table:formula="of:=IF(BITAND([.$R35];BITLSHIFT(1;[.AN$2]))&gt;0;1;0)*[.$O35]" office:value-type="float" office:value="0" calcext:value-type="float">
            <text:p/>
          </table:table-cell>
          <table:table-cell table:formula="of:=IF(BITAND([.$R35];BITLSHIFT(1;[.AO$2]))&gt;0;1;0)*[.$O35]" office:value-type="float" office:value="0" calcext:value-type="float">
            <text:p/>
          </table:table-cell>
          <table:table-cell table:formula="of:=IF(BITAND([.$R35];BITLSHIFT(1;[.AP$2]))&gt;0;1;0)*[.$O35]" office:value-type="float" office:value="0" calcext:value-type="float">
            <text:p/>
          </table:table-cell>
          <table:table-cell table:formula="of:=IF(BITAND([.$R35];BITLSHIFT(1;[.AQ$2]))&gt;0;1;0)*[.$O35]" office:value-type="float" office:value="0" calcext:value-type="float">
            <text:p/>
          </table:table-cell>
          <table:table-cell table:formula="of:=IF(BITAND([.$R35];BITLSHIFT(1;[.AR$2]))&gt;0;1;0)*[.$O35]" office:value-type="float" office:value="0" calcext:value-type="float">
            <text:p/>
          </table:table-cell>
          <table:table-cell table:formula="of:=IF(BITAND([.$R35];BITLSHIFT(1;[.AS$2]))&gt;0;1;0)*[.$O35]" office:value-type="float" office:value="0" calcext:value-type="float">
            <text:p/>
          </table:table-cell>
          <table:table-cell table:formula="of:=IF(BITAND([.$R35];BITLSHIFT(1;[.AT$2]))&gt;0;1;0)*[.$O35]" office:value-type="float" office:value="0" calcext:value-type="float">
            <text:p/>
          </table:table-cell>
          <table:table-cell table:formula="of:=IF(BITAND([.$R35];BITLSHIFT(1;[.AU$2]))&gt;0;1;0)*[.$O35]" office:value-type="float" office:value="0" calcext:value-type="float">
            <text:p/>
          </table:table-cell>
          <table:table-cell table:formula="of:=IF(BITAND([.$R35];BITLSHIFT(1;[.AV$2]))&gt;0;1;0)*[.$O35]" office:value-type="float" office:value="0" calcext:value-type="float">
            <text:p/>
          </table:table-cell>
          <table:table-cell table:formula="of:=IF(BITAND([.$R35];BITLSHIFT(1;[.AW$2]))&gt;0;1;0)*[.$O35]" office:value-type="float" office:value="0" calcext:value-type="float">
            <text:p/>
          </table:table-cell>
          <table:table-cell table:formula="of:=IF(BITAND([.$R35];BITLSHIFT(1;[.AX$2]))&gt;0;1;0)*[.$O35]" office:value-type="float" office:value="0" calcext:value-type="float">
            <text:p/>
          </table:table-cell>
          <table:table-cell table:formula="of:=IF(BITAND([.$Q35];BITLSHIFT(1;[.AY$2]))&gt;0;1;0)*[.$O35]" office:value-type="float" office:value="0" calcext:value-type="float">
            <text:p/>
          </table:table-cell>
          <table:table-cell table:formula="of:=IF(BITAND([.$Q35];BITLSHIFT(1;[.AZ$2]))&gt;0;1;0)*[.$O35]" office:value-type="float" office:value="0" calcext:value-type="float">
            <text:p/>
          </table:table-cell>
          <table:table-cell table:formula="of:=IF(BITAND([.$Q35];BITLSHIFT(1;[.BA$2]))&gt;0;1;0)*[.$O35]" office:value-type="float" office:value="0" calcext:value-type="float">
            <text:p/>
          </table:table-cell>
          <table:table-cell table:formula="of:=IF(BITAND([.$Q35];BITLSHIFT(1;[.BB$2]))&gt;0;1;0)*[.$O35]" office:value-type="float" office:value="0" calcext:value-type="float">
            <text:p/>
          </table:table-cell>
          <table:table-cell table:formula="of:=IF(BITAND([.$Q35];BITLSHIFT(1;[.BC$2]))&gt;0;1;0)*[.$O35]" office:value-type="float" office:value="0" calcext:value-type="float">
            <text:p/>
          </table:table-cell>
          <table:table-cell table:formula="of:=IF(BITAND([.$Q35];BITLSHIFT(1;[.BD$2]))&gt;0;1;0)*[.$O35]" office:value-type="float" office:value="0" calcext:value-type="float">
            <text:p/>
          </table:table-cell>
          <table:table-cell table:formula="of:=IF(BITAND([.$Q35];BITLSHIFT(1;[.BE$2]))&gt;0;1;0)*[.$O35]" office:value-type="float" office:value="0" calcext:value-type="float">
            <text:p/>
          </table:table-cell>
          <table:table-cell table:formula="of:=IF(BITAND([.$Q35];BITLSHIFT(1;[.BF$2]))&gt;0;1;0)*[.$O35]" office:value-type="float" office:value="0" calcext:value-type="float">
            <text:p/>
          </table:table-cell>
          <table:table-cell table:formula="of:=IF(BITAND([.$Q35];BITLSHIFT(1;[.BG$2]))&gt;0;1;0)*[.$O35]" office:value-type="float" office:value="0" calcext:value-type="float">
            <text:p/>
          </table:table-cell>
          <table:table-cell table:formula="of:=IF(BITAND([.$Q35];BITLSHIFT(1;[.BH$2]))&gt;0;1;0)*[.$O35]" office:value-type="float" office:value="0" calcext:value-type="float">
            <text:p/>
          </table:table-cell>
          <table:table-cell table:formula="of:=IF(BITAND([.$Q35];BITLSHIFT(1;[.BI$2]))&gt;0;1;0)*[.$O35]" office:value-type="float" office:value="0" calcext:value-type="float">
            <text:p/>
          </table:table-cell>
          <table:table-cell table:formula="of:=IF(BITAND([.$Q35];BITLSHIFT(1;[.BJ$2]))&gt;0;1;0)*[.$O35]" office:value-type="float" office:value="0" calcext:value-type="float">
            <text:p/>
          </table:table-cell>
          <table:table-cell table:formula="of:=IF(BITAND([.$Q35];BITLSHIFT(1;[.BK$2]))&gt;0;1;0)*[.$O35]" office:value-type="float" office:value="0" calcext:value-type="float">
            <text:p/>
          </table:table-cell>
          <table:table-cell table:formula="of:=IF(BITAND([.$Q35];BITLSHIFT(1;[.BL$2]))&gt;0;1;0)*[.$O35]" office:value-type="float" office:value="0" calcext:value-type="float">
            <text:p/>
          </table:table-cell>
          <table:table-cell table:formula="of:=IF(BITAND([.$Q35];BITLSHIFT(1;[.BM$2]))&gt;0;1;0)*[.$O35]" office:value-type="float" office:value="0" calcext:value-type="float">
            <text:p/>
          </table:table-cell>
          <table:table-cell table:formula="of:=IF(BITAND([.$Q35];BITLSHIFT(1;[.BN$2]))&gt;0;1;0)*[.$O35]" office:value-type="float" office:value="0" calcext:value-type="float">
            <text:p/>
          </table:table-cell>
          <table:table-cell table:formula="of:=IF(BITAND([.$Q35];BITLSHIFT(1;[.BO$2]))&gt;0;1;0)*[.$O35]" office:value-type="float" office:value="0" calcext:value-type="float">
            <text:p/>
          </table:table-cell>
          <table:table-cell table:formula="of:=IF(BITAND([.$Q35];BITLSHIFT(1;[.BP$2]))&gt;0;1;0)*[.$O35]" office:value-type="float" office:value="0" calcext:value-type="float">
            <text:p/>
          </table:table-cell>
          <table:table-cell table:formula="of:=IF(BITAND([.$Q35];BITLSHIFT(1;[.BQ$2]))&gt;0;1;0)*[.$O35]" office:value-type="float" office:value="0" calcext:value-type="float">
            <text:p/>
          </table:table-cell>
          <table:table-cell table:formula="of:=IF(BITAND([.$Q35];BITLSHIFT(1;[.BR$2]))&gt;0;1;0)*[.$O35]" office:value-type="float" office:value="0" calcext:value-type="float">
            <text:p/>
          </table:table-cell>
          <table:table-cell table:formula="of:=IF(BITAND([.$Q35];BITLSHIFT(1;[.BS$2]))&gt;0;1;0)*[.$O35]" office:value-type="float" office:value="0" calcext:value-type="float">
            <text:p/>
          </table:table-cell>
          <table:table-cell table:formula="of:=IF(BITAND([.$Q35];BITLSHIFT(1;[.BT$2]))&gt;0;1;0)*[.$O35]" office:value-type="float" office:value="0" calcext:value-type="float">
            <text:p/>
          </table:table-cell>
          <table:table-cell table:formula="of:=IF(BITAND([.$Q35];BITLSHIFT(1;[.BU$2]))&gt;0;1;0)*[.$O35]" office:value-type="float" office:value="0" calcext:value-type="float">
            <text:p/>
          </table:table-cell>
          <table:table-cell table:formula="of:=IF(BITAND([.$Q35];BITLSHIFT(1;[.BV$2]))&gt;0;1;0)*[.$O35]" office:value-type="float" office:value="0" calcext:value-type="float">
            <text:p/>
          </table:table-cell>
          <table:table-cell table:formula="of:=IF(BITAND([.$Q35];BITLSHIFT(1;[.BW$2]))&gt;0;1;0)*[.$O35]" office:value-type="float" office:value="0" calcext:value-type="float">
            <text:p/>
          </table:table-cell>
          <table:table-cell table:formula="of:=IF(BITAND([.$Q35];BITLSHIFT(1;[.BX$2]))&gt;0;1;0)*[.$O35]" office:value-type="float" office:value="0" calcext:value-type="float">
            <text:p/>
          </table:table-cell>
          <table:table-cell table:formula="of:=IF(BITAND([.$Q35];BITLSHIFT(1;[.BY$2]))&gt;0;1;0)*[.$O35]" office:value-type="float" office:value="0" calcext:value-type="float">
            <text:p/>
          </table:table-cell>
          <table:table-cell table:formula="of:=IF(BITAND([.$Q35];BITLSHIFT(1;[.BZ$2]))&gt;0;1;0)*[.$O35]" office:value-type="float" office:value="0" calcext:value-type="float">
            <text:p/>
          </table:table-cell>
          <table:table-cell table:formula="of:=IF(BITAND([.$Q35];BITLSHIFT(1;[.CA$2]))&gt;0;1;0)*[.$O35]" office:value-type="float" office:value="0" calcext:value-type="float">
            <text:p/>
          </table:table-cell>
          <table:table-cell table:formula="of:=IF(BITAND([.$Q35];BITLSHIFT(1;[.CB$2]))&gt;0;1;0)*[.$O35]" office:value-type="float" office:value="0" calcext:value-type="float">
            <text:p/>
          </table:table-cell>
          <table:table-cell table:formula="of:=IF(BITAND([.$Q35];BITLSHIFT(1;[.CC$2]))&gt;0;1;0)*[.$O35]" office:value-type="float" office:value="0" calcext:value-type="float">
            <text:p/>
          </table:table-cell>
          <table:table-cell table:formula="of:=IF(BITAND([.$Q35];BITLSHIFT(1;[.CD$2]))&gt;0;1;0)*[.$O3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6];10) ;16)" office:value-type="float" office:value="0" calcext:value-type="float">
            <text:p/>
          </table:table-cell>
          <table:table-cell table:formula="of:=DECIMAL(RIGHT([.N36];8) ;16)" office:value-type="float" office:value="0" calcext:value-type="float">
            <text:p/>
          </table:table-cell>
          <table:table-cell table:formula="of:=IF(BITAND([.$R36];BITLSHIFT(1;[.S$2]))&gt;0;1;0)*[.$O36]" office:value-type="float" office:value="0" calcext:value-type="float">
            <text:p/>
          </table:table-cell>
          <table:table-cell table:formula="of:=IF(BITAND([.$R36];BITLSHIFT(1;[.T$2]))&gt;0;1;0)*[.$O36]" office:value-type="float" office:value="0" calcext:value-type="float">
            <text:p/>
          </table:table-cell>
          <table:table-cell table:formula="of:=IF(BITAND([.$R36];BITLSHIFT(1;[.U$2]))&gt;0;1;0)*[.$O36]" office:value-type="float" office:value="0" calcext:value-type="float">
            <text:p/>
          </table:table-cell>
          <table:table-cell table:formula="of:=IF(BITAND([.$R36];BITLSHIFT(1;[.V$2]))&gt;0;1;0)*[.$O36]" office:value-type="float" office:value="0" calcext:value-type="float">
            <text:p/>
          </table:table-cell>
          <table:table-cell table:formula="of:=IF(BITAND([.$R36];BITLSHIFT(1;[.W$2]))&gt;0;1;0)*[.$O36]" office:value-type="float" office:value="0" calcext:value-type="float">
            <text:p/>
          </table:table-cell>
          <table:table-cell table:formula="of:=IF(BITAND([.$R36];BITLSHIFT(1;[.X$2]))&gt;0;1;0)*[.$O36]" office:value-type="float" office:value="0" calcext:value-type="float">
            <text:p/>
          </table:table-cell>
          <table:table-cell table:formula="of:=IF(BITAND([.$R36];BITLSHIFT(1;[.Y$2]))&gt;0;1;0)*[.$O36]" office:value-type="float" office:value="0" calcext:value-type="float">
            <text:p/>
          </table:table-cell>
          <table:table-cell table:formula="of:=IF(BITAND([.$R36];BITLSHIFT(1;[.Z$2]))&gt;0;1;0)*[.$O36]" office:value-type="float" office:value="0" calcext:value-type="float">
            <text:p/>
          </table:table-cell>
          <table:table-cell table:formula="of:=IF(BITAND([.$R36];BITLSHIFT(1;[.AA$2]))&gt;0;1;0)*[.$O36]" office:value-type="float" office:value="0" calcext:value-type="float">
            <text:p/>
          </table:table-cell>
          <table:table-cell table:formula="of:=IF(BITAND([.$R36];BITLSHIFT(1;[.AB$2]))&gt;0;1;0)*[.$O36]" office:value-type="float" office:value="0" calcext:value-type="float">
            <text:p/>
          </table:table-cell>
          <table:table-cell table:formula="of:=IF(BITAND([.$R36];BITLSHIFT(1;[.AC$2]))&gt;0;1;0)*[.$O36]" office:value-type="float" office:value="0" calcext:value-type="float">
            <text:p/>
          </table:table-cell>
          <table:table-cell table:formula="of:=IF(BITAND([.$R36];BITLSHIFT(1;[.AD$2]))&gt;0;1;0)*[.$O36]" office:value-type="float" office:value="0" calcext:value-type="float">
            <text:p/>
          </table:table-cell>
          <table:table-cell table:formula="of:=IF(BITAND([.$R36];BITLSHIFT(1;[.AE$2]))&gt;0;1;0)*[.$O36]" office:value-type="float" office:value="0" calcext:value-type="float">
            <text:p/>
          </table:table-cell>
          <table:table-cell table:formula="of:=IF(BITAND([.$R36];BITLSHIFT(1;[.AF$2]))&gt;0;1;0)*[.$O36]" office:value-type="float" office:value="0" calcext:value-type="float">
            <text:p/>
          </table:table-cell>
          <table:table-cell table:formula="of:=IF(BITAND([.$R36];BITLSHIFT(1;[.AG$2]))&gt;0;1;0)*[.$O36]" office:value-type="float" office:value="0" calcext:value-type="float">
            <text:p/>
          </table:table-cell>
          <table:table-cell table:formula="of:=IF(BITAND([.$R36];BITLSHIFT(1;[.AH$2]))&gt;0;1;0)*[.$O36]" office:value-type="float" office:value="0" calcext:value-type="float">
            <text:p/>
          </table:table-cell>
          <table:table-cell table:formula="of:=IF(BITAND([.$R36];BITLSHIFT(1;[.AI$2]))&gt;0;1;0)*[.$O36]" office:value-type="float" office:value="0" calcext:value-type="float">
            <text:p/>
          </table:table-cell>
          <table:table-cell table:formula="of:=IF(BITAND([.$R36];BITLSHIFT(1;[.AJ$2]))&gt;0;1;0)*[.$O36]" office:value-type="float" office:value="0" calcext:value-type="float">
            <text:p/>
          </table:table-cell>
          <table:table-cell table:formula="of:=IF(BITAND([.$R36];BITLSHIFT(1;[.AK$2]))&gt;0;1;0)*[.$O36]" office:value-type="float" office:value="0" calcext:value-type="float">
            <text:p/>
          </table:table-cell>
          <table:table-cell table:formula="of:=IF(BITAND([.$R36];BITLSHIFT(1;[.AL$2]))&gt;0;1;0)*[.$O36]" office:value-type="float" office:value="0" calcext:value-type="float">
            <text:p/>
          </table:table-cell>
          <table:table-cell table:formula="of:=IF(BITAND([.$R36];BITLSHIFT(1;[.AM$2]))&gt;0;1;0)*[.$O36]" office:value-type="float" office:value="0" calcext:value-type="float">
            <text:p/>
          </table:table-cell>
          <table:table-cell table:formula="of:=IF(BITAND([.$R36];BITLSHIFT(1;[.AN$2]))&gt;0;1;0)*[.$O36]" office:value-type="float" office:value="0" calcext:value-type="float">
            <text:p/>
          </table:table-cell>
          <table:table-cell table:formula="of:=IF(BITAND([.$R36];BITLSHIFT(1;[.AO$2]))&gt;0;1;0)*[.$O36]" office:value-type="float" office:value="0" calcext:value-type="float">
            <text:p/>
          </table:table-cell>
          <table:table-cell table:formula="of:=IF(BITAND([.$R36];BITLSHIFT(1;[.AP$2]))&gt;0;1;0)*[.$O36]" office:value-type="float" office:value="0" calcext:value-type="float">
            <text:p/>
          </table:table-cell>
          <table:table-cell table:formula="of:=IF(BITAND([.$R36];BITLSHIFT(1;[.AQ$2]))&gt;0;1;0)*[.$O36]" office:value-type="float" office:value="0" calcext:value-type="float">
            <text:p/>
          </table:table-cell>
          <table:table-cell table:formula="of:=IF(BITAND([.$R36];BITLSHIFT(1;[.AR$2]))&gt;0;1;0)*[.$O36]" office:value-type="float" office:value="0" calcext:value-type="float">
            <text:p/>
          </table:table-cell>
          <table:table-cell table:formula="of:=IF(BITAND([.$R36];BITLSHIFT(1;[.AS$2]))&gt;0;1;0)*[.$O36]" office:value-type="float" office:value="0" calcext:value-type="float">
            <text:p/>
          </table:table-cell>
          <table:table-cell table:formula="of:=IF(BITAND([.$R36];BITLSHIFT(1;[.AT$2]))&gt;0;1;0)*[.$O36]" office:value-type="float" office:value="0" calcext:value-type="float">
            <text:p/>
          </table:table-cell>
          <table:table-cell table:formula="of:=IF(BITAND([.$R36];BITLSHIFT(1;[.AU$2]))&gt;0;1;0)*[.$O36]" office:value-type="float" office:value="0" calcext:value-type="float">
            <text:p/>
          </table:table-cell>
          <table:table-cell table:formula="of:=IF(BITAND([.$R36];BITLSHIFT(1;[.AV$2]))&gt;0;1;0)*[.$O36]" office:value-type="float" office:value="0" calcext:value-type="float">
            <text:p/>
          </table:table-cell>
          <table:table-cell table:formula="of:=IF(BITAND([.$R36];BITLSHIFT(1;[.AW$2]))&gt;0;1;0)*[.$O36]" office:value-type="float" office:value="0" calcext:value-type="float">
            <text:p/>
          </table:table-cell>
          <table:table-cell table:formula="of:=IF(BITAND([.$R36];BITLSHIFT(1;[.AX$2]))&gt;0;1;0)*[.$O36]" office:value-type="float" office:value="0" calcext:value-type="float">
            <text:p/>
          </table:table-cell>
          <table:table-cell table:formula="of:=IF(BITAND([.$Q36];BITLSHIFT(1;[.AY$2]))&gt;0;1;0)*[.$O36]" office:value-type="float" office:value="0" calcext:value-type="float">
            <text:p/>
          </table:table-cell>
          <table:table-cell table:formula="of:=IF(BITAND([.$Q36];BITLSHIFT(1;[.AZ$2]))&gt;0;1;0)*[.$O36]" office:value-type="float" office:value="0" calcext:value-type="float">
            <text:p/>
          </table:table-cell>
          <table:table-cell table:formula="of:=IF(BITAND([.$Q36];BITLSHIFT(1;[.BA$2]))&gt;0;1;0)*[.$O36]" office:value-type="float" office:value="0" calcext:value-type="float">
            <text:p/>
          </table:table-cell>
          <table:table-cell table:formula="of:=IF(BITAND([.$Q36];BITLSHIFT(1;[.BB$2]))&gt;0;1;0)*[.$O36]" office:value-type="float" office:value="0" calcext:value-type="float">
            <text:p/>
          </table:table-cell>
          <table:table-cell table:formula="of:=IF(BITAND([.$Q36];BITLSHIFT(1;[.BC$2]))&gt;0;1;0)*[.$O36]" office:value-type="float" office:value="0" calcext:value-type="float">
            <text:p/>
          </table:table-cell>
          <table:table-cell table:formula="of:=IF(BITAND([.$Q36];BITLSHIFT(1;[.BD$2]))&gt;0;1;0)*[.$O36]" office:value-type="float" office:value="0" calcext:value-type="float">
            <text:p/>
          </table:table-cell>
          <table:table-cell table:formula="of:=IF(BITAND([.$Q36];BITLSHIFT(1;[.BE$2]))&gt;0;1;0)*[.$O36]" office:value-type="float" office:value="0" calcext:value-type="float">
            <text:p/>
          </table:table-cell>
          <table:table-cell table:formula="of:=IF(BITAND([.$Q36];BITLSHIFT(1;[.BF$2]))&gt;0;1;0)*[.$O36]" office:value-type="float" office:value="0" calcext:value-type="float">
            <text:p/>
          </table:table-cell>
          <table:table-cell table:formula="of:=IF(BITAND([.$Q36];BITLSHIFT(1;[.BG$2]))&gt;0;1;0)*[.$O36]" office:value-type="float" office:value="0" calcext:value-type="float">
            <text:p/>
          </table:table-cell>
          <table:table-cell table:formula="of:=IF(BITAND([.$Q36];BITLSHIFT(1;[.BH$2]))&gt;0;1;0)*[.$O36]" office:value-type="float" office:value="0" calcext:value-type="float">
            <text:p/>
          </table:table-cell>
          <table:table-cell table:formula="of:=IF(BITAND([.$Q36];BITLSHIFT(1;[.BI$2]))&gt;0;1;0)*[.$O36]" office:value-type="float" office:value="0" calcext:value-type="float">
            <text:p/>
          </table:table-cell>
          <table:table-cell table:formula="of:=IF(BITAND([.$Q36];BITLSHIFT(1;[.BJ$2]))&gt;0;1;0)*[.$O36]" office:value-type="float" office:value="0" calcext:value-type="float">
            <text:p/>
          </table:table-cell>
          <table:table-cell table:formula="of:=IF(BITAND([.$Q36];BITLSHIFT(1;[.BK$2]))&gt;0;1;0)*[.$O36]" office:value-type="float" office:value="0" calcext:value-type="float">
            <text:p/>
          </table:table-cell>
          <table:table-cell table:formula="of:=IF(BITAND([.$Q36];BITLSHIFT(1;[.BL$2]))&gt;0;1;0)*[.$O36]" office:value-type="float" office:value="0" calcext:value-type="float">
            <text:p/>
          </table:table-cell>
          <table:table-cell table:formula="of:=IF(BITAND([.$Q36];BITLSHIFT(1;[.BM$2]))&gt;0;1;0)*[.$O36]" office:value-type="float" office:value="0" calcext:value-type="float">
            <text:p/>
          </table:table-cell>
          <table:table-cell table:formula="of:=IF(BITAND([.$Q36];BITLSHIFT(1;[.BN$2]))&gt;0;1;0)*[.$O36]" office:value-type="float" office:value="0" calcext:value-type="float">
            <text:p/>
          </table:table-cell>
          <table:table-cell table:formula="of:=IF(BITAND([.$Q36];BITLSHIFT(1;[.BO$2]))&gt;0;1;0)*[.$O36]" office:value-type="float" office:value="0" calcext:value-type="float">
            <text:p/>
          </table:table-cell>
          <table:table-cell table:formula="of:=IF(BITAND([.$Q36];BITLSHIFT(1;[.BP$2]))&gt;0;1;0)*[.$O36]" office:value-type="float" office:value="0" calcext:value-type="float">
            <text:p/>
          </table:table-cell>
          <table:table-cell table:formula="of:=IF(BITAND([.$Q36];BITLSHIFT(1;[.BQ$2]))&gt;0;1;0)*[.$O36]" office:value-type="float" office:value="0" calcext:value-type="float">
            <text:p/>
          </table:table-cell>
          <table:table-cell table:formula="of:=IF(BITAND([.$Q36];BITLSHIFT(1;[.BR$2]))&gt;0;1;0)*[.$O36]" office:value-type="float" office:value="0" calcext:value-type="float">
            <text:p/>
          </table:table-cell>
          <table:table-cell table:formula="of:=IF(BITAND([.$Q36];BITLSHIFT(1;[.BS$2]))&gt;0;1;0)*[.$O36]" office:value-type="float" office:value="0" calcext:value-type="float">
            <text:p/>
          </table:table-cell>
          <table:table-cell table:formula="of:=IF(BITAND([.$Q36];BITLSHIFT(1;[.BT$2]))&gt;0;1;0)*[.$O36]" office:value-type="float" office:value="0" calcext:value-type="float">
            <text:p/>
          </table:table-cell>
          <table:table-cell table:formula="of:=IF(BITAND([.$Q36];BITLSHIFT(1;[.BU$2]))&gt;0;1;0)*[.$O36]" office:value-type="float" office:value="0" calcext:value-type="float">
            <text:p/>
          </table:table-cell>
          <table:table-cell table:formula="of:=IF(BITAND([.$Q36];BITLSHIFT(1;[.BV$2]))&gt;0;1;0)*[.$O36]" office:value-type="float" office:value="0" calcext:value-type="float">
            <text:p/>
          </table:table-cell>
          <table:table-cell table:formula="of:=IF(BITAND([.$Q36];BITLSHIFT(1;[.BW$2]))&gt;0;1;0)*[.$O36]" office:value-type="float" office:value="0" calcext:value-type="float">
            <text:p/>
          </table:table-cell>
          <table:table-cell table:formula="of:=IF(BITAND([.$Q36];BITLSHIFT(1;[.BX$2]))&gt;0;1;0)*[.$O36]" office:value-type="float" office:value="0" calcext:value-type="float">
            <text:p/>
          </table:table-cell>
          <table:table-cell table:formula="of:=IF(BITAND([.$Q36];BITLSHIFT(1;[.BY$2]))&gt;0;1;0)*[.$O36]" office:value-type="float" office:value="0" calcext:value-type="float">
            <text:p/>
          </table:table-cell>
          <table:table-cell table:formula="of:=IF(BITAND([.$Q36];BITLSHIFT(1;[.BZ$2]))&gt;0;1;0)*[.$O36]" office:value-type="float" office:value="0" calcext:value-type="float">
            <text:p/>
          </table:table-cell>
          <table:table-cell table:formula="of:=IF(BITAND([.$Q36];BITLSHIFT(1;[.CA$2]))&gt;0;1;0)*[.$O36]" office:value-type="float" office:value="0" calcext:value-type="float">
            <text:p/>
          </table:table-cell>
          <table:table-cell table:formula="of:=IF(BITAND([.$Q36];BITLSHIFT(1;[.CB$2]))&gt;0;1;0)*[.$O36]" office:value-type="float" office:value="0" calcext:value-type="float">
            <text:p/>
          </table:table-cell>
          <table:table-cell table:formula="of:=IF(BITAND([.$Q36];BITLSHIFT(1;[.CC$2]))&gt;0;1;0)*[.$O36]" office:value-type="float" office:value="0" calcext:value-type="float">
            <text:p/>
          </table:table-cell>
          <table:table-cell table:formula="of:=IF(BITAND([.$Q36];BITLSHIFT(1;[.CD$2]))&gt;0;1;0)*[.$O3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7];10) ;16)" office:value-type="float" office:value="0" calcext:value-type="float">
            <text:p/>
          </table:table-cell>
          <table:table-cell table:formula="of:=DECIMAL(RIGHT([.N37];8) ;16)" office:value-type="float" office:value="0" calcext:value-type="float">
            <text:p/>
          </table:table-cell>
          <table:table-cell table:formula="of:=IF(BITAND([.$R37];BITLSHIFT(1;[.S$2]))&gt;0;1;0)*[.$O37]" office:value-type="float" office:value="0" calcext:value-type="float">
            <text:p/>
          </table:table-cell>
          <table:table-cell table:formula="of:=IF(BITAND([.$R37];BITLSHIFT(1;[.T$2]))&gt;0;1;0)*[.$O37]" office:value-type="float" office:value="0" calcext:value-type="float">
            <text:p/>
          </table:table-cell>
          <table:table-cell table:formula="of:=IF(BITAND([.$R37];BITLSHIFT(1;[.U$2]))&gt;0;1;0)*[.$O37]" office:value-type="float" office:value="0" calcext:value-type="float">
            <text:p/>
          </table:table-cell>
          <table:table-cell table:formula="of:=IF(BITAND([.$R37];BITLSHIFT(1;[.V$2]))&gt;0;1;0)*[.$O37]" office:value-type="float" office:value="0" calcext:value-type="float">
            <text:p/>
          </table:table-cell>
          <table:table-cell table:formula="of:=IF(BITAND([.$R37];BITLSHIFT(1;[.W$2]))&gt;0;1;0)*[.$O37]" office:value-type="float" office:value="0" calcext:value-type="float">
            <text:p/>
          </table:table-cell>
          <table:table-cell table:formula="of:=IF(BITAND([.$R37];BITLSHIFT(1;[.X$2]))&gt;0;1;0)*[.$O37]" office:value-type="float" office:value="0" calcext:value-type="float">
            <text:p/>
          </table:table-cell>
          <table:table-cell table:formula="of:=IF(BITAND([.$R37];BITLSHIFT(1;[.Y$2]))&gt;0;1;0)*[.$O37]" office:value-type="float" office:value="0" calcext:value-type="float">
            <text:p/>
          </table:table-cell>
          <table:table-cell table:formula="of:=IF(BITAND([.$R37];BITLSHIFT(1;[.Z$2]))&gt;0;1;0)*[.$O37]" office:value-type="float" office:value="0" calcext:value-type="float">
            <text:p/>
          </table:table-cell>
          <table:table-cell table:formula="of:=IF(BITAND([.$R37];BITLSHIFT(1;[.AA$2]))&gt;0;1;0)*[.$O37]" office:value-type="float" office:value="0" calcext:value-type="float">
            <text:p/>
          </table:table-cell>
          <table:table-cell table:formula="of:=IF(BITAND([.$R37];BITLSHIFT(1;[.AB$2]))&gt;0;1;0)*[.$O37]" office:value-type="float" office:value="0" calcext:value-type="float">
            <text:p/>
          </table:table-cell>
          <table:table-cell table:formula="of:=IF(BITAND([.$R37];BITLSHIFT(1;[.AC$2]))&gt;0;1;0)*[.$O37]" office:value-type="float" office:value="0" calcext:value-type="float">
            <text:p/>
          </table:table-cell>
          <table:table-cell table:formula="of:=IF(BITAND([.$R37];BITLSHIFT(1;[.AD$2]))&gt;0;1;0)*[.$O37]" office:value-type="float" office:value="0" calcext:value-type="float">
            <text:p/>
          </table:table-cell>
          <table:table-cell table:formula="of:=IF(BITAND([.$R37];BITLSHIFT(1;[.AE$2]))&gt;0;1;0)*[.$O37]" office:value-type="float" office:value="0" calcext:value-type="float">
            <text:p/>
          </table:table-cell>
          <table:table-cell table:formula="of:=IF(BITAND([.$R37];BITLSHIFT(1;[.AF$2]))&gt;0;1;0)*[.$O37]" office:value-type="float" office:value="0" calcext:value-type="float">
            <text:p/>
          </table:table-cell>
          <table:table-cell table:formula="of:=IF(BITAND([.$R37];BITLSHIFT(1;[.AG$2]))&gt;0;1;0)*[.$O37]" office:value-type="float" office:value="0" calcext:value-type="float">
            <text:p/>
          </table:table-cell>
          <table:table-cell table:formula="of:=IF(BITAND([.$R37];BITLSHIFT(1;[.AH$2]))&gt;0;1;0)*[.$O37]" office:value-type="float" office:value="0" calcext:value-type="float">
            <text:p/>
          </table:table-cell>
          <table:table-cell table:formula="of:=IF(BITAND([.$R37];BITLSHIFT(1;[.AI$2]))&gt;0;1;0)*[.$O37]" office:value-type="float" office:value="0" calcext:value-type="float">
            <text:p/>
          </table:table-cell>
          <table:table-cell table:formula="of:=IF(BITAND([.$R37];BITLSHIFT(1;[.AJ$2]))&gt;0;1;0)*[.$O37]" office:value-type="float" office:value="0" calcext:value-type="float">
            <text:p/>
          </table:table-cell>
          <table:table-cell table:formula="of:=IF(BITAND([.$R37];BITLSHIFT(1;[.AK$2]))&gt;0;1;0)*[.$O37]" office:value-type="float" office:value="0" calcext:value-type="float">
            <text:p/>
          </table:table-cell>
          <table:table-cell table:formula="of:=IF(BITAND([.$R37];BITLSHIFT(1;[.AL$2]))&gt;0;1;0)*[.$O37]" office:value-type="float" office:value="0" calcext:value-type="float">
            <text:p/>
          </table:table-cell>
          <table:table-cell table:formula="of:=IF(BITAND([.$R37];BITLSHIFT(1;[.AM$2]))&gt;0;1;0)*[.$O37]" office:value-type="float" office:value="0" calcext:value-type="float">
            <text:p/>
          </table:table-cell>
          <table:table-cell table:formula="of:=IF(BITAND([.$R37];BITLSHIFT(1;[.AN$2]))&gt;0;1;0)*[.$O37]" office:value-type="float" office:value="0" calcext:value-type="float">
            <text:p/>
          </table:table-cell>
          <table:table-cell table:formula="of:=IF(BITAND([.$R37];BITLSHIFT(1;[.AO$2]))&gt;0;1;0)*[.$O37]" office:value-type="float" office:value="0" calcext:value-type="float">
            <text:p/>
          </table:table-cell>
          <table:table-cell table:formula="of:=IF(BITAND([.$R37];BITLSHIFT(1;[.AP$2]))&gt;0;1;0)*[.$O37]" office:value-type="float" office:value="0" calcext:value-type="float">
            <text:p/>
          </table:table-cell>
          <table:table-cell table:formula="of:=IF(BITAND([.$R37];BITLSHIFT(1;[.AQ$2]))&gt;0;1;0)*[.$O37]" office:value-type="float" office:value="0" calcext:value-type="float">
            <text:p/>
          </table:table-cell>
          <table:table-cell table:formula="of:=IF(BITAND([.$R37];BITLSHIFT(1;[.AR$2]))&gt;0;1;0)*[.$O37]" office:value-type="float" office:value="0" calcext:value-type="float">
            <text:p/>
          </table:table-cell>
          <table:table-cell table:formula="of:=IF(BITAND([.$R37];BITLSHIFT(1;[.AS$2]))&gt;0;1;0)*[.$O37]" office:value-type="float" office:value="0" calcext:value-type="float">
            <text:p/>
          </table:table-cell>
          <table:table-cell table:formula="of:=IF(BITAND([.$R37];BITLSHIFT(1;[.AT$2]))&gt;0;1;0)*[.$O37]" office:value-type="float" office:value="0" calcext:value-type="float">
            <text:p/>
          </table:table-cell>
          <table:table-cell table:formula="of:=IF(BITAND([.$R37];BITLSHIFT(1;[.AU$2]))&gt;0;1;0)*[.$O37]" office:value-type="float" office:value="0" calcext:value-type="float">
            <text:p/>
          </table:table-cell>
          <table:table-cell table:formula="of:=IF(BITAND([.$R37];BITLSHIFT(1;[.AV$2]))&gt;0;1;0)*[.$O37]" office:value-type="float" office:value="0" calcext:value-type="float">
            <text:p/>
          </table:table-cell>
          <table:table-cell table:formula="of:=IF(BITAND([.$R37];BITLSHIFT(1;[.AW$2]))&gt;0;1;0)*[.$O37]" office:value-type="float" office:value="0" calcext:value-type="float">
            <text:p/>
          </table:table-cell>
          <table:table-cell table:formula="of:=IF(BITAND([.$R37];BITLSHIFT(1;[.AX$2]))&gt;0;1;0)*[.$O37]" office:value-type="float" office:value="0" calcext:value-type="float">
            <text:p/>
          </table:table-cell>
          <table:table-cell table:formula="of:=IF(BITAND([.$Q37];BITLSHIFT(1;[.AY$2]))&gt;0;1;0)*[.$O37]" office:value-type="float" office:value="0" calcext:value-type="float">
            <text:p/>
          </table:table-cell>
          <table:table-cell table:formula="of:=IF(BITAND([.$Q37];BITLSHIFT(1;[.AZ$2]))&gt;0;1;0)*[.$O37]" office:value-type="float" office:value="0" calcext:value-type="float">
            <text:p/>
          </table:table-cell>
          <table:table-cell table:formula="of:=IF(BITAND([.$Q37];BITLSHIFT(1;[.BA$2]))&gt;0;1;0)*[.$O37]" office:value-type="float" office:value="0" calcext:value-type="float">
            <text:p/>
          </table:table-cell>
          <table:table-cell table:formula="of:=IF(BITAND([.$Q37];BITLSHIFT(1;[.BB$2]))&gt;0;1;0)*[.$O37]" office:value-type="float" office:value="0" calcext:value-type="float">
            <text:p/>
          </table:table-cell>
          <table:table-cell table:formula="of:=IF(BITAND([.$Q37];BITLSHIFT(1;[.BC$2]))&gt;0;1;0)*[.$O37]" office:value-type="float" office:value="0" calcext:value-type="float">
            <text:p/>
          </table:table-cell>
          <table:table-cell table:formula="of:=IF(BITAND([.$Q37];BITLSHIFT(1;[.BD$2]))&gt;0;1;0)*[.$O37]" office:value-type="float" office:value="0" calcext:value-type="float">
            <text:p/>
          </table:table-cell>
          <table:table-cell table:formula="of:=IF(BITAND([.$Q37];BITLSHIFT(1;[.BE$2]))&gt;0;1;0)*[.$O37]" office:value-type="float" office:value="0" calcext:value-type="float">
            <text:p/>
          </table:table-cell>
          <table:table-cell table:formula="of:=IF(BITAND([.$Q37];BITLSHIFT(1;[.BF$2]))&gt;0;1;0)*[.$O37]" office:value-type="float" office:value="0" calcext:value-type="float">
            <text:p/>
          </table:table-cell>
          <table:table-cell table:formula="of:=IF(BITAND([.$Q37];BITLSHIFT(1;[.BG$2]))&gt;0;1;0)*[.$O37]" office:value-type="float" office:value="0" calcext:value-type="float">
            <text:p/>
          </table:table-cell>
          <table:table-cell table:formula="of:=IF(BITAND([.$Q37];BITLSHIFT(1;[.BH$2]))&gt;0;1;0)*[.$O37]" office:value-type="float" office:value="0" calcext:value-type="float">
            <text:p/>
          </table:table-cell>
          <table:table-cell table:formula="of:=IF(BITAND([.$Q37];BITLSHIFT(1;[.BI$2]))&gt;0;1;0)*[.$O37]" office:value-type="float" office:value="0" calcext:value-type="float">
            <text:p/>
          </table:table-cell>
          <table:table-cell table:formula="of:=IF(BITAND([.$Q37];BITLSHIFT(1;[.BJ$2]))&gt;0;1;0)*[.$O37]" office:value-type="float" office:value="0" calcext:value-type="float">
            <text:p/>
          </table:table-cell>
          <table:table-cell table:formula="of:=IF(BITAND([.$Q37];BITLSHIFT(1;[.BK$2]))&gt;0;1;0)*[.$O37]" office:value-type="float" office:value="0" calcext:value-type="float">
            <text:p/>
          </table:table-cell>
          <table:table-cell table:formula="of:=IF(BITAND([.$Q37];BITLSHIFT(1;[.BL$2]))&gt;0;1;0)*[.$O37]" office:value-type="float" office:value="0" calcext:value-type="float">
            <text:p/>
          </table:table-cell>
          <table:table-cell table:formula="of:=IF(BITAND([.$Q37];BITLSHIFT(1;[.BM$2]))&gt;0;1;0)*[.$O37]" office:value-type="float" office:value="0" calcext:value-type="float">
            <text:p/>
          </table:table-cell>
          <table:table-cell table:formula="of:=IF(BITAND([.$Q37];BITLSHIFT(1;[.BN$2]))&gt;0;1;0)*[.$O37]" office:value-type="float" office:value="0" calcext:value-type="float">
            <text:p/>
          </table:table-cell>
          <table:table-cell table:formula="of:=IF(BITAND([.$Q37];BITLSHIFT(1;[.BO$2]))&gt;0;1;0)*[.$O37]" office:value-type="float" office:value="0" calcext:value-type="float">
            <text:p/>
          </table:table-cell>
          <table:table-cell table:formula="of:=IF(BITAND([.$Q37];BITLSHIFT(1;[.BP$2]))&gt;0;1;0)*[.$O37]" office:value-type="float" office:value="0" calcext:value-type="float">
            <text:p/>
          </table:table-cell>
          <table:table-cell table:formula="of:=IF(BITAND([.$Q37];BITLSHIFT(1;[.BQ$2]))&gt;0;1;0)*[.$O37]" office:value-type="float" office:value="0" calcext:value-type="float">
            <text:p/>
          </table:table-cell>
          <table:table-cell table:formula="of:=IF(BITAND([.$Q37];BITLSHIFT(1;[.BR$2]))&gt;0;1;0)*[.$O37]" office:value-type="float" office:value="0" calcext:value-type="float">
            <text:p/>
          </table:table-cell>
          <table:table-cell table:formula="of:=IF(BITAND([.$Q37];BITLSHIFT(1;[.BS$2]))&gt;0;1;0)*[.$O37]" office:value-type="float" office:value="0" calcext:value-type="float">
            <text:p/>
          </table:table-cell>
          <table:table-cell table:formula="of:=IF(BITAND([.$Q37];BITLSHIFT(1;[.BT$2]))&gt;0;1;0)*[.$O37]" office:value-type="float" office:value="0" calcext:value-type="float">
            <text:p/>
          </table:table-cell>
          <table:table-cell table:formula="of:=IF(BITAND([.$Q37];BITLSHIFT(1;[.BU$2]))&gt;0;1;0)*[.$O37]" office:value-type="float" office:value="0" calcext:value-type="float">
            <text:p/>
          </table:table-cell>
          <table:table-cell table:formula="of:=IF(BITAND([.$Q37];BITLSHIFT(1;[.BV$2]))&gt;0;1;0)*[.$O37]" office:value-type="float" office:value="0" calcext:value-type="float">
            <text:p/>
          </table:table-cell>
          <table:table-cell table:formula="of:=IF(BITAND([.$Q37];BITLSHIFT(1;[.BW$2]))&gt;0;1;0)*[.$O37]" office:value-type="float" office:value="0" calcext:value-type="float">
            <text:p/>
          </table:table-cell>
          <table:table-cell table:formula="of:=IF(BITAND([.$Q37];BITLSHIFT(1;[.BX$2]))&gt;0;1;0)*[.$O37]" office:value-type="float" office:value="0" calcext:value-type="float">
            <text:p/>
          </table:table-cell>
          <table:table-cell table:formula="of:=IF(BITAND([.$Q37];BITLSHIFT(1;[.BY$2]))&gt;0;1;0)*[.$O37]" office:value-type="float" office:value="0" calcext:value-type="float">
            <text:p/>
          </table:table-cell>
          <table:table-cell table:formula="of:=IF(BITAND([.$Q37];BITLSHIFT(1;[.BZ$2]))&gt;0;1;0)*[.$O37]" office:value-type="float" office:value="0" calcext:value-type="float">
            <text:p/>
          </table:table-cell>
          <table:table-cell table:formula="of:=IF(BITAND([.$Q37];BITLSHIFT(1;[.CA$2]))&gt;0;1;0)*[.$O37]" office:value-type="float" office:value="0" calcext:value-type="float">
            <text:p/>
          </table:table-cell>
          <table:table-cell table:formula="of:=IF(BITAND([.$Q37];BITLSHIFT(1;[.CB$2]))&gt;0;1;0)*[.$O37]" office:value-type="float" office:value="0" calcext:value-type="float">
            <text:p/>
          </table:table-cell>
          <table:table-cell table:formula="of:=IF(BITAND([.$Q37];BITLSHIFT(1;[.CC$2]))&gt;0;1;0)*[.$O37]" office:value-type="float" office:value="0" calcext:value-type="float">
            <text:p/>
          </table:table-cell>
          <table:table-cell table:formula="of:=IF(BITAND([.$Q37];BITLSHIFT(1;[.CD$2]))&gt;0;1;0)*[.$O3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8];10) ;16)" office:value-type="float" office:value="0" calcext:value-type="float">
            <text:p/>
          </table:table-cell>
          <table:table-cell table:formula="of:=DECIMAL(RIGHT([.N38];8) ;16)" office:value-type="float" office:value="0" calcext:value-type="float">
            <text:p/>
          </table:table-cell>
          <table:table-cell table:formula="of:=IF(BITAND([.$R38];BITLSHIFT(1;[.S$2]))&gt;0;1;0)*[.$O38]" office:value-type="float" office:value="0" calcext:value-type="float">
            <text:p/>
          </table:table-cell>
          <table:table-cell table:formula="of:=IF(BITAND([.$R38];BITLSHIFT(1;[.T$2]))&gt;0;1;0)*[.$O38]" office:value-type="float" office:value="0" calcext:value-type="float">
            <text:p/>
          </table:table-cell>
          <table:table-cell table:formula="of:=IF(BITAND([.$R38];BITLSHIFT(1;[.U$2]))&gt;0;1;0)*[.$O38]" office:value-type="float" office:value="0" calcext:value-type="float">
            <text:p/>
          </table:table-cell>
          <table:table-cell table:formula="of:=IF(BITAND([.$R38];BITLSHIFT(1;[.V$2]))&gt;0;1;0)*[.$O38]" office:value-type="float" office:value="0" calcext:value-type="float">
            <text:p/>
          </table:table-cell>
          <table:table-cell table:formula="of:=IF(BITAND([.$R38];BITLSHIFT(1;[.W$2]))&gt;0;1;0)*[.$O38]" office:value-type="float" office:value="0" calcext:value-type="float">
            <text:p/>
          </table:table-cell>
          <table:table-cell table:formula="of:=IF(BITAND([.$R38];BITLSHIFT(1;[.X$2]))&gt;0;1;0)*[.$O38]" office:value-type="float" office:value="0" calcext:value-type="float">
            <text:p/>
          </table:table-cell>
          <table:table-cell table:formula="of:=IF(BITAND([.$R38];BITLSHIFT(1;[.Y$2]))&gt;0;1;0)*[.$O38]" office:value-type="float" office:value="0" calcext:value-type="float">
            <text:p/>
          </table:table-cell>
          <table:table-cell table:formula="of:=IF(BITAND([.$R38];BITLSHIFT(1;[.Z$2]))&gt;0;1;0)*[.$O38]" office:value-type="float" office:value="0" calcext:value-type="float">
            <text:p/>
          </table:table-cell>
          <table:table-cell table:formula="of:=IF(BITAND([.$R38];BITLSHIFT(1;[.AA$2]))&gt;0;1;0)*[.$O38]" office:value-type="float" office:value="0" calcext:value-type="float">
            <text:p/>
          </table:table-cell>
          <table:table-cell table:formula="of:=IF(BITAND([.$R38];BITLSHIFT(1;[.AB$2]))&gt;0;1;0)*[.$O38]" office:value-type="float" office:value="0" calcext:value-type="float">
            <text:p/>
          </table:table-cell>
          <table:table-cell table:formula="of:=IF(BITAND([.$R38];BITLSHIFT(1;[.AC$2]))&gt;0;1;0)*[.$O38]" office:value-type="float" office:value="0" calcext:value-type="float">
            <text:p/>
          </table:table-cell>
          <table:table-cell table:formula="of:=IF(BITAND([.$R38];BITLSHIFT(1;[.AD$2]))&gt;0;1;0)*[.$O38]" office:value-type="float" office:value="0" calcext:value-type="float">
            <text:p/>
          </table:table-cell>
          <table:table-cell table:formula="of:=IF(BITAND([.$R38];BITLSHIFT(1;[.AE$2]))&gt;0;1;0)*[.$O38]" office:value-type="float" office:value="0" calcext:value-type="float">
            <text:p/>
          </table:table-cell>
          <table:table-cell table:formula="of:=IF(BITAND([.$R38];BITLSHIFT(1;[.AF$2]))&gt;0;1;0)*[.$O38]" office:value-type="float" office:value="0" calcext:value-type="float">
            <text:p/>
          </table:table-cell>
          <table:table-cell table:formula="of:=IF(BITAND([.$R38];BITLSHIFT(1;[.AG$2]))&gt;0;1;0)*[.$O38]" office:value-type="float" office:value="0" calcext:value-type="float">
            <text:p/>
          </table:table-cell>
          <table:table-cell table:formula="of:=IF(BITAND([.$R38];BITLSHIFT(1;[.AH$2]))&gt;0;1;0)*[.$O38]" office:value-type="float" office:value="0" calcext:value-type="float">
            <text:p/>
          </table:table-cell>
          <table:table-cell table:formula="of:=IF(BITAND([.$R38];BITLSHIFT(1;[.AI$2]))&gt;0;1;0)*[.$O38]" office:value-type="float" office:value="0" calcext:value-type="float">
            <text:p/>
          </table:table-cell>
          <table:table-cell table:formula="of:=IF(BITAND([.$R38];BITLSHIFT(1;[.AJ$2]))&gt;0;1;0)*[.$O38]" office:value-type="float" office:value="0" calcext:value-type="float">
            <text:p/>
          </table:table-cell>
          <table:table-cell table:formula="of:=IF(BITAND([.$R38];BITLSHIFT(1;[.AK$2]))&gt;0;1;0)*[.$O38]" office:value-type="float" office:value="0" calcext:value-type="float">
            <text:p/>
          </table:table-cell>
          <table:table-cell table:formula="of:=IF(BITAND([.$R38];BITLSHIFT(1;[.AL$2]))&gt;0;1;0)*[.$O38]" office:value-type="float" office:value="0" calcext:value-type="float">
            <text:p/>
          </table:table-cell>
          <table:table-cell table:formula="of:=IF(BITAND([.$R38];BITLSHIFT(1;[.AM$2]))&gt;0;1;0)*[.$O38]" office:value-type="float" office:value="0" calcext:value-type="float">
            <text:p/>
          </table:table-cell>
          <table:table-cell table:formula="of:=IF(BITAND([.$R38];BITLSHIFT(1;[.AN$2]))&gt;0;1;0)*[.$O38]" office:value-type="float" office:value="0" calcext:value-type="float">
            <text:p/>
          </table:table-cell>
          <table:table-cell table:formula="of:=IF(BITAND([.$R38];BITLSHIFT(1;[.AO$2]))&gt;0;1;0)*[.$O38]" office:value-type="float" office:value="0" calcext:value-type="float">
            <text:p/>
          </table:table-cell>
          <table:table-cell table:formula="of:=IF(BITAND([.$R38];BITLSHIFT(1;[.AP$2]))&gt;0;1;0)*[.$O38]" office:value-type="float" office:value="0" calcext:value-type="float">
            <text:p/>
          </table:table-cell>
          <table:table-cell table:formula="of:=IF(BITAND([.$R38];BITLSHIFT(1;[.AQ$2]))&gt;0;1;0)*[.$O38]" office:value-type="float" office:value="0" calcext:value-type="float">
            <text:p/>
          </table:table-cell>
          <table:table-cell table:formula="of:=IF(BITAND([.$R38];BITLSHIFT(1;[.AR$2]))&gt;0;1;0)*[.$O38]" office:value-type="float" office:value="0" calcext:value-type="float">
            <text:p/>
          </table:table-cell>
          <table:table-cell table:formula="of:=IF(BITAND([.$R38];BITLSHIFT(1;[.AS$2]))&gt;0;1;0)*[.$O38]" office:value-type="float" office:value="0" calcext:value-type="float">
            <text:p/>
          </table:table-cell>
          <table:table-cell table:formula="of:=IF(BITAND([.$R38];BITLSHIFT(1;[.AT$2]))&gt;0;1;0)*[.$O38]" office:value-type="float" office:value="0" calcext:value-type="float">
            <text:p/>
          </table:table-cell>
          <table:table-cell table:formula="of:=IF(BITAND([.$R38];BITLSHIFT(1;[.AU$2]))&gt;0;1;0)*[.$O38]" office:value-type="float" office:value="0" calcext:value-type="float">
            <text:p/>
          </table:table-cell>
          <table:table-cell table:formula="of:=IF(BITAND([.$R38];BITLSHIFT(1;[.AV$2]))&gt;0;1;0)*[.$O38]" office:value-type="float" office:value="0" calcext:value-type="float">
            <text:p/>
          </table:table-cell>
          <table:table-cell table:formula="of:=IF(BITAND([.$R38];BITLSHIFT(1;[.AW$2]))&gt;0;1;0)*[.$O38]" office:value-type="float" office:value="0" calcext:value-type="float">
            <text:p/>
          </table:table-cell>
          <table:table-cell table:formula="of:=IF(BITAND([.$R38];BITLSHIFT(1;[.AX$2]))&gt;0;1;0)*[.$O38]" office:value-type="float" office:value="0" calcext:value-type="float">
            <text:p/>
          </table:table-cell>
          <table:table-cell table:formula="of:=IF(BITAND([.$Q38];BITLSHIFT(1;[.AY$2]))&gt;0;1;0)*[.$O38]" office:value-type="float" office:value="0" calcext:value-type="float">
            <text:p/>
          </table:table-cell>
          <table:table-cell table:formula="of:=IF(BITAND([.$Q38];BITLSHIFT(1;[.AZ$2]))&gt;0;1;0)*[.$O38]" office:value-type="float" office:value="0" calcext:value-type="float">
            <text:p/>
          </table:table-cell>
          <table:table-cell table:formula="of:=IF(BITAND([.$Q38];BITLSHIFT(1;[.BA$2]))&gt;0;1;0)*[.$O38]" office:value-type="float" office:value="0" calcext:value-type="float">
            <text:p/>
          </table:table-cell>
          <table:table-cell table:formula="of:=IF(BITAND([.$Q38];BITLSHIFT(1;[.BB$2]))&gt;0;1;0)*[.$O38]" office:value-type="float" office:value="0" calcext:value-type="float">
            <text:p/>
          </table:table-cell>
          <table:table-cell table:formula="of:=IF(BITAND([.$Q38];BITLSHIFT(1;[.BC$2]))&gt;0;1;0)*[.$O38]" office:value-type="float" office:value="0" calcext:value-type="float">
            <text:p/>
          </table:table-cell>
          <table:table-cell table:formula="of:=IF(BITAND([.$Q38];BITLSHIFT(1;[.BD$2]))&gt;0;1;0)*[.$O38]" office:value-type="float" office:value="0" calcext:value-type="float">
            <text:p/>
          </table:table-cell>
          <table:table-cell table:formula="of:=IF(BITAND([.$Q38];BITLSHIFT(1;[.BE$2]))&gt;0;1;0)*[.$O38]" office:value-type="float" office:value="0" calcext:value-type="float">
            <text:p/>
          </table:table-cell>
          <table:table-cell table:formula="of:=IF(BITAND([.$Q38];BITLSHIFT(1;[.BF$2]))&gt;0;1;0)*[.$O38]" office:value-type="float" office:value="0" calcext:value-type="float">
            <text:p/>
          </table:table-cell>
          <table:table-cell table:formula="of:=IF(BITAND([.$Q38];BITLSHIFT(1;[.BG$2]))&gt;0;1;0)*[.$O38]" office:value-type="float" office:value="0" calcext:value-type="float">
            <text:p/>
          </table:table-cell>
          <table:table-cell table:formula="of:=IF(BITAND([.$Q38];BITLSHIFT(1;[.BH$2]))&gt;0;1;0)*[.$O38]" office:value-type="float" office:value="0" calcext:value-type="float">
            <text:p/>
          </table:table-cell>
          <table:table-cell table:formula="of:=IF(BITAND([.$Q38];BITLSHIFT(1;[.BI$2]))&gt;0;1;0)*[.$O38]" office:value-type="float" office:value="0" calcext:value-type="float">
            <text:p/>
          </table:table-cell>
          <table:table-cell table:formula="of:=IF(BITAND([.$Q38];BITLSHIFT(1;[.BJ$2]))&gt;0;1;0)*[.$O38]" office:value-type="float" office:value="0" calcext:value-type="float">
            <text:p/>
          </table:table-cell>
          <table:table-cell table:formula="of:=IF(BITAND([.$Q38];BITLSHIFT(1;[.BK$2]))&gt;0;1;0)*[.$O38]" office:value-type="float" office:value="0" calcext:value-type="float">
            <text:p/>
          </table:table-cell>
          <table:table-cell table:formula="of:=IF(BITAND([.$Q38];BITLSHIFT(1;[.BL$2]))&gt;0;1;0)*[.$O38]" office:value-type="float" office:value="0" calcext:value-type="float">
            <text:p/>
          </table:table-cell>
          <table:table-cell table:formula="of:=IF(BITAND([.$Q38];BITLSHIFT(1;[.BM$2]))&gt;0;1;0)*[.$O38]" office:value-type="float" office:value="0" calcext:value-type="float">
            <text:p/>
          </table:table-cell>
          <table:table-cell table:formula="of:=IF(BITAND([.$Q38];BITLSHIFT(1;[.BN$2]))&gt;0;1;0)*[.$O38]" office:value-type="float" office:value="0" calcext:value-type="float">
            <text:p/>
          </table:table-cell>
          <table:table-cell table:formula="of:=IF(BITAND([.$Q38];BITLSHIFT(1;[.BO$2]))&gt;0;1;0)*[.$O38]" office:value-type="float" office:value="0" calcext:value-type="float">
            <text:p/>
          </table:table-cell>
          <table:table-cell table:formula="of:=IF(BITAND([.$Q38];BITLSHIFT(1;[.BP$2]))&gt;0;1;0)*[.$O38]" office:value-type="float" office:value="0" calcext:value-type="float">
            <text:p/>
          </table:table-cell>
          <table:table-cell table:formula="of:=IF(BITAND([.$Q38];BITLSHIFT(1;[.BQ$2]))&gt;0;1;0)*[.$O38]" office:value-type="float" office:value="0" calcext:value-type="float">
            <text:p/>
          </table:table-cell>
          <table:table-cell table:formula="of:=IF(BITAND([.$Q38];BITLSHIFT(1;[.BR$2]))&gt;0;1;0)*[.$O38]" office:value-type="float" office:value="0" calcext:value-type="float">
            <text:p/>
          </table:table-cell>
          <table:table-cell table:formula="of:=IF(BITAND([.$Q38];BITLSHIFT(1;[.BS$2]))&gt;0;1;0)*[.$O38]" office:value-type="float" office:value="0" calcext:value-type="float">
            <text:p/>
          </table:table-cell>
          <table:table-cell table:formula="of:=IF(BITAND([.$Q38];BITLSHIFT(1;[.BT$2]))&gt;0;1;0)*[.$O38]" office:value-type="float" office:value="0" calcext:value-type="float">
            <text:p/>
          </table:table-cell>
          <table:table-cell table:formula="of:=IF(BITAND([.$Q38];BITLSHIFT(1;[.BU$2]))&gt;0;1;0)*[.$O38]" office:value-type="float" office:value="0" calcext:value-type="float">
            <text:p/>
          </table:table-cell>
          <table:table-cell table:formula="of:=IF(BITAND([.$Q38];BITLSHIFT(1;[.BV$2]))&gt;0;1;0)*[.$O38]" office:value-type="float" office:value="0" calcext:value-type="float">
            <text:p/>
          </table:table-cell>
          <table:table-cell table:formula="of:=IF(BITAND([.$Q38];BITLSHIFT(1;[.BW$2]))&gt;0;1;0)*[.$O38]" office:value-type="float" office:value="0" calcext:value-type="float">
            <text:p/>
          </table:table-cell>
          <table:table-cell table:formula="of:=IF(BITAND([.$Q38];BITLSHIFT(1;[.BX$2]))&gt;0;1;0)*[.$O38]" office:value-type="float" office:value="0" calcext:value-type="float">
            <text:p/>
          </table:table-cell>
          <table:table-cell table:formula="of:=IF(BITAND([.$Q38];BITLSHIFT(1;[.BY$2]))&gt;0;1;0)*[.$O38]" office:value-type="float" office:value="0" calcext:value-type="float">
            <text:p/>
          </table:table-cell>
          <table:table-cell table:formula="of:=IF(BITAND([.$Q38];BITLSHIFT(1;[.BZ$2]))&gt;0;1;0)*[.$O38]" office:value-type="float" office:value="0" calcext:value-type="float">
            <text:p/>
          </table:table-cell>
          <table:table-cell table:formula="of:=IF(BITAND([.$Q38];BITLSHIFT(1;[.CA$2]))&gt;0;1;0)*[.$O38]" office:value-type="float" office:value="0" calcext:value-type="float">
            <text:p/>
          </table:table-cell>
          <table:table-cell table:formula="of:=IF(BITAND([.$Q38];BITLSHIFT(1;[.CB$2]))&gt;0;1;0)*[.$O38]" office:value-type="float" office:value="0" calcext:value-type="float">
            <text:p/>
          </table:table-cell>
          <table:table-cell table:formula="of:=IF(BITAND([.$Q38];BITLSHIFT(1;[.CC$2]))&gt;0;1;0)*[.$O38]" office:value-type="float" office:value="0" calcext:value-type="float">
            <text:p/>
          </table:table-cell>
          <table:table-cell table:formula="of:=IF(BITAND([.$Q38];BITLSHIFT(1;[.CD$2]))&gt;0;1;0)*[.$O3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9];10) ;16)" office:value-type="float" office:value="0" calcext:value-type="float">
            <text:p/>
          </table:table-cell>
          <table:table-cell table:formula="of:=DECIMAL(RIGHT([.N39];8) ;16)" office:value-type="float" office:value="0" calcext:value-type="float">
            <text:p/>
          </table:table-cell>
          <table:table-cell table:formula="of:=IF(BITAND([.$R39];BITLSHIFT(1;[.S$2]))&gt;0;1;0)*[.$O39]" office:value-type="float" office:value="0" calcext:value-type="float">
            <text:p/>
          </table:table-cell>
          <table:table-cell table:formula="of:=IF(BITAND([.$R39];BITLSHIFT(1;[.T$2]))&gt;0;1;0)*[.$O39]" office:value-type="float" office:value="0" calcext:value-type="float">
            <text:p/>
          </table:table-cell>
          <table:table-cell table:formula="of:=IF(BITAND([.$R39];BITLSHIFT(1;[.U$2]))&gt;0;1;0)*[.$O39]" office:value-type="float" office:value="0" calcext:value-type="float">
            <text:p/>
          </table:table-cell>
          <table:table-cell table:formula="of:=IF(BITAND([.$R39];BITLSHIFT(1;[.V$2]))&gt;0;1;0)*[.$O39]" office:value-type="float" office:value="0" calcext:value-type="float">
            <text:p/>
          </table:table-cell>
          <table:table-cell table:formula="of:=IF(BITAND([.$R39];BITLSHIFT(1;[.W$2]))&gt;0;1;0)*[.$O39]" office:value-type="float" office:value="0" calcext:value-type="float">
            <text:p/>
          </table:table-cell>
          <table:table-cell table:formula="of:=IF(BITAND([.$R39];BITLSHIFT(1;[.X$2]))&gt;0;1;0)*[.$O39]" office:value-type="float" office:value="0" calcext:value-type="float">
            <text:p/>
          </table:table-cell>
          <table:table-cell table:formula="of:=IF(BITAND([.$R39];BITLSHIFT(1;[.Y$2]))&gt;0;1;0)*[.$O39]" office:value-type="float" office:value="0" calcext:value-type="float">
            <text:p/>
          </table:table-cell>
          <table:table-cell table:formula="of:=IF(BITAND([.$R39];BITLSHIFT(1;[.Z$2]))&gt;0;1;0)*[.$O39]" office:value-type="float" office:value="0" calcext:value-type="float">
            <text:p/>
          </table:table-cell>
          <table:table-cell table:formula="of:=IF(BITAND([.$R39];BITLSHIFT(1;[.AA$2]))&gt;0;1;0)*[.$O39]" office:value-type="float" office:value="0" calcext:value-type="float">
            <text:p/>
          </table:table-cell>
          <table:table-cell table:formula="of:=IF(BITAND([.$R39];BITLSHIFT(1;[.AB$2]))&gt;0;1;0)*[.$O39]" office:value-type="float" office:value="0" calcext:value-type="float">
            <text:p/>
          </table:table-cell>
          <table:table-cell table:formula="of:=IF(BITAND([.$R39];BITLSHIFT(1;[.AC$2]))&gt;0;1;0)*[.$O39]" office:value-type="float" office:value="0" calcext:value-type="float">
            <text:p/>
          </table:table-cell>
          <table:table-cell table:formula="of:=IF(BITAND([.$R39];BITLSHIFT(1;[.AD$2]))&gt;0;1;0)*[.$O39]" office:value-type="float" office:value="0" calcext:value-type="float">
            <text:p/>
          </table:table-cell>
          <table:table-cell table:formula="of:=IF(BITAND([.$R39];BITLSHIFT(1;[.AE$2]))&gt;0;1;0)*[.$O39]" office:value-type="float" office:value="0" calcext:value-type="float">
            <text:p/>
          </table:table-cell>
          <table:table-cell table:formula="of:=IF(BITAND([.$R39];BITLSHIFT(1;[.AF$2]))&gt;0;1;0)*[.$O39]" office:value-type="float" office:value="0" calcext:value-type="float">
            <text:p/>
          </table:table-cell>
          <table:table-cell table:formula="of:=IF(BITAND([.$R39];BITLSHIFT(1;[.AG$2]))&gt;0;1;0)*[.$O39]" office:value-type="float" office:value="0" calcext:value-type="float">
            <text:p/>
          </table:table-cell>
          <table:table-cell table:formula="of:=IF(BITAND([.$R39];BITLSHIFT(1;[.AH$2]))&gt;0;1;0)*[.$O39]" office:value-type="float" office:value="0" calcext:value-type="float">
            <text:p/>
          </table:table-cell>
          <table:table-cell table:formula="of:=IF(BITAND([.$R39];BITLSHIFT(1;[.AI$2]))&gt;0;1;0)*[.$O39]" office:value-type="float" office:value="0" calcext:value-type="float">
            <text:p/>
          </table:table-cell>
          <table:table-cell table:formula="of:=IF(BITAND([.$R39];BITLSHIFT(1;[.AJ$2]))&gt;0;1;0)*[.$O39]" office:value-type="float" office:value="0" calcext:value-type="float">
            <text:p/>
          </table:table-cell>
          <table:table-cell table:formula="of:=IF(BITAND([.$R39];BITLSHIFT(1;[.AK$2]))&gt;0;1;0)*[.$O39]" office:value-type="float" office:value="0" calcext:value-type="float">
            <text:p/>
          </table:table-cell>
          <table:table-cell table:formula="of:=IF(BITAND([.$R39];BITLSHIFT(1;[.AL$2]))&gt;0;1;0)*[.$O39]" office:value-type="float" office:value="0" calcext:value-type="float">
            <text:p/>
          </table:table-cell>
          <table:table-cell table:formula="of:=IF(BITAND([.$R39];BITLSHIFT(1;[.AM$2]))&gt;0;1;0)*[.$O39]" office:value-type="float" office:value="0" calcext:value-type="float">
            <text:p/>
          </table:table-cell>
          <table:table-cell table:formula="of:=IF(BITAND([.$R39];BITLSHIFT(1;[.AN$2]))&gt;0;1;0)*[.$O39]" office:value-type="float" office:value="0" calcext:value-type="float">
            <text:p/>
          </table:table-cell>
          <table:table-cell table:formula="of:=IF(BITAND([.$R39];BITLSHIFT(1;[.AO$2]))&gt;0;1;0)*[.$O39]" office:value-type="float" office:value="0" calcext:value-type="float">
            <text:p/>
          </table:table-cell>
          <table:table-cell table:formula="of:=IF(BITAND([.$R39];BITLSHIFT(1;[.AP$2]))&gt;0;1;0)*[.$O39]" office:value-type="float" office:value="0" calcext:value-type="float">
            <text:p/>
          </table:table-cell>
          <table:table-cell table:formula="of:=IF(BITAND([.$R39];BITLSHIFT(1;[.AQ$2]))&gt;0;1;0)*[.$O39]" office:value-type="float" office:value="0" calcext:value-type="float">
            <text:p/>
          </table:table-cell>
          <table:table-cell table:formula="of:=IF(BITAND([.$R39];BITLSHIFT(1;[.AR$2]))&gt;0;1;0)*[.$O39]" office:value-type="float" office:value="0" calcext:value-type="float">
            <text:p/>
          </table:table-cell>
          <table:table-cell table:formula="of:=IF(BITAND([.$R39];BITLSHIFT(1;[.AS$2]))&gt;0;1;0)*[.$O39]" office:value-type="float" office:value="0" calcext:value-type="float">
            <text:p/>
          </table:table-cell>
          <table:table-cell table:formula="of:=IF(BITAND([.$R39];BITLSHIFT(1;[.AT$2]))&gt;0;1;0)*[.$O39]" office:value-type="float" office:value="0" calcext:value-type="float">
            <text:p/>
          </table:table-cell>
          <table:table-cell table:formula="of:=IF(BITAND([.$R39];BITLSHIFT(1;[.AU$2]))&gt;0;1;0)*[.$O39]" office:value-type="float" office:value="0" calcext:value-type="float">
            <text:p/>
          </table:table-cell>
          <table:table-cell table:formula="of:=IF(BITAND([.$R39];BITLSHIFT(1;[.AV$2]))&gt;0;1;0)*[.$O39]" office:value-type="float" office:value="0" calcext:value-type="float">
            <text:p/>
          </table:table-cell>
          <table:table-cell table:formula="of:=IF(BITAND([.$R39];BITLSHIFT(1;[.AW$2]))&gt;0;1;0)*[.$O39]" office:value-type="float" office:value="0" calcext:value-type="float">
            <text:p/>
          </table:table-cell>
          <table:table-cell table:formula="of:=IF(BITAND([.$R39];BITLSHIFT(1;[.AX$2]))&gt;0;1;0)*[.$O39]" office:value-type="float" office:value="0" calcext:value-type="float">
            <text:p/>
          </table:table-cell>
          <table:table-cell table:formula="of:=IF(BITAND([.$Q39];BITLSHIFT(1;[.AY$2]))&gt;0;1;0)*[.$O39]" office:value-type="float" office:value="0" calcext:value-type="float">
            <text:p/>
          </table:table-cell>
          <table:table-cell table:formula="of:=IF(BITAND([.$Q39];BITLSHIFT(1;[.AZ$2]))&gt;0;1;0)*[.$O39]" office:value-type="float" office:value="0" calcext:value-type="float">
            <text:p/>
          </table:table-cell>
          <table:table-cell table:formula="of:=IF(BITAND([.$Q39];BITLSHIFT(1;[.BA$2]))&gt;0;1;0)*[.$O39]" office:value-type="float" office:value="0" calcext:value-type="float">
            <text:p/>
          </table:table-cell>
          <table:table-cell table:formula="of:=IF(BITAND([.$Q39];BITLSHIFT(1;[.BB$2]))&gt;0;1;0)*[.$O39]" office:value-type="float" office:value="0" calcext:value-type="float">
            <text:p/>
          </table:table-cell>
          <table:table-cell table:formula="of:=IF(BITAND([.$Q39];BITLSHIFT(1;[.BC$2]))&gt;0;1;0)*[.$O39]" office:value-type="float" office:value="0" calcext:value-type="float">
            <text:p/>
          </table:table-cell>
          <table:table-cell table:formula="of:=IF(BITAND([.$Q39];BITLSHIFT(1;[.BD$2]))&gt;0;1;0)*[.$O39]" office:value-type="float" office:value="0" calcext:value-type="float">
            <text:p/>
          </table:table-cell>
          <table:table-cell table:formula="of:=IF(BITAND([.$Q39];BITLSHIFT(1;[.BE$2]))&gt;0;1;0)*[.$O39]" office:value-type="float" office:value="0" calcext:value-type="float">
            <text:p/>
          </table:table-cell>
          <table:table-cell table:formula="of:=IF(BITAND([.$Q39];BITLSHIFT(1;[.BF$2]))&gt;0;1;0)*[.$O39]" office:value-type="float" office:value="0" calcext:value-type="float">
            <text:p/>
          </table:table-cell>
          <table:table-cell table:formula="of:=IF(BITAND([.$Q39];BITLSHIFT(1;[.BG$2]))&gt;0;1;0)*[.$O39]" office:value-type="float" office:value="0" calcext:value-type="float">
            <text:p/>
          </table:table-cell>
          <table:table-cell table:formula="of:=IF(BITAND([.$Q39];BITLSHIFT(1;[.BH$2]))&gt;0;1;0)*[.$O39]" office:value-type="float" office:value="0" calcext:value-type="float">
            <text:p/>
          </table:table-cell>
          <table:table-cell table:formula="of:=IF(BITAND([.$Q39];BITLSHIFT(1;[.BI$2]))&gt;0;1;0)*[.$O39]" office:value-type="float" office:value="0" calcext:value-type="float">
            <text:p/>
          </table:table-cell>
          <table:table-cell table:formula="of:=IF(BITAND([.$Q39];BITLSHIFT(1;[.BJ$2]))&gt;0;1;0)*[.$O39]" office:value-type="float" office:value="0" calcext:value-type="float">
            <text:p/>
          </table:table-cell>
          <table:table-cell table:formula="of:=IF(BITAND([.$Q39];BITLSHIFT(1;[.BK$2]))&gt;0;1;0)*[.$O39]" office:value-type="float" office:value="0" calcext:value-type="float">
            <text:p/>
          </table:table-cell>
          <table:table-cell table:formula="of:=IF(BITAND([.$Q39];BITLSHIFT(1;[.BL$2]))&gt;0;1;0)*[.$O39]" office:value-type="float" office:value="0" calcext:value-type="float">
            <text:p/>
          </table:table-cell>
          <table:table-cell table:formula="of:=IF(BITAND([.$Q39];BITLSHIFT(1;[.BM$2]))&gt;0;1;0)*[.$O39]" office:value-type="float" office:value="0" calcext:value-type="float">
            <text:p/>
          </table:table-cell>
          <table:table-cell table:formula="of:=IF(BITAND([.$Q39];BITLSHIFT(1;[.BN$2]))&gt;0;1;0)*[.$O39]" office:value-type="float" office:value="0" calcext:value-type="float">
            <text:p/>
          </table:table-cell>
          <table:table-cell table:formula="of:=IF(BITAND([.$Q39];BITLSHIFT(1;[.BO$2]))&gt;0;1;0)*[.$O39]" office:value-type="float" office:value="0" calcext:value-type="float">
            <text:p/>
          </table:table-cell>
          <table:table-cell table:formula="of:=IF(BITAND([.$Q39];BITLSHIFT(1;[.BP$2]))&gt;0;1;0)*[.$O39]" office:value-type="float" office:value="0" calcext:value-type="float">
            <text:p/>
          </table:table-cell>
          <table:table-cell table:formula="of:=IF(BITAND([.$Q39];BITLSHIFT(1;[.BQ$2]))&gt;0;1;0)*[.$O39]" office:value-type="float" office:value="0" calcext:value-type="float">
            <text:p/>
          </table:table-cell>
          <table:table-cell table:formula="of:=IF(BITAND([.$Q39];BITLSHIFT(1;[.BR$2]))&gt;0;1;0)*[.$O39]" office:value-type="float" office:value="0" calcext:value-type="float">
            <text:p/>
          </table:table-cell>
          <table:table-cell table:formula="of:=IF(BITAND([.$Q39];BITLSHIFT(1;[.BS$2]))&gt;0;1;0)*[.$O39]" office:value-type="float" office:value="0" calcext:value-type="float">
            <text:p/>
          </table:table-cell>
          <table:table-cell table:formula="of:=IF(BITAND([.$Q39];BITLSHIFT(1;[.BT$2]))&gt;0;1;0)*[.$O39]" office:value-type="float" office:value="0" calcext:value-type="float">
            <text:p/>
          </table:table-cell>
          <table:table-cell table:formula="of:=IF(BITAND([.$Q39];BITLSHIFT(1;[.BU$2]))&gt;0;1;0)*[.$O39]" office:value-type="float" office:value="0" calcext:value-type="float">
            <text:p/>
          </table:table-cell>
          <table:table-cell table:formula="of:=IF(BITAND([.$Q39];BITLSHIFT(1;[.BV$2]))&gt;0;1;0)*[.$O39]" office:value-type="float" office:value="0" calcext:value-type="float">
            <text:p/>
          </table:table-cell>
          <table:table-cell table:formula="of:=IF(BITAND([.$Q39];BITLSHIFT(1;[.BW$2]))&gt;0;1;0)*[.$O39]" office:value-type="float" office:value="0" calcext:value-type="float">
            <text:p/>
          </table:table-cell>
          <table:table-cell table:formula="of:=IF(BITAND([.$Q39];BITLSHIFT(1;[.BX$2]))&gt;0;1;0)*[.$O39]" office:value-type="float" office:value="0" calcext:value-type="float">
            <text:p/>
          </table:table-cell>
          <table:table-cell table:formula="of:=IF(BITAND([.$Q39];BITLSHIFT(1;[.BY$2]))&gt;0;1;0)*[.$O39]" office:value-type="float" office:value="0" calcext:value-type="float">
            <text:p/>
          </table:table-cell>
          <table:table-cell table:formula="of:=IF(BITAND([.$Q39];BITLSHIFT(1;[.BZ$2]))&gt;0;1;0)*[.$O39]" office:value-type="float" office:value="0" calcext:value-type="float">
            <text:p/>
          </table:table-cell>
          <table:table-cell table:formula="of:=IF(BITAND([.$Q39];BITLSHIFT(1;[.CA$2]))&gt;0;1;0)*[.$O39]" office:value-type="float" office:value="0" calcext:value-type="float">
            <text:p/>
          </table:table-cell>
          <table:table-cell table:formula="of:=IF(BITAND([.$Q39];BITLSHIFT(1;[.CB$2]))&gt;0;1;0)*[.$O39]" office:value-type="float" office:value="0" calcext:value-type="float">
            <text:p/>
          </table:table-cell>
          <table:table-cell table:formula="of:=IF(BITAND([.$Q39];BITLSHIFT(1;[.CC$2]))&gt;0;1;0)*[.$O39]" office:value-type="float" office:value="0" calcext:value-type="float">
            <text:p/>
          </table:table-cell>
          <table:table-cell table:formula="of:=IF(BITAND([.$Q39];BITLSHIFT(1;[.CD$2]))&gt;0;1;0)*[.$O3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0];10) ;16)" office:value-type="float" office:value="0" calcext:value-type="float">
            <text:p/>
          </table:table-cell>
          <table:table-cell table:formula="of:=DECIMAL(RIGHT([.N40];8) ;16)" office:value-type="float" office:value="0" calcext:value-type="float">
            <text:p/>
          </table:table-cell>
          <table:table-cell table:formula="of:=IF(BITAND([.$R40];BITLSHIFT(1;[.S$2]))&gt;0;1;0)*[.$O40]" office:value-type="float" office:value="0" calcext:value-type="float">
            <text:p/>
          </table:table-cell>
          <table:table-cell table:formula="of:=IF(BITAND([.$R40];BITLSHIFT(1;[.T$2]))&gt;0;1;0)*[.$O40]" office:value-type="float" office:value="0" calcext:value-type="float">
            <text:p/>
          </table:table-cell>
          <table:table-cell table:formula="of:=IF(BITAND([.$R40];BITLSHIFT(1;[.U$2]))&gt;0;1;0)*[.$O40]" office:value-type="float" office:value="0" calcext:value-type="float">
            <text:p/>
          </table:table-cell>
          <table:table-cell table:formula="of:=IF(BITAND([.$R40];BITLSHIFT(1;[.V$2]))&gt;0;1;0)*[.$O40]" office:value-type="float" office:value="0" calcext:value-type="float">
            <text:p/>
          </table:table-cell>
          <table:table-cell table:formula="of:=IF(BITAND([.$R40];BITLSHIFT(1;[.W$2]))&gt;0;1;0)*[.$O40]" office:value-type="float" office:value="0" calcext:value-type="float">
            <text:p/>
          </table:table-cell>
          <table:table-cell table:formula="of:=IF(BITAND([.$R40];BITLSHIFT(1;[.X$2]))&gt;0;1;0)*[.$O40]" office:value-type="float" office:value="0" calcext:value-type="float">
            <text:p/>
          </table:table-cell>
          <table:table-cell table:formula="of:=IF(BITAND([.$R40];BITLSHIFT(1;[.Y$2]))&gt;0;1;0)*[.$O40]" office:value-type="float" office:value="0" calcext:value-type="float">
            <text:p/>
          </table:table-cell>
          <table:table-cell table:formula="of:=IF(BITAND([.$R40];BITLSHIFT(1;[.Z$2]))&gt;0;1;0)*[.$O40]" office:value-type="float" office:value="0" calcext:value-type="float">
            <text:p/>
          </table:table-cell>
          <table:table-cell table:formula="of:=IF(BITAND([.$R40];BITLSHIFT(1;[.AA$2]))&gt;0;1;0)*[.$O40]" office:value-type="float" office:value="0" calcext:value-type="float">
            <text:p/>
          </table:table-cell>
          <table:table-cell table:formula="of:=IF(BITAND([.$R40];BITLSHIFT(1;[.AB$2]))&gt;0;1;0)*[.$O40]" office:value-type="float" office:value="0" calcext:value-type="float">
            <text:p/>
          </table:table-cell>
          <table:table-cell table:formula="of:=IF(BITAND([.$R40];BITLSHIFT(1;[.AC$2]))&gt;0;1;0)*[.$O40]" office:value-type="float" office:value="0" calcext:value-type="float">
            <text:p/>
          </table:table-cell>
          <table:table-cell table:formula="of:=IF(BITAND([.$R40];BITLSHIFT(1;[.AD$2]))&gt;0;1;0)*[.$O40]" office:value-type="float" office:value="0" calcext:value-type="float">
            <text:p/>
          </table:table-cell>
          <table:table-cell table:formula="of:=IF(BITAND([.$R40];BITLSHIFT(1;[.AE$2]))&gt;0;1;0)*[.$O40]" office:value-type="float" office:value="0" calcext:value-type="float">
            <text:p/>
          </table:table-cell>
          <table:table-cell table:formula="of:=IF(BITAND([.$R40];BITLSHIFT(1;[.AF$2]))&gt;0;1;0)*[.$O40]" office:value-type="float" office:value="0" calcext:value-type="float">
            <text:p/>
          </table:table-cell>
          <table:table-cell table:formula="of:=IF(BITAND([.$R40];BITLSHIFT(1;[.AG$2]))&gt;0;1;0)*[.$O40]" office:value-type="float" office:value="0" calcext:value-type="float">
            <text:p/>
          </table:table-cell>
          <table:table-cell table:formula="of:=IF(BITAND([.$R40];BITLSHIFT(1;[.AH$2]))&gt;0;1;0)*[.$O40]" office:value-type="float" office:value="0" calcext:value-type="float">
            <text:p/>
          </table:table-cell>
          <table:table-cell table:formula="of:=IF(BITAND([.$R40];BITLSHIFT(1;[.AI$2]))&gt;0;1;0)*[.$O40]" office:value-type="float" office:value="0" calcext:value-type="float">
            <text:p/>
          </table:table-cell>
          <table:table-cell table:formula="of:=IF(BITAND([.$R40];BITLSHIFT(1;[.AJ$2]))&gt;0;1;0)*[.$O40]" office:value-type="float" office:value="0" calcext:value-type="float">
            <text:p/>
          </table:table-cell>
          <table:table-cell table:formula="of:=IF(BITAND([.$R40];BITLSHIFT(1;[.AK$2]))&gt;0;1;0)*[.$O40]" office:value-type="float" office:value="0" calcext:value-type="float">
            <text:p/>
          </table:table-cell>
          <table:table-cell table:formula="of:=IF(BITAND([.$R40];BITLSHIFT(1;[.AL$2]))&gt;0;1;0)*[.$O40]" office:value-type="float" office:value="0" calcext:value-type="float">
            <text:p/>
          </table:table-cell>
          <table:table-cell table:formula="of:=IF(BITAND([.$R40];BITLSHIFT(1;[.AM$2]))&gt;0;1;0)*[.$O40]" office:value-type="float" office:value="0" calcext:value-type="float">
            <text:p/>
          </table:table-cell>
          <table:table-cell table:formula="of:=IF(BITAND([.$R40];BITLSHIFT(1;[.AN$2]))&gt;0;1;0)*[.$O40]" office:value-type="float" office:value="0" calcext:value-type="float">
            <text:p/>
          </table:table-cell>
          <table:table-cell table:formula="of:=IF(BITAND([.$R40];BITLSHIFT(1;[.AO$2]))&gt;0;1;0)*[.$O40]" office:value-type="float" office:value="0" calcext:value-type="float">
            <text:p/>
          </table:table-cell>
          <table:table-cell table:formula="of:=IF(BITAND([.$R40];BITLSHIFT(1;[.AP$2]))&gt;0;1;0)*[.$O40]" office:value-type="float" office:value="0" calcext:value-type="float">
            <text:p/>
          </table:table-cell>
          <table:table-cell table:formula="of:=IF(BITAND([.$R40];BITLSHIFT(1;[.AQ$2]))&gt;0;1;0)*[.$O40]" office:value-type="float" office:value="0" calcext:value-type="float">
            <text:p/>
          </table:table-cell>
          <table:table-cell table:formula="of:=IF(BITAND([.$R40];BITLSHIFT(1;[.AR$2]))&gt;0;1;0)*[.$O40]" office:value-type="float" office:value="0" calcext:value-type="float">
            <text:p/>
          </table:table-cell>
          <table:table-cell table:formula="of:=IF(BITAND([.$R40];BITLSHIFT(1;[.AS$2]))&gt;0;1;0)*[.$O40]" office:value-type="float" office:value="0" calcext:value-type="float">
            <text:p/>
          </table:table-cell>
          <table:table-cell table:formula="of:=IF(BITAND([.$R40];BITLSHIFT(1;[.AT$2]))&gt;0;1;0)*[.$O40]" office:value-type="float" office:value="0" calcext:value-type="float">
            <text:p/>
          </table:table-cell>
          <table:table-cell table:formula="of:=IF(BITAND([.$R40];BITLSHIFT(1;[.AU$2]))&gt;0;1;0)*[.$O40]" office:value-type="float" office:value="0" calcext:value-type="float">
            <text:p/>
          </table:table-cell>
          <table:table-cell table:formula="of:=IF(BITAND([.$R40];BITLSHIFT(1;[.AV$2]))&gt;0;1;0)*[.$O40]" office:value-type="float" office:value="0" calcext:value-type="float">
            <text:p/>
          </table:table-cell>
          <table:table-cell table:formula="of:=IF(BITAND([.$R40];BITLSHIFT(1;[.AW$2]))&gt;0;1;0)*[.$O40]" office:value-type="float" office:value="0" calcext:value-type="float">
            <text:p/>
          </table:table-cell>
          <table:table-cell table:formula="of:=IF(BITAND([.$R40];BITLSHIFT(1;[.AX$2]))&gt;0;1;0)*[.$O40]" office:value-type="float" office:value="0" calcext:value-type="float">
            <text:p/>
          </table:table-cell>
          <table:table-cell table:formula="of:=IF(BITAND([.$Q40];BITLSHIFT(1;[.AY$2]))&gt;0;1;0)*[.$O40]" office:value-type="float" office:value="0" calcext:value-type="float">
            <text:p/>
          </table:table-cell>
          <table:table-cell table:formula="of:=IF(BITAND([.$Q40];BITLSHIFT(1;[.AZ$2]))&gt;0;1;0)*[.$O40]" office:value-type="float" office:value="0" calcext:value-type="float">
            <text:p/>
          </table:table-cell>
          <table:table-cell table:formula="of:=IF(BITAND([.$Q40];BITLSHIFT(1;[.BA$2]))&gt;0;1;0)*[.$O40]" office:value-type="float" office:value="0" calcext:value-type="float">
            <text:p/>
          </table:table-cell>
          <table:table-cell table:formula="of:=IF(BITAND([.$Q40];BITLSHIFT(1;[.BB$2]))&gt;0;1;0)*[.$O40]" office:value-type="float" office:value="0" calcext:value-type="float">
            <text:p/>
          </table:table-cell>
          <table:table-cell table:formula="of:=IF(BITAND([.$Q40];BITLSHIFT(1;[.BC$2]))&gt;0;1;0)*[.$O40]" office:value-type="float" office:value="0" calcext:value-type="float">
            <text:p/>
          </table:table-cell>
          <table:table-cell table:formula="of:=IF(BITAND([.$Q40];BITLSHIFT(1;[.BD$2]))&gt;0;1;0)*[.$O40]" office:value-type="float" office:value="0" calcext:value-type="float">
            <text:p/>
          </table:table-cell>
          <table:table-cell table:formula="of:=IF(BITAND([.$Q40];BITLSHIFT(1;[.BE$2]))&gt;0;1;0)*[.$O40]" office:value-type="float" office:value="0" calcext:value-type="float">
            <text:p/>
          </table:table-cell>
          <table:table-cell table:formula="of:=IF(BITAND([.$Q40];BITLSHIFT(1;[.BF$2]))&gt;0;1;0)*[.$O40]" office:value-type="float" office:value="0" calcext:value-type="float">
            <text:p/>
          </table:table-cell>
          <table:table-cell table:formula="of:=IF(BITAND([.$Q40];BITLSHIFT(1;[.BG$2]))&gt;0;1;0)*[.$O40]" office:value-type="float" office:value="0" calcext:value-type="float">
            <text:p/>
          </table:table-cell>
          <table:table-cell table:formula="of:=IF(BITAND([.$Q40];BITLSHIFT(1;[.BH$2]))&gt;0;1;0)*[.$O40]" office:value-type="float" office:value="0" calcext:value-type="float">
            <text:p/>
          </table:table-cell>
          <table:table-cell table:formula="of:=IF(BITAND([.$Q40];BITLSHIFT(1;[.BI$2]))&gt;0;1;0)*[.$O40]" office:value-type="float" office:value="0" calcext:value-type="float">
            <text:p/>
          </table:table-cell>
          <table:table-cell table:formula="of:=IF(BITAND([.$Q40];BITLSHIFT(1;[.BJ$2]))&gt;0;1;0)*[.$O40]" office:value-type="float" office:value="0" calcext:value-type="float">
            <text:p/>
          </table:table-cell>
          <table:table-cell table:formula="of:=IF(BITAND([.$Q40];BITLSHIFT(1;[.BK$2]))&gt;0;1;0)*[.$O40]" office:value-type="float" office:value="0" calcext:value-type="float">
            <text:p/>
          </table:table-cell>
          <table:table-cell table:formula="of:=IF(BITAND([.$Q40];BITLSHIFT(1;[.BL$2]))&gt;0;1;0)*[.$O40]" office:value-type="float" office:value="0" calcext:value-type="float">
            <text:p/>
          </table:table-cell>
          <table:table-cell table:formula="of:=IF(BITAND([.$Q40];BITLSHIFT(1;[.BM$2]))&gt;0;1;0)*[.$O40]" office:value-type="float" office:value="0" calcext:value-type="float">
            <text:p/>
          </table:table-cell>
          <table:table-cell table:formula="of:=IF(BITAND([.$Q40];BITLSHIFT(1;[.BN$2]))&gt;0;1;0)*[.$O40]" office:value-type="float" office:value="0" calcext:value-type="float">
            <text:p/>
          </table:table-cell>
          <table:table-cell table:formula="of:=IF(BITAND([.$Q40];BITLSHIFT(1;[.BO$2]))&gt;0;1;0)*[.$O40]" office:value-type="float" office:value="0" calcext:value-type="float">
            <text:p/>
          </table:table-cell>
          <table:table-cell table:formula="of:=IF(BITAND([.$Q40];BITLSHIFT(1;[.BP$2]))&gt;0;1;0)*[.$O40]" office:value-type="float" office:value="0" calcext:value-type="float">
            <text:p/>
          </table:table-cell>
          <table:table-cell table:formula="of:=IF(BITAND([.$Q40];BITLSHIFT(1;[.BQ$2]))&gt;0;1;0)*[.$O40]" office:value-type="float" office:value="0" calcext:value-type="float">
            <text:p/>
          </table:table-cell>
          <table:table-cell table:formula="of:=IF(BITAND([.$Q40];BITLSHIFT(1;[.BR$2]))&gt;0;1;0)*[.$O40]" office:value-type="float" office:value="0" calcext:value-type="float">
            <text:p/>
          </table:table-cell>
          <table:table-cell table:formula="of:=IF(BITAND([.$Q40];BITLSHIFT(1;[.BS$2]))&gt;0;1;0)*[.$O40]" office:value-type="float" office:value="0" calcext:value-type="float">
            <text:p/>
          </table:table-cell>
          <table:table-cell table:formula="of:=IF(BITAND([.$Q40];BITLSHIFT(1;[.BT$2]))&gt;0;1;0)*[.$O40]" office:value-type="float" office:value="0" calcext:value-type="float">
            <text:p/>
          </table:table-cell>
          <table:table-cell table:formula="of:=IF(BITAND([.$Q40];BITLSHIFT(1;[.BU$2]))&gt;0;1;0)*[.$O40]" office:value-type="float" office:value="0" calcext:value-type="float">
            <text:p/>
          </table:table-cell>
          <table:table-cell table:formula="of:=IF(BITAND([.$Q40];BITLSHIFT(1;[.BV$2]))&gt;0;1;0)*[.$O40]" office:value-type="float" office:value="0" calcext:value-type="float">
            <text:p/>
          </table:table-cell>
          <table:table-cell table:formula="of:=IF(BITAND([.$Q40];BITLSHIFT(1;[.BW$2]))&gt;0;1;0)*[.$O40]" office:value-type="float" office:value="0" calcext:value-type="float">
            <text:p/>
          </table:table-cell>
          <table:table-cell table:formula="of:=IF(BITAND([.$Q40];BITLSHIFT(1;[.BX$2]))&gt;0;1;0)*[.$O40]" office:value-type="float" office:value="0" calcext:value-type="float">
            <text:p/>
          </table:table-cell>
          <table:table-cell table:formula="of:=IF(BITAND([.$Q40];BITLSHIFT(1;[.BY$2]))&gt;0;1;0)*[.$O40]" office:value-type="float" office:value="0" calcext:value-type="float">
            <text:p/>
          </table:table-cell>
          <table:table-cell table:formula="of:=IF(BITAND([.$Q40];BITLSHIFT(1;[.BZ$2]))&gt;0;1;0)*[.$O40]" office:value-type="float" office:value="0" calcext:value-type="float">
            <text:p/>
          </table:table-cell>
          <table:table-cell table:formula="of:=IF(BITAND([.$Q40];BITLSHIFT(1;[.CA$2]))&gt;0;1;0)*[.$O40]" office:value-type="float" office:value="0" calcext:value-type="float">
            <text:p/>
          </table:table-cell>
          <table:table-cell table:formula="of:=IF(BITAND([.$Q40];BITLSHIFT(1;[.CB$2]))&gt;0;1;0)*[.$O40]" office:value-type="float" office:value="0" calcext:value-type="float">
            <text:p/>
          </table:table-cell>
          <table:table-cell table:formula="of:=IF(BITAND([.$Q40];BITLSHIFT(1;[.CC$2]))&gt;0;1;0)*[.$O40]" office:value-type="float" office:value="0" calcext:value-type="float">
            <text:p/>
          </table:table-cell>
          <table:table-cell table:formula="of:=IF(BITAND([.$Q40];BITLSHIFT(1;[.CD$2]))&gt;0;1;0)*[.$O4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1];10) ;16)" office:value-type="float" office:value="0" calcext:value-type="float">
            <text:p/>
          </table:table-cell>
          <table:table-cell table:formula="of:=DECIMAL(RIGHT([.N41];8) ;16)" office:value-type="float" office:value="0" calcext:value-type="float">
            <text:p/>
          </table:table-cell>
          <table:table-cell table:formula="of:=IF(BITAND([.$R41];BITLSHIFT(1;[.S$2]))&gt;0;1;0)*[.$O41]" office:value-type="float" office:value="0" calcext:value-type="float">
            <text:p/>
          </table:table-cell>
          <table:table-cell table:formula="of:=IF(BITAND([.$R41];BITLSHIFT(1;[.T$2]))&gt;0;1;0)*[.$O41]" office:value-type="float" office:value="0" calcext:value-type="float">
            <text:p/>
          </table:table-cell>
          <table:table-cell table:formula="of:=IF(BITAND([.$R41];BITLSHIFT(1;[.U$2]))&gt;0;1;0)*[.$O41]" office:value-type="float" office:value="0" calcext:value-type="float">
            <text:p/>
          </table:table-cell>
          <table:table-cell table:formula="of:=IF(BITAND([.$R41];BITLSHIFT(1;[.V$2]))&gt;0;1;0)*[.$O41]" office:value-type="float" office:value="0" calcext:value-type="float">
            <text:p/>
          </table:table-cell>
          <table:table-cell table:formula="of:=IF(BITAND([.$R41];BITLSHIFT(1;[.W$2]))&gt;0;1;0)*[.$O41]" office:value-type="float" office:value="0" calcext:value-type="float">
            <text:p/>
          </table:table-cell>
          <table:table-cell table:formula="of:=IF(BITAND([.$R41];BITLSHIFT(1;[.X$2]))&gt;0;1;0)*[.$O41]" office:value-type="float" office:value="0" calcext:value-type="float">
            <text:p/>
          </table:table-cell>
          <table:table-cell table:formula="of:=IF(BITAND([.$R41];BITLSHIFT(1;[.Y$2]))&gt;0;1;0)*[.$O41]" office:value-type="float" office:value="0" calcext:value-type="float">
            <text:p/>
          </table:table-cell>
          <table:table-cell table:formula="of:=IF(BITAND([.$R41];BITLSHIFT(1;[.Z$2]))&gt;0;1;0)*[.$O41]" office:value-type="float" office:value="0" calcext:value-type="float">
            <text:p/>
          </table:table-cell>
          <table:table-cell table:formula="of:=IF(BITAND([.$R41];BITLSHIFT(1;[.AA$2]))&gt;0;1;0)*[.$O41]" office:value-type="float" office:value="0" calcext:value-type="float">
            <text:p/>
          </table:table-cell>
          <table:table-cell table:formula="of:=IF(BITAND([.$R41];BITLSHIFT(1;[.AB$2]))&gt;0;1;0)*[.$O41]" office:value-type="float" office:value="0" calcext:value-type="float">
            <text:p/>
          </table:table-cell>
          <table:table-cell table:formula="of:=IF(BITAND([.$R41];BITLSHIFT(1;[.AC$2]))&gt;0;1;0)*[.$O41]" office:value-type="float" office:value="0" calcext:value-type="float">
            <text:p/>
          </table:table-cell>
          <table:table-cell table:formula="of:=IF(BITAND([.$R41];BITLSHIFT(1;[.AD$2]))&gt;0;1;0)*[.$O41]" office:value-type="float" office:value="0" calcext:value-type="float">
            <text:p/>
          </table:table-cell>
          <table:table-cell table:formula="of:=IF(BITAND([.$R41];BITLSHIFT(1;[.AE$2]))&gt;0;1;0)*[.$O41]" office:value-type="float" office:value="0" calcext:value-type="float">
            <text:p/>
          </table:table-cell>
          <table:table-cell table:formula="of:=IF(BITAND([.$R41];BITLSHIFT(1;[.AF$2]))&gt;0;1;0)*[.$O41]" office:value-type="float" office:value="0" calcext:value-type="float">
            <text:p/>
          </table:table-cell>
          <table:table-cell table:formula="of:=IF(BITAND([.$R41];BITLSHIFT(1;[.AG$2]))&gt;0;1;0)*[.$O41]" office:value-type="float" office:value="0" calcext:value-type="float">
            <text:p/>
          </table:table-cell>
          <table:table-cell table:formula="of:=IF(BITAND([.$R41];BITLSHIFT(1;[.AH$2]))&gt;0;1;0)*[.$O41]" office:value-type="float" office:value="0" calcext:value-type="float">
            <text:p/>
          </table:table-cell>
          <table:table-cell table:formula="of:=IF(BITAND([.$R41];BITLSHIFT(1;[.AI$2]))&gt;0;1;0)*[.$O41]" office:value-type="float" office:value="0" calcext:value-type="float">
            <text:p/>
          </table:table-cell>
          <table:table-cell table:formula="of:=IF(BITAND([.$R41];BITLSHIFT(1;[.AJ$2]))&gt;0;1;0)*[.$O41]" office:value-type="float" office:value="0" calcext:value-type="float">
            <text:p/>
          </table:table-cell>
          <table:table-cell table:formula="of:=IF(BITAND([.$R41];BITLSHIFT(1;[.AK$2]))&gt;0;1;0)*[.$O41]" office:value-type="float" office:value="0" calcext:value-type="float">
            <text:p/>
          </table:table-cell>
          <table:table-cell table:formula="of:=IF(BITAND([.$R41];BITLSHIFT(1;[.AL$2]))&gt;0;1;0)*[.$O41]" office:value-type="float" office:value="0" calcext:value-type="float">
            <text:p/>
          </table:table-cell>
          <table:table-cell table:formula="of:=IF(BITAND([.$R41];BITLSHIFT(1;[.AM$2]))&gt;0;1;0)*[.$O41]" office:value-type="float" office:value="0" calcext:value-type="float">
            <text:p/>
          </table:table-cell>
          <table:table-cell table:formula="of:=IF(BITAND([.$R41];BITLSHIFT(1;[.AN$2]))&gt;0;1;0)*[.$O41]" office:value-type="float" office:value="0" calcext:value-type="float">
            <text:p/>
          </table:table-cell>
          <table:table-cell table:formula="of:=IF(BITAND([.$R41];BITLSHIFT(1;[.AO$2]))&gt;0;1;0)*[.$O41]" office:value-type="float" office:value="0" calcext:value-type="float">
            <text:p/>
          </table:table-cell>
          <table:table-cell table:formula="of:=IF(BITAND([.$R41];BITLSHIFT(1;[.AP$2]))&gt;0;1;0)*[.$O41]" office:value-type="float" office:value="0" calcext:value-type="float">
            <text:p/>
          </table:table-cell>
          <table:table-cell table:formula="of:=IF(BITAND([.$R41];BITLSHIFT(1;[.AQ$2]))&gt;0;1;0)*[.$O41]" office:value-type="float" office:value="0" calcext:value-type="float">
            <text:p/>
          </table:table-cell>
          <table:table-cell table:formula="of:=IF(BITAND([.$R41];BITLSHIFT(1;[.AR$2]))&gt;0;1;0)*[.$O41]" office:value-type="float" office:value="0" calcext:value-type="float">
            <text:p/>
          </table:table-cell>
          <table:table-cell table:formula="of:=IF(BITAND([.$R41];BITLSHIFT(1;[.AS$2]))&gt;0;1;0)*[.$O41]" office:value-type="float" office:value="0" calcext:value-type="float">
            <text:p/>
          </table:table-cell>
          <table:table-cell table:formula="of:=IF(BITAND([.$R41];BITLSHIFT(1;[.AT$2]))&gt;0;1;0)*[.$O41]" office:value-type="float" office:value="0" calcext:value-type="float">
            <text:p/>
          </table:table-cell>
          <table:table-cell table:formula="of:=IF(BITAND([.$R41];BITLSHIFT(1;[.AU$2]))&gt;0;1;0)*[.$O41]" office:value-type="float" office:value="0" calcext:value-type="float">
            <text:p/>
          </table:table-cell>
          <table:table-cell table:formula="of:=IF(BITAND([.$R41];BITLSHIFT(1;[.AV$2]))&gt;0;1;0)*[.$O41]" office:value-type="float" office:value="0" calcext:value-type="float">
            <text:p/>
          </table:table-cell>
          <table:table-cell table:formula="of:=IF(BITAND([.$R41];BITLSHIFT(1;[.AW$2]))&gt;0;1;0)*[.$O41]" office:value-type="float" office:value="0" calcext:value-type="float">
            <text:p/>
          </table:table-cell>
          <table:table-cell table:formula="of:=IF(BITAND([.$R41];BITLSHIFT(1;[.AX$2]))&gt;0;1;0)*[.$O41]" office:value-type="float" office:value="0" calcext:value-type="float">
            <text:p/>
          </table:table-cell>
          <table:table-cell table:formula="of:=IF(BITAND([.$Q41];BITLSHIFT(1;[.AY$2]))&gt;0;1;0)*[.$O41]" office:value-type="float" office:value="0" calcext:value-type="float">
            <text:p/>
          </table:table-cell>
          <table:table-cell table:formula="of:=IF(BITAND([.$Q41];BITLSHIFT(1;[.AZ$2]))&gt;0;1;0)*[.$O41]" office:value-type="float" office:value="0" calcext:value-type="float">
            <text:p/>
          </table:table-cell>
          <table:table-cell table:formula="of:=IF(BITAND([.$Q41];BITLSHIFT(1;[.BA$2]))&gt;0;1;0)*[.$O41]" office:value-type="float" office:value="0" calcext:value-type="float">
            <text:p/>
          </table:table-cell>
          <table:table-cell table:formula="of:=IF(BITAND([.$Q41];BITLSHIFT(1;[.BB$2]))&gt;0;1;0)*[.$O41]" office:value-type="float" office:value="0" calcext:value-type="float">
            <text:p/>
          </table:table-cell>
          <table:table-cell table:formula="of:=IF(BITAND([.$Q41];BITLSHIFT(1;[.BC$2]))&gt;0;1;0)*[.$O41]" office:value-type="float" office:value="0" calcext:value-type="float">
            <text:p/>
          </table:table-cell>
          <table:table-cell table:formula="of:=IF(BITAND([.$Q41];BITLSHIFT(1;[.BD$2]))&gt;0;1;0)*[.$O41]" office:value-type="float" office:value="0" calcext:value-type="float">
            <text:p/>
          </table:table-cell>
          <table:table-cell table:formula="of:=IF(BITAND([.$Q41];BITLSHIFT(1;[.BE$2]))&gt;0;1;0)*[.$O41]" office:value-type="float" office:value="0" calcext:value-type="float">
            <text:p/>
          </table:table-cell>
          <table:table-cell table:formula="of:=IF(BITAND([.$Q41];BITLSHIFT(1;[.BF$2]))&gt;0;1;0)*[.$O41]" office:value-type="float" office:value="0" calcext:value-type="float">
            <text:p/>
          </table:table-cell>
          <table:table-cell table:formula="of:=IF(BITAND([.$Q41];BITLSHIFT(1;[.BG$2]))&gt;0;1;0)*[.$O41]" office:value-type="float" office:value="0" calcext:value-type="float">
            <text:p/>
          </table:table-cell>
          <table:table-cell table:formula="of:=IF(BITAND([.$Q41];BITLSHIFT(1;[.BH$2]))&gt;0;1;0)*[.$O41]" office:value-type="float" office:value="0" calcext:value-type="float">
            <text:p/>
          </table:table-cell>
          <table:table-cell table:formula="of:=IF(BITAND([.$Q41];BITLSHIFT(1;[.BI$2]))&gt;0;1;0)*[.$O41]" office:value-type="float" office:value="0" calcext:value-type="float">
            <text:p/>
          </table:table-cell>
          <table:table-cell table:formula="of:=IF(BITAND([.$Q41];BITLSHIFT(1;[.BJ$2]))&gt;0;1;0)*[.$O41]" office:value-type="float" office:value="0" calcext:value-type="float">
            <text:p/>
          </table:table-cell>
          <table:table-cell table:formula="of:=IF(BITAND([.$Q41];BITLSHIFT(1;[.BK$2]))&gt;0;1;0)*[.$O41]" office:value-type="float" office:value="0" calcext:value-type="float">
            <text:p/>
          </table:table-cell>
          <table:table-cell table:formula="of:=IF(BITAND([.$Q41];BITLSHIFT(1;[.BL$2]))&gt;0;1;0)*[.$O41]" office:value-type="float" office:value="0" calcext:value-type="float">
            <text:p/>
          </table:table-cell>
          <table:table-cell table:formula="of:=IF(BITAND([.$Q41];BITLSHIFT(1;[.BM$2]))&gt;0;1;0)*[.$O41]" office:value-type="float" office:value="0" calcext:value-type="float">
            <text:p/>
          </table:table-cell>
          <table:table-cell table:formula="of:=IF(BITAND([.$Q41];BITLSHIFT(1;[.BN$2]))&gt;0;1;0)*[.$O41]" office:value-type="float" office:value="0" calcext:value-type="float">
            <text:p/>
          </table:table-cell>
          <table:table-cell table:formula="of:=IF(BITAND([.$Q41];BITLSHIFT(1;[.BO$2]))&gt;0;1;0)*[.$O41]" office:value-type="float" office:value="0" calcext:value-type="float">
            <text:p/>
          </table:table-cell>
          <table:table-cell table:formula="of:=IF(BITAND([.$Q41];BITLSHIFT(1;[.BP$2]))&gt;0;1;0)*[.$O41]" office:value-type="float" office:value="0" calcext:value-type="float">
            <text:p/>
          </table:table-cell>
          <table:table-cell table:formula="of:=IF(BITAND([.$Q41];BITLSHIFT(1;[.BQ$2]))&gt;0;1;0)*[.$O41]" office:value-type="float" office:value="0" calcext:value-type="float">
            <text:p/>
          </table:table-cell>
          <table:table-cell table:formula="of:=IF(BITAND([.$Q41];BITLSHIFT(1;[.BR$2]))&gt;0;1;0)*[.$O41]" office:value-type="float" office:value="0" calcext:value-type="float">
            <text:p/>
          </table:table-cell>
          <table:table-cell table:formula="of:=IF(BITAND([.$Q41];BITLSHIFT(1;[.BS$2]))&gt;0;1;0)*[.$O41]" office:value-type="float" office:value="0" calcext:value-type="float">
            <text:p/>
          </table:table-cell>
          <table:table-cell table:formula="of:=IF(BITAND([.$Q41];BITLSHIFT(1;[.BT$2]))&gt;0;1;0)*[.$O41]" office:value-type="float" office:value="0" calcext:value-type="float">
            <text:p/>
          </table:table-cell>
          <table:table-cell table:formula="of:=IF(BITAND([.$Q41];BITLSHIFT(1;[.BU$2]))&gt;0;1;0)*[.$O41]" office:value-type="float" office:value="0" calcext:value-type="float">
            <text:p/>
          </table:table-cell>
          <table:table-cell table:formula="of:=IF(BITAND([.$Q41];BITLSHIFT(1;[.BV$2]))&gt;0;1;0)*[.$O41]" office:value-type="float" office:value="0" calcext:value-type="float">
            <text:p/>
          </table:table-cell>
          <table:table-cell table:formula="of:=IF(BITAND([.$Q41];BITLSHIFT(1;[.BW$2]))&gt;0;1;0)*[.$O41]" office:value-type="float" office:value="0" calcext:value-type="float">
            <text:p/>
          </table:table-cell>
          <table:table-cell table:formula="of:=IF(BITAND([.$Q41];BITLSHIFT(1;[.BX$2]))&gt;0;1;0)*[.$O41]" office:value-type="float" office:value="0" calcext:value-type="float">
            <text:p/>
          </table:table-cell>
          <table:table-cell table:formula="of:=IF(BITAND([.$Q41];BITLSHIFT(1;[.BY$2]))&gt;0;1;0)*[.$O41]" office:value-type="float" office:value="0" calcext:value-type="float">
            <text:p/>
          </table:table-cell>
          <table:table-cell table:formula="of:=IF(BITAND([.$Q41];BITLSHIFT(1;[.BZ$2]))&gt;0;1;0)*[.$O41]" office:value-type="float" office:value="0" calcext:value-type="float">
            <text:p/>
          </table:table-cell>
          <table:table-cell table:formula="of:=IF(BITAND([.$Q41];BITLSHIFT(1;[.CA$2]))&gt;0;1;0)*[.$O41]" office:value-type="float" office:value="0" calcext:value-type="float">
            <text:p/>
          </table:table-cell>
          <table:table-cell table:formula="of:=IF(BITAND([.$Q41];BITLSHIFT(1;[.CB$2]))&gt;0;1;0)*[.$O41]" office:value-type="float" office:value="0" calcext:value-type="float">
            <text:p/>
          </table:table-cell>
          <table:table-cell table:formula="of:=IF(BITAND([.$Q41];BITLSHIFT(1;[.CC$2]))&gt;0;1;0)*[.$O41]" office:value-type="float" office:value="0" calcext:value-type="float">
            <text:p/>
          </table:table-cell>
          <table:table-cell table:formula="of:=IF(BITAND([.$Q41];BITLSHIFT(1;[.CD$2]))&gt;0;1;0)*[.$O4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2];10) ;16)" office:value-type="float" office:value="0" calcext:value-type="float">
            <text:p/>
          </table:table-cell>
          <table:table-cell table:formula="of:=DECIMAL(RIGHT([.N42];8) ;16)" office:value-type="float" office:value="0" calcext:value-type="float">
            <text:p/>
          </table:table-cell>
          <table:table-cell table:formula="of:=IF(BITAND([.$R42];BITLSHIFT(1;[.S$2]))&gt;0;1;0)*[.$O42]" office:value-type="float" office:value="0" calcext:value-type="float">
            <text:p/>
          </table:table-cell>
          <table:table-cell table:formula="of:=IF(BITAND([.$R42];BITLSHIFT(1;[.T$2]))&gt;0;1;0)*[.$O42]" office:value-type="float" office:value="0" calcext:value-type="float">
            <text:p/>
          </table:table-cell>
          <table:table-cell table:formula="of:=IF(BITAND([.$R42];BITLSHIFT(1;[.U$2]))&gt;0;1;0)*[.$O42]" office:value-type="float" office:value="0" calcext:value-type="float">
            <text:p/>
          </table:table-cell>
          <table:table-cell table:formula="of:=IF(BITAND([.$R42];BITLSHIFT(1;[.V$2]))&gt;0;1;0)*[.$O42]" office:value-type="float" office:value="0" calcext:value-type="float">
            <text:p/>
          </table:table-cell>
          <table:table-cell table:formula="of:=IF(BITAND([.$R42];BITLSHIFT(1;[.W$2]))&gt;0;1;0)*[.$O42]" office:value-type="float" office:value="0" calcext:value-type="float">
            <text:p/>
          </table:table-cell>
          <table:table-cell table:formula="of:=IF(BITAND([.$R42];BITLSHIFT(1;[.X$2]))&gt;0;1;0)*[.$O42]" office:value-type="float" office:value="0" calcext:value-type="float">
            <text:p/>
          </table:table-cell>
          <table:table-cell table:formula="of:=IF(BITAND([.$R42];BITLSHIFT(1;[.Y$2]))&gt;0;1;0)*[.$O42]" office:value-type="float" office:value="0" calcext:value-type="float">
            <text:p/>
          </table:table-cell>
          <table:table-cell table:formula="of:=IF(BITAND([.$R42];BITLSHIFT(1;[.Z$2]))&gt;0;1;0)*[.$O42]" office:value-type="float" office:value="0" calcext:value-type="float">
            <text:p/>
          </table:table-cell>
          <table:table-cell table:formula="of:=IF(BITAND([.$R42];BITLSHIFT(1;[.AA$2]))&gt;0;1;0)*[.$O42]" office:value-type="float" office:value="0" calcext:value-type="float">
            <text:p/>
          </table:table-cell>
          <table:table-cell table:formula="of:=IF(BITAND([.$R42];BITLSHIFT(1;[.AB$2]))&gt;0;1;0)*[.$O42]" office:value-type="float" office:value="0" calcext:value-type="float">
            <text:p/>
          </table:table-cell>
          <table:table-cell table:formula="of:=IF(BITAND([.$R42];BITLSHIFT(1;[.AC$2]))&gt;0;1;0)*[.$O42]" office:value-type="float" office:value="0" calcext:value-type="float">
            <text:p/>
          </table:table-cell>
          <table:table-cell table:formula="of:=IF(BITAND([.$R42];BITLSHIFT(1;[.AD$2]))&gt;0;1;0)*[.$O42]" office:value-type="float" office:value="0" calcext:value-type="float">
            <text:p/>
          </table:table-cell>
          <table:table-cell table:formula="of:=IF(BITAND([.$R42];BITLSHIFT(1;[.AE$2]))&gt;0;1;0)*[.$O42]" office:value-type="float" office:value="0" calcext:value-type="float">
            <text:p/>
          </table:table-cell>
          <table:table-cell table:formula="of:=IF(BITAND([.$R42];BITLSHIFT(1;[.AF$2]))&gt;0;1;0)*[.$O42]" office:value-type="float" office:value="0" calcext:value-type="float">
            <text:p/>
          </table:table-cell>
          <table:table-cell table:formula="of:=IF(BITAND([.$R42];BITLSHIFT(1;[.AG$2]))&gt;0;1;0)*[.$O42]" office:value-type="float" office:value="0" calcext:value-type="float">
            <text:p/>
          </table:table-cell>
          <table:table-cell table:formula="of:=IF(BITAND([.$R42];BITLSHIFT(1;[.AH$2]))&gt;0;1;0)*[.$O42]" office:value-type="float" office:value="0" calcext:value-type="float">
            <text:p/>
          </table:table-cell>
          <table:table-cell table:formula="of:=IF(BITAND([.$R42];BITLSHIFT(1;[.AI$2]))&gt;0;1;0)*[.$O42]" office:value-type="float" office:value="0" calcext:value-type="float">
            <text:p/>
          </table:table-cell>
          <table:table-cell table:formula="of:=IF(BITAND([.$R42];BITLSHIFT(1;[.AJ$2]))&gt;0;1;0)*[.$O42]" office:value-type="float" office:value="0" calcext:value-type="float">
            <text:p/>
          </table:table-cell>
          <table:table-cell table:formula="of:=IF(BITAND([.$R42];BITLSHIFT(1;[.AK$2]))&gt;0;1;0)*[.$O42]" office:value-type="float" office:value="0" calcext:value-type="float">
            <text:p/>
          </table:table-cell>
          <table:table-cell table:formula="of:=IF(BITAND([.$R42];BITLSHIFT(1;[.AL$2]))&gt;0;1;0)*[.$O42]" office:value-type="float" office:value="0" calcext:value-type="float">
            <text:p/>
          </table:table-cell>
          <table:table-cell table:formula="of:=IF(BITAND([.$R42];BITLSHIFT(1;[.AM$2]))&gt;0;1;0)*[.$O42]" office:value-type="float" office:value="0" calcext:value-type="float">
            <text:p/>
          </table:table-cell>
          <table:table-cell table:formula="of:=IF(BITAND([.$R42];BITLSHIFT(1;[.AN$2]))&gt;0;1;0)*[.$O42]" office:value-type="float" office:value="0" calcext:value-type="float">
            <text:p/>
          </table:table-cell>
          <table:table-cell table:formula="of:=IF(BITAND([.$R42];BITLSHIFT(1;[.AO$2]))&gt;0;1;0)*[.$O42]" office:value-type="float" office:value="0" calcext:value-type="float">
            <text:p/>
          </table:table-cell>
          <table:table-cell table:formula="of:=IF(BITAND([.$R42];BITLSHIFT(1;[.AP$2]))&gt;0;1;0)*[.$O42]" office:value-type="float" office:value="0" calcext:value-type="float">
            <text:p/>
          </table:table-cell>
          <table:table-cell table:formula="of:=IF(BITAND([.$R42];BITLSHIFT(1;[.AQ$2]))&gt;0;1;0)*[.$O42]" office:value-type="float" office:value="0" calcext:value-type="float">
            <text:p/>
          </table:table-cell>
          <table:table-cell table:formula="of:=IF(BITAND([.$R42];BITLSHIFT(1;[.AR$2]))&gt;0;1;0)*[.$O42]" office:value-type="float" office:value="0" calcext:value-type="float">
            <text:p/>
          </table:table-cell>
          <table:table-cell table:formula="of:=IF(BITAND([.$R42];BITLSHIFT(1;[.AS$2]))&gt;0;1;0)*[.$O42]" office:value-type="float" office:value="0" calcext:value-type="float">
            <text:p/>
          </table:table-cell>
          <table:table-cell table:formula="of:=IF(BITAND([.$R42];BITLSHIFT(1;[.AT$2]))&gt;0;1;0)*[.$O42]" office:value-type="float" office:value="0" calcext:value-type="float">
            <text:p/>
          </table:table-cell>
          <table:table-cell table:formula="of:=IF(BITAND([.$R42];BITLSHIFT(1;[.AU$2]))&gt;0;1;0)*[.$O42]" office:value-type="float" office:value="0" calcext:value-type="float">
            <text:p/>
          </table:table-cell>
          <table:table-cell table:formula="of:=IF(BITAND([.$R42];BITLSHIFT(1;[.AV$2]))&gt;0;1;0)*[.$O42]" office:value-type="float" office:value="0" calcext:value-type="float">
            <text:p/>
          </table:table-cell>
          <table:table-cell table:formula="of:=IF(BITAND([.$R42];BITLSHIFT(1;[.AW$2]))&gt;0;1;0)*[.$O42]" office:value-type="float" office:value="0" calcext:value-type="float">
            <text:p/>
          </table:table-cell>
          <table:table-cell table:formula="of:=IF(BITAND([.$R42];BITLSHIFT(1;[.AX$2]))&gt;0;1;0)*[.$O42]" office:value-type="float" office:value="0" calcext:value-type="float">
            <text:p/>
          </table:table-cell>
          <table:table-cell table:formula="of:=IF(BITAND([.$Q42];BITLSHIFT(1;[.AY$2]))&gt;0;1;0)*[.$O42]" office:value-type="float" office:value="0" calcext:value-type="float">
            <text:p/>
          </table:table-cell>
          <table:table-cell table:formula="of:=IF(BITAND([.$Q42];BITLSHIFT(1;[.AZ$2]))&gt;0;1;0)*[.$O42]" office:value-type="float" office:value="0" calcext:value-type="float">
            <text:p/>
          </table:table-cell>
          <table:table-cell table:formula="of:=IF(BITAND([.$Q42];BITLSHIFT(1;[.BA$2]))&gt;0;1;0)*[.$O42]" office:value-type="float" office:value="0" calcext:value-type="float">
            <text:p/>
          </table:table-cell>
          <table:table-cell table:formula="of:=IF(BITAND([.$Q42];BITLSHIFT(1;[.BB$2]))&gt;0;1;0)*[.$O42]" office:value-type="float" office:value="0" calcext:value-type="float">
            <text:p/>
          </table:table-cell>
          <table:table-cell table:formula="of:=IF(BITAND([.$Q42];BITLSHIFT(1;[.BC$2]))&gt;0;1;0)*[.$O42]" office:value-type="float" office:value="0" calcext:value-type="float">
            <text:p/>
          </table:table-cell>
          <table:table-cell table:formula="of:=IF(BITAND([.$Q42];BITLSHIFT(1;[.BD$2]))&gt;0;1;0)*[.$O42]" office:value-type="float" office:value="0" calcext:value-type="float">
            <text:p/>
          </table:table-cell>
          <table:table-cell table:formula="of:=IF(BITAND([.$Q42];BITLSHIFT(1;[.BE$2]))&gt;0;1;0)*[.$O42]" office:value-type="float" office:value="0" calcext:value-type="float">
            <text:p/>
          </table:table-cell>
          <table:table-cell table:formula="of:=IF(BITAND([.$Q42];BITLSHIFT(1;[.BF$2]))&gt;0;1;0)*[.$O42]" office:value-type="float" office:value="0" calcext:value-type="float">
            <text:p/>
          </table:table-cell>
          <table:table-cell table:formula="of:=IF(BITAND([.$Q42];BITLSHIFT(1;[.BG$2]))&gt;0;1;0)*[.$O42]" office:value-type="float" office:value="0" calcext:value-type="float">
            <text:p/>
          </table:table-cell>
          <table:table-cell table:formula="of:=IF(BITAND([.$Q42];BITLSHIFT(1;[.BH$2]))&gt;0;1;0)*[.$O42]" office:value-type="float" office:value="0" calcext:value-type="float">
            <text:p/>
          </table:table-cell>
          <table:table-cell table:formula="of:=IF(BITAND([.$Q42];BITLSHIFT(1;[.BI$2]))&gt;0;1;0)*[.$O42]" office:value-type="float" office:value="0" calcext:value-type="float">
            <text:p/>
          </table:table-cell>
          <table:table-cell table:formula="of:=IF(BITAND([.$Q42];BITLSHIFT(1;[.BJ$2]))&gt;0;1;0)*[.$O42]" office:value-type="float" office:value="0" calcext:value-type="float">
            <text:p/>
          </table:table-cell>
          <table:table-cell table:formula="of:=IF(BITAND([.$Q42];BITLSHIFT(1;[.BK$2]))&gt;0;1;0)*[.$O42]" office:value-type="float" office:value="0" calcext:value-type="float">
            <text:p/>
          </table:table-cell>
          <table:table-cell table:formula="of:=IF(BITAND([.$Q42];BITLSHIFT(1;[.BL$2]))&gt;0;1;0)*[.$O42]" office:value-type="float" office:value="0" calcext:value-type="float">
            <text:p/>
          </table:table-cell>
          <table:table-cell table:formula="of:=IF(BITAND([.$Q42];BITLSHIFT(1;[.BM$2]))&gt;0;1;0)*[.$O42]" office:value-type="float" office:value="0" calcext:value-type="float">
            <text:p/>
          </table:table-cell>
          <table:table-cell table:formula="of:=IF(BITAND([.$Q42];BITLSHIFT(1;[.BN$2]))&gt;0;1;0)*[.$O42]" office:value-type="float" office:value="0" calcext:value-type="float">
            <text:p/>
          </table:table-cell>
          <table:table-cell table:formula="of:=IF(BITAND([.$Q42];BITLSHIFT(1;[.BO$2]))&gt;0;1;0)*[.$O42]" office:value-type="float" office:value="0" calcext:value-type="float">
            <text:p/>
          </table:table-cell>
          <table:table-cell table:formula="of:=IF(BITAND([.$Q42];BITLSHIFT(1;[.BP$2]))&gt;0;1;0)*[.$O42]" office:value-type="float" office:value="0" calcext:value-type="float">
            <text:p/>
          </table:table-cell>
          <table:table-cell table:formula="of:=IF(BITAND([.$Q42];BITLSHIFT(1;[.BQ$2]))&gt;0;1;0)*[.$O42]" office:value-type="float" office:value="0" calcext:value-type="float">
            <text:p/>
          </table:table-cell>
          <table:table-cell table:formula="of:=IF(BITAND([.$Q42];BITLSHIFT(1;[.BR$2]))&gt;0;1;0)*[.$O42]" office:value-type="float" office:value="0" calcext:value-type="float">
            <text:p/>
          </table:table-cell>
          <table:table-cell table:formula="of:=IF(BITAND([.$Q42];BITLSHIFT(1;[.BS$2]))&gt;0;1;0)*[.$O42]" office:value-type="float" office:value="0" calcext:value-type="float">
            <text:p/>
          </table:table-cell>
          <table:table-cell table:formula="of:=IF(BITAND([.$Q42];BITLSHIFT(1;[.BT$2]))&gt;0;1;0)*[.$O42]" office:value-type="float" office:value="0" calcext:value-type="float">
            <text:p/>
          </table:table-cell>
          <table:table-cell table:formula="of:=IF(BITAND([.$Q42];BITLSHIFT(1;[.BU$2]))&gt;0;1;0)*[.$O42]" office:value-type="float" office:value="0" calcext:value-type="float">
            <text:p/>
          </table:table-cell>
          <table:table-cell table:formula="of:=IF(BITAND([.$Q42];BITLSHIFT(1;[.BV$2]))&gt;0;1;0)*[.$O42]" office:value-type="float" office:value="0" calcext:value-type="float">
            <text:p/>
          </table:table-cell>
          <table:table-cell table:formula="of:=IF(BITAND([.$Q42];BITLSHIFT(1;[.BW$2]))&gt;0;1;0)*[.$O42]" office:value-type="float" office:value="0" calcext:value-type="float">
            <text:p/>
          </table:table-cell>
          <table:table-cell table:formula="of:=IF(BITAND([.$Q42];BITLSHIFT(1;[.BX$2]))&gt;0;1;0)*[.$O42]" office:value-type="float" office:value="0" calcext:value-type="float">
            <text:p/>
          </table:table-cell>
          <table:table-cell table:formula="of:=IF(BITAND([.$Q42];BITLSHIFT(1;[.BY$2]))&gt;0;1;0)*[.$O42]" office:value-type="float" office:value="0" calcext:value-type="float">
            <text:p/>
          </table:table-cell>
          <table:table-cell table:formula="of:=IF(BITAND([.$Q42];BITLSHIFT(1;[.BZ$2]))&gt;0;1;0)*[.$O42]" office:value-type="float" office:value="0" calcext:value-type="float">
            <text:p/>
          </table:table-cell>
          <table:table-cell table:formula="of:=IF(BITAND([.$Q42];BITLSHIFT(1;[.CA$2]))&gt;0;1;0)*[.$O42]" office:value-type="float" office:value="0" calcext:value-type="float">
            <text:p/>
          </table:table-cell>
          <table:table-cell table:formula="of:=IF(BITAND([.$Q42];BITLSHIFT(1;[.CB$2]))&gt;0;1;0)*[.$O42]" office:value-type="float" office:value="0" calcext:value-type="float">
            <text:p/>
          </table:table-cell>
          <table:table-cell table:formula="of:=IF(BITAND([.$Q42];BITLSHIFT(1;[.CC$2]))&gt;0;1;0)*[.$O42]" office:value-type="float" office:value="0" calcext:value-type="float">
            <text:p/>
          </table:table-cell>
          <table:table-cell table:formula="of:=IF(BITAND([.$Q42];BITLSHIFT(1;[.CD$2]))&gt;0;1;0)*[.$O4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3];10) ;16)" office:value-type="float" office:value="0" calcext:value-type="float">
            <text:p/>
          </table:table-cell>
          <table:table-cell table:formula="of:=DECIMAL(RIGHT([.N43];8) ;16)" office:value-type="float" office:value="0" calcext:value-type="float">
            <text:p/>
          </table:table-cell>
          <table:table-cell table:formula="of:=IF(BITAND([.$R43];BITLSHIFT(1;[.S$2]))&gt;0;1;0)*[.$O43]" office:value-type="float" office:value="0" calcext:value-type="float">
            <text:p/>
          </table:table-cell>
          <table:table-cell table:formula="of:=IF(BITAND([.$R43];BITLSHIFT(1;[.T$2]))&gt;0;1;0)*[.$O43]" office:value-type="float" office:value="0" calcext:value-type="float">
            <text:p/>
          </table:table-cell>
          <table:table-cell table:formula="of:=IF(BITAND([.$R43];BITLSHIFT(1;[.U$2]))&gt;0;1;0)*[.$O43]" office:value-type="float" office:value="0" calcext:value-type="float">
            <text:p/>
          </table:table-cell>
          <table:table-cell table:formula="of:=IF(BITAND([.$R43];BITLSHIFT(1;[.V$2]))&gt;0;1;0)*[.$O43]" office:value-type="float" office:value="0" calcext:value-type="float">
            <text:p/>
          </table:table-cell>
          <table:table-cell table:formula="of:=IF(BITAND([.$R43];BITLSHIFT(1;[.W$2]))&gt;0;1;0)*[.$O43]" office:value-type="float" office:value="0" calcext:value-type="float">
            <text:p/>
          </table:table-cell>
          <table:table-cell table:formula="of:=IF(BITAND([.$R43];BITLSHIFT(1;[.X$2]))&gt;0;1;0)*[.$O43]" office:value-type="float" office:value="0" calcext:value-type="float">
            <text:p/>
          </table:table-cell>
          <table:table-cell table:formula="of:=IF(BITAND([.$R43];BITLSHIFT(1;[.Y$2]))&gt;0;1;0)*[.$O43]" office:value-type="float" office:value="0" calcext:value-type="float">
            <text:p/>
          </table:table-cell>
          <table:table-cell table:formula="of:=IF(BITAND([.$R43];BITLSHIFT(1;[.Z$2]))&gt;0;1;0)*[.$O43]" office:value-type="float" office:value="0" calcext:value-type="float">
            <text:p/>
          </table:table-cell>
          <table:table-cell table:formula="of:=IF(BITAND([.$R43];BITLSHIFT(1;[.AA$2]))&gt;0;1;0)*[.$O43]" office:value-type="float" office:value="0" calcext:value-type="float">
            <text:p/>
          </table:table-cell>
          <table:table-cell table:formula="of:=IF(BITAND([.$R43];BITLSHIFT(1;[.AB$2]))&gt;0;1;0)*[.$O43]" office:value-type="float" office:value="0" calcext:value-type="float">
            <text:p/>
          </table:table-cell>
          <table:table-cell table:formula="of:=IF(BITAND([.$R43];BITLSHIFT(1;[.AC$2]))&gt;0;1;0)*[.$O43]" office:value-type="float" office:value="0" calcext:value-type="float">
            <text:p/>
          </table:table-cell>
          <table:table-cell table:formula="of:=IF(BITAND([.$R43];BITLSHIFT(1;[.AD$2]))&gt;0;1;0)*[.$O43]" office:value-type="float" office:value="0" calcext:value-type="float">
            <text:p/>
          </table:table-cell>
          <table:table-cell table:formula="of:=IF(BITAND([.$R43];BITLSHIFT(1;[.AE$2]))&gt;0;1;0)*[.$O43]" office:value-type="float" office:value="0" calcext:value-type="float">
            <text:p/>
          </table:table-cell>
          <table:table-cell table:formula="of:=IF(BITAND([.$R43];BITLSHIFT(1;[.AF$2]))&gt;0;1;0)*[.$O43]" office:value-type="float" office:value="0" calcext:value-type="float">
            <text:p/>
          </table:table-cell>
          <table:table-cell table:formula="of:=IF(BITAND([.$R43];BITLSHIFT(1;[.AG$2]))&gt;0;1;0)*[.$O43]" office:value-type="float" office:value="0" calcext:value-type="float">
            <text:p/>
          </table:table-cell>
          <table:table-cell table:formula="of:=IF(BITAND([.$R43];BITLSHIFT(1;[.AH$2]))&gt;0;1;0)*[.$O43]" office:value-type="float" office:value="0" calcext:value-type="float">
            <text:p/>
          </table:table-cell>
          <table:table-cell table:formula="of:=IF(BITAND([.$R43];BITLSHIFT(1;[.AI$2]))&gt;0;1;0)*[.$O43]" office:value-type="float" office:value="0" calcext:value-type="float">
            <text:p/>
          </table:table-cell>
          <table:table-cell table:formula="of:=IF(BITAND([.$R43];BITLSHIFT(1;[.AJ$2]))&gt;0;1;0)*[.$O43]" office:value-type="float" office:value="0" calcext:value-type="float">
            <text:p/>
          </table:table-cell>
          <table:table-cell table:formula="of:=IF(BITAND([.$R43];BITLSHIFT(1;[.AK$2]))&gt;0;1;0)*[.$O43]" office:value-type="float" office:value="0" calcext:value-type="float">
            <text:p/>
          </table:table-cell>
          <table:table-cell table:formula="of:=IF(BITAND([.$R43];BITLSHIFT(1;[.AL$2]))&gt;0;1;0)*[.$O43]" office:value-type="float" office:value="0" calcext:value-type="float">
            <text:p/>
          </table:table-cell>
          <table:table-cell table:formula="of:=IF(BITAND([.$R43];BITLSHIFT(1;[.AM$2]))&gt;0;1;0)*[.$O43]" office:value-type="float" office:value="0" calcext:value-type="float">
            <text:p/>
          </table:table-cell>
          <table:table-cell table:formula="of:=IF(BITAND([.$R43];BITLSHIFT(1;[.AN$2]))&gt;0;1;0)*[.$O43]" office:value-type="float" office:value="0" calcext:value-type="float">
            <text:p/>
          </table:table-cell>
          <table:table-cell table:formula="of:=IF(BITAND([.$R43];BITLSHIFT(1;[.AO$2]))&gt;0;1;0)*[.$O43]" office:value-type="float" office:value="0" calcext:value-type="float">
            <text:p/>
          </table:table-cell>
          <table:table-cell table:formula="of:=IF(BITAND([.$R43];BITLSHIFT(1;[.AP$2]))&gt;0;1;0)*[.$O43]" office:value-type="float" office:value="0" calcext:value-type="float">
            <text:p/>
          </table:table-cell>
          <table:table-cell table:formula="of:=IF(BITAND([.$R43];BITLSHIFT(1;[.AQ$2]))&gt;0;1;0)*[.$O43]" office:value-type="float" office:value="0" calcext:value-type="float">
            <text:p/>
          </table:table-cell>
          <table:table-cell table:formula="of:=IF(BITAND([.$R43];BITLSHIFT(1;[.AR$2]))&gt;0;1;0)*[.$O43]" office:value-type="float" office:value="0" calcext:value-type="float">
            <text:p/>
          </table:table-cell>
          <table:table-cell table:formula="of:=IF(BITAND([.$R43];BITLSHIFT(1;[.AS$2]))&gt;0;1;0)*[.$O43]" office:value-type="float" office:value="0" calcext:value-type="float">
            <text:p/>
          </table:table-cell>
          <table:table-cell table:formula="of:=IF(BITAND([.$R43];BITLSHIFT(1;[.AT$2]))&gt;0;1;0)*[.$O43]" office:value-type="float" office:value="0" calcext:value-type="float">
            <text:p/>
          </table:table-cell>
          <table:table-cell table:formula="of:=IF(BITAND([.$R43];BITLSHIFT(1;[.AU$2]))&gt;0;1;0)*[.$O43]" office:value-type="float" office:value="0" calcext:value-type="float">
            <text:p/>
          </table:table-cell>
          <table:table-cell table:formula="of:=IF(BITAND([.$R43];BITLSHIFT(1;[.AV$2]))&gt;0;1;0)*[.$O43]" office:value-type="float" office:value="0" calcext:value-type="float">
            <text:p/>
          </table:table-cell>
          <table:table-cell table:formula="of:=IF(BITAND([.$R43];BITLSHIFT(1;[.AW$2]))&gt;0;1;0)*[.$O43]" office:value-type="float" office:value="0" calcext:value-type="float">
            <text:p/>
          </table:table-cell>
          <table:table-cell table:formula="of:=IF(BITAND([.$R43];BITLSHIFT(1;[.AX$2]))&gt;0;1;0)*[.$O43]" office:value-type="float" office:value="0" calcext:value-type="float">
            <text:p/>
          </table:table-cell>
          <table:table-cell table:formula="of:=IF(BITAND([.$Q43];BITLSHIFT(1;[.AY$2]))&gt;0;1;0)*[.$O43]" office:value-type="float" office:value="0" calcext:value-type="float">
            <text:p/>
          </table:table-cell>
          <table:table-cell table:formula="of:=IF(BITAND([.$Q43];BITLSHIFT(1;[.AZ$2]))&gt;0;1;0)*[.$O43]" office:value-type="float" office:value="0" calcext:value-type="float">
            <text:p/>
          </table:table-cell>
          <table:table-cell table:formula="of:=IF(BITAND([.$Q43];BITLSHIFT(1;[.BA$2]))&gt;0;1;0)*[.$O43]" office:value-type="float" office:value="0" calcext:value-type="float">
            <text:p/>
          </table:table-cell>
          <table:table-cell table:formula="of:=IF(BITAND([.$Q43];BITLSHIFT(1;[.BB$2]))&gt;0;1;0)*[.$O43]" office:value-type="float" office:value="0" calcext:value-type="float">
            <text:p/>
          </table:table-cell>
          <table:table-cell table:formula="of:=IF(BITAND([.$Q43];BITLSHIFT(1;[.BC$2]))&gt;0;1;0)*[.$O43]" office:value-type="float" office:value="0" calcext:value-type="float">
            <text:p/>
          </table:table-cell>
          <table:table-cell table:formula="of:=IF(BITAND([.$Q43];BITLSHIFT(1;[.BD$2]))&gt;0;1;0)*[.$O43]" office:value-type="float" office:value="0" calcext:value-type="float">
            <text:p/>
          </table:table-cell>
          <table:table-cell table:formula="of:=IF(BITAND([.$Q43];BITLSHIFT(1;[.BE$2]))&gt;0;1;0)*[.$O43]" office:value-type="float" office:value="0" calcext:value-type="float">
            <text:p/>
          </table:table-cell>
          <table:table-cell table:formula="of:=IF(BITAND([.$Q43];BITLSHIFT(1;[.BF$2]))&gt;0;1;0)*[.$O43]" office:value-type="float" office:value="0" calcext:value-type="float">
            <text:p/>
          </table:table-cell>
          <table:table-cell table:formula="of:=IF(BITAND([.$Q43];BITLSHIFT(1;[.BG$2]))&gt;0;1;0)*[.$O43]" office:value-type="float" office:value="0" calcext:value-type="float">
            <text:p/>
          </table:table-cell>
          <table:table-cell table:formula="of:=IF(BITAND([.$Q43];BITLSHIFT(1;[.BH$2]))&gt;0;1;0)*[.$O43]" office:value-type="float" office:value="0" calcext:value-type="float">
            <text:p/>
          </table:table-cell>
          <table:table-cell table:formula="of:=IF(BITAND([.$Q43];BITLSHIFT(1;[.BI$2]))&gt;0;1;0)*[.$O43]" office:value-type="float" office:value="0" calcext:value-type="float">
            <text:p/>
          </table:table-cell>
          <table:table-cell table:formula="of:=IF(BITAND([.$Q43];BITLSHIFT(1;[.BJ$2]))&gt;0;1;0)*[.$O43]" office:value-type="float" office:value="0" calcext:value-type="float">
            <text:p/>
          </table:table-cell>
          <table:table-cell table:formula="of:=IF(BITAND([.$Q43];BITLSHIFT(1;[.BK$2]))&gt;0;1;0)*[.$O43]" office:value-type="float" office:value="0" calcext:value-type="float">
            <text:p/>
          </table:table-cell>
          <table:table-cell table:formula="of:=IF(BITAND([.$Q43];BITLSHIFT(1;[.BL$2]))&gt;0;1;0)*[.$O43]" office:value-type="float" office:value="0" calcext:value-type="float">
            <text:p/>
          </table:table-cell>
          <table:table-cell table:formula="of:=IF(BITAND([.$Q43];BITLSHIFT(1;[.BM$2]))&gt;0;1;0)*[.$O43]" office:value-type="float" office:value="0" calcext:value-type="float">
            <text:p/>
          </table:table-cell>
          <table:table-cell table:formula="of:=IF(BITAND([.$Q43];BITLSHIFT(1;[.BN$2]))&gt;0;1;0)*[.$O43]" office:value-type="float" office:value="0" calcext:value-type="float">
            <text:p/>
          </table:table-cell>
          <table:table-cell table:formula="of:=IF(BITAND([.$Q43];BITLSHIFT(1;[.BO$2]))&gt;0;1;0)*[.$O43]" office:value-type="float" office:value="0" calcext:value-type="float">
            <text:p/>
          </table:table-cell>
          <table:table-cell table:formula="of:=IF(BITAND([.$Q43];BITLSHIFT(1;[.BP$2]))&gt;0;1;0)*[.$O43]" office:value-type="float" office:value="0" calcext:value-type="float">
            <text:p/>
          </table:table-cell>
          <table:table-cell table:formula="of:=IF(BITAND([.$Q43];BITLSHIFT(1;[.BQ$2]))&gt;0;1;0)*[.$O43]" office:value-type="float" office:value="0" calcext:value-type="float">
            <text:p/>
          </table:table-cell>
          <table:table-cell table:formula="of:=IF(BITAND([.$Q43];BITLSHIFT(1;[.BR$2]))&gt;0;1;0)*[.$O43]" office:value-type="float" office:value="0" calcext:value-type="float">
            <text:p/>
          </table:table-cell>
          <table:table-cell table:formula="of:=IF(BITAND([.$Q43];BITLSHIFT(1;[.BS$2]))&gt;0;1;0)*[.$O43]" office:value-type="float" office:value="0" calcext:value-type="float">
            <text:p/>
          </table:table-cell>
          <table:table-cell table:formula="of:=IF(BITAND([.$Q43];BITLSHIFT(1;[.BT$2]))&gt;0;1;0)*[.$O43]" office:value-type="float" office:value="0" calcext:value-type="float">
            <text:p/>
          </table:table-cell>
          <table:table-cell table:formula="of:=IF(BITAND([.$Q43];BITLSHIFT(1;[.BU$2]))&gt;0;1;0)*[.$O43]" office:value-type="float" office:value="0" calcext:value-type="float">
            <text:p/>
          </table:table-cell>
          <table:table-cell table:formula="of:=IF(BITAND([.$Q43];BITLSHIFT(1;[.BV$2]))&gt;0;1;0)*[.$O43]" office:value-type="float" office:value="0" calcext:value-type="float">
            <text:p/>
          </table:table-cell>
          <table:table-cell table:formula="of:=IF(BITAND([.$Q43];BITLSHIFT(1;[.BW$2]))&gt;0;1;0)*[.$O43]" office:value-type="float" office:value="0" calcext:value-type="float">
            <text:p/>
          </table:table-cell>
          <table:table-cell table:formula="of:=IF(BITAND([.$Q43];BITLSHIFT(1;[.BX$2]))&gt;0;1;0)*[.$O43]" office:value-type="float" office:value="0" calcext:value-type="float">
            <text:p/>
          </table:table-cell>
          <table:table-cell table:formula="of:=IF(BITAND([.$Q43];BITLSHIFT(1;[.BY$2]))&gt;0;1;0)*[.$O43]" office:value-type="float" office:value="0" calcext:value-type="float">
            <text:p/>
          </table:table-cell>
          <table:table-cell table:formula="of:=IF(BITAND([.$Q43];BITLSHIFT(1;[.BZ$2]))&gt;0;1;0)*[.$O43]" office:value-type="float" office:value="0" calcext:value-type="float">
            <text:p/>
          </table:table-cell>
          <table:table-cell table:formula="of:=IF(BITAND([.$Q43];BITLSHIFT(1;[.CA$2]))&gt;0;1;0)*[.$O43]" office:value-type="float" office:value="0" calcext:value-type="float">
            <text:p/>
          </table:table-cell>
          <table:table-cell table:formula="of:=IF(BITAND([.$Q43];BITLSHIFT(1;[.CB$2]))&gt;0;1;0)*[.$O43]" office:value-type="float" office:value="0" calcext:value-type="float">
            <text:p/>
          </table:table-cell>
          <table:table-cell table:formula="of:=IF(BITAND([.$Q43];BITLSHIFT(1;[.CC$2]))&gt;0;1;0)*[.$O43]" office:value-type="float" office:value="0" calcext:value-type="float">
            <text:p/>
          </table:table-cell>
          <table:table-cell table:formula="of:=IF(BITAND([.$Q43];BITLSHIFT(1;[.CD$2]))&gt;0;1;0)*[.$O4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4];10) ;16)" office:value-type="float" office:value="0" calcext:value-type="float">
            <text:p/>
          </table:table-cell>
          <table:table-cell table:formula="of:=DECIMAL(RIGHT([.N44];8) ;16)" office:value-type="float" office:value="0" calcext:value-type="float">
            <text:p/>
          </table:table-cell>
          <table:table-cell table:formula="of:=IF(BITAND([.$R44];BITLSHIFT(1;[.S$2]))&gt;0;1;0)*[.$O44]" office:value-type="float" office:value="0" calcext:value-type="float">
            <text:p/>
          </table:table-cell>
          <table:table-cell table:formula="of:=IF(BITAND([.$R44];BITLSHIFT(1;[.T$2]))&gt;0;1;0)*[.$O44]" office:value-type="float" office:value="0" calcext:value-type="float">
            <text:p/>
          </table:table-cell>
          <table:table-cell table:formula="of:=IF(BITAND([.$R44];BITLSHIFT(1;[.U$2]))&gt;0;1;0)*[.$O44]" office:value-type="float" office:value="0" calcext:value-type="float">
            <text:p/>
          </table:table-cell>
          <table:table-cell table:formula="of:=IF(BITAND([.$R44];BITLSHIFT(1;[.V$2]))&gt;0;1;0)*[.$O44]" office:value-type="float" office:value="0" calcext:value-type="float">
            <text:p/>
          </table:table-cell>
          <table:table-cell table:formula="of:=IF(BITAND([.$R44];BITLSHIFT(1;[.W$2]))&gt;0;1;0)*[.$O44]" office:value-type="float" office:value="0" calcext:value-type="float">
            <text:p/>
          </table:table-cell>
          <table:table-cell table:formula="of:=IF(BITAND([.$R44];BITLSHIFT(1;[.X$2]))&gt;0;1;0)*[.$O44]" office:value-type="float" office:value="0" calcext:value-type="float">
            <text:p/>
          </table:table-cell>
          <table:table-cell table:formula="of:=IF(BITAND([.$R44];BITLSHIFT(1;[.Y$2]))&gt;0;1;0)*[.$O44]" office:value-type="float" office:value="0" calcext:value-type="float">
            <text:p/>
          </table:table-cell>
          <table:table-cell table:formula="of:=IF(BITAND([.$R44];BITLSHIFT(1;[.Z$2]))&gt;0;1;0)*[.$O44]" office:value-type="float" office:value="0" calcext:value-type="float">
            <text:p/>
          </table:table-cell>
          <table:table-cell table:formula="of:=IF(BITAND([.$R44];BITLSHIFT(1;[.AA$2]))&gt;0;1;0)*[.$O44]" office:value-type="float" office:value="0" calcext:value-type="float">
            <text:p/>
          </table:table-cell>
          <table:table-cell table:formula="of:=IF(BITAND([.$R44];BITLSHIFT(1;[.AB$2]))&gt;0;1;0)*[.$O44]" office:value-type="float" office:value="0" calcext:value-type="float">
            <text:p/>
          </table:table-cell>
          <table:table-cell table:formula="of:=IF(BITAND([.$R44];BITLSHIFT(1;[.AC$2]))&gt;0;1;0)*[.$O44]" office:value-type="float" office:value="0" calcext:value-type="float">
            <text:p/>
          </table:table-cell>
          <table:table-cell table:formula="of:=IF(BITAND([.$R44];BITLSHIFT(1;[.AD$2]))&gt;0;1;0)*[.$O44]" office:value-type="float" office:value="0" calcext:value-type="float">
            <text:p/>
          </table:table-cell>
          <table:table-cell table:formula="of:=IF(BITAND([.$R44];BITLSHIFT(1;[.AE$2]))&gt;0;1;0)*[.$O44]" office:value-type="float" office:value="0" calcext:value-type="float">
            <text:p/>
          </table:table-cell>
          <table:table-cell table:formula="of:=IF(BITAND([.$R44];BITLSHIFT(1;[.AF$2]))&gt;0;1;0)*[.$O44]" office:value-type="float" office:value="0" calcext:value-type="float">
            <text:p/>
          </table:table-cell>
          <table:table-cell table:formula="of:=IF(BITAND([.$R44];BITLSHIFT(1;[.AG$2]))&gt;0;1;0)*[.$O44]" office:value-type="float" office:value="0" calcext:value-type="float">
            <text:p/>
          </table:table-cell>
          <table:table-cell table:formula="of:=IF(BITAND([.$R44];BITLSHIFT(1;[.AH$2]))&gt;0;1;0)*[.$O44]" office:value-type="float" office:value="0" calcext:value-type="float">
            <text:p/>
          </table:table-cell>
          <table:table-cell table:formula="of:=IF(BITAND([.$R44];BITLSHIFT(1;[.AI$2]))&gt;0;1;0)*[.$O44]" office:value-type="float" office:value="0" calcext:value-type="float">
            <text:p/>
          </table:table-cell>
          <table:table-cell table:formula="of:=IF(BITAND([.$R44];BITLSHIFT(1;[.AJ$2]))&gt;0;1;0)*[.$O44]" office:value-type="float" office:value="0" calcext:value-type="float">
            <text:p/>
          </table:table-cell>
          <table:table-cell table:formula="of:=IF(BITAND([.$R44];BITLSHIFT(1;[.AK$2]))&gt;0;1;0)*[.$O44]" office:value-type="float" office:value="0" calcext:value-type="float">
            <text:p/>
          </table:table-cell>
          <table:table-cell table:formula="of:=IF(BITAND([.$R44];BITLSHIFT(1;[.AL$2]))&gt;0;1;0)*[.$O44]" office:value-type="float" office:value="0" calcext:value-type="float">
            <text:p/>
          </table:table-cell>
          <table:table-cell table:formula="of:=IF(BITAND([.$R44];BITLSHIFT(1;[.AM$2]))&gt;0;1;0)*[.$O44]" office:value-type="float" office:value="0" calcext:value-type="float">
            <text:p/>
          </table:table-cell>
          <table:table-cell table:formula="of:=IF(BITAND([.$R44];BITLSHIFT(1;[.AN$2]))&gt;0;1;0)*[.$O44]" office:value-type="float" office:value="0" calcext:value-type="float">
            <text:p/>
          </table:table-cell>
          <table:table-cell table:formula="of:=IF(BITAND([.$R44];BITLSHIFT(1;[.AO$2]))&gt;0;1;0)*[.$O44]" office:value-type="float" office:value="0" calcext:value-type="float">
            <text:p/>
          </table:table-cell>
          <table:table-cell table:formula="of:=IF(BITAND([.$R44];BITLSHIFT(1;[.AP$2]))&gt;0;1;0)*[.$O44]" office:value-type="float" office:value="0" calcext:value-type="float">
            <text:p/>
          </table:table-cell>
          <table:table-cell table:formula="of:=IF(BITAND([.$R44];BITLSHIFT(1;[.AQ$2]))&gt;0;1;0)*[.$O44]" office:value-type="float" office:value="0" calcext:value-type="float">
            <text:p/>
          </table:table-cell>
          <table:table-cell table:formula="of:=IF(BITAND([.$R44];BITLSHIFT(1;[.AR$2]))&gt;0;1;0)*[.$O44]" office:value-type="float" office:value="0" calcext:value-type="float">
            <text:p/>
          </table:table-cell>
          <table:table-cell table:formula="of:=IF(BITAND([.$R44];BITLSHIFT(1;[.AS$2]))&gt;0;1;0)*[.$O44]" office:value-type="float" office:value="0" calcext:value-type="float">
            <text:p/>
          </table:table-cell>
          <table:table-cell table:formula="of:=IF(BITAND([.$R44];BITLSHIFT(1;[.AT$2]))&gt;0;1;0)*[.$O44]" office:value-type="float" office:value="0" calcext:value-type="float">
            <text:p/>
          </table:table-cell>
          <table:table-cell table:formula="of:=IF(BITAND([.$R44];BITLSHIFT(1;[.AU$2]))&gt;0;1;0)*[.$O44]" office:value-type="float" office:value="0" calcext:value-type="float">
            <text:p/>
          </table:table-cell>
          <table:table-cell table:formula="of:=IF(BITAND([.$R44];BITLSHIFT(1;[.AV$2]))&gt;0;1;0)*[.$O44]" office:value-type="float" office:value="0" calcext:value-type="float">
            <text:p/>
          </table:table-cell>
          <table:table-cell table:formula="of:=IF(BITAND([.$R44];BITLSHIFT(1;[.AW$2]))&gt;0;1;0)*[.$O44]" office:value-type="float" office:value="0" calcext:value-type="float">
            <text:p/>
          </table:table-cell>
          <table:table-cell table:formula="of:=IF(BITAND([.$R44];BITLSHIFT(1;[.AX$2]))&gt;0;1;0)*[.$O44]" office:value-type="float" office:value="0" calcext:value-type="float">
            <text:p/>
          </table:table-cell>
          <table:table-cell table:formula="of:=IF(BITAND([.$Q44];BITLSHIFT(1;[.AY$2]))&gt;0;1;0)*[.$O44]" office:value-type="float" office:value="0" calcext:value-type="float">
            <text:p/>
          </table:table-cell>
          <table:table-cell table:formula="of:=IF(BITAND([.$Q44];BITLSHIFT(1;[.AZ$2]))&gt;0;1;0)*[.$O44]" office:value-type="float" office:value="0" calcext:value-type="float">
            <text:p/>
          </table:table-cell>
          <table:table-cell table:formula="of:=IF(BITAND([.$Q44];BITLSHIFT(1;[.BA$2]))&gt;0;1;0)*[.$O44]" office:value-type="float" office:value="0" calcext:value-type="float">
            <text:p/>
          </table:table-cell>
          <table:table-cell table:formula="of:=IF(BITAND([.$Q44];BITLSHIFT(1;[.BB$2]))&gt;0;1;0)*[.$O44]" office:value-type="float" office:value="0" calcext:value-type="float">
            <text:p/>
          </table:table-cell>
          <table:table-cell table:formula="of:=IF(BITAND([.$Q44];BITLSHIFT(1;[.BC$2]))&gt;0;1;0)*[.$O44]" office:value-type="float" office:value="0" calcext:value-type="float">
            <text:p/>
          </table:table-cell>
          <table:table-cell table:formula="of:=IF(BITAND([.$Q44];BITLSHIFT(1;[.BD$2]))&gt;0;1;0)*[.$O44]" office:value-type="float" office:value="0" calcext:value-type="float">
            <text:p/>
          </table:table-cell>
          <table:table-cell table:formula="of:=IF(BITAND([.$Q44];BITLSHIFT(1;[.BE$2]))&gt;0;1;0)*[.$O44]" office:value-type="float" office:value="0" calcext:value-type="float">
            <text:p/>
          </table:table-cell>
          <table:table-cell table:formula="of:=IF(BITAND([.$Q44];BITLSHIFT(1;[.BF$2]))&gt;0;1;0)*[.$O44]" office:value-type="float" office:value="0" calcext:value-type="float">
            <text:p/>
          </table:table-cell>
          <table:table-cell table:formula="of:=IF(BITAND([.$Q44];BITLSHIFT(1;[.BG$2]))&gt;0;1;0)*[.$O44]" office:value-type="float" office:value="0" calcext:value-type="float">
            <text:p/>
          </table:table-cell>
          <table:table-cell table:formula="of:=IF(BITAND([.$Q44];BITLSHIFT(1;[.BH$2]))&gt;0;1;0)*[.$O44]" office:value-type="float" office:value="0" calcext:value-type="float">
            <text:p/>
          </table:table-cell>
          <table:table-cell table:formula="of:=IF(BITAND([.$Q44];BITLSHIFT(1;[.BI$2]))&gt;0;1;0)*[.$O44]" office:value-type="float" office:value="0" calcext:value-type="float">
            <text:p/>
          </table:table-cell>
          <table:table-cell table:formula="of:=IF(BITAND([.$Q44];BITLSHIFT(1;[.BJ$2]))&gt;0;1;0)*[.$O44]" office:value-type="float" office:value="0" calcext:value-type="float">
            <text:p/>
          </table:table-cell>
          <table:table-cell table:formula="of:=IF(BITAND([.$Q44];BITLSHIFT(1;[.BK$2]))&gt;0;1;0)*[.$O44]" office:value-type="float" office:value="0" calcext:value-type="float">
            <text:p/>
          </table:table-cell>
          <table:table-cell table:formula="of:=IF(BITAND([.$Q44];BITLSHIFT(1;[.BL$2]))&gt;0;1;0)*[.$O44]" office:value-type="float" office:value="0" calcext:value-type="float">
            <text:p/>
          </table:table-cell>
          <table:table-cell table:formula="of:=IF(BITAND([.$Q44];BITLSHIFT(1;[.BM$2]))&gt;0;1;0)*[.$O44]" office:value-type="float" office:value="0" calcext:value-type="float">
            <text:p/>
          </table:table-cell>
          <table:table-cell table:formula="of:=IF(BITAND([.$Q44];BITLSHIFT(1;[.BN$2]))&gt;0;1;0)*[.$O44]" office:value-type="float" office:value="0" calcext:value-type="float">
            <text:p/>
          </table:table-cell>
          <table:table-cell table:formula="of:=IF(BITAND([.$Q44];BITLSHIFT(1;[.BO$2]))&gt;0;1;0)*[.$O44]" office:value-type="float" office:value="0" calcext:value-type="float">
            <text:p/>
          </table:table-cell>
          <table:table-cell table:formula="of:=IF(BITAND([.$Q44];BITLSHIFT(1;[.BP$2]))&gt;0;1;0)*[.$O44]" office:value-type="float" office:value="0" calcext:value-type="float">
            <text:p/>
          </table:table-cell>
          <table:table-cell table:formula="of:=IF(BITAND([.$Q44];BITLSHIFT(1;[.BQ$2]))&gt;0;1;0)*[.$O44]" office:value-type="float" office:value="0" calcext:value-type="float">
            <text:p/>
          </table:table-cell>
          <table:table-cell table:formula="of:=IF(BITAND([.$Q44];BITLSHIFT(1;[.BR$2]))&gt;0;1;0)*[.$O44]" office:value-type="float" office:value="0" calcext:value-type="float">
            <text:p/>
          </table:table-cell>
          <table:table-cell table:formula="of:=IF(BITAND([.$Q44];BITLSHIFT(1;[.BS$2]))&gt;0;1;0)*[.$O44]" office:value-type="float" office:value="0" calcext:value-type="float">
            <text:p/>
          </table:table-cell>
          <table:table-cell table:formula="of:=IF(BITAND([.$Q44];BITLSHIFT(1;[.BT$2]))&gt;0;1;0)*[.$O44]" office:value-type="float" office:value="0" calcext:value-type="float">
            <text:p/>
          </table:table-cell>
          <table:table-cell table:formula="of:=IF(BITAND([.$Q44];BITLSHIFT(1;[.BU$2]))&gt;0;1;0)*[.$O44]" office:value-type="float" office:value="0" calcext:value-type="float">
            <text:p/>
          </table:table-cell>
          <table:table-cell table:formula="of:=IF(BITAND([.$Q44];BITLSHIFT(1;[.BV$2]))&gt;0;1;0)*[.$O44]" office:value-type="float" office:value="0" calcext:value-type="float">
            <text:p/>
          </table:table-cell>
          <table:table-cell table:formula="of:=IF(BITAND([.$Q44];BITLSHIFT(1;[.BW$2]))&gt;0;1;0)*[.$O44]" office:value-type="float" office:value="0" calcext:value-type="float">
            <text:p/>
          </table:table-cell>
          <table:table-cell table:formula="of:=IF(BITAND([.$Q44];BITLSHIFT(1;[.BX$2]))&gt;0;1;0)*[.$O44]" office:value-type="float" office:value="0" calcext:value-type="float">
            <text:p/>
          </table:table-cell>
          <table:table-cell table:formula="of:=IF(BITAND([.$Q44];BITLSHIFT(1;[.BY$2]))&gt;0;1;0)*[.$O44]" office:value-type="float" office:value="0" calcext:value-type="float">
            <text:p/>
          </table:table-cell>
          <table:table-cell table:formula="of:=IF(BITAND([.$Q44];BITLSHIFT(1;[.BZ$2]))&gt;0;1;0)*[.$O44]" office:value-type="float" office:value="0" calcext:value-type="float">
            <text:p/>
          </table:table-cell>
          <table:table-cell table:formula="of:=IF(BITAND([.$Q44];BITLSHIFT(1;[.CA$2]))&gt;0;1;0)*[.$O44]" office:value-type="float" office:value="0" calcext:value-type="float">
            <text:p/>
          </table:table-cell>
          <table:table-cell table:formula="of:=IF(BITAND([.$Q44];BITLSHIFT(1;[.CB$2]))&gt;0;1;0)*[.$O44]" office:value-type="float" office:value="0" calcext:value-type="float">
            <text:p/>
          </table:table-cell>
          <table:table-cell table:formula="of:=IF(BITAND([.$Q44];BITLSHIFT(1;[.CC$2]))&gt;0;1;0)*[.$O44]" office:value-type="float" office:value="0" calcext:value-type="float">
            <text:p/>
          </table:table-cell>
          <table:table-cell table:formula="of:=IF(BITAND([.$Q44];BITLSHIFT(1;[.CD$2]))&gt;0;1;0)*[.$O4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5];10) ;16)" office:value-type="float" office:value="0" calcext:value-type="float">
            <text:p/>
          </table:table-cell>
          <table:table-cell table:formula="of:=DECIMAL(RIGHT([.N45];8) ;16)" office:value-type="float" office:value="0" calcext:value-type="float">
            <text:p/>
          </table:table-cell>
          <table:table-cell table:formula="of:=IF(BITAND([.$R45];BITLSHIFT(1;[.S$2]))&gt;0;1;0)*[.$O45]" office:value-type="float" office:value="0" calcext:value-type="float">
            <text:p/>
          </table:table-cell>
          <table:table-cell table:formula="of:=IF(BITAND([.$R45];BITLSHIFT(1;[.T$2]))&gt;0;1;0)*[.$O45]" office:value-type="float" office:value="0" calcext:value-type="float">
            <text:p/>
          </table:table-cell>
          <table:table-cell table:formula="of:=IF(BITAND([.$R45];BITLSHIFT(1;[.U$2]))&gt;0;1;0)*[.$O45]" office:value-type="float" office:value="0" calcext:value-type="float">
            <text:p/>
          </table:table-cell>
          <table:table-cell table:formula="of:=IF(BITAND([.$R45];BITLSHIFT(1;[.V$2]))&gt;0;1;0)*[.$O45]" office:value-type="float" office:value="0" calcext:value-type="float">
            <text:p/>
          </table:table-cell>
          <table:table-cell table:formula="of:=IF(BITAND([.$R45];BITLSHIFT(1;[.W$2]))&gt;0;1;0)*[.$O45]" office:value-type="float" office:value="0" calcext:value-type="float">
            <text:p/>
          </table:table-cell>
          <table:table-cell table:formula="of:=IF(BITAND([.$R45];BITLSHIFT(1;[.X$2]))&gt;0;1;0)*[.$O45]" office:value-type="float" office:value="0" calcext:value-type="float">
            <text:p/>
          </table:table-cell>
          <table:table-cell table:formula="of:=IF(BITAND([.$R45];BITLSHIFT(1;[.Y$2]))&gt;0;1;0)*[.$O45]" office:value-type="float" office:value="0" calcext:value-type="float">
            <text:p/>
          </table:table-cell>
          <table:table-cell table:formula="of:=IF(BITAND([.$R45];BITLSHIFT(1;[.Z$2]))&gt;0;1;0)*[.$O45]" office:value-type="float" office:value="0" calcext:value-type="float">
            <text:p/>
          </table:table-cell>
          <table:table-cell table:formula="of:=IF(BITAND([.$R45];BITLSHIFT(1;[.AA$2]))&gt;0;1;0)*[.$O45]" office:value-type="float" office:value="0" calcext:value-type="float">
            <text:p/>
          </table:table-cell>
          <table:table-cell table:formula="of:=IF(BITAND([.$R45];BITLSHIFT(1;[.AB$2]))&gt;0;1;0)*[.$O45]" office:value-type="float" office:value="0" calcext:value-type="float">
            <text:p/>
          </table:table-cell>
          <table:table-cell table:formula="of:=IF(BITAND([.$R45];BITLSHIFT(1;[.AC$2]))&gt;0;1;0)*[.$O45]" office:value-type="float" office:value="0" calcext:value-type="float">
            <text:p/>
          </table:table-cell>
          <table:table-cell table:formula="of:=IF(BITAND([.$R45];BITLSHIFT(1;[.AD$2]))&gt;0;1;0)*[.$O45]" office:value-type="float" office:value="0" calcext:value-type="float">
            <text:p/>
          </table:table-cell>
          <table:table-cell table:formula="of:=IF(BITAND([.$R45];BITLSHIFT(1;[.AE$2]))&gt;0;1;0)*[.$O45]" office:value-type="float" office:value="0" calcext:value-type="float">
            <text:p/>
          </table:table-cell>
          <table:table-cell table:formula="of:=IF(BITAND([.$R45];BITLSHIFT(1;[.AF$2]))&gt;0;1;0)*[.$O45]" office:value-type="float" office:value="0" calcext:value-type="float">
            <text:p/>
          </table:table-cell>
          <table:table-cell table:formula="of:=IF(BITAND([.$R45];BITLSHIFT(1;[.AG$2]))&gt;0;1;0)*[.$O45]" office:value-type="float" office:value="0" calcext:value-type="float">
            <text:p/>
          </table:table-cell>
          <table:table-cell table:formula="of:=IF(BITAND([.$R45];BITLSHIFT(1;[.AH$2]))&gt;0;1;0)*[.$O45]" office:value-type="float" office:value="0" calcext:value-type="float">
            <text:p/>
          </table:table-cell>
          <table:table-cell table:formula="of:=IF(BITAND([.$R45];BITLSHIFT(1;[.AI$2]))&gt;0;1;0)*[.$O45]" office:value-type="float" office:value="0" calcext:value-type="float">
            <text:p/>
          </table:table-cell>
          <table:table-cell table:formula="of:=IF(BITAND([.$R45];BITLSHIFT(1;[.AJ$2]))&gt;0;1;0)*[.$O45]" office:value-type="float" office:value="0" calcext:value-type="float">
            <text:p/>
          </table:table-cell>
          <table:table-cell table:formula="of:=IF(BITAND([.$R45];BITLSHIFT(1;[.AK$2]))&gt;0;1;0)*[.$O45]" office:value-type="float" office:value="0" calcext:value-type="float">
            <text:p/>
          </table:table-cell>
          <table:table-cell table:formula="of:=IF(BITAND([.$R45];BITLSHIFT(1;[.AL$2]))&gt;0;1;0)*[.$O45]" office:value-type="float" office:value="0" calcext:value-type="float">
            <text:p/>
          </table:table-cell>
          <table:table-cell table:formula="of:=IF(BITAND([.$R45];BITLSHIFT(1;[.AM$2]))&gt;0;1;0)*[.$O45]" office:value-type="float" office:value="0" calcext:value-type="float">
            <text:p/>
          </table:table-cell>
          <table:table-cell table:formula="of:=IF(BITAND([.$R45];BITLSHIFT(1;[.AN$2]))&gt;0;1;0)*[.$O45]" office:value-type="float" office:value="0" calcext:value-type="float">
            <text:p/>
          </table:table-cell>
          <table:table-cell table:formula="of:=IF(BITAND([.$R45];BITLSHIFT(1;[.AO$2]))&gt;0;1;0)*[.$O45]" office:value-type="float" office:value="0" calcext:value-type="float">
            <text:p/>
          </table:table-cell>
          <table:table-cell table:formula="of:=IF(BITAND([.$R45];BITLSHIFT(1;[.AP$2]))&gt;0;1;0)*[.$O45]" office:value-type="float" office:value="0" calcext:value-type="float">
            <text:p/>
          </table:table-cell>
          <table:table-cell table:formula="of:=IF(BITAND([.$R45];BITLSHIFT(1;[.AQ$2]))&gt;0;1;0)*[.$O45]" office:value-type="float" office:value="0" calcext:value-type="float">
            <text:p/>
          </table:table-cell>
          <table:table-cell table:formula="of:=IF(BITAND([.$R45];BITLSHIFT(1;[.AR$2]))&gt;0;1;0)*[.$O45]" office:value-type="float" office:value="0" calcext:value-type="float">
            <text:p/>
          </table:table-cell>
          <table:table-cell table:formula="of:=IF(BITAND([.$R45];BITLSHIFT(1;[.AS$2]))&gt;0;1;0)*[.$O45]" office:value-type="float" office:value="0" calcext:value-type="float">
            <text:p/>
          </table:table-cell>
          <table:table-cell table:formula="of:=IF(BITAND([.$R45];BITLSHIFT(1;[.AT$2]))&gt;0;1;0)*[.$O45]" office:value-type="float" office:value="0" calcext:value-type="float">
            <text:p/>
          </table:table-cell>
          <table:table-cell table:formula="of:=IF(BITAND([.$R45];BITLSHIFT(1;[.AU$2]))&gt;0;1;0)*[.$O45]" office:value-type="float" office:value="0" calcext:value-type="float">
            <text:p/>
          </table:table-cell>
          <table:table-cell table:formula="of:=IF(BITAND([.$R45];BITLSHIFT(1;[.AV$2]))&gt;0;1;0)*[.$O45]" office:value-type="float" office:value="0" calcext:value-type="float">
            <text:p/>
          </table:table-cell>
          <table:table-cell table:formula="of:=IF(BITAND([.$R45];BITLSHIFT(1;[.AW$2]))&gt;0;1;0)*[.$O45]" office:value-type="float" office:value="0" calcext:value-type="float">
            <text:p/>
          </table:table-cell>
          <table:table-cell table:formula="of:=IF(BITAND([.$R45];BITLSHIFT(1;[.AX$2]))&gt;0;1;0)*[.$O45]" office:value-type="float" office:value="0" calcext:value-type="float">
            <text:p/>
          </table:table-cell>
          <table:table-cell table:formula="of:=IF(BITAND([.$Q45];BITLSHIFT(1;[.AY$2]))&gt;0;1;0)*[.$O45]" office:value-type="float" office:value="0" calcext:value-type="float">
            <text:p/>
          </table:table-cell>
          <table:table-cell table:formula="of:=IF(BITAND([.$Q45];BITLSHIFT(1;[.AZ$2]))&gt;0;1;0)*[.$O45]" office:value-type="float" office:value="0" calcext:value-type="float">
            <text:p/>
          </table:table-cell>
          <table:table-cell table:formula="of:=IF(BITAND([.$Q45];BITLSHIFT(1;[.BA$2]))&gt;0;1;0)*[.$O45]" office:value-type="float" office:value="0" calcext:value-type="float">
            <text:p/>
          </table:table-cell>
          <table:table-cell table:formula="of:=IF(BITAND([.$Q45];BITLSHIFT(1;[.BB$2]))&gt;0;1;0)*[.$O45]" office:value-type="float" office:value="0" calcext:value-type="float">
            <text:p/>
          </table:table-cell>
          <table:table-cell table:formula="of:=IF(BITAND([.$Q45];BITLSHIFT(1;[.BC$2]))&gt;0;1;0)*[.$O45]" office:value-type="float" office:value="0" calcext:value-type="float">
            <text:p/>
          </table:table-cell>
          <table:table-cell table:formula="of:=IF(BITAND([.$Q45];BITLSHIFT(1;[.BD$2]))&gt;0;1;0)*[.$O45]" office:value-type="float" office:value="0" calcext:value-type="float">
            <text:p/>
          </table:table-cell>
          <table:table-cell table:formula="of:=IF(BITAND([.$Q45];BITLSHIFT(1;[.BE$2]))&gt;0;1;0)*[.$O45]" office:value-type="float" office:value="0" calcext:value-type="float">
            <text:p/>
          </table:table-cell>
          <table:table-cell table:formula="of:=IF(BITAND([.$Q45];BITLSHIFT(1;[.BF$2]))&gt;0;1;0)*[.$O45]" office:value-type="float" office:value="0" calcext:value-type="float">
            <text:p/>
          </table:table-cell>
          <table:table-cell table:formula="of:=IF(BITAND([.$Q45];BITLSHIFT(1;[.BG$2]))&gt;0;1;0)*[.$O45]" office:value-type="float" office:value="0" calcext:value-type="float">
            <text:p/>
          </table:table-cell>
          <table:table-cell table:formula="of:=IF(BITAND([.$Q45];BITLSHIFT(1;[.BH$2]))&gt;0;1;0)*[.$O45]" office:value-type="float" office:value="0" calcext:value-type="float">
            <text:p/>
          </table:table-cell>
          <table:table-cell table:formula="of:=IF(BITAND([.$Q45];BITLSHIFT(1;[.BI$2]))&gt;0;1;0)*[.$O45]" office:value-type="float" office:value="0" calcext:value-type="float">
            <text:p/>
          </table:table-cell>
          <table:table-cell table:formula="of:=IF(BITAND([.$Q45];BITLSHIFT(1;[.BJ$2]))&gt;0;1;0)*[.$O45]" office:value-type="float" office:value="0" calcext:value-type="float">
            <text:p/>
          </table:table-cell>
          <table:table-cell table:formula="of:=IF(BITAND([.$Q45];BITLSHIFT(1;[.BK$2]))&gt;0;1;0)*[.$O45]" office:value-type="float" office:value="0" calcext:value-type="float">
            <text:p/>
          </table:table-cell>
          <table:table-cell table:formula="of:=IF(BITAND([.$Q45];BITLSHIFT(1;[.BL$2]))&gt;0;1;0)*[.$O45]" office:value-type="float" office:value="0" calcext:value-type="float">
            <text:p/>
          </table:table-cell>
          <table:table-cell table:formula="of:=IF(BITAND([.$Q45];BITLSHIFT(1;[.BM$2]))&gt;0;1;0)*[.$O45]" office:value-type="float" office:value="0" calcext:value-type="float">
            <text:p/>
          </table:table-cell>
          <table:table-cell table:formula="of:=IF(BITAND([.$Q45];BITLSHIFT(1;[.BN$2]))&gt;0;1;0)*[.$O45]" office:value-type="float" office:value="0" calcext:value-type="float">
            <text:p/>
          </table:table-cell>
          <table:table-cell table:formula="of:=IF(BITAND([.$Q45];BITLSHIFT(1;[.BO$2]))&gt;0;1;0)*[.$O45]" office:value-type="float" office:value="0" calcext:value-type="float">
            <text:p/>
          </table:table-cell>
          <table:table-cell table:formula="of:=IF(BITAND([.$Q45];BITLSHIFT(1;[.BP$2]))&gt;0;1;0)*[.$O45]" office:value-type="float" office:value="0" calcext:value-type="float">
            <text:p/>
          </table:table-cell>
          <table:table-cell table:formula="of:=IF(BITAND([.$Q45];BITLSHIFT(1;[.BQ$2]))&gt;0;1;0)*[.$O45]" office:value-type="float" office:value="0" calcext:value-type="float">
            <text:p/>
          </table:table-cell>
          <table:table-cell table:formula="of:=IF(BITAND([.$Q45];BITLSHIFT(1;[.BR$2]))&gt;0;1;0)*[.$O45]" office:value-type="float" office:value="0" calcext:value-type="float">
            <text:p/>
          </table:table-cell>
          <table:table-cell table:formula="of:=IF(BITAND([.$Q45];BITLSHIFT(1;[.BS$2]))&gt;0;1;0)*[.$O45]" office:value-type="float" office:value="0" calcext:value-type="float">
            <text:p/>
          </table:table-cell>
          <table:table-cell table:formula="of:=IF(BITAND([.$Q45];BITLSHIFT(1;[.BT$2]))&gt;0;1;0)*[.$O45]" office:value-type="float" office:value="0" calcext:value-type="float">
            <text:p/>
          </table:table-cell>
          <table:table-cell table:formula="of:=IF(BITAND([.$Q45];BITLSHIFT(1;[.BU$2]))&gt;0;1;0)*[.$O45]" office:value-type="float" office:value="0" calcext:value-type="float">
            <text:p/>
          </table:table-cell>
          <table:table-cell table:formula="of:=IF(BITAND([.$Q45];BITLSHIFT(1;[.BV$2]))&gt;0;1;0)*[.$O45]" office:value-type="float" office:value="0" calcext:value-type="float">
            <text:p/>
          </table:table-cell>
          <table:table-cell table:formula="of:=IF(BITAND([.$Q45];BITLSHIFT(1;[.BW$2]))&gt;0;1;0)*[.$O45]" office:value-type="float" office:value="0" calcext:value-type="float">
            <text:p/>
          </table:table-cell>
          <table:table-cell table:formula="of:=IF(BITAND([.$Q45];BITLSHIFT(1;[.BX$2]))&gt;0;1;0)*[.$O45]" office:value-type="float" office:value="0" calcext:value-type="float">
            <text:p/>
          </table:table-cell>
          <table:table-cell table:formula="of:=IF(BITAND([.$Q45];BITLSHIFT(1;[.BY$2]))&gt;0;1;0)*[.$O45]" office:value-type="float" office:value="0" calcext:value-type="float">
            <text:p/>
          </table:table-cell>
          <table:table-cell table:formula="of:=IF(BITAND([.$Q45];BITLSHIFT(1;[.BZ$2]))&gt;0;1;0)*[.$O45]" office:value-type="float" office:value="0" calcext:value-type="float">
            <text:p/>
          </table:table-cell>
          <table:table-cell table:formula="of:=IF(BITAND([.$Q45];BITLSHIFT(1;[.CA$2]))&gt;0;1;0)*[.$O45]" office:value-type="float" office:value="0" calcext:value-type="float">
            <text:p/>
          </table:table-cell>
          <table:table-cell table:formula="of:=IF(BITAND([.$Q45];BITLSHIFT(1;[.CB$2]))&gt;0;1;0)*[.$O45]" office:value-type="float" office:value="0" calcext:value-type="float">
            <text:p/>
          </table:table-cell>
          <table:table-cell table:formula="of:=IF(BITAND([.$Q45];BITLSHIFT(1;[.CC$2]))&gt;0;1;0)*[.$O45]" office:value-type="float" office:value="0" calcext:value-type="float">
            <text:p/>
          </table:table-cell>
          <table:table-cell table:formula="of:=IF(BITAND([.$Q45];BITLSHIFT(1;[.CD$2]))&gt;0;1;0)*[.$O4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6];10) ;16)" office:value-type="float" office:value="0" calcext:value-type="float">
            <text:p/>
          </table:table-cell>
          <table:table-cell table:formula="of:=DECIMAL(RIGHT([.N46];8) ;16)" office:value-type="float" office:value="0" calcext:value-type="float">
            <text:p/>
          </table:table-cell>
          <table:table-cell table:formula="of:=IF(BITAND([.$R46];BITLSHIFT(1;[.S$2]))&gt;0;1;0)*[.$O46]" office:value-type="float" office:value="0" calcext:value-type="float">
            <text:p/>
          </table:table-cell>
          <table:table-cell table:formula="of:=IF(BITAND([.$R46];BITLSHIFT(1;[.T$2]))&gt;0;1;0)*[.$O46]" office:value-type="float" office:value="0" calcext:value-type="float">
            <text:p/>
          </table:table-cell>
          <table:table-cell table:formula="of:=IF(BITAND([.$R46];BITLSHIFT(1;[.U$2]))&gt;0;1;0)*[.$O46]" office:value-type="float" office:value="0" calcext:value-type="float">
            <text:p/>
          </table:table-cell>
          <table:table-cell table:formula="of:=IF(BITAND([.$R46];BITLSHIFT(1;[.V$2]))&gt;0;1;0)*[.$O46]" office:value-type="float" office:value="0" calcext:value-type="float">
            <text:p/>
          </table:table-cell>
          <table:table-cell table:formula="of:=IF(BITAND([.$R46];BITLSHIFT(1;[.W$2]))&gt;0;1;0)*[.$O46]" office:value-type="float" office:value="0" calcext:value-type="float">
            <text:p/>
          </table:table-cell>
          <table:table-cell table:formula="of:=IF(BITAND([.$R46];BITLSHIFT(1;[.X$2]))&gt;0;1;0)*[.$O46]" office:value-type="float" office:value="0" calcext:value-type="float">
            <text:p/>
          </table:table-cell>
          <table:table-cell table:formula="of:=IF(BITAND([.$R46];BITLSHIFT(1;[.Y$2]))&gt;0;1;0)*[.$O46]" office:value-type="float" office:value="0" calcext:value-type="float">
            <text:p/>
          </table:table-cell>
          <table:table-cell table:formula="of:=IF(BITAND([.$R46];BITLSHIFT(1;[.Z$2]))&gt;0;1;0)*[.$O46]" office:value-type="float" office:value="0" calcext:value-type="float">
            <text:p/>
          </table:table-cell>
          <table:table-cell table:formula="of:=IF(BITAND([.$R46];BITLSHIFT(1;[.AA$2]))&gt;0;1;0)*[.$O46]" office:value-type="float" office:value="0" calcext:value-type="float">
            <text:p/>
          </table:table-cell>
          <table:table-cell table:formula="of:=IF(BITAND([.$R46];BITLSHIFT(1;[.AB$2]))&gt;0;1;0)*[.$O46]" office:value-type="float" office:value="0" calcext:value-type="float">
            <text:p/>
          </table:table-cell>
          <table:table-cell table:formula="of:=IF(BITAND([.$R46];BITLSHIFT(1;[.AC$2]))&gt;0;1;0)*[.$O46]" office:value-type="float" office:value="0" calcext:value-type="float">
            <text:p/>
          </table:table-cell>
          <table:table-cell table:formula="of:=IF(BITAND([.$R46];BITLSHIFT(1;[.AD$2]))&gt;0;1;0)*[.$O46]" office:value-type="float" office:value="0" calcext:value-type="float">
            <text:p/>
          </table:table-cell>
          <table:table-cell table:formula="of:=IF(BITAND([.$R46];BITLSHIFT(1;[.AE$2]))&gt;0;1;0)*[.$O46]" office:value-type="float" office:value="0" calcext:value-type="float">
            <text:p/>
          </table:table-cell>
          <table:table-cell table:formula="of:=IF(BITAND([.$R46];BITLSHIFT(1;[.AF$2]))&gt;0;1;0)*[.$O46]" office:value-type="float" office:value="0" calcext:value-type="float">
            <text:p/>
          </table:table-cell>
          <table:table-cell table:formula="of:=IF(BITAND([.$R46];BITLSHIFT(1;[.AG$2]))&gt;0;1;0)*[.$O46]" office:value-type="float" office:value="0" calcext:value-type="float">
            <text:p/>
          </table:table-cell>
          <table:table-cell table:formula="of:=IF(BITAND([.$R46];BITLSHIFT(1;[.AH$2]))&gt;0;1;0)*[.$O46]" office:value-type="float" office:value="0" calcext:value-type="float">
            <text:p/>
          </table:table-cell>
          <table:table-cell table:formula="of:=IF(BITAND([.$R46];BITLSHIFT(1;[.AI$2]))&gt;0;1;0)*[.$O46]" office:value-type="float" office:value="0" calcext:value-type="float">
            <text:p/>
          </table:table-cell>
          <table:table-cell table:formula="of:=IF(BITAND([.$R46];BITLSHIFT(1;[.AJ$2]))&gt;0;1;0)*[.$O46]" office:value-type="float" office:value="0" calcext:value-type="float">
            <text:p/>
          </table:table-cell>
          <table:table-cell table:formula="of:=IF(BITAND([.$R46];BITLSHIFT(1;[.AK$2]))&gt;0;1;0)*[.$O46]" office:value-type="float" office:value="0" calcext:value-type="float">
            <text:p/>
          </table:table-cell>
          <table:table-cell table:formula="of:=IF(BITAND([.$R46];BITLSHIFT(1;[.AL$2]))&gt;0;1;0)*[.$O46]" office:value-type="float" office:value="0" calcext:value-type="float">
            <text:p/>
          </table:table-cell>
          <table:table-cell table:formula="of:=IF(BITAND([.$R46];BITLSHIFT(1;[.AM$2]))&gt;0;1;0)*[.$O46]" office:value-type="float" office:value="0" calcext:value-type="float">
            <text:p/>
          </table:table-cell>
          <table:table-cell table:formula="of:=IF(BITAND([.$R46];BITLSHIFT(1;[.AN$2]))&gt;0;1;0)*[.$O46]" office:value-type="float" office:value="0" calcext:value-type="float">
            <text:p/>
          </table:table-cell>
          <table:table-cell table:formula="of:=IF(BITAND([.$R46];BITLSHIFT(1;[.AO$2]))&gt;0;1;0)*[.$O46]" office:value-type="float" office:value="0" calcext:value-type="float">
            <text:p/>
          </table:table-cell>
          <table:table-cell table:formula="of:=IF(BITAND([.$R46];BITLSHIFT(1;[.AP$2]))&gt;0;1;0)*[.$O46]" office:value-type="float" office:value="0" calcext:value-type="float">
            <text:p/>
          </table:table-cell>
          <table:table-cell table:formula="of:=IF(BITAND([.$R46];BITLSHIFT(1;[.AQ$2]))&gt;0;1;0)*[.$O46]" office:value-type="float" office:value="0" calcext:value-type="float">
            <text:p/>
          </table:table-cell>
          <table:table-cell table:formula="of:=IF(BITAND([.$R46];BITLSHIFT(1;[.AR$2]))&gt;0;1;0)*[.$O46]" office:value-type="float" office:value="0" calcext:value-type="float">
            <text:p/>
          </table:table-cell>
          <table:table-cell table:formula="of:=IF(BITAND([.$R46];BITLSHIFT(1;[.AS$2]))&gt;0;1;0)*[.$O46]" office:value-type="float" office:value="0" calcext:value-type="float">
            <text:p/>
          </table:table-cell>
          <table:table-cell table:formula="of:=IF(BITAND([.$R46];BITLSHIFT(1;[.AT$2]))&gt;0;1;0)*[.$O46]" office:value-type="float" office:value="0" calcext:value-type="float">
            <text:p/>
          </table:table-cell>
          <table:table-cell table:formula="of:=IF(BITAND([.$R46];BITLSHIFT(1;[.AU$2]))&gt;0;1;0)*[.$O46]" office:value-type="float" office:value="0" calcext:value-type="float">
            <text:p/>
          </table:table-cell>
          <table:table-cell table:formula="of:=IF(BITAND([.$R46];BITLSHIFT(1;[.AV$2]))&gt;0;1;0)*[.$O46]" office:value-type="float" office:value="0" calcext:value-type="float">
            <text:p/>
          </table:table-cell>
          <table:table-cell table:formula="of:=IF(BITAND([.$R46];BITLSHIFT(1;[.AW$2]))&gt;0;1;0)*[.$O46]" office:value-type="float" office:value="0" calcext:value-type="float">
            <text:p/>
          </table:table-cell>
          <table:table-cell table:formula="of:=IF(BITAND([.$R46];BITLSHIFT(1;[.AX$2]))&gt;0;1;0)*[.$O46]" office:value-type="float" office:value="0" calcext:value-type="float">
            <text:p/>
          </table:table-cell>
          <table:table-cell table:formula="of:=IF(BITAND([.$Q46];BITLSHIFT(1;[.AY$2]))&gt;0;1;0)*[.$O46]" office:value-type="float" office:value="0" calcext:value-type="float">
            <text:p/>
          </table:table-cell>
          <table:table-cell table:formula="of:=IF(BITAND([.$Q46];BITLSHIFT(1;[.AZ$2]))&gt;0;1;0)*[.$O46]" office:value-type="float" office:value="0" calcext:value-type="float">
            <text:p/>
          </table:table-cell>
          <table:table-cell table:formula="of:=IF(BITAND([.$Q46];BITLSHIFT(1;[.BA$2]))&gt;0;1;0)*[.$O46]" office:value-type="float" office:value="0" calcext:value-type="float">
            <text:p/>
          </table:table-cell>
          <table:table-cell table:formula="of:=IF(BITAND([.$Q46];BITLSHIFT(1;[.BB$2]))&gt;0;1;0)*[.$O46]" office:value-type="float" office:value="0" calcext:value-type="float">
            <text:p/>
          </table:table-cell>
          <table:table-cell table:formula="of:=IF(BITAND([.$Q46];BITLSHIFT(1;[.BC$2]))&gt;0;1;0)*[.$O46]" office:value-type="float" office:value="0" calcext:value-type="float">
            <text:p/>
          </table:table-cell>
          <table:table-cell table:formula="of:=IF(BITAND([.$Q46];BITLSHIFT(1;[.BD$2]))&gt;0;1;0)*[.$O46]" office:value-type="float" office:value="0" calcext:value-type="float">
            <text:p/>
          </table:table-cell>
          <table:table-cell table:formula="of:=IF(BITAND([.$Q46];BITLSHIFT(1;[.BE$2]))&gt;0;1;0)*[.$O46]" office:value-type="float" office:value="0" calcext:value-type="float">
            <text:p/>
          </table:table-cell>
          <table:table-cell table:formula="of:=IF(BITAND([.$Q46];BITLSHIFT(1;[.BF$2]))&gt;0;1;0)*[.$O46]" office:value-type="float" office:value="0" calcext:value-type="float">
            <text:p/>
          </table:table-cell>
          <table:table-cell table:formula="of:=IF(BITAND([.$Q46];BITLSHIFT(1;[.BG$2]))&gt;0;1;0)*[.$O46]" office:value-type="float" office:value="0" calcext:value-type="float">
            <text:p/>
          </table:table-cell>
          <table:table-cell table:formula="of:=IF(BITAND([.$Q46];BITLSHIFT(1;[.BH$2]))&gt;0;1;0)*[.$O46]" office:value-type="float" office:value="0" calcext:value-type="float">
            <text:p/>
          </table:table-cell>
          <table:table-cell table:formula="of:=IF(BITAND([.$Q46];BITLSHIFT(1;[.BI$2]))&gt;0;1;0)*[.$O46]" office:value-type="float" office:value="0" calcext:value-type="float">
            <text:p/>
          </table:table-cell>
          <table:table-cell table:formula="of:=IF(BITAND([.$Q46];BITLSHIFT(1;[.BJ$2]))&gt;0;1;0)*[.$O46]" office:value-type="float" office:value="0" calcext:value-type="float">
            <text:p/>
          </table:table-cell>
          <table:table-cell table:formula="of:=IF(BITAND([.$Q46];BITLSHIFT(1;[.BK$2]))&gt;0;1;0)*[.$O46]" office:value-type="float" office:value="0" calcext:value-type="float">
            <text:p/>
          </table:table-cell>
          <table:table-cell table:formula="of:=IF(BITAND([.$Q46];BITLSHIFT(1;[.BL$2]))&gt;0;1;0)*[.$O46]" office:value-type="float" office:value="0" calcext:value-type="float">
            <text:p/>
          </table:table-cell>
          <table:table-cell table:formula="of:=IF(BITAND([.$Q46];BITLSHIFT(1;[.BM$2]))&gt;0;1;0)*[.$O46]" office:value-type="float" office:value="0" calcext:value-type="float">
            <text:p/>
          </table:table-cell>
          <table:table-cell table:formula="of:=IF(BITAND([.$Q46];BITLSHIFT(1;[.BN$2]))&gt;0;1;0)*[.$O46]" office:value-type="float" office:value="0" calcext:value-type="float">
            <text:p/>
          </table:table-cell>
          <table:table-cell table:formula="of:=IF(BITAND([.$Q46];BITLSHIFT(1;[.BO$2]))&gt;0;1;0)*[.$O46]" office:value-type="float" office:value="0" calcext:value-type="float">
            <text:p/>
          </table:table-cell>
          <table:table-cell table:formula="of:=IF(BITAND([.$Q46];BITLSHIFT(1;[.BP$2]))&gt;0;1;0)*[.$O46]" office:value-type="float" office:value="0" calcext:value-type="float">
            <text:p/>
          </table:table-cell>
          <table:table-cell table:formula="of:=IF(BITAND([.$Q46];BITLSHIFT(1;[.BQ$2]))&gt;0;1;0)*[.$O46]" office:value-type="float" office:value="0" calcext:value-type="float">
            <text:p/>
          </table:table-cell>
          <table:table-cell table:formula="of:=IF(BITAND([.$Q46];BITLSHIFT(1;[.BR$2]))&gt;0;1;0)*[.$O46]" office:value-type="float" office:value="0" calcext:value-type="float">
            <text:p/>
          </table:table-cell>
          <table:table-cell table:formula="of:=IF(BITAND([.$Q46];BITLSHIFT(1;[.BS$2]))&gt;0;1;0)*[.$O46]" office:value-type="float" office:value="0" calcext:value-type="float">
            <text:p/>
          </table:table-cell>
          <table:table-cell table:formula="of:=IF(BITAND([.$Q46];BITLSHIFT(1;[.BT$2]))&gt;0;1;0)*[.$O46]" office:value-type="float" office:value="0" calcext:value-type="float">
            <text:p/>
          </table:table-cell>
          <table:table-cell table:formula="of:=IF(BITAND([.$Q46];BITLSHIFT(1;[.BU$2]))&gt;0;1;0)*[.$O46]" office:value-type="float" office:value="0" calcext:value-type="float">
            <text:p/>
          </table:table-cell>
          <table:table-cell table:formula="of:=IF(BITAND([.$Q46];BITLSHIFT(1;[.BV$2]))&gt;0;1;0)*[.$O46]" office:value-type="float" office:value="0" calcext:value-type="float">
            <text:p/>
          </table:table-cell>
          <table:table-cell table:formula="of:=IF(BITAND([.$Q46];BITLSHIFT(1;[.BW$2]))&gt;0;1;0)*[.$O46]" office:value-type="float" office:value="0" calcext:value-type="float">
            <text:p/>
          </table:table-cell>
          <table:table-cell table:formula="of:=IF(BITAND([.$Q46];BITLSHIFT(1;[.BX$2]))&gt;0;1;0)*[.$O46]" office:value-type="float" office:value="0" calcext:value-type="float">
            <text:p/>
          </table:table-cell>
          <table:table-cell table:formula="of:=IF(BITAND([.$Q46];BITLSHIFT(1;[.BY$2]))&gt;0;1;0)*[.$O46]" office:value-type="float" office:value="0" calcext:value-type="float">
            <text:p/>
          </table:table-cell>
          <table:table-cell table:formula="of:=IF(BITAND([.$Q46];BITLSHIFT(1;[.BZ$2]))&gt;0;1;0)*[.$O46]" office:value-type="float" office:value="0" calcext:value-type="float">
            <text:p/>
          </table:table-cell>
          <table:table-cell table:formula="of:=IF(BITAND([.$Q46];BITLSHIFT(1;[.CA$2]))&gt;0;1;0)*[.$O46]" office:value-type="float" office:value="0" calcext:value-type="float">
            <text:p/>
          </table:table-cell>
          <table:table-cell table:formula="of:=IF(BITAND([.$Q46];BITLSHIFT(1;[.CB$2]))&gt;0;1;0)*[.$O46]" office:value-type="float" office:value="0" calcext:value-type="float">
            <text:p/>
          </table:table-cell>
          <table:table-cell table:formula="of:=IF(BITAND([.$Q46];BITLSHIFT(1;[.CC$2]))&gt;0;1;0)*[.$O46]" office:value-type="float" office:value="0" calcext:value-type="float">
            <text:p/>
          </table:table-cell>
          <table:table-cell table:formula="of:=IF(BITAND([.$Q46];BITLSHIFT(1;[.CD$2]))&gt;0;1;0)*[.$O4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7];10) ;16)" office:value-type="float" office:value="0" calcext:value-type="float">
            <text:p/>
          </table:table-cell>
          <table:table-cell table:formula="of:=DECIMAL(RIGHT([.N47];8) ;16)" office:value-type="float" office:value="0" calcext:value-type="float">
            <text:p/>
          </table:table-cell>
          <table:table-cell table:formula="of:=IF(BITAND([.$R47];BITLSHIFT(1;[.S$2]))&gt;0;1;0)*[.$O47]" office:value-type="float" office:value="0" calcext:value-type="float">
            <text:p/>
          </table:table-cell>
          <table:table-cell table:formula="of:=IF(BITAND([.$R47];BITLSHIFT(1;[.T$2]))&gt;0;1;0)*[.$O47]" office:value-type="float" office:value="0" calcext:value-type="float">
            <text:p/>
          </table:table-cell>
          <table:table-cell table:formula="of:=IF(BITAND([.$R47];BITLSHIFT(1;[.U$2]))&gt;0;1;0)*[.$O47]" office:value-type="float" office:value="0" calcext:value-type="float">
            <text:p/>
          </table:table-cell>
          <table:table-cell table:formula="of:=IF(BITAND([.$R47];BITLSHIFT(1;[.V$2]))&gt;0;1;0)*[.$O47]" office:value-type="float" office:value="0" calcext:value-type="float">
            <text:p/>
          </table:table-cell>
          <table:table-cell table:formula="of:=IF(BITAND([.$R47];BITLSHIFT(1;[.W$2]))&gt;0;1;0)*[.$O47]" office:value-type="float" office:value="0" calcext:value-type="float">
            <text:p/>
          </table:table-cell>
          <table:table-cell table:formula="of:=IF(BITAND([.$R47];BITLSHIFT(1;[.X$2]))&gt;0;1;0)*[.$O47]" office:value-type="float" office:value="0" calcext:value-type="float">
            <text:p/>
          </table:table-cell>
          <table:table-cell table:formula="of:=IF(BITAND([.$R47];BITLSHIFT(1;[.Y$2]))&gt;0;1;0)*[.$O47]" office:value-type="float" office:value="0" calcext:value-type="float">
            <text:p/>
          </table:table-cell>
          <table:table-cell table:formula="of:=IF(BITAND([.$R47];BITLSHIFT(1;[.Z$2]))&gt;0;1;0)*[.$O47]" office:value-type="float" office:value="0" calcext:value-type="float">
            <text:p/>
          </table:table-cell>
          <table:table-cell table:formula="of:=IF(BITAND([.$R47];BITLSHIFT(1;[.AA$2]))&gt;0;1;0)*[.$O47]" office:value-type="float" office:value="0" calcext:value-type="float">
            <text:p/>
          </table:table-cell>
          <table:table-cell table:formula="of:=IF(BITAND([.$R47];BITLSHIFT(1;[.AB$2]))&gt;0;1;0)*[.$O47]" office:value-type="float" office:value="0" calcext:value-type="float">
            <text:p/>
          </table:table-cell>
          <table:table-cell table:formula="of:=IF(BITAND([.$R47];BITLSHIFT(1;[.AC$2]))&gt;0;1;0)*[.$O47]" office:value-type="float" office:value="0" calcext:value-type="float">
            <text:p/>
          </table:table-cell>
          <table:table-cell table:formula="of:=IF(BITAND([.$R47];BITLSHIFT(1;[.AD$2]))&gt;0;1;0)*[.$O47]" office:value-type="float" office:value="0" calcext:value-type="float">
            <text:p/>
          </table:table-cell>
          <table:table-cell table:formula="of:=IF(BITAND([.$R47];BITLSHIFT(1;[.AE$2]))&gt;0;1;0)*[.$O47]" office:value-type="float" office:value="0" calcext:value-type="float">
            <text:p/>
          </table:table-cell>
          <table:table-cell table:formula="of:=IF(BITAND([.$R47];BITLSHIFT(1;[.AF$2]))&gt;0;1;0)*[.$O47]" office:value-type="float" office:value="0" calcext:value-type="float">
            <text:p/>
          </table:table-cell>
          <table:table-cell table:formula="of:=IF(BITAND([.$R47];BITLSHIFT(1;[.AG$2]))&gt;0;1;0)*[.$O47]" office:value-type="float" office:value="0" calcext:value-type="float">
            <text:p/>
          </table:table-cell>
          <table:table-cell table:formula="of:=IF(BITAND([.$R47];BITLSHIFT(1;[.AH$2]))&gt;0;1;0)*[.$O47]" office:value-type="float" office:value="0" calcext:value-type="float">
            <text:p/>
          </table:table-cell>
          <table:table-cell table:formula="of:=IF(BITAND([.$R47];BITLSHIFT(1;[.AI$2]))&gt;0;1;0)*[.$O47]" office:value-type="float" office:value="0" calcext:value-type="float">
            <text:p/>
          </table:table-cell>
          <table:table-cell table:formula="of:=IF(BITAND([.$R47];BITLSHIFT(1;[.AJ$2]))&gt;0;1;0)*[.$O47]" office:value-type="float" office:value="0" calcext:value-type="float">
            <text:p/>
          </table:table-cell>
          <table:table-cell table:formula="of:=IF(BITAND([.$R47];BITLSHIFT(1;[.AK$2]))&gt;0;1;0)*[.$O47]" office:value-type="float" office:value="0" calcext:value-type="float">
            <text:p/>
          </table:table-cell>
          <table:table-cell table:formula="of:=IF(BITAND([.$R47];BITLSHIFT(1;[.AL$2]))&gt;0;1;0)*[.$O47]" office:value-type="float" office:value="0" calcext:value-type="float">
            <text:p/>
          </table:table-cell>
          <table:table-cell table:formula="of:=IF(BITAND([.$R47];BITLSHIFT(1;[.AM$2]))&gt;0;1;0)*[.$O47]" office:value-type="float" office:value="0" calcext:value-type="float">
            <text:p/>
          </table:table-cell>
          <table:table-cell table:formula="of:=IF(BITAND([.$R47];BITLSHIFT(1;[.AN$2]))&gt;0;1;0)*[.$O47]" office:value-type="float" office:value="0" calcext:value-type="float">
            <text:p/>
          </table:table-cell>
          <table:table-cell table:formula="of:=IF(BITAND([.$R47];BITLSHIFT(1;[.AO$2]))&gt;0;1;0)*[.$O47]" office:value-type="float" office:value="0" calcext:value-type="float">
            <text:p/>
          </table:table-cell>
          <table:table-cell table:formula="of:=IF(BITAND([.$R47];BITLSHIFT(1;[.AP$2]))&gt;0;1;0)*[.$O47]" office:value-type="float" office:value="0" calcext:value-type="float">
            <text:p/>
          </table:table-cell>
          <table:table-cell table:formula="of:=IF(BITAND([.$R47];BITLSHIFT(1;[.AQ$2]))&gt;0;1;0)*[.$O47]" office:value-type="float" office:value="0" calcext:value-type="float">
            <text:p/>
          </table:table-cell>
          <table:table-cell table:formula="of:=IF(BITAND([.$R47];BITLSHIFT(1;[.AR$2]))&gt;0;1;0)*[.$O47]" office:value-type="float" office:value="0" calcext:value-type="float">
            <text:p/>
          </table:table-cell>
          <table:table-cell table:formula="of:=IF(BITAND([.$R47];BITLSHIFT(1;[.AS$2]))&gt;0;1;0)*[.$O47]" office:value-type="float" office:value="0" calcext:value-type="float">
            <text:p/>
          </table:table-cell>
          <table:table-cell table:formula="of:=IF(BITAND([.$R47];BITLSHIFT(1;[.AT$2]))&gt;0;1;0)*[.$O47]" office:value-type="float" office:value="0" calcext:value-type="float">
            <text:p/>
          </table:table-cell>
          <table:table-cell table:formula="of:=IF(BITAND([.$R47];BITLSHIFT(1;[.AU$2]))&gt;0;1;0)*[.$O47]" office:value-type="float" office:value="0" calcext:value-type="float">
            <text:p/>
          </table:table-cell>
          <table:table-cell table:formula="of:=IF(BITAND([.$R47];BITLSHIFT(1;[.AV$2]))&gt;0;1;0)*[.$O47]" office:value-type="float" office:value="0" calcext:value-type="float">
            <text:p/>
          </table:table-cell>
          <table:table-cell table:formula="of:=IF(BITAND([.$R47];BITLSHIFT(1;[.AW$2]))&gt;0;1;0)*[.$O47]" office:value-type="float" office:value="0" calcext:value-type="float">
            <text:p/>
          </table:table-cell>
          <table:table-cell table:formula="of:=IF(BITAND([.$R47];BITLSHIFT(1;[.AX$2]))&gt;0;1;0)*[.$O47]" office:value-type="float" office:value="0" calcext:value-type="float">
            <text:p/>
          </table:table-cell>
          <table:table-cell table:formula="of:=IF(BITAND([.$Q47];BITLSHIFT(1;[.AY$2]))&gt;0;1;0)*[.$O47]" office:value-type="float" office:value="0" calcext:value-type="float">
            <text:p/>
          </table:table-cell>
          <table:table-cell table:formula="of:=IF(BITAND([.$Q47];BITLSHIFT(1;[.AZ$2]))&gt;0;1;0)*[.$O47]" office:value-type="float" office:value="0" calcext:value-type="float">
            <text:p/>
          </table:table-cell>
          <table:table-cell table:formula="of:=IF(BITAND([.$Q47];BITLSHIFT(1;[.BA$2]))&gt;0;1;0)*[.$O47]" office:value-type="float" office:value="0" calcext:value-type="float">
            <text:p/>
          </table:table-cell>
          <table:table-cell table:formula="of:=IF(BITAND([.$Q47];BITLSHIFT(1;[.BB$2]))&gt;0;1;0)*[.$O47]" office:value-type="float" office:value="0" calcext:value-type="float">
            <text:p/>
          </table:table-cell>
          <table:table-cell table:formula="of:=IF(BITAND([.$Q47];BITLSHIFT(1;[.BC$2]))&gt;0;1;0)*[.$O47]" office:value-type="float" office:value="0" calcext:value-type="float">
            <text:p/>
          </table:table-cell>
          <table:table-cell table:formula="of:=IF(BITAND([.$Q47];BITLSHIFT(1;[.BD$2]))&gt;0;1;0)*[.$O47]" office:value-type="float" office:value="0" calcext:value-type="float">
            <text:p/>
          </table:table-cell>
          <table:table-cell table:formula="of:=IF(BITAND([.$Q47];BITLSHIFT(1;[.BE$2]))&gt;0;1;0)*[.$O47]" office:value-type="float" office:value="0" calcext:value-type="float">
            <text:p/>
          </table:table-cell>
          <table:table-cell table:formula="of:=IF(BITAND([.$Q47];BITLSHIFT(1;[.BF$2]))&gt;0;1;0)*[.$O47]" office:value-type="float" office:value="0" calcext:value-type="float">
            <text:p/>
          </table:table-cell>
          <table:table-cell table:formula="of:=IF(BITAND([.$Q47];BITLSHIFT(1;[.BG$2]))&gt;0;1;0)*[.$O47]" office:value-type="float" office:value="0" calcext:value-type="float">
            <text:p/>
          </table:table-cell>
          <table:table-cell table:formula="of:=IF(BITAND([.$Q47];BITLSHIFT(1;[.BH$2]))&gt;0;1;0)*[.$O47]" office:value-type="float" office:value="0" calcext:value-type="float">
            <text:p/>
          </table:table-cell>
          <table:table-cell table:formula="of:=IF(BITAND([.$Q47];BITLSHIFT(1;[.BI$2]))&gt;0;1;0)*[.$O47]" office:value-type="float" office:value="0" calcext:value-type="float">
            <text:p/>
          </table:table-cell>
          <table:table-cell table:formula="of:=IF(BITAND([.$Q47];BITLSHIFT(1;[.BJ$2]))&gt;0;1;0)*[.$O47]" office:value-type="float" office:value="0" calcext:value-type="float">
            <text:p/>
          </table:table-cell>
          <table:table-cell table:formula="of:=IF(BITAND([.$Q47];BITLSHIFT(1;[.BK$2]))&gt;0;1;0)*[.$O47]" office:value-type="float" office:value="0" calcext:value-type="float">
            <text:p/>
          </table:table-cell>
          <table:table-cell table:formula="of:=IF(BITAND([.$Q47];BITLSHIFT(1;[.BL$2]))&gt;0;1;0)*[.$O47]" office:value-type="float" office:value="0" calcext:value-type="float">
            <text:p/>
          </table:table-cell>
          <table:table-cell table:formula="of:=IF(BITAND([.$Q47];BITLSHIFT(1;[.BM$2]))&gt;0;1;0)*[.$O47]" office:value-type="float" office:value="0" calcext:value-type="float">
            <text:p/>
          </table:table-cell>
          <table:table-cell table:formula="of:=IF(BITAND([.$Q47];BITLSHIFT(1;[.BN$2]))&gt;0;1;0)*[.$O47]" office:value-type="float" office:value="0" calcext:value-type="float">
            <text:p/>
          </table:table-cell>
          <table:table-cell table:formula="of:=IF(BITAND([.$Q47];BITLSHIFT(1;[.BO$2]))&gt;0;1;0)*[.$O47]" office:value-type="float" office:value="0" calcext:value-type="float">
            <text:p/>
          </table:table-cell>
          <table:table-cell table:formula="of:=IF(BITAND([.$Q47];BITLSHIFT(1;[.BP$2]))&gt;0;1;0)*[.$O47]" office:value-type="float" office:value="0" calcext:value-type="float">
            <text:p/>
          </table:table-cell>
          <table:table-cell table:formula="of:=IF(BITAND([.$Q47];BITLSHIFT(1;[.BQ$2]))&gt;0;1;0)*[.$O47]" office:value-type="float" office:value="0" calcext:value-type="float">
            <text:p/>
          </table:table-cell>
          <table:table-cell table:formula="of:=IF(BITAND([.$Q47];BITLSHIFT(1;[.BR$2]))&gt;0;1;0)*[.$O47]" office:value-type="float" office:value="0" calcext:value-type="float">
            <text:p/>
          </table:table-cell>
          <table:table-cell table:formula="of:=IF(BITAND([.$Q47];BITLSHIFT(1;[.BS$2]))&gt;0;1;0)*[.$O47]" office:value-type="float" office:value="0" calcext:value-type="float">
            <text:p/>
          </table:table-cell>
          <table:table-cell table:formula="of:=IF(BITAND([.$Q47];BITLSHIFT(1;[.BT$2]))&gt;0;1;0)*[.$O47]" office:value-type="float" office:value="0" calcext:value-type="float">
            <text:p/>
          </table:table-cell>
          <table:table-cell table:formula="of:=IF(BITAND([.$Q47];BITLSHIFT(1;[.BU$2]))&gt;0;1;0)*[.$O47]" office:value-type="float" office:value="0" calcext:value-type="float">
            <text:p/>
          </table:table-cell>
          <table:table-cell table:formula="of:=IF(BITAND([.$Q47];BITLSHIFT(1;[.BV$2]))&gt;0;1;0)*[.$O47]" office:value-type="float" office:value="0" calcext:value-type="float">
            <text:p/>
          </table:table-cell>
          <table:table-cell table:formula="of:=IF(BITAND([.$Q47];BITLSHIFT(1;[.BW$2]))&gt;0;1;0)*[.$O47]" office:value-type="float" office:value="0" calcext:value-type="float">
            <text:p/>
          </table:table-cell>
          <table:table-cell table:formula="of:=IF(BITAND([.$Q47];BITLSHIFT(1;[.BX$2]))&gt;0;1;0)*[.$O47]" office:value-type="float" office:value="0" calcext:value-type="float">
            <text:p/>
          </table:table-cell>
          <table:table-cell table:formula="of:=IF(BITAND([.$Q47];BITLSHIFT(1;[.BY$2]))&gt;0;1;0)*[.$O47]" office:value-type="float" office:value="0" calcext:value-type="float">
            <text:p/>
          </table:table-cell>
          <table:table-cell table:formula="of:=IF(BITAND([.$Q47];BITLSHIFT(1;[.BZ$2]))&gt;0;1;0)*[.$O47]" office:value-type="float" office:value="0" calcext:value-type="float">
            <text:p/>
          </table:table-cell>
          <table:table-cell table:formula="of:=IF(BITAND([.$Q47];BITLSHIFT(1;[.CA$2]))&gt;0;1;0)*[.$O47]" office:value-type="float" office:value="0" calcext:value-type="float">
            <text:p/>
          </table:table-cell>
          <table:table-cell table:formula="of:=IF(BITAND([.$Q47];BITLSHIFT(1;[.CB$2]))&gt;0;1;0)*[.$O47]" office:value-type="float" office:value="0" calcext:value-type="float">
            <text:p/>
          </table:table-cell>
          <table:table-cell table:formula="of:=IF(BITAND([.$Q47];BITLSHIFT(1;[.CC$2]))&gt;0;1;0)*[.$O47]" office:value-type="float" office:value="0" calcext:value-type="float">
            <text:p/>
          </table:table-cell>
          <table:table-cell table:formula="of:=IF(BITAND([.$Q47];BITLSHIFT(1;[.CD$2]))&gt;0;1;0)*[.$O4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8];10) ;16)" office:value-type="float" office:value="0" calcext:value-type="float">
            <text:p/>
          </table:table-cell>
          <table:table-cell table:formula="of:=DECIMAL(RIGHT([.N48];8) ;16)" office:value-type="float" office:value="0" calcext:value-type="float">
            <text:p/>
          </table:table-cell>
          <table:table-cell table:formula="of:=IF(BITAND([.$R48];BITLSHIFT(1;[.S$2]))&gt;0;1;0)*[.$O48]" office:value-type="float" office:value="0" calcext:value-type="float">
            <text:p/>
          </table:table-cell>
          <table:table-cell table:formula="of:=IF(BITAND([.$R48];BITLSHIFT(1;[.T$2]))&gt;0;1;0)*[.$O48]" office:value-type="float" office:value="0" calcext:value-type="float">
            <text:p/>
          </table:table-cell>
          <table:table-cell table:formula="of:=IF(BITAND([.$R48];BITLSHIFT(1;[.U$2]))&gt;0;1;0)*[.$O48]" office:value-type="float" office:value="0" calcext:value-type="float">
            <text:p/>
          </table:table-cell>
          <table:table-cell table:formula="of:=IF(BITAND([.$R48];BITLSHIFT(1;[.V$2]))&gt;0;1;0)*[.$O48]" office:value-type="float" office:value="0" calcext:value-type="float">
            <text:p/>
          </table:table-cell>
          <table:table-cell table:formula="of:=IF(BITAND([.$R48];BITLSHIFT(1;[.W$2]))&gt;0;1;0)*[.$O48]" office:value-type="float" office:value="0" calcext:value-type="float">
            <text:p/>
          </table:table-cell>
          <table:table-cell table:formula="of:=IF(BITAND([.$R48];BITLSHIFT(1;[.X$2]))&gt;0;1;0)*[.$O48]" office:value-type="float" office:value="0" calcext:value-type="float">
            <text:p/>
          </table:table-cell>
          <table:table-cell table:formula="of:=IF(BITAND([.$R48];BITLSHIFT(1;[.Y$2]))&gt;0;1;0)*[.$O48]" office:value-type="float" office:value="0" calcext:value-type="float">
            <text:p/>
          </table:table-cell>
          <table:table-cell table:formula="of:=IF(BITAND([.$R48];BITLSHIFT(1;[.Z$2]))&gt;0;1;0)*[.$O48]" office:value-type="float" office:value="0" calcext:value-type="float">
            <text:p/>
          </table:table-cell>
          <table:table-cell table:formula="of:=IF(BITAND([.$R48];BITLSHIFT(1;[.AA$2]))&gt;0;1;0)*[.$O48]" office:value-type="float" office:value="0" calcext:value-type="float">
            <text:p/>
          </table:table-cell>
          <table:table-cell table:formula="of:=IF(BITAND([.$R48];BITLSHIFT(1;[.AB$2]))&gt;0;1;0)*[.$O48]" office:value-type="float" office:value="0" calcext:value-type="float">
            <text:p/>
          </table:table-cell>
          <table:table-cell table:formula="of:=IF(BITAND([.$R48];BITLSHIFT(1;[.AC$2]))&gt;0;1;0)*[.$O48]" office:value-type="float" office:value="0" calcext:value-type="float">
            <text:p/>
          </table:table-cell>
          <table:table-cell table:formula="of:=IF(BITAND([.$R48];BITLSHIFT(1;[.AD$2]))&gt;0;1;0)*[.$O48]" office:value-type="float" office:value="0" calcext:value-type="float">
            <text:p/>
          </table:table-cell>
          <table:table-cell table:formula="of:=IF(BITAND([.$R48];BITLSHIFT(1;[.AE$2]))&gt;0;1;0)*[.$O48]" office:value-type="float" office:value="0" calcext:value-type="float">
            <text:p/>
          </table:table-cell>
          <table:table-cell table:formula="of:=IF(BITAND([.$R48];BITLSHIFT(1;[.AF$2]))&gt;0;1;0)*[.$O48]" office:value-type="float" office:value="0" calcext:value-type="float">
            <text:p/>
          </table:table-cell>
          <table:table-cell table:formula="of:=IF(BITAND([.$R48];BITLSHIFT(1;[.AG$2]))&gt;0;1;0)*[.$O48]" office:value-type="float" office:value="0" calcext:value-type="float">
            <text:p/>
          </table:table-cell>
          <table:table-cell table:formula="of:=IF(BITAND([.$R48];BITLSHIFT(1;[.AH$2]))&gt;0;1;0)*[.$O48]" office:value-type="float" office:value="0" calcext:value-type="float">
            <text:p/>
          </table:table-cell>
          <table:table-cell table:formula="of:=IF(BITAND([.$R48];BITLSHIFT(1;[.AI$2]))&gt;0;1;0)*[.$O48]" office:value-type="float" office:value="0" calcext:value-type="float">
            <text:p/>
          </table:table-cell>
          <table:table-cell table:formula="of:=IF(BITAND([.$R48];BITLSHIFT(1;[.AJ$2]))&gt;0;1;0)*[.$O48]" office:value-type="float" office:value="0" calcext:value-type="float">
            <text:p/>
          </table:table-cell>
          <table:table-cell table:formula="of:=IF(BITAND([.$R48];BITLSHIFT(1;[.AK$2]))&gt;0;1;0)*[.$O48]" office:value-type="float" office:value="0" calcext:value-type="float">
            <text:p/>
          </table:table-cell>
          <table:table-cell table:formula="of:=IF(BITAND([.$R48];BITLSHIFT(1;[.AL$2]))&gt;0;1;0)*[.$O48]" office:value-type="float" office:value="0" calcext:value-type="float">
            <text:p/>
          </table:table-cell>
          <table:table-cell table:formula="of:=IF(BITAND([.$R48];BITLSHIFT(1;[.AM$2]))&gt;0;1;0)*[.$O48]" office:value-type="float" office:value="0" calcext:value-type="float">
            <text:p/>
          </table:table-cell>
          <table:table-cell table:formula="of:=IF(BITAND([.$R48];BITLSHIFT(1;[.AN$2]))&gt;0;1;0)*[.$O48]" office:value-type="float" office:value="0" calcext:value-type="float">
            <text:p/>
          </table:table-cell>
          <table:table-cell table:formula="of:=IF(BITAND([.$R48];BITLSHIFT(1;[.AO$2]))&gt;0;1;0)*[.$O48]" office:value-type="float" office:value="0" calcext:value-type="float">
            <text:p/>
          </table:table-cell>
          <table:table-cell table:formula="of:=IF(BITAND([.$R48];BITLSHIFT(1;[.AP$2]))&gt;0;1;0)*[.$O48]" office:value-type="float" office:value="0" calcext:value-type="float">
            <text:p/>
          </table:table-cell>
          <table:table-cell table:formula="of:=IF(BITAND([.$R48];BITLSHIFT(1;[.AQ$2]))&gt;0;1;0)*[.$O48]" office:value-type="float" office:value="0" calcext:value-type="float">
            <text:p/>
          </table:table-cell>
          <table:table-cell table:formula="of:=IF(BITAND([.$R48];BITLSHIFT(1;[.AR$2]))&gt;0;1;0)*[.$O48]" office:value-type="float" office:value="0" calcext:value-type="float">
            <text:p/>
          </table:table-cell>
          <table:table-cell table:formula="of:=IF(BITAND([.$R48];BITLSHIFT(1;[.AS$2]))&gt;0;1;0)*[.$O48]" office:value-type="float" office:value="0" calcext:value-type="float">
            <text:p/>
          </table:table-cell>
          <table:table-cell table:formula="of:=IF(BITAND([.$R48];BITLSHIFT(1;[.AT$2]))&gt;0;1;0)*[.$O48]" office:value-type="float" office:value="0" calcext:value-type="float">
            <text:p/>
          </table:table-cell>
          <table:table-cell table:formula="of:=IF(BITAND([.$R48];BITLSHIFT(1;[.AU$2]))&gt;0;1;0)*[.$O48]" office:value-type="float" office:value="0" calcext:value-type="float">
            <text:p/>
          </table:table-cell>
          <table:table-cell table:formula="of:=IF(BITAND([.$R48];BITLSHIFT(1;[.AV$2]))&gt;0;1;0)*[.$O48]" office:value-type="float" office:value="0" calcext:value-type="float">
            <text:p/>
          </table:table-cell>
          <table:table-cell table:formula="of:=IF(BITAND([.$R48];BITLSHIFT(1;[.AW$2]))&gt;0;1;0)*[.$O48]" office:value-type="float" office:value="0" calcext:value-type="float">
            <text:p/>
          </table:table-cell>
          <table:table-cell table:formula="of:=IF(BITAND([.$R48];BITLSHIFT(1;[.AX$2]))&gt;0;1;0)*[.$O48]" office:value-type="float" office:value="0" calcext:value-type="float">
            <text:p/>
          </table:table-cell>
          <table:table-cell table:formula="of:=IF(BITAND([.$Q48];BITLSHIFT(1;[.AY$2]))&gt;0;1;0)*[.$O48]" office:value-type="float" office:value="0" calcext:value-type="float">
            <text:p/>
          </table:table-cell>
          <table:table-cell table:formula="of:=IF(BITAND([.$Q48];BITLSHIFT(1;[.AZ$2]))&gt;0;1;0)*[.$O48]" office:value-type="float" office:value="0" calcext:value-type="float">
            <text:p/>
          </table:table-cell>
          <table:table-cell table:formula="of:=IF(BITAND([.$Q48];BITLSHIFT(1;[.BA$2]))&gt;0;1;0)*[.$O48]" office:value-type="float" office:value="0" calcext:value-type="float">
            <text:p/>
          </table:table-cell>
          <table:table-cell table:formula="of:=IF(BITAND([.$Q48];BITLSHIFT(1;[.BB$2]))&gt;0;1;0)*[.$O48]" office:value-type="float" office:value="0" calcext:value-type="float">
            <text:p/>
          </table:table-cell>
          <table:table-cell table:formula="of:=IF(BITAND([.$Q48];BITLSHIFT(1;[.BC$2]))&gt;0;1;0)*[.$O48]" office:value-type="float" office:value="0" calcext:value-type="float">
            <text:p/>
          </table:table-cell>
          <table:table-cell table:formula="of:=IF(BITAND([.$Q48];BITLSHIFT(1;[.BD$2]))&gt;0;1;0)*[.$O48]" office:value-type="float" office:value="0" calcext:value-type="float">
            <text:p/>
          </table:table-cell>
          <table:table-cell table:formula="of:=IF(BITAND([.$Q48];BITLSHIFT(1;[.BE$2]))&gt;0;1;0)*[.$O48]" office:value-type="float" office:value="0" calcext:value-type="float">
            <text:p/>
          </table:table-cell>
          <table:table-cell table:formula="of:=IF(BITAND([.$Q48];BITLSHIFT(1;[.BF$2]))&gt;0;1;0)*[.$O48]" office:value-type="float" office:value="0" calcext:value-type="float">
            <text:p/>
          </table:table-cell>
          <table:table-cell table:formula="of:=IF(BITAND([.$Q48];BITLSHIFT(1;[.BG$2]))&gt;0;1;0)*[.$O48]" office:value-type="float" office:value="0" calcext:value-type="float">
            <text:p/>
          </table:table-cell>
          <table:table-cell table:formula="of:=IF(BITAND([.$Q48];BITLSHIFT(1;[.BH$2]))&gt;0;1;0)*[.$O48]" office:value-type="float" office:value="0" calcext:value-type="float">
            <text:p/>
          </table:table-cell>
          <table:table-cell table:formula="of:=IF(BITAND([.$Q48];BITLSHIFT(1;[.BI$2]))&gt;0;1;0)*[.$O48]" office:value-type="float" office:value="0" calcext:value-type="float">
            <text:p/>
          </table:table-cell>
          <table:table-cell table:formula="of:=IF(BITAND([.$Q48];BITLSHIFT(1;[.BJ$2]))&gt;0;1;0)*[.$O48]" office:value-type="float" office:value="0" calcext:value-type="float">
            <text:p/>
          </table:table-cell>
          <table:table-cell table:formula="of:=IF(BITAND([.$Q48];BITLSHIFT(1;[.BK$2]))&gt;0;1;0)*[.$O48]" office:value-type="float" office:value="0" calcext:value-type="float">
            <text:p/>
          </table:table-cell>
          <table:table-cell table:formula="of:=IF(BITAND([.$Q48];BITLSHIFT(1;[.BL$2]))&gt;0;1;0)*[.$O48]" office:value-type="float" office:value="0" calcext:value-type="float">
            <text:p/>
          </table:table-cell>
          <table:table-cell table:formula="of:=IF(BITAND([.$Q48];BITLSHIFT(1;[.BM$2]))&gt;0;1;0)*[.$O48]" office:value-type="float" office:value="0" calcext:value-type="float">
            <text:p/>
          </table:table-cell>
          <table:table-cell table:formula="of:=IF(BITAND([.$Q48];BITLSHIFT(1;[.BN$2]))&gt;0;1;0)*[.$O48]" office:value-type="float" office:value="0" calcext:value-type="float">
            <text:p/>
          </table:table-cell>
          <table:table-cell table:formula="of:=IF(BITAND([.$Q48];BITLSHIFT(1;[.BO$2]))&gt;0;1;0)*[.$O48]" office:value-type="float" office:value="0" calcext:value-type="float">
            <text:p/>
          </table:table-cell>
          <table:table-cell table:formula="of:=IF(BITAND([.$Q48];BITLSHIFT(1;[.BP$2]))&gt;0;1;0)*[.$O48]" office:value-type="float" office:value="0" calcext:value-type="float">
            <text:p/>
          </table:table-cell>
          <table:table-cell table:formula="of:=IF(BITAND([.$Q48];BITLSHIFT(1;[.BQ$2]))&gt;0;1;0)*[.$O48]" office:value-type="float" office:value="0" calcext:value-type="float">
            <text:p/>
          </table:table-cell>
          <table:table-cell table:formula="of:=IF(BITAND([.$Q48];BITLSHIFT(1;[.BR$2]))&gt;0;1;0)*[.$O48]" office:value-type="float" office:value="0" calcext:value-type="float">
            <text:p/>
          </table:table-cell>
          <table:table-cell table:formula="of:=IF(BITAND([.$Q48];BITLSHIFT(1;[.BS$2]))&gt;0;1;0)*[.$O48]" office:value-type="float" office:value="0" calcext:value-type="float">
            <text:p/>
          </table:table-cell>
          <table:table-cell table:formula="of:=IF(BITAND([.$Q48];BITLSHIFT(1;[.BT$2]))&gt;0;1;0)*[.$O48]" office:value-type="float" office:value="0" calcext:value-type="float">
            <text:p/>
          </table:table-cell>
          <table:table-cell table:formula="of:=IF(BITAND([.$Q48];BITLSHIFT(1;[.BU$2]))&gt;0;1;0)*[.$O48]" office:value-type="float" office:value="0" calcext:value-type="float">
            <text:p/>
          </table:table-cell>
          <table:table-cell table:formula="of:=IF(BITAND([.$Q48];BITLSHIFT(1;[.BV$2]))&gt;0;1;0)*[.$O48]" office:value-type="float" office:value="0" calcext:value-type="float">
            <text:p/>
          </table:table-cell>
          <table:table-cell table:formula="of:=IF(BITAND([.$Q48];BITLSHIFT(1;[.BW$2]))&gt;0;1;0)*[.$O48]" office:value-type="float" office:value="0" calcext:value-type="float">
            <text:p/>
          </table:table-cell>
          <table:table-cell table:formula="of:=IF(BITAND([.$Q48];BITLSHIFT(1;[.BX$2]))&gt;0;1;0)*[.$O48]" office:value-type="float" office:value="0" calcext:value-type="float">
            <text:p/>
          </table:table-cell>
          <table:table-cell table:formula="of:=IF(BITAND([.$Q48];BITLSHIFT(1;[.BY$2]))&gt;0;1;0)*[.$O48]" office:value-type="float" office:value="0" calcext:value-type="float">
            <text:p/>
          </table:table-cell>
          <table:table-cell table:formula="of:=IF(BITAND([.$Q48];BITLSHIFT(1;[.BZ$2]))&gt;0;1;0)*[.$O48]" office:value-type="float" office:value="0" calcext:value-type="float">
            <text:p/>
          </table:table-cell>
          <table:table-cell table:formula="of:=IF(BITAND([.$Q48];BITLSHIFT(1;[.CA$2]))&gt;0;1;0)*[.$O48]" office:value-type="float" office:value="0" calcext:value-type="float">
            <text:p/>
          </table:table-cell>
          <table:table-cell table:formula="of:=IF(BITAND([.$Q48];BITLSHIFT(1;[.CB$2]))&gt;0;1;0)*[.$O48]" office:value-type="float" office:value="0" calcext:value-type="float">
            <text:p/>
          </table:table-cell>
          <table:table-cell table:formula="of:=IF(BITAND([.$Q48];BITLSHIFT(1;[.CC$2]))&gt;0;1;0)*[.$O48]" office:value-type="float" office:value="0" calcext:value-type="float">
            <text:p/>
          </table:table-cell>
          <table:table-cell table:formula="of:=IF(BITAND([.$Q48];BITLSHIFT(1;[.CD$2]))&gt;0;1;0)*[.$O4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9];10) ;16)" office:value-type="float" office:value="0" calcext:value-type="float">
            <text:p/>
          </table:table-cell>
          <table:table-cell table:formula="of:=DECIMAL(RIGHT([.N49];8) ;16)" office:value-type="float" office:value="0" calcext:value-type="float">
            <text:p/>
          </table:table-cell>
          <table:table-cell table:formula="of:=IF(BITAND([.$R49];BITLSHIFT(1;[.S$2]))&gt;0;1;0)*[.$O49]" office:value-type="float" office:value="0" calcext:value-type="float">
            <text:p/>
          </table:table-cell>
          <table:table-cell table:formula="of:=IF(BITAND([.$R49];BITLSHIFT(1;[.T$2]))&gt;0;1;0)*[.$O49]" office:value-type="float" office:value="0" calcext:value-type="float">
            <text:p/>
          </table:table-cell>
          <table:table-cell table:formula="of:=IF(BITAND([.$R49];BITLSHIFT(1;[.U$2]))&gt;0;1;0)*[.$O49]" office:value-type="float" office:value="0" calcext:value-type="float">
            <text:p/>
          </table:table-cell>
          <table:table-cell table:formula="of:=IF(BITAND([.$R49];BITLSHIFT(1;[.V$2]))&gt;0;1;0)*[.$O49]" office:value-type="float" office:value="0" calcext:value-type="float">
            <text:p/>
          </table:table-cell>
          <table:table-cell table:formula="of:=IF(BITAND([.$R49];BITLSHIFT(1;[.W$2]))&gt;0;1;0)*[.$O49]" office:value-type="float" office:value="0" calcext:value-type="float">
            <text:p/>
          </table:table-cell>
          <table:table-cell table:formula="of:=IF(BITAND([.$R49];BITLSHIFT(1;[.X$2]))&gt;0;1;0)*[.$O49]" office:value-type="float" office:value="0" calcext:value-type="float">
            <text:p/>
          </table:table-cell>
          <table:table-cell table:formula="of:=IF(BITAND([.$R49];BITLSHIFT(1;[.Y$2]))&gt;0;1;0)*[.$O49]" office:value-type="float" office:value="0" calcext:value-type="float">
            <text:p/>
          </table:table-cell>
          <table:table-cell table:formula="of:=IF(BITAND([.$R49];BITLSHIFT(1;[.Z$2]))&gt;0;1;0)*[.$O49]" office:value-type="float" office:value="0" calcext:value-type="float">
            <text:p/>
          </table:table-cell>
          <table:table-cell table:formula="of:=IF(BITAND([.$R49];BITLSHIFT(1;[.AA$2]))&gt;0;1;0)*[.$O49]" office:value-type="float" office:value="0" calcext:value-type="float">
            <text:p/>
          </table:table-cell>
          <table:table-cell table:formula="of:=IF(BITAND([.$R49];BITLSHIFT(1;[.AB$2]))&gt;0;1;0)*[.$O49]" office:value-type="float" office:value="0" calcext:value-type="float">
            <text:p/>
          </table:table-cell>
          <table:table-cell table:formula="of:=IF(BITAND([.$R49];BITLSHIFT(1;[.AC$2]))&gt;0;1;0)*[.$O49]" office:value-type="float" office:value="0" calcext:value-type="float">
            <text:p/>
          </table:table-cell>
          <table:table-cell table:formula="of:=IF(BITAND([.$R49];BITLSHIFT(1;[.AD$2]))&gt;0;1;0)*[.$O49]" office:value-type="float" office:value="0" calcext:value-type="float">
            <text:p/>
          </table:table-cell>
          <table:table-cell table:formula="of:=IF(BITAND([.$R49];BITLSHIFT(1;[.AE$2]))&gt;0;1;0)*[.$O49]" office:value-type="float" office:value="0" calcext:value-type="float">
            <text:p/>
          </table:table-cell>
          <table:table-cell table:formula="of:=IF(BITAND([.$R49];BITLSHIFT(1;[.AF$2]))&gt;0;1;0)*[.$O49]" office:value-type="float" office:value="0" calcext:value-type="float">
            <text:p/>
          </table:table-cell>
          <table:table-cell table:formula="of:=IF(BITAND([.$R49];BITLSHIFT(1;[.AG$2]))&gt;0;1;0)*[.$O49]" office:value-type="float" office:value="0" calcext:value-type="float">
            <text:p/>
          </table:table-cell>
          <table:table-cell table:formula="of:=IF(BITAND([.$R49];BITLSHIFT(1;[.AH$2]))&gt;0;1;0)*[.$O49]" office:value-type="float" office:value="0" calcext:value-type="float">
            <text:p/>
          </table:table-cell>
          <table:table-cell table:formula="of:=IF(BITAND([.$R49];BITLSHIFT(1;[.AI$2]))&gt;0;1;0)*[.$O49]" office:value-type="float" office:value="0" calcext:value-type="float">
            <text:p/>
          </table:table-cell>
          <table:table-cell table:formula="of:=IF(BITAND([.$R49];BITLSHIFT(1;[.AJ$2]))&gt;0;1;0)*[.$O49]" office:value-type="float" office:value="0" calcext:value-type="float">
            <text:p/>
          </table:table-cell>
          <table:table-cell table:formula="of:=IF(BITAND([.$R49];BITLSHIFT(1;[.AK$2]))&gt;0;1;0)*[.$O49]" office:value-type="float" office:value="0" calcext:value-type="float">
            <text:p/>
          </table:table-cell>
          <table:table-cell table:formula="of:=IF(BITAND([.$R49];BITLSHIFT(1;[.AL$2]))&gt;0;1;0)*[.$O49]" office:value-type="float" office:value="0" calcext:value-type="float">
            <text:p/>
          </table:table-cell>
          <table:table-cell table:formula="of:=IF(BITAND([.$R49];BITLSHIFT(1;[.AM$2]))&gt;0;1;0)*[.$O49]" office:value-type="float" office:value="0" calcext:value-type="float">
            <text:p/>
          </table:table-cell>
          <table:table-cell table:formula="of:=IF(BITAND([.$R49];BITLSHIFT(1;[.AN$2]))&gt;0;1;0)*[.$O49]" office:value-type="float" office:value="0" calcext:value-type="float">
            <text:p/>
          </table:table-cell>
          <table:table-cell table:formula="of:=IF(BITAND([.$R49];BITLSHIFT(1;[.AO$2]))&gt;0;1;0)*[.$O49]" office:value-type="float" office:value="0" calcext:value-type="float">
            <text:p/>
          </table:table-cell>
          <table:table-cell table:formula="of:=IF(BITAND([.$R49];BITLSHIFT(1;[.AP$2]))&gt;0;1;0)*[.$O49]" office:value-type="float" office:value="0" calcext:value-type="float">
            <text:p/>
          </table:table-cell>
          <table:table-cell table:formula="of:=IF(BITAND([.$R49];BITLSHIFT(1;[.AQ$2]))&gt;0;1;0)*[.$O49]" office:value-type="float" office:value="0" calcext:value-type="float">
            <text:p/>
          </table:table-cell>
          <table:table-cell table:formula="of:=IF(BITAND([.$R49];BITLSHIFT(1;[.AR$2]))&gt;0;1;0)*[.$O49]" office:value-type="float" office:value="0" calcext:value-type="float">
            <text:p/>
          </table:table-cell>
          <table:table-cell table:formula="of:=IF(BITAND([.$R49];BITLSHIFT(1;[.AS$2]))&gt;0;1;0)*[.$O49]" office:value-type="float" office:value="0" calcext:value-type="float">
            <text:p/>
          </table:table-cell>
          <table:table-cell table:formula="of:=IF(BITAND([.$R49];BITLSHIFT(1;[.AT$2]))&gt;0;1;0)*[.$O49]" office:value-type="float" office:value="0" calcext:value-type="float">
            <text:p/>
          </table:table-cell>
          <table:table-cell table:formula="of:=IF(BITAND([.$R49];BITLSHIFT(1;[.AU$2]))&gt;0;1;0)*[.$O49]" office:value-type="float" office:value="0" calcext:value-type="float">
            <text:p/>
          </table:table-cell>
          <table:table-cell table:formula="of:=IF(BITAND([.$R49];BITLSHIFT(1;[.AV$2]))&gt;0;1;0)*[.$O49]" office:value-type="float" office:value="0" calcext:value-type="float">
            <text:p/>
          </table:table-cell>
          <table:table-cell table:formula="of:=IF(BITAND([.$R49];BITLSHIFT(1;[.AW$2]))&gt;0;1;0)*[.$O49]" office:value-type="float" office:value="0" calcext:value-type="float">
            <text:p/>
          </table:table-cell>
          <table:table-cell table:formula="of:=IF(BITAND([.$R49];BITLSHIFT(1;[.AX$2]))&gt;0;1;0)*[.$O49]" office:value-type="float" office:value="0" calcext:value-type="float">
            <text:p/>
          </table:table-cell>
          <table:table-cell table:formula="of:=IF(BITAND([.$Q49];BITLSHIFT(1;[.AY$2]))&gt;0;1;0)*[.$O49]" office:value-type="float" office:value="0" calcext:value-type="float">
            <text:p/>
          </table:table-cell>
          <table:table-cell table:formula="of:=IF(BITAND([.$Q49];BITLSHIFT(1;[.AZ$2]))&gt;0;1;0)*[.$O49]" office:value-type="float" office:value="0" calcext:value-type="float">
            <text:p/>
          </table:table-cell>
          <table:table-cell table:formula="of:=IF(BITAND([.$Q49];BITLSHIFT(1;[.BA$2]))&gt;0;1;0)*[.$O49]" office:value-type="float" office:value="0" calcext:value-type="float">
            <text:p/>
          </table:table-cell>
          <table:table-cell table:formula="of:=IF(BITAND([.$Q49];BITLSHIFT(1;[.BB$2]))&gt;0;1;0)*[.$O49]" office:value-type="float" office:value="0" calcext:value-type="float">
            <text:p/>
          </table:table-cell>
          <table:table-cell table:formula="of:=IF(BITAND([.$Q49];BITLSHIFT(1;[.BC$2]))&gt;0;1;0)*[.$O49]" office:value-type="float" office:value="0" calcext:value-type="float">
            <text:p/>
          </table:table-cell>
          <table:table-cell table:formula="of:=IF(BITAND([.$Q49];BITLSHIFT(1;[.BD$2]))&gt;0;1;0)*[.$O49]" office:value-type="float" office:value="0" calcext:value-type="float">
            <text:p/>
          </table:table-cell>
          <table:table-cell table:formula="of:=IF(BITAND([.$Q49];BITLSHIFT(1;[.BE$2]))&gt;0;1;0)*[.$O49]" office:value-type="float" office:value="0" calcext:value-type="float">
            <text:p/>
          </table:table-cell>
          <table:table-cell table:formula="of:=IF(BITAND([.$Q49];BITLSHIFT(1;[.BF$2]))&gt;0;1;0)*[.$O49]" office:value-type="float" office:value="0" calcext:value-type="float">
            <text:p/>
          </table:table-cell>
          <table:table-cell table:formula="of:=IF(BITAND([.$Q49];BITLSHIFT(1;[.BG$2]))&gt;0;1;0)*[.$O49]" office:value-type="float" office:value="0" calcext:value-type="float">
            <text:p/>
          </table:table-cell>
          <table:table-cell table:formula="of:=IF(BITAND([.$Q49];BITLSHIFT(1;[.BH$2]))&gt;0;1;0)*[.$O49]" office:value-type="float" office:value="0" calcext:value-type="float">
            <text:p/>
          </table:table-cell>
          <table:table-cell table:formula="of:=IF(BITAND([.$Q49];BITLSHIFT(1;[.BI$2]))&gt;0;1;0)*[.$O49]" office:value-type="float" office:value="0" calcext:value-type="float">
            <text:p/>
          </table:table-cell>
          <table:table-cell table:formula="of:=IF(BITAND([.$Q49];BITLSHIFT(1;[.BJ$2]))&gt;0;1;0)*[.$O49]" office:value-type="float" office:value="0" calcext:value-type="float">
            <text:p/>
          </table:table-cell>
          <table:table-cell table:formula="of:=IF(BITAND([.$Q49];BITLSHIFT(1;[.BK$2]))&gt;0;1;0)*[.$O49]" office:value-type="float" office:value="0" calcext:value-type="float">
            <text:p/>
          </table:table-cell>
          <table:table-cell table:formula="of:=IF(BITAND([.$Q49];BITLSHIFT(1;[.BL$2]))&gt;0;1;0)*[.$O49]" office:value-type="float" office:value="0" calcext:value-type="float">
            <text:p/>
          </table:table-cell>
          <table:table-cell table:formula="of:=IF(BITAND([.$Q49];BITLSHIFT(1;[.BM$2]))&gt;0;1;0)*[.$O49]" office:value-type="float" office:value="0" calcext:value-type="float">
            <text:p/>
          </table:table-cell>
          <table:table-cell table:formula="of:=IF(BITAND([.$Q49];BITLSHIFT(1;[.BN$2]))&gt;0;1;0)*[.$O49]" office:value-type="float" office:value="0" calcext:value-type="float">
            <text:p/>
          </table:table-cell>
          <table:table-cell table:formula="of:=IF(BITAND([.$Q49];BITLSHIFT(1;[.BO$2]))&gt;0;1;0)*[.$O49]" office:value-type="float" office:value="0" calcext:value-type="float">
            <text:p/>
          </table:table-cell>
          <table:table-cell table:formula="of:=IF(BITAND([.$Q49];BITLSHIFT(1;[.BP$2]))&gt;0;1;0)*[.$O49]" office:value-type="float" office:value="0" calcext:value-type="float">
            <text:p/>
          </table:table-cell>
          <table:table-cell table:formula="of:=IF(BITAND([.$Q49];BITLSHIFT(1;[.BQ$2]))&gt;0;1;0)*[.$O49]" office:value-type="float" office:value="0" calcext:value-type="float">
            <text:p/>
          </table:table-cell>
          <table:table-cell table:formula="of:=IF(BITAND([.$Q49];BITLSHIFT(1;[.BR$2]))&gt;0;1;0)*[.$O49]" office:value-type="float" office:value="0" calcext:value-type="float">
            <text:p/>
          </table:table-cell>
          <table:table-cell table:formula="of:=IF(BITAND([.$Q49];BITLSHIFT(1;[.BS$2]))&gt;0;1;0)*[.$O49]" office:value-type="float" office:value="0" calcext:value-type="float">
            <text:p/>
          </table:table-cell>
          <table:table-cell table:formula="of:=IF(BITAND([.$Q49];BITLSHIFT(1;[.BT$2]))&gt;0;1;0)*[.$O49]" office:value-type="float" office:value="0" calcext:value-type="float">
            <text:p/>
          </table:table-cell>
          <table:table-cell table:formula="of:=IF(BITAND([.$Q49];BITLSHIFT(1;[.BU$2]))&gt;0;1;0)*[.$O49]" office:value-type="float" office:value="0" calcext:value-type="float">
            <text:p/>
          </table:table-cell>
          <table:table-cell table:formula="of:=IF(BITAND([.$Q49];BITLSHIFT(1;[.BV$2]))&gt;0;1;0)*[.$O49]" office:value-type="float" office:value="0" calcext:value-type="float">
            <text:p/>
          </table:table-cell>
          <table:table-cell table:formula="of:=IF(BITAND([.$Q49];BITLSHIFT(1;[.BW$2]))&gt;0;1;0)*[.$O49]" office:value-type="float" office:value="0" calcext:value-type="float">
            <text:p/>
          </table:table-cell>
          <table:table-cell table:formula="of:=IF(BITAND([.$Q49];BITLSHIFT(1;[.BX$2]))&gt;0;1;0)*[.$O49]" office:value-type="float" office:value="0" calcext:value-type="float">
            <text:p/>
          </table:table-cell>
          <table:table-cell table:formula="of:=IF(BITAND([.$Q49];BITLSHIFT(1;[.BY$2]))&gt;0;1;0)*[.$O49]" office:value-type="float" office:value="0" calcext:value-type="float">
            <text:p/>
          </table:table-cell>
          <table:table-cell table:formula="of:=IF(BITAND([.$Q49];BITLSHIFT(1;[.BZ$2]))&gt;0;1;0)*[.$O49]" office:value-type="float" office:value="0" calcext:value-type="float">
            <text:p/>
          </table:table-cell>
          <table:table-cell table:formula="of:=IF(BITAND([.$Q49];BITLSHIFT(1;[.CA$2]))&gt;0;1;0)*[.$O49]" office:value-type="float" office:value="0" calcext:value-type="float">
            <text:p/>
          </table:table-cell>
          <table:table-cell table:formula="of:=IF(BITAND([.$Q49];BITLSHIFT(1;[.CB$2]))&gt;0;1;0)*[.$O49]" office:value-type="float" office:value="0" calcext:value-type="float">
            <text:p/>
          </table:table-cell>
          <table:table-cell table:formula="of:=IF(BITAND([.$Q49];BITLSHIFT(1;[.CC$2]))&gt;0;1;0)*[.$O49]" office:value-type="float" office:value="0" calcext:value-type="float">
            <text:p/>
          </table:table-cell>
          <table:table-cell table:formula="of:=IF(BITAND([.$Q49];BITLSHIFT(1;[.CD$2]))&gt;0;1;0)*[.$O4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number-columns-repeated="1008"/>
        </table:table-row>
        <table:table-row table:style-name="ro2">
          <table:table-cell table:number-columns-repeated="18"/>
          <table:table-cell table:formula="of:=SUM([.S4:.S50])" office:value-type="float" office:value="-20" calcext:value-type="float">
            <text:p/>
          </table:table-cell>
          <table:table-cell table:formula="of:=SUM([.T4:.T50])" office:value-type="float" office:value="-10" calcext:value-type="float">
            <text:p/>
          </table:table-cell>
          <table:table-cell table:formula="of:=SUM([.U4:.U50])" office:value-type="float" office:value="-10" calcext:value-type="float">
            <text:p/>
          </table:table-cell>
          <table:table-cell table:formula="of:=SUM([.V4:.V50])" office:value-type="float" office:value="-10" calcext:value-type="float">
            <text:p/>
          </table:table-cell>
          <table:table-cell table:formula="of:=SUM([.W4:.W50])" office:value-type="float" office:value="-10" calcext:value-type="float">
            <text:p/>
          </table:table-cell>
          <table:table-cell table:formula="of:=SUM([.X4:.X50])" office:value-type="float" office:value="-10" calcext:value-type="float">
            <text:p/>
          </table:table-cell>
          <table:table-cell table:formula="of:=SUM([.Y4:.Y50])" office:value-type="float" office:value="-10" calcext:value-type="float">
            <text:p/>
          </table:table-cell>
          <table:table-cell table:formula="of:=SUM([.Z4:.Z50])" office:value-type="float" office:value="-20" calcext:value-type="float">
            <text:p/>
          </table:table-cell>
          <table:table-cell table:formula="of:=SUM([.AA4:.AA50])" office:value-type="float" office:value="-10" calcext:value-type="float">
            <text:p/>
          </table:table-cell>
          <table:table-cell table:formula="of:=SUM([.AB4:.AB50])" office:value-type="float" office:value="5" calcext:value-type="float">
            <text:p/>
          </table:table-cell>
          <table:table-cell table:formula="of:=SUM([.AC4:.AC50])" office:value-type="float" office:value="0" calcext:value-type="float">
            <text:p/>
          </table:table-cell>
          <table:table-cell table:formula="of:=SUM([.AD4:.AD50])" office:value-type="float" office:value="0" calcext:value-type="float">
            <text:p/>
          </table:table-cell>
          <table:table-cell table:formula="of:=SUM([.AE4:.AE50])" office:value-type="float" office:value="0" calcext:value-type="float">
            <text:p/>
          </table:table-cell>
          <table:table-cell table:formula="of:=SUM([.AF4:.AF50])" office:value-type="float" office:value="0" calcext:value-type="float">
            <text:p/>
          </table:table-cell>
          <table:table-cell table:formula="of:=SUM([.AG4:.AG50])" office:value-type="float" office:value="5" calcext:value-type="float">
            <text:p/>
          </table:table-cell>
          <table:table-cell table:formula="of:=SUM([.AH4:.AH50])" office:value-type="float" office:value="-10" calcext:value-type="float">
            <text:p/>
          </table:table-cell>
          <table:table-cell table:formula="of:=SUM([.AI4:.AI50])" office:value-type="float" office:value="-10" calcext:value-type="float">
            <text:p/>
          </table:table-cell>
          <table:table-cell table:formula="of:=SUM([.AJ4:.AJ50])" office:value-type="float" office:value="10" calcext:value-type="float">
            <text:p/>
          </table:table-cell>
          <table:table-cell table:formula="of:=SUM([.AK4:.AK50])" office:value-type="float" office:value="10" calcext:value-type="float">
            <text:p/>
          </table:table-cell>
          <table:table-cell table:formula="of:=SUM([.AL4:.AL50])" office:value-type="float" office:value="10" calcext:value-type="float">
            <text:p/>
          </table:table-cell>
          <table:table-cell table:formula="of:=SUM([.AM4:.AM50])" office:value-type="float" office:value="10" calcext:value-type="float">
            <text:p/>
          </table:table-cell>
          <table:table-cell table:formula="of:=SUM([.AN4:.AN50])" office:value-type="float" office:value="10" calcext:value-type="float">
            <text:p/>
          </table:table-cell>
          <table:table-cell table:formula="of:=SUM([.AO4:.AO50])" office:value-type="float" office:value="10" calcext:value-type="float">
            <text:p/>
          </table:table-cell>
          <table:table-cell table:formula="of:=SUM([.AP4:.AP50])" office:value-type="float" office:value="-10" calcext:value-type="float">
            <text:p/>
          </table:table-cell>
          <table:table-cell table:formula="of:=SUM([.AQ4:.AQ50])" office:value-type="float" office:value="-10" calcext:value-type="float">
            <text:p/>
          </table:table-cell>
          <table:table-cell table:formula="of:=SUM([.AR4:.AR50])" office:value-type="float" office:value="5" calcext:value-type="float">
            <text:p/>
          </table:table-cell>
          <table:table-cell table:formula="of:=SUM([.AS4:.AS50])" office:value-type="float" office:value="10" calcext:value-type="float">
            <text:p/>
          </table:table-cell>
          <table:table-cell table:formula="of:=SUM([.AT4:.AT50])" office:value-type="float" office:value="10" calcext:value-type="float">
            <text:p/>
          </table:table-cell>
          <table:table-cell table:formula="of:=SUM([.AU4:.AU50])" office:value-type="float" office:value="10" calcext:value-type="float">
            <text:p/>
          </table:table-cell>
          <table:table-cell table:formula="of:=SUM([.AV4:.AV50])" office:value-type="float" office:value="10" calcext:value-type="float">
            <text:p/>
          </table:table-cell>
          <table:table-cell table:formula="of:=SUM([.AW4:.AW50])" office:value-type="float" office:value="5" calcext:value-type="float">
            <text:p/>
          </table:table-cell>
          <table:table-cell table:formula="of:=SUM([.AX4:.AX50])" office:value-type="float" office:value="-10" calcext:value-type="float">
            <text:p/>
          </table:table-cell>
          <table:table-cell table:formula="of:=SUM([.AY4:.AY50])" office:value-type="float" office:value="-10" calcext:value-type="float">
            <text:p/>
          </table:table-cell>
          <table:table-cell table:formula="of:=SUM([.AZ4:.AZ50])" office:value-type="float" office:value="5" calcext:value-type="float">
            <text:p/>
          </table:table-cell>
          <table:table-cell table:formula="of:=SUM([.BA4:.BA50])" office:value-type="float" office:value="5" calcext:value-type="float">
            <text:p/>
          </table:table-cell>
          <table:table-cell table:formula="of:=SUM([.BB4:.BB50])" office:value-type="float" office:value="10" calcext:value-type="float">
            <text:p/>
          </table:table-cell>
          <table:table-cell table:formula="of:=SUM([.BC4:.BC50])" office:value-type="float" office:value="10" calcext:value-type="float">
            <text:p/>
          </table:table-cell>
          <table:table-cell table:formula="of:=SUM([.BD4:.BD50])" office:value-type="float" office:value="5" calcext:value-type="float">
            <text:p/>
          </table:table-cell>
          <table:table-cell table:formula="of:=SUM([.BE4:.BE50])" office:value-type="float" office:value="5" calcext:value-type="float">
            <text:p/>
          </table:table-cell>
          <table:table-cell table:formula="of:=SUM([.BF4:.BF50])" office:value-type="float" office:value="-10" calcext:value-type="float">
            <text:p/>
          </table:table-cell>
          <table:table-cell table:formula="of:=SUM([.BG4:.BG50])" office:value-type="float" office:value="-10" calcext:value-type="float">
            <text:p/>
          </table:table-cell>
          <table:table-cell table:formula="of:=SUM([.BH4:.BH50])" office:value-type="float" office:value="0" calcext:value-type="float">
            <text:p/>
          </table:table-cell>
          <table:table-cell table:formula="of:=SUM([.BI4:.BI50])" office:value-type="float" office:value="5" calcext:value-type="float">
            <text:p/>
          </table:table-cell>
          <table:table-cell table:formula="of:=SUM([.BJ4:.BJ50])" office:value-type="float" office:value="10" calcext:value-type="float">
            <text:p/>
          </table:table-cell>
          <table:table-cell table:formula="of:=SUM([.BK4:.BK50])" office:value-type="float" office:value="10" calcext:value-type="float">
            <text:p/>
          </table:table-cell>
          <table:table-cell table:formula="of:=SUM([.BL4:.BL50])" office:value-type="float" office:value="5" calcext:value-type="float">
            <text:p/>
          </table:table-cell>
          <table:table-cell table:formula="of:=SUM([.BM4:.BM50])" office:value-type="float" office:value="0" calcext:value-type="float">
            <text:p/>
          </table:table-cell>
          <table:table-cell table:formula="of:=SUM([.BN4:.BN50])" office:value-type="float" office:value="-10" calcext:value-type="float">
            <text:p/>
          </table:table-cell>
          <table:table-cell table:formula="of:=SUM([.BO4:.BO50])" office:value-type="float" office:value="-10" calcext:value-type="float">
            <text:p/>
          </table:table-cell>
          <table:table-cell table:formula="of:=SUM([.BP4:.BP50])" office:value-type="float" office:value="0" calcext:value-type="float">
            <text:p/>
          </table:table-cell>
          <table:table-cell table:formula="of:=SUM([.BQ4:.BQ50])" office:value-type="float" office:value="0" calcext:value-type="float">
            <text:p/>
          </table:table-cell>
          <table:table-cell table:formula="of:=SUM([.BR4:.BR50])" office:value-type="float" office:value="0" calcext:value-type="float">
            <text:p/>
          </table:table-cell>
          <table:table-cell table:formula="of:=SUM([.BS4:.BS50])" office:value-type="float" office:value="0" calcext:value-type="float">
            <text:p/>
          </table:table-cell>
          <table:table-cell table:formula="of:=SUM([.BT4:.BT50])" office:value-type="float" office:value="0" calcext:value-type="float">
            <text:p/>
          </table:table-cell>
          <table:table-cell table:formula="of:=SUM([.BU4:.BU50])" office:value-type="float" office:value="0" calcext:value-type="float">
            <text:p/>
          </table:table-cell>
          <table:table-cell table:formula="of:=SUM([.BV4:.BV50])" office:value-type="float" office:value="-10" calcext:value-type="float">
            <text:p/>
          </table:table-cell>
          <table:table-cell table:formula="of:=SUM([.BW4:.BW50])" office:value-type="float" office:value="-20" calcext:value-type="float">
            <text:p/>
          </table:table-cell>
          <table:table-cell table:formula="of:=SUM([.BX4:.BX50])" office:value-type="float" office:value="-10" calcext:value-type="float">
            <text:p/>
          </table:table-cell>
          <table:table-cell table:formula="of:=SUM([.BY4:.BY50])" office:value-type="float" office:value="-10" calcext:value-type="float">
            <text:p/>
          </table:table-cell>
          <table:table-cell table:formula="of:=SUM([.BZ4:.BZ50])" office:value-type="float" office:value="-10" calcext:value-type="float">
            <text:p/>
          </table:table-cell>
          <table:table-cell table:formula="of:=SUM([.CA4:.CA50])" office:value-type="float" office:value="-10" calcext:value-type="float">
            <text:p/>
          </table:table-cell>
          <table:table-cell table:formula="of:=SUM([.CB4:.CB50])" office:value-type="float" office:value="-10" calcext:value-type="float">
            <text:p/>
          </table:table-cell>
          <table:table-cell table:formula="of:=SUM([.CC4:.CC50])" office:value-type="float" office:value="-10" calcext:value-type="float">
            <text:p/>
          </table:table-cell>
          <table:table-cell table:formula="of:=SUM([.CD4:.CD50])" office:value-type="float" office:value="-20" calcext:value-type="float">
            <text:p/>
          </table:table-cell>
          <table:table-cell table:number-columns-repeated="94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ook.C4:Rook.J11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ff99"/>
            </calcext:color-scale>
          </calcext:conditional-format>
        </calcext:conditional-formats>
      </table:table>
      <table:table table:name="Knight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63" table:default-cell-style-name="Default"/>
        <table:table-column table:style-name="co7" table:visibility="collapse" table:default-cell-style-name="Default"/>
        <table:table-column table:style-name="co1" table:number-columns-repeated="942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42"/>
        </table:table-row>
        <table:table-row table:style-name="ro2">
          <table:table-cell table:number-columns-repeated="18"/>
          <table:table-cell table:formula="of:=MOD([.S1];32)" office:value-type="float" office:value="0" calcext:value-type="float">
            <text:p/>
          </table:table-cell>
          <table:table-cell table:formula="of:=MOD([.T1];32)" office:value-type="float" office:value="1" calcext:value-type="float">
            <text:p/>
          </table:table-cell>
          <table:table-cell table:formula="of:=MOD([.U1];32)" office:value-type="float" office:value="2" calcext:value-type="float">
            <text:p/>
          </table:table-cell>
          <table:table-cell table:formula="of:=MOD([.V1];32)" office:value-type="float" office:value="3" calcext:value-type="float">
            <text:p/>
          </table:table-cell>
          <table:table-cell table:formula="of:=MOD([.W1];32)" office:value-type="float" office:value="4" calcext:value-type="float">
            <text:p/>
          </table:table-cell>
          <table:table-cell table:formula="of:=MOD([.X1];32)" office:value-type="float" office:value="5" calcext:value-type="float">
            <text:p/>
          </table:table-cell>
          <table:table-cell table:formula="of:=MOD([.Y1];32)" office:value-type="float" office:value="6" calcext:value-type="float">
            <text:p/>
          </table:table-cell>
          <table:table-cell table:formula="of:=MOD([.Z1];32)" office:value-type="float" office:value="7" calcext:value-type="float">
            <text:p/>
          </table:table-cell>
          <table:table-cell table:formula="of:=MOD([.AA1];32)" office:value-type="float" office:value="8" calcext:value-type="float">
            <text:p/>
          </table:table-cell>
          <table:table-cell table:formula="of:=MOD([.AB1];32)" office:value-type="float" office:value="9" calcext:value-type="float">
            <text:p/>
          </table:table-cell>
          <table:table-cell table:formula="of:=MOD([.AC1];32)" office:value-type="float" office:value="10" calcext:value-type="float">
            <text:p/>
          </table:table-cell>
          <table:table-cell table:formula="of:=MOD([.AD1];32)" office:value-type="float" office:value="11" calcext:value-type="float">
            <text:p/>
          </table:table-cell>
          <table:table-cell table:formula="of:=MOD([.AE1];32)" office:value-type="float" office:value="12" calcext:value-type="float">
            <text:p/>
          </table:table-cell>
          <table:table-cell table:formula="of:=MOD([.AF1];32)" office:value-type="float" office:value="13" calcext:value-type="float">
            <text:p/>
          </table:table-cell>
          <table:table-cell table:formula="of:=MOD([.AG1];32)" office:value-type="float" office:value="14" calcext:value-type="float">
            <text:p/>
          </table:table-cell>
          <table:table-cell table:formula="of:=MOD([.AH1];32)" office:value-type="float" office:value="15" calcext:value-type="float">
            <text:p/>
          </table:table-cell>
          <table:table-cell table:formula="of:=MOD([.AI1];32)" office:value-type="float" office:value="16" calcext:value-type="float">
            <text:p/>
          </table:table-cell>
          <table:table-cell table:formula="of:=MOD([.AJ1];32)" office:value-type="float" office:value="17" calcext:value-type="float">
            <text:p/>
          </table:table-cell>
          <table:table-cell table:formula="of:=MOD([.AK1];32)" office:value-type="float" office:value="18" calcext:value-type="float">
            <text:p/>
          </table:table-cell>
          <table:table-cell table:formula="of:=MOD([.AL1];32)" office:value-type="float" office:value="19" calcext:value-type="float">
            <text:p/>
          </table:table-cell>
          <table:table-cell table:formula="of:=MOD([.AM1];32)" office:value-type="float" office:value="20" calcext:value-type="float">
            <text:p/>
          </table:table-cell>
          <table:table-cell table:formula="of:=MOD([.AN1];32)" office:value-type="float" office:value="21" calcext:value-type="float">
            <text:p/>
          </table:table-cell>
          <table:table-cell table:formula="of:=MOD([.AO1];32)" office:value-type="float" office:value="22" calcext:value-type="float">
            <text:p/>
          </table:table-cell>
          <table:table-cell table:formula="of:=MOD([.AP1];32)" office:value-type="float" office:value="23" calcext:value-type="float">
            <text:p/>
          </table:table-cell>
          <table:table-cell table:formula="of:=MOD([.AQ1];32)" office:value-type="float" office:value="24" calcext:value-type="float">
            <text:p/>
          </table:table-cell>
          <table:table-cell table:formula="of:=MOD([.AR1];32)" office:value-type="float" office:value="25" calcext:value-type="float">
            <text:p/>
          </table:table-cell>
          <table:table-cell table:formula="of:=MOD([.AS1];32)" office:value-type="float" office:value="26" calcext:value-type="float">
            <text:p/>
          </table:table-cell>
          <table:table-cell table:formula="of:=MOD([.AT1];32)" office:value-type="float" office:value="27" calcext:value-type="float">
            <text:p/>
          </table:table-cell>
          <table:table-cell table:formula="of:=MOD([.AU1];32)" office:value-type="float" office:value="28" calcext:value-type="float">
            <text:p/>
          </table:table-cell>
          <table:table-cell table:formula="of:=MOD([.AV1];32)" office:value-type="float" office:value="29" calcext:value-type="float">
            <text:p/>
          </table:table-cell>
          <table:table-cell table:formula="of:=MOD([.AW1];32)" office:value-type="float" office:value="30" calcext:value-type="float">
            <text:p/>
          </table:table-cell>
          <table:table-cell table:formula="of:=MOD([.AX1];32)" office:value-type="float" office:value="31" calcext:value-type="float">
            <text:p/>
          </table:table-cell>
          <table:table-cell table:formula="of:=MOD([.AY1];32)" office:value-type="float" office:value="0" calcext:value-type="float">
            <text:p/>
          </table:table-cell>
          <table:table-cell table:formula="of:=MOD([.AZ1];32)" office:value-type="float" office:value="1" calcext:value-type="float">
            <text:p/>
          </table:table-cell>
          <table:table-cell table:formula="of:=MOD([.BA1];32)" office:value-type="float" office:value="2" calcext:value-type="float">
            <text:p/>
          </table:table-cell>
          <table:table-cell table:formula="of:=MOD([.BB1];32)" office:value-type="float" office:value="3" calcext:value-type="float">
            <text:p/>
          </table:table-cell>
          <table:table-cell table:formula="of:=MOD([.BC1];32)" office:value-type="float" office:value="4" calcext:value-type="float">
            <text:p/>
          </table:table-cell>
          <table:table-cell table:formula="of:=MOD([.BD1];32)" office:value-type="float" office:value="5" calcext:value-type="float">
            <text:p/>
          </table:table-cell>
          <table:table-cell table:formula="of:=MOD([.BE1];32)" office:value-type="float" office:value="6" calcext:value-type="float">
            <text:p/>
          </table:table-cell>
          <table:table-cell table:formula="of:=MOD([.BF1];32)" office:value-type="float" office:value="7" calcext:value-type="float">
            <text:p/>
          </table:table-cell>
          <table:table-cell table:formula="of:=MOD([.BG1];32)" office:value-type="float" office:value="8" calcext:value-type="float">
            <text:p/>
          </table:table-cell>
          <table:table-cell table:formula="of:=MOD([.BH1];32)" office:value-type="float" office:value="9" calcext:value-type="float">
            <text:p/>
          </table:table-cell>
          <table:table-cell table:formula="of:=MOD([.BI1];32)" office:value-type="float" office:value="10" calcext:value-type="float">
            <text:p/>
          </table:table-cell>
          <table:table-cell table:formula="of:=MOD([.BJ1];32)" office:value-type="float" office:value="11" calcext:value-type="float">
            <text:p/>
          </table:table-cell>
          <table:table-cell table:formula="of:=MOD([.BK1];32)" office:value-type="float" office:value="12" calcext:value-type="float">
            <text:p/>
          </table:table-cell>
          <table:table-cell table:formula="of:=MOD([.BL1];32)" office:value-type="float" office:value="13" calcext:value-type="float">
            <text:p/>
          </table:table-cell>
          <table:table-cell table:formula="of:=MOD([.BM1];32)" office:value-type="float" office:value="14" calcext:value-type="float">
            <text:p/>
          </table:table-cell>
          <table:table-cell table:formula="of:=MOD([.BN1];32)" office:value-type="float" office:value="15" calcext:value-type="float">
            <text:p/>
          </table:table-cell>
          <table:table-cell table:formula="of:=MOD([.BO1];32)" office:value-type="float" office:value="16" calcext:value-type="float">
            <text:p/>
          </table:table-cell>
          <table:table-cell table:formula="of:=MOD([.BP1];32)" office:value-type="float" office:value="17" calcext:value-type="float">
            <text:p/>
          </table:table-cell>
          <table:table-cell table:formula="of:=MOD([.BQ1];32)" office:value-type="float" office:value="18" calcext:value-type="float">
            <text:p/>
          </table:table-cell>
          <table:table-cell table:formula="of:=MOD([.BR1];32)" office:value-type="float" office:value="19" calcext:value-type="float">
            <text:p/>
          </table:table-cell>
          <table:table-cell table:formula="of:=MOD([.BS1];32)" office:value-type="float" office:value="20" calcext:value-type="float">
            <text:p/>
          </table:table-cell>
          <table:table-cell table:formula="of:=MOD([.BT1];32)" office:value-type="float" office:value="21" calcext:value-type="float">
            <text:p/>
          </table:table-cell>
          <table:table-cell table:formula="of:=MOD([.BU1];32)" office:value-type="float" office:value="22" calcext:value-type="float">
            <text:p/>
          </table:table-cell>
          <table:table-cell table:formula="of:=MOD([.BV1];32)" office:value-type="float" office:value="23" calcext:value-type="float">
            <text:p/>
          </table:table-cell>
          <table:table-cell table:formula="of:=MOD([.BW1];32)" office:value-type="float" office:value="24" calcext:value-type="float">
            <text:p/>
          </table:table-cell>
          <table:table-cell table:formula="of:=MOD([.BX1];32)" office:value-type="float" office:value="25" calcext:value-type="float">
            <text:p/>
          </table:table-cell>
          <table:table-cell table:formula="of:=MOD([.BY1];32)" office:value-type="float" office:value="26" calcext:value-type="float">
            <text:p/>
          </table:table-cell>
          <table:table-cell table:formula="of:=MOD([.BZ1];32)" office:value-type="float" office:value="27" calcext:value-type="float">
            <text:p/>
          </table:table-cell>
          <table:table-cell table:formula="of:=MOD([.CA1];32)" office:value-type="float" office:value="28" calcext:value-type="float">
            <text:p/>
          </table:table-cell>
          <table:table-cell table:formula="of:=MOD([.CB1];32)" office:value-type="float" office:value="29" calcext:value-type="float">
            <text:p/>
          </table:table-cell>
          <table:table-cell table:formula="of:=MOD([.CC1];32)" office:value-type="float" office:value="30" calcext:value-type="float">
            <text:p/>
          </table:table-cell>
          <table:table-cell table:formula="of:=MOD([.CD1];32)" office:value-type="float" office:value="31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table:number-columns-repeated="10"/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Bonus / Malus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8" table:formula="of:=[.BW51]" office:value-type="float" office:value="-50" calcext:value-type="float">
            <text:p/>
          </table:table-cell>
          <table:table-cell table:style-name="ce8" table:formula="of:=[.BX51]" office:value-type="float" office:value="-50" calcext:value-type="float">
            <text:p/>
          </table:table-cell>
          <table:table-cell table:style-name="ce8" table:formula="of:=[.BY51]" office:value-type="float" office:value="-30" calcext:value-type="float">
            <text:p/>
          </table:table-cell>
          <table:table-cell table:style-name="ce8" table:formula="of:=[.BZ51]" office:value-type="float" office:value="-30" calcext:value-type="float">
            <text:p/>
          </table:table-cell>
          <table:table-cell table:style-name="ce8" table:formula="of:=[.CA51]" office:value-type="float" office:value="-30" calcext:value-type="float">
            <text:p/>
          </table:table-cell>
          <table:table-cell table:style-name="ce8" table:formula="of:=[.CB51]" office:value-type="float" office:value="-30" calcext:value-type="float">
            <text:p/>
          </table:table-cell>
          <table:table-cell table:style-name="ce8" table:formula="of:=[.CC51]" office:value-type="float" office:value="-50" calcext:value-type="float">
            <text:p/>
          </table:table-cell>
          <table:table-cell table:style-name="ce8" table:formula="of:=[.CD51]" office:value-type="float" office:value="-5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center</text:p>
          </table:table-cell>
          <table:table-cell table:style-name="ce4" office:value-type="string" calcext:value-type="string">
            <text:p>0x000000181800000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&quot;{&quot;&quot;name&quot;&quot; : &quot;&quot;&quot; &amp; [.M4] &amp; &quot;&quot;&quot;, &quot;&quot;zone&quot;&quot; : &quot;&quot;&quot;&amp;[.N4]&amp;&quot;&quot;&quot;, &quot;&quot;value&quot;&quot; : &quot;&amp;[.O4]&amp;&quot;}&quot;" office:value-type="string" office:string-value="{&quot;name&quot; : &quot;center&quot;, &quot;zone&quot; : &quot;0x0000001818000000&quot;, &quot;value&quot; : 20}" calcext:value-type="string">
            <text:p>{"name" : "center", "zone" : "0x0000001818000000", "value" : 20}</text:p>
          </table:table-cell>
          <table:table-cell table:formula="of:=DECIMAL(LEFT([.N4];10) ;16)" office:value-type="float" office:value="24" calcext:value-type="float">
            <text:p/>
          </table:table-cell>
          <table:table-cell table:formula="of:=DECIMAL(RIGHT([.N4];8) ;16)" office:value-type="float" office:value="402653184" calcext:value-type="float">
            <text:p/>
          </table:table-cell>
          <table:table-cell table:formula="of:=IF(BITAND([.$R4];BITLSHIFT(1;[.S$2]))&gt;0;1;0)*[.$O4]" office:value-type="float" office:value="0" calcext:value-type="float">
            <text:p/>
          </table:table-cell>
          <table:table-cell table:formula="of:=IF(BITAND([.$R4];BITLSHIFT(1;[.T$2]))&gt;0;1;0)*[.$O4]" office:value-type="float" office:value="0" calcext:value-type="float">
            <text:p/>
          </table:table-cell>
          <table:table-cell table:formula="of:=IF(BITAND([.$R4];BITLSHIFT(1;[.U$2]))&gt;0;1;0)*[.$O4]" office:value-type="float" office:value="0" calcext:value-type="float">
            <text:p/>
          </table:table-cell>
          <table:table-cell table:formula="of:=IF(BITAND([.$R4];BITLSHIFT(1;[.V$2]))&gt;0;1;0)*[.$O4]" office:value-type="float" office:value="0" calcext:value-type="float">
            <text:p/>
          </table:table-cell>
          <table:table-cell table:formula="of:=IF(BITAND([.$R4];BITLSHIFT(1;[.W$2]))&gt;0;1;0)*[.$O4]" office:value-type="float" office:value="0" calcext:value-type="float">
            <text:p/>
          </table:table-cell>
          <table:table-cell table:formula="of:=IF(BITAND([.$R4];BITLSHIFT(1;[.X$2]))&gt;0;1;0)*[.$O4]" office:value-type="float" office:value="0" calcext:value-type="float">
            <text:p/>
          </table:table-cell>
          <table:table-cell table:formula="of:=IF(BITAND([.$R4];BITLSHIFT(1;[.Y$2]))&gt;0;1;0)*[.$O4]" office:value-type="float" office:value="0" calcext:value-type="float">
            <text:p/>
          </table:table-cell>
          <table:table-cell table:formula="of:=IF(BITAND([.$R4];BITLSHIFT(1;[.Z$2]))&gt;0;1;0)*[.$O4]" office:value-type="float" office:value="0" calcext:value-type="float">
            <text:p/>
          </table:table-cell>
          <table:table-cell table:formula="of:=IF(BITAND([.$R4];BITLSHIFT(1;[.AA$2]))&gt;0;1;0)*[.$O4]" office:value-type="float" office:value="0" calcext:value-type="float">
            <text:p/>
          </table:table-cell>
          <table:table-cell table:formula="of:=IF(BITAND([.$R4];BITLSHIFT(1;[.AB$2]))&gt;0;1;0)*[.$O4]" office:value-type="float" office:value="0" calcext:value-type="float">
            <text:p/>
          </table:table-cell>
          <table:table-cell table:formula="of:=IF(BITAND([.$R4];BITLSHIFT(1;[.AC$2]))&gt;0;1;0)*[.$O4]" office:value-type="float" office:value="0" calcext:value-type="float">
            <text:p/>
          </table:table-cell>
          <table:table-cell table:formula="of:=IF(BITAND([.$R4];BITLSHIFT(1;[.AD$2]))&gt;0;1;0)*[.$O4]" office:value-type="float" office:value="0" calcext:value-type="float">
            <text:p/>
          </table:table-cell>
          <table:table-cell table:formula="of:=IF(BITAND([.$R4];BITLSHIFT(1;[.AE$2]))&gt;0;1;0)*[.$O4]" office:value-type="float" office:value="0" calcext:value-type="float">
            <text:p/>
          </table:table-cell>
          <table:table-cell table:formula="of:=IF(BITAND([.$R4];BITLSHIFT(1;[.AF$2]))&gt;0;1;0)*[.$O4]" office:value-type="float" office:value="0" calcext:value-type="float">
            <text:p/>
          </table:table-cell>
          <table:table-cell table:formula="of:=IF(BITAND([.$R4];BITLSHIFT(1;[.AG$2]))&gt;0;1;0)*[.$O4]" office:value-type="float" office:value="0" calcext:value-type="float">
            <text:p/>
          </table:table-cell>
          <table:table-cell table:formula="of:=IF(BITAND([.$R4];BITLSHIFT(1;[.AH$2]))&gt;0;1;0)*[.$O4]" office:value-type="float" office:value="0" calcext:value-type="float">
            <text:p/>
          </table:table-cell>
          <table:table-cell table:formula="of:=IF(BITAND([.$R4];BITLSHIFT(1;[.AI$2]))&gt;0;1;0)*[.$O4]" office:value-type="float" office:value="0" calcext:value-type="float">
            <text:p/>
          </table:table-cell>
          <table:table-cell table:formula="of:=IF(BITAND([.$R4];BITLSHIFT(1;[.AJ$2]))&gt;0;1;0)*[.$O4]" office:value-type="float" office:value="0" calcext:value-type="float">
            <text:p/>
          </table:table-cell>
          <table:table-cell table:formula="of:=IF(BITAND([.$R4];BITLSHIFT(1;[.AK$2]))&gt;0;1;0)*[.$O4]" office:value-type="float" office:value="0" calcext:value-type="float">
            <text:p/>
          </table:table-cell>
          <table:table-cell table:formula="of:=IF(BITAND([.$R4];BITLSHIFT(1;[.AL$2]))&gt;0;1;0)*[.$O4]" office:value-type="float" office:value="0" calcext:value-type="float">
            <text:p/>
          </table:table-cell>
          <table:table-cell table:formula="of:=IF(BITAND([.$R4];BITLSHIFT(1;[.AM$2]))&gt;0;1;0)*[.$O4]" office:value-type="float" office:value="0" calcext:value-type="float">
            <text:p/>
          </table:table-cell>
          <table:table-cell table:formula="of:=IF(BITAND([.$R4];BITLSHIFT(1;[.AN$2]))&gt;0;1;0)*[.$O4]" office:value-type="float" office:value="0" calcext:value-type="float">
            <text:p/>
          </table:table-cell>
          <table:table-cell table:formula="of:=IF(BITAND([.$R4];BITLSHIFT(1;[.AO$2]))&gt;0;1;0)*[.$O4]" office:value-type="float" office:value="0" calcext:value-type="float">
            <text:p/>
          </table:table-cell>
          <table:table-cell table:formula="of:=IF(BITAND([.$R4];BITLSHIFT(1;[.AP$2]))&gt;0;1;0)*[.$O4]" office:value-type="float" office:value="0" calcext:value-type="float">
            <text:p/>
          </table:table-cell>
          <table:table-cell table:formula="of:=IF(BITAND([.$R4];BITLSHIFT(1;[.AQ$2]))&gt;0;1;0)*[.$O4]" office:value-type="float" office:value="0" calcext:value-type="float">
            <text:p/>
          </table:table-cell>
          <table:table-cell table:formula="of:=IF(BITAND([.$R4];BITLSHIFT(1;[.AR$2]))&gt;0;1;0)*[.$O4]" office:value-type="float" office:value="0" calcext:value-type="float">
            <text:p/>
          </table:table-cell>
          <table:table-cell table:formula="of:=IF(BITAND([.$R4];BITLSHIFT(1;[.AS$2]))&gt;0;1;0)*[.$O4]" office:value-type="float" office:value="0" calcext:value-type="float">
            <text:p/>
          </table:table-cell>
          <table:table-cell table:formula="of:=IF(BITAND([.$R4];BITLSHIFT(1;[.AT$2]))&gt;0;1;0)*[.$O4]" office:value-type="float" office:value="20" calcext:value-type="float">
            <text:p/>
          </table:table-cell>
          <table:table-cell table:formula="of:=IF(BITAND([.$R4];BITLSHIFT(1;[.AU$2]))&gt;0;1;0)*[.$O4]" office:value-type="float" office:value="20" calcext:value-type="float">
            <text:p/>
          </table:table-cell>
          <table:table-cell table:formula="of:=IF(BITAND([.$R4];BITLSHIFT(1;[.AV$2]))&gt;0;1;0)*[.$O4]" office:value-type="float" office:value="0" calcext:value-type="float">
            <text:p/>
          </table:table-cell>
          <table:table-cell table:formula="of:=IF(BITAND([.$R4];BITLSHIFT(1;[.AW$2]))&gt;0;1;0)*[.$O4]" office:value-type="float" office:value="0" calcext:value-type="float">
            <text:p/>
          </table:table-cell>
          <table:table-cell table:formula="of:=IF(BITAND([.$R4];BITLSHIFT(1;[.AX$2]))&gt;0;1;0)*[.$O4]" office:value-type="float" office:value="0" calcext:value-type="float">
            <text:p/>
          </table:table-cell>
          <table:table-cell table:formula="of:=IF(BITAND([.$Q4];BITLSHIFT(1;[.AY$2]))&gt;0;1;0)*[.$O4]" office:value-type="float" office:value="0" calcext:value-type="float">
            <text:p/>
          </table:table-cell>
          <table:table-cell table:formula="of:=IF(BITAND([.$Q4];BITLSHIFT(1;[.AZ$2]))&gt;0;1;0)*[.$O4]" office:value-type="float" office:value="0" calcext:value-type="float">
            <text:p/>
          </table:table-cell>
          <table:table-cell table:formula="of:=IF(BITAND([.$Q4];BITLSHIFT(1;[.BA$2]))&gt;0;1;0)*[.$O4]" office:value-type="float" office:value="0" calcext:value-type="float">
            <text:p/>
          </table:table-cell>
          <table:table-cell table:formula="of:=IF(BITAND([.$Q4];BITLSHIFT(1;[.BB$2]))&gt;0;1;0)*[.$O4]" office:value-type="float" office:value="20" calcext:value-type="float">
            <text:p/>
          </table:table-cell>
          <table:table-cell table:formula="of:=IF(BITAND([.$Q4];BITLSHIFT(1;[.BC$2]))&gt;0;1;0)*[.$O4]" office:value-type="float" office:value="20" calcext:value-type="float">
            <text:p/>
          </table:table-cell>
          <table:table-cell table:formula="of:=IF(BITAND([.$Q4];BITLSHIFT(1;[.BD$2]))&gt;0;1;0)*[.$O4]" office:value-type="float" office:value="0" calcext:value-type="float">
            <text:p/>
          </table:table-cell>
          <table:table-cell table:formula="of:=IF(BITAND([.$Q4];BITLSHIFT(1;[.BE$2]))&gt;0;1;0)*[.$O4]" office:value-type="float" office:value="0" calcext:value-type="float">
            <text:p/>
          </table:table-cell>
          <table:table-cell table:formula="of:=IF(BITAND([.$Q4];BITLSHIFT(1;[.BF$2]))&gt;0;1;0)*[.$O4]" office:value-type="float" office:value="0" calcext:value-type="float">
            <text:p/>
          </table:table-cell>
          <table:table-cell table:formula="of:=IF(BITAND([.$Q4];BITLSHIFT(1;[.BG$2]))&gt;0;1;0)*[.$O4]" office:value-type="float" office:value="0" calcext:value-type="float">
            <text:p/>
          </table:table-cell>
          <table:table-cell table:formula="of:=IF(BITAND([.$Q4];BITLSHIFT(1;[.BH$2]))&gt;0;1;0)*[.$O4]" office:value-type="float" office:value="0" calcext:value-type="float">
            <text:p/>
          </table:table-cell>
          <table:table-cell table:formula="of:=IF(BITAND([.$Q4];BITLSHIFT(1;[.BI$2]))&gt;0;1;0)*[.$O4]" office:value-type="float" office:value="0" calcext:value-type="float">
            <text:p/>
          </table:table-cell>
          <table:table-cell table:formula="of:=IF(BITAND([.$Q4];BITLSHIFT(1;[.BJ$2]))&gt;0;1;0)*[.$O4]" office:value-type="float" office:value="0" calcext:value-type="float">
            <text:p/>
          </table:table-cell>
          <table:table-cell table:formula="of:=IF(BITAND([.$Q4];BITLSHIFT(1;[.BK$2]))&gt;0;1;0)*[.$O4]" office:value-type="float" office:value="0" calcext:value-type="float">
            <text:p/>
          </table:table-cell>
          <table:table-cell table:formula="of:=IF(BITAND([.$Q4];BITLSHIFT(1;[.BL$2]))&gt;0;1;0)*[.$O4]" office:value-type="float" office:value="0" calcext:value-type="float">
            <text:p/>
          </table:table-cell>
          <table:table-cell table:formula="of:=IF(BITAND([.$Q4];BITLSHIFT(1;[.BM$2]))&gt;0;1;0)*[.$O4]" office:value-type="float" office:value="0" calcext:value-type="float">
            <text:p/>
          </table:table-cell>
          <table:table-cell table:formula="of:=IF(BITAND([.$Q4];BITLSHIFT(1;[.BN$2]))&gt;0;1;0)*[.$O4]" office:value-type="float" office:value="0" calcext:value-type="float">
            <text:p/>
          </table:table-cell>
          <table:table-cell table:formula="of:=IF(BITAND([.$Q4];BITLSHIFT(1;[.BO$2]))&gt;0;1;0)*[.$O4]" office:value-type="float" office:value="0" calcext:value-type="float">
            <text:p/>
          </table:table-cell>
          <table:table-cell table:formula="of:=IF(BITAND([.$Q4];BITLSHIFT(1;[.BP$2]))&gt;0;1;0)*[.$O4]" office:value-type="float" office:value="0" calcext:value-type="float">
            <text:p/>
          </table:table-cell>
          <table:table-cell table:formula="of:=IF(BITAND([.$Q4];BITLSHIFT(1;[.BQ$2]))&gt;0;1;0)*[.$O4]" office:value-type="float" office:value="0" calcext:value-type="float">
            <text:p/>
          </table:table-cell>
          <table:table-cell table:formula="of:=IF(BITAND([.$Q4];BITLSHIFT(1;[.BR$2]))&gt;0;1;0)*[.$O4]" office:value-type="float" office:value="0" calcext:value-type="float">
            <text:p/>
          </table:table-cell>
          <table:table-cell table:formula="of:=IF(BITAND([.$Q4];BITLSHIFT(1;[.BS$2]))&gt;0;1;0)*[.$O4]" office:value-type="float" office:value="0" calcext:value-type="float">
            <text:p/>
          </table:table-cell>
          <table:table-cell table:formula="of:=IF(BITAND([.$Q4];BITLSHIFT(1;[.BT$2]))&gt;0;1;0)*[.$O4]" office:value-type="float" office:value="0" calcext:value-type="float">
            <text:p/>
          </table:table-cell>
          <table:table-cell table:formula="of:=IF(BITAND([.$Q4];BITLSHIFT(1;[.BU$2]))&gt;0;1;0)*[.$O4]" office:value-type="float" office:value="0" calcext:value-type="float">
            <text:p/>
          </table:table-cell>
          <table:table-cell table:formula="of:=IF(BITAND([.$Q4];BITLSHIFT(1;[.BV$2]))&gt;0;1;0)*[.$O4]" office:value-type="float" office:value="0" calcext:value-type="float">
            <text:p/>
          </table:table-cell>
          <table:table-cell table:formula="of:=IF(BITAND([.$Q4];BITLSHIFT(1;[.BW$2]))&gt;0;1;0)*[.$O4]" office:value-type="float" office:value="0" calcext:value-type="float">
            <text:p/>
          </table:table-cell>
          <table:table-cell table:formula="of:=IF(BITAND([.$Q4];BITLSHIFT(1;[.BX$2]))&gt;0;1;0)*[.$O4]" office:value-type="float" office:value="0" calcext:value-type="float">
            <text:p/>
          </table:table-cell>
          <table:table-cell table:formula="of:=IF(BITAND([.$Q4];BITLSHIFT(1;[.BY$2]))&gt;0;1;0)*[.$O4]" office:value-type="float" office:value="0" calcext:value-type="float">
            <text:p/>
          </table:table-cell>
          <table:table-cell table:formula="of:=IF(BITAND([.$Q4];BITLSHIFT(1;[.BZ$2]))&gt;0;1;0)*[.$O4]" office:value-type="float" office:value="0" calcext:value-type="float">
            <text:p/>
          </table:table-cell>
          <table:table-cell table:formula="of:=IF(BITAND([.$Q4];BITLSHIFT(1;[.CA$2]))&gt;0;1;0)*[.$O4]" office:value-type="float" office:value="0" calcext:value-type="float">
            <text:p/>
          </table:table-cell>
          <table:table-cell table:formula="of:=IF(BITAND([.$Q4];BITLSHIFT(1;[.CB$2]))&gt;0;1;0)*[.$O4]" office:value-type="float" office:value="0" calcext:value-type="float">
            <text:p/>
          </table:table-cell>
          <table:table-cell table:formula="of:=IF(BITAND([.$Q4];BITLSHIFT(1;[.CC$2]))&gt;0;1;0)*[.$O4]" office:value-type="float" office:value="0" calcext:value-type="float">
            <text:p/>
          </table:table-cell>
          <table:table-cell table:formula="of:=IF(BITAND([.$Q4];BITLSHIFT(1;[.CD$2]))&gt;0;1;0)*[.$O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8" table:formula="of:=[.BO51]" office:value-type="float" office:value="-50" calcext:value-type="float">
            <text:p/>
          </table:table-cell>
          <table:table-cell table:style-name="ce8" table:formula="of:=[.BP51]" office:value-type="float" office:value="-20" calcext:value-type="float">
            <text:p/>
          </table:table-cell>
          <table:table-cell table:style-name="ce8" table:formula="of:=[.BQ51]" office:value-type="float" office:value="0" calcext:value-type="float">
            <text:p/>
          </table:table-cell>
          <table:table-cell table:style-name="ce8" table:formula="of:=[.BR51]" office:value-type="float" office:value="0" calcext:value-type="float">
            <text:p/>
          </table:table-cell>
          <table:table-cell table:style-name="ce8" table:formula="of:=[.BS51]" office:value-type="float" office:value="0" calcext:value-type="float">
            <text:p/>
          </table:table-cell>
          <table:table-cell table:style-name="ce8" table:formula="of:=[.BT51]" office:value-type="float" office:value="0" calcext:value-type="float">
            <text:p/>
          </table:table-cell>
          <table:table-cell table:style-name="ce8" table:formula="of:=[.BU51]" office:value-type="float" office:value="-20" calcext:value-type="float">
            <text:p/>
          </table:table-cell>
          <table:table-cell table:style-name="ce8" table:formula="of:=[.BV51]" office:value-type="float" office:value="-5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off center</text:p>
          </table:table-cell>
          <table:table-cell table:style-name="ce4" office:value-type="string" calcext:value-type="string">
            <text:p>0x00003C24243C0000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&quot;{&quot;&quot;name&quot;&quot; : &quot;&quot;&quot; &amp; [.M5] &amp; &quot;&quot;&quot;, &quot;&quot;zone&quot;&quot; : &quot;&quot;&quot;&amp;[.N5]&amp;&quot;&quot;&quot;, &quot;&quot;value&quot;&quot; : &quot;&amp;[.O5]&amp;&quot;}&quot;" office:value-type="string" office:string-value="{&quot;name&quot; : &quot;off center&quot;, &quot;zone&quot; : &quot;0x00003C24243C0000&quot;, &quot;value&quot; : 15}" calcext:value-type="string">
            <text:p>{"name" : "off center", "zone" : "0x00003C24243C0000", "value" : 15}</text:p>
          </table:table-cell>
          <table:table-cell table:formula="of:=DECIMAL(LEFT([.N5];10) ;16)" office:value-type="float" office:value="15396" calcext:value-type="float">
            <text:p/>
          </table:table-cell>
          <table:table-cell table:formula="of:=DECIMAL(RIGHT([.N5];8) ;16)" office:value-type="float" office:value="607911936" calcext:value-type="float">
            <text:p/>
          </table:table-cell>
          <table:table-cell table:formula="of:=IF(BITAND([.$R5];BITLSHIFT(1;[.S$2]))&gt;0;1;0)*[.$O5]" office:value-type="float" office:value="0" calcext:value-type="float">
            <text:p/>
          </table:table-cell>
          <table:table-cell table:formula="of:=IF(BITAND([.$R5];BITLSHIFT(1;[.T$2]))&gt;0;1;0)*[.$O5]" office:value-type="float" office:value="0" calcext:value-type="float">
            <text:p/>
          </table:table-cell>
          <table:table-cell table:formula="of:=IF(BITAND([.$R5];BITLSHIFT(1;[.U$2]))&gt;0;1;0)*[.$O5]" office:value-type="float" office:value="0" calcext:value-type="float">
            <text:p/>
          </table:table-cell>
          <table:table-cell table:formula="of:=IF(BITAND([.$R5];BITLSHIFT(1;[.V$2]))&gt;0;1;0)*[.$O5]" office:value-type="float" office:value="0" calcext:value-type="float">
            <text:p/>
          </table:table-cell>
          <table:table-cell table:formula="of:=IF(BITAND([.$R5];BITLSHIFT(1;[.W$2]))&gt;0;1;0)*[.$O5]" office:value-type="float" office:value="0" calcext:value-type="float">
            <text:p/>
          </table:table-cell>
          <table:table-cell table:formula="of:=IF(BITAND([.$R5];BITLSHIFT(1;[.X$2]))&gt;0;1;0)*[.$O5]" office:value-type="float" office:value="0" calcext:value-type="float">
            <text:p/>
          </table:table-cell>
          <table:table-cell table:formula="of:=IF(BITAND([.$R5];BITLSHIFT(1;[.Y$2]))&gt;0;1;0)*[.$O5]" office:value-type="float" office:value="0" calcext:value-type="float">
            <text:p/>
          </table:table-cell>
          <table:table-cell table:formula="of:=IF(BITAND([.$R5];BITLSHIFT(1;[.Z$2]))&gt;0;1;0)*[.$O5]" office:value-type="float" office:value="0" calcext:value-type="float">
            <text:p/>
          </table:table-cell>
          <table:table-cell table:formula="of:=IF(BITAND([.$R5];BITLSHIFT(1;[.AA$2]))&gt;0;1;0)*[.$O5]" office:value-type="float" office:value="0" calcext:value-type="float">
            <text:p/>
          </table:table-cell>
          <table:table-cell table:formula="of:=IF(BITAND([.$R5];BITLSHIFT(1;[.AB$2]))&gt;0;1;0)*[.$O5]" office:value-type="float" office:value="0" calcext:value-type="float">
            <text:p/>
          </table:table-cell>
          <table:table-cell table:formula="of:=IF(BITAND([.$R5];BITLSHIFT(1;[.AC$2]))&gt;0;1;0)*[.$O5]" office:value-type="float" office:value="0" calcext:value-type="float">
            <text:p/>
          </table:table-cell>
          <table:table-cell table:formula="of:=IF(BITAND([.$R5];BITLSHIFT(1;[.AD$2]))&gt;0;1;0)*[.$O5]" office:value-type="float" office:value="0" calcext:value-type="float">
            <text:p/>
          </table:table-cell>
          <table:table-cell table:formula="of:=IF(BITAND([.$R5];BITLSHIFT(1;[.AE$2]))&gt;0;1;0)*[.$O5]" office:value-type="float" office:value="0" calcext:value-type="float">
            <text:p/>
          </table:table-cell>
          <table:table-cell table:formula="of:=IF(BITAND([.$R5];BITLSHIFT(1;[.AF$2]))&gt;0;1;0)*[.$O5]" office:value-type="float" office:value="0" calcext:value-type="float">
            <text:p/>
          </table:table-cell>
          <table:table-cell table:formula="of:=IF(BITAND([.$R5];BITLSHIFT(1;[.AG$2]))&gt;0;1;0)*[.$O5]" office:value-type="float" office:value="0" calcext:value-type="float">
            <text:p/>
          </table:table-cell>
          <table:table-cell table:formula="of:=IF(BITAND([.$R5];BITLSHIFT(1;[.AH$2]))&gt;0;1;0)*[.$O5]" office:value-type="float" office:value="0" calcext:value-type="float">
            <text:p/>
          </table:table-cell>
          <table:table-cell table:formula="of:=IF(BITAND([.$R5];BITLSHIFT(1;[.AI$2]))&gt;0;1;0)*[.$O5]" office:value-type="float" office:value="0" calcext:value-type="float">
            <text:p/>
          </table:table-cell>
          <table:table-cell table:formula="of:=IF(BITAND([.$R5];BITLSHIFT(1;[.AJ$2]))&gt;0;1;0)*[.$O5]" office:value-type="float" office:value="0" calcext:value-type="float">
            <text:p/>
          </table:table-cell>
          <table:table-cell table:formula="of:=IF(BITAND([.$R5];BITLSHIFT(1;[.AK$2]))&gt;0;1;0)*[.$O5]" office:value-type="float" office:value="15" calcext:value-type="float">
            <text:p/>
          </table:table-cell>
          <table:table-cell table:formula="of:=IF(BITAND([.$R5];BITLSHIFT(1;[.AL$2]))&gt;0;1;0)*[.$O5]" office:value-type="float" office:value="15" calcext:value-type="float">
            <text:p/>
          </table:table-cell>
          <table:table-cell table:formula="of:=IF(BITAND([.$R5];BITLSHIFT(1;[.AM$2]))&gt;0;1;0)*[.$O5]" office:value-type="float" office:value="15" calcext:value-type="float">
            <text:p/>
          </table:table-cell>
          <table:table-cell table:formula="of:=IF(BITAND([.$R5];BITLSHIFT(1;[.AN$2]))&gt;0;1;0)*[.$O5]" office:value-type="float" office:value="15" calcext:value-type="float">
            <text:p/>
          </table:table-cell>
          <table:table-cell table:formula="of:=IF(BITAND([.$R5];BITLSHIFT(1;[.AO$2]))&gt;0;1;0)*[.$O5]" office:value-type="float" office:value="0" calcext:value-type="float">
            <text:p/>
          </table:table-cell>
          <table:table-cell table:formula="of:=IF(BITAND([.$R5];BITLSHIFT(1;[.AP$2]))&gt;0;1;0)*[.$O5]" office:value-type="float" office:value="0" calcext:value-type="float">
            <text:p/>
          </table:table-cell>
          <table:table-cell table:formula="of:=IF(BITAND([.$R5];BITLSHIFT(1;[.AQ$2]))&gt;0;1;0)*[.$O5]" office:value-type="float" office:value="0" calcext:value-type="float">
            <text:p/>
          </table:table-cell>
          <table:table-cell table:formula="of:=IF(BITAND([.$R5];BITLSHIFT(1;[.AR$2]))&gt;0;1;0)*[.$O5]" office:value-type="float" office:value="0" calcext:value-type="float">
            <text:p/>
          </table:table-cell>
          <table:table-cell table:formula="of:=IF(BITAND([.$R5];BITLSHIFT(1;[.AS$2]))&gt;0;1;0)*[.$O5]" office:value-type="float" office:value="15" calcext:value-type="float">
            <text:p/>
          </table:table-cell>
          <table:table-cell table:formula="of:=IF(BITAND([.$R5];BITLSHIFT(1;[.AT$2]))&gt;0;1;0)*[.$O5]" office:value-type="float" office:value="0" calcext:value-type="float">
            <text:p/>
          </table:table-cell>
          <table:table-cell table:formula="of:=IF(BITAND([.$R5];BITLSHIFT(1;[.AU$2]))&gt;0;1;0)*[.$O5]" office:value-type="float" office:value="0" calcext:value-type="float">
            <text:p/>
          </table:table-cell>
          <table:table-cell table:formula="of:=IF(BITAND([.$R5];BITLSHIFT(1;[.AV$2]))&gt;0;1;0)*[.$O5]" office:value-type="float" office:value="15" calcext:value-type="float">
            <text:p/>
          </table:table-cell>
          <table:table-cell table:formula="of:=IF(BITAND([.$R5];BITLSHIFT(1;[.AW$2]))&gt;0;1;0)*[.$O5]" office:value-type="float" office:value="0" calcext:value-type="float">
            <text:p/>
          </table:table-cell>
          <table:table-cell table:formula="of:=IF(BITAND([.$R5];BITLSHIFT(1;[.AX$2]))&gt;0;1;0)*[.$O5]" office:value-type="float" office:value="0" calcext:value-type="float">
            <text:p/>
          </table:table-cell>
          <table:table-cell table:formula="of:=IF(BITAND([.$Q5];BITLSHIFT(1;[.AY$2]))&gt;0;1;0)*[.$O5]" office:value-type="float" office:value="0" calcext:value-type="float">
            <text:p/>
          </table:table-cell>
          <table:table-cell table:formula="of:=IF(BITAND([.$Q5];BITLSHIFT(1;[.AZ$2]))&gt;0;1;0)*[.$O5]" office:value-type="float" office:value="0" calcext:value-type="float">
            <text:p/>
          </table:table-cell>
          <table:table-cell table:formula="of:=IF(BITAND([.$Q5];BITLSHIFT(1;[.BA$2]))&gt;0;1;0)*[.$O5]" office:value-type="float" office:value="15" calcext:value-type="float">
            <text:p/>
          </table:table-cell>
          <table:table-cell table:formula="of:=IF(BITAND([.$Q5];BITLSHIFT(1;[.BB$2]))&gt;0;1;0)*[.$O5]" office:value-type="float" office:value="0" calcext:value-type="float">
            <text:p/>
          </table:table-cell>
          <table:table-cell table:formula="of:=IF(BITAND([.$Q5];BITLSHIFT(1;[.BC$2]))&gt;0;1;0)*[.$O5]" office:value-type="float" office:value="0" calcext:value-type="float">
            <text:p/>
          </table:table-cell>
          <table:table-cell table:formula="of:=IF(BITAND([.$Q5];BITLSHIFT(1;[.BD$2]))&gt;0;1;0)*[.$O5]" office:value-type="float" office:value="15" calcext:value-type="float">
            <text:p/>
          </table:table-cell>
          <table:table-cell table:formula="of:=IF(BITAND([.$Q5];BITLSHIFT(1;[.BE$2]))&gt;0;1;0)*[.$O5]" office:value-type="float" office:value="0" calcext:value-type="float">
            <text:p/>
          </table:table-cell>
          <table:table-cell table:formula="of:=IF(BITAND([.$Q5];BITLSHIFT(1;[.BF$2]))&gt;0;1;0)*[.$O5]" office:value-type="float" office:value="0" calcext:value-type="float">
            <text:p/>
          </table:table-cell>
          <table:table-cell table:formula="of:=IF(BITAND([.$Q5];BITLSHIFT(1;[.BG$2]))&gt;0;1;0)*[.$O5]" office:value-type="float" office:value="0" calcext:value-type="float">
            <text:p/>
          </table:table-cell>
          <table:table-cell table:formula="of:=IF(BITAND([.$Q5];BITLSHIFT(1;[.BH$2]))&gt;0;1;0)*[.$O5]" office:value-type="float" office:value="0" calcext:value-type="float">
            <text:p/>
          </table:table-cell>
          <table:table-cell table:formula="of:=IF(BITAND([.$Q5];BITLSHIFT(1;[.BI$2]))&gt;0;1;0)*[.$O5]" office:value-type="float" office:value="15" calcext:value-type="float">
            <text:p/>
          </table:table-cell>
          <table:table-cell table:formula="of:=IF(BITAND([.$Q5];BITLSHIFT(1;[.BJ$2]))&gt;0;1;0)*[.$O5]" office:value-type="float" office:value="15" calcext:value-type="float">
            <text:p/>
          </table:table-cell>
          <table:table-cell table:formula="of:=IF(BITAND([.$Q5];BITLSHIFT(1;[.BK$2]))&gt;0;1;0)*[.$O5]" office:value-type="float" office:value="15" calcext:value-type="float">
            <text:p/>
          </table:table-cell>
          <table:table-cell table:formula="of:=IF(BITAND([.$Q5];BITLSHIFT(1;[.BL$2]))&gt;0;1;0)*[.$O5]" office:value-type="float" office:value="15" calcext:value-type="float">
            <text:p/>
          </table:table-cell>
          <table:table-cell table:formula="of:=IF(BITAND([.$Q5];BITLSHIFT(1;[.BM$2]))&gt;0;1;0)*[.$O5]" office:value-type="float" office:value="0" calcext:value-type="float">
            <text:p/>
          </table:table-cell>
          <table:table-cell table:formula="of:=IF(BITAND([.$Q5];BITLSHIFT(1;[.BN$2]))&gt;0;1;0)*[.$O5]" office:value-type="float" office:value="0" calcext:value-type="float">
            <text:p/>
          </table:table-cell>
          <table:table-cell table:formula="of:=IF(BITAND([.$Q5];BITLSHIFT(1;[.BO$2]))&gt;0;1;0)*[.$O5]" office:value-type="float" office:value="0" calcext:value-type="float">
            <text:p/>
          </table:table-cell>
          <table:table-cell table:formula="of:=IF(BITAND([.$Q5];BITLSHIFT(1;[.BP$2]))&gt;0;1;0)*[.$O5]" office:value-type="float" office:value="0" calcext:value-type="float">
            <text:p/>
          </table:table-cell>
          <table:table-cell table:formula="of:=IF(BITAND([.$Q5];BITLSHIFT(1;[.BQ$2]))&gt;0;1;0)*[.$O5]" office:value-type="float" office:value="0" calcext:value-type="float">
            <text:p/>
          </table:table-cell>
          <table:table-cell table:formula="of:=IF(BITAND([.$Q5];BITLSHIFT(1;[.BR$2]))&gt;0;1;0)*[.$O5]" office:value-type="float" office:value="0" calcext:value-type="float">
            <text:p/>
          </table:table-cell>
          <table:table-cell table:formula="of:=IF(BITAND([.$Q5];BITLSHIFT(1;[.BS$2]))&gt;0;1;0)*[.$O5]" office:value-type="float" office:value="0" calcext:value-type="float">
            <text:p/>
          </table:table-cell>
          <table:table-cell table:formula="of:=IF(BITAND([.$Q5];BITLSHIFT(1;[.BT$2]))&gt;0;1;0)*[.$O5]" office:value-type="float" office:value="0" calcext:value-type="float">
            <text:p/>
          </table:table-cell>
          <table:table-cell table:formula="of:=IF(BITAND([.$Q5];BITLSHIFT(1;[.BU$2]))&gt;0;1;0)*[.$O5]" office:value-type="float" office:value="0" calcext:value-type="float">
            <text:p/>
          </table:table-cell>
          <table:table-cell table:formula="of:=IF(BITAND([.$Q5];BITLSHIFT(1;[.BV$2]))&gt;0;1;0)*[.$O5]" office:value-type="float" office:value="0" calcext:value-type="float">
            <text:p/>
          </table:table-cell>
          <table:table-cell table:formula="of:=IF(BITAND([.$Q5];BITLSHIFT(1;[.BW$2]))&gt;0;1;0)*[.$O5]" office:value-type="float" office:value="0" calcext:value-type="float">
            <text:p/>
          </table:table-cell>
          <table:table-cell table:formula="of:=IF(BITAND([.$Q5];BITLSHIFT(1;[.BX$2]))&gt;0;1;0)*[.$O5]" office:value-type="float" office:value="0" calcext:value-type="float">
            <text:p/>
          </table:table-cell>
          <table:table-cell table:formula="of:=IF(BITAND([.$Q5];BITLSHIFT(1;[.BY$2]))&gt;0;1;0)*[.$O5]" office:value-type="float" office:value="0" calcext:value-type="float">
            <text:p/>
          </table:table-cell>
          <table:table-cell table:formula="of:=IF(BITAND([.$Q5];BITLSHIFT(1;[.BZ$2]))&gt;0;1;0)*[.$O5]" office:value-type="float" office:value="0" calcext:value-type="float">
            <text:p/>
          </table:table-cell>
          <table:table-cell table:formula="of:=IF(BITAND([.$Q5];BITLSHIFT(1;[.CA$2]))&gt;0;1;0)*[.$O5]" office:value-type="float" office:value="0" calcext:value-type="float">
            <text:p/>
          </table:table-cell>
          <table:table-cell table:formula="of:=IF(BITAND([.$Q5];BITLSHIFT(1;[.CB$2]))&gt;0;1;0)*[.$O5]" office:value-type="float" office:value="0" calcext:value-type="float">
            <text:p/>
          </table:table-cell>
          <table:table-cell table:formula="of:=IF(BITAND([.$Q5];BITLSHIFT(1;[.CC$2]))&gt;0;1;0)*[.$O5]" office:value-type="float" office:value="0" calcext:value-type="float">
            <text:p/>
          </table:table-cell>
          <table:table-cell table:formula="of:=IF(BITAND([.$Q5];BITLSHIFT(1;[.CD$2]))&gt;0;1;0)*[.$O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8" table:formula="of:=[.BG51]" office:value-type="float" office:value="-30" calcext:value-type="float">
            <text:p/>
          </table:table-cell>
          <table:table-cell table:style-name="ce8" table:formula="of:=[.BH51]" office:value-type="float" office:value="0" calcext:value-type="float">
            <text:p/>
          </table:table-cell>
          <table:table-cell table:style-name="ce8" table:formula="of:=[.BI51]" office:value-type="float" office:value="15" calcext:value-type="float">
            <text:p/>
          </table:table-cell>
          <table:table-cell table:style-name="ce8" table:formula="of:=[.BJ51]" office:value-type="float" office:value="15" calcext:value-type="float">
            <text:p/>
          </table:table-cell>
          <table:table-cell table:style-name="ce8" table:formula="of:=[.BK51]" office:value-type="float" office:value="15" calcext:value-type="float">
            <text:p/>
          </table:table-cell>
          <table:table-cell table:style-name="ce8" table:formula="of:=[.BL51]" office:value-type="float" office:value="15" calcext:value-type="float">
            <text:p/>
          </table:table-cell>
          <table:table-cell table:style-name="ce8" table:formula="of:=[.BM51]" office:value-type="float" office:value="0" calcext:value-type="float">
            <text:p/>
          </table:table-cell>
          <table:table-cell table:style-name="ce8" table:formula="of:=[.BN51]" office:value-type="float" office:value="-3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0xFF818181818181FF</text:p>
          </table:table-cell>
          <table:table-cell table:style-name="ce4" office:value-type="float" office:value="-30" calcext:value-type="float">
            <text:p>-30</text:p>
          </table:table-cell>
          <table:table-cell table:style-name="ce5" table:formula="of:=&quot;{&quot;&quot;name&quot;&quot; : &quot;&quot;&quot; &amp; [.M6] &amp; &quot;&quot;&quot;, &quot;&quot;zone&quot;&quot; : &quot;&quot;&quot;&amp;[.N6]&amp;&quot;&quot;&quot;, &quot;&quot;value&quot;&quot; : &quot;&amp;[.O6]&amp;&quot;}&quot;" office:value-type="string" office:string-value="{&quot;name&quot; : &quot;border&quot;, &quot;zone&quot; : &quot;0xFF818181818181FF&quot;, &quot;value&quot; : -30}" calcext:value-type="string">
            <text:p>{"name" : "border", "zone" : "0xFF818181818181FF", "value" : -30}</text:p>
          </table:table-cell>
          <table:table-cell table:formula="of:=DECIMAL(LEFT([.N6];10) ;16)" office:value-type="float" office:value="4286677377" calcext:value-type="float">
            <text:p/>
          </table:table-cell>
          <table:table-cell table:formula="of:=DECIMAL(RIGHT([.N6];8) ;16)" office:value-type="float" office:value="2172748287" calcext:value-type="float">
            <text:p/>
          </table:table-cell>
          <table:table-cell table:formula="of:=IF(BITAND([.$R6];BITLSHIFT(1;[.S$2]))&gt;0;1;0)*[.$O6]" office:value-type="float" office:value="-30" calcext:value-type="float">
            <text:p/>
          </table:table-cell>
          <table:table-cell table:formula="of:=IF(BITAND([.$R6];BITLSHIFT(1;[.T$2]))&gt;0;1;0)*[.$O6]" office:value-type="float" office:value="-30" calcext:value-type="float">
            <text:p/>
          </table:table-cell>
          <table:table-cell table:formula="of:=IF(BITAND([.$R6];BITLSHIFT(1;[.U$2]))&gt;0;1;0)*[.$O6]" office:value-type="float" office:value="-30" calcext:value-type="float">
            <text:p/>
          </table:table-cell>
          <table:table-cell table:formula="of:=IF(BITAND([.$R6];BITLSHIFT(1;[.V$2]))&gt;0;1;0)*[.$O6]" office:value-type="float" office:value="-30" calcext:value-type="float">
            <text:p/>
          </table:table-cell>
          <table:table-cell table:formula="of:=IF(BITAND([.$R6];BITLSHIFT(1;[.W$2]))&gt;0;1;0)*[.$O6]" office:value-type="float" office:value="-30" calcext:value-type="float">
            <text:p/>
          </table:table-cell>
          <table:table-cell table:formula="of:=IF(BITAND([.$R6];BITLSHIFT(1;[.X$2]))&gt;0;1;0)*[.$O6]" office:value-type="float" office:value="-30" calcext:value-type="float">
            <text:p/>
          </table:table-cell>
          <table:table-cell table:formula="of:=IF(BITAND([.$R6];BITLSHIFT(1;[.Y$2]))&gt;0;1;0)*[.$O6]" office:value-type="float" office:value="-30" calcext:value-type="float">
            <text:p/>
          </table:table-cell>
          <table:table-cell table:formula="of:=IF(BITAND([.$R6];BITLSHIFT(1;[.Z$2]))&gt;0;1;0)*[.$O6]" office:value-type="float" office:value="-30" calcext:value-type="float">
            <text:p/>
          </table:table-cell>
          <table:table-cell table:formula="of:=IF(BITAND([.$R6];BITLSHIFT(1;[.AA$2]))&gt;0;1;0)*[.$O6]" office:value-type="float" office:value="-30" calcext:value-type="float">
            <text:p/>
          </table:table-cell>
          <table:table-cell table:formula="of:=IF(BITAND([.$R6];BITLSHIFT(1;[.AB$2]))&gt;0;1;0)*[.$O6]" office:value-type="float" office:value="-0" calcext:value-type="float">
            <text:p/>
          </table:table-cell>
          <table:table-cell table:formula="of:=IF(BITAND([.$R6];BITLSHIFT(1;[.AC$2]))&gt;0;1;0)*[.$O6]" office:value-type="float" office:value="-0" calcext:value-type="float">
            <text:p/>
          </table:table-cell>
          <table:table-cell table:formula="of:=IF(BITAND([.$R6];BITLSHIFT(1;[.AD$2]))&gt;0;1;0)*[.$O6]" office:value-type="float" office:value="-0" calcext:value-type="float">
            <text:p/>
          </table:table-cell>
          <table:table-cell table:formula="of:=IF(BITAND([.$R6];BITLSHIFT(1;[.AE$2]))&gt;0;1;0)*[.$O6]" office:value-type="float" office:value="-0" calcext:value-type="float">
            <text:p/>
          </table:table-cell>
          <table:table-cell table:formula="of:=IF(BITAND([.$R6];BITLSHIFT(1;[.AF$2]))&gt;0;1;0)*[.$O6]" office:value-type="float" office:value="-0" calcext:value-type="float">
            <text:p/>
          </table:table-cell>
          <table:table-cell table:formula="of:=IF(BITAND([.$R6];BITLSHIFT(1;[.AG$2]))&gt;0;1;0)*[.$O6]" office:value-type="float" office:value="-0" calcext:value-type="float">
            <text:p/>
          </table:table-cell>
          <table:table-cell table:formula="of:=IF(BITAND([.$R6];BITLSHIFT(1;[.AH$2]))&gt;0;1;0)*[.$O6]" office:value-type="float" office:value="-30" calcext:value-type="float">
            <text:p/>
          </table:table-cell>
          <table:table-cell table:formula="of:=IF(BITAND([.$R6];BITLSHIFT(1;[.AI$2]))&gt;0;1;0)*[.$O6]" office:value-type="float" office:value="-30" calcext:value-type="float">
            <text:p/>
          </table:table-cell>
          <table:table-cell table:formula="of:=IF(BITAND([.$R6];BITLSHIFT(1;[.AJ$2]))&gt;0;1;0)*[.$O6]" office:value-type="float" office:value="-0" calcext:value-type="float">
            <text:p/>
          </table:table-cell>
          <table:table-cell table:formula="of:=IF(BITAND([.$R6];BITLSHIFT(1;[.AK$2]))&gt;0;1;0)*[.$O6]" office:value-type="float" office:value="-0" calcext:value-type="float">
            <text:p/>
          </table:table-cell>
          <table:table-cell table:formula="of:=IF(BITAND([.$R6];BITLSHIFT(1;[.AL$2]))&gt;0;1;0)*[.$O6]" office:value-type="float" office:value="-0" calcext:value-type="float">
            <text:p/>
          </table:table-cell>
          <table:table-cell table:formula="of:=IF(BITAND([.$R6];BITLSHIFT(1;[.AM$2]))&gt;0;1;0)*[.$O6]" office:value-type="float" office:value="-0" calcext:value-type="float">
            <text:p/>
          </table:table-cell>
          <table:table-cell table:formula="of:=IF(BITAND([.$R6];BITLSHIFT(1;[.AN$2]))&gt;0;1;0)*[.$O6]" office:value-type="float" office:value="-0" calcext:value-type="float">
            <text:p/>
          </table:table-cell>
          <table:table-cell table:formula="of:=IF(BITAND([.$R6];BITLSHIFT(1;[.AO$2]))&gt;0;1;0)*[.$O6]" office:value-type="float" office:value="-0" calcext:value-type="float">
            <text:p/>
          </table:table-cell>
          <table:table-cell table:formula="of:=IF(BITAND([.$R6];BITLSHIFT(1;[.AP$2]))&gt;0;1;0)*[.$O6]" office:value-type="float" office:value="-30" calcext:value-type="float">
            <text:p/>
          </table:table-cell>
          <table:table-cell table:formula="of:=IF(BITAND([.$R6];BITLSHIFT(1;[.AQ$2]))&gt;0;1;0)*[.$O6]" office:value-type="float" office:value="-30" calcext:value-type="float">
            <text:p/>
          </table:table-cell>
          <table:table-cell table:formula="of:=IF(BITAND([.$R6];BITLSHIFT(1;[.AR$2]))&gt;0;1;0)*[.$O6]" office:value-type="float" office:value="-0" calcext:value-type="float">
            <text:p/>
          </table:table-cell>
          <table:table-cell table:formula="of:=IF(BITAND([.$R6];BITLSHIFT(1;[.AS$2]))&gt;0;1;0)*[.$O6]" office:value-type="float" office:value="-0" calcext:value-type="float">
            <text:p/>
          </table:table-cell>
          <table:table-cell table:formula="of:=IF(BITAND([.$R6];BITLSHIFT(1;[.AT$2]))&gt;0;1;0)*[.$O6]" office:value-type="float" office:value="-0" calcext:value-type="float">
            <text:p/>
          </table:table-cell>
          <table:table-cell table:formula="of:=IF(BITAND([.$R6];BITLSHIFT(1;[.AU$2]))&gt;0;1;0)*[.$O6]" office:value-type="float" office:value="-0" calcext:value-type="float">
            <text:p/>
          </table:table-cell>
          <table:table-cell table:formula="of:=IF(BITAND([.$R6];BITLSHIFT(1;[.AV$2]))&gt;0;1;0)*[.$O6]" office:value-type="float" office:value="-0" calcext:value-type="float">
            <text:p/>
          </table:table-cell>
          <table:table-cell table:formula="of:=IF(BITAND([.$R6];BITLSHIFT(1;[.AW$2]))&gt;0;1;0)*[.$O6]" office:value-type="float" office:value="-0" calcext:value-type="float">
            <text:p/>
          </table:table-cell>
          <table:table-cell table:formula="of:=IF(BITAND([.$R6];BITLSHIFT(1;[.AX$2]))&gt;0;1;0)*[.$O6]" office:value-type="float" office:value="-30" calcext:value-type="float">
            <text:p/>
          </table:table-cell>
          <table:table-cell table:formula="of:=IF(BITAND([.$Q6];BITLSHIFT(1;[.AY$2]))&gt;0;1;0)*[.$O6]" office:value-type="float" office:value="-30" calcext:value-type="float">
            <text:p/>
          </table:table-cell>
          <table:table-cell table:formula="of:=IF(BITAND([.$Q6];BITLSHIFT(1;[.AZ$2]))&gt;0;1;0)*[.$O6]" office:value-type="float" office:value="-0" calcext:value-type="float">
            <text:p/>
          </table:table-cell>
          <table:table-cell table:formula="of:=IF(BITAND([.$Q6];BITLSHIFT(1;[.BA$2]))&gt;0;1;0)*[.$O6]" office:value-type="float" office:value="-0" calcext:value-type="float">
            <text:p/>
          </table:table-cell>
          <table:table-cell table:formula="of:=IF(BITAND([.$Q6];BITLSHIFT(1;[.BB$2]))&gt;0;1;0)*[.$O6]" office:value-type="float" office:value="-0" calcext:value-type="float">
            <text:p/>
          </table:table-cell>
          <table:table-cell table:formula="of:=IF(BITAND([.$Q6];BITLSHIFT(1;[.BC$2]))&gt;0;1;0)*[.$O6]" office:value-type="float" office:value="-0" calcext:value-type="float">
            <text:p/>
          </table:table-cell>
          <table:table-cell table:formula="of:=IF(BITAND([.$Q6];BITLSHIFT(1;[.BD$2]))&gt;0;1;0)*[.$O6]" office:value-type="float" office:value="-0" calcext:value-type="float">
            <text:p/>
          </table:table-cell>
          <table:table-cell table:formula="of:=IF(BITAND([.$Q6];BITLSHIFT(1;[.BE$2]))&gt;0;1;0)*[.$O6]" office:value-type="float" office:value="-0" calcext:value-type="float">
            <text:p/>
          </table:table-cell>
          <table:table-cell table:formula="of:=IF(BITAND([.$Q6];BITLSHIFT(1;[.BF$2]))&gt;0;1;0)*[.$O6]" office:value-type="float" office:value="-30" calcext:value-type="float">
            <text:p/>
          </table:table-cell>
          <table:table-cell table:formula="of:=IF(BITAND([.$Q6];BITLSHIFT(1;[.BG$2]))&gt;0;1;0)*[.$O6]" office:value-type="float" office:value="-30" calcext:value-type="float">
            <text:p/>
          </table:table-cell>
          <table:table-cell table:formula="of:=IF(BITAND([.$Q6];BITLSHIFT(1;[.BH$2]))&gt;0;1;0)*[.$O6]" office:value-type="float" office:value="-0" calcext:value-type="float">
            <text:p/>
          </table:table-cell>
          <table:table-cell table:formula="of:=IF(BITAND([.$Q6];BITLSHIFT(1;[.BI$2]))&gt;0;1;0)*[.$O6]" office:value-type="float" office:value="-0" calcext:value-type="float">
            <text:p/>
          </table:table-cell>
          <table:table-cell table:formula="of:=IF(BITAND([.$Q6];BITLSHIFT(1;[.BJ$2]))&gt;0;1;0)*[.$O6]" office:value-type="float" office:value="-0" calcext:value-type="float">
            <text:p/>
          </table:table-cell>
          <table:table-cell table:formula="of:=IF(BITAND([.$Q6];BITLSHIFT(1;[.BK$2]))&gt;0;1;0)*[.$O6]" office:value-type="float" office:value="-0" calcext:value-type="float">
            <text:p/>
          </table:table-cell>
          <table:table-cell table:formula="of:=IF(BITAND([.$Q6];BITLSHIFT(1;[.BL$2]))&gt;0;1;0)*[.$O6]" office:value-type="float" office:value="-0" calcext:value-type="float">
            <text:p/>
          </table:table-cell>
          <table:table-cell table:formula="of:=IF(BITAND([.$Q6];BITLSHIFT(1;[.BM$2]))&gt;0;1;0)*[.$O6]" office:value-type="float" office:value="-0" calcext:value-type="float">
            <text:p/>
          </table:table-cell>
          <table:table-cell table:formula="of:=IF(BITAND([.$Q6];BITLSHIFT(1;[.BN$2]))&gt;0;1;0)*[.$O6]" office:value-type="float" office:value="-30" calcext:value-type="float">
            <text:p/>
          </table:table-cell>
          <table:table-cell table:formula="of:=IF(BITAND([.$Q6];BITLSHIFT(1;[.BO$2]))&gt;0;1;0)*[.$O6]" office:value-type="float" office:value="-30" calcext:value-type="float">
            <text:p/>
          </table:table-cell>
          <table:table-cell table:formula="of:=IF(BITAND([.$Q6];BITLSHIFT(1;[.BP$2]))&gt;0;1;0)*[.$O6]" office:value-type="float" office:value="-0" calcext:value-type="float">
            <text:p/>
          </table:table-cell>
          <table:table-cell table:formula="of:=IF(BITAND([.$Q6];BITLSHIFT(1;[.BQ$2]))&gt;0;1;0)*[.$O6]" office:value-type="float" office:value="-0" calcext:value-type="float">
            <text:p/>
          </table:table-cell>
          <table:table-cell table:formula="of:=IF(BITAND([.$Q6];BITLSHIFT(1;[.BR$2]))&gt;0;1;0)*[.$O6]" office:value-type="float" office:value="-0" calcext:value-type="float">
            <text:p/>
          </table:table-cell>
          <table:table-cell table:formula="of:=IF(BITAND([.$Q6];BITLSHIFT(1;[.BS$2]))&gt;0;1;0)*[.$O6]" office:value-type="float" office:value="-0" calcext:value-type="float">
            <text:p/>
          </table:table-cell>
          <table:table-cell table:formula="of:=IF(BITAND([.$Q6];BITLSHIFT(1;[.BT$2]))&gt;0;1;0)*[.$O6]" office:value-type="float" office:value="-0" calcext:value-type="float">
            <text:p/>
          </table:table-cell>
          <table:table-cell table:formula="of:=IF(BITAND([.$Q6];BITLSHIFT(1;[.BU$2]))&gt;0;1;0)*[.$O6]" office:value-type="float" office:value="-0" calcext:value-type="float">
            <text:p/>
          </table:table-cell>
          <table:table-cell table:formula="of:=IF(BITAND([.$Q6];BITLSHIFT(1;[.BV$2]))&gt;0;1;0)*[.$O6]" office:value-type="float" office:value="-30" calcext:value-type="float">
            <text:p/>
          </table:table-cell>
          <table:table-cell table:formula="of:=IF(BITAND([.$Q6];BITLSHIFT(1;[.BW$2]))&gt;0;1;0)*[.$O6]" office:value-type="float" office:value="-30" calcext:value-type="float">
            <text:p/>
          </table:table-cell>
          <table:table-cell table:formula="of:=IF(BITAND([.$Q6];BITLSHIFT(1;[.BX$2]))&gt;0;1;0)*[.$O6]" office:value-type="float" office:value="-30" calcext:value-type="float">
            <text:p/>
          </table:table-cell>
          <table:table-cell table:formula="of:=IF(BITAND([.$Q6];BITLSHIFT(1;[.BY$2]))&gt;0;1;0)*[.$O6]" office:value-type="float" office:value="-30" calcext:value-type="float">
            <text:p/>
          </table:table-cell>
          <table:table-cell table:formula="of:=IF(BITAND([.$Q6];BITLSHIFT(1;[.BZ$2]))&gt;0;1;0)*[.$O6]" office:value-type="float" office:value="-30" calcext:value-type="float">
            <text:p/>
          </table:table-cell>
          <table:table-cell table:formula="of:=IF(BITAND([.$Q6];BITLSHIFT(1;[.CA$2]))&gt;0;1;0)*[.$O6]" office:value-type="float" office:value="-30" calcext:value-type="float">
            <text:p/>
          </table:table-cell>
          <table:table-cell table:formula="of:=IF(BITAND([.$Q6];BITLSHIFT(1;[.CB$2]))&gt;0;1;0)*[.$O6]" office:value-type="float" office:value="-30" calcext:value-type="float">
            <text:p/>
          </table:table-cell>
          <table:table-cell table:formula="of:=IF(BITAND([.$Q6];BITLSHIFT(1;[.CC$2]))&gt;0;1;0)*[.$O6]" office:value-type="float" office:value="-30" calcext:value-type="float">
            <text:p/>
          </table:table-cell>
          <table:table-cell table:formula="of:=IF(BITAND([.$Q6];BITLSHIFT(1;[.CD$2]))&gt;0;1;0)*[.$O6]" office:value-type="float" office:value="-3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8" table:formula="of:=[.AY51]" office:value-type="float" office:value="-30" calcext:value-type="float">
            <text:p/>
          </table:table-cell>
          <table:table-cell table:style-name="ce8" table:formula="of:=[.AZ51]" office:value-type="float" office:value="0" calcext:value-type="float">
            <text:p/>
          </table:table-cell>
          <table:table-cell table:style-name="ce8" table:formula="of:=[.BA51]" office:value-type="float" office:value="15" calcext:value-type="float">
            <text:p/>
          </table:table-cell>
          <table:table-cell table:style-name="ce8" table:formula="of:=[.BB51]" office:value-type="float" office:value="20" calcext:value-type="float">
            <text:p/>
          </table:table-cell>
          <table:table-cell table:style-name="ce8" table:formula="of:=[.BC51]" office:value-type="float" office:value="20" calcext:value-type="float">
            <text:p/>
          </table:table-cell>
          <table:table-cell table:style-name="ce8" table:formula="of:=[.BD51]" office:value-type="float" office:value="15" calcext:value-type="float">
            <text:p/>
          </table:table-cell>
          <table:table-cell table:style-name="ce8" table:formula="of:=[.BE51]" office:value-type="float" office:value="0" calcext:value-type="float">
            <text:p/>
          </table:table-cell>
          <table:table-cell table:style-name="ce8" table:formula="of:=[.BF51]" office:value-type="float" office:value="-3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corners and off</text:p>
          </table:table-cell>
          <table:table-cell table:style-name="ce4" office:value-type="string" calcext:value-type="string">
            <text:p>0xC3C300000000C3C3</text:p>
          </table:table-cell>
          <table:table-cell table:style-name="ce4" office:value-type="float" office:value="-20" calcext:value-type="float">
            <text:p>-20</text:p>
          </table:table-cell>
          <table:table-cell table:style-name="ce5" table:formula="of:=&quot;{&quot;&quot;name&quot;&quot; : &quot;&quot;&quot; &amp; [.M7] &amp; &quot;&quot;&quot;, &quot;&quot;zone&quot;&quot; : &quot;&quot;&quot;&amp;[.N7]&amp;&quot;&quot;&quot;, &quot;&quot;value&quot;&quot; : &quot;&amp;[.O7]&amp;&quot;}&quot;" office:value-type="string" office:string-value="{&quot;name&quot; : &quot;corners and off&quot;, &quot;zone&quot; : &quot;0xC3C300000000C3C3&quot;, &quot;value&quot; : -20}" calcext:value-type="string">
            <text:p>{"name" : "corners and off", "zone" : "0xC3C300000000C3C3", "value" : -20}</text:p>
          </table:table-cell>
          <table:table-cell table:formula="of:=DECIMAL(LEFT([.N7];10) ;16)" office:value-type="float" office:value="3284336640" calcext:value-type="float">
            <text:p/>
          </table:table-cell>
          <table:table-cell table:formula="of:=DECIMAL(RIGHT([.N7];8) ;16)" office:value-type="float" office:value="50115" calcext:value-type="float">
            <text:p/>
          </table:table-cell>
          <table:table-cell table:formula="of:=IF(BITAND([.$R7];BITLSHIFT(1;[.S$2]))&gt;0;1;0)*[.$O7]" office:value-type="float" office:value="-20" calcext:value-type="float">
            <text:p/>
          </table:table-cell>
          <table:table-cell table:formula="of:=IF(BITAND([.$R7];BITLSHIFT(1;[.T$2]))&gt;0;1;0)*[.$O7]" office:value-type="float" office:value="-20" calcext:value-type="float">
            <text:p/>
          </table:table-cell>
          <table:table-cell table:formula="of:=IF(BITAND([.$R7];BITLSHIFT(1;[.U$2]))&gt;0;1;0)*[.$O7]" office:value-type="float" office:value="-0" calcext:value-type="float">
            <text:p/>
          </table:table-cell>
          <table:table-cell table:formula="of:=IF(BITAND([.$R7];BITLSHIFT(1;[.V$2]))&gt;0;1;0)*[.$O7]" office:value-type="float" office:value="-0" calcext:value-type="float">
            <text:p/>
          </table:table-cell>
          <table:table-cell table:formula="of:=IF(BITAND([.$R7];BITLSHIFT(1;[.W$2]))&gt;0;1;0)*[.$O7]" office:value-type="float" office:value="-0" calcext:value-type="float">
            <text:p/>
          </table:table-cell>
          <table:table-cell table:formula="of:=IF(BITAND([.$R7];BITLSHIFT(1;[.X$2]))&gt;0;1;0)*[.$O7]" office:value-type="float" office:value="-0" calcext:value-type="float">
            <text:p/>
          </table:table-cell>
          <table:table-cell table:formula="of:=IF(BITAND([.$R7];BITLSHIFT(1;[.Y$2]))&gt;0;1;0)*[.$O7]" office:value-type="float" office:value="-20" calcext:value-type="float">
            <text:p/>
          </table:table-cell>
          <table:table-cell table:formula="of:=IF(BITAND([.$R7];BITLSHIFT(1;[.Z$2]))&gt;0;1;0)*[.$O7]" office:value-type="float" office:value="-20" calcext:value-type="float">
            <text:p/>
          </table:table-cell>
          <table:table-cell table:formula="of:=IF(BITAND([.$R7];BITLSHIFT(1;[.AA$2]))&gt;0;1;0)*[.$O7]" office:value-type="float" office:value="-20" calcext:value-type="float">
            <text:p/>
          </table:table-cell>
          <table:table-cell table:formula="of:=IF(BITAND([.$R7];BITLSHIFT(1;[.AB$2]))&gt;0;1;0)*[.$O7]" office:value-type="float" office:value="-20" calcext:value-type="float">
            <text:p/>
          </table:table-cell>
          <table:table-cell table:formula="of:=IF(BITAND([.$R7];BITLSHIFT(1;[.AC$2]))&gt;0;1;0)*[.$O7]" office:value-type="float" office:value="-0" calcext:value-type="float">
            <text:p/>
          </table:table-cell>
          <table:table-cell table:formula="of:=IF(BITAND([.$R7];BITLSHIFT(1;[.AD$2]))&gt;0;1;0)*[.$O7]" office:value-type="float" office:value="-0" calcext:value-type="float">
            <text:p/>
          </table:table-cell>
          <table:table-cell table:formula="of:=IF(BITAND([.$R7];BITLSHIFT(1;[.AE$2]))&gt;0;1;0)*[.$O7]" office:value-type="float" office:value="-0" calcext:value-type="float">
            <text:p/>
          </table:table-cell>
          <table:table-cell table:formula="of:=IF(BITAND([.$R7];BITLSHIFT(1;[.AF$2]))&gt;0;1;0)*[.$O7]" office:value-type="float" office:value="-0" calcext:value-type="float">
            <text:p/>
          </table:table-cell>
          <table:table-cell table:formula="of:=IF(BITAND([.$R7];BITLSHIFT(1;[.AG$2]))&gt;0;1;0)*[.$O7]" office:value-type="float" office:value="-20" calcext:value-type="float">
            <text:p/>
          </table:table-cell>
          <table:table-cell table:formula="of:=IF(BITAND([.$R7];BITLSHIFT(1;[.AH$2]))&gt;0;1;0)*[.$O7]" office:value-type="float" office:value="-20" calcext:value-type="float">
            <text:p/>
          </table:table-cell>
          <table:table-cell table:formula="of:=IF(BITAND([.$R7];BITLSHIFT(1;[.AI$2]))&gt;0;1;0)*[.$O7]" office:value-type="float" office:value="-0" calcext:value-type="float">
            <text:p/>
          </table:table-cell>
          <table:table-cell table:formula="of:=IF(BITAND([.$R7];BITLSHIFT(1;[.AJ$2]))&gt;0;1;0)*[.$O7]" office:value-type="float" office:value="-0" calcext:value-type="float">
            <text:p/>
          </table:table-cell>
          <table:table-cell table:formula="of:=IF(BITAND([.$R7];BITLSHIFT(1;[.AK$2]))&gt;0;1;0)*[.$O7]" office:value-type="float" office:value="-0" calcext:value-type="float">
            <text:p/>
          </table:table-cell>
          <table:table-cell table:formula="of:=IF(BITAND([.$R7];BITLSHIFT(1;[.AL$2]))&gt;0;1;0)*[.$O7]" office:value-type="float" office:value="-0" calcext:value-type="float">
            <text:p/>
          </table:table-cell>
          <table:table-cell table:formula="of:=IF(BITAND([.$R7];BITLSHIFT(1;[.AM$2]))&gt;0;1;0)*[.$O7]" office:value-type="float" office:value="-0" calcext:value-type="float">
            <text:p/>
          </table:table-cell>
          <table:table-cell table:formula="of:=IF(BITAND([.$R7];BITLSHIFT(1;[.AN$2]))&gt;0;1;0)*[.$O7]" office:value-type="float" office:value="-0" calcext:value-type="float">
            <text:p/>
          </table:table-cell>
          <table:table-cell table:formula="of:=IF(BITAND([.$R7];BITLSHIFT(1;[.AO$2]))&gt;0;1;0)*[.$O7]" office:value-type="float" office:value="-0" calcext:value-type="float">
            <text:p/>
          </table:table-cell>
          <table:table-cell table:formula="of:=IF(BITAND([.$R7];BITLSHIFT(1;[.AP$2]))&gt;0;1;0)*[.$O7]" office:value-type="float" office:value="-0" calcext:value-type="float">
            <text:p/>
          </table:table-cell>
          <table:table-cell table:formula="of:=IF(BITAND([.$R7];BITLSHIFT(1;[.AQ$2]))&gt;0;1;0)*[.$O7]" office:value-type="float" office:value="-0" calcext:value-type="float">
            <text:p/>
          </table:table-cell>
          <table:table-cell table:formula="of:=IF(BITAND([.$R7];BITLSHIFT(1;[.AR$2]))&gt;0;1;0)*[.$O7]" office:value-type="float" office:value="-0" calcext:value-type="float">
            <text:p/>
          </table:table-cell>
          <table:table-cell table:formula="of:=IF(BITAND([.$R7];BITLSHIFT(1;[.AS$2]))&gt;0;1;0)*[.$O7]" office:value-type="float" office:value="-0" calcext:value-type="float">
            <text:p/>
          </table:table-cell>
          <table:table-cell table:formula="of:=IF(BITAND([.$R7];BITLSHIFT(1;[.AT$2]))&gt;0;1;0)*[.$O7]" office:value-type="float" office:value="-0" calcext:value-type="float">
            <text:p/>
          </table:table-cell>
          <table:table-cell table:formula="of:=IF(BITAND([.$R7];BITLSHIFT(1;[.AU$2]))&gt;0;1;0)*[.$O7]" office:value-type="float" office:value="-0" calcext:value-type="float">
            <text:p/>
          </table:table-cell>
          <table:table-cell table:formula="of:=IF(BITAND([.$R7];BITLSHIFT(1;[.AV$2]))&gt;0;1;0)*[.$O7]" office:value-type="float" office:value="-0" calcext:value-type="float">
            <text:p/>
          </table:table-cell>
          <table:table-cell table:formula="of:=IF(BITAND([.$R7];BITLSHIFT(1;[.AW$2]))&gt;0;1;0)*[.$O7]" office:value-type="float" office:value="-0" calcext:value-type="float">
            <text:p/>
          </table:table-cell>
          <table:table-cell table:formula="of:=IF(BITAND([.$R7];BITLSHIFT(1;[.AX$2]))&gt;0;1;0)*[.$O7]" office:value-type="float" office:value="-0" calcext:value-type="float">
            <text:p/>
          </table:table-cell>
          <table:table-cell table:formula="of:=IF(BITAND([.$Q7];BITLSHIFT(1;[.AY$2]))&gt;0;1;0)*[.$O7]" office:value-type="float" office:value="-0" calcext:value-type="float">
            <text:p/>
          </table:table-cell>
          <table:table-cell table:formula="of:=IF(BITAND([.$Q7];BITLSHIFT(1;[.AZ$2]))&gt;0;1;0)*[.$O7]" office:value-type="float" office:value="-0" calcext:value-type="float">
            <text:p/>
          </table:table-cell>
          <table:table-cell table:formula="of:=IF(BITAND([.$Q7];BITLSHIFT(1;[.BA$2]))&gt;0;1;0)*[.$O7]" office:value-type="float" office:value="-0" calcext:value-type="float">
            <text:p/>
          </table:table-cell>
          <table:table-cell table:formula="of:=IF(BITAND([.$Q7];BITLSHIFT(1;[.BB$2]))&gt;0;1;0)*[.$O7]" office:value-type="float" office:value="-0" calcext:value-type="float">
            <text:p/>
          </table:table-cell>
          <table:table-cell table:formula="of:=IF(BITAND([.$Q7];BITLSHIFT(1;[.BC$2]))&gt;0;1;0)*[.$O7]" office:value-type="float" office:value="-0" calcext:value-type="float">
            <text:p/>
          </table:table-cell>
          <table:table-cell table:formula="of:=IF(BITAND([.$Q7];BITLSHIFT(1;[.BD$2]))&gt;0;1;0)*[.$O7]" office:value-type="float" office:value="-0" calcext:value-type="float">
            <text:p/>
          </table:table-cell>
          <table:table-cell table:formula="of:=IF(BITAND([.$Q7];BITLSHIFT(1;[.BE$2]))&gt;0;1;0)*[.$O7]" office:value-type="float" office:value="-0" calcext:value-type="float">
            <text:p/>
          </table:table-cell>
          <table:table-cell table:formula="of:=IF(BITAND([.$Q7];BITLSHIFT(1;[.BF$2]))&gt;0;1;0)*[.$O7]" office:value-type="float" office:value="-0" calcext:value-type="float">
            <text:p/>
          </table:table-cell>
          <table:table-cell table:formula="of:=IF(BITAND([.$Q7];BITLSHIFT(1;[.BG$2]))&gt;0;1;0)*[.$O7]" office:value-type="float" office:value="-0" calcext:value-type="float">
            <text:p/>
          </table:table-cell>
          <table:table-cell table:formula="of:=IF(BITAND([.$Q7];BITLSHIFT(1;[.BH$2]))&gt;0;1;0)*[.$O7]" office:value-type="float" office:value="-0" calcext:value-type="float">
            <text:p/>
          </table:table-cell>
          <table:table-cell table:formula="of:=IF(BITAND([.$Q7];BITLSHIFT(1;[.BI$2]))&gt;0;1;0)*[.$O7]" office:value-type="float" office:value="-0" calcext:value-type="float">
            <text:p/>
          </table:table-cell>
          <table:table-cell table:formula="of:=IF(BITAND([.$Q7];BITLSHIFT(1;[.BJ$2]))&gt;0;1;0)*[.$O7]" office:value-type="float" office:value="-0" calcext:value-type="float">
            <text:p/>
          </table:table-cell>
          <table:table-cell table:formula="of:=IF(BITAND([.$Q7];BITLSHIFT(1;[.BK$2]))&gt;0;1;0)*[.$O7]" office:value-type="float" office:value="-0" calcext:value-type="float">
            <text:p/>
          </table:table-cell>
          <table:table-cell table:formula="of:=IF(BITAND([.$Q7];BITLSHIFT(1;[.BL$2]))&gt;0;1;0)*[.$O7]" office:value-type="float" office:value="-0" calcext:value-type="float">
            <text:p/>
          </table:table-cell>
          <table:table-cell table:formula="of:=IF(BITAND([.$Q7];BITLSHIFT(1;[.BM$2]))&gt;0;1;0)*[.$O7]" office:value-type="float" office:value="-0" calcext:value-type="float">
            <text:p/>
          </table:table-cell>
          <table:table-cell table:formula="of:=IF(BITAND([.$Q7];BITLSHIFT(1;[.BN$2]))&gt;0;1;0)*[.$O7]" office:value-type="float" office:value="-0" calcext:value-type="float">
            <text:p/>
          </table:table-cell>
          <table:table-cell table:formula="of:=IF(BITAND([.$Q7];BITLSHIFT(1;[.BO$2]))&gt;0;1;0)*[.$O7]" office:value-type="float" office:value="-20" calcext:value-type="float">
            <text:p/>
          </table:table-cell>
          <table:table-cell table:formula="of:=IF(BITAND([.$Q7];BITLSHIFT(1;[.BP$2]))&gt;0;1;0)*[.$O7]" office:value-type="float" office:value="-20" calcext:value-type="float">
            <text:p/>
          </table:table-cell>
          <table:table-cell table:formula="of:=IF(BITAND([.$Q7];BITLSHIFT(1;[.BQ$2]))&gt;0;1;0)*[.$O7]" office:value-type="float" office:value="-0" calcext:value-type="float">
            <text:p/>
          </table:table-cell>
          <table:table-cell table:formula="of:=IF(BITAND([.$Q7];BITLSHIFT(1;[.BR$2]))&gt;0;1;0)*[.$O7]" office:value-type="float" office:value="-0" calcext:value-type="float">
            <text:p/>
          </table:table-cell>
          <table:table-cell table:formula="of:=IF(BITAND([.$Q7];BITLSHIFT(1;[.BS$2]))&gt;0;1;0)*[.$O7]" office:value-type="float" office:value="-0" calcext:value-type="float">
            <text:p/>
          </table:table-cell>
          <table:table-cell table:formula="of:=IF(BITAND([.$Q7];BITLSHIFT(1;[.BT$2]))&gt;0;1;0)*[.$O7]" office:value-type="float" office:value="-0" calcext:value-type="float">
            <text:p/>
          </table:table-cell>
          <table:table-cell table:formula="of:=IF(BITAND([.$Q7];BITLSHIFT(1;[.BU$2]))&gt;0;1;0)*[.$O7]" office:value-type="float" office:value="-20" calcext:value-type="float">
            <text:p/>
          </table:table-cell>
          <table:table-cell table:formula="of:=IF(BITAND([.$Q7];BITLSHIFT(1;[.BV$2]))&gt;0;1;0)*[.$O7]" office:value-type="float" office:value="-20" calcext:value-type="float">
            <text:p/>
          </table:table-cell>
          <table:table-cell table:formula="of:=IF(BITAND([.$Q7];BITLSHIFT(1;[.BW$2]))&gt;0;1;0)*[.$O7]" office:value-type="float" office:value="-20" calcext:value-type="float">
            <text:p/>
          </table:table-cell>
          <table:table-cell table:formula="of:=IF(BITAND([.$Q7];BITLSHIFT(1;[.BX$2]))&gt;0;1;0)*[.$O7]" office:value-type="float" office:value="-20" calcext:value-type="float">
            <text:p/>
          </table:table-cell>
          <table:table-cell table:formula="of:=IF(BITAND([.$Q7];BITLSHIFT(1;[.BY$2]))&gt;0;1;0)*[.$O7]" office:value-type="float" office:value="-0" calcext:value-type="float">
            <text:p/>
          </table:table-cell>
          <table:table-cell table:formula="of:=IF(BITAND([.$Q7];BITLSHIFT(1;[.BZ$2]))&gt;0;1;0)*[.$O7]" office:value-type="float" office:value="-0" calcext:value-type="float">
            <text:p/>
          </table:table-cell>
          <table:table-cell table:formula="of:=IF(BITAND([.$Q7];BITLSHIFT(1;[.CA$2]))&gt;0;1;0)*[.$O7]" office:value-type="float" office:value="-0" calcext:value-type="float">
            <text:p/>
          </table:table-cell>
          <table:table-cell table:formula="of:=IF(BITAND([.$Q7];BITLSHIFT(1;[.CB$2]))&gt;0;1;0)*[.$O7]" office:value-type="float" office:value="-0" calcext:value-type="float">
            <text:p/>
          </table:table-cell>
          <table:table-cell table:formula="of:=IF(BITAND([.$Q7];BITLSHIFT(1;[.CC$2]))&gt;0;1;0)*[.$O7]" office:value-type="float" office:value="-20" calcext:value-type="float">
            <text:p/>
          </table:table-cell>
          <table:table-cell table:formula="of:=IF(BITAND([.$Q7];BITLSHIFT(1;[.CD$2]))&gt;0;1;0)*[.$O7]" office:value-type="float" office:value="-2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8" table:formula="of:=[.AQ51]" office:value-type="float" office:value="-30" calcext:value-type="float">
            <text:p/>
          </table:table-cell>
          <table:table-cell table:style-name="ce8" table:formula="of:=[.AR51]" office:value-type="float" office:value="0" calcext:value-type="float">
            <text:p/>
          </table:table-cell>
          <table:table-cell table:style-name="ce8" table:formula="of:=[.AS51]" office:value-type="float" office:value="15" calcext:value-type="float">
            <text:p/>
          </table:table-cell>
          <table:table-cell table:style-name="ce8" table:formula="of:=[.AT51]" office:value-type="float" office:value="20" calcext:value-type="float">
            <text:p/>
          </table:table-cell>
          <table:table-cell table:style-name="ce8" table:formula="of:=[.AU51]" office:value-type="float" office:value="20" calcext:value-type="float">
            <text:p/>
          </table:table-cell>
          <table:table-cell table:style-name="ce8" table:formula="of:=[.AV51]" office:value-type="float" office:value="15" calcext:value-type="float">
            <text:p/>
          </table:table-cell>
          <table:table-cell table:style-name="ce8" table:formula="of:=[.AW51]" office:value-type="float" office:value="0" calcext:value-type="float">
            <text:p/>
          </table:table-cell>
          <table:table-cell table:style-name="ce8" table:formula="of:=[.AX51]" office:value-type="float" office:value="-30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8];10) ;16)" office:value-type="float" office:value="0" calcext:value-type="float">
            <text:p/>
          </table:table-cell>
          <table:table-cell table:formula="of:=DECIMAL(RIGHT([.N8];8) ;16)" office:value-type="float" office:value="0" calcext:value-type="float">
            <text:p/>
          </table:table-cell>
          <table:table-cell table:formula="of:=IF(BITAND([.$R8];BITLSHIFT(1;[.S$2]))&gt;0;1;0)*[.$O8]" office:value-type="float" office:value="0" calcext:value-type="float">
            <text:p/>
          </table:table-cell>
          <table:table-cell table:formula="of:=IF(BITAND([.$R8];BITLSHIFT(1;[.T$2]))&gt;0;1;0)*[.$O8]" office:value-type="float" office:value="0" calcext:value-type="float">
            <text:p/>
          </table:table-cell>
          <table:table-cell table:formula="of:=IF(BITAND([.$R8];BITLSHIFT(1;[.U$2]))&gt;0;1;0)*[.$O8]" office:value-type="float" office:value="0" calcext:value-type="float">
            <text:p/>
          </table:table-cell>
          <table:table-cell table:formula="of:=IF(BITAND([.$R8];BITLSHIFT(1;[.V$2]))&gt;0;1;0)*[.$O8]" office:value-type="float" office:value="0" calcext:value-type="float">
            <text:p/>
          </table:table-cell>
          <table:table-cell table:formula="of:=IF(BITAND([.$R8];BITLSHIFT(1;[.W$2]))&gt;0;1;0)*[.$O8]" office:value-type="float" office:value="0" calcext:value-type="float">
            <text:p/>
          </table:table-cell>
          <table:table-cell table:formula="of:=IF(BITAND([.$R8];BITLSHIFT(1;[.X$2]))&gt;0;1;0)*[.$O8]" office:value-type="float" office:value="0" calcext:value-type="float">
            <text:p/>
          </table:table-cell>
          <table:table-cell table:formula="of:=IF(BITAND([.$R8];BITLSHIFT(1;[.Y$2]))&gt;0;1;0)*[.$O8]" office:value-type="float" office:value="0" calcext:value-type="float">
            <text:p/>
          </table:table-cell>
          <table:table-cell table:formula="of:=IF(BITAND([.$R8];BITLSHIFT(1;[.Z$2]))&gt;0;1;0)*[.$O8]" office:value-type="float" office:value="0" calcext:value-type="float">
            <text:p/>
          </table:table-cell>
          <table:table-cell table:formula="of:=IF(BITAND([.$R8];BITLSHIFT(1;[.AA$2]))&gt;0;1;0)*[.$O8]" office:value-type="float" office:value="0" calcext:value-type="float">
            <text:p/>
          </table:table-cell>
          <table:table-cell table:formula="of:=IF(BITAND([.$R8];BITLSHIFT(1;[.AB$2]))&gt;0;1;0)*[.$O8]" office:value-type="float" office:value="0" calcext:value-type="float">
            <text:p/>
          </table:table-cell>
          <table:table-cell table:formula="of:=IF(BITAND([.$R8];BITLSHIFT(1;[.AC$2]))&gt;0;1;0)*[.$O8]" office:value-type="float" office:value="0" calcext:value-type="float">
            <text:p/>
          </table:table-cell>
          <table:table-cell table:formula="of:=IF(BITAND([.$R8];BITLSHIFT(1;[.AD$2]))&gt;0;1;0)*[.$O8]" office:value-type="float" office:value="0" calcext:value-type="float">
            <text:p/>
          </table:table-cell>
          <table:table-cell table:formula="of:=IF(BITAND([.$R8];BITLSHIFT(1;[.AE$2]))&gt;0;1;0)*[.$O8]" office:value-type="float" office:value="0" calcext:value-type="float">
            <text:p/>
          </table:table-cell>
          <table:table-cell table:formula="of:=IF(BITAND([.$R8];BITLSHIFT(1;[.AF$2]))&gt;0;1;0)*[.$O8]" office:value-type="float" office:value="0" calcext:value-type="float">
            <text:p/>
          </table:table-cell>
          <table:table-cell table:formula="of:=IF(BITAND([.$R8];BITLSHIFT(1;[.AG$2]))&gt;0;1;0)*[.$O8]" office:value-type="float" office:value="0" calcext:value-type="float">
            <text:p/>
          </table:table-cell>
          <table:table-cell table:formula="of:=IF(BITAND([.$R8];BITLSHIFT(1;[.AH$2]))&gt;0;1;0)*[.$O8]" office:value-type="float" office:value="0" calcext:value-type="float">
            <text:p/>
          </table:table-cell>
          <table:table-cell table:formula="of:=IF(BITAND([.$R8];BITLSHIFT(1;[.AI$2]))&gt;0;1;0)*[.$O8]" office:value-type="float" office:value="0" calcext:value-type="float">
            <text:p/>
          </table:table-cell>
          <table:table-cell table:formula="of:=IF(BITAND([.$R8];BITLSHIFT(1;[.AJ$2]))&gt;0;1;0)*[.$O8]" office:value-type="float" office:value="0" calcext:value-type="float">
            <text:p/>
          </table:table-cell>
          <table:table-cell table:formula="of:=IF(BITAND([.$R8];BITLSHIFT(1;[.AK$2]))&gt;0;1;0)*[.$O8]" office:value-type="float" office:value="0" calcext:value-type="float">
            <text:p/>
          </table:table-cell>
          <table:table-cell table:formula="of:=IF(BITAND([.$R8];BITLSHIFT(1;[.AL$2]))&gt;0;1;0)*[.$O8]" office:value-type="float" office:value="0" calcext:value-type="float">
            <text:p/>
          </table:table-cell>
          <table:table-cell table:formula="of:=IF(BITAND([.$R8];BITLSHIFT(1;[.AM$2]))&gt;0;1;0)*[.$O8]" office:value-type="float" office:value="0" calcext:value-type="float">
            <text:p/>
          </table:table-cell>
          <table:table-cell table:formula="of:=IF(BITAND([.$R8];BITLSHIFT(1;[.AN$2]))&gt;0;1;0)*[.$O8]" office:value-type="float" office:value="0" calcext:value-type="float">
            <text:p/>
          </table:table-cell>
          <table:table-cell table:formula="of:=IF(BITAND([.$R8];BITLSHIFT(1;[.AO$2]))&gt;0;1;0)*[.$O8]" office:value-type="float" office:value="0" calcext:value-type="float">
            <text:p/>
          </table:table-cell>
          <table:table-cell table:formula="of:=IF(BITAND([.$R8];BITLSHIFT(1;[.AP$2]))&gt;0;1;0)*[.$O8]" office:value-type="float" office:value="0" calcext:value-type="float">
            <text:p/>
          </table:table-cell>
          <table:table-cell table:formula="of:=IF(BITAND([.$R8];BITLSHIFT(1;[.AQ$2]))&gt;0;1;0)*[.$O8]" office:value-type="float" office:value="0" calcext:value-type="float">
            <text:p/>
          </table:table-cell>
          <table:table-cell table:formula="of:=IF(BITAND([.$R8];BITLSHIFT(1;[.AR$2]))&gt;0;1;0)*[.$O8]" office:value-type="float" office:value="0" calcext:value-type="float">
            <text:p/>
          </table:table-cell>
          <table:table-cell table:formula="of:=IF(BITAND([.$R8];BITLSHIFT(1;[.AS$2]))&gt;0;1;0)*[.$O8]" office:value-type="float" office:value="0" calcext:value-type="float">
            <text:p/>
          </table:table-cell>
          <table:table-cell table:formula="of:=IF(BITAND([.$R8];BITLSHIFT(1;[.AT$2]))&gt;0;1;0)*[.$O8]" office:value-type="float" office:value="0" calcext:value-type="float">
            <text:p/>
          </table:table-cell>
          <table:table-cell table:formula="of:=IF(BITAND([.$R8];BITLSHIFT(1;[.AU$2]))&gt;0;1;0)*[.$O8]" office:value-type="float" office:value="0" calcext:value-type="float">
            <text:p/>
          </table:table-cell>
          <table:table-cell table:formula="of:=IF(BITAND([.$R8];BITLSHIFT(1;[.AV$2]))&gt;0;1;0)*[.$O8]" office:value-type="float" office:value="0" calcext:value-type="float">
            <text:p/>
          </table:table-cell>
          <table:table-cell table:formula="of:=IF(BITAND([.$R8];BITLSHIFT(1;[.AW$2]))&gt;0;1;0)*[.$O8]" office:value-type="float" office:value="0" calcext:value-type="float">
            <text:p/>
          </table:table-cell>
          <table:table-cell table:formula="of:=IF(BITAND([.$R8];BITLSHIFT(1;[.AX$2]))&gt;0;1;0)*[.$O8]" office:value-type="float" office:value="0" calcext:value-type="float">
            <text:p/>
          </table:table-cell>
          <table:table-cell table:formula="of:=IF(BITAND([.$Q8];BITLSHIFT(1;[.AY$2]))&gt;0;1;0)*[.$O8]" office:value-type="float" office:value="0" calcext:value-type="float">
            <text:p/>
          </table:table-cell>
          <table:table-cell table:formula="of:=IF(BITAND([.$Q8];BITLSHIFT(1;[.AZ$2]))&gt;0;1;0)*[.$O8]" office:value-type="float" office:value="0" calcext:value-type="float">
            <text:p/>
          </table:table-cell>
          <table:table-cell table:formula="of:=IF(BITAND([.$Q8];BITLSHIFT(1;[.BA$2]))&gt;0;1;0)*[.$O8]" office:value-type="float" office:value="0" calcext:value-type="float">
            <text:p/>
          </table:table-cell>
          <table:table-cell table:formula="of:=IF(BITAND([.$Q8];BITLSHIFT(1;[.BB$2]))&gt;0;1;0)*[.$O8]" office:value-type="float" office:value="0" calcext:value-type="float">
            <text:p/>
          </table:table-cell>
          <table:table-cell table:formula="of:=IF(BITAND([.$Q8];BITLSHIFT(1;[.BC$2]))&gt;0;1;0)*[.$O8]" office:value-type="float" office:value="0" calcext:value-type="float">
            <text:p/>
          </table:table-cell>
          <table:table-cell table:formula="of:=IF(BITAND([.$Q8];BITLSHIFT(1;[.BD$2]))&gt;0;1;0)*[.$O8]" office:value-type="float" office:value="0" calcext:value-type="float">
            <text:p/>
          </table:table-cell>
          <table:table-cell table:formula="of:=IF(BITAND([.$Q8];BITLSHIFT(1;[.BE$2]))&gt;0;1;0)*[.$O8]" office:value-type="float" office:value="0" calcext:value-type="float">
            <text:p/>
          </table:table-cell>
          <table:table-cell table:formula="of:=IF(BITAND([.$Q8];BITLSHIFT(1;[.BF$2]))&gt;0;1;0)*[.$O8]" office:value-type="float" office:value="0" calcext:value-type="float">
            <text:p/>
          </table:table-cell>
          <table:table-cell table:formula="of:=IF(BITAND([.$Q8];BITLSHIFT(1;[.BG$2]))&gt;0;1;0)*[.$O8]" office:value-type="float" office:value="0" calcext:value-type="float">
            <text:p/>
          </table:table-cell>
          <table:table-cell table:formula="of:=IF(BITAND([.$Q8];BITLSHIFT(1;[.BH$2]))&gt;0;1;0)*[.$O8]" office:value-type="float" office:value="0" calcext:value-type="float">
            <text:p/>
          </table:table-cell>
          <table:table-cell table:formula="of:=IF(BITAND([.$Q8];BITLSHIFT(1;[.BI$2]))&gt;0;1;0)*[.$O8]" office:value-type="float" office:value="0" calcext:value-type="float">
            <text:p/>
          </table:table-cell>
          <table:table-cell table:formula="of:=IF(BITAND([.$Q8];BITLSHIFT(1;[.BJ$2]))&gt;0;1;0)*[.$O8]" office:value-type="float" office:value="0" calcext:value-type="float">
            <text:p/>
          </table:table-cell>
          <table:table-cell table:formula="of:=IF(BITAND([.$Q8];BITLSHIFT(1;[.BK$2]))&gt;0;1;0)*[.$O8]" office:value-type="float" office:value="0" calcext:value-type="float">
            <text:p/>
          </table:table-cell>
          <table:table-cell table:formula="of:=IF(BITAND([.$Q8];BITLSHIFT(1;[.BL$2]))&gt;0;1;0)*[.$O8]" office:value-type="float" office:value="0" calcext:value-type="float">
            <text:p/>
          </table:table-cell>
          <table:table-cell table:formula="of:=IF(BITAND([.$Q8];BITLSHIFT(1;[.BM$2]))&gt;0;1;0)*[.$O8]" office:value-type="float" office:value="0" calcext:value-type="float">
            <text:p/>
          </table:table-cell>
          <table:table-cell table:formula="of:=IF(BITAND([.$Q8];BITLSHIFT(1;[.BN$2]))&gt;0;1;0)*[.$O8]" office:value-type="float" office:value="0" calcext:value-type="float">
            <text:p/>
          </table:table-cell>
          <table:table-cell table:formula="of:=IF(BITAND([.$Q8];BITLSHIFT(1;[.BO$2]))&gt;0;1;0)*[.$O8]" office:value-type="float" office:value="0" calcext:value-type="float">
            <text:p/>
          </table:table-cell>
          <table:table-cell table:formula="of:=IF(BITAND([.$Q8];BITLSHIFT(1;[.BP$2]))&gt;0;1;0)*[.$O8]" office:value-type="float" office:value="0" calcext:value-type="float">
            <text:p/>
          </table:table-cell>
          <table:table-cell table:formula="of:=IF(BITAND([.$Q8];BITLSHIFT(1;[.BQ$2]))&gt;0;1;0)*[.$O8]" office:value-type="float" office:value="0" calcext:value-type="float">
            <text:p/>
          </table:table-cell>
          <table:table-cell table:formula="of:=IF(BITAND([.$Q8];BITLSHIFT(1;[.BR$2]))&gt;0;1;0)*[.$O8]" office:value-type="float" office:value="0" calcext:value-type="float">
            <text:p/>
          </table:table-cell>
          <table:table-cell table:formula="of:=IF(BITAND([.$Q8];BITLSHIFT(1;[.BS$2]))&gt;0;1;0)*[.$O8]" office:value-type="float" office:value="0" calcext:value-type="float">
            <text:p/>
          </table:table-cell>
          <table:table-cell table:formula="of:=IF(BITAND([.$Q8];BITLSHIFT(1;[.BT$2]))&gt;0;1;0)*[.$O8]" office:value-type="float" office:value="0" calcext:value-type="float">
            <text:p/>
          </table:table-cell>
          <table:table-cell table:formula="of:=IF(BITAND([.$Q8];BITLSHIFT(1;[.BU$2]))&gt;0;1;0)*[.$O8]" office:value-type="float" office:value="0" calcext:value-type="float">
            <text:p/>
          </table:table-cell>
          <table:table-cell table:formula="of:=IF(BITAND([.$Q8];BITLSHIFT(1;[.BV$2]))&gt;0;1;0)*[.$O8]" office:value-type="float" office:value="0" calcext:value-type="float">
            <text:p/>
          </table:table-cell>
          <table:table-cell table:formula="of:=IF(BITAND([.$Q8];BITLSHIFT(1;[.BW$2]))&gt;0;1;0)*[.$O8]" office:value-type="float" office:value="0" calcext:value-type="float">
            <text:p/>
          </table:table-cell>
          <table:table-cell table:formula="of:=IF(BITAND([.$Q8];BITLSHIFT(1;[.BX$2]))&gt;0;1;0)*[.$O8]" office:value-type="float" office:value="0" calcext:value-type="float">
            <text:p/>
          </table:table-cell>
          <table:table-cell table:formula="of:=IF(BITAND([.$Q8];BITLSHIFT(1;[.BY$2]))&gt;0;1;0)*[.$O8]" office:value-type="float" office:value="0" calcext:value-type="float">
            <text:p/>
          </table:table-cell>
          <table:table-cell table:formula="of:=IF(BITAND([.$Q8];BITLSHIFT(1;[.BZ$2]))&gt;0;1;0)*[.$O8]" office:value-type="float" office:value="0" calcext:value-type="float">
            <text:p/>
          </table:table-cell>
          <table:table-cell table:formula="of:=IF(BITAND([.$Q8];BITLSHIFT(1;[.CA$2]))&gt;0;1;0)*[.$O8]" office:value-type="float" office:value="0" calcext:value-type="float">
            <text:p/>
          </table:table-cell>
          <table:table-cell table:formula="of:=IF(BITAND([.$Q8];BITLSHIFT(1;[.CB$2]))&gt;0;1;0)*[.$O8]" office:value-type="float" office:value="0" calcext:value-type="float">
            <text:p/>
          </table:table-cell>
          <table:table-cell table:formula="of:=IF(BITAND([.$Q8];BITLSHIFT(1;[.CC$2]))&gt;0;1;0)*[.$O8]" office:value-type="float" office:value="0" calcext:value-type="float">
            <text:p/>
          </table:table-cell>
          <table:table-cell table:formula="of:=IF(BITAND([.$Q8];BITLSHIFT(1;[.CD$2]))&gt;0;1;0)*[.$O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8" table:formula="of:=[.AI51]" office:value-type="float" office:value="-30" calcext:value-type="float">
            <text:p/>
          </table:table-cell>
          <table:table-cell table:style-name="ce8" table:formula="of:=[.AJ51]" office:value-type="float" office:value="0" calcext:value-type="float">
            <text:p/>
          </table:table-cell>
          <table:table-cell table:style-name="ce8" table:formula="of:=[.AK51]" office:value-type="float" office:value="15" calcext:value-type="float">
            <text:p/>
          </table:table-cell>
          <table:table-cell table:style-name="ce8" table:formula="of:=[.AL51]" office:value-type="float" office:value="15" calcext:value-type="float">
            <text:p/>
          </table:table-cell>
          <table:table-cell table:style-name="ce8" table:formula="of:=[.AM51]" office:value-type="float" office:value="15" calcext:value-type="float">
            <text:p/>
          </table:table-cell>
          <table:table-cell table:style-name="ce8" table:formula="of:=[.AN51]" office:value-type="float" office:value="15" calcext:value-type="float">
            <text:p/>
          </table:table-cell>
          <table:table-cell table:style-name="ce8" table:formula="of:=[.AO51]" office:value-type="float" office:value="0" calcext:value-type="float">
            <text:p/>
          </table:table-cell>
          <table:table-cell table:style-name="ce8" table:formula="of:=[.AP51]" office:value-type="float" office:value="-30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9];10) ;16)" office:value-type="float" office:value="0" calcext:value-type="float">
            <text:p/>
          </table:table-cell>
          <table:table-cell table:formula="of:=DECIMAL(RIGHT([.N9];8) ;16)" office:value-type="float" office:value="0" calcext:value-type="float">
            <text:p/>
          </table:table-cell>
          <table:table-cell table:formula="of:=IF(BITAND([.$R9];BITLSHIFT(1;[.S$2]))&gt;0;1;0)*[.$O9]" office:value-type="float" office:value="0" calcext:value-type="float">
            <text:p/>
          </table:table-cell>
          <table:table-cell table:formula="of:=IF(BITAND([.$R9];BITLSHIFT(1;[.T$2]))&gt;0;1;0)*[.$O9]" office:value-type="float" office:value="0" calcext:value-type="float">
            <text:p/>
          </table:table-cell>
          <table:table-cell table:formula="of:=IF(BITAND([.$R9];BITLSHIFT(1;[.U$2]))&gt;0;1;0)*[.$O9]" office:value-type="float" office:value="0" calcext:value-type="float">
            <text:p/>
          </table:table-cell>
          <table:table-cell table:formula="of:=IF(BITAND([.$R9];BITLSHIFT(1;[.V$2]))&gt;0;1;0)*[.$O9]" office:value-type="float" office:value="0" calcext:value-type="float">
            <text:p/>
          </table:table-cell>
          <table:table-cell table:formula="of:=IF(BITAND([.$R9];BITLSHIFT(1;[.W$2]))&gt;0;1;0)*[.$O9]" office:value-type="float" office:value="0" calcext:value-type="float">
            <text:p/>
          </table:table-cell>
          <table:table-cell table:formula="of:=IF(BITAND([.$R9];BITLSHIFT(1;[.X$2]))&gt;0;1;0)*[.$O9]" office:value-type="float" office:value="0" calcext:value-type="float">
            <text:p/>
          </table:table-cell>
          <table:table-cell table:formula="of:=IF(BITAND([.$R9];BITLSHIFT(1;[.Y$2]))&gt;0;1;0)*[.$O9]" office:value-type="float" office:value="0" calcext:value-type="float">
            <text:p/>
          </table:table-cell>
          <table:table-cell table:formula="of:=IF(BITAND([.$R9];BITLSHIFT(1;[.Z$2]))&gt;0;1;0)*[.$O9]" office:value-type="float" office:value="0" calcext:value-type="float">
            <text:p/>
          </table:table-cell>
          <table:table-cell table:formula="of:=IF(BITAND([.$R9];BITLSHIFT(1;[.AA$2]))&gt;0;1;0)*[.$O9]" office:value-type="float" office:value="0" calcext:value-type="float">
            <text:p/>
          </table:table-cell>
          <table:table-cell table:formula="of:=IF(BITAND([.$R9];BITLSHIFT(1;[.AB$2]))&gt;0;1;0)*[.$O9]" office:value-type="float" office:value="0" calcext:value-type="float">
            <text:p/>
          </table:table-cell>
          <table:table-cell table:formula="of:=IF(BITAND([.$R9];BITLSHIFT(1;[.AC$2]))&gt;0;1;0)*[.$O9]" office:value-type="float" office:value="0" calcext:value-type="float">
            <text:p/>
          </table:table-cell>
          <table:table-cell table:formula="of:=IF(BITAND([.$R9];BITLSHIFT(1;[.AD$2]))&gt;0;1;0)*[.$O9]" office:value-type="float" office:value="0" calcext:value-type="float">
            <text:p/>
          </table:table-cell>
          <table:table-cell table:formula="of:=IF(BITAND([.$R9];BITLSHIFT(1;[.AE$2]))&gt;0;1;0)*[.$O9]" office:value-type="float" office:value="0" calcext:value-type="float">
            <text:p/>
          </table:table-cell>
          <table:table-cell table:formula="of:=IF(BITAND([.$R9];BITLSHIFT(1;[.AF$2]))&gt;0;1;0)*[.$O9]" office:value-type="float" office:value="0" calcext:value-type="float">
            <text:p/>
          </table:table-cell>
          <table:table-cell table:formula="of:=IF(BITAND([.$R9];BITLSHIFT(1;[.AG$2]))&gt;0;1;0)*[.$O9]" office:value-type="float" office:value="0" calcext:value-type="float">
            <text:p/>
          </table:table-cell>
          <table:table-cell table:formula="of:=IF(BITAND([.$R9];BITLSHIFT(1;[.AH$2]))&gt;0;1;0)*[.$O9]" office:value-type="float" office:value="0" calcext:value-type="float">
            <text:p/>
          </table:table-cell>
          <table:table-cell table:formula="of:=IF(BITAND([.$R9];BITLSHIFT(1;[.AI$2]))&gt;0;1;0)*[.$O9]" office:value-type="float" office:value="0" calcext:value-type="float">
            <text:p/>
          </table:table-cell>
          <table:table-cell table:formula="of:=IF(BITAND([.$R9];BITLSHIFT(1;[.AJ$2]))&gt;0;1;0)*[.$O9]" office:value-type="float" office:value="0" calcext:value-type="float">
            <text:p/>
          </table:table-cell>
          <table:table-cell table:formula="of:=IF(BITAND([.$R9];BITLSHIFT(1;[.AK$2]))&gt;0;1;0)*[.$O9]" office:value-type="float" office:value="0" calcext:value-type="float">
            <text:p/>
          </table:table-cell>
          <table:table-cell table:formula="of:=IF(BITAND([.$R9];BITLSHIFT(1;[.AL$2]))&gt;0;1;0)*[.$O9]" office:value-type="float" office:value="0" calcext:value-type="float">
            <text:p/>
          </table:table-cell>
          <table:table-cell table:formula="of:=IF(BITAND([.$R9];BITLSHIFT(1;[.AM$2]))&gt;0;1;0)*[.$O9]" office:value-type="float" office:value="0" calcext:value-type="float">
            <text:p/>
          </table:table-cell>
          <table:table-cell table:formula="of:=IF(BITAND([.$R9];BITLSHIFT(1;[.AN$2]))&gt;0;1;0)*[.$O9]" office:value-type="float" office:value="0" calcext:value-type="float">
            <text:p/>
          </table:table-cell>
          <table:table-cell table:formula="of:=IF(BITAND([.$R9];BITLSHIFT(1;[.AO$2]))&gt;0;1;0)*[.$O9]" office:value-type="float" office:value="0" calcext:value-type="float">
            <text:p/>
          </table:table-cell>
          <table:table-cell table:formula="of:=IF(BITAND([.$R9];BITLSHIFT(1;[.AP$2]))&gt;0;1;0)*[.$O9]" office:value-type="float" office:value="0" calcext:value-type="float">
            <text:p/>
          </table:table-cell>
          <table:table-cell table:formula="of:=IF(BITAND([.$R9];BITLSHIFT(1;[.AQ$2]))&gt;0;1;0)*[.$O9]" office:value-type="float" office:value="0" calcext:value-type="float">
            <text:p/>
          </table:table-cell>
          <table:table-cell table:formula="of:=IF(BITAND([.$R9];BITLSHIFT(1;[.AR$2]))&gt;0;1;0)*[.$O9]" office:value-type="float" office:value="0" calcext:value-type="float">
            <text:p/>
          </table:table-cell>
          <table:table-cell table:formula="of:=IF(BITAND([.$R9];BITLSHIFT(1;[.AS$2]))&gt;0;1;0)*[.$O9]" office:value-type="float" office:value="0" calcext:value-type="float">
            <text:p/>
          </table:table-cell>
          <table:table-cell table:formula="of:=IF(BITAND([.$R9];BITLSHIFT(1;[.AT$2]))&gt;0;1;0)*[.$O9]" office:value-type="float" office:value="0" calcext:value-type="float">
            <text:p/>
          </table:table-cell>
          <table:table-cell table:formula="of:=IF(BITAND([.$R9];BITLSHIFT(1;[.AU$2]))&gt;0;1;0)*[.$O9]" office:value-type="float" office:value="0" calcext:value-type="float">
            <text:p/>
          </table:table-cell>
          <table:table-cell table:formula="of:=IF(BITAND([.$R9];BITLSHIFT(1;[.AV$2]))&gt;0;1;0)*[.$O9]" office:value-type="float" office:value="0" calcext:value-type="float">
            <text:p/>
          </table:table-cell>
          <table:table-cell table:formula="of:=IF(BITAND([.$R9];BITLSHIFT(1;[.AW$2]))&gt;0;1;0)*[.$O9]" office:value-type="float" office:value="0" calcext:value-type="float">
            <text:p/>
          </table:table-cell>
          <table:table-cell table:formula="of:=IF(BITAND([.$R9];BITLSHIFT(1;[.AX$2]))&gt;0;1;0)*[.$O9]" office:value-type="float" office:value="0" calcext:value-type="float">
            <text:p/>
          </table:table-cell>
          <table:table-cell table:formula="of:=IF(BITAND([.$Q9];BITLSHIFT(1;[.AY$2]))&gt;0;1;0)*[.$O9]" office:value-type="float" office:value="0" calcext:value-type="float">
            <text:p/>
          </table:table-cell>
          <table:table-cell table:formula="of:=IF(BITAND([.$Q9];BITLSHIFT(1;[.AZ$2]))&gt;0;1;0)*[.$O9]" office:value-type="float" office:value="0" calcext:value-type="float">
            <text:p/>
          </table:table-cell>
          <table:table-cell table:formula="of:=IF(BITAND([.$Q9];BITLSHIFT(1;[.BA$2]))&gt;0;1;0)*[.$O9]" office:value-type="float" office:value="0" calcext:value-type="float">
            <text:p/>
          </table:table-cell>
          <table:table-cell table:formula="of:=IF(BITAND([.$Q9];BITLSHIFT(1;[.BB$2]))&gt;0;1;0)*[.$O9]" office:value-type="float" office:value="0" calcext:value-type="float">
            <text:p/>
          </table:table-cell>
          <table:table-cell table:formula="of:=IF(BITAND([.$Q9];BITLSHIFT(1;[.BC$2]))&gt;0;1;0)*[.$O9]" office:value-type="float" office:value="0" calcext:value-type="float">
            <text:p/>
          </table:table-cell>
          <table:table-cell table:formula="of:=IF(BITAND([.$Q9];BITLSHIFT(1;[.BD$2]))&gt;0;1;0)*[.$O9]" office:value-type="float" office:value="0" calcext:value-type="float">
            <text:p/>
          </table:table-cell>
          <table:table-cell table:formula="of:=IF(BITAND([.$Q9];BITLSHIFT(1;[.BE$2]))&gt;0;1;0)*[.$O9]" office:value-type="float" office:value="0" calcext:value-type="float">
            <text:p/>
          </table:table-cell>
          <table:table-cell table:formula="of:=IF(BITAND([.$Q9];BITLSHIFT(1;[.BF$2]))&gt;0;1;0)*[.$O9]" office:value-type="float" office:value="0" calcext:value-type="float">
            <text:p/>
          </table:table-cell>
          <table:table-cell table:formula="of:=IF(BITAND([.$Q9];BITLSHIFT(1;[.BG$2]))&gt;0;1;0)*[.$O9]" office:value-type="float" office:value="0" calcext:value-type="float">
            <text:p/>
          </table:table-cell>
          <table:table-cell table:formula="of:=IF(BITAND([.$Q9];BITLSHIFT(1;[.BH$2]))&gt;0;1;0)*[.$O9]" office:value-type="float" office:value="0" calcext:value-type="float">
            <text:p/>
          </table:table-cell>
          <table:table-cell table:formula="of:=IF(BITAND([.$Q9];BITLSHIFT(1;[.BI$2]))&gt;0;1;0)*[.$O9]" office:value-type="float" office:value="0" calcext:value-type="float">
            <text:p/>
          </table:table-cell>
          <table:table-cell table:formula="of:=IF(BITAND([.$Q9];BITLSHIFT(1;[.BJ$2]))&gt;0;1;0)*[.$O9]" office:value-type="float" office:value="0" calcext:value-type="float">
            <text:p/>
          </table:table-cell>
          <table:table-cell table:formula="of:=IF(BITAND([.$Q9];BITLSHIFT(1;[.BK$2]))&gt;0;1;0)*[.$O9]" office:value-type="float" office:value="0" calcext:value-type="float">
            <text:p/>
          </table:table-cell>
          <table:table-cell table:formula="of:=IF(BITAND([.$Q9];BITLSHIFT(1;[.BL$2]))&gt;0;1;0)*[.$O9]" office:value-type="float" office:value="0" calcext:value-type="float">
            <text:p/>
          </table:table-cell>
          <table:table-cell table:formula="of:=IF(BITAND([.$Q9];BITLSHIFT(1;[.BM$2]))&gt;0;1;0)*[.$O9]" office:value-type="float" office:value="0" calcext:value-type="float">
            <text:p/>
          </table:table-cell>
          <table:table-cell table:formula="of:=IF(BITAND([.$Q9];BITLSHIFT(1;[.BN$2]))&gt;0;1;0)*[.$O9]" office:value-type="float" office:value="0" calcext:value-type="float">
            <text:p/>
          </table:table-cell>
          <table:table-cell table:formula="of:=IF(BITAND([.$Q9];BITLSHIFT(1;[.BO$2]))&gt;0;1;0)*[.$O9]" office:value-type="float" office:value="0" calcext:value-type="float">
            <text:p/>
          </table:table-cell>
          <table:table-cell table:formula="of:=IF(BITAND([.$Q9];BITLSHIFT(1;[.BP$2]))&gt;0;1;0)*[.$O9]" office:value-type="float" office:value="0" calcext:value-type="float">
            <text:p/>
          </table:table-cell>
          <table:table-cell table:formula="of:=IF(BITAND([.$Q9];BITLSHIFT(1;[.BQ$2]))&gt;0;1;0)*[.$O9]" office:value-type="float" office:value="0" calcext:value-type="float">
            <text:p/>
          </table:table-cell>
          <table:table-cell table:formula="of:=IF(BITAND([.$Q9];BITLSHIFT(1;[.BR$2]))&gt;0;1;0)*[.$O9]" office:value-type="float" office:value="0" calcext:value-type="float">
            <text:p/>
          </table:table-cell>
          <table:table-cell table:formula="of:=IF(BITAND([.$Q9];BITLSHIFT(1;[.BS$2]))&gt;0;1;0)*[.$O9]" office:value-type="float" office:value="0" calcext:value-type="float">
            <text:p/>
          </table:table-cell>
          <table:table-cell table:formula="of:=IF(BITAND([.$Q9];BITLSHIFT(1;[.BT$2]))&gt;0;1;0)*[.$O9]" office:value-type="float" office:value="0" calcext:value-type="float">
            <text:p/>
          </table:table-cell>
          <table:table-cell table:formula="of:=IF(BITAND([.$Q9];BITLSHIFT(1;[.BU$2]))&gt;0;1;0)*[.$O9]" office:value-type="float" office:value="0" calcext:value-type="float">
            <text:p/>
          </table:table-cell>
          <table:table-cell table:formula="of:=IF(BITAND([.$Q9];BITLSHIFT(1;[.BV$2]))&gt;0;1;0)*[.$O9]" office:value-type="float" office:value="0" calcext:value-type="float">
            <text:p/>
          </table:table-cell>
          <table:table-cell table:formula="of:=IF(BITAND([.$Q9];BITLSHIFT(1;[.BW$2]))&gt;0;1;0)*[.$O9]" office:value-type="float" office:value="0" calcext:value-type="float">
            <text:p/>
          </table:table-cell>
          <table:table-cell table:formula="of:=IF(BITAND([.$Q9];BITLSHIFT(1;[.BX$2]))&gt;0;1;0)*[.$O9]" office:value-type="float" office:value="0" calcext:value-type="float">
            <text:p/>
          </table:table-cell>
          <table:table-cell table:formula="of:=IF(BITAND([.$Q9];BITLSHIFT(1;[.BY$2]))&gt;0;1;0)*[.$O9]" office:value-type="float" office:value="0" calcext:value-type="float">
            <text:p/>
          </table:table-cell>
          <table:table-cell table:formula="of:=IF(BITAND([.$Q9];BITLSHIFT(1;[.BZ$2]))&gt;0;1;0)*[.$O9]" office:value-type="float" office:value="0" calcext:value-type="float">
            <text:p/>
          </table:table-cell>
          <table:table-cell table:formula="of:=IF(BITAND([.$Q9];BITLSHIFT(1;[.CA$2]))&gt;0;1;0)*[.$O9]" office:value-type="float" office:value="0" calcext:value-type="float">
            <text:p/>
          </table:table-cell>
          <table:table-cell table:formula="of:=IF(BITAND([.$Q9];BITLSHIFT(1;[.CB$2]))&gt;0;1;0)*[.$O9]" office:value-type="float" office:value="0" calcext:value-type="float">
            <text:p/>
          </table:table-cell>
          <table:table-cell table:formula="of:=IF(BITAND([.$Q9];BITLSHIFT(1;[.CC$2]))&gt;0;1;0)*[.$O9]" office:value-type="float" office:value="0" calcext:value-type="float">
            <text:p/>
          </table:table-cell>
          <table:table-cell table:formula="of:=IF(BITAND([.$Q9];BITLSHIFT(1;[.CD$2]))&gt;0;1;0)*[.$O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8" table:formula="of:=[.AA51]" office:value-type="float" office:value="-50" calcext:value-type="float">
            <text:p/>
          </table:table-cell>
          <table:table-cell table:style-name="ce8" table:formula="of:=[.AB51]" office:value-type="float" office:value="-20" calcext:value-type="float">
            <text:p/>
          </table:table-cell>
          <table:table-cell table:style-name="ce8" table:formula="of:=[.AC51]" office:value-type="float" office:value="0" calcext:value-type="float">
            <text:p/>
          </table:table-cell>
          <table:table-cell table:style-name="ce8" table:formula="of:=[.AD51]" office:value-type="float" office:value="0" calcext:value-type="float">
            <text:p/>
          </table:table-cell>
          <table:table-cell table:style-name="ce8" table:formula="of:=[.AE51]" office:value-type="float" office:value="0" calcext:value-type="float">
            <text:p/>
          </table:table-cell>
          <table:table-cell table:style-name="ce8" table:formula="of:=[.AF51]" office:value-type="float" office:value="0" calcext:value-type="float">
            <text:p/>
          </table:table-cell>
          <table:table-cell table:style-name="ce8" table:formula="of:=[.AG51]" office:value-type="float" office:value="-20" calcext:value-type="float">
            <text:p/>
          </table:table-cell>
          <table:table-cell table:style-name="ce8" table:formula="of:=[.AH51]" office:value-type="float" office:value="-50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10];10) ;16)" office:value-type="float" office:value="0" calcext:value-type="float">
            <text:p/>
          </table:table-cell>
          <table:table-cell table:formula="of:=DECIMAL(RIGHT([.N10];8) ;16)" office:value-type="float" office:value="0" calcext:value-type="float">
            <text:p/>
          </table:table-cell>
          <table:table-cell table:formula="of:=IF(BITAND([.$R10];BITLSHIFT(1;[.S$2]))&gt;0;1;0)*[.$O10]" office:value-type="float" office:value="0" calcext:value-type="float">
            <text:p/>
          </table:table-cell>
          <table:table-cell table:formula="of:=IF(BITAND([.$R10];BITLSHIFT(1;[.T$2]))&gt;0;1;0)*[.$O10]" office:value-type="float" office:value="0" calcext:value-type="float">
            <text:p/>
          </table:table-cell>
          <table:table-cell table:formula="of:=IF(BITAND([.$R10];BITLSHIFT(1;[.U$2]))&gt;0;1;0)*[.$O10]" office:value-type="float" office:value="0" calcext:value-type="float">
            <text:p/>
          </table:table-cell>
          <table:table-cell table:formula="of:=IF(BITAND([.$R10];BITLSHIFT(1;[.V$2]))&gt;0;1;0)*[.$O10]" office:value-type="float" office:value="0" calcext:value-type="float">
            <text:p/>
          </table:table-cell>
          <table:table-cell table:formula="of:=IF(BITAND([.$R10];BITLSHIFT(1;[.W$2]))&gt;0;1;0)*[.$O10]" office:value-type="float" office:value="0" calcext:value-type="float">
            <text:p/>
          </table:table-cell>
          <table:table-cell table:formula="of:=IF(BITAND([.$R10];BITLSHIFT(1;[.X$2]))&gt;0;1;0)*[.$O10]" office:value-type="float" office:value="0" calcext:value-type="float">
            <text:p/>
          </table:table-cell>
          <table:table-cell table:formula="of:=IF(BITAND([.$R10];BITLSHIFT(1;[.Y$2]))&gt;0;1;0)*[.$O10]" office:value-type="float" office:value="0" calcext:value-type="float">
            <text:p/>
          </table:table-cell>
          <table:table-cell table:formula="of:=IF(BITAND([.$R10];BITLSHIFT(1;[.Z$2]))&gt;0;1;0)*[.$O10]" office:value-type="float" office:value="0" calcext:value-type="float">
            <text:p/>
          </table:table-cell>
          <table:table-cell table:formula="of:=IF(BITAND([.$R10];BITLSHIFT(1;[.AA$2]))&gt;0;1;0)*[.$O10]" office:value-type="float" office:value="0" calcext:value-type="float">
            <text:p/>
          </table:table-cell>
          <table:table-cell table:formula="of:=IF(BITAND([.$R10];BITLSHIFT(1;[.AB$2]))&gt;0;1;0)*[.$O10]" office:value-type="float" office:value="0" calcext:value-type="float">
            <text:p/>
          </table:table-cell>
          <table:table-cell table:formula="of:=IF(BITAND([.$R10];BITLSHIFT(1;[.AC$2]))&gt;0;1;0)*[.$O10]" office:value-type="float" office:value="0" calcext:value-type="float">
            <text:p/>
          </table:table-cell>
          <table:table-cell table:formula="of:=IF(BITAND([.$R10];BITLSHIFT(1;[.AD$2]))&gt;0;1;0)*[.$O10]" office:value-type="float" office:value="0" calcext:value-type="float">
            <text:p/>
          </table:table-cell>
          <table:table-cell table:formula="of:=IF(BITAND([.$R10];BITLSHIFT(1;[.AE$2]))&gt;0;1;0)*[.$O10]" office:value-type="float" office:value="0" calcext:value-type="float">
            <text:p/>
          </table:table-cell>
          <table:table-cell table:formula="of:=IF(BITAND([.$R10];BITLSHIFT(1;[.AF$2]))&gt;0;1;0)*[.$O10]" office:value-type="float" office:value="0" calcext:value-type="float">
            <text:p/>
          </table:table-cell>
          <table:table-cell table:formula="of:=IF(BITAND([.$R10];BITLSHIFT(1;[.AG$2]))&gt;0;1;0)*[.$O10]" office:value-type="float" office:value="0" calcext:value-type="float">
            <text:p/>
          </table:table-cell>
          <table:table-cell table:formula="of:=IF(BITAND([.$R10];BITLSHIFT(1;[.AH$2]))&gt;0;1;0)*[.$O10]" office:value-type="float" office:value="0" calcext:value-type="float">
            <text:p/>
          </table:table-cell>
          <table:table-cell table:formula="of:=IF(BITAND([.$R10];BITLSHIFT(1;[.AI$2]))&gt;0;1;0)*[.$O10]" office:value-type="float" office:value="0" calcext:value-type="float">
            <text:p/>
          </table:table-cell>
          <table:table-cell table:formula="of:=IF(BITAND([.$R10];BITLSHIFT(1;[.AJ$2]))&gt;0;1;0)*[.$O10]" office:value-type="float" office:value="0" calcext:value-type="float">
            <text:p/>
          </table:table-cell>
          <table:table-cell table:formula="of:=IF(BITAND([.$R10];BITLSHIFT(1;[.AK$2]))&gt;0;1;0)*[.$O10]" office:value-type="float" office:value="0" calcext:value-type="float">
            <text:p/>
          </table:table-cell>
          <table:table-cell table:formula="of:=IF(BITAND([.$R10];BITLSHIFT(1;[.AL$2]))&gt;0;1;0)*[.$O10]" office:value-type="float" office:value="0" calcext:value-type="float">
            <text:p/>
          </table:table-cell>
          <table:table-cell table:formula="of:=IF(BITAND([.$R10];BITLSHIFT(1;[.AM$2]))&gt;0;1;0)*[.$O10]" office:value-type="float" office:value="0" calcext:value-type="float">
            <text:p/>
          </table:table-cell>
          <table:table-cell table:formula="of:=IF(BITAND([.$R10];BITLSHIFT(1;[.AN$2]))&gt;0;1;0)*[.$O10]" office:value-type="float" office:value="0" calcext:value-type="float">
            <text:p/>
          </table:table-cell>
          <table:table-cell table:formula="of:=IF(BITAND([.$R10];BITLSHIFT(1;[.AO$2]))&gt;0;1;0)*[.$O10]" office:value-type="float" office:value="0" calcext:value-type="float">
            <text:p/>
          </table:table-cell>
          <table:table-cell table:formula="of:=IF(BITAND([.$R10];BITLSHIFT(1;[.AP$2]))&gt;0;1;0)*[.$O10]" office:value-type="float" office:value="0" calcext:value-type="float">
            <text:p/>
          </table:table-cell>
          <table:table-cell table:formula="of:=IF(BITAND([.$R10];BITLSHIFT(1;[.AQ$2]))&gt;0;1;0)*[.$O10]" office:value-type="float" office:value="0" calcext:value-type="float">
            <text:p/>
          </table:table-cell>
          <table:table-cell table:formula="of:=IF(BITAND([.$R10];BITLSHIFT(1;[.AR$2]))&gt;0;1;0)*[.$O10]" office:value-type="float" office:value="0" calcext:value-type="float">
            <text:p/>
          </table:table-cell>
          <table:table-cell table:formula="of:=IF(BITAND([.$R10];BITLSHIFT(1;[.AS$2]))&gt;0;1;0)*[.$O10]" office:value-type="float" office:value="0" calcext:value-type="float">
            <text:p/>
          </table:table-cell>
          <table:table-cell table:formula="of:=IF(BITAND([.$R10];BITLSHIFT(1;[.AT$2]))&gt;0;1;0)*[.$O10]" office:value-type="float" office:value="0" calcext:value-type="float">
            <text:p/>
          </table:table-cell>
          <table:table-cell table:formula="of:=IF(BITAND([.$R10];BITLSHIFT(1;[.AU$2]))&gt;0;1;0)*[.$O10]" office:value-type="float" office:value="0" calcext:value-type="float">
            <text:p/>
          </table:table-cell>
          <table:table-cell table:formula="of:=IF(BITAND([.$R10];BITLSHIFT(1;[.AV$2]))&gt;0;1;0)*[.$O10]" office:value-type="float" office:value="0" calcext:value-type="float">
            <text:p/>
          </table:table-cell>
          <table:table-cell table:formula="of:=IF(BITAND([.$R10];BITLSHIFT(1;[.AW$2]))&gt;0;1;0)*[.$O10]" office:value-type="float" office:value="0" calcext:value-type="float">
            <text:p/>
          </table:table-cell>
          <table:table-cell table:formula="of:=IF(BITAND([.$R10];BITLSHIFT(1;[.AX$2]))&gt;0;1;0)*[.$O10]" office:value-type="float" office:value="0" calcext:value-type="float">
            <text:p/>
          </table:table-cell>
          <table:table-cell table:formula="of:=IF(BITAND([.$Q10];BITLSHIFT(1;[.AY$2]))&gt;0;1;0)*[.$O10]" office:value-type="float" office:value="0" calcext:value-type="float">
            <text:p/>
          </table:table-cell>
          <table:table-cell table:formula="of:=IF(BITAND([.$Q10];BITLSHIFT(1;[.AZ$2]))&gt;0;1;0)*[.$O10]" office:value-type="float" office:value="0" calcext:value-type="float">
            <text:p/>
          </table:table-cell>
          <table:table-cell table:formula="of:=IF(BITAND([.$Q10];BITLSHIFT(1;[.BA$2]))&gt;0;1;0)*[.$O10]" office:value-type="float" office:value="0" calcext:value-type="float">
            <text:p/>
          </table:table-cell>
          <table:table-cell table:formula="of:=IF(BITAND([.$Q10];BITLSHIFT(1;[.BB$2]))&gt;0;1;0)*[.$O10]" office:value-type="float" office:value="0" calcext:value-type="float">
            <text:p/>
          </table:table-cell>
          <table:table-cell table:formula="of:=IF(BITAND([.$Q10];BITLSHIFT(1;[.BC$2]))&gt;0;1;0)*[.$O10]" office:value-type="float" office:value="0" calcext:value-type="float">
            <text:p/>
          </table:table-cell>
          <table:table-cell table:formula="of:=IF(BITAND([.$Q10];BITLSHIFT(1;[.BD$2]))&gt;0;1;0)*[.$O10]" office:value-type="float" office:value="0" calcext:value-type="float">
            <text:p/>
          </table:table-cell>
          <table:table-cell table:formula="of:=IF(BITAND([.$Q10];BITLSHIFT(1;[.BE$2]))&gt;0;1;0)*[.$O10]" office:value-type="float" office:value="0" calcext:value-type="float">
            <text:p/>
          </table:table-cell>
          <table:table-cell table:formula="of:=IF(BITAND([.$Q10];BITLSHIFT(1;[.BF$2]))&gt;0;1;0)*[.$O10]" office:value-type="float" office:value="0" calcext:value-type="float">
            <text:p/>
          </table:table-cell>
          <table:table-cell table:formula="of:=IF(BITAND([.$Q10];BITLSHIFT(1;[.BG$2]))&gt;0;1;0)*[.$O10]" office:value-type="float" office:value="0" calcext:value-type="float">
            <text:p/>
          </table:table-cell>
          <table:table-cell table:formula="of:=IF(BITAND([.$Q10];BITLSHIFT(1;[.BH$2]))&gt;0;1;0)*[.$O10]" office:value-type="float" office:value="0" calcext:value-type="float">
            <text:p/>
          </table:table-cell>
          <table:table-cell table:formula="of:=IF(BITAND([.$Q10];BITLSHIFT(1;[.BI$2]))&gt;0;1;0)*[.$O10]" office:value-type="float" office:value="0" calcext:value-type="float">
            <text:p/>
          </table:table-cell>
          <table:table-cell table:formula="of:=IF(BITAND([.$Q10];BITLSHIFT(1;[.BJ$2]))&gt;0;1;0)*[.$O10]" office:value-type="float" office:value="0" calcext:value-type="float">
            <text:p/>
          </table:table-cell>
          <table:table-cell table:formula="of:=IF(BITAND([.$Q10];BITLSHIFT(1;[.BK$2]))&gt;0;1;0)*[.$O10]" office:value-type="float" office:value="0" calcext:value-type="float">
            <text:p/>
          </table:table-cell>
          <table:table-cell table:formula="of:=IF(BITAND([.$Q10];BITLSHIFT(1;[.BL$2]))&gt;0;1;0)*[.$O10]" office:value-type="float" office:value="0" calcext:value-type="float">
            <text:p/>
          </table:table-cell>
          <table:table-cell table:formula="of:=IF(BITAND([.$Q10];BITLSHIFT(1;[.BM$2]))&gt;0;1;0)*[.$O10]" office:value-type="float" office:value="0" calcext:value-type="float">
            <text:p/>
          </table:table-cell>
          <table:table-cell table:formula="of:=IF(BITAND([.$Q10];BITLSHIFT(1;[.BN$2]))&gt;0;1;0)*[.$O10]" office:value-type="float" office:value="0" calcext:value-type="float">
            <text:p/>
          </table:table-cell>
          <table:table-cell table:formula="of:=IF(BITAND([.$Q10];BITLSHIFT(1;[.BO$2]))&gt;0;1;0)*[.$O10]" office:value-type="float" office:value="0" calcext:value-type="float">
            <text:p/>
          </table:table-cell>
          <table:table-cell table:formula="of:=IF(BITAND([.$Q10];BITLSHIFT(1;[.BP$2]))&gt;0;1;0)*[.$O10]" office:value-type="float" office:value="0" calcext:value-type="float">
            <text:p/>
          </table:table-cell>
          <table:table-cell table:formula="of:=IF(BITAND([.$Q10];BITLSHIFT(1;[.BQ$2]))&gt;0;1;0)*[.$O10]" office:value-type="float" office:value="0" calcext:value-type="float">
            <text:p/>
          </table:table-cell>
          <table:table-cell table:formula="of:=IF(BITAND([.$Q10];BITLSHIFT(1;[.BR$2]))&gt;0;1;0)*[.$O10]" office:value-type="float" office:value="0" calcext:value-type="float">
            <text:p/>
          </table:table-cell>
          <table:table-cell table:formula="of:=IF(BITAND([.$Q10];BITLSHIFT(1;[.BS$2]))&gt;0;1;0)*[.$O10]" office:value-type="float" office:value="0" calcext:value-type="float">
            <text:p/>
          </table:table-cell>
          <table:table-cell table:formula="of:=IF(BITAND([.$Q10];BITLSHIFT(1;[.BT$2]))&gt;0;1;0)*[.$O10]" office:value-type="float" office:value="0" calcext:value-type="float">
            <text:p/>
          </table:table-cell>
          <table:table-cell table:formula="of:=IF(BITAND([.$Q10];BITLSHIFT(1;[.BU$2]))&gt;0;1;0)*[.$O10]" office:value-type="float" office:value="0" calcext:value-type="float">
            <text:p/>
          </table:table-cell>
          <table:table-cell table:formula="of:=IF(BITAND([.$Q10];BITLSHIFT(1;[.BV$2]))&gt;0;1;0)*[.$O10]" office:value-type="float" office:value="0" calcext:value-type="float">
            <text:p/>
          </table:table-cell>
          <table:table-cell table:formula="of:=IF(BITAND([.$Q10];BITLSHIFT(1;[.BW$2]))&gt;0;1;0)*[.$O10]" office:value-type="float" office:value="0" calcext:value-type="float">
            <text:p/>
          </table:table-cell>
          <table:table-cell table:formula="of:=IF(BITAND([.$Q10];BITLSHIFT(1;[.BX$2]))&gt;0;1;0)*[.$O10]" office:value-type="float" office:value="0" calcext:value-type="float">
            <text:p/>
          </table:table-cell>
          <table:table-cell table:formula="of:=IF(BITAND([.$Q10];BITLSHIFT(1;[.BY$2]))&gt;0;1;0)*[.$O10]" office:value-type="float" office:value="0" calcext:value-type="float">
            <text:p/>
          </table:table-cell>
          <table:table-cell table:formula="of:=IF(BITAND([.$Q10];BITLSHIFT(1;[.BZ$2]))&gt;0;1;0)*[.$O10]" office:value-type="float" office:value="0" calcext:value-type="float">
            <text:p/>
          </table:table-cell>
          <table:table-cell table:formula="of:=IF(BITAND([.$Q10];BITLSHIFT(1;[.CA$2]))&gt;0;1;0)*[.$O10]" office:value-type="float" office:value="0" calcext:value-type="float">
            <text:p/>
          </table:table-cell>
          <table:table-cell table:formula="of:=IF(BITAND([.$Q10];BITLSHIFT(1;[.CB$2]))&gt;0;1;0)*[.$O10]" office:value-type="float" office:value="0" calcext:value-type="float">
            <text:p/>
          </table:table-cell>
          <table:table-cell table:formula="of:=IF(BITAND([.$Q10];BITLSHIFT(1;[.CC$2]))&gt;0;1;0)*[.$O10]" office:value-type="float" office:value="0" calcext:value-type="float">
            <text:p/>
          </table:table-cell>
          <table:table-cell table:formula="of:=IF(BITAND([.$Q10];BITLSHIFT(1;[.CD$2]))&gt;0;1;0)*[.$O1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8" table:formula="of:=[.S51]" office:value-type="float" office:value="-50" calcext:value-type="float">
            <text:p/>
          </table:table-cell>
          <table:table-cell table:style-name="ce8" table:formula="of:=[.T51]" office:value-type="float" office:value="-50" calcext:value-type="float">
            <text:p/>
          </table:table-cell>
          <table:table-cell table:style-name="ce8" table:formula="of:=[.U51]" office:value-type="float" office:value="-30" calcext:value-type="float">
            <text:p/>
          </table:table-cell>
          <table:table-cell table:style-name="ce8" table:formula="of:=[.V51]" office:value-type="float" office:value="-30" calcext:value-type="float">
            <text:p/>
          </table:table-cell>
          <table:table-cell table:style-name="ce8" table:formula="of:=[.W51]" office:value-type="float" office:value="-30" calcext:value-type="float">
            <text:p/>
          </table:table-cell>
          <table:table-cell table:style-name="ce8" table:formula="of:=[.X51]" office:value-type="float" office:value="-30" calcext:value-type="float">
            <text:p/>
          </table:table-cell>
          <table:table-cell table:style-name="ce8" table:formula="of:=[.Y51]" office:value-type="float" office:value="-50" calcext:value-type="float">
            <text:p/>
          </table:table-cell>
          <table:table-cell table:style-name="ce8" table:formula="of:=[.Z51]" office:value-type="float" office:value="-50" calcext:value-type="float">
            <text:p/>
          </table:table-cell>
          <table:table-cell table:style-name="ce1"/>
          <table:table-cell/>
          <table:table-cell table:style-name="ce4" table:number-columns-repeated="4"/>
          <table:table-cell table:formula="of:=DECIMAL(LEFT([.N11];10) ;16)" office:value-type="float" office:value="0" calcext:value-type="float">
            <text:p/>
          </table:table-cell>
          <table:table-cell table:formula="of:=DECIMAL(RIGHT([.N11];8) ;16)" office:value-type="float" office:value="0" calcext:value-type="float">
            <text:p/>
          </table:table-cell>
          <table:table-cell table:formula="of:=IF(BITAND([.$R11];BITLSHIFT(1;[.S$2]))&gt;0;1;0)*[.$O11]" office:value-type="float" office:value="0" calcext:value-type="float">
            <text:p/>
          </table:table-cell>
          <table:table-cell table:formula="of:=IF(BITAND([.$R11];BITLSHIFT(1;[.T$2]))&gt;0;1;0)*[.$O11]" office:value-type="float" office:value="0" calcext:value-type="float">
            <text:p/>
          </table:table-cell>
          <table:table-cell table:formula="of:=IF(BITAND([.$R11];BITLSHIFT(1;[.U$2]))&gt;0;1;0)*[.$O11]" office:value-type="float" office:value="0" calcext:value-type="float">
            <text:p/>
          </table:table-cell>
          <table:table-cell table:formula="of:=IF(BITAND([.$R11];BITLSHIFT(1;[.V$2]))&gt;0;1;0)*[.$O11]" office:value-type="float" office:value="0" calcext:value-type="float">
            <text:p/>
          </table:table-cell>
          <table:table-cell table:formula="of:=IF(BITAND([.$R11];BITLSHIFT(1;[.W$2]))&gt;0;1;0)*[.$O11]" office:value-type="float" office:value="0" calcext:value-type="float">
            <text:p/>
          </table:table-cell>
          <table:table-cell table:formula="of:=IF(BITAND([.$R11];BITLSHIFT(1;[.X$2]))&gt;0;1;0)*[.$O11]" office:value-type="float" office:value="0" calcext:value-type="float">
            <text:p/>
          </table:table-cell>
          <table:table-cell table:formula="of:=IF(BITAND([.$R11];BITLSHIFT(1;[.Y$2]))&gt;0;1;0)*[.$O11]" office:value-type="float" office:value="0" calcext:value-type="float">
            <text:p/>
          </table:table-cell>
          <table:table-cell table:formula="of:=IF(BITAND([.$R11];BITLSHIFT(1;[.Z$2]))&gt;0;1;0)*[.$O11]" office:value-type="float" office:value="0" calcext:value-type="float">
            <text:p/>
          </table:table-cell>
          <table:table-cell table:formula="of:=IF(BITAND([.$R11];BITLSHIFT(1;[.AA$2]))&gt;0;1;0)*[.$O11]" office:value-type="float" office:value="0" calcext:value-type="float">
            <text:p/>
          </table:table-cell>
          <table:table-cell table:formula="of:=IF(BITAND([.$R11];BITLSHIFT(1;[.AB$2]))&gt;0;1;0)*[.$O11]" office:value-type="float" office:value="0" calcext:value-type="float">
            <text:p/>
          </table:table-cell>
          <table:table-cell table:formula="of:=IF(BITAND([.$R11];BITLSHIFT(1;[.AC$2]))&gt;0;1;0)*[.$O11]" office:value-type="float" office:value="0" calcext:value-type="float">
            <text:p/>
          </table:table-cell>
          <table:table-cell table:formula="of:=IF(BITAND([.$R11];BITLSHIFT(1;[.AD$2]))&gt;0;1;0)*[.$O11]" office:value-type="float" office:value="0" calcext:value-type="float">
            <text:p/>
          </table:table-cell>
          <table:table-cell table:formula="of:=IF(BITAND([.$R11];BITLSHIFT(1;[.AE$2]))&gt;0;1;0)*[.$O11]" office:value-type="float" office:value="0" calcext:value-type="float">
            <text:p/>
          </table:table-cell>
          <table:table-cell table:formula="of:=IF(BITAND([.$R11];BITLSHIFT(1;[.AF$2]))&gt;0;1;0)*[.$O11]" office:value-type="float" office:value="0" calcext:value-type="float">
            <text:p/>
          </table:table-cell>
          <table:table-cell table:formula="of:=IF(BITAND([.$R11];BITLSHIFT(1;[.AG$2]))&gt;0;1;0)*[.$O11]" office:value-type="float" office:value="0" calcext:value-type="float">
            <text:p/>
          </table:table-cell>
          <table:table-cell table:formula="of:=IF(BITAND([.$R11];BITLSHIFT(1;[.AH$2]))&gt;0;1;0)*[.$O11]" office:value-type="float" office:value="0" calcext:value-type="float">
            <text:p/>
          </table:table-cell>
          <table:table-cell table:formula="of:=IF(BITAND([.$R11];BITLSHIFT(1;[.AI$2]))&gt;0;1;0)*[.$O11]" office:value-type="float" office:value="0" calcext:value-type="float">
            <text:p/>
          </table:table-cell>
          <table:table-cell table:formula="of:=IF(BITAND([.$R11];BITLSHIFT(1;[.AJ$2]))&gt;0;1;0)*[.$O11]" office:value-type="float" office:value="0" calcext:value-type="float">
            <text:p/>
          </table:table-cell>
          <table:table-cell table:formula="of:=IF(BITAND([.$R11];BITLSHIFT(1;[.AK$2]))&gt;0;1;0)*[.$O11]" office:value-type="float" office:value="0" calcext:value-type="float">
            <text:p/>
          </table:table-cell>
          <table:table-cell table:formula="of:=IF(BITAND([.$R11];BITLSHIFT(1;[.AL$2]))&gt;0;1;0)*[.$O11]" office:value-type="float" office:value="0" calcext:value-type="float">
            <text:p/>
          </table:table-cell>
          <table:table-cell table:formula="of:=IF(BITAND([.$R11];BITLSHIFT(1;[.AM$2]))&gt;0;1;0)*[.$O11]" office:value-type="float" office:value="0" calcext:value-type="float">
            <text:p/>
          </table:table-cell>
          <table:table-cell table:formula="of:=IF(BITAND([.$R11];BITLSHIFT(1;[.AN$2]))&gt;0;1;0)*[.$O11]" office:value-type="float" office:value="0" calcext:value-type="float">
            <text:p/>
          </table:table-cell>
          <table:table-cell table:formula="of:=IF(BITAND([.$R11];BITLSHIFT(1;[.AO$2]))&gt;0;1;0)*[.$O11]" office:value-type="float" office:value="0" calcext:value-type="float">
            <text:p/>
          </table:table-cell>
          <table:table-cell table:formula="of:=IF(BITAND([.$R11];BITLSHIFT(1;[.AP$2]))&gt;0;1;0)*[.$O11]" office:value-type="float" office:value="0" calcext:value-type="float">
            <text:p/>
          </table:table-cell>
          <table:table-cell table:formula="of:=IF(BITAND([.$R11];BITLSHIFT(1;[.AQ$2]))&gt;0;1;0)*[.$O11]" office:value-type="float" office:value="0" calcext:value-type="float">
            <text:p/>
          </table:table-cell>
          <table:table-cell table:formula="of:=IF(BITAND([.$R11];BITLSHIFT(1;[.AR$2]))&gt;0;1;0)*[.$O11]" office:value-type="float" office:value="0" calcext:value-type="float">
            <text:p/>
          </table:table-cell>
          <table:table-cell table:formula="of:=IF(BITAND([.$R11];BITLSHIFT(1;[.AS$2]))&gt;0;1;0)*[.$O11]" office:value-type="float" office:value="0" calcext:value-type="float">
            <text:p/>
          </table:table-cell>
          <table:table-cell table:formula="of:=IF(BITAND([.$R11];BITLSHIFT(1;[.AT$2]))&gt;0;1;0)*[.$O11]" office:value-type="float" office:value="0" calcext:value-type="float">
            <text:p/>
          </table:table-cell>
          <table:table-cell table:formula="of:=IF(BITAND([.$R11];BITLSHIFT(1;[.AU$2]))&gt;0;1;0)*[.$O11]" office:value-type="float" office:value="0" calcext:value-type="float">
            <text:p/>
          </table:table-cell>
          <table:table-cell table:formula="of:=IF(BITAND([.$R11];BITLSHIFT(1;[.AV$2]))&gt;0;1;0)*[.$O11]" office:value-type="float" office:value="0" calcext:value-type="float">
            <text:p/>
          </table:table-cell>
          <table:table-cell table:formula="of:=IF(BITAND([.$R11];BITLSHIFT(1;[.AW$2]))&gt;0;1;0)*[.$O11]" office:value-type="float" office:value="0" calcext:value-type="float">
            <text:p/>
          </table:table-cell>
          <table:table-cell table:formula="of:=IF(BITAND([.$R11];BITLSHIFT(1;[.AX$2]))&gt;0;1;0)*[.$O11]" office:value-type="float" office:value="0" calcext:value-type="float">
            <text:p/>
          </table:table-cell>
          <table:table-cell table:formula="of:=IF(BITAND([.$Q11];BITLSHIFT(1;[.AY$2]))&gt;0;1;0)*[.$O11]" office:value-type="float" office:value="0" calcext:value-type="float">
            <text:p/>
          </table:table-cell>
          <table:table-cell table:formula="of:=IF(BITAND([.$Q11];BITLSHIFT(1;[.AZ$2]))&gt;0;1;0)*[.$O11]" office:value-type="float" office:value="0" calcext:value-type="float">
            <text:p/>
          </table:table-cell>
          <table:table-cell table:formula="of:=IF(BITAND([.$Q11];BITLSHIFT(1;[.BA$2]))&gt;0;1;0)*[.$O11]" office:value-type="float" office:value="0" calcext:value-type="float">
            <text:p/>
          </table:table-cell>
          <table:table-cell table:formula="of:=IF(BITAND([.$Q11];BITLSHIFT(1;[.BB$2]))&gt;0;1;0)*[.$O11]" office:value-type="float" office:value="0" calcext:value-type="float">
            <text:p/>
          </table:table-cell>
          <table:table-cell table:formula="of:=IF(BITAND([.$Q11];BITLSHIFT(1;[.BC$2]))&gt;0;1;0)*[.$O11]" office:value-type="float" office:value="0" calcext:value-type="float">
            <text:p/>
          </table:table-cell>
          <table:table-cell table:formula="of:=IF(BITAND([.$Q11];BITLSHIFT(1;[.BD$2]))&gt;0;1;0)*[.$O11]" office:value-type="float" office:value="0" calcext:value-type="float">
            <text:p/>
          </table:table-cell>
          <table:table-cell table:formula="of:=IF(BITAND([.$Q11];BITLSHIFT(1;[.BE$2]))&gt;0;1;0)*[.$O11]" office:value-type="float" office:value="0" calcext:value-type="float">
            <text:p/>
          </table:table-cell>
          <table:table-cell table:formula="of:=IF(BITAND([.$Q11];BITLSHIFT(1;[.BF$2]))&gt;0;1;0)*[.$O11]" office:value-type="float" office:value="0" calcext:value-type="float">
            <text:p/>
          </table:table-cell>
          <table:table-cell table:formula="of:=IF(BITAND([.$Q11];BITLSHIFT(1;[.BG$2]))&gt;0;1;0)*[.$O11]" office:value-type="float" office:value="0" calcext:value-type="float">
            <text:p/>
          </table:table-cell>
          <table:table-cell table:formula="of:=IF(BITAND([.$Q11];BITLSHIFT(1;[.BH$2]))&gt;0;1;0)*[.$O11]" office:value-type="float" office:value="0" calcext:value-type="float">
            <text:p/>
          </table:table-cell>
          <table:table-cell table:formula="of:=IF(BITAND([.$Q11];BITLSHIFT(1;[.BI$2]))&gt;0;1;0)*[.$O11]" office:value-type="float" office:value="0" calcext:value-type="float">
            <text:p/>
          </table:table-cell>
          <table:table-cell table:formula="of:=IF(BITAND([.$Q11];BITLSHIFT(1;[.BJ$2]))&gt;0;1;0)*[.$O11]" office:value-type="float" office:value="0" calcext:value-type="float">
            <text:p/>
          </table:table-cell>
          <table:table-cell table:formula="of:=IF(BITAND([.$Q11];BITLSHIFT(1;[.BK$2]))&gt;0;1;0)*[.$O11]" office:value-type="float" office:value="0" calcext:value-type="float">
            <text:p/>
          </table:table-cell>
          <table:table-cell table:formula="of:=IF(BITAND([.$Q11];BITLSHIFT(1;[.BL$2]))&gt;0;1;0)*[.$O11]" office:value-type="float" office:value="0" calcext:value-type="float">
            <text:p/>
          </table:table-cell>
          <table:table-cell table:formula="of:=IF(BITAND([.$Q11];BITLSHIFT(1;[.BM$2]))&gt;0;1;0)*[.$O11]" office:value-type="float" office:value="0" calcext:value-type="float">
            <text:p/>
          </table:table-cell>
          <table:table-cell table:formula="of:=IF(BITAND([.$Q11];BITLSHIFT(1;[.BN$2]))&gt;0;1;0)*[.$O11]" office:value-type="float" office:value="0" calcext:value-type="float">
            <text:p/>
          </table:table-cell>
          <table:table-cell table:formula="of:=IF(BITAND([.$Q11];BITLSHIFT(1;[.BO$2]))&gt;0;1;0)*[.$O11]" office:value-type="float" office:value="0" calcext:value-type="float">
            <text:p/>
          </table:table-cell>
          <table:table-cell table:formula="of:=IF(BITAND([.$Q11];BITLSHIFT(1;[.BP$2]))&gt;0;1;0)*[.$O11]" office:value-type="float" office:value="0" calcext:value-type="float">
            <text:p/>
          </table:table-cell>
          <table:table-cell table:formula="of:=IF(BITAND([.$Q11];BITLSHIFT(1;[.BQ$2]))&gt;0;1;0)*[.$O11]" office:value-type="float" office:value="0" calcext:value-type="float">
            <text:p/>
          </table:table-cell>
          <table:table-cell table:formula="of:=IF(BITAND([.$Q11];BITLSHIFT(1;[.BR$2]))&gt;0;1;0)*[.$O11]" office:value-type="float" office:value="0" calcext:value-type="float">
            <text:p/>
          </table:table-cell>
          <table:table-cell table:formula="of:=IF(BITAND([.$Q11];BITLSHIFT(1;[.BS$2]))&gt;0;1;0)*[.$O11]" office:value-type="float" office:value="0" calcext:value-type="float">
            <text:p/>
          </table:table-cell>
          <table:table-cell table:formula="of:=IF(BITAND([.$Q11];BITLSHIFT(1;[.BT$2]))&gt;0;1;0)*[.$O11]" office:value-type="float" office:value="0" calcext:value-type="float">
            <text:p/>
          </table:table-cell>
          <table:table-cell table:formula="of:=IF(BITAND([.$Q11];BITLSHIFT(1;[.BU$2]))&gt;0;1;0)*[.$O11]" office:value-type="float" office:value="0" calcext:value-type="float">
            <text:p/>
          </table:table-cell>
          <table:table-cell table:formula="of:=IF(BITAND([.$Q11];BITLSHIFT(1;[.BV$2]))&gt;0;1;0)*[.$O11]" office:value-type="float" office:value="0" calcext:value-type="float">
            <text:p/>
          </table:table-cell>
          <table:table-cell table:formula="of:=IF(BITAND([.$Q11];BITLSHIFT(1;[.BW$2]))&gt;0;1;0)*[.$O11]" office:value-type="float" office:value="0" calcext:value-type="float">
            <text:p/>
          </table:table-cell>
          <table:table-cell table:formula="of:=IF(BITAND([.$Q11];BITLSHIFT(1;[.BX$2]))&gt;0;1;0)*[.$O11]" office:value-type="float" office:value="0" calcext:value-type="float">
            <text:p/>
          </table:table-cell>
          <table:table-cell table:formula="of:=IF(BITAND([.$Q11];BITLSHIFT(1;[.BY$2]))&gt;0;1;0)*[.$O11]" office:value-type="float" office:value="0" calcext:value-type="float">
            <text:p/>
          </table:table-cell>
          <table:table-cell table:formula="of:=IF(BITAND([.$Q11];BITLSHIFT(1;[.BZ$2]))&gt;0;1;0)*[.$O11]" office:value-type="float" office:value="0" calcext:value-type="float">
            <text:p/>
          </table:table-cell>
          <table:table-cell table:formula="of:=IF(BITAND([.$Q11];BITLSHIFT(1;[.CA$2]))&gt;0;1;0)*[.$O11]" office:value-type="float" office:value="0" calcext:value-type="float">
            <text:p/>
          </table:table-cell>
          <table:table-cell table:formula="of:=IF(BITAND([.$Q11];BITLSHIFT(1;[.CB$2]))&gt;0;1;0)*[.$O11]" office:value-type="float" office:value="0" calcext:value-type="float">
            <text:p/>
          </table:table-cell>
          <table:table-cell table:formula="of:=IF(BITAND([.$Q11];BITLSHIFT(1;[.CC$2]))&gt;0;1;0)*[.$O11]" office:value-type="float" office:value="0" calcext:value-type="float">
            <text:p/>
          </table:table-cell>
          <table:table-cell table:formula="of:=IF(BITAND([.$Q11];BITLSHIFT(1;[.CD$2]))&gt;0;1;0)*[.$O1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4" table:number-columns-repeated="4"/>
          <table:table-cell table:formula="of:=DECIMAL(LEFT([.N12];10) ;16)" office:value-type="float" office:value="0" calcext:value-type="float">
            <text:p/>
          </table:table-cell>
          <table:table-cell table:formula="of:=DECIMAL(RIGHT([.N12];8) ;16)" office:value-type="float" office:value="0" calcext:value-type="float">
            <text:p/>
          </table:table-cell>
          <table:table-cell table:formula="of:=IF(BITAND([.$R12];BITLSHIFT(1;[.S$2]))&gt;0;1;0)*[.$O12]" office:value-type="float" office:value="0" calcext:value-type="float">
            <text:p/>
          </table:table-cell>
          <table:table-cell table:formula="of:=IF(BITAND([.$R12];BITLSHIFT(1;[.T$2]))&gt;0;1;0)*[.$O12]" office:value-type="float" office:value="0" calcext:value-type="float">
            <text:p/>
          </table:table-cell>
          <table:table-cell table:formula="of:=IF(BITAND([.$R12];BITLSHIFT(1;[.U$2]))&gt;0;1;0)*[.$O12]" office:value-type="float" office:value="0" calcext:value-type="float">
            <text:p/>
          </table:table-cell>
          <table:table-cell table:formula="of:=IF(BITAND([.$R12];BITLSHIFT(1;[.V$2]))&gt;0;1;0)*[.$O12]" office:value-type="float" office:value="0" calcext:value-type="float">
            <text:p/>
          </table:table-cell>
          <table:table-cell table:formula="of:=IF(BITAND([.$R12];BITLSHIFT(1;[.W$2]))&gt;0;1;0)*[.$O12]" office:value-type="float" office:value="0" calcext:value-type="float">
            <text:p/>
          </table:table-cell>
          <table:table-cell table:formula="of:=IF(BITAND([.$R12];BITLSHIFT(1;[.X$2]))&gt;0;1;0)*[.$O12]" office:value-type="float" office:value="0" calcext:value-type="float">
            <text:p/>
          </table:table-cell>
          <table:table-cell table:formula="of:=IF(BITAND([.$R12];BITLSHIFT(1;[.Y$2]))&gt;0;1;0)*[.$O12]" office:value-type="float" office:value="0" calcext:value-type="float">
            <text:p/>
          </table:table-cell>
          <table:table-cell table:formula="of:=IF(BITAND([.$R12];BITLSHIFT(1;[.Z$2]))&gt;0;1;0)*[.$O12]" office:value-type="float" office:value="0" calcext:value-type="float">
            <text:p/>
          </table:table-cell>
          <table:table-cell table:formula="of:=IF(BITAND([.$R12];BITLSHIFT(1;[.AA$2]))&gt;0;1;0)*[.$O12]" office:value-type="float" office:value="0" calcext:value-type="float">
            <text:p/>
          </table:table-cell>
          <table:table-cell table:formula="of:=IF(BITAND([.$R12];BITLSHIFT(1;[.AB$2]))&gt;0;1;0)*[.$O12]" office:value-type="float" office:value="0" calcext:value-type="float">
            <text:p/>
          </table:table-cell>
          <table:table-cell table:formula="of:=IF(BITAND([.$R12];BITLSHIFT(1;[.AC$2]))&gt;0;1;0)*[.$O12]" office:value-type="float" office:value="0" calcext:value-type="float">
            <text:p/>
          </table:table-cell>
          <table:table-cell table:formula="of:=IF(BITAND([.$R12];BITLSHIFT(1;[.AD$2]))&gt;0;1;0)*[.$O12]" office:value-type="float" office:value="0" calcext:value-type="float">
            <text:p/>
          </table:table-cell>
          <table:table-cell table:formula="of:=IF(BITAND([.$R12];BITLSHIFT(1;[.AE$2]))&gt;0;1;0)*[.$O12]" office:value-type="float" office:value="0" calcext:value-type="float">
            <text:p/>
          </table:table-cell>
          <table:table-cell table:formula="of:=IF(BITAND([.$R12];BITLSHIFT(1;[.AF$2]))&gt;0;1;0)*[.$O12]" office:value-type="float" office:value="0" calcext:value-type="float">
            <text:p/>
          </table:table-cell>
          <table:table-cell table:formula="of:=IF(BITAND([.$R12];BITLSHIFT(1;[.AG$2]))&gt;0;1;0)*[.$O12]" office:value-type="float" office:value="0" calcext:value-type="float">
            <text:p/>
          </table:table-cell>
          <table:table-cell table:formula="of:=IF(BITAND([.$R12];BITLSHIFT(1;[.AH$2]))&gt;0;1;0)*[.$O12]" office:value-type="float" office:value="0" calcext:value-type="float">
            <text:p/>
          </table:table-cell>
          <table:table-cell table:formula="of:=IF(BITAND([.$R12];BITLSHIFT(1;[.AI$2]))&gt;0;1;0)*[.$O12]" office:value-type="float" office:value="0" calcext:value-type="float">
            <text:p/>
          </table:table-cell>
          <table:table-cell table:formula="of:=IF(BITAND([.$R12];BITLSHIFT(1;[.AJ$2]))&gt;0;1;0)*[.$O12]" office:value-type="float" office:value="0" calcext:value-type="float">
            <text:p/>
          </table:table-cell>
          <table:table-cell table:formula="of:=IF(BITAND([.$R12];BITLSHIFT(1;[.AK$2]))&gt;0;1;0)*[.$O12]" office:value-type="float" office:value="0" calcext:value-type="float">
            <text:p/>
          </table:table-cell>
          <table:table-cell table:formula="of:=IF(BITAND([.$R12];BITLSHIFT(1;[.AL$2]))&gt;0;1;0)*[.$O12]" office:value-type="float" office:value="0" calcext:value-type="float">
            <text:p/>
          </table:table-cell>
          <table:table-cell table:formula="of:=IF(BITAND([.$R12];BITLSHIFT(1;[.AM$2]))&gt;0;1;0)*[.$O12]" office:value-type="float" office:value="0" calcext:value-type="float">
            <text:p/>
          </table:table-cell>
          <table:table-cell table:formula="of:=IF(BITAND([.$R12];BITLSHIFT(1;[.AN$2]))&gt;0;1;0)*[.$O12]" office:value-type="float" office:value="0" calcext:value-type="float">
            <text:p/>
          </table:table-cell>
          <table:table-cell table:formula="of:=IF(BITAND([.$R12];BITLSHIFT(1;[.AO$2]))&gt;0;1;0)*[.$O12]" office:value-type="float" office:value="0" calcext:value-type="float">
            <text:p/>
          </table:table-cell>
          <table:table-cell table:formula="of:=IF(BITAND([.$R12];BITLSHIFT(1;[.AP$2]))&gt;0;1;0)*[.$O12]" office:value-type="float" office:value="0" calcext:value-type="float">
            <text:p/>
          </table:table-cell>
          <table:table-cell table:formula="of:=IF(BITAND([.$R12];BITLSHIFT(1;[.AQ$2]))&gt;0;1;0)*[.$O12]" office:value-type="float" office:value="0" calcext:value-type="float">
            <text:p/>
          </table:table-cell>
          <table:table-cell table:formula="of:=IF(BITAND([.$R12];BITLSHIFT(1;[.AR$2]))&gt;0;1;0)*[.$O12]" office:value-type="float" office:value="0" calcext:value-type="float">
            <text:p/>
          </table:table-cell>
          <table:table-cell table:formula="of:=IF(BITAND([.$R12];BITLSHIFT(1;[.AS$2]))&gt;0;1;0)*[.$O12]" office:value-type="float" office:value="0" calcext:value-type="float">
            <text:p/>
          </table:table-cell>
          <table:table-cell table:formula="of:=IF(BITAND([.$R12];BITLSHIFT(1;[.AT$2]))&gt;0;1;0)*[.$O12]" office:value-type="float" office:value="0" calcext:value-type="float">
            <text:p/>
          </table:table-cell>
          <table:table-cell table:formula="of:=IF(BITAND([.$R12];BITLSHIFT(1;[.AU$2]))&gt;0;1;0)*[.$O12]" office:value-type="float" office:value="0" calcext:value-type="float">
            <text:p/>
          </table:table-cell>
          <table:table-cell table:formula="of:=IF(BITAND([.$R12];BITLSHIFT(1;[.AV$2]))&gt;0;1;0)*[.$O12]" office:value-type="float" office:value="0" calcext:value-type="float">
            <text:p/>
          </table:table-cell>
          <table:table-cell table:formula="of:=IF(BITAND([.$R12];BITLSHIFT(1;[.AW$2]))&gt;0;1;0)*[.$O12]" office:value-type="float" office:value="0" calcext:value-type="float">
            <text:p/>
          </table:table-cell>
          <table:table-cell table:formula="of:=IF(BITAND([.$R12];BITLSHIFT(1;[.AX$2]))&gt;0;1;0)*[.$O12]" office:value-type="float" office:value="0" calcext:value-type="float">
            <text:p/>
          </table:table-cell>
          <table:table-cell table:formula="of:=IF(BITAND([.$Q12];BITLSHIFT(1;[.AY$2]))&gt;0;1;0)*[.$O12]" office:value-type="float" office:value="0" calcext:value-type="float">
            <text:p/>
          </table:table-cell>
          <table:table-cell table:formula="of:=IF(BITAND([.$Q12];BITLSHIFT(1;[.AZ$2]))&gt;0;1;0)*[.$O12]" office:value-type="float" office:value="0" calcext:value-type="float">
            <text:p/>
          </table:table-cell>
          <table:table-cell table:formula="of:=IF(BITAND([.$Q12];BITLSHIFT(1;[.BA$2]))&gt;0;1;0)*[.$O12]" office:value-type="float" office:value="0" calcext:value-type="float">
            <text:p/>
          </table:table-cell>
          <table:table-cell table:formula="of:=IF(BITAND([.$Q12];BITLSHIFT(1;[.BB$2]))&gt;0;1;0)*[.$O12]" office:value-type="float" office:value="0" calcext:value-type="float">
            <text:p/>
          </table:table-cell>
          <table:table-cell table:formula="of:=IF(BITAND([.$Q12];BITLSHIFT(1;[.BC$2]))&gt;0;1;0)*[.$O12]" office:value-type="float" office:value="0" calcext:value-type="float">
            <text:p/>
          </table:table-cell>
          <table:table-cell table:formula="of:=IF(BITAND([.$Q12];BITLSHIFT(1;[.BD$2]))&gt;0;1;0)*[.$O12]" office:value-type="float" office:value="0" calcext:value-type="float">
            <text:p/>
          </table:table-cell>
          <table:table-cell table:formula="of:=IF(BITAND([.$Q12];BITLSHIFT(1;[.BE$2]))&gt;0;1;0)*[.$O12]" office:value-type="float" office:value="0" calcext:value-type="float">
            <text:p/>
          </table:table-cell>
          <table:table-cell table:formula="of:=IF(BITAND([.$Q12];BITLSHIFT(1;[.BF$2]))&gt;0;1;0)*[.$O12]" office:value-type="float" office:value="0" calcext:value-type="float">
            <text:p/>
          </table:table-cell>
          <table:table-cell table:formula="of:=IF(BITAND([.$Q12];BITLSHIFT(1;[.BG$2]))&gt;0;1;0)*[.$O12]" office:value-type="float" office:value="0" calcext:value-type="float">
            <text:p/>
          </table:table-cell>
          <table:table-cell table:formula="of:=IF(BITAND([.$Q12];BITLSHIFT(1;[.BH$2]))&gt;0;1;0)*[.$O12]" office:value-type="float" office:value="0" calcext:value-type="float">
            <text:p/>
          </table:table-cell>
          <table:table-cell table:formula="of:=IF(BITAND([.$Q12];BITLSHIFT(1;[.BI$2]))&gt;0;1;0)*[.$O12]" office:value-type="float" office:value="0" calcext:value-type="float">
            <text:p/>
          </table:table-cell>
          <table:table-cell table:formula="of:=IF(BITAND([.$Q12];BITLSHIFT(1;[.BJ$2]))&gt;0;1;0)*[.$O12]" office:value-type="float" office:value="0" calcext:value-type="float">
            <text:p/>
          </table:table-cell>
          <table:table-cell table:formula="of:=IF(BITAND([.$Q12];BITLSHIFT(1;[.BK$2]))&gt;0;1;0)*[.$O12]" office:value-type="float" office:value="0" calcext:value-type="float">
            <text:p/>
          </table:table-cell>
          <table:table-cell table:formula="of:=IF(BITAND([.$Q12];BITLSHIFT(1;[.BL$2]))&gt;0;1;0)*[.$O12]" office:value-type="float" office:value="0" calcext:value-type="float">
            <text:p/>
          </table:table-cell>
          <table:table-cell table:formula="of:=IF(BITAND([.$Q12];BITLSHIFT(1;[.BM$2]))&gt;0;1;0)*[.$O12]" office:value-type="float" office:value="0" calcext:value-type="float">
            <text:p/>
          </table:table-cell>
          <table:table-cell table:formula="of:=IF(BITAND([.$Q12];BITLSHIFT(1;[.BN$2]))&gt;0;1;0)*[.$O12]" office:value-type="float" office:value="0" calcext:value-type="float">
            <text:p/>
          </table:table-cell>
          <table:table-cell table:formula="of:=IF(BITAND([.$Q12];BITLSHIFT(1;[.BO$2]))&gt;0;1;0)*[.$O12]" office:value-type="float" office:value="0" calcext:value-type="float">
            <text:p/>
          </table:table-cell>
          <table:table-cell table:formula="of:=IF(BITAND([.$Q12];BITLSHIFT(1;[.BP$2]))&gt;0;1;0)*[.$O12]" office:value-type="float" office:value="0" calcext:value-type="float">
            <text:p/>
          </table:table-cell>
          <table:table-cell table:formula="of:=IF(BITAND([.$Q12];BITLSHIFT(1;[.BQ$2]))&gt;0;1;0)*[.$O12]" office:value-type="float" office:value="0" calcext:value-type="float">
            <text:p/>
          </table:table-cell>
          <table:table-cell table:formula="of:=IF(BITAND([.$Q12];BITLSHIFT(1;[.BR$2]))&gt;0;1;0)*[.$O12]" office:value-type="float" office:value="0" calcext:value-type="float">
            <text:p/>
          </table:table-cell>
          <table:table-cell table:formula="of:=IF(BITAND([.$Q12];BITLSHIFT(1;[.BS$2]))&gt;0;1;0)*[.$O12]" office:value-type="float" office:value="0" calcext:value-type="float">
            <text:p/>
          </table:table-cell>
          <table:table-cell table:formula="of:=IF(BITAND([.$Q12];BITLSHIFT(1;[.BT$2]))&gt;0;1;0)*[.$O12]" office:value-type="float" office:value="0" calcext:value-type="float">
            <text:p/>
          </table:table-cell>
          <table:table-cell table:formula="of:=IF(BITAND([.$Q12];BITLSHIFT(1;[.BU$2]))&gt;0;1;0)*[.$O12]" office:value-type="float" office:value="0" calcext:value-type="float">
            <text:p/>
          </table:table-cell>
          <table:table-cell table:formula="of:=IF(BITAND([.$Q12];BITLSHIFT(1;[.BV$2]))&gt;0;1;0)*[.$O12]" office:value-type="float" office:value="0" calcext:value-type="float">
            <text:p/>
          </table:table-cell>
          <table:table-cell table:formula="of:=IF(BITAND([.$Q12];BITLSHIFT(1;[.BW$2]))&gt;0;1;0)*[.$O12]" office:value-type="float" office:value="0" calcext:value-type="float">
            <text:p/>
          </table:table-cell>
          <table:table-cell table:formula="of:=IF(BITAND([.$Q12];BITLSHIFT(1;[.BX$2]))&gt;0;1;0)*[.$O12]" office:value-type="float" office:value="0" calcext:value-type="float">
            <text:p/>
          </table:table-cell>
          <table:table-cell table:formula="of:=IF(BITAND([.$Q12];BITLSHIFT(1;[.BY$2]))&gt;0;1;0)*[.$O12]" office:value-type="float" office:value="0" calcext:value-type="float">
            <text:p/>
          </table:table-cell>
          <table:table-cell table:formula="of:=IF(BITAND([.$Q12];BITLSHIFT(1;[.BZ$2]))&gt;0;1;0)*[.$O12]" office:value-type="float" office:value="0" calcext:value-type="float">
            <text:p/>
          </table:table-cell>
          <table:table-cell table:formula="of:=IF(BITAND([.$Q12];BITLSHIFT(1;[.CA$2]))&gt;0;1;0)*[.$O12]" office:value-type="float" office:value="0" calcext:value-type="float">
            <text:p/>
          </table:table-cell>
          <table:table-cell table:formula="of:=IF(BITAND([.$Q12];BITLSHIFT(1;[.CB$2]))&gt;0;1;0)*[.$O12]" office:value-type="float" office:value="0" calcext:value-type="float">
            <text:p/>
          </table:table-cell>
          <table:table-cell table:formula="of:=IF(BITAND([.$Q12];BITLSHIFT(1;[.CC$2]))&gt;0;1;0)*[.$O12]" office:value-type="float" office:value="0" calcext:value-type="float">
            <text:p/>
          </table:table-cell>
          <table:table-cell table:formula="of:=IF(BITAND([.$Q12];BITLSHIFT(1;[.CD$2]))&gt;0;1;0)*[.$O1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3];10) ;16)" office:value-type="float" office:value="0" calcext:value-type="float">
            <text:p/>
          </table:table-cell>
          <table:table-cell table:formula="of:=DECIMAL(RIGHT([.N13];8) ;16)" office:value-type="float" office:value="0" calcext:value-type="float">
            <text:p/>
          </table:table-cell>
          <table:table-cell table:formula="of:=IF(BITAND([.$R13];BITLSHIFT(1;[.S$2]))&gt;0;1;0)*[.$O13]" office:value-type="float" office:value="0" calcext:value-type="float">
            <text:p/>
          </table:table-cell>
          <table:table-cell table:formula="of:=IF(BITAND([.$R13];BITLSHIFT(1;[.T$2]))&gt;0;1;0)*[.$O13]" office:value-type="float" office:value="0" calcext:value-type="float">
            <text:p/>
          </table:table-cell>
          <table:table-cell table:formula="of:=IF(BITAND([.$R13];BITLSHIFT(1;[.U$2]))&gt;0;1;0)*[.$O13]" office:value-type="float" office:value="0" calcext:value-type="float">
            <text:p/>
          </table:table-cell>
          <table:table-cell table:formula="of:=IF(BITAND([.$R13];BITLSHIFT(1;[.V$2]))&gt;0;1;0)*[.$O13]" office:value-type="float" office:value="0" calcext:value-type="float">
            <text:p/>
          </table:table-cell>
          <table:table-cell table:formula="of:=IF(BITAND([.$R13];BITLSHIFT(1;[.W$2]))&gt;0;1;0)*[.$O13]" office:value-type="float" office:value="0" calcext:value-type="float">
            <text:p/>
          </table:table-cell>
          <table:table-cell table:formula="of:=IF(BITAND([.$R13];BITLSHIFT(1;[.X$2]))&gt;0;1;0)*[.$O13]" office:value-type="float" office:value="0" calcext:value-type="float">
            <text:p/>
          </table:table-cell>
          <table:table-cell table:formula="of:=IF(BITAND([.$R13];BITLSHIFT(1;[.Y$2]))&gt;0;1;0)*[.$O13]" office:value-type="float" office:value="0" calcext:value-type="float">
            <text:p/>
          </table:table-cell>
          <table:table-cell table:formula="of:=IF(BITAND([.$R13];BITLSHIFT(1;[.Z$2]))&gt;0;1;0)*[.$O13]" office:value-type="float" office:value="0" calcext:value-type="float">
            <text:p/>
          </table:table-cell>
          <table:table-cell table:formula="of:=IF(BITAND([.$R13];BITLSHIFT(1;[.AA$2]))&gt;0;1;0)*[.$O13]" office:value-type="float" office:value="0" calcext:value-type="float">
            <text:p/>
          </table:table-cell>
          <table:table-cell table:formula="of:=IF(BITAND([.$R13];BITLSHIFT(1;[.AB$2]))&gt;0;1;0)*[.$O13]" office:value-type="float" office:value="0" calcext:value-type="float">
            <text:p/>
          </table:table-cell>
          <table:table-cell table:formula="of:=IF(BITAND([.$R13];BITLSHIFT(1;[.AC$2]))&gt;0;1;0)*[.$O13]" office:value-type="float" office:value="0" calcext:value-type="float">
            <text:p/>
          </table:table-cell>
          <table:table-cell table:formula="of:=IF(BITAND([.$R13];BITLSHIFT(1;[.AD$2]))&gt;0;1;0)*[.$O13]" office:value-type="float" office:value="0" calcext:value-type="float">
            <text:p/>
          </table:table-cell>
          <table:table-cell table:formula="of:=IF(BITAND([.$R13];BITLSHIFT(1;[.AE$2]))&gt;0;1;0)*[.$O13]" office:value-type="float" office:value="0" calcext:value-type="float">
            <text:p/>
          </table:table-cell>
          <table:table-cell table:formula="of:=IF(BITAND([.$R13];BITLSHIFT(1;[.AF$2]))&gt;0;1;0)*[.$O13]" office:value-type="float" office:value="0" calcext:value-type="float">
            <text:p/>
          </table:table-cell>
          <table:table-cell table:formula="of:=IF(BITAND([.$R13];BITLSHIFT(1;[.AG$2]))&gt;0;1;0)*[.$O13]" office:value-type="float" office:value="0" calcext:value-type="float">
            <text:p/>
          </table:table-cell>
          <table:table-cell table:formula="of:=IF(BITAND([.$R13];BITLSHIFT(1;[.AH$2]))&gt;0;1;0)*[.$O13]" office:value-type="float" office:value="0" calcext:value-type="float">
            <text:p/>
          </table:table-cell>
          <table:table-cell table:formula="of:=IF(BITAND([.$R13];BITLSHIFT(1;[.AI$2]))&gt;0;1;0)*[.$O13]" office:value-type="float" office:value="0" calcext:value-type="float">
            <text:p/>
          </table:table-cell>
          <table:table-cell table:formula="of:=IF(BITAND([.$R13];BITLSHIFT(1;[.AJ$2]))&gt;0;1;0)*[.$O13]" office:value-type="float" office:value="0" calcext:value-type="float">
            <text:p/>
          </table:table-cell>
          <table:table-cell table:formula="of:=IF(BITAND([.$R13];BITLSHIFT(1;[.AK$2]))&gt;0;1;0)*[.$O13]" office:value-type="float" office:value="0" calcext:value-type="float">
            <text:p/>
          </table:table-cell>
          <table:table-cell table:formula="of:=IF(BITAND([.$R13];BITLSHIFT(1;[.AL$2]))&gt;0;1;0)*[.$O13]" office:value-type="float" office:value="0" calcext:value-type="float">
            <text:p/>
          </table:table-cell>
          <table:table-cell table:formula="of:=IF(BITAND([.$R13];BITLSHIFT(1;[.AM$2]))&gt;0;1;0)*[.$O13]" office:value-type="float" office:value="0" calcext:value-type="float">
            <text:p/>
          </table:table-cell>
          <table:table-cell table:formula="of:=IF(BITAND([.$R13];BITLSHIFT(1;[.AN$2]))&gt;0;1;0)*[.$O13]" office:value-type="float" office:value="0" calcext:value-type="float">
            <text:p/>
          </table:table-cell>
          <table:table-cell table:formula="of:=IF(BITAND([.$R13];BITLSHIFT(1;[.AO$2]))&gt;0;1;0)*[.$O13]" office:value-type="float" office:value="0" calcext:value-type="float">
            <text:p/>
          </table:table-cell>
          <table:table-cell table:formula="of:=IF(BITAND([.$R13];BITLSHIFT(1;[.AP$2]))&gt;0;1;0)*[.$O13]" office:value-type="float" office:value="0" calcext:value-type="float">
            <text:p/>
          </table:table-cell>
          <table:table-cell table:formula="of:=IF(BITAND([.$R13];BITLSHIFT(1;[.AQ$2]))&gt;0;1;0)*[.$O13]" office:value-type="float" office:value="0" calcext:value-type="float">
            <text:p/>
          </table:table-cell>
          <table:table-cell table:formula="of:=IF(BITAND([.$R13];BITLSHIFT(1;[.AR$2]))&gt;0;1;0)*[.$O13]" office:value-type="float" office:value="0" calcext:value-type="float">
            <text:p/>
          </table:table-cell>
          <table:table-cell table:formula="of:=IF(BITAND([.$R13];BITLSHIFT(1;[.AS$2]))&gt;0;1;0)*[.$O13]" office:value-type="float" office:value="0" calcext:value-type="float">
            <text:p/>
          </table:table-cell>
          <table:table-cell table:formula="of:=IF(BITAND([.$R13];BITLSHIFT(1;[.AT$2]))&gt;0;1;0)*[.$O13]" office:value-type="float" office:value="0" calcext:value-type="float">
            <text:p/>
          </table:table-cell>
          <table:table-cell table:formula="of:=IF(BITAND([.$R13];BITLSHIFT(1;[.AU$2]))&gt;0;1;0)*[.$O13]" office:value-type="float" office:value="0" calcext:value-type="float">
            <text:p/>
          </table:table-cell>
          <table:table-cell table:formula="of:=IF(BITAND([.$R13];BITLSHIFT(1;[.AV$2]))&gt;0;1;0)*[.$O13]" office:value-type="float" office:value="0" calcext:value-type="float">
            <text:p/>
          </table:table-cell>
          <table:table-cell table:formula="of:=IF(BITAND([.$R13];BITLSHIFT(1;[.AW$2]))&gt;0;1;0)*[.$O13]" office:value-type="float" office:value="0" calcext:value-type="float">
            <text:p/>
          </table:table-cell>
          <table:table-cell table:formula="of:=IF(BITAND([.$R13];BITLSHIFT(1;[.AX$2]))&gt;0;1;0)*[.$O13]" office:value-type="float" office:value="0" calcext:value-type="float">
            <text:p/>
          </table:table-cell>
          <table:table-cell table:formula="of:=IF(BITAND([.$Q13];BITLSHIFT(1;[.AY$2]))&gt;0;1;0)*[.$O13]" office:value-type="float" office:value="0" calcext:value-type="float">
            <text:p/>
          </table:table-cell>
          <table:table-cell table:formula="of:=IF(BITAND([.$Q13];BITLSHIFT(1;[.AZ$2]))&gt;0;1;0)*[.$O13]" office:value-type="float" office:value="0" calcext:value-type="float">
            <text:p/>
          </table:table-cell>
          <table:table-cell table:formula="of:=IF(BITAND([.$Q13];BITLSHIFT(1;[.BA$2]))&gt;0;1;0)*[.$O13]" office:value-type="float" office:value="0" calcext:value-type="float">
            <text:p/>
          </table:table-cell>
          <table:table-cell table:formula="of:=IF(BITAND([.$Q13];BITLSHIFT(1;[.BB$2]))&gt;0;1;0)*[.$O13]" office:value-type="float" office:value="0" calcext:value-type="float">
            <text:p/>
          </table:table-cell>
          <table:table-cell table:formula="of:=IF(BITAND([.$Q13];BITLSHIFT(1;[.BC$2]))&gt;0;1;0)*[.$O13]" office:value-type="float" office:value="0" calcext:value-type="float">
            <text:p/>
          </table:table-cell>
          <table:table-cell table:formula="of:=IF(BITAND([.$Q13];BITLSHIFT(1;[.BD$2]))&gt;0;1;0)*[.$O13]" office:value-type="float" office:value="0" calcext:value-type="float">
            <text:p/>
          </table:table-cell>
          <table:table-cell table:formula="of:=IF(BITAND([.$Q13];BITLSHIFT(1;[.BE$2]))&gt;0;1;0)*[.$O13]" office:value-type="float" office:value="0" calcext:value-type="float">
            <text:p/>
          </table:table-cell>
          <table:table-cell table:formula="of:=IF(BITAND([.$Q13];BITLSHIFT(1;[.BF$2]))&gt;0;1;0)*[.$O13]" office:value-type="float" office:value="0" calcext:value-type="float">
            <text:p/>
          </table:table-cell>
          <table:table-cell table:formula="of:=IF(BITAND([.$Q13];BITLSHIFT(1;[.BG$2]))&gt;0;1;0)*[.$O13]" office:value-type="float" office:value="0" calcext:value-type="float">
            <text:p/>
          </table:table-cell>
          <table:table-cell table:formula="of:=IF(BITAND([.$Q13];BITLSHIFT(1;[.BH$2]))&gt;0;1;0)*[.$O13]" office:value-type="float" office:value="0" calcext:value-type="float">
            <text:p/>
          </table:table-cell>
          <table:table-cell table:formula="of:=IF(BITAND([.$Q13];BITLSHIFT(1;[.BI$2]))&gt;0;1;0)*[.$O13]" office:value-type="float" office:value="0" calcext:value-type="float">
            <text:p/>
          </table:table-cell>
          <table:table-cell table:formula="of:=IF(BITAND([.$Q13];BITLSHIFT(1;[.BJ$2]))&gt;0;1;0)*[.$O13]" office:value-type="float" office:value="0" calcext:value-type="float">
            <text:p/>
          </table:table-cell>
          <table:table-cell table:formula="of:=IF(BITAND([.$Q13];BITLSHIFT(1;[.BK$2]))&gt;0;1;0)*[.$O13]" office:value-type="float" office:value="0" calcext:value-type="float">
            <text:p/>
          </table:table-cell>
          <table:table-cell table:formula="of:=IF(BITAND([.$Q13];BITLSHIFT(1;[.BL$2]))&gt;0;1;0)*[.$O13]" office:value-type="float" office:value="0" calcext:value-type="float">
            <text:p/>
          </table:table-cell>
          <table:table-cell table:formula="of:=IF(BITAND([.$Q13];BITLSHIFT(1;[.BM$2]))&gt;0;1;0)*[.$O13]" office:value-type="float" office:value="0" calcext:value-type="float">
            <text:p/>
          </table:table-cell>
          <table:table-cell table:formula="of:=IF(BITAND([.$Q13];BITLSHIFT(1;[.BN$2]))&gt;0;1;0)*[.$O13]" office:value-type="float" office:value="0" calcext:value-type="float">
            <text:p/>
          </table:table-cell>
          <table:table-cell table:formula="of:=IF(BITAND([.$Q13];BITLSHIFT(1;[.BO$2]))&gt;0;1;0)*[.$O13]" office:value-type="float" office:value="0" calcext:value-type="float">
            <text:p/>
          </table:table-cell>
          <table:table-cell table:formula="of:=IF(BITAND([.$Q13];BITLSHIFT(1;[.BP$2]))&gt;0;1;0)*[.$O13]" office:value-type="float" office:value="0" calcext:value-type="float">
            <text:p/>
          </table:table-cell>
          <table:table-cell table:formula="of:=IF(BITAND([.$Q13];BITLSHIFT(1;[.BQ$2]))&gt;0;1;0)*[.$O13]" office:value-type="float" office:value="0" calcext:value-type="float">
            <text:p/>
          </table:table-cell>
          <table:table-cell table:formula="of:=IF(BITAND([.$Q13];BITLSHIFT(1;[.BR$2]))&gt;0;1;0)*[.$O13]" office:value-type="float" office:value="0" calcext:value-type="float">
            <text:p/>
          </table:table-cell>
          <table:table-cell table:formula="of:=IF(BITAND([.$Q13];BITLSHIFT(1;[.BS$2]))&gt;0;1;0)*[.$O13]" office:value-type="float" office:value="0" calcext:value-type="float">
            <text:p/>
          </table:table-cell>
          <table:table-cell table:formula="of:=IF(BITAND([.$Q13];BITLSHIFT(1;[.BT$2]))&gt;0;1;0)*[.$O13]" office:value-type="float" office:value="0" calcext:value-type="float">
            <text:p/>
          </table:table-cell>
          <table:table-cell table:formula="of:=IF(BITAND([.$Q13];BITLSHIFT(1;[.BU$2]))&gt;0;1;0)*[.$O13]" office:value-type="float" office:value="0" calcext:value-type="float">
            <text:p/>
          </table:table-cell>
          <table:table-cell table:formula="of:=IF(BITAND([.$Q13];BITLSHIFT(1;[.BV$2]))&gt;0;1;0)*[.$O13]" office:value-type="float" office:value="0" calcext:value-type="float">
            <text:p/>
          </table:table-cell>
          <table:table-cell table:formula="of:=IF(BITAND([.$Q13];BITLSHIFT(1;[.BW$2]))&gt;0;1;0)*[.$O13]" office:value-type="float" office:value="0" calcext:value-type="float">
            <text:p/>
          </table:table-cell>
          <table:table-cell table:formula="of:=IF(BITAND([.$Q13];BITLSHIFT(1;[.BX$2]))&gt;0;1;0)*[.$O13]" office:value-type="float" office:value="0" calcext:value-type="float">
            <text:p/>
          </table:table-cell>
          <table:table-cell table:formula="of:=IF(BITAND([.$Q13];BITLSHIFT(1;[.BY$2]))&gt;0;1;0)*[.$O13]" office:value-type="float" office:value="0" calcext:value-type="float">
            <text:p/>
          </table:table-cell>
          <table:table-cell table:formula="of:=IF(BITAND([.$Q13];BITLSHIFT(1;[.BZ$2]))&gt;0;1;0)*[.$O13]" office:value-type="float" office:value="0" calcext:value-type="float">
            <text:p/>
          </table:table-cell>
          <table:table-cell table:formula="of:=IF(BITAND([.$Q13];BITLSHIFT(1;[.CA$2]))&gt;0;1;0)*[.$O13]" office:value-type="float" office:value="0" calcext:value-type="float">
            <text:p/>
          </table:table-cell>
          <table:table-cell table:formula="of:=IF(BITAND([.$Q13];BITLSHIFT(1;[.CB$2]))&gt;0;1;0)*[.$O13]" office:value-type="float" office:value="0" calcext:value-type="float">
            <text:p/>
          </table:table-cell>
          <table:table-cell table:formula="of:=IF(BITAND([.$Q13];BITLSHIFT(1;[.CC$2]))&gt;0;1;0)*[.$O13]" office:value-type="float" office:value="0" calcext:value-type="float">
            <text:p/>
          </table:table-cell>
          <table:table-cell table:formula="of:=IF(BITAND([.$Q13];BITLSHIFT(1;[.CD$2]))&gt;0;1;0)*[.$O1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4];10) ;16)" office:value-type="float" office:value="0" calcext:value-type="float">
            <text:p/>
          </table:table-cell>
          <table:table-cell table:formula="of:=DECIMAL(RIGHT([.N14];8) ;16)" office:value-type="float" office:value="0" calcext:value-type="float">
            <text:p/>
          </table:table-cell>
          <table:table-cell table:formula="of:=IF(BITAND([.$R14];BITLSHIFT(1;[.S$2]))&gt;0;1;0)*[.$O14]" office:value-type="float" office:value="0" calcext:value-type="float">
            <text:p/>
          </table:table-cell>
          <table:table-cell table:formula="of:=IF(BITAND([.$R14];BITLSHIFT(1;[.T$2]))&gt;0;1;0)*[.$O14]" office:value-type="float" office:value="0" calcext:value-type="float">
            <text:p/>
          </table:table-cell>
          <table:table-cell table:formula="of:=IF(BITAND([.$R14];BITLSHIFT(1;[.U$2]))&gt;0;1;0)*[.$O14]" office:value-type="float" office:value="0" calcext:value-type="float">
            <text:p/>
          </table:table-cell>
          <table:table-cell table:formula="of:=IF(BITAND([.$R14];BITLSHIFT(1;[.V$2]))&gt;0;1;0)*[.$O14]" office:value-type="float" office:value="0" calcext:value-type="float">
            <text:p/>
          </table:table-cell>
          <table:table-cell table:formula="of:=IF(BITAND([.$R14];BITLSHIFT(1;[.W$2]))&gt;0;1;0)*[.$O14]" office:value-type="float" office:value="0" calcext:value-type="float">
            <text:p/>
          </table:table-cell>
          <table:table-cell table:formula="of:=IF(BITAND([.$R14];BITLSHIFT(1;[.X$2]))&gt;0;1;0)*[.$O14]" office:value-type="float" office:value="0" calcext:value-type="float">
            <text:p/>
          </table:table-cell>
          <table:table-cell table:formula="of:=IF(BITAND([.$R14];BITLSHIFT(1;[.Y$2]))&gt;0;1;0)*[.$O14]" office:value-type="float" office:value="0" calcext:value-type="float">
            <text:p/>
          </table:table-cell>
          <table:table-cell table:formula="of:=IF(BITAND([.$R14];BITLSHIFT(1;[.Z$2]))&gt;0;1;0)*[.$O14]" office:value-type="float" office:value="0" calcext:value-type="float">
            <text:p/>
          </table:table-cell>
          <table:table-cell table:formula="of:=IF(BITAND([.$R14];BITLSHIFT(1;[.AA$2]))&gt;0;1;0)*[.$O14]" office:value-type="float" office:value="0" calcext:value-type="float">
            <text:p/>
          </table:table-cell>
          <table:table-cell table:formula="of:=IF(BITAND([.$R14];BITLSHIFT(1;[.AB$2]))&gt;0;1;0)*[.$O14]" office:value-type="float" office:value="0" calcext:value-type="float">
            <text:p/>
          </table:table-cell>
          <table:table-cell table:formula="of:=IF(BITAND([.$R14];BITLSHIFT(1;[.AC$2]))&gt;0;1;0)*[.$O14]" office:value-type="float" office:value="0" calcext:value-type="float">
            <text:p/>
          </table:table-cell>
          <table:table-cell table:formula="of:=IF(BITAND([.$R14];BITLSHIFT(1;[.AD$2]))&gt;0;1;0)*[.$O14]" office:value-type="float" office:value="0" calcext:value-type="float">
            <text:p/>
          </table:table-cell>
          <table:table-cell table:formula="of:=IF(BITAND([.$R14];BITLSHIFT(1;[.AE$2]))&gt;0;1;0)*[.$O14]" office:value-type="float" office:value="0" calcext:value-type="float">
            <text:p/>
          </table:table-cell>
          <table:table-cell table:formula="of:=IF(BITAND([.$R14];BITLSHIFT(1;[.AF$2]))&gt;0;1;0)*[.$O14]" office:value-type="float" office:value="0" calcext:value-type="float">
            <text:p/>
          </table:table-cell>
          <table:table-cell table:formula="of:=IF(BITAND([.$R14];BITLSHIFT(1;[.AG$2]))&gt;0;1;0)*[.$O14]" office:value-type="float" office:value="0" calcext:value-type="float">
            <text:p/>
          </table:table-cell>
          <table:table-cell table:formula="of:=IF(BITAND([.$R14];BITLSHIFT(1;[.AH$2]))&gt;0;1;0)*[.$O14]" office:value-type="float" office:value="0" calcext:value-type="float">
            <text:p/>
          </table:table-cell>
          <table:table-cell table:formula="of:=IF(BITAND([.$R14];BITLSHIFT(1;[.AI$2]))&gt;0;1;0)*[.$O14]" office:value-type="float" office:value="0" calcext:value-type="float">
            <text:p/>
          </table:table-cell>
          <table:table-cell table:formula="of:=IF(BITAND([.$R14];BITLSHIFT(1;[.AJ$2]))&gt;0;1;0)*[.$O14]" office:value-type="float" office:value="0" calcext:value-type="float">
            <text:p/>
          </table:table-cell>
          <table:table-cell table:formula="of:=IF(BITAND([.$R14];BITLSHIFT(1;[.AK$2]))&gt;0;1;0)*[.$O14]" office:value-type="float" office:value="0" calcext:value-type="float">
            <text:p/>
          </table:table-cell>
          <table:table-cell table:formula="of:=IF(BITAND([.$R14];BITLSHIFT(1;[.AL$2]))&gt;0;1;0)*[.$O14]" office:value-type="float" office:value="0" calcext:value-type="float">
            <text:p/>
          </table:table-cell>
          <table:table-cell table:formula="of:=IF(BITAND([.$R14];BITLSHIFT(1;[.AM$2]))&gt;0;1;0)*[.$O14]" office:value-type="float" office:value="0" calcext:value-type="float">
            <text:p/>
          </table:table-cell>
          <table:table-cell table:formula="of:=IF(BITAND([.$R14];BITLSHIFT(1;[.AN$2]))&gt;0;1;0)*[.$O14]" office:value-type="float" office:value="0" calcext:value-type="float">
            <text:p/>
          </table:table-cell>
          <table:table-cell table:formula="of:=IF(BITAND([.$R14];BITLSHIFT(1;[.AO$2]))&gt;0;1;0)*[.$O14]" office:value-type="float" office:value="0" calcext:value-type="float">
            <text:p/>
          </table:table-cell>
          <table:table-cell table:formula="of:=IF(BITAND([.$R14];BITLSHIFT(1;[.AP$2]))&gt;0;1;0)*[.$O14]" office:value-type="float" office:value="0" calcext:value-type="float">
            <text:p/>
          </table:table-cell>
          <table:table-cell table:formula="of:=IF(BITAND([.$R14];BITLSHIFT(1;[.AQ$2]))&gt;0;1;0)*[.$O14]" office:value-type="float" office:value="0" calcext:value-type="float">
            <text:p/>
          </table:table-cell>
          <table:table-cell table:formula="of:=IF(BITAND([.$R14];BITLSHIFT(1;[.AR$2]))&gt;0;1;0)*[.$O14]" office:value-type="float" office:value="0" calcext:value-type="float">
            <text:p/>
          </table:table-cell>
          <table:table-cell table:formula="of:=IF(BITAND([.$R14];BITLSHIFT(1;[.AS$2]))&gt;0;1;0)*[.$O14]" office:value-type="float" office:value="0" calcext:value-type="float">
            <text:p/>
          </table:table-cell>
          <table:table-cell table:formula="of:=IF(BITAND([.$R14];BITLSHIFT(1;[.AT$2]))&gt;0;1;0)*[.$O14]" office:value-type="float" office:value="0" calcext:value-type="float">
            <text:p/>
          </table:table-cell>
          <table:table-cell table:formula="of:=IF(BITAND([.$R14];BITLSHIFT(1;[.AU$2]))&gt;0;1;0)*[.$O14]" office:value-type="float" office:value="0" calcext:value-type="float">
            <text:p/>
          </table:table-cell>
          <table:table-cell table:formula="of:=IF(BITAND([.$R14];BITLSHIFT(1;[.AV$2]))&gt;0;1;0)*[.$O14]" office:value-type="float" office:value="0" calcext:value-type="float">
            <text:p/>
          </table:table-cell>
          <table:table-cell table:formula="of:=IF(BITAND([.$R14];BITLSHIFT(1;[.AW$2]))&gt;0;1;0)*[.$O14]" office:value-type="float" office:value="0" calcext:value-type="float">
            <text:p/>
          </table:table-cell>
          <table:table-cell table:formula="of:=IF(BITAND([.$R14];BITLSHIFT(1;[.AX$2]))&gt;0;1;0)*[.$O14]" office:value-type="float" office:value="0" calcext:value-type="float">
            <text:p/>
          </table:table-cell>
          <table:table-cell table:formula="of:=IF(BITAND([.$Q14];BITLSHIFT(1;[.AY$2]))&gt;0;1;0)*[.$O14]" office:value-type="float" office:value="0" calcext:value-type="float">
            <text:p/>
          </table:table-cell>
          <table:table-cell table:formula="of:=IF(BITAND([.$Q14];BITLSHIFT(1;[.AZ$2]))&gt;0;1;0)*[.$O14]" office:value-type="float" office:value="0" calcext:value-type="float">
            <text:p/>
          </table:table-cell>
          <table:table-cell table:formula="of:=IF(BITAND([.$Q14];BITLSHIFT(1;[.BA$2]))&gt;0;1;0)*[.$O14]" office:value-type="float" office:value="0" calcext:value-type="float">
            <text:p/>
          </table:table-cell>
          <table:table-cell table:formula="of:=IF(BITAND([.$Q14];BITLSHIFT(1;[.BB$2]))&gt;0;1;0)*[.$O14]" office:value-type="float" office:value="0" calcext:value-type="float">
            <text:p/>
          </table:table-cell>
          <table:table-cell table:formula="of:=IF(BITAND([.$Q14];BITLSHIFT(1;[.BC$2]))&gt;0;1;0)*[.$O14]" office:value-type="float" office:value="0" calcext:value-type="float">
            <text:p/>
          </table:table-cell>
          <table:table-cell table:formula="of:=IF(BITAND([.$Q14];BITLSHIFT(1;[.BD$2]))&gt;0;1;0)*[.$O14]" office:value-type="float" office:value="0" calcext:value-type="float">
            <text:p/>
          </table:table-cell>
          <table:table-cell table:formula="of:=IF(BITAND([.$Q14];BITLSHIFT(1;[.BE$2]))&gt;0;1;0)*[.$O14]" office:value-type="float" office:value="0" calcext:value-type="float">
            <text:p/>
          </table:table-cell>
          <table:table-cell table:formula="of:=IF(BITAND([.$Q14];BITLSHIFT(1;[.BF$2]))&gt;0;1;0)*[.$O14]" office:value-type="float" office:value="0" calcext:value-type="float">
            <text:p/>
          </table:table-cell>
          <table:table-cell table:formula="of:=IF(BITAND([.$Q14];BITLSHIFT(1;[.BG$2]))&gt;0;1;0)*[.$O14]" office:value-type="float" office:value="0" calcext:value-type="float">
            <text:p/>
          </table:table-cell>
          <table:table-cell table:formula="of:=IF(BITAND([.$Q14];BITLSHIFT(1;[.BH$2]))&gt;0;1;0)*[.$O14]" office:value-type="float" office:value="0" calcext:value-type="float">
            <text:p/>
          </table:table-cell>
          <table:table-cell table:formula="of:=IF(BITAND([.$Q14];BITLSHIFT(1;[.BI$2]))&gt;0;1;0)*[.$O14]" office:value-type="float" office:value="0" calcext:value-type="float">
            <text:p/>
          </table:table-cell>
          <table:table-cell table:formula="of:=IF(BITAND([.$Q14];BITLSHIFT(1;[.BJ$2]))&gt;0;1;0)*[.$O14]" office:value-type="float" office:value="0" calcext:value-type="float">
            <text:p/>
          </table:table-cell>
          <table:table-cell table:formula="of:=IF(BITAND([.$Q14];BITLSHIFT(1;[.BK$2]))&gt;0;1;0)*[.$O14]" office:value-type="float" office:value="0" calcext:value-type="float">
            <text:p/>
          </table:table-cell>
          <table:table-cell table:formula="of:=IF(BITAND([.$Q14];BITLSHIFT(1;[.BL$2]))&gt;0;1;0)*[.$O14]" office:value-type="float" office:value="0" calcext:value-type="float">
            <text:p/>
          </table:table-cell>
          <table:table-cell table:formula="of:=IF(BITAND([.$Q14];BITLSHIFT(1;[.BM$2]))&gt;0;1;0)*[.$O14]" office:value-type="float" office:value="0" calcext:value-type="float">
            <text:p/>
          </table:table-cell>
          <table:table-cell table:formula="of:=IF(BITAND([.$Q14];BITLSHIFT(1;[.BN$2]))&gt;0;1;0)*[.$O14]" office:value-type="float" office:value="0" calcext:value-type="float">
            <text:p/>
          </table:table-cell>
          <table:table-cell table:formula="of:=IF(BITAND([.$Q14];BITLSHIFT(1;[.BO$2]))&gt;0;1;0)*[.$O14]" office:value-type="float" office:value="0" calcext:value-type="float">
            <text:p/>
          </table:table-cell>
          <table:table-cell table:formula="of:=IF(BITAND([.$Q14];BITLSHIFT(1;[.BP$2]))&gt;0;1;0)*[.$O14]" office:value-type="float" office:value="0" calcext:value-type="float">
            <text:p/>
          </table:table-cell>
          <table:table-cell table:formula="of:=IF(BITAND([.$Q14];BITLSHIFT(1;[.BQ$2]))&gt;0;1;0)*[.$O14]" office:value-type="float" office:value="0" calcext:value-type="float">
            <text:p/>
          </table:table-cell>
          <table:table-cell table:formula="of:=IF(BITAND([.$Q14];BITLSHIFT(1;[.BR$2]))&gt;0;1;0)*[.$O14]" office:value-type="float" office:value="0" calcext:value-type="float">
            <text:p/>
          </table:table-cell>
          <table:table-cell table:formula="of:=IF(BITAND([.$Q14];BITLSHIFT(1;[.BS$2]))&gt;0;1;0)*[.$O14]" office:value-type="float" office:value="0" calcext:value-type="float">
            <text:p/>
          </table:table-cell>
          <table:table-cell table:formula="of:=IF(BITAND([.$Q14];BITLSHIFT(1;[.BT$2]))&gt;0;1;0)*[.$O14]" office:value-type="float" office:value="0" calcext:value-type="float">
            <text:p/>
          </table:table-cell>
          <table:table-cell table:formula="of:=IF(BITAND([.$Q14];BITLSHIFT(1;[.BU$2]))&gt;0;1;0)*[.$O14]" office:value-type="float" office:value="0" calcext:value-type="float">
            <text:p/>
          </table:table-cell>
          <table:table-cell table:formula="of:=IF(BITAND([.$Q14];BITLSHIFT(1;[.BV$2]))&gt;0;1;0)*[.$O14]" office:value-type="float" office:value="0" calcext:value-type="float">
            <text:p/>
          </table:table-cell>
          <table:table-cell table:formula="of:=IF(BITAND([.$Q14];BITLSHIFT(1;[.BW$2]))&gt;0;1;0)*[.$O14]" office:value-type="float" office:value="0" calcext:value-type="float">
            <text:p/>
          </table:table-cell>
          <table:table-cell table:formula="of:=IF(BITAND([.$Q14];BITLSHIFT(1;[.BX$2]))&gt;0;1;0)*[.$O14]" office:value-type="float" office:value="0" calcext:value-type="float">
            <text:p/>
          </table:table-cell>
          <table:table-cell table:formula="of:=IF(BITAND([.$Q14];BITLSHIFT(1;[.BY$2]))&gt;0;1;0)*[.$O14]" office:value-type="float" office:value="0" calcext:value-type="float">
            <text:p/>
          </table:table-cell>
          <table:table-cell table:formula="of:=IF(BITAND([.$Q14];BITLSHIFT(1;[.BZ$2]))&gt;0;1;0)*[.$O14]" office:value-type="float" office:value="0" calcext:value-type="float">
            <text:p/>
          </table:table-cell>
          <table:table-cell table:formula="of:=IF(BITAND([.$Q14];BITLSHIFT(1;[.CA$2]))&gt;0;1;0)*[.$O14]" office:value-type="float" office:value="0" calcext:value-type="float">
            <text:p/>
          </table:table-cell>
          <table:table-cell table:formula="of:=IF(BITAND([.$Q14];BITLSHIFT(1;[.CB$2]))&gt;0;1;0)*[.$O14]" office:value-type="float" office:value="0" calcext:value-type="float">
            <text:p/>
          </table:table-cell>
          <table:table-cell table:formula="of:=IF(BITAND([.$Q14];BITLSHIFT(1;[.CC$2]))&gt;0;1;0)*[.$O14]" office:value-type="float" office:value="0" calcext:value-type="float">
            <text:p/>
          </table:table-cell>
          <table:table-cell table:formula="of:=IF(BITAND([.$Q14];BITLSHIFT(1;[.CD$2]))&gt;0;1;0)*[.$O1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5];10) ;16)" office:value-type="float" office:value="0" calcext:value-type="float">
            <text:p/>
          </table:table-cell>
          <table:table-cell table:formula="of:=DECIMAL(RIGHT([.N15];8) ;16)" office:value-type="float" office:value="0" calcext:value-type="float">
            <text:p/>
          </table:table-cell>
          <table:table-cell table:formula="of:=IF(BITAND([.$R15];BITLSHIFT(1;[.S$2]))&gt;0;1;0)*[.$O15]" office:value-type="float" office:value="0" calcext:value-type="float">
            <text:p/>
          </table:table-cell>
          <table:table-cell table:formula="of:=IF(BITAND([.$R15];BITLSHIFT(1;[.T$2]))&gt;0;1;0)*[.$O15]" office:value-type="float" office:value="0" calcext:value-type="float">
            <text:p/>
          </table:table-cell>
          <table:table-cell table:formula="of:=IF(BITAND([.$R15];BITLSHIFT(1;[.U$2]))&gt;0;1;0)*[.$O15]" office:value-type="float" office:value="0" calcext:value-type="float">
            <text:p/>
          </table:table-cell>
          <table:table-cell table:formula="of:=IF(BITAND([.$R15];BITLSHIFT(1;[.V$2]))&gt;0;1;0)*[.$O15]" office:value-type="float" office:value="0" calcext:value-type="float">
            <text:p/>
          </table:table-cell>
          <table:table-cell table:formula="of:=IF(BITAND([.$R15];BITLSHIFT(1;[.W$2]))&gt;0;1;0)*[.$O15]" office:value-type="float" office:value="0" calcext:value-type="float">
            <text:p/>
          </table:table-cell>
          <table:table-cell table:formula="of:=IF(BITAND([.$R15];BITLSHIFT(1;[.X$2]))&gt;0;1;0)*[.$O15]" office:value-type="float" office:value="0" calcext:value-type="float">
            <text:p/>
          </table:table-cell>
          <table:table-cell table:formula="of:=IF(BITAND([.$R15];BITLSHIFT(1;[.Y$2]))&gt;0;1;0)*[.$O15]" office:value-type="float" office:value="0" calcext:value-type="float">
            <text:p/>
          </table:table-cell>
          <table:table-cell table:formula="of:=IF(BITAND([.$R15];BITLSHIFT(1;[.Z$2]))&gt;0;1;0)*[.$O15]" office:value-type="float" office:value="0" calcext:value-type="float">
            <text:p/>
          </table:table-cell>
          <table:table-cell table:formula="of:=IF(BITAND([.$R15];BITLSHIFT(1;[.AA$2]))&gt;0;1;0)*[.$O15]" office:value-type="float" office:value="0" calcext:value-type="float">
            <text:p/>
          </table:table-cell>
          <table:table-cell table:formula="of:=IF(BITAND([.$R15];BITLSHIFT(1;[.AB$2]))&gt;0;1;0)*[.$O15]" office:value-type="float" office:value="0" calcext:value-type="float">
            <text:p/>
          </table:table-cell>
          <table:table-cell table:formula="of:=IF(BITAND([.$R15];BITLSHIFT(1;[.AC$2]))&gt;0;1;0)*[.$O15]" office:value-type="float" office:value="0" calcext:value-type="float">
            <text:p/>
          </table:table-cell>
          <table:table-cell table:formula="of:=IF(BITAND([.$R15];BITLSHIFT(1;[.AD$2]))&gt;0;1;0)*[.$O15]" office:value-type="float" office:value="0" calcext:value-type="float">
            <text:p/>
          </table:table-cell>
          <table:table-cell table:formula="of:=IF(BITAND([.$R15];BITLSHIFT(1;[.AE$2]))&gt;0;1;0)*[.$O15]" office:value-type="float" office:value="0" calcext:value-type="float">
            <text:p/>
          </table:table-cell>
          <table:table-cell table:formula="of:=IF(BITAND([.$R15];BITLSHIFT(1;[.AF$2]))&gt;0;1;0)*[.$O15]" office:value-type="float" office:value="0" calcext:value-type="float">
            <text:p/>
          </table:table-cell>
          <table:table-cell table:formula="of:=IF(BITAND([.$R15];BITLSHIFT(1;[.AG$2]))&gt;0;1;0)*[.$O15]" office:value-type="float" office:value="0" calcext:value-type="float">
            <text:p/>
          </table:table-cell>
          <table:table-cell table:formula="of:=IF(BITAND([.$R15];BITLSHIFT(1;[.AH$2]))&gt;0;1;0)*[.$O15]" office:value-type="float" office:value="0" calcext:value-type="float">
            <text:p/>
          </table:table-cell>
          <table:table-cell table:formula="of:=IF(BITAND([.$R15];BITLSHIFT(1;[.AI$2]))&gt;0;1;0)*[.$O15]" office:value-type="float" office:value="0" calcext:value-type="float">
            <text:p/>
          </table:table-cell>
          <table:table-cell table:formula="of:=IF(BITAND([.$R15];BITLSHIFT(1;[.AJ$2]))&gt;0;1;0)*[.$O15]" office:value-type="float" office:value="0" calcext:value-type="float">
            <text:p/>
          </table:table-cell>
          <table:table-cell table:formula="of:=IF(BITAND([.$R15];BITLSHIFT(1;[.AK$2]))&gt;0;1;0)*[.$O15]" office:value-type="float" office:value="0" calcext:value-type="float">
            <text:p/>
          </table:table-cell>
          <table:table-cell table:formula="of:=IF(BITAND([.$R15];BITLSHIFT(1;[.AL$2]))&gt;0;1;0)*[.$O15]" office:value-type="float" office:value="0" calcext:value-type="float">
            <text:p/>
          </table:table-cell>
          <table:table-cell table:formula="of:=IF(BITAND([.$R15];BITLSHIFT(1;[.AM$2]))&gt;0;1;0)*[.$O15]" office:value-type="float" office:value="0" calcext:value-type="float">
            <text:p/>
          </table:table-cell>
          <table:table-cell table:formula="of:=IF(BITAND([.$R15];BITLSHIFT(1;[.AN$2]))&gt;0;1;0)*[.$O15]" office:value-type="float" office:value="0" calcext:value-type="float">
            <text:p/>
          </table:table-cell>
          <table:table-cell table:formula="of:=IF(BITAND([.$R15];BITLSHIFT(1;[.AO$2]))&gt;0;1;0)*[.$O15]" office:value-type="float" office:value="0" calcext:value-type="float">
            <text:p/>
          </table:table-cell>
          <table:table-cell table:formula="of:=IF(BITAND([.$R15];BITLSHIFT(1;[.AP$2]))&gt;0;1;0)*[.$O15]" office:value-type="float" office:value="0" calcext:value-type="float">
            <text:p/>
          </table:table-cell>
          <table:table-cell table:formula="of:=IF(BITAND([.$R15];BITLSHIFT(1;[.AQ$2]))&gt;0;1;0)*[.$O15]" office:value-type="float" office:value="0" calcext:value-type="float">
            <text:p/>
          </table:table-cell>
          <table:table-cell table:formula="of:=IF(BITAND([.$R15];BITLSHIFT(1;[.AR$2]))&gt;0;1;0)*[.$O15]" office:value-type="float" office:value="0" calcext:value-type="float">
            <text:p/>
          </table:table-cell>
          <table:table-cell table:formula="of:=IF(BITAND([.$R15];BITLSHIFT(1;[.AS$2]))&gt;0;1;0)*[.$O15]" office:value-type="float" office:value="0" calcext:value-type="float">
            <text:p/>
          </table:table-cell>
          <table:table-cell table:formula="of:=IF(BITAND([.$R15];BITLSHIFT(1;[.AT$2]))&gt;0;1;0)*[.$O15]" office:value-type="float" office:value="0" calcext:value-type="float">
            <text:p/>
          </table:table-cell>
          <table:table-cell table:formula="of:=IF(BITAND([.$R15];BITLSHIFT(1;[.AU$2]))&gt;0;1;0)*[.$O15]" office:value-type="float" office:value="0" calcext:value-type="float">
            <text:p/>
          </table:table-cell>
          <table:table-cell table:formula="of:=IF(BITAND([.$R15];BITLSHIFT(1;[.AV$2]))&gt;0;1;0)*[.$O15]" office:value-type="float" office:value="0" calcext:value-type="float">
            <text:p/>
          </table:table-cell>
          <table:table-cell table:formula="of:=IF(BITAND([.$R15];BITLSHIFT(1;[.AW$2]))&gt;0;1;0)*[.$O15]" office:value-type="float" office:value="0" calcext:value-type="float">
            <text:p/>
          </table:table-cell>
          <table:table-cell table:formula="of:=IF(BITAND([.$R15];BITLSHIFT(1;[.AX$2]))&gt;0;1;0)*[.$O15]" office:value-type="float" office:value="0" calcext:value-type="float">
            <text:p/>
          </table:table-cell>
          <table:table-cell table:formula="of:=IF(BITAND([.$Q15];BITLSHIFT(1;[.AY$2]))&gt;0;1;0)*[.$O15]" office:value-type="float" office:value="0" calcext:value-type="float">
            <text:p/>
          </table:table-cell>
          <table:table-cell table:formula="of:=IF(BITAND([.$Q15];BITLSHIFT(1;[.AZ$2]))&gt;0;1;0)*[.$O15]" office:value-type="float" office:value="0" calcext:value-type="float">
            <text:p/>
          </table:table-cell>
          <table:table-cell table:formula="of:=IF(BITAND([.$Q15];BITLSHIFT(1;[.BA$2]))&gt;0;1;0)*[.$O15]" office:value-type="float" office:value="0" calcext:value-type="float">
            <text:p/>
          </table:table-cell>
          <table:table-cell table:formula="of:=IF(BITAND([.$Q15];BITLSHIFT(1;[.BB$2]))&gt;0;1;0)*[.$O15]" office:value-type="float" office:value="0" calcext:value-type="float">
            <text:p/>
          </table:table-cell>
          <table:table-cell table:formula="of:=IF(BITAND([.$Q15];BITLSHIFT(1;[.BC$2]))&gt;0;1;0)*[.$O15]" office:value-type="float" office:value="0" calcext:value-type="float">
            <text:p/>
          </table:table-cell>
          <table:table-cell table:formula="of:=IF(BITAND([.$Q15];BITLSHIFT(1;[.BD$2]))&gt;0;1;0)*[.$O15]" office:value-type="float" office:value="0" calcext:value-type="float">
            <text:p/>
          </table:table-cell>
          <table:table-cell table:formula="of:=IF(BITAND([.$Q15];BITLSHIFT(1;[.BE$2]))&gt;0;1;0)*[.$O15]" office:value-type="float" office:value="0" calcext:value-type="float">
            <text:p/>
          </table:table-cell>
          <table:table-cell table:formula="of:=IF(BITAND([.$Q15];BITLSHIFT(1;[.BF$2]))&gt;0;1;0)*[.$O15]" office:value-type="float" office:value="0" calcext:value-type="float">
            <text:p/>
          </table:table-cell>
          <table:table-cell table:formula="of:=IF(BITAND([.$Q15];BITLSHIFT(1;[.BG$2]))&gt;0;1;0)*[.$O15]" office:value-type="float" office:value="0" calcext:value-type="float">
            <text:p/>
          </table:table-cell>
          <table:table-cell table:formula="of:=IF(BITAND([.$Q15];BITLSHIFT(1;[.BH$2]))&gt;0;1;0)*[.$O15]" office:value-type="float" office:value="0" calcext:value-type="float">
            <text:p/>
          </table:table-cell>
          <table:table-cell table:formula="of:=IF(BITAND([.$Q15];BITLSHIFT(1;[.BI$2]))&gt;0;1;0)*[.$O15]" office:value-type="float" office:value="0" calcext:value-type="float">
            <text:p/>
          </table:table-cell>
          <table:table-cell table:formula="of:=IF(BITAND([.$Q15];BITLSHIFT(1;[.BJ$2]))&gt;0;1;0)*[.$O15]" office:value-type="float" office:value="0" calcext:value-type="float">
            <text:p/>
          </table:table-cell>
          <table:table-cell table:formula="of:=IF(BITAND([.$Q15];BITLSHIFT(1;[.BK$2]))&gt;0;1;0)*[.$O15]" office:value-type="float" office:value="0" calcext:value-type="float">
            <text:p/>
          </table:table-cell>
          <table:table-cell table:formula="of:=IF(BITAND([.$Q15];BITLSHIFT(1;[.BL$2]))&gt;0;1;0)*[.$O15]" office:value-type="float" office:value="0" calcext:value-type="float">
            <text:p/>
          </table:table-cell>
          <table:table-cell table:formula="of:=IF(BITAND([.$Q15];BITLSHIFT(1;[.BM$2]))&gt;0;1;0)*[.$O15]" office:value-type="float" office:value="0" calcext:value-type="float">
            <text:p/>
          </table:table-cell>
          <table:table-cell table:formula="of:=IF(BITAND([.$Q15];BITLSHIFT(1;[.BN$2]))&gt;0;1;0)*[.$O15]" office:value-type="float" office:value="0" calcext:value-type="float">
            <text:p/>
          </table:table-cell>
          <table:table-cell table:formula="of:=IF(BITAND([.$Q15];BITLSHIFT(1;[.BO$2]))&gt;0;1;0)*[.$O15]" office:value-type="float" office:value="0" calcext:value-type="float">
            <text:p/>
          </table:table-cell>
          <table:table-cell table:formula="of:=IF(BITAND([.$Q15];BITLSHIFT(1;[.BP$2]))&gt;0;1;0)*[.$O15]" office:value-type="float" office:value="0" calcext:value-type="float">
            <text:p/>
          </table:table-cell>
          <table:table-cell table:formula="of:=IF(BITAND([.$Q15];BITLSHIFT(1;[.BQ$2]))&gt;0;1;0)*[.$O15]" office:value-type="float" office:value="0" calcext:value-type="float">
            <text:p/>
          </table:table-cell>
          <table:table-cell table:formula="of:=IF(BITAND([.$Q15];BITLSHIFT(1;[.BR$2]))&gt;0;1;0)*[.$O15]" office:value-type="float" office:value="0" calcext:value-type="float">
            <text:p/>
          </table:table-cell>
          <table:table-cell table:formula="of:=IF(BITAND([.$Q15];BITLSHIFT(1;[.BS$2]))&gt;0;1;0)*[.$O15]" office:value-type="float" office:value="0" calcext:value-type="float">
            <text:p/>
          </table:table-cell>
          <table:table-cell table:formula="of:=IF(BITAND([.$Q15];BITLSHIFT(1;[.BT$2]))&gt;0;1;0)*[.$O15]" office:value-type="float" office:value="0" calcext:value-type="float">
            <text:p/>
          </table:table-cell>
          <table:table-cell table:formula="of:=IF(BITAND([.$Q15];BITLSHIFT(1;[.BU$2]))&gt;0;1;0)*[.$O15]" office:value-type="float" office:value="0" calcext:value-type="float">
            <text:p/>
          </table:table-cell>
          <table:table-cell table:formula="of:=IF(BITAND([.$Q15];BITLSHIFT(1;[.BV$2]))&gt;0;1;0)*[.$O15]" office:value-type="float" office:value="0" calcext:value-type="float">
            <text:p/>
          </table:table-cell>
          <table:table-cell table:formula="of:=IF(BITAND([.$Q15];BITLSHIFT(1;[.BW$2]))&gt;0;1;0)*[.$O15]" office:value-type="float" office:value="0" calcext:value-type="float">
            <text:p/>
          </table:table-cell>
          <table:table-cell table:formula="of:=IF(BITAND([.$Q15];BITLSHIFT(1;[.BX$2]))&gt;0;1;0)*[.$O15]" office:value-type="float" office:value="0" calcext:value-type="float">
            <text:p/>
          </table:table-cell>
          <table:table-cell table:formula="of:=IF(BITAND([.$Q15];BITLSHIFT(1;[.BY$2]))&gt;0;1;0)*[.$O15]" office:value-type="float" office:value="0" calcext:value-type="float">
            <text:p/>
          </table:table-cell>
          <table:table-cell table:formula="of:=IF(BITAND([.$Q15];BITLSHIFT(1;[.BZ$2]))&gt;0;1;0)*[.$O15]" office:value-type="float" office:value="0" calcext:value-type="float">
            <text:p/>
          </table:table-cell>
          <table:table-cell table:formula="of:=IF(BITAND([.$Q15];BITLSHIFT(1;[.CA$2]))&gt;0;1;0)*[.$O15]" office:value-type="float" office:value="0" calcext:value-type="float">
            <text:p/>
          </table:table-cell>
          <table:table-cell table:formula="of:=IF(BITAND([.$Q15];BITLSHIFT(1;[.CB$2]))&gt;0;1;0)*[.$O15]" office:value-type="float" office:value="0" calcext:value-type="float">
            <text:p/>
          </table:table-cell>
          <table:table-cell table:formula="of:=IF(BITAND([.$Q15];BITLSHIFT(1;[.CC$2]))&gt;0;1;0)*[.$O15]" office:value-type="float" office:value="0" calcext:value-type="float">
            <text:p/>
          </table:table-cell>
          <table:table-cell table:formula="of:=IF(BITAND([.$Q15];BITLSHIFT(1;[.CD$2]))&gt;0;1;0)*[.$O1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6];10) ;16)" office:value-type="float" office:value="0" calcext:value-type="float">
            <text:p/>
          </table:table-cell>
          <table:table-cell table:formula="of:=DECIMAL(RIGHT([.N16];8) ;16)" office:value-type="float" office:value="0" calcext:value-type="float">
            <text:p/>
          </table:table-cell>
          <table:table-cell table:formula="of:=IF(BITAND([.$R16];BITLSHIFT(1;[.S$2]))&gt;0;1;0)*[.$O16]" office:value-type="float" office:value="0" calcext:value-type="float">
            <text:p/>
          </table:table-cell>
          <table:table-cell table:formula="of:=IF(BITAND([.$R16];BITLSHIFT(1;[.T$2]))&gt;0;1;0)*[.$O16]" office:value-type="float" office:value="0" calcext:value-type="float">
            <text:p/>
          </table:table-cell>
          <table:table-cell table:formula="of:=IF(BITAND([.$R16];BITLSHIFT(1;[.U$2]))&gt;0;1;0)*[.$O16]" office:value-type="float" office:value="0" calcext:value-type="float">
            <text:p/>
          </table:table-cell>
          <table:table-cell table:formula="of:=IF(BITAND([.$R16];BITLSHIFT(1;[.V$2]))&gt;0;1;0)*[.$O16]" office:value-type="float" office:value="0" calcext:value-type="float">
            <text:p/>
          </table:table-cell>
          <table:table-cell table:formula="of:=IF(BITAND([.$R16];BITLSHIFT(1;[.W$2]))&gt;0;1;0)*[.$O16]" office:value-type="float" office:value="0" calcext:value-type="float">
            <text:p/>
          </table:table-cell>
          <table:table-cell table:formula="of:=IF(BITAND([.$R16];BITLSHIFT(1;[.X$2]))&gt;0;1;0)*[.$O16]" office:value-type="float" office:value="0" calcext:value-type="float">
            <text:p/>
          </table:table-cell>
          <table:table-cell table:formula="of:=IF(BITAND([.$R16];BITLSHIFT(1;[.Y$2]))&gt;0;1;0)*[.$O16]" office:value-type="float" office:value="0" calcext:value-type="float">
            <text:p/>
          </table:table-cell>
          <table:table-cell table:formula="of:=IF(BITAND([.$R16];BITLSHIFT(1;[.Z$2]))&gt;0;1;0)*[.$O16]" office:value-type="float" office:value="0" calcext:value-type="float">
            <text:p/>
          </table:table-cell>
          <table:table-cell table:formula="of:=IF(BITAND([.$R16];BITLSHIFT(1;[.AA$2]))&gt;0;1;0)*[.$O16]" office:value-type="float" office:value="0" calcext:value-type="float">
            <text:p/>
          </table:table-cell>
          <table:table-cell table:formula="of:=IF(BITAND([.$R16];BITLSHIFT(1;[.AB$2]))&gt;0;1;0)*[.$O16]" office:value-type="float" office:value="0" calcext:value-type="float">
            <text:p/>
          </table:table-cell>
          <table:table-cell table:formula="of:=IF(BITAND([.$R16];BITLSHIFT(1;[.AC$2]))&gt;0;1;0)*[.$O16]" office:value-type="float" office:value="0" calcext:value-type="float">
            <text:p/>
          </table:table-cell>
          <table:table-cell table:formula="of:=IF(BITAND([.$R16];BITLSHIFT(1;[.AD$2]))&gt;0;1;0)*[.$O16]" office:value-type="float" office:value="0" calcext:value-type="float">
            <text:p/>
          </table:table-cell>
          <table:table-cell table:formula="of:=IF(BITAND([.$R16];BITLSHIFT(1;[.AE$2]))&gt;0;1;0)*[.$O16]" office:value-type="float" office:value="0" calcext:value-type="float">
            <text:p/>
          </table:table-cell>
          <table:table-cell table:formula="of:=IF(BITAND([.$R16];BITLSHIFT(1;[.AF$2]))&gt;0;1;0)*[.$O16]" office:value-type="float" office:value="0" calcext:value-type="float">
            <text:p/>
          </table:table-cell>
          <table:table-cell table:formula="of:=IF(BITAND([.$R16];BITLSHIFT(1;[.AG$2]))&gt;0;1;0)*[.$O16]" office:value-type="float" office:value="0" calcext:value-type="float">
            <text:p/>
          </table:table-cell>
          <table:table-cell table:formula="of:=IF(BITAND([.$R16];BITLSHIFT(1;[.AH$2]))&gt;0;1;0)*[.$O16]" office:value-type="float" office:value="0" calcext:value-type="float">
            <text:p/>
          </table:table-cell>
          <table:table-cell table:formula="of:=IF(BITAND([.$R16];BITLSHIFT(1;[.AI$2]))&gt;0;1;0)*[.$O16]" office:value-type="float" office:value="0" calcext:value-type="float">
            <text:p/>
          </table:table-cell>
          <table:table-cell table:formula="of:=IF(BITAND([.$R16];BITLSHIFT(1;[.AJ$2]))&gt;0;1;0)*[.$O16]" office:value-type="float" office:value="0" calcext:value-type="float">
            <text:p/>
          </table:table-cell>
          <table:table-cell table:formula="of:=IF(BITAND([.$R16];BITLSHIFT(1;[.AK$2]))&gt;0;1;0)*[.$O16]" office:value-type="float" office:value="0" calcext:value-type="float">
            <text:p/>
          </table:table-cell>
          <table:table-cell table:formula="of:=IF(BITAND([.$R16];BITLSHIFT(1;[.AL$2]))&gt;0;1;0)*[.$O16]" office:value-type="float" office:value="0" calcext:value-type="float">
            <text:p/>
          </table:table-cell>
          <table:table-cell table:formula="of:=IF(BITAND([.$R16];BITLSHIFT(1;[.AM$2]))&gt;0;1;0)*[.$O16]" office:value-type="float" office:value="0" calcext:value-type="float">
            <text:p/>
          </table:table-cell>
          <table:table-cell table:formula="of:=IF(BITAND([.$R16];BITLSHIFT(1;[.AN$2]))&gt;0;1;0)*[.$O16]" office:value-type="float" office:value="0" calcext:value-type="float">
            <text:p/>
          </table:table-cell>
          <table:table-cell table:formula="of:=IF(BITAND([.$R16];BITLSHIFT(1;[.AO$2]))&gt;0;1;0)*[.$O16]" office:value-type="float" office:value="0" calcext:value-type="float">
            <text:p/>
          </table:table-cell>
          <table:table-cell table:formula="of:=IF(BITAND([.$R16];BITLSHIFT(1;[.AP$2]))&gt;0;1;0)*[.$O16]" office:value-type="float" office:value="0" calcext:value-type="float">
            <text:p/>
          </table:table-cell>
          <table:table-cell table:formula="of:=IF(BITAND([.$R16];BITLSHIFT(1;[.AQ$2]))&gt;0;1;0)*[.$O16]" office:value-type="float" office:value="0" calcext:value-type="float">
            <text:p/>
          </table:table-cell>
          <table:table-cell table:formula="of:=IF(BITAND([.$R16];BITLSHIFT(1;[.AR$2]))&gt;0;1;0)*[.$O16]" office:value-type="float" office:value="0" calcext:value-type="float">
            <text:p/>
          </table:table-cell>
          <table:table-cell table:formula="of:=IF(BITAND([.$R16];BITLSHIFT(1;[.AS$2]))&gt;0;1;0)*[.$O16]" office:value-type="float" office:value="0" calcext:value-type="float">
            <text:p/>
          </table:table-cell>
          <table:table-cell table:formula="of:=IF(BITAND([.$R16];BITLSHIFT(1;[.AT$2]))&gt;0;1;0)*[.$O16]" office:value-type="float" office:value="0" calcext:value-type="float">
            <text:p/>
          </table:table-cell>
          <table:table-cell table:formula="of:=IF(BITAND([.$R16];BITLSHIFT(1;[.AU$2]))&gt;0;1;0)*[.$O16]" office:value-type="float" office:value="0" calcext:value-type="float">
            <text:p/>
          </table:table-cell>
          <table:table-cell table:formula="of:=IF(BITAND([.$R16];BITLSHIFT(1;[.AV$2]))&gt;0;1;0)*[.$O16]" office:value-type="float" office:value="0" calcext:value-type="float">
            <text:p/>
          </table:table-cell>
          <table:table-cell table:formula="of:=IF(BITAND([.$R16];BITLSHIFT(1;[.AW$2]))&gt;0;1;0)*[.$O16]" office:value-type="float" office:value="0" calcext:value-type="float">
            <text:p/>
          </table:table-cell>
          <table:table-cell table:formula="of:=IF(BITAND([.$R16];BITLSHIFT(1;[.AX$2]))&gt;0;1;0)*[.$O16]" office:value-type="float" office:value="0" calcext:value-type="float">
            <text:p/>
          </table:table-cell>
          <table:table-cell table:formula="of:=IF(BITAND([.$Q16];BITLSHIFT(1;[.AY$2]))&gt;0;1;0)*[.$O16]" office:value-type="float" office:value="0" calcext:value-type="float">
            <text:p/>
          </table:table-cell>
          <table:table-cell table:formula="of:=IF(BITAND([.$Q16];BITLSHIFT(1;[.AZ$2]))&gt;0;1;0)*[.$O16]" office:value-type="float" office:value="0" calcext:value-type="float">
            <text:p/>
          </table:table-cell>
          <table:table-cell table:formula="of:=IF(BITAND([.$Q16];BITLSHIFT(1;[.BA$2]))&gt;0;1;0)*[.$O16]" office:value-type="float" office:value="0" calcext:value-type="float">
            <text:p/>
          </table:table-cell>
          <table:table-cell table:formula="of:=IF(BITAND([.$Q16];BITLSHIFT(1;[.BB$2]))&gt;0;1;0)*[.$O16]" office:value-type="float" office:value="0" calcext:value-type="float">
            <text:p/>
          </table:table-cell>
          <table:table-cell table:formula="of:=IF(BITAND([.$Q16];BITLSHIFT(1;[.BC$2]))&gt;0;1;0)*[.$O16]" office:value-type="float" office:value="0" calcext:value-type="float">
            <text:p/>
          </table:table-cell>
          <table:table-cell table:formula="of:=IF(BITAND([.$Q16];BITLSHIFT(1;[.BD$2]))&gt;0;1;0)*[.$O16]" office:value-type="float" office:value="0" calcext:value-type="float">
            <text:p/>
          </table:table-cell>
          <table:table-cell table:formula="of:=IF(BITAND([.$Q16];BITLSHIFT(1;[.BE$2]))&gt;0;1;0)*[.$O16]" office:value-type="float" office:value="0" calcext:value-type="float">
            <text:p/>
          </table:table-cell>
          <table:table-cell table:formula="of:=IF(BITAND([.$Q16];BITLSHIFT(1;[.BF$2]))&gt;0;1;0)*[.$O16]" office:value-type="float" office:value="0" calcext:value-type="float">
            <text:p/>
          </table:table-cell>
          <table:table-cell table:formula="of:=IF(BITAND([.$Q16];BITLSHIFT(1;[.BG$2]))&gt;0;1;0)*[.$O16]" office:value-type="float" office:value="0" calcext:value-type="float">
            <text:p/>
          </table:table-cell>
          <table:table-cell table:formula="of:=IF(BITAND([.$Q16];BITLSHIFT(1;[.BH$2]))&gt;0;1;0)*[.$O16]" office:value-type="float" office:value="0" calcext:value-type="float">
            <text:p/>
          </table:table-cell>
          <table:table-cell table:formula="of:=IF(BITAND([.$Q16];BITLSHIFT(1;[.BI$2]))&gt;0;1;0)*[.$O16]" office:value-type="float" office:value="0" calcext:value-type="float">
            <text:p/>
          </table:table-cell>
          <table:table-cell table:formula="of:=IF(BITAND([.$Q16];BITLSHIFT(1;[.BJ$2]))&gt;0;1;0)*[.$O16]" office:value-type="float" office:value="0" calcext:value-type="float">
            <text:p/>
          </table:table-cell>
          <table:table-cell table:formula="of:=IF(BITAND([.$Q16];BITLSHIFT(1;[.BK$2]))&gt;0;1;0)*[.$O16]" office:value-type="float" office:value="0" calcext:value-type="float">
            <text:p/>
          </table:table-cell>
          <table:table-cell table:formula="of:=IF(BITAND([.$Q16];BITLSHIFT(1;[.BL$2]))&gt;0;1;0)*[.$O16]" office:value-type="float" office:value="0" calcext:value-type="float">
            <text:p/>
          </table:table-cell>
          <table:table-cell table:formula="of:=IF(BITAND([.$Q16];BITLSHIFT(1;[.BM$2]))&gt;0;1;0)*[.$O16]" office:value-type="float" office:value="0" calcext:value-type="float">
            <text:p/>
          </table:table-cell>
          <table:table-cell table:formula="of:=IF(BITAND([.$Q16];BITLSHIFT(1;[.BN$2]))&gt;0;1;0)*[.$O16]" office:value-type="float" office:value="0" calcext:value-type="float">
            <text:p/>
          </table:table-cell>
          <table:table-cell table:formula="of:=IF(BITAND([.$Q16];BITLSHIFT(1;[.BO$2]))&gt;0;1;0)*[.$O16]" office:value-type="float" office:value="0" calcext:value-type="float">
            <text:p/>
          </table:table-cell>
          <table:table-cell table:formula="of:=IF(BITAND([.$Q16];BITLSHIFT(1;[.BP$2]))&gt;0;1;0)*[.$O16]" office:value-type="float" office:value="0" calcext:value-type="float">
            <text:p/>
          </table:table-cell>
          <table:table-cell table:formula="of:=IF(BITAND([.$Q16];BITLSHIFT(1;[.BQ$2]))&gt;0;1;0)*[.$O16]" office:value-type="float" office:value="0" calcext:value-type="float">
            <text:p/>
          </table:table-cell>
          <table:table-cell table:formula="of:=IF(BITAND([.$Q16];BITLSHIFT(1;[.BR$2]))&gt;0;1;0)*[.$O16]" office:value-type="float" office:value="0" calcext:value-type="float">
            <text:p/>
          </table:table-cell>
          <table:table-cell table:formula="of:=IF(BITAND([.$Q16];BITLSHIFT(1;[.BS$2]))&gt;0;1;0)*[.$O16]" office:value-type="float" office:value="0" calcext:value-type="float">
            <text:p/>
          </table:table-cell>
          <table:table-cell table:formula="of:=IF(BITAND([.$Q16];BITLSHIFT(1;[.BT$2]))&gt;0;1;0)*[.$O16]" office:value-type="float" office:value="0" calcext:value-type="float">
            <text:p/>
          </table:table-cell>
          <table:table-cell table:formula="of:=IF(BITAND([.$Q16];BITLSHIFT(1;[.BU$2]))&gt;0;1;0)*[.$O16]" office:value-type="float" office:value="0" calcext:value-type="float">
            <text:p/>
          </table:table-cell>
          <table:table-cell table:formula="of:=IF(BITAND([.$Q16];BITLSHIFT(1;[.BV$2]))&gt;0;1;0)*[.$O16]" office:value-type="float" office:value="0" calcext:value-type="float">
            <text:p/>
          </table:table-cell>
          <table:table-cell table:formula="of:=IF(BITAND([.$Q16];BITLSHIFT(1;[.BW$2]))&gt;0;1;0)*[.$O16]" office:value-type="float" office:value="0" calcext:value-type="float">
            <text:p/>
          </table:table-cell>
          <table:table-cell table:formula="of:=IF(BITAND([.$Q16];BITLSHIFT(1;[.BX$2]))&gt;0;1;0)*[.$O16]" office:value-type="float" office:value="0" calcext:value-type="float">
            <text:p/>
          </table:table-cell>
          <table:table-cell table:formula="of:=IF(BITAND([.$Q16];BITLSHIFT(1;[.BY$2]))&gt;0;1;0)*[.$O16]" office:value-type="float" office:value="0" calcext:value-type="float">
            <text:p/>
          </table:table-cell>
          <table:table-cell table:formula="of:=IF(BITAND([.$Q16];BITLSHIFT(1;[.BZ$2]))&gt;0;1;0)*[.$O16]" office:value-type="float" office:value="0" calcext:value-type="float">
            <text:p/>
          </table:table-cell>
          <table:table-cell table:formula="of:=IF(BITAND([.$Q16];BITLSHIFT(1;[.CA$2]))&gt;0;1;0)*[.$O16]" office:value-type="float" office:value="0" calcext:value-type="float">
            <text:p/>
          </table:table-cell>
          <table:table-cell table:formula="of:=IF(BITAND([.$Q16];BITLSHIFT(1;[.CB$2]))&gt;0;1;0)*[.$O16]" office:value-type="float" office:value="0" calcext:value-type="float">
            <text:p/>
          </table:table-cell>
          <table:table-cell table:formula="of:=IF(BITAND([.$Q16];BITLSHIFT(1;[.CC$2]))&gt;0;1;0)*[.$O16]" office:value-type="float" office:value="0" calcext:value-type="float">
            <text:p/>
          </table:table-cell>
          <table:table-cell table:formula="of:=IF(BITAND([.$Q16];BITLSHIFT(1;[.CD$2]))&gt;0;1;0)*[.$O1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7];10) ;16)" office:value-type="float" office:value="0" calcext:value-type="float">
            <text:p/>
          </table:table-cell>
          <table:table-cell table:formula="of:=DECIMAL(RIGHT([.N17];8) ;16)" office:value-type="float" office:value="0" calcext:value-type="float">
            <text:p/>
          </table:table-cell>
          <table:table-cell table:formula="of:=IF(BITAND([.$R17];BITLSHIFT(1;[.S$2]))&gt;0;1;0)*[.$O17]" office:value-type="float" office:value="0" calcext:value-type="float">
            <text:p/>
          </table:table-cell>
          <table:table-cell table:formula="of:=IF(BITAND([.$R17];BITLSHIFT(1;[.T$2]))&gt;0;1;0)*[.$O17]" office:value-type="float" office:value="0" calcext:value-type="float">
            <text:p/>
          </table:table-cell>
          <table:table-cell table:formula="of:=IF(BITAND([.$R17];BITLSHIFT(1;[.U$2]))&gt;0;1;0)*[.$O17]" office:value-type="float" office:value="0" calcext:value-type="float">
            <text:p/>
          </table:table-cell>
          <table:table-cell table:formula="of:=IF(BITAND([.$R17];BITLSHIFT(1;[.V$2]))&gt;0;1;0)*[.$O17]" office:value-type="float" office:value="0" calcext:value-type="float">
            <text:p/>
          </table:table-cell>
          <table:table-cell table:formula="of:=IF(BITAND([.$R17];BITLSHIFT(1;[.W$2]))&gt;0;1;0)*[.$O17]" office:value-type="float" office:value="0" calcext:value-type="float">
            <text:p/>
          </table:table-cell>
          <table:table-cell table:formula="of:=IF(BITAND([.$R17];BITLSHIFT(1;[.X$2]))&gt;0;1;0)*[.$O17]" office:value-type="float" office:value="0" calcext:value-type="float">
            <text:p/>
          </table:table-cell>
          <table:table-cell table:formula="of:=IF(BITAND([.$R17];BITLSHIFT(1;[.Y$2]))&gt;0;1;0)*[.$O17]" office:value-type="float" office:value="0" calcext:value-type="float">
            <text:p/>
          </table:table-cell>
          <table:table-cell table:formula="of:=IF(BITAND([.$R17];BITLSHIFT(1;[.Z$2]))&gt;0;1;0)*[.$O17]" office:value-type="float" office:value="0" calcext:value-type="float">
            <text:p/>
          </table:table-cell>
          <table:table-cell table:formula="of:=IF(BITAND([.$R17];BITLSHIFT(1;[.AA$2]))&gt;0;1;0)*[.$O17]" office:value-type="float" office:value="0" calcext:value-type="float">
            <text:p/>
          </table:table-cell>
          <table:table-cell table:formula="of:=IF(BITAND([.$R17];BITLSHIFT(1;[.AB$2]))&gt;0;1;0)*[.$O17]" office:value-type="float" office:value="0" calcext:value-type="float">
            <text:p/>
          </table:table-cell>
          <table:table-cell table:formula="of:=IF(BITAND([.$R17];BITLSHIFT(1;[.AC$2]))&gt;0;1;0)*[.$O17]" office:value-type="float" office:value="0" calcext:value-type="float">
            <text:p/>
          </table:table-cell>
          <table:table-cell table:formula="of:=IF(BITAND([.$R17];BITLSHIFT(1;[.AD$2]))&gt;0;1;0)*[.$O17]" office:value-type="float" office:value="0" calcext:value-type="float">
            <text:p/>
          </table:table-cell>
          <table:table-cell table:formula="of:=IF(BITAND([.$R17];BITLSHIFT(1;[.AE$2]))&gt;0;1;0)*[.$O17]" office:value-type="float" office:value="0" calcext:value-type="float">
            <text:p/>
          </table:table-cell>
          <table:table-cell table:formula="of:=IF(BITAND([.$R17];BITLSHIFT(1;[.AF$2]))&gt;0;1;0)*[.$O17]" office:value-type="float" office:value="0" calcext:value-type="float">
            <text:p/>
          </table:table-cell>
          <table:table-cell table:formula="of:=IF(BITAND([.$R17];BITLSHIFT(1;[.AG$2]))&gt;0;1;0)*[.$O17]" office:value-type="float" office:value="0" calcext:value-type="float">
            <text:p/>
          </table:table-cell>
          <table:table-cell table:formula="of:=IF(BITAND([.$R17];BITLSHIFT(1;[.AH$2]))&gt;0;1;0)*[.$O17]" office:value-type="float" office:value="0" calcext:value-type="float">
            <text:p/>
          </table:table-cell>
          <table:table-cell table:formula="of:=IF(BITAND([.$R17];BITLSHIFT(1;[.AI$2]))&gt;0;1;0)*[.$O17]" office:value-type="float" office:value="0" calcext:value-type="float">
            <text:p/>
          </table:table-cell>
          <table:table-cell table:formula="of:=IF(BITAND([.$R17];BITLSHIFT(1;[.AJ$2]))&gt;0;1;0)*[.$O17]" office:value-type="float" office:value="0" calcext:value-type="float">
            <text:p/>
          </table:table-cell>
          <table:table-cell table:formula="of:=IF(BITAND([.$R17];BITLSHIFT(1;[.AK$2]))&gt;0;1;0)*[.$O17]" office:value-type="float" office:value="0" calcext:value-type="float">
            <text:p/>
          </table:table-cell>
          <table:table-cell table:formula="of:=IF(BITAND([.$R17];BITLSHIFT(1;[.AL$2]))&gt;0;1;0)*[.$O17]" office:value-type="float" office:value="0" calcext:value-type="float">
            <text:p/>
          </table:table-cell>
          <table:table-cell table:formula="of:=IF(BITAND([.$R17];BITLSHIFT(1;[.AM$2]))&gt;0;1;0)*[.$O17]" office:value-type="float" office:value="0" calcext:value-type="float">
            <text:p/>
          </table:table-cell>
          <table:table-cell table:formula="of:=IF(BITAND([.$R17];BITLSHIFT(1;[.AN$2]))&gt;0;1;0)*[.$O17]" office:value-type="float" office:value="0" calcext:value-type="float">
            <text:p/>
          </table:table-cell>
          <table:table-cell table:formula="of:=IF(BITAND([.$R17];BITLSHIFT(1;[.AO$2]))&gt;0;1;0)*[.$O17]" office:value-type="float" office:value="0" calcext:value-type="float">
            <text:p/>
          </table:table-cell>
          <table:table-cell table:formula="of:=IF(BITAND([.$R17];BITLSHIFT(1;[.AP$2]))&gt;0;1;0)*[.$O17]" office:value-type="float" office:value="0" calcext:value-type="float">
            <text:p/>
          </table:table-cell>
          <table:table-cell table:formula="of:=IF(BITAND([.$R17];BITLSHIFT(1;[.AQ$2]))&gt;0;1;0)*[.$O17]" office:value-type="float" office:value="0" calcext:value-type="float">
            <text:p/>
          </table:table-cell>
          <table:table-cell table:formula="of:=IF(BITAND([.$R17];BITLSHIFT(1;[.AR$2]))&gt;0;1;0)*[.$O17]" office:value-type="float" office:value="0" calcext:value-type="float">
            <text:p/>
          </table:table-cell>
          <table:table-cell table:formula="of:=IF(BITAND([.$R17];BITLSHIFT(1;[.AS$2]))&gt;0;1;0)*[.$O17]" office:value-type="float" office:value="0" calcext:value-type="float">
            <text:p/>
          </table:table-cell>
          <table:table-cell table:formula="of:=IF(BITAND([.$R17];BITLSHIFT(1;[.AT$2]))&gt;0;1;0)*[.$O17]" office:value-type="float" office:value="0" calcext:value-type="float">
            <text:p/>
          </table:table-cell>
          <table:table-cell table:formula="of:=IF(BITAND([.$R17];BITLSHIFT(1;[.AU$2]))&gt;0;1;0)*[.$O17]" office:value-type="float" office:value="0" calcext:value-type="float">
            <text:p/>
          </table:table-cell>
          <table:table-cell table:formula="of:=IF(BITAND([.$R17];BITLSHIFT(1;[.AV$2]))&gt;0;1;0)*[.$O17]" office:value-type="float" office:value="0" calcext:value-type="float">
            <text:p/>
          </table:table-cell>
          <table:table-cell table:formula="of:=IF(BITAND([.$R17];BITLSHIFT(1;[.AW$2]))&gt;0;1;0)*[.$O17]" office:value-type="float" office:value="0" calcext:value-type="float">
            <text:p/>
          </table:table-cell>
          <table:table-cell table:formula="of:=IF(BITAND([.$R17];BITLSHIFT(1;[.AX$2]))&gt;0;1;0)*[.$O17]" office:value-type="float" office:value="0" calcext:value-type="float">
            <text:p/>
          </table:table-cell>
          <table:table-cell table:formula="of:=IF(BITAND([.$Q17];BITLSHIFT(1;[.AY$2]))&gt;0;1;0)*[.$O17]" office:value-type="float" office:value="0" calcext:value-type="float">
            <text:p/>
          </table:table-cell>
          <table:table-cell table:formula="of:=IF(BITAND([.$Q17];BITLSHIFT(1;[.AZ$2]))&gt;0;1;0)*[.$O17]" office:value-type="float" office:value="0" calcext:value-type="float">
            <text:p/>
          </table:table-cell>
          <table:table-cell table:formula="of:=IF(BITAND([.$Q17];BITLSHIFT(1;[.BA$2]))&gt;0;1;0)*[.$O17]" office:value-type="float" office:value="0" calcext:value-type="float">
            <text:p/>
          </table:table-cell>
          <table:table-cell table:formula="of:=IF(BITAND([.$Q17];BITLSHIFT(1;[.BB$2]))&gt;0;1;0)*[.$O17]" office:value-type="float" office:value="0" calcext:value-type="float">
            <text:p/>
          </table:table-cell>
          <table:table-cell table:formula="of:=IF(BITAND([.$Q17];BITLSHIFT(1;[.BC$2]))&gt;0;1;0)*[.$O17]" office:value-type="float" office:value="0" calcext:value-type="float">
            <text:p/>
          </table:table-cell>
          <table:table-cell table:formula="of:=IF(BITAND([.$Q17];BITLSHIFT(1;[.BD$2]))&gt;0;1;0)*[.$O17]" office:value-type="float" office:value="0" calcext:value-type="float">
            <text:p/>
          </table:table-cell>
          <table:table-cell table:formula="of:=IF(BITAND([.$Q17];BITLSHIFT(1;[.BE$2]))&gt;0;1;0)*[.$O17]" office:value-type="float" office:value="0" calcext:value-type="float">
            <text:p/>
          </table:table-cell>
          <table:table-cell table:formula="of:=IF(BITAND([.$Q17];BITLSHIFT(1;[.BF$2]))&gt;0;1;0)*[.$O17]" office:value-type="float" office:value="0" calcext:value-type="float">
            <text:p/>
          </table:table-cell>
          <table:table-cell table:formula="of:=IF(BITAND([.$Q17];BITLSHIFT(1;[.BG$2]))&gt;0;1;0)*[.$O17]" office:value-type="float" office:value="0" calcext:value-type="float">
            <text:p/>
          </table:table-cell>
          <table:table-cell table:formula="of:=IF(BITAND([.$Q17];BITLSHIFT(1;[.BH$2]))&gt;0;1;0)*[.$O17]" office:value-type="float" office:value="0" calcext:value-type="float">
            <text:p/>
          </table:table-cell>
          <table:table-cell table:formula="of:=IF(BITAND([.$Q17];BITLSHIFT(1;[.BI$2]))&gt;0;1;0)*[.$O17]" office:value-type="float" office:value="0" calcext:value-type="float">
            <text:p/>
          </table:table-cell>
          <table:table-cell table:formula="of:=IF(BITAND([.$Q17];BITLSHIFT(1;[.BJ$2]))&gt;0;1;0)*[.$O17]" office:value-type="float" office:value="0" calcext:value-type="float">
            <text:p/>
          </table:table-cell>
          <table:table-cell table:formula="of:=IF(BITAND([.$Q17];BITLSHIFT(1;[.BK$2]))&gt;0;1;0)*[.$O17]" office:value-type="float" office:value="0" calcext:value-type="float">
            <text:p/>
          </table:table-cell>
          <table:table-cell table:formula="of:=IF(BITAND([.$Q17];BITLSHIFT(1;[.BL$2]))&gt;0;1;0)*[.$O17]" office:value-type="float" office:value="0" calcext:value-type="float">
            <text:p/>
          </table:table-cell>
          <table:table-cell table:formula="of:=IF(BITAND([.$Q17];BITLSHIFT(1;[.BM$2]))&gt;0;1;0)*[.$O17]" office:value-type="float" office:value="0" calcext:value-type="float">
            <text:p/>
          </table:table-cell>
          <table:table-cell table:formula="of:=IF(BITAND([.$Q17];BITLSHIFT(1;[.BN$2]))&gt;0;1;0)*[.$O17]" office:value-type="float" office:value="0" calcext:value-type="float">
            <text:p/>
          </table:table-cell>
          <table:table-cell table:formula="of:=IF(BITAND([.$Q17];BITLSHIFT(1;[.BO$2]))&gt;0;1;0)*[.$O17]" office:value-type="float" office:value="0" calcext:value-type="float">
            <text:p/>
          </table:table-cell>
          <table:table-cell table:formula="of:=IF(BITAND([.$Q17];BITLSHIFT(1;[.BP$2]))&gt;0;1;0)*[.$O17]" office:value-type="float" office:value="0" calcext:value-type="float">
            <text:p/>
          </table:table-cell>
          <table:table-cell table:formula="of:=IF(BITAND([.$Q17];BITLSHIFT(1;[.BQ$2]))&gt;0;1;0)*[.$O17]" office:value-type="float" office:value="0" calcext:value-type="float">
            <text:p/>
          </table:table-cell>
          <table:table-cell table:formula="of:=IF(BITAND([.$Q17];BITLSHIFT(1;[.BR$2]))&gt;0;1;0)*[.$O17]" office:value-type="float" office:value="0" calcext:value-type="float">
            <text:p/>
          </table:table-cell>
          <table:table-cell table:formula="of:=IF(BITAND([.$Q17];BITLSHIFT(1;[.BS$2]))&gt;0;1;0)*[.$O17]" office:value-type="float" office:value="0" calcext:value-type="float">
            <text:p/>
          </table:table-cell>
          <table:table-cell table:formula="of:=IF(BITAND([.$Q17];BITLSHIFT(1;[.BT$2]))&gt;0;1;0)*[.$O17]" office:value-type="float" office:value="0" calcext:value-type="float">
            <text:p/>
          </table:table-cell>
          <table:table-cell table:formula="of:=IF(BITAND([.$Q17];BITLSHIFT(1;[.BU$2]))&gt;0;1;0)*[.$O17]" office:value-type="float" office:value="0" calcext:value-type="float">
            <text:p/>
          </table:table-cell>
          <table:table-cell table:formula="of:=IF(BITAND([.$Q17];BITLSHIFT(1;[.BV$2]))&gt;0;1;0)*[.$O17]" office:value-type="float" office:value="0" calcext:value-type="float">
            <text:p/>
          </table:table-cell>
          <table:table-cell table:formula="of:=IF(BITAND([.$Q17];BITLSHIFT(1;[.BW$2]))&gt;0;1;0)*[.$O17]" office:value-type="float" office:value="0" calcext:value-type="float">
            <text:p/>
          </table:table-cell>
          <table:table-cell table:formula="of:=IF(BITAND([.$Q17];BITLSHIFT(1;[.BX$2]))&gt;0;1;0)*[.$O17]" office:value-type="float" office:value="0" calcext:value-type="float">
            <text:p/>
          </table:table-cell>
          <table:table-cell table:formula="of:=IF(BITAND([.$Q17];BITLSHIFT(1;[.BY$2]))&gt;0;1;0)*[.$O17]" office:value-type="float" office:value="0" calcext:value-type="float">
            <text:p/>
          </table:table-cell>
          <table:table-cell table:formula="of:=IF(BITAND([.$Q17];BITLSHIFT(1;[.BZ$2]))&gt;0;1;0)*[.$O17]" office:value-type="float" office:value="0" calcext:value-type="float">
            <text:p/>
          </table:table-cell>
          <table:table-cell table:formula="of:=IF(BITAND([.$Q17];BITLSHIFT(1;[.CA$2]))&gt;0;1;0)*[.$O17]" office:value-type="float" office:value="0" calcext:value-type="float">
            <text:p/>
          </table:table-cell>
          <table:table-cell table:formula="of:=IF(BITAND([.$Q17];BITLSHIFT(1;[.CB$2]))&gt;0;1;0)*[.$O17]" office:value-type="float" office:value="0" calcext:value-type="float">
            <text:p/>
          </table:table-cell>
          <table:table-cell table:formula="of:=IF(BITAND([.$Q17];BITLSHIFT(1;[.CC$2]))&gt;0;1;0)*[.$O17]" office:value-type="float" office:value="0" calcext:value-type="float">
            <text:p/>
          </table:table-cell>
          <table:table-cell table:formula="of:=IF(BITAND([.$Q17];BITLSHIFT(1;[.CD$2]))&gt;0;1;0)*[.$O1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8];10) ;16)" office:value-type="float" office:value="0" calcext:value-type="float">
            <text:p/>
          </table:table-cell>
          <table:table-cell table:formula="of:=DECIMAL(RIGHT([.N18];8) ;16)" office:value-type="float" office:value="0" calcext:value-type="float">
            <text:p/>
          </table:table-cell>
          <table:table-cell table:formula="of:=IF(BITAND([.$R18];BITLSHIFT(1;[.S$2]))&gt;0;1;0)*[.$O18]" office:value-type="float" office:value="0" calcext:value-type="float">
            <text:p/>
          </table:table-cell>
          <table:table-cell table:formula="of:=IF(BITAND([.$R18];BITLSHIFT(1;[.T$2]))&gt;0;1;0)*[.$O18]" office:value-type="float" office:value="0" calcext:value-type="float">
            <text:p/>
          </table:table-cell>
          <table:table-cell table:formula="of:=IF(BITAND([.$R18];BITLSHIFT(1;[.U$2]))&gt;0;1;0)*[.$O18]" office:value-type="float" office:value="0" calcext:value-type="float">
            <text:p/>
          </table:table-cell>
          <table:table-cell table:formula="of:=IF(BITAND([.$R18];BITLSHIFT(1;[.V$2]))&gt;0;1;0)*[.$O18]" office:value-type="float" office:value="0" calcext:value-type="float">
            <text:p/>
          </table:table-cell>
          <table:table-cell table:formula="of:=IF(BITAND([.$R18];BITLSHIFT(1;[.W$2]))&gt;0;1;0)*[.$O18]" office:value-type="float" office:value="0" calcext:value-type="float">
            <text:p/>
          </table:table-cell>
          <table:table-cell table:formula="of:=IF(BITAND([.$R18];BITLSHIFT(1;[.X$2]))&gt;0;1;0)*[.$O18]" office:value-type="float" office:value="0" calcext:value-type="float">
            <text:p/>
          </table:table-cell>
          <table:table-cell table:formula="of:=IF(BITAND([.$R18];BITLSHIFT(1;[.Y$2]))&gt;0;1;0)*[.$O18]" office:value-type="float" office:value="0" calcext:value-type="float">
            <text:p/>
          </table:table-cell>
          <table:table-cell table:formula="of:=IF(BITAND([.$R18];BITLSHIFT(1;[.Z$2]))&gt;0;1;0)*[.$O18]" office:value-type="float" office:value="0" calcext:value-type="float">
            <text:p/>
          </table:table-cell>
          <table:table-cell table:formula="of:=IF(BITAND([.$R18];BITLSHIFT(1;[.AA$2]))&gt;0;1;0)*[.$O18]" office:value-type="float" office:value="0" calcext:value-type="float">
            <text:p/>
          </table:table-cell>
          <table:table-cell table:formula="of:=IF(BITAND([.$R18];BITLSHIFT(1;[.AB$2]))&gt;0;1;0)*[.$O18]" office:value-type="float" office:value="0" calcext:value-type="float">
            <text:p/>
          </table:table-cell>
          <table:table-cell table:formula="of:=IF(BITAND([.$R18];BITLSHIFT(1;[.AC$2]))&gt;0;1;0)*[.$O18]" office:value-type="float" office:value="0" calcext:value-type="float">
            <text:p/>
          </table:table-cell>
          <table:table-cell table:formula="of:=IF(BITAND([.$R18];BITLSHIFT(1;[.AD$2]))&gt;0;1;0)*[.$O18]" office:value-type="float" office:value="0" calcext:value-type="float">
            <text:p/>
          </table:table-cell>
          <table:table-cell table:formula="of:=IF(BITAND([.$R18];BITLSHIFT(1;[.AE$2]))&gt;0;1;0)*[.$O18]" office:value-type="float" office:value="0" calcext:value-type="float">
            <text:p/>
          </table:table-cell>
          <table:table-cell table:formula="of:=IF(BITAND([.$R18];BITLSHIFT(1;[.AF$2]))&gt;0;1;0)*[.$O18]" office:value-type="float" office:value="0" calcext:value-type="float">
            <text:p/>
          </table:table-cell>
          <table:table-cell table:formula="of:=IF(BITAND([.$R18];BITLSHIFT(1;[.AG$2]))&gt;0;1;0)*[.$O18]" office:value-type="float" office:value="0" calcext:value-type="float">
            <text:p/>
          </table:table-cell>
          <table:table-cell table:formula="of:=IF(BITAND([.$R18];BITLSHIFT(1;[.AH$2]))&gt;0;1;0)*[.$O18]" office:value-type="float" office:value="0" calcext:value-type="float">
            <text:p/>
          </table:table-cell>
          <table:table-cell table:formula="of:=IF(BITAND([.$R18];BITLSHIFT(1;[.AI$2]))&gt;0;1;0)*[.$O18]" office:value-type="float" office:value="0" calcext:value-type="float">
            <text:p/>
          </table:table-cell>
          <table:table-cell table:formula="of:=IF(BITAND([.$R18];BITLSHIFT(1;[.AJ$2]))&gt;0;1;0)*[.$O18]" office:value-type="float" office:value="0" calcext:value-type="float">
            <text:p/>
          </table:table-cell>
          <table:table-cell table:formula="of:=IF(BITAND([.$R18];BITLSHIFT(1;[.AK$2]))&gt;0;1;0)*[.$O18]" office:value-type="float" office:value="0" calcext:value-type="float">
            <text:p/>
          </table:table-cell>
          <table:table-cell table:formula="of:=IF(BITAND([.$R18];BITLSHIFT(1;[.AL$2]))&gt;0;1;0)*[.$O18]" office:value-type="float" office:value="0" calcext:value-type="float">
            <text:p/>
          </table:table-cell>
          <table:table-cell table:formula="of:=IF(BITAND([.$R18];BITLSHIFT(1;[.AM$2]))&gt;0;1;0)*[.$O18]" office:value-type="float" office:value="0" calcext:value-type="float">
            <text:p/>
          </table:table-cell>
          <table:table-cell table:formula="of:=IF(BITAND([.$R18];BITLSHIFT(1;[.AN$2]))&gt;0;1;0)*[.$O18]" office:value-type="float" office:value="0" calcext:value-type="float">
            <text:p/>
          </table:table-cell>
          <table:table-cell table:formula="of:=IF(BITAND([.$R18];BITLSHIFT(1;[.AO$2]))&gt;0;1;0)*[.$O18]" office:value-type="float" office:value="0" calcext:value-type="float">
            <text:p/>
          </table:table-cell>
          <table:table-cell table:formula="of:=IF(BITAND([.$R18];BITLSHIFT(1;[.AP$2]))&gt;0;1;0)*[.$O18]" office:value-type="float" office:value="0" calcext:value-type="float">
            <text:p/>
          </table:table-cell>
          <table:table-cell table:formula="of:=IF(BITAND([.$R18];BITLSHIFT(1;[.AQ$2]))&gt;0;1;0)*[.$O18]" office:value-type="float" office:value="0" calcext:value-type="float">
            <text:p/>
          </table:table-cell>
          <table:table-cell table:formula="of:=IF(BITAND([.$R18];BITLSHIFT(1;[.AR$2]))&gt;0;1;0)*[.$O18]" office:value-type="float" office:value="0" calcext:value-type="float">
            <text:p/>
          </table:table-cell>
          <table:table-cell table:formula="of:=IF(BITAND([.$R18];BITLSHIFT(1;[.AS$2]))&gt;0;1;0)*[.$O18]" office:value-type="float" office:value="0" calcext:value-type="float">
            <text:p/>
          </table:table-cell>
          <table:table-cell table:formula="of:=IF(BITAND([.$R18];BITLSHIFT(1;[.AT$2]))&gt;0;1;0)*[.$O18]" office:value-type="float" office:value="0" calcext:value-type="float">
            <text:p/>
          </table:table-cell>
          <table:table-cell table:formula="of:=IF(BITAND([.$R18];BITLSHIFT(1;[.AU$2]))&gt;0;1;0)*[.$O18]" office:value-type="float" office:value="0" calcext:value-type="float">
            <text:p/>
          </table:table-cell>
          <table:table-cell table:formula="of:=IF(BITAND([.$R18];BITLSHIFT(1;[.AV$2]))&gt;0;1;0)*[.$O18]" office:value-type="float" office:value="0" calcext:value-type="float">
            <text:p/>
          </table:table-cell>
          <table:table-cell table:formula="of:=IF(BITAND([.$R18];BITLSHIFT(1;[.AW$2]))&gt;0;1;0)*[.$O18]" office:value-type="float" office:value="0" calcext:value-type="float">
            <text:p/>
          </table:table-cell>
          <table:table-cell table:formula="of:=IF(BITAND([.$R18];BITLSHIFT(1;[.AX$2]))&gt;0;1;0)*[.$O18]" office:value-type="float" office:value="0" calcext:value-type="float">
            <text:p/>
          </table:table-cell>
          <table:table-cell table:formula="of:=IF(BITAND([.$Q18];BITLSHIFT(1;[.AY$2]))&gt;0;1;0)*[.$O18]" office:value-type="float" office:value="0" calcext:value-type="float">
            <text:p/>
          </table:table-cell>
          <table:table-cell table:formula="of:=IF(BITAND([.$Q18];BITLSHIFT(1;[.AZ$2]))&gt;0;1;0)*[.$O18]" office:value-type="float" office:value="0" calcext:value-type="float">
            <text:p/>
          </table:table-cell>
          <table:table-cell table:formula="of:=IF(BITAND([.$Q18];BITLSHIFT(1;[.BA$2]))&gt;0;1;0)*[.$O18]" office:value-type="float" office:value="0" calcext:value-type="float">
            <text:p/>
          </table:table-cell>
          <table:table-cell table:formula="of:=IF(BITAND([.$Q18];BITLSHIFT(1;[.BB$2]))&gt;0;1;0)*[.$O18]" office:value-type="float" office:value="0" calcext:value-type="float">
            <text:p/>
          </table:table-cell>
          <table:table-cell table:formula="of:=IF(BITAND([.$Q18];BITLSHIFT(1;[.BC$2]))&gt;0;1;0)*[.$O18]" office:value-type="float" office:value="0" calcext:value-type="float">
            <text:p/>
          </table:table-cell>
          <table:table-cell table:formula="of:=IF(BITAND([.$Q18];BITLSHIFT(1;[.BD$2]))&gt;0;1;0)*[.$O18]" office:value-type="float" office:value="0" calcext:value-type="float">
            <text:p/>
          </table:table-cell>
          <table:table-cell table:formula="of:=IF(BITAND([.$Q18];BITLSHIFT(1;[.BE$2]))&gt;0;1;0)*[.$O18]" office:value-type="float" office:value="0" calcext:value-type="float">
            <text:p/>
          </table:table-cell>
          <table:table-cell table:formula="of:=IF(BITAND([.$Q18];BITLSHIFT(1;[.BF$2]))&gt;0;1;0)*[.$O18]" office:value-type="float" office:value="0" calcext:value-type="float">
            <text:p/>
          </table:table-cell>
          <table:table-cell table:formula="of:=IF(BITAND([.$Q18];BITLSHIFT(1;[.BG$2]))&gt;0;1;0)*[.$O18]" office:value-type="float" office:value="0" calcext:value-type="float">
            <text:p/>
          </table:table-cell>
          <table:table-cell table:formula="of:=IF(BITAND([.$Q18];BITLSHIFT(1;[.BH$2]))&gt;0;1;0)*[.$O18]" office:value-type="float" office:value="0" calcext:value-type="float">
            <text:p/>
          </table:table-cell>
          <table:table-cell table:formula="of:=IF(BITAND([.$Q18];BITLSHIFT(1;[.BI$2]))&gt;0;1;0)*[.$O18]" office:value-type="float" office:value="0" calcext:value-type="float">
            <text:p/>
          </table:table-cell>
          <table:table-cell table:formula="of:=IF(BITAND([.$Q18];BITLSHIFT(1;[.BJ$2]))&gt;0;1;0)*[.$O18]" office:value-type="float" office:value="0" calcext:value-type="float">
            <text:p/>
          </table:table-cell>
          <table:table-cell table:formula="of:=IF(BITAND([.$Q18];BITLSHIFT(1;[.BK$2]))&gt;0;1;0)*[.$O18]" office:value-type="float" office:value="0" calcext:value-type="float">
            <text:p/>
          </table:table-cell>
          <table:table-cell table:formula="of:=IF(BITAND([.$Q18];BITLSHIFT(1;[.BL$2]))&gt;0;1;0)*[.$O18]" office:value-type="float" office:value="0" calcext:value-type="float">
            <text:p/>
          </table:table-cell>
          <table:table-cell table:formula="of:=IF(BITAND([.$Q18];BITLSHIFT(1;[.BM$2]))&gt;0;1;0)*[.$O18]" office:value-type="float" office:value="0" calcext:value-type="float">
            <text:p/>
          </table:table-cell>
          <table:table-cell table:formula="of:=IF(BITAND([.$Q18];BITLSHIFT(1;[.BN$2]))&gt;0;1;0)*[.$O18]" office:value-type="float" office:value="0" calcext:value-type="float">
            <text:p/>
          </table:table-cell>
          <table:table-cell table:formula="of:=IF(BITAND([.$Q18];BITLSHIFT(1;[.BO$2]))&gt;0;1;0)*[.$O18]" office:value-type="float" office:value="0" calcext:value-type="float">
            <text:p/>
          </table:table-cell>
          <table:table-cell table:formula="of:=IF(BITAND([.$Q18];BITLSHIFT(1;[.BP$2]))&gt;0;1;0)*[.$O18]" office:value-type="float" office:value="0" calcext:value-type="float">
            <text:p/>
          </table:table-cell>
          <table:table-cell table:formula="of:=IF(BITAND([.$Q18];BITLSHIFT(1;[.BQ$2]))&gt;0;1;0)*[.$O18]" office:value-type="float" office:value="0" calcext:value-type="float">
            <text:p/>
          </table:table-cell>
          <table:table-cell table:formula="of:=IF(BITAND([.$Q18];BITLSHIFT(1;[.BR$2]))&gt;0;1;0)*[.$O18]" office:value-type="float" office:value="0" calcext:value-type="float">
            <text:p/>
          </table:table-cell>
          <table:table-cell table:formula="of:=IF(BITAND([.$Q18];BITLSHIFT(1;[.BS$2]))&gt;0;1;0)*[.$O18]" office:value-type="float" office:value="0" calcext:value-type="float">
            <text:p/>
          </table:table-cell>
          <table:table-cell table:formula="of:=IF(BITAND([.$Q18];BITLSHIFT(1;[.BT$2]))&gt;0;1;0)*[.$O18]" office:value-type="float" office:value="0" calcext:value-type="float">
            <text:p/>
          </table:table-cell>
          <table:table-cell table:formula="of:=IF(BITAND([.$Q18];BITLSHIFT(1;[.BU$2]))&gt;0;1;0)*[.$O18]" office:value-type="float" office:value="0" calcext:value-type="float">
            <text:p/>
          </table:table-cell>
          <table:table-cell table:formula="of:=IF(BITAND([.$Q18];BITLSHIFT(1;[.BV$2]))&gt;0;1;0)*[.$O18]" office:value-type="float" office:value="0" calcext:value-type="float">
            <text:p/>
          </table:table-cell>
          <table:table-cell table:formula="of:=IF(BITAND([.$Q18];BITLSHIFT(1;[.BW$2]))&gt;0;1;0)*[.$O18]" office:value-type="float" office:value="0" calcext:value-type="float">
            <text:p/>
          </table:table-cell>
          <table:table-cell table:formula="of:=IF(BITAND([.$Q18];BITLSHIFT(1;[.BX$2]))&gt;0;1;0)*[.$O18]" office:value-type="float" office:value="0" calcext:value-type="float">
            <text:p/>
          </table:table-cell>
          <table:table-cell table:formula="of:=IF(BITAND([.$Q18];BITLSHIFT(1;[.BY$2]))&gt;0;1;0)*[.$O18]" office:value-type="float" office:value="0" calcext:value-type="float">
            <text:p/>
          </table:table-cell>
          <table:table-cell table:formula="of:=IF(BITAND([.$Q18];BITLSHIFT(1;[.BZ$2]))&gt;0;1;0)*[.$O18]" office:value-type="float" office:value="0" calcext:value-type="float">
            <text:p/>
          </table:table-cell>
          <table:table-cell table:formula="of:=IF(BITAND([.$Q18];BITLSHIFT(1;[.CA$2]))&gt;0;1;0)*[.$O18]" office:value-type="float" office:value="0" calcext:value-type="float">
            <text:p/>
          </table:table-cell>
          <table:table-cell table:formula="of:=IF(BITAND([.$Q18];BITLSHIFT(1;[.CB$2]))&gt;0;1;0)*[.$O18]" office:value-type="float" office:value="0" calcext:value-type="float">
            <text:p/>
          </table:table-cell>
          <table:table-cell table:formula="of:=IF(BITAND([.$Q18];BITLSHIFT(1;[.CC$2]))&gt;0;1;0)*[.$O18]" office:value-type="float" office:value="0" calcext:value-type="float">
            <text:p/>
          </table:table-cell>
          <table:table-cell table:formula="of:=IF(BITAND([.$Q18];BITLSHIFT(1;[.CD$2]))&gt;0;1;0)*[.$O1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9];10) ;16)" office:value-type="float" office:value="0" calcext:value-type="float">
            <text:p/>
          </table:table-cell>
          <table:table-cell table:formula="of:=DECIMAL(RIGHT([.N19];8) ;16)" office:value-type="float" office:value="0" calcext:value-type="float">
            <text:p/>
          </table:table-cell>
          <table:table-cell table:formula="of:=IF(BITAND([.$R19];BITLSHIFT(1;[.S$2]))&gt;0;1;0)*[.$O19]" office:value-type="float" office:value="0" calcext:value-type="float">
            <text:p/>
          </table:table-cell>
          <table:table-cell table:formula="of:=IF(BITAND([.$R19];BITLSHIFT(1;[.T$2]))&gt;0;1;0)*[.$O19]" office:value-type="float" office:value="0" calcext:value-type="float">
            <text:p/>
          </table:table-cell>
          <table:table-cell table:formula="of:=IF(BITAND([.$R19];BITLSHIFT(1;[.U$2]))&gt;0;1;0)*[.$O19]" office:value-type="float" office:value="0" calcext:value-type="float">
            <text:p/>
          </table:table-cell>
          <table:table-cell table:formula="of:=IF(BITAND([.$R19];BITLSHIFT(1;[.V$2]))&gt;0;1;0)*[.$O19]" office:value-type="float" office:value="0" calcext:value-type="float">
            <text:p/>
          </table:table-cell>
          <table:table-cell table:formula="of:=IF(BITAND([.$R19];BITLSHIFT(1;[.W$2]))&gt;0;1;0)*[.$O19]" office:value-type="float" office:value="0" calcext:value-type="float">
            <text:p/>
          </table:table-cell>
          <table:table-cell table:formula="of:=IF(BITAND([.$R19];BITLSHIFT(1;[.X$2]))&gt;0;1;0)*[.$O19]" office:value-type="float" office:value="0" calcext:value-type="float">
            <text:p/>
          </table:table-cell>
          <table:table-cell table:formula="of:=IF(BITAND([.$R19];BITLSHIFT(1;[.Y$2]))&gt;0;1;0)*[.$O19]" office:value-type="float" office:value="0" calcext:value-type="float">
            <text:p/>
          </table:table-cell>
          <table:table-cell table:formula="of:=IF(BITAND([.$R19];BITLSHIFT(1;[.Z$2]))&gt;0;1;0)*[.$O19]" office:value-type="float" office:value="0" calcext:value-type="float">
            <text:p/>
          </table:table-cell>
          <table:table-cell table:formula="of:=IF(BITAND([.$R19];BITLSHIFT(1;[.AA$2]))&gt;0;1;0)*[.$O19]" office:value-type="float" office:value="0" calcext:value-type="float">
            <text:p/>
          </table:table-cell>
          <table:table-cell table:formula="of:=IF(BITAND([.$R19];BITLSHIFT(1;[.AB$2]))&gt;0;1;0)*[.$O19]" office:value-type="float" office:value="0" calcext:value-type="float">
            <text:p/>
          </table:table-cell>
          <table:table-cell table:formula="of:=IF(BITAND([.$R19];BITLSHIFT(1;[.AC$2]))&gt;0;1;0)*[.$O19]" office:value-type="float" office:value="0" calcext:value-type="float">
            <text:p/>
          </table:table-cell>
          <table:table-cell table:formula="of:=IF(BITAND([.$R19];BITLSHIFT(1;[.AD$2]))&gt;0;1;0)*[.$O19]" office:value-type="float" office:value="0" calcext:value-type="float">
            <text:p/>
          </table:table-cell>
          <table:table-cell table:formula="of:=IF(BITAND([.$R19];BITLSHIFT(1;[.AE$2]))&gt;0;1;0)*[.$O19]" office:value-type="float" office:value="0" calcext:value-type="float">
            <text:p/>
          </table:table-cell>
          <table:table-cell table:formula="of:=IF(BITAND([.$R19];BITLSHIFT(1;[.AF$2]))&gt;0;1;0)*[.$O19]" office:value-type="float" office:value="0" calcext:value-type="float">
            <text:p/>
          </table:table-cell>
          <table:table-cell table:formula="of:=IF(BITAND([.$R19];BITLSHIFT(1;[.AG$2]))&gt;0;1;0)*[.$O19]" office:value-type="float" office:value="0" calcext:value-type="float">
            <text:p/>
          </table:table-cell>
          <table:table-cell table:formula="of:=IF(BITAND([.$R19];BITLSHIFT(1;[.AH$2]))&gt;0;1;0)*[.$O19]" office:value-type="float" office:value="0" calcext:value-type="float">
            <text:p/>
          </table:table-cell>
          <table:table-cell table:formula="of:=IF(BITAND([.$R19];BITLSHIFT(1;[.AI$2]))&gt;0;1;0)*[.$O19]" office:value-type="float" office:value="0" calcext:value-type="float">
            <text:p/>
          </table:table-cell>
          <table:table-cell table:formula="of:=IF(BITAND([.$R19];BITLSHIFT(1;[.AJ$2]))&gt;0;1;0)*[.$O19]" office:value-type="float" office:value="0" calcext:value-type="float">
            <text:p/>
          </table:table-cell>
          <table:table-cell table:formula="of:=IF(BITAND([.$R19];BITLSHIFT(1;[.AK$2]))&gt;0;1;0)*[.$O19]" office:value-type="float" office:value="0" calcext:value-type="float">
            <text:p/>
          </table:table-cell>
          <table:table-cell table:formula="of:=IF(BITAND([.$R19];BITLSHIFT(1;[.AL$2]))&gt;0;1;0)*[.$O19]" office:value-type="float" office:value="0" calcext:value-type="float">
            <text:p/>
          </table:table-cell>
          <table:table-cell table:formula="of:=IF(BITAND([.$R19];BITLSHIFT(1;[.AM$2]))&gt;0;1;0)*[.$O19]" office:value-type="float" office:value="0" calcext:value-type="float">
            <text:p/>
          </table:table-cell>
          <table:table-cell table:formula="of:=IF(BITAND([.$R19];BITLSHIFT(1;[.AN$2]))&gt;0;1;0)*[.$O19]" office:value-type="float" office:value="0" calcext:value-type="float">
            <text:p/>
          </table:table-cell>
          <table:table-cell table:formula="of:=IF(BITAND([.$R19];BITLSHIFT(1;[.AO$2]))&gt;0;1;0)*[.$O19]" office:value-type="float" office:value="0" calcext:value-type="float">
            <text:p/>
          </table:table-cell>
          <table:table-cell table:formula="of:=IF(BITAND([.$R19];BITLSHIFT(1;[.AP$2]))&gt;0;1;0)*[.$O19]" office:value-type="float" office:value="0" calcext:value-type="float">
            <text:p/>
          </table:table-cell>
          <table:table-cell table:formula="of:=IF(BITAND([.$R19];BITLSHIFT(1;[.AQ$2]))&gt;0;1;0)*[.$O19]" office:value-type="float" office:value="0" calcext:value-type="float">
            <text:p/>
          </table:table-cell>
          <table:table-cell table:formula="of:=IF(BITAND([.$R19];BITLSHIFT(1;[.AR$2]))&gt;0;1;0)*[.$O19]" office:value-type="float" office:value="0" calcext:value-type="float">
            <text:p/>
          </table:table-cell>
          <table:table-cell table:formula="of:=IF(BITAND([.$R19];BITLSHIFT(1;[.AS$2]))&gt;0;1;0)*[.$O19]" office:value-type="float" office:value="0" calcext:value-type="float">
            <text:p/>
          </table:table-cell>
          <table:table-cell table:formula="of:=IF(BITAND([.$R19];BITLSHIFT(1;[.AT$2]))&gt;0;1;0)*[.$O19]" office:value-type="float" office:value="0" calcext:value-type="float">
            <text:p/>
          </table:table-cell>
          <table:table-cell table:formula="of:=IF(BITAND([.$R19];BITLSHIFT(1;[.AU$2]))&gt;0;1;0)*[.$O19]" office:value-type="float" office:value="0" calcext:value-type="float">
            <text:p/>
          </table:table-cell>
          <table:table-cell table:formula="of:=IF(BITAND([.$R19];BITLSHIFT(1;[.AV$2]))&gt;0;1;0)*[.$O19]" office:value-type="float" office:value="0" calcext:value-type="float">
            <text:p/>
          </table:table-cell>
          <table:table-cell table:formula="of:=IF(BITAND([.$R19];BITLSHIFT(1;[.AW$2]))&gt;0;1;0)*[.$O19]" office:value-type="float" office:value="0" calcext:value-type="float">
            <text:p/>
          </table:table-cell>
          <table:table-cell table:formula="of:=IF(BITAND([.$R19];BITLSHIFT(1;[.AX$2]))&gt;0;1;0)*[.$O19]" office:value-type="float" office:value="0" calcext:value-type="float">
            <text:p/>
          </table:table-cell>
          <table:table-cell table:formula="of:=IF(BITAND([.$Q19];BITLSHIFT(1;[.AY$2]))&gt;0;1;0)*[.$O19]" office:value-type="float" office:value="0" calcext:value-type="float">
            <text:p/>
          </table:table-cell>
          <table:table-cell table:formula="of:=IF(BITAND([.$Q19];BITLSHIFT(1;[.AZ$2]))&gt;0;1;0)*[.$O19]" office:value-type="float" office:value="0" calcext:value-type="float">
            <text:p/>
          </table:table-cell>
          <table:table-cell table:formula="of:=IF(BITAND([.$Q19];BITLSHIFT(1;[.BA$2]))&gt;0;1;0)*[.$O19]" office:value-type="float" office:value="0" calcext:value-type="float">
            <text:p/>
          </table:table-cell>
          <table:table-cell table:formula="of:=IF(BITAND([.$Q19];BITLSHIFT(1;[.BB$2]))&gt;0;1;0)*[.$O19]" office:value-type="float" office:value="0" calcext:value-type="float">
            <text:p/>
          </table:table-cell>
          <table:table-cell table:formula="of:=IF(BITAND([.$Q19];BITLSHIFT(1;[.BC$2]))&gt;0;1;0)*[.$O19]" office:value-type="float" office:value="0" calcext:value-type="float">
            <text:p/>
          </table:table-cell>
          <table:table-cell table:formula="of:=IF(BITAND([.$Q19];BITLSHIFT(1;[.BD$2]))&gt;0;1;0)*[.$O19]" office:value-type="float" office:value="0" calcext:value-type="float">
            <text:p/>
          </table:table-cell>
          <table:table-cell table:formula="of:=IF(BITAND([.$Q19];BITLSHIFT(1;[.BE$2]))&gt;0;1;0)*[.$O19]" office:value-type="float" office:value="0" calcext:value-type="float">
            <text:p/>
          </table:table-cell>
          <table:table-cell table:formula="of:=IF(BITAND([.$Q19];BITLSHIFT(1;[.BF$2]))&gt;0;1;0)*[.$O19]" office:value-type="float" office:value="0" calcext:value-type="float">
            <text:p/>
          </table:table-cell>
          <table:table-cell table:formula="of:=IF(BITAND([.$Q19];BITLSHIFT(1;[.BG$2]))&gt;0;1;0)*[.$O19]" office:value-type="float" office:value="0" calcext:value-type="float">
            <text:p/>
          </table:table-cell>
          <table:table-cell table:formula="of:=IF(BITAND([.$Q19];BITLSHIFT(1;[.BH$2]))&gt;0;1;0)*[.$O19]" office:value-type="float" office:value="0" calcext:value-type="float">
            <text:p/>
          </table:table-cell>
          <table:table-cell table:formula="of:=IF(BITAND([.$Q19];BITLSHIFT(1;[.BI$2]))&gt;0;1;0)*[.$O19]" office:value-type="float" office:value="0" calcext:value-type="float">
            <text:p/>
          </table:table-cell>
          <table:table-cell table:formula="of:=IF(BITAND([.$Q19];BITLSHIFT(1;[.BJ$2]))&gt;0;1;0)*[.$O19]" office:value-type="float" office:value="0" calcext:value-type="float">
            <text:p/>
          </table:table-cell>
          <table:table-cell table:formula="of:=IF(BITAND([.$Q19];BITLSHIFT(1;[.BK$2]))&gt;0;1;0)*[.$O19]" office:value-type="float" office:value="0" calcext:value-type="float">
            <text:p/>
          </table:table-cell>
          <table:table-cell table:formula="of:=IF(BITAND([.$Q19];BITLSHIFT(1;[.BL$2]))&gt;0;1;0)*[.$O19]" office:value-type="float" office:value="0" calcext:value-type="float">
            <text:p/>
          </table:table-cell>
          <table:table-cell table:formula="of:=IF(BITAND([.$Q19];BITLSHIFT(1;[.BM$2]))&gt;0;1;0)*[.$O19]" office:value-type="float" office:value="0" calcext:value-type="float">
            <text:p/>
          </table:table-cell>
          <table:table-cell table:formula="of:=IF(BITAND([.$Q19];BITLSHIFT(1;[.BN$2]))&gt;0;1;0)*[.$O19]" office:value-type="float" office:value="0" calcext:value-type="float">
            <text:p/>
          </table:table-cell>
          <table:table-cell table:formula="of:=IF(BITAND([.$Q19];BITLSHIFT(1;[.BO$2]))&gt;0;1;0)*[.$O19]" office:value-type="float" office:value="0" calcext:value-type="float">
            <text:p/>
          </table:table-cell>
          <table:table-cell table:formula="of:=IF(BITAND([.$Q19];BITLSHIFT(1;[.BP$2]))&gt;0;1;0)*[.$O19]" office:value-type="float" office:value="0" calcext:value-type="float">
            <text:p/>
          </table:table-cell>
          <table:table-cell table:formula="of:=IF(BITAND([.$Q19];BITLSHIFT(1;[.BQ$2]))&gt;0;1;0)*[.$O19]" office:value-type="float" office:value="0" calcext:value-type="float">
            <text:p/>
          </table:table-cell>
          <table:table-cell table:formula="of:=IF(BITAND([.$Q19];BITLSHIFT(1;[.BR$2]))&gt;0;1;0)*[.$O19]" office:value-type="float" office:value="0" calcext:value-type="float">
            <text:p/>
          </table:table-cell>
          <table:table-cell table:formula="of:=IF(BITAND([.$Q19];BITLSHIFT(1;[.BS$2]))&gt;0;1;0)*[.$O19]" office:value-type="float" office:value="0" calcext:value-type="float">
            <text:p/>
          </table:table-cell>
          <table:table-cell table:formula="of:=IF(BITAND([.$Q19];BITLSHIFT(1;[.BT$2]))&gt;0;1;0)*[.$O19]" office:value-type="float" office:value="0" calcext:value-type="float">
            <text:p/>
          </table:table-cell>
          <table:table-cell table:formula="of:=IF(BITAND([.$Q19];BITLSHIFT(1;[.BU$2]))&gt;0;1;0)*[.$O19]" office:value-type="float" office:value="0" calcext:value-type="float">
            <text:p/>
          </table:table-cell>
          <table:table-cell table:formula="of:=IF(BITAND([.$Q19];BITLSHIFT(1;[.BV$2]))&gt;0;1;0)*[.$O19]" office:value-type="float" office:value="0" calcext:value-type="float">
            <text:p/>
          </table:table-cell>
          <table:table-cell table:formula="of:=IF(BITAND([.$Q19];BITLSHIFT(1;[.BW$2]))&gt;0;1;0)*[.$O19]" office:value-type="float" office:value="0" calcext:value-type="float">
            <text:p/>
          </table:table-cell>
          <table:table-cell table:formula="of:=IF(BITAND([.$Q19];BITLSHIFT(1;[.BX$2]))&gt;0;1;0)*[.$O19]" office:value-type="float" office:value="0" calcext:value-type="float">
            <text:p/>
          </table:table-cell>
          <table:table-cell table:formula="of:=IF(BITAND([.$Q19];BITLSHIFT(1;[.BY$2]))&gt;0;1;0)*[.$O19]" office:value-type="float" office:value="0" calcext:value-type="float">
            <text:p/>
          </table:table-cell>
          <table:table-cell table:formula="of:=IF(BITAND([.$Q19];BITLSHIFT(1;[.BZ$2]))&gt;0;1;0)*[.$O19]" office:value-type="float" office:value="0" calcext:value-type="float">
            <text:p/>
          </table:table-cell>
          <table:table-cell table:formula="of:=IF(BITAND([.$Q19];BITLSHIFT(1;[.CA$2]))&gt;0;1;0)*[.$O19]" office:value-type="float" office:value="0" calcext:value-type="float">
            <text:p/>
          </table:table-cell>
          <table:table-cell table:formula="of:=IF(BITAND([.$Q19];BITLSHIFT(1;[.CB$2]))&gt;0;1;0)*[.$O19]" office:value-type="float" office:value="0" calcext:value-type="float">
            <text:p/>
          </table:table-cell>
          <table:table-cell table:formula="of:=IF(BITAND([.$Q19];BITLSHIFT(1;[.CC$2]))&gt;0;1;0)*[.$O19]" office:value-type="float" office:value="0" calcext:value-type="float">
            <text:p/>
          </table:table-cell>
          <table:table-cell table:formula="of:=IF(BITAND([.$Q19];BITLSHIFT(1;[.CD$2]))&gt;0;1;0)*[.$O1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0];10) ;16)" office:value-type="float" office:value="0" calcext:value-type="float">
            <text:p/>
          </table:table-cell>
          <table:table-cell table:formula="of:=DECIMAL(RIGHT([.N20];8) ;16)" office:value-type="float" office:value="0" calcext:value-type="float">
            <text:p/>
          </table:table-cell>
          <table:table-cell table:formula="of:=IF(BITAND([.$R20];BITLSHIFT(1;[.S$2]))&gt;0;1;0)*[.$O20]" office:value-type="float" office:value="0" calcext:value-type="float">
            <text:p/>
          </table:table-cell>
          <table:table-cell table:formula="of:=IF(BITAND([.$R20];BITLSHIFT(1;[.T$2]))&gt;0;1;0)*[.$O20]" office:value-type="float" office:value="0" calcext:value-type="float">
            <text:p/>
          </table:table-cell>
          <table:table-cell table:formula="of:=IF(BITAND([.$R20];BITLSHIFT(1;[.U$2]))&gt;0;1;0)*[.$O20]" office:value-type="float" office:value="0" calcext:value-type="float">
            <text:p/>
          </table:table-cell>
          <table:table-cell table:formula="of:=IF(BITAND([.$R20];BITLSHIFT(1;[.V$2]))&gt;0;1;0)*[.$O20]" office:value-type="float" office:value="0" calcext:value-type="float">
            <text:p/>
          </table:table-cell>
          <table:table-cell table:formula="of:=IF(BITAND([.$R20];BITLSHIFT(1;[.W$2]))&gt;0;1;0)*[.$O20]" office:value-type="float" office:value="0" calcext:value-type="float">
            <text:p/>
          </table:table-cell>
          <table:table-cell table:formula="of:=IF(BITAND([.$R20];BITLSHIFT(1;[.X$2]))&gt;0;1;0)*[.$O20]" office:value-type="float" office:value="0" calcext:value-type="float">
            <text:p/>
          </table:table-cell>
          <table:table-cell table:formula="of:=IF(BITAND([.$R20];BITLSHIFT(1;[.Y$2]))&gt;0;1;0)*[.$O20]" office:value-type="float" office:value="0" calcext:value-type="float">
            <text:p/>
          </table:table-cell>
          <table:table-cell table:formula="of:=IF(BITAND([.$R20];BITLSHIFT(1;[.Z$2]))&gt;0;1;0)*[.$O20]" office:value-type="float" office:value="0" calcext:value-type="float">
            <text:p/>
          </table:table-cell>
          <table:table-cell table:formula="of:=IF(BITAND([.$R20];BITLSHIFT(1;[.AA$2]))&gt;0;1;0)*[.$O20]" office:value-type="float" office:value="0" calcext:value-type="float">
            <text:p/>
          </table:table-cell>
          <table:table-cell table:formula="of:=IF(BITAND([.$R20];BITLSHIFT(1;[.AB$2]))&gt;0;1;0)*[.$O20]" office:value-type="float" office:value="0" calcext:value-type="float">
            <text:p/>
          </table:table-cell>
          <table:table-cell table:formula="of:=IF(BITAND([.$R20];BITLSHIFT(1;[.AC$2]))&gt;0;1;0)*[.$O20]" office:value-type="float" office:value="0" calcext:value-type="float">
            <text:p/>
          </table:table-cell>
          <table:table-cell table:formula="of:=IF(BITAND([.$R20];BITLSHIFT(1;[.AD$2]))&gt;0;1;0)*[.$O20]" office:value-type="float" office:value="0" calcext:value-type="float">
            <text:p/>
          </table:table-cell>
          <table:table-cell table:formula="of:=IF(BITAND([.$R20];BITLSHIFT(1;[.AE$2]))&gt;0;1;0)*[.$O20]" office:value-type="float" office:value="0" calcext:value-type="float">
            <text:p/>
          </table:table-cell>
          <table:table-cell table:formula="of:=IF(BITAND([.$R20];BITLSHIFT(1;[.AF$2]))&gt;0;1;0)*[.$O20]" office:value-type="float" office:value="0" calcext:value-type="float">
            <text:p/>
          </table:table-cell>
          <table:table-cell table:formula="of:=IF(BITAND([.$R20];BITLSHIFT(1;[.AG$2]))&gt;0;1;0)*[.$O20]" office:value-type="float" office:value="0" calcext:value-type="float">
            <text:p/>
          </table:table-cell>
          <table:table-cell table:formula="of:=IF(BITAND([.$R20];BITLSHIFT(1;[.AH$2]))&gt;0;1;0)*[.$O20]" office:value-type="float" office:value="0" calcext:value-type="float">
            <text:p/>
          </table:table-cell>
          <table:table-cell table:formula="of:=IF(BITAND([.$R20];BITLSHIFT(1;[.AI$2]))&gt;0;1;0)*[.$O20]" office:value-type="float" office:value="0" calcext:value-type="float">
            <text:p/>
          </table:table-cell>
          <table:table-cell table:formula="of:=IF(BITAND([.$R20];BITLSHIFT(1;[.AJ$2]))&gt;0;1;0)*[.$O20]" office:value-type="float" office:value="0" calcext:value-type="float">
            <text:p/>
          </table:table-cell>
          <table:table-cell table:formula="of:=IF(BITAND([.$R20];BITLSHIFT(1;[.AK$2]))&gt;0;1;0)*[.$O20]" office:value-type="float" office:value="0" calcext:value-type="float">
            <text:p/>
          </table:table-cell>
          <table:table-cell table:formula="of:=IF(BITAND([.$R20];BITLSHIFT(1;[.AL$2]))&gt;0;1;0)*[.$O20]" office:value-type="float" office:value="0" calcext:value-type="float">
            <text:p/>
          </table:table-cell>
          <table:table-cell table:formula="of:=IF(BITAND([.$R20];BITLSHIFT(1;[.AM$2]))&gt;0;1;0)*[.$O20]" office:value-type="float" office:value="0" calcext:value-type="float">
            <text:p/>
          </table:table-cell>
          <table:table-cell table:formula="of:=IF(BITAND([.$R20];BITLSHIFT(1;[.AN$2]))&gt;0;1;0)*[.$O20]" office:value-type="float" office:value="0" calcext:value-type="float">
            <text:p/>
          </table:table-cell>
          <table:table-cell table:formula="of:=IF(BITAND([.$R20];BITLSHIFT(1;[.AO$2]))&gt;0;1;0)*[.$O20]" office:value-type="float" office:value="0" calcext:value-type="float">
            <text:p/>
          </table:table-cell>
          <table:table-cell table:formula="of:=IF(BITAND([.$R20];BITLSHIFT(1;[.AP$2]))&gt;0;1;0)*[.$O20]" office:value-type="float" office:value="0" calcext:value-type="float">
            <text:p/>
          </table:table-cell>
          <table:table-cell table:formula="of:=IF(BITAND([.$R20];BITLSHIFT(1;[.AQ$2]))&gt;0;1;0)*[.$O20]" office:value-type="float" office:value="0" calcext:value-type="float">
            <text:p/>
          </table:table-cell>
          <table:table-cell table:formula="of:=IF(BITAND([.$R20];BITLSHIFT(1;[.AR$2]))&gt;0;1;0)*[.$O20]" office:value-type="float" office:value="0" calcext:value-type="float">
            <text:p/>
          </table:table-cell>
          <table:table-cell table:formula="of:=IF(BITAND([.$R20];BITLSHIFT(1;[.AS$2]))&gt;0;1;0)*[.$O20]" office:value-type="float" office:value="0" calcext:value-type="float">
            <text:p/>
          </table:table-cell>
          <table:table-cell table:formula="of:=IF(BITAND([.$R20];BITLSHIFT(1;[.AT$2]))&gt;0;1;0)*[.$O20]" office:value-type="float" office:value="0" calcext:value-type="float">
            <text:p/>
          </table:table-cell>
          <table:table-cell table:formula="of:=IF(BITAND([.$R20];BITLSHIFT(1;[.AU$2]))&gt;0;1;0)*[.$O20]" office:value-type="float" office:value="0" calcext:value-type="float">
            <text:p/>
          </table:table-cell>
          <table:table-cell table:formula="of:=IF(BITAND([.$R20];BITLSHIFT(1;[.AV$2]))&gt;0;1;0)*[.$O20]" office:value-type="float" office:value="0" calcext:value-type="float">
            <text:p/>
          </table:table-cell>
          <table:table-cell table:formula="of:=IF(BITAND([.$R20];BITLSHIFT(1;[.AW$2]))&gt;0;1;0)*[.$O20]" office:value-type="float" office:value="0" calcext:value-type="float">
            <text:p/>
          </table:table-cell>
          <table:table-cell table:formula="of:=IF(BITAND([.$R20];BITLSHIFT(1;[.AX$2]))&gt;0;1;0)*[.$O20]" office:value-type="float" office:value="0" calcext:value-type="float">
            <text:p/>
          </table:table-cell>
          <table:table-cell table:formula="of:=IF(BITAND([.$Q20];BITLSHIFT(1;[.AY$2]))&gt;0;1;0)*[.$O20]" office:value-type="float" office:value="0" calcext:value-type="float">
            <text:p/>
          </table:table-cell>
          <table:table-cell table:formula="of:=IF(BITAND([.$Q20];BITLSHIFT(1;[.AZ$2]))&gt;0;1;0)*[.$O20]" office:value-type="float" office:value="0" calcext:value-type="float">
            <text:p/>
          </table:table-cell>
          <table:table-cell table:formula="of:=IF(BITAND([.$Q20];BITLSHIFT(1;[.BA$2]))&gt;0;1;0)*[.$O20]" office:value-type="float" office:value="0" calcext:value-type="float">
            <text:p/>
          </table:table-cell>
          <table:table-cell table:formula="of:=IF(BITAND([.$Q20];BITLSHIFT(1;[.BB$2]))&gt;0;1;0)*[.$O20]" office:value-type="float" office:value="0" calcext:value-type="float">
            <text:p/>
          </table:table-cell>
          <table:table-cell table:formula="of:=IF(BITAND([.$Q20];BITLSHIFT(1;[.BC$2]))&gt;0;1;0)*[.$O20]" office:value-type="float" office:value="0" calcext:value-type="float">
            <text:p/>
          </table:table-cell>
          <table:table-cell table:formula="of:=IF(BITAND([.$Q20];BITLSHIFT(1;[.BD$2]))&gt;0;1;0)*[.$O20]" office:value-type="float" office:value="0" calcext:value-type="float">
            <text:p/>
          </table:table-cell>
          <table:table-cell table:formula="of:=IF(BITAND([.$Q20];BITLSHIFT(1;[.BE$2]))&gt;0;1;0)*[.$O20]" office:value-type="float" office:value="0" calcext:value-type="float">
            <text:p/>
          </table:table-cell>
          <table:table-cell table:formula="of:=IF(BITAND([.$Q20];BITLSHIFT(1;[.BF$2]))&gt;0;1;0)*[.$O20]" office:value-type="float" office:value="0" calcext:value-type="float">
            <text:p/>
          </table:table-cell>
          <table:table-cell table:formula="of:=IF(BITAND([.$Q20];BITLSHIFT(1;[.BG$2]))&gt;0;1;0)*[.$O20]" office:value-type="float" office:value="0" calcext:value-type="float">
            <text:p/>
          </table:table-cell>
          <table:table-cell table:formula="of:=IF(BITAND([.$Q20];BITLSHIFT(1;[.BH$2]))&gt;0;1;0)*[.$O20]" office:value-type="float" office:value="0" calcext:value-type="float">
            <text:p/>
          </table:table-cell>
          <table:table-cell table:formula="of:=IF(BITAND([.$Q20];BITLSHIFT(1;[.BI$2]))&gt;0;1;0)*[.$O20]" office:value-type="float" office:value="0" calcext:value-type="float">
            <text:p/>
          </table:table-cell>
          <table:table-cell table:formula="of:=IF(BITAND([.$Q20];BITLSHIFT(1;[.BJ$2]))&gt;0;1;0)*[.$O20]" office:value-type="float" office:value="0" calcext:value-type="float">
            <text:p/>
          </table:table-cell>
          <table:table-cell table:formula="of:=IF(BITAND([.$Q20];BITLSHIFT(1;[.BK$2]))&gt;0;1;0)*[.$O20]" office:value-type="float" office:value="0" calcext:value-type="float">
            <text:p/>
          </table:table-cell>
          <table:table-cell table:formula="of:=IF(BITAND([.$Q20];BITLSHIFT(1;[.BL$2]))&gt;0;1;0)*[.$O20]" office:value-type="float" office:value="0" calcext:value-type="float">
            <text:p/>
          </table:table-cell>
          <table:table-cell table:formula="of:=IF(BITAND([.$Q20];BITLSHIFT(1;[.BM$2]))&gt;0;1;0)*[.$O20]" office:value-type="float" office:value="0" calcext:value-type="float">
            <text:p/>
          </table:table-cell>
          <table:table-cell table:formula="of:=IF(BITAND([.$Q20];BITLSHIFT(1;[.BN$2]))&gt;0;1;0)*[.$O20]" office:value-type="float" office:value="0" calcext:value-type="float">
            <text:p/>
          </table:table-cell>
          <table:table-cell table:formula="of:=IF(BITAND([.$Q20];BITLSHIFT(1;[.BO$2]))&gt;0;1;0)*[.$O20]" office:value-type="float" office:value="0" calcext:value-type="float">
            <text:p/>
          </table:table-cell>
          <table:table-cell table:formula="of:=IF(BITAND([.$Q20];BITLSHIFT(1;[.BP$2]))&gt;0;1;0)*[.$O20]" office:value-type="float" office:value="0" calcext:value-type="float">
            <text:p/>
          </table:table-cell>
          <table:table-cell table:formula="of:=IF(BITAND([.$Q20];BITLSHIFT(1;[.BQ$2]))&gt;0;1;0)*[.$O20]" office:value-type="float" office:value="0" calcext:value-type="float">
            <text:p/>
          </table:table-cell>
          <table:table-cell table:formula="of:=IF(BITAND([.$Q20];BITLSHIFT(1;[.BR$2]))&gt;0;1;0)*[.$O20]" office:value-type="float" office:value="0" calcext:value-type="float">
            <text:p/>
          </table:table-cell>
          <table:table-cell table:formula="of:=IF(BITAND([.$Q20];BITLSHIFT(1;[.BS$2]))&gt;0;1;0)*[.$O20]" office:value-type="float" office:value="0" calcext:value-type="float">
            <text:p/>
          </table:table-cell>
          <table:table-cell table:formula="of:=IF(BITAND([.$Q20];BITLSHIFT(1;[.BT$2]))&gt;0;1;0)*[.$O20]" office:value-type="float" office:value="0" calcext:value-type="float">
            <text:p/>
          </table:table-cell>
          <table:table-cell table:formula="of:=IF(BITAND([.$Q20];BITLSHIFT(1;[.BU$2]))&gt;0;1;0)*[.$O20]" office:value-type="float" office:value="0" calcext:value-type="float">
            <text:p/>
          </table:table-cell>
          <table:table-cell table:formula="of:=IF(BITAND([.$Q20];BITLSHIFT(1;[.BV$2]))&gt;0;1;0)*[.$O20]" office:value-type="float" office:value="0" calcext:value-type="float">
            <text:p/>
          </table:table-cell>
          <table:table-cell table:formula="of:=IF(BITAND([.$Q20];BITLSHIFT(1;[.BW$2]))&gt;0;1;0)*[.$O20]" office:value-type="float" office:value="0" calcext:value-type="float">
            <text:p/>
          </table:table-cell>
          <table:table-cell table:formula="of:=IF(BITAND([.$Q20];BITLSHIFT(1;[.BX$2]))&gt;0;1;0)*[.$O20]" office:value-type="float" office:value="0" calcext:value-type="float">
            <text:p/>
          </table:table-cell>
          <table:table-cell table:formula="of:=IF(BITAND([.$Q20];BITLSHIFT(1;[.BY$2]))&gt;0;1;0)*[.$O20]" office:value-type="float" office:value="0" calcext:value-type="float">
            <text:p/>
          </table:table-cell>
          <table:table-cell table:formula="of:=IF(BITAND([.$Q20];BITLSHIFT(1;[.BZ$2]))&gt;0;1;0)*[.$O20]" office:value-type="float" office:value="0" calcext:value-type="float">
            <text:p/>
          </table:table-cell>
          <table:table-cell table:formula="of:=IF(BITAND([.$Q20];BITLSHIFT(1;[.CA$2]))&gt;0;1;0)*[.$O20]" office:value-type="float" office:value="0" calcext:value-type="float">
            <text:p/>
          </table:table-cell>
          <table:table-cell table:formula="of:=IF(BITAND([.$Q20];BITLSHIFT(1;[.CB$2]))&gt;0;1;0)*[.$O20]" office:value-type="float" office:value="0" calcext:value-type="float">
            <text:p/>
          </table:table-cell>
          <table:table-cell table:formula="of:=IF(BITAND([.$Q20];BITLSHIFT(1;[.CC$2]))&gt;0;1;0)*[.$O20]" office:value-type="float" office:value="0" calcext:value-type="float">
            <text:p/>
          </table:table-cell>
          <table:table-cell table:formula="of:=IF(BITAND([.$Q20];BITLSHIFT(1;[.CD$2]))&gt;0;1;0)*[.$O2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1];10) ;16)" office:value-type="float" office:value="0" calcext:value-type="float">
            <text:p/>
          </table:table-cell>
          <table:table-cell table:formula="of:=DECIMAL(RIGHT([.N21];8) ;16)" office:value-type="float" office:value="0" calcext:value-type="float">
            <text:p/>
          </table:table-cell>
          <table:table-cell table:formula="of:=IF(BITAND([.$R21];BITLSHIFT(1;[.S$2]))&gt;0;1;0)*[.$O21]" office:value-type="float" office:value="0" calcext:value-type="float">
            <text:p/>
          </table:table-cell>
          <table:table-cell table:formula="of:=IF(BITAND([.$R21];BITLSHIFT(1;[.T$2]))&gt;0;1;0)*[.$O21]" office:value-type="float" office:value="0" calcext:value-type="float">
            <text:p/>
          </table:table-cell>
          <table:table-cell table:formula="of:=IF(BITAND([.$R21];BITLSHIFT(1;[.U$2]))&gt;0;1;0)*[.$O21]" office:value-type="float" office:value="0" calcext:value-type="float">
            <text:p/>
          </table:table-cell>
          <table:table-cell table:formula="of:=IF(BITAND([.$R21];BITLSHIFT(1;[.V$2]))&gt;0;1;0)*[.$O21]" office:value-type="float" office:value="0" calcext:value-type="float">
            <text:p/>
          </table:table-cell>
          <table:table-cell table:formula="of:=IF(BITAND([.$R21];BITLSHIFT(1;[.W$2]))&gt;0;1;0)*[.$O21]" office:value-type="float" office:value="0" calcext:value-type="float">
            <text:p/>
          </table:table-cell>
          <table:table-cell table:formula="of:=IF(BITAND([.$R21];BITLSHIFT(1;[.X$2]))&gt;0;1;0)*[.$O21]" office:value-type="float" office:value="0" calcext:value-type="float">
            <text:p/>
          </table:table-cell>
          <table:table-cell table:formula="of:=IF(BITAND([.$R21];BITLSHIFT(1;[.Y$2]))&gt;0;1;0)*[.$O21]" office:value-type="float" office:value="0" calcext:value-type="float">
            <text:p/>
          </table:table-cell>
          <table:table-cell table:formula="of:=IF(BITAND([.$R21];BITLSHIFT(1;[.Z$2]))&gt;0;1;0)*[.$O21]" office:value-type="float" office:value="0" calcext:value-type="float">
            <text:p/>
          </table:table-cell>
          <table:table-cell table:formula="of:=IF(BITAND([.$R21];BITLSHIFT(1;[.AA$2]))&gt;0;1;0)*[.$O21]" office:value-type="float" office:value="0" calcext:value-type="float">
            <text:p/>
          </table:table-cell>
          <table:table-cell table:formula="of:=IF(BITAND([.$R21];BITLSHIFT(1;[.AB$2]))&gt;0;1;0)*[.$O21]" office:value-type="float" office:value="0" calcext:value-type="float">
            <text:p/>
          </table:table-cell>
          <table:table-cell table:formula="of:=IF(BITAND([.$R21];BITLSHIFT(1;[.AC$2]))&gt;0;1;0)*[.$O21]" office:value-type="float" office:value="0" calcext:value-type="float">
            <text:p/>
          </table:table-cell>
          <table:table-cell table:formula="of:=IF(BITAND([.$R21];BITLSHIFT(1;[.AD$2]))&gt;0;1;0)*[.$O21]" office:value-type="float" office:value="0" calcext:value-type="float">
            <text:p/>
          </table:table-cell>
          <table:table-cell table:formula="of:=IF(BITAND([.$R21];BITLSHIFT(1;[.AE$2]))&gt;0;1;0)*[.$O21]" office:value-type="float" office:value="0" calcext:value-type="float">
            <text:p/>
          </table:table-cell>
          <table:table-cell table:formula="of:=IF(BITAND([.$R21];BITLSHIFT(1;[.AF$2]))&gt;0;1;0)*[.$O21]" office:value-type="float" office:value="0" calcext:value-type="float">
            <text:p/>
          </table:table-cell>
          <table:table-cell table:formula="of:=IF(BITAND([.$R21];BITLSHIFT(1;[.AG$2]))&gt;0;1;0)*[.$O21]" office:value-type="float" office:value="0" calcext:value-type="float">
            <text:p/>
          </table:table-cell>
          <table:table-cell table:formula="of:=IF(BITAND([.$R21];BITLSHIFT(1;[.AH$2]))&gt;0;1;0)*[.$O21]" office:value-type="float" office:value="0" calcext:value-type="float">
            <text:p/>
          </table:table-cell>
          <table:table-cell table:formula="of:=IF(BITAND([.$R21];BITLSHIFT(1;[.AI$2]))&gt;0;1;0)*[.$O21]" office:value-type="float" office:value="0" calcext:value-type="float">
            <text:p/>
          </table:table-cell>
          <table:table-cell table:formula="of:=IF(BITAND([.$R21];BITLSHIFT(1;[.AJ$2]))&gt;0;1;0)*[.$O21]" office:value-type="float" office:value="0" calcext:value-type="float">
            <text:p/>
          </table:table-cell>
          <table:table-cell table:formula="of:=IF(BITAND([.$R21];BITLSHIFT(1;[.AK$2]))&gt;0;1;0)*[.$O21]" office:value-type="float" office:value="0" calcext:value-type="float">
            <text:p/>
          </table:table-cell>
          <table:table-cell table:formula="of:=IF(BITAND([.$R21];BITLSHIFT(1;[.AL$2]))&gt;0;1;0)*[.$O21]" office:value-type="float" office:value="0" calcext:value-type="float">
            <text:p/>
          </table:table-cell>
          <table:table-cell table:formula="of:=IF(BITAND([.$R21];BITLSHIFT(1;[.AM$2]))&gt;0;1;0)*[.$O21]" office:value-type="float" office:value="0" calcext:value-type="float">
            <text:p/>
          </table:table-cell>
          <table:table-cell table:formula="of:=IF(BITAND([.$R21];BITLSHIFT(1;[.AN$2]))&gt;0;1;0)*[.$O21]" office:value-type="float" office:value="0" calcext:value-type="float">
            <text:p/>
          </table:table-cell>
          <table:table-cell table:formula="of:=IF(BITAND([.$R21];BITLSHIFT(1;[.AO$2]))&gt;0;1;0)*[.$O21]" office:value-type="float" office:value="0" calcext:value-type="float">
            <text:p/>
          </table:table-cell>
          <table:table-cell table:formula="of:=IF(BITAND([.$R21];BITLSHIFT(1;[.AP$2]))&gt;0;1;0)*[.$O21]" office:value-type="float" office:value="0" calcext:value-type="float">
            <text:p/>
          </table:table-cell>
          <table:table-cell table:formula="of:=IF(BITAND([.$R21];BITLSHIFT(1;[.AQ$2]))&gt;0;1;0)*[.$O21]" office:value-type="float" office:value="0" calcext:value-type="float">
            <text:p/>
          </table:table-cell>
          <table:table-cell table:formula="of:=IF(BITAND([.$R21];BITLSHIFT(1;[.AR$2]))&gt;0;1;0)*[.$O21]" office:value-type="float" office:value="0" calcext:value-type="float">
            <text:p/>
          </table:table-cell>
          <table:table-cell table:formula="of:=IF(BITAND([.$R21];BITLSHIFT(1;[.AS$2]))&gt;0;1;0)*[.$O21]" office:value-type="float" office:value="0" calcext:value-type="float">
            <text:p/>
          </table:table-cell>
          <table:table-cell table:formula="of:=IF(BITAND([.$R21];BITLSHIFT(1;[.AT$2]))&gt;0;1;0)*[.$O21]" office:value-type="float" office:value="0" calcext:value-type="float">
            <text:p/>
          </table:table-cell>
          <table:table-cell table:formula="of:=IF(BITAND([.$R21];BITLSHIFT(1;[.AU$2]))&gt;0;1;0)*[.$O21]" office:value-type="float" office:value="0" calcext:value-type="float">
            <text:p/>
          </table:table-cell>
          <table:table-cell table:formula="of:=IF(BITAND([.$R21];BITLSHIFT(1;[.AV$2]))&gt;0;1;0)*[.$O21]" office:value-type="float" office:value="0" calcext:value-type="float">
            <text:p/>
          </table:table-cell>
          <table:table-cell table:formula="of:=IF(BITAND([.$R21];BITLSHIFT(1;[.AW$2]))&gt;0;1;0)*[.$O21]" office:value-type="float" office:value="0" calcext:value-type="float">
            <text:p/>
          </table:table-cell>
          <table:table-cell table:formula="of:=IF(BITAND([.$R21];BITLSHIFT(1;[.AX$2]))&gt;0;1;0)*[.$O21]" office:value-type="float" office:value="0" calcext:value-type="float">
            <text:p/>
          </table:table-cell>
          <table:table-cell table:formula="of:=IF(BITAND([.$Q21];BITLSHIFT(1;[.AY$2]))&gt;0;1;0)*[.$O21]" office:value-type="float" office:value="0" calcext:value-type="float">
            <text:p/>
          </table:table-cell>
          <table:table-cell table:formula="of:=IF(BITAND([.$Q21];BITLSHIFT(1;[.AZ$2]))&gt;0;1;0)*[.$O21]" office:value-type="float" office:value="0" calcext:value-type="float">
            <text:p/>
          </table:table-cell>
          <table:table-cell table:formula="of:=IF(BITAND([.$Q21];BITLSHIFT(1;[.BA$2]))&gt;0;1;0)*[.$O21]" office:value-type="float" office:value="0" calcext:value-type="float">
            <text:p/>
          </table:table-cell>
          <table:table-cell table:formula="of:=IF(BITAND([.$Q21];BITLSHIFT(1;[.BB$2]))&gt;0;1;0)*[.$O21]" office:value-type="float" office:value="0" calcext:value-type="float">
            <text:p/>
          </table:table-cell>
          <table:table-cell table:formula="of:=IF(BITAND([.$Q21];BITLSHIFT(1;[.BC$2]))&gt;0;1;0)*[.$O21]" office:value-type="float" office:value="0" calcext:value-type="float">
            <text:p/>
          </table:table-cell>
          <table:table-cell table:formula="of:=IF(BITAND([.$Q21];BITLSHIFT(1;[.BD$2]))&gt;0;1;0)*[.$O21]" office:value-type="float" office:value="0" calcext:value-type="float">
            <text:p/>
          </table:table-cell>
          <table:table-cell table:formula="of:=IF(BITAND([.$Q21];BITLSHIFT(1;[.BE$2]))&gt;0;1;0)*[.$O21]" office:value-type="float" office:value="0" calcext:value-type="float">
            <text:p/>
          </table:table-cell>
          <table:table-cell table:formula="of:=IF(BITAND([.$Q21];BITLSHIFT(1;[.BF$2]))&gt;0;1;0)*[.$O21]" office:value-type="float" office:value="0" calcext:value-type="float">
            <text:p/>
          </table:table-cell>
          <table:table-cell table:formula="of:=IF(BITAND([.$Q21];BITLSHIFT(1;[.BG$2]))&gt;0;1;0)*[.$O21]" office:value-type="float" office:value="0" calcext:value-type="float">
            <text:p/>
          </table:table-cell>
          <table:table-cell table:formula="of:=IF(BITAND([.$Q21];BITLSHIFT(1;[.BH$2]))&gt;0;1;0)*[.$O21]" office:value-type="float" office:value="0" calcext:value-type="float">
            <text:p/>
          </table:table-cell>
          <table:table-cell table:formula="of:=IF(BITAND([.$Q21];BITLSHIFT(1;[.BI$2]))&gt;0;1;0)*[.$O21]" office:value-type="float" office:value="0" calcext:value-type="float">
            <text:p/>
          </table:table-cell>
          <table:table-cell table:formula="of:=IF(BITAND([.$Q21];BITLSHIFT(1;[.BJ$2]))&gt;0;1;0)*[.$O21]" office:value-type="float" office:value="0" calcext:value-type="float">
            <text:p/>
          </table:table-cell>
          <table:table-cell table:formula="of:=IF(BITAND([.$Q21];BITLSHIFT(1;[.BK$2]))&gt;0;1;0)*[.$O21]" office:value-type="float" office:value="0" calcext:value-type="float">
            <text:p/>
          </table:table-cell>
          <table:table-cell table:formula="of:=IF(BITAND([.$Q21];BITLSHIFT(1;[.BL$2]))&gt;0;1;0)*[.$O21]" office:value-type="float" office:value="0" calcext:value-type="float">
            <text:p/>
          </table:table-cell>
          <table:table-cell table:formula="of:=IF(BITAND([.$Q21];BITLSHIFT(1;[.BM$2]))&gt;0;1;0)*[.$O21]" office:value-type="float" office:value="0" calcext:value-type="float">
            <text:p/>
          </table:table-cell>
          <table:table-cell table:formula="of:=IF(BITAND([.$Q21];BITLSHIFT(1;[.BN$2]))&gt;0;1;0)*[.$O21]" office:value-type="float" office:value="0" calcext:value-type="float">
            <text:p/>
          </table:table-cell>
          <table:table-cell table:formula="of:=IF(BITAND([.$Q21];BITLSHIFT(1;[.BO$2]))&gt;0;1;0)*[.$O21]" office:value-type="float" office:value="0" calcext:value-type="float">
            <text:p/>
          </table:table-cell>
          <table:table-cell table:formula="of:=IF(BITAND([.$Q21];BITLSHIFT(1;[.BP$2]))&gt;0;1;0)*[.$O21]" office:value-type="float" office:value="0" calcext:value-type="float">
            <text:p/>
          </table:table-cell>
          <table:table-cell table:formula="of:=IF(BITAND([.$Q21];BITLSHIFT(1;[.BQ$2]))&gt;0;1;0)*[.$O21]" office:value-type="float" office:value="0" calcext:value-type="float">
            <text:p/>
          </table:table-cell>
          <table:table-cell table:formula="of:=IF(BITAND([.$Q21];BITLSHIFT(1;[.BR$2]))&gt;0;1;0)*[.$O21]" office:value-type="float" office:value="0" calcext:value-type="float">
            <text:p/>
          </table:table-cell>
          <table:table-cell table:formula="of:=IF(BITAND([.$Q21];BITLSHIFT(1;[.BS$2]))&gt;0;1;0)*[.$O21]" office:value-type="float" office:value="0" calcext:value-type="float">
            <text:p/>
          </table:table-cell>
          <table:table-cell table:formula="of:=IF(BITAND([.$Q21];BITLSHIFT(1;[.BT$2]))&gt;0;1;0)*[.$O21]" office:value-type="float" office:value="0" calcext:value-type="float">
            <text:p/>
          </table:table-cell>
          <table:table-cell table:formula="of:=IF(BITAND([.$Q21];BITLSHIFT(1;[.BU$2]))&gt;0;1;0)*[.$O21]" office:value-type="float" office:value="0" calcext:value-type="float">
            <text:p/>
          </table:table-cell>
          <table:table-cell table:formula="of:=IF(BITAND([.$Q21];BITLSHIFT(1;[.BV$2]))&gt;0;1;0)*[.$O21]" office:value-type="float" office:value="0" calcext:value-type="float">
            <text:p/>
          </table:table-cell>
          <table:table-cell table:formula="of:=IF(BITAND([.$Q21];BITLSHIFT(1;[.BW$2]))&gt;0;1;0)*[.$O21]" office:value-type="float" office:value="0" calcext:value-type="float">
            <text:p/>
          </table:table-cell>
          <table:table-cell table:formula="of:=IF(BITAND([.$Q21];BITLSHIFT(1;[.BX$2]))&gt;0;1;0)*[.$O21]" office:value-type="float" office:value="0" calcext:value-type="float">
            <text:p/>
          </table:table-cell>
          <table:table-cell table:formula="of:=IF(BITAND([.$Q21];BITLSHIFT(1;[.BY$2]))&gt;0;1;0)*[.$O21]" office:value-type="float" office:value="0" calcext:value-type="float">
            <text:p/>
          </table:table-cell>
          <table:table-cell table:formula="of:=IF(BITAND([.$Q21];BITLSHIFT(1;[.BZ$2]))&gt;0;1;0)*[.$O21]" office:value-type="float" office:value="0" calcext:value-type="float">
            <text:p/>
          </table:table-cell>
          <table:table-cell table:formula="of:=IF(BITAND([.$Q21];BITLSHIFT(1;[.CA$2]))&gt;0;1;0)*[.$O21]" office:value-type="float" office:value="0" calcext:value-type="float">
            <text:p/>
          </table:table-cell>
          <table:table-cell table:formula="of:=IF(BITAND([.$Q21];BITLSHIFT(1;[.CB$2]))&gt;0;1;0)*[.$O21]" office:value-type="float" office:value="0" calcext:value-type="float">
            <text:p/>
          </table:table-cell>
          <table:table-cell table:formula="of:=IF(BITAND([.$Q21];BITLSHIFT(1;[.CC$2]))&gt;0;1;0)*[.$O21]" office:value-type="float" office:value="0" calcext:value-type="float">
            <text:p/>
          </table:table-cell>
          <table:table-cell table:formula="of:=IF(BITAND([.$Q21];BITLSHIFT(1;[.CD$2]))&gt;0;1;0)*[.$O2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2];10) ;16)" office:value-type="float" office:value="0" calcext:value-type="float">
            <text:p/>
          </table:table-cell>
          <table:table-cell table:formula="of:=DECIMAL(RIGHT([.N22];8) ;16)" office:value-type="float" office:value="0" calcext:value-type="float">
            <text:p/>
          </table:table-cell>
          <table:table-cell table:formula="of:=IF(BITAND([.$R22];BITLSHIFT(1;[.S$2]))&gt;0;1;0)*[.$O22]" office:value-type="float" office:value="0" calcext:value-type="float">
            <text:p/>
          </table:table-cell>
          <table:table-cell table:formula="of:=IF(BITAND([.$R22];BITLSHIFT(1;[.T$2]))&gt;0;1;0)*[.$O22]" office:value-type="float" office:value="0" calcext:value-type="float">
            <text:p/>
          </table:table-cell>
          <table:table-cell table:formula="of:=IF(BITAND([.$R22];BITLSHIFT(1;[.U$2]))&gt;0;1;0)*[.$O22]" office:value-type="float" office:value="0" calcext:value-type="float">
            <text:p/>
          </table:table-cell>
          <table:table-cell table:formula="of:=IF(BITAND([.$R22];BITLSHIFT(1;[.V$2]))&gt;0;1;0)*[.$O22]" office:value-type="float" office:value="0" calcext:value-type="float">
            <text:p/>
          </table:table-cell>
          <table:table-cell table:formula="of:=IF(BITAND([.$R22];BITLSHIFT(1;[.W$2]))&gt;0;1;0)*[.$O22]" office:value-type="float" office:value="0" calcext:value-type="float">
            <text:p/>
          </table:table-cell>
          <table:table-cell table:formula="of:=IF(BITAND([.$R22];BITLSHIFT(1;[.X$2]))&gt;0;1;0)*[.$O22]" office:value-type="float" office:value="0" calcext:value-type="float">
            <text:p/>
          </table:table-cell>
          <table:table-cell table:formula="of:=IF(BITAND([.$R22];BITLSHIFT(1;[.Y$2]))&gt;0;1;0)*[.$O22]" office:value-type="float" office:value="0" calcext:value-type="float">
            <text:p/>
          </table:table-cell>
          <table:table-cell table:formula="of:=IF(BITAND([.$R22];BITLSHIFT(1;[.Z$2]))&gt;0;1;0)*[.$O22]" office:value-type="float" office:value="0" calcext:value-type="float">
            <text:p/>
          </table:table-cell>
          <table:table-cell table:formula="of:=IF(BITAND([.$R22];BITLSHIFT(1;[.AA$2]))&gt;0;1;0)*[.$O22]" office:value-type="float" office:value="0" calcext:value-type="float">
            <text:p/>
          </table:table-cell>
          <table:table-cell table:formula="of:=IF(BITAND([.$R22];BITLSHIFT(1;[.AB$2]))&gt;0;1;0)*[.$O22]" office:value-type="float" office:value="0" calcext:value-type="float">
            <text:p/>
          </table:table-cell>
          <table:table-cell table:formula="of:=IF(BITAND([.$R22];BITLSHIFT(1;[.AC$2]))&gt;0;1;0)*[.$O22]" office:value-type="float" office:value="0" calcext:value-type="float">
            <text:p/>
          </table:table-cell>
          <table:table-cell table:formula="of:=IF(BITAND([.$R22];BITLSHIFT(1;[.AD$2]))&gt;0;1;0)*[.$O22]" office:value-type="float" office:value="0" calcext:value-type="float">
            <text:p/>
          </table:table-cell>
          <table:table-cell table:formula="of:=IF(BITAND([.$R22];BITLSHIFT(1;[.AE$2]))&gt;0;1;0)*[.$O22]" office:value-type="float" office:value="0" calcext:value-type="float">
            <text:p/>
          </table:table-cell>
          <table:table-cell table:formula="of:=IF(BITAND([.$R22];BITLSHIFT(1;[.AF$2]))&gt;0;1;0)*[.$O22]" office:value-type="float" office:value="0" calcext:value-type="float">
            <text:p/>
          </table:table-cell>
          <table:table-cell table:formula="of:=IF(BITAND([.$R22];BITLSHIFT(1;[.AG$2]))&gt;0;1;0)*[.$O22]" office:value-type="float" office:value="0" calcext:value-type="float">
            <text:p/>
          </table:table-cell>
          <table:table-cell table:formula="of:=IF(BITAND([.$R22];BITLSHIFT(1;[.AH$2]))&gt;0;1;0)*[.$O22]" office:value-type="float" office:value="0" calcext:value-type="float">
            <text:p/>
          </table:table-cell>
          <table:table-cell table:formula="of:=IF(BITAND([.$R22];BITLSHIFT(1;[.AI$2]))&gt;0;1;0)*[.$O22]" office:value-type="float" office:value="0" calcext:value-type="float">
            <text:p/>
          </table:table-cell>
          <table:table-cell table:formula="of:=IF(BITAND([.$R22];BITLSHIFT(1;[.AJ$2]))&gt;0;1;0)*[.$O22]" office:value-type="float" office:value="0" calcext:value-type="float">
            <text:p/>
          </table:table-cell>
          <table:table-cell table:formula="of:=IF(BITAND([.$R22];BITLSHIFT(1;[.AK$2]))&gt;0;1;0)*[.$O22]" office:value-type="float" office:value="0" calcext:value-type="float">
            <text:p/>
          </table:table-cell>
          <table:table-cell table:formula="of:=IF(BITAND([.$R22];BITLSHIFT(1;[.AL$2]))&gt;0;1;0)*[.$O22]" office:value-type="float" office:value="0" calcext:value-type="float">
            <text:p/>
          </table:table-cell>
          <table:table-cell table:formula="of:=IF(BITAND([.$R22];BITLSHIFT(1;[.AM$2]))&gt;0;1;0)*[.$O22]" office:value-type="float" office:value="0" calcext:value-type="float">
            <text:p/>
          </table:table-cell>
          <table:table-cell table:formula="of:=IF(BITAND([.$R22];BITLSHIFT(1;[.AN$2]))&gt;0;1;0)*[.$O22]" office:value-type="float" office:value="0" calcext:value-type="float">
            <text:p/>
          </table:table-cell>
          <table:table-cell table:formula="of:=IF(BITAND([.$R22];BITLSHIFT(1;[.AO$2]))&gt;0;1;0)*[.$O22]" office:value-type="float" office:value="0" calcext:value-type="float">
            <text:p/>
          </table:table-cell>
          <table:table-cell table:formula="of:=IF(BITAND([.$R22];BITLSHIFT(1;[.AP$2]))&gt;0;1;0)*[.$O22]" office:value-type="float" office:value="0" calcext:value-type="float">
            <text:p/>
          </table:table-cell>
          <table:table-cell table:formula="of:=IF(BITAND([.$R22];BITLSHIFT(1;[.AQ$2]))&gt;0;1;0)*[.$O22]" office:value-type="float" office:value="0" calcext:value-type="float">
            <text:p/>
          </table:table-cell>
          <table:table-cell table:formula="of:=IF(BITAND([.$R22];BITLSHIFT(1;[.AR$2]))&gt;0;1;0)*[.$O22]" office:value-type="float" office:value="0" calcext:value-type="float">
            <text:p/>
          </table:table-cell>
          <table:table-cell table:formula="of:=IF(BITAND([.$R22];BITLSHIFT(1;[.AS$2]))&gt;0;1;0)*[.$O22]" office:value-type="float" office:value="0" calcext:value-type="float">
            <text:p/>
          </table:table-cell>
          <table:table-cell table:formula="of:=IF(BITAND([.$R22];BITLSHIFT(1;[.AT$2]))&gt;0;1;0)*[.$O22]" office:value-type="float" office:value="0" calcext:value-type="float">
            <text:p/>
          </table:table-cell>
          <table:table-cell table:formula="of:=IF(BITAND([.$R22];BITLSHIFT(1;[.AU$2]))&gt;0;1;0)*[.$O22]" office:value-type="float" office:value="0" calcext:value-type="float">
            <text:p/>
          </table:table-cell>
          <table:table-cell table:formula="of:=IF(BITAND([.$R22];BITLSHIFT(1;[.AV$2]))&gt;0;1;0)*[.$O22]" office:value-type="float" office:value="0" calcext:value-type="float">
            <text:p/>
          </table:table-cell>
          <table:table-cell table:formula="of:=IF(BITAND([.$R22];BITLSHIFT(1;[.AW$2]))&gt;0;1;0)*[.$O22]" office:value-type="float" office:value="0" calcext:value-type="float">
            <text:p/>
          </table:table-cell>
          <table:table-cell table:formula="of:=IF(BITAND([.$R22];BITLSHIFT(1;[.AX$2]))&gt;0;1;0)*[.$O22]" office:value-type="float" office:value="0" calcext:value-type="float">
            <text:p/>
          </table:table-cell>
          <table:table-cell table:formula="of:=IF(BITAND([.$Q22];BITLSHIFT(1;[.AY$2]))&gt;0;1;0)*[.$O22]" office:value-type="float" office:value="0" calcext:value-type="float">
            <text:p/>
          </table:table-cell>
          <table:table-cell table:formula="of:=IF(BITAND([.$Q22];BITLSHIFT(1;[.AZ$2]))&gt;0;1;0)*[.$O22]" office:value-type="float" office:value="0" calcext:value-type="float">
            <text:p/>
          </table:table-cell>
          <table:table-cell table:formula="of:=IF(BITAND([.$Q22];BITLSHIFT(1;[.BA$2]))&gt;0;1;0)*[.$O22]" office:value-type="float" office:value="0" calcext:value-type="float">
            <text:p/>
          </table:table-cell>
          <table:table-cell table:formula="of:=IF(BITAND([.$Q22];BITLSHIFT(1;[.BB$2]))&gt;0;1;0)*[.$O22]" office:value-type="float" office:value="0" calcext:value-type="float">
            <text:p/>
          </table:table-cell>
          <table:table-cell table:formula="of:=IF(BITAND([.$Q22];BITLSHIFT(1;[.BC$2]))&gt;0;1;0)*[.$O22]" office:value-type="float" office:value="0" calcext:value-type="float">
            <text:p/>
          </table:table-cell>
          <table:table-cell table:formula="of:=IF(BITAND([.$Q22];BITLSHIFT(1;[.BD$2]))&gt;0;1;0)*[.$O22]" office:value-type="float" office:value="0" calcext:value-type="float">
            <text:p/>
          </table:table-cell>
          <table:table-cell table:formula="of:=IF(BITAND([.$Q22];BITLSHIFT(1;[.BE$2]))&gt;0;1;0)*[.$O22]" office:value-type="float" office:value="0" calcext:value-type="float">
            <text:p/>
          </table:table-cell>
          <table:table-cell table:formula="of:=IF(BITAND([.$Q22];BITLSHIFT(1;[.BF$2]))&gt;0;1;0)*[.$O22]" office:value-type="float" office:value="0" calcext:value-type="float">
            <text:p/>
          </table:table-cell>
          <table:table-cell table:formula="of:=IF(BITAND([.$Q22];BITLSHIFT(1;[.BG$2]))&gt;0;1;0)*[.$O22]" office:value-type="float" office:value="0" calcext:value-type="float">
            <text:p/>
          </table:table-cell>
          <table:table-cell table:formula="of:=IF(BITAND([.$Q22];BITLSHIFT(1;[.BH$2]))&gt;0;1;0)*[.$O22]" office:value-type="float" office:value="0" calcext:value-type="float">
            <text:p/>
          </table:table-cell>
          <table:table-cell table:formula="of:=IF(BITAND([.$Q22];BITLSHIFT(1;[.BI$2]))&gt;0;1;0)*[.$O22]" office:value-type="float" office:value="0" calcext:value-type="float">
            <text:p/>
          </table:table-cell>
          <table:table-cell table:formula="of:=IF(BITAND([.$Q22];BITLSHIFT(1;[.BJ$2]))&gt;0;1;0)*[.$O22]" office:value-type="float" office:value="0" calcext:value-type="float">
            <text:p/>
          </table:table-cell>
          <table:table-cell table:formula="of:=IF(BITAND([.$Q22];BITLSHIFT(1;[.BK$2]))&gt;0;1;0)*[.$O22]" office:value-type="float" office:value="0" calcext:value-type="float">
            <text:p/>
          </table:table-cell>
          <table:table-cell table:formula="of:=IF(BITAND([.$Q22];BITLSHIFT(1;[.BL$2]))&gt;0;1;0)*[.$O22]" office:value-type="float" office:value="0" calcext:value-type="float">
            <text:p/>
          </table:table-cell>
          <table:table-cell table:formula="of:=IF(BITAND([.$Q22];BITLSHIFT(1;[.BM$2]))&gt;0;1;0)*[.$O22]" office:value-type="float" office:value="0" calcext:value-type="float">
            <text:p/>
          </table:table-cell>
          <table:table-cell table:formula="of:=IF(BITAND([.$Q22];BITLSHIFT(1;[.BN$2]))&gt;0;1;0)*[.$O22]" office:value-type="float" office:value="0" calcext:value-type="float">
            <text:p/>
          </table:table-cell>
          <table:table-cell table:formula="of:=IF(BITAND([.$Q22];BITLSHIFT(1;[.BO$2]))&gt;0;1;0)*[.$O22]" office:value-type="float" office:value="0" calcext:value-type="float">
            <text:p/>
          </table:table-cell>
          <table:table-cell table:formula="of:=IF(BITAND([.$Q22];BITLSHIFT(1;[.BP$2]))&gt;0;1;0)*[.$O22]" office:value-type="float" office:value="0" calcext:value-type="float">
            <text:p/>
          </table:table-cell>
          <table:table-cell table:formula="of:=IF(BITAND([.$Q22];BITLSHIFT(1;[.BQ$2]))&gt;0;1;0)*[.$O22]" office:value-type="float" office:value="0" calcext:value-type="float">
            <text:p/>
          </table:table-cell>
          <table:table-cell table:formula="of:=IF(BITAND([.$Q22];BITLSHIFT(1;[.BR$2]))&gt;0;1;0)*[.$O22]" office:value-type="float" office:value="0" calcext:value-type="float">
            <text:p/>
          </table:table-cell>
          <table:table-cell table:formula="of:=IF(BITAND([.$Q22];BITLSHIFT(1;[.BS$2]))&gt;0;1;0)*[.$O22]" office:value-type="float" office:value="0" calcext:value-type="float">
            <text:p/>
          </table:table-cell>
          <table:table-cell table:formula="of:=IF(BITAND([.$Q22];BITLSHIFT(1;[.BT$2]))&gt;0;1;0)*[.$O22]" office:value-type="float" office:value="0" calcext:value-type="float">
            <text:p/>
          </table:table-cell>
          <table:table-cell table:formula="of:=IF(BITAND([.$Q22];BITLSHIFT(1;[.BU$2]))&gt;0;1;0)*[.$O22]" office:value-type="float" office:value="0" calcext:value-type="float">
            <text:p/>
          </table:table-cell>
          <table:table-cell table:formula="of:=IF(BITAND([.$Q22];BITLSHIFT(1;[.BV$2]))&gt;0;1;0)*[.$O22]" office:value-type="float" office:value="0" calcext:value-type="float">
            <text:p/>
          </table:table-cell>
          <table:table-cell table:formula="of:=IF(BITAND([.$Q22];BITLSHIFT(1;[.BW$2]))&gt;0;1;0)*[.$O22]" office:value-type="float" office:value="0" calcext:value-type="float">
            <text:p/>
          </table:table-cell>
          <table:table-cell table:formula="of:=IF(BITAND([.$Q22];BITLSHIFT(1;[.BX$2]))&gt;0;1;0)*[.$O22]" office:value-type="float" office:value="0" calcext:value-type="float">
            <text:p/>
          </table:table-cell>
          <table:table-cell table:formula="of:=IF(BITAND([.$Q22];BITLSHIFT(1;[.BY$2]))&gt;0;1;0)*[.$O22]" office:value-type="float" office:value="0" calcext:value-type="float">
            <text:p/>
          </table:table-cell>
          <table:table-cell table:formula="of:=IF(BITAND([.$Q22];BITLSHIFT(1;[.BZ$2]))&gt;0;1;0)*[.$O22]" office:value-type="float" office:value="0" calcext:value-type="float">
            <text:p/>
          </table:table-cell>
          <table:table-cell table:formula="of:=IF(BITAND([.$Q22];BITLSHIFT(1;[.CA$2]))&gt;0;1;0)*[.$O22]" office:value-type="float" office:value="0" calcext:value-type="float">
            <text:p/>
          </table:table-cell>
          <table:table-cell table:formula="of:=IF(BITAND([.$Q22];BITLSHIFT(1;[.CB$2]))&gt;0;1;0)*[.$O22]" office:value-type="float" office:value="0" calcext:value-type="float">
            <text:p/>
          </table:table-cell>
          <table:table-cell table:formula="of:=IF(BITAND([.$Q22];BITLSHIFT(1;[.CC$2]))&gt;0;1;0)*[.$O22]" office:value-type="float" office:value="0" calcext:value-type="float">
            <text:p/>
          </table:table-cell>
          <table:table-cell table:formula="of:=IF(BITAND([.$Q22];BITLSHIFT(1;[.CD$2]))&gt;0;1;0)*[.$O2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3];10) ;16)" office:value-type="float" office:value="0" calcext:value-type="float">
            <text:p/>
          </table:table-cell>
          <table:table-cell table:formula="of:=DECIMAL(RIGHT([.N23];8) ;16)" office:value-type="float" office:value="0" calcext:value-type="float">
            <text:p/>
          </table:table-cell>
          <table:table-cell table:formula="of:=IF(BITAND([.$R23];BITLSHIFT(1;[.S$2]))&gt;0;1;0)*[.$O23]" office:value-type="float" office:value="0" calcext:value-type="float">
            <text:p/>
          </table:table-cell>
          <table:table-cell table:formula="of:=IF(BITAND([.$R23];BITLSHIFT(1;[.T$2]))&gt;0;1;0)*[.$O23]" office:value-type="float" office:value="0" calcext:value-type="float">
            <text:p/>
          </table:table-cell>
          <table:table-cell table:formula="of:=IF(BITAND([.$R23];BITLSHIFT(1;[.U$2]))&gt;0;1;0)*[.$O23]" office:value-type="float" office:value="0" calcext:value-type="float">
            <text:p/>
          </table:table-cell>
          <table:table-cell table:formula="of:=IF(BITAND([.$R23];BITLSHIFT(1;[.V$2]))&gt;0;1;0)*[.$O23]" office:value-type="float" office:value="0" calcext:value-type="float">
            <text:p/>
          </table:table-cell>
          <table:table-cell table:formula="of:=IF(BITAND([.$R23];BITLSHIFT(1;[.W$2]))&gt;0;1;0)*[.$O23]" office:value-type="float" office:value="0" calcext:value-type="float">
            <text:p/>
          </table:table-cell>
          <table:table-cell table:formula="of:=IF(BITAND([.$R23];BITLSHIFT(1;[.X$2]))&gt;0;1;0)*[.$O23]" office:value-type="float" office:value="0" calcext:value-type="float">
            <text:p/>
          </table:table-cell>
          <table:table-cell table:formula="of:=IF(BITAND([.$R23];BITLSHIFT(1;[.Y$2]))&gt;0;1;0)*[.$O23]" office:value-type="float" office:value="0" calcext:value-type="float">
            <text:p/>
          </table:table-cell>
          <table:table-cell table:formula="of:=IF(BITAND([.$R23];BITLSHIFT(1;[.Z$2]))&gt;0;1;0)*[.$O23]" office:value-type="float" office:value="0" calcext:value-type="float">
            <text:p/>
          </table:table-cell>
          <table:table-cell table:formula="of:=IF(BITAND([.$R23];BITLSHIFT(1;[.AA$2]))&gt;0;1;0)*[.$O23]" office:value-type="float" office:value="0" calcext:value-type="float">
            <text:p/>
          </table:table-cell>
          <table:table-cell table:formula="of:=IF(BITAND([.$R23];BITLSHIFT(1;[.AB$2]))&gt;0;1;0)*[.$O23]" office:value-type="float" office:value="0" calcext:value-type="float">
            <text:p/>
          </table:table-cell>
          <table:table-cell table:formula="of:=IF(BITAND([.$R23];BITLSHIFT(1;[.AC$2]))&gt;0;1;0)*[.$O23]" office:value-type="float" office:value="0" calcext:value-type="float">
            <text:p/>
          </table:table-cell>
          <table:table-cell table:formula="of:=IF(BITAND([.$R23];BITLSHIFT(1;[.AD$2]))&gt;0;1;0)*[.$O23]" office:value-type="float" office:value="0" calcext:value-type="float">
            <text:p/>
          </table:table-cell>
          <table:table-cell table:formula="of:=IF(BITAND([.$R23];BITLSHIFT(1;[.AE$2]))&gt;0;1;0)*[.$O23]" office:value-type="float" office:value="0" calcext:value-type="float">
            <text:p/>
          </table:table-cell>
          <table:table-cell table:formula="of:=IF(BITAND([.$R23];BITLSHIFT(1;[.AF$2]))&gt;0;1;0)*[.$O23]" office:value-type="float" office:value="0" calcext:value-type="float">
            <text:p/>
          </table:table-cell>
          <table:table-cell table:formula="of:=IF(BITAND([.$R23];BITLSHIFT(1;[.AG$2]))&gt;0;1;0)*[.$O23]" office:value-type="float" office:value="0" calcext:value-type="float">
            <text:p/>
          </table:table-cell>
          <table:table-cell table:formula="of:=IF(BITAND([.$R23];BITLSHIFT(1;[.AH$2]))&gt;0;1;0)*[.$O23]" office:value-type="float" office:value="0" calcext:value-type="float">
            <text:p/>
          </table:table-cell>
          <table:table-cell table:formula="of:=IF(BITAND([.$R23];BITLSHIFT(1;[.AI$2]))&gt;0;1;0)*[.$O23]" office:value-type="float" office:value="0" calcext:value-type="float">
            <text:p/>
          </table:table-cell>
          <table:table-cell table:formula="of:=IF(BITAND([.$R23];BITLSHIFT(1;[.AJ$2]))&gt;0;1;0)*[.$O23]" office:value-type="float" office:value="0" calcext:value-type="float">
            <text:p/>
          </table:table-cell>
          <table:table-cell table:formula="of:=IF(BITAND([.$R23];BITLSHIFT(1;[.AK$2]))&gt;0;1;0)*[.$O23]" office:value-type="float" office:value="0" calcext:value-type="float">
            <text:p/>
          </table:table-cell>
          <table:table-cell table:formula="of:=IF(BITAND([.$R23];BITLSHIFT(1;[.AL$2]))&gt;0;1;0)*[.$O23]" office:value-type="float" office:value="0" calcext:value-type="float">
            <text:p/>
          </table:table-cell>
          <table:table-cell table:formula="of:=IF(BITAND([.$R23];BITLSHIFT(1;[.AM$2]))&gt;0;1;0)*[.$O23]" office:value-type="float" office:value="0" calcext:value-type="float">
            <text:p/>
          </table:table-cell>
          <table:table-cell table:formula="of:=IF(BITAND([.$R23];BITLSHIFT(1;[.AN$2]))&gt;0;1;0)*[.$O23]" office:value-type="float" office:value="0" calcext:value-type="float">
            <text:p/>
          </table:table-cell>
          <table:table-cell table:formula="of:=IF(BITAND([.$R23];BITLSHIFT(1;[.AO$2]))&gt;0;1;0)*[.$O23]" office:value-type="float" office:value="0" calcext:value-type="float">
            <text:p/>
          </table:table-cell>
          <table:table-cell table:formula="of:=IF(BITAND([.$R23];BITLSHIFT(1;[.AP$2]))&gt;0;1;0)*[.$O23]" office:value-type="float" office:value="0" calcext:value-type="float">
            <text:p/>
          </table:table-cell>
          <table:table-cell table:formula="of:=IF(BITAND([.$R23];BITLSHIFT(1;[.AQ$2]))&gt;0;1;0)*[.$O23]" office:value-type="float" office:value="0" calcext:value-type="float">
            <text:p/>
          </table:table-cell>
          <table:table-cell table:formula="of:=IF(BITAND([.$R23];BITLSHIFT(1;[.AR$2]))&gt;0;1;0)*[.$O23]" office:value-type="float" office:value="0" calcext:value-type="float">
            <text:p/>
          </table:table-cell>
          <table:table-cell table:formula="of:=IF(BITAND([.$R23];BITLSHIFT(1;[.AS$2]))&gt;0;1;0)*[.$O23]" office:value-type="float" office:value="0" calcext:value-type="float">
            <text:p/>
          </table:table-cell>
          <table:table-cell table:formula="of:=IF(BITAND([.$R23];BITLSHIFT(1;[.AT$2]))&gt;0;1;0)*[.$O23]" office:value-type="float" office:value="0" calcext:value-type="float">
            <text:p/>
          </table:table-cell>
          <table:table-cell table:formula="of:=IF(BITAND([.$R23];BITLSHIFT(1;[.AU$2]))&gt;0;1;0)*[.$O23]" office:value-type="float" office:value="0" calcext:value-type="float">
            <text:p/>
          </table:table-cell>
          <table:table-cell table:formula="of:=IF(BITAND([.$R23];BITLSHIFT(1;[.AV$2]))&gt;0;1;0)*[.$O23]" office:value-type="float" office:value="0" calcext:value-type="float">
            <text:p/>
          </table:table-cell>
          <table:table-cell table:formula="of:=IF(BITAND([.$R23];BITLSHIFT(1;[.AW$2]))&gt;0;1;0)*[.$O23]" office:value-type="float" office:value="0" calcext:value-type="float">
            <text:p/>
          </table:table-cell>
          <table:table-cell table:formula="of:=IF(BITAND([.$R23];BITLSHIFT(1;[.AX$2]))&gt;0;1;0)*[.$O23]" office:value-type="float" office:value="0" calcext:value-type="float">
            <text:p/>
          </table:table-cell>
          <table:table-cell table:formula="of:=IF(BITAND([.$Q23];BITLSHIFT(1;[.AY$2]))&gt;0;1;0)*[.$O23]" office:value-type="float" office:value="0" calcext:value-type="float">
            <text:p/>
          </table:table-cell>
          <table:table-cell table:formula="of:=IF(BITAND([.$Q23];BITLSHIFT(1;[.AZ$2]))&gt;0;1;0)*[.$O23]" office:value-type="float" office:value="0" calcext:value-type="float">
            <text:p/>
          </table:table-cell>
          <table:table-cell table:formula="of:=IF(BITAND([.$Q23];BITLSHIFT(1;[.BA$2]))&gt;0;1;0)*[.$O23]" office:value-type="float" office:value="0" calcext:value-type="float">
            <text:p/>
          </table:table-cell>
          <table:table-cell table:formula="of:=IF(BITAND([.$Q23];BITLSHIFT(1;[.BB$2]))&gt;0;1;0)*[.$O23]" office:value-type="float" office:value="0" calcext:value-type="float">
            <text:p/>
          </table:table-cell>
          <table:table-cell table:formula="of:=IF(BITAND([.$Q23];BITLSHIFT(1;[.BC$2]))&gt;0;1;0)*[.$O23]" office:value-type="float" office:value="0" calcext:value-type="float">
            <text:p/>
          </table:table-cell>
          <table:table-cell table:formula="of:=IF(BITAND([.$Q23];BITLSHIFT(1;[.BD$2]))&gt;0;1;0)*[.$O23]" office:value-type="float" office:value="0" calcext:value-type="float">
            <text:p/>
          </table:table-cell>
          <table:table-cell table:formula="of:=IF(BITAND([.$Q23];BITLSHIFT(1;[.BE$2]))&gt;0;1;0)*[.$O23]" office:value-type="float" office:value="0" calcext:value-type="float">
            <text:p/>
          </table:table-cell>
          <table:table-cell table:formula="of:=IF(BITAND([.$Q23];BITLSHIFT(1;[.BF$2]))&gt;0;1;0)*[.$O23]" office:value-type="float" office:value="0" calcext:value-type="float">
            <text:p/>
          </table:table-cell>
          <table:table-cell table:formula="of:=IF(BITAND([.$Q23];BITLSHIFT(1;[.BG$2]))&gt;0;1;0)*[.$O23]" office:value-type="float" office:value="0" calcext:value-type="float">
            <text:p/>
          </table:table-cell>
          <table:table-cell table:formula="of:=IF(BITAND([.$Q23];BITLSHIFT(1;[.BH$2]))&gt;0;1;0)*[.$O23]" office:value-type="float" office:value="0" calcext:value-type="float">
            <text:p/>
          </table:table-cell>
          <table:table-cell table:formula="of:=IF(BITAND([.$Q23];BITLSHIFT(1;[.BI$2]))&gt;0;1;0)*[.$O23]" office:value-type="float" office:value="0" calcext:value-type="float">
            <text:p/>
          </table:table-cell>
          <table:table-cell table:formula="of:=IF(BITAND([.$Q23];BITLSHIFT(1;[.BJ$2]))&gt;0;1;0)*[.$O23]" office:value-type="float" office:value="0" calcext:value-type="float">
            <text:p/>
          </table:table-cell>
          <table:table-cell table:formula="of:=IF(BITAND([.$Q23];BITLSHIFT(1;[.BK$2]))&gt;0;1;0)*[.$O23]" office:value-type="float" office:value="0" calcext:value-type="float">
            <text:p/>
          </table:table-cell>
          <table:table-cell table:formula="of:=IF(BITAND([.$Q23];BITLSHIFT(1;[.BL$2]))&gt;0;1;0)*[.$O23]" office:value-type="float" office:value="0" calcext:value-type="float">
            <text:p/>
          </table:table-cell>
          <table:table-cell table:formula="of:=IF(BITAND([.$Q23];BITLSHIFT(1;[.BM$2]))&gt;0;1;0)*[.$O23]" office:value-type="float" office:value="0" calcext:value-type="float">
            <text:p/>
          </table:table-cell>
          <table:table-cell table:formula="of:=IF(BITAND([.$Q23];BITLSHIFT(1;[.BN$2]))&gt;0;1;0)*[.$O23]" office:value-type="float" office:value="0" calcext:value-type="float">
            <text:p/>
          </table:table-cell>
          <table:table-cell table:formula="of:=IF(BITAND([.$Q23];BITLSHIFT(1;[.BO$2]))&gt;0;1;0)*[.$O23]" office:value-type="float" office:value="0" calcext:value-type="float">
            <text:p/>
          </table:table-cell>
          <table:table-cell table:formula="of:=IF(BITAND([.$Q23];BITLSHIFT(1;[.BP$2]))&gt;0;1;0)*[.$O23]" office:value-type="float" office:value="0" calcext:value-type="float">
            <text:p/>
          </table:table-cell>
          <table:table-cell table:formula="of:=IF(BITAND([.$Q23];BITLSHIFT(1;[.BQ$2]))&gt;0;1;0)*[.$O23]" office:value-type="float" office:value="0" calcext:value-type="float">
            <text:p/>
          </table:table-cell>
          <table:table-cell table:formula="of:=IF(BITAND([.$Q23];BITLSHIFT(1;[.BR$2]))&gt;0;1;0)*[.$O23]" office:value-type="float" office:value="0" calcext:value-type="float">
            <text:p/>
          </table:table-cell>
          <table:table-cell table:formula="of:=IF(BITAND([.$Q23];BITLSHIFT(1;[.BS$2]))&gt;0;1;0)*[.$O23]" office:value-type="float" office:value="0" calcext:value-type="float">
            <text:p/>
          </table:table-cell>
          <table:table-cell table:formula="of:=IF(BITAND([.$Q23];BITLSHIFT(1;[.BT$2]))&gt;0;1;0)*[.$O23]" office:value-type="float" office:value="0" calcext:value-type="float">
            <text:p/>
          </table:table-cell>
          <table:table-cell table:formula="of:=IF(BITAND([.$Q23];BITLSHIFT(1;[.BU$2]))&gt;0;1;0)*[.$O23]" office:value-type="float" office:value="0" calcext:value-type="float">
            <text:p/>
          </table:table-cell>
          <table:table-cell table:formula="of:=IF(BITAND([.$Q23];BITLSHIFT(1;[.BV$2]))&gt;0;1;0)*[.$O23]" office:value-type="float" office:value="0" calcext:value-type="float">
            <text:p/>
          </table:table-cell>
          <table:table-cell table:formula="of:=IF(BITAND([.$Q23];BITLSHIFT(1;[.BW$2]))&gt;0;1;0)*[.$O23]" office:value-type="float" office:value="0" calcext:value-type="float">
            <text:p/>
          </table:table-cell>
          <table:table-cell table:formula="of:=IF(BITAND([.$Q23];BITLSHIFT(1;[.BX$2]))&gt;0;1;0)*[.$O23]" office:value-type="float" office:value="0" calcext:value-type="float">
            <text:p/>
          </table:table-cell>
          <table:table-cell table:formula="of:=IF(BITAND([.$Q23];BITLSHIFT(1;[.BY$2]))&gt;0;1;0)*[.$O23]" office:value-type="float" office:value="0" calcext:value-type="float">
            <text:p/>
          </table:table-cell>
          <table:table-cell table:formula="of:=IF(BITAND([.$Q23];BITLSHIFT(1;[.BZ$2]))&gt;0;1;0)*[.$O23]" office:value-type="float" office:value="0" calcext:value-type="float">
            <text:p/>
          </table:table-cell>
          <table:table-cell table:formula="of:=IF(BITAND([.$Q23];BITLSHIFT(1;[.CA$2]))&gt;0;1;0)*[.$O23]" office:value-type="float" office:value="0" calcext:value-type="float">
            <text:p/>
          </table:table-cell>
          <table:table-cell table:formula="of:=IF(BITAND([.$Q23];BITLSHIFT(1;[.CB$2]))&gt;0;1;0)*[.$O23]" office:value-type="float" office:value="0" calcext:value-type="float">
            <text:p/>
          </table:table-cell>
          <table:table-cell table:formula="of:=IF(BITAND([.$Q23];BITLSHIFT(1;[.CC$2]))&gt;0;1;0)*[.$O23]" office:value-type="float" office:value="0" calcext:value-type="float">
            <text:p/>
          </table:table-cell>
          <table:table-cell table:formula="of:=IF(BITAND([.$Q23];BITLSHIFT(1;[.CD$2]))&gt;0;1;0)*[.$O2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4];10) ;16)" office:value-type="float" office:value="0" calcext:value-type="float">
            <text:p/>
          </table:table-cell>
          <table:table-cell table:formula="of:=DECIMAL(RIGHT([.N24];8) ;16)" office:value-type="float" office:value="0" calcext:value-type="float">
            <text:p/>
          </table:table-cell>
          <table:table-cell table:formula="of:=IF(BITAND([.$R24];BITLSHIFT(1;[.S$2]))&gt;0;1;0)*[.$O24]" office:value-type="float" office:value="0" calcext:value-type="float">
            <text:p/>
          </table:table-cell>
          <table:table-cell table:formula="of:=IF(BITAND([.$R24];BITLSHIFT(1;[.T$2]))&gt;0;1;0)*[.$O24]" office:value-type="float" office:value="0" calcext:value-type="float">
            <text:p/>
          </table:table-cell>
          <table:table-cell table:formula="of:=IF(BITAND([.$R24];BITLSHIFT(1;[.U$2]))&gt;0;1;0)*[.$O24]" office:value-type="float" office:value="0" calcext:value-type="float">
            <text:p/>
          </table:table-cell>
          <table:table-cell table:formula="of:=IF(BITAND([.$R24];BITLSHIFT(1;[.V$2]))&gt;0;1;0)*[.$O24]" office:value-type="float" office:value="0" calcext:value-type="float">
            <text:p/>
          </table:table-cell>
          <table:table-cell table:formula="of:=IF(BITAND([.$R24];BITLSHIFT(1;[.W$2]))&gt;0;1;0)*[.$O24]" office:value-type="float" office:value="0" calcext:value-type="float">
            <text:p/>
          </table:table-cell>
          <table:table-cell table:formula="of:=IF(BITAND([.$R24];BITLSHIFT(1;[.X$2]))&gt;0;1;0)*[.$O24]" office:value-type="float" office:value="0" calcext:value-type="float">
            <text:p/>
          </table:table-cell>
          <table:table-cell table:formula="of:=IF(BITAND([.$R24];BITLSHIFT(1;[.Y$2]))&gt;0;1;0)*[.$O24]" office:value-type="float" office:value="0" calcext:value-type="float">
            <text:p/>
          </table:table-cell>
          <table:table-cell table:formula="of:=IF(BITAND([.$R24];BITLSHIFT(1;[.Z$2]))&gt;0;1;0)*[.$O24]" office:value-type="float" office:value="0" calcext:value-type="float">
            <text:p/>
          </table:table-cell>
          <table:table-cell table:formula="of:=IF(BITAND([.$R24];BITLSHIFT(1;[.AA$2]))&gt;0;1;0)*[.$O24]" office:value-type="float" office:value="0" calcext:value-type="float">
            <text:p/>
          </table:table-cell>
          <table:table-cell table:formula="of:=IF(BITAND([.$R24];BITLSHIFT(1;[.AB$2]))&gt;0;1;0)*[.$O24]" office:value-type="float" office:value="0" calcext:value-type="float">
            <text:p/>
          </table:table-cell>
          <table:table-cell table:formula="of:=IF(BITAND([.$R24];BITLSHIFT(1;[.AC$2]))&gt;0;1;0)*[.$O24]" office:value-type="float" office:value="0" calcext:value-type="float">
            <text:p/>
          </table:table-cell>
          <table:table-cell table:formula="of:=IF(BITAND([.$R24];BITLSHIFT(1;[.AD$2]))&gt;0;1;0)*[.$O24]" office:value-type="float" office:value="0" calcext:value-type="float">
            <text:p/>
          </table:table-cell>
          <table:table-cell table:formula="of:=IF(BITAND([.$R24];BITLSHIFT(1;[.AE$2]))&gt;0;1;0)*[.$O24]" office:value-type="float" office:value="0" calcext:value-type="float">
            <text:p/>
          </table:table-cell>
          <table:table-cell table:formula="of:=IF(BITAND([.$R24];BITLSHIFT(1;[.AF$2]))&gt;0;1;0)*[.$O24]" office:value-type="float" office:value="0" calcext:value-type="float">
            <text:p/>
          </table:table-cell>
          <table:table-cell table:formula="of:=IF(BITAND([.$R24];BITLSHIFT(1;[.AG$2]))&gt;0;1;0)*[.$O24]" office:value-type="float" office:value="0" calcext:value-type="float">
            <text:p/>
          </table:table-cell>
          <table:table-cell table:formula="of:=IF(BITAND([.$R24];BITLSHIFT(1;[.AH$2]))&gt;0;1;0)*[.$O24]" office:value-type="float" office:value="0" calcext:value-type="float">
            <text:p/>
          </table:table-cell>
          <table:table-cell table:formula="of:=IF(BITAND([.$R24];BITLSHIFT(1;[.AI$2]))&gt;0;1;0)*[.$O24]" office:value-type="float" office:value="0" calcext:value-type="float">
            <text:p/>
          </table:table-cell>
          <table:table-cell table:formula="of:=IF(BITAND([.$R24];BITLSHIFT(1;[.AJ$2]))&gt;0;1;0)*[.$O24]" office:value-type="float" office:value="0" calcext:value-type="float">
            <text:p/>
          </table:table-cell>
          <table:table-cell table:formula="of:=IF(BITAND([.$R24];BITLSHIFT(1;[.AK$2]))&gt;0;1;0)*[.$O24]" office:value-type="float" office:value="0" calcext:value-type="float">
            <text:p/>
          </table:table-cell>
          <table:table-cell table:formula="of:=IF(BITAND([.$R24];BITLSHIFT(1;[.AL$2]))&gt;0;1;0)*[.$O24]" office:value-type="float" office:value="0" calcext:value-type="float">
            <text:p/>
          </table:table-cell>
          <table:table-cell table:formula="of:=IF(BITAND([.$R24];BITLSHIFT(1;[.AM$2]))&gt;0;1;0)*[.$O24]" office:value-type="float" office:value="0" calcext:value-type="float">
            <text:p/>
          </table:table-cell>
          <table:table-cell table:formula="of:=IF(BITAND([.$R24];BITLSHIFT(1;[.AN$2]))&gt;0;1;0)*[.$O24]" office:value-type="float" office:value="0" calcext:value-type="float">
            <text:p/>
          </table:table-cell>
          <table:table-cell table:formula="of:=IF(BITAND([.$R24];BITLSHIFT(1;[.AO$2]))&gt;0;1;0)*[.$O24]" office:value-type="float" office:value="0" calcext:value-type="float">
            <text:p/>
          </table:table-cell>
          <table:table-cell table:formula="of:=IF(BITAND([.$R24];BITLSHIFT(1;[.AP$2]))&gt;0;1;0)*[.$O24]" office:value-type="float" office:value="0" calcext:value-type="float">
            <text:p/>
          </table:table-cell>
          <table:table-cell table:formula="of:=IF(BITAND([.$R24];BITLSHIFT(1;[.AQ$2]))&gt;0;1;0)*[.$O24]" office:value-type="float" office:value="0" calcext:value-type="float">
            <text:p/>
          </table:table-cell>
          <table:table-cell table:formula="of:=IF(BITAND([.$R24];BITLSHIFT(1;[.AR$2]))&gt;0;1;0)*[.$O24]" office:value-type="float" office:value="0" calcext:value-type="float">
            <text:p/>
          </table:table-cell>
          <table:table-cell table:formula="of:=IF(BITAND([.$R24];BITLSHIFT(1;[.AS$2]))&gt;0;1;0)*[.$O24]" office:value-type="float" office:value="0" calcext:value-type="float">
            <text:p/>
          </table:table-cell>
          <table:table-cell table:formula="of:=IF(BITAND([.$R24];BITLSHIFT(1;[.AT$2]))&gt;0;1;0)*[.$O24]" office:value-type="float" office:value="0" calcext:value-type="float">
            <text:p/>
          </table:table-cell>
          <table:table-cell table:formula="of:=IF(BITAND([.$R24];BITLSHIFT(1;[.AU$2]))&gt;0;1;0)*[.$O24]" office:value-type="float" office:value="0" calcext:value-type="float">
            <text:p/>
          </table:table-cell>
          <table:table-cell table:formula="of:=IF(BITAND([.$R24];BITLSHIFT(1;[.AV$2]))&gt;0;1;0)*[.$O24]" office:value-type="float" office:value="0" calcext:value-type="float">
            <text:p/>
          </table:table-cell>
          <table:table-cell table:formula="of:=IF(BITAND([.$R24];BITLSHIFT(1;[.AW$2]))&gt;0;1;0)*[.$O24]" office:value-type="float" office:value="0" calcext:value-type="float">
            <text:p/>
          </table:table-cell>
          <table:table-cell table:formula="of:=IF(BITAND([.$R24];BITLSHIFT(1;[.AX$2]))&gt;0;1;0)*[.$O24]" office:value-type="float" office:value="0" calcext:value-type="float">
            <text:p/>
          </table:table-cell>
          <table:table-cell table:formula="of:=IF(BITAND([.$Q24];BITLSHIFT(1;[.AY$2]))&gt;0;1;0)*[.$O24]" office:value-type="float" office:value="0" calcext:value-type="float">
            <text:p/>
          </table:table-cell>
          <table:table-cell table:formula="of:=IF(BITAND([.$Q24];BITLSHIFT(1;[.AZ$2]))&gt;0;1;0)*[.$O24]" office:value-type="float" office:value="0" calcext:value-type="float">
            <text:p/>
          </table:table-cell>
          <table:table-cell table:formula="of:=IF(BITAND([.$Q24];BITLSHIFT(1;[.BA$2]))&gt;0;1;0)*[.$O24]" office:value-type="float" office:value="0" calcext:value-type="float">
            <text:p/>
          </table:table-cell>
          <table:table-cell table:formula="of:=IF(BITAND([.$Q24];BITLSHIFT(1;[.BB$2]))&gt;0;1;0)*[.$O24]" office:value-type="float" office:value="0" calcext:value-type="float">
            <text:p/>
          </table:table-cell>
          <table:table-cell table:formula="of:=IF(BITAND([.$Q24];BITLSHIFT(1;[.BC$2]))&gt;0;1;0)*[.$O24]" office:value-type="float" office:value="0" calcext:value-type="float">
            <text:p/>
          </table:table-cell>
          <table:table-cell table:formula="of:=IF(BITAND([.$Q24];BITLSHIFT(1;[.BD$2]))&gt;0;1;0)*[.$O24]" office:value-type="float" office:value="0" calcext:value-type="float">
            <text:p/>
          </table:table-cell>
          <table:table-cell table:formula="of:=IF(BITAND([.$Q24];BITLSHIFT(1;[.BE$2]))&gt;0;1;0)*[.$O24]" office:value-type="float" office:value="0" calcext:value-type="float">
            <text:p/>
          </table:table-cell>
          <table:table-cell table:formula="of:=IF(BITAND([.$Q24];BITLSHIFT(1;[.BF$2]))&gt;0;1;0)*[.$O24]" office:value-type="float" office:value="0" calcext:value-type="float">
            <text:p/>
          </table:table-cell>
          <table:table-cell table:formula="of:=IF(BITAND([.$Q24];BITLSHIFT(1;[.BG$2]))&gt;0;1;0)*[.$O24]" office:value-type="float" office:value="0" calcext:value-type="float">
            <text:p/>
          </table:table-cell>
          <table:table-cell table:formula="of:=IF(BITAND([.$Q24];BITLSHIFT(1;[.BH$2]))&gt;0;1;0)*[.$O24]" office:value-type="float" office:value="0" calcext:value-type="float">
            <text:p/>
          </table:table-cell>
          <table:table-cell table:formula="of:=IF(BITAND([.$Q24];BITLSHIFT(1;[.BI$2]))&gt;0;1;0)*[.$O24]" office:value-type="float" office:value="0" calcext:value-type="float">
            <text:p/>
          </table:table-cell>
          <table:table-cell table:formula="of:=IF(BITAND([.$Q24];BITLSHIFT(1;[.BJ$2]))&gt;0;1;0)*[.$O24]" office:value-type="float" office:value="0" calcext:value-type="float">
            <text:p/>
          </table:table-cell>
          <table:table-cell table:formula="of:=IF(BITAND([.$Q24];BITLSHIFT(1;[.BK$2]))&gt;0;1;0)*[.$O24]" office:value-type="float" office:value="0" calcext:value-type="float">
            <text:p/>
          </table:table-cell>
          <table:table-cell table:formula="of:=IF(BITAND([.$Q24];BITLSHIFT(1;[.BL$2]))&gt;0;1;0)*[.$O24]" office:value-type="float" office:value="0" calcext:value-type="float">
            <text:p/>
          </table:table-cell>
          <table:table-cell table:formula="of:=IF(BITAND([.$Q24];BITLSHIFT(1;[.BM$2]))&gt;0;1;0)*[.$O24]" office:value-type="float" office:value="0" calcext:value-type="float">
            <text:p/>
          </table:table-cell>
          <table:table-cell table:formula="of:=IF(BITAND([.$Q24];BITLSHIFT(1;[.BN$2]))&gt;0;1;0)*[.$O24]" office:value-type="float" office:value="0" calcext:value-type="float">
            <text:p/>
          </table:table-cell>
          <table:table-cell table:formula="of:=IF(BITAND([.$Q24];BITLSHIFT(1;[.BO$2]))&gt;0;1;0)*[.$O24]" office:value-type="float" office:value="0" calcext:value-type="float">
            <text:p/>
          </table:table-cell>
          <table:table-cell table:formula="of:=IF(BITAND([.$Q24];BITLSHIFT(1;[.BP$2]))&gt;0;1;0)*[.$O24]" office:value-type="float" office:value="0" calcext:value-type="float">
            <text:p/>
          </table:table-cell>
          <table:table-cell table:formula="of:=IF(BITAND([.$Q24];BITLSHIFT(1;[.BQ$2]))&gt;0;1;0)*[.$O24]" office:value-type="float" office:value="0" calcext:value-type="float">
            <text:p/>
          </table:table-cell>
          <table:table-cell table:formula="of:=IF(BITAND([.$Q24];BITLSHIFT(1;[.BR$2]))&gt;0;1;0)*[.$O24]" office:value-type="float" office:value="0" calcext:value-type="float">
            <text:p/>
          </table:table-cell>
          <table:table-cell table:formula="of:=IF(BITAND([.$Q24];BITLSHIFT(1;[.BS$2]))&gt;0;1;0)*[.$O24]" office:value-type="float" office:value="0" calcext:value-type="float">
            <text:p/>
          </table:table-cell>
          <table:table-cell table:formula="of:=IF(BITAND([.$Q24];BITLSHIFT(1;[.BT$2]))&gt;0;1;0)*[.$O24]" office:value-type="float" office:value="0" calcext:value-type="float">
            <text:p/>
          </table:table-cell>
          <table:table-cell table:formula="of:=IF(BITAND([.$Q24];BITLSHIFT(1;[.BU$2]))&gt;0;1;0)*[.$O24]" office:value-type="float" office:value="0" calcext:value-type="float">
            <text:p/>
          </table:table-cell>
          <table:table-cell table:formula="of:=IF(BITAND([.$Q24];BITLSHIFT(1;[.BV$2]))&gt;0;1;0)*[.$O24]" office:value-type="float" office:value="0" calcext:value-type="float">
            <text:p/>
          </table:table-cell>
          <table:table-cell table:formula="of:=IF(BITAND([.$Q24];BITLSHIFT(1;[.BW$2]))&gt;0;1;0)*[.$O24]" office:value-type="float" office:value="0" calcext:value-type="float">
            <text:p/>
          </table:table-cell>
          <table:table-cell table:formula="of:=IF(BITAND([.$Q24];BITLSHIFT(1;[.BX$2]))&gt;0;1;0)*[.$O24]" office:value-type="float" office:value="0" calcext:value-type="float">
            <text:p/>
          </table:table-cell>
          <table:table-cell table:formula="of:=IF(BITAND([.$Q24];BITLSHIFT(1;[.BY$2]))&gt;0;1;0)*[.$O24]" office:value-type="float" office:value="0" calcext:value-type="float">
            <text:p/>
          </table:table-cell>
          <table:table-cell table:formula="of:=IF(BITAND([.$Q24];BITLSHIFT(1;[.BZ$2]))&gt;0;1;0)*[.$O24]" office:value-type="float" office:value="0" calcext:value-type="float">
            <text:p/>
          </table:table-cell>
          <table:table-cell table:formula="of:=IF(BITAND([.$Q24];BITLSHIFT(1;[.CA$2]))&gt;0;1;0)*[.$O24]" office:value-type="float" office:value="0" calcext:value-type="float">
            <text:p/>
          </table:table-cell>
          <table:table-cell table:formula="of:=IF(BITAND([.$Q24];BITLSHIFT(1;[.CB$2]))&gt;0;1;0)*[.$O24]" office:value-type="float" office:value="0" calcext:value-type="float">
            <text:p/>
          </table:table-cell>
          <table:table-cell table:formula="of:=IF(BITAND([.$Q24];BITLSHIFT(1;[.CC$2]))&gt;0;1;0)*[.$O24]" office:value-type="float" office:value="0" calcext:value-type="float">
            <text:p/>
          </table:table-cell>
          <table:table-cell table:formula="of:=IF(BITAND([.$Q24];BITLSHIFT(1;[.CD$2]))&gt;0;1;0)*[.$O2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5];10) ;16)" office:value-type="float" office:value="0" calcext:value-type="float">
            <text:p/>
          </table:table-cell>
          <table:table-cell table:formula="of:=DECIMAL(RIGHT([.N25];8) ;16)" office:value-type="float" office:value="0" calcext:value-type="float">
            <text:p/>
          </table:table-cell>
          <table:table-cell table:formula="of:=IF(BITAND([.$R25];BITLSHIFT(1;[.S$2]))&gt;0;1;0)*[.$O25]" office:value-type="float" office:value="0" calcext:value-type="float">
            <text:p/>
          </table:table-cell>
          <table:table-cell table:formula="of:=IF(BITAND([.$R25];BITLSHIFT(1;[.T$2]))&gt;0;1;0)*[.$O25]" office:value-type="float" office:value="0" calcext:value-type="float">
            <text:p/>
          </table:table-cell>
          <table:table-cell table:formula="of:=IF(BITAND([.$R25];BITLSHIFT(1;[.U$2]))&gt;0;1;0)*[.$O25]" office:value-type="float" office:value="0" calcext:value-type="float">
            <text:p/>
          </table:table-cell>
          <table:table-cell table:formula="of:=IF(BITAND([.$R25];BITLSHIFT(1;[.V$2]))&gt;0;1;0)*[.$O25]" office:value-type="float" office:value="0" calcext:value-type="float">
            <text:p/>
          </table:table-cell>
          <table:table-cell table:formula="of:=IF(BITAND([.$R25];BITLSHIFT(1;[.W$2]))&gt;0;1;0)*[.$O25]" office:value-type="float" office:value="0" calcext:value-type="float">
            <text:p/>
          </table:table-cell>
          <table:table-cell table:formula="of:=IF(BITAND([.$R25];BITLSHIFT(1;[.X$2]))&gt;0;1;0)*[.$O25]" office:value-type="float" office:value="0" calcext:value-type="float">
            <text:p/>
          </table:table-cell>
          <table:table-cell table:formula="of:=IF(BITAND([.$R25];BITLSHIFT(1;[.Y$2]))&gt;0;1;0)*[.$O25]" office:value-type="float" office:value="0" calcext:value-type="float">
            <text:p/>
          </table:table-cell>
          <table:table-cell table:formula="of:=IF(BITAND([.$R25];BITLSHIFT(1;[.Z$2]))&gt;0;1;0)*[.$O25]" office:value-type="float" office:value="0" calcext:value-type="float">
            <text:p/>
          </table:table-cell>
          <table:table-cell table:formula="of:=IF(BITAND([.$R25];BITLSHIFT(1;[.AA$2]))&gt;0;1;0)*[.$O25]" office:value-type="float" office:value="0" calcext:value-type="float">
            <text:p/>
          </table:table-cell>
          <table:table-cell table:formula="of:=IF(BITAND([.$R25];BITLSHIFT(1;[.AB$2]))&gt;0;1;0)*[.$O25]" office:value-type="float" office:value="0" calcext:value-type="float">
            <text:p/>
          </table:table-cell>
          <table:table-cell table:formula="of:=IF(BITAND([.$R25];BITLSHIFT(1;[.AC$2]))&gt;0;1;0)*[.$O25]" office:value-type="float" office:value="0" calcext:value-type="float">
            <text:p/>
          </table:table-cell>
          <table:table-cell table:formula="of:=IF(BITAND([.$R25];BITLSHIFT(1;[.AD$2]))&gt;0;1;0)*[.$O25]" office:value-type="float" office:value="0" calcext:value-type="float">
            <text:p/>
          </table:table-cell>
          <table:table-cell table:formula="of:=IF(BITAND([.$R25];BITLSHIFT(1;[.AE$2]))&gt;0;1;0)*[.$O25]" office:value-type="float" office:value="0" calcext:value-type="float">
            <text:p/>
          </table:table-cell>
          <table:table-cell table:formula="of:=IF(BITAND([.$R25];BITLSHIFT(1;[.AF$2]))&gt;0;1;0)*[.$O25]" office:value-type="float" office:value="0" calcext:value-type="float">
            <text:p/>
          </table:table-cell>
          <table:table-cell table:formula="of:=IF(BITAND([.$R25];BITLSHIFT(1;[.AG$2]))&gt;0;1;0)*[.$O25]" office:value-type="float" office:value="0" calcext:value-type="float">
            <text:p/>
          </table:table-cell>
          <table:table-cell table:formula="of:=IF(BITAND([.$R25];BITLSHIFT(1;[.AH$2]))&gt;0;1;0)*[.$O25]" office:value-type="float" office:value="0" calcext:value-type="float">
            <text:p/>
          </table:table-cell>
          <table:table-cell table:formula="of:=IF(BITAND([.$R25];BITLSHIFT(1;[.AI$2]))&gt;0;1;0)*[.$O25]" office:value-type="float" office:value="0" calcext:value-type="float">
            <text:p/>
          </table:table-cell>
          <table:table-cell table:formula="of:=IF(BITAND([.$R25];BITLSHIFT(1;[.AJ$2]))&gt;0;1;0)*[.$O25]" office:value-type="float" office:value="0" calcext:value-type="float">
            <text:p/>
          </table:table-cell>
          <table:table-cell table:formula="of:=IF(BITAND([.$R25];BITLSHIFT(1;[.AK$2]))&gt;0;1;0)*[.$O25]" office:value-type="float" office:value="0" calcext:value-type="float">
            <text:p/>
          </table:table-cell>
          <table:table-cell table:formula="of:=IF(BITAND([.$R25];BITLSHIFT(1;[.AL$2]))&gt;0;1;0)*[.$O25]" office:value-type="float" office:value="0" calcext:value-type="float">
            <text:p/>
          </table:table-cell>
          <table:table-cell table:formula="of:=IF(BITAND([.$R25];BITLSHIFT(1;[.AM$2]))&gt;0;1;0)*[.$O25]" office:value-type="float" office:value="0" calcext:value-type="float">
            <text:p/>
          </table:table-cell>
          <table:table-cell table:formula="of:=IF(BITAND([.$R25];BITLSHIFT(1;[.AN$2]))&gt;0;1;0)*[.$O25]" office:value-type="float" office:value="0" calcext:value-type="float">
            <text:p/>
          </table:table-cell>
          <table:table-cell table:formula="of:=IF(BITAND([.$R25];BITLSHIFT(1;[.AO$2]))&gt;0;1;0)*[.$O25]" office:value-type="float" office:value="0" calcext:value-type="float">
            <text:p/>
          </table:table-cell>
          <table:table-cell table:formula="of:=IF(BITAND([.$R25];BITLSHIFT(1;[.AP$2]))&gt;0;1;0)*[.$O25]" office:value-type="float" office:value="0" calcext:value-type="float">
            <text:p/>
          </table:table-cell>
          <table:table-cell table:formula="of:=IF(BITAND([.$R25];BITLSHIFT(1;[.AQ$2]))&gt;0;1;0)*[.$O25]" office:value-type="float" office:value="0" calcext:value-type="float">
            <text:p/>
          </table:table-cell>
          <table:table-cell table:formula="of:=IF(BITAND([.$R25];BITLSHIFT(1;[.AR$2]))&gt;0;1;0)*[.$O25]" office:value-type="float" office:value="0" calcext:value-type="float">
            <text:p/>
          </table:table-cell>
          <table:table-cell table:formula="of:=IF(BITAND([.$R25];BITLSHIFT(1;[.AS$2]))&gt;0;1;0)*[.$O25]" office:value-type="float" office:value="0" calcext:value-type="float">
            <text:p/>
          </table:table-cell>
          <table:table-cell table:formula="of:=IF(BITAND([.$R25];BITLSHIFT(1;[.AT$2]))&gt;0;1;0)*[.$O25]" office:value-type="float" office:value="0" calcext:value-type="float">
            <text:p/>
          </table:table-cell>
          <table:table-cell table:formula="of:=IF(BITAND([.$R25];BITLSHIFT(1;[.AU$2]))&gt;0;1;0)*[.$O25]" office:value-type="float" office:value="0" calcext:value-type="float">
            <text:p/>
          </table:table-cell>
          <table:table-cell table:formula="of:=IF(BITAND([.$R25];BITLSHIFT(1;[.AV$2]))&gt;0;1;0)*[.$O25]" office:value-type="float" office:value="0" calcext:value-type="float">
            <text:p/>
          </table:table-cell>
          <table:table-cell table:formula="of:=IF(BITAND([.$R25];BITLSHIFT(1;[.AW$2]))&gt;0;1;0)*[.$O25]" office:value-type="float" office:value="0" calcext:value-type="float">
            <text:p/>
          </table:table-cell>
          <table:table-cell table:formula="of:=IF(BITAND([.$R25];BITLSHIFT(1;[.AX$2]))&gt;0;1;0)*[.$O25]" office:value-type="float" office:value="0" calcext:value-type="float">
            <text:p/>
          </table:table-cell>
          <table:table-cell table:formula="of:=IF(BITAND([.$Q25];BITLSHIFT(1;[.AY$2]))&gt;0;1;0)*[.$O25]" office:value-type="float" office:value="0" calcext:value-type="float">
            <text:p/>
          </table:table-cell>
          <table:table-cell table:formula="of:=IF(BITAND([.$Q25];BITLSHIFT(1;[.AZ$2]))&gt;0;1;0)*[.$O25]" office:value-type="float" office:value="0" calcext:value-type="float">
            <text:p/>
          </table:table-cell>
          <table:table-cell table:formula="of:=IF(BITAND([.$Q25];BITLSHIFT(1;[.BA$2]))&gt;0;1;0)*[.$O25]" office:value-type="float" office:value="0" calcext:value-type="float">
            <text:p/>
          </table:table-cell>
          <table:table-cell table:formula="of:=IF(BITAND([.$Q25];BITLSHIFT(1;[.BB$2]))&gt;0;1;0)*[.$O25]" office:value-type="float" office:value="0" calcext:value-type="float">
            <text:p/>
          </table:table-cell>
          <table:table-cell table:formula="of:=IF(BITAND([.$Q25];BITLSHIFT(1;[.BC$2]))&gt;0;1;0)*[.$O25]" office:value-type="float" office:value="0" calcext:value-type="float">
            <text:p/>
          </table:table-cell>
          <table:table-cell table:formula="of:=IF(BITAND([.$Q25];BITLSHIFT(1;[.BD$2]))&gt;0;1;0)*[.$O25]" office:value-type="float" office:value="0" calcext:value-type="float">
            <text:p/>
          </table:table-cell>
          <table:table-cell table:formula="of:=IF(BITAND([.$Q25];BITLSHIFT(1;[.BE$2]))&gt;0;1;0)*[.$O25]" office:value-type="float" office:value="0" calcext:value-type="float">
            <text:p/>
          </table:table-cell>
          <table:table-cell table:formula="of:=IF(BITAND([.$Q25];BITLSHIFT(1;[.BF$2]))&gt;0;1;0)*[.$O25]" office:value-type="float" office:value="0" calcext:value-type="float">
            <text:p/>
          </table:table-cell>
          <table:table-cell table:formula="of:=IF(BITAND([.$Q25];BITLSHIFT(1;[.BG$2]))&gt;0;1;0)*[.$O25]" office:value-type="float" office:value="0" calcext:value-type="float">
            <text:p/>
          </table:table-cell>
          <table:table-cell table:formula="of:=IF(BITAND([.$Q25];BITLSHIFT(1;[.BH$2]))&gt;0;1;0)*[.$O25]" office:value-type="float" office:value="0" calcext:value-type="float">
            <text:p/>
          </table:table-cell>
          <table:table-cell table:formula="of:=IF(BITAND([.$Q25];BITLSHIFT(1;[.BI$2]))&gt;0;1;0)*[.$O25]" office:value-type="float" office:value="0" calcext:value-type="float">
            <text:p/>
          </table:table-cell>
          <table:table-cell table:formula="of:=IF(BITAND([.$Q25];BITLSHIFT(1;[.BJ$2]))&gt;0;1;0)*[.$O25]" office:value-type="float" office:value="0" calcext:value-type="float">
            <text:p/>
          </table:table-cell>
          <table:table-cell table:formula="of:=IF(BITAND([.$Q25];BITLSHIFT(1;[.BK$2]))&gt;0;1;0)*[.$O25]" office:value-type="float" office:value="0" calcext:value-type="float">
            <text:p/>
          </table:table-cell>
          <table:table-cell table:formula="of:=IF(BITAND([.$Q25];BITLSHIFT(1;[.BL$2]))&gt;0;1;0)*[.$O25]" office:value-type="float" office:value="0" calcext:value-type="float">
            <text:p/>
          </table:table-cell>
          <table:table-cell table:formula="of:=IF(BITAND([.$Q25];BITLSHIFT(1;[.BM$2]))&gt;0;1;0)*[.$O25]" office:value-type="float" office:value="0" calcext:value-type="float">
            <text:p/>
          </table:table-cell>
          <table:table-cell table:formula="of:=IF(BITAND([.$Q25];BITLSHIFT(1;[.BN$2]))&gt;0;1;0)*[.$O25]" office:value-type="float" office:value="0" calcext:value-type="float">
            <text:p/>
          </table:table-cell>
          <table:table-cell table:formula="of:=IF(BITAND([.$Q25];BITLSHIFT(1;[.BO$2]))&gt;0;1;0)*[.$O25]" office:value-type="float" office:value="0" calcext:value-type="float">
            <text:p/>
          </table:table-cell>
          <table:table-cell table:formula="of:=IF(BITAND([.$Q25];BITLSHIFT(1;[.BP$2]))&gt;0;1;0)*[.$O25]" office:value-type="float" office:value="0" calcext:value-type="float">
            <text:p/>
          </table:table-cell>
          <table:table-cell table:formula="of:=IF(BITAND([.$Q25];BITLSHIFT(1;[.BQ$2]))&gt;0;1;0)*[.$O25]" office:value-type="float" office:value="0" calcext:value-type="float">
            <text:p/>
          </table:table-cell>
          <table:table-cell table:formula="of:=IF(BITAND([.$Q25];BITLSHIFT(1;[.BR$2]))&gt;0;1;0)*[.$O25]" office:value-type="float" office:value="0" calcext:value-type="float">
            <text:p/>
          </table:table-cell>
          <table:table-cell table:formula="of:=IF(BITAND([.$Q25];BITLSHIFT(1;[.BS$2]))&gt;0;1;0)*[.$O25]" office:value-type="float" office:value="0" calcext:value-type="float">
            <text:p/>
          </table:table-cell>
          <table:table-cell table:formula="of:=IF(BITAND([.$Q25];BITLSHIFT(1;[.BT$2]))&gt;0;1;0)*[.$O25]" office:value-type="float" office:value="0" calcext:value-type="float">
            <text:p/>
          </table:table-cell>
          <table:table-cell table:formula="of:=IF(BITAND([.$Q25];BITLSHIFT(1;[.BU$2]))&gt;0;1;0)*[.$O25]" office:value-type="float" office:value="0" calcext:value-type="float">
            <text:p/>
          </table:table-cell>
          <table:table-cell table:formula="of:=IF(BITAND([.$Q25];BITLSHIFT(1;[.BV$2]))&gt;0;1;0)*[.$O25]" office:value-type="float" office:value="0" calcext:value-type="float">
            <text:p/>
          </table:table-cell>
          <table:table-cell table:formula="of:=IF(BITAND([.$Q25];BITLSHIFT(1;[.BW$2]))&gt;0;1;0)*[.$O25]" office:value-type="float" office:value="0" calcext:value-type="float">
            <text:p/>
          </table:table-cell>
          <table:table-cell table:formula="of:=IF(BITAND([.$Q25];BITLSHIFT(1;[.BX$2]))&gt;0;1;0)*[.$O25]" office:value-type="float" office:value="0" calcext:value-type="float">
            <text:p/>
          </table:table-cell>
          <table:table-cell table:formula="of:=IF(BITAND([.$Q25];BITLSHIFT(1;[.BY$2]))&gt;0;1;0)*[.$O25]" office:value-type="float" office:value="0" calcext:value-type="float">
            <text:p/>
          </table:table-cell>
          <table:table-cell table:formula="of:=IF(BITAND([.$Q25];BITLSHIFT(1;[.BZ$2]))&gt;0;1;0)*[.$O25]" office:value-type="float" office:value="0" calcext:value-type="float">
            <text:p/>
          </table:table-cell>
          <table:table-cell table:formula="of:=IF(BITAND([.$Q25];BITLSHIFT(1;[.CA$2]))&gt;0;1;0)*[.$O25]" office:value-type="float" office:value="0" calcext:value-type="float">
            <text:p/>
          </table:table-cell>
          <table:table-cell table:formula="of:=IF(BITAND([.$Q25];BITLSHIFT(1;[.CB$2]))&gt;0;1;0)*[.$O25]" office:value-type="float" office:value="0" calcext:value-type="float">
            <text:p/>
          </table:table-cell>
          <table:table-cell table:formula="of:=IF(BITAND([.$Q25];BITLSHIFT(1;[.CC$2]))&gt;0;1;0)*[.$O25]" office:value-type="float" office:value="0" calcext:value-type="float">
            <text:p/>
          </table:table-cell>
          <table:table-cell table:formula="of:=IF(BITAND([.$Q25];BITLSHIFT(1;[.CD$2]))&gt;0;1;0)*[.$O2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6];10) ;16)" office:value-type="float" office:value="0" calcext:value-type="float">
            <text:p/>
          </table:table-cell>
          <table:table-cell table:formula="of:=DECIMAL(RIGHT([.N26];8) ;16)" office:value-type="float" office:value="0" calcext:value-type="float">
            <text:p/>
          </table:table-cell>
          <table:table-cell table:formula="of:=IF(BITAND([.$R26];BITLSHIFT(1;[.S$2]))&gt;0;1;0)*[.$O26]" office:value-type="float" office:value="0" calcext:value-type="float">
            <text:p/>
          </table:table-cell>
          <table:table-cell table:formula="of:=IF(BITAND([.$R26];BITLSHIFT(1;[.T$2]))&gt;0;1;0)*[.$O26]" office:value-type="float" office:value="0" calcext:value-type="float">
            <text:p/>
          </table:table-cell>
          <table:table-cell table:formula="of:=IF(BITAND([.$R26];BITLSHIFT(1;[.U$2]))&gt;0;1;0)*[.$O26]" office:value-type="float" office:value="0" calcext:value-type="float">
            <text:p/>
          </table:table-cell>
          <table:table-cell table:formula="of:=IF(BITAND([.$R26];BITLSHIFT(1;[.V$2]))&gt;0;1;0)*[.$O26]" office:value-type="float" office:value="0" calcext:value-type="float">
            <text:p/>
          </table:table-cell>
          <table:table-cell table:formula="of:=IF(BITAND([.$R26];BITLSHIFT(1;[.W$2]))&gt;0;1;0)*[.$O26]" office:value-type="float" office:value="0" calcext:value-type="float">
            <text:p/>
          </table:table-cell>
          <table:table-cell table:formula="of:=IF(BITAND([.$R26];BITLSHIFT(1;[.X$2]))&gt;0;1;0)*[.$O26]" office:value-type="float" office:value="0" calcext:value-type="float">
            <text:p/>
          </table:table-cell>
          <table:table-cell table:formula="of:=IF(BITAND([.$R26];BITLSHIFT(1;[.Y$2]))&gt;0;1;0)*[.$O26]" office:value-type="float" office:value="0" calcext:value-type="float">
            <text:p/>
          </table:table-cell>
          <table:table-cell table:formula="of:=IF(BITAND([.$R26];BITLSHIFT(1;[.Z$2]))&gt;0;1;0)*[.$O26]" office:value-type="float" office:value="0" calcext:value-type="float">
            <text:p/>
          </table:table-cell>
          <table:table-cell table:formula="of:=IF(BITAND([.$R26];BITLSHIFT(1;[.AA$2]))&gt;0;1;0)*[.$O26]" office:value-type="float" office:value="0" calcext:value-type="float">
            <text:p/>
          </table:table-cell>
          <table:table-cell table:formula="of:=IF(BITAND([.$R26];BITLSHIFT(1;[.AB$2]))&gt;0;1;0)*[.$O26]" office:value-type="float" office:value="0" calcext:value-type="float">
            <text:p/>
          </table:table-cell>
          <table:table-cell table:formula="of:=IF(BITAND([.$R26];BITLSHIFT(1;[.AC$2]))&gt;0;1;0)*[.$O26]" office:value-type="float" office:value="0" calcext:value-type="float">
            <text:p/>
          </table:table-cell>
          <table:table-cell table:formula="of:=IF(BITAND([.$R26];BITLSHIFT(1;[.AD$2]))&gt;0;1;0)*[.$O26]" office:value-type="float" office:value="0" calcext:value-type="float">
            <text:p/>
          </table:table-cell>
          <table:table-cell table:formula="of:=IF(BITAND([.$R26];BITLSHIFT(1;[.AE$2]))&gt;0;1;0)*[.$O26]" office:value-type="float" office:value="0" calcext:value-type="float">
            <text:p/>
          </table:table-cell>
          <table:table-cell table:formula="of:=IF(BITAND([.$R26];BITLSHIFT(1;[.AF$2]))&gt;0;1;0)*[.$O26]" office:value-type="float" office:value="0" calcext:value-type="float">
            <text:p/>
          </table:table-cell>
          <table:table-cell table:formula="of:=IF(BITAND([.$R26];BITLSHIFT(1;[.AG$2]))&gt;0;1;0)*[.$O26]" office:value-type="float" office:value="0" calcext:value-type="float">
            <text:p/>
          </table:table-cell>
          <table:table-cell table:formula="of:=IF(BITAND([.$R26];BITLSHIFT(1;[.AH$2]))&gt;0;1;0)*[.$O26]" office:value-type="float" office:value="0" calcext:value-type="float">
            <text:p/>
          </table:table-cell>
          <table:table-cell table:formula="of:=IF(BITAND([.$R26];BITLSHIFT(1;[.AI$2]))&gt;0;1;0)*[.$O26]" office:value-type="float" office:value="0" calcext:value-type="float">
            <text:p/>
          </table:table-cell>
          <table:table-cell table:formula="of:=IF(BITAND([.$R26];BITLSHIFT(1;[.AJ$2]))&gt;0;1;0)*[.$O26]" office:value-type="float" office:value="0" calcext:value-type="float">
            <text:p/>
          </table:table-cell>
          <table:table-cell table:formula="of:=IF(BITAND([.$R26];BITLSHIFT(1;[.AK$2]))&gt;0;1;0)*[.$O26]" office:value-type="float" office:value="0" calcext:value-type="float">
            <text:p/>
          </table:table-cell>
          <table:table-cell table:formula="of:=IF(BITAND([.$R26];BITLSHIFT(1;[.AL$2]))&gt;0;1;0)*[.$O26]" office:value-type="float" office:value="0" calcext:value-type="float">
            <text:p/>
          </table:table-cell>
          <table:table-cell table:formula="of:=IF(BITAND([.$R26];BITLSHIFT(1;[.AM$2]))&gt;0;1;0)*[.$O26]" office:value-type="float" office:value="0" calcext:value-type="float">
            <text:p/>
          </table:table-cell>
          <table:table-cell table:formula="of:=IF(BITAND([.$R26];BITLSHIFT(1;[.AN$2]))&gt;0;1;0)*[.$O26]" office:value-type="float" office:value="0" calcext:value-type="float">
            <text:p/>
          </table:table-cell>
          <table:table-cell table:formula="of:=IF(BITAND([.$R26];BITLSHIFT(1;[.AO$2]))&gt;0;1;0)*[.$O26]" office:value-type="float" office:value="0" calcext:value-type="float">
            <text:p/>
          </table:table-cell>
          <table:table-cell table:formula="of:=IF(BITAND([.$R26];BITLSHIFT(1;[.AP$2]))&gt;0;1;0)*[.$O26]" office:value-type="float" office:value="0" calcext:value-type="float">
            <text:p/>
          </table:table-cell>
          <table:table-cell table:formula="of:=IF(BITAND([.$R26];BITLSHIFT(1;[.AQ$2]))&gt;0;1;0)*[.$O26]" office:value-type="float" office:value="0" calcext:value-type="float">
            <text:p/>
          </table:table-cell>
          <table:table-cell table:formula="of:=IF(BITAND([.$R26];BITLSHIFT(1;[.AR$2]))&gt;0;1;0)*[.$O26]" office:value-type="float" office:value="0" calcext:value-type="float">
            <text:p/>
          </table:table-cell>
          <table:table-cell table:formula="of:=IF(BITAND([.$R26];BITLSHIFT(1;[.AS$2]))&gt;0;1;0)*[.$O26]" office:value-type="float" office:value="0" calcext:value-type="float">
            <text:p/>
          </table:table-cell>
          <table:table-cell table:formula="of:=IF(BITAND([.$R26];BITLSHIFT(1;[.AT$2]))&gt;0;1;0)*[.$O26]" office:value-type="float" office:value="0" calcext:value-type="float">
            <text:p/>
          </table:table-cell>
          <table:table-cell table:formula="of:=IF(BITAND([.$R26];BITLSHIFT(1;[.AU$2]))&gt;0;1;0)*[.$O26]" office:value-type="float" office:value="0" calcext:value-type="float">
            <text:p/>
          </table:table-cell>
          <table:table-cell table:formula="of:=IF(BITAND([.$R26];BITLSHIFT(1;[.AV$2]))&gt;0;1;0)*[.$O26]" office:value-type="float" office:value="0" calcext:value-type="float">
            <text:p/>
          </table:table-cell>
          <table:table-cell table:formula="of:=IF(BITAND([.$R26];BITLSHIFT(1;[.AW$2]))&gt;0;1;0)*[.$O26]" office:value-type="float" office:value="0" calcext:value-type="float">
            <text:p/>
          </table:table-cell>
          <table:table-cell table:formula="of:=IF(BITAND([.$R26];BITLSHIFT(1;[.AX$2]))&gt;0;1;0)*[.$O26]" office:value-type="float" office:value="0" calcext:value-type="float">
            <text:p/>
          </table:table-cell>
          <table:table-cell table:formula="of:=IF(BITAND([.$Q26];BITLSHIFT(1;[.AY$2]))&gt;0;1;0)*[.$O26]" office:value-type="float" office:value="0" calcext:value-type="float">
            <text:p/>
          </table:table-cell>
          <table:table-cell table:formula="of:=IF(BITAND([.$Q26];BITLSHIFT(1;[.AZ$2]))&gt;0;1;0)*[.$O26]" office:value-type="float" office:value="0" calcext:value-type="float">
            <text:p/>
          </table:table-cell>
          <table:table-cell table:formula="of:=IF(BITAND([.$Q26];BITLSHIFT(1;[.BA$2]))&gt;0;1;0)*[.$O26]" office:value-type="float" office:value="0" calcext:value-type="float">
            <text:p/>
          </table:table-cell>
          <table:table-cell table:formula="of:=IF(BITAND([.$Q26];BITLSHIFT(1;[.BB$2]))&gt;0;1;0)*[.$O26]" office:value-type="float" office:value="0" calcext:value-type="float">
            <text:p/>
          </table:table-cell>
          <table:table-cell table:formula="of:=IF(BITAND([.$Q26];BITLSHIFT(1;[.BC$2]))&gt;0;1;0)*[.$O26]" office:value-type="float" office:value="0" calcext:value-type="float">
            <text:p/>
          </table:table-cell>
          <table:table-cell table:formula="of:=IF(BITAND([.$Q26];BITLSHIFT(1;[.BD$2]))&gt;0;1;0)*[.$O26]" office:value-type="float" office:value="0" calcext:value-type="float">
            <text:p/>
          </table:table-cell>
          <table:table-cell table:formula="of:=IF(BITAND([.$Q26];BITLSHIFT(1;[.BE$2]))&gt;0;1;0)*[.$O26]" office:value-type="float" office:value="0" calcext:value-type="float">
            <text:p/>
          </table:table-cell>
          <table:table-cell table:formula="of:=IF(BITAND([.$Q26];BITLSHIFT(1;[.BF$2]))&gt;0;1;0)*[.$O26]" office:value-type="float" office:value="0" calcext:value-type="float">
            <text:p/>
          </table:table-cell>
          <table:table-cell table:formula="of:=IF(BITAND([.$Q26];BITLSHIFT(1;[.BG$2]))&gt;0;1;0)*[.$O26]" office:value-type="float" office:value="0" calcext:value-type="float">
            <text:p/>
          </table:table-cell>
          <table:table-cell table:formula="of:=IF(BITAND([.$Q26];BITLSHIFT(1;[.BH$2]))&gt;0;1;0)*[.$O26]" office:value-type="float" office:value="0" calcext:value-type="float">
            <text:p/>
          </table:table-cell>
          <table:table-cell table:formula="of:=IF(BITAND([.$Q26];BITLSHIFT(1;[.BI$2]))&gt;0;1;0)*[.$O26]" office:value-type="float" office:value="0" calcext:value-type="float">
            <text:p/>
          </table:table-cell>
          <table:table-cell table:formula="of:=IF(BITAND([.$Q26];BITLSHIFT(1;[.BJ$2]))&gt;0;1;0)*[.$O26]" office:value-type="float" office:value="0" calcext:value-type="float">
            <text:p/>
          </table:table-cell>
          <table:table-cell table:formula="of:=IF(BITAND([.$Q26];BITLSHIFT(1;[.BK$2]))&gt;0;1;0)*[.$O26]" office:value-type="float" office:value="0" calcext:value-type="float">
            <text:p/>
          </table:table-cell>
          <table:table-cell table:formula="of:=IF(BITAND([.$Q26];BITLSHIFT(1;[.BL$2]))&gt;0;1;0)*[.$O26]" office:value-type="float" office:value="0" calcext:value-type="float">
            <text:p/>
          </table:table-cell>
          <table:table-cell table:formula="of:=IF(BITAND([.$Q26];BITLSHIFT(1;[.BM$2]))&gt;0;1;0)*[.$O26]" office:value-type="float" office:value="0" calcext:value-type="float">
            <text:p/>
          </table:table-cell>
          <table:table-cell table:formula="of:=IF(BITAND([.$Q26];BITLSHIFT(1;[.BN$2]))&gt;0;1;0)*[.$O26]" office:value-type="float" office:value="0" calcext:value-type="float">
            <text:p/>
          </table:table-cell>
          <table:table-cell table:formula="of:=IF(BITAND([.$Q26];BITLSHIFT(1;[.BO$2]))&gt;0;1;0)*[.$O26]" office:value-type="float" office:value="0" calcext:value-type="float">
            <text:p/>
          </table:table-cell>
          <table:table-cell table:formula="of:=IF(BITAND([.$Q26];BITLSHIFT(1;[.BP$2]))&gt;0;1;0)*[.$O26]" office:value-type="float" office:value="0" calcext:value-type="float">
            <text:p/>
          </table:table-cell>
          <table:table-cell table:formula="of:=IF(BITAND([.$Q26];BITLSHIFT(1;[.BQ$2]))&gt;0;1;0)*[.$O26]" office:value-type="float" office:value="0" calcext:value-type="float">
            <text:p/>
          </table:table-cell>
          <table:table-cell table:formula="of:=IF(BITAND([.$Q26];BITLSHIFT(1;[.BR$2]))&gt;0;1;0)*[.$O26]" office:value-type="float" office:value="0" calcext:value-type="float">
            <text:p/>
          </table:table-cell>
          <table:table-cell table:formula="of:=IF(BITAND([.$Q26];BITLSHIFT(1;[.BS$2]))&gt;0;1;0)*[.$O26]" office:value-type="float" office:value="0" calcext:value-type="float">
            <text:p/>
          </table:table-cell>
          <table:table-cell table:formula="of:=IF(BITAND([.$Q26];BITLSHIFT(1;[.BT$2]))&gt;0;1;0)*[.$O26]" office:value-type="float" office:value="0" calcext:value-type="float">
            <text:p/>
          </table:table-cell>
          <table:table-cell table:formula="of:=IF(BITAND([.$Q26];BITLSHIFT(1;[.BU$2]))&gt;0;1;0)*[.$O26]" office:value-type="float" office:value="0" calcext:value-type="float">
            <text:p/>
          </table:table-cell>
          <table:table-cell table:formula="of:=IF(BITAND([.$Q26];BITLSHIFT(1;[.BV$2]))&gt;0;1;0)*[.$O26]" office:value-type="float" office:value="0" calcext:value-type="float">
            <text:p/>
          </table:table-cell>
          <table:table-cell table:formula="of:=IF(BITAND([.$Q26];BITLSHIFT(1;[.BW$2]))&gt;0;1;0)*[.$O26]" office:value-type="float" office:value="0" calcext:value-type="float">
            <text:p/>
          </table:table-cell>
          <table:table-cell table:formula="of:=IF(BITAND([.$Q26];BITLSHIFT(1;[.BX$2]))&gt;0;1;0)*[.$O26]" office:value-type="float" office:value="0" calcext:value-type="float">
            <text:p/>
          </table:table-cell>
          <table:table-cell table:formula="of:=IF(BITAND([.$Q26];BITLSHIFT(1;[.BY$2]))&gt;0;1;0)*[.$O26]" office:value-type="float" office:value="0" calcext:value-type="float">
            <text:p/>
          </table:table-cell>
          <table:table-cell table:formula="of:=IF(BITAND([.$Q26];BITLSHIFT(1;[.BZ$2]))&gt;0;1;0)*[.$O26]" office:value-type="float" office:value="0" calcext:value-type="float">
            <text:p/>
          </table:table-cell>
          <table:table-cell table:formula="of:=IF(BITAND([.$Q26];BITLSHIFT(1;[.CA$2]))&gt;0;1;0)*[.$O26]" office:value-type="float" office:value="0" calcext:value-type="float">
            <text:p/>
          </table:table-cell>
          <table:table-cell table:formula="of:=IF(BITAND([.$Q26];BITLSHIFT(1;[.CB$2]))&gt;0;1;0)*[.$O26]" office:value-type="float" office:value="0" calcext:value-type="float">
            <text:p/>
          </table:table-cell>
          <table:table-cell table:formula="of:=IF(BITAND([.$Q26];BITLSHIFT(1;[.CC$2]))&gt;0;1;0)*[.$O26]" office:value-type="float" office:value="0" calcext:value-type="float">
            <text:p/>
          </table:table-cell>
          <table:table-cell table:formula="of:=IF(BITAND([.$Q26];BITLSHIFT(1;[.CD$2]))&gt;0;1;0)*[.$O2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7];10) ;16)" office:value-type="float" office:value="0" calcext:value-type="float">
            <text:p/>
          </table:table-cell>
          <table:table-cell table:formula="of:=DECIMAL(RIGHT([.N27];8) ;16)" office:value-type="float" office:value="0" calcext:value-type="float">
            <text:p/>
          </table:table-cell>
          <table:table-cell table:formula="of:=IF(BITAND([.$R27];BITLSHIFT(1;[.S$2]))&gt;0;1;0)*[.$O27]" office:value-type="float" office:value="0" calcext:value-type="float">
            <text:p/>
          </table:table-cell>
          <table:table-cell table:formula="of:=IF(BITAND([.$R27];BITLSHIFT(1;[.T$2]))&gt;0;1;0)*[.$O27]" office:value-type="float" office:value="0" calcext:value-type="float">
            <text:p/>
          </table:table-cell>
          <table:table-cell table:formula="of:=IF(BITAND([.$R27];BITLSHIFT(1;[.U$2]))&gt;0;1;0)*[.$O27]" office:value-type="float" office:value="0" calcext:value-type="float">
            <text:p/>
          </table:table-cell>
          <table:table-cell table:formula="of:=IF(BITAND([.$R27];BITLSHIFT(1;[.V$2]))&gt;0;1;0)*[.$O27]" office:value-type="float" office:value="0" calcext:value-type="float">
            <text:p/>
          </table:table-cell>
          <table:table-cell table:formula="of:=IF(BITAND([.$R27];BITLSHIFT(1;[.W$2]))&gt;0;1;0)*[.$O27]" office:value-type="float" office:value="0" calcext:value-type="float">
            <text:p/>
          </table:table-cell>
          <table:table-cell table:formula="of:=IF(BITAND([.$R27];BITLSHIFT(1;[.X$2]))&gt;0;1;0)*[.$O27]" office:value-type="float" office:value="0" calcext:value-type="float">
            <text:p/>
          </table:table-cell>
          <table:table-cell table:formula="of:=IF(BITAND([.$R27];BITLSHIFT(1;[.Y$2]))&gt;0;1;0)*[.$O27]" office:value-type="float" office:value="0" calcext:value-type="float">
            <text:p/>
          </table:table-cell>
          <table:table-cell table:formula="of:=IF(BITAND([.$R27];BITLSHIFT(1;[.Z$2]))&gt;0;1;0)*[.$O27]" office:value-type="float" office:value="0" calcext:value-type="float">
            <text:p/>
          </table:table-cell>
          <table:table-cell table:formula="of:=IF(BITAND([.$R27];BITLSHIFT(1;[.AA$2]))&gt;0;1;0)*[.$O27]" office:value-type="float" office:value="0" calcext:value-type="float">
            <text:p/>
          </table:table-cell>
          <table:table-cell table:formula="of:=IF(BITAND([.$R27];BITLSHIFT(1;[.AB$2]))&gt;0;1;0)*[.$O27]" office:value-type="float" office:value="0" calcext:value-type="float">
            <text:p/>
          </table:table-cell>
          <table:table-cell table:formula="of:=IF(BITAND([.$R27];BITLSHIFT(1;[.AC$2]))&gt;0;1;0)*[.$O27]" office:value-type="float" office:value="0" calcext:value-type="float">
            <text:p/>
          </table:table-cell>
          <table:table-cell table:formula="of:=IF(BITAND([.$R27];BITLSHIFT(1;[.AD$2]))&gt;0;1;0)*[.$O27]" office:value-type="float" office:value="0" calcext:value-type="float">
            <text:p/>
          </table:table-cell>
          <table:table-cell table:formula="of:=IF(BITAND([.$R27];BITLSHIFT(1;[.AE$2]))&gt;0;1;0)*[.$O27]" office:value-type="float" office:value="0" calcext:value-type="float">
            <text:p/>
          </table:table-cell>
          <table:table-cell table:formula="of:=IF(BITAND([.$R27];BITLSHIFT(1;[.AF$2]))&gt;0;1;0)*[.$O27]" office:value-type="float" office:value="0" calcext:value-type="float">
            <text:p/>
          </table:table-cell>
          <table:table-cell table:formula="of:=IF(BITAND([.$R27];BITLSHIFT(1;[.AG$2]))&gt;0;1;0)*[.$O27]" office:value-type="float" office:value="0" calcext:value-type="float">
            <text:p/>
          </table:table-cell>
          <table:table-cell table:formula="of:=IF(BITAND([.$R27];BITLSHIFT(1;[.AH$2]))&gt;0;1;0)*[.$O27]" office:value-type="float" office:value="0" calcext:value-type="float">
            <text:p/>
          </table:table-cell>
          <table:table-cell table:formula="of:=IF(BITAND([.$R27];BITLSHIFT(1;[.AI$2]))&gt;0;1;0)*[.$O27]" office:value-type="float" office:value="0" calcext:value-type="float">
            <text:p/>
          </table:table-cell>
          <table:table-cell table:formula="of:=IF(BITAND([.$R27];BITLSHIFT(1;[.AJ$2]))&gt;0;1;0)*[.$O27]" office:value-type="float" office:value="0" calcext:value-type="float">
            <text:p/>
          </table:table-cell>
          <table:table-cell table:formula="of:=IF(BITAND([.$R27];BITLSHIFT(1;[.AK$2]))&gt;0;1;0)*[.$O27]" office:value-type="float" office:value="0" calcext:value-type="float">
            <text:p/>
          </table:table-cell>
          <table:table-cell table:formula="of:=IF(BITAND([.$R27];BITLSHIFT(1;[.AL$2]))&gt;0;1;0)*[.$O27]" office:value-type="float" office:value="0" calcext:value-type="float">
            <text:p/>
          </table:table-cell>
          <table:table-cell table:formula="of:=IF(BITAND([.$R27];BITLSHIFT(1;[.AM$2]))&gt;0;1;0)*[.$O27]" office:value-type="float" office:value="0" calcext:value-type="float">
            <text:p/>
          </table:table-cell>
          <table:table-cell table:formula="of:=IF(BITAND([.$R27];BITLSHIFT(1;[.AN$2]))&gt;0;1;0)*[.$O27]" office:value-type="float" office:value="0" calcext:value-type="float">
            <text:p/>
          </table:table-cell>
          <table:table-cell table:formula="of:=IF(BITAND([.$R27];BITLSHIFT(1;[.AO$2]))&gt;0;1;0)*[.$O27]" office:value-type="float" office:value="0" calcext:value-type="float">
            <text:p/>
          </table:table-cell>
          <table:table-cell table:formula="of:=IF(BITAND([.$R27];BITLSHIFT(1;[.AP$2]))&gt;0;1;0)*[.$O27]" office:value-type="float" office:value="0" calcext:value-type="float">
            <text:p/>
          </table:table-cell>
          <table:table-cell table:formula="of:=IF(BITAND([.$R27];BITLSHIFT(1;[.AQ$2]))&gt;0;1;0)*[.$O27]" office:value-type="float" office:value="0" calcext:value-type="float">
            <text:p/>
          </table:table-cell>
          <table:table-cell table:formula="of:=IF(BITAND([.$R27];BITLSHIFT(1;[.AR$2]))&gt;0;1;0)*[.$O27]" office:value-type="float" office:value="0" calcext:value-type="float">
            <text:p/>
          </table:table-cell>
          <table:table-cell table:formula="of:=IF(BITAND([.$R27];BITLSHIFT(1;[.AS$2]))&gt;0;1;0)*[.$O27]" office:value-type="float" office:value="0" calcext:value-type="float">
            <text:p/>
          </table:table-cell>
          <table:table-cell table:formula="of:=IF(BITAND([.$R27];BITLSHIFT(1;[.AT$2]))&gt;0;1;0)*[.$O27]" office:value-type="float" office:value="0" calcext:value-type="float">
            <text:p/>
          </table:table-cell>
          <table:table-cell table:formula="of:=IF(BITAND([.$R27];BITLSHIFT(1;[.AU$2]))&gt;0;1;0)*[.$O27]" office:value-type="float" office:value="0" calcext:value-type="float">
            <text:p/>
          </table:table-cell>
          <table:table-cell table:formula="of:=IF(BITAND([.$R27];BITLSHIFT(1;[.AV$2]))&gt;0;1;0)*[.$O27]" office:value-type="float" office:value="0" calcext:value-type="float">
            <text:p/>
          </table:table-cell>
          <table:table-cell table:formula="of:=IF(BITAND([.$R27];BITLSHIFT(1;[.AW$2]))&gt;0;1;0)*[.$O27]" office:value-type="float" office:value="0" calcext:value-type="float">
            <text:p/>
          </table:table-cell>
          <table:table-cell table:formula="of:=IF(BITAND([.$R27];BITLSHIFT(1;[.AX$2]))&gt;0;1;0)*[.$O27]" office:value-type="float" office:value="0" calcext:value-type="float">
            <text:p/>
          </table:table-cell>
          <table:table-cell table:formula="of:=IF(BITAND([.$Q27];BITLSHIFT(1;[.AY$2]))&gt;0;1;0)*[.$O27]" office:value-type="float" office:value="0" calcext:value-type="float">
            <text:p/>
          </table:table-cell>
          <table:table-cell table:formula="of:=IF(BITAND([.$Q27];BITLSHIFT(1;[.AZ$2]))&gt;0;1;0)*[.$O27]" office:value-type="float" office:value="0" calcext:value-type="float">
            <text:p/>
          </table:table-cell>
          <table:table-cell table:formula="of:=IF(BITAND([.$Q27];BITLSHIFT(1;[.BA$2]))&gt;0;1;0)*[.$O27]" office:value-type="float" office:value="0" calcext:value-type="float">
            <text:p/>
          </table:table-cell>
          <table:table-cell table:formula="of:=IF(BITAND([.$Q27];BITLSHIFT(1;[.BB$2]))&gt;0;1;0)*[.$O27]" office:value-type="float" office:value="0" calcext:value-type="float">
            <text:p/>
          </table:table-cell>
          <table:table-cell table:formula="of:=IF(BITAND([.$Q27];BITLSHIFT(1;[.BC$2]))&gt;0;1;0)*[.$O27]" office:value-type="float" office:value="0" calcext:value-type="float">
            <text:p/>
          </table:table-cell>
          <table:table-cell table:formula="of:=IF(BITAND([.$Q27];BITLSHIFT(1;[.BD$2]))&gt;0;1;0)*[.$O27]" office:value-type="float" office:value="0" calcext:value-type="float">
            <text:p/>
          </table:table-cell>
          <table:table-cell table:formula="of:=IF(BITAND([.$Q27];BITLSHIFT(1;[.BE$2]))&gt;0;1;0)*[.$O27]" office:value-type="float" office:value="0" calcext:value-type="float">
            <text:p/>
          </table:table-cell>
          <table:table-cell table:formula="of:=IF(BITAND([.$Q27];BITLSHIFT(1;[.BF$2]))&gt;0;1;0)*[.$O27]" office:value-type="float" office:value="0" calcext:value-type="float">
            <text:p/>
          </table:table-cell>
          <table:table-cell table:formula="of:=IF(BITAND([.$Q27];BITLSHIFT(1;[.BG$2]))&gt;0;1;0)*[.$O27]" office:value-type="float" office:value="0" calcext:value-type="float">
            <text:p/>
          </table:table-cell>
          <table:table-cell table:formula="of:=IF(BITAND([.$Q27];BITLSHIFT(1;[.BH$2]))&gt;0;1;0)*[.$O27]" office:value-type="float" office:value="0" calcext:value-type="float">
            <text:p/>
          </table:table-cell>
          <table:table-cell table:formula="of:=IF(BITAND([.$Q27];BITLSHIFT(1;[.BI$2]))&gt;0;1;0)*[.$O27]" office:value-type="float" office:value="0" calcext:value-type="float">
            <text:p/>
          </table:table-cell>
          <table:table-cell table:formula="of:=IF(BITAND([.$Q27];BITLSHIFT(1;[.BJ$2]))&gt;0;1;0)*[.$O27]" office:value-type="float" office:value="0" calcext:value-type="float">
            <text:p/>
          </table:table-cell>
          <table:table-cell table:formula="of:=IF(BITAND([.$Q27];BITLSHIFT(1;[.BK$2]))&gt;0;1;0)*[.$O27]" office:value-type="float" office:value="0" calcext:value-type="float">
            <text:p/>
          </table:table-cell>
          <table:table-cell table:formula="of:=IF(BITAND([.$Q27];BITLSHIFT(1;[.BL$2]))&gt;0;1;0)*[.$O27]" office:value-type="float" office:value="0" calcext:value-type="float">
            <text:p/>
          </table:table-cell>
          <table:table-cell table:formula="of:=IF(BITAND([.$Q27];BITLSHIFT(1;[.BM$2]))&gt;0;1;0)*[.$O27]" office:value-type="float" office:value="0" calcext:value-type="float">
            <text:p/>
          </table:table-cell>
          <table:table-cell table:formula="of:=IF(BITAND([.$Q27];BITLSHIFT(1;[.BN$2]))&gt;0;1;0)*[.$O27]" office:value-type="float" office:value="0" calcext:value-type="float">
            <text:p/>
          </table:table-cell>
          <table:table-cell table:formula="of:=IF(BITAND([.$Q27];BITLSHIFT(1;[.BO$2]))&gt;0;1;0)*[.$O27]" office:value-type="float" office:value="0" calcext:value-type="float">
            <text:p/>
          </table:table-cell>
          <table:table-cell table:formula="of:=IF(BITAND([.$Q27];BITLSHIFT(1;[.BP$2]))&gt;0;1;0)*[.$O27]" office:value-type="float" office:value="0" calcext:value-type="float">
            <text:p/>
          </table:table-cell>
          <table:table-cell table:formula="of:=IF(BITAND([.$Q27];BITLSHIFT(1;[.BQ$2]))&gt;0;1;0)*[.$O27]" office:value-type="float" office:value="0" calcext:value-type="float">
            <text:p/>
          </table:table-cell>
          <table:table-cell table:formula="of:=IF(BITAND([.$Q27];BITLSHIFT(1;[.BR$2]))&gt;0;1;0)*[.$O27]" office:value-type="float" office:value="0" calcext:value-type="float">
            <text:p/>
          </table:table-cell>
          <table:table-cell table:formula="of:=IF(BITAND([.$Q27];BITLSHIFT(1;[.BS$2]))&gt;0;1;0)*[.$O27]" office:value-type="float" office:value="0" calcext:value-type="float">
            <text:p/>
          </table:table-cell>
          <table:table-cell table:formula="of:=IF(BITAND([.$Q27];BITLSHIFT(1;[.BT$2]))&gt;0;1;0)*[.$O27]" office:value-type="float" office:value="0" calcext:value-type="float">
            <text:p/>
          </table:table-cell>
          <table:table-cell table:formula="of:=IF(BITAND([.$Q27];BITLSHIFT(1;[.BU$2]))&gt;0;1;0)*[.$O27]" office:value-type="float" office:value="0" calcext:value-type="float">
            <text:p/>
          </table:table-cell>
          <table:table-cell table:formula="of:=IF(BITAND([.$Q27];BITLSHIFT(1;[.BV$2]))&gt;0;1;0)*[.$O27]" office:value-type="float" office:value="0" calcext:value-type="float">
            <text:p/>
          </table:table-cell>
          <table:table-cell table:formula="of:=IF(BITAND([.$Q27];BITLSHIFT(1;[.BW$2]))&gt;0;1;0)*[.$O27]" office:value-type="float" office:value="0" calcext:value-type="float">
            <text:p/>
          </table:table-cell>
          <table:table-cell table:formula="of:=IF(BITAND([.$Q27];BITLSHIFT(1;[.BX$2]))&gt;0;1;0)*[.$O27]" office:value-type="float" office:value="0" calcext:value-type="float">
            <text:p/>
          </table:table-cell>
          <table:table-cell table:formula="of:=IF(BITAND([.$Q27];BITLSHIFT(1;[.BY$2]))&gt;0;1;0)*[.$O27]" office:value-type="float" office:value="0" calcext:value-type="float">
            <text:p/>
          </table:table-cell>
          <table:table-cell table:formula="of:=IF(BITAND([.$Q27];BITLSHIFT(1;[.BZ$2]))&gt;0;1;0)*[.$O27]" office:value-type="float" office:value="0" calcext:value-type="float">
            <text:p/>
          </table:table-cell>
          <table:table-cell table:formula="of:=IF(BITAND([.$Q27];BITLSHIFT(1;[.CA$2]))&gt;0;1;0)*[.$O27]" office:value-type="float" office:value="0" calcext:value-type="float">
            <text:p/>
          </table:table-cell>
          <table:table-cell table:formula="of:=IF(BITAND([.$Q27];BITLSHIFT(1;[.CB$2]))&gt;0;1;0)*[.$O27]" office:value-type="float" office:value="0" calcext:value-type="float">
            <text:p/>
          </table:table-cell>
          <table:table-cell table:formula="of:=IF(BITAND([.$Q27];BITLSHIFT(1;[.CC$2]))&gt;0;1;0)*[.$O27]" office:value-type="float" office:value="0" calcext:value-type="float">
            <text:p/>
          </table:table-cell>
          <table:table-cell table:formula="of:=IF(BITAND([.$Q27];BITLSHIFT(1;[.CD$2]))&gt;0;1;0)*[.$O2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8];10) ;16)" office:value-type="float" office:value="0" calcext:value-type="float">
            <text:p/>
          </table:table-cell>
          <table:table-cell table:formula="of:=DECIMAL(RIGHT([.N28];8) ;16)" office:value-type="float" office:value="0" calcext:value-type="float">
            <text:p/>
          </table:table-cell>
          <table:table-cell table:formula="of:=IF(BITAND([.$R28];BITLSHIFT(1;[.S$2]))&gt;0;1;0)*[.$O28]" office:value-type="float" office:value="0" calcext:value-type="float">
            <text:p/>
          </table:table-cell>
          <table:table-cell table:formula="of:=IF(BITAND([.$R28];BITLSHIFT(1;[.T$2]))&gt;0;1;0)*[.$O28]" office:value-type="float" office:value="0" calcext:value-type="float">
            <text:p/>
          </table:table-cell>
          <table:table-cell table:formula="of:=IF(BITAND([.$R28];BITLSHIFT(1;[.U$2]))&gt;0;1;0)*[.$O28]" office:value-type="float" office:value="0" calcext:value-type="float">
            <text:p/>
          </table:table-cell>
          <table:table-cell table:formula="of:=IF(BITAND([.$R28];BITLSHIFT(1;[.V$2]))&gt;0;1;0)*[.$O28]" office:value-type="float" office:value="0" calcext:value-type="float">
            <text:p/>
          </table:table-cell>
          <table:table-cell table:formula="of:=IF(BITAND([.$R28];BITLSHIFT(1;[.W$2]))&gt;0;1;0)*[.$O28]" office:value-type="float" office:value="0" calcext:value-type="float">
            <text:p/>
          </table:table-cell>
          <table:table-cell table:formula="of:=IF(BITAND([.$R28];BITLSHIFT(1;[.X$2]))&gt;0;1;0)*[.$O28]" office:value-type="float" office:value="0" calcext:value-type="float">
            <text:p/>
          </table:table-cell>
          <table:table-cell table:formula="of:=IF(BITAND([.$R28];BITLSHIFT(1;[.Y$2]))&gt;0;1;0)*[.$O28]" office:value-type="float" office:value="0" calcext:value-type="float">
            <text:p/>
          </table:table-cell>
          <table:table-cell table:formula="of:=IF(BITAND([.$R28];BITLSHIFT(1;[.Z$2]))&gt;0;1;0)*[.$O28]" office:value-type="float" office:value="0" calcext:value-type="float">
            <text:p/>
          </table:table-cell>
          <table:table-cell table:formula="of:=IF(BITAND([.$R28];BITLSHIFT(1;[.AA$2]))&gt;0;1;0)*[.$O28]" office:value-type="float" office:value="0" calcext:value-type="float">
            <text:p/>
          </table:table-cell>
          <table:table-cell table:formula="of:=IF(BITAND([.$R28];BITLSHIFT(1;[.AB$2]))&gt;0;1;0)*[.$O28]" office:value-type="float" office:value="0" calcext:value-type="float">
            <text:p/>
          </table:table-cell>
          <table:table-cell table:formula="of:=IF(BITAND([.$R28];BITLSHIFT(1;[.AC$2]))&gt;0;1;0)*[.$O28]" office:value-type="float" office:value="0" calcext:value-type="float">
            <text:p/>
          </table:table-cell>
          <table:table-cell table:formula="of:=IF(BITAND([.$R28];BITLSHIFT(1;[.AD$2]))&gt;0;1;0)*[.$O28]" office:value-type="float" office:value="0" calcext:value-type="float">
            <text:p/>
          </table:table-cell>
          <table:table-cell table:formula="of:=IF(BITAND([.$R28];BITLSHIFT(1;[.AE$2]))&gt;0;1;0)*[.$O28]" office:value-type="float" office:value="0" calcext:value-type="float">
            <text:p/>
          </table:table-cell>
          <table:table-cell table:formula="of:=IF(BITAND([.$R28];BITLSHIFT(1;[.AF$2]))&gt;0;1;0)*[.$O28]" office:value-type="float" office:value="0" calcext:value-type="float">
            <text:p/>
          </table:table-cell>
          <table:table-cell table:formula="of:=IF(BITAND([.$R28];BITLSHIFT(1;[.AG$2]))&gt;0;1;0)*[.$O28]" office:value-type="float" office:value="0" calcext:value-type="float">
            <text:p/>
          </table:table-cell>
          <table:table-cell table:formula="of:=IF(BITAND([.$R28];BITLSHIFT(1;[.AH$2]))&gt;0;1;0)*[.$O28]" office:value-type="float" office:value="0" calcext:value-type="float">
            <text:p/>
          </table:table-cell>
          <table:table-cell table:formula="of:=IF(BITAND([.$R28];BITLSHIFT(1;[.AI$2]))&gt;0;1;0)*[.$O28]" office:value-type="float" office:value="0" calcext:value-type="float">
            <text:p/>
          </table:table-cell>
          <table:table-cell table:formula="of:=IF(BITAND([.$R28];BITLSHIFT(1;[.AJ$2]))&gt;0;1;0)*[.$O28]" office:value-type="float" office:value="0" calcext:value-type="float">
            <text:p/>
          </table:table-cell>
          <table:table-cell table:formula="of:=IF(BITAND([.$R28];BITLSHIFT(1;[.AK$2]))&gt;0;1;0)*[.$O28]" office:value-type="float" office:value="0" calcext:value-type="float">
            <text:p/>
          </table:table-cell>
          <table:table-cell table:formula="of:=IF(BITAND([.$R28];BITLSHIFT(1;[.AL$2]))&gt;0;1;0)*[.$O28]" office:value-type="float" office:value="0" calcext:value-type="float">
            <text:p/>
          </table:table-cell>
          <table:table-cell table:formula="of:=IF(BITAND([.$R28];BITLSHIFT(1;[.AM$2]))&gt;0;1;0)*[.$O28]" office:value-type="float" office:value="0" calcext:value-type="float">
            <text:p/>
          </table:table-cell>
          <table:table-cell table:formula="of:=IF(BITAND([.$R28];BITLSHIFT(1;[.AN$2]))&gt;0;1;0)*[.$O28]" office:value-type="float" office:value="0" calcext:value-type="float">
            <text:p/>
          </table:table-cell>
          <table:table-cell table:formula="of:=IF(BITAND([.$R28];BITLSHIFT(1;[.AO$2]))&gt;0;1;0)*[.$O28]" office:value-type="float" office:value="0" calcext:value-type="float">
            <text:p/>
          </table:table-cell>
          <table:table-cell table:formula="of:=IF(BITAND([.$R28];BITLSHIFT(1;[.AP$2]))&gt;0;1;0)*[.$O28]" office:value-type="float" office:value="0" calcext:value-type="float">
            <text:p/>
          </table:table-cell>
          <table:table-cell table:formula="of:=IF(BITAND([.$R28];BITLSHIFT(1;[.AQ$2]))&gt;0;1;0)*[.$O28]" office:value-type="float" office:value="0" calcext:value-type="float">
            <text:p/>
          </table:table-cell>
          <table:table-cell table:formula="of:=IF(BITAND([.$R28];BITLSHIFT(1;[.AR$2]))&gt;0;1;0)*[.$O28]" office:value-type="float" office:value="0" calcext:value-type="float">
            <text:p/>
          </table:table-cell>
          <table:table-cell table:formula="of:=IF(BITAND([.$R28];BITLSHIFT(1;[.AS$2]))&gt;0;1;0)*[.$O28]" office:value-type="float" office:value="0" calcext:value-type="float">
            <text:p/>
          </table:table-cell>
          <table:table-cell table:formula="of:=IF(BITAND([.$R28];BITLSHIFT(1;[.AT$2]))&gt;0;1;0)*[.$O28]" office:value-type="float" office:value="0" calcext:value-type="float">
            <text:p/>
          </table:table-cell>
          <table:table-cell table:formula="of:=IF(BITAND([.$R28];BITLSHIFT(1;[.AU$2]))&gt;0;1;0)*[.$O28]" office:value-type="float" office:value="0" calcext:value-type="float">
            <text:p/>
          </table:table-cell>
          <table:table-cell table:formula="of:=IF(BITAND([.$R28];BITLSHIFT(1;[.AV$2]))&gt;0;1;0)*[.$O28]" office:value-type="float" office:value="0" calcext:value-type="float">
            <text:p/>
          </table:table-cell>
          <table:table-cell table:formula="of:=IF(BITAND([.$R28];BITLSHIFT(1;[.AW$2]))&gt;0;1;0)*[.$O28]" office:value-type="float" office:value="0" calcext:value-type="float">
            <text:p/>
          </table:table-cell>
          <table:table-cell table:formula="of:=IF(BITAND([.$R28];BITLSHIFT(1;[.AX$2]))&gt;0;1;0)*[.$O28]" office:value-type="float" office:value="0" calcext:value-type="float">
            <text:p/>
          </table:table-cell>
          <table:table-cell table:formula="of:=IF(BITAND([.$Q28];BITLSHIFT(1;[.AY$2]))&gt;0;1;0)*[.$O28]" office:value-type="float" office:value="0" calcext:value-type="float">
            <text:p/>
          </table:table-cell>
          <table:table-cell table:formula="of:=IF(BITAND([.$Q28];BITLSHIFT(1;[.AZ$2]))&gt;0;1;0)*[.$O28]" office:value-type="float" office:value="0" calcext:value-type="float">
            <text:p/>
          </table:table-cell>
          <table:table-cell table:formula="of:=IF(BITAND([.$Q28];BITLSHIFT(1;[.BA$2]))&gt;0;1;0)*[.$O28]" office:value-type="float" office:value="0" calcext:value-type="float">
            <text:p/>
          </table:table-cell>
          <table:table-cell table:formula="of:=IF(BITAND([.$Q28];BITLSHIFT(1;[.BB$2]))&gt;0;1;0)*[.$O28]" office:value-type="float" office:value="0" calcext:value-type="float">
            <text:p/>
          </table:table-cell>
          <table:table-cell table:formula="of:=IF(BITAND([.$Q28];BITLSHIFT(1;[.BC$2]))&gt;0;1;0)*[.$O28]" office:value-type="float" office:value="0" calcext:value-type="float">
            <text:p/>
          </table:table-cell>
          <table:table-cell table:formula="of:=IF(BITAND([.$Q28];BITLSHIFT(1;[.BD$2]))&gt;0;1;0)*[.$O28]" office:value-type="float" office:value="0" calcext:value-type="float">
            <text:p/>
          </table:table-cell>
          <table:table-cell table:formula="of:=IF(BITAND([.$Q28];BITLSHIFT(1;[.BE$2]))&gt;0;1;0)*[.$O28]" office:value-type="float" office:value="0" calcext:value-type="float">
            <text:p/>
          </table:table-cell>
          <table:table-cell table:formula="of:=IF(BITAND([.$Q28];BITLSHIFT(1;[.BF$2]))&gt;0;1;0)*[.$O28]" office:value-type="float" office:value="0" calcext:value-type="float">
            <text:p/>
          </table:table-cell>
          <table:table-cell table:formula="of:=IF(BITAND([.$Q28];BITLSHIFT(1;[.BG$2]))&gt;0;1;0)*[.$O28]" office:value-type="float" office:value="0" calcext:value-type="float">
            <text:p/>
          </table:table-cell>
          <table:table-cell table:formula="of:=IF(BITAND([.$Q28];BITLSHIFT(1;[.BH$2]))&gt;0;1;0)*[.$O28]" office:value-type="float" office:value="0" calcext:value-type="float">
            <text:p/>
          </table:table-cell>
          <table:table-cell table:formula="of:=IF(BITAND([.$Q28];BITLSHIFT(1;[.BI$2]))&gt;0;1;0)*[.$O28]" office:value-type="float" office:value="0" calcext:value-type="float">
            <text:p/>
          </table:table-cell>
          <table:table-cell table:formula="of:=IF(BITAND([.$Q28];BITLSHIFT(1;[.BJ$2]))&gt;0;1;0)*[.$O28]" office:value-type="float" office:value="0" calcext:value-type="float">
            <text:p/>
          </table:table-cell>
          <table:table-cell table:formula="of:=IF(BITAND([.$Q28];BITLSHIFT(1;[.BK$2]))&gt;0;1;0)*[.$O28]" office:value-type="float" office:value="0" calcext:value-type="float">
            <text:p/>
          </table:table-cell>
          <table:table-cell table:formula="of:=IF(BITAND([.$Q28];BITLSHIFT(1;[.BL$2]))&gt;0;1;0)*[.$O28]" office:value-type="float" office:value="0" calcext:value-type="float">
            <text:p/>
          </table:table-cell>
          <table:table-cell table:formula="of:=IF(BITAND([.$Q28];BITLSHIFT(1;[.BM$2]))&gt;0;1;0)*[.$O28]" office:value-type="float" office:value="0" calcext:value-type="float">
            <text:p/>
          </table:table-cell>
          <table:table-cell table:formula="of:=IF(BITAND([.$Q28];BITLSHIFT(1;[.BN$2]))&gt;0;1;0)*[.$O28]" office:value-type="float" office:value="0" calcext:value-type="float">
            <text:p/>
          </table:table-cell>
          <table:table-cell table:formula="of:=IF(BITAND([.$Q28];BITLSHIFT(1;[.BO$2]))&gt;0;1;0)*[.$O28]" office:value-type="float" office:value="0" calcext:value-type="float">
            <text:p/>
          </table:table-cell>
          <table:table-cell table:formula="of:=IF(BITAND([.$Q28];BITLSHIFT(1;[.BP$2]))&gt;0;1;0)*[.$O28]" office:value-type="float" office:value="0" calcext:value-type="float">
            <text:p/>
          </table:table-cell>
          <table:table-cell table:formula="of:=IF(BITAND([.$Q28];BITLSHIFT(1;[.BQ$2]))&gt;0;1;0)*[.$O28]" office:value-type="float" office:value="0" calcext:value-type="float">
            <text:p/>
          </table:table-cell>
          <table:table-cell table:formula="of:=IF(BITAND([.$Q28];BITLSHIFT(1;[.BR$2]))&gt;0;1;0)*[.$O28]" office:value-type="float" office:value="0" calcext:value-type="float">
            <text:p/>
          </table:table-cell>
          <table:table-cell table:formula="of:=IF(BITAND([.$Q28];BITLSHIFT(1;[.BS$2]))&gt;0;1;0)*[.$O28]" office:value-type="float" office:value="0" calcext:value-type="float">
            <text:p/>
          </table:table-cell>
          <table:table-cell table:formula="of:=IF(BITAND([.$Q28];BITLSHIFT(1;[.BT$2]))&gt;0;1;0)*[.$O28]" office:value-type="float" office:value="0" calcext:value-type="float">
            <text:p/>
          </table:table-cell>
          <table:table-cell table:formula="of:=IF(BITAND([.$Q28];BITLSHIFT(1;[.BU$2]))&gt;0;1;0)*[.$O28]" office:value-type="float" office:value="0" calcext:value-type="float">
            <text:p/>
          </table:table-cell>
          <table:table-cell table:formula="of:=IF(BITAND([.$Q28];BITLSHIFT(1;[.BV$2]))&gt;0;1;0)*[.$O28]" office:value-type="float" office:value="0" calcext:value-type="float">
            <text:p/>
          </table:table-cell>
          <table:table-cell table:formula="of:=IF(BITAND([.$Q28];BITLSHIFT(1;[.BW$2]))&gt;0;1;0)*[.$O28]" office:value-type="float" office:value="0" calcext:value-type="float">
            <text:p/>
          </table:table-cell>
          <table:table-cell table:formula="of:=IF(BITAND([.$Q28];BITLSHIFT(1;[.BX$2]))&gt;0;1;0)*[.$O28]" office:value-type="float" office:value="0" calcext:value-type="float">
            <text:p/>
          </table:table-cell>
          <table:table-cell table:formula="of:=IF(BITAND([.$Q28];BITLSHIFT(1;[.BY$2]))&gt;0;1;0)*[.$O28]" office:value-type="float" office:value="0" calcext:value-type="float">
            <text:p/>
          </table:table-cell>
          <table:table-cell table:formula="of:=IF(BITAND([.$Q28];BITLSHIFT(1;[.BZ$2]))&gt;0;1;0)*[.$O28]" office:value-type="float" office:value="0" calcext:value-type="float">
            <text:p/>
          </table:table-cell>
          <table:table-cell table:formula="of:=IF(BITAND([.$Q28];BITLSHIFT(1;[.CA$2]))&gt;0;1;0)*[.$O28]" office:value-type="float" office:value="0" calcext:value-type="float">
            <text:p/>
          </table:table-cell>
          <table:table-cell table:formula="of:=IF(BITAND([.$Q28];BITLSHIFT(1;[.CB$2]))&gt;0;1;0)*[.$O28]" office:value-type="float" office:value="0" calcext:value-type="float">
            <text:p/>
          </table:table-cell>
          <table:table-cell table:formula="of:=IF(BITAND([.$Q28];BITLSHIFT(1;[.CC$2]))&gt;0;1;0)*[.$O28]" office:value-type="float" office:value="0" calcext:value-type="float">
            <text:p/>
          </table:table-cell>
          <table:table-cell table:formula="of:=IF(BITAND([.$Q28];BITLSHIFT(1;[.CD$2]))&gt;0;1;0)*[.$O2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9];10) ;16)" office:value-type="float" office:value="0" calcext:value-type="float">
            <text:p/>
          </table:table-cell>
          <table:table-cell table:formula="of:=DECIMAL(RIGHT([.N29];8) ;16)" office:value-type="float" office:value="0" calcext:value-type="float">
            <text:p/>
          </table:table-cell>
          <table:table-cell table:formula="of:=IF(BITAND([.$R29];BITLSHIFT(1;[.S$2]))&gt;0;1;0)*[.$O29]" office:value-type="float" office:value="0" calcext:value-type="float">
            <text:p/>
          </table:table-cell>
          <table:table-cell table:formula="of:=IF(BITAND([.$R29];BITLSHIFT(1;[.T$2]))&gt;0;1;0)*[.$O29]" office:value-type="float" office:value="0" calcext:value-type="float">
            <text:p/>
          </table:table-cell>
          <table:table-cell table:formula="of:=IF(BITAND([.$R29];BITLSHIFT(1;[.U$2]))&gt;0;1;0)*[.$O29]" office:value-type="float" office:value="0" calcext:value-type="float">
            <text:p/>
          </table:table-cell>
          <table:table-cell table:formula="of:=IF(BITAND([.$R29];BITLSHIFT(1;[.V$2]))&gt;0;1;0)*[.$O29]" office:value-type="float" office:value="0" calcext:value-type="float">
            <text:p/>
          </table:table-cell>
          <table:table-cell table:formula="of:=IF(BITAND([.$R29];BITLSHIFT(1;[.W$2]))&gt;0;1;0)*[.$O29]" office:value-type="float" office:value="0" calcext:value-type="float">
            <text:p/>
          </table:table-cell>
          <table:table-cell table:formula="of:=IF(BITAND([.$R29];BITLSHIFT(1;[.X$2]))&gt;0;1;0)*[.$O29]" office:value-type="float" office:value="0" calcext:value-type="float">
            <text:p/>
          </table:table-cell>
          <table:table-cell table:formula="of:=IF(BITAND([.$R29];BITLSHIFT(1;[.Y$2]))&gt;0;1;0)*[.$O29]" office:value-type="float" office:value="0" calcext:value-type="float">
            <text:p/>
          </table:table-cell>
          <table:table-cell table:formula="of:=IF(BITAND([.$R29];BITLSHIFT(1;[.Z$2]))&gt;0;1;0)*[.$O29]" office:value-type="float" office:value="0" calcext:value-type="float">
            <text:p/>
          </table:table-cell>
          <table:table-cell table:formula="of:=IF(BITAND([.$R29];BITLSHIFT(1;[.AA$2]))&gt;0;1;0)*[.$O29]" office:value-type="float" office:value="0" calcext:value-type="float">
            <text:p/>
          </table:table-cell>
          <table:table-cell table:formula="of:=IF(BITAND([.$R29];BITLSHIFT(1;[.AB$2]))&gt;0;1;0)*[.$O29]" office:value-type="float" office:value="0" calcext:value-type="float">
            <text:p/>
          </table:table-cell>
          <table:table-cell table:formula="of:=IF(BITAND([.$R29];BITLSHIFT(1;[.AC$2]))&gt;0;1;0)*[.$O29]" office:value-type="float" office:value="0" calcext:value-type="float">
            <text:p/>
          </table:table-cell>
          <table:table-cell table:formula="of:=IF(BITAND([.$R29];BITLSHIFT(1;[.AD$2]))&gt;0;1;0)*[.$O29]" office:value-type="float" office:value="0" calcext:value-type="float">
            <text:p/>
          </table:table-cell>
          <table:table-cell table:formula="of:=IF(BITAND([.$R29];BITLSHIFT(1;[.AE$2]))&gt;0;1;0)*[.$O29]" office:value-type="float" office:value="0" calcext:value-type="float">
            <text:p/>
          </table:table-cell>
          <table:table-cell table:formula="of:=IF(BITAND([.$R29];BITLSHIFT(1;[.AF$2]))&gt;0;1;0)*[.$O29]" office:value-type="float" office:value="0" calcext:value-type="float">
            <text:p/>
          </table:table-cell>
          <table:table-cell table:formula="of:=IF(BITAND([.$R29];BITLSHIFT(1;[.AG$2]))&gt;0;1;0)*[.$O29]" office:value-type="float" office:value="0" calcext:value-type="float">
            <text:p/>
          </table:table-cell>
          <table:table-cell table:formula="of:=IF(BITAND([.$R29];BITLSHIFT(1;[.AH$2]))&gt;0;1;0)*[.$O29]" office:value-type="float" office:value="0" calcext:value-type="float">
            <text:p/>
          </table:table-cell>
          <table:table-cell table:formula="of:=IF(BITAND([.$R29];BITLSHIFT(1;[.AI$2]))&gt;0;1;0)*[.$O29]" office:value-type="float" office:value="0" calcext:value-type="float">
            <text:p/>
          </table:table-cell>
          <table:table-cell table:formula="of:=IF(BITAND([.$R29];BITLSHIFT(1;[.AJ$2]))&gt;0;1;0)*[.$O29]" office:value-type="float" office:value="0" calcext:value-type="float">
            <text:p/>
          </table:table-cell>
          <table:table-cell table:formula="of:=IF(BITAND([.$R29];BITLSHIFT(1;[.AK$2]))&gt;0;1;0)*[.$O29]" office:value-type="float" office:value="0" calcext:value-type="float">
            <text:p/>
          </table:table-cell>
          <table:table-cell table:formula="of:=IF(BITAND([.$R29];BITLSHIFT(1;[.AL$2]))&gt;0;1;0)*[.$O29]" office:value-type="float" office:value="0" calcext:value-type="float">
            <text:p/>
          </table:table-cell>
          <table:table-cell table:formula="of:=IF(BITAND([.$R29];BITLSHIFT(1;[.AM$2]))&gt;0;1;0)*[.$O29]" office:value-type="float" office:value="0" calcext:value-type="float">
            <text:p/>
          </table:table-cell>
          <table:table-cell table:formula="of:=IF(BITAND([.$R29];BITLSHIFT(1;[.AN$2]))&gt;0;1;0)*[.$O29]" office:value-type="float" office:value="0" calcext:value-type="float">
            <text:p/>
          </table:table-cell>
          <table:table-cell table:formula="of:=IF(BITAND([.$R29];BITLSHIFT(1;[.AO$2]))&gt;0;1;0)*[.$O29]" office:value-type="float" office:value="0" calcext:value-type="float">
            <text:p/>
          </table:table-cell>
          <table:table-cell table:formula="of:=IF(BITAND([.$R29];BITLSHIFT(1;[.AP$2]))&gt;0;1;0)*[.$O29]" office:value-type="float" office:value="0" calcext:value-type="float">
            <text:p/>
          </table:table-cell>
          <table:table-cell table:formula="of:=IF(BITAND([.$R29];BITLSHIFT(1;[.AQ$2]))&gt;0;1;0)*[.$O29]" office:value-type="float" office:value="0" calcext:value-type="float">
            <text:p/>
          </table:table-cell>
          <table:table-cell table:formula="of:=IF(BITAND([.$R29];BITLSHIFT(1;[.AR$2]))&gt;0;1;0)*[.$O29]" office:value-type="float" office:value="0" calcext:value-type="float">
            <text:p/>
          </table:table-cell>
          <table:table-cell table:formula="of:=IF(BITAND([.$R29];BITLSHIFT(1;[.AS$2]))&gt;0;1;0)*[.$O29]" office:value-type="float" office:value="0" calcext:value-type="float">
            <text:p/>
          </table:table-cell>
          <table:table-cell table:formula="of:=IF(BITAND([.$R29];BITLSHIFT(1;[.AT$2]))&gt;0;1;0)*[.$O29]" office:value-type="float" office:value="0" calcext:value-type="float">
            <text:p/>
          </table:table-cell>
          <table:table-cell table:formula="of:=IF(BITAND([.$R29];BITLSHIFT(1;[.AU$2]))&gt;0;1;0)*[.$O29]" office:value-type="float" office:value="0" calcext:value-type="float">
            <text:p/>
          </table:table-cell>
          <table:table-cell table:formula="of:=IF(BITAND([.$R29];BITLSHIFT(1;[.AV$2]))&gt;0;1;0)*[.$O29]" office:value-type="float" office:value="0" calcext:value-type="float">
            <text:p/>
          </table:table-cell>
          <table:table-cell table:formula="of:=IF(BITAND([.$R29];BITLSHIFT(1;[.AW$2]))&gt;0;1;0)*[.$O29]" office:value-type="float" office:value="0" calcext:value-type="float">
            <text:p/>
          </table:table-cell>
          <table:table-cell table:formula="of:=IF(BITAND([.$R29];BITLSHIFT(1;[.AX$2]))&gt;0;1;0)*[.$O29]" office:value-type="float" office:value="0" calcext:value-type="float">
            <text:p/>
          </table:table-cell>
          <table:table-cell table:formula="of:=IF(BITAND([.$Q29];BITLSHIFT(1;[.AY$2]))&gt;0;1;0)*[.$O29]" office:value-type="float" office:value="0" calcext:value-type="float">
            <text:p/>
          </table:table-cell>
          <table:table-cell table:formula="of:=IF(BITAND([.$Q29];BITLSHIFT(1;[.AZ$2]))&gt;0;1;0)*[.$O29]" office:value-type="float" office:value="0" calcext:value-type="float">
            <text:p/>
          </table:table-cell>
          <table:table-cell table:formula="of:=IF(BITAND([.$Q29];BITLSHIFT(1;[.BA$2]))&gt;0;1;0)*[.$O29]" office:value-type="float" office:value="0" calcext:value-type="float">
            <text:p/>
          </table:table-cell>
          <table:table-cell table:formula="of:=IF(BITAND([.$Q29];BITLSHIFT(1;[.BB$2]))&gt;0;1;0)*[.$O29]" office:value-type="float" office:value="0" calcext:value-type="float">
            <text:p/>
          </table:table-cell>
          <table:table-cell table:formula="of:=IF(BITAND([.$Q29];BITLSHIFT(1;[.BC$2]))&gt;0;1;0)*[.$O29]" office:value-type="float" office:value="0" calcext:value-type="float">
            <text:p/>
          </table:table-cell>
          <table:table-cell table:formula="of:=IF(BITAND([.$Q29];BITLSHIFT(1;[.BD$2]))&gt;0;1;0)*[.$O29]" office:value-type="float" office:value="0" calcext:value-type="float">
            <text:p/>
          </table:table-cell>
          <table:table-cell table:formula="of:=IF(BITAND([.$Q29];BITLSHIFT(1;[.BE$2]))&gt;0;1;0)*[.$O29]" office:value-type="float" office:value="0" calcext:value-type="float">
            <text:p/>
          </table:table-cell>
          <table:table-cell table:formula="of:=IF(BITAND([.$Q29];BITLSHIFT(1;[.BF$2]))&gt;0;1;0)*[.$O29]" office:value-type="float" office:value="0" calcext:value-type="float">
            <text:p/>
          </table:table-cell>
          <table:table-cell table:formula="of:=IF(BITAND([.$Q29];BITLSHIFT(1;[.BG$2]))&gt;0;1;0)*[.$O29]" office:value-type="float" office:value="0" calcext:value-type="float">
            <text:p/>
          </table:table-cell>
          <table:table-cell table:formula="of:=IF(BITAND([.$Q29];BITLSHIFT(1;[.BH$2]))&gt;0;1;0)*[.$O29]" office:value-type="float" office:value="0" calcext:value-type="float">
            <text:p/>
          </table:table-cell>
          <table:table-cell table:formula="of:=IF(BITAND([.$Q29];BITLSHIFT(1;[.BI$2]))&gt;0;1;0)*[.$O29]" office:value-type="float" office:value="0" calcext:value-type="float">
            <text:p/>
          </table:table-cell>
          <table:table-cell table:formula="of:=IF(BITAND([.$Q29];BITLSHIFT(1;[.BJ$2]))&gt;0;1;0)*[.$O29]" office:value-type="float" office:value="0" calcext:value-type="float">
            <text:p/>
          </table:table-cell>
          <table:table-cell table:formula="of:=IF(BITAND([.$Q29];BITLSHIFT(1;[.BK$2]))&gt;0;1;0)*[.$O29]" office:value-type="float" office:value="0" calcext:value-type="float">
            <text:p/>
          </table:table-cell>
          <table:table-cell table:formula="of:=IF(BITAND([.$Q29];BITLSHIFT(1;[.BL$2]))&gt;0;1;0)*[.$O29]" office:value-type="float" office:value="0" calcext:value-type="float">
            <text:p/>
          </table:table-cell>
          <table:table-cell table:formula="of:=IF(BITAND([.$Q29];BITLSHIFT(1;[.BM$2]))&gt;0;1;0)*[.$O29]" office:value-type="float" office:value="0" calcext:value-type="float">
            <text:p/>
          </table:table-cell>
          <table:table-cell table:formula="of:=IF(BITAND([.$Q29];BITLSHIFT(1;[.BN$2]))&gt;0;1;0)*[.$O29]" office:value-type="float" office:value="0" calcext:value-type="float">
            <text:p/>
          </table:table-cell>
          <table:table-cell table:formula="of:=IF(BITAND([.$Q29];BITLSHIFT(1;[.BO$2]))&gt;0;1;0)*[.$O29]" office:value-type="float" office:value="0" calcext:value-type="float">
            <text:p/>
          </table:table-cell>
          <table:table-cell table:formula="of:=IF(BITAND([.$Q29];BITLSHIFT(1;[.BP$2]))&gt;0;1;0)*[.$O29]" office:value-type="float" office:value="0" calcext:value-type="float">
            <text:p/>
          </table:table-cell>
          <table:table-cell table:formula="of:=IF(BITAND([.$Q29];BITLSHIFT(1;[.BQ$2]))&gt;0;1;0)*[.$O29]" office:value-type="float" office:value="0" calcext:value-type="float">
            <text:p/>
          </table:table-cell>
          <table:table-cell table:formula="of:=IF(BITAND([.$Q29];BITLSHIFT(1;[.BR$2]))&gt;0;1;0)*[.$O29]" office:value-type="float" office:value="0" calcext:value-type="float">
            <text:p/>
          </table:table-cell>
          <table:table-cell table:formula="of:=IF(BITAND([.$Q29];BITLSHIFT(1;[.BS$2]))&gt;0;1;0)*[.$O29]" office:value-type="float" office:value="0" calcext:value-type="float">
            <text:p/>
          </table:table-cell>
          <table:table-cell table:formula="of:=IF(BITAND([.$Q29];BITLSHIFT(1;[.BT$2]))&gt;0;1;0)*[.$O29]" office:value-type="float" office:value="0" calcext:value-type="float">
            <text:p/>
          </table:table-cell>
          <table:table-cell table:formula="of:=IF(BITAND([.$Q29];BITLSHIFT(1;[.BU$2]))&gt;0;1;0)*[.$O29]" office:value-type="float" office:value="0" calcext:value-type="float">
            <text:p/>
          </table:table-cell>
          <table:table-cell table:formula="of:=IF(BITAND([.$Q29];BITLSHIFT(1;[.BV$2]))&gt;0;1;0)*[.$O29]" office:value-type="float" office:value="0" calcext:value-type="float">
            <text:p/>
          </table:table-cell>
          <table:table-cell table:formula="of:=IF(BITAND([.$Q29];BITLSHIFT(1;[.BW$2]))&gt;0;1;0)*[.$O29]" office:value-type="float" office:value="0" calcext:value-type="float">
            <text:p/>
          </table:table-cell>
          <table:table-cell table:formula="of:=IF(BITAND([.$Q29];BITLSHIFT(1;[.BX$2]))&gt;0;1;0)*[.$O29]" office:value-type="float" office:value="0" calcext:value-type="float">
            <text:p/>
          </table:table-cell>
          <table:table-cell table:formula="of:=IF(BITAND([.$Q29];BITLSHIFT(1;[.BY$2]))&gt;0;1;0)*[.$O29]" office:value-type="float" office:value="0" calcext:value-type="float">
            <text:p/>
          </table:table-cell>
          <table:table-cell table:formula="of:=IF(BITAND([.$Q29];BITLSHIFT(1;[.BZ$2]))&gt;0;1;0)*[.$O29]" office:value-type="float" office:value="0" calcext:value-type="float">
            <text:p/>
          </table:table-cell>
          <table:table-cell table:formula="of:=IF(BITAND([.$Q29];BITLSHIFT(1;[.CA$2]))&gt;0;1;0)*[.$O29]" office:value-type="float" office:value="0" calcext:value-type="float">
            <text:p/>
          </table:table-cell>
          <table:table-cell table:formula="of:=IF(BITAND([.$Q29];BITLSHIFT(1;[.CB$2]))&gt;0;1;0)*[.$O29]" office:value-type="float" office:value="0" calcext:value-type="float">
            <text:p/>
          </table:table-cell>
          <table:table-cell table:formula="of:=IF(BITAND([.$Q29];BITLSHIFT(1;[.CC$2]))&gt;0;1;0)*[.$O29]" office:value-type="float" office:value="0" calcext:value-type="float">
            <text:p/>
          </table:table-cell>
          <table:table-cell table:formula="of:=IF(BITAND([.$Q29];BITLSHIFT(1;[.CD$2]))&gt;0;1;0)*[.$O2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0];10) ;16)" office:value-type="float" office:value="0" calcext:value-type="float">
            <text:p/>
          </table:table-cell>
          <table:table-cell table:formula="of:=DECIMAL(RIGHT([.N30];8) ;16)" office:value-type="float" office:value="0" calcext:value-type="float">
            <text:p/>
          </table:table-cell>
          <table:table-cell table:formula="of:=IF(BITAND([.$R30];BITLSHIFT(1;[.S$2]))&gt;0;1;0)*[.$O30]" office:value-type="float" office:value="0" calcext:value-type="float">
            <text:p/>
          </table:table-cell>
          <table:table-cell table:formula="of:=IF(BITAND([.$R30];BITLSHIFT(1;[.T$2]))&gt;0;1;0)*[.$O30]" office:value-type="float" office:value="0" calcext:value-type="float">
            <text:p/>
          </table:table-cell>
          <table:table-cell table:formula="of:=IF(BITAND([.$R30];BITLSHIFT(1;[.U$2]))&gt;0;1;0)*[.$O30]" office:value-type="float" office:value="0" calcext:value-type="float">
            <text:p/>
          </table:table-cell>
          <table:table-cell table:formula="of:=IF(BITAND([.$R30];BITLSHIFT(1;[.V$2]))&gt;0;1;0)*[.$O30]" office:value-type="float" office:value="0" calcext:value-type="float">
            <text:p/>
          </table:table-cell>
          <table:table-cell table:formula="of:=IF(BITAND([.$R30];BITLSHIFT(1;[.W$2]))&gt;0;1;0)*[.$O30]" office:value-type="float" office:value="0" calcext:value-type="float">
            <text:p/>
          </table:table-cell>
          <table:table-cell table:formula="of:=IF(BITAND([.$R30];BITLSHIFT(1;[.X$2]))&gt;0;1;0)*[.$O30]" office:value-type="float" office:value="0" calcext:value-type="float">
            <text:p/>
          </table:table-cell>
          <table:table-cell table:formula="of:=IF(BITAND([.$R30];BITLSHIFT(1;[.Y$2]))&gt;0;1;0)*[.$O30]" office:value-type="float" office:value="0" calcext:value-type="float">
            <text:p/>
          </table:table-cell>
          <table:table-cell table:formula="of:=IF(BITAND([.$R30];BITLSHIFT(1;[.Z$2]))&gt;0;1;0)*[.$O30]" office:value-type="float" office:value="0" calcext:value-type="float">
            <text:p/>
          </table:table-cell>
          <table:table-cell table:formula="of:=IF(BITAND([.$R30];BITLSHIFT(1;[.AA$2]))&gt;0;1;0)*[.$O30]" office:value-type="float" office:value="0" calcext:value-type="float">
            <text:p/>
          </table:table-cell>
          <table:table-cell table:formula="of:=IF(BITAND([.$R30];BITLSHIFT(1;[.AB$2]))&gt;0;1;0)*[.$O30]" office:value-type="float" office:value="0" calcext:value-type="float">
            <text:p/>
          </table:table-cell>
          <table:table-cell table:formula="of:=IF(BITAND([.$R30];BITLSHIFT(1;[.AC$2]))&gt;0;1;0)*[.$O30]" office:value-type="float" office:value="0" calcext:value-type="float">
            <text:p/>
          </table:table-cell>
          <table:table-cell table:formula="of:=IF(BITAND([.$R30];BITLSHIFT(1;[.AD$2]))&gt;0;1;0)*[.$O30]" office:value-type="float" office:value="0" calcext:value-type="float">
            <text:p/>
          </table:table-cell>
          <table:table-cell table:formula="of:=IF(BITAND([.$R30];BITLSHIFT(1;[.AE$2]))&gt;0;1;0)*[.$O30]" office:value-type="float" office:value="0" calcext:value-type="float">
            <text:p/>
          </table:table-cell>
          <table:table-cell table:formula="of:=IF(BITAND([.$R30];BITLSHIFT(1;[.AF$2]))&gt;0;1;0)*[.$O30]" office:value-type="float" office:value="0" calcext:value-type="float">
            <text:p/>
          </table:table-cell>
          <table:table-cell table:formula="of:=IF(BITAND([.$R30];BITLSHIFT(1;[.AG$2]))&gt;0;1;0)*[.$O30]" office:value-type="float" office:value="0" calcext:value-type="float">
            <text:p/>
          </table:table-cell>
          <table:table-cell table:formula="of:=IF(BITAND([.$R30];BITLSHIFT(1;[.AH$2]))&gt;0;1;0)*[.$O30]" office:value-type="float" office:value="0" calcext:value-type="float">
            <text:p/>
          </table:table-cell>
          <table:table-cell table:formula="of:=IF(BITAND([.$R30];BITLSHIFT(1;[.AI$2]))&gt;0;1;0)*[.$O30]" office:value-type="float" office:value="0" calcext:value-type="float">
            <text:p/>
          </table:table-cell>
          <table:table-cell table:formula="of:=IF(BITAND([.$R30];BITLSHIFT(1;[.AJ$2]))&gt;0;1;0)*[.$O30]" office:value-type="float" office:value="0" calcext:value-type="float">
            <text:p/>
          </table:table-cell>
          <table:table-cell table:formula="of:=IF(BITAND([.$R30];BITLSHIFT(1;[.AK$2]))&gt;0;1;0)*[.$O30]" office:value-type="float" office:value="0" calcext:value-type="float">
            <text:p/>
          </table:table-cell>
          <table:table-cell table:formula="of:=IF(BITAND([.$R30];BITLSHIFT(1;[.AL$2]))&gt;0;1;0)*[.$O30]" office:value-type="float" office:value="0" calcext:value-type="float">
            <text:p/>
          </table:table-cell>
          <table:table-cell table:formula="of:=IF(BITAND([.$R30];BITLSHIFT(1;[.AM$2]))&gt;0;1;0)*[.$O30]" office:value-type="float" office:value="0" calcext:value-type="float">
            <text:p/>
          </table:table-cell>
          <table:table-cell table:formula="of:=IF(BITAND([.$R30];BITLSHIFT(1;[.AN$2]))&gt;0;1;0)*[.$O30]" office:value-type="float" office:value="0" calcext:value-type="float">
            <text:p/>
          </table:table-cell>
          <table:table-cell table:formula="of:=IF(BITAND([.$R30];BITLSHIFT(1;[.AO$2]))&gt;0;1;0)*[.$O30]" office:value-type="float" office:value="0" calcext:value-type="float">
            <text:p/>
          </table:table-cell>
          <table:table-cell table:formula="of:=IF(BITAND([.$R30];BITLSHIFT(1;[.AP$2]))&gt;0;1;0)*[.$O30]" office:value-type="float" office:value="0" calcext:value-type="float">
            <text:p/>
          </table:table-cell>
          <table:table-cell table:formula="of:=IF(BITAND([.$R30];BITLSHIFT(1;[.AQ$2]))&gt;0;1;0)*[.$O30]" office:value-type="float" office:value="0" calcext:value-type="float">
            <text:p/>
          </table:table-cell>
          <table:table-cell table:formula="of:=IF(BITAND([.$R30];BITLSHIFT(1;[.AR$2]))&gt;0;1;0)*[.$O30]" office:value-type="float" office:value="0" calcext:value-type="float">
            <text:p/>
          </table:table-cell>
          <table:table-cell table:formula="of:=IF(BITAND([.$R30];BITLSHIFT(1;[.AS$2]))&gt;0;1;0)*[.$O30]" office:value-type="float" office:value="0" calcext:value-type="float">
            <text:p/>
          </table:table-cell>
          <table:table-cell table:formula="of:=IF(BITAND([.$R30];BITLSHIFT(1;[.AT$2]))&gt;0;1;0)*[.$O30]" office:value-type="float" office:value="0" calcext:value-type="float">
            <text:p/>
          </table:table-cell>
          <table:table-cell table:formula="of:=IF(BITAND([.$R30];BITLSHIFT(1;[.AU$2]))&gt;0;1;0)*[.$O30]" office:value-type="float" office:value="0" calcext:value-type="float">
            <text:p/>
          </table:table-cell>
          <table:table-cell table:formula="of:=IF(BITAND([.$R30];BITLSHIFT(1;[.AV$2]))&gt;0;1;0)*[.$O30]" office:value-type="float" office:value="0" calcext:value-type="float">
            <text:p/>
          </table:table-cell>
          <table:table-cell table:formula="of:=IF(BITAND([.$R30];BITLSHIFT(1;[.AW$2]))&gt;0;1;0)*[.$O30]" office:value-type="float" office:value="0" calcext:value-type="float">
            <text:p/>
          </table:table-cell>
          <table:table-cell table:formula="of:=IF(BITAND([.$R30];BITLSHIFT(1;[.AX$2]))&gt;0;1;0)*[.$O30]" office:value-type="float" office:value="0" calcext:value-type="float">
            <text:p/>
          </table:table-cell>
          <table:table-cell table:formula="of:=IF(BITAND([.$Q30];BITLSHIFT(1;[.AY$2]))&gt;0;1;0)*[.$O30]" office:value-type="float" office:value="0" calcext:value-type="float">
            <text:p/>
          </table:table-cell>
          <table:table-cell table:formula="of:=IF(BITAND([.$Q30];BITLSHIFT(1;[.AZ$2]))&gt;0;1;0)*[.$O30]" office:value-type="float" office:value="0" calcext:value-type="float">
            <text:p/>
          </table:table-cell>
          <table:table-cell table:formula="of:=IF(BITAND([.$Q30];BITLSHIFT(1;[.BA$2]))&gt;0;1;0)*[.$O30]" office:value-type="float" office:value="0" calcext:value-type="float">
            <text:p/>
          </table:table-cell>
          <table:table-cell table:formula="of:=IF(BITAND([.$Q30];BITLSHIFT(1;[.BB$2]))&gt;0;1;0)*[.$O30]" office:value-type="float" office:value="0" calcext:value-type="float">
            <text:p/>
          </table:table-cell>
          <table:table-cell table:formula="of:=IF(BITAND([.$Q30];BITLSHIFT(1;[.BC$2]))&gt;0;1;0)*[.$O30]" office:value-type="float" office:value="0" calcext:value-type="float">
            <text:p/>
          </table:table-cell>
          <table:table-cell table:formula="of:=IF(BITAND([.$Q30];BITLSHIFT(1;[.BD$2]))&gt;0;1;0)*[.$O30]" office:value-type="float" office:value="0" calcext:value-type="float">
            <text:p/>
          </table:table-cell>
          <table:table-cell table:formula="of:=IF(BITAND([.$Q30];BITLSHIFT(1;[.BE$2]))&gt;0;1;0)*[.$O30]" office:value-type="float" office:value="0" calcext:value-type="float">
            <text:p/>
          </table:table-cell>
          <table:table-cell table:formula="of:=IF(BITAND([.$Q30];BITLSHIFT(1;[.BF$2]))&gt;0;1;0)*[.$O30]" office:value-type="float" office:value="0" calcext:value-type="float">
            <text:p/>
          </table:table-cell>
          <table:table-cell table:formula="of:=IF(BITAND([.$Q30];BITLSHIFT(1;[.BG$2]))&gt;0;1;0)*[.$O30]" office:value-type="float" office:value="0" calcext:value-type="float">
            <text:p/>
          </table:table-cell>
          <table:table-cell table:formula="of:=IF(BITAND([.$Q30];BITLSHIFT(1;[.BH$2]))&gt;0;1;0)*[.$O30]" office:value-type="float" office:value="0" calcext:value-type="float">
            <text:p/>
          </table:table-cell>
          <table:table-cell table:formula="of:=IF(BITAND([.$Q30];BITLSHIFT(1;[.BI$2]))&gt;0;1;0)*[.$O30]" office:value-type="float" office:value="0" calcext:value-type="float">
            <text:p/>
          </table:table-cell>
          <table:table-cell table:formula="of:=IF(BITAND([.$Q30];BITLSHIFT(1;[.BJ$2]))&gt;0;1;0)*[.$O30]" office:value-type="float" office:value="0" calcext:value-type="float">
            <text:p/>
          </table:table-cell>
          <table:table-cell table:formula="of:=IF(BITAND([.$Q30];BITLSHIFT(1;[.BK$2]))&gt;0;1;0)*[.$O30]" office:value-type="float" office:value="0" calcext:value-type="float">
            <text:p/>
          </table:table-cell>
          <table:table-cell table:formula="of:=IF(BITAND([.$Q30];BITLSHIFT(1;[.BL$2]))&gt;0;1;0)*[.$O30]" office:value-type="float" office:value="0" calcext:value-type="float">
            <text:p/>
          </table:table-cell>
          <table:table-cell table:formula="of:=IF(BITAND([.$Q30];BITLSHIFT(1;[.BM$2]))&gt;0;1;0)*[.$O30]" office:value-type="float" office:value="0" calcext:value-type="float">
            <text:p/>
          </table:table-cell>
          <table:table-cell table:formula="of:=IF(BITAND([.$Q30];BITLSHIFT(1;[.BN$2]))&gt;0;1;0)*[.$O30]" office:value-type="float" office:value="0" calcext:value-type="float">
            <text:p/>
          </table:table-cell>
          <table:table-cell table:formula="of:=IF(BITAND([.$Q30];BITLSHIFT(1;[.BO$2]))&gt;0;1;0)*[.$O30]" office:value-type="float" office:value="0" calcext:value-type="float">
            <text:p/>
          </table:table-cell>
          <table:table-cell table:formula="of:=IF(BITAND([.$Q30];BITLSHIFT(1;[.BP$2]))&gt;0;1;0)*[.$O30]" office:value-type="float" office:value="0" calcext:value-type="float">
            <text:p/>
          </table:table-cell>
          <table:table-cell table:formula="of:=IF(BITAND([.$Q30];BITLSHIFT(1;[.BQ$2]))&gt;0;1;0)*[.$O30]" office:value-type="float" office:value="0" calcext:value-type="float">
            <text:p/>
          </table:table-cell>
          <table:table-cell table:formula="of:=IF(BITAND([.$Q30];BITLSHIFT(1;[.BR$2]))&gt;0;1;0)*[.$O30]" office:value-type="float" office:value="0" calcext:value-type="float">
            <text:p/>
          </table:table-cell>
          <table:table-cell table:formula="of:=IF(BITAND([.$Q30];BITLSHIFT(1;[.BS$2]))&gt;0;1;0)*[.$O30]" office:value-type="float" office:value="0" calcext:value-type="float">
            <text:p/>
          </table:table-cell>
          <table:table-cell table:formula="of:=IF(BITAND([.$Q30];BITLSHIFT(1;[.BT$2]))&gt;0;1;0)*[.$O30]" office:value-type="float" office:value="0" calcext:value-type="float">
            <text:p/>
          </table:table-cell>
          <table:table-cell table:formula="of:=IF(BITAND([.$Q30];BITLSHIFT(1;[.BU$2]))&gt;0;1;0)*[.$O30]" office:value-type="float" office:value="0" calcext:value-type="float">
            <text:p/>
          </table:table-cell>
          <table:table-cell table:formula="of:=IF(BITAND([.$Q30];BITLSHIFT(1;[.BV$2]))&gt;0;1;0)*[.$O30]" office:value-type="float" office:value="0" calcext:value-type="float">
            <text:p/>
          </table:table-cell>
          <table:table-cell table:formula="of:=IF(BITAND([.$Q30];BITLSHIFT(1;[.BW$2]))&gt;0;1;0)*[.$O30]" office:value-type="float" office:value="0" calcext:value-type="float">
            <text:p/>
          </table:table-cell>
          <table:table-cell table:formula="of:=IF(BITAND([.$Q30];BITLSHIFT(1;[.BX$2]))&gt;0;1;0)*[.$O30]" office:value-type="float" office:value="0" calcext:value-type="float">
            <text:p/>
          </table:table-cell>
          <table:table-cell table:formula="of:=IF(BITAND([.$Q30];BITLSHIFT(1;[.BY$2]))&gt;0;1;0)*[.$O30]" office:value-type="float" office:value="0" calcext:value-type="float">
            <text:p/>
          </table:table-cell>
          <table:table-cell table:formula="of:=IF(BITAND([.$Q30];BITLSHIFT(1;[.BZ$2]))&gt;0;1;0)*[.$O30]" office:value-type="float" office:value="0" calcext:value-type="float">
            <text:p/>
          </table:table-cell>
          <table:table-cell table:formula="of:=IF(BITAND([.$Q30];BITLSHIFT(1;[.CA$2]))&gt;0;1;0)*[.$O30]" office:value-type="float" office:value="0" calcext:value-type="float">
            <text:p/>
          </table:table-cell>
          <table:table-cell table:formula="of:=IF(BITAND([.$Q30];BITLSHIFT(1;[.CB$2]))&gt;0;1;0)*[.$O30]" office:value-type="float" office:value="0" calcext:value-type="float">
            <text:p/>
          </table:table-cell>
          <table:table-cell table:formula="of:=IF(BITAND([.$Q30];BITLSHIFT(1;[.CC$2]))&gt;0;1;0)*[.$O30]" office:value-type="float" office:value="0" calcext:value-type="float">
            <text:p/>
          </table:table-cell>
          <table:table-cell table:formula="of:=IF(BITAND([.$Q30];BITLSHIFT(1;[.CD$2]))&gt;0;1;0)*[.$O3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1];10) ;16)" office:value-type="float" office:value="0" calcext:value-type="float">
            <text:p/>
          </table:table-cell>
          <table:table-cell table:formula="of:=DECIMAL(RIGHT([.N31];8) ;16)" office:value-type="float" office:value="0" calcext:value-type="float">
            <text:p/>
          </table:table-cell>
          <table:table-cell table:formula="of:=IF(BITAND([.$R31];BITLSHIFT(1;[.S$2]))&gt;0;1;0)*[.$O31]" office:value-type="float" office:value="0" calcext:value-type="float">
            <text:p/>
          </table:table-cell>
          <table:table-cell table:formula="of:=IF(BITAND([.$R31];BITLSHIFT(1;[.T$2]))&gt;0;1;0)*[.$O31]" office:value-type="float" office:value="0" calcext:value-type="float">
            <text:p/>
          </table:table-cell>
          <table:table-cell table:formula="of:=IF(BITAND([.$R31];BITLSHIFT(1;[.U$2]))&gt;0;1;0)*[.$O31]" office:value-type="float" office:value="0" calcext:value-type="float">
            <text:p/>
          </table:table-cell>
          <table:table-cell table:formula="of:=IF(BITAND([.$R31];BITLSHIFT(1;[.V$2]))&gt;0;1;0)*[.$O31]" office:value-type="float" office:value="0" calcext:value-type="float">
            <text:p/>
          </table:table-cell>
          <table:table-cell table:formula="of:=IF(BITAND([.$R31];BITLSHIFT(1;[.W$2]))&gt;0;1;0)*[.$O31]" office:value-type="float" office:value="0" calcext:value-type="float">
            <text:p/>
          </table:table-cell>
          <table:table-cell table:formula="of:=IF(BITAND([.$R31];BITLSHIFT(1;[.X$2]))&gt;0;1;0)*[.$O31]" office:value-type="float" office:value="0" calcext:value-type="float">
            <text:p/>
          </table:table-cell>
          <table:table-cell table:formula="of:=IF(BITAND([.$R31];BITLSHIFT(1;[.Y$2]))&gt;0;1;0)*[.$O31]" office:value-type="float" office:value="0" calcext:value-type="float">
            <text:p/>
          </table:table-cell>
          <table:table-cell table:formula="of:=IF(BITAND([.$R31];BITLSHIFT(1;[.Z$2]))&gt;0;1;0)*[.$O31]" office:value-type="float" office:value="0" calcext:value-type="float">
            <text:p/>
          </table:table-cell>
          <table:table-cell table:formula="of:=IF(BITAND([.$R31];BITLSHIFT(1;[.AA$2]))&gt;0;1;0)*[.$O31]" office:value-type="float" office:value="0" calcext:value-type="float">
            <text:p/>
          </table:table-cell>
          <table:table-cell table:formula="of:=IF(BITAND([.$R31];BITLSHIFT(1;[.AB$2]))&gt;0;1;0)*[.$O31]" office:value-type="float" office:value="0" calcext:value-type="float">
            <text:p/>
          </table:table-cell>
          <table:table-cell table:formula="of:=IF(BITAND([.$R31];BITLSHIFT(1;[.AC$2]))&gt;0;1;0)*[.$O31]" office:value-type="float" office:value="0" calcext:value-type="float">
            <text:p/>
          </table:table-cell>
          <table:table-cell table:formula="of:=IF(BITAND([.$R31];BITLSHIFT(1;[.AD$2]))&gt;0;1;0)*[.$O31]" office:value-type="float" office:value="0" calcext:value-type="float">
            <text:p/>
          </table:table-cell>
          <table:table-cell table:formula="of:=IF(BITAND([.$R31];BITLSHIFT(1;[.AE$2]))&gt;0;1;0)*[.$O31]" office:value-type="float" office:value="0" calcext:value-type="float">
            <text:p/>
          </table:table-cell>
          <table:table-cell table:formula="of:=IF(BITAND([.$R31];BITLSHIFT(1;[.AF$2]))&gt;0;1;0)*[.$O31]" office:value-type="float" office:value="0" calcext:value-type="float">
            <text:p/>
          </table:table-cell>
          <table:table-cell table:formula="of:=IF(BITAND([.$R31];BITLSHIFT(1;[.AG$2]))&gt;0;1;0)*[.$O31]" office:value-type="float" office:value="0" calcext:value-type="float">
            <text:p/>
          </table:table-cell>
          <table:table-cell table:formula="of:=IF(BITAND([.$R31];BITLSHIFT(1;[.AH$2]))&gt;0;1;0)*[.$O31]" office:value-type="float" office:value="0" calcext:value-type="float">
            <text:p/>
          </table:table-cell>
          <table:table-cell table:formula="of:=IF(BITAND([.$R31];BITLSHIFT(1;[.AI$2]))&gt;0;1;0)*[.$O31]" office:value-type="float" office:value="0" calcext:value-type="float">
            <text:p/>
          </table:table-cell>
          <table:table-cell table:formula="of:=IF(BITAND([.$R31];BITLSHIFT(1;[.AJ$2]))&gt;0;1;0)*[.$O31]" office:value-type="float" office:value="0" calcext:value-type="float">
            <text:p/>
          </table:table-cell>
          <table:table-cell table:formula="of:=IF(BITAND([.$R31];BITLSHIFT(1;[.AK$2]))&gt;0;1;0)*[.$O31]" office:value-type="float" office:value="0" calcext:value-type="float">
            <text:p/>
          </table:table-cell>
          <table:table-cell table:formula="of:=IF(BITAND([.$R31];BITLSHIFT(1;[.AL$2]))&gt;0;1;0)*[.$O31]" office:value-type="float" office:value="0" calcext:value-type="float">
            <text:p/>
          </table:table-cell>
          <table:table-cell table:formula="of:=IF(BITAND([.$R31];BITLSHIFT(1;[.AM$2]))&gt;0;1;0)*[.$O31]" office:value-type="float" office:value="0" calcext:value-type="float">
            <text:p/>
          </table:table-cell>
          <table:table-cell table:formula="of:=IF(BITAND([.$R31];BITLSHIFT(1;[.AN$2]))&gt;0;1;0)*[.$O31]" office:value-type="float" office:value="0" calcext:value-type="float">
            <text:p/>
          </table:table-cell>
          <table:table-cell table:formula="of:=IF(BITAND([.$R31];BITLSHIFT(1;[.AO$2]))&gt;0;1;0)*[.$O31]" office:value-type="float" office:value="0" calcext:value-type="float">
            <text:p/>
          </table:table-cell>
          <table:table-cell table:formula="of:=IF(BITAND([.$R31];BITLSHIFT(1;[.AP$2]))&gt;0;1;0)*[.$O31]" office:value-type="float" office:value="0" calcext:value-type="float">
            <text:p/>
          </table:table-cell>
          <table:table-cell table:formula="of:=IF(BITAND([.$R31];BITLSHIFT(1;[.AQ$2]))&gt;0;1;0)*[.$O31]" office:value-type="float" office:value="0" calcext:value-type="float">
            <text:p/>
          </table:table-cell>
          <table:table-cell table:formula="of:=IF(BITAND([.$R31];BITLSHIFT(1;[.AR$2]))&gt;0;1;0)*[.$O31]" office:value-type="float" office:value="0" calcext:value-type="float">
            <text:p/>
          </table:table-cell>
          <table:table-cell table:formula="of:=IF(BITAND([.$R31];BITLSHIFT(1;[.AS$2]))&gt;0;1;0)*[.$O31]" office:value-type="float" office:value="0" calcext:value-type="float">
            <text:p/>
          </table:table-cell>
          <table:table-cell table:formula="of:=IF(BITAND([.$R31];BITLSHIFT(1;[.AT$2]))&gt;0;1;0)*[.$O31]" office:value-type="float" office:value="0" calcext:value-type="float">
            <text:p/>
          </table:table-cell>
          <table:table-cell table:formula="of:=IF(BITAND([.$R31];BITLSHIFT(1;[.AU$2]))&gt;0;1;0)*[.$O31]" office:value-type="float" office:value="0" calcext:value-type="float">
            <text:p/>
          </table:table-cell>
          <table:table-cell table:formula="of:=IF(BITAND([.$R31];BITLSHIFT(1;[.AV$2]))&gt;0;1;0)*[.$O31]" office:value-type="float" office:value="0" calcext:value-type="float">
            <text:p/>
          </table:table-cell>
          <table:table-cell table:formula="of:=IF(BITAND([.$R31];BITLSHIFT(1;[.AW$2]))&gt;0;1;0)*[.$O31]" office:value-type="float" office:value="0" calcext:value-type="float">
            <text:p/>
          </table:table-cell>
          <table:table-cell table:formula="of:=IF(BITAND([.$R31];BITLSHIFT(1;[.AX$2]))&gt;0;1;0)*[.$O31]" office:value-type="float" office:value="0" calcext:value-type="float">
            <text:p/>
          </table:table-cell>
          <table:table-cell table:formula="of:=IF(BITAND([.$Q31];BITLSHIFT(1;[.AY$2]))&gt;0;1;0)*[.$O31]" office:value-type="float" office:value="0" calcext:value-type="float">
            <text:p/>
          </table:table-cell>
          <table:table-cell table:formula="of:=IF(BITAND([.$Q31];BITLSHIFT(1;[.AZ$2]))&gt;0;1;0)*[.$O31]" office:value-type="float" office:value="0" calcext:value-type="float">
            <text:p/>
          </table:table-cell>
          <table:table-cell table:formula="of:=IF(BITAND([.$Q31];BITLSHIFT(1;[.BA$2]))&gt;0;1;0)*[.$O31]" office:value-type="float" office:value="0" calcext:value-type="float">
            <text:p/>
          </table:table-cell>
          <table:table-cell table:formula="of:=IF(BITAND([.$Q31];BITLSHIFT(1;[.BB$2]))&gt;0;1;0)*[.$O31]" office:value-type="float" office:value="0" calcext:value-type="float">
            <text:p/>
          </table:table-cell>
          <table:table-cell table:formula="of:=IF(BITAND([.$Q31];BITLSHIFT(1;[.BC$2]))&gt;0;1;0)*[.$O31]" office:value-type="float" office:value="0" calcext:value-type="float">
            <text:p/>
          </table:table-cell>
          <table:table-cell table:formula="of:=IF(BITAND([.$Q31];BITLSHIFT(1;[.BD$2]))&gt;0;1;0)*[.$O31]" office:value-type="float" office:value="0" calcext:value-type="float">
            <text:p/>
          </table:table-cell>
          <table:table-cell table:formula="of:=IF(BITAND([.$Q31];BITLSHIFT(1;[.BE$2]))&gt;0;1;0)*[.$O31]" office:value-type="float" office:value="0" calcext:value-type="float">
            <text:p/>
          </table:table-cell>
          <table:table-cell table:formula="of:=IF(BITAND([.$Q31];BITLSHIFT(1;[.BF$2]))&gt;0;1;0)*[.$O31]" office:value-type="float" office:value="0" calcext:value-type="float">
            <text:p/>
          </table:table-cell>
          <table:table-cell table:formula="of:=IF(BITAND([.$Q31];BITLSHIFT(1;[.BG$2]))&gt;0;1;0)*[.$O31]" office:value-type="float" office:value="0" calcext:value-type="float">
            <text:p/>
          </table:table-cell>
          <table:table-cell table:formula="of:=IF(BITAND([.$Q31];BITLSHIFT(1;[.BH$2]))&gt;0;1;0)*[.$O31]" office:value-type="float" office:value="0" calcext:value-type="float">
            <text:p/>
          </table:table-cell>
          <table:table-cell table:formula="of:=IF(BITAND([.$Q31];BITLSHIFT(1;[.BI$2]))&gt;0;1;0)*[.$O31]" office:value-type="float" office:value="0" calcext:value-type="float">
            <text:p/>
          </table:table-cell>
          <table:table-cell table:formula="of:=IF(BITAND([.$Q31];BITLSHIFT(1;[.BJ$2]))&gt;0;1;0)*[.$O31]" office:value-type="float" office:value="0" calcext:value-type="float">
            <text:p/>
          </table:table-cell>
          <table:table-cell table:formula="of:=IF(BITAND([.$Q31];BITLSHIFT(1;[.BK$2]))&gt;0;1;0)*[.$O31]" office:value-type="float" office:value="0" calcext:value-type="float">
            <text:p/>
          </table:table-cell>
          <table:table-cell table:formula="of:=IF(BITAND([.$Q31];BITLSHIFT(1;[.BL$2]))&gt;0;1;0)*[.$O31]" office:value-type="float" office:value="0" calcext:value-type="float">
            <text:p/>
          </table:table-cell>
          <table:table-cell table:formula="of:=IF(BITAND([.$Q31];BITLSHIFT(1;[.BM$2]))&gt;0;1;0)*[.$O31]" office:value-type="float" office:value="0" calcext:value-type="float">
            <text:p/>
          </table:table-cell>
          <table:table-cell table:formula="of:=IF(BITAND([.$Q31];BITLSHIFT(1;[.BN$2]))&gt;0;1;0)*[.$O31]" office:value-type="float" office:value="0" calcext:value-type="float">
            <text:p/>
          </table:table-cell>
          <table:table-cell table:formula="of:=IF(BITAND([.$Q31];BITLSHIFT(1;[.BO$2]))&gt;0;1;0)*[.$O31]" office:value-type="float" office:value="0" calcext:value-type="float">
            <text:p/>
          </table:table-cell>
          <table:table-cell table:formula="of:=IF(BITAND([.$Q31];BITLSHIFT(1;[.BP$2]))&gt;0;1;0)*[.$O31]" office:value-type="float" office:value="0" calcext:value-type="float">
            <text:p/>
          </table:table-cell>
          <table:table-cell table:formula="of:=IF(BITAND([.$Q31];BITLSHIFT(1;[.BQ$2]))&gt;0;1;0)*[.$O31]" office:value-type="float" office:value="0" calcext:value-type="float">
            <text:p/>
          </table:table-cell>
          <table:table-cell table:formula="of:=IF(BITAND([.$Q31];BITLSHIFT(1;[.BR$2]))&gt;0;1;0)*[.$O31]" office:value-type="float" office:value="0" calcext:value-type="float">
            <text:p/>
          </table:table-cell>
          <table:table-cell table:formula="of:=IF(BITAND([.$Q31];BITLSHIFT(1;[.BS$2]))&gt;0;1;0)*[.$O31]" office:value-type="float" office:value="0" calcext:value-type="float">
            <text:p/>
          </table:table-cell>
          <table:table-cell table:formula="of:=IF(BITAND([.$Q31];BITLSHIFT(1;[.BT$2]))&gt;0;1;0)*[.$O31]" office:value-type="float" office:value="0" calcext:value-type="float">
            <text:p/>
          </table:table-cell>
          <table:table-cell table:formula="of:=IF(BITAND([.$Q31];BITLSHIFT(1;[.BU$2]))&gt;0;1;0)*[.$O31]" office:value-type="float" office:value="0" calcext:value-type="float">
            <text:p/>
          </table:table-cell>
          <table:table-cell table:formula="of:=IF(BITAND([.$Q31];BITLSHIFT(1;[.BV$2]))&gt;0;1;0)*[.$O31]" office:value-type="float" office:value="0" calcext:value-type="float">
            <text:p/>
          </table:table-cell>
          <table:table-cell table:formula="of:=IF(BITAND([.$Q31];BITLSHIFT(1;[.BW$2]))&gt;0;1;0)*[.$O31]" office:value-type="float" office:value="0" calcext:value-type="float">
            <text:p/>
          </table:table-cell>
          <table:table-cell table:formula="of:=IF(BITAND([.$Q31];BITLSHIFT(1;[.BX$2]))&gt;0;1;0)*[.$O31]" office:value-type="float" office:value="0" calcext:value-type="float">
            <text:p/>
          </table:table-cell>
          <table:table-cell table:formula="of:=IF(BITAND([.$Q31];BITLSHIFT(1;[.BY$2]))&gt;0;1;0)*[.$O31]" office:value-type="float" office:value="0" calcext:value-type="float">
            <text:p/>
          </table:table-cell>
          <table:table-cell table:formula="of:=IF(BITAND([.$Q31];BITLSHIFT(1;[.BZ$2]))&gt;0;1;0)*[.$O31]" office:value-type="float" office:value="0" calcext:value-type="float">
            <text:p/>
          </table:table-cell>
          <table:table-cell table:formula="of:=IF(BITAND([.$Q31];BITLSHIFT(1;[.CA$2]))&gt;0;1;0)*[.$O31]" office:value-type="float" office:value="0" calcext:value-type="float">
            <text:p/>
          </table:table-cell>
          <table:table-cell table:formula="of:=IF(BITAND([.$Q31];BITLSHIFT(1;[.CB$2]))&gt;0;1;0)*[.$O31]" office:value-type="float" office:value="0" calcext:value-type="float">
            <text:p/>
          </table:table-cell>
          <table:table-cell table:formula="of:=IF(BITAND([.$Q31];BITLSHIFT(1;[.CC$2]))&gt;0;1;0)*[.$O31]" office:value-type="float" office:value="0" calcext:value-type="float">
            <text:p/>
          </table:table-cell>
          <table:table-cell table:formula="of:=IF(BITAND([.$Q31];BITLSHIFT(1;[.CD$2]))&gt;0;1;0)*[.$O3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2];10) ;16)" office:value-type="float" office:value="0" calcext:value-type="float">
            <text:p/>
          </table:table-cell>
          <table:table-cell table:formula="of:=DECIMAL(RIGHT([.N32];8) ;16)" office:value-type="float" office:value="0" calcext:value-type="float">
            <text:p/>
          </table:table-cell>
          <table:table-cell table:formula="of:=IF(BITAND([.$R32];BITLSHIFT(1;[.S$2]))&gt;0;1;0)*[.$O32]" office:value-type="float" office:value="0" calcext:value-type="float">
            <text:p/>
          </table:table-cell>
          <table:table-cell table:formula="of:=IF(BITAND([.$R32];BITLSHIFT(1;[.T$2]))&gt;0;1;0)*[.$O32]" office:value-type="float" office:value="0" calcext:value-type="float">
            <text:p/>
          </table:table-cell>
          <table:table-cell table:formula="of:=IF(BITAND([.$R32];BITLSHIFT(1;[.U$2]))&gt;0;1;0)*[.$O32]" office:value-type="float" office:value="0" calcext:value-type="float">
            <text:p/>
          </table:table-cell>
          <table:table-cell table:formula="of:=IF(BITAND([.$R32];BITLSHIFT(1;[.V$2]))&gt;0;1;0)*[.$O32]" office:value-type="float" office:value="0" calcext:value-type="float">
            <text:p/>
          </table:table-cell>
          <table:table-cell table:formula="of:=IF(BITAND([.$R32];BITLSHIFT(1;[.W$2]))&gt;0;1;0)*[.$O32]" office:value-type="float" office:value="0" calcext:value-type="float">
            <text:p/>
          </table:table-cell>
          <table:table-cell table:formula="of:=IF(BITAND([.$R32];BITLSHIFT(1;[.X$2]))&gt;0;1;0)*[.$O32]" office:value-type="float" office:value="0" calcext:value-type="float">
            <text:p/>
          </table:table-cell>
          <table:table-cell table:formula="of:=IF(BITAND([.$R32];BITLSHIFT(1;[.Y$2]))&gt;0;1;0)*[.$O32]" office:value-type="float" office:value="0" calcext:value-type="float">
            <text:p/>
          </table:table-cell>
          <table:table-cell table:formula="of:=IF(BITAND([.$R32];BITLSHIFT(1;[.Z$2]))&gt;0;1;0)*[.$O32]" office:value-type="float" office:value="0" calcext:value-type="float">
            <text:p/>
          </table:table-cell>
          <table:table-cell table:formula="of:=IF(BITAND([.$R32];BITLSHIFT(1;[.AA$2]))&gt;0;1;0)*[.$O32]" office:value-type="float" office:value="0" calcext:value-type="float">
            <text:p/>
          </table:table-cell>
          <table:table-cell table:formula="of:=IF(BITAND([.$R32];BITLSHIFT(1;[.AB$2]))&gt;0;1;0)*[.$O32]" office:value-type="float" office:value="0" calcext:value-type="float">
            <text:p/>
          </table:table-cell>
          <table:table-cell table:formula="of:=IF(BITAND([.$R32];BITLSHIFT(1;[.AC$2]))&gt;0;1;0)*[.$O32]" office:value-type="float" office:value="0" calcext:value-type="float">
            <text:p/>
          </table:table-cell>
          <table:table-cell table:formula="of:=IF(BITAND([.$R32];BITLSHIFT(1;[.AD$2]))&gt;0;1;0)*[.$O32]" office:value-type="float" office:value="0" calcext:value-type="float">
            <text:p/>
          </table:table-cell>
          <table:table-cell table:formula="of:=IF(BITAND([.$R32];BITLSHIFT(1;[.AE$2]))&gt;0;1;0)*[.$O32]" office:value-type="float" office:value="0" calcext:value-type="float">
            <text:p/>
          </table:table-cell>
          <table:table-cell table:formula="of:=IF(BITAND([.$R32];BITLSHIFT(1;[.AF$2]))&gt;0;1;0)*[.$O32]" office:value-type="float" office:value="0" calcext:value-type="float">
            <text:p/>
          </table:table-cell>
          <table:table-cell table:formula="of:=IF(BITAND([.$R32];BITLSHIFT(1;[.AG$2]))&gt;0;1;0)*[.$O32]" office:value-type="float" office:value="0" calcext:value-type="float">
            <text:p/>
          </table:table-cell>
          <table:table-cell table:formula="of:=IF(BITAND([.$R32];BITLSHIFT(1;[.AH$2]))&gt;0;1;0)*[.$O32]" office:value-type="float" office:value="0" calcext:value-type="float">
            <text:p/>
          </table:table-cell>
          <table:table-cell table:formula="of:=IF(BITAND([.$R32];BITLSHIFT(1;[.AI$2]))&gt;0;1;0)*[.$O32]" office:value-type="float" office:value="0" calcext:value-type="float">
            <text:p/>
          </table:table-cell>
          <table:table-cell table:formula="of:=IF(BITAND([.$R32];BITLSHIFT(1;[.AJ$2]))&gt;0;1;0)*[.$O32]" office:value-type="float" office:value="0" calcext:value-type="float">
            <text:p/>
          </table:table-cell>
          <table:table-cell table:formula="of:=IF(BITAND([.$R32];BITLSHIFT(1;[.AK$2]))&gt;0;1;0)*[.$O32]" office:value-type="float" office:value="0" calcext:value-type="float">
            <text:p/>
          </table:table-cell>
          <table:table-cell table:formula="of:=IF(BITAND([.$R32];BITLSHIFT(1;[.AL$2]))&gt;0;1;0)*[.$O32]" office:value-type="float" office:value="0" calcext:value-type="float">
            <text:p/>
          </table:table-cell>
          <table:table-cell table:formula="of:=IF(BITAND([.$R32];BITLSHIFT(1;[.AM$2]))&gt;0;1;0)*[.$O32]" office:value-type="float" office:value="0" calcext:value-type="float">
            <text:p/>
          </table:table-cell>
          <table:table-cell table:formula="of:=IF(BITAND([.$R32];BITLSHIFT(1;[.AN$2]))&gt;0;1;0)*[.$O32]" office:value-type="float" office:value="0" calcext:value-type="float">
            <text:p/>
          </table:table-cell>
          <table:table-cell table:formula="of:=IF(BITAND([.$R32];BITLSHIFT(1;[.AO$2]))&gt;0;1;0)*[.$O32]" office:value-type="float" office:value="0" calcext:value-type="float">
            <text:p/>
          </table:table-cell>
          <table:table-cell table:formula="of:=IF(BITAND([.$R32];BITLSHIFT(1;[.AP$2]))&gt;0;1;0)*[.$O32]" office:value-type="float" office:value="0" calcext:value-type="float">
            <text:p/>
          </table:table-cell>
          <table:table-cell table:formula="of:=IF(BITAND([.$R32];BITLSHIFT(1;[.AQ$2]))&gt;0;1;0)*[.$O32]" office:value-type="float" office:value="0" calcext:value-type="float">
            <text:p/>
          </table:table-cell>
          <table:table-cell table:formula="of:=IF(BITAND([.$R32];BITLSHIFT(1;[.AR$2]))&gt;0;1;0)*[.$O32]" office:value-type="float" office:value="0" calcext:value-type="float">
            <text:p/>
          </table:table-cell>
          <table:table-cell table:formula="of:=IF(BITAND([.$R32];BITLSHIFT(1;[.AS$2]))&gt;0;1;0)*[.$O32]" office:value-type="float" office:value="0" calcext:value-type="float">
            <text:p/>
          </table:table-cell>
          <table:table-cell table:formula="of:=IF(BITAND([.$R32];BITLSHIFT(1;[.AT$2]))&gt;0;1;0)*[.$O32]" office:value-type="float" office:value="0" calcext:value-type="float">
            <text:p/>
          </table:table-cell>
          <table:table-cell table:formula="of:=IF(BITAND([.$R32];BITLSHIFT(1;[.AU$2]))&gt;0;1;0)*[.$O32]" office:value-type="float" office:value="0" calcext:value-type="float">
            <text:p/>
          </table:table-cell>
          <table:table-cell table:formula="of:=IF(BITAND([.$R32];BITLSHIFT(1;[.AV$2]))&gt;0;1;0)*[.$O32]" office:value-type="float" office:value="0" calcext:value-type="float">
            <text:p/>
          </table:table-cell>
          <table:table-cell table:formula="of:=IF(BITAND([.$R32];BITLSHIFT(1;[.AW$2]))&gt;0;1;0)*[.$O32]" office:value-type="float" office:value="0" calcext:value-type="float">
            <text:p/>
          </table:table-cell>
          <table:table-cell table:formula="of:=IF(BITAND([.$R32];BITLSHIFT(1;[.AX$2]))&gt;0;1;0)*[.$O32]" office:value-type="float" office:value="0" calcext:value-type="float">
            <text:p/>
          </table:table-cell>
          <table:table-cell table:formula="of:=IF(BITAND([.$Q32];BITLSHIFT(1;[.AY$2]))&gt;0;1;0)*[.$O32]" office:value-type="float" office:value="0" calcext:value-type="float">
            <text:p/>
          </table:table-cell>
          <table:table-cell table:formula="of:=IF(BITAND([.$Q32];BITLSHIFT(1;[.AZ$2]))&gt;0;1;0)*[.$O32]" office:value-type="float" office:value="0" calcext:value-type="float">
            <text:p/>
          </table:table-cell>
          <table:table-cell table:formula="of:=IF(BITAND([.$Q32];BITLSHIFT(1;[.BA$2]))&gt;0;1;0)*[.$O32]" office:value-type="float" office:value="0" calcext:value-type="float">
            <text:p/>
          </table:table-cell>
          <table:table-cell table:formula="of:=IF(BITAND([.$Q32];BITLSHIFT(1;[.BB$2]))&gt;0;1;0)*[.$O32]" office:value-type="float" office:value="0" calcext:value-type="float">
            <text:p/>
          </table:table-cell>
          <table:table-cell table:formula="of:=IF(BITAND([.$Q32];BITLSHIFT(1;[.BC$2]))&gt;0;1;0)*[.$O32]" office:value-type="float" office:value="0" calcext:value-type="float">
            <text:p/>
          </table:table-cell>
          <table:table-cell table:formula="of:=IF(BITAND([.$Q32];BITLSHIFT(1;[.BD$2]))&gt;0;1;0)*[.$O32]" office:value-type="float" office:value="0" calcext:value-type="float">
            <text:p/>
          </table:table-cell>
          <table:table-cell table:formula="of:=IF(BITAND([.$Q32];BITLSHIFT(1;[.BE$2]))&gt;0;1;0)*[.$O32]" office:value-type="float" office:value="0" calcext:value-type="float">
            <text:p/>
          </table:table-cell>
          <table:table-cell table:formula="of:=IF(BITAND([.$Q32];BITLSHIFT(1;[.BF$2]))&gt;0;1;0)*[.$O32]" office:value-type="float" office:value="0" calcext:value-type="float">
            <text:p/>
          </table:table-cell>
          <table:table-cell table:formula="of:=IF(BITAND([.$Q32];BITLSHIFT(1;[.BG$2]))&gt;0;1;0)*[.$O32]" office:value-type="float" office:value="0" calcext:value-type="float">
            <text:p/>
          </table:table-cell>
          <table:table-cell table:formula="of:=IF(BITAND([.$Q32];BITLSHIFT(1;[.BH$2]))&gt;0;1;0)*[.$O32]" office:value-type="float" office:value="0" calcext:value-type="float">
            <text:p/>
          </table:table-cell>
          <table:table-cell table:formula="of:=IF(BITAND([.$Q32];BITLSHIFT(1;[.BI$2]))&gt;0;1;0)*[.$O32]" office:value-type="float" office:value="0" calcext:value-type="float">
            <text:p/>
          </table:table-cell>
          <table:table-cell table:formula="of:=IF(BITAND([.$Q32];BITLSHIFT(1;[.BJ$2]))&gt;0;1;0)*[.$O32]" office:value-type="float" office:value="0" calcext:value-type="float">
            <text:p/>
          </table:table-cell>
          <table:table-cell table:formula="of:=IF(BITAND([.$Q32];BITLSHIFT(1;[.BK$2]))&gt;0;1;0)*[.$O32]" office:value-type="float" office:value="0" calcext:value-type="float">
            <text:p/>
          </table:table-cell>
          <table:table-cell table:formula="of:=IF(BITAND([.$Q32];BITLSHIFT(1;[.BL$2]))&gt;0;1;0)*[.$O32]" office:value-type="float" office:value="0" calcext:value-type="float">
            <text:p/>
          </table:table-cell>
          <table:table-cell table:formula="of:=IF(BITAND([.$Q32];BITLSHIFT(1;[.BM$2]))&gt;0;1;0)*[.$O32]" office:value-type="float" office:value="0" calcext:value-type="float">
            <text:p/>
          </table:table-cell>
          <table:table-cell table:formula="of:=IF(BITAND([.$Q32];BITLSHIFT(1;[.BN$2]))&gt;0;1;0)*[.$O32]" office:value-type="float" office:value="0" calcext:value-type="float">
            <text:p/>
          </table:table-cell>
          <table:table-cell table:formula="of:=IF(BITAND([.$Q32];BITLSHIFT(1;[.BO$2]))&gt;0;1;0)*[.$O32]" office:value-type="float" office:value="0" calcext:value-type="float">
            <text:p/>
          </table:table-cell>
          <table:table-cell table:formula="of:=IF(BITAND([.$Q32];BITLSHIFT(1;[.BP$2]))&gt;0;1;0)*[.$O32]" office:value-type="float" office:value="0" calcext:value-type="float">
            <text:p/>
          </table:table-cell>
          <table:table-cell table:formula="of:=IF(BITAND([.$Q32];BITLSHIFT(1;[.BQ$2]))&gt;0;1;0)*[.$O32]" office:value-type="float" office:value="0" calcext:value-type="float">
            <text:p/>
          </table:table-cell>
          <table:table-cell table:formula="of:=IF(BITAND([.$Q32];BITLSHIFT(1;[.BR$2]))&gt;0;1;0)*[.$O32]" office:value-type="float" office:value="0" calcext:value-type="float">
            <text:p/>
          </table:table-cell>
          <table:table-cell table:formula="of:=IF(BITAND([.$Q32];BITLSHIFT(1;[.BS$2]))&gt;0;1;0)*[.$O32]" office:value-type="float" office:value="0" calcext:value-type="float">
            <text:p/>
          </table:table-cell>
          <table:table-cell table:formula="of:=IF(BITAND([.$Q32];BITLSHIFT(1;[.BT$2]))&gt;0;1;0)*[.$O32]" office:value-type="float" office:value="0" calcext:value-type="float">
            <text:p/>
          </table:table-cell>
          <table:table-cell table:formula="of:=IF(BITAND([.$Q32];BITLSHIFT(1;[.BU$2]))&gt;0;1;0)*[.$O32]" office:value-type="float" office:value="0" calcext:value-type="float">
            <text:p/>
          </table:table-cell>
          <table:table-cell table:formula="of:=IF(BITAND([.$Q32];BITLSHIFT(1;[.BV$2]))&gt;0;1;0)*[.$O32]" office:value-type="float" office:value="0" calcext:value-type="float">
            <text:p/>
          </table:table-cell>
          <table:table-cell table:formula="of:=IF(BITAND([.$Q32];BITLSHIFT(1;[.BW$2]))&gt;0;1;0)*[.$O32]" office:value-type="float" office:value="0" calcext:value-type="float">
            <text:p/>
          </table:table-cell>
          <table:table-cell table:formula="of:=IF(BITAND([.$Q32];BITLSHIFT(1;[.BX$2]))&gt;0;1;0)*[.$O32]" office:value-type="float" office:value="0" calcext:value-type="float">
            <text:p/>
          </table:table-cell>
          <table:table-cell table:formula="of:=IF(BITAND([.$Q32];BITLSHIFT(1;[.BY$2]))&gt;0;1;0)*[.$O32]" office:value-type="float" office:value="0" calcext:value-type="float">
            <text:p/>
          </table:table-cell>
          <table:table-cell table:formula="of:=IF(BITAND([.$Q32];BITLSHIFT(1;[.BZ$2]))&gt;0;1;0)*[.$O32]" office:value-type="float" office:value="0" calcext:value-type="float">
            <text:p/>
          </table:table-cell>
          <table:table-cell table:formula="of:=IF(BITAND([.$Q32];BITLSHIFT(1;[.CA$2]))&gt;0;1;0)*[.$O32]" office:value-type="float" office:value="0" calcext:value-type="float">
            <text:p/>
          </table:table-cell>
          <table:table-cell table:formula="of:=IF(BITAND([.$Q32];BITLSHIFT(1;[.CB$2]))&gt;0;1;0)*[.$O32]" office:value-type="float" office:value="0" calcext:value-type="float">
            <text:p/>
          </table:table-cell>
          <table:table-cell table:formula="of:=IF(BITAND([.$Q32];BITLSHIFT(1;[.CC$2]))&gt;0;1;0)*[.$O32]" office:value-type="float" office:value="0" calcext:value-type="float">
            <text:p/>
          </table:table-cell>
          <table:table-cell table:formula="of:=IF(BITAND([.$Q32];BITLSHIFT(1;[.CD$2]))&gt;0;1;0)*[.$O3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3];10) ;16)" office:value-type="float" office:value="0" calcext:value-type="float">
            <text:p/>
          </table:table-cell>
          <table:table-cell table:formula="of:=DECIMAL(RIGHT([.N33];8) ;16)" office:value-type="float" office:value="0" calcext:value-type="float">
            <text:p/>
          </table:table-cell>
          <table:table-cell table:formula="of:=IF(BITAND([.$R33];BITLSHIFT(1;[.S$2]))&gt;0;1;0)*[.$O33]" office:value-type="float" office:value="0" calcext:value-type="float">
            <text:p/>
          </table:table-cell>
          <table:table-cell table:formula="of:=IF(BITAND([.$R33];BITLSHIFT(1;[.T$2]))&gt;0;1;0)*[.$O33]" office:value-type="float" office:value="0" calcext:value-type="float">
            <text:p/>
          </table:table-cell>
          <table:table-cell table:formula="of:=IF(BITAND([.$R33];BITLSHIFT(1;[.U$2]))&gt;0;1;0)*[.$O33]" office:value-type="float" office:value="0" calcext:value-type="float">
            <text:p/>
          </table:table-cell>
          <table:table-cell table:formula="of:=IF(BITAND([.$R33];BITLSHIFT(1;[.V$2]))&gt;0;1;0)*[.$O33]" office:value-type="float" office:value="0" calcext:value-type="float">
            <text:p/>
          </table:table-cell>
          <table:table-cell table:formula="of:=IF(BITAND([.$R33];BITLSHIFT(1;[.W$2]))&gt;0;1;0)*[.$O33]" office:value-type="float" office:value="0" calcext:value-type="float">
            <text:p/>
          </table:table-cell>
          <table:table-cell table:formula="of:=IF(BITAND([.$R33];BITLSHIFT(1;[.X$2]))&gt;0;1;0)*[.$O33]" office:value-type="float" office:value="0" calcext:value-type="float">
            <text:p/>
          </table:table-cell>
          <table:table-cell table:formula="of:=IF(BITAND([.$R33];BITLSHIFT(1;[.Y$2]))&gt;0;1;0)*[.$O33]" office:value-type="float" office:value="0" calcext:value-type="float">
            <text:p/>
          </table:table-cell>
          <table:table-cell table:formula="of:=IF(BITAND([.$R33];BITLSHIFT(1;[.Z$2]))&gt;0;1;0)*[.$O33]" office:value-type="float" office:value="0" calcext:value-type="float">
            <text:p/>
          </table:table-cell>
          <table:table-cell table:formula="of:=IF(BITAND([.$R33];BITLSHIFT(1;[.AA$2]))&gt;0;1;0)*[.$O33]" office:value-type="float" office:value="0" calcext:value-type="float">
            <text:p/>
          </table:table-cell>
          <table:table-cell table:formula="of:=IF(BITAND([.$R33];BITLSHIFT(1;[.AB$2]))&gt;0;1;0)*[.$O33]" office:value-type="float" office:value="0" calcext:value-type="float">
            <text:p/>
          </table:table-cell>
          <table:table-cell table:formula="of:=IF(BITAND([.$R33];BITLSHIFT(1;[.AC$2]))&gt;0;1;0)*[.$O33]" office:value-type="float" office:value="0" calcext:value-type="float">
            <text:p/>
          </table:table-cell>
          <table:table-cell table:formula="of:=IF(BITAND([.$R33];BITLSHIFT(1;[.AD$2]))&gt;0;1;0)*[.$O33]" office:value-type="float" office:value="0" calcext:value-type="float">
            <text:p/>
          </table:table-cell>
          <table:table-cell table:formula="of:=IF(BITAND([.$R33];BITLSHIFT(1;[.AE$2]))&gt;0;1;0)*[.$O33]" office:value-type="float" office:value="0" calcext:value-type="float">
            <text:p/>
          </table:table-cell>
          <table:table-cell table:formula="of:=IF(BITAND([.$R33];BITLSHIFT(1;[.AF$2]))&gt;0;1;0)*[.$O33]" office:value-type="float" office:value="0" calcext:value-type="float">
            <text:p/>
          </table:table-cell>
          <table:table-cell table:formula="of:=IF(BITAND([.$R33];BITLSHIFT(1;[.AG$2]))&gt;0;1;0)*[.$O33]" office:value-type="float" office:value="0" calcext:value-type="float">
            <text:p/>
          </table:table-cell>
          <table:table-cell table:formula="of:=IF(BITAND([.$R33];BITLSHIFT(1;[.AH$2]))&gt;0;1;0)*[.$O33]" office:value-type="float" office:value="0" calcext:value-type="float">
            <text:p/>
          </table:table-cell>
          <table:table-cell table:formula="of:=IF(BITAND([.$R33];BITLSHIFT(1;[.AI$2]))&gt;0;1;0)*[.$O33]" office:value-type="float" office:value="0" calcext:value-type="float">
            <text:p/>
          </table:table-cell>
          <table:table-cell table:formula="of:=IF(BITAND([.$R33];BITLSHIFT(1;[.AJ$2]))&gt;0;1;0)*[.$O33]" office:value-type="float" office:value="0" calcext:value-type="float">
            <text:p/>
          </table:table-cell>
          <table:table-cell table:formula="of:=IF(BITAND([.$R33];BITLSHIFT(1;[.AK$2]))&gt;0;1;0)*[.$O33]" office:value-type="float" office:value="0" calcext:value-type="float">
            <text:p/>
          </table:table-cell>
          <table:table-cell table:formula="of:=IF(BITAND([.$R33];BITLSHIFT(1;[.AL$2]))&gt;0;1;0)*[.$O33]" office:value-type="float" office:value="0" calcext:value-type="float">
            <text:p/>
          </table:table-cell>
          <table:table-cell table:formula="of:=IF(BITAND([.$R33];BITLSHIFT(1;[.AM$2]))&gt;0;1;0)*[.$O33]" office:value-type="float" office:value="0" calcext:value-type="float">
            <text:p/>
          </table:table-cell>
          <table:table-cell table:formula="of:=IF(BITAND([.$R33];BITLSHIFT(1;[.AN$2]))&gt;0;1;0)*[.$O33]" office:value-type="float" office:value="0" calcext:value-type="float">
            <text:p/>
          </table:table-cell>
          <table:table-cell table:formula="of:=IF(BITAND([.$R33];BITLSHIFT(1;[.AO$2]))&gt;0;1;0)*[.$O33]" office:value-type="float" office:value="0" calcext:value-type="float">
            <text:p/>
          </table:table-cell>
          <table:table-cell table:formula="of:=IF(BITAND([.$R33];BITLSHIFT(1;[.AP$2]))&gt;0;1;0)*[.$O33]" office:value-type="float" office:value="0" calcext:value-type="float">
            <text:p/>
          </table:table-cell>
          <table:table-cell table:formula="of:=IF(BITAND([.$R33];BITLSHIFT(1;[.AQ$2]))&gt;0;1;0)*[.$O33]" office:value-type="float" office:value="0" calcext:value-type="float">
            <text:p/>
          </table:table-cell>
          <table:table-cell table:formula="of:=IF(BITAND([.$R33];BITLSHIFT(1;[.AR$2]))&gt;0;1;0)*[.$O33]" office:value-type="float" office:value="0" calcext:value-type="float">
            <text:p/>
          </table:table-cell>
          <table:table-cell table:formula="of:=IF(BITAND([.$R33];BITLSHIFT(1;[.AS$2]))&gt;0;1;0)*[.$O33]" office:value-type="float" office:value="0" calcext:value-type="float">
            <text:p/>
          </table:table-cell>
          <table:table-cell table:formula="of:=IF(BITAND([.$R33];BITLSHIFT(1;[.AT$2]))&gt;0;1;0)*[.$O33]" office:value-type="float" office:value="0" calcext:value-type="float">
            <text:p/>
          </table:table-cell>
          <table:table-cell table:formula="of:=IF(BITAND([.$R33];BITLSHIFT(1;[.AU$2]))&gt;0;1;0)*[.$O33]" office:value-type="float" office:value="0" calcext:value-type="float">
            <text:p/>
          </table:table-cell>
          <table:table-cell table:formula="of:=IF(BITAND([.$R33];BITLSHIFT(1;[.AV$2]))&gt;0;1;0)*[.$O33]" office:value-type="float" office:value="0" calcext:value-type="float">
            <text:p/>
          </table:table-cell>
          <table:table-cell table:formula="of:=IF(BITAND([.$R33];BITLSHIFT(1;[.AW$2]))&gt;0;1;0)*[.$O33]" office:value-type="float" office:value="0" calcext:value-type="float">
            <text:p/>
          </table:table-cell>
          <table:table-cell table:formula="of:=IF(BITAND([.$R33];BITLSHIFT(1;[.AX$2]))&gt;0;1;0)*[.$O33]" office:value-type="float" office:value="0" calcext:value-type="float">
            <text:p/>
          </table:table-cell>
          <table:table-cell table:formula="of:=IF(BITAND([.$Q33];BITLSHIFT(1;[.AY$2]))&gt;0;1;0)*[.$O33]" office:value-type="float" office:value="0" calcext:value-type="float">
            <text:p/>
          </table:table-cell>
          <table:table-cell table:formula="of:=IF(BITAND([.$Q33];BITLSHIFT(1;[.AZ$2]))&gt;0;1;0)*[.$O33]" office:value-type="float" office:value="0" calcext:value-type="float">
            <text:p/>
          </table:table-cell>
          <table:table-cell table:formula="of:=IF(BITAND([.$Q33];BITLSHIFT(1;[.BA$2]))&gt;0;1;0)*[.$O33]" office:value-type="float" office:value="0" calcext:value-type="float">
            <text:p/>
          </table:table-cell>
          <table:table-cell table:formula="of:=IF(BITAND([.$Q33];BITLSHIFT(1;[.BB$2]))&gt;0;1;0)*[.$O33]" office:value-type="float" office:value="0" calcext:value-type="float">
            <text:p/>
          </table:table-cell>
          <table:table-cell table:formula="of:=IF(BITAND([.$Q33];BITLSHIFT(1;[.BC$2]))&gt;0;1;0)*[.$O33]" office:value-type="float" office:value="0" calcext:value-type="float">
            <text:p/>
          </table:table-cell>
          <table:table-cell table:formula="of:=IF(BITAND([.$Q33];BITLSHIFT(1;[.BD$2]))&gt;0;1;0)*[.$O33]" office:value-type="float" office:value="0" calcext:value-type="float">
            <text:p/>
          </table:table-cell>
          <table:table-cell table:formula="of:=IF(BITAND([.$Q33];BITLSHIFT(1;[.BE$2]))&gt;0;1;0)*[.$O33]" office:value-type="float" office:value="0" calcext:value-type="float">
            <text:p/>
          </table:table-cell>
          <table:table-cell table:formula="of:=IF(BITAND([.$Q33];BITLSHIFT(1;[.BF$2]))&gt;0;1;0)*[.$O33]" office:value-type="float" office:value="0" calcext:value-type="float">
            <text:p/>
          </table:table-cell>
          <table:table-cell table:formula="of:=IF(BITAND([.$Q33];BITLSHIFT(1;[.BG$2]))&gt;0;1;0)*[.$O33]" office:value-type="float" office:value="0" calcext:value-type="float">
            <text:p/>
          </table:table-cell>
          <table:table-cell table:formula="of:=IF(BITAND([.$Q33];BITLSHIFT(1;[.BH$2]))&gt;0;1;0)*[.$O33]" office:value-type="float" office:value="0" calcext:value-type="float">
            <text:p/>
          </table:table-cell>
          <table:table-cell table:formula="of:=IF(BITAND([.$Q33];BITLSHIFT(1;[.BI$2]))&gt;0;1;0)*[.$O33]" office:value-type="float" office:value="0" calcext:value-type="float">
            <text:p/>
          </table:table-cell>
          <table:table-cell table:formula="of:=IF(BITAND([.$Q33];BITLSHIFT(1;[.BJ$2]))&gt;0;1;0)*[.$O33]" office:value-type="float" office:value="0" calcext:value-type="float">
            <text:p/>
          </table:table-cell>
          <table:table-cell table:formula="of:=IF(BITAND([.$Q33];BITLSHIFT(1;[.BK$2]))&gt;0;1;0)*[.$O33]" office:value-type="float" office:value="0" calcext:value-type="float">
            <text:p/>
          </table:table-cell>
          <table:table-cell table:formula="of:=IF(BITAND([.$Q33];BITLSHIFT(1;[.BL$2]))&gt;0;1;0)*[.$O33]" office:value-type="float" office:value="0" calcext:value-type="float">
            <text:p/>
          </table:table-cell>
          <table:table-cell table:formula="of:=IF(BITAND([.$Q33];BITLSHIFT(1;[.BM$2]))&gt;0;1;0)*[.$O33]" office:value-type="float" office:value="0" calcext:value-type="float">
            <text:p/>
          </table:table-cell>
          <table:table-cell table:formula="of:=IF(BITAND([.$Q33];BITLSHIFT(1;[.BN$2]))&gt;0;1;0)*[.$O33]" office:value-type="float" office:value="0" calcext:value-type="float">
            <text:p/>
          </table:table-cell>
          <table:table-cell table:formula="of:=IF(BITAND([.$Q33];BITLSHIFT(1;[.BO$2]))&gt;0;1;0)*[.$O33]" office:value-type="float" office:value="0" calcext:value-type="float">
            <text:p/>
          </table:table-cell>
          <table:table-cell table:formula="of:=IF(BITAND([.$Q33];BITLSHIFT(1;[.BP$2]))&gt;0;1;0)*[.$O33]" office:value-type="float" office:value="0" calcext:value-type="float">
            <text:p/>
          </table:table-cell>
          <table:table-cell table:formula="of:=IF(BITAND([.$Q33];BITLSHIFT(1;[.BQ$2]))&gt;0;1;0)*[.$O33]" office:value-type="float" office:value="0" calcext:value-type="float">
            <text:p/>
          </table:table-cell>
          <table:table-cell table:formula="of:=IF(BITAND([.$Q33];BITLSHIFT(1;[.BR$2]))&gt;0;1;0)*[.$O33]" office:value-type="float" office:value="0" calcext:value-type="float">
            <text:p/>
          </table:table-cell>
          <table:table-cell table:formula="of:=IF(BITAND([.$Q33];BITLSHIFT(1;[.BS$2]))&gt;0;1;0)*[.$O33]" office:value-type="float" office:value="0" calcext:value-type="float">
            <text:p/>
          </table:table-cell>
          <table:table-cell table:formula="of:=IF(BITAND([.$Q33];BITLSHIFT(1;[.BT$2]))&gt;0;1;0)*[.$O33]" office:value-type="float" office:value="0" calcext:value-type="float">
            <text:p/>
          </table:table-cell>
          <table:table-cell table:formula="of:=IF(BITAND([.$Q33];BITLSHIFT(1;[.BU$2]))&gt;0;1;0)*[.$O33]" office:value-type="float" office:value="0" calcext:value-type="float">
            <text:p/>
          </table:table-cell>
          <table:table-cell table:formula="of:=IF(BITAND([.$Q33];BITLSHIFT(1;[.BV$2]))&gt;0;1;0)*[.$O33]" office:value-type="float" office:value="0" calcext:value-type="float">
            <text:p/>
          </table:table-cell>
          <table:table-cell table:formula="of:=IF(BITAND([.$Q33];BITLSHIFT(1;[.BW$2]))&gt;0;1;0)*[.$O33]" office:value-type="float" office:value="0" calcext:value-type="float">
            <text:p/>
          </table:table-cell>
          <table:table-cell table:formula="of:=IF(BITAND([.$Q33];BITLSHIFT(1;[.BX$2]))&gt;0;1;0)*[.$O33]" office:value-type="float" office:value="0" calcext:value-type="float">
            <text:p/>
          </table:table-cell>
          <table:table-cell table:formula="of:=IF(BITAND([.$Q33];BITLSHIFT(1;[.BY$2]))&gt;0;1;0)*[.$O33]" office:value-type="float" office:value="0" calcext:value-type="float">
            <text:p/>
          </table:table-cell>
          <table:table-cell table:formula="of:=IF(BITAND([.$Q33];BITLSHIFT(1;[.BZ$2]))&gt;0;1;0)*[.$O33]" office:value-type="float" office:value="0" calcext:value-type="float">
            <text:p/>
          </table:table-cell>
          <table:table-cell table:formula="of:=IF(BITAND([.$Q33];BITLSHIFT(1;[.CA$2]))&gt;0;1;0)*[.$O33]" office:value-type="float" office:value="0" calcext:value-type="float">
            <text:p/>
          </table:table-cell>
          <table:table-cell table:formula="of:=IF(BITAND([.$Q33];BITLSHIFT(1;[.CB$2]))&gt;0;1;0)*[.$O33]" office:value-type="float" office:value="0" calcext:value-type="float">
            <text:p/>
          </table:table-cell>
          <table:table-cell table:formula="of:=IF(BITAND([.$Q33];BITLSHIFT(1;[.CC$2]))&gt;0;1;0)*[.$O33]" office:value-type="float" office:value="0" calcext:value-type="float">
            <text:p/>
          </table:table-cell>
          <table:table-cell table:formula="of:=IF(BITAND([.$Q33];BITLSHIFT(1;[.CD$2]))&gt;0;1;0)*[.$O3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4];10) ;16)" office:value-type="float" office:value="0" calcext:value-type="float">
            <text:p/>
          </table:table-cell>
          <table:table-cell table:formula="of:=DECIMAL(RIGHT([.N34];8) ;16)" office:value-type="float" office:value="0" calcext:value-type="float">
            <text:p/>
          </table:table-cell>
          <table:table-cell table:formula="of:=IF(BITAND([.$R34];BITLSHIFT(1;[.S$2]))&gt;0;1;0)*[.$O34]" office:value-type="float" office:value="0" calcext:value-type="float">
            <text:p/>
          </table:table-cell>
          <table:table-cell table:formula="of:=IF(BITAND([.$R34];BITLSHIFT(1;[.T$2]))&gt;0;1;0)*[.$O34]" office:value-type="float" office:value="0" calcext:value-type="float">
            <text:p/>
          </table:table-cell>
          <table:table-cell table:formula="of:=IF(BITAND([.$R34];BITLSHIFT(1;[.U$2]))&gt;0;1;0)*[.$O34]" office:value-type="float" office:value="0" calcext:value-type="float">
            <text:p/>
          </table:table-cell>
          <table:table-cell table:formula="of:=IF(BITAND([.$R34];BITLSHIFT(1;[.V$2]))&gt;0;1;0)*[.$O34]" office:value-type="float" office:value="0" calcext:value-type="float">
            <text:p/>
          </table:table-cell>
          <table:table-cell table:formula="of:=IF(BITAND([.$R34];BITLSHIFT(1;[.W$2]))&gt;0;1;0)*[.$O34]" office:value-type="float" office:value="0" calcext:value-type="float">
            <text:p/>
          </table:table-cell>
          <table:table-cell table:formula="of:=IF(BITAND([.$R34];BITLSHIFT(1;[.X$2]))&gt;0;1;0)*[.$O34]" office:value-type="float" office:value="0" calcext:value-type="float">
            <text:p/>
          </table:table-cell>
          <table:table-cell table:formula="of:=IF(BITAND([.$R34];BITLSHIFT(1;[.Y$2]))&gt;0;1;0)*[.$O34]" office:value-type="float" office:value="0" calcext:value-type="float">
            <text:p/>
          </table:table-cell>
          <table:table-cell table:formula="of:=IF(BITAND([.$R34];BITLSHIFT(1;[.Z$2]))&gt;0;1;0)*[.$O34]" office:value-type="float" office:value="0" calcext:value-type="float">
            <text:p/>
          </table:table-cell>
          <table:table-cell table:formula="of:=IF(BITAND([.$R34];BITLSHIFT(1;[.AA$2]))&gt;0;1;0)*[.$O34]" office:value-type="float" office:value="0" calcext:value-type="float">
            <text:p/>
          </table:table-cell>
          <table:table-cell table:formula="of:=IF(BITAND([.$R34];BITLSHIFT(1;[.AB$2]))&gt;0;1;0)*[.$O34]" office:value-type="float" office:value="0" calcext:value-type="float">
            <text:p/>
          </table:table-cell>
          <table:table-cell table:formula="of:=IF(BITAND([.$R34];BITLSHIFT(1;[.AC$2]))&gt;0;1;0)*[.$O34]" office:value-type="float" office:value="0" calcext:value-type="float">
            <text:p/>
          </table:table-cell>
          <table:table-cell table:formula="of:=IF(BITAND([.$R34];BITLSHIFT(1;[.AD$2]))&gt;0;1;0)*[.$O34]" office:value-type="float" office:value="0" calcext:value-type="float">
            <text:p/>
          </table:table-cell>
          <table:table-cell table:formula="of:=IF(BITAND([.$R34];BITLSHIFT(1;[.AE$2]))&gt;0;1;0)*[.$O34]" office:value-type="float" office:value="0" calcext:value-type="float">
            <text:p/>
          </table:table-cell>
          <table:table-cell table:formula="of:=IF(BITAND([.$R34];BITLSHIFT(1;[.AF$2]))&gt;0;1;0)*[.$O34]" office:value-type="float" office:value="0" calcext:value-type="float">
            <text:p/>
          </table:table-cell>
          <table:table-cell table:formula="of:=IF(BITAND([.$R34];BITLSHIFT(1;[.AG$2]))&gt;0;1;0)*[.$O34]" office:value-type="float" office:value="0" calcext:value-type="float">
            <text:p/>
          </table:table-cell>
          <table:table-cell table:formula="of:=IF(BITAND([.$R34];BITLSHIFT(1;[.AH$2]))&gt;0;1;0)*[.$O34]" office:value-type="float" office:value="0" calcext:value-type="float">
            <text:p/>
          </table:table-cell>
          <table:table-cell table:formula="of:=IF(BITAND([.$R34];BITLSHIFT(1;[.AI$2]))&gt;0;1;0)*[.$O34]" office:value-type="float" office:value="0" calcext:value-type="float">
            <text:p/>
          </table:table-cell>
          <table:table-cell table:formula="of:=IF(BITAND([.$R34];BITLSHIFT(1;[.AJ$2]))&gt;0;1;0)*[.$O34]" office:value-type="float" office:value="0" calcext:value-type="float">
            <text:p/>
          </table:table-cell>
          <table:table-cell table:formula="of:=IF(BITAND([.$R34];BITLSHIFT(1;[.AK$2]))&gt;0;1;0)*[.$O34]" office:value-type="float" office:value="0" calcext:value-type="float">
            <text:p/>
          </table:table-cell>
          <table:table-cell table:formula="of:=IF(BITAND([.$R34];BITLSHIFT(1;[.AL$2]))&gt;0;1;0)*[.$O34]" office:value-type="float" office:value="0" calcext:value-type="float">
            <text:p/>
          </table:table-cell>
          <table:table-cell table:formula="of:=IF(BITAND([.$R34];BITLSHIFT(1;[.AM$2]))&gt;0;1;0)*[.$O34]" office:value-type="float" office:value="0" calcext:value-type="float">
            <text:p/>
          </table:table-cell>
          <table:table-cell table:formula="of:=IF(BITAND([.$R34];BITLSHIFT(1;[.AN$2]))&gt;0;1;0)*[.$O34]" office:value-type="float" office:value="0" calcext:value-type="float">
            <text:p/>
          </table:table-cell>
          <table:table-cell table:formula="of:=IF(BITAND([.$R34];BITLSHIFT(1;[.AO$2]))&gt;0;1;0)*[.$O34]" office:value-type="float" office:value="0" calcext:value-type="float">
            <text:p/>
          </table:table-cell>
          <table:table-cell table:formula="of:=IF(BITAND([.$R34];BITLSHIFT(1;[.AP$2]))&gt;0;1;0)*[.$O34]" office:value-type="float" office:value="0" calcext:value-type="float">
            <text:p/>
          </table:table-cell>
          <table:table-cell table:formula="of:=IF(BITAND([.$R34];BITLSHIFT(1;[.AQ$2]))&gt;0;1;0)*[.$O34]" office:value-type="float" office:value="0" calcext:value-type="float">
            <text:p/>
          </table:table-cell>
          <table:table-cell table:formula="of:=IF(BITAND([.$R34];BITLSHIFT(1;[.AR$2]))&gt;0;1;0)*[.$O34]" office:value-type="float" office:value="0" calcext:value-type="float">
            <text:p/>
          </table:table-cell>
          <table:table-cell table:formula="of:=IF(BITAND([.$R34];BITLSHIFT(1;[.AS$2]))&gt;0;1;0)*[.$O34]" office:value-type="float" office:value="0" calcext:value-type="float">
            <text:p/>
          </table:table-cell>
          <table:table-cell table:formula="of:=IF(BITAND([.$R34];BITLSHIFT(1;[.AT$2]))&gt;0;1;0)*[.$O34]" office:value-type="float" office:value="0" calcext:value-type="float">
            <text:p/>
          </table:table-cell>
          <table:table-cell table:formula="of:=IF(BITAND([.$R34];BITLSHIFT(1;[.AU$2]))&gt;0;1;0)*[.$O34]" office:value-type="float" office:value="0" calcext:value-type="float">
            <text:p/>
          </table:table-cell>
          <table:table-cell table:formula="of:=IF(BITAND([.$R34];BITLSHIFT(1;[.AV$2]))&gt;0;1;0)*[.$O34]" office:value-type="float" office:value="0" calcext:value-type="float">
            <text:p/>
          </table:table-cell>
          <table:table-cell table:formula="of:=IF(BITAND([.$R34];BITLSHIFT(1;[.AW$2]))&gt;0;1;0)*[.$O34]" office:value-type="float" office:value="0" calcext:value-type="float">
            <text:p/>
          </table:table-cell>
          <table:table-cell table:formula="of:=IF(BITAND([.$R34];BITLSHIFT(1;[.AX$2]))&gt;0;1;0)*[.$O34]" office:value-type="float" office:value="0" calcext:value-type="float">
            <text:p/>
          </table:table-cell>
          <table:table-cell table:formula="of:=IF(BITAND([.$Q34];BITLSHIFT(1;[.AY$2]))&gt;0;1;0)*[.$O34]" office:value-type="float" office:value="0" calcext:value-type="float">
            <text:p/>
          </table:table-cell>
          <table:table-cell table:formula="of:=IF(BITAND([.$Q34];BITLSHIFT(1;[.AZ$2]))&gt;0;1;0)*[.$O34]" office:value-type="float" office:value="0" calcext:value-type="float">
            <text:p/>
          </table:table-cell>
          <table:table-cell table:formula="of:=IF(BITAND([.$Q34];BITLSHIFT(1;[.BA$2]))&gt;0;1;0)*[.$O34]" office:value-type="float" office:value="0" calcext:value-type="float">
            <text:p/>
          </table:table-cell>
          <table:table-cell table:formula="of:=IF(BITAND([.$Q34];BITLSHIFT(1;[.BB$2]))&gt;0;1;0)*[.$O34]" office:value-type="float" office:value="0" calcext:value-type="float">
            <text:p/>
          </table:table-cell>
          <table:table-cell table:formula="of:=IF(BITAND([.$Q34];BITLSHIFT(1;[.BC$2]))&gt;0;1;0)*[.$O34]" office:value-type="float" office:value="0" calcext:value-type="float">
            <text:p/>
          </table:table-cell>
          <table:table-cell table:formula="of:=IF(BITAND([.$Q34];BITLSHIFT(1;[.BD$2]))&gt;0;1;0)*[.$O34]" office:value-type="float" office:value="0" calcext:value-type="float">
            <text:p/>
          </table:table-cell>
          <table:table-cell table:formula="of:=IF(BITAND([.$Q34];BITLSHIFT(1;[.BE$2]))&gt;0;1;0)*[.$O34]" office:value-type="float" office:value="0" calcext:value-type="float">
            <text:p/>
          </table:table-cell>
          <table:table-cell table:formula="of:=IF(BITAND([.$Q34];BITLSHIFT(1;[.BF$2]))&gt;0;1;0)*[.$O34]" office:value-type="float" office:value="0" calcext:value-type="float">
            <text:p/>
          </table:table-cell>
          <table:table-cell table:formula="of:=IF(BITAND([.$Q34];BITLSHIFT(1;[.BG$2]))&gt;0;1;0)*[.$O34]" office:value-type="float" office:value="0" calcext:value-type="float">
            <text:p/>
          </table:table-cell>
          <table:table-cell table:formula="of:=IF(BITAND([.$Q34];BITLSHIFT(1;[.BH$2]))&gt;0;1;0)*[.$O34]" office:value-type="float" office:value="0" calcext:value-type="float">
            <text:p/>
          </table:table-cell>
          <table:table-cell table:formula="of:=IF(BITAND([.$Q34];BITLSHIFT(1;[.BI$2]))&gt;0;1;0)*[.$O34]" office:value-type="float" office:value="0" calcext:value-type="float">
            <text:p/>
          </table:table-cell>
          <table:table-cell table:formula="of:=IF(BITAND([.$Q34];BITLSHIFT(1;[.BJ$2]))&gt;0;1;0)*[.$O34]" office:value-type="float" office:value="0" calcext:value-type="float">
            <text:p/>
          </table:table-cell>
          <table:table-cell table:formula="of:=IF(BITAND([.$Q34];BITLSHIFT(1;[.BK$2]))&gt;0;1;0)*[.$O34]" office:value-type="float" office:value="0" calcext:value-type="float">
            <text:p/>
          </table:table-cell>
          <table:table-cell table:formula="of:=IF(BITAND([.$Q34];BITLSHIFT(1;[.BL$2]))&gt;0;1;0)*[.$O34]" office:value-type="float" office:value="0" calcext:value-type="float">
            <text:p/>
          </table:table-cell>
          <table:table-cell table:formula="of:=IF(BITAND([.$Q34];BITLSHIFT(1;[.BM$2]))&gt;0;1;0)*[.$O34]" office:value-type="float" office:value="0" calcext:value-type="float">
            <text:p/>
          </table:table-cell>
          <table:table-cell table:formula="of:=IF(BITAND([.$Q34];BITLSHIFT(1;[.BN$2]))&gt;0;1;0)*[.$O34]" office:value-type="float" office:value="0" calcext:value-type="float">
            <text:p/>
          </table:table-cell>
          <table:table-cell table:formula="of:=IF(BITAND([.$Q34];BITLSHIFT(1;[.BO$2]))&gt;0;1;0)*[.$O34]" office:value-type="float" office:value="0" calcext:value-type="float">
            <text:p/>
          </table:table-cell>
          <table:table-cell table:formula="of:=IF(BITAND([.$Q34];BITLSHIFT(1;[.BP$2]))&gt;0;1;0)*[.$O34]" office:value-type="float" office:value="0" calcext:value-type="float">
            <text:p/>
          </table:table-cell>
          <table:table-cell table:formula="of:=IF(BITAND([.$Q34];BITLSHIFT(1;[.BQ$2]))&gt;0;1;0)*[.$O34]" office:value-type="float" office:value="0" calcext:value-type="float">
            <text:p/>
          </table:table-cell>
          <table:table-cell table:formula="of:=IF(BITAND([.$Q34];BITLSHIFT(1;[.BR$2]))&gt;0;1;0)*[.$O34]" office:value-type="float" office:value="0" calcext:value-type="float">
            <text:p/>
          </table:table-cell>
          <table:table-cell table:formula="of:=IF(BITAND([.$Q34];BITLSHIFT(1;[.BS$2]))&gt;0;1;0)*[.$O34]" office:value-type="float" office:value="0" calcext:value-type="float">
            <text:p/>
          </table:table-cell>
          <table:table-cell table:formula="of:=IF(BITAND([.$Q34];BITLSHIFT(1;[.BT$2]))&gt;0;1;0)*[.$O34]" office:value-type="float" office:value="0" calcext:value-type="float">
            <text:p/>
          </table:table-cell>
          <table:table-cell table:formula="of:=IF(BITAND([.$Q34];BITLSHIFT(1;[.BU$2]))&gt;0;1;0)*[.$O34]" office:value-type="float" office:value="0" calcext:value-type="float">
            <text:p/>
          </table:table-cell>
          <table:table-cell table:formula="of:=IF(BITAND([.$Q34];BITLSHIFT(1;[.BV$2]))&gt;0;1;0)*[.$O34]" office:value-type="float" office:value="0" calcext:value-type="float">
            <text:p/>
          </table:table-cell>
          <table:table-cell table:formula="of:=IF(BITAND([.$Q34];BITLSHIFT(1;[.BW$2]))&gt;0;1;0)*[.$O34]" office:value-type="float" office:value="0" calcext:value-type="float">
            <text:p/>
          </table:table-cell>
          <table:table-cell table:formula="of:=IF(BITAND([.$Q34];BITLSHIFT(1;[.BX$2]))&gt;0;1;0)*[.$O34]" office:value-type="float" office:value="0" calcext:value-type="float">
            <text:p/>
          </table:table-cell>
          <table:table-cell table:formula="of:=IF(BITAND([.$Q34];BITLSHIFT(1;[.BY$2]))&gt;0;1;0)*[.$O34]" office:value-type="float" office:value="0" calcext:value-type="float">
            <text:p/>
          </table:table-cell>
          <table:table-cell table:formula="of:=IF(BITAND([.$Q34];BITLSHIFT(1;[.BZ$2]))&gt;0;1;0)*[.$O34]" office:value-type="float" office:value="0" calcext:value-type="float">
            <text:p/>
          </table:table-cell>
          <table:table-cell table:formula="of:=IF(BITAND([.$Q34];BITLSHIFT(1;[.CA$2]))&gt;0;1;0)*[.$O34]" office:value-type="float" office:value="0" calcext:value-type="float">
            <text:p/>
          </table:table-cell>
          <table:table-cell table:formula="of:=IF(BITAND([.$Q34];BITLSHIFT(1;[.CB$2]))&gt;0;1;0)*[.$O34]" office:value-type="float" office:value="0" calcext:value-type="float">
            <text:p/>
          </table:table-cell>
          <table:table-cell table:formula="of:=IF(BITAND([.$Q34];BITLSHIFT(1;[.CC$2]))&gt;0;1;0)*[.$O34]" office:value-type="float" office:value="0" calcext:value-type="float">
            <text:p/>
          </table:table-cell>
          <table:table-cell table:formula="of:=IF(BITAND([.$Q34];BITLSHIFT(1;[.CD$2]))&gt;0;1;0)*[.$O3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5];10) ;16)" office:value-type="float" office:value="0" calcext:value-type="float">
            <text:p/>
          </table:table-cell>
          <table:table-cell table:formula="of:=DECIMAL(RIGHT([.N35];8) ;16)" office:value-type="float" office:value="0" calcext:value-type="float">
            <text:p/>
          </table:table-cell>
          <table:table-cell table:formula="of:=IF(BITAND([.$R35];BITLSHIFT(1;[.S$2]))&gt;0;1;0)*[.$O35]" office:value-type="float" office:value="0" calcext:value-type="float">
            <text:p/>
          </table:table-cell>
          <table:table-cell table:formula="of:=IF(BITAND([.$R35];BITLSHIFT(1;[.T$2]))&gt;0;1;0)*[.$O35]" office:value-type="float" office:value="0" calcext:value-type="float">
            <text:p/>
          </table:table-cell>
          <table:table-cell table:formula="of:=IF(BITAND([.$R35];BITLSHIFT(1;[.U$2]))&gt;0;1;0)*[.$O35]" office:value-type="float" office:value="0" calcext:value-type="float">
            <text:p/>
          </table:table-cell>
          <table:table-cell table:formula="of:=IF(BITAND([.$R35];BITLSHIFT(1;[.V$2]))&gt;0;1;0)*[.$O35]" office:value-type="float" office:value="0" calcext:value-type="float">
            <text:p/>
          </table:table-cell>
          <table:table-cell table:formula="of:=IF(BITAND([.$R35];BITLSHIFT(1;[.W$2]))&gt;0;1;0)*[.$O35]" office:value-type="float" office:value="0" calcext:value-type="float">
            <text:p/>
          </table:table-cell>
          <table:table-cell table:formula="of:=IF(BITAND([.$R35];BITLSHIFT(1;[.X$2]))&gt;0;1;0)*[.$O35]" office:value-type="float" office:value="0" calcext:value-type="float">
            <text:p/>
          </table:table-cell>
          <table:table-cell table:formula="of:=IF(BITAND([.$R35];BITLSHIFT(1;[.Y$2]))&gt;0;1;0)*[.$O35]" office:value-type="float" office:value="0" calcext:value-type="float">
            <text:p/>
          </table:table-cell>
          <table:table-cell table:formula="of:=IF(BITAND([.$R35];BITLSHIFT(1;[.Z$2]))&gt;0;1;0)*[.$O35]" office:value-type="float" office:value="0" calcext:value-type="float">
            <text:p/>
          </table:table-cell>
          <table:table-cell table:formula="of:=IF(BITAND([.$R35];BITLSHIFT(1;[.AA$2]))&gt;0;1;0)*[.$O35]" office:value-type="float" office:value="0" calcext:value-type="float">
            <text:p/>
          </table:table-cell>
          <table:table-cell table:formula="of:=IF(BITAND([.$R35];BITLSHIFT(1;[.AB$2]))&gt;0;1;0)*[.$O35]" office:value-type="float" office:value="0" calcext:value-type="float">
            <text:p/>
          </table:table-cell>
          <table:table-cell table:formula="of:=IF(BITAND([.$R35];BITLSHIFT(1;[.AC$2]))&gt;0;1;0)*[.$O35]" office:value-type="float" office:value="0" calcext:value-type="float">
            <text:p/>
          </table:table-cell>
          <table:table-cell table:formula="of:=IF(BITAND([.$R35];BITLSHIFT(1;[.AD$2]))&gt;0;1;0)*[.$O35]" office:value-type="float" office:value="0" calcext:value-type="float">
            <text:p/>
          </table:table-cell>
          <table:table-cell table:formula="of:=IF(BITAND([.$R35];BITLSHIFT(1;[.AE$2]))&gt;0;1;0)*[.$O35]" office:value-type="float" office:value="0" calcext:value-type="float">
            <text:p/>
          </table:table-cell>
          <table:table-cell table:formula="of:=IF(BITAND([.$R35];BITLSHIFT(1;[.AF$2]))&gt;0;1;0)*[.$O35]" office:value-type="float" office:value="0" calcext:value-type="float">
            <text:p/>
          </table:table-cell>
          <table:table-cell table:formula="of:=IF(BITAND([.$R35];BITLSHIFT(1;[.AG$2]))&gt;0;1;0)*[.$O35]" office:value-type="float" office:value="0" calcext:value-type="float">
            <text:p/>
          </table:table-cell>
          <table:table-cell table:formula="of:=IF(BITAND([.$R35];BITLSHIFT(1;[.AH$2]))&gt;0;1;0)*[.$O35]" office:value-type="float" office:value="0" calcext:value-type="float">
            <text:p/>
          </table:table-cell>
          <table:table-cell table:formula="of:=IF(BITAND([.$R35];BITLSHIFT(1;[.AI$2]))&gt;0;1;0)*[.$O35]" office:value-type="float" office:value="0" calcext:value-type="float">
            <text:p/>
          </table:table-cell>
          <table:table-cell table:formula="of:=IF(BITAND([.$R35];BITLSHIFT(1;[.AJ$2]))&gt;0;1;0)*[.$O35]" office:value-type="float" office:value="0" calcext:value-type="float">
            <text:p/>
          </table:table-cell>
          <table:table-cell table:formula="of:=IF(BITAND([.$R35];BITLSHIFT(1;[.AK$2]))&gt;0;1;0)*[.$O35]" office:value-type="float" office:value="0" calcext:value-type="float">
            <text:p/>
          </table:table-cell>
          <table:table-cell table:formula="of:=IF(BITAND([.$R35];BITLSHIFT(1;[.AL$2]))&gt;0;1;0)*[.$O35]" office:value-type="float" office:value="0" calcext:value-type="float">
            <text:p/>
          </table:table-cell>
          <table:table-cell table:formula="of:=IF(BITAND([.$R35];BITLSHIFT(1;[.AM$2]))&gt;0;1;0)*[.$O35]" office:value-type="float" office:value="0" calcext:value-type="float">
            <text:p/>
          </table:table-cell>
          <table:table-cell table:formula="of:=IF(BITAND([.$R35];BITLSHIFT(1;[.AN$2]))&gt;0;1;0)*[.$O35]" office:value-type="float" office:value="0" calcext:value-type="float">
            <text:p/>
          </table:table-cell>
          <table:table-cell table:formula="of:=IF(BITAND([.$R35];BITLSHIFT(1;[.AO$2]))&gt;0;1;0)*[.$O35]" office:value-type="float" office:value="0" calcext:value-type="float">
            <text:p/>
          </table:table-cell>
          <table:table-cell table:formula="of:=IF(BITAND([.$R35];BITLSHIFT(1;[.AP$2]))&gt;0;1;0)*[.$O35]" office:value-type="float" office:value="0" calcext:value-type="float">
            <text:p/>
          </table:table-cell>
          <table:table-cell table:formula="of:=IF(BITAND([.$R35];BITLSHIFT(1;[.AQ$2]))&gt;0;1;0)*[.$O35]" office:value-type="float" office:value="0" calcext:value-type="float">
            <text:p/>
          </table:table-cell>
          <table:table-cell table:formula="of:=IF(BITAND([.$R35];BITLSHIFT(1;[.AR$2]))&gt;0;1;0)*[.$O35]" office:value-type="float" office:value="0" calcext:value-type="float">
            <text:p/>
          </table:table-cell>
          <table:table-cell table:formula="of:=IF(BITAND([.$R35];BITLSHIFT(1;[.AS$2]))&gt;0;1;0)*[.$O35]" office:value-type="float" office:value="0" calcext:value-type="float">
            <text:p/>
          </table:table-cell>
          <table:table-cell table:formula="of:=IF(BITAND([.$R35];BITLSHIFT(1;[.AT$2]))&gt;0;1;0)*[.$O35]" office:value-type="float" office:value="0" calcext:value-type="float">
            <text:p/>
          </table:table-cell>
          <table:table-cell table:formula="of:=IF(BITAND([.$R35];BITLSHIFT(1;[.AU$2]))&gt;0;1;0)*[.$O35]" office:value-type="float" office:value="0" calcext:value-type="float">
            <text:p/>
          </table:table-cell>
          <table:table-cell table:formula="of:=IF(BITAND([.$R35];BITLSHIFT(1;[.AV$2]))&gt;0;1;0)*[.$O35]" office:value-type="float" office:value="0" calcext:value-type="float">
            <text:p/>
          </table:table-cell>
          <table:table-cell table:formula="of:=IF(BITAND([.$R35];BITLSHIFT(1;[.AW$2]))&gt;0;1;0)*[.$O35]" office:value-type="float" office:value="0" calcext:value-type="float">
            <text:p/>
          </table:table-cell>
          <table:table-cell table:formula="of:=IF(BITAND([.$R35];BITLSHIFT(1;[.AX$2]))&gt;0;1;0)*[.$O35]" office:value-type="float" office:value="0" calcext:value-type="float">
            <text:p/>
          </table:table-cell>
          <table:table-cell table:formula="of:=IF(BITAND([.$Q35];BITLSHIFT(1;[.AY$2]))&gt;0;1;0)*[.$O35]" office:value-type="float" office:value="0" calcext:value-type="float">
            <text:p/>
          </table:table-cell>
          <table:table-cell table:formula="of:=IF(BITAND([.$Q35];BITLSHIFT(1;[.AZ$2]))&gt;0;1;0)*[.$O35]" office:value-type="float" office:value="0" calcext:value-type="float">
            <text:p/>
          </table:table-cell>
          <table:table-cell table:formula="of:=IF(BITAND([.$Q35];BITLSHIFT(1;[.BA$2]))&gt;0;1;0)*[.$O35]" office:value-type="float" office:value="0" calcext:value-type="float">
            <text:p/>
          </table:table-cell>
          <table:table-cell table:formula="of:=IF(BITAND([.$Q35];BITLSHIFT(1;[.BB$2]))&gt;0;1;0)*[.$O35]" office:value-type="float" office:value="0" calcext:value-type="float">
            <text:p/>
          </table:table-cell>
          <table:table-cell table:formula="of:=IF(BITAND([.$Q35];BITLSHIFT(1;[.BC$2]))&gt;0;1;0)*[.$O35]" office:value-type="float" office:value="0" calcext:value-type="float">
            <text:p/>
          </table:table-cell>
          <table:table-cell table:formula="of:=IF(BITAND([.$Q35];BITLSHIFT(1;[.BD$2]))&gt;0;1;0)*[.$O35]" office:value-type="float" office:value="0" calcext:value-type="float">
            <text:p/>
          </table:table-cell>
          <table:table-cell table:formula="of:=IF(BITAND([.$Q35];BITLSHIFT(1;[.BE$2]))&gt;0;1;0)*[.$O35]" office:value-type="float" office:value="0" calcext:value-type="float">
            <text:p/>
          </table:table-cell>
          <table:table-cell table:formula="of:=IF(BITAND([.$Q35];BITLSHIFT(1;[.BF$2]))&gt;0;1;0)*[.$O35]" office:value-type="float" office:value="0" calcext:value-type="float">
            <text:p/>
          </table:table-cell>
          <table:table-cell table:formula="of:=IF(BITAND([.$Q35];BITLSHIFT(1;[.BG$2]))&gt;0;1;0)*[.$O35]" office:value-type="float" office:value="0" calcext:value-type="float">
            <text:p/>
          </table:table-cell>
          <table:table-cell table:formula="of:=IF(BITAND([.$Q35];BITLSHIFT(1;[.BH$2]))&gt;0;1;0)*[.$O35]" office:value-type="float" office:value="0" calcext:value-type="float">
            <text:p/>
          </table:table-cell>
          <table:table-cell table:formula="of:=IF(BITAND([.$Q35];BITLSHIFT(1;[.BI$2]))&gt;0;1;0)*[.$O35]" office:value-type="float" office:value="0" calcext:value-type="float">
            <text:p/>
          </table:table-cell>
          <table:table-cell table:formula="of:=IF(BITAND([.$Q35];BITLSHIFT(1;[.BJ$2]))&gt;0;1;0)*[.$O35]" office:value-type="float" office:value="0" calcext:value-type="float">
            <text:p/>
          </table:table-cell>
          <table:table-cell table:formula="of:=IF(BITAND([.$Q35];BITLSHIFT(1;[.BK$2]))&gt;0;1;0)*[.$O35]" office:value-type="float" office:value="0" calcext:value-type="float">
            <text:p/>
          </table:table-cell>
          <table:table-cell table:formula="of:=IF(BITAND([.$Q35];BITLSHIFT(1;[.BL$2]))&gt;0;1;0)*[.$O35]" office:value-type="float" office:value="0" calcext:value-type="float">
            <text:p/>
          </table:table-cell>
          <table:table-cell table:formula="of:=IF(BITAND([.$Q35];BITLSHIFT(1;[.BM$2]))&gt;0;1;0)*[.$O35]" office:value-type="float" office:value="0" calcext:value-type="float">
            <text:p/>
          </table:table-cell>
          <table:table-cell table:formula="of:=IF(BITAND([.$Q35];BITLSHIFT(1;[.BN$2]))&gt;0;1;0)*[.$O35]" office:value-type="float" office:value="0" calcext:value-type="float">
            <text:p/>
          </table:table-cell>
          <table:table-cell table:formula="of:=IF(BITAND([.$Q35];BITLSHIFT(1;[.BO$2]))&gt;0;1;0)*[.$O35]" office:value-type="float" office:value="0" calcext:value-type="float">
            <text:p/>
          </table:table-cell>
          <table:table-cell table:formula="of:=IF(BITAND([.$Q35];BITLSHIFT(1;[.BP$2]))&gt;0;1;0)*[.$O35]" office:value-type="float" office:value="0" calcext:value-type="float">
            <text:p/>
          </table:table-cell>
          <table:table-cell table:formula="of:=IF(BITAND([.$Q35];BITLSHIFT(1;[.BQ$2]))&gt;0;1;0)*[.$O35]" office:value-type="float" office:value="0" calcext:value-type="float">
            <text:p/>
          </table:table-cell>
          <table:table-cell table:formula="of:=IF(BITAND([.$Q35];BITLSHIFT(1;[.BR$2]))&gt;0;1;0)*[.$O35]" office:value-type="float" office:value="0" calcext:value-type="float">
            <text:p/>
          </table:table-cell>
          <table:table-cell table:formula="of:=IF(BITAND([.$Q35];BITLSHIFT(1;[.BS$2]))&gt;0;1;0)*[.$O35]" office:value-type="float" office:value="0" calcext:value-type="float">
            <text:p/>
          </table:table-cell>
          <table:table-cell table:formula="of:=IF(BITAND([.$Q35];BITLSHIFT(1;[.BT$2]))&gt;0;1;0)*[.$O35]" office:value-type="float" office:value="0" calcext:value-type="float">
            <text:p/>
          </table:table-cell>
          <table:table-cell table:formula="of:=IF(BITAND([.$Q35];BITLSHIFT(1;[.BU$2]))&gt;0;1;0)*[.$O35]" office:value-type="float" office:value="0" calcext:value-type="float">
            <text:p/>
          </table:table-cell>
          <table:table-cell table:formula="of:=IF(BITAND([.$Q35];BITLSHIFT(1;[.BV$2]))&gt;0;1;0)*[.$O35]" office:value-type="float" office:value="0" calcext:value-type="float">
            <text:p/>
          </table:table-cell>
          <table:table-cell table:formula="of:=IF(BITAND([.$Q35];BITLSHIFT(1;[.BW$2]))&gt;0;1;0)*[.$O35]" office:value-type="float" office:value="0" calcext:value-type="float">
            <text:p/>
          </table:table-cell>
          <table:table-cell table:formula="of:=IF(BITAND([.$Q35];BITLSHIFT(1;[.BX$2]))&gt;0;1;0)*[.$O35]" office:value-type="float" office:value="0" calcext:value-type="float">
            <text:p/>
          </table:table-cell>
          <table:table-cell table:formula="of:=IF(BITAND([.$Q35];BITLSHIFT(1;[.BY$2]))&gt;0;1;0)*[.$O35]" office:value-type="float" office:value="0" calcext:value-type="float">
            <text:p/>
          </table:table-cell>
          <table:table-cell table:formula="of:=IF(BITAND([.$Q35];BITLSHIFT(1;[.BZ$2]))&gt;0;1;0)*[.$O35]" office:value-type="float" office:value="0" calcext:value-type="float">
            <text:p/>
          </table:table-cell>
          <table:table-cell table:formula="of:=IF(BITAND([.$Q35];BITLSHIFT(1;[.CA$2]))&gt;0;1;0)*[.$O35]" office:value-type="float" office:value="0" calcext:value-type="float">
            <text:p/>
          </table:table-cell>
          <table:table-cell table:formula="of:=IF(BITAND([.$Q35];BITLSHIFT(1;[.CB$2]))&gt;0;1;0)*[.$O35]" office:value-type="float" office:value="0" calcext:value-type="float">
            <text:p/>
          </table:table-cell>
          <table:table-cell table:formula="of:=IF(BITAND([.$Q35];BITLSHIFT(1;[.CC$2]))&gt;0;1;0)*[.$O35]" office:value-type="float" office:value="0" calcext:value-type="float">
            <text:p/>
          </table:table-cell>
          <table:table-cell table:formula="of:=IF(BITAND([.$Q35];BITLSHIFT(1;[.CD$2]))&gt;0;1;0)*[.$O3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6];10) ;16)" office:value-type="float" office:value="0" calcext:value-type="float">
            <text:p/>
          </table:table-cell>
          <table:table-cell table:formula="of:=DECIMAL(RIGHT([.N36];8) ;16)" office:value-type="float" office:value="0" calcext:value-type="float">
            <text:p/>
          </table:table-cell>
          <table:table-cell table:formula="of:=IF(BITAND([.$R36];BITLSHIFT(1;[.S$2]))&gt;0;1;0)*[.$O36]" office:value-type="float" office:value="0" calcext:value-type="float">
            <text:p/>
          </table:table-cell>
          <table:table-cell table:formula="of:=IF(BITAND([.$R36];BITLSHIFT(1;[.T$2]))&gt;0;1;0)*[.$O36]" office:value-type="float" office:value="0" calcext:value-type="float">
            <text:p/>
          </table:table-cell>
          <table:table-cell table:formula="of:=IF(BITAND([.$R36];BITLSHIFT(1;[.U$2]))&gt;0;1;0)*[.$O36]" office:value-type="float" office:value="0" calcext:value-type="float">
            <text:p/>
          </table:table-cell>
          <table:table-cell table:formula="of:=IF(BITAND([.$R36];BITLSHIFT(1;[.V$2]))&gt;0;1;0)*[.$O36]" office:value-type="float" office:value="0" calcext:value-type="float">
            <text:p/>
          </table:table-cell>
          <table:table-cell table:formula="of:=IF(BITAND([.$R36];BITLSHIFT(1;[.W$2]))&gt;0;1;0)*[.$O36]" office:value-type="float" office:value="0" calcext:value-type="float">
            <text:p/>
          </table:table-cell>
          <table:table-cell table:formula="of:=IF(BITAND([.$R36];BITLSHIFT(1;[.X$2]))&gt;0;1;0)*[.$O36]" office:value-type="float" office:value="0" calcext:value-type="float">
            <text:p/>
          </table:table-cell>
          <table:table-cell table:formula="of:=IF(BITAND([.$R36];BITLSHIFT(1;[.Y$2]))&gt;0;1;0)*[.$O36]" office:value-type="float" office:value="0" calcext:value-type="float">
            <text:p/>
          </table:table-cell>
          <table:table-cell table:formula="of:=IF(BITAND([.$R36];BITLSHIFT(1;[.Z$2]))&gt;0;1;0)*[.$O36]" office:value-type="float" office:value="0" calcext:value-type="float">
            <text:p/>
          </table:table-cell>
          <table:table-cell table:formula="of:=IF(BITAND([.$R36];BITLSHIFT(1;[.AA$2]))&gt;0;1;0)*[.$O36]" office:value-type="float" office:value="0" calcext:value-type="float">
            <text:p/>
          </table:table-cell>
          <table:table-cell table:formula="of:=IF(BITAND([.$R36];BITLSHIFT(1;[.AB$2]))&gt;0;1;0)*[.$O36]" office:value-type="float" office:value="0" calcext:value-type="float">
            <text:p/>
          </table:table-cell>
          <table:table-cell table:formula="of:=IF(BITAND([.$R36];BITLSHIFT(1;[.AC$2]))&gt;0;1;0)*[.$O36]" office:value-type="float" office:value="0" calcext:value-type="float">
            <text:p/>
          </table:table-cell>
          <table:table-cell table:formula="of:=IF(BITAND([.$R36];BITLSHIFT(1;[.AD$2]))&gt;0;1;0)*[.$O36]" office:value-type="float" office:value="0" calcext:value-type="float">
            <text:p/>
          </table:table-cell>
          <table:table-cell table:formula="of:=IF(BITAND([.$R36];BITLSHIFT(1;[.AE$2]))&gt;0;1;0)*[.$O36]" office:value-type="float" office:value="0" calcext:value-type="float">
            <text:p/>
          </table:table-cell>
          <table:table-cell table:formula="of:=IF(BITAND([.$R36];BITLSHIFT(1;[.AF$2]))&gt;0;1;0)*[.$O36]" office:value-type="float" office:value="0" calcext:value-type="float">
            <text:p/>
          </table:table-cell>
          <table:table-cell table:formula="of:=IF(BITAND([.$R36];BITLSHIFT(1;[.AG$2]))&gt;0;1;0)*[.$O36]" office:value-type="float" office:value="0" calcext:value-type="float">
            <text:p/>
          </table:table-cell>
          <table:table-cell table:formula="of:=IF(BITAND([.$R36];BITLSHIFT(1;[.AH$2]))&gt;0;1;0)*[.$O36]" office:value-type="float" office:value="0" calcext:value-type="float">
            <text:p/>
          </table:table-cell>
          <table:table-cell table:formula="of:=IF(BITAND([.$R36];BITLSHIFT(1;[.AI$2]))&gt;0;1;0)*[.$O36]" office:value-type="float" office:value="0" calcext:value-type="float">
            <text:p/>
          </table:table-cell>
          <table:table-cell table:formula="of:=IF(BITAND([.$R36];BITLSHIFT(1;[.AJ$2]))&gt;0;1;0)*[.$O36]" office:value-type="float" office:value="0" calcext:value-type="float">
            <text:p/>
          </table:table-cell>
          <table:table-cell table:formula="of:=IF(BITAND([.$R36];BITLSHIFT(1;[.AK$2]))&gt;0;1;0)*[.$O36]" office:value-type="float" office:value="0" calcext:value-type="float">
            <text:p/>
          </table:table-cell>
          <table:table-cell table:formula="of:=IF(BITAND([.$R36];BITLSHIFT(1;[.AL$2]))&gt;0;1;0)*[.$O36]" office:value-type="float" office:value="0" calcext:value-type="float">
            <text:p/>
          </table:table-cell>
          <table:table-cell table:formula="of:=IF(BITAND([.$R36];BITLSHIFT(1;[.AM$2]))&gt;0;1;0)*[.$O36]" office:value-type="float" office:value="0" calcext:value-type="float">
            <text:p/>
          </table:table-cell>
          <table:table-cell table:formula="of:=IF(BITAND([.$R36];BITLSHIFT(1;[.AN$2]))&gt;0;1;0)*[.$O36]" office:value-type="float" office:value="0" calcext:value-type="float">
            <text:p/>
          </table:table-cell>
          <table:table-cell table:formula="of:=IF(BITAND([.$R36];BITLSHIFT(1;[.AO$2]))&gt;0;1;0)*[.$O36]" office:value-type="float" office:value="0" calcext:value-type="float">
            <text:p/>
          </table:table-cell>
          <table:table-cell table:formula="of:=IF(BITAND([.$R36];BITLSHIFT(1;[.AP$2]))&gt;0;1;0)*[.$O36]" office:value-type="float" office:value="0" calcext:value-type="float">
            <text:p/>
          </table:table-cell>
          <table:table-cell table:formula="of:=IF(BITAND([.$R36];BITLSHIFT(1;[.AQ$2]))&gt;0;1;0)*[.$O36]" office:value-type="float" office:value="0" calcext:value-type="float">
            <text:p/>
          </table:table-cell>
          <table:table-cell table:formula="of:=IF(BITAND([.$R36];BITLSHIFT(1;[.AR$2]))&gt;0;1;0)*[.$O36]" office:value-type="float" office:value="0" calcext:value-type="float">
            <text:p/>
          </table:table-cell>
          <table:table-cell table:formula="of:=IF(BITAND([.$R36];BITLSHIFT(1;[.AS$2]))&gt;0;1;0)*[.$O36]" office:value-type="float" office:value="0" calcext:value-type="float">
            <text:p/>
          </table:table-cell>
          <table:table-cell table:formula="of:=IF(BITAND([.$R36];BITLSHIFT(1;[.AT$2]))&gt;0;1;0)*[.$O36]" office:value-type="float" office:value="0" calcext:value-type="float">
            <text:p/>
          </table:table-cell>
          <table:table-cell table:formula="of:=IF(BITAND([.$R36];BITLSHIFT(1;[.AU$2]))&gt;0;1;0)*[.$O36]" office:value-type="float" office:value="0" calcext:value-type="float">
            <text:p/>
          </table:table-cell>
          <table:table-cell table:formula="of:=IF(BITAND([.$R36];BITLSHIFT(1;[.AV$2]))&gt;0;1;0)*[.$O36]" office:value-type="float" office:value="0" calcext:value-type="float">
            <text:p/>
          </table:table-cell>
          <table:table-cell table:formula="of:=IF(BITAND([.$R36];BITLSHIFT(1;[.AW$2]))&gt;0;1;0)*[.$O36]" office:value-type="float" office:value="0" calcext:value-type="float">
            <text:p/>
          </table:table-cell>
          <table:table-cell table:formula="of:=IF(BITAND([.$R36];BITLSHIFT(1;[.AX$2]))&gt;0;1;0)*[.$O36]" office:value-type="float" office:value="0" calcext:value-type="float">
            <text:p/>
          </table:table-cell>
          <table:table-cell table:formula="of:=IF(BITAND([.$Q36];BITLSHIFT(1;[.AY$2]))&gt;0;1;0)*[.$O36]" office:value-type="float" office:value="0" calcext:value-type="float">
            <text:p/>
          </table:table-cell>
          <table:table-cell table:formula="of:=IF(BITAND([.$Q36];BITLSHIFT(1;[.AZ$2]))&gt;0;1;0)*[.$O36]" office:value-type="float" office:value="0" calcext:value-type="float">
            <text:p/>
          </table:table-cell>
          <table:table-cell table:formula="of:=IF(BITAND([.$Q36];BITLSHIFT(1;[.BA$2]))&gt;0;1;0)*[.$O36]" office:value-type="float" office:value="0" calcext:value-type="float">
            <text:p/>
          </table:table-cell>
          <table:table-cell table:formula="of:=IF(BITAND([.$Q36];BITLSHIFT(1;[.BB$2]))&gt;0;1;0)*[.$O36]" office:value-type="float" office:value="0" calcext:value-type="float">
            <text:p/>
          </table:table-cell>
          <table:table-cell table:formula="of:=IF(BITAND([.$Q36];BITLSHIFT(1;[.BC$2]))&gt;0;1;0)*[.$O36]" office:value-type="float" office:value="0" calcext:value-type="float">
            <text:p/>
          </table:table-cell>
          <table:table-cell table:formula="of:=IF(BITAND([.$Q36];BITLSHIFT(1;[.BD$2]))&gt;0;1;0)*[.$O36]" office:value-type="float" office:value="0" calcext:value-type="float">
            <text:p/>
          </table:table-cell>
          <table:table-cell table:formula="of:=IF(BITAND([.$Q36];BITLSHIFT(1;[.BE$2]))&gt;0;1;0)*[.$O36]" office:value-type="float" office:value="0" calcext:value-type="float">
            <text:p/>
          </table:table-cell>
          <table:table-cell table:formula="of:=IF(BITAND([.$Q36];BITLSHIFT(1;[.BF$2]))&gt;0;1;0)*[.$O36]" office:value-type="float" office:value="0" calcext:value-type="float">
            <text:p/>
          </table:table-cell>
          <table:table-cell table:formula="of:=IF(BITAND([.$Q36];BITLSHIFT(1;[.BG$2]))&gt;0;1;0)*[.$O36]" office:value-type="float" office:value="0" calcext:value-type="float">
            <text:p/>
          </table:table-cell>
          <table:table-cell table:formula="of:=IF(BITAND([.$Q36];BITLSHIFT(1;[.BH$2]))&gt;0;1;0)*[.$O36]" office:value-type="float" office:value="0" calcext:value-type="float">
            <text:p/>
          </table:table-cell>
          <table:table-cell table:formula="of:=IF(BITAND([.$Q36];BITLSHIFT(1;[.BI$2]))&gt;0;1;0)*[.$O36]" office:value-type="float" office:value="0" calcext:value-type="float">
            <text:p/>
          </table:table-cell>
          <table:table-cell table:formula="of:=IF(BITAND([.$Q36];BITLSHIFT(1;[.BJ$2]))&gt;0;1;0)*[.$O36]" office:value-type="float" office:value="0" calcext:value-type="float">
            <text:p/>
          </table:table-cell>
          <table:table-cell table:formula="of:=IF(BITAND([.$Q36];BITLSHIFT(1;[.BK$2]))&gt;0;1;0)*[.$O36]" office:value-type="float" office:value="0" calcext:value-type="float">
            <text:p/>
          </table:table-cell>
          <table:table-cell table:formula="of:=IF(BITAND([.$Q36];BITLSHIFT(1;[.BL$2]))&gt;0;1;0)*[.$O36]" office:value-type="float" office:value="0" calcext:value-type="float">
            <text:p/>
          </table:table-cell>
          <table:table-cell table:formula="of:=IF(BITAND([.$Q36];BITLSHIFT(1;[.BM$2]))&gt;0;1;0)*[.$O36]" office:value-type="float" office:value="0" calcext:value-type="float">
            <text:p/>
          </table:table-cell>
          <table:table-cell table:formula="of:=IF(BITAND([.$Q36];BITLSHIFT(1;[.BN$2]))&gt;0;1;0)*[.$O36]" office:value-type="float" office:value="0" calcext:value-type="float">
            <text:p/>
          </table:table-cell>
          <table:table-cell table:formula="of:=IF(BITAND([.$Q36];BITLSHIFT(1;[.BO$2]))&gt;0;1;0)*[.$O36]" office:value-type="float" office:value="0" calcext:value-type="float">
            <text:p/>
          </table:table-cell>
          <table:table-cell table:formula="of:=IF(BITAND([.$Q36];BITLSHIFT(1;[.BP$2]))&gt;0;1;0)*[.$O36]" office:value-type="float" office:value="0" calcext:value-type="float">
            <text:p/>
          </table:table-cell>
          <table:table-cell table:formula="of:=IF(BITAND([.$Q36];BITLSHIFT(1;[.BQ$2]))&gt;0;1;0)*[.$O36]" office:value-type="float" office:value="0" calcext:value-type="float">
            <text:p/>
          </table:table-cell>
          <table:table-cell table:formula="of:=IF(BITAND([.$Q36];BITLSHIFT(1;[.BR$2]))&gt;0;1;0)*[.$O36]" office:value-type="float" office:value="0" calcext:value-type="float">
            <text:p/>
          </table:table-cell>
          <table:table-cell table:formula="of:=IF(BITAND([.$Q36];BITLSHIFT(1;[.BS$2]))&gt;0;1;0)*[.$O36]" office:value-type="float" office:value="0" calcext:value-type="float">
            <text:p/>
          </table:table-cell>
          <table:table-cell table:formula="of:=IF(BITAND([.$Q36];BITLSHIFT(1;[.BT$2]))&gt;0;1;0)*[.$O36]" office:value-type="float" office:value="0" calcext:value-type="float">
            <text:p/>
          </table:table-cell>
          <table:table-cell table:formula="of:=IF(BITAND([.$Q36];BITLSHIFT(1;[.BU$2]))&gt;0;1;0)*[.$O36]" office:value-type="float" office:value="0" calcext:value-type="float">
            <text:p/>
          </table:table-cell>
          <table:table-cell table:formula="of:=IF(BITAND([.$Q36];BITLSHIFT(1;[.BV$2]))&gt;0;1;0)*[.$O36]" office:value-type="float" office:value="0" calcext:value-type="float">
            <text:p/>
          </table:table-cell>
          <table:table-cell table:formula="of:=IF(BITAND([.$Q36];BITLSHIFT(1;[.BW$2]))&gt;0;1;0)*[.$O36]" office:value-type="float" office:value="0" calcext:value-type="float">
            <text:p/>
          </table:table-cell>
          <table:table-cell table:formula="of:=IF(BITAND([.$Q36];BITLSHIFT(1;[.BX$2]))&gt;0;1;0)*[.$O36]" office:value-type="float" office:value="0" calcext:value-type="float">
            <text:p/>
          </table:table-cell>
          <table:table-cell table:formula="of:=IF(BITAND([.$Q36];BITLSHIFT(1;[.BY$2]))&gt;0;1;0)*[.$O36]" office:value-type="float" office:value="0" calcext:value-type="float">
            <text:p/>
          </table:table-cell>
          <table:table-cell table:formula="of:=IF(BITAND([.$Q36];BITLSHIFT(1;[.BZ$2]))&gt;0;1;0)*[.$O36]" office:value-type="float" office:value="0" calcext:value-type="float">
            <text:p/>
          </table:table-cell>
          <table:table-cell table:formula="of:=IF(BITAND([.$Q36];BITLSHIFT(1;[.CA$2]))&gt;0;1;0)*[.$O36]" office:value-type="float" office:value="0" calcext:value-type="float">
            <text:p/>
          </table:table-cell>
          <table:table-cell table:formula="of:=IF(BITAND([.$Q36];BITLSHIFT(1;[.CB$2]))&gt;0;1;0)*[.$O36]" office:value-type="float" office:value="0" calcext:value-type="float">
            <text:p/>
          </table:table-cell>
          <table:table-cell table:formula="of:=IF(BITAND([.$Q36];BITLSHIFT(1;[.CC$2]))&gt;0;1;0)*[.$O36]" office:value-type="float" office:value="0" calcext:value-type="float">
            <text:p/>
          </table:table-cell>
          <table:table-cell table:formula="of:=IF(BITAND([.$Q36];BITLSHIFT(1;[.CD$2]))&gt;0;1;0)*[.$O3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7];10) ;16)" office:value-type="float" office:value="0" calcext:value-type="float">
            <text:p/>
          </table:table-cell>
          <table:table-cell table:formula="of:=DECIMAL(RIGHT([.N37];8) ;16)" office:value-type="float" office:value="0" calcext:value-type="float">
            <text:p/>
          </table:table-cell>
          <table:table-cell table:formula="of:=IF(BITAND([.$R37];BITLSHIFT(1;[.S$2]))&gt;0;1;0)*[.$O37]" office:value-type="float" office:value="0" calcext:value-type="float">
            <text:p/>
          </table:table-cell>
          <table:table-cell table:formula="of:=IF(BITAND([.$R37];BITLSHIFT(1;[.T$2]))&gt;0;1;0)*[.$O37]" office:value-type="float" office:value="0" calcext:value-type="float">
            <text:p/>
          </table:table-cell>
          <table:table-cell table:formula="of:=IF(BITAND([.$R37];BITLSHIFT(1;[.U$2]))&gt;0;1;0)*[.$O37]" office:value-type="float" office:value="0" calcext:value-type="float">
            <text:p/>
          </table:table-cell>
          <table:table-cell table:formula="of:=IF(BITAND([.$R37];BITLSHIFT(1;[.V$2]))&gt;0;1;0)*[.$O37]" office:value-type="float" office:value="0" calcext:value-type="float">
            <text:p/>
          </table:table-cell>
          <table:table-cell table:formula="of:=IF(BITAND([.$R37];BITLSHIFT(1;[.W$2]))&gt;0;1;0)*[.$O37]" office:value-type="float" office:value="0" calcext:value-type="float">
            <text:p/>
          </table:table-cell>
          <table:table-cell table:formula="of:=IF(BITAND([.$R37];BITLSHIFT(1;[.X$2]))&gt;0;1;0)*[.$O37]" office:value-type="float" office:value="0" calcext:value-type="float">
            <text:p/>
          </table:table-cell>
          <table:table-cell table:formula="of:=IF(BITAND([.$R37];BITLSHIFT(1;[.Y$2]))&gt;0;1;0)*[.$O37]" office:value-type="float" office:value="0" calcext:value-type="float">
            <text:p/>
          </table:table-cell>
          <table:table-cell table:formula="of:=IF(BITAND([.$R37];BITLSHIFT(1;[.Z$2]))&gt;0;1;0)*[.$O37]" office:value-type="float" office:value="0" calcext:value-type="float">
            <text:p/>
          </table:table-cell>
          <table:table-cell table:formula="of:=IF(BITAND([.$R37];BITLSHIFT(1;[.AA$2]))&gt;0;1;0)*[.$O37]" office:value-type="float" office:value="0" calcext:value-type="float">
            <text:p/>
          </table:table-cell>
          <table:table-cell table:formula="of:=IF(BITAND([.$R37];BITLSHIFT(1;[.AB$2]))&gt;0;1;0)*[.$O37]" office:value-type="float" office:value="0" calcext:value-type="float">
            <text:p/>
          </table:table-cell>
          <table:table-cell table:formula="of:=IF(BITAND([.$R37];BITLSHIFT(1;[.AC$2]))&gt;0;1;0)*[.$O37]" office:value-type="float" office:value="0" calcext:value-type="float">
            <text:p/>
          </table:table-cell>
          <table:table-cell table:formula="of:=IF(BITAND([.$R37];BITLSHIFT(1;[.AD$2]))&gt;0;1;0)*[.$O37]" office:value-type="float" office:value="0" calcext:value-type="float">
            <text:p/>
          </table:table-cell>
          <table:table-cell table:formula="of:=IF(BITAND([.$R37];BITLSHIFT(1;[.AE$2]))&gt;0;1;0)*[.$O37]" office:value-type="float" office:value="0" calcext:value-type="float">
            <text:p/>
          </table:table-cell>
          <table:table-cell table:formula="of:=IF(BITAND([.$R37];BITLSHIFT(1;[.AF$2]))&gt;0;1;0)*[.$O37]" office:value-type="float" office:value="0" calcext:value-type="float">
            <text:p/>
          </table:table-cell>
          <table:table-cell table:formula="of:=IF(BITAND([.$R37];BITLSHIFT(1;[.AG$2]))&gt;0;1;0)*[.$O37]" office:value-type="float" office:value="0" calcext:value-type="float">
            <text:p/>
          </table:table-cell>
          <table:table-cell table:formula="of:=IF(BITAND([.$R37];BITLSHIFT(1;[.AH$2]))&gt;0;1;0)*[.$O37]" office:value-type="float" office:value="0" calcext:value-type="float">
            <text:p/>
          </table:table-cell>
          <table:table-cell table:formula="of:=IF(BITAND([.$R37];BITLSHIFT(1;[.AI$2]))&gt;0;1;0)*[.$O37]" office:value-type="float" office:value="0" calcext:value-type="float">
            <text:p/>
          </table:table-cell>
          <table:table-cell table:formula="of:=IF(BITAND([.$R37];BITLSHIFT(1;[.AJ$2]))&gt;0;1;0)*[.$O37]" office:value-type="float" office:value="0" calcext:value-type="float">
            <text:p/>
          </table:table-cell>
          <table:table-cell table:formula="of:=IF(BITAND([.$R37];BITLSHIFT(1;[.AK$2]))&gt;0;1;0)*[.$O37]" office:value-type="float" office:value="0" calcext:value-type="float">
            <text:p/>
          </table:table-cell>
          <table:table-cell table:formula="of:=IF(BITAND([.$R37];BITLSHIFT(1;[.AL$2]))&gt;0;1;0)*[.$O37]" office:value-type="float" office:value="0" calcext:value-type="float">
            <text:p/>
          </table:table-cell>
          <table:table-cell table:formula="of:=IF(BITAND([.$R37];BITLSHIFT(1;[.AM$2]))&gt;0;1;0)*[.$O37]" office:value-type="float" office:value="0" calcext:value-type="float">
            <text:p/>
          </table:table-cell>
          <table:table-cell table:formula="of:=IF(BITAND([.$R37];BITLSHIFT(1;[.AN$2]))&gt;0;1;0)*[.$O37]" office:value-type="float" office:value="0" calcext:value-type="float">
            <text:p/>
          </table:table-cell>
          <table:table-cell table:formula="of:=IF(BITAND([.$R37];BITLSHIFT(1;[.AO$2]))&gt;0;1;0)*[.$O37]" office:value-type="float" office:value="0" calcext:value-type="float">
            <text:p/>
          </table:table-cell>
          <table:table-cell table:formula="of:=IF(BITAND([.$R37];BITLSHIFT(1;[.AP$2]))&gt;0;1;0)*[.$O37]" office:value-type="float" office:value="0" calcext:value-type="float">
            <text:p/>
          </table:table-cell>
          <table:table-cell table:formula="of:=IF(BITAND([.$R37];BITLSHIFT(1;[.AQ$2]))&gt;0;1;0)*[.$O37]" office:value-type="float" office:value="0" calcext:value-type="float">
            <text:p/>
          </table:table-cell>
          <table:table-cell table:formula="of:=IF(BITAND([.$R37];BITLSHIFT(1;[.AR$2]))&gt;0;1;0)*[.$O37]" office:value-type="float" office:value="0" calcext:value-type="float">
            <text:p/>
          </table:table-cell>
          <table:table-cell table:formula="of:=IF(BITAND([.$R37];BITLSHIFT(1;[.AS$2]))&gt;0;1;0)*[.$O37]" office:value-type="float" office:value="0" calcext:value-type="float">
            <text:p/>
          </table:table-cell>
          <table:table-cell table:formula="of:=IF(BITAND([.$R37];BITLSHIFT(1;[.AT$2]))&gt;0;1;0)*[.$O37]" office:value-type="float" office:value="0" calcext:value-type="float">
            <text:p/>
          </table:table-cell>
          <table:table-cell table:formula="of:=IF(BITAND([.$R37];BITLSHIFT(1;[.AU$2]))&gt;0;1;0)*[.$O37]" office:value-type="float" office:value="0" calcext:value-type="float">
            <text:p/>
          </table:table-cell>
          <table:table-cell table:formula="of:=IF(BITAND([.$R37];BITLSHIFT(1;[.AV$2]))&gt;0;1;0)*[.$O37]" office:value-type="float" office:value="0" calcext:value-type="float">
            <text:p/>
          </table:table-cell>
          <table:table-cell table:formula="of:=IF(BITAND([.$R37];BITLSHIFT(1;[.AW$2]))&gt;0;1;0)*[.$O37]" office:value-type="float" office:value="0" calcext:value-type="float">
            <text:p/>
          </table:table-cell>
          <table:table-cell table:formula="of:=IF(BITAND([.$R37];BITLSHIFT(1;[.AX$2]))&gt;0;1;0)*[.$O37]" office:value-type="float" office:value="0" calcext:value-type="float">
            <text:p/>
          </table:table-cell>
          <table:table-cell table:formula="of:=IF(BITAND([.$Q37];BITLSHIFT(1;[.AY$2]))&gt;0;1;0)*[.$O37]" office:value-type="float" office:value="0" calcext:value-type="float">
            <text:p/>
          </table:table-cell>
          <table:table-cell table:formula="of:=IF(BITAND([.$Q37];BITLSHIFT(1;[.AZ$2]))&gt;0;1;0)*[.$O37]" office:value-type="float" office:value="0" calcext:value-type="float">
            <text:p/>
          </table:table-cell>
          <table:table-cell table:formula="of:=IF(BITAND([.$Q37];BITLSHIFT(1;[.BA$2]))&gt;0;1;0)*[.$O37]" office:value-type="float" office:value="0" calcext:value-type="float">
            <text:p/>
          </table:table-cell>
          <table:table-cell table:formula="of:=IF(BITAND([.$Q37];BITLSHIFT(1;[.BB$2]))&gt;0;1;0)*[.$O37]" office:value-type="float" office:value="0" calcext:value-type="float">
            <text:p/>
          </table:table-cell>
          <table:table-cell table:formula="of:=IF(BITAND([.$Q37];BITLSHIFT(1;[.BC$2]))&gt;0;1;0)*[.$O37]" office:value-type="float" office:value="0" calcext:value-type="float">
            <text:p/>
          </table:table-cell>
          <table:table-cell table:formula="of:=IF(BITAND([.$Q37];BITLSHIFT(1;[.BD$2]))&gt;0;1;0)*[.$O37]" office:value-type="float" office:value="0" calcext:value-type="float">
            <text:p/>
          </table:table-cell>
          <table:table-cell table:formula="of:=IF(BITAND([.$Q37];BITLSHIFT(1;[.BE$2]))&gt;0;1;0)*[.$O37]" office:value-type="float" office:value="0" calcext:value-type="float">
            <text:p/>
          </table:table-cell>
          <table:table-cell table:formula="of:=IF(BITAND([.$Q37];BITLSHIFT(1;[.BF$2]))&gt;0;1;0)*[.$O37]" office:value-type="float" office:value="0" calcext:value-type="float">
            <text:p/>
          </table:table-cell>
          <table:table-cell table:formula="of:=IF(BITAND([.$Q37];BITLSHIFT(1;[.BG$2]))&gt;0;1;0)*[.$O37]" office:value-type="float" office:value="0" calcext:value-type="float">
            <text:p/>
          </table:table-cell>
          <table:table-cell table:formula="of:=IF(BITAND([.$Q37];BITLSHIFT(1;[.BH$2]))&gt;0;1;0)*[.$O37]" office:value-type="float" office:value="0" calcext:value-type="float">
            <text:p/>
          </table:table-cell>
          <table:table-cell table:formula="of:=IF(BITAND([.$Q37];BITLSHIFT(1;[.BI$2]))&gt;0;1;0)*[.$O37]" office:value-type="float" office:value="0" calcext:value-type="float">
            <text:p/>
          </table:table-cell>
          <table:table-cell table:formula="of:=IF(BITAND([.$Q37];BITLSHIFT(1;[.BJ$2]))&gt;0;1;0)*[.$O37]" office:value-type="float" office:value="0" calcext:value-type="float">
            <text:p/>
          </table:table-cell>
          <table:table-cell table:formula="of:=IF(BITAND([.$Q37];BITLSHIFT(1;[.BK$2]))&gt;0;1;0)*[.$O37]" office:value-type="float" office:value="0" calcext:value-type="float">
            <text:p/>
          </table:table-cell>
          <table:table-cell table:formula="of:=IF(BITAND([.$Q37];BITLSHIFT(1;[.BL$2]))&gt;0;1;0)*[.$O37]" office:value-type="float" office:value="0" calcext:value-type="float">
            <text:p/>
          </table:table-cell>
          <table:table-cell table:formula="of:=IF(BITAND([.$Q37];BITLSHIFT(1;[.BM$2]))&gt;0;1;0)*[.$O37]" office:value-type="float" office:value="0" calcext:value-type="float">
            <text:p/>
          </table:table-cell>
          <table:table-cell table:formula="of:=IF(BITAND([.$Q37];BITLSHIFT(1;[.BN$2]))&gt;0;1;0)*[.$O37]" office:value-type="float" office:value="0" calcext:value-type="float">
            <text:p/>
          </table:table-cell>
          <table:table-cell table:formula="of:=IF(BITAND([.$Q37];BITLSHIFT(1;[.BO$2]))&gt;0;1;0)*[.$O37]" office:value-type="float" office:value="0" calcext:value-type="float">
            <text:p/>
          </table:table-cell>
          <table:table-cell table:formula="of:=IF(BITAND([.$Q37];BITLSHIFT(1;[.BP$2]))&gt;0;1;0)*[.$O37]" office:value-type="float" office:value="0" calcext:value-type="float">
            <text:p/>
          </table:table-cell>
          <table:table-cell table:formula="of:=IF(BITAND([.$Q37];BITLSHIFT(1;[.BQ$2]))&gt;0;1;0)*[.$O37]" office:value-type="float" office:value="0" calcext:value-type="float">
            <text:p/>
          </table:table-cell>
          <table:table-cell table:formula="of:=IF(BITAND([.$Q37];BITLSHIFT(1;[.BR$2]))&gt;0;1;0)*[.$O37]" office:value-type="float" office:value="0" calcext:value-type="float">
            <text:p/>
          </table:table-cell>
          <table:table-cell table:formula="of:=IF(BITAND([.$Q37];BITLSHIFT(1;[.BS$2]))&gt;0;1;0)*[.$O37]" office:value-type="float" office:value="0" calcext:value-type="float">
            <text:p/>
          </table:table-cell>
          <table:table-cell table:formula="of:=IF(BITAND([.$Q37];BITLSHIFT(1;[.BT$2]))&gt;0;1;0)*[.$O37]" office:value-type="float" office:value="0" calcext:value-type="float">
            <text:p/>
          </table:table-cell>
          <table:table-cell table:formula="of:=IF(BITAND([.$Q37];BITLSHIFT(1;[.BU$2]))&gt;0;1;0)*[.$O37]" office:value-type="float" office:value="0" calcext:value-type="float">
            <text:p/>
          </table:table-cell>
          <table:table-cell table:formula="of:=IF(BITAND([.$Q37];BITLSHIFT(1;[.BV$2]))&gt;0;1;0)*[.$O37]" office:value-type="float" office:value="0" calcext:value-type="float">
            <text:p/>
          </table:table-cell>
          <table:table-cell table:formula="of:=IF(BITAND([.$Q37];BITLSHIFT(1;[.BW$2]))&gt;0;1;0)*[.$O37]" office:value-type="float" office:value="0" calcext:value-type="float">
            <text:p/>
          </table:table-cell>
          <table:table-cell table:formula="of:=IF(BITAND([.$Q37];BITLSHIFT(1;[.BX$2]))&gt;0;1;0)*[.$O37]" office:value-type="float" office:value="0" calcext:value-type="float">
            <text:p/>
          </table:table-cell>
          <table:table-cell table:formula="of:=IF(BITAND([.$Q37];BITLSHIFT(1;[.BY$2]))&gt;0;1;0)*[.$O37]" office:value-type="float" office:value="0" calcext:value-type="float">
            <text:p/>
          </table:table-cell>
          <table:table-cell table:formula="of:=IF(BITAND([.$Q37];BITLSHIFT(1;[.BZ$2]))&gt;0;1;0)*[.$O37]" office:value-type="float" office:value="0" calcext:value-type="float">
            <text:p/>
          </table:table-cell>
          <table:table-cell table:formula="of:=IF(BITAND([.$Q37];BITLSHIFT(1;[.CA$2]))&gt;0;1;0)*[.$O37]" office:value-type="float" office:value="0" calcext:value-type="float">
            <text:p/>
          </table:table-cell>
          <table:table-cell table:formula="of:=IF(BITAND([.$Q37];BITLSHIFT(1;[.CB$2]))&gt;0;1;0)*[.$O37]" office:value-type="float" office:value="0" calcext:value-type="float">
            <text:p/>
          </table:table-cell>
          <table:table-cell table:formula="of:=IF(BITAND([.$Q37];BITLSHIFT(1;[.CC$2]))&gt;0;1;0)*[.$O37]" office:value-type="float" office:value="0" calcext:value-type="float">
            <text:p/>
          </table:table-cell>
          <table:table-cell table:formula="of:=IF(BITAND([.$Q37];BITLSHIFT(1;[.CD$2]))&gt;0;1;0)*[.$O3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8];10) ;16)" office:value-type="float" office:value="0" calcext:value-type="float">
            <text:p/>
          </table:table-cell>
          <table:table-cell table:formula="of:=DECIMAL(RIGHT([.N38];8) ;16)" office:value-type="float" office:value="0" calcext:value-type="float">
            <text:p/>
          </table:table-cell>
          <table:table-cell table:formula="of:=IF(BITAND([.$R38];BITLSHIFT(1;[.S$2]))&gt;0;1;0)*[.$O38]" office:value-type="float" office:value="0" calcext:value-type="float">
            <text:p/>
          </table:table-cell>
          <table:table-cell table:formula="of:=IF(BITAND([.$R38];BITLSHIFT(1;[.T$2]))&gt;0;1;0)*[.$O38]" office:value-type="float" office:value="0" calcext:value-type="float">
            <text:p/>
          </table:table-cell>
          <table:table-cell table:formula="of:=IF(BITAND([.$R38];BITLSHIFT(1;[.U$2]))&gt;0;1;0)*[.$O38]" office:value-type="float" office:value="0" calcext:value-type="float">
            <text:p/>
          </table:table-cell>
          <table:table-cell table:formula="of:=IF(BITAND([.$R38];BITLSHIFT(1;[.V$2]))&gt;0;1;0)*[.$O38]" office:value-type="float" office:value="0" calcext:value-type="float">
            <text:p/>
          </table:table-cell>
          <table:table-cell table:formula="of:=IF(BITAND([.$R38];BITLSHIFT(1;[.W$2]))&gt;0;1;0)*[.$O38]" office:value-type="float" office:value="0" calcext:value-type="float">
            <text:p/>
          </table:table-cell>
          <table:table-cell table:formula="of:=IF(BITAND([.$R38];BITLSHIFT(1;[.X$2]))&gt;0;1;0)*[.$O38]" office:value-type="float" office:value="0" calcext:value-type="float">
            <text:p/>
          </table:table-cell>
          <table:table-cell table:formula="of:=IF(BITAND([.$R38];BITLSHIFT(1;[.Y$2]))&gt;0;1;0)*[.$O38]" office:value-type="float" office:value="0" calcext:value-type="float">
            <text:p/>
          </table:table-cell>
          <table:table-cell table:formula="of:=IF(BITAND([.$R38];BITLSHIFT(1;[.Z$2]))&gt;0;1;0)*[.$O38]" office:value-type="float" office:value="0" calcext:value-type="float">
            <text:p/>
          </table:table-cell>
          <table:table-cell table:formula="of:=IF(BITAND([.$R38];BITLSHIFT(1;[.AA$2]))&gt;0;1;0)*[.$O38]" office:value-type="float" office:value="0" calcext:value-type="float">
            <text:p/>
          </table:table-cell>
          <table:table-cell table:formula="of:=IF(BITAND([.$R38];BITLSHIFT(1;[.AB$2]))&gt;0;1;0)*[.$O38]" office:value-type="float" office:value="0" calcext:value-type="float">
            <text:p/>
          </table:table-cell>
          <table:table-cell table:formula="of:=IF(BITAND([.$R38];BITLSHIFT(1;[.AC$2]))&gt;0;1;0)*[.$O38]" office:value-type="float" office:value="0" calcext:value-type="float">
            <text:p/>
          </table:table-cell>
          <table:table-cell table:formula="of:=IF(BITAND([.$R38];BITLSHIFT(1;[.AD$2]))&gt;0;1;0)*[.$O38]" office:value-type="float" office:value="0" calcext:value-type="float">
            <text:p/>
          </table:table-cell>
          <table:table-cell table:formula="of:=IF(BITAND([.$R38];BITLSHIFT(1;[.AE$2]))&gt;0;1;0)*[.$O38]" office:value-type="float" office:value="0" calcext:value-type="float">
            <text:p/>
          </table:table-cell>
          <table:table-cell table:formula="of:=IF(BITAND([.$R38];BITLSHIFT(1;[.AF$2]))&gt;0;1;0)*[.$O38]" office:value-type="float" office:value="0" calcext:value-type="float">
            <text:p/>
          </table:table-cell>
          <table:table-cell table:formula="of:=IF(BITAND([.$R38];BITLSHIFT(1;[.AG$2]))&gt;0;1;0)*[.$O38]" office:value-type="float" office:value="0" calcext:value-type="float">
            <text:p/>
          </table:table-cell>
          <table:table-cell table:formula="of:=IF(BITAND([.$R38];BITLSHIFT(1;[.AH$2]))&gt;0;1;0)*[.$O38]" office:value-type="float" office:value="0" calcext:value-type="float">
            <text:p/>
          </table:table-cell>
          <table:table-cell table:formula="of:=IF(BITAND([.$R38];BITLSHIFT(1;[.AI$2]))&gt;0;1;0)*[.$O38]" office:value-type="float" office:value="0" calcext:value-type="float">
            <text:p/>
          </table:table-cell>
          <table:table-cell table:formula="of:=IF(BITAND([.$R38];BITLSHIFT(1;[.AJ$2]))&gt;0;1;0)*[.$O38]" office:value-type="float" office:value="0" calcext:value-type="float">
            <text:p/>
          </table:table-cell>
          <table:table-cell table:formula="of:=IF(BITAND([.$R38];BITLSHIFT(1;[.AK$2]))&gt;0;1;0)*[.$O38]" office:value-type="float" office:value="0" calcext:value-type="float">
            <text:p/>
          </table:table-cell>
          <table:table-cell table:formula="of:=IF(BITAND([.$R38];BITLSHIFT(1;[.AL$2]))&gt;0;1;0)*[.$O38]" office:value-type="float" office:value="0" calcext:value-type="float">
            <text:p/>
          </table:table-cell>
          <table:table-cell table:formula="of:=IF(BITAND([.$R38];BITLSHIFT(1;[.AM$2]))&gt;0;1;0)*[.$O38]" office:value-type="float" office:value="0" calcext:value-type="float">
            <text:p/>
          </table:table-cell>
          <table:table-cell table:formula="of:=IF(BITAND([.$R38];BITLSHIFT(1;[.AN$2]))&gt;0;1;0)*[.$O38]" office:value-type="float" office:value="0" calcext:value-type="float">
            <text:p/>
          </table:table-cell>
          <table:table-cell table:formula="of:=IF(BITAND([.$R38];BITLSHIFT(1;[.AO$2]))&gt;0;1;0)*[.$O38]" office:value-type="float" office:value="0" calcext:value-type="float">
            <text:p/>
          </table:table-cell>
          <table:table-cell table:formula="of:=IF(BITAND([.$R38];BITLSHIFT(1;[.AP$2]))&gt;0;1;0)*[.$O38]" office:value-type="float" office:value="0" calcext:value-type="float">
            <text:p/>
          </table:table-cell>
          <table:table-cell table:formula="of:=IF(BITAND([.$R38];BITLSHIFT(1;[.AQ$2]))&gt;0;1;0)*[.$O38]" office:value-type="float" office:value="0" calcext:value-type="float">
            <text:p/>
          </table:table-cell>
          <table:table-cell table:formula="of:=IF(BITAND([.$R38];BITLSHIFT(1;[.AR$2]))&gt;0;1;0)*[.$O38]" office:value-type="float" office:value="0" calcext:value-type="float">
            <text:p/>
          </table:table-cell>
          <table:table-cell table:formula="of:=IF(BITAND([.$R38];BITLSHIFT(1;[.AS$2]))&gt;0;1;0)*[.$O38]" office:value-type="float" office:value="0" calcext:value-type="float">
            <text:p/>
          </table:table-cell>
          <table:table-cell table:formula="of:=IF(BITAND([.$R38];BITLSHIFT(1;[.AT$2]))&gt;0;1;0)*[.$O38]" office:value-type="float" office:value="0" calcext:value-type="float">
            <text:p/>
          </table:table-cell>
          <table:table-cell table:formula="of:=IF(BITAND([.$R38];BITLSHIFT(1;[.AU$2]))&gt;0;1;0)*[.$O38]" office:value-type="float" office:value="0" calcext:value-type="float">
            <text:p/>
          </table:table-cell>
          <table:table-cell table:formula="of:=IF(BITAND([.$R38];BITLSHIFT(1;[.AV$2]))&gt;0;1;0)*[.$O38]" office:value-type="float" office:value="0" calcext:value-type="float">
            <text:p/>
          </table:table-cell>
          <table:table-cell table:formula="of:=IF(BITAND([.$R38];BITLSHIFT(1;[.AW$2]))&gt;0;1;0)*[.$O38]" office:value-type="float" office:value="0" calcext:value-type="float">
            <text:p/>
          </table:table-cell>
          <table:table-cell table:formula="of:=IF(BITAND([.$R38];BITLSHIFT(1;[.AX$2]))&gt;0;1;0)*[.$O38]" office:value-type="float" office:value="0" calcext:value-type="float">
            <text:p/>
          </table:table-cell>
          <table:table-cell table:formula="of:=IF(BITAND([.$Q38];BITLSHIFT(1;[.AY$2]))&gt;0;1;0)*[.$O38]" office:value-type="float" office:value="0" calcext:value-type="float">
            <text:p/>
          </table:table-cell>
          <table:table-cell table:formula="of:=IF(BITAND([.$Q38];BITLSHIFT(1;[.AZ$2]))&gt;0;1;0)*[.$O38]" office:value-type="float" office:value="0" calcext:value-type="float">
            <text:p/>
          </table:table-cell>
          <table:table-cell table:formula="of:=IF(BITAND([.$Q38];BITLSHIFT(1;[.BA$2]))&gt;0;1;0)*[.$O38]" office:value-type="float" office:value="0" calcext:value-type="float">
            <text:p/>
          </table:table-cell>
          <table:table-cell table:formula="of:=IF(BITAND([.$Q38];BITLSHIFT(1;[.BB$2]))&gt;0;1;0)*[.$O38]" office:value-type="float" office:value="0" calcext:value-type="float">
            <text:p/>
          </table:table-cell>
          <table:table-cell table:formula="of:=IF(BITAND([.$Q38];BITLSHIFT(1;[.BC$2]))&gt;0;1;0)*[.$O38]" office:value-type="float" office:value="0" calcext:value-type="float">
            <text:p/>
          </table:table-cell>
          <table:table-cell table:formula="of:=IF(BITAND([.$Q38];BITLSHIFT(1;[.BD$2]))&gt;0;1;0)*[.$O38]" office:value-type="float" office:value="0" calcext:value-type="float">
            <text:p/>
          </table:table-cell>
          <table:table-cell table:formula="of:=IF(BITAND([.$Q38];BITLSHIFT(1;[.BE$2]))&gt;0;1;0)*[.$O38]" office:value-type="float" office:value="0" calcext:value-type="float">
            <text:p/>
          </table:table-cell>
          <table:table-cell table:formula="of:=IF(BITAND([.$Q38];BITLSHIFT(1;[.BF$2]))&gt;0;1;0)*[.$O38]" office:value-type="float" office:value="0" calcext:value-type="float">
            <text:p/>
          </table:table-cell>
          <table:table-cell table:formula="of:=IF(BITAND([.$Q38];BITLSHIFT(1;[.BG$2]))&gt;0;1;0)*[.$O38]" office:value-type="float" office:value="0" calcext:value-type="float">
            <text:p/>
          </table:table-cell>
          <table:table-cell table:formula="of:=IF(BITAND([.$Q38];BITLSHIFT(1;[.BH$2]))&gt;0;1;0)*[.$O38]" office:value-type="float" office:value="0" calcext:value-type="float">
            <text:p/>
          </table:table-cell>
          <table:table-cell table:formula="of:=IF(BITAND([.$Q38];BITLSHIFT(1;[.BI$2]))&gt;0;1;0)*[.$O38]" office:value-type="float" office:value="0" calcext:value-type="float">
            <text:p/>
          </table:table-cell>
          <table:table-cell table:formula="of:=IF(BITAND([.$Q38];BITLSHIFT(1;[.BJ$2]))&gt;0;1;0)*[.$O38]" office:value-type="float" office:value="0" calcext:value-type="float">
            <text:p/>
          </table:table-cell>
          <table:table-cell table:formula="of:=IF(BITAND([.$Q38];BITLSHIFT(1;[.BK$2]))&gt;0;1;0)*[.$O38]" office:value-type="float" office:value="0" calcext:value-type="float">
            <text:p/>
          </table:table-cell>
          <table:table-cell table:formula="of:=IF(BITAND([.$Q38];BITLSHIFT(1;[.BL$2]))&gt;0;1;0)*[.$O38]" office:value-type="float" office:value="0" calcext:value-type="float">
            <text:p/>
          </table:table-cell>
          <table:table-cell table:formula="of:=IF(BITAND([.$Q38];BITLSHIFT(1;[.BM$2]))&gt;0;1;0)*[.$O38]" office:value-type="float" office:value="0" calcext:value-type="float">
            <text:p/>
          </table:table-cell>
          <table:table-cell table:formula="of:=IF(BITAND([.$Q38];BITLSHIFT(1;[.BN$2]))&gt;0;1;0)*[.$O38]" office:value-type="float" office:value="0" calcext:value-type="float">
            <text:p/>
          </table:table-cell>
          <table:table-cell table:formula="of:=IF(BITAND([.$Q38];BITLSHIFT(1;[.BO$2]))&gt;0;1;0)*[.$O38]" office:value-type="float" office:value="0" calcext:value-type="float">
            <text:p/>
          </table:table-cell>
          <table:table-cell table:formula="of:=IF(BITAND([.$Q38];BITLSHIFT(1;[.BP$2]))&gt;0;1;0)*[.$O38]" office:value-type="float" office:value="0" calcext:value-type="float">
            <text:p/>
          </table:table-cell>
          <table:table-cell table:formula="of:=IF(BITAND([.$Q38];BITLSHIFT(1;[.BQ$2]))&gt;0;1;0)*[.$O38]" office:value-type="float" office:value="0" calcext:value-type="float">
            <text:p/>
          </table:table-cell>
          <table:table-cell table:formula="of:=IF(BITAND([.$Q38];BITLSHIFT(1;[.BR$2]))&gt;0;1;0)*[.$O38]" office:value-type="float" office:value="0" calcext:value-type="float">
            <text:p/>
          </table:table-cell>
          <table:table-cell table:formula="of:=IF(BITAND([.$Q38];BITLSHIFT(1;[.BS$2]))&gt;0;1;0)*[.$O38]" office:value-type="float" office:value="0" calcext:value-type="float">
            <text:p/>
          </table:table-cell>
          <table:table-cell table:formula="of:=IF(BITAND([.$Q38];BITLSHIFT(1;[.BT$2]))&gt;0;1;0)*[.$O38]" office:value-type="float" office:value="0" calcext:value-type="float">
            <text:p/>
          </table:table-cell>
          <table:table-cell table:formula="of:=IF(BITAND([.$Q38];BITLSHIFT(1;[.BU$2]))&gt;0;1;0)*[.$O38]" office:value-type="float" office:value="0" calcext:value-type="float">
            <text:p/>
          </table:table-cell>
          <table:table-cell table:formula="of:=IF(BITAND([.$Q38];BITLSHIFT(1;[.BV$2]))&gt;0;1;0)*[.$O38]" office:value-type="float" office:value="0" calcext:value-type="float">
            <text:p/>
          </table:table-cell>
          <table:table-cell table:formula="of:=IF(BITAND([.$Q38];BITLSHIFT(1;[.BW$2]))&gt;0;1;0)*[.$O38]" office:value-type="float" office:value="0" calcext:value-type="float">
            <text:p/>
          </table:table-cell>
          <table:table-cell table:formula="of:=IF(BITAND([.$Q38];BITLSHIFT(1;[.BX$2]))&gt;0;1;0)*[.$O38]" office:value-type="float" office:value="0" calcext:value-type="float">
            <text:p/>
          </table:table-cell>
          <table:table-cell table:formula="of:=IF(BITAND([.$Q38];BITLSHIFT(1;[.BY$2]))&gt;0;1;0)*[.$O38]" office:value-type="float" office:value="0" calcext:value-type="float">
            <text:p/>
          </table:table-cell>
          <table:table-cell table:formula="of:=IF(BITAND([.$Q38];BITLSHIFT(1;[.BZ$2]))&gt;0;1;0)*[.$O38]" office:value-type="float" office:value="0" calcext:value-type="float">
            <text:p/>
          </table:table-cell>
          <table:table-cell table:formula="of:=IF(BITAND([.$Q38];BITLSHIFT(1;[.CA$2]))&gt;0;1;0)*[.$O38]" office:value-type="float" office:value="0" calcext:value-type="float">
            <text:p/>
          </table:table-cell>
          <table:table-cell table:formula="of:=IF(BITAND([.$Q38];BITLSHIFT(1;[.CB$2]))&gt;0;1;0)*[.$O38]" office:value-type="float" office:value="0" calcext:value-type="float">
            <text:p/>
          </table:table-cell>
          <table:table-cell table:formula="of:=IF(BITAND([.$Q38];BITLSHIFT(1;[.CC$2]))&gt;0;1;0)*[.$O38]" office:value-type="float" office:value="0" calcext:value-type="float">
            <text:p/>
          </table:table-cell>
          <table:table-cell table:formula="of:=IF(BITAND([.$Q38];BITLSHIFT(1;[.CD$2]))&gt;0;1;0)*[.$O3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9];10) ;16)" office:value-type="float" office:value="0" calcext:value-type="float">
            <text:p/>
          </table:table-cell>
          <table:table-cell table:formula="of:=DECIMAL(RIGHT([.N39];8) ;16)" office:value-type="float" office:value="0" calcext:value-type="float">
            <text:p/>
          </table:table-cell>
          <table:table-cell table:formula="of:=IF(BITAND([.$R39];BITLSHIFT(1;[.S$2]))&gt;0;1;0)*[.$O39]" office:value-type="float" office:value="0" calcext:value-type="float">
            <text:p/>
          </table:table-cell>
          <table:table-cell table:formula="of:=IF(BITAND([.$R39];BITLSHIFT(1;[.T$2]))&gt;0;1;0)*[.$O39]" office:value-type="float" office:value="0" calcext:value-type="float">
            <text:p/>
          </table:table-cell>
          <table:table-cell table:formula="of:=IF(BITAND([.$R39];BITLSHIFT(1;[.U$2]))&gt;0;1;0)*[.$O39]" office:value-type="float" office:value="0" calcext:value-type="float">
            <text:p/>
          </table:table-cell>
          <table:table-cell table:formula="of:=IF(BITAND([.$R39];BITLSHIFT(1;[.V$2]))&gt;0;1;0)*[.$O39]" office:value-type="float" office:value="0" calcext:value-type="float">
            <text:p/>
          </table:table-cell>
          <table:table-cell table:formula="of:=IF(BITAND([.$R39];BITLSHIFT(1;[.W$2]))&gt;0;1;0)*[.$O39]" office:value-type="float" office:value="0" calcext:value-type="float">
            <text:p/>
          </table:table-cell>
          <table:table-cell table:formula="of:=IF(BITAND([.$R39];BITLSHIFT(1;[.X$2]))&gt;0;1;0)*[.$O39]" office:value-type="float" office:value="0" calcext:value-type="float">
            <text:p/>
          </table:table-cell>
          <table:table-cell table:formula="of:=IF(BITAND([.$R39];BITLSHIFT(1;[.Y$2]))&gt;0;1;0)*[.$O39]" office:value-type="float" office:value="0" calcext:value-type="float">
            <text:p/>
          </table:table-cell>
          <table:table-cell table:formula="of:=IF(BITAND([.$R39];BITLSHIFT(1;[.Z$2]))&gt;0;1;0)*[.$O39]" office:value-type="float" office:value="0" calcext:value-type="float">
            <text:p/>
          </table:table-cell>
          <table:table-cell table:formula="of:=IF(BITAND([.$R39];BITLSHIFT(1;[.AA$2]))&gt;0;1;0)*[.$O39]" office:value-type="float" office:value="0" calcext:value-type="float">
            <text:p/>
          </table:table-cell>
          <table:table-cell table:formula="of:=IF(BITAND([.$R39];BITLSHIFT(1;[.AB$2]))&gt;0;1;0)*[.$O39]" office:value-type="float" office:value="0" calcext:value-type="float">
            <text:p/>
          </table:table-cell>
          <table:table-cell table:formula="of:=IF(BITAND([.$R39];BITLSHIFT(1;[.AC$2]))&gt;0;1;0)*[.$O39]" office:value-type="float" office:value="0" calcext:value-type="float">
            <text:p/>
          </table:table-cell>
          <table:table-cell table:formula="of:=IF(BITAND([.$R39];BITLSHIFT(1;[.AD$2]))&gt;0;1;0)*[.$O39]" office:value-type="float" office:value="0" calcext:value-type="float">
            <text:p/>
          </table:table-cell>
          <table:table-cell table:formula="of:=IF(BITAND([.$R39];BITLSHIFT(1;[.AE$2]))&gt;0;1;0)*[.$O39]" office:value-type="float" office:value="0" calcext:value-type="float">
            <text:p/>
          </table:table-cell>
          <table:table-cell table:formula="of:=IF(BITAND([.$R39];BITLSHIFT(1;[.AF$2]))&gt;0;1;0)*[.$O39]" office:value-type="float" office:value="0" calcext:value-type="float">
            <text:p/>
          </table:table-cell>
          <table:table-cell table:formula="of:=IF(BITAND([.$R39];BITLSHIFT(1;[.AG$2]))&gt;0;1;0)*[.$O39]" office:value-type="float" office:value="0" calcext:value-type="float">
            <text:p/>
          </table:table-cell>
          <table:table-cell table:formula="of:=IF(BITAND([.$R39];BITLSHIFT(1;[.AH$2]))&gt;0;1;0)*[.$O39]" office:value-type="float" office:value="0" calcext:value-type="float">
            <text:p/>
          </table:table-cell>
          <table:table-cell table:formula="of:=IF(BITAND([.$R39];BITLSHIFT(1;[.AI$2]))&gt;0;1;0)*[.$O39]" office:value-type="float" office:value="0" calcext:value-type="float">
            <text:p/>
          </table:table-cell>
          <table:table-cell table:formula="of:=IF(BITAND([.$R39];BITLSHIFT(1;[.AJ$2]))&gt;0;1;0)*[.$O39]" office:value-type="float" office:value="0" calcext:value-type="float">
            <text:p/>
          </table:table-cell>
          <table:table-cell table:formula="of:=IF(BITAND([.$R39];BITLSHIFT(1;[.AK$2]))&gt;0;1;0)*[.$O39]" office:value-type="float" office:value="0" calcext:value-type="float">
            <text:p/>
          </table:table-cell>
          <table:table-cell table:formula="of:=IF(BITAND([.$R39];BITLSHIFT(1;[.AL$2]))&gt;0;1;0)*[.$O39]" office:value-type="float" office:value="0" calcext:value-type="float">
            <text:p/>
          </table:table-cell>
          <table:table-cell table:formula="of:=IF(BITAND([.$R39];BITLSHIFT(1;[.AM$2]))&gt;0;1;0)*[.$O39]" office:value-type="float" office:value="0" calcext:value-type="float">
            <text:p/>
          </table:table-cell>
          <table:table-cell table:formula="of:=IF(BITAND([.$R39];BITLSHIFT(1;[.AN$2]))&gt;0;1;0)*[.$O39]" office:value-type="float" office:value="0" calcext:value-type="float">
            <text:p/>
          </table:table-cell>
          <table:table-cell table:formula="of:=IF(BITAND([.$R39];BITLSHIFT(1;[.AO$2]))&gt;0;1;0)*[.$O39]" office:value-type="float" office:value="0" calcext:value-type="float">
            <text:p/>
          </table:table-cell>
          <table:table-cell table:formula="of:=IF(BITAND([.$R39];BITLSHIFT(1;[.AP$2]))&gt;0;1;0)*[.$O39]" office:value-type="float" office:value="0" calcext:value-type="float">
            <text:p/>
          </table:table-cell>
          <table:table-cell table:formula="of:=IF(BITAND([.$R39];BITLSHIFT(1;[.AQ$2]))&gt;0;1;0)*[.$O39]" office:value-type="float" office:value="0" calcext:value-type="float">
            <text:p/>
          </table:table-cell>
          <table:table-cell table:formula="of:=IF(BITAND([.$R39];BITLSHIFT(1;[.AR$2]))&gt;0;1;0)*[.$O39]" office:value-type="float" office:value="0" calcext:value-type="float">
            <text:p/>
          </table:table-cell>
          <table:table-cell table:formula="of:=IF(BITAND([.$R39];BITLSHIFT(1;[.AS$2]))&gt;0;1;0)*[.$O39]" office:value-type="float" office:value="0" calcext:value-type="float">
            <text:p/>
          </table:table-cell>
          <table:table-cell table:formula="of:=IF(BITAND([.$R39];BITLSHIFT(1;[.AT$2]))&gt;0;1;0)*[.$O39]" office:value-type="float" office:value="0" calcext:value-type="float">
            <text:p/>
          </table:table-cell>
          <table:table-cell table:formula="of:=IF(BITAND([.$R39];BITLSHIFT(1;[.AU$2]))&gt;0;1;0)*[.$O39]" office:value-type="float" office:value="0" calcext:value-type="float">
            <text:p/>
          </table:table-cell>
          <table:table-cell table:formula="of:=IF(BITAND([.$R39];BITLSHIFT(1;[.AV$2]))&gt;0;1;0)*[.$O39]" office:value-type="float" office:value="0" calcext:value-type="float">
            <text:p/>
          </table:table-cell>
          <table:table-cell table:formula="of:=IF(BITAND([.$R39];BITLSHIFT(1;[.AW$2]))&gt;0;1;0)*[.$O39]" office:value-type="float" office:value="0" calcext:value-type="float">
            <text:p/>
          </table:table-cell>
          <table:table-cell table:formula="of:=IF(BITAND([.$R39];BITLSHIFT(1;[.AX$2]))&gt;0;1;0)*[.$O39]" office:value-type="float" office:value="0" calcext:value-type="float">
            <text:p/>
          </table:table-cell>
          <table:table-cell table:formula="of:=IF(BITAND([.$Q39];BITLSHIFT(1;[.AY$2]))&gt;0;1;0)*[.$O39]" office:value-type="float" office:value="0" calcext:value-type="float">
            <text:p/>
          </table:table-cell>
          <table:table-cell table:formula="of:=IF(BITAND([.$Q39];BITLSHIFT(1;[.AZ$2]))&gt;0;1;0)*[.$O39]" office:value-type="float" office:value="0" calcext:value-type="float">
            <text:p/>
          </table:table-cell>
          <table:table-cell table:formula="of:=IF(BITAND([.$Q39];BITLSHIFT(1;[.BA$2]))&gt;0;1;0)*[.$O39]" office:value-type="float" office:value="0" calcext:value-type="float">
            <text:p/>
          </table:table-cell>
          <table:table-cell table:formula="of:=IF(BITAND([.$Q39];BITLSHIFT(1;[.BB$2]))&gt;0;1;0)*[.$O39]" office:value-type="float" office:value="0" calcext:value-type="float">
            <text:p/>
          </table:table-cell>
          <table:table-cell table:formula="of:=IF(BITAND([.$Q39];BITLSHIFT(1;[.BC$2]))&gt;0;1;0)*[.$O39]" office:value-type="float" office:value="0" calcext:value-type="float">
            <text:p/>
          </table:table-cell>
          <table:table-cell table:formula="of:=IF(BITAND([.$Q39];BITLSHIFT(1;[.BD$2]))&gt;0;1;0)*[.$O39]" office:value-type="float" office:value="0" calcext:value-type="float">
            <text:p/>
          </table:table-cell>
          <table:table-cell table:formula="of:=IF(BITAND([.$Q39];BITLSHIFT(1;[.BE$2]))&gt;0;1;0)*[.$O39]" office:value-type="float" office:value="0" calcext:value-type="float">
            <text:p/>
          </table:table-cell>
          <table:table-cell table:formula="of:=IF(BITAND([.$Q39];BITLSHIFT(1;[.BF$2]))&gt;0;1;0)*[.$O39]" office:value-type="float" office:value="0" calcext:value-type="float">
            <text:p/>
          </table:table-cell>
          <table:table-cell table:formula="of:=IF(BITAND([.$Q39];BITLSHIFT(1;[.BG$2]))&gt;0;1;0)*[.$O39]" office:value-type="float" office:value="0" calcext:value-type="float">
            <text:p/>
          </table:table-cell>
          <table:table-cell table:formula="of:=IF(BITAND([.$Q39];BITLSHIFT(1;[.BH$2]))&gt;0;1;0)*[.$O39]" office:value-type="float" office:value="0" calcext:value-type="float">
            <text:p/>
          </table:table-cell>
          <table:table-cell table:formula="of:=IF(BITAND([.$Q39];BITLSHIFT(1;[.BI$2]))&gt;0;1;0)*[.$O39]" office:value-type="float" office:value="0" calcext:value-type="float">
            <text:p/>
          </table:table-cell>
          <table:table-cell table:formula="of:=IF(BITAND([.$Q39];BITLSHIFT(1;[.BJ$2]))&gt;0;1;0)*[.$O39]" office:value-type="float" office:value="0" calcext:value-type="float">
            <text:p/>
          </table:table-cell>
          <table:table-cell table:formula="of:=IF(BITAND([.$Q39];BITLSHIFT(1;[.BK$2]))&gt;0;1;0)*[.$O39]" office:value-type="float" office:value="0" calcext:value-type="float">
            <text:p/>
          </table:table-cell>
          <table:table-cell table:formula="of:=IF(BITAND([.$Q39];BITLSHIFT(1;[.BL$2]))&gt;0;1;0)*[.$O39]" office:value-type="float" office:value="0" calcext:value-type="float">
            <text:p/>
          </table:table-cell>
          <table:table-cell table:formula="of:=IF(BITAND([.$Q39];BITLSHIFT(1;[.BM$2]))&gt;0;1;0)*[.$O39]" office:value-type="float" office:value="0" calcext:value-type="float">
            <text:p/>
          </table:table-cell>
          <table:table-cell table:formula="of:=IF(BITAND([.$Q39];BITLSHIFT(1;[.BN$2]))&gt;0;1;0)*[.$O39]" office:value-type="float" office:value="0" calcext:value-type="float">
            <text:p/>
          </table:table-cell>
          <table:table-cell table:formula="of:=IF(BITAND([.$Q39];BITLSHIFT(1;[.BO$2]))&gt;0;1;0)*[.$O39]" office:value-type="float" office:value="0" calcext:value-type="float">
            <text:p/>
          </table:table-cell>
          <table:table-cell table:formula="of:=IF(BITAND([.$Q39];BITLSHIFT(1;[.BP$2]))&gt;0;1;0)*[.$O39]" office:value-type="float" office:value="0" calcext:value-type="float">
            <text:p/>
          </table:table-cell>
          <table:table-cell table:formula="of:=IF(BITAND([.$Q39];BITLSHIFT(1;[.BQ$2]))&gt;0;1;0)*[.$O39]" office:value-type="float" office:value="0" calcext:value-type="float">
            <text:p/>
          </table:table-cell>
          <table:table-cell table:formula="of:=IF(BITAND([.$Q39];BITLSHIFT(1;[.BR$2]))&gt;0;1;0)*[.$O39]" office:value-type="float" office:value="0" calcext:value-type="float">
            <text:p/>
          </table:table-cell>
          <table:table-cell table:formula="of:=IF(BITAND([.$Q39];BITLSHIFT(1;[.BS$2]))&gt;0;1;0)*[.$O39]" office:value-type="float" office:value="0" calcext:value-type="float">
            <text:p/>
          </table:table-cell>
          <table:table-cell table:formula="of:=IF(BITAND([.$Q39];BITLSHIFT(1;[.BT$2]))&gt;0;1;0)*[.$O39]" office:value-type="float" office:value="0" calcext:value-type="float">
            <text:p/>
          </table:table-cell>
          <table:table-cell table:formula="of:=IF(BITAND([.$Q39];BITLSHIFT(1;[.BU$2]))&gt;0;1;0)*[.$O39]" office:value-type="float" office:value="0" calcext:value-type="float">
            <text:p/>
          </table:table-cell>
          <table:table-cell table:formula="of:=IF(BITAND([.$Q39];BITLSHIFT(1;[.BV$2]))&gt;0;1;0)*[.$O39]" office:value-type="float" office:value="0" calcext:value-type="float">
            <text:p/>
          </table:table-cell>
          <table:table-cell table:formula="of:=IF(BITAND([.$Q39];BITLSHIFT(1;[.BW$2]))&gt;0;1;0)*[.$O39]" office:value-type="float" office:value="0" calcext:value-type="float">
            <text:p/>
          </table:table-cell>
          <table:table-cell table:formula="of:=IF(BITAND([.$Q39];BITLSHIFT(1;[.BX$2]))&gt;0;1;0)*[.$O39]" office:value-type="float" office:value="0" calcext:value-type="float">
            <text:p/>
          </table:table-cell>
          <table:table-cell table:formula="of:=IF(BITAND([.$Q39];BITLSHIFT(1;[.BY$2]))&gt;0;1;0)*[.$O39]" office:value-type="float" office:value="0" calcext:value-type="float">
            <text:p/>
          </table:table-cell>
          <table:table-cell table:formula="of:=IF(BITAND([.$Q39];BITLSHIFT(1;[.BZ$2]))&gt;0;1;0)*[.$O39]" office:value-type="float" office:value="0" calcext:value-type="float">
            <text:p/>
          </table:table-cell>
          <table:table-cell table:formula="of:=IF(BITAND([.$Q39];BITLSHIFT(1;[.CA$2]))&gt;0;1;0)*[.$O39]" office:value-type="float" office:value="0" calcext:value-type="float">
            <text:p/>
          </table:table-cell>
          <table:table-cell table:formula="of:=IF(BITAND([.$Q39];BITLSHIFT(1;[.CB$2]))&gt;0;1;0)*[.$O39]" office:value-type="float" office:value="0" calcext:value-type="float">
            <text:p/>
          </table:table-cell>
          <table:table-cell table:formula="of:=IF(BITAND([.$Q39];BITLSHIFT(1;[.CC$2]))&gt;0;1;0)*[.$O39]" office:value-type="float" office:value="0" calcext:value-type="float">
            <text:p/>
          </table:table-cell>
          <table:table-cell table:formula="of:=IF(BITAND([.$Q39];BITLSHIFT(1;[.CD$2]))&gt;0;1;0)*[.$O3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0];10) ;16)" office:value-type="float" office:value="0" calcext:value-type="float">
            <text:p/>
          </table:table-cell>
          <table:table-cell table:formula="of:=DECIMAL(RIGHT([.N40];8) ;16)" office:value-type="float" office:value="0" calcext:value-type="float">
            <text:p/>
          </table:table-cell>
          <table:table-cell table:formula="of:=IF(BITAND([.$R40];BITLSHIFT(1;[.S$2]))&gt;0;1;0)*[.$O40]" office:value-type="float" office:value="0" calcext:value-type="float">
            <text:p/>
          </table:table-cell>
          <table:table-cell table:formula="of:=IF(BITAND([.$R40];BITLSHIFT(1;[.T$2]))&gt;0;1;0)*[.$O40]" office:value-type="float" office:value="0" calcext:value-type="float">
            <text:p/>
          </table:table-cell>
          <table:table-cell table:formula="of:=IF(BITAND([.$R40];BITLSHIFT(1;[.U$2]))&gt;0;1;0)*[.$O40]" office:value-type="float" office:value="0" calcext:value-type="float">
            <text:p/>
          </table:table-cell>
          <table:table-cell table:formula="of:=IF(BITAND([.$R40];BITLSHIFT(1;[.V$2]))&gt;0;1;0)*[.$O40]" office:value-type="float" office:value="0" calcext:value-type="float">
            <text:p/>
          </table:table-cell>
          <table:table-cell table:formula="of:=IF(BITAND([.$R40];BITLSHIFT(1;[.W$2]))&gt;0;1;0)*[.$O40]" office:value-type="float" office:value="0" calcext:value-type="float">
            <text:p/>
          </table:table-cell>
          <table:table-cell table:formula="of:=IF(BITAND([.$R40];BITLSHIFT(1;[.X$2]))&gt;0;1;0)*[.$O40]" office:value-type="float" office:value="0" calcext:value-type="float">
            <text:p/>
          </table:table-cell>
          <table:table-cell table:formula="of:=IF(BITAND([.$R40];BITLSHIFT(1;[.Y$2]))&gt;0;1;0)*[.$O40]" office:value-type="float" office:value="0" calcext:value-type="float">
            <text:p/>
          </table:table-cell>
          <table:table-cell table:formula="of:=IF(BITAND([.$R40];BITLSHIFT(1;[.Z$2]))&gt;0;1;0)*[.$O40]" office:value-type="float" office:value="0" calcext:value-type="float">
            <text:p/>
          </table:table-cell>
          <table:table-cell table:formula="of:=IF(BITAND([.$R40];BITLSHIFT(1;[.AA$2]))&gt;0;1;0)*[.$O40]" office:value-type="float" office:value="0" calcext:value-type="float">
            <text:p/>
          </table:table-cell>
          <table:table-cell table:formula="of:=IF(BITAND([.$R40];BITLSHIFT(1;[.AB$2]))&gt;0;1;0)*[.$O40]" office:value-type="float" office:value="0" calcext:value-type="float">
            <text:p/>
          </table:table-cell>
          <table:table-cell table:formula="of:=IF(BITAND([.$R40];BITLSHIFT(1;[.AC$2]))&gt;0;1;0)*[.$O40]" office:value-type="float" office:value="0" calcext:value-type="float">
            <text:p/>
          </table:table-cell>
          <table:table-cell table:formula="of:=IF(BITAND([.$R40];BITLSHIFT(1;[.AD$2]))&gt;0;1;0)*[.$O40]" office:value-type="float" office:value="0" calcext:value-type="float">
            <text:p/>
          </table:table-cell>
          <table:table-cell table:formula="of:=IF(BITAND([.$R40];BITLSHIFT(1;[.AE$2]))&gt;0;1;0)*[.$O40]" office:value-type="float" office:value="0" calcext:value-type="float">
            <text:p/>
          </table:table-cell>
          <table:table-cell table:formula="of:=IF(BITAND([.$R40];BITLSHIFT(1;[.AF$2]))&gt;0;1;0)*[.$O40]" office:value-type="float" office:value="0" calcext:value-type="float">
            <text:p/>
          </table:table-cell>
          <table:table-cell table:formula="of:=IF(BITAND([.$R40];BITLSHIFT(1;[.AG$2]))&gt;0;1;0)*[.$O40]" office:value-type="float" office:value="0" calcext:value-type="float">
            <text:p/>
          </table:table-cell>
          <table:table-cell table:formula="of:=IF(BITAND([.$R40];BITLSHIFT(1;[.AH$2]))&gt;0;1;0)*[.$O40]" office:value-type="float" office:value="0" calcext:value-type="float">
            <text:p/>
          </table:table-cell>
          <table:table-cell table:formula="of:=IF(BITAND([.$R40];BITLSHIFT(1;[.AI$2]))&gt;0;1;0)*[.$O40]" office:value-type="float" office:value="0" calcext:value-type="float">
            <text:p/>
          </table:table-cell>
          <table:table-cell table:formula="of:=IF(BITAND([.$R40];BITLSHIFT(1;[.AJ$2]))&gt;0;1;0)*[.$O40]" office:value-type="float" office:value="0" calcext:value-type="float">
            <text:p/>
          </table:table-cell>
          <table:table-cell table:formula="of:=IF(BITAND([.$R40];BITLSHIFT(1;[.AK$2]))&gt;0;1;0)*[.$O40]" office:value-type="float" office:value="0" calcext:value-type="float">
            <text:p/>
          </table:table-cell>
          <table:table-cell table:formula="of:=IF(BITAND([.$R40];BITLSHIFT(1;[.AL$2]))&gt;0;1;0)*[.$O40]" office:value-type="float" office:value="0" calcext:value-type="float">
            <text:p/>
          </table:table-cell>
          <table:table-cell table:formula="of:=IF(BITAND([.$R40];BITLSHIFT(1;[.AM$2]))&gt;0;1;0)*[.$O40]" office:value-type="float" office:value="0" calcext:value-type="float">
            <text:p/>
          </table:table-cell>
          <table:table-cell table:formula="of:=IF(BITAND([.$R40];BITLSHIFT(1;[.AN$2]))&gt;0;1;0)*[.$O40]" office:value-type="float" office:value="0" calcext:value-type="float">
            <text:p/>
          </table:table-cell>
          <table:table-cell table:formula="of:=IF(BITAND([.$R40];BITLSHIFT(1;[.AO$2]))&gt;0;1;0)*[.$O40]" office:value-type="float" office:value="0" calcext:value-type="float">
            <text:p/>
          </table:table-cell>
          <table:table-cell table:formula="of:=IF(BITAND([.$R40];BITLSHIFT(1;[.AP$2]))&gt;0;1;0)*[.$O40]" office:value-type="float" office:value="0" calcext:value-type="float">
            <text:p/>
          </table:table-cell>
          <table:table-cell table:formula="of:=IF(BITAND([.$R40];BITLSHIFT(1;[.AQ$2]))&gt;0;1;0)*[.$O40]" office:value-type="float" office:value="0" calcext:value-type="float">
            <text:p/>
          </table:table-cell>
          <table:table-cell table:formula="of:=IF(BITAND([.$R40];BITLSHIFT(1;[.AR$2]))&gt;0;1;0)*[.$O40]" office:value-type="float" office:value="0" calcext:value-type="float">
            <text:p/>
          </table:table-cell>
          <table:table-cell table:formula="of:=IF(BITAND([.$R40];BITLSHIFT(1;[.AS$2]))&gt;0;1;0)*[.$O40]" office:value-type="float" office:value="0" calcext:value-type="float">
            <text:p/>
          </table:table-cell>
          <table:table-cell table:formula="of:=IF(BITAND([.$R40];BITLSHIFT(1;[.AT$2]))&gt;0;1;0)*[.$O40]" office:value-type="float" office:value="0" calcext:value-type="float">
            <text:p/>
          </table:table-cell>
          <table:table-cell table:formula="of:=IF(BITAND([.$R40];BITLSHIFT(1;[.AU$2]))&gt;0;1;0)*[.$O40]" office:value-type="float" office:value="0" calcext:value-type="float">
            <text:p/>
          </table:table-cell>
          <table:table-cell table:formula="of:=IF(BITAND([.$R40];BITLSHIFT(1;[.AV$2]))&gt;0;1;0)*[.$O40]" office:value-type="float" office:value="0" calcext:value-type="float">
            <text:p/>
          </table:table-cell>
          <table:table-cell table:formula="of:=IF(BITAND([.$R40];BITLSHIFT(1;[.AW$2]))&gt;0;1;0)*[.$O40]" office:value-type="float" office:value="0" calcext:value-type="float">
            <text:p/>
          </table:table-cell>
          <table:table-cell table:formula="of:=IF(BITAND([.$R40];BITLSHIFT(1;[.AX$2]))&gt;0;1;0)*[.$O40]" office:value-type="float" office:value="0" calcext:value-type="float">
            <text:p/>
          </table:table-cell>
          <table:table-cell table:formula="of:=IF(BITAND([.$Q40];BITLSHIFT(1;[.AY$2]))&gt;0;1;0)*[.$O40]" office:value-type="float" office:value="0" calcext:value-type="float">
            <text:p/>
          </table:table-cell>
          <table:table-cell table:formula="of:=IF(BITAND([.$Q40];BITLSHIFT(1;[.AZ$2]))&gt;0;1;0)*[.$O40]" office:value-type="float" office:value="0" calcext:value-type="float">
            <text:p/>
          </table:table-cell>
          <table:table-cell table:formula="of:=IF(BITAND([.$Q40];BITLSHIFT(1;[.BA$2]))&gt;0;1;0)*[.$O40]" office:value-type="float" office:value="0" calcext:value-type="float">
            <text:p/>
          </table:table-cell>
          <table:table-cell table:formula="of:=IF(BITAND([.$Q40];BITLSHIFT(1;[.BB$2]))&gt;0;1;0)*[.$O40]" office:value-type="float" office:value="0" calcext:value-type="float">
            <text:p/>
          </table:table-cell>
          <table:table-cell table:formula="of:=IF(BITAND([.$Q40];BITLSHIFT(1;[.BC$2]))&gt;0;1;0)*[.$O40]" office:value-type="float" office:value="0" calcext:value-type="float">
            <text:p/>
          </table:table-cell>
          <table:table-cell table:formula="of:=IF(BITAND([.$Q40];BITLSHIFT(1;[.BD$2]))&gt;0;1;0)*[.$O40]" office:value-type="float" office:value="0" calcext:value-type="float">
            <text:p/>
          </table:table-cell>
          <table:table-cell table:formula="of:=IF(BITAND([.$Q40];BITLSHIFT(1;[.BE$2]))&gt;0;1;0)*[.$O40]" office:value-type="float" office:value="0" calcext:value-type="float">
            <text:p/>
          </table:table-cell>
          <table:table-cell table:formula="of:=IF(BITAND([.$Q40];BITLSHIFT(1;[.BF$2]))&gt;0;1;0)*[.$O40]" office:value-type="float" office:value="0" calcext:value-type="float">
            <text:p/>
          </table:table-cell>
          <table:table-cell table:formula="of:=IF(BITAND([.$Q40];BITLSHIFT(1;[.BG$2]))&gt;0;1;0)*[.$O40]" office:value-type="float" office:value="0" calcext:value-type="float">
            <text:p/>
          </table:table-cell>
          <table:table-cell table:formula="of:=IF(BITAND([.$Q40];BITLSHIFT(1;[.BH$2]))&gt;0;1;0)*[.$O40]" office:value-type="float" office:value="0" calcext:value-type="float">
            <text:p/>
          </table:table-cell>
          <table:table-cell table:formula="of:=IF(BITAND([.$Q40];BITLSHIFT(1;[.BI$2]))&gt;0;1;0)*[.$O40]" office:value-type="float" office:value="0" calcext:value-type="float">
            <text:p/>
          </table:table-cell>
          <table:table-cell table:formula="of:=IF(BITAND([.$Q40];BITLSHIFT(1;[.BJ$2]))&gt;0;1;0)*[.$O40]" office:value-type="float" office:value="0" calcext:value-type="float">
            <text:p/>
          </table:table-cell>
          <table:table-cell table:formula="of:=IF(BITAND([.$Q40];BITLSHIFT(1;[.BK$2]))&gt;0;1;0)*[.$O40]" office:value-type="float" office:value="0" calcext:value-type="float">
            <text:p/>
          </table:table-cell>
          <table:table-cell table:formula="of:=IF(BITAND([.$Q40];BITLSHIFT(1;[.BL$2]))&gt;0;1;0)*[.$O40]" office:value-type="float" office:value="0" calcext:value-type="float">
            <text:p/>
          </table:table-cell>
          <table:table-cell table:formula="of:=IF(BITAND([.$Q40];BITLSHIFT(1;[.BM$2]))&gt;0;1;0)*[.$O40]" office:value-type="float" office:value="0" calcext:value-type="float">
            <text:p/>
          </table:table-cell>
          <table:table-cell table:formula="of:=IF(BITAND([.$Q40];BITLSHIFT(1;[.BN$2]))&gt;0;1;0)*[.$O40]" office:value-type="float" office:value="0" calcext:value-type="float">
            <text:p/>
          </table:table-cell>
          <table:table-cell table:formula="of:=IF(BITAND([.$Q40];BITLSHIFT(1;[.BO$2]))&gt;0;1;0)*[.$O40]" office:value-type="float" office:value="0" calcext:value-type="float">
            <text:p/>
          </table:table-cell>
          <table:table-cell table:formula="of:=IF(BITAND([.$Q40];BITLSHIFT(1;[.BP$2]))&gt;0;1;0)*[.$O40]" office:value-type="float" office:value="0" calcext:value-type="float">
            <text:p/>
          </table:table-cell>
          <table:table-cell table:formula="of:=IF(BITAND([.$Q40];BITLSHIFT(1;[.BQ$2]))&gt;0;1;0)*[.$O40]" office:value-type="float" office:value="0" calcext:value-type="float">
            <text:p/>
          </table:table-cell>
          <table:table-cell table:formula="of:=IF(BITAND([.$Q40];BITLSHIFT(1;[.BR$2]))&gt;0;1;0)*[.$O40]" office:value-type="float" office:value="0" calcext:value-type="float">
            <text:p/>
          </table:table-cell>
          <table:table-cell table:formula="of:=IF(BITAND([.$Q40];BITLSHIFT(1;[.BS$2]))&gt;0;1;0)*[.$O40]" office:value-type="float" office:value="0" calcext:value-type="float">
            <text:p/>
          </table:table-cell>
          <table:table-cell table:formula="of:=IF(BITAND([.$Q40];BITLSHIFT(1;[.BT$2]))&gt;0;1;0)*[.$O40]" office:value-type="float" office:value="0" calcext:value-type="float">
            <text:p/>
          </table:table-cell>
          <table:table-cell table:formula="of:=IF(BITAND([.$Q40];BITLSHIFT(1;[.BU$2]))&gt;0;1;0)*[.$O40]" office:value-type="float" office:value="0" calcext:value-type="float">
            <text:p/>
          </table:table-cell>
          <table:table-cell table:formula="of:=IF(BITAND([.$Q40];BITLSHIFT(1;[.BV$2]))&gt;0;1;0)*[.$O40]" office:value-type="float" office:value="0" calcext:value-type="float">
            <text:p/>
          </table:table-cell>
          <table:table-cell table:formula="of:=IF(BITAND([.$Q40];BITLSHIFT(1;[.BW$2]))&gt;0;1;0)*[.$O40]" office:value-type="float" office:value="0" calcext:value-type="float">
            <text:p/>
          </table:table-cell>
          <table:table-cell table:formula="of:=IF(BITAND([.$Q40];BITLSHIFT(1;[.BX$2]))&gt;0;1;0)*[.$O40]" office:value-type="float" office:value="0" calcext:value-type="float">
            <text:p/>
          </table:table-cell>
          <table:table-cell table:formula="of:=IF(BITAND([.$Q40];BITLSHIFT(1;[.BY$2]))&gt;0;1;0)*[.$O40]" office:value-type="float" office:value="0" calcext:value-type="float">
            <text:p/>
          </table:table-cell>
          <table:table-cell table:formula="of:=IF(BITAND([.$Q40];BITLSHIFT(1;[.BZ$2]))&gt;0;1;0)*[.$O40]" office:value-type="float" office:value="0" calcext:value-type="float">
            <text:p/>
          </table:table-cell>
          <table:table-cell table:formula="of:=IF(BITAND([.$Q40];BITLSHIFT(1;[.CA$2]))&gt;0;1;0)*[.$O40]" office:value-type="float" office:value="0" calcext:value-type="float">
            <text:p/>
          </table:table-cell>
          <table:table-cell table:formula="of:=IF(BITAND([.$Q40];BITLSHIFT(1;[.CB$2]))&gt;0;1;0)*[.$O40]" office:value-type="float" office:value="0" calcext:value-type="float">
            <text:p/>
          </table:table-cell>
          <table:table-cell table:formula="of:=IF(BITAND([.$Q40];BITLSHIFT(1;[.CC$2]))&gt;0;1;0)*[.$O40]" office:value-type="float" office:value="0" calcext:value-type="float">
            <text:p/>
          </table:table-cell>
          <table:table-cell table:formula="of:=IF(BITAND([.$Q40];BITLSHIFT(1;[.CD$2]))&gt;0;1;0)*[.$O4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1];10) ;16)" office:value-type="float" office:value="0" calcext:value-type="float">
            <text:p/>
          </table:table-cell>
          <table:table-cell table:formula="of:=DECIMAL(RIGHT([.N41];8) ;16)" office:value-type="float" office:value="0" calcext:value-type="float">
            <text:p/>
          </table:table-cell>
          <table:table-cell table:formula="of:=IF(BITAND([.$R41];BITLSHIFT(1;[.S$2]))&gt;0;1;0)*[.$O41]" office:value-type="float" office:value="0" calcext:value-type="float">
            <text:p/>
          </table:table-cell>
          <table:table-cell table:formula="of:=IF(BITAND([.$R41];BITLSHIFT(1;[.T$2]))&gt;0;1;0)*[.$O41]" office:value-type="float" office:value="0" calcext:value-type="float">
            <text:p/>
          </table:table-cell>
          <table:table-cell table:formula="of:=IF(BITAND([.$R41];BITLSHIFT(1;[.U$2]))&gt;0;1;0)*[.$O41]" office:value-type="float" office:value="0" calcext:value-type="float">
            <text:p/>
          </table:table-cell>
          <table:table-cell table:formula="of:=IF(BITAND([.$R41];BITLSHIFT(1;[.V$2]))&gt;0;1;0)*[.$O41]" office:value-type="float" office:value="0" calcext:value-type="float">
            <text:p/>
          </table:table-cell>
          <table:table-cell table:formula="of:=IF(BITAND([.$R41];BITLSHIFT(1;[.W$2]))&gt;0;1;0)*[.$O41]" office:value-type="float" office:value="0" calcext:value-type="float">
            <text:p/>
          </table:table-cell>
          <table:table-cell table:formula="of:=IF(BITAND([.$R41];BITLSHIFT(1;[.X$2]))&gt;0;1;0)*[.$O41]" office:value-type="float" office:value="0" calcext:value-type="float">
            <text:p/>
          </table:table-cell>
          <table:table-cell table:formula="of:=IF(BITAND([.$R41];BITLSHIFT(1;[.Y$2]))&gt;0;1;0)*[.$O41]" office:value-type="float" office:value="0" calcext:value-type="float">
            <text:p/>
          </table:table-cell>
          <table:table-cell table:formula="of:=IF(BITAND([.$R41];BITLSHIFT(1;[.Z$2]))&gt;0;1;0)*[.$O41]" office:value-type="float" office:value="0" calcext:value-type="float">
            <text:p/>
          </table:table-cell>
          <table:table-cell table:formula="of:=IF(BITAND([.$R41];BITLSHIFT(1;[.AA$2]))&gt;0;1;0)*[.$O41]" office:value-type="float" office:value="0" calcext:value-type="float">
            <text:p/>
          </table:table-cell>
          <table:table-cell table:formula="of:=IF(BITAND([.$R41];BITLSHIFT(1;[.AB$2]))&gt;0;1;0)*[.$O41]" office:value-type="float" office:value="0" calcext:value-type="float">
            <text:p/>
          </table:table-cell>
          <table:table-cell table:formula="of:=IF(BITAND([.$R41];BITLSHIFT(1;[.AC$2]))&gt;0;1;0)*[.$O41]" office:value-type="float" office:value="0" calcext:value-type="float">
            <text:p/>
          </table:table-cell>
          <table:table-cell table:formula="of:=IF(BITAND([.$R41];BITLSHIFT(1;[.AD$2]))&gt;0;1;0)*[.$O41]" office:value-type="float" office:value="0" calcext:value-type="float">
            <text:p/>
          </table:table-cell>
          <table:table-cell table:formula="of:=IF(BITAND([.$R41];BITLSHIFT(1;[.AE$2]))&gt;0;1;0)*[.$O41]" office:value-type="float" office:value="0" calcext:value-type="float">
            <text:p/>
          </table:table-cell>
          <table:table-cell table:formula="of:=IF(BITAND([.$R41];BITLSHIFT(1;[.AF$2]))&gt;0;1;0)*[.$O41]" office:value-type="float" office:value="0" calcext:value-type="float">
            <text:p/>
          </table:table-cell>
          <table:table-cell table:formula="of:=IF(BITAND([.$R41];BITLSHIFT(1;[.AG$2]))&gt;0;1;0)*[.$O41]" office:value-type="float" office:value="0" calcext:value-type="float">
            <text:p/>
          </table:table-cell>
          <table:table-cell table:formula="of:=IF(BITAND([.$R41];BITLSHIFT(1;[.AH$2]))&gt;0;1;0)*[.$O41]" office:value-type="float" office:value="0" calcext:value-type="float">
            <text:p/>
          </table:table-cell>
          <table:table-cell table:formula="of:=IF(BITAND([.$R41];BITLSHIFT(1;[.AI$2]))&gt;0;1;0)*[.$O41]" office:value-type="float" office:value="0" calcext:value-type="float">
            <text:p/>
          </table:table-cell>
          <table:table-cell table:formula="of:=IF(BITAND([.$R41];BITLSHIFT(1;[.AJ$2]))&gt;0;1;0)*[.$O41]" office:value-type="float" office:value="0" calcext:value-type="float">
            <text:p/>
          </table:table-cell>
          <table:table-cell table:formula="of:=IF(BITAND([.$R41];BITLSHIFT(1;[.AK$2]))&gt;0;1;0)*[.$O41]" office:value-type="float" office:value="0" calcext:value-type="float">
            <text:p/>
          </table:table-cell>
          <table:table-cell table:formula="of:=IF(BITAND([.$R41];BITLSHIFT(1;[.AL$2]))&gt;0;1;0)*[.$O41]" office:value-type="float" office:value="0" calcext:value-type="float">
            <text:p/>
          </table:table-cell>
          <table:table-cell table:formula="of:=IF(BITAND([.$R41];BITLSHIFT(1;[.AM$2]))&gt;0;1;0)*[.$O41]" office:value-type="float" office:value="0" calcext:value-type="float">
            <text:p/>
          </table:table-cell>
          <table:table-cell table:formula="of:=IF(BITAND([.$R41];BITLSHIFT(1;[.AN$2]))&gt;0;1;0)*[.$O41]" office:value-type="float" office:value="0" calcext:value-type="float">
            <text:p/>
          </table:table-cell>
          <table:table-cell table:formula="of:=IF(BITAND([.$R41];BITLSHIFT(1;[.AO$2]))&gt;0;1;0)*[.$O41]" office:value-type="float" office:value="0" calcext:value-type="float">
            <text:p/>
          </table:table-cell>
          <table:table-cell table:formula="of:=IF(BITAND([.$R41];BITLSHIFT(1;[.AP$2]))&gt;0;1;0)*[.$O41]" office:value-type="float" office:value="0" calcext:value-type="float">
            <text:p/>
          </table:table-cell>
          <table:table-cell table:formula="of:=IF(BITAND([.$R41];BITLSHIFT(1;[.AQ$2]))&gt;0;1;0)*[.$O41]" office:value-type="float" office:value="0" calcext:value-type="float">
            <text:p/>
          </table:table-cell>
          <table:table-cell table:formula="of:=IF(BITAND([.$R41];BITLSHIFT(1;[.AR$2]))&gt;0;1;0)*[.$O41]" office:value-type="float" office:value="0" calcext:value-type="float">
            <text:p/>
          </table:table-cell>
          <table:table-cell table:formula="of:=IF(BITAND([.$R41];BITLSHIFT(1;[.AS$2]))&gt;0;1;0)*[.$O41]" office:value-type="float" office:value="0" calcext:value-type="float">
            <text:p/>
          </table:table-cell>
          <table:table-cell table:formula="of:=IF(BITAND([.$R41];BITLSHIFT(1;[.AT$2]))&gt;0;1;0)*[.$O41]" office:value-type="float" office:value="0" calcext:value-type="float">
            <text:p/>
          </table:table-cell>
          <table:table-cell table:formula="of:=IF(BITAND([.$R41];BITLSHIFT(1;[.AU$2]))&gt;0;1;0)*[.$O41]" office:value-type="float" office:value="0" calcext:value-type="float">
            <text:p/>
          </table:table-cell>
          <table:table-cell table:formula="of:=IF(BITAND([.$R41];BITLSHIFT(1;[.AV$2]))&gt;0;1;0)*[.$O41]" office:value-type="float" office:value="0" calcext:value-type="float">
            <text:p/>
          </table:table-cell>
          <table:table-cell table:formula="of:=IF(BITAND([.$R41];BITLSHIFT(1;[.AW$2]))&gt;0;1;0)*[.$O41]" office:value-type="float" office:value="0" calcext:value-type="float">
            <text:p/>
          </table:table-cell>
          <table:table-cell table:formula="of:=IF(BITAND([.$R41];BITLSHIFT(1;[.AX$2]))&gt;0;1;0)*[.$O41]" office:value-type="float" office:value="0" calcext:value-type="float">
            <text:p/>
          </table:table-cell>
          <table:table-cell table:formula="of:=IF(BITAND([.$Q41];BITLSHIFT(1;[.AY$2]))&gt;0;1;0)*[.$O41]" office:value-type="float" office:value="0" calcext:value-type="float">
            <text:p/>
          </table:table-cell>
          <table:table-cell table:formula="of:=IF(BITAND([.$Q41];BITLSHIFT(1;[.AZ$2]))&gt;0;1;0)*[.$O41]" office:value-type="float" office:value="0" calcext:value-type="float">
            <text:p/>
          </table:table-cell>
          <table:table-cell table:formula="of:=IF(BITAND([.$Q41];BITLSHIFT(1;[.BA$2]))&gt;0;1;0)*[.$O41]" office:value-type="float" office:value="0" calcext:value-type="float">
            <text:p/>
          </table:table-cell>
          <table:table-cell table:formula="of:=IF(BITAND([.$Q41];BITLSHIFT(1;[.BB$2]))&gt;0;1;0)*[.$O41]" office:value-type="float" office:value="0" calcext:value-type="float">
            <text:p/>
          </table:table-cell>
          <table:table-cell table:formula="of:=IF(BITAND([.$Q41];BITLSHIFT(1;[.BC$2]))&gt;0;1;0)*[.$O41]" office:value-type="float" office:value="0" calcext:value-type="float">
            <text:p/>
          </table:table-cell>
          <table:table-cell table:formula="of:=IF(BITAND([.$Q41];BITLSHIFT(1;[.BD$2]))&gt;0;1;0)*[.$O41]" office:value-type="float" office:value="0" calcext:value-type="float">
            <text:p/>
          </table:table-cell>
          <table:table-cell table:formula="of:=IF(BITAND([.$Q41];BITLSHIFT(1;[.BE$2]))&gt;0;1;0)*[.$O41]" office:value-type="float" office:value="0" calcext:value-type="float">
            <text:p/>
          </table:table-cell>
          <table:table-cell table:formula="of:=IF(BITAND([.$Q41];BITLSHIFT(1;[.BF$2]))&gt;0;1;0)*[.$O41]" office:value-type="float" office:value="0" calcext:value-type="float">
            <text:p/>
          </table:table-cell>
          <table:table-cell table:formula="of:=IF(BITAND([.$Q41];BITLSHIFT(1;[.BG$2]))&gt;0;1;0)*[.$O41]" office:value-type="float" office:value="0" calcext:value-type="float">
            <text:p/>
          </table:table-cell>
          <table:table-cell table:formula="of:=IF(BITAND([.$Q41];BITLSHIFT(1;[.BH$2]))&gt;0;1;0)*[.$O41]" office:value-type="float" office:value="0" calcext:value-type="float">
            <text:p/>
          </table:table-cell>
          <table:table-cell table:formula="of:=IF(BITAND([.$Q41];BITLSHIFT(1;[.BI$2]))&gt;0;1;0)*[.$O41]" office:value-type="float" office:value="0" calcext:value-type="float">
            <text:p/>
          </table:table-cell>
          <table:table-cell table:formula="of:=IF(BITAND([.$Q41];BITLSHIFT(1;[.BJ$2]))&gt;0;1;0)*[.$O41]" office:value-type="float" office:value="0" calcext:value-type="float">
            <text:p/>
          </table:table-cell>
          <table:table-cell table:formula="of:=IF(BITAND([.$Q41];BITLSHIFT(1;[.BK$2]))&gt;0;1;0)*[.$O41]" office:value-type="float" office:value="0" calcext:value-type="float">
            <text:p/>
          </table:table-cell>
          <table:table-cell table:formula="of:=IF(BITAND([.$Q41];BITLSHIFT(1;[.BL$2]))&gt;0;1;0)*[.$O41]" office:value-type="float" office:value="0" calcext:value-type="float">
            <text:p/>
          </table:table-cell>
          <table:table-cell table:formula="of:=IF(BITAND([.$Q41];BITLSHIFT(1;[.BM$2]))&gt;0;1;0)*[.$O41]" office:value-type="float" office:value="0" calcext:value-type="float">
            <text:p/>
          </table:table-cell>
          <table:table-cell table:formula="of:=IF(BITAND([.$Q41];BITLSHIFT(1;[.BN$2]))&gt;0;1;0)*[.$O41]" office:value-type="float" office:value="0" calcext:value-type="float">
            <text:p/>
          </table:table-cell>
          <table:table-cell table:formula="of:=IF(BITAND([.$Q41];BITLSHIFT(1;[.BO$2]))&gt;0;1;0)*[.$O41]" office:value-type="float" office:value="0" calcext:value-type="float">
            <text:p/>
          </table:table-cell>
          <table:table-cell table:formula="of:=IF(BITAND([.$Q41];BITLSHIFT(1;[.BP$2]))&gt;0;1;0)*[.$O41]" office:value-type="float" office:value="0" calcext:value-type="float">
            <text:p/>
          </table:table-cell>
          <table:table-cell table:formula="of:=IF(BITAND([.$Q41];BITLSHIFT(1;[.BQ$2]))&gt;0;1;0)*[.$O41]" office:value-type="float" office:value="0" calcext:value-type="float">
            <text:p/>
          </table:table-cell>
          <table:table-cell table:formula="of:=IF(BITAND([.$Q41];BITLSHIFT(1;[.BR$2]))&gt;0;1;0)*[.$O41]" office:value-type="float" office:value="0" calcext:value-type="float">
            <text:p/>
          </table:table-cell>
          <table:table-cell table:formula="of:=IF(BITAND([.$Q41];BITLSHIFT(1;[.BS$2]))&gt;0;1;0)*[.$O41]" office:value-type="float" office:value="0" calcext:value-type="float">
            <text:p/>
          </table:table-cell>
          <table:table-cell table:formula="of:=IF(BITAND([.$Q41];BITLSHIFT(1;[.BT$2]))&gt;0;1;0)*[.$O41]" office:value-type="float" office:value="0" calcext:value-type="float">
            <text:p/>
          </table:table-cell>
          <table:table-cell table:formula="of:=IF(BITAND([.$Q41];BITLSHIFT(1;[.BU$2]))&gt;0;1;0)*[.$O41]" office:value-type="float" office:value="0" calcext:value-type="float">
            <text:p/>
          </table:table-cell>
          <table:table-cell table:formula="of:=IF(BITAND([.$Q41];BITLSHIFT(1;[.BV$2]))&gt;0;1;0)*[.$O41]" office:value-type="float" office:value="0" calcext:value-type="float">
            <text:p/>
          </table:table-cell>
          <table:table-cell table:formula="of:=IF(BITAND([.$Q41];BITLSHIFT(1;[.BW$2]))&gt;0;1;0)*[.$O41]" office:value-type="float" office:value="0" calcext:value-type="float">
            <text:p/>
          </table:table-cell>
          <table:table-cell table:formula="of:=IF(BITAND([.$Q41];BITLSHIFT(1;[.BX$2]))&gt;0;1;0)*[.$O41]" office:value-type="float" office:value="0" calcext:value-type="float">
            <text:p/>
          </table:table-cell>
          <table:table-cell table:formula="of:=IF(BITAND([.$Q41];BITLSHIFT(1;[.BY$2]))&gt;0;1;0)*[.$O41]" office:value-type="float" office:value="0" calcext:value-type="float">
            <text:p/>
          </table:table-cell>
          <table:table-cell table:formula="of:=IF(BITAND([.$Q41];BITLSHIFT(1;[.BZ$2]))&gt;0;1;0)*[.$O41]" office:value-type="float" office:value="0" calcext:value-type="float">
            <text:p/>
          </table:table-cell>
          <table:table-cell table:formula="of:=IF(BITAND([.$Q41];BITLSHIFT(1;[.CA$2]))&gt;0;1;0)*[.$O41]" office:value-type="float" office:value="0" calcext:value-type="float">
            <text:p/>
          </table:table-cell>
          <table:table-cell table:formula="of:=IF(BITAND([.$Q41];BITLSHIFT(1;[.CB$2]))&gt;0;1;0)*[.$O41]" office:value-type="float" office:value="0" calcext:value-type="float">
            <text:p/>
          </table:table-cell>
          <table:table-cell table:formula="of:=IF(BITAND([.$Q41];BITLSHIFT(1;[.CC$2]))&gt;0;1;0)*[.$O41]" office:value-type="float" office:value="0" calcext:value-type="float">
            <text:p/>
          </table:table-cell>
          <table:table-cell table:formula="of:=IF(BITAND([.$Q41];BITLSHIFT(1;[.CD$2]))&gt;0;1;0)*[.$O4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2];10) ;16)" office:value-type="float" office:value="0" calcext:value-type="float">
            <text:p/>
          </table:table-cell>
          <table:table-cell table:formula="of:=DECIMAL(RIGHT([.N42];8) ;16)" office:value-type="float" office:value="0" calcext:value-type="float">
            <text:p/>
          </table:table-cell>
          <table:table-cell table:formula="of:=IF(BITAND([.$R42];BITLSHIFT(1;[.S$2]))&gt;0;1;0)*[.$O42]" office:value-type="float" office:value="0" calcext:value-type="float">
            <text:p/>
          </table:table-cell>
          <table:table-cell table:formula="of:=IF(BITAND([.$R42];BITLSHIFT(1;[.T$2]))&gt;0;1;0)*[.$O42]" office:value-type="float" office:value="0" calcext:value-type="float">
            <text:p/>
          </table:table-cell>
          <table:table-cell table:formula="of:=IF(BITAND([.$R42];BITLSHIFT(1;[.U$2]))&gt;0;1;0)*[.$O42]" office:value-type="float" office:value="0" calcext:value-type="float">
            <text:p/>
          </table:table-cell>
          <table:table-cell table:formula="of:=IF(BITAND([.$R42];BITLSHIFT(1;[.V$2]))&gt;0;1;0)*[.$O42]" office:value-type="float" office:value="0" calcext:value-type="float">
            <text:p/>
          </table:table-cell>
          <table:table-cell table:formula="of:=IF(BITAND([.$R42];BITLSHIFT(1;[.W$2]))&gt;0;1;0)*[.$O42]" office:value-type="float" office:value="0" calcext:value-type="float">
            <text:p/>
          </table:table-cell>
          <table:table-cell table:formula="of:=IF(BITAND([.$R42];BITLSHIFT(1;[.X$2]))&gt;0;1;0)*[.$O42]" office:value-type="float" office:value="0" calcext:value-type="float">
            <text:p/>
          </table:table-cell>
          <table:table-cell table:formula="of:=IF(BITAND([.$R42];BITLSHIFT(1;[.Y$2]))&gt;0;1;0)*[.$O42]" office:value-type="float" office:value="0" calcext:value-type="float">
            <text:p/>
          </table:table-cell>
          <table:table-cell table:formula="of:=IF(BITAND([.$R42];BITLSHIFT(1;[.Z$2]))&gt;0;1;0)*[.$O42]" office:value-type="float" office:value="0" calcext:value-type="float">
            <text:p/>
          </table:table-cell>
          <table:table-cell table:formula="of:=IF(BITAND([.$R42];BITLSHIFT(1;[.AA$2]))&gt;0;1;0)*[.$O42]" office:value-type="float" office:value="0" calcext:value-type="float">
            <text:p/>
          </table:table-cell>
          <table:table-cell table:formula="of:=IF(BITAND([.$R42];BITLSHIFT(1;[.AB$2]))&gt;0;1;0)*[.$O42]" office:value-type="float" office:value="0" calcext:value-type="float">
            <text:p/>
          </table:table-cell>
          <table:table-cell table:formula="of:=IF(BITAND([.$R42];BITLSHIFT(1;[.AC$2]))&gt;0;1;0)*[.$O42]" office:value-type="float" office:value="0" calcext:value-type="float">
            <text:p/>
          </table:table-cell>
          <table:table-cell table:formula="of:=IF(BITAND([.$R42];BITLSHIFT(1;[.AD$2]))&gt;0;1;0)*[.$O42]" office:value-type="float" office:value="0" calcext:value-type="float">
            <text:p/>
          </table:table-cell>
          <table:table-cell table:formula="of:=IF(BITAND([.$R42];BITLSHIFT(1;[.AE$2]))&gt;0;1;0)*[.$O42]" office:value-type="float" office:value="0" calcext:value-type="float">
            <text:p/>
          </table:table-cell>
          <table:table-cell table:formula="of:=IF(BITAND([.$R42];BITLSHIFT(1;[.AF$2]))&gt;0;1;0)*[.$O42]" office:value-type="float" office:value="0" calcext:value-type="float">
            <text:p/>
          </table:table-cell>
          <table:table-cell table:formula="of:=IF(BITAND([.$R42];BITLSHIFT(1;[.AG$2]))&gt;0;1;0)*[.$O42]" office:value-type="float" office:value="0" calcext:value-type="float">
            <text:p/>
          </table:table-cell>
          <table:table-cell table:formula="of:=IF(BITAND([.$R42];BITLSHIFT(1;[.AH$2]))&gt;0;1;0)*[.$O42]" office:value-type="float" office:value="0" calcext:value-type="float">
            <text:p/>
          </table:table-cell>
          <table:table-cell table:formula="of:=IF(BITAND([.$R42];BITLSHIFT(1;[.AI$2]))&gt;0;1;0)*[.$O42]" office:value-type="float" office:value="0" calcext:value-type="float">
            <text:p/>
          </table:table-cell>
          <table:table-cell table:formula="of:=IF(BITAND([.$R42];BITLSHIFT(1;[.AJ$2]))&gt;0;1;0)*[.$O42]" office:value-type="float" office:value="0" calcext:value-type="float">
            <text:p/>
          </table:table-cell>
          <table:table-cell table:formula="of:=IF(BITAND([.$R42];BITLSHIFT(1;[.AK$2]))&gt;0;1;0)*[.$O42]" office:value-type="float" office:value="0" calcext:value-type="float">
            <text:p/>
          </table:table-cell>
          <table:table-cell table:formula="of:=IF(BITAND([.$R42];BITLSHIFT(1;[.AL$2]))&gt;0;1;0)*[.$O42]" office:value-type="float" office:value="0" calcext:value-type="float">
            <text:p/>
          </table:table-cell>
          <table:table-cell table:formula="of:=IF(BITAND([.$R42];BITLSHIFT(1;[.AM$2]))&gt;0;1;0)*[.$O42]" office:value-type="float" office:value="0" calcext:value-type="float">
            <text:p/>
          </table:table-cell>
          <table:table-cell table:formula="of:=IF(BITAND([.$R42];BITLSHIFT(1;[.AN$2]))&gt;0;1;0)*[.$O42]" office:value-type="float" office:value="0" calcext:value-type="float">
            <text:p/>
          </table:table-cell>
          <table:table-cell table:formula="of:=IF(BITAND([.$R42];BITLSHIFT(1;[.AO$2]))&gt;0;1;0)*[.$O42]" office:value-type="float" office:value="0" calcext:value-type="float">
            <text:p/>
          </table:table-cell>
          <table:table-cell table:formula="of:=IF(BITAND([.$R42];BITLSHIFT(1;[.AP$2]))&gt;0;1;0)*[.$O42]" office:value-type="float" office:value="0" calcext:value-type="float">
            <text:p/>
          </table:table-cell>
          <table:table-cell table:formula="of:=IF(BITAND([.$R42];BITLSHIFT(1;[.AQ$2]))&gt;0;1;0)*[.$O42]" office:value-type="float" office:value="0" calcext:value-type="float">
            <text:p/>
          </table:table-cell>
          <table:table-cell table:formula="of:=IF(BITAND([.$R42];BITLSHIFT(1;[.AR$2]))&gt;0;1;0)*[.$O42]" office:value-type="float" office:value="0" calcext:value-type="float">
            <text:p/>
          </table:table-cell>
          <table:table-cell table:formula="of:=IF(BITAND([.$R42];BITLSHIFT(1;[.AS$2]))&gt;0;1;0)*[.$O42]" office:value-type="float" office:value="0" calcext:value-type="float">
            <text:p/>
          </table:table-cell>
          <table:table-cell table:formula="of:=IF(BITAND([.$R42];BITLSHIFT(1;[.AT$2]))&gt;0;1;0)*[.$O42]" office:value-type="float" office:value="0" calcext:value-type="float">
            <text:p/>
          </table:table-cell>
          <table:table-cell table:formula="of:=IF(BITAND([.$R42];BITLSHIFT(1;[.AU$2]))&gt;0;1;0)*[.$O42]" office:value-type="float" office:value="0" calcext:value-type="float">
            <text:p/>
          </table:table-cell>
          <table:table-cell table:formula="of:=IF(BITAND([.$R42];BITLSHIFT(1;[.AV$2]))&gt;0;1;0)*[.$O42]" office:value-type="float" office:value="0" calcext:value-type="float">
            <text:p/>
          </table:table-cell>
          <table:table-cell table:formula="of:=IF(BITAND([.$R42];BITLSHIFT(1;[.AW$2]))&gt;0;1;0)*[.$O42]" office:value-type="float" office:value="0" calcext:value-type="float">
            <text:p/>
          </table:table-cell>
          <table:table-cell table:formula="of:=IF(BITAND([.$R42];BITLSHIFT(1;[.AX$2]))&gt;0;1;0)*[.$O42]" office:value-type="float" office:value="0" calcext:value-type="float">
            <text:p/>
          </table:table-cell>
          <table:table-cell table:formula="of:=IF(BITAND([.$Q42];BITLSHIFT(1;[.AY$2]))&gt;0;1;0)*[.$O42]" office:value-type="float" office:value="0" calcext:value-type="float">
            <text:p/>
          </table:table-cell>
          <table:table-cell table:formula="of:=IF(BITAND([.$Q42];BITLSHIFT(1;[.AZ$2]))&gt;0;1;0)*[.$O42]" office:value-type="float" office:value="0" calcext:value-type="float">
            <text:p/>
          </table:table-cell>
          <table:table-cell table:formula="of:=IF(BITAND([.$Q42];BITLSHIFT(1;[.BA$2]))&gt;0;1;0)*[.$O42]" office:value-type="float" office:value="0" calcext:value-type="float">
            <text:p/>
          </table:table-cell>
          <table:table-cell table:formula="of:=IF(BITAND([.$Q42];BITLSHIFT(1;[.BB$2]))&gt;0;1;0)*[.$O42]" office:value-type="float" office:value="0" calcext:value-type="float">
            <text:p/>
          </table:table-cell>
          <table:table-cell table:formula="of:=IF(BITAND([.$Q42];BITLSHIFT(1;[.BC$2]))&gt;0;1;0)*[.$O42]" office:value-type="float" office:value="0" calcext:value-type="float">
            <text:p/>
          </table:table-cell>
          <table:table-cell table:formula="of:=IF(BITAND([.$Q42];BITLSHIFT(1;[.BD$2]))&gt;0;1;0)*[.$O42]" office:value-type="float" office:value="0" calcext:value-type="float">
            <text:p/>
          </table:table-cell>
          <table:table-cell table:formula="of:=IF(BITAND([.$Q42];BITLSHIFT(1;[.BE$2]))&gt;0;1;0)*[.$O42]" office:value-type="float" office:value="0" calcext:value-type="float">
            <text:p/>
          </table:table-cell>
          <table:table-cell table:formula="of:=IF(BITAND([.$Q42];BITLSHIFT(1;[.BF$2]))&gt;0;1;0)*[.$O42]" office:value-type="float" office:value="0" calcext:value-type="float">
            <text:p/>
          </table:table-cell>
          <table:table-cell table:formula="of:=IF(BITAND([.$Q42];BITLSHIFT(1;[.BG$2]))&gt;0;1;0)*[.$O42]" office:value-type="float" office:value="0" calcext:value-type="float">
            <text:p/>
          </table:table-cell>
          <table:table-cell table:formula="of:=IF(BITAND([.$Q42];BITLSHIFT(1;[.BH$2]))&gt;0;1;0)*[.$O42]" office:value-type="float" office:value="0" calcext:value-type="float">
            <text:p/>
          </table:table-cell>
          <table:table-cell table:formula="of:=IF(BITAND([.$Q42];BITLSHIFT(1;[.BI$2]))&gt;0;1;0)*[.$O42]" office:value-type="float" office:value="0" calcext:value-type="float">
            <text:p/>
          </table:table-cell>
          <table:table-cell table:formula="of:=IF(BITAND([.$Q42];BITLSHIFT(1;[.BJ$2]))&gt;0;1;0)*[.$O42]" office:value-type="float" office:value="0" calcext:value-type="float">
            <text:p/>
          </table:table-cell>
          <table:table-cell table:formula="of:=IF(BITAND([.$Q42];BITLSHIFT(1;[.BK$2]))&gt;0;1;0)*[.$O42]" office:value-type="float" office:value="0" calcext:value-type="float">
            <text:p/>
          </table:table-cell>
          <table:table-cell table:formula="of:=IF(BITAND([.$Q42];BITLSHIFT(1;[.BL$2]))&gt;0;1;0)*[.$O42]" office:value-type="float" office:value="0" calcext:value-type="float">
            <text:p/>
          </table:table-cell>
          <table:table-cell table:formula="of:=IF(BITAND([.$Q42];BITLSHIFT(1;[.BM$2]))&gt;0;1;0)*[.$O42]" office:value-type="float" office:value="0" calcext:value-type="float">
            <text:p/>
          </table:table-cell>
          <table:table-cell table:formula="of:=IF(BITAND([.$Q42];BITLSHIFT(1;[.BN$2]))&gt;0;1;0)*[.$O42]" office:value-type="float" office:value="0" calcext:value-type="float">
            <text:p/>
          </table:table-cell>
          <table:table-cell table:formula="of:=IF(BITAND([.$Q42];BITLSHIFT(1;[.BO$2]))&gt;0;1;0)*[.$O42]" office:value-type="float" office:value="0" calcext:value-type="float">
            <text:p/>
          </table:table-cell>
          <table:table-cell table:formula="of:=IF(BITAND([.$Q42];BITLSHIFT(1;[.BP$2]))&gt;0;1;0)*[.$O42]" office:value-type="float" office:value="0" calcext:value-type="float">
            <text:p/>
          </table:table-cell>
          <table:table-cell table:formula="of:=IF(BITAND([.$Q42];BITLSHIFT(1;[.BQ$2]))&gt;0;1;0)*[.$O42]" office:value-type="float" office:value="0" calcext:value-type="float">
            <text:p/>
          </table:table-cell>
          <table:table-cell table:formula="of:=IF(BITAND([.$Q42];BITLSHIFT(1;[.BR$2]))&gt;0;1;0)*[.$O42]" office:value-type="float" office:value="0" calcext:value-type="float">
            <text:p/>
          </table:table-cell>
          <table:table-cell table:formula="of:=IF(BITAND([.$Q42];BITLSHIFT(1;[.BS$2]))&gt;0;1;0)*[.$O42]" office:value-type="float" office:value="0" calcext:value-type="float">
            <text:p/>
          </table:table-cell>
          <table:table-cell table:formula="of:=IF(BITAND([.$Q42];BITLSHIFT(1;[.BT$2]))&gt;0;1;0)*[.$O42]" office:value-type="float" office:value="0" calcext:value-type="float">
            <text:p/>
          </table:table-cell>
          <table:table-cell table:formula="of:=IF(BITAND([.$Q42];BITLSHIFT(1;[.BU$2]))&gt;0;1;0)*[.$O42]" office:value-type="float" office:value="0" calcext:value-type="float">
            <text:p/>
          </table:table-cell>
          <table:table-cell table:formula="of:=IF(BITAND([.$Q42];BITLSHIFT(1;[.BV$2]))&gt;0;1;0)*[.$O42]" office:value-type="float" office:value="0" calcext:value-type="float">
            <text:p/>
          </table:table-cell>
          <table:table-cell table:formula="of:=IF(BITAND([.$Q42];BITLSHIFT(1;[.BW$2]))&gt;0;1;0)*[.$O42]" office:value-type="float" office:value="0" calcext:value-type="float">
            <text:p/>
          </table:table-cell>
          <table:table-cell table:formula="of:=IF(BITAND([.$Q42];BITLSHIFT(1;[.BX$2]))&gt;0;1;0)*[.$O42]" office:value-type="float" office:value="0" calcext:value-type="float">
            <text:p/>
          </table:table-cell>
          <table:table-cell table:formula="of:=IF(BITAND([.$Q42];BITLSHIFT(1;[.BY$2]))&gt;0;1;0)*[.$O42]" office:value-type="float" office:value="0" calcext:value-type="float">
            <text:p/>
          </table:table-cell>
          <table:table-cell table:formula="of:=IF(BITAND([.$Q42];BITLSHIFT(1;[.BZ$2]))&gt;0;1;0)*[.$O42]" office:value-type="float" office:value="0" calcext:value-type="float">
            <text:p/>
          </table:table-cell>
          <table:table-cell table:formula="of:=IF(BITAND([.$Q42];BITLSHIFT(1;[.CA$2]))&gt;0;1;0)*[.$O42]" office:value-type="float" office:value="0" calcext:value-type="float">
            <text:p/>
          </table:table-cell>
          <table:table-cell table:formula="of:=IF(BITAND([.$Q42];BITLSHIFT(1;[.CB$2]))&gt;0;1;0)*[.$O42]" office:value-type="float" office:value="0" calcext:value-type="float">
            <text:p/>
          </table:table-cell>
          <table:table-cell table:formula="of:=IF(BITAND([.$Q42];BITLSHIFT(1;[.CC$2]))&gt;0;1;0)*[.$O42]" office:value-type="float" office:value="0" calcext:value-type="float">
            <text:p/>
          </table:table-cell>
          <table:table-cell table:formula="of:=IF(BITAND([.$Q42];BITLSHIFT(1;[.CD$2]))&gt;0;1;0)*[.$O4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3];10) ;16)" office:value-type="float" office:value="0" calcext:value-type="float">
            <text:p/>
          </table:table-cell>
          <table:table-cell table:formula="of:=DECIMAL(RIGHT([.N43];8) ;16)" office:value-type="float" office:value="0" calcext:value-type="float">
            <text:p/>
          </table:table-cell>
          <table:table-cell table:formula="of:=IF(BITAND([.$R43];BITLSHIFT(1;[.S$2]))&gt;0;1;0)*[.$O43]" office:value-type="float" office:value="0" calcext:value-type="float">
            <text:p/>
          </table:table-cell>
          <table:table-cell table:formula="of:=IF(BITAND([.$R43];BITLSHIFT(1;[.T$2]))&gt;0;1;0)*[.$O43]" office:value-type="float" office:value="0" calcext:value-type="float">
            <text:p/>
          </table:table-cell>
          <table:table-cell table:formula="of:=IF(BITAND([.$R43];BITLSHIFT(1;[.U$2]))&gt;0;1;0)*[.$O43]" office:value-type="float" office:value="0" calcext:value-type="float">
            <text:p/>
          </table:table-cell>
          <table:table-cell table:formula="of:=IF(BITAND([.$R43];BITLSHIFT(1;[.V$2]))&gt;0;1;0)*[.$O43]" office:value-type="float" office:value="0" calcext:value-type="float">
            <text:p/>
          </table:table-cell>
          <table:table-cell table:formula="of:=IF(BITAND([.$R43];BITLSHIFT(1;[.W$2]))&gt;0;1;0)*[.$O43]" office:value-type="float" office:value="0" calcext:value-type="float">
            <text:p/>
          </table:table-cell>
          <table:table-cell table:formula="of:=IF(BITAND([.$R43];BITLSHIFT(1;[.X$2]))&gt;0;1;0)*[.$O43]" office:value-type="float" office:value="0" calcext:value-type="float">
            <text:p/>
          </table:table-cell>
          <table:table-cell table:formula="of:=IF(BITAND([.$R43];BITLSHIFT(1;[.Y$2]))&gt;0;1;0)*[.$O43]" office:value-type="float" office:value="0" calcext:value-type="float">
            <text:p/>
          </table:table-cell>
          <table:table-cell table:formula="of:=IF(BITAND([.$R43];BITLSHIFT(1;[.Z$2]))&gt;0;1;0)*[.$O43]" office:value-type="float" office:value="0" calcext:value-type="float">
            <text:p/>
          </table:table-cell>
          <table:table-cell table:formula="of:=IF(BITAND([.$R43];BITLSHIFT(1;[.AA$2]))&gt;0;1;0)*[.$O43]" office:value-type="float" office:value="0" calcext:value-type="float">
            <text:p/>
          </table:table-cell>
          <table:table-cell table:formula="of:=IF(BITAND([.$R43];BITLSHIFT(1;[.AB$2]))&gt;0;1;0)*[.$O43]" office:value-type="float" office:value="0" calcext:value-type="float">
            <text:p/>
          </table:table-cell>
          <table:table-cell table:formula="of:=IF(BITAND([.$R43];BITLSHIFT(1;[.AC$2]))&gt;0;1;0)*[.$O43]" office:value-type="float" office:value="0" calcext:value-type="float">
            <text:p/>
          </table:table-cell>
          <table:table-cell table:formula="of:=IF(BITAND([.$R43];BITLSHIFT(1;[.AD$2]))&gt;0;1;0)*[.$O43]" office:value-type="float" office:value="0" calcext:value-type="float">
            <text:p/>
          </table:table-cell>
          <table:table-cell table:formula="of:=IF(BITAND([.$R43];BITLSHIFT(1;[.AE$2]))&gt;0;1;0)*[.$O43]" office:value-type="float" office:value="0" calcext:value-type="float">
            <text:p/>
          </table:table-cell>
          <table:table-cell table:formula="of:=IF(BITAND([.$R43];BITLSHIFT(1;[.AF$2]))&gt;0;1;0)*[.$O43]" office:value-type="float" office:value="0" calcext:value-type="float">
            <text:p/>
          </table:table-cell>
          <table:table-cell table:formula="of:=IF(BITAND([.$R43];BITLSHIFT(1;[.AG$2]))&gt;0;1;0)*[.$O43]" office:value-type="float" office:value="0" calcext:value-type="float">
            <text:p/>
          </table:table-cell>
          <table:table-cell table:formula="of:=IF(BITAND([.$R43];BITLSHIFT(1;[.AH$2]))&gt;0;1;0)*[.$O43]" office:value-type="float" office:value="0" calcext:value-type="float">
            <text:p/>
          </table:table-cell>
          <table:table-cell table:formula="of:=IF(BITAND([.$R43];BITLSHIFT(1;[.AI$2]))&gt;0;1;0)*[.$O43]" office:value-type="float" office:value="0" calcext:value-type="float">
            <text:p/>
          </table:table-cell>
          <table:table-cell table:formula="of:=IF(BITAND([.$R43];BITLSHIFT(1;[.AJ$2]))&gt;0;1;0)*[.$O43]" office:value-type="float" office:value="0" calcext:value-type="float">
            <text:p/>
          </table:table-cell>
          <table:table-cell table:formula="of:=IF(BITAND([.$R43];BITLSHIFT(1;[.AK$2]))&gt;0;1;0)*[.$O43]" office:value-type="float" office:value="0" calcext:value-type="float">
            <text:p/>
          </table:table-cell>
          <table:table-cell table:formula="of:=IF(BITAND([.$R43];BITLSHIFT(1;[.AL$2]))&gt;0;1;0)*[.$O43]" office:value-type="float" office:value="0" calcext:value-type="float">
            <text:p/>
          </table:table-cell>
          <table:table-cell table:formula="of:=IF(BITAND([.$R43];BITLSHIFT(1;[.AM$2]))&gt;0;1;0)*[.$O43]" office:value-type="float" office:value="0" calcext:value-type="float">
            <text:p/>
          </table:table-cell>
          <table:table-cell table:formula="of:=IF(BITAND([.$R43];BITLSHIFT(1;[.AN$2]))&gt;0;1;0)*[.$O43]" office:value-type="float" office:value="0" calcext:value-type="float">
            <text:p/>
          </table:table-cell>
          <table:table-cell table:formula="of:=IF(BITAND([.$R43];BITLSHIFT(1;[.AO$2]))&gt;0;1;0)*[.$O43]" office:value-type="float" office:value="0" calcext:value-type="float">
            <text:p/>
          </table:table-cell>
          <table:table-cell table:formula="of:=IF(BITAND([.$R43];BITLSHIFT(1;[.AP$2]))&gt;0;1;0)*[.$O43]" office:value-type="float" office:value="0" calcext:value-type="float">
            <text:p/>
          </table:table-cell>
          <table:table-cell table:formula="of:=IF(BITAND([.$R43];BITLSHIFT(1;[.AQ$2]))&gt;0;1;0)*[.$O43]" office:value-type="float" office:value="0" calcext:value-type="float">
            <text:p/>
          </table:table-cell>
          <table:table-cell table:formula="of:=IF(BITAND([.$R43];BITLSHIFT(1;[.AR$2]))&gt;0;1;0)*[.$O43]" office:value-type="float" office:value="0" calcext:value-type="float">
            <text:p/>
          </table:table-cell>
          <table:table-cell table:formula="of:=IF(BITAND([.$R43];BITLSHIFT(1;[.AS$2]))&gt;0;1;0)*[.$O43]" office:value-type="float" office:value="0" calcext:value-type="float">
            <text:p/>
          </table:table-cell>
          <table:table-cell table:formula="of:=IF(BITAND([.$R43];BITLSHIFT(1;[.AT$2]))&gt;0;1;0)*[.$O43]" office:value-type="float" office:value="0" calcext:value-type="float">
            <text:p/>
          </table:table-cell>
          <table:table-cell table:formula="of:=IF(BITAND([.$R43];BITLSHIFT(1;[.AU$2]))&gt;0;1;0)*[.$O43]" office:value-type="float" office:value="0" calcext:value-type="float">
            <text:p/>
          </table:table-cell>
          <table:table-cell table:formula="of:=IF(BITAND([.$R43];BITLSHIFT(1;[.AV$2]))&gt;0;1;0)*[.$O43]" office:value-type="float" office:value="0" calcext:value-type="float">
            <text:p/>
          </table:table-cell>
          <table:table-cell table:formula="of:=IF(BITAND([.$R43];BITLSHIFT(1;[.AW$2]))&gt;0;1;0)*[.$O43]" office:value-type="float" office:value="0" calcext:value-type="float">
            <text:p/>
          </table:table-cell>
          <table:table-cell table:formula="of:=IF(BITAND([.$R43];BITLSHIFT(1;[.AX$2]))&gt;0;1;0)*[.$O43]" office:value-type="float" office:value="0" calcext:value-type="float">
            <text:p/>
          </table:table-cell>
          <table:table-cell table:formula="of:=IF(BITAND([.$Q43];BITLSHIFT(1;[.AY$2]))&gt;0;1;0)*[.$O43]" office:value-type="float" office:value="0" calcext:value-type="float">
            <text:p/>
          </table:table-cell>
          <table:table-cell table:formula="of:=IF(BITAND([.$Q43];BITLSHIFT(1;[.AZ$2]))&gt;0;1;0)*[.$O43]" office:value-type="float" office:value="0" calcext:value-type="float">
            <text:p/>
          </table:table-cell>
          <table:table-cell table:formula="of:=IF(BITAND([.$Q43];BITLSHIFT(1;[.BA$2]))&gt;0;1;0)*[.$O43]" office:value-type="float" office:value="0" calcext:value-type="float">
            <text:p/>
          </table:table-cell>
          <table:table-cell table:formula="of:=IF(BITAND([.$Q43];BITLSHIFT(1;[.BB$2]))&gt;0;1;0)*[.$O43]" office:value-type="float" office:value="0" calcext:value-type="float">
            <text:p/>
          </table:table-cell>
          <table:table-cell table:formula="of:=IF(BITAND([.$Q43];BITLSHIFT(1;[.BC$2]))&gt;0;1;0)*[.$O43]" office:value-type="float" office:value="0" calcext:value-type="float">
            <text:p/>
          </table:table-cell>
          <table:table-cell table:formula="of:=IF(BITAND([.$Q43];BITLSHIFT(1;[.BD$2]))&gt;0;1;0)*[.$O43]" office:value-type="float" office:value="0" calcext:value-type="float">
            <text:p/>
          </table:table-cell>
          <table:table-cell table:formula="of:=IF(BITAND([.$Q43];BITLSHIFT(1;[.BE$2]))&gt;0;1;0)*[.$O43]" office:value-type="float" office:value="0" calcext:value-type="float">
            <text:p/>
          </table:table-cell>
          <table:table-cell table:formula="of:=IF(BITAND([.$Q43];BITLSHIFT(1;[.BF$2]))&gt;0;1;0)*[.$O43]" office:value-type="float" office:value="0" calcext:value-type="float">
            <text:p/>
          </table:table-cell>
          <table:table-cell table:formula="of:=IF(BITAND([.$Q43];BITLSHIFT(1;[.BG$2]))&gt;0;1;0)*[.$O43]" office:value-type="float" office:value="0" calcext:value-type="float">
            <text:p/>
          </table:table-cell>
          <table:table-cell table:formula="of:=IF(BITAND([.$Q43];BITLSHIFT(1;[.BH$2]))&gt;0;1;0)*[.$O43]" office:value-type="float" office:value="0" calcext:value-type="float">
            <text:p/>
          </table:table-cell>
          <table:table-cell table:formula="of:=IF(BITAND([.$Q43];BITLSHIFT(1;[.BI$2]))&gt;0;1;0)*[.$O43]" office:value-type="float" office:value="0" calcext:value-type="float">
            <text:p/>
          </table:table-cell>
          <table:table-cell table:formula="of:=IF(BITAND([.$Q43];BITLSHIFT(1;[.BJ$2]))&gt;0;1;0)*[.$O43]" office:value-type="float" office:value="0" calcext:value-type="float">
            <text:p/>
          </table:table-cell>
          <table:table-cell table:formula="of:=IF(BITAND([.$Q43];BITLSHIFT(1;[.BK$2]))&gt;0;1;0)*[.$O43]" office:value-type="float" office:value="0" calcext:value-type="float">
            <text:p/>
          </table:table-cell>
          <table:table-cell table:formula="of:=IF(BITAND([.$Q43];BITLSHIFT(1;[.BL$2]))&gt;0;1;0)*[.$O43]" office:value-type="float" office:value="0" calcext:value-type="float">
            <text:p/>
          </table:table-cell>
          <table:table-cell table:formula="of:=IF(BITAND([.$Q43];BITLSHIFT(1;[.BM$2]))&gt;0;1;0)*[.$O43]" office:value-type="float" office:value="0" calcext:value-type="float">
            <text:p/>
          </table:table-cell>
          <table:table-cell table:formula="of:=IF(BITAND([.$Q43];BITLSHIFT(1;[.BN$2]))&gt;0;1;0)*[.$O43]" office:value-type="float" office:value="0" calcext:value-type="float">
            <text:p/>
          </table:table-cell>
          <table:table-cell table:formula="of:=IF(BITAND([.$Q43];BITLSHIFT(1;[.BO$2]))&gt;0;1;0)*[.$O43]" office:value-type="float" office:value="0" calcext:value-type="float">
            <text:p/>
          </table:table-cell>
          <table:table-cell table:formula="of:=IF(BITAND([.$Q43];BITLSHIFT(1;[.BP$2]))&gt;0;1;0)*[.$O43]" office:value-type="float" office:value="0" calcext:value-type="float">
            <text:p/>
          </table:table-cell>
          <table:table-cell table:formula="of:=IF(BITAND([.$Q43];BITLSHIFT(1;[.BQ$2]))&gt;0;1;0)*[.$O43]" office:value-type="float" office:value="0" calcext:value-type="float">
            <text:p/>
          </table:table-cell>
          <table:table-cell table:formula="of:=IF(BITAND([.$Q43];BITLSHIFT(1;[.BR$2]))&gt;0;1;0)*[.$O43]" office:value-type="float" office:value="0" calcext:value-type="float">
            <text:p/>
          </table:table-cell>
          <table:table-cell table:formula="of:=IF(BITAND([.$Q43];BITLSHIFT(1;[.BS$2]))&gt;0;1;0)*[.$O43]" office:value-type="float" office:value="0" calcext:value-type="float">
            <text:p/>
          </table:table-cell>
          <table:table-cell table:formula="of:=IF(BITAND([.$Q43];BITLSHIFT(1;[.BT$2]))&gt;0;1;0)*[.$O43]" office:value-type="float" office:value="0" calcext:value-type="float">
            <text:p/>
          </table:table-cell>
          <table:table-cell table:formula="of:=IF(BITAND([.$Q43];BITLSHIFT(1;[.BU$2]))&gt;0;1;0)*[.$O43]" office:value-type="float" office:value="0" calcext:value-type="float">
            <text:p/>
          </table:table-cell>
          <table:table-cell table:formula="of:=IF(BITAND([.$Q43];BITLSHIFT(1;[.BV$2]))&gt;0;1;0)*[.$O43]" office:value-type="float" office:value="0" calcext:value-type="float">
            <text:p/>
          </table:table-cell>
          <table:table-cell table:formula="of:=IF(BITAND([.$Q43];BITLSHIFT(1;[.BW$2]))&gt;0;1;0)*[.$O43]" office:value-type="float" office:value="0" calcext:value-type="float">
            <text:p/>
          </table:table-cell>
          <table:table-cell table:formula="of:=IF(BITAND([.$Q43];BITLSHIFT(1;[.BX$2]))&gt;0;1;0)*[.$O43]" office:value-type="float" office:value="0" calcext:value-type="float">
            <text:p/>
          </table:table-cell>
          <table:table-cell table:formula="of:=IF(BITAND([.$Q43];BITLSHIFT(1;[.BY$2]))&gt;0;1;0)*[.$O43]" office:value-type="float" office:value="0" calcext:value-type="float">
            <text:p/>
          </table:table-cell>
          <table:table-cell table:formula="of:=IF(BITAND([.$Q43];BITLSHIFT(1;[.BZ$2]))&gt;0;1;0)*[.$O43]" office:value-type="float" office:value="0" calcext:value-type="float">
            <text:p/>
          </table:table-cell>
          <table:table-cell table:formula="of:=IF(BITAND([.$Q43];BITLSHIFT(1;[.CA$2]))&gt;0;1;0)*[.$O43]" office:value-type="float" office:value="0" calcext:value-type="float">
            <text:p/>
          </table:table-cell>
          <table:table-cell table:formula="of:=IF(BITAND([.$Q43];BITLSHIFT(1;[.CB$2]))&gt;0;1;0)*[.$O43]" office:value-type="float" office:value="0" calcext:value-type="float">
            <text:p/>
          </table:table-cell>
          <table:table-cell table:formula="of:=IF(BITAND([.$Q43];BITLSHIFT(1;[.CC$2]))&gt;0;1;0)*[.$O43]" office:value-type="float" office:value="0" calcext:value-type="float">
            <text:p/>
          </table:table-cell>
          <table:table-cell table:formula="of:=IF(BITAND([.$Q43];BITLSHIFT(1;[.CD$2]))&gt;0;1;0)*[.$O4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4];10) ;16)" office:value-type="float" office:value="0" calcext:value-type="float">
            <text:p/>
          </table:table-cell>
          <table:table-cell table:formula="of:=DECIMAL(RIGHT([.N44];8) ;16)" office:value-type="float" office:value="0" calcext:value-type="float">
            <text:p/>
          </table:table-cell>
          <table:table-cell table:formula="of:=IF(BITAND([.$R44];BITLSHIFT(1;[.S$2]))&gt;0;1;0)*[.$O44]" office:value-type="float" office:value="0" calcext:value-type="float">
            <text:p/>
          </table:table-cell>
          <table:table-cell table:formula="of:=IF(BITAND([.$R44];BITLSHIFT(1;[.T$2]))&gt;0;1;0)*[.$O44]" office:value-type="float" office:value="0" calcext:value-type="float">
            <text:p/>
          </table:table-cell>
          <table:table-cell table:formula="of:=IF(BITAND([.$R44];BITLSHIFT(1;[.U$2]))&gt;0;1;0)*[.$O44]" office:value-type="float" office:value="0" calcext:value-type="float">
            <text:p/>
          </table:table-cell>
          <table:table-cell table:formula="of:=IF(BITAND([.$R44];BITLSHIFT(1;[.V$2]))&gt;0;1;0)*[.$O44]" office:value-type="float" office:value="0" calcext:value-type="float">
            <text:p/>
          </table:table-cell>
          <table:table-cell table:formula="of:=IF(BITAND([.$R44];BITLSHIFT(1;[.W$2]))&gt;0;1;0)*[.$O44]" office:value-type="float" office:value="0" calcext:value-type="float">
            <text:p/>
          </table:table-cell>
          <table:table-cell table:formula="of:=IF(BITAND([.$R44];BITLSHIFT(1;[.X$2]))&gt;0;1;0)*[.$O44]" office:value-type="float" office:value="0" calcext:value-type="float">
            <text:p/>
          </table:table-cell>
          <table:table-cell table:formula="of:=IF(BITAND([.$R44];BITLSHIFT(1;[.Y$2]))&gt;0;1;0)*[.$O44]" office:value-type="float" office:value="0" calcext:value-type="float">
            <text:p/>
          </table:table-cell>
          <table:table-cell table:formula="of:=IF(BITAND([.$R44];BITLSHIFT(1;[.Z$2]))&gt;0;1;0)*[.$O44]" office:value-type="float" office:value="0" calcext:value-type="float">
            <text:p/>
          </table:table-cell>
          <table:table-cell table:formula="of:=IF(BITAND([.$R44];BITLSHIFT(1;[.AA$2]))&gt;0;1;0)*[.$O44]" office:value-type="float" office:value="0" calcext:value-type="float">
            <text:p/>
          </table:table-cell>
          <table:table-cell table:formula="of:=IF(BITAND([.$R44];BITLSHIFT(1;[.AB$2]))&gt;0;1;0)*[.$O44]" office:value-type="float" office:value="0" calcext:value-type="float">
            <text:p/>
          </table:table-cell>
          <table:table-cell table:formula="of:=IF(BITAND([.$R44];BITLSHIFT(1;[.AC$2]))&gt;0;1;0)*[.$O44]" office:value-type="float" office:value="0" calcext:value-type="float">
            <text:p/>
          </table:table-cell>
          <table:table-cell table:formula="of:=IF(BITAND([.$R44];BITLSHIFT(1;[.AD$2]))&gt;0;1;0)*[.$O44]" office:value-type="float" office:value="0" calcext:value-type="float">
            <text:p/>
          </table:table-cell>
          <table:table-cell table:formula="of:=IF(BITAND([.$R44];BITLSHIFT(1;[.AE$2]))&gt;0;1;0)*[.$O44]" office:value-type="float" office:value="0" calcext:value-type="float">
            <text:p/>
          </table:table-cell>
          <table:table-cell table:formula="of:=IF(BITAND([.$R44];BITLSHIFT(1;[.AF$2]))&gt;0;1;0)*[.$O44]" office:value-type="float" office:value="0" calcext:value-type="float">
            <text:p/>
          </table:table-cell>
          <table:table-cell table:formula="of:=IF(BITAND([.$R44];BITLSHIFT(1;[.AG$2]))&gt;0;1;0)*[.$O44]" office:value-type="float" office:value="0" calcext:value-type="float">
            <text:p/>
          </table:table-cell>
          <table:table-cell table:formula="of:=IF(BITAND([.$R44];BITLSHIFT(1;[.AH$2]))&gt;0;1;0)*[.$O44]" office:value-type="float" office:value="0" calcext:value-type="float">
            <text:p/>
          </table:table-cell>
          <table:table-cell table:formula="of:=IF(BITAND([.$R44];BITLSHIFT(1;[.AI$2]))&gt;0;1;0)*[.$O44]" office:value-type="float" office:value="0" calcext:value-type="float">
            <text:p/>
          </table:table-cell>
          <table:table-cell table:formula="of:=IF(BITAND([.$R44];BITLSHIFT(1;[.AJ$2]))&gt;0;1;0)*[.$O44]" office:value-type="float" office:value="0" calcext:value-type="float">
            <text:p/>
          </table:table-cell>
          <table:table-cell table:formula="of:=IF(BITAND([.$R44];BITLSHIFT(1;[.AK$2]))&gt;0;1;0)*[.$O44]" office:value-type="float" office:value="0" calcext:value-type="float">
            <text:p/>
          </table:table-cell>
          <table:table-cell table:formula="of:=IF(BITAND([.$R44];BITLSHIFT(1;[.AL$2]))&gt;0;1;0)*[.$O44]" office:value-type="float" office:value="0" calcext:value-type="float">
            <text:p/>
          </table:table-cell>
          <table:table-cell table:formula="of:=IF(BITAND([.$R44];BITLSHIFT(1;[.AM$2]))&gt;0;1;0)*[.$O44]" office:value-type="float" office:value="0" calcext:value-type="float">
            <text:p/>
          </table:table-cell>
          <table:table-cell table:formula="of:=IF(BITAND([.$R44];BITLSHIFT(1;[.AN$2]))&gt;0;1;0)*[.$O44]" office:value-type="float" office:value="0" calcext:value-type="float">
            <text:p/>
          </table:table-cell>
          <table:table-cell table:formula="of:=IF(BITAND([.$R44];BITLSHIFT(1;[.AO$2]))&gt;0;1;0)*[.$O44]" office:value-type="float" office:value="0" calcext:value-type="float">
            <text:p/>
          </table:table-cell>
          <table:table-cell table:formula="of:=IF(BITAND([.$R44];BITLSHIFT(1;[.AP$2]))&gt;0;1;0)*[.$O44]" office:value-type="float" office:value="0" calcext:value-type="float">
            <text:p/>
          </table:table-cell>
          <table:table-cell table:formula="of:=IF(BITAND([.$R44];BITLSHIFT(1;[.AQ$2]))&gt;0;1;0)*[.$O44]" office:value-type="float" office:value="0" calcext:value-type="float">
            <text:p/>
          </table:table-cell>
          <table:table-cell table:formula="of:=IF(BITAND([.$R44];BITLSHIFT(1;[.AR$2]))&gt;0;1;0)*[.$O44]" office:value-type="float" office:value="0" calcext:value-type="float">
            <text:p/>
          </table:table-cell>
          <table:table-cell table:formula="of:=IF(BITAND([.$R44];BITLSHIFT(1;[.AS$2]))&gt;0;1;0)*[.$O44]" office:value-type="float" office:value="0" calcext:value-type="float">
            <text:p/>
          </table:table-cell>
          <table:table-cell table:formula="of:=IF(BITAND([.$R44];BITLSHIFT(1;[.AT$2]))&gt;0;1;0)*[.$O44]" office:value-type="float" office:value="0" calcext:value-type="float">
            <text:p/>
          </table:table-cell>
          <table:table-cell table:formula="of:=IF(BITAND([.$R44];BITLSHIFT(1;[.AU$2]))&gt;0;1;0)*[.$O44]" office:value-type="float" office:value="0" calcext:value-type="float">
            <text:p/>
          </table:table-cell>
          <table:table-cell table:formula="of:=IF(BITAND([.$R44];BITLSHIFT(1;[.AV$2]))&gt;0;1;0)*[.$O44]" office:value-type="float" office:value="0" calcext:value-type="float">
            <text:p/>
          </table:table-cell>
          <table:table-cell table:formula="of:=IF(BITAND([.$R44];BITLSHIFT(1;[.AW$2]))&gt;0;1;0)*[.$O44]" office:value-type="float" office:value="0" calcext:value-type="float">
            <text:p/>
          </table:table-cell>
          <table:table-cell table:formula="of:=IF(BITAND([.$R44];BITLSHIFT(1;[.AX$2]))&gt;0;1;0)*[.$O44]" office:value-type="float" office:value="0" calcext:value-type="float">
            <text:p/>
          </table:table-cell>
          <table:table-cell table:formula="of:=IF(BITAND([.$Q44];BITLSHIFT(1;[.AY$2]))&gt;0;1;0)*[.$O44]" office:value-type="float" office:value="0" calcext:value-type="float">
            <text:p/>
          </table:table-cell>
          <table:table-cell table:formula="of:=IF(BITAND([.$Q44];BITLSHIFT(1;[.AZ$2]))&gt;0;1;0)*[.$O44]" office:value-type="float" office:value="0" calcext:value-type="float">
            <text:p/>
          </table:table-cell>
          <table:table-cell table:formula="of:=IF(BITAND([.$Q44];BITLSHIFT(1;[.BA$2]))&gt;0;1;0)*[.$O44]" office:value-type="float" office:value="0" calcext:value-type="float">
            <text:p/>
          </table:table-cell>
          <table:table-cell table:formula="of:=IF(BITAND([.$Q44];BITLSHIFT(1;[.BB$2]))&gt;0;1;0)*[.$O44]" office:value-type="float" office:value="0" calcext:value-type="float">
            <text:p/>
          </table:table-cell>
          <table:table-cell table:formula="of:=IF(BITAND([.$Q44];BITLSHIFT(1;[.BC$2]))&gt;0;1;0)*[.$O44]" office:value-type="float" office:value="0" calcext:value-type="float">
            <text:p/>
          </table:table-cell>
          <table:table-cell table:formula="of:=IF(BITAND([.$Q44];BITLSHIFT(1;[.BD$2]))&gt;0;1;0)*[.$O44]" office:value-type="float" office:value="0" calcext:value-type="float">
            <text:p/>
          </table:table-cell>
          <table:table-cell table:formula="of:=IF(BITAND([.$Q44];BITLSHIFT(1;[.BE$2]))&gt;0;1;0)*[.$O44]" office:value-type="float" office:value="0" calcext:value-type="float">
            <text:p/>
          </table:table-cell>
          <table:table-cell table:formula="of:=IF(BITAND([.$Q44];BITLSHIFT(1;[.BF$2]))&gt;0;1;0)*[.$O44]" office:value-type="float" office:value="0" calcext:value-type="float">
            <text:p/>
          </table:table-cell>
          <table:table-cell table:formula="of:=IF(BITAND([.$Q44];BITLSHIFT(1;[.BG$2]))&gt;0;1;0)*[.$O44]" office:value-type="float" office:value="0" calcext:value-type="float">
            <text:p/>
          </table:table-cell>
          <table:table-cell table:formula="of:=IF(BITAND([.$Q44];BITLSHIFT(1;[.BH$2]))&gt;0;1;0)*[.$O44]" office:value-type="float" office:value="0" calcext:value-type="float">
            <text:p/>
          </table:table-cell>
          <table:table-cell table:formula="of:=IF(BITAND([.$Q44];BITLSHIFT(1;[.BI$2]))&gt;0;1;0)*[.$O44]" office:value-type="float" office:value="0" calcext:value-type="float">
            <text:p/>
          </table:table-cell>
          <table:table-cell table:formula="of:=IF(BITAND([.$Q44];BITLSHIFT(1;[.BJ$2]))&gt;0;1;0)*[.$O44]" office:value-type="float" office:value="0" calcext:value-type="float">
            <text:p/>
          </table:table-cell>
          <table:table-cell table:formula="of:=IF(BITAND([.$Q44];BITLSHIFT(1;[.BK$2]))&gt;0;1;0)*[.$O44]" office:value-type="float" office:value="0" calcext:value-type="float">
            <text:p/>
          </table:table-cell>
          <table:table-cell table:formula="of:=IF(BITAND([.$Q44];BITLSHIFT(1;[.BL$2]))&gt;0;1;0)*[.$O44]" office:value-type="float" office:value="0" calcext:value-type="float">
            <text:p/>
          </table:table-cell>
          <table:table-cell table:formula="of:=IF(BITAND([.$Q44];BITLSHIFT(1;[.BM$2]))&gt;0;1;0)*[.$O44]" office:value-type="float" office:value="0" calcext:value-type="float">
            <text:p/>
          </table:table-cell>
          <table:table-cell table:formula="of:=IF(BITAND([.$Q44];BITLSHIFT(1;[.BN$2]))&gt;0;1;0)*[.$O44]" office:value-type="float" office:value="0" calcext:value-type="float">
            <text:p/>
          </table:table-cell>
          <table:table-cell table:formula="of:=IF(BITAND([.$Q44];BITLSHIFT(1;[.BO$2]))&gt;0;1;0)*[.$O44]" office:value-type="float" office:value="0" calcext:value-type="float">
            <text:p/>
          </table:table-cell>
          <table:table-cell table:formula="of:=IF(BITAND([.$Q44];BITLSHIFT(1;[.BP$2]))&gt;0;1;0)*[.$O44]" office:value-type="float" office:value="0" calcext:value-type="float">
            <text:p/>
          </table:table-cell>
          <table:table-cell table:formula="of:=IF(BITAND([.$Q44];BITLSHIFT(1;[.BQ$2]))&gt;0;1;0)*[.$O44]" office:value-type="float" office:value="0" calcext:value-type="float">
            <text:p/>
          </table:table-cell>
          <table:table-cell table:formula="of:=IF(BITAND([.$Q44];BITLSHIFT(1;[.BR$2]))&gt;0;1;0)*[.$O44]" office:value-type="float" office:value="0" calcext:value-type="float">
            <text:p/>
          </table:table-cell>
          <table:table-cell table:formula="of:=IF(BITAND([.$Q44];BITLSHIFT(1;[.BS$2]))&gt;0;1;0)*[.$O44]" office:value-type="float" office:value="0" calcext:value-type="float">
            <text:p/>
          </table:table-cell>
          <table:table-cell table:formula="of:=IF(BITAND([.$Q44];BITLSHIFT(1;[.BT$2]))&gt;0;1;0)*[.$O44]" office:value-type="float" office:value="0" calcext:value-type="float">
            <text:p/>
          </table:table-cell>
          <table:table-cell table:formula="of:=IF(BITAND([.$Q44];BITLSHIFT(1;[.BU$2]))&gt;0;1;0)*[.$O44]" office:value-type="float" office:value="0" calcext:value-type="float">
            <text:p/>
          </table:table-cell>
          <table:table-cell table:formula="of:=IF(BITAND([.$Q44];BITLSHIFT(1;[.BV$2]))&gt;0;1;0)*[.$O44]" office:value-type="float" office:value="0" calcext:value-type="float">
            <text:p/>
          </table:table-cell>
          <table:table-cell table:formula="of:=IF(BITAND([.$Q44];BITLSHIFT(1;[.BW$2]))&gt;0;1;0)*[.$O44]" office:value-type="float" office:value="0" calcext:value-type="float">
            <text:p/>
          </table:table-cell>
          <table:table-cell table:formula="of:=IF(BITAND([.$Q44];BITLSHIFT(1;[.BX$2]))&gt;0;1;0)*[.$O44]" office:value-type="float" office:value="0" calcext:value-type="float">
            <text:p/>
          </table:table-cell>
          <table:table-cell table:formula="of:=IF(BITAND([.$Q44];BITLSHIFT(1;[.BY$2]))&gt;0;1;0)*[.$O44]" office:value-type="float" office:value="0" calcext:value-type="float">
            <text:p/>
          </table:table-cell>
          <table:table-cell table:formula="of:=IF(BITAND([.$Q44];BITLSHIFT(1;[.BZ$2]))&gt;0;1;0)*[.$O44]" office:value-type="float" office:value="0" calcext:value-type="float">
            <text:p/>
          </table:table-cell>
          <table:table-cell table:formula="of:=IF(BITAND([.$Q44];BITLSHIFT(1;[.CA$2]))&gt;0;1;0)*[.$O44]" office:value-type="float" office:value="0" calcext:value-type="float">
            <text:p/>
          </table:table-cell>
          <table:table-cell table:formula="of:=IF(BITAND([.$Q44];BITLSHIFT(1;[.CB$2]))&gt;0;1;0)*[.$O44]" office:value-type="float" office:value="0" calcext:value-type="float">
            <text:p/>
          </table:table-cell>
          <table:table-cell table:formula="of:=IF(BITAND([.$Q44];BITLSHIFT(1;[.CC$2]))&gt;0;1;0)*[.$O44]" office:value-type="float" office:value="0" calcext:value-type="float">
            <text:p/>
          </table:table-cell>
          <table:table-cell table:formula="of:=IF(BITAND([.$Q44];BITLSHIFT(1;[.CD$2]))&gt;0;1;0)*[.$O4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5];10) ;16)" office:value-type="float" office:value="0" calcext:value-type="float">
            <text:p/>
          </table:table-cell>
          <table:table-cell table:formula="of:=DECIMAL(RIGHT([.N45];8) ;16)" office:value-type="float" office:value="0" calcext:value-type="float">
            <text:p/>
          </table:table-cell>
          <table:table-cell table:formula="of:=IF(BITAND([.$R45];BITLSHIFT(1;[.S$2]))&gt;0;1;0)*[.$O45]" office:value-type="float" office:value="0" calcext:value-type="float">
            <text:p/>
          </table:table-cell>
          <table:table-cell table:formula="of:=IF(BITAND([.$R45];BITLSHIFT(1;[.T$2]))&gt;0;1;0)*[.$O45]" office:value-type="float" office:value="0" calcext:value-type="float">
            <text:p/>
          </table:table-cell>
          <table:table-cell table:formula="of:=IF(BITAND([.$R45];BITLSHIFT(1;[.U$2]))&gt;0;1;0)*[.$O45]" office:value-type="float" office:value="0" calcext:value-type="float">
            <text:p/>
          </table:table-cell>
          <table:table-cell table:formula="of:=IF(BITAND([.$R45];BITLSHIFT(1;[.V$2]))&gt;0;1;0)*[.$O45]" office:value-type="float" office:value="0" calcext:value-type="float">
            <text:p/>
          </table:table-cell>
          <table:table-cell table:formula="of:=IF(BITAND([.$R45];BITLSHIFT(1;[.W$2]))&gt;0;1;0)*[.$O45]" office:value-type="float" office:value="0" calcext:value-type="float">
            <text:p/>
          </table:table-cell>
          <table:table-cell table:formula="of:=IF(BITAND([.$R45];BITLSHIFT(1;[.X$2]))&gt;0;1;0)*[.$O45]" office:value-type="float" office:value="0" calcext:value-type="float">
            <text:p/>
          </table:table-cell>
          <table:table-cell table:formula="of:=IF(BITAND([.$R45];BITLSHIFT(1;[.Y$2]))&gt;0;1;0)*[.$O45]" office:value-type="float" office:value="0" calcext:value-type="float">
            <text:p/>
          </table:table-cell>
          <table:table-cell table:formula="of:=IF(BITAND([.$R45];BITLSHIFT(1;[.Z$2]))&gt;0;1;0)*[.$O45]" office:value-type="float" office:value="0" calcext:value-type="float">
            <text:p/>
          </table:table-cell>
          <table:table-cell table:formula="of:=IF(BITAND([.$R45];BITLSHIFT(1;[.AA$2]))&gt;0;1;0)*[.$O45]" office:value-type="float" office:value="0" calcext:value-type="float">
            <text:p/>
          </table:table-cell>
          <table:table-cell table:formula="of:=IF(BITAND([.$R45];BITLSHIFT(1;[.AB$2]))&gt;0;1;0)*[.$O45]" office:value-type="float" office:value="0" calcext:value-type="float">
            <text:p/>
          </table:table-cell>
          <table:table-cell table:formula="of:=IF(BITAND([.$R45];BITLSHIFT(1;[.AC$2]))&gt;0;1;0)*[.$O45]" office:value-type="float" office:value="0" calcext:value-type="float">
            <text:p/>
          </table:table-cell>
          <table:table-cell table:formula="of:=IF(BITAND([.$R45];BITLSHIFT(1;[.AD$2]))&gt;0;1;0)*[.$O45]" office:value-type="float" office:value="0" calcext:value-type="float">
            <text:p/>
          </table:table-cell>
          <table:table-cell table:formula="of:=IF(BITAND([.$R45];BITLSHIFT(1;[.AE$2]))&gt;0;1;0)*[.$O45]" office:value-type="float" office:value="0" calcext:value-type="float">
            <text:p/>
          </table:table-cell>
          <table:table-cell table:formula="of:=IF(BITAND([.$R45];BITLSHIFT(1;[.AF$2]))&gt;0;1;0)*[.$O45]" office:value-type="float" office:value="0" calcext:value-type="float">
            <text:p/>
          </table:table-cell>
          <table:table-cell table:formula="of:=IF(BITAND([.$R45];BITLSHIFT(1;[.AG$2]))&gt;0;1;0)*[.$O45]" office:value-type="float" office:value="0" calcext:value-type="float">
            <text:p/>
          </table:table-cell>
          <table:table-cell table:formula="of:=IF(BITAND([.$R45];BITLSHIFT(1;[.AH$2]))&gt;0;1;0)*[.$O45]" office:value-type="float" office:value="0" calcext:value-type="float">
            <text:p/>
          </table:table-cell>
          <table:table-cell table:formula="of:=IF(BITAND([.$R45];BITLSHIFT(1;[.AI$2]))&gt;0;1;0)*[.$O45]" office:value-type="float" office:value="0" calcext:value-type="float">
            <text:p/>
          </table:table-cell>
          <table:table-cell table:formula="of:=IF(BITAND([.$R45];BITLSHIFT(1;[.AJ$2]))&gt;0;1;0)*[.$O45]" office:value-type="float" office:value="0" calcext:value-type="float">
            <text:p/>
          </table:table-cell>
          <table:table-cell table:formula="of:=IF(BITAND([.$R45];BITLSHIFT(1;[.AK$2]))&gt;0;1;0)*[.$O45]" office:value-type="float" office:value="0" calcext:value-type="float">
            <text:p/>
          </table:table-cell>
          <table:table-cell table:formula="of:=IF(BITAND([.$R45];BITLSHIFT(1;[.AL$2]))&gt;0;1;0)*[.$O45]" office:value-type="float" office:value="0" calcext:value-type="float">
            <text:p/>
          </table:table-cell>
          <table:table-cell table:formula="of:=IF(BITAND([.$R45];BITLSHIFT(1;[.AM$2]))&gt;0;1;0)*[.$O45]" office:value-type="float" office:value="0" calcext:value-type="float">
            <text:p/>
          </table:table-cell>
          <table:table-cell table:formula="of:=IF(BITAND([.$R45];BITLSHIFT(1;[.AN$2]))&gt;0;1;0)*[.$O45]" office:value-type="float" office:value="0" calcext:value-type="float">
            <text:p/>
          </table:table-cell>
          <table:table-cell table:formula="of:=IF(BITAND([.$R45];BITLSHIFT(1;[.AO$2]))&gt;0;1;0)*[.$O45]" office:value-type="float" office:value="0" calcext:value-type="float">
            <text:p/>
          </table:table-cell>
          <table:table-cell table:formula="of:=IF(BITAND([.$R45];BITLSHIFT(1;[.AP$2]))&gt;0;1;0)*[.$O45]" office:value-type="float" office:value="0" calcext:value-type="float">
            <text:p/>
          </table:table-cell>
          <table:table-cell table:formula="of:=IF(BITAND([.$R45];BITLSHIFT(1;[.AQ$2]))&gt;0;1;0)*[.$O45]" office:value-type="float" office:value="0" calcext:value-type="float">
            <text:p/>
          </table:table-cell>
          <table:table-cell table:formula="of:=IF(BITAND([.$R45];BITLSHIFT(1;[.AR$2]))&gt;0;1;0)*[.$O45]" office:value-type="float" office:value="0" calcext:value-type="float">
            <text:p/>
          </table:table-cell>
          <table:table-cell table:formula="of:=IF(BITAND([.$R45];BITLSHIFT(1;[.AS$2]))&gt;0;1;0)*[.$O45]" office:value-type="float" office:value="0" calcext:value-type="float">
            <text:p/>
          </table:table-cell>
          <table:table-cell table:formula="of:=IF(BITAND([.$R45];BITLSHIFT(1;[.AT$2]))&gt;0;1;0)*[.$O45]" office:value-type="float" office:value="0" calcext:value-type="float">
            <text:p/>
          </table:table-cell>
          <table:table-cell table:formula="of:=IF(BITAND([.$R45];BITLSHIFT(1;[.AU$2]))&gt;0;1;0)*[.$O45]" office:value-type="float" office:value="0" calcext:value-type="float">
            <text:p/>
          </table:table-cell>
          <table:table-cell table:formula="of:=IF(BITAND([.$R45];BITLSHIFT(1;[.AV$2]))&gt;0;1;0)*[.$O45]" office:value-type="float" office:value="0" calcext:value-type="float">
            <text:p/>
          </table:table-cell>
          <table:table-cell table:formula="of:=IF(BITAND([.$R45];BITLSHIFT(1;[.AW$2]))&gt;0;1;0)*[.$O45]" office:value-type="float" office:value="0" calcext:value-type="float">
            <text:p/>
          </table:table-cell>
          <table:table-cell table:formula="of:=IF(BITAND([.$R45];BITLSHIFT(1;[.AX$2]))&gt;0;1;0)*[.$O45]" office:value-type="float" office:value="0" calcext:value-type="float">
            <text:p/>
          </table:table-cell>
          <table:table-cell table:formula="of:=IF(BITAND([.$Q45];BITLSHIFT(1;[.AY$2]))&gt;0;1;0)*[.$O45]" office:value-type="float" office:value="0" calcext:value-type="float">
            <text:p/>
          </table:table-cell>
          <table:table-cell table:formula="of:=IF(BITAND([.$Q45];BITLSHIFT(1;[.AZ$2]))&gt;0;1;0)*[.$O45]" office:value-type="float" office:value="0" calcext:value-type="float">
            <text:p/>
          </table:table-cell>
          <table:table-cell table:formula="of:=IF(BITAND([.$Q45];BITLSHIFT(1;[.BA$2]))&gt;0;1;0)*[.$O45]" office:value-type="float" office:value="0" calcext:value-type="float">
            <text:p/>
          </table:table-cell>
          <table:table-cell table:formula="of:=IF(BITAND([.$Q45];BITLSHIFT(1;[.BB$2]))&gt;0;1;0)*[.$O45]" office:value-type="float" office:value="0" calcext:value-type="float">
            <text:p/>
          </table:table-cell>
          <table:table-cell table:formula="of:=IF(BITAND([.$Q45];BITLSHIFT(1;[.BC$2]))&gt;0;1;0)*[.$O45]" office:value-type="float" office:value="0" calcext:value-type="float">
            <text:p/>
          </table:table-cell>
          <table:table-cell table:formula="of:=IF(BITAND([.$Q45];BITLSHIFT(1;[.BD$2]))&gt;0;1;0)*[.$O45]" office:value-type="float" office:value="0" calcext:value-type="float">
            <text:p/>
          </table:table-cell>
          <table:table-cell table:formula="of:=IF(BITAND([.$Q45];BITLSHIFT(1;[.BE$2]))&gt;0;1;0)*[.$O45]" office:value-type="float" office:value="0" calcext:value-type="float">
            <text:p/>
          </table:table-cell>
          <table:table-cell table:formula="of:=IF(BITAND([.$Q45];BITLSHIFT(1;[.BF$2]))&gt;0;1;0)*[.$O45]" office:value-type="float" office:value="0" calcext:value-type="float">
            <text:p/>
          </table:table-cell>
          <table:table-cell table:formula="of:=IF(BITAND([.$Q45];BITLSHIFT(1;[.BG$2]))&gt;0;1;0)*[.$O45]" office:value-type="float" office:value="0" calcext:value-type="float">
            <text:p/>
          </table:table-cell>
          <table:table-cell table:formula="of:=IF(BITAND([.$Q45];BITLSHIFT(1;[.BH$2]))&gt;0;1;0)*[.$O45]" office:value-type="float" office:value="0" calcext:value-type="float">
            <text:p/>
          </table:table-cell>
          <table:table-cell table:formula="of:=IF(BITAND([.$Q45];BITLSHIFT(1;[.BI$2]))&gt;0;1;0)*[.$O45]" office:value-type="float" office:value="0" calcext:value-type="float">
            <text:p/>
          </table:table-cell>
          <table:table-cell table:formula="of:=IF(BITAND([.$Q45];BITLSHIFT(1;[.BJ$2]))&gt;0;1;0)*[.$O45]" office:value-type="float" office:value="0" calcext:value-type="float">
            <text:p/>
          </table:table-cell>
          <table:table-cell table:formula="of:=IF(BITAND([.$Q45];BITLSHIFT(1;[.BK$2]))&gt;0;1;0)*[.$O45]" office:value-type="float" office:value="0" calcext:value-type="float">
            <text:p/>
          </table:table-cell>
          <table:table-cell table:formula="of:=IF(BITAND([.$Q45];BITLSHIFT(1;[.BL$2]))&gt;0;1;0)*[.$O45]" office:value-type="float" office:value="0" calcext:value-type="float">
            <text:p/>
          </table:table-cell>
          <table:table-cell table:formula="of:=IF(BITAND([.$Q45];BITLSHIFT(1;[.BM$2]))&gt;0;1;0)*[.$O45]" office:value-type="float" office:value="0" calcext:value-type="float">
            <text:p/>
          </table:table-cell>
          <table:table-cell table:formula="of:=IF(BITAND([.$Q45];BITLSHIFT(1;[.BN$2]))&gt;0;1;0)*[.$O45]" office:value-type="float" office:value="0" calcext:value-type="float">
            <text:p/>
          </table:table-cell>
          <table:table-cell table:formula="of:=IF(BITAND([.$Q45];BITLSHIFT(1;[.BO$2]))&gt;0;1;0)*[.$O45]" office:value-type="float" office:value="0" calcext:value-type="float">
            <text:p/>
          </table:table-cell>
          <table:table-cell table:formula="of:=IF(BITAND([.$Q45];BITLSHIFT(1;[.BP$2]))&gt;0;1;0)*[.$O45]" office:value-type="float" office:value="0" calcext:value-type="float">
            <text:p/>
          </table:table-cell>
          <table:table-cell table:formula="of:=IF(BITAND([.$Q45];BITLSHIFT(1;[.BQ$2]))&gt;0;1;0)*[.$O45]" office:value-type="float" office:value="0" calcext:value-type="float">
            <text:p/>
          </table:table-cell>
          <table:table-cell table:formula="of:=IF(BITAND([.$Q45];BITLSHIFT(1;[.BR$2]))&gt;0;1;0)*[.$O45]" office:value-type="float" office:value="0" calcext:value-type="float">
            <text:p/>
          </table:table-cell>
          <table:table-cell table:formula="of:=IF(BITAND([.$Q45];BITLSHIFT(1;[.BS$2]))&gt;0;1;0)*[.$O45]" office:value-type="float" office:value="0" calcext:value-type="float">
            <text:p/>
          </table:table-cell>
          <table:table-cell table:formula="of:=IF(BITAND([.$Q45];BITLSHIFT(1;[.BT$2]))&gt;0;1;0)*[.$O45]" office:value-type="float" office:value="0" calcext:value-type="float">
            <text:p/>
          </table:table-cell>
          <table:table-cell table:formula="of:=IF(BITAND([.$Q45];BITLSHIFT(1;[.BU$2]))&gt;0;1;0)*[.$O45]" office:value-type="float" office:value="0" calcext:value-type="float">
            <text:p/>
          </table:table-cell>
          <table:table-cell table:formula="of:=IF(BITAND([.$Q45];BITLSHIFT(1;[.BV$2]))&gt;0;1;0)*[.$O45]" office:value-type="float" office:value="0" calcext:value-type="float">
            <text:p/>
          </table:table-cell>
          <table:table-cell table:formula="of:=IF(BITAND([.$Q45];BITLSHIFT(1;[.BW$2]))&gt;0;1;0)*[.$O45]" office:value-type="float" office:value="0" calcext:value-type="float">
            <text:p/>
          </table:table-cell>
          <table:table-cell table:formula="of:=IF(BITAND([.$Q45];BITLSHIFT(1;[.BX$2]))&gt;0;1;0)*[.$O45]" office:value-type="float" office:value="0" calcext:value-type="float">
            <text:p/>
          </table:table-cell>
          <table:table-cell table:formula="of:=IF(BITAND([.$Q45];BITLSHIFT(1;[.BY$2]))&gt;0;1;0)*[.$O45]" office:value-type="float" office:value="0" calcext:value-type="float">
            <text:p/>
          </table:table-cell>
          <table:table-cell table:formula="of:=IF(BITAND([.$Q45];BITLSHIFT(1;[.BZ$2]))&gt;0;1;0)*[.$O45]" office:value-type="float" office:value="0" calcext:value-type="float">
            <text:p/>
          </table:table-cell>
          <table:table-cell table:formula="of:=IF(BITAND([.$Q45];BITLSHIFT(1;[.CA$2]))&gt;0;1;0)*[.$O45]" office:value-type="float" office:value="0" calcext:value-type="float">
            <text:p/>
          </table:table-cell>
          <table:table-cell table:formula="of:=IF(BITAND([.$Q45];BITLSHIFT(1;[.CB$2]))&gt;0;1;0)*[.$O45]" office:value-type="float" office:value="0" calcext:value-type="float">
            <text:p/>
          </table:table-cell>
          <table:table-cell table:formula="of:=IF(BITAND([.$Q45];BITLSHIFT(1;[.CC$2]))&gt;0;1;0)*[.$O45]" office:value-type="float" office:value="0" calcext:value-type="float">
            <text:p/>
          </table:table-cell>
          <table:table-cell table:formula="of:=IF(BITAND([.$Q45];BITLSHIFT(1;[.CD$2]))&gt;0;1;0)*[.$O4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6];10) ;16)" office:value-type="float" office:value="0" calcext:value-type="float">
            <text:p/>
          </table:table-cell>
          <table:table-cell table:formula="of:=DECIMAL(RIGHT([.N46];8) ;16)" office:value-type="float" office:value="0" calcext:value-type="float">
            <text:p/>
          </table:table-cell>
          <table:table-cell table:formula="of:=IF(BITAND([.$R46];BITLSHIFT(1;[.S$2]))&gt;0;1;0)*[.$O46]" office:value-type="float" office:value="0" calcext:value-type="float">
            <text:p/>
          </table:table-cell>
          <table:table-cell table:formula="of:=IF(BITAND([.$R46];BITLSHIFT(1;[.T$2]))&gt;0;1;0)*[.$O46]" office:value-type="float" office:value="0" calcext:value-type="float">
            <text:p/>
          </table:table-cell>
          <table:table-cell table:formula="of:=IF(BITAND([.$R46];BITLSHIFT(1;[.U$2]))&gt;0;1;0)*[.$O46]" office:value-type="float" office:value="0" calcext:value-type="float">
            <text:p/>
          </table:table-cell>
          <table:table-cell table:formula="of:=IF(BITAND([.$R46];BITLSHIFT(1;[.V$2]))&gt;0;1;0)*[.$O46]" office:value-type="float" office:value="0" calcext:value-type="float">
            <text:p/>
          </table:table-cell>
          <table:table-cell table:formula="of:=IF(BITAND([.$R46];BITLSHIFT(1;[.W$2]))&gt;0;1;0)*[.$O46]" office:value-type="float" office:value="0" calcext:value-type="float">
            <text:p/>
          </table:table-cell>
          <table:table-cell table:formula="of:=IF(BITAND([.$R46];BITLSHIFT(1;[.X$2]))&gt;0;1;0)*[.$O46]" office:value-type="float" office:value="0" calcext:value-type="float">
            <text:p/>
          </table:table-cell>
          <table:table-cell table:formula="of:=IF(BITAND([.$R46];BITLSHIFT(1;[.Y$2]))&gt;0;1;0)*[.$O46]" office:value-type="float" office:value="0" calcext:value-type="float">
            <text:p/>
          </table:table-cell>
          <table:table-cell table:formula="of:=IF(BITAND([.$R46];BITLSHIFT(1;[.Z$2]))&gt;0;1;0)*[.$O46]" office:value-type="float" office:value="0" calcext:value-type="float">
            <text:p/>
          </table:table-cell>
          <table:table-cell table:formula="of:=IF(BITAND([.$R46];BITLSHIFT(1;[.AA$2]))&gt;0;1;0)*[.$O46]" office:value-type="float" office:value="0" calcext:value-type="float">
            <text:p/>
          </table:table-cell>
          <table:table-cell table:formula="of:=IF(BITAND([.$R46];BITLSHIFT(1;[.AB$2]))&gt;0;1;0)*[.$O46]" office:value-type="float" office:value="0" calcext:value-type="float">
            <text:p/>
          </table:table-cell>
          <table:table-cell table:formula="of:=IF(BITAND([.$R46];BITLSHIFT(1;[.AC$2]))&gt;0;1;0)*[.$O46]" office:value-type="float" office:value="0" calcext:value-type="float">
            <text:p/>
          </table:table-cell>
          <table:table-cell table:formula="of:=IF(BITAND([.$R46];BITLSHIFT(1;[.AD$2]))&gt;0;1;0)*[.$O46]" office:value-type="float" office:value="0" calcext:value-type="float">
            <text:p/>
          </table:table-cell>
          <table:table-cell table:formula="of:=IF(BITAND([.$R46];BITLSHIFT(1;[.AE$2]))&gt;0;1;0)*[.$O46]" office:value-type="float" office:value="0" calcext:value-type="float">
            <text:p/>
          </table:table-cell>
          <table:table-cell table:formula="of:=IF(BITAND([.$R46];BITLSHIFT(1;[.AF$2]))&gt;0;1;0)*[.$O46]" office:value-type="float" office:value="0" calcext:value-type="float">
            <text:p/>
          </table:table-cell>
          <table:table-cell table:formula="of:=IF(BITAND([.$R46];BITLSHIFT(1;[.AG$2]))&gt;0;1;0)*[.$O46]" office:value-type="float" office:value="0" calcext:value-type="float">
            <text:p/>
          </table:table-cell>
          <table:table-cell table:formula="of:=IF(BITAND([.$R46];BITLSHIFT(1;[.AH$2]))&gt;0;1;0)*[.$O46]" office:value-type="float" office:value="0" calcext:value-type="float">
            <text:p/>
          </table:table-cell>
          <table:table-cell table:formula="of:=IF(BITAND([.$R46];BITLSHIFT(1;[.AI$2]))&gt;0;1;0)*[.$O46]" office:value-type="float" office:value="0" calcext:value-type="float">
            <text:p/>
          </table:table-cell>
          <table:table-cell table:formula="of:=IF(BITAND([.$R46];BITLSHIFT(1;[.AJ$2]))&gt;0;1;0)*[.$O46]" office:value-type="float" office:value="0" calcext:value-type="float">
            <text:p/>
          </table:table-cell>
          <table:table-cell table:formula="of:=IF(BITAND([.$R46];BITLSHIFT(1;[.AK$2]))&gt;0;1;0)*[.$O46]" office:value-type="float" office:value="0" calcext:value-type="float">
            <text:p/>
          </table:table-cell>
          <table:table-cell table:formula="of:=IF(BITAND([.$R46];BITLSHIFT(1;[.AL$2]))&gt;0;1;0)*[.$O46]" office:value-type="float" office:value="0" calcext:value-type="float">
            <text:p/>
          </table:table-cell>
          <table:table-cell table:formula="of:=IF(BITAND([.$R46];BITLSHIFT(1;[.AM$2]))&gt;0;1;0)*[.$O46]" office:value-type="float" office:value="0" calcext:value-type="float">
            <text:p/>
          </table:table-cell>
          <table:table-cell table:formula="of:=IF(BITAND([.$R46];BITLSHIFT(1;[.AN$2]))&gt;0;1;0)*[.$O46]" office:value-type="float" office:value="0" calcext:value-type="float">
            <text:p/>
          </table:table-cell>
          <table:table-cell table:formula="of:=IF(BITAND([.$R46];BITLSHIFT(1;[.AO$2]))&gt;0;1;0)*[.$O46]" office:value-type="float" office:value="0" calcext:value-type="float">
            <text:p/>
          </table:table-cell>
          <table:table-cell table:formula="of:=IF(BITAND([.$R46];BITLSHIFT(1;[.AP$2]))&gt;0;1;0)*[.$O46]" office:value-type="float" office:value="0" calcext:value-type="float">
            <text:p/>
          </table:table-cell>
          <table:table-cell table:formula="of:=IF(BITAND([.$R46];BITLSHIFT(1;[.AQ$2]))&gt;0;1;0)*[.$O46]" office:value-type="float" office:value="0" calcext:value-type="float">
            <text:p/>
          </table:table-cell>
          <table:table-cell table:formula="of:=IF(BITAND([.$R46];BITLSHIFT(1;[.AR$2]))&gt;0;1;0)*[.$O46]" office:value-type="float" office:value="0" calcext:value-type="float">
            <text:p/>
          </table:table-cell>
          <table:table-cell table:formula="of:=IF(BITAND([.$R46];BITLSHIFT(1;[.AS$2]))&gt;0;1;0)*[.$O46]" office:value-type="float" office:value="0" calcext:value-type="float">
            <text:p/>
          </table:table-cell>
          <table:table-cell table:formula="of:=IF(BITAND([.$R46];BITLSHIFT(1;[.AT$2]))&gt;0;1;0)*[.$O46]" office:value-type="float" office:value="0" calcext:value-type="float">
            <text:p/>
          </table:table-cell>
          <table:table-cell table:formula="of:=IF(BITAND([.$R46];BITLSHIFT(1;[.AU$2]))&gt;0;1;0)*[.$O46]" office:value-type="float" office:value="0" calcext:value-type="float">
            <text:p/>
          </table:table-cell>
          <table:table-cell table:formula="of:=IF(BITAND([.$R46];BITLSHIFT(1;[.AV$2]))&gt;0;1;0)*[.$O46]" office:value-type="float" office:value="0" calcext:value-type="float">
            <text:p/>
          </table:table-cell>
          <table:table-cell table:formula="of:=IF(BITAND([.$R46];BITLSHIFT(1;[.AW$2]))&gt;0;1;0)*[.$O46]" office:value-type="float" office:value="0" calcext:value-type="float">
            <text:p/>
          </table:table-cell>
          <table:table-cell table:formula="of:=IF(BITAND([.$R46];BITLSHIFT(1;[.AX$2]))&gt;0;1;0)*[.$O46]" office:value-type="float" office:value="0" calcext:value-type="float">
            <text:p/>
          </table:table-cell>
          <table:table-cell table:formula="of:=IF(BITAND([.$Q46];BITLSHIFT(1;[.AY$2]))&gt;0;1;0)*[.$O46]" office:value-type="float" office:value="0" calcext:value-type="float">
            <text:p/>
          </table:table-cell>
          <table:table-cell table:formula="of:=IF(BITAND([.$Q46];BITLSHIFT(1;[.AZ$2]))&gt;0;1;0)*[.$O46]" office:value-type="float" office:value="0" calcext:value-type="float">
            <text:p/>
          </table:table-cell>
          <table:table-cell table:formula="of:=IF(BITAND([.$Q46];BITLSHIFT(1;[.BA$2]))&gt;0;1;0)*[.$O46]" office:value-type="float" office:value="0" calcext:value-type="float">
            <text:p/>
          </table:table-cell>
          <table:table-cell table:formula="of:=IF(BITAND([.$Q46];BITLSHIFT(1;[.BB$2]))&gt;0;1;0)*[.$O46]" office:value-type="float" office:value="0" calcext:value-type="float">
            <text:p/>
          </table:table-cell>
          <table:table-cell table:formula="of:=IF(BITAND([.$Q46];BITLSHIFT(1;[.BC$2]))&gt;0;1;0)*[.$O46]" office:value-type="float" office:value="0" calcext:value-type="float">
            <text:p/>
          </table:table-cell>
          <table:table-cell table:formula="of:=IF(BITAND([.$Q46];BITLSHIFT(1;[.BD$2]))&gt;0;1;0)*[.$O46]" office:value-type="float" office:value="0" calcext:value-type="float">
            <text:p/>
          </table:table-cell>
          <table:table-cell table:formula="of:=IF(BITAND([.$Q46];BITLSHIFT(1;[.BE$2]))&gt;0;1;0)*[.$O46]" office:value-type="float" office:value="0" calcext:value-type="float">
            <text:p/>
          </table:table-cell>
          <table:table-cell table:formula="of:=IF(BITAND([.$Q46];BITLSHIFT(1;[.BF$2]))&gt;0;1;0)*[.$O46]" office:value-type="float" office:value="0" calcext:value-type="float">
            <text:p/>
          </table:table-cell>
          <table:table-cell table:formula="of:=IF(BITAND([.$Q46];BITLSHIFT(1;[.BG$2]))&gt;0;1;0)*[.$O46]" office:value-type="float" office:value="0" calcext:value-type="float">
            <text:p/>
          </table:table-cell>
          <table:table-cell table:formula="of:=IF(BITAND([.$Q46];BITLSHIFT(1;[.BH$2]))&gt;0;1;0)*[.$O46]" office:value-type="float" office:value="0" calcext:value-type="float">
            <text:p/>
          </table:table-cell>
          <table:table-cell table:formula="of:=IF(BITAND([.$Q46];BITLSHIFT(1;[.BI$2]))&gt;0;1;0)*[.$O46]" office:value-type="float" office:value="0" calcext:value-type="float">
            <text:p/>
          </table:table-cell>
          <table:table-cell table:formula="of:=IF(BITAND([.$Q46];BITLSHIFT(1;[.BJ$2]))&gt;0;1;0)*[.$O46]" office:value-type="float" office:value="0" calcext:value-type="float">
            <text:p/>
          </table:table-cell>
          <table:table-cell table:formula="of:=IF(BITAND([.$Q46];BITLSHIFT(1;[.BK$2]))&gt;0;1;0)*[.$O46]" office:value-type="float" office:value="0" calcext:value-type="float">
            <text:p/>
          </table:table-cell>
          <table:table-cell table:formula="of:=IF(BITAND([.$Q46];BITLSHIFT(1;[.BL$2]))&gt;0;1;0)*[.$O46]" office:value-type="float" office:value="0" calcext:value-type="float">
            <text:p/>
          </table:table-cell>
          <table:table-cell table:formula="of:=IF(BITAND([.$Q46];BITLSHIFT(1;[.BM$2]))&gt;0;1;0)*[.$O46]" office:value-type="float" office:value="0" calcext:value-type="float">
            <text:p/>
          </table:table-cell>
          <table:table-cell table:formula="of:=IF(BITAND([.$Q46];BITLSHIFT(1;[.BN$2]))&gt;0;1;0)*[.$O46]" office:value-type="float" office:value="0" calcext:value-type="float">
            <text:p/>
          </table:table-cell>
          <table:table-cell table:formula="of:=IF(BITAND([.$Q46];BITLSHIFT(1;[.BO$2]))&gt;0;1;0)*[.$O46]" office:value-type="float" office:value="0" calcext:value-type="float">
            <text:p/>
          </table:table-cell>
          <table:table-cell table:formula="of:=IF(BITAND([.$Q46];BITLSHIFT(1;[.BP$2]))&gt;0;1;0)*[.$O46]" office:value-type="float" office:value="0" calcext:value-type="float">
            <text:p/>
          </table:table-cell>
          <table:table-cell table:formula="of:=IF(BITAND([.$Q46];BITLSHIFT(1;[.BQ$2]))&gt;0;1;0)*[.$O46]" office:value-type="float" office:value="0" calcext:value-type="float">
            <text:p/>
          </table:table-cell>
          <table:table-cell table:formula="of:=IF(BITAND([.$Q46];BITLSHIFT(1;[.BR$2]))&gt;0;1;0)*[.$O46]" office:value-type="float" office:value="0" calcext:value-type="float">
            <text:p/>
          </table:table-cell>
          <table:table-cell table:formula="of:=IF(BITAND([.$Q46];BITLSHIFT(1;[.BS$2]))&gt;0;1;0)*[.$O46]" office:value-type="float" office:value="0" calcext:value-type="float">
            <text:p/>
          </table:table-cell>
          <table:table-cell table:formula="of:=IF(BITAND([.$Q46];BITLSHIFT(1;[.BT$2]))&gt;0;1;0)*[.$O46]" office:value-type="float" office:value="0" calcext:value-type="float">
            <text:p/>
          </table:table-cell>
          <table:table-cell table:formula="of:=IF(BITAND([.$Q46];BITLSHIFT(1;[.BU$2]))&gt;0;1;0)*[.$O46]" office:value-type="float" office:value="0" calcext:value-type="float">
            <text:p/>
          </table:table-cell>
          <table:table-cell table:formula="of:=IF(BITAND([.$Q46];BITLSHIFT(1;[.BV$2]))&gt;0;1;0)*[.$O46]" office:value-type="float" office:value="0" calcext:value-type="float">
            <text:p/>
          </table:table-cell>
          <table:table-cell table:formula="of:=IF(BITAND([.$Q46];BITLSHIFT(1;[.BW$2]))&gt;0;1;0)*[.$O46]" office:value-type="float" office:value="0" calcext:value-type="float">
            <text:p/>
          </table:table-cell>
          <table:table-cell table:formula="of:=IF(BITAND([.$Q46];BITLSHIFT(1;[.BX$2]))&gt;0;1;0)*[.$O46]" office:value-type="float" office:value="0" calcext:value-type="float">
            <text:p/>
          </table:table-cell>
          <table:table-cell table:formula="of:=IF(BITAND([.$Q46];BITLSHIFT(1;[.BY$2]))&gt;0;1;0)*[.$O46]" office:value-type="float" office:value="0" calcext:value-type="float">
            <text:p/>
          </table:table-cell>
          <table:table-cell table:formula="of:=IF(BITAND([.$Q46];BITLSHIFT(1;[.BZ$2]))&gt;0;1;0)*[.$O46]" office:value-type="float" office:value="0" calcext:value-type="float">
            <text:p/>
          </table:table-cell>
          <table:table-cell table:formula="of:=IF(BITAND([.$Q46];BITLSHIFT(1;[.CA$2]))&gt;0;1;0)*[.$O46]" office:value-type="float" office:value="0" calcext:value-type="float">
            <text:p/>
          </table:table-cell>
          <table:table-cell table:formula="of:=IF(BITAND([.$Q46];BITLSHIFT(1;[.CB$2]))&gt;0;1;0)*[.$O46]" office:value-type="float" office:value="0" calcext:value-type="float">
            <text:p/>
          </table:table-cell>
          <table:table-cell table:formula="of:=IF(BITAND([.$Q46];BITLSHIFT(1;[.CC$2]))&gt;0;1;0)*[.$O46]" office:value-type="float" office:value="0" calcext:value-type="float">
            <text:p/>
          </table:table-cell>
          <table:table-cell table:formula="of:=IF(BITAND([.$Q46];BITLSHIFT(1;[.CD$2]))&gt;0;1;0)*[.$O4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7];10) ;16)" office:value-type="float" office:value="0" calcext:value-type="float">
            <text:p/>
          </table:table-cell>
          <table:table-cell table:formula="of:=DECIMAL(RIGHT([.N47];8) ;16)" office:value-type="float" office:value="0" calcext:value-type="float">
            <text:p/>
          </table:table-cell>
          <table:table-cell table:formula="of:=IF(BITAND([.$R47];BITLSHIFT(1;[.S$2]))&gt;0;1;0)*[.$O47]" office:value-type="float" office:value="0" calcext:value-type="float">
            <text:p/>
          </table:table-cell>
          <table:table-cell table:formula="of:=IF(BITAND([.$R47];BITLSHIFT(1;[.T$2]))&gt;0;1;0)*[.$O47]" office:value-type="float" office:value="0" calcext:value-type="float">
            <text:p/>
          </table:table-cell>
          <table:table-cell table:formula="of:=IF(BITAND([.$R47];BITLSHIFT(1;[.U$2]))&gt;0;1;0)*[.$O47]" office:value-type="float" office:value="0" calcext:value-type="float">
            <text:p/>
          </table:table-cell>
          <table:table-cell table:formula="of:=IF(BITAND([.$R47];BITLSHIFT(1;[.V$2]))&gt;0;1;0)*[.$O47]" office:value-type="float" office:value="0" calcext:value-type="float">
            <text:p/>
          </table:table-cell>
          <table:table-cell table:formula="of:=IF(BITAND([.$R47];BITLSHIFT(1;[.W$2]))&gt;0;1;0)*[.$O47]" office:value-type="float" office:value="0" calcext:value-type="float">
            <text:p/>
          </table:table-cell>
          <table:table-cell table:formula="of:=IF(BITAND([.$R47];BITLSHIFT(1;[.X$2]))&gt;0;1;0)*[.$O47]" office:value-type="float" office:value="0" calcext:value-type="float">
            <text:p/>
          </table:table-cell>
          <table:table-cell table:formula="of:=IF(BITAND([.$R47];BITLSHIFT(1;[.Y$2]))&gt;0;1;0)*[.$O47]" office:value-type="float" office:value="0" calcext:value-type="float">
            <text:p/>
          </table:table-cell>
          <table:table-cell table:formula="of:=IF(BITAND([.$R47];BITLSHIFT(1;[.Z$2]))&gt;0;1;0)*[.$O47]" office:value-type="float" office:value="0" calcext:value-type="float">
            <text:p/>
          </table:table-cell>
          <table:table-cell table:formula="of:=IF(BITAND([.$R47];BITLSHIFT(1;[.AA$2]))&gt;0;1;0)*[.$O47]" office:value-type="float" office:value="0" calcext:value-type="float">
            <text:p/>
          </table:table-cell>
          <table:table-cell table:formula="of:=IF(BITAND([.$R47];BITLSHIFT(1;[.AB$2]))&gt;0;1;0)*[.$O47]" office:value-type="float" office:value="0" calcext:value-type="float">
            <text:p/>
          </table:table-cell>
          <table:table-cell table:formula="of:=IF(BITAND([.$R47];BITLSHIFT(1;[.AC$2]))&gt;0;1;0)*[.$O47]" office:value-type="float" office:value="0" calcext:value-type="float">
            <text:p/>
          </table:table-cell>
          <table:table-cell table:formula="of:=IF(BITAND([.$R47];BITLSHIFT(1;[.AD$2]))&gt;0;1;0)*[.$O47]" office:value-type="float" office:value="0" calcext:value-type="float">
            <text:p/>
          </table:table-cell>
          <table:table-cell table:formula="of:=IF(BITAND([.$R47];BITLSHIFT(1;[.AE$2]))&gt;0;1;0)*[.$O47]" office:value-type="float" office:value="0" calcext:value-type="float">
            <text:p/>
          </table:table-cell>
          <table:table-cell table:formula="of:=IF(BITAND([.$R47];BITLSHIFT(1;[.AF$2]))&gt;0;1;0)*[.$O47]" office:value-type="float" office:value="0" calcext:value-type="float">
            <text:p/>
          </table:table-cell>
          <table:table-cell table:formula="of:=IF(BITAND([.$R47];BITLSHIFT(1;[.AG$2]))&gt;0;1;0)*[.$O47]" office:value-type="float" office:value="0" calcext:value-type="float">
            <text:p/>
          </table:table-cell>
          <table:table-cell table:formula="of:=IF(BITAND([.$R47];BITLSHIFT(1;[.AH$2]))&gt;0;1;0)*[.$O47]" office:value-type="float" office:value="0" calcext:value-type="float">
            <text:p/>
          </table:table-cell>
          <table:table-cell table:formula="of:=IF(BITAND([.$R47];BITLSHIFT(1;[.AI$2]))&gt;0;1;0)*[.$O47]" office:value-type="float" office:value="0" calcext:value-type="float">
            <text:p/>
          </table:table-cell>
          <table:table-cell table:formula="of:=IF(BITAND([.$R47];BITLSHIFT(1;[.AJ$2]))&gt;0;1;0)*[.$O47]" office:value-type="float" office:value="0" calcext:value-type="float">
            <text:p/>
          </table:table-cell>
          <table:table-cell table:formula="of:=IF(BITAND([.$R47];BITLSHIFT(1;[.AK$2]))&gt;0;1;0)*[.$O47]" office:value-type="float" office:value="0" calcext:value-type="float">
            <text:p/>
          </table:table-cell>
          <table:table-cell table:formula="of:=IF(BITAND([.$R47];BITLSHIFT(1;[.AL$2]))&gt;0;1;0)*[.$O47]" office:value-type="float" office:value="0" calcext:value-type="float">
            <text:p/>
          </table:table-cell>
          <table:table-cell table:formula="of:=IF(BITAND([.$R47];BITLSHIFT(1;[.AM$2]))&gt;0;1;0)*[.$O47]" office:value-type="float" office:value="0" calcext:value-type="float">
            <text:p/>
          </table:table-cell>
          <table:table-cell table:formula="of:=IF(BITAND([.$R47];BITLSHIFT(1;[.AN$2]))&gt;0;1;0)*[.$O47]" office:value-type="float" office:value="0" calcext:value-type="float">
            <text:p/>
          </table:table-cell>
          <table:table-cell table:formula="of:=IF(BITAND([.$R47];BITLSHIFT(1;[.AO$2]))&gt;0;1;0)*[.$O47]" office:value-type="float" office:value="0" calcext:value-type="float">
            <text:p/>
          </table:table-cell>
          <table:table-cell table:formula="of:=IF(BITAND([.$R47];BITLSHIFT(1;[.AP$2]))&gt;0;1;0)*[.$O47]" office:value-type="float" office:value="0" calcext:value-type="float">
            <text:p/>
          </table:table-cell>
          <table:table-cell table:formula="of:=IF(BITAND([.$R47];BITLSHIFT(1;[.AQ$2]))&gt;0;1;0)*[.$O47]" office:value-type="float" office:value="0" calcext:value-type="float">
            <text:p/>
          </table:table-cell>
          <table:table-cell table:formula="of:=IF(BITAND([.$R47];BITLSHIFT(1;[.AR$2]))&gt;0;1;0)*[.$O47]" office:value-type="float" office:value="0" calcext:value-type="float">
            <text:p/>
          </table:table-cell>
          <table:table-cell table:formula="of:=IF(BITAND([.$R47];BITLSHIFT(1;[.AS$2]))&gt;0;1;0)*[.$O47]" office:value-type="float" office:value="0" calcext:value-type="float">
            <text:p/>
          </table:table-cell>
          <table:table-cell table:formula="of:=IF(BITAND([.$R47];BITLSHIFT(1;[.AT$2]))&gt;0;1;0)*[.$O47]" office:value-type="float" office:value="0" calcext:value-type="float">
            <text:p/>
          </table:table-cell>
          <table:table-cell table:formula="of:=IF(BITAND([.$R47];BITLSHIFT(1;[.AU$2]))&gt;0;1;0)*[.$O47]" office:value-type="float" office:value="0" calcext:value-type="float">
            <text:p/>
          </table:table-cell>
          <table:table-cell table:formula="of:=IF(BITAND([.$R47];BITLSHIFT(1;[.AV$2]))&gt;0;1;0)*[.$O47]" office:value-type="float" office:value="0" calcext:value-type="float">
            <text:p/>
          </table:table-cell>
          <table:table-cell table:formula="of:=IF(BITAND([.$R47];BITLSHIFT(1;[.AW$2]))&gt;0;1;0)*[.$O47]" office:value-type="float" office:value="0" calcext:value-type="float">
            <text:p/>
          </table:table-cell>
          <table:table-cell table:formula="of:=IF(BITAND([.$R47];BITLSHIFT(1;[.AX$2]))&gt;0;1;0)*[.$O47]" office:value-type="float" office:value="0" calcext:value-type="float">
            <text:p/>
          </table:table-cell>
          <table:table-cell table:formula="of:=IF(BITAND([.$Q47];BITLSHIFT(1;[.AY$2]))&gt;0;1;0)*[.$O47]" office:value-type="float" office:value="0" calcext:value-type="float">
            <text:p/>
          </table:table-cell>
          <table:table-cell table:formula="of:=IF(BITAND([.$Q47];BITLSHIFT(1;[.AZ$2]))&gt;0;1;0)*[.$O47]" office:value-type="float" office:value="0" calcext:value-type="float">
            <text:p/>
          </table:table-cell>
          <table:table-cell table:formula="of:=IF(BITAND([.$Q47];BITLSHIFT(1;[.BA$2]))&gt;0;1;0)*[.$O47]" office:value-type="float" office:value="0" calcext:value-type="float">
            <text:p/>
          </table:table-cell>
          <table:table-cell table:formula="of:=IF(BITAND([.$Q47];BITLSHIFT(1;[.BB$2]))&gt;0;1;0)*[.$O47]" office:value-type="float" office:value="0" calcext:value-type="float">
            <text:p/>
          </table:table-cell>
          <table:table-cell table:formula="of:=IF(BITAND([.$Q47];BITLSHIFT(1;[.BC$2]))&gt;0;1;0)*[.$O47]" office:value-type="float" office:value="0" calcext:value-type="float">
            <text:p/>
          </table:table-cell>
          <table:table-cell table:formula="of:=IF(BITAND([.$Q47];BITLSHIFT(1;[.BD$2]))&gt;0;1;0)*[.$O47]" office:value-type="float" office:value="0" calcext:value-type="float">
            <text:p/>
          </table:table-cell>
          <table:table-cell table:formula="of:=IF(BITAND([.$Q47];BITLSHIFT(1;[.BE$2]))&gt;0;1;0)*[.$O47]" office:value-type="float" office:value="0" calcext:value-type="float">
            <text:p/>
          </table:table-cell>
          <table:table-cell table:formula="of:=IF(BITAND([.$Q47];BITLSHIFT(1;[.BF$2]))&gt;0;1;0)*[.$O47]" office:value-type="float" office:value="0" calcext:value-type="float">
            <text:p/>
          </table:table-cell>
          <table:table-cell table:formula="of:=IF(BITAND([.$Q47];BITLSHIFT(1;[.BG$2]))&gt;0;1;0)*[.$O47]" office:value-type="float" office:value="0" calcext:value-type="float">
            <text:p/>
          </table:table-cell>
          <table:table-cell table:formula="of:=IF(BITAND([.$Q47];BITLSHIFT(1;[.BH$2]))&gt;0;1;0)*[.$O47]" office:value-type="float" office:value="0" calcext:value-type="float">
            <text:p/>
          </table:table-cell>
          <table:table-cell table:formula="of:=IF(BITAND([.$Q47];BITLSHIFT(1;[.BI$2]))&gt;0;1;0)*[.$O47]" office:value-type="float" office:value="0" calcext:value-type="float">
            <text:p/>
          </table:table-cell>
          <table:table-cell table:formula="of:=IF(BITAND([.$Q47];BITLSHIFT(1;[.BJ$2]))&gt;0;1;0)*[.$O47]" office:value-type="float" office:value="0" calcext:value-type="float">
            <text:p/>
          </table:table-cell>
          <table:table-cell table:formula="of:=IF(BITAND([.$Q47];BITLSHIFT(1;[.BK$2]))&gt;0;1;0)*[.$O47]" office:value-type="float" office:value="0" calcext:value-type="float">
            <text:p/>
          </table:table-cell>
          <table:table-cell table:formula="of:=IF(BITAND([.$Q47];BITLSHIFT(1;[.BL$2]))&gt;0;1;0)*[.$O47]" office:value-type="float" office:value="0" calcext:value-type="float">
            <text:p/>
          </table:table-cell>
          <table:table-cell table:formula="of:=IF(BITAND([.$Q47];BITLSHIFT(1;[.BM$2]))&gt;0;1;0)*[.$O47]" office:value-type="float" office:value="0" calcext:value-type="float">
            <text:p/>
          </table:table-cell>
          <table:table-cell table:formula="of:=IF(BITAND([.$Q47];BITLSHIFT(1;[.BN$2]))&gt;0;1;0)*[.$O47]" office:value-type="float" office:value="0" calcext:value-type="float">
            <text:p/>
          </table:table-cell>
          <table:table-cell table:formula="of:=IF(BITAND([.$Q47];BITLSHIFT(1;[.BO$2]))&gt;0;1;0)*[.$O47]" office:value-type="float" office:value="0" calcext:value-type="float">
            <text:p/>
          </table:table-cell>
          <table:table-cell table:formula="of:=IF(BITAND([.$Q47];BITLSHIFT(1;[.BP$2]))&gt;0;1;0)*[.$O47]" office:value-type="float" office:value="0" calcext:value-type="float">
            <text:p/>
          </table:table-cell>
          <table:table-cell table:formula="of:=IF(BITAND([.$Q47];BITLSHIFT(1;[.BQ$2]))&gt;0;1;0)*[.$O47]" office:value-type="float" office:value="0" calcext:value-type="float">
            <text:p/>
          </table:table-cell>
          <table:table-cell table:formula="of:=IF(BITAND([.$Q47];BITLSHIFT(1;[.BR$2]))&gt;0;1;0)*[.$O47]" office:value-type="float" office:value="0" calcext:value-type="float">
            <text:p/>
          </table:table-cell>
          <table:table-cell table:formula="of:=IF(BITAND([.$Q47];BITLSHIFT(1;[.BS$2]))&gt;0;1;0)*[.$O47]" office:value-type="float" office:value="0" calcext:value-type="float">
            <text:p/>
          </table:table-cell>
          <table:table-cell table:formula="of:=IF(BITAND([.$Q47];BITLSHIFT(1;[.BT$2]))&gt;0;1;0)*[.$O47]" office:value-type="float" office:value="0" calcext:value-type="float">
            <text:p/>
          </table:table-cell>
          <table:table-cell table:formula="of:=IF(BITAND([.$Q47];BITLSHIFT(1;[.BU$2]))&gt;0;1;0)*[.$O47]" office:value-type="float" office:value="0" calcext:value-type="float">
            <text:p/>
          </table:table-cell>
          <table:table-cell table:formula="of:=IF(BITAND([.$Q47];BITLSHIFT(1;[.BV$2]))&gt;0;1;0)*[.$O47]" office:value-type="float" office:value="0" calcext:value-type="float">
            <text:p/>
          </table:table-cell>
          <table:table-cell table:formula="of:=IF(BITAND([.$Q47];BITLSHIFT(1;[.BW$2]))&gt;0;1;0)*[.$O47]" office:value-type="float" office:value="0" calcext:value-type="float">
            <text:p/>
          </table:table-cell>
          <table:table-cell table:formula="of:=IF(BITAND([.$Q47];BITLSHIFT(1;[.BX$2]))&gt;0;1;0)*[.$O47]" office:value-type="float" office:value="0" calcext:value-type="float">
            <text:p/>
          </table:table-cell>
          <table:table-cell table:formula="of:=IF(BITAND([.$Q47];BITLSHIFT(1;[.BY$2]))&gt;0;1;0)*[.$O47]" office:value-type="float" office:value="0" calcext:value-type="float">
            <text:p/>
          </table:table-cell>
          <table:table-cell table:formula="of:=IF(BITAND([.$Q47];BITLSHIFT(1;[.BZ$2]))&gt;0;1;0)*[.$O47]" office:value-type="float" office:value="0" calcext:value-type="float">
            <text:p/>
          </table:table-cell>
          <table:table-cell table:formula="of:=IF(BITAND([.$Q47];BITLSHIFT(1;[.CA$2]))&gt;0;1;0)*[.$O47]" office:value-type="float" office:value="0" calcext:value-type="float">
            <text:p/>
          </table:table-cell>
          <table:table-cell table:formula="of:=IF(BITAND([.$Q47];BITLSHIFT(1;[.CB$2]))&gt;0;1;0)*[.$O47]" office:value-type="float" office:value="0" calcext:value-type="float">
            <text:p/>
          </table:table-cell>
          <table:table-cell table:formula="of:=IF(BITAND([.$Q47];BITLSHIFT(1;[.CC$2]))&gt;0;1;0)*[.$O47]" office:value-type="float" office:value="0" calcext:value-type="float">
            <text:p/>
          </table:table-cell>
          <table:table-cell table:formula="of:=IF(BITAND([.$Q47];BITLSHIFT(1;[.CD$2]))&gt;0;1;0)*[.$O4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8];10) ;16)" office:value-type="float" office:value="0" calcext:value-type="float">
            <text:p/>
          </table:table-cell>
          <table:table-cell table:formula="of:=DECIMAL(RIGHT([.N48];8) ;16)" office:value-type="float" office:value="0" calcext:value-type="float">
            <text:p/>
          </table:table-cell>
          <table:table-cell table:formula="of:=IF(BITAND([.$R48];BITLSHIFT(1;[.S$2]))&gt;0;1;0)*[.$O48]" office:value-type="float" office:value="0" calcext:value-type="float">
            <text:p/>
          </table:table-cell>
          <table:table-cell table:formula="of:=IF(BITAND([.$R48];BITLSHIFT(1;[.T$2]))&gt;0;1;0)*[.$O48]" office:value-type="float" office:value="0" calcext:value-type="float">
            <text:p/>
          </table:table-cell>
          <table:table-cell table:formula="of:=IF(BITAND([.$R48];BITLSHIFT(1;[.U$2]))&gt;0;1;0)*[.$O48]" office:value-type="float" office:value="0" calcext:value-type="float">
            <text:p/>
          </table:table-cell>
          <table:table-cell table:formula="of:=IF(BITAND([.$R48];BITLSHIFT(1;[.V$2]))&gt;0;1;0)*[.$O48]" office:value-type="float" office:value="0" calcext:value-type="float">
            <text:p/>
          </table:table-cell>
          <table:table-cell table:formula="of:=IF(BITAND([.$R48];BITLSHIFT(1;[.W$2]))&gt;0;1;0)*[.$O48]" office:value-type="float" office:value="0" calcext:value-type="float">
            <text:p/>
          </table:table-cell>
          <table:table-cell table:formula="of:=IF(BITAND([.$R48];BITLSHIFT(1;[.X$2]))&gt;0;1;0)*[.$O48]" office:value-type="float" office:value="0" calcext:value-type="float">
            <text:p/>
          </table:table-cell>
          <table:table-cell table:formula="of:=IF(BITAND([.$R48];BITLSHIFT(1;[.Y$2]))&gt;0;1;0)*[.$O48]" office:value-type="float" office:value="0" calcext:value-type="float">
            <text:p/>
          </table:table-cell>
          <table:table-cell table:formula="of:=IF(BITAND([.$R48];BITLSHIFT(1;[.Z$2]))&gt;0;1;0)*[.$O48]" office:value-type="float" office:value="0" calcext:value-type="float">
            <text:p/>
          </table:table-cell>
          <table:table-cell table:formula="of:=IF(BITAND([.$R48];BITLSHIFT(1;[.AA$2]))&gt;0;1;0)*[.$O48]" office:value-type="float" office:value="0" calcext:value-type="float">
            <text:p/>
          </table:table-cell>
          <table:table-cell table:formula="of:=IF(BITAND([.$R48];BITLSHIFT(1;[.AB$2]))&gt;0;1;0)*[.$O48]" office:value-type="float" office:value="0" calcext:value-type="float">
            <text:p/>
          </table:table-cell>
          <table:table-cell table:formula="of:=IF(BITAND([.$R48];BITLSHIFT(1;[.AC$2]))&gt;0;1;0)*[.$O48]" office:value-type="float" office:value="0" calcext:value-type="float">
            <text:p/>
          </table:table-cell>
          <table:table-cell table:formula="of:=IF(BITAND([.$R48];BITLSHIFT(1;[.AD$2]))&gt;0;1;0)*[.$O48]" office:value-type="float" office:value="0" calcext:value-type="float">
            <text:p/>
          </table:table-cell>
          <table:table-cell table:formula="of:=IF(BITAND([.$R48];BITLSHIFT(1;[.AE$2]))&gt;0;1;0)*[.$O48]" office:value-type="float" office:value="0" calcext:value-type="float">
            <text:p/>
          </table:table-cell>
          <table:table-cell table:formula="of:=IF(BITAND([.$R48];BITLSHIFT(1;[.AF$2]))&gt;0;1;0)*[.$O48]" office:value-type="float" office:value="0" calcext:value-type="float">
            <text:p/>
          </table:table-cell>
          <table:table-cell table:formula="of:=IF(BITAND([.$R48];BITLSHIFT(1;[.AG$2]))&gt;0;1;0)*[.$O48]" office:value-type="float" office:value="0" calcext:value-type="float">
            <text:p/>
          </table:table-cell>
          <table:table-cell table:formula="of:=IF(BITAND([.$R48];BITLSHIFT(1;[.AH$2]))&gt;0;1;0)*[.$O48]" office:value-type="float" office:value="0" calcext:value-type="float">
            <text:p/>
          </table:table-cell>
          <table:table-cell table:formula="of:=IF(BITAND([.$R48];BITLSHIFT(1;[.AI$2]))&gt;0;1;0)*[.$O48]" office:value-type="float" office:value="0" calcext:value-type="float">
            <text:p/>
          </table:table-cell>
          <table:table-cell table:formula="of:=IF(BITAND([.$R48];BITLSHIFT(1;[.AJ$2]))&gt;0;1;0)*[.$O48]" office:value-type="float" office:value="0" calcext:value-type="float">
            <text:p/>
          </table:table-cell>
          <table:table-cell table:formula="of:=IF(BITAND([.$R48];BITLSHIFT(1;[.AK$2]))&gt;0;1;0)*[.$O48]" office:value-type="float" office:value="0" calcext:value-type="float">
            <text:p/>
          </table:table-cell>
          <table:table-cell table:formula="of:=IF(BITAND([.$R48];BITLSHIFT(1;[.AL$2]))&gt;0;1;0)*[.$O48]" office:value-type="float" office:value="0" calcext:value-type="float">
            <text:p/>
          </table:table-cell>
          <table:table-cell table:formula="of:=IF(BITAND([.$R48];BITLSHIFT(1;[.AM$2]))&gt;0;1;0)*[.$O48]" office:value-type="float" office:value="0" calcext:value-type="float">
            <text:p/>
          </table:table-cell>
          <table:table-cell table:formula="of:=IF(BITAND([.$R48];BITLSHIFT(1;[.AN$2]))&gt;0;1;0)*[.$O48]" office:value-type="float" office:value="0" calcext:value-type="float">
            <text:p/>
          </table:table-cell>
          <table:table-cell table:formula="of:=IF(BITAND([.$R48];BITLSHIFT(1;[.AO$2]))&gt;0;1;0)*[.$O48]" office:value-type="float" office:value="0" calcext:value-type="float">
            <text:p/>
          </table:table-cell>
          <table:table-cell table:formula="of:=IF(BITAND([.$R48];BITLSHIFT(1;[.AP$2]))&gt;0;1;0)*[.$O48]" office:value-type="float" office:value="0" calcext:value-type="float">
            <text:p/>
          </table:table-cell>
          <table:table-cell table:formula="of:=IF(BITAND([.$R48];BITLSHIFT(1;[.AQ$2]))&gt;0;1;0)*[.$O48]" office:value-type="float" office:value="0" calcext:value-type="float">
            <text:p/>
          </table:table-cell>
          <table:table-cell table:formula="of:=IF(BITAND([.$R48];BITLSHIFT(1;[.AR$2]))&gt;0;1;0)*[.$O48]" office:value-type="float" office:value="0" calcext:value-type="float">
            <text:p/>
          </table:table-cell>
          <table:table-cell table:formula="of:=IF(BITAND([.$R48];BITLSHIFT(1;[.AS$2]))&gt;0;1;0)*[.$O48]" office:value-type="float" office:value="0" calcext:value-type="float">
            <text:p/>
          </table:table-cell>
          <table:table-cell table:formula="of:=IF(BITAND([.$R48];BITLSHIFT(1;[.AT$2]))&gt;0;1;0)*[.$O48]" office:value-type="float" office:value="0" calcext:value-type="float">
            <text:p/>
          </table:table-cell>
          <table:table-cell table:formula="of:=IF(BITAND([.$R48];BITLSHIFT(1;[.AU$2]))&gt;0;1;0)*[.$O48]" office:value-type="float" office:value="0" calcext:value-type="float">
            <text:p/>
          </table:table-cell>
          <table:table-cell table:formula="of:=IF(BITAND([.$R48];BITLSHIFT(1;[.AV$2]))&gt;0;1;0)*[.$O48]" office:value-type="float" office:value="0" calcext:value-type="float">
            <text:p/>
          </table:table-cell>
          <table:table-cell table:formula="of:=IF(BITAND([.$R48];BITLSHIFT(1;[.AW$2]))&gt;0;1;0)*[.$O48]" office:value-type="float" office:value="0" calcext:value-type="float">
            <text:p/>
          </table:table-cell>
          <table:table-cell table:formula="of:=IF(BITAND([.$R48];BITLSHIFT(1;[.AX$2]))&gt;0;1;0)*[.$O48]" office:value-type="float" office:value="0" calcext:value-type="float">
            <text:p/>
          </table:table-cell>
          <table:table-cell table:formula="of:=IF(BITAND([.$Q48];BITLSHIFT(1;[.AY$2]))&gt;0;1;0)*[.$O48]" office:value-type="float" office:value="0" calcext:value-type="float">
            <text:p/>
          </table:table-cell>
          <table:table-cell table:formula="of:=IF(BITAND([.$Q48];BITLSHIFT(1;[.AZ$2]))&gt;0;1;0)*[.$O48]" office:value-type="float" office:value="0" calcext:value-type="float">
            <text:p/>
          </table:table-cell>
          <table:table-cell table:formula="of:=IF(BITAND([.$Q48];BITLSHIFT(1;[.BA$2]))&gt;0;1;0)*[.$O48]" office:value-type="float" office:value="0" calcext:value-type="float">
            <text:p/>
          </table:table-cell>
          <table:table-cell table:formula="of:=IF(BITAND([.$Q48];BITLSHIFT(1;[.BB$2]))&gt;0;1;0)*[.$O48]" office:value-type="float" office:value="0" calcext:value-type="float">
            <text:p/>
          </table:table-cell>
          <table:table-cell table:formula="of:=IF(BITAND([.$Q48];BITLSHIFT(1;[.BC$2]))&gt;0;1;0)*[.$O48]" office:value-type="float" office:value="0" calcext:value-type="float">
            <text:p/>
          </table:table-cell>
          <table:table-cell table:formula="of:=IF(BITAND([.$Q48];BITLSHIFT(1;[.BD$2]))&gt;0;1;0)*[.$O48]" office:value-type="float" office:value="0" calcext:value-type="float">
            <text:p/>
          </table:table-cell>
          <table:table-cell table:formula="of:=IF(BITAND([.$Q48];BITLSHIFT(1;[.BE$2]))&gt;0;1;0)*[.$O48]" office:value-type="float" office:value="0" calcext:value-type="float">
            <text:p/>
          </table:table-cell>
          <table:table-cell table:formula="of:=IF(BITAND([.$Q48];BITLSHIFT(1;[.BF$2]))&gt;0;1;0)*[.$O48]" office:value-type="float" office:value="0" calcext:value-type="float">
            <text:p/>
          </table:table-cell>
          <table:table-cell table:formula="of:=IF(BITAND([.$Q48];BITLSHIFT(1;[.BG$2]))&gt;0;1;0)*[.$O48]" office:value-type="float" office:value="0" calcext:value-type="float">
            <text:p/>
          </table:table-cell>
          <table:table-cell table:formula="of:=IF(BITAND([.$Q48];BITLSHIFT(1;[.BH$2]))&gt;0;1;0)*[.$O48]" office:value-type="float" office:value="0" calcext:value-type="float">
            <text:p/>
          </table:table-cell>
          <table:table-cell table:formula="of:=IF(BITAND([.$Q48];BITLSHIFT(1;[.BI$2]))&gt;0;1;0)*[.$O48]" office:value-type="float" office:value="0" calcext:value-type="float">
            <text:p/>
          </table:table-cell>
          <table:table-cell table:formula="of:=IF(BITAND([.$Q48];BITLSHIFT(1;[.BJ$2]))&gt;0;1;0)*[.$O48]" office:value-type="float" office:value="0" calcext:value-type="float">
            <text:p/>
          </table:table-cell>
          <table:table-cell table:formula="of:=IF(BITAND([.$Q48];BITLSHIFT(1;[.BK$2]))&gt;0;1;0)*[.$O48]" office:value-type="float" office:value="0" calcext:value-type="float">
            <text:p/>
          </table:table-cell>
          <table:table-cell table:formula="of:=IF(BITAND([.$Q48];BITLSHIFT(1;[.BL$2]))&gt;0;1;0)*[.$O48]" office:value-type="float" office:value="0" calcext:value-type="float">
            <text:p/>
          </table:table-cell>
          <table:table-cell table:formula="of:=IF(BITAND([.$Q48];BITLSHIFT(1;[.BM$2]))&gt;0;1;0)*[.$O48]" office:value-type="float" office:value="0" calcext:value-type="float">
            <text:p/>
          </table:table-cell>
          <table:table-cell table:formula="of:=IF(BITAND([.$Q48];BITLSHIFT(1;[.BN$2]))&gt;0;1;0)*[.$O48]" office:value-type="float" office:value="0" calcext:value-type="float">
            <text:p/>
          </table:table-cell>
          <table:table-cell table:formula="of:=IF(BITAND([.$Q48];BITLSHIFT(1;[.BO$2]))&gt;0;1;0)*[.$O48]" office:value-type="float" office:value="0" calcext:value-type="float">
            <text:p/>
          </table:table-cell>
          <table:table-cell table:formula="of:=IF(BITAND([.$Q48];BITLSHIFT(1;[.BP$2]))&gt;0;1;0)*[.$O48]" office:value-type="float" office:value="0" calcext:value-type="float">
            <text:p/>
          </table:table-cell>
          <table:table-cell table:formula="of:=IF(BITAND([.$Q48];BITLSHIFT(1;[.BQ$2]))&gt;0;1;0)*[.$O48]" office:value-type="float" office:value="0" calcext:value-type="float">
            <text:p/>
          </table:table-cell>
          <table:table-cell table:formula="of:=IF(BITAND([.$Q48];BITLSHIFT(1;[.BR$2]))&gt;0;1;0)*[.$O48]" office:value-type="float" office:value="0" calcext:value-type="float">
            <text:p/>
          </table:table-cell>
          <table:table-cell table:formula="of:=IF(BITAND([.$Q48];BITLSHIFT(1;[.BS$2]))&gt;0;1;0)*[.$O48]" office:value-type="float" office:value="0" calcext:value-type="float">
            <text:p/>
          </table:table-cell>
          <table:table-cell table:formula="of:=IF(BITAND([.$Q48];BITLSHIFT(1;[.BT$2]))&gt;0;1;0)*[.$O48]" office:value-type="float" office:value="0" calcext:value-type="float">
            <text:p/>
          </table:table-cell>
          <table:table-cell table:formula="of:=IF(BITAND([.$Q48];BITLSHIFT(1;[.BU$2]))&gt;0;1;0)*[.$O48]" office:value-type="float" office:value="0" calcext:value-type="float">
            <text:p/>
          </table:table-cell>
          <table:table-cell table:formula="of:=IF(BITAND([.$Q48];BITLSHIFT(1;[.BV$2]))&gt;0;1;0)*[.$O48]" office:value-type="float" office:value="0" calcext:value-type="float">
            <text:p/>
          </table:table-cell>
          <table:table-cell table:formula="of:=IF(BITAND([.$Q48];BITLSHIFT(1;[.BW$2]))&gt;0;1;0)*[.$O48]" office:value-type="float" office:value="0" calcext:value-type="float">
            <text:p/>
          </table:table-cell>
          <table:table-cell table:formula="of:=IF(BITAND([.$Q48];BITLSHIFT(1;[.BX$2]))&gt;0;1;0)*[.$O48]" office:value-type="float" office:value="0" calcext:value-type="float">
            <text:p/>
          </table:table-cell>
          <table:table-cell table:formula="of:=IF(BITAND([.$Q48];BITLSHIFT(1;[.BY$2]))&gt;0;1;0)*[.$O48]" office:value-type="float" office:value="0" calcext:value-type="float">
            <text:p/>
          </table:table-cell>
          <table:table-cell table:formula="of:=IF(BITAND([.$Q48];BITLSHIFT(1;[.BZ$2]))&gt;0;1;0)*[.$O48]" office:value-type="float" office:value="0" calcext:value-type="float">
            <text:p/>
          </table:table-cell>
          <table:table-cell table:formula="of:=IF(BITAND([.$Q48];BITLSHIFT(1;[.CA$2]))&gt;0;1;0)*[.$O48]" office:value-type="float" office:value="0" calcext:value-type="float">
            <text:p/>
          </table:table-cell>
          <table:table-cell table:formula="of:=IF(BITAND([.$Q48];BITLSHIFT(1;[.CB$2]))&gt;0;1;0)*[.$O48]" office:value-type="float" office:value="0" calcext:value-type="float">
            <text:p/>
          </table:table-cell>
          <table:table-cell table:formula="of:=IF(BITAND([.$Q48];BITLSHIFT(1;[.CC$2]))&gt;0;1;0)*[.$O48]" office:value-type="float" office:value="0" calcext:value-type="float">
            <text:p/>
          </table:table-cell>
          <table:table-cell table:formula="of:=IF(BITAND([.$Q48];BITLSHIFT(1;[.CD$2]))&gt;0;1;0)*[.$O4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9];10) ;16)" office:value-type="float" office:value="0" calcext:value-type="float">
            <text:p/>
          </table:table-cell>
          <table:table-cell table:formula="of:=DECIMAL(RIGHT([.N49];8) ;16)" office:value-type="float" office:value="0" calcext:value-type="float">
            <text:p/>
          </table:table-cell>
          <table:table-cell table:formula="of:=IF(BITAND([.$R49];BITLSHIFT(1;[.S$2]))&gt;0;1;0)*[.$O49]" office:value-type="float" office:value="0" calcext:value-type="float">
            <text:p/>
          </table:table-cell>
          <table:table-cell table:formula="of:=IF(BITAND([.$R49];BITLSHIFT(1;[.T$2]))&gt;0;1;0)*[.$O49]" office:value-type="float" office:value="0" calcext:value-type="float">
            <text:p/>
          </table:table-cell>
          <table:table-cell table:formula="of:=IF(BITAND([.$R49];BITLSHIFT(1;[.U$2]))&gt;0;1;0)*[.$O49]" office:value-type="float" office:value="0" calcext:value-type="float">
            <text:p/>
          </table:table-cell>
          <table:table-cell table:formula="of:=IF(BITAND([.$R49];BITLSHIFT(1;[.V$2]))&gt;0;1;0)*[.$O49]" office:value-type="float" office:value="0" calcext:value-type="float">
            <text:p/>
          </table:table-cell>
          <table:table-cell table:formula="of:=IF(BITAND([.$R49];BITLSHIFT(1;[.W$2]))&gt;0;1;0)*[.$O49]" office:value-type="float" office:value="0" calcext:value-type="float">
            <text:p/>
          </table:table-cell>
          <table:table-cell table:formula="of:=IF(BITAND([.$R49];BITLSHIFT(1;[.X$2]))&gt;0;1;0)*[.$O49]" office:value-type="float" office:value="0" calcext:value-type="float">
            <text:p/>
          </table:table-cell>
          <table:table-cell table:formula="of:=IF(BITAND([.$R49];BITLSHIFT(1;[.Y$2]))&gt;0;1;0)*[.$O49]" office:value-type="float" office:value="0" calcext:value-type="float">
            <text:p/>
          </table:table-cell>
          <table:table-cell table:formula="of:=IF(BITAND([.$R49];BITLSHIFT(1;[.Z$2]))&gt;0;1;0)*[.$O49]" office:value-type="float" office:value="0" calcext:value-type="float">
            <text:p/>
          </table:table-cell>
          <table:table-cell table:formula="of:=IF(BITAND([.$R49];BITLSHIFT(1;[.AA$2]))&gt;0;1;0)*[.$O49]" office:value-type="float" office:value="0" calcext:value-type="float">
            <text:p/>
          </table:table-cell>
          <table:table-cell table:formula="of:=IF(BITAND([.$R49];BITLSHIFT(1;[.AB$2]))&gt;0;1;0)*[.$O49]" office:value-type="float" office:value="0" calcext:value-type="float">
            <text:p/>
          </table:table-cell>
          <table:table-cell table:formula="of:=IF(BITAND([.$R49];BITLSHIFT(1;[.AC$2]))&gt;0;1;0)*[.$O49]" office:value-type="float" office:value="0" calcext:value-type="float">
            <text:p/>
          </table:table-cell>
          <table:table-cell table:formula="of:=IF(BITAND([.$R49];BITLSHIFT(1;[.AD$2]))&gt;0;1;0)*[.$O49]" office:value-type="float" office:value="0" calcext:value-type="float">
            <text:p/>
          </table:table-cell>
          <table:table-cell table:formula="of:=IF(BITAND([.$R49];BITLSHIFT(1;[.AE$2]))&gt;0;1;0)*[.$O49]" office:value-type="float" office:value="0" calcext:value-type="float">
            <text:p/>
          </table:table-cell>
          <table:table-cell table:formula="of:=IF(BITAND([.$R49];BITLSHIFT(1;[.AF$2]))&gt;0;1;0)*[.$O49]" office:value-type="float" office:value="0" calcext:value-type="float">
            <text:p/>
          </table:table-cell>
          <table:table-cell table:formula="of:=IF(BITAND([.$R49];BITLSHIFT(1;[.AG$2]))&gt;0;1;0)*[.$O49]" office:value-type="float" office:value="0" calcext:value-type="float">
            <text:p/>
          </table:table-cell>
          <table:table-cell table:formula="of:=IF(BITAND([.$R49];BITLSHIFT(1;[.AH$2]))&gt;0;1;0)*[.$O49]" office:value-type="float" office:value="0" calcext:value-type="float">
            <text:p/>
          </table:table-cell>
          <table:table-cell table:formula="of:=IF(BITAND([.$R49];BITLSHIFT(1;[.AI$2]))&gt;0;1;0)*[.$O49]" office:value-type="float" office:value="0" calcext:value-type="float">
            <text:p/>
          </table:table-cell>
          <table:table-cell table:formula="of:=IF(BITAND([.$R49];BITLSHIFT(1;[.AJ$2]))&gt;0;1;0)*[.$O49]" office:value-type="float" office:value="0" calcext:value-type="float">
            <text:p/>
          </table:table-cell>
          <table:table-cell table:formula="of:=IF(BITAND([.$R49];BITLSHIFT(1;[.AK$2]))&gt;0;1;0)*[.$O49]" office:value-type="float" office:value="0" calcext:value-type="float">
            <text:p/>
          </table:table-cell>
          <table:table-cell table:formula="of:=IF(BITAND([.$R49];BITLSHIFT(1;[.AL$2]))&gt;0;1;0)*[.$O49]" office:value-type="float" office:value="0" calcext:value-type="float">
            <text:p/>
          </table:table-cell>
          <table:table-cell table:formula="of:=IF(BITAND([.$R49];BITLSHIFT(1;[.AM$2]))&gt;0;1;0)*[.$O49]" office:value-type="float" office:value="0" calcext:value-type="float">
            <text:p/>
          </table:table-cell>
          <table:table-cell table:formula="of:=IF(BITAND([.$R49];BITLSHIFT(1;[.AN$2]))&gt;0;1;0)*[.$O49]" office:value-type="float" office:value="0" calcext:value-type="float">
            <text:p/>
          </table:table-cell>
          <table:table-cell table:formula="of:=IF(BITAND([.$R49];BITLSHIFT(1;[.AO$2]))&gt;0;1;0)*[.$O49]" office:value-type="float" office:value="0" calcext:value-type="float">
            <text:p/>
          </table:table-cell>
          <table:table-cell table:formula="of:=IF(BITAND([.$R49];BITLSHIFT(1;[.AP$2]))&gt;0;1;0)*[.$O49]" office:value-type="float" office:value="0" calcext:value-type="float">
            <text:p/>
          </table:table-cell>
          <table:table-cell table:formula="of:=IF(BITAND([.$R49];BITLSHIFT(1;[.AQ$2]))&gt;0;1;0)*[.$O49]" office:value-type="float" office:value="0" calcext:value-type="float">
            <text:p/>
          </table:table-cell>
          <table:table-cell table:formula="of:=IF(BITAND([.$R49];BITLSHIFT(1;[.AR$2]))&gt;0;1;0)*[.$O49]" office:value-type="float" office:value="0" calcext:value-type="float">
            <text:p/>
          </table:table-cell>
          <table:table-cell table:formula="of:=IF(BITAND([.$R49];BITLSHIFT(1;[.AS$2]))&gt;0;1;0)*[.$O49]" office:value-type="float" office:value="0" calcext:value-type="float">
            <text:p/>
          </table:table-cell>
          <table:table-cell table:formula="of:=IF(BITAND([.$R49];BITLSHIFT(1;[.AT$2]))&gt;0;1;0)*[.$O49]" office:value-type="float" office:value="0" calcext:value-type="float">
            <text:p/>
          </table:table-cell>
          <table:table-cell table:formula="of:=IF(BITAND([.$R49];BITLSHIFT(1;[.AU$2]))&gt;0;1;0)*[.$O49]" office:value-type="float" office:value="0" calcext:value-type="float">
            <text:p/>
          </table:table-cell>
          <table:table-cell table:formula="of:=IF(BITAND([.$R49];BITLSHIFT(1;[.AV$2]))&gt;0;1;0)*[.$O49]" office:value-type="float" office:value="0" calcext:value-type="float">
            <text:p/>
          </table:table-cell>
          <table:table-cell table:formula="of:=IF(BITAND([.$R49];BITLSHIFT(1;[.AW$2]))&gt;0;1;0)*[.$O49]" office:value-type="float" office:value="0" calcext:value-type="float">
            <text:p/>
          </table:table-cell>
          <table:table-cell table:formula="of:=IF(BITAND([.$R49];BITLSHIFT(1;[.AX$2]))&gt;0;1;0)*[.$O49]" office:value-type="float" office:value="0" calcext:value-type="float">
            <text:p/>
          </table:table-cell>
          <table:table-cell table:formula="of:=IF(BITAND([.$Q49];BITLSHIFT(1;[.AY$2]))&gt;0;1;0)*[.$O49]" office:value-type="float" office:value="0" calcext:value-type="float">
            <text:p/>
          </table:table-cell>
          <table:table-cell table:formula="of:=IF(BITAND([.$Q49];BITLSHIFT(1;[.AZ$2]))&gt;0;1;0)*[.$O49]" office:value-type="float" office:value="0" calcext:value-type="float">
            <text:p/>
          </table:table-cell>
          <table:table-cell table:formula="of:=IF(BITAND([.$Q49];BITLSHIFT(1;[.BA$2]))&gt;0;1;0)*[.$O49]" office:value-type="float" office:value="0" calcext:value-type="float">
            <text:p/>
          </table:table-cell>
          <table:table-cell table:formula="of:=IF(BITAND([.$Q49];BITLSHIFT(1;[.BB$2]))&gt;0;1;0)*[.$O49]" office:value-type="float" office:value="0" calcext:value-type="float">
            <text:p/>
          </table:table-cell>
          <table:table-cell table:formula="of:=IF(BITAND([.$Q49];BITLSHIFT(1;[.BC$2]))&gt;0;1;0)*[.$O49]" office:value-type="float" office:value="0" calcext:value-type="float">
            <text:p/>
          </table:table-cell>
          <table:table-cell table:formula="of:=IF(BITAND([.$Q49];BITLSHIFT(1;[.BD$2]))&gt;0;1;0)*[.$O49]" office:value-type="float" office:value="0" calcext:value-type="float">
            <text:p/>
          </table:table-cell>
          <table:table-cell table:formula="of:=IF(BITAND([.$Q49];BITLSHIFT(1;[.BE$2]))&gt;0;1;0)*[.$O49]" office:value-type="float" office:value="0" calcext:value-type="float">
            <text:p/>
          </table:table-cell>
          <table:table-cell table:formula="of:=IF(BITAND([.$Q49];BITLSHIFT(1;[.BF$2]))&gt;0;1;0)*[.$O49]" office:value-type="float" office:value="0" calcext:value-type="float">
            <text:p/>
          </table:table-cell>
          <table:table-cell table:formula="of:=IF(BITAND([.$Q49];BITLSHIFT(1;[.BG$2]))&gt;0;1;0)*[.$O49]" office:value-type="float" office:value="0" calcext:value-type="float">
            <text:p/>
          </table:table-cell>
          <table:table-cell table:formula="of:=IF(BITAND([.$Q49];BITLSHIFT(1;[.BH$2]))&gt;0;1;0)*[.$O49]" office:value-type="float" office:value="0" calcext:value-type="float">
            <text:p/>
          </table:table-cell>
          <table:table-cell table:formula="of:=IF(BITAND([.$Q49];BITLSHIFT(1;[.BI$2]))&gt;0;1;0)*[.$O49]" office:value-type="float" office:value="0" calcext:value-type="float">
            <text:p/>
          </table:table-cell>
          <table:table-cell table:formula="of:=IF(BITAND([.$Q49];BITLSHIFT(1;[.BJ$2]))&gt;0;1;0)*[.$O49]" office:value-type="float" office:value="0" calcext:value-type="float">
            <text:p/>
          </table:table-cell>
          <table:table-cell table:formula="of:=IF(BITAND([.$Q49];BITLSHIFT(1;[.BK$2]))&gt;0;1;0)*[.$O49]" office:value-type="float" office:value="0" calcext:value-type="float">
            <text:p/>
          </table:table-cell>
          <table:table-cell table:formula="of:=IF(BITAND([.$Q49];BITLSHIFT(1;[.BL$2]))&gt;0;1;0)*[.$O49]" office:value-type="float" office:value="0" calcext:value-type="float">
            <text:p/>
          </table:table-cell>
          <table:table-cell table:formula="of:=IF(BITAND([.$Q49];BITLSHIFT(1;[.BM$2]))&gt;0;1;0)*[.$O49]" office:value-type="float" office:value="0" calcext:value-type="float">
            <text:p/>
          </table:table-cell>
          <table:table-cell table:formula="of:=IF(BITAND([.$Q49];BITLSHIFT(1;[.BN$2]))&gt;0;1;0)*[.$O49]" office:value-type="float" office:value="0" calcext:value-type="float">
            <text:p/>
          </table:table-cell>
          <table:table-cell table:formula="of:=IF(BITAND([.$Q49];BITLSHIFT(1;[.BO$2]))&gt;0;1;0)*[.$O49]" office:value-type="float" office:value="0" calcext:value-type="float">
            <text:p/>
          </table:table-cell>
          <table:table-cell table:formula="of:=IF(BITAND([.$Q49];BITLSHIFT(1;[.BP$2]))&gt;0;1;0)*[.$O49]" office:value-type="float" office:value="0" calcext:value-type="float">
            <text:p/>
          </table:table-cell>
          <table:table-cell table:formula="of:=IF(BITAND([.$Q49];BITLSHIFT(1;[.BQ$2]))&gt;0;1;0)*[.$O49]" office:value-type="float" office:value="0" calcext:value-type="float">
            <text:p/>
          </table:table-cell>
          <table:table-cell table:formula="of:=IF(BITAND([.$Q49];BITLSHIFT(1;[.BR$2]))&gt;0;1;0)*[.$O49]" office:value-type="float" office:value="0" calcext:value-type="float">
            <text:p/>
          </table:table-cell>
          <table:table-cell table:formula="of:=IF(BITAND([.$Q49];BITLSHIFT(1;[.BS$2]))&gt;0;1;0)*[.$O49]" office:value-type="float" office:value="0" calcext:value-type="float">
            <text:p/>
          </table:table-cell>
          <table:table-cell table:formula="of:=IF(BITAND([.$Q49];BITLSHIFT(1;[.BT$2]))&gt;0;1;0)*[.$O49]" office:value-type="float" office:value="0" calcext:value-type="float">
            <text:p/>
          </table:table-cell>
          <table:table-cell table:formula="of:=IF(BITAND([.$Q49];BITLSHIFT(1;[.BU$2]))&gt;0;1;0)*[.$O49]" office:value-type="float" office:value="0" calcext:value-type="float">
            <text:p/>
          </table:table-cell>
          <table:table-cell table:formula="of:=IF(BITAND([.$Q49];BITLSHIFT(1;[.BV$2]))&gt;0;1;0)*[.$O49]" office:value-type="float" office:value="0" calcext:value-type="float">
            <text:p/>
          </table:table-cell>
          <table:table-cell table:formula="of:=IF(BITAND([.$Q49];BITLSHIFT(1;[.BW$2]))&gt;0;1;0)*[.$O49]" office:value-type="float" office:value="0" calcext:value-type="float">
            <text:p/>
          </table:table-cell>
          <table:table-cell table:formula="of:=IF(BITAND([.$Q49];BITLSHIFT(1;[.BX$2]))&gt;0;1;0)*[.$O49]" office:value-type="float" office:value="0" calcext:value-type="float">
            <text:p/>
          </table:table-cell>
          <table:table-cell table:formula="of:=IF(BITAND([.$Q49];BITLSHIFT(1;[.BY$2]))&gt;0;1;0)*[.$O49]" office:value-type="float" office:value="0" calcext:value-type="float">
            <text:p/>
          </table:table-cell>
          <table:table-cell table:formula="of:=IF(BITAND([.$Q49];BITLSHIFT(1;[.BZ$2]))&gt;0;1;0)*[.$O49]" office:value-type="float" office:value="0" calcext:value-type="float">
            <text:p/>
          </table:table-cell>
          <table:table-cell table:formula="of:=IF(BITAND([.$Q49];BITLSHIFT(1;[.CA$2]))&gt;0;1;0)*[.$O49]" office:value-type="float" office:value="0" calcext:value-type="float">
            <text:p/>
          </table:table-cell>
          <table:table-cell table:formula="of:=IF(BITAND([.$Q49];BITLSHIFT(1;[.CB$2]))&gt;0;1;0)*[.$O49]" office:value-type="float" office:value="0" calcext:value-type="float">
            <text:p/>
          </table:table-cell>
          <table:table-cell table:formula="of:=IF(BITAND([.$Q49];BITLSHIFT(1;[.CC$2]))&gt;0;1;0)*[.$O49]" office:value-type="float" office:value="0" calcext:value-type="float">
            <text:p/>
          </table:table-cell>
          <table:table-cell table:formula="of:=IF(BITAND([.$Q49];BITLSHIFT(1;[.CD$2]))&gt;0;1;0)*[.$O4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number-columns-repeated="1008"/>
        </table:table-row>
        <table:table-row table:style-name="ro2">
          <table:table-cell table:number-columns-repeated="18"/>
          <table:table-cell table:formula="of:=SUM([.S4:.S50])" office:value-type="float" office:value="-50" calcext:value-type="float">
            <text:p/>
          </table:table-cell>
          <table:table-cell table:formula="of:=SUM([.T4:.T50])" office:value-type="float" office:value="-50" calcext:value-type="float">
            <text:p/>
          </table:table-cell>
          <table:table-cell table:formula="of:=SUM([.U4:.U50])" office:value-type="float" office:value="-30" calcext:value-type="float">
            <text:p/>
          </table:table-cell>
          <table:table-cell table:formula="of:=SUM([.V4:.V50])" office:value-type="float" office:value="-30" calcext:value-type="float">
            <text:p/>
          </table:table-cell>
          <table:table-cell table:formula="of:=SUM([.W4:.W50])" office:value-type="float" office:value="-30" calcext:value-type="float">
            <text:p/>
          </table:table-cell>
          <table:table-cell table:formula="of:=SUM([.X4:.X50])" office:value-type="float" office:value="-30" calcext:value-type="float">
            <text:p/>
          </table:table-cell>
          <table:table-cell table:formula="of:=SUM([.Y4:.Y50])" office:value-type="float" office:value="-50" calcext:value-type="float">
            <text:p/>
          </table:table-cell>
          <table:table-cell table:formula="of:=SUM([.Z4:.Z50])" office:value-type="float" office:value="-50" calcext:value-type="float">
            <text:p/>
          </table:table-cell>
          <table:table-cell table:formula="of:=SUM([.AA4:.AA50])" office:value-type="float" office:value="-50" calcext:value-type="float">
            <text:p/>
          </table:table-cell>
          <table:table-cell table:formula="of:=SUM([.AB4:.AB50])" office:value-type="float" office:value="-20" calcext:value-type="float">
            <text:p/>
          </table:table-cell>
          <table:table-cell table:formula="of:=SUM([.AC4:.AC50])" office:value-type="float" office:value="0" calcext:value-type="float">
            <text:p/>
          </table:table-cell>
          <table:table-cell table:formula="of:=SUM([.AD4:.AD50])" office:value-type="float" office:value="0" calcext:value-type="float">
            <text:p/>
          </table:table-cell>
          <table:table-cell table:formula="of:=SUM([.AE4:.AE50])" office:value-type="float" office:value="0" calcext:value-type="float">
            <text:p/>
          </table:table-cell>
          <table:table-cell table:formula="of:=SUM([.AF4:.AF50])" office:value-type="float" office:value="0" calcext:value-type="float">
            <text:p/>
          </table:table-cell>
          <table:table-cell table:formula="of:=SUM([.AG4:.AG50])" office:value-type="float" office:value="-20" calcext:value-type="float">
            <text:p/>
          </table:table-cell>
          <table:table-cell table:formula="of:=SUM([.AH4:.AH50])" office:value-type="float" office:value="-50" calcext:value-type="float">
            <text:p/>
          </table:table-cell>
          <table:table-cell table:formula="of:=SUM([.AI4:.AI50])" office:value-type="float" office:value="-30" calcext:value-type="float">
            <text:p/>
          </table:table-cell>
          <table:table-cell table:formula="of:=SUM([.AJ4:.AJ50])" office:value-type="float" office:value="0" calcext:value-type="float">
            <text:p/>
          </table:table-cell>
          <table:table-cell table:formula="of:=SUM([.AK4:.AK50])" office:value-type="float" office:value="15" calcext:value-type="float">
            <text:p/>
          </table:table-cell>
          <table:table-cell table:formula="of:=SUM([.AL4:.AL50])" office:value-type="float" office:value="15" calcext:value-type="float">
            <text:p/>
          </table:table-cell>
          <table:table-cell table:formula="of:=SUM([.AM4:.AM50])" office:value-type="float" office:value="15" calcext:value-type="float">
            <text:p/>
          </table:table-cell>
          <table:table-cell table:formula="of:=SUM([.AN4:.AN50])" office:value-type="float" office:value="15" calcext:value-type="float">
            <text:p/>
          </table:table-cell>
          <table:table-cell table:formula="of:=SUM([.AO4:.AO50])" office:value-type="float" office:value="0" calcext:value-type="float">
            <text:p/>
          </table:table-cell>
          <table:table-cell table:formula="of:=SUM([.AP4:.AP50])" office:value-type="float" office:value="-30" calcext:value-type="float">
            <text:p/>
          </table:table-cell>
          <table:table-cell table:formula="of:=SUM([.AQ4:.AQ50])" office:value-type="float" office:value="-30" calcext:value-type="float">
            <text:p/>
          </table:table-cell>
          <table:table-cell table:formula="of:=SUM([.AR4:.AR50])" office:value-type="float" office:value="0" calcext:value-type="float">
            <text:p/>
          </table:table-cell>
          <table:table-cell table:formula="of:=SUM([.AS4:.AS50])" office:value-type="float" office:value="15" calcext:value-type="float">
            <text:p/>
          </table:table-cell>
          <table:table-cell table:formula="of:=SUM([.AT4:.AT50])" office:value-type="float" office:value="20" calcext:value-type="float">
            <text:p/>
          </table:table-cell>
          <table:table-cell table:formula="of:=SUM([.AU4:.AU50])" office:value-type="float" office:value="20" calcext:value-type="float">
            <text:p/>
          </table:table-cell>
          <table:table-cell table:formula="of:=SUM([.AV4:.AV50])" office:value-type="float" office:value="15" calcext:value-type="float">
            <text:p/>
          </table:table-cell>
          <table:table-cell table:formula="of:=SUM([.AW4:.AW50])" office:value-type="float" office:value="0" calcext:value-type="float">
            <text:p/>
          </table:table-cell>
          <table:table-cell table:formula="of:=SUM([.AX4:.AX50])" office:value-type="float" office:value="-30" calcext:value-type="float">
            <text:p/>
          </table:table-cell>
          <table:table-cell table:formula="of:=SUM([.AY4:.AY50])" office:value-type="float" office:value="-30" calcext:value-type="float">
            <text:p/>
          </table:table-cell>
          <table:table-cell table:formula="of:=SUM([.AZ4:.AZ50])" office:value-type="float" office:value="0" calcext:value-type="float">
            <text:p/>
          </table:table-cell>
          <table:table-cell table:formula="of:=SUM([.BA4:.BA50])" office:value-type="float" office:value="15" calcext:value-type="float">
            <text:p/>
          </table:table-cell>
          <table:table-cell table:formula="of:=SUM([.BB4:.BB50])" office:value-type="float" office:value="20" calcext:value-type="float">
            <text:p/>
          </table:table-cell>
          <table:table-cell table:formula="of:=SUM([.BC4:.BC50])" office:value-type="float" office:value="20" calcext:value-type="float">
            <text:p/>
          </table:table-cell>
          <table:table-cell table:formula="of:=SUM([.BD4:.BD50])" office:value-type="float" office:value="15" calcext:value-type="float">
            <text:p/>
          </table:table-cell>
          <table:table-cell table:formula="of:=SUM([.BE4:.BE50])" office:value-type="float" office:value="0" calcext:value-type="float">
            <text:p/>
          </table:table-cell>
          <table:table-cell table:formula="of:=SUM([.BF4:.BF50])" office:value-type="float" office:value="-30" calcext:value-type="float">
            <text:p/>
          </table:table-cell>
          <table:table-cell table:formula="of:=SUM([.BG4:.BG50])" office:value-type="float" office:value="-30" calcext:value-type="float">
            <text:p/>
          </table:table-cell>
          <table:table-cell table:formula="of:=SUM([.BH4:.BH50])" office:value-type="float" office:value="0" calcext:value-type="float">
            <text:p/>
          </table:table-cell>
          <table:table-cell table:formula="of:=SUM([.BI4:.BI50])" office:value-type="float" office:value="15" calcext:value-type="float">
            <text:p/>
          </table:table-cell>
          <table:table-cell table:formula="of:=SUM([.BJ4:.BJ50])" office:value-type="float" office:value="15" calcext:value-type="float">
            <text:p/>
          </table:table-cell>
          <table:table-cell table:formula="of:=SUM([.BK4:.BK50])" office:value-type="float" office:value="15" calcext:value-type="float">
            <text:p/>
          </table:table-cell>
          <table:table-cell table:formula="of:=SUM([.BL4:.BL50])" office:value-type="float" office:value="15" calcext:value-type="float">
            <text:p/>
          </table:table-cell>
          <table:table-cell table:formula="of:=SUM([.BM4:.BM50])" office:value-type="float" office:value="0" calcext:value-type="float">
            <text:p/>
          </table:table-cell>
          <table:table-cell table:formula="of:=SUM([.BN4:.BN50])" office:value-type="float" office:value="-30" calcext:value-type="float">
            <text:p/>
          </table:table-cell>
          <table:table-cell table:formula="of:=SUM([.BO4:.BO50])" office:value-type="float" office:value="-50" calcext:value-type="float">
            <text:p/>
          </table:table-cell>
          <table:table-cell table:formula="of:=SUM([.BP4:.BP50])" office:value-type="float" office:value="-20" calcext:value-type="float">
            <text:p/>
          </table:table-cell>
          <table:table-cell table:formula="of:=SUM([.BQ4:.BQ50])" office:value-type="float" office:value="0" calcext:value-type="float">
            <text:p/>
          </table:table-cell>
          <table:table-cell table:formula="of:=SUM([.BR4:.BR50])" office:value-type="float" office:value="0" calcext:value-type="float">
            <text:p/>
          </table:table-cell>
          <table:table-cell table:formula="of:=SUM([.BS4:.BS50])" office:value-type="float" office:value="0" calcext:value-type="float">
            <text:p/>
          </table:table-cell>
          <table:table-cell table:formula="of:=SUM([.BT4:.BT50])" office:value-type="float" office:value="0" calcext:value-type="float">
            <text:p/>
          </table:table-cell>
          <table:table-cell table:formula="of:=SUM([.BU4:.BU50])" office:value-type="float" office:value="-20" calcext:value-type="float">
            <text:p/>
          </table:table-cell>
          <table:table-cell table:formula="of:=SUM([.BV4:.BV50])" office:value-type="float" office:value="-50" calcext:value-type="float">
            <text:p/>
          </table:table-cell>
          <table:table-cell table:formula="of:=SUM([.BW4:.BW50])" office:value-type="float" office:value="-50" calcext:value-type="float">
            <text:p/>
          </table:table-cell>
          <table:table-cell table:formula="of:=SUM([.BX4:.BX50])" office:value-type="float" office:value="-50" calcext:value-type="float">
            <text:p/>
          </table:table-cell>
          <table:table-cell table:formula="of:=SUM([.BY4:.BY50])" office:value-type="float" office:value="-30" calcext:value-type="float">
            <text:p/>
          </table:table-cell>
          <table:table-cell table:formula="of:=SUM([.BZ4:.BZ50])" office:value-type="float" office:value="-30" calcext:value-type="float">
            <text:p/>
          </table:table-cell>
          <table:table-cell table:formula="of:=SUM([.CA4:.CA50])" office:value-type="float" office:value="-30" calcext:value-type="float">
            <text:p/>
          </table:table-cell>
          <table:table-cell table:formula="of:=SUM([.CB4:.CB50])" office:value-type="float" office:value="-30" calcext:value-type="float">
            <text:p/>
          </table:table-cell>
          <table:table-cell table:formula="of:=SUM([.CC4:.CC50])" office:value-type="float" office:value="-50" calcext:value-type="float">
            <text:p/>
          </table:table-cell>
          <table:table-cell table:formula="of:=SUM([.CD4:.CD50])" office:value-type="float" office:value="-50" calcext:value-type="float">
            <text:p/>
          </table:table-cell>
          <table:table-cell table:number-columns-repeated="94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ook.C4:Rook.J11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ff99"/>
            </calcext:color-scale>
          </calcext:conditional-format>
        </calcext:conditional-formats>
      </table:table>
      <table:table table:name="Pawn" table:style-name="ta1"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63" table:default-cell-style-name="Default"/>
        <table:table-column table:style-name="co7" table:visibility="collapse" table:default-cell-style-name="Default"/>
        <table:table-column table:style-name="co1" table:number-columns-repeated="942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42"/>
        </table:table-row>
        <table:table-row table:style-name="ro2">
          <table:table-cell table:number-columns-repeated="18"/>
          <table:table-cell table:formula="of:=MOD([.S1];32)" office:value-type="float" office:value="0" calcext:value-type="float">
            <text:p/>
          </table:table-cell>
          <table:table-cell table:formula="of:=MOD([.T1];32)" office:value-type="float" office:value="1" calcext:value-type="float">
            <text:p/>
          </table:table-cell>
          <table:table-cell table:formula="of:=MOD([.U1];32)" office:value-type="float" office:value="2" calcext:value-type="float">
            <text:p/>
          </table:table-cell>
          <table:table-cell table:formula="of:=MOD([.V1];32)" office:value-type="float" office:value="3" calcext:value-type="float">
            <text:p/>
          </table:table-cell>
          <table:table-cell table:formula="of:=MOD([.W1];32)" office:value-type="float" office:value="4" calcext:value-type="float">
            <text:p/>
          </table:table-cell>
          <table:table-cell table:formula="of:=MOD([.X1];32)" office:value-type="float" office:value="5" calcext:value-type="float">
            <text:p/>
          </table:table-cell>
          <table:table-cell table:formula="of:=MOD([.Y1];32)" office:value-type="float" office:value="6" calcext:value-type="float">
            <text:p/>
          </table:table-cell>
          <table:table-cell table:formula="of:=MOD([.Z1];32)" office:value-type="float" office:value="7" calcext:value-type="float">
            <text:p/>
          </table:table-cell>
          <table:table-cell table:formula="of:=MOD([.AA1];32)" office:value-type="float" office:value="8" calcext:value-type="float">
            <text:p/>
          </table:table-cell>
          <table:table-cell table:formula="of:=MOD([.AB1];32)" office:value-type="float" office:value="9" calcext:value-type="float">
            <text:p/>
          </table:table-cell>
          <table:table-cell table:formula="of:=MOD([.AC1];32)" office:value-type="float" office:value="10" calcext:value-type="float">
            <text:p/>
          </table:table-cell>
          <table:table-cell table:formula="of:=MOD([.AD1];32)" office:value-type="float" office:value="11" calcext:value-type="float">
            <text:p/>
          </table:table-cell>
          <table:table-cell table:formula="of:=MOD([.AE1];32)" office:value-type="float" office:value="12" calcext:value-type="float">
            <text:p/>
          </table:table-cell>
          <table:table-cell table:formula="of:=MOD([.AF1];32)" office:value-type="float" office:value="13" calcext:value-type="float">
            <text:p/>
          </table:table-cell>
          <table:table-cell table:formula="of:=MOD([.AG1];32)" office:value-type="float" office:value="14" calcext:value-type="float">
            <text:p/>
          </table:table-cell>
          <table:table-cell table:formula="of:=MOD([.AH1];32)" office:value-type="float" office:value="15" calcext:value-type="float">
            <text:p/>
          </table:table-cell>
          <table:table-cell table:formula="of:=MOD([.AI1];32)" office:value-type="float" office:value="16" calcext:value-type="float">
            <text:p/>
          </table:table-cell>
          <table:table-cell table:formula="of:=MOD([.AJ1];32)" office:value-type="float" office:value="17" calcext:value-type="float">
            <text:p/>
          </table:table-cell>
          <table:table-cell table:formula="of:=MOD([.AK1];32)" office:value-type="float" office:value="18" calcext:value-type="float">
            <text:p/>
          </table:table-cell>
          <table:table-cell table:formula="of:=MOD([.AL1];32)" office:value-type="float" office:value="19" calcext:value-type="float">
            <text:p/>
          </table:table-cell>
          <table:table-cell table:formula="of:=MOD([.AM1];32)" office:value-type="float" office:value="20" calcext:value-type="float">
            <text:p/>
          </table:table-cell>
          <table:table-cell table:formula="of:=MOD([.AN1];32)" office:value-type="float" office:value="21" calcext:value-type="float">
            <text:p/>
          </table:table-cell>
          <table:table-cell table:formula="of:=MOD([.AO1];32)" office:value-type="float" office:value="22" calcext:value-type="float">
            <text:p/>
          </table:table-cell>
          <table:table-cell table:formula="of:=MOD([.AP1];32)" office:value-type="float" office:value="23" calcext:value-type="float">
            <text:p/>
          </table:table-cell>
          <table:table-cell table:formula="of:=MOD([.AQ1];32)" office:value-type="float" office:value="24" calcext:value-type="float">
            <text:p/>
          </table:table-cell>
          <table:table-cell table:formula="of:=MOD([.AR1];32)" office:value-type="float" office:value="25" calcext:value-type="float">
            <text:p/>
          </table:table-cell>
          <table:table-cell table:formula="of:=MOD([.AS1];32)" office:value-type="float" office:value="26" calcext:value-type="float">
            <text:p/>
          </table:table-cell>
          <table:table-cell table:formula="of:=MOD([.AT1];32)" office:value-type="float" office:value="27" calcext:value-type="float">
            <text:p/>
          </table:table-cell>
          <table:table-cell table:formula="of:=MOD([.AU1];32)" office:value-type="float" office:value="28" calcext:value-type="float">
            <text:p/>
          </table:table-cell>
          <table:table-cell table:formula="of:=MOD([.AV1];32)" office:value-type="float" office:value="29" calcext:value-type="float">
            <text:p/>
          </table:table-cell>
          <table:table-cell table:formula="of:=MOD([.AW1];32)" office:value-type="float" office:value="30" calcext:value-type="float">
            <text:p/>
          </table:table-cell>
          <table:table-cell table:formula="of:=MOD([.AX1];32)" office:value-type="float" office:value="31" calcext:value-type="float">
            <text:p/>
          </table:table-cell>
          <table:table-cell table:formula="of:=MOD([.AY1];32)" office:value-type="float" office:value="0" calcext:value-type="float">
            <text:p/>
          </table:table-cell>
          <table:table-cell table:formula="of:=MOD([.AZ1];32)" office:value-type="float" office:value="1" calcext:value-type="float">
            <text:p/>
          </table:table-cell>
          <table:table-cell table:formula="of:=MOD([.BA1];32)" office:value-type="float" office:value="2" calcext:value-type="float">
            <text:p/>
          </table:table-cell>
          <table:table-cell table:formula="of:=MOD([.BB1];32)" office:value-type="float" office:value="3" calcext:value-type="float">
            <text:p/>
          </table:table-cell>
          <table:table-cell table:formula="of:=MOD([.BC1];32)" office:value-type="float" office:value="4" calcext:value-type="float">
            <text:p/>
          </table:table-cell>
          <table:table-cell table:formula="of:=MOD([.BD1];32)" office:value-type="float" office:value="5" calcext:value-type="float">
            <text:p/>
          </table:table-cell>
          <table:table-cell table:formula="of:=MOD([.BE1];32)" office:value-type="float" office:value="6" calcext:value-type="float">
            <text:p/>
          </table:table-cell>
          <table:table-cell table:formula="of:=MOD([.BF1];32)" office:value-type="float" office:value="7" calcext:value-type="float">
            <text:p/>
          </table:table-cell>
          <table:table-cell table:formula="of:=MOD([.BG1];32)" office:value-type="float" office:value="8" calcext:value-type="float">
            <text:p/>
          </table:table-cell>
          <table:table-cell table:formula="of:=MOD([.BH1];32)" office:value-type="float" office:value="9" calcext:value-type="float">
            <text:p/>
          </table:table-cell>
          <table:table-cell table:formula="of:=MOD([.BI1];32)" office:value-type="float" office:value="10" calcext:value-type="float">
            <text:p/>
          </table:table-cell>
          <table:table-cell table:formula="of:=MOD([.BJ1];32)" office:value-type="float" office:value="11" calcext:value-type="float">
            <text:p/>
          </table:table-cell>
          <table:table-cell table:formula="of:=MOD([.BK1];32)" office:value-type="float" office:value="12" calcext:value-type="float">
            <text:p/>
          </table:table-cell>
          <table:table-cell table:formula="of:=MOD([.BL1];32)" office:value-type="float" office:value="13" calcext:value-type="float">
            <text:p/>
          </table:table-cell>
          <table:table-cell table:formula="of:=MOD([.BM1];32)" office:value-type="float" office:value="14" calcext:value-type="float">
            <text:p/>
          </table:table-cell>
          <table:table-cell table:formula="of:=MOD([.BN1];32)" office:value-type="float" office:value="15" calcext:value-type="float">
            <text:p/>
          </table:table-cell>
          <table:table-cell table:formula="of:=MOD([.BO1];32)" office:value-type="float" office:value="16" calcext:value-type="float">
            <text:p/>
          </table:table-cell>
          <table:table-cell table:formula="of:=MOD([.BP1];32)" office:value-type="float" office:value="17" calcext:value-type="float">
            <text:p/>
          </table:table-cell>
          <table:table-cell table:formula="of:=MOD([.BQ1];32)" office:value-type="float" office:value="18" calcext:value-type="float">
            <text:p/>
          </table:table-cell>
          <table:table-cell table:formula="of:=MOD([.BR1];32)" office:value-type="float" office:value="19" calcext:value-type="float">
            <text:p/>
          </table:table-cell>
          <table:table-cell table:formula="of:=MOD([.BS1];32)" office:value-type="float" office:value="20" calcext:value-type="float">
            <text:p/>
          </table:table-cell>
          <table:table-cell table:formula="of:=MOD([.BT1];32)" office:value-type="float" office:value="21" calcext:value-type="float">
            <text:p/>
          </table:table-cell>
          <table:table-cell table:formula="of:=MOD([.BU1];32)" office:value-type="float" office:value="22" calcext:value-type="float">
            <text:p/>
          </table:table-cell>
          <table:table-cell table:formula="of:=MOD([.BV1];32)" office:value-type="float" office:value="23" calcext:value-type="float">
            <text:p/>
          </table:table-cell>
          <table:table-cell table:formula="of:=MOD([.BW1];32)" office:value-type="float" office:value="24" calcext:value-type="float">
            <text:p/>
          </table:table-cell>
          <table:table-cell table:formula="of:=MOD([.BX1];32)" office:value-type="float" office:value="25" calcext:value-type="float">
            <text:p/>
          </table:table-cell>
          <table:table-cell table:formula="of:=MOD([.BY1];32)" office:value-type="float" office:value="26" calcext:value-type="float">
            <text:p/>
          </table:table-cell>
          <table:table-cell table:formula="of:=MOD([.BZ1];32)" office:value-type="float" office:value="27" calcext:value-type="float">
            <text:p/>
          </table:table-cell>
          <table:table-cell table:formula="of:=MOD([.CA1];32)" office:value-type="float" office:value="28" calcext:value-type="float">
            <text:p/>
          </table:table-cell>
          <table:table-cell table:formula="of:=MOD([.CB1];32)" office:value-type="float" office:value="29" calcext:value-type="float">
            <text:p/>
          </table:table-cell>
          <table:table-cell table:formula="of:=MOD([.CC1];32)" office:value-type="float" office:value="30" calcext:value-type="float">
            <text:p/>
          </table:table-cell>
          <table:table-cell table:formula="of:=MOD([.CD1];32)" office:value-type="float" office:value="31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table:number-columns-repeated="10"/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Bonus / Malus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9" table:formula="of:=[.BW51]" office:value-type="float" office:value="0" calcext:value-type="float">
            <text:p/>
          </table:table-cell>
          <table:table-cell table:style-name="ce9" table:formula="of:=[.BX51]" office:value-type="float" office:value="0" calcext:value-type="float">
            <text:p/>
          </table:table-cell>
          <table:table-cell table:style-name="ce9" table:formula="of:=[.BY51]" office:value-type="float" office:value="0" calcext:value-type="float">
            <text:p/>
          </table:table-cell>
          <table:table-cell table:style-name="ce9" table:formula="of:=[.BZ51]" office:value-type="float" office:value="0" calcext:value-type="float">
            <text:p/>
          </table:table-cell>
          <table:table-cell table:style-name="ce9" table:formula="of:=[.CA51]" office:value-type="float" office:value="0" calcext:value-type="float">
            <text:p/>
          </table:table-cell>
          <table:table-cell table:style-name="ce9" table:formula="of:=[.CB51]" office:value-type="float" office:value="0" calcext:value-type="float">
            <text:p/>
          </table:table-cell>
          <table:table-cell table:style-name="ce9" table:formula="of:=[.CC51]" office:value-type="float" office:value="0" calcext:value-type="float">
            <text:p/>
          </table:table-cell>
          <table:table-cell table:style-name="ce9" table:formula="of:=[.CD51]" office:value-type="float" office:value="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7</text:p>
          </table:table-cell>
          <table:table-cell table:style-name="ce4" office:value-type="string" calcext:value-type="string">
            <text:p>0x00FF000000000000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&quot;{&quot;&quot;name&quot;&quot; : &quot;&quot;&quot; &amp; [.M4] &amp; &quot;&quot;&quot;, &quot;&quot;zone&quot;&quot; : &quot;&quot;&quot;&amp;[.N4]&amp;&quot;&quot;&quot;, &quot;&quot;value&quot;&quot; : &quot;&amp;[.O4]&amp;&quot;}&quot;" office:value-type="string" office:string-value="{&quot;name&quot; : &quot;Row 7&quot;, &quot;zone&quot; : &quot;0x00FF000000000000&quot;, &quot;value&quot; : 50}" calcext:value-type="string">
            <text:p>{"name" : "Row 7", "zone" : "0x00FF000000000000", "value" : 50}</text:p>
          </table:table-cell>
          <table:table-cell table:formula="of:=DECIMAL(LEFT([.N4];10) ;16)" office:value-type="float" office:value="16711680" calcext:value-type="float">
            <text:p/>
          </table:table-cell>
          <table:table-cell table:formula="of:=DECIMAL(RIGHT([.N4];8) ;16)" office:value-type="float" office:value="0" calcext:value-type="float">
            <text:p/>
          </table:table-cell>
          <table:table-cell table:formula="of:=IF(BITAND([.$R4];BITLSHIFT(1;[.S$2]))&gt;0;1;0)*[.$O4]" office:value-type="float" office:value="0" calcext:value-type="float">
            <text:p/>
          </table:table-cell>
          <table:table-cell table:formula="of:=IF(BITAND([.$R4];BITLSHIFT(1;[.T$2]))&gt;0;1;0)*[.$O4]" office:value-type="float" office:value="0" calcext:value-type="float">
            <text:p/>
          </table:table-cell>
          <table:table-cell table:formula="of:=IF(BITAND([.$R4];BITLSHIFT(1;[.U$2]))&gt;0;1;0)*[.$O4]" office:value-type="float" office:value="0" calcext:value-type="float">
            <text:p/>
          </table:table-cell>
          <table:table-cell table:formula="of:=IF(BITAND([.$R4];BITLSHIFT(1;[.V$2]))&gt;0;1;0)*[.$O4]" office:value-type="float" office:value="0" calcext:value-type="float">
            <text:p/>
          </table:table-cell>
          <table:table-cell table:formula="of:=IF(BITAND([.$R4];BITLSHIFT(1;[.W$2]))&gt;0;1;0)*[.$O4]" office:value-type="float" office:value="0" calcext:value-type="float">
            <text:p/>
          </table:table-cell>
          <table:table-cell table:formula="of:=IF(BITAND([.$R4];BITLSHIFT(1;[.X$2]))&gt;0;1;0)*[.$O4]" office:value-type="float" office:value="0" calcext:value-type="float">
            <text:p/>
          </table:table-cell>
          <table:table-cell table:formula="of:=IF(BITAND([.$R4];BITLSHIFT(1;[.Y$2]))&gt;0;1;0)*[.$O4]" office:value-type="float" office:value="0" calcext:value-type="float">
            <text:p/>
          </table:table-cell>
          <table:table-cell table:formula="of:=IF(BITAND([.$R4];BITLSHIFT(1;[.Z$2]))&gt;0;1;0)*[.$O4]" office:value-type="float" office:value="0" calcext:value-type="float">
            <text:p/>
          </table:table-cell>
          <table:table-cell table:formula="of:=IF(BITAND([.$R4];BITLSHIFT(1;[.AA$2]))&gt;0;1;0)*[.$O4]" office:value-type="float" office:value="0" calcext:value-type="float">
            <text:p/>
          </table:table-cell>
          <table:table-cell table:formula="of:=IF(BITAND([.$R4];BITLSHIFT(1;[.AB$2]))&gt;0;1;0)*[.$O4]" office:value-type="float" office:value="0" calcext:value-type="float">
            <text:p/>
          </table:table-cell>
          <table:table-cell table:formula="of:=IF(BITAND([.$R4];BITLSHIFT(1;[.AC$2]))&gt;0;1;0)*[.$O4]" office:value-type="float" office:value="0" calcext:value-type="float">
            <text:p/>
          </table:table-cell>
          <table:table-cell table:formula="of:=IF(BITAND([.$R4];BITLSHIFT(1;[.AD$2]))&gt;0;1;0)*[.$O4]" office:value-type="float" office:value="0" calcext:value-type="float">
            <text:p/>
          </table:table-cell>
          <table:table-cell table:formula="of:=IF(BITAND([.$R4];BITLSHIFT(1;[.AE$2]))&gt;0;1;0)*[.$O4]" office:value-type="float" office:value="0" calcext:value-type="float">
            <text:p/>
          </table:table-cell>
          <table:table-cell table:formula="of:=IF(BITAND([.$R4];BITLSHIFT(1;[.AF$2]))&gt;0;1;0)*[.$O4]" office:value-type="float" office:value="0" calcext:value-type="float">
            <text:p/>
          </table:table-cell>
          <table:table-cell table:formula="of:=IF(BITAND([.$R4];BITLSHIFT(1;[.AG$2]))&gt;0;1;0)*[.$O4]" office:value-type="float" office:value="0" calcext:value-type="float">
            <text:p/>
          </table:table-cell>
          <table:table-cell table:formula="of:=IF(BITAND([.$R4];BITLSHIFT(1;[.AH$2]))&gt;0;1;0)*[.$O4]" office:value-type="float" office:value="0" calcext:value-type="float">
            <text:p/>
          </table:table-cell>
          <table:table-cell table:formula="of:=IF(BITAND([.$R4];BITLSHIFT(1;[.AI$2]))&gt;0;1;0)*[.$O4]" office:value-type="float" office:value="0" calcext:value-type="float">
            <text:p/>
          </table:table-cell>
          <table:table-cell table:formula="of:=IF(BITAND([.$R4];BITLSHIFT(1;[.AJ$2]))&gt;0;1;0)*[.$O4]" office:value-type="float" office:value="0" calcext:value-type="float">
            <text:p/>
          </table:table-cell>
          <table:table-cell table:formula="of:=IF(BITAND([.$R4];BITLSHIFT(1;[.AK$2]))&gt;0;1;0)*[.$O4]" office:value-type="float" office:value="0" calcext:value-type="float">
            <text:p/>
          </table:table-cell>
          <table:table-cell table:formula="of:=IF(BITAND([.$R4];BITLSHIFT(1;[.AL$2]))&gt;0;1;0)*[.$O4]" office:value-type="float" office:value="0" calcext:value-type="float">
            <text:p/>
          </table:table-cell>
          <table:table-cell table:formula="of:=IF(BITAND([.$R4];BITLSHIFT(1;[.AM$2]))&gt;0;1;0)*[.$O4]" office:value-type="float" office:value="0" calcext:value-type="float">
            <text:p/>
          </table:table-cell>
          <table:table-cell table:formula="of:=IF(BITAND([.$R4];BITLSHIFT(1;[.AN$2]))&gt;0;1;0)*[.$O4]" office:value-type="float" office:value="0" calcext:value-type="float">
            <text:p/>
          </table:table-cell>
          <table:table-cell table:formula="of:=IF(BITAND([.$R4];BITLSHIFT(1;[.AO$2]))&gt;0;1;0)*[.$O4]" office:value-type="float" office:value="0" calcext:value-type="float">
            <text:p/>
          </table:table-cell>
          <table:table-cell table:formula="of:=IF(BITAND([.$R4];BITLSHIFT(1;[.AP$2]))&gt;0;1;0)*[.$O4]" office:value-type="float" office:value="0" calcext:value-type="float">
            <text:p/>
          </table:table-cell>
          <table:table-cell table:formula="of:=IF(BITAND([.$R4];BITLSHIFT(1;[.AQ$2]))&gt;0;1;0)*[.$O4]" office:value-type="float" office:value="0" calcext:value-type="float">
            <text:p/>
          </table:table-cell>
          <table:table-cell table:formula="of:=IF(BITAND([.$R4];BITLSHIFT(1;[.AR$2]))&gt;0;1;0)*[.$O4]" office:value-type="float" office:value="0" calcext:value-type="float">
            <text:p/>
          </table:table-cell>
          <table:table-cell table:formula="of:=IF(BITAND([.$R4];BITLSHIFT(1;[.AS$2]))&gt;0;1;0)*[.$O4]" office:value-type="float" office:value="0" calcext:value-type="float">
            <text:p/>
          </table:table-cell>
          <table:table-cell table:formula="of:=IF(BITAND([.$R4];BITLSHIFT(1;[.AT$2]))&gt;0;1;0)*[.$O4]" office:value-type="float" office:value="0" calcext:value-type="float">
            <text:p/>
          </table:table-cell>
          <table:table-cell table:formula="of:=IF(BITAND([.$R4];BITLSHIFT(1;[.AU$2]))&gt;0;1;0)*[.$O4]" office:value-type="float" office:value="0" calcext:value-type="float">
            <text:p/>
          </table:table-cell>
          <table:table-cell table:formula="of:=IF(BITAND([.$R4];BITLSHIFT(1;[.AV$2]))&gt;0;1;0)*[.$O4]" office:value-type="float" office:value="0" calcext:value-type="float">
            <text:p/>
          </table:table-cell>
          <table:table-cell table:formula="of:=IF(BITAND([.$R4];BITLSHIFT(1;[.AW$2]))&gt;0;1;0)*[.$O4]" office:value-type="float" office:value="0" calcext:value-type="float">
            <text:p/>
          </table:table-cell>
          <table:table-cell table:formula="of:=IF(BITAND([.$R4];BITLSHIFT(1;[.AX$2]))&gt;0;1;0)*[.$O4]" office:value-type="float" office:value="0" calcext:value-type="float">
            <text:p/>
          </table:table-cell>
          <table:table-cell table:formula="of:=IF(BITAND([.$Q4];BITLSHIFT(1;[.AY$2]))&gt;0;1;0)*[.$O4]" office:value-type="float" office:value="0" calcext:value-type="float">
            <text:p/>
          </table:table-cell>
          <table:table-cell table:formula="of:=IF(BITAND([.$Q4];BITLSHIFT(1;[.AZ$2]))&gt;0;1;0)*[.$O4]" office:value-type="float" office:value="0" calcext:value-type="float">
            <text:p/>
          </table:table-cell>
          <table:table-cell table:formula="of:=IF(BITAND([.$Q4];BITLSHIFT(1;[.BA$2]))&gt;0;1;0)*[.$O4]" office:value-type="float" office:value="0" calcext:value-type="float">
            <text:p/>
          </table:table-cell>
          <table:table-cell table:formula="of:=IF(BITAND([.$Q4];BITLSHIFT(1;[.BB$2]))&gt;0;1;0)*[.$O4]" office:value-type="float" office:value="0" calcext:value-type="float">
            <text:p/>
          </table:table-cell>
          <table:table-cell table:formula="of:=IF(BITAND([.$Q4];BITLSHIFT(1;[.BC$2]))&gt;0;1;0)*[.$O4]" office:value-type="float" office:value="0" calcext:value-type="float">
            <text:p/>
          </table:table-cell>
          <table:table-cell table:formula="of:=IF(BITAND([.$Q4];BITLSHIFT(1;[.BD$2]))&gt;0;1;0)*[.$O4]" office:value-type="float" office:value="0" calcext:value-type="float">
            <text:p/>
          </table:table-cell>
          <table:table-cell table:formula="of:=IF(BITAND([.$Q4];BITLSHIFT(1;[.BE$2]))&gt;0;1;0)*[.$O4]" office:value-type="float" office:value="0" calcext:value-type="float">
            <text:p/>
          </table:table-cell>
          <table:table-cell table:formula="of:=IF(BITAND([.$Q4];BITLSHIFT(1;[.BF$2]))&gt;0;1;0)*[.$O4]" office:value-type="float" office:value="0" calcext:value-type="float">
            <text:p/>
          </table:table-cell>
          <table:table-cell table:formula="of:=IF(BITAND([.$Q4];BITLSHIFT(1;[.BG$2]))&gt;0;1;0)*[.$O4]" office:value-type="float" office:value="0" calcext:value-type="float">
            <text:p/>
          </table:table-cell>
          <table:table-cell table:formula="of:=IF(BITAND([.$Q4];BITLSHIFT(1;[.BH$2]))&gt;0;1;0)*[.$O4]" office:value-type="float" office:value="0" calcext:value-type="float">
            <text:p/>
          </table:table-cell>
          <table:table-cell table:formula="of:=IF(BITAND([.$Q4];BITLSHIFT(1;[.BI$2]))&gt;0;1;0)*[.$O4]" office:value-type="float" office:value="0" calcext:value-type="float">
            <text:p/>
          </table:table-cell>
          <table:table-cell table:formula="of:=IF(BITAND([.$Q4];BITLSHIFT(1;[.BJ$2]))&gt;0;1;0)*[.$O4]" office:value-type="float" office:value="0" calcext:value-type="float">
            <text:p/>
          </table:table-cell>
          <table:table-cell table:formula="of:=IF(BITAND([.$Q4];BITLSHIFT(1;[.BK$2]))&gt;0;1;0)*[.$O4]" office:value-type="float" office:value="0" calcext:value-type="float">
            <text:p/>
          </table:table-cell>
          <table:table-cell table:formula="of:=IF(BITAND([.$Q4];BITLSHIFT(1;[.BL$2]))&gt;0;1;0)*[.$O4]" office:value-type="float" office:value="0" calcext:value-type="float">
            <text:p/>
          </table:table-cell>
          <table:table-cell table:formula="of:=IF(BITAND([.$Q4];BITLSHIFT(1;[.BM$2]))&gt;0;1;0)*[.$O4]" office:value-type="float" office:value="0" calcext:value-type="float">
            <text:p/>
          </table:table-cell>
          <table:table-cell table:formula="of:=IF(BITAND([.$Q4];BITLSHIFT(1;[.BN$2]))&gt;0;1;0)*[.$O4]" office:value-type="float" office:value="0" calcext:value-type="float">
            <text:p/>
          </table:table-cell>
          <table:table-cell table:formula="of:=IF(BITAND([.$Q4];BITLSHIFT(1;[.BO$2]))&gt;0;1;0)*[.$O4]" office:value-type="float" office:value="50" calcext:value-type="float">
            <text:p/>
          </table:table-cell>
          <table:table-cell table:formula="of:=IF(BITAND([.$Q4];BITLSHIFT(1;[.BP$2]))&gt;0;1;0)*[.$O4]" office:value-type="float" office:value="50" calcext:value-type="float">
            <text:p/>
          </table:table-cell>
          <table:table-cell table:formula="of:=IF(BITAND([.$Q4];BITLSHIFT(1;[.BQ$2]))&gt;0;1;0)*[.$O4]" office:value-type="float" office:value="50" calcext:value-type="float">
            <text:p/>
          </table:table-cell>
          <table:table-cell table:formula="of:=IF(BITAND([.$Q4];BITLSHIFT(1;[.BR$2]))&gt;0;1;0)*[.$O4]" office:value-type="float" office:value="50" calcext:value-type="float">
            <text:p/>
          </table:table-cell>
          <table:table-cell table:formula="of:=IF(BITAND([.$Q4];BITLSHIFT(1;[.BS$2]))&gt;0;1;0)*[.$O4]" office:value-type="float" office:value="50" calcext:value-type="float">
            <text:p/>
          </table:table-cell>
          <table:table-cell table:formula="of:=IF(BITAND([.$Q4];BITLSHIFT(1;[.BT$2]))&gt;0;1;0)*[.$O4]" office:value-type="float" office:value="50" calcext:value-type="float">
            <text:p/>
          </table:table-cell>
          <table:table-cell table:formula="of:=IF(BITAND([.$Q4];BITLSHIFT(1;[.BU$2]))&gt;0;1;0)*[.$O4]" office:value-type="float" office:value="50" calcext:value-type="float">
            <text:p/>
          </table:table-cell>
          <table:table-cell table:formula="of:=IF(BITAND([.$Q4];BITLSHIFT(1;[.BV$2]))&gt;0;1;0)*[.$O4]" office:value-type="float" office:value="50" calcext:value-type="float">
            <text:p/>
          </table:table-cell>
          <table:table-cell table:formula="of:=IF(BITAND([.$Q4];BITLSHIFT(1;[.BW$2]))&gt;0;1;0)*[.$O4]" office:value-type="float" office:value="0" calcext:value-type="float">
            <text:p/>
          </table:table-cell>
          <table:table-cell table:formula="of:=IF(BITAND([.$Q4];BITLSHIFT(1;[.BX$2]))&gt;0;1;0)*[.$O4]" office:value-type="float" office:value="0" calcext:value-type="float">
            <text:p/>
          </table:table-cell>
          <table:table-cell table:formula="of:=IF(BITAND([.$Q4];BITLSHIFT(1;[.BY$2]))&gt;0;1;0)*[.$O4]" office:value-type="float" office:value="0" calcext:value-type="float">
            <text:p/>
          </table:table-cell>
          <table:table-cell table:formula="of:=IF(BITAND([.$Q4];BITLSHIFT(1;[.BZ$2]))&gt;0;1;0)*[.$O4]" office:value-type="float" office:value="0" calcext:value-type="float">
            <text:p/>
          </table:table-cell>
          <table:table-cell table:formula="of:=IF(BITAND([.$Q4];BITLSHIFT(1;[.CA$2]))&gt;0;1;0)*[.$O4]" office:value-type="float" office:value="0" calcext:value-type="float">
            <text:p/>
          </table:table-cell>
          <table:table-cell table:formula="of:=IF(BITAND([.$Q4];BITLSHIFT(1;[.CB$2]))&gt;0;1;0)*[.$O4]" office:value-type="float" office:value="0" calcext:value-type="float">
            <text:p/>
          </table:table-cell>
          <table:table-cell table:formula="of:=IF(BITAND([.$Q4];BITLSHIFT(1;[.CC$2]))&gt;0;1;0)*[.$O4]" office:value-type="float" office:value="0" calcext:value-type="float">
            <text:p/>
          </table:table-cell>
          <table:table-cell table:formula="of:=IF(BITAND([.$Q4];BITLSHIFT(1;[.CD$2]))&gt;0;1;0)*[.$O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9" table:formula="of:=[.BO51]" office:value-type="float" office:value="50" calcext:value-type="float">
            <text:p/>
          </table:table-cell>
          <table:table-cell table:style-name="ce9" table:formula="of:=[.BP51]" office:value-type="float" office:value="50" calcext:value-type="float">
            <text:p/>
          </table:table-cell>
          <table:table-cell table:style-name="ce9" table:formula="of:=[.BQ51]" office:value-type="float" office:value="50" calcext:value-type="float">
            <text:p/>
          </table:table-cell>
          <table:table-cell table:style-name="ce9" table:formula="of:=[.BR51]" office:value-type="float" office:value="50" calcext:value-type="float">
            <text:p/>
          </table:table-cell>
          <table:table-cell table:style-name="ce9" table:formula="of:=[.BS51]" office:value-type="float" office:value="50" calcext:value-type="float">
            <text:p/>
          </table:table-cell>
          <table:table-cell table:style-name="ce9" table:formula="of:=[.BT51]" office:value-type="float" office:value="50" calcext:value-type="float">
            <text:p/>
          </table:table-cell>
          <table:table-cell table:style-name="ce9" table:formula="of:=[.BU51]" office:value-type="float" office:value="50" calcext:value-type="float">
            <text:p/>
          </table:table-cell>
          <table:table-cell table:style-name="ce9" table:formula="of:=[.BV51]" office:value-type="float" office:value="5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6</text:p>
          </table:table-cell>
          <table:table-cell table:style-name="ce4" office:value-type="string" calcext:value-type="string">
            <text:p>0x0000FF0000000000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&quot;{&quot;&quot;name&quot;&quot; : &quot;&quot;&quot; &amp; [.M5] &amp; &quot;&quot;&quot;, &quot;&quot;zone&quot;&quot; : &quot;&quot;&quot;&amp;[.N5]&amp;&quot;&quot;&quot;, &quot;&quot;value&quot;&quot; : &quot;&amp;[.O5]&amp;&quot;}&quot;" office:value-type="string" office:string-value="{&quot;name&quot; : &quot;Row 6&quot;, &quot;zone&quot; : &quot;0x0000FF0000000000&quot;, &quot;value&quot; : 20}" calcext:value-type="string">
            <text:p>{"name" : "Row 6", "zone" : "0x0000FF0000000000", "value" : 20}</text:p>
          </table:table-cell>
          <table:table-cell table:formula="of:=DECIMAL(LEFT([.N5];10) ;16)" office:value-type="float" office:value="65280" calcext:value-type="float">
            <text:p/>
          </table:table-cell>
          <table:table-cell table:formula="of:=DECIMAL(RIGHT([.N5];8) ;16)" office:value-type="float" office:value="0" calcext:value-type="float">
            <text:p/>
          </table:table-cell>
          <table:table-cell table:formula="of:=IF(BITAND([.$R5];BITLSHIFT(1;[.S$2]))&gt;0;1;0)*[.$O5]" office:value-type="float" office:value="0" calcext:value-type="float">
            <text:p/>
          </table:table-cell>
          <table:table-cell table:formula="of:=IF(BITAND([.$R5];BITLSHIFT(1;[.T$2]))&gt;0;1;0)*[.$O5]" office:value-type="float" office:value="0" calcext:value-type="float">
            <text:p/>
          </table:table-cell>
          <table:table-cell table:formula="of:=IF(BITAND([.$R5];BITLSHIFT(1;[.U$2]))&gt;0;1;0)*[.$O5]" office:value-type="float" office:value="0" calcext:value-type="float">
            <text:p/>
          </table:table-cell>
          <table:table-cell table:formula="of:=IF(BITAND([.$R5];BITLSHIFT(1;[.V$2]))&gt;0;1;0)*[.$O5]" office:value-type="float" office:value="0" calcext:value-type="float">
            <text:p/>
          </table:table-cell>
          <table:table-cell table:formula="of:=IF(BITAND([.$R5];BITLSHIFT(1;[.W$2]))&gt;0;1;0)*[.$O5]" office:value-type="float" office:value="0" calcext:value-type="float">
            <text:p/>
          </table:table-cell>
          <table:table-cell table:formula="of:=IF(BITAND([.$R5];BITLSHIFT(1;[.X$2]))&gt;0;1;0)*[.$O5]" office:value-type="float" office:value="0" calcext:value-type="float">
            <text:p/>
          </table:table-cell>
          <table:table-cell table:formula="of:=IF(BITAND([.$R5];BITLSHIFT(1;[.Y$2]))&gt;0;1;0)*[.$O5]" office:value-type="float" office:value="0" calcext:value-type="float">
            <text:p/>
          </table:table-cell>
          <table:table-cell table:formula="of:=IF(BITAND([.$R5];BITLSHIFT(1;[.Z$2]))&gt;0;1;0)*[.$O5]" office:value-type="float" office:value="0" calcext:value-type="float">
            <text:p/>
          </table:table-cell>
          <table:table-cell table:formula="of:=IF(BITAND([.$R5];BITLSHIFT(1;[.AA$2]))&gt;0;1;0)*[.$O5]" office:value-type="float" office:value="0" calcext:value-type="float">
            <text:p/>
          </table:table-cell>
          <table:table-cell table:formula="of:=IF(BITAND([.$R5];BITLSHIFT(1;[.AB$2]))&gt;0;1;0)*[.$O5]" office:value-type="float" office:value="0" calcext:value-type="float">
            <text:p/>
          </table:table-cell>
          <table:table-cell table:formula="of:=IF(BITAND([.$R5];BITLSHIFT(1;[.AC$2]))&gt;0;1;0)*[.$O5]" office:value-type="float" office:value="0" calcext:value-type="float">
            <text:p/>
          </table:table-cell>
          <table:table-cell table:formula="of:=IF(BITAND([.$R5];BITLSHIFT(1;[.AD$2]))&gt;0;1;0)*[.$O5]" office:value-type="float" office:value="0" calcext:value-type="float">
            <text:p/>
          </table:table-cell>
          <table:table-cell table:formula="of:=IF(BITAND([.$R5];BITLSHIFT(1;[.AE$2]))&gt;0;1;0)*[.$O5]" office:value-type="float" office:value="0" calcext:value-type="float">
            <text:p/>
          </table:table-cell>
          <table:table-cell table:formula="of:=IF(BITAND([.$R5];BITLSHIFT(1;[.AF$2]))&gt;0;1;0)*[.$O5]" office:value-type="float" office:value="0" calcext:value-type="float">
            <text:p/>
          </table:table-cell>
          <table:table-cell table:formula="of:=IF(BITAND([.$R5];BITLSHIFT(1;[.AG$2]))&gt;0;1;0)*[.$O5]" office:value-type="float" office:value="0" calcext:value-type="float">
            <text:p/>
          </table:table-cell>
          <table:table-cell table:formula="of:=IF(BITAND([.$R5];BITLSHIFT(1;[.AH$2]))&gt;0;1;0)*[.$O5]" office:value-type="float" office:value="0" calcext:value-type="float">
            <text:p/>
          </table:table-cell>
          <table:table-cell table:formula="of:=IF(BITAND([.$R5];BITLSHIFT(1;[.AI$2]))&gt;0;1;0)*[.$O5]" office:value-type="float" office:value="0" calcext:value-type="float">
            <text:p/>
          </table:table-cell>
          <table:table-cell table:formula="of:=IF(BITAND([.$R5];BITLSHIFT(1;[.AJ$2]))&gt;0;1;0)*[.$O5]" office:value-type="float" office:value="0" calcext:value-type="float">
            <text:p/>
          </table:table-cell>
          <table:table-cell table:formula="of:=IF(BITAND([.$R5];BITLSHIFT(1;[.AK$2]))&gt;0;1;0)*[.$O5]" office:value-type="float" office:value="0" calcext:value-type="float">
            <text:p/>
          </table:table-cell>
          <table:table-cell table:formula="of:=IF(BITAND([.$R5];BITLSHIFT(1;[.AL$2]))&gt;0;1;0)*[.$O5]" office:value-type="float" office:value="0" calcext:value-type="float">
            <text:p/>
          </table:table-cell>
          <table:table-cell table:formula="of:=IF(BITAND([.$R5];BITLSHIFT(1;[.AM$2]))&gt;0;1;0)*[.$O5]" office:value-type="float" office:value="0" calcext:value-type="float">
            <text:p/>
          </table:table-cell>
          <table:table-cell table:formula="of:=IF(BITAND([.$R5];BITLSHIFT(1;[.AN$2]))&gt;0;1;0)*[.$O5]" office:value-type="float" office:value="0" calcext:value-type="float">
            <text:p/>
          </table:table-cell>
          <table:table-cell table:formula="of:=IF(BITAND([.$R5];BITLSHIFT(1;[.AO$2]))&gt;0;1;0)*[.$O5]" office:value-type="float" office:value="0" calcext:value-type="float">
            <text:p/>
          </table:table-cell>
          <table:table-cell table:formula="of:=IF(BITAND([.$R5];BITLSHIFT(1;[.AP$2]))&gt;0;1;0)*[.$O5]" office:value-type="float" office:value="0" calcext:value-type="float">
            <text:p/>
          </table:table-cell>
          <table:table-cell table:formula="of:=IF(BITAND([.$R5];BITLSHIFT(1;[.AQ$2]))&gt;0;1;0)*[.$O5]" office:value-type="float" office:value="0" calcext:value-type="float">
            <text:p/>
          </table:table-cell>
          <table:table-cell table:formula="of:=IF(BITAND([.$R5];BITLSHIFT(1;[.AR$2]))&gt;0;1;0)*[.$O5]" office:value-type="float" office:value="0" calcext:value-type="float">
            <text:p/>
          </table:table-cell>
          <table:table-cell table:formula="of:=IF(BITAND([.$R5];BITLSHIFT(1;[.AS$2]))&gt;0;1;0)*[.$O5]" office:value-type="float" office:value="0" calcext:value-type="float">
            <text:p/>
          </table:table-cell>
          <table:table-cell table:formula="of:=IF(BITAND([.$R5];BITLSHIFT(1;[.AT$2]))&gt;0;1;0)*[.$O5]" office:value-type="float" office:value="0" calcext:value-type="float">
            <text:p/>
          </table:table-cell>
          <table:table-cell table:formula="of:=IF(BITAND([.$R5];BITLSHIFT(1;[.AU$2]))&gt;0;1;0)*[.$O5]" office:value-type="float" office:value="0" calcext:value-type="float">
            <text:p/>
          </table:table-cell>
          <table:table-cell table:formula="of:=IF(BITAND([.$R5];BITLSHIFT(1;[.AV$2]))&gt;0;1;0)*[.$O5]" office:value-type="float" office:value="0" calcext:value-type="float">
            <text:p/>
          </table:table-cell>
          <table:table-cell table:formula="of:=IF(BITAND([.$R5];BITLSHIFT(1;[.AW$2]))&gt;0;1;0)*[.$O5]" office:value-type="float" office:value="0" calcext:value-type="float">
            <text:p/>
          </table:table-cell>
          <table:table-cell table:formula="of:=IF(BITAND([.$R5];BITLSHIFT(1;[.AX$2]))&gt;0;1;0)*[.$O5]" office:value-type="float" office:value="0" calcext:value-type="float">
            <text:p/>
          </table:table-cell>
          <table:table-cell table:formula="of:=IF(BITAND([.$Q5];BITLSHIFT(1;[.AY$2]))&gt;0;1;0)*[.$O5]" office:value-type="float" office:value="0" calcext:value-type="float">
            <text:p/>
          </table:table-cell>
          <table:table-cell table:formula="of:=IF(BITAND([.$Q5];BITLSHIFT(1;[.AZ$2]))&gt;0;1;0)*[.$O5]" office:value-type="float" office:value="0" calcext:value-type="float">
            <text:p/>
          </table:table-cell>
          <table:table-cell table:formula="of:=IF(BITAND([.$Q5];BITLSHIFT(1;[.BA$2]))&gt;0;1;0)*[.$O5]" office:value-type="float" office:value="0" calcext:value-type="float">
            <text:p/>
          </table:table-cell>
          <table:table-cell table:formula="of:=IF(BITAND([.$Q5];BITLSHIFT(1;[.BB$2]))&gt;0;1;0)*[.$O5]" office:value-type="float" office:value="0" calcext:value-type="float">
            <text:p/>
          </table:table-cell>
          <table:table-cell table:formula="of:=IF(BITAND([.$Q5];BITLSHIFT(1;[.BC$2]))&gt;0;1;0)*[.$O5]" office:value-type="float" office:value="0" calcext:value-type="float">
            <text:p/>
          </table:table-cell>
          <table:table-cell table:formula="of:=IF(BITAND([.$Q5];BITLSHIFT(1;[.BD$2]))&gt;0;1;0)*[.$O5]" office:value-type="float" office:value="0" calcext:value-type="float">
            <text:p/>
          </table:table-cell>
          <table:table-cell table:formula="of:=IF(BITAND([.$Q5];BITLSHIFT(1;[.BE$2]))&gt;0;1;0)*[.$O5]" office:value-type="float" office:value="0" calcext:value-type="float">
            <text:p/>
          </table:table-cell>
          <table:table-cell table:formula="of:=IF(BITAND([.$Q5];BITLSHIFT(1;[.BF$2]))&gt;0;1;0)*[.$O5]" office:value-type="float" office:value="0" calcext:value-type="float">
            <text:p/>
          </table:table-cell>
          <table:table-cell table:formula="of:=IF(BITAND([.$Q5];BITLSHIFT(1;[.BG$2]))&gt;0;1;0)*[.$O5]" office:value-type="float" office:value="20" calcext:value-type="float">
            <text:p/>
          </table:table-cell>
          <table:table-cell table:formula="of:=IF(BITAND([.$Q5];BITLSHIFT(1;[.BH$2]))&gt;0;1;0)*[.$O5]" office:value-type="float" office:value="20" calcext:value-type="float">
            <text:p/>
          </table:table-cell>
          <table:table-cell table:formula="of:=IF(BITAND([.$Q5];BITLSHIFT(1;[.BI$2]))&gt;0;1;0)*[.$O5]" office:value-type="float" office:value="20" calcext:value-type="float">
            <text:p/>
          </table:table-cell>
          <table:table-cell table:formula="of:=IF(BITAND([.$Q5];BITLSHIFT(1;[.BJ$2]))&gt;0;1;0)*[.$O5]" office:value-type="float" office:value="20" calcext:value-type="float">
            <text:p/>
          </table:table-cell>
          <table:table-cell table:formula="of:=IF(BITAND([.$Q5];BITLSHIFT(1;[.BK$2]))&gt;0;1;0)*[.$O5]" office:value-type="float" office:value="20" calcext:value-type="float">
            <text:p/>
          </table:table-cell>
          <table:table-cell table:formula="of:=IF(BITAND([.$Q5];BITLSHIFT(1;[.BL$2]))&gt;0;1;0)*[.$O5]" office:value-type="float" office:value="20" calcext:value-type="float">
            <text:p/>
          </table:table-cell>
          <table:table-cell table:formula="of:=IF(BITAND([.$Q5];BITLSHIFT(1;[.BM$2]))&gt;0;1;0)*[.$O5]" office:value-type="float" office:value="20" calcext:value-type="float">
            <text:p/>
          </table:table-cell>
          <table:table-cell table:formula="of:=IF(BITAND([.$Q5];BITLSHIFT(1;[.BN$2]))&gt;0;1;0)*[.$O5]" office:value-type="float" office:value="20" calcext:value-type="float">
            <text:p/>
          </table:table-cell>
          <table:table-cell table:formula="of:=IF(BITAND([.$Q5];BITLSHIFT(1;[.BO$2]))&gt;0;1;0)*[.$O5]" office:value-type="float" office:value="0" calcext:value-type="float">
            <text:p/>
          </table:table-cell>
          <table:table-cell table:formula="of:=IF(BITAND([.$Q5];BITLSHIFT(1;[.BP$2]))&gt;0;1;0)*[.$O5]" office:value-type="float" office:value="0" calcext:value-type="float">
            <text:p/>
          </table:table-cell>
          <table:table-cell table:formula="of:=IF(BITAND([.$Q5];BITLSHIFT(1;[.BQ$2]))&gt;0;1;0)*[.$O5]" office:value-type="float" office:value="0" calcext:value-type="float">
            <text:p/>
          </table:table-cell>
          <table:table-cell table:formula="of:=IF(BITAND([.$Q5];BITLSHIFT(1;[.BR$2]))&gt;0;1;0)*[.$O5]" office:value-type="float" office:value="0" calcext:value-type="float">
            <text:p/>
          </table:table-cell>
          <table:table-cell table:formula="of:=IF(BITAND([.$Q5];BITLSHIFT(1;[.BS$2]))&gt;0;1;0)*[.$O5]" office:value-type="float" office:value="0" calcext:value-type="float">
            <text:p/>
          </table:table-cell>
          <table:table-cell table:formula="of:=IF(BITAND([.$Q5];BITLSHIFT(1;[.BT$2]))&gt;0;1;0)*[.$O5]" office:value-type="float" office:value="0" calcext:value-type="float">
            <text:p/>
          </table:table-cell>
          <table:table-cell table:formula="of:=IF(BITAND([.$Q5];BITLSHIFT(1;[.BU$2]))&gt;0;1;0)*[.$O5]" office:value-type="float" office:value="0" calcext:value-type="float">
            <text:p/>
          </table:table-cell>
          <table:table-cell table:formula="of:=IF(BITAND([.$Q5];BITLSHIFT(1;[.BV$2]))&gt;0;1;0)*[.$O5]" office:value-type="float" office:value="0" calcext:value-type="float">
            <text:p/>
          </table:table-cell>
          <table:table-cell table:formula="of:=IF(BITAND([.$Q5];BITLSHIFT(1;[.BW$2]))&gt;0;1;0)*[.$O5]" office:value-type="float" office:value="0" calcext:value-type="float">
            <text:p/>
          </table:table-cell>
          <table:table-cell table:formula="of:=IF(BITAND([.$Q5];BITLSHIFT(1;[.BX$2]))&gt;0;1;0)*[.$O5]" office:value-type="float" office:value="0" calcext:value-type="float">
            <text:p/>
          </table:table-cell>
          <table:table-cell table:formula="of:=IF(BITAND([.$Q5];BITLSHIFT(1;[.BY$2]))&gt;0;1;0)*[.$O5]" office:value-type="float" office:value="0" calcext:value-type="float">
            <text:p/>
          </table:table-cell>
          <table:table-cell table:formula="of:=IF(BITAND([.$Q5];BITLSHIFT(1;[.BZ$2]))&gt;0;1;0)*[.$O5]" office:value-type="float" office:value="0" calcext:value-type="float">
            <text:p/>
          </table:table-cell>
          <table:table-cell table:formula="of:=IF(BITAND([.$Q5];BITLSHIFT(1;[.CA$2]))&gt;0;1;0)*[.$O5]" office:value-type="float" office:value="0" calcext:value-type="float">
            <text:p/>
          </table:table-cell>
          <table:table-cell table:formula="of:=IF(BITAND([.$Q5];BITLSHIFT(1;[.CB$2]))&gt;0;1;0)*[.$O5]" office:value-type="float" office:value="0" calcext:value-type="float">
            <text:p/>
          </table:table-cell>
          <table:table-cell table:formula="of:=IF(BITAND([.$Q5];BITLSHIFT(1;[.CC$2]))&gt;0;1;0)*[.$O5]" office:value-type="float" office:value="0" calcext:value-type="float">
            <text:p/>
          </table:table-cell>
          <table:table-cell table:formula="of:=IF(BITAND([.$Q5];BITLSHIFT(1;[.CD$2]))&gt;0;1;0)*[.$O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9" table:formula="of:=[.BG51]" office:value-type="float" office:value="15" calcext:value-type="float">
            <text:p/>
          </table:table-cell>
          <table:table-cell table:style-name="ce9" table:formula="of:=[.BH51]" office:value-type="float" office:value="20" calcext:value-type="float">
            <text:p/>
          </table:table-cell>
          <table:table-cell table:style-name="ce9" table:formula="of:=[.BI51]" office:value-type="float" office:value="20" calcext:value-type="float">
            <text:p/>
          </table:table-cell>
          <table:table-cell table:style-name="ce9" table:formula="of:=[.BJ51]" office:value-type="float" office:value="35" calcext:value-type="float">
            <text:p/>
          </table:table-cell>
          <table:table-cell table:style-name="ce9" table:formula="of:=[.BK51]" office:value-type="float" office:value="35" calcext:value-type="float">
            <text:p/>
          </table:table-cell>
          <table:table-cell table:style-name="ce9" table:formula="of:=[.BL51]" office:value-type="float" office:value="20" calcext:value-type="float">
            <text:p/>
          </table:table-cell>
          <table:table-cell table:style-name="ce9" table:formula="of:=[.BM51]" office:value-type="float" office:value="20" calcext:value-type="float">
            <text:p/>
          </table:table-cell>
          <table:table-cell table:style-name="ce9" table:formula="of:=[.BN51]" office:value-type="float" office:value="15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5</text:p>
          </table:table-cell>
          <table:table-cell table:style-name="ce4" office:value-type="string" calcext:value-type="string">
            <text:p>0x000000FF0000000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&quot;{&quot;&quot;name&quot;&quot; : &quot;&quot;&quot; &amp; [.M6] &amp; &quot;&quot;&quot;, &quot;&quot;zone&quot;&quot; : &quot;&quot;&quot;&amp;[.N6]&amp;&quot;&quot;&quot;, &quot;&quot;value&quot;&quot; : &quot;&amp;[.O6]&amp;&quot;}&quot;" office:value-type="string" office:string-value="{&quot;name&quot; : &quot;Row 5&quot;, &quot;zone&quot; : &quot;0x000000FF00000000&quot;, &quot;value&quot; : 10}" calcext:value-type="string">
            <text:p>{"name" : "Row 5", "zone" : "0x000000FF00000000", "value" : 10}</text:p>
          </table:table-cell>
          <table:table-cell table:formula="of:=DECIMAL(LEFT([.N6];10) ;16)" office:value-type="float" office:value="255" calcext:value-type="float">
            <text:p/>
          </table:table-cell>
          <table:table-cell table:formula="of:=DECIMAL(RIGHT([.N6];8) ;16)" office:value-type="float" office:value="0" calcext:value-type="float">
            <text:p/>
          </table:table-cell>
          <table:table-cell table:formula="of:=IF(BITAND([.$R6];BITLSHIFT(1;[.S$2]))&gt;0;1;0)*[.$O6]" office:value-type="float" office:value="0" calcext:value-type="float">
            <text:p/>
          </table:table-cell>
          <table:table-cell table:formula="of:=IF(BITAND([.$R6];BITLSHIFT(1;[.T$2]))&gt;0;1;0)*[.$O6]" office:value-type="float" office:value="0" calcext:value-type="float">
            <text:p/>
          </table:table-cell>
          <table:table-cell table:formula="of:=IF(BITAND([.$R6];BITLSHIFT(1;[.U$2]))&gt;0;1;0)*[.$O6]" office:value-type="float" office:value="0" calcext:value-type="float">
            <text:p/>
          </table:table-cell>
          <table:table-cell table:formula="of:=IF(BITAND([.$R6];BITLSHIFT(1;[.V$2]))&gt;0;1;0)*[.$O6]" office:value-type="float" office:value="0" calcext:value-type="float">
            <text:p/>
          </table:table-cell>
          <table:table-cell table:formula="of:=IF(BITAND([.$R6];BITLSHIFT(1;[.W$2]))&gt;0;1;0)*[.$O6]" office:value-type="float" office:value="0" calcext:value-type="float">
            <text:p/>
          </table:table-cell>
          <table:table-cell table:formula="of:=IF(BITAND([.$R6];BITLSHIFT(1;[.X$2]))&gt;0;1;0)*[.$O6]" office:value-type="float" office:value="0" calcext:value-type="float">
            <text:p/>
          </table:table-cell>
          <table:table-cell table:formula="of:=IF(BITAND([.$R6];BITLSHIFT(1;[.Y$2]))&gt;0;1;0)*[.$O6]" office:value-type="float" office:value="0" calcext:value-type="float">
            <text:p/>
          </table:table-cell>
          <table:table-cell table:formula="of:=IF(BITAND([.$R6];BITLSHIFT(1;[.Z$2]))&gt;0;1;0)*[.$O6]" office:value-type="float" office:value="0" calcext:value-type="float">
            <text:p/>
          </table:table-cell>
          <table:table-cell table:formula="of:=IF(BITAND([.$R6];BITLSHIFT(1;[.AA$2]))&gt;0;1;0)*[.$O6]" office:value-type="float" office:value="0" calcext:value-type="float">
            <text:p/>
          </table:table-cell>
          <table:table-cell table:formula="of:=IF(BITAND([.$R6];BITLSHIFT(1;[.AB$2]))&gt;0;1;0)*[.$O6]" office:value-type="float" office:value="0" calcext:value-type="float">
            <text:p/>
          </table:table-cell>
          <table:table-cell table:formula="of:=IF(BITAND([.$R6];BITLSHIFT(1;[.AC$2]))&gt;0;1;0)*[.$O6]" office:value-type="float" office:value="0" calcext:value-type="float">
            <text:p/>
          </table:table-cell>
          <table:table-cell table:formula="of:=IF(BITAND([.$R6];BITLSHIFT(1;[.AD$2]))&gt;0;1;0)*[.$O6]" office:value-type="float" office:value="0" calcext:value-type="float">
            <text:p/>
          </table:table-cell>
          <table:table-cell table:formula="of:=IF(BITAND([.$R6];BITLSHIFT(1;[.AE$2]))&gt;0;1;0)*[.$O6]" office:value-type="float" office:value="0" calcext:value-type="float">
            <text:p/>
          </table:table-cell>
          <table:table-cell table:formula="of:=IF(BITAND([.$R6];BITLSHIFT(1;[.AF$2]))&gt;0;1;0)*[.$O6]" office:value-type="float" office:value="0" calcext:value-type="float">
            <text:p/>
          </table:table-cell>
          <table:table-cell table:formula="of:=IF(BITAND([.$R6];BITLSHIFT(1;[.AG$2]))&gt;0;1;0)*[.$O6]" office:value-type="float" office:value="0" calcext:value-type="float">
            <text:p/>
          </table:table-cell>
          <table:table-cell table:formula="of:=IF(BITAND([.$R6];BITLSHIFT(1;[.AH$2]))&gt;0;1;0)*[.$O6]" office:value-type="float" office:value="0" calcext:value-type="float">
            <text:p/>
          </table:table-cell>
          <table:table-cell table:formula="of:=IF(BITAND([.$R6];BITLSHIFT(1;[.AI$2]))&gt;0;1;0)*[.$O6]" office:value-type="float" office:value="0" calcext:value-type="float">
            <text:p/>
          </table:table-cell>
          <table:table-cell table:formula="of:=IF(BITAND([.$R6];BITLSHIFT(1;[.AJ$2]))&gt;0;1;0)*[.$O6]" office:value-type="float" office:value="0" calcext:value-type="float">
            <text:p/>
          </table:table-cell>
          <table:table-cell table:formula="of:=IF(BITAND([.$R6];BITLSHIFT(1;[.AK$2]))&gt;0;1;0)*[.$O6]" office:value-type="float" office:value="0" calcext:value-type="float">
            <text:p/>
          </table:table-cell>
          <table:table-cell table:formula="of:=IF(BITAND([.$R6];BITLSHIFT(1;[.AL$2]))&gt;0;1;0)*[.$O6]" office:value-type="float" office:value="0" calcext:value-type="float">
            <text:p/>
          </table:table-cell>
          <table:table-cell table:formula="of:=IF(BITAND([.$R6];BITLSHIFT(1;[.AM$2]))&gt;0;1;0)*[.$O6]" office:value-type="float" office:value="0" calcext:value-type="float">
            <text:p/>
          </table:table-cell>
          <table:table-cell table:formula="of:=IF(BITAND([.$R6];BITLSHIFT(1;[.AN$2]))&gt;0;1;0)*[.$O6]" office:value-type="float" office:value="0" calcext:value-type="float">
            <text:p/>
          </table:table-cell>
          <table:table-cell table:formula="of:=IF(BITAND([.$R6];BITLSHIFT(1;[.AO$2]))&gt;0;1;0)*[.$O6]" office:value-type="float" office:value="0" calcext:value-type="float">
            <text:p/>
          </table:table-cell>
          <table:table-cell table:formula="of:=IF(BITAND([.$R6];BITLSHIFT(1;[.AP$2]))&gt;0;1;0)*[.$O6]" office:value-type="float" office:value="0" calcext:value-type="float">
            <text:p/>
          </table:table-cell>
          <table:table-cell table:formula="of:=IF(BITAND([.$R6];BITLSHIFT(1;[.AQ$2]))&gt;0;1;0)*[.$O6]" office:value-type="float" office:value="0" calcext:value-type="float">
            <text:p/>
          </table:table-cell>
          <table:table-cell table:formula="of:=IF(BITAND([.$R6];BITLSHIFT(1;[.AR$2]))&gt;0;1;0)*[.$O6]" office:value-type="float" office:value="0" calcext:value-type="float">
            <text:p/>
          </table:table-cell>
          <table:table-cell table:formula="of:=IF(BITAND([.$R6];BITLSHIFT(1;[.AS$2]))&gt;0;1;0)*[.$O6]" office:value-type="float" office:value="0" calcext:value-type="float">
            <text:p/>
          </table:table-cell>
          <table:table-cell table:formula="of:=IF(BITAND([.$R6];BITLSHIFT(1;[.AT$2]))&gt;0;1;0)*[.$O6]" office:value-type="float" office:value="0" calcext:value-type="float">
            <text:p/>
          </table:table-cell>
          <table:table-cell table:formula="of:=IF(BITAND([.$R6];BITLSHIFT(1;[.AU$2]))&gt;0;1;0)*[.$O6]" office:value-type="float" office:value="0" calcext:value-type="float">
            <text:p/>
          </table:table-cell>
          <table:table-cell table:formula="of:=IF(BITAND([.$R6];BITLSHIFT(1;[.AV$2]))&gt;0;1;0)*[.$O6]" office:value-type="float" office:value="0" calcext:value-type="float">
            <text:p/>
          </table:table-cell>
          <table:table-cell table:formula="of:=IF(BITAND([.$R6];BITLSHIFT(1;[.AW$2]))&gt;0;1;0)*[.$O6]" office:value-type="float" office:value="0" calcext:value-type="float">
            <text:p/>
          </table:table-cell>
          <table:table-cell table:formula="of:=IF(BITAND([.$R6];BITLSHIFT(1;[.AX$2]))&gt;0;1;0)*[.$O6]" office:value-type="float" office:value="0" calcext:value-type="float">
            <text:p/>
          </table:table-cell>
          <table:table-cell table:formula="of:=IF(BITAND([.$Q6];BITLSHIFT(1;[.AY$2]))&gt;0;1;0)*[.$O6]" office:value-type="float" office:value="10" calcext:value-type="float">
            <text:p/>
          </table:table-cell>
          <table:table-cell table:formula="of:=IF(BITAND([.$Q6];BITLSHIFT(1;[.AZ$2]))&gt;0;1;0)*[.$O6]" office:value-type="float" office:value="10" calcext:value-type="float">
            <text:p/>
          </table:table-cell>
          <table:table-cell table:formula="of:=IF(BITAND([.$Q6];BITLSHIFT(1;[.BA$2]))&gt;0;1;0)*[.$O6]" office:value-type="float" office:value="10" calcext:value-type="float">
            <text:p/>
          </table:table-cell>
          <table:table-cell table:formula="of:=IF(BITAND([.$Q6];BITLSHIFT(1;[.BB$2]))&gt;0;1;0)*[.$O6]" office:value-type="float" office:value="10" calcext:value-type="float">
            <text:p/>
          </table:table-cell>
          <table:table-cell table:formula="of:=IF(BITAND([.$Q6];BITLSHIFT(1;[.BC$2]))&gt;0;1;0)*[.$O6]" office:value-type="float" office:value="10" calcext:value-type="float">
            <text:p/>
          </table:table-cell>
          <table:table-cell table:formula="of:=IF(BITAND([.$Q6];BITLSHIFT(1;[.BD$2]))&gt;0;1;0)*[.$O6]" office:value-type="float" office:value="10" calcext:value-type="float">
            <text:p/>
          </table:table-cell>
          <table:table-cell table:formula="of:=IF(BITAND([.$Q6];BITLSHIFT(1;[.BE$2]))&gt;0;1;0)*[.$O6]" office:value-type="float" office:value="10" calcext:value-type="float">
            <text:p/>
          </table:table-cell>
          <table:table-cell table:formula="of:=IF(BITAND([.$Q6];BITLSHIFT(1;[.BF$2]))&gt;0;1;0)*[.$O6]" office:value-type="float" office:value="10" calcext:value-type="float">
            <text:p/>
          </table:table-cell>
          <table:table-cell table:formula="of:=IF(BITAND([.$Q6];BITLSHIFT(1;[.BG$2]))&gt;0;1;0)*[.$O6]" office:value-type="float" office:value="0" calcext:value-type="float">
            <text:p/>
          </table:table-cell>
          <table:table-cell table:formula="of:=IF(BITAND([.$Q6];BITLSHIFT(1;[.BH$2]))&gt;0;1;0)*[.$O6]" office:value-type="float" office:value="0" calcext:value-type="float">
            <text:p/>
          </table:table-cell>
          <table:table-cell table:formula="of:=IF(BITAND([.$Q6];BITLSHIFT(1;[.BI$2]))&gt;0;1;0)*[.$O6]" office:value-type="float" office:value="0" calcext:value-type="float">
            <text:p/>
          </table:table-cell>
          <table:table-cell table:formula="of:=IF(BITAND([.$Q6];BITLSHIFT(1;[.BJ$2]))&gt;0;1;0)*[.$O6]" office:value-type="float" office:value="0" calcext:value-type="float">
            <text:p/>
          </table:table-cell>
          <table:table-cell table:formula="of:=IF(BITAND([.$Q6];BITLSHIFT(1;[.BK$2]))&gt;0;1;0)*[.$O6]" office:value-type="float" office:value="0" calcext:value-type="float">
            <text:p/>
          </table:table-cell>
          <table:table-cell table:formula="of:=IF(BITAND([.$Q6];BITLSHIFT(1;[.BL$2]))&gt;0;1;0)*[.$O6]" office:value-type="float" office:value="0" calcext:value-type="float">
            <text:p/>
          </table:table-cell>
          <table:table-cell table:formula="of:=IF(BITAND([.$Q6];BITLSHIFT(1;[.BM$2]))&gt;0;1;0)*[.$O6]" office:value-type="float" office:value="0" calcext:value-type="float">
            <text:p/>
          </table:table-cell>
          <table:table-cell table:formula="of:=IF(BITAND([.$Q6];BITLSHIFT(1;[.BN$2]))&gt;0;1;0)*[.$O6]" office:value-type="float" office:value="0" calcext:value-type="float">
            <text:p/>
          </table:table-cell>
          <table:table-cell table:formula="of:=IF(BITAND([.$Q6];BITLSHIFT(1;[.BO$2]))&gt;0;1;0)*[.$O6]" office:value-type="float" office:value="0" calcext:value-type="float">
            <text:p/>
          </table:table-cell>
          <table:table-cell table:formula="of:=IF(BITAND([.$Q6];BITLSHIFT(1;[.BP$2]))&gt;0;1;0)*[.$O6]" office:value-type="float" office:value="0" calcext:value-type="float">
            <text:p/>
          </table:table-cell>
          <table:table-cell table:formula="of:=IF(BITAND([.$Q6];BITLSHIFT(1;[.BQ$2]))&gt;0;1;0)*[.$O6]" office:value-type="float" office:value="0" calcext:value-type="float">
            <text:p/>
          </table:table-cell>
          <table:table-cell table:formula="of:=IF(BITAND([.$Q6];BITLSHIFT(1;[.BR$2]))&gt;0;1;0)*[.$O6]" office:value-type="float" office:value="0" calcext:value-type="float">
            <text:p/>
          </table:table-cell>
          <table:table-cell table:formula="of:=IF(BITAND([.$Q6];BITLSHIFT(1;[.BS$2]))&gt;0;1;0)*[.$O6]" office:value-type="float" office:value="0" calcext:value-type="float">
            <text:p/>
          </table:table-cell>
          <table:table-cell table:formula="of:=IF(BITAND([.$Q6];BITLSHIFT(1;[.BT$2]))&gt;0;1;0)*[.$O6]" office:value-type="float" office:value="0" calcext:value-type="float">
            <text:p/>
          </table:table-cell>
          <table:table-cell table:formula="of:=IF(BITAND([.$Q6];BITLSHIFT(1;[.BU$2]))&gt;0;1;0)*[.$O6]" office:value-type="float" office:value="0" calcext:value-type="float">
            <text:p/>
          </table:table-cell>
          <table:table-cell table:formula="of:=IF(BITAND([.$Q6];BITLSHIFT(1;[.BV$2]))&gt;0;1;0)*[.$O6]" office:value-type="float" office:value="0" calcext:value-type="float">
            <text:p/>
          </table:table-cell>
          <table:table-cell table:formula="of:=IF(BITAND([.$Q6];BITLSHIFT(1;[.BW$2]))&gt;0;1;0)*[.$O6]" office:value-type="float" office:value="0" calcext:value-type="float">
            <text:p/>
          </table:table-cell>
          <table:table-cell table:formula="of:=IF(BITAND([.$Q6];BITLSHIFT(1;[.BX$2]))&gt;0;1;0)*[.$O6]" office:value-type="float" office:value="0" calcext:value-type="float">
            <text:p/>
          </table:table-cell>
          <table:table-cell table:formula="of:=IF(BITAND([.$Q6];BITLSHIFT(1;[.BY$2]))&gt;0;1;0)*[.$O6]" office:value-type="float" office:value="0" calcext:value-type="float">
            <text:p/>
          </table:table-cell>
          <table:table-cell table:formula="of:=IF(BITAND([.$Q6];BITLSHIFT(1;[.BZ$2]))&gt;0;1;0)*[.$O6]" office:value-type="float" office:value="0" calcext:value-type="float">
            <text:p/>
          </table:table-cell>
          <table:table-cell table:formula="of:=IF(BITAND([.$Q6];BITLSHIFT(1;[.CA$2]))&gt;0;1;0)*[.$O6]" office:value-type="float" office:value="0" calcext:value-type="float">
            <text:p/>
          </table:table-cell>
          <table:table-cell table:formula="of:=IF(BITAND([.$Q6];BITLSHIFT(1;[.CB$2]))&gt;0;1;0)*[.$O6]" office:value-type="float" office:value="0" calcext:value-type="float">
            <text:p/>
          </table:table-cell>
          <table:table-cell table:formula="of:=IF(BITAND([.$Q6];BITLSHIFT(1;[.CC$2]))&gt;0;1;0)*[.$O6]" office:value-type="float" office:value="0" calcext:value-type="float">
            <text:p/>
          </table:table-cell>
          <table:table-cell table:formula="of:=IF(BITAND([.$Q6];BITLSHIFT(1;[.CD$2]))&gt;0;1;0)*[.$O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9" table:formula="of:=[.AY51]" office:value-type="float" office:value="5" calcext:value-type="float">
            <text:p/>
          </table:table-cell>
          <table:table-cell table:style-name="ce9" table:formula="of:=[.AZ51]" office:value-type="float" office:value="10" calcext:value-type="float">
            <text:p/>
          </table:table-cell>
          <table:table-cell table:style-name="ce9" table:formula="of:=[.BA51]" office:value-type="float" office:value="10" calcext:value-type="float">
            <text:p/>
          </table:table-cell>
          <table:table-cell table:style-name="ce9" table:formula="of:=[.BB51]" office:value-type="float" office:value="25" calcext:value-type="float">
            <text:p/>
          </table:table-cell>
          <table:table-cell table:style-name="ce9" table:formula="of:=[.BC51]" office:value-type="float" office:value="25" calcext:value-type="float">
            <text:p/>
          </table:table-cell>
          <table:table-cell table:style-name="ce9" table:formula="of:=[.BD51]" office:value-type="float" office:value="10" calcext:value-type="float">
            <text:p/>
          </table:table-cell>
          <table:table-cell table:style-name="ce9" table:formula="of:=[.BE51]" office:value-type="float" office:value="10" calcext:value-type="float">
            <text:p/>
          </table:table-cell>
          <table:table-cell table:style-name="ce9" table:formula="of:=[.BF51]" office:value-type="float" office:value="5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4</text:p>
          </table:table-cell>
          <table:table-cell table:style-name="ce4" office:value-type="string" calcext:value-type="string">
            <text:p>0x00000000FF00000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&quot;{&quot;&quot;name&quot;&quot; : &quot;&quot;&quot; &amp; [.M7] &amp; &quot;&quot;&quot;, &quot;&quot;zone&quot;&quot; : &quot;&quot;&quot;&amp;[.N7]&amp;&quot;&quot;&quot;, &quot;&quot;value&quot;&quot; : &quot;&amp;[.O7]&amp;&quot;}&quot;" office:value-type="string" office:string-value="{&quot;name&quot; : &quot;Row 4&quot;, &quot;zone&quot; : &quot;0x00000000FF000000&quot;, &quot;value&quot; : 0}" calcext:value-type="string">
            <text:p>{"name" : "Row 4", "zone" : "0x00000000FF000000", "value" : 0}</text:p>
          </table:table-cell>
          <table:table-cell table:formula="of:=DECIMAL(LEFT([.N7];10) ;16)" office:value-type="float" office:value="0" calcext:value-type="float">
            <text:p/>
          </table:table-cell>
          <table:table-cell table:formula="of:=DECIMAL(RIGHT([.N7];8) ;16)" office:value-type="float" office:value="4278190080" calcext:value-type="float">
            <text:p/>
          </table:table-cell>
          <table:table-cell table:formula="of:=IF(BITAND([.$R7];BITLSHIFT(1;[.S$2]))&gt;0;1;0)*[.$O7]" office:value-type="float" office:value="0" calcext:value-type="float">
            <text:p/>
          </table:table-cell>
          <table:table-cell table:formula="of:=IF(BITAND([.$R7];BITLSHIFT(1;[.T$2]))&gt;0;1;0)*[.$O7]" office:value-type="float" office:value="0" calcext:value-type="float">
            <text:p/>
          </table:table-cell>
          <table:table-cell table:formula="of:=IF(BITAND([.$R7];BITLSHIFT(1;[.U$2]))&gt;0;1;0)*[.$O7]" office:value-type="float" office:value="0" calcext:value-type="float">
            <text:p/>
          </table:table-cell>
          <table:table-cell table:formula="of:=IF(BITAND([.$R7];BITLSHIFT(1;[.V$2]))&gt;0;1;0)*[.$O7]" office:value-type="float" office:value="0" calcext:value-type="float">
            <text:p/>
          </table:table-cell>
          <table:table-cell table:formula="of:=IF(BITAND([.$R7];BITLSHIFT(1;[.W$2]))&gt;0;1;0)*[.$O7]" office:value-type="float" office:value="0" calcext:value-type="float">
            <text:p/>
          </table:table-cell>
          <table:table-cell table:formula="of:=IF(BITAND([.$R7];BITLSHIFT(1;[.X$2]))&gt;0;1;0)*[.$O7]" office:value-type="float" office:value="0" calcext:value-type="float">
            <text:p/>
          </table:table-cell>
          <table:table-cell table:formula="of:=IF(BITAND([.$R7];BITLSHIFT(1;[.Y$2]))&gt;0;1;0)*[.$O7]" office:value-type="float" office:value="0" calcext:value-type="float">
            <text:p/>
          </table:table-cell>
          <table:table-cell table:formula="of:=IF(BITAND([.$R7];BITLSHIFT(1;[.Z$2]))&gt;0;1;0)*[.$O7]" office:value-type="float" office:value="0" calcext:value-type="float">
            <text:p/>
          </table:table-cell>
          <table:table-cell table:formula="of:=IF(BITAND([.$R7];BITLSHIFT(1;[.AA$2]))&gt;0;1;0)*[.$O7]" office:value-type="float" office:value="0" calcext:value-type="float">
            <text:p/>
          </table:table-cell>
          <table:table-cell table:formula="of:=IF(BITAND([.$R7];BITLSHIFT(1;[.AB$2]))&gt;0;1;0)*[.$O7]" office:value-type="float" office:value="0" calcext:value-type="float">
            <text:p/>
          </table:table-cell>
          <table:table-cell table:formula="of:=IF(BITAND([.$R7];BITLSHIFT(1;[.AC$2]))&gt;0;1;0)*[.$O7]" office:value-type="float" office:value="0" calcext:value-type="float">
            <text:p/>
          </table:table-cell>
          <table:table-cell table:formula="of:=IF(BITAND([.$R7];BITLSHIFT(1;[.AD$2]))&gt;0;1;0)*[.$O7]" office:value-type="float" office:value="0" calcext:value-type="float">
            <text:p/>
          </table:table-cell>
          <table:table-cell table:formula="of:=IF(BITAND([.$R7];BITLSHIFT(1;[.AE$2]))&gt;0;1;0)*[.$O7]" office:value-type="float" office:value="0" calcext:value-type="float">
            <text:p/>
          </table:table-cell>
          <table:table-cell table:formula="of:=IF(BITAND([.$R7];BITLSHIFT(1;[.AF$2]))&gt;0;1;0)*[.$O7]" office:value-type="float" office:value="0" calcext:value-type="float">
            <text:p/>
          </table:table-cell>
          <table:table-cell table:formula="of:=IF(BITAND([.$R7];BITLSHIFT(1;[.AG$2]))&gt;0;1;0)*[.$O7]" office:value-type="float" office:value="0" calcext:value-type="float">
            <text:p/>
          </table:table-cell>
          <table:table-cell table:formula="of:=IF(BITAND([.$R7];BITLSHIFT(1;[.AH$2]))&gt;0;1;0)*[.$O7]" office:value-type="float" office:value="0" calcext:value-type="float">
            <text:p/>
          </table:table-cell>
          <table:table-cell table:formula="of:=IF(BITAND([.$R7];BITLSHIFT(1;[.AI$2]))&gt;0;1;0)*[.$O7]" office:value-type="float" office:value="0" calcext:value-type="float">
            <text:p/>
          </table:table-cell>
          <table:table-cell table:formula="of:=IF(BITAND([.$R7];BITLSHIFT(1;[.AJ$2]))&gt;0;1;0)*[.$O7]" office:value-type="float" office:value="0" calcext:value-type="float">
            <text:p/>
          </table:table-cell>
          <table:table-cell table:formula="of:=IF(BITAND([.$R7];BITLSHIFT(1;[.AK$2]))&gt;0;1;0)*[.$O7]" office:value-type="float" office:value="0" calcext:value-type="float">
            <text:p/>
          </table:table-cell>
          <table:table-cell table:formula="of:=IF(BITAND([.$R7];BITLSHIFT(1;[.AL$2]))&gt;0;1;0)*[.$O7]" office:value-type="float" office:value="0" calcext:value-type="float">
            <text:p/>
          </table:table-cell>
          <table:table-cell table:formula="of:=IF(BITAND([.$R7];BITLSHIFT(1;[.AM$2]))&gt;0;1;0)*[.$O7]" office:value-type="float" office:value="0" calcext:value-type="float">
            <text:p/>
          </table:table-cell>
          <table:table-cell table:formula="of:=IF(BITAND([.$R7];BITLSHIFT(1;[.AN$2]))&gt;0;1;0)*[.$O7]" office:value-type="float" office:value="0" calcext:value-type="float">
            <text:p/>
          </table:table-cell>
          <table:table-cell table:formula="of:=IF(BITAND([.$R7];BITLSHIFT(1;[.AO$2]))&gt;0;1;0)*[.$O7]" office:value-type="float" office:value="0" calcext:value-type="float">
            <text:p/>
          </table:table-cell>
          <table:table-cell table:formula="of:=IF(BITAND([.$R7];BITLSHIFT(1;[.AP$2]))&gt;0;1;0)*[.$O7]" office:value-type="float" office:value="0" calcext:value-type="float">
            <text:p/>
          </table:table-cell>
          <table:table-cell table:formula="of:=IF(BITAND([.$R7];BITLSHIFT(1;[.AQ$2]))&gt;0;1;0)*[.$O7]" office:value-type="float" office:value="0" calcext:value-type="float">
            <text:p/>
          </table:table-cell>
          <table:table-cell table:formula="of:=IF(BITAND([.$R7];BITLSHIFT(1;[.AR$2]))&gt;0;1;0)*[.$O7]" office:value-type="float" office:value="0" calcext:value-type="float">
            <text:p/>
          </table:table-cell>
          <table:table-cell table:formula="of:=IF(BITAND([.$R7];BITLSHIFT(1;[.AS$2]))&gt;0;1;0)*[.$O7]" office:value-type="float" office:value="0" calcext:value-type="float">
            <text:p/>
          </table:table-cell>
          <table:table-cell table:formula="of:=IF(BITAND([.$R7];BITLSHIFT(1;[.AT$2]))&gt;0;1;0)*[.$O7]" office:value-type="float" office:value="0" calcext:value-type="float">
            <text:p/>
          </table:table-cell>
          <table:table-cell table:formula="of:=IF(BITAND([.$R7];BITLSHIFT(1;[.AU$2]))&gt;0;1;0)*[.$O7]" office:value-type="float" office:value="0" calcext:value-type="float">
            <text:p/>
          </table:table-cell>
          <table:table-cell table:formula="of:=IF(BITAND([.$R7];BITLSHIFT(1;[.AV$2]))&gt;0;1;0)*[.$O7]" office:value-type="float" office:value="0" calcext:value-type="float">
            <text:p/>
          </table:table-cell>
          <table:table-cell table:formula="of:=IF(BITAND([.$R7];BITLSHIFT(1;[.AW$2]))&gt;0;1;0)*[.$O7]" office:value-type="float" office:value="0" calcext:value-type="float">
            <text:p/>
          </table:table-cell>
          <table:table-cell table:formula="of:=IF(BITAND([.$R7];BITLSHIFT(1;[.AX$2]))&gt;0;1;0)*[.$O7]" office:value-type="float" office:value="0" calcext:value-type="float">
            <text:p/>
          </table:table-cell>
          <table:table-cell table:formula="of:=IF(BITAND([.$Q7];BITLSHIFT(1;[.AY$2]))&gt;0;1;0)*[.$O7]" office:value-type="float" office:value="0" calcext:value-type="float">
            <text:p/>
          </table:table-cell>
          <table:table-cell table:formula="of:=IF(BITAND([.$Q7];BITLSHIFT(1;[.AZ$2]))&gt;0;1;0)*[.$O7]" office:value-type="float" office:value="0" calcext:value-type="float">
            <text:p/>
          </table:table-cell>
          <table:table-cell table:formula="of:=IF(BITAND([.$Q7];BITLSHIFT(1;[.BA$2]))&gt;0;1;0)*[.$O7]" office:value-type="float" office:value="0" calcext:value-type="float">
            <text:p/>
          </table:table-cell>
          <table:table-cell table:formula="of:=IF(BITAND([.$Q7];BITLSHIFT(1;[.BB$2]))&gt;0;1;0)*[.$O7]" office:value-type="float" office:value="0" calcext:value-type="float">
            <text:p/>
          </table:table-cell>
          <table:table-cell table:formula="of:=IF(BITAND([.$Q7];BITLSHIFT(1;[.BC$2]))&gt;0;1;0)*[.$O7]" office:value-type="float" office:value="0" calcext:value-type="float">
            <text:p/>
          </table:table-cell>
          <table:table-cell table:formula="of:=IF(BITAND([.$Q7];BITLSHIFT(1;[.BD$2]))&gt;0;1;0)*[.$O7]" office:value-type="float" office:value="0" calcext:value-type="float">
            <text:p/>
          </table:table-cell>
          <table:table-cell table:formula="of:=IF(BITAND([.$Q7];BITLSHIFT(1;[.BE$2]))&gt;0;1;0)*[.$O7]" office:value-type="float" office:value="0" calcext:value-type="float">
            <text:p/>
          </table:table-cell>
          <table:table-cell table:formula="of:=IF(BITAND([.$Q7];BITLSHIFT(1;[.BF$2]))&gt;0;1;0)*[.$O7]" office:value-type="float" office:value="0" calcext:value-type="float">
            <text:p/>
          </table:table-cell>
          <table:table-cell table:formula="of:=IF(BITAND([.$Q7];BITLSHIFT(1;[.BG$2]))&gt;0;1;0)*[.$O7]" office:value-type="float" office:value="0" calcext:value-type="float">
            <text:p/>
          </table:table-cell>
          <table:table-cell table:formula="of:=IF(BITAND([.$Q7];BITLSHIFT(1;[.BH$2]))&gt;0;1;0)*[.$O7]" office:value-type="float" office:value="0" calcext:value-type="float">
            <text:p/>
          </table:table-cell>
          <table:table-cell table:formula="of:=IF(BITAND([.$Q7];BITLSHIFT(1;[.BI$2]))&gt;0;1;0)*[.$O7]" office:value-type="float" office:value="0" calcext:value-type="float">
            <text:p/>
          </table:table-cell>
          <table:table-cell table:formula="of:=IF(BITAND([.$Q7];BITLSHIFT(1;[.BJ$2]))&gt;0;1;0)*[.$O7]" office:value-type="float" office:value="0" calcext:value-type="float">
            <text:p/>
          </table:table-cell>
          <table:table-cell table:formula="of:=IF(BITAND([.$Q7];BITLSHIFT(1;[.BK$2]))&gt;0;1;0)*[.$O7]" office:value-type="float" office:value="0" calcext:value-type="float">
            <text:p/>
          </table:table-cell>
          <table:table-cell table:formula="of:=IF(BITAND([.$Q7];BITLSHIFT(1;[.BL$2]))&gt;0;1;0)*[.$O7]" office:value-type="float" office:value="0" calcext:value-type="float">
            <text:p/>
          </table:table-cell>
          <table:table-cell table:formula="of:=IF(BITAND([.$Q7];BITLSHIFT(1;[.BM$2]))&gt;0;1;0)*[.$O7]" office:value-type="float" office:value="0" calcext:value-type="float">
            <text:p/>
          </table:table-cell>
          <table:table-cell table:formula="of:=IF(BITAND([.$Q7];BITLSHIFT(1;[.BN$2]))&gt;0;1;0)*[.$O7]" office:value-type="float" office:value="0" calcext:value-type="float">
            <text:p/>
          </table:table-cell>
          <table:table-cell table:formula="of:=IF(BITAND([.$Q7];BITLSHIFT(1;[.BO$2]))&gt;0;1;0)*[.$O7]" office:value-type="float" office:value="0" calcext:value-type="float">
            <text:p/>
          </table:table-cell>
          <table:table-cell table:formula="of:=IF(BITAND([.$Q7];BITLSHIFT(1;[.BP$2]))&gt;0;1;0)*[.$O7]" office:value-type="float" office:value="0" calcext:value-type="float">
            <text:p/>
          </table:table-cell>
          <table:table-cell table:formula="of:=IF(BITAND([.$Q7];BITLSHIFT(1;[.BQ$2]))&gt;0;1;0)*[.$O7]" office:value-type="float" office:value="0" calcext:value-type="float">
            <text:p/>
          </table:table-cell>
          <table:table-cell table:formula="of:=IF(BITAND([.$Q7];BITLSHIFT(1;[.BR$2]))&gt;0;1;0)*[.$O7]" office:value-type="float" office:value="0" calcext:value-type="float">
            <text:p/>
          </table:table-cell>
          <table:table-cell table:formula="of:=IF(BITAND([.$Q7];BITLSHIFT(1;[.BS$2]))&gt;0;1;0)*[.$O7]" office:value-type="float" office:value="0" calcext:value-type="float">
            <text:p/>
          </table:table-cell>
          <table:table-cell table:formula="of:=IF(BITAND([.$Q7];BITLSHIFT(1;[.BT$2]))&gt;0;1;0)*[.$O7]" office:value-type="float" office:value="0" calcext:value-type="float">
            <text:p/>
          </table:table-cell>
          <table:table-cell table:formula="of:=IF(BITAND([.$Q7];BITLSHIFT(1;[.BU$2]))&gt;0;1;0)*[.$O7]" office:value-type="float" office:value="0" calcext:value-type="float">
            <text:p/>
          </table:table-cell>
          <table:table-cell table:formula="of:=IF(BITAND([.$Q7];BITLSHIFT(1;[.BV$2]))&gt;0;1;0)*[.$O7]" office:value-type="float" office:value="0" calcext:value-type="float">
            <text:p/>
          </table:table-cell>
          <table:table-cell table:formula="of:=IF(BITAND([.$Q7];BITLSHIFT(1;[.BW$2]))&gt;0;1;0)*[.$O7]" office:value-type="float" office:value="0" calcext:value-type="float">
            <text:p/>
          </table:table-cell>
          <table:table-cell table:formula="of:=IF(BITAND([.$Q7];BITLSHIFT(1;[.BX$2]))&gt;0;1;0)*[.$O7]" office:value-type="float" office:value="0" calcext:value-type="float">
            <text:p/>
          </table:table-cell>
          <table:table-cell table:formula="of:=IF(BITAND([.$Q7];BITLSHIFT(1;[.BY$2]))&gt;0;1;0)*[.$O7]" office:value-type="float" office:value="0" calcext:value-type="float">
            <text:p/>
          </table:table-cell>
          <table:table-cell table:formula="of:=IF(BITAND([.$Q7];BITLSHIFT(1;[.BZ$2]))&gt;0;1;0)*[.$O7]" office:value-type="float" office:value="0" calcext:value-type="float">
            <text:p/>
          </table:table-cell>
          <table:table-cell table:formula="of:=IF(BITAND([.$Q7];BITLSHIFT(1;[.CA$2]))&gt;0;1;0)*[.$O7]" office:value-type="float" office:value="0" calcext:value-type="float">
            <text:p/>
          </table:table-cell>
          <table:table-cell table:formula="of:=IF(BITAND([.$Q7];BITLSHIFT(1;[.CB$2]))&gt;0;1;0)*[.$O7]" office:value-type="float" office:value="0" calcext:value-type="float">
            <text:p/>
          </table:table-cell>
          <table:table-cell table:formula="of:=IF(BITAND([.$Q7];BITLSHIFT(1;[.CC$2]))&gt;0;1;0)*[.$O7]" office:value-type="float" office:value="0" calcext:value-type="float">
            <text:p/>
          </table:table-cell>
          <table:table-cell table:formula="of:=IF(BITAND([.$Q7];BITLSHIFT(1;[.CD$2]))&gt;0;1;0)*[.$O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9" table:formula="of:=[.AQ51]" office:value-type="float" office:value="-5" calcext:value-type="float">
            <text:p/>
          </table:table-cell>
          <table:table-cell table:style-name="ce9" table:formula="of:=[.AR51]" office:value-type="float" office:value="0" calcext:value-type="float">
            <text:p/>
          </table:table-cell>
          <table:table-cell table:style-name="ce9" table:formula="of:=[.AS51]" office:value-type="float" office:value="0" calcext:value-type="float">
            <text:p/>
          </table:table-cell>
          <table:table-cell table:style-name="ce9" table:formula="of:=[.AT51]" office:value-type="float" office:value="15" calcext:value-type="float">
            <text:p/>
          </table:table-cell>
          <table:table-cell table:style-name="ce9" table:formula="of:=[.AU51]" office:value-type="float" office:value="15" calcext:value-type="float">
            <text:p/>
          </table:table-cell>
          <table:table-cell table:style-name="ce9" table:formula="of:=[.AV51]" office:value-type="float" office:value="0" calcext:value-type="float">
            <text:p/>
          </table:table-cell>
          <table:table-cell table:style-name="ce9" table:formula="of:=[.AW51]" office:value-type="float" office:value="0" calcext:value-type="float">
            <text:p/>
          </table:table-cell>
          <table:table-cell table:style-name="ce9" table:formula="of:=[.AX51]" office:value-type="float" office:value="-5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3 except edges</text:p>
          </table:table-cell>
          <table:table-cell table:style-name="ce4" office:value-type="string" calcext:value-type="string">
            <text:p>0x0000000000FF0000</text:p>
          </table:table-cell>
          <table:table-cell table:style-name="ce4" office:value-type="float" office:value="-10" calcext:value-type="float">
            <text:p>-10</text:p>
          </table:table-cell>
          <table:table-cell table:style-name="ce5" table:formula="of:=&quot;{&quot;&quot;name&quot;&quot; : &quot;&quot;&quot; &amp; [.M8] &amp; &quot;&quot;&quot;, &quot;&quot;zone&quot;&quot; : &quot;&quot;&quot;&amp;[.N8]&amp;&quot;&quot;&quot;, &quot;&quot;value&quot;&quot; : &quot;&amp;[.O8]&amp;&quot;}&quot;" office:value-type="string" office:string-value="{&quot;name&quot; : &quot;Row 3 except edges&quot;, &quot;zone&quot; : &quot;0x0000000000FF0000&quot;, &quot;value&quot; : -10}" calcext:value-type="string">
            <text:p>{"name" : "Row 3 except edges", "zone" : "0x0000000000FF0000", "value" : -10}</text:p>
          </table:table-cell>
          <table:table-cell table:formula="of:=DECIMAL(LEFT([.N8];10) ;16)" office:value-type="float" office:value="0" calcext:value-type="float">
            <text:p/>
          </table:table-cell>
          <table:table-cell table:formula="of:=DECIMAL(RIGHT([.N8];8) ;16)" office:value-type="float" office:value="16711680" calcext:value-type="float">
            <text:p/>
          </table:table-cell>
          <table:table-cell table:formula="of:=IF(BITAND([.$R8];BITLSHIFT(1;[.S$2]))&gt;0;1;0)*[.$O8]" office:value-type="float" office:value="-0" calcext:value-type="float">
            <text:p/>
          </table:table-cell>
          <table:table-cell table:formula="of:=IF(BITAND([.$R8];BITLSHIFT(1;[.T$2]))&gt;0;1;0)*[.$O8]" office:value-type="float" office:value="-0" calcext:value-type="float">
            <text:p/>
          </table:table-cell>
          <table:table-cell table:formula="of:=IF(BITAND([.$R8];BITLSHIFT(1;[.U$2]))&gt;0;1;0)*[.$O8]" office:value-type="float" office:value="-0" calcext:value-type="float">
            <text:p/>
          </table:table-cell>
          <table:table-cell table:formula="of:=IF(BITAND([.$R8];BITLSHIFT(1;[.V$2]))&gt;0;1;0)*[.$O8]" office:value-type="float" office:value="-0" calcext:value-type="float">
            <text:p/>
          </table:table-cell>
          <table:table-cell table:formula="of:=IF(BITAND([.$R8];BITLSHIFT(1;[.W$2]))&gt;0;1;0)*[.$O8]" office:value-type="float" office:value="-0" calcext:value-type="float">
            <text:p/>
          </table:table-cell>
          <table:table-cell table:formula="of:=IF(BITAND([.$R8];BITLSHIFT(1;[.X$2]))&gt;0;1;0)*[.$O8]" office:value-type="float" office:value="-0" calcext:value-type="float">
            <text:p/>
          </table:table-cell>
          <table:table-cell table:formula="of:=IF(BITAND([.$R8];BITLSHIFT(1;[.Y$2]))&gt;0;1;0)*[.$O8]" office:value-type="float" office:value="-0" calcext:value-type="float">
            <text:p/>
          </table:table-cell>
          <table:table-cell table:formula="of:=IF(BITAND([.$R8];BITLSHIFT(1;[.Z$2]))&gt;0;1;0)*[.$O8]" office:value-type="float" office:value="-0" calcext:value-type="float">
            <text:p/>
          </table:table-cell>
          <table:table-cell table:formula="of:=IF(BITAND([.$R8];BITLSHIFT(1;[.AA$2]))&gt;0;1;0)*[.$O8]" office:value-type="float" office:value="-0" calcext:value-type="float">
            <text:p/>
          </table:table-cell>
          <table:table-cell table:formula="of:=IF(BITAND([.$R8];BITLSHIFT(1;[.AB$2]))&gt;0;1;0)*[.$O8]" office:value-type="float" office:value="-0" calcext:value-type="float">
            <text:p/>
          </table:table-cell>
          <table:table-cell table:formula="of:=IF(BITAND([.$R8];BITLSHIFT(1;[.AC$2]))&gt;0;1;0)*[.$O8]" office:value-type="float" office:value="-0" calcext:value-type="float">
            <text:p/>
          </table:table-cell>
          <table:table-cell table:formula="of:=IF(BITAND([.$R8];BITLSHIFT(1;[.AD$2]))&gt;0;1;0)*[.$O8]" office:value-type="float" office:value="-0" calcext:value-type="float">
            <text:p/>
          </table:table-cell>
          <table:table-cell table:formula="of:=IF(BITAND([.$R8];BITLSHIFT(1;[.AE$2]))&gt;0;1;0)*[.$O8]" office:value-type="float" office:value="-0" calcext:value-type="float">
            <text:p/>
          </table:table-cell>
          <table:table-cell table:formula="of:=IF(BITAND([.$R8];BITLSHIFT(1;[.AF$2]))&gt;0;1;0)*[.$O8]" office:value-type="float" office:value="-0" calcext:value-type="float">
            <text:p/>
          </table:table-cell>
          <table:table-cell table:formula="of:=IF(BITAND([.$R8];BITLSHIFT(1;[.AG$2]))&gt;0;1;0)*[.$O8]" office:value-type="float" office:value="-0" calcext:value-type="float">
            <text:p/>
          </table:table-cell>
          <table:table-cell table:formula="of:=IF(BITAND([.$R8];BITLSHIFT(1;[.AH$2]))&gt;0;1;0)*[.$O8]" office:value-type="float" office:value="-0" calcext:value-type="float">
            <text:p/>
          </table:table-cell>
          <table:table-cell table:formula="of:=IF(BITAND([.$R8];BITLSHIFT(1;[.AI$2]))&gt;0;1;0)*[.$O8]" office:value-type="float" office:value="-10" calcext:value-type="float">
            <text:p/>
          </table:table-cell>
          <table:table-cell table:formula="of:=IF(BITAND([.$R8];BITLSHIFT(1;[.AJ$2]))&gt;0;1;0)*[.$O8]" office:value-type="float" office:value="-10" calcext:value-type="float">
            <text:p/>
          </table:table-cell>
          <table:table-cell table:formula="of:=IF(BITAND([.$R8];BITLSHIFT(1;[.AK$2]))&gt;0;1;0)*[.$O8]" office:value-type="float" office:value="-10" calcext:value-type="float">
            <text:p/>
          </table:table-cell>
          <table:table-cell table:formula="of:=IF(BITAND([.$R8];BITLSHIFT(1;[.AL$2]))&gt;0;1;0)*[.$O8]" office:value-type="float" office:value="-10" calcext:value-type="float">
            <text:p/>
          </table:table-cell>
          <table:table-cell table:formula="of:=IF(BITAND([.$R8];BITLSHIFT(1;[.AM$2]))&gt;0;1;0)*[.$O8]" office:value-type="float" office:value="-10" calcext:value-type="float">
            <text:p/>
          </table:table-cell>
          <table:table-cell table:formula="of:=IF(BITAND([.$R8];BITLSHIFT(1;[.AN$2]))&gt;0;1;0)*[.$O8]" office:value-type="float" office:value="-10" calcext:value-type="float">
            <text:p/>
          </table:table-cell>
          <table:table-cell table:formula="of:=IF(BITAND([.$R8];BITLSHIFT(1;[.AO$2]))&gt;0;1;0)*[.$O8]" office:value-type="float" office:value="-10" calcext:value-type="float">
            <text:p/>
          </table:table-cell>
          <table:table-cell table:formula="of:=IF(BITAND([.$R8];BITLSHIFT(1;[.AP$2]))&gt;0;1;0)*[.$O8]" office:value-type="float" office:value="-10" calcext:value-type="float">
            <text:p/>
          </table:table-cell>
          <table:table-cell table:formula="of:=IF(BITAND([.$R8];BITLSHIFT(1;[.AQ$2]))&gt;0;1;0)*[.$O8]" office:value-type="float" office:value="-0" calcext:value-type="float">
            <text:p/>
          </table:table-cell>
          <table:table-cell table:formula="of:=IF(BITAND([.$R8];BITLSHIFT(1;[.AR$2]))&gt;0;1;0)*[.$O8]" office:value-type="float" office:value="-0" calcext:value-type="float">
            <text:p/>
          </table:table-cell>
          <table:table-cell table:formula="of:=IF(BITAND([.$R8];BITLSHIFT(1;[.AS$2]))&gt;0;1;0)*[.$O8]" office:value-type="float" office:value="-0" calcext:value-type="float">
            <text:p/>
          </table:table-cell>
          <table:table-cell table:formula="of:=IF(BITAND([.$R8];BITLSHIFT(1;[.AT$2]))&gt;0;1;0)*[.$O8]" office:value-type="float" office:value="-0" calcext:value-type="float">
            <text:p/>
          </table:table-cell>
          <table:table-cell table:formula="of:=IF(BITAND([.$R8];BITLSHIFT(1;[.AU$2]))&gt;0;1;0)*[.$O8]" office:value-type="float" office:value="-0" calcext:value-type="float">
            <text:p/>
          </table:table-cell>
          <table:table-cell table:formula="of:=IF(BITAND([.$R8];BITLSHIFT(1;[.AV$2]))&gt;0;1;0)*[.$O8]" office:value-type="float" office:value="-0" calcext:value-type="float">
            <text:p/>
          </table:table-cell>
          <table:table-cell table:formula="of:=IF(BITAND([.$R8];BITLSHIFT(1;[.AW$2]))&gt;0;1;0)*[.$O8]" office:value-type="float" office:value="-0" calcext:value-type="float">
            <text:p/>
          </table:table-cell>
          <table:table-cell table:formula="of:=IF(BITAND([.$R8];BITLSHIFT(1;[.AX$2]))&gt;0;1;0)*[.$O8]" office:value-type="float" office:value="-0" calcext:value-type="float">
            <text:p/>
          </table:table-cell>
          <table:table-cell table:formula="of:=IF(BITAND([.$Q8];BITLSHIFT(1;[.AY$2]))&gt;0;1;0)*[.$O8]" office:value-type="float" office:value="-0" calcext:value-type="float">
            <text:p/>
          </table:table-cell>
          <table:table-cell table:formula="of:=IF(BITAND([.$Q8];BITLSHIFT(1;[.AZ$2]))&gt;0;1;0)*[.$O8]" office:value-type="float" office:value="-0" calcext:value-type="float">
            <text:p/>
          </table:table-cell>
          <table:table-cell table:formula="of:=IF(BITAND([.$Q8];BITLSHIFT(1;[.BA$2]))&gt;0;1;0)*[.$O8]" office:value-type="float" office:value="-0" calcext:value-type="float">
            <text:p/>
          </table:table-cell>
          <table:table-cell table:formula="of:=IF(BITAND([.$Q8];BITLSHIFT(1;[.BB$2]))&gt;0;1;0)*[.$O8]" office:value-type="float" office:value="-0" calcext:value-type="float">
            <text:p/>
          </table:table-cell>
          <table:table-cell table:formula="of:=IF(BITAND([.$Q8];BITLSHIFT(1;[.BC$2]))&gt;0;1;0)*[.$O8]" office:value-type="float" office:value="-0" calcext:value-type="float">
            <text:p/>
          </table:table-cell>
          <table:table-cell table:formula="of:=IF(BITAND([.$Q8];BITLSHIFT(1;[.BD$2]))&gt;0;1;0)*[.$O8]" office:value-type="float" office:value="-0" calcext:value-type="float">
            <text:p/>
          </table:table-cell>
          <table:table-cell table:formula="of:=IF(BITAND([.$Q8];BITLSHIFT(1;[.BE$2]))&gt;0;1;0)*[.$O8]" office:value-type="float" office:value="-0" calcext:value-type="float">
            <text:p/>
          </table:table-cell>
          <table:table-cell table:formula="of:=IF(BITAND([.$Q8];BITLSHIFT(1;[.BF$2]))&gt;0;1;0)*[.$O8]" office:value-type="float" office:value="-0" calcext:value-type="float">
            <text:p/>
          </table:table-cell>
          <table:table-cell table:formula="of:=IF(BITAND([.$Q8];BITLSHIFT(1;[.BG$2]))&gt;0;1;0)*[.$O8]" office:value-type="float" office:value="-0" calcext:value-type="float">
            <text:p/>
          </table:table-cell>
          <table:table-cell table:formula="of:=IF(BITAND([.$Q8];BITLSHIFT(1;[.BH$2]))&gt;0;1;0)*[.$O8]" office:value-type="float" office:value="-0" calcext:value-type="float">
            <text:p/>
          </table:table-cell>
          <table:table-cell table:formula="of:=IF(BITAND([.$Q8];BITLSHIFT(1;[.BI$2]))&gt;0;1;0)*[.$O8]" office:value-type="float" office:value="-0" calcext:value-type="float">
            <text:p/>
          </table:table-cell>
          <table:table-cell table:formula="of:=IF(BITAND([.$Q8];BITLSHIFT(1;[.BJ$2]))&gt;0;1;0)*[.$O8]" office:value-type="float" office:value="-0" calcext:value-type="float">
            <text:p/>
          </table:table-cell>
          <table:table-cell table:formula="of:=IF(BITAND([.$Q8];BITLSHIFT(1;[.BK$2]))&gt;0;1;0)*[.$O8]" office:value-type="float" office:value="-0" calcext:value-type="float">
            <text:p/>
          </table:table-cell>
          <table:table-cell table:formula="of:=IF(BITAND([.$Q8];BITLSHIFT(1;[.BL$2]))&gt;0;1;0)*[.$O8]" office:value-type="float" office:value="-0" calcext:value-type="float">
            <text:p/>
          </table:table-cell>
          <table:table-cell table:formula="of:=IF(BITAND([.$Q8];BITLSHIFT(1;[.BM$2]))&gt;0;1;0)*[.$O8]" office:value-type="float" office:value="-0" calcext:value-type="float">
            <text:p/>
          </table:table-cell>
          <table:table-cell table:formula="of:=IF(BITAND([.$Q8];BITLSHIFT(1;[.BN$2]))&gt;0;1;0)*[.$O8]" office:value-type="float" office:value="-0" calcext:value-type="float">
            <text:p/>
          </table:table-cell>
          <table:table-cell table:formula="of:=IF(BITAND([.$Q8];BITLSHIFT(1;[.BO$2]))&gt;0;1;0)*[.$O8]" office:value-type="float" office:value="-0" calcext:value-type="float">
            <text:p/>
          </table:table-cell>
          <table:table-cell table:formula="of:=IF(BITAND([.$Q8];BITLSHIFT(1;[.BP$2]))&gt;0;1;0)*[.$O8]" office:value-type="float" office:value="-0" calcext:value-type="float">
            <text:p/>
          </table:table-cell>
          <table:table-cell table:formula="of:=IF(BITAND([.$Q8];BITLSHIFT(1;[.BQ$2]))&gt;0;1;0)*[.$O8]" office:value-type="float" office:value="-0" calcext:value-type="float">
            <text:p/>
          </table:table-cell>
          <table:table-cell table:formula="of:=IF(BITAND([.$Q8];BITLSHIFT(1;[.BR$2]))&gt;0;1;0)*[.$O8]" office:value-type="float" office:value="-0" calcext:value-type="float">
            <text:p/>
          </table:table-cell>
          <table:table-cell table:formula="of:=IF(BITAND([.$Q8];BITLSHIFT(1;[.BS$2]))&gt;0;1;0)*[.$O8]" office:value-type="float" office:value="-0" calcext:value-type="float">
            <text:p/>
          </table:table-cell>
          <table:table-cell table:formula="of:=IF(BITAND([.$Q8];BITLSHIFT(1;[.BT$2]))&gt;0;1;0)*[.$O8]" office:value-type="float" office:value="-0" calcext:value-type="float">
            <text:p/>
          </table:table-cell>
          <table:table-cell table:formula="of:=IF(BITAND([.$Q8];BITLSHIFT(1;[.BU$2]))&gt;0;1;0)*[.$O8]" office:value-type="float" office:value="-0" calcext:value-type="float">
            <text:p/>
          </table:table-cell>
          <table:table-cell table:formula="of:=IF(BITAND([.$Q8];BITLSHIFT(1;[.BV$2]))&gt;0;1;0)*[.$O8]" office:value-type="float" office:value="-0" calcext:value-type="float">
            <text:p/>
          </table:table-cell>
          <table:table-cell table:formula="of:=IF(BITAND([.$Q8];BITLSHIFT(1;[.BW$2]))&gt;0;1;0)*[.$O8]" office:value-type="float" office:value="-0" calcext:value-type="float">
            <text:p/>
          </table:table-cell>
          <table:table-cell table:formula="of:=IF(BITAND([.$Q8];BITLSHIFT(1;[.BX$2]))&gt;0;1;0)*[.$O8]" office:value-type="float" office:value="-0" calcext:value-type="float">
            <text:p/>
          </table:table-cell>
          <table:table-cell table:formula="of:=IF(BITAND([.$Q8];BITLSHIFT(1;[.BY$2]))&gt;0;1;0)*[.$O8]" office:value-type="float" office:value="-0" calcext:value-type="float">
            <text:p/>
          </table:table-cell>
          <table:table-cell table:formula="of:=IF(BITAND([.$Q8];BITLSHIFT(1;[.BZ$2]))&gt;0;1;0)*[.$O8]" office:value-type="float" office:value="-0" calcext:value-type="float">
            <text:p/>
          </table:table-cell>
          <table:table-cell table:formula="of:=IF(BITAND([.$Q8];BITLSHIFT(1;[.CA$2]))&gt;0;1;0)*[.$O8]" office:value-type="float" office:value="-0" calcext:value-type="float">
            <text:p/>
          </table:table-cell>
          <table:table-cell table:formula="of:=IF(BITAND([.$Q8];BITLSHIFT(1;[.CB$2]))&gt;0;1;0)*[.$O8]" office:value-type="float" office:value="-0" calcext:value-type="float">
            <text:p/>
          </table:table-cell>
          <table:table-cell table:formula="of:=IF(BITAND([.$Q8];BITLSHIFT(1;[.CC$2]))&gt;0;1;0)*[.$O8]" office:value-type="float" office:value="-0" calcext:value-type="float">
            <text:p/>
          </table:table-cell>
          <table:table-cell table:formula="of:=IF(BITAND([.$Q8];BITLSHIFT(1;[.CD$2]))&gt;0;1;0)*[.$O8]" office:value-type="float" office:value="-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9" table:formula="of:=[.AI51]" office:value-type="float" office:value="-10" calcext:value-type="float">
            <text:p/>
          </table:table-cell>
          <table:table-cell table:style-name="ce9" table:formula="of:=[.AJ51]" office:value-type="float" office:value="-10" calcext:value-type="float">
            <text:p/>
          </table:table-cell>
          <table:table-cell table:style-name="ce9" table:formula="of:=[.AK51]" office:value-type="float" office:value="-10" calcext:value-type="float">
            <text:p/>
          </table:table-cell>
          <table:table-cell table:style-name="ce9" table:formula="of:=[.AL51]" office:value-type="float" office:value="-10" calcext:value-type="float">
            <text:p/>
          </table:table-cell>
          <table:table-cell table:style-name="ce9" table:formula="of:=[.AM51]" office:value-type="float" office:value="-10" calcext:value-type="float">
            <text:p/>
          </table:table-cell>
          <table:table-cell table:style-name="ce9" table:formula="of:=[.AN51]" office:value-type="float" office:value="-10" calcext:value-type="float">
            <text:p/>
          </table:table-cell>
          <table:table-cell table:style-name="ce9" table:formula="of:=[.AO51]" office:value-type="float" office:value="-10" calcext:value-type="float">
            <text:p/>
          </table:table-cell>
          <table:table-cell table:style-name="ce9" table:formula="of:=[.AP51]" office:value-type="float" office:value="-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Row 2</text:p>
          </table:table-cell>
          <table:table-cell table:style-name="ce4" office:value-type="string" calcext:value-type="string">
            <text:p>0x000000000000FF0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&quot;{&quot;&quot;name&quot;&quot; : &quot;&quot;&quot; &amp; [.M9] &amp; &quot;&quot;&quot;, &quot;&quot;zone&quot;&quot; : &quot;&quot;&quot;&amp;[.N9]&amp;&quot;&quot;&quot;, &quot;&quot;value&quot;&quot; : &quot;&amp;[.O9]&amp;&quot;}&quot;" office:value-type="string" office:string-value="{&quot;name&quot; : &quot;Row 2&quot;, &quot;zone&quot; : &quot;0x000000000000FF00&quot;, &quot;value&quot; : 0}" calcext:value-type="string">
            <text:p>{"name" : "Row 2", "zone" : "0x000000000000FF00", "value" : 0}</text:p>
          </table:table-cell>
          <table:table-cell table:formula="of:=DECIMAL(LEFT([.N9];10) ;16)" office:value-type="float" office:value="0" calcext:value-type="float">
            <text:p/>
          </table:table-cell>
          <table:table-cell table:formula="of:=DECIMAL(RIGHT([.N9];8) ;16)" office:value-type="float" office:value="65280" calcext:value-type="float">
            <text:p/>
          </table:table-cell>
          <table:table-cell table:formula="of:=IF(BITAND([.$R9];BITLSHIFT(1;[.S$2]))&gt;0;1;0)*[.$O9]" office:value-type="float" office:value="0" calcext:value-type="float">
            <text:p/>
          </table:table-cell>
          <table:table-cell table:formula="of:=IF(BITAND([.$R9];BITLSHIFT(1;[.T$2]))&gt;0;1;0)*[.$O9]" office:value-type="float" office:value="0" calcext:value-type="float">
            <text:p/>
          </table:table-cell>
          <table:table-cell table:formula="of:=IF(BITAND([.$R9];BITLSHIFT(1;[.U$2]))&gt;0;1;0)*[.$O9]" office:value-type="float" office:value="0" calcext:value-type="float">
            <text:p/>
          </table:table-cell>
          <table:table-cell table:formula="of:=IF(BITAND([.$R9];BITLSHIFT(1;[.V$2]))&gt;0;1;0)*[.$O9]" office:value-type="float" office:value="0" calcext:value-type="float">
            <text:p/>
          </table:table-cell>
          <table:table-cell table:formula="of:=IF(BITAND([.$R9];BITLSHIFT(1;[.W$2]))&gt;0;1;0)*[.$O9]" office:value-type="float" office:value="0" calcext:value-type="float">
            <text:p/>
          </table:table-cell>
          <table:table-cell table:formula="of:=IF(BITAND([.$R9];BITLSHIFT(1;[.X$2]))&gt;0;1;0)*[.$O9]" office:value-type="float" office:value="0" calcext:value-type="float">
            <text:p/>
          </table:table-cell>
          <table:table-cell table:formula="of:=IF(BITAND([.$R9];BITLSHIFT(1;[.Y$2]))&gt;0;1;0)*[.$O9]" office:value-type="float" office:value="0" calcext:value-type="float">
            <text:p/>
          </table:table-cell>
          <table:table-cell table:formula="of:=IF(BITAND([.$R9];BITLSHIFT(1;[.Z$2]))&gt;0;1;0)*[.$O9]" office:value-type="float" office:value="0" calcext:value-type="float">
            <text:p/>
          </table:table-cell>
          <table:table-cell table:formula="of:=IF(BITAND([.$R9];BITLSHIFT(1;[.AA$2]))&gt;0;1;0)*[.$O9]" office:value-type="float" office:value="0" calcext:value-type="float">
            <text:p/>
          </table:table-cell>
          <table:table-cell table:formula="of:=IF(BITAND([.$R9];BITLSHIFT(1;[.AB$2]))&gt;0;1;0)*[.$O9]" office:value-type="float" office:value="0" calcext:value-type="float">
            <text:p/>
          </table:table-cell>
          <table:table-cell table:formula="of:=IF(BITAND([.$R9];BITLSHIFT(1;[.AC$2]))&gt;0;1;0)*[.$O9]" office:value-type="float" office:value="0" calcext:value-type="float">
            <text:p/>
          </table:table-cell>
          <table:table-cell table:formula="of:=IF(BITAND([.$R9];BITLSHIFT(1;[.AD$2]))&gt;0;1;0)*[.$O9]" office:value-type="float" office:value="0" calcext:value-type="float">
            <text:p/>
          </table:table-cell>
          <table:table-cell table:formula="of:=IF(BITAND([.$R9];BITLSHIFT(1;[.AE$2]))&gt;0;1;0)*[.$O9]" office:value-type="float" office:value="0" calcext:value-type="float">
            <text:p/>
          </table:table-cell>
          <table:table-cell table:formula="of:=IF(BITAND([.$R9];BITLSHIFT(1;[.AF$2]))&gt;0;1;0)*[.$O9]" office:value-type="float" office:value="0" calcext:value-type="float">
            <text:p/>
          </table:table-cell>
          <table:table-cell table:formula="of:=IF(BITAND([.$R9];BITLSHIFT(1;[.AG$2]))&gt;0;1;0)*[.$O9]" office:value-type="float" office:value="0" calcext:value-type="float">
            <text:p/>
          </table:table-cell>
          <table:table-cell table:formula="of:=IF(BITAND([.$R9];BITLSHIFT(1;[.AH$2]))&gt;0;1;0)*[.$O9]" office:value-type="float" office:value="0" calcext:value-type="float">
            <text:p/>
          </table:table-cell>
          <table:table-cell table:formula="of:=IF(BITAND([.$R9];BITLSHIFT(1;[.AI$2]))&gt;0;1;0)*[.$O9]" office:value-type="float" office:value="0" calcext:value-type="float">
            <text:p/>
          </table:table-cell>
          <table:table-cell table:formula="of:=IF(BITAND([.$R9];BITLSHIFT(1;[.AJ$2]))&gt;0;1;0)*[.$O9]" office:value-type="float" office:value="0" calcext:value-type="float">
            <text:p/>
          </table:table-cell>
          <table:table-cell table:formula="of:=IF(BITAND([.$R9];BITLSHIFT(1;[.AK$2]))&gt;0;1;0)*[.$O9]" office:value-type="float" office:value="0" calcext:value-type="float">
            <text:p/>
          </table:table-cell>
          <table:table-cell table:formula="of:=IF(BITAND([.$R9];BITLSHIFT(1;[.AL$2]))&gt;0;1;0)*[.$O9]" office:value-type="float" office:value="0" calcext:value-type="float">
            <text:p/>
          </table:table-cell>
          <table:table-cell table:formula="of:=IF(BITAND([.$R9];BITLSHIFT(1;[.AM$2]))&gt;0;1;0)*[.$O9]" office:value-type="float" office:value="0" calcext:value-type="float">
            <text:p/>
          </table:table-cell>
          <table:table-cell table:formula="of:=IF(BITAND([.$R9];BITLSHIFT(1;[.AN$2]))&gt;0;1;0)*[.$O9]" office:value-type="float" office:value="0" calcext:value-type="float">
            <text:p/>
          </table:table-cell>
          <table:table-cell table:formula="of:=IF(BITAND([.$R9];BITLSHIFT(1;[.AO$2]))&gt;0;1;0)*[.$O9]" office:value-type="float" office:value="0" calcext:value-type="float">
            <text:p/>
          </table:table-cell>
          <table:table-cell table:formula="of:=IF(BITAND([.$R9];BITLSHIFT(1;[.AP$2]))&gt;0;1;0)*[.$O9]" office:value-type="float" office:value="0" calcext:value-type="float">
            <text:p/>
          </table:table-cell>
          <table:table-cell table:formula="of:=IF(BITAND([.$R9];BITLSHIFT(1;[.AQ$2]))&gt;0;1;0)*[.$O9]" office:value-type="float" office:value="0" calcext:value-type="float">
            <text:p/>
          </table:table-cell>
          <table:table-cell table:formula="of:=IF(BITAND([.$R9];BITLSHIFT(1;[.AR$2]))&gt;0;1;0)*[.$O9]" office:value-type="float" office:value="0" calcext:value-type="float">
            <text:p/>
          </table:table-cell>
          <table:table-cell table:formula="of:=IF(BITAND([.$R9];BITLSHIFT(1;[.AS$2]))&gt;0;1;0)*[.$O9]" office:value-type="float" office:value="0" calcext:value-type="float">
            <text:p/>
          </table:table-cell>
          <table:table-cell table:formula="of:=IF(BITAND([.$R9];BITLSHIFT(1;[.AT$2]))&gt;0;1;0)*[.$O9]" office:value-type="float" office:value="0" calcext:value-type="float">
            <text:p/>
          </table:table-cell>
          <table:table-cell table:formula="of:=IF(BITAND([.$R9];BITLSHIFT(1;[.AU$2]))&gt;0;1;0)*[.$O9]" office:value-type="float" office:value="0" calcext:value-type="float">
            <text:p/>
          </table:table-cell>
          <table:table-cell table:formula="of:=IF(BITAND([.$R9];BITLSHIFT(1;[.AV$2]))&gt;0;1;0)*[.$O9]" office:value-type="float" office:value="0" calcext:value-type="float">
            <text:p/>
          </table:table-cell>
          <table:table-cell table:formula="of:=IF(BITAND([.$R9];BITLSHIFT(1;[.AW$2]))&gt;0;1;0)*[.$O9]" office:value-type="float" office:value="0" calcext:value-type="float">
            <text:p/>
          </table:table-cell>
          <table:table-cell table:formula="of:=IF(BITAND([.$R9];BITLSHIFT(1;[.AX$2]))&gt;0;1;0)*[.$O9]" office:value-type="float" office:value="0" calcext:value-type="float">
            <text:p/>
          </table:table-cell>
          <table:table-cell table:formula="of:=IF(BITAND([.$Q9];BITLSHIFT(1;[.AY$2]))&gt;0;1;0)*[.$O9]" office:value-type="float" office:value="0" calcext:value-type="float">
            <text:p/>
          </table:table-cell>
          <table:table-cell table:formula="of:=IF(BITAND([.$Q9];BITLSHIFT(1;[.AZ$2]))&gt;0;1;0)*[.$O9]" office:value-type="float" office:value="0" calcext:value-type="float">
            <text:p/>
          </table:table-cell>
          <table:table-cell table:formula="of:=IF(BITAND([.$Q9];BITLSHIFT(1;[.BA$2]))&gt;0;1;0)*[.$O9]" office:value-type="float" office:value="0" calcext:value-type="float">
            <text:p/>
          </table:table-cell>
          <table:table-cell table:formula="of:=IF(BITAND([.$Q9];BITLSHIFT(1;[.BB$2]))&gt;0;1;0)*[.$O9]" office:value-type="float" office:value="0" calcext:value-type="float">
            <text:p/>
          </table:table-cell>
          <table:table-cell table:formula="of:=IF(BITAND([.$Q9];BITLSHIFT(1;[.BC$2]))&gt;0;1;0)*[.$O9]" office:value-type="float" office:value="0" calcext:value-type="float">
            <text:p/>
          </table:table-cell>
          <table:table-cell table:formula="of:=IF(BITAND([.$Q9];BITLSHIFT(1;[.BD$2]))&gt;0;1;0)*[.$O9]" office:value-type="float" office:value="0" calcext:value-type="float">
            <text:p/>
          </table:table-cell>
          <table:table-cell table:formula="of:=IF(BITAND([.$Q9];BITLSHIFT(1;[.BE$2]))&gt;0;1;0)*[.$O9]" office:value-type="float" office:value="0" calcext:value-type="float">
            <text:p/>
          </table:table-cell>
          <table:table-cell table:formula="of:=IF(BITAND([.$Q9];BITLSHIFT(1;[.BF$2]))&gt;0;1;0)*[.$O9]" office:value-type="float" office:value="0" calcext:value-type="float">
            <text:p/>
          </table:table-cell>
          <table:table-cell table:formula="of:=IF(BITAND([.$Q9];BITLSHIFT(1;[.BG$2]))&gt;0;1;0)*[.$O9]" office:value-type="float" office:value="0" calcext:value-type="float">
            <text:p/>
          </table:table-cell>
          <table:table-cell table:formula="of:=IF(BITAND([.$Q9];BITLSHIFT(1;[.BH$2]))&gt;0;1;0)*[.$O9]" office:value-type="float" office:value="0" calcext:value-type="float">
            <text:p/>
          </table:table-cell>
          <table:table-cell table:formula="of:=IF(BITAND([.$Q9];BITLSHIFT(1;[.BI$2]))&gt;0;1;0)*[.$O9]" office:value-type="float" office:value="0" calcext:value-type="float">
            <text:p/>
          </table:table-cell>
          <table:table-cell table:formula="of:=IF(BITAND([.$Q9];BITLSHIFT(1;[.BJ$2]))&gt;0;1;0)*[.$O9]" office:value-type="float" office:value="0" calcext:value-type="float">
            <text:p/>
          </table:table-cell>
          <table:table-cell table:formula="of:=IF(BITAND([.$Q9];BITLSHIFT(1;[.BK$2]))&gt;0;1;0)*[.$O9]" office:value-type="float" office:value="0" calcext:value-type="float">
            <text:p/>
          </table:table-cell>
          <table:table-cell table:formula="of:=IF(BITAND([.$Q9];BITLSHIFT(1;[.BL$2]))&gt;0;1;0)*[.$O9]" office:value-type="float" office:value="0" calcext:value-type="float">
            <text:p/>
          </table:table-cell>
          <table:table-cell table:formula="of:=IF(BITAND([.$Q9];BITLSHIFT(1;[.BM$2]))&gt;0;1;0)*[.$O9]" office:value-type="float" office:value="0" calcext:value-type="float">
            <text:p/>
          </table:table-cell>
          <table:table-cell table:formula="of:=IF(BITAND([.$Q9];BITLSHIFT(1;[.BN$2]))&gt;0;1;0)*[.$O9]" office:value-type="float" office:value="0" calcext:value-type="float">
            <text:p/>
          </table:table-cell>
          <table:table-cell table:formula="of:=IF(BITAND([.$Q9];BITLSHIFT(1;[.BO$2]))&gt;0;1;0)*[.$O9]" office:value-type="float" office:value="0" calcext:value-type="float">
            <text:p/>
          </table:table-cell>
          <table:table-cell table:formula="of:=IF(BITAND([.$Q9];BITLSHIFT(1;[.BP$2]))&gt;0;1;0)*[.$O9]" office:value-type="float" office:value="0" calcext:value-type="float">
            <text:p/>
          </table:table-cell>
          <table:table-cell table:formula="of:=IF(BITAND([.$Q9];BITLSHIFT(1;[.BQ$2]))&gt;0;1;0)*[.$O9]" office:value-type="float" office:value="0" calcext:value-type="float">
            <text:p/>
          </table:table-cell>
          <table:table-cell table:formula="of:=IF(BITAND([.$Q9];BITLSHIFT(1;[.BR$2]))&gt;0;1;0)*[.$O9]" office:value-type="float" office:value="0" calcext:value-type="float">
            <text:p/>
          </table:table-cell>
          <table:table-cell table:formula="of:=IF(BITAND([.$Q9];BITLSHIFT(1;[.BS$2]))&gt;0;1;0)*[.$O9]" office:value-type="float" office:value="0" calcext:value-type="float">
            <text:p/>
          </table:table-cell>
          <table:table-cell table:formula="of:=IF(BITAND([.$Q9];BITLSHIFT(1;[.BT$2]))&gt;0;1;0)*[.$O9]" office:value-type="float" office:value="0" calcext:value-type="float">
            <text:p/>
          </table:table-cell>
          <table:table-cell table:formula="of:=IF(BITAND([.$Q9];BITLSHIFT(1;[.BU$2]))&gt;0;1;0)*[.$O9]" office:value-type="float" office:value="0" calcext:value-type="float">
            <text:p/>
          </table:table-cell>
          <table:table-cell table:formula="of:=IF(BITAND([.$Q9];BITLSHIFT(1;[.BV$2]))&gt;0;1;0)*[.$O9]" office:value-type="float" office:value="0" calcext:value-type="float">
            <text:p/>
          </table:table-cell>
          <table:table-cell table:formula="of:=IF(BITAND([.$Q9];BITLSHIFT(1;[.BW$2]))&gt;0;1;0)*[.$O9]" office:value-type="float" office:value="0" calcext:value-type="float">
            <text:p/>
          </table:table-cell>
          <table:table-cell table:formula="of:=IF(BITAND([.$Q9];BITLSHIFT(1;[.BX$2]))&gt;0;1;0)*[.$O9]" office:value-type="float" office:value="0" calcext:value-type="float">
            <text:p/>
          </table:table-cell>
          <table:table-cell table:formula="of:=IF(BITAND([.$Q9];BITLSHIFT(1;[.BY$2]))&gt;0;1;0)*[.$O9]" office:value-type="float" office:value="0" calcext:value-type="float">
            <text:p/>
          </table:table-cell>
          <table:table-cell table:formula="of:=IF(BITAND([.$Q9];BITLSHIFT(1;[.BZ$2]))&gt;0;1;0)*[.$O9]" office:value-type="float" office:value="0" calcext:value-type="float">
            <text:p/>
          </table:table-cell>
          <table:table-cell table:formula="of:=IF(BITAND([.$Q9];BITLSHIFT(1;[.CA$2]))&gt;0;1;0)*[.$O9]" office:value-type="float" office:value="0" calcext:value-type="float">
            <text:p/>
          </table:table-cell>
          <table:table-cell table:formula="of:=IF(BITAND([.$Q9];BITLSHIFT(1;[.CB$2]))&gt;0;1;0)*[.$O9]" office:value-type="float" office:value="0" calcext:value-type="float">
            <text:p/>
          </table:table-cell>
          <table:table-cell table:formula="of:=IF(BITAND([.$Q9];BITLSHIFT(1;[.CC$2]))&gt;0;1;0)*[.$O9]" office:value-type="float" office:value="0" calcext:value-type="float">
            <text:p/>
          </table:table-cell>
          <table:table-cell table:formula="of:=IF(BITAND([.$Q9];BITLSHIFT(1;[.CD$2]))&gt;0;1;0)*[.$O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9" table:formula="of:=[.AA51]" office:value-type="float" office:value="10" calcext:value-type="float">
            <text:p/>
          </table:table-cell>
          <table:table-cell table:style-name="ce9" table:formula="of:=[.AB51]" office:value-type="float" office:value="10" calcext:value-type="float">
            <text:p/>
          </table:table-cell>
          <table:table-cell table:style-name="ce9" table:formula="of:=[.AC51]" office:value-type="float" office:value="10" calcext:value-type="float">
            <text:p/>
          </table:table-cell>
          <table:table-cell table:style-name="ce9" table:formula="of:=[.AD51]" office:value-type="float" office:value="-20" calcext:value-type="float">
            <text:p/>
          </table:table-cell>
          <table:table-cell table:style-name="ce9" table:formula="of:=[.AE51]" office:value-type="float" office:value="-20" calcext:value-type="float">
            <text:p/>
          </table:table-cell>
          <table:table-cell table:style-name="ce9" table:formula="of:=[.AF51]" office:value-type="float" office:value="10" calcext:value-type="float">
            <text:p/>
          </table:table-cell>
          <table:table-cell table:style-name="ce9" table:formula="of:=[.AG51]" office:value-type="float" office:value="10" calcext:value-type="float">
            <text:p/>
          </table:table-cell>
          <table:table-cell table:style-name="ce9" table:formula="of:=[.AH51]" office:value-type="float" office:value="1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Shelter</text:p>
          </table:table-cell>
          <table:table-cell table:style-name="ce4" office:value-type="string" calcext:value-type="string">
            <text:p>0x000000000000E700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formula="of:=&quot;{&quot;&quot;name&quot;&quot; : &quot;&quot;&quot; &amp; [.M10] &amp; &quot;&quot;&quot;, &quot;&quot;zone&quot;&quot; : &quot;&quot;&quot;&amp;[.N10]&amp;&quot;&quot;&quot;, &quot;&quot;value&quot;&quot; : &quot;&amp;[.O10]&amp;&quot;}&quot;" office:value-type="string" office:string-value="{&quot;name&quot; : &quot;Shelter&quot;, &quot;zone&quot; : &quot;0x000000000000E700&quot;, &quot;value&quot; : 10}" calcext:value-type="string">
            <text:p>{"name" : "Shelter", "zone" : "0x000000000000E700", "value" : 10}</text:p>
          </table:table-cell>
          <table:table-cell table:formula="of:=DECIMAL(LEFT([.N10];10) ;16)" office:value-type="float" office:value="0" calcext:value-type="float">
            <text:p/>
          </table:table-cell>
          <table:table-cell table:formula="of:=DECIMAL(RIGHT([.N10];8) ;16)" office:value-type="float" office:value="59136" calcext:value-type="float">
            <text:p/>
          </table:table-cell>
          <table:table-cell table:formula="of:=IF(BITAND([.$R10];BITLSHIFT(1;[.S$2]))&gt;0;1;0)*[.$O10]" office:value-type="float" office:value="0" calcext:value-type="float">
            <text:p/>
          </table:table-cell>
          <table:table-cell table:formula="of:=IF(BITAND([.$R10];BITLSHIFT(1;[.T$2]))&gt;0;1;0)*[.$O10]" office:value-type="float" office:value="0" calcext:value-type="float">
            <text:p/>
          </table:table-cell>
          <table:table-cell table:formula="of:=IF(BITAND([.$R10];BITLSHIFT(1;[.U$2]))&gt;0;1;0)*[.$O10]" office:value-type="float" office:value="0" calcext:value-type="float">
            <text:p/>
          </table:table-cell>
          <table:table-cell table:formula="of:=IF(BITAND([.$R10];BITLSHIFT(1;[.V$2]))&gt;0;1;0)*[.$O10]" office:value-type="float" office:value="0" calcext:value-type="float">
            <text:p/>
          </table:table-cell>
          <table:table-cell table:formula="of:=IF(BITAND([.$R10];BITLSHIFT(1;[.W$2]))&gt;0;1;0)*[.$O10]" office:value-type="float" office:value="0" calcext:value-type="float">
            <text:p/>
          </table:table-cell>
          <table:table-cell table:formula="of:=IF(BITAND([.$R10];BITLSHIFT(1;[.X$2]))&gt;0;1;0)*[.$O10]" office:value-type="float" office:value="0" calcext:value-type="float">
            <text:p/>
          </table:table-cell>
          <table:table-cell table:formula="of:=IF(BITAND([.$R10];BITLSHIFT(1;[.Y$2]))&gt;0;1;0)*[.$O10]" office:value-type="float" office:value="0" calcext:value-type="float">
            <text:p/>
          </table:table-cell>
          <table:table-cell table:formula="of:=IF(BITAND([.$R10];BITLSHIFT(1;[.Z$2]))&gt;0;1;0)*[.$O10]" office:value-type="float" office:value="0" calcext:value-type="float">
            <text:p/>
          </table:table-cell>
          <table:table-cell table:formula="of:=IF(BITAND([.$R10];BITLSHIFT(1;[.AA$2]))&gt;0;1;0)*[.$O10]" office:value-type="float" office:value="10" calcext:value-type="float">
            <text:p/>
          </table:table-cell>
          <table:table-cell table:formula="of:=IF(BITAND([.$R10];BITLSHIFT(1;[.AB$2]))&gt;0;1;0)*[.$O10]" office:value-type="float" office:value="10" calcext:value-type="float">
            <text:p/>
          </table:table-cell>
          <table:table-cell table:formula="of:=IF(BITAND([.$R10];BITLSHIFT(1;[.AC$2]))&gt;0;1;0)*[.$O10]" office:value-type="float" office:value="10" calcext:value-type="float">
            <text:p/>
          </table:table-cell>
          <table:table-cell table:formula="of:=IF(BITAND([.$R10];BITLSHIFT(1;[.AD$2]))&gt;0;1;0)*[.$O10]" office:value-type="float" office:value="0" calcext:value-type="float">
            <text:p/>
          </table:table-cell>
          <table:table-cell table:formula="of:=IF(BITAND([.$R10];BITLSHIFT(1;[.AE$2]))&gt;0;1;0)*[.$O10]" office:value-type="float" office:value="0" calcext:value-type="float">
            <text:p/>
          </table:table-cell>
          <table:table-cell table:formula="of:=IF(BITAND([.$R10];BITLSHIFT(1;[.AF$2]))&gt;0;1;0)*[.$O10]" office:value-type="float" office:value="10" calcext:value-type="float">
            <text:p/>
          </table:table-cell>
          <table:table-cell table:formula="of:=IF(BITAND([.$R10];BITLSHIFT(1;[.AG$2]))&gt;0;1;0)*[.$O10]" office:value-type="float" office:value="10" calcext:value-type="float">
            <text:p/>
          </table:table-cell>
          <table:table-cell table:formula="of:=IF(BITAND([.$R10];BITLSHIFT(1;[.AH$2]))&gt;0;1;0)*[.$O10]" office:value-type="float" office:value="10" calcext:value-type="float">
            <text:p/>
          </table:table-cell>
          <table:table-cell table:formula="of:=IF(BITAND([.$R10];BITLSHIFT(1;[.AI$2]))&gt;0;1;0)*[.$O10]" office:value-type="float" office:value="0" calcext:value-type="float">
            <text:p/>
          </table:table-cell>
          <table:table-cell table:formula="of:=IF(BITAND([.$R10];BITLSHIFT(1;[.AJ$2]))&gt;0;1;0)*[.$O10]" office:value-type="float" office:value="0" calcext:value-type="float">
            <text:p/>
          </table:table-cell>
          <table:table-cell table:formula="of:=IF(BITAND([.$R10];BITLSHIFT(1;[.AK$2]))&gt;0;1;0)*[.$O10]" office:value-type="float" office:value="0" calcext:value-type="float">
            <text:p/>
          </table:table-cell>
          <table:table-cell table:formula="of:=IF(BITAND([.$R10];BITLSHIFT(1;[.AL$2]))&gt;0;1;0)*[.$O10]" office:value-type="float" office:value="0" calcext:value-type="float">
            <text:p/>
          </table:table-cell>
          <table:table-cell table:formula="of:=IF(BITAND([.$R10];BITLSHIFT(1;[.AM$2]))&gt;0;1;0)*[.$O10]" office:value-type="float" office:value="0" calcext:value-type="float">
            <text:p/>
          </table:table-cell>
          <table:table-cell table:formula="of:=IF(BITAND([.$R10];BITLSHIFT(1;[.AN$2]))&gt;0;1;0)*[.$O10]" office:value-type="float" office:value="0" calcext:value-type="float">
            <text:p/>
          </table:table-cell>
          <table:table-cell table:formula="of:=IF(BITAND([.$R10];BITLSHIFT(1;[.AO$2]))&gt;0;1;0)*[.$O10]" office:value-type="float" office:value="0" calcext:value-type="float">
            <text:p/>
          </table:table-cell>
          <table:table-cell table:formula="of:=IF(BITAND([.$R10];BITLSHIFT(1;[.AP$2]))&gt;0;1;0)*[.$O10]" office:value-type="float" office:value="0" calcext:value-type="float">
            <text:p/>
          </table:table-cell>
          <table:table-cell table:formula="of:=IF(BITAND([.$R10];BITLSHIFT(1;[.AQ$2]))&gt;0;1;0)*[.$O10]" office:value-type="float" office:value="0" calcext:value-type="float">
            <text:p/>
          </table:table-cell>
          <table:table-cell table:formula="of:=IF(BITAND([.$R10];BITLSHIFT(1;[.AR$2]))&gt;0;1;0)*[.$O10]" office:value-type="float" office:value="0" calcext:value-type="float">
            <text:p/>
          </table:table-cell>
          <table:table-cell table:formula="of:=IF(BITAND([.$R10];BITLSHIFT(1;[.AS$2]))&gt;0;1;0)*[.$O10]" office:value-type="float" office:value="0" calcext:value-type="float">
            <text:p/>
          </table:table-cell>
          <table:table-cell table:formula="of:=IF(BITAND([.$R10];BITLSHIFT(1;[.AT$2]))&gt;0;1;0)*[.$O10]" office:value-type="float" office:value="0" calcext:value-type="float">
            <text:p/>
          </table:table-cell>
          <table:table-cell table:formula="of:=IF(BITAND([.$R10];BITLSHIFT(1;[.AU$2]))&gt;0;1;0)*[.$O10]" office:value-type="float" office:value="0" calcext:value-type="float">
            <text:p/>
          </table:table-cell>
          <table:table-cell table:formula="of:=IF(BITAND([.$R10];BITLSHIFT(1;[.AV$2]))&gt;0;1;0)*[.$O10]" office:value-type="float" office:value="0" calcext:value-type="float">
            <text:p/>
          </table:table-cell>
          <table:table-cell table:formula="of:=IF(BITAND([.$R10];BITLSHIFT(1;[.AW$2]))&gt;0;1;0)*[.$O10]" office:value-type="float" office:value="0" calcext:value-type="float">
            <text:p/>
          </table:table-cell>
          <table:table-cell table:formula="of:=IF(BITAND([.$R10];BITLSHIFT(1;[.AX$2]))&gt;0;1;0)*[.$O10]" office:value-type="float" office:value="0" calcext:value-type="float">
            <text:p/>
          </table:table-cell>
          <table:table-cell table:formula="of:=IF(BITAND([.$Q10];BITLSHIFT(1;[.AY$2]))&gt;0;1;0)*[.$O10]" office:value-type="float" office:value="0" calcext:value-type="float">
            <text:p/>
          </table:table-cell>
          <table:table-cell table:formula="of:=IF(BITAND([.$Q10];BITLSHIFT(1;[.AZ$2]))&gt;0;1;0)*[.$O10]" office:value-type="float" office:value="0" calcext:value-type="float">
            <text:p/>
          </table:table-cell>
          <table:table-cell table:formula="of:=IF(BITAND([.$Q10];BITLSHIFT(1;[.BA$2]))&gt;0;1;0)*[.$O10]" office:value-type="float" office:value="0" calcext:value-type="float">
            <text:p/>
          </table:table-cell>
          <table:table-cell table:formula="of:=IF(BITAND([.$Q10];BITLSHIFT(1;[.BB$2]))&gt;0;1;0)*[.$O10]" office:value-type="float" office:value="0" calcext:value-type="float">
            <text:p/>
          </table:table-cell>
          <table:table-cell table:formula="of:=IF(BITAND([.$Q10];BITLSHIFT(1;[.BC$2]))&gt;0;1;0)*[.$O10]" office:value-type="float" office:value="0" calcext:value-type="float">
            <text:p/>
          </table:table-cell>
          <table:table-cell table:formula="of:=IF(BITAND([.$Q10];BITLSHIFT(1;[.BD$2]))&gt;0;1;0)*[.$O10]" office:value-type="float" office:value="0" calcext:value-type="float">
            <text:p/>
          </table:table-cell>
          <table:table-cell table:formula="of:=IF(BITAND([.$Q10];BITLSHIFT(1;[.BE$2]))&gt;0;1;0)*[.$O10]" office:value-type="float" office:value="0" calcext:value-type="float">
            <text:p/>
          </table:table-cell>
          <table:table-cell table:formula="of:=IF(BITAND([.$Q10];BITLSHIFT(1;[.BF$2]))&gt;0;1;0)*[.$O10]" office:value-type="float" office:value="0" calcext:value-type="float">
            <text:p/>
          </table:table-cell>
          <table:table-cell table:formula="of:=IF(BITAND([.$Q10];BITLSHIFT(1;[.BG$2]))&gt;0;1;0)*[.$O10]" office:value-type="float" office:value="0" calcext:value-type="float">
            <text:p/>
          </table:table-cell>
          <table:table-cell table:formula="of:=IF(BITAND([.$Q10];BITLSHIFT(1;[.BH$2]))&gt;0;1;0)*[.$O10]" office:value-type="float" office:value="0" calcext:value-type="float">
            <text:p/>
          </table:table-cell>
          <table:table-cell table:formula="of:=IF(BITAND([.$Q10];BITLSHIFT(1;[.BI$2]))&gt;0;1;0)*[.$O10]" office:value-type="float" office:value="0" calcext:value-type="float">
            <text:p/>
          </table:table-cell>
          <table:table-cell table:formula="of:=IF(BITAND([.$Q10];BITLSHIFT(1;[.BJ$2]))&gt;0;1;0)*[.$O10]" office:value-type="float" office:value="0" calcext:value-type="float">
            <text:p/>
          </table:table-cell>
          <table:table-cell table:formula="of:=IF(BITAND([.$Q10];BITLSHIFT(1;[.BK$2]))&gt;0;1;0)*[.$O10]" office:value-type="float" office:value="0" calcext:value-type="float">
            <text:p/>
          </table:table-cell>
          <table:table-cell table:formula="of:=IF(BITAND([.$Q10];BITLSHIFT(1;[.BL$2]))&gt;0;1;0)*[.$O10]" office:value-type="float" office:value="0" calcext:value-type="float">
            <text:p/>
          </table:table-cell>
          <table:table-cell table:formula="of:=IF(BITAND([.$Q10];BITLSHIFT(1;[.BM$2]))&gt;0;1;0)*[.$O10]" office:value-type="float" office:value="0" calcext:value-type="float">
            <text:p/>
          </table:table-cell>
          <table:table-cell table:formula="of:=IF(BITAND([.$Q10];BITLSHIFT(1;[.BN$2]))&gt;0;1;0)*[.$O10]" office:value-type="float" office:value="0" calcext:value-type="float">
            <text:p/>
          </table:table-cell>
          <table:table-cell table:formula="of:=IF(BITAND([.$Q10];BITLSHIFT(1;[.BO$2]))&gt;0;1;0)*[.$O10]" office:value-type="float" office:value="0" calcext:value-type="float">
            <text:p/>
          </table:table-cell>
          <table:table-cell table:formula="of:=IF(BITAND([.$Q10];BITLSHIFT(1;[.BP$2]))&gt;0;1;0)*[.$O10]" office:value-type="float" office:value="0" calcext:value-type="float">
            <text:p/>
          </table:table-cell>
          <table:table-cell table:formula="of:=IF(BITAND([.$Q10];BITLSHIFT(1;[.BQ$2]))&gt;0;1;0)*[.$O10]" office:value-type="float" office:value="0" calcext:value-type="float">
            <text:p/>
          </table:table-cell>
          <table:table-cell table:formula="of:=IF(BITAND([.$Q10];BITLSHIFT(1;[.BR$2]))&gt;0;1;0)*[.$O10]" office:value-type="float" office:value="0" calcext:value-type="float">
            <text:p/>
          </table:table-cell>
          <table:table-cell table:formula="of:=IF(BITAND([.$Q10];BITLSHIFT(1;[.BS$2]))&gt;0;1;0)*[.$O10]" office:value-type="float" office:value="0" calcext:value-type="float">
            <text:p/>
          </table:table-cell>
          <table:table-cell table:formula="of:=IF(BITAND([.$Q10];BITLSHIFT(1;[.BT$2]))&gt;0;1;0)*[.$O10]" office:value-type="float" office:value="0" calcext:value-type="float">
            <text:p/>
          </table:table-cell>
          <table:table-cell table:formula="of:=IF(BITAND([.$Q10];BITLSHIFT(1;[.BU$2]))&gt;0;1;0)*[.$O10]" office:value-type="float" office:value="0" calcext:value-type="float">
            <text:p/>
          </table:table-cell>
          <table:table-cell table:formula="of:=IF(BITAND([.$Q10];BITLSHIFT(1;[.BV$2]))&gt;0;1;0)*[.$O10]" office:value-type="float" office:value="0" calcext:value-type="float">
            <text:p/>
          </table:table-cell>
          <table:table-cell table:formula="of:=IF(BITAND([.$Q10];BITLSHIFT(1;[.BW$2]))&gt;0;1;0)*[.$O10]" office:value-type="float" office:value="0" calcext:value-type="float">
            <text:p/>
          </table:table-cell>
          <table:table-cell table:formula="of:=IF(BITAND([.$Q10];BITLSHIFT(1;[.BX$2]))&gt;0;1;0)*[.$O10]" office:value-type="float" office:value="0" calcext:value-type="float">
            <text:p/>
          </table:table-cell>
          <table:table-cell table:formula="of:=IF(BITAND([.$Q10];BITLSHIFT(1;[.BY$2]))&gt;0;1;0)*[.$O10]" office:value-type="float" office:value="0" calcext:value-type="float">
            <text:p/>
          </table:table-cell>
          <table:table-cell table:formula="of:=IF(BITAND([.$Q10];BITLSHIFT(1;[.BZ$2]))&gt;0;1;0)*[.$O10]" office:value-type="float" office:value="0" calcext:value-type="float">
            <text:p/>
          </table:table-cell>
          <table:table-cell table:formula="of:=IF(BITAND([.$Q10];BITLSHIFT(1;[.CA$2]))&gt;0;1;0)*[.$O10]" office:value-type="float" office:value="0" calcext:value-type="float">
            <text:p/>
          </table:table-cell>
          <table:table-cell table:formula="of:=IF(BITAND([.$Q10];BITLSHIFT(1;[.CB$2]))&gt;0;1;0)*[.$O10]" office:value-type="float" office:value="0" calcext:value-type="float">
            <text:p/>
          </table:table-cell>
          <table:table-cell table:formula="of:=IF(BITAND([.$Q10];BITLSHIFT(1;[.CC$2]))&gt;0;1;0)*[.$O10]" office:value-type="float" office:value="0" calcext:value-type="float">
            <text:p/>
          </table:table-cell>
          <table:table-cell table:formula="of:=IF(BITAND([.$Q10];BITLSHIFT(1;[.CD$2]))&gt;0;1;0)*[.$O1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9" table:formula="of:=[.S51]" office:value-type="float" office:value="0" calcext:value-type="float">
            <text:p/>
          </table:table-cell>
          <table:table-cell table:style-name="ce9" table:formula="of:=[.T51]" office:value-type="float" office:value="0" calcext:value-type="float">
            <text:p/>
          </table:table-cell>
          <table:table-cell table:style-name="ce9" table:formula="of:=[.U51]" office:value-type="float" office:value="0" calcext:value-type="float">
            <text:p/>
          </table:table-cell>
          <table:table-cell table:style-name="ce9" table:formula="of:=[.V51]" office:value-type="float" office:value="0" calcext:value-type="float">
            <text:p/>
          </table:table-cell>
          <table:table-cell table:style-name="ce9" table:formula="of:=[.W51]" office:value-type="float" office:value="0" calcext:value-type="float">
            <text:p/>
          </table:table-cell>
          <table:table-cell table:style-name="ce9" table:formula="of:=[.X51]" office:value-type="float" office:value="0" calcext:value-type="float">
            <text:p/>
          </table:table-cell>
          <table:table-cell table:style-name="ce9" table:formula="of:=[.Y51]" office:value-type="float" office:value="0" calcext:value-type="float">
            <text:p/>
          </table:table-cell>
          <table:table-cell table:style-name="ce9" table:formula="of:=[.Z51]" office:value-type="float" office:value="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center starting position</text:p>
          </table:table-cell>
          <table:table-cell table:style-name="ce4" office:value-type="string" calcext:value-type="string">
            <text:p>0x0000000000001800</text:p>
          </table:table-cell>
          <table:table-cell table:style-name="ce4" office:value-type="float" office:value="-20" calcext:value-type="float">
            <text:p>-20</text:p>
          </table:table-cell>
          <table:table-cell table:style-name="ce5" table:formula="of:=&quot;{&quot;&quot;name&quot;&quot; : &quot;&quot;&quot; &amp; [.M11] &amp; &quot;&quot;&quot;, &quot;&quot;zone&quot;&quot; : &quot;&quot;&quot;&amp;[.N11]&amp;&quot;&quot;&quot;, &quot;&quot;value&quot;&quot; : &quot;&amp;[.O11]&amp;&quot;}&quot;" office:value-type="string" office:string-value="{&quot;name&quot; : &quot;center starting position&quot;, &quot;zone&quot; : &quot;0x0000000000001800&quot;, &quot;value&quot; : -20}" calcext:value-type="string">
            <text:p>{"name" : "center starting position", "zone" : "0x0000000000001800", "value" : -20}</text:p>
          </table:table-cell>
          <table:table-cell table:formula="of:=DECIMAL(LEFT([.N11];10) ;16)" office:value-type="float" office:value="0" calcext:value-type="float">
            <text:p/>
          </table:table-cell>
          <table:table-cell table:formula="of:=DECIMAL(RIGHT([.N11];8) ;16)" office:value-type="float" office:value="6144" calcext:value-type="float">
            <text:p/>
          </table:table-cell>
          <table:table-cell table:formula="of:=IF(BITAND([.$R11];BITLSHIFT(1;[.S$2]))&gt;0;1;0)*[.$O11]" office:value-type="float" office:value="-0" calcext:value-type="float">
            <text:p/>
          </table:table-cell>
          <table:table-cell table:formula="of:=IF(BITAND([.$R11];BITLSHIFT(1;[.T$2]))&gt;0;1;0)*[.$O11]" office:value-type="float" office:value="-0" calcext:value-type="float">
            <text:p/>
          </table:table-cell>
          <table:table-cell table:formula="of:=IF(BITAND([.$R11];BITLSHIFT(1;[.U$2]))&gt;0;1;0)*[.$O11]" office:value-type="float" office:value="-0" calcext:value-type="float">
            <text:p/>
          </table:table-cell>
          <table:table-cell table:formula="of:=IF(BITAND([.$R11];BITLSHIFT(1;[.V$2]))&gt;0;1;0)*[.$O11]" office:value-type="float" office:value="-0" calcext:value-type="float">
            <text:p/>
          </table:table-cell>
          <table:table-cell table:formula="of:=IF(BITAND([.$R11];BITLSHIFT(1;[.W$2]))&gt;0;1;0)*[.$O11]" office:value-type="float" office:value="-0" calcext:value-type="float">
            <text:p/>
          </table:table-cell>
          <table:table-cell table:formula="of:=IF(BITAND([.$R11];BITLSHIFT(1;[.X$2]))&gt;0;1;0)*[.$O11]" office:value-type="float" office:value="-0" calcext:value-type="float">
            <text:p/>
          </table:table-cell>
          <table:table-cell table:formula="of:=IF(BITAND([.$R11];BITLSHIFT(1;[.Y$2]))&gt;0;1;0)*[.$O11]" office:value-type="float" office:value="-0" calcext:value-type="float">
            <text:p/>
          </table:table-cell>
          <table:table-cell table:formula="of:=IF(BITAND([.$R11];BITLSHIFT(1;[.Z$2]))&gt;0;1;0)*[.$O11]" office:value-type="float" office:value="-0" calcext:value-type="float">
            <text:p/>
          </table:table-cell>
          <table:table-cell table:formula="of:=IF(BITAND([.$R11];BITLSHIFT(1;[.AA$2]))&gt;0;1;0)*[.$O11]" office:value-type="float" office:value="-0" calcext:value-type="float">
            <text:p/>
          </table:table-cell>
          <table:table-cell table:formula="of:=IF(BITAND([.$R11];BITLSHIFT(1;[.AB$2]))&gt;0;1;0)*[.$O11]" office:value-type="float" office:value="-0" calcext:value-type="float">
            <text:p/>
          </table:table-cell>
          <table:table-cell table:formula="of:=IF(BITAND([.$R11];BITLSHIFT(1;[.AC$2]))&gt;0;1;0)*[.$O11]" office:value-type="float" office:value="-0" calcext:value-type="float">
            <text:p/>
          </table:table-cell>
          <table:table-cell table:formula="of:=IF(BITAND([.$R11];BITLSHIFT(1;[.AD$2]))&gt;0;1;0)*[.$O11]" office:value-type="float" office:value="-20" calcext:value-type="float">
            <text:p/>
          </table:table-cell>
          <table:table-cell table:formula="of:=IF(BITAND([.$R11];BITLSHIFT(1;[.AE$2]))&gt;0;1;0)*[.$O11]" office:value-type="float" office:value="-20" calcext:value-type="float">
            <text:p/>
          </table:table-cell>
          <table:table-cell table:formula="of:=IF(BITAND([.$R11];BITLSHIFT(1;[.AF$2]))&gt;0;1;0)*[.$O11]" office:value-type="float" office:value="-0" calcext:value-type="float">
            <text:p/>
          </table:table-cell>
          <table:table-cell table:formula="of:=IF(BITAND([.$R11];BITLSHIFT(1;[.AG$2]))&gt;0;1;0)*[.$O11]" office:value-type="float" office:value="-0" calcext:value-type="float">
            <text:p/>
          </table:table-cell>
          <table:table-cell table:formula="of:=IF(BITAND([.$R11];BITLSHIFT(1;[.AH$2]))&gt;0;1;0)*[.$O11]" office:value-type="float" office:value="-0" calcext:value-type="float">
            <text:p/>
          </table:table-cell>
          <table:table-cell table:formula="of:=IF(BITAND([.$R11];BITLSHIFT(1;[.AI$2]))&gt;0;1;0)*[.$O11]" office:value-type="float" office:value="-0" calcext:value-type="float">
            <text:p/>
          </table:table-cell>
          <table:table-cell table:formula="of:=IF(BITAND([.$R11];BITLSHIFT(1;[.AJ$2]))&gt;0;1;0)*[.$O11]" office:value-type="float" office:value="-0" calcext:value-type="float">
            <text:p/>
          </table:table-cell>
          <table:table-cell table:formula="of:=IF(BITAND([.$R11];BITLSHIFT(1;[.AK$2]))&gt;0;1;0)*[.$O11]" office:value-type="float" office:value="-0" calcext:value-type="float">
            <text:p/>
          </table:table-cell>
          <table:table-cell table:formula="of:=IF(BITAND([.$R11];BITLSHIFT(1;[.AL$2]))&gt;0;1;0)*[.$O11]" office:value-type="float" office:value="-0" calcext:value-type="float">
            <text:p/>
          </table:table-cell>
          <table:table-cell table:formula="of:=IF(BITAND([.$R11];BITLSHIFT(1;[.AM$2]))&gt;0;1;0)*[.$O11]" office:value-type="float" office:value="-0" calcext:value-type="float">
            <text:p/>
          </table:table-cell>
          <table:table-cell table:formula="of:=IF(BITAND([.$R11];BITLSHIFT(1;[.AN$2]))&gt;0;1;0)*[.$O11]" office:value-type="float" office:value="-0" calcext:value-type="float">
            <text:p/>
          </table:table-cell>
          <table:table-cell table:formula="of:=IF(BITAND([.$R11];BITLSHIFT(1;[.AO$2]))&gt;0;1;0)*[.$O11]" office:value-type="float" office:value="-0" calcext:value-type="float">
            <text:p/>
          </table:table-cell>
          <table:table-cell table:formula="of:=IF(BITAND([.$R11];BITLSHIFT(1;[.AP$2]))&gt;0;1;0)*[.$O11]" office:value-type="float" office:value="-0" calcext:value-type="float">
            <text:p/>
          </table:table-cell>
          <table:table-cell table:formula="of:=IF(BITAND([.$R11];BITLSHIFT(1;[.AQ$2]))&gt;0;1;0)*[.$O11]" office:value-type="float" office:value="-0" calcext:value-type="float">
            <text:p/>
          </table:table-cell>
          <table:table-cell table:formula="of:=IF(BITAND([.$R11];BITLSHIFT(1;[.AR$2]))&gt;0;1;0)*[.$O11]" office:value-type="float" office:value="-0" calcext:value-type="float">
            <text:p/>
          </table:table-cell>
          <table:table-cell table:formula="of:=IF(BITAND([.$R11];BITLSHIFT(1;[.AS$2]))&gt;0;1;0)*[.$O11]" office:value-type="float" office:value="-0" calcext:value-type="float">
            <text:p/>
          </table:table-cell>
          <table:table-cell table:formula="of:=IF(BITAND([.$R11];BITLSHIFT(1;[.AT$2]))&gt;0;1;0)*[.$O11]" office:value-type="float" office:value="-0" calcext:value-type="float">
            <text:p/>
          </table:table-cell>
          <table:table-cell table:formula="of:=IF(BITAND([.$R11];BITLSHIFT(1;[.AU$2]))&gt;0;1;0)*[.$O11]" office:value-type="float" office:value="-0" calcext:value-type="float">
            <text:p/>
          </table:table-cell>
          <table:table-cell table:formula="of:=IF(BITAND([.$R11];BITLSHIFT(1;[.AV$2]))&gt;0;1;0)*[.$O11]" office:value-type="float" office:value="-0" calcext:value-type="float">
            <text:p/>
          </table:table-cell>
          <table:table-cell table:formula="of:=IF(BITAND([.$R11];BITLSHIFT(1;[.AW$2]))&gt;0;1;0)*[.$O11]" office:value-type="float" office:value="-0" calcext:value-type="float">
            <text:p/>
          </table:table-cell>
          <table:table-cell table:formula="of:=IF(BITAND([.$R11];BITLSHIFT(1;[.AX$2]))&gt;0;1;0)*[.$O11]" office:value-type="float" office:value="-0" calcext:value-type="float">
            <text:p/>
          </table:table-cell>
          <table:table-cell table:formula="of:=IF(BITAND([.$Q11];BITLSHIFT(1;[.AY$2]))&gt;0;1;0)*[.$O11]" office:value-type="float" office:value="-0" calcext:value-type="float">
            <text:p/>
          </table:table-cell>
          <table:table-cell table:formula="of:=IF(BITAND([.$Q11];BITLSHIFT(1;[.AZ$2]))&gt;0;1;0)*[.$O11]" office:value-type="float" office:value="-0" calcext:value-type="float">
            <text:p/>
          </table:table-cell>
          <table:table-cell table:formula="of:=IF(BITAND([.$Q11];BITLSHIFT(1;[.BA$2]))&gt;0;1;0)*[.$O11]" office:value-type="float" office:value="-0" calcext:value-type="float">
            <text:p/>
          </table:table-cell>
          <table:table-cell table:formula="of:=IF(BITAND([.$Q11];BITLSHIFT(1;[.BB$2]))&gt;0;1;0)*[.$O11]" office:value-type="float" office:value="-0" calcext:value-type="float">
            <text:p/>
          </table:table-cell>
          <table:table-cell table:formula="of:=IF(BITAND([.$Q11];BITLSHIFT(1;[.BC$2]))&gt;0;1;0)*[.$O11]" office:value-type="float" office:value="-0" calcext:value-type="float">
            <text:p/>
          </table:table-cell>
          <table:table-cell table:formula="of:=IF(BITAND([.$Q11];BITLSHIFT(1;[.BD$2]))&gt;0;1;0)*[.$O11]" office:value-type="float" office:value="-0" calcext:value-type="float">
            <text:p/>
          </table:table-cell>
          <table:table-cell table:formula="of:=IF(BITAND([.$Q11];BITLSHIFT(1;[.BE$2]))&gt;0;1;0)*[.$O11]" office:value-type="float" office:value="-0" calcext:value-type="float">
            <text:p/>
          </table:table-cell>
          <table:table-cell table:formula="of:=IF(BITAND([.$Q11];BITLSHIFT(1;[.BF$2]))&gt;0;1;0)*[.$O11]" office:value-type="float" office:value="-0" calcext:value-type="float">
            <text:p/>
          </table:table-cell>
          <table:table-cell table:formula="of:=IF(BITAND([.$Q11];BITLSHIFT(1;[.BG$2]))&gt;0;1;0)*[.$O11]" office:value-type="float" office:value="-0" calcext:value-type="float">
            <text:p/>
          </table:table-cell>
          <table:table-cell table:formula="of:=IF(BITAND([.$Q11];BITLSHIFT(1;[.BH$2]))&gt;0;1;0)*[.$O11]" office:value-type="float" office:value="-0" calcext:value-type="float">
            <text:p/>
          </table:table-cell>
          <table:table-cell table:formula="of:=IF(BITAND([.$Q11];BITLSHIFT(1;[.BI$2]))&gt;0;1;0)*[.$O11]" office:value-type="float" office:value="-0" calcext:value-type="float">
            <text:p/>
          </table:table-cell>
          <table:table-cell table:formula="of:=IF(BITAND([.$Q11];BITLSHIFT(1;[.BJ$2]))&gt;0;1;0)*[.$O11]" office:value-type="float" office:value="-0" calcext:value-type="float">
            <text:p/>
          </table:table-cell>
          <table:table-cell table:formula="of:=IF(BITAND([.$Q11];BITLSHIFT(1;[.BK$2]))&gt;0;1;0)*[.$O11]" office:value-type="float" office:value="-0" calcext:value-type="float">
            <text:p/>
          </table:table-cell>
          <table:table-cell table:formula="of:=IF(BITAND([.$Q11];BITLSHIFT(1;[.BL$2]))&gt;0;1;0)*[.$O11]" office:value-type="float" office:value="-0" calcext:value-type="float">
            <text:p/>
          </table:table-cell>
          <table:table-cell table:formula="of:=IF(BITAND([.$Q11];BITLSHIFT(1;[.BM$2]))&gt;0;1;0)*[.$O11]" office:value-type="float" office:value="-0" calcext:value-type="float">
            <text:p/>
          </table:table-cell>
          <table:table-cell table:formula="of:=IF(BITAND([.$Q11];BITLSHIFT(1;[.BN$2]))&gt;0;1;0)*[.$O11]" office:value-type="float" office:value="-0" calcext:value-type="float">
            <text:p/>
          </table:table-cell>
          <table:table-cell table:formula="of:=IF(BITAND([.$Q11];BITLSHIFT(1;[.BO$2]))&gt;0;1;0)*[.$O11]" office:value-type="float" office:value="-0" calcext:value-type="float">
            <text:p/>
          </table:table-cell>
          <table:table-cell table:formula="of:=IF(BITAND([.$Q11];BITLSHIFT(1;[.BP$2]))&gt;0;1;0)*[.$O11]" office:value-type="float" office:value="-0" calcext:value-type="float">
            <text:p/>
          </table:table-cell>
          <table:table-cell table:formula="of:=IF(BITAND([.$Q11];BITLSHIFT(1;[.BQ$2]))&gt;0;1;0)*[.$O11]" office:value-type="float" office:value="-0" calcext:value-type="float">
            <text:p/>
          </table:table-cell>
          <table:table-cell table:formula="of:=IF(BITAND([.$Q11];BITLSHIFT(1;[.BR$2]))&gt;0;1;0)*[.$O11]" office:value-type="float" office:value="-0" calcext:value-type="float">
            <text:p/>
          </table:table-cell>
          <table:table-cell table:formula="of:=IF(BITAND([.$Q11];BITLSHIFT(1;[.BS$2]))&gt;0;1;0)*[.$O11]" office:value-type="float" office:value="-0" calcext:value-type="float">
            <text:p/>
          </table:table-cell>
          <table:table-cell table:formula="of:=IF(BITAND([.$Q11];BITLSHIFT(1;[.BT$2]))&gt;0;1;0)*[.$O11]" office:value-type="float" office:value="-0" calcext:value-type="float">
            <text:p/>
          </table:table-cell>
          <table:table-cell table:formula="of:=IF(BITAND([.$Q11];BITLSHIFT(1;[.BU$2]))&gt;0;1;0)*[.$O11]" office:value-type="float" office:value="-0" calcext:value-type="float">
            <text:p/>
          </table:table-cell>
          <table:table-cell table:formula="of:=IF(BITAND([.$Q11];BITLSHIFT(1;[.BV$2]))&gt;0;1;0)*[.$O11]" office:value-type="float" office:value="-0" calcext:value-type="float">
            <text:p/>
          </table:table-cell>
          <table:table-cell table:formula="of:=IF(BITAND([.$Q11];BITLSHIFT(1;[.BW$2]))&gt;0;1;0)*[.$O11]" office:value-type="float" office:value="-0" calcext:value-type="float">
            <text:p/>
          </table:table-cell>
          <table:table-cell table:formula="of:=IF(BITAND([.$Q11];BITLSHIFT(1;[.BX$2]))&gt;0;1;0)*[.$O11]" office:value-type="float" office:value="-0" calcext:value-type="float">
            <text:p/>
          </table:table-cell>
          <table:table-cell table:formula="of:=IF(BITAND([.$Q11];BITLSHIFT(1;[.BY$2]))&gt;0;1;0)*[.$O11]" office:value-type="float" office:value="-0" calcext:value-type="float">
            <text:p/>
          </table:table-cell>
          <table:table-cell table:formula="of:=IF(BITAND([.$Q11];BITLSHIFT(1;[.BZ$2]))&gt;0;1;0)*[.$O11]" office:value-type="float" office:value="-0" calcext:value-type="float">
            <text:p/>
          </table:table-cell>
          <table:table-cell table:formula="of:=IF(BITAND([.$Q11];BITLSHIFT(1;[.CA$2]))&gt;0;1;0)*[.$O11]" office:value-type="float" office:value="-0" calcext:value-type="float">
            <text:p/>
          </table:table-cell>
          <table:table-cell table:formula="of:=IF(BITAND([.$Q11];BITLSHIFT(1;[.CB$2]))&gt;0;1;0)*[.$O11]" office:value-type="float" office:value="-0" calcext:value-type="float">
            <text:p/>
          </table:table-cell>
          <table:table-cell table:formula="of:=IF(BITAND([.$Q11];BITLSHIFT(1;[.CC$2]))&gt;0;1;0)*[.$O11]" office:value-type="float" office:value="-0" calcext:value-type="float">
            <text:p/>
          </table:table-cell>
          <table:table-cell table:formula="of:=IF(BITAND([.$Q11];BITLSHIFT(1;[.CD$2]))&gt;0;1;0)*[.$O11]" office:value-type="float" office:value="-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4" office:value-type="string" calcext:value-type="string">
            <text:p>edges</text:p>
          </table:table-cell>
          <table:table-cell table:style-name="ce4" office:value-type="string" calcext:value-type="string">
            <text:p>0x0000818181000000</text:p>
          </table:table-cell>
          <table:table-cell table:style-name="ce4" office:value-type="float" office:value="-5" calcext:value-type="float">
            <text:p>-5</text:p>
          </table:table-cell>
          <table:table-cell table:style-name="ce5" table:formula="of:=&quot;{&quot;&quot;name&quot;&quot; : &quot;&quot;&quot; &amp; [.M12] &amp; &quot;&quot;&quot;, &quot;&quot;zone&quot;&quot; : &quot;&quot;&quot;&amp;[.N12]&amp;&quot;&quot;&quot;, &quot;&quot;value&quot;&quot; : &quot;&amp;[.O12]&amp;&quot;}&quot;" office:value-type="string" office:string-value="{&quot;name&quot; : &quot;edges&quot;, &quot;zone&quot; : &quot;0x0000818181000000&quot;, &quot;value&quot; : -5}" calcext:value-type="string">
            <text:p>{"name" : "edges", "zone" : "0x0000818181000000", "value" : -5}</text:p>
          </table:table-cell>
          <table:table-cell table:formula="of:=DECIMAL(LEFT([.N12];10) ;16)" office:value-type="float" office:value="33153" calcext:value-type="float">
            <text:p/>
          </table:table-cell>
          <table:table-cell table:formula="of:=DECIMAL(RIGHT([.N12];8) ;16)" office:value-type="float" office:value="2164260864" calcext:value-type="float">
            <text:p/>
          </table:table-cell>
          <table:table-cell table:formula="of:=IF(BITAND([.$R12];BITLSHIFT(1;[.S$2]))&gt;0;1;0)*[.$O12]" office:value-type="float" office:value="-0" calcext:value-type="float">
            <text:p/>
          </table:table-cell>
          <table:table-cell table:formula="of:=IF(BITAND([.$R12];BITLSHIFT(1;[.T$2]))&gt;0;1;0)*[.$O12]" office:value-type="float" office:value="-0" calcext:value-type="float">
            <text:p/>
          </table:table-cell>
          <table:table-cell table:formula="of:=IF(BITAND([.$R12];BITLSHIFT(1;[.U$2]))&gt;0;1;0)*[.$O12]" office:value-type="float" office:value="-0" calcext:value-type="float">
            <text:p/>
          </table:table-cell>
          <table:table-cell table:formula="of:=IF(BITAND([.$R12];BITLSHIFT(1;[.V$2]))&gt;0;1;0)*[.$O12]" office:value-type="float" office:value="-0" calcext:value-type="float">
            <text:p/>
          </table:table-cell>
          <table:table-cell table:formula="of:=IF(BITAND([.$R12];BITLSHIFT(1;[.W$2]))&gt;0;1;0)*[.$O12]" office:value-type="float" office:value="-0" calcext:value-type="float">
            <text:p/>
          </table:table-cell>
          <table:table-cell table:formula="of:=IF(BITAND([.$R12];BITLSHIFT(1;[.X$2]))&gt;0;1;0)*[.$O12]" office:value-type="float" office:value="-0" calcext:value-type="float">
            <text:p/>
          </table:table-cell>
          <table:table-cell table:formula="of:=IF(BITAND([.$R12];BITLSHIFT(1;[.Y$2]))&gt;0;1;0)*[.$O12]" office:value-type="float" office:value="-0" calcext:value-type="float">
            <text:p/>
          </table:table-cell>
          <table:table-cell table:formula="of:=IF(BITAND([.$R12];BITLSHIFT(1;[.Z$2]))&gt;0;1;0)*[.$O12]" office:value-type="float" office:value="-0" calcext:value-type="float">
            <text:p/>
          </table:table-cell>
          <table:table-cell table:formula="of:=IF(BITAND([.$R12];BITLSHIFT(1;[.AA$2]))&gt;0;1;0)*[.$O12]" office:value-type="float" office:value="-0" calcext:value-type="float">
            <text:p/>
          </table:table-cell>
          <table:table-cell table:formula="of:=IF(BITAND([.$R12];BITLSHIFT(1;[.AB$2]))&gt;0;1;0)*[.$O12]" office:value-type="float" office:value="-0" calcext:value-type="float">
            <text:p/>
          </table:table-cell>
          <table:table-cell table:formula="of:=IF(BITAND([.$R12];BITLSHIFT(1;[.AC$2]))&gt;0;1;0)*[.$O12]" office:value-type="float" office:value="-0" calcext:value-type="float">
            <text:p/>
          </table:table-cell>
          <table:table-cell table:formula="of:=IF(BITAND([.$R12];BITLSHIFT(1;[.AD$2]))&gt;0;1;0)*[.$O12]" office:value-type="float" office:value="-0" calcext:value-type="float">
            <text:p/>
          </table:table-cell>
          <table:table-cell table:formula="of:=IF(BITAND([.$R12];BITLSHIFT(1;[.AE$2]))&gt;0;1;0)*[.$O12]" office:value-type="float" office:value="-0" calcext:value-type="float">
            <text:p/>
          </table:table-cell>
          <table:table-cell table:formula="of:=IF(BITAND([.$R12];BITLSHIFT(1;[.AF$2]))&gt;0;1;0)*[.$O12]" office:value-type="float" office:value="-0" calcext:value-type="float">
            <text:p/>
          </table:table-cell>
          <table:table-cell table:formula="of:=IF(BITAND([.$R12];BITLSHIFT(1;[.AG$2]))&gt;0;1;0)*[.$O12]" office:value-type="float" office:value="-0" calcext:value-type="float">
            <text:p/>
          </table:table-cell>
          <table:table-cell table:formula="of:=IF(BITAND([.$R12];BITLSHIFT(1;[.AH$2]))&gt;0;1;0)*[.$O12]" office:value-type="float" office:value="-0" calcext:value-type="float">
            <text:p/>
          </table:table-cell>
          <table:table-cell table:formula="of:=IF(BITAND([.$R12];BITLSHIFT(1;[.AI$2]))&gt;0;1;0)*[.$O12]" office:value-type="float" office:value="-0" calcext:value-type="float">
            <text:p/>
          </table:table-cell>
          <table:table-cell table:formula="of:=IF(BITAND([.$R12];BITLSHIFT(1;[.AJ$2]))&gt;0;1;0)*[.$O12]" office:value-type="float" office:value="-0" calcext:value-type="float">
            <text:p/>
          </table:table-cell>
          <table:table-cell table:formula="of:=IF(BITAND([.$R12];BITLSHIFT(1;[.AK$2]))&gt;0;1;0)*[.$O12]" office:value-type="float" office:value="-0" calcext:value-type="float">
            <text:p/>
          </table:table-cell>
          <table:table-cell table:formula="of:=IF(BITAND([.$R12];BITLSHIFT(1;[.AL$2]))&gt;0;1;0)*[.$O12]" office:value-type="float" office:value="-0" calcext:value-type="float">
            <text:p/>
          </table:table-cell>
          <table:table-cell table:formula="of:=IF(BITAND([.$R12];BITLSHIFT(1;[.AM$2]))&gt;0;1;0)*[.$O12]" office:value-type="float" office:value="-0" calcext:value-type="float">
            <text:p/>
          </table:table-cell>
          <table:table-cell table:formula="of:=IF(BITAND([.$R12];BITLSHIFT(1;[.AN$2]))&gt;0;1;0)*[.$O12]" office:value-type="float" office:value="-0" calcext:value-type="float">
            <text:p/>
          </table:table-cell>
          <table:table-cell table:formula="of:=IF(BITAND([.$R12];BITLSHIFT(1;[.AO$2]))&gt;0;1;0)*[.$O12]" office:value-type="float" office:value="-0" calcext:value-type="float">
            <text:p/>
          </table:table-cell>
          <table:table-cell table:formula="of:=IF(BITAND([.$R12];BITLSHIFT(1;[.AP$2]))&gt;0;1;0)*[.$O12]" office:value-type="float" office:value="-0" calcext:value-type="float">
            <text:p/>
          </table:table-cell>
          <table:table-cell table:formula="of:=IF(BITAND([.$R12];BITLSHIFT(1;[.AQ$2]))&gt;0;1;0)*[.$O12]" office:value-type="float" office:value="-5" calcext:value-type="float">
            <text:p/>
          </table:table-cell>
          <table:table-cell table:formula="of:=IF(BITAND([.$R12];BITLSHIFT(1;[.AR$2]))&gt;0;1;0)*[.$O12]" office:value-type="float" office:value="-0" calcext:value-type="float">
            <text:p/>
          </table:table-cell>
          <table:table-cell table:formula="of:=IF(BITAND([.$R12];BITLSHIFT(1;[.AS$2]))&gt;0;1;0)*[.$O12]" office:value-type="float" office:value="-0" calcext:value-type="float">
            <text:p/>
          </table:table-cell>
          <table:table-cell table:formula="of:=IF(BITAND([.$R12];BITLSHIFT(1;[.AT$2]))&gt;0;1;0)*[.$O12]" office:value-type="float" office:value="-0" calcext:value-type="float">
            <text:p/>
          </table:table-cell>
          <table:table-cell table:formula="of:=IF(BITAND([.$R12];BITLSHIFT(1;[.AU$2]))&gt;0;1;0)*[.$O12]" office:value-type="float" office:value="-0" calcext:value-type="float">
            <text:p/>
          </table:table-cell>
          <table:table-cell table:formula="of:=IF(BITAND([.$R12];BITLSHIFT(1;[.AV$2]))&gt;0;1;0)*[.$O12]" office:value-type="float" office:value="-0" calcext:value-type="float">
            <text:p/>
          </table:table-cell>
          <table:table-cell table:formula="of:=IF(BITAND([.$R12];BITLSHIFT(1;[.AW$2]))&gt;0;1;0)*[.$O12]" office:value-type="float" office:value="-0" calcext:value-type="float">
            <text:p/>
          </table:table-cell>
          <table:table-cell table:formula="of:=IF(BITAND([.$R12];BITLSHIFT(1;[.AX$2]))&gt;0;1;0)*[.$O12]" office:value-type="float" office:value="-5" calcext:value-type="float">
            <text:p/>
          </table:table-cell>
          <table:table-cell table:formula="of:=IF(BITAND([.$Q12];BITLSHIFT(1;[.AY$2]))&gt;0;1;0)*[.$O12]" office:value-type="float" office:value="-5" calcext:value-type="float">
            <text:p/>
          </table:table-cell>
          <table:table-cell table:formula="of:=IF(BITAND([.$Q12];BITLSHIFT(1;[.AZ$2]))&gt;0;1;0)*[.$O12]" office:value-type="float" office:value="-0" calcext:value-type="float">
            <text:p/>
          </table:table-cell>
          <table:table-cell table:formula="of:=IF(BITAND([.$Q12];BITLSHIFT(1;[.BA$2]))&gt;0;1;0)*[.$O12]" office:value-type="float" office:value="-0" calcext:value-type="float">
            <text:p/>
          </table:table-cell>
          <table:table-cell table:formula="of:=IF(BITAND([.$Q12];BITLSHIFT(1;[.BB$2]))&gt;0;1;0)*[.$O12]" office:value-type="float" office:value="-0" calcext:value-type="float">
            <text:p/>
          </table:table-cell>
          <table:table-cell table:formula="of:=IF(BITAND([.$Q12];BITLSHIFT(1;[.BC$2]))&gt;0;1;0)*[.$O12]" office:value-type="float" office:value="-0" calcext:value-type="float">
            <text:p/>
          </table:table-cell>
          <table:table-cell table:formula="of:=IF(BITAND([.$Q12];BITLSHIFT(1;[.BD$2]))&gt;0;1;0)*[.$O12]" office:value-type="float" office:value="-0" calcext:value-type="float">
            <text:p/>
          </table:table-cell>
          <table:table-cell table:formula="of:=IF(BITAND([.$Q12];BITLSHIFT(1;[.BE$2]))&gt;0;1;0)*[.$O12]" office:value-type="float" office:value="-0" calcext:value-type="float">
            <text:p/>
          </table:table-cell>
          <table:table-cell table:formula="of:=IF(BITAND([.$Q12];BITLSHIFT(1;[.BF$2]))&gt;0;1;0)*[.$O12]" office:value-type="float" office:value="-5" calcext:value-type="float">
            <text:p/>
          </table:table-cell>
          <table:table-cell table:formula="of:=IF(BITAND([.$Q12];BITLSHIFT(1;[.BG$2]))&gt;0;1;0)*[.$O12]" office:value-type="float" office:value="-5" calcext:value-type="float">
            <text:p/>
          </table:table-cell>
          <table:table-cell table:formula="of:=IF(BITAND([.$Q12];BITLSHIFT(1;[.BH$2]))&gt;0;1;0)*[.$O12]" office:value-type="float" office:value="-0" calcext:value-type="float">
            <text:p/>
          </table:table-cell>
          <table:table-cell table:formula="of:=IF(BITAND([.$Q12];BITLSHIFT(1;[.BI$2]))&gt;0;1;0)*[.$O12]" office:value-type="float" office:value="-0" calcext:value-type="float">
            <text:p/>
          </table:table-cell>
          <table:table-cell table:formula="of:=IF(BITAND([.$Q12];BITLSHIFT(1;[.BJ$2]))&gt;0;1;0)*[.$O12]" office:value-type="float" office:value="-0" calcext:value-type="float">
            <text:p/>
          </table:table-cell>
          <table:table-cell table:formula="of:=IF(BITAND([.$Q12];BITLSHIFT(1;[.BK$2]))&gt;0;1;0)*[.$O12]" office:value-type="float" office:value="-0" calcext:value-type="float">
            <text:p/>
          </table:table-cell>
          <table:table-cell table:formula="of:=IF(BITAND([.$Q12];BITLSHIFT(1;[.BL$2]))&gt;0;1;0)*[.$O12]" office:value-type="float" office:value="-0" calcext:value-type="float">
            <text:p/>
          </table:table-cell>
          <table:table-cell table:formula="of:=IF(BITAND([.$Q12];BITLSHIFT(1;[.BM$2]))&gt;0;1;0)*[.$O12]" office:value-type="float" office:value="-0" calcext:value-type="float">
            <text:p/>
          </table:table-cell>
          <table:table-cell table:formula="of:=IF(BITAND([.$Q12];BITLSHIFT(1;[.BN$2]))&gt;0;1;0)*[.$O12]" office:value-type="float" office:value="-5" calcext:value-type="float">
            <text:p/>
          </table:table-cell>
          <table:table-cell table:formula="of:=IF(BITAND([.$Q12];BITLSHIFT(1;[.BO$2]))&gt;0;1;0)*[.$O12]" office:value-type="float" office:value="-0" calcext:value-type="float">
            <text:p/>
          </table:table-cell>
          <table:table-cell table:formula="of:=IF(BITAND([.$Q12];BITLSHIFT(1;[.BP$2]))&gt;0;1;0)*[.$O12]" office:value-type="float" office:value="-0" calcext:value-type="float">
            <text:p/>
          </table:table-cell>
          <table:table-cell table:formula="of:=IF(BITAND([.$Q12];BITLSHIFT(1;[.BQ$2]))&gt;0;1;0)*[.$O12]" office:value-type="float" office:value="-0" calcext:value-type="float">
            <text:p/>
          </table:table-cell>
          <table:table-cell table:formula="of:=IF(BITAND([.$Q12];BITLSHIFT(1;[.BR$2]))&gt;0;1;0)*[.$O12]" office:value-type="float" office:value="-0" calcext:value-type="float">
            <text:p/>
          </table:table-cell>
          <table:table-cell table:formula="of:=IF(BITAND([.$Q12];BITLSHIFT(1;[.BS$2]))&gt;0;1;0)*[.$O12]" office:value-type="float" office:value="-0" calcext:value-type="float">
            <text:p/>
          </table:table-cell>
          <table:table-cell table:formula="of:=IF(BITAND([.$Q12];BITLSHIFT(1;[.BT$2]))&gt;0;1;0)*[.$O12]" office:value-type="float" office:value="-0" calcext:value-type="float">
            <text:p/>
          </table:table-cell>
          <table:table-cell table:formula="of:=IF(BITAND([.$Q12];BITLSHIFT(1;[.BU$2]))&gt;0;1;0)*[.$O12]" office:value-type="float" office:value="-0" calcext:value-type="float">
            <text:p/>
          </table:table-cell>
          <table:table-cell table:formula="of:=IF(BITAND([.$Q12];BITLSHIFT(1;[.BV$2]))&gt;0;1;0)*[.$O12]" office:value-type="float" office:value="-0" calcext:value-type="float">
            <text:p/>
          </table:table-cell>
          <table:table-cell table:formula="of:=IF(BITAND([.$Q12];BITLSHIFT(1;[.BW$2]))&gt;0;1;0)*[.$O12]" office:value-type="float" office:value="-0" calcext:value-type="float">
            <text:p/>
          </table:table-cell>
          <table:table-cell table:formula="of:=IF(BITAND([.$Q12];BITLSHIFT(1;[.BX$2]))&gt;0;1;0)*[.$O12]" office:value-type="float" office:value="-0" calcext:value-type="float">
            <text:p/>
          </table:table-cell>
          <table:table-cell table:formula="of:=IF(BITAND([.$Q12];BITLSHIFT(1;[.BY$2]))&gt;0;1;0)*[.$O12]" office:value-type="float" office:value="-0" calcext:value-type="float">
            <text:p/>
          </table:table-cell>
          <table:table-cell table:formula="of:=IF(BITAND([.$Q12];BITLSHIFT(1;[.BZ$2]))&gt;0;1;0)*[.$O12]" office:value-type="float" office:value="-0" calcext:value-type="float">
            <text:p/>
          </table:table-cell>
          <table:table-cell table:formula="of:=IF(BITAND([.$Q12];BITLSHIFT(1;[.CA$2]))&gt;0;1;0)*[.$O12]" office:value-type="float" office:value="-0" calcext:value-type="float">
            <text:p/>
          </table:table-cell>
          <table:table-cell table:formula="of:=IF(BITAND([.$Q12];BITLSHIFT(1;[.CB$2]))&gt;0;1;0)*[.$O12]" office:value-type="float" office:value="-0" calcext:value-type="float">
            <text:p/>
          </table:table-cell>
          <table:table-cell table:formula="of:=IF(BITAND([.$Q12];BITLSHIFT(1;[.CC$2]))&gt;0;1;0)*[.$O12]" office:value-type="float" office:value="-0" calcext:value-type="float">
            <text:p/>
          </table:table-cell>
          <table:table-cell table:formula="of:=IF(BITAND([.$Q12];BITLSHIFT(1;[.CD$2]))&gt;0;1;0)*[.$O12]" office:value-type="float" office:value="-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office:value-type="string" calcext:value-type="string">
            <text:p>Center</text:p>
          </table:table-cell>
          <table:table-cell table:style-name="ce4" office:value-type="string" calcext:value-type="string">
            <text:p>0x0000181818000000</text:p>
          </table:table-cell>
          <table:table-cell table:style-name="ce4" office:value-type="float" office:value="15" calcext:value-type="float">
            <text:p>15</text:p>
          </table:table-cell>
          <table:table-cell table:style-name="ce5" table:formula="of:=&quot;{&quot;&quot;name&quot;&quot; : &quot;&quot;&quot; &amp; [.M13] &amp; &quot;&quot;&quot;, &quot;&quot;zone&quot;&quot; : &quot;&quot;&quot;&amp;[.N13]&amp;&quot;&quot;&quot;, &quot;&quot;value&quot;&quot; : &quot;&amp;[.O13]&amp;&quot;}&quot;" office:value-type="string" office:string-value="{&quot;name&quot; : &quot;Center&quot;, &quot;zone&quot; : &quot;0x0000181818000000&quot;, &quot;value&quot; : 15}" calcext:value-type="string">
            <text:p>{"name" : "Center", "zone" : "0x0000181818000000", "value" : 15}</text:p>
          </table:table-cell>
          <table:table-cell table:formula="of:=DECIMAL(LEFT([.N13];10) ;16)" office:value-type="float" office:value="6168" calcext:value-type="float">
            <text:p/>
          </table:table-cell>
          <table:table-cell table:formula="of:=DECIMAL(RIGHT([.N13];8) ;16)" office:value-type="float" office:value="402653184" calcext:value-type="float">
            <text:p/>
          </table:table-cell>
          <table:table-cell table:formula="of:=IF(BITAND([.$R13];BITLSHIFT(1;[.S$2]))&gt;0;1;0)*[.$O13]" office:value-type="float" office:value="0" calcext:value-type="float">
            <text:p/>
          </table:table-cell>
          <table:table-cell table:formula="of:=IF(BITAND([.$R13];BITLSHIFT(1;[.T$2]))&gt;0;1;0)*[.$O13]" office:value-type="float" office:value="0" calcext:value-type="float">
            <text:p/>
          </table:table-cell>
          <table:table-cell table:formula="of:=IF(BITAND([.$R13];BITLSHIFT(1;[.U$2]))&gt;0;1;0)*[.$O13]" office:value-type="float" office:value="0" calcext:value-type="float">
            <text:p/>
          </table:table-cell>
          <table:table-cell table:formula="of:=IF(BITAND([.$R13];BITLSHIFT(1;[.V$2]))&gt;0;1;0)*[.$O13]" office:value-type="float" office:value="0" calcext:value-type="float">
            <text:p/>
          </table:table-cell>
          <table:table-cell table:formula="of:=IF(BITAND([.$R13];BITLSHIFT(1;[.W$2]))&gt;0;1;0)*[.$O13]" office:value-type="float" office:value="0" calcext:value-type="float">
            <text:p/>
          </table:table-cell>
          <table:table-cell table:formula="of:=IF(BITAND([.$R13];BITLSHIFT(1;[.X$2]))&gt;0;1;0)*[.$O13]" office:value-type="float" office:value="0" calcext:value-type="float">
            <text:p/>
          </table:table-cell>
          <table:table-cell table:formula="of:=IF(BITAND([.$R13];BITLSHIFT(1;[.Y$2]))&gt;0;1;0)*[.$O13]" office:value-type="float" office:value="0" calcext:value-type="float">
            <text:p/>
          </table:table-cell>
          <table:table-cell table:formula="of:=IF(BITAND([.$R13];BITLSHIFT(1;[.Z$2]))&gt;0;1;0)*[.$O13]" office:value-type="float" office:value="0" calcext:value-type="float">
            <text:p/>
          </table:table-cell>
          <table:table-cell table:formula="of:=IF(BITAND([.$R13];BITLSHIFT(1;[.AA$2]))&gt;0;1;0)*[.$O13]" office:value-type="float" office:value="0" calcext:value-type="float">
            <text:p/>
          </table:table-cell>
          <table:table-cell table:formula="of:=IF(BITAND([.$R13];BITLSHIFT(1;[.AB$2]))&gt;0;1;0)*[.$O13]" office:value-type="float" office:value="0" calcext:value-type="float">
            <text:p/>
          </table:table-cell>
          <table:table-cell table:formula="of:=IF(BITAND([.$R13];BITLSHIFT(1;[.AC$2]))&gt;0;1;0)*[.$O13]" office:value-type="float" office:value="0" calcext:value-type="float">
            <text:p/>
          </table:table-cell>
          <table:table-cell table:formula="of:=IF(BITAND([.$R13];BITLSHIFT(1;[.AD$2]))&gt;0;1;0)*[.$O13]" office:value-type="float" office:value="0" calcext:value-type="float">
            <text:p/>
          </table:table-cell>
          <table:table-cell table:formula="of:=IF(BITAND([.$R13];BITLSHIFT(1;[.AE$2]))&gt;0;1;0)*[.$O13]" office:value-type="float" office:value="0" calcext:value-type="float">
            <text:p/>
          </table:table-cell>
          <table:table-cell table:formula="of:=IF(BITAND([.$R13];BITLSHIFT(1;[.AF$2]))&gt;0;1;0)*[.$O13]" office:value-type="float" office:value="0" calcext:value-type="float">
            <text:p/>
          </table:table-cell>
          <table:table-cell table:formula="of:=IF(BITAND([.$R13];BITLSHIFT(1;[.AG$2]))&gt;0;1;0)*[.$O13]" office:value-type="float" office:value="0" calcext:value-type="float">
            <text:p/>
          </table:table-cell>
          <table:table-cell table:formula="of:=IF(BITAND([.$R13];BITLSHIFT(1;[.AH$2]))&gt;0;1;0)*[.$O13]" office:value-type="float" office:value="0" calcext:value-type="float">
            <text:p/>
          </table:table-cell>
          <table:table-cell table:formula="of:=IF(BITAND([.$R13];BITLSHIFT(1;[.AI$2]))&gt;0;1;0)*[.$O13]" office:value-type="float" office:value="0" calcext:value-type="float">
            <text:p/>
          </table:table-cell>
          <table:table-cell table:formula="of:=IF(BITAND([.$R13];BITLSHIFT(1;[.AJ$2]))&gt;0;1;0)*[.$O13]" office:value-type="float" office:value="0" calcext:value-type="float">
            <text:p/>
          </table:table-cell>
          <table:table-cell table:formula="of:=IF(BITAND([.$R13];BITLSHIFT(1;[.AK$2]))&gt;0;1;0)*[.$O13]" office:value-type="float" office:value="0" calcext:value-type="float">
            <text:p/>
          </table:table-cell>
          <table:table-cell table:formula="of:=IF(BITAND([.$R13];BITLSHIFT(1;[.AL$2]))&gt;0;1;0)*[.$O13]" office:value-type="float" office:value="0" calcext:value-type="float">
            <text:p/>
          </table:table-cell>
          <table:table-cell table:formula="of:=IF(BITAND([.$R13];BITLSHIFT(1;[.AM$2]))&gt;0;1;0)*[.$O13]" office:value-type="float" office:value="0" calcext:value-type="float">
            <text:p/>
          </table:table-cell>
          <table:table-cell table:formula="of:=IF(BITAND([.$R13];BITLSHIFT(1;[.AN$2]))&gt;0;1;0)*[.$O13]" office:value-type="float" office:value="0" calcext:value-type="float">
            <text:p/>
          </table:table-cell>
          <table:table-cell table:formula="of:=IF(BITAND([.$R13];BITLSHIFT(1;[.AO$2]))&gt;0;1;0)*[.$O13]" office:value-type="float" office:value="0" calcext:value-type="float">
            <text:p/>
          </table:table-cell>
          <table:table-cell table:formula="of:=IF(BITAND([.$R13];BITLSHIFT(1;[.AP$2]))&gt;0;1;0)*[.$O13]" office:value-type="float" office:value="0" calcext:value-type="float">
            <text:p/>
          </table:table-cell>
          <table:table-cell table:formula="of:=IF(BITAND([.$R13];BITLSHIFT(1;[.AQ$2]))&gt;0;1;0)*[.$O13]" office:value-type="float" office:value="0" calcext:value-type="float">
            <text:p/>
          </table:table-cell>
          <table:table-cell table:formula="of:=IF(BITAND([.$R13];BITLSHIFT(1;[.AR$2]))&gt;0;1;0)*[.$O13]" office:value-type="float" office:value="0" calcext:value-type="float">
            <text:p/>
          </table:table-cell>
          <table:table-cell table:formula="of:=IF(BITAND([.$R13];BITLSHIFT(1;[.AS$2]))&gt;0;1;0)*[.$O13]" office:value-type="float" office:value="0" calcext:value-type="float">
            <text:p/>
          </table:table-cell>
          <table:table-cell table:formula="of:=IF(BITAND([.$R13];BITLSHIFT(1;[.AT$2]))&gt;0;1;0)*[.$O13]" office:value-type="float" office:value="15" calcext:value-type="float">
            <text:p/>
          </table:table-cell>
          <table:table-cell table:formula="of:=IF(BITAND([.$R13];BITLSHIFT(1;[.AU$2]))&gt;0;1;0)*[.$O13]" office:value-type="float" office:value="15" calcext:value-type="float">
            <text:p/>
          </table:table-cell>
          <table:table-cell table:formula="of:=IF(BITAND([.$R13];BITLSHIFT(1;[.AV$2]))&gt;0;1;0)*[.$O13]" office:value-type="float" office:value="0" calcext:value-type="float">
            <text:p/>
          </table:table-cell>
          <table:table-cell table:formula="of:=IF(BITAND([.$R13];BITLSHIFT(1;[.AW$2]))&gt;0;1;0)*[.$O13]" office:value-type="float" office:value="0" calcext:value-type="float">
            <text:p/>
          </table:table-cell>
          <table:table-cell table:formula="of:=IF(BITAND([.$R13];BITLSHIFT(1;[.AX$2]))&gt;0;1;0)*[.$O13]" office:value-type="float" office:value="0" calcext:value-type="float">
            <text:p/>
          </table:table-cell>
          <table:table-cell table:formula="of:=IF(BITAND([.$Q13];BITLSHIFT(1;[.AY$2]))&gt;0;1;0)*[.$O13]" office:value-type="float" office:value="0" calcext:value-type="float">
            <text:p/>
          </table:table-cell>
          <table:table-cell table:formula="of:=IF(BITAND([.$Q13];BITLSHIFT(1;[.AZ$2]))&gt;0;1;0)*[.$O13]" office:value-type="float" office:value="0" calcext:value-type="float">
            <text:p/>
          </table:table-cell>
          <table:table-cell table:formula="of:=IF(BITAND([.$Q13];BITLSHIFT(1;[.BA$2]))&gt;0;1;0)*[.$O13]" office:value-type="float" office:value="0" calcext:value-type="float">
            <text:p/>
          </table:table-cell>
          <table:table-cell table:formula="of:=IF(BITAND([.$Q13];BITLSHIFT(1;[.BB$2]))&gt;0;1;0)*[.$O13]" office:value-type="float" office:value="15" calcext:value-type="float">
            <text:p/>
          </table:table-cell>
          <table:table-cell table:formula="of:=IF(BITAND([.$Q13];BITLSHIFT(1;[.BC$2]))&gt;0;1;0)*[.$O13]" office:value-type="float" office:value="15" calcext:value-type="float">
            <text:p/>
          </table:table-cell>
          <table:table-cell table:formula="of:=IF(BITAND([.$Q13];BITLSHIFT(1;[.BD$2]))&gt;0;1;0)*[.$O13]" office:value-type="float" office:value="0" calcext:value-type="float">
            <text:p/>
          </table:table-cell>
          <table:table-cell table:formula="of:=IF(BITAND([.$Q13];BITLSHIFT(1;[.BE$2]))&gt;0;1;0)*[.$O13]" office:value-type="float" office:value="0" calcext:value-type="float">
            <text:p/>
          </table:table-cell>
          <table:table-cell table:formula="of:=IF(BITAND([.$Q13];BITLSHIFT(1;[.BF$2]))&gt;0;1;0)*[.$O13]" office:value-type="float" office:value="0" calcext:value-type="float">
            <text:p/>
          </table:table-cell>
          <table:table-cell table:formula="of:=IF(BITAND([.$Q13];BITLSHIFT(1;[.BG$2]))&gt;0;1;0)*[.$O13]" office:value-type="float" office:value="0" calcext:value-type="float">
            <text:p/>
          </table:table-cell>
          <table:table-cell table:formula="of:=IF(BITAND([.$Q13];BITLSHIFT(1;[.BH$2]))&gt;0;1;0)*[.$O13]" office:value-type="float" office:value="0" calcext:value-type="float">
            <text:p/>
          </table:table-cell>
          <table:table-cell table:formula="of:=IF(BITAND([.$Q13];BITLSHIFT(1;[.BI$2]))&gt;0;1;0)*[.$O13]" office:value-type="float" office:value="0" calcext:value-type="float">
            <text:p/>
          </table:table-cell>
          <table:table-cell table:formula="of:=IF(BITAND([.$Q13];BITLSHIFT(1;[.BJ$2]))&gt;0;1;0)*[.$O13]" office:value-type="float" office:value="15" calcext:value-type="float">
            <text:p/>
          </table:table-cell>
          <table:table-cell table:formula="of:=IF(BITAND([.$Q13];BITLSHIFT(1;[.BK$2]))&gt;0;1;0)*[.$O13]" office:value-type="float" office:value="15" calcext:value-type="float">
            <text:p/>
          </table:table-cell>
          <table:table-cell table:formula="of:=IF(BITAND([.$Q13];BITLSHIFT(1;[.BL$2]))&gt;0;1;0)*[.$O13]" office:value-type="float" office:value="0" calcext:value-type="float">
            <text:p/>
          </table:table-cell>
          <table:table-cell table:formula="of:=IF(BITAND([.$Q13];BITLSHIFT(1;[.BM$2]))&gt;0;1;0)*[.$O13]" office:value-type="float" office:value="0" calcext:value-type="float">
            <text:p/>
          </table:table-cell>
          <table:table-cell table:formula="of:=IF(BITAND([.$Q13];BITLSHIFT(1;[.BN$2]))&gt;0;1;0)*[.$O13]" office:value-type="float" office:value="0" calcext:value-type="float">
            <text:p/>
          </table:table-cell>
          <table:table-cell table:formula="of:=IF(BITAND([.$Q13];BITLSHIFT(1;[.BO$2]))&gt;0;1;0)*[.$O13]" office:value-type="float" office:value="0" calcext:value-type="float">
            <text:p/>
          </table:table-cell>
          <table:table-cell table:formula="of:=IF(BITAND([.$Q13];BITLSHIFT(1;[.BP$2]))&gt;0;1;0)*[.$O13]" office:value-type="float" office:value="0" calcext:value-type="float">
            <text:p/>
          </table:table-cell>
          <table:table-cell table:formula="of:=IF(BITAND([.$Q13];BITLSHIFT(1;[.BQ$2]))&gt;0;1;0)*[.$O13]" office:value-type="float" office:value="0" calcext:value-type="float">
            <text:p/>
          </table:table-cell>
          <table:table-cell table:formula="of:=IF(BITAND([.$Q13];BITLSHIFT(1;[.BR$2]))&gt;0;1;0)*[.$O13]" office:value-type="float" office:value="0" calcext:value-type="float">
            <text:p/>
          </table:table-cell>
          <table:table-cell table:formula="of:=IF(BITAND([.$Q13];BITLSHIFT(1;[.BS$2]))&gt;0;1;0)*[.$O13]" office:value-type="float" office:value="0" calcext:value-type="float">
            <text:p/>
          </table:table-cell>
          <table:table-cell table:formula="of:=IF(BITAND([.$Q13];BITLSHIFT(1;[.BT$2]))&gt;0;1;0)*[.$O13]" office:value-type="float" office:value="0" calcext:value-type="float">
            <text:p/>
          </table:table-cell>
          <table:table-cell table:formula="of:=IF(BITAND([.$Q13];BITLSHIFT(1;[.BU$2]))&gt;0;1;0)*[.$O13]" office:value-type="float" office:value="0" calcext:value-type="float">
            <text:p/>
          </table:table-cell>
          <table:table-cell table:formula="of:=IF(BITAND([.$Q13];BITLSHIFT(1;[.BV$2]))&gt;0;1;0)*[.$O13]" office:value-type="float" office:value="0" calcext:value-type="float">
            <text:p/>
          </table:table-cell>
          <table:table-cell table:formula="of:=IF(BITAND([.$Q13];BITLSHIFT(1;[.BW$2]))&gt;0;1;0)*[.$O13]" office:value-type="float" office:value="0" calcext:value-type="float">
            <text:p/>
          </table:table-cell>
          <table:table-cell table:formula="of:=IF(BITAND([.$Q13];BITLSHIFT(1;[.BX$2]))&gt;0;1;0)*[.$O13]" office:value-type="float" office:value="0" calcext:value-type="float">
            <text:p/>
          </table:table-cell>
          <table:table-cell table:formula="of:=IF(BITAND([.$Q13];BITLSHIFT(1;[.BY$2]))&gt;0;1;0)*[.$O13]" office:value-type="float" office:value="0" calcext:value-type="float">
            <text:p/>
          </table:table-cell>
          <table:table-cell table:formula="of:=IF(BITAND([.$Q13];BITLSHIFT(1;[.BZ$2]))&gt;0;1;0)*[.$O13]" office:value-type="float" office:value="0" calcext:value-type="float">
            <text:p/>
          </table:table-cell>
          <table:table-cell table:formula="of:=IF(BITAND([.$Q13];BITLSHIFT(1;[.CA$2]))&gt;0;1;0)*[.$O13]" office:value-type="float" office:value="0" calcext:value-type="float">
            <text:p/>
          </table:table-cell>
          <table:table-cell table:formula="of:=IF(BITAND([.$Q13];BITLSHIFT(1;[.CB$2]))&gt;0;1;0)*[.$O13]" office:value-type="float" office:value="0" calcext:value-type="float">
            <text:p/>
          </table:table-cell>
          <table:table-cell table:formula="of:=IF(BITAND([.$Q13];BITLSHIFT(1;[.CC$2]))&gt;0;1;0)*[.$O13]" office:value-type="float" office:value="0" calcext:value-type="float">
            <text:p/>
          </table:table-cell>
          <table:table-cell table:formula="of:=IF(BITAND([.$Q13];BITLSHIFT(1;[.CD$2]))&gt;0;1;0)*[.$O1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4];10) ;16)" office:value-type="float" office:value="0" calcext:value-type="float">
            <text:p/>
          </table:table-cell>
          <table:table-cell table:formula="of:=DECIMAL(RIGHT([.N14];8) ;16)" office:value-type="float" office:value="0" calcext:value-type="float">
            <text:p/>
          </table:table-cell>
          <table:table-cell table:formula="of:=IF(BITAND([.$R14];BITLSHIFT(1;[.S$2]))&gt;0;1;0)*[.$O14]" office:value-type="float" office:value="0" calcext:value-type="float">
            <text:p/>
          </table:table-cell>
          <table:table-cell table:formula="of:=IF(BITAND([.$R14];BITLSHIFT(1;[.T$2]))&gt;0;1;0)*[.$O14]" office:value-type="float" office:value="0" calcext:value-type="float">
            <text:p/>
          </table:table-cell>
          <table:table-cell table:formula="of:=IF(BITAND([.$R14];BITLSHIFT(1;[.U$2]))&gt;0;1;0)*[.$O14]" office:value-type="float" office:value="0" calcext:value-type="float">
            <text:p/>
          </table:table-cell>
          <table:table-cell table:formula="of:=IF(BITAND([.$R14];BITLSHIFT(1;[.V$2]))&gt;0;1;0)*[.$O14]" office:value-type="float" office:value="0" calcext:value-type="float">
            <text:p/>
          </table:table-cell>
          <table:table-cell table:formula="of:=IF(BITAND([.$R14];BITLSHIFT(1;[.W$2]))&gt;0;1;0)*[.$O14]" office:value-type="float" office:value="0" calcext:value-type="float">
            <text:p/>
          </table:table-cell>
          <table:table-cell table:formula="of:=IF(BITAND([.$R14];BITLSHIFT(1;[.X$2]))&gt;0;1;0)*[.$O14]" office:value-type="float" office:value="0" calcext:value-type="float">
            <text:p/>
          </table:table-cell>
          <table:table-cell table:formula="of:=IF(BITAND([.$R14];BITLSHIFT(1;[.Y$2]))&gt;0;1;0)*[.$O14]" office:value-type="float" office:value="0" calcext:value-type="float">
            <text:p/>
          </table:table-cell>
          <table:table-cell table:formula="of:=IF(BITAND([.$R14];BITLSHIFT(1;[.Z$2]))&gt;0;1;0)*[.$O14]" office:value-type="float" office:value="0" calcext:value-type="float">
            <text:p/>
          </table:table-cell>
          <table:table-cell table:formula="of:=IF(BITAND([.$R14];BITLSHIFT(1;[.AA$2]))&gt;0;1;0)*[.$O14]" office:value-type="float" office:value="0" calcext:value-type="float">
            <text:p/>
          </table:table-cell>
          <table:table-cell table:formula="of:=IF(BITAND([.$R14];BITLSHIFT(1;[.AB$2]))&gt;0;1;0)*[.$O14]" office:value-type="float" office:value="0" calcext:value-type="float">
            <text:p/>
          </table:table-cell>
          <table:table-cell table:formula="of:=IF(BITAND([.$R14];BITLSHIFT(1;[.AC$2]))&gt;0;1;0)*[.$O14]" office:value-type="float" office:value="0" calcext:value-type="float">
            <text:p/>
          </table:table-cell>
          <table:table-cell table:formula="of:=IF(BITAND([.$R14];BITLSHIFT(1;[.AD$2]))&gt;0;1;0)*[.$O14]" office:value-type="float" office:value="0" calcext:value-type="float">
            <text:p/>
          </table:table-cell>
          <table:table-cell table:formula="of:=IF(BITAND([.$R14];BITLSHIFT(1;[.AE$2]))&gt;0;1;0)*[.$O14]" office:value-type="float" office:value="0" calcext:value-type="float">
            <text:p/>
          </table:table-cell>
          <table:table-cell table:formula="of:=IF(BITAND([.$R14];BITLSHIFT(1;[.AF$2]))&gt;0;1;0)*[.$O14]" office:value-type="float" office:value="0" calcext:value-type="float">
            <text:p/>
          </table:table-cell>
          <table:table-cell table:formula="of:=IF(BITAND([.$R14];BITLSHIFT(1;[.AG$2]))&gt;0;1;0)*[.$O14]" office:value-type="float" office:value="0" calcext:value-type="float">
            <text:p/>
          </table:table-cell>
          <table:table-cell table:formula="of:=IF(BITAND([.$R14];BITLSHIFT(1;[.AH$2]))&gt;0;1;0)*[.$O14]" office:value-type="float" office:value="0" calcext:value-type="float">
            <text:p/>
          </table:table-cell>
          <table:table-cell table:formula="of:=IF(BITAND([.$R14];BITLSHIFT(1;[.AI$2]))&gt;0;1;0)*[.$O14]" office:value-type="float" office:value="0" calcext:value-type="float">
            <text:p/>
          </table:table-cell>
          <table:table-cell table:formula="of:=IF(BITAND([.$R14];BITLSHIFT(1;[.AJ$2]))&gt;0;1;0)*[.$O14]" office:value-type="float" office:value="0" calcext:value-type="float">
            <text:p/>
          </table:table-cell>
          <table:table-cell table:formula="of:=IF(BITAND([.$R14];BITLSHIFT(1;[.AK$2]))&gt;0;1;0)*[.$O14]" office:value-type="float" office:value="0" calcext:value-type="float">
            <text:p/>
          </table:table-cell>
          <table:table-cell table:formula="of:=IF(BITAND([.$R14];BITLSHIFT(1;[.AL$2]))&gt;0;1;0)*[.$O14]" office:value-type="float" office:value="0" calcext:value-type="float">
            <text:p/>
          </table:table-cell>
          <table:table-cell table:formula="of:=IF(BITAND([.$R14];BITLSHIFT(1;[.AM$2]))&gt;0;1;0)*[.$O14]" office:value-type="float" office:value="0" calcext:value-type="float">
            <text:p/>
          </table:table-cell>
          <table:table-cell table:formula="of:=IF(BITAND([.$R14];BITLSHIFT(1;[.AN$2]))&gt;0;1;0)*[.$O14]" office:value-type="float" office:value="0" calcext:value-type="float">
            <text:p/>
          </table:table-cell>
          <table:table-cell table:formula="of:=IF(BITAND([.$R14];BITLSHIFT(1;[.AO$2]))&gt;0;1;0)*[.$O14]" office:value-type="float" office:value="0" calcext:value-type="float">
            <text:p/>
          </table:table-cell>
          <table:table-cell table:formula="of:=IF(BITAND([.$R14];BITLSHIFT(1;[.AP$2]))&gt;0;1;0)*[.$O14]" office:value-type="float" office:value="0" calcext:value-type="float">
            <text:p/>
          </table:table-cell>
          <table:table-cell table:formula="of:=IF(BITAND([.$R14];BITLSHIFT(1;[.AQ$2]))&gt;0;1;0)*[.$O14]" office:value-type="float" office:value="0" calcext:value-type="float">
            <text:p/>
          </table:table-cell>
          <table:table-cell table:formula="of:=IF(BITAND([.$R14];BITLSHIFT(1;[.AR$2]))&gt;0;1;0)*[.$O14]" office:value-type="float" office:value="0" calcext:value-type="float">
            <text:p/>
          </table:table-cell>
          <table:table-cell table:formula="of:=IF(BITAND([.$R14];BITLSHIFT(1;[.AS$2]))&gt;0;1;0)*[.$O14]" office:value-type="float" office:value="0" calcext:value-type="float">
            <text:p/>
          </table:table-cell>
          <table:table-cell table:formula="of:=IF(BITAND([.$R14];BITLSHIFT(1;[.AT$2]))&gt;0;1;0)*[.$O14]" office:value-type="float" office:value="0" calcext:value-type="float">
            <text:p/>
          </table:table-cell>
          <table:table-cell table:formula="of:=IF(BITAND([.$R14];BITLSHIFT(1;[.AU$2]))&gt;0;1;0)*[.$O14]" office:value-type="float" office:value="0" calcext:value-type="float">
            <text:p/>
          </table:table-cell>
          <table:table-cell table:formula="of:=IF(BITAND([.$R14];BITLSHIFT(1;[.AV$2]))&gt;0;1;0)*[.$O14]" office:value-type="float" office:value="0" calcext:value-type="float">
            <text:p/>
          </table:table-cell>
          <table:table-cell table:formula="of:=IF(BITAND([.$R14];BITLSHIFT(1;[.AW$2]))&gt;0;1;0)*[.$O14]" office:value-type="float" office:value="0" calcext:value-type="float">
            <text:p/>
          </table:table-cell>
          <table:table-cell table:formula="of:=IF(BITAND([.$R14];BITLSHIFT(1;[.AX$2]))&gt;0;1;0)*[.$O14]" office:value-type="float" office:value="0" calcext:value-type="float">
            <text:p/>
          </table:table-cell>
          <table:table-cell table:formula="of:=IF(BITAND([.$Q14];BITLSHIFT(1;[.AY$2]))&gt;0;1;0)*[.$O14]" office:value-type="float" office:value="0" calcext:value-type="float">
            <text:p/>
          </table:table-cell>
          <table:table-cell table:formula="of:=IF(BITAND([.$Q14];BITLSHIFT(1;[.AZ$2]))&gt;0;1;0)*[.$O14]" office:value-type="float" office:value="0" calcext:value-type="float">
            <text:p/>
          </table:table-cell>
          <table:table-cell table:formula="of:=IF(BITAND([.$Q14];BITLSHIFT(1;[.BA$2]))&gt;0;1;0)*[.$O14]" office:value-type="float" office:value="0" calcext:value-type="float">
            <text:p/>
          </table:table-cell>
          <table:table-cell table:formula="of:=IF(BITAND([.$Q14];BITLSHIFT(1;[.BB$2]))&gt;0;1;0)*[.$O14]" office:value-type="float" office:value="0" calcext:value-type="float">
            <text:p/>
          </table:table-cell>
          <table:table-cell table:formula="of:=IF(BITAND([.$Q14];BITLSHIFT(1;[.BC$2]))&gt;0;1;0)*[.$O14]" office:value-type="float" office:value="0" calcext:value-type="float">
            <text:p/>
          </table:table-cell>
          <table:table-cell table:formula="of:=IF(BITAND([.$Q14];BITLSHIFT(1;[.BD$2]))&gt;0;1;0)*[.$O14]" office:value-type="float" office:value="0" calcext:value-type="float">
            <text:p/>
          </table:table-cell>
          <table:table-cell table:formula="of:=IF(BITAND([.$Q14];BITLSHIFT(1;[.BE$2]))&gt;0;1;0)*[.$O14]" office:value-type="float" office:value="0" calcext:value-type="float">
            <text:p/>
          </table:table-cell>
          <table:table-cell table:formula="of:=IF(BITAND([.$Q14];BITLSHIFT(1;[.BF$2]))&gt;0;1;0)*[.$O14]" office:value-type="float" office:value="0" calcext:value-type="float">
            <text:p/>
          </table:table-cell>
          <table:table-cell table:formula="of:=IF(BITAND([.$Q14];BITLSHIFT(1;[.BG$2]))&gt;0;1;0)*[.$O14]" office:value-type="float" office:value="0" calcext:value-type="float">
            <text:p/>
          </table:table-cell>
          <table:table-cell table:formula="of:=IF(BITAND([.$Q14];BITLSHIFT(1;[.BH$2]))&gt;0;1;0)*[.$O14]" office:value-type="float" office:value="0" calcext:value-type="float">
            <text:p/>
          </table:table-cell>
          <table:table-cell table:formula="of:=IF(BITAND([.$Q14];BITLSHIFT(1;[.BI$2]))&gt;0;1;0)*[.$O14]" office:value-type="float" office:value="0" calcext:value-type="float">
            <text:p/>
          </table:table-cell>
          <table:table-cell table:formula="of:=IF(BITAND([.$Q14];BITLSHIFT(1;[.BJ$2]))&gt;0;1;0)*[.$O14]" office:value-type="float" office:value="0" calcext:value-type="float">
            <text:p/>
          </table:table-cell>
          <table:table-cell table:formula="of:=IF(BITAND([.$Q14];BITLSHIFT(1;[.BK$2]))&gt;0;1;0)*[.$O14]" office:value-type="float" office:value="0" calcext:value-type="float">
            <text:p/>
          </table:table-cell>
          <table:table-cell table:formula="of:=IF(BITAND([.$Q14];BITLSHIFT(1;[.BL$2]))&gt;0;1;0)*[.$O14]" office:value-type="float" office:value="0" calcext:value-type="float">
            <text:p/>
          </table:table-cell>
          <table:table-cell table:formula="of:=IF(BITAND([.$Q14];BITLSHIFT(1;[.BM$2]))&gt;0;1;0)*[.$O14]" office:value-type="float" office:value="0" calcext:value-type="float">
            <text:p/>
          </table:table-cell>
          <table:table-cell table:formula="of:=IF(BITAND([.$Q14];BITLSHIFT(1;[.BN$2]))&gt;0;1;0)*[.$O14]" office:value-type="float" office:value="0" calcext:value-type="float">
            <text:p/>
          </table:table-cell>
          <table:table-cell table:formula="of:=IF(BITAND([.$Q14];BITLSHIFT(1;[.BO$2]))&gt;0;1;0)*[.$O14]" office:value-type="float" office:value="0" calcext:value-type="float">
            <text:p/>
          </table:table-cell>
          <table:table-cell table:formula="of:=IF(BITAND([.$Q14];BITLSHIFT(1;[.BP$2]))&gt;0;1;0)*[.$O14]" office:value-type="float" office:value="0" calcext:value-type="float">
            <text:p/>
          </table:table-cell>
          <table:table-cell table:formula="of:=IF(BITAND([.$Q14];BITLSHIFT(1;[.BQ$2]))&gt;0;1;0)*[.$O14]" office:value-type="float" office:value="0" calcext:value-type="float">
            <text:p/>
          </table:table-cell>
          <table:table-cell table:formula="of:=IF(BITAND([.$Q14];BITLSHIFT(1;[.BR$2]))&gt;0;1;0)*[.$O14]" office:value-type="float" office:value="0" calcext:value-type="float">
            <text:p/>
          </table:table-cell>
          <table:table-cell table:formula="of:=IF(BITAND([.$Q14];BITLSHIFT(1;[.BS$2]))&gt;0;1;0)*[.$O14]" office:value-type="float" office:value="0" calcext:value-type="float">
            <text:p/>
          </table:table-cell>
          <table:table-cell table:formula="of:=IF(BITAND([.$Q14];BITLSHIFT(1;[.BT$2]))&gt;0;1;0)*[.$O14]" office:value-type="float" office:value="0" calcext:value-type="float">
            <text:p/>
          </table:table-cell>
          <table:table-cell table:formula="of:=IF(BITAND([.$Q14];BITLSHIFT(1;[.BU$2]))&gt;0;1;0)*[.$O14]" office:value-type="float" office:value="0" calcext:value-type="float">
            <text:p/>
          </table:table-cell>
          <table:table-cell table:formula="of:=IF(BITAND([.$Q14];BITLSHIFT(1;[.BV$2]))&gt;0;1;0)*[.$O14]" office:value-type="float" office:value="0" calcext:value-type="float">
            <text:p/>
          </table:table-cell>
          <table:table-cell table:formula="of:=IF(BITAND([.$Q14];BITLSHIFT(1;[.BW$2]))&gt;0;1;0)*[.$O14]" office:value-type="float" office:value="0" calcext:value-type="float">
            <text:p/>
          </table:table-cell>
          <table:table-cell table:formula="of:=IF(BITAND([.$Q14];BITLSHIFT(1;[.BX$2]))&gt;0;1;0)*[.$O14]" office:value-type="float" office:value="0" calcext:value-type="float">
            <text:p/>
          </table:table-cell>
          <table:table-cell table:formula="of:=IF(BITAND([.$Q14];BITLSHIFT(1;[.BY$2]))&gt;0;1;0)*[.$O14]" office:value-type="float" office:value="0" calcext:value-type="float">
            <text:p/>
          </table:table-cell>
          <table:table-cell table:formula="of:=IF(BITAND([.$Q14];BITLSHIFT(1;[.BZ$2]))&gt;0;1;0)*[.$O14]" office:value-type="float" office:value="0" calcext:value-type="float">
            <text:p/>
          </table:table-cell>
          <table:table-cell table:formula="of:=IF(BITAND([.$Q14];BITLSHIFT(1;[.CA$2]))&gt;0;1;0)*[.$O14]" office:value-type="float" office:value="0" calcext:value-type="float">
            <text:p/>
          </table:table-cell>
          <table:table-cell table:formula="of:=IF(BITAND([.$Q14];BITLSHIFT(1;[.CB$2]))&gt;0;1;0)*[.$O14]" office:value-type="float" office:value="0" calcext:value-type="float">
            <text:p/>
          </table:table-cell>
          <table:table-cell table:formula="of:=IF(BITAND([.$Q14];BITLSHIFT(1;[.CC$2]))&gt;0;1;0)*[.$O14]" office:value-type="float" office:value="0" calcext:value-type="float">
            <text:p/>
          </table:table-cell>
          <table:table-cell table:formula="of:=IF(BITAND([.$Q14];BITLSHIFT(1;[.CD$2]))&gt;0;1;0)*[.$O1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5];10) ;16)" office:value-type="float" office:value="0" calcext:value-type="float">
            <text:p/>
          </table:table-cell>
          <table:table-cell table:formula="of:=DECIMAL(RIGHT([.N15];8) ;16)" office:value-type="float" office:value="0" calcext:value-type="float">
            <text:p/>
          </table:table-cell>
          <table:table-cell table:formula="of:=IF(BITAND([.$R15];BITLSHIFT(1;[.S$2]))&gt;0;1;0)*[.$O15]" office:value-type="float" office:value="0" calcext:value-type="float">
            <text:p/>
          </table:table-cell>
          <table:table-cell table:formula="of:=IF(BITAND([.$R15];BITLSHIFT(1;[.T$2]))&gt;0;1;0)*[.$O15]" office:value-type="float" office:value="0" calcext:value-type="float">
            <text:p/>
          </table:table-cell>
          <table:table-cell table:formula="of:=IF(BITAND([.$R15];BITLSHIFT(1;[.U$2]))&gt;0;1;0)*[.$O15]" office:value-type="float" office:value="0" calcext:value-type="float">
            <text:p/>
          </table:table-cell>
          <table:table-cell table:formula="of:=IF(BITAND([.$R15];BITLSHIFT(1;[.V$2]))&gt;0;1;0)*[.$O15]" office:value-type="float" office:value="0" calcext:value-type="float">
            <text:p/>
          </table:table-cell>
          <table:table-cell table:formula="of:=IF(BITAND([.$R15];BITLSHIFT(1;[.W$2]))&gt;0;1;0)*[.$O15]" office:value-type="float" office:value="0" calcext:value-type="float">
            <text:p/>
          </table:table-cell>
          <table:table-cell table:formula="of:=IF(BITAND([.$R15];BITLSHIFT(1;[.X$2]))&gt;0;1;0)*[.$O15]" office:value-type="float" office:value="0" calcext:value-type="float">
            <text:p/>
          </table:table-cell>
          <table:table-cell table:formula="of:=IF(BITAND([.$R15];BITLSHIFT(1;[.Y$2]))&gt;0;1;0)*[.$O15]" office:value-type="float" office:value="0" calcext:value-type="float">
            <text:p/>
          </table:table-cell>
          <table:table-cell table:formula="of:=IF(BITAND([.$R15];BITLSHIFT(1;[.Z$2]))&gt;0;1;0)*[.$O15]" office:value-type="float" office:value="0" calcext:value-type="float">
            <text:p/>
          </table:table-cell>
          <table:table-cell table:formula="of:=IF(BITAND([.$R15];BITLSHIFT(1;[.AA$2]))&gt;0;1;0)*[.$O15]" office:value-type="float" office:value="0" calcext:value-type="float">
            <text:p/>
          </table:table-cell>
          <table:table-cell table:formula="of:=IF(BITAND([.$R15];BITLSHIFT(1;[.AB$2]))&gt;0;1;0)*[.$O15]" office:value-type="float" office:value="0" calcext:value-type="float">
            <text:p/>
          </table:table-cell>
          <table:table-cell table:formula="of:=IF(BITAND([.$R15];BITLSHIFT(1;[.AC$2]))&gt;0;1;0)*[.$O15]" office:value-type="float" office:value="0" calcext:value-type="float">
            <text:p/>
          </table:table-cell>
          <table:table-cell table:formula="of:=IF(BITAND([.$R15];BITLSHIFT(1;[.AD$2]))&gt;0;1;0)*[.$O15]" office:value-type="float" office:value="0" calcext:value-type="float">
            <text:p/>
          </table:table-cell>
          <table:table-cell table:formula="of:=IF(BITAND([.$R15];BITLSHIFT(1;[.AE$2]))&gt;0;1;0)*[.$O15]" office:value-type="float" office:value="0" calcext:value-type="float">
            <text:p/>
          </table:table-cell>
          <table:table-cell table:formula="of:=IF(BITAND([.$R15];BITLSHIFT(1;[.AF$2]))&gt;0;1;0)*[.$O15]" office:value-type="float" office:value="0" calcext:value-type="float">
            <text:p/>
          </table:table-cell>
          <table:table-cell table:formula="of:=IF(BITAND([.$R15];BITLSHIFT(1;[.AG$2]))&gt;0;1;0)*[.$O15]" office:value-type="float" office:value="0" calcext:value-type="float">
            <text:p/>
          </table:table-cell>
          <table:table-cell table:formula="of:=IF(BITAND([.$R15];BITLSHIFT(1;[.AH$2]))&gt;0;1;0)*[.$O15]" office:value-type="float" office:value="0" calcext:value-type="float">
            <text:p/>
          </table:table-cell>
          <table:table-cell table:formula="of:=IF(BITAND([.$R15];BITLSHIFT(1;[.AI$2]))&gt;0;1;0)*[.$O15]" office:value-type="float" office:value="0" calcext:value-type="float">
            <text:p/>
          </table:table-cell>
          <table:table-cell table:formula="of:=IF(BITAND([.$R15];BITLSHIFT(1;[.AJ$2]))&gt;0;1;0)*[.$O15]" office:value-type="float" office:value="0" calcext:value-type="float">
            <text:p/>
          </table:table-cell>
          <table:table-cell table:formula="of:=IF(BITAND([.$R15];BITLSHIFT(1;[.AK$2]))&gt;0;1;0)*[.$O15]" office:value-type="float" office:value="0" calcext:value-type="float">
            <text:p/>
          </table:table-cell>
          <table:table-cell table:formula="of:=IF(BITAND([.$R15];BITLSHIFT(1;[.AL$2]))&gt;0;1;0)*[.$O15]" office:value-type="float" office:value="0" calcext:value-type="float">
            <text:p/>
          </table:table-cell>
          <table:table-cell table:formula="of:=IF(BITAND([.$R15];BITLSHIFT(1;[.AM$2]))&gt;0;1;0)*[.$O15]" office:value-type="float" office:value="0" calcext:value-type="float">
            <text:p/>
          </table:table-cell>
          <table:table-cell table:formula="of:=IF(BITAND([.$R15];BITLSHIFT(1;[.AN$2]))&gt;0;1;0)*[.$O15]" office:value-type="float" office:value="0" calcext:value-type="float">
            <text:p/>
          </table:table-cell>
          <table:table-cell table:formula="of:=IF(BITAND([.$R15];BITLSHIFT(1;[.AO$2]))&gt;0;1;0)*[.$O15]" office:value-type="float" office:value="0" calcext:value-type="float">
            <text:p/>
          </table:table-cell>
          <table:table-cell table:formula="of:=IF(BITAND([.$R15];BITLSHIFT(1;[.AP$2]))&gt;0;1;0)*[.$O15]" office:value-type="float" office:value="0" calcext:value-type="float">
            <text:p/>
          </table:table-cell>
          <table:table-cell table:formula="of:=IF(BITAND([.$R15];BITLSHIFT(1;[.AQ$2]))&gt;0;1;0)*[.$O15]" office:value-type="float" office:value="0" calcext:value-type="float">
            <text:p/>
          </table:table-cell>
          <table:table-cell table:formula="of:=IF(BITAND([.$R15];BITLSHIFT(1;[.AR$2]))&gt;0;1;0)*[.$O15]" office:value-type="float" office:value="0" calcext:value-type="float">
            <text:p/>
          </table:table-cell>
          <table:table-cell table:formula="of:=IF(BITAND([.$R15];BITLSHIFT(1;[.AS$2]))&gt;0;1;0)*[.$O15]" office:value-type="float" office:value="0" calcext:value-type="float">
            <text:p/>
          </table:table-cell>
          <table:table-cell table:formula="of:=IF(BITAND([.$R15];BITLSHIFT(1;[.AT$2]))&gt;0;1;0)*[.$O15]" office:value-type="float" office:value="0" calcext:value-type="float">
            <text:p/>
          </table:table-cell>
          <table:table-cell table:formula="of:=IF(BITAND([.$R15];BITLSHIFT(1;[.AU$2]))&gt;0;1;0)*[.$O15]" office:value-type="float" office:value="0" calcext:value-type="float">
            <text:p/>
          </table:table-cell>
          <table:table-cell table:formula="of:=IF(BITAND([.$R15];BITLSHIFT(1;[.AV$2]))&gt;0;1;0)*[.$O15]" office:value-type="float" office:value="0" calcext:value-type="float">
            <text:p/>
          </table:table-cell>
          <table:table-cell table:formula="of:=IF(BITAND([.$R15];BITLSHIFT(1;[.AW$2]))&gt;0;1;0)*[.$O15]" office:value-type="float" office:value="0" calcext:value-type="float">
            <text:p/>
          </table:table-cell>
          <table:table-cell table:formula="of:=IF(BITAND([.$R15];BITLSHIFT(1;[.AX$2]))&gt;0;1;0)*[.$O15]" office:value-type="float" office:value="0" calcext:value-type="float">
            <text:p/>
          </table:table-cell>
          <table:table-cell table:formula="of:=IF(BITAND([.$Q15];BITLSHIFT(1;[.AY$2]))&gt;0;1;0)*[.$O15]" office:value-type="float" office:value="0" calcext:value-type="float">
            <text:p/>
          </table:table-cell>
          <table:table-cell table:formula="of:=IF(BITAND([.$Q15];BITLSHIFT(1;[.AZ$2]))&gt;0;1;0)*[.$O15]" office:value-type="float" office:value="0" calcext:value-type="float">
            <text:p/>
          </table:table-cell>
          <table:table-cell table:formula="of:=IF(BITAND([.$Q15];BITLSHIFT(1;[.BA$2]))&gt;0;1;0)*[.$O15]" office:value-type="float" office:value="0" calcext:value-type="float">
            <text:p/>
          </table:table-cell>
          <table:table-cell table:formula="of:=IF(BITAND([.$Q15];BITLSHIFT(1;[.BB$2]))&gt;0;1;0)*[.$O15]" office:value-type="float" office:value="0" calcext:value-type="float">
            <text:p/>
          </table:table-cell>
          <table:table-cell table:formula="of:=IF(BITAND([.$Q15];BITLSHIFT(1;[.BC$2]))&gt;0;1;0)*[.$O15]" office:value-type="float" office:value="0" calcext:value-type="float">
            <text:p/>
          </table:table-cell>
          <table:table-cell table:formula="of:=IF(BITAND([.$Q15];BITLSHIFT(1;[.BD$2]))&gt;0;1;0)*[.$O15]" office:value-type="float" office:value="0" calcext:value-type="float">
            <text:p/>
          </table:table-cell>
          <table:table-cell table:formula="of:=IF(BITAND([.$Q15];BITLSHIFT(1;[.BE$2]))&gt;0;1;0)*[.$O15]" office:value-type="float" office:value="0" calcext:value-type="float">
            <text:p/>
          </table:table-cell>
          <table:table-cell table:formula="of:=IF(BITAND([.$Q15];BITLSHIFT(1;[.BF$2]))&gt;0;1;0)*[.$O15]" office:value-type="float" office:value="0" calcext:value-type="float">
            <text:p/>
          </table:table-cell>
          <table:table-cell table:formula="of:=IF(BITAND([.$Q15];BITLSHIFT(1;[.BG$2]))&gt;0;1;0)*[.$O15]" office:value-type="float" office:value="0" calcext:value-type="float">
            <text:p/>
          </table:table-cell>
          <table:table-cell table:formula="of:=IF(BITAND([.$Q15];BITLSHIFT(1;[.BH$2]))&gt;0;1;0)*[.$O15]" office:value-type="float" office:value="0" calcext:value-type="float">
            <text:p/>
          </table:table-cell>
          <table:table-cell table:formula="of:=IF(BITAND([.$Q15];BITLSHIFT(1;[.BI$2]))&gt;0;1;0)*[.$O15]" office:value-type="float" office:value="0" calcext:value-type="float">
            <text:p/>
          </table:table-cell>
          <table:table-cell table:formula="of:=IF(BITAND([.$Q15];BITLSHIFT(1;[.BJ$2]))&gt;0;1;0)*[.$O15]" office:value-type="float" office:value="0" calcext:value-type="float">
            <text:p/>
          </table:table-cell>
          <table:table-cell table:formula="of:=IF(BITAND([.$Q15];BITLSHIFT(1;[.BK$2]))&gt;0;1;0)*[.$O15]" office:value-type="float" office:value="0" calcext:value-type="float">
            <text:p/>
          </table:table-cell>
          <table:table-cell table:formula="of:=IF(BITAND([.$Q15];BITLSHIFT(1;[.BL$2]))&gt;0;1;0)*[.$O15]" office:value-type="float" office:value="0" calcext:value-type="float">
            <text:p/>
          </table:table-cell>
          <table:table-cell table:formula="of:=IF(BITAND([.$Q15];BITLSHIFT(1;[.BM$2]))&gt;0;1;0)*[.$O15]" office:value-type="float" office:value="0" calcext:value-type="float">
            <text:p/>
          </table:table-cell>
          <table:table-cell table:formula="of:=IF(BITAND([.$Q15];BITLSHIFT(1;[.BN$2]))&gt;0;1;0)*[.$O15]" office:value-type="float" office:value="0" calcext:value-type="float">
            <text:p/>
          </table:table-cell>
          <table:table-cell table:formula="of:=IF(BITAND([.$Q15];BITLSHIFT(1;[.BO$2]))&gt;0;1;0)*[.$O15]" office:value-type="float" office:value="0" calcext:value-type="float">
            <text:p/>
          </table:table-cell>
          <table:table-cell table:formula="of:=IF(BITAND([.$Q15];BITLSHIFT(1;[.BP$2]))&gt;0;1;0)*[.$O15]" office:value-type="float" office:value="0" calcext:value-type="float">
            <text:p/>
          </table:table-cell>
          <table:table-cell table:formula="of:=IF(BITAND([.$Q15];BITLSHIFT(1;[.BQ$2]))&gt;0;1;0)*[.$O15]" office:value-type="float" office:value="0" calcext:value-type="float">
            <text:p/>
          </table:table-cell>
          <table:table-cell table:formula="of:=IF(BITAND([.$Q15];BITLSHIFT(1;[.BR$2]))&gt;0;1;0)*[.$O15]" office:value-type="float" office:value="0" calcext:value-type="float">
            <text:p/>
          </table:table-cell>
          <table:table-cell table:formula="of:=IF(BITAND([.$Q15];BITLSHIFT(1;[.BS$2]))&gt;0;1;0)*[.$O15]" office:value-type="float" office:value="0" calcext:value-type="float">
            <text:p/>
          </table:table-cell>
          <table:table-cell table:formula="of:=IF(BITAND([.$Q15];BITLSHIFT(1;[.BT$2]))&gt;0;1;0)*[.$O15]" office:value-type="float" office:value="0" calcext:value-type="float">
            <text:p/>
          </table:table-cell>
          <table:table-cell table:formula="of:=IF(BITAND([.$Q15];BITLSHIFT(1;[.BU$2]))&gt;0;1;0)*[.$O15]" office:value-type="float" office:value="0" calcext:value-type="float">
            <text:p/>
          </table:table-cell>
          <table:table-cell table:formula="of:=IF(BITAND([.$Q15];BITLSHIFT(1;[.BV$2]))&gt;0;1;0)*[.$O15]" office:value-type="float" office:value="0" calcext:value-type="float">
            <text:p/>
          </table:table-cell>
          <table:table-cell table:formula="of:=IF(BITAND([.$Q15];BITLSHIFT(1;[.BW$2]))&gt;0;1;0)*[.$O15]" office:value-type="float" office:value="0" calcext:value-type="float">
            <text:p/>
          </table:table-cell>
          <table:table-cell table:formula="of:=IF(BITAND([.$Q15];BITLSHIFT(1;[.BX$2]))&gt;0;1;0)*[.$O15]" office:value-type="float" office:value="0" calcext:value-type="float">
            <text:p/>
          </table:table-cell>
          <table:table-cell table:formula="of:=IF(BITAND([.$Q15];BITLSHIFT(1;[.BY$2]))&gt;0;1;0)*[.$O15]" office:value-type="float" office:value="0" calcext:value-type="float">
            <text:p/>
          </table:table-cell>
          <table:table-cell table:formula="of:=IF(BITAND([.$Q15];BITLSHIFT(1;[.BZ$2]))&gt;0;1;0)*[.$O15]" office:value-type="float" office:value="0" calcext:value-type="float">
            <text:p/>
          </table:table-cell>
          <table:table-cell table:formula="of:=IF(BITAND([.$Q15];BITLSHIFT(1;[.CA$2]))&gt;0;1;0)*[.$O15]" office:value-type="float" office:value="0" calcext:value-type="float">
            <text:p/>
          </table:table-cell>
          <table:table-cell table:formula="of:=IF(BITAND([.$Q15];BITLSHIFT(1;[.CB$2]))&gt;0;1;0)*[.$O15]" office:value-type="float" office:value="0" calcext:value-type="float">
            <text:p/>
          </table:table-cell>
          <table:table-cell table:formula="of:=IF(BITAND([.$Q15];BITLSHIFT(1;[.CC$2]))&gt;0;1;0)*[.$O15]" office:value-type="float" office:value="0" calcext:value-type="float">
            <text:p/>
          </table:table-cell>
          <table:table-cell table:formula="of:=IF(BITAND([.$Q15];BITLSHIFT(1;[.CD$2]))&gt;0;1;0)*[.$O1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6];10) ;16)" office:value-type="float" office:value="0" calcext:value-type="float">
            <text:p/>
          </table:table-cell>
          <table:table-cell table:formula="of:=DECIMAL(RIGHT([.N16];8) ;16)" office:value-type="float" office:value="0" calcext:value-type="float">
            <text:p/>
          </table:table-cell>
          <table:table-cell table:formula="of:=IF(BITAND([.$R16];BITLSHIFT(1;[.S$2]))&gt;0;1;0)*[.$O16]" office:value-type="float" office:value="0" calcext:value-type="float">
            <text:p/>
          </table:table-cell>
          <table:table-cell table:formula="of:=IF(BITAND([.$R16];BITLSHIFT(1;[.T$2]))&gt;0;1;0)*[.$O16]" office:value-type="float" office:value="0" calcext:value-type="float">
            <text:p/>
          </table:table-cell>
          <table:table-cell table:formula="of:=IF(BITAND([.$R16];BITLSHIFT(1;[.U$2]))&gt;0;1;0)*[.$O16]" office:value-type="float" office:value="0" calcext:value-type="float">
            <text:p/>
          </table:table-cell>
          <table:table-cell table:formula="of:=IF(BITAND([.$R16];BITLSHIFT(1;[.V$2]))&gt;0;1;0)*[.$O16]" office:value-type="float" office:value="0" calcext:value-type="float">
            <text:p/>
          </table:table-cell>
          <table:table-cell table:formula="of:=IF(BITAND([.$R16];BITLSHIFT(1;[.W$2]))&gt;0;1;0)*[.$O16]" office:value-type="float" office:value="0" calcext:value-type="float">
            <text:p/>
          </table:table-cell>
          <table:table-cell table:formula="of:=IF(BITAND([.$R16];BITLSHIFT(1;[.X$2]))&gt;0;1;0)*[.$O16]" office:value-type="float" office:value="0" calcext:value-type="float">
            <text:p/>
          </table:table-cell>
          <table:table-cell table:formula="of:=IF(BITAND([.$R16];BITLSHIFT(1;[.Y$2]))&gt;0;1;0)*[.$O16]" office:value-type="float" office:value="0" calcext:value-type="float">
            <text:p/>
          </table:table-cell>
          <table:table-cell table:formula="of:=IF(BITAND([.$R16];BITLSHIFT(1;[.Z$2]))&gt;0;1;0)*[.$O16]" office:value-type="float" office:value="0" calcext:value-type="float">
            <text:p/>
          </table:table-cell>
          <table:table-cell table:formula="of:=IF(BITAND([.$R16];BITLSHIFT(1;[.AA$2]))&gt;0;1;0)*[.$O16]" office:value-type="float" office:value="0" calcext:value-type="float">
            <text:p/>
          </table:table-cell>
          <table:table-cell table:formula="of:=IF(BITAND([.$R16];BITLSHIFT(1;[.AB$2]))&gt;0;1;0)*[.$O16]" office:value-type="float" office:value="0" calcext:value-type="float">
            <text:p/>
          </table:table-cell>
          <table:table-cell table:formula="of:=IF(BITAND([.$R16];BITLSHIFT(1;[.AC$2]))&gt;0;1;0)*[.$O16]" office:value-type="float" office:value="0" calcext:value-type="float">
            <text:p/>
          </table:table-cell>
          <table:table-cell table:formula="of:=IF(BITAND([.$R16];BITLSHIFT(1;[.AD$2]))&gt;0;1;0)*[.$O16]" office:value-type="float" office:value="0" calcext:value-type="float">
            <text:p/>
          </table:table-cell>
          <table:table-cell table:formula="of:=IF(BITAND([.$R16];BITLSHIFT(1;[.AE$2]))&gt;0;1;0)*[.$O16]" office:value-type="float" office:value="0" calcext:value-type="float">
            <text:p/>
          </table:table-cell>
          <table:table-cell table:formula="of:=IF(BITAND([.$R16];BITLSHIFT(1;[.AF$2]))&gt;0;1;0)*[.$O16]" office:value-type="float" office:value="0" calcext:value-type="float">
            <text:p/>
          </table:table-cell>
          <table:table-cell table:formula="of:=IF(BITAND([.$R16];BITLSHIFT(1;[.AG$2]))&gt;0;1;0)*[.$O16]" office:value-type="float" office:value="0" calcext:value-type="float">
            <text:p/>
          </table:table-cell>
          <table:table-cell table:formula="of:=IF(BITAND([.$R16];BITLSHIFT(1;[.AH$2]))&gt;0;1;0)*[.$O16]" office:value-type="float" office:value="0" calcext:value-type="float">
            <text:p/>
          </table:table-cell>
          <table:table-cell table:formula="of:=IF(BITAND([.$R16];BITLSHIFT(1;[.AI$2]))&gt;0;1;0)*[.$O16]" office:value-type="float" office:value="0" calcext:value-type="float">
            <text:p/>
          </table:table-cell>
          <table:table-cell table:formula="of:=IF(BITAND([.$R16];BITLSHIFT(1;[.AJ$2]))&gt;0;1;0)*[.$O16]" office:value-type="float" office:value="0" calcext:value-type="float">
            <text:p/>
          </table:table-cell>
          <table:table-cell table:formula="of:=IF(BITAND([.$R16];BITLSHIFT(1;[.AK$2]))&gt;0;1;0)*[.$O16]" office:value-type="float" office:value="0" calcext:value-type="float">
            <text:p/>
          </table:table-cell>
          <table:table-cell table:formula="of:=IF(BITAND([.$R16];BITLSHIFT(1;[.AL$2]))&gt;0;1;0)*[.$O16]" office:value-type="float" office:value="0" calcext:value-type="float">
            <text:p/>
          </table:table-cell>
          <table:table-cell table:formula="of:=IF(BITAND([.$R16];BITLSHIFT(1;[.AM$2]))&gt;0;1;0)*[.$O16]" office:value-type="float" office:value="0" calcext:value-type="float">
            <text:p/>
          </table:table-cell>
          <table:table-cell table:formula="of:=IF(BITAND([.$R16];BITLSHIFT(1;[.AN$2]))&gt;0;1;0)*[.$O16]" office:value-type="float" office:value="0" calcext:value-type="float">
            <text:p/>
          </table:table-cell>
          <table:table-cell table:formula="of:=IF(BITAND([.$R16];BITLSHIFT(1;[.AO$2]))&gt;0;1;0)*[.$O16]" office:value-type="float" office:value="0" calcext:value-type="float">
            <text:p/>
          </table:table-cell>
          <table:table-cell table:formula="of:=IF(BITAND([.$R16];BITLSHIFT(1;[.AP$2]))&gt;0;1;0)*[.$O16]" office:value-type="float" office:value="0" calcext:value-type="float">
            <text:p/>
          </table:table-cell>
          <table:table-cell table:formula="of:=IF(BITAND([.$R16];BITLSHIFT(1;[.AQ$2]))&gt;0;1;0)*[.$O16]" office:value-type="float" office:value="0" calcext:value-type="float">
            <text:p/>
          </table:table-cell>
          <table:table-cell table:formula="of:=IF(BITAND([.$R16];BITLSHIFT(1;[.AR$2]))&gt;0;1;0)*[.$O16]" office:value-type="float" office:value="0" calcext:value-type="float">
            <text:p/>
          </table:table-cell>
          <table:table-cell table:formula="of:=IF(BITAND([.$R16];BITLSHIFT(1;[.AS$2]))&gt;0;1;0)*[.$O16]" office:value-type="float" office:value="0" calcext:value-type="float">
            <text:p/>
          </table:table-cell>
          <table:table-cell table:formula="of:=IF(BITAND([.$R16];BITLSHIFT(1;[.AT$2]))&gt;0;1;0)*[.$O16]" office:value-type="float" office:value="0" calcext:value-type="float">
            <text:p/>
          </table:table-cell>
          <table:table-cell table:formula="of:=IF(BITAND([.$R16];BITLSHIFT(1;[.AU$2]))&gt;0;1;0)*[.$O16]" office:value-type="float" office:value="0" calcext:value-type="float">
            <text:p/>
          </table:table-cell>
          <table:table-cell table:formula="of:=IF(BITAND([.$R16];BITLSHIFT(1;[.AV$2]))&gt;0;1;0)*[.$O16]" office:value-type="float" office:value="0" calcext:value-type="float">
            <text:p/>
          </table:table-cell>
          <table:table-cell table:formula="of:=IF(BITAND([.$R16];BITLSHIFT(1;[.AW$2]))&gt;0;1;0)*[.$O16]" office:value-type="float" office:value="0" calcext:value-type="float">
            <text:p/>
          </table:table-cell>
          <table:table-cell table:formula="of:=IF(BITAND([.$R16];BITLSHIFT(1;[.AX$2]))&gt;0;1;0)*[.$O16]" office:value-type="float" office:value="0" calcext:value-type="float">
            <text:p/>
          </table:table-cell>
          <table:table-cell table:formula="of:=IF(BITAND([.$Q16];BITLSHIFT(1;[.AY$2]))&gt;0;1;0)*[.$O16]" office:value-type="float" office:value="0" calcext:value-type="float">
            <text:p/>
          </table:table-cell>
          <table:table-cell table:formula="of:=IF(BITAND([.$Q16];BITLSHIFT(1;[.AZ$2]))&gt;0;1;0)*[.$O16]" office:value-type="float" office:value="0" calcext:value-type="float">
            <text:p/>
          </table:table-cell>
          <table:table-cell table:formula="of:=IF(BITAND([.$Q16];BITLSHIFT(1;[.BA$2]))&gt;0;1;0)*[.$O16]" office:value-type="float" office:value="0" calcext:value-type="float">
            <text:p/>
          </table:table-cell>
          <table:table-cell table:formula="of:=IF(BITAND([.$Q16];BITLSHIFT(1;[.BB$2]))&gt;0;1;0)*[.$O16]" office:value-type="float" office:value="0" calcext:value-type="float">
            <text:p/>
          </table:table-cell>
          <table:table-cell table:formula="of:=IF(BITAND([.$Q16];BITLSHIFT(1;[.BC$2]))&gt;0;1;0)*[.$O16]" office:value-type="float" office:value="0" calcext:value-type="float">
            <text:p/>
          </table:table-cell>
          <table:table-cell table:formula="of:=IF(BITAND([.$Q16];BITLSHIFT(1;[.BD$2]))&gt;0;1;0)*[.$O16]" office:value-type="float" office:value="0" calcext:value-type="float">
            <text:p/>
          </table:table-cell>
          <table:table-cell table:formula="of:=IF(BITAND([.$Q16];BITLSHIFT(1;[.BE$2]))&gt;0;1;0)*[.$O16]" office:value-type="float" office:value="0" calcext:value-type="float">
            <text:p/>
          </table:table-cell>
          <table:table-cell table:formula="of:=IF(BITAND([.$Q16];BITLSHIFT(1;[.BF$2]))&gt;0;1;0)*[.$O16]" office:value-type="float" office:value="0" calcext:value-type="float">
            <text:p/>
          </table:table-cell>
          <table:table-cell table:formula="of:=IF(BITAND([.$Q16];BITLSHIFT(1;[.BG$2]))&gt;0;1;0)*[.$O16]" office:value-type="float" office:value="0" calcext:value-type="float">
            <text:p/>
          </table:table-cell>
          <table:table-cell table:formula="of:=IF(BITAND([.$Q16];BITLSHIFT(1;[.BH$2]))&gt;0;1;0)*[.$O16]" office:value-type="float" office:value="0" calcext:value-type="float">
            <text:p/>
          </table:table-cell>
          <table:table-cell table:formula="of:=IF(BITAND([.$Q16];BITLSHIFT(1;[.BI$2]))&gt;0;1;0)*[.$O16]" office:value-type="float" office:value="0" calcext:value-type="float">
            <text:p/>
          </table:table-cell>
          <table:table-cell table:formula="of:=IF(BITAND([.$Q16];BITLSHIFT(1;[.BJ$2]))&gt;0;1;0)*[.$O16]" office:value-type="float" office:value="0" calcext:value-type="float">
            <text:p/>
          </table:table-cell>
          <table:table-cell table:formula="of:=IF(BITAND([.$Q16];BITLSHIFT(1;[.BK$2]))&gt;0;1;0)*[.$O16]" office:value-type="float" office:value="0" calcext:value-type="float">
            <text:p/>
          </table:table-cell>
          <table:table-cell table:formula="of:=IF(BITAND([.$Q16];BITLSHIFT(1;[.BL$2]))&gt;0;1;0)*[.$O16]" office:value-type="float" office:value="0" calcext:value-type="float">
            <text:p/>
          </table:table-cell>
          <table:table-cell table:formula="of:=IF(BITAND([.$Q16];BITLSHIFT(1;[.BM$2]))&gt;0;1;0)*[.$O16]" office:value-type="float" office:value="0" calcext:value-type="float">
            <text:p/>
          </table:table-cell>
          <table:table-cell table:formula="of:=IF(BITAND([.$Q16];BITLSHIFT(1;[.BN$2]))&gt;0;1;0)*[.$O16]" office:value-type="float" office:value="0" calcext:value-type="float">
            <text:p/>
          </table:table-cell>
          <table:table-cell table:formula="of:=IF(BITAND([.$Q16];BITLSHIFT(1;[.BO$2]))&gt;0;1;0)*[.$O16]" office:value-type="float" office:value="0" calcext:value-type="float">
            <text:p/>
          </table:table-cell>
          <table:table-cell table:formula="of:=IF(BITAND([.$Q16];BITLSHIFT(1;[.BP$2]))&gt;0;1;0)*[.$O16]" office:value-type="float" office:value="0" calcext:value-type="float">
            <text:p/>
          </table:table-cell>
          <table:table-cell table:formula="of:=IF(BITAND([.$Q16];BITLSHIFT(1;[.BQ$2]))&gt;0;1;0)*[.$O16]" office:value-type="float" office:value="0" calcext:value-type="float">
            <text:p/>
          </table:table-cell>
          <table:table-cell table:formula="of:=IF(BITAND([.$Q16];BITLSHIFT(1;[.BR$2]))&gt;0;1;0)*[.$O16]" office:value-type="float" office:value="0" calcext:value-type="float">
            <text:p/>
          </table:table-cell>
          <table:table-cell table:formula="of:=IF(BITAND([.$Q16];BITLSHIFT(1;[.BS$2]))&gt;0;1;0)*[.$O16]" office:value-type="float" office:value="0" calcext:value-type="float">
            <text:p/>
          </table:table-cell>
          <table:table-cell table:formula="of:=IF(BITAND([.$Q16];BITLSHIFT(1;[.BT$2]))&gt;0;1;0)*[.$O16]" office:value-type="float" office:value="0" calcext:value-type="float">
            <text:p/>
          </table:table-cell>
          <table:table-cell table:formula="of:=IF(BITAND([.$Q16];BITLSHIFT(1;[.BU$2]))&gt;0;1;0)*[.$O16]" office:value-type="float" office:value="0" calcext:value-type="float">
            <text:p/>
          </table:table-cell>
          <table:table-cell table:formula="of:=IF(BITAND([.$Q16];BITLSHIFT(1;[.BV$2]))&gt;0;1;0)*[.$O16]" office:value-type="float" office:value="0" calcext:value-type="float">
            <text:p/>
          </table:table-cell>
          <table:table-cell table:formula="of:=IF(BITAND([.$Q16];BITLSHIFT(1;[.BW$2]))&gt;0;1;0)*[.$O16]" office:value-type="float" office:value="0" calcext:value-type="float">
            <text:p/>
          </table:table-cell>
          <table:table-cell table:formula="of:=IF(BITAND([.$Q16];BITLSHIFT(1;[.BX$2]))&gt;0;1;0)*[.$O16]" office:value-type="float" office:value="0" calcext:value-type="float">
            <text:p/>
          </table:table-cell>
          <table:table-cell table:formula="of:=IF(BITAND([.$Q16];BITLSHIFT(1;[.BY$2]))&gt;0;1;0)*[.$O16]" office:value-type="float" office:value="0" calcext:value-type="float">
            <text:p/>
          </table:table-cell>
          <table:table-cell table:formula="of:=IF(BITAND([.$Q16];BITLSHIFT(1;[.BZ$2]))&gt;0;1;0)*[.$O16]" office:value-type="float" office:value="0" calcext:value-type="float">
            <text:p/>
          </table:table-cell>
          <table:table-cell table:formula="of:=IF(BITAND([.$Q16];BITLSHIFT(1;[.CA$2]))&gt;0;1;0)*[.$O16]" office:value-type="float" office:value="0" calcext:value-type="float">
            <text:p/>
          </table:table-cell>
          <table:table-cell table:formula="of:=IF(BITAND([.$Q16];BITLSHIFT(1;[.CB$2]))&gt;0;1;0)*[.$O16]" office:value-type="float" office:value="0" calcext:value-type="float">
            <text:p/>
          </table:table-cell>
          <table:table-cell table:formula="of:=IF(BITAND([.$Q16];BITLSHIFT(1;[.CC$2]))&gt;0;1;0)*[.$O16]" office:value-type="float" office:value="0" calcext:value-type="float">
            <text:p/>
          </table:table-cell>
          <table:table-cell table:formula="of:=IF(BITAND([.$Q16];BITLSHIFT(1;[.CD$2]))&gt;0;1;0)*[.$O1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7];10) ;16)" office:value-type="float" office:value="0" calcext:value-type="float">
            <text:p/>
          </table:table-cell>
          <table:table-cell table:formula="of:=DECIMAL(RIGHT([.N17];8) ;16)" office:value-type="float" office:value="0" calcext:value-type="float">
            <text:p/>
          </table:table-cell>
          <table:table-cell table:formula="of:=IF(BITAND([.$R17];BITLSHIFT(1;[.S$2]))&gt;0;1;0)*[.$O17]" office:value-type="float" office:value="0" calcext:value-type="float">
            <text:p/>
          </table:table-cell>
          <table:table-cell table:formula="of:=IF(BITAND([.$R17];BITLSHIFT(1;[.T$2]))&gt;0;1;0)*[.$O17]" office:value-type="float" office:value="0" calcext:value-type="float">
            <text:p/>
          </table:table-cell>
          <table:table-cell table:formula="of:=IF(BITAND([.$R17];BITLSHIFT(1;[.U$2]))&gt;0;1;0)*[.$O17]" office:value-type="float" office:value="0" calcext:value-type="float">
            <text:p/>
          </table:table-cell>
          <table:table-cell table:formula="of:=IF(BITAND([.$R17];BITLSHIFT(1;[.V$2]))&gt;0;1;0)*[.$O17]" office:value-type="float" office:value="0" calcext:value-type="float">
            <text:p/>
          </table:table-cell>
          <table:table-cell table:formula="of:=IF(BITAND([.$R17];BITLSHIFT(1;[.W$2]))&gt;0;1;0)*[.$O17]" office:value-type="float" office:value="0" calcext:value-type="float">
            <text:p/>
          </table:table-cell>
          <table:table-cell table:formula="of:=IF(BITAND([.$R17];BITLSHIFT(1;[.X$2]))&gt;0;1;0)*[.$O17]" office:value-type="float" office:value="0" calcext:value-type="float">
            <text:p/>
          </table:table-cell>
          <table:table-cell table:formula="of:=IF(BITAND([.$R17];BITLSHIFT(1;[.Y$2]))&gt;0;1;0)*[.$O17]" office:value-type="float" office:value="0" calcext:value-type="float">
            <text:p/>
          </table:table-cell>
          <table:table-cell table:formula="of:=IF(BITAND([.$R17];BITLSHIFT(1;[.Z$2]))&gt;0;1;0)*[.$O17]" office:value-type="float" office:value="0" calcext:value-type="float">
            <text:p/>
          </table:table-cell>
          <table:table-cell table:formula="of:=IF(BITAND([.$R17];BITLSHIFT(1;[.AA$2]))&gt;0;1;0)*[.$O17]" office:value-type="float" office:value="0" calcext:value-type="float">
            <text:p/>
          </table:table-cell>
          <table:table-cell table:formula="of:=IF(BITAND([.$R17];BITLSHIFT(1;[.AB$2]))&gt;0;1;0)*[.$O17]" office:value-type="float" office:value="0" calcext:value-type="float">
            <text:p/>
          </table:table-cell>
          <table:table-cell table:formula="of:=IF(BITAND([.$R17];BITLSHIFT(1;[.AC$2]))&gt;0;1;0)*[.$O17]" office:value-type="float" office:value="0" calcext:value-type="float">
            <text:p/>
          </table:table-cell>
          <table:table-cell table:formula="of:=IF(BITAND([.$R17];BITLSHIFT(1;[.AD$2]))&gt;0;1;0)*[.$O17]" office:value-type="float" office:value="0" calcext:value-type="float">
            <text:p/>
          </table:table-cell>
          <table:table-cell table:formula="of:=IF(BITAND([.$R17];BITLSHIFT(1;[.AE$2]))&gt;0;1;0)*[.$O17]" office:value-type="float" office:value="0" calcext:value-type="float">
            <text:p/>
          </table:table-cell>
          <table:table-cell table:formula="of:=IF(BITAND([.$R17];BITLSHIFT(1;[.AF$2]))&gt;0;1;0)*[.$O17]" office:value-type="float" office:value="0" calcext:value-type="float">
            <text:p/>
          </table:table-cell>
          <table:table-cell table:formula="of:=IF(BITAND([.$R17];BITLSHIFT(1;[.AG$2]))&gt;0;1;0)*[.$O17]" office:value-type="float" office:value="0" calcext:value-type="float">
            <text:p/>
          </table:table-cell>
          <table:table-cell table:formula="of:=IF(BITAND([.$R17];BITLSHIFT(1;[.AH$2]))&gt;0;1;0)*[.$O17]" office:value-type="float" office:value="0" calcext:value-type="float">
            <text:p/>
          </table:table-cell>
          <table:table-cell table:formula="of:=IF(BITAND([.$R17];BITLSHIFT(1;[.AI$2]))&gt;0;1;0)*[.$O17]" office:value-type="float" office:value="0" calcext:value-type="float">
            <text:p/>
          </table:table-cell>
          <table:table-cell table:formula="of:=IF(BITAND([.$R17];BITLSHIFT(1;[.AJ$2]))&gt;0;1;0)*[.$O17]" office:value-type="float" office:value="0" calcext:value-type="float">
            <text:p/>
          </table:table-cell>
          <table:table-cell table:formula="of:=IF(BITAND([.$R17];BITLSHIFT(1;[.AK$2]))&gt;0;1;0)*[.$O17]" office:value-type="float" office:value="0" calcext:value-type="float">
            <text:p/>
          </table:table-cell>
          <table:table-cell table:formula="of:=IF(BITAND([.$R17];BITLSHIFT(1;[.AL$2]))&gt;0;1;0)*[.$O17]" office:value-type="float" office:value="0" calcext:value-type="float">
            <text:p/>
          </table:table-cell>
          <table:table-cell table:formula="of:=IF(BITAND([.$R17];BITLSHIFT(1;[.AM$2]))&gt;0;1;0)*[.$O17]" office:value-type="float" office:value="0" calcext:value-type="float">
            <text:p/>
          </table:table-cell>
          <table:table-cell table:formula="of:=IF(BITAND([.$R17];BITLSHIFT(1;[.AN$2]))&gt;0;1;0)*[.$O17]" office:value-type="float" office:value="0" calcext:value-type="float">
            <text:p/>
          </table:table-cell>
          <table:table-cell table:formula="of:=IF(BITAND([.$R17];BITLSHIFT(1;[.AO$2]))&gt;0;1;0)*[.$O17]" office:value-type="float" office:value="0" calcext:value-type="float">
            <text:p/>
          </table:table-cell>
          <table:table-cell table:formula="of:=IF(BITAND([.$R17];BITLSHIFT(1;[.AP$2]))&gt;0;1;0)*[.$O17]" office:value-type="float" office:value="0" calcext:value-type="float">
            <text:p/>
          </table:table-cell>
          <table:table-cell table:formula="of:=IF(BITAND([.$R17];BITLSHIFT(1;[.AQ$2]))&gt;0;1;0)*[.$O17]" office:value-type="float" office:value="0" calcext:value-type="float">
            <text:p/>
          </table:table-cell>
          <table:table-cell table:formula="of:=IF(BITAND([.$R17];BITLSHIFT(1;[.AR$2]))&gt;0;1;0)*[.$O17]" office:value-type="float" office:value="0" calcext:value-type="float">
            <text:p/>
          </table:table-cell>
          <table:table-cell table:formula="of:=IF(BITAND([.$R17];BITLSHIFT(1;[.AS$2]))&gt;0;1;0)*[.$O17]" office:value-type="float" office:value="0" calcext:value-type="float">
            <text:p/>
          </table:table-cell>
          <table:table-cell table:formula="of:=IF(BITAND([.$R17];BITLSHIFT(1;[.AT$2]))&gt;0;1;0)*[.$O17]" office:value-type="float" office:value="0" calcext:value-type="float">
            <text:p/>
          </table:table-cell>
          <table:table-cell table:formula="of:=IF(BITAND([.$R17];BITLSHIFT(1;[.AU$2]))&gt;0;1;0)*[.$O17]" office:value-type="float" office:value="0" calcext:value-type="float">
            <text:p/>
          </table:table-cell>
          <table:table-cell table:formula="of:=IF(BITAND([.$R17];BITLSHIFT(1;[.AV$2]))&gt;0;1;0)*[.$O17]" office:value-type="float" office:value="0" calcext:value-type="float">
            <text:p/>
          </table:table-cell>
          <table:table-cell table:formula="of:=IF(BITAND([.$R17];BITLSHIFT(1;[.AW$2]))&gt;0;1;0)*[.$O17]" office:value-type="float" office:value="0" calcext:value-type="float">
            <text:p/>
          </table:table-cell>
          <table:table-cell table:formula="of:=IF(BITAND([.$R17];BITLSHIFT(1;[.AX$2]))&gt;0;1;0)*[.$O17]" office:value-type="float" office:value="0" calcext:value-type="float">
            <text:p/>
          </table:table-cell>
          <table:table-cell table:formula="of:=IF(BITAND([.$Q17];BITLSHIFT(1;[.AY$2]))&gt;0;1;0)*[.$O17]" office:value-type="float" office:value="0" calcext:value-type="float">
            <text:p/>
          </table:table-cell>
          <table:table-cell table:formula="of:=IF(BITAND([.$Q17];BITLSHIFT(1;[.AZ$2]))&gt;0;1;0)*[.$O17]" office:value-type="float" office:value="0" calcext:value-type="float">
            <text:p/>
          </table:table-cell>
          <table:table-cell table:formula="of:=IF(BITAND([.$Q17];BITLSHIFT(1;[.BA$2]))&gt;0;1;0)*[.$O17]" office:value-type="float" office:value="0" calcext:value-type="float">
            <text:p/>
          </table:table-cell>
          <table:table-cell table:formula="of:=IF(BITAND([.$Q17];BITLSHIFT(1;[.BB$2]))&gt;0;1;0)*[.$O17]" office:value-type="float" office:value="0" calcext:value-type="float">
            <text:p/>
          </table:table-cell>
          <table:table-cell table:formula="of:=IF(BITAND([.$Q17];BITLSHIFT(1;[.BC$2]))&gt;0;1;0)*[.$O17]" office:value-type="float" office:value="0" calcext:value-type="float">
            <text:p/>
          </table:table-cell>
          <table:table-cell table:formula="of:=IF(BITAND([.$Q17];BITLSHIFT(1;[.BD$2]))&gt;0;1;0)*[.$O17]" office:value-type="float" office:value="0" calcext:value-type="float">
            <text:p/>
          </table:table-cell>
          <table:table-cell table:formula="of:=IF(BITAND([.$Q17];BITLSHIFT(1;[.BE$2]))&gt;0;1;0)*[.$O17]" office:value-type="float" office:value="0" calcext:value-type="float">
            <text:p/>
          </table:table-cell>
          <table:table-cell table:formula="of:=IF(BITAND([.$Q17];BITLSHIFT(1;[.BF$2]))&gt;0;1;0)*[.$O17]" office:value-type="float" office:value="0" calcext:value-type="float">
            <text:p/>
          </table:table-cell>
          <table:table-cell table:formula="of:=IF(BITAND([.$Q17];BITLSHIFT(1;[.BG$2]))&gt;0;1;0)*[.$O17]" office:value-type="float" office:value="0" calcext:value-type="float">
            <text:p/>
          </table:table-cell>
          <table:table-cell table:formula="of:=IF(BITAND([.$Q17];BITLSHIFT(1;[.BH$2]))&gt;0;1;0)*[.$O17]" office:value-type="float" office:value="0" calcext:value-type="float">
            <text:p/>
          </table:table-cell>
          <table:table-cell table:formula="of:=IF(BITAND([.$Q17];BITLSHIFT(1;[.BI$2]))&gt;0;1;0)*[.$O17]" office:value-type="float" office:value="0" calcext:value-type="float">
            <text:p/>
          </table:table-cell>
          <table:table-cell table:formula="of:=IF(BITAND([.$Q17];BITLSHIFT(1;[.BJ$2]))&gt;0;1;0)*[.$O17]" office:value-type="float" office:value="0" calcext:value-type="float">
            <text:p/>
          </table:table-cell>
          <table:table-cell table:formula="of:=IF(BITAND([.$Q17];BITLSHIFT(1;[.BK$2]))&gt;0;1;0)*[.$O17]" office:value-type="float" office:value="0" calcext:value-type="float">
            <text:p/>
          </table:table-cell>
          <table:table-cell table:formula="of:=IF(BITAND([.$Q17];BITLSHIFT(1;[.BL$2]))&gt;0;1;0)*[.$O17]" office:value-type="float" office:value="0" calcext:value-type="float">
            <text:p/>
          </table:table-cell>
          <table:table-cell table:formula="of:=IF(BITAND([.$Q17];BITLSHIFT(1;[.BM$2]))&gt;0;1;0)*[.$O17]" office:value-type="float" office:value="0" calcext:value-type="float">
            <text:p/>
          </table:table-cell>
          <table:table-cell table:formula="of:=IF(BITAND([.$Q17];BITLSHIFT(1;[.BN$2]))&gt;0;1;0)*[.$O17]" office:value-type="float" office:value="0" calcext:value-type="float">
            <text:p/>
          </table:table-cell>
          <table:table-cell table:formula="of:=IF(BITAND([.$Q17];BITLSHIFT(1;[.BO$2]))&gt;0;1;0)*[.$O17]" office:value-type="float" office:value="0" calcext:value-type="float">
            <text:p/>
          </table:table-cell>
          <table:table-cell table:formula="of:=IF(BITAND([.$Q17];BITLSHIFT(1;[.BP$2]))&gt;0;1;0)*[.$O17]" office:value-type="float" office:value="0" calcext:value-type="float">
            <text:p/>
          </table:table-cell>
          <table:table-cell table:formula="of:=IF(BITAND([.$Q17];BITLSHIFT(1;[.BQ$2]))&gt;0;1;0)*[.$O17]" office:value-type="float" office:value="0" calcext:value-type="float">
            <text:p/>
          </table:table-cell>
          <table:table-cell table:formula="of:=IF(BITAND([.$Q17];BITLSHIFT(1;[.BR$2]))&gt;0;1;0)*[.$O17]" office:value-type="float" office:value="0" calcext:value-type="float">
            <text:p/>
          </table:table-cell>
          <table:table-cell table:formula="of:=IF(BITAND([.$Q17];BITLSHIFT(1;[.BS$2]))&gt;0;1;0)*[.$O17]" office:value-type="float" office:value="0" calcext:value-type="float">
            <text:p/>
          </table:table-cell>
          <table:table-cell table:formula="of:=IF(BITAND([.$Q17];BITLSHIFT(1;[.BT$2]))&gt;0;1;0)*[.$O17]" office:value-type="float" office:value="0" calcext:value-type="float">
            <text:p/>
          </table:table-cell>
          <table:table-cell table:formula="of:=IF(BITAND([.$Q17];BITLSHIFT(1;[.BU$2]))&gt;0;1;0)*[.$O17]" office:value-type="float" office:value="0" calcext:value-type="float">
            <text:p/>
          </table:table-cell>
          <table:table-cell table:formula="of:=IF(BITAND([.$Q17];BITLSHIFT(1;[.BV$2]))&gt;0;1;0)*[.$O17]" office:value-type="float" office:value="0" calcext:value-type="float">
            <text:p/>
          </table:table-cell>
          <table:table-cell table:formula="of:=IF(BITAND([.$Q17];BITLSHIFT(1;[.BW$2]))&gt;0;1;0)*[.$O17]" office:value-type="float" office:value="0" calcext:value-type="float">
            <text:p/>
          </table:table-cell>
          <table:table-cell table:formula="of:=IF(BITAND([.$Q17];BITLSHIFT(1;[.BX$2]))&gt;0;1;0)*[.$O17]" office:value-type="float" office:value="0" calcext:value-type="float">
            <text:p/>
          </table:table-cell>
          <table:table-cell table:formula="of:=IF(BITAND([.$Q17];BITLSHIFT(1;[.BY$2]))&gt;0;1;0)*[.$O17]" office:value-type="float" office:value="0" calcext:value-type="float">
            <text:p/>
          </table:table-cell>
          <table:table-cell table:formula="of:=IF(BITAND([.$Q17];BITLSHIFT(1;[.BZ$2]))&gt;0;1;0)*[.$O17]" office:value-type="float" office:value="0" calcext:value-type="float">
            <text:p/>
          </table:table-cell>
          <table:table-cell table:formula="of:=IF(BITAND([.$Q17];BITLSHIFT(1;[.CA$2]))&gt;0;1;0)*[.$O17]" office:value-type="float" office:value="0" calcext:value-type="float">
            <text:p/>
          </table:table-cell>
          <table:table-cell table:formula="of:=IF(BITAND([.$Q17];BITLSHIFT(1;[.CB$2]))&gt;0;1;0)*[.$O17]" office:value-type="float" office:value="0" calcext:value-type="float">
            <text:p/>
          </table:table-cell>
          <table:table-cell table:formula="of:=IF(BITAND([.$Q17];BITLSHIFT(1;[.CC$2]))&gt;0;1;0)*[.$O17]" office:value-type="float" office:value="0" calcext:value-type="float">
            <text:p/>
          </table:table-cell>
          <table:table-cell table:formula="of:=IF(BITAND([.$Q17];BITLSHIFT(1;[.CD$2]))&gt;0;1;0)*[.$O1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8];10) ;16)" office:value-type="float" office:value="0" calcext:value-type="float">
            <text:p/>
          </table:table-cell>
          <table:table-cell table:formula="of:=DECIMAL(RIGHT([.N18];8) ;16)" office:value-type="float" office:value="0" calcext:value-type="float">
            <text:p/>
          </table:table-cell>
          <table:table-cell table:formula="of:=IF(BITAND([.$R18];BITLSHIFT(1;[.S$2]))&gt;0;1;0)*[.$O18]" office:value-type="float" office:value="0" calcext:value-type="float">
            <text:p/>
          </table:table-cell>
          <table:table-cell table:formula="of:=IF(BITAND([.$R18];BITLSHIFT(1;[.T$2]))&gt;0;1;0)*[.$O18]" office:value-type="float" office:value="0" calcext:value-type="float">
            <text:p/>
          </table:table-cell>
          <table:table-cell table:formula="of:=IF(BITAND([.$R18];BITLSHIFT(1;[.U$2]))&gt;0;1;0)*[.$O18]" office:value-type="float" office:value="0" calcext:value-type="float">
            <text:p/>
          </table:table-cell>
          <table:table-cell table:formula="of:=IF(BITAND([.$R18];BITLSHIFT(1;[.V$2]))&gt;0;1;0)*[.$O18]" office:value-type="float" office:value="0" calcext:value-type="float">
            <text:p/>
          </table:table-cell>
          <table:table-cell table:formula="of:=IF(BITAND([.$R18];BITLSHIFT(1;[.W$2]))&gt;0;1;0)*[.$O18]" office:value-type="float" office:value="0" calcext:value-type="float">
            <text:p/>
          </table:table-cell>
          <table:table-cell table:formula="of:=IF(BITAND([.$R18];BITLSHIFT(1;[.X$2]))&gt;0;1;0)*[.$O18]" office:value-type="float" office:value="0" calcext:value-type="float">
            <text:p/>
          </table:table-cell>
          <table:table-cell table:formula="of:=IF(BITAND([.$R18];BITLSHIFT(1;[.Y$2]))&gt;0;1;0)*[.$O18]" office:value-type="float" office:value="0" calcext:value-type="float">
            <text:p/>
          </table:table-cell>
          <table:table-cell table:formula="of:=IF(BITAND([.$R18];BITLSHIFT(1;[.Z$2]))&gt;0;1;0)*[.$O18]" office:value-type="float" office:value="0" calcext:value-type="float">
            <text:p/>
          </table:table-cell>
          <table:table-cell table:formula="of:=IF(BITAND([.$R18];BITLSHIFT(1;[.AA$2]))&gt;0;1;0)*[.$O18]" office:value-type="float" office:value="0" calcext:value-type="float">
            <text:p/>
          </table:table-cell>
          <table:table-cell table:formula="of:=IF(BITAND([.$R18];BITLSHIFT(1;[.AB$2]))&gt;0;1;0)*[.$O18]" office:value-type="float" office:value="0" calcext:value-type="float">
            <text:p/>
          </table:table-cell>
          <table:table-cell table:formula="of:=IF(BITAND([.$R18];BITLSHIFT(1;[.AC$2]))&gt;0;1;0)*[.$O18]" office:value-type="float" office:value="0" calcext:value-type="float">
            <text:p/>
          </table:table-cell>
          <table:table-cell table:formula="of:=IF(BITAND([.$R18];BITLSHIFT(1;[.AD$2]))&gt;0;1;0)*[.$O18]" office:value-type="float" office:value="0" calcext:value-type="float">
            <text:p/>
          </table:table-cell>
          <table:table-cell table:formula="of:=IF(BITAND([.$R18];BITLSHIFT(1;[.AE$2]))&gt;0;1;0)*[.$O18]" office:value-type="float" office:value="0" calcext:value-type="float">
            <text:p/>
          </table:table-cell>
          <table:table-cell table:formula="of:=IF(BITAND([.$R18];BITLSHIFT(1;[.AF$2]))&gt;0;1;0)*[.$O18]" office:value-type="float" office:value="0" calcext:value-type="float">
            <text:p/>
          </table:table-cell>
          <table:table-cell table:formula="of:=IF(BITAND([.$R18];BITLSHIFT(1;[.AG$2]))&gt;0;1;0)*[.$O18]" office:value-type="float" office:value="0" calcext:value-type="float">
            <text:p/>
          </table:table-cell>
          <table:table-cell table:formula="of:=IF(BITAND([.$R18];BITLSHIFT(1;[.AH$2]))&gt;0;1;0)*[.$O18]" office:value-type="float" office:value="0" calcext:value-type="float">
            <text:p/>
          </table:table-cell>
          <table:table-cell table:formula="of:=IF(BITAND([.$R18];BITLSHIFT(1;[.AI$2]))&gt;0;1;0)*[.$O18]" office:value-type="float" office:value="0" calcext:value-type="float">
            <text:p/>
          </table:table-cell>
          <table:table-cell table:formula="of:=IF(BITAND([.$R18];BITLSHIFT(1;[.AJ$2]))&gt;0;1;0)*[.$O18]" office:value-type="float" office:value="0" calcext:value-type="float">
            <text:p/>
          </table:table-cell>
          <table:table-cell table:formula="of:=IF(BITAND([.$R18];BITLSHIFT(1;[.AK$2]))&gt;0;1;0)*[.$O18]" office:value-type="float" office:value="0" calcext:value-type="float">
            <text:p/>
          </table:table-cell>
          <table:table-cell table:formula="of:=IF(BITAND([.$R18];BITLSHIFT(1;[.AL$2]))&gt;0;1;0)*[.$O18]" office:value-type="float" office:value="0" calcext:value-type="float">
            <text:p/>
          </table:table-cell>
          <table:table-cell table:formula="of:=IF(BITAND([.$R18];BITLSHIFT(1;[.AM$2]))&gt;0;1;0)*[.$O18]" office:value-type="float" office:value="0" calcext:value-type="float">
            <text:p/>
          </table:table-cell>
          <table:table-cell table:formula="of:=IF(BITAND([.$R18];BITLSHIFT(1;[.AN$2]))&gt;0;1;0)*[.$O18]" office:value-type="float" office:value="0" calcext:value-type="float">
            <text:p/>
          </table:table-cell>
          <table:table-cell table:formula="of:=IF(BITAND([.$R18];BITLSHIFT(1;[.AO$2]))&gt;0;1;0)*[.$O18]" office:value-type="float" office:value="0" calcext:value-type="float">
            <text:p/>
          </table:table-cell>
          <table:table-cell table:formula="of:=IF(BITAND([.$R18];BITLSHIFT(1;[.AP$2]))&gt;0;1;0)*[.$O18]" office:value-type="float" office:value="0" calcext:value-type="float">
            <text:p/>
          </table:table-cell>
          <table:table-cell table:formula="of:=IF(BITAND([.$R18];BITLSHIFT(1;[.AQ$2]))&gt;0;1;0)*[.$O18]" office:value-type="float" office:value="0" calcext:value-type="float">
            <text:p/>
          </table:table-cell>
          <table:table-cell table:formula="of:=IF(BITAND([.$R18];BITLSHIFT(1;[.AR$2]))&gt;0;1;0)*[.$O18]" office:value-type="float" office:value="0" calcext:value-type="float">
            <text:p/>
          </table:table-cell>
          <table:table-cell table:formula="of:=IF(BITAND([.$R18];BITLSHIFT(1;[.AS$2]))&gt;0;1;0)*[.$O18]" office:value-type="float" office:value="0" calcext:value-type="float">
            <text:p/>
          </table:table-cell>
          <table:table-cell table:formula="of:=IF(BITAND([.$R18];BITLSHIFT(1;[.AT$2]))&gt;0;1;0)*[.$O18]" office:value-type="float" office:value="0" calcext:value-type="float">
            <text:p/>
          </table:table-cell>
          <table:table-cell table:formula="of:=IF(BITAND([.$R18];BITLSHIFT(1;[.AU$2]))&gt;0;1;0)*[.$O18]" office:value-type="float" office:value="0" calcext:value-type="float">
            <text:p/>
          </table:table-cell>
          <table:table-cell table:formula="of:=IF(BITAND([.$R18];BITLSHIFT(1;[.AV$2]))&gt;0;1;0)*[.$O18]" office:value-type="float" office:value="0" calcext:value-type="float">
            <text:p/>
          </table:table-cell>
          <table:table-cell table:formula="of:=IF(BITAND([.$R18];BITLSHIFT(1;[.AW$2]))&gt;0;1;0)*[.$O18]" office:value-type="float" office:value="0" calcext:value-type="float">
            <text:p/>
          </table:table-cell>
          <table:table-cell table:formula="of:=IF(BITAND([.$R18];BITLSHIFT(1;[.AX$2]))&gt;0;1;0)*[.$O18]" office:value-type="float" office:value="0" calcext:value-type="float">
            <text:p/>
          </table:table-cell>
          <table:table-cell table:formula="of:=IF(BITAND([.$Q18];BITLSHIFT(1;[.AY$2]))&gt;0;1;0)*[.$O18]" office:value-type="float" office:value="0" calcext:value-type="float">
            <text:p/>
          </table:table-cell>
          <table:table-cell table:formula="of:=IF(BITAND([.$Q18];BITLSHIFT(1;[.AZ$2]))&gt;0;1;0)*[.$O18]" office:value-type="float" office:value="0" calcext:value-type="float">
            <text:p/>
          </table:table-cell>
          <table:table-cell table:formula="of:=IF(BITAND([.$Q18];BITLSHIFT(1;[.BA$2]))&gt;0;1;0)*[.$O18]" office:value-type="float" office:value="0" calcext:value-type="float">
            <text:p/>
          </table:table-cell>
          <table:table-cell table:formula="of:=IF(BITAND([.$Q18];BITLSHIFT(1;[.BB$2]))&gt;0;1;0)*[.$O18]" office:value-type="float" office:value="0" calcext:value-type="float">
            <text:p/>
          </table:table-cell>
          <table:table-cell table:formula="of:=IF(BITAND([.$Q18];BITLSHIFT(1;[.BC$2]))&gt;0;1;0)*[.$O18]" office:value-type="float" office:value="0" calcext:value-type="float">
            <text:p/>
          </table:table-cell>
          <table:table-cell table:formula="of:=IF(BITAND([.$Q18];BITLSHIFT(1;[.BD$2]))&gt;0;1;0)*[.$O18]" office:value-type="float" office:value="0" calcext:value-type="float">
            <text:p/>
          </table:table-cell>
          <table:table-cell table:formula="of:=IF(BITAND([.$Q18];BITLSHIFT(1;[.BE$2]))&gt;0;1;0)*[.$O18]" office:value-type="float" office:value="0" calcext:value-type="float">
            <text:p/>
          </table:table-cell>
          <table:table-cell table:formula="of:=IF(BITAND([.$Q18];BITLSHIFT(1;[.BF$2]))&gt;0;1;0)*[.$O18]" office:value-type="float" office:value="0" calcext:value-type="float">
            <text:p/>
          </table:table-cell>
          <table:table-cell table:formula="of:=IF(BITAND([.$Q18];BITLSHIFT(1;[.BG$2]))&gt;0;1;0)*[.$O18]" office:value-type="float" office:value="0" calcext:value-type="float">
            <text:p/>
          </table:table-cell>
          <table:table-cell table:formula="of:=IF(BITAND([.$Q18];BITLSHIFT(1;[.BH$2]))&gt;0;1;0)*[.$O18]" office:value-type="float" office:value="0" calcext:value-type="float">
            <text:p/>
          </table:table-cell>
          <table:table-cell table:formula="of:=IF(BITAND([.$Q18];BITLSHIFT(1;[.BI$2]))&gt;0;1;0)*[.$O18]" office:value-type="float" office:value="0" calcext:value-type="float">
            <text:p/>
          </table:table-cell>
          <table:table-cell table:formula="of:=IF(BITAND([.$Q18];BITLSHIFT(1;[.BJ$2]))&gt;0;1;0)*[.$O18]" office:value-type="float" office:value="0" calcext:value-type="float">
            <text:p/>
          </table:table-cell>
          <table:table-cell table:formula="of:=IF(BITAND([.$Q18];BITLSHIFT(1;[.BK$2]))&gt;0;1;0)*[.$O18]" office:value-type="float" office:value="0" calcext:value-type="float">
            <text:p/>
          </table:table-cell>
          <table:table-cell table:formula="of:=IF(BITAND([.$Q18];BITLSHIFT(1;[.BL$2]))&gt;0;1;0)*[.$O18]" office:value-type="float" office:value="0" calcext:value-type="float">
            <text:p/>
          </table:table-cell>
          <table:table-cell table:formula="of:=IF(BITAND([.$Q18];BITLSHIFT(1;[.BM$2]))&gt;0;1;0)*[.$O18]" office:value-type="float" office:value="0" calcext:value-type="float">
            <text:p/>
          </table:table-cell>
          <table:table-cell table:formula="of:=IF(BITAND([.$Q18];BITLSHIFT(1;[.BN$2]))&gt;0;1;0)*[.$O18]" office:value-type="float" office:value="0" calcext:value-type="float">
            <text:p/>
          </table:table-cell>
          <table:table-cell table:formula="of:=IF(BITAND([.$Q18];BITLSHIFT(1;[.BO$2]))&gt;0;1;0)*[.$O18]" office:value-type="float" office:value="0" calcext:value-type="float">
            <text:p/>
          </table:table-cell>
          <table:table-cell table:formula="of:=IF(BITAND([.$Q18];BITLSHIFT(1;[.BP$2]))&gt;0;1;0)*[.$O18]" office:value-type="float" office:value="0" calcext:value-type="float">
            <text:p/>
          </table:table-cell>
          <table:table-cell table:formula="of:=IF(BITAND([.$Q18];BITLSHIFT(1;[.BQ$2]))&gt;0;1;0)*[.$O18]" office:value-type="float" office:value="0" calcext:value-type="float">
            <text:p/>
          </table:table-cell>
          <table:table-cell table:formula="of:=IF(BITAND([.$Q18];BITLSHIFT(1;[.BR$2]))&gt;0;1;0)*[.$O18]" office:value-type="float" office:value="0" calcext:value-type="float">
            <text:p/>
          </table:table-cell>
          <table:table-cell table:formula="of:=IF(BITAND([.$Q18];BITLSHIFT(1;[.BS$2]))&gt;0;1;0)*[.$O18]" office:value-type="float" office:value="0" calcext:value-type="float">
            <text:p/>
          </table:table-cell>
          <table:table-cell table:formula="of:=IF(BITAND([.$Q18];BITLSHIFT(1;[.BT$2]))&gt;0;1;0)*[.$O18]" office:value-type="float" office:value="0" calcext:value-type="float">
            <text:p/>
          </table:table-cell>
          <table:table-cell table:formula="of:=IF(BITAND([.$Q18];BITLSHIFT(1;[.BU$2]))&gt;0;1;0)*[.$O18]" office:value-type="float" office:value="0" calcext:value-type="float">
            <text:p/>
          </table:table-cell>
          <table:table-cell table:formula="of:=IF(BITAND([.$Q18];BITLSHIFT(1;[.BV$2]))&gt;0;1;0)*[.$O18]" office:value-type="float" office:value="0" calcext:value-type="float">
            <text:p/>
          </table:table-cell>
          <table:table-cell table:formula="of:=IF(BITAND([.$Q18];BITLSHIFT(1;[.BW$2]))&gt;0;1;0)*[.$O18]" office:value-type="float" office:value="0" calcext:value-type="float">
            <text:p/>
          </table:table-cell>
          <table:table-cell table:formula="of:=IF(BITAND([.$Q18];BITLSHIFT(1;[.BX$2]))&gt;0;1;0)*[.$O18]" office:value-type="float" office:value="0" calcext:value-type="float">
            <text:p/>
          </table:table-cell>
          <table:table-cell table:formula="of:=IF(BITAND([.$Q18];BITLSHIFT(1;[.BY$2]))&gt;0;1;0)*[.$O18]" office:value-type="float" office:value="0" calcext:value-type="float">
            <text:p/>
          </table:table-cell>
          <table:table-cell table:formula="of:=IF(BITAND([.$Q18];BITLSHIFT(1;[.BZ$2]))&gt;0;1;0)*[.$O18]" office:value-type="float" office:value="0" calcext:value-type="float">
            <text:p/>
          </table:table-cell>
          <table:table-cell table:formula="of:=IF(BITAND([.$Q18];BITLSHIFT(1;[.CA$2]))&gt;0;1;0)*[.$O18]" office:value-type="float" office:value="0" calcext:value-type="float">
            <text:p/>
          </table:table-cell>
          <table:table-cell table:formula="of:=IF(BITAND([.$Q18];BITLSHIFT(1;[.CB$2]))&gt;0;1;0)*[.$O18]" office:value-type="float" office:value="0" calcext:value-type="float">
            <text:p/>
          </table:table-cell>
          <table:table-cell table:formula="of:=IF(BITAND([.$Q18];BITLSHIFT(1;[.CC$2]))&gt;0;1;0)*[.$O18]" office:value-type="float" office:value="0" calcext:value-type="float">
            <text:p/>
          </table:table-cell>
          <table:table-cell table:formula="of:=IF(BITAND([.$Q18];BITLSHIFT(1;[.CD$2]))&gt;0;1;0)*[.$O1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19];10) ;16)" office:value-type="float" office:value="0" calcext:value-type="float">
            <text:p/>
          </table:table-cell>
          <table:table-cell table:formula="of:=DECIMAL(RIGHT([.N19];8) ;16)" office:value-type="float" office:value="0" calcext:value-type="float">
            <text:p/>
          </table:table-cell>
          <table:table-cell table:formula="of:=IF(BITAND([.$R19];BITLSHIFT(1;[.S$2]))&gt;0;1;0)*[.$O19]" office:value-type="float" office:value="0" calcext:value-type="float">
            <text:p/>
          </table:table-cell>
          <table:table-cell table:formula="of:=IF(BITAND([.$R19];BITLSHIFT(1;[.T$2]))&gt;0;1;0)*[.$O19]" office:value-type="float" office:value="0" calcext:value-type="float">
            <text:p/>
          </table:table-cell>
          <table:table-cell table:formula="of:=IF(BITAND([.$R19];BITLSHIFT(1;[.U$2]))&gt;0;1;0)*[.$O19]" office:value-type="float" office:value="0" calcext:value-type="float">
            <text:p/>
          </table:table-cell>
          <table:table-cell table:formula="of:=IF(BITAND([.$R19];BITLSHIFT(1;[.V$2]))&gt;0;1;0)*[.$O19]" office:value-type="float" office:value="0" calcext:value-type="float">
            <text:p/>
          </table:table-cell>
          <table:table-cell table:formula="of:=IF(BITAND([.$R19];BITLSHIFT(1;[.W$2]))&gt;0;1;0)*[.$O19]" office:value-type="float" office:value="0" calcext:value-type="float">
            <text:p/>
          </table:table-cell>
          <table:table-cell table:formula="of:=IF(BITAND([.$R19];BITLSHIFT(1;[.X$2]))&gt;0;1;0)*[.$O19]" office:value-type="float" office:value="0" calcext:value-type="float">
            <text:p/>
          </table:table-cell>
          <table:table-cell table:formula="of:=IF(BITAND([.$R19];BITLSHIFT(1;[.Y$2]))&gt;0;1;0)*[.$O19]" office:value-type="float" office:value="0" calcext:value-type="float">
            <text:p/>
          </table:table-cell>
          <table:table-cell table:formula="of:=IF(BITAND([.$R19];BITLSHIFT(1;[.Z$2]))&gt;0;1;0)*[.$O19]" office:value-type="float" office:value="0" calcext:value-type="float">
            <text:p/>
          </table:table-cell>
          <table:table-cell table:formula="of:=IF(BITAND([.$R19];BITLSHIFT(1;[.AA$2]))&gt;0;1;0)*[.$O19]" office:value-type="float" office:value="0" calcext:value-type="float">
            <text:p/>
          </table:table-cell>
          <table:table-cell table:formula="of:=IF(BITAND([.$R19];BITLSHIFT(1;[.AB$2]))&gt;0;1;0)*[.$O19]" office:value-type="float" office:value="0" calcext:value-type="float">
            <text:p/>
          </table:table-cell>
          <table:table-cell table:formula="of:=IF(BITAND([.$R19];BITLSHIFT(1;[.AC$2]))&gt;0;1;0)*[.$O19]" office:value-type="float" office:value="0" calcext:value-type="float">
            <text:p/>
          </table:table-cell>
          <table:table-cell table:formula="of:=IF(BITAND([.$R19];BITLSHIFT(1;[.AD$2]))&gt;0;1;0)*[.$O19]" office:value-type="float" office:value="0" calcext:value-type="float">
            <text:p/>
          </table:table-cell>
          <table:table-cell table:formula="of:=IF(BITAND([.$R19];BITLSHIFT(1;[.AE$2]))&gt;0;1;0)*[.$O19]" office:value-type="float" office:value="0" calcext:value-type="float">
            <text:p/>
          </table:table-cell>
          <table:table-cell table:formula="of:=IF(BITAND([.$R19];BITLSHIFT(1;[.AF$2]))&gt;0;1;0)*[.$O19]" office:value-type="float" office:value="0" calcext:value-type="float">
            <text:p/>
          </table:table-cell>
          <table:table-cell table:formula="of:=IF(BITAND([.$R19];BITLSHIFT(1;[.AG$2]))&gt;0;1;0)*[.$O19]" office:value-type="float" office:value="0" calcext:value-type="float">
            <text:p/>
          </table:table-cell>
          <table:table-cell table:formula="of:=IF(BITAND([.$R19];BITLSHIFT(1;[.AH$2]))&gt;0;1;0)*[.$O19]" office:value-type="float" office:value="0" calcext:value-type="float">
            <text:p/>
          </table:table-cell>
          <table:table-cell table:formula="of:=IF(BITAND([.$R19];BITLSHIFT(1;[.AI$2]))&gt;0;1;0)*[.$O19]" office:value-type="float" office:value="0" calcext:value-type="float">
            <text:p/>
          </table:table-cell>
          <table:table-cell table:formula="of:=IF(BITAND([.$R19];BITLSHIFT(1;[.AJ$2]))&gt;0;1;0)*[.$O19]" office:value-type="float" office:value="0" calcext:value-type="float">
            <text:p/>
          </table:table-cell>
          <table:table-cell table:formula="of:=IF(BITAND([.$R19];BITLSHIFT(1;[.AK$2]))&gt;0;1;0)*[.$O19]" office:value-type="float" office:value="0" calcext:value-type="float">
            <text:p/>
          </table:table-cell>
          <table:table-cell table:formula="of:=IF(BITAND([.$R19];BITLSHIFT(1;[.AL$2]))&gt;0;1;0)*[.$O19]" office:value-type="float" office:value="0" calcext:value-type="float">
            <text:p/>
          </table:table-cell>
          <table:table-cell table:formula="of:=IF(BITAND([.$R19];BITLSHIFT(1;[.AM$2]))&gt;0;1;0)*[.$O19]" office:value-type="float" office:value="0" calcext:value-type="float">
            <text:p/>
          </table:table-cell>
          <table:table-cell table:formula="of:=IF(BITAND([.$R19];BITLSHIFT(1;[.AN$2]))&gt;0;1;0)*[.$O19]" office:value-type="float" office:value="0" calcext:value-type="float">
            <text:p/>
          </table:table-cell>
          <table:table-cell table:formula="of:=IF(BITAND([.$R19];BITLSHIFT(1;[.AO$2]))&gt;0;1;0)*[.$O19]" office:value-type="float" office:value="0" calcext:value-type="float">
            <text:p/>
          </table:table-cell>
          <table:table-cell table:formula="of:=IF(BITAND([.$R19];BITLSHIFT(1;[.AP$2]))&gt;0;1;0)*[.$O19]" office:value-type="float" office:value="0" calcext:value-type="float">
            <text:p/>
          </table:table-cell>
          <table:table-cell table:formula="of:=IF(BITAND([.$R19];BITLSHIFT(1;[.AQ$2]))&gt;0;1;0)*[.$O19]" office:value-type="float" office:value="0" calcext:value-type="float">
            <text:p/>
          </table:table-cell>
          <table:table-cell table:formula="of:=IF(BITAND([.$R19];BITLSHIFT(1;[.AR$2]))&gt;0;1;0)*[.$O19]" office:value-type="float" office:value="0" calcext:value-type="float">
            <text:p/>
          </table:table-cell>
          <table:table-cell table:formula="of:=IF(BITAND([.$R19];BITLSHIFT(1;[.AS$2]))&gt;0;1;0)*[.$O19]" office:value-type="float" office:value="0" calcext:value-type="float">
            <text:p/>
          </table:table-cell>
          <table:table-cell table:formula="of:=IF(BITAND([.$R19];BITLSHIFT(1;[.AT$2]))&gt;0;1;0)*[.$O19]" office:value-type="float" office:value="0" calcext:value-type="float">
            <text:p/>
          </table:table-cell>
          <table:table-cell table:formula="of:=IF(BITAND([.$R19];BITLSHIFT(1;[.AU$2]))&gt;0;1;0)*[.$O19]" office:value-type="float" office:value="0" calcext:value-type="float">
            <text:p/>
          </table:table-cell>
          <table:table-cell table:formula="of:=IF(BITAND([.$R19];BITLSHIFT(1;[.AV$2]))&gt;0;1;0)*[.$O19]" office:value-type="float" office:value="0" calcext:value-type="float">
            <text:p/>
          </table:table-cell>
          <table:table-cell table:formula="of:=IF(BITAND([.$R19];BITLSHIFT(1;[.AW$2]))&gt;0;1;0)*[.$O19]" office:value-type="float" office:value="0" calcext:value-type="float">
            <text:p/>
          </table:table-cell>
          <table:table-cell table:formula="of:=IF(BITAND([.$R19];BITLSHIFT(1;[.AX$2]))&gt;0;1;0)*[.$O19]" office:value-type="float" office:value="0" calcext:value-type="float">
            <text:p/>
          </table:table-cell>
          <table:table-cell table:formula="of:=IF(BITAND([.$Q19];BITLSHIFT(1;[.AY$2]))&gt;0;1;0)*[.$O19]" office:value-type="float" office:value="0" calcext:value-type="float">
            <text:p/>
          </table:table-cell>
          <table:table-cell table:formula="of:=IF(BITAND([.$Q19];BITLSHIFT(1;[.AZ$2]))&gt;0;1;0)*[.$O19]" office:value-type="float" office:value="0" calcext:value-type="float">
            <text:p/>
          </table:table-cell>
          <table:table-cell table:formula="of:=IF(BITAND([.$Q19];BITLSHIFT(1;[.BA$2]))&gt;0;1;0)*[.$O19]" office:value-type="float" office:value="0" calcext:value-type="float">
            <text:p/>
          </table:table-cell>
          <table:table-cell table:formula="of:=IF(BITAND([.$Q19];BITLSHIFT(1;[.BB$2]))&gt;0;1;0)*[.$O19]" office:value-type="float" office:value="0" calcext:value-type="float">
            <text:p/>
          </table:table-cell>
          <table:table-cell table:formula="of:=IF(BITAND([.$Q19];BITLSHIFT(1;[.BC$2]))&gt;0;1;0)*[.$O19]" office:value-type="float" office:value="0" calcext:value-type="float">
            <text:p/>
          </table:table-cell>
          <table:table-cell table:formula="of:=IF(BITAND([.$Q19];BITLSHIFT(1;[.BD$2]))&gt;0;1;0)*[.$O19]" office:value-type="float" office:value="0" calcext:value-type="float">
            <text:p/>
          </table:table-cell>
          <table:table-cell table:formula="of:=IF(BITAND([.$Q19];BITLSHIFT(1;[.BE$2]))&gt;0;1;0)*[.$O19]" office:value-type="float" office:value="0" calcext:value-type="float">
            <text:p/>
          </table:table-cell>
          <table:table-cell table:formula="of:=IF(BITAND([.$Q19];BITLSHIFT(1;[.BF$2]))&gt;0;1;0)*[.$O19]" office:value-type="float" office:value="0" calcext:value-type="float">
            <text:p/>
          </table:table-cell>
          <table:table-cell table:formula="of:=IF(BITAND([.$Q19];BITLSHIFT(1;[.BG$2]))&gt;0;1;0)*[.$O19]" office:value-type="float" office:value="0" calcext:value-type="float">
            <text:p/>
          </table:table-cell>
          <table:table-cell table:formula="of:=IF(BITAND([.$Q19];BITLSHIFT(1;[.BH$2]))&gt;0;1;0)*[.$O19]" office:value-type="float" office:value="0" calcext:value-type="float">
            <text:p/>
          </table:table-cell>
          <table:table-cell table:formula="of:=IF(BITAND([.$Q19];BITLSHIFT(1;[.BI$2]))&gt;0;1;0)*[.$O19]" office:value-type="float" office:value="0" calcext:value-type="float">
            <text:p/>
          </table:table-cell>
          <table:table-cell table:formula="of:=IF(BITAND([.$Q19];BITLSHIFT(1;[.BJ$2]))&gt;0;1;0)*[.$O19]" office:value-type="float" office:value="0" calcext:value-type="float">
            <text:p/>
          </table:table-cell>
          <table:table-cell table:formula="of:=IF(BITAND([.$Q19];BITLSHIFT(1;[.BK$2]))&gt;0;1;0)*[.$O19]" office:value-type="float" office:value="0" calcext:value-type="float">
            <text:p/>
          </table:table-cell>
          <table:table-cell table:formula="of:=IF(BITAND([.$Q19];BITLSHIFT(1;[.BL$2]))&gt;0;1;0)*[.$O19]" office:value-type="float" office:value="0" calcext:value-type="float">
            <text:p/>
          </table:table-cell>
          <table:table-cell table:formula="of:=IF(BITAND([.$Q19];BITLSHIFT(1;[.BM$2]))&gt;0;1;0)*[.$O19]" office:value-type="float" office:value="0" calcext:value-type="float">
            <text:p/>
          </table:table-cell>
          <table:table-cell table:formula="of:=IF(BITAND([.$Q19];BITLSHIFT(1;[.BN$2]))&gt;0;1;0)*[.$O19]" office:value-type="float" office:value="0" calcext:value-type="float">
            <text:p/>
          </table:table-cell>
          <table:table-cell table:formula="of:=IF(BITAND([.$Q19];BITLSHIFT(1;[.BO$2]))&gt;0;1;0)*[.$O19]" office:value-type="float" office:value="0" calcext:value-type="float">
            <text:p/>
          </table:table-cell>
          <table:table-cell table:formula="of:=IF(BITAND([.$Q19];BITLSHIFT(1;[.BP$2]))&gt;0;1;0)*[.$O19]" office:value-type="float" office:value="0" calcext:value-type="float">
            <text:p/>
          </table:table-cell>
          <table:table-cell table:formula="of:=IF(BITAND([.$Q19];BITLSHIFT(1;[.BQ$2]))&gt;0;1;0)*[.$O19]" office:value-type="float" office:value="0" calcext:value-type="float">
            <text:p/>
          </table:table-cell>
          <table:table-cell table:formula="of:=IF(BITAND([.$Q19];BITLSHIFT(1;[.BR$2]))&gt;0;1;0)*[.$O19]" office:value-type="float" office:value="0" calcext:value-type="float">
            <text:p/>
          </table:table-cell>
          <table:table-cell table:formula="of:=IF(BITAND([.$Q19];BITLSHIFT(1;[.BS$2]))&gt;0;1;0)*[.$O19]" office:value-type="float" office:value="0" calcext:value-type="float">
            <text:p/>
          </table:table-cell>
          <table:table-cell table:formula="of:=IF(BITAND([.$Q19];BITLSHIFT(1;[.BT$2]))&gt;0;1;0)*[.$O19]" office:value-type="float" office:value="0" calcext:value-type="float">
            <text:p/>
          </table:table-cell>
          <table:table-cell table:formula="of:=IF(BITAND([.$Q19];BITLSHIFT(1;[.BU$2]))&gt;0;1;0)*[.$O19]" office:value-type="float" office:value="0" calcext:value-type="float">
            <text:p/>
          </table:table-cell>
          <table:table-cell table:formula="of:=IF(BITAND([.$Q19];BITLSHIFT(1;[.BV$2]))&gt;0;1;0)*[.$O19]" office:value-type="float" office:value="0" calcext:value-type="float">
            <text:p/>
          </table:table-cell>
          <table:table-cell table:formula="of:=IF(BITAND([.$Q19];BITLSHIFT(1;[.BW$2]))&gt;0;1;0)*[.$O19]" office:value-type="float" office:value="0" calcext:value-type="float">
            <text:p/>
          </table:table-cell>
          <table:table-cell table:formula="of:=IF(BITAND([.$Q19];BITLSHIFT(1;[.BX$2]))&gt;0;1;0)*[.$O19]" office:value-type="float" office:value="0" calcext:value-type="float">
            <text:p/>
          </table:table-cell>
          <table:table-cell table:formula="of:=IF(BITAND([.$Q19];BITLSHIFT(1;[.BY$2]))&gt;0;1;0)*[.$O19]" office:value-type="float" office:value="0" calcext:value-type="float">
            <text:p/>
          </table:table-cell>
          <table:table-cell table:formula="of:=IF(BITAND([.$Q19];BITLSHIFT(1;[.BZ$2]))&gt;0;1;0)*[.$O19]" office:value-type="float" office:value="0" calcext:value-type="float">
            <text:p/>
          </table:table-cell>
          <table:table-cell table:formula="of:=IF(BITAND([.$Q19];BITLSHIFT(1;[.CA$2]))&gt;0;1;0)*[.$O19]" office:value-type="float" office:value="0" calcext:value-type="float">
            <text:p/>
          </table:table-cell>
          <table:table-cell table:formula="of:=IF(BITAND([.$Q19];BITLSHIFT(1;[.CB$2]))&gt;0;1;0)*[.$O19]" office:value-type="float" office:value="0" calcext:value-type="float">
            <text:p/>
          </table:table-cell>
          <table:table-cell table:formula="of:=IF(BITAND([.$Q19];BITLSHIFT(1;[.CC$2]))&gt;0;1;0)*[.$O19]" office:value-type="float" office:value="0" calcext:value-type="float">
            <text:p/>
          </table:table-cell>
          <table:table-cell table:formula="of:=IF(BITAND([.$Q19];BITLSHIFT(1;[.CD$2]))&gt;0;1;0)*[.$O1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0];10) ;16)" office:value-type="float" office:value="0" calcext:value-type="float">
            <text:p/>
          </table:table-cell>
          <table:table-cell table:formula="of:=DECIMAL(RIGHT([.N20];8) ;16)" office:value-type="float" office:value="0" calcext:value-type="float">
            <text:p/>
          </table:table-cell>
          <table:table-cell table:formula="of:=IF(BITAND([.$R20];BITLSHIFT(1;[.S$2]))&gt;0;1;0)*[.$O20]" office:value-type="float" office:value="0" calcext:value-type="float">
            <text:p/>
          </table:table-cell>
          <table:table-cell table:formula="of:=IF(BITAND([.$R20];BITLSHIFT(1;[.T$2]))&gt;0;1;0)*[.$O20]" office:value-type="float" office:value="0" calcext:value-type="float">
            <text:p/>
          </table:table-cell>
          <table:table-cell table:formula="of:=IF(BITAND([.$R20];BITLSHIFT(1;[.U$2]))&gt;0;1;0)*[.$O20]" office:value-type="float" office:value="0" calcext:value-type="float">
            <text:p/>
          </table:table-cell>
          <table:table-cell table:formula="of:=IF(BITAND([.$R20];BITLSHIFT(1;[.V$2]))&gt;0;1;0)*[.$O20]" office:value-type="float" office:value="0" calcext:value-type="float">
            <text:p/>
          </table:table-cell>
          <table:table-cell table:formula="of:=IF(BITAND([.$R20];BITLSHIFT(1;[.W$2]))&gt;0;1;0)*[.$O20]" office:value-type="float" office:value="0" calcext:value-type="float">
            <text:p/>
          </table:table-cell>
          <table:table-cell table:formula="of:=IF(BITAND([.$R20];BITLSHIFT(1;[.X$2]))&gt;0;1;0)*[.$O20]" office:value-type="float" office:value="0" calcext:value-type="float">
            <text:p/>
          </table:table-cell>
          <table:table-cell table:formula="of:=IF(BITAND([.$R20];BITLSHIFT(1;[.Y$2]))&gt;0;1;0)*[.$O20]" office:value-type="float" office:value="0" calcext:value-type="float">
            <text:p/>
          </table:table-cell>
          <table:table-cell table:formula="of:=IF(BITAND([.$R20];BITLSHIFT(1;[.Z$2]))&gt;0;1;0)*[.$O20]" office:value-type="float" office:value="0" calcext:value-type="float">
            <text:p/>
          </table:table-cell>
          <table:table-cell table:formula="of:=IF(BITAND([.$R20];BITLSHIFT(1;[.AA$2]))&gt;0;1;0)*[.$O20]" office:value-type="float" office:value="0" calcext:value-type="float">
            <text:p/>
          </table:table-cell>
          <table:table-cell table:formula="of:=IF(BITAND([.$R20];BITLSHIFT(1;[.AB$2]))&gt;0;1;0)*[.$O20]" office:value-type="float" office:value="0" calcext:value-type="float">
            <text:p/>
          </table:table-cell>
          <table:table-cell table:formula="of:=IF(BITAND([.$R20];BITLSHIFT(1;[.AC$2]))&gt;0;1;0)*[.$O20]" office:value-type="float" office:value="0" calcext:value-type="float">
            <text:p/>
          </table:table-cell>
          <table:table-cell table:formula="of:=IF(BITAND([.$R20];BITLSHIFT(1;[.AD$2]))&gt;0;1;0)*[.$O20]" office:value-type="float" office:value="0" calcext:value-type="float">
            <text:p/>
          </table:table-cell>
          <table:table-cell table:formula="of:=IF(BITAND([.$R20];BITLSHIFT(1;[.AE$2]))&gt;0;1;0)*[.$O20]" office:value-type="float" office:value="0" calcext:value-type="float">
            <text:p/>
          </table:table-cell>
          <table:table-cell table:formula="of:=IF(BITAND([.$R20];BITLSHIFT(1;[.AF$2]))&gt;0;1;0)*[.$O20]" office:value-type="float" office:value="0" calcext:value-type="float">
            <text:p/>
          </table:table-cell>
          <table:table-cell table:formula="of:=IF(BITAND([.$R20];BITLSHIFT(1;[.AG$2]))&gt;0;1;0)*[.$O20]" office:value-type="float" office:value="0" calcext:value-type="float">
            <text:p/>
          </table:table-cell>
          <table:table-cell table:formula="of:=IF(BITAND([.$R20];BITLSHIFT(1;[.AH$2]))&gt;0;1;0)*[.$O20]" office:value-type="float" office:value="0" calcext:value-type="float">
            <text:p/>
          </table:table-cell>
          <table:table-cell table:formula="of:=IF(BITAND([.$R20];BITLSHIFT(1;[.AI$2]))&gt;0;1;0)*[.$O20]" office:value-type="float" office:value="0" calcext:value-type="float">
            <text:p/>
          </table:table-cell>
          <table:table-cell table:formula="of:=IF(BITAND([.$R20];BITLSHIFT(1;[.AJ$2]))&gt;0;1;0)*[.$O20]" office:value-type="float" office:value="0" calcext:value-type="float">
            <text:p/>
          </table:table-cell>
          <table:table-cell table:formula="of:=IF(BITAND([.$R20];BITLSHIFT(1;[.AK$2]))&gt;0;1;0)*[.$O20]" office:value-type="float" office:value="0" calcext:value-type="float">
            <text:p/>
          </table:table-cell>
          <table:table-cell table:formula="of:=IF(BITAND([.$R20];BITLSHIFT(1;[.AL$2]))&gt;0;1;0)*[.$O20]" office:value-type="float" office:value="0" calcext:value-type="float">
            <text:p/>
          </table:table-cell>
          <table:table-cell table:formula="of:=IF(BITAND([.$R20];BITLSHIFT(1;[.AM$2]))&gt;0;1;0)*[.$O20]" office:value-type="float" office:value="0" calcext:value-type="float">
            <text:p/>
          </table:table-cell>
          <table:table-cell table:formula="of:=IF(BITAND([.$R20];BITLSHIFT(1;[.AN$2]))&gt;0;1;0)*[.$O20]" office:value-type="float" office:value="0" calcext:value-type="float">
            <text:p/>
          </table:table-cell>
          <table:table-cell table:formula="of:=IF(BITAND([.$R20];BITLSHIFT(1;[.AO$2]))&gt;0;1;0)*[.$O20]" office:value-type="float" office:value="0" calcext:value-type="float">
            <text:p/>
          </table:table-cell>
          <table:table-cell table:formula="of:=IF(BITAND([.$R20];BITLSHIFT(1;[.AP$2]))&gt;0;1;0)*[.$O20]" office:value-type="float" office:value="0" calcext:value-type="float">
            <text:p/>
          </table:table-cell>
          <table:table-cell table:formula="of:=IF(BITAND([.$R20];BITLSHIFT(1;[.AQ$2]))&gt;0;1;0)*[.$O20]" office:value-type="float" office:value="0" calcext:value-type="float">
            <text:p/>
          </table:table-cell>
          <table:table-cell table:formula="of:=IF(BITAND([.$R20];BITLSHIFT(1;[.AR$2]))&gt;0;1;0)*[.$O20]" office:value-type="float" office:value="0" calcext:value-type="float">
            <text:p/>
          </table:table-cell>
          <table:table-cell table:formula="of:=IF(BITAND([.$R20];BITLSHIFT(1;[.AS$2]))&gt;0;1;0)*[.$O20]" office:value-type="float" office:value="0" calcext:value-type="float">
            <text:p/>
          </table:table-cell>
          <table:table-cell table:formula="of:=IF(BITAND([.$R20];BITLSHIFT(1;[.AT$2]))&gt;0;1;0)*[.$O20]" office:value-type="float" office:value="0" calcext:value-type="float">
            <text:p/>
          </table:table-cell>
          <table:table-cell table:formula="of:=IF(BITAND([.$R20];BITLSHIFT(1;[.AU$2]))&gt;0;1;0)*[.$O20]" office:value-type="float" office:value="0" calcext:value-type="float">
            <text:p/>
          </table:table-cell>
          <table:table-cell table:formula="of:=IF(BITAND([.$R20];BITLSHIFT(1;[.AV$2]))&gt;0;1;0)*[.$O20]" office:value-type="float" office:value="0" calcext:value-type="float">
            <text:p/>
          </table:table-cell>
          <table:table-cell table:formula="of:=IF(BITAND([.$R20];BITLSHIFT(1;[.AW$2]))&gt;0;1;0)*[.$O20]" office:value-type="float" office:value="0" calcext:value-type="float">
            <text:p/>
          </table:table-cell>
          <table:table-cell table:formula="of:=IF(BITAND([.$R20];BITLSHIFT(1;[.AX$2]))&gt;0;1;0)*[.$O20]" office:value-type="float" office:value="0" calcext:value-type="float">
            <text:p/>
          </table:table-cell>
          <table:table-cell table:formula="of:=IF(BITAND([.$Q20];BITLSHIFT(1;[.AY$2]))&gt;0;1;0)*[.$O20]" office:value-type="float" office:value="0" calcext:value-type="float">
            <text:p/>
          </table:table-cell>
          <table:table-cell table:formula="of:=IF(BITAND([.$Q20];BITLSHIFT(1;[.AZ$2]))&gt;0;1;0)*[.$O20]" office:value-type="float" office:value="0" calcext:value-type="float">
            <text:p/>
          </table:table-cell>
          <table:table-cell table:formula="of:=IF(BITAND([.$Q20];BITLSHIFT(1;[.BA$2]))&gt;0;1;0)*[.$O20]" office:value-type="float" office:value="0" calcext:value-type="float">
            <text:p/>
          </table:table-cell>
          <table:table-cell table:formula="of:=IF(BITAND([.$Q20];BITLSHIFT(1;[.BB$2]))&gt;0;1;0)*[.$O20]" office:value-type="float" office:value="0" calcext:value-type="float">
            <text:p/>
          </table:table-cell>
          <table:table-cell table:formula="of:=IF(BITAND([.$Q20];BITLSHIFT(1;[.BC$2]))&gt;0;1;0)*[.$O20]" office:value-type="float" office:value="0" calcext:value-type="float">
            <text:p/>
          </table:table-cell>
          <table:table-cell table:formula="of:=IF(BITAND([.$Q20];BITLSHIFT(1;[.BD$2]))&gt;0;1;0)*[.$O20]" office:value-type="float" office:value="0" calcext:value-type="float">
            <text:p/>
          </table:table-cell>
          <table:table-cell table:formula="of:=IF(BITAND([.$Q20];BITLSHIFT(1;[.BE$2]))&gt;0;1;0)*[.$O20]" office:value-type="float" office:value="0" calcext:value-type="float">
            <text:p/>
          </table:table-cell>
          <table:table-cell table:formula="of:=IF(BITAND([.$Q20];BITLSHIFT(1;[.BF$2]))&gt;0;1;0)*[.$O20]" office:value-type="float" office:value="0" calcext:value-type="float">
            <text:p/>
          </table:table-cell>
          <table:table-cell table:formula="of:=IF(BITAND([.$Q20];BITLSHIFT(1;[.BG$2]))&gt;0;1;0)*[.$O20]" office:value-type="float" office:value="0" calcext:value-type="float">
            <text:p/>
          </table:table-cell>
          <table:table-cell table:formula="of:=IF(BITAND([.$Q20];BITLSHIFT(1;[.BH$2]))&gt;0;1;0)*[.$O20]" office:value-type="float" office:value="0" calcext:value-type="float">
            <text:p/>
          </table:table-cell>
          <table:table-cell table:formula="of:=IF(BITAND([.$Q20];BITLSHIFT(1;[.BI$2]))&gt;0;1;0)*[.$O20]" office:value-type="float" office:value="0" calcext:value-type="float">
            <text:p/>
          </table:table-cell>
          <table:table-cell table:formula="of:=IF(BITAND([.$Q20];BITLSHIFT(1;[.BJ$2]))&gt;0;1;0)*[.$O20]" office:value-type="float" office:value="0" calcext:value-type="float">
            <text:p/>
          </table:table-cell>
          <table:table-cell table:formula="of:=IF(BITAND([.$Q20];BITLSHIFT(1;[.BK$2]))&gt;0;1;0)*[.$O20]" office:value-type="float" office:value="0" calcext:value-type="float">
            <text:p/>
          </table:table-cell>
          <table:table-cell table:formula="of:=IF(BITAND([.$Q20];BITLSHIFT(1;[.BL$2]))&gt;0;1;0)*[.$O20]" office:value-type="float" office:value="0" calcext:value-type="float">
            <text:p/>
          </table:table-cell>
          <table:table-cell table:formula="of:=IF(BITAND([.$Q20];BITLSHIFT(1;[.BM$2]))&gt;0;1;0)*[.$O20]" office:value-type="float" office:value="0" calcext:value-type="float">
            <text:p/>
          </table:table-cell>
          <table:table-cell table:formula="of:=IF(BITAND([.$Q20];BITLSHIFT(1;[.BN$2]))&gt;0;1;0)*[.$O20]" office:value-type="float" office:value="0" calcext:value-type="float">
            <text:p/>
          </table:table-cell>
          <table:table-cell table:formula="of:=IF(BITAND([.$Q20];BITLSHIFT(1;[.BO$2]))&gt;0;1;0)*[.$O20]" office:value-type="float" office:value="0" calcext:value-type="float">
            <text:p/>
          </table:table-cell>
          <table:table-cell table:formula="of:=IF(BITAND([.$Q20];BITLSHIFT(1;[.BP$2]))&gt;0;1;0)*[.$O20]" office:value-type="float" office:value="0" calcext:value-type="float">
            <text:p/>
          </table:table-cell>
          <table:table-cell table:formula="of:=IF(BITAND([.$Q20];BITLSHIFT(1;[.BQ$2]))&gt;0;1;0)*[.$O20]" office:value-type="float" office:value="0" calcext:value-type="float">
            <text:p/>
          </table:table-cell>
          <table:table-cell table:formula="of:=IF(BITAND([.$Q20];BITLSHIFT(1;[.BR$2]))&gt;0;1;0)*[.$O20]" office:value-type="float" office:value="0" calcext:value-type="float">
            <text:p/>
          </table:table-cell>
          <table:table-cell table:formula="of:=IF(BITAND([.$Q20];BITLSHIFT(1;[.BS$2]))&gt;0;1;0)*[.$O20]" office:value-type="float" office:value="0" calcext:value-type="float">
            <text:p/>
          </table:table-cell>
          <table:table-cell table:formula="of:=IF(BITAND([.$Q20];BITLSHIFT(1;[.BT$2]))&gt;0;1;0)*[.$O20]" office:value-type="float" office:value="0" calcext:value-type="float">
            <text:p/>
          </table:table-cell>
          <table:table-cell table:formula="of:=IF(BITAND([.$Q20];BITLSHIFT(1;[.BU$2]))&gt;0;1;0)*[.$O20]" office:value-type="float" office:value="0" calcext:value-type="float">
            <text:p/>
          </table:table-cell>
          <table:table-cell table:formula="of:=IF(BITAND([.$Q20];BITLSHIFT(1;[.BV$2]))&gt;0;1;0)*[.$O20]" office:value-type="float" office:value="0" calcext:value-type="float">
            <text:p/>
          </table:table-cell>
          <table:table-cell table:formula="of:=IF(BITAND([.$Q20];BITLSHIFT(1;[.BW$2]))&gt;0;1;0)*[.$O20]" office:value-type="float" office:value="0" calcext:value-type="float">
            <text:p/>
          </table:table-cell>
          <table:table-cell table:formula="of:=IF(BITAND([.$Q20];BITLSHIFT(1;[.BX$2]))&gt;0;1;0)*[.$O20]" office:value-type="float" office:value="0" calcext:value-type="float">
            <text:p/>
          </table:table-cell>
          <table:table-cell table:formula="of:=IF(BITAND([.$Q20];BITLSHIFT(1;[.BY$2]))&gt;0;1;0)*[.$O20]" office:value-type="float" office:value="0" calcext:value-type="float">
            <text:p/>
          </table:table-cell>
          <table:table-cell table:formula="of:=IF(BITAND([.$Q20];BITLSHIFT(1;[.BZ$2]))&gt;0;1;0)*[.$O20]" office:value-type="float" office:value="0" calcext:value-type="float">
            <text:p/>
          </table:table-cell>
          <table:table-cell table:formula="of:=IF(BITAND([.$Q20];BITLSHIFT(1;[.CA$2]))&gt;0;1;0)*[.$O20]" office:value-type="float" office:value="0" calcext:value-type="float">
            <text:p/>
          </table:table-cell>
          <table:table-cell table:formula="of:=IF(BITAND([.$Q20];BITLSHIFT(1;[.CB$2]))&gt;0;1;0)*[.$O20]" office:value-type="float" office:value="0" calcext:value-type="float">
            <text:p/>
          </table:table-cell>
          <table:table-cell table:formula="of:=IF(BITAND([.$Q20];BITLSHIFT(1;[.CC$2]))&gt;0;1;0)*[.$O20]" office:value-type="float" office:value="0" calcext:value-type="float">
            <text:p/>
          </table:table-cell>
          <table:table-cell table:formula="of:=IF(BITAND([.$Q20];BITLSHIFT(1;[.CD$2]))&gt;0;1;0)*[.$O2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1];10) ;16)" office:value-type="float" office:value="0" calcext:value-type="float">
            <text:p/>
          </table:table-cell>
          <table:table-cell table:formula="of:=DECIMAL(RIGHT([.N21];8) ;16)" office:value-type="float" office:value="0" calcext:value-type="float">
            <text:p/>
          </table:table-cell>
          <table:table-cell table:formula="of:=IF(BITAND([.$R21];BITLSHIFT(1;[.S$2]))&gt;0;1;0)*[.$O21]" office:value-type="float" office:value="0" calcext:value-type="float">
            <text:p/>
          </table:table-cell>
          <table:table-cell table:formula="of:=IF(BITAND([.$R21];BITLSHIFT(1;[.T$2]))&gt;0;1;0)*[.$O21]" office:value-type="float" office:value="0" calcext:value-type="float">
            <text:p/>
          </table:table-cell>
          <table:table-cell table:formula="of:=IF(BITAND([.$R21];BITLSHIFT(1;[.U$2]))&gt;0;1;0)*[.$O21]" office:value-type="float" office:value="0" calcext:value-type="float">
            <text:p/>
          </table:table-cell>
          <table:table-cell table:formula="of:=IF(BITAND([.$R21];BITLSHIFT(1;[.V$2]))&gt;0;1;0)*[.$O21]" office:value-type="float" office:value="0" calcext:value-type="float">
            <text:p/>
          </table:table-cell>
          <table:table-cell table:formula="of:=IF(BITAND([.$R21];BITLSHIFT(1;[.W$2]))&gt;0;1;0)*[.$O21]" office:value-type="float" office:value="0" calcext:value-type="float">
            <text:p/>
          </table:table-cell>
          <table:table-cell table:formula="of:=IF(BITAND([.$R21];BITLSHIFT(1;[.X$2]))&gt;0;1;0)*[.$O21]" office:value-type="float" office:value="0" calcext:value-type="float">
            <text:p/>
          </table:table-cell>
          <table:table-cell table:formula="of:=IF(BITAND([.$R21];BITLSHIFT(1;[.Y$2]))&gt;0;1;0)*[.$O21]" office:value-type="float" office:value="0" calcext:value-type="float">
            <text:p/>
          </table:table-cell>
          <table:table-cell table:formula="of:=IF(BITAND([.$R21];BITLSHIFT(1;[.Z$2]))&gt;0;1;0)*[.$O21]" office:value-type="float" office:value="0" calcext:value-type="float">
            <text:p/>
          </table:table-cell>
          <table:table-cell table:formula="of:=IF(BITAND([.$R21];BITLSHIFT(1;[.AA$2]))&gt;0;1;0)*[.$O21]" office:value-type="float" office:value="0" calcext:value-type="float">
            <text:p/>
          </table:table-cell>
          <table:table-cell table:formula="of:=IF(BITAND([.$R21];BITLSHIFT(1;[.AB$2]))&gt;0;1;0)*[.$O21]" office:value-type="float" office:value="0" calcext:value-type="float">
            <text:p/>
          </table:table-cell>
          <table:table-cell table:formula="of:=IF(BITAND([.$R21];BITLSHIFT(1;[.AC$2]))&gt;0;1;0)*[.$O21]" office:value-type="float" office:value="0" calcext:value-type="float">
            <text:p/>
          </table:table-cell>
          <table:table-cell table:formula="of:=IF(BITAND([.$R21];BITLSHIFT(1;[.AD$2]))&gt;0;1;0)*[.$O21]" office:value-type="float" office:value="0" calcext:value-type="float">
            <text:p/>
          </table:table-cell>
          <table:table-cell table:formula="of:=IF(BITAND([.$R21];BITLSHIFT(1;[.AE$2]))&gt;0;1;0)*[.$O21]" office:value-type="float" office:value="0" calcext:value-type="float">
            <text:p/>
          </table:table-cell>
          <table:table-cell table:formula="of:=IF(BITAND([.$R21];BITLSHIFT(1;[.AF$2]))&gt;0;1;0)*[.$O21]" office:value-type="float" office:value="0" calcext:value-type="float">
            <text:p/>
          </table:table-cell>
          <table:table-cell table:formula="of:=IF(BITAND([.$R21];BITLSHIFT(1;[.AG$2]))&gt;0;1;0)*[.$O21]" office:value-type="float" office:value="0" calcext:value-type="float">
            <text:p/>
          </table:table-cell>
          <table:table-cell table:formula="of:=IF(BITAND([.$R21];BITLSHIFT(1;[.AH$2]))&gt;0;1;0)*[.$O21]" office:value-type="float" office:value="0" calcext:value-type="float">
            <text:p/>
          </table:table-cell>
          <table:table-cell table:formula="of:=IF(BITAND([.$R21];BITLSHIFT(1;[.AI$2]))&gt;0;1;0)*[.$O21]" office:value-type="float" office:value="0" calcext:value-type="float">
            <text:p/>
          </table:table-cell>
          <table:table-cell table:formula="of:=IF(BITAND([.$R21];BITLSHIFT(1;[.AJ$2]))&gt;0;1;0)*[.$O21]" office:value-type="float" office:value="0" calcext:value-type="float">
            <text:p/>
          </table:table-cell>
          <table:table-cell table:formula="of:=IF(BITAND([.$R21];BITLSHIFT(1;[.AK$2]))&gt;0;1;0)*[.$O21]" office:value-type="float" office:value="0" calcext:value-type="float">
            <text:p/>
          </table:table-cell>
          <table:table-cell table:formula="of:=IF(BITAND([.$R21];BITLSHIFT(1;[.AL$2]))&gt;0;1;0)*[.$O21]" office:value-type="float" office:value="0" calcext:value-type="float">
            <text:p/>
          </table:table-cell>
          <table:table-cell table:formula="of:=IF(BITAND([.$R21];BITLSHIFT(1;[.AM$2]))&gt;0;1;0)*[.$O21]" office:value-type="float" office:value="0" calcext:value-type="float">
            <text:p/>
          </table:table-cell>
          <table:table-cell table:formula="of:=IF(BITAND([.$R21];BITLSHIFT(1;[.AN$2]))&gt;0;1;0)*[.$O21]" office:value-type="float" office:value="0" calcext:value-type="float">
            <text:p/>
          </table:table-cell>
          <table:table-cell table:formula="of:=IF(BITAND([.$R21];BITLSHIFT(1;[.AO$2]))&gt;0;1;0)*[.$O21]" office:value-type="float" office:value="0" calcext:value-type="float">
            <text:p/>
          </table:table-cell>
          <table:table-cell table:formula="of:=IF(BITAND([.$R21];BITLSHIFT(1;[.AP$2]))&gt;0;1;0)*[.$O21]" office:value-type="float" office:value="0" calcext:value-type="float">
            <text:p/>
          </table:table-cell>
          <table:table-cell table:formula="of:=IF(BITAND([.$R21];BITLSHIFT(1;[.AQ$2]))&gt;0;1;0)*[.$O21]" office:value-type="float" office:value="0" calcext:value-type="float">
            <text:p/>
          </table:table-cell>
          <table:table-cell table:formula="of:=IF(BITAND([.$R21];BITLSHIFT(1;[.AR$2]))&gt;0;1;0)*[.$O21]" office:value-type="float" office:value="0" calcext:value-type="float">
            <text:p/>
          </table:table-cell>
          <table:table-cell table:formula="of:=IF(BITAND([.$R21];BITLSHIFT(1;[.AS$2]))&gt;0;1;0)*[.$O21]" office:value-type="float" office:value="0" calcext:value-type="float">
            <text:p/>
          </table:table-cell>
          <table:table-cell table:formula="of:=IF(BITAND([.$R21];BITLSHIFT(1;[.AT$2]))&gt;0;1;0)*[.$O21]" office:value-type="float" office:value="0" calcext:value-type="float">
            <text:p/>
          </table:table-cell>
          <table:table-cell table:formula="of:=IF(BITAND([.$R21];BITLSHIFT(1;[.AU$2]))&gt;0;1;0)*[.$O21]" office:value-type="float" office:value="0" calcext:value-type="float">
            <text:p/>
          </table:table-cell>
          <table:table-cell table:formula="of:=IF(BITAND([.$R21];BITLSHIFT(1;[.AV$2]))&gt;0;1;0)*[.$O21]" office:value-type="float" office:value="0" calcext:value-type="float">
            <text:p/>
          </table:table-cell>
          <table:table-cell table:formula="of:=IF(BITAND([.$R21];BITLSHIFT(1;[.AW$2]))&gt;0;1;0)*[.$O21]" office:value-type="float" office:value="0" calcext:value-type="float">
            <text:p/>
          </table:table-cell>
          <table:table-cell table:formula="of:=IF(BITAND([.$R21];BITLSHIFT(1;[.AX$2]))&gt;0;1;0)*[.$O21]" office:value-type="float" office:value="0" calcext:value-type="float">
            <text:p/>
          </table:table-cell>
          <table:table-cell table:formula="of:=IF(BITAND([.$Q21];BITLSHIFT(1;[.AY$2]))&gt;0;1;0)*[.$O21]" office:value-type="float" office:value="0" calcext:value-type="float">
            <text:p/>
          </table:table-cell>
          <table:table-cell table:formula="of:=IF(BITAND([.$Q21];BITLSHIFT(1;[.AZ$2]))&gt;0;1;0)*[.$O21]" office:value-type="float" office:value="0" calcext:value-type="float">
            <text:p/>
          </table:table-cell>
          <table:table-cell table:formula="of:=IF(BITAND([.$Q21];BITLSHIFT(1;[.BA$2]))&gt;0;1;0)*[.$O21]" office:value-type="float" office:value="0" calcext:value-type="float">
            <text:p/>
          </table:table-cell>
          <table:table-cell table:formula="of:=IF(BITAND([.$Q21];BITLSHIFT(1;[.BB$2]))&gt;0;1;0)*[.$O21]" office:value-type="float" office:value="0" calcext:value-type="float">
            <text:p/>
          </table:table-cell>
          <table:table-cell table:formula="of:=IF(BITAND([.$Q21];BITLSHIFT(1;[.BC$2]))&gt;0;1;0)*[.$O21]" office:value-type="float" office:value="0" calcext:value-type="float">
            <text:p/>
          </table:table-cell>
          <table:table-cell table:formula="of:=IF(BITAND([.$Q21];BITLSHIFT(1;[.BD$2]))&gt;0;1;0)*[.$O21]" office:value-type="float" office:value="0" calcext:value-type="float">
            <text:p/>
          </table:table-cell>
          <table:table-cell table:formula="of:=IF(BITAND([.$Q21];BITLSHIFT(1;[.BE$2]))&gt;0;1;0)*[.$O21]" office:value-type="float" office:value="0" calcext:value-type="float">
            <text:p/>
          </table:table-cell>
          <table:table-cell table:formula="of:=IF(BITAND([.$Q21];BITLSHIFT(1;[.BF$2]))&gt;0;1;0)*[.$O21]" office:value-type="float" office:value="0" calcext:value-type="float">
            <text:p/>
          </table:table-cell>
          <table:table-cell table:formula="of:=IF(BITAND([.$Q21];BITLSHIFT(1;[.BG$2]))&gt;0;1;0)*[.$O21]" office:value-type="float" office:value="0" calcext:value-type="float">
            <text:p/>
          </table:table-cell>
          <table:table-cell table:formula="of:=IF(BITAND([.$Q21];BITLSHIFT(1;[.BH$2]))&gt;0;1;0)*[.$O21]" office:value-type="float" office:value="0" calcext:value-type="float">
            <text:p/>
          </table:table-cell>
          <table:table-cell table:formula="of:=IF(BITAND([.$Q21];BITLSHIFT(1;[.BI$2]))&gt;0;1;0)*[.$O21]" office:value-type="float" office:value="0" calcext:value-type="float">
            <text:p/>
          </table:table-cell>
          <table:table-cell table:formula="of:=IF(BITAND([.$Q21];BITLSHIFT(1;[.BJ$2]))&gt;0;1;0)*[.$O21]" office:value-type="float" office:value="0" calcext:value-type="float">
            <text:p/>
          </table:table-cell>
          <table:table-cell table:formula="of:=IF(BITAND([.$Q21];BITLSHIFT(1;[.BK$2]))&gt;0;1;0)*[.$O21]" office:value-type="float" office:value="0" calcext:value-type="float">
            <text:p/>
          </table:table-cell>
          <table:table-cell table:formula="of:=IF(BITAND([.$Q21];BITLSHIFT(1;[.BL$2]))&gt;0;1;0)*[.$O21]" office:value-type="float" office:value="0" calcext:value-type="float">
            <text:p/>
          </table:table-cell>
          <table:table-cell table:formula="of:=IF(BITAND([.$Q21];BITLSHIFT(1;[.BM$2]))&gt;0;1;0)*[.$O21]" office:value-type="float" office:value="0" calcext:value-type="float">
            <text:p/>
          </table:table-cell>
          <table:table-cell table:formula="of:=IF(BITAND([.$Q21];BITLSHIFT(1;[.BN$2]))&gt;0;1;0)*[.$O21]" office:value-type="float" office:value="0" calcext:value-type="float">
            <text:p/>
          </table:table-cell>
          <table:table-cell table:formula="of:=IF(BITAND([.$Q21];BITLSHIFT(1;[.BO$2]))&gt;0;1;0)*[.$O21]" office:value-type="float" office:value="0" calcext:value-type="float">
            <text:p/>
          </table:table-cell>
          <table:table-cell table:formula="of:=IF(BITAND([.$Q21];BITLSHIFT(1;[.BP$2]))&gt;0;1;0)*[.$O21]" office:value-type="float" office:value="0" calcext:value-type="float">
            <text:p/>
          </table:table-cell>
          <table:table-cell table:formula="of:=IF(BITAND([.$Q21];BITLSHIFT(1;[.BQ$2]))&gt;0;1;0)*[.$O21]" office:value-type="float" office:value="0" calcext:value-type="float">
            <text:p/>
          </table:table-cell>
          <table:table-cell table:formula="of:=IF(BITAND([.$Q21];BITLSHIFT(1;[.BR$2]))&gt;0;1;0)*[.$O21]" office:value-type="float" office:value="0" calcext:value-type="float">
            <text:p/>
          </table:table-cell>
          <table:table-cell table:formula="of:=IF(BITAND([.$Q21];BITLSHIFT(1;[.BS$2]))&gt;0;1;0)*[.$O21]" office:value-type="float" office:value="0" calcext:value-type="float">
            <text:p/>
          </table:table-cell>
          <table:table-cell table:formula="of:=IF(BITAND([.$Q21];BITLSHIFT(1;[.BT$2]))&gt;0;1;0)*[.$O21]" office:value-type="float" office:value="0" calcext:value-type="float">
            <text:p/>
          </table:table-cell>
          <table:table-cell table:formula="of:=IF(BITAND([.$Q21];BITLSHIFT(1;[.BU$2]))&gt;0;1;0)*[.$O21]" office:value-type="float" office:value="0" calcext:value-type="float">
            <text:p/>
          </table:table-cell>
          <table:table-cell table:formula="of:=IF(BITAND([.$Q21];BITLSHIFT(1;[.BV$2]))&gt;0;1;0)*[.$O21]" office:value-type="float" office:value="0" calcext:value-type="float">
            <text:p/>
          </table:table-cell>
          <table:table-cell table:formula="of:=IF(BITAND([.$Q21];BITLSHIFT(1;[.BW$2]))&gt;0;1;0)*[.$O21]" office:value-type="float" office:value="0" calcext:value-type="float">
            <text:p/>
          </table:table-cell>
          <table:table-cell table:formula="of:=IF(BITAND([.$Q21];BITLSHIFT(1;[.BX$2]))&gt;0;1;0)*[.$O21]" office:value-type="float" office:value="0" calcext:value-type="float">
            <text:p/>
          </table:table-cell>
          <table:table-cell table:formula="of:=IF(BITAND([.$Q21];BITLSHIFT(1;[.BY$2]))&gt;0;1;0)*[.$O21]" office:value-type="float" office:value="0" calcext:value-type="float">
            <text:p/>
          </table:table-cell>
          <table:table-cell table:formula="of:=IF(BITAND([.$Q21];BITLSHIFT(1;[.BZ$2]))&gt;0;1;0)*[.$O21]" office:value-type="float" office:value="0" calcext:value-type="float">
            <text:p/>
          </table:table-cell>
          <table:table-cell table:formula="of:=IF(BITAND([.$Q21];BITLSHIFT(1;[.CA$2]))&gt;0;1;0)*[.$O21]" office:value-type="float" office:value="0" calcext:value-type="float">
            <text:p/>
          </table:table-cell>
          <table:table-cell table:formula="of:=IF(BITAND([.$Q21];BITLSHIFT(1;[.CB$2]))&gt;0;1;0)*[.$O21]" office:value-type="float" office:value="0" calcext:value-type="float">
            <text:p/>
          </table:table-cell>
          <table:table-cell table:formula="of:=IF(BITAND([.$Q21];BITLSHIFT(1;[.CC$2]))&gt;0;1;0)*[.$O21]" office:value-type="float" office:value="0" calcext:value-type="float">
            <text:p/>
          </table:table-cell>
          <table:table-cell table:formula="of:=IF(BITAND([.$Q21];BITLSHIFT(1;[.CD$2]))&gt;0;1;0)*[.$O2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2];10) ;16)" office:value-type="float" office:value="0" calcext:value-type="float">
            <text:p/>
          </table:table-cell>
          <table:table-cell table:formula="of:=DECIMAL(RIGHT([.N22];8) ;16)" office:value-type="float" office:value="0" calcext:value-type="float">
            <text:p/>
          </table:table-cell>
          <table:table-cell table:formula="of:=IF(BITAND([.$R22];BITLSHIFT(1;[.S$2]))&gt;0;1;0)*[.$O22]" office:value-type="float" office:value="0" calcext:value-type="float">
            <text:p/>
          </table:table-cell>
          <table:table-cell table:formula="of:=IF(BITAND([.$R22];BITLSHIFT(1;[.T$2]))&gt;0;1;0)*[.$O22]" office:value-type="float" office:value="0" calcext:value-type="float">
            <text:p/>
          </table:table-cell>
          <table:table-cell table:formula="of:=IF(BITAND([.$R22];BITLSHIFT(1;[.U$2]))&gt;0;1;0)*[.$O22]" office:value-type="float" office:value="0" calcext:value-type="float">
            <text:p/>
          </table:table-cell>
          <table:table-cell table:formula="of:=IF(BITAND([.$R22];BITLSHIFT(1;[.V$2]))&gt;0;1;0)*[.$O22]" office:value-type="float" office:value="0" calcext:value-type="float">
            <text:p/>
          </table:table-cell>
          <table:table-cell table:formula="of:=IF(BITAND([.$R22];BITLSHIFT(1;[.W$2]))&gt;0;1;0)*[.$O22]" office:value-type="float" office:value="0" calcext:value-type="float">
            <text:p/>
          </table:table-cell>
          <table:table-cell table:formula="of:=IF(BITAND([.$R22];BITLSHIFT(1;[.X$2]))&gt;0;1;0)*[.$O22]" office:value-type="float" office:value="0" calcext:value-type="float">
            <text:p/>
          </table:table-cell>
          <table:table-cell table:formula="of:=IF(BITAND([.$R22];BITLSHIFT(1;[.Y$2]))&gt;0;1;0)*[.$O22]" office:value-type="float" office:value="0" calcext:value-type="float">
            <text:p/>
          </table:table-cell>
          <table:table-cell table:formula="of:=IF(BITAND([.$R22];BITLSHIFT(1;[.Z$2]))&gt;0;1;0)*[.$O22]" office:value-type="float" office:value="0" calcext:value-type="float">
            <text:p/>
          </table:table-cell>
          <table:table-cell table:formula="of:=IF(BITAND([.$R22];BITLSHIFT(1;[.AA$2]))&gt;0;1;0)*[.$O22]" office:value-type="float" office:value="0" calcext:value-type="float">
            <text:p/>
          </table:table-cell>
          <table:table-cell table:formula="of:=IF(BITAND([.$R22];BITLSHIFT(1;[.AB$2]))&gt;0;1;0)*[.$O22]" office:value-type="float" office:value="0" calcext:value-type="float">
            <text:p/>
          </table:table-cell>
          <table:table-cell table:formula="of:=IF(BITAND([.$R22];BITLSHIFT(1;[.AC$2]))&gt;0;1;0)*[.$O22]" office:value-type="float" office:value="0" calcext:value-type="float">
            <text:p/>
          </table:table-cell>
          <table:table-cell table:formula="of:=IF(BITAND([.$R22];BITLSHIFT(1;[.AD$2]))&gt;0;1;0)*[.$O22]" office:value-type="float" office:value="0" calcext:value-type="float">
            <text:p/>
          </table:table-cell>
          <table:table-cell table:formula="of:=IF(BITAND([.$R22];BITLSHIFT(1;[.AE$2]))&gt;0;1;0)*[.$O22]" office:value-type="float" office:value="0" calcext:value-type="float">
            <text:p/>
          </table:table-cell>
          <table:table-cell table:formula="of:=IF(BITAND([.$R22];BITLSHIFT(1;[.AF$2]))&gt;0;1;0)*[.$O22]" office:value-type="float" office:value="0" calcext:value-type="float">
            <text:p/>
          </table:table-cell>
          <table:table-cell table:formula="of:=IF(BITAND([.$R22];BITLSHIFT(1;[.AG$2]))&gt;0;1;0)*[.$O22]" office:value-type="float" office:value="0" calcext:value-type="float">
            <text:p/>
          </table:table-cell>
          <table:table-cell table:formula="of:=IF(BITAND([.$R22];BITLSHIFT(1;[.AH$2]))&gt;0;1;0)*[.$O22]" office:value-type="float" office:value="0" calcext:value-type="float">
            <text:p/>
          </table:table-cell>
          <table:table-cell table:formula="of:=IF(BITAND([.$R22];BITLSHIFT(1;[.AI$2]))&gt;0;1;0)*[.$O22]" office:value-type="float" office:value="0" calcext:value-type="float">
            <text:p/>
          </table:table-cell>
          <table:table-cell table:formula="of:=IF(BITAND([.$R22];BITLSHIFT(1;[.AJ$2]))&gt;0;1;0)*[.$O22]" office:value-type="float" office:value="0" calcext:value-type="float">
            <text:p/>
          </table:table-cell>
          <table:table-cell table:formula="of:=IF(BITAND([.$R22];BITLSHIFT(1;[.AK$2]))&gt;0;1;0)*[.$O22]" office:value-type="float" office:value="0" calcext:value-type="float">
            <text:p/>
          </table:table-cell>
          <table:table-cell table:formula="of:=IF(BITAND([.$R22];BITLSHIFT(1;[.AL$2]))&gt;0;1;0)*[.$O22]" office:value-type="float" office:value="0" calcext:value-type="float">
            <text:p/>
          </table:table-cell>
          <table:table-cell table:formula="of:=IF(BITAND([.$R22];BITLSHIFT(1;[.AM$2]))&gt;0;1;0)*[.$O22]" office:value-type="float" office:value="0" calcext:value-type="float">
            <text:p/>
          </table:table-cell>
          <table:table-cell table:formula="of:=IF(BITAND([.$R22];BITLSHIFT(1;[.AN$2]))&gt;0;1;0)*[.$O22]" office:value-type="float" office:value="0" calcext:value-type="float">
            <text:p/>
          </table:table-cell>
          <table:table-cell table:formula="of:=IF(BITAND([.$R22];BITLSHIFT(1;[.AO$2]))&gt;0;1;0)*[.$O22]" office:value-type="float" office:value="0" calcext:value-type="float">
            <text:p/>
          </table:table-cell>
          <table:table-cell table:formula="of:=IF(BITAND([.$R22];BITLSHIFT(1;[.AP$2]))&gt;0;1;0)*[.$O22]" office:value-type="float" office:value="0" calcext:value-type="float">
            <text:p/>
          </table:table-cell>
          <table:table-cell table:formula="of:=IF(BITAND([.$R22];BITLSHIFT(1;[.AQ$2]))&gt;0;1;0)*[.$O22]" office:value-type="float" office:value="0" calcext:value-type="float">
            <text:p/>
          </table:table-cell>
          <table:table-cell table:formula="of:=IF(BITAND([.$R22];BITLSHIFT(1;[.AR$2]))&gt;0;1;0)*[.$O22]" office:value-type="float" office:value="0" calcext:value-type="float">
            <text:p/>
          </table:table-cell>
          <table:table-cell table:formula="of:=IF(BITAND([.$R22];BITLSHIFT(1;[.AS$2]))&gt;0;1;0)*[.$O22]" office:value-type="float" office:value="0" calcext:value-type="float">
            <text:p/>
          </table:table-cell>
          <table:table-cell table:formula="of:=IF(BITAND([.$R22];BITLSHIFT(1;[.AT$2]))&gt;0;1;0)*[.$O22]" office:value-type="float" office:value="0" calcext:value-type="float">
            <text:p/>
          </table:table-cell>
          <table:table-cell table:formula="of:=IF(BITAND([.$R22];BITLSHIFT(1;[.AU$2]))&gt;0;1;0)*[.$O22]" office:value-type="float" office:value="0" calcext:value-type="float">
            <text:p/>
          </table:table-cell>
          <table:table-cell table:formula="of:=IF(BITAND([.$R22];BITLSHIFT(1;[.AV$2]))&gt;0;1;0)*[.$O22]" office:value-type="float" office:value="0" calcext:value-type="float">
            <text:p/>
          </table:table-cell>
          <table:table-cell table:formula="of:=IF(BITAND([.$R22];BITLSHIFT(1;[.AW$2]))&gt;0;1;0)*[.$O22]" office:value-type="float" office:value="0" calcext:value-type="float">
            <text:p/>
          </table:table-cell>
          <table:table-cell table:formula="of:=IF(BITAND([.$R22];BITLSHIFT(1;[.AX$2]))&gt;0;1;0)*[.$O22]" office:value-type="float" office:value="0" calcext:value-type="float">
            <text:p/>
          </table:table-cell>
          <table:table-cell table:formula="of:=IF(BITAND([.$Q22];BITLSHIFT(1;[.AY$2]))&gt;0;1;0)*[.$O22]" office:value-type="float" office:value="0" calcext:value-type="float">
            <text:p/>
          </table:table-cell>
          <table:table-cell table:formula="of:=IF(BITAND([.$Q22];BITLSHIFT(1;[.AZ$2]))&gt;0;1;0)*[.$O22]" office:value-type="float" office:value="0" calcext:value-type="float">
            <text:p/>
          </table:table-cell>
          <table:table-cell table:formula="of:=IF(BITAND([.$Q22];BITLSHIFT(1;[.BA$2]))&gt;0;1;0)*[.$O22]" office:value-type="float" office:value="0" calcext:value-type="float">
            <text:p/>
          </table:table-cell>
          <table:table-cell table:formula="of:=IF(BITAND([.$Q22];BITLSHIFT(1;[.BB$2]))&gt;0;1;0)*[.$O22]" office:value-type="float" office:value="0" calcext:value-type="float">
            <text:p/>
          </table:table-cell>
          <table:table-cell table:formula="of:=IF(BITAND([.$Q22];BITLSHIFT(1;[.BC$2]))&gt;0;1;0)*[.$O22]" office:value-type="float" office:value="0" calcext:value-type="float">
            <text:p/>
          </table:table-cell>
          <table:table-cell table:formula="of:=IF(BITAND([.$Q22];BITLSHIFT(1;[.BD$2]))&gt;0;1;0)*[.$O22]" office:value-type="float" office:value="0" calcext:value-type="float">
            <text:p/>
          </table:table-cell>
          <table:table-cell table:formula="of:=IF(BITAND([.$Q22];BITLSHIFT(1;[.BE$2]))&gt;0;1;0)*[.$O22]" office:value-type="float" office:value="0" calcext:value-type="float">
            <text:p/>
          </table:table-cell>
          <table:table-cell table:formula="of:=IF(BITAND([.$Q22];BITLSHIFT(1;[.BF$2]))&gt;0;1;0)*[.$O22]" office:value-type="float" office:value="0" calcext:value-type="float">
            <text:p/>
          </table:table-cell>
          <table:table-cell table:formula="of:=IF(BITAND([.$Q22];BITLSHIFT(1;[.BG$2]))&gt;0;1;0)*[.$O22]" office:value-type="float" office:value="0" calcext:value-type="float">
            <text:p/>
          </table:table-cell>
          <table:table-cell table:formula="of:=IF(BITAND([.$Q22];BITLSHIFT(1;[.BH$2]))&gt;0;1;0)*[.$O22]" office:value-type="float" office:value="0" calcext:value-type="float">
            <text:p/>
          </table:table-cell>
          <table:table-cell table:formula="of:=IF(BITAND([.$Q22];BITLSHIFT(1;[.BI$2]))&gt;0;1;0)*[.$O22]" office:value-type="float" office:value="0" calcext:value-type="float">
            <text:p/>
          </table:table-cell>
          <table:table-cell table:formula="of:=IF(BITAND([.$Q22];BITLSHIFT(1;[.BJ$2]))&gt;0;1;0)*[.$O22]" office:value-type="float" office:value="0" calcext:value-type="float">
            <text:p/>
          </table:table-cell>
          <table:table-cell table:formula="of:=IF(BITAND([.$Q22];BITLSHIFT(1;[.BK$2]))&gt;0;1;0)*[.$O22]" office:value-type="float" office:value="0" calcext:value-type="float">
            <text:p/>
          </table:table-cell>
          <table:table-cell table:formula="of:=IF(BITAND([.$Q22];BITLSHIFT(1;[.BL$2]))&gt;0;1;0)*[.$O22]" office:value-type="float" office:value="0" calcext:value-type="float">
            <text:p/>
          </table:table-cell>
          <table:table-cell table:formula="of:=IF(BITAND([.$Q22];BITLSHIFT(1;[.BM$2]))&gt;0;1;0)*[.$O22]" office:value-type="float" office:value="0" calcext:value-type="float">
            <text:p/>
          </table:table-cell>
          <table:table-cell table:formula="of:=IF(BITAND([.$Q22];BITLSHIFT(1;[.BN$2]))&gt;0;1;0)*[.$O22]" office:value-type="float" office:value="0" calcext:value-type="float">
            <text:p/>
          </table:table-cell>
          <table:table-cell table:formula="of:=IF(BITAND([.$Q22];BITLSHIFT(1;[.BO$2]))&gt;0;1;0)*[.$O22]" office:value-type="float" office:value="0" calcext:value-type="float">
            <text:p/>
          </table:table-cell>
          <table:table-cell table:formula="of:=IF(BITAND([.$Q22];BITLSHIFT(1;[.BP$2]))&gt;0;1;0)*[.$O22]" office:value-type="float" office:value="0" calcext:value-type="float">
            <text:p/>
          </table:table-cell>
          <table:table-cell table:formula="of:=IF(BITAND([.$Q22];BITLSHIFT(1;[.BQ$2]))&gt;0;1;0)*[.$O22]" office:value-type="float" office:value="0" calcext:value-type="float">
            <text:p/>
          </table:table-cell>
          <table:table-cell table:formula="of:=IF(BITAND([.$Q22];BITLSHIFT(1;[.BR$2]))&gt;0;1;0)*[.$O22]" office:value-type="float" office:value="0" calcext:value-type="float">
            <text:p/>
          </table:table-cell>
          <table:table-cell table:formula="of:=IF(BITAND([.$Q22];BITLSHIFT(1;[.BS$2]))&gt;0;1;0)*[.$O22]" office:value-type="float" office:value="0" calcext:value-type="float">
            <text:p/>
          </table:table-cell>
          <table:table-cell table:formula="of:=IF(BITAND([.$Q22];BITLSHIFT(1;[.BT$2]))&gt;0;1;0)*[.$O22]" office:value-type="float" office:value="0" calcext:value-type="float">
            <text:p/>
          </table:table-cell>
          <table:table-cell table:formula="of:=IF(BITAND([.$Q22];BITLSHIFT(1;[.BU$2]))&gt;0;1;0)*[.$O22]" office:value-type="float" office:value="0" calcext:value-type="float">
            <text:p/>
          </table:table-cell>
          <table:table-cell table:formula="of:=IF(BITAND([.$Q22];BITLSHIFT(1;[.BV$2]))&gt;0;1;0)*[.$O22]" office:value-type="float" office:value="0" calcext:value-type="float">
            <text:p/>
          </table:table-cell>
          <table:table-cell table:formula="of:=IF(BITAND([.$Q22];BITLSHIFT(1;[.BW$2]))&gt;0;1;0)*[.$O22]" office:value-type="float" office:value="0" calcext:value-type="float">
            <text:p/>
          </table:table-cell>
          <table:table-cell table:formula="of:=IF(BITAND([.$Q22];BITLSHIFT(1;[.BX$2]))&gt;0;1;0)*[.$O22]" office:value-type="float" office:value="0" calcext:value-type="float">
            <text:p/>
          </table:table-cell>
          <table:table-cell table:formula="of:=IF(BITAND([.$Q22];BITLSHIFT(1;[.BY$2]))&gt;0;1;0)*[.$O22]" office:value-type="float" office:value="0" calcext:value-type="float">
            <text:p/>
          </table:table-cell>
          <table:table-cell table:formula="of:=IF(BITAND([.$Q22];BITLSHIFT(1;[.BZ$2]))&gt;0;1;0)*[.$O22]" office:value-type="float" office:value="0" calcext:value-type="float">
            <text:p/>
          </table:table-cell>
          <table:table-cell table:formula="of:=IF(BITAND([.$Q22];BITLSHIFT(1;[.CA$2]))&gt;0;1;0)*[.$O22]" office:value-type="float" office:value="0" calcext:value-type="float">
            <text:p/>
          </table:table-cell>
          <table:table-cell table:formula="of:=IF(BITAND([.$Q22];BITLSHIFT(1;[.CB$2]))&gt;0;1;0)*[.$O22]" office:value-type="float" office:value="0" calcext:value-type="float">
            <text:p/>
          </table:table-cell>
          <table:table-cell table:formula="of:=IF(BITAND([.$Q22];BITLSHIFT(1;[.CC$2]))&gt;0;1;0)*[.$O22]" office:value-type="float" office:value="0" calcext:value-type="float">
            <text:p/>
          </table:table-cell>
          <table:table-cell table:formula="of:=IF(BITAND([.$Q22];BITLSHIFT(1;[.CD$2]))&gt;0;1;0)*[.$O2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3];10) ;16)" office:value-type="float" office:value="0" calcext:value-type="float">
            <text:p/>
          </table:table-cell>
          <table:table-cell table:formula="of:=DECIMAL(RIGHT([.N23];8) ;16)" office:value-type="float" office:value="0" calcext:value-type="float">
            <text:p/>
          </table:table-cell>
          <table:table-cell table:formula="of:=IF(BITAND([.$R23];BITLSHIFT(1;[.S$2]))&gt;0;1;0)*[.$O23]" office:value-type="float" office:value="0" calcext:value-type="float">
            <text:p/>
          </table:table-cell>
          <table:table-cell table:formula="of:=IF(BITAND([.$R23];BITLSHIFT(1;[.T$2]))&gt;0;1;0)*[.$O23]" office:value-type="float" office:value="0" calcext:value-type="float">
            <text:p/>
          </table:table-cell>
          <table:table-cell table:formula="of:=IF(BITAND([.$R23];BITLSHIFT(1;[.U$2]))&gt;0;1;0)*[.$O23]" office:value-type="float" office:value="0" calcext:value-type="float">
            <text:p/>
          </table:table-cell>
          <table:table-cell table:formula="of:=IF(BITAND([.$R23];BITLSHIFT(1;[.V$2]))&gt;0;1;0)*[.$O23]" office:value-type="float" office:value="0" calcext:value-type="float">
            <text:p/>
          </table:table-cell>
          <table:table-cell table:formula="of:=IF(BITAND([.$R23];BITLSHIFT(1;[.W$2]))&gt;0;1;0)*[.$O23]" office:value-type="float" office:value="0" calcext:value-type="float">
            <text:p/>
          </table:table-cell>
          <table:table-cell table:formula="of:=IF(BITAND([.$R23];BITLSHIFT(1;[.X$2]))&gt;0;1;0)*[.$O23]" office:value-type="float" office:value="0" calcext:value-type="float">
            <text:p/>
          </table:table-cell>
          <table:table-cell table:formula="of:=IF(BITAND([.$R23];BITLSHIFT(1;[.Y$2]))&gt;0;1;0)*[.$O23]" office:value-type="float" office:value="0" calcext:value-type="float">
            <text:p/>
          </table:table-cell>
          <table:table-cell table:formula="of:=IF(BITAND([.$R23];BITLSHIFT(1;[.Z$2]))&gt;0;1;0)*[.$O23]" office:value-type="float" office:value="0" calcext:value-type="float">
            <text:p/>
          </table:table-cell>
          <table:table-cell table:formula="of:=IF(BITAND([.$R23];BITLSHIFT(1;[.AA$2]))&gt;0;1;0)*[.$O23]" office:value-type="float" office:value="0" calcext:value-type="float">
            <text:p/>
          </table:table-cell>
          <table:table-cell table:formula="of:=IF(BITAND([.$R23];BITLSHIFT(1;[.AB$2]))&gt;0;1;0)*[.$O23]" office:value-type="float" office:value="0" calcext:value-type="float">
            <text:p/>
          </table:table-cell>
          <table:table-cell table:formula="of:=IF(BITAND([.$R23];BITLSHIFT(1;[.AC$2]))&gt;0;1;0)*[.$O23]" office:value-type="float" office:value="0" calcext:value-type="float">
            <text:p/>
          </table:table-cell>
          <table:table-cell table:formula="of:=IF(BITAND([.$R23];BITLSHIFT(1;[.AD$2]))&gt;0;1;0)*[.$O23]" office:value-type="float" office:value="0" calcext:value-type="float">
            <text:p/>
          </table:table-cell>
          <table:table-cell table:formula="of:=IF(BITAND([.$R23];BITLSHIFT(1;[.AE$2]))&gt;0;1;0)*[.$O23]" office:value-type="float" office:value="0" calcext:value-type="float">
            <text:p/>
          </table:table-cell>
          <table:table-cell table:formula="of:=IF(BITAND([.$R23];BITLSHIFT(1;[.AF$2]))&gt;0;1;0)*[.$O23]" office:value-type="float" office:value="0" calcext:value-type="float">
            <text:p/>
          </table:table-cell>
          <table:table-cell table:formula="of:=IF(BITAND([.$R23];BITLSHIFT(1;[.AG$2]))&gt;0;1;0)*[.$O23]" office:value-type="float" office:value="0" calcext:value-type="float">
            <text:p/>
          </table:table-cell>
          <table:table-cell table:formula="of:=IF(BITAND([.$R23];BITLSHIFT(1;[.AH$2]))&gt;0;1;0)*[.$O23]" office:value-type="float" office:value="0" calcext:value-type="float">
            <text:p/>
          </table:table-cell>
          <table:table-cell table:formula="of:=IF(BITAND([.$R23];BITLSHIFT(1;[.AI$2]))&gt;0;1;0)*[.$O23]" office:value-type="float" office:value="0" calcext:value-type="float">
            <text:p/>
          </table:table-cell>
          <table:table-cell table:formula="of:=IF(BITAND([.$R23];BITLSHIFT(1;[.AJ$2]))&gt;0;1;0)*[.$O23]" office:value-type="float" office:value="0" calcext:value-type="float">
            <text:p/>
          </table:table-cell>
          <table:table-cell table:formula="of:=IF(BITAND([.$R23];BITLSHIFT(1;[.AK$2]))&gt;0;1;0)*[.$O23]" office:value-type="float" office:value="0" calcext:value-type="float">
            <text:p/>
          </table:table-cell>
          <table:table-cell table:formula="of:=IF(BITAND([.$R23];BITLSHIFT(1;[.AL$2]))&gt;0;1;0)*[.$O23]" office:value-type="float" office:value="0" calcext:value-type="float">
            <text:p/>
          </table:table-cell>
          <table:table-cell table:formula="of:=IF(BITAND([.$R23];BITLSHIFT(1;[.AM$2]))&gt;0;1;0)*[.$O23]" office:value-type="float" office:value="0" calcext:value-type="float">
            <text:p/>
          </table:table-cell>
          <table:table-cell table:formula="of:=IF(BITAND([.$R23];BITLSHIFT(1;[.AN$2]))&gt;0;1;0)*[.$O23]" office:value-type="float" office:value="0" calcext:value-type="float">
            <text:p/>
          </table:table-cell>
          <table:table-cell table:formula="of:=IF(BITAND([.$R23];BITLSHIFT(1;[.AO$2]))&gt;0;1;0)*[.$O23]" office:value-type="float" office:value="0" calcext:value-type="float">
            <text:p/>
          </table:table-cell>
          <table:table-cell table:formula="of:=IF(BITAND([.$R23];BITLSHIFT(1;[.AP$2]))&gt;0;1;0)*[.$O23]" office:value-type="float" office:value="0" calcext:value-type="float">
            <text:p/>
          </table:table-cell>
          <table:table-cell table:formula="of:=IF(BITAND([.$R23];BITLSHIFT(1;[.AQ$2]))&gt;0;1;0)*[.$O23]" office:value-type="float" office:value="0" calcext:value-type="float">
            <text:p/>
          </table:table-cell>
          <table:table-cell table:formula="of:=IF(BITAND([.$R23];BITLSHIFT(1;[.AR$2]))&gt;0;1;0)*[.$O23]" office:value-type="float" office:value="0" calcext:value-type="float">
            <text:p/>
          </table:table-cell>
          <table:table-cell table:formula="of:=IF(BITAND([.$R23];BITLSHIFT(1;[.AS$2]))&gt;0;1;0)*[.$O23]" office:value-type="float" office:value="0" calcext:value-type="float">
            <text:p/>
          </table:table-cell>
          <table:table-cell table:formula="of:=IF(BITAND([.$R23];BITLSHIFT(1;[.AT$2]))&gt;0;1;0)*[.$O23]" office:value-type="float" office:value="0" calcext:value-type="float">
            <text:p/>
          </table:table-cell>
          <table:table-cell table:formula="of:=IF(BITAND([.$R23];BITLSHIFT(1;[.AU$2]))&gt;0;1;0)*[.$O23]" office:value-type="float" office:value="0" calcext:value-type="float">
            <text:p/>
          </table:table-cell>
          <table:table-cell table:formula="of:=IF(BITAND([.$R23];BITLSHIFT(1;[.AV$2]))&gt;0;1;0)*[.$O23]" office:value-type="float" office:value="0" calcext:value-type="float">
            <text:p/>
          </table:table-cell>
          <table:table-cell table:formula="of:=IF(BITAND([.$R23];BITLSHIFT(1;[.AW$2]))&gt;0;1;0)*[.$O23]" office:value-type="float" office:value="0" calcext:value-type="float">
            <text:p/>
          </table:table-cell>
          <table:table-cell table:formula="of:=IF(BITAND([.$R23];BITLSHIFT(1;[.AX$2]))&gt;0;1;0)*[.$O23]" office:value-type="float" office:value="0" calcext:value-type="float">
            <text:p/>
          </table:table-cell>
          <table:table-cell table:formula="of:=IF(BITAND([.$Q23];BITLSHIFT(1;[.AY$2]))&gt;0;1;0)*[.$O23]" office:value-type="float" office:value="0" calcext:value-type="float">
            <text:p/>
          </table:table-cell>
          <table:table-cell table:formula="of:=IF(BITAND([.$Q23];BITLSHIFT(1;[.AZ$2]))&gt;0;1;0)*[.$O23]" office:value-type="float" office:value="0" calcext:value-type="float">
            <text:p/>
          </table:table-cell>
          <table:table-cell table:formula="of:=IF(BITAND([.$Q23];BITLSHIFT(1;[.BA$2]))&gt;0;1;0)*[.$O23]" office:value-type="float" office:value="0" calcext:value-type="float">
            <text:p/>
          </table:table-cell>
          <table:table-cell table:formula="of:=IF(BITAND([.$Q23];BITLSHIFT(1;[.BB$2]))&gt;0;1;0)*[.$O23]" office:value-type="float" office:value="0" calcext:value-type="float">
            <text:p/>
          </table:table-cell>
          <table:table-cell table:formula="of:=IF(BITAND([.$Q23];BITLSHIFT(1;[.BC$2]))&gt;0;1;0)*[.$O23]" office:value-type="float" office:value="0" calcext:value-type="float">
            <text:p/>
          </table:table-cell>
          <table:table-cell table:formula="of:=IF(BITAND([.$Q23];BITLSHIFT(1;[.BD$2]))&gt;0;1;0)*[.$O23]" office:value-type="float" office:value="0" calcext:value-type="float">
            <text:p/>
          </table:table-cell>
          <table:table-cell table:formula="of:=IF(BITAND([.$Q23];BITLSHIFT(1;[.BE$2]))&gt;0;1;0)*[.$O23]" office:value-type="float" office:value="0" calcext:value-type="float">
            <text:p/>
          </table:table-cell>
          <table:table-cell table:formula="of:=IF(BITAND([.$Q23];BITLSHIFT(1;[.BF$2]))&gt;0;1;0)*[.$O23]" office:value-type="float" office:value="0" calcext:value-type="float">
            <text:p/>
          </table:table-cell>
          <table:table-cell table:formula="of:=IF(BITAND([.$Q23];BITLSHIFT(1;[.BG$2]))&gt;0;1;0)*[.$O23]" office:value-type="float" office:value="0" calcext:value-type="float">
            <text:p/>
          </table:table-cell>
          <table:table-cell table:formula="of:=IF(BITAND([.$Q23];BITLSHIFT(1;[.BH$2]))&gt;0;1;0)*[.$O23]" office:value-type="float" office:value="0" calcext:value-type="float">
            <text:p/>
          </table:table-cell>
          <table:table-cell table:formula="of:=IF(BITAND([.$Q23];BITLSHIFT(1;[.BI$2]))&gt;0;1;0)*[.$O23]" office:value-type="float" office:value="0" calcext:value-type="float">
            <text:p/>
          </table:table-cell>
          <table:table-cell table:formula="of:=IF(BITAND([.$Q23];BITLSHIFT(1;[.BJ$2]))&gt;0;1;0)*[.$O23]" office:value-type="float" office:value="0" calcext:value-type="float">
            <text:p/>
          </table:table-cell>
          <table:table-cell table:formula="of:=IF(BITAND([.$Q23];BITLSHIFT(1;[.BK$2]))&gt;0;1;0)*[.$O23]" office:value-type="float" office:value="0" calcext:value-type="float">
            <text:p/>
          </table:table-cell>
          <table:table-cell table:formula="of:=IF(BITAND([.$Q23];BITLSHIFT(1;[.BL$2]))&gt;0;1;0)*[.$O23]" office:value-type="float" office:value="0" calcext:value-type="float">
            <text:p/>
          </table:table-cell>
          <table:table-cell table:formula="of:=IF(BITAND([.$Q23];BITLSHIFT(1;[.BM$2]))&gt;0;1;0)*[.$O23]" office:value-type="float" office:value="0" calcext:value-type="float">
            <text:p/>
          </table:table-cell>
          <table:table-cell table:formula="of:=IF(BITAND([.$Q23];BITLSHIFT(1;[.BN$2]))&gt;0;1;0)*[.$O23]" office:value-type="float" office:value="0" calcext:value-type="float">
            <text:p/>
          </table:table-cell>
          <table:table-cell table:formula="of:=IF(BITAND([.$Q23];BITLSHIFT(1;[.BO$2]))&gt;0;1;0)*[.$O23]" office:value-type="float" office:value="0" calcext:value-type="float">
            <text:p/>
          </table:table-cell>
          <table:table-cell table:formula="of:=IF(BITAND([.$Q23];BITLSHIFT(1;[.BP$2]))&gt;0;1;0)*[.$O23]" office:value-type="float" office:value="0" calcext:value-type="float">
            <text:p/>
          </table:table-cell>
          <table:table-cell table:formula="of:=IF(BITAND([.$Q23];BITLSHIFT(1;[.BQ$2]))&gt;0;1;0)*[.$O23]" office:value-type="float" office:value="0" calcext:value-type="float">
            <text:p/>
          </table:table-cell>
          <table:table-cell table:formula="of:=IF(BITAND([.$Q23];BITLSHIFT(1;[.BR$2]))&gt;0;1;0)*[.$O23]" office:value-type="float" office:value="0" calcext:value-type="float">
            <text:p/>
          </table:table-cell>
          <table:table-cell table:formula="of:=IF(BITAND([.$Q23];BITLSHIFT(1;[.BS$2]))&gt;0;1;0)*[.$O23]" office:value-type="float" office:value="0" calcext:value-type="float">
            <text:p/>
          </table:table-cell>
          <table:table-cell table:formula="of:=IF(BITAND([.$Q23];BITLSHIFT(1;[.BT$2]))&gt;0;1;0)*[.$O23]" office:value-type="float" office:value="0" calcext:value-type="float">
            <text:p/>
          </table:table-cell>
          <table:table-cell table:formula="of:=IF(BITAND([.$Q23];BITLSHIFT(1;[.BU$2]))&gt;0;1;0)*[.$O23]" office:value-type="float" office:value="0" calcext:value-type="float">
            <text:p/>
          </table:table-cell>
          <table:table-cell table:formula="of:=IF(BITAND([.$Q23];BITLSHIFT(1;[.BV$2]))&gt;0;1;0)*[.$O23]" office:value-type="float" office:value="0" calcext:value-type="float">
            <text:p/>
          </table:table-cell>
          <table:table-cell table:formula="of:=IF(BITAND([.$Q23];BITLSHIFT(1;[.BW$2]))&gt;0;1;0)*[.$O23]" office:value-type="float" office:value="0" calcext:value-type="float">
            <text:p/>
          </table:table-cell>
          <table:table-cell table:formula="of:=IF(BITAND([.$Q23];BITLSHIFT(1;[.BX$2]))&gt;0;1;0)*[.$O23]" office:value-type="float" office:value="0" calcext:value-type="float">
            <text:p/>
          </table:table-cell>
          <table:table-cell table:formula="of:=IF(BITAND([.$Q23];BITLSHIFT(1;[.BY$2]))&gt;0;1;0)*[.$O23]" office:value-type="float" office:value="0" calcext:value-type="float">
            <text:p/>
          </table:table-cell>
          <table:table-cell table:formula="of:=IF(BITAND([.$Q23];BITLSHIFT(1;[.BZ$2]))&gt;0;1;0)*[.$O23]" office:value-type="float" office:value="0" calcext:value-type="float">
            <text:p/>
          </table:table-cell>
          <table:table-cell table:formula="of:=IF(BITAND([.$Q23];BITLSHIFT(1;[.CA$2]))&gt;0;1;0)*[.$O23]" office:value-type="float" office:value="0" calcext:value-type="float">
            <text:p/>
          </table:table-cell>
          <table:table-cell table:formula="of:=IF(BITAND([.$Q23];BITLSHIFT(1;[.CB$2]))&gt;0;1;0)*[.$O23]" office:value-type="float" office:value="0" calcext:value-type="float">
            <text:p/>
          </table:table-cell>
          <table:table-cell table:formula="of:=IF(BITAND([.$Q23];BITLSHIFT(1;[.CC$2]))&gt;0;1;0)*[.$O23]" office:value-type="float" office:value="0" calcext:value-type="float">
            <text:p/>
          </table:table-cell>
          <table:table-cell table:formula="of:=IF(BITAND([.$Q23];BITLSHIFT(1;[.CD$2]))&gt;0;1;0)*[.$O2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4];10) ;16)" office:value-type="float" office:value="0" calcext:value-type="float">
            <text:p/>
          </table:table-cell>
          <table:table-cell table:formula="of:=DECIMAL(RIGHT([.N24];8) ;16)" office:value-type="float" office:value="0" calcext:value-type="float">
            <text:p/>
          </table:table-cell>
          <table:table-cell table:formula="of:=IF(BITAND([.$R24];BITLSHIFT(1;[.S$2]))&gt;0;1;0)*[.$O24]" office:value-type="float" office:value="0" calcext:value-type="float">
            <text:p/>
          </table:table-cell>
          <table:table-cell table:formula="of:=IF(BITAND([.$R24];BITLSHIFT(1;[.T$2]))&gt;0;1;0)*[.$O24]" office:value-type="float" office:value="0" calcext:value-type="float">
            <text:p/>
          </table:table-cell>
          <table:table-cell table:formula="of:=IF(BITAND([.$R24];BITLSHIFT(1;[.U$2]))&gt;0;1;0)*[.$O24]" office:value-type="float" office:value="0" calcext:value-type="float">
            <text:p/>
          </table:table-cell>
          <table:table-cell table:formula="of:=IF(BITAND([.$R24];BITLSHIFT(1;[.V$2]))&gt;0;1;0)*[.$O24]" office:value-type="float" office:value="0" calcext:value-type="float">
            <text:p/>
          </table:table-cell>
          <table:table-cell table:formula="of:=IF(BITAND([.$R24];BITLSHIFT(1;[.W$2]))&gt;0;1;0)*[.$O24]" office:value-type="float" office:value="0" calcext:value-type="float">
            <text:p/>
          </table:table-cell>
          <table:table-cell table:formula="of:=IF(BITAND([.$R24];BITLSHIFT(1;[.X$2]))&gt;0;1;0)*[.$O24]" office:value-type="float" office:value="0" calcext:value-type="float">
            <text:p/>
          </table:table-cell>
          <table:table-cell table:formula="of:=IF(BITAND([.$R24];BITLSHIFT(1;[.Y$2]))&gt;0;1;0)*[.$O24]" office:value-type="float" office:value="0" calcext:value-type="float">
            <text:p/>
          </table:table-cell>
          <table:table-cell table:formula="of:=IF(BITAND([.$R24];BITLSHIFT(1;[.Z$2]))&gt;0;1;0)*[.$O24]" office:value-type="float" office:value="0" calcext:value-type="float">
            <text:p/>
          </table:table-cell>
          <table:table-cell table:formula="of:=IF(BITAND([.$R24];BITLSHIFT(1;[.AA$2]))&gt;0;1;0)*[.$O24]" office:value-type="float" office:value="0" calcext:value-type="float">
            <text:p/>
          </table:table-cell>
          <table:table-cell table:formula="of:=IF(BITAND([.$R24];BITLSHIFT(1;[.AB$2]))&gt;0;1;0)*[.$O24]" office:value-type="float" office:value="0" calcext:value-type="float">
            <text:p/>
          </table:table-cell>
          <table:table-cell table:formula="of:=IF(BITAND([.$R24];BITLSHIFT(1;[.AC$2]))&gt;0;1;0)*[.$O24]" office:value-type="float" office:value="0" calcext:value-type="float">
            <text:p/>
          </table:table-cell>
          <table:table-cell table:formula="of:=IF(BITAND([.$R24];BITLSHIFT(1;[.AD$2]))&gt;0;1;0)*[.$O24]" office:value-type="float" office:value="0" calcext:value-type="float">
            <text:p/>
          </table:table-cell>
          <table:table-cell table:formula="of:=IF(BITAND([.$R24];BITLSHIFT(1;[.AE$2]))&gt;0;1;0)*[.$O24]" office:value-type="float" office:value="0" calcext:value-type="float">
            <text:p/>
          </table:table-cell>
          <table:table-cell table:formula="of:=IF(BITAND([.$R24];BITLSHIFT(1;[.AF$2]))&gt;0;1;0)*[.$O24]" office:value-type="float" office:value="0" calcext:value-type="float">
            <text:p/>
          </table:table-cell>
          <table:table-cell table:formula="of:=IF(BITAND([.$R24];BITLSHIFT(1;[.AG$2]))&gt;0;1;0)*[.$O24]" office:value-type="float" office:value="0" calcext:value-type="float">
            <text:p/>
          </table:table-cell>
          <table:table-cell table:formula="of:=IF(BITAND([.$R24];BITLSHIFT(1;[.AH$2]))&gt;0;1;0)*[.$O24]" office:value-type="float" office:value="0" calcext:value-type="float">
            <text:p/>
          </table:table-cell>
          <table:table-cell table:formula="of:=IF(BITAND([.$R24];BITLSHIFT(1;[.AI$2]))&gt;0;1;0)*[.$O24]" office:value-type="float" office:value="0" calcext:value-type="float">
            <text:p/>
          </table:table-cell>
          <table:table-cell table:formula="of:=IF(BITAND([.$R24];BITLSHIFT(1;[.AJ$2]))&gt;0;1;0)*[.$O24]" office:value-type="float" office:value="0" calcext:value-type="float">
            <text:p/>
          </table:table-cell>
          <table:table-cell table:formula="of:=IF(BITAND([.$R24];BITLSHIFT(1;[.AK$2]))&gt;0;1;0)*[.$O24]" office:value-type="float" office:value="0" calcext:value-type="float">
            <text:p/>
          </table:table-cell>
          <table:table-cell table:formula="of:=IF(BITAND([.$R24];BITLSHIFT(1;[.AL$2]))&gt;0;1;0)*[.$O24]" office:value-type="float" office:value="0" calcext:value-type="float">
            <text:p/>
          </table:table-cell>
          <table:table-cell table:formula="of:=IF(BITAND([.$R24];BITLSHIFT(1;[.AM$2]))&gt;0;1;0)*[.$O24]" office:value-type="float" office:value="0" calcext:value-type="float">
            <text:p/>
          </table:table-cell>
          <table:table-cell table:formula="of:=IF(BITAND([.$R24];BITLSHIFT(1;[.AN$2]))&gt;0;1;0)*[.$O24]" office:value-type="float" office:value="0" calcext:value-type="float">
            <text:p/>
          </table:table-cell>
          <table:table-cell table:formula="of:=IF(BITAND([.$R24];BITLSHIFT(1;[.AO$2]))&gt;0;1;0)*[.$O24]" office:value-type="float" office:value="0" calcext:value-type="float">
            <text:p/>
          </table:table-cell>
          <table:table-cell table:formula="of:=IF(BITAND([.$R24];BITLSHIFT(1;[.AP$2]))&gt;0;1;0)*[.$O24]" office:value-type="float" office:value="0" calcext:value-type="float">
            <text:p/>
          </table:table-cell>
          <table:table-cell table:formula="of:=IF(BITAND([.$R24];BITLSHIFT(1;[.AQ$2]))&gt;0;1;0)*[.$O24]" office:value-type="float" office:value="0" calcext:value-type="float">
            <text:p/>
          </table:table-cell>
          <table:table-cell table:formula="of:=IF(BITAND([.$R24];BITLSHIFT(1;[.AR$2]))&gt;0;1;0)*[.$O24]" office:value-type="float" office:value="0" calcext:value-type="float">
            <text:p/>
          </table:table-cell>
          <table:table-cell table:formula="of:=IF(BITAND([.$R24];BITLSHIFT(1;[.AS$2]))&gt;0;1;0)*[.$O24]" office:value-type="float" office:value="0" calcext:value-type="float">
            <text:p/>
          </table:table-cell>
          <table:table-cell table:formula="of:=IF(BITAND([.$R24];BITLSHIFT(1;[.AT$2]))&gt;0;1;0)*[.$O24]" office:value-type="float" office:value="0" calcext:value-type="float">
            <text:p/>
          </table:table-cell>
          <table:table-cell table:formula="of:=IF(BITAND([.$R24];BITLSHIFT(1;[.AU$2]))&gt;0;1;0)*[.$O24]" office:value-type="float" office:value="0" calcext:value-type="float">
            <text:p/>
          </table:table-cell>
          <table:table-cell table:formula="of:=IF(BITAND([.$R24];BITLSHIFT(1;[.AV$2]))&gt;0;1;0)*[.$O24]" office:value-type="float" office:value="0" calcext:value-type="float">
            <text:p/>
          </table:table-cell>
          <table:table-cell table:formula="of:=IF(BITAND([.$R24];BITLSHIFT(1;[.AW$2]))&gt;0;1;0)*[.$O24]" office:value-type="float" office:value="0" calcext:value-type="float">
            <text:p/>
          </table:table-cell>
          <table:table-cell table:formula="of:=IF(BITAND([.$R24];BITLSHIFT(1;[.AX$2]))&gt;0;1;0)*[.$O24]" office:value-type="float" office:value="0" calcext:value-type="float">
            <text:p/>
          </table:table-cell>
          <table:table-cell table:formula="of:=IF(BITAND([.$Q24];BITLSHIFT(1;[.AY$2]))&gt;0;1;0)*[.$O24]" office:value-type="float" office:value="0" calcext:value-type="float">
            <text:p/>
          </table:table-cell>
          <table:table-cell table:formula="of:=IF(BITAND([.$Q24];BITLSHIFT(1;[.AZ$2]))&gt;0;1;0)*[.$O24]" office:value-type="float" office:value="0" calcext:value-type="float">
            <text:p/>
          </table:table-cell>
          <table:table-cell table:formula="of:=IF(BITAND([.$Q24];BITLSHIFT(1;[.BA$2]))&gt;0;1;0)*[.$O24]" office:value-type="float" office:value="0" calcext:value-type="float">
            <text:p/>
          </table:table-cell>
          <table:table-cell table:formula="of:=IF(BITAND([.$Q24];BITLSHIFT(1;[.BB$2]))&gt;0;1;0)*[.$O24]" office:value-type="float" office:value="0" calcext:value-type="float">
            <text:p/>
          </table:table-cell>
          <table:table-cell table:formula="of:=IF(BITAND([.$Q24];BITLSHIFT(1;[.BC$2]))&gt;0;1;0)*[.$O24]" office:value-type="float" office:value="0" calcext:value-type="float">
            <text:p/>
          </table:table-cell>
          <table:table-cell table:formula="of:=IF(BITAND([.$Q24];BITLSHIFT(1;[.BD$2]))&gt;0;1;0)*[.$O24]" office:value-type="float" office:value="0" calcext:value-type="float">
            <text:p/>
          </table:table-cell>
          <table:table-cell table:formula="of:=IF(BITAND([.$Q24];BITLSHIFT(1;[.BE$2]))&gt;0;1;0)*[.$O24]" office:value-type="float" office:value="0" calcext:value-type="float">
            <text:p/>
          </table:table-cell>
          <table:table-cell table:formula="of:=IF(BITAND([.$Q24];BITLSHIFT(1;[.BF$2]))&gt;0;1;0)*[.$O24]" office:value-type="float" office:value="0" calcext:value-type="float">
            <text:p/>
          </table:table-cell>
          <table:table-cell table:formula="of:=IF(BITAND([.$Q24];BITLSHIFT(1;[.BG$2]))&gt;0;1;0)*[.$O24]" office:value-type="float" office:value="0" calcext:value-type="float">
            <text:p/>
          </table:table-cell>
          <table:table-cell table:formula="of:=IF(BITAND([.$Q24];BITLSHIFT(1;[.BH$2]))&gt;0;1;0)*[.$O24]" office:value-type="float" office:value="0" calcext:value-type="float">
            <text:p/>
          </table:table-cell>
          <table:table-cell table:formula="of:=IF(BITAND([.$Q24];BITLSHIFT(1;[.BI$2]))&gt;0;1;0)*[.$O24]" office:value-type="float" office:value="0" calcext:value-type="float">
            <text:p/>
          </table:table-cell>
          <table:table-cell table:formula="of:=IF(BITAND([.$Q24];BITLSHIFT(1;[.BJ$2]))&gt;0;1;0)*[.$O24]" office:value-type="float" office:value="0" calcext:value-type="float">
            <text:p/>
          </table:table-cell>
          <table:table-cell table:formula="of:=IF(BITAND([.$Q24];BITLSHIFT(1;[.BK$2]))&gt;0;1;0)*[.$O24]" office:value-type="float" office:value="0" calcext:value-type="float">
            <text:p/>
          </table:table-cell>
          <table:table-cell table:formula="of:=IF(BITAND([.$Q24];BITLSHIFT(1;[.BL$2]))&gt;0;1;0)*[.$O24]" office:value-type="float" office:value="0" calcext:value-type="float">
            <text:p/>
          </table:table-cell>
          <table:table-cell table:formula="of:=IF(BITAND([.$Q24];BITLSHIFT(1;[.BM$2]))&gt;0;1;0)*[.$O24]" office:value-type="float" office:value="0" calcext:value-type="float">
            <text:p/>
          </table:table-cell>
          <table:table-cell table:formula="of:=IF(BITAND([.$Q24];BITLSHIFT(1;[.BN$2]))&gt;0;1;0)*[.$O24]" office:value-type="float" office:value="0" calcext:value-type="float">
            <text:p/>
          </table:table-cell>
          <table:table-cell table:formula="of:=IF(BITAND([.$Q24];BITLSHIFT(1;[.BO$2]))&gt;0;1;0)*[.$O24]" office:value-type="float" office:value="0" calcext:value-type="float">
            <text:p/>
          </table:table-cell>
          <table:table-cell table:formula="of:=IF(BITAND([.$Q24];BITLSHIFT(1;[.BP$2]))&gt;0;1;0)*[.$O24]" office:value-type="float" office:value="0" calcext:value-type="float">
            <text:p/>
          </table:table-cell>
          <table:table-cell table:formula="of:=IF(BITAND([.$Q24];BITLSHIFT(1;[.BQ$2]))&gt;0;1;0)*[.$O24]" office:value-type="float" office:value="0" calcext:value-type="float">
            <text:p/>
          </table:table-cell>
          <table:table-cell table:formula="of:=IF(BITAND([.$Q24];BITLSHIFT(1;[.BR$2]))&gt;0;1;0)*[.$O24]" office:value-type="float" office:value="0" calcext:value-type="float">
            <text:p/>
          </table:table-cell>
          <table:table-cell table:formula="of:=IF(BITAND([.$Q24];BITLSHIFT(1;[.BS$2]))&gt;0;1;0)*[.$O24]" office:value-type="float" office:value="0" calcext:value-type="float">
            <text:p/>
          </table:table-cell>
          <table:table-cell table:formula="of:=IF(BITAND([.$Q24];BITLSHIFT(1;[.BT$2]))&gt;0;1;0)*[.$O24]" office:value-type="float" office:value="0" calcext:value-type="float">
            <text:p/>
          </table:table-cell>
          <table:table-cell table:formula="of:=IF(BITAND([.$Q24];BITLSHIFT(1;[.BU$2]))&gt;0;1;0)*[.$O24]" office:value-type="float" office:value="0" calcext:value-type="float">
            <text:p/>
          </table:table-cell>
          <table:table-cell table:formula="of:=IF(BITAND([.$Q24];BITLSHIFT(1;[.BV$2]))&gt;0;1;0)*[.$O24]" office:value-type="float" office:value="0" calcext:value-type="float">
            <text:p/>
          </table:table-cell>
          <table:table-cell table:formula="of:=IF(BITAND([.$Q24];BITLSHIFT(1;[.BW$2]))&gt;0;1;0)*[.$O24]" office:value-type="float" office:value="0" calcext:value-type="float">
            <text:p/>
          </table:table-cell>
          <table:table-cell table:formula="of:=IF(BITAND([.$Q24];BITLSHIFT(1;[.BX$2]))&gt;0;1;0)*[.$O24]" office:value-type="float" office:value="0" calcext:value-type="float">
            <text:p/>
          </table:table-cell>
          <table:table-cell table:formula="of:=IF(BITAND([.$Q24];BITLSHIFT(1;[.BY$2]))&gt;0;1;0)*[.$O24]" office:value-type="float" office:value="0" calcext:value-type="float">
            <text:p/>
          </table:table-cell>
          <table:table-cell table:formula="of:=IF(BITAND([.$Q24];BITLSHIFT(1;[.BZ$2]))&gt;0;1;0)*[.$O24]" office:value-type="float" office:value="0" calcext:value-type="float">
            <text:p/>
          </table:table-cell>
          <table:table-cell table:formula="of:=IF(BITAND([.$Q24];BITLSHIFT(1;[.CA$2]))&gt;0;1;0)*[.$O24]" office:value-type="float" office:value="0" calcext:value-type="float">
            <text:p/>
          </table:table-cell>
          <table:table-cell table:formula="of:=IF(BITAND([.$Q24];BITLSHIFT(1;[.CB$2]))&gt;0;1;0)*[.$O24]" office:value-type="float" office:value="0" calcext:value-type="float">
            <text:p/>
          </table:table-cell>
          <table:table-cell table:formula="of:=IF(BITAND([.$Q24];BITLSHIFT(1;[.CC$2]))&gt;0;1;0)*[.$O24]" office:value-type="float" office:value="0" calcext:value-type="float">
            <text:p/>
          </table:table-cell>
          <table:table-cell table:formula="of:=IF(BITAND([.$Q24];BITLSHIFT(1;[.CD$2]))&gt;0;1;0)*[.$O2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5];10) ;16)" office:value-type="float" office:value="0" calcext:value-type="float">
            <text:p/>
          </table:table-cell>
          <table:table-cell table:formula="of:=DECIMAL(RIGHT([.N25];8) ;16)" office:value-type="float" office:value="0" calcext:value-type="float">
            <text:p/>
          </table:table-cell>
          <table:table-cell table:formula="of:=IF(BITAND([.$R25];BITLSHIFT(1;[.S$2]))&gt;0;1;0)*[.$O25]" office:value-type="float" office:value="0" calcext:value-type="float">
            <text:p/>
          </table:table-cell>
          <table:table-cell table:formula="of:=IF(BITAND([.$R25];BITLSHIFT(1;[.T$2]))&gt;0;1;0)*[.$O25]" office:value-type="float" office:value="0" calcext:value-type="float">
            <text:p/>
          </table:table-cell>
          <table:table-cell table:formula="of:=IF(BITAND([.$R25];BITLSHIFT(1;[.U$2]))&gt;0;1;0)*[.$O25]" office:value-type="float" office:value="0" calcext:value-type="float">
            <text:p/>
          </table:table-cell>
          <table:table-cell table:formula="of:=IF(BITAND([.$R25];BITLSHIFT(1;[.V$2]))&gt;0;1;0)*[.$O25]" office:value-type="float" office:value="0" calcext:value-type="float">
            <text:p/>
          </table:table-cell>
          <table:table-cell table:formula="of:=IF(BITAND([.$R25];BITLSHIFT(1;[.W$2]))&gt;0;1;0)*[.$O25]" office:value-type="float" office:value="0" calcext:value-type="float">
            <text:p/>
          </table:table-cell>
          <table:table-cell table:formula="of:=IF(BITAND([.$R25];BITLSHIFT(1;[.X$2]))&gt;0;1;0)*[.$O25]" office:value-type="float" office:value="0" calcext:value-type="float">
            <text:p/>
          </table:table-cell>
          <table:table-cell table:formula="of:=IF(BITAND([.$R25];BITLSHIFT(1;[.Y$2]))&gt;0;1;0)*[.$O25]" office:value-type="float" office:value="0" calcext:value-type="float">
            <text:p/>
          </table:table-cell>
          <table:table-cell table:formula="of:=IF(BITAND([.$R25];BITLSHIFT(1;[.Z$2]))&gt;0;1;0)*[.$O25]" office:value-type="float" office:value="0" calcext:value-type="float">
            <text:p/>
          </table:table-cell>
          <table:table-cell table:formula="of:=IF(BITAND([.$R25];BITLSHIFT(1;[.AA$2]))&gt;0;1;0)*[.$O25]" office:value-type="float" office:value="0" calcext:value-type="float">
            <text:p/>
          </table:table-cell>
          <table:table-cell table:formula="of:=IF(BITAND([.$R25];BITLSHIFT(1;[.AB$2]))&gt;0;1;0)*[.$O25]" office:value-type="float" office:value="0" calcext:value-type="float">
            <text:p/>
          </table:table-cell>
          <table:table-cell table:formula="of:=IF(BITAND([.$R25];BITLSHIFT(1;[.AC$2]))&gt;0;1;0)*[.$O25]" office:value-type="float" office:value="0" calcext:value-type="float">
            <text:p/>
          </table:table-cell>
          <table:table-cell table:formula="of:=IF(BITAND([.$R25];BITLSHIFT(1;[.AD$2]))&gt;0;1;0)*[.$O25]" office:value-type="float" office:value="0" calcext:value-type="float">
            <text:p/>
          </table:table-cell>
          <table:table-cell table:formula="of:=IF(BITAND([.$R25];BITLSHIFT(1;[.AE$2]))&gt;0;1;0)*[.$O25]" office:value-type="float" office:value="0" calcext:value-type="float">
            <text:p/>
          </table:table-cell>
          <table:table-cell table:formula="of:=IF(BITAND([.$R25];BITLSHIFT(1;[.AF$2]))&gt;0;1;0)*[.$O25]" office:value-type="float" office:value="0" calcext:value-type="float">
            <text:p/>
          </table:table-cell>
          <table:table-cell table:formula="of:=IF(BITAND([.$R25];BITLSHIFT(1;[.AG$2]))&gt;0;1;0)*[.$O25]" office:value-type="float" office:value="0" calcext:value-type="float">
            <text:p/>
          </table:table-cell>
          <table:table-cell table:formula="of:=IF(BITAND([.$R25];BITLSHIFT(1;[.AH$2]))&gt;0;1;0)*[.$O25]" office:value-type="float" office:value="0" calcext:value-type="float">
            <text:p/>
          </table:table-cell>
          <table:table-cell table:formula="of:=IF(BITAND([.$R25];BITLSHIFT(1;[.AI$2]))&gt;0;1;0)*[.$O25]" office:value-type="float" office:value="0" calcext:value-type="float">
            <text:p/>
          </table:table-cell>
          <table:table-cell table:formula="of:=IF(BITAND([.$R25];BITLSHIFT(1;[.AJ$2]))&gt;0;1;0)*[.$O25]" office:value-type="float" office:value="0" calcext:value-type="float">
            <text:p/>
          </table:table-cell>
          <table:table-cell table:formula="of:=IF(BITAND([.$R25];BITLSHIFT(1;[.AK$2]))&gt;0;1;0)*[.$O25]" office:value-type="float" office:value="0" calcext:value-type="float">
            <text:p/>
          </table:table-cell>
          <table:table-cell table:formula="of:=IF(BITAND([.$R25];BITLSHIFT(1;[.AL$2]))&gt;0;1;0)*[.$O25]" office:value-type="float" office:value="0" calcext:value-type="float">
            <text:p/>
          </table:table-cell>
          <table:table-cell table:formula="of:=IF(BITAND([.$R25];BITLSHIFT(1;[.AM$2]))&gt;0;1;0)*[.$O25]" office:value-type="float" office:value="0" calcext:value-type="float">
            <text:p/>
          </table:table-cell>
          <table:table-cell table:formula="of:=IF(BITAND([.$R25];BITLSHIFT(1;[.AN$2]))&gt;0;1;0)*[.$O25]" office:value-type="float" office:value="0" calcext:value-type="float">
            <text:p/>
          </table:table-cell>
          <table:table-cell table:formula="of:=IF(BITAND([.$R25];BITLSHIFT(1;[.AO$2]))&gt;0;1;0)*[.$O25]" office:value-type="float" office:value="0" calcext:value-type="float">
            <text:p/>
          </table:table-cell>
          <table:table-cell table:formula="of:=IF(BITAND([.$R25];BITLSHIFT(1;[.AP$2]))&gt;0;1;0)*[.$O25]" office:value-type="float" office:value="0" calcext:value-type="float">
            <text:p/>
          </table:table-cell>
          <table:table-cell table:formula="of:=IF(BITAND([.$R25];BITLSHIFT(1;[.AQ$2]))&gt;0;1;0)*[.$O25]" office:value-type="float" office:value="0" calcext:value-type="float">
            <text:p/>
          </table:table-cell>
          <table:table-cell table:formula="of:=IF(BITAND([.$R25];BITLSHIFT(1;[.AR$2]))&gt;0;1;0)*[.$O25]" office:value-type="float" office:value="0" calcext:value-type="float">
            <text:p/>
          </table:table-cell>
          <table:table-cell table:formula="of:=IF(BITAND([.$R25];BITLSHIFT(1;[.AS$2]))&gt;0;1;0)*[.$O25]" office:value-type="float" office:value="0" calcext:value-type="float">
            <text:p/>
          </table:table-cell>
          <table:table-cell table:formula="of:=IF(BITAND([.$R25];BITLSHIFT(1;[.AT$2]))&gt;0;1;0)*[.$O25]" office:value-type="float" office:value="0" calcext:value-type="float">
            <text:p/>
          </table:table-cell>
          <table:table-cell table:formula="of:=IF(BITAND([.$R25];BITLSHIFT(1;[.AU$2]))&gt;0;1;0)*[.$O25]" office:value-type="float" office:value="0" calcext:value-type="float">
            <text:p/>
          </table:table-cell>
          <table:table-cell table:formula="of:=IF(BITAND([.$R25];BITLSHIFT(1;[.AV$2]))&gt;0;1;0)*[.$O25]" office:value-type="float" office:value="0" calcext:value-type="float">
            <text:p/>
          </table:table-cell>
          <table:table-cell table:formula="of:=IF(BITAND([.$R25];BITLSHIFT(1;[.AW$2]))&gt;0;1;0)*[.$O25]" office:value-type="float" office:value="0" calcext:value-type="float">
            <text:p/>
          </table:table-cell>
          <table:table-cell table:formula="of:=IF(BITAND([.$R25];BITLSHIFT(1;[.AX$2]))&gt;0;1;0)*[.$O25]" office:value-type="float" office:value="0" calcext:value-type="float">
            <text:p/>
          </table:table-cell>
          <table:table-cell table:formula="of:=IF(BITAND([.$Q25];BITLSHIFT(1;[.AY$2]))&gt;0;1;0)*[.$O25]" office:value-type="float" office:value="0" calcext:value-type="float">
            <text:p/>
          </table:table-cell>
          <table:table-cell table:formula="of:=IF(BITAND([.$Q25];BITLSHIFT(1;[.AZ$2]))&gt;0;1;0)*[.$O25]" office:value-type="float" office:value="0" calcext:value-type="float">
            <text:p/>
          </table:table-cell>
          <table:table-cell table:formula="of:=IF(BITAND([.$Q25];BITLSHIFT(1;[.BA$2]))&gt;0;1;0)*[.$O25]" office:value-type="float" office:value="0" calcext:value-type="float">
            <text:p/>
          </table:table-cell>
          <table:table-cell table:formula="of:=IF(BITAND([.$Q25];BITLSHIFT(1;[.BB$2]))&gt;0;1;0)*[.$O25]" office:value-type="float" office:value="0" calcext:value-type="float">
            <text:p/>
          </table:table-cell>
          <table:table-cell table:formula="of:=IF(BITAND([.$Q25];BITLSHIFT(1;[.BC$2]))&gt;0;1;0)*[.$O25]" office:value-type="float" office:value="0" calcext:value-type="float">
            <text:p/>
          </table:table-cell>
          <table:table-cell table:formula="of:=IF(BITAND([.$Q25];BITLSHIFT(1;[.BD$2]))&gt;0;1;0)*[.$O25]" office:value-type="float" office:value="0" calcext:value-type="float">
            <text:p/>
          </table:table-cell>
          <table:table-cell table:formula="of:=IF(BITAND([.$Q25];BITLSHIFT(1;[.BE$2]))&gt;0;1;0)*[.$O25]" office:value-type="float" office:value="0" calcext:value-type="float">
            <text:p/>
          </table:table-cell>
          <table:table-cell table:formula="of:=IF(BITAND([.$Q25];BITLSHIFT(1;[.BF$2]))&gt;0;1;0)*[.$O25]" office:value-type="float" office:value="0" calcext:value-type="float">
            <text:p/>
          </table:table-cell>
          <table:table-cell table:formula="of:=IF(BITAND([.$Q25];BITLSHIFT(1;[.BG$2]))&gt;0;1;0)*[.$O25]" office:value-type="float" office:value="0" calcext:value-type="float">
            <text:p/>
          </table:table-cell>
          <table:table-cell table:formula="of:=IF(BITAND([.$Q25];BITLSHIFT(1;[.BH$2]))&gt;0;1;0)*[.$O25]" office:value-type="float" office:value="0" calcext:value-type="float">
            <text:p/>
          </table:table-cell>
          <table:table-cell table:formula="of:=IF(BITAND([.$Q25];BITLSHIFT(1;[.BI$2]))&gt;0;1;0)*[.$O25]" office:value-type="float" office:value="0" calcext:value-type="float">
            <text:p/>
          </table:table-cell>
          <table:table-cell table:formula="of:=IF(BITAND([.$Q25];BITLSHIFT(1;[.BJ$2]))&gt;0;1;0)*[.$O25]" office:value-type="float" office:value="0" calcext:value-type="float">
            <text:p/>
          </table:table-cell>
          <table:table-cell table:formula="of:=IF(BITAND([.$Q25];BITLSHIFT(1;[.BK$2]))&gt;0;1;0)*[.$O25]" office:value-type="float" office:value="0" calcext:value-type="float">
            <text:p/>
          </table:table-cell>
          <table:table-cell table:formula="of:=IF(BITAND([.$Q25];BITLSHIFT(1;[.BL$2]))&gt;0;1;0)*[.$O25]" office:value-type="float" office:value="0" calcext:value-type="float">
            <text:p/>
          </table:table-cell>
          <table:table-cell table:formula="of:=IF(BITAND([.$Q25];BITLSHIFT(1;[.BM$2]))&gt;0;1;0)*[.$O25]" office:value-type="float" office:value="0" calcext:value-type="float">
            <text:p/>
          </table:table-cell>
          <table:table-cell table:formula="of:=IF(BITAND([.$Q25];BITLSHIFT(1;[.BN$2]))&gt;0;1;0)*[.$O25]" office:value-type="float" office:value="0" calcext:value-type="float">
            <text:p/>
          </table:table-cell>
          <table:table-cell table:formula="of:=IF(BITAND([.$Q25];BITLSHIFT(1;[.BO$2]))&gt;0;1;0)*[.$O25]" office:value-type="float" office:value="0" calcext:value-type="float">
            <text:p/>
          </table:table-cell>
          <table:table-cell table:formula="of:=IF(BITAND([.$Q25];BITLSHIFT(1;[.BP$2]))&gt;0;1;0)*[.$O25]" office:value-type="float" office:value="0" calcext:value-type="float">
            <text:p/>
          </table:table-cell>
          <table:table-cell table:formula="of:=IF(BITAND([.$Q25];BITLSHIFT(1;[.BQ$2]))&gt;0;1;0)*[.$O25]" office:value-type="float" office:value="0" calcext:value-type="float">
            <text:p/>
          </table:table-cell>
          <table:table-cell table:formula="of:=IF(BITAND([.$Q25];BITLSHIFT(1;[.BR$2]))&gt;0;1;0)*[.$O25]" office:value-type="float" office:value="0" calcext:value-type="float">
            <text:p/>
          </table:table-cell>
          <table:table-cell table:formula="of:=IF(BITAND([.$Q25];BITLSHIFT(1;[.BS$2]))&gt;0;1;0)*[.$O25]" office:value-type="float" office:value="0" calcext:value-type="float">
            <text:p/>
          </table:table-cell>
          <table:table-cell table:formula="of:=IF(BITAND([.$Q25];BITLSHIFT(1;[.BT$2]))&gt;0;1;0)*[.$O25]" office:value-type="float" office:value="0" calcext:value-type="float">
            <text:p/>
          </table:table-cell>
          <table:table-cell table:formula="of:=IF(BITAND([.$Q25];BITLSHIFT(1;[.BU$2]))&gt;0;1;0)*[.$O25]" office:value-type="float" office:value="0" calcext:value-type="float">
            <text:p/>
          </table:table-cell>
          <table:table-cell table:formula="of:=IF(BITAND([.$Q25];BITLSHIFT(1;[.BV$2]))&gt;0;1;0)*[.$O25]" office:value-type="float" office:value="0" calcext:value-type="float">
            <text:p/>
          </table:table-cell>
          <table:table-cell table:formula="of:=IF(BITAND([.$Q25];BITLSHIFT(1;[.BW$2]))&gt;0;1;0)*[.$O25]" office:value-type="float" office:value="0" calcext:value-type="float">
            <text:p/>
          </table:table-cell>
          <table:table-cell table:formula="of:=IF(BITAND([.$Q25];BITLSHIFT(1;[.BX$2]))&gt;0;1;0)*[.$O25]" office:value-type="float" office:value="0" calcext:value-type="float">
            <text:p/>
          </table:table-cell>
          <table:table-cell table:formula="of:=IF(BITAND([.$Q25];BITLSHIFT(1;[.BY$2]))&gt;0;1;0)*[.$O25]" office:value-type="float" office:value="0" calcext:value-type="float">
            <text:p/>
          </table:table-cell>
          <table:table-cell table:formula="of:=IF(BITAND([.$Q25];BITLSHIFT(1;[.BZ$2]))&gt;0;1;0)*[.$O25]" office:value-type="float" office:value="0" calcext:value-type="float">
            <text:p/>
          </table:table-cell>
          <table:table-cell table:formula="of:=IF(BITAND([.$Q25];BITLSHIFT(1;[.CA$2]))&gt;0;1;0)*[.$O25]" office:value-type="float" office:value="0" calcext:value-type="float">
            <text:p/>
          </table:table-cell>
          <table:table-cell table:formula="of:=IF(BITAND([.$Q25];BITLSHIFT(1;[.CB$2]))&gt;0;1;0)*[.$O25]" office:value-type="float" office:value="0" calcext:value-type="float">
            <text:p/>
          </table:table-cell>
          <table:table-cell table:formula="of:=IF(BITAND([.$Q25];BITLSHIFT(1;[.CC$2]))&gt;0;1;0)*[.$O25]" office:value-type="float" office:value="0" calcext:value-type="float">
            <text:p/>
          </table:table-cell>
          <table:table-cell table:formula="of:=IF(BITAND([.$Q25];BITLSHIFT(1;[.CD$2]))&gt;0;1;0)*[.$O2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6];10) ;16)" office:value-type="float" office:value="0" calcext:value-type="float">
            <text:p/>
          </table:table-cell>
          <table:table-cell table:formula="of:=DECIMAL(RIGHT([.N26];8) ;16)" office:value-type="float" office:value="0" calcext:value-type="float">
            <text:p/>
          </table:table-cell>
          <table:table-cell table:formula="of:=IF(BITAND([.$R26];BITLSHIFT(1;[.S$2]))&gt;0;1;0)*[.$O26]" office:value-type="float" office:value="0" calcext:value-type="float">
            <text:p/>
          </table:table-cell>
          <table:table-cell table:formula="of:=IF(BITAND([.$R26];BITLSHIFT(1;[.T$2]))&gt;0;1;0)*[.$O26]" office:value-type="float" office:value="0" calcext:value-type="float">
            <text:p/>
          </table:table-cell>
          <table:table-cell table:formula="of:=IF(BITAND([.$R26];BITLSHIFT(1;[.U$2]))&gt;0;1;0)*[.$O26]" office:value-type="float" office:value="0" calcext:value-type="float">
            <text:p/>
          </table:table-cell>
          <table:table-cell table:formula="of:=IF(BITAND([.$R26];BITLSHIFT(1;[.V$2]))&gt;0;1;0)*[.$O26]" office:value-type="float" office:value="0" calcext:value-type="float">
            <text:p/>
          </table:table-cell>
          <table:table-cell table:formula="of:=IF(BITAND([.$R26];BITLSHIFT(1;[.W$2]))&gt;0;1;0)*[.$O26]" office:value-type="float" office:value="0" calcext:value-type="float">
            <text:p/>
          </table:table-cell>
          <table:table-cell table:formula="of:=IF(BITAND([.$R26];BITLSHIFT(1;[.X$2]))&gt;0;1;0)*[.$O26]" office:value-type="float" office:value="0" calcext:value-type="float">
            <text:p/>
          </table:table-cell>
          <table:table-cell table:formula="of:=IF(BITAND([.$R26];BITLSHIFT(1;[.Y$2]))&gt;0;1;0)*[.$O26]" office:value-type="float" office:value="0" calcext:value-type="float">
            <text:p/>
          </table:table-cell>
          <table:table-cell table:formula="of:=IF(BITAND([.$R26];BITLSHIFT(1;[.Z$2]))&gt;0;1;0)*[.$O26]" office:value-type="float" office:value="0" calcext:value-type="float">
            <text:p/>
          </table:table-cell>
          <table:table-cell table:formula="of:=IF(BITAND([.$R26];BITLSHIFT(1;[.AA$2]))&gt;0;1;0)*[.$O26]" office:value-type="float" office:value="0" calcext:value-type="float">
            <text:p/>
          </table:table-cell>
          <table:table-cell table:formula="of:=IF(BITAND([.$R26];BITLSHIFT(1;[.AB$2]))&gt;0;1;0)*[.$O26]" office:value-type="float" office:value="0" calcext:value-type="float">
            <text:p/>
          </table:table-cell>
          <table:table-cell table:formula="of:=IF(BITAND([.$R26];BITLSHIFT(1;[.AC$2]))&gt;0;1;0)*[.$O26]" office:value-type="float" office:value="0" calcext:value-type="float">
            <text:p/>
          </table:table-cell>
          <table:table-cell table:formula="of:=IF(BITAND([.$R26];BITLSHIFT(1;[.AD$2]))&gt;0;1;0)*[.$O26]" office:value-type="float" office:value="0" calcext:value-type="float">
            <text:p/>
          </table:table-cell>
          <table:table-cell table:formula="of:=IF(BITAND([.$R26];BITLSHIFT(1;[.AE$2]))&gt;0;1;0)*[.$O26]" office:value-type="float" office:value="0" calcext:value-type="float">
            <text:p/>
          </table:table-cell>
          <table:table-cell table:formula="of:=IF(BITAND([.$R26];BITLSHIFT(1;[.AF$2]))&gt;0;1;0)*[.$O26]" office:value-type="float" office:value="0" calcext:value-type="float">
            <text:p/>
          </table:table-cell>
          <table:table-cell table:formula="of:=IF(BITAND([.$R26];BITLSHIFT(1;[.AG$2]))&gt;0;1;0)*[.$O26]" office:value-type="float" office:value="0" calcext:value-type="float">
            <text:p/>
          </table:table-cell>
          <table:table-cell table:formula="of:=IF(BITAND([.$R26];BITLSHIFT(1;[.AH$2]))&gt;0;1;0)*[.$O26]" office:value-type="float" office:value="0" calcext:value-type="float">
            <text:p/>
          </table:table-cell>
          <table:table-cell table:formula="of:=IF(BITAND([.$R26];BITLSHIFT(1;[.AI$2]))&gt;0;1;0)*[.$O26]" office:value-type="float" office:value="0" calcext:value-type="float">
            <text:p/>
          </table:table-cell>
          <table:table-cell table:formula="of:=IF(BITAND([.$R26];BITLSHIFT(1;[.AJ$2]))&gt;0;1;0)*[.$O26]" office:value-type="float" office:value="0" calcext:value-type="float">
            <text:p/>
          </table:table-cell>
          <table:table-cell table:formula="of:=IF(BITAND([.$R26];BITLSHIFT(1;[.AK$2]))&gt;0;1;0)*[.$O26]" office:value-type="float" office:value="0" calcext:value-type="float">
            <text:p/>
          </table:table-cell>
          <table:table-cell table:formula="of:=IF(BITAND([.$R26];BITLSHIFT(1;[.AL$2]))&gt;0;1;0)*[.$O26]" office:value-type="float" office:value="0" calcext:value-type="float">
            <text:p/>
          </table:table-cell>
          <table:table-cell table:formula="of:=IF(BITAND([.$R26];BITLSHIFT(1;[.AM$2]))&gt;0;1;0)*[.$O26]" office:value-type="float" office:value="0" calcext:value-type="float">
            <text:p/>
          </table:table-cell>
          <table:table-cell table:formula="of:=IF(BITAND([.$R26];BITLSHIFT(1;[.AN$2]))&gt;0;1;0)*[.$O26]" office:value-type="float" office:value="0" calcext:value-type="float">
            <text:p/>
          </table:table-cell>
          <table:table-cell table:formula="of:=IF(BITAND([.$R26];BITLSHIFT(1;[.AO$2]))&gt;0;1;0)*[.$O26]" office:value-type="float" office:value="0" calcext:value-type="float">
            <text:p/>
          </table:table-cell>
          <table:table-cell table:formula="of:=IF(BITAND([.$R26];BITLSHIFT(1;[.AP$2]))&gt;0;1;0)*[.$O26]" office:value-type="float" office:value="0" calcext:value-type="float">
            <text:p/>
          </table:table-cell>
          <table:table-cell table:formula="of:=IF(BITAND([.$R26];BITLSHIFT(1;[.AQ$2]))&gt;0;1;0)*[.$O26]" office:value-type="float" office:value="0" calcext:value-type="float">
            <text:p/>
          </table:table-cell>
          <table:table-cell table:formula="of:=IF(BITAND([.$R26];BITLSHIFT(1;[.AR$2]))&gt;0;1;0)*[.$O26]" office:value-type="float" office:value="0" calcext:value-type="float">
            <text:p/>
          </table:table-cell>
          <table:table-cell table:formula="of:=IF(BITAND([.$R26];BITLSHIFT(1;[.AS$2]))&gt;0;1;0)*[.$O26]" office:value-type="float" office:value="0" calcext:value-type="float">
            <text:p/>
          </table:table-cell>
          <table:table-cell table:formula="of:=IF(BITAND([.$R26];BITLSHIFT(1;[.AT$2]))&gt;0;1;0)*[.$O26]" office:value-type="float" office:value="0" calcext:value-type="float">
            <text:p/>
          </table:table-cell>
          <table:table-cell table:formula="of:=IF(BITAND([.$R26];BITLSHIFT(1;[.AU$2]))&gt;0;1;0)*[.$O26]" office:value-type="float" office:value="0" calcext:value-type="float">
            <text:p/>
          </table:table-cell>
          <table:table-cell table:formula="of:=IF(BITAND([.$R26];BITLSHIFT(1;[.AV$2]))&gt;0;1;0)*[.$O26]" office:value-type="float" office:value="0" calcext:value-type="float">
            <text:p/>
          </table:table-cell>
          <table:table-cell table:formula="of:=IF(BITAND([.$R26];BITLSHIFT(1;[.AW$2]))&gt;0;1;0)*[.$O26]" office:value-type="float" office:value="0" calcext:value-type="float">
            <text:p/>
          </table:table-cell>
          <table:table-cell table:formula="of:=IF(BITAND([.$R26];BITLSHIFT(1;[.AX$2]))&gt;0;1;0)*[.$O26]" office:value-type="float" office:value="0" calcext:value-type="float">
            <text:p/>
          </table:table-cell>
          <table:table-cell table:formula="of:=IF(BITAND([.$Q26];BITLSHIFT(1;[.AY$2]))&gt;0;1;0)*[.$O26]" office:value-type="float" office:value="0" calcext:value-type="float">
            <text:p/>
          </table:table-cell>
          <table:table-cell table:formula="of:=IF(BITAND([.$Q26];BITLSHIFT(1;[.AZ$2]))&gt;0;1;0)*[.$O26]" office:value-type="float" office:value="0" calcext:value-type="float">
            <text:p/>
          </table:table-cell>
          <table:table-cell table:formula="of:=IF(BITAND([.$Q26];BITLSHIFT(1;[.BA$2]))&gt;0;1;0)*[.$O26]" office:value-type="float" office:value="0" calcext:value-type="float">
            <text:p/>
          </table:table-cell>
          <table:table-cell table:formula="of:=IF(BITAND([.$Q26];BITLSHIFT(1;[.BB$2]))&gt;0;1;0)*[.$O26]" office:value-type="float" office:value="0" calcext:value-type="float">
            <text:p/>
          </table:table-cell>
          <table:table-cell table:formula="of:=IF(BITAND([.$Q26];BITLSHIFT(1;[.BC$2]))&gt;0;1;0)*[.$O26]" office:value-type="float" office:value="0" calcext:value-type="float">
            <text:p/>
          </table:table-cell>
          <table:table-cell table:formula="of:=IF(BITAND([.$Q26];BITLSHIFT(1;[.BD$2]))&gt;0;1;0)*[.$O26]" office:value-type="float" office:value="0" calcext:value-type="float">
            <text:p/>
          </table:table-cell>
          <table:table-cell table:formula="of:=IF(BITAND([.$Q26];BITLSHIFT(1;[.BE$2]))&gt;0;1;0)*[.$O26]" office:value-type="float" office:value="0" calcext:value-type="float">
            <text:p/>
          </table:table-cell>
          <table:table-cell table:formula="of:=IF(BITAND([.$Q26];BITLSHIFT(1;[.BF$2]))&gt;0;1;0)*[.$O26]" office:value-type="float" office:value="0" calcext:value-type="float">
            <text:p/>
          </table:table-cell>
          <table:table-cell table:formula="of:=IF(BITAND([.$Q26];BITLSHIFT(1;[.BG$2]))&gt;0;1;0)*[.$O26]" office:value-type="float" office:value="0" calcext:value-type="float">
            <text:p/>
          </table:table-cell>
          <table:table-cell table:formula="of:=IF(BITAND([.$Q26];BITLSHIFT(1;[.BH$2]))&gt;0;1;0)*[.$O26]" office:value-type="float" office:value="0" calcext:value-type="float">
            <text:p/>
          </table:table-cell>
          <table:table-cell table:formula="of:=IF(BITAND([.$Q26];BITLSHIFT(1;[.BI$2]))&gt;0;1;0)*[.$O26]" office:value-type="float" office:value="0" calcext:value-type="float">
            <text:p/>
          </table:table-cell>
          <table:table-cell table:formula="of:=IF(BITAND([.$Q26];BITLSHIFT(1;[.BJ$2]))&gt;0;1;0)*[.$O26]" office:value-type="float" office:value="0" calcext:value-type="float">
            <text:p/>
          </table:table-cell>
          <table:table-cell table:formula="of:=IF(BITAND([.$Q26];BITLSHIFT(1;[.BK$2]))&gt;0;1;0)*[.$O26]" office:value-type="float" office:value="0" calcext:value-type="float">
            <text:p/>
          </table:table-cell>
          <table:table-cell table:formula="of:=IF(BITAND([.$Q26];BITLSHIFT(1;[.BL$2]))&gt;0;1;0)*[.$O26]" office:value-type="float" office:value="0" calcext:value-type="float">
            <text:p/>
          </table:table-cell>
          <table:table-cell table:formula="of:=IF(BITAND([.$Q26];BITLSHIFT(1;[.BM$2]))&gt;0;1;0)*[.$O26]" office:value-type="float" office:value="0" calcext:value-type="float">
            <text:p/>
          </table:table-cell>
          <table:table-cell table:formula="of:=IF(BITAND([.$Q26];BITLSHIFT(1;[.BN$2]))&gt;0;1;0)*[.$O26]" office:value-type="float" office:value="0" calcext:value-type="float">
            <text:p/>
          </table:table-cell>
          <table:table-cell table:formula="of:=IF(BITAND([.$Q26];BITLSHIFT(1;[.BO$2]))&gt;0;1;0)*[.$O26]" office:value-type="float" office:value="0" calcext:value-type="float">
            <text:p/>
          </table:table-cell>
          <table:table-cell table:formula="of:=IF(BITAND([.$Q26];BITLSHIFT(1;[.BP$2]))&gt;0;1;0)*[.$O26]" office:value-type="float" office:value="0" calcext:value-type="float">
            <text:p/>
          </table:table-cell>
          <table:table-cell table:formula="of:=IF(BITAND([.$Q26];BITLSHIFT(1;[.BQ$2]))&gt;0;1;0)*[.$O26]" office:value-type="float" office:value="0" calcext:value-type="float">
            <text:p/>
          </table:table-cell>
          <table:table-cell table:formula="of:=IF(BITAND([.$Q26];BITLSHIFT(1;[.BR$2]))&gt;0;1;0)*[.$O26]" office:value-type="float" office:value="0" calcext:value-type="float">
            <text:p/>
          </table:table-cell>
          <table:table-cell table:formula="of:=IF(BITAND([.$Q26];BITLSHIFT(1;[.BS$2]))&gt;0;1;0)*[.$O26]" office:value-type="float" office:value="0" calcext:value-type="float">
            <text:p/>
          </table:table-cell>
          <table:table-cell table:formula="of:=IF(BITAND([.$Q26];BITLSHIFT(1;[.BT$2]))&gt;0;1;0)*[.$O26]" office:value-type="float" office:value="0" calcext:value-type="float">
            <text:p/>
          </table:table-cell>
          <table:table-cell table:formula="of:=IF(BITAND([.$Q26];BITLSHIFT(1;[.BU$2]))&gt;0;1;0)*[.$O26]" office:value-type="float" office:value="0" calcext:value-type="float">
            <text:p/>
          </table:table-cell>
          <table:table-cell table:formula="of:=IF(BITAND([.$Q26];BITLSHIFT(1;[.BV$2]))&gt;0;1;0)*[.$O26]" office:value-type="float" office:value="0" calcext:value-type="float">
            <text:p/>
          </table:table-cell>
          <table:table-cell table:formula="of:=IF(BITAND([.$Q26];BITLSHIFT(1;[.BW$2]))&gt;0;1;0)*[.$O26]" office:value-type="float" office:value="0" calcext:value-type="float">
            <text:p/>
          </table:table-cell>
          <table:table-cell table:formula="of:=IF(BITAND([.$Q26];BITLSHIFT(1;[.BX$2]))&gt;0;1;0)*[.$O26]" office:value-type="float" office:value="0" calcext:value-type="float">
            <text:p/>
          </table:table-cell>
          <table:table-cell table:formula="of:=IF(BITAND([.$Q26];BITLSHIFT(1;[.BY$2]))&gt;0;1;0)*[.$O26]" office:value-type="float" office:value="0" calcext:value-type="float">
            <text:p/>
          </table:table-cell>
          <table:table-cell table:formula="of:=IF(BITAND([.$Q26];BITLSHIFT(1;[.BZ$2]))&gt;0;1;0)*[.$O26]" office:value-type="float" office:value="0" calcext:value-type="float">
            <text:p/>
          </table:table-cell>
          <table:table-cell table:formula="of:=IF(BITAND([.$Q26];BITLSHIFT(1;[.CA$2]))&gt;0;1;0)*[.$O26]" office:value-type="float" office:value="0" calcext:value-type="float">
            <text:p/>
          </table:table-cell>
          <table:table-cell table:formula="of:=IF(BITAND([.$Q26];BITLSHIFT(1;[.CB$2]))&gt;0;1;0)*[.$O26]" office:value-type="float" office:value="0" calcext:value-type="float">
            <text:p/>
          </table:table-cell>
          <table:table-cell table:formula="of:=IF(BITAND([.$Q26];BITLSHIFT(1;[.CC$2]))&gt;0;1;0)*[.$O26]" office:value-type="float" office:value="0" calcext:value-type="float">
            <text:p/>
          </table:table-cell>
          <table:table-cell table:formula="of:=IF(BITAND([.$Q26];BITLSHIFT(1;[.CD$2]))&gt;0;1;0)*[.$O2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7];10) ;16)" office:value-type="float" office:value="0" calcext:value-type="float">
            <text:p/>
          </table:table-cell>
          <table:table-cell table:formula="of:=DECIMAL(RIGHT([.N27];8) ;16)" office:value-type="float" office:value="0" calcext:value-type="float">
            <text:p/>
          </table:table-cell>
          <table:table-cell table:formula="of:=IF(BITAND([.$R27];BITLSHIFT(1;[.S$2]))&gt;0;1;0)*[.$O27]" office:value-type="float" office:value="0" calcext:value-type="float">
            <text:p/>
          </table:table-cell>
          <table:table-cell table:formula="of:=IF(BITAND([.$R27];BITLSHIFT(1;[.T$2]))&gt;0;1;0)*[.$O27]" office:value-type="float" office:value="0" calcext:value-type="float">
            <text:p/>
          </table:table-cell>
          <table:table-cell table:formula="of:=IF(BITAND([.$R27];BITLSHIFT(1;[.U$2]))&gt;0;1;0)*[.$O27]" office:value-type="float" office:value="0" calcext:value-type="float">
            <text:p/>
          </table:table-cell>
          <table:table-cell table:formula="of:=IF(BITAND([.$R27];BITLSHIFT(1;[.V$2]))&gt;0;1;0)*[.$O27]" office:value-type="float" office:value="0" calcext:value-type="float">
            <text:p/>
          </table:table-cell>
          <table:table-cell table:formula="of:=IF(BITAND([.$R27];BITLSHIFT(1;[.W$2]))&gt;0;1;0)*[.$O27]" office:value-type="float" office:value="0" calcext:value-type="float">
            <text:p/>
          </table:table-cell>
          <table:table-cell table:formula="of:=IF(BITAND([.$R27];BITLSHIFT(1;[.X$2]))&gt;0;1;0)*[.$O27]" office:value-type="float" office:value="0" calcext:value-type="float">
            <text:p/>
          </table:table-cell>
          <table:table-cell table:formula="of:=IF(BITAND([.$R27];BITLSHIFT(1;[.Y$2]))&gt;0;1;0)*[.$O27]" office:value-type="float" office:value="0" calcext:value-type="float">
            <text:p/>
          </table:table-cell>
          <table:table-cell table:formula="of:=IF(BITAND([.$R27];BITLSHIFT(1;[.Z$2]))&gt;0;1;0)*[.$O27]" office:value-type="float" office:value="0" calcext:value-type="float">
            <text:p/>
          </table:table-cell>
          <table:table-cell table:formula="of:=IF(BITAND([.$R27];BITLSHIFT(1;[.AA$2]))&gt;0;1;0)*[.$O27]" office:value-type="float" office:value="0" calcext:value-type="float">
            <text:p/>
          </table:table-cell>
          <table:table-cell table:formula="of:=IF(BITAND([.$R27];BITLSHIFT(1;[.AB$2]))&gt;0;1;0)*[.$O27]" office:value-type="float" office:value="0" calcext:value-type="float">
            <text:p/>
          </table:table-cell>
          <table:table-cell table:formula="of:=IF(BITAND([.$R27];BITLSHIFT(1;[.AC$2]))&gt;0;1;0)*[.$O27]" office:value-type="float" office:value="0" calcext:value-type="float">
            <text:p/>
          </table:table-cell>
          <table:table-cell table:formula="of:=IF(BITAND([.$R27];BITLSHIFT(1;[.AD$2]))&gt;0;1;0)*[.$O27]" office:value-type="float" office:value="0" calcext:value-type="float">
            <text:p/>
          </table:table-cell>
          <table:table-cell table:formula="of:=IF(BITAND([.$R27];BITLSHIFT(1;[.AE$2]))&gt;0;1;0)*[.$O27]" office:value-type="float" office:value="0" calcext:value-type="float">
            <text:p/>
          </table:table-cell>
          <table:table-cell table:formula="of:=IF(BITAND([.$R27];BITLSHIFT(1;[.AF$2]))&gt;0;1;0)*[.$O27]" office:value-type="float" office:value="0" calcext:value-type="float">
            <text:p/>
          </table:table-cell>
          <table:table-cell table:formula="of:=IF(BITAND([.$R27];BITLSHIFT(1;[.AG$2]))&gt;0;1;0)*[.$O27]" office:value-type="float" office:value="0" calcext:value-type="float">
            <text:p/>
          </table:table-cell>
          <table:table-cell table:formula="of:=IF(BITAND([.$R27];BITLSHIFT(1;[.AH$2]))&gt;0;1;0)*[.$O27]" office:value-type="float" office:value="0" calcext:value-type="float">
            <text:p/>
          </table:table-cell>
          <table:table-cell table:formula="of:=IF(BITAND([.$R27];BITLSHIFT(1;[.AI$2]))&gt;0;1;0)*[.$O27]" office:value-type="float" office:value="0" calcext:value-type="float">
            <text:p/>
          </table:table-cell>
          <table:table-cell table:formula="of:=IF(BITAND([.$R27];BITLSHIFT(1;[.AJ$2]))&gt;0;1;0)*[.$O27]" office:value-type="float" office:value="0" calcext:value-type="float">
            <text:p/>
          </table:table-cell>
          <table:table-cell table:formula="of:=IF(BITAND([.$R27];BITLSHIFT(1;[.AK$2]))&gt;0;1;0)*[.$O27]" office:value-type="float" office:value="0" calcext:value-type="float">
            <text:p/>
          </table:table-cell>
          <table:table-cell table:formula="of:=IF(BITAND([.$R27];BITLSHIFT(1;[.AL$2]))&gt;0;1;0)*[.$O27]" office:value-type="float" office:value="0" calcext:value-type="float">
            <text:p/>
          </table:table-cell>
          <table:table-cell table:formula="of:=IF(BITAND([.$R27];BITLSHIFT(1;[.AM$2]))&gt;0;1;0)*[.$O27]" office:value-type="float" office:value="0" calcext:value-type="float">
            <text:p/>
          </table:table-cell>
          <table:table-cell table:formula="of:=IF(BITAND([.$R27];BITLSHIFT(1;[.AN$2]))&gt;0;1;0)*[.$O27]" office:value-type="float" office:value="0" calcext:value-type="float">
            <text:p/>
          </table:table-cell>
          <table:table-cell table:formula="of:=IF(BITAND([.$R27];BITLSHIFT(1;[.AO$2]))&gt;0;1;0)*[.$O27]" office:value-type="float" office:value="0" calcext:value-type="float">
            <text:p/>
          </table:table-cell>
          <table:table-cell table:formula="of:=IF(BITAND([.$R27];BITLSHIFT(1;[.AP$2]))&gt;0;1;0)*[.$O27]" office:value-type="float" office:value="0" calcext:value-type="float">
            <text:p/>
          </table:table-cell>
          <table:table-cell table:formula="of:=IF(BITAND([.$R27];BITLSHIFT(1;[.AQ$2]))&gt;0;1;0)*[.$O27]" office:value-type="float" office:value="0" calcext:value-type="float">
            <text:p/>
          </table:table-cell>
          <table:table-cell table:formula="of:=IF(BITAND([.$R27];BITLSHIFT(1;[.AR$2]))&gt;0;1;0)*[.$O27]" office:value-type="float" office:value="0" calcext:value-type="float">
            <text:p/>
          </table:table-cell>
          <table:table-cell table:formula="of:=IF(BITAND([.$R27];BITLSHIFT(1;[.AS$2]))&gt;0;1;0)*[.$O27]" office:value-type="float" office:value="0" calcext:value-type="float">
            <text:p/>
          </table:table-cell>
          <table:table-cell table:formula="of:=IF(BITAND([.$R27];BITLSHIFT(1;[.AT$2]))&gt;0;1;0)*[.$O27]" office:value-type="float" office:value="0" calcext:value-type="float">
            <text:p/>
          </table:table-cell>
          <table:table-cell table:formula="of:=IF(BITAND([.$R27];BITLSHIFT(1;[.AU$2]))&gt;0;1;0)*[.$O27]" office:value-type="float" office:value="0" calcext:value-type="float">
            <text:p/>
          </table:table-cell>
          <table:table-cell table:formula="of:=IF(BITAND([.$R27];BITLSHIFT(1;[.AV$2]))&gt;0;1;0)*[.$O27]" office:value-type="float" office:value="0" calcext:value-type="float">
            <text:p/>
          </table:table-cell>
          <table:table-cell table:formula="of:=IF(BITAND([.$R27];BITLSHIFT(1;[.AW$2]))&gt;0;1;0)*[.$O27]" office:value-type="float" office:value="0" calcext:value-type="float">
            <text:p/>
          </table:table-cell>
          <table:table-cell table:formula="of:=IF(BITAND([.$R27];BITLSHIFT(1;[.AX$2]))&gt;0;1;0)*[.$O27]" office:value-type="float" office:value="0" calcext:value-type="float">
            <text:p/>
          </table:table-cell>
          <table:table-cell table:formula="of:=IF(BITAND([.$Q27];BITLSHIFT(1;[.AY$2]))&gt;0;1;0)*[.$O27]" office:value-type="float" office:value="0" calcext:value-type="float">
            <text:p/>
          </table:table-cell>
          <table:table-cell table:formula="of:=IF(BITAND([.$Q27];BITLSHIFT(1;[.AZ$2]))&gt;0;1;0)*[.$O27]" office:value-type="float" office:value="0" calcext:value-type="float">
            <text:p/>
          </table:table-cell>
          <table:table-cell table:formula="of:=IF(BITAND([.$Q27];BITLSHIFT(1;[.BA$2]))&gt;0;1;0)*[.$O27]" office:value-type="float" office:value="0" calcext:value-type="float">
            <text:p/>
          </table:table-cell>
          <table:table-cell table:formula="of:=IF(BITAND([.$Q27];BITLSHIFT(1;[.BB$2]))&gt;0;1;0)*[.$O27]" office:value-type="float" office:value="0" calcext:value-type="float">
            <text:p/>
          </table:table-cell>
          <table:table-cell table:formula="of:=IF(BITAND([.$Q27];BITLSHIFT(1;[.BC$2]))&gt;0;1;0)*[.$O27]" office:value-type="float" office:value="0" calcext:value-type="float">
            <text:p/>
          </table:table-cell>
          <table:table-cell table:formula="of:=IF(BITAND([.$Q27];BITLSHIFT(1;[.BD$2]))&gt;0;1;0)*[.$O27]" office:value-type="float" office:value="0" calcext:value-type="float">
            <text:p/>
          </table:table-cell>
          <table:table-cell table:formula="of:=IF(BITAND([.$Q27];BITLSHIFT(1;[.BE$2]))&gt;0;1;0)*[.$O27]" office:value-type="float" office:value="0" calcext:value-type="float">
            <text:p/>
          </table:table-cell>
          <table:table-cell table:formula="of:=IF(BITAND([.$Q27];BITLSHIFT(1;[.BF$2]))&gt;0;1;0)*[.$O27]" office:value-type="float" office:value="0" calcext:value-type="float">
            <text:p/>
          </table:table-cell>
          <table:table-cell table:formula="of:=IF(BITAND([.$Q27];BITLSHIFT(1;[.BG$2]))&gt;0;1;0)*[.$O27]" office:value-type="float" office:value="0" calcext:value-type="float">
            <text:p/>
          </table:table-cell>
          <table:table-cell table:formula="of:=IF(BITAND([.$Q27];BITLSHIFT(1;[.BH$2]))&gt;0;1;0)*[.$O27]" office:value-type="float" office:value="0" calcext:value-type="float">
            <text:p/>
          </table:table-cell>
          <table:table-cell table:formula="of:=IF(BITAND([.$Q27];BITLSHIFT(1;[.BI$2]))&gt;0;1;0)*[.$O27]" office:value-type="float" office:value="0" calcext:value-type="float">
            <text:p/>
          </table:table-cell>
          <table:table-cell table:formula="of:=IF(BITAND([.$Q27];BITLSHIFT(1;[.BJ$2]))&gt;0;1;0)*[.$O27]" office:value-type="float" office:value="0" calcext:value-type="float">
            <text:p/>
          </table:table-cell>
          <table:table-cell table:formula="of:=IF(BITAND([.$Q27];BITLSHIFT(1;[.BK$2]))&gt;0;1;0)*[.$O27]" office:value-type="float" office:value="0" calcext:value-type="float">
            <text:p/>
          </table:table-cell>
          <table:table-cell table:formula="of:=IF(BITAND([.$Q27];BITLSHIFT(1;[.BL$2]))&gt;0;1;0)*[.$O27]" office:value-type="float" office:value="0" calcext:value-type="float">
            <text:p/>
          </table:table-cell>
          <table:table-cell table:formula="of:=IF(BITAND([.$Q27];BITLSHIFT(1;[.BM$2]))&gt;0;1;0)*[.$O27]" office:value-type="float" office:value="0" calcext:value-type="float">
            <text:p/>
          </table:table-cell>
          <table:table-cell table:formula="of:=IF(BITAND([.$Q27];BITLSHIFT(1;[.BN$2]))&gt;0;1;0)*[.$O27]" office:value-type="float" office:value="0" calcext:value-type="float">
            <text:p/>
          </table:table-cell>
          <table:table-cell table:formula="of:=IF(BITAND([.$Q27];BITLSHIFT(1;[.BO$2]))&gt;0;1;0)*[.$O27]" office:value-type="float" office:value="0" calcext:value-type="float">
            <text:p/>
          </table:table-cell>
          <table:table-cell table:formula="of:=IF(BITAND([.$Q27];BITLSHIFT(1;[.BP$2]))&gt;0;1;0)*[.$O27]" office:value-type="float" office:value="0" calcext:value-type="float">
            <text:p/>
          </table:table-cell>
          <table:table-cell table:formula="of:=IF(BITAND([.$Q27];BITLSHIFT(1;[.BQ$2]))&gt;0;1;0)*[.$O27]" office:value-type="float" office:value="0" calcext:value-type="float">
            <text:p/>
          </table:table-cell>
          <table:table-cell table:formula="of:=IF(BITAND([.$Q27];BITLSHIFT(1;[.BR$2]))&gt;0;1;0)*[.$O27]" office:value-type="float" office:value="0" calcext:value-type="float">
            <text:p/>
          </table:table-cell>
          <table:table-cell table:formula="of:=IF(BITAND([.$Q27];BITLSHIFT(1;[.BS$2]))&gt;0;1;0)*[.$O27]" office:value-type="float" office:value="0" calcext:value-type="float">
            <text:p/>
          </table:table-cell>
          <table:table-cell table:formula="of:=IF(BITAND([.$Q27];BITLSHIFT(1;[.BT$2]))&gt;0;1;0)*[.$O27]" office:value-type="float" office:value="0" calcext:value-type="float">
            <text:p/>
          </table:table-cell>
          <table:table-cell table:formula="of:=IF(BITAND([.$Q27];BITLSHIFT(1;[.BU$2]))&gt;0;1;0)*[.$O27]" office:value-type="float" office:value="0" calcext:value-type="float">
            <text:p/>
          </table:table-cell>
          <table:table-cell table:formula="of:=IF(BITAND([.$Q27];BITLSHIFT(1;[.BV$2]))&gt;0;1;0)*[.$O27]" office:value-type="float" office:value="0" calcext:value-type="float">
            <text:p/>
          </table:table-cell>
          <table:table-cell table:formula="of:=IF(BITAND([.$Q27];BITLSHIFT(1;[.BW$2]))&gt;0;1;0)*[.$O27]" office:value-type="float" office:value="0" calcext:value-type="float">
            <text:p/>
          </table:table-cell>
          <table:table-cell table:formula="of:=IF(BITAND([.$Q27];BITLSHIFT(1;[.BX$2]))&gt;0;1;0)*[.$O27]" office:value-type="float" office:value="0" calcext:value-type="float">
            <text:p/>
          </table:table-cell>
          <table:table-cell table:formula="of:=IF(BITAND([.$Q27];BITLSHIFT(1;[.BY$2]))&gt;0;1;0)*[.$O27]" office:value-type="float" office:value="0" calcext:value-type="float">
            <text:p/>
          </table:table-cell>
          <table:table-cell table:formula="of:=IF(BITAND([.$Q27];BITLSHIFT(1;[.BZ$2]))&gt;0;1;0)*[.$O27]" office:value-type="float" office:value="0" calcext:value-type="float">
            <text:p/>
          </table:table-cell>
          <table:table-cell table:formula="of:=IF(BITAND([.$Q27];BITLSHIFT(1;[.CA$2]))&gt;0;1;0)*[.$O27]" office:value-type="float" office:value="0" calcext:value-type="float">
            <text:p/>
          </table:table-cell>
          <table:table-cell table:formula="of:=IF(BITAND([.$Q27];BITLSHIFT(1;[.CB$2]))&gt;0;1;0)*[.$O27]" office:value-type="float" office:value="0" calcext:value-type="float">
            <text:p/>
          </table:table-cell>
          <table:table-cell table:formula="of:=IF(BITAND([.$Q27];BITLSHIFT(1;[.CC$2]))&gt;0;1;0)*[.$O27]" office:value-type="float" office:value="0" calcext:value-type="float">
            <text:p/>
          </table:table-cell>
          <table:table-cell table:formula="of:=IF(BITAND([.$Q27];BITLSHIFT(1;[.CD$2]))&gt;0;1;0)*[.$O2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8];10) ;16)" office:value-type="float" office:value="0" calcext:value-type="float">
            <text:p/>
          </table:table-cell>
          <table:table-cell table:formula="of:=DECIMAL(RIGHT([.N28];8) ;16)" office:value-type="float" office:value="0" calcext:value-type="float">
            <text:p/>
          </table:table-cell>
          <table:table-cell table:formula="of:=IF(BITAND([.$R28];BITLSHIFT(1;[.S$2]))&gt;0;1;0)*[.$O28]" office:value-type="float" office:value="0" calcext:value-type="float">
            <text:p/>
          </table:table-cell>
          <table:table-cell table:formula="of:=IF(BITAND([.$R28];BITLSHIFT(1;[.T$2]))&gt;0;1;0)*[.$O28]" office:value-type="float" office:value="0" calcext:value-type="float">
            <text:p/>
          </table:table-cell>
          <table:table-cell table:formula="of:=IF(BITAND([.$R28];BITLSHIFT(1;[.U$2]))&gt;0;1;0)*[.$O28]" office:value-type="float" office:value="0" calcext:value-type="float">
            <text:p/>
          </table:table-cell>
          <table:table-cell table:formula="of:=IF(BITAND([.$R28];BITLSHIFT(1;[.V$2]))&gt;0;1;0)*[.$O28]" office:value-type="float" office:value="0" calcext:value-type="float">
            <text:p/>
          </table:table-cell>
          <table:table-cell table:formula="of:=IF(BITAND([.$R28];BITLSHIFT(1;[.W$2]))&gt;0;1;0)*[.$O28]" office:value-type="float" office:value="0" calcext:value-type="float">
            <text:p/>
          </table:table-cell>
          <table:table-cell table:formula="of:=IF(BITAND([.$R28];BITLSHIFT(1;[.X$2]))&gt;0;1;0)*[.$O28]" office:value-type="float" office:value="0" calcext:value-type="float">
            <text:p/>
          </table:table-cell>
          <table:table-cell table:formula="of:=IF(BITAND([.$R28];BITLSHIFT(1;[.Y$2]))&gt;0;1;0)*[.$O28]" office:value-type="float" office:value="0" calcext:value-type="float">
            <text:p/>
          </table:table-cell>
          <table:table-cell table:formula="of:=IF(BITAND([.$R28];BITLSHIFT(1;[.Z$2]))&gt;0;1;0)*[.$O28]" office:value-type="float" office:value="0" calcext:value-type="float">
            <text:p/>
          </table:table-cell>
          <table:table-cell table:formula="of:=IF(BITAND([.$R28];BITLSHIFT(1;[.AA$2]))&gt;0;1;0)*[.$O28]" office:value-type="float" office:value="0" calcext:value-type="float">
            <text:p/>
          </table:table-cell>
          <table:table-cell table:formula="of:=IF(BITAND([.$R28];BITLSHIFT(1;[.AB$2]))&gt;0;1;0)*[.$O28]" office:value-type="float" office:value="0" calcext:value-type="float">
            <text:p/>
          </table:table-cell>
          <table:table-cell table:formula="of:=IF(BITAND([.$R28];BITLSHIFT(1;[.AC$2]))&gt;0;1;0)*[.$O28]" office:value-type="float" office:value="0" calcext:value-type="float">
            <text:p/>
          </table:table-cell>
          <table:table-cell table:formula="of:=IF(BITAND([.$R28];BITLSHIFT(1;[.AD$2]))&gt;0;1;0)*[.$O28]" office:value-type="float" office:value="0" calcext:value-type="float">
            <text:p/>
          </table:table-cell>
          <table:table-cell table:formula="of:=IF(BITAND([.$R28];BITLSHIFT(1;[.AE$2]))&gt;0;1;0)*[.$O28]" office:value-type="float" office:value="0" calcext:value-type="float">
            <text:p/>
          </table:table-cell>
          <table:table-cell table:formula="of:=IF(BITAND([.$R28];BITLSHIFT(1;[.AF$2]))&gt;0;1;0)*[.$O28]" office:value-type="float" office:value="0" calcext:value-type="float">
            <text:p/>
          </table:table-cell>
          <table:table-cell table:formula="of:=IF(BITAND([.$R28];BITLSHIFT(1;[.AG$2]))&gt;0;1;0)*[.$O28]" office:value-type="float" office:value="0" calcext:value-type="float">
            <text:p/>
          </table:table-cell>
          <table:table-cell table:formula="of:=IF(BITAND([.$R28];BITLSHIFT(1;[.AH$2]))&gt;0;1;0)*[.$O28]" office:value-type="float" office:value="0" calcext:value-type="float">
            <text:p/>
          </table:table-cell>
          <table:table-cell table:formula="of:=IF(BITAND([.$R28];BITLSHIFT(1;[.AI$2]))&gt;0;1;0)*[.$O28]" office:value-type="float" office:value="0" calcext:value-type="float">
            <text:p/>
          </table:table-cell>
          <table:table-cell table:formula="of:=IF(BITAND([.$R28];BITLSHIFT(1;[.AJ$2]))&gt;0;1;0)*[.$O28]" office:value-type="float" office:value="0" calcext:value-type="float">
            <text:p/>
          </table:table-cell>
          <table:table-cell table:formula="of:=IF(BITAND([.$R28];BITLSHIFT(1;[.AK$2]))&gt;0;1;0)*[.$O28]" office:value-type="float" office:value="0" calcext:value-type="float">
            <text:p/>
          </table:table-cell>
          <table:table-cell table:formula="of:=IF(BITAND([.$R28];BITLSHIFT(1;[.AL$2]))&gt;0;1;0)*[.$O28]" office:value-type="float" office:value="0" calcext:value-type="float">
            <text:p/>
          </table:table-cell>
          <table:table-cell table:formula="of:=IF(BITAND([.$R28];BITLSHIFT(1;[.AM$2]))&gt;0;1;0)*[.$O28]" office:value-type="float" office:value="0" calcext:value-type="float">
            <text:p/>
          </table:table-cell>
          <table:table-cell table:formula="of:=IF(BITAND([.$R28];BITLSHIFT(1;[.AN$2]))&gt;0;1;0)*[.$O28]" office:value-type="float" office:value="0" calcext:value-type="float">
            <text:p/>
          </table:table-cell>
          <table:table-cell table:formula="of:=IF(BITAND([.$R28];BITLSHIFT(1;[.AO$2]))&gt;0;1;0)*[.$O28]" office:value-type="float" office:value="0" calcext:value-type="float">
            <text:p/>
          </table:table-cell>
          <table:table-cell table:formula="of:=IF(BITAND([.$R28];BITLSHIFT(1;[.AP$2]))&gt;0;1;0)*[.$O28]" office:value-type="float" office:value="0" calcext:value-type="float">
            <text:p/>
          </table:table-cell>
          <table:table-cell table:formula="of:=IF(BITAND([.$R28];BITLSHIFT(1;[.AQ$2]))&gt;0;1;0)*[.$O28]" office:value-type="float" office:value="0" calcext:value-type="float">
            <text:p/>
          </table:table-cell>
          <table:table-cell table:formula="of:=IF(BITAND([.$R28];BITLSHIFT(1;[.AR$2]))&gt;0;1;0)*[.$O28]" office:value-type="float" office:value="0" calcext:value-type="float">
            <text:p/>
          </table:table-cell>
          <table:table-cell table:formula="of:=IF(BITAND([.$R28];BITLSHIFT(1;[.AS$2]))&gt;0;1;0)*[.$O28]" office:value-type="float" office:value="0" calcext:value-type="float">
            <text:p/>
          </table:table-cell>
          <table:table-cell table:formula="of:=IF(BITAND([.$R28];BITLSHIFT(1;[.AT$2]))&gt;0;1;0)*[.$O28]" office:value-type="float" office:value="0" calcext:value-type="float">
            <text:p/>
          </table:table-cell>
          <table:table-cell table:formula="of:=IF(BITAND([.$R28];BITLSHIFT(1;[.AU$2]))&gt;0;1;0)*[.$O28]" office:value-type="float" office:value="0" calcext:value-type="float">
            <text:p/>
          </table:table-cell>
          <table:table-cell table:formula="of:=IF(BITAND([.$R28];BITLSHIFT(1;[.AV$2]))&gt;0;1;0)*[.$O28]" office:value-type="float" office:value="0" calcext:value-type="float">
            <text:p/>
          </table:table-cell>
          <table:table-cell table:formula="of:=IF(BITAND([.$R28];BITLSHIFT(1;[.AW$2]))&gt;0;1;0)*[.$O28]" office:value-type="float" office:value="0" calcext:value-type="float">
            <text:p/>
          </table:table-cell>
          <table:table-cell table:formula="of:=IF(BITAND([.$R28];BITLSHIFT(1;[.AX$2]))&gt;0;1;0)*[.$O28]" office:value-type="float" office:value="0" calcext:value-type="float">
            <text:p/>
          </table:table-cell>
          <table:table-cell table:formula="of:=IF(BITAND([.$Q28];BITLSHIFT(1;[.AY$2]))&gt;0;1;0)*[.$O28]" office:value-type="float" office:value="0" calcext:value-type="float">
            <text:p/>
          </table:table-cell>
          <table:table-cell table:formula="of:=IF(BITAND([.$Q28];BITLSHIFT(1;[.AZ$2]))&gt;0;1;0)*[.$O28]" office:value-type="float" office:value="0" calcext:value-type="float">
            <text:p/>
          </table:table-cell>
          <table:table-cell table:formula="of:=IF(BITAND([.$Q28];BITLSHIFT(1;[.BA$2]))&gt;0;1;0)*[.$O28]" office:value-type="float" office:value="0" calcext:value-type="float">
            <text:p/>
          </table:table-cell>
          <table:table-cell table:formula="of:=IF(BITAND([.$Q28];BITLSHIFT(1;[.BB$2]))&gt;0;1;0)*[.$O28]" office:value-type="float" office:value="0" calcext:value-type="float">
            <text:p/>
          </table:table-cell>
          <table:table-cell table:formula="of:=IF(BITAND([.$Q28];BITLSHIFT(1;[.BC$2]))&gt;0;1;0)*[.$O28]" office:value-type="float" office:value="0" calcext:value-type="float">
            <text:p/>
          </table:table-cell>
          <table:table-cell table:formula="of:=IF(BITAND([.$Q28];BITLSHIFT(1;[.BD$2]))&gt;0;1;0)*[.$O28]" office:value-type="float" office:value="0" calcext:value-type="float">
            <text:p/>
          </table:table-cell>
          <table:table-cell table:formula="of:=IF(BITAND([.$Q28];BITLSHIFT(1;[.BE$2]))&gt;0;1;0)*[.$O28]" office:value-type="float" office:value="0" calcext:value-type="float">
            <text:p/>
          </table:table-cell>
          <table:table-cell table:formula="of:=IF(BITAND([.$Q28];BITLSHIFT(1;[.BF$2]))&gt;0;1;0)*[.$O28]" office:value-type="float" office:value="0" calcext:value-type="float">
            <text:p/>
          </table:table-cell>
          <table:table-cell table:formula="of:=IF(BITAND([.$Q28];BITLSHIFT(1;[.BG$2]))&gt;0;1;0)*[.$O28]" office:value-type="float" office:value="0" calcext:value-type="float">
            <text:p/>
          </table:table-cell>
          <table:table-cell table:formula="of:=IF(BITAND([.$Q28];BITLSHIFT(1;[.BH$2]))&gt;0;1;0)*[.$O28]" office:value-type="float" office:value="0" calcext:value-type="float">
            <text:p/>
          </table:table-cell>
          <table:table-cell table:formula="of:=IF(BITAND([.$Q28];BITLSHIFT(1;[.BI$2]))&gt;0;1;0)*[.$O28]" office:value-type="float" office:value="0" calcext:value-type="float">
            <text:p/>
          </table:table-cell>
          <table:table-cell table:formula="of:=IF(BITAND([.$Q28];BITLSHIFT(1;[.BJ$2]))&gt;0;1;0)*[.$O28]" office:value-type="float" office:value="0" calcext:value-type="float">
            <text:p/>
          </table:table-cell>
          <table:table-cell table:formula="of:=IF(BITAND([.$Q28];BITLSHIFT(1;[.BK$2]))&gt;0;1;0)*[.$O28]" office:value-type="float" office:value="0" calcext:value-type="float">
            <text:p/>
          </table:table-cell>
          <table:table-cell table:formula="of:=IF(BITAND([.$Q28];BITLSHIFT(1;[.BL$2]))&gt;0;1;0)*[.$O28]" office:value-type="float" office:value="0" calcext:value-type="float">
            <text:p/>
          </table:table-cell>
          <table:table-cell table:formula="of:=IF(BITAND([.$Q28];BITLSHIFT(1;[.BM$2]))&gt;0;1;0)*[.$O28]" office:value-type="float" office:value="0" calcext:value-type="float">
            <text:p/>
          </table:table-cell>
          <table:table-cell table:formula="of:=IF(BITAND([.$Q28];BITLSHIFT(1;[.BN$2]))&gt;0;1;0)*[.$O28]" office:value-type="float" office:value="0" calcext:value-type="float">
            <text:p/>
          </table:table-cell>
          <table:table-cell table:formula="of:=IF(BITAND([.$Q28];BITLSHIFT(1;[.BO$2]))&gt;0;1;0)*[.$O28]" office:value-type="float" office:value="0" calcext:value-type="float">
            <text:p/>
          </table:table-cell>
          <table:table-cell table:formula="of:=IF(BITAND([.$Q28];BITLSHIFT(1;[.BP$2]))&gt;0;1;0)*[.$O28]" office:value-type="float" office:value="0" calcext:value-type="float">
            <text:p/>
          </table:table-cell>
          <table:table-cell table:formula="of:=IF(BITAND([.$Q28];BITLSHIFT(1;[.BQ$2]))&gt;0;1;0)*[.$O28]" office:value-type="float" office:value="0" calcext:value-type="float">
            <text:p/>
          </table:table-cell>
          <table:table-cell table:formula="of:=IF(BITAND([.$Q28];BITLSHIFT(1;[.BR$2]))&gt;0;1;0)*[.$O28]" office:value-type="float" office:value="0" calcext:value-type="float">
            <text:p/>
          </table:table-cell>
          <table:table-cell table:formula="of:=IF(BITAND([.$Q28];BITLSHIFT(1;[.BS$2]))&gt;0;1;0)*[.$O28]" office:value-type="float" office:value="0" calcext:value-type="float">
            <text:p/>
          </table:table-cell>
          <table:table-cell table:formula="of:=IF(BITAND([.$Q28];BITLSHIFT(1;[.BT$2]))&gt;0;1;0)*[.$O28]" office:value-type="float" office:value="0" calcext:value-type="float">
            <text:p/>
          </table:table-cell>
          <table:table-cell table:formula="of:=IF(BITAND([.$Q28];BITLSHIFT(1;[.BU$2]))&gt;0;1;0)*[.$O28]" office:value-type="float" office:value="0" calcext:value-type="float">
            <text:p/>
          </table:table-cell>
          <table:table-cell table:formula="of:=IF(BITAND([.$Q28];BITLSHIFT(1;[.BV$2]))&gt;0;1;0)*[.$O28]" office:value-type="float" office:value="0" calcext:value-type="float">
            <text:p/>
          </table:table-cell>
          <table:table-cell table:formula="of:=IF(BITAND([.$Q28];BITLSHIFT(1;[.BW$2]))&gt;0;1;0)*[.$O28]" office:value-type="float" office:value="0" calcext:value-type="float">
            <text:p/>
          </table:table-cell>
          <table:table-cell table:formula="of:=IF(BITAND([.$Q28];BITLSHIFT(1;[.BX$2]))&gt;0;1;0)*[.$O28]" office:value-type="float" office:value="0" calcext:value-type="float">
            <text:p/>
          </table:table-cell>
          <table:table-cell table:formula="of:=IF(BITAND([.$Q28];BITLSHIFT(1;[.BY$2]))&gt;0;1;0)*[.$O28]" office:value-type="float" office:value="0" calcext:value-type="float">
            <text:p/>
          </table:table-cell>
          <table:table-cell table:formula="of:=IF(BITAND([.$Q28];BITLSHIFT(1;[.BZ$2]))&gt;0;1;0)*[.$O28]" office:value-type="float" office:value="0" calcext:value-type="float">
            <text:p/>
          </table:table-cell>
          <table:table-cell table:formula="of:=IF(BITAND([.$Q28];BITLSHIFT(1;[.CA$2]))&gt;0;1;0)*[.$O28]" office:value-type="float" office:value="0" calcext:value-type="float">
            <text:p/>
          </table:table-cell>
          <table:table-cell table:formula="of:=IF(BITAND([.$Q28];BITLSHIFT(1;[.CB$2]))&gt;0;1;0)*[.$O28]" office:value-type="float" office:value="0" calcext:value-type="float">
            <text:p/>
          </table:table-cell>
          <table:table-cell table:formula="of:=IF(BITAND([.$Q28];BITLSHIFT(1;[.CC$2]))&gt;0;1;0)*[.$O28]" office:value-type="float" office:value="0" calcext:value-type="float">
            <text:p/>
          </table:table-cell>
          <table:table-cell table:formula="of:=IF(BITAND([.$Q28];BITLSHIFT(1;[.CD$2]))&gt;0;1;0)*[.$O2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29];10) ;16)" office:value-type="float" office:value="0" calcext:value-type="float">
            <text:p/>
          </table:table-cell>
          <table:table-cell table:formula="of:=DECIMAL(RIGHT([.N29];8) ;16)" office:value-type="float" office:value="0" calcext:value-type="float">
            <text:p/>
          </table:table-cell>
          <table:table-cell table:formula="of:=IF(BITAND([.$R29];BITLSHIFT(1;[.S$2]))&gt;0;1;0)*[.$O29]" office:value-type="float" office:value="0" calcext:value-type="float">
            <text:p/>
          </table:table-cell>
          <table:table-cell table:formula="of:=IF(BITAND([.$R29];BITLSHIFT(1;[.T$2]))&gt;0;1;0)*[.$O29]" office:value-type="float" office:value="0" calcext:value-type="float">
            <text:p/>
          </table:table-cell>
          <table:table-cell table:formula="of:=IF(BITAND([.$R29];BITLSHIFT(1;[.U$2]))&gt;0;1;0)*[.$O29]" office:value-type="float" office:value="0" calcext:value-type="float">
            <text:p/>
          </table:table-cell>
          <table:table-cell table:formula="of:=IF(BITAND([.$R29];BITLSHIFT(1;[.V$2]))&gt;0;1;0)*[.$O29]" office:value-type="float" office:value="0" calcext:value-type="float">
            <text:p/>
          </table:table-cell>
          <table:table-cell table:formula="of:=IF(BITAND([.$R29];BITLSHIFT(1;[.W$2]))&gt;0;1;0)*[.$O29]" office:value-type="float" office:value="0" calcext:value-type="float">
            <text:p/>
          </table:table-cell>
          <table:table-cell table:formula="of:=IF(BITAND([.$R29];BITLSHIFT(1;[.X$2]))&gt;0;1;0)*[.$O29]" office:value-type="float" office:value="0" calcext:value-type="float">
            <text:p/>
          </table:table-cell>
          <table:table-cell table:formula="of:=IF(BITAND([.$R29];BITLSHIFT(1;[.Y$2]))&gt;0;1;0)*[.$O29]" office:value-type="float" office:value="0" calcext:value-type="float">
            <text:p/>
          </table:table-cell>
          <table:table-cell table:formula="of:=IF(BITAND([.$R29];BITLSHIFT(1;[.Z$2]))&gt;0;1;0)*[.$O29]" office:value-type="float" office:value="0" calcext:value-type="float">
            <text:p/>
          </table:table-cell>
          <table:table-cell table:formula="of:=IF(BITAND([.$R29];BITLSHIFT(1;[.AA$2]))&gt;0;1;0)*[.$O29]" office:value-type="float" office:value="0" calcext:value-type="float">
            <text:p/>
          </table:table-cell>
          <table:table-cell table:formula="of:=IF(BITAND([.$R29];BITLSHIFT(1;[.AB$2]))&gt;0;1;0)*[.$O29]" office:value-type="float" office:value="0" calcext:value-type="float">
            <text:p/>
          </table:table-cell>
          <table:table-cell table:formula="of:=IF(BITAND([.$R29];BITLSHIFT(1;[.AC$2]))&gt;0;1;0)*[.$O29]" office:value-type="float" office:value="0" calcext:value-type="float">
            <text:p/>
          </table:table-cell>
          <table:table-cell table:formula="of:=IF(BITAND([.$R29];BITLSHIFT(1;[.AD$2]))&gt;0;1;0)*[.$O29]" office:value-type="float" office:value="0" calcext:value-type="float">
            <text:p/>
          </table:table-cell>
          <table:table-cell table:formula="of:=IF(BITAND([.$R29];BITLSHIFT(1;[.AE$2]))&gt;0;1;0)*[.$O29]" office:value-type="float" office:value="0" calcext:value-type="float">
            <text:p/>
          </table:table-cell>
          <table:table-cell table:formula="of:=IF(BITAND([.$R29];BITLSHIFT(1;[.AF$2]))&gt;0;1;0)*[.$O29]" office:value-type="float" office:value="0" calcext:value-type="float">
            <text:p/>
          </table:table-cell>
          <table:table-cell table:formula="of:=IF(BITAND([.$R29];BITLSHIFT(1;[.AG$2]))&gt;0;1;0)*[.$O29]" office:value-type="float" office:value="0" calcext:value-type="float">
            <text:p/>
          </table:table-cell>
          <table:table-cell table:formula="of:=IF(BITAND([.$R29];BITLSHIFT(1;[.AH$2]))&gt;0;1;0)*[.$O29]" office:value-type="float" office:value="0" calcext:value-type="float">
            <text:p/>
          </table:table-cell>
          <table:table-cell table:formula="of:=IF(BITAND([.$R29];BITLSHIFT(1;[.AI$2]))&gt;0;1;0)*[.$O29]" office:value-type="float" office:value="0" calcext:value-type="float">
            <text:p/>
          </table:table-cell>
          <table:table-cell table:formula="of:=IF(BITAND([.$R29];BITLSHIFT(1;[.AJ$2]))&gt;0;1;0)*[.$O29]" office:value-type="float" office:value="0" calcext:value-type="float">
            <text:p/>
          </table:table-cell>
          <table:table-cell table:formula="of:=IF(BITAND([.$R29];BITLSHIFT(1;[.AK$2]))&gt;0;1;0)*[.$O29]" office:value-type="float" office:value="0" calcext:value-type="float">
            <text:p/>
          </table:table-cell>
          <table:table-cell table:formula="of:=IF(BITAND([.$R29];BITLSHIFT(1;[.AL$2]))&gt;0;1;0)*[.$O29]" office:value-type="float" office:value="0" calcext:value-type="float">
            <text:p/>
          </table:table-cell>
          <table:table-cell table:formula="of:=IF(BITAND([.$R29];BITLSHIFT(1;[.AM$2]))&gt;0;1;0)*[.$O29]" office:value-type="float" office:value="0" calcext:value-type="float">
            <text:p/>
          </table:table-cell>
          <table:table-cell table:formula="of:=IF(BITAND([.$R29];BITLSHIFT(1;[.AN$2]))&gt;0;1;0)*[.$O29]" office:value-type="float" office:value="0" calcext:value-type="float">
            <text:p/>
          </table:table-cell>
          <table:table-cell table:formula="of:=IF(BITAND([.$R29];BITLSHIFT(1;[.AO$2]))&gt;0;1;0)*[.$O29]" office:value-type="float" office:value="0" calcext:value-type="float">
            <text:p/>
          </table:table-cell>
          <table:table-cell table:formula="of:=IF(BITAND([.$R29];BITLSHIFT(1;[.AP$2]))&gt;0;1;0)*[.$O29]" office:value-type="float" office:value="0" calcext:value-type="float">
            <text:p/>
          </table:table-cell>
          <table:table-cell table:formula="of:=IF(BITAND([.$R29];BITLSHIFT(1;[.AQ$2]))&gt;0;1;0)*[.$O29]" office:value-type="float" office:value="0" calcext:value-type="float">
            <text:p/>
          </table:table-cell>
          <table:table-cell table:formula="of:=IF(BITAND([.$R29];BITLSHIFT(1;[.AR$2]))&gt;0;1;0)*[.$O29]" office:value-type="float" office:value="0" calcext:value-type="float">
            <text:p/>
          </table:table-cell>
          <table:table-cell table:formula="of:=IF(BITAND([.$R29];BITLSHIFT(1;[.AS$2]))&gt;0;1;0)*[.$O29]" office:value-type="float" office:value="0" calcext:value-type="float">
            <text:p/>
          </table:table-cell>
          <table:table-cell table:formula="of:=IF(BITAND([.$R29];BITLSHIFT(1;[.AT$2]))&gt;0;1;0)*[.$O29]" office:value-type="float" office:value="0" calcext:value-type="float">
            <text:p/>
          </table:table-cell>
          <table:table-cell table:formula="of:=IF(BITAND([.$R29];BITLSHIFT(1;[.AU$2]))&gt;0;1;0)*[.$O29]" office:value-type="float" office:value="0" calcext:value-type="float">
            <text:p/>
          </table:table-cell>
          <table:table-cell table:formula="of:=IF(BITAND([.$R29];BITLSHIFT(1;[.AV$2]))&gt;0;1;0)*[.$O29]" office:value-type="float" office:value="0" calcext:value-type="float">
            <text:p/>
          </table:table-cell>
          <table:table-cell table:formula="of:=IF(BITAND([.$R29];BITLSHIFT(1;[.AW$2]))&gt;0;1;0)*[.$O29]" office:value-type="float" office:value="0" calcext:value-type="float">
            <text:p/>
          </table:table-cell>
          <table:table-cell table:formula="of:=IF(BITAND([.$R29];BITLSHIFT(1;[.AX$2]))&gt;0;1;0)*[.$O29]" office:value-type="float" office:value="0" calcext:value-type="float">
            <text:p/>
          </table:table-cell>
          <table:table-cell table:formula="of:=IF(BITAND([.$Q29];BITLSHIFT(1;[.AY$2]))&gt;0;1;0)*[.$O29]" office:value-type="float" office:value="0" calcext:value-type="float">
            <text:p/>
          </table:table-cell>
          <table:table-cell table:formula="of:=IF(BITAND([.$Q29];BITLSHIFT(1;[.AZ$2]))&gt;0;1;0)*[.$O29]" office:value-type="float" office:value="0" calcext:value-type="float">
            <text:p/>
          </table:table-cell>
          <table:table-cell table:formula="of:=IF(BITAND([.$Q29];BITLSHIFT(1;[.BA$2]))&gt;0;1;0)*[.$O29]" office:value-type="float" office:value="0" calcext:value-type="float">
            <text:p/>
          </table:table-cell>
          <table:table-cell table:formula="of:=IF(BITAND([.$Q29];BITLSHIFT(1;[.BB$2]))&gt;0;1;0)*[.$O29]" office:value-type="float" office:value="0" calcext:value-type="float">
            <text:p/>
          </table:table-cell>
          <table:table-cell table:formula="of:=IF(BITAND([.$Q29];BITLSHIFT(1;[.BC$2]))&gt;0;1;0)*[.$O29]" office:value-type="float" office:value="0" calcext:value-type="float">
            <text:p/>
          </table:table-cell>
          <table:table-cell table:formula="of:=IF(BITAND([.$Q29];BITLSHIFT(1;[.BD$2]))&gt;0;1;0)*[.$O29]" office:value-type="float" office:value="0" calcext:value-type="float">
            <text:p/>
          </table:table-cell>
          <table:table-cell table:formula="of:=IF(BITAND([.$Q29];BITLSHIFT(1;[.BE$2]))&gt;0;1;0)*[.$O29]" office:value-type="float" office:value="0" calcext:value-type="float">
            <text:p/>
          </table:table-cell>
          <table:table-cell table:formula="of:=IF(BITAND([.$Q29];BITLSHIFT(1;[.BF$2]))&gt;0;1;0)*[.$O29]" office:value-type="float" office:value="0" calcext:value-type="float">
            <text:p/>
          </table:table-cell>
          <table:table-cell table:formula="of:=IF(BITAND([.$Q29];BITLSHIFT(1;[.BG$2]))&gt;0;1;0)*[.$O29]" office:value-type="float" office:value="0" calcext:value-type="float">
            <text:p/>
          </table:table-cell>
          <table:table-cell table:formula="of:=IF(BITAND([.$Q29];BITLSHIFT(1;[.BH$2]))&gt;0;1;0)*[.$O29]" office:value-type="float" office:value="0" calcext:value-type="float">
            <text:p/>
          </table:table-cell>
          <table:table-cell table:formula="of:=IF(BITAND([.$Q29];BITLSHIFT(1;[.BI$2]))&gt;0;1;0)*[.$O29]" office:value-type="float" office:value="0" calcext:value-type="float">
            <text:p/>
          </table:table-cell>
          <table:table-cell table:formula="of:=IF(BITAND([.$Q29];BITLSHIFT(1;[.BJ$2]))&gt;0;1;0)*[.$O29]" office:value-type="float" office:value="0" calcext:value-type="float">
            <text:p/>
          </table:table-cell>
          <table:table-cell table:formula="of:=IF(BITAND([.$Q29];BITLSHIFT(1;[.BK$2]))&gt;0;1;0)*[.$O29]" office:value-type="float" office:value="0" calcext:value-type="float">
            <text:p/>
          </table:table-cell>
          <table:table-cell table:formula="of:=IF(BITAND([.$Q29];BITLSHIFT(1;[.BL$2]))&gt;0;1;0)*[.$O29]" office:value-type="float" office:value="0" calcext:value-type="float">
            <text:p/>
          </table:table-cell>
          <table:table-cell table:formula="of:=IF(BITAND([.$Q29];BITLSHIFT(1;[.BM$2]))&gt;0;1;0)*[.$O29]" office:value-type="float" office:value="0" calcext:value-type="float">
            <text:p/>
          </table:table-cell>
          <table:table-cell table:formula="of:=IF(BITAND([.$Q29];BITLSHIFT(1;[.BN$2]))&gt;0;1;0)*[.$O29]" office:value-type="float" office:value="0" calcext:value-type="float">
            <text:p/>
          </table:table-cell>
          <table:table-cell table:formula="of:=IF(BITAND([.$Q29];BITLSHIFT(1;[.BO$2]))&gt;0;1;0)*[.$O29]" office:value-type="float" office:value="0" calcext:value-type="float">
            <text:p/>
          </table:table-cell>
          <table:table-cell table:formula="of:=IF(BITAND([.$Q29];BITLSHIFT(1;[.BP$2]))&gt;0;1;0)*[.$O29]" office:value-type="float" office:value="0" calcext:value-type="float">
            <text:p/>
          </table:table-cell>
          <table:table-cell table:formula="of:=IF(BITAND([.$Q29];BITLSHIFT(1;[.BQ$2]))&gt;0;1;0)*[.$O29]" office:value-type="float" office:value="0" calcext:value-type="float">
            <text:p/>
          </table:table-cell>
          <table:table-cell table:formula="of:=IF(BITAND([.$Q29];BITLSHIFT(1;[.BR$2]))&gt;0;1;0)*[.$O29]" office:value-type="float" office:value="0" calcext:value-type="float">
            <text:p/>
          </table:table-cell>
          <table:table-cell table:formula="of:=IF(BITAND([.$Q29];BITLSHIFT(1;[.BS$2]))&gt;0;1;0)*[.$O29]" office:value-type="float" office:value="0" calcext:value-type="float">
            <text:p/>
          </table:table-cell>
          <table:table-cell table:formula="of:=IF(BITAND([.$Q29];BITLSHIFT(1;[.BT$2]))&gt;0;1;0)*[.$O29]" office:value-type="float" office:value="0" calcext:value-type="float">
            <text:p/>
          </table:table-cell>
          <table:table-cell table:formula="of:=IF(BITAND([.$Q29];BITLSHIFT(1;[.BU$2]))&gt;0;1;0)*[.$O29]" office:value-type="float" office:value="0" calcext:value-type="float">
            <text:p/>
          </table:table-cell>
          <table:table-cell table:formula="of:=IF(BITAND([.$Q29];BITLSHIFT(1;[.BV$2]))&gt;0;1;0)*[.$O29]" office:value-type="float" office:value="0" calcext:value-type="float">
            <text:p/>
          </table:table-cell>
          <table:table-cell table:formula="of:=IF(BITAND([.$Q29];BITLSHIFT(1;[.BW$2]))&gt;0;1;0)*[.$O29]" office:value-type="float" office:value="0" calcext:value-type="float">
            <text:p/>
          </table:table-cell>
          <table:table-cell table:formula="of:=IF(BITAND([.$Q29];BITLSHIFT(1;[.BX$2]))&gt;0;1;0)*[.$O29]" office:value-type="float" office:value="0" calcext:value-type="float">
            <text:p/>
          </table:table-cell>
          <table:table-cell table:formula="of:=IF(BITAND([.$Q29];BITLSHIFT(1;[.BY$2]))&gt;0;1;0)*[.$O29]" office:value-type="float" office:value="0" calcext:value-type="float">
            <text:p/>
          </table:table-cell>
          <table:table-cell table:formula="of:=IF(BITAND([.$Q29];BITLSHIFT(1;[.BZ$2]))&gt;0;1;0)*[.$O29]" office:value-type="float" office:value="0" calcext:value-type="float">
            <text:p/>
          </table:table-cell>
          <table:table-cell table:formula="of:=IF(BITAND([.$Q29];BITLSHIFT(1;[.CA$2]))&gt;0;1;0)*[.$O29]" office:value-type="float" office:value="0" calcext:value-type="float">
            <text:p/>
          </table:table-cell>
          <table:table-cell table:formula="of:=IF(BITAND([.$Q29];BITLSHIFT(1;[.CB$2]))&gt;0;1;0)*[.$O29]" office:value-type="float" office:value="0" calcext:value-type="float">
            <text:p/>
          </table:table-cell>
          <table:table-cell table:formula="of:=IF(BITAND([.$Q29];BITLSHIFT(1;[.CC$2]))&gt;0;1;0)*[.$O29]" office:value-type="float" office:value="0" calcext:value-type="float">
            <text:p/>
          </table:table-cell>
          <table:table-cell table:formula="of:=IF(BITAND([.$Q29];BITLSHIFT(1;[.CD$2]))&gt;0;1;0)*[.$O2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0];10) ;16)" office:value-type="float" office:value="0" calcext:value-type="float">
            <text:p/>
          </table:table-cell>
          <table:table-cell table:formula="of:=DECIMAL(RIGHT([.N30];8) ;16)" office:value-type="float" office:value="0" calcext:value-type="float">
            <text:p/>
          </table:table-cell>
          <table:table-cell table:formula="of:=IF(BITAND([.$R30];BITLSHIFT(1;[.S$2]))&gt;0;1;0)*[.$O30]" office:value-type="float" office:value="0" calcext:value-type="float">
            <text:p/>
          </table:table-cell>
          <table:table-cell table:formula="of:=IF(BITAND([.$R30];BITLSHIFT(1;[.T$2]))&gt;0;1;0)*[.$O30]" office:value-type="float" office:value="0" calcext:value-type="float">
            <text:p/>
          </table:table-cell>
          <table:table-cell table:formula="of:=IF(BITAND([.$R30];BITLSHIFT(1;[.U$2]))&gt;0;1;0)*[.$O30]" office:value-type="float" office:value="0" calcext:value-type="float">
            <text:p/>
          </table:table-cell>
          <table:table-cell table:formula="of:=IF(BITAND([.$R30];BITLSHIFT(1;[.V$2]))&gt;0;1;0)*[.$O30]" office:value-type="float" office:value="0" calcext:value-type="float">
            <text:p/>
          </table:table-cell>
          <table:table-cell table:formula="of:=IF(BITAND([.$R30];BITLSHIFT(1;[.W$2]))&gt;0;1;0)*[.$O30]" office:value-type="float" office:value="0" calcext:value-type="float">
            <text:p/>
          </table:table-cell>
          <table:table-cell table:formula="of:=IF(BITAND([.$R30];BITLSHIFT(1;[.X$2]))&gt;0;1;0)*[.$O30]" office:value-type="float" office:value="0" calcext:value-type="float">
            <text:p/>
          </table:table-cell>
          <table:table-cell table:formula="of:=IF(BITAND([.$R30];BITLSHIFT(1;[.Y$2]))&gt;0;1;0)*[.$O30]" office:value-type="float" office:value="0" calcext:value-type="float">
            <text:p/>
          </table:table-cell>
          <table:table-cell table:formula="of:=IF(BITAND([.$R30];BITLSHIFT(1;[.Z$2]))&gt;0;1;0)*[.$O30]" office:value-type="float" office:value="0" calcext:value-type="float">
            <text:p/>
          </table:table-cell>
          <table:table-cell table:formula="of:=IF(BITAND([.$R30];BITLSHIFT(1;[.AA$2]))&gt;0;1;0)*[.$O30]" office:value-type="float" office:value="0" calcext:value-type="float">
            <text:p/>
          </table:table-cell>
          <table:table-cell table:formula="of:=IF(BITAND([.$R30];BITLSHIFT(1;[.AB$2]))&gt;0;1;0)*[.$O30]" office:value-type="float" office:value="0" calcext:value-type="float">
            <text:p/>
          </table:table-cell>
          <table:table-cell table:formula="of:=IF(BITAND([.$R30];BITLSHIFT(1;[.AC$2]))&gt;0;1;0)*[.$O30]" office:value-type="float" office:value="0" calcext:value-type="float">
            <text:p/>
          </table:table-cell>
          <table:table-cell table:formula="of:=IF(BITAND([.$R30];BITLSHIFT(1;[.AD$2]))&gt;0;1;0)*[.$O30]" office:value-type="float" office:value="0" calcext:value-type="float">
            <text:p/>
          </table:table-cell>
          <table:table-cell table:formula="of:=IF(BITAND([.$R30];BITLSHIFT(1;[.AE$2]))&gt;0;1;0)*[.$O30]" office:value-type="float" office:value="0" calcext:value-type="float">
            <text:p/>
          </table:table-cell>
          <table:table-cell table:formula="of:=IF(BITAND([.$R30];BITLSHIFT(1;[.AF$2]))&gt;0;1;0)*[.$O30]" office:value-type="float" office:value="0" calcext:value-type="float">
            <text:p/>
          </table:table-cell>
          <table:table-cell table:formula="of:=IF(BITAND([.$R30];BITLSHIFT(1;[.AG$2]))&gt;0;1;0)*[.$O30]" office:value-type="float" office:value="0" calcext:value-type="float">
            <text:p/>
          </table:table-cell>
          <table:table-cell table:formula="of:=IF(BITAND([.$R30];BITLSHIFT(1;[.AH$2]))&gt;0;1;0)*[.$O30]" office:value-type="float" office:value="0" calcext:value-type="float">
            <text:p/>
          </table:table-cell>
          <table:table-cell table:formula="of:=IF(BITAND([.$R30];BITLSHIFT(1;[.AI$2]))&gt;0;1;0)*[.$O30]" office:value-type="float" office:value="0" calcext:value-type="float">
            <text:p/>
          </table:table-cell>
          <table:table-cell table:formula="of:=IF(BITAND([.$R30];BITLSHIFT(1;[.AJ$2]))&gt;0;1;0)*[.$O30]" office:value-type="float" office:value="0" calcext:value-type="float">
            <text:p/>
          </table:table-cell>
          <table:table-cell table:formula="of:=IF(BITAND([.$R30];BITLSHIFT(1;[.AK$2]))&gt;0;1;0)*[.$O30]" office:value-type="float" office:value="0" calcext:value-type="float">
            <text:p/>
          </table:table-cell>
          <table:table-cell table:formula="of:=IF(BITAND([.$R30];BITLSHIFT(1;[.AL$2]))&gt;0;1;0)*[.$O30]" office:value-type="float" office:value="0" calcext:value-type="float">
            <text:p/>
          </table:table-cell>
          <table:table-cell table:formula="of:=IF(BITAND([.$R30];BITLSHIFT(1;[.AM$2]))&gt;0;1;0)*[.$O30]" office:value-type="float" office:value="0" calcext:value-type="float">
            <text:p/>
          </table:table-cell>
          <table:table-cell table:formula="of:=IF(BITAND([.$R30];BITLSHIFT(1;[.AN$2]))&gt;0;1;0)*[.$O30]" office:value-type="float" office:value="0" calcext:value-type="float">
            <text:p/>
          </table:table-cell>
          <table:table-cell table:formula="of:=IF(BITAND([.$R30];BITLSHIFT(1;[.AO$2]))&gt;0;1;0)*[.$O30]" office:value-type="float" office:value="0" calcext:value-type="float">
            <text:p/>
          </table:table-cell>
          <table:table-cell table:formula="of:=IF(BITAND([.$R30];BITLSHIFT(1;[.AP$2]))&gt;0;1;0)*[.$O30]" office:value-type="float" office:value="0" calcext:value-type="float">
            <text:p/>
          </table:table-cell>
          <table:table-cell table:formula="of:=IF(BITAND([.$R30];BITLSHIFT(1;[.AQ$2]))&gt;0;1;0)*[.$O30]" office:value-type="float" office:value="0" calcext:value-type="float">
            <text:p/>
          </table:table-cell>
          <table:table-cell table:formula="of:=IF(BITAND([.$R30];BITLSHIFT(1;[.AR$2]))&gt;0;1;0)*[.$O30]" office:value-type="float" office:value="0" calcext:value-type="float">
            <text:p/>
          </table:table-cell>
          <table:table-cell table:formula="of:=IF(BITAND([.$R30];BITLSHIFT(1;[.AS$2]))&gt;0;1;0)*[.$O30]" office:value-type="float" office:value="0" calcext:value-type="float">
            <text:p/>
          </table:table-cell>
          <table:table-cell table:formula="of:=IF(BITAND([.$R30];BITLSHIFT(1;[.AT$2]))&gt;0;1;0)*[.$O30]" office:value-type="float" office:value="0" calcext:value-type="float">
            <text:p/>
          </table:table-cell>
          <table:table-cell table:formula="of:=IF(BITAND([.$R30];BITLSHIFT(1;[.AU$2]))&gt;0;1;0)*[.$O30]" office:value-type="float" office:value="0" calcext:value-type="float">
            <text:p/>
          </table:table-cell>
          <table:table-cell table:formula="of:=IF(BITAND([.$R30];BITLSHIFT(1;[.AV$2]))&gt;0;1;0)*[.$O30]" office:value-type="float" office:value="0" calcext:value-type="float">
            <text:p/>
          </table:table-cell>
          <table:table-cell table:formula="of:=IF(BITAND([.$R30];BITLSHIFT(1;[.AW$2]))&gt;0;1;0)*[.$O30]" office:value-type="float" office:value="0" calcext:value-type="float">
            <text:p/>
          </table:table-cell>
          <table:table-cell table:formula="of:=IF(BITAND([.$R30];BITLSHIFT(1;[.AX$2]))&gt;0;1;0)*[.$O30]" office:value-type="float" office:value="0" calcext:value-type="float">
            <text:p/>
          </table:table-cell>
          <table:table-cell table:formula="of:=IF(BITAND([.$Q30];BITLSHIFT(1;[.AY$2]))&gt;0;1;0)*[.$O30]" office:value-type="float" office:value="0" calcext:value-type="float">
            <text:p/>
          </table:table-cell>
          <table:table-cell table:formula="of:=IF(BITAND([.$Q30];BITLSHIFT(1;[.AZ$2]))&gt;0;1;0)*[.$O30]" office:value-type="float" office:value="0" calcext:value-type="float">
            <text:p/>
          </table:table-cell>
          <table:table-cell table:formula="of:=IF(BITAND([.$Q30];BITLSHIFT(1;[.BA$2]))&gt;0;1;0)*[.$O30]" office:value-type="float" office:value="0" calcext:value-type="float">
            <text:p/>
          </table:table-cell>
          <table:table-cell table:formula="of:=IF(BITAND([.$Q30];BITLSHIFT(1;[.BB$2]))&gt;0;1;0)*[.$O30]" office:value-type="float" office:value="0" calcext:value-type="float">
            <text:p/>
          </table:table-cell>
          <table:table-cell table:formula="of:=IF(BITAND([.$Q30];BITLSHIFT(1;[.BC$2]))&gt;0;1;0)*[.$O30]" office:value-type="float" office:value="0" calcext:value-type="float">
            <text:p/>
          </table:table-cell>
          <table:table-cell table:formula="of:=IF(BITAND([.$Q30];BITLSHIFT(1;[.BD$2]))&gt;0;1;0)*[.$O30]" office:value-type="float" office:value="0" calcext:value-type="float">
            <text:p/>
          </table:table-cell>
          <table:table-cell table:formula="of:=IF(BITAND([.$Q30];BITLSHIFT(1;[.BE$2]))&gt;0;1;0)*[.$O30]" office:value-type="float" office:value="0" calcext:value-type="float">
            <text:p/>
          </table:table-cell>
          <table:table-cell table:formula="of:=IF(BITAND([.$Q30];BITLSHIFT(1;[.BF$2]))&gt;0;1;0)*[.$O30]" office:value-type="float" office:value="0" calcext:value-type="float">
            <text:p/>
          </table:table-cell>
          <table:table-cell table:formula="of:=IF(BITAND([.$Q30];BITLSHIFT(1;[.BG$2]))&gt;0;1;0)*[.$O30]" office:value-type="float" office:value="0" calcext:value-type="float">
            <text:p/>
          </table:table-cell>
          <table:table-cell table:formula="of:=IF(BITAND([.$Q30];BITLSHIFT(1;[.BH$2]))&gt;0;1;0)*[.$O30]" office:value-type="float" office:value="0" calcext:value-type="float">
            <text:p/>
          </table:table-cell>
          <table:table-cell table:formula="of:=IF(BITAND([.$Q30];BITLSHIFT(1;[.BI$2]))&gt;0;1;0)*[.$O30]" office:value-type="float" office:value="0" calcext:value-type="float">
            <text:p/>
          </table:table-cell>
          <table:table-cell table:formula="of:=IF(BITAND([.$Q30];BITLSHIFT(1;[.BJ$2]))&gt;0;1;0)*[.$O30]" office:value-type="float" office:value="0" calcext:value-type="float">
            <text:p/>
          </table:table-cell>
          <table:table-cell table:formula="of:=IF(BITAND([.$Q30];BITLSHIFT(1;[.BK$2]))&gt;0;1;0)*[.$O30]" office:value-type="float" office:value="0" calcext:value-type="float">
            <text:p/>
          </table:table-cell>
          <table:table-cell table:formula="of:=IF(BITAND([.$Q30];BITLSHIFT(1;[.BL$2]))&gt;0;1;0)*[.$O30]" office:value-type="float" office:value="0" calcext:value-type="float">
            <text:p/>
          </table:table-cell>
          <table:table-cell table:formula="of:=IF(BITAND([.$Q30];BITLSHIFT(1;[.BM$2]))&gt;0;1;0)*[.$O30]" office:value-type="float" office:value="0" calcext:value-type="float">
            <text:p/>
          </table:table-cell>
          <table:table-cell table:formula="of:=IF(BITAND([.$Q30];BITLSHIFT(1;[.BN$2]))&gt;0;1;0)*[.$O30]" office:value-type="float" office:value="0" calcext:value-type="float">
            <text:p/>
          </table:table-cell>
          <table:table-cell table:formula="of:=IF(BITAND([.$Q30];BITLSHIFT(1;[.BO$2]))&gt;0;1;0)*[.$O30]" office:value-type="float" office:value="0" calcext:value-type="float">
            <text:p/>
          </table:table-cell>
          <table:table-cell table:formula="of:=IF(BITAND([.$Q30];BITLSHIFT(1;[.BP$2]))&gt;0;1;0)*[.$O30]" office:value-type="float" office:value="0" calcext:value-type="float">
            <text:p/>
          </table:table-cell>
          <table:table-cell table:formula="of:=IF(BITAND([.$Q30];BITLSHIFT(1;[.BQ$2]))&gt;0;1;0)*[.$O30]" office:value-type="float" office:value="0" calcext:value-type="float">
            <text:p/>
          </table:table-cell>
          <table:table-cell table:formula="of:=IF(BITAND([.$Q30];BITLSHIFT(1;[.BR$2]))&gt;0;1;0)*[.$O30]" office:value-type="float" office:value="0" calcext:value-type="float">
            <text:p/>
          </table:table-cell>
          <table:table-cell table:formula="of:=IF(BITAND([.$Q30];BITLSHIFT(1;[.BS$2]))&gt;0;1;0)*[.$O30]" office:value-type="float" office:value="0" calcext:value-type="float">
            <text:p/>
          </table:table-cell>
          <table:table-cell table:formula="of:=IF(BITAND([.$Q30];BITLSHIFT(1;[.BT$2]))&gt;0;1;0)*[.$O30]" office:value-type="float" office:value="0" calcext:value-type="float">
            <text:p/>
          </table:table-cell>
          <table:table-cell table:formula="of:=IF(BITAND([.$Q30];BITLSHIFT(1;[.BU$2]))&gt;0;1;0)*[.$O30]" office:value-type="float" office:value="0" calcext:value-type="float">
            <text:p/>
          </table:table-cell>
          <table:table-cell table:formula="of:=IF(BITAND([.$Q30];BITLSHIFT(1;[.BV$2]))&gt;0;1;0)*[.$O30]" office:value-type="float" office:value="0" calcext:value-type="float">
            <text:p/>
          </table:table-cell>
          <table:table-cell table:formula="of:=IF(BITAND([.$Q30];BITLSHIFT(1;[.BW$2]))&gt;0;1;0)*[.$O30]" office:value-type="float" office:value="0" calcext:value-type="float">
            <text:p/>
          </table:table-cell>
          <table:table-cell table:formula="of:=IF(BITAND([.$Q30];BITLSHIFT(1;[.BX$2]))&gt;0;1;0)*[.$O30]" office:value-type="float" office:value="0" calcext:value-type="float">
            <text:p/>
          </table:table-cell>
          <table:table-cell table:formula="of:=IF(BITAND([.$Q30];BITLSHIFT(1;[.BY$2]))&gt;0;1;0)*[.$O30]" office:value-type="float" office:value="0" calcext:value-type="float">
            <text:p/>
          </table:table-cell>
          <table:table-cell table:formula="of:=IF(BITAND([.$Q30];BITLSHIFT(1;[.BZ$2]))&gt;0;1;0)*[.$O30]" office:value-type="float" office:value="0" calcext:value-type="float">
            <text:p/>
          </table:table-cell>
          <table:table-cell table:formula="of:=IF(BITAND([.$Q30];BITLSHIFT(1;[.CA$2]))&gt;0;1;0)*[.$O30]" office:value-type="float" office:value="0" calcext:value-type="float">
            <text:p/>
          </table:table-cell>
          <table:table-cell table:formula="of:=IF(BITAND([.$Q30];BITLSHIFT(1;[.CB$2]))&gt;0;1;0)*[.$O30]" office:value-type="float" office:value="0" calcext:value-type="float">
            <text:p/>
          </table:table-cell>
          <table:table-cell table:formula="of:=IF(BITAND([.$Q30];BITLSHIFT(1;[.CC$2]))&gt;0;1;0)*[.$O30]" office:value-type="float" office:value="0" calcext:value-type="float">
            <text:p/>
          </table:table-cell>
          <table:table-cell table:formula="of:=IF(BITAND([.$Q30];BITLSHIFT(1;[.CD$2]))&gt;0;1;0)*[.$O3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1];10) ;16)" office:value-type="float" office:value="0" calcext:value-type="float">
            <text:p/>
          </table:table-cell>
          <table:table-cell table:formula="of:=DECIMAL(RIGHT([.N31];8) ;16)" office:value-type="float" office:value="0" calcext:value-type="float">
            <text:p/>
          </table:table-cell>
          <table:table-cell table:formula="of:=IF(BITAND([.$R31];BITLSHIFT(1;[.S$2]))&gt;0;1;0)*[.$O31]" office:value-type="float" office:value="0" calcext:value-type="float">
            <text:p/>
          </table:table-cell>
          <table:table-cell table:formula="of:=IF(BITAND([.$R31];BITLSHIFT(1;[.T$2]))&gt;0;1;0)*[.$O31]" office:value-type="float" office:value="0" calcext:value-type="float">
            <text:p/>
          </table:table-cell>
          <table:table-cell table:formula="of:=IF(BITAND([.$R31];BITLSHIFT(1;[.U$2]))&gt;0;1;0)*[.$O31]" office:value-type="float" office:value="0" calcext:value-type="float">
            <text:p/>
          </table:table-cell>
          <table:table-cell table:formula="of:=IF(BITAND([.$R31];BITLSHIFT(1;[.V$2]))&gt;0;1;0)*[.$O31]" office:value-type="float" office:value="0" calcext:value-type="float">
            <text:p/>
          </table:table-cell>
          <table:table-cell table:formula="of:=IF(BITAND([.$R31];BITLSHIFT(1;[.W$2]))&gt;0;1;0)*[.$O31]" office:value-type="float" office:value="0" calcext:value-type="float">
            <text:p/>
          </table:table-cell>
          <table:table-cell table:formula="of:=IF(BITAND([.$R31];BITLSHIFT(1;[.X$2]))&gt;0;1;0)*[.$O31]" office:value-type="float" office:value="0" calcext:value-type="float">
            <text:p/>
          </table:table-cell>
          <table:table-cell table:formula="of:=IF(BITAND([.$R31];BITLSHIFT(1;[.Y$2]))&gt;0;1;0)*[.$O31]" office:value-type="float" office:value="0" calcext:value-type="float">
            <text:p/>
          </table:table-cell>
          <table:table-cell table:formula="of:=IF(BITAND([.$R31];BITLSHIFT(1;[.Z$2]))&gt;0;1;0)*[.$O31]" office:value-type="float" office:value="0" calcext:value-type="float">
            <text:p/>
          </table:table-cell>
          <table:table-cell table:formula="of:=IF(BITAND([.$R31];BITLSHIFT(1;[.AA$2]))&gt;0;1;0)*[.$O31]" office:value-type="float" office:value="0" calcext:value-type="float">
            <text:p/>
          </table:table-cell>
          <table:table-cell table:formula="of:=IF(BITAND([.$R31];BITLSHIFT(1;[.AB$2]))&gt;0;1;0)*[.$O31]" office:value-type="float" office:value="0" calcext:value-type="float">
            <text:p/>
          </table:table-cell>
          <table:table-cell table:formula="of:=IF(BITAND([.$R31];BITLSHIFT(1;[.AC$2]))&gt;0;1;0)*[.$O31]" office:value-type="float" office:value="0" calcext:value-type="float">
            <text:p/>
          </table:table-cell>
          <table:table-cell table:formula="of:=IF(BITAND([.$R31];BITLSHIFT(1;[.AD$2]))&gt;0;1;0)*[.$O31]" office:value-type="float" office:value="0" calcext:value-type="float">
            <text:p/>
          </table:table-cell>
          <table:table-cell table:formula="of:=IF(BITAND([.$R31];BITLSHIFT(1;[.AE$2]))&gt;0;1;0)*[.$O31]" office:value-type="float" office:value="0" calcext:value-type="float">
            <text:p/>
          </table:table-cell>
          <table:table-cell table:formula="of:=IF(BITAND([.$R31];BITLSHIFT(1;[.AF$2]))&gt;0;1;0)*[.$O31]" office:value-type="float" office:value="0" calcext:value-type="float">
            <text:p/>
          </table:table-cell>
          <table:table-cell table:formula="of:=IF(BITAND([.$R31];BITLSHIFT(1;[.AG$2]))&gt;0;1;0)*[.$O31]" office:value-type="float" office:value="0" calcext:value-type="float">
            <text:p/>
          </table:table-cell>
          <table:table-cell table:formula="of:=IF(BITAND([.$R31];BITLSHIFT(1;[.AH$2]))&gt;0;1;0)*[.$O31]" office:value-type="float" office:value="0" calcext:value-type="float">
            <text:p/>
          </table:table-cell>
          <table:table-cell table:formula="of:=IF(BITAND([.$R31];BITLSHIFT(1;[.AI$2]))&gt;0;1;0)*[.$O31]" office:value-type="float" office:value="0" calcext:value-type="float">
            <text:p/>
          </table:table-cell>
          <table:table-cell table:formula="of:=IF(BITAND([.$R31];BITLSHIFT(1;[.AJ$2]))&gt;0;1;0)*[.$O31]" office:value-type="float" office:value="0" calcext:value-type="float">
            <text:p/>
          </table:table-cell>
          <table:table-cell table:formula="of:=IF(BITAND([.$R31];BITLSHIFT(1;[.AK$2]))&gt;0;1;0)*[.$O31]" office:value-type="float" office:value="0" calcext:value-type="float">
            <text:p/>
          </table:table-cell>
          <table:table-cell table:formula="of:=IF(BITAND([.$R31];BITLSHIFT(1;[.AL$2]))&gt;0;1;0)*[.$O31]" office:value-type="float" office:value="0" calcext:value-type="float">
            <text:p/>
          </table:table-cell>
          <table:table-cell table:formula="of:=IF(BITAND([.$R31];BITLSHIFT(1;[.AM$2]))&gt;0;1;0)*[.$O31]" office:value-type="float" office:value="0" calcext:value-type="float">
            <text:p/>
          </table:table-cell>
          <table:table-cell table:formula="of:=IF(BITAND([.$R31];BITLSHIFT(1;[.AN$2]))&gt;0;1;0)*[.$O31]" office:value-type="float" office:value="0" calcext:value-type="float">
            <text:p/>
          </table:table-cell>
          <table:table-cell table:formula="of:=IF(BITAND([.$R31];BITLSHIFT(1;[.AO$2]))&gt;0;1;0)*[.$O31]" office:value-type="float" office:value="0" calcext:value-type="float">
            <text:p/>
          </table:table-cell>
          <table:table-cell table:formula="of:=IF(BITAND([.$R31];BITLSHIFT(1;[.AP$2]))&gt;0;1;0)*[.$O31]" office:value-type="float" office:value="0" calcext:value-type="float">
            <text:p/>
          </table:table-cell>
          <table:table-cell table:formula="of:=IF(BITAND([.$R31];BITLSHIFT(1;[.AQ$2]))&gt;0;1;0)*[.$O31]" office:value-type="float" office:value="0" calcext:value-type="float">
            <text:p/>
          </table:table-cell>
          <table:table-cell table:formula="of:=IF(BITAND([.$R31];BITLSHIFT(1;[.AR$2]))&gt;0;1;0)*[.$O31]" office:value-type="float" office:value="0" calcext:value-type="float">
            <text:p/>
          </table:table-cell>
          <table:table-cell table:formula="of:=IF(BITAND([.$R31];BITLSHIFT(1;[.AS$2]))&gt;0;1;0)*[.$O31]" office:value-type="float" office:value="0" calcext:value-type="float">
            <text:p/>
          </table:table-cell>
          <table:table-cell table:formula="of:=IF(BITAND([.$R31];BITLSHIFT(1;[.AT$2]))&gt;0;1;0)*[.$O31]" office:value-type="float" office:value="0" calcext:value-type="float">
            <text:p/>
          </table:table-cell>
          <table:table-cell table:formula="of:=IF(BITAND([.$R31];BITLSHIFT(1;[.AU$2]))&gt;0;1;0)*[.$O31]" office:value-type="float" office:value="0" calcext:value-type="float">
            <text:p/>
          </table:table-cell>
          <table:table-cell table:formula="of:=IF(BITAND([.$R31];BITLSHIFT(1;[.AV$2]))&gt;0;1;0)*[.$O31]" office:value-type="float" office:value="0" calcext:value-type="float">
            <text:p/>
          </table:table-cell>
          <table:table-cell table:formula="of:=IF(BITAND([.$R31];BITLSHIFT(1;[.AW$2]))&gt;0;1;0)*[.$O31]" office:value-type="float" office:value="0" calcext:value-type="float">
            <text:p/>
          </table:table-cell>
          <table:table-cell table:formula="of:=IF(BITAND([.$R31];BITLSHIFT(1;[.AX$2]))&gt;0;1;0)*[.$O31]" office:value-type="float" office:value="0" calcext:value-type="float">
            <text:p/>
          </table:table-cell>
          <table:table-cell table:formula="of:=IF(BITAND([.$Q31];BITLSHIFT(1;[.AY$2]))&gt;0;1;0)*[.$O31]" office:value-type="float" office:value="0" calcext:value-type="float">
            <text:p/>
          </table:table-cell>
          <table:table-cell table:formula="of:=IF(BITAND([.$Q31];BITLSHIFT(1;[.AZ$2]))&gt;0;1;0)*[.$O31]" office:value-type="float" office:value="0" calcext:value-type="float">
            <text:p/>
          </table:table-cell>
          <table:table-cell table:formula="of:=IF(BITAND([.$Q31];BITLSHIFT(1;[.BA$2]))&gt;0;1;0)*[.$O31]" office:value-type="float" office:value="0" calcext:value-type="float">
            <text:p/>
          </table:table-cell>
          <table:table-cell table:formula="of:=IF(BITAND([.$Q31];BITLSHIFT(1;[.BB$2]))&gt;0;1;0)*[.$O31]" office:value-type="float" office:value="0" calcext:value-type="float">
            <text:p/>
          </table:table-cell>
          <table:table-cell table:formula="of:=IF(BITAND([.$Q31];BITLSHIFT(1;[.BC$2]))&gt;0;1;0)*[.$O31]" office:value-type="float" office:value="0" calcext:value-type="float">
            <text:p/>
          </table:table-cell>
          <table:table-cell table:formula="of:=IF(BITAND([.$Q31];BITLSHIFT(1;[.BD$2]))&gt;0;1;0)*[.$O31]" office:value-type="float" office:value="0" calcext:value-type="float">
            <text:p/>
          </table:table-cell>
          <table:table-cell table:formula="of:=IF(BITAND([.$Q31];BITLSHIFT(1;[.BE$2]))&gt;0;1;0)*[.$O31]" office:value-type="float" office:value="0" calcext:value-type="float">
            <text:p/>
          </table:table-cell>
          <table:table-cell table:formula="of:=IF(BITAND([.$Q31];BITLSHIFT(1;[.BF$2]))&gt;0;1;0)*[.$O31]" office:value-type="float" office:value="0" calcext:value-type="float">
            <text:p/>
          </table:table-cell>
          <table:table-cell table:formula="of:=IF(BITAND([.$Q31];BITLSHIFT(1;[.BG$2]))&gt;0;1;0)*[.$O31]" office:value-type="float" office:value="0" calcext:value-type="float">
            <text:p/>
          </table:table-cell>
          <table:table-cell table:formula="of:=IF(BITAND([.$Q31];BITLSHIFT(1;[.BH$2]))&gt;0;1;0)*[.$O31]" office:value-type="float" office:value="0" calcext:value-type="float">
            <text:p/>
          </table:table-cell>
          <table:table-cell table:formula="of:=IF(BITAND([.$Q31];BITLSHIFT(1;[.BI$2]))&gt;0;1;0)*[.$O31]" office:value-type="float" office:value="0" calcext:value-type="float">
            <text:p/>
          </table:table-cell>
          <table:table-cell table:formula="of:=IF(BITAND([.$Q31];BITLSHIFT(1;[.BJ$2]))&gt;0;1;0)*[.$O31]" office:value-type="float" office:value="0" calcext:value-type="float">
            <text:p/>
          </table:table-cell>
          <table:table-cell table:formula="of:=IF(BITAND([.$Q31];BITLSHIFT(1;[.BK$2]))&gt;0;1;0)*[.$O31]" office:value-type="float" office:value="0" calcext:value-type="float">
            <text:p/>
          </table:table-cell>
          <table:table-cell table:formula="of:=IF(BITAND([.$Q31];BITLSHIFT(1;[.BL$2]))&gt;0;1;0)*[.$O31]" office:value-type="float" office:value="0" calcext:value-type="float">
            <text:p/>
          </table:table-cell>
          <table:table-cell table:formula="of:=IF(BITAND([.$Q31];BITLSHIFT(1;[.BM$2]))&gt;0;1;0)*[.$O31]" office:value-type="float" office:value="0" calcext:value-type="float">
            <text:p/>
          </table:table-cell>
          <table:table-cell table:formula="of:=IF(BITAND([.$Q31];BITLSHIFT(1;[.BN$2]))&gt;0;1;0)*[.$O31]" office:value-type="float" office:value="0" calcext:value-type="float">
            <text:p/>
          </table:table-cell>
          <table:table-cell table:formula="of:=IF(BITAND([.$Q31];BITLSHIFT(1;[.BO$2]))&gt;0;1;0)*[.$O31]" office:value-type="float" office:value="0" calcext:value-type="float">
            <text:p/>
          </table:table-cell>
          <table:table-cell table:formula="of:=IF(BITAND([.$Q31];BITLSHIFT(1;[.BP$2]))&gt;0;1;0)*[.$O31]" office:value-type="float" office:value="0" calcext:value-type="float">
            <text:p/>
          </table:table-cell>
          <table:table-cell table:formula="of:=IF(BITAND([.$Q31];BITLSHIFT(1;[.BQ$2]))&gt;0;1;0)*[.$O31]" office:value-type="float" office:value="0" calcext:value-type="float">
            <text:p/>
          </table:table-cell>
          <table:table-cell table:formula="of:=IF(BITAND([.$Q31];BITLSHIFT(1;[.BR$2]))&gt;0;1;0)*[.$O31]" office:value-type="float" office:value="0" calcext:value-type="float">
            <text:p/>
          </table:table-cell>
          <table:table-cell table:formula="of:=IF(BITAND([.$Q31];BITLSHIFT(1;[.BS$2]))&gt;0;1;0)*[.$O31]" office:value-type="float" office:value="0" calcext:value-type="float">
            <text:p/>
          </table:table-cell>
          <table:table-cell table:formula="of:=IF(BITAND([.$Q31];BITLSHIFT(1;[.BT$2]))&gt;0;1;0)*[.$O31]" office:value-type="float" office:value="0" calcext:value-type="float">
            <text:p/>
          </table:table-cell>
          <table:table-cell table:formula="of:=IF(BITAND([.$Q31];BITLSHIFT(1;[.BU$2]))&gt;0;1;0)*[.$O31]" office:value-type="float" office:value="0" calcext:value-type="float">
            <text:p/>
          </table:table-cell>
          <table:table-cell table:formula="of:=IF(BITAND([.$Q31];BITLSHIFT(1;[.BV$2]))&gt;0;1;0)*[.$O31]" office:value-type="float" office:value="0" calcext:value-type="float">
            <text:p/>
          </table:table-cell>
          <table:table-cell table:formula="of:=IF(BITAND([.$Q31];BITLSHIFT(1;[.BW$2]))&gt;0;1;0)*[.$O31]" office:value-type="float" office:value="0" calcext:value-type="float">
            <text:p/>
          </table:table-cell>
          <table:table-cell table:formula="of:=IF(BITAND([.$Q31];BITLSHIFT(1;[.BX$2]))&gt;0;1;0)*[.$O31]" office:value-type="float" office:value="0" calcext:value-type="float">
            <text:p/>
          </table:table-cell>
          <table:table-cell table:formula="of:=IF(BITAND([.$Q31];BITLSHIFT(1;[.BY$2]))&gt;0;1;0)*[.$O31]" office:value-type="float" office:value="0" calcext:value-type="float">
            <text:p/>
          </table:table-cell>
          <table:table-cell table:formula="of:=IF(BITAND([.$Q31];BITLSHIFT(1;[.BZ$2]))&gt;0;1;0)*[.$O31]" office:value-type="float" office:value="0" calcext:value-type="float">
            <text:p/>
          </table:table-cell>
          <table:table-cell table:formula="of:=IF(BITAND([.$Q31];BITLSHIFT(1;[.CA$2]))&gt;0;1;0)*[.$O31]" office:value-type="float" office:value="0" calcext:value-type="float">
            <text:p/>
          </table:table-cell>
          <table:table-cell table:formula="of:=IF(BITAND([.$Q31];BITLSHIFT(1;[.CB$2]))&gt;0;1;0)*[.$O31]" office:value-type="float" office:value="0" calcext:value-type="float">
            <text:p/>
          </table:table-cell>
          <table:table-cell table:formula="of:=IF(BITAND([.$Q31];BITLSHIFT(1;[.CC$2]))&gt;0;1;0)*[.$O31]" office:value-type="float" office:value="0" calcext:value-type="float">
            <text:p/>
          </table:table-cell>
          <table:table-cell table:formula="of:=IF(BITAND([.$Q31];BITLSHIFT(1;[.CD$2]))&gt;0;1;0)*[.$O3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2];10) ;16)" office:value-type="float" office:value="0" calcext:value-type="float">
            <text:p/>
          </table:table-cell>
          <table:table-cell table:formula="of:=DECIMAL(RIGHT([.N32];8) ;16)" office:value-type="float" office:value="0" calcext:value-type="float">
            <text:p/>
          </table:table-cell>
          <table:table-cell table:formula="of:=IF(BITAND([.$R32];BITLSHIFT(1;[.S$2]))&gt;0;1;0)*[.$O32]" office:value-type="float" office:value="0" calcext:value-type="float">
            <text:p/>
          </table:table-cell>
          <table:table-cell table:formula="of:=IF(BITAND([.$R32];BITLSHIFT(1;[.T$2]))&gt;0;1;0)*[.$O32]" office:value-type="float" office:value="0" calcext:value-type="float">
            <text:p/>
          </table:table-cell>
          <table:table-cell table:formula="of:=IF(BITAND([.$R32];BITLSHIFT(1;[.U$2]))&gt;0;1;0)*[.$O32]" office:value-type="float" office:value="0" calcext:value-type="float">
            <text:p/>
          </table:table-cell>
          <table:table-cell table:formula="of:=IF(BITAND([.$R32];BITLSHIFT(1;[.V$2]))&gt;0;1;0)*[.$O32]" office:value-type="float" office:value="0" calcext:value-type="float">
            <text:p/>
          </table:table-cell>
          <table:table-cell table:formula="of:=IF(BITAND([.$R32];BITLSHIFT(1;[.W$2]))&gt;0;1;0)*[.$O32]" office:value-type="float" office:value="0" calcext:value-type="float">
            <text:p/>
          </table:table-cell>
          <table:table-cell table:formula="of:=IF(BITAND([.$R32];BITLSHIFT(1;[.X$2]))&gt;0;1;0)*[.$O32]" office:value-type="float" office:value="0" calcext:value-type="float">
            <text:p/>
          </table:table-cell>
          <table:table-cell table:formula="of:=IF(BITAND([.$R32];BITLSHIFT(1;[.Y$2]))&gt;0;1;0)*[.$O32]" office:value-type="float" office:value="0" calcext:value-type="float">
            <text:p/>
          </table:table-cell>
          <table:table-cell table:formula="of:=IF(BITAND([.$R32];BITLSHIFT(1;[.Z$2]))&gt;0;1;0)*[.$O32]" office:value-type="float" office:value="0" calcext:value-type="float">
            <text:p/>
          </table:table-cell>
          <table:table-cell table:formula="of:=IF(BITAND([.$R32];BITLSHIFT(1;[.AA$2]))&gt;0;1;0)*[.$O32]" office:value-type="float" office:value="0" calcext:value-type="float">
            <text:p/>
          </table:table-cell>
          <table:table-cell table:formula="of:=IF(BITAND([.$R32];BITLSHIFT(1;[.AB$2]))&gt;0;1;0)*[.$O32]" office:value-type="float" office:value="0" calcext:value-type="float">
            <text:p/>
          </table:table-cell>
          <table:table-cell table:formula="of:=IF(BITAND([.$R32];BITLSHIFT(1;[.AC$2]))&gt;0;1;0)*[.$O32]" office:value-type="float" office:value="0" calcext:value-type="float">
            <text:p/>
          </table:table-cell>
          <table:table-cell table:formula="of:=IF(BITAND([.$R32];BITLSHIFT(1;[.AD$2]))&gt;0;1;0)*[.$O32]" office:value-type="float" office:value="0" calcext:value-type="float">
            <text:p/>
          </table:table-cell>
          <table:table-cell table:formula="of:=IF(BITAND([.$R32];BITLSHIFT(1;[.AE$2]))&gt;0;1;0)*[.$O32]" office:value-type="float" office:value="0" calcext:value-type="float">
            <text:p/>
          </table:table-cell>
          <table:table-cell table:formula="of:=IF(BITAND([.$R32];BITLSHIFT(1;[.AF$2]))&gt;0;1;0)*[.$O32]" office:value-type="float" office:value="0" calcext:value-type="float">
            <text:p/>
          </table:table-cell>
          <table:table-cell table:formula="of:=IF(BITAND([.$R32];BITLSHIFT(1;[.AG$2]))&gt;0;1;0)*[.$O32]" office:value-type="float" office:value="0" calcext:value-type="float">
            <text:p/>
          </table:table-cell>
          <table:table-cell table:formula="of:=IF(BITAND([.$R32];BITLSHIFT(1;[.AH$2]))&gt;0;1;0)*[.$O32]" office:value-type="float" office:value="0" calcext:value-type="float">
            <text:p/>
          </table:table-cell>
          <table:table-cell table:formula="of:=IF(BITAND([.$R32];BITLSHIFT(1;[.AI$2]))&gt;0;1;0)*[.$O32]" office:value-type="float" office:value="0" calcext:value-type="float">
            <text:p/>
          </table:table-cell>
          <table:table-cell table:formula="of:=IF(BITAND([.$R32];BITLSHIFT(1;[.AJ$2]))&gt;0;1;0)*[.$O32]" office:value-type="float" office:value="0" calcext:value-type="float">
            <text:p/>
          </table:table-cell>
          <table:table-cell table:formula="of:=IF(BITAND([.$R32];BITLSHIFT(1;[.AK$2]))&gt;0;1;0)*[.$O32]" office:value-type="float" office:value="0" calcext:value-type="float">
            <text:p/>
          </table:table-cell>
          <table:table-cell table:formula="of:=IF(BITAND([.$R32];BITLSHIFT(1;[.AL$2]))&gt;0;1;0)*[.$O32]" office:value-type="float" office:value="0" calcext:value-type="float">
            <text:p/>
          </table:table-cell>
          <table:table-cell table:formula="of:=IF(BITAND([.$R32];BITLSHIFT(1;[.AM$2]))&gt;0;1;0)*[.$O32]" office:value-type="float" office:value="0" calcext:value-type="float">
            <text:p/>
          </table:table-cell>
          <table:table-cell table:formula="of:=IF(BITAND([.$R32];BITLSHIFT(1;[.AN$2]))&gt;0;1;0)*[.$O32]" office:value-type="float" office:value="0" calcext:value-type="float">
            <text:p/>
          </table:table-cell>
          <table:table-cell table:formula="of:=IF(BITAND([.$R32];BITLSHIFT(1;[.AO$2]))&gt;0;1;0)*[.$O32]" office:value-type="float" office:value="0" calcext:value-type="float">
            <text:p/>
          </table:table-cell>
          <table:table-cell table:formula="of:=IF(BITAND([.$R32];BITLSHIFT(1;[.AP$2]))&gt;0;1;0)*[.$O32]" office:value-type="float" office:value="0" calcext:value-type="float">
            <text:p/>
          </table:table-cell>
          <table:table-cell table:formula="of:=IF(BITAND([.$R32];BITLSHIFT(1;[.AQ$2]))&gt;0;1;0)*[.$O32]" office:value-type="float" office:value="0" calcext:value-type="float">
            <text:p/>
          </table:table-cell>
          <table:table-cell table:formula="of:=IF(BITAND([.$R32];BITLSHIFT(1;[.AR$2]))&gt;0;1;0)*[.$O32]" office:value-type="float" office:value="0" calcext:value-type="float">
            <text:p/>
          </table:table-cell>
          <table:table-cell table:formula="of:=IF(BITAND([.$R32];BITLSHIFT(1;[.AS$2]))&gt;0;1;0)*[.$O32]" office:value-type="float" office:value="0" calcext:value-type="float">
            <text:p/>
          </table:table-cell>
          <table:table-cell table:formula="of:=IF(BITAND([.$R32];BITLSHIFT(1;[.AT$2]))&gt;0;1;0)*[.$O32]" office:value-type="float" office:value="0" calcext:value-type="float">
            <text:p/>
          </table:table-cell>
          <table:table-cell table:formula="of:=IF(BITAND([.$R32];BITLSHIFT(1;[.AU$2]))&gt;0;1;0)*[.$O32]" office:value-type="float" office:value="0" calcext:value-type="float">
            <text:p/>
          </table:table-cell>
          <table:table-cell table:formula="of:=IF(BITAND([.$R32];BITLSHIFT(1;[.AV$2]))&gt;0;1;0)*[.$O32]" office:value-type="float" office:value="0" calcext:value-type="float">
            <text:p/>
          </table:table-cell>
          <table:table-cell table:formula="of:=IF(BITAND([.$R32];BITLSHIFT(1;[.AW$2]))&gt;0;1;0)*[.$O32]" office:value-type="float" office:value="0" calcext:value-type="float">
            <text:p/>
          </table:table-cell>
          <table:table-cell table:formula="of:=IF(BITAND([.$R32];BITLSHIFT(1;[.AX$2]))&gt;0;1;0)*[.$O32]" office:value-type="float" office:value="0" calcext:value-type="float">
            <text:p/>
          </table:table-cell>
          <table:table-cell table:formula="of:=IF(BITAND([.$Q32];BITLSHIFT(1;[.AY$2]))&gt;0;1;0)*[.$O32]" office:value-type="float" office:value="0" calcext:value-type="float">
            <text:p/>
          </table:table-cell>
          <table:table-cell table:formula="of:=IF(BITAND([.$Q32];BITLSHIFT(1;[.AZ$2]))&gt;0;1;0)*[.$O32]" office:value-type="float" office:value="0" calcext:value-type="float">
            <text:p/>
          </table:table-cell>
          <table:table-cell table:formula="of:=IF(BITAND([.$Q32];BITLSHIFT(1;[.BA$2]))&gt;0;1;0)*[.$O32]" office:value-type="float" office:value="0" calcext:value-type="float">
            <text:p/>
          </table:table-cell>
          <table:table-cell table:formula="of:=IF(BITAND([.$Q32];BITLSHIFT(1;[.BB$2]))&gt;0;1;0)*[.$O32]" office:value-type="float" office:value="0" calcext:value-type="float">
            <text:p/>
          </table:table-cell>
          <table:table-cell table:formula="of:=IF(BITAND([.$Q32];BITLSHIFT(1;[.BC$2]))&gt;0;1;0)*[.$O32]" office:value-type="float" office:value="0" calcext:value-type="float">
            <text:p/>
          </table:table-cell>
          <table:table-cell table:formula="of:=IF(BITAND([.$Q32];BITLSHIFT(1;[.BD$2]))&gt;0;1;0)*[.$O32]" office:value-type="float" office:value="0" calcext:value-type="float">
            <text:p/>
          </table:table-cell>
          <table:table-cell table:formula="of:=IF(BITAND([.$Q32];BITLSHIFT(1;[.BE$2]))&gt;0;1;0)*[.$O32]" office:value-type="float" office:value="0" calcext:value-type="float">
            <text:p/>
          </table:table-cell>
          <table:table-cell table:formula="of:=IF(BITAND([.$Q32];BITLSHIFT(1;[.BF$2]))&gt;0;1;0)*[.$O32]" office:value-type="float" office:value="0" calcext:value-type="float">
            <text:p/>
          </table:table-cell>
          <table:table-cell table:formula="of:=IF(BITAND([.$Q32];BITLSHIFT(1;[.BG$2]))&gt;0;1;0)*[.$O32]" office:value-type="float" office:value="0" calcext:value-type="float">
            <text:p/>
          </table:table-cell>
          <table:table-cell table:formula="of:=IF(BITAND([.$Q32];BITLSHIFT(1;[.BH$2]))&gt;0;1;0)*[.$O32]" office:value-type="float" office:value="0" calcext:value-type="float">
            <text:p/>
          </table:table-cell>
          <table:table-cell table:formula="of:=IF(BITAND([.$Q32];BITLSHIFT(1;[.BI$2]))&gt;0;1;0)*[.$O32]" office:value-type="float" office:value="0" calcext:value-type="float">
            <text:p/>
          </table:table-cell>
          <table:table-cell table:formula="of:=IF(BITAND([.$Q32];BITLSHIFT(1;[.BJ$2]))&gt;0;1;0)*[.$O32]" office:value-type="float" office:value="0" calcext:value-type="float">
            <text:p/>
          </table:table-cell>
          <table:table-cell table:formula="of:=IF(BITAND([.$Q32];BITLSHIFT(1;[.BK$2]))&gt;0;1;0)*[.$O32]" office:value-type="float" office:value="0" calcext:value-type="float">
            <text:p/>
          </table:table-cell>
          <table:table-cell table:formula="of:=IF(BITAND([.$Q32];BITLSHIFT(1;[.BL$2]))&gt;0;1;0)*[.$O32]" office:value-type="float" office:value="0" calcext:value-type="float">
            <text:p/>
          </table:table-cell>
          <table:table-cell table:formula="of:=IF(BITAND([.$Q32];BITLSHIFT(1;[.BM$2]))&gt;0;1;0)*[.$O32]" office:value-type="float" office:value="0" calcext:value-type="float">
            <text:p/>
          </table:table-cell>
          <table:table-cell table:formula="of:=IF(BITAND([.$Q32];BITLSHIFT(1;[.BN$2]))&gt;0;1;0)*[.$O32]" office:value-type="float" office:value="0" calcext:value-type="float">
            <text:p/>
          </table:table-cell>
          <table:table-cell table:formula="of:=IF(BITAND([.$Q32];BITLSHIFT(1;[.BO$2]))&gt;0;1;0)*[.$O32]" office:value-type="float" office:value="0" calcext:value-type="float">
            <text:p/>
          </table:table-cell>
          <table:table-cell table:formula="of:=IF(BITAND([.$Q32];BITLSHIFT(1;[.BP$2]))&gt;0;1;0)*[.$O32]" office:value-type="float" office:value="0" calcext:value-type="float">
            <text:p/>
          </table:table-cell>
          <table:table-cell table:formula="of:=IF(BITAND([.$Q32];BITLSHIFT(1;[.BQ$2]))&gt;0;1;0)*[.$O32]" office:value-type="float" office:value="0" calcext:value-type="float">
            <text:p/>
          </table:table-cell>
          <table:table-cell table:formula="of:=IF(BITAND([.$Q32];BITLSHIFT(1;[.BR$2]))&gt;0;1;0)*[.$O32]" office:value-type="float" office:value="0" calcext:value-type="float">
            <text:p/>
          </table:table-cell>
          <table:table-cell table:formula="of:=IF(BITAND([.$Q32];BITLSHIFT(1;[.BS$2]))&gt;0;1;0)*[.$O32]" office:value-type="float" office:value="0" calcext:value-type="float">
            <text:p/>
          </table:table-cell>
          <table:table-cell table:formula="of:=IF(BITAND([.$Q32];BITLSHIFT(1;[.BT$2]))&gt;0;1;0)*[.$O32]" office:value-type="float" office:value="0" calcext:value-type="float">
            <text:p/>
          </table:table-cell>
          <table:table-cell table:formula="of:=IF(BITAND([.$Q32];BITLSHIFT(1;[.BU$2]))&gt;0;1;0)*[.$O32]" office:value-type="float" office:value="0" calcext:value-type="float">
            <text:p/>
          </table:table-cell>
          <table:table-cell table:formula="of:=IF(BITAND([.$Q32];BITLSHIFT(1;[.BV$2]))&gt;0;1;0)*[.$O32]" office:value-type="float" office:value="0" calcext:value-type="float">
            <text:p/>
          </table:table-cell>
          <table:table-cell table:formula="of:=IF(BITAND([.$Q32];BITLSHIFT(1;[.BW$2]))&gt;0;1;0)*[.$O32]" office:value-type="float" office:value="0" calcext:value-type="float">
            <text:p/>
          </table:table-cell>
          <table:table-cell table:formula="of:=IF(BITAND([.$Q32];BITLSHIFT(1;[.BX$2]))&gt;0;1;0)*[.$O32]" office:value-type="float" office:value="0" calcext:value-type="float">
            <text:p/>
          </table:table-cell>
          <table:table-cell table:formula="of:=IF(BITAND([.$Q32];BITLSHIFT(1;[.BY$2]))&gt;0;1;0)*[.$O32]" office:value-type="float" office:value="0" calcext:value-type="float">
            <text:p/>
          </table:table-cell>
          <table:table-cell table:formula="of:=IF(BITAND([.$Q32];BITLSHIFT(1;[.BZ$2]))&gt;0;1;0)*[.$O32]" office:value-type="float" office:value="0" calcext:value-type="float">
            <text:p/>
          </table:table-cell>
          <table:table-cell table:formula="of:=IF(BITAND([.$Q32];BITLSHIFT(1;[.CA$2]))&gt;0;1;0)*[.$O32]" office:value-type="float" office:value="0" calcext:value-type="float">
            <text:p/>
          </table:table-cell>
          <table:table-cell table:formula="of:=IF(BITAND([.$Q32];BITLSHIFT(1;[.CB$2]))&gt;0;1;0)*[.$O32]" office:value-type="float" office:value="0" calcext:value-type="float">
            <text:p/>
          </table:table-cell>
          <table:table-cell table:formula="of:=IF(BITAND([.$Q32];BITLSHIFT(1;[.CC$2]))&gt;0;1;0)*[.$O32]" office:value-type="float" office:value="0" calcext:value-type="float">
            <text:p/>
          </table:table-cell>
          <table:table-cell table:formula="of:=IF(BITAND([.$Q32];BITLSHIFT(1;[.CD$2]))&gt;0;1;0)*[.$O3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3];10) ;16)" office:value-type="float" office:value="0" calcext:value-type="float">
            <text:p/>
          </table:table-cell>
          <table:table-cell table:formula="of:=DECIMAL(RIGHT([.N33];8) ;16)" office:value-type="float" office:value="0" calcext:value-type="float">
            <text:p/>
          </table:table-cell>
          <table:table-cell table:formula="of:=IF(BITAND([.$R33];BITLSHIFT(1;[.S$2]))&gt;0;1;0)*[.$O33]" office:value-type="float" office:value="0" calcext:value-type="float">
            <text:p/>
          </table:table-cell>
          <table:table-cell table:formula="of:=IF(BITAND([.$R33];BITLSHIFT(1;[.T$2]))&gt;0;1;0)*[.$O33]" office:value-type="float" office:value="0" calcext:value-type="float">
            <text:p/>
          </table:table-cell>
          <table:table-cell table:formula="of:=IF(BITAND([.$R33];BITLSHIFT(1;[.U$2]))&gt;0;1;0)*[.$O33]" office:value-type="float" office:value="0" calcext:value-type="float">
            <text:p/>
          </table:table-cell>
          <table:table-cell table:formula="of:=IF(BITAND([.$R33];BITLSHIFT(1;[.V$2]))&gt;0;1;0)*[.$O33]" office:value-type="float" office:value="0" calcext:value-type="float">
            <text:p/>
          </table:table-cell>
          <table:table-cell table:formula="of:=IF(BITAND([.$R33];BITLSHIFT(1;[.W$2]))&gt;0;1;0)*[.$O33]" office:value-type="float" office:value="0" calcext:value-type="float">
            <text:p/>
          </table:table-cell>
          <table:table-cell table:formula="of:=IF(BITAND([.$R33];BITLSHIFT(1;[.X$2]))&gt;0;1;0)*[.$O33]" office:value-type="float" office:value="0" calcext:value-type="float">
            <text:p/>
          </table:table-cell>
          <table:table-cell table:formula="of:=IF(BITAND([.$R33];BITLSHIFT(1;[.Y$2]))&gt;0;1;0)*[.$O33]" office:value-type="float" office:value="0" calcext:value-type="float">
            <text:p/>
          </table:table-cell>
          <table:table-cell table:formula="of:=IF(BITAND([.$R33];BITLSHIFT(1;[.Z$2]))&gt;0;1;0)*[.$O33]" office:value-type="float" office:value="0" calcext:value-type="float">
            <text:p/>
          </table:table-cell>
          <table:table-cell table:formula="of:=IF(BITAND([.$R33];BITLSHIFT(1;[.AA$2]))&gt;0;1;0)*[.$O33]" office:value-type="float" office:value="0" calcext:value-type="float">
            <text:p/>
          </table:table-cell>
          <table:table-cell table:formula="of:=IF(BITAND([.$R33];BITLSHIFT(1;[.AB$2]))&gt;0;1;0)*[.$O33]" office:value-type="float" office:value="0" calcext:value-type="float">
            <text:p/>
          </table:table-cell>
          <table:table-cell table:formula="of:=IF(BITAND([.$R33];BITLSHIFT(1;[.AC$2]))&gt;0;1;0)*[.$O33]" office:value-type="float" office:value="0" calcext:value-type="float">
            <text:p/>
          </table:table-cell>
          <table:table-cell table:formula="of:=IF(BITAND([.$R33];BITLSHIFT(1;[.AD$2]))&gt;0;1;0)*[.$O33]" office:value-type="float" office:value="0" calcext:value-type="float">
            <text:p/>
          </table:table-cell>
          <table:table-cell table:formula="of:=IF(BITAND([.$R33];BITLSHIFT(1;[.AE$2]))&gt;0;1;0)*[.$O33]" office:value-type="float" office:value="0" calcext:value-type="float">
            <text:p/>
          </table:table-cell>
          <table:table-cell table:formula="of:=IF(BITAND([.$R33];BITLSHIFT(1;[.AF$2]))&gt;0;1;0)*[.$O33]" office:value-type="float" office:value="0" calcext:value-type="float">
            <text:p/>
          </table:table-cell>
          <table:table-cell table:formula="of:=IF(BITAND([.$R33];BITLSHIFT(1;[.AG$2]))&gt;0;1;0)*[.$O33]" office:value-type="float" office:value="0" calcext:value-type="float">
            <text:p/>
          </table:table-cell>
          <table:table-cell table:formula="of:=IF(BITAND([.$R33];BITLSHIFT(1;[.AH$2]))&gt;0;1;0)*[.$O33]" office:value-type="float" office:value="0" calcext:value-type="float">
            <text:p/>
          </table:table-cell>
          <table:table-cell table:formula="of:=IF(BITAND([.$R33];BITLSHIFT(1;[.AI$2]))&gt;0;1;0)*[.$O33]" office:value-type="float" office:value="0" calcext:value-type="float">
            <text:p/>
          </table:table-cell>
          <table:table-cell table:formula="of:=IF(BITAND([.$R33];BITLSHIFT(1;[.AJ$2]))&gt;0;1;0)*[.$O33]" office:value-type="float" office:value="0" calcext:value-type="float">
            <text:p/>
          </table:table-cell>
          <table:table-cell table:formula="of:=IF(BITAND([.$R33];BITLSHIFT(1;[.AK$2]))&gt;0;1;0)*[.$O33]" office:value-type="float" office:value="0" calcext:value-type="float">
            <text:p/>
          </table:table-cell>
          <table:table-cell table:formula="of:=IF(BITAND([.$R33];BITLSHIFT(1;[.AL$2]))&gt;0;1;0)*[.$O33]" office:value-type="float" office:value="0" calcext:value-type="float">
            <text:p/>
          </table:table-cell>
          <table:table-cell table:formula="of:=IF(BITAND([.$R33];BITLSHIFT(1;[.AM$2]))&gt;0;1;0)*[.$O33]" office:value-type="float" office:value="0" calcext:value-type="float">
            <text:p/>
          </table:table-cell>
          <table:table-cell table:formula="of:=IF(BITAND([.$R33];BITLSHIFT(1;[.AN$2]))&gt;0;1;0)*[.$O33]" office:value-type="float" office:value="0" calcext:value-type="float">
            <text:p/>
          </table:table-cell>
          <table:table-cell table:formula="of:=IF(BITAND([.$R33];BITLSHIFT(1;[.AO$2]))&gt;0;1;0)*[.$O33]" office:value-type="float" office:value="0" calcext:value-type="float">
            <text:p/>
          </table:table-cell>
          <table:table-cell table:formula="of:=IF(BITAND([.$R33];BITLSHIFT(1;[.AP$2]))&gt;0;1;0)*[.$O33]" office:value-type="float" office:value="0" calcext:value-type="float">
            <text:p/>
          </table:table-cell>
          <table:table-cell table:formula="of:=IF(BITAND([.$R33];BITLSHIFT(1;[.AQ$2]))&gt;0;1;0)*[.$O33]" office:value-type="float" office:value="0" calcext:value-type="float">
            <text:p/>
          </table:table-cell>
          <table:table-cell table:formula="of:=IF(BITAND([.$R33];BITLSHIFT(1;[.AR$2]))&gt;0;1;0)*[.$O33]" office:value-type="float" office:value="0" calcext:value-type="float">
            <text:p/>
          </table:table-cell>
          <table:table-cell table:formula="of:=IF(BITAND([.$R33];BITLSHIFT(1;[.AS$2]))&gt;0;1;0)*[.$O33]" office:value-type="float" office:value="0" calcext:value-type="float">
            <text:p/>
          </table:table-cell>
          <table:table-cell table:formula="of:=IF(BITAND([.$R33];BITLSHIFT(1;[.AT$2]))&gt;0;1;0)*[.$O33]" office:value-type="float" office:value="0" calcext:value-type="float">
            <text:p/>
          </table:table-cell>
          <table:table-cell table:formula="of:=IF(BITAND([.$R33];BITLSHIFT(1;[.AU$2]))&gt;0;1;0)*[.$O33]" office:value-type="float" office:value="0" calcext:value-type="float">
            <text:p/>
          </table:table-cell>
          <table:table-cell table:formula="of:=IF(BITAND([.$R33];BITLSHIFT(1;[.AV$2]))&gt;0;1;0)*[.$O33]" office:value-type="float" office:value="0" calcext:value-type="float">
            <text:p/>
          </table:table-cell>
          <table:table-cell table:formula="of:=IF(BITAND([.$R33];BITLSHIFT(1;[.AW$2]))&gt;0;1;0)*[.$O33]" office:value-type="float" office:value="0" calcext:value-type="float">
            <text:p/>
          </table:table-cell>
          <table:table-cell table:formula="of:=IF(BITAND([.$R33];BITLSHIFT(1;[.AX$2]))&gt;0;1;0)*[.$O33]" office:value-type="float" office:value="0" calcext:value-type="float">
            <text:p/>
          </table:table-cell>
          <table:table-cell table:formula="of:=IF(BITAND([.$Q33];BITLSHIFT(1;[.AY$2]))&gt;0;1;0)*[.$O33]" office:value-type="float" office:value="0" calcext:value-type="float">
            <text:p/>
          </table:table-cell>
          <table:table-cell table:formula="of:=IF(BITAND([.$Q33];BITLSHIFT(1;[.AZ$2]))&gt;0;1;0)*[.$O33]" office:value-type="float" office:value="0" calcext:value-type="float">
            <text:p/>
          </table:table-cell>
          <table:table-cell table:formula="of:=IF(BITAND([.$Q33];BITLSHIFT(1;[.BA$2]))&gt;0;1;0)*[.$O33]" office:value-type="float" office:value="0" calcext:value-type="float">
            <text:p/>
          </table:table-cell>
          <table:table-cell table:formula="of:=IF(BITAND([.$Q33];BITLSHIFT(1;[.BB$2]))&gt;0;1;0)*[.$O33]" office:value-type="float" office:value="0" calcext:value-type="float">
            <text:p/>
          </table:table-cell>
          <table:table-cell table:formula="of:=IF(BITAND([.$Q33];BITLSHIFT(1;[.BC$2]))&gt;0;1;0)*[.$O33]" office:value-type="float" office:value="0" calcext:value-type="float">
            <text:p/>
          </table:table-cell>
          <table:table-cell table:formula="of:=IF(BITAND([.$Q33];BITLSHIFT(1;[.BD$2]))&gt;0;1;0)*[.$O33]" office:value-type="float" office:value="0" calcext:value-type="float">
            <text:p/>
          </table:table-cell>
          <table:table-cell table:formula="of:=IF(BITAND([.$Q33];BITLSHIFT(1;[.BE$2]))&gt;0;1;0)*[.$O33]" office:value-type="float" office:value="0" calcext:value-type="float">
            <text:p/>
          </table:table-cell>
          <table:table-cell table:formula="of:=IF(BITAND([.$Q33];BITLSHIFT(1;[.BF$2]))&gt;0;1;0)*[.$O33]" office:value-type="float" office:value="0" calcext:value-type="float">
            <text:p/>
          </table:table-cell>
          <table:table-cell table:formula="of:=IF(BITAND([.$Q33];BITLSHIFT(1;[.BG$2]))&gt;0;1;0)*[.$O33]" office:value-type="float" office:value="0" calcext:value-type="float">
            <text:p/>
          </table:table-cell>
          <table:table-cell table:formula="of:=IF(BITAND([.$Q33];BITLSHIFT(1;[.BH$2]))&gt;0;1;0)*[.$O33]" office:value-type="float" office:value="0" calcext:value-type="float">
            <text:p/>
          </table:table-cell>
          <table:table-cell table:formula="of:=IF(BITAND([.$Q33];BITLSHIFT(1;[.BI$2]))&gt;0;1;0)*[.$O33]" office:value-type="float" office:value="0" calcext:value-type="float">
            <text:p/>
          </table:table-cell>
          <table:table-cell table:formula="of:=IF(BITAND([.$Q33];BITLSHIFT(1;[.BJ$2]))&gt;0;1;0)*[.$O33]" office:value-type="float" office:value="0" calcext:value-type="float">
            <text:p/>
          </table:table-cell>
          <table:table-cell table:formula="of:=IF(BITAND([.$Q33];BITLSHIFT(1;[.BK$2]))&gt;0;1;0)*[.$O33]" office:value-type="float" office:value="0" calcext:value-type="float">
            <text:p/>
          </table:table-cell>
          <table:table-cell table:formula="of:=IF(BITAND([.$Q33];BITLSHIFT(1;[.BL$2]))&gt;0;1;0)*[.$O33]" office:value-type="float" office:value="0" calcext:value-type="float">
            <text:p/>
          </table:table-cell>
          <table:table-cell table:formula="of:=IF(BITAND([.$Q33];BITLSHIFT(1;[.BM$2]))&gt;0;1;0)*[.$O33]" office:value-type="float" office:value="0" calcext:value-type="float">
            <text:p/>
          </table:table-cell>
          <table:table-cell table:formula="of:=IF(BITAND([.$Q33];BITLSHIFT(1;[.BN$2]))&gt;0;1;0)*[.$O33]" office:value-type="float" office:value="0" calcext:value-type="float">
            <text:p/>
          </table:table-cell>
          <table:table-cell table:formula="of:=IF(BITAND([.$Q33];BITLSHIFT(1;[.BO$2]))&gt;0;1;0)*[.$O33]" office:value-type="float" office:value="0" calcext:value-type="float">
            <text:p/>
          </table:table-cell>
          <table:table-cell table:formula="of:=IF(BITAND([.$Q33];BITLSHIFT(1;[.BP$2]))&gt;0;1;0)*[.$O33]" office:value-type="float" office:value="0" calcext:value-type="float">
            <text:p/>
          </table:table-cell>
          <table:table-cell table:formula="of:=IF(BITAND([.$Q33];BITLSHIFT(1;[.BQ$2]))&gt;0;1;0)*[.$O33]" office:value-type="float" office:value="0" calcext:value-type="float">
            <text:p/>
          </table:table-cell>
          <table:table-cell table:formula="of:=IF(BITAND([.$Q33];BITLSHIFT(1;[.BR$2]))&gt;0;1;0)*[.$O33]" office:value-type="float" office:value="0" calcext:value-type="float">
            <text:p/>
          </table:table-cell>
          <table:table-cell table:formula="of:=IF(BITAND([.$Q33];BITLSHIFT(1;[.BS$2]))&gt;0;1;0)*[.$O33]" office:value-type="float" office:value="0" calcext:value-type="float">
            <text:p/>
          </table:table-cell>
          <table:table-cell table:formula="of:=IF(BITAND([.$Q33];BITLSHIFT(1;[.BT$2]))&gt;0;1;0)*[.$O33]" office:value-type="float" office:value="0" calcext:value-type="float">
            <text:p/>
          </table:table-cell>
          <table:table-cell table:formula="of:=IF(BITAND([.$Q33];BITLSHIFT(1;[.BU$2]))&gt;0;1;0)*[.$O33]" office:value-type="float" office:value="0" calcext:value-type="float">
            <text:p/>
          </table:table-cell>
          <table:table-cell table:formula="of:=IF(BITAND([.$Q33];BITLSHIFT(1;[.BV$2]))&gt;0;1;0)*[.$O33]" office:value-type="float" office:value="0" calcext:value-type="float">
            <text:p/>
          </table:table-cell>
          <table:table-cell table:formula="of:=IF(BITAND([.$Q33];BITLSHIFT(1;[.BW$2]))&gt;0;1;0)*[.$O33]" office:value-type="float" office:value="0" calcext:value-type="float">
            <text:p/>
          </table:table-cell>
          <table:table-cell table:formula="of:=IF(BITAND([.$Q33];BITLSHIFT(1;[.BX$2]))&gt;0;1;0)*[.$O33]" office:value-type="float" office:value="0" calcext:value-type="float">
            <text:p/>
          </table:table-cell>
          <table:table-cell table:formula="of:=IF(BITAND([.$Q33];BITLSHIFT(1;[.BY$2]))&gt;0;1;0)*[.$O33]" office:value-type="float" office:value="0" calcext:value-type="float">
            <text:p/>
          </table:table-cell>
          <table:table-cell table:formula="of:=IF(BITAND([.$Q33];BITLSHIFT(1;[.BZ$2]))&gt;0;1;0)*[.$O33]" office:value-type="float" office:value="0" calcext:value-type="float">
            <text:p/>
          </table:table-cell>
          <table:table-cell table:formula="of:=IF(BITAND([.$Q33];BITLSHIFT(1;[.CA$2]))&gt;0;1;0)*[.$O33]" office:value-type="float" office:value="0" calcext:value-type="float">
            <text:p/>
          </table:table-cell>
          <table:table-cell table:formula="of:=IF(BITAND([.$Q33];BITLSHIFT(1;[.CB$2]))&gt;0;1;0)*[.$O33]" office:value-type="float" office:value="0" calcext:value-type="float">
            <text:p/>
          </table:table-cell>
          <table:table-cell table:formula="of:=IF(BITAND([.$Q33];BITLSHIFT(1;[.CC$2]))&gt;0;1;0)*[.$O33]" office:value-type="float" office:value="0" calcext:value-type="float">
            <text:p/>
          </table:table-cell>
          <table:table-cell table:formula="of:=IF(BITAND([.$Q33];BITLSHIFT(1;[.CD$2]))&gt;0;1;0)*[.$O3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4];10) ;16)" office:value-type="float" office:value="0" calcext:value-type="float">
            <text:p/>
          </table:table-cell>
          <table:table-cell table:formula="of:=DECIMAL(RIGHT([.N34];8) ;16)" office:value-type="float" office:value="0" calcext:value-type="float">
            <text:p/>
          </table:table-cell>
          <table:table-cell table:formula="of:=IF(BITAND([.$R34];BITLSHIFT(1;[.S$2]))&gt;0;1;0)*[.$O34]" office:value-type="float" office:value="0" calcext:value-type="float">
            <text:p/>
          </table:table-cell>
          <table:table-cell table:formula="of:=IF(BITAND([.$R34];BITLSHIFT(1;[.T$2]))&gt;0;1;0)*[.$O34]" office:value-type="float" office:value="0" calcext:value-type="float">
            <text:p/>
          </table:table-cell>
          <table:table-cell table:formula="of:=IF(BITAND([.$R34];BITLSHIFT(1;[.U$2]))&gt;0;1;0)*[.$O34]" office:value-type="float" office:value="0" calcext:value-type="float">
            <text:p/>
          </table:table-cell>
          <table:table-cell table:formula="of:=IF(BITAND([.$R34];BITLSHIFT(1;[.V$2]))&gt;0;1;0)*[.$O34]" office:value-type="float" office:value="0" calcext:value-type="float">
            <text:p/>
          </table:table-cell>
          <table:table-cell table:formula="of:=IF(BITAND([.$R34];BITLSHIFT(1;[.W$2]))&gt;0;1;0)*[.$O34]" office:value-type="float" office:value="0" calcext:value-type="float">
            <text:p/>
          </table:table-cell>
          <table:table-cell table:formula="of:=IF(BITAND([.$R34];BITLSHIFT(1;[.X$2]))&gt;0;1;0)*[.$O34]" office:value-type="float" office:value="0" calcext:value-type="float">
            <text:p/>
          </table:table-cell>
          <table:table-cell table:formula="of:=IF(BITAND([.$R34];BITLSHIFT(1;[.Y$2]))&gt;0;1;0)*[.$O34]" office:value-type="float" office:value="0" calcext:value-type="float">
            <text:p/>
          </table:table-cell>
          <table:table-cell table:formula="of:=IF(BITAND([.$R34];BITLSHIFT(1;[.Z$2]))&gt;0;1;0)*[.$O34]" office:value-type="float" office:value="0" calcext:value-type="float">
            <text:p/>
          </table:table-cell>
          <table:table-cell table:formula="of:=IF(BITAND([.$R34];BITLSHIFT(1;[.AA$2]))&gt;0;1;0)*[.$O34]" office:value-type="float" office:value="0" calcext:value-type="float">
            <text:p/>
          </table:table-cell>
          <table:table-cell table:formula="of:=IF(BITAND([.$R34];BITLSHIFT(1;[.AB$2]))&gt;0;1;0)*[.$O34]" office:value-type="float" office:value="0" calcext:value-type="float">
            <text:p/>
          </table:table-cell>
          <table:table-cell table:formula="of:=IF(BITAND([.$R34];BITLSHIFT(1;[.AC$2]))&gt;0;1;0)*[.$O34]" office:value-type="float" office:value="0" calcext:value-type="float">
            <text:p/>
          </table:table-cell>
          <table:table-cell table:formula="of:=IF(BITAND([.$R34];BITLSHIFT(1;[.AD$2]))&gt;0;1;0)*[.$O34]" office:value-type="float" office:value="0" calcext:value-type="float">
            <text:p/>
          </table:table-cell>
          <table:table-cell table:formula="of:=IF(BITAND([.$R34];BITLSHIFT(1;[.AE$2]))&gt;0;1;0)*[.$O34]" office:value-type="float" office:value="0" calcext:value-type="float">
            <text:p/>
          </table:table-cell>
          <table:table-cell table:formula="of:=IF(BITAND([.$R34];BITLSHIFT(1;[.AF$2]))&gt;0;1;0)*[.$O34]" office:value-type="float" office:value="0" calcext:value-type="float">
            <text:p/>
          </table:table-cell>
          <table:table-cell table:formula="of:=IF(BITAND([.$R34];BITLSHIFT(1;[.AG$2]))&gt;0;1;0)*[.$O34]" office:value-type="float" office:value="0" calcext:value-type="float">
            <text:p/>
          </table:table-cell>
          <table:table-cell table:formula="of:=IF(BITAND([.$R34];BITLSHIFT(1;[.AH$2]))&gt;0;1;0)*[.$O34]" office:value-type="float" office:value="0" calcext:value-type="float">
            <text:p/>
          </table:table-cell>
          <table:table-cell table:formula="of:=IF(BITAND([.$R34];BITLSHIFT(1;[.AI$2]))&gt;0;1;0)*[.$O34]" office:value-type="float" office:value="0" calcext:value-type="float">
            <text:p/>
          </table:table-cell>
          <table:table-cell table:formula="of:=IF(BITAND([.$R34];BITLSHIFT(1;[.AJ$2]))&gt;0;1;0)*[.$O34]" office:value-type="float" office:value="0" calcext:value-type="float">
            <text:p/>
          </table:table-cell>
          <table:table-cell table:formula="of:=IF(BITAND([.$R34];BITLSHIFT(1;[.AK$2]))&gt;0;1;0)*[.$O34]" office:value-type="float" office:value="0" calcext:value-type="float">
            <text:p/>
          </table:table-cell>
          <table:table-cell table:formula="of:=IF(BITAND([.$R34];BITLSHIFT(1;[.AL$2]))&gt;0;1;0)*[.$O34]" office:value-type="float" office:value="0" calcext:value-type="float">
            <text:p/>
          </table:table-cell>
          <table:table-cell table:formula="of:=IF(BITAND([.$R34];BITLSHIFT(1;[.AM$2]))&gt;0;1;0)*[.$O34]" office:value-type="float" office:value="0" calcext:value-type="float">
            <text:p/>
          </table:table-cell>
          <table:table-cell table:formula="of:=IF(BITAND([.$R34];BITLSHIFT(1;[.AN$2]))&gt;0;1;0)*[.$O34]" office:value-type="float" office:value="0" calcext:value-type="float">
            <text:p/>
          </table:table-cell>
          <table:table-cell table:formula="of:=IF(BITAND([.$R34];BITLSHIFT(1;[.AO$2]))&gt;0;1;0)*[.$O34]" office:value-type="float" office:value="0" calcext:value-type="float">
            <text:p/>
          </table:table-cell>
          <table:table-cell table:formula="of:=IF(BITAND([.$R34];BITLSHIFT(1;[.AP$2]))&gt;0;1;0)*[.$O34]" office:value-type="float" office:value="0" calcext:value-type="float">
            <text:p/>
          </table:table-cell>
          <table:table-cell table:formula="of:=IF(BITAND([.$R34];BITLSHIFT(1;[.AQ$2]))&gt;0;1;0)*[.$O34]" office:value-type="float" office:value="0" calcext:value-type="float">
            <text:p/>
          </table:table-cell>
          <table:table-cell table:formula="of:=IF(BITAND([.$R34];BITLSHIFT(1;[.AR$2]))&gt;0;1;0)*[.$O34]" office:value-type="float" office:value="0" calcext:value-type="float">
            <text:p/>
          </table:table-cell>
          <table:table-cell table:formula="of:=IF(BITAND([.$R34];BITLSHIFT(1;[.AS$2]))&gt;0;1;0)*[.$O34]" office:value-type="float" office:value="0" calcext:value-type="float">
            <text:p/>
          </table:table-cell>
          <table:table-cell table:formula="of:=IF(BITAND([.$R34];BITLSHIFT(1;[.AT$2]))&gt;0;1;0)*[.$O34]" office:value-type="float" office:value="0" calcext:value-type="float">
            <text:p/>
          </table:table-cell>
          <table:table-cell table:formula="of:=IF(BITAND([.$R34];BITLSHIFT(1;[.AU$2]))&gt;0;1;0)*[.$O34]" office:value-type="float" office:value="0" calcext:value-type="float">
            <text:p/>
          </table:table-cell>
          <table:table-cell table:formula="of:=IF(BITAND([.$R34];BITLSHIFT(1;[.AV$2]))&gt;0;1;0)*[.$O34]" office:value-type="float" office:value="0" calcext:value-type="float">
            <text:p/>
          </table:table-cell>
          <table:table-cell table:formula="of:=IF(BITAND([.$R34];BITLSHIFT(1;[.AW$2]))&gt;0;1;0)*[.$O34]" office:value-type="float" office:value="0" calcext:value-type="float">
            <text:p/>
          </table:table-cell>
          <table:table-cell table:formula="of:=IF(BITAND([.$R34];BITLSHIFT(1;[.AX$2]))&gt;0;1;0)*[.$O34]" office:value-type="float" office:value="0" calcext:value-type="float">
            <text:p/>
          </table:table-cell>
          <table:table-cell table:formula="of:=IF(BITAND([.$Q34];BITLSHIFT(1;[.AY$2]))&gt;0;1;0)*[.$O34]" office:value-type="float" office:value="0" calcext:value-type="float">
            <text:p/>
          </table:table-cell>
          <table:table-cell table:formula="of:=IF(BITAND([.$Q34];BITLSHIFT(1;[.AZ$2]))&gt;0;1;0)*[.$O34]" office:value-type="float" office:value="0" calcext:value-type="float">
            <text:p/>
          </table:table-cell>
          <table:table-cell table:formula="of:=IF(BITAND([.$Q34];BITLSHIFT(1;[.BA$2]))&gt;0;1;0)*[.$O34]" office:value-type="float" office:value="0" calcext:value-type="float">
            <text:p/>
          </table:table-cell>
          <table:table-cell table:formula="of:=IF(BITAND([.$Q34];BITLSHIFT(1;[.BB$2]))&gt;0;1;0)*[.$O34]" office:value-type="float" office:value="0" calcext:value-type="float">
            <text:p/>
          </table:table-cell>
          <table:table-cell table:formula="of:=IF(BITAND([.$Q34];BITLSHIFT(1;[.BC$2]))&gt;0;1;0)*[.$O34]" office:value-type="float" office:value="0" calcext:value-type="float">
            <text:p/>
          </table:table-cell>
          <table:table-cell table:formula="of:=IF(BITAND([.$Q34];BITLSHIFT(1;[.BD$2]))&gt;0;1;0)*[.$O34]" office:value-type="float" office:value="0" calcext:value-type="float">
            <text:p/>
          </table:table-cell>
          <table:table-cell table:formula="of:=IF(BITAND([.$Q34];BITLSHIFT(1;[.BE$2]))&gt;0;1;0)*[.$O34]" office:value-type="float" office:value="0" calcext:value-type="float">
            <text:p/>
          </table:table-cell>
          <table:table-cell table:formula="of:=IF(BITAND([.$Q34];BITLSHIFT(1;[.BF$2]))&gt;0;1;0)*[.$O34]" office:value-type="float" office:value="0" calcext:value-type="float">
            <text:p/>
          </table:table-cell>
          <table:table-cell table:formula="of:=IF(BITAND([.$Q34];BITLSHIFT(1;[.BG$2]))&gt;0;1;0)*[.$O34]" office:value-type="float" office:value="0" calcext:value-type="float">
            <text:p/>
          </table:table-cell>
          <table:table-cell table:formula="of:=IF(BITAND([.$Q34];BITLSHIFT(1;[.BH$2]))&gt;0;1;0)*[.$O34]" office:value-type="float" office:value="0" calcext:value-type="float">
            <text:p/>
          </table:table-cell>
          <table:table-cell table:formula="of:=IF(BITAND([.$Q34];BITLSHIFT(1;[.BI$2]))&gt;0;1;0)*[.$O34]" office:value-type="float" office:value="0" calcext:value-type="float">
            <text:p/>
          </table:table-cell>
          <table:table-cell table:formula="of:=IF(BITAND([.$Q34];BITLSHIFT(1;[.BJ$2]))&gt;0;1;0)*[.$O34]" office:value-type="float" office:value="0" calcext:value-type="float">
            <text:p/>
          </table:table-cell>
          <table:table-cell table:formula="of:=IF(BITAND([.$Q34];BITLSHIFT(1;[.BK$2]))&gt;0;1;0)*[.$O34]" office:value-type="float" office:value="0" calcext:value-type="float">
            <text:p/>
          </table:table-cell>
          <table:table-cell table:formula="of:=IF(BITAND([.$Q34];BITLSHIFT(1;[.BL$2]))&gt;0;1;0)*[.$O34]" office:value-type="float" office:value="0" calcext:value-type="float">
            <text:p/>
          </table:table-cell>
          <table:table-cell table:formula="of:=IF(BITAND([.$Q34];BITLSHIFT(1;[.BM$2]))&gt;0;1;0)*[.$O34]" office:value-type="float" office:value="0" calcext:value-type="float">
            <text:p/>
          </table:table-cell>
          <table:table-cell table:formula="of:=IF(BITAND([.$Q34];BITLSHIFT(1;[.BN$2]))&gt;0;1;0)*[.$O34]" office:value-type="float" office:value="0" calcext:value-type="float">
            <text:p/>
          </table:table-cell>
          <table:table-cell table:formula="of:=IF(BITAND([.$Q34];BITLSHIFT(1;[.BO$2]))&gt;0;1;0)*[.$O34]" office:value-type="float" office:value="0" calcext:value-type="float">
            <text:p/>
          </table:table-cell>
          <table:table-cell table:formula="of:=IF(BITAND([.$Q34];BITLSHIFT(1;[.BP$2]))&gt;0;1;0)*[.$O34]" office:value-type="float" office:value="0" calcext:value-type="float">
            <text:p/>
          </table:table-cell>
          <table:table-cell table:formula="of:=IF(BITAND([.$Q34];BITLSHIFT(1;[.BQ$2]))&gt;0;1;0)*[.$O34]" office:value-type="float" office:value="0" calcext:value-type="float">
            <text:p/>
          </table:table-cell>
          <table:table-cell table:formula="of:=IF(BITAND([.$Q34];BITLSHIFT(1;[.BR$2]))&gt;0;1;0)*[.$O34]" office:value-type="float" office:value="0" calcext:value-type="float">
            <text:p/>
          </table:table-cell>
          <table:table-cell table:formula="of:=IF(BITAND([.$Q34];BITLSHIFT(1;[.BS$2]))&gt;0;1;0)*[.$O34]" office:value-type="float" office:value="0" calcext:value-type="float">
            <text:p/>
          </table:table-cell>
          <table:table-cell table:formula="of:=IF(BITAND([.$Q34];BITLSHIFT(1;[.BT$2]))&gt;0;1;0)*[.$O34]" office:value-type="float" office:value="0" calcext:value-type="float">
            <text:p/>
          </table:table-cell>
          <table:table-cell table:formula="of:=IF(BITAND([.$Q34];BITLSHIFT(1;[.BU$2]))&gt;0;1;0)*[.$O34]" office:value-type="float" office:value="0" calcext:value-type="float">
            <text:p/>
          </table:table-cell>
          <table:table-cell table:formula="of:=IF(BITAND([.$Q34];BITLSHIFT(1;[.BV$2]))&gt;0;1;0)*[.$O34]" office:value-type="float" office:value="0" calcext:value-type="float">
            <text:p/>
          </table:table-cell>
          <table:table-cell table:formula="of:=IF(BITAND([.$Q34];BITLSHIFT(1;[.BW$2]))&gt;0;1;0)*[.$O34]" office:value-type="float" office:value="0" calcext:value-type="float">
            <text:p/>
          </table:table-cell>
          <table:table-cell table:formula="of:=IF(BITAND([.$Q34];BITLSHIFT(1;[.BX$2]))&gt;0;1;0)*[.$O34]" office:value-type="float" office:value="0" calcext:value-type="float">
            <text:p/>
          </table:table-cell>
          <table:table-cell table:formula="of:=IF(BITAND([.$Q34];BITLSHIFT(1;[.BY$2]))&gt;0;1;0)*[.$O34]" office:value-type="float" office:value="0" calcext:value-type="float">
            <text:p/>
          </table:table-cell>
          <table:table-cell table:formula="of:=IF(BITAND([.$Q34];BITLSHIFT(1;[.BZ$2]))&gt;0;1;0)*[.$O34]" office:value-type="float" office:value="0" calcext:value-type="float">
            <text:p/>
          </table:table-cell>
          <table:table-cell table:formula="of:=IF(BITAND([.$Q34];BITLSHIFT(1;[.CA$2]))&gt;0;1;0)*[.$O34]" office:value-type="float" office:value="0" calcext:value-type="float">
            <text:p/>
          </table:table-cell>
          <table:table-cell table:formula="of:=IF(BITAND([.$Q34];BITLSHIFT(1;[.CB$2]))&gt;0;1;0)*[.$O34]" office:value-type="float" office:value="0" calcext:value-type="float">
            <text:p/>
          </table:table-cell>
          <table:table-cell table:formula="of:=IF(BITAND([.$Q34];BITLSHIFT(1;[.CC$2]))&gt;0;1;0)*[.$O34]" office:value-type="float" office:value="0" calcext:value-type="float">
            <text:p/>
          </table:table-cell>
          <table:table-cell table:formula="of:=IF(BITAND([.$Q34];BITLSHIFT(1;[.CD$2]))&gt;0;1;0)*[.$O3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5];10) ;16)" office:value-type="float" office:value="0" calcext:value-type="float">
            <text:p/>
          </table:table-cell>
          <table:table-cell table:formula="of:=DECIMAL(RIGHT([.N35];8) ;16)" office:value-type="float" office:value="0" calcext:value-type="float">
            <text:p/>
          </table:table-cell>
          <table:table-cell table:formula="of:=IF(BITAND([.$R35];BITLSHIFT(1;[.S$2]))&gt;0;1;0)*[.$O35]" office:value-type="float" office:value="0" calcext:value-type="float">
            <text:p/>
          </table:table-cell>
          <table:table-cell table:formula="of:=IF(BITAND([.$R35];BITLSHIFT(1;[.T$2]))&gt;0;1;0)*[.$O35]" office:value-type="float" office:value="0" calcext:value-type="float">
            <text:p/>
          </table:table-cell>
          <table:table-cell table:formula="of:=IF(BITAND([.$R35];BITLSHIFT(1;[.U$2]))&gt;0;1;0)*[.$O35]" office:value-type="float" office:value="0" calcext:value-type="float">
            <text:p/>
          </table:table-cell>
          <table:table-cell table:formula="of:=IF(BITAND([.$R35];BITLSHIFT(1;[.V$2]))&gt;0;1;0)*[.$O35]" office:value-type="float" office:value="0" calcext:value-type="float">
            <text:p/>
          </table:table-cell>
          <table:table-cell table:formula="of:=IF(BITAND([.$R35];BITLSHIFT(1;[.W$2]))&gt;0;1;0)*[.$O35]" office:value-type="float" office:value="0" calcext:value-type="float">
            <text:p/>
          </table:table-cell>
          <table:table-cell table:formula="of:=IF(BITAND([.$R35];BITLSHIFT(1;[.X$2]))&gt;0;1;0)*[.$O35]" office:value-type="float" office:value="0" calcext:value-type="float">
            <text:p/>
          </table:table-cell>
          <table:table-cell table:formula="of:=IF(BITAND([.$R35];BITLSHIFT(1;[.Y$2]))&gt;0;1;0)*[.$O35]" office:value-type="float" office:value="0" calcext:value-type="float">
            <text:p/>
          </table:table-cell>
          <table:table-cell table:formula="of:=IF(BITAND([.$R35];BITLSHIFT(1;[.Z$2]))&gt;0;1;0)*[.$O35]" office:value-type="float" office:value="0" calcext:value-type="float">
            <text:p/>
          </table:table-cell>
          <table:table-cell table:formula="of:=IF(BITAND([.$R35];BITLSHIFT(1;[.AA$2]))&gt;0;1;0)*[.$O35]" office:value-type="float" office:value="0" calcext:value-type="float">
            <text:p/>
          </table:table-cell>
          <table:table-cell table:formula="of:=IF(BITAND([.$R35];BITLSHIFT(1;[.AB$2]))&gt;0;1;0)*[.$O35]" office:value-type="float" office:value="0" calcext:value-type="float">
            <text:p/>
          </table:table-cell>
          <table:table-cell table:formula="of:=IF(BITAND([.$R35];BITLSHIFT(1;[.AC$2]))&gt;0;1;0)*[.$O35]" office:value-type="float" office:value="0" calcext:value-type="float">
            <text:p/>
          </table:table-cell>
          <table:table-cell table:formula="of:=IF(BITAND([.$R35];BITLSHIFT(1;[.AD$2]))&gt;0;1;0)*[.$O35]" office:value-type="float" office:value="0" calcext:value-type="float">
            <text:p/>
          </table:table-cell>
          <table:table-cell table:formula="of:=IF(BITAND([.$R35];BITLSHIFT(1;[.AE$2]))&gt;0;1;0)*[.$O35]" office:value-type="float" office:value="0" calcext:value-type="float">
            <text:p/>
          </table:table-cell>
          <table:table-cell table:formula="of:=IF(BITAND([.$R35];BITLSHIFT(1;[.AF$2]))&gt;0;1;0)*[.$O35]" office:value-type="float" office:value="0" calcext:value-type="float">
            <text:p/>
          </table:table-cell>
          <table:table-cell table:formula="of:=IF(BITAND([.$R35];BITLSHIFT(1;[.AG$2]))&gt;0;1;0)*[.$O35]" office:value-type="float" office:value="0" calcext:value-type="float">
            <text:p/>
          </table:table-cell>
          <table:table-cell table:formula="of:=IF(BITAND([.$R35];BITLSHIFT(1;[.AH$2]))&gt;0;1;0)*[.$O35]" office:value-type="float" office:value="0" calcext:value-type="float">
            <text:p/>
          </table:table-cell>
          <table:table-cell table:formula="of:=IF(BITAND([.$R35];BITLSHIFT(1;[.AI$2]))&gt;0;1;0)*[.$O35]" office:value-type="float" office:value="0" calcext:value-type="float">
            <text:p/>
          </table:table-cell>
          <table:table-cell table:formula="of:=IF(BITAND([.$R35];BITLSHIFT(1;[.AJ$2]))&gt;0;1;0)*[.$O35]" office:value-type="float" office:value="0" calcext:value-type="float">
            <text:p/>
          </table:table-cell>
          <table:table-cell table:formula="of:=IF(BITAND([.$R35];BITLSHIFT(1;[.AK$2]))&gt;0;1;0)*[.$O35]" office:value-type="float" office:value="0" calcext:value-type="float">
            <text:p/>
          </table:table-cell>
          <table:table-cell table:formula="of:=IF(BITAND([.$R35];BITLSHIFT(1;[.AL$2]))&gt;0;1;0)*[.$O35]" office:value-type="float" office:value="0" calcext:value-type="float">
            <text:p/>
          </table:table-cell>
          <table:table-cell table:formula="of:=IF(BITAND([.$R35];BITLSHIFT(1;[.AM$2]))&gt;0;1;0)*[.$O35]" office:value-type="float" office:value="0" calcext:value-type="float">
            <text:p/>
          </table:table-cell>
          <table:table-cell table:formula="of:=IF(BITAND([.$R35];BITLSHIFT(1;[.AN$2]))&gt;0;1;0)*[.$O35]" office:value-type="float" office:value="0" calcext:value-type="float">
            <text:p/>
          </table:table-cell>
          <table:table-cell table:formula="of:=IF(BITAND([.$R35];BITLSHIFT(1;[.AO$2]))&gt;0;1;0)*[.$O35]" office:value-type="float" office:value="0" calcext:value-type="float">
            <text:p/>
          </table:table-cell>
          <table:table-cell table:formula="of:=IF(BITAND([.$R35];BITLSHIFT(1;[.AP$2]))&gt;0;1;0)*[.$O35]" office:value-type="float" office:value="0" calcext:value-type="float">
            <text:p/>
          </table:table-cell>
          <table:table-cell table:formula="of:=IF(BITAND([.$R35];BITLSHIFT(1;[.AQ$2]))&gt;0;1;0)*[.$O35]" office:value-type="float" office:value="0" calcext:value-type="float">
            <text:p/>
          </table:table-cell>
          <table:table-cell table:formula="of:=IF(BITAND([.$R35];BITLSHIFT(1;[.AR$2]))&gt;0;1;0)*[.$O35]" office:value-type="float" office:value="0" calcext:value-type="float">
            <text:p/>
          </table:table-cell>
          <table:table-cell table:formula="of:=IF(BITAND([.$R35];BITLSHIFT(1;[.AS$2]))&gt;0;1;0)*[.$O35]" office:value-type="float" office:value="0" calcext:value-type="float">
            <text:p/>
          </table:table-cell>
          <table:table-cell table:formula="of:=IF(BITAND([.$R35];BITLSHIFT(1;[.AT$2]))&gt;0;1;0)*[.$O35]" office:value-type="float" office:value="0" calcext:value-type="float">
            <text:p/>
          </table:table-cell>
          <table:table-cell table:formula="of:=IF(BITAND([.$R35];BITLSHIFT(1;[.AU$2]))&gt;0;1;0)*[.$O35]" office:value-type="float" office:value="0" calcext:value-type="float">
            <text:p/>
          </table:table-cell>
          <table:table-cell table:formula="of:=IF(BITAND([.$R35];BITLSHIFT(1;[.AV$2]))&gt;0;1;0)*[.$O35]" office:value-type="float" office:value="0" calcext:value-type="float">
            <text:p/>
          </table:table-cell>
          <table:table-cell table:formula="of:=IF(BITAND([.$R35];BITLSHIFT(1;[.AW$2]))&gt;0;1;0)*[.$O35]" office:value-type="float" office:value="0" calcext:value-type="float">
            <text:p/>
          </table:table-cell>
          <table:table-cell table:formula="of:=IF(BITAND([.$R35];BITLSHIFT(1;[.AX$2]))&gt;0;1;0)*[.$O35]" office:value-type="float" office:value="0" calcext:value-type="float">
            <text:p/>
          </table:table-cell>
          <table:table-cell table:formula="of:=IF(BITAND([.$Q35];BITLSHIFT(1;[.AY$2]))&gt;0;1;0)*[.$O35]" office:value-type="float" office:value="0" calcext:value-type="float">
            <text:p/>
          </table:table-cell>
          <table:table-cell table:formula="of:=IF(BITAND([.$Q35];BITLSHIFT(1;[.AZ$2]))&gt;0;1;0)*[.$O35]" office:value-type="float" office:value="0" calcext:value-type="float">
            <text:p/>
          </table:table-cell>
          <table:table-cell table:formula="of:=IF(BITAND([.$Q35];BITLSHIFT(1;[.BA$2]))&gt;0;1;0)*[.$O35]" office:value-type="float" office:value="0" calcext:value-type="float">
            <text:p/>
          </table:table-cell>
          <table:table-cell table:formula="of:=IF(BITAND([.$Q35];BITLSHIFT(1;[.BB$2]))&gt;0;1;0)*[.$O35]" office:value-type="float" office:value="0" calcext:value-type="float">
            <text:p/>
          </table:table-cell>
          <table:table-cell table:formula="of:=IF(BITAND([.$Q35];BITLSHIFT(1;[.BC$2]))&gt;0;1;0)*[.$O35]" office:value-type="float" office:value="0" calcext:value-type="float">
            <text:p/>
          </table:table-cell>
          <table:table-cell table:formula="of:=IF(BITAND([.$Q35];BITLSHIFT(1;[.BD$2]))&gt;0;1;0)*[.$O35]" office:value-type="float" office:value="0" calcext:value-type="float">
            <text:p/>
          </table:table-cell>
          <table:table-cell table:formula="of:=IF(BITAND([.$Q35];BITLSHIFT(1;[.BE$2]))&gt;0;1;0)*[.$O35]" office:value-type="float" office:value="0" calcext:value-type="float">
            <text:p/>
          </table:table-cell>
          <table:table-cell table:formula="of:=IF(BITAND([.$Q35];BITLSHIFT(1;[.BF$2]))&gt;0;1;0)*[.$O35]" office:value-type="float" office:value="0" calcext:value-type="float">
            <text:p/>
          </table:table-cell>
          <table:table-cell table:formula="of:=IF(BITAND([.$Q35];BITLSHIFT(1;[.BG$2]))&gt;0;1;0)*[.$O35]" office:value-type="float" office:value="0" calcext:value-type="float">
            <text:p/>
          </table:table-cell>
          <table:table-cell table:formula="of:=IF(BITAND([.$Q35];BITLSHIFT(1;[.BH$2]))&gt;0;1;0)*[.$O35]" office:value-type="float" office:value="0" calcext:value-type="float">
            <text:p/>
          </table:table-cell>
          <table:table-cell table:formula="of:=IF(BITAND([.$Q35];BITLSHIFT(1;[.BI$2]))&gt;0;1;0)*[.$O35]" office:value-type="float" office:value="0" calcext:value-type="float">
            <text:p/>
          </table:table-cell>
          <table:table-cell table:formula="of:=IF(BITAND([.$Q35];BITLSHIFT(1;[.BJ$2]))&gt;0;1;0)*[.$O35]" office:value-type="float" office:value="0" calcext:value-type="float">
            <text:p/>
          </table:table-cell>
          <table:table-cell table:formula="of:=IF(BITAND([.$Q35];BITLSHIFT(1;[.BK$2]))&gt;0;1;0)*[.$O35]" office:value-type="float" office:value="0" calcext:value-type="float">
            <text:p/>
          </table:table-cell>
          <table:table-cell table:formula="of:=IF(BITAND([.$Q35];BITLSHIFT(1;[.BL$2]))&gt;0;1;0)*[.$O35]" office:value-type="float" office:value="0" calcext:value-type="float">
            <text:p/>
          </table:table-cell>
          <table:table-cell table:formula="of:=IF(BITAND([.$Q35];BITLSHIFT(1;[.BM$2]))&gt;0;1;0)*[.$O35]" office:value-type="float" office:value="0" calcext:value-type="float">
            <text:p/>
          </table:table-cell>
          <table:table-cell table:formula="of:=IF(BITAND([.$Q35];BITLSHIFT(1;[.BN$2]))&gt;0;1;0)*[.$O35]" office:value-type="float" office:value="0" calcext:value-type="float">
            <text:p/>
          </table:table-cell>
          <table:table-cell table:formula="of:=IF(BITAND([.$Q35];BITLSHIFT(1;[.BO$2]))&gt;0;1;0)*[.$O35]" office:value-type="float" office:value="0" calcext:value-type="float">
            <text:p/>
          </table:table-cell>
          <table:table-cell table:formula="of:=IF(BITAND([.$Q35];BITLSHIFT(1;[.BP$2]))&gt;0;1;0)*[.$O35]" office:value-type="float" office:value="0" calcext:value-type="float">
            <text:p/>
          </table:table-cell>
          <table:table-cell table:formula="of:=IF(BITAND([.$Q35];BITLSHIFT(1;[.BQ$2]))&gt;0;1;0)*[.$O35]" office:value-type="float" office:value="0" calcext:value-type="float">
            <text:p/>
          </table:table-cell>
          <table:table-cell table:formula="of:=IF(BITAND([.$Q35];BITLSHIFT(1;[.BR$2]))&gt;0;1;0)*[.$O35]" office:value-type="float" office:value="0" calcext:value-type="float">
            <text:p/>
          </table:table-cell>
          <table:table-cell table:formula="of:=IF(BITAND([.$Q35];BITLSHIFT(1;[.BS$2]))&gt;0;1;0)*[.$O35]" office:value-type="float" office:value="0" calcext:value-type="float">
            <text:p/>
          </table:table-cell>
          <table:table-cell table:formula="of:=IF(BITAND([.$Q35];BITLSHIFT(1;[.BT$2]))&gt;0;1;0)*[.$O35]" office:value-type="float" office:value="0" calcext:value-type="float">
            <text:p/>
          </table:table-cell>
          <table:table-cell table:formula="of:=IF(BITAND([.$Q35];BITLSHIFT(1;[.BU$2]))&gt;0;1;0)*[.$O35]" office:value-type="float" office:value="0" calcext:value-type="float">
            <text:p/>
          </table:table-cell>
          <table:table-cell table:formula="of:=IF(BITAND([.$Q35];BITLSHIFT(1;[.BV$2]))&gt;0;1;0)*[.$O35]" office:value-type="float" office:value="0" calcext:value-type="float">
            <text:p/>
          </table:table-cell>
          <table:table-cell table:formula="of:=IF(BITAND([.$Q35];BITLSHIFT(1;[.BW$2]))&gt;0;1;0)*[.$O35]" office:value-type="float" office:value="0" calcext:value-type="float">
            <text:p/>
          </table:table-cell>
          <table:table-cell table:formula="of:=IF(BITAND([.$Q35];BITLSHIFT(1;[.BX$2]))&gt;0;1;0)*[.$O35]" office:value-type="float" office:value="0" calcext:value-type="float">
            <text:p/>
          </table:table-cell>
          <table:table-cell table:formula="of:=IF(BITAND([.$Q35];BITLSHIFT(1;[.BY$2]))&gt;0;1;0)*[.$O35]" office:value-type="float" office:value="0" calcext:value-type="float">
            <text:p/>
          </table:table-cell>
          <table:table-cell table:formula="of:=IF(BITAND([.$Q35];BITLSHIFT(1;[.BZ$2]))&gt;0;1;0)*[.$O35]" office:value-type="float" office:value="0" calcext:value-type="float">
            <text:p/>
          </table:table-cell>
          <table:table-cell table:formula="of:=IF(BITAND([.$Q35];BITLSHIFT(1;[.CA$2]))&gt;0;1;0)*[.$O35]" office:value-type="float" office:value="0" calcext:value-type="float">
            <text:p/>
          </table:table-cell>
          <table:table-cell table:formula="of:=IF(BITAND([.$Q35];BITLSHIFT(1;[.CB$2]))&gt;0;1;0)*[.$O35]" office:value-type="float" office:value="0" calcext:value-type="float">
            <text:p/>
          </table:table-cell>
          <table:table-cell table:formula="of:=IF(BITAND([.$Q35];BITLSHIFT(1;[.CC$2]))&gt;0;1;0)*[.$O35]" office:value-type="float" office:value="0" calcext:value-type="float">
            <text:p/>
          </table:table-cell>
          <table:table-cell table:formula="of:=IF(BITAND([.$Q35];BITLSHIFT(1;[.CD$2]))&gt;0;1;0)*[.$O3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6];10) ;16)" office:value-type="float" office:value="0" calcext:value-type="float">
            <text:p/>
          </table:table-cell>
          <table:table-cell table:formula="of:=DECIMAL(RIGHT([.N36];8) ;16)" office:value-type="float" office:value="0" calcext:value-type="float">
            <text:p/>
          </table:table-cell>
          <table:table-cell table:formula="of:=IF(BITAND([.$R36];BITLSHIFT(1;[.S$2]))&gt;0;1;0)*[.$O36]" office:value-type="float" office:value="0" calcext:value-type="float">
            <text:p/>
          </table:table-cell>
          <table:table-cell table:formula="of:=IF(BITAND([.$R36];BITLSHIFT(1;[.T$2]))&gt;0;1;0)*[.$O36]" office:value-type="float" office:value="0" calcext:value-type="float">
            <text:p/>
          </table:table-cell>
          <table:table-cell table:formula="of:=IF(BITAND([.$R36];BITLSHIFT(1;[.U$2]))&gt;0;1;0)*[.$O36]" office:value-type="float" office:value="0" calcext:value-type="float">
            <text:p/>
          </table:table-cell>
          <table:table-cell table:formula="of:=IF(BITAND([.$R36];BITLSHIFT(1;[.V$2]))&gt;0;1;0)*[.$O36]" office:value-type="float" office:value="0" calcext:value-type="float">
            <text:p/>
          </table:table-cell>
          <table:table-cell table:formula="of:=IF(BITAND([.$R36];BITLSHIFT(1;[.W$2]))&gt;0;1;0)*[.$O36]" office:value-type="float" office:value="0" calcext:value-type="float">
            <text:p/>
          </table:table-cell>
          <table:table-cell table:formula="of:=IF(BITAND([.$R36];BITLSHIFT(1;[.X$2]))&gt;0;1;0)*[.$O36]" office:value-type="float" office:value="0" calcext:value-type="float">
            <text:p/>
          </table:table-cell>
          <table:table-cell table:formula="of:=IF(BITAND([.$R36];BITLSHIFT(1;[.Y$2]))&gt;0;1;0)*[.$O36]" office:value-type="float" office:value="0" calcext:value-type="float">
            <text:p/>
          </table:table-cell>
          <table:table-cell table:formula="of:=IF(BITAND([.$R36];BITLSHIFT(1;[.Z$2]))&gt;0;1;0)*[.$O36]" office:value-type="float" office:value="0" calcext:value-type="float">
            <text:p/>
          </table:table-cell>
          <table:table-cell table:formula="of:=IF(BITAND([.$R36];BITLSHIFT(1;[.AA$2]))&gt;0;1;0)*[.$O36]" office:value-type="float" office:value="0" calcext:value-type="float">
            <text:p/>
          </table:table-cell>
          <table:table-cell table:formula="of:=IF(BITAND([.$R36];BITLSHIFT(1;[.AB$2]))&gt;0;1;0)*[.$O36]" office:value-type="float" office:value="0" calcext:value-type="float">
            <text:p/>
          </table:table-cell>
          <table:table-cell table:formula="of:=IF(BITAND([.$R36];BITLSHIFT(1;[.AC$2]))&gt;0;1;0)*[.$O36]" office:value-type="float" office:value="0" calcext:value-type="float">
            <text:p/>
          </table:table-cell>
          <table:table-cell table:formula="of:=IF(BITAND([.$R36];BITLSHIFT(1;[.AD$2]))&gt;0;1;0)*[.$O36]" office:value-type="float" office:value="0" calcext:value-type="float">
            <text:p/>
          </table:table-cell>
          <table:table-cell table:formula="of:=IF(BITAND([.$R36];BITLSHIFT(1;[.AE$2]))&gt;0;1;0)*[.$O36]" office:value-type="float" office:value="0" calcext:value-type="float">
            <text:p/>
          </table:table-cell>
          <table:table-cell table:formula="of:=IF(BITAND([.$R36];BITLSHIFT(1;[.AF$2]))&gt;0;1;0)*[.$O36]" office:value-type="float" office:value="0" calcext:value-type="float">
            <text:p/>
          </table:table-cell>
          <table:table-cell table:formula="of:=IF(BITAND([.$R36];BITLSHIFT(1;[.AG$2]))&gt;0;1;0)*[.$O36]" office:value-type="float" office:value="0" calcext:value-type="float">
            <text:p/>
          </table:table-cell>
          <table:table-cell table:formula="of:=IF(BITAND([.$R36];BITLSHIFT(1;[.AH$2]))&gt;0;1;0)*[.$O36]" office:value-type="float" office:value="0" calcext:value-type="float">
            <text:p/>
          </table:table-cell>
          <table:table-cell table:formula="of:=IF(BITAND([.$R36];BITLSHIFT(1;[.AI$2]))&gt;0;1;0)*[.$O36]" office:value-type="float" office:value="0" calcext:value-type="float">
            <text:p/>
          </table:table-cell>
          <table:table-cell table:formula="of:=IF(BITAND([.$R36];BITLSHIFT(1;[.AJ$2]))&gt;0;1;0)*[.$O36]" office:value-type="float" office:value="0" calcext:value-type="float">
            <text:p/>
          </table:table-cell>
          <table:table-cell table:formula="of:=IF(BITAND([.$R36];BITLSHIFT(1;[.AK$2]))&gt;0;1;0)*[.$O36]" office:value-type="float" office:value="0" calcext:value-type="float">
            <text:p/>
          </table:table-cell>
          <table:table-cell table:formula="of:=IF(BITAND([.$R36];BITLSHIFT(1;[.AL$2]))&gt;0;1;0)*[.$O36]" office:value-type="float" office:value="0" calcext:value-type="float">
            <text:p/>
          </table:table-cell>
          <table:table-cell table:formula="of:=IF(BITAND([.$R36];BITLSHIFT(1;[.AM$2]))&gt;0;1;0)*[.$O36]" office:value-type="float" office:value="0" calcext:value-type="float">
            <text:p/>
          </table:table-cell>
          <table:table-cell table:formula="of:=IF(BITAND([.$R36];BITLSHIFT(1;[.AN$2]))&gt;0;1;0)*[.$O36]" office:value-type="float" office:value="0" calcext:value-type="float">
            <text:p/>
          </table:table-cell>
          <table:table-cell table:formula="of:=IF(BITAND([.$R36];BITLSHIFT(1;[.AO$2]))&gt;0;1;0)*[.$O36]" office:value-type="float" office:value="0" calcext:value-type="float">
            <text:p/>
          </table:table-cell>
          <table:table-cell table:formula="of:=IF(BITAND([.$R36];BITLSHIFT(1;[.AP$2]))&gt;0;1;0)*[.$O36]" office:value-type="float" office:value="0" calcext:value-type="float">
            <text:p/>
          </table:table-cell>
          <table:table-cell table:formula="of:=IF(BITAND([.$R36];BITLSHIFT(1;[.AQ$2]))&gt;0;1;0)*[.$O36]" office:value-type="float" office:value="0" calcext:value-type="float">
            <text:p/>
          </table:table-cell>
          <table:table-cell table:formula="of:=IF(BITAND([.$R36];BITLSHIFT(1;[.AR$2]))&gt;0;1;0)*[.$O36]" office:value-type="float" office:value="0" calcext:value-type="float">
            <text:p/>
          </table:table-cell>
          <table:table-cell table:formula="of:=IF(BITAND([.$R36];BITLSHIFT(1;[.AS$2]))&gt;0;1;0)*[.$O36]" office:value-type="float" office:value="0" calcext:value-type="float">
            <text:p/>
          </table:table-cell>
          <table:table-cell table:formula="of:=IF(BITAND([.$R36];BITLSHIFT(1;[.AT$2]))&gt;0;1;0)*[.$O36]" office:value-type="float" office:value="0" calcext:value-type="float">
            <text:p/>
          </table:table-cell>
          <table:table-cell table:formula="of:=IF(BITAND([.$R36];BITLSHIFT(1;[.AU$2]))&gt;0;1;0)*[.$O36]" office:value-type="float" office:value="0" calcext:value-type="float">
            <text:p/>
          </table:table-cell>
          <table:table-cell table:formula="of:=IF(BITAND([.$R36];BITLSHIFT(1;[.AV$2]))&gt;0;1;0)*[.$O36]" office:value-type="float" office:value="0" calcext:value-type="float">
            <text:p/>
          </table:table-cell>
          <table:table-cell table:formula="of:=IF(BITAND([.$R36];BITLSHIFT(1;[.AW$2]))&gt;0;1;0)*[.$O36]" office:value-type="float" office:value="0" calcext:value-type="float">
            <text:p/>
          </table:table-cell>
          <table:table-cell table:formula="of:=IF(BITAND([.$R36];BITLSHIFT(1;[.AX$2]))&gt;0;1;0)*[.$O36]" office:value-type="float" office:value="0" calcext:value-type="float">
            <text:p/>
          </table:table-cell>
          <table:table-cell table:formula="of:=IF(BITAND([.$Q36];BITLSHIFT(1;[.AY$2]))&gt;0;1;0)*[.$O36]" office:value-type="float" office:value="0" calcext:value-type="float">
            <text:p/>
          </table:table-cell>
          <table:table-cell table:formula="of:=IF(BITAND([.$Q36];BITLSHIFT(1;[.AZ$2]))&gt;0;1;0)*[.$O36]" office:value-type="float" office:value="0" calcext:value-type="float">
            <text:p/>
          </table:table-cell>
          <table:table-cell table:formula="of:=IF(BITAND([.$Q36];BITLSHIFT(1;[.BA$2]))&gt;0;1;0)*[.$O36]" office:value-type="float" office:value="0" calcext:value-type="float">
            <text:p/>
          </table:table-cell>
          <table:table-cell table:formula="of:=IF(BITAND([.$Q36];BITLSHIFT(1;[.BB$2]))&gt;0;1;0)*[.$O36]" office:value-type="float" office:value="0" calcext:value-type="float">
            <text:p/>
          </table:table-cell>
          <table:table-cell table:formula="of:=IF(BITAND([.$Q36];BITLSHIFT(1;[.BC$2]))&gt;0;1;0)*[.$O36]" office:value-type="float" office:value="0" calcext:value-type="float">
            <text:p/>
          </table:table-cell>
          <table:table-cell table:formula="of:=IF(BITAND([.$Q36];BITLSHIFT(1;[.BD$2]))&gt;0;1;0)*[.$O36]" office:value-type="float" office:value="0" calcext:value-type="float">
            <text:p/>
          </table:table-cell>
          <table:table-cell table:formula="of:=IF(BITAND([.$Q36];BITLSHIFT(1;[.BE$2]))&gt;0;1;0)*[.$O36]" office:value-type="float" office:value="0" calcext:value-type="float">
            <text:p/>
          </table:table-cell>
          <table:table-cell table:formula="of:=IF(BITAND([.$Q36];BITLSHIFT(1;[.BF$2]))&gt;0;1;0)*[.$O36]" office:value-type="float" office:value="0" calcext:value-type="float">
            <text:p/>
          </table:table-cell>
          <table:table-cell table:formula="of:=IF(BITAND([.$Q36];BITLSHIFT(1;[.BG$2]))&gt;0;1;0)*[.$O36]" office:value-type="float" office:value="0" calcext:value-type="float">
            <text:p/>
          </table:table-cell>
          <table:table-cell table:formula="of:=IF(BITAND([.$Q36];BITLSHIFT(1;[.BH$2]))&gt;0;1;0)*[.$O36]" office:value-type="float" office:value="0" calcext:value-type="float">
            <text:p/>
          </table:table-cell>
          <table:table-cell table:formula="of:=IF(BITAND([.$Q36];BITLSHIFT(1;[.BI$2]))&gt;0;1;0)*[.$O36]" office:value-type="float" office:value="0" calcext:value-type="float">
            <text:p/>
          </table:table-cell>
          <table:table-cell table:formula="of:=IF(BITAND([.$Q36];BITLSHIFT(1;[.BJ$2]))&gt;0;1;0)*[.$O36]" office:value-type="float" office:value="0" calcext:value-type="float">
            <text:p/>
          </table:table-cell>
          <table:table-cell table:formula="of:=IF(BITAND([.$Q36];BITLSHIFT(1;[.BK$2]))&gt;0;1;0)*[.$O36]" office:value-type="float" office:value="0" calcext:value-type="float">
            <text:p/>
          </table:table-cell>
          <table:table-cell table:formula="of:=IF(BITAND([.$Q36];BITLSHIFT(1;[.BL$2]))&gt;0;1;0)*[.$O36]" office:value-type="float" office:value="0" calcext:value-type="float">
            <text:p/>
          </table:table-cell>
          <table:table-cell table:formula="of:=IF(BITAND([.$Q36];BITLSHIFT(1;[.BM$2]))&gt;0;1;0)*[.$O36]" office:value-type="float" office:value="0" calcext:value-type="float">
            <text:p/>
          </table:table-cell>
          <table:table-cell table:formula="of:=IF(BITAND([.$Q36];BITLSHIFT(1;[.BN$2]))&gt;0;1;0)*[.$O36]" office:value-type="float" office:value="0" calcext:value-type="float">
            <text:p/>
          </table:table-cell>
          <table:table-cell table:formula="of:=IF(BITAND([.$Q36];BITLSHIFT(1;[.BO$2]))&gt;0;1;0)*[.$O36]" office:value-type="float" office:value="0" calcext:value-type="float">
            <text:p/>
          </table:table-cell>
          <table:table-cell table:formula="of:=IF(BITAND([.$Q36];BITLSHIFT(1;[.BP$2]))&gt;0;1;0)*[.$O36]" office:value-type="float" office:value="0" calcext:value-type="float">
            <text:p/>
          </table:table-cell>
          <table:table-cell table:formula="of:=IF(BITAND([.$Q36];BITLSHIFT(1;[.BQ$2]))&gt;0;1;0)*[.$O36]" office:value-type="float" office:value="0" calcext:value-type="float">
            <text:p/>
          </table:table-cell>
          <table:table-cell table:formula="of:=IF(BITAND([.$Q36];BITLSHIFT(1;[.BR$2]))&gt;0;1;0)*[.$O36]" office:value-type="float" office:value="0" calcext:value-type="float">
            <text:p/>
          </table:table-cell>
          <table:table-cell table:formula="of:=IF(BITAND([.$Q36];BITLSHIFT(1;[.BS$2]))&gt;0;1;0)*[.$O36]" office:value-type="float" office:value="0" calcext:value-type="float">
            <text:p/>
          </table:table-cell>
          <table:table-cell table:formula="of:=IF(BITAND([.$Q36];BITLSHIFT(1;[.BT$2]))&gt;0;1;0)*[.$O36]" office:value-type="float" office:value="0" calcext:value-type="float">
            <text:p/>
          </table:table-cell>
          <table:table-cell table:formula="of:=IF(BITAND([.$Q36];BITLSHIFT(1;[.BU$2]))&gt;0;1;0)*[.$O36]" office:value-type="float" office:value="0" calcext:value-type="float">
            <text:p/>
          </table:table-cell>
          <table:table-cell table:formula="of:=IF(BITAND([.$Q36];BITLSHIFT(1;[.BV$2]))&gt;0;1;0)*[.$O36]" office:value-type="float" office:value="0" calcext:value-type="float">
            <text:p/>
          </table:table-cell>
          <table:table-cell table:formula="of:=IF(BITAND([.$Q36];BITLSHIFT(1;[.BW$2]))&gt;0;1;0)*[.$O36]" office:value-type="float" office:value="0" calcext:value-type="float">
            <text:p/>
          </table:table-cell>
          <table:table-cell table:formula="of:=IF(BITAND([.$Q36];BITLSHIFT(1;[.BX$2]))&gt;0;1;0)*[.$O36]" office:value-type="float" office:value="0" calcext:value-type="float">
            <text:p/>
          </table:table-cell>
          <table:table-cell table:formula="of:=IF(BITAND([.$Q36];BITLSHIFT(1;[.BY$2]))&gt;0;1;0)*[.$O36]" office:value-type="float" office:value="0" calcext:value-type="float">
            <text:p/>
          </table:table-cell>
          <table:table-cell table:formula="of:=IF(BITAND([.$Q36];BITLSHIFT(1;[.BZ$2]))&gt;0;1;0)*[.$O36]" office:value-type="float" office:value="0" calcext:value-type="float">
            <text:p/>
          </table:table-cell>
          <table:table-cell table:formula="of:=IF(BITAND([.$Q36];BITLSHIFT(1;[.CA$2]))&gt;0;1;0)*[.$O36]" office:value-type="float" office:value="0" calcext:value-type="float">
            <text:p/>
          </table:table-cell>
          <table:table-cell table:formula="of:=IF(BITAND([.$Q36];BITLSHIFT(1;[.CB$2]))&gt;0;1;0)*[.$O36]" office:value-type="float" office:value="0" calcext:value-type="float">
            <text:p/>
          </table:table-cell>
          <table:table-cell table:formula="of:=IF(BITAND([.$Q36];BITLSHIFT(1;[.CC$2]))&gt;0;1;0)*[.$O36]" office:value-type="float" office:value="0" calcext:value-type="float">
            <text:p/>
          </table:table-cell>
          <table:table-cell table:formula="of:=IF(BITAND([.$Q36];BITLSHIFT(1;[.CD$2]))&gt;0;1;0)*[.$O3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7];10) ;16)" office:value-type="float" office:value="0" calcext:value-type="float">
            <text:p/>
          </table:table-cell>
          <table:table-cell table:formula="of:=DECIMAL(RIGHT([.N37];8) ;16)" office:value-type="float" office:value="0" calcext:value-type="float">
            <text:p/>
          </table:table-cell>
          <table:table-cell table:formula="of:=IF(BITAND([.$R37];BITLSHIFT(1;[.S$2]))&gt;0;1;0)*[.$O37]" office:value-type="float" office:value="0" calcext:value-type="float">
            <text:p/>
          </table:table-cell>
          <table:table-cell table:formula="of:=IF(BITAND([.$R37];BITLSHIFT(1;[.T$2]))&gt;0;1;0)*[.$O37]" office:value-type="float" office:value="0" calcext:value-type="float">
            <text:p/>
          </table:table-cell>
          <table:table-cell table:formula="of:=IF(BITAND([.$R37];BITLSHIFT(1;[.U$2]))&gt;0;1;0)*[.$O37]" office:value-type="float" office:value="0" calcext:value-type="float">
            <text:p/>
          </table:table-cell>
          <table:table-cell table:formula="of:=IF(BITAND([.$R37];BITLSHIFT(1;[.V$2]))&gt;0;1;0)*[.$O37]" office:value-type="float" office:value="0" calcext:value-type="float">
            <text:p/>
          </table:table-cell>
          <table:table-cell table:formula="of:=IF(BITAND([.$R37];BITLSHIFT(1;[.W$2]))&gt;0;1;0)*[.$O37]" office:value-type="float" office:value="0" calcext:value-type="float">
            <text:p/>
          </table:table-cell>
          <table:table-cell table:formula="of:=IF(BITAND([.$R37];BITLSHIFT(1;[.X$2]))&gt;0;1;0)*[.$O37]" office:value-type="float" office:value="0" calcext:value-type="float">
            <text:p/>
          </table:table-cell>
          <table:table-cell table:formula="of:=IF(BITAND([.$R37];BITLSHIFT(1;[.Y$2]))&gt;0;1;0)*[.$O37]" office:value-type="float" office:value="0" calcext:value-type="float">
            <text:p/>
          </table:table-cell>
          <table:table-cell table:formula="of:=IF(BITAND([.$R37];BITLSHIFT(1;[.Z$2]))&gt;0;1;0)*[.$O37]" office:value-type="float" office:value="0" calcext:value-type="float">
            <text:p/>
          </table:table-cell>
          <table:table-cell table:formula="of:=IF(BITAND([.$R37];BITLSHIFT(1;[.AA$2]))&gt;0;1;0)*[.$O37]" office:value-type="float" office:value="0" calcext:value-type="float">
            <text:p/>
          </table:table-cell>
          <table:table-cell table:formula="of:=IF(BITAND([.$R37];BITLSHIFT(1;[.AB$2]))&gt;0;1;0)*[.$O37]" office:value-type="float" office:value="0" calcext:value-type="float">
            <text:p/>
          </table:table-cell>
          <table:table-cell table:formula="of:=IF(BITAND([.$R37];BITLSHIFT(1;[.AC$2]))&gt;0;1;0)*[.$O37]" office:value-type="float" office:value="0" calcext:value-type="float">
            <text:p/>
          </table:table-cell>
          <table:table-cell table:formula="of:=IF(BITAND([.$R37];BITLSHIFT(1;[.AD$2]))&gt;0;1;0)*[.$O37]" office:value-type="float" office:value="0" calcext:value-type="float">
            <text:p/>
          </table:table-cell>
          <table:table-cell table:formula="of:=IF(BITAND([.$R37];BITLSHIFT(1;[.AE$2]))&gt;0;1;0)*[.$O37]" office:value-type="float" office:value="0" calcext:value-type="float">
            <text:p/>
          </table:table-cell>
          <table:table-cell table:formula="of:=IF(BITAND([.$R37];BITLSHIFT(1;[.AF$2]))&gt;0;1;0)*[.$O37]" office:value-type="float" office:value="0" calcext:value-type="float">
            <text:p/>
          </table:table-cell>
          <table:table-cell table:formula="of:=IF(BITAND([.$R37];BITLSHIFT(1;[.AG$2]))&gt;0;1;0)*[.$O37]" office:value-type="float" office:value="0" calcext:value-type="float">
            <text:p/>
          </table:table-cell>
          <table:table-cell table:formula="of:=IF(BITAND([.$R37];BITLSHIFT(1;[.AH$2]))&gt;0;1;0)*[.$O37]" office:value-type="float" office:value="0" calcext:value-type="float">
            <text:p/>
          </table:table-cell>
          <table:table-cell table:formula="of:=IF(BITAND([.$R37];BITLSHIFT(1;[.AI$2]))&gt;0;1;0)*[.$O37]" office:value-type="float" office:value="0" calcext:value-type="float">
            <text:p/>
          </table:table-cell>
          <table:table-cell table:formula="of:=IF(BITAND([.$R37];BITLSHIFT(1;[.AJ$2]))&gt;0;1;0)*[.$O37]" office:value-type="float" office:value="0" calcext:value-type="float">
            <text:p/>
          </table:table-cell>
          <table:table-cell table:formula="of:=IF(BITAND([.$R37];BITLSHIFT(1;[.AK$2]))&gt;0;1;0)*[.$O37]" office:value-type="float" office:value="0" calcext:value-type="float">
            <text:p/>
          </table:table-cell>
          <table:table-cell table:formula="of:=IF(BITAND([.$R37];BITLSHIFT(1;[.AL$2]))&gt;0;1;0)*[.$O37]" office:value-type="float" office:value="0" calcext:value-type="float">
            <text:p/>
          </table:table-cell>
          <table:table-cell table:formula="of:=IF(BITAND([.$R37];BITLSHIFT(1;[.AM$2]))&gt;0;1;0)*[.$O37]" office:value-type="float" office:value="0" calcext:value-type="float">
            <text:p/>
          </table:table-cell>
          <table:table-cell table:formula="of:=IF(BITAND([.$R37];BITLSHIFT(1;[.AN$2]))&gt;0;1;0)*[.$O37]" office:value-type="float" office:value="0" calcext:value-type="float">
            <text:p/>
          </table:table-cell>
          <table:table-cell table:formula="of:=IF(BITAND([.$R37];BITLSHIFT(1;[.AO$2]))&gt;0;1;0)*[.$O37]" office:value-type="float" office:value="0" calcext:value-type="float">
            <text:p/>
          </table:table-cell>
          <table:table-cell table:formula="of:=IF(BITAND([.$R37];BITLSHIFT(1;[.AP$2]))&gt;0;1;0)*[.$O37]" office:value-type="float" office:value="0" calcext:value-type="float">
            <text:p/>
          </table:table-cell>
          <table:table-cell table:formula="of:=IF(BITAND([.$R37];BITLSHIFT(1;[.AQ$2]))&gt;0;1;0)*[.$O37]" office:value-type="float" office:value="0" calcext:value-type="float">
            <text:p/>
          </table:table-cell>
          <table:table-cell table:formula="of:=IF(BITAND([.$R37];BITLSHIFT(1;[.AR$2]))&gt;0;1;0)*[.$O37]" office:value-type="float" office:value="0" calcext:value-type="float">
            <text:p/>
          </table:table-cell>
          <table:table-cell table:formula="of:=IF(BITAND([.$R37];BITLSHIFT(1;[.AS$2]))&gt;0;1;0)*[.$O37]" office:value-type="float" office:value="0" calcext:value-type="float">
            <text:p/>
          </table:table-cell>
          <table:table-cell table:formula="of:=IF(BITAND([.$R37];BITLSHIFT(1;[.AT$2]))&gt;0;1;0)*[.$O37]" office:value-type="float" office:value="0" calcext:value-type="float">
            <text:p/>
          </table:table-cell>
          <table:table-cell table:formula="of:=IF(BITAND([.$R37];BITLSHIFT(1;[.AU$2]))&gt;0;1;0)*[.$O37]" office:value-type="float" office:value="0" calcext:value-type="float">
            <text:p/>
          </table:table-cell>
          <table:table-cell table:formula="of:=IF(BITAND([.$R37];BITLSHIFT(1;[.AV$2]))&gt;0;1;0)*[.$O37]" office:value-type="float" office:value="0" calcext:value-type="float">
            <text:p/>
          </table:table-cell>
          <table:table-cell table:formula="of:=IF(BITAND([.$R37];BITLSHIFT(1;[.AW$2]))&gt;0;1;0)*[.$O37]" office:value-type="float" office:value="0" calcext:value-type="float">
            <text:p/>
          </table:table-cell>
          <table:table-cell table:formula="of:=IF(BITAND([.$R37];BITLSHIFT(1;[.AX$2]))&gt;0;1;0)*[.$O37]" office:value-type="float" office:value="0" calcext:value-type="float">
            <text:p/>
          </table:table-cell>
          <table:table-cell table:formula="of:=IF(BITAND([.$Q37];BITLSHIFT(1;[.AY$2]))&gt;0;1;0)*[.$O37]" office:value-type="float" office:value="0" calcext:value-type="float">
            <text:p/>
          </table:table-cell>
          <table:table-cell table:formula="of:=IF(BITAND([.$Q37];BITLSHIFT(1;[.AZ$2]))&gt;0;1;0)*[.$O37]" office:value-type="float" office:value="0" calcext:value-type="float">
            <text:p/>
          </table:table-cell>
          <table:table-cell table:formula="of:=IF(BITAND([.$Q37];BITLSHIFT(1;[.BA$2]))&gt;0;1;0)*[.$O37]" office:value-type="float" office:value="0" calcext:value-type="float">
            <text:p/>
          </table:table-cell>
          <table:table-cell table:formula="of:=IF(BITAND([.$Q37];BITLSHIFT(1;[.BB$2]))&gt;0;1;0)*[.$O37]" office:value-type="float" office:value="0" calcext:value-type="float">
            <text:p/>
          </table:table-cell>
          <table:table-cell table:formula="of:=IF(BITAND([.$Q37];BITLSHIFT(1;[.BC$2]))&gt;0;1;0)*[.$O37]" office:value-type="float" office:value="0" calcext:value-type="float">
            <text:p/>
          </table:table-cell>
          <table:table-cell table:formula="of:=IF(BITAND([.$Q37];BITLSHIFT(1;[.BD$2]))&gt;0;1;0)*[.$O37]" office:value-type="float" office:value="0" calcext:value-type="float">
            <text:p/>
          </table:table-cell>
          <table:table-cell table:formula="of:=IF(BITAND([.$Q37];BITLSHIFT(1;[.BE$2]))&gt;0;1;0)*[.$O37]" office:value-type="float" office:value="0" calcext:value-type="float">
            <text:p/>
          </table:table-cell>
          <table:table-cell table:formula="of:=IF(BITAND([.$Q37];BITLSHIFT(1;[.BF$2]))&gt;0;1;0)*[.$O37]" office:value-type="float" office:value="0" calcext:value-type="float">
            <text:p/>
          </table:table-cell>
          <table:table-cell table:formula="of:=IF(BITAND([.$Q37];BITLSHIFT(1;[.BG$2]))&gt;0;1;0)*[.$O37]" office:value-type="float" office:value="0" calcext:value-type="float">
            <text:p/>
          </table:table-cell>
          <table:table-cell table:formula="of:=IF(BITAND([.$Q37];BITLSHIFT(1;[.BH$2]))&gt;0;1;0)*[.$O37]" office:value-type="float" office:value="0" calcext:value-type="float">
            <text:p/>
          </table:table-cell>
          <table:table-cell table:formula="of:=IF(BITAND([.$Q37];BITLSHIFT(1;[.BI$2]))&gt;0;1;0)*[.$O37]" office:value-type="float" office:value="0" calcext:value-type="float">
            <text:p/>
          </table:table-cell>
          <table:table-cell table:formula="of:=IF(BITAND([.$Q37];BITLSHIFT(1;[.BJ$2]))&gt;0;1;0)*[.$O37]" office:value-type="float" office:value="0" calcext:value-type="float">
            <text:p/>
          </table:table-cell>
          <table:table-cell table:formula="of:=IF(BITAND([.$Q37];BITLSHIFT(1;[.BK$2]))&gt;0;1;0)*[.$O37]" office:value-type="float" office:value="0" calcext:value-type="float">
            <text:p/>
          </table:table-cell>
          <table:table-cell table:formula="of:=IF(BITAND([.$Q37];BITLSHIFT(1;[.BL$2]))&gt;0;1;0)*[.$O37]" office:value-type="float" office:value="0" calcext:value-type="float">
            <text:p/>
          </table:table-cell>
          <table:table-cell table:formula="of:=IF(BITAND([.$Q37];BITLSHIFT(1;[.BM$2]))&gt;0;1;0)*[.$O37]" office:value-type="float" office:value="0" calcext:value-type="float">
            <text:p/>
          </table:table-cell>
          <table:table-cell table:formula="of:=IF(BITAND([.$Q37];BITLSHIFT(1;[.BN$2]))&gt;0;1;0)*[.$O37]" office:value-type="float" office:value="0" calcext:value-type="float">
            <text:p/>
          </table:table-cell>
          <table:table-cell table:formula="of:=IF(BITAND([.$Q37];BITLSHIFT(1;[.BO$2]))&gt;0;1;0)*[.$O37]" office:value-type="float" office:value="0" calcext:value-type="float">
            <text:p/>
          </table:table-cell>
          <table:table-cell table:formula="of:=IF(BITAND([.$Q37];BITLSHIFT(1;[.BP$2]))&gt;0;1;0)*[.$O37]" office:value-type="float" office:value="0" calcext:value-type="float">
            <text:p/>
          </table:table-cell>
          <table:table-cell table:formula="of:=IF(BITAND([.$Q37];BITLSHIFT(1;[.BQ$2]))&gt;0;1;0)*[.$O37]" office:value-type="float" office:value="0" calcext:value-type="float">
            <text:p/>
          </table:table-cell>
          <table:table-cell table:formula="of:=IF(BITAND([.$Q37];BITLSHIFT(1;[.BR$2]))&gt;0;1;0)*[.$O37]" office:value-type="float" office:value="0" calcext:value-type="float">
            <text:p/>
          </table:table-cell>
          <table:table-cell table:formula="of:=IF(BITAND([.$Q37];BITLSHIFT(1;[.BS$2]))&gt;0;1;0)*[.$O37]" office:value-type="float" office:value="0" calcext:value-type="float">
            <text:p/>
          </table:table-cell>
          <table:table-cell table:formula="of:=IF(BITAND([.$Q37];BITLSHIFT(1;[.BT$2]))&gt;0;1;0)*[.$O37]" office:value-type="float" office:value="0" calcext:value-type="float">
            <text:p/>
          </table:table-cell>
          <table:table-cell table:formula="of:=IF(BITAND([.$Q37];BITLSHIFT(1;[.BU$2]))&gt;0;1;0)*[.$O37]" office:value-type="float" office:value="0" calcext:value-type="float">
            <text:p/>
          </table:table-cell>
          <table:table-cell table:formula="of:=IF(BITAND([.$Q37];BITLSHIFT(1;[.BV$2]))&gt;0;1;0)*[.$O37]" office:value-type="float" office:value="0" calcext:value-type="float">
            <text:p/>
          </table:table-cell>
          <table:table-cell table:formula="of:=IF(BITAND([.$Q37];BITLSHIFT(1;[.BW$2]))&gt;0;1;0)*[.$O37]" office:value-type="float" office:value="0" calcext:value-type="float">
            <text:p/>
          </table:table-cell>
          <table:table-cell table:formula="of:=IF(BITAND([.$Q37];BITLSHIFT(1;[.BX$2]))&gt;0;1;0)*[.$O37]" office:value-type="float" office:value="0" calcext:value-type="float">
            <text:p/>
          </table:table-cell>
          <table:table-cell table:formula="of:=IF(BITAND([.$Q37];BITLSHIFT(1;[.BY$2]))&gt;0;1;0)*[.$O37]" office:value-type="float" office:value="0" calcext:value-type="float">
            <text:p/>
          </table:table-cell>
          <table:table-cell table:formula="of:=IF(BITAND([.$Q37];BITLSHIFT(1;[.BZ$2]))&gt;0;1;0)*[.$O37]" office:value-type="float" office:value="0" calcext:value-type="float">
            <text:p/>
          </table:table-cell>
          <table:table-cell table:formula="of:=IF(BITAND([.$Q37];BITLSHIFT(1;[.CA$2]))&gt;0;1;0)*[.$O37]" office:value-type="float" office:value="0" calcext:value-type="float">
            <text:p/>
          </table:table-cell>
          <table:table-cell table:formula="of:=IF(BITAND([.$Q37];BITLSHIFT(1;[.CB$2]))&gt;0;1;0)*[.$O37]" office:value-type="float" office:value="0" calcext:value-type="float">
            <text:p/>
          </table:table-cell>
          <table:table-cell table:formula="of:=IF(BITAND([.$Q37];BITLSHIFT(1;[.CC$2]))&gt;0;1;0)*[.$O37]" office:value-type="float" office:value="0" calcext:value-type="float">
            <text:p/>
          </table:table-cell>
          <table:table-cell table:formula="of:=IF(BITAND([.$Q37];BITLSHIFT(1;[.CD$2]))&gt;0;1;0)*[.$O3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8];10) ;16)" office:value-type="float" office:value="0" calcext:value-type="float">
            <text:p/>
          </table:table-cell>
          <table:table-cell table:formula="of:=DECIMAL(RIGHT([.N38];8) ;16)" office:value-type="float" office:value="0" calcext:value-type="float">
            <text:p/>
          </table:table-cell>
          <table:table-cell table:formula="of:=IF(BITAND([.$R38];BITLSHIFT(1;[.S$2]))&gt;0;1;0)*[.$O38]" office:value-type="float" office:value="0" calcext:value-type="float">
            <text:p/>
          </table:table-cell>
          <table:table-cell table:formula="of:=IF(BITAND([.$R38];BITLSHIFT(1;[.T$2]))&gt;0;1;0)*[.$O38]" office:value-type="float" office:value="0" calcext:value-type="float">
            <text:p/>
          </table:table-cell>
          <table:table-cell table:formula="of:=IF(BITAND([.$R38];BITLSHIFT(1;[.U$2]))&gt;0;1;0)*[.$O38]" office:value-type="float" office:value="0" calcext:value-type="float">
            <text:p/>
          </table:table-cell>
          <table:table-cell table:formula="of:=IF(BITAND([.$R38];BITLSHIFT(1;[.V$2]))&gt;0;1;0)*[.$O38]" office:value-type="float" office:value="0" calcext:value-type="float">
            <text:p/>
          </table:table-cell>
          <table:table-cell table:formula="of:=IF(BITAND([.$R38];BITLSHIFT(1;[.W$2]))&gt;0;1;0)*[.$O38]" office:value-type="float" office:value="0" calcext:value-type="float">
            <text:p/>
          </table:table-cell>
          <table:table-cell table:formula="of:=IF(BITAND([.$R38];BITLSHIFT(1;[.X$2]))&gt;0;1;0)*[.$O38]" office:value-type="float" office:value="0" calcext:value-type="float">
            <text:p/>
          </table:table-cell>
          <table:table-cell table:formula="of:=IF(BITAND([.$R38];BITLSHIFT(1;[.Y$2]))&gt;0;1;0)*[.$O38]" office:value-type="float" office:value="0" calcext:value-type="float">
            <text:p/>
          </table:table-cell>
          <table:table-cell table:formula="of:=IF(BITAND([.$R38];BITLSHIFT(1;[.Z$2]))&gt;0;1;0)*[.$O38]" office:value-type="float" office:value="0" calcext:value-type="float">
            <text:p/>
          </table:table-cell>
          <table:table-cell table:formula="of:=IF(BITAND([.$R38];BITLSHIFT(1;[.AA$2]))&gt;0;1;0)*[.$O38]" office:value-type="float" office:value="0" calcext:value-type="float">
            <text:p/>
          </table:table-cell>
          <table:table-cell table:formula="of:=IF(BITAND([.$R38];BITLSHIFT(1;[.AB$2]))&gt;0;1;0)*[.$O38]" office:value-type="float" office:value="0" calcext:value-type="float">
            <text:p/>
          </table:table-cell>
          <table:table-cell table:formula="of:=IF(BITAND([.$R38];BITLSHIFT(1;[.AC$2]))&gt;0;1;0)*[.$O38]" office:value-type="float" office:value="0" calcext:value-type="float">
            <text:p/>
          </table:table-cell>
          <table:table-cell table:formula="of:=IF(BITAND([.$R38];BITLSHIFT(1;[.AD$2]))&gt;0;1;0)*[.$O38]" office:value-type="float" office:value="0" calcext:value-type="float">
            <text:p/>
          </table:table-cell>
          <table:table-cell table:formula="of:=IF(BITAND([.$R38];BITLSHIFT(1;[.AE$2]))&gt;0;1;0)*[.$O38]" office:value-type="float" office:value="0" calcext:value-type="float">
            <text:p/>
          </table:table-cell>
          <table:table-cell table:formula="of:=IF(BITAND([.$R38];BITLSHIFT(1;[.AF$2]))&gt;0;1;0)*[.$O38]" office:value-type="float" office:value="0" calcext:value-type="float">
            <text:p/>
          </table:table-cell>
          <table:table-cell table:formula="of:=IF(BITAND([.$R38];BITLSHIFT(1;[.AG$2]))&gt;0;1;0)*[.$O38]" office:value-type="float" office:value="0" calcext:value-type="float">
            <text:p/>
          </table:table-cell>
          <table:table-cell table:formula="of:=IF(BITAND([.$R38];BITLSHIFT(1;[.AH$2]))&gt;0;1;0)*[.$O38]" office:value-type="float" office:value="0" calcext:value-type="float">
            <text:p/>
          </table:table-cell>
          <table:table-cell table:formula="of:=IF(BITAND([.$R38];BITLSHIFT(1;[.AI$2]))&gt;0;1;0)*[.$O38]" office:value-type="float" office:value="0" calcext:value-type="float">
            <text:p/>
          </table:table-cell>
          <table:table-cell table:formula="of:=IF(BITAND([.$R38];BITLSHIFT(1;[.AJ$2]))&gt;0;1;0)*[.$O38]" office:value-type="float" office:value="0" calcext:value-type="float">
            <text:p/>
          </table:table-cell>
          <table:table-cell table:formula="of:=IF(BITAND([.$R38];BITLSHIFT(1;[.AK$2]))&gt;0;1;0)*[.$O38]" office:value-type="float" office:value="0" calcext:value-type="float">
            <text:p/>
          </table:table-cell>
          <table:table-cell table:formula="of:=IF(BITAND([.$R38];BITLSHIFT(1;[.AL$2]))&gt;0;1;0)*[.$O38]" office:value-type="float" office:value="0" calcext:value-type="float">
            <text:p/>
          </table:table-cell>
          <table:table-cell table:formula="of:=IF(BITAND([.$R38];BITLSHIFT(1;[.AM$2]))&gt;0;1;0)*[.$O38]" office:value-type="float" office:value="0" calcext:value-type="float">
            <text:p/>
          </table:table-cell>
          <table:table-cell table:formula="of:=IF(BITAND([.$R38];BITLSHIFT(1;[.AN$2]))&gt;0;1;0)*[.$O38]" office:value-type="float" office:value="0" calcext:value-type="float">
            <text:p/>
          </table:table-cell>
          <table:table-cell table:formula="of:=IF(BITAND([.$R38];BITLSHIFT(1;[.AO$2]))&gt;0;1;0)*[.$O38]" office:value-type="float" office:value="0" calcext:value-type="float">
            <text:p/>
          </table:table-cell>
          <table:table-cell table:formula="of:=IF(BITAND([.$R38];BITLSHIFT(1;[.AP$2]))&gt;0;1;0)*[.$O38]" office:value-type="float" office:value="0" calcext:value-type="float">
            <text:p/>
          </table:table-cell>
          <table:table-cell table:formula="of:=IF(BITAND([.$R38];BITLSHIFT(1;[.AQ$2]))&gt;0;1;0)*[.$O38]" office:value-type="float" office:value="0" calcext:value-type="float">
            <text:p/>
          </table:table-cell>
          <table:table-cell table:formula="of:=IF(BITAND([.$R38];BITLSHIFT(1;[.AR$2]))&gt;0;1;0)*[.$O38]" office:value-type="float" office:value="0" calcext:value-type="float">
            <text:p/>
          </table:table-cell>
          <table:table-cell table:formula="of:=IF(BITAND([.$R38];BITLSHIFT(1;[.AS$2]))&gt;0;1;0)*[.$O38]" office:value-type="float" office:value="0" calcext:value-type="float">
            <text:p/>
          </table:table-cell>
          <table:table-cell table:formula="of:=IF(BITAND([.$R38];BITLSHIFT(1;[.AT$2]))&gt;0;1;0)*[.$O38]" office:value-type="float" office:value="0" calcext:value-type="float">
            <text:p/>
          </table:table-cell>
          <table:table-cell table:formula="of:=IF(BITAND([.$R38];BITLSHIFT(1;[.AU$2]))&gt;0;1;0)*[.$O38]" office:value-type="float" office:value="0" calcext:value-type="float">
            <text:p/>
          </table:table-cell>
          <table:table-cell table:formula="of:=IF(BITAND([.$R38];BITLSHIFT(1;[.AV$2]))&gt;0;1;0)*[.$O38]" office:value-type="float" office:value="0" calcext:value-type="float">
            <text:p/>
          </table:table-cell>
          <table:table-cell table:formula="of:=IF(BITAND([.$R38];BITLSHIFT(1;[.AW$2]))&gt;0;1;0)*[.$O38]" office:value-type="float" office:value="0" calcext:value-type="float">
            <text:p/>
          </table:table-cell>
          <table:table-cell table:formula="of:=IF(BITAND([.$R38];BITLSHIFT(1;[.AX$2]))&gt;0;1;0)*[.$O38]" office:value-type="float" office:value="0" calcext:value-type="float">
            <text:p/>
          </table:table-cell>
          <table:table-cell table:formula="of:=IF(BITAND([.$Q38];BITLSHIFT(1;[.AY$2]))&gt;0;1;0)*[.$O38]" office:value-type="float" office:value="0" calcext:value-type="float">
            <text:p/>
          </table:table-cell>
          <table:table-cell table:formula="of:=IF(BITAND([.$Q38];BITLSHIFT(1;[.AZ$2]))&gt;0;1;0)*[.$O38]" office:value-type="float" office:value="0" calcext:value-type="float">
            <text:p/>
          </table:table-cell>
          <table:table-cell table:formula="of:=IF(BITAND([.$Q38];BITLSHIFT(1;[.BA$2]))&gt;0;1;0)*[.$O38]" office:value-type="float" office:value="0" calcext:value-type="float">
            <text:p/>
          </table:table-cell>
          <table:table-cell table:formula="of:=IF(BITAND([.$Q38];BITLSHIFT(1;[.BB$2]))&gt;0;1;0)*[.$O38]" office:value-type="float" office:value="0" calcext:value-type="float">
            <text:p/>
          </table:table-cell>
          <table:table-cell table:formula="of:=IF(BITAND([.$Q38];BITLSHIFT(1;[.BC$2]))&gt;0;1;0)*[.$O38]" office:value-type="float" office:value="0" calcext:value-type="float">
            <text:p/>
          </table:table-cell>
          <table:table-cell table:formula="of:=IF(BITAND([.$Q38];BITLSHIFT(1;[.BD$2]))&gt;0;1;0)*[.$O38]" office:value-type="float" office:value="0" calcext:value-type="float">
            <text:p/>
          </table:table-cell>
          <table:table-cell table:formula="of:=IF(BITAND([.$Q38];BITLSHIFT(1;[.BE$2]))&gt;0;1;0)*[.$O38]" office:value-type="float" office:value="0" calcext:value-type="float">
            <text:p/>
          </table:table-cell>
          <table:table-cell table:formula="of:=IF(BITAND([.$Q38];BITLSHIFT(1;[.BF$2]))&gt;0;1;0)*[.$O38]" office:value-type="float" office:value="0" calcext:value-type="float">
            <text:p/>
          </table:table-cell>
          <table:table-cell table:formula="of:=IF(BITAND([.$Q38];BITLSHIFT(1;[.BG$2]))&gt;0;1;0)*[.$O38]" office:value-type="float" office:value="0" calcext:value-type="float">
            <text:p/>
          </table:table-cell>
          <table:table-cell table:formula="of:=IF(BITAND([.$Q38];BITLSHIFT(1;[.BH$2]))&gt;0;1;0)*[.$O38]" office:value-type="float" office:value="0" calcext:value-type="float">
            <text:p/>
          </table:table-cell>
          <table:table-cell table:formula="of:=IF(BITAND([.$Q38];BITLSHIFT(1;[.BI$2]))&gt;0;1;0)*[.$O38]" office:value-type="float" office:value="0" calcext:value-type="float">
            <text:p/>
          </table:table-cell>
          <table:table-cell table:formula="of:=IF(BITAND([.$Q38];BITLSHIFT(1;[.BJ$2]))&gt;0;1;0)*[.$O38]" office:value-type="float" office:value="0" calcext:value-type="float">
            <text:p/>
          </table:table-cell>
          <table:table-cell table:formula="of:=IF(BITAND([.$Q38];BITLSHIFT(1;[.BK$2]))&gt;0;1;0)*[.$O38]" office:value-type="float" office:value="0" calcext:value-type="float">
            <text:p/>
          </table:table-cell>
          <table:table-cell table:formula="of:=IF(BITAND([.$Q38];BITLSHIFT(1;[.BL$2]))&gt;0;1;0)*[.$O38]" office:value-type="float" office:value="0" calcext:value-type="float">
            <text:p/>
          </table:table-cell>
          <table:table-cell table:formula="of:=IF(BITAND([.$Q38];BITLSHIFT(1;[.BM$2]))&gt;0;1;0)*[.$O38]" office:value-type="float" office:value="0" calcext:value-type="float">
            <text:p/>
          </table:table-cell>
          <table:table-cell table:formula="of:=IF(BITAND([.$Q38];BITLSHIFT(1;[.BN$2]))&gt;0;1;0)*[.$O38]" office:value-type="float" office:value="0" calcext:value-type="float">
            <text:p/>
          </table:table-cell>
          <table:table-cell table:formula="of:=IF(BITAND([.$Q38];BITLSHIFT(1;[.BO$2]))&gt;0;1;0)*[.$O38]" office:value-type="float" office:value="0" calcext:value-type="float">
            <text:p/>
          </table:table-cell>
          <table:table-cell table:formula="of:=IF(BITAND([.$Q38];BITLSHIFT(1;[.BP$2]))&gt;0;1;0)*[.$O38]" office:value-type="float" office:value="0" calcext:value-type="float">
            <text:p/>
          </table:table-cell>
          <table:table-cell table:formula="of:=IF(BITAND([.$Q38];BITLSHIFT(1;[.BQ$2]))&gt;0;1;0)*[.$O38]" office:value-type="float" office:value="0" calcext:value-type="float">
            <text:p/>
          </table:table-cell>
          <table:table-cell table:formula="of:=IF(BITAND([.$Q38];BITLSHIFT(1;[.BR$2]))&gt;0;1;0)*[.$O38]" office:value-type="float" office:value="0" calcext:value-type="float">
            <text:p/>
          </table:table-cell>
          <table:table-cell table:formula="of:=IF(BITAND([.$Q38];BITLSHIFT(1;[.BS$2]))&gt;0;1;0)*[.$O38]" office:value-type="float" office:value="0" calcext:value-type="float">
            <text:p/>
          </table:table-cell>
          <table:table-cell table:formula="of:=IF(BITAND([.$Q38];BITLSHIFT(1;[.BT$2]))&gt;0;1;0)*[.$O38]" office:value-type="float" office:value="0" calcext:value-type="float">
            <text:p/>
          </table:table-cell>
          <table:table-cell table:formula="of:=IF(BITAND([.$Q38];BITLSHIFT(1;[.BU$2]))&gt;0;1;0)*[.$O38]" office:value-type="float" office:value="0" calcext:value-type="float">
            <text:p/>
          </table:table-cell>
          <table:table-cell table:formula="of:=IF(BITAND([.$Q38];BITLSHIFT(1;[.BV$2]))&gt;0;1;0)*[.$O38]" office:value-type="float" office:value="0" calcext:value-type="float">
            <text:p/>
          </table:table-cell>
          <table:table-cell table:formula="of:=IF(BITAND([.$Q38];BITLSHIFT(1;[.BW$2]))&gt;0;1;0)*[.$O38]" office:value-type="float" office:value="0" calcext:value-type="float">
            <text:p/>
          </table:table-cell>
          <table:table-cell table:formula="of:=IF(BITAND([.$Q38];BITLSHIFT(1;[.BX$2]))&gt;0;1;0)*[.$O38]" office:value-type="float" office:value="0" calcext:value-type="float">
            <text:p/>
          </table:table-cell>
          <table:table-cell table:formula="of:=IF(BITAND([.$Q38];BITLSHIFT(1;[.BY$2]))&gt;0;1;0)*[.$O38]" office:value-type="float" office:value="0" calcext:value-type="float">
            <text:p/>
          </table:table-cell>
          <table:table-cell table:formula="of:=IF(BITAND([.$Q38];BITLSHIFT(1;[.BZ$2]))&gt;0;1;0)*[.$O38]" office:value-type="float" office:value="0" calcext:value-type="float">
            <text:p/>
          </table:table-cell>
          <table:table-cell table:formula="of:=IF(BITAND([.$Q38];BITLSHIFT(1;[.CA$2]))&gt;0;1;0)*[.$O38]" office:value-type="float" office:value="0" calcext:value-type="float">
            <text:p/>
          </table:table-cell>
          <table:table-cell table:formula="of:=IF(BITAND([.$Q38];BITLSHIFT(1;[.CB$2]))&gt;0;1;0)*[.$O38]" office:value-type="float" office:value="0" calcext:value-type="float">
            <text:p/>
          </table:table-cell>
          <table:table-cell table:formula="of:=IF(BITAND([.$Q38];BITLSHIFT(1;[.CC$2]))&gt;0;1;0)*[.$O38]" office:value-type="float" office:value="0" calcext:value-type="float">
            <text:p/>
          </table:table-cell>
          <table:table-cell table:formula="of:=IF(BITAND([.$Q38];BITLSHIFT(1;[.CD$2]))&gt;0;1;0)*[.$O3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39];10) ;16)" office:value-type="float" office:value="0" calcext:value-type="float">
            <text:p/>
          </table:table-cell>
          <table:table-cell table:formula="of:=DECIMAL(RIGHT([.N39];8) ;16)" office:value-type="float" office:value="0" calcext:value-type="float">
            <text:p/>
          </table:table-cell>
          <table:table-cell table:formula="of:=IF(BITAND([.$R39];BITLSHIFT(1;[.S$2]))&gt;0;1;0)*[.$O39]" office:value-type="float" office:value="0" calcext:value-type="float">
            <text:p/>
          </table:table-cell>
          <table:table-cell table:formula="of:=IF(BITAND([.$R39];BITLSHIFT(1;[.T$2]))&gt;0;1;0)*[.$O39]" office:value-type="float" office:value="0" calcext:value-type="float">
            <text:p/>
          </table:table-cell>
          <table:table-cell table:formula="of:=IF(BITAND([.$R39];BITLSHIFT(1;[.U$2]))&gt;0;1;0)*[.$O39]" office:value-type="float" office:value="0" calcext:value-type="float">
            <text:p/>
          </table:table-cell>
          <table:table-cell table:formula="of:=IF(BITAND([.$R39];BITLSHIFT(1;[.V$2]))&gt;0;1;0)*[.$O39]" office:value-type="float" office:value="0" calcext:value-type="float">
            <text:p/>
          </table:table-cell>
          <table:table-cell table:formula="of:=IF(BITAND([.$R39];BITLSHIFT(1;[.W$2]))&gt;0;1;0)*[.$O39]" office:value-type="float" office:value="0" calcext:value-type="float">
            <text:p/>
          </table:table-cell>
          <table:table-cell table:formula="of:=IF(BITAND([.$R39];BITLSHIFT(1;[.X$2]))&gt;0;1;0)*[.$O39]" office:value-type="float" office:value="0" calcext:value-type="float">
            <text:p/>
          </table:table-cell>
          <table:table-cell table:formula="of:=IF(BITAND([.$R39];BITLSHIFT(1;[.Y$2]))&gt;0;1;0)*[.$O39]" office:value-type="float" office:value="0" calcext:value-type="float">
            <text:p/>
          </table:table-cell>
          <table:table-cell table:formula="of:=IF(BITAND([.$R39];BITLSHIFT(1;[.Z$2]))&gt;0;1;0)*[.$O39]" office:value-type="float" office:value="0" calcext:value-type="float">
            <text:p/>
          </table:table-cell>
          <table:table-cell table:formula="of:=IF(BITAND([.$R39];BITLSHIFT(1;[.AA$2]))&gt;0;1;0)*[.$O39]" office:value-type="float" office:value="0" calcext:value-type="float">
            <text:p/>
          </table:table-cell>
          <table:table-cell table:formula="of:=IF(BITAND([.$R39];BITLSHIFT(1;[.AB$2]))&gt;0;1;0)*[.$O39]" office:value-type="float" office:value="0" calcext:value-type="float">
            <text:p/>
          </table:table-cell>
          <table:table-cell table:formula="of:=IF(BITAND([.$R39];BITLSHIFT(1;[.AC$2]))&gt;0;1;0)*[.$O39]" office:value-type="float" office:value="0" calcext:value-type="float">
            <text:p/>
          </table:table-cell>
          <table:table-cell table:formula="of:=IF(BITAND([.$R39];BITLSHIFT(1;[.AD$2]))&gt;0;1;0)*[.$O39]" office:value-type="float" office:value="0" calcext:value-type="float">
            <text:p/>
          </table:table-cell>
          <table:table-cell table:formula="of:=IF(BITAND([.$R39];BITLSHIFT(1;[.AE$2]))&gt;0;1;0)*[.$O39]" office:value-type="float" office:value="0" calcext:value-type="float">
            <text:p/>
          </table:table-cell>
          <table:table-cell table:formula="of:=IF(BITAND([.$R39];BITLSHIFT(1;[.AF$2]))&gt;0;1;0)*[.$O39]" office:value-type="float" office:value="0" calcext:value-type="float">
            <text:p/>
          </table:table-cell>
          <table:table-cell table:formula="of:=IF(BITAND([.$R39];BITLSHIFT(1;[.AG$2]))&gt;0;1;0)*[.$O39]" office:value-type="float" office:value="0" calcext:value-type="float">
            <text:p/>
          </table:table-cell>
          <table:table-cell table:formula="of:=IF(BITAND([.$R39];BITLSHIFT(1;[.AH$2]))&gt;0;1;0)*[.$O39]" office:value-type="float" office:value="0" calcext:value-type="float">
            <text:p/>
          </table:table-cell>
          <table:table-cell table:formula="of:=IF(BITAND([.$R39];BITLSHIFT(1;[.AI$2]))&gt;0;1;0)*[.$O39]" office:value-type="float" office:value="0" calcext:value-type="float">
            <text:p/>
          </table:table-cell>
          <table:table-cell table:formula="of:=IF(BITAND([.$R39];BITLSHIFT(1;[.AJ$2]))&gt;0;1;0)*[.$O39]" office:value-type="float" office:value="0" calcext:value-type="float">
            <text:p/>
          </table:table-cell>
          <table:table-cell table:formula="of:=IF(BITAND([.$R39];BITLSHIFT(1;[.AK$2]))&gt;0;1;0)*[.$O39]" office:value-type="float" office:value="0" calcext:value-type="float">
            <text:p/>
          </table:table-cell>
          <table:table-cell table:formula="of:=IF(BITAND([.$R39];BITLSHIFT(1;[.AL$2]))&gt;0;1;0)*[.$O39]" office:value-type="float" office:value="0" calcext:value-type="float">
            <text:p/>
          </table:table-cell>
          <table:table-cell table:formula="of:=IF(BITAND([.$R39];BITLSHIFT(1;[.AM$2]))&gt;0;1;0)*[.$O39]" office:value-type="float" office:value="0" calcext:value-type="float">
            <text:p/>
          </table:table-cell>
          <table:table-cell table:formula="of:=IF(BITAND([.$R39];BITLSHIFT(1;[.AN$2]))&gt;0;1;0)*[.$O39]" office:value-type="float" office:value="0" calcext:value-type="float">
            <text:p/>
          </table:table-cell>
          <table:table-cell table:formula="of:=IF(BITAND([.$R39];BITLSHIFT(1;[.AO$2]))&gt;0;1;0)*[.$O39]" office:value-type="float" office:value="0" calcext:value-type="float">
            <text:p/>
          </table:table-cell>
          <table:table-cell table:formula="of:=IF(BITAND([.$R39];BITLSHIFT(1;[.AP$2]))&gt;0;1;0)*[.$O39]" office:value-type="float" office:value="0" calcext:value-type="float">
            <text:p/>
          </table:table-cell>
          <table:table-cell table:formula="of:=IF(BITAND([.$R39];BITLSHIFT(1;[.AQ$2]))&gt;0;1;0)*[.$O39]" office:value-type="float" office:value="0" calcext:value-type="float">
            <text:p/>
          </table:table-cell>
          <table:table-cell table:formula="of:=IF(BITAND([.$R39];BITLSHIFT(1;[.AR$2]))&gt;0;1;0)*[.$O39]" office:value-type="float" office:value="0" calcext:value-type="float">
            <text:p/>
          </table:table-cell>
          <table:table-cell table:formula="of:=IF(BITAND([.$R39];BITLSHIFT(1;[.AS$2]))&gt;0;1;0)*[.$O39]" office:value-type="float" office:value="0" calcext:value-type="float">
            <text:p/>
          </table:table-cell>
          <table:table-cell table:formula="of:=IF(BITAND([.$R39];BITLSHIFT(1;[.AT$2]))&gt;0;1;0)*[.$O39]" office:value-type="float" office:value="0" calcext:value-type="float">
            <text:p/>
          </table:table-cell>
          <table:table-cell table:formula="of:=IF(BITAND([.$R39];BITLSHIFT(1;[.AU$2]))&gt;0;1;0)*[.$O39]" office:value-type="float" office:value="0" calcext:value-type="float">
            <text:p/>
          </table:table-cell>
          <table:table-cell table:formula="of:=IF(BITAND([.$R39];BITLSHIFT(1;[.AV$2]))&gt;0;1;0)*[.$O39]" office:value-type="float" office:value="0" calcext:value-type="float">
            <text:p/>
          </table:table-cell>
          <table:table-cell table:formula="of:=IF(BITAND([.$R39];BITLSHIFT(1;[.AW$2]))&gt;0;1;0)*[.$O39]" office:value-type="float" office:value="0" calcext:value-type="float">
            <text:p/>
          </table:table-cell>
          <table:table-cell table:formula="of:=IF(BITAND([.$R39];BITLSHIFT(1;[.AX$2]))&gt;0;1;0)*[.$O39]" office:value-type="float" office:value="0" calcext:value-type="float">
            <text:p/>
          </table:table-cell>
          <table:table-cell table:formula="of:=IF(BITAND([.$Q39];BITLSHIFT(1;[.AY$2]))&gt;0;1;0)*[.$O39]" office:value-type="float" office:value="0" calcext:value-type="float">
            <text:p/>
          </table:table-cell>
          <table:table-cell table:formula="of:=IF(BITAND([.$Q39];BITLSHIFT(1;[.AZ$2]))&gt;0;1;0)*[.$O39]" office:value-type="float" office:value="0" calcext:value-type="float">
            <text:p/>
          </table:table-cell>
          <table:table-cell table:formula="of:=IF(BITAND([.$Q39];BITLSHIFT(1;[.BA$2]))&gt;0;1;0)*[.$O39]" office:value-type="float" office:value="0" calcext:value-type="float">
            <text:p/>
          </table:table-cell>
          <table:table-cell table:formula="of:=IF(BITAND([.$Q39];BITLSHIFT(1;[.BB$2]))&gt;0;1;0)*[.$O39]" office:value-type="float" office:value="0" calcext:value-type="float">
            <text:p/>
          </table:table-cell>
          <table:table-cell table:formula="of:=IF(BITAND([.$Q39];BITLSHIFT(1;[.BC$2]))&gt;0;1;0)*[.$O39]" office:value-type="float" office:value="0" calcext:value-type="float">
            <text:p/>
          </table:table-cell>
          <table:table-cell table:formula="of:=IF(BITAND([.$Q39];BITLSHIFT(1;[.BD$2]))&gt;0;1;0)*[.$O39]" office:value-type="float" office:value="0" calcext:value-type="float">
            <text:p/>
          </table:table-cell>
          <table:table-cell table:formula="of:=IF(BITAND([.$Q39];BITLSHIFT(1;[.BE$2]))&gt;0;1;0)*[.$O39]" office:value-type="float" office:value="0" calcext:value-type="float">
            <text:p/>
          </table:table-cell>
          <table:table-cell table:formula="of:=IF(BITAND([.$Q39];BITLSHIFT(1;[.BF$2]))&gt;0;1;0)*[.$O39]" office:value-type="float" office:value="0" calcext:value-type="float">
            <text:p/>
          </table:table-cell>
          <table:table-cell table:formula="of:=IF(BITAND([.$Q39];BITLSHIFT(1;[.BG$2]))&gt;0;1;0)*[.$O39]" office:value-type="float" office:value="0" calcext:value-type="float">
            <text:p/>
          </table:table-cell>
          <table:table-cell table:formula="of:=IF(BITAND([.$Q39];BITLSHIFT(1;[.BH$2]))&gt;0;1;0)*[.$O39]" office:value-type="float" office:value="0" calcext:value-type="float">
            <text:p/>
          </table:table-cell>
          <table:table-cell table:formula="of:=IF(BITAND([.$Q39];BITLSHIFT(1;[.BI$2]))&gt;0;1;0)*[.$O39]" office:value-type="float" office:value="0" calcext:value-type="float">
            <text:p/>
          </table:table-cell>
          <table:table-cell table:formula="of:=IF(BITAND([.$Q39];BITLSHIFT(1;[.BJ$2]))&gt;0;1;0)*[.$O39]" office:value-type="float" office:value="0" calcext:value-type="float">
            <text:p/>
          </table:table-cell>
          <table:table-cell table:formula="of:=IF(BITAND([.$Q39];BITLSHIFT(1;[.BK$2]))&gt;0;1;0)*[.$O39]" office:value-type="float" office:value="0" calcext:value-type="float">
            <text:p/>
          </table:table-cell>
          <table:table-cell table:formula="of:=IF(BITAND([.$Q39];BITLSHIFT(1;[.BL$2]))&gt;0;1;0)*[.$O39]" office:value-type="float" office:value="0" calcext:value-type="float">
            <text:p/>
          </table:table-cell>
          <table:table-cell table:formula="of:=IF(BITAND([.$Q39];BITLSHIFT(1;[.BM$2]))&gt;0;1;0)*[.$O39]" office:value-type="float" office:value="0" calcext:value-type="float">
            <text:p/>
          </table:table-cell>
          <table:table-cell table:formula="of:=IF(BITAND([.$Q39];BITLSHIFT(1;[.BN$2]))&gt;0;1;0)*[.$O39]" office:value-type="float" office:value="0" calcext:value-type="float">
            <text:p/>
          </table:table-cell>
          <table:table-cell table:formula="of:=IF(BITAND([.$Q39];BITLSHIFT(1;[.BO$2]))&gt;0;1;0)*[.$O39]" office:value-type="float" office:value="0" calcext:value-type="float">
            <text:p/>
          </table:table-cell>
          <table:table-cell table:formula="of:=IF(BITAND([.$Q39];BITLSHIFT(1;[.BP$2]))&gt;0;1;0)*[.$O39]" office:value-type="float" office:value="0" calcext:value-type="float">
            <text:p/>
          </table:table-cell>
          <table:table-cell table:formula="of:=IF(BITAND([.$Q39];BITLSHIFT(1;[.BQ$2]))&gt;0;1;0)*[.$O39]" office:value-type="float" office:value="0" calcext:value-type="float">
            <text:p/>
          </table:table-cell>
          <table:table-cell table:formula="of:=IF(BITAND([.$Q39];BITLSHIFT(1;[.BR$2]))&gt;0;1;0)*[.$O39]" office:value-type="float" office:value="0" calcext:value-type="float">
            <text:p/>
          </table:table-cell>
          <table:table-cell table:formula="of:=IF(BITAND([.$Q39];BITLSHIFT(1;[.BS$2]))&gt;0;1;0)*[.$O39]" office:value-type="float" office:value="0" calcext:value-type="float">
            <text:p/>
          </table:table-cell>
          <table:table-cell table:formula="of:=IF(BITAND([.$Q39];BITLSHIFT(1;[.BT$2]))&gt;0;1;0)*[.$O39]" office:value-type="float" office:value="0" calcext:value-type="float">
            <text:p/>
          </table:table-cell>
          <table:table-cell table:formula="of:=IF(BITAND([.$Q39];BITLSHIFT(1;[.BU$2]))&gt;0;1;0)*[.$O39]" office:value-type="float" office:value="0" calcext:value-type="float">
            <text:p/>
          </table:table-cell>
          <table:table-cell table:formula="of:=IF(BITAND([.$Q39];BITLSHIFT(1;[.BV$2]))&gt;0;1;0)*[.$O39]" office:value-type="float" office:value="0" calcext:value-type="float">
            <text:p/>
          </table:table-cell>
          <table:table-cell table:formula="of:=IF(BITAND([.$Q39];BITLSHIFT(1;[.BW$2]))&gt;0;1;0)*[.$O39]" office:value-type="float" office:value="0" calcext:value-type="float">
            <text:p/>
          </table:table-cell>
          <table:table-cell table:formula="of:=IF(BITAND([.$Q39];BITLSHIFT(1;[.BX$2]))&gt;0;1;0)*[.$O39]" office:value-type="float" office:value="0" calcext:value-type="float">
            <text:p/>
          </table:table-cell>
          <table:table-cell table:formula="of:=IF(BITAND([.$Q39];BITLSHIFT(1;[.BY$2]))&gt;0;1;0)*[.$O39]" office:value-type="float" office:value="0" calcext:value-type="float">
            <text:p/>
          </table:table-cell>
          <table:table-cell table:formula="of:=IF(BITAND([.$Q39];BITLSHIFT(1;[.BZ$2]))&gt;0;1;0)*[.$O39]" office:value-type="float" office:value="0" calcext:value-type="float">
            <text:p/>
          </table:table-cell>
          <table:table-cell table:formula="of:=IF(BITAND([.$Q39];BITLSHIFT(1;[.CA$2]))&gt;0;1;0)*[.$O39]" office:value-type="float" office:value="0" calcext:value-type="float">
            <text:p/>
          </table:table-cell>
          <table:table-cell table:formula="of:=IF(BITAND([.$Q39];BITLSHIFT(1;[.CB$2]))&gt;0;1;0)*[.$O39]" office:value-type="float" office:value="0" calcext:value-type="float">
            <text:p/>
          </table:table-cell>
          <table:table-cell table:formula="of:=IF(BITAND([.$Q39];BITLSHIFT(1;[.CC$2]))&gt;0;1;0)*[.$O39]" office:value-type="float" office:value="0" calcext:value-type="float">
            <text:p/>
          </table:table-cell>
          <table:table-cell table:formula="of:=IF(BITAND([.$Q39];BITLSHIFT(1;[.CD$2]))&gt;0;1;0)*[.$O3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0];10) ;16)" office:value-type="float" office:value="0" calcext:value-type="float">
            <text:p/>
          </table:table-cell>
          <table:table-cell table:formula="of:=DECIMAL(RIGHT([.N40];8) ;16)" office:value-type="float" office:value="0" calcext:value-type="float">
            <text:p/>
          </table:table-cell>
          <table:table-cell table:formula="of:=IF(BITAND([.$R40];BITLSHIFT(1;[.S$2]))&gt;0;1;0)*[.$O40]" office:value-type="float" office:value="0" calcext:value-type="float">
            <text:p/>
          </table:table-cell>
          <table:table-cell table:formula="of:=IF(BITAND([.$R40];BITLSHIFT(1;[.T$2]))&gt;0;1;0)*[.$O40]" office:value-type="float" office:value="0" calcext:value-type="float">
            <text:p/>
          </table:table-cell>
          <table:table-cell table:formula="of:=IF(BITAND([.$R40];BITLSHIFT(1;[.U$2]))&gt;0;1;0)*[.$O40]" office:value-type="float" office:value="0" calcext:value-type="float">
            <text:p/>
          </table:table-cell>
          <table:table-cell table:formula="of:=IF(BITAND([.$R40];BITLSHIFT(1;[.V$2]))&gt;0;1;0)*[.$O40]" office:value-type="float" office:value="0" calcext:value-type="float">
            <text:p/>
          </table:table-cell>
          <table:table-cell table:formula="of:=IF(BITAND([.$R40];BITLSHIFT(1;[.W$2]))&gt;0;1;0)*[.$O40]" office:value-type="float" office:value="0" calcext:value-type="float">
            <text:p/>
          </table:table-cell>
          <table:table-cell table:formula="of:=IF(BITAND([.$R40];BITLSHIFT(1;[.X$2]))&gt;0;1;0)*[.$O40]" office:value-type="float" office:value="0" calcext:value-type="float">
            <text:p/>
          </table:table-cell>
          <table:table-cell table:formula="of:=IF(BITAND([.$R40];BITLSHIFT(1;[.Y$2]))&gt;0;1;0)*[.$O40]" office:value-type="float" office:value="0" calcext:value-type="float">
            <text:p/>
          </table:table-cell>
          <table:table-cell table:formula="of:=IF(BITAND([.$R40];BITLSHIFT(1;[.Z$2]))&gt;0;1;0)*[.$O40]" office:value-type="float" office:value="0" calcext:value-type="float">
            <text:p/>
          </table:table-cell>
          <table:table-cell table:formula="of:=IF(BITAND([.$R40];BITLSHIFT(1;[.AA$2]))&gt;0;1;0)*[.$O40]" office:value-type="float" office:value="0" calcext:value-type="float">
            <text:p/>
          </table:table-cell>
          <table:table-cell table:formula="of:=IF(BITAND([.$R40];BITLSHIFT(1;[.AB$2]))&gt;0;1;0)*[.$O40]" office:value-type="float" office:value="0" calcext:value-type="float">
            <text:p/>
          </table:table-cell>
          <table:table-cell table:formula="of:=IF(BITAND([.$R40];BITLSHIFT(1;[.AC$2]))&gt;0;1;0)*[.$O40]" office:value-type="float" office:value="0" calcext:value-type="float">
            <text:p/>
          </table:table-cell>
          <table:table-cell table:formula="of:=IF(BITAND([.$R40];BITLSHIFT(1;[.AD$2]))&gt;0;1;0)*[.$O40]" office:value-type="float" office:value="0" calcext:value-type="float">
            <text:p/>
          </table:table-cell>
          <table:table-cell table:formula="of:=IF(BITAND([.$R40];BITLSHIFT(1;[.AE$2]))&gt;0;1;0)*[.$O40]" office:value-type="float" office:value="0" calcext:value-type="float">
            <text:p/>
          </table:table-cell>
          <table:table-cell table:formula="of:=IF(BITAND([.$R40];BITLSHIFT(1;[.AF$2]))&gt;0;1;0)*[.$O40]" office:value-type="float" office:value="0" calcext:value-type="float">
            <text:p/>
          </table:table-cell>
          <table:table-cell table:formula="of:=IF(BITAND([.$R40];BITLSHIFT(1;[.AG$2]))&gt;0;1;0)*[.$O40]" office:value-type="float" office:value="0" calcext:value-type="float">
            <text:p/>
          </table:table-cell>
          <table:table-cell table:formula="of:=IF(BITAND([.$R40];BITLSHIFT(1;[.AH$2]))&gt;0;1;0)*[.$O40]" office:value-type="float" office:value="0" calcext:value-type="float">
            <text:p/>
          </table:table-cell>
          <table:table-cell table:formula="of:=IF(BITAND([.$R40];BITLSHIFT(1;[.AI$2]))&gt;0;1;0)*[.$O40]" office:value-type="float" office:value="0" calcext:value-type="float">
            <text:p/>
          </table:table-cell>
          <table:table-cell table:formula="of:=IF(BITAND([.$R40];BITLSHIFT(1;[.AJ$2]))&gt;0;1;0)*[.$O40]" office:value-type="float" office:value="0" calcext:value-type="float">
            <text:p/>
          </table:table-cell>
          <table:table-cell table:formula="of:=IF(BITAND([.$R40];BITLSHIFT(1;[.AK$2]))&gt;0;1;0)*[.$O40]" office:value-type="float" office:value="0" calcext:value-type="float">
            <text:p/>
          </table:table-cell>
          <table:table-cell table:formula="of:=IF(BITAND([.$R40];BITLSHIFT(1;[.AL$2]))&gt;0;1;0)*[.$O40]" office:value-type="float" office:value="0" calcext:value-type="float">
            <text:p/>
          </table:table-cell>
          <table:table-cell table:formula="of:=IF(BITAND([.$R40];BITLSHIFT(1;[.AM$2]))&gt;0;1;0)*[.$O40]" office:value-type="float" office:value="0" calcext:value-type="float">
            <text:p/>
          </table:table-cell>
          <table:table-cell table:formula="of:=IF(BITAND([.$R40];BITLSHIFT(1;[.AN$2]))&gt;0;1;0)*[.$O40]" office:value-type="float" office:value="0" calcext:value-type="float">
            <text:p/>
          </table:table-cell>
          <table:table-cell table:formula="of:=IF(BITAND([.$R40];BITLSHIFT(1;[.AO$2]))&gt;0;1;0)*[.$O40]" office:value-type="float" office:value="0" calcext:value-type="float">
            <text:p/>
          </table:table-cell>
          <table:table-cell table:formula="of:=IF(BITAND([.$R40];BITLSHIFT(1;[.AP$2]))&gt;0;1;0)*[.$O40]" office:value-type="float" office:value="0" calcext:value-type="float">
            <text:p/>
          </table:table-cell>
          <table:table-cell table:formula="of:=IF(BITAND([.$R40];BITLSHIFT(1;[.AQ$2]))&gt;0;1;0)*[.$O40]" office:value-type="float" office:value="0" calcext:value-type="float">
            <text:p/>
          </table:table-cell>
          <table:table-cell table:formula="of:=IF(BITAND([.$R40];BITLSHIFT(1;[.AR$2]))&gt;0;1;0)*[.$O40]" office:value-type="float" office:value="0" calcext:value-type="float">
            <text:p/>
          </table:table-cell>
          <table:table-cell table:formula="of:=IF(BITAND([.$R40];BITLSHIFT(1;[.AS$2]))&gt;0;1;0)*[.$O40]" office:value-type="float" office:value="0" calcext:value-type="float">
            <text:p/>
          </table:table-cell>
          <table:table-cell table:formula="of:=IF(BITAND([.$R40];BITLSHIFT(1;[.AT$2]))&gt;0;1;0)*[.$O40]" office:value-type="float" office:value="0" calcext:value-type="float">
            <text:p/>
          </table:table-cell>
          <table:table-cell table:formula="of:=IF(BITAND([.$R40];BITLSHIFT(1;[.AU$2]))&gt;0;1;0)*[.$O40]" office:value-type="float" office:value="0" calcext:value-type="float">
            <text:p/>
          </table:table-cell>
          <table:table-cell table:formula="of:=IF(BITAND([.$R40];BITLSHIFT(1;[.AV$2]))&gt;0;1;0)*[.$O40]" office:value-type="float" office:value="0" calcext:value-type="float">
            <text:p/>
          </table:table-cell>
          <table:table-cell table:formula="of:=IF(BITAND([.$R40];BITLSHIFT(1;[.AW$2]))&gt;0;1;0)*[.$O40]" office:value-type="float" office:value="0" calcext:value-type="float">
            <text:p/>
          </table:table-cell>
          <table:table-cell table:formula="of:=IF(BITAND([.$R40];BITLSHIFT(1;[.AX$2]))&gt;0;1;0)*[.$O40]" office:value-type="float" office:value="0" calcext:value-type="float">
            <text:p/>
          </table:table-cell>
          <table:table-cell table:formula="of:=IF(BITAND([.$Q40];BITLSHIFT(1;[.AY$2]))&gt;0;1;0)*[.$O40]" office:value-type="float" office:value="0" calcext:value-type="float">
            <text:p/>
          </table:table-cell>
          <table:table-cell table:formula="of:=IF(BITAND([.$Q40];BITLSHIFT(1;[.AZ$2]))&gt;0;1;0)*[.$O40]" office:value-type="float" office:value="0" calcext:value-type="float">
            <text:p/>
          </table:table-cell>
          <table:table-cell table:formula="of:=IF(BITAND([.$Q40];BITLSHIFT(1;[.BA$2]))&gt;0;1;0)*[.$O40]" office:value-type="float" office:value="0" calcext:value-type="float">
            <text:p/>
          </table:table-cell>
          <table:table-cell table:formula="of:=IF(BITAND([.$Q40];BITLSHIFT(1;[.BB$2]))&gt;0;1;0)*[.$O40]" office:value-type="float" office:value="0" calcext:value-type="float">
            <text:p/>
          </table:table-cell>
          <table:table-cell table:formula="of:=IF(BITAND([.$Q40];BITLSHIFT(1;[.BC$2]))&gt;0;1;0)*[.$O40]" office:value-type="float" office:value="0" calcext:value-type="float">
            <text:p/>
          </table:table-cell>
          <table:table-cell table:formula="of:=IF(BITAND([.$Q40];BITLSHIFT(1;[.BD$2]))&gt;0;1;0)*[.$O40]" office:value-type="float" office:value="0" calcext:value-type="float">
            <text:p/>
          </table:table-cell>
          <table:table-cell table:formula="of:=IF(BITAND([.$Q40];BITLSHIFT(1;[.BE$2]))&gt;0;1;0)*[.$O40]" office:value-type="float" office:value="0" calcext:value-type="float">
            <text:p/>
          </table:table-cell>
          <table:table-cell table:formula="of:=IF(BITAND([.$Q40];BITLSHIFT(1;[.BF$2]))&gt;0;1;0)*[.$O40]" office:value-type="float" office:value="0" calcext:value-type="float">
            <text:p/>
          </table:table-cell>
          <table:table-cell table:formula="of:=IF(BITAND([.$Q40];BITLSHIFT(1;[.BG$2]))&gt;0;1;0)*[.$O40]" office:value-type="float" office:value="0" calcext:value-type="float">
            <text:p/>
          </table:table-cell>
          <table:table-cell table:formula="of:=IF(BITAND([.$Q40];BITLSHIFT(1;[.BH$2]))&gt;0;1;0)*[.$O40]" office:value-type="float" office:value="0" calcext:value-type="float">
            <text:p/>
          </table:table-cell>
          <table:table-cell table:formula="of:=IF(BITAND([.$Q40];BITLSHIFT(1;[.BI$2]))&gt;0;1;0)*[.$O40]" office:value-type="float" office:value="0" calcext:value-type="float">
            <text:p/>
          </table:table-cell>
          <table:table-cell table:formula="of:=IF(BITAND([.$Q40];BITLSHIFT(1;[.BJ$2]))&gt;0;1;0)*[.$O40]" office:value-type="float" office:value="0" calcext:value-type="float">
            <text:p/>
          </table:table-cell>
          <table:table-cell table:formula="of:=IF(BITAND([.$Q40];BITLSHIFT(1;[.BK$2]))&gt;0;1;0)*[.$O40]" office:value-type="float" office:value="0" calcext:value-type="float">
            <text:p/>
          </table:table-cell>
          <table:table-cell table:formula="of:=IF(BITAND([.$Q40];BITLSHIFT(1;[.BL$2]))&gt;0;1;0)*[.$O40]" office:value-type="float" office:value="0" calcext:value-type="float">
            <text:p/>
          </table:table-cell>
          <table:table-cell table:formula="of:=IF(BITAND([.$Q40];BITLSHIFT(1;[.BM$2]))&gt;0;1;0)*[.$O40]" office:value-type="float" office:value="0" calcext:value-type="float">
            <text:p/>
          </table:table-cell>
          <table:table-cell table:formula="of:=IF(BITAND([.$Q40];BITLSHIFT(1;[.BN$2]))&gt;0;1;0)*[.$O40]" office:value-type="float" office:value="0" calcext:value-type="float">
            <text:p/>
          </table:table-cell>
          <table:table-cell table:formula="of:=IF(BITAND([.$Q40];BITLSHIFT(1;[.BO$2]))&gt;0;1;0)*[.$O40]" office:value-type="float" office:value="0" calcext:value-type="float">
            <text:p/>
          </table:table-cell>
          <table:table-cell table:formula="of:=IF(BITAND([.$Q40];BITLSHIFT(1;[.BP$2]))&gt;0;1;0)*[.$O40]" office:value-type="float" office:value="0" calcext:value-type="float">
            <text:p/>
          </table:table-cell>
          <table:table-cell table:formula="of:=IF(BITAND([.$Q40];BITLSHIFT(1;[.BQ$2]))&gt;0;1;0)*[.$O40]" office:value-type="float" office:value="0" calcext:value-type="float">
            <text:p/>
          </table:table-cell>
          <table:table-cell table:formula="of:=IF(BITAND([.$Q40];BITLSHIFT(1;[.BR$2]))&gt;0;1;0)*[.$O40]" office:value-type="float" office:value="0" calcext:value-type="float">
            <text:p/>
          </table:table-cell>
          <table:table-cell table:formula="of:=IF(BITAND([.$Q40];BITLSHIFT(1;[.BS$2]))&gt;0;1;0)*[.$O40]" office:value-type="float" office:value="0" calcext:value-type="float">
            <text:p/>
          </table:table-cell>
          <table:table-cell table:formula="of:=IF(BITAND([.$Q40];BITLSHIFT(1;[.BT$2]))&gt;0;1;0)*[.$O40]" office:value-type="float" office:value="0" calcext:value-type="float">
            <text:p/>
          </table:table-cell>
          <table:table-cell table:formula="of:=IF(BITAND([.$Q40];BITLSHIFT(1;[.BU$2]))&gt;0;1;0)*[.$O40]" office:value-type="float" office:value="0" calcext:value-type="float">
            <text:p/>
          </table:table-cell>
          <table:table-cell table:formula="of:=IF(BITAND([.$Q40];BITLSHIFT(1;[.BV$2]))&gt;0;1;0)*[.$O40]" office:value-type="float" office:value="0" calcext:value-type="float">
            <text:p/>
          </table:table-cell>
          <table:table-cell table:formula="of:=IF(BITAND([.$Q40];BITLSHIFT(1;[.BW$2]))&gt;0;1;0)*[.$O40]" office:value-type="float" office:value="0" calcext:value-type="float">
            <text:p/>
          </table:table-cell>
          <table:table-cell table:formula="of:=IF(BITAND([.$Q40];BITLSHIFT(1;[.BX$2]))&gt;0;1;0)*[.$O40]" office:value-type="float" office:value="0" calcext:value-type="float">
            <text:p/>
          </table:table-cell>
          <table:table-cell table:formula="of:=IF(BITAND([.$Q40];BITLSHIFT(1;[.BY$2]))&gt;0;1;0)*[.$O40]" office:value-type="float" office:value="0" calcext:value-type="float">
            <text:p/>
          </table:table-cell>
          <table:table-cell table:formula="of:=IF(BITAND([.$Q40];BITLSHIFT(1;[.BZ$2]))&gt;0;1;0)*[.$O40]" office:value-type="float" office:value="0" calcext:value-type="float">
            <text:p/>
          </table:table-cell>
          <table:table-cell table:formula="of:=IF(BITAND([.$Q40];BITLSHIFT(1;[.CA$2]))&gt;0;1;0)*[.$O40]" office:value-type="float" office:value="0" calcext:value-type="float">
            <text:p/>
          </table:table-cell>
          <table:table-cell table:formula="of:=IF(BITAND([.$Q40];BITLSHIFT(1;[.CB$2]))&gt;0;1;0)*[.$O40]" office:value-type="float" office:value="0" calcext:value-type="float">
            <text:p/>
          </table:table-cell>
          <table:table-cell table:formula="of:=IF(BITAND([.$Q40];BITLSHIFT(1;[.CC$2]))&gt;0;1;0)*[.$O40]" office:value-type="float" office:value="0" calcext:value-type="float">
            <text:p/>
          </table:table-cell>
          <table:table-cell table:formula="of:=IF(BITAND([.$Q40];BITLSHIFT(1;[.CD$2]))&gt;0;1;0)*[.$O4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1];10) ;16)" office:value-type="float" office:value="0" calcext:value-type="float">
            <text:p/>
          </table:table-cell>
          <table:table-cell table:formula="of:=DECIMAL(RIGHT([.N41];8) ;16)" office:value-type="float" office:value="0" calcext:value-type="float">
            <text:p/>
          </table:table-cell>
          <table:table-cell table:formula="of:=IF(BITAND([.$R41];BITLSHIFT(1;[.S$2]))&gt;0;1;0)*[.$O41]" office:value-type="float" office:value="0" calcext:value-type="float">
            <text:p/>
          </table:table-cell>
          <table:table-cell table:formula="of:=IF(BITAND([.$R41];BITLSHIFT(1;[.T$2]))&gt;0;1;0)*[.$O41]" office:value-type="float" office:value="0" calcext:value-type="float">
            <text:p/>
          </table:table-cell>
          <table:table-cell table:formula="of:=IF(BITAND([.$R41];BITLSHIFT(1;[.U$2]))&gt;0;1;0)*[.$O41]" office:value-type="float" office:value="0" calcext:value-type="float">
            <text:p/>
          </table:table-cell>
          <table:table-cell table:formula="of:=IF(BITAND([.$R41];BITLSHIFT(1;[.V$2]))&gt;0;1;0)*[.$O41]" office:value-type="float" office:value="0" calcext:value-type="float">
            <text:p/>
          </table:table-cell>
          <table:table-cell table:formula="of:=IF(BITAND([.$R41];BITLSHIFT(1;[.W$2]))&gt;0;1;0)*[.$O41]" office:value-type="float" office:value="0" calcext:value-type="float">
            <text:p/>
          </table:table-cell>
          <table:table-cell table:formula="of:=IF(BITAND([.$R41];BITLSHIFT(1;[.X$2]))&gt;0;1;0)*[.$O41]" office:value-type="float" office:value="0" calcext:value-type="float">
            <text:p/>
          </table:table-cell>
          <table:table-cell table:formula="of:=IF(BITAND([.$R41];BITLSHIFT(1;[.Y$2]))&gt;0;1;0)*[.$O41]" office:value-type="float" office:value="0" calcext:value-type="float">
            <text:p/>
          </table:table-cell>
          <table:table-cell table:formula="of:=IF(BITAND([.$R41];BITLSHIFT(1;[.Z$2]))&gt;0;1;0)*[.$O41]" office:value-type="float" office:value="0" calcext:value-type="float">
            <text:p/>
          </table:table-cell>
          <table:table-cell table:formula="of:=IF(BITAND([.$R41];BITLSHIFT(1;[.AA$2]))&gt;0;1;0)*[.$O41]" office:value-type="float" office:value="0" calcext:value-type="float">
            <text:p/>
          </table:table-cell>
          <table:table-cell table:formula="of:=IF(BITAND([.$R41];BITLSHIFT(1;[.AB$2]))&gt;0;1;0)*[.$O41]" office:value-type="float" office:value="0" calcext:value-type="float">
            <text:p/>
          </table:table-cell>
          <table:table-cell table:formula="of:=IF(BITAND([.$R41];BITLSHIFT(1;[.AC$2]))&gt;0;1;0)*[.$O41]" office:value-type="float" office:value="0" calcext:value-type="float">
            <text:p/>
          </table:table-cell>
          <table:table-cell table:formula="of:=IF(BITAND([.$R41];BITLSHIFT(1;[.AD$2]))&gt;0;1;0)*[.$O41]" office:value-type="float" office:value="0" calcext:value-type="float">
            <text:p/>
          </table:table-cell>
          <table:table-cell table:formula="of:=IF(BITAND([.$R41];BITLSHIFT(1;[.AE$2]))&gt;0;1;0)*[.$O41]" office:value-type="float" office:value="0" calcext:value-type="float">
            <text:p/>
          </table:table-cell>
          <table:table-cell table:formula="of:=IF(BITAND([.$R41];BITLSHIFT(1;[.AF$2]))&gt;0;1;0)*[.$O41]" office:value-type="float" office:value="0" calcext:value-type="float">
            <text:p/>
          </table:table-cell>
          <table:table-cell table:formula="of:=IF(BITAND([.$R41];BITLSHIFT(1;[.AG$2]))&gt;0;1;0)*[.$O41]" office:value-type="float" office:value="0" calcext:value-type="float">
            <text:p/>
          </table:table-cell>
          <table:table-cell table:formula="of:=IF(BITAND([.$R41];BITLSHIFT(1;[.AH$2]))&gt;0;1;0)*[.$O41]" office:value-type="float" office:value="0" calcext:value-type="float">
            <text:p/>
          </table:table-cell>
          <table:table-cell table:formula="of:=IF(BITAND([.$R41];BITLSHIFT(1;[.AI$2]))&gt;0;1;0)*[.$O41]" office:value-type="float" office:value="0" calcext:value-type="float">
            <text:p/>
          </table:table-cell>
          <table:table-cell table:formula="of:=IF(BITAND([.$R41];BITLSHIFT(1;[.AJ$2]))&gt;0;1;0)*[.$O41]" office:value-type="float" office:value="0" calcext:value-type="float">
            <text:p/>
          </table:table-cell>
          <table:table-cell table:formula="of:=IF(BITAND([.$R41];BITLSHIFT(1;[.AK$2]))&gt;0;1;0)*[.$O41]" office:value-type="float" office:value="0" calcext:value-type="float">
            <text:p/>
          </table:table-cell>
          <table:table-cell table:formula="of:=IF(BITAND([.$R41];BITLSHIFT(1;[.AL$2]))&gt;0;1;0)*[.$O41]" office:value-type="float" office:value="0" calcext:value-type="float">
            <text:p/>
          </table:table-cell>
          <table:table-cell table:formula="of:=IF(BITAND([.$R41];BITLSHIFT(1;[.AM$2]))&gt;0;1;0)*[.$O41]" office:value-type="float" office:value="0" calcext:value-type="float">
            <text:p/>
          </table:table-cell>
          <table:table-cell table:formula="of:=IF(BITAND([.$R41];BITLSHIFT(1;[.AN$2]))&gt;0;1;0)*[.$O41]" office:value-type="float" office:value="0" calcext:value-type="float">
            <text:p/>
          </table:table-cell>
          <table:table-cell table:formula="of:=IF(BITAND([.$R41];BITLSHIFT(1;[.AO$2]))&gt;0;1;0)*[.$O41]" office:value-type="float" office:value="0" calcext:value-type="float">
            <text:p/>
          </table:table-cell>
          <table:table-cell table:formula="of:=IF(BITAND([.$R41];BITLSHIFT(1;[.AP$2]))&gt;0;1;0)*[.$O41]" office:value-type="float" office:value="0" calcext:value-type="float">
            <text:p/>
          </table:table-cell>
          <table:table-cell table:formula="of:=IF(BITAND([.$R41];BITLSHIFT(1;[.AQ$2]))&gt;0;1;0)*[.$O41]" office:value-type="float" office:value="0" calcext:value-type="float">
            <text:p/>
          </table:table-cell>
          <table:table-cell table:formula="of:=IF(BITAND([.$R41];BITLSHIFT(1;[.AR$2]))&gt;0;1;0)*[.$O41]" office:value-type="float" office:value="0" calcext:value-type="float">
            <text:p/>
          </table:table-cell>
          <table:table-cell table:formula="of:=IF(BITAND([.$R41];BITLSHIFT(1;[.AS$2]))&gt;0;1;0)*[.$O41]" office:value-type="float" office:value="0" calcext:value-type="float">
            <text:p/>
          </table:table-cell>
          <table:table-cell table:formula="of:=IF(BITAND([.$R41];BITLSHIFT(1;[.AT$2]))&gt;0;1;0)*[.$O41]" office:value-type="float" office:value="0" calcext:value-type="float">
            <text:p/>
          </table:table-cell>
          <table:table-cell table:formula="of:=IF(BITAND([.$R41];BITLSHIFT(1;[.AU$2]))&gt;0;1;0)*[.$O41]" office:value-type="float" office:value="0" calcext:value-type="float">
            <text:p/>
          </table:table-cell>
          <table:table-cell table:formula="of:=IF(BITAND([.$R41];BITLSHIFT(1;[.AV$2]))&gt;0;1;0)*[.$O41]" office:value-type="float" office:value="0" calcext:value-type="float">
            <text:p/>
          </table:table-cell>
          <table:table-cell table:formula="of:=IF(BITAND([.$R41];BITLSHIFT(1;[.AW$2]))&gt;0;1;0)*[.$O41]" office:value-type="float" office:value="0" calcext:value-type="float">
            <text:p/>
          </table:table-cell>
          <table:table-cell table:formula="of:=IF(BITAND([.$R41];BITLSHIFT(1;[.AX$2]))&gt;0;1;0)*[.$O41]" office:value-type="float" office:value="0" calcext:value-type="float">
            <text:p/>
          </table:table-cell>
          <table:table-cell table:formula="of:=IF(BITAND([.$Q41];BITLSHIFT(1;[.AY$2]))&gt;0;1;0)*[.$O41]" office:value-type="float" office:value="0" calcext:value-type="float">
            <text:p/>
          </table:table-cell>
          <table:table-cell table:formula="of:=IF(BITAND([.$Q41];BITLSHIFT(1;[.AZ$2]))&gt;0;1;0)*[.$O41]" office:value-type="float" office:value="0" calcext:value-type="float">
            <text:p/>
          </table:table-cell>
          <table:table-cell table:formula="of:=IF(BITAND([.$Q41];BITLSHIFT(1;[.BA$2]))&gt;0;1;0)*[.$O41]" office:value-type="float" office:value="0" calcext:value-type="float">
            <text:p/>
          </table:table-cell>
          <table:table-cell table:formula="of:=IF(BITAND([.$Q41];BITLSHIFT(1;[.BB$2]))&gt;0;1;0)*[.$O41]" office:value-type="float" office:value="0" calcext:value-type="float">
            <text:p/>
          </table:table-cell>
          <table:table-cell table:formula="of:=IF(BITAND([.$Q41];BITLSHIFT(1;[.BC$2]))&gt;0;1;0)*[.$O41]" office:value-type="float" office:value="0" calcext:value-type="float">
            <text:p/>
          </table:table-cell>
          <table:table-cell table:formula="of:=IF(BITAND([.$Q41];BITLSHIFT(1;[.BD$2]))&gt;0;1;0)*[.$O41]" office:value-type="float" office:value="0" calcext:value-type="float">
            <text:p/>
          </table:table-cell>
          <table:table-cell table:formula="of:=IF(BITAND([.$Q41];BITLSHIFT(1;[.BE$2]))&gt;0;1;0)*[.$O41]" office:value-type="float" office:value="0" calcext:value-type="float">
            <text:p/>
          </table:table-cell>
          <table:table-cell table:formula="of:=IF(BITAND([.$Q41];BITLSHIFT(1;[.BF$2]))&gt;0;1;0)*[.$O41]" office:value-type="float" office:value="0" calcext:value-type="float">
            <text:p/>
          </table:table-cell>
          <table:table-cell table:formula="of:=IF(BITAND([.$Q41];BITLSHIFT(1;[.BG$2]))&gt;0;1;0)*[.$O41]" office:value-type="float" office:value="0" calcext:value-type="float">
            <text:p/>
          </table:table-cell>
          <table:table-cell table:formula="of:=IF(BITAND([.$Q41];BITLSHIFT(1;[.BH$2]))&gt;0;1;0)*[.$O41]" office:value-type="float" office:value="0" calcext:value-type="float">
            <text:p/>
          </table:table-cell>
          <table:table-cell table:formula="of:=IF(BITAND([.$Q41];BITLSHIFT(1;[.BI$2]))&gt;0;1;0)*[.$O41]" office:value-type="float" office:value="0" calcext:value-type="float">
            <text:p/>
          </table:table-cell>
          <table:table-cell table:formula="of:=IF(BITAND([.$Q41];BITLSHIFT(1;[.BJ$2]))&gt;0;1;0)*[.$O41]" office:value-type="float" office:value="0" calcext:value-type="float">
            <text:p/>
          </table:table-cell>
          <table:table-cell table:formula="of:=IF(BITAND([.$Q41];BITLSHIFT(1;[.BK$2]))&gt;0;1;0)*[.$O41]" office:value-type="float" office:value="0" calcext:value-type="float">
            <text:p/>
          </table:table-cell>
          <table:table-cell table:formula="of:=IF(BITAND([.$Q41];BITLSHIFT(1;[.BL$2]))&gt;0;1;0)*[.$O41]" office:value-type="float" office:value="0" calcext:value-type="float">
            <text:p/>
          </table:table-cell>
          <table:table-cell table:formula="of:=IF(BITAND([.$Q41];BITLSHIFT(1;[.BM$2]))&gt;0;1;0)*[.$O41]" office:value-type="float" office:value="0" calcext:value-type="float">
            <text:p/>
          </table:table-cell>
          <table:table-cell table:formula="of:=IF(BITAND([.$Q41];BITLSHIFT(1;[.BN$2]))&gt;0;1;0)*[.$O41]" office:value-type="float" office:value="0" calcext:value-type="float">
            <text:p/>
          </table:table-cell>
          <table:table-cell table:formula="of:=IF(BITAND([.$Q41];BITLSHIFT(1;[.BO$2]))&gt;0;1;0)*[.$O41]" office:value-type="float" office:value="0" calcext:value-type="float">
            <text:p/>
          </table:table-cell>
          <table:table-cell table:formula="of:=IF(BITAND([.$Q41];BITLSHIFT(1;[.BP$2]))&gt;0;1;0)*[.$O41]" office:value-type="float" office:value="0" calcext:value-type="float">
            <text:p/>
          </table:table-cell>
          <table:table-cell table:formula="of:=IF(BITAND([.$Q41];BITLSHIFT(1;[.BQ$2]))&gt;0;1;0)*[.$O41]" office:value-type="float" office:value="0" calcext:value-type="float">
            <text:p/>
          </table:table-cell>
          <table:table-cell table:formula="of:=IF(BITAND([.$Q41];BITLSHIFT(1;[.BR$2]))&gt;0;1;0)*[.$O41]" office:value-type="float" office:value="0" calcext:value-type="float">
            <text:p/>
          </table:table-cell>
          <table:table-cell table:formula="of:=IF(BITAND([.$Q41];BITLSHIFT(1;[.BS$2]))&gt;0;1;0)*[.$O41]" office:value-type="float" office:value="0" calcext:value-type="float">
            <text:p/>
          </table:table-cell>
          <table:table-cell table:formula="of:=IF(BITAND([.$Q41];BITLSHIFT(1;[.BT$2]))&gt;0;1;0)*[.$O41]" office:value-type="float" office:value="0" calcext:value-type="float">
            <text:p/>
          </table:table-cell>
          <table:table-cell table:formula="of:=IF(BITAND([.$Q41];BITLSHIFT(1;[.BU$2]))&gt;0;1;0)*[.$O41]" office:value-type="float" office:value="0" calcext:value-type="float">
            <text:p/>
          </table:table-cell>
          <table:table-cell table:formula="of:=IF(BITAND([.$Q41];BITLSHIFT(1;[.BV$2]))&gt;0;1;0)*[.$O41]" office:value-type="float" office:value="0" calcext:value-type="float">
            <text:p/>
          </table:table-cell>
          <table:table-cell table:formula="of:=IF(BITAND([.$Q41];BITLSHIFT(1;[.BW$2]))&gt;0;1;0)*[.$O41]" office:value-type="float" office:value="0" calcext:value-type="float">
            <text:p/>
          </table:table-cell>
          <table:table-cell table:formula="of:=IF(BITAND([.$Q41];BITLSHIFT(1;[.BX$2]))&gt;0;1;0)*[.$O41]" office:value-type="float" office:value="0" calcext:value-type="float">
            <text:p/>
          </table:table-cell>
          <table:table-cell table:formula="of:=IF(BITAND([.$Q41];BITLSHIFT(1;[.BY$2]))&gt;0;1;0)*[.$O41]" office:value-type="float" office:value="0" calcext:value-type="float">
            <text:p/>
          </table:table-cell>
          <table:table-cell table:formula="of:=IF(BITAND([.$Q41];BITLSHIFT(1;[.BZ$2]))&gt;0;1;0)*[.$O41]" office:value-type="float" office:value="0" calcext:value-type="float">
            <text:p/>
          </table:table-cell>
          <table:table-cell table:formula="of:=IF(BITAND([.$Q41];BITLSHIFT(1;[.CA$2]))&gt;0;1;0)*[.$O41]" office:value-type="float" office:value="0" calcext:value-type="float">
            <text:p/>
          </table:table-cell>
          <table:table-cell table:formula="of:=IF(BITAND([.$Q41];BITLSHIFT(1;[.CB$2]))&gt;0;1;0)*[.$O41]" office:value-type="float" office:value="0" calcext:value-type="float">
            <text:p/>
          </table:table-cell>
          <table:table-cell table:formula="of:=IF(BITAND([.$Q41];BITLSHIFT(1;[.CC$2]))&gt;0;1;0)*[.$O41]" office:value-type="float" office:value="0" calcext:value-type="float">
            <text:p/>
          </table:table-cell>
          <table:table-cell table:formula="of:=IF(BITAND([.$Q41];BITLSHIFT(1;[.CD$2]))&gt;0;1;0)*[.$O4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2];10) ;16)" office:value-type="float" office:value="0" calcext:value-type="float">
            <text:p/>
          </table:table-cell>
          <table:table-cell table:formula="of:=DECIMAL(RIGHT([.N42];8) ;16)" office:value-type="float" office:value="0" calcext:value-type="float">
            <text:p/>
          </table:table-cell>
          <table:table-cell table:formula="of:=IF(BITAND([.$R42];BITLSHIFT(1;[.S$2]))&gt;0;1;0)*[.$O42]" office:value-type="float" office:value="0" calcext:value-type="float">
            <text:p/>
          </table:table-cell>
          <table:table-cell table:formula="of:=IF(BITAND([.$R42];BITLSHIFT(1;[.T$2]))&gt;0;1;0)*[.$O42]" office:value-type="float" office:value="0" calcext:value-type="float">
            <text:p/>
          </table:table-cell>
          <table:table-cell table:formula="of:=IF(BITAND([.$R42];BITLSHIFT(1;[.U$2]))&gt;0;1;0)*[.$O42]" office:value-type="float" office:value="0" calcext:value-type="float">
            <text:p/>
          </table:table-cell>
          <table:table-cell table:formula="of:=IF(BITAND([.$R42];BITLSHIFT(1;[.V$2]))&gt;0;1;0)*[.$O42]" office:value-type="float" office:value="0" calcext:value-type="float">
            <text:p/>
          </table:table-cell>
          <table:table-cell table:formula="of:=IF(BITAND([.$R42];BITLSHIFT(1;[.W$2]))&gt;0;1;0)*[.$O42]" office:value-type="float" office:value="0" calcext:value-type="float">
            <text:p/>
          </table:table-cell>
          <table:table-cell table:formula="of:=IF(BITAND([.$R42];BITLSHIFT(1;[.X$2]))&gt;0;1;0)*[.$O42]" office:value-type="float" office:value="0" calcext:value-type="float">
            <text:p/>
          </table:table-cell>
          <table:table-cell table:formula="of:=IF(BITAND([.$R42];BITLSHIFT(1;[.Y$2]))&gt;0;1;0)*[.$O42]" office:value-type="float" office:value="0" calcext:value-type="float">
            <text:p/>
          </table:table-cell>
          <table:table-cell table:formula="of:=IF(BITAND([.$R42];BITLSHIFT(1;[.Z$2]))&gt;0;1;0)*[.$O42]" office:value-type="float" office:value="0" calcext:value-type="float">
            <text:p/>
          </table:table-cell>
          <table:table-cell table:formula="of:=IF(BITAND([.$R42];BITLSHIFT(1;[.AA$2]))&gt;0;1;0)*[.$O42]" office:value-type="float" office:value="0" calcext:value-type="float">
            <text:p/>
          </table:table-cell>
          <table:table-cell table:formula="of:=IF(BITAND([.$R42];BITLSHIFT(1;[.AB$2]))&gt;0;1;0)*[.$O42]" office:value-type="float" office:value="0" calcext:value-type="float">
            <text:p/>
          </table:table-cell>
          <table:table-cell table:formula="of:=IF(BITAND([.$R42];BITLSHIFT(1;[.AC$2]))&gt;0;1;0)*[.$O42]" office:value-type="float" office:value="0" calcext:value-type="float">
            <text:p/>
          </table:table-cell>
          <table:table-cell table:formula="of:=IF(BITAND([.$R42];BITLSHIFT(1;[.AD$2]))&gt;0;1;0)*[.$O42]" office:value-type="float" office:value="0" calcext:value-type="float">
            <text:p/>
          </table:table-cell>
          <table:table-cell table:formula="of:=IF(BITAND([.$R42];BITLSHIFT(1;[.AE$2]))&gt;0;1;0)*[.$O42]" office:value-type="float" office:value="0" calcext:value-type="float">
            <text:p/>
          </table:table-cell>
          <table:table-cell table:formula="of:=IF(BITAND([.$R42];BITLSHIFT(1;[.AF$2]))&gt;0;1;0)*[.$O42]" office:value-type="float" office:value="0" calcext:value-type="float">
            <text:p/>
          </table:table-cell>
          <table:table-cell table:formula="of:=IF(BITAND([.$R42];BITLSHIFT(1;[.AG$2]))&gt;0;1;0)*[.$O42]" office:value-type="float" office:value="0" calcext:value-type="float">
            <text:p/>
          </table:table-cell>
          <table:table-cell table:formula="of:=IF(BITAND([.$R42];BITLSHIFT(1;[.AH$2]))&gt;0;1;0)*[.$O42]" office:value-type="float" office:value="0" calcext:value-type="float">
            <text:p/>
          </table:table-cell>
          <table:table-cell table:formula="of:=IF(BITAND([.$R42];BITLSHIFT(1;[.AI$2]))&gt;0;1;0)*[.$O42]" office:value-type="float" office:value="0" calcext:value-type="float">
            <text:p/>
          </table:table-cell>
          <table:table-cell table:formula="of:=IF(BITAND([.$R42];BITLSHIFT(1;[.AJ$2]))&gt;0;1;0)*[.$O42]" office:value-type="float" office:value="0" calcext:value-type="float">
            <text:p/>
          </table:table-cell>
          <table:table-cell table:formula="of:=IF(BITAND([.$R42];BITLSHIFT(1;[.AK$2]))&gt;0;1;0)*[.$O42]" office:value-type="float" office:value="0" calcext:value-type="float">
            <text:p/>
          </table:table-cell>
          <table:table-cell table:formula="of:=IF(BITAND([.$R42];BITLSHIFT(1;[.AL$2]))&gt;0;1;0)*[.$O42]" office:value-type="float" office:value="0" calcext:value-type="float">
            <text:p/>
          </table:table-cell>
          <table:table-cell table:formula="of:=IF(BITAND([.$R42];BITLSHIFT(1;[.AM$2]))&gt;0;1;0)*[.$O42]" office:value-type="float" office:value="0" calcext:value-type="float">
            <text:p/>
          </table:table-cell>
          <table:table-cell table:formula="of:=IF(BITAND([.$R42];BITLSHIFT(1;[.AN$2]))&gt;0;1;0)*[.$O42]" office:value-type="float" office:value="0" calcext:value-type="float">
            <text:p/>
          </table:table-cell>
          <table:table-cell table:formula="of:=IF(BITAND([.$R42];BITLSHIFT(1;[.AO$2]))&gt;0;1;0)*[.$O42]" office:value-type="float" office:value="0" calcext:value-type="float">
            <text:p/>
          </table:table-cell>
          <table:table-cell table:formula="of:=IF(BITAND([.$R42];BITLSHIFT(1;[.AP$2]))&gt;0;1;0)*[.$O42]" office:value-type="float" office:value="0" calcext:value-type="float">
            <text:p/>
          </table:table-cell>
          <table:table-cell table:formula="of:=IF(BITAND([.$R42];BITLSHIFT(1;[.AQ$2]))&gt;0;1;0)*[.$O42]" office:value-type="float" office:value="0" calcext:value-type="float">
            <text:p/>
          </table:table-cell>
          <table:table-cell table:formula="of:=IF(BITAND([.$R42];BITLSHIFT(1;[.AR$2]))&gt;0;1;0)*[.$O42]" office:value-type="float" office:value="0" calcext:value-type="float">
            <text:p/>
          </table:table-cell>
          <table:table-cell table:formula="of:=IF(BITAND([.$R42];BITLSHIFT(1;[.AS$2]))&gt;0;1;0)*[.$O42]" office:value-type="float" office:value="0" calcext:value-type="float">
            <text:p/>
          </table:table-cell>
          <table:table-cell table:formula="of:=IF(BITAND([.$R42];BITLSHIFT(1;[.AT$2]))&gt;0;1;0)*[.$O42]" office:value-type="float" office:value="0" calcext:value-type="float">
            <text:p/>
          </table:table-cell>
          <table:table-cell table:formula="of:=IF(BITAND([.$R42];BITLSHIFT(1;[.AU$2]))&gt;0;1;0)*[.$O42]" office:value-type="float" office:value="0" calcext:value-type="float">
            <text:p/>
          </table:table-cell>
          <table:table-cell table:formula="of:=IF(BITAND([.$R42];BITLSHIFT(1;[.AV$2]))&gt;0;1;0)*[.$O42]" office:value-type="float" office:value="0" calcext:value-type="float">
            <text:p/>
          </table:table-cell>
          <table:table-cell table:formula="of:=IF(BITAND([.$R42];BITLSHIFT(1;[.AW$2]))&gt;0;1;0)*[.$O42]" office:value-type="float" office:value="0" calcext:value-type="float">
            <text:p/>
          </table:table-cell>
          <table:table-cell table:formula="of:=IF(BITAND([.$R42];BITLSHIFT(1;[.AX$2]))&gt;0;1;0)*[.$O42]" office:value-type="float" office:value="0" calcext:value-type="float">
            <text:p/>
          </table:table-cell>
          <table:table-cell table:formula="of:=IF(BITAND([.$Q42];BITLSHIFT(1;[.AY$2]))&gt;0;1;0)*[.$O42]" office:value-type="float" office:value="0" calcext:value-type="float">
            <text:p/>
          </table:table-cell>
          <table:table-cell table:formula="of:=IF(BITAND([.$Q42];BITLSHIFT(1;[.AZ$2]))&gt;0;1;0)*[.$O42]" office:value-type="float" office:value="0" calcext:value-type="float">
            <text:p/>
          </table:table-cell>
          <table:table-cell table:formula="of:=IF(BITAND([.$Q42];BITLSHIFT(1;[.BA$2]))&gt;0;1;0)*[.$O42]" office:value-type="float" office:value="0" calcext:value-type="float">
            <text:p/>
          </table:table-cell>
          <table:table-cell table:formula="of:=IF(BITAND([.$Q42];BITLSHIFT(1;[.BB$2]))&gt;0;1;0)*[.$O42]" office:value-type="float" office:value="0" calcext:value-type="float">
            <text:p/>
          </table:table-cell>
          <table:table-cell table:formula="of:=IF(BITAND([.$Q42];BITLSHIFT(1;[.BC$2]))&gt;0;1;0)*[.$O42]" office:value-type="float" office:value="0" calcext:value-type="float">
            <text:p/>
          </table:table-cell>
          <table:table-cell table:formula="of:=IF(BITAND([.$Q42];BITLSHIFT(1;[.BD$2]))&gt;0;1;0)*[.$O42]" office:value-type="float" office:value="0" calcext:value-type="float">
            <text:p/>
          </table:table-cell>
          <table:table-cell table:formula="of:=IF(BITAND([.$Q42];BITLSHIFT(1;[.BE$2]))&gt;0;1;0)*[.$O42]" office:value-type="float" office:value="0" calcext:value-type="float">
            <text:p/>
          </table:table-cell>
          <table:table-cell table:formula="of:=IF(BITAND([.$Q42];BITLSHIFT(1;[.BF$2]))&gt;0;1;0)*[.$O42]" office:value-type="float" office:value="0" calcext:value-type="float">
            <text:p/>
          </table:table-cell>
          <table:table-cell table:formula="of:=IF(BITAND([.$Q42];BITLSHIFT(1;[.BG$2]))&gt;0;1;0)*[.$O42]" office:value-type="float" office:value="0" calcext:value-type="float">
            <text:p/>
          </table:table-cell>
          <table:table-cell table:formula="of:=IF(BITAND([.$Q42];BITLSHIFT(1;[.BH$2]))&gt;0;1;0)*[.$O42]" office:value-type="float" office:value="0" calcext:value-type="float">
            <text:p/>
          </table:table-cell>
          <table:table-cell table:formula="of:=IF(BITAND([.$Q42];BITLSHIFT(1;[.BI$2]))&gt;0;1;0)*[.$O42]" office:value-type="float" office:value="0" calcext:value-type="float">
            <text:p/>
          </table:table-cell>
          <table:table-cell table:formula="of:=IF(BITAND([.$Q42];BITLSHIFT(1;[.BJ$2]))&gt;0;1;0)*[.$O42]" office:value-type="float" office:value="0" calcext:value-type="float">
            <text:p/>
          </table:table-cell>
          <table:table-cell table:formula="of:=IF(BITAND([.$Q42];BITLSHIFT(1;[.BK$2]))&gt;0;1;0)*[.$O42]" office:value-type="float" office:value="0" calcext:value-type="float">
            <text:p/>
          </table:table-cell>
          <table:table-cell table:formula="of:=IF(BITAND([.$Q42];BITLSHIFT(1;[.BL$2]))&gt;0;1;0)*[.$O42]" office:value-type="float" office:value="0" calcext:value-type="float">
            <text:p/>
          </table:table-cell>
          <table:table-cell table:formula="of:=IF(BITAND([.$Q42];BITLSHIFT(1;[.BM$2]))&gt;0;1;0)*[.$O42]" office:value-type="float" office:value="0" calcext:value-type="float">
            <text:p/>
          </table:table-cell>
          <table:table-cell table:formula="of:=IF(BITAND([.$Q42];BITLSHIFT(1;[.BN$2]))&gt;0;1;0)*[.$O42]" office:value-type="float" office:value="0" calcext:value-type="float">
            <text:p/>
          </table:table-cell>
          <table:table-cell table:formula="of:=IF(BITAND([.$Q42];BITLSHIFT(1;[.BO$2]))&gt;0;1;0)*[.$O42]" office:value-type="float" office:value="0" calcext:value-type="float">
            <text:p/>
          </table:table-cell>
          <table:table-cell table:formula="of:=IF(BITAND([.$Q42];BITLSHIFT(1;[.BP$2]))&gt;0;1;0)*[.$O42]" office:value-type="float" office:value="0" calcext:value-type="float">
            <text:p/>
          </table:table-cell>
          <table:table-cell table:formula="of:=IF(BITAND([.$Q42];BITLSHIFT(1;[.BQ$2]))&gt;0;1;0)*[.$O42]" office:value-type="float" office:value="0" calcext:value-type="float">
            <text:p/>
          </table:table-cell>
          <table:table-cell table:formula="of:=IF(BITAND([.$Q42];BITLSHIFT(1;[.BR$2]))&gt;0;1;0)*[.$O42]" office:value-type="float" office:value="0" calcext:value-type="float">
            <text:p/>
          </table:table-cell>
          <table:table-cell table:formula="of:=IF(BITAND([.$Q42];BITLSHIFT(1;[.BS$2]))&gt;0;1;0)*[.$O42]" office:value-type="float" office:value="0" calcext:value-type="float">
            <text:p/>
          </table:table-cell>
          <table:table-cell table:formula="of:=IF(BITAND([.$Q42];BITLSHIFT(1;[.BT$2]))&gt;0;1;0)*[.$O42]" office:value-type="float" office:value="0" calcext:value-type="float">
            <text:p/>
          </table:table-cell>
          <table:table-cell table:formula="of:=IF(BITAND([.$Q42];BITLSHIFT(1;[.BU$2]))&gt;0;1;0)*[.$O42]" office:value-type="float" office:value="0" calcext:value-type="float">
            <text:p/>
          </table:table-cell>
          <table:table-cell table:formula="of:=IF(BITAND([.$Q42];BITLSHIFT(1;[.BV$2]))&gt;0;1;0)*[.$O42]" office:value-type="float" office:value="0" calcext:value-type="float">
            <text:p/>
          </table:table-cell>
          <table:table-cell table:formula="of:=IF(BITAND([.$Q42];BITLSHIFT(1;[.BW$2]))&gt;0;1;0)*[.$O42]" office:value-type="float" office:value="0" calcext:value-type="float">
            <text:p/>
          </table:table-cell>
          <table:table-cell table:formula="of:=IF(BITAND([.$Q42];BITLSHIFT(1;[.BX$2]))&gt;0;1;0)*[.$O42]" office:value-type="float" office:value="0" calcext:value-type="float">
            <text:p/>
          </table:table-cell>
          <table:table-cell table:formula="of:=IF(BITAND([.$Q42];BITLSHIFT(1;[.BY$2]))&gt;0;1;0)*[.$O42]" office:value-type="float" office:value="0" calcext:value-type="float">
            <text:p/>
          </table:table-cell>
          <table:table-cell table:formula="of:=IF(BITAND([.$Q42];BITLSHIFT(1;[.BZ$2]))&gt;0;1;0)*[.$O42]" office:value-type="float" office:value="0" calcext:value-type="float">
            <text:p/>
          </table:table-cell>
          <table:table-cell table:formula="of:=IF(BITAND([.$Q42];BITLSHIFT(1;[.CA$2]))&gt;0;1;0)*[.$O42]" office:value-type="float" office:value="0" calcext:value-type="float">
            <text:p/>
          </table:table-cell>
          <table:table-cell table:formula="of:=IF(BITAND([.$Q42];BITLSHIFT(1;[.CB$2]))&gt;0;1;0)*[.$O42]" office:value-type="float" office:value="0" calcext:value-type="float">
            <text:p/>
          </table:table-cell>
          <table:table-cell table:formula="of:=IF(BITAND([.$Q42];BITLSHIFT(1;[.CC$2]))&gt;0;1;0)*[.$O42]" office:value-type="float" office:value="0" calcext:value-type="float">
            <text:p/>
          </table:table-cell>
          <table:table-cell table:formula="of:=IF(BITAND([.$Q42];BITLSHIFT(1;[.CD$2]))&gt;0;1;0)*[.$O4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3];10) ;16)" office:value-type="float" office:value="0" calcext:value-type="float">
            <text:p/>
          </table:table-cell>
          <table:table-cell table:formula="of:=DECIMAL(RIGHT([.N43];8) ;16)" office:value-type="float" office:value="0" calcext:value-type="float">
            <text:p/>
          </table:table-cell>
          <table:table-cell table:formula="of:=IF(BITAND([.$R43];BITLSHIFT(1;[.S$2]))&gt;0;1;0)*[.$O43]" office:value-type="float" office:value="0" calcext:value-type="float">
            <text:p/>
          </table:table-cell>
          <table:table-cell table:formula="of:=IF(BITAND([.$R43];BITLSHIFT(1;[.T$2]))&gt;0;1;0)*[.$O43]" office:value-type="float" office:value="0" calcext:value-type="float">
            <text:p/>
          </table:table-cell>
          <table:table-cell table:formula="of:=IF(BITAND([.$R43];BITLSHIFT(1;[.U$2]))&gt;0;1;0)*[.$O43]" office:value-type="float" office:value="0" calcext:value-type="float">
            <text:p/>
          </table:table-cell>
          <table:table-cell table:formula="of:=IF(BITAND([.$R43];BITLSHIFT(1;[.V$2]))&gt;0;1;0)*[.$O43]" office:value-type="float" office:value="0" calcext:value-type="float">
            <text:p/>
          </table:table-cell>
          <table:table-cell table:formula="of:=IF(BITAND([.$R43];BITLSHIFT(1;[.W$2]))&gt;0;1;0)*[.$O43]" office:value-type="float" office:value="0" calcext:value-type="float">
            <text:p/>
          </table:table-cell>
          <table:table-cell table:formula="of:=IF(BITAND([.$R43];BITLSHIFT(1;[.X$2]))&gt;0;1;0)*[.$O43]" office:value-type="float" office:value="0" calcext:value-type="float">
            <text:p/>
          </table:table-cell>
          <table:table-cell table:formula="of:=IF(BITAND([.$R43];BITLSHIFT(1;[.Y$2]))&gt;0;1;0)*[.$O43]" office:value-type="float" office:value="0" calcext:value-type="float">
            <text:p/>
          </table:table-cell>
          <table:table-cell table:formula="of:=IF(BITAND([.$R43];BITLSHIFT(1;[.Z$2]))&gt;0;1;0)*[.$O43]" office:value-type="float" office:value="0" calcext:value-type="float">
            <text:p/>
          </table:table-cell>
          <table:table-cell table:formula="of:=IF(BITAND([.$R43];BITLSHIFT(1;[.AA$2]))&gt;0;1;0)*[.$O43]" office:value-type="float" office:value="0" calcext:value-type="float">
            <text:p/>
          </table:table-cell>
          <table:table-cell table:formula="of:=IF(BITAND([.$R43];BITLSHIFT(1;[.AB$2]))&gt;0;1;0)*[.$O43]" office:value-type="float" office:value="0" calcext:value-type="float">
            <text:p/>
          </table:table-cell>
          <table:table-cell table:formula="of:=IF(BITAND([.$R43];BITLSHIFT(1;[.AC$2]))&gt;0;1;0)*[.$O43]" office:value-type="float" office:value="0" calcext:value-type="float">
            <text:p/>
          </table:table-cell>
          <table:table-cell table:formula="of:=IF(BITAND([.$R43];BITLSHIFT(1;[.AD$2]))&gt;0;1;0)*[.$O43]" office:value-type="float" office:value="0" calcext:value-type="float">
            <text:p/>
          </table:table-cell>
          <table:table-cell table:formula="of:=IF(BITAND([.$R43];BITLSHIFT(1;[.AE$2]))&gt;0;1;0)*[.$O43]" office:value-type="float" office:value="0" calcext:value-type="float">
            <text:p/>
          </table:table-cell>
          <table:table-cell table:formula="of:=IF(BITAND([.$R43];BITLSHIFT(1;[.AF$2]))&gt;0;1;0)*[.$O43]" office:value-type="float" office:value="0" calcext:value-type="float">
            <text:p/>
          </table:table-cell>
          <table:table-cell table:formula="of:=IF(BITAND([.$R43];BITLSHIFT(1;[.AG$2]))&gt;0;1;0)*[.$O43]" office:value-type="float" office:value="0" calcext:value-type="float">
            <text:p/>
          </table:table-cell>
          <table:table-cell table:formula="of:=IF(BITAND([.$R43];BITLSHIFT(1;[.AH$2]))&gt;0;1;0)*[.$O43]" office:value-type="float" office:value="0" calcext:value-type="float">
            <text:p/>
          </table:table-cell>
          <table:table-cell table:formula="of:=IF(BITAND([.$R43];BITLSHIFT(1;[.AI$2]))&gt;0;1;0)*[.$O43]" office:value-type="float" office:value="0" calcext:value-type="float">
            <text:p/>
          </table:table-cell>
          <table:table-cell table:formula="of:=IF(BITAND([.$R43];BITLSHIFT(1;[.AJ$2]))&gt;0;1;0)*[.$O43]" office:value-type="float" office:value="0" calcext:value-type="float">
            <text:p/>
          </table:table-cell>
          <table:table-cell table:formula="of:=IF(BITAND([.$R43];BITLSHIFT(1;[.AK$2]))&gt;0;1;0)*[.$O43]" office:value-type="float" office:value="0" calcext:value-type="float">
            <text:p/>
          </table:table-cell>
          <table:table-cell table:formula="of:=IF(BITAND([.$R43];BITLSHIFT(1;[.AL$2]))&gt;0;1;0)*[.$O43]" office:value-type="float" office:value="0" calcext:value-type="float">
            <text:p/>
          </table:table-cell>
          <table:table-cell table:formula="of:=IF(BITAND([.$R43];BITLSHIFT(1;[.AM$2]))&gt;0;1;0)*[.$O43]" office:value-type="float" office:value="0" calcext:value-type="float">
            <text:p/>
          </table:table-cell>
          <table:table-cell table:formula="of:=IF(BITAND([.$R43];BITLSHIFT(1;[.AN$2]))&gt;0;1;0)*[.$O43]" office:value-type="float" office:value="0" calcext:value-type="float">
            <text:p/>
          </table:table-cell>
          <table:table-cell table:formula="of:=IF(BITAND([.$R43];BITLSHIFT(1;[.AO$2]))&gt;0;1;0)*[.$O43]" office:value-type="float" office:value="0" calcext:value-type="float">
            <text:p/>
          </table:table-cell>
          <table:table-cell table:formula="of:=IF(BITAND([.$R43];BITLSHIFT(1;[.AP$2]))&gt;0;1;0)*[.$O43]" office:value-type="float" office:value="0" calcext:value-type="float">
            <text:p/>
          </table:table-cell>
          <table:table-cell table:formula="of:=IF(BITAND([.$R43];BITLSHIFT(1;[.AQ$2]))&gt;0;1;0)*[.$O43]" office:value-type="float" office:value="0" calcext:value-type="float">
            <text:p/>
          </table:table-cell>
          <table:table-cell table:formula="of:=IF(BITAND([.$R43];BITLSHIFT(1;[.AR$2]))&gt;0;1;0)*[.$O43]" office:value-type="float" office:value="0" calcext:value-type="float">
            <text:p/>
          </table:table-cell>
          <table:table-cell table:formula="of:=IF(BITAND([.$R43];BITLSHIFT(1;[.AS$2]))&gt;0;1;0)*[.$O43]" office:value-type="float" office:value="0" calcext:value-type="float">
            <text:p/>
          </table:table-cell>
          <table:table-cell table:formula="of:=IF(BITAND([.$R43];BITLSHIFT(1;[.AT$2]))&gt;0;1;0)*[.$O43]" office:value-type="float" office:value="0" calcext:value-type="float">
            <text:p/>
          </table:table-cell>
          <table:table-cell table:formula="of:=IF(BITAND([.$R43];BITLSHIFT(1;[.AU$2]))&gt;0;1;0)*[.$O43]" office:value-type="float" office:value="0" calcext:value-type="float">
            <text:p/>
          </table:table-cell>
          <table:table-cell table:formula="of:=IF(BITAND([.$R43];BITLSHIFT(1;[.AV$2]))&gt;0;1;0)*[.$O43]" office:value-type="float" office:value="0" calcext:value-type="float">
            <text:p/>
          </table:table-cell>
          <table:table-cell table:formula="of:=IF(BITAND([.$R43];BITLSHIFT(1;[.AW$2]))&gt;0;1;0)*[.$O43]" office:value-type="float" office:value="0" calcext:value-type="float">
            <text:p/>
          </table:table-cell>
          <table:table-cell table:formula="of:=IF(BITAND([.$R43];BITLSHIFT(1;[.AX$2]))&gt;0;1;0)*[.$O43]" office:value-type="float" office:value="0" calcext:value-type="float">
            <text:p/>
          </table:table-cell>
          <table:table-cell table:formula="of:=IF(BITAND([.$Q43];BITLSHIFT(1;[.AY$2]))&gt;0;1;0)*[.$O43]" office:value-type="float" office:value="0" calcext:value-type="float">
            <text:p/>
          </table:table-cell>
          <table:table-cell table:formula="of:=IF(BITAND([.$Q43];BITLSHIFT(1;[.AZ$2]))&gt;0;1;0)*[.$O43]" office:value-type="float" office:value="0" calcext:value-type="float">
            <text:p/>
          </table:table-cell>
          <table:table-cell table:formula="of:=IF(BITAND([.$Q43];BITLSHIFT(1;[.BA$2]))&gt;0;1;0)*[.$O43]" office:value-type="float" office:value="0" calcext:value-type="float">
            <text:p/>
          </table:table-cell>
          <table:table-cell table:formula="of:=IF(BITAND([.$Q43];BITLSHIFT(1;[.BB$2]))&gt;0;1;0)*[.$O43]" office:value-type="float" office:value="0" calcext:value-type="float">
            <text:p/>
          </table:table-cell>
          <table:table-cell table:formula="of:=IF(BITAND([.$Q43];BITLSHIFT(1;[.BC$2]))&gt;0;1;0)*[.$O43]" office:value-type="float" office:value="0" calcext:value-type="float">
            <text:p/>
          </table:table-cell>
          <table:table-cell table:formula="of:=IF(BITAND([.$Q43];BITLSHIFT(1;[.BD$2]))&gt;0;1;0)*[.$O43]" office:value-type="float" office:value="0" calcext:value-type="float">
            <text:p/>
          </table:table-cell>
          <table:table-cell table:formula="of:=IF(BITAND([.$Q43];BITLSHIFT(1;[.BE$2]))&gt;0;1;0)*[.$O43]" office:value-type="float" office:value="0" calcext:value-type="float">
            <text:p/>
          </table:table-cell>
          <table:table-cell table:formula="of:=IF(BITAND([.$Q43];BITLSHIFT(1;[.BF$2]))&gt;0;1;0)*[.$O43]" office:value-type="float" office:value="0" calcext:value-type="float">
            <text:p/>
          </table:table-cell>
          <table:table-cell table:formula="of:=IF(BITAND([.$Q43];BITLSHIFT(1;[.BG$2]))&gt;0;1;0)*[.$O43]" office:value-type="float" office:value="0" calcext:value-type="float">
            <text:p/>
          </table:table-cell>
          <table:table-cell table:formula="of:=IF(BITAND([.$Q43];BITLSHIFT(1;[.BH$2]))&gt;0;1;0)*[.$O43]" office:value-type="float" office:value="0" calcext:value-type="float">
            <text:p/>
          </table:table-cell>
          <table:table-cell table:formula="of:=IF(BITAND([.$Q43];BITLSHIFT(1;[.BI$2]))&gt;0;1;0)*[.$O43]" office:value-type="float" office:value="0" calcext:value-type="float">
            <text:p/>
          </table:table-cell>
          <table:table-cell table:formula="of:=IF(BITAND([.$Q43];BITLSHIFT(1;[.BJ$2]))&gt;0;1;0)*[.$O43]" office:value-type="float" office:value="0" calcext:value-type="float">
            <text:p/>
          </table:table-cell>
          <table:table-cell table:formula="of:=IF(BITAND([.$Q43];BITLSHIFT(1;[.BK$2]))&gt;0;1;0)*[.$O43]" office:value-type="float" office:value="0" calcext:value-type="float">
            <text:p/>
          </table:table-cell>
          <table:table-cell table:formula="of:=IF(BITAND([.$Q43];BITLSHIFT(1;[.BL$2]))&gt;0;1;0)*[.$O43]" office:value-type="float" office:value="0" calcext:value-type="float">
            <text:p/>
          </table:table-cell>
          <table:table-cell table:formula="of:=IF(BITAND([.$Q43];BITLSHIFT(1;[.BM$2]))&gt;0;1;0)*[.$O43]" office:value-type="float" office:value="0" calcext:value-type="float">
            <text:p/>
          </table:table-cell>
          <table:table-cell table:formula="of:=IF(BITAND([.$Q43];BITLSHIFT(1;[.BN$2]))&gt;0;1;0)*[.$O43]" office:value-type="float" office:value="0" calcext:value-type="float">
            <text:p/>
          </table:table-cell>
          <table:table-cell table:formula="of:=IF(BITAND([.$Q43];BITLSHIFT(1;[.BO$2]))&gt;0;1;0)*[.$O43]" office:value-type="float" office:value="0" calcext:value-type="float">
            <text:p/>
          </table:table-cell>
          <table:table-cell table:formula="of:=IF(BITAND([.$Q43];BITLSHIFT(1;[.BP$2]))&gt;0;1;0)*[.$O43]" office:value-type="float" office:value="0" calcext:value-type="float">
            <text:p/>
          </table:table-cell>
          <table:table-cell table:formula="of:=IF(BITAND([.$Q43];BITLSHIFT(1;[.BQ$2]))&gt;0;1;0)*[.$O43]" office:value-type="float" office:value="0" calcext:value-type="float">
            <text:p/>
          </table:table-cell>
          <table:table-cell table:formula="of:=IF(BITAND([.$Q43];BITLSHIFT(1;[.BR$2]))&gt;0;1;0)*[.$O43]" office:value-type="float" office:value="0" calcext:value-type="float">
            <text:p/>
          </table:table-cell>
          <table:table-cell table:formula="of:=IF(BITAND([.$Q43];BITLSHIFT(1;[.BS$2]))&gt;0;1;0)*[.$O43]" office:value-type="float" office:value="0" calcext:value-type="float">
            <text:p/>
          </table:table-cell>
          <table:table-cell table:formula="of:=IF(BITAND([.$Q43];BITLSHIFT(1;[.BT$2]))&gt;0;1;0)*[.$O43]" office:value-type="float" office:value="0" calcext:value-type="float">
            <text:p/>
          </table:table-cell>
          <table:table-cell table:formula="of:=IF(BITAND([.$Q43];BITLSHIFT(1;[.BU$2]))&gt;0;1;0)*[.$O43]" office:value-type="float" office:value="0" calcext:value-type="float">
            <text:p/>
          </table:table-cell>
          <table:table-cell table:formula="of:=IF(BITAND([.$Q43];BITLSHIFT(1;[.BV$2]))&gt;0;1;0)*[.$O43]" office:value-type="float" office:value="0" calcext:value-type="float">
            <text:p/>
          </table:table-cell>
          <table:table-cell table:formula="of:=IF(BITAND([.$Q43];BITLSHIFT(1;[.BW$2]))&gt;0;1;0)*[.$O43]" office:value-type="float" office:value="0" calcext:value-type="float">
            <text:p/>
          </table:table-cell>
          <table:table-cell table:formula="of:=IF(BITAND([.$Q43];BITLSHIFT(1;[.BX$2]))&gt;0;1;0)*[.$O43]" office:value-type="float" office:value="0" calcext:value-type="float">
            <text:p/>
          </table:table-cell>
          <table:table-cell table:formula="of:=IF(BITAND([.$Q43];BITLSHIFT(1;[.BY$2]))&gt;0;1;0)*[.$O43]" office:value-type="float" office:value="0" calcext:value-type="float">
            <text:p/>
          </table:table-cell>
          <table:table-cell table:formula="of:=IF(BITAND([.$Q43];BITLSHIFT(1;[.BZ$2]))&gt;0;1;0)*[.$O43]" office:value-type="float" office:value="0" calcext:value-type="float">
            <text:p/>
          </table:table-cell>
          <table:table-cell table:formula="of:=IF(BITAND([.$Q43];BITLSHIFT(1;[.CA$2]))&gt;0;1;0)*[.$O43]" office:value-type="float" office:value="0" calcext:value-type="float">
            <text:p/>
          </table:table-cell>
          <table:table-cell table:formula="of:=IF(BITAND([.$Q43];BITLSHIFT(1;[.CB$2]))&gt;0;1;0)*[.$O43]" office:value-type="float" office:value="0" calcext:value-type="float">
            <text:p/>
          </table:table-cell>
          <table:table-cell table:formula="of:=IF(BITAND([.$Q43];BITLSHIFT(1;[.CC$2]))&gt;0;1;0)*[.$O43]" office:value-type="float" office:value="0" calcext:value-type="float">
            <text:p/>
          </table:table-cell>
          <table:table-cell table:formula="of:=IF(BITAND([.$Q43];BITLSHIFT(1;[.CD$2]))&gt;0;1;0)*[.$O4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4];10) ;16)" office:value-type="float" office:value="0" calcext:value-type="float">
            <text:p/>
          </table:table-cell>
          <table:table-cell table:formula="of:=DECIMAL(RIGHT([.N44];8) ;16)" office:value-type="float" office:value="0" calcext:value-type="float">
            <text:p/>
          </table:table-cell>
          <table:table-cell table:formula="of:=IF(BITAND([.$R44];BITLSHIFT(1;[.S$2]))&gt;0;1;0)*[.$O44]" office:value-type="float" office:value="0" calcext:value-type="float">
            <text:p/>
          </table:table-cell>
          <table:table-cell table:formula="of:=IF(BITAND([.$R44];BITLSHIFT(1;[.T$2]))&gt;0;1;0)*[.$O44]" office:value-type="float" office:value="0" calcext:value-type="float">
            <text:p/>
          </table:table-cell>
          <table:table-cell table:formula="of:=IF(BITAND([.$R44];BITLSHIFT(1;[.U$2]))&gt;0;1;0)*[.$O44]" office:value-type="float" office:value="0" calcext:value-type="float">
            <text:p/>
          </table:table-cell>
          <table:table-cell table:formula="of:=IF(BITAND([.$R44];BITLSHIFT(1;[.V$2]))&gt;0;1;0)*[.$O44]" office:value-type="float" office:value="0" calcext:value-type="float">
            <text:p/>
          </table:table-cell>
          <table:table-cell table:formula="of:=IF(BITAND([.$R44];BITLSHIFT(1;[.W$2]))&gt;0;1;0)*[.$O44]" office:value-type="float" office:value="0" calcext:value-type="float">
            <text:p/>
          </table:table-cell>
          <table:table-cell table:formula="of:=IF(BITAND([.$R44];BITLSHIFT(1;[.X$2]))&gt;0;1;0)*[.$O44]" office:value-type="float" office:value="0" calcext:value-type="float">
            <text:p/>
          </table:table-cell>
          <table:table-cell table:formula="of:=IF(BITAND([.$R44];BITLSHIFT(1;[.Y$2]))&gt;0;1;0)*[.$O44]" office:value-type="float" office:value="0" calcext:value-type="float">
            <text:p/>
          </table:table-cell>
          <table:table-cell table:formula="of:=IF(BITAND([.$R44];BITLSHIFT(1;[.Z$2]))&gt;0;1;0)*[.$O44]" office:value-type="float" office:value="0" calcext:value-type="float">
            <text:p/>
          </table:table-cell>
          <table:table-cell table:formula="of:=IF(BITAND([.$R44];BITLSHIFT(1;[.AA$2]))&gt;0;1;0)*[.$O44]" office:value-type="float" office:value="0" calcext:value-type="float">
            <text:p/>
          </table:table-cell>
          <table:table-cell table:formula="of:=IF(BITAND([.$R44];BITLSHIFT(1;[.AB$2]))&gt;0;1;0)*[.$O44]" office:value-type="float" office:value="0" calcext:value-type="float">
            <text:p/>
          </table:table-cell>
          <table:table-cell table:formula="of:=IF(BITAND([.$R44];BITLSHIFT(1;[.AC$2]))&gt;0;1;0)*[.$O44]" office:value-type="float" office:value="0" calcext:value-type="float">
            <text:p/>
          </table:table-cell>
          <table:table-cell table:formula="of:=IF(BITAND([.$R44];BITLSHIFT(1;[.AD$2]))&gt;0;1;0)*[.$O44]" office:value-type="float" office:value="0" calcext:value-type="float">
            <text:p/>
          </table:table-cell>
          <table:table-cell table:formula="of:=IF(BITAND([.$R44];BITLSHIFT(1;[.AE$2]))&gt;0;1;0)*[.$O44]" office:value-type="float" office:value="0" calcext:value-type="float">
            <text:p/>
          </table:table-cell>
          <table:table-cell table:formula="of:=IF(BITAND([.$R44];BITLSHIFT(1;[.AF$2]))&gt;0;1;0)*[.$O44]" office:value-type="float" office:value="0" calcext:value-type="float">
            <text:p/>
          </table:table-cell>
          <table:table-cell table:formula="of:=IF(BITAND([.$R44];BITLSHIFT(1;[.AG$2]))&gt;0;1;0)*[.$O44]" office:value-type="float" office:value="0" calcext:value-type="float">
            <text:p/>
          </table:table-cell>
          <table:table-cell table:formula="of:=IF(BITAND([.$R44];BITLSHIFT(1;[.AH$2]))&gt;0;1;0)*[.$O44]" office:value-type="float" office:value="0" calcext:value-type="float">
            <text:p/>
          </table:table-cell>
          <table:table-cell table:formula="of:=IF(BITAND([.$R44];BITLSHIFT(1;[.AI$2]))&gt;0;1;0)*[.$O44]" office:value-type="float" office:value="0" calcext:value-type="float">
            <text:p/>
          </table:table-cell>
          <table:table-cell table:formula="of:=IF(BITAND([.$R44];BITLSHIFT(1;[.AJ$2]))&gt;0;1;0)*[.$O44]" office:value-type="float" office:value="0" calcext:value-type="float">
            <text:p/>
          </table:table-cell>
          <table:table-cell table:formula="of:=IF(BITAND([.$R44];BITLSHIFT(1;[.AK$2]))&gt;0;1;0)*[.$O44]" office:value-type="float" office:value="0" calcext:value-type="float">
            <text:p/>
          </table:table-cell>
          <table:table-cell table:formula="of:=IF(BITAND([.$R44];BITLSHIFT(1;[.AL$2]))&gt;0;1;0)*[.$O44]" office:value-type="float" office:value="0" calcext:value-type="float">
            <text:p/>
          </table:table-cell>
          <table:table-cell table:formula="of:=IF(BITAND([.$R44];BITLSHIFT(1;[.AM$2]))&gt;0;1;0)*[.$O44]" office:value-type="float" office:value="0" calcext:value-type="float">
            <text:p/>
          </table:table-cell>
          <table:table-cell table:formula="of:=IF(BITAND([.$R44];BITLSHIFT(1;[.AN$2]))&gt;0;1;0)*[.$O44]" office:value-type="float" office:value="0" calcext:value-type="float">
            <text:p/>
          </table:table-cell>
          <table:table-cell table:formula="of:=IF(BITAND([.$R44];BITLSHIFT(1;[.AO$2]))&gt;0;1;0)*[.$O44]" office:value-type="float" office:value="0" calcext:value-type="float">
            <text:p/>
          </table:table-cell>
          <table:table-cell table:formula="of:=IF(BITAND([.$R44];BITLSHIFT(1;[.AP$2]))&gt;0;1;0)*[.$O44]" office:value-type="float" office:value="0" calcext:value-type="float">
            <text:p/>
          </table:table-cell>
          <table:table-cell table:formula="of:=IF(BITAND([.$R44];BITLSHIFT(1;[.AQ$2]))&gt;0;1;0)*[.$O44]" office:value-type="float" office:value="0" calcext:value-type="float">
            <text:p/>
          </table:table-cell>
          <table:table-cell table:formula="of:=IF(BITAND([.$R44];BITLSHIFT(1;[.AR$2]))&gt;0;1;0)*[.$O44]" office:value-type="float" office:value="0" calcext:value-type="float">
            <text:p/>
          </table:table-cell>
          <table:table-cell table:formula="of:=IF(BITAND([.$R44];BITLSHIFT(1;[.AS$2]))&gt;0;1;0)*[.$O44]" office:value-type="float" office:value="0" calcext:value-type="float">
            <text:p/>
          </table:table-cell>
          <table:table-cell table:formula="of:=IF(BITAND([.$R44];BITLSHIFT(1;[.AT$2]))&gt;0;1;0)*[.$O44]" office:value-type="float" office:value="0" calcext:value-type="float">
            <text:p/>
          </table:table-cell>
          <table:table-cell table:formula="of:=IF(BITAND([.$R44];BITLSHIFT(1;[.AU$2]))&gt;0;1;0)*[.$O44]" office:value-type="float" office:value="0" calcext:value-type="float">
            <text:p/>
          </table:table-cell>
          <table:table-cell table:formula="of:=IF(BITAND([.$R44];BITLSHIFT(1;[.AV$2]))&gt;0;1;0)*[.$O44]" office:value-type="float" office:value="0" calcext:value-type="float">
            <text:p/>
          </table:table-cell>
          <table:table-cell table:formula="of:=IF(BITAND([.$R44];BITLSHIFT(1;[.AW$2]))&gt;0;1;0)*[.$O44]" office:value-type="float" office:value="0" calcext:value-type="float">
            <text:p/>
          </table:table-cell>
          <table:table-cell table:formula="of:=IF(BITAND([.$R44];BITLSHIFT(1;[.AX$2]))&gt;0;1;0)*[.$O44]" office:value-type="float" office:value="0" calcext:value-type="float">
            <text:p/>
          </table:table-cell>
          <table:table-cell table:formula="of:=IF(BITAND([.$Q44];BITLSHIFT(1;[.AY$2]))&gt;0;1;0)*[.$O44]" office:value-type="float" office:value="0" calcext:value-type="float">
            <text:p/>
          </table:table-cell>
          <table:table-cell table:formula="of:=IF(BITAND([.$Q44];BITLSHIFT(1;[.AZ$2]))&gt;0;1;0)*[.$O44]" office:value-type="float" office:value="0" calcext:value-type="float">
            <text:p/>
          </table:table-cell>
          <table:table-cell table:formula="of:=IF(BITAND([.$Q44];BITLSHIFT(1;[.BA$2]))&gt;0;1;0)*[.$O44]" office:value-type="float" office:value="0" calcext:value-type="float">
            <text:p/>
          </table:table-cell>
          <table:table-cell table:formula="of:=IF(BITAND([.$Q44];BITLSHIFT(1;[.BB$2]))&gt;0;1;0)*[.$O44]" office:value-type="float" office:value="0" calcext:value-type="float">
            <text:p/>
          </table:table-cell>
          <table:table-cell table:formula="of:=IF(BITAND([.$Q44];BITLSHIFT(1;[.BC$2]))&gt;0;1;0)*[.$O44]" office:value-type="float" office:value="0" calcext:value-type="float">
            <text:p/>
          </table:table-cell>
          <table:table-cell table:formula="of:=IF(BITAND([.$Q44];BITLSHIFT(1;[.BD$2]))&gt;0;1;0)*[.$O44]" office:value-type="float" office:value="0" calcext:value-type="float">
            <text:p/>
          </table:table-cell>
          <table:table-cell table:formula="of:=IF(BITAND([.$Q44];BITLSHIFT(1;[.BE$2]))&gt;0;1;0)*[.$O44]" office:value-type="float" office:value="0" calcext:value-type="float">
            <text:p/>
          </table:table-cell>
          <table:table-cell table:formula="of:=IF(BITAND([.$Q44];BITLSHIFT(1;[.BF$2]))&gt;0;1;0)*[.$O44]" office:value-type="float" office:value="0" calcext:value-type="float">
            <text:p/>
          </table:table-cell>
          <table:table-cell table:formula="of:=IF(BITAND([.$Q44];BITLSHIFT(1;[.BG$2]))&gt;0;1;0)*[.$O44]" office:value-type="float" office:value="0" calcext:value-type="float">
            <text:p/>
          </table:table-cell>
          <table:table-cell table:formula="of:=IF(BITAND([.$Q44];BITLSHIFT(1;[.BH$2]))&gt;0;1;0)*[.$O44]" office:value-type="float" office:value="0" calcext:value-type="float">
            <text:p/>
          </table:table-cell>
          <table:table-cell table:formula="of:=IF(BITAND([.$Q44];BITLSHIFT(1;[.BI$2]))&gt;0;1;0)*[.$O44]" office:value-type="float" office:value="0" calcext:value-type="float">
            <text:p/>
          </table:table-cell>
          <table:table-cell table:formula="of:=IF(BITAND([.$Q44];BITLSHIFT(1;[.BJ$2]))&gt;0;1;0)*[.$O44]" office:value-type="float" office:value="0" calcext:value-type="float">
            <text:p/>
          </table:table-cell>
          <table:table-cell table:formula="of:=IF(BITAND([.$Q44];BITLSHIFT(1;[.BK$2]))&gt;0;1;0)*[.$O44]" office:value-type="float" office:value="0" calcext:value-type="float">
            <text:p/>
          </table:table-cell>
          <table:table-cell table:formula="of:=IF(BITAND([.$Q44];BITLSHIFT(1;[.BL$2]))&gt;0;1;0)*[.$O44]" office:value-type="float" office:value="0" calcext:value-type="float">
            <text:p/>
          </table:table-cell>
          <table:table-cell table:formula="of:=IF(BITAND([.$Q44];BITLSHIFT(1;[.BM$2]))&gt;0;1;0)*[.$O44]" office:value-type="float" office:value="0" calcext:value-type="float">
            <text:p/>
          </table:table-cell>
          <table:table-cell table:formula="of:=IF(BITAND([.$Q44];BITLSHIFT(1;[.BN$2]))&gt;0;1;0)*[.$O44]" office:value-type="float" office:value="0" calcext:value-type="float">
            <text:p/>
          </table:table-cell>
          <table:table-cell table:formula="of:=IF(BITAND([.$Q44];BITLSHIFT(1;[.BO$2]))&gt;0;1;0)*[.$O44]" office:value-type="float" office:value="0" calcext:value-type="float">
            <text:p/>
          </table:table-cell>
          <table:table-cell table:formula="of:=IF(BITAND([.$Q44];BITLSHIFT(1;[.BP$2]))&gt;0;1;0)*[.$O44]" office:value-type="float" office:value="0" calcext:value-type="float">
            <text:p/>
          </table:table-cell>
          <table:table-cell table:formula="of:=IF(BITAND([.$Q44];BITLSHIFT(1;[.BQ$2]))&gt;0;1;0)*[.$O44]" office:value-type="float" office:value="0" calcext:value-type="float">
            <text:p/>
          </table:table-cell>
          <table:table-cell table:formula="of:=IF(BITAND([.$Q44];BITLSHIFT(1;[.BR$2]))&gt;0;1;0)*[.$O44]" office:value-type="float" office:value="0" calcext:value-type="float">
            <text:p/>
          </table:table-cell>
          <table:table-cell table:formula="of:=IF(BITAND([.$Q44];BITLSHIFT(1;[.BS$2]))&gt;0;1;0)*[.$O44]" office:value-type="float" office:value="0" calcext:value-type="float">
            <text:p/>
          </table:table-cell>
          <table:table-cell table:formula="of:=IF(BITAND([.$Q44];BITLSHIFT(1;[.BT$2]))&gt;0;1;0)*[.$O44]" office:value-type="float" office:value="0" calcext:value-type="float">
            <text:p/>
          </table:table-cell>
          <table:table-cell table:formula="of:=IF(BITAND([.$Q44];BITLSHIFT(1;[.BU$2]))&gt;0;1;0)*[.$O44]" office:value-type="float" office:value="0" calcext:value-type="float">
            <text:p/>
          </table:table-cell>
          <table:table-cell table:formula="of:=IF(BITAND([.$Q44];BITLSHIFT(1;[.BV$2]))&gt;0;1;0)*[.$O44]" office:value-type="float" office:value="0" calcext:value-type="float">
            <text:p/>
          </table:table-cell>
          <table:table-cell table:formula="of:=IF(BITAND([.$Q44];BITLSHIFT(1;[.BW$2]))&gt;0;1;0)*[.$O44]" office:value-type="float" office:value="0" calcext:value-type="float">
            <text:p/>
          </table:table-cell>
          <table:table-cell table:formula="of:=IF(BITAND([.$Q44];BITLSHIFT(1;[.BX$2]))&gt;0;1;0)*[.$O44]" office:value-type="float" office:value="0" calcext:value-type="float">
            <text:p/>
          </table:table-cell>
          <table:table-cell table:formula="of:=IF(BITAND([.$Q44];BITLSHIFT(1;[.BY$2]))&gt;0;1;0)*[.$O44]" office:value-type="float" office:value="0" calcext:value-type="float">
            <text:p/>
          </table:table-cell>
          <table:table-cell table:formula="of:=IF(BITAND([.$Q44];BITLSHIFT(1;[.BZ$2]))&gt;0;1;0)*[.$O44]" office:value-type="float" office:value="0" calcext:value-type="float">
            <text:p/>
          </table:table-cell>
          <table:table-cell table:formula="of:=IF(BITAND([.$Q44];BITLSHIFT(1;[.CA$2]))&gt;0;1;0)*[.$O44]" office:value-type="float" office:value="0" calcext:value-type="float">
            <text:p/>
          </table:table-cell>
          <table:table-cell table:formula="of:=IF(BITAND([.$Q44];BITLSHIFT(1;[.CB$2]))&gt;0;1;0)*[.$O44]" office:value-type="float" office:value="0" calcext:value-type="float">
            <text:p/>
          </table:table-cell>
          <table:table-cell table:formula="of:=IF(BITAND([.$Q44];BITLSHIFT(1;[.CC$2]))&gt;0;1;0)*[.$O44]" office:value-type="float" office:value="0" calcext:value-type="float">
            <text:p/>
          </table:table-cell>
          <table:table-cell table:formula="of:=IF(BITAND([.$Q44];BITLSHIFT(1;[.CD$2]))&gt;0;1;0)*[.$O4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5];10) ;16)" office:value-type="float" office:value="0" calcext:value-type="float">
            <text:p/>
          </table:table-cell>
          <table:table-cell table:formula="of:=DECIMAL(RIGHT([.N45];8) ;16)" office:value-type="float" office:value="0" calcext:value-type="float">
            <text:p/>
          </table:table-cell>
          <table:table-cell table:formula="of:=IF(BITAND([.$R45];BITLSHIFT(1;[.S$2]))&gt;0;1;0)*[.$O45]" office:value-type="float" office:value="0" calcext:value-type="float">
            <text:p/>
          </table:table-cell>
          <table:table-cell table:formula="of:=IF(BITAND([.$R45];BITLSHIFT(1;[.T$2]))&gt;0;1;0)*[.$O45]" office:value-type="float" office:value="0" calcext:value-type="float">
            <text:p/>
          </table:table-cell>
          <table:table-cell table:formula="of:=IF(BITAND([.$R45];BITLSHIFT(1;[.U$2]))&gt;0;1;0)*[.$O45]" office:value-type="float" office:value="0" calcext:value-type="float">
            <text:p/>
          </table:table-cell>
          <table:table-cell table:formula="of:=IF(BITAND([.$R45];BITLSHIFT(1;[.V$2]))&gt;0;1;0)*[.$O45]" office:value-type="float" office:value="0" calcext:value-type="float">
            <text:p/>
          </table:table-cell>
          <table:table-cell table:formula="of:=IF(BITAND([.$R45];BITLSHIFT(1;[.W$2]))&gt;0;1;0)*[.$O45]" office:value-type="float" office:value="0" calcext:value-type="float">
            <text:p/>
          </table:table-cell>
          <table:table-cell table:formula="of:=IF(BITAND([.$R45];BITLSHIFT(1;[.X$2]))&gt;0;1;0)*[.$O45]" office:value-type="float" office:value="0" calcext:value-type="float">
            <text:p/>
          </table:table-cell>
          <table:table-cell table:formula="of:=IF(BITAND([.$R45];BITLSHIFT(1;[.Y$2]))&gt;0;1;0)*[.$O45]" office:value-type="float" office:value="0" calcext:value-type="float">
            <text:p/>
          </table:table-cell>
          <table:table-cell table:formula="of:=IF(BITAND([.$R45];BITLSHIFT(1;[.Z$2]))&gt;0;1;0)*[.$O45]" office:value-type="float" office:value="0" calcext:value-type="float">
            <text:p/>
          </table:table-cell>
          <table:table-cell table:formula="of:=IF(BITAND([.$R45];BITLSHIFT(1;[.AA$2]))&gt;0;1;0)*[.$O45]" office:value-type="float" office:value="0" calcext:value-type="float">
            <text:p/>
          </table:table-cell>
          <table:table-cell table:formula="of:=IF(BITAND([.$R45];BITLSHIFT(1;[.AB$2]))&gt;0;1;0)*[.$O45]" office:value-type="float" office:value="0" calcext:value-type="float">
            <text:p/>
          </table:table-cell>
          <table:table-cell table:formula="of:=IF(BITAND([.$R45];BITLSHIFT(1;[.AC$2]))&gt;0;1;0)*[.$O45]" office:value-type="float" office:value="0" calcext:value-type="float">
            <text:p/>
          </table:table-cell>
          <table:table-cell table:formula="of:=IF(BITAND([.$R45];BITLSHIFT(1;[.AD$2]))&gt;0;1;0)*[.$O45]" office:value-type="float" office:value="0" calcext:value-type="float">
            <text:p/>
          </table:table-cell>
          <table:table-cell table:formula="of:=IF(BITAND([.$R45];BITLSHIFT(1;[.AE$2]))&gt;0;1;0)*[.$O45]" office:value-type="float" office:value="0" calcext:value-type="float">
            <text:p/>
          </table:table-cell>
          <table:table-cell table:formula="of:=IF(BITAND([.$R45];BITLSHIFT(1;[.AF$2]))&gt;0;1;0)*[.$O45]" office:value-type="float" office:value="0" calcext:value-type="float">
            <text:p/>
          </table:table-cell>
          <table:table-cell table:formula="of:=IF(BITAND([.$R45];BITLSHIFT(1;[.AG$2]))&gt;0;1;0)*[.$O45]" office:value-type="float" office:value="0" calcext:value-type="float">
            <text:p/>
          </table:table-cell>
          <table:table-cell table:formula="of:=IF(BITAND([.$R45];BITLSHIFT(1;[.AH$2]))&gt;0;1;0)*[.$O45]" office:value-type="float" office:value="0" calcext:value-type="float">
            <text:p/>
          </table:table-cell>
          <table:table-cell table:formula="of:=IF(BITAND([.$R45];BITLSHIFT(1;[.AI$2]))&gt;0;1;0)*[.$O45]" office:value-type="float" office:value="0" calcext:value-type="float">
            <text:p/>
          </table:table-cell>
          <table:table-cell table:formula="of:=IF(BITAND([.$R45];BITLSHIFT(1;[.AJ$2]))&gt;0;1;0)*[.$O45]" office:value-type="float" office:value="0" calcext:value-type="float">
            <text:p/>
          </table:table-cell>
          <table:table-cell table:formula="of:=IF(BITAND([.$R45];BITLSHIFT(1;[.AK$2]))&gt;0;1;0)*[.$O45]" office:value-type="float" office:value="0" calcext:value-type="float">
            <text:p/>
          </table:table-cell>
          <table:table-cell table:formula="of:=IF(BITAND([.$R45];BITLSHIFT(1;[.AL$2]))&gt;0;1;0)*[.$O45]" office:value-type="float" office:value="0" calcext:value-type="float">
            <text:p/>
          </table:table-cell>
          <table:table-cell table:formula="of:=IF(BITAND([.$R45];BITLSHIFT(1;[.AM$2]))&gt;0;1;0)*[.$O45]" office:value-type="float" office:value="0" calcext:value-type="float">
            <text:p/>
          </table:table-cell>
          <table:table-cell table:formula="of:=IF(BITAND([.$R45];BITLSHIFT(1;[.AN$2]))&gt;0;1;0)*[.$O45]" office:value-type="float" office:value="0" calcext:value-type="float">
            <text:p/>
          </table:table-cell>
          <table:table-cell table:formula="of:=IF(BITAND([.$R45];BITLSHIFT(1;[.AO$2]))&gt;0;1;0)*[.$O45]" office:value-type="float" office:value="0" calcext:value-type="float">
            <text:p/>
          </table:table-cell>
          <table:table-cell table:formula="of:=IF(BITAND([.$R45];BITLSHIFT(1;[.AP$2]))&gt;0;1;0)*[.$O45]" office:value-type="float" office:value="0" calcext:value-type="float">
            <text:p/>
          </table:table-cell>
          <table:table-cell table:formula="of:=IF(BITAND([.$R45];BITLSHIFT(1;[.AQ$2]))&gt;0;1;0)*[.$O45]" office:value-type="float" office:value="0" calcext:value-type="float">
            <text:p/>
          </table:table-cell>
          <table:table-cell table:formula="of:=IF(BITAND([.$R45];BITLSHIFT(1;[.AR$2]))&gt;0;1;0)*[.$O45]" office:value-type="float" office:value="0" calcext:value-type="float">
            <text:p/>
          </table:table-cell>
          <table:table-cell table:formula="of:=IF(BITAND([.$R45];BITLSHIFT(1;[.AS$2]))&gt;0;1;0)*[.$O45]" office:value-type="float" office:value="0" calcext:value-type="float">
            <text:p/>
          </table:table-cell>
          <table:table-cell table:formula="of:=IF(BITAND([.$R45];BITLSHIFT(1;[.AT$2]))&gt;0;1;0)*[.$O45]" office:value-type="float" office:value="0" calcext:value-type="float">
            <text:p/>
          </table:table-cell>
          <table:table-cell table:formula="of:=IF(BITAND([.$R45];BITLSHIFT(1;[.AU$2]))&gt;0;1;0)*[.$O45]" office:value-type="float" office:value="0" calcext:value-type="float">
            <text:p/>
          </table:table-cell>
          <table:table-cell table:formula="of:=IF(BITAND([.$R45];BITLSHIFT(1;[.AV$2]))&gt;0;1;0)*[.$O45]" office:value-type="float" office:value="0" calcext:value-type="float">
            <text:p/>
          </table:table-cell>
          <table:table-cell table:formula="of:=IF(BITAND([.$R45];BITLSHIFT(1;[.AW$2]))&gt;0;1;0)*[.$O45]" office:value-type="float" office:value="0" calcext:value-type="float">
            <text:p/>
          </table:table-cell>
          <table:table-cell table:formula="of:=IF(BITAND([.$R45];BITLSHIFT(1;[.AX$2]))&gt;0;1;0)*[.$O45]" office:value-type="float" office:value="0" calcext:value-type="float">
            <text:p/>
          </table:table-cell>
          <table:table-cell table:formula="of:=IF(BITAND([.$Q45];BITLSHIFT(1;[.AY$2]))&gt;0;1;0)*[.$O45]" office:value-type="float" office:value="0" calcext:value-type="float">
            <text:p/>
          </table:table-cell>
          <table:table-cell table:formula="of:=IF(BITAND([.$Q45];BITLSHIFT(1;[.AZ$2]))&gt;0;1;0)*[.$O45]" office:value-type="float" office:value="0" calcext:value-type="float">
            <text:p/>
          </table:table-cell>
          <table:table-cell table:formula="of:=IF(BITAND([.$Q45];BITLSHIFT(1;[.BA$2]))&gt;0;1;0)*[.$O45]" office:value-type="float" office:value="0" calcext:value-type="float">
            <text:p/>
          </table:table-cell>
          <table:table-cell table:formula="of:=IF(BITAND([.$Q45];BITLSHIFT(1;[.BB$2]))&gt;0;1;0)*[.$O45]" office:value-type="float" office:value="0" calcext:value-type="float">
            <text:p/>
          </table:table-cell>
          <table:table-cell table:formula="of:=IF(BITAND([.$Q45];BITLSHIFT(1;[.BC$2]))&gt;0;1;0)*[.$O45]" office:value-type="float" office:value="0" calcext:value-type="float">
            <text:p/>
          </table:table-cell>
          <table:table-cell table:formula="of:=IF(BITAND([.$Q45];BITLSHIFT(1;[.BD$2]))&gt;0;1;0)*[.$O45]" office:value-type="float" office:value="0" calcext:value-type="float">
            <text:p/>
          </table:table-cell>
          <table:table-cell table:formula="of:=IF(BITAND([.$Q45];BITLSHIFT(1;[.BE$2]))&gt;0;1;0)*[.$O45]" office:value-type="float" office:value="0" calcext:value-type="float">
            <text:p/>
          </table:table-cell>
          <table:table-cell table:formula="of:=IF(BITAND([.$Q45];BITLSHIFT(1;[.BF$2]))&gt;0;1;0)*[.$O45]" office:value-type="float" office:value="0" calcext:value-type="float">
            <text:p/>
          </table:table-cell>
          <table:table-cell table:formula="of:=IF(BITAND([.$Q45];BITLSHIFT(1;[.BG$2]))&gt;0;1;0)*[.$O45]" office:value-type="float" office:value="0" calcext:value-type="float">
            <text:p/>
          </table:table-cell>
          <table:table-cell table:formula="of:=IF(BITAND([.$Q45];BITLSHIFT(1;[.BH$2]))&gt;0;1;0)*[.$O45]" office:value-type="float" office:value="0" calcext:value-type="float">
            <text:p/>
          </table:table-cell>
          <table:table-cell table:formula="of:=IF(BITAND([.$Q45];BITLSHIFT(1;[.BI$2]))&gt;0;1;0)*[.$O45]" office:value-type="float" office:value="0" calcext:value-type="float">
            <text:p/>
          </table:table-cell>
          <table:table-cell table:formula="of:=IF(BITAND([.$Q45];BITLSHIFT(1;[.BJ$2]))&gt;0;1;0)*[.$O45]" office:value-type="float" office:value="0" calcext:value-type="float">
            <text:p/>
          </table:table-cell>
          <table:table-cell table:formula="of:=IF(BITAND([.$Q45];BITLSHIFT(1;[.BK$2]))&gt;0;1;0)*[.$O45]" office:value-type="float" office:value="0" calcext:value-type="float">
            <text:p/>
          </table:table-cell>
          <table:table-cell table:formula="of:=IF(BITAND([.$Q45];BITLSHIFT(1;[.BL$2]))&gt;0;1;0)*[.$O45]" office:value-type="float" office:value="0" calcext:value-type="float">
            <text:p/>
          </table:table-cell>
          <table:table-cell table:formula="of:=IF(BITAND([.$Q45];BITLSHIFT(1;[.BM$2]))&gt;0;1;0)*[.$O45]" office:value-type="float" office:value="0" calcext:value-type="float">
            <text:p/>
          </table:table-cell>
          <table:table-cell table:formula="of:=IF(BITAND([.$Q45];BITLSHIFT(1;[.BN$2]))&gt;0;1;0)*[.$O45]" office:value-type="float" office:value="0" calcext:value-type="float">
            <text:p/>
          </table:table-cell>
          <table:table-cell table:formula="of:=IF(BITAND([.$Q45];BITLSHIFT(1;[.BO$2]))&gt;0;1;0)*[.$O45]" office:value-type="float" office:value="0" calcext:value-type="float">
            <text:p/>
          </table:table-cell>
          <table:table-cell table:formula="of:=IF(BITAND([.$Q45];BITLSHIFT(1;[.BP$2]))&gt;0;1;0)*[.$O45]" office:value-type="float" office:value="0" calcext:value-type="float">
            <text:p/>
          </table:table-cell>
          <table:table-cell table:formula="of:=IF(BITAND([.$Q45];BITLSHIFT(1;[.BQ$2]))&gt;0;1;0)*[.$O45]" office:value-type="float" office:value="0" calcext:value-type="float">
            <text:p/>
          </table:table-cell>
          <table:table-cell table:formula="of:=IF(BITAND([.$Q45];BITLSHIFT(1;[.BR$2]))&gt;0;1;0)*[.$O45]" office:value-type="float" office:value="0" calcext:value-type="float">
            <text:p/>
          </table:table-cell>
          <table:table-cell table:formula="of:=IF(BITAND([.$Q45];BITLSHIFT(1;[.BS$2]))&gt;0;1;0)*[.$O45]" office:value-type="float" office:value="0" calcext:value-type="float">
            <text:p/>
          </table:table-cell>
          <table:table-cell table:formula="of:=IF(BITAND([.$Q45];BITLSHIFT(1;[.BT$2]))&gt;0;1;0)*[.$O45]" office:value-type="float" office:value="0" calcext:value-type="float">
            <text:p/>
          </table:table-cell>
          <table:table-cell table:formula="of:=IF(BITAND([.$Q45];BITLSHIFT(1;[.BU$2]))&gt;0;1;0)*[.$O45]" office:value-type="float" office:value="0" calcext:value-type="float">
            <text:p/>
          </table:table-cell>
          <table:table-cell table:formula="of:=IF(BITAND([.$Q45];BITLSHIFT(1;[.BV$2]))&gt;0;1;0)*[.$O45]" office:value-type="float" office:value="0" calcext:value-type="float">
            <text:p/>
          </table:table-cell>
          <table:table-cell table:formula="of:=IF(BITAND([.$Q45];BITLSHIFT(1;[.BW$2]))&gt;0;1;0)*[.$O45]" office:value-type="float" office:value="0" calcext:value-type="float">
            <text:p/>
          </table:table-cell>
          <table:table-cell table:formula="of:=IF(BITAND([.$Q45];BITLSHIFT(1;[.BX$2]))&gt;0;1;0)*[.$O45]" office:value-type="float" office:value="0" calcext:value-type="float">
            <text:p/>
          </table:table-cell>
          <table:table-cell table:formula="of:=IF(BITAND([.$Q45];BITLSHIFT(1;[.BY$2]))&gt;0;1;0)*[.$O45]" office:value-type="float" office:value="0" calcext:value-type="float">
            <text:p/>
          </table:table-cell>
          <table:table-cell table:formula="of:=IF(BITAND([.$Q45];BITLSHIFT(1;[.BZ$2]))&gt;0;1;0)*[.$O45]" office:value-type="float" office:value="0" calcext:value-type="float">
            <text:p/>
          </table:table-cell>
          <table:table-cell table:formula="of:=IF(BITAND([.$Q45];BITLSHIFT(1;[.CA$2]))&gt;0;1;0)*[.$O45]" office:value-type="float" office:value="0" calcext:value-type="float">
            <text:p/>
          </table:table-cell>
          <table:table-cell table:formula="of:=IF(BITAND([.$Q45];BITLSHIFT(1;[.CB$2]))&gt;0;1;0)*[.$O45]" office:value-type="float" office:value="0" calcext:value-type="float">
            <text:p/>
          </table:table-cell>
          <table:table-cell table:formula="of:=IF(BITAND([.$Q45];BITLSHIFT(1;[.CC$2]))&gt;0;1;0)*[.$O45]" office:value-type="float" office:value="0" calcext:value-type="float">
            <text:p/>
          </table:table-cell>
          <table:table-cell table:formula="of:=IF(BITAND([.$Q45];BITLSHIFT(1;[.CD$2]))&gt;0;1;0)*[.$O4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6];10) ;16)" office:value-type="float" office:value="0" calcext:value-type="float">
            <text:p/>
          </table:table-cell>
          <table:table-cell table:formula="of:=DECIMAL(RIGHT([.N46];8) ;16)" office:value-type="float" office:value="0" calcext:value-type="float">
            <text:p/>
          </table:table-cell>
          <table:table-cell table:formula="of:=IF(BITAND([.$R46];BITLSHIFT(1;[.S$2]))&gt;0;1;0)*[.$O46]" office:value-type="float" office:value="0" calcext:value-type="float">
            <text:p/>
          </table:table-cell>
          <table:table-cell table:formula="of:=IF(BITAND([.$R46];BITLSHIFT(1;[.T$2]))&gt;0;1;0)*[.$O46]" office:value-type="float" office:value="0" calcext:value-type="float">
            <text:p/>
          </table:table-cell>
          <table:table-cell table:formula="of:=IF(BITAND([.$R46];BITLSHIFT(1;[.U$2]))&gt;0;1;0)*[.$O46]" office:value-type="float" office:value="0" calcext:value-type="float">
            <text:p/>
          </table:table-cell>
          <table:table-cell table:formula="of:=IF(BITAND([.$R46];BITLSHIFT(1;[.V$2]))&gt;0;1;0)*[.$O46]" office:value-type="float" office:value="0" calcext:value-type="float">
            <text:p/>
          </table:table-cell>
          <table:table-cell table:formula="of:=IF(BITAND([.$R46];BITLSHIFT(1;[.W$2]))&gt;0;1;0)*[.$O46]" office:value-type="float" office:value="0" calcext:value-type="float">
            <text:p/>
          </table:table-cell>
          <table:table-cell table:formula="of:=IF(BITAND([.$R46];BITLSHIFT(1;[.X$2]))&gt;0;1;0)*[.$O46]" office:value-type="float" office:value="0" calcext:value-type="float">
            <text:p/>
          </table:table-cell>
          <table:table-cell table:formula="of:=IF(BITAND([.$R46];BITLSHIFT(1;[.Y$2]))&gt;0;1;0)*[.$O46]" office:value-type="float" office:value="0" calcext:value-type="float">
            <text:p/>
          </table:table-cell>
          <table:table-cell table:formula="of:=IF(BITAND([.$R46];BITLSHIFT(1;[.Z$2]))&gt;0;1;0)*[.$O46]" office:value-type="float" office:value="0" calcext:value-type="float">
            <text:p/>
          </table:table-cell>
          <table:table-cell table:formula="of:=IF(BITAND([.$R46];BITLSHIFT(1;[.AA$2]))&gt;0;1;0)*[.$O46]" office:value-type="float" office:value="0" calcext:value-type="float">
            <text:p/>
          </table:table-cell>
          <table:table-cell table:formula="of:=IF(BITAND([.$R46];BITLSHIFT(1;[.AB$2]))&gt;0;1;0)*[.$O46]" office:value-type="float" office:value="0" calcext:value-type="float">
            <text:p/>
          </table:table-cell>
          <table:table-cell table:formula="of:=IF(BITAND([.$R46];BITLSHIFT(1;[.AC$2]))&gt;0;1;0)*[.$O46]" office:value-type="float" office:value="0" calcext:value-type="float">
            <text:p/>
          </table:table-cell>
          <table:table-cell table:formula="of:=IF(BITAND([.$R46];BITLSHIFT(1;[.AD$2]))&gt;0;1;0)*[.$O46]" office:value-type="float" office:value="0" calcext:value-type="float">
            <text:p/>
          </table:table-cell>
          <table:table-cell table:formula="of:=IF(BITAND([.$R46];BITLSHIFT(1;[.AE$2]))&gt;0;1;0)*[.$O46]" office:value-type="float" office:value="0" calcext:value-type="float">
            <text:p/>
          </table:table-cell>
          <table:table-cell table:formula="of:=IF(BITAND([.$R46];BITLSHIFT(1;[.AF$2]))&gt;0;1;0)*[.$O46]" office:value-type="float" office:value="0" calcext:value-type="float">
            <text:p/>
          </table:table-cell>
          <table:table-cell table:formula="of:=IF(BITAND([.$R46];BITLSHIFT(1;[.AG$2]))&gt;0;1;0)*[.$O46]" office:value-type="float" office:value="0" calcext:value-type="float">
            <text:p/>
          </table:table-cell>
          <table:table-cell table:formula="of:=IF(BITAND([.$R46];BITLSHIFT(1;[.AH$2]))&gt;0;1;0)*[.$O46]" office:value-type="float" office:value="0" calcext:value-type="float">
            <text:p/>
          </table:table-cell>
          <table:table-cell table:formula="of:=IF(BITAND([.$R46];BITLSHIFT(1;[.AI$2]))&gt;0;1;0)*[.$O46]" office:value-type="float" office:value="0" calcext:value-type="float">
            <text:p/>
          </table:table-cell>
          <table:table-cell table:formula="of:=IF(BITAND([.$R46];BITLSHIFT(1;[.AJ$2]))&gt;0;1;0)*[.$O46]" office:value-type="float" office:value="0" calcext:value-type="float">
            <text:p/>
          </table:table-cell>
          <table:table-cell table:formula="of:=IF(BITAND([.$R46];BITLSHIFT(1;[.AK$2]))&gt;0;1;0)*[.$O46]" office:value-type="float" office:value="0" calcext:value-type="float">
            <text:p/>
          </table:table-cell>
          <table:table-cell table:formula="of:=IF(BITAND([.$R46];BITLSHIFT(1;[.AL$2]))&gt;0;1;0)*[.$O46]" office:value-type="float" office:value="0" calcext:value-type="float">
            <text:p/>
          </table:table-cell>
          <table:table-cell table:formula="of:=IF(BITAND([.$R46];BITLSHIFT(1;[.AM$2]))&gt;0;1;0)*[.$O46]" office:value-type="float" office:value="0" calcext:value-type="float">
            <text:p/>
          </table:table-cell>
          <table:table-cell table:formula="of:=IF(BITAND([.$R46];BITLSHIFT(1;[.AN$2]))&gt;0;1;0)*[.$O46]" office:value-type="float" office:value="0" calcext:value-type="float">
            <text:p/>
          </table:table-cell>
          <table:table-cell table:formula="of:=IF(BITAND([.$R46];BITLSHIFT(1;[.AO$2]))&gt;0;1;0)*[.$O46]" office:value-type="float" office:value="0" calcext:value-type="float">
            <text:p/>
          </table:table-cell>
          <table:table-cell table:formula="of:=IF(BITAND([.$R46];BITLSHIFT(1;[.AP$2]))&gt;0;1;0)*[.$O46]" office:value-type="float" office:value="0" calcext:value-type="float">
            <text:p/>
          </table:table-cell>
          <table:table-cell table:formula="of:=IF(BITAND([.$R46];BITLSHIFT(1;[.AQ$2]))&gt;0;1;0)*[.$O46]" office:value-type="float" office:value="0" calcext:value-type="float">
            <text:p/>
          </table:table-cell>
          <table:table-cell table:formula="of:=IF(BITAND([.$R46];BITLSHIFT(1;[.AR$2]))&gt;0;1;0)*[.$O46]" office:value-type="float" office:value="0" calcext:value-type="float">
            <text:p/>
          </table:table-cell>
          <table:table-cell table:formula="of:=IF(BITAND([.$R46];BITLSHIFT(1;[.AS$2]))&gt;0;1;0)*[.$O46]" office:value-type="float" office:value="0" calcext:value-type="float">
            <text:p/>
          </table:table-cell>
          <table:table-cell table:formula="of:=IF(BITAND([.$R46];BITLSHIFT(1;[.AT$2]))&gt;0;1;0)*[.$O46]" office:value-type="float" office:value="0" calcext:value-type="float">
            <text:p/>
          </table:table-cell>
          <table:table-cell table:formula="of:=IF(BITAND([.$R46];BITLSHIFT(1;[.AU$2]))&gt;0;1;0)*[.$O46]" office:value-type="float" office:value="0" calcext:value-type="float">
            <text:p/>
          </table:table-cell>
          <table:table-cell table:formula="of:=IF(BITAND([.$R46];BITLSHIFT(1;[.AV$2]))&gt;0;1;0)*[.$O46]" office:value-type="float" office:value="0" calcext:value-type="float">
            <text:p/>
          </table:table-cell>
          <table:table-cell table:formula="of:=IF(BITAND([.$R46];BITLSHIFT(1;[.AW$2]))&gt;0;1;0)*[.$O46]" office:value-type="float" office:value="0" calcext:value-type="float">
            <text:p/>
          </table:table-cell>
          <table:table-cell table:formula="of:=IF(BITAND([.$R46];BITLSHIFT(1;[.AX$2]))&gt;0;1;0)*[.$O46]" office:value-type="float" office:value="0" calcext:value-type="float">
            <text:p/>
          </table:table-cell>
          <table:table-cell table:formula="of:=IF(BITAND([.$Q46];BITLSHIFT(1;[.AY$2]))&gt;0;1;0)*[.$O46]" office:value-type="float" office:value="0" calcext:value-type="float">
            <text:p/>
          </table:table-cell>
          <table:table-cell table:formula="of:=IF(BITAND([.$Q46];BITLSHIFT(1;[.AZ$2]))&gt;0;1;0)*[.$O46]" office:value-type="float" office:value="0" calcext:value-type="float">
            <text:p/>
          </table:table-cell>
          <table:table-cell table:formula="of:=IF(BITAND([.$Q46];BITLSHIFT(1;[.BA$2]))&gt;0;1;0)*[.$O46]" office:value-type="float" office:value="0" calcext:value-type="float">
            <text:p/>
          </table:table-cell>
          <table:table-cell table:formula="of:=IF(BITAND([.$Q46];BITLSHIFT(1;[.BB$2]))&gt;0;1;0)*[.$O46]" office:value-type="float" office:value="0" calcext:value-type="float">
            <text:p/>
          </table:table-cell>
          <table:table-cell table:formula="of:=IF(BITAND([.$Q46];BITLSHIFT(1;[.BC$2]))&gt;0;1;0)*[.$O46]" office:value-type="float" office:value="0" calcext:value-type="float">
            <text:p/>
          </table:table-cell>
          <table:table-cell table:formula="of:=IF(BITAND([.$Q46];BITLSHIFT(1;[.BD$2]))&gt;0;1;0)*[.$O46]" office:value-type="float" office:value="0" calcext:value-type="float">
            <text:p/>
          </table:table-cell>
          <table:table-cell table:formula="of:=IF(BITAND([.$Q46];BITLSHIFT(1;[.BE$2]))&gt;0;1;0)*[.$O46]" office:value-type="float" office:value="0" calcext:value-type="float">
            <text:p/>
          </table:table-cell>
          <table:table-cell table:formula="of:=IF(BITAND([.$Q46];BITLSHIFT(1;[.BF$2]))&gt;0;1;0)*[.$O46]" office:value-type="float" office:value="0" calcext:value-type="float">
            <text:p/>
          </table:table-cell>
          <table:table-cell table:formula="of:=IF(BITAND([.$Q46];BITLSHIFT(1;[.BG$2]))&gt;0;1;0)*[.$O46]" office:value-type="float" office:value="0" calcext:value-type="float">
            <text:p/>
          </table:table-cell>
          <table:table-cell table:formula="of:=IF(BITAND([.$Q46];BITLSHIFT(1;[.BH$2]))&gt;0;1;0)*[.$O46]" office:value-type="float" office:value="0" calcext:value-type="float">
            <text:p/>
          </table:table-cell>
          <table:table-cell table:formula="of:=IF(BITAND([.$Q46];BITLSHIFT(1;[.BI$2]))&gt;0;1;0)*[.$O46]" office:value-type="float" office:value="0" calcext:value-type="float">
            <text:p/>
          </table:table-cell>
          <table:table-cell table:formula="of:=IF(BITAND([.$Q46];BITLSHIFT(1;[.BJ$2]))&gt;0;1;0)*[.$O46]" office:value-type="float" office:value="0" calcext:value-type="float">
            <text:p/>
          </table:table-cell>
          <table:table-cell table:formula="of:=IF(BITAND([.$Q46];BITLSHIFT(1;[.BK$2]))&gt;0;1;0)*[.$O46]" office:value-type="float" office:value="0" calcext:value-type="float">
            <text:p/>
          </table:table-cell>
          <table:table-cell table:formula="of:=IF(BITAND([.$Q46];BITLSHIFT(1;[.BL$2]))&gt;0;1;0)*[.$O46]" office:value-type="float" office:value="0" calcext:value-type="float">
            <text:p/>
          </table:table-cell>
          <table:table-cell table:formula="of:=IF(BITAND([.$Q46];BITLSHIFT(1;[.BM$2]))&gt;0;1;0)*[.$O46]" office:value-type="float" office:value="0" calcext:value-type="float">
            <text:p/>
          </table:table-cell>
          <table:table-cell table:formula="of:=IF(BITAND([.$Q46];BITLSHIFT(1;[.BN$2]))&gt;0;1;0)*[.$O46]" office:value-type="float" office:value="0" calcext:value-type="float">
            <text:p/>
          </table:table-cell>
          <table:table-cell table:formula="of:=IF(BITAND([.$Q46];BITLSHIFT(1;[.BO$2]))&gt;0;1;0)*[.$O46]" office:value-type="float" office:value="0" calcext:value-type="float">
            <text:p/>
          </table:table-cell>
          <table:table-cell table:formula="of:=IF(BITAND([.$Q46];BITLSHIFT(1;[.BP$2]))&gt;0;1;0)*[.$O46]" office:value-type="float" office:value="0" calcext:value-type="float">
            <text:p/>
          </table:table-cell>
          <table:table-cell table:formula="of:=IF(BITAND([.$Q46];BITLSHIFT(1;[.BQ$2]))&gt;0;1;0)*[.$O46]" office:value-type="float" office:value="0" calcext:value-type="float">
            <text:p/>
          </table:table-cell>
          <table:table-cell table:formula="of:=IF(BITAND([.$Q46];BITLSHIFT(1;[.BR$2]))&gt;0;1;0)*[.$O46]" office:value-type="float" office:value="0" calcext:value-type="float">
            <text:p/>
          </table:table-cell>
          <table:table-cell table:formula="of:=IF(BITAND([.$Q46];BITLSHIFT(1;[.BS$2]))&gt;0;1;0)*[.$O46]" office:value-type="float" office:value="0" calcext:value-type="float">
            <text:p/>
          </table:table-cell>
          <table:table-cell table:formula="of:=IF(BITAND([.$Q46];BITLSHIFT(1;[.BT$2]))&gt;0;1;0)*[.$O46]" office:value-type="float" office:value="0" calcext:value-type="float">
            <text:p/>
          </table:table-cell>
          <table:table-cell table:formula="of:=IF(BITAND([.$Q46];BITLSHIFT(1;[.BU$2]))&gt;0;1;0)*[.$O46]" office:value-type="float" office:value="0" calcext:value-type="float">
            <text:p/>
          </table:table-cell>
          <table:table-cell table:formula="of:=IF(BITAND([.$Q46];BITLSHIFT(1;[.BV$2]))&gt;0;1;0)*[.$O46]" office:value-type="float" office:value="0" calcext:value-type="float">
            <text:p/>
          </table:table-cell>
          <table:table-cell table:formula="of:=IF(BITAND([.$Q46];BITLSHIFT(1;[.BW$2]))&gt;0;1;0)*[.$O46]" office:value-type="float" office:value="0" calcext:value-type="float">
            <text:p/>
          </table:table-cell>
          <table:table-cell table:formula="of:=IF(BITAND([.$Q46];BITLSHIFT(1;[.BX$2]))&gt;0;1;0)*[.$O46]" office:value-type="float" office:value="0" calcext:value-type="float">
            <text:p/>
          </table:table-cell>
          <table:table-cell table:formula="of:=IF(BITAND([.$Q46];BITLSHIFT(1;[.BY$2]))&gt;0;1;0)*[.$O46]" office:value-type="float" office:value="0" calcext:value-type="float">
            <text:p/>
          </table:table-cell>
          <table:table-cell table:formula="of:=IF(BITAND([.$Q46];BITLSHIFT(1;[.BZ$2]))&gt;0;1;0)*[.$O46]" office:value-type="float" office:value="0" calcext:value-type="float">
            <text:p/>
          </table:table-cell>
          <table:table-cell table:formula="of:=IF(BITAND([.$Q46];BITLSHIFT(1;[.CA$2]))&gt;0;1;0)*[.$O46]" office:value-type="float" office:value="0" calcext:value-type="float">
            <text:p/>
          </table:table-cell>
          <table:table-cell table:formula="of:=IF(BITAND([.$Q46];BITLSHIFT(1;[.CB$2]))&gt;0;1;0)*[.$O46]" office:value-type="float" office:value="0" calcext:value-type="float">
            <text:p/>
          </table:table-cell>
          <table:table-cell table:formula="of:=IF(BITAND([.$Q46];BITLSHIFT(1;[.CC$2]))&gt;0;1;0)*[.$O46]" office:value-type="float" office:value="0" calcext:value-type="float">
            <text:p/>
          </table:table-cell>
          <table:table-cell table:formula="of:=IF(BITAND([.$Q46];BITLSHIFT(1;[.CD$2]))&gt;0;1;0)*[.$O4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7];10) ;16)" office:value-type="float" office:value="0" calcext:value-type="float">
            <text:p/>
          </table:table-cell>
          <table:table-cell table:formula="of:=DECIMAL(RIGHT([.N47];8) ;16)" office:value-type="float" office:value="0" calcext:value-type="float">
            <text:p/>
          </table:table-cell>
          <table:table-cell table:formula="of:=IF(BITAND([.$R47];BITLSHIFT(1;[.S$2]))&gt;0;1;0)*[.$O47]" office:value-type="float" office:value="0" calcext:value-type="float">
            <text:p/>
          </table:table-cell>
          <table:table-cell table:formula="of:=IF(BITAND([.$R47];BITLSHIFT(1;[.T$2]))&gt;0;1;0)*[.$O47]" office:value-type="float" office:value="0" calcext:value-type="float">
            <text:p/>
          </table:table-cell>
          <table:table-cell table:formula="of:=IF(BITAND([.$R47];BITLSHIFT(1;[.U$2]))&gt;0;1;0)*[.$O47]" office:value-type="float" office:value="0" calcext:value-type="float">
            <text:p/>
          </table:table-cell>
          <table:table-cell table:formula="of:=IF(BITAND([.$R47];BITLSHIFT(1;[.V$2]))&gt;0;1;0)*[.$O47]" office:value-type="float" office:value="0" calcext:value-type="float">
            <text:p/>
          </table:table-cell>
          <table:table-cell table:formula="of:=IF(BITAND([.$R47];BITLSHIFT(1;[.W$2]))&gt;0;1;0)*[.$O47]" office:value-type="float" office:value="0" calcext:value-type="float">
            <text:p/>
          </table:table-cell>
          <table:table-cell table:formula="of:=IF(BITAND([.$R47];BITLSHIFT(1;[.X$2]))&gt;0;1;0)*[.$O47]" office:value-type="float" office:value="0" calcext:value-type="float">
            <text:p/>
          </table:table-cell>
          <table:table-cell table:formula="of:=IF(BITAND([.$R47];BITLSHIFT(1;[.Y$2]))&gt;0;1;0)*[.$O47]" office:value-type="float" office:value="0" calcext:value-type="float">
            <text:p/>
          </table:table-cell>
          <table:table-cell table:formula="of:=IF(BITAND([.$R47];BITLSHIFT(1;[.Z$2]))&gt;0;1;0)*[.$O47]" office:value-type="float" office:value="0" calcext:value-type="float">
            <text:p/>
          </table:table-cell>
          <table:table-cell table:formula="of:=IF(BITAND([.$R47];BITLSHIFT(1;[.AA$2]))&gt;0;1;0)*[.$O47]" office:value-type="float" office:value="0" calcext:value-type="float">
            <text:p/>
          </table:table-cell>
          <table:table-cell table:formula="of:=IF(BITAND([.$R47];BITLSHIFT(1;[.AB$2]))&gt;0;1;0)*[.$O47]" office:value-type="float" office:value="0" calcext:value-type="float">
            <text:p/>
          </table:table-cell>
          <table:table-cell table:formula="of:=IF(BITAND([.$R47];BITLSHIFT(1;[.AC$2]))&gt;0;1;0)*[.$O47]" office:value-type="float" office:value="0" calcext:value-type="float">
            <text:p/>
          </table:table-cell>
          <table:table-cell table:formula="of:=IF(BITAND([.$R47];BITLSHIFT(1;[.AD$2]))&gt;0;1;0)*[.$O47]" office:value-type="float" office:value="0" calcext:value-type="float">
            <text:p/>
          </table:table-cell>
          <table:table-cell table:formula="of:=IF(BITAND([.$R47];BITLSHIFT(1;[.AE$2]))&gt;0;1;0)*[.$O47]" office:value-type="float" office:value="0" calcext:value-type="float">
            <text:p/>
          </table:table-cell>
          <table:table-cell table:formula="of:=IF(BITAND([.$R47];BITLSHIFT(1;[.AF$2]))&gt;0;1;0)*[.$O47]" office:value-type="float" office:value="0" calcext:value-type="float">
            <text:p/>
          </table:table-cell>
          <table:table-cell table:formula="of:=IF(BITAND([.$R47];BITLSHIFT(1;[.AG$2]))&gt;0;1;0)*[.$O47]" office:value-type="float" office:value="0" calcext:value-type="float">
            <text:p/>
          </table:table-cell>
          <table:table-cell table:formula="of:=IF(BITAND([.$R47];BITLSHIFT(1;[.AH$2]))&gt;0;1;0)*[.$O47]" office:value-type="float" office:value="0" calcext:value-type="float">
            <text:p/>
          </table:table-cell>
          <table:table-cell table:formula="of:=IF(BITAND([.$R47];BITLSHIFT(1;[.AI$2]))&gt;0;1;0)*[.$O47]" office:value-type="float" office:value="0" calcext:value-type="float">
            <text:p/>
          </table:table-cell>
          <table:table-cell table:formula="of:=IF(BITAND([.$R47];BITLSHIFT(1;[.AJ$2]))&gt;0;1;0)*[.$O47]" office:value-type="float" office:value="0" calcext:value-type="float">
            <text:p/>
          </table:table-cell>
          <table:table-cell table:formula="of:=IF(BITAND([.$R47];BITLSHIFT(1;[.AK$2]))&gt;0;1;0)*[.$O47]" office:value-type="float" office:value="0" calcext:value-type="float">
            <text:p/>
          </table:table-cell>
          <table:table-cell table:formula="of:=IF(BITAND([.$R47];BITLSHIFT(1;[.AL$2]))&gt;0;1;0)*[.$O47]" office:value-type="float" office:value="0" calcext:value-type="float">
            <text:p/>
          </table:table-cell>
          <table:table-cell table:formula="of:=IF(BITAND([.$R47];BITLSHIFT(1;[.AM$2]))&gt;0;1;0)*[.$O47]" office:value-type="float" office:value="0" calcext:value-type="float">
            <text:p/>
          </table:table-cell>
          <table:table-cell table:formula="of:=IF(BITAND([.$R47];BITLSHIFT(1;[.AN$2]))&gt;0;1;0)*[.$O47]" office:value-type="float" office:value="0" calcext:value-type="float">
            <text:p/>
          </table:table-cell>
          <table:table-cell table:formula="of:=IF(BITAND([.$R47];BITLSHIFT(1;[.AO$2]))&gt;0;1;0)*[.$O47]" office:value-type="float" office:value="0" calcext:value-type="float">
            <text:p/>
          </table:table-cell>
          <table:table-cell table:formula="of:=IF(BITAND([.$R47];BITLSHIFT(1;[.AP$2]))&gt;0;1;0)*[.$O47]" office:value-type="float" office:value="0" calcext:value-type="float">
            <text:p/>
          </table:table-cell>
          <table:table-cell table:formula="of:=IF(BITAND([.$R47];BITLSHIFT(1;[.AQ$2]))&gt;0;1;0)*[.$O47]" office:value-type="float" office:value="0" calcext:value-type="float">
            <text:p/>
          </table:table-cell>
          <table:table-cell table:formula="of:=IF(BITAND([.$R47];BITLSHIFT(1;[.AR$2]))&gt;0;1;0)*[.$O47]" office:value-type="float" office:value="0" calcext:value-type="float">
            <text:p/>
          </table:table-cell>
          <table:table-cell table:formula="of:=IF(BITAND([.$R47];BITLSHIFT(1;[.AS$2]))&gt;0;1;0)*[.$O47]" office:value-type="float" office:value="0" calcext:value-type="float">
            <text:p/>
          </table:table-cell>
          <table:table-cell table:formula="of:=IF(BITAND([.$R47];BITLSHIFT(1;[.AT$2]))&gt;0;1;0)*[.$O47]" office:value-type="float" office:value="0" calcext:value-type="float">
            <text:p/>
          </table:table-cell>
          <table:table-cell table:formula="of:=IF(BITAND([.$R47];BITLSHIFT(1;[.AU$2]))&gt;0;1;0)*[.$O47]" office:value-type="float" office:value="0" calcext:value-type="float">
            <text:p/>
          </table:table-cell>
          <table:table-cell table:formula="of:=IF(BITAND([.$R47];BITLSHIFT(1;[.AV$2]))&gt;0;1;0)*[.$O47]" office:value-type="float" office:value="0" calcext:value-type="float">
            <text:p/>
          </table:table-cell>
          <table:table-cell table:formula="of:=IF(BITAND([.$R47];BITLSHIFT(1;[.AW$2]))&gt;0;1;0)*[.$O47]" office:value-type="float" office:value="0" calcext:value-type="float">
            <text:p/>
          </table:table-cell>
          <table:table-cell table:formula="of:=IF(BITAND([.$R47];BITLSHIFT(1;[.AX$2]))&gt;0;1;0)*[.$O47]" office:value-type="float" office:value="0" calcext:value-type="float">
            <text:p/>
          </table:table-cell>
          <table:table-cell table:formula="of:=IF(BITAND([.$Q47];BITLSHIFT(1;[.AY$2]))&gt;0;1;0)*[.$O47]" office:value-type="float" office:value="0" calcext:value-type="float">
            <text:p/>
          </table:table-cell>
          <table:table-cell table:formula="of:=IF(BITAND([.$Q47];BITLSHIFT(1;[.AZ$2]))&gt;0;1;0)*[.$O47]" office:value-type="float" office:value="0" calcext:value-type="float">
            <text:p/>
          </table:table-cell>
          <table:table-cell table:formula="of:=IF(BITAND([.$Q47];BITLSHIFT(1;[.BA$2]))&gt;0;1;0)*[.$O47]" office:value-type="float" office:value="0" calcext:value-type="float">
            <text:p/>
          </table:table-cell>
          <table:table-cell table:formula="of:=IF(BITAND([.$Q47];BITLSHIFT(1;[.BB$2]))&gt;0;1;0)*[.$O47]" office:value-type="float" office:value="0" calcext:value-type="float">
            <text:p/>
          </table:table-cell>
          <table:table-cell table:formula="of:=IF(BITAND([.$Q47];BITLSHIFT(1;[.BC$2]))&gt;0;1;0)*[.$O47]" office:value-type="float" office:value="0" calcext:value-type="float">
            <text:p/>
          </table:table-cell>
          <table:table-cell table:formula="of:=IF(BITAND([.$Q47];BITLSHIFT(1;[.BD$2]))&gt;0;1;0)*[.$O47]" office:value-type="float" office:value="0" calcext:value-type="float">
            <text:p/>
          </table:table-cell>
          <table:table-cell table:formula="of:=IF(BITAND([.$Q47];BITLSHIFT(1;[.BE$2]))&gt;0;1;0)*[.$O47]" office:value-type="float" office:value="0" calcext:value-type="float">
            <text:p/>
          </table:table-cell>
          <table:table-cell table:formula="of:=IF(BITAND([.$Q47];BITLSHIFT(1;[.BF$2]))&gt;0;1;0)*[.$O47]" office:value-type="float" office:value="0" calcext:value-type="float">
            <text:p/>
          </table:table-cell>
          <table:table-cell table:formula="of:=IF(BITAND([.$Q47];BITLSHIFT(1;[.BG$2]))&gt;0;1;0)*[.$O47]" office:value-type="float" office:value="0" calcext:value-type="float">
            <text:p/>
          </table:table-cell>
          <table:table-cell table:formula="of:=IF(BITAND([.$Q47];BITLSHIFT(1;[.BH$2]))&gt;0;1;0)*[.$O47]" office:value-type="float" office:value="0" calcext:value-type="float">
            <text:p/>
          </table:table-cell>
          <table:table-cell table:formula="of:=IF(BITAND([.$Q47];BITLSHIFT(1;[.BI$2]))&gt;0;1;0)*[.$O47]" office:value-type="float" office:value="0" calcext:value-type="float">
            <text:p/>
          </table:table-cell>
          <table:table-cell table:formula="of:=IF(BITAND([.$Q47];BITLSHIFT(1;[.BJ$2]))&gt;0;1;0)*[.$O47]" office:value-type="float" office:value="0" calcext:value-type="float">
            <text:p/>
          </table:table-cell>
          <table:table-cell table:formula="of:=IF(BITAND([.$Q47];BITLSHIFT(1;[.BK$2]))&gt;0;1;0)*[.$O47]" office:value-type="float" office:value="0" calcext:value-type="float">
            <text:p/>
          </table:table-cell>
          <table:table-cell table:formula="of:=IF(BITAND([.$Q47];BITLSHIFT(1;[.BL$2]))&gt;0;1;0)*[.$O47]" office:value-type="float" office:value="0" calcext:value-type="float">
            <text:p/>
          </table:table-cell>
          <table:table-cell table:formula="of:=IF(BITAND([.$Q47];BITLSHIFT(1;[.BM$2]))&gt;0;1;0)*[.$O47]" office:value-type="float" office:value="0" calcext:value-type="float">
            <text:p/>
          </table:table-cell>
          <table:table-cell table:formula="of:=IF(BITAND([.$Q47];BITLSHIFT(1;[.BN$2]))&gt;0;1;0)*[.$O47]" office:value-type="float" office:value="0" calcext:value-type="float">
            <text:p/>
          </table:table-cell>
          <table:table-cell table:formula="of:=IF(BITAND([.$Q47];BITLSHIFT(1;[.BO$2]))&gt;0;1;0)*[.$O47]" office:value-type="float" office:value="0" calcext:value-type="float">
            <text:p/>
          </table:table-cell>
          <table:table-cell table:formula="of:=IF(BITAND([.$Q47];BITLSHIFT(1;[.BP$2]))&gt;0;1;0)*[.$O47]" office:value-type="float" office:value="0" calcext:value-type="float">
            <text:p/>
          </table:table-cell>
          <table:table-cell table:formula="of:=IF(BITAND([.$Q47];BITLSHIFT(1;[.BQ$2]))&gt;0;1;0)*[.$O47]" office:value-type="float" office:value="0" calcext:value-type="float">
            <text:p/>
          </table:table-cell>
          <table:table-cell table:formula="of:=IF(BITAND([.$Q47];BITLSHIFT(1;[.BR$2]))&gt;0;1;0)*[.$O47]" office:value-type="float" office:value="0" calcext:value-type="float">
            <text:p/>
          </table:table-cell>
          <table:table-cell table:formula="of:=IF(BITAND([.$Q47];BITLSHIFT(1;[.BS$2]))&gt;0;1;0)*[.$O47]" office:value-type="float" office:value="0" calcext:value-type="float">
            <text:p/>
          </table:table-cell>
          <table:table-cell table:formula="of:=IF(BITAND([.$Q47];BITLSHIFT(1;[.BT$2]))&gt;0;1;0)*[.$O47]" office:value-type="float" office:value="0" calcext:value-type="float">
            <text:p/>
          </table:table-cell>
          <table:table-cell table:formula="of:=IF(BITAND([.$Q47];BITLSHIFT(1;[.BU$2]))&gt;0;1;0)*[.$O47]" office:value-type="float" office:value="0" calcext:value-type="float">
            <text:p/>
          </table:table-cell>
          <table:table-cell table:formula="of:=IF(BITAND([.$Q47];BITLSHIFT(1;[.BV$2]))&gt;0;1;0)*[.$O47]" office:value-type="float" office:value="0" calcext:value-type="float">
            <text:p/>
          </table:table-cell>
          <table:table-cell table:formula="of:=IF(BITAND([.$Q47];BITLSHIFT(1;[.BW$2]))&gt;0;1;0)*[.$O47]" office:value-type="float" office:value="0" calcext:value-type="float">
            <text:p/>
          </table:table-cell>
          <table:table-cell table:formula="of:=IF(BITAND([.$Q47];BITLSHIFT(1;[.BX$2]))&gt;0;1;0)*[.$O47]" office:value-type="float" office:value="0" calcext:value-type="float">
            <text:p/>
          </table:table-cell>
          <table:table-cell table:formula="of:=IF(BITAND([.$Q47];BITLSHIFT(1;[.BY$2]))&gt;0;1;0)*[.$O47]" office:value-type="float" office:value="0" calcext:value-type="float">
            <text:p/>
          </table:table-cell>
          <table:table-cell table:formula="of:=IF(BITAND([.$Q47];BITLSHIFT(1;[.BZ$2]))&gt;0;1;0)*[.$O47]" office:value-type="float" office:value="0" calcext:value-type="float">
            <text:p/>
          </table:table-cell>
          <table:table-cell table:formula="of:=IF(BITAND([.$Q47];BITLSHIFT(1;[.CA$2]))&gt;0;1;0)*[.$O47]" office:value-type="float" office:value="0" calcext:value-type="float">
            <text:p/>
          </table:table-cell>
          <table:table-cell table:formula="of:=IF(BITAND([.$Q47];BITLSHIFT(1;[.CB$2]))&gt;0;1;0)*[.$O47]" office:value-type="float" office:value="0" calcext:value-type="float">
            <text:p/>
          </table:table-cell>
          <table:table-cell table:formula="of:=IF(BITAND([.$Q47];BITLSHIFT(1;[.CC$2]))&gt;0;1;0)*[.$O47]" office:value-type="float" office:value="0" calcext:value-type="float">
            <text:p/>
          </table:table-cell>
          <table:table-cell table:formula="of:=IF(BITAND([.$Q47];BITLSHIFT(1;[.CD$2]))&gt;0;1;0)*[.$O4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8];10) ;16)" office:value-type="float" office:value="0" calcext:value-type="float">
            <text:p/>
          </table:table-cell>
          <table:table-cell table:formula="of:=DECIMAL(RIGHT([.N48];8) ;16)" office:value-type="float" office:value="0" calcext:value-type="float">
            <text:p/>
          </table:table-cell>
          <table:table-cell table:formula="of:=IF(BITAND([.$R48];BITLSHIFT(1;[.S$2]))&gt;0;1;0)*[.$O48]" office:value-type="float" office:value="0" calcext:value-type="float">
            <text:p/>
          </table:table-cell>
          <table:table-cell table:formula="of:=IF(BITAND([.$R48];BITLSHIFT(1;[.T$2]))&gt;0;1;0)*[.$O48]" office:value-type="float" office:value="0" calcext:value-type="float">
            <text:p/>
          </table:table-cell>
          <table:table-cell table:formula="of:=IF(BITAND([.$R48];BITLSHIFT(1;[.U$2]))&gt;0;1;0)*[.$O48]" office:value-type="float" office:value="0" calcext:value-type="float">
            <text:p/>
          </table:table-cell>
          <table:table-cell table:formula="of:=IF(BITAND([.$R48];BITLSHIFT(1;[.V$2]))&gt;0;1;0)*[.$O48]" office:value-type="float" office:value="0" calcext:value-type="float">
            <text:p/>
          </table:table-cell>
          <table:table-cell table:formula="of:=IF(BITAND([.$R48];BITLSHIFT(1;[.W$2]))&gt;0;1;0)*[.$O48]" office:value-type="float" office:value="0" calcext:value-type="float">
            <text:p/>
          </table:table-cell>
          <table:table-cell table:formula="of:=IF(BITAND([.$R48];BITLSHIFT(1;[.X$2]))&gt;0;1;0)*[.$O48]" office:value-type="float" office:value="0" calcext:value-type="float">
            <text:p/>
          </table:table-cell>
          <table:table-cell table:formula="of:=IF(BITAND([.$R48];BITLSHIFT(1;[.Y$2]))&gt;0;1;0)*[.$O48]" office:value-type="float" office:value="0" calcext:value-type="float">
            <text:p/>
          </table:table-cell>
          <table:table-cell table:formula="of:=IF(BITAND([.$R48];BITLSHIFT(1;[.Z$2]))&gt;0;1;0)*[.$O48]" office:value-type="float" office:value="0" calcext:value-type="float">
            <text:p/>
          </table:table-cell>
          <table:table-cell table:formula="of:=IF(BITAND([.$R48];BITLSHIFT(1;[.AA$2]))&gt;0;1;0)*[.$O48]" office:value-type="float" office:value="0" calcext:value-type="float">
            <text:p/>
          </table:table-cell>
          <table:table-cell table:formula="of:=IF(BITAND([.$R48];BITLSHIFT(1;[.AB$2]))&gt;0;1;0)*[.$O48]" office:value-type="float" office:value="0" calcext:value-type="float">
            <text:p/>
          </table:table-cell>
          <table:table-cell table:formula="of:=IF(BITAND([.$R48];BITLSHIFT(1;[.AC$2]))&gt;0;1;0)*[.$O48]" office:value-type="float" office:value="0" calcext:value-type="float">
            <text:p/>
          </table:table-cell>
          <table:table-cell table:formula="of:=IF(BITAND([.$R48];BITLSHIFT(1;[.AD$2]))&gt;0;1;0)*[.$O48]" office:value-type="float" office:value="0" calcext:value-type="float">
            <text:p/>
          </table:table-cell>
          <table:table-cell table:formula="of:=IF(BITAND([.$R48];BITLSHIFT(1;[.AE$2]))&gt;0;1;0)*[.$O48]" office:value-type="float" office:value="0" calcext:value-type="float">
            <text:p/>
          </table:table-cell>
          <table:table-cell table:formula="of:=IF(BITAND([.$R48];BITLSHIFT(1;[.AF$2]))&gt;0;1;0)*[.$O48]" office:value-type="float" office:value="0" calcext:value-type="float">
            <text:p/>
          </table:table-cell>
          <table:table-cell table:formula="of:=IF(BITAND([.$R48];BITLSHIFT(1;[.AG$2]))&gt;0;1;0)*[.$O48]" office:value-type="float" office:value="0" calcext:value-type="float">
            <text:p/>
          </table:table-cell>
          <table:table-cell table:formula="of:=IF(BITAND([.$R48];BITLSHIFT(1;[.AH$2]))&gt;0;1;0)*[.$O48]" office:value-type="float" office:value="0" calcext:value-type="float">
            <text:p/>
          </table:table-cell>
          <table:table-cell table:formula="of:=IF(BITAND([.$R48];BITLSHIFT(1;[.AI$2]))&gt;0;1;0)*[.$O48]" office:value-type="float" office:value="0" calcext:value-type="float">
            <text:p/>
          </table:table-cell>
          <table:table-cell table:formula="of:=IF(BITAND([.$R48];BITLSHIFT(1;[.AJ$2]))&gt;0;1;0)*[.$O48]" office:value-type="float" office:value="0" calcext:value-type="float">
            <text:p/>
          </table:table-cell>
          <table:table-cell table:formula="of:=IF(BITAND([.$R48];BITLSHIFT(1;[.AK$2]))&gt;0;1;0)*[.$O48]" office:value-type="float" office:value="0" calcext:value-type="float">
            <text:p/>
          </table:table-cell>
          <table:table-cell table:formula="of:=IF(BITAND([.$R48];BITLSHIFT(1;[.AL$2]))&gt;0;1;0)*[.$O48]" office:value-type="float" office:value="0" calcext:value-type="float">
            <text:p/>
          </table:table-cell>
          <table:table-cell table:formula="of:=IF(BITAND([.$R48];BITLSHIFT(1;[.AM$2]))&gt;0;1;0)*[.$O48]" office:value-type="float" office:value="0" calcext:value-type="float">
            <text:p/>
          </table:table-cell>
          <table:table-cell table:formula="of:=IF(BITAND([.$R48];BITLSHIFT(1;[.AN$2]))&gt;0;1;0)*[.$O48]" office:value-type="float" office:value="0" calcext:value-type="float">
            <text:p/>
          </table:table-cell>
          <table:table-cell table:formula="of:=IF(BITAND([.$R48];BITLSHIFT(1;[.AO$2]))&gt;0;1;0)*[.$O48]" office:value-type="float" office:value="0" calcext:value-type="float">
            <text:p/>
          </table:table-cell>
          <table:table-cell table:formula="of:=IF(BITAND([.$R48];BITLSHIFT(1;[.AP$2]))&gt;0;1;0)*[.$O48]" office:value-type="float" office:value="0" calcext:value-type="float">
            <text:p/>
          </table:table-cell>
          <table:table-cell table:formula="of:=IF(BITAND([.$R48];BITLSHIFT(1;[.AQ$2]))&gt;0;1;0)*[.$O48]" office:value-type="float" office:value="0" calcext:value-type="float">
            <text:p/>
          </table:table-cell>
          <table:table-cell table:formula="of:=IF(BITAND([.$R48];BITLSHIFT(1;[.AR$2]))&gt;0;1;0)*[.$O48]" office:value-type="float" office:value="0" calcext:value-type="float">
            <text:p/>
          </table:table-cell>
          <table:table-cell table:formula="of:=IF(BITAND([.$R48];BITLSHIFT(1;[.AS$2]))&gt;0;1;0)*[.$O48]" office:value-type="float" office:value="0" calcext:value-type="float">
            <text:p/>
          </table:table-cell>
          <table:table-cell table:formula="of:=IF(BITAND([.$R48];BITLSHIFT(1;[.AT$2]))&gt;0;1;0)*[.$O48]" office:value-type="float" office:value="0" calcext:value-type="float">
            <text:p/>
          </table:table-cell>
          <table:table-cell table:formula="of:=IF(BITAND([.$R48];BITLSHIFT(1;[.AU$2]))&gt;0;1;0)*[.$O48]" office:value-type="float" office:value="0" calcext:value-type="float">
            <text:p/>
          </table:table-cell>
          <table:table-cell table:formula="of:=IF(BITAND([.$R48];BITLSHIFT(1;[.AV$2]))&gt;0;1;0)*[.$O48]" office:value-type="float" office:value="0" calcext:value-type="float">
            <text:p/>
          </table:table-cell>
          <table:table-cell table:formula="of:=IF(BITAND([.$R48];BITLSHIFT(1;[.AW$2]))&gt;0;1;0)*[.$O48]" office:value-type="float" office:value="0" calcext:value-type="float">
            <text:p/>
          </table:table-cell>
          <table:table-cell table:formula="of:=IF(BITAND([.$R48];BITLSHIFT(1;[.AX$2]))&gt;0;1;0)*[.$O48]" office:value-type="float" office:value="0" calcext:value-type="float">
            <text:p/>
          </table:table-cell>
          <table:table-cell table:formula="of:=IF(BITAND([.$Q48];BITLSHIFT(1;[.AY$2]))&gt;0;1;0)*[.$O48]" office:value-type="float" office:value="0" calcext:value-type="float">
            <text:p/>
          </table:table-cell>
          <table:table-cell table:formula="of:=IF(BITAND([.$Q48];BITLSHIFT(1;[.AZ$2]))&gt;0;1;0)*[.$O48]" office:value-type="float" office:value="0" calcext:value-type="float">
            <text:p/>
          </table:table-cell>
          <table:table-cell table:formula="of:=IF(BITAND([.$Q48];BITLSHIFT(1;[.BA$2]))&gt;0;1;0)*[.$O48]" office:value-type="float" office:value="0" calcext:value-type="float">
            <text:p/>
          </table:table-cell>
          <table:table-cell table:formula="of:=IF(BITAND([.$Q48];BITLSHIFT(1;[.BB$2]))&gt;0;1;0)*[.$O48]" office:value-type="float" office:value="0" calcext:value-type="float">
            <text:p/>
          </table:table-cell>
          <table:table-cell table:formula="of:=IF(BITAND([.$Q48];BITLSHIFT(1;[.BC$2]))&gt;0;1;0)*[.$O48]" office:value-type="float" office:value="0" calcext:value-type="float">
            <text:p/>
          </table:table-cell>
          <table:table-cell table:formula="of:=IF(BITAND([.$Q48];BITLSHIFT(1;[.BD$2]))&gt;0;1;0)*[.$O48]" office:value-type="float" office:value="0" calcext:value-type="float">
            <text:p/>
          </table:table-cell>
          <table:table-cell table:formula="of:=IF(BITAND([.$Q48];BITLSHIFT(1;[.BE$2]))&gt;0;1;0)*[.$O48]" office:value-type="float" office:value="0" calcext:value-type="float">
            <text:p/>
          </table:table-cell>
          <table:table-cell table:formula="of:=IF(BITAND([.$Q48];BITLSHIFT(1;[.BF$2]))&gt;0;1;0)*[.$O48]" office:value-type="float" office:value="0" calcext:value-type="float">
            <text:p/>
          </table:table-cell>
          <table:table-cell table:formula="of:=IF(BITAND([.$Q48];BITLSHIFT(1;[.BG$2]))&gt;0;1;0)*[.$O48]" office:value-type="float" office:value="0" calcext:value-type="float">
            <text:p/>
          </table:table-cell>
          <table:table-cell table:formula="of:=IF(BITAND([.$Q48];BITLSHIFT(1;[.BH$2]))&gt;0;1;0)*[.$O48]" office:value-type="float" office:value="0" calcext:value-type="float">
            <text:p/>
          </table:table-cell>
          <table:table-cell table:formula="of:=IF(BITAND([.$Q48];BITLSHIFT(1;[.BI$2]))&gt;0;1;0)*[.$O48]" office:value-type="float" office:value="0" calcext:value-type="float">
            <text:p/>
          </table:table-cell>
          <table:table-cell table:formula="of:=IF(BITAND([.$Q48];BITLSHIFT(1;[.BJ$2]))&gt;0;1;0)*[.$O48]" office:value-type="float" office:value="0" calcext:value-type="float">
            <text:p/>
          </table:table-cell>
          <table:table-cell table:formula="of:=IF(BITAND([.$Q48];BITLSHIFT(1;[.BK$2]))&gt;0;1;0)*[.$O48]" office:value-type="float" office:value="0" calcext:value-type="float">
            <text:p/>
          </table:table-cell>
          <table:table-cell table:formula="of:=IF(BITAND([.$Q48];BITLSHIFT(1;[.BL$2]))&gt;0;1;0)*[.$O48]" office:value-type="float" office:value="0" calcext:value-type="float">
            <text:p/>
          </table:table-cell>
          <table:table-cell table:formula="of:=IF(BITAND([.$Q48];BITLSHIFT(1;[.BM$2]))&gt;0;1;0)*[.$O48]" office:value-type="float" office:value="0" calcext:value-type="float">
            <text:p/>
          </table:table-cell>
          <table:table-cell table:formula="of:=IF(BITAND([.$Q48];BITLSHIFT(1;[.BN$2]))&gt;0;1;0)*[.$O48]" office:value-type="float" office:value="0" calcext:value-type="float">
            <text:p/>
          </table:table-cell>
          <table:table-cell table:formula="of:=IF(BITAND([.$Q48];BITLSHIFT(1;[.BO$2]))&gt;0;1;0)*[.$O48]" office:value-type="float" office:value="0" calcext:value-type="float">
            <text:p/>
          </table:table-cell>
          <table:table-cell table:formula="of:=IF(BITAND([.$Q48];BITLSHIFT(1;[.BP$2]))&gt;0;1;0)*[.$O48]" office:value-type="float" office:value="0" calcext:value-type="float">
            <text:p/>
          </table:table-cell>
          <table:table-cell table:formula="of:=IF(BITAND([.$Q48];BITLSHIFT(1;[.BQ$2]))&gt;0;1;0)*[.$O48]" office:value-type="float" office:value="0" calcext:value-type="float">
            <text:p/>
          </table:table-cell>
          <table:table-cell table:formula="of:=IF(BITAND([.$Q48];BITLSHIFT(1;[.BR$2]))&gt;0;1;0)*[.$O48]" office:value-type="float" office:value="0" calcext:value-type="float">
            <text:p/>
          </table:table-cell>
          <table:table-cell table:formula="of:=IF(BITAND([.$Q48];BITLSHIFT(1;[.BS$2]))&gt;0;1;0)*[.$O48]" office:value-type="float" office:value="0" calcext:value-type="float">
            <text:p/>
          </table:table-cell>
          <table:table-cell table:formula="of:=IF(BITAND([.$Q48];BITLSHIFT(1;[.BT$2]))&gt;0;1;0)*[.$O48]" office:value-type="float" office:value="0" calcext:value-type="float">
            <text:p/>
          </table:table-cell>
          <table:table-cell table:formula="of:=IF(BITAND([.$Q48];BITLSHIFT(1;[.BU$2]))&gt;0;1;0)*[.$O48]" office:value-type="float" office:value="0" calcext:value-type="float">
            <text:p/>
          </table:table-cell>
          <table:table-cell table:formula="of:=IF(BITAND([.$Q48];BITLSHIFT(1;[.BV$2]))&gt;0;1;0)*[.$O48]" office:value-type="float" office:value="0" calcext:value-type="float">
            <text:p/>
          </table:table-cell>
          <table:table-cell table:formula="of:=IF(BITAND([.$Q48];BITLSHIFT(1;[.BW$2]))&gt;0;1;0)*[.$O48]" office:value-type="float" office:value="0" calcext:value-type="float">
            <text:p/>
          </table:table-cell>
          <table:table-cell table:formula="of:=IF(BITAND([.$Q48];BITLSHIFT(1;[.BX$2]))&gt;0;1;0)*[.$O48]" office:value-type="float" office:value="0" calcext:value-type="float">
            <text:p/>
          </table:table-cell>
          <table:table-cell table:formula="of:=IF(BITAND([.$Q48];BITLSHIFT(1;[.BY$2]))&gt;0;1;0)*[.$O48]" office:value-type="float" office:value="0" calcext:value-type="float">
            <text:p/>
          </table:table-cell>
          <table:table-cell table:formula="of:=IF(BITAND([.$Q48];BITLSHIFT(1;[.BZ$2]))&gt;0;1;0)*[.$O48]" office:value-type="float" office:value="0" calcext:value-type="float">
            <text:p/>
          </table:table-cell>
          <table:table-cell table:formula="of:=IF(BITAND([.$Q48];BITLSHIFT(1;[.CA$2]))&gt;0;1;0)*[.$O48]" office:value-type="float" office:value="0" calcext:value-type="float">
            <text:p/>
          </table:table-cell>
          <table:table-cell table:formula="of:=IF(BITAND([.$Q48];BITLSHIFT(1;[.CB$2]))&gt;0;1;0)*[.$O48]" office:value-type="float" office:value="0" calcext:value-type="float">
            <text:p/>
          </table:table-cell>
          <table:table-cell table:formula="of:=IF(BITAND([.$Q48];BITLSHIFT(1;[.CC$2]))&gt;0;1;0)*[.$O48]" office:value-type="float" office:value="0" calcext:value-type="float">
            <text:p/>
          </table:table-cell>
          <table:table-cell table:formula="of:=IF(BITAND([.$Q48];BITLSHIFT(1;[.CD$2]))&gt;0;1;0)*[.$O4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formula="of:=DECIMAL(LEFT([.N49];10) ;16)" office:value-type="float" office:value="0" calcext:value-type="float">
            <text:p/>
          </table:table-cell>
          <table:table-cell table:formula="of:=DECIMAL(RIGHT([.N49];8) ;16)" office:value-type="float" office:value="0" calcext:value-type="float">
            <text:p/>
          </table:table-cell>
          <table:table-cell table:formula="of:=IF(BITAND([.$R49];BITLSHIFT(1;[.S$2]))&gt;0;1;0)*[.$O49]" office:value-type="float" office:value="0" calcext:value-type="float">
            <text:p/>
          </table:table-cell>
          <table:table-cell table:formula="of:=IF(BITAND([.$R49];BITLSHIFT(1;[.T$2]))&gt;0;1;0)*[.$O49]" office:value-type="float" office:value="0" calcext:value-type="float">
            <text:p/>
          </table:table-cell>
          <table:table-cell table:formula="of:=IF(BITAND([.$R49];BITLSHIFT(1;[.U$2]))&gt;0;1;0)*[.$O49]" office:value-type="float" office:value="0" calcext:value-type="float">
            <text:p/>
          </table:table-cell>
          <table:table-cell table:formula="of:=IF(BITAND([.$R49];BITLSHIFT(1;[.V$2]))&gt;0;1;0)*[.$O49]" office:value-type="float" office:value="0" calcext:value-type="float">
            <text:p/>
          </table:table-cell>
          <table:table-cell table:formula="of:=IF(BITAND([.$R49];BITLSHIFT(1;[.W$2]))&gt;0;1;0)*[.$O49]" office:value-type="float" office:value="0" calcext:value-type="float">
            <text:p/>
          </table:table-cell>
          <table:table-cell table:formula="of:=IF(BITAND([.$R49];BITLSHIFT(1;[.X$2]))&gt;0;1;0)*[.$O49]" office:value-type="float" office:value="0" calcext:value-type="float">
            <text:p/>
          </table:table-cell>
          <table:table-cell table:formula="of:=IF(BITAND([.$R49];BITLSHIFT(1;[.Y$2]))&gt;0;1;0)*[.$O49]" office:value-type="float" office:value="0" calcext:value-type="float">
            <text:p/>
          </table:table-cell>
          <table:table-cell table:formula="of:=IF(BITAND([.$R49];BITLSHIFT(1;[.Z$2]))&gt;0;1;0)*[.$O49]" office:value-type="float" office:value="0" calcext:value-type="float">
            <text:p/>
          </table:table-cell>
          <table:table-cell table:formula="of:=IF(BITAND([.$R49];BITLSHIFT(1;[.AA$2]))&gt;0;1;0)*[.$O49]" office:value-type="float" office:value="0" calcext:value-type="float">
            <text:p/>
          </table:table-cell>
          <table:table-cell table:formula="of:=IF(BITAND([.$R49];BITLSHIFT(1;[.AB$2]))&gt;0;1;0)*[.$O49]" office:value-type="float" office:value="0" calcext:value-type="float">
            <text:p/>
          </table:table-cell>
          <table:table-cell table:formula="of:=IF(BITAND([.$R49];BITLSHIFT(1;[.AC$2]))&gt;0;1;0)*[.$O49]" office:value-type="float" office:value="0" calcext:value-type="float">
            <text:p/>
          </table:table-cell>
          <table:table-cell table:formula="of:=IF(BITAND([.$R49];BITLSHIFT(1;[.AD$2]))&gt;0;1;0)*[.$O49]" office:value-type="float" office:value="0" calcext:value-type="float">
            <text:p/>
          </table:table-cell>
          <table:table-cell table:formula="of:=IF(BITAND([.$R49];BITLSHIFT(1;[.AE$2]))&gt;0;1;0)*[.$O49]" office:value-type="float" office:value="0" calcext:value-type="float">
            <text:p/>
          </table:table-cell>
          <table:table-cell table:formula="of:=IF(BITAND([.$R49];BITLSHIFT(1;[.AF$2]))&gt;0;1;0)*[.$O49]" office:value-type="float" office:value="0" calcext:value-type="float">
            <text:p/>
          </table:table-cell>
          <table:table-cell table:formula="of:=IF(BITAND([.$R49];BITLSHIFT(1;[.AG$2]))&gt;0;1;0)*[.$O49]" office:value-type="float" office:value="0" calcext:value-type="float">
            <text:p/>
          </table:table-cell>
          <table:table-cell table:formula="of:=IF(BITAND([.$R49];BITLSHIFT(1;[.AH$2]))&gt;0;1;0)*[.$O49]" office:value-type="float" office:value="0" calcext:value-type="float">
            <text:p/>
          </table:table-cell>
          <table:table-cell table:formula="of:=IF(BITAND([.$R49];BITLSHIFT(1;[.AI$2]))&gt;0;1;0)*[.$O49]" office:value-type="float" office:value="0" calcext:value-type="float">
            <text:p/>
          </table:table-cell>
          <table:table-cell table:formula="of:=IF(BITAND([.$R49];BITLSHIFT(1;[.AJ$2]))&gt;0;1;0)*[.$O49]" office:value-type="float" office:value="0" calcext:value-type="float">
            <text:p/>
          </table:table-cell>
          <table:table-cell table:formula="of:=IF(BITAND([.$R49];BITLSHIFT(1;[.AK$2]))&gt;0;1;0)*[.$O49]" office:value-type="float" office:value="0" calcext:value-type="float">
            <text:p/>
          </table:table-cell>
          <table:table-cell table:formula="of:=IF(BITAND([.$R49];BITLSHIFT(1;[.AL$2]))&gt;0;1;0)*[.$O49]" office:value-type="float" office:value="0" calcext:value-type="float">
            <text:p/>
          </table:table-cell>
          <table:table-cell table:formula="of:=IF(BITAND([.$R49];BITLSHIFT(1;[.AM$2]))&gt;0;1;0)*[.$O49]" office:value-type="float" office:value="0" calcext:value-type="float">
            <text:p/>
          </table:table-cell>
          <table:table-cell table:formula="of:=IF(BITAND([.$R49];BITLSHIFT(1;[.AN$2]))&gt;0;1;0)*[.$O49]" office:value-type="float" office:value="0" calcext:value-type="float">
            <text:p/>
          </table:table-cell>
          <table:table-cell table:formula="of:=IF(BITAND([.$R49];BITLSHIFT(1;[.AO$2]))&gt;0;1;0)*[.$O49]" office:value-type="float" office:value="0" calcext:value-type="float">
            <text:p/>
          </table:table-cell>
          <table:table-cell table:formula="of:=IF(BITAND([.$R49];BITLSHIFT(1;[.AP$2]))&gt;0;1;0)*[.$O49]" office:value-type="float" office:value="0" calcext:value-type="float">
            <text:p/>
          </table:table-cell>
          <table:table-cell table:formula="of:=IF(BITAND([.$R49];BITLSHIFT(1;[.AQ$2]))&gt;0;1;0)*[.$O49]" office:value-type="float" office:value="0" calcext:value-type="float">
            <text:p/>
          </table:table-cell>
          <table:table-cell table:formula="of:=IF(BITAND([.$R49];BITLSHIFT(1;[.AR$2]))&gt;0;1;0)*[.$O49]" office:value-type="float" office:value="0" calcext:value-type="float">
            <text:p/>
          </table:table-cell>
          <table:table-cell table:formula="of:=IF(BITAND([.$R49];BITLSHIFT(1;[.AS$2]))&gt;0;1;0)*[.$O49]" office:value-type="float" office:value="0" calcext:value-type="float">
            <text:p/>
          </table:table-cell>
          <table:table-cell table:formula="of:=IF(BITAND([.$R49];BITLSHIFT(1;[.AT$2]))&gt;0;1;0)*[.$O49]" office:value-type="float" office:value="0" calcext:value-type="float">
            <text:p/>
          </table:table-cell>
          <table:table-cell table:formula="of:=IF(BITAND([.$R49];BITLSHIFT(1;[.AU$2]))&gt;0;1;0)*[.$O49]" office:value-type="float" office:value="0" calcext:value-type="float">
            <text:p/>
          </table:table-cell>
          <table:table-cell table:formula="of:=IF(BITAND([.$R49];BITLSHIFT(1;[.AV$2]))&gt;0;1;0)*[.$O49]" office:value-type="float" office:value="0" calcext:value-type="float">
            <text:p/>
          </table:table-cell>
          <table:table-cell table:formula="of:=IF(BITAND([.$R49];BITLSHIFT(1;[.AW$2]))&gt;0;1;0)*[.$O49]" office:value-type="float" office:value="0" calcext:value-type="float">
            <text:p/>
          </table:table-cell>
          <table:table-cell table:formula="of:=IF(BITAND([.$R49];BITLSHIFT(1;[.AX$2]))&gt;0;1;0)*[.$O49]" office:value-type="float" office:value="0" calcext:value-type="float">
            <text:p/>
          </table:table-cell>
          <table:table-cell table:formula="of:=IF(BITAND([.$Q49];BITLSHIFT(1;[.AY$2]))&gt;0;1;0)*[.$O49]" office:value-type="float" office:value="0" calcext:value-type="float">
            <text:p/>
          </table:table-cell>
          <table:table-cell table:formula="of:=IF(BITAND([.$Q49];BITLSHIFT(1;[.AZ$2]))&gt;0;1;0)*[.$O49]" office:value-type="float" office:value="0" calcext:value-type="float">
            <text:p/>
          </table:table-cell>
          <table:table-cell table:formula="of:=IF(BITAND([.$Q49];BITLSHIFT(1;[.BA$2]))&gt;0;1;0)*[.$O49]" office:value-type="float" office:value="0" calcext:value-type="float">
            <text:p/>
          </table:table-cell>
          <table:table-cell table:formula="of:=IF(BITAND([.$Q49];BITLSHIFT(1;[.BB$2]))&gt;0;1;0)*[.$O49]" office:value-type="float" office:value="0" calcext:value-type="float">
            <text:p/>
          </table:table-cell>
          <table:table-cell table:formula="of:=IF(BITAND([.$Q49];BITLSHIFT(1;[.BC$2]))&gt;0;1;0)*[.$O49]" office:value-type="float" office:value="0" calcext:value-type="float">
            <text:p/>
          </table:table-cell>
          <table:table-cell table:formula="of:=IF(BITAND([.$Q49];BITLSHIFT(1;[.BD$2]))&gt;0;1;0)*[.$O49]" office:value-type="float" office:value="0" calcext:value-type="float">
            <text:p/>
          </table:table-cell>
          <table:table-cell table:formula="of:=IF(BITAND([.$Q49];BITLSHIFT(1;[.BE$2]))&gt;0;1;0)*[.$O49]" office:value-type="float" office:value="0" calcext:value-type="float">
            <text:p/>
          </table:table-cell>
          <table:table-cell table:formula="of:=IF(BITAND([.$Q49];BITLSHIFT(1;[.BF$2]))&gt;0;1;0)*[.$O49]" office:value-type="float" office:value="0" calcext:value-type="float">
            <text:p/>
          </table:table-cell>
          <table:table-cell table:formula="of:=IF(BITAND([.$Q49];BITLSHIFT(1;[.BG$2]))&gt;0;1;0)*[.$O49]" office:value-type="float" office:value="0" calcext:value-type="float">
            <text:p/>
          </table:table-cell>
          <table:table-cell table:formula="of:=IF(BITAND([.$Q49];BITLSHIFT(1;[.BH$2]))&gt;0;1;0)*[.$O49]" office:value-type="float" office:value="0" calcext:value-type="float">
            <text:p/>
          </table:table-cell>
          <table:table-cell table:formula="of:=IF(BITAND([.$Q49];BITLSHIFT(1;[.BI$2]))&gt;0;1;0)*[.$O49]" office:value-type="float" office:value="0" calcext:value-type="float">
            <text:p/>
          </table:table-cell>
          <table:table-cell table:formula="of:=IF(BITAND([.$Q49];BITLSHIFT(1;[.BJ$2]))&gt;0;1;0)*[.$O49]" office:value-type="float" office:value="0" calcext:value-type="float">
            <text:p/>
          </table:table-cell>
          <table:table-cell table:formula="of:=IF(BITAND([.$Q49];BITLSHIFT(1;[.BK$2]))&gt;0;1;0)*[.$O49]" office:value-type="float" office:value="0" calcext:value-type="float">
            <text:p/>
          </table:table-cell>
          <table:table-cell table:formula="of:=IF(BITAND([.$Q49];BITLSHIFT(1;[.BL$2]))&gt;0;1;0)*[.$O49]" office:value-type="float" office:value="0" calcext:value-type="float">
            <text:p/>
          </table:table-cell>
          <table:table-cell table:formula="of:=IF(BITAND([.$Q49];BITLSHIFT(1;[.BM$2]))&gt;0;1;0)*[.$O49]" office:value-type="float" office:value="0" calcext:value-type="float">
            <text:p/>
          </table:table-cell>
          <table:table-cell table:formula="of:=IF(BITAND([.$Q49];BITLSHIFT(1;[.BN$2]))&gt;0;1;0)*[.$O49]" office:value-type="float" office:value="0" calcext:value-type="float">
            <text:p/>
          </table:table-cell>
          <table:table-cell table:formula="of:=IF(BITAND([.$Q49];BITLSHIFT(1;[.BO$2]))&gt;0;1;0)*[.$O49]" office:value-type="float" office:value="0" calcext:value-type="float">
            <text:p/>
          </table:table-cell>
          <table:table-cell table:formula="of:=IF(BITAND([.$Q49];BITLSHIFT(1;[.BP$2]))&gt;0;1;0)*[.$O49]" office:value-type="float" office:value="0" calcext:value-type="float">
            <text:p/>
          </table:table-cell>
          <table:table-cell table:formula="of:=IF(BITAND([.$Q49];BITLSHIFT(1;[.BQ$2]))&gt;0;1;0)*[.$O49]" office:value-type="float" office:value="0" calcext:value-type="float">
            <text:p/>
          </table:table-cell>
          <table:table-cell table:formula="of:=IF(BITAND([.$Q49];BITLSHIFT(1;[.BR$2]))&gt;0;1;0)*[.$O49]" office:value-type="float" office:value="0" calcext:value-type="float">
            <text:p/>
          </table:table-cell>
          <table:table-cell table:formula="of:=IF(BITAND([.$Q49];BITLSHIFT(1;[.BS$2]))&gt;0;1;0)*[.$O49]" office:value-type="float" office:value="0" calcext:value-type="float">
            <text:p/>
          </table:table-cell>
          <table:table-cell table:formula="of:=IF(BITAND([.$Q49];BITLSHIFT(1;[.BT$2]))&gt;0;1;0)*[.$O49]" office:value-type="float" office:value="0" calcext:value-type="float">
            <text:p/>
          </table:table-cell>
          <table:table-cell table:formula="of:=IF(BITAND([.$Q49];BITLSHIFT(1;[.BU$2]))&gt;0;1;0)*[.$O49]" office:value-type="float" office:value="0" calcext:value-type="float">
            <text:p/>
          </table:table-cell>
          <table:table-cell table:formula="of:=IF(BITAND([.$Q49];BITLSHIFT(1;[.BV$2]))&gt;0;1;0)*[.$O49]" office:value-type="float" office:value="0" calcext:value-type="float">
            <text:p/>
          </table:table-cell>
          <table:table-cell table:formula="of:=IF(BITAND([.$Q49];BITLSHIFT(1;[.BW$2]))&gt;0;1;0)*[.$O49]" office:value-type="float" office:value="0" calcext:value-type="float">
            <text:p/>
          </table:table-cell>
          <table:table-cell table:formula="of:=IF(BITAND([.$Q49];BITLSHIFT(1;[.BX$2]))&gt;0;1;0)*[.$O49]" office:value-type="float" office:value="0" calcext:value-type="float">
            <text:p/>
          </table:table-cell>
          <table:table-cell table:formula="of:=IF(BITAND([.$Q49];BITLSHIFT(1;[.BY$2]))&gt;0;1;0)*[.$O49]" office:value-type="float" office:value="0" calcext:value-type="float">
            <text:p/>
          </table:table-cell>
          <table:table-cell table:formula="of:=IF(BITAND([.$Q49];BITLSHIFT(1;[.BZ$2]))&gt;0;1;0)*[.$O49]" office:value-type="float" office:value="0" calcext:value-type="float">
            <text:p/>
          </table:table-cell>
          <table:table-cell table:formula="of:=IF(BITAND([.$Q49];BITLSHIFT(1;[.CA$2]))&gt;0;1;0)*[.$O49]" office:value-type="float" office:value="0" calcext:value-type="float">
            <text:p/>
          </table:table-cell>
          <table:table-cell table:formula="of:=IF(BITAND([.$Q49];BITLSHIFT(1;[.CB$2]))&gt;0;1;0)*[.$O49]" office:value-type="float" office:value="0" calcext:value-type="float">
            <text:p/>
          </table:table-cell>
          <table:table-cell table:formula="of:=IF(BITAND([.$Q49];BITLSHIFT(1;[.CC$2]))&gt;0;1;0)*[.$O49]" office:value-type="float" office:value="0" calcext:value-type="float">
            <text:p/>
          </table:table-cell>
          <table:table-cell table:formula="of:=IF(BITAND([.$Q49];BITLSHIFT(1;[.CD$2]))&gt;0;1;0)*[.$O4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4"/>
          <table:table-cell table:number-columns-repeated="1008"/>
        </table:table-row>
        <table:table-row table:style-name="ro2">
          <table:table-cell table:number-columns-repeated="18"/>
          <table:table-cell table:formula="of:=SUM([.S4:.S50])" office:value-type="float" office:value="0" calcext:value-type="float">
            <text:p/>
          </table:table-cell>
          <table:table-cell table:formula="of:=SUM([.T4:.T50])" office:value-type="float" office:value="0" calcext:value-type="float">
            <text:p/>
          </table:table-cell>
          <table:table-cell table:formula="of:=SUM([.U4:.U50])" office:value-type="float" office:value="0" calcext:value-type="float">
            <text:p/>
          </table:table-cell>
          <table:table-cell table:formula="of:=SUM([.V4:.V50])" office:value-type="float" office:value="0" calcext:value-type="float">
            <text:p/>
          </table:table-cell>
          <table:table-cell table:formula="of:=SUM([.W4:.W50])" office:value-type="float" office:value="0" calcext:value-type="float">
            <text:p/>
          </table:table-cell>
          <table:table-cell table:formula="of:=SUM([.X4:.X50])" office:value-type="float" office:value="0" calcext:value-type="float">
            <text:p/>
          </table:table-cell>
          <table:table-cell table:formula="of:=SUM([.Y4:.Y50])" office:value-type="float" office:value="0" calcext:value-type="float">
            <text:p/>
          </table:table-cell>
          <table:table-cell table:formula="of:=SUM([.Z4:.Z50])" office:value-type="float" office:value="0" calcext:value-type="float">
            <text:p/>
          </table:table-cell>
          <table:table-cell table:formula="of:=SUM([.AA4:.AA50])" office:value-type="float" office:value="10" calcext:value-type="float">
            <text:p/>
          </table:table-cell>
          <table:table-cell table:formula="of:=SUM([.AB4:.AB50])" office:value-type="float" office:value="10" calcext:value-type="float">
            <text:p/>
          </table:table-cell>
          <table:table-cell table:formula="of:=SUM([.AC4:.AC50])" office:value-type="float" office:value="10" calcext:value-type="float">
            <text:p/>
          </table:table-cell>
          <table:table-cell table:formula="of:=SUM([.AD4:.AD50])" office:value-type="float" office:value="-20" calcext:value-type="float">
            <text:p/>
          </table:table-cell>
          <table:table-cell table:formula="of:=SUM([.AE4:.AE50])" office:value-type="float" office:value="-20" calcext:value-type="float">
            <text:p/>
          </table:table-cell>
          <table:table-cell table:formula="of:=SUM([.AF4:.AF50])" office:value-type="float" office:value="10" calcext:value-type="float">
            <text:p/>
          </table:table-cell>
          <table:table-cell table:formula="of:=SUM([.AG4:.AG50])" office:value-type="float" office:value="10" calcext:value-type="float">
            <text:p/>
          </table:table-cell>
          <table:table-cell table:formula="of:=SUM([.AH4:.AH50])" office:value-type="float" office:value="10" calcext:value-type="float">
            <text:p/>
          </table:table-cell>
          <table:table-cell table:formula="of:=SUM([.AI4:.AI50])" office:value-type="float" office:value="-10" calcext:value-type="float">
            <text:p/>
          </table:table-cell>
          <table:table-cell table:formula="of:=SUM([.AJ4:.AJ50])" office:value-type="float" office:value="-10" calcext:value-type="float">
            <text:p/>
          </table:table-cell>
          <table:table-cell table:formula="of:=SUM([.AK4:.AK50])" office:value-type="float" office:value="-10" calcext:value-type="float">
            <text:p/>
          </table:table-cell>
          <table:table-cell table:formula="of:=SUM([.AL4:.AL50])" office:value-type="float" office:value="-10" calcext:value-type="float">
            <text:p/>
          </table:table-cell>
          <table:table-cell table:formula="of:=SUM([.AM4:.AM50])" office:value-type="float" office:value="-10" calcext:value-type="float">
            <text:p/>
          </table:table-cell>
          <table:table-cell table:formula="of:=SUM([.AN4:.AN50])" office:value-type="float" office:value="-10" calcext:value-type="float">
            <text:p/>
          </table:table-cell>
          <table:table-cell table:formula="of:=SUM([.AO4:.AO50])" office:value-type="float" office:value="-10" calcext:value-type="float">
            <text:p/>
          </table:table-cell>
          <table:table-cell table:formula="of:=SUM([.AP4:.AP50])" office:value-type="float" office:value="-10" calcext:value-type="float">
            <text:p/>
          </table:table-cell>
          <table:table-cell table:formula="of:=SUM([.AQ4:.AQ50])" office:value-type="float" office:value="-5" calcext:value-type="float">
            <text:p/>
          </table:table-cell>
          <table:table-cell table:formula="of:=SUM([.AR4:.AR50])" office:value-type="float" office:value="0" calcext:value-type="float">
            <text:p/>
          </table:table-cell>
          <table:table-cell table:formula="of:=SUM([.AS4:.AS50])" office:value-type="float" office:value="0" calcext:value-type="float">
            <text:p/>
          </table:table-cell>
          <table:table-cell table:formula="of:=SUM([.AT4:.AT50])" office:value-type="float" office:value="15" calcext:value-type="float">
            <text:p/>
          </table:table-cell>
          <table:table-cell table:formula="of:=SUM([.AU4:.AU50])" office:value-type="float" office:value="15" calcext:value-type="float">
            <text:p/>
          </table:table-cell>
          <table:table-cell table:formula="of:=SUM([.AV4:.AV50])" office:value-type="float" office:value="0" calcext:value-type="float">
            <text:p/>
          </table:table-cell>
          <table:table-cell table:formula="of:=SUM([.AW4:.AW50])" office:value-type="float" office:value="0" calcext:value-type="float">
            <text:p/>
          </table:table-cell>
          <table:table-cell table:formula="of:=SUM([.AX4:.AX50])" office:value-type="float" office:value="-5" calcext:value-type="float">
            <text:p/>
          </table:table-cell>
          <table:table-cell table:formula="of:=SUM([.AY4:.AY50])" office:value-type="float" office:value="5" calcext:value-type="float">
            <text:p/>
          </table:table-cell>
          <table:table-cell table:formula="of:=SUM([.AZ4:.AZ50])" office:value-type="float" office:value="10" calcext:value-type="float">
            <text:p/>
          </table:table-cell>
          <table:table-cell table:formula="of:=SUM([.BA4:.BA50])" office:value-type="float" office:value="10" calcext:value-type="float">
            <text:p/>
          </table:table-cell>
          <table:table-cell table:formula="of:=SUM([.BB4:.BB50])" office:value-type="float" office:value="25" calcext:value-type="float">
            <text:p/>
          </table:table-cell>
          <table:table-cell table:formula="of:=SUM([.BC4:.BC50])" office:value-type="float" office:value="25" calcext:value-type="float">
            <text:p/>
          </table:table-cell>
          <table:table-cell table:formula="of:=SUM([.BD4:.BD50])" office:value-type="float" office:value="10" calcext:value-type="float">
            <text:p/>
          </table:table-cell>
          <table:table-cell table:formula="of:=SUM([.BE4:.BE50])" office:value-type="float" office:value="10" calcext:value-type="float">
            <text:p/>
          </table:table-cell>
          <table:table-cell table:formula="of:=SUM([.BF4:.BF50])" office:value-type="float" office:value="5" calcext:value-type="float">
            <text:p/>
          </table:table-cell>
          <table:table-cell table:formula="of:=SUM([.BG4:.BG50])" office:value-type="float" office:value="15" calcext:value-type="float">
            <text:p/>
          </table:table-cell>
          <table:table-cell table:formula="of:=SUM([.BH4:.BH50])" office:value-type="float" office:value="20" calcext:value-type="float">
            <text:p/>
          </table:table-cell>
          <table:table-cell table:formula="of:=SUM([.BI4:.BI50])" office:value-type="float" office:value="20" calcext:value-type="float">
            <text:p/>
          </table:table-cell>
          <table:table-cell table:formula="of:=SUM([.BJ4:.BJ50])" office:value-type="float" office:value="35" calcext:value-type="float">
            <text:p/>
          </table:table-cell>
          <table:table-cell table:formula="of:=SUM([.BK4:.BK50])" office:value-type="float" office:value="35" calcext:value-type="float">
            <text:p/>
          </table:table-cell>
          <table:table-cell table:formula="of:=SUM([.BL4:.BL50])" office:value-type="float" office:value="20" calcext:value-type="float">
            <text:p/>
          </table:table-cell>
          <table:table-cell table:formula="of:=SUM([.BM4:.BM50])" office:value-type="float" office:value="20" calcext:value-type="float">
            <text:p/>
          </table:table-cell>
          <table:table-cell table:formula="of:=SUM([.BN4:.BN50])" office:value-type="float" office:value="15" calcext:value-type="float">
            <text:p/>
          </table:table-cell>
          <table:table-cell table:formula="of:=SUM([.BO4:.BO50])" office:value-type="float" office:value="50" calcext:value-type="float">
            <text:p/>
          </table:table-cell>
          <table:table-cell table:formula="of:=SUM([.BP4:.BP50])" office:value-type="float" office:value="50" calcext:value-type="float">
            <text:p/>
          </table:table-cell>
          <table:table-cell table:formula="of:=SUM([.BQ4:.BQ50])" office:value-type="float" office:value="50" calcext:value-type="float">
            <text:p/>
          </table:table-cell>
          <table:table-cell table:formula="of:=SUM([.BR4:.BR50])" office:value-type="float" office:value="50" calcext:value-type="float">
            <text:p/>
          </table:table-cell>
          <table:table-cell table:formula="of:=SUM([.BS4:.BS50])" office:value-type="float" office:value="50" calcext:value-type="float">
            <text:p/>
          </table:table-cell>
          <table:table-cell table:formula="of:=SUM([.BT4:.BT50])" office:value-type="float" office:value="50" calcext:value-type="float">
            <text:p/>
          </table:table-cell>
          <table:table-cell table:formula="of:=SUM([.BU4:.BU50])" office:value-type="float" office:value="50" calcext:value-type="float">
            <text:p/>
          </table:table-cell>
          <table:table-cell table:formula="of:=SUM([.BV4:.BV50])" office:value-type="float" office:value="50" calcext:value-type="float">
            <text:p/>
          </table:table-cell>
          <table:table-cell table:formula="of:=SUM([.BW4:.BW50])" office:value-type="float" office:value="0" calcext:value-type="float">
            <text:p/>
          </table:table-cell>
          <table:table-cell table:formula="of:=SUM([.BX4:.BX50])" office:value-type="float" office:value="0" calcext:value-type="float">
            <text:p/>
          </table:table-cell>
          <table:table-cell table:formula="of:=SUM([.BY4:.BY50])" office:value-type="float" office:value="0" calcext:value-type="float">
            <text:p/>
          </table:table-cell>
          <table:table-cell table:formula="of:=SUM([.BZ4:.BZ50])" office:value-type="float" office:value="0" calcext:value-type="float">
            <text:p/>
          </table:table-cell>
          <table:table-cell table:formula="of:=SUM([.CA4:.CA50])" office:value-type="float" office:value="0" calcext:value-type="float">
            <text:p/>
          </table:table-cell>
          <table:table-cell table:formula="of:=SUM([.CB4:.CB50])" office:value-type="float" office:value="0" calcext:value-type="float">
            <text:p/>
          </table:table-cell>
          <table:table-cell table:formula="of:=SUM([.CC4:.CC50])" office:value-type="float" office:value="0" calcext:value-type="float">
            <text:p/>
          </table:table-cell>
          <table:table-cell table:formula="of:=SUM([.CD4:.CD50])" office:value-type="float" office:value="0" calcext:value-type="float">
            <text:p/>
          </table:table-cell>
          <table:table-cell table:number-columns-repeated="94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ook.C4:Rook.J11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ff99"/>
            </calcext:color-scale>
          </calcext:conditional-format>
        </calcext:conditional-formats>
      </table:table>
      <table:table table:name="King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" table:visibility="collapse" table:number-columns-repeated="63" table:default-cell-style-name="Default"/>
        <table:table-column table:style-name="co7" table:visibility="collapse" table:default-cell-style-name="Default"/>
        <table:table-column table:style-name="co1" table:number-columns-repeated="942" table:default-cell-style-name="Default"/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42"/>
        </table:table-row>
        <table:table-row table:style-name="ro2">
          <table:table-cell table:number-columns-repeated="18"/>
          <table:table-cell table:formula="of:=MOD([.S1];32)" office:value-type="float" office:value="0" calcext:value-type="float">
            <text:p/>
          </table:table-cell>
          <table:table-cell table:formula="of:=MOD([.T1];32)" office:value-type="float" office:value="1" calcext:value-type="float">
            <text:p/>
          </table:table-cell>
          <table:table-cell table:formula="of:=MOD([.U1];32)" office:value-type="float" office:value="2" calcext:value-type="float">
            <text:p/>
          </table:table-cell>
          <table:table-cell table:formula="of:=MOD([.V1];32)" office:value-type="float" office:value="3" calcext:value-type="float">
            <text:p/>
          </table:table-cell>
          <table:table-cell table:formula="of:=MOD([.W1];32)" office:value-type="float" office:value="4" calcext:value-type="float">
            <text:p/>
          </table:table-cell>
          <table:table-cell table:formula="of:=MOD([.X1];32)" office:value-type="float" office:value="5" calcext:value-type="float">
            <text:p/>
          </table:table-cell>
          <table:table-cell table:formula="of:=MOD([.Y1];32)" office:value-type="float" office:value="6" calcext:value-type="float">
            <text:p/>
          </table:table-cell>
          <table:table-cell table:formula="of:=MOD([.Z1];32)" office:value-type="float" office:value="7" calcext:value-type="float">
            <text:p/>
          </table:table-cell>
          <table:table-cell table:formula="of:=MOD([.AA1];32)" office:value-type="float" office:value="8" calcext:value-type="float">
            <text:p/>
          </table:table-cell>
          <table:table-cell table:formula="of:=MOD([.AB1];32)" office:value-type="float" office:value="9" calcext:value-type="float">
            <text:p/>
          </table:table-cell>
          <table:table-cell table:formula="of:=MOD([.AC1];32)" office:value-type="float" office:value="10" calcext:value-type="float">
            <text:p/>
          </table:table-cell>
          <table:table-cell table:formula="of:=MOD([.AD1];32)" office:value-type="float" office:value="11" calcext:value-type="float">
            <text:p/>
          </table:table-cell>
          <table:table-cell table:formula="of:=MOD([.AE1];32)" office:value-type="float" office:value="12" calcext:value-type="float">
            <text:p/>
          </table:table-cell>
          <table:table-cell table:formula="of:=MOD([.AF1];32)" office:value-type="float" office:value="13" calcext:value-type="float">
            <text:p/>
          </table:table-cell>
          <table:table-cell table:formula="of:=MOD([.AG1];32)" office:value-type="float" office:value="14" calcext:value-type="float">
            <text:p/>
          </table:table-cell>
          <table:table-cell table:formula="of:=MOD([.AH1];32)" office:value-type="float" office:value="15" calcext:value-type="float">
            <text:p/>
          </table:table-cell>
          <table:table-cell table:formula="of:=MOD([.AI1];32)" office:value-type="float" office:value="16" calcext:value-type="float">
            <text:p/>
          </table:table-cell>
          <table:table-cell table:formula="of:=MOD([.AJ1];32)" office:value-type="float" office:value="17" calcext:value-type="float">
            <text:p/>
          </table:table-cell>
          <table:table-cell table:formula="of:=MOD([.AK1];32)" office:value-type="float" office:value="18" calcext:value-type="float">
            <text:p/>
          </table:table-cell>
          <table:table-cell table:formula="of:=MOD([.AL1];32)" office:value-type="float" office:value="19" calcext:value-type="float">
            <text:p/>
          </table:table-cell>
          <table:table-cell table:formula="of:=MOD([.AM1];32)" office:value-type="float" office:value="20" calcext:value-type="float">
            <text:p/>
          </table:table-cell>
          <table:table-cell table:formula="of:=MOD([.AN1];32)" office:value-type="float" office:value="21" calcext:value-type="float">
            <text:p/>
          </table:table-cell>
          <table:table-cell table:formula="of:=MOD([.AO1];32)" office:value-type="float" office:value="22" calcext:value-type="float">
            <text:p/>
          </table:table-cell>
          <table:table-cell table:formula="of:=MOD([.AP1];32)" office:value-type="float" office:value="23" calcext:value-type="float">
            <text:p/>
          </table:table-cell>
          <table:table-cell table:formula="of:=MOD([.AQ1];32)" office:value-type="float" office:value="24" calcext:value-type="float">
            <text:p/>
          </table:table-cell>
          <table:table-cell table:formula="of:=MOD([.AR1];32)" office:value-type="float" office:value="25" calcext:value-type="float">
            <text:p/>
          </table:table-cell>
          <table:table-cell table:formula="of:=MOD([.AS1];32)" office:value-type="float" office:value="26" calcext:value-type="float">
            <text:p/>
          </table:table-cell>
          <table:table-cell table:formula="of:=MOD([.AT1];32)" office:value-type="float" office:value="27" calcext:value-type="float">
            <text:p/>
          </table:table-cell>
          <table:table-cell table:formula="of:=MOD([.AU1];32)" office:value-type="float" office:value="28" calcext:value-type="float">
            <text:p/>
          </table:table-cell>
          <table:table-cell table:formula="of:=MOD([.AV1];32)" office:value-type="float" office:value="29" calcext:value-type="float">
            <text:p/>
          </table:table-cell>
          <table:table-cell table:formula="of:=MOD([.AW1];32)" office:value-type="float" office:value="30" calcext:value-type="float">
            <text:p/>
          </table:table-cell>
          <table:table-cell table:formula="of:=MOD([.AX1];32)" office:value-type="float" office:value="31" calcext:value-type="float">
            <text:p/>
          </table:table-cell>
          <table:table-cell table:formula="of:=MOD([.AY1];32)" office:value-type="float" office:value="0" calcext:value-type="float">
            <text:p/>
          </table:table-cell>
          <table:table-cell table:formula="of:=MOD([.AZ1];32)" office:value-type="float" office:value="1" calcext:value-type="float">
            <text:p/>
          </table:table-cell>
          <table:table-cell table:formula="of:=MOD([.BA1];32)" office:value-type="float" office:value="2" calcext:value-type="float">
            <text:p/>
          </table:table-cell>
          <table:table-cell table:formula="of:=MOD([.BB1];32)" office:value-type="float" office:value="3" calcext:value-type="float">
            <text:p/>
          </table:table-cell>
          <table:table-cell table:formula="of:=MOD([.BC1];32)" office:value-type="float" office:value="4" calcext:value-type="float">
            <text:p/>
          </table:table-cell>
          <table:table-cell table:formula="of:=MOD([.BD1];32)" office:value-type="float" office:value="5" calcext:value-type="float">
            <text:p/>
          </table:table-cell>
          <table:table-cell table:formula="of:=MOD([.BE1];32)" office:value-type="float" office:value="6" calcext:value-type="float">
            <text:p/>
          </table:table-cell>
          <table:table-cell table:formula="of:=MOD([.BF1];32)" office:value-type="float" office:value="7" calcext:value-type="float">
            <text:p/>
          </table:table-cell>
          <table:table-cell table:formula="of:=MOD([.BG1];32)" office:value-type="float" office:value="8" calcext:value-type="float">
            <text:p/>
          </table:table-cell>
          <table:table-cell table:formula="of:=MOD([.BH1];32)" office:value-type="float" office:value="9" calcext:value-type="float">
            <text:p/>
          </table:table-cell>
          <table:table-cell table:formula="of:=MOD([.BI1];32)" office:value-type="float" office:value="10" calcext:value-type="float">
            <text:p/>
          </table:table-cell>
          <table:table-cell table:formula="of:=MOD([.BJ1];32)" office:value-type="float" office:value="11" calcext:value-type="float">
            <text:p/>
          </table:table-cell>
          <table:table-cell table:formula="of:=MOD([.BK1];32)" office:value-type="float" office:value="12" calcext:value-type="float">
            <text:p/>
          </table:table-cell>
          <table:table-cell table:formula="of:=MOD([.BL1];32)" office:value-type="float" office:value="13" calcext:value-type="float">
            <text:p/>
          </table:table-cell>
          <table:table-cell table:formula="of:=MOD([.BM1];32)" office:value-type="float" office:value="14" calcext:value-type="float">
            <text:p/>
          </table:table-cell>
          <table:table-cell table:formula="of:=MOD([.BN1];32)" office:value-type="float" office:value="15" calcext:value-type="float">
            <text:p/>
          </table:table-cell>
          <table:table-cell table:formula="of:=MOD([.BO1];32)" office:value-type="float" office:value="16" calcext:value-type="float">
            <text:p/>
          </table:table-cell>
          <table:table-cell table:formula="of:=MOD([.BP1];32)" office:value-type="float" office:value="17" calcext:value-type="float">
            <text:p/>
          </table:table-cell>
          <table:table-cell table:formula="of:=MOD([.BQ1];32)" office:value-type="float" office:value="18" calcext:value-type="float">
            <text:p/>
          </table:table-cell>
          <table:table-cell table:formula="of:=MOD([.BR1];32)" office:value-type="float" office:value="19" calcext:value-type="float">
            <text:p/>
          </table:table-cell>
          <table:table-cell table:formula="of:=MOD([.BS1];32)" office:value-type="float" office:value="20" calcext:value-type="float">
            <text:p/>
          </table:table-cell>
          <table:table-cell table:formula="of:=MOD([.BT1];32)" office:value-type="float" office:value="21" calcext:value-type="float">
            <text:p/>
          </table:table-cell>
          <table:table-cell table:formula="of:=MOD([.BU1];32)" office:value-type="float" office:value="22" calcext:value-type="float">
            <text:p/>
          </table:table-cell>
          <table:table-cell table:formula="of:=MOD([.BV1];32)" office:value-type="float" office:value="23" calcext:value-type="float">
            <text:p/>
          </table:table-cell>
          <table:table-cell table:formula="of:=MOD([.BW1];32)" office:value-type="float" office:value="24" calcext:value-type="float">
            <text:p/>
          </table:table-cell>
          <table:table-cell table:formula="of:=MOD([.BX1];32)" office:value-type="float" office:value="25" calcext:value-type="float">
            <text:p/>
          </table:table-cell>
          <table:table-cell table:formula="of:=MOD([.BY1];32)" office:value-type="float" office:value="26" calcext:value-type="float">
            <text:p/>
          </table:table-cell>
          <table:table-cell table:formula="of:=MOD([.BZ1];32)" office:value-type="float" office:value="27" calcext:value-type="float">
            <text:p/>
          </table:table-cell>
          <table:table-cell table:formula="of:=MOD([.CA1];32)" office:value-type="float" office:value="28" calcext:value-type="float">
            <text:p/>
          </table:table-cell>
          <table:table-cell table:formula="of:=MOD([.CB1];32)" office:value-type="float" office:value="29" calcext:value-type="float">
            <text:p/>
          </table:table-cell>
          <table:table-cell table:formula="of:=MOD([.CC1];32)" office:value-type="float" office:value="30" calcext:value-type="float">
            <text:p/>
          </table:table-cell>
          <table:table-cell table:formula="of:=MOD([.CD1];32)" office:value-type="float" office:value="31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table:number-columns-repeated="10"/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Bonus / Malus</text:p>
          </table:table-cell>
          <table:table-cell table:style-name="ce3"/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2">
          <table:table-cell/>
          <table:table-cell table:style-name="ce1" office:value-type="float" office:value="8" calcext:value-type="float">
            <text:p>8</text:p>
          </table:table-cell>
          <table:table-cell table:style-name="ce10" table:formula="of:=[.BW51]" office:value-type="float" office:value="-30" calcext:value-type="float">
            <text:p/>
          </table:table-cell>
          <table:table-cell table:style-name="ce10" table:formula="of:=[.BX51]" office:value-type="float" office:value="-30" calcext:value-type="float">
            <text:p/>
          </table:table-cell>
          <table:table-cell table:style-name="ce10" table:formula="of:=[.BY51]" office:value-type="float" office:value="-30" calcext:value-type="float">
            <text:p/>
          </table:table-cell>
          <table:table-cell table:style-name="ce10" table:formula="of:=[.BZ51]" office:value-type="float" office:value="-30" calcext:value-type="float">
            <text:p/>
          </table:table-cell>
          <table:table-cell table:style-name="ce10" table:formula="of:=[.CA51]" office:value-type="float" office:value="-30" calcext:value-type="float">
            <text:p/>
          </table:table-cell>
          <table:table-cell table:style-name="ce10" table:formula="of:=[.CB51]" office:value-type="float" office:value="-30" calcext:value-type="float">
            <text:p/>
          </table:table-cell>
          <table:table-cell table:style-name="ce10" table:formula="of:=[.CC51]" office:value-type="float" office:value="-30" calcext:value-type="float">
            <text:p/>
          </table:table-cell>
          <table:table-cell table:style-name="ce10" table:formula="of:=[.CD51]" office:value-type="float" office:value="-3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Behind pawns</text:p>
          </table:table-cell>
          <table:table-cell table:style-name="ce4" office:value-type="string" calcext:value-type="string">
            <text:p>0x00000000000000E7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&quot;{&quot;&quot;name&quot;&quot; : &quot;&quot;&quot; &amp; [.M4] &amp; &quot;&quot;&quot;, &quot;&quot;zone&quot;&quot; : &quot;&quot;&quot;&amp;[.N4]&amp;&quot;&quot;&quot;, &quot;&quot;value&quot;&quot; : &quot;&amp;[.O4]&amp;&quot;}&quot;" office:value-type="string" office:string-value="{&quot;name&quot; : &quot;Behind pawns&quot;, &quot;zone&quot; : &quot;0x00000000000000E7&quot;, &quot;value&quot; : 20}" calcext:value-type="string">
            <text:p>{"name" : "Behind pawns", "zone" : "0x00000000000000E7", "value" : 20}</text:p>
          </table:table-cell>
          <table:table-cell table:formula="of:=DECIMAL(LEFT([.N4];10) ;16)" office:value-type="float" office:value="0" calcext:value-type="float">
            <text:p/>
          </table:table-cell>
          <table:table-cell table:formula="of:=DECIMAL(RIGHT([.N4];8) ;16)" office:value-type="float" office:value="231" calcext:value-type="float">
            <text:p/>
          </table:table-cell>
          <table:table-cell table:formula="of:=IF(BITAND([.$R4];BITLSHIFT(1;[.S$2]))&gt;0;1;0)*[.$O4]" office:value-type="float" office:value="20" calcext:value-type="float">
            <text:p/>
          </table:table-cell>
          <table:table-cell table:formula="of:=IF(BITAND([.$R4];BITLSHIFT(1;[.T$2]))&gt;0;1;0)*[.$O4]" office:value-type="float" office:value="20" calcext:value-type="float">
            <text:p/>
          </table:table-cell>
          <table:table-cell table:formula="of:=IF(BITAND([.$R4];BITLSHIFT(1;[.U$2]))&gt;0;1;0)*[.$O4]" office:value-type="float" office:value="20" calcext:value-type="float">
            <text:p/>
          </table:table-cell>
          <table:table-cell table:formula="of:=IF(BITAND([.$R4];BITLSHIFT(1;[.V$2]))&gt;0;1;0)*[.$O4]" office:value-type="float" office:value="0" calcext:value-type="float">
            <text:p/>
          </table:table-cell>
          <table:table-cell table:formula="of:=IF(BITAND([.$R4];BITLSHIFT(1;[.W$2]))&gt;0;1;0)*[.$O4]" office:value-type="float" office:value="0" calcext:value-type="float">
            <text:p/>
          </table:table-cell>
          <table:table-cell table:formula="of:=IF(BITAND([.$R4];BITLSHIFT(1;[.X$2]))&gt;0;1;0)*[.$O4]" office:value-type="float" office:value="20" calcext:value-type="float">
            <text:p/>
          </table:table-cell>
          <table:table-cell table:formula="of:=IF(BITAND([.$R4];BITLSHIFT(1;[.Y$2]))&gt;0;1;0)*[.$O4]" office:value-type="float" office:value="20" calcext:value-type="float">
            <text:p/>
          </table:table-cell>
          <table:table-cell table:formula="of:=IF(BITAND([.$R4];BITLSHIFT(1;[.Z$2]))&gt;0;1;0)*[.$O4]" office:value-type="float" office:value="20" calcext:value-type="float">
            <text:p/>
          </table:table-cell>
          <table:table-cell table:formula="of:=IF(BITAND([.$R4];BITLSHIFT(1;[.AA$2]))&gt;0;1;0)*[.$O4]" office:value-type="float" office:value="0" calcext:value-type="float">
            <text:p/>
          </table:table-cell>
          <table:table-cell table:formula="of:=IF(BITAND([.$R4];BITLSHIFT(1;[.AB$2]))&gt;0;1;0)*[.$O4]" office:value-type="float" office:value="0" calcext:value-type="float">
            <text:p/>
          </table:table-cell>
          <table:table-cell table:formula="of:=IF(BITAND([.$R4];BITLSHIFT(1;[.AC$2]))&gt;0;1;0)*[.$O4]" office:value-type="float" office:value="0" calcext:value-type="float">
            <text:p/>
          </table:table-cell>
          <table:table-cell table:formula="of:=IF(BITAND([.$R4];BITLSHIFT(1;[.AD$2]))&gt;0;1;0)*[.$O4]" office:value-type="float" office:value="0" calcext:value-type="float">
            <text:p/>
          </table:table-cell>
          <table:table-cell table:formula="of:=IF(BITAND([.$R4];BITLSHIFT(1;[.AE$2]))&gt;0;1;0)*[.$O4]" office:value-type="float" office:value="0" calcext:value-type="float">
            <text:p/>
          </table:table-cell>
          <table:table-cell table:formula="of:=IF(BITAND([.$R4];BITLSHIFT(1;[.AF$2]))&gt;0;1;0)*[.$O4]" office:value-type="float" office:value="0" calcext:value-type="float">
            <text:p/>
          </table:table-cell>
          <table:table-cell table:formula="of:=IF(BITAND([.$R4];BITLSHIFT(1;[.AG$2]))&gt;0;1;0)*[.$O4]" office:value-type="float" office:value="0" calcext:value-type="float">
            <text:p/>
          </table:table-cell>
          <table:table-cell table:formula="of:=IF(BITAND([.$R4];BITLSHIFT(1;[.AH$2]))&gt;0;1;0)*[.$O4]" office:value-type="float" office:value="0" calcext:value-type="float">
            <text:p/>
          </table:table-cell>
          <table:table-cell table:formula="of:=IF(BITAND([.$R4];BITLSHIFT(1;[.AI$2]))&gt;0;1;0)*[.$O4]" office:value-type="float" office:value="0" calcext:value-type="float">
            <text:p/>
          </table:table-cell>
          <table:table-cell table:formula="of:=IF(BITAND([.$R4];BITLSHIFT(1;[.AJ$2]))&gt;0;1;0)*[.$O4]" office:value-type="float" office:value="0" calcext:value-type="float">
            <text:p/>
          </table:table-cell>
          <table:table-cell table:formula="of:=IF(BITAND([.$R4];BITLSHIFT(1;[.AK$2]))&gt;0;1;0)*[.$O4]" office:value-type="float" office:value="0" calcext:value-type="float">
            <text:p/>
          </table:table-cell>
          <table:table-cell table:formula="of:=IF(BITAND([.$R4];BITLSHIFT(1;[.AL$2]))&gt;0;1;0)*[.$O4]" office:value-type="float" office:value="0" calcext:value-type="float">
            <text:p/>
          </table:table-cell>
          <table:table-cell table:formula="of:=IF(BITAND([.$R4];BITLSHIFT(1;[.AM$2]))&gt;0;1;0)*[.$O4]" office:value-type="float" office:value="0" calcext:value-type="float">
            <text:p/>
          </table:table-cell>
          <table:table-cell table:formula="of:=IF(BITAND([.$R4];BITLSHIFT(1;[.AN$2]))&gt;0;1;0)*[.$O4]" office:value-type="float" office:value="0" calcext:value-type="float">
            <text:p/>
          </table:table-cell>
          <table:table-cell table:formula="of:=IF(BITAND([.$R4];BITLSHIFT(1;[.AO$2]))&gt;0;1;0)*[.$O4]" office:value-type="float" office:value="0" calcext:value-type="float">
            <text:p/>
          </table:table-cell>
          <table:table-cell table:formula="of:=IF(BITAND([.$R4];BITLSHIFT(1;[.AP$2]))&gt;0;1;0)*[.$O4]" office:value-type="float" office:value="0" calcext:value-type="float">
            <text:p/>
          </table:table-cell>
          <table:table-cell table:formula="of:=IF(BITAND([.$R4];BITLSHIFT(1;[.AQ$2]))&gt;0;1;0)*[.$O4]" office:value-type="float" office:value="0" calcext:value-type="float">
            <text:p/>
          </table:table-cell>
          <table:table-cell table:formula="of:=IF(BITAND([.$R4];BITLSHIFT(1;[.AR$2]))&gt;0;1;0)*[.$O4]" office:value-type="float" office:value="0" calcext:value-type="float">
            <text:p/>
          </table:table-cell>
          <table:table-cell table:formula="of:=IF(BITAND([.$R4];BITLSHIFT(1;[.AS$2]))&gt;0;1;0)*[.$O4]" office:value-type="float" office:value="0" calcext:value-type="float">
            <text:p/>
          </table:table-cell>
          <table:table-cell table:formula="of:=IF(BITAND([.$R4];BITLSHIFT(1;[.AT$2]))&gt;0;1;0)*[.$O4]" office:value-type="float" office:value="0" calcext:value-type="float">
            <text:p/>
          </table:table-cell>
          <table:table-cell table:formula="of:=IF(BITAND([.$R4];BITLSHIFT(1;[.AU$2]))&gt;0;1;0)*[.$O4]" office:value-type="float" office:value="0" calcext:value-type="float">
            <text:p/>
          </table:table-cell>
          <table:table-cell table:formula="of:=IF(BITAND([.$R4];BITLSHIFT(1;[.AV$2]))&gt;0;1;0)*[.$O4]" office:value-type="float" office:value="0" calcext:value-type="float">
            <text:p/>
          </table:table-cell>
          <table:table-cell table:formula="of:=IF(BITAND([.$R4];BITLSHIFT(1;[.AW$2]))&gt;0;1;0)*[.$O4]" office:value-type="float" office:value="0" calcext:value-type="float">
            <text:p/>
          </table:table-cell>
          <table:table-cell table:formula="of:=IF(BITAND([.$R4];BITLSHIFT(1;[.AX$2]))&gt;0;1;0)*[.$O4]" office:value-type="float" office:value="0" calcext:value-type="float">
            <text:p/>
          </table:table-cell>
          <table:table-cell table:formula="of:=IF(BITAND([.$Q4];BITLSHIFT(1;[.AY$2]))&gt;0;1;0)*[.$O4]" office:value-type="float" office:value="0" calcext:value-type="float">
            <text:p/>
          </table:table-cell>
          <table:table-cell table:formula="of:=IF(BITAND([.$Q4];BITLSHIFT(1;[.AZ$2]))&gt;0;1;0)*[.$O4]" office:value-type="float" office:value="0" calcext:value-type="float">
            <text:p/>
          </table:table-cell>
          <table:table-cell table:formula="of:=IF(BITAND([.$Q4];BITLSHIFT(1;[.BA$2]))&gt;0;1;0)*[.$O4]" office:value-type="float" office:value="0" calcext:value-type="float">
            <text:p/>
          </table:table-cell>
          <table:table-cell table:formula="of:=IF(BITAND([.$Q4];BITLSHIFT(1;[.BB$2]))&gt;0;1;0)*[.$O4]" office:value-type="float" office:value="0" calcext:value-type="float">
            <text:p/>
          </table:table-cell>
          <table:table-cell table:formula="of:=IF(BITAND([.$Q4];BITLSHIFT(1;[.BC$2]))&gt;0;1;0)*[.$O4]" office:value-type="float" office:value="0" calcext:value-type="float">
            <text:p/>
          </table:table-cell>
          <table:table-cell table:formula="of:=IF(BITAND([.$Q4];BITLSHIFT(1;[.BD$2]))&gt;0;1;0)*[.$O4]" office:value-type="float" office:value="0" calcext:value-type="float">
            <text:p/>
          </table:table-cell>
          <table:table-cell table:formula="of:=IF(BITAND([.$Q4];BITLSHIFT(1;[.BE$2]))&gt;0;1;0)*[.$O4]" office:value-type="float" office:value="0" calcext:value-type="float">
            <text:p/>
          </table:table-cell>
          <table:table-cell table:formula="of:=IF(BITAND([.$Q4];BITLSHIFT(1;[.BF$2]))&gt;0;1;0)*[.$O4]" office:value-type="float" office:value="0" calcext:value-type="float">
            <text:p/>
          </table:table-cell>
          <table:table-cell table:formula="of:=IF(BITAND([.$Q4];BITLSHIFT(1;[.BG$2]))&gt;0;1;0)*[.$O4]" office:value-type="float" office:value="0" calcext:value-type="float">
            <text:p/>
          </table:table-cell>
          <table:table-cell table:formula="of:=IF(BITAND([.$Q4];BITLSHIFT(1;[.BH$2]))&gt;0;1;0)*[.$O4]" office:value-type="float" office:value="0" calcext:value-type="float">
            <text:p/>
          </table:table-cell>
          <table:table-cell table:formula="of:=IF(BITAND([.$Q4];BITLSHIFT(1;[.BI$2]))&gt;0;1;0)*[.$O4]" office:value-type="float" office:value="0" calcext:value-type="float">
            <text:p/>
          </table:table-cell>
          <table:table-cell table:formula="of:=IF(BITAND([.$Q4];BITLSHIFT(1;[.BJ$2]))&gt;0;1;0)*[.$O4]" office:value-type="float" office:value="0" calcext:value-type="float">
            <text:p/>
          </table:table-cell>
          <table:table-cell table:formula="of:=IF(BITAND([.$Q4];BITLSHIFT(1;[.BK$2]))&gt;0;1;0)*[.$O4]" office:value-type="float" office:value="0" calcext:value-type="float">
            <text:p/>
          </table:table-cell>
          <table:table-cell table:formula="of:=IF(BITAND([.$Q4];BITLSHIFT(1;[.BL$2]))&gt;0;1;0)*[.$O4]" office:value-type="float" office:value="0" calcext:value-type="float">
            <text:p/>
          </table:table-cell>
          <table:table-cell table:formula="of:=IF(BITAND([.$Q4];BITLSHIFT(1;[.BM$2]))&gt;0;1;0)*[.$O4]" office:value-type="float" office:value="0" calcext:value-type="float">
            <text:p/>
          </table:table-cell>
          <table:table-cell table:formula="of:=IF(BITAND([.$Q4];BITLSHIFT(1;[.BN$2]))&gt;0;1;0)*[.$O4]" office:value-type="float" office:value="0" calcext:value-type="float">
            <text:p/>
          </table:table-cell>
          <table:table-cell table:formula="of:=IF(BITAND([.$Q4];BITLSHIFT(1;[.BO$2]))&gt;0;1;0)*[.$O4]" office:value-type="float" office:value="0" calcext:value-type="float">
            <text:p/>
          </table:table-cell>
          <table:table-cell table:formula="of:=IF(BITAND([.$Q4];BITLSHIFT(1;[.BP$2]))&gt;0;1;0)*[.$O4]" office:value-type="float" office:value="0" calcext:value-type="float">
            <text:p/>
          </table:table-cell>
          <table:table-cell table:formula="of:=IF(BITAND([.$Q4];BITLSHIFT(1;[.BQ$2]))&gt;0;1;0)*[.$O4]" office:value-type="float" office:value="0" calcext:value-type="float">
            <text:p/>
          </table:table-cell>
          <table:table-cell table:formula="of:=IF(BITAND([.$Q4];BITLSHIFT(1;[.BR$2]))&gt;0;1;0)*[.$O4]" office:value-type="float" office:value="0" calcext:value-type="float">
            <text:p/>
          </table:table-cell>
          <table:table-cell table:formula="of:=IF(BITAND([.$Q4];BITLSHIFT(1;[.BS$2]))&gt;0;1;0)*[.$O4]" office:value-type="float" office:value="0" calcext:value-type="float">
            <text:p/>
          </table:table-cell>
          <table:table-cell table:formula="of:=IF(BITAND([.$Q4];BITLSHIFT(1;[.BT$2]))&gt;0;1;0)*[.$O4]" office:value-type="float" office:value="0" calcext:value-type="float">
            <text:p/>
          </table:table-cell>
          <table:table-cell table:formula="of:=IF(BITAND([.$Q4];BITLSHIFT(1;[.BU$2]))&gt;0;1;0)*[.$O4]" office:value-type="float" office:value="0" calcext:value-type="float">
            <text:p/>
          </table:table-cell>
          <table:table-cell table:formula="of:=IF(BITAND([.$Q4];BITLSHIFT(1;[.BV$2]))&gt;0;1;0)*[.$O4]" office:value-type="float" office:value="0" calcext:value-type="float">
            <text:p/>
          </table:table-cell>
          <table:table-cell table:formula="of:=IF(BITAND([.$Q4];BITLSHIFT(1;[.BW$2]))&gt;0;1;0)*[.$O4]" office:value-type="float" office:value="0" calcext:value-type="float">
            <text:p/>
          </table:table-cell>
          <table:table-cell table:formula="of:=IF(BITAND([.$Q4];BITLSHIFT(1;[.BX$2]))&gt;0;1;0)*[.$O4]" office:value-type="float" office:value="0" calcext:value-type="float">
            <text:p/>
          </table:table-cell>
          <table:table-cell table:formula="of:=IF(BITAND([.$Q4];BITLSHIFT(1;[.BY$2]))&gt;0;1;0)*[.$O4]" office:value-type="float" office:value="0" calcext:value-type="float">
            <text:p/>
          </table:table-cell>
          <table:table-cell table:formula="of:=IF(BITAND([.$Q4];BITLSHIFT(1;[.BZ$2]))&gt;0;1;0)*[.$O4]" office:value-type="float" office:value="0" calcext:value-type="float">
            <text:p/>
          </table:table-cell>
          <table:table-cell table:formula="of:=IF(BITAND([.$Q4];BITLSHIFT(1;[.CA$2]))&gt;0;1;0)*[.$O4]" office:value-type="float" office:value="0" calcext:value-type="float">
            <text:p/>
          </table:table-cell>
          <table:table-cell table:formula="of:=IF(BITAND([.$Q4];BITLSHIFT(1;[.CB$2]))&gt;0;1;0)*[.$O4]" office:value-type="float" office:value="0" calcext:value-type="float">
            <text:p/>
          </table:table-cell>
          <table:table-cell table:formula="of:=IF(BITAND([.$Q4];BITLSHIFT(1;[.CC$2]))&gt;0;1;0)*[.$O4]" office:value-type="float" office:value="0" calcext:value-type="float">
            <text:p/>
          </table:table-cell>
          <table:table-cell table:formula="of:=IF(BITAND([.$Q4];BITLSHIFT(1;[.CD$2]))&gt;0;1;0)*[.$O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7" calcext:value-type="float">
            <text:p>7</text:p>
          </table:table-cell>
          <table:table-cell table:style-name="ce10" table:formula="of:=[.BO51]" office:value-type="float" office:value="-30" calcext:value-type="float">
            <text:p/>
          </table:table-cell>
          <table:table-cell table:style-name="ce10" table:formula="of:=[.BP51]" office:value-type="float" office:value="-30" calcext:value-type="float">
            <text:p/>
          </table:table-cell>
          <table:table-cell table:style-name="ce10" table:formula="of:=[.BQ51]" office:value-type="float" office:value="-30" calcext:value-type="float">
            <text:p/>
          </table:table-cell>
          <table:table-cell table:style-name="ce10" table:formula="of:=[.BR51]" office:value-type="float" office:value="-30" calcext:value-type="float">
            <text:p/>
          </table:table-cell>
          <table:table-cell table:style-name="ce10" table:formula="of:=[.BS51]" office:value-type="float" office:value="-30" calcext:value-type="float">
            <text:p/>
          </table:table-cell>
          <table:table-cell table:style-name="ce10" table:formula="of:=[.BT51]" office:value-type="float" office:value="-30" calcext:value-type="float">
            <text:p/>
          </table:table-cell>
          <table:table-cell table:style-name="ce10" table:formula="of:=[.BU51]" office:value-type="float" office:value="-30" calcext:value-type="float">
            <text:p/>
          </table:table-cell>
          <table:table-cell table:style-name="ce10" table:formula="of:=[.BV51]" office:value-type="float" office:value="-3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Deep behinfd pawns</text:p>
          </table:table-cell>
          <table:table-cell table:style-name="ce4" office:value-type="string" calcext:value-type="string">
            <text:p>0x00000000000000C3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&quot;{&quot;&quot;name&quot;&quot; : &quot;&quot;&quot; &amp; [.M5] &amp; &quot;&quot;&quot;, &quot;&quot;zone&quot;&quot; : &quot;&quot;&quot;&amp;[.N5]&amp;&quot;&quot;&quot;, &quot;&quot;value&quot;&quot; : &quot;&amp;[.O5]&amp;&quot;}&quot;" office:value-type="string" office:string-value="{&quot;name&quot; : &quot;Deep behinfd pawns&quot;, &quot;zone&quot; : &quot;0x00000000000000C3&quot;, &quot;value&quot; : 10}" calcext:value-type="string">
            <text:p>{"name" : "Deep behinfd pawns", "zone" : "0x00000000000000C3", "value" : 10}</text:p>
          </table:table-cell>
          <table:table-cell table:formula="of:=DECIMAL(LEFT([.N5];10) ;16)" office:value-type="float" office:value="0" calcext:value-type="float">
            <text:p/>
          </table:table-cell>
          <table:table-cell table:formula="of:=DECIMAL(RIGHT([.N5];8) ;16)" office:value-type="float" office:value="195" calcext:value-type="float">
            <text:p/>
          </table:table-cell>
          <table:table-cell table:formula="of:=IF(BITAND([.$R5];BITLSHIFT(1;[.S$2]))&gt;0;1;0)*[.$O5]" office:value-type="float" office:value="10" calcext:value-type="float">
            <text:p/>
          </table:table-cell>
          <table:table-cell table:formula="of:=IF(BITAND([.$R5];BITLSHIFT(1;[.T$2]))&gt;0;1;0)*[.$O5]" office:value-type="float" office:value="10" calcext:value-type="float">
            <text:p/>
          </table:table-cell>
          <table:table-cell table:formula="of:=IF(BITAND([.$R5];BITLSHIFT(1;[.U$2]))&gt;0;1;0)*[.$O5]" office:value-type="float" office:value="0" calcext:value-type="float">
            <text:p/>
          </table:table-cell>
          <table:table-cell table:formula="of:=IF(BITAND([.$R5];BITLSHIFT(1;[.V$2]))&gt;0;1;0)*[.$O5]" office:value-type="float" office:value="0" calcext:value-type="float">
            <text:p/>
          </table:table-cell>
          <table:table-cell table:formula="of:=IF(BITAND([.$R5];BITLSHIFT(1;[.W$2]))&gt;0;1;0)*[.$O5]" office:value-type="float" office:value="0" calcext:value-type="float">
            <text:p/>
          </table:table-cell>
          <table:table-cell table:formula="of:=IF(BITAND([.$R5];BITLSHIFT(1;[.X$2]))&gt;0;1;0)*[.$O5]" office:value-type="float" office:value="0" calcext:value-type="float">
            <text:p/>
          </table:table-cell>
          <table:table-cell table:formula="of:=IF(BITAND([.$R5];BITLSHIFT(1;[.Y$2]))&gt;0;1;0)*[.$O5]" office:value-type="float" office:value="10" calcext:value-type="float">
            <text:p/>
          </table:table-cell>
          <table:table-cell table:formula="of:=IF(BITAND([.$R5];BITLSHIFT(1;[.Z$2]))&gt;0;1;0)*[.$O5]" office:value-type="float" office:value="10" calcext:value-type="float">
            <text:p/>
          </table:table-cell>
          <table:table-cell table:formula="of:=IF(BITAND([.$R5];BITLSHIFT(1;[.AA$2]))&gt;0;1;0)*[.$O5]" office:value-type="float" office:value="0" calcext:value-type="float">
            <text:p/>
          </table:table-cell>
          <table:table-cell table:formula="of:=IF(BITAND([.$R5];BITLSHIFT(1;[.AB$2]))&gt;0;1;0)*[.$O5]" office:value-type="float" office:value="0" calcext:value-type="float">
            <text:p/>
          </table:table-cell>
          <table:table-cell table:formula="of:=IF(BITAND([.$R5];BITLSHIFT(1;[.AC$2]))&gt;0;1;0)*[.$O5]" office:value-type="float" office:value="0" calcext:value-type="float">
            <text:p/>
          </table:table-cell>
          <table:table-cell table:formula="of:=IF(BITAND([.$R5];BITLSHIFT(1;[.AD$2]))&gt;0;1;0)*[.$O5]" office:value-type="float" office:value="0" calcext:value-type="float">
            <text:p/>
          </table:table-cell>
          <table:table-cell table:formula="of:=IF(BITAND([.$R5];BITLSHIFT(1;[.AE$2]))&gt;0;1;0)*[.$O5]" office:value-type="float" office:value="0" calcext:value-type="float">
            <text:p/>
          </table:table-cell>
          <table:table-cell table:formula="of:=IF(BITAND([.$R5];BITLSHIFT(1;[.AF$2]))&gt;0;1;0)*[.$O5]" office:value-type="float" office:value="0" calcext:value-type="float">
            <text:p/>
          </table:table-cell>
          <table:table-cell table:formula="of:=IF(BITAND([.$R5];BITLSHIFT(1;[.AG$2]))&gt;0;1;0)*[.$O5]" office:value-type="float" office:value="0" calcext:value-type="float">
            <text:p/>
          </table:table-cell>
          <table:table-cell table:formula="of:=IF(BITAND([.$R5];BITLSHIFT(1;[.AH$2]))&gt;0;1;0)*[.$O5]" office:value-type="float" office:value="0" calcext:value-type="float">
            <text:p/>
          </table:table-cell>
          <table:table-cell table:formula="of:=IF(BITAND([.$R5];BITLSHIFT(1;[.AI$2]))&gt;0;1;0)*[.$O5]" office:value-type="float" office:value="0" calcext:value-type="float">
            <text:p/>
          </table:table-cell>
          <table:table-cell table:formula="of:=IF(BITAND([.$R5];BITLSHIFT(1;[.AJ$2]))&gt;0;1;0)*[.$O5]" office:value-type="float" office:value="0" calcext:value-type="float">
            <text:p/>
          </table:table-cell>
          <table:table-cell table:formula="of:=IF(BITAND([.$R5];BITLSHIFT(1;[.AK$2]))&gt;0;1;0)*[.$O5]" office:value-type="float" office:value="0" calcext:value-type="float">
            <text:p/>
          </table:table-cell>
          <table:table-cell table:formula="of:=IF(BITAND([.$R5];BITLSHIFT(1;[.AL$2]))&gt;0;1;0)*[.$O5]" office:value-type="float" office:value="0" calcext:value-type="float">
            <text:p/>
          </table:table-cell>
          <table:table-cell table:formula="of:=IF(BITAND([.$R5];BITLSHIFT(1;[.AM$2]))&gt;0;1;0)*[.$O5]" office:value-type="float" office:value="0" calcext:value-type="float">
            <text:p/>
          </table:table-cell>
          <table:table-cell table:formula="of:=IF(BITAND([.$R5];BITLSHIFT(1;[.AN$2]))&gt;0;1;0)*[.$O5]" office:value-type="float" office:value="0" calcext:value-type="float">
            <text:p/>
          </table:table-cell>
          <table:table-cell table:formula="of:=IF(BITAND([.$R5];BITLSHIFT(1;[.AO$2]))&gt;0;1;0)*[.$O5]" office:value-type="float" office:value="0" calcext:value-type="float">
            <text:p/>
          </table:table-cell>
          <table:table-cell table:formula="of:=IF(BITAND([.$R5];BITLSHIFT(1;[.AP$2]))&gt;0;1;0)*[.$O5]" office:value-type="float" office:value="0" calcext:value-type="float">
            <text:p/>
          </table:table-cell>
          <table:table-cell table:formula="of:=IF(BITAND([.$R5];BITLSHIFT(1;[.AQ$2]))&gt;0;1;0)*[.$O5]" office:value-type="float" office:value="0" calcext:value-type="float">
            <text:p/>
          </table:table-cell>
          <table:table-cell table:formula="of:=IF(BITAND([.$R5];BITLSHIFT(1;[.AR$2]))&gt;0;1;0)*[.$O5]" office:value-type="float" office:value="0" calcext:value-type="float">
            <text:p/>
          </table:table-cell>
          <table:table-cell table:formula="of:=IF(BITAND([.$R5];BITLSHIFT(1;[.AS$2]))&gt;0;1;0)*[.$O5]" office:value-type="float" office:value="0" calcext:value-type="float">
            <text:p/>
          </table:table-cell>
          <table:table-cell table:formula="of:=IF(BITAND([.$R5];BITLSHIFT(1;[.AT$2]))&gt;0;1;0)*[.$O5]" office:value-type="float" office:value="0" calcext:value-type="float">
            <text:p/>
          </table:table-cell>
          <table:table-cell table:formula="of:=IF(BITAND([.$R5];BITLSHIFT(1;[.AU$2]))&gt;0;1;0)*[.$O5]" office:value-type="float" office:value="0" calcext:value-type="float">
            <text:p/>
          </table:table-cell>
          <table:table-cell table:formula="of:=IF(BITAND([.$R5];BITLSHIFT(1;[.AV$2]))&gt;0;1;0)*[.$O5]" office:value-type="float" office:value="0" calcext:value-type="float">
            <text:p/>
          </table:table-cell>
          <table:table-cell table:formula="of:=IF(BITAND([.$R5];BITLSHIFT(1;[.AW$2]))&gt;0;1;0)*[.$O5]" office:value-type="float" office:value="0" calcext:value-type="float">
            <text:p/>
          </table:table-cell>
          <table:table-cell table:formula="of:=IF(BITAND([.$R5];BITLSHIFT(1;[.AX$2]))&gt;0;1;0)*[.$O5]" office:value-type="float" office:value="0" calcext:value-type="float">
            <text:p/>
          </table:table-cell>
          <table:table-cell table:formula="of:=IF(BITAND([.$Q5];BITLSHIFT(1;[.AY$2]))&gt;0;1;0)*[.$O5]" office:value-type="float" office:value="0" calcext:value-type="float">
            <text:p/>
          </table:table-cell>
          <table:table-cell table:formula="of:=IF(BITAND([.$Q5];BITLSHIFT(1;[.AZ$2]))&gt;0;1;0)*[.$O5]" office:value-type="float" office:value="0" calcext:value-type="float">
            <text:p/>
          </table:table-cell>
          <table:table-cell table:formula="of:=IF(BITAND([.$Q5];BITLSHIFT(1;[.BA$2]))&gt;0;1;0)*[.$O5]" office:value-type="float" office:value="0" calcext:value-type="float">
            <text:p/>
          </table:table-cell>
          <table:table-cell table:formula="of:=IF(BITAND([.$Q5];BITLSHIFT(1;[.BB$2]))&gt;0;1;0)*[.$O5]" office:value-type="float" office:value="0" calcext:value-type="float">
            <text:p/>
          </table:table-cell>
          <table:table-cell table:formula="of:=IF(BITAND([.$Q5];BITLSHIFT(1;[.BC$2]))&gt;0;1;0)*[.$O5]" office:value-type="float" office:value="0" calcext:value-type="float">
            <text:p/>
          </table:table-cell>
          <table:table-cell table:formula="of:=IF(BITAND([.$Q5];BITLSHIFT(1;[.BD$2]))&gt;0;1;0)*[.$O5]" office:value-type="float" office:value="0" calcext:value-type="float">
            <text:p/>
          </table:table-cell>
          <table:table-cell table:formula="of:=IF(BITAND([.$Q5];BITLSHIFT(1;[.BE$2]))&gt;0;1;0)*[.$O5]" office:value-type="float" office:value="0" calcext:value-type="float">
            <text:p/>
          </table:table-cell>
          <table:table-cell table:formula="of:=IF(BITAND([.$Q5];BITLSHIFT(1;[.BF$2]))&gt;0;1;0)*[.$O5]" office:value-type="float" office:value="0" calcext:value-type="float">
            <text:p/>
          </table:table-cell>
          <table:table-cell table:formula="of:=IF(BITAND([.$Q5];BITLSHIFT(1;[.BG$2]))&gt;0;1;0)*[.$O5]" office:value-type="float" office:value="0" calcext:value-type="float">
            <text:p/>
          </table:table-cell>
          <table:table-cell table:formula="of:=IF(BITAND([.$Q5];BITLSHIFT(1;[.BH$2]))&gt;0;1;0)*[.$O5]" office:value-type="float" office:value="0" calcext:value-type="float">
            <text:p/>
          </table:table-cell>
          <table:table-cell table:formula="of:=IF(BITAND([.$Q5];BITLSHIFT(1;[.BI$2]))&gt;0;1;0)*[.$O5]" office:value-type="float" office:value="0" calcext:value-type="float">
            <text:p/>
          </table:table-cell>
          <table:table-cell table:formula="of:=IF(BITAND([.$Q5];BITLSHIFT(1;[.BJ$2]))&gt;0;1;0)*[.$O5]" office:value-type="float" office:value="0" calcext:value-type="float">
            <text:p/>
          </table:table-cell>
          <table:table-cell table:formula="of:=IF(BITAND([.$Q5];BITLSHIFT(1;[.BK$2]))&gt;0;1;0)*[.$O5]" office:value-type="float" office:value="0" calcext:value-type="float">
            <text:p/>
          </table:table-cell>
          <table:table-cell table:formula="of:=IF(BITAND([.$Q5];BITLSHIFT(1;[.BL$2]))&gt;0;1;0)*[.$O5]" office:value-type="float" office:value="0" calcext:value-type="float">
            <text:p/>
          </table:table-cell>
          <table:table-cell table:formula="of:=IF(BITAND([.$Q5];BITLSHIFT(1;[.BM$2]))&gt;0;1;0)*[.$O5]" office:value-type="float" office:value="0" calcext:value-type="float">
            <text:p/>
          </table:table-cell>
          <table:table-cell table:formula="of:=IF(BITAND([.$Q5];BITLSHIFT(1;[.BN$2]))&gt;0;1;0)*[.$O5]" office:value-type="float" office:value="0" calcext:value-type="float">
            <text:p/>
          </table:table-cell>
          <table:table-cell table:formula="of:=IF(BITAND([.$Q5];BITLSHIFT(1;[.BO$2]))&gt;0;1;0)*[.$O5]" office:value-type="float" office:value="0" calcext:value-type="float">
            <text:p/>
          </table:table-cell>
          <table:table-cell table:formula="of:=IF(BITAND([.$Q5];BITLSHIFT(1;[.BP$2]))&gt;0;1;0)*[.$O5]" office:value-type="float" office:value="0" calcext:value-type="float">
            <text:p/>
          </table:table-cell>
          <table:table-cell table:formula="of:=IF(BITAND([.$Q5];BITLSHIFT(1;[.BQ$2]))&gt;0;1;0)*[.$O5]" office:value-type="float" office:value="0" calcext:value-type="float">
            <text:p/>
          </table:table-cell>
          <table:table-cell table:formula="of:=IF(BITAND([.$Q5];BITLSHIFT(1;[.BR$2]))&gt;0;1;0)*[.$O5]" office:value-type="float" office:value="0" calcext:value-type="float">
            <text:p/>
          </table:table-cell>
          <table:table-cell table:formula="of:=IF(BITAND([.$Q5];BITLSHIFT(1;[.BS$2]))&gt;0;1;0)*[.$O5]" office:value-type="float" office:value="0" calcext:value-type="float">
            <text:p/>
          </table:table-cell>
          <table:table-cell table:formula="of:=IF(BITAND([.$Q5];BITLSHIFT(1;[.BT$2]))&gt;0;1;0)*[.$O5]" office:value-type="float" office:value="0" calcext:value-type="float">
            <text:p/>
          </table:table-cell>
          <table:table-cell table:formula="of:=IF(BITAND([.$Q5];BITLSHIFT(1;[.BU$2]))&gt;0;1;0)*[.$O5]" office:value-type="float" office:value="0" calcext:value-type="float">
            <text:p/>
          </table:table-cell>
          <table:table-cell table:formula="of:=IF(BITAND([.$Q5];BITLSHIFT(1;[.BV$2]))&gt;0;1;0)*[.$O5]" office:value-type="float" office:value="0" calcext:value-type="float">
            <text:p/>
          </table:table-cell>
          <table:table-cell table:formula="of:=IF(BITAND([.$Q5];BITLSHIFT(1;[.BW$2]))&gt;0;1;0)*[.$O5]" office:value-type="float" office:value="0" calcext:value-type="float">
            <text:p/>
          </table:table-cell>
          <table:table-cell table:formula="of:=IF(BITAND([.$Q5];BITLSHIFT(1;[.BX$2]))&gt;0;1;0)*[.$O5]" office:value-type="float" office:value="0" calcext:value-type="float">
            <text:p/>
          </table:table-cell>
          <table:table-cell table:formula="of:=IF(BITAND([.$Q5];BITLSHIFT(1;[.BY$2]))&gt;0;1;0)*[.$O5]" office:value-type="float" office:value="0" calcext:value-type="float">
            <text:p/>
          </table:table-cell>
          <table:table-cell table:formula="of:=IF(BITAND([.$Q5];BITLSHIFT(1;[.BZ$2]))&gt;0;1;0)*[.$O5]" office:value-type="float" office:value="0" calcext:value-type="float">
            <text:p/>
          </table:table-cell>
          <table:table-cell table:formula="of:=IF(BITAND([.$Q5];BITLSHIFT(1;[.CA$2]))&gt;0;1;0)*[.$O5]" office:value-type="float" office:value="0" calcext:value-type="float">
            <text:p/>
          </table:table-cell>
          <table:table-cell table:formula="of:=IF(BITAND([.$Q5];BITLSHIFT(1;[.CB$2]))&gt;0;1;0)*[.$O5]" office:value-type="float" office:value="0" calcext:value-type="float">
            <text:p/>
          </table:table-cell>
          <table:table-cell table:formula="of:=IF(BITAND([.$Q5];BITLSHIFT(1;[.CC$2]))&gt;0;1;0)*[.$O5]" office:value-type="float" office:value="0" calcext:value-type="float">
            <text:p/>
          </table:table-cell>
          <table:table-cell table:formula="of:=IF(BITAND([.$Q5];BITLSHIFT(1;[.CD$2]))&gt;0;1;0)*[.$O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6" calcext:value-type="float">
            <text:p>6</text:p>
          </table:table-cell>
          <table:table-cell table:style-name="ce10" table:formula="of:=[.BG51]" office:value-type="float" office:value="-30" calcext:value-type="float">
            <text:p/>
          </table:table-cell>
          <table:table-cell table:style-name="ce10" table:formula="of:=[.BH51]" office:value-type="float" office:value="-30" calcext:value-type="float">
            <text:p/>
          </table:table-cell>
          <table:table-cell table:style-name="ce10" table:formula="of:=[.BI51]" office:value-type="float" office:value="-30" calcext:value-type="float">
            <text:p/>
          </table:table-cell>
          <table:table-cell table:style-name="ce10" table:formula="of:=[.BJ51]" office:value-type="float" office:value="-30" calcext:value-type="float">
            <text:p/>
          </table:table-cell>
          <table:table-cell table:style-name="ce10" table:formula="of:=[.BK51]" office:value-type="float" office:value="-30" calcext:value-type="float">
            <text:p/>
          </table:table-cell>
          <table:table-cell table:style-name="ce10" table:formula="of:=[.BL51]" office:value-type="float" office:value="-30" calcext:value-type="float">
            <text:p/>
          </table:table-cell>
          <table:table-cell table:style-name="ce10" table:formula="of:=[.BM51]" office:value-type="float" office:value="-30" calcext:value-type="float">
            <text:p/>
          </table:table-cell>
          <table:table-cell table:style-name="ce10" table:formula="of:=[.BN51]" office:value-type="float" office:value="-30" calcext:value-type="float">
            <text:p/>
          </table:table-cell>
          <table:table-cell table:style-name="ce1"/>
          <table:table-cell/>
          <table:table-cell table:style-name="ce4" office:value-type="string" calcext:value-type="string">
            <text:p>Advanced</text:p>
          </table:table-cell>
          <table:table-cell table:style-name="ce4" office:value-type="string" calcext:value-type="string">
            <text:p>0xFFFFFFFFFF000000</text:p>
          </table:table-cell>
          <table:table-cell table:style-name="ce4" office:value-type="float" office:value="-30" calcext:value-type="float">
            <text:p>-30</text:p>
          </table:table-cell>
          <table:table-cell table:style-name="ce6" table:formula="of:=&quot;{&quot;&quot;name&quot;&quot; : &quot;&quot;&quot; &amp; [.M6] &amp; &quot;&quot;&quot;, &quot;&quot;zone&quot;&quot; : &quot;&quot;&quot;&amp;[.N6]&amp;&quot;&quot;&quot;, &quot;&quot;value&quot;&quot; : &quot;&amp;[.O6]&amp;&quot;}&quot;" office:value-type="string" office:string-value="{&quot;name&quot; : &quot;Advanced&quot;, &quot;zone&quot; : &quot;0xFFFFFFFFFF000000&quot;, &quot;value&quot; : -30}" calcext:value-type="string">
            <text:p>{"name" : "Advanced", "zone" : "0xFFFFFFFFFF000000", "value" : -30}</text:p>
          </table:table-cell>
          <table:table-cell table:formula="of:=DECIMAL(LEFT([.N6];10) ;16)" office:value-type="float" office:value="4294967295" calcext:value-type="float">
            <text:p/>
          </table:table-cell>
          <table:table-cell table:formula="of:=DECIMAL(RIGHT([.N6];8) ;16)" office:value-type="float" office:value="4278190080" calcext:value-type="float">
            <text:p/>
          </table:table-cell>
          <table:table-cell table:formula="of:=IF(BITAND([.$R6];BITLSHIFT(1;[.S$2]))&gt;0;1;0)*[.$O6]" office:value-type="float" office:value="-0" calcext:value-type="float">
            <text:p/>
          </table:table-cell>
          <table:table-cell table:formula="of:=IF(BITAND([.$R6];BITLSHIFT(1;[.T$2]))&gt;0;1;0)*[.$O6]" office:value-type="float" office:value="-0" calcext:value-type="float">
            <text:p/>
          </table:table-cell>
          <table:table-cell table:formula="of:=IF(BITAND([.$R6];BITLSHIFT(1;[.U$2]))&gt;0;1;0)*[.$O6]" office:value-type="float" office:value="-0" calcext:value-type="float">
            <text:p/>
          </table:table-cell>
          <table:table-cell table:formula="of:=IF(BITAND([.$R6];BITLSHIFT(1;[.V$2]))&gt;0;1;0)*[.$O6]" office:value-type="float" office:value="-0" calcext:value-type="float">
            <text:p/>
          </table:table-cell>
          <table:table-cell table:formula="of:=IF(BITAND([.$R6];BITLSHIFT(1;[.W$2]))&gt;0;1;0)*[.$O6]" office:value-type="float" office:value="-0" calcext:value-type="float">
            <text:p/>
          </table:table-cell>
          <table:table-cell table:formula="of:=IF(BITAND([.$R6];BITLSHIFT(1;[.X$2]))&gt;0;1;0)*[.$O6]" office:value-type="float" office:value="-0" calcext:value-type="float">
            <text:p/>
          </table:table-cell>
          <table:table-cell table:formula="of:=IF(BITAND([.$R6];BITLSHIFT(1;[.Y$2]))&gt;0;1;0)*[.$O6]" office:value-type="float" office:value="-0" calcext:value-type="float">
            <text:p/>
          </table:table-cell>
          <table:table-cell table:formula="of:=IF(BITAND([.$R6];BITLSHIFT(1;[.Z$2]))&gt;0;1;0)*[.$O6]" office:value-type="float" office:value="-0" calcext:value-type="float">
            <text:p/>
          </table:table-cell>
          <table:table-cell table:formula="of:=IF(BITAND([.$R6];BITLSHIFT(1;[.AA$2]))&gt;0;1;0)*[.$O6]" office:value-type="float" office:value="-0" calcext:value-type="float">
            <text:p/>
          </table:table-cell>
          <table:table-cell table:formula="of:=IF(BITAND([.$R6];BITLSHIFT(1;[.AB$2]))&gt;0;1;0)*[.$O6]" office:value-type="float" office:value="-0" calcext:value-type="float">
            <text:p/>
          </table:table-cell>
          <table:table-cell table:formula="of:=IF(BITAND([.$R6];BITLSHIFT(1;[.AC$2]))&gt;0;1;0)*[.$O6]" office:value-type="float" office:value="-0" calcext:value-type="float">
            <text:p/>
          </table:table-cell>
          <table:table-cell table:formula="of:=IF(BITAND([.$R6];BITLSHIFT(1;[.AD$2]))&gt;0;1;0)*[.$O6]" office:value-type="float" office:value="-0" calcext:value-type="float">
            <text:p/>
          </table:table-cell>
          <table:table-cell table:formula="of:=IF(BITAND([.$R6];BITLSHIFT(1;[.AE$2]))&gt;0;1;0)*[.$O6]" office:value-type="float" office:value="-0" calcext:value-type="float">
            <text:p/>
          </table:table-cell>
          <table:table-cell table:formula="of:=IF(BITAND([.$R6];BITLSHIFT(1;[.AF$2]))&gt;0;1;0)*[.$O6]" office:value-type="float" office:value="-0" calcext:value-type="float">
            <text:p/>
          </table:table-cell>
          <table:table-cell table:formula="of:=IF(BITAND([.$R6];BITLSHIFT(1;[.AG$2]))&gt;0;1;0)*[.$O6]" office:value-type="float" office:value="-0" calcext:value-type="float">
            <text:p/>
          </table:table-cell>
          <table:table-cell table:formula="of:=IF(BITAND([.$R6];BITLSHIFT(1;[.AH$2]))&gt;0;1;0)*[.$O6]" office:value-type="float" office:value="-0" calcext:value-type="float">
            <text:p/>
          </table:table-cell>
          <table:table-cell table:formula="of:=IF(BITAND([.$R6];BITLSHIFT(1;[.AI$2]))&gt;0;1;0)*[.$O6]" office:value-type="float" office:value="-0" calcext:value-type="float">
            <text:p/>
          </table:table-cell>
          <table:table-cell table:formula="of:=IF(BITAND([.$R6];BITLSHIFT(1;[.AJ$2]))&gt;0;1;0)*[.$O6]" office:value-type="float" office:value="-0" calcext:value-type="float">
            <text:p/>
          </table:table-cell>
          <table:table-cell table:formula="of:=IF(BITAND([.$R6];BITLSHIFT(1;[.AK$2]))&gt;0;1;0)*[.$O6]" office:value-type="float" office:value="-0" calcext:value-type="float">
            <text:p/>
          </table:table-cell>
          <table:table-cell table:formula="of:=IF(BITAND([.$R6];BITLSHIFT(1;[.AL$2]))&gt;0;1;0)*[.$O6]" office:value-type="float" office:value="-0" calcext:value-type="float">
            <text:p/>
          </table:table-cell>
          <table:table-cell table:formula="of:=IF(BITAND([.$R6];BITLSHIFT(1;[.AM$2]))&gt;0;1;0)*[.$O6]" office:value-type="float" office:value="-0" calcext:value-type="float">
            <text:p/>
          </table:table-cell>
          <table:table-cell table:formula="of:=IF(BITAND([.$R6];BITLSHIFT(1;[.AN$2]))&gt;0;1;0)*[.$O6]" office:value-type="float" office:value="-0" calcext:value-type="float">
            <text:p/>
          </table:table-cell>
          <table:table-cell table:formula="of:=IF(BITAND([.$R6];BITLSHIFT(1;[.AO$2]))&gt;0;1;0)*[.$O6]" office:value-type="float" office:value="-0" calcext:value-type="float">
            <text:p/>
          </table:table-cell>
          <table:table-cell table:formula="of:=IF(BITAND([.$R6];BITLSHIFT(1;[.AP$2]))&gt;0;1;0)*[.$O6]" office:value-type="float" office:value="-0" calcext:value-type="float">
            <text:p/>
          </table:table-cell>
          <table:table-cell table:formula="of:=IF(BITAND([.$R6];BITLSHIFT(1;[.AQ$2]))&gt;0;1;0)*[.$O6]" office:value-type="float" office:value="-30" calcext:value-type="float">
            <text:p/>
          </table:table-cell>
          <table:table-cell table:formula="of:=IF(BITAND([.$R6];BITLSHIFT(1;[.AR$2]))&gt;0;1;0)*[.$O6]" office:value-type="float" office:value="-30" calcext:value-type="float">
            <text:p/>
          </table:table-cell>
          <table:table-cell table:formula="of:=IF(BITAND([.$R6];BITLSHIFT(1;[.AS$2]))&gt;0;1;0)*[.$O6]" office:value-type="float" office:value="-30" calcext:value-type="float">
            <text:p/>
          </table:table-cell>
          <table:table-cell table:formula="of:=IF(BITAND([.$R6];BITLSHIFT(1;[.AT$2]))&gt;0;1;0)*[.$O6]" office:value-type="float" office:value="-30" calcext:value-type="float">
            <text:p/>
          </table:table-cell>
          <table:table-cell table:formula="of:=IF(BITAND([.$R6];BITLSHIFT(1;[.AU$2]))&gt;0;1;0)*[.$O6]" office:value-type="float" office:value="-30" calcext:value-type="float">
            <text:p/>
          </table:table-cell>
          <table:table-cell table:formula="of:=IF(BITAND([.$R6];BITLSHIFT(1;[.AV$2]))&gt;0;1;0)*[.$O6]" office:value-type="float" office:value="-30" calcext:value-type="float">
            <text:p/>
          </table:table-cell>
          <table:table-cell table:formula="of:=IF(BITAND([.$R6];BITLSHIFT(1;[.AW$2]))&gt;0;1;0)*[.$O6]" office:value-type="float" office:value="-30" calcext:value-type="float">
            <text:p/>
          </table:table-cell>
          <table:table-cell table:formula="of:=IF(BITAND([.$R6];BITLSHIFT(1;[.AX$2]))&gt;0;1;0)*[.$O6]" office:value-type="float" office:value="-30" calcext:value-type="float">
            <text:p/>
          </table:table-cell>
          <table:table-cell table:formula="of:=IF(BITAND([.$Q6];BITLSHIFT(1;[.AY$2]))&gt;0;1;0)*[.$O6]" office:value-type="float" office:value="-30" calcext:value-type="float">
            <text:p/>
          </table:table-cell>
          <table:table-cell table:formula="of:=IF(BITAND([.$Q6];BITLSHIFT(1;[.AZ$2]))&gt;0;1;0)*[.$O6]" office:value-type="float" office:value="-30" calcext:value-type="float">
            <text:p/>
          </table:table-cell>
          <table:table-cell table:formula="of:=IF(BITAND([.$Q6];BITLSHIFT(1;[.BA$2]))&gt;0;1;0)*[.$O6]" office:value-type="float" office:value="-30" calcext:value-type="float">
            <text:p/>
          </table:table-cell>
          <table:table-cell table:formula="of:=IF(BITAND([.$Q6];BITLSHIFT(1;[.BB$2]))&gt;0;1;0)*[.$O6]" office:value-type="float" office:value="-30" calcext:value-type="float">
            <text:p/>
          </table:table-cell>
          <table:table-cell table:formula="of:=IF(BITAND([.$Q6];BITLSHIFT(1;[.BC$2]))&gt;0;1;0)*[.$O6]" office:value-type="float" office:value="-30" calcext:value-type="float">
            <text:p/>
          </table:table-cell>
          <table:table-cell table:formula="of:=IF(BITAND([.$Q6];BITLSHIFT(1;[.BD$2]))&gt;0;1;0)*[.$O6]" office:value-type="float" office:value="-30" calcext:value-type="float">
            <text:p/>
          </table:table-cell>
          <table:table-cell table:formula="of:=IF(BITAND([.$Q6];BITLSHIFT(1;[.BE$2]))&gt;0;1;0)*[.$O6]" office:value-type="float" office:value="-30" calcext:value-type="float">
            <text:p/>
          </table:table-cell>
          <table:table-cell table:formula="of:=IF(BITAND([.$Q6];BITLSHIFT(1;[.BF$2]))&gt;0;1;0)*[.$O6]" office:value-type="float" office:value="-30" calcext:value-type="float">
            <text:p/>
          </table:table-cell>
          <table:table-cell table:formula="of:=IF(BITAND([.$Q6];BITLSHIFT(1;[.BG$2]))&gt;0;1;0)*[.$O6]" office:value-type="float" office:value="-30" calcext:value-type="float">
            <text:p/>
          </table:table-cell>
          <table:table-cell table:formula="of:=IF(BITAND([.$Q6];BITLSHIFT(1;[.BH$2]))&gt;0;1;0)*[.$O6]" office:value-type="float" office:value="-30" calcext:value-type="float">
            <text:p/>
          </table:table-cell>
          <table:table-cell table:formula="of:=IF(BITAND([.$Q6];BITLSHIFT(1;[.BI$2]))&gt;0;1;0)*[.$O6]" office:value-type="float" office:value="-30" calcext:value-type="float">
            <text:p/>
          </table:table-cell>
          <table:table-cell table:formula="of:=IF(BITAND([.$Q6];BITLSHIFT(1;[.BJ$2]))&gt;0;1;0)*[.$O6]" office:value-type="float" office:value="-30" calcext:value-type="float">
            <text:p/>
          </table:table-cell>
          <table:table-cell table:formula="of:=IF(BITAND([.$Q6];BITLSHIFT(1;[.BK$2]))&gt;0;1;0)*[.$O6]" office:value-type="float" office:value="-30" calcext:value-type="float">
            <text:p/>
          </table:table-cell>
          <table:table-cell table:formula="of:=IF(BITAND([.$Q6];BITLSHIFT(1;[.BL$2]))&gt;0;1;0)*[.$O6]" office:value-type="float" office:value="-30" calcext:value-type="float">
            <text:p/>
          </table:table-cell>
          <table:table-cell table:formula="of:=IF(BITAND([.$Q6];BITLSHIFT(1;[.BM$2]))&gt;0;1;0)*[.$O6]" office:value-type="float" office:value="-30" calcext:value-type="float">
            <text:p/>
          </table:table-cell>
          <table:table-cell table:formula="of:=IF(BITAND([.$Q6];BITLSHIFT(1;[.BN$2]))&gt;0;1;0)*[.$O6]" office:value-type="float" office:value="-30" calcext:value-type="float">
            <text:p/>
          </table:table-cell>
          <table:table-cell table:formula="of:=IF(BITAND([.$Q6];BITLSHIFT(1;[.BO$2]))&gt;0;1;0)*[.$O6]" office:value-type="float" office:value="-30" calcext:value-type="float">
            <text:p/>
          </table:table-cell>
          <table:table-cell table:formula="of:=IF(BITAND([.$Q6];BITLSHIFT(1;[.BP$2]))&gt;0;1;0)*[.$O6]" office:value-type="float" office:value="-30" calcext:value-type="float">
            <text:p/>
          </table:table-cell>
          <table:table-cell table:formula="of:=IF(BITAND([.$Q6];BITLSHIFT(1;[.BQ$2]))&gt;0;1;0)*[.$O6]" office:value-type="float" office:value="-30" calcext:value-type="float">
            <text:p/>
          </table:table-cell>
          <table:table-cell table:formula="of:=IF(BITAND([.$Q6];BITLSHIFT(1;[.BR$2]))&gt;0;1;0)*[.$O6]" office:value-type="float" office:value="-30" calcext:value-type="float">
            <text:p/>
          </table:table-cell>
          <table:table-cell table:formula="of:=IF(BITAND([.$Q6];BITLSHIFT(1;[.BS$2]))&gt;0;1;0)*[.$O6]" office:value-type="float" office:value="-30" calcext:value-type="float">
            <text:p/>
          </table:table-cell>
          <table:table-cell table:formula="of:=IF(BITAND([.$Q6];BITLSHIFT(1;[.BT$2]))&gt;0;1;0)*[.$O6]" office:value-type="float" office:value="-30" calcext:value-type="float">
            <text:p/>
          </table:table-cell>
          <table:table-cell table:formula="of:=IF(BITAND([.$Q6];BITLSHIFT(1;[.BU$2]))&gt;0;1;0)*[.$O6]" office:value-type="float" office:value="-30" calcext:value-type="float">
            <text:p/>
          </table:table-cell>
          <table:table-cell table:formula="of:=IF(BITAND([.$Q6];BITLSHIFT(1;[.BV$2]))&gt;0;1;0)*[.$O6]" office:value-type="float" office:value="-30" calcext:value-type="float">
            <text:p/>
          </table:table-cell>
          <table:table-cell table:formula="of:=IF(BITAND([.$Q6];BITLSHIFT(1;[.BW$2]))&gt;0;1;0)*[.$O6]" office:value-type="float" office:value="-30" calcext:value-type="float">
            <text:p/>
          </table:table-cell>
          <table:table-cell table:formula="of:=IF(BITAND([.$Q6];BITLSHIFT(1;[.BX$2]))&gt;0;1;0)*[.$O6]" office:value-type="float" office:value="-30" calcext:value-type="float">
            <text:p/>
          </table:table-cell>
          <table:table-cell table:formula="of:=IF(BITAND([.$Q6];BITLSHIFT(1;[.BY$2]))&gt;0;1;0)*[.$O6]" office:value-type="float" office:value="-30" calcext:value-type="float">
            <text:p/>
          </table:table-cell>
          <table:table-cell table:formula="of:=IF(BITAND([.$Q6];BITLSHIFT(1;[.BZ$2]))&gt;0;1;0)*[.$O6]" office:value-type="float" office:value="-30" calcext:value-type="float">
            <text:p/>
          </table:table-cell>
          <table:table-cell table:formula="of:=IF(BITAND([.$Q6];BITLSHIFT(1;[.CA$2]))&gt;0;1;0)*[.$O6]" office:value-type="float" office:value="-30" calcext:value-type="float">
            <text:p/>
          </table:table-cell>
          <table:table-cell table:formula="of:=IF(BITAND([.$Q6];BITLSHIFT(1;[.CB$2]))&gt;0;1;0)*[.$O6]" office:value-type="float" office:value="-30" calcext:value-type="float">
            <text:p/>
          </table:table-cell>
          <table:table-cell table:formula="of:=IF(BITAND([.$Q6];BITLSHIFT(1;[.CC$2]))&gt;0;1;0)*[.$O6]" office:value-type="float" office:value="-30" calcext:value-type="float">
            <text:p/>
          </table:table-cell>
          <table:table-cell table:formula="of:=IF(BITAND([.$Q6];BITLSHIFT(1;[.CD$2]))&gt;0;1;0)*[.$O6]" office:value-type="float" office:value="-3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5" calcext:value-type="float">
            <text:p>5</text:p>
          </table:table-cell>
          <table:table-cell table:style-name="ce10" table:formula="of:=[.AY51]" office:value-type="float" office:value="-30" calcext:value-type="float">
            <text:p/>
          </table:table-cell>
          <table:table-cell table:style-name="ce10" table:formula="of:=[.AZ51]" office:value-type="float" office:value="-30" calcext:value-type="float">
            <text:p/>
          </table:table-cell>
          <table:table-cell table:style-name="ce10" table:formula="of:=[.BA51]" office:value-type="float" office:value="-30" calcext:value-type="float">
            <text:p/>
          </table:table-cell>
          <table:table-cell table:style-name="ce10" table:formula="of:=[.BB51]" office:value-type="float" office:value="-30" calcext:value-type="float">
            <text:p/>
          </table:table-cell>
          <table:table-cell table:style-name="ce10" table:formula="of:=[.BC51]" office:value-type="float" office:value="-30" calcext:value-type="float">
            <text:p/>
          </table:table-cell>
          <table:table-cell table:style-name="ce10" table:formula="of:=[.BD51]" office:value-type="float" office:value="-30" calcext:value-type="float">
            <text:p/>
          </table:table-cell>
          <table:table-cell table:style-name="ce10" table:formula="of:=[.BE51]" office:value-type="float" office:value="-30" calcext:value-type="float">
            <text:p/>
          </table:table-cell>
          <table:table-cell table:style-name="ce10" table:formula="of:=[.BF51]" office:value-type="float" office:value="-30" calcext:value-type="float">
            <text:p/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7] &amp; &quot;&quot;&quot;, &quot;&quot;zone&quot;&quot; : &quot;&quot;&quot;&amp;[.N7]&amp;&quot;&quot;&quot;, &quot;&quot;value&quot;&quot; : &quot;&amp;[.O7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7];10) ;16)" office:value-type="float" office:value="0" calcext:value-type="float">
            <text:p/>
          </table:table-cell>
          <table:table-cell table:formula="of:=DECIMAL(RIGHT([.N7];8) ;16)" office:value-type="float" office:value="0" calcext:value-type="float">
            <text:p/>
          </table:table-cell>
          <table:table-cell table:formula="of:=IF(BITAND([.$R7];BITLSHIFT(1;[.S$2]))&gt;0;1;0)*[.$O7]" office:value-type="float" office:value="0" calcext:value-type="float">
            <text:p/>
          </table:table-cell>
          <table:table-cell table:formula="of:=IF(BITAND([.$R7];BITLSHIFT(1;[.T$2]))&gt;0;1;0)*[.$O7]" office:value-type="float" office:value="0" calcext:value-type="float">
            <text:p/>
          </table:table-cell>
          <table:table-cell table:formula="of:=IF(BITAND([.$R7];BITLSHIFT(1;[.U$2]))&gt;0;1;0)*[.$O7]" office:value-type="float" office:value="0" calcext:value-type="float">
            <text:p/>
          </table:table-cell>
          <table:table-cell table:formula="of:=IF(BITAND([.$R7];BITLSHIFT(1;[.V$2]))&gt;0;1;0)*[.$O7]" office:value-type="float" office:value="0" calcext:value-type="float">
            <text:p/>
          </table:table-cell>
          <table:table-cell table:formula="of:=IF(BITAND([.$R7];BITLSHIFT(1;[.W$2]))&gt;0;1;0)*[.$O7]" office:value-type="float" office:value="0" calcext:value-type="float">
            <text:p/>
          </table:table-cell>
          <table:table-cell table:formula="of:=IF(BITAND([.$R7];BITLSHIFT(1;[.X$2]))&gt;0;1;0)*[.$O7]" office:value-type="float" office:value="0" calcext:value-type="float">
            <text:p/>
          </table:table-cell>
          <table:table-cell table:formula="of:=IF(BITAND([.$R7];BITLSHIFT(1;[.Y$2]))&gt;0;1;0)*[.$O7]" office:value-type="float" office:value="0" calcext:value-type="float">
            <text:p/>
          </table:table-cell>
          <table:table-cell table:formula="of:=IF(BITAND([.$R7];BITLSHIFT(1;[.Z$2]))&gt;0;1;0)*[.$O7]" office:value-type="float" office:value="0" calcext:value-type="float">
            <text:p/>
          </table:table-cell>
          <table:table-cell table:formula="of:=IF(BITAND([.$R7];BITLSHIFT(1;[.AA$2]))&gt;0;1;0)*[.$O7]" office:value-type="float" office:value="0" calcext:value-type="float">
            <text:p/>
          </table:table-cell>
          <table:table-cell table:formula="of:=IF(BITAND([.$R7];BITLSHIFT(1;[.AB$2]))&gt;0;1;0)*[.$O7]" office:value-type="float" office:value="0" calcext:value-type="float">
            <text:p/>
          </table:table-cell>
          <table:table-cell table:formula="of:=IF(BITAND([.$R7];BITLSHIFT(1;[.AC$2]))&gt;0;1;0)*[.$O7]" office:value-type="float" office:value="0" calcext:value-type="float">
            <text:p/>
          </table:table-cell>
          <table:table-cell table:formula="of:=IF(BITAND([.$R7];BITLSHIFT(1;[.AD$2]))&gt;0;1;0)*[.$O7]" office:value-type="float" office:value="0" calcext:value-type="float">
            <text:p/>
          </table:table-cell>
          <table:table-cell table:formula="of:=IF(BITAND([.$R7];BITLSHIFT(1;[.AE$2]))&gt;0;1;0)*[.$O7]" office:value-type="float" office:value="0" calcext:value-type="float">
            <text:p/>
          </table:table-cell>
          <table:table-cell table:formula="of:=IF(BITAND([.$R7];BITLSHIFT(1;[.AF$2]))&gt;0;1;0)*[.$O7]" office:value-type="float" office:value="0" calcext:value-type="float">
            <text:p/>
          </table:table-cell>
          <table:table-cell table:formula="of:=IF(BITAND([.$R7];BITLSHIFT(1;[.AG$2]))&gt;0;1;0)*[.$O7]" office:value-type="float" office:value="0" calcext:value-type="float">
            <text:p/>
          </table:table-cell>
          <table:table-cell table:formula="of:=IF(BITAND([.$R7];BITLSHIFT(1;[.AH$2]))&gt;0;1;0)*[.$O7]" office:value-type="float" office:value="0" calcext:value-type="float">
            <text:p/>
          </table:table-cell>
          <table:table-cell table:formula="of:=IF(BITAND([.$R7];BITLSHIFT(1;[.AI$2]))&gt;0;1;0)*[.$O7]" office:value-type="float" office:value="0" calcext:value-type="float">
            <text:p/>
          </table:table-cell>
          <table:table-cell table:formula="of:=IF(BITAND([.$R7];BITLSHIFT(1;[.AJ$2]))&gt;0;1;0)*[.$O7]" office:value-type="float" office:value="0" calcext:value-type="float">
            <text:p/>
          </table:table-cell>
          <table:table-cell table:formula="of:=IF(BITAND([.$R7];BITLSHIFT(1;[.AK$2]))&gt;0;1;0)*[.$O7]" office:value-type="float" office:value="0" calcext:value-type="float">
            <text:p/>
          </table:table-cell>
          <table:table-cell table:formula="of:=IF(BITAND([.$R7];BITLSHIFT(1;[.AL$2]))&gt;0;1;0)*[.$O7]" office:value-type="float" office:value="0" calcext:value-type="float">
            <text:p/>
          </table:table-cell>
          <table:table-cell table:formula="of:=IF(BITAND([.$R7];BITLSHIFT(1;[.AM$2]))&gt;0;1;0)*[.$O7]" office:value-type="float" office:value="0" calcext:value-type="float">
            <text:p/>
          </table:table-cell>
          <table:table-cell table:formula="of:=IF(BITAND([.$R7];BITLSHIFT(1;[.AN$2]))&gt;0;1;0)*[.$O7]" office:value-type="float" office:value="0" calcext:value-type="float">
            <text:p/>
          </table:table-cell>
          <table:table-cell table:formula="of:=IF(BITAND([.$R7];BITLSHIFT(1;[.AO$2]))&gt;0;1;0)*[.$O7]" office:value-type="float" office:value="0" calcext:value-type="float">
            <text:p/>
          </table:table-cell>
          <table:table-cell table:formula="of:=IF(BITAND([.$R7];BITLSHIFT(1;[.AP$2]))&gt;0;1;0)*[.$O7]" office:value-type="float" office:value="0" calcext:value-type="float">
            <text:p/>
          </table:table-cell>
          <table:table-cell table:formula="of:=IF(BITAND([.$R7];BITLSHIFT(1;[.AQ$2]))&gt;0;1;0)*[.$O7]" office:value-type="float" office:value="0" calcext:value-type="float">
            <text:p/>
          </table:table-cell>
          <table:table-cell table:formula="of:=IF(BITAND([.$R7];BITLSHIFT(1;[.AR$2]))&gt;0;1;0)*[.$O7]" office:value-type="float" office:value="0" calcext:value-type="float">
            <text:p/>
          </table:table-cell>
          <table:table-cell table:formula="of:=IF(BITAND([.$R7];BITLSHIFT(1;[.AS$2]))&gt;0;1;0)*[.$O7]" office:value-type="float" office:value="0" calcext:value-type="float">
            <text:p/>
          </table:table-cell>
          <table:table-cell table:formula="of:=IF(BITAND([.$R7];BITLSHIFT(1;[.AT$2]))&gt;0;1;0)*[.$O7]" office:value-type="float" office:value="0" calcext:value-type="float">
            <text:p/>
          </table:table-cell>
          <table:table-cell table:formula="of:=IF(BITAND([.$R7];BITLSHIFT(1;[.AU$2]))&gt;0;1;0)*[.$O7]" office:value-type="float" office:value="0" calcext:value-type="float">
            <text:p/>
          </table:table-cell>
          <table:table-cell table:formula="of:=IF(BITAND([.$R7];BITLSHIFT(1;[.AV$2]))&gt;0;1;0)*[.$O7]" office:value-type="float" office:value="0" calcext:value-type="float">
            <text:p/>
          </table:table-cell>
          <table:table-cell table:formula="of:=IF(BITAND([.$R7];BITLSHIFT(1;[.AW$2]))&gt;0;1;0)*[.$O7]" office:value-type="float" office:value="0" calcext:value-type="float">
            <text:p/>
          </table:table-cell>
          <table:table-cell table:formula="of:=IF(BITAND([.$R7];BITLSHIFT(1;[.AX$2]))&gt;0;1;0)*[.$O7]" office:value-type="float" office:value="0" calcext:value-type="float">
            <text:p/>
          </table:table-cell>
          <table:table-cell table:formula="of:=IF(BITAND([.$Q7];BITLSHIFT(1;[.AY$2]))&gt;0;1;0)*[.$O7]" office:value-type="float" office:value="0" calcext:value-type="float">
            <text:p/>
          </table:table-cell>
          <table:table-cell table:formula="of:=IF(BITAND([.$Q7];BITLSHIFT(1;[.AZ$2]))&gt;0;1;0)*[.$O7]" office:value-type="float" office:value="0" calcext:value-type="float">
            <text:p/>
          </table:table-cell>
          <table:table-cell table:formula="of:=IF(BITAND([.$Q7];BITLSHIFT(1;[.BA$2]))&gt;0;1;0)*[.$O7]" office:value-type="float" office:value="0" calcext:value-type="float">
            <text:p/>
          </table:table-cell>
          <table:table-cell table:formula="of:=IF(BITAND([.$Q7];BITLSHIFT(1;[.BB$2]))&gt;0;1;0)*[.$O7]" office:value-type="float" office:value="0" calcext:value-type="float">
            <text:p/>
          </table:table-cell>
          <table:table-cell table:formula="of:=IF(BITAND([.$Q7];BITLSHIFT(1;[.BC$2]))&gt;0;1;0)*[.$O7]" office:value-type="float" office:value="0" calcext:value-type="float">
            <text:p/>
          </table:table-cell>
          <table:table-cell table:formula="of:=IF(BITAND([.$Q7];BITLSHIFT(1;[.BD$2]))&gt;0;1;0)*[.$O7]" office:value-type="float" office:value="0" calcext:value-type="float">
            <text:p/>
          </table:table-cell>
          <table:table-cell table:formula="of:=IF(BITAND([.$Q7];BITLSHIFT(1;[.BE$2]))&gt;0;1;0)*[.$O7]" office:value-type="float" office:value="0" calcext:value-type="float">
            <text:p/>
          </table:table-cell>
          <table:table-cell table:formula="of:=IF(BITAND([.$Q7];BITLSHIFT(1;[.BF$2]))&gt;0;1;0)*[.$O7]" office:value-type="float" office:value="0" calcext:value-type="float">
            <text:p/>
          </table:table-cell>
          <table:table-cell table:formula="of:=IF(BITAND([.$Q7];BITLSHIFT(1;[.BG$2]))&gt;0;1;0)*[.$O7]" office:value-type="float" office:value="0" calcext:value-type="float">
            <text:p/>
          </table:table-cell>
          <table:table-cell table:formula="of:=IF(BITAND([.$Q7];BITLSHIFT(1;[.BH$2]))&gt;0;1;0)*[.$O7]" office:value-type="float" office:value="0" calcext:value-type="float">
            <text:p/>
          </table:table-cell>
          <table:table-cell table:formula="of:=IF(BITAND([.$Q7];BITLSHIFT(1;[.BI$2]))&gt;0;1;0)*[.$O7]" office:value-type="float" office:value="0" calcext:value-type="float">
            <text:p/>
          </table:table-cell>
          <table:table-cell table:formula="of:=IF(BITAND([.$Q7];BITLSHIFT(1;[.BJ$2]))&gt;0;1;0)*[.$O7]" office:value-type="float" office:value="0" calcext:value-type="float">
            <text:p/>
          </table:table-cell>
          <table:table-cell table:formula="of:=IF(BITAND([.$Q7];BITLSHIFT(1;[.BK$2]))&gt;0;1;0)*[.$O7]" office:value-type="float" office:value="0" calcext:value-type="float">
            <text:p/>
          </table:table-cell>
          <table:table-cell table:formula="of:=IF(BITAND([.$Q7];BITLSHIFT(1;[.BL$2]))&gt;0;1;0)*[.$O7]" office:value-type="float" office:value="0" calcext:value-type="float">
            <text:p/>
          </table:table-cell>
          <table:table-cell table:formula="of:=IF(BITAND([.$Q7];BITLSHIFT(1;[.BM$2]))&gt;0;1;0)*[.$O7]" office:value-type="float" office:value="0" calcext:value-type="float">
            <text:p/>
          </table:table-cell>
          <table:table-cell table:formula="of:=IF(BITAND([.$Q7];BITLSHIFT(1;[.BN$2]))&gt;0;1;0)*[.$O7]" office:value-type="float" office:value="0" calcext:value-type="float">
            <text:p/>
          </table:table-cell>
          <table:table-cell table:formula="of:=IF(BITAND([.$Q7];BITLSHIFT(1;[.BO$2]))&gt;0;1;0)*[.$O7]" office:value-type="float" office:value="0" calcext:value-type="float">
            <text:p/>
          </table:table-cell>
          <table:table-cell table:formula="of:=IF(BITAND([.$Q7];BITLSHIFT(1;[.BP$2]))&gt;0;1;0)*[.$O7]" office:value-type="float" office:value="0" calcext:value-type="float">
            <text:p/>
          </table:table-cell>
          <table:table-cell table:formula="of:=IF(BITAND([.$Q7];BITLSHIFT(1;[.BQ$2]))&gt;0;1;0)*[.$O7]" office:value-type="float" office:value="0" calcext:value-type="float">
            <text:p/>
          </table:table-cell>
          <table:table-cell table:formula="of:=IF(BITAND([.$Q7];BITLSHIFT(1;[.BR$2]))&gt;0;1;0)*[.$O7]" office:value-type="float" office:value="0" calcext:value-type="float">
            <text:p/>
          </table:table-cell>
          <table:table-cell table:formula="of:=IF(BITAND([.$Q7];BITLSHIFT(1;[.BS$2]))&gt;0;1;0)*[.$O7]" office:value-type="float" office:value="0" calcext:value-type="float">
            <text:p/>
          </table:table-cell>
          <table:table-cell table:formula="of:=IF(BITAND([.$Q7];BITLSHIFT(1;[.BT$2]))&gt;0;1;0)*[.$O7]" office:value-type="float" office:value="0" calcext:value-type="float">
            <text:p/>
          </table:table-cell>
          <table:table-cell table:formula="of:=IF(BITAND([.$Q7];BITLSHIFT(1;[.BU$2]))&gt;0;1;0)*[.$O7]" office:value-type="float" office:value="0" calcext:value-type="float">
            <text:p/>
          </table:table-cell>
          <table:table-cell table:formula="of:=IF(BITAND([.$Q7];BITLSHIFT(1;[.BV$2]))&gt;0;1;0)*[.$O7]" office:value-type="float" office:value="0" calcext:value-type="float">
            <text:p/>
          </table:table-cell>
          <table:table-cell table:formula="of:=IF(BITAND([.$Q7];BITLSHIFT(1;[.BW$2]))&gt;0;1;0)*[.$O7]" office:value-type="float" office:value="0" calcext:value-type="float">
            <text:p/>
          </table:table-cell>
          <table:table-cell table:formula="of:=IF(BITAND([.$Q7];BITLSHIFT(1;[.BX$2]))&gt;0;1;0)*[.$O7]" office:value-type="float" office:value="0" calcext:value-type="float">
            <text:p/>
          </table:table-cell>
          <table:table-cell table:formula="of:=IF(BITAND([.$Q7];BITLSHIFT(1;[.BY$2]))&gt;0;1;0)*[.$O7]" office:value-type="float" office:value="0" calcext:value-type="float">
            <text:p/>
          </table:table-cell>
          <table:table-cell table:formula="of:=IF(BITAND([.$Q7];BITLSHIFT(1;[.BZ$2]))&gt;0;1;0)*[.$O7]" office:value-type="float" office:value="0" calcext:value-type="float">
            <text:p/>
          </table:table-cell>
          <table:table-cell table:formula="of:=IF(BITAND([.$Q7];BITLSHIFT(1;[.CA$2]))&gt;0;1;0)*[.$O7]" office:value-type="float" office:value="0" calcext:value-type="float">
            <text:p/>
          </table:table-cell>
          <table:table-cell table:formula="of:=IF(BITAND([.$Q7];BITLSHIFT(1;[.CB$2]))&gt;0;1;0)*[.$O7]" office:value-type="float" office:value="0" calcext:value-type="float">
            <text:p/>
          </table:table-cell>
          <table:table-cell table:formula="of:=IF(BITAND([.$Q7];BITLSHIFT(1;[.CC$2]))&gt;0;1;0)*[.$O7]" office:value-type="float" office:value="0" calcext:value-type="float">
            <text:p/>
          </table:table-cell>
          <table:table-cell table:formula="of:=IF(BITAND([.$Q7];BITLSHIFT(1;[.CD$2]))&gt;0;1;0)*[.$O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0" table:formula="of:=[.AQ51]" office:value-type="float" office:value="-30" calcext:value-type="float">
            <text:p/>
          </table:table-cell>
          <table:table-cell table:style-name="ce10" table:formula="of:=[.AR51]" office:value-type="float" office:value="-30" calcext:value-type="float">
            <text:p/>
          </table:table-cell>
          <table:table-cell table:style-name="ce10" table:formula="of:=[.AS51]" office:value-type="float" office:value="-30" calcext:value-type="float">
            <text:p/>
          </table:table-cell>
          <table:table-cell table:style-name="ce10" table:formula="of:=[.AT51]" office:value-type="float" office:value="-30" calcext:value-type="float">
            <text:p/>
          </table:table-cell>
          <table:table-cell table:style-name="ce10" table:formula="of:=[.AU51]" office:value-type="float" office:value="-30" calcext:value-type="float">
            <text:p/>
          </table:table-cell>
          <table:table-cell table:style-name="ce10" table:formula="of:=[.AV51]" office:value-type="float" office:value="-30" calcext:value-type="float">
            <text:p/>
          </table:table-cell>
          <table:table-cell table:style-name="ce10" table:formula="of:=[.AW51]" office:value-type="float" office:value="-30" calcext:value-type="float">
            <text:p/>
          </table:table-cell>
          <table:table-cell table:style-name="ce10" table:formula="of:=[.AX51]" office:value-type="float" office:value="-30" calcext:value-type="float">
            <text:p/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8] &amp; &quot;&quot;&quot;, &quot;&quot;zone&quot;&quot; : &quot;&quot;&quot;&amp;[.N8]&amp;&quot;&quot;&quot;, &quot;&quot;value&quot;&quot; : &quot;&amp;[.O8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8];10) ;16)" office:value-type="float" office:value="0" calcext:value-type="float">
            <text:p/>
          </table:table-cell>
          <table:table-cell table:formula="of:=DECIMAL(RIGHT([.N8];8) ;16)" office:value-type="float" office:value="0" calcext:value-type="float">
            <text:p/>
          </table:table-cell>
          <table:table-cell table:formula="of:=IF(BITAND([.$R8];BITLSHIFT(1;[.S$2]))&gt;0;1;0)*[.$O8]" office:value-type="float" office:value="0" calcext:value-type="float">
            <text:p/>
          </table:table-cell>
          <table:table-cell table:formula="of:=IF(BITAND([.$R8];BITLSHIFT(1;[.T$2]))&gt;0;1;0)*[.$O8]" office:value-type="float" office:value="0" calcext:value-type="float">
            <text:p/>
          </table:table-cell>
          <table:table-cell table:formula="of:=IF(BITAND([.$R8];BITLSHIFT(1;[.U$2]))&gt;0;1;0)*[.$O8]" office:value-type="float" office:value="0" calcext:value-type="float">
            <text:p/>
          </table:table-cell>
          <table:table-cell table:formula="of:=IF(BITAND([.$R8];BITLSHIFT(1;[.V$2]))&gt;0;1;0)*[.$O8]" office:value-type="float" office:value="0" calcext:value-type="float">
            <text:p/>
          </table:table-cell>
          <table:table-cell table:formula="of:=IF(BITAND([.$R8];BITLSHIFT(1;[.W$2]))&gt;0;1;0)*[.$O8]" office:value-type="float" office:value="0" calcext:value-type="float">
            <text:p/>
          </table:table-cell>
          <table:table-cell table:formula="of:=IF(BITAND([.$R8];BITLSHIFT(1;[.X$2]))&gt;0;1;0)*[.$O8]" office:value-type="float" office:value="0" calcext:value-type="float">
            <text:p/>
          </table:table-cell>
          <table:table-cell table:formula="of:=IF(BITAND([.$R8];BITLSHIFT(1;[.Y$2]))&gt;0;1;0)*[.$O8]" office:value-type="float" office:value="0" calcext:value-type="float">
            <text:p/>
          </table:table-cell>
          <table:table-cell table:formula="of:=IF(BITAND([.$R8];BITLSHIFT(1;[.Z$2]))&gt;0;1;0)*[.$O8]" office:value-type="float" office:value="0" calcext:value-type="float">
            <text:p/>
          </table:table-cell>
          <table:table-cell table:formula="of:=IF(BITAND([.$R8];BITLSHIFT(1;[.AA$2]))&gt;0;1;0)*[.$O8]" office:value-type="float" office:value="0" calcext:value-type="float">
            <text:p/>
          </table:table-cell>
          <table:table-cell table:formula="of:=IF(BITAND([.$R8];BITLSHIFT(1;[.AB$2]))&gt;0;1;0)*[.$O8]" office:value-type="float" office:value="0" calcext:value-type="float">
            <text:p/>
          </table:table-cell>
          <table:table-cell table:formula="of:=IF(BITAND([.$R8];BITLSHIFT(1;[.AC$2]))&gt;0;1;0)*[.$O8]" office:value-type="float" office:value="0" calcext:value-type="float">
            <text:p/>
          </table:table-cell>
          <table:table-cell table:formula="of:=IF(BITAND([.$R8];BITLSHIFT(1;[.AD$2]))&gt;0;1;0)*[.$O8]" office:value-type="float" office:value="0" calcext:value-type="float">
            <text:p/>
          </table:table-cell>
          <table:table-cell table:formula="of:=IF(BITAND([.$R8];BITLSHIFT(1;[.AE$2]))&gt;0;1;0)*[.$O8]" office:value-type="float" office:value="0" calcext:value-type="float">
            <text:p/>
          </table:table-cell>
          <table:table-cell table:formula="of:=IF(BITAND([.$R8];BITLSHIFT(1;[.AF$2]))&gt;0;1;0)*[.$O8]" office:value-type="float" office:value="0" calcext:value-type="float">
            <text:p/>
          </table:table-cell>
          <table:table-cell table:formula="of:=IF(BITAND([.$R8];BITLSHIFT(1;[.AG$2]))&gt;0;1;0)*[.$O8]" office:value-type="float" office:value="0" calcext:value-type="float">
            <text:p/>
          </table:table-cell>
          <table:table-cell table:formula="of:=IF(BITAND([.$R8];BITLSHIFT(1;[.AH$2]))&gt;0;1;0)*[.$O8]" office:value-type="float" office:value="0" calcext:value-type="float">
            <text:p/>
          </table:table-cell>
          <table:table-cell table:formula="of:=IF(BITAND([.$R8];BITLSHIFT(1;[.AI$2]))&gt;0;1;0)*[.$O8]" office:value-type="float" office:value="0" calcext:value-type="float">
            <text:p/>
          </table:table-cell>
          <table:table-cell table:formula="of:=IF(BITAND([.$R8];BITLSHIFT(1;[.AJ$2]))&gt;0;1;0)*[.$O8]" office:value-type="float" office:value="0" calcext:value-type="float">
            <text:p/>
          </table:table-cell>
          <table:table-cell table:formula="of:=IF(BITAND([.$R8];BITLSHIFT(1;[.AK$2]))&gt;0;1;0)*[.$O8]" office:value-type="float" office:value="0" calcext:value-type="float">
            <text:p/>
          </table:table-cell>
          <table:table-cell table:formula="of:=IF(BITAND([.$R8];BITLSHIFT(1;[.AL$2]))&gt;0;1;0)*[.$O8]" office:value-type="float" office:value="0" calcext:value-type="float">
            <text:p/>
          </table:table-cell>
          <table:table-cell table:formula="of:=IF(BITAND([.$R8];BITLSHIFT(1;[.AM$2]))&gt;0;1;0)*[.$O8]" office:value-type="float" office:value="0" calcext:value-type="float">
            <text:p/>
          </table:table-cell>
          <table:table-cell table:formula="of:=IF(BITAND([.$R8];BITLSHIFT(1;[.AN$2]))&gt;0;1;0)*[.$O8]" office:value-type="float" office:value="0" calcext:value-type="float">
            <text:p/>
          </table:table-cell>
          <table:table-cell table:formula="of:=IF(BITAND([.$R8];BITLSHIFT(1;[.AO$2]))&gt;0;1;0)*[.$O8]" office:value-type="float" office:value="0" calcext:value-type="float">
            <text:p/>
          </table:table-cell>
          <table:table-cell table:formula="of:=IF(BITAND([.$R8];BITLSHIFT(1;[.AP$2]))&gt;0;1;0)*[.$O8]" office:value-type="float" office:value="0" calcext:value-type="float">
            <text:p/>
          </table:table-cell>
          <table:table-cell table:formula="of:=IF(BITAND([.$R8];BITLSHIFT(1;[.AQ$2]))&gt;0;1;0)*[.$O8]" office:value-type="float" office:value="0" calcext:value-type="float">
            <text:p/>
          </table:table-cell>
          <table:table-cell table:formula="of:=IF(BITAND([.$R8];BITLSHIFT(1;[.AR$2]))&gt;0;1;0)*[.$O8]" office:value-type="float" office:value="0" calcext:value-type="float">
            <text:p/>
          </table:table-cell>
          <table:table-cell table:formula="of:=IF(BITAND([.$R8];BITLSHIFT(1;[.AS$2]))&gt;0;1;0)*[.$O8]" office:value-type="float" office:value="0" calcext:value-type="float">
            <text:p/>
          </table:table-cell>
          <table:table-cell table:formula="of:=IF(BITAND([.$R8];BITLSHIFT(1;[.AT$2]))&gt;0;1;0)*[.$O8]" office:value-type="float" office:value="0" calcext:value-type="float">
            <text:p/>
          </table:table-cell>
          <table:table-cell table:formula="of:=IF(BITAND([.$R8];BITLSHIFT(1;[.AU$2]))&gt;0;1;0)*[.$O8]" office:value-type="float" office:value="0" calcext:value-type="float">
            <text:p/>
          </table:table-cell>
          <table:table-cell table:formula="of:=IF(BITAND([.$R8];BITLSHIFT(1;[.AV$2]))&gt;0;1;0)*[.$O8]" office:value-type="float" office:value="0" calcext:value-type="float">
            <text:p/>
          </table:table-cell>
          <table:table-cell table:formula="of:=IF(BITAND([.$R8];BITLSHIFT(1;[.AW$2]))&gt;0;1;0)*[.$O8]" office:value-type="float" office:value="0" calcext:value-type="float">
            <text:p/>
          </table:table-cell>
          <table:table-cell table:formula="of:=IF(BITAND([.$R8];BITLSHIFT(1;[.AX$2]))&gt;0;1;0)*[.$O8]" office:value-type="float" office:value="0" calcext:value-type="float">
            <text:p/>
          </table:table-cell>
          <table:table-cell table:formula="of:=IF(BITAND([.$Q8];BITLSHIFT(1;[.AY$2]))&gt;0;1;0)*[.$O8]" office:value-type="float" office:value="0" calcext:value-type="float">
            <text:p/>
          </table:table-cell>
          <table:table-cell table:formula="of:=IF(BITAND([.$Q8];BITLSHIFT(1;[.AZ$2]))&gt;0;1;0)*[.$O8]" office:value-type="float" office:value="0" calcext:value-type="float">
            <text:p/>
          </table:table-cell>
          <table:table-cell table:formula="of:=IF(BITAND([.$Q8];BITLSHIFT(1;[.BA$2]))&gt;0;1;0)*[.$O8]" office:value-type="float" office:value="0" calcext:value-type="float">
            <text:p/>
          </table:table-cell>
          <table:table-cell table:formula="of:=IF(BITAND([.$Q8];BITLSHIFT(1;[.BB$2]))&gt;0;1;0)*[.$O8]" office:value-type="float" office:value="0" calcext:value-type="float">
            <text:p/>
          </table:table-cell>
          <table:table-cell table:formula="of:=IF(BITAND([.$Q8];BITLSHIFT(1;[.BC$2]))&gt;0;1;0)*[.$O8]" office:value-type="float" office:value="0" calcext:value-type="float">
            <text:p/>
          </table:table-cell>
          <table:table-cell table:formula="of:=IF(BITAND([.$Q8];BITLSHIFT(1;[.BD$2]))&gt;0;1;0)*[.$O8]" office:value-type="float" office:value="0" calcext:value-type="float">
            <text:p/>
          </table:table-cell>
          <table:table-cell table:formula="of:=IF(BITAND([.$Q8];BITLSHIFT(1;[.BE$2]))&gt;0;1;0)*[.$O8]" office:value-type="float" office:value="0" calcext:value-type="float">
            <text:p/>
          </table:table-cell>
          <table:table-cell table:formula="of:=IF(BITAND([.$Q8];BITLSHIFT(1;[.BF$2]))&gt;0;1;0)*[.$O8]" office:value-type="float" office:value="0" calcext:value-type="float">
            <text:p/>
          </table:table-cell>
          <table:table-cell table:formula="of:=IF(BITAND([.$Q8];BITLSHIFT(1;[.BG$2]))&gt;0;1;0)*[.$O8]" office:value-type="float" office:value="0" calcext:value-type="float">
            <text:p/>
          </table:table-cell>
          <table:table-cell table:formula="of:=IF(BITAND([.$Q8];BITLSHIFT(1;[.BH$2]))&gt;0;1;0)*[.$O8]" office:value-type="float" office:value="0" calcext:value-type="float">
            <text:p/>
          </table:table-cell>
          <table:table-cell table:formula="of:=IF(BITAND([.$Q8];BITLSHIFT(1;[.BI$2]))&gt;0;1;0)*[.$O8]" office:value-type="float" office:value="0" calcext:value-type="float">
            <text:p/>
          </table:table-cell>
          <table:table-cell table:formula="of:=IF(BITAND([.$Q8];BITLSHIFT(1;[.BJ$2]))&gt;0;1;0)*[.$O8]" office:value-type="float" office:value="0" calcext:value-type="float">
            <text:p/>
          </table:table-cell>
          <table:table-cell table:formula="of:=IF(BITAND([.$Q8];BITLSHIFT(1;[.BK$2]))&gt;0;1;0)*[.$O8]" office:value-type="float" office:value="0" calcext:value-type="float">
            <text:p/>
          </table:table-cell>
          <table:table-cell table:formula="of:=IF(BITAND([.$Q8];BITLSHIFT(1;[.BL$2]))&gt;0;1;0)*[.$O8]" office:value-type="float" office:value="0" calcext:value-type="float">
            <text:p/>
          </table:table-cell>
          <table:table-cell table:formula="of:=IF(BITAND([.$Q8];BITLSHIFT(1;[.BM$2]))&gt;0;1;0)*[.$O8]" office:value-type="float" office:value="0" calcext:value-type="float">
            <text:p/>
          </table:table-cell>
          <table:table-cell table:formula="of:=IF(BITAND([.$Q8];BITLSHIFT(1;[.BN$2]))&gt;0;1;0)*[.$O8]" office:value-type="float" office:value="0" calcext:value-type="float">
            <text:p/>
          </table:table-cell>
          <table:table-cell table:formula="of:=IF(BITAND([.$Q8];BITLSHIFT(1;[.BO$2]))&gt;0;1;0)*[.$O8]" office:value-type="float" office:value="0" calcext:value-type="float">
            <text:p/>
          </table:table-cell>
          <table:table-cell table:formula="of:=IF(BITAND([.$Q8];BITLSHIFT(1;[.BP$2]))&gt;0;1;0)*[.$O8]" office:value-type="float" office:value="0" calcext:value-type="float">
            <text:p/>
          </table:table-cell>
          <table:table-cell table:formula="of:=IF(BITAND([.$Q8];BITLSHIFT(1;[.BQ$2]))&gt;0;1;0)*[.$O8]" office:value-type="float" office:value="0" calcext:value-type="float">
            <text:p/>
          </table:table-cell>
          <table:table-cell table:formula="of:=IF(BITAND([.$Q8];BITLSHIFT(1;[.BR$2]))&gt;0;1;0)*[.$O8]" office:value-type="float" office:value="0" calcext:value-type="float">
            <text:p/>
          </table:table-cell>
          <table:table-cell table:formula="of:=IF(BITAND([.$Q8];BITLSHIFT(1;[.BS$2]))&gt;0;1;0)*[.$O8]" office:value-type="float" office:value="0" calcext:value-type="float">
            <text:p/>
          </table:table-cell>
          <table:table-cell table:formula="of:=IF(BITAND([.$Q8];BITLSHIFT(1;[.BT$2]))&gt;0;1;0)*[.$O8]" office:value-type="float" office:value="0" calcext:value-type="float">
            <text:p/>
          </table:table-cell>
          <table:table-cell table:formula="of:=IF(BITAND([.$Q8];BITLSHIFT(1;[.BU$2]))&gt;0;1;0)*[.$O8]" office:value-type="float" office:value="0" calcext:value-type="float">
            <text:p/>
          </table:table-cell>
          <table:table-cell table:formula="of:=IF(BITAND([.$Q8];BITLSHIFT(1;[.BV$2]))&gt;0;1;0)*[.$O8]" office:value-type="float" office:value="0" calcext:value-type="float">
            <text:p/>
          </table:table-cell>
          <table:table-cell table:formula="of:=IF(BITAND([.$Q8];BITLSHIFT(1;[.BW$2]))&gt;0;1;0)*[.$O8]" office:value-type="float" office:value="0" calcext:value-type="float">
            <text:p/>
          </table:table-cell>
          <table:table-cell table:formula="of:=IF(BITAND([.$Q8];BITLSHIFT(1;[.BX$2]))&gt;0;1;0)*[.$O8]" office:value-type="float" office:value="0" calcext:value-type="float">
            <text:p/>
          </table:table-cell>
          <table:table-cell table:formula="of:=IF(BITAND([.$Q8];BITLSHIFT(1;[.BY$2]))&gt;0;1;0)*[.$O8]" office:value-type="float" office:value="0" calcext:value-type="float">
            <text:p/>
          </table:table-cell>
          <table:table-cell table:formula="of:=IF(BITAND([.$Q8];BITLSHIFT(1;[.BZ$2]))&gt;0;1;0)*[.$O8]" office:value-type="float" office:value="0" calcext:value-type="float">
            <text:p/>
          </table:table-cell>
          <table:table-cell table:formula="of:=IF(BITAND([.$Q8];BITLSHIFT(1;[.CA$2]))&gt;0;1;0)*[.$O8]" office:value-type="float" office:value="0" calcext:value-type="float">
            <text:p/>
          </table:table-cell>
          <table:table-cell table:formula="of:=IF(BITAND([.$Q8];BITLSHIFT(1;[.CB$2]))&gt;0;1;0)*[.$O8]" office:value-type="float" office:value="0" calcext:value-type="float">
            <text:p/>
          </table:table-cell>
          <table:table-cell table:formula="of:=IF(BITAND([.$Q8];BITLSHIFT(1;[.CC$2]))&gt;0;1;0)*[.$O8]" office:value-type="float" office:value="0" calcext:value-type="float">
            <text:p/>
          </table:table-cell>
          <table:table-cell table:formula="of:=IF(BITAND([.$Q8];BITLSHIFT(1;[.CD$2]))&gt;0;1;0)*[.$O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0" table:formula="of:=[.AI51]" office:value-type="float" office:value="0" calcext:value-type="float">
            <text:p/>
          </table:table-cell>
          <table:table-cell table:style-name="ce10" table:formula="of:=[.AJ51]" office:value-type="float" office:value="0" calcext:value-type="float">
            <text:p/>
          </table:table-cell>
          <table:table-cell table:style-name="ce10" table:formula="of:=[.AK51]" office:value-type="float" office:value="0" calcext:value-type="float">
            <text:p/>
          </table:table-cell>
          <table:table-cell table:style-name="ce10" table:formula="of:=[.AL51]" office:value-type="float" office:value="0" calcext:value-type="float">
            <text:p/>
          </table:table-cell>
          <table:table-cell table:style-name="ce10" table:formula="of:=[.AM51]" office:value-type="float" office:value="0" calcext:value-type="float">
            <text:p/>
          </table:table-cell>
          <table:table-cell table:style-name="ce10" table:formula="of:=[.AN51]" office:value-type="float" office:value="0" calcext:value-type="float">
            <text:p/>
          </table:table-cell>
          <table:table-cell table:style-name="ce10" table:formula="of:=[.AO51]" office:value-type="float" office:value="0" calcext:value-type="float">
            <text:p/>
          </table:table-cell>
          <table:table-cell table:style-name="ce10" table:formula="of:=[.AP51]" office:value-type="float" office:value="0" calcext:value-type="float">
            <text:p/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9] &amp; &quot;&quot;&quot;, &quot;&quot;zone&quot;&quot; : &quot;&quot;&quot;&amp;[.N9]&amp;&quot;&quot;&quot;, &quot;&quot;value&quot;&quot; : &quot;&amp;[.O9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9];10) ;16)" office:value-type="float" office:value="0" calcext:value-type="float">
            <text:p/>
          </table:table-cell>
          <table:table-cell table:formula="of:=DECIMAL(RIGHT([.N9];8) ;16)" office:value-type="float" office:value="0" calcext:value-type="float">
            <text:p/>
          </table:table-cell>
          <table:table-cell table:formula="of:=IF(BITAND([.$R9];BITLSHIFT(1;[.S$2]))&gt;0;1;0)*[.$O9]" office:value-type="float" office:value="0" calcext:value-type="float">
            <text:p/>
          </table:table-cell>
          <table:table-cell table:formula="of:=IF(BITAND([.$R9];BITLSHIFT(1;[.T$2]))&gt;0;1;0)*[.$O9]" office:value-type="float" office:value="0" calcext:value-type="float">
            <text:p/>
          </table:table-cell>
          <table:table-cell table:formula="of:=IF(BITAND([.$R9];BITLSHIFT(1;[.U$2]))&gt;0;1;0)*[.$O9]" office:value-type="float" office:value="0" calcext:value-type="float">
            <text:p/>
          </table:table-cell>
          <table:table-cell table:formula="of:=IF(BITAND([.$R9];BITLSHIFT(1;[.V$2]))&gt;0;1;0)*[.$O9]" office:value-type="float" office:value="0" calcext:value-type="float">
            <text:p/>
          </table:table-cell>
          <table:table-cell table:formula="of:=IF(BITAND([.$R9];BITLSHIFT(1;[.W$2]))&gt;0;1;0)*[.$O9]" office:value-type="float" office:value="0" calcext:value-type="float">
            <text:p/>
          </table:table-cell>
          <table:table-cell table:formula="of:=IF(BITAND([.$R9];BITLSHIFT(1;[.X$2]))&gt;0;1;0)*[.$O9]" office:value-type="float" office:value="0" calcext:value-type="float">
            <text:p/>
          </table:table-cell>
          <table:table-cell table:formula="of:=IF(BITAND([.$R9];BITLSHIFT(1;[.Y$2]))&gt;0;1;0)*[.$O9]" office:value-type="float" office:value="0" calcext:value-type="float">
            <text:p/>
          </table:table-cell>
          <table:table-cell table:formula="of:=IF(BITAND([.$R9];BITLSHIFT(1;[.Z$2]))&gt;0;1;0)*[.$O9]" office:value-type="float" office:value="0" calcext:value-type="float">
            <text:p/>
          </table:table-cell>
          <table:table-cell table:formula="of:=IF(BITAND([.$R9];BITLSHIFT(1;[.AA$2]))&gt;0;1;0)*[.$O9]" office:value-type="float" office:value="0" calcext:value-type="float">
            <text:p/>
          </table:table-cell>
          <table:table-cell table:formula="of:=IF(BITAND([.$R9];BITLSHIFT(1;[.AB$2]))&gt;0;1;0)*[.$O9]" office:value-type="float" office:value="0" calcext:value-type="float">
            <text:p/>
          </table:table-cell>
          <table:table-cell table:formula="of:=IF(BITAND([.$R9];BITLSHIFT(1;[.AC$2]))&gt;0;1;0)*[.$O9]" office:value-type="float" office:value="0" calcext:value-type="float">
            <text:p/>
          </table:table-cell>
          <table:table-cell table:formula="of:=IF(BITAND([.$R9];BITLSHIFT(1;[.AD$2]))&gt;0;1;0)*[.$O9]" office:value-type="float" office:value="0" calcext:value-type="float">
            <text:p/>
          </table:table-cell>
          <table:table-cell table:formula="of:=IF(BITAND([.$R9];BITLSHIFT(1;[.AE$2]))&gt;0;1;0)*[.$O9]" office:value-type="float" office:value="0" calcext:value-type="float">
            <text:p/>
          </table:table-cell>
          <table:table-cell table:formula="of:=IF(BITAND([.$R9];BITLSHIFT(1;[.AF$2]))&gt;0;1;0)*[.$O9]" office:value-type="float" office:value="0" calcext:value-type="float">
            <text:p/>
          </table:table-cell>
          <table:table-cell table:formula="of:=IF(BITAND([.$R9];BITLSHIFT(1;[.AG$2]))&gt;0;1;0)*[.$O9]" office:value-type="float" office:value="0" calcext:value-type="float">
            <text:p/>
          </table:table-cell>
          <table:table-cell table:formula="of:=IF(BITAND([.$R9];BITLSHIFT(1;[.AH$2]))&gt;0;1;0)*[.$O9]" office:value-type="float" office:value="0" calcext:value-type="float">
            <text:p/>
          </table:table-cell>
          <table:table-cell table:formula="of:=IF(BITAND([.$R9];BITLSHIFT(1;[.AI$2]))&gt;0;1;0)*[.$O9]" office:value-type="float" office:value="0" calcext:value-type="float">
            <text:p/>
          </table:table-cell>
          <table:table-cell table:formula="of:=IF(BITAND([.$R9];BITLSHIFT(1;[.AJ$2]))&gt;0;1;0)*[.$O9]" office:value-type="float" office:value="0" calcext:value-type="float">
            <text:p/>
          </table:table-cell>
          <table:table-cell table:formula="of:=IF(BITAND([.$R9];BITLSHIFT(1;[.AK$2]))&gt;0;1;0)*[.$O9]" office:value-type="float" office:value="0" calcext:value-type="float">
            <text:p/>
          </table:table-cell>
          <table:table-cell table:formula="of:=IF(BITAND([.$R9];BITLSHIFT(1;[.AL$2]))&gt;0;1;0)*[.$O9]" office:value-type="float" office:value="0" calcext:value-type="float">
            <text:p/>
          </table:table-cell>
          <table:table-cell table:formula="of:=IF(BITAND([.$R9];BITLSHIFT(1;[.AM$2]))&gt;0;1;0)*[.$O9]" office:value-type="float" office:value="0" calcext:value-type="float">
            <text:p/>
          </table:table-cell>
          <table:table-cell table:formula="of:=IF(BITAND([.$R9];BITLSHIFT(1;[.AN$2]))&gt;0;1;0)*[.$O9]" office:value-type="float" office:value="0" calcext:value-type="float">
            <text:p/>
          </table:table-cell>
          <table:table-cell table:formula="of:=IF(BITAND([.$R9];BITLSHIFT(1;[.AO$2]))&gt;0;1;0)*[.$O9]" office:value-type="float" office:value="0" calcext:value-type="float">
            <text:p/>
          </table:table-cell>
          <table:table-cell table:formula="of:=IF(BITAND([.$R9];BITLSHIFT(1;[.AP$2]))&gt;0;1;0)*[.$O9]" office:value-type="float" office:value="0" calcext:value-type="float">
            <text:p/>
          </table:table-cell>
          <table:table-cell table:formula="of:=IF(BITAND([.$R9];BITLSHIFT(1;[.AQ$2]))&gt;0;1;0)*[.$O9]" office:value-type="float" office:value="0" calcext:value-type="float">
            <text:p/>
          </table:table-cell>
          <table:table-cell table:formula="of:=IF(BITAND([.$R9];BITLSHIFT(1;[.AR$2]))&gt;0;1;0)*[.$O9]" office:value-type="float" office:value="0" calcext:value-type="float">
            <text:p/>
          </table:table-cell>
          <table:table-cell table:formula="of:=IF(BITAND([.$R9];BITLSHIFT(1;[.AS$2]))&gt;0;1;0)*[.$O9]" office:value-type="float" office:value="0" calcext:value-type="float">
            <text:p/>
          </table:table-cell>
          <table:table-cell table:formula="of:=IF(BITAND([.$R9];BITLSHIFT(1;[.AT$2]))&gt;0;1;0)*[.$O9]" office:value-type="float" office:value="0" calcext:value-type="float">
            <text:p/>
          </table:table-cell>
          <table:table-cell table:formula="of:=IF(BITAND([.$R9];BITLSHIFT(1;[.AU$2]))&gt;0;1;0)*[.$O9]" office:value-type="float" office:value="0" calcext:value-type="float">
            <text:p/>
          </table:table-cell>
          <table:table-cell table:formula="of:=IF(BITAND([.$R9];BITLSHIFT(1;[.AV$2]))&gt;0;1;0)*[.$O9]" office:value-type="float" office:value="0" calcext:value-type="float">
            <text:p/>
          </table:table-cell>
          <table:table-cell table:formula="of:=IF(BITAND([.$R9];BITLSHIFT(1;[.AW$2]))&gt;0;1;0)*[.$O9]" office:value-type="float" office:value="0" calcext:value-type="float">
            <text:p/>
          </table:table-cell>
          <table:table-cell table:formula="of:=IF(BITAND([.$R9];BITLSHIFT(1;[.AX$2]))&gt;0;1;0)*[.$O9]" office:value-type="float" office:value="0" calcext:value-type="float">
            <text:p/>
          </table:table-cell>
          <table:table-cell table:formula="of:=IF(BITAND([.$Q9];BITLSHIFT(1;[.AY$2]))&gt;0;1;0)*[.$O9]" office:value-type="float" office:value="0" calcext:value-type="float">
            <text:p/>
          </table:table-cell>
          <table:table-cell table:formula="of:=IF(BITAND([.$Q9];BITLSHIFT(1;[.AZ$2]))&gt;0;1;0)*[.$O9]" office:value-type="float" office:value="0" calcext:value-type="float">
            <text:p/>
          </table:table-cell>
          <table:table-cell table:formula="of:=IF(BITAND([.$Q9];BITLSHIFT(1;[.BA$2]))&gt;0;1;0)*[.$O9]" office:value-type="float" office:value="0" calcext:value-type="float">
            <text:p/>
          </table:table-cell>
          <table:table-cell table:formula="of:=IF(BITAND([.$Q9];BITLSHIFT(1;[.BB$2]))&gt;0;1;0)*[.$O9]" office:value-type="float" office:value="0" calcext:value-type="float">
            <text:p/>
          </table:table-cell>
          <table:table-cell table:formula="of:=IF(BITAND([.$Q9];BITLSHIFT(1;[.BC$2]))&gt;0;1;0)*[.$O9]" office:value-type="float" office:value="0" calcext:value-type="float">
            <text:p/>
          </table:table-cell>
          <table:table-cell table:formula="of:=IF(BITAND([.$Q9];BITLSHIFT(1;[.BD$2]))&gt;0;1;0)*[.$O9]" office:value-type="float" office:value="0" calcext:value-type="float">
            <text:p/>
          </table:table-cell>
          <table:table-cell table:formula="of:=IF(BITAND([.$Q9];BITLSHIFT(1;[.BE$2]))&gt;0;1;0)*[.$O9]" office:value-type="float" office:value="0" calcext:value-type="float">
            <text:p/>
          </table:table-cell>
          <table:table-cell table:formula="of:=IF(BITAND([.$Q9];BITLSHIFT(1;[.BF$2]))&gt;0;1;0)*[.$O9]" office:value-type="float" office:value="0" calcext:value-type="float">
            <text:p/>
          </table:table-cell>
          <table:table-cell table:formula="of:=IF(BITAND([.$Q9];BITLSHIFT(1;[.BG$2]))&gt;0;1;0)*[.$O9]" office:value-type="float" office:value="0" calcext:value-type="float">
            <text:p/>
          </table:table-cell>
          <table:table-cell table:formula="of:=IF(BITAND([.$Q9];BITLSHIFT(1;[.BH$2]))&gt;0;1;0)*[.$O9]" office:value-type="float" office:value="0" calcext:value-type="float">
            <text:p/>
          </table:table-cell>
          <table:table-cell table:formula="of:=IF(BITAND([.$Q9];BITLSHIFT(1;[.BI$2]))&gt;0;1;0)*[.$O9]" office:value-type="float" office:value="0" calcext:value-type="float">
            <text:p/>
          </table:table-cell>
          <table:table-cell table:formula="of:=IF(BITAND([.$Q9];BITLSHIFT(1;[.BJ$2]))&gt;0;1;0)*[.$O9]" office:value-type="float" office:value="0" calcext:value-type="float">
            <text:p/>
          </table:table-cell>
          <table:table-cell table:formula="of:=IF(BITAND([.$Q9];BITLSHIFT(1;[.BK$2]))&gt;0;1;0)*[.$O9]" office:value-type="float" office:value="0" calcext:value-type="float">
            <text:p/>
          </table:table-cell>
          <table:table-cell table:formula="of:=IF(BITAND([.$Q9];BITLSHIFT(1;[.BL$2]))&gt;0;1;0)*[.$O9]" office:value-type="float" office:value="0" calcext:value-type="float">
            <text:p/>
          </table:table-cell>
          <table:table-cell table:formula="of:=IF(BITAND([.$Q9];BITLSHIFT(1;[.BM$2]))&gt;0;1;0)*[.$O9]" office:value-type="float" office:value="0" calcext:value-type="float">
            <text:p/>
          </table:table-cell>
          <table:table-cell table:formula="of:=IF(BITAND([.$Q9];BITLSHIFT(1;[.BN$2]))&gt;0;1;0)*[.$O9]" office:value-type="float" office:value="0" calcext:value-type="float">
            <text:p/>
          </table:table-cell>
          <table:table-cell table:formula="of:=IF(BITAND([.$Q9];BITLSHIFT(1;[.BO$2]))&gt;0;1;0)*[.$O9]" office:value-type="float" office:value="0" calcext:value-type="float">
            <text:p/>
          </table:table-cell>
          <table:table-cell table:formula="of:=IF(BITAND([.$Q9];BITLSHIFT(1;[.BP$2]))&gt;0;1;0)*[.$O9]" office:value-type="float" office:value="0" calcext:value-type="float">
            <text:p/>
          </table:table-cell>
          <table:table-cell table:formula="of:=IF(BITAND([.$Q9];BITLSHIFT(1;[.BQ$2]))&gt;0;1;0)*[.$O9]" office:value-type="float" office:value="0" calcext:value-type="float">
            <text:p/>
          </table:table-cell>
          <table:table-cell table:formula="of:=IF(BITAND([.$Q9];BITLSHIFT(1;[.BR$2]))&gt;0;1;0)*[.$O9]" office:value-type="float" office:value="0" calcext:value-type="float">
            <text:p/>
          </table:table-cell>
          <table:table-cell table:formula="of:=IF(BITAND([.$Q9];BITLSHIFT(1;[.BS$2]))&gt;0;1;0)*[.$O9]" office:value-type="float" office:value="0" calcext:value-type="float">
            <text:p/>
          </table:table-cell>
          <table:table-cell table:formula="of:=IF(BITAND([.$Q9];BITLSHIFT(1;[.BT$2]))&gt;0;1;0)*[.$O9]" office:value-type="float" office:value="0" calcext:value-type="float">
            <text:p/>
          </table:table-cell>
          <table:table-cell table:formula="of:=IF(BITAND([.$Q9];BITLSHIFT(1;[.BU$2]))&gt;0;1;0)*[.$O9]" office:value-type="float" office:value="0" calcext:value-type="float">
            <text:p/>
          </table:table-cell>
          <table:table-cell table:formula="of:=IF(BITAND([.$Q9];BITLSHIFT(1;[.BV$2]))&gt;0;1;0)*[.$O9]" office:value-type="float" office:value="0" calcext:value-type="float">
            <text:p/>
          </table:table-cell>
          <table:table-cell table:formula="of:=IF(BITAND([.$Q9];BITLSHIFT(1;[.BW$2]))&gt;0;1;0)*[.$O9]" office:value-type="float" office:value="0" calcext:value-type="float">
            <text:p/>
          </table:table-cell>
          <table:table-cell table:formula="of:=IF(BITAND([.$Q9];BITLSHIFT(1;[.BX$2]))&gt;0;1;0)*[.$O9]" office:value-type="float" office:value="0" calcext:value-type="float">
            <text:p/>
          </table:table-cell>
          <table:table-cell table:formula="of:=IF(BITAND([.$Q9];BITLSHIFT(1;[.BY$2]))&gt;0;1;0)*[.$O9]" office:value-type="float" office:value="0" calcext:value-type="float">
            <text:p/>
          </table:table-cell>
          <table:table-cell table:formula="of:=IF(BITAND([.$Q9];BITLSHIFT(1;[.BZ$2]))&gt;0;1;0)*[.$O9]" office:value-type="float" office:value="0" calcext:value-type="float">
            <text:p/>
          </table:table-cell>
          <table:table-cell table:formula="of:=IF(BITAND([.$Q9];BITLSHIFT(1;[.CA$2]))&gt;0;1;0)*[.$O9]" office:value-type="float" office:value="0" calcext:value-type="float">
            <text:p/>
          </table:table-cell>
          <table:table-cell table:formula="of:=IF(BITAND([.$Q9];BITLSHIFT(1;[.CB$2]))&gt;0;1;0)*[.$O9]" office:value-type="float" office:value="0" calcext:value-type="float">
            <text:p/>
          </table:table-cell>
          <table:table-cell table:formula="of:=IF(BITAND([.$Q9];BITLSHIFT(1;[.CC$2]))&gt;0;1;0)*[.$O9]" office:value-type="float" office:value="0" calcext:value-type="float">
            <text:p/>
          </table:table-cell>
          <table:table-cell table:formula="of:=IF(BITAND([.$Q9];BITLSHIFT(1;[.CD$2]))&gt;0;1;0)*[.$O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0" table:formula="of:=[.AA51]" office:value-type="float" office:value="0" calcext:value-type="float">
            <text:p/>
          </table:table-cell>
          <table:table-cell table:style-name="ce10" table:formula="of:=[.AB51]" office:value-type="float" office:value="0" calcext:value-type="float">
            <text:p/>
          </table:table-cell>
          <table:table-cell table:style-name="ce10" table:formula="of:=[.AC51]" office:value-type="float" office:value="0" calcext:value-type="float">
            <text:p/>
          </table:table-cell>
          <table:table-cell table:style-name="ce10" table:formula="of:=[.AD51]" office:value-type="float" office:value="0" calcext:value-type="float">
            <text:p/>
          </table:table-cell>
          <table:table-cell table:style-name="ce10" table:formula="of:=[.AE51]" office:value-type="float" office:value="0" calcext:value-type="float">
            <text:p/>
          </table:table-cell>
          <table:table-cell table:style-name="ce10" table:formula="of:=[.AF51]" office:value-type="float" office:value="0" calcext:value-type="float">
            <text:p/>
          </table:table-cell>
          <table:table-cell table:style-name="ce10" table:formula="of:=[.AG51]" office:value-type="float" office:value="0" calcext:value-type="float">
            <text:p/>
          </table:table-cell>
          <table:table-cell table:style-name="ce10" table:formula="of:=[.AH51]" office:value-type="float" office:value="0" calcext:value-type="float">
            <text:p/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10] &amp; &quot;&quot;&quot;, &quot;&quot;zone&quot;&quot; : &quot;&quot;&quot;&amp;[.N10]&amp;&quot;&quot;&quot;, &quot;&quot;value&quot;&quot; : &quot;&amp;[.O10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0];10) ;16)" office:value-type="float" office:value="0" calcext:value-type="float">
            <text:p/>
          </table:table-cell>
          <table:table-cell table:formula="of:=DECIMAL(RIGHT([.N10];8) ;16)" office:value-type="float" office:value="0" calcext:value-type="float">
            <text:p/>
          </table:table-cell>
          <table:table-cell table:formula="of:=IF(BITAND([.$R10];BITLSHIFT(1;[.S$2]))&gt;0;1;0)*[.$O10]" office:value-type="float" office:value="0" calcext:value-type="float">
            <text:p/>
          </table:table-cell>
          <table:table-cell table:formula="of:=IF(BITAND([.$R10];BITLSHIFT(1;[.T$2]))&gt;0;1;0)*[.$O10]" office:value-type="float" office:value="0" calcext:value-type="float">
            <text:p/>
          </table:table-cell>
          <table:table-cell table:formula="of:=IF(BITAND([.$R10];BITLSHIFT(1;[.U$2]))&gt;0;1;0)*[.$O10]" office:value-type="float" office:value="0" calcext:value-type="float">
            <text:p/>
          </table:table-cell>
          <table:table-cell table:formula="of:=IF(BITAND([.$R10];BITLSHIFT(1;[.V$2]))&gt;0;1;0)*[.$O10]" office:value-type="float" office:value="0" calcext:value-type="float">
            <text:p/>
          </table:table-cell>
          <table:table-cell table:formula="of:=IF(BITAND([.$R10];BITLSHIFT(1;[.W$2]))&gt;0;1;0)*[.$O10]" office:value-type="float" office:value="0" calcext:value-type="float">
            <text:p/>
          </table:table-cell>
          <table:table-cell table:formula="of:=IF(BITAND([.$R10];BITLSHIFT(1;[.X$2]))&gt;0;1;0)*[.$O10]" office:value-type="float" office:value="0" calcext:value-type="float">
            <text:p/>
          </table:table-cell>
          <table:table-cell table:formula="of:=IF(BITAND([.$R10];BITLSHIFT(1;[.Y$2]))&gt;0;1;0)*[.$O10]" office:value-type="float" office:value="0" calcext:value-type="float">
            <text:p/>
          </table:table-cell>
          <table:table-cell table:formula="of:=IF(BITAND([.$R10];BITLSHIFT(1;[.Z$2]))&gt;0;1;0)*[.$O10]" office:value-type="float" office:value="0" calcext:value-type="float">
            <text:p/>
          </table:table-cell>
          <table:table-cell table:formula="of:=IF(BITAND([.$R10];BITLSHIFT(1;[.AA$2]))&gt;0;1;0)*[.$O10]" office:value-type="float" office:value="0" calcext:value-type="float">
            <text:p/>
          </table:table-cell>
          <table:table-cell table:formula="of:=IF(BITAND([.$R10];BITLSHIFT(1;[.AB$2]))&gt;0;1;0)*[.$O10]" office:value-type="float" office:value="0" calcext:value-type="float">
            <text:p/>
          </table:table-cell>
          <table:table-cell table:formula="of:=IF(BITAND([.$R10];BITLSHIFT(1;[.AC$2]))&gt;0;1;0)*[.$O10]" office:value-type="float" office:value="0" calcext:value-type="float">
            <text:p/>
          </table:table-cell>
          <table:table-cell table:formula="of:=IF(BITAND([.$R10];BITLSHIFT(1;[.AD$2]))&gt;0;1;0)*[.$O10]" office:value-type="float" office:value="0" calcext:value-type="float">
            <text:p/>
          </table:table-cell>
          <table:table-cell table:formula="of:=IF(BITAND([.$R10];BITLSHIFT(1;[.AE$2]))&gt;0;1;0)*[.$O10]" office:value-type="float" office:value="0" calcext:value-type="float">
            <text:p/>
          </table:table-cell>
          <table:table-cell table:formula="of:=IF(BITAND([.$R10];BITLSHIFT(1;[.AF$2]))&gt;0;1;0)*[.$O10]" office:value-type="float" office:value="0" calcext:value-type="float">
            <text:p/>
          </table:table-cell>
          <table:table-cell table:formula="of:=IF(BITAND([.$R10];BITLSHIFT(1;[.AG$2]))&gt;0;1;0)*[.$O10]" office:value-type="float" office:value="0" calcext:value-type="float">
            <text:p/>
          </table:table-cell>
          <table:table-cell table:formula="of:=IF(BITAND([.$R10];BITLSHIFT(1;[.AH$2]))&gt;0;1;0)*[.$O10]" office:value-type="float" office:value="0" calcext:value-type="float">
            <text:p/>
          </table:table-cell>
          <table:table-cell table:formula="of:=IF(BITAND([.$R10];BITLSHIFT(1;[.AI$2]))&gt;0;1;0)*[.$O10]" office:value-type="float" office:value="0" calcext:value-type="float">
            <text:p/>
          </table:table-cell>
          <table:table-cell table:formula="of:=IF(BITAND([.$R10];BITLSHIFT(1;[.AJ$2]))&gt;0;1;0)*[.$O10]" office:value-type="float" office:value="0" calcext:value-type="float">
            <text:p/>
          </table:table-cell>
          <table:table-cell table:formula="of:=IF(BITAND([.$R10];BITLSHIFT(1;[.AK$2]))&gt;0;1;0)*[.$O10]" office:value-type="float" office:value="0" calcext:value-type="float">
            <text:p/>
          </table:table-cell>
          <table:table-cell table:formula="of:=IF(BITAND([.$R10];BITLSHIFT(1;[.AL$2]))&gt;0;1;0)*[.$O10]" office:value-type="float" office:value="0" calcext:value-type="float">
            <text:p/>
          </table:table-cell>
          <table:table-cell table:formula="of:=IF(BITAND([.$R10];BITLSHIFT(1;[.AM$2]))&gt;0;1;0)*[.$O10]" office:value-type="float" office:value="0" calcext:value-type="float">
            <text:p/>
          </table:table-cell>
          <table:table-cell table:formula="of:=IF(BITAND([.$R10];BITLSHIFT(1;[.AN$2]))&gt;0;1;0)*[.$O10]" office:value-type="float" office:value="0" calcext:value-type="float">
            <text:p/>
          </table:table-cell>
          <table:table-cell table:formula="of:=IF(BITAND([.$R10];BITLSHIFT(1;[.AO$2]))&gt;0;1;0)*[.$O10]" office:value-type="float" office:value="0" calcext:value-type="float">
            <text:p/>
          </table:table-cell>
          <table:table-cell table:formula="of:=IF(BITAND([.$R10];BITLSHIFT(1;[.AP$2]))&gt;0;1;0)*[.$O10]" office:value-type="float" office:value="0" calcext:value-type="float">
            <text:p/>
          </table:table-cell>
          <table:table-cell table:formula="of:=IF(BITAND([.$R10];BITLSHIFT(1;[.AQ$2]))&gt;0;1;0)*[.$O10]" office:value-type="float" office:value="0" calcext:value-type="float">
            <text:p/>
          </table:table-cell>
          <table:table-cell table:formula="of:=IF(BITAND([.$R10];BITLSHIFT(1;[.AR$2]))&gt;0;1;0)*[.$O10]" office:value-type="float" office:value="0" calcext:value-type="float">
            <text:p/>
          </table:table-cell>
          <table:table-cell table:formula="of:=IF(BITAND([.$R10];BITLSHIFT(1;[.AS$2]))&gt;0;1;0)*[.$O10]" office:value-type="float" office:value="0" calcext:value-type="float">
            <text:p/>
          </table:table-cell>
          <table:table-cell table:formula="of:=IF(BITAND([.$R10];BITLSHIFT(1;[.AT$2]))&gt;0;1;0)*[.$O10]" office:value-type="float" office:value="0" calcext:value-type="float">
            <text:p/>
          </table:table-cell>
          <table:table-cell table:formula="of:=IF(BITAND([.$R10];BITLSHIFT(1;[.AU$2]))&gt;0;1;0)*[.$O10]" office:value-type="float" office:value="0" calcext:value-type="float">
            <text:p/>
          </table:table-cell>
          <table:table-cell table:formula="of:=IF(BITAND([.$R10];BITLSHIFT(1;[.AV$2]))&gt;0;1;0)*[.$O10]" office:value-type="float" office:value="0" calcext:value-type="float">
            <text:p/>
          </table:table-cell>
          <table:table-cell table:formula="of:=IF(BITAND([.$R10];BITLSHIFT(1;[.AW$2]))&gt;0;1;0)*[.$O10]" office:value-type="float" office:value="0" calcext:value-type="float">
            <text:p/>
          </table:table-cell>
          <table:table-cell table:formula="of:=IF(BITAND([.$R10];BITLSHIFT(1;[.AX$2]))&gt;0;1;0)*[.$O10]" office:value-type="float" office:value="0" calcext:value-type="float">
            <text:p/>
          </table:table-cell>
          <table:table-cell table:formula="of:=IF(BITAND([.$Q10];BITLSHIFT(1;[.AY$2]))&gt;0;1;0)*[.$O10]" office:value-type="float" office:value="0" calcext:value-type="float">
            <text:p/>
          </table:table-cell>
          <table:table-cell table:formula="of:=IF(BITAND([.$Q10];BITLSHIFT(1;[.AZ$2]))&gt;0;1;0)*[.$O10]" office:value-type="float" office:value="0" calcext:value-type="float">
            <text:p/>
          </table:table-cell>
          <table:table-cell table:formula="of:=IF(BITAND([.$Q10];BITLSHIFT(1;[.BA$2]))&gt;0;1;0)*[.$O10]" office:value-type="float" office:value="0" calcext:value-type="float">
            <text:p/>
          </table:table-cell>
          <table:table-cell table:formula="of:=IF(BITAND([.$Q10];BITLSHIFT(1;[.BB$2]))&gt;0;1;0)*[.$O10]" office:value-type="float" office:value="0" calcext:value-type="float">
            <text:p/>
          </table:table-cell>
          <table:table-cell table:formula="of:=IF(BITAND([.$Q10];BITLSHIFT(1;[.BC$2]))&gt;0;1;0)*[.$O10]" office:value-type="float" office:value="0" calcext:value-type="float">
            <text:p/>
          </table:table-cell>
          <table:table-cell table:formula="of:=IF(BITAND([.$Q10];BITLSHIFT(1;[.BD$2]))&gt;0;1;0)*[.$O10]" office:value-type="float" office:value="0" calcext:value-type="float">
            <text:p/>
          </table:table-cell>
          <table:table-cell table:formula="of:=IF(BITAND([.$Q10];BITLSHIFT(1;[.BE$2]))&gt;0;1;0)*[.$O10]" office:value-type="float" office:value="0" calcext:value-type="float">
            <text:p/>
          </table:table-cell>
          <table:table-cell table:formula="of:=IF(BITAND([.$Q10];BITLSHIFT(1;[.BF$2]))&gt;0;1;0)*[.$O10]" office:value-type="float" office:value="0" calcext:value-type="float">
            <text:p/>
          </table:table-cell>
          <table:table-cell table:formula="of:=IF(BITAND([.$Q10];BITLSHIFT(1;[.BG$2]))&gt;0;1;0)*[.$O10]" office:value-type="float" office:value="0" calcext:value-type="float">
            <text:p/>
          </table:table-cell>
          <table:table-cell table:formula="of:=IF(BITAND([.$Q10];BITLSHIFT(1;[.BH$2]))&gt;0;1;0)*[.$O10]" office:value-type="float" office:value="0" calcext:value-type="float">
            <text:p/>
          </table:table-cell>
          <table:table-cell table:formula="of:=IF(BITAND([.$Q10];BITLSHIFT(1;[.BI$2]))&gt;0;1;0)*[.$O10]" office:value-type="float" office:value="0" calcext:value-type="float">
            <text:p/>
          </table:table-cell>
          <table:table-cell table:formula="of:=IF(BITAND([.$Q10];BITLSHIFT(1;[.BJ$2]))&gt;0;1;0)*[.$O10]" office:value-type="float" office:value="0" calcext:value-type="float">
            <text:p/>
          </table:table-cell>
          <table:table-cell table:formula="of:=IF(BITAND([.$Q10];BITLSHIFT(1;[.BK$2]))&gt;0;1;0)*[.$O10]" office:value-type="float" office:value="0" calcext:value-type="float">
            <text:p/>
          </table:table-cell>
          <table:table-cell table:formula="of:=IF(BITAND([.$Q10];BITLSHIFT(1;[.BL$2]))&gt;0;1;0)*[.$O10]" office:value-type="float" office:value="0" calcext:value-type="float">
            <text:p/>
          </table:table-cell>
          <table:table-cell table:formula="of:=IF(BITAND([.$Q10];BITLSHIFT(1;[.BM$2]))&gt;0;1;0)*[.$O10]" office:value-type="float" office:value="0" calcext:value-type="float">
            <text:p/>
          </table:table-cell>
          <table:table-cell table:formula="of:=IF(BITAND([.$Q10];BITLSHIFT(1;[.BN$2]))&gt;0;1;0)*[.$O10]" office:value-type="float" office:value="0" calcext:value-type="float">
            <text:p/>
          </table:table-cell>
          <table:table-cell table:formula="of:=IF(BITAND([.$Q10];BITLSHIFT(1;[.BO$2]))&gt;0;1;0)*[.$O10]" office:value-type="float" office:value="0" calcext:value-type="float">
            <text:p/>
          </table:table-cell>
          <table:table-cell table:formula="of:=IF(BITAND([.$Q10];BITLSHIFT(1;[.BP$2]))&gt;0;1;0)*[.$O10]" office:value-type="float" office:value="0" calcext:value-type="float">
            <text:p/>
          </table:table-cell>
          <table:table-cell table:formula="of:=IF(BITAND([.$Q10];BITLSHIFT(1;[.BQ$2]))&gt;0;1;0)*[.$O10]" office:value-type="float" office:value="0" calcext:value-type="float">
            <text:p/>
          </table:table-cell>
          <table:table-cell table:formula="of:=IF(BITAND([.$Q10];BITLSHIFT(1;[.BR$2]))&gt;0;1;0)*[.$O10]" office:value-type="float" office:value="0" calcext:value-type="float">
            <text:p/>
          </table:table-cell>
          <table:table-cell table:formula="of:=IF(BITAND([.$Q10];BITLSHIFT(1;[.BS$2]))&gt;0;1;0)*[.$O10]" office:value-type="float" office:value="0" calcext:value-type="float">
            <text:p/>
          </table:table-cell>
          <table:table-cell table:formula="of:=IF(BITAND([.$Q10];BITLSHIFT(1;[.BT$2]))&gt;0;1;0)*[.$O10]" office:value-type="float" office:value="0" calcext:value-type="float">
            <text:p/>
          </table:table-cell>
          <table:table-cell table:formula="of:=IF(BITAND([.$Q10];BITLSHIFT(1;[.BU$2]))&gt;0;1;0)*[.$O10]" office:value-type="float" office:value="0" calcext:value-type="float">
            <text:p/>
          </table:table-cell>
          <table:table-cell table:formula="of:=IF(BITAND([.$Q10];BITLSHIFT(1;[.BV$2]))&gt;0;1;0)*[.$O10]" office:value-type="float" office:value="0" calcext:value-type="float">
            <text:p/>
          </table:table-cell>
          <table:table-cell table:formula="of:=IF(BITAND([.$Q10];BITLSHIFT(1;[.BW$2]))&gt;0;1;0)*[.$O10]" office:value-type="float" office:value="0" calcext:value-type="float">
            <text:p/>
          </table:table-cell>
          <table:table-cell table:formula="of:=IF(BITAND([.$Q10];BITLSHIFT(1;[.BX$2]))&gt;0;1;0)*[.$O10]" office:value-type="float" office:value="0" calcext:value-type="float">
            <text:p/>
          </table:table-cell>
          <table:table-cell table:formula="of:=IF(BITAND([.$Q10];BITLSHIFT(1;[.BY$2]))&gt;0;1;0)*[.$O10]" office:value-type="float" office:value="0" calcext:value-type="float">
            <text:p/>
          </table:table-cell>
          <table:table-cell table:formula="of:=IF(BITAND([.$Q10];BITLSHIFT(1;[.BZ$2]))&gt;0;1;0)*[.$O10]" office:value-type="float" office:value="0" calcext:value-type="float">
            <text:p/>
          </table:table-cell>
          <table:table-cell table:formula="of:=IF(BITAND([.$Q10];BITLSHIFT(1;[.CA$2]))&gt;0;1;0)*[.$O10]" office:value-type="float" office:value="0" calcext:value-type="float">
            <text:p/>
          </table:table-cell>
          <table:table-cell table:formula="of:=IF(BITAND([.$Q10];BITLSHIFT(1;[.CB$2]))&gt;0;1;0)*[.$O10]" office:value-type="float" office:value="0" calcext:value-type="float">
            <text:p/>
          </table:table-cell>
          <table:table-cell table:formula="of:=IF(BITAND([.$Q10];BITLSHIFT(1;[.CC$2]))&gt;0;1;0)*[.$O10]" office:value-type="float" office:value="0" calcext:value-type="float">
            <text:p/>
          </table:table-cell>
          <table:table-cell table:formula="of:=IF(BITAND([.$Q10];BITLSHIFT(1;[.CD$2]))&gt;0;1;0)*[.$O1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0" table:formula="of:=[.S51]" office:value-type="float" office:value="30" calcext:value-type="float">
            <text:p/>
          </table:table-cell>
          <table:table-cell table:style-name="ce10" table:formula="of:=[.T51]" office:value-type="float" office:value="30" calcext:value-type="float">
            <text:p/>
          </table:table-cell>
          <table:table-cell table:style-name="ce10" table:formula="of:=[.U51]" office:value-type="float" office:value="20" calcext:value-type="float">
            <text:p/>
          </table:table-cell>
          <table:table-cell table:style-name="ce10" table:formula="of:=[.V51]" office:value-type="float" office:value="0" calcext:value-type="float">
            <text:p/>
          </table:table-cell>
          <table:table-cell table:style-name="ce10" table:formula="of:=[.W51]" office:value-type="float" office:value="0" calcext:value-type="float">
            <text:p/>
          </table:table-cell>
          <table:table-cell table:style-name="ce10" table:formula="of:=[.X51]" office:value-type="float" office:value="20" calcext:value-type="float">
            <text:p/>
          </table:table-cell>
          <table:table-cell table:style-name="ce10" table:formula="of:=[.Y51]" office:value-type="float" office:value="30" calcext:value-type="float">
            <text:p/>
          </table:table-cell>
          <table:table-cell table:style-name="ce10" table:formula="of:=[.Z51]" office:value-type="float" office:value="30" calcext:value-type="float">
            <text:p/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11] &amp; &quot;&quot;&quot;, &quot;&quot;zone&quot;&quot; : &quot;&quot;&quot;&amp;[.N11]&amp;&quot;&quot;&quot;, &quot;&quot;value&quot;&quot; : &quot;&amp;[.O11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1];10) ;16)" office:value-type="float" office:value="0" calcext:value-type="float">
            <text:p/>
          </table:table-cell>
          <table:table-cell table:formula="of:=DECIMAL(RIGHT([.N11];8) ;16)" office:value-type="float" office:value="0" calcext:value-type="float">
            <text:p/>
          </table:table-cell>
          <table:table-cell table:formula="of:=IF(BITAND([.$R11];BITLSHIFT(1;[.S$2]))&gt;0;1;0)*[.$O11]" office:value-type="float" office:value="0" calcext:value-type="float">
            <text:p/>
          </table:table-cell>
          <table:table-cell table:formula="of:=IF(BITAND([.$R11];BITLSHIFT(1;[.T$2]))&gt;0;1;0)*[.$O11]" office:value-type="float" office:value="0" calcext:value-type="float">
            <text:p/>
          </table:table-cell>
          <table:table-cell table:formula="of:=IF(BITAND([.$R11];BITLSHIFT(1;[.U$2]))&gt;0;1;0)*[.$O11]" office:value-type="float" office:value="0" calcext:value-type="float">
            <text:p/>
          </table:table-cell>
          <table:table-cell table:formula="of:=IF(BITAND([.$R11];BITLSHIFT(1;[.V$2]))&gt;0;1;0)*[.$O11]" office:value-type="float" office:value="0" calcext:value-type="float">
            <text:p/>
          </table:table-cell>
          <table:table-cell table:formula="of:=IF(BITAND([.$R11];BITLSHIFT(1;[.W$2]))&gt;0;1;0)*[.$O11]" office:value-type="float" office:value="0" calcext:value-type="float">
            <text:p/>
          </table:table-cell>
          <table:table-cell table:formula="of:=IF(BITAND([.$R11];BITLSHIFT(1;[.X$2]))&gt;0;1;0)*[.$O11]" office:value-type="float" office:value="0" calcext:value-type="float">
            <text:p/>
          </table:table-cell>
          <table:table-cell table:formula="of:=IF(BITAND([.$R11];BITLSHIFT(1;[.Y$2]))&gt;0;1;0)*[.$O11]" office:value-type="float" office:value="0" calcext:value-type="float">
            <text:p/>
          </table:table-cell>
          <table:table-cell table:formula="of:=IF(BITAND([.$R11];BITLSHIFT(1;[.Z$2]))&gt;0;1;0)*[.$O11]" office:value-type="float" office:value="0" calcext:value-type="float">
            <text:p/>
          </table:table-cell>
          <table:table-cell table:formula="of:=IF(BITAND([.$R11];BITLSHIFT(1;[.AA$2]))&gt;0;1;0)*[.$O11]" office:value-type="float" office:value="0" calcext:value-type="float">
            <text:p/>
          </table:table-cell>
          <table:table-cell table:formula="of:=IF(BITAND([.$R11];BITLSHIFT(1;[.AB$2]))&gt;0;1;0)*[.$O11]" office:value-type="float" office:value="0" calcext:value-type="float">
            <text:p/>
          </table:table-cell>
          <table:table-cell table:formula="of:=IF(BITAND([.$R11];BITLSHIFT(1;[.AC$2]))&gt;0;1;0)*[.$O11]" office:value-type="float" office:value="0" calcext:value-type="float">
            <text:p/>
          </table:table-cell>
          <table:table-cell table:formula="of:=IF(BITAND([.$R11];BITLSHIFT(1;[.AD$2]))&gt;0;1;0)*[.$O11]" office:value-type="float" office:value="0" calcext:value-type="float">
            <text:p/>
          </table:table-cell>
          <table:table-cell table:formula="of:=IF(BITAND([.$R11];BITLSHIFT(1;[.AE$2]))&gt;0;1;0)*[.$O11]" office:value-type="float" office:value="0" calcext:value-type="float">
            <text:p/>
          </table:table-cell>
          <table:table-cell table:formula="of:=IF(BITAND([.$R11];BITLSHIFT(1;[.AF$2]))&gt;0;1;0)*[.$O11]" office:value-type="float" office:value="0" calcext:value-type="float">
            <text:p/>
          </table:table-cell>
          <table:table-cell table:formula="of:=IF(BITAND([.$R11];BITLSHIFT(1;[.AG$2]))&gt;0;1;0)*[.$O11]" office:value-type="float" office:value="0" calcext:value-type="float">
            <text:p/>
          </table:table-cell>
          <table:table-cell table:formula="of:=IF(BITAND([.$R11];BITLSHIFT(1;[.AH$2]))&gt;0;1;0)*[.$O11]" office:value-type="float" office:value="0" calcext:value-type="float">
            <text:p/>
          </table:table-cell>
          <table:table-cell table:formula="of:=IF(BITAND([.$R11];BITLSHIFT(1;[.AI$2]))&gt;0;1;0)*[.$O11]" office:value-type="float" office:value="0" calcext:value-type="float">
            <text:p/>
          </table:table-cell>
          <table:table-cell table:formula="of:=IF(BITAND([.$R11];BITLSHIFT(1;[.AJ$2]))&gt;0;1;0)*[.$O11]" office:value-type="float" office:value="0" calcext:value-type="float">
            <text:p/>
          </table:table-cell>
          <table:table-cell table:formula="of:=IF(BITAND([.$R11];BITLSHIFT(1;[.AK$2]))&gt;0;1;0)*[.$O11]" office:value-type="float" office:value="0" calcext:value-type="float">
            <text:p/>
          </table:table-cell>
          <table:table-cell table:formula="of:=IF(BITAND([.$R11];BITLSHIFT(1;[.AL$2]))&gt;0;1;0)*[.$O11]" office:value-type="float" office:value="0" calcext:value-type="float">
            <text:p/>
          </table:table-cell>
          <table:table-cell table:formula="of:=IF(BITAND([.$R11];BITLSHIFT(1;[.AM$2]))&gt;0;1;0)*[.$O11]" office:value-type="float" office:value="0" calcext:value-type="float">
            <text:p/>
          </table:table-cell>
          <table:table-cell table:formula="of:=IF(BITAND([.$R11];BITLSHIFT(1;[.AN$2]))&gt;0;1;0)*[.$O11]" office:value-type="float" office:value="0" calcext:value-type="float">
            <text:p/>
          </table:table-cell>
          <table:table-cell table:formula="of:=IF(BITAND([.$R11];BITLSHIFT(1;[.AO$2]))&gt;0;1;0)*[.$O11]" office:value-type="float" office:value="0" calcext:value-type="float">
            <text:p/>
          </table:table-cell>
          <table:table-cell table:formula="of:=IF(BITAND([.$R11];BITLSHIFT(1;[.AP$2]))&gt;0;1;0)*[.$O11]" office:value-type="float" office:value="0" calcext:value-type="float">
            <text:p/>
          </table:table-cell>
          <table:table-cell table:formula="of:=IF(BITAND([.$R11];BITLSHIFT(1;[.AQ$2]))&gt;0;1;0)*[.$O11]" office:value-type="float" office:value="0" calcext:value-type="float">
            <text:p/>
          </table:table-cell>
          <table:table-cell table:formula="of:=IF(BITAND([.$R11];BITLSHIFT(1;[.AR$2]))&gt;0;1;0)*[.$O11]" office:value-type="float" office:value="0" calcext:value-type="float">
            <text:p/>
          </table:table-cell>
          <table:table-cell table:formula="of:=IF(BITAND([.$R11];BITLSHIFT(1;[.AS$2]))&gt;0;1;0)*[.$O11]" office:value-type="float" office:value="0" calcext:value-type="float">
            <text:p/>
          </table:table-cell>
          <table:table-cell table:formula="of:=IF(BITAND([.$R11];BITLSHIFT(1;[.AT$2]))&gt;0;1;0)*[.$O11]" office:value-type="float" office:value="0" calcext:value-type="float">
            <text:p/>
          </table:table-cell>
          <table:table-cell table:formula="of:=IF(BITAND([.$R11];BITLSHIFT(1;[.AU$2]))&gt;0;1;0)*[.$O11]" office:value-type="float" office:value="0" calcext:value-type="float">
            <text:p/>
          </table:table-cell>
          <table:table-cell table:formula="of:=IF(BITAND([.$R11];BITLSHIFT(1;[.AV$2]))&gt;0;1;0)*[.$O11]" office:value-type="float" office:value="0" calcext:value-type="float">
            <text:p/>
          </table:table-cell>
          <table:table-cell table:formula="of:=IF(BITAND([.$R11];BITLSHIFT(1;[.AW$2]))&gt;0;1;0)*[.$O11]" office:value-type="float" office:value="0" calcext:value-type="float">
            <text:p/>
          </table:table-cell>
          <table:table-cell table:formula="of:=IF(BITAND([.$R11];BITLSHIFT(1;[.AX$2]))&gt;0;1;0)*[.$O11]" office:value-type="float" office:value="0" calcext:value-type="float">
            <text:p/>
          </table:table-cell>
          <table:table-cell table:formula="of:=IF(BITAND([.$Q11];BITLSHIFT(1;[.AY$2]))&gt;0;1;0)*[.$O11]" office:value-type="float" office:value="0" calcext:value-type="float">
            <text:p/>
          </table:table-cell>
          <table:table-cell table:formula="of:=IF(BITAND([.$Q11];BITLSHIFT(1;[.AZ$2]))&gt;0;1;0)*[.$O11]" office:value-type="float" office:value="0" calcext:value-type="float">
            <text:p/>
          </table:table-cell>
          <table:table-cell table:formula="of:=IF(BITAND([.$Q11];BITLSHIFT(1;[.BA$2]))&gt;0;1;0)*[.$O11]" office:value-type="float" office:value="0" calcext:value-type="float">
            <text:p/>
          </table:table-cell>
          <table:table-cell table:formula="of:=IF(BITAND([.$Q11];BITLSHIFT(1;[.BB$2]))&gt;0;1;0)*[.$O11]" office:value-type="float" office:value="0" calcext:value-type="float">
            <text:p/>
          </table:table-cell>
          <table:table-cell table:formula="of:=IF(BITAND([.$Q11];BITLSHIFT(1;[.BC$2]))&gt;0;1;0)*[.$O11]" office:value-type="float" office:value="0" calcext:value-type="float">
            <text:p/>
          </table:table-cell>
          <table:table-cell table:formula="of:=IF(BITAND([.$Q11];BITLSHIFT(1;[.BD$2]))&gt;0;1;0)*[.$O11]" office:value-type="float" office:value="0" calcext:value-type="float">
            <text:p/>
          </table:table-cell>
          <table:table-cell table:formula="of:=IF(BITAND([.$Q11];BITLSHIFT(1;[.BE$2]))&gt;0;1;0)*[.$O11]" office:value-type="float" office:value="0" calcext:value-type="float">
            <text:p/>
          </table:table-cell>
          <table:table-cell table:formula="of:=IF(BITAND([.$Q11];BITLSHIFT(1;[.BF$2]))&gt;0;1;0)*[.$O11]" office:value-type="float" office:value="0" calcext:value-type="float">
            <text:p/>
          </table:table-cell>
          <table:table-cell table:formula="of:=IF(BITAND([.$Q11];BITLSHIFT(1;[.BG$2]))&gt;0;1;0)*[.$O11]" office:value-type="float" office:value="0" calcext:value-type="float">
            <text:p/>
          </table:table-cell>
          <table:table-cell table:formula="of:=IF(BITAND([.$Q11];BITLSHIFT(1;[.BH$2]))&gt;0;1;0)*[.$O11]" office:value-type="float" office:value="0" calcext:value-type="float">
            <text:p/>
          </table:table-cell>
          <table:table-cell table:formula="of:=IF(BITAND([.$Q11];BITLSHIFT(1;[.BI$2]))&gt;0;1;0)*[.$O11]" office:value-type="float" office:value="0" calcext:value-type="float">
            <text:p/>
          </table:table-cell>
          <table:table-cell table:formula="of:=IF(BITAND([.$Q11];BITLSHIFT(1;[.BJ$2]))&gt;0;1;0)*[.$O11]" office:value-type="float" office:value="0" calcext:value-type="float">
            <text:p/>
          </table:table-cell>
          <table:table-cell table:formula="of:=IF(BITAND([.$Q11];BITLSHIFT(1;[.BK$2]))&gt;0;1;0)*[.$O11]" office:value-type="float" office:value="0" calcext:value-type="float">
            <text:p/>
          </table:table-cell>
          <table:table-cell table:formula="of:=IF(BITAND([.$Q11];BITLSHIFT(1;[.BL$2]))&gt;0;1;0)*[.$O11]" office:value-type="float" office:value="0" calcext:value-type="float">
            <text:p/>
          </table:table-cell>
          <table:table-cell table:formula="of:=IF(BITAND([.$Q11];BITLSHIFT(1;[.BM$2]))&gt;0;1;0)*[.$O11]" office:value-type="float" office:value="0" calcext:value-type="float">
            <text:p/>
          </table:table-cell>
          <table:table-cell table:formula="of:=IF(BITAND([.$Q11];BITLSHIFT(1;[.BN$2]))&gt;0;1;0)*[.$O11]" office:value-type="float" office:value="0" calcext:value-type="float">
            <text:p/>
          </table:table-cell>
          <table:table-cell table:formula="of:=IF(BITAND([.$Q11];BITLSHIFT(1;[.BO$2]))&gt;0;1;0)*[.$O11]" office:value-type="float" office:value="0" calcext:value-type="float">
            <text:p/>
          </table:table-cell>
          <table:table-cell table:formula="of:=IF(BITAND([.$Q11];BITLSHIFT(1;[.BP$2]))&gt;0;1;0)*[.$O11]" office:value-type="float" office:value="0" calcext:value-type="float">
            <text:p/>
          </table:table-cell>
          <table:table-cell table:formula="of:=IF(BITAND([.$Q11];BITLSHIFT(1;[.BQ$2]))&gt;0;1;0)*[.$O11]" office:value-type="float" office:value="0" calcext:value-type="float">
            <text:p/>
          </table:table-cell>
          <table:table-cell table:formula="of:=IF(BITAND([.$Q11];BITLSHIFT(1;[.BR$2]))&gt;0;1;0)*[.$O11]" office:value-type="float" office:value="0" calcext:value-type="float">
            <text:p/>
          </table:table-cell>
          <table:table-cell table:formula="of:=IF(BITAND([.$Q11];BITLSHIFT(1;[.BS$2]))&gt;0;1;0)*[.$O11]" office:value-type="float" office:value="0" calcext:value-type="float">
            <text:p/>
          </table:table-cell>
          <table:table-cell table:formula="of:=IF(BITAND([.$Q11];BITLSHIFT(1;[.BT$2]))&gt;0;1;0)*[.$O11]" office:value-type="float" office:value="0" calcext:value-type="float">
            <text:p/>
          </table:table-cell>
          <table:table-cell table:formula="of:=IF(BITAND([.$Q11];BITLSHIFT(1;[.BU$2]))&gt;0;1;0)*[.$O11]" office:value-type="float" office:value="0" calcext:value-type="float">
            <text:p/>
          </table:table-cell>
          <table:table-cell table:formula="of:=IF(BITAND([.$Q11];BITLSHIFT(1;[.BV$2]))&gt;0;1;0)*[.$O11]" office:value-type="float" office:value="0" calcext:value-type="float">
            <text:p/>
          </table:table-cell>
          <table:table-cell table:formula="of:=IF(BITAND([.$Q11];BITLSHIFT(1;[.BW$2]))&gt;0;1;0)*[.$O11]" office:value-type="float" office:value="0" calcext:value-type="float">
            <text:p/>
          </table:table-cell>
          <table:table-cell table:formula="of:=IF(BITAND([.$Q11];BITLSHIFT(1;[.BX$2]))&gt;0;1;0)*[.$O11]" office:value-type="float" office:value="0" calcext:value-type="float">
            <text:p/>
          </table:table-cell>
          <table:table-cell table:formula="of:=IF(BITAND([.$Q11];BITLSHIFT(1;[.BY$2]))&gt;0;1;0)*[.$O11]" office:value-type="float" office:value="0" calcext:value-type="float">
            <text:p/>
          </table:table-cell>
          <table:table-cell table:formula="of:=IF(BITAND([.$Q11];BITLSHIFT(1;[.BZ$2]))&gt;0;1;0)*[.$O11]" office:value-type="float" office:value="0" calcext:value-type="float">
            <text:p/>
          </table:table-cell>
          <table:table-cell table:formula="of:=IF(BITAND([.$Q11];BITLSHIFT(1;[.CA$2]))&gt;0;1;0)*[.$O11]" office:value-type="float" office:value="0" calcext:value-type="float">
            <text:p/>
          </table:table-cell>
          <table:table-cell table:formula="of:=IF(BITAND([.$Q11];BITLSHIFT(1;[.CB$2]))&gt;0;1;0)*[.$O11]" office:value-type="float" office:value="0" calcext:value-type="float">
            <text:p/>
          </table:table-cell>
          <table:table-cell table:formula="of:=IF(BITAND([.$Q11];BITLSHIFT(1;[.CC$2]))&gt;0;1;0)*[.$O11]" office:value-type="float" office:value="0" calcext:value-type="float">
            <text:p/>
          </table:table-cell>
          <table:table-cell table:formula="of:=IF(BITAND([.$Q11];BITLSHIFT(1;[.CD$2]))&gt;0;1;0)*[.$O1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/>
          <table:table-cell/>
          <table:table-cell table:style-name="ce4" table:number-columns-repeated="3"/>
          <table:table-cell table:style-name="ce6" table:formula="of:=&quot;{&quot;&quot;name&quot;&quot; : &quot;&quot;&quot; &amp; [.M12] &amp; &quot;&quot;&quot;, &quot;&quot;zone&quot;&quot; : &quot;&quot;&quot;&amp;[.N12]&amp;&quot;&quot;&quot;, &quot;&quot;value&quot;&quot; : &quot;&amp;[.O12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2];10) ;16)" office:value-type="float" office:value="0" calcext:value-type="float">
            <text:p/>
          </table:table-cell>
          <table:table-cell table:formula="of:=DECIMAL(RIGHT([.N12];8) ;16)" office:value-type="float" office:value="0" calcext:value-type="float">
            <text:p/>
          </table:table-cell>
          <table:table-cell table:formula="of:=IF(BITAND([.$R12];BITLSHIFT(1;[.S$2]))&gt;0;1;0)*[.$O12]" office:value-type="float" office:value="0" calcext:value-type="float">
            <text:p/>
          </table:table-cell>
          <table:table-cell table:formula="of:=IF(BITAND([.$R12];BITLSHIFT(1;[.T$2]))&gt;0;1;0)*[.$O12]" office:value-type="float" office:value="0" calcext:value-type="float">
            <text:p/>
          </table:table-cell>
          <table:table-cell table:formula="of:=IF(BITAND([.$R12];BITLSHIFT(1;[.U$2]))&gt;0;1;0)*[.$O12]" office:value-type="float" office:value="0" calcext:value-type="float">
            <text:p/>
          </table:table-cell>
          <table:table-cell table:formula="of:=IF(BITAND([.$R12];BITLSHIFT(1;[.V$2]))&gt;0;1;0)*[.$O12]" office:value-type="float" office:value="0" calcext:value-type="float">
            <text:p/>
          </table:table-cell>
          <table:table-cell table:formula="of:=IF(BITAND([.$R12];BITLSHIFT(1;[.W$2]))&gt;0;1;0)*[.$O12]" office:value-type="float" office:value="0" calcext:value-type="float">
            <text:p/>
          </table:table-cell>
          <table:table-cell table:formula="of:=IF(BITAND([.$R12];BITLSHIFT(1;[.X$2]))&gt;0;1;0)*[.$O12]" office:value-type="float" office:value="0" calcext:value-type="float">
            <text:p/>
          </table:table-cell>
          <table:table-cell table:formula="of:=IF(BITAND([.$R12];BITLSHIFT(1;[.Y$2]))&gt;0;1;0)*[.$O12]" office:value-type="float" office:value="0" calcext:value-type="float">
            <text:p/>
          </table:table-cell>
          <table:table-cell table:formula="of:=IF(BITAND([.$R12];BITLSHIFT(1;[.Z$2]))&gt;0;1;0)*[.$O12]" office:value-type="float" office:value="0" calcext:value-type="float">
            <text:p/>
          </table:table-cell>
          <table:table-cell table:formula="of:=IF(BITAND([.$R12];BITLSHIFT(1;[.AA$2]))&gt;0;1;0)*[.$O12]" office:value-type="float" office:value="0" calcext:value-type="float">
            <text:p/>
          </table:table-cell>
          <table:table-cell table:formula="of:=IF(BITAND([.$R12];BITLSHIFT(1;[.AB$2]))&gt;0;1;0)*[.$O12]" office:value-type="float" office:value="0" calcext:value-type="float">
            <text:p/>
          </table:table-cell>
          <table:table-cell table:formula="of:=IF(BITAND([.$R12];BITLSHIFT(1;[.AC$2]))&gt;0;1;0)*[.$O12]" office:value-type="float" office:value="0" calcext:value-type="float">
            <text:p/>
          </table:table-cell>
          <table:table-cell table:formula="of:=IF(BITAND([.$R12];BITLSHIFT(1;[.AD$2]))&gt;0;1;0)*[.$O12]" office:value-type="float" office:value="0" calcext:value-type="float">
            <text:p/>
          </table:table-cell>
          <table:table-cell table:formula="of:=IF(BITAND([.$R12];BITLSHIFT(1;[.AE$2]))&gt;0;1;0)*[.$O12]" office:value-type="float" office:value="0" calcext:value-type="float">
            <text:p/>
          </table:table-cell>
          <table:table-cell table:formula="of:=IF(BITAND([.$R12];BITLSHIFT(1;[.AF$2]))&gt;0;1;0)*[.$O12]" office:value-type="float" office:value="0" calcext:value-type="float">
            <text:p/>
          </table:table-cell>
          <table:table-cell table:formula="of:=IF(BITAND([.$R12];BITLSHIFT(1;[.AG$2]))&gt;0;1;0)*[.$O12]" office:value-type="float" office:value="0" calcext:value-type="float">
            <text:p/>
          </table:table-cell>
          <table:table-cell table:formula="of:=IF(BITAND([.$R12];BITLSHIFT(1;[.AH$2]))&gt;0;1;0)*[.$O12]" office:value-type="float" office:value="0" calcext:value-type="float">
            <text:p/>
          </table:table-cell>
          <table:table-cell table:formula="of:=IF(BITAND([.$R12];BITLSHIFT(1;[.AI$2]))&gt;0;1;0)*[.$O12]" office:value-type="float" office:value="0" calcext:value-type="float">
            <text:p/>
          </table:table-cell>
          <table:table-cell table:formula="of:=IF(BITAND([.$R12];BITLSHIFT(1;[.AJ$2]))&gt;0;1;0)*[.$O12]" office:value-type="float" office:value="0" calcext:value-type="float">
            <text:p/>
          </table:table-cell>
          <table:table-cell table:formula="of:=IF(BITAND([.$R12];BITLSHIFT(1;[.AK$2]))&gt;0;1;0)*[.$O12]" office:value-type="float" office:value="0" calcext:value-type="float">
            <text:p/>
          </table:table-cell>
          <table:table-cell table:formula="of:=IF(BITAND([.$R12];BITLSHIFT(1;[.AL$2]))&gt;0;1;0)*[.$O12]" office:value-type="float" office:value="0" calcext:value-type="float">
            <text:p/>
          </table:table-cell>
          <table:table-cell table:formula="of:=IF(BITAND([.$R12];BITLSHIFT(1;[.AM$2]))&gt;0;1;0)*[.$O12]" office:value-type="float" office:value="0" calcext:value-type="float">
            <text:p/>
          </table:table-cell>
          <table:table-cell table:formula="of:=IF(BITAND([.$R12];BITLSHIFT(1;[.AN$2]))&gt;0;1;0)*[.$O12]" office:value-type="float" office:value="0" calcext:value-type="float">
            <text:p/>
          </table:table-cell>
          <table:table-cell table:formula="of:=IF(BITAND([.$R12];BITLSHIFT(1;[.AO$2]))&gt;0;1;0)*[.$O12]" office:value-type="float" office:value="0" calcext:value-type="float">
            <text:p/>
          </table:table-cell>
          <table:table-cell table:formula="of:=IF(BITAND([.$R12];BITLSHIFT(1;[.AP$2]))&gt;0;1;0)*[.$O12]" office:value-type="float" office:value="0" calcext:value-type="float">
            <text:p/>
          </table:table-cell>
          <table:table-cell table:formula="of:=IF(BITAND([.$R12];BITLSHIFT(1;[.AQ$2]))&gt;0;1;0)*[.$O12]" office:value-type="float" office:value="0" calcext:value-type="float">
            <text:p/>
          </table:table-cell>
          <table:table-cell table:formula="of:=IF(BITAND([.$R12];BITLSHIFT(1;[.AR$2]))&gt;0;1;0)*[.$O12]" office:value-type="float" office:value="0" calcext:value-type="float">
            <text:p/>
          </table:table-cell>
          <table:table-cell table:formula="of:=IF(BITAND([.$R12];BITLSHIFT(1;[.AS$2]))&gt;0;1;0)*[.$O12]" office:value-type="float" office:value="0" calcext:value-type="float">
            <text:p/>
          </table:table-cell>
          <table:table-cell table:formula="of:=IF(BITAND([.$R12];BITLSHIFT(1;[.AT$2]))&gt;0;1;0)*[.$O12]" office:value-type="float" office:value="0" calcext:value-type="float">
            <text:p/>
          </table:table-cell>
          <table:table-cell table:formula="of:=IF(BITAND([.$R12];BITLSHIFT(1;[.AU$2]))&gt;0;1;0)*[.$O12]" office:value-type="float" office:value="0" calcext:value-type="float">
            <text:p/>
          </table:table-cell>
          <table:table-cell table:formula="of:=IF(BITAND([.$R12];BITLSHIFT(1;[.AV$2]))&gt;0;1;0)*[.$O12]" office:value-type="float" office:value="0" calcext:value-type="float">
            <text:p/>
          </table:table-cell>
          <table:table-cell table:formula="of:=IF(BITAND([.$R12];BITLSHIFT(1;[.AW$2]))&gt;0;1;0)*[.$O12]" office:value-type="float" office:value="0" calcext:value-type="float">
            <text:p/>
          </table:table-cell>
          <table:table-cell table:formula="of:=IF(BITAND([.$R12];BITLSHIFT(1;[.AX$2]))&gt;0;1;0)*[.$O12]" office:value-type="float" office:value="0" calcext:value-type="float">
            <text:p/>
          </table:table-cell>
          <table:table-cell table:formula="of:=IF(BITAND([.$Q12];BITLSHIFT(1;[.AY$2]))&gt;0;1;0)*[.$O12]" office:value-type="float" office:value="0" calcext:value-type="float">
            <text:p/>
          </table:table-cell>
          <table:table-cell table:formula="of:=IF(BITAND([.$Q12];BITLSHIFT(1;[.AZ$2]))&gt;0;1;0)*[.$O12]" office:value-type="float" office:value="0" calcext:value-type="float">
            <text:p/>
          </table:table-cell>
          <table:table-cell table:formula="of:=IF(BITAND([.$Q12];BITLSHIFT(1;[.BA$2]))&gt;0;1;0)*[.$O12]" office:value-type="float" office:value="0" calcext:value-type="float">
            <text:p/>
          </table:table-cell>
          <table:table-cell table:formula="of:=IF(BITAND([.$Q12];BITLSHIFT(1;[.BB$2]))&gt;0;1;0)*[.$O12]" office:value-type="float" office:value="0" calcext:value-type="float">
            <text:p/>
          </table:table-cell>
          <table:table-cell table:formula="of:=IF(BITAND([.$Q12];BITLSHIFT(1;[.BC$2]))&gt;0;1;0)*[.$O12]" office:value-type="float" office:value="0" calcext:value-type="float">
            <text:p/>
          </table:table-cell>
          <table:table-cell table:formula="of:=IF(BITAND([.$Q12];BITLSHIFT(1;[.BD$2]))&gt;0;1;0)*[.$O12]" office:value-type="float" office:value="0" calcext:value-type="float">
            <text:p/>
          </table:table-cell>
          <table:table-cell table:formula="of:=IF(BITAND([.$Q12];BITLSHIFT(1;[.BE$2]))&gt;0;1;0)*[.$O12]" office:value-type="float" office:value="0" calcext:value-type="float">
            <text:p/>
          </table:table-cell>
          <table:table-cell table:formula="of:=IF(BITAND([.$Q12];BITLSHIFT(1;[.BF$2]))&gt;0;1;0)*[.$O12]" office:value-type="float" office:value="0" calcext:value-type="float">
            <text:p/>
          </table:table-cell>
          <table:table-cell table:formula="of:=IF(BITAND([.$Q12];BITLSHIFT(1;[.BG$2]))&gt;0;1;0)*[.$O12]" office:value-type="float" office:value="0" calcext:value-type="float">
            <text:p/>
          </table:table-cell>
          <table:table-cell table:formula="of:=IF(BITAND([.$Q12];BITLSHIFT(1;[.BH$2]))&gt;0;1;0)*[.$O12]" office:value-type="float" office:value="0" calcext:value-type="float">
            <text:p/>
          </table:table-cell>
          <table:table-cell table:formula="of:=IF(BITAND([.$Q12];BITLSHIFT(1;[.BI$2]))&gt;0;1;0)*[.$O12]" office:value-type="float" office:value="0" calcext:value-type="float">
            <text:p/>
          </table:table-cell>
          <table:table-cell table:formula="of:=IF(BITAND([.$Q12];BITLSHIFT(1;[.BJ$2]))&gt;0;1;0)*[.$O12]" office:value-type="float" office:value="0" calcext:value-type="float">
            <text:p/>
          </table:table-cell>
          <table:table-cell table:formula="of:=IF(BITAND([.$Q12];BITLSHIFT(1;[.BK$2]))&gt;0;1;0)*[.$O12]" office:value-type="float" office:value="0" calcext:value-type="float">
            <text:p/>
          </table:table-cell>
          <table:table-cell table:formula="of:=IF(BITAND([.$Q12];BITLSHIFT(1;[.BL$2]))&gt;0;1;0)*[.$O12]" office:value-type="float" office:value="0" calcext:value-type="float">
            <text:p/>
          </table:table-cell>
          <table:table-cell table:formula="of:=IF(BITAND([.$Q12];BITLSHIFT(1;[.BM$2]))&gt;0;1;0)*[.$O12]" office:value-type="float" office:value="0" calcext:value-type="float">
            <text:p/>
          </table:table-cell>
          <table:table-cell table:formula="of:=IF(BITAND([.$Q12];BITLSHIFT(1;[.BN$2]))&gt;0;1;0)*[.$O12]" office:value-type="float" office:value="0" calcext:value-type="float">
            <text:p/>
          </table:table-cell>
          <table:table-cell table:formula="of:=IF(BITAND([.$Q12];BITLSHIFT(1;[.BO$2]))&gt;0;1;0)*[.$O12]" office:value-type="float" office:value="0" calcext:value-type="float">
            <text:p/>
          </table:table-cell>
          <table:table-cell table:formula="of:=IF(BITAND([.$Q12];BITLSHIFT(1;[.BP$2]))&gt;0;1;0)*[.$O12]" office:value-type="float" office:value="0" calcext:value-type="float">
            <text:p/>
          </table:table-cell>
          <table:table-cell table:formula="of:=IF(BITAND([.$Q12];BITLSHIFT(1;[.BQ$2]))&gt;0;1;0)*[.$O12]" office:value-type="float" office:value="0" calcext:value-type="float">
            <text:p/>
          </table:table-cell>
          <table:table-cell table:formula="of:=IF(BITAND([.$Q12];BITLSHIFT(1;[.BR$2]))&gt;0;1;0)*[.$O12]" office:value-type="float" office:value="0" calcext:value-type="float">
            <text:p/>
          </table:table-cell>
          <table:table-cell table:formula="of:=IF(BITAND([.$Q12];BITLSHIFT(1;[.BS$2]))&gt;0;1;0)*[.$O12]" office:value-type="float" office:value="0" calcext:value-type="float">
            <text:p/>
          </table:table-cell>
          <table:table-cell table:formula="of:=IF(BITAND([.$Q12];BITLSHIFT(1;[.BT$2]))&gt;0;1;0)*[.$O12]" office:value-type="float" office:value="0" calcext:value-type="float">
            <text:p/>
          </table:table-cell>
          <table:table-cell table:formula="of:=IF(BITAND([.$Q12];BITLSHIFT(1;[.BU$2]))&gt;0;1;0)*[.$O12]" office:value-type="float" office:value="0" calcext:value-type="float">
            <text:p/>
          </table:table-cell>
          <table:table-cell table:formula="of:=IF(BITAND([.$Q12];BITLSHIFT(1;[.BV$2]))&gt;0;1;0)*[.$O12]" office:value-type="float" office:value="0" calcext:value-type="float">
            <text:p/>
          </table:table-cell>
          <table:table-cell table:formula="of:=IF(BITAND([.$Q12];BITLSHIFT(1;[.BW$2]))&gt;0;1;0)*[.$O12]" office:value-type="float" office:value="0" calcext:value-type="float">
            <text:p/>
          </table:table-cell>
          <table:table-cell table:formula="of:=IF(BITAND([.$Q12];BITLSHIFT(1;[.BX$2]))&gt;0;1;0)*[.$O12]" office:value-type="float" office:value="0" calcext:value-type="float">
            <text:p/>
          </table:table-cell>
          <table:table-cell table:formula="of:=IF(BITAND([.$Q12];BITLSHIFT(1;[.BY$2]))&gt;0;1;0)*[.$O12]" office:value-type="float" office:value="0" calcext:value-type="float">
            <text:p/>
          </table:table-cell>
          <table:table-cell table:formula="of:=IF(BITAND([.$Q12];BITLSHIFT(1;[.BZ$2]))&gt;0;1;0)*[.$O12]" office:value-type="float" office:value="0" calcext:value-type="float">
            <text:p/>
          </table:table-cell>
          <table:table-cell table:formula="of:=IF(BITAND([.$Q12];BITLSHIFT(1;[.CA$2]))&gt;0;1;0)*[.$O12]" office:value-type="float" office:value="0" calcext:value-type="float">
            <text:p/>
          </table:table-cell>
          <table:table-cell table:formula="of:=IF(BITAND([.$Q12];BITLSHIFT(1;[.CB$2]))&gt;0;1;0)*[.$O12]" office:value-type="float" office:value="0" calcext:value-type="float">
            <text:p/>
          </table:table-cell>
          <table:table-cell table:formula="of:=IF(BITAND([.$Q12];BITLSHIFT(1;[.CC$2]))&gt;0;1;0)*[.$O12]" office:value-type="float" office:value="0" calcext:value-type="float">
            <text:p/>
          </table:table-cell>
          <table:table-cell table:formula="of:=IF(BITAND([.$Q12];BITLSHIFT(1;[.CD$2]))&gt;0;1;0)*[.$O1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3] &amp; &quot;&quot;&quot;, &quot;&quot;zone&quot;&quot; : &quot;&quot;&quot;&amp;[.N13]&amp;&quot;&quot;&quot;, &quot;&quot;value&quot;&quot; : &quot;&amp;[.O13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3];10) ;16)" office:value-type="float" office:value="0" calcext:value-type="float">
            <text:p/>
          </table:table-cell>
          <table:table-cell table:formula="of:=DECIMAL(RIGHT([.N13];8) ;16)" office:value-type="float" office:value="0" calcext:value-type="float">
            <text:p/>
          </table:table-cell>
          <table:table-cell table:formula="of:=IF(BITAND([.$R13];BITLSHIFT(1;[.S$2]))&gt;0;1;0)*[.$O13]" office:value-type="float" office:value="0" calcext:value-type="float">
            <text:p/>
          </table:table-cell>
          <table:table-cell table:formula="of:=IF(BITAND([.$R13];BITLSHIFT(1;[.T$2]))&gt;0;1;0)*[.$O13]" office:value-type="float" office:value="0" calcext:value-type="float">
            <text:p/>
          </table:table-cell>
          <table:table-cell table:formula="of:=IF(BITAND([.$R13];BITLSHIFT(1;[.U$2]))&gt;0;1;0)*[.$O13]" office:value-type="float" office:value="0" calcext:value-type="float">
            <text:p/>
          </table:table-cell>
          <table:table-cell table:formula="of:=IF(BITAND([.$R13];BITLSHIFT(1;[.V$2]))&gt;0;1;0)*[.$O13]" office:value-type="float" office:value="0" calcext:value-type="float">
            <text:p/>
          </table:table-cell>
          <table:table-cell table:formula="of:=IF(BITAND([.$R13];BITLSHIFT(1;[.W$2]))&gt;0;1;0)*[.$O13]" office:value-type="float" office:value="0" calcext:value-type="float">
            <text:p/>
          </table:table-cell>
          <table:table-cell table:formula="of:=IF(BITAND([.$R13];BITLSHIFT(1;[.X$2]))&gt;0;1;0)*[.$O13]" office:value-type="float" office:value="0" calcext:value-type="float">
            <text:p/>
          </table:table-cell>
          <table:table-cell table:formula="of:=IF(BITAND([.$R13];BITLSHIFT(1;[.Y$2]))&gt;0;1;0)*[.$O13]" office:value-type="float" office:value="0" calcext:value-type="float">
            <text:p/>
          </table:table-cell>
          <table:table-cell table:formula="of:=IF(BITAND([.$R13];BITLSHIFT(1;[.Z$2]))&gt;0;1;0)*[.$O13]" office:value-type="float" office:value="0" calcext:value-type="float">
            <text:p/>
          </table:table-cell>
          <table:table-cell table:formula="of:=IF(BITAND([.$R13];BITLSHIFT(1;[.AA$2]))&gt;0;1;0)*[.$O13]" office:value-type="float" office:value="0" calcext:value-type="float">
            <text:p/>
          </table:table-cell>
          <table:table-cell table:formula="of:=IF(BITAND([.$R13];BITLSHIFT(1;[.AB$2]))&gt;0;1;0)*[.$O13]" office:value-type="float" office:value="0" calcext:value-type="float">
            <text:p/>
          </table:table-cell>
          <table:table-cell table:formula="of:=IF(BITAND([.$R13];BITLSHIFT(1;[.AC$2]))&gt;0;1;0)*[.$O13]" office:value-type="float" office:value="0" calcext:value-type="float">
            <text:p/>
          </table:table-cell>
          <table:table-cell table:formula="of:=IF(BITAND([.$R13];BITLSHIFT(1;[.AD$2]))&gt;0;1;0)*[.$O13]" office:value-type="float" office:value="0" calcext:value-type="float">
            <text:p/>
          </table:table-cell>
          <table:table-cell table:formula="of:=IF(BITAND([.$R13];BITLSHIFT(1;[.AE$2]))&gt;0;1;0)*[.$O13]" office:value-type="float" office:value="0" calcext:value-type="float">
            <text:p/>
          </table:table-cell>
          <table:table-cell table:formula="of:=IF(BITAND([.$R13];BITLSHIFT(1;[.AF$2]))&gt;0;1;0)*[.$O13]" office:value-type="float" office:value="0" calcext:value-type="float">
            <text:p/>
          </table:table-cell>
          <table:table-cell table:formula="of:=IF(BITAND([.$R13];BITLSHIFT(1;[.AG$2]))&gt;0;1;0)*[.$O13]" office:value-type="float" office:value="0" calcext:value-type="float">
            <text:p/>
          </table:table-cell>
          <table:table-cell table:formula="of:=IF(BITAND([.$R13];BITLSHIFT(1;[.AH$2]))&gt;0;1;0)*[.$O13]" office:value-type="float" office:value="0" calcext:value-type="float">
            <text:p/>
          </table:table-cell>
          <table:table-cell table:formula="of:=IF(BITAND([.$R13];BITLSHIFT(1;[.AI$2]))&gt;0;1;0)*[.$O13]" office:value-type="float" office:value="0" calcext:value-type="float">
            <text:p/>
          </table:table-cell>
          <table:table-cell table:formula="of:=IF(BITAND([.$R13];BITLSHIFT(1;[.AJ$2]))&gt;0;1;0)*[.$O13]" office:value-type="float" office:value="0" calcext:value-type="float">
            <text:p/>
          </table:table-cell>
          <table:table-cell table:formula="of:=IF(BITAND([.$R13];BITLSHIFT(1;[.AK$2]))&gt;0;1;0)*[.$O13]" office:value-type="float" office:value="0" calcext:value-type="float">
            <text:p/>
          </table:table-cell>
          <table:table-cell table:formula="of:=IF(BITAND([.$R13];BITLSHIFT(1;[.AL$2]))&gt;0;1;0)*[.$O13]" office:value-type="float" office:value="0" calcext:value-type="float">
            <text:p/>
          </table:table-cell>
          <table:table-cell table:formula="of:=IF(BITAND([.$R13];BITLSHIFT(1;[.AM$2]))&gt;0;1;0)*[.$O13]" office:value-type="float" office:value="0" calcext:value-type="float">
            <text:p/>
          </table:table-cell>
          <table:table-cell table:formula="of:=IF(BITAND([.$R13];BITLSHIFT(1;[.AN$2]))&gt;0;1;0)*[.$O13]" office:value-type="float" office:value="0" calcext:value-type="float">
            <text:p/>
          </table:table-cell>
          <table:table-cell table:formula="of:=IF(BITAND([.$R13];BITLSHIFT(1;[.AO$2]))&gt;0;1;0)*[.$O13]" office:value-type="float" office:value="0" calcext:value-type="float">
            <text:p/>
          </table:table-cell>
          <table:table-cell table:formula="of:=IF(BITAND([.$R13];BITLSHIFT(1;[.AP$2]))&gt;0;1;0)*[.$O13]" office:value-type="float" office:value="0" calcext:value-type="float">
            <text:p/>
          </table:table-cell>
          <table:table-cell table:formula="of:=IF(BITAND([.$R13];BITLSHIFT(1;[.AQ$2]))&gt;0;1;0)*[.$O13]" office:value-type="float" office:value="0" calcext:value-type="float">
            <text:p/>
          </table:table-cell>
          <table:table-cell table:formula="of:=IF(BITAND([.$R13];BITLSHIFT(1;[.AR$2]))&gt;0;1;0)*[.$O13]" office:value-type="float" office:value="0" calcext:value-type="float">
            <text:p/>
          </table:table-cell>
          <table:table-cell table:formula="of:=IF(BITAND([.$R13];BITLSHIFT(1;[.AS$2]))&gt;0;1;0)*[.$O13]" office:value-type="float" office:value="0" calcext:value-type="float">
            <text:p/>
          </table:table-cell>
          <table:table-cell table:formula="of:=IF(BITAND([.$R13];BITLSHIFT(1;[.AT$2]))&gt;0;1;0)*[.$O13]" office:value-type="float" office:value="0" calcext:value-type="float">
            <text:p/>
          </table:table-cell>
          <table:table-cell table:formula="of:=IF(BITAND([.$R13];BITLSHIFT(1;[.AU$2]))&gt;0;1;0)*[.$O13]" office:value-type="float" office:value="0" calcext:value-type="float">
            <text:p/>
          </table:table-cell>
          <table:table-cell table:formula="of:=IF(BITAND([.$R13];BITLSHIFT(1;[.AV$2]))&gt;0;1;0)*[.$O13]" office:value-type="float" office:value="0" calcext:value-type="float">
            <text:p/>
          </table:table-cell>
          <table:table-cell table:formula="of:=IF(BITAND([.$R13];BITLSHIFT(1;[.AW$2]))&gt;0;1;0)*[.$O13]" office:value-type="float" office:value="0" calcext:value-type="float">
            <text:p/>
          </table:table-cell>
          <table:table-cell table:formula="of:=IF(BITAND([.$R13];BITLSHIFT(1;[.AX$2]))&gt;0;1;0)*[.$O13]" office:value-type="float" office:value="0" calcext:value-type="float">
            <text:p/>
          </table:table-cell>
          <table:table-cell table:formula="of:=IF(BITAND([.$Q13];BITLSHIFT(1;[.AY$2]))&gt;0;1;0)*[.$O13]" office:value-type="float" office:value="0" calcext:value-type="float">
            <text:p/>
          </table:table-cell>
          <table:table-cell table:formula="of:=IF(BITAND([.$Q13];BITLSHIFT(1;[.AZ$2]))&gt;0;1;0)*[.$O13]" office:value-type="float" office:value="0" calcext:value-type="float">
            <text:p/>
          </table:table-cell>
          <table:table-cell table:formula="of:=IF(BITAND([.$Q13];BITLSHIFT(1;[.BA$2]))&gt;0;1;0)*[.$O13]" office:value-type="float" office:value="0" calcext:value-type="float">
            <text:p/>
          </table:table-cell>
          <table:table-cell table:formula="of:=IF(BITAND([.$Q13];BITLSHIFT(1;[.BB$2]))&gt;0;1;0)*[.$O13]" office:value-type="float" office:value="0" calcext:value-type="float">
            <text:p/>
          </table:table-cell>
          <table:table-cell table:formula="of:=IF(BITAND([.$Q13];BITLSHIFT(1;[.BC$2]))&gt;0;1;0)*[.$O13]" office:value-type="float" office:value="0" calcext:value-type="float">
            <text:p/>
          </table:table-cell>
          <table:table-cell table:formula="of:=IF(BITAND([.$Q13];BITLSHIFT(1;[.BD$2]))&gt;0;1;0)*[.$O13]" office:value-type="float" office:value="0" calcext:value-type="float">
            <text:p/>
          </table:table-cell>
          <table:table-cell table:formula="of:=IF(BITAND([.$Q13];BITLSHIFT(1;[.BE$2]))&gt;0;1;0)*[.$O13]" office:value-type="float" office:value="0" calcext:value-type="float">
            <text:p/>
          </table:table-cell>
          <table:table-cell table:formula="of:=IF(BITAND([.$Q13];BITLSHIFT(1;[.BF$2]))&gt;0;1;0)*[.$O13]" office:value-type="float" office:value="0" calcext:value-type="float">
            <text:p/>
          </table:table-cell>
          <table:table-cell table:formula="of:=IF(BITAND([.$Q13];BITLSHIFT(1;[.BG$2]))&gt;0;1;0)*[.$O13]" office:value-type="float" office:value="0" calcext:value-type="float">
            <text:p/>
          </table:table-cell>
          <table:table-cell table:formula="of:=IF(BITAND([.$Q13];BITLSHIFT(1;[.BH$2]))&gt;0;1;0)*[.$O13]" office:value-type="float" office:value="0" calcext:value-type="float">
            <text:p/>
          </table:table-cell>
          <table:table-cell table:formula="of:=IF(BITAND([.$Q13];BITLSHIFT(1;[.BI$2]))&gt;0;1;0)*[.$O13]" office:value-type="float" office:value="0" calcext:value-type="float">
            <text:p/>
          </table:table-cell>
          <table:table-cell table:formula="of:=IF(BITAND([.$Q13];BITLSHIFT(1;[.BJ$2]))&gt;0;1;0)*[.$O13]" office:value-type="float" office:value="0" calcext:value-type="float">
            <text:p/>
          </table:table-cell>
          <table:table-cell table:formula="of:=IF(BITAND([.$Q13];BITLSHIFT(1;[.BK$2]))&gt;0;1;0)*[.$O13]" office:value-type="float" office:value="0" calcext:value-type="float">
            <text:p/>
          </table:table-cell>
          <table:table-cell table:formula="of:=IF(BITAND([.$Q13];BITLSHIFT(1;[.BL$2]))&gt;0;1;0)*[.$O13]" office:value-type="float" office:value="0" calcext:value-type="float">
            <text:p/>
          </table:table-cell>
          <table:table-cell table:formula="of:=IF(BITAND([.$Q13];BITLSHIFT(1;[.BM$2]))&gt;0;1;0)*[.$O13]" office:value-type="float" office:value="0" calcext:value-type="float">
            <text:p/>
          </table:table-cell>
          <table:table-cell table:formula="of:=IF(BITAND([.$Q13];BITLSHIFT(1;[.BN$2]))&gt;0;1;0)*[.$O13]" office:value-type="float" office:value="0" calcext:value-type="float">
            <text:p/>
          </table:table-cell>
          <table:table-cell table:formula="of:=IF(BITAND([.$Q13];BITLSHIFT(1;[.BO$2]))&gt;0;1;0)*[.$O13]" office:value-type="float" office:value="0" calcext:value-type="float">
            <text:p/>
          </table:table-cell>
          <table:table-cell table:formula="of:=IF(BITAND([.$Q13];BITLSHIFT(1;[.BP$2]))&gt;0;1;0)*[.$O13]" office:value-type="float" office:value="0" calcext:value-type="float">
            <text:p/>
          </table:table-cell>
          <table:table-cell table:formula="of:=IF(BITAND([.$Q13];BITLSHIFT(1;[.BQ$2]))&gt;0;1;0)*[.$O13]" office:value-type="float" office:value="0" calcext:value-type="float">
            <text:p/>
          </table:table-cell>
          <table:table-cell table:formula="of:=IF(BITAND([.$Q13];BITLSHIFT(1;[.BR$2]))&gt;0;1;0)*[.$O13]" office:value-type="float" office:value="0" calcext:value-type="float">
            <text:p/>
          </table:table-cell>
          <table:table-cell table:formula="of:=IF(BITAND([.$Q13];BITLSHIFT(1;[.BS$2]))&gt;0;1;0)*[.$O13]" office:value-type="float" office:value="0" calcext:value-type="float">
            <text:p/>
          </table:table-cell>
          <table:table-cell table:formula="of:=IF(BITAND([.$Q13];BITLSHIFT(1;[.BT$2]))&gt;0;1;0)*[.$O13]" office:value-type="float" office:value="0" calcext:value-type="float">
            <text:p/>
          </table:table-cell>
          <table:table-cell table:formula="of:=IF(BITAND([.$Q13];BITLSHIFT(1;[.BU$2]))&gt;0;1;0)*[.$O13]" office:value-type="float" office:value="0" calcext:value-type="float">
            <text:p/>
          </table:table-cell>
          <table:table-cell table:formula="of:=IF(BITAND([.$Q13];BITLSHIFT(1;[.BV$2]))&gt;0;1;0)*[.$O13]" office:value-type="float" office:value="0" calcext:value-type="float">
            <text:p/>
          </table:table-cell>
          <table:table-cell table:formula="of:=IF(BITAND([.$Q13];BITLSHIFT(1;[.BW$2]))&gt;0;1;0)*[.$O13]" office:value-type="float" office:value="0" calcext:value-type="float">
            <text:p/>
          </table:table-cell>
          <table:table-cell table:formula="of:=IF(BITAND([.$Q13];BITLSHIFT(1;[.BX$2]))&gt;0;1;0)*[.$O13]" office:value-type="float" office:value="0" calcext:value-type="float">
            <text:p/>
          </table:table-cell>
          <table:table-cell table:formula="of:=IF(BITAND([.$Q13];BITLSHIFT(1;[.BY$2]))&gt;0;1;0)*[.$O13]" office:value-type="float" office:value="0" calcext:value-type="float">
            <text:p/>
          </table:table-cell>
          <table:table-cell table:formula="of:=IF(BITAND([.$Q13];BITLSHIFT(1;[.BZ$2]))&gt;0;1;0)*[.$O13]" office:value-type="float" office:value="0" calcext:value-type="float">
            <text:p/>
          </table:table-cell>
          <table:table-cell table:formula="of:=IF(BITAND([.$Q13];BITLSHIFT(1;[.CA$2]))&gt;0;1;0)*[.$O13]" office:value-type="float" office:value="0" calcext:value-type="float">
            <text:p/>
          </table:table-cell>
          <table:table-cell table:formula="of:=IF(BITAND([.$Q13];BITLSHIFT(1;[.CB$2]))&gt;0;1;0)*[.$O13]" office:value-type="float" office:value="0" calcext:value-type="float">
            <text:p/>
          </table:table-cell>
          <table:table-cell table:formula="of:=IF(BITAND([.$Q13];BITLSHIFT(1;[.CC$2]))&gt;0;1;0)*[.$O13]" office:value-type="float" office:value="0" calcext:value-type="float">
            <text:p/>
          </table:table-cell>
          <table:table-cell table:formula="of:=IF(BITAND([.$Q13];BITLSHIFT(1;[.CD$2]))&gt;0;1;0)*[.$O1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4] &amp; &quot;&quot;&quot;, &quot;&quot;zone&quot;&quot; : &quot;&quot;&quot;&amp;[.N14]&amp;&quot;&quot;&quot;, &quot;&quot;value&quot;&quot; : &quot;&amp;[.O14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4];10) ;16)" office:value-type="float" office:value="0" calcext:value-type="float">
            <text:p/>
          </table:table-cell>
          <table:table-cell table:formula="of:=DECIMAL(RIGHT([.N14];8) ;16)" office:value-type="float" office:value="0" calcext:value-type="float">
            <text:p/>
          </table:table-cell>
          <table:table-cell table:formula="of:=IF(BITAND([.$R14];BITLSHIFT(1;[.S$2]))&gt;0;1;0)*[.$O14]" office:value-type="float" office:value="0" calcext:value-type="float">
            <text:p/>
          </table:table-cell>
          <table:table-cell table:formula="of:=IF(BITAND([.$R14];BITLSHIFT(1;[.T$2]))&gt;0;1;0)*[.$O14]" office:value-type="float" office:value="0" calcext:value-type="float">
            <text:p/>
          </table:table-cell>
          <table:table-cell table:formula="of:=IF(BITAND([.$R14];BITLSHIFT(1;[.U$2]))&gt;0;1;0)*[.$O14]" office:value-type="float" office:value="0" calcext:value-type="float">
            <text:p/>
          </table:table-cell>
          <table:table-cell table:formula="of:=IF(BITAND([.$R14];BITLSHIFT(1;[.V$2]))&gt;0;1;0)*[.$O14]" office:value-type="float" office:value="0" calcext:value-type="float">
            <text:p/>
          </table:table-cell>
          <table:table-cell table:formula="of:=IF(BITAND([.$R14];BITLSHIFT(1;[.W$2]))&gt;0;1;0)*[.$O14]" office:value-type="float" office:value="0" calcext:value-type="float">
            <text:p/>
          </table:table-cell>
          <table:table-cell table:formula="of:=IF(BITAND([.$R14];BITLSHIFT(1;[.X$2]))&gt;0;1;0)*[.$O14]" office:value-type="float" office:value="0" calcext:value-type="float">
            <text:p/>
          </table:table-cell>
          <table:table-cell table:formula="of:=IF(BITAND([.$R14];BITLSHIFT(1;[.Y$2]))&gt;0;1;0)*[.$O14]" office:value-type="float" office:value="0" calcext:value-type="float">
            <text:p/>
          </table:table-cell>
          <table:table-cell table:formula="of:=IF(BITAND([.$R14];BITLSHIFT(1;[.Z$2]))&gt;0;1;0)*[.$O14]" office:value-type="float" office:value="0" calcext:value-type="float">
            <text:p/>
          </table:table-cell>
          <table:table-cell table:formula="of:=IF(BITAND([.$R14];BITLSHIFT(1;[.AA$2]))&gt;0;1;0)*[.$O14]" office:value-type="float" office:value="0" calcext:value-type="float">
            <text:p/>
          </table:table-cell>
          <table:table-cell table:formula="of:=IF(BITAND([.$R14];BITLSHIFT(1;[.AB$2]))&gt;0;1;0)*[.$O14]" office:value-type="float" office:value="0" calcext:value-type="float">
            <text:p/>
          </table:table-cell>
          <table:table-cell table:formula="of:=IF(BITAND([.$R14];BITLSHIFT(1;[.AC$2]))&gt;0;1;0)*[.$O14]" office:value-type="float" office:value="0" calcext:value-type="float">
            <text:p/>
          </table:table-cell>
          <table:table-cell table:formula="of:=IF(BITAND([.$R14];BITLSHIFT(1;[.AD$2]))&gt;0;1;0)*[.$O14]" office:value-type="float" office:value="0" calcext:value-type="float">
            <text:p/>
          </table:table-cell>
          <table:table-cell table:formula="of:=IF(BITAND([.$R14];BITLSHIFT(1;[.AE$2]))&gt;0;1;0)*[.$O14]" office:value-type="float" office:value="0" calcext:value-type="float">
            <text:p/>
          </table:table-cell>
          <table:table-cell table:formula="of:=IF(BITAND([.$R14];BITLSHIFT(1;[.AF$2]))&gt;0;1;0)*[.$O14]" office:value-type="float" office:value="0" calcext:value-type="float">
            <text:p/>
          </table:table-cell>
          <table:table-cell table:formula="of:=IF(BITAND([.$R14];BITLSHIFT(1;[.AG$2]))&gt;0;1;0)*[.$O14]" office:value-type="float" office:value="0" calcext:value-type="float">
            <text:p/>
          </table:table-cell>
          <table:table-cell table:formula="of:=IF(BITAND([.$R14];BITLSHIFT(1;[.AH$2]))&gt;0;1;0)*[.$O14]" office:value-type="float" office:value="0" calcext:value-type="float">
            <text:p/>
          </table:table-cell>
          <table:table-cell table:formula="of:=IF(BITAND([.$R14];BITLSHIFT(1;[.AI$2]))&gt;0;1;0)*[.$O14]" office:value-type="float" office:value="0" calcext:value-type="float">
            <text:p/>
          </table:table-cell>
          <table:table-cell table:formula="of:=IF(BITAND([.$R14];BITLSHIFT(1;[.AJ$2]))&gt;0;1;0)*[.$O14]" office:value-type="float" office:value="0" calcext:value-type="float">
            <text:p/>
          </table:table-cell>
          <table:table-cell table:formula="of:=IF(BITAND([.$R14];BITLSHIFT(1;[.AK$2]))&gt;0;1;0)*[.$O14]" office:value-type="float" office:value="0" calcext:value-type="float">
            <text:p/>
          </table:table-cell>
          <table:table-cell table:formula="of:=IF(BITAND([.$R14];BITLSHIFT(1;[.AL$2]))&gt;0;1;0)*[.$O14]" office:value-type="float" office:value="0" calcext:value-type="float">
            <text:p/>
          </table:table-cell>
          <table:table-cell table:formula="of:=IF(BITAND([.$R14];BITLSHIFT(1;[.AM$2]))&gt;0;1;0)*[.$O14]" office:value-type="float" office:value="0" calcext:value-type="float">
            <text:p/>
          </table:table-cell>
          <table:table-cell table:formula="of:=IF(BITAND([.$R14];BITLSHIFT(1;[.AN$2]))&gt;0;1;0)*[.$O14]" office:value-type="float" office:value="0" calcext:value-type="float">
            <text:p/>
          </table:table-cell>
          <table:table-cell table:formula="of:=IF(BITAND([.$R14];BITLSHIFT(1;[.AO$2]))&gt;0;1;0)*[.$O14]" office:value-type="float" office:value="0" calcext:value-type="float">
            <text:p/>
          </table:table-cell>
          <table:table-cell table:formula="of:=IF(BITAND([.$R14];BITLSHIFT(1;[.AP$2]))&gt;0;1;0)*[.$O14]" office:value-type="float" office:value="0" calcext:value-type="float">
            <text:p/>
          </table:table-cell>
          <table:table-cell table:formula="of:=IF(BITAND([.$R14];BITLSHIFT(1;[.AQ$2]))&gt;0;1;0)*[.$O14]" office:value-type="float" office:value="0" calcext:value-type="float">
            <text:p/>
          </table:table-cell>
          <table:table-cell table:formula="of:=IF(BITAND([.$R14];BITLSHIFT(1;[.AR$2]))&gt;0;1;0)*[.$O14]" office:value-type="float" office:value="0" calcext:value-type="float">
            <text:p/>
          </table:table-cell>
          <table:table-cell table:formula="of:=IF(BITAND([.$R14];BITLSHIFT(1;[.AS$2]))&gt;0;1;0)*[.$O14]" office:value-type="float" office:value="0" calcext:value-type="float">
            <text:p/>
          </table:table-cell>
          <table:table-cell table:formula="of:=IF(BITAND([.$R14];BITLSHIFT(1;[.AT$2]))&gt;0;1;0)*[.$O14]" office:value-type="float" office:value="0" calcext:value-type="float">
            <text:p/>
          </table:table-cell>
          <table:table-cell table:formula="of:=IF(BITAND([.$R14];BITLSHIFT(1;[.AU$2]))&gt;0;1;0)*[.$O14]" office:value-type="float" office:value="0" calcext:value-type="float">
            <text:p/>
          </table:table-cell>
          <table:table-cell table:formula="of:=IF(BITAND([.$R14];BITLSHIFT(1;[.AV$2]))&gt;0;1;0)*[.$O14]" office:value-type="float" office:value="0" calcext:value-type="float">
            <text:p/>
          </table:table-cell>
          <table:table-cell table:formula="of:=IF(BITAND([.$R14];BITLSHIFT(1;[.AW$2]))&gt;0;1;0)*[.$O14]" office:value-type="float" office:value="0" calcext:value-type="float">
            <text:p/>
          </table:table-cell>
          <table:table-cell table:formula="of:=IF(BITAND([.$R14];BITLSHIFT(1;[.AX$2]))&gt;0;1;0)*[.$O14]" office:value-type="float" office:value="0" calcext:value-type="float">
            <text:p/>
          </table:table-cell>
          <table:table-cell table:formula="of:=IF(BITAND([.$Q14];BITLSHIFT(1;[.AY$2]))&gt;0;1;0)*[.$O14]" office:value-type="float" office:value="0" calcext:value-type="float">
            <text:p/>
          </table:table-cell>
          <table:table-cell table:formula="of:=IF(BITAND([.$Q14];BITLSHIFT(1;[.AZ$2]))&gt;0;1;0)*[.$O14]" office:value-type="float" office:value="0" calcext:value-type="float">
            <text:p/>
          </table:table-cell>
          <table:table-cell table:formula="of:=IF(BITAND([.$Q14];BITLSHIFT(1;[.BA$2]))&gt;0;1;0)*[.$O14]" office:value-type="float" office:value="0" calcext:value-type="float">
            <text:p/>
          </table:table-cell>
          <table:table-cell table:formula="of:=IF(BITAND([.$Q14];BITLSHIFT(1;[.BB$2]))&gt;0;1;0)*[.$O14]" office:value-type="float" office:value="0" calcext:value-type="float">
            <text:p/>
          </table:table-cell>
          <table:table-cell table:formula="of:=IF(BITAND([.$Q14];BITLSHIFT(1;[.BC$2]))&gt;0;1;0)*[.$O14]" office:value-type="float" office:value="0" calcext:value-type="float">
            <text:p/>
          </table:table-cell>
          <table:table-cell table:formula="of:=IF(BITAND([.$Q14];BITLSHIFT(1;[.BD$2]))&gt;0;1;0)*[.$O14]" office:value-type="float" office:value="0" calcext:value-type="float">
            <text:p/>
          </table:table-cell>
          <table:table-cell table:formula="of:=IF(BITAND([.$Q14];BITLSHIFT(1;[.BE$2]))&gt;0;1;0)*[.$O14]" office:value-type="float" office:value="0" calcext:value-type="float">
            <text:p/>
          </table:table-cell>
          <table:table-cell table:formula="of:=IF(BITAND([.$Q14];BITLSHIFT(1;[.BF$2]))&gt;0;1;0)*[.$O14]" office:value-type="float" office:value="0" calcext:value-type="float">
            <text:p/>
          </table:table-cell>
          <table:table-cell table:formula="of:=IF(BITAND([.$Q14];BITLSHIFT(1;[.BG$2]))&gt;0;1;0)*[.$O14]" office:value-type="float" office:value="0" calcext:value-type="float">
            <text:p/>
          </table:table-cell>
          <table:table-cell table:formula="of:=IF(BITAND([.$Q14];BITLSHIFT(1;[.BH$2]))&gt;0;1;0)*[.$O14]" office:value-type="float" office:value="0" calcext:value-type="float">
            <text:p/>
          </table:table-cell>
          <table:table-cell table:formula="of:=IF(BITAND([.$Q14];BITLSHIFT(1;[.BI$2]))&gt;0;1;0)*[.$O14]" office:value-type="float" office:value="0" calcext:value-type="float">
            <text:p/>
          </table:table-cell>
          <table:table-cell table:formula="of:=IF(BITAND([.$Q14];BITLSHIFT(1;[.BJ$2]))&gt;0;1;0)*[.$O14]" office:value-type="float" office:value="0" calcext:value-type="float">
            <text:p/>
          </table:table-cell>
          <table:table-cell table:formula="of:=IF(BITAND([.$Q14];BITLSHIFT(1;[.BK$2]))&gt;0;1;0)*[.$O14]" office:value-type="float" office:value="0" calcext:value-type="float">
            <text:p/>
          </table:table-cell>
          <table:table-cell table:formula="of:=IF(BITAND([.$Q14];BITLSHIFT(1;[.BL$2]))&gt;0;1;0)*[.$O14]" office:value-type="float" office:value="0" calcext:value-type="float">
            <text:p/>
          </table:table-cell>
          <table:table-cell table:formula="of:=IF(BITAND([.$Q14];BITLSHIFT(1;[.BM$2]))&gt;0;1;0)*[.$O14]" office:value-type="float" office:value="0" calcext:value-type="float">
            <text:p/>
          </table:table-cell>
          <table:table-cell table:formula="of:=IF(BITAND([.$Q14];BITLSHIFT(1;[.BN$2]))&gt;0;1;0)*[.$O14]" office:value-type="float" office:value="0" calcext:value-type="float">
            <text:p/>
          </table:table-cell>
          <table:table-cell table:formula="of:=IF(BITAND([.$Q14];BITLSHIFT(1;[.BO$2]))&gt;0;1;0)*[.$O14]" office:value-type="float" office:value="0" calcext:value-type="float">
            <text:p/>
          </table:table-cell>
          <table:table-cell table:formula="of:=IF(BITAND([.$Q14];BITLSHIFT(1;[.BP$2]))&gt;0;1;0)*[.$O14]" office:value-type="float" office:value="0" calcext:value-type="float">
            <text:p/>
          </table:table-cell>
          <table:table-cell table:formula="of:=IF(BITAND([.$Q14];BITLSHIFT(1;[.BQ$2]))&gt;0;1;0)*[.$O14]" office:value-type="float" office:value="0" calcext:value-type="float">
            <text:p/>
          </table:table-cell>
          <table:table-cell table:formula="of:=IF(BITAND([.$Q14];BITLSHIFT(1;[.BR$2]))&gt;0;1;0)*[.$O14]" office:value-type="float" office:value="0" calcext:value-type="float">
            <text:p/>
          </table:table-cell>
          <table:table-cell table:formula="of:=IF(BITAND([.$Q14];BITLSHIFT(1;[.BS$2]))&gt;0;1;0)*[.$O14]" office:value-type="float" office:value="0" calcext:value-type="float">
            <text:p/>
          </table:table-cell>
          <table:table-cell table:formula="of:=IF(BITAND([.$Q14];BITLSHIFT(1;[.BT$2]))&gt;0;1;0)*[.$O14]" office:value-type="float" office:value="0" calcext:value-type="float">
            <text:p/>
          </table:table-cell>
          <table:table-cell table:formula="of:=IF(BITAND([.$Q14];BITLSHIFT(1;[.BU$2]))&gt;0;1;0)*[.$O14]" office:value-type="float" office:value="0" calcext:value-type="float">
            <text:p/>
          </table:table-cell>
          <table:table-cell table:formula="of:=IF(BITAND([.$Q14];BITLSHIFT(1;[.BV$2]))&gt;0;1;0)*[.$O14]" office:value-type="float" office:value="0" calcext:value-type="float">
            <text:p/>
          </table:table-cell>
          <table:table-cell table:formula="of:=IF(BITAND([.$Q14];BITLSHIFT(1;[.BW$2]))&gt;0;1;0)*[.$O14]" office:value-type="float" office:value="0" calcext:value-type="float">
            <text:p/>
          </table:table-cell>
          <table:table-cell table:formula="of:=IF(BITAND([.$Q14];BITLSHIFT(1;[.BX$2]))&gt;0;1;0)*[.$O14]" office:value-type="float" office:value="0" calcext:value-type="float">
            <text:p/>
          </table:table-cell>
          <table:table-cell table:formula="of:=IF(BITAND([.$Q14];BITLSHIFT(1;[.BY$2]))&gt;0;1;0)*[.$O14]" office:value-type="float" office:value="0" calcext:value-type="float">
            <text:p/>
          </table:table-cell>
          <table:table-cell table:formula="of:=IF(BITAND([.$Q14];BITLSHIFT(1;[.BZ$2]))&gt;0;1;0)*[.$O14]" office:value-type="float" office:value="0" calcext:value-type="float">
            <text:p/>
          </table:table-cell>
          <table:table-cell table:formula="of:=IF(BITAND([.$Q14];BITLSHIFT(1;[.CA$2]))&gt;0;1;0)*[.$O14]" office:value-type="float" office:value="0" calcext:value-type="float">
            <text:p/>
          </table:table-cell>
          <table:table-cell table:formula="of:=IF(BITAND([.$Q14];BITLSHIFT(1;[.CB$2]))&gt;0;1;0)*[.$O14]" office:value-type="float" office:value="0" calcext:value-type="float">
            <text:p/>
          </table:table-cell>
          <table:table-cell table:formula="of:=IF(BITAND([.$Q14];BITLSHIFT(1;[.CC$2]))&gt;0;1;0)*[.$O14]" office:value-type="float" office:value="0" calcext:value-type="float">
            <text:p/>
          </table:table-cell>
          <table:table-cell table:formula="of:=IF(BITAND([.$Q14];BITLSHIFT(1;[.CD$2]))&gt;0;1;0)*[.$O1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5] &amp; &quot;&quot;&quot;, &quot;&quot;zone&quot;&quot; : &quot;&quot;&quot;&amp;[.N15]&amp;&quot;&quot;&quot;, &quot;&quot;value&quot;&quot; : &quot;&amp;[.O15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5];10) ;16)" office:value-type="float" office:value="0" calcext:value-type="float">
            <text:p/>
          </table:table-cell>
          <table:table-cell table:formula="of:=DECIMAL(RIGHT([.N15];8) ;16)" office:value-type="float" office:value="0" calcext:value-type="float">
            <text:p/>
          </table:table-cell>
          <table:table-cell table:formula="of:=IF(BITAND([.$R15];BITLSHIFT(1;[.S$2]))&gt;0;1;0)*[.$O15]" office:value-type="float" office:value="0" calcext:value-type="float">
            <text:p/>
          </table:table-cell>
          <table:table-cell table:formula="of:=IF(BITAND([.$R15];BITLSHIFT(1;[.T$2]))&gt;0;1;0)*[.$O15]" office:value-type="float" office:value="0" calcext:value-type="float">
            <text:p/>
          </table:table-cell>
          <table:table-cell table:formula="of:=IF(BITAND([.$R15];BITLSHIFT(1;[.U$2]))&gt;0;1;0)*[.$O15]" office:value-type="float" office:value="0" calcext:value-type="float">
            <text:p/>
          </table:table-cell>
          <table:table-cell table:formula="of:=IF(BITAND([.$R15];BITLSHIFT(1;[.V$2]))&gt;0;1;0)*[.$O15]" office:value-type="float" office:value="0" calcext:value-type="float">
            <text:p/>
          </table:table-cell>
          <table:table-cell table:formula="of:=IF(BITAND([.$R15];BITLSHIFT(1;[.W$2]))&gt;0;1;0)*[.$O15]" office:value-type="float" office:value="0" calcext:value-type="float">
            <text:p/>
          </table:table-cell>
          <table:table-cell table:formula="of:=IF(BITAND([.$R15];BITLSHIFT(1;[.X$2]))&gt;0;1;0)*[.$O15]" office:value-type="float" office:value="0" calcext:value-type="float">
            <text:p/>
          </table:table-cell>
          <table:table-cell table:formula="of:=IF(BITAND([.$R15];BITLSHIFT(1;[.Y$2]))&gt;0;1;0)*[.$O15]" office:value-type="float" office:value="0" calcext:value-type="float">
            <text:p/>
          </table:table-cell>
          <table:table-cell table:formula="of:=IF(BITAND([.$R15];BITLSHIFT(1;[.Z$2]))&gt;0;1;0)*[.$O15]" office:value-type="float" office:value="0" calcext:value-type="float">
            <text:p/>
          </table:table-cell>
          <table:table-cell table:formula="of:=IF(BITAND([.$R15];BITLSHIFT(1;[.AA$2]))&gt;0;1;0)*[.$O15]" office:value-type="float" office:value="0" calcext:value-type="float">
            <text:p/>
          </table:table-cell>
          <table:table-cell table:formula="of:=IF(BITAND([.$R15];BITLSHIFT(1;[.AB$2]))&gt;0;1;0)*[.$O15]" office:value-type="float" office:value="0" calcext:value-type="float">
            <text:p/>
          </table:table-cell>
          <table:table-cell table:formula="of:=IF(BITAND([.$R15];BITLSHIFT(1;[.AC$2]))&gt;0;1;0)*[.$O15]" office:value-type="float" office:value="0" calcext:value-type="float">
            <text:p/>
          </table:table-cell>
          <table:table-cell table:formula="of:=IF(BITAND([.$R15];BITLSHIFT(1;[.AD$2]))&gt;0;1;0)*[.$O15]" office:value-type="float" office:value="0" calcext:value-type="float">
            <text:p/>
          </table:table-cell>
          <table:table-cell table:formula="of:=IF(BITAND([.$R15];BITLSHIFT(1;[.AE$2]))&gt;0;1;0)*[.$O15]" office:value-type="float" office:value="0" calcext:value-type="float">
            <text:p/>
          </table:table-cell>
          <table:table-cell table:formula="of:=IF(BITAND([.$R15];BITLSHIFT(1;[.AF$2]))&gt;0;1;0)*[.$O15]" office:value-type="float" office:value="0" calcext:value-type="float">
            <text:p/>
          </table:table-cell>
          <table:table-cell table:formula="of:=IF(BITAND([.$R15];BITLSHIFT(1;[.AG$2]))&gt;0;1;0)*[.$O15]" office:value-type="float" office:value="0" calcext:value-type="float">
            <text:p/>
          </table:table-cell>
          <table:table-cell table:formula="of:=IF(BITAND([.$R15];BITLSHIFT(1;[.AH$2]))&gt;0;1;0)*[.$O15]" office:value-type="float" office:value="0" calcext:value-type="float">
            <text:p/>
          </table:table-cell>
          <table:table-cell table:formula="of:=IF(BITAND([.$R15];BITLSHIFT(1;[.AI$2]))&gt;0;1;0)*[.$O15]" office:value-type="float" office:value="0" calcext:value-type="float">
            <text:p/>
          </table:table-cell>
          <table:table-cell table:formula="of:=IF(BITAND([.$R15];BITLSHIFT(1;[.AJ$2]))&gt;0;1;0)*[.$O15]" office:value-type="float" office:value="0" calcext:value-type="float">
            <text:p/>
          </table:table-cell>
          <table:table-cell table:formula="of:=IF(BITAND([.$R15];BITLSHIFT(1;[.AK$2]))&gt;0;1;0)*[.$O15]" office:value-type="float" office:value="0" calcext:value-type="float">
            <text:p/>
          </table:table-cell>
          <table:table-cell table:formula="of:=IF(BITAND([.$R15];BITLSHIFT(1;[.AL$2]))&gt;0;1;0)*[.$O15]" office:value-type="float" office:value="0" calcext:value-type="float">
            <text:p/>
          </table:table-cell>
          <table:table-cell table:formula="of:=IF(BITAND([.$R15];BITLSHIFT(1;[.AM$2]))&gt;0;1;0)*[.$O15]" office:value-type="float" office:value="0" calcext:value-type="float">
            <text:p/>
          </table:table-cell>
          <table:table-cell table:formula="of:=IF(BITAND([.$R15];BITLSHIFT(1;[.AN$2]))&gt;0;1;0)*[.$O15]" office:value-type="float" office:value="0" calcext:value-type="float">
            <text:p/>
          </table:table-cell>
          <table:table-cell table:formula="of:=IF(BITAND([.$R15];BITLSHIFT(1;[.AO$2]))&gt;0;1;0)*[.$O15]" office:value-type="float" office:value="0" calcext:value-type="float">
            <text:p/>
          </table:table-cell>
          <table:table-cell table:formula="of:=IF(BITAND([.$R15];BITLSHIFT(1;[.AP$2]))&gt;0;1;0)*[.$O15]" office:value-type="float" office:value="0" calcext:value-type="float">
            <text:p/>
          </table:table-cell>
          <table:table-cell table:formula="of:=IF(BITAND([.$R15];BITLSHIFT(1;[.AQ$2]))&gt;0;1;0)*[.$O15]" office:value-type="float" office:value="0" calcext:value-type="float">
            <text:p/>
          </table:table-cell>
          <table:table-cell table:formula="of:=IF(BITAND([.$R15];BITLSHIFT(1;[.AR$2]))&gt;0;1;0)*[.$O15]" office:value-type="float" office:value="0" calcext:value-type="float">
            <text:p/>
          </table:table-cell>
          <table:table-cell table:formula="of:=IF(BITAND([.$R15];BITLSHIFT(1;[.AS$2]))&gt;0;1;0)*[.$O15]" office:value-type="float" office:value="0" calcext:value-type="float">
            <text:p/>
          </table:table-cell>
          <table:table-cell table:formula="of:=IF(BITAND([.$R15];BITLSHIFT(1;[.AT$2]))&gt;0;1;0)*[.$O15]" office:value-type="float" office:value="0" calcext:value-type="float">
            <text:p/>
          </table:table-cell>
          <table:table-cell table:formula="of:=IF(BITAND([.$R15];BITLSHIFT(1;[.AU$2]))&gt;0;1;0)*[.$O15]" office:value-type="float" office:value="0" calcext:value-type="float">
            <text:p/>
          </table:table-cell>
          <table:table-cell table:formula="of:=IF(BITAND([.$R15];BITLSHIFT(1;[.AV$2]))&gt;0;1;0)*[.$O15]" office:value-type="float" office:value="0" calcext:value-type="float">
            <text:p/>
          </table:table-cell>
          <table:table-cell table:formula="of:=IF(BITAND([.$R15];BITLSHIFT(1;[.AW$2]))&gt;0;1;0)*[.$O15]" office:value-type="float" office:value="0" calcext:value-type="float">
            <text:p/>
          </table:table-cell>
          <table:table-cell table:formula="of:=IF(BITAND([.$R15];BITLSHIFT(1;[.AX$2]))&gt;0;1;0)*[.$O15]" office:value-type="float" office:value="0" calcext:value-type="float">
            <text:p/>
          </table:table-cell>
          <table:table-cell table:formula="of:=IF(BITAND([.$Q15];BITLSHIFT(1;[.AY$2]))&gt;0;1;0)*[.$O15]" office:value-type="float" office:value="0" calcext:value-type="float">
            <text:p/>
          </table:table-cell>
          <table:table-cell table:formula="of:=IF(BITAND([.$Q15];BITLSHIFT(1;[.AZ$2]))&gt;0;1;0)*[.$O15]" office:value-type="float" office:value="0" calcext:value-type="float">
            <text:p/>
          </table:table-cell>
          <table:table-cell table:formula="of:=IF(BITAND([.$Q15];BITLSHIFT(1;[.BA$2]))&gt;0;1;0)*[.$O15]" office:value-type="float" office:value="0" calcext:value-type="float">
            <text:p/>
          </table:table-cell>
          <table:table-cell table:formula="of:=IF(BITAND([.$Q15];BITLSHIFT(1;[.BB$2]))&gt;0;1;0)*[.$O15]" office:value-type="float" office:value="0" calcext:value-type="float">
            <text:p/>
          </table:table-cell>
          <table:table-cell table:formula="of:=IF(BITAND([.$Q15];BITLSHIFT(1;[.BC$2]))&gt;0;1;0)*[.$O15]" office:value-type="float" office:value="0" calcext:value-type="float">
            <text:p/>
          </table:table-cell>
          <table:table-cell table:formula="of:=IF(BITAND([.$Q15];BITLSHIFT(1;[.BD$2]))&gt;0;1;0)*[.$O15]" office:value-type="float" office:value="0" calcext:value-type="float">
            <text:p/>
          </table:table-cell>
          <table:table-cell table:formula="of:=IF(BITAND([.$Q15];BITLSHIFT(1;[.BE$2]))&gt;0;1;0)*[.$O15]" office:value-type="float" office:value="0" calcext:value-type="float">
            <text:p/>
          </table:table-cell>
          <table:table-cell table:formula="of:=IF(BITAND([.$Q15];BITLSHIFT(1;[.BF$2]))&gt;0;1;0)*[.$O15]" office:value-type="float" office:value="0" calcext:value-type="float">
            <text:p/>
          </table:table-cell>
          <table:table-cell table:formula="of:=IF(BITAND([.$Q15];BITLSHIFT(1;[.BG$2]))&gt;0;1;0)*[.$O15]" office:value-type="float" office:value="0" calcext:value-type="float">
            <text:p/>
          </table:table-cell>
          <table:table-cell table:formula="of:=IF(BITAND([.$Q15];BITLSHIFT(1;[.BH$2]))&gt;0;1;0)*[.$O15]" office:value-type="float" office:value="0" calcext:value-type="float">
            <text:p/>
          </table:table-cell>
          <table:table-cell table:formula="of:=IF(BITAND([.$Q15];BITLSHIFT(1;[.BI$2]))&gt;0;1;0)*[.$O15]" office:value-type="float" office:value="0" calcext:value-type="float">
            <text:p/>
          </table:table-cell>
          <table:table-cell table:formula="of:=IF(BITAND([.$Q15];BITLSHIFT(1;[.BJ$2]))&gt;0;1;0)*[.$O15]" office:value-type="float" office:value="0" calcext:value-type="float">
            <text:p/>
          </table:table-cell>
          <table:table-cell table:formula="of:=IF(BITAND([.$Q15];BITLSHIFT(1;[.BK$2]))&gt;0;1;0)*[.$O15]" office:value-type="float" office:value="0" calcext:value-type="float">
            <text:p/>
          </table:table-cell>
          <table:table-cell table:formula="of:=IF(BITAND([.$Q15];BITLSHIFT(1;[.BL$2]))&gt;0;1;0)*[.$O15]" office:value-type="float" office:value="0" calcext:value-type="float">
            <text:p/>
          </table:table-cell>
          <table:table-cell table:formula="of:=IF(BITAND([.$Q15];BITLSHIFT(1;[.BM$2]))&gt;0;1;0)*[.$O15]" office:value-type="float" office:value="0" calcext:value-type="float">
            <text:p/>
          </table:table-cell>
          <table:table-cell table:formula="of:=IF(BITAND([.$Q15];BITLSHIFT(1;[.BN$2]))&gt;0;1;0)*[.$O15]" office:value-type="float" office:value="0" calcext:value-type="float">
            <text:p/>
          </table:table-cell>
          <table:table-cell table:formula="of:=IF(BITAND([.$Q15];BITLSHIFT(1;[.BO$2]))&gt;0;1;0)*[.$O15]" office:value-type="float" office:value="0" calcext:value-type="float">
            <text:p/>
          </table:table-cell>
          <table:table-cell table:formula="of:=IF(BITAND([.$Q15];BITLSHIFT(1;[.BP$2]))&gt;0;1;0)*[.$O15]" office:value-type="float" office:value="0" calcext:value-type="float">
            <text:p/>
          </table:table-cell>
          <table:table-cell table:formula="of:=IF(BITAND([.$Q15];BITLSHIFT(1;[.BQ$2]))&gt;0;1;0)*[.$O15]" office:value-type="float" office:value="0" calcext:value-type="float">
            <text:p/>
          </table:table-cell>
          <table:table-cell table:formula="of:=IF(BITAND([.$Q15];BITLSHIFT(1;[.BR$2]))&gt;0;1;0)*[.$O15]" office:value-type="float" office:value="0" calcext:value-type="float">
            <text:p/>
          </table:table-cell>
          <table:table-cell table:formula="of:=IF(BITAND([.$Q15];BITLSHIFT(1;[.BS$2]))&gt;0;1;0)*[.$O15]" office:value-type="float" office:value="0" calcext:value-type="float">
            <text:p/>
          </table:table-cell>
          <table:table-cell table:formula="of:=IF(BITAND([.$Q15];BITLSHIFT(1;[.BT$2]))&gt;0;1;0)*[.$O15]" office:value-type="float" office:value="0" calcext:value-type="float">
            <text:p/>
          </table:table-cell>
          <table:table-cell table:formula="of:=IF(BITAND([.$Q15];BITLSHIFT(1;[.BU$2]))&gt;0;1;0)*[.$O15]" office:value-type="float" office:value="0" calcext:value-type="float">
            <text:p/>
          </table:table-cell>
          <table:table-cell table:formula="of:=IF(BITAND([.$Q15];BITLSHIFT(1;[.BV$2]))&gt;0;1;0)*[.$O15]" office:value-type="float" office:value="0" calcext:value-type="float">
            <text:p/>
          </table:table-cell>
          <table:table-cell table:formula="of:=IF(BITAND([.$Q15];BITLSHIFT(1;[.BW$2]))&gt;0;1;0)*[.$O15]" office:value-type="float" office:value="0" calcext:value-type="float">
            <text:p/>
          </table:table-cell>
          <table:table-cell table:formula="of:=IF(BITAND([.$Q15];BITLSHIFT(1;[.BX$2]))&gt;0;1;0)*[.$O15]" office:value-type="float" office:value="0" calcext:value-type="float">
            <text:p/>
          </table:table-cell>
          <table:table-cell table:formula="of:=IF(BITAND([.$Q15];BITLSHIFT(1;[.BY$2]))&gt;0;1;0)*[.$O15]" office:value-type="float" office:value="0" calcext:value-type="float">
            <text:p/>
          </table:table-cell>
          <table:table-cell table:formula="of:=IF(BITAND([.$Q15];BITLSHIFT(1;[.BZ$2]))&gt;0;1;0)*[.$O15]" office:value-type="float" office:value="0" calcext:value-type="float">
            <text:p/>
          </table:table-cell>
          <table:table-cell table:formula="of:=IF(BITAND([.$Q15];BITLSHIFT(1;[.CA$2]))&gt;0;1;0)*[.$O15]" office:value-type="float" office:value="0" calcext:value-type="float">
            <text:p/>
          </table:table-cell>
          <table:table-cell table:formula="of:=IF(BITAND([.$Q15];BITLSHIFT(1;[.CB$2]))&gt;0;1;0)*[.$O15]" office:value-type="float" office:value="0" calcext:value-type="float">
            <text:p/>
          </table:table-cell>
          <table:table-cell table:formula="of:=IF(BITAND([.$Q15];BITLSHIFT(1;[.CC$2]))&gt;0;1;0)*[.$O15]" office:value-type="float" office:value="0" calcext:value-type="float">
            <text:p/>
          </table:table-cell>
          <table:table-cell table:formula="of:=IF(BITAND([.$Q15];BITLSHIFT(1;[.CD$2]))&gt;0;1;0)*[.$O1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6] &amp; &quot;&quot;&quot;, &quot;&quot;zone&quot;&quot; : &quot;&quot;&quot;&amp;[.N16]&amp;&quot;&quot;&quot;, &quot;&quot;value&quot;&quot; : &quot;&amp;[.O16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6];10) ;16)" office:value-type="float" office:value="0" calcext:value-type="float">
            <text:p/>
          </table:table-cell>
          <table:table-cell table:formula="of:=DECIMAL(RIGHT([.N16];8) ;16)" office:value-type="float" office:value="0" calcext:value-type="float">
            <text:p/>
          </table:table-cell>
          <table:table-cell table:formula="of:=IF(BITAND([.$R16];BITLSHIFT(1;[.S$2]))&gt;0;1;0)*[.$O16]" office:value-type="float" office:value="0" calcext:value-type="float">
            <text:p/>
          </table:table-cell>
          <table:table-cell table:formula="of:=IF(BITAND([.$R16];BITLSHIFT(1;[.T$2]))&gt;0;1;0)*[.$O16]" office:value-type="float" office:value="0" calcext:value-type="float">
            <text:p/>
          </table:table-cell>
          <table:table-cell table:formula="of:=IF(BITAND([.$R16];BITLSHIFT(1;[.U$2]))&gt;0;1;0)*[.$O16]" office:value-type="float" office:value="0" calcext:value-type="float">
            <text:p/>
          </table:table-cell>
          <table:table-cell table:formula="of:=IF(BITAND([.$R16];BITLSHIFT(1;[.V$2]))&gt;0;1;0)*[.$O16]" office:value-type="float" office:value="0" calcext:value-type="float">
            <text:p/>
          </table:table-cell>
          <table:table-cell table:formula="of:=IF(BITAND([.$R16];BITLSHIFT(1;[.W$2]))&gt;0;1;0)*[.$O16]" office:value-type="float" office:value="0" calcext:value-type="float">
            <text:p/>
          </table:table-cell>
          <table:table-cell table:formula="of:=IF(BITAND([.$R16];BITLSHIFT(1;[.X$2]))&gt;0;1;0)*[.$O16]" office:value-type="float" office:value="0" calcext:value-type="float">
            <text:p/>
          </table:table-cell>
          <table:table-cell table:formula="of:=IF(BITAND([.$R16];BITLSHIFT(1;[.Y$2]))&gt;0;1;0)*[.$O16]" office:value-type="float" office:value="0" calcext:value-type="float">
            <text:p/>
          </table:table-cell>
          <table:table-cell table:formula="of:=IF(BITAND([.$R16];BITLSHIFT(1;[.Z$2]))&gt;0;1;0)*[.$O16]" office:value-type="float" office:value="0" calcext:value-type="float">
            <text:p/>
          </table:table-cell>
          <table:table-cell table:formula="of:=IF(BITAND([.$R16];BITLSHIFT(1;[.AA$2]))&gt;0;1;0)*[.$O16]" office:value-type="float" office:value="0" calcext:value-type="float">
            <text:p/>
          </table:table-cell>
          <table:table-cell table:formula="of:=IF(BITAND([.$R16];BITLSHIFT(1;[.AB$2]))&gt;0;1;0)*[.$O16]" office:value-type="float" office:value="0" calcext:value-type="float">
            <text:p/>
          </table:table-cell>
          <table:table-cell table:formula="of:=IF(BITAND([.$R16];BITLSHIFT(1;[.AC$2]))&gt;0;1;0)*[.$O16]" office:value-type="float" office:value="0" calcext:value-type="float">
            <text:p/>
          </table:table-cell>
          <table:table-cell table:formula="of:=IF(BITAND([.$R16];BITLSHIFT(1;[.AD$2]))&gt;0;1;0)*[.$O16]" office:value-type="float" office:value="0" calcext:value-type="float">
            <text:p/>
          </table:table-cell>
          <table:table-cell table:formula="of:=IF(BITAND([.$R16];BITLSHIFT(1;[.AE$2]))&gt;0;1;0)*[.$O16]" office:value-type="float" office:value="0" calcext:value-type="float">
            <text:p/>
          </table:table-cell>
          <table:table-cell table:formula="of:=IF(BITAND([.$R16];BITLSHIFT(1;[.AF$2]))&gt;0;1;0)*[.$O16]" office:value-type="float" office:value="0" calcext:value-type="float">
            <text:p/>
          </table:table-cell>
          <table:table-cell table:formula="of:=IF(BITAND([.$R16];BITLSHIFT(1;[.AG$2]))&gt;0;1;0)*[.$O16]" office:value-type="float" office:value="0" calcext:value-type="float">
            <text:p/>
          </table:table-cell>
          <table:table-cell table:formula="of:=IF(BITAND([.$R16];BITLSHIFT(1;[.AH$2]))&gt;0;1;0)*[.$O16]" office:value-type="float" office:value="0" calcext:value-type="float">
            <text:p/>
          </table:table-cell>
          <table:table-cell table:formula="of:=IF(BITAND([.$R16];BITLSHIFT(1;[.AI$2]))&gt;0;1;0)*[.$O16]" office:value-type="float" office:value="0" calcext:value-type="float">
            <text:p/>
          </table:table-cell>
          <table:table-cell table:formula="of:=IF(BITAND([.$R16];BITLSHIFT(1;[.AJ$2]))&gt;0;1;0)*[.$O16]" office:value-type="float" office:value="0" calcext:value-type="float">
            <text:p/>
          </table:table-cell>
          <table:table-cell table:formula="of:=IF(BITAND([.$R16];BITLSHIFT(1;[.AK$2]))&gt;0;1;0)*[.$O16]" office:value-type="float" office:value="0" calcext:value-type="float">
            <text:p/>
          </table:table-cell>
          <table:table-cell table:formula="of:=IF(BITAND([.$R16];BITLSHIFT(1;[.AL$2]))&gt;0;1;0)*[.$O16]" office:value-type="float" office:value="0" calcext:value-type="float">
            <text:p/>
          </table:table-cell>
          <table:table-cell table:formula="of:=IF(BITAND([.$R16];BITLSHIFT(1;[.AM$2]))&gt;0;1;0)*[.$O16]" office:value-type="float" office:value="0" calcext:value-type="float">
            <text:p/>
          </table:table-cell>
          <table:table-cell table:formula="of:=IF(BITAND([.$R16];BITLSHIFT(1;[.AN$2]))&gt;0;1;0)*[.$O16]" office:value-type="float" office:value="0" calcext:value-type="float">
            <text:p/>
          </table:table-cell>
          <table:table-cell table:formula="of:=IF(BITAND([.$R16];BITLSHIFT(1;[.AO$2]))&gt;0;1;0)*[.$O16]" office:value-type="float" office:value="0" calcext:value-type="float">
            <text:p/>
          </table:table-cell>
          <table:table-cell table:formula="of:=IF(BITAND([.$R16];BITLSHIFT(1;[.AP$2]))&gt;0;1;0)*[.$O16]" office:value-type="float" office:value="0" calcext:value-type="float">
            <text:p/>
          </table:table-cell>
          <table:table-cell table:formula="of:=IF(BITAND([.$R16];BITLSHIFT(1;[.AQ$2]))&gt;0;1;0)*[.$O16]" office:value-type="float" office:value="0" calcext:value-type="float">
            <text:p/>
          </table:table-cell>
          <table:table-cell table:formula="of:=IF(BITAND([.$R16];BITLSHIFT(1;[.AR$2]))&gt;0;1;0)*[.$O16]" office:value-type="float" office:value="0" calcext:value-type="float">
            <text:p/>
          </table:table-cell>
          <table:table-cell table:formula="of:=IF(BITAND([.$R16];BITLSHIFT(1;[.AS$2]))&gt;0;1;0)*[.$O16]" office:value-type="float" office:value="0" calcext:value-type="float">
            <text:p/>
          </table:table-cell>
          <table:table-cell table:formula="of:=IF(BITAND([.$R16];BITLSHIFT(1;[.AT$2]))&gt;0;1;0)*[.$O16]" office:value-type="float" office:value="0" calcext:value-type="float">
            <text:p/>
          </table:table-cell>
          <table:table-cell table:formula="of:=IF(BITAND([.$R16];BITLSHIFT(1;[.AU$2]))&gt;0;1;0)*[.$O16]" office:value-type="float" office:value="0" calcext:value-type="float">
            <text:p/>
          </table:table-cell>
          <table:table-cell table:formula="of:=IF(BITAND([.$R16];BITLSHIFT(1;[.AV$2]))&gt;0;1;0)*[.$O16]" office:value-type="float" office:value="0" calcext:value-type="float">
            <text:p/>
          </table:table-cell>
          <table:table-cell table:formula="of:=IF(BITAND([.$R16];BITLSHIFT(1;[.AW$2]))&gt;0;1;0)*[.$O16]" office:value-type="float" office:value="0" calcext:value-type="float">
            <text:p/>
          </table:table-cell>
          <table:table-cell table:formula="of:=IF(BITAND([.$R16];BITLSHIFT(1;[.AX$2]))&gt;0;1;0)*[.$O16]" office:value-type="float" office:value="0" calcext:value-type="float">
            <text:p/>
          </table:table-cell>
          <table:table-cell table:formula="of:=IF(BITAND([.$Q16];BITLSHIFT(1;[.AY$2]))&gt;0;1;0)*[.$O16]" office:value-type="float" office:value="0" calcext:value-type="float">
            <text:p/>
          </table:table-cell>
          <table:table-cell table:formula="of:=IF(BITAND([.$Q16];BITLSHIFT(1;[.AZ$2]))&gt;0;1;0)*[.$O16]" office:value-type="float" office:value="0" calcext:value-type="float">
            <text:p/>
          </table:table-cell>
          <table:table-cell table:formula="of:=IF(BITAND([.$Q16];BITLSHIFT(1;[.BA$2]))&gt;0;1;0)*[.$O16]" office:value-type="float" office:value="0" calcext:value-type="float">
            <text:p/>
          </table:table-cell>
          <table:table-cell table:formula="of:=IF(BITAND([.$Q16];BITLSHIFT(1;[.BB$2]))&gt;0;1;0)*[.$O16]" office:value-type="float" office:value="0" calcext:value-type="float">
            <text:p/>
          </table:table-cell>
          <table:table-cell table:formula="of:=IF(BITAND([.$Q16];BITLSHIFT(1;[.BC$2]))&gt;0;1;0)*[.$O16]" office:value-type="float" office:value="0" calcext:value-type="float">
            <text:p/>
          </table:table-cell>
          <table:table-cell table:formula="of:=IF(BITAND([.$Q16];BITLSHIFT(1;[.BD$2]))&gt;0;1;0)*[.$O16]" office:value-type="float" office:value="0" calcext:value-type="float">
            <text:p/>
          </table:table-cell>
          <table:table-cell table:formula="of:=IF(BITAND([.$Q16];BITLSHIFT(1;[.BE$2]))&gt;0;1;0)*[.$O16]" office:value-type="float" office:value="0" calcext:value-type="float">
            <text:p/>
          </table:table-cell>
          <table:table-cell table:formula="of:=IF(BITAND([.$Q16];BITLSHIFT(1;[.BF$2]))&gt;0;1;0)*[.$O16]" office:value-type="float" office:value="0" calcext:value-type="float">
            <text:p/>
          </table:table-cell>
          <table:table-cell table:formula="of:=IF(BITAND([.$Q16];BITLSHIFT(1;[.BG$2]))&gt;0;1;0)*[.$O16]" office:value-type="float" office:value="0" calcext:value-type="float">
            <text:p/>
          </table:table-cell>
          <table:table-cell table:formula="of:=IF(BITAND([.$Q16];BITLSHIFT(1;[.BH$2]))&gt;0;1;0)*[.$O16]" office:value-type="float" office:value="0" calcext:value-type="float">
            <text:p/>
          </table:table-cell>
          <table:table-cell table:formula="of:=IF(BITAND([.$Q16];BITLSHIFT(1;[.BI$2]))&gt;0;1;0)*[.$O16]" office:value-type="float" office:value="0" calcext:value-type="float">
            <text:p/>
          </table:table-cell>
          <table:table-cell table:formula="of:=IF(BITAND([.$Q16];BITLSHIFT(1;[.BJ$2]))&gt;0;1;0)*[.$O16]" office:value-type="float" office:value="0" calcext:value-type="float">
            <text:p/>
          </table:table-cell>
          <table:table-cell table:formula="of:=IF(BITAND([.$Q16];BITLSHIFT(1;[.BK$2]))&gt;0;1;0)*[.$O16]" office:value-type="float" office:value="0" calcext:value-type="float">
            <text:p/>
          </table:table-cell>
          <table:table-cell table:formula="of:=IF(BITAND([.$Q16];BITLSHIFT(1;[.BL$2]))&gt;0;1;0)*[.$O16]" office:value-type="float" office:value="0" calcext:value-type="float">
            <text:p/>
          </table:table-cell>
          <table:table-cell table:formula="of:=IF(BITAND([.$Q16];BITLSHIFT(1;[.BM$2]))&gt;0;1;0)*[.$O16]" office:value-type="float" office:value="0" calcext:value-type="float">
            <text:p/>
          </table:table-cell>
          <table:table-cell table:formula="of:=IF(BITAND([.$Q16];BITLSHIFT(1;[.BN$2]))&gt;0;1;0)*[.$O16]" office:value-type="float" office:value="0" calcext:value-type="float">
            <text:p/>
          </table:table-cell>
          <table:table-cell table:formula="of:=IF(BITAND([.$Q16];BITLSHIFT(1;[.BO$2]))&gt;0;1;0)*[.$O16]" office:value-type="float" office:value="0" calcext:value-type="float">
            <text:p/>
          </table:table-cell>
          <table:table-cell table:formula="of:=IF(BITAND([.$Q16];BITLSHIFT(1;[.BP$2]))&gt;0;1;0)*[.$O16]" office:value-type="float" office:value="0" calcext:value-type="float">
            <text:p/>
          </table:table-cell>
          <table:table-cell table:formula="of:=IF(BITAND([.$Q16];BITLSHIFT(1;[.BQ$2]))&gt;0;1;0)*[.$O16]" office:value-type="float" office:value="0" calcext:value-type="float">
            <text:p/>
          </table:table-cell>
          <table:table-cell table:formula="of:=IF(BITAND([.$Q16];BITLSHIFT(1;[.BR$2]))&gt;0;1;0)*[.$O16]" office:value-type="float" office:value="0" calcext:value-type="float">
            <text:p/>
          </table:table-cell>
          <table:table-cell table:formula="of:=IF(BITAND([.$Q16];BITLSHIFT(1;[.BS$2]))&gt;0;1;0)*[.$O16]" office:value-type="float" office:value="0" calcext:value-type="float">
            <text:p/>
          </table:table-cell>
          <table:table-cell table:formula="of:=IF(BITAND([.$Q16];BITLSHIFT(1;[.BT$2]))&gt;0;1;0)*[.$O16]" office:value-type="float" office:value="0" calcext:value-type="float">
            <text:p/>
          </table:table-cell>
          <table:table-cell table:formula="of:=IF(BITAND([.$Q16];BITLSHIFT(1;[.BU$2]))&gt;0;1;0)*[.$O16]" office:value-type="float" office:value="0" calcext:value-type="float">
            <text:p/>
          </table:table-cell>
          <table:table-cell table:formula="of:=IF(BITAND([.$Q16];BITLSHIFT(1;[.BV$2]))&gt;0;1;0)*[.$O16]" office:value-type="float" office:value="0" calcext:value-type="float">
            <text:p/>
          </table:table-cell>
          <table:table-cell table:formula="of:=IF(BITAND([.$Q16];BITLSHIFT(1;[.BW$2]))&gt;0;1;0)*[.$O16]" office:value-type="float" office:value="0" calcext:value-type="float">
            <text:p/>
          </table:table-cell>
          <table:table-cell table:formula="of:=IF(BITAND([.$Q16];BITLSHIFT(1;[.BX$2]))&gt;0;1;0)*[.$O16]" office:value-type="float" office:value="0" calcext:value-type="float">
            <text:p/>
          </table:table-cell>
          <table:table-cell table:formula="of:=IF(BITAND([.$Q16];BITLSHIFT(1;[.BY$2]))&gt;0;1;0)*[.$O16]" office:value-type="float" office:value="0" calcext:value-type="float">
            <text:p/>
          </table:table-cell>
          <table:table-cell table:formula="of:=IF(BITAND([.$Q16];BITLSHIFT(1;[.BZ$2]))&gt;0;1;0)*[.$O16]" office:value-type="float" office:value="0" calcext:value-type="float">
            <text:p/>
          </table:table-cell>
          <table:table-cell table:formula="of:=IF(BITAND([.$Q16];BITLSHIFT(1;[.CA$2]))&gt;0;1;0)*[.$O16]" office:value-type="float" office:value="0" calcext:value-type="float">
            <text:p/>
          </table:table-cell>
          <table:table-cell table:formula="of:=IF(BITAND([.$Q16];BITLSHIFT(1;[.CB$2]))&gt;0;1;0)*[.$O16]" office:value-type="float" office:value="0" calcext:value-type="float">
            <text:p/>
          </table:table-cell>
          <table:table-cell table:formula="of:=IF(BITAND([.$Q16];BITLSHIFT(1;[.CC$2]))&gt;0;1;0)*[.$O16]" office:value-type="float" office:value="0" calcext:value-type="float">
            <text:p/>
          </table:table-cell>
          <table:table-cell table:formula="of:=IF(BITAND([.$Q16];BITLSHIFT(1;[.CD$2]))&gt;0;1;0)*[.$O1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7] &amp; &quot;&quot;&quot;, &quot;&quot;zone&quot;&quot; : &quot;&quot;&quot;&amp;[.N17]&amp;&quot;&quot;&quot;, &quot;&quot;value&quot;&quot; : &quot;&amp;[.O17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7];10) ;16)" office:value-type="float" office:value="0" calcext:value-type="float">
            <text:p/>
          </table:table-cell>
          <table:table-cell table:formula="of:=DECIMAL(RIGHT([.N17];8) ;16)" office:value-type="float" office:value="0" calcext:value-type="float">
            <text:p/>
          </table:table-cell>
          <table:table-cell table:formula="of:=IF(BITAND([.$R17];BITLSHIFT(1;[.S$2]))&gt;0;1;0)*[.$O17]" office:value-type="float" office:value="0" calcext:value-type="float">
            <text:p/>
          </table:table-cell>
          <table:table-cell table:formula="of:=IF(BITAND([.$R17];BITLSHIFT(1;[.T$2]))&gt;0;1;0)*[.$O17]" office:value-type="float" office:value="0" calcext:value-type="float">
            <text:p/>
          </table:table-cell>
          <table:table-cell table:formula="of:=IF(BITAND([.$R17];BITLSHIFT(1;[.U$2]))&gt;0;1;0)*[.$O17]" office:value-type="float" office:value="0" calcext:value-type="float">
            <text:p/>
          </table:table-cell>
          <table:table-cell table:formula="of:=IF(BITAND([.$R17];BITLSHIFT(1;[.V$2]))&gt;0;1;0)*[.$O17]" office:value-type="float" office:value="0" calcext:value-type="float">
            <text:p/>
          </table:table-cell>
          <table:table-cell table:formula="of:=IF(BITAND([.$R17];BITLSHIFT(1;[.W$2]))&gt;0;1;0)*[.$O17]" office:value-type="float" office:value="0" calcext:value-type="float">
            <text:p/>
          </table:table-cell>
          <table:table-cell table:formula="of:=IF(BITAND([.$R17];BITLSHIFT(1;[.X$2]))&gt;0;1;0)*[.$O17]" office:value-type="float" office:value="0" calcext:value-type="float">
            <text:p/>
          </table:table-cell>
          <table:table-cell table:formula="of:=IF(BITAND([.$R17];BITLSHIFT(1;[.Y$2]))&gt;0;1;0)*[.$O17]" office:value-type="float" office:value="0" calcext:value-type="float">
            <text:p/>
          </table:table-cell>
          <table:table-cell table:formula="of:=IF(BITAND([.$R17];BITLSHIFT(1;[.Z$2]))&gt;0;1;0)*[.$O17]" office:value-type="float" office:value="0" calcext:value-type="float">
            <text:p/>
          </table:table-cell>
          <table:table-cell table:formula="of:=IF(BITAND([.$R17];BITLSHIFT(1;[.AA$2]))&gt;0;1;0)*[.$O17]" office:value-type="float" office:value="0" calcext:value-type="float">
            <text:p/>
          </table:table-cell>
          <table:table-cell table:formula="of:=IF(BITAND([.$R17];BITLSHIFT(1;[.AB$2]))&gt;0;1;0)*[.$O17]" office:value-type="float" office:value="0" calcext:value-type="float">
            <text:p/>
          </table:table-cell>
          <table:table-cell table:formula="of:=IF(BITAND([.$R17];BITLSHIFT(1;[.AC$2]))&gt;0;1;0)*[.$O17]" office:value-type="float" office:value="0" calcext:value-type="float">
            <text:p/>
          </table:table-cell>
          <table:table-cell table:formula="of:=IF(BITAND([.$R17];BITLSHIFT(1;[.AD$2]))&gt;0;1;0)*[.$O17]" office:value-type="float" office:value="0" calcext:value-type="float">
            <text:p/>
          </table:table-cell>
          <table:table-cell table:formula="of:=IF(BITAND([.$R17];BITLSHIFT(1;[.AE$2]))&gt;0;1;0)*[.$O17]" office:value-type="float" office:value="0" calcext:value-type="float">
            <text:p/>
          </table:table-cell>
          <table:table-cell table:formula="of:=IF(BITAND([.$R17];BITLSHIFT(1;[.AF$2]))&gt;0;1;0)*[.$O17]" office:value-type="float" office:value="0" calcext:value-type="float">
            <text:p/>
          </table:table-cell>
          <table:table-cell table:formula="of:=IF(BITAND([.$R17];BITLSHIFT(1;[.AG$2]))&gt;0;1;0)*[.$O17]" office:value-type="float" office:value="0" calcext:value-type="float">
            <text:p/>
          </table:table-cell>
          <table:table-cell table:formula="of:=IF(BITAND([.$R17];BITLSHIFT(1;[.AH$2]))&gt;0;1;0)*[.$O17]" office:value-type="float" office:value="0" calcext:value-type="float">
            <text:p/>
          </table:table-cell>
          <table:table-cell table:formula="of:=IF(BITAND([.$R17];BITLSHIFT(1;[.AI$2]))&gt;0;1;0)*[.$O17]" office:value-type="float" office:value="0" calcext:value-type="float">
            <text:p/>
          </table:table-cell>
          <table:table-cell table:formula="of:=IF(BITAND([.$R17];BITLSHIFT(1;[.AJ$2]))&gt;0;1;0)*[.$O17]" office:value-type="float" office:value="0" calcext:value-type="float">
            <text:p/>
          </table:table-cell>
          <table:table-cell table:formula="of:=IF(BITAND([.$R17];BITLSHIFT(1;[.AK$2]))&gt;0;1;0)*[.$O17]" office:value-type="float" office:value="0" calcext:value-type="float">
            <text:p/>
          </table:table-cell>
          <table:table-cell table:formula="of:=IF(BITAND([.$R17];BITLSHIFT(1;[.AL$2]))&gt;0;1;0)*[.$O17]" office:value-type="float" office:value="0" calcext:value-type="float">
            <text:p/>
          </table:table-cell>
          <table:table-cell table:formula="of:=IF(BITAND([.$R17];BITLSHIFT(1;[.AM$2]))&gt;0;1;0)*[.$O17]" office:value-type="float" office:value="0" calcext:value-type="float">
            <text:p/>
          </table:table-cell>
          <table:table-cell table:formula="of:=IF(BITAND([.$R17];BITLSHIFT(1;[.AN$2]))&gt;0;1;0)*[.$O17]" office:value-type="float" office:value="0" calcext:value-type="float">
            <text:p/>
          </table:table-cell>
          <table:table-cell table:formula="of:=IF(BITAND([.$R17];BITLSHIFT(1;[.AO$2]))&gt;0;1;0)*[.$O17]" office:value-type="float" office:value="0" calcext:value-type="float">
            <text:p/>
          </table:table-cell>
          <table:table-cell table:formula="of:=IF(BITAND([.$R17];BITLSHIFT(1;[.AP$2]))&gt;0;1;0)*[.$O17]" office:value-type="float" office:value="0" calcext:value-type="float">
            <text:p/>
          </table:table-cell>
          <table:table-cell table:formula="of:=IF(BITAND([.$R17];BITLSHIFT(1;[.AQ$2]))&gt;0;1;0)*[.$O17]" office:value-type="float" office:value="0" calcext:value-type="float">
            <text:p/>
          </table:table-cell>
          <table:table-cell table:formula="of:=IF(BITAND([.$R17];BITLSHIFT(1;[.AR$2]))&gt;0;1;0)*[.$O17]" office:value-type="float" office:value="0" calcext:value-type="float">
            <text:p/>
          </table:table-cell>
          <table:table-cell table:formula="of:=IF(BITAND([.$R17];BITLSHIFT(1;[.AS$2]))&gt;0;1;0)*[.$O17]" office:value-type="float" office:value="0" calcext:value-type="float">
            <text:p/>
          </table:table-cell>
          <table:table-cell table:formula="of:=IF(BITAND([.$R17];BITLSHIFT(1;[.AT$2]))&gt;0;1;0)*[.$O17]" office:value-type="float" office:value="0" calcext:value-type="float">
            <text:p/>
          </table:table-cell>
          <table:table-cell table:formula="of:=IF(BITAND([.$R17];BITLSHIFT(1;[.AU$2]))&gt;0;1;0)*[.$O17]" office:value-type="float" office:value="0" calcext:value-type="float">
            <text:p/>
          </table:table-cell>
          <table:table-cell table:formula="of:=IF(BITAND([.$R17];BITLSHIFT(1;[.AV$2]))&gt;0;1;0)*[.$O17]" office:value-type="float" office:value="0" calcext:value-type="float">
            <text:p/>
          </table:table-cell>
          <table:table-cell table:formula="of:=IF(BITAND([.$R17];BITLSHIFT(1;[.AW$2]))&gt;0;1;0)*[.$O17]" office:value-type="float" office:value="0" calcext:value-type="float">
            <text:p/>
          </table:table-cell>
          <table:table-cell table:formula="of:=IF(BITAND([.$R17];BITLSHIFT(1;[.AX$2]))&gt;0;1;0)*[.$O17]" office:value-type="float" office:value="0" calcext:value-type="float">
            <text:p/>
          </table:table-cell>
          <table:table-cell table:formula="of:=IF(BITAND([.$Q17];BITLSHIFT(1;[.AY$2]))&gt;0;1;0)*[.$O17]" office:value-type="float" office:value="0" calcext:value-type="float">
            <text:p/>
          </table:table-cell>
          <table:table-cell table:formula="of:=IF(BITAND([.$Q17];BITLSHIFT(1;[.AZ$2]))&gt;0;1;0)*[.$O17]" office:value-type="float" office:value="0" calcext:value-type="float">
            <text:p/>
          </table:table-cell>
          <table:table-cell table:formula="of:=IF(BITAND([.$Q17];BITLSHIFT(1;[.BA$2]))&gt;0;1;0)*[.$O17]" office:value-type="float" office:value="0" calcext:value-type="float">
            <text:p/>
          </table:table-cell>
          <table:table-cell table:formula="of:=IF(BITAND([.$Q17];BITLSHIFT(1;[.BB$2]))&gt;0;1;0)*[.$O17]" office:value-type="float" office:value="0" calcext:value-type="float">
            <text:p/>
          </table:table-cell>
          <table:table-cell table:formula="of:=IF(BITAND([.$Q17];BITLSHIFT(1;[.BC$2]))&gt;0;1;0)*[.$O17]" office:value-type="float" office:value="0" calcext:value-type="float">
            <text:p/>
          </table:table-cell>
          <table:table-cell table:formula="of:=IF(BITAND([.$Q17];BITLSHIFT(1;[.BD$2]))&gt;0;1;0)*[.$O17]" office:value-type="float" office:value="0" calcext:value-type="float">
            <text:p/>
          </table:table-cell>
          <table:table-cell table:formula="of:=IF(BITAND([.$Q17];BITLSHIFT(1;[.BE$2]))&gt;0;1;0)*[.$O17]" office:value-type="float" office:value="0" calcext:value-type="float">
            <text:p/>
          </table:table-cell>
          <table:table-cell table:formula="of:=IF(BITAND([.$Q17];BITLSHIFT(1;[.BF$2]))&gt;0;1;0)*[.$O17]" office:value-type="float" office:value="0" calcext:value-type="float">
            <text:p/>
          </table:table-cell>
          <table:table-cell table:formula="of:=IF(BITAND([.$Q17];BITLSHIFT(1;[.BG$2]))&gt;0;1;0)*[.$O17]" office:value-type="float" office:value="0" calcext:value-type="float">
            <text:p/>
          </table:table-cell>
          <table:table-cell table:formula="of:=IF(BITAND([.$Q17];BITLSHIFT(1;[.BH$2]))&gt;0;1;0)*[.$O17]" office:value-type="float" office:value="0" calcext:value-type="float">
            <text:p/>
          </table:table-cell>
          <table:table-cell table:formula="of:=IF(BITAND([.$Q17];BITLSHIFT(1;[.BI$2]))&gt;0;1;0)*[.$O17]" office:value-type="float" office:value="0" calcext:value-type="float">
            <text:p/>
          </table:table-cell>
          <table:table-cell table:formula="of:=IF(BITAND([.$Q17];BITLSHIFT(1;[.BJ$2]))&gt;0;1;0)*[.$O17]" office:value-type="float" office:value="0" calcext:value-type="float">
            <text:p/>
          </table:table-cell>
          <table:table-cell table:formula="of:=IF(BITAND([.$Q17];BITLSHIFT(1;[.BK$2]))&gt;0;1;0)*[.$O17]" office:value-type="float" office:value="0" calcext:value-type="float">
            <text:p/>
          </table:table-cell>
          <table:table-cell table:formula="of:=IF(BITAND([.$Q17];BITLSHIFT(1;[.BL$2]))&gt;0;1;0)*[.$O17]" office:value-type="float" office:value="0" calcext:value-type="float">
            <text:p/>
          </table:table-cell>
          <table:table-cell table:formula="of:=IF(BITAND([.$Q17];BITLSHIFT(1;[.BM$2]))&gt;0;1;0)*[.$O17]" office:value-type="float" office:value="0" calcext:value-type="float">
            <text:p/>
          </table:table-cell>
          <table:table-cell table:formula="of:=IF(BITAND([.$Q17];BITLSHIFT(1;[.BN$2]))&gt;0;1;0)*[.$O17]" office:value-type="float" office:value="0" calcext:value-type="float">
            <text:p/>
          </table:table-cell>
          <table:table-cell table:formula="of:=IF(BITAND([.$Q17];BITLSHIFT(1;[.BO$2]))&gt;0;1;0)*[.$O17]" office:value-type="float" office:value="0" calcext:value-type="float">
            <text:p/>
          </table:table-cell>
          <table:table-cell table:formula="of:=IF(BITAND([.$Q17];BITLSHIFT(1;[.BP$2]))&gt;0;1;0)*[.$O17]" office:value-type="float" office:value="0" calcext:value-type="float">
            <text:p/>
          </table:table-cell>
          <table:table-cell table:formula="of:=IF(BITAND([.$Q17];BITLSHIFT(1;[.BQ$2]))&gt;0;1;0)*[.$O17]" office:value-type="float" office:value="0" calcext:value-type="float">
            <text:p/>
          </table:table-cell>
          <table:table-cell table:formula="of:=IF(BITAND([.$Q17];BITLSHIFT(1;[.BR$2]))&gt;0;1;0)*[.$O17]" office:value-type="float" office:value="0" calcext:value-type="float">
            <text:p/>
          </table:table-cell>
          <table:table-cell table:formula="of:=IF(BITAND([.$Q17];BITLSHIFT(1;[.BS$2]))&gt;0;1;0)*[.$O17]" office:value-type="float" office:value="0" calcext:value-type="float">
            <text:p/>
          </table:table-cell>
          <table:table-cell table:formula="of:=IF(BITAND([.$Q17];BITLSHIFT(1;[.BT$2]))&gt;0;1;0)*[.$O17]" office:value-type="float" office:value="0" calcext:value-type="float">
            <text:p/>
          </table:table-cell>
          <table:table-cell table:formula="of:=IF(BITAND([.$Q17];BITLSHIFT(1;[.BU$2]))&gt;0;1;0)*[.$O17]" office:value-type="float" office:value="0" calcext:value-type="float">
            <text:p/>
          </table:table-cell>
          <table:table-cell table:formula="of:=IF(BITAND([.$Q17];BITLSHIFT(1;[.BV$2]))&gt;0;1;0)*[.$O17]" office:value-type="float" office:value="0" calcext:value-type="float">
            <text:p/>
          </table:table-cell>
          <table:table-cell table:formula="of:=IF(BITAND([.$Q17];BITLSHIFT(1;[.BW$2]))&gt;0;1;0)*[.$O17]" office:value-type="float" office:value="0" calcext:value-type="float">
            <text:p/>
          </table:table-cell>
          <table:table-cell table:formula="of:=IF(BITAND([.$Q17];BITLSHIFT(1;[.BX$2]))&gt;0;1;0)*[.$O17]" office:value-type="float" office:value="0" calcext:value-type="float">
            <text:p/>
          </table:table-cell>
          <table:table-cell table:formula="of:=IF(BITAND([.$Q17];BITLSHIFT(1;[.BY$2]))&gt;0;1;0)*[.$O17]" office:value-type="float" office:value="0" calcext:value-type="float">
            <text:p/>
          </table:table-cell>
          <table:table-cell table:formula="of:=IF(BITAND([.$Q17];BITLSHIFT(1;[.BZ$2]))&gt;0;1;0)*[.$O17]" office:value-type="float" office:value="0" calcext:value-type="float">
            <text:p/>
          </table:table-cell>
          <table:table-cell table:formula="of:=IF(BITAND([.$Q17];BITLSHIFT(1;[.CA$2]))&gt;0;1;0)*[.$O17]" office:value-type="float" office:value="0" calcext:value-type="float">
            <text:p/>
          </table:table-cell>
          <table:table-cell table:formula="of:=IF(BITAND([.$Q17];BITLSHIFT(1;[.CB$2]))&gt;0;1;0)*[.$O17]" office:value-type="float" office:value="0" calcext:value-type="float">
            <text:p/>
          </table:table-cell>
          <table:table-cell table:formula="of:=IF(BITAND([.$Q17];BITLSHIFT(1;[.CC$2]))&gt;0;1;0)*[.$O17]" office:value-type="float" office:value="0" calcext:value-type="float">
            <text:p/>
          </table:table-cell>
          <table:table-cell table:formula="of:=IF(BITAND([.$Q17];BITLSHIFT(1;[.CD$2]))&gt;0;1;0)*[.$O1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8] &amp; &quot;&quot;&quot;, &quot;&quot;zone&quot;&quot; : &quot;&quot;&quot;&amp;[.N18]&amp;&quot;&quot;&quot;, &quot;&quot;value&quot;&quot; : &quot;&amp;[.O18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8];10) ;16)" office:value-type="float" office:value="0" calcext:value-type="float">
            <text:p/>
          </table:table-cell>
          <table:table-cell table:formula="of:=DECIMAL(RIGHT([.N18];8) ;16)" office:value-type="float" office:value="0" calcext:value-type="float">
            <text:p/>
          </table:table-cell>
          <table:table-cell table:formula="of:=IF(BITAND([.$R18];BITLSHIFT(1;[.S$2]))&gt;0;1;0)*[.$O18]" office:value-type="float" office:value="0" calcext:value-type="float">
            <text:p/>
          </table:table-cell>
          <table:table-cell table:formula="of:=IF(BITAND([.$R18];BITLSHIFT(1;[.T$2]))&gt;0;1;0)*[.$O18]" office:value-type="float" office:value="0" calcext:value-type="float">
            <text:p/>
          </table:table-cell>
          <table:table-cell table:formula="of:=IF(BITAND([.$R18];BITLSHIFT(1;[.U$2]))&gt;0;1;0)*[.$O18]" office:value-type="float" office:value="0" calcext:value-type="float">
            <text:p/>
          </table:table-cell>
          <table:table-cell table:formula="of:=IF(BITAND([.$R18];BITLSHIFT(1;[.V$2]))&gt;0;1;0)*[.$O18]" office:value-type="float" office:value="0" calcext:value-type="float">
            <text:p/>
          </table:table-cell>
          <table:table-cell table:formula="of:=IF(BITAND([.$R18];BITLSHIFT(1;[.W$2]))&gt;0;1;0)*[.$O18]" office:value-type="float" office:value="0" calcext:value-type="float">
            <text:p/>
          </table:table-cell>
          <table:table-cell table:formula="of:=IF(BITAND([.$R18];BITLSHIFT(1;[.X$2]))&gt;0;1;0)*[.$O18]" office:value-type="float" office:value="0" calcext:value-type="float">
            <text:p/>
          </table:table-cell>
          <table:table-cell table:formula="of:=IF(BITAND([.$R18];BITLSHIFT(1;[.Y$2]))&gt;0;1;0)*[.$O18]" office:value-type="float" office:value="0" calcext:value-type="float">
            <text:p/>
          </table:table-cell>
          <table:table-cell table:formula="of:=IF(BITAND([.$R18];BITLSHIFT(1;[.Z$2]))&gt;0;1;0)*[.$O18]" office:value-type="float" office:value="0" calcext:value-type="float">
            <text:p/>
          </table:table-cell>
          <table:table-cell table:formula="of:=IF(BITAND([.$R18];BITLSHIFT(1;[.AA$2]))&gt;0;1;0)*[.$O18]" office:value-type="float" office:value="0" calcext:value-type="float">
            <text:p/>
          </table:table-cell>
          <table:table-cell table:formula="of:=IF(BITAND([.$R18];BITLSHIFT(1;[.AB$2]))&gt;0;1;0)*[.$O18]" office:value-type="float" office:value="0" calcext:value-type="float">
            <text:p/>
          </table:table-cell>
          <table:table-cell table:formula="of:=IF(BITAND([.$R18];BITLSHIFT(1;[.AC$2]))&gt;0;1;0)*[.$O18]" office:value-type="float" office:value="0" calcext:value-type="float">
            <text:p/>
          </table:table-cell>
          <table:table-cell table:formula="of:=IF(BITAND([.$R18];BITLSHIFT(1;[.AD$2]))&gt;0;1;0)*[.$O18]" office:value-type="float" office:value="0" calcext:value-type="float">
            <text:p/>
          </table:table-cell>
          <table:table-cell table:formula="of:=IF(BITAND([.$R18];BITLSHIFT(1;[.AE$2]))&gt;0;1;0)*[.$O18]" office:value-type="float" office:value="0" calcext:value-type="float">
            <text:p/>
          </table:table-cell>
          <table:table-cell table:formula="of:=IF(BITAND([.$R18];BITLSHIFT(1;[.AF$2]))&gt;0;1;0)*[.$O18]" office:value-type="float" office:value="0" calcext:value-type="float">
            <text:p/>
          </table:table-cell>
          <table:table-cell table:formula="of:=IF(BITAND([.$R18];BITLSHIFT(1;[.AG$2]))&gt;0;1;0)*[.$O18]" office:value-type="float" office:value="0" calcext:value-type="float">
            <text:p/>
          </table:table-cell>
          <table:table-cell table:formula="of:=IF(BITAND([.$R18];BITLSHIFT(1;[.AH$2]))&gt;0;1;0)*[.$O18]" office:value-type="float" office:value="0" calcext:value-type="float">
            <text:p/>
          </table:table-cell>
          <table:table-cell table:formula="of:=IF(BITAND([.$R18];BITLSHIFT(1;[.AI$2]))&gt;0;1;0)*[.$O18]" office:value-type="float" office:value="0" calcext:value-type="float">
            <text:p/>
          </table:table-cell>
          <table:table-cell table:formula="of:=IF(BITAND([.$R18];BITLSHIFT(1;[.AJ$2]))&gt;0;1;0)*[.$O18]" office:value-type="float" office:value="0" calcext:value-type="float">
            <text:p/>
          </table:table-cell>
          <table:table-cell table:formula="of:=IF(BITAND([.$R18];BITLSHIFT(1;[.AK$2]))&gt;0;1;0)*[.$O18]" office:value-type="float" office:value="0" calcext:value-type="float">
            <text:p/>
          </table:table-cell>
          <table:table-cell table:formula="of:=IF(BITAND([.$R18];BITLSHIFT(1;[.AL$2]))&gt;0;1;0)*[.$O18]" office:value-type="float" office:value="0" calcext:value-type="float">
            <text:p/>
          </table:table-cell>
          <table:table-cell table:formula="of:=IF(BITAND([.$R18];BITLSHIFT(1;[.AM$2]))&gt;0;1;0)*[.$O18]" office:value-type="float" office:value="0" calcext:value-type="float">
            <text:p/>
          </table:table-cell>
          <table:table-cell table:formula="of:=IF(BITAND([.$R18];BITLSHIFT(1;[.AN$2]))&gt;0;1;0)*[.$O18]" office:value-type="float" office:value="0" calcext:value-type="float">
            <text:p/>
          </table:table-cell>
          <table:table-cell table:formula="of:=IF(BITAND([.$R18];BITLSHIFT(1;[.AO$2]))&gt;0;1;0)*[.$O18]" office:value-type="float" office:value="0" calcext:value-type="float">
            <text:p/>
          </table:table-cell>
          <table:table-cell table:formula="of:=IF(BITAND([.$R18];BITLSHIFT(1;[.AP$2]))&gt;0;1;0)*[.$O18]" office:value-type="float" office:value="0" calcext:value-type="float">
            <text:p/>
          </table:table-cell>
          <table:table-cell table:formula="of:=IF(BITAND([.$R18];BITLSHIFT(1;[.AQ$2]))&gt;0;1;0)*[.$O18]" office:value-type="float" office:value="0" calcext:value-type="float">
            <text:p/>
          </table:table-cell>
          <table:table-cell table:formula="of:=IF(BITAND([.$R18];BITLSHIFT(1;[.AR$2]))&gt;0;1;0)*[.$O18]" office:value-type="float" office:value="0" calcext:value-type="float">
            <text:p/>
          </table:table-cell>
          <table:table-cell table:formula="of:=IF(BITAND([.$R18];BITLSHIFT(1;[.AS$2]))&gt;0;1;0)*[.$O18]" office:value-type="float" office:value="0" calcext:value-type="float">
            <text:p/>
          </table:table-cell>
          <table:table-cell table:formula="of:=IF(BITAND([.$R18];BITLSHIFT(1;[.AT$2]))&gt;0;1;0)*[.$O18]" office:value-type="float" office:value="0" calcext:value-type="float">
            <text:p/>
          </table:table-cell>
          <table:table-cell table:formula="of:=IF(BITAND([.$R18];BITLSHIFT(1;[.AU$2]))&gt;0;1;0)*[.$O18]" office:value-type="float" office:value="0" calcext:value-type="float">
            <text:p/>
          </table:table-cell>
          <table:table-cell table:formula="of:=IF(BITAND([.$R18];BITLSHIFT(1;[.AV$2]))&gt;0;1;0)*[.$O18]" office:value-type="float" office:value="0" calcext:value-type="float">
            <text:p/>
          </table:table-cell>
          <table:table-cell table:formula="of:=IF(BITAND([.$R18];BITLSHIFT(1;[.AW$2]))&gt;0;1;0)*[.$O18]" office:value-type="float" office:value="0" calcext:value-type="float">
            <text:p/>
          </table:table-cell>
          <table:table-cell table:formula="of:=IF(BITAND([.$R18];BITLSHIFT(1;[.AX$2]))&gt;0;1;0)*[.$O18]" office:value-type="float" office:value="0" calcext:value-type="float">
            <text:p/>
          </table:table-cell>
          <table:table-cell table:formula="of:=IF(BITAND([.$Q18];BITLSHIFT(1;[.AY$2]))&gt;0;1;0)*[.$O18]" office:value-type="float" office:value="0" calcext:value-type="float">
            <text:p/>
          </table:table-cell>
          <table:table-cell table:formula="of:=IF(BITAND([.$Q18];BITLSHIFT(1;[.AZ$2]))&gt;0;1;0)*[.$O18]" office:value-type="float" office:value="0" calcext:value-type="float">
            <text:p/>
          </table:table-cell>
          <table:table-cell table:formula="of:=IF(BITAND([.$Q18];BITLSHIFT(1;[.BA$2]))&gt;0;1;0)*[.$O18]" office:value-type="float" office:value="0" calcext:value-type="float">
            <text:p/>
          </table:table-cell>
          <table:table-cell table:formula="of:=IF(BITAND([.$Q18];BITLSHIFT(1;[.BB$2]))&gt;0;1;0)*[.$O18]" office:value-type="float" office:value="0" calcext:value-type="float">
            <text:p/>
          </table:table-cell>
          <table:table-cell table:formula="of:=IF(BITAND([.$Q18];BITLSHIFT(1;[.BC$2]))&gt;0;1;0)*[.$O18]" office:value-type="float" office:value="0" calcext:value-type="float">
            <text:p/>
          </table:table-cell>
          <table:table-cell table:formula="of:=IF(BITAND([.$Q18];BITLSHIFT(1;[.BD$2]))&gt;0;1;0)*[.$O18]" office:value-type="float" office:value="0" calcext:value-type="float">
            <text:p/>
          </table:table-cell>
          <table:table-cell table:formula="of:=IF(BITAND([.$Q18];BITLSHIFT(1;[.BE$2]))&gt;0;1;0)*[.$O18]" office:value-type="float" office:value="0" calcext:value-type="float">
            <text:p/>
          </table:table-cell>
          <table:table-cell table:formula="of:=IF(BITAND([.$Q18];BITLSHIFT(1;[.BF$2]))&gt;0;1;0)*[.$O18]" office:value-type="float" office:value="0" calcext:value-type="float">
            <text:p/>
          </table:table-cell>
          <table:table-cell table:formula="of:=IF(BITAND([.$Q18];BITLSHIFT(1;[.BG$2]))&gt;0;1;0)*[.$O18]" office:value-type="float" office:value="0" calcext:value-type="float">
            <text:p/>
          </table:table-cell>
          <table:table-cell table:formula="of:=IF(BITAND([.$Q18];BITLSHIFT(1;[.BH$2]))&gt;0;1;0)*[.$O18]" office:value-type="float" office:value="0" calcext:value-type="float">
            <text:p/>
          </table:table-cell>
          <table:table-cell table:formula="of:=IF(BITAND([.$Q18];BITLSHIFT(1;[.BI$2]))&gt;0;1;0)*[.$O18]" office:value-type="float" office:value="0" calcext:value-type="float">
            <text:p/>
          </table:table-cell>
          <table:table-cell table:formula="of:=IF(BITAND([.$Q18];BITLSHIFT(1;[.BJ$2]))&gt;0;1;0)*[.$O18]" office:value-type="float" office:value="0" calcext:value-type="float">
            <text:p/>
          </table:table-cell>
          <table:table-cell table:formula="of:=IF(BITAND([.$Q18];BITLSHIFT(1;[.BK$2]))&gt;0;1;0)*[.$O18]" office:value-type="float" office:value="0" calcext:value-type="float">
            <text:p/>
          </table:table-cell>
          <table:table-cell table:formula="of:=IF(BITAND([.$Q18];BITLSHIFT(1;[.BL$2]))&gt;0;1;0)*[.$O18]" office:value-type="float" office:value="0" calcext:value-type="float">
            <text:p/>
          </table:table-cell>
          <table:table-cell table:formula="of:=IF(BITAND([.$Q18];BITLSHIFT(1;[.BM$2]))&gt;0;1;0)*[.$O18]" office:value-type="float" office:value="0" calcext:value-type="float">
            <text:p/>
          </table:table-cell>
          <table:table-cell table:formula="of:=IF(BITAND([.$Q18];BITLSHIFT(1;[.BN$2]))&gt;0;1;0)*[.$O18]" office:value-type="float" office:value="0" calcext:value-type="float">
            <text:p/>
          </table:table-cell>
          <table:table-cell table:formula="of:=IF(BITAND([.$Q18];BITLSHIFT(1;[.BO$2]))&gt;0;1;0)*[.$O18]" office:value-type="float" office:value="0" calcext:value-type="float">
            <text:p/>
          </table:table-cell>
          <table:table-cell table:formula="of:=IF(BITAND([.$Q18];BITLSHIFT(1;[.BP$2]))&gt;0;1;0)*[.$O18]" office:value-type="float" office:value="0" calcext:value-type="float">
            <text:p/>
          </table:table-cell>
          <table:table-cell table:formula="of:=IF(BITAND([.$Q18];BITLSHIFT(1;[.BQ$2]))&gt;0;1;0)*[.$O18]" office:value-type="float" office:value="0" calcext:value-type="float">
            <text:p/>
          </table:table-cell>
          <table:table-cell table:formula="of:=IF(BITAND([.$Q18];BITLSHIFT(1;[.BR$2]))&gt;0;1;0)*[.$O18]" office:value-type="float" office:value="0" calcext:value-type="float">
            <text:p/>
          </table:table-cell>
          <table:table-cell table:formula="of:=IF(BITAND([.$Q18];BITLSHIFT(1;[.BS$2]))&gt;0;1;0)*[.$O18]" office:value-type="float" office:value="0" calcext:value-type="float">
            <text:p/>
          </table:table-cell>
          <table:table-cell table:formula="of:=IF(BITAND([.$Q18];BITLSHIFT(1;[.BT$2]))&gt;0;1;0)*[.$O18]" office:value-type="float" office:value="0" calcext:value-type="float">
            <text:p/>
          </table:table-cell>
          <table:table-cell table:formula="of:=IF(BITAND([.$Q18];BITLSHIFT(1;[.BU$2]))&gt;0;1;0)*[.$O18]" office:value-type="float" office:value="0" calcext:value-type="float">
            <text:p/>
          </table:table-cell>
          <table:table-cell table:formula="of:=IF(BITAND([.$Q18];BITLSHIFT(1;[.BV$2]))&gt;0;1;0)*[.$O18]" office:value-type="float" office:value="0" calcext:value-type="float">
            <text:p/>
          </table:table-cell>
          <table:table-cell table:formula="of:=IF(BITAND([.$Q18];BITLSHIFT(1;[.BW$2]))&gt;0;1;0)*[.$O18]" office:value-type="float" office:value="0" calcext:value-type="float">
            <text:p/>
          </table:table-cell>
          <table:table-cell table:formula="of:=IF(BITAND([.$Q18];BITLSHIFT(1;[.BX$2]))&gt;0;1;0)*[.$O18]" office:value-type="float" office:value="0" calcext:value-type="float">
            <text:p/>
          </table:table-cell>
          <table:table-cell table:formula="of:=IF(BITAND([.$Q18];BITLSHIFT(1;[.BY$2]))&gt;0;1;0)*[.$O18]" office:value-type="float" office:value="0" calcext:value-type="float">
            <text:p/>
          </table:table-cell>
          <table:table-cell table:formula="of:=IF(BITAND([.$Q18];BITLSHIFT(1;[.BZ$2]))&gt;0;1;0)*[.$O18]" office:value-type="float" office:value="0" calcext:value-type="float">
            <text:p/>
          </table:table-cell>
          <table:table-cell table:formula="of:=IF(BITAND([.$Q18];BITLSHIFT(1;[.CA$2]))&gt;0;1;0)*[.$O18]" office:value-type="float" office:value="0" calcext:value-type="float">
            <text:p/>
          </table:table-cell>
          <table:table-cell table:formula="of:=IF(BITAND([.$Q18];BITLSHIFT(1;[.CB$2]))&gt;0;1;0)*[.$O18]" office:value-type="float" office:value="0" calcext:value-type="float">
            <text:p/>
          </table:table-cell>
          <table:table-cell table:formula="of:=IF(BITAND([.$Q18];BITLSHIFT(1;[.CC$2]))&gt;0;1;0)*[.$O18]" office:value-type="float" office:value="0" calcext:value-type="float">
            <text:p/>
          </table:table-cell>
          <table:table-cell table:formula="of:=IF(BITAND([.$Q18];BITLSHIFT(1;[.CD$2]))&gt;0;1;0)*[.$O1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19] &amp; &quot;&quot;&quot;, &quot;&quot;zone&quot;&quot; : &quot;&quot;&quot;&amp;[.N19]&amp;&quot;&quot;&quot;, &quot;&quot;value&quot;&quot; : &quot;&amp;[.O19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19];10) ;16)" office:value-type="float" office:value="0" calcext:value-type="float">
            <text:p/>
          </table:table-cell>
          <table:table-cell table:formula="of:=DECIMAL(RIGHT([.N19];8) ;16)" office:value-type="float" office:value="0" calcext:value-type="float">
            <text:p/>
          </table:table-cell>
          <table:table-cell table:formula="of:=IF(BITAND([.$R19];BITLSHIFT(1;[.S$2]))&gt;0;1;0)*[.$O19]" office:value-type="float" office:value="0" calcext:value-type="float">
            <text:p/>
          </table:table-cell>
          <table:table-cell table:formula="of:=IF(BITAND([.$R19];BITLSHIFT(1;[.T$2]))&gt;0;1;0)*[.$O19]" office:value-type="float" office:value="0" calcext:value-type="float">
            <text:p/>
          </table:table-cell>
          <table:table-cell table:formula="of:=IF(BITAND([.$R19];BITLSHIFT(1;[.U$2]))&gt;0;1;0)*[.$O19]" office:value-type="float" office:value="0" calcext:value-type="float">
            <text:p/>
          </table:table-cell>
          <table:table-cell table:formula="of:=IF(BITAND([.$R19];BITLSHIFT(1;[.V$2]))&gt;0;1;0)*[.$O19]" office:value-type="float" office:value="0" calcext:value-type="float">
            <text:p/>
          </table:table-cell>
          <table:table-cell table:formula="of:=IF(BITAND([.$R19];BITLSHIFT(1;[.W$2]))&gt;0;1;0)*[.$O19]" office:value-type="float" office:value="0" calcext:value-type="float">
            <text:p/>
          </table:table-cell>
          <table:table-cell table:formula="of:=IF(BITAND([.$R19];BITLSHIFT(1;[.X$2]))&gt;0;1;0)*[.$O19]" office:value-type="float" office:value="0" calcext:value-type="float">
            <text:p/>
          </table:table-cell>
          <table:table-cell table:formula="of:=IF(BITAND([.$R19];BITLSHIFT(1;[.Y$2]))&gt;0;1;0)*[.$O19]" office:value-type="float" office:value="0" calcext:value-type="float">
            <text:p/>
          </table:table-cell>
          <table:table-cell table:formula="of:=IF(BITAND([.$R19];BITLSHIFT(1;[.Z$2]))&gt;0;1;0)*[.$O19]" office:value-type="float" office:value="0" calcext:value-type="float">
            <text:p/>
          </table:table-cell>
          <table:table-cell table:formula="of:=IF(BITAND([.$R19];BITLSHIFT(1;[.AA$2]))&gt;0;1;0)*[.$O19]" office:value-type="float" office:value="0" calcext:value-type="float">
            <text:p/>
          </table:table-cell>
          <table:table-cell table:formula="of:=IF(BITAND([.$R19];BITLSHIFT(1;[.AB$2]))&gt;0;1;0)*[.$O19]" office:value-type="float" office:value="0" calcext:value-type="float">
            <text:p/>
          </table:table-cell>
          <table:table-cell table:formula="of:=IF(BITAND([.$R19];BITLSHIFT(1;[.AC$2]))&gt;0;1;0)*[.$O19]" office:value-type="float" office:value="0" calcext:value-type="float">
            <text:p/>
          </table:table-cell>
          <table:table-cell table:formula="of:=IF(BITAND([.$R19];BITLSHIFT(1;[.AD$2]))&gt;0;1;0)*[.$O19]" office:value-type="float" office:value="0" calcext:value-type="float">
            <text:p/>
          </table:table-cell>
          <table:table-cell table:formula="of:=IF(BITAND([.$R19];BITLSHIFT(1;[.AE$2]))&gt;0;1;0)*[.$O19]" office:value-type="float" office:value="0" calcext:value-type="float">
            <text:p/>
          </table:table-cell>
          <table:table-cell table:formula="of:=IF(BITAND([.$R19];BITLSHIFT(1;[.AF$2]))&gt;0;1;0)*[.$O19]" office:value-type="float" office:value="0" calcext:value-type="float">
            <text:p/>
          </table:table-cell>
          <table:table-cell table:formula="of:=IF(BITAND([.$R19];BITLSHIFT(1;[.AG$2]))&gt;0;1;0)*[.$O19]" office:value-type="float" office:value="0" calcext:value-type="float">
            <text:p/>
          </table:table-cell>
          <table:table-cell table:formula="of:=IF(BITAND([.$R19];BITLSHIFT(1;[.AH$2]))&gt;0;1;0)*[.$O19]" office:value-type="float" office:value="0" calcext:value-type="float">
            <text:p/>
          </table:table-cell>
          <table:table-cell table:formula="of:=IF(BITAND([.$R19];BITLSHIFT(1;[.AI$2]))&gt;0;1;0)*[.$O19]" office:value-type="float" office:value="0" calcext:value-type="float">
            <text:p/>
          </table:table-cell>
          <table:table-cell table:formula="of:=IF(BITAND([.$R19];BITLSHIFT(1;[.AJ$2]))&gt;0;1;0)*[.$O19]" office:value-type="float" office:value="0" calcext:value-type="float">
            <text:p/>
          </table:table-cell>
          <table:table-cell table:formula="of:=IF(BITAND([.$R19];BITLSHIFT(1;[.AK$2]))&gt;0;1;0)*[.$O19]" office:value-type="float" office:value="0" calcext:value-type="float">
            <text:p/>
          </table:table-cell>
          <table:table-cell table:formula="of:=IF(BITAND([.$R19];BITLSHIFT(1;[.AL$2]))&gt;0;1;0)*[.$O19]" office:value-type="float" office:value="0" calcext:value-type="float">
            <text:p/>
          </table:table-cell>
          <table:table-cell table:formula="of:=IF(BITAND([.$R19];BITLSHIFT(1;[.AM$2]))&gt;0;1;0)*[.$O19]" office:value-type="float" office:value="0" calcext:value-type="float">
            <text:p/>
          </table:table-cell>
          <table:table-cell table:formula="of:=IF(BITAND([.$R19];BITLSHIFT(1;[.AN$2]))&gt;0;1;0)*[.$O19]" office:value-type="float" office:value="0" calcext:value-type="float">
            <text:p/>
          </table:table-cell>
          <table:table-cell table:formula="of:=IF(BITAND([.$R19];BITLSHIFT(1;[.AO$2]))&gt;0;1;0)*[.$O19]" office:value-type="float" office:value="0" calcext:value-type="float">
            <text:p/>
          </table:table-cell>
          <table:table-cell table:formula="of:=IF(BITAND([.$R19];BITLSHIFT(1;[.AP$2]))&gt;0;1;0)*[.$O19]" office:value-type="float" office:value="0" calcext:value-type="float">
            <text:p/>
          </table:table-cell>
          <table:table-cell table:formula="of:=IF(BITAND([.$R19];BITLSHIFT(1;[.AQ$2]))&gt;0;1;0)*[.$O19]" office:value-type="float" office:value="0" calcext:value-type="float">
            <text:p/>
          </table:table-cell>
          <table:table-cell table:formula="of:=IF(BITAND([.$R19];BITLSHIFT(1;[.AR$2]))&gt;0;1;0)*[.$O19]" office:value-type="float" office:value="0" calcext:value-type="float">
            <text:p/>
          </table:table-cell>
          <table:table-cell table:formula="of:=IF(BITAND([.$R19];BITLSHIFT(1;[.AS$2]))&gt;0;1;0)*[.$O19]" office:value-type="float" office:value="0" calcext:value-type="float">
            <text:p/>
          </table:table-cell>
          <table:table-cell table:formula="of:=IF(BITAND([.$R19];BITLSHIFT(1;[.AT$2]))&gt;0;1;0)*[.$O19]" office:value-type="float" office:value="0" calcext:value-type="float">
            <text:p/>
          </table:table-cell>
          <table:table-cell table:formula="of:=IF(BITAND([.$R19];BITLSHIFT(1;[.AU$2]))&gt;0;1;0)*[.$O19]" office:value-type="float" office:value="0" calcext:value-type="float">
            <text:p/>
          </table:table-cell>
          <table:table-cell table:formula="of:=IF(BITAND([.$R19];BITLSHIFT(1;[.AV$2]))&gt;0;1;0)*[.$O19]" office:value-type="float" office:value="0" calcext:value-type="float">
            <text:p/>
          </table:table-cell>
          <table:table-cell table:formula="of:=IF(BITAND([.$R19];BITLSHIFT(1;[.AW$2]))&gt;0;1;0)*[.$O19]" office:value-type="float" office:value="0" calcext:value-type="float">
            <text:p/>
          </table:table-cell>
          <table:table-cell table:formula="of:=IF(BITAND([.$R19];BITLSHIFT(1;[.AX$2]))&gt;0;1;0)*[.$O19]" office:value-type="float" office:value="0" calcext:value-type="float">
            <text:p/>
          </table:table-cell>
          <table:table-cell table:formula="of:=IF(BITAND([.$Q19];BITLSHIFT(1;[.AY$2]))&gt;0;1;0)*[.$O19]" office:value-type="float" office:value="0" calcext:value-type="float">
            <text:p/>
          </table:table-cell>
          <table:table-cell table:formula="of:=IF(BITAND([.$Q19];BITLSHIFT(1;[.AZ$2]))&gt;0;1;0)*[.$O19]" office:value-type="float" office:value="0" calcext:value-type="float">
            <text:p/>
          </table:table-cell>
          <table:table-cell table:formula="of:=IF(BITAND([.$Q19];BITLSHIFT(1;[.BA$2]))&gt;0;1;0)*[.$O19]" office:value-type="float" office:value="0" calcext:value-type="float">
            <text:p/>
          </table:table-cell>
          <table:table-cell table:formula="of:=IF(BITAND([.$Q19];BITLSHIFT(1;[.BB$2]))&gt;0;1;0)*[.$O19]" office:value-type="float" office:value="0" calcext:value-type="float">
            <text:p/>
          </table:table-cell>
          <table:table-cell table:formula="of:=IF(BITAND([.$Q19];BITLSHIFT(1;[.BC$2]))&gt;0;1;0)*[.$O19]" office:value-type="float" office:value="0" calcext:value-type="float">
            <text:p/>
          </table:table-cell>
          <table:table-cell table:formula="of:=IF(BITAND([.$Q19];BITLSHIFT(1;[.BD$2]))&gt;0;1;0)*[.$O19]" office:value-type="float" office:value="0" calcext:value-type="float">
            <text:p/>
          </table:table-cell>
          <table:table-cell table:formula="of:=IF(BITAND([.$Q19];BITLSHIFT(1;[.BE$2]))&gt;0;1;0)*[.$O19]" office:value-type="float" office:value="0" calcext:value-type="float">
            <text:p/>
          </table:table-cell>
          <table:table-cell table:formula="of:=IF(BITAND([.$Q19];BITLSHIFT(1;[.BF$2]))&gt;0;1;0)*[.$O19]" office:value-type="float" office:value="0" calcext:value-type="float">
            <text:p/>
          </table:table-cell>
          <table:table-cell table:formula="of:=IF(BITAND([.$Q19];BITLSHIFT(1;[.BG$2]))&gt;0;1;0)*[.$O19]" office:value-type="float" office:value="0" calcext:value-type="float">
            <text:p/>
          </table:table-cell>
          <table:table-cell table:formula="of:=IF(BITAND([.$Q19];BITLSHIFT(1;[.BH$2]))&gt;0;1;0)*[.$O19]" office:value-type="float" office:value="0" calcext:value-type="float">
            <text:p/>
          </table:table-cell>
          <table:table-cell table:formula="of:=IF(BITAND([.$Q19];BITLSHIFT(1;[.BI$2]))&gt;0;1;0)*[.$O19]" office:value-type="float" office:value="0" calcext:value-type="float">
            <text:p/>
          </table:table-cell>
          <table:table-cell table:formula="of:=IF(BITAND([.$Q19];BITLSHIFT(1;[.BJ$2]))&gt;0;1;0)*[.$O19]" office:value-type="float" office:value="0" calcext:value-type="float">
            <text:p/>
          </table:table-cell>
          <table:table-cell table:formula="of:=IF(BITAND([.$Q19];BITLSHIFT(1;[.BK$2]))&gt;0;1;0)*[.$O19]" office:value-type="float" office:value="0" calcext:value-type="float">
            <text:p/>
          </table:table-cell>
          <table:table-cell table:formula="of:=IF(BITAND([.$Q19];BITLSHIFT(1;[.BL$2]))&gt;0;1;0)*[.$O19]" office:value-type="float" office:value="0" calcext:value-type="float">
            <text:p/>
          </table:table-cell>
          <table:table-cell table:formula="of:=IF(BITAND([.$Q19];BITLSHIFT(1;[.BM$2]))&gt;0;1;0)*[.$O19]" office:value-type="float" office:value="0" calcext:value-type="float">
            <text:p/>
          </table:table-cell>
          <table:table-cell table:formula="of:=IF(BITAND([.$Q19];BITLSHIFT(1;[.BN$2]))&gt;0;1;0)*[.$O19]" office:value-type="float" office:value="0" calcext:value-type="float">
            <text:p/>
          </table:table-cell>
          <table:table-cell table:formula="of:=IF(BITAND([.$Q19];BITLSHIFT(1;[.BO$2]))&gt;0;1;0)*[.$O19]" office:value-type="float" office:value="0" calcext:value-type="float">
            <text:p/>
          </table:table-cell>
          <table:table-cell table:formula="of:=IF(BITAND([.$Q19];BITLSHIFT(1;[.BP$2]))&gt;0;1;0)*[.$O19]" office:value-type="float" office:value="0" calcext:value-type="float">
            <text:p/>
          </table:table-cell>
          <table:table-cell table:formula="of:=IF(BITAND([.$Q19];BITLSHIFT(1;[.BQ$2]))&gt;0;1;0)*[.$O19]" office:value-type="float" office:value="0" calcext:value-type="float">
            <text:p/>
          </table:table-cell>
          <table:table-cell table:formula="of:=IF(BITAND([.$Q19];BITLSHIFT(1;[.BR$2]))&gt;0;1;0)*[.$O19]" office:value-type="float" office:value="0" calcext:value-type="float">
            <text:p/>
          </table:table-cell>
          <table:table-cell table:formula="of:=IF(BITAND([.$Q19];BITLSHIFT(1;[.BS$2]))&gt;0;1;0)*[.$O19]" office:value-type="float" office:value="0" calcext:value-type="float">
            <text:p/>
          </table:table-cell>
          <table:table-cell table:formula="of:=IF(BITAND([.$Q19];BITLSHIFT(1;[.BT$2]))&gt;0;1;0)*[.$O19]" office:value-type="float" office:value="0" calcext:value-type="float">
            <text:p/>
          </table:table-cell>
          <table:table-cell table:formula="of:=IF(BITAND([.$Q19];BITLSHIFT(1;[.BU$2]))&gt;0;1;0)*[.$O19]" office:value-type="float" office:value="0" calcext:value-type="float">
            <text:p/>
          </table:table-cell>
          <table:table-cell table:formula="of:=IF(BITAND([.$Q19];BITLSHIFT(1;[.BV$2]))&gt;0;1;0)*[.$O19]" office:value-type="float" office:value="0" calcext:value-type="float">
            <text:p/>
          </table:table-cell>
          <table:table-cell table:formula="of:=IF(BITAND([.$Q19];BITLSHIFT(1;[.BW$2]))&gt;0;1;0)*[.$O19]" office:value-type="float" office:value="0" calcext:value-type="float">
            <text:p/>
          </table:table-cell>
          <table:table-cell table:formula="of:=IF(BITAND([.$Q19];BITLSHIFT(1;[.BX$2]))&gt;0;1;0)*[.$O19]" office:value-type="float" office:value="0" calcext:value-type="float">
            <text:p/>
          </table:table-cell>
          <table:table-cell table:formula="of:=IF(BITAND([.$Q19];BITLSHIFT(1;[.BY$2]))&gt;0;1;0)*[.$O19]" office:value-type="float" office:value="0" calcext:value-type="float">
            <text:p/>
          </table:table-cell>
          <table:table-cell table:formula="of:=IF(BITAND([.$Q19];BITLSHIFT(1;[.BZ$2]))&gt;0;1;0)*[.$O19]" office:value-type="float" office:value="0" calcext:value-type="float">
            <text:p/>
          </table:table-cell>
          <table:table-cell table:formula="of:=IF(BITAND([.$Q19];BITLSHIFT(1;[.CA$2]))&gt;0;1;0)*[.$O19]" office:value-type="float" office:value="0" calcext:value-type="float">
            <text:p/>
          </table:table-cell>
          <table:table-cell table:formula="of:=IF(BITAND([.$Q19];BITLSHIFT(1;[.CB$2]))&gt;0;1;0)*[.$O19]" office:value-type="float" office:value="0" calcext:value-type="float">
            <text:p/>
          </table:table-cell>
          <table:table-cell table:formula="of:=IF(BITAND([.$Q19];BITLSHIFT(1;[.CC$2]))&gt;0;1;0)*[.$O19]" office:value-type="float" office:value="0" calcext:value-type="float">
            <text:p/>
          </table:table-cell>
          <table:table-cell table:formula="of:=IF(BITAND([.$Q19];BITLSHIFT(1;[.CD$2]))&gt;0;1;0)*[.$O1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0] &amp; &quot;&quot;&quot;, &quot;&quot;zone&quot;&quot; : &quot;&quot;&quot;&amp;[.N20]&amp;&quot;&quot;&quot;, &quot;&quot;value&quot;&quot; : &quot;&amp;[.O20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0];10) ;16)" office:value-type="float" office:value="0" calcext:value-type="float">
            <text:p/>
          </table:table-cell>
          <table:table-cell table:formula="of:=DECIMAL(RIGHT([.N20];8) ;16)" office:value-type="float" office:value="0" calcext:value-type="float">
            <text:p/>
          </table:table-cell>
          <table:table-cell table:formula="of:=IF(BITAND([.$R20];BITLSHIFT(1;[.S$2]))&gt;0;1;0)*[.$O20]" office:value-type="float" office:value="0" calcext:value-type="float">
            <text:p/>
          </table:table-cell>
          <table:table-cell table:formula="of:=IF(BITAND([.$R20];BITLSHIFT(1;[.T$2]))&gt;0;1;0)*[.$O20]" office:value-type="float" office:value="0" calcext:value-type="float">
            <text:p/>
          </table:table-cell>
          <table:table-cell table:formula="of:=IF(BITAND([.$R20];BITLSHIFT(1;[.U$2]))&gt;0;1;0)*[.$O20]" office:value-type="float" office:value="0" calcext:value-type="float">
            <text:p/>
          </table:table-cell>
          <table:table-cell table:formula="of:=IF(BITAND([.$R20];BITLSHIFT(1;[.V$2]))&gt;0;1;0)*[.$O20]" office:value-type="float" office:value="0" calcext:value-type="float">
            <text:p/>
          </table:table-cell>
          <table:table-cell table:formula="of:=IF(BITAND([.$R20];BITLSHIFT(1;[.W$2]))&gt;0;1;0)*[.$O20]" office:value-type="float" office:value="0" calcext:value-type="float">
            <text:p/>
          </table:table-cell>
          <table:table-cell table:formula="of:=IF(BITAND([.$R20];BITLSHIFT(1;[.X$2]))&gt;0;1;0)*[.$O20]" office:value-type="float" office:value="0" calcext:value-type="float">
            <text:p/>
          </table:table-cell>
          <table:table-cell table:formula="of:=IF(BITAND([.$R20];BITLSHIFT(1;[.Y$2]))&gt;0;1;0)*[.$O20]" office:value-type="float" office:value="0" calcext:value-type="float">
            <text:p/>
          </table:table-cell>
          <table:table-cell table:formula="of:=IF(BITAND([.$R20];BITLSHIFT(1;[.Z$2]))&gt;0;1;0)*[.$O20]" office:value-type="float" office:value="0" calcext:value-type="float">
            <text:p/>
          </table:table-cell>
          <table:table-cell table:formula="of:=IF(BITAND([.$R20];BITLSHIFT(1;[.AA$2]))&gt;0;1;0)*[.$O20]" office:value-type="float" office:value="0" calcext:value-type="float">
            <text:p/>
          </table:table-cell>
          <table:table-cell table:formula="of:=IF(BITAND([.$R20];BITLSHIFT(1;[.AB$2]))&gt;0;1;0)*[.$O20]" office:value-type="float" office:value="0" calcext:value-type="float">
            <text:p/>
          </table:table-cell>
          <table:table-cell table:formula="of:=IF(BITAND([.$R20];BITLSHIFT(1;[.AC$2]))&gt;0;1;0)*[.$O20]" office:value-type="float" office:value="0" calcext:value-type="float">
            <text:p/>
          </table:table-cell>
          <table:table-cell table:formula="of:=IF(BITAND([.$R20];BITLSHIFT(1;[.AD$2]))&gt;0;1;0)*[.$O20]" office:value-type="float" office:value="0" calcext:value-type="float">
            <text:p/>
          </table:table-cell>
          <table:table-cell table:formula="of:=IF(BITAND([.$R20];BITLSHIFT(1;[.AE$2]))&gt;0;1;0)*[.$O20]" office:value-type="float" office:value="0" calcext:value-type="float">
            <text:p/>
          </table:table-cell>
          <table:table-cell table:formula="of:=IF(BITAND([.$R20];BITLSHIFT(1;[.AF$2]))&gt;0;1;0)*[.$O20]" office:value-type="float" office:value="0" calcext:value-type="float">
            <text:p/>
          </table:table-cell>
          <table:table-cell table:formula="of:=IF(BITAND([.$R20];BITLSHIFT(1;[.AG$2]))&gt;0;1;0)*[.$O20]" office:value-type="float" office:value="0" calcext:value-type="float">
            <text:p/>
          </table:table-cell>
          <table:table-cell table:formula="of:=IF(BITAND([.$R20];BITLSHIFT(1;[.AH$2]))&gt;0;1;0)*[.$O20]" office:value-type="float" office:value="0" calcext:value-type="float">
            <text:p/>
          </table:table-cell>
          <table:table-cell table:formula="of:=IF(BITAND([.$R20];BITLSHIFT(1;[.AI$2]))&gt;0;1;0)*[.$O20]" office:value-type="float" office:value="0" calcext:value-type="float">
            <text:p/>
          </table:table-cell>
          <table:table-cell table:formula="of:=IF(BITAND([.$R20];BITLSHIFT(1;[.AJ$2]))&gt;0;1;0)*[.$O20]" office:value-type="float" office:value="0" calcext:value-type="float">
            <text:p/>
          </table:table-cell>
          <table:table-cell table:formula="of:=IF(BITAND([.$R20];BITLSHIFT(1;[.AK$2]))&gt;0;1;0)*[.$O20]" office:value-type="float" office:value="0" calcext:value-type="float">
            <text:p/>
          </table:table-cell>
          <table:table-cell table:formula="of:=IF(BITAND([.$R20];BITLSHIFT(1;[.AL$2]))&gt;0;1;0)*[.$O20]" office:value-type="float" office:value="0" calcext:value-type="float">
            <text:p/>
          </table:table-cell>
          <table:table-cell table:formula="of:=IF(BITAND([.$R20];BITLSHIFT(1;[.AM$2]))&gt;0;1;0)*[.$O20]" office:value-type="float" office:value="0" calcext:value-type="float">
            <text:p/>
          </table:table-cell>
          <table:table-cell table:formula="of:=IF(BITAND([.$R20];BITLSHIFT(1;[.AN$2]))&gt;0;1;0)*[.$O20]" office:value-type="float" office:value="0" calcext:value-type="float">
            <text:p/>
          </table:table-cell>
          <table:table-cell table:formula="of:=IF(BITAND([.$R20];BITLSHIFT(1;[.AO$2]))&gt;0;1;0)*[.$O20]" office:value-type="float" office:value="0" calcext:value-type="float">
            <text:p/>
          </table:table-cell>
          <table:table-cell table:formula="of:=IF(BITAND([.$R20];BITLSHIFT(1;[.AP$2]))&gt;0;1;0)*[.$O20]" office:value-type="float" office:value="0" calcext:value-type="float">
            <text:p/>
          </table:table-cell>
          <table:table-cell table:formula="of:=IF(BITAND([.$R20];BITLSHIFT(1;[.AQ$2]))&gt;0;1;0)*[.$O20]" office:value-type="float" office:value="0" calcext:value-type="float">
            <text:p/>
          </table:table-cell>
          <table:table-cell table:formula="of:=IF(BITAND([.$R20];BITLSHIFT(1;[.AR$2]))&gt;0;1;0)*[.$O20]" office:value-type="float" office:value="0" calcext:value-type="float">
            <text:p/>
          </table:table-cell>
          <table:table-cell table:formula="of:=IF(BITAND([.$R20];BITLSHIFT(1;[.AS$2]))&gt;0;1;0)*[.$O20]" office:value-type="float" office:value="0" calcext:value-type="float">
            <text:p/>
          </table:table-cell>
          <table:table-cell table:formula="of:=IF(BITAND([.$R20];BITLSHIFT(1;[.AT$2]))&gt;0;1;0)*[.$O20]" office:value-type="float" office:value="0" calcext:value-type="float">
            <text:p/>
          </table:table-cell>
          <table:table-cell table:formula="of:=IF(BITAND([.$R20];BITLSHIFT(1;[.AU$2]))&gt;0;1;0)*[.$O20]" office:value-type="float" office:value="0" calcext:value-type="float">
            <text:p/>
          </table:table-cell>
          <table:table-cell table:formula="of:=IF(BITAND([.$R20];BITLSHIFT(1;[.AV$2]))&gt;0;1;0)*[.$O20]" office:value-type="float" office:value="0" calcext:value-type="float">
            <text:p/>
          </table:table-cell>
          <table:table-cell table:formula="of:=IF(BITAND([.$R20];BITLSHIFT(1;[.AW$2]))&gt;0;1;0)*[.$O20]" office:value-type="float" office:value="0" calcext:value-type="float">
            <text:p/>
          </table:table-cell>
          <table:table-cell table:formula="of:=IF(BITAND([.$R20];BITLSHIFT(1;[.AX$2]))&gt;0;1;0)*[.$O20]" office:value-type="float" office:value="0" calcext:value-type="float">
            <text:p/>
          </table:table-cell>
          <table:table-cell table:formula="of:=IF(BITAND([.$Q20];BITLSHIFT(1;[.AY$2]))&gt;0;1;0)*[.$O20]" office:value-type="float" office:value="0" calcext:value-type="float">
            <text:p/>
          </table:table-cell>
          <table:table-cell table:formula="of:=IF(BITAND([.$Q20];BITLSHIFT(1;[.AZ$2]))&gt;0;1;0)*[.$O20]" office:value-type="float" office:value="0" calcext:value-type="float">
            <text:p/>
          </table:table-cell>
          <table:table-cell table:formula="of:=IF(BITAND([.$Q20];BITLSHIFT(1;[.BA$2]))&gt;0;1;0)*[.$O20]" office:value-type="float" office:value="0" calcext:value-type="float">
            <text:p/>
          </table:table-cell>
          <table:table-cell table:formula="of:=IF(BITAND([.$Q20];BITLSHIFT(1;[.BB$2]))&gt;0;1;0)*[.$O20]" office:value-type="float" office:value="0" calcext:value-type="float">
            <text:p/>
          </table:table-cell>
          <table:table-cell table:formula="of:=IF(BITAND([.$Q20];BITLSHIFT(1;[.BC$2]))&gt;0;1;0)*[.$O20]" office:value-type="float" office:value="0" calcext:value-type="float">
            <text:p/>
          </table:table-cell>
          <table:table-cell table:formula="of:=IF(BITAND([.$Q20];BITLSHIFT(1;[.BD$2]))&gt;0;1;0)*[.$O20]" office:value-type="float" office:value="0" calcext:value-type="float">
            <text:p/>
          </table:table-cell>
          <table:table-cell table:formula="of:=IF(BITAND([.$Q20];BITLSHIFT(1;[.BE$2]))&gt;0;1;0)*[.$O20]" office:value-type="float" office:value="0" calcext:value-type="float">
            <text:p/>
          </table:table-cell>
          <table:table-cell table:formula="of:=IF(BITAND([.$Q20];BITLSHIFT(1;[.BF$2]))&gt;0;1;0)*[.$O20]" office:value-type="float" office:value="0" calcext:value-type="float">
            <text:p/>
          </table:table-cell>
          <table:table-cell table:formula="of:=IF(BITAND([.$Q20];BITLSHIFT(1;[.BG$2]))&gt;0;1;0)*[.$O20]" office:value-type="float" office:value="0" calcext:value-type="float">
            <text:p/>
          </table:table-cell>
          <table:table-cell table:formula="of:=IF(BITAND([.$Q20];BITLSHIFT(1;[.BH$2]))&gt;0;1;0)*[.$O20]" office:value-type="float" office:value="0" calcext:value-type="float">
            <text:p/>
          </table:table-cell>
          <table:table-cell table:formula="of:=IF(BITAND([.$Q20];BITLSHIFT(1;[.BI$2]))&gt;0;1;0)*[.$O20]" office:value-type="float" office:value="0" calcext:value-type="float">
            <text:p/>
          </table:table-cell>
          <table:table-cell table:formula="of:=IF(BITAND([.$Q20];BITLSHIFT(1;[.BJ$2]))&gt;0;1;0)*[.$O20]" office:value-type="float" office:value="0" calcext:value-type="float">
            <text:p/>
          </table:table-cell>
          <table:table-cell table:formula="of:=IF(BITAND([.$Q20];BITLSHIFT(1;[.BK$2]))&gt;0;1;0)*[.$O20]" office:value-type="float" office:value="0" calcext:value-type="float">
            <text:p/>
          </table:table-cell>
          <table:table-cell table:formula="of:=IF(BITAND([.$Q20];BITLSHIFT(1;[.BL$2]))&gt;0;1;0)*[.$O20]" office:value-type="float" office:value="0" calcext:value-type="float">
            <text:p/>
          </table:table-cell>
          <table:table-cell table:formula="of:=IF(BITAND([.$Q20];BITLSHIFT(1;[.BM$2]))&gt;0;1;0)*[.$O20]" office:value-type="float" office:value="0" calcext:value-type="float">
            <text:p/>
          </table:table-cell>
          <table:table-cell table:formula="of:=IF(BITAND([.$Q20];BITLSHIFT(1;[.BN$2]))&gt;0;1;0)*[.$O20]" office:value-type="float" office:value="0" calcext:value-type="float">
            <text:p/>
          </table:table-cell>
          <table:table-cell table:formula="of:=IF(BITAND([.$Q20];BITLSHIFT(1;[.BO$2]))&gt;0;1;0)*[.$O20]" office:value-type="float" office:value="0" calcext:value-type="float">
            <text:p/>
          </table:table-cell>
          <table:table-cell table:formula="of:=IF(BITAND([.$Q20];BITLSHIFT(1;[.BP$2]))&gt;0;1;0)*[.$O20]" office:value-type="float" office:value="0" calcext:value-type="float">
            <text:p/>
          </table:table-cell>
          <table:table-cell table:formula="of:=IF(BITAND([.$Q20];BITLSHIFT(1;[.BQ$2]))&gt;0;1;0)*[.$O20]" office:value-type="float" office:value="0" calcext:value-type="float">
            <text:p/>
          </table:table-cell>
          <table:table-cell table:formula="of:=IF(BITAND([.$Q20];BITLSHIFT(1;[.BR$2]))&gt;0;1;0)*[.$O20]" office:value-type="float" office:value="0" calcext:value-type="float">
            <text:p/>
          </table:table-cell>
          <table:table-cell table:formula="of:=IF(BITAND([.$Q20];BITLSHIFT(1;[.BS$2]))&gt;0;1;0)*[.$O20]" office:value-type="float" office:value="0" calcext:value-type="float">
            <text:p/>
          </table:table-cell>
          <table:table-cell table:formula="of:=IF(BITAND([.$Q20];BITLSHIFT(1;[.BT$2]))&gt;0;1;0)*[.$O20]" office:value-type="float" office:value="0" calcext:value-type="float">
            <text:p/>
          </table:table-cell>
          <table:table-cell table:formula="of:=IF(BITAND([.$Q20];BITLSHIFT(1;[.BU$2]))&gt;0;1;0)*[.$O20]" office:value-type="float" office:value="0" calcext:value-type="float">
            <text:p/>
          </table:table-cell>
          <table:table-cell table:formula="of:=IF(BITAND([.$Q20];BITLSHIFT(1;[.BV$2]))&gt;0;1;0)*[.$O20]" office:value-type="float" office:value="0" calcext:value-type="float">
            <text:p/>
          </table:table-cell>
          <table:table-cell table:formula="of:=IF(BITAND([.$Q20];BITLSHIFT(1;[.BW$2]))&gt;0;1;0)*[.$O20]" office:value-type="float" office:value="0" calcext:value-type="float">
            <text:p/>
          </table:table-cell>
          <table:table-cell table:formula="of:=IF(BITAND([.$Q20];BITLSHIFT(1;[.BX$2]))&gt;0;1;0)*[.$O20]" office:value-type="float" office:value="0" calcext:value-type="float">
            <text:p/>
          </table:table-cell>
          <table:table-cell table:formula="of:=IF(BITAND([.$Q20];BITLSHIFT(1;[.BY$2]))&gt;0;1;0)*[.$O20]" office:value-type="float" office:value="0" calcext:value-type="float">
            <text:p/>
          </table:table-cell>
          <table:table-cell table:formula="of:=IF(BITAND([.$Q20];BITLSHIFT(1;[.BZ$2]))&gt;0;1;0)*[.$O20]" office:value-type="float" office:value="0" calcext:value-type="float">
            <text:p/>
          </table:table-cell>
          <table:table-cell table:formula="of:=IF(BITAND([.$Q20];BITLSHIFT(1;[.CA$2]))&gt;0;1;0)*[.$O20]" office:value-type="float" office:value="0" calcext:value-type="float">
            <text:p/>
          </table:table-cell>
          <table:table-cell table:formula="of:=IF(BITAND([.$Q20];BITLSHIFT(1;[.CB$2]))&gt;0;1;0)*[.$O20]" office:value-type="float" office:value="0" calcext:value-type="float">
            <text:p/>
          </table:table-cell>
          <table:table-cell table:formula="of:=IF(BITAND([.$Q20];BITLSHIFT(1;[.CC$2]))&gt;0;1;0)*[.$O20]" office:value-type="float" office:value="0" calcext:value-type="float">
            <text:p/>
          </table:table-cell>
          <table:table-cell table:formula="of:=IF(BITAND([.$Q20];BITLSHIFT(1;[.CD$2]))&gt;0;1;0)*[.$O2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1] &amp; &quot;&quot;&quot;, &quot;&quot;zone&quot;&quot; : &quot;&quot;&quot;&amp;[.N21]&amp;&quot;&quot;&quot;, &quot;&quot;value&quot;&quot; : &quot;&amp;[.O21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1];10) ;16)" office:value-type="float" office:value="0" calcext:value-type="float">
            <text:p/>
          </table:table-cell>
          <table:table-cell table:formula="of:=DECIMAL(RIGHT([.N21];8) ;16)" office:value-type="float" office:value="0" calcext:value-type="float">
            <text:p/>
          </table:table-cell>
          <table:table-cell table:formula="of:=IF(BITAND([.$R21];BITLSHIFT(1;[.S$2]))&gt;0;1;0)*[.$O21]" office:value-type="float" office:value="0" calcext:value-type="float">
            <text:p/>
          </table:table-cell>
          <table:table-cell table:formula="of:=IF(BITAND([.$R21];BITLSHIFT(1;[.T$2]))&gt;0;1;0)*[.$O21]" office:value-type="float" office:value="0" calcext:value-type="float">
            <text:p/>
          </table:table-cell>
          <table:table-cell table:formula="of:=IF(BITAND([.$R21];BITLSHIFT(1;[.U$2]))&gt;0;1;0)*[.$O21]" office:value-type="float" office:value="0" calcext:value-type="float">
            <text:p/>
          </table:table-cell>
          <table:table-cell table:formula="of:=IF(BITAND([.$R21];BITLSHIFT(1;[.V$2]))&gt;0;1;0)*[.$O21]" office:value-type="float" office:value="0" calcext:value-type="float">
            <text:p/>
          </table:table-cell>
          <table:table-cell table:formula="of:=IF(BITAND([.$R21];BITLSHIFT(1;[.W$2]))&gt;0;1;0)*[.$O21]" office:value-type="float" office:value="0" calcext:value-type="float">
            <text:p/>
          </table:table-cell>
          <table:table-cell table:formula="of:=IF(BITAND([.$R21];BITLSHIFT(1;[.X$2]))&gt;0;1;0)*[.$O21]" office:value-type="float" office:value="0" calcext:value-type="float">
            <text:p/>
          </table:table-cell>
          <table:table-cell table:formula="of:=IF(BITAND([.$R21];BITLSHIFT(1;[.Y$2]))&gt;0;1;0)*[.$O21]" office:value-type="float" office:value="0" calcext:value-type="float">
            <text:p/>
          </table:table-cell>
          <table:table-cell table:formula="of:=IF(BITAND([.$R21];BITLSHIFT(1;[.Z$2]))&gt;0;1;0)*[.$O21]" office:value-type="float" office:value="0" calcext:value-type="float">
            <text:p/>
          </table:table-cell>
          <table:table-cell table:formula="of:=IF(BITAND([.$R21];BITLSHIFT(1;[.AA$2]))&gt;0;1;0)*[.$O21]" office:value-type="float" office:value="0" calcext:value-type="float">
            <text:p/>
          </table:table-cell>
          <table:table-cell table:formula="of:=IF(BITAND([.$R21];BITLSHIFT(1;[.AB$2]))&gt;0;1;0)*[.$O21]" office:value-type="float" office:value="0" calcext:value-type="float">
            <text:p/>
          </table:table-cell>
          <table:table-cell table:formula="of:=IF(BITAND([.$R21];BITLSHIFT(1;[.AC$2]))&gt;0;1;0)*[.$O21]" office:value-type="float" office:value="0" calcext:value-type="float">
            <text:p/>
          </table:table-cell>
          <table:table-cell table:formula="of:=IF(BITAND([.$R21];BITLSHIFT(1;[.AD$2]))&gt;0;1;0)*[.$O21]" office:value-type="float" office:value="0" calcext:value-type="float">
            <text:p/>
          </table:table-cell>
          <table:table-cell table:formula="of:=IF(BITAND([.$R21];BITLSHIFT(1;[.AE$2]))&gt;0;1;0)*[.$O21]" office:value-type="float" office:value="0" calcext:value-type="float">
            <text:p/>
          </table:table-cell>
          <table:table-cell table:formula="of:=IF(BITAND([.$R21];BITLSHIFT(1;[.AF$2]))&gt;0;1;0)*[.$O21]" office:value-type="float" office:value="0" calcext:value-type="float">
            <text:p/>
          </table:table-cell>
          <table:table-cell table:formula="of:=IF(BITAND([.$R21];BITLSHIFT(1;[.AG$2]))&gt;0;1;0)*[.$O21]" office:value-type="float" office:value="0" calcext:value-type="float">
            <text:p/>
          </table:table-cell>
          <table:table-cell table:formula="of:=IF(BITAND([.$R21];BITLSHIFT(1;[.AH$2]))&gt;0;1;0)*[.$O21]" office:value-type="float" office:value="0" calcext:value-type="float">
            <text:p/>
          </table:table-cell>
          <table:table-cell table:formula="of:=IF(BITAND([.$R21];BITLSHIFT(1;[.AI$2]))&gt;0;1;0)*[.$O21]" office:value-type="float" office:value="0" calcext:value-type="float">
            <text:p/>
          </table:table-cell>
          <table:table-cell table:formula="of:=IF(BITAND([.$R21];BITLSHIFT(1;[.AJ$2]))&gt;0;1;0)*[.$O21]" office:value-type="float" office:value="0" calcext:value-type="float">
            <text:p/>
          </table:table-cell>
          <table:table-cell table:formula="of:=IF(BITAND([.$R21];BITLSHIFT(1;[.AK$2]))&gt;0;1;0)*[.$O21]" office:value-type="float" office:value="0" calcext:value-type="float">
            <text:p/>
          </table:table-cell>
          <table:table-cell table:formula="of:=IF(BITAND([.$R21];BITLSHIFT(1;[.AL$2]))&gt;0;1;0)*[.$O21]" office:value-type="float" office:value="0" calcext:value-type="float">
            <text:p/>
          </table:table-cell>
          <table:table-cell table:formula="of:=IF(BITAND([.$R21];BITLSHIFT(1;[.AM$2]))&gt;0;1;0)*[.$O21]" office:value-type="float" office:value="0" calcext:value-type="float">
            <text:p/>
          </table:table-cell>
          <table:table-cell table:formula="of:=IF(BITAND([.$R21];BITLSHIFT(1;[.AN$2]))&gt;0;1;0)*[.$O21]" office:value-type="float" office:value="0" calcext:value-type="float">
            <text:p/>
          </table:table-cell>
          <table:table-cell table:formula="of:=IF(BITAND([.$R21];BITLSHIFT(1;[.AO$2]))&gt;0;1;0)*[.$O21]" office:value-type="float" office:value="0" calcext:value-type="float">
            <text:p/>
          </table:table-cell>
          <table:table-cell table:formula="of:=IF(BITAND([.$R21];BITLSHIFT(1;[.AP$2]))&gt;0;1;0)*[.$O21]" office:value-type="float" office:value="0" calcext:value-type="float">
            <text:p/>
          </table:table-cell>
          <table:table-cell table:formula="of:=IF(BITAND([.$R21];BITLSHIFT(1;[.AQ$2]))&gt;0;1;0)*[.$O21]" office:value-type="float" office:value="0" calcext:value-type="float">
            <text:p/>
          </table:table-cell>
          <table:table-cell table:formula="of:=IF(BITAND([.$R21];BITLSHIFT(1;[.AR$2]))&gt;0;1;0)*[.$O21]" office:value-type="float" office:value="0" calcext:value-type="float">
            <text:p/>
          </table:table-cell>
          <table:table-cell table:formula="of:=IF(BITAND([.$R21];BITLSHIFT(1;[.AS$2]))&gt;0;1;0)*[.$O21]" office:value-type="float" office:value="0" calcext:value-type="float">
            <text:p/>
          </table:table-cell>
          <table:table-cell table:formula="of:=IF(BITAND([.$R21];BITLSHIFT(1;[.AT$2]))&gt;0;1;0)*[.$O21]" office:value-type="float" office:value="0" calcext:value-type="float">
            <text:p/>
          </table:table-cell>
          <table:table-cell table:formula="of:=IF(BITAND([.$R21];BITLSHIFT(1;[.AU$2]))&gt;0;1;0)*[.$O21]" office:value-type="float" office:value="0" calcext:value-type="float">
            <text:p/>
          </table:table-cell>
          <table:table-cell table:formula="of:=IF(BITAND([.$R21];BITLSHIFT(1;[.AV$2]))&gt;0;1;0)*[.$O21]" office:value-type="float" office:value="0" calcext:value-type="float">
            <text:p/>
          </table:table-cell>
          <table:table-cell table:formula="of:=IF(BITAND([.$R21];BITLSHIFT(1;[.AW$2]))&gt;0;1;0)*[.$O21]" office:value-type="float" office:value="0" calcext:value-type="float">
            <text:p/>
          </table:table-cell>
          <table:table-cell table:formula="of:=IF(BITAND([.$R21];BITLSHIFT(1;[.AX$2]))&gt;0;1;0)*[.$O21]" office:value-type="float" office:value="0" calcext:value-type="float">
            <text:p/>
          </table:table-cell>
          <table:table-cell table:formula="of:=IF(BITAND([.$Q21];BITLSHIFT(1;[.AY$2]))&gt;0;1;0)*[.$O21]" office:value-type="float" office:value="0" calcext:value-type="float">
            <text:p/>
          </table:table-cell>
          <table:table-cell table:formula="of:=IF(BITAND([.$Q21];BITLSHIFT(1;[.AZ$2]))&gt;0;1;0)*[.$O21]" office:value-type="float" office:value="0" calcext:value-type="float">
            <text:p/>
          </table:table-cell>
          <table:table-cell table:formula="of:=IF(BITAND([.$Q21];BITLSHIFT(1;[.BA$2]))&gt;0;1;0)*[.$O21]" office:value-type="float" office:value="0" calcext:value-type="float">
            <text:p/>
          </table:table-cell>
          <table:table-cell table:formula="of:=IF(BITAND([.$Q21];BITLSHIFT(1;[.BB$2]))&gt;0;1;0)*[.$O21]" office:value-type="float" office:value="0" calcext:value-type="float">
            <text:p/>
          </table:table-cell>
          <table:table-cell table:formula="of:=IF(BITAND([.$Q21];BITLSHIFT(1;[.BC$2]))&gt;0;1;0)*[.$O21]" office:value-type="float" office:value="0" calcext:value-type="float">
            <text:p/>
          </table:table-cell>
          <table:table-cell table:formula="of:=IF(BITAND([.$Q21];BITLSHIFT(1;[.BD$2]))&gt;0;1;0)*[.$O21]" office:value-type="float" office:value="0" calcext:value-type="float">
            <text:p/>
          </table:table-cell>
          <table:table-cell table:formula="of:=IF(BITAND([.$Q21];BITLSHIFT(1;[.BE$2]))&gt;0;1;0)*[.$O21]" office:value-type="float" office:value="0" calcext:value-type="float">
            <text:p/>
          </table:table-cell>
          <table:table-cell table:formula="of:=IF(BITAND([.$Q21];BITLSHIFT(1;[.BF$2]))&gt;0;1;0)*[.$O21]" office:value-type="float" office:value="0" calcext:value-type="float">
            <text:p/>
          </table:table-cell>
          <table:table-cell table:formula="of:=IF(BITAND([.$Q21];BITLSHIFT(1;[.BG$2]))&gt;0;1;0)*[.$O21]" office:value-type="float" office:value="0" calcext:value-type="float">
            <text:p/>
          </table:table-cell>
          <table:table-cell table:formula="of:=IF(BITAND([.$Q21];BITLSHIFT(1;[.BH$2]))&gt;0;1;0)*[.$O21]" office:value-type="float" office:value="0" calcext:value-type="float">
            <text:p/>
          </table:table-cell>
          <table:table-cell table:formula="of:=IF(BITAND([.$Q21];BITLSHIFT(1;[.BI$2]))&gt;0;1;0)*[.$O21]" office:value-type="float" office:value="0" calcext:value-type="float">
            <text:p/>
          </table:table-cell>
          <table:table-cell table:formula="of:=IF(BITAND([.$Q21];BITLSHIFT(1;[.BJ$2]))&gt;0;1;0)*[.$O21]" office:value-type="float" office:value="0" calcext:value-type="float">
            <text:p/>
          </table:table-cell>
          <table:table-cell table:formula="of:=IF(BITAND([.$Q21];BITLSHIFT(1;[.BK$2]))&gt;0;1;0)*[.$O21]" office:value-type="float" office:value="0" calcext:value-type="float">
            <text:p/>
          </table:table-cell>
          <table:table-cell table:formula="of:=IF(BITAND([.$Q21];BITLSHIFT(1;[.BL$2]))&gt;0;1;0)*[.$O21]" office:value-type="float" office:value="0" calcext:value-type="float">
            <text:p/>
          </table:table-cell>
          <table:table-cell table:formula="of:=IF(BITAND([.$Q21];BITLSHIFT(1;[.BM$2]))&gt;0;1;0)*[.$O21]" office:value-type="float" office:value="0" calcext:value-type="float">
            <text:p/>
          </table:table-cell>
          <table:table-cell table:formula="of:=IF(BITAND([.$Q21];BITLSHIFT(1;[.BN$2]))&gt;0;1;0)*[.$O21]" office:value-type="float" office:value="0" calcext:value-type="float">
            <text:p/>
          </table:table-cell>
          <table:table-cell table:formula="of:=IF(BITAND([.$Q21];BITLSHIFT(1;[.BO$2]))&gt;0;1;0)*[.$O21]" office:value-type="float" office:value="0" calcext:value-type="float">
            <text:p/>
          </table:table-cell>
          <table:table-cell table:formula="of:=IF(BITAND([.$Q21];BITLSHIFT(1;[.BP$2]))&gt;0;1;0)*[.$O21]" office:value-type="float" office:value="0" calcext:value-type="float">
            <text:p/>
          </table:table-cell>
          <table:table-cell table:formula="of:=IF(BITAND([.$Q21];BITLSHIFT(1;[.BQ$2]))&gt;0;1;0)*[.$O21]" office:value-type="float" office:value="0" calcext:value-type="float">
            <text:p/>
          </table:table-cell>
          <table:table-cell table:formula="of:=IF(BITAND([.$Q21];BITLSHIFT(1;[.BR$2]))&gt;0;1;0)*[.$O21]" office:value-type="float" office:value="0" calcext:value-type="float">
            <text:p/>
          </table:table-cell>
          <table:table-cell table:formula="of:=IF(BITAND([.$Q21];BITLSHIFT(1;[.BS$2]))&gt;0;1;0)*[.$O21]" office:value-type="float" office:value="0" calcext:value-type="float">
            <text:p/>
          </table:table-cell>
          <table:table-cell table:formula="of:=IF(BITAND([.$Q21];BITLSHIFT(1;[.BT$2]))&gt;0;1;0)*[.$O21]" office:value-type="float" office:value="0" calcext:value-type="float">
            <text:p/>
          </table:table-cell>
          <table:table-cell table:formula="of:=IF(BITAND([.$Q21];BITLSHIFT(1;[.BU$2]))&gt;0;1;0)*[.$O21]" office:value-type="float" office:value="0" calcext:value-type="float">
            <text:p/>
          </table:table-cell>
          <table:table-cell table:formula="of:=IF(BITAND([.$Q21];BITLSHIFT(1;[.BV$2]))&gt;0;1;0)*[.$O21]" office:value-type="float" office:value="0" calcext:value-type="float">
            <text:p/>
          </table:table-cell>
          <table:table-cell table:formula="of:=IF(BITAND([.$Q21];BITLSHIFT(1;[.BW$2]))&gt;0;1;0)*[.$O21]" office:value-type="float" office:value="0" calcext:value-type="float">
            <text:p/>
          </table:table-cell>
          <table:table-cell table:formula="of:=IF(BITAND([.$Q21];BITLSHIFT(1;[.BX$2]))&gt;0;1;0)*[.$O21]" office:value-type="float" office:value="0" calcext:value-type="float">
            <text:p/>
          </table:table-cell>
          <table:table-cell table:formula="of:=IF(BITAND([.$Q21];BITLSHIFT(1;[.BY$2]))&gt;0;1;0)*[.$O21]" office:value-type="float" office:value="0" calcext:value-type="float">
            <text:p/>
          </table:table-cell>
          <table:table-cell table:formula="of:=IF(BITAND([.$Q21];BITLSHIFT(1;[.BZ$2]))&gt;0;1;0)*[.$O21]" office:value-type="float" office:value="0" calcext:value-type="float">
            <text:p/>
          </table:table-cell>
          <table:table-cell table:formula="of:=IF(BITAND([.$Q21];BITLSHIFT(1;[.CA$2]))&gt;0;1;0)*[.$O21]" office:value-type="float" office:value="0" calcext:value-type="float">
            <text:p/>
          </table:table-cell>
          <table:table-cell table:formula="of:=IF(BITAND([.$Q21];BITLSHIFT(1;[.CB$2]))&gt;0;1;0)*[.$O21]" office:value-type="float" office:value="0" calcext:value-type="float">
            <text:p/>
          </table:table-cell>
          <table:table-cell table:formula="of:=IF(BITAND([.$Q21];BITLSHIFT(1;[.CC$2]))&gt;0;1;0)*[.$O21]" office:value-type="float" office:value="0" calcext:value-type="float">
            <text:p/>
          </table:table-cell>
          <table:table-cell table:formula="of:=IF(BITAND([.$Q21];BITLSHIFT(1;[.CD$2]))&gt;0;1;0)*[.$O2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2] &amp; &quot;&quot;&quot;, &quot;&quot;zone&quot;&quot; : &quot;&quot;&quot;&amp;[.N22]&amp;&quot;&quot;&quot;, &quot;&quot;value&quot;&quot; : &quot;&amp;[.O22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2];10) ;16)" office:value-type="float" office:value="0" calcext:value-type="float">
            <text:p/>
          </table:table-cell>
          <table:table-cell table:formula="of:=DECIMAL(RIGHT([.N22];8) ;16)" office:value-type="float" office:value="0" calcext:value-type="float">
            <text:p/>
          </table:table-cell>
          <table:table-cell table:formula="of:=IF(BITAND([.$R22];BITLSHIFT(1;[.S$2]))&gt;0;1;0)*[.$O22]" office:value-type="float" office:value="0" calcext:value-type="float">
            <text:p/>
          </table:table-cell>
          <table:table-cell table:formula="of:=IF(BITAND([.$R22];BITLSHIFT(1;[.T$2]))&gt;0;1;0)*[.$O22]" office:value-type="float" office:value="0" calcext:value-type="float">
            <text:p/>
          </table:table-cell>
          <table:table-cell table:formula="of:=IF(BITAND([.$R22];BITLSHIFT(1;[.U$2]))&gt;0;1;0)*[.$O22]" office:value-type="float" office:value="0" calcext:value-type="float">
            <text:p/>
          </table:table-cell>
          <table:table-cell table:formula="of:=IF(BITAND([.$R22];BITLSHIFT(1;[.V$2]))&gt;0;1;0)*[.$O22]" office:value-type="float" office:value="0" calcext:value-type="float">
            <text:p/>
          </table:table-cell>
          <table:table-cell table:formula="of:=IF(BITAND([.$R22];BITLSHIFT(1;[.W$2]))&gt;0;1;0)*[.$O22]" office:value-type="float" office:value="0" calcext:value-type="float">
            <text:p/>
          </table:table-cell>
          <table:table-cell table:formula="of:=IF(BITAND([.$R22];BITLSHIFT(1;[.X$2]))&gt;0;1;0)*[.$O22]" office:value-type="float" office:value="0" calcext:value-type="float">
            <text:p/>
          </table:table-cell>
          <table:table-cell table:formula="of:=IF(BITAND([.$R22];BITLSHIFT(1;[.Y$2]))&gt;0;1;0)*[.$O22]" office:value-type="float" office:value="0" calcext:value-type="float">
            <text:p/>
          </table:table-cell>
          <table:table-cell table:formula="of:=IF(BITAND([.$R22];BITLSHIFT(1;[.Z$2]))&gt;0;1;0)*[.$O22]" office:value-type="float" office:value="0" calcext:value-type="float">
            <text:p/>
          </table:table-cell>
          <table:table-cell table:formula="of:=IF(BITAND([.$R22];BITLSHIFT(1;[.AA$2]))&gt;0;1;0)*[.$O22]" office:value-type="float" office:value="0" calcext:value-type="float">
            <text:p/>
          </table:table-cell>
          <table:table-cell table:formula="of:=IF(BITAND([.$R22];BITLSHIFT(1;[.AB$2]))&gt;0;1;0)*[.$O22]" office:value-type="float" office:value="0" calcext:value-type="float">
            <text:p/>
          </table:table-cell>
          <table:table-cell table:formula="of:=IF(BITAND([.$R22];BITLSHIFT(1;[.AC$2]))&gt;0;1;0)*[.$O22]" office:value-type="float" office:value="0" calcext:value-type="float">
            <text:p/>
          </table:table-cell>
          <table:table-cell table:formula="of:=IF(BITAND([.$R22];BITLSHIFT(1;[.AD$2]))&gt;0;1;0)*[.$O22]" office:value-type="float" office:value="0" calcext:value-type="float">
            <text:p/>
          </table:table-cell>
          <table:table-cell table:formula="of:=IF(BITAND([.$R22];BITLSHIFT(1;[.AE$2]))&gt;0;1;0)*[.$O22]" office:value-type="float" office:value="0" calcext:value-type="float">
            <text:p/>
          </table:table-cell>
          <table:table-cell table:formula="of:=IF(BITAND([.$R22];BITLSHIFT(1;[.AF$2]))&gt;0;1;0)*[.$O22]" office:value-type="float" office:value="0" calcext:value-type="float">
            <text:p/>
          </table:table-cell>
          <table:table-cell table:formula="of:=IF(BITAND([.$R22];BITLSHIFT(1;[.AG$2]))&gt;0;1;0)*[.$O22]" office:value-type="float" office:value="0" calcext:value-type="float">
            <text:p/>
          </table:table-cell>
          <table:table-cell table:formula="of:=IF(BITAND([.$R22];BITLSHIFT(1;[.AH$2]))&gt;0;1;0)*[.$O22]" office:value-type="float" office:value="0" calcext:value-type="float">
            <text:p/>
          </table:table-cell>
          <table:table-cell table:formula="of:=IF(BITAND([.$R22];BITLSHIFT(1;[.AI$2]))&gt;0;1;0)*[.$O22]" office:value-type="float" office:value="0" calcext:value-type="float">
            <text:p/>
          </table:table-cell>
          <table:table-cell table:formula="of:=IF(BITAND([.$R22];BITLSHIFT(1;[.AJ$2]))&gt;0;1;0)*[.$O22]" office:value-type="float" office:value="0" calcext:value-type="float">
            <text:p/>
          </table:table-cell>
          <table:table-cell table:formula="of:=IF(BITAND([.$R22];BITLSHIFT(1;[.AK$2]))&gt;0;1;0)*[.$O22]" office:value-type="float" office:value="0" calcext:value-type="float">
            <text:p/>
          </table:table-cell>
          <table:table-cell table:formula="of:=IF(BITAND([.$R22];BITLSHIFT(1;[.AL$2]))&gt;0;1;0)*[.$O22]" office:value-type="float" office:value="0" calcext:value-type="float">
            <text:p/>
          </table:table-cell>
          <table:table-cell table:formula="of:=IF(BITAND([.$R22];BITLSHIFT(1;[.AM$2]))&gt;0;1;0)*[.$O22]" office:value-type="float" office:value="0" calcext:value-type="float">
            <text:p/>
          </table:table-cell>
          <table:table-cell table:formula="of:=IF(BITAND([.$R22];BITLSHIFT(1;[.AN$2]))&gt;0;1;0)*[.$O22]" office:value-type="float" office:value="0" calcext:value-type="float">
            <text:p/>
          </table:table-cell>
          <table:table-cell table:formula="of:=IF(BITAND([.$R22];BITLSHIFT(1;[.AO$2]))&gt;0;1;0)*[.$O22]" office:value-type="float" office:value="0" calcext:value-type="float">
            <text:p/>
          </table:table-cell>
          <table:table-cell table:formula="of:=IF(BITAND([.$R22];BITLSHIFT(1;[.AP$2]))&gt;0;1;0)*[.$O22]" office:value-type="float" office:value="0" calcext:value-type="float">
            <text:p/>
          </table:table-cell>
          <table:table-cell table:formula="of:=IF(BITAND([.$R22];BITLSHIFT(1;[.AQ$2]))&gt;0;1;0)*[.$O22]" office:value-type="float" office:value="0" calcext:value-type="float">
            <text:p/>
          </table:table-cell>
          <table:table-cell table:formula="of:=IF(BITAND([.$R22];BITLSHIFT(1;[.AR$2]))&gt;0;1;0)*[.$O22]" office:value-type="float" office:value="0" calcext:value-type="float">
            <text:p/>
          </table:table-cell>
          <table:table-cell table:formula="of:=IF(BITAND([.$R22];BITLSHIFT(1;[.AS$2]))&gt;0;1;0)*[.$O22]" office:value-type="float" office:value="0" calcext:value-type="float">
            <text:p/>
          </table:table-cell>
          <table:table-cell table:formula="of:=IF(BITAND([.$R22];BITLSHIFT(1;[.AT$2]))&gt;0;1;0)*[.$O22]" office:value-type="float" office:value="0" calcext:value-type="float">
            <text:p/>
          </table:table-cell>
          <table:table-cell table:formula="of:=IF(BITAND([.$R22];BITLSHIFT(1;[.AU$2]))&gt;0;1;0)*[.$O22]" office:value-type="float" office:value="0" calcext:value-type="float">
            <text:p/>
          </table:table-cell>
          <table:table-cell table:formula="of:=IF(BITAND([.$R22];BITLSHIFT(1;[.AV$2]))&gt;0;1;0)*[.$O22]" office:value-type="float" office:value="0" calcext:value-type="float">
            <text:p/>
          </table:table-cell>
          <table:table-cell table:formula="of:=IF(BITAND([.$R22];BITLSHIFT(1;[.AW$2]))&gt;0;1;0)*[.$O22]" office:value-type="float" office:value="0" calcext:value-type="float">
            <text:p/>
          </table:table-cell>
          <table:table-cell table:formula="of:=IF(BITAND([.$R22];BITLSHIFT(1;[.AX$2]))&gt;0;1;0)*[.$O22]" office:value-type="float" office:value="0" calcext:value-type="float">
            <text:p/>
          </table:table-cell>
          <table:table-cell table:formula="of:=IF(BITAND([.$Q22];BITLSHIFT(1;[.AY$2]))&gt;0;1;0)*[.$O22]" office:value-type="float" office:value="0" calcext:value-type="float">
            <text:p/>
          </table:table-cell>
          <table:table-cell table:formula="of:=IF(BITAND([.$Q22];BITLSHIFT(1;[.AZ$2]))&gt;0;1;0)*[.$O22]" office:value-type="float" office:value="0" calcext:value-type="float">
            <text:p/>
          </table:table-cell>
          <table:table-cell table:formula="of:=IF(BITAND([.$Q22];BITLSHIFT(1;[.BA$2]))&gt;0;1;0)*[.$O22]" office:value-type="float" office:value="0" calcext:value-type="float">
            <text:p/>
          </table:table-cell>
          <table:table-cell table:formula="of:=IF(BITAND([.$Q22];BITLSHIFT(1;[.BB$2]))&gt;0;1;0)*[.$O22]" office:value-type="float" office:value="0" calcext:value-type="float">
            <text:p/>
          </table:table-cell>
          <table:table-cell table:formula="of:=IF(BITAND([.$Q22];BITLSHIFT(1;[.BC$2]))&gt;0;1;0)*[.$O22]" office:value-type="float" office:value="0" calcext:value-type="float">
            <text:p/>
          </table:table-cell>
          <table:table-cell table:formula="of:=IF(BITAND([.$Q22];BITLSHIFT(1;[.BD$2]))&gt;0;1;0)*[.$O22]" office:value-type="float" office:value="0" calcext:value-type="float">
            <text:p/>
          </table:table-cell>
          <table:table-cell table:formula="of:=IF(BITAND([.$Q22];BITLSHIFT(1;[.BE$2]))&gt;0;1;0)*[.$O22]" office:value-type="float" office:value="0" calcext:value-type="float">
            <text:p/>
          </table:table-cell>
          <table:table-cell table:formula="of:=IF(BITAND([.$Q22];BITLSHIFT(1;[.BF$2]))&gt;0;1;0)*[.$O22]" office:value-type="float" office:value="0" calcext:value-type="float">
            <text:p/>
          </table:table-cell>
          <table:table-cell table:formula="of:=IF(BITAND([.$Q22];BITLSHIFT(1;[.BG$2]))&gt;0;1;0)*[.$O22]" office:value-type="float" office:value="0" calcext:value-type="float">
            <text:p/>
          </table:table-cell>
          <table:table-cell table:formula="of:=IF(BITAND([.$Q22];BITLSHIFT(1;[.BH$2]))&gt;0;1;0)*[.$O22]" office:value-type="float" office:value="0" calcext:value-type="float">
            <text:p/>
          </table:table-cell>
          <table:table-cell table:formula="of:=IF(BITAND([.$Q22];BITLSHIFT(1;[.BI$2]))&gt;0;1;0)*[.$O22]" office:value-type="float" office:value="0" calcext:value-type="float">
            <text:p/>
          </table:table-cell>
          <table:table-cell table:formula="of:=IF(BITAND([.$Q22];BITLSHIFT(1;[.BJ$2]))&gt;0;1;0)*[.$O22]" office:value-type="float" office:value="0" calcext:value-type="float">
            <text:p/>
          </table:table-cell>
          <table:table-cell table:formula="of:=IF(BITAND([.$Q22];BITLSHIFT(1;[.BK$2]))&gt;0;1;0)*[.$O22]" office:value-type="float" office:value="0" calcext:value-type="float">
            <text:p/>
          </table:table-cell>
          <table:table-cell table:formula="of:=IF(BITAND([.$Q22];BITLSHIFT(1;[.BL$2]))&gt;0;1;0)*[.$O22]" office:value-type="float" office:value="0" calcext:value-type="float">
            <text:p/>
          </table:table-cell>
          <table:table-cell table:formula="of:=IF(BITAND([.$Q22];BITLSHIFT(1;[.BM$2]))&gt;0;1;0)*[.$O22]" office:value-type="float" office:value="0" calcext:value-type="float">
            <text:p/>
          </table:table-cell>
          <table:table-cell table:formula="of:=IF(BITAND([.$Q22];BITLSHIFT(1;[.BN$2]))&gt;0;1;0)*[.$O22]" office:value-type="float" office:value="0" calcext:value-type="float">
            <text:p/>
          </table:table-cell>
          <table:table-cell table:formula="of:=IF(BITAND([.$Q22];BITLSHIFT(1;[.BO$2]))&gt;0;1;0)*[.$O22]" office:value-type="float" office:value="0" calcext:value-type="float">
            <text:p/>
          </table:table-cell>
          <table:table-cell table:formula="of:=IF(BITAND([.$Q22];BITLSHIFT(1;[.BP$2]))&gt;0;1;0)*[.$O22]" office:value-type="float" office:value="0" calcext:value-type="float">
            <text:p/>
          </table:table-cell>
          <table:table-cell table:formula="of:=IF(BITAND([.$Q22];BITLSHIFT(1;[.BQ$2]))&gt;0;1;0)*[.$O22]" office:value-type="float" office:value="0" calcext:value-type="float">
            <text:p/>
          </table:table-cell>
          <table:table-cell table:formula="of:=IF(BITAND([.$Q22];BITLSHIFT(1;[.BR$2]))&gt;0;1;0)*[.$O22]" office:value-type="float" office:value="0" calcext:value-type="float">
            <text:p/>
          </table:table-cell>
          <table:table-cell table:formula="of:=IF(BITAND([.$Q22];BITLSHIFT(1;[.BS$2]))&gt;0;1;0)*[.$O22]" office:value-type="float" office:value="0" calcext:value-type="float">
            <text:p/>
          </table:table-cell>
          <table:table-cell table:formula="of:=IF(BITAND([.$Q22];BITLSHIFT(1;[.BT$2]))&gt;0;1;0)*[.$O22]" office:value-type="float" office:value="0" calcext:value-type="float">
            <text:p/>
          </table:table-cell>
          <table:table-cell table:formula="of:=IF(BITAND([.$Q22];BITLSHIFT(1;[.BU$2]))&gt;0;1;0)*[.$O22]" office:value-type="float" office:value="0" calcext:value-type="float">
            <text:p/>
          </table:table-cell>
          <table:table-cell table:formula="of:=IF(BITAND([.$Q22];BITLSHIFT(1;[.BV$2]))&gt;0;1;0)*[.$O22]" office:value-type="float" office:value="0" calcext:value-type="float">
            <text:p/>
          </table:table-cell>
          <table:table-cell table:formula="of:=IF(BITAND([.$Q22];BITLSHIFT(1;[.BW$2]))&gt;0;1;0)*[.$O22]" office:value-type="float" office:value="0" calcext:value-type="float">
            <text:p/>
          </table:table-cell>
          <table:table-cell table:formula="of:=IF(BITAND([.$Q22];BITLSHIFT(1;[.BX$2]))&gt;0;1;0)*[.$O22]" office:value-type="float" office:value="0" calcext:value-type="float">
            <text:p/>
          </table:table-cell>
          <table:table-cell table:formula="of:=IF(BITAND([.$Q22];BITLSHIFT(1;[.BY$2]))&gt;0;1;0)*[.$O22]" office:value-type="float" office:value="0" calcext:value-type="float">
            <text:p/>
          </table:table-cell>
          <table:table-cell table:formula="of:=IF(BITAND([.$Q22];BITLSHIFT(1;[.BZ$2]))&gt;0;1;0)*[.$O22]" office:value-type="float" office:value="0" calcext:value-type="float">
            <text:p/>
          </table:table-cell>
          <table:table-cell table:formula="of:=IF(BITAND([.$Q22];BITLSHIFT(1;[.CA$2]))&gt;0;1;0)*[.$O22]" office:value-type="float" office:value="0" calcext:value-type="float">
            <text:p/>
          </table:table-cell>
          <table:table-cell table:formula="of:=IF(BITAND([.$Q22];BITLSHIFT(1;[.CB$2]))&gt;0;1;0)*[.$O22]" office:value-type="float" office:value="0" calcext:value-type="float">
            <text:p/>
          </table:table-cell>
          <table:table-cell table:formula="of:=IF(BITAND([.$Q22];BITLSHIFT(1;[.CC$2]))&gt;0;1;0)*[.$O22]" office:value-type="float" office:value="0" calcext:value-type="float">
            <text:p/>
          </table:table-cell>
          <table:table-cell table:formula="of:=IF(BITAND([.$Q22];BITLSHIFT(1;[.CD$2]))&gt;0;1;0)*[.$O2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3] &amp; &quot;&quot;&quot;, &quot;&quot;zone&quot;&quot; : &quot;&quot;&quot;&amp;[.N23]&amp;&quot;&quot;&quot;, &quot;&quot;value&quot;&quot; : &quot;&amp;[.O23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3];10) ;16)" office:value-type="float" office:value="0" calcext:value-type="float">
            <text:p/>
          </table:table-cell>
          <table:table-cell table:formula="of:=DECIMAL(RIGHT([.N23];8) ;16)" office:value-type="float" office:value="0" calcext:value-type="float">
            <text:p/>
          </table:table-cell>
          <table:table-cell table:formula="of:=IF(BITAND([.$R23];BITLSHIFT(1;[.S$2]))&gt;0;1;0)*[.$O23]" office:value-type="float" office:value="0" calcext:value-type="float">
            <text:p/>
          </table:table-cell>
          <table:table-cell table:formula="of:=IF(BITAND([.$R23];BITLSHIFT(1;[.T$2]))&gt;0;1;0)*[.$O23]" office:value-type="float" office:value="0" calcext:value-type="float">
            <text:p/>
          </table:table-cell>
          <table:table-cell table:formula="of:=IF(BITAND([.$R23];BITLSHIFT(1;[.U$2]))&gt;0;1;0)*[.$O23]" office:value-type="float" office:value="0" calcext:value-type="float">
            <text:p/>
          </table:table-cell>
          <table:table-cell table:formula="of:=IF(BITAND([.$R23];BITLSHIFT(1;[.V$2]))&gt;0;1;0)*[.$O23]" office:value-type="float" office:value="0" calcext:value-type="float">
            <text:p/>
          </table:table-cell>
          <table:table-cell table:formula="of:=IF(BITAND([.$R23];BITLSHIFT(1;[.W$2]))&gt;0;1;0)*[.$O23]" office:value-type="float" office:value="0" calcext:value-type="float">
            <text:p/>
          </table:table-cell>
          <table:table-cell table:formula="of:=IF(BITAND([.$R23];BITLSHIFT(1;[.X$2]))&gt;0;1;0)*[.$O23]" office:value-type="float" office:value="0" calcext:value-type="float">
            <text:p/>
          </table:table-cell>
          <table:table-cell table:formula="of:=IF(BITAND([.$R23];BITLSHIFT(1;[.Y$2]))&gt;0;1;0)*[.$O23]" office:value-type="float" office:value="0" calcext:value-type="float">
            <text:p/>
          </table:table-cell>
          <table:table-cell table:formula="of:=IF(BITAND([.$R23];BITLSHIFT(1;[.Z$2]))&gt;0;1;0)*[.$O23]" office:value-type="float" office:value="0" calcext:value-type="float">
            <text:p/>
          </table:table-cell>
          <table:table-cell table:formula="of:=IF(BITAND([.$R23];BITLSHIFT(1;[.AA$2]))&gt;0;1;0)*[.$O23]" office:value-type="float" office:value="0" calcext:value-type="float">
            <text:p/>
          </table:table-cell>
          <table:table-cell table:formula="of:=IF(BITAND([.$R23];BITLSHIFT(1;[.AB$2]))&gt;0;1;0)*[.$O23]" office:value-type="float" office:value="0" calcext:value-type="float">
            <text:p/>
          </table:table-cell>
          <table:table-cell table:formula="of:=IF(BITAND([.$R23];BITLSHIFT(1;[.AC$2]))&gt;0;1;0)*[.$O23]" office:value-type="float" office:value="0" calcext:value-type="float">
            <text:p/>
          </table:table-cell>
          <table:table-cell table:formula="of:=IF(BITAND([.$R23];BITLSHIFT(1;[.AD$2]))&gt;0;1;0)*[.$O23]" office:value-type="float" office:value="0" calcext:value-type="float">
            <text:p/>
          </table:table-cell>
          <table:table-cell table:formula="of:=IF(BITAND([.$R23];BITLSHIFT(1;[.AE$2]))&gt;0;1;0)*[.$O23]" office:value-type="float" office:value="0" calcext:value-type="float">
            <text:p/>
          </table:table-cell>
          <table:table-cell table:formula="of:=IF(BITAND([.$R23];BITLSHIFT(1;[.AF$2]))&gt;0;1;0)*[.$O23]" office:value-type="float" office:value="0" calcext:value-type="float">
            <text:p/>
          </table:table-cell>
          <table:table-cell table:formula="of:=IF(BITAND([.$R23];BITLSHIFT(1;[.AG$2]))&gt;0;1;0)*[.$O23]" office:value-type="float" office:value="0" calcext:value-type="float">
            <text:p/>
          </table:table-cell>
          <table:table-cell table:formula="of:=IF(BITAND([.$R23];BITLSHIFT(1;[.AH$2]))&gt;0;1;0)*[.$O23]" office:value-type="float" office:value="0" calcext:value-type="float">
            <text:p/>
          </table:table-cell>
          <table:table-cell table:formula="of:=IF(BITAND([.$R23];BITLSHIFT(1;[.AI$2]))&gt;0;1;0)*[.$O23]" office:value-type="float" office:value="0" calcext:value-type="float">
            <text:p/>
          </table:table-cell>
          <table:table-cell table:formula="of:=IF(BITAND([.$R23];BITLSHIFT(1;[.AJ$2]))&gt;0;1;0)*[.$O23]" office:value-type="float" office:value="0" calcext:value-type="float">
            <text:p/>
          </table:table-cell>
          <table:table-cell table:formula="of:=IF(BITAND([.$R23];BITLSHIFT(1;[.AK$2]))&gt;0;1;0)*[.$O23]" office:value-type="float" office:value="0" calcext:value-type="float">
            <text:p/>
          </table:table-cell>
          <table:table-cell table:formula="of:=IF(BITAND([.$R23];BITLSHIFT(1;[.AL$2]))&gt;0;1;0)*[.$O23]" office:value-type="float" office:value="0" calcext:value-type="float">
            <text:p/>
          </table:table-cell>
          <table:table-cell table:formula="of:=IF(BITAND([.$R23];BITLSHIFT(1;[.AM$2]))&gt;0;1;0)*[.$O23]" office:value-type="float" office:value="0" calcext:value-type="float">
            <text:p/>
          </table:table-cell>
          <table:table-cell table:formula="of:=IF(BITAND([.$R23];BITLSHIFT(1;[.AN$2]))&gt;0;1;0)*[.$O23]" office:value-type="float" office:value="0" calcext:value-type="float">
            <text:p/>
          </table:table-cell>
          <table:table-cell table:formula="of:=IF(BITAND([.$R23];BITLSHIFT(1;[.AO$2]))&gt;0;1;0)*[.$O23]" office:value-type="float" office:value="0" calcext:value-type="float">
            <text:p/>
          </table:table-cell>
          <table:table-cell table:formula="of:=IF(BITAND([.$R23];BITLSHIFT(1;[.AP$2]))&gt;0;1;0)*[.$O23]" office:value-type="float" office:value="0" calcext:value-type="float">
            <text:p/>
          </table:table-cell>
          <table:table-cell table:formula="of:=IF(BITAND([.$R23];BITLSHIFT(1;[.AQ$2]))&gt;0;1;0)*[.$O23]" office:value-type="float" office:value="0" calcext:value-type="float">
            <text:p/>
          </table:table-cell>
          <table:table-cell table:formula="of:=IF(BITAND([.$R23];BITLSHIFT(1;[.AR$2]))&gt;0;1;0)*[.$O23]" office:value-type="float" office:value="0" calcext:value-type="float">
            <text:p/>
          </table:table-cell>
          <table:table-cell table:formula="of:=IF(BITAND([.$R23];BITLSHIFT(1;[.AS$2]))&gt;0;1;0)*[.$O23]" office:value-type="float" office:value="0" calcext:value-type="float">
            <text:p/>
          </table:table-cell>
          <table:table-cell table:formula="of:=IF(BITAND([.$R23];BITLSHIFT(1;[.AT$2]))&gt;0;1;0)*[.$O23]" office:value-type="float" office:value="0" calcext:value-type="float">
            <text:p/>
          </table:table-cell>
          <table:table-cell table:formula="of:=IF(BITAND([.$R23];BITLSHIFT(1;[.AU$2]))&gt;0;1;0)*[.$O23]" office:value-type="float" office:value="0" calcext:value-type="float">
            <text:p/>
          </table:table-cell>
          <table:table-cell table:formula="of:=IF(BITAND([.$R23];BITLSHIFT(1;[.AV$2]))&gt;0;1;0)*[.$O23]" office:value-type="float" office:value="0" calcext:value-type="float">
            <text:p/>
          </table:table-cell>
          <table:table-cell table:formula="of:=IF(BITAND([.$R23];BITLSHIFT(1;[.AW$2]))&gt;0;1;0)*[.$O23]" office:value-type="float" office:value="0" calcext:value-type="float">
            <text:p/>
          </table:table-cell>
          <table:table-cell table:formula="of:=IF(BITAND([.$R23];BITLSHIFT(1;[.AX$2]))&gt;0;1;0)*[.$O23]" office:value-type="float" office:value="0" calcext:value-type="float">
            <text:p/>
          </table:table-cell>
          <table:table-cell table:formula="of:=IF(BITAND([.$Q23];BITLSHIFT(1;[.AY$2]))&gt;0;1;0)*[.$O23]" office:value-type="float" office:value="0" calcext:value-type="float">
            <text:p/>
          </table:table-cell>
          <table:table-cell table:formula="of:=IF(BITAND([.$Q23];BITLSHIFT(1;[.AZ$2]))&gt;0;1;0)*[.$O23]" office:value-type="float" office:value="0" calcext:value-type="float">
            <text:p/>
          </table:table-cell>
          <table:table-cell table:formula="of:=IF(BITAND([.$Q23];BITLSHIFT(1;[.BA$2]))&gt;0;1;0)*[.$O23]" office:value-type="float" office:value="0" calcext:value-type="float">
            <text:p/>
          </table:table-cell>
          <table:table-cell table:formula="of:=IF(BITAND([.$Q23];BITLSHIFT(1;[.BB$2]))&gt;0;1;0)*[.$O23]" office:value-type="float" office:value="0" calcext:value-type="float">
            <text:p/>
          </table:table-cell>
          <table:table-cell table:formula="of:=IF(BITAND([.$Q23];BITLSHIFT(1;[.BC$2]))&gt;0;1;0)*[.$O23]" office:value-type="float" office:value="0" calcext:value-type="float">
            <text:p/>
          </table:table-cell>
          <table:table-cell table:formula="of:=IF(BITAND([.$Q23];BITLSHIFT(1;[.BD$2]))&gt;0;1;0)*[.$O23]" office:value-type="float" office:value="0" calcext:value-type="float">
            <text:p/>
          </table:table-cell>
          <table:table-cell table:formula="of:=IF(BITAND([.$Q23];BITLSHIFT(1;[.BE$2]))&gt;0;1;0)*[.$O23]" office:value-type="float" office:value="0" calcext:value-type="float">
            <text:p/>
          </table:table-cell>
          <table:table-cell table:formula="of:=IF(BITAND([.$Q23];BITLSHIFT(1;[.BF$2]))&gt;0;1;0)*[.$O23]" office:value-type="float" office:value="0" calcext:value-type="float">
            <text:p/>
          </table:table-cell>
          <table:table-cell table:formula="of:=IF(BITAND([.$Q23];BITLSHIFT(1;[.BG$2]))&gt;0;1;0)*[.$O23]" office:value-type="float" office:value="0" calcext:value-type="float">
            <text:p/>
          </table:table-cell>
          <table:table-cell table:formula="of:=IF(BITAND([.$Q23];BITLSHIFT(1;[.BH$2]))&gt;0;1;0)*[.$O23]" office:value-type="float" office:value="0" calcext:value-type="float">
            <text:p/>
          </table:table-cell>
          <table:table-cell table:formula="of:=IF(BITAND([.$Q23];BITLSHIFT(1;[.BI$2]))&gt;0;1;0)*[.$O23]" office:value-type="float" office:value="0" calcext:value-type="float">
            <text:p/>
          </table:table-cell>
          <table:table-cell table:formula="of:=IF(BITAND([.$Q23];BITLSHIFT(1;[.BJ$2]))&gt;0;1;0)*[.$O23]" office:value-type="float" office:value="0" calcext:value-type="float">
            <text:p/>
          </table:table-cell>
          <table:table-cell table:formula="of:=IF(BITAND([.$Q23];BITLSHIFT(1;[.BK$2]))&gt;0;1;0)*[.$O23]" office:value-type="float" office:value="0" calcext:value-type="float">
            <text:p/>
          </table:table-cell>
          <table:table-cell table:formula="of:=IF(BITAND([.$Q23];BITLSHIFT(1;[.BL$2]))&gt;0;1;0)*[.$O23]" office:value-type="float" office:value="0" calcext:value-type="float">
            <text:p/>
          </table:table-cell>
          <table:table-cell table:formula="of:=IF(BITAND([.$Q23];BITLSHIFT(1;[.BM$2]))&gt;0;1;0)*[.$O23]" office:value-type="float" office:value="0" calcext:value-type="float">
            <text:p/>
          </table:table-cell>
          <table:table-cell table:formula="of:=IF(BITAND([.$Q23];BITLSHIFT(1;[.BN$2]))&gt;0;1;0)*[.$O23]" office:value-type="float" office:value="0" calcext:value-type="float">
            <text:p/>
          </table:table-cell>
          <table:table-cell table:formula="of:=IF(BITAND([.$Q23];BITLSHIFT(1;[.BO$2]))&gt;0;1;0)*[.$O23]" office:value-type="float" office:value="0" calcext:value-type="float">
            <text:p/>
          </table:table-cell>
          <table:table-cell table:formula="of:=IF(BITAND([.$Q23];BITLSHIFT(1;[.BP$2]))&gt;0;1;0)*[.$O23]" office:value-type="float" office:value="0" calcext:value-type="float">
            <text:p/>
          </table:table-cell>
          <table:table-cell table:formula="of:=IF(BITAND([.$Q23];BITLSHIFT(1;[.BQ$2]))&gt;0;1;0)*[.$O23]" office:value-type="float" office:value="0" calcext:value-type="float">
            <text:p/>
          </table:table-cell>
          <table:table-cell table:formula="of:=IF(BITAND([.$Q23];BITLSHIFT(1;[.BR$2]))&gt;0;1;0)*[.$O23]" office:value-type="float" office:value="0" calcext:value-type="float">
            <text:p/>
          </table:table-cell>
          <table:table-cell table:formula="of:=IF(BITAND([.$Q23];BITLSHIFT(1;[.BS$2]))&gt;0;1;0)*[.$O23]" office:value-type="float" office:value="0" calcext:value-type="float">
            <text:p/>
          </table:table-cell>
          <table:table-cell table:formula="of:=IF(BITAND([.$Q23];BITLSHIFT(1;[.BT$2]))&gt;0;1;0)*[.$O23]" office:value-type="float" office:value="0" calcext:value-type="float">
            <text:p/>
          </table:table-cell>
          <table:table-cell table:formula="of:=IF(BITAND([.$Q23];BITLSHIFT(1;[.BU$2]))&gt;0;1;0)*[.$O23]" office:value-type="float" office:value="0" calcext:value-type="float">
            <text:p/>
          </table:table-cell>
          <table:table-cell table:formula="of:=IF(BITAND([.$Q23];BITLSHIFT(1;[.BV$2]))&gt;0;1;0)*[.$O23]" office:value-type="float" office:value="0" calcext:value-type="float">
            <text:p/>
          </table:table-cell>
          <table:table-cell table:formula="of:=IF(BITAND([.$Q23];BITLSHIFT(1;[.BW$2]))&gt;0;1;0)*[.$O23]" office:value-type="float" office:value="0" calcext:value-type="float">
            <text:p/>
          </table:table-cell>
          <table:table-cell table:formula="of:=IF(BITAND([.$Q23];BITLSHIFT(1;[.BX$2]))&gt;0;1;0)*[.$O23]" office:value-type="float" office:value="0" calcext:value-type="float">
            <text:p/>
          </table:table-cell>
          <table:table-cell table:formula="of:=IF(BITAND([.$Q23];BITLSHIFT(1;[.BY$2]))&gt;0;1;0)*[.$O23]" office:value-type="float" office:value="0" calcext:value-type="float">
            <text:p/>
          </table:table-cell>
          <table:table-cell table:formula="of:=IF(BITAND([.$Q23];BITLSHIFT(1;[.BZ$2]))&gt;0;1;0)*[.$O23]" office:value-type="float" office:value="0" calcext:value-type="float">
            <text:p/>
          </table:table-cell>
          <table:table-cell table:formula="of:=IF(BITAND([.$Q23];BITLSHIFT(1;[.CA$2]))&gt;0;1;0)*[.$O23]" office:value-type="float" office:value="0" calcext:value-type="float">
            <text:p/>
          </table:table-cell>
          <table:table-cell table:formula="of:=IF(BITAND([.$Q23];BITLSHIFT(1;[.CB$2]))&gt;0;1;0)*[.$O23]" office:value-type="float" office:value="0" calcext:value-type="float">
            <text:p/>
          </table:table-cell>
          <table:table-cell table:formula="of:=IF(BITAND([.$Q23];BITLSHIFT(1;[.CC$2]))&gt;0;1;0)*[.$O23]" office:value-type="float" office:value="0" calcext:value-type="float">
            <text:p/>
          </table:table-cell>
          <table:table-cell table:formula="of:=IF(BITAND([.$Q23];BITLSHIFT(1;[.CD$2]))&gt;0;1;0)*[.$O2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4] &amp; &quot;&quot;&quot;, &quot;&quot;zone&quot;&quot; : &quot;&quot;&quot;&amp;[.N24]&amp;&quot;&quot;&quot;, &quot;&quot;value&quot;&quot; : &quot;&amp;[.O24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4];10) ;16)" office:value-type="float" office:value="0" calcext:value-type="float">
            <text:p/>
          </table:table-cell>
          <table:table-cell table:formula="of:=DECIMAL(RIGHT([.N24];8) ;16)" office:value-type="float" office:value="0" calcext:value-type="float">
            <text:p/>
          </table:table-cell>
          <table:table-cell table:formula="of:=IF(BITAND([.$R24];BITLSHIFT(1;[.S$2]))&gt;0;1;0)*[.$O24]" office:value-type="float" office:value="0" calcext:value-type="float">
            <text:p/>
          </table:table-cell>
          <table:table-cell table:formula="of:=IF(BITAND([.$R24];BITLSHIFT(1;[.T$2]))&gt;0;1;0)*[.$O24]" office:value-type="float" office:value="0" calcext:value-type="float">
            <text:p/>
          </table:table-cell>
          <table:table-cell table:formula="of:=IF(BITAND([.$R24];BITLSHIFT(1;[.U$2]))&gt;0;1;0)*[.$O24]" office:value-type="float" office:value="0" calcext:value-type="float">
            <text:p/>
          </table:table-cell>
          <table:table-cell table:formula="of:=IF(BITAND([.$R24];BITLSHIFT(1;[.V$2]))&gt;0;1;0)*[.$O24]" office:value-type="float" office:value="0" calcext:value-type="float">
            <text:p/>
          </table:table-cell>
          <table:table-cell table:formula="of:=IF(BITAND([.$R24];BITLSHIFT(1;[.W$2]))&gt;0;1;0)*[.$O24]" office:value-type="float" office:value="0" calcext:value-type="float">
            <text:p/>
          </table:table-cell>
          <table:table-cell table:formula="of:=IF(BITAND([.$R24];BITLSHIFT(1;[.X$2]))&gt;0;1;0)*[.$O24]" office:value-type="float" office:value="0" calcext:value-type="float">
            <text:p/>
          </table:table-cell>
          <table:table-cell table:formula="of:=IF(BITAND([.$R24];BITLSHIFT(1;[.Y$2]))&gt;0;1;0)*[.$O24]" office:value-type="float" office:value="0" calcext:value-type="float">
            <text:p/>
          </table:table-cell>
          <table:table-cell table:formula="of:=IF(BITAND([.$R24];BITLSHIFT(1;[.Z$2]))&gt;0;1;0)*[.$O24]" office:value-type="float" office:value="0" calcext:value-type="float">
            <text:p/>
          </table:table-cell>
          <table:table-cell table:formula="of:=IF(BITAND([.$R24];BITLSHIFT(1;[.AA$2]))&gt;0;1;0)*[.$O24]" office:value-type="float" office:value="0" calcext:value-type="float">
            <text:p/>
          </table:table-cell>
          <table:table-cell table:formula="of:=IF(BITAND([.$R24];BITLSHIFT(1;[.AB$2]))&gt;0;1;0)*[.$O24]" office:value-type="float" office:value="0" calcext:value-type="float">
            <text:p/>
          </table:table-cell>
          <table:table-cell table:formula="of:=IF(BITAND([.$R24];BITLSHIFT(1;[.AC$2]))&gt;0;1;0)*[.$O24]" office:value-type="float" office:value="0" calcext:value-type="float">
            <text:p/>
          </table:table-cell>
          <table:table-cell table:formula="of:=IF(BITAND([.$R24];BITLSHIFT(1;[.AD$2]))&gt;0;1;0)*[.$O24]" office:value-type="float" office:value="0" calcext:value-type="float">
            <text:p/>
          </table:table-cell>
          <table:table-cell table:formula="of:=IF(BITAND([.$R24];BITLSHIFT(1;[.AE$2]))&gt;0;1;0)*[.$O24]" office:value-type="float" office:value="0" calcext:value-type="float">
            <text:p/>
          </table:table-cell>
          <table:table-cell table:formula="of:=IF(BITAND([.$R24];BITLSHIFT(1;[.AF$2]))&gt;0;1;0)*[.$O24]" office:value-type="float" office:value="0" calcext:value-type="float">
            <text:p/>
          </table:table-cell>
          <table:table-cell table:formula="of:=IF(BITAND([.$R24];BITLSHIFT(1;[.AG$2]))&gt;0;1;0)*[.$O24]" office:value-type="float" office:value="0" calcext:value-type="float">
            <text:p/>
          </table:table-cell>
          <table:table-cell table:formula="of:=IF(BITAND([.$R24];BITLSHIFT(1;[.AH$2]))&gt;0;1;0)*[.$O24]" office:value-type="float" office:value="0" calcext:value-type="float">
            <text:p/>
          </table:table-cell>
          <table:table-cell table:formula="of:=IF(BITAND([.$R24];BITLSHIFT(1;[.AI$2]))&gt;0;1;0)*[.$O24]" office:value-type="float" office:value="0" calcext:value-type="float">
            <text:p/>
          </table:table-cell>
          <table:table-cell table:formula="of:=IF(BITAND([.$R24];BITLSHIFT(1;[.AJ$2]))&gt;0;1;0)*[.$O24]" office:value-type="float" office:value="0" calcext:value-type="float">
            <text:p/>
          </table:table-cell>
          <table:table-cell table:formula="of:=IF(BITAND([.$R24];BITLSHIFT(1;[.AK$2]))&gt;0;1;0)*[.$O24]" office:value-type="float" office:value="0" calcext:value-type="float">
            <text:p/>
          </table:table-cell>
          <table:table-cell table:formula="of:=IF(BITAND([.$R24];BITLSHIFT(1;[.AL$2]))&gt;0;1;0)*[.$O24]" office:value-type="float" office:value="0" calcext:value-type="float">
            <text:p/>
          </table:table-cell>
          <table:table-cell table:formula="of:=IF(BITAND([.$R24];BITLSHIFT(1;[.AM$2]))&gt;0;1;0)*[.$O24]" office:value-type="float" office:value="0" calcext:value-type="float">
            <text:p/>
          </table:table-cell>
          <table:table-cell table:formula="of:=IF(BITAND([.$R24];BITLSHIFT(1;[.AN$2]))&gt;0;1;0)*[.$O24]" office:value-type="float" office:value="0" calcext:value-type="float">
            <text:p/>
          </table:table-cell>
          <table:table-cell table:formula="of:=IF(BITAND([.$R24];BITLSHIFT(1;[.AO$2]))&gt;0;1;0)*[.$O24]" office:value-type="float" office:value="0" calcext:value-type="float">
            <text:p/>
          </table:table-cell>
          <table:table-cell table:formula="of:=IF(BITAND([.$R24];BITLSHIFT(1;[.AP$2]))&gt;0;1;0)*[.$O24]" office:value-type="float" office:value="0" calcext:value-type="float">
            <text:p/>
          </table:table-cell>
          <table:table-cell table:formula="of:=IF(BITAND([.$R24];BITLSHIFT(1;[.AQ$2]))&gt;0;1;0)*[.$O24]" office:value-type="float" office:value="0" calcext:value-type="float">
            <text:p/>
          </table:table-cell>
          <table:table-cell table:formula="of:=IF(BITAND([.$R24];BITLSHIFT(1;[.AR$2]))&gt;0;1;0)*[.$O24]" office:value-type="float" office:value="0" calcext:value-type="float">
            <text:p/>
          </table:table-cell>
          <table:table-cell table:formula="of:=IF(BITAND([.$R24];BITLSHIFT(1;[.AS$2]))&gt;0;1;0)*[.$O24]" office:value-type="float" office:value="0" calcext:value-type="float">
            <text:p/>
          </table:table-cell>
          <table:table-cell table:formula="of:=IF(BITAND([.$R24];BITLSHIFT(1;[.AT$2]))&gt;0;1;0)*[.$O24]" office:value-type="float" office:value="0" calcext:value-type="float">
            <text:p/>
          </table:table-cell>
          <table:table-cell table:formula="of:=IF(BITAND([.$R24];BITLSHIFT(1;[.AU$2]))&gt;0;1;0)*[.$O24]" office:value-type="float" office:value="0" calcext:value-type="float">
            <text:p/>
          </table:table-cell>
          <table:table-cell table:formula="of:=IF(BITAND([.$R24];BITLSHIFT(1;[.AV$2]))&gt;0;1;0)*[.$O24]" office:value-type="float" office:value="0" calcext:value-type="float">
            <text:p/>
          </table:table-cell>
          <table:table-cell table:formula="of:=IF(BITAND([.$R24];BITLSHIFT(1;[.AW$2]))&gt;0;1;0)*[.$O24]" office:value-type="float" office:value="0" calcext:value-type="float">
            <text:p/>
          </table:table-cell>
          <table:table-cell table:formula="of:=IF(BITAND([.$R24];BITLSHIFT(1;[.AX$2]))&gt;0;1;0)*[.$O24]" office:value-type="float" office:value="0" calcext:value-type="float">
            <text:p/>
          </table:table-cell>
          <table:table-cell table:formula="of:=IF(BITAND([.$Q24];BITLSHIFT(1;[.AY$2]))&gt;0;1;0)*[.$O24]" office:value-type="float" office:value="0" calcext:value-type="float">
            <text:p/>
          </table:table-cell>
          <table:table-cell table:formula="of:=IF(BITAND([.$Q24];BITLSHIFT(1;[.AZ$2]))&gt;0;1;0)*[.$O24]" office:value-type="float" office:value="0" calcext:value-type="float">
            <text:p/>
          </table:table-cell>
          <table:table-cell table:formula="of:=IF(BITAND([.$Q24];BITLSHIFT(1;[.BA$2]))&gt;0;1;0)*[.$O24]" office:value-type="float" office:value="0" calcext:value-type="float">
            <text:p/>
          </table:table-cell>
          <table:table-cell table:formula="of:=IF(BITAND([.$Q24];BITLSHIFT(1;[.BB$2]))&gt;0;1;0)*[.$O24]" office:value-type="float" office:value="0" calcext:value-type="float">
            <text:p/>
          </table:table-cell>
          <table:table-cell table:formula="of:=IF(BITAND([.$Q24];BITLSHIFT(1;[.BC$2]))&gt;0;1;0)*[.$O24]" office:value-type="float" office:value="0" calcext:value-type="float">
            <text:p/>
          </table:table-cell>
          <table:table-cell table:formula="of:=IF(BITAND([.$Q24];BITLSHIFT(1;[.BD$2]))&gt;0;1;0)*[.$O24]" office:value-type="float" office:value="0" calcext:value-type="float">
            <text:p/>
          </table:table-cell>
          <table:table-cell table:formula="of:=IF(BITAND([.$Q24];BITLSHIFT(1;[.BE$2]))&gt;0;1;0)*[.$O24]" office:value-type="float" office:value="0" calcext:value-type="float">
            <text:p/>
          </table:table-cell>
          <table:table-cell table:formula="of:=IF(BITAND([.$Q24];BITLSHIFT(1;[.BF$2]))&gt;0;1;0)*[.$O24]" office:value-type="float" office:value="0" calcext:value-type="float">
            <text:p/>
          </table:table-cell>
          <table:table-cell table:formula="of:=IF(BITAND([.$Q24];BITLSHIFT(1;[.BG$2]))&gt;0;1;0)*[.$O24]" office:value-type="float" office:value="0" calcext:value-type="float">
            <text:p/>
          </table:table-cell>
          <table:table-cell table:formula="of:=IF(BITAND([.$Q24];BITLSHIFT(1;[.BH$2]))&gt;0;1;0)*[.$O24]" office:value-type="float" office:value="0" calcext:value-type="float">
            <text:p/>
          </table:table-cell>
          <table:table-cell table:formula="of:=IF(BITAND([.$Q24];BITLSHIFT(1;[.BI$2]))&gt;0;1;0)*[.$O24]" office:value-type="float" office:value="0" calcext:value-type="float">
            <text:p/>
          </table:table-cell>
          <table:table-cell table:formula="of:=IF(BITAND([.$Q24];BITLSHIFT(1;[.BJ$2]))&gt;0;1;0)*[.$O24]" office:value-type="float" office:value="0" calcext:value-type="float">
            <text:p/>
          </table:table-cell>
          <table:table-cell table:formula="of:=IF(BITAND([.$Q24];BITLSHIFT(1;[.BK$2]))&gt;0;1;0)*[.$O24]" office:value-type="float" office:value="0" calcext:value-type="float">
            <text:p/>
          </table:table-cell>
          <table:table-cell table:formula="of:=IF(BITAND([.$Q24];BITLSHIFT(1;[.BL$2]))&gt;0;1;0)*[.$O24]" office:value-type="float" office:value="0" calcext:value-type="float">
            <text:p/>
          </table:table-cell>
          <table:table-cell table:formula="of:=IF(BITAND([.$Q24];BITLSHIFT(1;[.BM$2]))&gt;0;1;0)*[.$O24]" office:value-type="float" office:value="0" calcext:value-type="float">
            <text:p/>
          </table:table-cell>
          <table:table-cell table:formula="of:=IF(BITAND([.$Q24];BITLSHIFT(1;[.BN$2]))&gt;0;1;0)*[.$O24]" office:value-type="float" office:value="0" calcext:value-type="float">
            <text:p/>
          </table:table-cell>
          <table:table-cell table:formula="of:=IF(BITAND([.$Q24];BITLSHIFT(1;[.BO$2]))&gt;0;1;0)*[.$O24]" office:value-type="float" office:value="0" calcext:value-type="float">
            <text:p/>
          </table:table-cell>
          <table:table-cell table:formula="of:=IF(BITAND([.$Q24];BITLSHIFT(1;[.BP$2]))&gt;0;1;0)*[.$O24]" office:value-type="float" office:value="0" calcext:value-type="float">
            <text:p/>
          </table:table-cell>
          <table:table-cell table:formula="of:=IF(BITAND([.$Q24];BITLSHIFT(1;[.BQ$2]))&gt;0;1;0)*[.$O24]" office:value-type="float" office:value="0" calcext:value-type="float">
            <text:p/>
          </table:table-cell>
          <table:table-cell table:formula="of:=IF(BITAND([.$Q24];BITLSHIFT(1;[.BR$2]))&gt;0;1;0)*[.$O24]" office:value-type="float" office:value="0" calcext:value-type="float">
            <text:p/>
          </table:table-cell>
          <table:table-cell table:formula="of:=IF(BITAND([.$Q24];BITLSHIFT(1;[.BS$2]))&gt;0;1;0)*[.$O24]" office:value-type="float" office:value="0" calcext:value-type="float">
            <text:p/>
          </table:table-cell>
          <table:table-cell table:formula="of:=IF(BITAND([.$Q24];BITLSHIFT(1;[.BT$2]))&gt;0;1;0)*[.$O24]" office:value-type="float" office:value="0" calcext:value-type="float">
            <text:p/>
          </table:table-cell>
          <table:table-cell table:formula="of:=IF(BITAND([.$Q24];BITLSHIFT(1;[.BU$2]))&gt;0;1;0)*[.$O24]" office:value-type="float" office:value="0" calcext:value-type="float">
            <text:p/>
          </table:table-cell>
          <table:table-cell table:formula="of:=IF(BITAND([.$Q24];BITLSHIFT(1;[.BV$2]))&gt;0;1;0)*[.$O24]" office:value-type="float" office:value="0" calcext:value-type="float">
            <text:p/>
          </table:table-cell>
          <table:table-cell table:formula="of:=IF(BITAND([.$Q24];BITLSHIFT(1;[.BW$2]))&gt;0;1;0)*[.$O24]" office:value-type="float" office:value="0" calcext:value-type="float">
            <text:p/>
          </table:table-cell>
          <table:table-cell table:formula="of:=IF(BITAND([.$Q24];BITLSHIFT(1;[.BX$2]))&gt;0;1;0)*[.$O24]" office:value-type="float" office:value="0" calcext:value-type="float">
            <text:p/>
          </table:table-cell>
          <table:table-cell table:formula="of:=IF(BITAND([.$Q24];BITLSHIFT(1;[.BY$2]))&gt;0;1;0)*[.$O24]" office:value-type="float" office:value="0" calcext:value-type="float">
            <text:p/>
          </table:table-cell>
          <table:table-cell table:formula="of:=IF(BITAND([.$Q24];BITLSHIFT(1;[.BZ$2]))&gt;0;1;0)*[.$O24]" office:value-type="float" office:value="0" calcext:value-type="float">
            <text:p/>
          </table:table-cell>
          <table:table-cell table:formula="of:=IF(BITAND([.$Q24];BITLSHIFT(1;[.CA$2]))&gt;0;1;0)*[.$O24]" office:value-type="float" office:value="0" calcext:value-type="float">
            <text:p/>
          </table:table-cell>
          <table:table-cell table:formula="of:=IF(BITAND([.$Q24];BITLSHIFT(1;[.CB$2]))&gt;0;1;0)*[.$O24]" office:value-type="float" office:value="0" calcext:value-type="float">
            <text:p/>
          </table:table-cell>
          <table:table-cell table:formula="of:=IF(BITAND([.$Q24];BITLSHIFT(1;[.CC$2]))&gt;0;1;0)*[.$O24]" office:value-type="float" office:value="0" calcext:value-type="float">
            <text:p/>
          </table:table-cell>
          <table:table-cell table:formula="of:=IF(BITAND([.$Q24];BITLSHIFT(1;[.CD$2]))&gt;0;1;0)*[.$O2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5] &amp; &quot;&quot;&quot;, &quot;&quot;zone&quot;&quot; : &quot;&quot;&quot;&amp;[.N25]&amp;&quot;&quot;&quot;, &quot;&quot;value&quot;&quot; : &quot;&amp;[.O25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5];10) ;16)" office:value-type="float" office:value="0" calcext:value-type="float">
            <text:p/>
          </table:table-cell>
          <table:table-cell table:formula="of:=DECIMAL(RIGHT([.N25];8) ;16)" office:value-type="float" office:value="0" calcext:value-type="float">
            <text:p/>
          </table:table-cell>
          <table:table-cell table:formula="of:=IF(BITAND([.$R25];BITLSHIFT(1;[.S$2]))&gt;0;1;0)*[.$O25]" office:value-type="float" office:value="0" calcext:value-type="float">
            <text:p/>
          </table:table-cell>
          <table:table-cell table:formula="of:=IF(BITAND([.$R25];BITLSHIFT(1;[.T$2]))&gt;0;1;0)*[.$O25]" office:value-type="float" office:value="0" calcext:value-type="float">
            <text:p/>
          </table:table-cell>
          <table:table-cell table:formula="of:=IF(BITAND([.$R25];BITLSHIFT(1;[.U$2]))&gt;0;1;0)*[.$O25]" office:value-type="float" office:value="0" calcext:value-type="float">
            <text:p/>
          </table:table-cell>
          <table:table-cell table:formula="of:=IF(BITAND([.$R25];BITLSHIFT(1;[.V$2]))&gt;0;1;0)*[.$O25]" office:value-type="float" office:value="0" calcext:value-type="float">
            <text:p/>
          </table:table-cell>
          <table:table-cell table:formula="of:=IF(BITAND([.$R25];BITLSHIFT(1;[.W$2]))&gt;0;1;0)*[.$O25]" office:value-type="float" office:value="0" calcext:value-type="float">
            <text:p/>
          </table:table-cell>
          <table:table-cell table:formula="of:=IF(BITAND([.$R25];BITLSHIFT(1;[.X$2]))&gt;0;1;0)*[.$O25]" office:value-type="float" office:value="0" calcext:value-type="float">
            <text:p/>
          </table:table-cell>
          <table:table-cell table:formula="of:=IF(BITAND([.$R25];BITLSHIFT(1;[.Y$2]))&gt;0;1;0)*[.$O25]" office:value-type="float" office:value="0" calcext:value-type="float">
            <text:p/>
          </table:table-cell>
          <table:table-cell table:formula="of:=IF(BITAND([.$R25];BITLSHIFT(1;[.Z$2]))&gt;0;1;0)*[.$O25]" office:value-type="float" office:value="0" calcext:value-type="float">
            <text:p/>
          </table:table-cell>
          <table:table-cell table:formula="of:=IF(BITAND([.$R25];BITLSHIFT(1;[.AA$2]))&gt;0;1;0)*[.$O25]" office:value-type="float" office:value="0" calcext:value-type="float">
            <text:p/>
          </table:table-cell>
          <table:table-cell table:formula="of:=IF(BITAND([.$R25];BITLSHIFT(1;[.AB$2]))&gt;0;1;0)*[.$O25]" office:value-type="float" office:value="0" calcext:value-type="float">
            <text:p/>
          </table:table-cell>
          <table:table-cell table:formula="of:=IF(BITAND([.$R25];BITLSHIFT(1;[.AC$2]))&gt;0;1;0)*[.$O25]" office:value-type="float" office:value="0" calcext:value-type="float">
            <text:p/>
          </table:table-cell>
          <table:table-cell table:formula="of:=IF(BITAND([.$R25];BITLSHIFT(1;[.AD$2]))&gt;0;1;0)*[.$O25]" office:value-type="float" office:value="0" calcext:value-type="float">
            <text:p/>
          </table:table-cell>
          <table:table-cell table:formula="of:=IF(BITAND([.$R25];BITLSHIFT(1;[.AE$2]))&gt;0;1;0)*[.$O25]" office:value-type="float" office:value="0" calcext:value-type="float">
            <text:p/>
          </table:table-cell>
          <table:table-cell table:formula="of:=IF(BITAND([.$R25];BITLSHIFT(1;[.AF$2]))&gt;0;1;0)*[.$O25]" office:value-type="float" office:value="0" calcext:value-type="float">
            <text:p/>
          </table:table-cell>
          <table:table-cell table:formula="of:=IF(BITAND([.$R25];BITLSHIFT(1;[.AG$2]))&gt;0;1;0)*[.$O25]" office:value-type="float" office:value="0" calcext:value-type="float">
            <text:p/>
          </table:table-cell>
          <table:table-cell table:formula="of:=IF(BITAND([.$R25];BITLSHIFT(1;[.AH$2]))&gt;0;1;0)*[.$O25]" office:value-type="float" office:value="0" calcext:value-type="float">
            <text:p/>
          </table:table-cell>
          <table:table-cell table:formula="of:=IF(BITAND([.$R25];BITLSHIFT(1;[.AI$2]))&gt;0;1;0)*[.$O25]" office:value-type="float" office:value="0" calcext:value-type="float">
            <text:p/>
          </table:table-cell>
          <table:table-cell table:formula="of:=IF(BITAND([.$R25];BITLSHIFT(1;[.AJ$2]))&gt;0;1;0)*[.$O25]" office:value-type="float" office:value="0" calcext:value-type="float">
            <text:p/>
          </table:table-cell>
          <table:table-cell table:formula="of:=IF(BITAND([.$R25];BITLSHIFT(1;[.AK$2]))&gt;0;1;0)*[.$O25]" office:value-type="float" office:value="0" calcext:value-type="float">
            <text:p/>
          </table:table-cell>
          <table:table-cell table:formula="of:=IF(BITAND([.$R25];BITLSHIFT(1;[.AL$2]))&gt;0;1;0)*[.$O25]" office:value-type="float" office:value="0" calcext:value-type="float">
            <text:p/>
          </table:table-cell>
          <table:table-cell table:formula="of:=IF(BITAND([.$R25];BITLSHIFT(1;[.AM$2]))&gt;0;1;0)*[.$O25]" office:value-type="float" office:value="0" calcext:value-type="float">
            <text:p/>
          </table:table-cell>
          <table:table-cell table:formula="of:=IF(BITAND([.$R25];BITLSHIFT(1;[.AN$2]))&gt;0;1;0)*[.$O25]" office:value-type="float" office:value="0" calcext:value-type="float">
            <text:p/>
          </table:table-cell>
          <table:table-cell table:formula="of:=IF(BITAND([.$R25];BITLSHIFT(1;[.AO$2]))&gt;0;1;0)*[.$O25]" office:value-type="float" office:value="0" calcext:value-type="float">
            <text:p/>
          </table:table-cell>
          <table:table-cell table:formula="of:=IF(BITAND([.$R25];BITLSHIFT(1;[.AP$2]))&gt;0;1;0)*[.$O25]" office:value-type="float" office:value="0" calcext:value-type="float">
            <text:p/>
          </table:table-cell>
          <table:table-cell table:formula="of:=IF(BITAND([.$R25];BITLSHIFT(1;[.AQ$2]))&gt;0;1;0)*[.$O25]" office:value-type="float" office:value="0" calcext:value-type="float">
            <text:p/>
          </table:table-cell>
          <table:table-cell table:formula="of:=IF(BITAND([.$R25];BITLSHIFT(1;[.AR$2]))&gt;0;1;0)*[.$O25]" office:value-type="float" office:value="0" calcext:value-type="float">
            <text:p/>
          </table:table-cell>
          <table:table-cell table:formula="of:=IF(BITAND([.$R25];BITLSHIFT(1;[.AS$2]))&gt;0;1;0)*[.$O25]" office:value-type="float" office:value="0" calcext:value-type="float">
            <text:p/>
          </table:table-cell>
          <table:table-cell table:formula="of:=IF(BITAND([.$R25];BITLSHIFT(1;[.AT$2]))&gt;0;1;0)*[.$O25]" office:value-type="float" office:value="0" calcext:value-type="float">
            <text:p/>
          </table:table-cell>
          <table:table-cell table:formula="of:=IF(BITAND([.$R25];BITLSHIFT(1;[.AU$2]))&gt;0;1;0)*[.$O25]" office:value-type="float" office:value="0" calcext:value-type="float">
            <text:p/>
          </table:table-cell>
          <table:table-cell table:formula="of:=IF(BITAND([.$R25];BITLSHIFT(1;[.AV$2]))&gt;0;1;0)*[.$O25]" office:value-type="float" office:value="0" calcext:value-type="float">
            <text:p/>
          </table:table-cell>
          <table:table-cell table:formula="of:=IF(BITAND([.$R25];BITLSHIFT(1;[.AW$2]))&gt;0;1;0)*[.$O25]" office:value-type="float" office:value="0" calcext:value-type="float">
            <text:p/>
          </table:table-cell>
          <table:table-cell table:formula="of:=IF(BITAND([.$R25];BITLSHIFT(1;[.AX$2]))&gt;0;1;0)*[.$O25]" office:value-type="float" office:value="0" calcext:value-type="float">
            <text:p/>
          </table:table-cell>
          <table:table-cell table:formula="of:=IF(BITAND([.$Q25];BITLSHIFT(1;[.AY$2]))&gt;0;1;0)*[.$O25]" office:value-type="float" office:value="0" calcext:value-type="float">
            <text:p/>
          </table:table-cell>
          <table:table-cell table:formula="of:=IF(BITAND([.$Q25];BITLSHIFT(1;[.AZ$2]))&gt;0;1;0)*[.$O25]" office:value-type="float" office:value="0" calcext:value-type="float">
            <text:p/>
          </table:table-cell>
          <table:table-cell table:formula="of:=IF(BITAND([.$Q25];BITLSHIFT(1;[.BA$2]))&gt;0;1;0)*[.$O25]" office:value-type="float" office:value="0" calcext:value-type="float">
            <text:p/>
          </table:table-cell>
          <table:table-cell table:formula="of:=IF(BITAND([.$Q25];BITLSHIFT(1;[.BB$2]))&gt;0;1;0)*[.$O25]" office:value-type="float" office:value="0" calcext:value-type="float">
            <text:p/>
          </table:table-cell>
          <table:table-cell table:formula="of:=IF(BITAND([.$Q25];BITLSHIFT(1;[.BC$2]))&gt;0;1;0)*[.$O25]" office:value-type="float" office:value="0" calcext:value-type="float">
            <text:p/>
          </table:table-cell>
          <table:table-cell table:formula="of:=IF(BITAND([.$Q25];BITLSHIFT(1;[.BD$2]))&gt;0;1;0)*[.$O25]" office:value-type="float" office:value="0" calcext:value-type="float">
            <text:p/>
          </table:table-cell>
          <table:table-cell table:formula="of:=IF(BITAND([.$Q25];BITLSHIFT(1;[.BE$2]))&gt;0;1;0)*[.$O25]" office:value-type="float" office:value="0" calcext:value-type="float">
            <text:p/>
          </table:table-cell>
          <table:table-cell table:formula="of:=IF(BITAND([.$Q25];BITLSHIFT(1;[.BF$2]))&gt;0;1;0)*[.$O25]" office:value-type="float" office:value="0" calcext:value-type="float">
            <text:p/>
          </table:table-cell>
          <table:table-cell table:formula="of:=IF(BITAND([.$Q25];BITLSHIFT(1;[.BG$2]))&gt;0;1;0)*[.$O25]" office:value-type="float" office:value="0" calcext:value-type="float">
            <text:p/>
          </table:table-cell>
          <table:table-cell table:formula="of:=IF(BITAND([.$Q25];BITLSHIFT(1;[.BH$2]))&gt;0;1;0)*[.$O25]" office:value-type="float" office:value="0" calcext:value-type="float">
            <text:p/>
          </table:table-cell>
          <table:table-cell table:formula="of:=IF(BITAND([.$Q25];BITLSHIFT(1;[.BI$2]))&gt;0;1;0)*[.$O25]" office:value-type="float" office:value="0" calcext:value-type="float">
            <text:p/>
          </table:table-cell>
          <table:table-cell table:formula="of:=IF(BITAND([.$Q25];BITLSHIFT(1;[.BJ$2]))&gt;0;1;0)*[.$O25]" office:value-type="float" office:value="0" calcext:value-type="float">
            <text:p/>
          </table:table-cell>
          <table:table-cell table:formula="of:=IF(BITAND([.$Q25];BITLSHIFT(1;[.BK$2]))&gt;0;1;0)*[.$O25]" office:value-type="float" office:value="0" calcext:value-type="float">
            <text:p/>
          </table:table-cell>
          <table:table-cell table:formula="of:=IF(BITAND([.$Q25];BITLSHIFT(1;[.BL$2]))&gt;0;1;0)*[.$O25]" office:value-type="float" office:value="0" calcext:value-type="float">
            <text:p/>
          </table:table-cell>
          <table:table-cell table:formula="of:=IF(BITAND([.$Q25];BITLSHIFT(1;[.BM$2]))&gt;0;1;0)*[.$O25]" office:value-type="float" office:value="0" calcext:value-type="float">
            <text:p/>
          </table:table-cell>
          <table:table-cell table:formula="of:=IF(BITAND([.$Q25];BITLSHIFT(1;[.BN$2]))&gt;0;1;0)*[.$O25]" office:value-type="float" office:value="0" calcext:value-type="float">
            <text:p/>
          </table:table-cell>
          <table:table-cell table:formula="of:=IF(BITAND([.$Q25];BITLSHIFT(1;[.BO$2]))&gt;0;1;0)*[.$O25]" office:value-type="float" office:value="0" calcext:value-type="float">
            <text:p/>
          </table:table-cell>
          <table:table-cell table:formula="of:=IF(BITAND([.$Q25];BITLSHIFT(1;[.BP$2]))&gt;0;1;0)*[.$O25]" office:value-type="float" office:value="0" calcext:value-type="float">
            <text:p/>
          </table:table-cell>
          <table:table-cell table:formula="of:=IF(BITAND([.$Q25];BITLSHIFT(1;[.BQ$2]))&gt;0;1;0)*[.$O25]" office:value-type="float" office:value="0" calcext:value-type="float">
            <text:p/>
          </table:table-cell>
          <table:table-cell table:formula="of:=IF(BITAND([.$Q25];BITLSHIFT(1;[.BR$2]))&gt;0;1;0)*[.$O25]" office:value-type="float" office:value="0" calcext:value-type="float">
            <text:p/>
          </table:table-cell>
          <table:table-cell table:formula="of:=IF(BITAND([.$Q25];BITLSHIFT(1;[.BS$2]))&gt;0;1;0)*[.$O25]" office:value-type="float" office:value="0" calcext:value-type="float">
            <text:p/>
          </table:table-cell>
          <table:table-cell table:formula="of:=IF(BITAND([.$Q25];BITLSHIFT(1;[.BT$2]))&gt;0;1;0)*[.$O25]" office:value-type="float" office:value="0" calcext:value-type="float">
            <text:p/>
          </table:table-cell>
          <table:table-cell table:formula="of:=IF(BITAND([.$Q25];BITLSHIFT(1;[.BU$2]))&gt;0;1;0)*[.$O25]" office:value-type="float" office:value="0" calcext:value-type="float">
            <text:p/>
          </table:table-cell>
          <table:table-cell table:formula="of:=IF(BITAND([.$Q25];BITLSHIFT(1;[.BV$2]))&gt;0;1;0)*[.$O25]" office:value-type="float" office:value="0" calcext:value-type="float">
            <text:p/>
          </table:table-cell>
          <table:table-cell table:formula="of:=IF(BITAND([.$Q25];BITLSHIFT(1;[.BW$2]))&gt;0;1;0)*[.$O25]" office:value-type="float" office:value="0" calcext:value-type="float">
            <text:p/>
          </table:table-cell>
          <table:table-cell table:formula="of:=IF(BITAND([.$Q25];BITLSHIFT(1;[.BX$2]))&gt;0;1;0)*[.$O25]" office:value-type="float" office:value="0" calcext:value-type="float">
            <text:p/>
          </table:table-cell>
          <table:table-cell table:formula="of:=IF(BITAND([.$Q25];BITLSHIFT(1;[.BY$2]))&gt;0;1;0)*[.$O25]" office:value-type="float" office:value="0" calcext:value-type="float">
            <text:p/>
          </table:table-cell>
          <table:table-cell table:formula="of:=IF(BITAND([.$Q25];BITLSHIFT(1;[.BZ$2]))&gt;0;1;0)*[.$O25]" office:value-type="float" office:value="0" calcext:value-type="float">
            <text:p/>
          </table:table-cell>
          <table:table-cell table:formula="of:=IF(BITAND([.$Q25];BITLSHIFT(1;[.CA$2]))&gt;0;1;0)*[.$O25]" office:value-type="float" office:value="0" calcext:value-type="float">
            <text:p/>
          </table:table-cell>
          <table:table-cell table:formula="of:=IF(BITAND([.$Q25];BITLSHIFT(1;[.CB$2]))&gt;0;1;0)*[.$O25]" office:value-type="float" office:value="0" calcext:value-type="float">
            <text:p/>
          </table:table-cell>
          <table:table-cell table:formula="of:=IF(BITAND([.$Q25];BITLSHIFT(1;[.CC$2]))&gt;0;1;0)*[.$O25]" office:value-type="float" office:value="0" calcext:value-type="float">
            <text:p/>
          </table:table-cell>
          <table:table-cell table:formula="of:=IF(BITAND([.$Q25];BITLSHIFT(1;[.CD$2]))&gt;0;1;0)*[.$O2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6] &amp; &quot;&quot;&quot;, &quot;&quot;zone&quot;&quot; : &quot;&quot;&quot;&amp;[.N26]&amp;&quot;&quot;&quot;, &quot;&quot;value&quot;&quot; : &quot;&amp;[.O26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6];10) ;16)" office:value-type="float" office:value="0" calcext:value-type="float">
            <text:p/>
          </table:table-cell>
          <table:table-cell table:formula="of:=DECIMAL(RIGHT([.N26];8) ;16)" office:value-type="float" office:value="0" calcext:value-type="float">
            <text:p/>
          </table:table-cell>
          <table:table-cell table:formula="of:=IF(BITAND([.$R26];BITLSHIFT(1;[.S$2]))&gt;0;1;0)*[.$O26]" office:value-type="float" office:value="0" calcext:value-type="float">
            <text:p/>
          </table:table-cell>
          <table:table-cell table:formula="of:=IF(BITAND([.$R26];BITLSHIFT(1;[.T$2]))&gt;0;1;0)*[.$O26]" office:value-type="float" office:value="0" calcext:value-type="float">
            <text:p/>
          </table:table-cell>
          <table:table-cell table:formula="of:=IF(BITAND([.$R26];BITLSHIFT(1;[.U$2]))&gt;0;1;0)*[.$O26]" office:value-type="float" office:value="0" calcext:value-type="float">
            <text:p/>
          </table:table-cell>
          <table:table-cell table:formula="of:=IF(BITAND([.$R26];BITLSHIFT(1;[.V$2]))&gt;0;1;0)*[.$O26]" office:value-type="float" office:value="0" calcext:value-type="float">
            <text:p/>
          </table:table-cell>
          <table:table-cell table:formula="of:=IF(BITAND([.$R26];BITLSHIFT(1;[.W$2]))&gt;0;1;0)*[.$O26]" office:value-type="float" office:value="0" calcext:value-type="float">
            <text:p/>
          </table:table-cell>
          <table:table-cell table:formula="of:=IF(BITAND([.$R26];BITLSHIFT(1;[.X$2]))&gt;0;1;0)*[.$O26]" office:value-type="float" office:value="0" calcext:value-type="float">
            <text:p/>
          </table:table-cell>
          <table:table-cell table:formula="of:=IF(BITAND([.$R26];BITLSHIFT(1;[.Y$2]))&gt;0;1;0)*[.$O26]" office:value-type="float" office:value="0" calcext:value-type="float">
            <text:p/>
          </table:table-cell>
          <table:table-cell table:formula="of:=IF(BITAND([.$R26];BITLSHIFT(1;[.Z$2]))&gt;0;1;0)*[.$O26]" office:value-type="float" office:value="0" calcext:value-type="float">
            <text:p/>
          </table:table-cell>
          <table:table-cell table:formula="of:=IF(BITAND([.$R26];BITLSHIFT(1;[.AA$2]))&gt;0;1;0)*[.$O26]" office:value-type="float" office:value="0" calcext:value-type="float">
            <text:p/>
          </table:table-cell>
          <table:table-cell table:formula="of:=IF(BITAND([.$R26];BITLSHIFT(1;[.AB$2]))&gt;0;1;0)*[.$O26]" office:value-type="float" office:value="0" calcext:value-type="float">
            <text:p/>
          </table:table-cell>
          <table:table-cell table:formula="of:=IF(BITAND([.$R26];BITLSHIFT(1;[.AC$2]))&gt;0;1;0)*[.$O26]" office:value-type="float" office:value="0" calcext:value-type="float">
            <text:p/>
          </table:table-cell>
          <table:table-cell table:formula="of:=IF(BITAND([.$R26];BITLSHIFT(1;[.AD$2]))&gt;0;1;0)*[.$O26]" office:value-type="float" office:value="0" calcext:value-type="float">
            <text:p/>
          </table:table-cell>
          <table:table-cell table:formula="of:=IF(BITAND([.$R26];BITLSHIFT(1;[.AE$2]))&gt;0;1;0)*[.$O26]" office:value-type="float" office:value="0" calcext:value-type="float">
            <text:p/>
          </table:table-cell>
          <table:table-cell table:formula="of:=IF(BITAND([.$R26];BITLSHIFT(1;[.AF$2]))&gt;0;1;0)*[.$O26]" office:value-type="float" office:value="0" calcext:value-type="float">
            <text:p/>
          </table:table-cell>
          <table:table-cell table:formula="of:=IF(BITAND([.$R26];BITLSHIFT(1;[.AG$2]))&gt;0;1;0)*[.$O26]" office:value-type="float" office:value="0" calcext:value-type="float">
            <text:p/>
          </table:table-cell>
          <table:table-cell table:formula="of:=IF(BITAND([.$R26];BITLSHIFT(1;[.AH$2]))&gt;0;1;0)*[.$O26]" office:value-type="float" office:value="0" calcext:value-type="float">
            <text:p/>
          </table:table-cell>
          <table:table-cell table:formula="of:=IF(BITAND([.$R26];BITLSHIFT(1;[.AI$2]))&gt;0;1;0)*[.$O26]" office:value-type="float" office:value="0" calcext:value-type="float">
            <text:p/>
          </table:table-cell>
          <table:table-cell table:formula="of:=IF(BITAND([.$R26];BITLSHIFT(1;[.AJ$2]))&gt;0;1;0)*[.$O26]" office:value-type="float" office:value="0" calcext:value-type="float">
            <text:p/>
          </table:table-cell>
          <table:table-cell table:formula="of:=IF(BITAND([.$R26];BITLSHIFT(1;[.AK$2]))&gt;0;1;0)*[.$O26]" office:value-type="float" office:value="0" calcext:value-type="float">
            <text:p/>
          </table:table-cell>
          <table:table-cell table:formula="of:=IF(BITAND([.$R26];BITLSHIFT(1;[.AL$2]))&gt;0;1;0)*[.$O26]" office:value-type="float" office:value="0" calcext:value-type="float">
            <text:p/>
          </table:table-cell>
          <table:table-cell table:formula="of:=IF(BITAND([.$R26];BITLSHIFT(1;[.AM$2]))&gt;0;1;0)*[.$O26]" office:value-type="float" office:value="0" calcext:value-type="float">
            <text:p/>
          </table:table-cell>
          <table:table-cell table:formula="of:=IF(BITAND([.$R26];BITLSHIFT(1;[.AN$2]))&gt;0;1;0)*[.$O26]" office:value-type="float" office:value="0" calcext:value-type="float">
            <text:p/>
          </table:table-cell>
          <table:table-cell table:formula="of:=IF(BITAND([.$R26];BITLSHIFT(1;[.AO$2]))&gt;0;1;0)*[.$O26]" office:value-type="float" office:value="0" calcext:value-type="float">
            <text:p/>
          </table:table-cell>
          <table:table-cell table:formula="of:=IF(BITAND([.$R26];BITLSHIFT(1;[.AP$2]))&gt;0;1;0)*[.$O26]" office:value-type="float" office:value="0" calcext:value-type="float">
            <text:p/>
          </table:table-cell>
          <table:table-cell table:formula="of:=IF(BITAND([.$R26];BITLSHIFT(1;[.AQ$2]))&gt;0;1;0)*[.$O26]" office:value-type="float" office:value="0" calcext:value-type="float">
            <text:p/>
          </table:table-cell>
          <table:table-cell table:formula="of:=IF(BITAND([.$R26];BITLSHIFT(1;[.AR$2]))&gt;0;1;0)*[.$O26]" office:value-type="float" office:value="0" calcext:value-type="float">
            <text:p/>
          </table:table-cell>
          <table:table-cell table:formula="of:=IF(BITAND([.$R26];BITLSHIFT(1;[.AS$2]))&gt;0;1;0)*[.$O26]" office:value-type="float" office:value="0" calcext:value-type="float">
            <text:p/>
          </table:table-cell>
          <table:table-cell table:formula="of:=IF(BITAND([.$R26];BITLSHIFT(1;[.AT$2]))&gt;0;1;0)*[.$O26]" office:value-type="float" office:value="0" calcext:value-type="float">
            <text:p/>
          </table:table-cell>
          <table:table-cell table:formula="of:=IF(BITAND([.$R26];BITLSHIFT(1;[.AU$2]))&gt;0;1;0)*[.$O26]" office:value-type="float" office:value="0" calcext:value-type="float">
            <text:p/>
          </table:table-cell>
          <table:table-cell table:formula="of:=IF(BITAND([.$R26];BITLSHIFT(1;[.AV$2]))&gt;0;1;0)*[.$O26]" office:value-type="float" office:value="0" calcext:value-type="float">
            <text:p/>
          </table:table-cell>
          <table:table-cell table:formula="of:=IF(BITAND([.$R26];BITLSHIFT(1;[.AW$2]))&gt;0;1;0)*[.$O26]" office:value-type="float" office:value="0" calcext:value-type="float">
            <text:p/>
          </table:table-cell>
          <table:table-cell table:formula="of:=IF(BITAND([.$R26];BITLSHIFT(1;[.AX$2]))&gt;0;1;0)*[.$O26]" office:value-type="float" office:value="0" calcext:value-type="float">
            <text:p/>
          </table:table-cell>
          <table:table-cell table:formula="of:=IF(BITAND([.$Q26];BITLSHIFT(1;[.AY$2]))&gt;0;1;0)*[.$O26]" office:value-type="float" office:value="0" calcext:value-type="float">
            <text:p/>
          </table:table-cell>
          <table:table-cell table:formula="of:=IF(BITAND([.$Q26];BITLSHIFT(1;[.AZ$2]))&gt;0;1;0)*[.$O26]" office:value-type="float" office:value="0" calcext:value-type="float">
            <text:p/>
          </table:table-cell>
          <table:table-cell table:formula="of:=IF(BITAND([.$Q26];BITLSHIFT(1;[.BA$2]))&gt;0;1;0)*[.$O26]" office:value-type="float" office:value="0" calcext:value-type="float">
            <text:p/>
          </table:table-cell>
          <table:table-cell table:formula="of:=IF(BITAND([.$Q26];BITLSHIFT(1;[.BB$2]))&gt;0;1;0)*[.$O26]" office:value-type="float" office:value="0" calcext:value-type="float">
            <text:p/>
          </table:table-cell>
          <table:table-cell table:formula="of:=IF(BITAND([.$Q26];BITLSHIFT(1;[.BC$2]))&gt;0;1;0)*[.$O26]" office:value-type="float" office:value="0" calcext:value-type="float">
            <text:p/>
          </table:table-cell>
          <table:table-cell table:formula="of:=IF(BITAND([.$Q26];BITLSHIFT(1;[.BD$2]))&gt;0;1;0)*[.$O26]" office:value-type="float" office:value="0" calcext:value-type="float">
            <text:p/>
          </table:table-cell>
          <table:table-cell table:formula="of:=IF(BITAND([.$Q26];BITLSHIFT(1;[.BE$2]))&gt;0;1;0)*[.$O26]" office:value-type="float" office:value="0" calcext:value-type="float">
            <text:p/>
          </table:table-cell>
          <table:table-cell table:formula="of:=IF(BITAND([.$Q26];BITLSHIFT(1;[.BF$2]))&gt;0;1;0)*[.$O26]" office:value-type="float" office:value="0" calcext:value-type="float">
            <text:p/>
          </table:table-cell>
          <table:table-cell table:formula="of:=IF(BITAND([.$Q26];BITLSHIFT(1;[.BG$2]))&gt;0;1;0)*[.$O26]" office:value-type="float" office:value="0" calcext:value-type="float">
            <text:p/>
          </table:table-cell>
          <table:table-cell table:formula="of:=IF(BITAND([.$Q26];BITLSHIFT(1;[.BH$2]))&gt;0;1;0)*[.$O26]" office:value-type="float" office:value="0" calcext:value-type="float">
            <text:p/>
          </table:table-cell>
          <table:table-cell table:formula="of:=IF(BITAND([.$Q26];BITLSHIFT(1;[.BI$2]))&gt;0;1;0)*[.$O26]" office:value-type="float" office:value="0" calcext:value-type="float">
            <text:p/>
          </table:table-cell>
          <table:table-cell table:formula="of:=IF(BITAND([.$Q26];BITLSHIFT(1;[.BJ$2]))&gt;0;1;0)*[.$O26]" office:value-type="float" office:value="0" calcext:value-type="float">
            <text:p/>
          </table:table-cell>
          <table:table-cell table:formula="of:=IF(BITAND([.$Q26];BITLSHIFT(1;[.BK$2]))&gt;0;1;0)*[.$O26]" office:value-type="float" office:value="0" calcext:value-type="float">
            <text:p/>
          </table:table-cell>
          <table:table-cell table:formula="of:=IF(BITAND([.$Q26];BITLSHIFT(1;[.BL$2]))&gt;0;1;0)*[.$O26]" office:value-type="float" office:value="0" calcext:value-type="float">
            <text:p/>
          </table:table-cell>
          <table:table-cell table:formula="of:=IF(BITAND([.$Q26];BITLSHIFT(1;[.BM$2]))&gt;0;1;0)*[.$O26]" office:value-type="float" office:value="0" calcext:value-type="float">
            <text:p/>
          </table:table-cell>
          <table:table-cell table:formula="of:=IF(BITAND([.$Q26];BITLSHIFT(1;[.BN$2]))&gt;0;1;0)*[.$O26]" office:value-type="float" office:value="0" calcext:value-type="float">
            <text:p/>
          </table:table-cell>
          <table:table-cell table:formula="of:=IF(BITAND([.$Q26];BITLSHIFT(1;[.BO$2]))&gt;0;1;0)*[.$O26]" office:value-type="float" office:value="0" calcext:value-type="float">
            <text:p/>
          </table:table-cell>
          <table:table-cell table:formula="of:=IF(BITAND([.$Q26];BITLSHIFT(1;[.BP$2]))&gt;0;1;0)*[.$O26]" office:value-type="float" office:value="0" calcext:value-type="float">
            <text:p/>
          </table:table-cell>
          <table:table-cell table:formula="of:=IF(BITAND([.$Q26];BITLSHIFT(1;[.BQ$2]))&gt;0;1;0)*[.$O26]" office:value-type="float" office:value="0" calcext:value-type="float">
            <text:p/>
          </table:table-cell>
          <table:table-cell table:formula="of:=IF(BITAND([.$Q26];BITLSHIFT(1;[.BR$2]))&gt;0;1;0)*[.$O26]" office:value-type="float" office:value="0" calcext:value-type="float">
            <text:p/>
          </table:table-cell>
          <table:table-cell table:formula="of:=IF(BITAND([.$Q26];BITLSHIFT(1;[.BS$2]))&gt;0;1;0)*[.$O26]" office:value-type="float" office:value="0" calcext:value-type="float">
            <text:p/>
          </table:table-cell>
          <table:table-cell table:formula="of:=IF(BITAND([.$Q26];BITLSHIFT(1;[.BT$2]))&gt;0;1;0)*[.$O26]" office:value-type="float" office:value="0" calcext:value-type="float">
            <text:p/>
          </table:table-cell>
          <table:table-cell table:formula="of:=IF(BITAND([.$Q26];BITLSHIFT(1;[.BU$2]))&gt;0;1;0)*[.$O26]" office:value-type="float" office:value="0" calcext:value-type="float">
            <text:p/>
          </table:table-cell>
          <table:table-cell table:formula="of:=IF(BITAND([.$Q26];BITLSHIFT(1;[.BV$2]))&gt;0;1;0)*[.$O26]" office:value-type="float" office:value="0" calcext:value-type="float">
            <text:p/>
          </table:table-cell>
          <table:table-cell table:formula="of:=IF(BITAND([.$Q26];BITLSHIFT(1;[.BW$2]))&gt;0;1;0)*[.$O26]" office:value-type="float" office:value="0" calcext:value-type="float">
            <text:p/>
          </table:table-cell>
          <table:table-cell table:formula="of:=IF(BITAND([.$Q26];BITLSHIFT(1;[.BX$2]))&gt;0;1;0)*[.$O26]" office:value-type="float" office:value="0" calcext:value-type="float">
            <text:p/>
          </table:table-cell>
          <table:table-cell table:formula="of:=IF(BITAND([.$Q26];BITLSHIFT(1;[.BY$2]))&gt;0;1;0)*[.$O26]" office:value-type="float" office:value="0" calcext:value-type="float">
            <text:p/>
          </table:table-cell>
          <table:table-cell table:formula="of:=IF(BITAND([.$Q26];BITLSHIFT(1;[.BZ$2]))&gt;0;1;0)*[.$O26]" office:value-type="float" office:value="0" calcext:value-type="float">
            <text:p/>
          </table:table-cell>
          <table:table-cell table:formula="of:=IF(BITAND([.$Q26];BITLSHIFT(1;[.CA$2]))&gt;0;1;0)*[.$O26]" office:value-type="float" office:value="0" calcext:value-type="float">
            <text:p/>
          </table:table-cell>
          <table:table-cell table:formula="of:=IF(BITAND([.$Q26];BITLSHIFT(1;[.CB$2]))&gt;0;1;0)*[.$O26]" office:value-type="float" office:value="0" calcext:value-type="float">
            <text:p/>
          </table:table-cell>
          <table:table-cell table:formula="of:=IF(BITAND([.$Q26];BITLSHIFT(1;[.CC$2]))&gt;0;1;0)*[.$O26]" office:value-type="float" office:value="0" calcext:value-type="float">
            <text:p/>
          </table:table-cell>
          <table:table-cell table:formula="of:=IF(BITAND([.$Q26];BITLSHIFT(1;[.CD$2]))&gt;0;1;0)*[.$O2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7] &amp; &quot;&quot;&quot;, &quot;&quot;zone&quot;&quot; : &quot;&quot;&quot;&amp;[.N27]&amp;&quot;&quot;&quot;, &quot;&quot;value&quot;&quot; : &quot;&amp;[.O27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7];10) ;16)" office:value-type="float" office:value="0" calcext:value-type="float">
            <text:p/>
          </table:table-cell>
          <table:table-cell table:formula="of:=DECIMAL(RIGHT([.N27];8) ;16)" office:value-type="float" office:value="0" calcext:value-type="float">
            <text:p/>
          </table:table-cell>
          <table:table-cell table:formula="of:=IF(BITAND([.$R27];BITLSHIFT(1;[.S$2]))&gt;0;1;0)*[.$O27]" office:value-type="float" office:value="0" calcext:value-type="float">
            <text:p/>
          </table:table-cell>
          <table:table-cell table:formula="of:=IF(BITAND([.$R27];BITLSHIFT(1;[.T$2]))&gt;0;1;0)*[.$O27]" office:value-type="float" office:value="0" calcext:value-type="float">
            <text:p/>
          </table:table-cell>
          <table:table-cell table:formula="of:=IF(BITAND([.$R27];BITLSHIFT(1;[.U$2]))&gt;0;1;0)*[.$O27]" office:value-type="float" office:value="0" calcext:value-type="float">
            <text:p/>
          </table:table-cell>
          <table:table-cell table:formula="of:=IF(BITAND([.$R27];BITLSHIFT(1;[.V$2]))&gt;0;1;0)*[.$O27]" office:value-type="float" office:value="0" calcext:value-type="float">
            <text:p/>
          </table:table-cell>
          <table:table-cell table:formula="of:=IF(BITAND([.$R27];BITLSHIFT(1;[.W$2]))&gt;0;1;0)*[.$O27]" office:value-type="float" office:value="0" calcext:value-type="float">
            <text:p/>
          </table:table-cell>
          <table:table-cell table:formula="of:=IF(BITAND([.$R27];BITLSHIFT(1;[.X$2]))&gt;0;1;0)*[.$O27]" office:value-type="float" office:value="0" calcext:value-type="float">
            <text:p/>
          </table:table-cell>
          <table:table-cell table:formula="of:=IF(BITAND([.$R27];BITLSHIFT(1;[.Y$2]))&gt;0;1;0)*[.$O27]" office:value-type="float" office:value="0" calcext:value-type="float">
            <text:p/>
          </table:table-cell>
          <table:table-cell table:formula="of:=IF(BITAND([.$R27];BITLSHIFT(1;[.Z$2]))&gt;0;1;0)*[.$O27]" office:value-type="float" office:value="0" calcext:value-type="float">
            <text:p/>
          </table:table-cell>
          <table:table-cell table:formula="of:=IF(BITAND([.$R27];BITLSHIFT(1;[.AA$2]))&gt;0;1;0)*[.$O27]" office:value-type="float" office:value="0" calcext:value-type="float">
            <text:p/>
          </table:table-cell>
          <table:table-cell table:formula="of:=IF(BITAND([.$R27];BITLSHIFT(1;[.AB$2]))&gt;0;1;0)*[.$O27]" office:value-type="float" office:value="0" calcext:value-type="float">
            <text:p/>
          </table:table-cell>
          <table:table-cell table:formula="of:=IF(BITAND([.$R27];BITLSHIFT(1;[.AC$2]))&gt;0;1;0)*[.$O27]" office:value-type="float" office:value="0" calcext:value-type="float">
            <text:p/>
          </table:table-cell>
          <table:table-cell table:formula="of:=IF(BITAND([.$R27];BITLSHIFT(1;[.AD$2]))&gt;0;1;0)*[.$O27]" office:value-type="float" office:value="0" calcext:value-type="float">
            <text:p/>
          </table:table-cell>
          <table:table-cell table:formula="of:=IF(BITAND([.$R27];BITLSHIFT(1;[.AE$2]))&gt;0;1;0)*[.$O27]" office:value-type="float" office:value="0" calcext:value-type="float">
            <text:p/>
          </table:table-cell>
          <table:table-cell table:formula="of:=IF(BITAND([.$R27];BITLSHIFT(1;[.AF$2]))&gt;0;1;0)*[.$O27]" office:value-type="float" office:value="0" calcext:value-type="float">
            <text:p/>
          </table:table-cell>
          <table:table-cell table:formula="of:=IF(BITAND([.$R27];BITLSHIFT(1;[.AG$2]))&gt;0;1;0)*[.$O27]" office:value-type="float" office:value="0" calcext:value-type="float">
            <text:p/>
          </table:table-cell>
          <table:table-cell table:formula="of:=IF(BITAND([.$R27];BITLSHIFT(1;[.AH$2]))&gt;0;1;0)*[.$O27]" office:value-type="float" office:value="0" calcext:value-type="float">
            <text:p/>
          </table:table-cell>
          <table:table-cell table:formula="of:=IF(BITAND([.$R27];BITLSHIFT(1;[.AI$2]))&gt;0;1;0)*[.$O27]" office:value-type="float" office:value="0" calcext:value-type="float">
            <text:p/>
          </table:table-cell>
          <table:table-cell table:formula="of:=IF(BITAND([.$R27];BITLSHIFT(1;[.AJ$2]))&gt;0;1;0)*[.$O27]" office:value-type="float" office:value="0" calcext:value-type="float">
            <text:p/>
          </table:table-cell>
          <table:table-cell table:formula="of:=IF(BITAND([.$R27];BITLSHIFT(1;[.AK$2]))&gt;0;1;0)*[.$O27]" office:value-type="float" office:value="0" calcext:value-type="float">
            <text:p/>
          </table:table-cell>
          <table:table-cell table:formula="of:=IF(BITAND([.$R27];BITLSHIFT(1;[.AL$2]))&gt;0;1;0)*[.$O27]" office:value-type="float" office:value="0" calcext:value-type="float">
            <text:p/>
          </table:table-cell>
          <table:table-cell table:formula="of:=IF(BITAND([.$R27];BITLSHIFT(1;[.AM$2]))&gt;0;1;0)*[.$O27]" office:value-type="float" office:value="0" calcext:value-type="float">
            <text:p/>
          </table:table-cell>
          <table:table-cell table:formula="of:=IF(BITAND([.$R27];BITLSHIFT(1;[.AN$2]))&gt;0;1;0)*[.$O27]" office:value-type="float" office:value="0" calcext:value-type="float">
            <text:p/>
          </table:table-cell>
          <table:table-cell table:formula="of:=IF(BITAND([.$R27];BITLSHIFT(1;[.AO$2]))&gt;0;1;0)*[.$O27]" office:value-type="float" office:value="0" calcext:value-type="float">
            <text:p/>
          </table:table-cell>
          <table:table-cell table:formula="of:=IF(BITAND([.$R27];BITLSHIFT(1;[.AP$2]))&gt;0;1;0)*[.$O27]" office:value-type="float" office:value="0" calcext:value-type="float">
            <text:p/>
          </table:table-cell>
          <table:table-cell table:formula="of:=IF(BITAND([.$R27];BITLSHIFT(1;[.AQ$2]))&gt;0;1;0)*[.$O27]" office:value-type="float" office:value="0" calcext:value-type="float">
            <text:p/>
          </table:table-cell>
          <table:table-cell table:formula="of:=IF(BITAND([.$R27];BITLSHIFT(1;[.AR$2]))&gt;0;1;0)*[.$O27]" office:value-type="float" office:value="0" calcext:value-type="float">
            <text:p/>
          </table:table-cell>
          <table:table-cell table:formula="of:=IF(BITAND([.$R27];BITLSHIFT(1;[.AS$2]))&gt;0;1;0)*[.$O27]" office:value-type="float" office:value="0" calcext:value-type="float">
            <text:p/>
          </table:table-cell>
          <table:table-cell table:formula="of:=IF(BITAND([.$R27];BITLSHIFT(1;[.AT$2]))&gt;0;1;0)*[.$O27]" office:value-type="float" office:value="0" calcext:value-type="float">
            <text:p/>
          </table:table-cell>
          <table:table-cell table:formula="of:=IF(BITAND([.$R27];BITLSHIFT(1;[.AU$2]))&gt;0;1;0)*[.$O27]" office:value-type="float" office:value="0" calcext:value-type="float">
            <text:p/>
          </table:table-cell>
          <table:table-cell table:formula="of:=IF(BITAND([.$R27];BITLSHIFT(1;[.AV$2]))&gt;0;1;0)*[.$O27]" office:value-type="float" office:value="0" calcext:value-type="float">
            <text:p/>
          </table:table-cell>
          <table:table-cell table:formula="of:=IF(BITAND([.$R27];BITLSHIFT(1;[.AW$2]))&gt;0;1;0)*[.$O27]" office:value-type="float" office:value="0" calcext:value-type="float">
            <text:p/>
          </table:table-cell>
          <table:table-cell table:formula="of:=IF(BITAND([.$R27];BITLSHIFT(1;[.AX$2]))&gt;0;1;0)*[.$O27]" office:value-type="float" office:value="0" calcext:value-type="float">
            <text:p/>
          </table:table-cell>
          <table:table-cell table:formula="of:=IF(BITAND([.$Q27];BITLSHIFT(1;[.AY$2]))&gt;0;1;0)*[.$O27]" office:value-type="float" office:value="0" calcext:value-type="float">
            <text:p/>
          </table:table-cell>
          <table:table-cell table:formula="of:=IF(BITAND([.$Q27];BITLSHIFT(1;[.AZ$2]))&gt;0;1;0)*[.$O27]" office:value-type="float" office:value="0" calcext:value-type="float">
            <text:p/>
          </table:table-cell>
          <table:table-cell table:formula="of:=IF(BITAND([.$Q27];BITLSHIFT(1;[.BA$2]))&gt;0;1;0)*[.$O27]" office:value-type="float" office:value="0" calcext:value-type="float">
            <text:p/>
          </table:table-cell>
          <table:table-cell table:formula="of:=IF(BITAND([.$Q27];BITLSHIFT(1;[.BB$2]))&gt;0;1;0)*[.$O27]" office:value-type="float" office:value="0" calcext:value-type="float">
            <text:p/>
          </table:table-cell>
          <table:table-cell table:formula="of:=IF(BITAND([.$Q27];BITLSHIFT(1;[.BC$2]))&gt;0;1;0)*[.$O27]" office:value-type="float" office:value="0" calcext:value-type="float">
            <text:p/>
          </table:table-cell>
          <table:table-cell table:formula="of:=IF(BITAND([.$Q27];BITLSHIFT(1;[.BD$2]))&gt;0;1;0)*[.$O27]" office:value-type="float" office:value="0" calcext:value-type="float">
            <text:p/>
          </table:table-cell>
          <table:table-cell table:formula="of:=IF(BITAND([.$Q27];BITLSHIFT(1;[.BE$2]))&gt;0;1;0)*[.$O27]" office:value-type="float" office:value="0" calcext:value-type="float">
            <text:p/>
          </table:table-cell>
          <table:table-cell table:formula="of:=IF(BITAND([.$Q27];BITLSHIFT(1;[.BF$2]))&gt;0;1;0)*[.$O27]" office:value-type="float" office:value="0" calcext:value-type="float">
            <text:p/>
          </table:table-cell>
          <table:table-cell table:formula="of:=IF(BITAND([.$Q27];BITLSHIFT(1;[.BG$2]))&gt;0;1;0)*[.$O27]" office:value-type="float" office:value="0" calcext:value-type="float">
            <text:p/>
          </table:table-cell>
          <table:table-cell table:formula="of:=IF(BITAND([.$Q27];BITLSHIFT(1;[.BH$2]))&gt;0;1;0)*[.$O27]" office:value-type="float" office:value="0" calcext:value-type="float">
            <text:p/>
          </table:table-cell>
          <table:table-cell table:formula="of:=IF(BITAND([.$Q27];BITLSHIFT(1;[.BI$2]))&gt;0;1;0)*[.$O27]" office:value-type="float" office:value="0" calcext:value-type="float">
            <text:p/>
          </table:table-cell>
          <table:table-cell table:formula="of:=IF(BITAND([.$Q27];BITLSHIFT(1;[.BJ$2]))&gt;0;1;0)*[.$O27]" office:value-type="float" office:value="0" calcext:value-type="float">
            <text:p/>
          </table:table-cell>
          <table:table-cell table:formula="of:=IF(BITAND([.$Q27];BITLSHIFT(1;[.BK$2]))&gt;0;1;0)*[.$O27]" office:value-type="float" office:value="0" calcext:value-type="float">
            <text:p/>
          </table:table-cell>
          <table:table-cell table:formula="of:=IF(BITAND([.$Q27];BITLSHIFT(1;[.BL$2]))&gt;0;1;0)*[.$O27]" office:value-type="float" office:value="0" calcext:value-type="float">
            <text:p/>
          </table:table-cell>
          <table:table-cell table:formula="of:=IF(BITAND([.$Q27];BITLSHIFT(1;[.BM$2]))&gt;0;1;0)*[.$O27]" office:value-type="float" office:value="0" calcext:value-type="float">
            <text:p/>
          </table:table-cell>
          <table:table-cell table:formula="of:=IF(BITAND([.$Q27];BITLSHIFT(1;[.BN$2]))&gt;0;1;0)*[.$O27]" office:value-type="float" office:value="0" calcext:value-type="float">
            <text:p/>
          </table:table-cell>
          <table:table-cell table:formula="of:=IF(BITAND([.$Q27];BITLSHIFT(1;[.BO$2]))&gt;0;1;0)*[.$O27]" office:value-type="float" office:value="0" calcext:value-type="float">
            <text:p/>
          </table:table-cell>
          <table:table-cell table:formula="of:=IF(BITAND([.$Q27];BITLSHIFT(1;[.BP$2]))&gt;0;1;0)*[.$O27]" office:value-type="float" office:value="0" calcext:value-type="float">
            <text:p/>
          </table:table-cell>
          <table:table-cell table:formula="of:=IF(BITAND([.$Q27];BITLSHIFT(1;[.BQ$2]))&gt;0;1;0)*[.$O27]" office:value-type="float" office:value="0" calcext:value-type="float">
            <text:p/>
          </table:table-cell>
          <table:table-cell table:formula="of:=IF(BITAND([.$Q27];BITLSHIFT(1;[.BR$2]))&gt;0;1;0)*[.$O27]" office:value-type="float" office:value="0" calcext:value-type="float">
            <text:p/>
          </table:table-cell>
          <table:table-cell table:formula="of:=IF(BITAND([.$Q27];BITLSHIFT(1;[.BS$2]))&gt;0;1;0)*[.$O27]" office:value-type="float" office:value="0" calcext:value-type="float">
            <text:p/>
          </table:table-cell>
          <table:table-cell table:formula="of:=IF(BITAND([.$Q27];BITLSHIFT(1;[.BT$2]))&gt;0;1;0)*[.$O27]" office:value-type="float" office:value="0" calcext:value-type="float">
            <text:p/>
          </table:table-cell>
          <table:table-cell table:formula="of:=IF(BITAND([.$Q27];BITLSHIFT(1;[.BU$2]))&gt;0;1;0)*[.$O27]" office:value-type="float" office:value="0" calcext:value-type="float">
            <text:p/>
          </table:table-cell>
          <table:table-cell table:formula="of:=IF(BITAND([.$Q27];BITLSHIFT(1;[.BV$2]))&gt;0;1;0)*[.$O27]" office:value-type="float" office:value="0" calcext:value-type="float">
            <text:p/>
          </table:table-cell>
          <table:table-cell table:formula="of:=IF(BITAND([.$Q27];BITLSHIFT(1;[.BW$2]))&gt;0;1;0)*[.$O27]" office:value-type="float" office:value="0" calcext:value-type="float">
            <text:p/>
          </table:table-cell>
          <table:table-cell table:formula="of:=IF(BITAND([.$Q27];BITLSHIFT(1;[.BX$2]))&gt;0;1;0)*[.$O27]" office:value-type="float" office:value="0" calcext:value-type="float">
            <text:p/>
          </table:table-cell>
          <table:table-cell table:formula="of:=IF(BITAND([.$Q27];BITLSHIFT(1;[.BY$2]))&gt;0;1;0)*[.$O27]" office:value-type="float" office:value="0" calcext:value-type="float">
            <text:p/>
          </table:table-cell>
          <table:table-cell table:formula="of:=IF(BITAND([.$Q27];BITLSHIFT(1;[.BZ$2]))&gt;0;1;0)*[.$O27]" office:value-type="float" office:value="0" calcext:value-type="float">
            <text:p/>
          </table:table-cell>
          <table:table-cell table:formula="of:=IF(BITAND([.$Q27];BITLSHIFT(1;[.CA$2]))&gt;0;1;0)*[.$O27]" office:value-type="float" office:value="0" calcext:value-type="float">
            <text:p/>
          </table:table-cell>
          <table:table-cell table:formula="of:=IF(BITAND([.$Q27];BITLSHIFT(1;[.CB$2]))&gt;0;1;0)*[.$O27]" office:value-type="float" office:value="0" calcext:value-type="float">
            <text:p/>
          </table:table-cell>
          <table:table-cell table:formula="of:=IF(BITAND([.$Q27];BITLSHIFT(1;[.CC$2]))&gt;0;1;0)*[.$O27]" office:value-type="float" office:value="0" calcext:value-type="float">
            <text:p/>
          </table:table-cell>
          <table:table-cell table:formula="of:=IF(BITAND([.$Q27];BITLSHIFT(1;[.CD$2]))&gt;0;1;0)*[.$O2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8] &amp; &quot;&quot;&quot;, &quot;&quot;zone&quot;&quot; : &quot;&quot;&quot;&amp;[.N28]&amp;&quot;&quot;&quot;, &quot;&quot;value&quot;&quot; : &quot;&amp;[.O28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8];10) ;16)" office:value-type="float" office:value="0" calcext:value-type="float">
            <text:p/>
          </table:table-cell>
          <table:table-cell table:formula="of:=DECIMAL(RIGHT([.N28];8) ;16)" office:value-type="float" office:value="0" calcext:value-type="float">
            <text:p/>
          </table:table-cell>
          <table:table-cell table:formula="of:=IF(BITAND([.$R28];BITLSHIFT(1;[.S$2]))&gt;0;1;0)*[.$O28]" office:value-type="float" office:value="0" calcext:value-type="float">
            <text:p/>
          </table:table-cell>
          <table:table-cell table:formula="of:=IF(BITAND([.$R28];BITLSHIFT(1;[.T$2]))&gt;0;1;0)*[.$O28]" office:value-type="float" office:value="0" calcext:value-type="float">
            <text:p/>
          </table:table-cell>
          <table:table-cell table:formula="of:=IF(BITAND([.$R28];BITLSHIFT(1;[.U$2]))&gt;0;1;0)*[.$O28]" office:value-type="float" office:value="0" calcext:value-type="float">
            <text:p/>
          </table:table-cell>
          <table:table-cell table:formula="of:=IF(BITAND([.$R28];BITLSHIFT(1;[.V$2]))&gt;0;1;0)*[.$O28]" office:value-type="float" office:value="0" calcext:value-type="float">
            <text:p/>
          </table:table-cell>
          <table:table-cell table:formula="of:=IF(BITAND([.$R28];BITLSHIFT(1;[.W$2]))&gt;0;1;0)*[.$O28]" office:value-type="float" office:value="0" calcext:value-type="float">
            <text:p/>
          </table:table-cell>
          <table:table-cell table:formula="of:=IF(BITAND([.$R28];BITLSHIFT(1;[.X$2]))&gt;0;1;0)*[.$O28]" office:value-type="float" office:value="0" calcext:value-type="float">
            <text:p/>
          </table:table-cell>
          <table:table-cell table:formula="of:=IF(BITAND([.$R28];BITLSHIFT(1;[.Y$2]))&gt;0;1;0)*[.$O28]" office:value-type="float" office:value="0" calcext:value-type="float">
            <text:p/>
          </table:table-cell>
          <table:table-cell table:formula="of:=IF(BITAND([.$R28];BITLSHIFT(1;[.Z$2]))&gt;0;1;0)*[.$O28]" office:value-type="float" office:value="0" calcext:value-type="float">
            <text:p/>
          </table:table-cell>
          <table:table-cell table:formula="of:=IF(BITAND([.$R28];BITLSHIFT(1;[.AA$2]))&gt;0;1;0)*[.$O28]" office:value-type="float" office:value="0" calcext:value-type="float">
            <text:p/>
          </table:table-cell>
          <table:table-cell table:formula="of:=IF(BITAND([.$R28];BITLSHIFT(1;[.AB$2]))&gt;0;1;0)*[.$O28]" office:value-type="float" office:value="0" calcext:value-type="float">
            <text:p/>
          </table:table-cell>
          <table:table-cell table:formula="of:=IF(BITAND([.$R28];BITLSHIFT(1;[.AC$2]))&gt;0;1;0)*[.$O28]" office:value-type="float" office:value="0" calcext:value-type="float">
            <text:p/>
          </table:table-cell>
          <table:table-cell table:formula="of:=IF(BITAND([.$R28];BITLSHIFT(1;[.AD$2]))&gt;0;1;0)*[.$O28]" office:value-type="float" office:value="0" calcext:value-type="float">
            <text:p/>
          </table:table-cell>
          <table:table-cell table:formula="of:=IF(BITAND([.$R28];BITLSHIFT(1;[.AE$2]))&gt;0;1;0)*[.$O28]" office:value-type="float" office:value="0" calcext:value-type="float">
            <text:p/>
          </table:table-cell>
          <table:table-cell table:formula="of:=IF(BITAND([.$R28];BITLSHIFT(1;[.AF$2]))&gt;0;1;0)*[.$O28]" office:value-type="float" office:value="0" calcext:value-type="float">
            <text:p/>
          </table:table-cell>
          <table:table-cell table:formula="of:=IF(BITAND([.$R28];BITLSHIFT(1;[.AG$2]))&gt;0;1;0)*[.$O28]" office:value-type="float" office:value="0" calcext:value-type="float">
            <text:p/>
          </table:table-cell>
          <table:table-cell table:formula="of:=IF(BITAND([.$R28];BITLSHIFT(1;[.AH$2]))&gt;0;1;0)*[.$O28]" office:value-type="float" office:value="0" calcext:value-type="float">
            <text:p/>
          </table:table-cell>
          <table:table-cell table:formula="of:=IF(BITAND([.$R28];BITLSHIFT(1;[.AI$2]))&gt;0;1;0)*[.$O28]" office:value-type="float" office:value="0" calcext:value-type="float">
            <text:p/>
          </table:table-cell>
          <table:table-cell table:formula="of:=IF(BITAND([.$R28];BITLSHIFT(1;[.AJ$2]))&gt;0;1;0)*[.$O28]" office:value-type="float" office:value="0" calcext:value-type="float">
            <text:p/>
          </table:table-cell>
          <table:table-cell table:formula="of:=IF(BITAND([.$R28];BITLSHIFT(1;[.AK$2]))&gt;0;1;0)*[.$O28]" office:value-type="float" office:value="0" calcext:value-type="float">
            <text:p/>
          </table:table-cell>
          <table:table-cell table:formula="of:=IF(BITAND([.$R28];BITLSHIFT(1;[.AL$2]))&gt;0;1;0)*[.$O28]" office:value-type="float" office:value="0" calcext:value-type="float">
            <text:p/>
          </table:table-cell>
          <table:table-cell table:formula="of:=IF(BITAND([.$R28];BITLSHIFT(1;[.AM$2]))&gt;0;1;0)*[.$O28]" office:value-type="float" office:value="0" calcext:value-type="float">
            <text:p/>
          </table:table-cell>
          <table:table-cell table:formula="of:=IF(BITAND([.$R28];BITLSHIFT(1;[.AN$2]))&gt;0;1;0)*[.$O28]" office:value-type="float" office:value="0" calcext:value-type="float">
            <text:p/>
          </table:table-cell>
          <table:table-cell table:formula="of:=IF(BITAND([.$R28];BITLSHIFT(1;[.AO$2]))&gt;0;1;0)*[.$O28]" office:value-type="float" office:value="0" calcext:value-type="float">
            <text:p/>
          </table:table-cell>
          <table:table-cell table:formula="of:=IF(BITAND([.$R28];BITLSHIFT(1;[.AP$2]))&gt;0;1;0)*[.$O28]" office:value-type="float" office:value="0" calcext:value-type="float">
            <text:p/>
          </table:table-cell>
          <table:table-cell table:formula="of:=IF(BITAND([.$R28];BITLSHIFT(1;[.AQ$2]))&gt;0;1;0)*[.$O28]" office:value-type="float" office:value="0" calcext:value-type="float">
            <text:p/>
          </table:table-cell>
          <table:table-cell table:formula="of:=IF(BITAND([.$R28];BITLSHIFT(1;[.AR$2]))&gt;0;1;0)*[.$O28]" office:value-type="float" office:value="0" calcext:value-type="float">
            <text:p/>
          </table:table-cell>
          <table:table-cell table:formula="of:=IF(BITAND([.$R28];BITLSHIFT(1;[.AS$2]))&gt;0;1;0)*[.$O28]" office:value-type="float" office:value="0" calcext:value-type="float">
            <text:p/>
          </table:table-cell>
          <table:table-cell table:formula="of:=IF(BITAND([.$R28];BITLSHIFT(1;[.AT$2]))&gt;0;1;0)*[.$O28]" office:value-type="float" office:value="0" calcext:value-type="float">
            <text:p/>
          </table:table-cell>
          <table:table-cell table:formula="of:=IF(BITAND([.$R28];BITLSHIFT(1;[.AU$2]))&gt;0;1;0)*[.$O28]" office:value-type="float" office:value="0" calcext:value-type="float">
            <text:p/>
          </table:table-cell>
          <table:table-cell table:formula="of:=IF(BITAND([.$R28];BITLSHIFT(1;[.AV$2]))&gt;0;1;0)*[.$O28]" office:value-type="float" office:value="0" calcext:value-type="float">
            <text:p/>
          </table:table-cell>
          <table:table-cell table:formula="of:=IF(BITAND([.$R28];BITLSHIFT(1;[.AW$2]))&gt;0;1;0)*[.$O28]" office:value-type="float" office:value="0" calcext:value-type="float">
            <text:p/>
          </table:table-cell>
          <table:table-cell table:formula="of:=IF(BITAND([.$R28];BITLSHIFT(1;[.AX$2]))&gt;0;1;0)*[.$O28]" office:value-type="float" office:value="0" calcext:value-type="float">
            <text:p/>
          </table:table-cell>
          <table:table-cell table:formula="of:=IF(BITAND([.$Q28];BITLSHIFT(1;[.AY$2]))&gt;0;1;0)*[.$O28]" office:value-type="float" office:value="0" calcext:value-type="float">
            <text:p/>
          </table:table-cell>
          <table:table-cell table:formula="of:=IF(BITAND([.$Q28];BITLSHIFT(1;[.AZ$2]))&gt;0;1;0)*[.$O28]" office:value-type="float" office:value="0" calcext:value-type="float">
            <text:p/>
          </table:table-cell>
          <table:table-cell table:formula="of:=IF(BITAND([.$Q28];BITLSHIFT(1;[.BA$2]))&gt;0;1;0)*[.$O28]" office:value-type="float" office:value="0" calcext:value-type="float">
            <text:p/>
          </table:table-cell>
          <table:table-cell table:formula="of:=IF(BITAND([.$Q28];BITLSHIFT(1;[.BB$2]))&gt;0;1;0)*[.$O28]" office:value-type="float" office:value="0" calcext:value-type="float">
            <text:p/>
          </table:table-cell>
          <table:table-cell table:formula="of:=IF(BITAND([.$Q28];BITLSHIFT(1;[.BC$2]))&gt;0;1;0)*[.$O28]" office:value-type="float" office:value="0" calcext:value-type="float">
            <text:p/>
          </table:table-cell>
          <table:table-cell table:formula="of:=IF(BITAND([.$Q28];BITLSHIFT(1;[.BD$2]))&gt;0;1;0)*[.$O28]" office:value-type="float" office:value="0" calcext:value-type="float">
            <text:p/>
          </table:table-cell>
          <table:table-cell table:formula="of:=IF(BITAND([.$Q28];BITLSHIFT(1;[.BE$2]))&gt;0;1;0)*[.$O28]" office:value-type="float" office:value="0" calcext:value-type="float">
            <text:p/>
          </table:table-cell>
          <table:table-cell table:formula="of:=IF(BITAND([.$Q28];BITLSHIFT(1;[.BF$2]))&gt;0;1;0)*[.$O28]" office:value-type="float" office:value="0" calcext:value-type="float">
            <text:p/>
          </table:table-cell>
          <table:table-cell table:formula="of:=IF(BITAND([.$Q28];BITLSHIFT(1;[.BG$2]))&gt;0;1;0)*[.$O28]" office:value-type="float" office:value="0" calcext:value-type="float">
            <text:p/>
          </table:table-cell>
          <table:table-cell table:formula="of:=IF(BITAND([.$Q28];BITLSHIFT(1;[.BH$2]))&gt;0;1;0)*[.$O28]" office:value-type="float" office:value="0" calcext:value-type="float">
            <text:p/>
          </table:table-cell>
          <table:table-cell table:formula="of:=IF(BITAND([.$Q28];BITLSHIFT(1;[.BI$2]))&gt;0;1;0)*[.$O28]" office:value-type="float" office:value="0" calcext:value-type="float">
            <text:p/>
          </table:table-cell>
          <table:table-cell table:formula="of:=IF(BITAND([.$Q28];BITLSHIFT(1;[.BJ$2]))&gt;0;1;0)*[.$O28]" office:value-type="float" office:value="0" calcext:value-type="float">
            <text:p/>
          </table:table-cell>
          <table:table-cell table:formula="of:=IF(BITAND([.$Q28];BITLSHIFT(1;[.BK$2]))&gt;0;1;0)*[.$O28]" office:value-type="float" office:value="0" calcext:value-type="float">
            <text:p/>
          </table:table-cell>
          <table:table-cell table:formula="of:=IF(BITAND([.$Q28];BITLSHIFT(1;[.BL$2]))&gt;0;1;0)*[.$O28]" office:value-type="float" office:value="0" calcext:value-type="float">
            <text:p/>
          </table:table-cell>
          <table:table-cell table:formula="of:=IF(BITAND([.$Q28];BITLSHIFT(1;[.BM$2]))&gt;0;1;0)*[.$O28]" office:value-type="float" office:value="0" calcext:value-type="float">
            <text:p/>
          </table:table-cell>
          <table:table-cell table:formula="of:=IF(BITAND([.$Q28];BITLSHIFT(1;[.BN$2]))&gt;0;1;0)*[.$O28]" office:value-type="float" office:value="0" calcext:value-type="float">
            <text:p/>
          </table:table-cell>
          <table:table-cell table:formula="of:=IF(BITAND([.$Q28];BITLSHIFT(1;[.BO$2]))&gt;0;1;0)*[.$O28]" office:value-type="float" office:value="0" calcext:value-type="float">
            <text:p/>
          </table:table-cell>
          <table:table-cell table:formula="of:=IF(BITAND([.$Q28];BITLSHIFT(1;[.BP$2]))&gt;0;1;0)*[.$O28]" office:value-type="float" office:value="0" calcext:value-type="float">
            <text:p/>
          </table:table-cell>
          <table:table-cell table:formula="of:=IF(BITAND([.$Q28];BITLSHIFT(1;[.BQ$2]))&gt;0;1;0)*[.$O28]" office:value-type="float" office:value="0" calcext:value-type="float">
            <text:p/>
          </table:table-cell>
          <table:table-cell table:formula="of:=IF(BITAND([.$Q28];BITLSHIFT(1;[.BR$2]))&gt;0;1;0)*[.$O28]" office:value-type="float" office:value="0" calcext:value-type="float">
            <text:p/>
          </table:table-cell>
          <table:table-cell table:formula="of:=IF(BITAND([.$Q28];BITLSHIFT(1;[.BS$2]))&gt;0;1;0)*[.$O28]" office:value-type="float" office:value="0" calcext:value-type="float">
            <text:p/>
          </table:table-cell>
          <table:table-cell table:formula="of:=IF(BITAND([.$Q28];BITLSHIFT(1;[.BT$2]))&gt;0;1;0)*[.$O28]" office:value-type="float" office:value="0" calcext:value-type="float">
            <text:p/>
          </table:table-cell>
          <table:table-cell table:formula="of:=IF(BITAND([.$Q28];BITLSHIFT(1;[.BU$2]))&gt;0;1;0)*[.$O28]" office:value-type="float" office:value="0" calcext:value-type="float">
            <text:p/>
          </table:table-cell>
          <table:table-cell table:formula="of:=IF(BITAND([.$Q28];BITLSHIFT(1;[.BV$2]))&gt;0;1;0)*[.$O28]" office:value-type="float" office:value="0" calcext:value-type="float">
            <text:p/>
          </table:table-cell>
          <table:table-cell table:formula="of:=IF(BITAND([.$Q28];BITLSHIFT(1;[.BW$2]))&gt;0;1;0)*[.$O28]" office:value-type="float" office:value="0" calcext:value-type="float">
            <text:p/>
          </table:table-cell>
          <table:table-cell table:formula="of:=IF(BITAND([.$Q28];BITLSHIFT(1;[.BX$2]))&gt;0;1;0)*[.$O28]" office:value-type="float" office:value="0" calcext:value-type="float">
            <text:p/>
          </table:table-cell>
          <table:table-cell table:formula="of:=IF(BITAND([.$Q28];BITLSHIFT(1;[.BY$2]))&gt;0;1;0)*[.$O28]" office:value-type="float" office:value="0" calcext:value-type="float">
            <text:p/>
          </table:table-cell>
          <table:table-cell table:formula="of:=IF(BITAND([.$Q28];BITLSHIFT(1;[.BZ$2]))&gt;0;1;0)*[.$O28]" office:value-type="float" office:value="0" calcext:value-type="float">
            <text:p/>
          </table:table-cell>
          <table:table-cell table:formula="of:=IF(BITAND([.$Q28];BITLSHIFT(1;[.CA$2]))&gt;0;1;0)*[.$O28]" office:value-type="float" office:value="0" calcext:value-type="float">
            <text:p/>
          </table:table-cell>
          <table:table-cell table:formula="of:=IF(BITAND([.$Q28];BITLSHIFT(1;[.CB$2]))&gt;0;1;0)*[.$O28]" office:value-type="float" office:value="0" calcext:value-type="float">
            <text:p/>
          </table:table-cell>
          <table:table-cell table:formula="of:=IF(BITAND([.$Q28];BITLSHIFT(1;[.CC$2]))&gt;0;1;0)*[.$O28]" office:value-type="float" office:value="0" calcext:value-type="float">
            <text:p/>
          </table:table-cell>
          <table:table-cell table:formula="of:=IF(BITAND([.$Q28];BITLSHIFT(1;[.CD$2]))&gt;0;1;0)*[.$O2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29] &amp; &quot;&quot;&quot;, &quot;&quot;zone&quot;&quot; : &quot;&quot;&quot;&amp;[.N29]&amp;&quot;&quot;&quot;, &quot;&quot;value&quot;&quot; : &quot;&amp;[.O29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29];10) ;16)" office:value-type="float" office:value="0" calcext:value-type="float">
            <text:p/>
          </table:table-cell>
          <table:table-cell table:formula="of:=DECIMAL(RIGHT([.N29];8) ;16)" office:value-type="float" office:value="0" calcext:value-type="float">
            <text:p/>
          </table:table-cell>
          <table:table-cell table:formula="of:=IF(BITAND([.$R29];BITLSHIFT(1;[.S$2]))&gt;0;1;0)*[.$O29]" office:value-type="float" office:value="0" calcext:value-type="float">
            <text:p/>
          </table:table-cell>
          <table:table-cell table:formula="of:=IF(BITAND([.$R29];BITLSHIFT(1;[.T$2]))&gt;0;1;0)*[.$O29]" office:value-type="float" office:value="0" calcext:value-type="float">
            <text:p/>
          </table:table-cell>
          <table:table-cell table:formula="of:=IF(BITAND([.$R29];BITLSHIFT(1;[.U$2]))&gt;0;1;0)*[.$O29]" office:value-type="float" office:value="0" calcext:value-type="float">
            <text:p/>
          </table:table-cell>
          <table:table-cell table:formula="of:=IF(BITAND([.$R29];BITLSHIFT(1;[.V$2]))&gt;0;1;0)*[.$O29]" office:value-type="float" office:value="0" calcext:value-type="float">
            <text:p/>
          </table:table-cell>
          <table:table-cell table:formula="of:=IF(BITAND([.$R29];BITLSHIFT(1;[.W$2]))&gt;0;1;0)*[.$O29]" office:value-type="float" office:value="0" calcext:value-type="float">
            <text:p/>
          </table:table-cell>
          <table:table-cell table:formula="of:=IF(BITAND([.$R29];BITLSHIFT(1;[.X$2]))&gt;0;1;0)*[.$O29]" office:value-type="float" office:value="0" calcext:value-type="float">
            <text:p/>
          </table:table-cell>
          <table:table-cell table:formula="of:=IF(BITAND([.$R29];BITLSHIFT(1;[.Y$2]))&gt;0;1;0)*[.$O29]" office:value-type="float" office:value="0" calcext:value-type="float">
            <text:p/>
          </table:table-cell>
          <table:table-cell table:formula="of:=IF(BITAND([.$R29];BITLSHIFT(1;[.Z$2]))&gt;0;1;0)*[.$O29]" office:value-type="float" office:value="0" calcext:value-type="float">
            <text:p/>
          </table:table-cell>
          <table:table-cell table:formula="of:=IF(BITAND([.$R29];BITLSHIFT(1;[.AA$2]))&gt;0;1;0)*[.$O29]" office:value-type="float" office:value="0" calcext:value-type="float">
            <text:p/>
          </table:table-cell>
          <table:table-cell table:formula="of:=IF(BITAND([.$R29];BITLSHIFT(1;[.AB$2]))&gt;0;1;0)*[.$O29]" office:value-type="float" office:value="0" calcext:value-type="float">
            <text:p/>
          </table:table-cell>
          <table:table-cell table:formula="of:=IF(BITAND([.$R29];BITLSHIFT(1;[.AC$2]))&gt;0;1;0)*[.$O29]" office:value-type="float" office:value="0" calcext:value-type="float">
            <text:p/>
          </table:table-cell>
          <table:table-cell table:formula="of:=IF(BITAND([.$R29];BITLSHIFT(1;[.AD$2]))&gt;0;1;0)*[.$O29]" office:value-type="float" office:value="0" calcext:value-type="float">
            <text:p/>
          </table:table-cell>
          <table:table-cell table:formula="of:=IF(BITAND([.$R29];BITLSHIFT(1;[.AE$2]))&gt;0;1;0)*[.$O29]" office:value-type="float" office:value="0" calcext:value-type="float">
            <text:p/>
          </table:table-cell>
          <table:table-cell table:formula="of:=IF(BITAND([.$R29];BITLSHIFT(1;[.AF$2]))&gt;0;1;0)*[.$O29]" office:value-type="float" office:value="0" calcext:value-type="float">
            <text:p/>
          </table:table-cell>
          <table:table-cell table:formula="of:=IF(BITAND([.$R29];BITLSHIFT(1;[.AG$2]))&gt;0;1;0)*[.$O29]" office:value-type="float" office:value="0" calcext:value-type="float">
            <text:p/>
          </table:table-cell>
          <table:table-cell table:formula="of:=IF(BITAND([.$R29];BITLSHIFT(1;[.AH$2]))&gt;0;1;0)*[.$O29]" office:value-type="float" office:value="0" calcext:value-type="float">
            <text:p/>
          </table:table-cell>
          <table:table-cell table:formula="of:=IF(BITAND([.$R29];BITLSHIFT(1;[.AI$2]))&gt;0;1;0)*[.$O29]" office:value-type="float" office:value="0" calcext:value-type="float">
            <text:p/>
          </table:table-cell>
          <table:table-cell table:formula="of:=IF(BITAND([.$R29];BITLSHIFT(1;[.AJ$2]))&gt;0;1;0)*[.$O29]" office:value-type="float" office:value="0" calcext:value-type="float">
            <text:p/>
          </table:table-cell>
          <table:table-cell table:formula="of:=IF(BITAND([.$R29];BITLSHIFT(1;[.AK$2]))&gt;0;1;0)*[.$O29]" office:value-type="float" office:value="0" calcext:value-type="float">
            <text:p/>
          </table:table-cell>
          <table:table-cell table:formula="of:=IF(BITAND([.$R29];BITLSHIFT(1;[.AL$2]))&gt;0;1;0)*[.$O29]" office:value-type="float" office:value="0" calcext:value-type="float">
            <text:p/>
          </table:table-cell>
          <table:table-cell table:formula="of:=IF(BITAND([.$R29];BITLSHIFT(1;[.AM$2]))&gt;0;1;0)*[.$O29]" office:value-type="float" office:value="0" calcext:value-type="float">
            <text:p/>
          </table:table-cell>
          <table:table-cell table:formula="of:=IF(BITAND([.$R29];BITLSHIFT(1;[.AN$2]))&gt;0;1;0)*[.$O29]" office:value-type="float" office:value="0" calcext:value-type="float">
            <text:p/>
          </table:table-cell>
          <table:table-cell table:formula="of:=IF(BITAND([.$R29];BITLSHIFT(1;[.AO$2]))&gt;0;1;0)*[.$O29]" office:value-type="float" office:value="0" calcext:value-type="float">
            <text:p/>
          </table:table-cell>
          <table:table-cell table:formula="of:=IF(BITAND([.$R29];BITLSHIFT(1;[.AP$2]))&gt;0;1;0)*[.$O29]" office:value-type="float" office:value="0" calcext:value-type="float">
            <text:p/>
          </table:table-cell>
          <table:table-cell table:formula="of:=IF(BITAND([.$R29];BITLSHIFT(1;[.AQ$2]))&gt;0;1;0)*[.$O29]" office:value-type="float" office:value="0" calcext:value-type="float">
            <text:p/>
          </table:table-cell>
          <table:table-cell table:formula="of:=IF(BITAND([.$R29];BITLSHIFT(1;[.AR$2]))&gt;0;1;0)*[.$O29]" office:value-type="float" office:value="0" calcext:value-type="float">
            <text:p/>
          </table:table-cell>
          <table:table-cell table:formula="of:=IF(BITAND([.$R29];BITLSHIFT(1;[.AS$2]))&gt;0;1;0)*[.$O29]" office:value-type="float" office:value="0" calcext:value-type="float">
            <text:p/>
          </table:table-cell>
          <table:table-cell table:formula="of:=IF(BITAND([.$R29];BITLSHIFT(1;[.AT$2]))&gt;0;1;0)*[.$O29]" office:value-type="float" office:value="0" calcext:value-type="float">
            <text:p/>
          </table:table-cell>
          <table:table-cell table:formula="of:=IF(BITAND([.$R29];BITLSHIFT(1;[.AU$2]))&gt;0;1;0)*[.$O29]" office:value-type="float" office:value="0" calcext:value-type="float">
            <text:p/>
          </table:table-cell>
          <table:table-cell table:formula="of:=IF(BITAND([.$R29];BITLSHIFT(1;[.AV$2]))&gt;0;1;0)*[.$O29]" office:value-type="float" office:value="0" calcext:value-type="float">
            <text:p/>
          </table:table-cell>
          <table:table-cell table:formula="of:=IF(BITAND([.$R29];BITLSHIFT(1;[.AW$2]))&gt;0;1;0)*[.$O29]" office:value-type="float" office:value="0" calcext:value-type="float">
            <text:p/>
          </table:table-cell>
          <table:table-cell table:formula="of:=IF(BITAND([.$R29];BITLSHIFT(1;[.AX$2]))&gt;0;1;0)*[.$O29]" office:value-type="float" office:value="0" calcext:value-type="float">
            <text:p/>
          </table:table-cell>
          <table:table-cell table:formula="of:=IF(BITAND([.$Q29];BITLSHIFT(1;[.AY$2]))&gt;0;1;0)*[.$O29]" office:value-type="float" office:value="0" calcext:value-type="float">
            <text:p/>
          </table:table-cell>
          <table:table-cell table:formula="of:=IF(BITAND([.$Q29];BITLSHIFT(1;[.AZ$2]))&gt;0;1;0)*[.$O29]" office:value-type="float" office:value="0" calcext:value-type="float">
            <text:p/>
          </table:table-cell>
          <table:table-cell table:formula="of:=IF(BITAND([.$Q29];BITLSHIFT(1;[.BA$2]))&gt;0;1;0)*[.$O29]" office:value-type="float" office:value="0" calcext:value-type="float">
            <text:p/>
          </table:table-cell>
          <table:table-cell table:formula="of:=IF(BITAND([.$Q29];BITLSHIFT(1;[.BB$2]))&gt;0;1;0)*[.$O29]" office:value-type="float" office:value="0" calcext:value-type="float">
            <text:p/>
          </table:table-cell>
          <table:table-cell table:formula="of:=IF(BITAND([.$Q29];BITLSHIFT(1;[.BC$2]))&gt;0;1;0)*[.$O29]" office:value-type="float" office:value="0" calcext:value-type="float">
            <text:p/>
          </table:table-cell>
          <table:table-cell table:formula="of:=IF(BITAND([.$Q29];BITLSHIFT(1;[.BD$2]))&gt;0;1;0)*[.$O29]" office:value-type="float" office:value="0" calcext:value-type="float">
            <text:p/>
          </table:table-cell>
          <table:table-cell table:formula="of:=IF(BITAND([.$Q29];BITLSHIFT(1;[.BE$2]))&gt;0;1;0)*[.$O29]" office:value-type="float" office:value="0" calcext:value-type="float">
            <text:p/>
          </table:table-cell>
          <table:table-cell table:formula="of:=IF(BITAND([.$Q29];BITLSHIFT(1;[.BF$2]))&gt;0;1;0)*[.$O29]" office:value-type="float" office:value="0" calcext:value-type="float">
            <text:p/>
          </table:table-cell>
          <table:table-cell table:formula="of:=IF(BITAND([.$Q29];BITLSHIFT(1;[.BG$2]))&gt;0;1;0)*[.$O29]" office:value-type="float" office:value="0" calcext:value-type="float">
            <text:p/>
          </table:table-cell>
          <table:table-cell table:formula="of:=IF(BITAND([.$Q29];BITLSHIFT(1;[.BH$2]))&gt;0;1;0)*[.$O29]" office:value-type="float" office:value="0" calcext:value-type="float">
            <text:p/>
          </table:table-cell>
          <table:table-cell table:formula="of:=IF(BITAND([.$Q29];BITLSHIFT(1;[.BI$2]))&gt;0;1;0)*[.$O29]" office:value-type="float" office:value="0" calcext:value-type="float">
            <text:p/>
          </table:table-cell>
          <table:table-cell table:formula="of:=IF(BITAND([.$Q29];BITLSHIFT(1;[.BJ$2]))&gt;0;1;0)*[.$O29]" office:value-type="float" office:value="0" calcext:value-type="float">
            <text:p/>
          </table:table-cell>
          <table:table-cell table:formula="of:=IF(BITAND([.$Q29];BITLSHIFT(1;[.BK$2]))&gt;0;1;0)*[.$O29]" office:value-type="float" office:value="0" calcext:value-type="float">
            <text:p/>
          </table:table-cell>
          <table:table-cell table:formula="of:=IF(BITAND([.$Q29];BITLSHIFT(1;[.BL$2]))&gt;0;1;0)*[.$O29]" office:value-type="float" office:value="0" calcext:value-type="float">
            <text:p/>
          </table:table-cell>
          <table:table-cell table:formula="of:=IF(BITAND([.$Q29];BITLSHIFT(1;[.BM$2]))&gt;0;1;0)*[.$O29]" office:value-type="float" office:value="0" calcext:value-type="float">
            <text:p/>
          </table:table-cell>
          <table:table-cell table:formula="of:=IF(BITAND([.$Q29];BITLSHIFT(1;[.BN$2]))&gt;0;1;0)*[.$O29]" office:value-type="float" office:value="0" calcext:value-type="float">
            <text:p/>
          </table:table-cell>
          <table:table-cell table:formula="of:=IF(BITAND([.$Q29];BITLSHIFT(1;[.BO$2]))&gt;0;1;0)*[.$O29]" office:value-type="float" office:value="0" calcext:value-type="float">
            <text:p/>
          </table:table-cell>
          <table:table-cell table:formula="of:=IF(BITAND([.$Q29];BITLSHIFT(1;[.BP$2]))&gt;0;1;0)*[.$O29]" office:value-type="float" office:value="0" calcext:value-type="float">
            <text:p/>
          </table:table-cell>
          <table:table-cell table:formula="of:=IF(BITAND([.$Q29];BITLSHIFT(1;[.BQ$2]))&gt;0;1;0)*[.$O29]" office:value-type="float" office:value="0" calcext:value-type="float">
            <text:p/>
          </table:table-cell>
          <table:table-cell table:formula="of:=IF(BITAND([.$Q29];BITLSHIFT(1;[.BR$2]))&gt;0;1;0)*[.$O29]" office:value-type="float" office:value="0" calcext:value-type="float">
            <text:p/>
          </table:table-cell>
          <table:table-cell table:formula="of:=IF(BITAND([.$Q29];BITLSHIFT(1;[.BS$2]))&gt;0;1;0)*[.$O29]" office:value-type="float" office:value="0" calcext:value-type="float">
            <text:p/>
          </table:table-cell>
          <table:table-cell table:formula="of:=IF(BITAND([.$Q29];BITLSHIFT(1;[.BT$2]))&gt;0;1;0)*[.$O29]" office:value-type="float" office:value="0" calcext:value-type="float">
            <text:p/>
          </table:table-cell>
          <table:table-cell table:formula="of:=IF(BITAND([.$Q29];BITLSHIFT(1;[.BU$2]))&gt;0;1;0)*[.$O29]" office:value-type="float" office:value="0" calcext:value-type="float">
            <text:p/>
          </table:table-cell>
          <table:table-cell table:formula="of:=IF(BITAND([.$Q29];BITLSHIFT(1;[.BV$2]))&gt;0;1;0)*[.$O29]" office:value-type="float" office:value="0" calcext:value-type="float">
            <text:p/>
          </table:table-cell>
          <table:table-cell table:formula="of:=IF(BITAND([.$Q29];BITLSHIFT(1;[.BW$2]))&gt;0;1;0)*[.$O29]" office:value-type="float" office:value="0" calcext:value-type="float">
            <text:p/>
          </table:table-cell>
          <table:table-cell table:formula="of:=IF(BITAND([.$Q29];BITLSHIFT(1;[.BX$2]))&gt;0;1;0)*[.$O29]" office:value-type="float" office:value="0" calcext:value-type="float">
            <text:p/>
          </table:table-cell>
          <table:table-cell table:formula="of:=IF(BITAND([.$Q29];BITLSHIFT(1;[.BY$2]))&gt;0;1;0)*[.$O29]" office:value-type="float" office:value="0" calcext:value-type="float">
            <text:p/>
          </table:table-cell>
          <table:table-cell table:formula="of:=IF(BITAND([.$Q29];BITLSHIFT(1;[.BZ$2]))&gt;0;1;0)*[.$O29]" office:value-type="float" office:value="0" calcext:value-type="float">
            <text:p/>
          </table:table-cell>
          <table:table-cell table:formula="of:=IF(BITAND([.$Q29];BITLSHIFT(1;[.CA$2]))&gt;0;1;0)*[.$O29]" office:value-type="float" office:value="0" calcext:value-type="float">
            <text:p/>
          </table:table-cell>
          <table:table-cell table:formula="of:=IF(BITAND([.$Q29];BITLSHIFT(1;[.CB$2]))&gt;0;1;0)*[.$O29]" office:value-type="float" office:value="0" calcext:value-type="float">
            <text:p/>
          </table:table-cell>
          <table:table-cell table:formula="of:=IF(BITAND([.$Q29];BITLSHIFT(1;[.CC$2]))&gt;0;1;0)*[.$O29]" office:value-type="float" office:value="0" calcext:value-type="float">
            <text:p/>
          </table:table-cell>
          <table:table-cell table:formula="of:=IF(BITAND([.$Q29];BITLSHIFT(1;[.CD$2]))&gt;0;1;0)*[.$O2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0] &amp; &quot;&quot;&quot;, &quot;&quot;zone&quot;&quot; : &quot;&quot;&quot;&amp;[.N30]&amp;&quot;&quot;&quot;, &quot;&quot;value&quot;&quot; : &quot;&amp;[.O30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0];10) ;16)" office:value-type="float" office:value="0" calcext:value-type="float">
            <text:p/>
          </table:table-cell>
          <table:table-cell table:formula="of:=DECIMAL(RIGHT([.N30];8) ;16)" office:value-type="float" office:value="0" calcext:value-type="float">
            <text:p/>
          </table:table-cell>
          <table:table-cell table:formula="of:=IF(BITAND([.$R30];BITLSHIFT(1;[.S$2]))&gt;0;1;0)*[.$O30]" office:value-type="float" office:value="0" calcext:value-type="float">
            <text:p/>
          </table:table-cell>
          <table:table-cell table:formula="of:=IF(BITAND([.$R30];BITLSHIFT(1;[.T$2]))&gt;0;1;0)*[.$O30]" office:value-type="float" office:value="0" calcext:value-type="float">
            <text:p/>
          </table:table-cell>
          <table:table-cell table:formula="of:=IF(BITAND([.$R30];BITLSHIFT(1;[.U$2]))&gt;0;1;0)*[.$O30]" office:value-type="float" office:value="0" calcext:value-type="float">
            <text:p/>
          </table:table-cell>
          <table:table-cell table:formula="of:=IF(BITAND([.$R30];BITLSHIFT(1;[.V$2]))&gt;0;1;0)*[.$O30]" office:value-type="float" office:value="0" calcext:value-type="float">
            <text:p/>
          </table:table-cell>
          <table:table-cell table:formula="of:=IF(BITAND([.$R30];BITLSHIFT(1;[.W$2]))&gt;0;1;0)*[.$O30]" office:value-type="float" office:value="0" calcext:value-type="float">
            <text:p/>
          </table:table-cell>
          <table:table-cell table:formula="of:=IF(BITAND([.$R30];BITLSHIFT(1;[.X$2]))&gt;0;1;0)*[.$O30]" office:value-type="float" office:value="0" calcext:value-type="float">
            <text:p/>
          </table:table-cell>
          <table:table-cell table:formula="of:=IF(BITAND([.$R30];BITLSHIFT(1;[.Y$2]))&gt;0;1;0)*[.$O30]" office:value-type="float" office:value="0" calcext:value-type="float">
            <text:p/>
          </table:table-cell>
          <table:table-cell table:formula="of:=IF(BITAND([.$R30];BITLSHIFT(1;[.Z$2]))&gt;0;1;0)*[.$O30]" office:value-type="float" office:value="0" calcext:value-type="float">
            <text:p/>
          </table:table-cell>
          <table:table-cell table:formula="of:=IF(BITAND([.$R30];BITLSHIFT(1;[.AA$2]))&gt;0;1;0)*[.$O30]" office:value-type="float" office:value="0" calcext:value-type="float">
            <text:p/>
          </table:table-cell>
          <table:table-cell table:formula="of:=IF(BITAND([.$R30];BITLSHIFT(1;[.AB$2]))&gt;0;1;0)*[.$O30]" office:value-type="float" office:value="0" calcext:value-type="float">
            <text:p/>
          </table:table-cell>
          <table:table-cell table:formula="of:=IF(BITAND([.$R30];BITLSHIFT(1;[.AC$2]))&gt;0;1;0)*[.$O30]" office:value-type="float" office:value="0" calcext:value-type="float">
            <text:p/>
          </table:table-cell>
          <table:table-cell table:formula="of:=IF(BITAND([.$R30];BITLSHIFT(1;[.AD$2]))&gt;0;1;0)*[.$O30]" office:value-type="float" office:value="0" calcext:value-type="float">
            <text:p/>
          </table:table-cell>
          <table:table-cell table:formula="of:=IF(BITAND([.$R30];BITLSHIFT(1;[.AE$2]))&gt;0;1;0)*[.$O30]" office:value-type="float" office:value="0" calcext:value-type="float">
            <text:p/>
          </table:table-cell>
          <table:table-cell table:formula="of:=IF(BITAND([.$R30];BITLSHIFT(1;[.AF$2]))&gt;0;1;0)*[.$O30]" office:value-type="float" office:value="0" calcext:value-type="float">
            <text:p/>
          </table:table-cell>
          <table:table-cell table:formula="of:=IF(BITAND([.$R30];BITLSHIFT(1;[.AG$2]))&gt;0;1;0)*[.$O30]" office:value-type="float" office:value="0" calcext:value-type="float">
            <text:p/>
          </table:table-cell>
          <table:table-cell table:formula="of:=IF(BITAND([.$R30];BITLSHIFT(1;[.AH$2]))&gt;0;1;0)*[.$O30]" office:value-type="float" office:value="0" calcext:value-type="float">
            <text:p/>
          </table:table-cell>
          <table:table-cell table:formula="of:=IF(BITAND([.$R30];BITLSHIFT(1;[.AI$2]))&gt;0;1;0)*[.$O30]" office:value-type="float" office:value="0" calcext:value-type="float">
            <text:p/>
          </table:table-cell>
          <table:table-cell table:formula="of:=IF(BITAND([.$R30];BITLSHIFT(1;[.AJ$2]))&gt;0;1;0)*[.$O30]" office:value-type="float" office:value="0" calcext:value-type="float">
            <text:p/>
          </table:table-cell>
          <table:table-cell table:formula="of:=IF(BITAND([.$R30];BITLSHIFT(1;[.AK$2]))&gt;0;1;0)*[.$O30]" office:value-type="float" office:value="0" calcext:value-type="float">
            <text:p/>
          </table:table-cell>
          <table:table-cell table:formula="of:=IF(BITAND([.$R30];BITLSHIFT(1;[.AL$2]))&gt;0;1;0)*[.$O30]" office:value-type="float" office:value="0" calcext:value-type="float">
            <text:p/>
          </table:table-cell>
          <table:table-cell table:formula="of:=IF(BITAND([.$R30];BITLSHIFT(1;[.AM$2]))&gt;0;1;0)*[.$O30]" office:value-type="float" office:value="0" calcext:value-type="float">
            <text:p/>
          </table:table-cell>
          <table:table-cell table:formula="of:=IF(BITAND([.$R30];BITLSHIFT(1;[.AN$2]))&gt;0;1;0)*[.$O30]" office:value-type="float" office:value="0" calcext:value-type="float">
            <text:p/>
          </table:table-cell>
          <table:table-cell table:formula="of:=IF(BITAND([.$R30];BITLSHIFT(1;[.AO$2]))&gt;0;1;0)*[.$O30]" office:value-type="float" office:value="0" calcext:value-type="float">
            <text:p/>
          </table:table-cell>
          <table:table-cell table:formula="of:=IF(BITAND([.$R30];BITLSHIFT(1;[.AP$2]))&gt;0;1;0)*[.$O30]" office:value-type="float" office:value="0" calcext:value-type="float">
            <text:p/>
          </table:table-cell>
          <table:table-cell table:formula="of:=IF(BITAND([.$R30];BITLSHIFT(1;[.AQ$2]))&gt;0;1;0)*[.$O30]" office:value-type="float" office:value="0" calcext:value-type="float">
            <text:p/>
          </table:table-cell>
          <table:table-cell table:formula="of:=IF(BITAND([.$R30];BITLSHIFT(1;[.AR$2]))&gt;0;1;0)*[.$O30]" office:value-type="float" office:value="0" calcext:value-type="float">
            <text:p/>
          </table:table-cell>
          <table:table-cell table:formula="of:=IF(BITAND([.$R30];BITLSHIFT(1;[.AS$2]))&gt;0;1;0)*[.$O30]" office:value-type="float" office:value="0" calcext:value-type="float">
            <text:p/>
          </table:table-cell>
          <table:table-cell table:formula="of:=IF(BITAND([.$R30];BITLSHIFT(1;[.AT$2]))&gt;0;1;0)*[.$O30]" office:value-type="float" office:value="0" calcext:value-type="float">
            <text:p/>
          </table:table-cell>
          <table:table-cell table:formula="of:=IF(BITAND([.$R30];BITLSHIFT(1;[.AU$2]))&gt;0;1;0)*[.$O30]" office:value-type="float" office:value="0" calcext:value-type="float">
            <text:p/>
          </table:table-cell>
          <table:table-cell table:formula="of:=IF(BITAND([.$R30];BITLSHIFT(1;[.AV$2]))&gt;0;1;0)*[.$O30]" office:value-type="float" office:value="0" calcext:value-type="float">
            <text:p/>
          </table:table-cell>
          <table:table-cell table:formula="of:=IF(BITAND([.$R30];BITLSHIFT(1;[.AW$2]))&gt;0;1;0)*[.$O30]" office:value-type="float" office:value="0" calcext:value-type="float">
            <text:p/>
          </table:table-cell>
          <table:table-cell table:formula="of:=IF(BITAND([.$R30];BITLSHIFT(1;[.AX$2]))&gt;0;1;0)*[.$O30]" office:value-type="float" office:value="0" calcext:value-type="float">
            <text:p/>
          </table:table-cell>
          <table:table-cell table:formula="of:=IF(BITAND([.$Q30];BITLSHIFT(1;[.AY$2]))&gt;0;1;0)*[.$O30]" office:value-type="float" office:value="0" calcext:value-type="float">
            <text:p/>
          </table:table-cell>
          <table:table-cell table:formula="of:=IF(BITAND([.$Q30];BITLSHIFT(1;[.AZ$2]))&gt;0;1;0)*[.$O30]" office:value-type="float" office:value="0" calcext:value-type="float">
            <text:p/>
          </table:table-cell>
          <table:table-cell table:formula="of:=IF(BITAND([.$Q30];BITLSHIFT(1;[.BA$2]))&gt;0;1;0)*[.$O30]" office:value-type="float" office:value="0" calcext:value-type="float">
            <text:p/>
          </table:table-cell>
          <table:table-cell table:formula="of:=IF(BITAND([.$Q30];BITLSHIFT(1;[.BB$2]))&gt;0;1;0)*[.$O30]" office:value-type="float" office:value="0" calcext:value-type="float">
            <text:p/>
          </table:table-cell>
          <table:table-cell table:formula="of:=IF(BITAND([.$Q30];BITLSHIFT(1;[.BC$2]))&gt;0;1;0)*[.$O30]" office:value-type="float" office:value="0" calcext:value-type="float">
            <text:p/>
          </table:table-cell>
          <table:table-cell table:formula="of:=IF(BITAND([.$Q30];BITLSHIFT(1;[.BD$2]))&gt;0;1;0)*[.$O30]" office:value-type="float" office:value="0" calcext:value-type="float">
            <text:p/>
          </table:table-cell>
          <table:table-cell table:formula="of:=IF(BITAND([.$Q30];BITLSHIFT(1;[.BE$2]))&gt;0;1;0)*[.$O30]" office:value-type="float" office:value="0" calcext:value-type="float">
            <text:p/>
          </table:table-cell>
          <table:table-cell table:formula="of:=IF(BITAND([.$Q30];BITLSHIFT(1;[.BF$2]))&gt;0;1;0)*[.$O30]" office:value-type="float" office:value="0" calcext:value-type="float">
            <text:p/>
          </table:table-cell>
          <table:table-cell table:formula="of:=IF(BITAND([.$Q30];BITLSHIFT(1;[.BG$2]))&gt;0;1;0)*[.$O30]" office:value-type="float" office:value="0" calcext:value-type="float">
            <text:p/>
          </table:table-cell>
          <table:table-cell table:formula="of:=IF(BITAND([.$Q30];BITLSHIFT(1;[.BH$2]))&gt;0;1;0)*[.$O30]" office:value-type="float" office:value="0" calcext:value-type="float">
            <text:p/>
          </table:table-cell>
          <table:table-cell table:formula="of:=IF(BITAND([.$Q30];BITLSHIFT(1;[.BI$2]))&gt;0;1;0)*[.$O30]" office:value-type="float" office:value="0" calcext:value-type="float">
            <text:p/>
          </table:table-cell>
          <table:table-cell table:formula="of:=IF(BITAND([.$Q30];BITLSHIFT(1;[.BJ$2]))&gt;0;1;0)*[.$O30]" office:value-type="float" office:value="0" calcext:value-type="float">
            <text:p/>
          </table:table-cell>
          <table:table-cell table:formula="of:=IF(BITAND([.$Q30];BITLSHIFT(1;[.BK$2]))&gt;0;1;0)*[.$O30]" office:value-type="float" office:value="0" calcext:value-type="float">
            <text:p/>
          </table:table-cell>
          <table:table-cell table:formula="of:=IF(BITAND([.$Q30];BITLSHIFT(1;[.BL$2]))&gt;0;1;0)*[.$O30]" office:value-type="float" office:value="0" calcext:value-type="float">
            <text:p/>
          </table:table-cell>
          <table:table-cell table:formula="of:=IF(BITAND([.$Q30];BITLSHIFT(1;[.BM$2]))&gt;0;1;0)*[.$O30]" office:value-type="float" office:value="0" calcext:value-type="float">
            <text:p/>
          </table:table-cell>
          <table:table-cell table:formula="of:=IF(BITAND([.$Q30];BITLSHIFT(1;[.BN$2]))&gt;0;1;0)*[.$O30]" office:value-type="float" office:value="0" calcext:value-type="float">
            <text:p/>
          </table:table-cell>
          <table:table-cell table:formula="of:=IF(BITAND([.$Q30];BITLSHIFT(1;[.BO$2]))&gt;0;1;0)*[.$O30]" office:value-type="float" office:value="0" calcext:value-type="float">
            <text:p/>
          </table:table-cell>
          <table:table-cell table:formula="of:=IF(BITAND([.$Q30];BITLSHIFT(1;[.BP$2]))&gt;0;1;0)*[.$O30]" office:value-type="float" office:value="0" calcext:value-type="float">
            <text:p/>
          </table:table-cell>
          <table:table-cell table:formula="of:=IF(BITAND([.$Q30];BITLSHIFT(1;[.BQ$2]))&gt;0;1;0)*[.$O30]" office:value-type="float" office:value="0" calcext:value-type="float">
            <text:p/>
          </table:table-cell>
          <table:table-cell table:formula="of:=IF(BITAND([.$Q30];BITLSHIFT(1;[.BR$2]))&gt;0;1;0)*[.$O30]" office:value-type="float" office:value="0" calcext:value-type="float">
            <text:p/>
          </table:table-cell>
          <table:table-cell table:formula="of:=IF(BITAND([.$Q30];BITLSHIFT(1;[.BS$2]))&gt;0;1;0)*[.$O30]" office:value-type="float" office:value="0" calcext:value-type="float">
            <text:p/>
          </table:table-cell>
          <table:table-cell table:formula="of:=IF(BITAND([.$Q30];BITLSHIFT(1;[.BT$2]))&gt;0;1;0)*[.$O30]" office:value-type="float" office:value="0" calcext:value-type="float">
            <text:p/>
          </table:table-cell>
          <table:table-cell table:formula="of:=IF(BITAND([.$Q30];BITLSHIFT(1;[.BU$2]))&gt;0;1;0)*[.$O30]" office:value-type="float" office:value="0" calcext:value-type="float">
            <text:p/>
          </table:table-cell>
          <table:table-cell table:formula="of:=IF(BITAND([.$Q30];BITLSHIFT(1;[.BV$2]))&gt;0;1;0)*[.$O30]" office:value-type="float" office:value="0" calcext:value-type="float">
            <text:p/>
          </table:table-cell>
          <table:table-cell table:formula="of:=IF(BITAND([.$Q30];BITLSHIFT(1;[.BW$2]))&gt;0;1;0)*[.$O30]" office:value-type="float" office:value="0" calcext:value-type="float">
            <text:p/>
          </table:table-cell>
          <table:table-cell table:formula="of:=IF(BITAND([.$Q30];BITLSHIFT(1;[.BX$2]))&gt;0;1;0)*[.$O30]" office:value-type="float" office:value="0" calcext:value-type="float">
            <text:p/>
          </table:table-cell>
          <table:table-cell table:formula="of:=IF(BITAND([.$Q30];BITLSHIFT(1;[.BY$2]))&gt;0;1;0)*[.$O30]" office:value-type="float" office:value="0" calcext:value-type="float">
            <text:p/>
          </table:table-cell>
          <table:table-cell table:formula="of:=IF(BITAND([.$Q30];BITLSHIFT(1;[.BZ$2]))&gt;0;1;0)*[.$O30]" office:value-type="float" office:value="0" calcext:value-type="float">
            <text:p/>
          </table:table-cell>
          <table:table-cell table:formula="of:=IF(BITAND([.$Q30];BITLSHIFT(1;[.CA$2]))&gt;0;1;0)*[.$O30]" office:value-type="float" office:value="0" calcext:value-type="float">
            <text:p/>
          </table:table-cell>
          <table:table-cell table:formula="of:=IF(BITAND([.$Q30];BITLSHIFT(1;[.CB$2]))&gt;0;1;0)*[.$O30]" office:value-type="float" office:value="0" calcext:value-type="float">
            <text:p/>
          </table:table-cell>
          <table:table-cell table:formula="of:=IF(BITAND([.$Q30];BITLSHIFT(1;[.CC$2]))&gt;0;1;0)*[.$O30]" office:value-type="float" office:value="0" calcext:value-type="float">
            <text:p/>
          </table:table-cell>
          <table:table-cell table:formula="of:=IF(BITAND([.$Q30];BITLSHIFT(1;[.CD$2]))&gt;0;1;0)*[.$O3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1] &amp; &quot;&quot;&quot;, &quot;&quot;zone&quot;&quot; : &quot;&quot;&quot;&amp;[.N31]&amp;&quot;&quot;&quot;, &quot;&quot;value&quot;&quot; : &quot;&amp;[.O31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1];10) ;16)" office:value-type="float" office:value="0" calcext:value-type="float">
            <text:p/>
          </table:table-cell>
          <table:table-cell table:formula="of:=DECIMAL(RIGHT([.N31];8) ;16)" office:value-type="float" office:value="0" calcext:value-type="float">
            <text:p/>
          </table:table-cell>
          <table:table-cell table:formula="of:=IF(BITAND([.$R31];BITLSHIFT(1;[.S$2]))&gt;0;1;0)*[.$O31]" office:value-type="float" office:value="0" calcext:value-type="float">
            <text:p/>
          </table:table-cell>
          <table:table-cell table:formula="of:=IF(BITAND([.$R31];BITLSHIFT(1;[.T$2]))&gt;0;1;0)*[.$O31]" office:value-type="float" office:value="0" calcext:value-type="float">
            <text:p/>
          </table:table-cell>
          <table:table-cell table:formula="of:=IF(BITAND([.$R31];BITLSHIFT(1;[.U$2]))&gt;0;1;0)*[.$O31]" office:value-type="float" office:value="0" calcext:value-type="float">
            <text:p/>
          </table:table-cell>
          <table:table-cell table:formula="of:=IF(BITAND([.$R31];BITLSHIFT(1;[.V$2]))&gt;0;1;0)*[.$O31]" office:value-type="float" office:value="0" calcext:value-type="float">
            <text:p/>
          </table:table-cell>
          <table:table-cell table:formula="of:=IF(BITAND([.$R31];BITLSHIFT(1;[.W$2]))&gt;0;1;0)*[.$O31]" office:value-type="float" office:value="0" calcext:value-type="float">
            <text:p/>
          </table:table-cell>
          <table:table-cell table:formula="of:=IF(BITAND([.$R31];BITLSHIFT(1;[.X$2]))&gt;0;1;0)*[.$O31]" office:value-type="float" office:value="0" calcext:value-type="float">
            <text:p/>
          </table:table-cell>
          <table:table-cell table:formula="of:=IF(BITAND([.$R31];BITLSHIFT(1;[.Y$2]))&gt;0;1;0)*[.$O31]" office:value-type="float" office:value="0" calcext:value-type="float">
            <text:p/>
          </table:table-cell>
          <table:table-cell table:formula="of:=IF(BITAND([.$R31];BITLSHIFT(1;[.Z$2]))&gt;0;1;0)*[.$O31]" office:value-type="float" office:value="0" calcext:value-type="float">
            <text:p/>
          </table:table-cell>
          <table:table-cell table:formula="of:=IF(BITAND([.$R31];BITLSHIFT(1;[.AA$2]))&gt;0;1;0)*[.$O31]" office:value-type="float" office:value="0" calcext:value-type="float">
            <text:p/>
          </table:table-cell>
          <table:table-cell table:formula="of:=IF(BITAND([.$R31];BITLSHIFT(1;[.AB$2]))&gt;0;1;0)*[.$O31]" office:value-type="float" office:value="0" calcext:value-type="float">
            <text:p/>
          </table:table-cell>
          <table:table-cell table:formula="of:=IF(BITAND([.$R31];BITLSHIFT(1;[.AC$2]))&gt;0;1;0)*[.$O31]" office:value-type="float" office:value="0" calcext:value-type="float">
            <text:p/>
          </table:table-cell>
          <table:table-cell table:formula="of:=IF(BITAND([.$R31];BITLSHIFT(1;[.AD$2]))&gt;0;1;0)*[.$O31]" office:value-type="float" office:value="0" calcext:value-type="float">
            <text:p/>
          </table:table-cell>
          <table:table-cell table:formula="of:=IF(BITAND([.$R31];BITLSHIFT(1;[.AE$2]))&gt;0;1;0)*[.$O31]" office:value-type="float" office:value="0" calcext:value-type="float">
            <text:p/>
          </table:table-cell>
          <table:table-cell table:formula="of:=IF(BITAND([.$R31];BITLSHIFT(1;[.AF$2]))&gt;0;1;0)*[.$O31]" office:value-type="float" office:value="0" calcext:value-type="float">
            <text:p/>
          </table:table-cell>
          <table:table-cell table:formula="of:=IF(BITAND([.$R31];BITLSHIFT(1;[.AG$2]))&gt;0;1;0)*[.$O31]" office:value-type="float" office:value="0" calcext:value-type="float">
            <text:p/>
          </table:table-cell>
          <table:table-cell table:formula="of:=IF(BITAND([.$R31];BITLSHIFT(1;[.AH$2]))&gt;0;1;0)*[.$O31]" office:value-type="float" office:value="0" calcext:value-type="float">
            <text:p/>
          </table:table-cell>
          <table:table-cell table:formula="of:=IF(BITAND([.$R31];BITLSHIFT(1;[.AI$2]))&gt;0;1;0)*[.$O31]" office:value-type="float" office:value="0" calcext:value-type="float">
            <text:p/>
          </table:table-cell>
          <table:table-cell table:formula="of:=IF(BITAND([.$R31];BITLSHIFT(1;[.AJ$2]))&gt;0;1;0)*[.$O31]" office:value-type="float" office:value="0" calcext:value-type="float">
            <text:p/>
          </table:table-cell>
          <table:table-cell table:formula="of:=IF(BITAND([.$R31];BITLSHIFT(1;[.AK$2]))&gt;0;1;0)*[.$O31]" office:value-type="float" office:value="0" calcext:value-type="float">
            <text:p/>
          </table:table-cell>
          <table:table-cell table:formula="of:=IF(BITAND([.$R31];BITLSHIFT(1;[.AL$2]))&gt;0;1;0)*[.$O31]" office:value-type="float" office:value="0" calcext:value-type="float">
            <text:p/>
          </table:table-cell>
          <table:table-cell table:formula="of:=IF(BITAND([.$R31];BITLSHIFT(1;[.AM$2]))&gt;0;1;0)*[.$O31]" office:value-type="float" office:value="0" calcext:value-type="float">
            <text:p/>
          </table:table-cell>
          <table:table-cell table:formula="of:=IF(BITAND([.$R31];BITLSHIFT(1;[.AN$2]))&gt;0;1;0)*[.$O31]" office:value-type="float" office:value="0" calcext:value-type="float">
            <text:p/>
          </table:table-cell>
          <table:table-cell table:formula="of:=IF(BITAND([.$R31];BITLSHIFT(1;[.AO$2]))&gt;0;1;0)*[.$O31]" office:value-type="float" office:value="0" calcext:value-type="float">
            <text:p/>
          </table:table-cell>
          <table:table-cell table:formula="of:=IF(BITAND([.$R31];BITLSHIFT(1;[.AP$2]))&gt;0;1;0)*[.$O31]" office:value-type="float" office:value="0" calcext:value-type="float">
            <text:p/>
          </table:table-cell>
          <table:table-cell table:formula="of:=IF(BITAND([.$R31];BITLSHIFT(1;[.AQ$2]))&gt;0;1;0)*[.$O31]" office:value-type="float" office:value="0" calcext:value-type="float">
            <text:p/>
          </table:table-cell>
          <table:table-cell table:formula="of:=IF(BITAND([.$R31];BITLSHIFT(1;[.AR$2]))&gt;0;1;0)*[.$O31]" office:value-type="float" office:value="0" calcext:value-type="float">
            <text:p/>
          </table:table-cell>
          <table:table-cell table:formula="of:=IF(BITAND([.$R31];BITLSHIFT(1;[.AS$2]))&gt;0;1;0)*[.$O31]" office:value-type="float" office:value="0" calcext:value-type="float">
            <text:p/>
          </table:table-cell>
          <table:table-cell table:formula="of:=IF(BITAND([.$R31];BITLSHIFT(1;[.AT$2]))&gt;0;1;0)*[.$O31]" office:value-type="float" office:value="0" calcext:value-type="float">
            <text:p/>
          </table:table-cell>
          <table:table-cell table:formula="of:=IF(BITAND([.$R31];BITLSHIFT(1;[.AU$2]))&gt;0;1;0)*[.$O31]" office:value-type="float" office:value="0" calcext:value-type="float">
            <text:p/>
          </table:table-cell>
          <table:table-cell table:formula="of:=IF(BITAND([.$R31];BITLSHIFT(1;[.AV$2]))&gt;0;1;0)*[.$O31]" office:value-type="float" office:value="0" calcext:value-type="float">
            <text:p/>
          </table:table-cell>
          <table:table-cell table:formula="of:=IF(BITAND([.$R31];BITLSHIFT(1;[.AW$2]))&gt;0;1;0)*[.$O31]" office:value-type="float" office:value="0" calcext:value-type="float">
            <text:p/>
          </table:table-cell>
          <table:table-cell table:formula="of:=IF(BITAND([.$R31];BITLSHIFT(1;[.AX$2]))&gt;0;1;0)*[.$O31]" office:value-type="float" office:value="0" calcext:value-type="float">
            <text:p/>
          </table:table-cell>
          <table:table-cell table:formula="of:=IF(BITAND([.$Q31];BITLSHIFT(1;[.AY$2]))&gt;0;1;0)*[.$O31]" office:value-type="float" office:value="0" calcext:value-type="float">
            <text:p/>
          </table:table-cell>
          <table:table-cell table:formula="of:=IF(BITAND([.$Q31];BITLSHIFT(1;[.AZ$2]))&gt;0;1;0)*[.$O31]" office:value-type="float" office:value="0" calcext:value-type="float">
            <text:p/>
          </table:table-cell>
          <table:table-cell table:formula="of:=IF(BITAND([.$Q31];BITLSHIFT(1;[.BA$2]))&gt;0;1;0)*[.$O31]" office:value-type="float" office:value="0" calcext:value-type="float">
            <text:p/>
          </table:table-cell>
          <table:table-cell table:formula="of:=IF(BITAND([.$Q31];BITLSHIFT(1;[.BB$2]))&gt;0;1;0)*[.$O31]" office:value-type="float" office:value="0" calcext:value-type="float">
            <text:p/>
          </table:table-cell>
          <table:table-cell table:formula="of:=IF(BITAND([.$Q31];BITLSHIFT(1;[.BC$2]))&gt;0;1;0)*[.$O31]" office:value-type="float" office:value="0" calcext:value-type="float">
            <text:p/>
          </table:table-cell>
          <table:table-cell table:formula="of:=IF(BITAND([.$Q31];BITLSHIFT(1;[.BD$2]))&gt;0;1;0)*[.$O31]" office:value-type="float" office:value="0" calcext:value-type="float">
            <text:p/>
          </table:table-cell>
          <table:table-cell table:formula="of:=IF(BITAND([.$Q31];BITLSHIFT(1;[.BE$2]))&gt;0;1;0)*[.$O31]" office:value-type="float" office:value="0" calcext:value-type="float">
            <text:p/>
          </table:table-cell>
          <table:table-cell table:formula="of:=IF(BITAND([.$Q31];BITLSHIFT(1;[.BF$2]))&gt;0;1;0)*[.$O31]" office:value-type="float" office:value="0" calcext:value-type="float">
            <text:p/>
          </table:table-cell>
          <table:table-cell table:formula="of:=IF(BITAND([.$Q31];BITLSHIFT(1;[.BG$2]))&gt;0;1;0)*[.$O31]" office:value-type="float" office:value="0" calcext:value-type="float">
            <text:p/>
          </table:table-cell>
          <table:table-cell table:formula="of:=IF(BITAND([.$Q31];BITLSHIFT(1;[.BH$2]))&gt;0;1;0)*[.$O31]" office:value-type="float" office:value="0" calcext:value-type="float">
            <text:p/>
          </table:table-cell>
          <table:table-cell table:formula="of:=IF(BITAND([.$Q31];BITLSHIFT(1;[.BI$2]))&gt;0;1;0)*[.$O31]" office:value-type="float" office:value="0" calcext:value-type="float">
            <text:p/>
          </table:table-cell>
          <table:table-cell table:formula="of:=IF(BITAND([.$Q31];BITLSHIFT(1;[.BJ$2]))&gt;0;1;0)*[.$O31]" office:value-type="float" office:value="0" calcext:value-type="float">
            <text:p/>
          </table:table-cell>
          <table:table-cell table:formula="of:=IF(BITAND([.$Q31];BITLSHIFT(1;[.BK$2]))&gt;0;1;0)*[.$O31]" office:value-type="float" office:value="0" calcext:value-type="float">
            <text:p/>
          </table:table-cell>
          <table:table-cell table:formula="of:=IF(BITAND([.$Q31];BITLSHIFT(1;[.BL$2]))&gt;0;1;0)*[.$O31]" office:value-type="float" office:value="0" calcext:value-type="float">
            <text:p/>
          </table:table-cell>
          <table:table-cell table:formula="of:=IF(BITAND([.$Q31];BITLSHIFT(1;[.BM$2]))&gt;0;1;0)*[.$O31]" office:value-type="float" office:value="0" calcext:value-type="float">
            <text:p/>
          </table:table-cell>
          <table:table-cell table:formula="of:=IF(BITAND([.$Q31];BITLSHIFT(1;[.BN$2]))&gt;0;1;0)*[.$O31]" office:value-type="float" office:value="0" calcext:value-type="float">
            <text:p/>
          </table:table-cell>
          <table:table-cell table:formula="of:=IF(BITAND([.$Q31];BITLSHIFT(1;[.BO$2]))&gt;0;1;0)*[.$O31]" office:value-type="float" office:value="0" calcext:value-type="float">
            <text:p/>
          </table:table-cell>
          <table:table-cell table:formula="of:=IF(BITAND([.$Q31];BITLSHIFT(1;[.BP$2]))&gt;0;1;0)*[.$O31]" office:value-type="float" office:value="0" calcext:value-type="float">
            <text:p/>
          </table:table-cell>
          <table:table-cell table:formula="of:=IF(BITAND([.$Q31];BITLSHIFT(1;[.BQ$2]))&gt;0;1;0)*[.$O31]" office:value-type="float" office:value="0" calcext:value-type="float">
            <text:p/>
          </table:table-cell>
          <table:table-cell table:formula="of:=IF(BITAND([.$Q31];BITLSHIFT(1;[.BR$2]))&gt;0;1;0)*[.$O31]" office:value-type="float" office:value="0" calcext:value-type="float">
            <text:p/>
          </table:table-cell>
          <table:table-cell table:formula="of:=IF(BITAND([.$Q31];BITLSHIFT(1;[.BS$2]))&gt;0;1;0)*[.$O31]" office:value-type="float" office:value="0" calcext:value-type="float">
            <text:p/>
          </table:table-cell>
          <table:table-cell table:formula="of:=IF(BITAND([.$Q31];BITLSHIFT(1;[.BT$2]))&gt;0;1;0)*[.$O31]" office:value-type="float" office:value="0" calcext:value-type="float">
            <text:p/>
          </table:table-cell>
          <table:table-cell table:formula="of:=IF(BITAND([.$Q31];BITLSHIFT(1;[.BU$2]))&gt;0;1;0)*[.$O31]" office:value-type="float" office:value="0" calcext:value-type="float">
            <text:p/>
          </table:table-cell>
          <table:table-cell table:formula="of:=IF(BITAND([.$Q31];BITLSHIFT(1;[.BV$2]))&gt;0;1;0)*[.$O31]" office:value-type="float" office:value="0" calcext:value-type="float">
            <text:p/>
          </table:table-cell>
          <table:table-cell table:formula="of:=IF(BITAND([.$Q31];BITLSHIFT(1;[.BW$2]))&gt;0;1;0)*[.$O31]" office:value-type="float" office:value="0" calcext:value-type="float">
            <text:p/>
          </table:table-cell>
          <table:table-cell table:formula="of:=IF(BITAND([.$Q31];BITLSHIFT(1;[.BX$2]))&gt;0;1;0)*[.$O31]" office:value-type="float" office:value="0" calcext:value-type="float">
            <text:p/>
          </table:table-cell>
          <table:table-cell table:formula="of:=IF(BITAND([.$Q31];BITLSHIFT(1;[.BY$2]))&gt;0;1;0)*[.$O31]" office:value-type="float" office:value="0" calcext:value-type="float">
            <text:p/>
          </table:table-cell>
          <table:table-cell table:formula="of:=IF(BITAND([.$Q31];BITLSHIFT(1;[.BZ$2]))&gt;0;1;0)*[.$O31]" office:value-type="float" office:value="0" calcext:value-type="float">
            <text:p/>
          </table:table-cell>
          <table:table-cell table:formula="of:=IF(BITAND([.$Q31];BITLSHIFT(1;[.CA$2]))&gt;0;1;0)*[.$O31]" office:value-type="float" office:value="0" calcext:value-type="float">
            <text:p/>
          </table:table-cell>
          <table:table-cell table:formula="of:=IF(BITAND([.$Q31];BITLSHIFT(1;[.CB$2]))&gt;0;1;0)*[.$O31]" office:value-type="float" office:value="0" calcext:value-type="float">
            <text:p/>
          </table:table-cell>
          <table:table-cell table:formula="of:=IF(BITAND([.$Q31];BITLSHIFT(1;[.CC$2]))&gt;0;1;0)*[.$O31]" office:value-type="float" office:value="0" calcext:value-type="float">
            <text:p/>
          </table:table-cell>
          <table:table-cell table:formula="of:=IF(BITAND([.$Q31];BITLSHIFT(1;[.CD$2]))&gt;0;1;0)*[.$O3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2] &amp; &quot;&quot;&quot;, &quot;&quot;zone&quot;&quot; : &quot;&quot;&quot;&amp;[.N32]&amp;&quot;&quot;&quot;, &quot;&quot;value&quot;&quot; : &quot;&amp;[.O32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2];10) ;16)" office:value-type="float" office:value="0" calcext:value-type="float">
            <text:p/>
          </table:table-cell>
          <table:table-cell table:formula="of:=DECIMAL(RIGHT([.N32];8) ;16)" office:value-type="float" office:value="0" calcext:value-type="float">
            <text:p/>
          </table:table-cell>
          <table:table-cell table:formula="of:=IF(BITAND([.$R32];BITLSHIFT(1;[.S$2]))&gt;0;1;0)*[.$O32]" office:value-type="float" office:value="0" calcext:value-type="float">
            <text:p/>
          </table:table-cell>
          <table:table-cell table:formula="of:=IF(BITAND([.$R32];BITLSHIFT(1;[.T$2]))&gt;0;1;0)*[.$O32]" office:value-type="float" office:value="0" calcext:value-type="float">
            <text:p/>
          </table:table-cell>
          <table:table-cell table:formula="of:=IF(BITAND([.$R32];BITLSHIFT(1;[.U$2]))&gt;0;1;0)*[.$O32]" office:value-type="float" office:value="0" calcext:value-type="float">
            <text:p/>
          </table:table-cell>
          <table:table-cell table:formula="of:=IF(BITAND([.$R32];BITLSHIFT(1;[.V$2]))&gt;0;1;0)*[.$O32]" office:value-type="float" office:value="0" calcext:value-type="float">
            <text:p/>
          </table:table-cell>
          <table:table-cell table:formula="of:=IF(BITAND([.$R32];BITLSHIFT(1;[.W$2]))&gt;0;1;0)*[.$O32]" office:value-type="float" office:value="0" calcext:value-type="float">
            <text:p/>
          </table:table-cell>
          <table:table-cell table:formula="of:=IF(BITAND([.$R32];BITLSHIFT(1;[.X$2]))&gt;0;1;0)*[.$O32]" office:value-type="float" office:value="0" calcext:value-type="float">
            <text:p/>
          </table:table-cell>
          <table:table-cell table:formula="of:=IF(BITAND([.$R32];BITLSHIFT(1;[.Y$2]))&gt;0;1;0)*[.$O32]" office:value-type="float" office:value="0" calcext:value-type="float">
            <text:p/>
          </table:table-cell>
          <table:table-cell table:formula="of:=IF(BITAND([.$R32];BITLSHIFT(1;[.Z$2]))&gt;0;1;0)*[.$O32]" office:value-type="float" office:value="0" calcext:value-type="float">
            <text:p/>
          </table:table-cell>
          <table:table-cell table:formula="of:=IF(BITAND([.$R32];BITLSHIFT(1;[.AA$2]))&gt;0;1;0)*[.$O32]" office:value-type="float" office:value="0" calcext:value-type="float">
            <text:p/>
          </table:table-cell>
          <table:table-cell table:formula="of:=IF(BITAND([.$R32];BITLSHIFT(1;[.AB$2]))&gt;0;1;0)*[.$O32]" office:value-type="float" office:value="0" calcext:value-type="float">
            <text:p/>
          </table:table-cell>
          <table:table-cell table:formula="of:=IF(BITAND([.$R32];BITLSHIFT(1;[.AC$2]))&gt;0;1;0)*[.$O32]" office:value-type="float" office:value="0" calcext:value-type="float">
            <text:p/>
          </table:table-cell>
          <table:table-cell table:formula="of:=IF(BITAND([.$R32];BITLSHIFT(1;[.AD$2]))&gt;0;1;0)*[.$O32]" office:value-type="float" office:value="0" calcext:value-type="float">
            <text:p/>
          </table:table-cell>
          <table:table-cell table:formula="of:=IF(BITAND([.$R32];BITLSHIFT(1;[.AE$2]))&gt;0;1;0)*[.$O32]" office:value-type="float" office:value="0" calcext:value-type="float">
            <text:p/>
          </table:table-cell>
          <table:table-cell table:formula="of:=IF(BITAND([.$R32];BITLSHIFT(1;[.AF$2]))&gt;0;1;0)*[.$O32]" office:value-type="float" office:value="0" calcext:value-type="float">
            <text:p/>
          </table:table-cell>
          <table:table-cell table:formula="of:=IF(BITAND([.$R32];BITLSHIFT(1;[.AG$2]))&gt;0;1;0)*[.$O32]" office:value-type="float" office:value="0" calcext:value-type="float">
            <text:p/>
          </table:table-cell>
          <table:table-cell table:formula="of:=IF(BITAND([.$R32];BITLSHIFT(1;[.AH$2]))&gt;0;1;0)*[.$O32]" office:value-type="float" office:value="0" calcext:value-type="float">
            <text:p/>
          </table:table-cell>
          <table:table-cell table:formula="of:=IF(BITAND([.$R32];BITLSHIFT(1;[.AI$2]))&gt;0;1;0)*[.$O32]" office:value-type="float" office:value="0" calcext:value-type="float">
            <text:p/>
          </table:table-cell>
          <table:table-cell table:formula="of:=IF(BITAND([.$R32];BITLSHIFT(1;[.AJ$2]))&gt;0;1;0)*[.$O32]" office:value-type="float" office:value="0" calcext:value-type="float">
            <text:p/>
          </table:table-cell>
          <table:table-cell table:formula="of:=IF(BITAND([.$R32];BITLSHIFT(1;[.AK$2]))&gt;0;1;0)*[.$O32]" office:value-type="float" office:value="0" calcext:value-type="float">
            <text:p/>
          </table:table-cell>
          <table:table-cell table:formula="of:=IF(BITAND([.$R32];BITLSHIFT(1;[.AL$2]))&gt;0;1;0)*[.$O32]" office:value-type="float" office:value="0" calcext:value-type="float">
            <text:p/>
          </table:table-cell>
          <table:table-cell table:formula="of:=IF(BITAND([.$R32];BITLSHIFT(1;[.AM$2]))&gt;0;1;0)*[.$O32]" office:value-type="float" office:value="0" calcext:value-type="float">
            <text:p/>
          </table:table-cell>
          <table:table-cell table:formula="of:=IF(BITAND([.$R32];BITLSHIFT(1;[.AN$2]))&gt;0;1;0)*[.$O32]" office:value-type="float" office:value="0" calcext:value-type="float">
            <text:p/>
          </table:table-cell>
          <table:table-cell table:formula="of:=IF(BITAND([.$R32];BITLSHIFT(1;[.AO$2]))&gt;0;1;0)*[.$O32]" office:value-type="float" office:value="0" calcext:value-type="float">
            <text:p/>
          </table:table-cell>
          <table:table-cell table:formula="of:=IF(BITAND([.$R32];BITLSHIFT(1;[.AP$2]))&gt;0;1;0)*[.$O32]" office:value-type="float" office:value="0" calcext:value-type="float">
            <text:p/>
          </table:table-cell>
          <table:table-cell table:formula="of:=IF(BITAND([.$R32];BITLSHIFT(1;[.AQ$2]))&gt;0;1;0)*[.$O32]" office:value-type="float" office:value="0" calcext:value-type="float">
            <text:p/>
          </table:table-cell>
          <table:table-cell table:formula="of:=IF(BITAND([.$R32];BITLSHIFT(1;[.AR$2]))&gt;0;1;0)*[.$O32]" office:value-type="float" office:value="0" calcext:value-type="float">
            <text:p/>
          </table:table-cell>
          <table:table-cell table:formula="of:=IF(BITAND([.$R32];BITLSHIFT(1;[.AS$2]))&gt;0;1;0)*[.$O32]" office:value-type="float" office:value="0" calcext:value-type="float">
            <text:p/>
          </table:table-cell>
          <table:table-cell table:formula="of:=IF(BITAND([.$R32];BITLSHIFT(1;[.AT$2]))&gt;0;1;0)*[.$O32]" office:value-type="float" office:value="0" calcext:value-type="float">
            <text:p/>
          </table:table-cell>
          <table:table-cell table:formula="of:=IF(BITAND([.$R32];BITLSHIFT(1;[.AU$2]))&gt;0;1;0)*[.$O32]" office:value-type="float" office:value="0" calcext:value-type="float">
            <text:p/>
          </table:table-cell>
          <table:table-cell table:formula="of:=IF(BITAND([.$R32];BITLSHIFT(1;[.AV$2]))&gt;0;1;0)*[.$O32]" office:value-type="float" office:value="0" calcext:value-type="float">
            <text:p/>
          </table:table-cell>
          <table:table-cell table:formula="of:=IF(BITAND([.$R32];BITLSHIFT(1;[.AW$2]))&gt;0;1;0)*[.$O32]" office:value-type="float" office:value="0" calcext:value-type="float">
            <text:p/>
          </table:table-cell>
          <table:table-cell table:formula="of:=IF(BITAND([.$R32];BITLSHIFT(1;[.AX$2]))&gt;0;1;0)*[.$O32]" office:value-type="float" office:value="0" calcext:value-type="float">
            <text:p/>
          </table:table-cell>
          <table:table-cell table:formula="of:=IF(BITAND([.$Q32];BITLSHIFT(1;[.AY$2]))&gt;0;1;0)*[.$O32]" office:value-type="float" office:value="0" calcext:value-type="float">
            <text:p/>
          </table:table-cell>
          <table:table-cell table:formula="of:=IF(BITAND([.$Q32];BITLSHIFT(1;[.AZ$2]))&gt;0;1;0)*[.$O32]" office:value-type="float" office:value="0" calcext:value-type="float">
            <text:p/>
          </table:table-cell>
          <table:table-cell table:formula="of:=IF(BITAND([.$Q32];BITLSHIFT(1;[.BA$2]))&gt;0;1;0)*[.$O32]" office:value-type="float" office:value="0" calcext:value-type="float">
            <text:p/>
          </table:table-cell>
          <table:table-cell table:formula="of:=IF(BITAND([.$Q32];BITLSHIFT(1;[.BB$2]))&gt;0;1;0)*[.$O32]" office:value-type="float" office:value="0" calcext:value-type="float">
            <text:p/>
          </table:table-cell>
          <table:table-cell table:formula="of:=IF(BITAND([.$Q32];BITLSHIFT(1;[.BC$2]))&gt;0;1;0)*[.$O32]" office:value-type="float" office:value="0" calcext:value-type="float">
            <text:p/>
          </table:table-cell>
          <table:table-cell table:formula="of:=IF(BITAND([.$Q32];BITLSHIFT(1;[.BD$2]))&gt;0;1;0)*[.$O32]" office:value-type="float" office:value="0" calcext:value-type="float">
            <text:p/>
          </table:table-cell>
          <table:table-cell table:formula="of:=IF(BITAND([.$Q32];BITLSHIFT(1;[.BE$2]))&gt;0;1;0)*[.$O32]" office:value-type="float" office:value="0" calcext:value-type="float">
            <text:p/>
          </table:table-cell>
          <table:table-cell table:formula="of:=IF(BITAND([.$Q32];BITLSHIFT(1;[.BF$2]))&gt;0;1;0)*[.$O32]" office:value-type="float" office:value="0" calcext:value-type="float">
            <text:p/>
          </table:table-cell>
          <table:table-cell table:formula="of:=IF(BITAND([.$Q32];BITLSHIFT(1;[.BG$2]))&gt;0;1;0)*[.$O32]" office:value-type="float" office:value="0" calcext:value-type="float">
            <text:p/>
          </table:table-cell>
          <table:table-cell table:formula="of:=IF(BITAND([.$Q32];BITLSHIFT(1;[.BH$2]))&gt;0;1;0)*[.$O32]" office:value-type="float" office:value="0" calcext:value-type="float">
            <text:p/>
          </table:table-cell>
          <table:table-cell table:formula="of:=IF(BITAND([.$Q32];BITLSHIFT(1;[.BI$2]))&gt;0;1;0)*[.$O32]" office:value-type="float" office:value="0" calcext:value-type="float">
            <text:p/>
          </table:table-cell>
          <table:table-cell table:formula="of:=IF(BITAND([.$Q32];BITLSHIFT(1;[.BJ$2]))&gt;0;1;0)*[.$O32]" office:value-type="float" office:value="0" calcext:value-type="float">
            <text:p/>
          </table:table-cell>
          <table:table-cell table:formula="of:=IF(BITAND([.$Q32];BITLSHIFT(1;[.BK$2]))&gt;0;1;0)*[.$O32]" office:value-type="float" office:value="0" calcext:value-type="float">
            <text:p/>
          </table:table-cell>
          <table:table-cell table:formula="of:=IF(BITAND([.$Q32];BITLSHIFT(1;[.BL$2]))&gt;0;1;0)*[.$O32]" office:value-type="float" office:value="0" calcext:value-type="float">
            <text:p/>
          </table:table-cell>
          <table:table-cell table:formula="of:=IF(BITAND([.$Q32];BITLSHIFT(1;[.BM$2]))&gt;0;1;0)*[.$O32]" office:value-type="float" office:value="0" calcext:value-type="float">
            <text:p/>
          </table:table-cell>
          <table:table-cell table:formula="of:=IF(BITAND([.$Q32];BITLSHIFT(1;[.BN$2]))&gt;0;1;0)*[.$O32]" office:value-type="float" office:value="0" calcext:value-type="float">
            <text:p/>
          </table:table-cell>
          <table:table-cell table:formula="of:=IF(BITAND([.$Q32];BITLSHIFT(1;[.BO$2]))&gt;0;1;0)*[.$O32]" office:value-type="float" office:value="0" calcext:value-type="float">
            <text:p/>
          </table:table-cell>
          <table:table-cell table:formula="of:=IF(BITAND([.$Q32];BITLSHIFT(1;[.BP$2]))&gt;0;1;0)*[.$O32]" office:value-type="float" office:value="0" calcext:value-type="float">
            <text:p/>
          </table:table-cell>
          <table:table-cell table:formula="of:=IF(BITAND([.$Q32];BITLSHIFT(1;[.BQ$2]))&gt;0;1;0)*[.$O32]" office:value-type="float" office:value="0" calcext:value-type="float">
            <text:p/>
          </table:table-cell>
          <table:table-cell table:formula="of:=IF(BITAND([.$Q32];BITLSHIFT(1;[.BR$2]))&gt;0;1;0)*[.$O32]" office:value-type="float" office:value="0" calcext:value-type="float">
            <text:p/>
          </table:table-cell>
          <table:table-cell table:formula="of:=IF(BITAND([.$Q32];BITLSHIFT(1;[.BS$2]))&gt;0;1;0)*[.$O32]" office:value-type="float" office:value="0" calcext:value-type="float">
            <text:p/>
          </table:table-cell>
          <table:table-cell table:formula="of:=IF(BITAND([.$Q32];BITLSHIFT(1;[.BT$2]))&gt;0;1;0)*[.$O32]" office:value-type="float" office:value="0" calcext:value-type="float">
            <text:p/>
          </table:table-cell>
          <table:table-cell table:formula="of:=IF(BITAND([.$Q32];BITLSHIFT(1;[.BU$2]))&gt;0;1;0)*[.$O32]" office:value-type="float" office:value="0" calcext:value-type="float">
            <text:p/>
          </table:table-cell>
          <table:table-cell table:formula="of:=IF(BITAND([.$Q32];BITLSHIFT(1;[.BV$2]))&gt;0;1;0)*[.$O32]" office:value-type="float" office:value="0" calcext:value-type="float">
            <text:p/>
          </table:table-cell>
          <table:table-cell table:formula="of:=IF(BITAND([.$Q32];BITLSHIFT(1;[.BW$2]))&gt;0;1;0)*[.$O32]" office:value-type="float" office:value="0" calcext:value-type="float">
            <text:p/>
          </table:table-cell>
          <table:table-cell table:formula="of:=IF(BITAND([.$Q32];BITLSHIFT(1;[.BX$2]))&gt;0;1;0)*[.$O32]" office:value-type="float" office:value="0" calcext:value-type="float">
            <text:p/>
          </table:table-cell>
          <table:table-cell table:formula="of:=IF(BITAND([.$Q32];BITLSHIFT(1;[.BY$2]))&gt;0;1;0)*[.$O32]" office:value-type="float" office:value="0" calcext:value-type="float">
            <text:p/>
          </table:table-cell>
          <table:table-cell table:formula="of:=IF(BITAND([.$Q32];BITLSHIFT(1;[.BZ$2]))&gt;0;1;0)*[.$O32]" office:value-type="float" office:value="0" calcext:value-type="float">
            <text:p/>
          </table:table-cell>
          <table:table-cell table:formula="of:=IF(BITAND([.$Q32];BITLSHIFT(1;[.CA$2]))&gt;0;1;0)*[.$O32]" office:value-type="float" office:value="0" calcext:value-type="float">
            <text:p/>
          </table:table-cell>
          <table:table-cell table:formula="of:=IF(BITAND([.$Q32];BITLSHIFT(1;[.CB$2]))&gt;0;1;0)*[.$O32]" office:value-type="float" office:value="0" calcext:value-type="float">
            <text:p/>
          </table:table-cell>
          <table:table-cell table:formula="of:=IF(BITAND([.$Q32];BITLSHIFT(1;[.CC$2]))&gt;0;1;0)*[.$O32]" office:value-type="float" office:value="0" calcext:value-type="float">
            <text:p/>
          </table:table-cell>
          <table:table-cell table:formula="of:=IF(BITAND([.$Q32];BITLSHIFT(1;[.CD$2]))&gt;0;1;0)*[.$O3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3] &amp; &quot;&quot;&quot;, &quot;&quot;zone&quot;&quot; : &quot;&quot;&quot;&amp;[.N33]&amp;&quot;&quot;&quot;, &quot;&quot;value&quot;&quot; : &quot;&amp;[.O33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3];10) ;16)" office:value-type="float" office:value="0" calcext:value-type="float">
            <text:p/>
          </table:table-cell>
          <table:table-cell table:formula="of:=DECIMAL(RIGHT([.N33];8) ;16)" office:value-type="float" office:value="0" calcext:value-type="float">
            <text:p/>
          </table:table-cell>
          <table:table-cell table:formula="of:=IF(BITAND([.$R33];BITLSHIFT(1;[.S$2]))&gt;0;1;0)*[.$O33]" office:value-type="float" office:value="0" calcext:value-type="float">
            <text:p/>
          </table:table-cell>
          <table:table-cell table:formula="of:=IF(BITAND([.$R33];BITLSHIFT(1;[.T$2]))&gt;0;1;0)*[.$O33]" office:value-type="float" office:value="0" calcext:value-type="float">
            <text:p/>
          </table:table-cell>
          <table:table-cell table:formula="of:=IF(BITAND([.$R33];BITLSHIFT(1;[.U$2]))&gt;0;1;0)*[.$O33]" office:value-type="float" office:value="0" calcext:value-type="float">
            <text:p/>
          </table:table-cell>
          <table:table-cell table:formula="of:=IF(BITAND([.$R33];BITLSHIFT(1;[.V$2]))&gt;0;1;0)*[.$O33]" office:value-type="float" office:value="0" calcext:value-type="float">
            <text:p/>
          </table:table-cell>
          <table:table-cell table:formula="of:=IF(BITAND([.$R33];BITLSHIFT(1;[.W$2]))&gt;0;1;0)*[.$O33]" office:value-type="float" office:value="0" calcext:value-type="float">
            <text:p/>
          </table:table-cell>
          <table:table-cell table:formula="of:=IF(BITAND([.$R33];BITLSHIFT(1;[.X$2]))&gt;0;1;0)*[.$O33]" office:value-type="float" office:value="0" calcext:value-type="float">
            <text:p/>
          </table:table-cell>
          <table:table-cell table:formula="of:=IF(BITAND([.$R33];BITLSHIFT(1;[.Y$2]))&gt;0;1;0)*[.$O33]" office:value-type="float" office:value="0" calcext:value-type="float">
            <text:p/>
          </table:table-cell>
          <table:table-cell table:formula="of:=IF(BITAND([.$R33];BITLSHIFT(1;[.Z$2]))&gt;0;1;0)*[.$O33]" office:value-type="float" office:value="0" calcext:value-type="float">
            <text:p/>
          </table:table-cell>
          <table:table-cell table:formula="of:=IF(BITAND([.$R33];BITLSHIFT(1;[.AA$2]))&gt;0;1;0)*[.$O33]" office:value-type="float" office:value="0" calcext:value-type="float">
            <text:p/>
          </table:table-cell>
          <table:table-cell table:formula="of:=IF(BITAND([.$R33];BITLSHIFT(1;[.AB$2]))&gt;0;1;0)*[.$O33]" office:value-type="float" office:value="0" calcext:value-type="float">
            <text:p/>
          </table:table-cell>
          <table:table-cell table:formula="of:=IF(BITAND([.$R33];BITLSHIFT(1;[.AC$2]))&gt;0;1;0)*[.$O33]" office:value-type="float" office:value="0" calcext:value-type="float">
            <text:p/>
          </table:table-cell>
          <table:table-cell table:formula="of:=IF(BITAND([.$R33];BITLSHIFT(1;[.AD$2]))&gt;0;1;0)*[.$O33]" office:value-type="float" office:value="0" calcext:value-type="float">
            <text:p/>
          </table:table-cell>
          <table:table-cell table:formula="of:=IF(BITAND([.$R33];BITLSHIFT(1;[.AE$2]))&gt;0;1;0)*[.$O33]" office:value-type="float" office:value="0" calcext:value-type="float">
            <text:p/>
          </table:table-cell>
          <table:table-cell table:formula="of:=IF(BITAND([.$R33];BITLSHIFT(1;[.AF$2]))&gt;0;1;0)*[.$O33]" office:value-type="float" office:value="0" calcext:value-type="float">
            <text:p/>
          </table:table-cell>
          <table:table-cell table:formula="of:=IF(BITAND([.$R33];BITLSHIFT(1;[.AG$2]))&gt;0;1;0)*[.$O33]" office:value-type="float" office:value="0" calcext:value-type="float">
            <text:p/>
          </table:table-cell>
          <table:table-cell table:formula="of:=IF(BITAND([.$R33];BITLSHIFT(1;[.AH$2]))&gt;0;1;0)*[.$O33]" office:value-type="float" office:value="0" calcext:value-type="float">
            <text:p/>
          </table:table-cell>
          <table:table-cell table:formula="of:=IF(BITAND([.$R33];BITLSHIFT(1;[.AI$2]))&gt;0;1;0)*[.$O33]" office:value-type="float" office:value="0" calcext:value-type="float">
            <text:p/>
          </table:table-cell>
          <table:table-cell table:formula="of:=IF(BITAND([.$R33];BITLSHIFT(1;[.AJ$2]))&gt;0;1;0)*[.$O33]" office:value-type="float" office:value="0" calcext:value-type="float">
            <text:p/>
          </table:table-cell>
          <table:table-cell table:formula="of:=IF(BITAND([.$R33];BITLSHIFT(1;[.AK$2]))&gt;0;1;0)*[.$O33]" office:value-type="float" office:value="0" calcext:value-type="float">
            <text:p/>
          </table:table-cell>
          <table:table-cell table:formula="of:=IF(BITAND([.$R33];BITLSHIFT(1;[.AL$2]))&gt;0;1;0)*[.$O33]" office:value-type="float" office:value="0" calcext:value-type="float">
            <text:p/>
          </table:table-cell>
          <table:table-cell table:formula="of:=IF(BITAND([.$R33];BITLSHIFT(1;[.AM$2]))&gt;0;1;0)*[.$O33]" office:value-type="float" office:value="0" calcext:value-type="float">
            <text:p/>
          </table:table-cell>
          <table:table-cell table:formula="of:=IF(BITAND([.$R33];BITLSHIFT(1;[.AN$2]))&gt;0;1;0)*[.$O33]" office:value-type="float" office:value="0" calcext:value-type="float">
            <text:p/>
          </table:table-cell>
          <table:table-cell table:formula="of:=IF(BITAND([.$R33];BITLSHIFT(1;[.AO$2]))&gt;0;1;0)*[.$O33]" office:value-type="float" office:value="0" calcext:value-type="float">
            <text:p/>
          </table:table-cell>
          <table:table-cell table:formula="of:=IF(BITAND([.$R33];BITLSHIFT(1;[.AP$2]))&gt;0;1;0)*[.$O33]" office:value-type="float" office:value="0" calcext:value-type="float">
            <text:p/>
          </table:table-cell>
          <table:table-cell table:formula="of:=IF(BITAND([.$R33];BITLSHIFT(1;[.AQ$2]))&gt;0;1;0)*[.$O33]" office:value-type="float" office:value="0" calcext:value-type="float">
            <text:p/>
          </table:table-cell>
          <table:table-cell table:formula="of:=IF(BITAND([.$R33];BITLSHIFT(1;[.AR$2]))&gt;0;1;0)*[.$O33]" office:value-type="float" office:value="0" calcext:value-type="float">
            <text:p/>
          </table:table-cell>
          <table:table-cell table:formula="of:=IF(BITAND([.$R33];BITLSHIFT(1;[.AS$2]))&gt;0;1;0)*[.$O33]" office:value-type="float" office:value="0" calcext:value-type="float">
            <text:p/>
          </table:table-cell>
          <table:table-cell table:formula="of:=IF(BITAND([.$R33];BITLSHIFT(1;[.AT$2]))&gt;0;1;0)*[.$O33]" office:value-type="float" office:value="0" calcext:value-type="float">
            <text:p/>
          </table:table-cell>
          <table:table-cell table:formula="of:=IF(BITAND([.$R33];BITLSHIFT(1;[.AU$2]))&gt;0;1;0)*[.$O33]" office:value-type="float" office:value="0" calcext:value-type="float">
            <text:p/>
          </table:table-cell>
          <table:table-cell table:formula="of:=IF(BITAND([.$R33];BITLSHIFT(1;[.AV$2]))&gt;0;1;0)*[.$O33]" office:value-type="float" office:value="0" calcext:value-type="float">
            <text:p/>
          </table:table-cell>
          <table:table-cell table:formula="of:=IF(BITAND([.$R33];BITLSHIFT(1;[.AW$2]))&gt;0;1;0)*[.$O33]" office:value-type="float" office:value="0" calcext:value-type="float">
            <text:p/>
          </table:table-cell>
          <table:table-cell table:formula="of:=IF(BITAND([.$R33];BITLSHIFT(1;[.AX$2]))&gt;0;1;0)*[.$O33]" office:value-type="float" office:value="0" calcext:value-type="float">
            <text:p/>
          </table:table-cell>
          <table:table-cell table:formula="of:=IF(BITAND([.$Q33];BITLSHIFT(1;[.AY$2]))&gt;0;1;0)*[.$O33]" office:value-type="float" office:value="0" calcext:value-type="float">
            <text:p/>
          </table:table-cell>
          <table:table-cell table:formula="of:=IF(BITAND([.$Q33];BITLSHIFT(1;[.AZ$2]))&gt;0;1;0)*[.$O33]" office:value-type="float" office:value="0" calcext:value-type="float">
            <text:p/>
          </table:table-cell>
          <table:table-cell table:formula="of:=IF(BITAND([.$Q33];BITLSHIFT(1;[.BA$2]))&gt;0;1;0)*[.$O33]" office:value-type="float" office:value="0" calcext:value-type="float">
            <text:p/>
          </table:table-cell>
          <table:table-cell table:formula="of:=IF(BITAND([.$Q33];BITLSHIFT(1;[.BB$2]))&gt;0;1;0)*[.$O33]" office:value-type="float" office:value="0" calcext:value-type="float">
            <text:p/>
          </table:table-cell>
          <table:table-cell table:formula="of:=IF(BITAND([.$Q33];BITLSHIFT(1;[.BC$2]))&gt;0;1;0)*[.$O33]" office:value-type="float" office:value="0" calcext:value-type="float">
            <text:p/>
          </table:table-cell>
          <table:table-cell table:formula="of:=IF(BITAND([.$Q33];BITLSHIFT(1;[.BD$2]))&gt;0;1;0)*[.$O33]" office:value-type="float" office:value="0" calcext:value-type="float">
            <text:p/>
          </table:table-cell>
          <table:table-cell table:formula="of:=IF(BITAND([.$Q33];BITLSHIFT(1;[.BE$2]))&gt;0;1;0)*[.$O33]" office:value-type="float" office:value="0" calcext:value-type="float">
            <text:p/>
          </table:table-cell>
          <table:table-cell table:formula="of:=IF(BITAND([.$Q33];BITLSHIFT(1;[.BF$2]))&gt;0;1;0)*[.$O33]" office:value-type="float" office:value="0" calcext:value-type="float">
            <text:p/>
          </table:table-cell>
          <table:table-cell table:formula="of:=IF(BITAND([.$Q33];BITLSHIFT(1;[.BG$2]))&gt;0;1;0)*[.$O33]" office:value-type="float" office:value="0" calcext:value-type="float">
            <text:p/>
          </table:table-cell>
          <table:table-cell table:formula="of:=IF(BITAND([.$Q33];BITLSHIFT(1;[.BH$2]))&gt;0;1;0)*[.$O33]" office:value-type="float" office:value="0" calcext:value-type="float">
            <text:p/>
          </table:table-cell>
          <table:table-cell table:formula="of:=IF(BITAND([.$Q33];BITLSHIFT(1;[.BI$2]))&gt;0;1;0)*[.$O33]" office:value-type="float" office:value="0" calcext:value-type="float">
            <text:p/>
          </table:table-cell>
          <table:table-cell table:formula="of:=IF(BITAND([.$Q33];BITLSHIFT(1;[.BJ$2]))&gt;0;1;0)*[.$O33]" office:value-type="float" office:value="0" calcext:value-type="float">
            <text:p/>
          </table:table-cell>
          <table:table-cell table:formula="of:=IF(BITAND([.$Q33];BITLSHIFT(1;[.BK$2]))&gt;0;1;0)*[.$O33]" office:value-type="float" office:value="0" calcext:value-type="float">
            <text:p/>
          </table:table-cell>
          <table:table-cell table:formula="of:=IF(BITAND([.$Q33];BITLSHIFT(1;[.BL$2]))&gt;0;1;0)*[.$O33]" office:value-type="float" office:value="0" calcext:value-type="float">
            <text:p/>
          </table:table-cell>
          <table:table-cell table:formula="of:=IF(BITAND([.$Q33];BITLSHIFT(1;[.BM$2]))&gt;0;1;0)*[.$O33]" office:value-type="float" office:value="0" calcext:value-type="float">
            <text:p/>
          </table:table-cell>
          <table:table-cell table:formula="of:=IF(BITAND([.$Q33];BITLSHIFT(1;[.BN$2]))&gt;0;1;0)*[.$O33]" office:value-type="float" office:value="0" calcext:value-type="float">
            <text:p/>
          </table:table-cell>
          <table:table-cell table:formula="of:=IF(BITAND([.$Q33];BITLSHIFT(1;[.BO$2]))&gt;0;1;0)*[.$O33]" office:value-type="float" office:value="0" calcext:value-type="float">
            <text:p/>
          </table:table-cell>
          <table:table-cell table:formula="of:=IF(BITAND([.$Q33];BITLSHIFT(1;[.BP$2]))&gt;0;1;0)*[.$O33]" office:value-type="float" office:value="0" calcext:value-type="float">
            <text:p/>
          </table:table-cell>
          <table:table-cell table:formula="of:=IF(BITAND([.$Q33];BITLSHIFT(1;[.BQ$2]))&gt;0;1;0)*[.$O33]" office:value-type="float" office:value="0" calcext:value-type="float">
            <text:p/>
          </table:table-cell>
          <table:table-cell table:formula="of:=IF(BITAND([.$Q33];BITLSHIFT(1;[.BR$2]))&gt;0;1;0)*[.$O33]" office:value-type="float" office:value="0" calcext:value-type="float">
            <text:p/>
          </table:table-cell>
          <table:table-cell table:formula="of:=IF(BITAND([.$Q33];BITLSHIFT(1;[.BS$2]))&gt;0;1;0)*[.$O33]" office:value-type="float" office:value="0" calcext:value-type="float">
            <text:p/>
          </table:table-cell>
          <table:table-cell table:formula="of:=IF(BITAND([.$Q33];BITLSHIFT(1;[.BT$2]))&gt;0;1;0)*[.$O33]" office:value-type="float" office:value="0" calcext:value-type="float">
            <text:p/>
          </table:table-cell>
          <table:table-cell table:formula="of:=IF(BITAND([.$Q33];BITLSHIFT(1;[.BU$2]))&gt;0;1;0)*[.$O33]" office:value-type="float" office:value="0" calcext:value-type="float">
            <text:p/>
          </table:table-cell>
          <table:table-cell table:formula="of:=IF(BITAND([.$Q33];BITLSHIFT(1;[.BV$2]))&gt;0;1;0)*[.$O33]" office:value-type="float" office:value="0" calcext:value-type="float">
            <text:p/>
          </table:table-cell>
          <table:table-cell table:formula="of:=IF(BITAND([.$Q33];BITLSHIFT(1;[.BW$2]))&gt;0;1;0)*[.$O33]" office:value-type="float" office:value="0" calcext:value-type="float">
            <text:p/>
          </table:table-cell>
          <table:table-cell table:formula="of:=IF(BITAND([.$Q33];BITLSHIFT(1;[.BX$2]))&gt;0;1;0)*[.$O33]" office:value-type="float" office:value="0" calcext:value-type="float">
            <text:p/>
          </table:table-cell>
          <table:table-cell table:formula="of:=IF(BITAND([.$Q33];BITLSHIFT(1;[.BY$2]))&gt;0;1;0)*[.$O33]" office:value-type="float" office:value="0" calcext:value-type="float">
            <text:p/>
          </table:table-cell>
          <table:table-cell table:formula="of:=IF(BITAND([.$Q33];BITLSHIFT(1;[.BZ$2]))&gt;0;1;0)*[.$O33]" office:value-type="float" office:value="0" calcext:value-type="float">
            <text:p/>
          </table:table-cell>
          <table:table-cell table:formula="of:=IF(BITAND([.$Q33];BITLSHIFT(1;[.CA$2]))&gt;0;1;0)*[.$O33]" office:value-type="float" office:value="0" calcext:value-type="float">
            <text:p/>
          </table:table-cell>
          <table:table-cell table:formula="of:=IF(BITAND([.$Q33];BITLSHIFT(1;[.CB$2]))&gt;0;1;0)*[.$O33]" office:value-type="float" office:value="0" calcext:value-type="float">
            <text:p/>
          </table:table-cell>
          <table:table-cell table:formula="of:=IF(BITAND([.$Q33];BITLSHIFT(1;[.CC$2]))&gt;0;1;0)*[.$O33]" office:value-type="float" office:value="0" calcext:value-type="float">
            <text:p/>
          </table:table-cell>
          <table:table-cell table:formula="of:=IF(BITAND([.$Q33];BITLSHIFT(1;[.CD$2]))&gt;0;1;0)*[.$O3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4] &amp; &quot;&quot;&quot;, &quot;&quot;zone&quot;&quot; : &quot;&quot;&quot;&amp;[.N34]&amp;&quot;&quot;&quot;, &quot;&quot;value&quot;&quot; : &quot;&amp;[.O34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4];10) ;16)" office:value-type="float" office:value="0" calcext:value-type="float">
            <text:p/>
          </table:table-cell>
          <table:table-cell table:formula="of:=DECIMAL(RIGHT([.N34];8) ;16)" office:value-type="float" office:value="0" calcext:value-type="float">
            <text:p/>
          </table:table-cell>
          <table:table-cell table:formula="of:=IF(BITAND([.$R34];BITLSHIFT(1;[.S$2]))&gt;0;1;0)*[.$O34]" office:value-type="float" office:value="0" calcext:value-type="float">
            <text:p/>
          </table:table-cell>
          <table:table-cell table:formula="of:=IF(BITAND([.$R34];BITLSHIFT(1;[.T$2]))&gt;0;1;0)*[.$O34]" office:value-type="float" office:value="0" calcext:value-type="float">
            <text:p/>
          </table:table-cell>
          <table:table-cell table:formula="of:=IF(BITAND([.$R34];BITLSHIFT(1;[.U$2]))&gt;0;1;0)*[.$O34]" office:value-type="float" office:value="0" calcext:value-type="float">
            <text:p/>
          </table:table-cell>
          <table:table-cell table:formula="of:=IF(BITAND([.$R34];BITLSHIFT(1;[.V$2]))&gt;0;1;0)*[.$O34]" office:value-type="float" office:value="0" calcext:value-type="float">
            <text:p/>
          </table:table-cell>
          <table:table-cell table:formula="of:=IF(BITAND([.$R34];BITLSHIFT(1;[.W$2]))&gt;0;1;0)*[.$O34]" office:value-type="float" office:value="0" calcext:value-type="float">
            <text:p/>
          </table:table-cell>
          <table:table-cell table:formula="of:=IF(BITAND([.$R34];BITLSHIFT(1;[.X$2]))&gt;0;1;0)*[.$O34]" office:value-type="float" office:value="0" calcext:value-type="float">
            <text:p/>
          </table:table-cell>
          <table:table-cell table:formula="of:=IF(BITAND([.$R34];BITLSHIFT(1;[.Y$2]))&gt;0;1;0)*[.$O34]" office:value-type="float" office:value="0" calcext:value-type="float">
            <text:p/>
          </table:table-cell>
          <table:table-cell table:formula="of:=IF(BITAND([.$R34];BITLSHIFT(1;[.Z$2]))&gt;0;1;0)*[.$O34]" office:value-type="float" office:value="0" calcext:value-type="float">
            <text:p/>
          </table:table-cell>
          <table:table-cell table:formula="of:=IF(BITAND([.$R34];BITLSHIFT(1;[.AA$2]))&gt;0;1;0)*[.$O34]" office:value-type="float" office:value="0" calcext:value-type="float">
            <text:p/>
          </table:table-cell>
          <table:table-cell table:formula="of:=IF(BITAND([.$R34];BITLSHIFT(1;[.AB$2]))&gt;0;1;0)*[.$O34]" office:value-type="float" office:value="0" calcext:value-type="float">
            <text:p/>
          </table:table-cell>
          <table:table-cell table:formula="of:=IF(BITAND([.$R34];BITLSHIFT(1;[.AC$2]))&gt;0;1;0)*[.$O34]" office:value-type="float" office:value="0" calcext:value-type="float">
            <text:p/>
          </table:table-cell>
          <table:table-cell table:formula="of:=IF(BITAND([.$R34];BITLSHIFT(1;[.AD$2]))&gt;0;1;0)*[.$O34]" office:value-type="float" office:value="0" calcext:value-type="float">
            <text:p/>
          </table:table-cell>
          <table:table-cell table:formula="of:=IF(BITAND([.$R34];BITLSHIFT(1;[.AE$2]))&gt;0;1;0)*[.$O34]" office:value-type="float" office:value="0" calcext:value-type="float">
            <text:p/>
          </table:table-cell>
          <table:table-cell table:formula="of:=IF(BITAND([.$R34];BITLSHIFT(1;[.AF$2]))&gt;0;1;0)*[.$O34]" office:value-type="float" office:value="0" calcext:value-type="float">
            <text:p/>
          </table:table-cell>
          <table:table-cell table:formula="of:=IF(BITAND([.$R34];BITLSHIFT(1;[.AG$2]))&gt;0;1;0)*[.$O34]" office:value-type="float" office:value="0" calcext:value-type="float">
            <text:p/>
          </table:table-cell>
          <table:table-cell table:formula="of:=IF(BITAND([.$R34];BITLSHIFT(1;[.AH$2]))&gt;0;1;0)*[.$O34]" office:value-type="float" office:value="0" calcext:value-type="float">
            <text:p/>
          </table:table-cell>
          <table:table-cell table:formula="of:=IF(BITAND([.$R34];BITLSHIFT(1;[.AI$2]))&gt;0;1;0)*[.$O34]" office:value-type="float" office:value="0" calcext:value-type="float">
            <text:p/>
          </table:table-cell>
          <table:table-cell table:formula="of:=IF(BITAND([.$R34];BITLSHIFT(1;[.AJ$2]))&gt;0;1;0)*[.$O34]" office:value-type="float" office:value="0" calcext:value-type="float">
            <text:p/>
          </table:table-cell>
          <table:table-cell table:formula="of:=IF(BITAND([.$R34];BITLSHIFT(1;[.AK$2]))&gt;0;1;0)*[.$O34]" office:value-type="float" office:value="0" calcext:value-type="float">
            <text:p/>
          </table:table-cell>
          <table:table-cell table:formula="of:=IF(BITAND([.$R34];BITLSHIFT(1;[.AL$2]))&gt;0;1;0)*[.$O34]" office:value-type="float" office:value="0" calcext:value-type="float">
            <text:p/>
          </table:table-cell>
          <table:table-cell table:formula="of:=IF(BITAND([.$R34];BITLSHIFT(1;[.AM$2]))&gt;0;1;0)*[.$O34]" office:value-type="float" office:value="0" calcext:value-type="float">
            <text:p/>
          </table:table-cell>
          <table:table-cell table:formula="of:=IF(BITAND([.$R34];BITLSHIFT(1;[.AN$2]))&gt;0;1;0)*[.$O34]" office:value-type="float" office:value="0" calcext:value-type="float">
            <text:p/>
          </table:table-cell>
          <table:table-cell table:formula="of:=IF(BITAND([.$R34];BITLSHIFT(1;[.AO$2]))&gt;0;1;0)*[.$O34]" office:value-type="float" office:value="0" calcext:value-type="float">
            <text:p/>
          </table:table-cell>
          <table:table-cell table:formula="of:=IF(BITAND([.$R34];BITLSHIFT(1;[.AP$2]))&gt;0;1;0)*[.$O34]" office:value-type="float" office:value="0" calcext:value-type="float">
            <text:p/>
          </table:table-cell>
          <table:table-cell table:formula="of:=IF(BITAND([.$R34];BITLSHIFT(1;[.AQ$2]))&gt;0;1;0)*[.$O34]" office:value-type="float" office:value="0" calcext:value-type="float">
            <text:p/>
          </table:table-cell>
          <table:table-cell table:formula="of:=IF(BITAND([.$R34];BITLSHIFT(1;[.AR$2]))&gt;0;1;0)*[.$O34]" office:value-type="float" office:value="0" calcext:value-type="float">
            <text:p/>
          </table:table-cell>
          <table:table-cell table:formula="of:=IF(BITAND([.$R34];BITLSHIFT(1;[.AS$2]))&gt;0;1;0)*[.$O34]" office:value-type="float" office:value="0" calcext:value-type="float">
            <text:p/>
          </table:table-cell>
          <table:table-cell table:formula="of:=IF(BITAND([.$R34];BITLSHIFT(1;[.AT$2]))&gt;0;1;0)*[.$O34]" office:value-type="float" office:value="0" calcext:value-type="float">
            <text:p/>
          </table:table-cell>
          <table:table-cell table:formula="of:=IF(BITAND([.$R34];BITLSHIFT(1;[.AU$2]))&gt;0;1;0)*[.$O34]" office:value-type="float" office:value="0" calcext:value-type="float">
            <text:p/>
          </table:table-cell>
          <table:table-cell table:formula="of:=IF(BITAND([.$R34];BITLSHIFT(1;[.AV$2]))&gt;0;1;0)*[.$O34]" office:value-type="float" office:value="0" calcext:value-type="float">
            <text:p/>
          </table:table-cell>
          <table:table-cell table:formula="of:=IF(BITAND([.$R34];BITLSHIFT(1;[.AW$2]))&gt;0;1;0)*[.$O34]" office:value-type="float" office:value="0" calcext:value-type="float">
            <text:p/>
          </table:table-cell>
          <table:table-cell table:formula="of:=IF(BITAND([.$R34];BITLSHIFT(1;[.AX$2]))&gt;0;1;0)*[.$O34]" office:value-type="float" office:value="0" calcext:value-type="float">
            <text:p/>
          </table:table-cell>
          <table:table-cell table:formula="of:=IF(BITAND([.$Q34];BITLSHIFT(1;[.AY$2]))&gt;0;1;0)*[.$O34]" office:value-type="float" office:value="0" calcext:value-type="float">
            <text:p/>
          </table:table-cell>
          <table:table-cell table:formula="of:=IF(BITAND([.$Q34];BITLSHIFT(1;[.AZ$2]))&gt;0;1;0)*[.$O34]" office:value-type="float" office:value="0" calcext:value-type="float">
            <text:p/>
          </table:table-cell>
          <table:table-cell table:formula="of:=IF(BITAND([.$Q34];BITLSHIFT(1;[.BA$2]))&gt;0;1;0)*[.$O34]" office:value-type="float" office:value="0" calcext:value-type="float">
            <text:p/>
          </table:table-cell>
          <table:table-cell table:formula="of:=IF(BITAND([.$Q34];BITLSHIFT(1;[.BB$2]))&gt;0;1;0)*[.$O34]" office:value-type="float" office:value="0" calcext:value-type="float">
            <text:p/>
          </table:table-cell>
          <table:table-cell table:formula="of:=IF(BITAND([.$Q34];BITLSHIFT(1;[.BC$2]))&gt;0;1;0)*[.$O34]" office:value-type="float" office:value="0" calcext:value-type="float">
            <text:p/>
          </table:table-cell>
          <table:table-cell table:formula="of:=IF(BITAND([.$Q34];BITLSHIFT(1;[.BD$2]))&gt;0;1;0)*[.$O34]" office:value-type="float" office:value="0" calcext:value-type="float">
            <text:p/>
          </table:table-cell>
          <table:table-cell table:formula="of:=IF(BITAND([.$Q34];BITLSHIFT(1;[.BE$2]))&gt;0;1;0)*[.$O34]" office:value-type="float" office:value="0" calcext:value-type="float">
            <text:p/>
          </table:table-cell>
          <table:table-cell table:formula="of:=IF(BITAND([.$Q34];BITLSHIFT(1;[.BF$2]))&gt;0;1;0)*[.$O34]" office:value-type="float" office:value="0" calcext:value-type="float">
            <text:p/>
          </table:table-cell>
          <table:table-cell table:formula="of:=IF(BITAND([.$Q34];BITLSHIFT(1;[.BG$2]))&gt;0;1;0)*[.$O34]" office:value-type="float" office:value="0" calcext:value-type="float">
            <text:p/>
          </table:table-cell>
          <table:table-cell table:formula="of:=IF(BITAND([.$Q34];BITLSHIFT(1;[.BH$2]))&gt;0;1;0)*[.$O34]" office:value-type="float" office:value="0" calcext:value-type="float">
            <text:p/>
          </table:table-cell>
          <table:table-cell table:formula="of:=IF(BITAND([.$Q34];BITLSHIFT(1;[.BI$2]))&gt;0;1;0)*[.$O34]" office:value-type="float" office:value="0" calcext:value-type="float">
            <text:p/>
          </table:table-cell>
          <table:table-cell table:formula="of:=IF(BITAND([.$Q34];BITLSHIFT(1;[.BJ$2]))&gt;0;1;0)*[.$O34]" office:value-type="float" office:value="0" calcext:value-type="float">
            <text:p/>
          </table:table-cell>
          <table:table-cell table:formula="of:=IF(BITAND([.$Q34];BITLSHIFT(1;[.BK$2]))&gt;0;1;0)*[.$O34]" office:value-type="float" office:value="0" calcext:value-type="float">
            <text:p/>
          </table:table-cell>
          <table:table-cell table:formula="of:=IF(BITAND([.$Q34];BITLSHIFT(1;[.BL$2]))&gt;0;1;0)*[.$O34]" office:value-type="float" office:value="0" calcext:value-type="float">
            <text:p/>
          </table:table-cell>
          <table:table-cell table:formula="of:=IF(BITAND([.$Q34];BITLSHIFT(1;[.BM$2]))&gt;0;1;0)*[.$O34]" office:value-type="float" office:value="0" calcext:value-type="float">
            <text:p/>
          </table:table-cell>
          <table:table-cell table:formula="of:=IF(BITAND([.$Q34];BITLSHIFT(1;[.BN$2]))&gt;0;1;0)*[.$O34]" office:value-type="float" office:value="0" calcext:value-type="float">
            <text:p/>
          </table:table-cell>
          <table:table-cell table:formula="of:=IF(BITAND([.$Q34];BITLSHIFT(1;[.BO$2]))&gt;0;1;0)*[.$O34]" office:value-type="float" office:value="0" calcext:value-type="float">
            <text:p/>
          </table:table-cell>
          <table:table-cell table:formula="of:=IF(BITAND([.$Q34];BITLSHIFT(1;[.BP$2]))&gt;0;1;0)*[.$O34]" office:value-type="float" office:value="0" calcext:value-type="float">
            <text:p/>
          </table:table-cell>
          <table:table-cell table:formula="of:=IF(BITAND([.$Q34];BITLSHIFT(1;[.BQ$2]))&gt;0;1;0)*[.$O34]" office:value-type="float" office:value="0" calcext:value-type="float">
            <text:p/>
          </table:table-cell>
          <table:table-cell table:formula="of:=IF(BITAND([.$Q34];BITLSHIFT(1;[.BR$2]))&gt;0;1;0)*[.$O34]" office:value-type="float" office:value="0" calcext:value-type="float">
            <text:p/>
          </table:table-cell>
          <table:table-cell table:formula="of:=IF(BITAND([.$Q34];BITLSHIFT(1;[.BS$2]))&gt;0;1;0)*[.$O34]" office:value-type="float" office:value="0" calcext:value-type="float">
            <text:p/>
          </table:table-cell>
          <table:table-cell table:formula="of:=IF(BITAND([.$Q34];BITLSHIFT(1;[.BT$2]))&gt;0;1;0)*[.$O34]" office:value-type="float" office:value="0" calcext:value-type="float">
            <text:p/>
          </table:table-cell>
          <table:table-cell table:formula="of:=IF(BITAND([.$Q34];BITLSHIFT(1;[.BU$2]))&gt;0;1;0)*[.$O34]" office:value-type="float" office:value="0" calcext:value-type="float">
            <text:p/>
          </table:table-cell>
          <table:table-cell table:formula="of:=IF(BITAND([.$Q34];BITLSHIFT(1;[.BV$2]))&gt;0;1;0)*[.$O34]" office:value-type="float" office:value="0" calcext:value-type="float">
            <text:p/>
          </table:table-cell>
          <table:table-cell table:formula="of:=IF(BITAND([.$Q34];BITLSHIFT(1;[.BW$2]))&gt;0;1;0)*[.$O34]" office:value-type="float" office:value="0" calcext:value-type="float">
            <text:p/>
          </table:table-cell>
          <table:table-cell table:formula="of:=IF(BITAND([.$Q34];BITLSHIFT(1;[.BX$2]))&gt;0;1;0)*[.$O34]" office:value-type="float" office:value="0" calcext:value-type="float">
            <text:p/>
          </table:table-cell>
          <table:table-cell table:formula="of:=IF(BITAND([.$Q34];BITLSHIFT(1;[.BY$2]))&gt;0;1;0)*[.$O34]" office:value-type="float" office:value="0" calcext:value-type="float">
            <text:p/>
          </table:table-cell>
          <table:table-cell table:formula="of:=IF(BITAND([.$Q34];BITLSHIFT(1;[.BZ$2]))&gt;0;1;0)*[.$O34]" office:value-type="float" office:value="0" calcext:value-type="float">
            <text:p/>
          </table:table-cell>
          <table:table-cell table:formula="of:=IF(BITAND([.$Q34];BITLSHIFT(1;[.CA$2]))&gt;0;1;0)*[.$O34]" office:value-type="float" office:value="0" calcext:value-type="float">
            <text:p/>
          </table:table-cell>
          <table:table-cell table:formula="of:=IF(BITAND([.$Q34];BITLSHIFT(1;[.CB$2]))&gt;0;1;0)*[.$O34]" office:value-type="float" office:value="0" calcext:value-type="float">
            <text:p/>
          </table:table-cell>
          <table:table-cell table:formula="of:=IF(BITAND([.$Q34];BITLSHIFT(1;[.CC$2]))&gt;0;1;0)*[.$O34]" office:value-type="float" office:value="0" calcext:value-type="float">
            <text:p/>
          </table:table-cell>
          <table:table-cell table:formula="of:=IF(BITAND([.$Q34];BITLSHIFT(1;[.CD$2]))&gt;0;1;0)*[.$O3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5] &amp; &quot;&quot;&quot;, &quot;&quot;zone&quot;&quot; : &quot;&quot;&quot;&amp;[.N35]&amp;&quot;&quot;&quot;, &quot;&quot;value&quot;&quot; : &quot;&amp;[.O35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5];10) ;16)" office:value-type="float" office:value="0" calcext:value-type="float">
            <text:p/>
          </table:table-cell>
          <table:table-cell table:formula="of:=DECIMAL(RIGHT([.N35];8) ;16)" office:value-type="float" office:value="0" calcext:value-type="float">
            <text:p/>
          </table:table-cell>
          <table:table-cell table:formula="of:=IF(BITAND([.$R35];BITLSHIFT(1;[.S$2]))&gt;0;1;0)*[.$O35]" office:value-type="float" office:value="0" calcext:value-type="float">
            <text:p/>
          </table:table-cell>
          <table:table-cell table:formula="of:=IF(BITAND([.$R35];BITLSHIFT(1;[.T$2]))&gt;0;1;0)*[.$O35]" office:value-type="float" office:value="0" calcext:value-type="float">
            <text:p/>
          </table:table-cell>
          <table:table-cell table:formula="of:=IF(BITAND([.$R35];BITLSHIFT(1;[.U$2]))&gt;0;1;0)*[.$O35]" office:value-type="float" office:value="0" calcext:value-type="float">
            <text:p/>
          </table:table-cell>
          <table:table-cell table:formula="of:=IF(BITAND([.$R35];BITLSHIFT(1;[.V$2]))&gt;0;1;0)*[.$O35]" office:value-type="float" office:value="0" calcext:value-type="float">
            <text:p/>
          </table:table-cell>
          <table:table-cell table:formula="of:=IF(BITAND([.$R35];BITLSHIFT(1;[.W$2]))&gt;0;1;0)*[.$O35]" office:value-type="float" office:value="0" calcext:value-type="float">
            <text:p/>
          </table:table-cell>
          <table:table-cell table:formula="of:=IF(BITAND([.$R35];BITLSHIFT(1;[.X$2]))&gt;0;1;0)*[.$O35]" office:value-type="float" office:value="0" calcext:value-type="float">
            <text:p/>
          </table:table-cell>
          <table:table-cell table:formula="of:=IF(BITAND([.$R35];BITLSHIFT(1;[.Y$2]))&gt;0;1;0)*[.$O35]" office:value-type="float" office:value="0" calcext:value-type="float">
            <text:p/>
          </table:table-cell>
          <table:table-cell table:formula="of:=IF(BITAND([.$R35];BITLSHIFT(1;[.Z$2]))&gt;0;1;0)*[.$O35]" office:value-type="float" office:value="0" calcext:value-type="float">
            <text:p/>
          </table:table-cell>
          <table:table-cell table:formula="of:=IF(BITAND([.$R35];BITLSHIFT(1;[.AA$2]))&gt;0;1;0)*[.$O35]" office:value-type="float" office:value="0" calcext:value-type="float">
            <text:p/>
          </table:table-cell>
          <table:table-cell table:formula="of:=IF(BITAND([.$R35];BITLSHIFT(1;[.AB$2]))&gt;0;1;0)*[.$O35]" office:value-type="float" office:value="0" calcext:value-type="float">
            <text:p/>
          </table:table-cell>
          <table:table-cell table:formula="of:=IF(BITAND([.$R35];BITLSHIFT(1;[.AC$2]))&gt;0;1;0)*[.$O35]" office:value-type="float" office:value="0" calcext:value-type="float">
            <text:p/>
          </table:table-cell>
          <table:table-cell table:formula="of:=IF(BITAND([.$R35];BITLSHIFT(1;[.AD$2]))&gt;0;1;0)*[.$O35]" office:value-type="float" office:value="0" calcext:value-type="float">
            <text:p/>
          </table:table-cell>
          <table:table-cell table:formula="of:=IF(BITAND([.$R35];BITLSHIFT(1;[.AE$2]))&gt;0;1;0)*[.$O35]" office:value-type="float" office:value="0" calcext:value-type="float">
            <text:p/>
          </table:table-cell>
          <table:table-cell table:formula="of:=IF(BITAND([.$R35];BITLSHIFT(1;[.AF$2]))&gt;0;1;0)*[.$O35]" office:value-type="float" office:value="0" calcext:value-type="float">
            <text:p/>
          </table:table-cell>
          <table:table-cell table:formula="of:=IF(BITAND([.$R35];BITLSHIFT(1;[.AG$2]))&gt;0;1;0)*[.$O35]" office:value-type="float" office:value="0" calcext:value-type="float">
            <text:p/>
          </table:table-cell>
          <table:table-cell table:formula="of:=IF(BITAND([.$R35];BITLSHIFT(1;[.AH$2]))&gt;0;1;0)*[.$O35]" office:value-type="float" office:value="0" calcext:value-type="float">
            <text:p/>
          </table:table-cell>
          <table:table-cell table:formula="of:=IF(BITAND([.$R35];BITLSHIFT(1;[.AI$2]))&gt;0;1;0)*[.$O35]" office:value-type="float" office:value="0" calcext:value-type="float">
            <text:p/>
          </table:table-cell>
          <table:table-cell table:formula="of:=IF(BITAND([.$R35];BITLSHIFT(1;[.AJ$2]))&gt;0;1;0)*[.$O35]" office:value-type="float" office:value="0" calcext:value-type="float">
            <text:p/>
          </table:table-cell>
          <table:table-cell table:formula="of:=IF(BITAND([.$R35];BITLSHIFT(1;[.AK$2]))&gt;0;1;0)*[.$O35]" office:value-type="float" office:value="0" calcext:value-type="float">
            <text:p/>
          </table:table-cell>
          <table:table-cell table:formula="of:=IF(BITAND([.$R35];BITLSHIFT(1;[.AL$2]))&gt;0;1;0)*[.$O35]" office:value-type="float" office:value="0" calcext:value-type="float">
            <text:p/>
          </table:table-cell>
          <table:table-cell table:formula="of:=IF(BITAND([.$R35];BITLSHIFT(1;[.AM$2]))&gt;0;1;0)*[.$O35]" office:value-type="float" office:value="0" calcext:value-type="float">
            <text:p/>
          </table:table-cell>
          <table:table-cell table:formula="of:=IF(BITAND([.$R35];BITLSHIFT(1;[.AN$2]))&gt;0;1;0)*[.$O35]" office:value-type="float" office:value="0" calcext:value-type="float">
            <text:p/>
          </table:table-cell>
          <table:table-cell table:formula="of:=IF(BITAND([.$R35];BITLSHIFT(1;[.AO$2]))&gt;0;1;0)*[.$O35]" office:value-type="float" office:value="0" calcext:value-type="float">
            <text:p/>
          </table:table-cell>
          <table:table-cell table:formula="of:=IF(BITAND([.$R35];BITLSHIFT(1;[.AP$2]))&gt;0;1;0)*[.$O35]" office:value-type="float" office:value="0" calcext:value-type="float">
            <text:p/>
          </table:table-cell>
          <table:table-cell table:formula="of:=IF(BITAND([.$R35];BITLSHIFT(1;[.AQ$2]))&gt;0;1;0)*[.$O35]" office:value-type="float" office:value="0" calcext:value-type="float">
            <text:p/>
          </table:table-cell>
          <table:table-cell table:formula="of:=IF(BITAND([.$R35];BITLSHIFT(1;[.AR$2]))&gt;0;1;0)*[.$O35]" office:value-type="float" office:value="0" calcext:value-type="float">
            <text:p/>
          </table:table-cell>
          <table:table-cell table:formula="of:=IF(BITAND([.$R35];BITLSHIFT(1;[.AS$2]))&gt;0;1;0)*[.$O35]" office:value-type="float" office:value="0" calcext:value-type="float">
            <text:p/>
          </table:table-cell>
          <table:table-cell table:formula="of:=IF(BITAND([.$R35];BITLSHIFT(1;[.AT$2]))&gt;0;1;0)*[.$O35]" office:value-type="float" office:value="0" calcext:value-type="float">
            <text:p/>
          </table:table-cell>
          <table:table-cell table:formula="of:=IF(BITAND([.$R35];BITLSHIFT(1;[.AU$2]))&gt;0;1;0)*[.$O35]" office:value-type="float" office:value="0" calcext:value-type="float">
            <text:p/>
          </table:table-cell>
          <table:table-cell table:formula="of:=IF(BITAND([.$R35];BITLSHIFT(1;[.AV$2]))&gt;0;1;0)*[.$O35]" office:value-type="float" office:value="0" calcext:value-type="float">
            <text:p/>
          </table:table-cell>
          <table:table-cell table:formula="of:=IF(BITAND([.$R35];BITLSHIFT(1;[.AW$2]))&gt;0;1;0)*[.$O35]" office:value-type="float" office:value="0" calcext:value-type="float">
            <text:p/>
          </table:table-cell>
          <table:table-cell table:formula="of:=IF(BITAND([.$R35];BITLSHIFT(1;[.AX$2]))&gt;0;1;0)*[.$O35]" office:value-type="float" office:value="0" calcext:value-type="float">
            <text:p/>
          </table:table-cell>
          <table:table-cell table:formula="of:=IF(BITAND([.$Q35];BITLSHIFT(1;[.AY$2]))&gt;0;1;0)*[.$O35]" office:value-type="float" office:value="0" calcext:value-type="float">
            <text:p/>
          </table:table-cell>
          <table:table-cell table:formula="of:=IF(BITAND([.$Q35];BITLSHIFT(1;[.AZ$2]))&gt;0;1;0)*[.$O35]" office:value-type="float" office:value="0" calcext:value-type="float">
            <text:p/>
          </table:table-cell>
          <table:table-cell table:formula="of:=IF(BITAND([.$Q35];BITLSHIFT(1;[.BA$2]))&gt;0;1;0)*[.$O35]" office:value-type="float" office:value="0" calcext:value-type="float">
            <text:p/>
          </table:table-cell>
          <table:table-cell table:formula="of:=IF(BITAND([.$Q35];BITLSHIFT(1;[.BB$2]))&gt;0;1;0)*[.$O35]" office:value-type="float" office:value="0" calcext:value-type="float">
            <text:p/>
          </table:table-cell>
          <table:table-cell table:formula="of:=IF(BITAND([.$Q35];BITLSHIFT(1;[.BC$2]))&gt;0;1;0)*[.$O35]" office:value-type="float" office:value="0" calcext:value-type="float">
            <text:p/>
          </table:table-cell>
          <table:table-cell table:formula="of:=IF(BITAND([.$Q35];BITLSHIFT(1;[.BD$2]))&gt;0;1;0)*[.$O35]" office:value-type="float" office:value="0" calcext:value-type="float">
            <text:p/>
          </table:table-cell>
          <table:table-cell table:formula="of:=IF(BITAND([.$Q35];BITLSHIFT(1;[.BE$2]))&gt;0;1;0)*[.$O35]" office:value-type="float" office:value="0" calcext:value-type="float">
            <text:p/>
          </table:table-cell>
          <table:table-cell table:formula="of:=IF(BITAND([.$Q35];BITLSHIFT(1;[.BF$2]))&gt;0;1;0)*[.$O35]" office:value-type="float" office:value="0" calcext:value-type="float">
            <text:p/>
          </table:table-cell>
          <table:table-cell table:formula="of:=IF(BITAND([.$Q35];BITLSHIFT(1;[.BG$2]))&gt;0;1;0)*[.$O35]" office:value-type="float" office:value="0" calcext:value-type="float">
            <text:p/>
          </table:table-cell>
          <table:table-cell table:formula="of:=IF(BITAND([.$Q35];BITLSHIFT(1;[.BH$2]))&gt;0;1;0)*[.$O35]" office:value-type="float" office:value="0" calcext:value-type="float">
            <text:p/>
          </table:table-cell>
          <table:table-cell table:formula="of:=IF(BITAND([.$Q35];BITLSHIFT(1;[.BI$2]))&gt;0;1;0)*[.$O35]" office:value-type="float" office:value="0" calcext:value-type="float">
            <text:p/>
          </table:table-cell>
          <table:table-cell table:formula="of:=IF(BITAND([.$Q35];BITLSHIFT(1;[.BJ$2]))&gt;0;1;0)*[.$O35]" office:value-type="float" office:value="0" calcext:value-type="float">
            <text:p/>
          </table:table-cell>
          <table:table-cell table:formula="of:=IF(BITAND([.$Q35];BITLSHIFT(1;[.BK$2]))&gt;0;1;0)*[.$O35]" office:value-type="float" office:value="0" calcext:value-type="float">
            <text:p/>
          </table:table-cell>
          <table:table-cell table:formula="of:=IF(BITAND([.$Q35];BITLSHIFT(1;[.BL$2]))&gt;0;1;0)*[.$O35]" office:value-type="float" office:value="0" calcext:value-type="float">
            <text:p/>
          </table:table-cell>
          <table:table-cell table:formula="of:=IF(BITAND([.$Q35];BITLSHIFT(1;[.BM$2]))&gt;0;1;0)*[.$O35]" office:value-type="float" office:value="0" calcext:value-type="float">
            <text:p/>
          </table:table-cell>
          <table:table-cell table:formula="of:=IF(BITAND([.$Q35];BITLSHIFT(1;[.BN$2]))&gt;0;1;0)*[.$O35]" office:value-type="float" office:value="0" calcext:value-type="float">
            <text:p/>
          </table:table-cell>
          <table:table-cell table:formula="of:=IF(BITAND([.$Q35];BITLSHIFT(1;[.BO$2]))&gt;0;1;0)*[.$O35]" office:value-type="float" office:value="0" calcext:value-type="float">
            <text:p/>
          </table:table-cell>
          <table:table-cell table:formula="of:=IF(BITAND([.$Q35];BITLSHIFT(1;[.BP$2]))&gt;0;1;0)*[.$O35]" office:value-type="float" office:value="0" calcext:value-type="float">
            <text:p/>
          </table:table-cell>
          <table:table-cell table:formula="of:=IF(BITAND([.$Q35];BITLSHIFT(1;[.BQ$2]))&gt;0;1;0)*[.$O35]" office:value-type="float" office:value="0" calcext:value-type="float">
            <text:p/>
          </table:table-cell>
          <table:table-cell table:formula="of:=IF(BITAND([.$Q35];BITLSHIFT(1;[.BR$2]))&gt;0;1;0)*[.$O35]" office:value-type="float" office:value="0" calcext:value-type="float">
            <text:p/>
          </table:table-cell>
          <table:table-cell table:formula="of:=IF(BITAND([.$Q35];BITLSHIFT(1;[.BS$2]))&gt;0;1;0)*[.$O35]" office:value-type="float" office:value="0" calcext:value-type="float">
            <text:p/>
          </table:table-cell>
          <table:table-cell table:formula="of:=IF(BITAND([.$Q35];BITLSHIFT(1;[.BT$2]))&gt;0;1;0)*[.$O35]" office:value-type="float" office:value="0" calcext:value-type="float">
            <text:p/>
          </table:table-cell>
          <table:table-cell table:formula="of:=IF(BITAND([.$Q35];BITLSHIFT(1;[.BU$2]))&gt;0;1;0)*[.$O35]" office:value-type="float" office:value="0" calcext:value-type="float">
            <text:p/>
          </table:table-cell>
          <table:table-cell table:formula="of:=IF(BITAND([.$Q35];BITLSHIFT(1;[.BV$2]))&gt;0;1;0)*[.$O35]" office:value-type="float" office:value="0" calcext:value-type="float">
            <text:p/>
          </table:table-cell>
          <table:table-cell table:formula="of:=IF(BITAND([.$Q35];BITLSHIFT(1;[.BW$2]))&gt;0;1;0)*[.$O35]" office:value-type="float" office:value="0" calcext:value-type="float">
            <text:p/>
          </table:table-cell>
          <table:table-cell table:formula="of:=IF(BITAND([.$Q35];BITLSHIFT(1;[.BX$2]))&gt;0;1;0)*[.$O35]" office:value-type="float" office:value="0" calcext:value-type="float">
            <text:p/>
          </table:table-cell>
          <table:table-cell table:formula="of:=IF(BITAND([.$Q35];BITLSHIFT(1;[.BY$2]))&gt;0;1;0)*[.$O35]" office:value-type="float" office:value="0" calcext:value-type="float">
            <text:p/>
          </table:table-cell>
          <table:table-cell table:formula="of:=IF(BITAND([.$Q35];BITLSHIFT(1;[.BZ$2]))&gt;0;1;0)*[.$O35]" office:value-type="float" office:value="0" calcext:value-type="float">
            <text:p/>
          </table:table-cell>
          <table:table-cell table:formula="of:=IF(BITAND([.$Q35];BITLSHIFT(1;[.CA$2]))&gt;0;1;0)*[.$O35]" office:value-type="float" office:value="0" calcext:value-type="float">
            <text:p/>
          </table:table-cell>
          <table:table-cell table:formula="of:=IF(BITAND([.$Q35];BITLSHIFT(1;[.CB$2]))&gt;0;1;0)*[.$O35]" office:value-type="float" office:value="0" calcext:value-type="float">
            <text:p/>
          </table:table-cell>
          <table:table-cell table:formula="of:=IF(BITAND([.$Q35];BITLSHIFT(1;[.CC$2]))&gt;0;1;0)*[.$O35]" office:value-type="float" office:value="0" calcext:value-type="float">
            <text:p/>
          </table:table-cell>
          <table:table-cell table:formula="of:=IF(BITAND([.$Q35];BITLSHIFT(1;[.CD$2]))&gt;0;1;0)*[.$O3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6] &amp; &quot;&quot;&quot;, &quot;&quot;zone&quot;&quot; : &quot;&quot;&quot;&amp;[.N36]&amp;&quot;&quot;&quot;, &quot;&quot;value&quot;&quot; : &quot;&amp;[.O36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6];10) ;16)" office:value-type="float" office:value="0" calcext:value-type="float">
            <text:p/>
          </table:table-cell>
          <table:table-cell table:formula="of:=DECIMAL(RIGHT([.N36];8) ;16)" office:value-type="float" office:value="0" calcext:value-type="float">
            <text:p/>
          </table:table-cell>
          <table:table-cell table:formula="of:=IF(BITAND([.$R36];BITLSHIFT(1;[.S$2]))&gt;0;1;0)*[.$O36]" office:value-type="float" office:value="0" calcext:value-type="float">
            <text:p/>
          </table:table-cell>
          <table:table-cell table:formula="of:=IF(BITAND([.$R36];BITLSHIFT(1;[.T$2]))&gt;0;1;0)*[.$O36]" office:value-type="float" office:value="0" calcext:value-type="float">
            <text:p/>
          </table:table-cell>
          <table:table-cell table:formula="of:=IF(BITAND([.$R36];BITLSHIFT(1;[.U$2]))&gt;0;1;0)*[.$O36]" office:value-type="float" office:value="0" calcext:value-type="float">
            <text:p/>
          </table:table-cell>
          <table:table-cell table:formula="of:=IF(BITAND([.$R36];BITLSHIFT(1;[.V$2]))&gt;0;1;0)*[.$O36]" office:value-type="float" office:value="0" calcext:value-type="float">
            <text:p/>
          </table:table-cell>
          <table:table-cell table:formula="of:=IF(BITAND([.$R36];BITLSHIFT(1;[.W$2]))&gt;0;1;0)*[.$O36]" office:value-type="float" office:value="0" calcext:value-type="float">
            <text:p/>
          </table:table-cell>
          <table:table-cell table:formula="of:=IF(BITAND([.$R36];BITLSHIFT(1;[.X$2]))&gt;0;1;0)*[.$O36]" office:value-type="float" office:value="0" calcext:value-type="float">
            <text:p/>
          </table:table-cell>
          <table:table-cell table:formula="of:=IF(BITAND([.$R36];BITLSHIFT(1;[.Y$2]))&gt;0;1;0)*[.$O36]" office:value-type="float" office:value="0" calcext:value-type="float">
            <text:p/>
          </table:table-cell>
          <table:table-cell table:formula="of:=IF(BITAND([.$R36];BITLSHIFT(1;[.Z$2]))&gt;0;1;0)*[.$O36]" office:value-type="float" office:value="0" calcext:value-type="float">
            <text:p/>
          </table:table-cell>
          <table:table-cell table:formula="of:=IF(BITAND([.$R36];BITLSHIFT(1;[.AA$2]))&gt;0;1;0)*[.$O36]" office:value-type="float" office:value="0" calcext:value-type="float">
            <text:p/>
          </table:table-cell>
          <table:table-cell table:formula="of:=IF(BITAND([.$R36];BITLSHIFT(1;[.AB$2]))&gt;0;1;0)*[.$O36]" office:value-type="float" office:value="0" calcext:value-type="float">
            <text:p/>
          </table:table-cell>
          <table:table-cell table:formula="of:=IF(BITAND([.$R36];BITLSHIFT(1;[.AC$2]))&gt;0;1;0)*[.$O36]" office:value-type="float" office:value="0" calcext:value-type="float">
            <text:p/>
          </table:table-cell>
          <table:table-cell table:formula="of:=IF(BITAND([.$R36];BITLSHIFT(1;[.AD$2]))&gt;0;1;0)*[.$O36]" office:value-type="float" office:value="0" calcext:value-type="float">
            <text:p/>
          </table:table-cell>
          <table:table-cell table:formula="of:=IF(BITAND([.$R36];BITLSHIFT(1;[.AE$2]))&gt;0;1;0)*[.$O36]" office:value-type="float" office:value="0" calcext:value-type="float">
            <text:p/>
          </table:table-cell>
          <table:table-cell table:formula="of:=IF(BITAND([.$R36];BITLSHIFT(1;[.AF$2]))&gt;0;1;0)*[.$O36]" office:value-type="float" office:value="0" calcext:value-type="float">
            <text:p/>
          </table:table-cell>
          <table:table-cell table:formula="of:=IF(BITAND([.$R36];BITLSHIFT(1;[.AG$2]))&gt;0;1;0)*[.$O36]" office:value-type="float" office:value="0" calcext:value-type="float">
            <text:p/>
          </table:table-cell>
          <table:table-cell table:formula="of:=IF(BITAND([.$R36];BITLSHIFT(1;[.AH$2]))&gt;0;1;0)*[.$O36]" office:value-type="float" office:value="0" calcext:value-type="float">
            <text:p/>
          </table:table-cell>
          <table:table-cell table:formula="of:=IF(BITAND([.$R36];BITLSHIFT(1;[.AI$2]))&gt;0;1;0)*[.$O36]" office:value-type="float" office:value="0" calcext:value-type="float">
            <text:p/>
          </table:table-cell>
          <table:table-cell table:formula="of:=IF(BITAND([.$R36];BITLSHIFT(1;[.AJ$2]))&gt;0;1;0)*[.$O36]" office:value-type="float" office:value="0" calcext:value-type="float">
            <text:p/>
          </table:table-cell>
          <table:table-cell table:formula="of:=IF(BITAND([.$R36];BITLSHIFT(1;[.AK$2]))&gt;0;1;0)*[.$O36]" office:value-type="float" office:value="0" calcext:value-type="float">
            <text:p/>
          </table:table-cell>
          <table:table-cell table:formula="of:=IF(BITAND([.$R36];BITLSHIFT(1;[.AL$2]))&gt;0;1;0)*[.$O36]" office:value-type="float" office:value="0" calcext:value-type="float">
            <text:p/>
          </table:table-cell>
          <table:table-cell table:formula="of:=IF(BITAND([.$R36];BITLSHIFT(1;[.AM$2]))&gt;0;1;0)*[.$O36]" office:value-type="float" office:value="0" calcext:value-type="float">
            <text:p/>
          </table:table-cell>
          <table:table-cell table:formula="of:=IF(BITAND([.$R36];BITLSHIFT(1;[.AN$2]))&gt;0;1;0)*[.$O36]" office:value-type="float" office:value="0" calcext:value-type="float">
            <text:p/>
          </table:table-cell>
          <table:table-cell table:formula="of:=IF(BITAND([.$R36];BITLSHIFT(1;[.AO$2]))&gt;0;1;0)*[.$O36]" office:value-type="float" office:value="0" calcext:value-type="float">
            <text:p/>
          </table:table-cell>
          <table:table-cell table:formula="of:=IF(BITAND([.$R36];BITLSHIFT(1;[.AP$2]))&gt;0;1;0)*[.$O36]" office:value-type="float" office:value="0" calcext:value-type="float">
            <text:p/>
          </table:table-cell>
          <table:table-cell table:formula="of:=IF(BITAND([.$R36];BITLSHIFT(1;[.AQ$2]))&gt;0;1;0)*[.$O36]" office:value-type="float" office:value="0" calcext:value-type="float">
            <text:p/>
          </table:table-cell>
          <table:table-cell table:formula="of:=IF(BITAND([.$R36];BITLSHIFT(1;[.AR$2]))&gt;0;1;0)*[.$O36]" office:value-type="float" office:value="0" calcext:value-type="float">
            <text:p/>
          </table:table-cell>
          <table:table-cell table:formula="of:=IF(BITAND([.$R36];BITLSHIFT(1;[.AS$2]))&gt;0;1;0)*[.$O36]" office:value-type="float" office:value="0" calcext:value-type="float">
            <text:p/>
          </table:table-cell>
          <table:table-cell table:formula="of:=IF(BITAND([.$R36];BITLSHIFT(1;[.AT$2]))&gt;0;1;0)*[.$O36]" office:value-type="float" office:value="0" calcext:value-type="float">
            <text:p/>
          </table:table-cell>
          <table:table-cell table:formula="of:=IF(BITAND([.$R36];BITLSHIFT(1;[.AU$2]))&gt;0;1;0)*[.$O36]" office:value-type="float" office:value="0" calcext:value-type="float">
            <text:p/>
          </table:table-cell>
          <table:table-cell table:formula="of:=IF(BITAND([.$R36];BITLSHIFT(1;[.AV$2]))&gt;0;1;0)*[.$O36]" office:value-type="float" office:value="0" calcext:value-type="float">
            <text:p/>
          </table:table-cell>
          <table:table-cell table:formula="of:=IF(BITAND([.$R36];BITLSHIFT(1;[.AW$2]))&gt;0;1;0)*[.$O36]" office:value-type="float" office:value="0" calcext:value-type="float">
            <text:p/>
          </table:table-cell>
          <table:table-cell table:formula="of:=IF(BITAND([.$R36];BITLSHIFT(1;[.AX$2]))&gt;0;1;0)*[.$O36]" office:value-type="float" office:value="0" calcext:value-type="float">
            <text:p/>
          </table:table-cell>
          <table:table-cell table:formula="of:=IF(BITAND([.$Q36];BITLSHIFT(1;[.AY$2]))&gt;0;1;0)*[.$O36]" office:value-type="float" office:value="0" calcext:value-type="float">
            <text:p/>
          </table:table-cell>
          <table:table-cell table:formula="of:=IF(BITAND([.$Q36];BITLSHIFT(1;[.AZ$2]))&gt;0;1;0)*[.$O36]" office:value-type="float" office:value="0" calcext:value-type="float">
            <text:p/>
          </table:table-cell>
          <table:table-cell table:formula="of:=IF(BITAND([.$Q36];BITLSHIFT(1;[.BA$2]))&gt;0;1;0)*[.$O36]" office:value-type="float" office:value="0" calcext:value-type="float">
            <text:p/>
          </table:table-cell>
          <table:table-cell table:formula="of:=IF(BITAND([.$Q36];BITLSHIFT(1;[.BB$2]))&gt;0;1;0)*[.$O36]" office:value-type="float" office:value="0" calcext:value-type="float">
            <text:p/>
          </table:table-cell>
          <table:table-cell table:formula="of:=IF(BITAND([.$Q36];BITLSHIFT(1;[.BC$2]))&gt;0;1;0)*[.$O36]" office:value-type="float" office:value="0" calcext:value-type="float">
            <text:p/>
          </table:table-cell>
          <table:table-cell table:formula="of:=IF(BITAND([.$Q36];BITLSHIFT(1;[.BD$2]))&gt;0;1;0)*[.$O36]" office:value-type="float" office:value="0" calcext:value-type="float">
            <text:p/>
          </table:table-cell>
          <table:table-cell table:formula="of:=IF(BITAND([.$Q36];BITLSHIFT(1;[.BE$2]))&gt;0;1;0)*[.$O36]" office:value-type="float" office:value="0" calcext:value-type="float">
            <text:p/>
          </table:table-cell>
          <table:table-cell table:formula="of:=IF(BITAND([.$Q36];BITLSHIFT(1;[.BF$2]))&gt;0;1;0)*[.$O36]" office:value-type="float" office:value="0" calcext:value-type="float">
            <text:p/>
          </table:table-cell>
          <table:table-cell table:formula="of:=IF(BITAND([.$Q36];BITLSHIFT(1;[.BG$2]))&gt;0;1;0)*[.$O36]" office:value-type="float" office:value="0" calcext:value-type="float">
            <text:p/>
          </table:table-cell>
          <table:table-cell table:formula="of:=IF(BITAND([.$Q36];BITLSHIFT(1;[.BH$2]))&gt;0;1;0)*[.$O36]" office:value-type="float" office:value="0" calcext:value-type="float">
            <text:p/>
          </table:table-cell>
          <table:table-cell table:formula="of:=IF(BITAND([.$Q36];BITLSHIFT(1;[.BI$2]))&gt;0;1;0)*[.$O36]" office:value-type="float" office:value="0" calcext:value-type="float">
            <text:p/>
          </table:table-cell>
          <table:table-cell table:formula="of:=IF(BITAND([.$Q36];BITLSHIFT(1;[.BJ$2]))&gt;0;1;0)*[.$O36]" office:value-type="float" office:value="0" calcext:value-type="float">
            <text:p/>
          </table:table-cell>
          <table:table-cell table:formula="of:=IF(BITAND([.$Q36];BITLSHIFT(1;[.BK$2]))&gt;0;1;0)*[.$O36]" office:value-type="float" office:value="0" calcext:value-type="float">
            <text:p/>
          </table:table-cell>
          <table:table-cell table:formula="of:=IF(BITAND([.$Q36];BITLSHIFT(1;[.BL$2]))&gt;0;1;0)*[.$O36]" office:value-type="float" office:value="0" calcext:value-type="float">
            <text:p/>
          </table:table-cell>
          <table:table-cell table:formula="of:=IF(BITAND([.$Q36];BITLSHIFT(1;[.BM$2]))&gt;0;1;0)*[.$O36]" office:value-type="float" office:value="0" calcext:value-type="float">
            <text:p/>
          </table:table-cell>
          <table:table-cell table:formula="of:=IF(BITAND([.$Q36];BITLSHIFT(1;[.BN$2]))&gt;0;1;0)*[.$O36]" office:value-type="float" office:value="0" calcext:value-type="float">
            <text:p/>
          </table:table-cell>
          <table:table-cell table:formula="of:=IF(BITAND([.$Q36];BITLSHIFT(1;[.BO$2]))&gt;0;1;0)*[.$O36]" office:value-type="float" office:value="0" calcext:value-type="float">
            <text:p/>
          </table:table-cell>
          <table:table-cell table:formula="of:=IF(BITAND([.$Q36];BITLSHIFT(1;[.BP$2]))&gt;0;1;0)*[.$O36]" office:value-type="float" office:value="0" calcext:value-type="float">
            <text:p/>
          </table:table-cell>
          <table:table-cell table:formula="of:=IF(BITAND([.$Q36];BITLSHIFT(1;[.BQ$2]))&gt;0;1;0)*[.$O36]" office:value-type="float" office:value="0" calcext:value-type="float">
            <text:p/>
          </table:table-cell>
          <table:table-cell table:formula="of:=IF(BITAND([.$Q36];BITLSHIFT(1;[.BR$2]))&gt;0;1;0)*[.$O36]" office:value-type="float" office:value="0" calcext:value-type="float">
            <text:p/>
          </table:table-cell>
          <table:table-cell table:formula="of:=IF(BITAND([.$Q36];BITLSHIFT(1;[.BS$2]))&gt;0;1;0)*[.$O36]" office:value-type="float" office:value="0" calcext:value-type="float">
            <text:p/>
          </table:table-cell>
          <table:table-cell table:formula="of:=IF(BITAND([.$Q36];BITLSHIFT(1;[.BT$2]))&gt;0;1;0)*[.$O36]" office:value-type="float" office:value="0" calcext:value-type="float">
            <text:p/>
          </table:table-cell>
          <table:table-cell table:formula="of:=IF(BITAND([.$Q36];BITLSHIFT(1;[.BU$2]))&gt;0;1;0)*[.$O36]" office:value-type="float" office:value="0" calcext:value-type="float">
            <text:p/>
          </table:table-cell>
          <table:table-cell table:formula="of:=IF(BITAND([.$Q36];BITLSHIFT(1;[.BV$2]))&gt;0;1;0)*[.$O36]" office:value-type="float" office:value="0" calcext:value-type="float">
            <text:p/>
          </table:table-cell>
          <table:table-cell table:formula="of:=IF(BITAND([.$Q36];BITLSHIFT(1;[.BW$2]))&gt;0;1;0)*[.$O36]" office:value-type="float" office:value="0" calcext:value-type="float">
            <text:p/>
          </table:table-cell>
          <table:table-cell table:formula="of:=IF(BITAND([.$Q36];BITLSHIFT(1;[.BX$2]))&gt;0;1;0)*[.$O36]" office:value-type="float" office:value="0" calcext:value-type="float">
            <text:p/>
          </table:table-cell>
          <table:table-cell table:formula="of:=IF(BITAND([.$Q36];BITLSHIFT(1;[.BY$2]))&gt;0;1;0)*[.$O36]" office:value-type="float" office:value="0" calcext:value-type="float">
            <text:p/>
          </table:table-cell>
          <table:table-cell table:formula="of:=IF(BITAND([.$Q36];BITLSHIFT(1;[.BZ$2]))&gt;0;1;0)*[.$O36]" office:value-type="float" office:value="0" calcext:value-type="float">
            <text:p/>
          </table:table-cell>
          <table:table-cell table:formula="of:=IF(BITAND([.$Q36];BITLSHIFT(1;[.CA$2]))&gt;0;1;0)*[.$O36]" office:value-type="float" office:value="0" calcext:value-type="float">
            <text:p/>
          </table:table-cell>
          <table:table-cell table:formula="of:=IF(BITAND([.$Q36];BITLSHIFT(1;[.CB$2]))&gt;0;1;0)*[.$O36]" office:value-type="float" office:value="0" calcext:value-type="float">
            <text:p/>
          </table:table-cell>
          <table:table-cell table:formula="of:=IF(BITAND([.$Q36];BITLSHIFT(1;[.CC$2]))&gt;0;1;0)*[.$O36]" office:value-type="float" office:value="0" calcext:value-type="float">
            <text:p/>
          </table:table-cell>
          <table:table-cell table:formula="of:=IF(BITAND([.$Q36];BITLSHIFT(1;[.CD$2]))&gt;0;1;0)*[.$O3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7] &amp; &quot;&quot;&quot;, &quot;&quot;zone&quot;&quot; : &quot;&quot;&quot;&amp;[.N37]&amp;&quot;&quot;&quot;, &quot;&quot;value&quot;&quot; : &quot;&amp;[.O37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7];10) ;16)" office:value-type="float" office:value="0" calcext:value-type="float">
            <text:p/>
          </table:table-cell>
          <table:table-cell table:formula="of:=DECIMAL(RIGHT([.N37];8) ;16)" office:value-type="float" office:value="0" calcext:value-type="float">
            <text:p/>
          </table:table-cell>
          <table:table-cell table:formula="of:=IF(BITAND([.$R37];BITLSHIFT(1;[.S$2]))&gt;0;1;0)*[.$O37]" office:value-type="float" office:value="0" calcext:value-type="float">
            <text:p/>
          </table:table-cell>
          <table:table-cell table:formula="of:=IF(BITAND([.$R37];BITLSHIFT(1;[.T$2]))&gt;0;1;0)*[.$O37]" office:value-type="float" office:value="0" calcext:value-type="float">
            <text:p/>
          </table:table-cell>
          <table:table-cell table:formula="of:=IF(BITAND([.$R37];BITLSHIFT(1;[.U$2]))&gt;0;1;0)*[.$O37]" office:value-type="float" office:value="0" calcext:value-type="float">
            <text:p/>
          </table:table-cell>
          <table:table-cell table:formula="of:=IF(BITAND([.$R37];BITLSHIFT(1;[.V$2]))&gt;0;1;0)*[.$O37]" office:value-type="float" office:value="0" calcext:value-type="float">
            <text:p/>
          </table:table-cell>
          <table:table-cell table:formula="of:=IF(BITAND([.$R37];BITLSHIFT(1;[.W$2]))&gt;0;1;0)*[.$O37]" office:value-type="float" office:value="0" calcext:value-type="float">
            <text:p/>
          </table:table-cell>
          <table:table-cell table:formula="of:=IF(BITAND([.$R37];BITLSHIFT(1;[.X$2]))&gt;0;1;0)*[.$O37]" office:value-type="float" office:value="0" calcext:value-type="float">
            <text:p/>
          </table:table-cell>
          <table:table-cell table:formula="of:=IF(BITAND([.$R37];BITLSHIFT(1;[.Y$2]))&gt;0;1;0)*[.$O37]" office:value-type="float" office:value="0" calcext:value-type="float">
            <text:p/>
          </table:table-cell>
          <table:table-cell table:formula="of:=IF(BITAND([.$R37];BITLSHIFT(1;[.Z$2]))&gt;0;1;0)*[.$O37]" office:value-type="float" office:value="0" calcext:value-type="float">
            <text:p/>
          </table:table-cell>
          <table:table-cell table:formula="of:=IF(BITAND([.$R37];BITLSHIFT(1;[.AA$2]))&gt;0;1;0)*[.$O37]" office:value-type="float" office:value="0" calcext:value-type="float">
            <text:p/>
          </table:table-cell>
          <table:table-cell table:formula="of:=IF(BITAND([.$R37];BITLSHIFT(1;[.AB$2]))&gt;0;1;0)*[.$O37]" office:value-type="float" office:value="0" calcext:value-type="float">
            <text:p/>
          </table:table-cell>
          <table:table-cell table:formula="of:=IF(BITAND([.$R37];BITLSHIFT(1;[.AC$2]))&gt;0;1;0)*[.$O37]" office:value-type="float" office:value="0" calcext:value-type="float">
            <text:p/>
          </table:table-cell>
          <table:table-cell table:formula="of:=IF(BITAND([.$R37];BITLSHIFT(1;[.AD$2]))&gt;0;1;0)*[.$O37]" office:value-type="float" office:value="0" calcext:value-type="float">
            <text:p/>
          </table:table-cell>
          <table:table-cell table:formula="of:=IF(BITAND([.$R37];BITLSHIFT(1;[.AE$2]))&gt;0;1;0)*[.$O37]" office:value-type="float" office:value="0" calcext:value-type="float">
            <text:p/>
          </table:table-cell>
          <table:table-cell table:formula="of:=IF(BITAND([.$R37];BITLSHIFT(1;[.AF$2]))&gt;0;1;0)*[.$O37]" office:value-type="float" office:value="0" calcext:value-type="float">
            <text:p/>
          </table:table-cell>
          <table:table-cell table:formula="of:=IF(BITAND([.$R37];BITLSHIFT(1;[.AG$2]))&gt;0;1;0)*[.$O37]" office:value-type="float" office:value="0" calcext:value-type="float">
            <text:p/>
          </table:table-cell>
          <table:table-cell table:formula="of:=IF(BITAND([.$R37];BITLSHIFT(1;[.AH$2]))&gt;0;1;0)*[.$O37]" office:value-type="float" office:value="0" calcext:value-type="float">
            <text:p/>
          </table:table-cell>
          <table:table-cell table:formula="of:=IF(BITAND([.$R37];BITLSHIFT(1;[.AI$2]))&gt;0;1;0)*[.$O37]" office:value-type="float" office:value="0" calcext:value-type="float">
            <text:p/>
          </table:table-cell>
          <table:table-cell table:formula="of:=IF(BITAND([.$R37];BITLSHIFT(1;[.AJ$2]))&gt;0;1;0)*[.$O37]" office:value-type="float" office:value="0" calcext:value-type="float">
            <text:p/>
          </table:table-cell>
          <table:table-cell table:formula="of:=IF(BITAND([.$R37];BITLSHIFT(1;[.AK$2]))&gt;0;1;0)*[.$O37]" office:value-type="float" office:value="0" calcext:value-type="float">
            <text:p/>
          </table:table-cell>
          <table:table-cell table:formula="of:=IF(BITAND([.$R37];BITLSHIFT(1;[.AL$2]))&gt;0;1;0)*[.$O37]" office:value-type="float" office:value="0" calcext:value-type="float">
            <text:p/>
          </table:table-cell>
          <table:table-cell table:formula="of:=IF(BITAND([.$R37];BITLSHIFT(1;[.AM$2]))&gt;0;1;0)*[.$O37]" office:value-type="float" office:value="0" calcext:value-type="float">
            <text:p/>
          </table:table-cell>
          <table:table-cell table:formula="of:=IF(BITAND([.$R37];BITLSHIFT(1;[.AN$2]))&gt;0;1;0)*[.$O37]" office:value-type="float" office:value="0" calcext:value-type="float">
            <text:p/>
          </table:table-cell>
          <table:table-cell table:formula="of:=IF(BITAND([.$R37];BITLSHIFT(1;[.AO$2]))&gt;0;1;0)*[.$O37]" office:value-type="float" office:value="0" calcext:value-type="float">
            <text:p/>
          </table:table-cell>
          <table:table-cell table:formula="of:=IF(BITAND([.$R37];BITLSHIFT(1;[.AP$2]))&gt;0;1;0)*[.$O37]" office:value-type="float" office:value="0" calcext:value-type="float">
            <text:p/>
          </table:table-cell>
          <table:table-cell table:formula="of:=IF(BITAND([.$R37];BITLSHIFT(1;[.AQ$2]))&gt;0;1;0)*[.$O37]" office:value-type="float" office:value="0" calcext:value-type="float">
            <text:p/>
          </table:table-cell>
          <table:table-cell table:formula="of:=IF(BITAND([.$R37];BITLSHIFT(1;[.AR$2]))&gt;0;1;0)*[.$O37]" office:value-type="float" office:value="0" calcext:value-type="float">
            <text:p/>
          </table:table-cell>
          <table:table-cell table:formula="of:=IF(BITAND([.$R37];BITLSHIFT(1;[.AS$2]))&gt;0;1;0)*[.$O37]" office:value-type="float" office:value="0" calcext:value-type="float">
            <text:p/>
          </table:table-cell>
          <table:table-cell table:formula="of:=IF(BITAND([.$R37];BITLSHIFT(1;[.AT$2]))&gt;0;1;0)*[.$O37]" office:value-type="float" office:value="0" calcext:value-type="float">
            <text:p/>
          </table:table-cell>
          <table:table-cell table:formula="of:=IF(BITAND([.$R37];BITLSHIFT(1;[.AU$2]))&gt;0;1;0)*[.$O37]" office:value-type="float" office:value="0" calcext:value-type="float">
            <text:p/>
          </table:table-cell>
          <table:table-cell table:formula="of:=IF(BITAND([.$R37];BITLSHIFT(1;[.AV$2]))&gt;0;1;0)*[.$O37]" office:value-type="float" office:value="0" calcext:value-type="float">
            <text:p/>
          </table:table-cell>
          <table:table-cell table:formula="of:=IF(BITAND([.$R37];BITLSHIFT(1;[.AW$2]))&gt;0;1;0)*[.$O37]" office:value-type="float" office:value="0" calcext:value-type="float">
            <text:p/>
          </table:table-cell>
          <table:table-cell table:formula="of:=IF(BITAND([.$R37];BITLSHIFT(1;[.AX$2]))&gt;0;1;0)*[.$O37]" office:value-type="float" office:value="0" calcext:value-type="float">
            <text:p/>
          </table:table-cell>
          <table:table-cell table:formula="of:=IF(BITAND([.$Q37];BITLSHIFT(1;[.AY$2]))&gt;0;1;0)*[.$O37]" office:value-type="float" office:value="0" calcext:value-type="float">
            <text:p/>
          </table:table-cell>
          <table:table-cell table:formula="of:=IF(BITAND([.$Q37];BITLSHIFT(1;[.AZ$2]))&gt;0;1;0)*[.$O37]" office:value-type="float" office:value="0" calcext:value-type="float">
            <text:p/>
          </table:table-cell>
          <table:table-cell table:formula="of:=IF(BITAND([.$Q37];BITLSHIFT(1;[.BA$2]))&gt;0;1;0)*[.$O37]" office:value-type="float" office:value="0" calcext:value-type="float">
            <text:p/>
          </table:table-cell>
          <table:table-cell table:formula="of:=IF(BITAND([.$Q37];BITLSHIFT(1;[.BB$2]))&gt;0;1;0)*[.$O37]" office:value-type="float" office:value="0" calcext:value-type="float">
            <text:p/>
          </table:table-cell>
          <table:table-cell table:formula="of:=IF(BITAND([.$Q37];BITLSHIFT(1;[.BC$2]))&gt;0;1;0)*[.$O37]" office:value-type="float" office:value="0" calcext:value-type="float">
            <text:p/>
          </table:table-cell>
          <table:table-cell table:formula="of:=IF(BITAND([.$Q37];BITLSHIFT(1;[.BD$2]))&gt;0;1;0)*[.$O37]" office:value-type="float" office:value="0" calcext:value-type="float">
            <text:p/>
          </table:table-cell>
          <table:table-cell table:formula="of:=IF(BITAND([.$Q37];BITLSHIFT(1;[.BE$2]))&gt;0;1;0)*[.$O37]" office:value-type="float" office:value="0" calcext:value-type="float">
            <text:p/>
          </table:table-cell>
          <table:table-cell table:formula="of:=IF(BITAND([.$Q37];BITLSHIFT(1;[.BF$2]))&gt;0;1;0)*[.$O37]" office:value-type="float" office:value="0" calcext:value-type="float">
            <text:p/>
          </table:table-cell>
          <table:table-cell table:formula="of:=IF(BITAND([.$Q37];BITLSHIFT(1;[.BG$2]))&gt;0;1;0)*[.$O37]" office:value-type="float" office:value="0" calcext:value-type="float">
            <text:p/>
          </table:table-cell>
          <table:table-cell table:formula="of:=IF(BITAND([.$Q37];BITLSHIFT(1;[.BH$2]))&gt;0;1;0)*[.$O37]" office:value-type="float" office:value="0" calcext:value-type="float">
            <text:p/>
          </table:table-cell>
          <table:table-cell table:formula="of:=IF(BITAND([.$Q37];BITLSHIFT(1;[.BI$2]))&gt;0;1;0)*[.$O37]" office:value-type="float" office:value="0" calcext:value-type="float">
            <text:p/>
          </table:table-cell>
          <table:table-cell table:formula="of:=IF(BITAND([.$Q37];BITLSHIFT(1;[.BJ$2]))&gt;0;1;0)*[.$O37]" office:value-type="float" office:value="0" calcext:value-type="float">
            <text:p/>
          </table:table-cell>
          <table:table-cell table:formula="of:=IF(BITAND([.$Q37];BITLSHIFT(1;[.BK$2]))&gt;0;1;0)*[.$O37]" office:value-type="float" office:value="0" calcext:value-type="float">
            <text:p/>
          </table:table-cell>
          <table:table-cell table:formula="of:=IF(BITAND([.$Q37];BITLSHIFT(1;[.BL$2]))&gt;0;1;0)*[.$O37]" office:value-type="float" office:value="0" calcext:value-type="float">
            <text:p/>
          </table:table-cell>
          <table:table-cell table:formula="of:=IF(BITAND([.$Q37];BITLSHIFT(1;[.BM$2]))&gt;0;1;0)*[.$O37]" office:value-type="float" office:value="0" calcext:value-type="float">
            <text:p/>
          </table:table-cell>
          <table:table-cell table:formula="of:=IF(BITAND([.$Q37];BITLSHIFT(1;[.BN$2]))&gt;0;1;0)*[.$O37]" office:value-type="float" office:value="0" calcext:value-type="float">
            <text:p/>
          </table:table-cell>
          <table:table-cell table:formula="of:=IF(BITAND([.$Q37];BITLSHIFT(1;[.BO$2]))&gt;0;1;0)*[.$O37]" office:value-type="float" office:value="0" calcext:value-type="float">
            <text:p/>
          </table:table-cell>
          <table:table-cell table:formula="of:=IF(BITAND([.$Q37];BITLSHIFT(1;[.BP$2]))&gt;0;1;0)*[.$O37]" office:value-type="float" office:value="0" calcext:value-type="float">
            <text:p/>
          </table:table-cell>
          <table:table-cell table:formula="of:=IF(BITAND([.$Q37];BITLSHIFT(1;[.BQ$2]))&gt;0;1;0)*[.$O37]" office:value-type="float" office:value="0" calcext:value-type="float">
            <text:p/>
          </table:table-cell>
          <table:table-cell table:formula="of:=IF(BITAND([.$Q37];BITLSHIFT(1;[.BR$2]))&gt;0;1;0)*[.$O37]" office:value-type="float" office:value="0" calcext:value-type="float">
            <text:p/>
          </table:table-cell>
          <table:table-cell table:formula="of:=IF(BITAND([.$Q37];BITLSHIFT(1;[.BS$2]))&gt;0;1;0)*[.$O37]" office:value-type="float" office:value="0" calcext:value-type="float">
            <text:p/>
          </table:table-cell>
          <table:table-cell table:formula="of:=IF(BITAND([.$Q37];BITLSHIFT(1;[.BT$2]))&gt;0;1;0)*[.$O37]" office:value-type="float" office:value="0" calcext:value-type="float">
            <text:p/>
          </table:table-cell>
          <table:table-cell table:formula="of:=IF(BITAND([.$Q37];BITLSHIFT(1;[.BU$2]))&gt;0;1;0)*[.$O37]" office:value-type="float" office:value="0" calcext:value-type="float">
            <text:p/>
          </table:table-cell>
          <table:table-cell table:formula="of:=IF(BITAND([.$Q37];BITLSHIFT(1;[.BV$2]))&gt;0;1;0)*[.$O37]" office:value-type="float" office:value="0" calcext:value-type="float">
            <text:p/>
          </table:table-cell>
          <table:table-cell table:formula="of:=IF(BITAND([.$Q37];BITLSHIFT(1;[.BW$2]))&gt;0;1;0)*[.$O37]" office:value-type="float" office:value="0" calcext:value-type="float">
            <text:p/>
          </table:table-cell>
          <table:table-cell table:formula="of:=IF(BITAND([.$Q37];BITLSHIFT(1;[.BX$2]))&gt;0;1;0)*[.$O37]" office:value-type="float" office:value="0" calcext:value-type="float">
            <text:p/>
          </table:table-cell>
          <table:table-cell table:formula="of:=IF(BITAND([.$Q37];BITLSHIFT(1;[.BY$2]))&gt;0;1;0)*[.$O37]" office:value-type="float" office:value="0" calcext:value-type="float">
            <text:p/>
          </table:table-cell>
          <table:table-cell table:formula="of:=IF(BITAND([.$Q37];BITLSHIFT(1;[.BZ$2]))&gt;0;1;0)*[.$O37]" office:value-type="float" office:value="0" calcext:value-type="float">
            <text:p/>
          </table:table-cell>
          <table:table-cell table:formula="of:=IF(BITAND([.$Q37];BITLSHIFT(1;[.CA$2]))&gt;0;1;0)*[.$O37]" office:value-type="float" office:value="0" calcext:value-type="float">
            <text:p/>
          </table:table-cell>
          <table:table-cell table:formula="of:=IF(BITAND([.$Q37];BITLSHIFT(1;[.CB$2]))&gt;0;1;0)*[.$O37]" office:value-type="float" office:value="0" calcext:value-type="float">
            <text:p/>
          </table:table-cell>
          <table:table-cell table:formula="of:=IF(BITAND([.$Q37];BITLSHIFT(1;[.CC$2]))&gt;0;1;0)*[.$O37]" office:value-type="float" office:value="0" calcext:value-type="float">
            <text:p/>
          </table:table-cell>
          <table:table-cell table:formula="of:=IF(BITAND([.$Q37];BITLSHIFT(1;[.CD$2]))&gt;0;1;0)*[.$O3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8] &amp; &quot;&quot;&quot;, &quot;&quot;zone&quot;&quot; : &quot;&quot;&quot;&amp;[.N38]&amp;&quot;&quot;&quot;, &quot;&quot;value&quot;&quot; : &quot;&amp;[.O38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8];10) ;16)" office:value-type="float" office:value="0" calcext:value-type="float">
            <text:p/>
          </table:table-cell>
          <table:table-cell table:formula="of:=DECIMAL(RIGHT([.N38];8) ;16)" office:value-type="float" office:value="0" calcext:value-type="float">
            <text:p/>
          </table:table-cell>
          <table:table-cell table:formula="of:=IF(BITAND([.$R38];BITLSHIFT(1;[.S$2]))&gt;0;1;0)*[.$O38]" office:value-type="float" office:value="0" calcext:value-type="float">
            <text:p/>
          </table:table-cell>
          <table:table-cell table:formula="of:=IF(BITAND([.$R38];BITLSHIFT(1;[.T$2]))&gt;0;1;0)*[.$O38]" office:value-type="float" office:value="0" calcext:value-type="float">
            <text:p/>
          </table:table-cell>
          <table:table-cell table:formula="of:=IF(BITAND([.$R38];BITLSHIFT(1;[.U$2]))&gt;0;1;0)*[.$O38]" office:value-type="float" office:value="0" calcext:value-type="float">
            <text:p/>
          </table:table-cell>
          <table:table-cell table:formula="of:=IF(BITAND([.$R38];BITLSHIFT(1;[.V$2]))&gt;0;1;0)*[.$O38]" office:value-type="float" office:value="0" calcext:value-type="float">
            <text:p/>
          </table:table-cell>
          <table:table-cell table:formula="of:=IF(BITAND([.$R38];BITLSHIFT(1;[.W$2]))&gt;0;1;0)*[.$O38]" office:value-type="float" office:value="0" calcext:value-type="float">
            <text:p/>
          </table:table-cell>
          <table:table-cell table:formula="of:=IF(BITAND([.$R38];BITLSHIFT(1;[.X$2]))&gt;0;1;0)*[.$O38]" office:value-type="float" office:value="0" calcext:value-type="float">
            <text:p/>
          </table:table-cell>
          <table:table-cell table:formula="of:=IF(BITAND([.$R38];BITLSHIFT(1;[.Y$2]))&gt;0;1;0)*[.$O38]" office:value-type="float" office:value="0" calcext:value-type="float">
            <text:p/>
          </table:table-cell>
          <table:table-cell table:formula="of:=IF(BITAND([.$R38];BITLSHIFT(1;[.Z$2]))&gt;0;1;0)*[.$O38]" office:value-type="float" office:value="0" calcext:value-type="float">
            <text:p/>
          </table:table-cell>
          <table:table-cell table:formula="of:=IF(BITAND([.$R38];BITLSHIFT(1;[.AA$2]))&gt;0;1;0)*[.$O38]" office:value-type="float" office:value="0" calcext:value-type="float">
            <text:p/>
          </table:table-cell>
          <table:table-cell table:formula="of:=IF(BITAND([.$R38];BITLSHIFT(1;[.AB$2]))&gt;0;1;0)*[.$O38]" office:value-type="float" office:value="0" calcext:value-type="float">
            <text:p/>
          </table:table-cell>
          <table:table-cell table:formula="of:=IF(BITAND([.$R38];BITLSHIFT(1;[.AC$2]))&gt;0;1;0)*[.$O38]" office:value-type="float" office:value="0" calcext:value-type="float">
            <text:p/>
          </table:table-cell>
          <table:table-cell table:formula="of:=IF(BITAND([.$R38];BITLSHIFT(1;[.AD$2]))&gt;0;1;0)*[.$O38]" office:value-type="float" office:value="0" calcext:value-type="float">
            <text:p/>
          </table:table-cell>
          <table:table-cell table:formula="of:=IF(BITAND([.$R38];BITLSHIFT(1;[.AE$2]))&gt;0;1;0)*[.$O38]" office:value-type="float" office:value="0" calcext:value-type="float">
            <text:p/>
          </table:table-cell>
          <table:table-cell table:formula="of:=IF(BITAND([.$R38];BITLSHIFT(1;[.AF$2]))&gt;0;1;0)*[.$O38]" office:value-type="float" office:value="0" calcext:value-type="float">
            <text:p/>
          </table:table-cell>
          <table:table-cell table:formula="of:=IF(BITAND([.$R38];BITLSHIFT(1;[.AG$2]))&gt;0;1;0)*[.$O38]" office:value-type="float" office:value="0" calcext:value-type="float">
            <text:p/>
          </table:table-cell>
          <table:table-cell table:formula="of:=IF(BITAND([.$R38];BITLSHIFT(1;[.AH$2]))&gt;0;1;0)*[.$O38]" office:value-type="float" office:value="0" calcext:value-type="float">
            <text:p/>
          </table:table-cell>
          <table:table-cell table:formula="of:=IF(BITAND([.$R38];BITLSHIFT(1;[.AI$2]))&gt;0;1;0)*[.$O38]" office:value-type="float" office:value="0" calcext:value-type="float">
            <text:p/>
          </table:table-cell>
          <table:table-cell table:formula="of:=IF(BITAND([.$R38];BITLSHIFT(1;[.AJ$2]))&gt;0;1;0)*[.$O38]" office:value-type="float" office:value="0" calcext:value-type="float">
            <text:p/>
          </table:table-cell>
          <table:table-cell table:formula="of:=IF(BITAND([.$R38];BITLSHIFT(1;[.AK$2]))&gt;0;1;0)*[.$O38]" office:value-type="float" office:value="0" calcext:value-type="float">
            <text:p/>
          </table:table-cell>
          <table:table-cell table:formula="of:=IF(BITAND([.$R38];BITLSHIFT(1;[.AL$2]))&gt;0;1;0)*[.$O38]" office:value-type="float" office:value="0" calcext:value-type="float">
            <text:p/>
          </table:table-cell>
          <table:table-cell table:formula="of:=IF(BITAND([.$R38];BITLSHIFT(1;[.AM$2]))&gt;0;1;0)*[.$O38]" office:value-type="float" office:value="0" calcext:value-type="float">
            <text:p/>
          </table:table-cell>
          <table:table-cell table:formula="of:=IF(BITAND([.$R38];BITLSHIFT(1;[.AN$2]))&gt;0;1;0)*[.$O38]" office:value-type="float" office:value="0" calcext:value-type="float">
            <text:p/>
          </table:table-cell>
          <table:table-cell table:formula="of:=IF(BITAND([.$R38];BITLSHIFT(1;[.AO$2]))&gt;0;1;0)*[.$O38]" office:value-type="float" office:value="0" calcext:value-type="float">
            <text:p/>
          </table:table-cell>
          <table:table-cell table:formula="of:=IF(BITAND([.$R38];BITLSHIFT(1;[.AP$2]))&gt;0;1;0)*[.$O38]" office:value-type="float" office:value="0" calcext:value-type="float">
            <text:p/>
          </table:table-cell>
          <table:table-cell table:formula="of:=IF(BITAND([.$R38];BITLSHIFT(1;[.AQ$2]))&gt;0;1;0)*[.$O38]" office:value-type="float" office:value="0" calcext:value-type="float">
            <text:p/>
          </table:table-cell>
          <table:table-cell table:formula="of:=IF(BITAND([.$R38];BITLSHIFT(1;[.AR$2]))&gt;0;1;0)*[.$O38]" office:value-type="float" office:value="0" calcext:value-type="float">
            <text:p/>
          </table:table-cell>
          <table:table-cell table:formula="of:=IF(BITAND([.$R38];BITLSHIFT(1;[.AS$2]))&gt;0;1;0)*[.$O38]" office:value-type="float" office:value="0" calcext:value-type="float">
            <text:p/>
          </table:table-cell>
          <table:table-cell table:formula="of:=IF(BITAND([.$R38];BITLSHIFT(1;[.AT$2]))&gt;0;1;0)*[.$O38]" office:value-type="float" office:value="0" calcext:value-type="float">
            <text:p/>
          </table:table-cell>
          <table:table-cell table:formula="of:=IF(BITAND([.$R38];BITLSHIFT(1;[.AU$2]))&gt;0;1;0)*[.$O38]" office:value-type="float" office:value="0" calcext:value-type="float">
            <text:p/>
          </table:table-cell>
          <table:table-cell table:formula="of:=IF(BITAND([.$R38];BITLSHIFT(1;[.AV$2]))&gt;0;1;0)*[.$O38]" office:value-type="float" office:value="0" calcext:value-type="float">
            <text:p/>
          </table:table-cell>
          <table:table-cell table:formula="of:=IF(BITAND([.$R38];BITLSHIFT(1;[.AW$2]))&gt;0;1;0)*[.$O38]" office:value-type="float" office:value="0" calcext:value-type="float">
            <text:p/>
          </table:table-cell>
          <table:table-cell table:formula="of:=IF(BITAND([.$R38];BITLSHIFT(1;[.AX$2]))&gt;0;1;0)*[.$O38]" office:value-type="float" office:value="0" calcext:value-type="float">
            <text:p/>
          </table:table-cell>
          <table:table-cell table:formula="of:=IF(BITAND([.$Q38];BITLSHIFT(1;[.AY$2]))&gt;0;1;0)*[.$O38]" office:value-type="float" office:value="0" calcext:value-type="float">
            <text:p/>
          </table:table-cell>
          <table:table-cell table:formula="of:=IF(BITAND([.$Q38];BITLSHIFT(1;[.AZ$2]))&gt;0;1;0)*[.$O38]" office:value-type="float" office:value="0" calcext:value-type="float">
            <text:p/>
          </table:table-cell>
          <table:table-cell table:formula="of:=IF(BITAND([.$Q38];BITLSHIFT(1;[.BA$2]))&gt;0;1;0)*[.$O38]" office:value-type="float" office:value="0" calcext:value-type="float">
            <text:p/>
          </table:table-cell>
          <table:table-cell table:formula="of:=IF(BITAND([.$Q38];BITLSHIFT(1;[.BB$2]))&gt;0;1;0)*[.$O38]" office:value-type="float" office:value="0" calcext:value-type="float">
            <text:p/>
          </table:table-cell>
          <table:table-cell table:formula="of:=IF(BITAND([.$Q38];BITLSHIFT(1;[.BC$2]))&gt;0;1;0)*[.$O38]" office:value-type="float" office:value="0" calcext:value-type="float">
            <text:p/>
          </table:table-cell>
          <table:table-cell table:formula="of:=IF(BITAND([.$Q38];BITLSHIFT(1;[.BD$2]))&gt;0;1;0)*[.$O38]" office:value-type="float" office:value="0" calcext:value-type="float">
            <text:p/>
          </table:table-cell>
          <table:table-cell table:formula="of:=IF(BITAND([.$Q38];BITLSHIFT(1;[.BE$2]))&gt;0;1;0)*[.$O38]" office:value-type="float" office:value="0" calcext:value-type="float">
            <text:p/>
          </table:table-cell>
          <table:table-cell table:formula="of:=IF(BITAND([.$Q38];BITLSHIFT(1;[.BF$2]))&gt;0;1;0)*[.$O38]" office:value-type="float" office:value="0" calcext:value-type="float">
            <text:p/>
          </table:table-cell>
          <table:table-cell table:formula="of:=IF(BITAND([.$Q38];BITLSHIFT(1;[.BG$2]))&gt;0;1;0)*[.$O38]" office:value-type="float" office:value="0" calcext:value-type="float">
            <text:p/>
          </table:table-cell>
          <table:table-cell table:formula="of:=IF(BITAND([.$Q38];BITLSHIFT(1;[.BH$2]))&gt;0;1;0)*[.$O38]" office:value-type="float" office:value="0" calcext:value-type="float">
            <text:p/>
          </table:table-cell>
          <table:table-cell table:formula="of:=IF(BITAND([.$Q38];BITLSHIFT(1;[.BI$2]))&gt;0;1;0)*[.$O38]" office:value-type="float" office:value="0" calcext:value-type="float">
            <text:p/>
          </table:table-cell>
          <table:table-cell table:formula="of:=IF(BITAND([.$Q38];BITLSHIFT(1;[.BJ$2]))&gt;0;1;0)*[.$O38]" office:value-type="float" office:value="0" calcext:value-type="float">
            <text:p/>
          </table:table-cell>
          <table:table-cell table:formula="of:=IF(BITAND([.$Q38];BITLSHIFT(1;[.BK$2]))&gt;0;1;0)*[.$O38]" office:value-type="float" office:value="0" calcext:value-type="float">
            <text:p/>
          </table:table-cell>
          <table:table-cell table:formula="of:=IF(BITAND([.$Q38];BITLSHIFT(1;[.BL$2]))&gt;0;1;0)*[.$O38]" office:value-type="float" office:value="0" calcext:value-type="float">
            <text:p/>
          </table:table-cell>
          <table:table-cell table:formula="of:=IF(BITAND([.$Q38];BITLSHIFT(1;[.BM$2]))&gt;0;1;0)*[.$O38]" office:value-type="float" office:value="0" calcext:value-type="float">
            <text:p/>
          </table:table-cell>
          <table:table-cell table:formula="of:=IF(BITAND([.$Q38];BITLSHIFT(1;[.BN$2]))&gt;0;1;0)*[.$O38]" office:value-type="float" office:value="0" calcext:value-type="float">
            <text:p/>
          </table:table-cell>
          <table:table-cell table:formula="of:=IF(BITAND([.$Q38];BITLSHIFT(1;[.BO$2]))&gt;0;1;0)*[.$O38]" office:value-type="float" office:value="0" calcext:value-type="float">
            <text:p/>
          </table:table-cell>
          <table:table-cell table:formula="of:=IF(BITAND([.$Q38];BITLSHIFT(1;[.BP$2]))&gt;0;1;0)*[.$O38]" office:value-type="float" office:value="0" calcext:value-type="float">
            <text:p/>
          </table:table-cell>
          <table:table-cell table:formula="of:=IF(BITAND([.$Q38];BITLSHIFT(1;[.BQ$2]))&gt;0;1;0)*[.$O38]" office:value-type="float" office:value="0" calcext:value-type="float">
            <text:p/>
          </table:table-cell>
          <table:table-cell table:formula="of:=IF(BITAND([.$Q38];BITLSHIFT(1;[.BR$2]))&gt;0;1;0)*[.$O38]" office:value-type="float" office:value="0" calcext:value-type="float">
            <text:p/>
          </table:table-cell>
          <table:table-cell table:formula="of:=IF(BITAND([.$Q38];BITLSHIFT(1;[.BS$2]))&gt;0;1;0)*[.$O38]" office:value-type="float" office:value="0" calcext:value-type="float">
            <text:p/>
          </table:table-cell>
          <table:table-cell table:formula="of:=IF(BITAND([.$Q38];BITLSHIFT(1;[.BT$2]))&gt;0;1;0)*[.$O38]" office:value-type="float" office:value="0" calcext:value-type="float">
            <text:p/>
          </table:table-cell>
          <table:table-cell table:formula="of:=IF(BITAND([.$Q38];BITLSHIFT(1;[.BU$2]))&gt;0;1;0)*[.$O38]" office:value-type="float" office:value="0" calcext:value-type="float">
            <text:p/>
          </table:table-cell>
          <table:table-cell table:formula="of:=IF(BITAND([.$Q38];BITLSHIFT(1;[.BV$2]))&gt;0;1;0)*[.$O38]" office:value-type="float" office:value="0" calcext:value-type="float">
            <text:p/>
          </table:table-cell>
          <table:table-cell table:formula="of:=IF(BITAND([.$Q38];BITLSHIFT(1;[.BW$2]))&gt;0;1;0)*[.$O38]" office:value-type="float" office:value="0" calcext:value-type="float">
            <text:p/>
          </table:table-cell>
          <table:table-cell table:formula="of:=IF(BITAND([.$Q38];BITLSHIFT(1;[.BX$2]))&gt;0;1;0)*[.$O38]" office:value-type="float" office:value="0" calcext:value-type="float">
            <text:p/>
          </table:table-cell>
          <table:table-cell table:formula="of:=IF(BITAND([.$Q38];BITLSHIFT(1;[.BY$2]))&gt;0;1;0)*[.$O38]" office:value-type="float" office:value="0" calcext:value-type="float">
            <text:p/>
          </table:table-cell>
          <table:table-cell table:formula="of:=IF(BITAND([.$Q38];BITLSHIFT(1;[.BZ$2]))&gt;0;1;0)*[.$O38]" office:value-type="float" office:value="0" calcext:value-type="float">
            <text:p/>
          </table:table-cell>
          <table:table-cell table:formula="of:=IF(BITAND([.$Q38];BITLSHIFT(1;[.CA$2]))&gt;0;1;0)*[.$O38]" office:value-type="float" office:value="0" calcext:value-type="float">
            <text:p/>
          </table:table-cell>
          <table:table-cell table:formula="of:=IF(BITAND([.$Q38];BITLSHIFT(1;[.CB$2]))&gt;0;1;0)*[.$O38]" office:value-type="float" office:value="0" calcext:value-type="float">
            <text:p/>
          </table:table-cell>
          <table:table-cell table:formula="of:=IF(BITAND([.$Q38];BITLSHIFT(1;[.CC$2]))&gt;0;1;0)*[.$O38]" office:value-type="float" office:value="0" calcext:value-type="float">
            <text:p/>
          </table:table-cell>
          <table:table-cell table:formula="of:=IF(BITAND([.$Q38];BITLSHIFT(1;[.CD$2]))&gt;0;1;0)*[.$O3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39] &amp; &quot;&quot;&quot;, &quot;&quot;zone&quot;&quot; : &quot;&quot;&quot;&amp;[.N39]&amp;&quot;&quot;&quot;, &quot;&quot;value&quot;&quot; : &quot;&amp;[.O39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39];10) ;16)" office:value-type="float" office:value="0" calcext:value-type="float">
            <text:p/>
          </table:table-cell>
          <table:table-cell table:formula="of:=DECIMAL(RIGHT([.N39];8) ;16)" office:value-type="float" office:value="0" calcext:value-type="float">
            <text:p/>
          </table:table-cell>
          <table:table-cell table:formula="of:=IF(BITAND([.$R39];BITLSHIFT(1;[.S$2]))&gt;0;1;0)*[.$O39]" office:value-type="float" office:value="0" calcext:value-type="float">
            <text:p/>
          </table:table-cell>
          <table:table-cell table:formula="of:=IF(BITAND([.$R39];BITLSHIFT(1;[.T$2]))&gt;0;1;0)*[.$O39]" office:value-type="float" office:value="0" calcext:value-type="float">
            <text:p/>
          </table:table-cell>
          <table:table-cell table:formula="of:=IF(BITAND([.$R39];BITLSHIFT(1;[.U$2]))&gt;0;1;0)*[.$O39]" office:value-type="float" office:value="0" calcext:value-type="float">
            <text:p/>
          </table:table-cell>
          <table:table-cell table:formula="of:=IF(BITAND([.$R39];BITLSHIFT(1;[.V$2]))&gt;0;1;0)*[.$O39]" office:value-type="float" office:value="0" calcext:value-type="float">
            <text:p/>
          </table:table-cell>
          <table:table-cell table:formula="of:=IF(BITAND([.$R39];BITLSHIFT(1;[.W$2]))&gt;0;1;0)*[.$O39]" office:value-type="float" office:value="0" calcext:value-type="float">
            <text:p/>
          </table:table-cell>
          <table:table-cell table:formula="of:=IF(BITAND([.$R39];BITLSHIFT(1;[.X$2]))&gt;0;1;0)*[.$O39]" office:value-type="float" office:value="0" calcext:value-type="float">
            <text:p/>
          </table:table-cell>
          <table:table-cell table:formula="of:=IF(BITAND([.$R39];BITLSHIFT(1;[.Y$2]))&gt;0;1;0)*[.$O39]" office:value-type="float" office:value="0" calcext:value-type="float">
            <text:p/>
          </table:table-cell>
          <table:table-cell table:formula="of:=IF(BITAND([.$R39];BITLSHIFT(1;[.Z$2]))&gt;0;1;0)*[.$O39]" office:value-type="float" office:value="0" calcext:value-type="float">
            <text:p/>
          </table:table-cell>
          <table:table-cell table:formula="of:=IF(BITAND([.$R39];BITLSHIFT(1;[.AA$2]))&gt;0;1;0)*[.$O39]" office:value-type="float" office:value="0" calcext:value-type="float">
            <text:p/>
          </table:table-cell>
          <table:table-cell table:formula="of:=IF(BITAND([.$R39];BITLSHIFT(1;[.AB$2]))&gt;0;1;0)*[.$O39]" office:value-type="float" office:value="0" calcext:value-type="float">
            <text:p/>
          </table:table-cell>
          <table:table-cell table:formula="of:=IF(BITAND([.$R39];BITLSHIFT(1;[.AC$2]))&gt;0;1;0)*[.$O39]" office:value-type="float" office:value="0" calcext:value-type="float">
            <text:p/>
          </table:table-cell>
          <table:table-cell table:formula="of:=IF(BITAND([.$R39];BITLSHIFT(1;[.AD$2]))&gt;0;1;0)*[.$O39]" office:value-type="float" office:value="0" calcext:value-type="float">
            <text:p/>
          </table:table-cell>
          <table:table-cell table:formula="of:=IF(BITAND([.$R39];BITLSHIFT(1;[.AE$2]))&gt;0;1;0)*[.$O39]" office:value-type="float" office:value="0" calcext:value-type="float">
            <text:p/>
          </table:table-cell>
          <table:table-cell table:formula="of:=IF(BITAND([.$R39];BITLSHIFT(1;[.AF$2]))&gt;0;1;0)*[.$O39]" office:value-type="float" office:value="0" calcext:value-type="float">
            <text:p/>
          </table:table-cell>
          <table:table-cell table:formula="of:=IF(BITAND([.$R39];BITLSHIFT(1;[.AG$2]))&gt;0;1;0)*[.$O39]" office:value-type="float" office:value="0" calcext:value-type="float">
            <text:p/>
          </table:table-cell>
          <table:table-cell table:formula="of:=IF(BITAND([.$R39];BITLSHIFT(1;[.AH$2]))&gt;0;1;0)*[.$O39]" office:value-type="float" office:value="0" calcext:value-type="float">
            <text:p/>
          </table:table-cell>
          <table:table-cell table:formula="of:=IF(BITAND([.$R39];BITLSHIFT(1;[.AI$2]))&gt;0;1;0)*[.$O39]" office:value-type="float" office:value="0" calcext:value-type="float">
            <text:p/>
          </table:table-cell>
          <table:table-cell table:formula="of:=IF(BITAND([.$R39];BITLSHIFT(1;[.AJ$2]))&gt;0;1;0)*[.$O39]" office:value-type="float" office:value="0" calcext:value-type="float">
            <text:p/>
          </table:table-cell>
          <table:table-cell table:formula="of:=IF(BITAND([.$R39];BITLSHIFT(1;[.AK$2]))&gt;0;1;0)*[.$O39]" office:value-type="float" office:value="0" calcext:value-type="float">
            <text:p/>
          </table:table-cell>
          <table:table-cell table:formula="of:=IF(BITAND([.$R39];BITLSHIFT(1;[.AL$2]))&gt;0;1;0)*[.$O39]" office:value-type="float" office:value="0" calcext:value-type="float">
            <text:p/>
          </table:table-cell>
          <table:table-cell table:formula="of:=IF(BITAND([.$R39];BITLSHIFT(1;[.AM$2]))&gt;0;1;0)*[.$O39]" office:value-type="float" office:value="0" calcext:value-type="float">
            <text:p/>
          </table:table-cell>
          <table:table-cell table:formula="of:=IF(BITAND([.$R39];BITLSHIFT(1;[.AN$2]))&gt;0;1;0)*[.$O39]" office:value-type="float" office:value="0" calcext:value-type="float">
            <text:p/>
          </table:table-cell>
          <table:table-cell table:formula="of:=IF(BITAND([.$R39];BITLSHIFT(1;[.AO$2]))&gt;0;1;0)*[.$O39]" office:value-type="float" office:value="0" calcext:value-type="float">
            <text:p/>
          </table:table-cell>
          <table:table-cell table:formula="of:=IF(BITAND([.$R39];BITLSHIFT(1;[.AP$2]))&gt;0;1;0)*[.$O39]" office:value-type="float" office:value="0" calcext:value-type="float">
            <text:p/>
          </table:table-cell>
          <table:table-cell table:formula="of:=IF(BITAND([.$R39];BITLSHIFT(1;[.AQ$2]))&gt;0;1;0)*[.$O39]" office:value-type="float" office:value="0" calcext:value-type="float">
            <text:p/>
          </table:table-cell>
          <table:table-cell table:formula="of:=IF(BITAND([.$R39];BITLSHIFT(1;[.AR$2]))&gt;0;1;0)*[.$O39]" office:value-type="float" office:value="0" calcext:value-type="float">
            <text:p/>
          </table:table-cell>
          <table:table-cell table:formula="of:=IF(BITAND([.$R39];BITLSHIFT(1;[.AS$2]))&gt;0;1;0)*[.$O39]" office:value-type="float" office:value="0" calcext:value-type="float">
            <text:p/>
          </table:table-cell>
          <table:table-cell table:formula="of:=IF(BITAND([.$R39];BITLSHIFT(1;[.AT$2]))&gt;0;1;0)*[.$O39]" office:value-type="float" office:value="0" calcext:value-type="float">
            <text:p/>
          </table:table-cell>
          <table:table-cell table:formula="of:=IF(BITAND([.$R39];BITLSHIFT(1;[.AU$2]))&gt;0;1;0)*[.$O39]" office:value-type="float" office:value="0" calcext:value-type="float">
            <text:p/>
          </table:table-cell>
          <table:table-cell table:formula="of:=IF(BITAND([.$R39];BITLSHIFT(1;[.AV$2]))&gt;0;1;0)*[.$O39]" office:value-type="float" office:value="0" calcext:value-type="float">
            <text:p/>
          </table:table-cell>
          <table:table-cell table:formula="of:=IF(BITAND([.$R39];BITLSHIFT(1;[.AW$2]))&gt;0;1;0)*[.$O39]" office:value-type="float" office:value="0" calcext:value-type="float">
            <text:p/>
          </table:table-cell>
          <table:table-cell table:formula="of:=IF(BITAND([.$R39];BITLSHIFT(1;[.AX$2]))&gt;0;1;0)*[.$O39]" office:value-type="float" office:value="0" calcext:value-type="float">
            <text:p/>
          </table:table-cell>
          <table:table-cell table:formula="of:=IF(BITAND([.$Q39];BITLSHIFT(1;[.AY$2]))&gt;0;1;0)*[.$O39]" office:value-type="float" office:value="0" calcext:value-type="float">
            <text:p/>
          </table:table-cell>
          <table:table-cell table:formula="of:=IF(BITAND([.$Q39];BITLSHIFT(1;[.AZ$2]))&gt;0;1;0)*[.$O39]" office:value-type="float" office:value="0" calcext:value-type="float">
            <text:p/>
          </table:table-cell>
          <table:table-cell table:formula="of:=IF(BITAND([.$Q39];BITLSHIFT(1;[.BA$2]))&gt;0;1;0)*[.$O39]" office:value-type="float" office:value="0" calcext:value-type="float">
            <text:p/>
          </table:table-cell>
          <table:table-cell table:formula="of:=IF(BITAND([.$Q39];BITLSHIFT(1;[.BB$2]))&gt;0;1;0)*[.$O39]" office:value-type="float" office:value="0" calcext:value-type="float">
            <text:p/>
          </table:table-cell>
          <table:table-cell table:formula="of:=IF(BITAND([.$Q39];BITLSHIFT(1;[.BC$2]))&gt;0;1;0)*[.$O39]" office:value-type="float" office:value="0" calcext:value-type="float">
            <text:p/>
          </table:table-cell>
          <table:table-cell table:formula="of:=IF(BITAND([.$Q39];BITLSHIFT(1;[.BD$2]))&gt;0;1;0)*[.$O39]" office:value-type="float" office:value="0" calcext:value-type="float">
            <text:p/>
          </table:table-cell>
          <table:table-cell table:formula="of:=IF(BITAND([.$Q39];BITLSHIFT(1;[.BE$2]))&gt;0;1;0)*[.$O39]" office:value-type="float" office:value="0" calcext:value-type="float">
            <text:p/>
          </table:table-cell>
          <table:table-cell table:formula="of:=IF(BITAND([.$Q39];BITLSHIFT(1;[.BF$2]))&gt;0;1;0)*[.$O39]" office:value-type="float" office:value="0" calcext:value-type="float">
            <text:p/>
          </table:table-cell>
          <table:table-cell table:formula="of:=IF(BITAND([.$Q39];BITLSHIFT(1;[.BG$2]))&gt;0;1;0)*[.$O39]" office:value-type="float" office:value="0" calcext:value-type="float">
            <text:p/>
          </table:table-cell>
          <table:table-cell table:formula="of:=IF(BITAND([.$Q39];BITLSHIFT(1;[.BH$2]))&gt;0;1;0)*[.$O39]" office:value-type="float" office:value="0" calcext:value-type="float">
            <text:p/>
          </table:table-cell>
          <table:table-cell table:formula="of:=IF(BITAND([.$Q39];BITLSHIFT(1;[.BI$2]))&gt;0;1;0)*[.$O39]" office:value-type="float" office:value="0" calcext:value-type="float">
            <text:p/>
          </table:table-cell>
          <table:table-cell table:formula="of:=IF(BITAND([.$Q39];BITLSHIFT(1;[.BJ$2]))&gt;0;1;0)*[.$O39]" office:value-type="float" office:value="0" calcext:value-type="float">
            <text:p/>
          </table:table-cell>
          <table:table-cell table:formula="of:=IF(BITAND([.$Q39];BITLSHIFT(1;[.BK$2]))&gt;0;1;0)*[.$O39]" office:value-type="float" office:value="0" calcext:value-type="float">
            <text:p/>
          </table:table-cell>
          <table:table-cell table:formula="of:=IF(BITAND([.$Q39];BITLSHIFT(1;[.BL$2]))&gt;0;1;0)*[.$O39]" office:value-type="float" office:value="0" calcext:value-type="float">
            <text:p/>
          </table:table-cell>
          <table:table-cell table:formula="of:=IF(BITAND([.$Q39];BITLSHIFT(1;[.BM$2]))&gt;0;1;0)*[.$O39]" office:value-type="float" office:value="0" calcext:value-type="float">
            <text:p/>
          </table:table-cell>
          <table:table-cell table:formula="of:=IF(BITAND([.$Q39];BITLSHIFT(1;[.BN$2]))&gt;0;1;0)*[.$O39]" office:value-type="float" office:value="0" calcext:value-type="float">
            <text:p/>
          </table:table-cell>
          <table:table-cell table:formula="of:=IF(BITAND([.$Q39];BITLSHIFT(1;[.BO$2]))&gt;0;1;0)*[.$O39]" office:value-type="float" office:value="0" calcext:value-type="float">
            <text:p/>
          </table:table-cell>
          <table:table-cell table:formula="of:=IF(BITAND([.$Q39];BITLSHIFT(1;[.BP$2]))&gt;0;1;0)*[.$O39]" office:value-type="float" office:value="0" calcext:value-type="float">
            <text:p/>
          </table:table-cell>
          <table:table-cell table:formula="of:=IF(BITAND([.$Q39];BITLSHIFT(1;[.BQ$2]))&gt;0;1;0)*[.$O39]" office:value-type="float" office:value="0" calcext:value-type="float">
            <text:p/>
          </table:table-cell>
          <table:table-cell table:formula="of:=IF(BITAND([.$Q39];BITLSHIFT(1;[.BR$2]))&gt;0;1;0)*[.$O39]" office:value-type="float" office:value="0" calcext:value-type="float">
            <text:p/>
          </table:table-cell>
          <table:table-cell table:formula="of:=IF(BITAND([.$Q39];BITLSHIFT(1;[.BS$2]))&gt;0;1;0)*[.$O39]" office:value-type="float" office:value="0" calcext:value-type="float">
            <text:p/>
          </table:table-cell>
          <table:table-cell table:formula="of:=IF(BITAND([.$Q39];BITLSHIFT(1;[.BT$2]))&gt;0;1;0)*[.$O39]" office:value-type="float" office:value="0" calcext:value-type="float">
            <text:p/>
          </table:table-cell>
          <table:table-cell table:formula="of:=IF(BITAND([.$Q39];BITLSHIFT(1;[.BU$2]))&gt;0;1;0)*[.$O39]" office:value-type="float" office:value="0" calcext:value-type="float">
            <text:p/>
          </table:table-cell>
          <table:table-cell table:formula="of:=IF(BITAND([.$Q39];BITLSHIFT(1;[.BV$2]))&gt;0;1;0)*[.$O39]" office:value-type="float" office:value="0" calcext:value-type="float">
            <text:p/>
          </table:table-cell>
          <table:table-cell table:formula="of:=IF(BITAND([.$Q39];BITLSHIFT(1;[.BW$2]))&gt;0;1;0)*[.$O39]" office:value-type="float" office:value="0" calcext:value-type="float">
            <text:p/>
          </table:table-cell>
          <table:table-cell table:formula="of:=IF(BITAND([.$Q39];BITLSHIFT(1;[.BX$2]))&gt;0;1;0)*[.$O39]" office:value-type="float" office:value="0" calcext:value-type="float">
            <text:p/>
          </table:table-cell>
          <table:table-cell table:formula="of:=IF(BITAND([.$Q39];BITLSHIFT(1;[.BY$2]))&gt;0;1;0)*[.$O39]" office:value-type="float" office:value="0" calcext:value-type="float">
            <text:p/>
          </table:table-cell>
          <table:table-cell table:formula="of:=IF(BITAND([.$Q39];BITLSHIFT(1;[.BZ$2]))&gt;0;1;0)*[.$O39]" office:value-type="float" office:value="0" calcext:value-type="float">
            <text:p/>
          </table:table-cell>
          <table:table-cell table:formula="of:=IF(BITAND([.$Q39];BITLSHIFT(1;[.CA$2]))&gt;0;1;0)*[.$O39]" office:value-type="float" office:value="0" calcext:value-type="float">
            <text:p/>
          </table:table-cell>
          <table:table-cell table:formula="of:=IF(BITAND([.$Q39];BITLSHIFT(1;[.CB$2]))&gt;0;1;0)*[.$O39]" office:value-type="float" office:value="0" calcext:value-type="float">
            <text:p/>
          </table:table-cell>
          <table:table-cell table:formula="of:=IF(BITAND([.$Q39];BITLSHIFT(1;[.CC$2]))&gt;0;1;0)*[.$O39]" office:value-type="float" office:value="0" calcext:value-type="float">
            <text:p/>
          </table:table-cell>
          <table:table-cell table:formula="of:=IF(BITAND([.$Q39];BITLSHIFT(1;[.CD$2]))&gt;0;1;0)*[.$O3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0] &amp; &quot;&quot;&quot;, &quot;&quot;zone&quot;&quot; : &quot;&quot;&quot;&amp;[.N40]&amp;&quot;&quot;&quot;, &quot;&quot;value&quot;&quot; : &quot;&amp;[.O40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0];10) ;16)" office:value-type="float" office:value="0" calcext:value-type="float">
            <text:p/>
          </table:table-cell>
          <table:table-cell table:formula="of:=DECIMAL(RIGHT([.N40];8) ;16)" office:value-type="float" office:value="0" calcext:value-type="float">
            <text:p/>
          </table:table-cell>
          <table:table-cell table:formula="of:=IF(BITAND([.$R40];BITLSHIFT(1;[.S$2]))&gt;0;1;0)*[.$O40]" office:value-type="float" office:value="0" calcext:value-type="float">
            <text:p/>
          </table:table-cell>
          <table:table-cell table:formula="of:=IF(BITAND([.$R40];BITLSHIFT(1;[.T$2]))&gt;0;1;0)*[.$O40]" office:value-type="float" office:value="0" calcext:value-type="float">
            <text:p/>
          </table:table-cell>
          <table:table-cell table:formula="of:=IF(BITAND([.$R40];BITLSHIFT(1;[.U$2]))&gt;0;1;0)*[.$O40]" office:value-type="float" office:value="0" calcext:value-type="float">
            <text:p/>
          </table:table-cell>
          <table:table-cell table:formula="of:=IF(BITAND([.$R40];BITLSHIFT(1;[.V$2]))&gt;0;1;0)*[.$O40]" office:value-type="float" office:value="0" calcext:value-type="float">
            <text:p/>
          </table:table-cell>
          <table:table-cell table:formula="of:=IF(BITAND([.$R40];BITLSHIFT(1;[.W$2]))&gt;0;1;0)*[.$O40]" office:value-type="float" office:value="0" calcext:value-type="float">
            <text:p/>
          </table:table-cell>
          <table:table-cell table:formula="of:=IF(BITAND([.$R40];BITLSHIFT(1;[.X$2]))&gt;0;1;0)*[.$O40]" office:value-type="float" office:value="0" calcext:value-type="float">
            <text:p/>
          </table:table-cell>
          <table:table-cell table:formula="of:=IF(BITAND([.$R40];BITLSHIFT(1;[.Y$2]))&gt;0;1;0)*[.$O40]" office:value-type="float" office:value="0" calcext:value-type="float">
            <text:p/>
          </table:table-cell>
          <table:table-cell table:formula="of:=IF(BITAND([.$R40];BITLSHIFT(1;[.Z$2]))&gt;0;1;0)*[.$O40]" office:value-type="float" office:value="0" calcext:value-type="float">
            <text:p/>
          </table:table-cell>
          <table:table-cell table:formula="of:=IF(BITAND([.$R40];BITLSHIFT(1;[.AA$2]))&gt;0;1;0)*[.$O40]" office:value-type="float" office:value="0" calcext:value-type="float">
            <text:p/>
          </table:table-cell>
          <table:table-cell table:formula="of:=IF(BITAND([.$R40];BITLSHIFT(1;[.AB$2]))&gt;0;1;0)*[.$O40]" office:value-type="float" office:value="0" calcext:value-type="float">
            <text:p/>
          </table:table-cell>
          <table:table-cell table:formula="of:=IF(BITAND([.$R40];BITLSHIFT(1;[.AC$2]))&gt;0;1;0)*[.$O40]" office:value-type="float" office:value="0" calcext:value-type="float">
            <text:p/>
          </table:table-cell>
          <table:table-cell table:formula="of:=IF(BITAND([.$R40];BITLSHIFT(1;[.AD$2]))&gt;0;1;0)*[.$O40]" office:value-type="float" office:value="0" calcext:value-type="float">
            <text:p/>
          </table:table-cell>
          <table:table-cell table:formula="of:=IF(BITAND([.$R40];BITLSHIFT(1;[.AE$2]))&gt;0;1;0)*[.$O40]" office:value-type="float" office:value="0" calcext:value-type="float">
            <text:p/>
          </table:table-cell>
          <table:table-cell table:formula="of:=IF(BITAND([.$R40];BITLSHIFT(1;[.AF$2]))&gt;0;1;0)*[.$O40]" office:value-type="float" office:value="0" calcext:value-type="float">
            <text:p/>
          </table:table-cell>
          <table:table-cell table:formula="of:=IF(BITAND([.$R40];BITLSHIFT(1;[.AG$2]))&gt;0;1;0)*[.$O40]" office:value-type="float" office:value="0" calcext:value-type="float">
            <text:p/>
          </table:table-cell>
          <table:table-cell table:formula="of:=IF(BITAND([.$R40];BITLSHIFT(1;[.AH$2]))&gt;0;1;0)*[.$O40]" office:value-type="float" office:value="0" calcext:value-type="float">
            <text:p/>
          </table:table-cell>
          <table:table-cell table:formula="of:=IF(BITAND([.$R40];BITLSHIFT(1;[.AI$2]))&gt;0;1;0)*[.$O40]" office:value-type="float" office:value="0" calcext:value-type="float">
            <text:p/>
          </table:table-cell>
          <table:table-cell table:formula="of:=IF(BITAND([.$R40];BITLSHIFT(1;[.AJ$2]))&gt;0;1;0)*[.$O40]" office:value-type="float" office:value="0" calcext:value-type="float">
            <text:p/>
          </table:table-cell>
          <table:table-cell table:formula="of:=IF(BITAND([.$R40];BITLSHIFT(1;[.AK$2]))&gt;0;1;0)*[.$O40]" office:value-type="float" office:value="0" calcext:value-type="float">
            <text:p/>
          </table:table-cell>
          <table:table-cell table:formula="of:=IF(BITAND([.$R40];BITLSHIFT(1;[.AL$2]))&gt;0;1;0)*[.$O40]" office:value-type="float" office:value="0" calcext:value-type="float">
            <text:p/>
          </table:table-cell>
          <table:table-cell table:formula="of:=IF(BITAND([.$R40];BITLSHIFT(1;[.AM$2]))&gt;0;1;0)*[.$O40]" office:value-type="float" office:value="0" calcext:value-type="float">
            <text:p/>
          </table:table-cell>
          <table:table-cell table:formula="of:=IF(BITAND([.$R40];BITLSHIFT(1;[.AN$2]))&gt;0;1;0)*[.$O40]" office:value-type="float" office:value="0" calcext:value-type="float">
            <text:p/>
          </table:table-cell>
          <table:table-cell table:formula="of:=IF(BITAND([.$R40];BITLSHIFT(1;[.AO$2]))&gt;0;1;0)*[.$O40]" office:value-type="float" office:value="0" calcext:value-type="float">
            <text:p/>
          </table:table-cell>
          <table:table-cell table:formula="of:=IF(BITAND([.$R40];BITLSHIFT(1;[.AP$2]))&gt;0;1;0)*[.$O40]" office:value-type="float" office:value="0" calcext:value-type="float">
            <text:p/>
          </table:table-cell>
          <table:table-cell table:formula="of:=IF(BITAND([.$R40];BITLSHIFT(1;[.AQ$2]))&gt;0;1;0)*[.$O40]" office:value-type="float" office:value="0" calcext:value-type="float">
            <text:p/>
          </table:table-cell>
          <table:table-cell table:formula="of:=IF(BITAND([.$R40];BITLSHIFT(1;[.AR$2]))&gt;0;1;0)*[.$O40]" office:value-type="float" office:value="0" calcext:value-type="float">
            <text:p/>
          </table:table-cell>
          <table:table-cell table:formula="of:=IF(BITAND([.$R40];BITLSHIFT(1;[.AS$2]))&gt;0;1;0)*[.$O40]" office:value-type="float" office:value="0" calcext:value-type="float">
            <text:p/>
          </table:table-cell>
          <table:table-cell table:formula="of:=IF(BITAND([.$R40];BITLSHIFT(1;[.AT$2]))&gt;0;1;0)*[.$O40]" office:value-type="float" office:value="0" calcext:value-type="float">
            <text:p/>
          </table:table-cell>
          <table:table-cell table:formula="of:=IF(BITAND([.$R40];BITLSHIFT(1;[.AU$2]))&gt;0;1;0)*[.$O40]" office:value-type="float" office:value="0" calcext:value-type="float">
            <text:p/>
          </table:table-cell>
          <table:table-cell table:formula="of:=IF(BITAND([.$R40];BITLSHIFT(1;[.AV$2]))&gt;0;1;0)*[.$O40]" office:value-type="float" office:value="0" calcext:value-type="float">
            <text:p/>
          </table:table-cell>
          <table:table-cell table:formula="of:=IF(BITAND([.$R40];BITLSHIFT(1;[.AW$2]))&gt;0;1;0)*[.$O40]" office:value-type="float" office:value="0" calcext:value-type="float">
            <text:p/>
          </table:table-cell>
          <table:table-cell table:formula="of:=IF(BITAND([.$R40];BITLSHIFT(1;[.AX$2]))&gt;0;1;0)*[.$O40]" office:value-type="float" office:value="0" calcext:value-type="float">
            <text:p/>
          </table:table-cell>
          <table:table-cell table:formula="of:=IF(BITAND([.$Q40];BITLSHIFT(1;[.AY$2]))&gt;0;1;0)*[.$O40]" office:value-type="float" office:value="0" calcext:value-type="float">
            <text:p/>
          </table:table-cell>
          <table:table-cell table:formula="of:=IF(BITAND([.$Q40];BITLSHIFT(1;[.AZ$2]))&gt;0;1;0)*[.$O40]" office:value-type="float" office:value="0" calcext:value-type="float">
            <text:p/>
          </table:table-cell>
          <table:table-cell table:formula="of:=IF(BITAND([.$Q40];BITLSHIFT(1;[.BA$2]))&gt;0;1;0)*[.$O40]" office:value-type="float" office:value="0" calcext:value-type="float">
            <text:p/>
          </table:table-cell>
          <table:table-cell table:formula="of:=IF(BITAND([.$Q40];BITLSHIFT(1;[.BB$2]))&gt;0;1;0)*[.$O40]" office:value-type="float" office:value="0" calcext:value-type="float">
            <text:p/>
          </table:table-cell>
          <table:table-cell table:formula="of:=IF(BITAND([.$Q40];BITLSHIFT(1;[.BC$2]))&gt;0;1;0)*[.$O40]" office:value-type="float" office:value="0" calcext:value-type="float">
            <text:p/>
          </table:table-cell>
          <table:table-cell table:formula="of:=IF(BITAND([.$Q40];BITLSHIFT(1;[.BD$2]))&gt;0;1;0)*[.$O40]" office:value-type="float" office:value="0" calcext:value-type="float">
            <text:p/>
          </table:table-cell>
          <table:table-cell table:formula="of:=IF(BITAND([.$Q40];BITLSHIFT(1;[.BE$2]))&gt;0;1;0)*[.$O40]" office:value-type="float" office:value="0" calcext:value-type="float">
            <text:p/>
          </table:table-cell>
          <table:table-cell table:formula="of:=IF(BITAND([.$Q40];BITLSHIFT(1;[.BF$2]))&gt;0;1;0)*[.$O40]" office:value-type="float" office:value="0" calcext:value-type="float">
            <text:p/>
          </table:table-cell>
          <table:table-cell table:formula="of:=IF(BITAND([.$Q40];BITLSHIFT(1;[.BG$2]))&gt;0;1;0)*[.$O40]" office:value-type="float" office:value="0" calcext:value-type="float">
            <text:p/>
          </table:table-cell>
          <table:table-cell table:formula="of:=IF(BITAND([.$Q40];BITLSHIFT(1;[.BH$2]))&gt;0;1;0)*[.$O40]" office:value-type="float" office:value="0" calcext:value-type="float">
            <text:p/>
          </table:table-cell>
          <table:table-cell table:formula="of:=IF(BITAND([.$Q40];BITLSHIFT(1;[.BI$2]))&gt;0;1;0)*[.$O40]" office:value-type="float" office:value="0" calcext:value-type="float">
            <text:p/>
          </table:table-cell>
          <table:table-cell table:formula="of:=IF(BITAND([.$Q40];BITLSHIFT(1;[.BJ$2]))&gt;0;1;0)*[.$O40]" office:value-type="float" office:value="0" calcext:value-type="float">
            <text:p/>
          </table:table-cell>
          <table:table-cell table:formula="of:=IF(BITAND([.$Q40];BITLSHIFT(1;[.BK$2]))&gt;0;1;0)*[.$O40]" office:value-type="float" office:value="0" calcext:value-type="float">
            <text:p/>
          </table:table-cell>
          <table:table-cell table:formula="of:=IF(BITAND([.$Q40];BITLSHIFT(1;[.BL$2]))&gt;0;1;0)*[.$O40]" office:value-type="float" office:value="0" calcext:value-type="float">
            <text:p/>
          </table:table-cell>
          <table:table-cell table:formula="of:=IF(BITAND([.$Q40];BITLSHIFT(1;[.BM$2]))&gt;0;1;0)*[.$O40]" office:value-type="float" office:value="0" calcext:value-type="float">
            <text:p/>
          </table:table-cell>
          <table:table-cell table:formula="of:=IF(BITAND([.$Q40];BITLSHIFT(1;[.BN$2]))&gt;0;1;0)*[.$O40]" office:value-type="float" office:value="0" calcext:value-type="float">
            <text:p/>
          </table:table-cell>
          <table:table-cell table:formula="of:=IF(BITAND([.$Q40];BITLSHIFT(1;[.BO$2]))&gt;0;1;0)*[.$O40]" office:value-type="float" office:value="0" calcext:value-type="float">
            <text:p/>
          </table:table-cell>
          <table:table-cell table:formula="of:=IF(BITAND([.$Q40];BITLSHIFT(1;[.BP$2]))&gt;0;1;0)*[.$O40]" office:value-type="float" office:value="0" calcext:value-type="float">
            <text:p/>
          </table:table-cell>
          <table:table-cell table:formula="of:=IF(BITAND([.$Q40];BITLSHIFT(1;[.BQ$2]))&gt;0;1;0)*[.$O40]" office:value-type="float" office:value="0" calcext:value-type="float">
            <text:p/>
          </table:table-cell>
          <table:table-cell table:formula="of:=IF(BITAND([.$Q40];BITLSHIFT(1;[.BR$2]))&gt;0;1;0)*[.$O40]" office:value-type="float" office:value="0" calcext:value-type="float">
            <text:p/>
          </table:table-cell>
          <table:table-cell table:formula="of:=IF(BITAND([.$Q40];BITLSHIFT(1;[.BS$2]))&gt;0;1;0)*[.$O40]" office:value-type="float" office:value="0" calcext:value-type="float">
            <text:p/>
          </table:table-cell>
          <table:table-cell table:formula="of:=IF(BITAND([.$Q40];BITLSHIFT(1;[.BT$2]))&gt;0;1;0)*[.$O40]" office:value-type="float" office:value="0" calcext:value-type="float">
            <text:p/>
          </table:table-cell>
          <table:table-cell table:formula="of:=IF(BITAND([.$Q40];BITLSHIFT(1;[.BU$2]))&gt;0;1;0)*[.$O40]" office:value-type="float" office:value="0" calcext:value-type="float">
            <text:p/>
          </table:table-cell>
          <table:table-cell table:formula="of:=IF(BITAND([.$Q40];BITLSHIFT(1;[.BV$2]))&gt;0;1;0)*[.$O40]" office:value-type="float" office:value="0" calcext:value-type="float">
            <text:p/>
          </table:table-cell>
          <table:table-cell table:formula="of:=IF(BITAND([.$Q40];BITLSHIFT(1;[.BW$2]))&gt;0;1;0)*[.$O40]" office:value-type="float" office:value="0" calcext:value-type="float">
            <text:p/>
          </table:table-cell>
          <table:table-cell table:formula="of:=IF(BITAND([.$Q40];BITLSHIFT(1;[.BX$2]))&gt;0;1;0)*[.$O40]" office:value-type="float" office:value="0" calcext:value-type="float">
            <text:p/>
          </table:table-cell>
          <table:table-cell table:formula="of:=IF(BITAND([.$Q40];BITLSHIFT(1;[.BY$2]))&gt;0;1;0)*[.$O40]" office:value-type="float" office:value="0" calcext:value-type="float">
            <text:p/>
          </table:table-cell>
          <table:table-cell table:formula="of:=IF(BITAND([.$Q40];BITLSHIFT(1;[.BZ$2]))&gt;0;1;0)*[.$O40]" office:value-type="float" office:value="0" calcext:value-type="float">
            <text:p/>
          </table:table-cell>
          <table:table-cell table:formula="of:=IF(BITAND([.$Q40];BITLSHIFT(1;[.CA$2]))&gt;0;1;0)*[.$O40]" office:value-type="float" office:value="0" calcext:value-type="float">
            <text:p/>
          </table:table-cell>
          <table:table-cell table:formula="of:=IF(BITAND([.$Q40];BITLSHIFT(1;[.CB$2]))&gt;0;1;0)*[.$O40]" office:value-type="float" office:value="0" calcext:value-type="float">
            <text:p/>
          </table:table-cell>
          <table:table-cell table:formula="of:=IF(BITAND([.$Q40];BITLSHIFT(1;[.CC$2]))&gt;0;1;0)*[.$O40]" office:value-type="float" office:value="0" calcext:value-type="float">
            <text:p/>
          </table:table-cell>
          <table:table-cell table:formula="of:=IF(BITAND([.$Q40];BITLSHIFT(1;[.CD$2]))&gt;0;1;0)*[.$O40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1] &amp; &quot;&quot;&quot;, &quot;&quot;zone&quot;&quot; : &quot;&quot;&quot;&amp;[.N41]&amp;&quot;&quot;&quot;, &quot;&quot;value&quot;&quot; : &quot;&amp;[.O41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1];10) ;16)" office:value-type="float" office:value="0" calcext:value-type="float">
            <text:p/>
          </table:table-cell>
          <table:table-cell table:formula="of:=DECIMAL(RIGHT([.N41];8) ;16)" office:value-type="float" office:value="0" calcext:value-type="float">
            <text:p/>
          </table:table-cell>
          <table:table-cell table:formula="of:=IF(BITAND([.$R41];BITLSHIFT(1;[.S$2]))&gt;0;1;0)*[.$O41]" office:value-type="float" office:value="0" calcext:value-type="float">
            <text:p/>
          </table:table-cell>
          <table:table-cell table:formula="of:=IF(BITAND([.$R41];BITLSHIFT(1;[.T$2]))&gt;0;1;0)*[.$O41]" office:value-type="float" office:value="0" calcext:value-type="float">
            <text:p/>
          </table:table-cell>
          <table:table-cell table:formula="of:=IF(BITAND([.$R41];BITLSHIFT(1;[.U$2]))&gt;0;1;0)*[.$O41]" office:value-type="float" office:value="0" calcext:value-type="float">
            <text:p/>
          </table:table-cell>
          <table:table-cell table:formula="of:=IF(BITAND([.$R41];BITLSHIFT(1;[.V$2]))&gt;0;1;0)*[.$O41]" office:value-type="float" office:value="0" calcext:value-type="float">
            <text:p/>
          </table:table-cell>
          <table:table-cell table:formula="of:=IF(BITAND([.$R41];BITLSHIFT(1;[.W$2]))&gt;0;1;0)*[.$O41]" office:value-type="float" office:value="0" calcext:value-type="float">
            <text:p/>
          </table:table-cell>
          <table:table-cell table:formula="of:=IF(BITAND([.$R41];BITLSHIFT(1;[.X$2]))&gt;0;1;0)*[.$O41]" office:value-type="float" office:value="0" calcext:value-type="float">
            <text:p/>
          </table:table-cell>
          <table:table-cell table:formula="of:=IF(BITAND([.$R41];BITLSHIFT(1;[.Y$2]))&gt;0;1;0)*[.$O41]" office:value-type="float" office:value="0" calcext:value-type="float">
            <text:p/>
          </table:table-cell>
          <table:table-cell table:formula="of:=IF(BITAND([.$R41];BITLSHIFT(1;[.Z$2]))&gt;0;1;0)*[.$O41]" office:value-type="float" office:value="0" calcext:value-type="float">
            <text:p/>
          </table:table-cell>
          <table:table-cell table:formula="of:=IF(BITAND([.$R41];BITLSHIFT(1;[.AA$2]))&gt;0;1;0)*[.$O41]" office:value-type="float" office:value="0" calcext:value-type="float">
            <text:p/>
          </table:table-cell>
          <table:table-cell table:formula="of:=IF(BITAND([.$R41];BITLSHIFT(1;[.AB$2]))&gt;0;1;0)*[.$O41]" office:value-type="float" office:value="0" calcext:value-type="float">
            <text:p/>
          </table:table-cell>
          <table:table-cell table:formula="of:=IF(BITAND([.$R41];BITLSHIFT(1;[.AC$2]))&gt;0;1;0)*[.$O41]" office:value-type="float" office:value="0" calcext:value-type="float">
            <text:p/>
          </table:table-cell>
          <table:table-cell table:formula="of:=IF(BITAND([.$R41];BITLSHIFT(1;[.AD$2]))&gt;0;1;0)*[.$O41]" office:value-type="float" office:value="0" calcext:value-type="float">
            <text:p/>
          </table:table-cell>
          <table:table-cell table:formula="of:=IF(BITAND([.$R41];BITLSHIFT(1;[.AE$2]))&gt;0;1;0)*[.$O41]" office:value-type="float" office:value="0" calcext:value-type="float">
            <text:p/>
          </table:table-cell>
          <table:table-cell table:formula="of:=IF(BITAND([.$R41];BITLSHIFT(1;[.AF$2]))&gt;0;1;0)*[.$O41]" office:value-type="float" office:value="0" calcext:value-type="float">
            <text:p/>
          </table:table-cell>
          <table:table-cell table:formula="of:=IF(BITAND([.$R41];BITLSHIFT(1;[.AG$2]))&gt;0;1;0)*[.$O41]" office:value-type="float" office:value="0" calcext:value-type="float">
            <text:p/>
          </table:table-cell>
          <table:table-cell table:formula="of:=IF(BITAND([.$R41];BITLSHIFT(1;[.AH$2]))&gt;0;1;0)*[.$O41]" office:value-type="float" office:value="0" calcext:value-type="float">
            <text:p/>
          </table:table-cell>
          <table:table-cell table:formula="of:=IF(BITAND([.$R41];BITLSHIFT(1;[.AI$2]))&gt;0;1;0)*[.$O41]" office:value-type="float" office:value="0" calcext:value-type="float">
            <text:p/>
          </table:table-cell>
          <table:table-cell table:formula="of:=IF(BITAND([.$R41];BITLSHIFT(1;[.AJ$2]))&gt;0;1;0)*[.$O41]" office:value-type="float" office:value="0" calcext:value-type="float">
            <text:p/>
          </table:table-cell>
          <table:table-cell table:formula="of:=IF(BITAND([.$R41];BITLSHIFT(1;[.AK$2]))&gt;0;1;0)*[.$O41]" office:value-type="float" office:value="0" calcext:value-type="float">
            <text:p/>
          </table:table-cell>
          <table:table-cell table:formula="of:=IF(BITAND([.$R41];BITLSHIFT(1;[.AL$2]))&gt;0;1;0)*[.$O41]" office:value-type="float" office:value="0" calcext:value-type="float">
            <text:p/>
          </table:table-cell>
          <table:table-cell table:formula="of:=IF(BITAND([.$R41];BITLSHIFT(1;[.AM$2]))&gt;0;1;0)*[.$O41]" office:value-type="float" office:value="0" calcext:value-type="float">
            <text:p/>
          </table:table-cell>
          <table:table-cell table:formula="of:=IF(BITAND([.$R41];BITLSHIFT(1;[.AN$2]))&gt;0;1;0)*[.$O41]" office:value-type="float" office:value="0" calcext:value-type="float">
            <text:p/>
          </table:table-cell>
          <table:table-cell table:formula="of:=IF(BITAND([.$R41];BITLSHIFT(1;[.AO$2]))&gt;0;1;0)*[.$O41]" office:value-type="float" office:value="0" calcext:value-type="float">
            <text:p/>
          </table:table-cell>
          <table:table-cell table:formula="of:=IF(BITAND([.$R41];BITLSHIFT(1;[.AP$2]))&gt;0;1;0)*[.$O41]" office:value-type="float" office:value="0" calcext:value-type="float">
            <text:p/>
          </table:table-cell>
          <table:table-cell table:formula="of:=IF(BITAND([.$R41];BITLSHIFT(1;[.AQ$2]))&gt;0;1;0)*[.$O41]" office:value-type="float" office:value="0" calcext:value-type="float">
            <text:p/>
          </table:table-cell>
          <table:table-cell table:formula="of:=IF(BITAND([.$R41];BITLSHIFT(1;[.AR$2]))&gt;0;1;0)*[.$O41]" office:value-type="float" office:value="0" calcext:value-type="float">
            <text:p/>
          </table:table-cell>
          <table:table-cell table:formula="of:=IF(BITAND([.$R41];BITLSHIFT(1;[.AS$2]))&gt;0;1;0)*[.$O41]" office:value-type="float" office:value="0" calcext:value-type="float">
            <text:p/>
          </table:table-cell>
          <table:table-cell table:formula="of:=IF(BITAND([.$R41];BITLSHIFT(1;[.AT$2]))&gt;0;1;0)*[.$O41]" office:value-type="float" office:value="0" calcext:value-type="float">
            <text:p/>
          </table:table-cell>
          <table:table-cell table:formula="of:=IF(BITAND([.$R41];BITLSHIFT(1;[.AU$2]))&gt;0;1;0)*[.$O41]" office:value-type="float" office:value="0" calcext:value-type="float">
            <text:p/>
          </table:table-cell>
          <table:table-cell table:formula="of:=IF(BITAND([.$R41];BITLSHIFT(1;[.AV$2]))&gt;0;1;0)*[.$O41]" office:value-type="float" office:value="0" calcext:value-type="float">
            <text:p/>
          </table:table-cell>
          <table:table-cell table:formula="of:=IF(BITAND([.$R41];BITLSHIFT(1;[.AW$2]))&gt;0;1;0)*[.$O41]" office:value-type="float" office:value="0" calcext:value-type="float">
            <text:p/>
          </table:table-cell>
          <table:table-cell table:formula="of:=IF(BITAND([.$R41];BITLSHIFT(1;[.AX$2]))&gt;0;1;0)*[.$O41]" office:value-type="float" office:value="0" calcext:value-type="float">
            <text:p/>
          </table:table-cell>
          <table:table-cell table:formula="of:=IF(BITAND([.$Q41];BITLSHIFT(1;[.AY$2]))&gt;0;1;0)*[.$O41]" office:value-type="float" office:value="0" calcext:value-type="float">
            <text:p/>
          </table:table-cell>
          <table:table-cell table:formula="of:=IF(BITAND([.$Q41];BITLSHIFT(1;[.AZ$2]))&gt;0;1;0)*[.$O41]" office:value-type="float" office:value="0" calcext:value-type="float">
            <text:p/>
          </table:table-cell>
          <table:table-cell table:formula="of:=IF(BITAND([.$Q41];BITLSHIFT(1;[.BA$2]))&gt;0;1;0)*[.$O41]" office:value-type="float" office:value="0" calcext:value-type="float">
            <text:p/>
          </table:table-cell>
          <table:table-cell table:formula="of:=IF(BITAND([.$Q41];BITLSHIFT(1;[.BB$2]))&gt;0;1;0)*[.$O41]" office:value-type="float" office:value="0" calcext:value-type="float">
            <text:p/>
          </table:table-cell>
          <table:table-cell table:formula="of:=IF(BITAND([.$Q41];BITLSHIFT(1;[.BC$2]))&gt;0;1;0)*[.$O41]" office:value-type="float" office:value="0" calcext:value-type="float">
            <text:p/>
          </table:table-cell>
          <table:table-cell table:formula="of:=IF(BITAND([.$Q41];BITLSHIFT(1;[.BD$2]))&gt;0;1;0)*[.$O41]" office:value-type="float" office:value="0" calcext:value-type="float">
            <text:p/>
          </table:table-cell>
          <table:table-cell table:formula="of:=IF(BITAND([.$Q41];BITLSHIFT(1;[.BE$2]))&gt;0;1;0)*[.$O41]" office:value-type="float" office:value="0" calcext:value-type="float">
            <text:p/>
          </table:table-cell>
          <table:table-cell table:formula="of:=IF(BITAND([.$Q41];BITLSHIFT(1;[.BF$2]))&gt;0;1;0)*[.$O41]" office:value-type="float" office:value="0" calcext:value-type="float">
            <text:p/>
          </table:table-cell>
          <table:table-cell table:formula="of:=IF(BITAND([.$Q41];BITLSHIFT(1;[.BG$2]))&gt;0;1;0)*[.$O41]" office:value-type="float" office:value="0" calcext:value-type="float">
            <text:p/>
          </table:table-cell>
          <table:table-cell table:formula="of:=IF(BITAND([.$Q41];BITLSHIFT(1;[.BH$2]))&gt;0;1;0)*[.$O41]" office:value-type="float" office:value="0" calcext:value-type="float">
            <text:p/>
          </table:table-cell>
          <table:table-cell table:formula="of:=IF(BITAND([.$Q41];BITLSHIFT(1;[.BI$2]))&gt;0;1;0)*[.$O41]" office:value-type="float" office:value="0" calcext:value-type="float">
            <text:p/>
          </table:table-cell>
          <table:table-cell table:formula="of:=IF(BITAND([.$Q41];BITLSHIFT(1;[.BJ$2]))&gt;0;1;0)*[.$O41]" office:value-type="float" office:value="0" calcext:value-type="float">
            <text:p/>
          </table:table-cell>
          <table:table-cell table:formula="of:=IF(BITAND([.$Q41];BITLSHIFT(1;[.BK$2]))&gt;0;1;0)*[.$O41]" office:value-type="float" office:value="0" calcext:value-type="float">
            <text:p/>
          </table:table-cell>
          <table:table-cell table:formula="of:=IF(BITAND([.$Q41];BITLSHIFT(1;[.BL$2]))&gt;0;1;0)*[.$O41]" office:value-type="float" office:value="0" calcext:value-type="float">
            <text:p/>
          </table:table-cell>
          <table:table-cell table:formula="of:=IF(BITAND([.$Q41];BITLSHIFT(1;[.BM$2]))&gt;0;1;0)*[.$O41]" office:value-type="float" office:value="0" calcext:value-type="float">
            <text:p/>
          </table:table-cell>
          <table:table-cell table:formula="of:=IF(BITAND([.$Q41];BITLSHIFT(1;[.BN$2]))&gt;0;1;0)*[.$O41]" office:value-type="float" office:value="0" calcext:value-type="float">
            <text:p/>
          </table:table-cell>
          <table:table-cell table:formula="of:=IF(BITAND([.$Q41];BITLSHIFT(1;[.BO$2]))&gt;0;1;0)*[.$O41]" office:value-type="float" office:value="0" calcext:value-type="float">
            <text:p/>
          </table:table-cell>
          <table:table-cell table:formula="of:=IF(BITAND([.$Q41];BITLSHIFT(1;[.BP$2]))&gt;0;1;0)*[.$O41]" office:value-type="float" office:value="0" calcext:value-type="float">
            <text:p/>
          </table:table-cell>
          <table:table-cell table:formula="of:=IF(BITAND([.$Q41];BITLSHIFT(1;[.BQ$2]))&gt;0;1;0)*[.$O41]" office:value-type="float" office:value="0" calcext:value-type="float">
            <text:p/>
          </table:table-cell>
          <table:table-cell table:formula="of:=IF(BITAND([.$Q41];BITLSHIFT(1;[.BR$2]))&gt;0;1;0)*[.$O41]" office:value-type="float" office:value="0" calcext:value-type="float">
            <text:p/>
          </table:table-cell>
          <table:table-cell table:formula="of:=IF(BITAND([.$Q41];BITLSHIFT(1;[.BS$2]))&gt;0;1;0)*[.$O41]" office:value-type="float" office:value="0" calcext:value-type="float">
            <text:p/>
          </table:table-cell>
          <table:table-cell table:formula="of:=IF(BITAND([.$Q41];BITLSHIFT(1;[.BT$2]))&gt;0;1;0)*[.$O41]" office:value-type="float" office:value="0" calcext:value-type="float">
            <text:p/>
          </table:table-cell>
          <table:table-cell table:formula="of:=IF(BITAND([.$Q41];BITLSHIFT(1;[.BU$2]))&gt;0;1;0)*[.$O41]" office:value-type="float" office:value="0" calcext:value-type="float">
            <text:p/>
          </table:table-cell>
          <table:table-cell table:formula="of:=IF(BITAND([.$Q41];BITLSHIFT(1;[.BV$2]))&gt;0;1;0)*[.$O41]" office:value-type="float" office:value="0" calcext:value-type="float">
            <text:p/>
          </table:table-cell>
          <table:table-cell table:formula="of:=IF(BITAND([.$Q41];BITLSHIFT(1;[.BW$2]))&gt;0;1;0)*[.$O41]" office:value-type="float" office:value="0" calcext:value-type="float">
            <text:p/>
          </table:table-cell>
          <table:table-cell table:formula="of:=IF(BITAND([.$Q41];BITLSHIFT(1;[.BX$2]))&gt;0;1;0)*[.$O41]" office:value-type="float" office:value="0" calcext:value-type="float">
            <text:p/>
          </table:table-cell>
          <table:table-cell table:formula="of:=IF(BITAND([.$Q41];BITLSHIFT(1;[.BY$2]))&gt;0;1;0)*[.$O41]" office:value-type="float" office:value="0" calcext:value-type="float">
            <text:p/>
          </table:table-cell>
          <table:table-cell table:formula="of:=IF(BITAND([.$Q41];BITLSHIFT(1;[.BZ$2]))&gt;0;1;0)*[.$O41]" office:value-type="float" office:value="0" calcext:value-type="float">
            <text:p/>
          </table:table-cell>
          <table:table-cell table:formula="of:=IF(BITAND([.$Q41];BITLSHIFT(1;[.CA$2]))&gt;0;1;0)*[.$O41]" office:value-type="float" office:value="0" calcext:value-type="float">
            <text:p/>
          </table:table-cell>
          <table:table-cell table:formula="of:=IF(BITAND([.$Q41];BITLSHIFT(1;[.CB$2]))&gt;0;1;0)*[.$O41]" office:value-type="float" office:value="0" calcext:value-type="float">
            <text:p/>
          </table:table-cell>
          <table:table-cell table:formula="of:=IF(BITAND([.$Q41];BITLSHIFT(1;[.CC$2]))&gt;0;1;0)*[.$O41]" office:value-type="float" office:value="0" calcext:value-type="float">
            <text:p/>
          </table:table-cell>
          <table:table-cell table:formula="of:=IF(BITAND([.$Q41];BITLSHIFT(1;[.CD$2]))&gt;0;1;0)*[.$O41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2] &amp; &quot;&quot;&quot;, &quot;&quot;zone&quot;&quot; : &quot;&quot;&quot;&amp;[.N42]&amp;&quot;&quot;&quot;, &quot;&quot;value&quot;&quot; : &quot;&amp;[.O42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2];10) ;16)" office:value-type="float" office:value="0" calcext:value-type="float">
            <text:p/>
          </table:table-cell>
          <table:table-cell table:formula="of:=DECIMAL(RIGHT([.N42];8) ;16)" office:value-type="float" office:value="0" calcext:value-type="float">
            <text:p/>
          </table:table-cell>
          <table:table-cell table:formula="of:=IF(BITAND([.$R42];BITLSHIFT(1;[.S$2]))&gt;0;1;0)*[.$O42]" office:value-type="float" office:value="0" calcext:value-type="float">
            <text:p/>
          </table:table-cell>
          <table:table-cell table:formula="of:=IF(BITAND([.$R42];BITLSHIFT(1;[.T$2]))&gt;0;1;0)*[.$O42]" office:value-type="float" office:value="0" calcext:value-type="float">
            <text:p/>
          </table:table-cell>
          <table:table-cell table:formula="of:=IF(BITAND([.$R42];BITLSHIFT(1;[.U$2]))&gt;0;1;0)*[.$O42]" office:value-type="float" office:value="0" calcext:value-type="float">
            <text:p/>
          </table:table-cell>
          <table:table-cell table:formula="of:=IF(BITAND([.$R42];BITLSHIFT(1;[.V$2]))&gt;0;1;0)*[.$O42]" office:value-type="float" office:value="0" calcext:value-type="float">
            <text:p/>
          </table:table-cell>
          <table:table-cell table:formula="of:=IF(BITAND([.$R42];BITLSHIFT(1;[.W$2]))&gt;0;1;0)*[.$O42]" office:value-type="float" office:value="0" calcext:value-type="float">
            <text:p/>
          </table:table-cell>
          <table:table-cell table:formula="of:=IF(BITAND([.$R42];BITLSHIFT(1;[.X$2]))&gt;0;1;0)*[.$O42]" office:value-type="float" office:value="0" calcext:value-type="float">
            <text:p/>
          </table:table-cell>
          <table:table-cell table:formula="of:=IF(BITAND([.$R42];BITLSHIFT(1;[.Y$2]))&gt;0;1;0)*[.$O42]" office:value-type="float" office:value="0" calcext:value-type="float">
            <text:p/>
          </table:table-cell>
          <table:table-cell table:formula="of:=IF(BITAND([.$R42];BITLSHIFT(1;[.Z$2]))&gt;0;1;0)*[.$O42]" office:value-type="float" office:value="0" calcext:value-type="float">
            <text:p/>
          </table:table-cell>
          <table:table-cell table:formula="of:=IF(BITAND([.$R42];BITLSHIFT(1;[.AA$2]))&gt;0;1;0)*[.$O42]" office:value-type="float" office:value="0" calcext:value-type="float">
            <text:p/>
          </table:table-cell>
          <table:table-cell table:formula="of:=IF(BITAND([.$R42];BITLSHIFT(1;[.AB$2]))&gt;0;1;0)*[.$O42]" office:value-type="float" office:value="0" calcext:value-type="float">
            <text:p/>
          </table:table-cell>
          <table:table-cell table:formula="of:=IF(BITAND([.$R42];BITLSHIFT(1;[.AC$2]))&gt;0;1;0)*[.$O42]" office:value-type="float" office:value="0" calcext:value-type="float">
            <text:p/>
          </table:table-cell>
          <table:table-cell table:formula="of:=IF(BITAND([.$R42];BITLSHIFT(1;[.AD$2]))&gt;0;1;0)*[.$O42]" office:value-type="float" office:value="0" calcext:value-type="float">
            <text:p/>
          </table:table-cell>
          <table:table-cell table:formula="of:=IF(BITAND([.$R42];BITLSHIFT(1;[.AE$2]))&gt;0;1;0)*[.$O42]" office:value-type="float" office:value="0" calcext:value-type="float">
            <text:p/>
          </table:table-cell>
          <table:table-cell table:formula="of:=IF(BITAND([.$R42];BITLSHIFT(1;[.AF$2]))&gt;0;1;0)*[.$O42]" office:value-type="float" office:value="0" calcext:value-type="float">
            <text:p/>
          </table:table-cell>
          <table:table-cell table:formula="of:=IF(BITAND([.$R42];BITLSHIFT(1;[.AG$2]))&gt;0;1;0)*[.$O42]" office:value-type="float" office:value="0" calcext:value-type="float">
            <text:p/>
          </table:table-cell>
          <table:table-cell table:formula="of:=IF(BITAND([.$R42];BITLSHIFT(1;[.AH$2]))&gt;0;1;0)*[.$O42]" office:value-type="float" office:value="0" calcext:value-type="float">
            <text:p/>
          </table:table-cell>
          <table:table-cell table:formula="of:=IF(BITAND([.$R42];BITLSHIFT(1;[.AI$2]))&gt;0;1;0)*[.$O42]" office:value-type="float" office:value="0" calcext:value-type="float">
            <text:p/>
          </table:table-cell>
          <table:table-cell table:formula="of:=IF(BITAND([.$R42];BITLSHIFT(1;[.AJ$2]))&gt;0;1;0)*[.$O42]" office:value-type="float" office:value="0" calcext:value-type="float">
            <text:p/>
          </table:table-cell>
          <table:table-cell table:formula="of:=IF(BITAND([.$R42];BITLSHIFT(1;[.AK$2]))&gt;0;1;0)*[.$O42]" office:value-type="float" office:value="0" calcext:value-type="float">
            <text:p/>
          </table:table-cell>
          <table:table-cell table:formula="of:=IF(BITAND([.$R42];BITLSHIFT(1;[.AL$2]))&gt;0;1;0)*[.$O42]" office:value-type="float" office:value="0" calcext:value-type="float">
            <text:p/>
          </table:table-cell>
          <table:table-cell table:formula="of:=IF(BITAND([.$R42];BITLSHIFT(1;[.AM$2]))&gt;0;1;0)*[.$O42]" office:value-type="float" office:value="0" calcext:value-type="float">
            <text:p/>
          </table:table-cell>
          <table:table-cell table:formula="of:=IF(BITAND([.$R42];BITLSHIFT(1;[.AN$2]))&gt;0;1;0)*[.$O42]" office:value-type="float" office:value="0" calcext:value-type="float">
            <text:p/>
          </table:table-cell>
          <table:table-cell table:formula="of:=IF(BITAND([.$R42];BITLSHIFT(1;[.AO$2]))&gt;0;1;0)*[.$O42]" office:value-type="float" office:value="0" calcext:value-type="float">
            <text:p/>
          </table:table-cell>
          <table:table-cell table:formula="of:=IF(BITAND([.$R42];BITLSHIFT(1;[.AP$2]))&gt;0;1;0)*[.$O42]" office:value-type="float" office:value="0" calcext:value-type="float">
            <text:p/>
          </table:table-cell>
          <table:table-cell table:formula="of:=IF(BITAND([.$R42];BITLSHIFT(1;[.AQ$2]))&gt;0;1;0)*[.$O42]" office:value-type="float" office:value="0" calcext:value-type="float">
            <text:p/>
          </table:table-cell>
          <table:table-cell table:formula="of:=IF(BITAND([.$R42];BITLSHIFT(1;[.AR$2]))&gt;0;1;0)*[.$O42]" office:value-type="float" office:value="0" calcext:value-type="float">
            <text:p/>
          </table:table-cell>
          <table:table-cell table:formula="of:=IF(BITAND([.$R42];BITLSHIFT(1;[.AS$2]))&gt;0;1;0)*[.$O42]" office:value-type="float" office:value="0" calcext:value-type="float">
            <text:p/>
          </table:table-cell>
          <table:table-cell table:formula="of:=IF(BITAND([.$R42];BITLSHIFT(1;[.AT$2]))&gt;0;1;0)*[.$O42]" office:value-type="float" office:value="0" calcext:value-type="float">
            <text:p/>
          </table:table-cell>
          <table:table-cell table:formula="of:=IF(BITAND([.$R42];BITLSHIFT(1;[.AU$2]))&gt;0;1;0)*[.$O42]" office:value-type="float" office:value="0" calcext:value-type="float">
            <text:p/>
          </table:table-cell>
          <table:table-cell table:formula="of:=IF(BITAND([.$R42];BITLSHIFT(1;[.AV$2]))&gt;0;1;0)*[.$O42]" office:value-type="float" office:value="0" calcext:value-type="float">
            <text:p/>
          </table:table-cell>
          <table:table-cell table:formula="of:=IF(BITAND([.$R42];BITLSHIFT(1;[.AW$2]))&gt;0;1;0)*[.$O42]" office:value-type="float" office:value="0" calcext:value-type="float">
            <text:p/>
          </table:table-cell>
          <table:table-cell table:formula="of:=IF(BITAND([.$R42];BITLSHIFT(1;[.AX$2]))&gt;0;1;0)*[.$O42]" office:value-type="float" office:value="0" calcext:value-type="float">
            <text:p/>
          </table:table-cell>
          <table:table-cell table:formula="of:=IF(BITAND([.$Q42];BITLSHIFT(1;[.AY$2]))&gt;0;1;0)*[.$O42]" office:value-type="float" office:value="0" calcext:value-type="float">
            <text:p/>
          </table:table-cell>
          <table:table-cell table:formula="of:=IF(BITAND([.$Q42];BITLSHIFT(1;[.AZ$2]))&gt;0;1;0)*[.$O42]" office:value-type="float" office:value="0" calcext:value-type="float">
            <text:p/>
          </table:table-cell>
          <table:table-cell table:formula="of:=IF(BITAND([.$Q42];BITLSHIFT(1;[.BA$2]))&gt;0;1;0)*[.$O42]" office:value-type="float" office:value="0" calcext:value-type="float">
            <text:p/>
          </table:table-cell>
          <table:table-cell table:formula="of:=IF(BITAND([.$Q42];BITLSHIFT(1;[.BB$2]))&gt;0;1;0)*[.$O42]" office:value-type="float" office:value="0" calcext:value-type="float">
            <text:p/>
          </table:table-cell>
          <table:table-cell table:formula="of:=IF(BITAND([.$Q42];BITLSHIFT(1;[.BC$2]))&gt;0;1;0)*[.$O42]" office:value-type="float" office:value="0" calcext:value-type="float">
            <text:p/>
          </table:table-cell>
          <table:table-cell table:formula="of:=IF(BITAND([.$Q42];BITLSHIFT(1;[.BD$2]))&gt;0;1;0)*[.$O42]" office:value-type="float" office:value="0" calcext:value-type="float">
            <text:p/>
          </table:table-cell>
          <table:table-cell table:formula="of:=IF(BITAND([.$Q42];BITLSHIFT(1;[.BE$2]))&gt;0;1;0)*[.$O42]" office:value-type="float" office:value="0" calcext:value-type="float">
            <text:p/>
          </table:table-cell>
          <table:table-cell table:formula="of:=IF(BITAND([.$Q42];BITLSHIFT(1;[.BF$2]))&gt;0;1;0)*[.$O42]" office:value-type="float" office:value="0" calcext:value-type="float">
            <text:p/>
          </table:table-cell>
          <table:table-cell table:formula="of:=IF(BITAND([.$Q42];BITLSHIFT(1;[.BG$2]))&gt;0;1;0)*[.$O42]" office:value-type="float" office:value="0" calcext:value-type="float">
            <text:p/>
          </table:table-cell>
          <table:table-cell table:formula="of:=IF(BITAND([.$Q42];BITLSHIFT(1;[.BH$2]))&gt;0;1;0)*[.$O42]" office:value-type="float" office:value="0" calcext:value-type="float">
            <text:p/>
          </table:table-cell>
          <table:table-cell table:formula="of:=IF(BITAND([.$Q42];BITLSHIFT(1;[.BI$2]))&gt;0;1;0)*[.$O42]" office:value-type="float" office:value="0" calcext:value-type="float">
            <text:p/>
          </table:table-cell>
          <table:table-cell table:formula="of:=IF(BITAND([.$Q42];BITLSHIFT(1;[.BJ$2]))&gt;0;1;0)*[.$O42]" office:value-type="float" office:value="0" calcext:value-type="float">
            <text:p/>
          </table:table-cell>
          <table:table-cell table:formula="of:=IF(BITAND([.$Q42];BITLSHIFT(1;[.BK$2]))&gt;0;1;0)*[.$O42]" office:value-type="float" office:value="0" calcext:value-type="float">
            <text:p/>
          </table:table-cell>
          <table:table-cell table:formula="of:=IF(BITAND([.$Q42];BITLSHIFT(1;[.BL$2]))&gt;0;1;0)*[.$O42]" office:value-type="float" office:value="0" calcext:value-type="float">
            <text:p/>
          </table:table-cell>
          <table:table-cell table:formula="of:=IF(BITAND([.$Q42];BITLSHIFT(1;[.BM$2]))&gt;0;1;0)*[.$O42]" office:value-type="float" office:value="0" calcext:value-type="float">
            <text:p/>
          </table:table-cell>
          <table:table-cell table:formula="of:=IF(BITAND([.$Q42];BITLSHIFT(1;[.BN$2]))&gt;0;1;0)*[.$O42]" office:value-type="float" office:value="0" calcext:value-type="float">
            <text:p/>
          </table:table-cell>
          <table:table-cell table:formula="of:=IF(BITAND([.$Q42];BITLSHIFT(1;[.BO$2]))&gt;0;1;0)*[.$O42]" office:value-type="float" office:value="0" calcext:value-type="float">
            <text:p/>
          </table:table-cell>
          <table:table-cell table:formula="of:=IF(BITAND([.$Q42];BITLSHIFT(1;[.BP$2]))&gt;0;1;0)*[.$O42]" office:value-type="float" office:value="0" calcext:value-type="float">
            <text:p/>
          </table:table-cell>
          <table:table-cell table:formula="of:=IF(BITAND([.$Q42];BITLSHIFT(1;[.BQ$2]))&gt;0;1;0)*[.$O42]" office:value-type="float" office:value="0" calcext:value-type="float">
            <text:p/>
          </table:table-cell>
          <table:table-cell table:formula="of:=IF(BITAND([.$Q42];BITLSHIFT(1;[.BR$2]))&gt;0;1;0)*[.$O42]" office:value-type="float" office:value="0" calcext:value-type="float">
            <text:p/>
          </table:table-cell>
          <table:table-cell table:formula="of:=IF(BITAND([.$Q42];BITLSHIFT(1;[.BS$2]))&gt;0;1;0)*[.$O42]" office:value-type="float" office:value="0" calcext:value-type="float">
            <text:p/>
          </table:table-cell>
          <table:table-cell table:formula="of:=IF(BITAND([.$Q42];BITLSHIFT(1;[.BT$2]))&gt;0;1;0)*[.$O42]" office:value-type="float" office:value="0" calcext:value-type="float">
            <text:p/>
          </table:table-cell>
          <table:table-cell table:formula="of:=IF(BITAND([.$Q42];BITLSHIFT(1;[.BU$2]))&gt;0;1;0)*[.$O42]" office:value-type="float" office:value="0" calcext:value-type="float">
            <text:p/>
          </table:table-cell>
          <table:table-cell table:formula="of:=IF(BITAND([.$Q42];BITLSHIFT(1;[.BV$2]))&gt;0;1;0)*[.$O42]" office:value-type="float" office:value="0" calcext:value-type="float">
            <text:p/>
          </table:table-cell>
          <table:table-cell table:formula="of:=IF(BITAND([.$Q42];BITLSHIFT(1;[.BW$2]))&gt;0;1;0)*[.$O42]" office:value-type="float" office:value="0" calcext:value-type="float">
            <text:p/>
          </table:table-cell>
          <table:table-cell table:formula="of:=IF(BITAND([.$Q42];BITLSHIFT(1;[.BX$2]))&gt;0;1;0)*[.$O42]" office:value-type="float" office:value="0" calcext:value-type="float">
            <text:p/>
          </table:table-cell>
          <table:table-cell table:formula="of:=IF(BITAND([.$Q42];BITLSHIFT(1;[.BY$2]))&gt;0;1;0)*[.$O42]" office:value-type="float" office:value="0" calcext:value-type="float">
            <text:p/>
          </table:table-cell>
          <table:table-cell table:formula="of:=IF(BITAND([.$Q42];BITLSHIFT(1;[.BZ$2]))&gt;0;1;0)*[.$O42]" office:value-type="float" office:value="0" calcext:value-type="float">
            <text:p/>
          </table:table-cell>
          <table:table-cell table:formula="of:=IF(BITAND([.$Q42];BITLSHIFT(1;[.CA$2]))&gt;0;1;0)*[.$O42]" office:value-type="float" office:value="0" calcext:value-type="float">
            <text:p/>
          </table:table-cell>
          <table:table-cell table:formula="of:=IF(BITAND([.$Q42];BITLSHIFT(1;[.CB$2]))&gt;0;1;0)*[.$O42]" office:value-type="float" office:value="0" calcext:value-type="float">
            <text:p/>
          </table:table-cell>
          <table:table-cell table:formula="of:=IF(BITAND([.$Q42];BITLSHIFT(1;[.CC$2]))&gt;0;1;0)*[.$O42]" office:value-type="float" office:value="0" calcext:value-type="float">
            <text:p/>
          </table:table-cell>
          <table:table-cell table:formula="of:=IF(BITAND([.$Q42];BITLSHIFT(1;[.CD$2]))&gt;0;1;0)*[.$O42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3] &amp; &quot;&quot;&quot;, &quot;&quot;zone&quot;&quot; : &quot;&quot;&quot;&amp;[.N43]&amp;&quot;&quot;&quot;, &quot;&quot;value&quot;&quot; : &quot;&amp;[.O43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3];10) ;16)" office:value-type="float" office:value="0" calcext:value-type="float">
            <text:p/>
          </table:table-cell>
          <table:table-cell table:formula="of:=DECIMAL(RIGHT([.N43];8) ;16)" office:value-type="float" office:value="0" calcext:value-type="float">
            <text:p/>
          </table:table-cell>
          <table:table-cell table:formula="of:=IF(BITAND([.$R43];BITLSHIFT(1;[.S$2]))&gt;0;1;0)*[.$O43]" office:value-type="float" office:value="0" calcext:value-type="float">
            <text:p/>
          </table:table-cell>
          <table:table-cell table:formula="of:=IF(BITAND([.$R43];BITLSHIFT(1;[.T$2]))&gt;0;1;0)*[.$O43]" office:value-type="float" office:value="0" calcext:value-type="float">
            <text:p/>
          </table:table-cell>
          <table:table-cell table:formula="of:=IF(BITAND([.$R43];BITLSHIFT(1;[.U$2]))&gt;0;1;0)*[.$O43]" office:value-type="float" office:value="0" calcext:value-type="float">
            <text:p/>
          </table:table-cell>
          <table:table-cell table:formula="of:=IF(BITAND([.$R43];BITLSHIFT(1;[.V$2]))&gt;0;1;0)*[.$O43]" office:value-type="float" office:value="0" calcext:value-type="float">
            <text:p/>
          </table:table-cell>
          <table:table-cell table:formula="of:=IF(BITAND([.$R43];BITLSHIFT(1;[.W$2]))&gt;0;1;0)*[.$O43]" office:value-type="float" office:value="0" calcext:value-type="float">
            <text:p/>
          </table:table-cell>
          <table:table-cell table:formula="of:=IF(BITAND([.$R43];BITLSHIFT(1;[.X$2]))&gt;0;1;0)*[.$O43]" office:value-type="float" office:value="0" calcext:value-type="float">
            <text:p/>
          </table:table-cell>
          <table:table-cell table:formula="of:=IF(BITAND([.$R43];BITLSHIFT(1;[.Y$2]))&gt;0;1;0)*[.$O43]" office:value-type="float" office:value="0" calcext:value-type="float">
            <text:p/>
          </table:table-cell>
          <table:table-cell table:formula="of:=IF(BITAND([.$R43];BITLSHIFT(1;[.Z$2]))&gt;0;1;0)*[.$O43]" office:value-type="float" office:value="0" calcext:value-type="float">
            <text:p/>
          </table:table-cell>
          <table:table-cell table:formula="of:=IF(BITAND([.$R43];BITLSHIFT(1;[.AA$2]))&gt;0;1;0)*[.$O43]" office:value-type="float" office:value="0" calcext:value-type="float">
            <text:p/>
          </table:table-cell>
          <table:table-cell table:formula="of:=IF(BITAND([.$R43];BITLSHIFT(1;[.AB$2]))&gt;0;1;0)*[.$O43]" office:value-type="float" office:value="0" calcext:value-type="float">
            <text:p/>
          </table:table-cell>
          <table:table-cell table:formula="of:=IF(BITAND([.$R43];BITLSHIFT(1;[.AC$2]))&gt;0;1;0)*[.$O43]" office:value-type="float" office:value="0" calcext:value-type="float">
            <text:p/>
          </table:table-cell>
          <table:table-cell table:formula="of:=IF(BITAND([.$R43];BITLSHIFT(1;[.AD$2]))&gt;0;1;0)*[.$O43]" office:value-type="float" office:value="0" calcext:value-type="float">
            <text:p/>
          </table:table-cell>
          <table:table-cell table:formula="of:=IF(BITAND([.$R43];BITLSHIFT(1;[.AE$2]))&gt;0;1;0)*[.$O43]" office:value-type="float" office:value="0" calcext:value-type="float">
            <text:p/>
          </table:table-cell>
          <table:table-cell table:formula="of:=IF(BITAND([.$R43];BITLSHIFT(1;[.AF$2]))&gt;0;1;0)*[.$O43]" office:value-type="float" office:value="0" calcext:value-type="float">
            <text:p/>
          </table:table-cell>
          <table:table-cell table:formula="of:=IF(BITAND([.$R43];BITLSHIFT(1;[.AG$2]))&gt;0;1;0)*[.$O43]" office:value-type="float" office:value="0" calcext:value-type="float">
            <text:p/>
          </table:table-cell>
          <table:table-cell table:formula="of:=IF(BITAND([.$R43];BITLSHIFT(1;[.AH$2]))&gt;0;1;0)*[.$O43]" office:value-type="float" office:value="0" calcext:value-type="float">
            <text:p/>
          </table:table-cell>
          <table:table-cell table:formula="of:=IF(BITAND([.$R43];BITLSHIFT(1;[.AI$2]))&gt;0;1;0)*[.$O43]" office:value-type="float" office:value="0" calcext:value-type="float">
            <text:p/>
          </table:table-cell>
          <table:table-cell table:formula="of:=IF(BITAND([.$R43];BITLSHIFT(1;[.AJ$2]))&gt;0;1;0)*[.$O43]" office:value-type="float" office:value="0" calcext:value-type="float">
            <text:p/>
          </table:table-cell>
          <table:table-cell table:formula="of:=IF(BITAND([.$R43];BITLSHIFT(1;[.AK$2]))&gt;0;1;0)*[.$O43]" office:value-type="float" office:value="0" calcext:value-type="float">
            <text:p/>
          </table:table-cell>
          <table:table-cell table:formula="of:=IF(BITAND([.$R43];BITLSHIFT(1;[.AL$2]))&gt;0;1;0)*[.$O43]" office:value-type="float" office:value="0" calcext:value-type="float">
            <text:p/>
          </table:table-cell>
          <table:table-cell table:formula="of:=IF(BITAND([.$R43];BITLSHIFT(1;[.AM$2]))&gt;0;1;0)*[.$O43]" office:value-type="float" office:value="0" calcext:value-type="float">
            <text:p/>
          </table:table-cell>
          <table:table-cell table:formula="of:=IF(BITAND([.$R43];BITLSHIFT(1;[.AN$2]))&gt;0;1;0)*[.$O43]" office:value-type="float" office:value="0" calcext:value-type="float">
            <text:p/>
          </table:table-cell>
          <table:table-cell table:formula="of:=IF(BITAND([.$R43];BITLSHIFT(1;[.AO$2]))&gt;0;1;0)*[.$O43]" office:value-type="float" office:value="0" calcext:value-type="float">
            <text:p/>
          </table:table-cell>
          <table:table-cell table:formula="of:=IF(BITAND([.$R43];BITLSHIFT(1;[.AP$2]))&gt;0;1;0)*[.$O43]" office:value-type="float" office:value="0" calcext:value-type="float">
            <text:p/>
          </table:table-cell>
          <table:table-cell table:formula="of:=IF(BITAND([.$R43];BITLSHIFT(1;[.AQ$2]))&gt;0;1;0)*[.$O43]" office:value-type="float" office:value="0" calcext:value-type="float">
            <text:p/>
          </table:table-cell>
          <table:table-cell table:formula="of:=IF(BITAND([.$R43];BITLSHIFT(1;[.AR$2]))&gt;0;1;0)*[.$O43]" office:value-type="float" office:value="0" calcext:value-type="float">
            <text:p/>
          </table:table-cell>
          <table:table-cell table:formula="of:=IF(BITAND([.$R43];BITLSHIFT(1;[.AS$2]))&gt;0;1;0)*[.$O43]" office:value-type="float" office:value="0" calcext:value-type="float">
            <text:p/>
          </table:table-cell>
          <table:table-cell table:formula="of:=IF(BITAND([.$R43];BITLSHIFT(1;[.AT$2]))&gt;0;1;0)*[.$O43]" office:value-type="float" office:value="0" calcext:value-type="float">
            <text:p/>
          </table:table-cell>
          <table:table-cell table:formula="of:=IF(BITAND([.$R43];BITLSHIFT(1;[.AU$2]))&gt;0;1;0)*[.$O43]" office:value-type="float" office:value="0" calcext:value-type="float">
            <text:p/>
          </table:table-cell>
          <table:table-cell table:formula="of:=IF(BITAND([.$R43];BITLSHIFT(1;[.AV$2]))&gt;0;1;0)*[.$O43]" office:value-type="float" office:value="0" calcext:value-type="float">
            <text:p/>
          </table:table-cell>
          <table:table-cell table:formula="of:=IF(BITAND([.$R43];BITLSHIFT(1;[.AW$2]))&gt;0;1;0)*[.$O43]" office:value-type="float" office:value="0" calcext:value-type="float">
            <text:p/>
          </table:table-cell>
          <table:table-cell table:formula="of:=IF(BITAND([.$R43];BITLSHIFT(1;[.AX$2]))&gt;0;1;0)*[.$O43]" office:value-type="float" office:value="0" calcext:value-type="float">
            <text:p/>
          </table:table-cell>
          <table:table-cell table:formula="of:=IF(BITAND([.$Q43];BITLSHIFT(1;[.AY$2]))&gt;0;1;0)*[.$O43]" office:value-type="float" office:value="0" calcext:value-type="float">
            <text:p/>
          </table:table-cell>
          <table:table-cell table:formula="of:=IF(BITAND([.$Q43];BITLSHIFT(1;[.AZ$2]))&gt;0;1;0)*[.$O43]" office:value-type="float" office:value="0" calcext:value-type="float">
            <text:p/>
          </table:table-cell>
          <table:table-cell table:formula="of:=IF(BITAND([.$Q43];BITLSHIFT(1;[.BA$2]))&gt;0;1;0)*[.$O43]" office:value-type="float" office:value="0" calcext:value-type="float">
            <text:p/>
          </table:table-cell>
          <table:table-cell table:formula="of:=IF(BITAND([.$Q43];BITLSHIFT(1;[.BB$2]))&gt;0;1;0)*[.$O43]" office:value-type="float" office:value="0" calcext:value-type="float">
            <text:p/>
          </table:table-cell>
          <table:table-cell table:formula="of:=IF(BITAND([.$Q43];BITLSHIFT(1;[.BC$2]))&gt;0;1;0)*[.$O43]" office:value-type="float" office:value="0" calcext:value-type="float">
            <text:p/>
          </table:table-cell>
          <table:table-cell table:formula="of:=IF(BITAND([.$Q43];BITLSHIFT(1;[.BD$2]))&gt;0;1;0)*[.$O43]" office:value-type="float" office:value="0" calcext:value-type="float">
            <text:p/>
          </table:table-cell>
          <table:table-cell table:formula="of:=IF(BITAND([.$Q43];BITLSHIFT(1;[.BE$2]))&gt;0;1;0)*[.$O43]" office:value-type="float" office:value="0" calcext:value-type="float">
            <text:p/>
          </table:table-cell>
          <table:table-cell table:formula="of:=IF(BITAND([.$Q43];BITLSHIFT(1;[.BF$2]))&gt;0;1;0)*[.$O43]" office:value-type="float" office:value="0" calcext:value-type="float">
            <text:p/>
          </table:table-cell>
          <table:table-cell table:formula="of:=IF(BITAND([.$Q43];BITLSHIFT(1;[.BG$2]))&gt;0;1;0)*[.$O43]" office:value-type="float" office:value="0" calcext:value-type="float">
            <text:p/>
          </table:table-cell>
          <table:table-cell table:formula="of:=IF(BITAND([.$Q43];BITLSHIFT(1;[.BH$2]))&gt;0;1;0)*[.$O43]" office:value-type="float" office:value="0" calcext:value-type="float">
            <text:p/>
          </table:table-cell>
          <table:table-cell table:formula="of:=IF(BITAND([.$Q43];BITLSHIFT(1;[.BI$2]))&gt;0;1;0)*[.$O43]" office:value-type="float" office:value="0" calcext:value-type="float">
            <text:p/>
          </table:table-cell>
          <table:table-cell table:formula="of:=IF(BITAND([.$Q43];BITLSHIFT(1;[.BJ$2]))&gt;0;1;0)*[.$O43]" office:value-type="float" office:value="0" calcext:value-type="float">
            <text:p/>
          </table:table-cell>
          <table:table-cell table:formula="of:=IF(BITAND([.$Q43];BITLSHIFT(1;[.BK$2]))&gt;0;1;0)*[.$O43]" office:value-type="float" office:value="0" calcext:value-type="float">
            <text:p/>
          </table:table-cell>
          <table:table-cell table:formula="of:=IF(BITAND([.$Q43];BITLSHIFT(1;[.BL$2]))&gt;0;1;0)*[.$O43]" office:value-type="float" office:value="0" calcext:value-type="float">
            <text:p/>
          </table:table-cell>
          <table:table-cell table:formula="of:=IF(BITAND([.$Q43];BITLSHIFT(1;[.BM$2]))&gt;0;1;0)*[.$O43]" office:value-type="float" office:value="0" calcext:value-type="float">
            <text:p/>
          </table:table-cell>
          <table:table-cell table:formula="of:=IF(BITAND([.$Q43];BITLSHIFT(1;[.BN$2]))&gt;0;1;0)*[.$O43]" office:value-type="float" office:value="0" calcext:value-type="float">
            <text:p/>
          </table:table-cell>
          <table:table-cell table:formula="of:=IF(BITAND([.$Q43];BITLSHIFT(1;[.BO$2]))&gt;0;1;0)*[.$O43]" office:value-type="float" office:value="0" calcext:value-type="float">
            <text:p/>
          </table:table-cell>
          <table:table-cell table:formula="of:=IF(BITAND([.$Q43];BITLSHIFT(1;[.BP$2]))&gt;0;1;0)*[.$O43]" office:value-type="float" office:value="0" calcext:value-type="float">
            <text:p/>
          </table:table-cell>
          <table:table-cell table:formula="of:=IF(BITAND([.$Q43];BITLSHIFT(1;[.BQ$2]))&gt;0;1;0)*[.$O43]" office:value-type="float" office:value="0" calcext:value-type="float">
            <text:p/>
          </table:table-cell>
          <table:table-cell table:formula="of:=IF(BITAND([.$Q43];BITLSHIFT(1;[.BR$2]))&gt;0;1;0)*[.$O43]" office:value-type="float" office:value="0" calcext:value-type="float">
            <text:p/>
          </table:table-cell>
          <table:table-cell table:formula="of:=IF(BITAND([.$Q43];BITLSHIFT(1;[.BS$2]))&gt;0;1;0)*[.$O43]" office:value-type="float" office:value="0" calcext:value-type="float">
            <text:p/>
          </table:table-cell>
          <table:table-cell table:formula="of:=IF(BITAND([.$Q43];BITLSHIFT(1;[.BT$2]))&gt;0;1;0)*[.$O43]" office:value-type="float" office:value="0" calcext:value-type="float">
            <text:p/>
          </table:table-cell>
          <table:table-cell table:formula="of:=IF(BITAND([.$Q43];BITLSHIFT(1;[.BU$2]))&gt;0;1;0)*[.$O43]" office:value-type="float" office:value="0" calcext:value-type="float">
            <text:p/>
          </table:table-cell>
          <table:table-cell table:formula="of:=IF(BITAND([.$Q43];BITLSHIFT(1;[.BV$2]))&gt;0;1;0)*[.$O43]" office:value-type="float" office:value="0" calcext:value-type="float">
            <text:p/>
          </table:table-cell>
          <table:table-cell table:formula="of:=IF(BITAND([.$Q43];BITLSHIFT(1;[.BW$2]))&gt;0;1;0)*[.$O43]" office:value-type="float" office:value="0" calcext:value-type="float">
            <text:p/>
          </table:table-cell>
          <table:table-cell table:formula="of:=IF(BITAND([.$Q43];BITLSHIFT(1;[.BX$2]))&gt;0;1;0)*[.$O43]" office:value-type="float" office:value="0" calcext:value-type="float">
            <text:p/>
          </table:table-cell>
          <table:table-cell table:formula="of:=IF(BITAND([.$Q43];BITLSHIFT(1;[.BY$2]))&gt;0;1;0)*[.$O43]" office:value-type="float" office:value="0" calcext:value-type="float">
            <text:p/>
          </table:table-cell>
          <table:table-cell table:formula="of:=IF(BITAND([.$Q43];BITLSHIFT(1;[.BZ$2]))&gt;0;1;0)*[.$O43]" office:value-type="float" office:value="0" calcext:value-type="float">
            <text:p/>
          </table:table-cell>
          <table:table-cell table:formula="of:=IF(BITAND([.$Q43];BITLSHIFT(1;[.CA$2]))&gt;0;1;0)*[.$O43]" office:value-type="float" office:value="0" calcext:value-type="float">
            <text:p/>
          </table:table-cell>
          <table:table-cell table:formula="of:=IF(BITAND([.$Q43];BITLSHIFT(1;[.CB$2]))&gt;0;1;0)*[.$O43]" office:value-type="float" office:value="0" calcext:value-type="float">
            <text:p/>
          </table:table-cell>
          <table:table-cell table:formula="of:=IF(BITAND([.$Q43];BITLSHIFT(1;[.CC$2]))&gt;0;1;0)*[.$O43]" office:value-type="float" office:value="0" calcext:value-type="float">
            <text:p/>
          </table:table-cell>
          <table:table-cell table:formula="of:=IF(BITAND([.$Q43];BITLSHIFT(1;[.CD$2]))&gt;0;1;0)*[.$O43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4] &amp; &quot;&quot;&quot;, &quot;&quot;zone&quot;&quot; : &quot;&quot;&quot;&amp;[.N44]&amp;&quot;&quot;&quot;, &quot;&quot;value&quot;&quot; : &quot;&amp;[.O44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4];10) ;16)" office:value-type="float" office:value="0" calcext:value-type="float">
            <text:p/>
          </table:table-cell>
          <table:table-cell table:formula="of:=DECIMAL(RIGHT([.N44];8) ;16)" office:value-type="float" office:value="0" calcext:value-type="float">
            <text:p/>
          </table:table-cell>
          <table:table-cell table:formula="of:=IF(BITAND([.$R44];BITLSHIFT(1;[.S$2]))&gt;0;1;0)*[.$O44]" office:value-type="float" office:value="0" calcext:value-type="float">
            <text:p/>
          </table:table-cell>
          <table:table-cell table:formula="of:=IF(BITAND([.$R44];BITLSHIFT(1;[.T$2]))&gt;0;1;0)*[.$O44]" office:value-type="float" office:value="0" calcext:value-type="float">
            <text:p/>
          </table:table-cell>
          <table:table-cell table:formula="of:=IF(BITAND([.$R44];BITLSHIFT(1;[.U$2]))&gt;0;1;0)*[.$O44]" office:value-type="float" office:value="0" calcext:value-type="float">
            <text:p/>
          </table:table-cell>
          <table:table-cell table:formula="of:=IF(BITAND([.$R44];BITLSHIFT(1;[.V$2]))&gt;0;1;0)*[.$O44]" office:value-type="float" office:value="0" calcext:value-type="float">
            <text:p/>
          </table:table-cell>
          <table:table-cell table:formula="of:=IF(BITAND([.$R44];BITLSHIFT(1;[.W$2]))&gt;0;1;0)*[.$O44]" office:value-type="float" office:value="0" calcext:value-type="float">
            <text:p/>
          </table:table-cell>
          <table:table-cell table:formula="of:=IF(BITAND([.$R44];BITLSHIFT(1;[.X$2]))&gt;0;1;0)*[.$O44]" office:value-type="float" office:value="0" calcext:value-type="float">
            <text:p/>
          </table:table-cell>
          <table:table-cell table:formula="of:=IF(BITAND([.$R44];BITLSHIFT(1;[.Y$2]))&gt;0;1;0)*[.$O44]" office:value-type="float" office:value="0" calcext:value-type="float">
            <text:p/>
          </table:table-cell>
          <table:table-cell table:formula="of:=IF(BITAND([.$R44];BITLSHIFT(1;[.Z$2]))&gt;0;1;0)*[.$O44]" office:value-type="float" office:value="0" calcext:value-type="float">
            <text:p/>
          </table:table-cell>
          <table:table-cell table:formula="of:=IF(BITAND([.$R44];BITLSHIFT(1;[.AA$2]))&gt;0;1;0)*[.$O44]" office:value-type="float" office:value="0" calcext:value-type="float">
            <text:p/>
          </table:table-cell>
          <table:table-cell table:formula="of:=IF(BITAND([.$R44];BITLSHIFT(1;[.AB$2]))&gt;0;1;0)*[.$O44]" office:value-type="float" office:value="0" calcext:value-type="float">
            <text:p/>
          </table:table-cell>
          <table:table-cell table:formula="of:=IF(BITAND([.$R44];BITLSHIFT(1;[.AC$2]))&gt;0;1;0)*[.$O44]" office:value-type="float" office:value="0" calcext:value-type="float">
            <text:p/>
          </table:table-cell>
          <table:table-cell table:formula="of:=IF(BITAND([.$R44];BITLSHIFT(1;[.AD$2]))&gt;0;1;0)*[.$O44]" office:value-type="float" office:value="0" calcext:value-type="float">
            <text:p/>
          </table:table-cell>
          <table:table-cell table:formula="of:=IF(BITAND([.$R44];BITLSHIFT(1;[.AE$2]))&gt;0;1;0)*[.$O44]" office:value-type="float" office:value="0" calcext:value-type="float">
            <text:p/>
          </table:table-cell>
          <table:table-cell table:formula="of:=IF(BITAND([.$R44];BITLSHIFT(1;[.AF$2]))&gt;0;1;0)*[.$O44]" office:value-type="float" office:value="0" calcext:value-type="float">
            <text:p/>
          </table:table-cell>
          <table:table-cell table:formula="of:=IF(BITAND([.$R44];BITLSHIFT(1;[.AG$2]))&gt;0;1;0)*[.$O44]" office:value-type="float" office:value="0" calcext:value-type="float">
            <text:p/>
          </table:table-cell>
          <table:table-cell table:formula="of:=IF(BITAND([.$R44];BITLSHIFT(1;[.AH$2]))&gt;0;1;0)*[.$O44]" office:value-type="float" office:value="0" calcext:value-type="float">
            <text:p/>
          </table:table-cell>
          <table:table-cell table:formula="of:=IF(BITAND([.$R44];BITLSHIFT(1;[.AI$2]))&gt;0;1;0)*[.$O44]" office:value-type="float" office:value="0" calcext:value-type="float">
            <text:p/>
          </table:table-cell>
          <table:table-cell table:formula="of:=IF(BITAND([.$R44];BITLSHIFT(1;[.AJ$2]))&gt;0;1;0)*[.$O44]" office:value-type="float" office:value="0" calcext:value-type="float">
            <text:p/>
          </table:table-cell>
          <table:table-cell table:formula="of:=IF(BITAND([.$R44];BITLSHIFT(1;[.AK$2]))&gt;0;1;0)*[.$O44]" office:value-type="float" office:value="0" calcext:value-type="float">
            <text:p/>
          </table:table-cell>
          <table:table-cell table:formula="of:=IF(BITAND([.$R44];BITLSHIFT(1;[.AL$2]))&gt;0;1;0)*[.$O44]" office:value-type="float" office:value="0" calcext:value-type="float">
            <text:p/>
          </table:table-cell>
          <table:table-cell table:formula="of:=IF(BITAND([.$R44];BITLSHIFT(1;[.AM$2]))&gt;0;1;0)*[.$O44]" office:value-type="float" office:value="0" calcext:value-type="float">
            <text:p/>
          </table:table-cell>
          <table:table-cell table:formula="of:=IF(BITAND([.$R44];BITLSHIFT(1;[.AN$2]))&gt;0;1;0)*[.$O44]" office:value-type="float" office:value="0" calcext:value-type="float">
            <text:p/>
          </table:table-cell>
          <table:table-cell table:formula="of:=IF(BITAND([.$R44];BITLSHIFT(1;[.AO$2]))&gt;0;1;0)*[.$O44]" office:value-type="float" office:value="0" calcext:value-type="float">
            <text:p/>
          </table:table-cell>
          <table:table-cell table:formula="of:=IF(BITAND([.$R44];BITLSHIFT(1;[.AP$2]))&gt;0;1;0)*[.$O44]" office:value-type="float" office:value="0" calcext:value-type="float">
            <text:p/>
          </table:table-cell>
          <table:table-cell table:formula="of:=IF(BITAND([.$R44];BITLSHIFT(1;[.AQ$2]))&gt;0;1;0)*[.$O44]" office:value-type="float" office:value="0" calcext:value-type="float">
            <text:p/>
          </table:table-cell>
          <table:table-cell table:formula="of:=IF(BITAND([.$R44];BITLSHIFT(1;[.AR$2]))&gt;0;1;0)*[.$O44]" office:value-type="float" office:value="0" calcext:value-type="float">
            <text:p/>
          </table:table-cell>
          <table:table-cell table:formula="of:=IF(BITAND([.$R44];BITLSHIFT(1;[.AS$2]))&gt;0;1;0)*[.$O44]" office:value-type="float" office:value="0" calcext:value-type="float">
            <text:p/>
          </table:table-cell>
          <table:table-cell table:formula="of:=IF(BITAND([.$R44];BITLSHIFT(1;[.AT$2]))&gt;0;1;0)*[.$O44]" office:value-type="float" office:value="0" calcext:value-type="float">
            <text:p/>
          </table:table-cell>
          <table:table-cell table:formula="of:=IF(BITAND([.$R44];BITLSHIFT(1;[.AU$2]))&gt;0;1;0)*[.$O44]" office:value-type="float" office:value="0" calcext:value-type="float">
            <text:p/>
          </table:table-cell>
          <table:table-cell table:formula="of:=IF(BITAND([.$R44];BITLSHIFT(1;[.AV$2]))&gt;0;1;0)*[.$O44]" office:value-type="float" office:value="0" calcext:value-type="float">
            <text:p/>
          </table:table-cell>
          <table:table-cell table:formula="of:=IF(BITAND([.$R44];BITLSHIFT(1;[.AW$2]))&gt;0;1;0)*[.$O44]" office:value-type="float" office:value="0" calcext:value-type="float">
            <text:p/>
          </table:table-cell>
          <table:table-cell table:formula="of:=IF(BITAND([.$R44];BITLSHIFT(1;[.AX$2]))&gt;0;1;0)*[.$O44]" office:value-type="float" office:value="0" calcext:value-type="float">
            <text:p/>
          </table:table-cell>
          <table:table-cell table:formula="of:=IF(BITAND([.$Q44];BITLSHIFT(1;[.AY$2]))&gt;0;1;0)*[.$O44]" office:value-type="float" office:value="0" calcext:value-type="float">
            <text:p/>
          </table:table-cell>
          <table:table-cell table:formula="of:=IF(BITAND([.$Q44];BITLSHIFT(1;[.AZ$2]))&gt;0;1;0)*[.$O44]" office:value-type="float" office:value="0" calcext:value-type="float">
            <text:p/>
          </table:table-cell>
          <table:table-cell table:formula="of:=IF(BITAND([.$Q44];BITLSHIFT(1;[.BA$2]))&gt;0;1;0)*[.$O44]" office:value-type="float" office:value="0" calcext:value-type="float">
            <text:p/>
          </table:table-cell>
          <table:table-cell table:formula="of:=IF(BITAND([.$Q44];BITLSHIFT(1;[.BB$2]))&gt;0;1;0)*[.$O44]" office:value-type="float" office:value="0" calcext:value-type="float">
            <text:p/>
          </table:table-cell>
          <table:table-cell table:formula="of:=IF(BITAND([.$Q44];BITLSHIFT(1;[.BC$2]))&gt;0;1;0)*[.$O44]" office:value-type="float" office:value="0" calcext:value-type="float">
            <text:p/>
          </table:table-cell>
          <table:table-cell table:formula="of:=IF(BITAND([.$Q44];BITLSHIFT(1;[.BD$2]))&gt;0;1;0)*[.$O44]" office:value-type="float" office:value="0" calcext:value-type="float">
            <text:p/>
          </table:table-cell>
          <table:table-cell table:formula="of:=IF(BITAND([.$Q44];BITLSHIFT(1;[.BE$2]))&gt;0;1;0)*[.$O44]" office:value-type="float" office:value="0" calcext:value-type="float">
            <text:p/>
          </table:table-cell>
          <table:table-cell table:formula="of:=IF(BITAND([.$Q44];BITLSHIFT(1;[.BF$2]))&gt;0;1;0)*[.$O44]" office:value-type="float" office:value="0" calcext:value-type="float">
            <text:p/>
          </table:table-cell>
          <table:table-cell table:formula="of:=IF(BITAND([.$Q44];BITLSHIFT(1;[.BG$2]))&gt;0;1;0)*[.$O44]" office:value-type="float" office:value="0" calcext:value-type="float">
            <text:p/>
          </table:table-cell>
          <table:table-cell table:formula="of:=IF(BITAND([.$Q44];BITLSHIFT(1;[.BH$2]))&gt;0;1;0)*[.$O44]" office:value-type="float" office:value="0" calcext:value-type="float">
            <text:p/>
          </table:table-cell>
          <table:table-cell table:formula="of:=IF(BITAND([.$Q44];BITLSHIFT(1;[.BI$2]))&gt;0;1;0)*[.$O44]" office:value-type="float" office:value="0" calcext:value-type="float">
            <text:p/>
          </table:table-cell>
          <table:table-cell table:formula="of:=IF(BITAND([.$Q44];BITLSHIFT(1;[.BJ$2]))&gt;0;1;0)*[.$O44]" office:value-type="float" office:value="0" calcext:value-type="float">
            <text:p/>
          </table:table-cell>
          <table:table-cell table:formula="of:=IF(BITAND([.$Q44];BITLSHIFT(1;[.BK$2]))&gt;0;1;0)*[.$O44]" office:value-type="float" office:value="0" calcext:value-type="float">
            <text:p/>
          </table:table-cell>
          <table:table-cell table:formula="of:=IF(BITAND([.$Q44];BITLSHIFT(1;[.BL$2]))&gt;0;1;0)*[.$O44]" office:value-type="float" office:value="0" calcext:value-type="float">
            <text:p/>
          </table:table-cell>
          <table:table-cell table:formula="of:=IF(BITAND([.$Q44];BITLSHIFT(1;[.BM$2]))&gt;0;1;0)*[.$O44]" office:value-type="float" office:value="0" calcext:value-type="float">
            <text:p/>
          </table:table-cell>
          <table:table-cell table:formula="of:=IF(BITAND([.$Q44];BITLSHIFT(1;[.BN$2]))&gt;0;1;0)*[.$O44]" office:value-type="float" office:value="0" calcext:value-type="float">
            <text:p/>
          </table:table-cell>
          <table:table-cell table:formula="of:=IF(BITAND([.$Q44];BITLSHIFT(1;[.BO$2]))&gt;0;1;0)*[.$O44]" office:value-type="float" office:value="0" calcext:value-type="float">
            <text:p/>
          </table:table-cell>
          <table:table-cell table:formula="of:=IF(BITAND([.$Q44];BITLSHIFT(1;[.BP$2]))&gt;0;1;0)*[.$O44]" office:value-type="float" office:value="0" calcext:value-type="float">
            <text:p/>
          </table:table-cell>
          <table:table-cell table:formula="of:=IF(BITAND([.$Q44];BITLSHIFT(1;[.BQ$2]))&gt;0;1;0)*[.$O44]" office:value-type="float" office:value="0" calcext:value-type="float">
            <text:p/>
          </table:table-cell>
          <table:table-cell table:formula="of:=IF(BITAND([.$Q44];BITLSHIFT(1;[.BR$2]))&gt;0;1;0)*[.$O44]" office:value-type="float" office:value="0" calcext:value-type="float">
            <text:p/>
          </table:table-cell>
          <table:table-cell table:formula="of:=IF(BITAND([.$Q44];BITLSHIFT(1;[.BS$2]))&gt;0;1;0)*[.$O44]" office:value-type="float" office:value="0" calcext:value-type="float">
            <text:p/>
          </table:table-cell>
          <table:table-cell table:formula="of:=IF(BITAND([.$Q44];BITLSHIFT(1;[.BT$2]))&gt;0;1;0)*[.$O44]" office:value-type="float" office:value="0" calcext:value-type="float">
            <text:p/>
          </table:table-cell>
          <table:table-cell table:formula="of:=IF(BITAND([.$Q44];BITLSHIFT(1;[.BU$2]))&gt;0;1;0)*[.$O44]" office:value-type="float" office:value="0" calcext:value-type="float">
            <text:p/>
          </table:table-cell>
          <table:table-cell table:formula="of:=IF(BITAND([.$Q44];BITLSHIFT(1;[.BV$2]))&gt;0;1;0)*[.$O44]" office:value-type="float" office:value="0" calcext:value-type="float">
            <text:p/>
          </table:table-cell>
          <table:table-cell table:formula="of:=IF(BITAND([.$Q44];BITLSHIFT(1;[.BW$2]))&gt;0;1;0)*[.$O44]" office:value-type="float" office:value="0" calcext:value-type="float">
            <text:p/>
          </table:table-cell>
          <table:table-cell table:formula="of:=IF(BITAND([.$Q44];BITLSHIFT(1;[.BX$2]))&gt;0;1;0)*[.$O44]" office:value-type="float" office:value="0" calcext:value-type="float">
            <text:p/>
          </table:table-cell>
          <table:table-cell table:formula="of:=IF(BITAND([.$Q44];BITLSHIFT(1;[.BY$2]))&gt;0;1;0)*[.$O44]" office:value-type="float" office:value="0" calcext:value-type="float">
            <text:p/>
          </table:table-cell>
          <table:table-cell table:formula="of:=IF(BITAND([.$Q44];BITLSHIFT(1;[.BZ$2]))&gt;0;1;0)*[.$O44]" office:value-type="float" office:value="0" calcext:value-type="float">
            <text:p/>
          </table:table-cell>
          <table:table-cell table:formula="of:=IF(BITAND([.$Q44];BITLSHIFT(1;[.CA$2]))&gt;0;1;0)*[.$O44]" office:value-type="float" office:value="0" calcext:value-type="float">
            <text:p/>
          </table:table-cell>
          <table:table-cell table:formula="of:=IF(BITAND([.$Q44];BITLSHIFT(1;[.CB$2]))&gt;0;1;0)*[.$O44]" office:value-type="float" office:value="0" calcext:value-type="float">
            <text:p/>
          </table:table-cell>
          <table:table-cell table:formula="of:=IF(BITAND([.$Q44];BITLSHIFT(1;[.CC$2]))&gt;0;1;0)*[.$O44]" office:value-type="float" office:value="0" calcext:value-type="float">
            <text:p/>
          </table:table-cell>
          <table:table-cell table:formula="of:=IF(BITAND([.$Q44];BITLSHIFT(1;[.CD$2]))&gt;0;1;0)*[.$O44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5] &amp; &quot;&quot;&quot;, &quot;&quot;zone&quot;&quot; : &quot;&quot;&quot;&amp;[.N45]&amp;&quot;&quot;&quot;, &quot;&quot;value&quot;&quot; : &quot;&amp;[.O45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5];10) ;16)" office:value-type="float" office:value="0" calcext:value-type="float">
            <text:p/>
          </table:table-cell>
          <table:table-cell table:formula="of:=DECIMAL(RIGHT([.N45];8) ;16)" office:value-type="float" office:value="0" calcext:value-type="float">
            <text:p/>
          </table:table-cell>
          <table:table-cell table:formula="of:=IF(BITAND([.$R45];BITLSHIFT(1;[.S$2]))&gt;0;1;0)*[.$O45]" office:value-type="float" office:value="0" calcext:value-type="float">
            <text:p/>
          </table:table-cell>
          <table:table-cell table:formula="of:=IF(BITAND([.$R45];BITLSHIFT(1;[.T$2]))&gt;0;1;0)*[.$O45]" office:value-type="float" office:value="0" calcext:value-type="float">
            <text:p/>
          </table:table-cell>
          <table:table-cell table:formula="of:=IF(BITAND([.$R45];BITLSHIFT(1;[.U$2]))&gt;0;1;0)*[.$O45]" office:value-type="float" office:value="0" calcext:value-type="float">
            <text:p/>
          </table:table-cell>
          <table:table-cell table:formula="of:=IF(BITAND([.$R45];BITLSHIFT(1;[.V$2]))&gt;0;1;0)*[.$O45]" office:value-type="float" office:value="0" calcext:value-type="float">
            <text:p/>
          </table:table-cell>
          <table:table-cell table:formula="of:=IF(BITAND([.$R45];BITLSHIFT(1;[.W$2]))&gt;0;1;0)*[.$O45]" office:value-type="float" office:value="0" calcext:value-type="float">
            <text:p/>
          </table:table-cell>
          <table:table-cell table:formula="of:=IF(BITAND([.$R45];BITLSHIFT(1;[.X$2]))&gt;0;1;0)*[.$O45]" office:value-type="float" office:value="0" calcext:value-type="float">
            <text:p/>
          </table:table-cell>
          <table:table-cell table:formula="of:=IF(BITAND([.$R45];BITLSHIFT(1;[.Y$2]))&gt;0;1;0)*[.$O45]" office:value-type="float" office:value="0" calcext:value-type="float">
            <text:p/>
          </table:table-cell>
          <table:table-cell table:formula="of:=IF(BITAND([.$R45];BITLSHIFT(1;[.Z$2]))&gt;0;1;0)*[.$O45]" office:value-type="float" office:value="0" calcext:value-type="float">
            <text:p/>
          </table:table-cell>
          <table:table-cell table:formula="of:=IF(BITAND([.$R45];BITLSHIFT(1;[.AA$2]))&gt;0;1;0)*[.$O45]" office:value-type="float" office:value="0" calcext:value-type="float">
            <text:p/>
          </table:table-cell>
          <table:table-cell table:formula="of:=IF(BITAND([.$R45];BITLSHIFT(1;[.AB$2]))&gt;0;1;0)*[.$O45]" office:value-type="float" office:value="0" calcext:value-type="float">
            <text:p/>
          </table:table-cell>
          <table:table-cell table:formula="of:=IF(BITAND([.$R45];BITLSHIFT(1;[.AC$2]))&gt;0;1;0)*[.$O45]" office:value-type="float" office:value="0" calcext:value-type="float">
            <text:p/>
          </table:table-cell>
          <table:table-cell table:formula="of:=IF(BITAND([.$R45];BITLSHIFT(1;[.AD$2]))&gt;0;1;0)*[.$O45]" office:value-type="float" office:value="0" calcext:value-type="float">
            <text:p/>
          </table:table-cell>
          <table:table-cell table:formula="of:=IF(BITAND([.$R45];BITLSHIFT(1;[.AE$2]))&gt;0;1;0)*[.$O45]" office:value-type="float" office:value="0" calcext:value-type="float">
            <text:p/>
          </table:table-cell>
          <table:table-cell table:formula="of:=IF(BITAND([.$R45];BITLSHIFT(1;[.AF$2]))&gt;0;1;0)*[.$O45]" office:value-type="float" office:value="0" calcext:value-type="float">
            <text:p/>
          </table:table-cell>
          <table:table-cell table:formula="of:=IF(BITAND([.$R45];BITLSHIFT(1;[.AG$2]))&gt;0;1;0)*[.$O45]" office:value-type="float" office:value="0" calcext:value-type="float">
            <text:p/>
          </table:table-cell>
          <table:table-cell table:formula="of:=IF(BITAND([.$R45];BITLSHIFT(1;[.AH$2]))&gt;0;1;0)*[.$O45]" office:value-type="float" office:value="0" calcext:value-type="float">
            <text:p/>
          </table:table-cell>
          <table:table-cell table:formula="of:=IF(BITAND([.$R45];BITLSHIFT(1;[.AI$2]))&gt;0;1;0)*[.$O45]" office:value-type="float" office:value="0" calcext:value-type="float">
            <text:p/>
          </table:table-cell>
          <table:table-cell table:formula="of:=IF(BITAND([.$R45];BITLSHIFT(1;[.AJ$2]))&gt;0;1;0)*[.$O45]" office:value-type="float" office:value="0" calcext:value-type="float">
            <text:p/>
          </table:table-cell>
          <table:table-cell table:formula="of:=IF(BITAND([.$R45];BITLSHIFT(1;[.AK$2]))&gt;0;1;0)*[.$O45]" office:value-type="float" office:value="0" calcext:value-type="float">
            <text:p/>
          </table:table-cell>
          <table:table-cell table:formula="of:=IF(BITAND([.$R45];BITLSHIFT(1;[.AL$2]))&gt;0;1;0)*[.$O45]" office:value-type="float" office:value="0" calcext:value-type="float">
            <text:p/>
          </table:table-cell>
          <table:table-cell table:formula="of:=IF(BITAND([.$R45];BITLSHIFT(1;[.AM$2]))&gt;0;1;0)*[.$O45]" office:value-type="float" office:value="0" calcext:value-type="float">
            <text:p/>
          </table:table-cell>
          <table:table-cell table:formula="of:=IF(BITAND([.$R45];BITLSHIFT(1;[.AN$2]))&gt;0;1;0)*[.$O45]" office:value-type="float" office:value="0" calcext:value-type="float">
            <text:p/>
          </table:table-cell>
          <table:table-cell table:formula="of:=IF(BITAND([.$R45];BITLSHIFT(1;[.AO$2]))&gt;0;1;0)*[.$O45]" office:value-type="float" office:value="0" calcext:value-type="float">
            <text:p/>
          </table:table-cell>
          <table:table-cell table:formula="of:=IF(BITAND([.$R45];BITLSHIFT(1;[.AP$2]))&gt;0;1;0)*[.$O45]" office:value-type="float" office:value="0" calcext:value-type="float">
            <text:p/>
          </table:table-cell>
          <table:table-cell table:formula="of:=IF(BITAND([.$R45];BITLSHIFT(1;[.AQ$2]))&gt;0;1;0)*[.$O45]" office:value-type="float" office:value="0" calcext:value-type="float">
            <text:p/>
          </table:table-cell>
          <table:table-cell table:formula="of:=IF(BITAND([.$R45];BITLSHIFT(1;[.AR$2]))&gt;0;1;0)*[.$O45]" office:value-type="float" office:value="0" calcext:value-type="float">
            <text:p/>
          </table:table-cell>
          <table:table-cell table:formula="of:=IF(BITAND([.$R45];BITLSHIFT(1;[.AS$2]))&gt;0;1;0)*[.$O45]" office:value-type="float" office:value="0" calcext:value-type="float">
            <text:p/>
          </table:table-cell>
          <table:table-cell table:formula="of:=IF(BITAND([.$R45];BITLSHIFT(1;[.AT$2]))&gt;0;1;0)*[.$O45]" office:value-type="float" office:value="0" calcext:value-type="float">
            <text:p/>
          </table:table-cell>
          <table:table-cell table:formula="of:=IF(BITAND([.$R45];BITLSHIFT(1;[.AU$2]))&gt;0;1;0)*[.$O45]" office:value-type="float" office:value="0" calcext:value-type="float">
            <text:p/>
          </table:table-cell>
          <table:table-cell table:formula="of:=IF(BITAND([.$R45];BITLSHIFT(1;[.AV$2]))&gt;0;1;0)*[.$O45]" office:value-type="float" office:value="0" calcext:value-type="float">
            <text:p/>
          </table:table-cell>
          <table:table-cell table:formula="of:=IF(BITAND([.$R45];BITLSHIFT(1;[.AW$2]))&gt;0;1;0)*[.$O45]" office:value-type="float" office:value="0" calcext:value-type="float">
            <text:p/>
          </table:table-cell>
          <table:table-cell table:formula="of:=IF(BITAND([.$R45];BITLSHIFT(1;[.AX$2]))&gt;0;1;0)*[.$O45]" office:value-type="float" office:value="0" calcext:value-type="float">
            <text:p/>
          </table:table-cell>
          <table:table-cell table:formula="of:=IF(BITAND([.$Q45];BITLSHIFT(1;[.AY$2]))&gt;0;1;0)*[.$O45]" office:value-type="float" office:value="0" calcext:value-type="float">
            <text:p/>
          </table:table-cell>
          <table:table-cell table:formula="of:=IF(BITAND([.$Q45];BITLSHIFT(1;[.AZ$2]))&gt;0;1;0)*[.$O45]" office:value-type="float" office:value="0" calcext:value-type="float">
            <text:p/>
          </table:table-cell>
          <table:table-cell table:formula="of:=IF(BITAND([.$Q45];BITLSHIFT(1;[.BA$2]))&gt;0;1;0)*[.$O45]" office:value-type="float" office:value="0" calcext:value-type="float">
            <text:p/>
          </table:table-cell>
          <table:table-cell table:formula="of:=IF(BITAND([.$Q45];BITLSHIFT(1;[.BB$2]))&gt;0;1;0)*[.$O45]" office:value-type="float" office:value="0" calcext:value-type="float">
            <text:p/>
          </table:table-cell>
          <table:table-cell table:formula="of:=IF(BITAND([.$Q45];BITLSHIFT(1;[.BC$2]))&gt;0;1;0)*[.$O45]" office:value-type="float" office:value="0" calcext:value-type="float">
            <text:p/>
          </table:table-cell>
          <table:table-cell table:formula="of:=IF(BITAND([.$Q45];BITLSHIFT(1;[.BD$2]))&gt;0;1;0)*[.$O45]" office:value-type="float" office:value="0" calcext:value-type="float">
            <text:p/>
          </table:table-cell>
          <table:table-cell table:formula="of:=IF(BITAND([.$Q45];BITLSHIFT(1;[.BE$2]))&gt;0;1;0)*[.$O45]" office:value-type="float" office:value="0" calcext:value-type="float">
            <text:p/>
          </table:table-cell>
          <table:table-cell table:formula="of:=IF(BITAND([.$Q45];BITLSHIFT(1;[.BF$2]))&gt;0;1;0)*[.$O45]" office:value-type="float" office:value="0" calcext:value-type="float">
            <text:p/>
          </table:table-cell>
          <table:table-cell table:formula="of:=IF(BITAND([.$Q45];BITLSHIFT(1;[.BG$2]))&gt;0;1;0)*[.$O45]" office:value-type="float" office:value="0" calcext:value-type="float">
            <text:p/>
          </table:table-cell>
          <table:table-cell table:formula="of:=IF(BITAND([.$Q45];BITLSHIFT(1;[.BH$2]))&gt;0;1;0)*[.$O45]" office:value-type="float" office:value="0" calcext:value-type="float">
            <text:p/>
          </table:table-cell>
          <table:table-cell table:formula="of:=IF(BITAND([.$Q45];BITLSHIFT(1;[.BI$2]))&gt;0;1;0)*[.$O45]" office:value-type="float" office:value="0" calcext:value-type="float">
            <text:p/>
          </table:table-cell>
          <table:table-cell table:formula="of:=IF(BITAND([.$Q45];BITLSHIFT(1;[.BJ$2]))&gt;0;1;0)*[.$O45]" office:value-type="float" office:value="0" calcext:value-type="float">
            <text:p/>
          </table:table-cell>
          <table:table-cell table:formula="of:=IF(BITAND([.$Q45];BITLSHIFT(1;[.BK$2]))&gt;0;1;0)*[.$O45]" office:value-type="float" office:value="0" calcext:value-type="float">
            <text:p/>
          </table:table-cell>
          <table:table-cell table:formula="of:=IF(BITAND([.$Q45];BITLSHIFT(1;[.BL$2]))&gt;0;1;0)*[.$O45]" office:value-type="float" office:value="0" calcext:value-type="float">
            <text:p/>
          </table:table-cell>
          <table:table-cell table:formula="of:=IF(BITAND([.$Q45];BITLSHIFT(1;[.BM$2]))&gt;0;1;0)*[.$O45]" office:value-type="float" office:value="0" calcext:value-type="float">
            <text:p/>
          </table:table-cell>
          <table:table-cell table:formula="of:=IF(BITAND([.$Q45];BITLSHIFT(1;[.BN$2]))&gt;0;1;0)*[.$O45]" office:value-type="float" office:value="0" calcext:value-type="float">
            <text:p/>
          </table:table-cell>
          <table:table-cell table:formula="of:=IF(BITAND([.$Q45];BITLSHIFT(1;[.BO$2]))&gt;0;1;0)*[.$O45]" office:value-type="float" office:value="0" calcext:value-type="float">
            <text:p/>
          </table:table-cell>
          <table:table-cell table:formula="of:=IF(BITAND([.$Q45];BITLSHIFT(1;[.BP$2]))&gt;0;1;0)*[.$O45]" office:value-type="float" office:value="0" calcext:value-type="float">
            <text:p/>
          </table:table-cell>
          <table:table-cell table:formula="of:=IF(BITAND([.$Q45];BITLSHIFT(1;[.BQ$2]))&gt;0;1;0)*[.$O45]" office:value-type="float" office:value="0" calcext:value-type="float">
            <text:p/>
          </table:table-cell>
          <table:table-cell table:formula="of:=IF(BITAND([.$Q45];BITLSHIFT(1;[.BR$2]))&gt;0;1;0)*[.$O45]" office:value-type="float" office:value="0" calcext:value-type="float">
            <text:p/>
          </table:table-cell>
          <table:table-cell table:formula="of:=IF(BITAND([.$Q45];BITLSHIFT(1;[.BS$2]))&gt;0;1;0)*[.$O45]" office:value-type="float" office:value="0" calcext:value-type="float">
            <text:p/>
          </table:table-cell>
          <table:table-cell table:formula="of:=IF(BITAND([.$Q45];BITLSHIFT(1;[.BT$2]))&gt;0;1;0)*[.$O45]" office:value-type="float" office:value="0" calcext:value-type="float">
            <text:p/>
          </table:table-cell>
          <table:table-cell table:formula="of:=IF(BITAND([.$Q45];BITLSHIFT(1;[.BU$2]))&gt;0;1;0)*[.$O45]" office:value-type="float" office:value="0" calcext:value-type="float">
            <text:p/>
          </table:table-cell>
          <table:table-cell table:formula="of:=IF(BITAND([.$Q45];BITLSHIFT(1;[.BV$2]))&gt;0;1;0)*[.$O45]" office:value-type="float" office:value="0" calcext:value-type="float">
            <text:p/>
          </table:table-cell>
          <table:table-cell table:formula="of:=IF(BITAND([.$Q45];BITLSHIFT(1;[.BW$2]))&gt;0;1;0)*[.$O45]" office:value-type="float" office:value="0" calcext:value-type="float">
            <text:p/>
          </table:table-cell>
          <table:table-cell table:formula="of:=IF(BITAND([.$Q45];BITLSHIFT(1;[.BX$2]))&gt;0;1;0)*[.$O45]" office:value-type="float" office:value="0" calcext:value-type="float">
            <text:p/>
          </table:table-cell>
          <table:table-cell table:formula="of:=IF(BITAND([.$Q45];BITLSHIFT(1;[.BY$2]))&gt;0;1;0)*[.$O45]" office:value-type="float" office:value="0" calcext:value-type="float">
            <text:p/>
          </table:table-cell>
          <table:table-cell table:formula="of:=IF(BITAND([.$Q45];BITLSHIFT(1;[.BZ$2]))&gt;0;1;0)*[.$O45]" office:value-type="float" office:value="0" calcext:value-type="float">
            <text:p/>
          </table:table-cell>
          <table:table-cell table:formula="of:=IF(BITAND([.$Q45];BITLSHIFT(1;[.CA$2]))&gt;0;1;0)*[.$O45]" office:value-type="float" office:value="0" calcext:value-type="float">
            <text:p/>
          </table:table-cell>
          <table:table-cell table:formula="of:=IF(BITAND([.$Q45];BITLSHIFT(1;[.CB$2]))&gt;0;1;0)*[.$O45]" office:value-type="float" office:value="0" calcext:value-type="float">
            <text:p/>
          </table:table-cell>
          <table:table-cell table:formula="of:=IF(BITAND([.$Q45];BITLSHIFT(1;[.CC$2]))&gt;0;1;0)*[.$O45]" office:value-type="float" office:value="0" calcext:value-type="float">
            <text:p/>
          </table:table-cell>
          <table:table-cell table:formula="of:=IF(BITAND([.$Q45];BITLSHIFT(1;[.CD$2]))&gt;0;1;0)*[.$O45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6] &amp; &quot;&quot;&quot;, &quot;&quot;zone&quot;&quot; : &quot;&quot;&quot;&amp;[.N46]&amp;&quot;&quot;&quot;, &quot;&quot;value&quot;&quot; : &quot;&amp;[.O46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6];10) ;16)" office:value-type="float" office:value="0" calcext:value-type="float">
            <text:p/>
          </table:table-cell>
          <table:table-cell table:formula="of:=DECIMAL(RIGHT([.N46];8) ;16)" office:value-type="float" office:value="0" calcext:value-type="float">
            <text:p/>
          </table:table-cell>
          <table:table-cell table:formula="of:=IF(BITAND([.$R46];BITLSHIFT(1;[.S$2]))&gt;0;1;0)*[.$O46]" office:value-type="float" office:value="0" calcext:value-type="float">
            <text:p/>
          </table:table-cell>
          <table:table-cell table:formula="of:=IF(BITAND([.$R46];BITLSHIFT(1;[.T$2]))&gt;0;1;0)*[.$O46]" office:value-type="float" office:value="0" calcext:value-type="float">
            <text:p/>
          </table:table-cell>
          <table:table-cell table:formula="of:=IF(BITAND([.$R46];BITLSHIFT(1;[.U$2]))&gt;0;1;0)*[.$O46]" office:value-type="float" office:value="0" calcext:value-type="float">
            <text:p/>
          </table:table-cell>
          <table:table-cell table:formula="of:=IF(BITAND([.$R46];BITLSHIFT(1;[.V$2]))&gt;0;1;0)*[.$O46]" office:value-type="float" office:value="0" calcext:value-type="float">
            <text:p/>
          </table:table-cell>
          <table:table-cell table:formula="of:=IF(BITAND([.$R46];BITLSHIFT(1;[.W$2]))&gt;0;1;0)*[.$O46]" office:value-type="float" office:value="0" calcext:value-type="float">
            <text:p/>
          </table:table-cell>
          <table:table-cell table:formula="of:=IF(BITAND([.$R46];BITLSHIFT(1;[.X$2]))&gt;0;1;0)*[.$O46]" office:value-type="float" office:value="0" calcext:value-type="float">
            <text:p/>
          </table:table-cell>
          <table:table-cell table:formula="of:=IF(BITAND([.$R46];BITLSHIFT(1;[.Y$2]))&gt;0;1;0)*[.$O46]" office:value-type="float" office:value="0" calcext:value-type="float">
            <text:p/>
          </table:table-cell>
          <table:table-cell table:formula="of:=IF(BITAND([.$R46];BITLSHIFT(1;[.Z$2]))&gt;0;1;0)*[.$O46]" office:value-type="float" office:value="0" calcext:value-type="float">
            <text:p/>
          </table:table-cell>
          <table:table-cell table:formula="of:=IF(BITAND([.$R46];BITLSHIFT(1;[.AA$2]))&gt;0;1;0)*[.$O46]" office:value-type="float" office:value="0" calcext:value-type="float">
            <text:p/>
          </table:table-cell>
          <table:table-cell table:formula="of:=IF(BITAND([.$R46];BITLSHIFT(1;[.AB$2]))&gt;0;1;0)*[.$O46]" office:value-type="float" office:value="0" calcext:value-type="float">
            <text:p/>
          </table:table-cell>
          <table:table-cell table:formula="of:=IF(BITAND([.$R46];BITLSHIFT(1;[.AC$2]))&gt;0;1;0)*[.$O46]" office:value-type="float" office:value="0" calcext:value-type="float">
            <text:p/>
          </table:table-cell>
          <table:table-cell table:formula="of:=IF(BITAND([.$R46];BITLSHIFT(1;[.AD$2]))&gt;0;1;0)*[.$O46]" office:value-type="float" office:value="0" calcext:value-type="float">
            <text:p/>
          </table:table-cell>
          <table:table-cell table:formula="of:=IF(BITAND([.$R46];BITLSHIFT(1;[.AE$2]))&gt;0;1;0)*[.$O46]" office:value-type="float" office:value="0" calcext:value-type="float">
            <text:p/>
          </table:table-cell>
          <table:table-cell table:formula="of:=IF(BITAND([.$R46];BITLSHIFT(1;[.AF$2]))&gt;0;1;0)*[.$O46]" office:value-type="float" office:value="0" calcext:value-type="float">
            <text:p/>
          </table:table-cell>
          <table:table-cell table:formula="of:=IF(BITAND([.$R46];BITLSHIFT(1;[.AG$2]))&gt;0;1;0)*[.$O46]" office:value-type="float" office:value="0" calcext:value-type="float">
            <text:p/>
          </table:table-cell>
          <table:table-cell table:formula="of:=IF(BITAND([.$R46];BITLSHIFT(1;[.AH$2]))&gt;0;1;0)*[.$O46]" office:value-type="float" office:value="0" calcext:value-type="float">
            <text:p/>
          </table:table-cell>
          <table:table-cell table:formula="of:=IF(BITAND([.$R46];BITLSHIFT(1;[.AI$2]))&gt;0;1;0)*[.$O46]" office:value-type="float" office:value="0" calcext:value-type="float">
            <text:p/>
          </table:table-cell>
          <table:table-cell table:formula="of:=IF(BITAND([.$R46];BITLSHIFT(1;[.AJ$2]))&gt;0;1;0)*[.$O46]" office:value-type="float" office:value="0" calcext:value-type="float">
            <text:p/>
          </table:table-cell>
          <table:table-cell table:formula="of:=IF(BITAND([.$R46];BITLSHIFT(1;[.AK$2]))&gt;0;1;0)*[.$O46]" office:value-type="float" office:value="0" calcext:value-type="float">
            <text:p/>
          </table:table-cell>
          <table:table-cell table:formula="of:=IF(BITAND([.$R46];BITLSHIFT(1;[.AL$2]))&gt;0;1;0)*[.$O46]" office:value-type="float" office:value="0" calcext:value-type="float">
            <text:p/>
          </table:table-cell>
          <table:table-cell table:formula="of:=IF(BITAND([.$R46];BITLSHIFT(1;[.AM$2]))&gt;0;1;0)*[.$O46]" office:value-type="float" office:value="0" calcext:value-type="float">
            <text:p/>
          </table:table-cell>
          <table:table-cell table:formula="of:=IF(BITAND([.$R46];BITLSHIFT(1;[.AN$2]))&gt;0;1;0)*[.$O46]" office:value-type="float" office:value="0" calcext:value-type="float">
            <text:p/>
          </table:table-cell>
          <table:table-cell table:formula="of:=IF(BITAND([.$R46];BITLSHIFT(1;[.AO$2]))&gt;0;1;0)*[.$O46]" office:value-type="float" office:value="0" calcext:value-type="float">
            <text:p/>
          </table:table-cell>
          <table:table-cell table:formula="of:=IF(BITAND([.$R46];BITLSHIFT(1;[.AP$2]))&gt;0;1;0)*[.$O46]" office:value-type="float" office:value="0" calcext:value-type="float">
            <text:p/>
          </table:table-cell>
          <table:table-cell table:formula="of:=IF(BITAND([.$R46];BITLSHIFT(1;[.AQ$2]))&gt;0;1;0)*[.$O46]" office:value-type="float" office:value="0" calcext:value-type="float">
            <text:p/>
          </table:table-cell>
          <table:table-cell table:formula="of:=IF(BITAND([.$R46];BITLSHIFT(1;[.AR$2]))&gt;0;1;0)*[.$O46]" office:value-type="float" office:value="0" calcext:value-type="float">
            <text:p/>
          </table:table-cell>
          <table:table-cell table:formula="of:=IF(BITAND([.$R46];BITLSHIFT(1;[.AS$2]))&gt;0;1;0)*[.$O46]" office:value-type="float" office:value="0" calcext:value-type="float">
            <text:p/>
          </table:table-cell>
          <table:table-cell table:formula="of:=IF(BITAND([.$R46];BITLSHIFT(1;[.AT$2]))&gt;0;1;0)*[.$O46]" office:value-type="float" office:value="0" calcext:value-type="float">
            <text:p/>
          </table:table-cell>
          <table:table-cell table:formula="of:=IF(BITAND([.$R46];BITLSHIFT(1;[.AU$2]))&gt;0;1;0)*[.$O46]" office:value-type="float" office:value="0" calcext:value-type="float">
            <text:p/>
          </table:table-cell>
          <table:table-cell table:formula="of:=IF(BITAND([.$R46];BITLSHIFT(1;[.AV$2]))&gt;0;1;0)*[.$O46]" office:value-type="float" office:value="0" calcext:value-type="float">
            <text:p/>
          </table:table-cell>
          <table:table-cell table:formula="of:=IF(BITAND([.$R46];BITLSHIFT(1;[.AW$2]))&gt;0;1;0)*[.$O46]" office:value-type="float" office:value="0" calcext:value-type="float">
            <text:p/>
          </table:table-cell>
          <table:table-cell table:formula="of:=IF(BITAND([.$R46];BITLSHIFT(1;[.AX$2]))&gt;0;1;0)*[.$O46]" office:value-type="float" office:value="0" calcext:value-type="float">
            <text:p/>
          </table:table-cell>
          <table:table-cell table:formula="of:=IF(BITAND([.$Q46];BITLSHIFT(1;[.AY$2]))&gt;0;1;0)*[.$O46]" office:value-type="float" office:value="0" calcext:value-type="float">
            <text:p/>
          </table:table-cell>
          <table:table-cell table:formula="of:=IF(BITAND([.$Q46];BITLSHIFT(1;[.AZ$2]))&gt;0;1;0)*[.$O46]" office:value-type="float" office:value="0" calcext:value-type="float">
            <text:p/>
          </table:table-cell>
          <table:table-cell table:formula="of:=IF(BITAND([.$Q46];BITLSHIFT(1;[.BA$2]))&gt;0;1;0)*[.$O46]" office:value-type="float" office:value="0" calcext:value-type="float">
            <text:p/>
          </table:table-cell>
          <table:table-cell table:formula="of:=IF(BITAND([.$Q46];BITLSHIFT(1;[.BB$2]))&gt;0;1;0)*[.$O46]" office:value-type="float" office:value="0" calcext:value-type="float">
            <text:p/>
          </table:table-cell>
          <table:table-cell table:formula="of:=IF(BITAND([.$Q46];BITLSHIFT(1;[.BC$2]))&gt;0;1;0)*[.$O46]" office:value-type="float" office:value="0" calcext:value-type="float">
            <text:p/>
          </table:table-cell>
          <table:table-cell table:formula="of:=IF(BITAND([.$Q46];BITLSHIFT(1;[.BD$2]))&gt;0;1;0)*[.$O46]" office:value-type="float" office:value="0" calcext:value-type="float">
            <text:p/>
          </table:table-cell>
          <table:table-cell table:formula="of:=IF(BITAND([.$Q46];BITLSHIFT(1;[.BE$2]))&gt;0;1;0)*[.$O46]" office:value-type="float" office:value="0" calcext:value-type="float">
            <text:p/>
          </table:table-cell>
          <table:table-cell table:formula="of:=IF(BITAND([.$Q46];BITLSHIFT(1;[.BF$2]))&gt;0;1;0)*[.$O46]" office:value-type="float" office:value="0" calcext:value-type="float">
            <text:p/>
          </table:table-cell>
          <table:table-cell table:formula="of:=IF(BITAND([.$Q46];BITLSHIFT(1;[.BG$2]))&gt;0;1;0)*[.$O46]" office:value-type="float" office:value="0" calcext:value-type="float">
            <text:p/>
          </table:table-cell>
          <table:table-cell table:formula="of:=IF(BITAND([.$Q46];BITLSHIFT(1;[.BH$2]))&gt;0;1;0)*[.$O46]" office:value-type="float" office:value="0" calcext:value-type="float">
            <text:p/>
          </table:table-cell>
          <table:table-cell table:formula="of:=IF(BITAND([.$Q46];BITLSHIFT(1;[.BI$2]))&gt;0;1;0)*[.$O46]" office:value-type="float" office:value="0" calcext:value-type="float">
            <text:p/>
          </table:table-cell>
          <table:table-cell table:formula="of:=IF(BITAND([.$Q46];BITLSHIFT(1;[.BJ$2]))&gt;0;1;0)*[.$O46]" office:value-type="float" office:value="0" calcext:value-type="float">
            <text:p/>
          </table:table-cell>
          <table:table-cell table:formula="of:=IF(BITAND([.$Q46];BITLSHIFT(1;[.BK$2]))&gt;0;1;0)*[.$O46]" office:value-type="float" office:value="0" calcext:value-type="float">
            <text:p/>
          </table:table-cell>
          <table:table-cell table:formula="of:=IF(BITAND([.$Q46];BITLSHIFT(1;[.BL$2]))&gt;0;1;0)*[.$O46]" office:value-type="float" office:value="0" calcext:value-type="float">
            <text:p/>
          </table:table-cell>
          <table:table-cell table:formula="of:=IF(BITAND([.$Q46];BITLSHIFT(1;[.BM$2]))&gt;0;1;0)*[.$O46]" office:value-type="float" office:value="0" calcext:value-type="float">
            <text:p/>
          </table:table-cell>
          <table:table-cell table:formula="of:=IF(BITAND([.$Q46];BITLSHIFT(1;[.BN$2]))&gt;0;1;0)*[.$O46]" office:value-type="float" office:value="0" calcext:value-type="float">
            <text:p/>
          </table:table-cell>
          <table:table-cell table:formula="of:=IF(BITAND([.$Q46];BITLSHIFT(1;[.BO$2]))&gt;0;1;0)*[.$O46]" office:value-type="float" office:value="0" calcext:value-type="float">
            <text:p/>
          </table:table-cell>
          <table:table-cell table:formula="of:=IF(BITAND([.$Q46];BITLSHIFT(1;[.BP$2]))&gt;0;1;0)*[.$O46]" office:value-type="float" office:value="0" calcext:value-type="float">
            <text:p/>
          </table:table-cell>
          <table:table-cell table:formula="of:=IF(BITAND([.$Q46];BITLSHIFT(1;[.BQ$2]))&gt;0;1;0)*[.$O46]" office:value-type="float" office:value="0" calcext:value-type="float">
            <text:p/>
          </table:table-cell>
          <table:table-cell table:formula="of:=IF(BITAND([.$Q46];BITLSHIFT(1;[.BR$2]))&gt;0;1;0)*[.$O46]" office:value-type="float" office:value="0" calcext:value-type="float">
            <text:p/>
          </table:table-cell>
          <table:table-cell table:formula="of:=IF(BITAND([.$Q46];BITLSHIFT(1;[.BS$2]))&gt;0;1;0)*[.$O46]" office:value-type="float" office:value="0" calcext:value-type="float">
            <text:p/>
          </table:table-cell>
          <table:table-cell table:formula="of:=IF(BITAND([.$Q46];BITLSHIFT(1;[.BT$2]))&gt;0;1;0)*[.$O46]" office:value-type="float" office:value="0" calcext:value-type="float">
            <text:p/>
          </table:table-cell>
          <table:table-cell table:formula="of:=IF(BITAND([.$Q46];BITLSHIFT(1;[.BU$2]))&gt;0;1;0)*[.$O46]" office:value-type="float" office:value="0" calcext:value-type="float">
            <text:p/>
          </table:table-cell>
          <table:table-cell table:formula="of:=IF(BITAND([.$Q46];BITLSHIFT(1;[.BV$2]))&gt;0;1;0)*[.$O46]" office:value-type="float" office:value="0" calcext:value-type="float">
            <text:p/>
          </table:table-cell>
          <table:table-cell table:formula="of:=IF(BITAND([.$Q46];BITLSHIFT(1;[.BW$2]))&gt;0;1;0)*[.$O46]" office:value-type="float" office:value="0" calcext:value-type="float">
            <text:p/>
          </table:table-cell>
          <table:table-cell table:formula="of:=IF(BITAND([.$Q46];BITLSHIFT(1;[.BX$2]))&gt;0;1;0)*[.$O46]" office:value-type="float" office:value="0" calcext:value-type="float">
            <text:p/>
          </table:table-cell>
          <table:table-cell table:formula="of:=IF(BITAND([.$Q46];BITLSHIFT(1;[.BY$2]))&gt;0;1;0)*[.$O46]" office:value-type="float" office:value="0" calcext:value-type="float">
            <text:p/>
          </table:table-cell>
          <table:table-cell table:formula="of:=IF(BITAND([.$Q46];BITLSHIFT(1;[.BZ$2]))&gt;0;1;0)*[.$O46]" office:value-type="float" office:value="0" calcext:value-type="float">
            <text:p/>
          </table:table-cell>
          <table:table-cell table:formula="of:=IF(BITAND([.$Q46];BITLSHIFT(1;[.CA$2]))&gt;0;1;0)*[.$O46]" office:value-type="float" office:value="0" calcext:value-type="float">
            <text:p/>
          </table:table-cell>
          <table:table-cell table:formula="of:=IF(BITAND([.$Q46];BITLSHIFT(1;[.CB$2]))&gt;0;1;0)*[.$O46]" office:value-type="float" office:value="0" calcext:value-type="float">
            <text:p/>
          </table:table-cell>
          <table:table-cell table:formula="of:=IF(BITAND([.$Q46];BITLSHIFT(1;[.CC$2]))&gt;0;1;0)*[.$O46]" office:value-type="float" office:value="0" calcext:value-type="float">
            <text:p/>
          </table:table-cell>
          <table:table-cell table:formula="of:=IF(BITAND([.$Q46];BITLSHIFT(1;[.CD$2]))&gt;0;1;0)*[.$O46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7] &amp; &quot;&quot;&quot;, &quot;&quot;zone&quot;&quot; : &quot;&quot;&quot;&amp;[.N47]&amp;&quot;&quot;&quot;, &quot;&quot;value&quot;&quot; : &quot;&amp;[.O47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7];10) ;16)" office:value-type="float" office:value="0" calcext:value-type="float">
            <text:p/>
          </table:table-cell>
          <table:table-cell table:formula="of:=DECIMAL(RIGHT([.N47];8) ;16)" office:value-type="float" office:value="0" calcext:value-type="float">
            <text:p/>
          </table:table-cell>
          <table:table-cell table:formula="of:=IF(BITAND([.$R47];BITLSHIFT(1;[.S$2]))&gt;0;1;0)*[.$O47]" office:value-type="float" office:value="0" calcext:value-type="float">
            <text:p/>
          </table:table-cell>
          <table:table-cell table:formula="of:=IF(BITAND([.$R47];BITLSHIFT(1;[.T$2]))&gt;0;1;0)*[.$O47]" office:value-type="float" office:value="0" calcext:value-type="float">
            <text:p/>
          </table:table-cell>
          <table:table-cell table:formula="of:=IF(BITAND([.$R47];BITLSHIFT(1;[.U$2]))&gt;0;1;0)*[.$O47]" office:value-type="float" office:value="0" calcext:value-type="float">
            <text:p/>
          </table:table-cell>
          <table:table-cell table:formula="of:=IF(BITAND([.$R47];BITLSHIFT(1;[.V$2]))&gt;0;1;0)*[.$O47]" office:value-type="float" office:value="0" calcext:value-type="float">
            <text:p/>
          </table:table-cell>
          <table:table-cell table:formula="of:=IF(BITAND([.$R47];BITLSHIFT(1;[.W$2]))&gt;0;1;0)*[.$O47]" office:value-type="float" office:value="0" calcext:value-type="float">
            <text:p/>
          </table:table-cell>
          <table:table-cell table:formula="of:=IF(BITAND([.$R47];BITLSHIFT(1;[.X$2]))&gt;0;1;0)*[.$O47]" office:value-type="float" office:value="0" calcext:value-type="float">
            <text:p/>
          </table:table-cell>
          <table:table-cell table:formula="of:=IF(BITAND([.$R47];BITLSHIFT(1;[.Y$2]))&gt;0;1;0)*[.$O47]" office:value-type="float" office:value="0" calcext:value-type="float">
            <text:p/>
          </table:table-cell>
          <table:table-cell table:formula="of:=IF(BITAND([.$R47];BITLSHIFT(1;[.Z$2]))&gt;0;1;0)*[.$O47]" office:value-type="float" office:value="0" calcext:value-type="float">
            <text:p/>
          </table:table-cell>
          <table:table-cell table:formula="of:=IF(BITAND([.$R47];BITLSHIFT(1;[.AA$2]))&gt;0;1;0)*[.$O47]" office:value-type="float" office:value="0" calcext:value-type="float">
            <text:p/>
          </table:table-cell>
          <table:table-cell table:formula="of:=IF(BITAND([.$R47];BITLSHIFT(1;[.AB$2]))&gt;0;1;0)*[.$O47]" office:value-type="float" office:value="0" calcext:value-type="float">
            <text:p/>
          </table:table-cell>
          <table:table-cell table:formula="of:=IF(BITAND([.$R47];BITLSHIFT(1;[.AC$2]))&gt;0;1;0)*[.$O47]" office:value-type="float" office:value="0" calcext:value-type="float">
            <text:p/>
          </table:table-cell>
          <table:table-cell table:formula="of:=IF(BITAND([.$R47];BITLSHIFT(1;[.AD$2]))&gt;0;1;0)*[.$O47]" office:value-type="float" office:value="0" calcext:value-type="float">
            <text:p/>
          </table:table-cell>
          <table:table-cell table:formula="of:=IF(BITAND([.$R47];BITLSHIFT(1;[.AE$2]))&gt;0;1;0)*[.$O47]" office:value-type="float" office:value="0" calcext:value-type="float">
            <text:p/>
          </table:table-cell>
          <table:table-cell table:formula="of:=IF(BITAND([.$R47];BITLSHIFT(1;[.AF$2]))&gt;0;1;0)*[.$O47]" office:value-type="float" office:value="0" calcext:value-type="float">
            <text:p/>
          </table:table-cell>
          <table:table-cell table:formula="of:=IF(BITAND([.$R47];BITLSHIFT(1;[.AG$2]))&gt;0;1;0)*[.$O47]" office:value-type="float" office:value="0" calcext:value-type="float">
            <text:p/>
          </table:table-cell>
          <table:table-cell table:formula="of:=IF(BITAND([.$R47];BITLSHIFT(1;[.AH$2]))&gt;0;1;0)*[.$O47]" office:value-type="float" office:value="0" calcext:value-type="float">
            <text:p/>
          </table:table-cell>
          <table:table-cell table:formula="of:=IF(BITAND([.$R47];BITLSHIFT(1;[.AI$2]))&gt;0;1;0)*[.$O47]" office:value-type="float" office:value="0" calcext:value-type="float">
            <text:p/>
          </table:table-cell>
          <table:table-cell table:formula="of:=IF(BITAND([.$R47];BITLSHIFT(1;[.AJ$2]))&gt;0;1;0)*[.$O47]" office:value-type="float" office:value="0" calcext:value-type="float">
            <text:p/>
          </table:table-cell>
          <table:table-cell table:formula="of:=IF(BITAND([.$R47];BITLSHIFT(1;[.AK$2]))&gt;0;1;0)*[.$O47]" office:value-type="float" office:value="0" calcext:value-type="float">
            <text:p/>
          </table:table-cell>
          <table:table-cell table:formula="of:=IF(BITAND([.$R47];BITLSHIFT(1;[.AL$2]))&gt;0;1;0)*[.$O47]" office:value-type="float" office:value="0" calcext:value-type="float">
            <text:p/>
          </table:table-cell>
          <table:table-cell table:formula="of:=IF(BITAND([.$R47];BITLSHIFT(1;[.AM$2]))&gt;0;1;0)*[.$O47]" office:value-type="float" office:value="0" calcext:value-type="float">
            <text:p/>
          </table:table-cell>
          <table:table-cell table:formula="of:=IF(BITAND([.$R47];BITLSHIFT(1;[.AN$2]))&gt;0;1;0)*[.$O47]" office:value-type="float" office:value="0" calcext:value-type="float">
            <text:p/>
          </table:table-cell>
          <table:table-cell table:formula="of:=IF(BITAND([.$R47];BITLSHIFT(1;[.AO$2]))&gt;0;1;0)*[.$O47]" office:value-type="float" office:value="0" calcext:value-type="float">
            <text:p/>
          </table:table-cell>
          <table:table-cell table:formula="of:=IF(BITAND([.$R47];BITLSHIFT(1;[.AP$2]))&gt;0;1;0)*[.$O47]" office:value-type="float" office:value="0" calcext:value-type="float">
            <text:p/>
          </table:table-cell>
          <table:table-cell table:formula="of:=IF(BITAND([.$R47];BITLSHIFT(1;[.AQ$2]))&gt;0;1;0)*[.$O47]" office:value-type="float" office:value="0" calcext:value-type="float">
            <text:p/>
          </table:table-cell>
          <table:table-cell table:formula="of:=IF(BITAND([.$R47];BITLSHIFT(1;[.AR$2]))&gt;0;1;0)*[.$O47]" office:value-type="float" office:value="0" calcext:value-type="float">
            <text:p/>
          </table:table-cell>
          <table:table-cell table:formula="of:=IF(BITAND([.$R47];BITLSHIFT(1;[.AS$2]))&gt;0;1;0)*[.$O47]" office:value-type="float" office:value="0" calcext:value-type="float">
            <text:p/>
          </table:table-cell>
          <table:table-cell table:formula="of:=IF(BITAND([.$R47];BITLSHIFT(1;[.AT$2]))&gt;0;1;0)*[.$O47]" office:value-type="float" office:value="0" calcext:value-type="float">
            <text:p/>
          </table:table-cell>
          <table:table-cell table:formula="of:=IF(BITAND([.$R47];BITLSHIFT(1;[.AU$2]))&gt;0;1;0)*[.$O47]" office:value-type="float" office:value="0" calcext:value-type="float">
            <text:p/>
          </table:table-cell>
          <table:table-cell table:formula="of:=IF(BITAND([.$R47];BITLSHIFT(1;[.AV$2]))&gt;0;1;0)*[.$O47]" office:value-type="float" office:value="0" calcext:value-type="float">
            <text:p/>
          </table:table-cell>
          <table:table-cell table:formula="of:=IF(BITAND([.$R47];BITLSHIFT(1;[.AW$2]))&gt;0;1;0)*[.$O47]" office:value-type="float" office:value="0" calcext:value-type="float">
            <text:p/>
          </table:table-cell>
          <table:table-cell table:formula="of:=IF(BITAND([.$R47];BITLSHIFT(1;[.AX$2]))&gt;0;1;0)*[.$O47]" office:value-type="float" office:value="0" calcext:value-type="float">
            <text:p/>
          </table:table-cell>
          <table:table-cell table:formula="of:=IF(BITAND([.$Q47];BITLSHIFT(1;[.AY$2]))&gt;0;1;0)*[.$O47]" office:value-type="float" office:value="0" calcext:value-type="float">
            <text:p/>
          </table:table-cell>
          <table:table-cell table:formula="of:=IF(BITAND([.$Q47];BITLSHIFT(1;[.AZ$2]))&gt;0;1;0)*[.$O47]" office:value-type="float" office:value="0" calcext:value-type="float">
            <text:p/>
          </table:table-cell>
          <table:table-cell table:formula="of:=IF(BITAND([.$Q47];BITLSHIFT(1;[.BA$2]))&gt;0;1;0)*[.$O47]" office:value-type="float" office:value="0" calcext:value-type="float">
            <text:p/>
          </table:table-cell>
          <table:table-cell table:formula="of:=IF(BITAND([.$Q47];BITLSHIFT(1;[.BB$2]))&gt;0;1;0)*[.$O47]" office:value-type="float" office:value="0" calcext:value-type="float">
            <text:p/>
          </table:table-cell>
          <table:table-cell table:formula="of:=IF(BITAND([.$Q47];BITLSHIFT(1;[.BC$2]))&gt;0;1;0)*[.$O47]" office:value-type="float" office:value="0" calcext:value-type="float">
            <text:p/>
          </table:table-cell>
          <table:table-cell table:formula="of:=IF(BITAND([.$Q47];BITLSHIFT(1;[.BD$2]))&gt;0;1;0)*[.$O47]" office:value-type="float" office:value="0" calcext:value-type="float">
            <text:p/>
          </table:table-cell>
          <table:table-cell table:formula="of:=IF(BITAND([.$Q47];BITLSHIFT(1;[.BE$2]))&gt;0;1;0)*[.$O47]" office:value-type="float" office:value="0" calcext:value-type="float">
            <text:p/>
          </table:table-cell>
          <table:table-cell table:formula="of:=IF(BITAND([.$Q47];BITLSHIFT(1;[.BF$2]))&gt;0;1;0)*[.$O47]" office:value-type="float" office:value="0" calcext:value-type="float">
            <text:p/>
          </table:table-cell>
          <table:table-cell table:formula="of:=IF(BITAND([.$Q47];BITLSHIFT(1;[.BG$2]))&gt;0;1;0)*[.$O47]" office:value-type="float" office:value="0" calcext:value-type="float">
            <text:p/>
          </table:table-cell>
          <table:table-cell table:formula="of:=IF(BITAND([.$Q47];BITLSHIFT(1;[.BH$2]))&gt;0;1;0)*[.$O47]" office:value-type="float" office:value="0" calcext:value-type="float">
            <text:p/>
          </table:table-cell>
          <table:table-cell table:formula="of:=IF(BITAND([.$Q47];BITLSHIFT(1;[.BI$2]))&gt;0;1;0)*[.$O47]" office:value-type="float" office:value="0" calcext:value-type="float">
            <text:p/>
          </table:table-cell>
          <table:table-cell table:formula="of:=IF(BITAND([.$Q47];BITLSHIFT(1;[.BJ$2]))&gt;0;1;0)*[.$O47]" office:value-type="float" office:value="0" calcext:value-type="float">
            <text:p/>
          </table:table-cell>
          <table:table-cell table:formula="of:=IF(BITAND([.$Q47];BITLSHIFT(1;[.BK$2]))&gt;0;1;0)*[.$O47]" office:value-type="float" office:value="0" calcext:value-type="float">
            <text:p/>
          </table:table-cell>
          <table:table-cell table:formula="of:=IF(BITAND([.$Q47];BITLSHIFT(1;[.BL$2]))&gt;0;1;0)*[.$O47]" office:value-type="float" office:value="0" calcext:value-type="float">
            <text:p/>
          </table:table-cell>
          <table:table-cell table:formula="of:=IF(BITAND([.$Q47];BITLSHIFT(1;[.BM$2]))&gt;0;1;0)*[.$O47]" office:value-type="float" office:value="0" calcext:value-type="float">
            <text:p/>
          </table:table-cell>
          <table:table-cell table:formula="of:=IF(BITAND([.$Q47];BITLSHIFT(1;[.BN$2]))&gt;0;1;0)*[.$O47]" office:value-type="float" office:value="0" calcext:value-type="float">
            <text:p/>
          </table:table-cell>
          <table:table-cell table:formula="of:=IF(BITAND([.$Q47];BITLSHIFT(1;[.BO$2]))&gt;0;1;0)*[.$O47]" office:value-type="float" office:value="0" calcext:value-type="float">
            <text:p/>
          </table:table-cell>
          <table:table-cell table:formula="of:=IF(BITAND([.$Q47];BITLSHIFT(1;[.BP$2]))&gt;0;1;0)*[.$O47]" office:value-type="float" office:value="0" calcext:value-type="float">
            <text:p/>
          </table:table-cell>
          <table:table-cell table:formula="of:=IF(BITAND([.$Q47];BITLSHIFT(1;[.BQ$2]))&gt;0;1;0)*[.$O47]" office:value-type="float" office:value="0" calcext:value-type="float">
            <text:p/>
          </table:table-cell>
          <table:table-cell table:formula="of:=IF(BITAND([.$Q47];BITLSHIFT(1;[.BR$2]))&gt;0;1;0)*[.$O47]" office:value-type="float" office:value="0" calcext:value-type="float">
            <text:p/>
          </table:table-cell>
          <table:table-cell table:formula="of:=IF(BITAND([.$Q47];BITLSHIFT(1;[.BS$2]))&gt;0;1;0)*[.$O47]" office:value-type="float" office:value="0" calcext:value-type="float">
            <text:p/>
          </table:table-cell>
          <table:table-cell table:formula="of:=IF(BITAND([.$Q47];BITLSHIFT(1;[.BT$2]))&gt;0;1;0)*[.$O47]" office:value-type="float" office:value="0" calcext:value-type="float">
            <text:p/>
          </table:table-cell>
          <table:table-cell table:formula="of:=IF(BITAND([.$Q47];BITLSHIFT(1;[.BU$2]))&gt;0;1;0)*[.$O47]" office:value-type="float" office:value="0" calcext:value-type="float">
            <text:p/>
          </table:table-cell>
          <table:table-cell table:formula="of:=IF(BITAND([.$Q47];BITLSHIFT(1;[.BV$2]))&gt;0;1;0)*[.$O47]" office:value-type="float" office:value="0" calcext:value-type="float">
            <text:p/>
          </table:table-cell>
          <table:table-cell table:formula="of:=IF(BITAND([.$Q47];BITLSHIFT(1;[.BW$2]))&gt;0;1;0)*[.$O47]" office:value-type="float" office:value="0" calcext:value-type="float">
            <text:p/>
          </table:table-cell>
          <table:table-cell table:formula="of:=IF(BITAND([.$Q47];BITLSHIFT(1;[.BX$2]))&gt;0;1;0)*[.$O47]" office:value-type="float" office:value="0" calcext:value-type="float">
            <text:p/>
          </table:table-cell>
          <table:table-cell table:formula="of:=IF(BITAND([.$Q47];BITLSHIFT(1;[.BY$2]))&gt;0;1;0)*[.$O47]" office:value-type="float" office:value="0" calcext:value-type="float">
            <text:p/>
          </table:table-cell>
          <table:table-cell table:formula="of:=IF(BITAND([.$Q47];BITLSHIFT(1;[.BZ$2]))&gt;0;1;0)*[.$O47]" office:value-type="float" office:value="0" calcext:value-type="float">
            <text:p/>
          </table:table-cell>
          <table:table-cell table:formula="of:=IF(BITAND([.$Q47];BITLSHIFT(1;[.CA$2]))&gt;0;1;0)*[.$O47]" office:value-type="float" office:value="0" calcext:value-type="float">
            <text:p/>
          </table:table-cell>
          <table:table-cell table:formula="of:=IF(BITAND([.$Q47];BITLSHIFT(1;[.CB$2]))&gt;0;1;0)*[.$O47]" office:value-type="float" office:value="0" calcext:value-type="float">
            <text:p/>
          </table:table-cell>
          <table:table-cell table:formula="of:=IF(BITAND([.$Q47];BITLSHIFT(1;[.CC$2]))&gt;0;1;0)*[.$O47]" office:value-type="float" office:value="0" calcext:value-type="float">
            <text:p/>
          </table:table-cell>
          <table:table-cell table:formula="of:=IF(BITAND([.$Q47];BITLSHIFT(1;[.CD$2]))&gt;0;1;0)*[.$O47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8] &amp; &quot;&quot;&quot;, &quot;&quot;zone&quot;&quot; : &quot;&quot;&quot;&amp;[.N48]&amp;&quot;&quot;&quot;, &quot;&quot;value&quot;&quot; : &quot;&amp;[.O48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8];10) ;16)" office:value-type="float" office:value="0" calcext:value-type="float">
            <text:p/>
          </table:table-cell>
          <table:table-cell table:formula="of:=DECIMAL(RIGHT([.N48];8) ;16)" office:value-type="float" office:value="0" calcext:value-type="float">
            <text:p/>
          </table:table-cell>
          <table:table-cell table:formula="of:=IF(BITAND([.$R48];BITLSHIFT(1;[.S$2]))&gt;0;1;0)*[.$O48]" office:value-type="float" office:value="0" calcext:value-type="float">
            <text:p/>
          </table:table-cell>
          <table:table-cell table:formula="of:=IF(BITAND([.$R48];BITLSHIFT(1;[.T$2]))&gt;0;1;0)*[.$O48]" office:value-type="float" office:value="0" calcext:value-type="float">
            <text:p/>
          </table:table-cell>
          <table:table-cell table:formula="of:=IF(BITAND([.$R48];BITLSHIFT(1;[.U$2]))&gt;0;1;0)*[.$O48]" office:value-type="float" office:value="0" calcext:value-type="float">
            <text:p/>
          </table:table-cell>
          <table:table-cell table:formula="of:=IF(BITAND([.$R48];BITLSHIFT(1;[.V$2]))&gt;0;1;0)*[.$O48]" office:value-type="float" office:value="0" calcext:value-type="float">
            <text:p/>
          </table:table-cell>
          <table:table-cell table:formula="of:=IF(BITAND([.$R48];BITLSHIFT(1;[.W$2]))&gt;0;1;0)*[.$O48]" office:value-type="float" office:value="0" calcext:value-type="float">
            <text:p/>
          </table:table-cell>
          <table:table-cell table:formula="of:=IF(BITAND([.$R48];BITLSHIFT(1;[.X$2]))&gt;0;1;0)*[.$O48]" office:value-type="float" office:value="0" calcext:value-type="float">
            <text:p/>
          </table:table-cell>
          <table:table-cell table:formula="of:=IF(BITAND([.$R48];BITLSHIFT(1;[.Y$2]))&gt;0;1;0)*[.$O48]" office:value-type="float" office:value="0" calcext:value-type="float">
            <text:p/>
          </table:table-cell>
          <table:table-cell table:formula="of:=IF(BITAND([.$R48];BITLSHIFT(1;[.Z$2]))&gt;0;1;0)*[.$O48]" office:value-type="float" office:value="0" calcext:value-type="float">
            <text:p/>
          </table:table-cell>
          <table:table-cell table:formula="of:=IF(BITAND([.$R48];BITLSHIFT(1;[.AA$2]))&gt;0;1;0)*[.$O48]" office:value-type="float" office:value="0" calcext:value-type="float">
            <text:p/>
          </table:table-cell>
          <table:table-cell table:formula="of:=IF(BITAND([.$R48];BITLSHIFT(1;[.AB$2]))&gt;0;1;0)*[.$O48]" office:value-type="float" office:value="0" calcext:value-type="float">
            <text:p/>
          </table:table-cell>
          <table:table-cell table:formula="of:=IF(BITAND([.$R48];BITLSHIFT(1;[.AC$2]))&gt;0;1;0)*[.$O48]" office:value-type="float" office:value="0" calcext:value-type="float">
            <text:p/>
          </table:table-cell>
          <table:table-cell table:formula="of:=IF(BITAND([.$R48];BITLSHIFT(1;[.AD$2]))&gt;0;1;0)*[.$O48]" office:value-type="float" office:value="0" calcext:value-type="float">
            <text:p/>
          </table:table-cell>
          <table:table-cell table:formula="of:=IF(BITAND([.$R48];BITLSHIFT(1;[.AE$2]))&gt;0;1;0)*[.$O48]" office:value-type="float" office:value="0" calcext:value-type="float">
            <text:p/>
          </table:table-cell>
          <table:table-cell table:formula="of:=IF(BITAND([.$R48];BITLSHIFT(1;[.AF$2]))&gt;0;1;0)*[.$O48]" office:value-type="float" office:value="0" calcext:value-type="float">
            <text:p/>
          </table:table-cell>
          <table:table-cell table:formula="of:=IF(BITAND([.$R48];BITLSHIFT(1;[.AG$2]))&gt;0;1;0)*[.$O48]" office:value-type="float" office:value="0" calcext:value-type="float">
            <text:p/>
          </table:table-cell>
          <table:table-cell table:formula="of:=IF(BITAND([.$R48];BITLSHIFT(1;[.AH$2]))&gt;0;1;0)*[.$O48]" office:value-type="float" office:value="0" calcext:value-type="float">
            <text:p/>
          </table:table-cell>
          <table:table-cell table:formula="of:=IF(BITAND([.$R48];BITLSHIFT(1;[.AI$2]))&gt;0;1;0)*[.$O48]" office:value-type="float" office:value="0" calcext:value-type="float">
            <text:p/>
          </table:table-cell>
          <table:table-cell table:formula="of:=IF(BITAND([.$R48];BITLSHIFT(1;[.AJ$2]))&gt;0;1;0)*[.$O48]" office:value-type="float" office:value="0" calcext:value-type="float">
            <text:p/>
          </table:table-cell>
          <table:table-cell table:formula="of:=IF(BITAND([.$R48];BITLSHIFT(1;[.AK$2]))&gt;0;1;0)*[.$O48]" office:value-type="float" office:value="0" calcext:value-type="float">
            <text:p/>
          </table:table-cell>
          <table:table-cell table:formula="of:=IF(BITAND([.$R48];BITLSHIFT(1;[.AL$2]))&gt;0;1;0)*[.$O48]" office:value-type="float" office:value="0" calcext:value-type="float">
            <text:p/>
          </table:table-cell>
          <table:table-cell table:formula="of:=IF(BITAND([.$R48];BITLSHIFT(1;[.AM$2]))&gt;0;1;0)*[.$O48]" office:value-type="float" office:value="0" calcext:value-type="float">
            <text:p/>
          </table:table-cell>
          <table:table-cell table:formula="of:=IF(BITAND([.$R48];BITLSHIFT(1;[.AN$2]))&gt;0;1;0)*[.$O48]" office:value-type="float" office:value="0" calcext:value-type="float">
            <text:p/>
          </table:table-cell>
          <table:table-cell table:formula="of:=IF(BITAND([.$R48];BITLSHIFT(1;[.AO$2]))&gt;0;1;0)*[.$O48]" office:value-type="float" office:value="0" calcext:value-type="float">
            <text:p/>
          </table:table-cell>
          <table:table-cell table:formula="of:=IF(BITAND([.$R48];BITLSHIFT(1;[.AP$2]))&gt;0;1;0)*[.$O48]" office:value-type="float" office:value="0" calcext:value-type="float">
            <text:p/>
          </table:table-cell>
          <table:table-cell table:formula="of:=IF(BITAND([.$R48];BITLSHIFT(1;[.AQ$2]))&gt;0;1;0)*[.$O48]" office:value-type="float" office:value="0" calcext:value-type="float">
            <text:p/>
          </table:table-cell>
          <table:table-cell table:formula="of:=IF(BITAND([.$R48];BITLSHIFT(1;[.AR$2]))&gt;0;1;0)*[.$O48]" office:value-type="float" office:value="0" calcext:value-type="float">
            <text:p/>
          </table:table-cell>
          <table:table-cell table:formula="of:=IF(BITAND([.$R48];BITLSHIFT(1;[.AS$2]))&gt;0;1;0)*[.$O48]" office:value-type="float" office:value="0" calcext:value-type="float">
            <text:p/>
          </table:table-cell>
          <table:table-cell table:formula="of:=IF(BITAND([.$R48];BITLSHIFT(1;[.AT$2]))&gt;0;1;0)*[.$O48]" office:value-type="float" office:value="0" calcext:value-type="float">
            <text:p/>
          </table:table-cell>
          <table:table-cell table:formula="of:=IF(BITAND([.$R48];BITLSHIFT(1;[.AU$2]))&gt;0;1;0)*[.$O48]" office:value-type="float" office:value="0" calcext:value-type="float">
            <text:p/>
          </table:table-cell>
          <table:table-cell table:formula="of:=IF(BITAND([.$R48];BITLSHIFT(1;[.AV$2]))&gt;0;1;0)*[.$O48]" office:value-type="float" office:value="0" calcext:value-type="float">
            <text:p/>
          </table:table-cell>
          <table:table-cell table:formula="of:=IF(BITAND([.$R48];BITLSHIFT(1;[.AW$2]))&gt;0;1;0)*[.$O48]" office:value-type="float" office:value="0" calcext:value-type="float">
            <text:p/>
          </table:table-cell>
          <table:table-cell table:formula="of:=IF(BITAND([.$R48];BITLSHIFT(1;[.AX$2]))&gt;0;1;0)*[.$O48]" office:value-type="float" office:value="0" calcext:value-type="float">
            <text:p/>
          </table:table-cell>
          <table:table-cell table:formula="of:=IF(BITAND([.$Q48];BITLSHIFT(1;[.AY$2]))&gt;0;1;0)*[.$O48]" office:value-type="float" office:value="0" calcext:value-type="float">
            <text:p/>
          </table:table-cell>
          <table:table-cell table:formula="of:=IF(BITAND([.$Q48];BITLSHIFT(1;[.AZ$2]))&gt;0;1;0)*[.$O48]" office:value-type="float" office:value="0" calcext:value-type="float">
            <text:p/>
          </table:table-cell>
          <table:table-cell table:formula="of:=IF(BITAND([.$Q48];BITLSHIFT(1;[.BA$2]))&gt;0;1;0)*[.$O48]" office:value-type="float" office:value="0" calcext:value-type="float">
            <text:p/>
          </table:table-cell>
          <table:table-cell table:formula="of:=IF(BITAND([.$Q48];BITLSHIFT(1;[.BB$2]))&gt;0;1;0)*[.$O48]" office:value-type="float" office:value="0" calcext:value-type="float">
            <text:p/>
          </table:table-cell>
          <table:table-cell table:formula="of:=IF(BITAND([.$Q48];BITLSHIFT(1;[.BC$2]))&gt;0;1;0)*[.$O48]" office:value-type="float" office:value="0" calcext:value-type="float">
            <text:p/>
          </table:table-cell>
          <table:table-cell table:formula="of:=IF(BITAND([.$Q48];BITLSHIFT(1;[.BD$2]))&gt;0;1;0)*[.$O48]" office:value-type="float" office:value="0" calcext:value-type="float">
            <text:p/>
          </table:table-cell>
          <table:table-cell table:formula="of:=IF(BITAND([.$Q48];BITLSHIFT(1;[.BE$2]))&gt;0;1;0)*[.$O48]" office:value-type="float" office:value="0" calcext:value-type="float">
            <text:p/>
          </table:table-cell>
          <table:table-cell table:formula="of:=IF(BITAND([.$Q48];BITLSHIFT(1;[.BF$2]))&gt;0;1;0)*[.$O48]" office:value-type="float" office:value="0" calcext:value-type="float">
            <text:p/>
          </table:table-cell>
          <table:table-cell table:formula="of:=IF(BITAND([.$Q48];BITLSHIFT(1;[.BG$2]))&gt;0;1;0)*[.$O48]" office:value-type="float" office:value="0" calcext:value-type="float">
            <text:p/>
          </table:table-cell>
          <table:table-cell table:formula="of:=IF(BITAND([.$Q48];BITLSHIFT(1;[.BH$2]))&gt;0;1;0)*[.$O48]" office:value-type="float" office:value="0" calcext:value-type="float">
            <text:p/>
          </table:table-cell>
          <table:table-cell table:formula="of:=IF(BITAND([.$Q48];BITLSHIFT(1;[.BI$2]))&gt;0;1;0)*[.$O48]" office:value-type="float" office:value="0" calcext:value-type="float">
            <text:p/>
          </table:table-cell>
          <table:table-cell table:formula="of:=IF(BITAND([.$Q48];BITLSHIFT(1;[.BJ$2]))&gt;0;1;0)*[.$O48]" office:value-type="float" office:value="0" calcext:value-type="float">
            <text:p/>
          </table:table-cell>
          <table:table-cell table:formula="of:=IF(BITAND([.$Q48];BITLSHIFT(1;[.BK$2]))&gt;0;1;0)*[.$O48]" office:value-type="float" office:value="0" calcext:value-type="float">
            <text:p/>
          </table:table-cell>
          <table:table-cell table:formula="of:=IF(BITAND([.$Q48];BITLSHIFT(1;[.BL$2]))&gt;0;1;0)*[.$O48]" office:value-type="float" office:value="0" calcext:value-type="float">
            <text:p/>
          </table:table-cell>
          <table:table-cell table:formula="of:=IF(BITAND([.$Q48];BITLSHIFT(1;[.BM$2]))&gt;0;1;0)*[.$O48]" office:value-type="float" office:value="0" calcext:value-type="float">
            <text:p/>
          </table:table-cell>
          <table:table-cell table:formula="of:=IF(BITAND([.$Q48];BITLSHIFT(1;[.BN$2]))&gt;0;1;0)*[.$O48]" office:value-type="float" office:value="0" calcext:value-type="float">
            <text:p/>
          </table:table-cell>
          <table:table-cell table:formula="of:=IF(BITAND([.$Q48];BITLSHIFT(1;[.BO$2]))&gt;0;1;0)*[.$O48]" office:value-type="float" office:value="0" calcext:value-type="float">
            <text:p/>
          </table:table-cell>
          <table:table-cell table:formula="of:=IF(BITAND([.$Q48];BITLSHIFT(1;[.BP$2]))&gt;0;1;0)*[.$O48]" office:value-type="float" office:value="0" calcext:value-type="float">
            <text:p/>
          </table:table-cell>
          <table:table-cell table:formula="of:=IF(BITAND([.$Q48];BITLSHIFT(1;[.BQ$2]))&gt;0;1;0)*[.$O48]" office:value-type="float" office:value="0" calcext:value-type="float">
            <text:p/>
          </table:table-cell>
          <table:table-cell table:formula="of:=IF(BITAND([.$Q48];BITLSHIFT(1;[.BR$2]))&gt;0;1;0)*[.$O48]" office:value-type="float" office:value="0" calcext:value-type="float">
            <text:p/>
          </table:table-cell>
          <table:table-cell table:formula="of:=IF(BITAND([.$Q48];BITLSHIFT(1;[.BS$2]))&gt;0;1;0)*[.$O48]" office:value-type="float" office:value="0" calcext:value-type="float">
            <text:p/>
          </table:table-cell>
          <table:table-cell table:formula="of:=IF(BITAND([.$Q48];BITLSHIFT(1;[.BT$2]))&gt;0;1;0)*[.$O48]" office:value-type="float" office:value="0" calcext:value-type="float">
            <text:p/>
          </table:table-cell>
          <table:table-cell table:formula="of:=IF(BITAND([.$Q48];BITLSHIFT(1;[.BU$2]))&gt;0;1;0)*[.$O48]" office:value-type="float" office:value="0" calcext:value-type="float">
            <text:p/>
          </table:table-cell>
          <table:table-cell table:formula="of:=IF(BITAND([.$Q48];BITLSHIFT(1;[.BV$2]))&gt;0;1;0)*[.$O48]" office:value-type="float" office:value="0" calcext:value-type="float">
            <text:p/>
          </table:table-cell>
          <table:table-cell table:formula="of:=IF(BITAND([.$Q48];BITLSHIFT(1;[.BW$2]))&gt;0;1;0)*[.$O48]" office:value-type="float" office:value="0" calcext:value-type="float">
            <text:p/>
          </table:table-cell>
          <table:table-cell table:formula="of:=IF(BITAND([.$Q48];BITLSHIFT(1;[.BX$2]))&gt;0;1;0)*[.$O48]" office:value-type="float" office:value="0" calcext:value-type="float">
            <text:p/>
          </table:table-cell>
          <table:table-cell table:formula="of:=IF(BITAND([.$Q48];BITLSHIFT(1;[.BY$2]))&gt;0;1;0)*[.$O48]" office:value-type="float" office:value="0" calcext:value-type="float">
            <text:p/>
          </table:table-cell>
          <table:table-cell table:formula="of:=IF(BITAND([.$Q48];BITLSHIFT(1;[.BZ$2]))&gt;0;1;0)*[.$O48]" office:value-type="float" office:value="0" calcext:value-type="float">
            <text:p/>
          </table:table-cell>
          <table:table-cell table:formula="of:=IF(BITAND([.$Q48];BITLSHIFT(1;[.CA$2]))&gt;0;1;0)*[.$O48]" office:value-type="float" office:value="0" calcext:value-type="float">
            <text:p/>
          </table:table-cell>
          <table:table-cell table:formula="of:=IF(BITAND([.$Q48];BITLSHIFT(1;[.CB$2]))&gt;0;1;0)*[.$O48]" office:value-type="float" office:value="0" calcext:value-type="float">
            <text:p/>
          </table:table-cell>
          <table:table-cell table:formula="of:=IF(BITAND([.$Q48];BITLSHIFT(1;[.CC$2]))&gt;0;1;0)*[.$O48]" office:value-type="float" office:value="0" calcext:value-type="float">
            <text:p/>
          </table:table-cell>
          <table:table-cell table:formula="of:=IF(BITAND([.$Q48];BITLSHIFT(1;[.CD$2]))&gt;0;1;0)*[.$O48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49] &amp; &quot;&quot;&quot;, &quot;&quot;zone&quot;&quot; : &quot;&quot;&quot;&amp;[.N49]&amp;&quot;&quot;&quot;, &quot;&quot;value&quot;&quot; : &quot;&amp;[.O49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formula="of:=DECIMAL(LEFT([.N49];10) ;16)" office:value-type="float" office:value="0" calcext:value-type="float">
            <text:p/>
          </table:table-cell>
          <table:table-cell table:formula="of:=DECIMAL(RIGHT([.N49];8) ;16)" office:value-type="float" office:value="0" calcext:value-type="float">
            <text:p/>
          </table:table-cell>
          <table:table-cell table:formula="of:=IF(BITAND([.$R49];BITLSHIFT(1;[.S$2]))&gt;0;1;0)*[.$O49]" office:value-type="float" office:value="0" calcext:value-type="float">
            <text:p/>
          </table:table-cell>
          <table:table-cell table:formula="of:=IF(BITAND([.$R49];BITLSHIFT(1;[.T$2]))&gt;0;1;0)*[.$O49]" office:value-type="float" office:value="0" calcext:value-type="float">
            <text:p/>
          </table:table-cell>
          <table:table-cell table:formula="of:=IF(BITAND([.$R49];BITLSHIFT(1;[.U$2]))&gt;0;1;0)*[.$O49]" office:value-type="float" office:value="0" calcext:value-type="float">
            <text:p/>
          </table:table-cell>
          <table:table-cell table:formula="of:=IF(BITAND([.$R49];BITLSHIFT(1;[.V$2]))&gt;0;1;0)*[.$O49]" office:value-type="float" office:value="0" calcext:value-type="float">
            <text:p/>
          </table:table-cell>
          <table:table-cell table:formula="of:=IF(BITAND([.$R49];BITLSHIFT(1;[.W$2]))&gt;0;1;0)*[.$O49]" office:value-type="float" office:value="0" calcext:value-type="float">
            <text:p/>
          </table:table-cell>
          <table:table-cell table:formula="of:=IF(BITAND([.$R49];BITLSHIFT(1;[.X$2]))&gt;0;1;0)*[.$O49]" office:value-type="float" office:value="0" calcext:value-type="float">
            <text:p/>
          </table:table-cell>
          <table:table-cell table:formula="of:=IF(BITAND([.$R49];BITLSHIFT(1;[.Y$2]))&gt;0;1;0)*[.$O49]" office:value-type="float" office:value="0" calcext:value-type="float">
            <text:p/>
          </table:table-cell>
          <table:table-cell table:formula="of:=IF(BITAND([.$R49];BITLSHIFT(1;[.Z$2]))&gt;0;1;0)*[.$O49]" office:value-type="float" office:value="0" calcext:value-type="float">
            <text:p/>
          </table:table-cell>
          <table:table-cell table:formula="of:=IF(BITAND([.$R49];BITLSHIFT(1;[.AA$2]))&gt;0;1;0)*[.$O49]" office:value-type="float" office:value="0" calcext:value-type="float">
            <text:p/>
          </table:table-cell>
          <table:table-cell table:formula="of:=IF(BITAND([.$R49];BITLSHIFT(1;[.AB$2]))&gt;0;1;0)*[.$O49]" office:value-type="float" office:value="0" calcext:value-type="float">
            <text:p/>
          </table:table-cell>
          <table:table-cell table:formula="of:=IF(BITAND([.$R49];BITLSHIFT(1;[.AC$2]))&gt;0;1;0)*[.$O49]" office:value-type="float" office:value="0" calcext:value-type="float">
            <text:p/>
          </table:table-cell>
          <table:table-cell table:formula="of:=IF(BITAND([.$R49];BITLSHIFT(1;[.AD$2]))&gt;0;1;0)*[.$O49]" office:value-type="float" office:value="0" calcext:value-type="float">
            <text:p/>
          </table:table-cell>
          <table:table-cell table:formula="of:=IF(BITAND([.$R49];BITLSHIFT(1;[.AE$2]))&gt;0;1;0)*[.$O49]" office:value-type="float" office:value="0" calcext:value-type="float">
            <text:p/>
          </table:table-cell>
          <table:table-cell table:formula="of:=IF(BITAND([.$R49];BITLSHIFT(1;[.AF$2]))&gt;0;1;0)*[.$O49]" office:value-type="float" office:value="0" calcext:value-type="float">
            <text:p/>
          </table:table-cell>
          <table:table-cell table:formula="of:=IF(BITAND([.$R49];BITLSHIFT(1;[.AG$2]))&gt;0;1;0)*[.$O49]" office:value-type="float" office:value="0" calcext:value-type="float">
            <text:p/>
          </table:table-cell>
          <table:table-cell table:formula="of:=IF(BITAND([.$R49];BITLSHIFT(1;[.AH$2]))&gt;0;1;0)*[.$O49]" office:value-type="float" office:value="0" calcext:value-type="float">
            <text:p/>
          </table:table-cell>
          <table:table-cell table:formula="of:=IF(BITAND([.$R49];BITLSHIFT(1;[.AI$2]))&gt;0;1;0)*[.$O49]" office:value-type="float" office:value="0" calcext:value-type="float">
            <text:p/>
          </table:table-cell>
          <table:table-cell table:formula="of:=IF(BITAND([.$R49];BITLSHIFT(1;[.AJ$2]))&gt;0;1;0)*[.$O49]" office:value-type="float" office:value="0" calcext:value-type="float">
            <text:p/>
          </table:table-cell>
          <table:table-cell table:formula="of:=IF(BITAND([.$R49];BITLSHIFT(1;[.AK$2]))&gt;0;1;0)*[.$O49]" office:value-type="float" office:value="0" calcext:value-type="float">
            <text:p/>
          </table:table-cell>
          <table:table-cell table:formula="of:=IF(BITAND([.$R49];BITLSHIFT(1;[.AL$2]))&gt;0;1;0)*[.$O49]" office:value-type="float" office:value="0" calcext:value-type="float">
            <text:p/>
          </table:table-cell>
          <table:table-cell table:formula="of:=IF(BITAND([.$R49];BITLSHIFT(1;[.AM$2]))&gt;0;1;0)*[.$O49]" office:value-type="float" office:value="0" calcext:value-type="float">
            <text:p/>
          </table:table-cell>
          <table:table-cell table:formula="of:=IF(BITAND([.$R49];BITLSHIFT(1;[.AN$2]))&gt;0;1;0)*[.$O49]" office:value-type="float" office:value="0" calcext:value-type="float">
            <text:p/>
          </table:table-cell>
          <table:table-cell table:formula="of:=IF(BITAND([.$R49];BITLSHIFT(1;[.AO$2]))&gt;0;1;0)*[.$O49]" office:value-type="float" office:value="0" calcext:value-type="float">
            <text:p/>
          </table:table-cell>
          <table:table-cell table:formula="of:=IF(BITAND([.$R49];BITLSHIFT(1;[.AP$2]))&gt;0;1;0)*[.$O49]" office:value-type="float" office:value="0" calcext:value-type="float">
            <text:p/>
          </table:table-cell>
          <table:table-cell table:formula="of:=IF(BITAND([.$R49];BITLSHIFT(1;[.AQ$2]))&gt;0;1;0)*[.$O49]" office:value-type="float" office:value="0" calcext:value-type="float">
            <text:p/>
          </table:table-cell>
          <table:table-cell table:formula="of:=IF(BITAND([.$R49];BITLSHIFT(1;[.AR$2]))&gt;0;1;0)*[.$O49]" office:value-type="float" office:value="0" calcext:value-type="float">
            <text:p/>
          </table:table-cell>
          <table:table-cell table:formula="of:=IF(BITAND([.$R49];BITLSHIFT(1;[.AS$2]))&gt;0;1;0)*[.$O49]" office:value-type="float" office:value="0" calcext:value-type="float">
            <text:p/>
          </table:table-cell>
          <table:table-cell table:formula="of:=IF(BITAND([.$R49];BITLSHIFT(1;[.AT$2]))&gt;0;1;0)*[.$O49]" office:value-type="float" office:value="0" calcext:value-type="float">
            <text:p/>
          </table:table-cell>
          <table:table-cell table:formula="of:=IF(BITAND([.$R49];BITLSHIFT(1;[.AU$2]))&gt;0;1;0)*[.$O49]" office:value-type="float" office:value="0" calcext:value-type="float">
            <text:p/>
          </table:table-cell>
          <table:table-cell table:formula="of:=IF(BITAND([.$R49];BITLSHIFT(1;[.AV$2]))&gt;0;1;0)*[.$O49]" office:value-type="float" office:value="0" calcext:value-type="float">
            <text:p/>
          </table:table-cell>
          <table:table-cell table:formula="of:=IF(BITAND([.$R49];BITLSHIFT(1;[.AW$2]))&gt;0;1;0)*[.$O49]" office:value-type="float" office:value="0" calcext:value-type="float">
            <text:p/>
          </table:table-cell>
          <table:table-cell table:formula="of:=IF(BITAND([.$R49];BITLSHIFT(1;[.AX$2]))&gt;0;1;0)*[.$O49]" office:value-type="float" office:value="0" calcext:value-type="float">
            <text:p/>
          </table:table-cell>
          <table:table-cell table:formula="of:=IF(BITAND([.$Q49];BITLSHIFT(1;[.AY$2]))&gt;0;1;0)*[.$O49]" office:value-type="float" office:value="0" calcext:value-type="float">
            <text:p/>
          </table:table-cell>
          <table:table-cell table:formula="of:=IF(BITAND([.$Q49];BITLSHIFT(1;[.AZ$2]))&gt;0;1;0)*[.$O49]" office:value-type="float" office:value="0" calcext:value-type="float">
            <text:p/>
          </table:table-cell>
          <table:table-cell table:formula="of:=IF(BITAND([.$Q49];BITLSHIFT(1;[.BA$2]))&gt;0;1;0)*[.$O49]" office:value-type="float" office:value="0" calcext:value-type="float">
            <text:p/>
          </table:table-cell>
          <table:table-cell table:formula="of:=IF(BITAND([.$Q49];BITLSHIFT(1;[.BB$2]))&gt;0;1;0)*[.$O49]" office:value-type="float" office:value="0" calcext:value-type="float">
            <text:p/>
          </table:table-cell>
          <table:table-cell table:formula="of:=IF(BITAND([.$Q49];BITLSHIFT(1;[.BC$2]))&gt;0;1;0)*[.$O49]" office:value-type="float" office:value="0" calcext:value-type="float">
            <text:p/>
          </table:table-cell>
          <table:table-cell table:formula="of:=IF(BITAND([.$Q49];BITLSHIFT(1;[.BD$2]))&gt;0;1;0)*[.$O49]" office:value-type="float" office:value="0" calcext:value-type="float">
            <text:p/>
          </table:table-cell>
          <table:table-cell table:formula="of:=IF(BITAND([.$Q49];BITLSHIFT(1;[.BE$2]))&gt;0;1;0)*[.$O49]" office:value-type="float" office:value="0" calcext:value-type="float">
            <text:p/>
          </table:table-cell>
          <table:table-cell table:formula="of:=IF(BITAND([.$Q49];BITLSHIFT(1;[.BF$2]))&gt;0;1;0)*[.$O49]" office:value-type="float" office:value="0" calcext:value-type="float">
            <text:p/>
          </table:table-cell>
          <table:table-cell table:formula="of:=IF(BITAND([.$Q49];BITLSHIFT(1;[.BG$2]))&gt;0;1;0)*[.$O49]" office:value-type="float" office:value="0" calcext:value-type="float">
            <text:p/>
          </table:table-cell>
          <table:table-cell table:formula="of:=IF(BITAND([.$Q49];BITLSHIFT(1;[.BH$2]))&gt;0;1;0)*[.$O49]" office:value-type="float" office:value="0" calcext:value-type="float">
            <text:p/>
          </table:table-cell>
          <table:table-cell table:formula="of:=IF(BITAND([.$Q49];BITLSHIFT(1;[.BI$2]))&gt;0;1;0)*[.$O49]" office:value-type="float" office:value="0" calcext:value-type="float">
            <text:p/>
          </table:table-cell>
          <table:table-cell table:formula="of:=IF(BITAND([.$Q49];BITLSHIFT(1;[.BJ$2]))&gt;0;1;0)*[.$O49]" office:value-type="float" office:value="0" calcext:value-type="float">
            <text:p/>
          </table:table-cell>
          <table:table-cell table:formula="of:=IF(BITAND([.$Q49];BITLSHIFT(1;[.BK$2]))&gt;0;1;0)*[.$O49]" office:value-type="float" office:value="0" calcext:value-type="float">
            <text:p/>
          </table:table-cell>
          <table:table-cell table:formula="of:=IF(BITAND([.$Q49];BITLSHIFT(1;[.BL$2]))&gt;0;1;0)*[.$O49]" office:value-type="float" office:value="0" calcext:value-type="float">
            <text:p/>
          </table:table-cell>
          <table:table-cell table:formula="of:=IF(BITAND([.$Q49];BITLSHIFT(1;[.BM$2]))&gt;0;1;0)*[.$O49]" office:value-type="float" office:value="0" calcext:value-type="float">
            <text:p/>
          </table:table-cell>
          <table:table-cell table:formula="of:=IF(BITAND([.$Q49];BITLSHIFT(1;[.BN$2]))&gt;0;1;0)*[.$O49]" office:value-type="float" office:value="0" calcext:value-type="float">
            <text:p/>
          </table:table-cell>
          <table:table-cell table:formula="of:=IF(BITAND([.$Q49];BITLSHIFT(1;[.BO$2]))&gt;0;1;0)*[.$O49]" office:value-type="float" office:value="0" calcext:value-type="float">
            <text:p/>
          </table:table-cell>
          <table:table-cell table:formula="of:=IF(BITAND([.$Q49];BITLSHIFT(1;[.BP$2]))&gt;0;1;0)*[.$O49]" office:value-type="float" office:value="0" calcext:value-type="float">
            <text:p/>
          </table:table-cell>
          <table:table-cell table:formula="of:=IF(BITAND([.$Q49];BITLSHIFT(1;[.BQ$2]))&gt;0;1;0)*[.$O49]" office:value-type="float" office:value="0" calcext:value-type="float">
            <text:p/>
          </table:table-cell>
          <table:table-cell table:formula="of:=IF(BITAND([.$Q49];BITLSHIFT(1;[.BR$2]))&gt;0;1;0)*[.$O49]" office:value-type="float" office:value="0" calcext:value-type="float">
            <text:p/>
          </table:table-cell>
          <table:table-cell table:formula="of:=IF(BITAND([.$Q49];BITLSHIFT(1;[.BS$2]))&gt;0;1;0)*[.$O49]" office:value-type="float" office:value="0" calcext:value-type="float">
            <text:p/>
          </table:table-cell>
          <table:table-cell table:formula="of:=IF(BITAND([.$Q49];BITLSHIFT(1;[.BT$2]))&gt;0;1;0)*[.$O49]" office:value-type="float" office:value="0" calcext:value-type="float">
            <text:p/>
          </table:table-cell>
          <table:table-cell table:formula="of:=IF(BITAND([.$Q49];BITLSHIFT(1;[.BU$2]))&gt;0;1;0)*[.$O49]" office:value-type="float" office:value="0" calcext:value-type="float">
            <text:p/>
          </table:table-cell>
          <table:table-cell table:formula="of:=IF(BITAND([.$Q49];BITLSHIFT(1;[.BV$2]))&gt;0;1;0)*[.$O49]" office:value-type="float" office:value="0" calcext:value-type="float">
            <text:p/>
          </table:table-cell>
          <table:table-cell table:formula="of:=IF(BITAND([.$Q49];BITLSHIFT(1;[.BW$2]))&gt;0;1;0)*[.$O49]" office:value-type="float" office:value="0" calcext:value-type="float">
            <text:p/>
          </table:table-cell>
          <table:table-cell table:formula="of:=IF(BITAND([.$Q49];BITLSHIFT(1;[.BX$2]))&gt;0;1;0)*[.$O49]" office:value-type="float" office:value="0" calcext:value-type="float">
            <text:p/>
          </table:table-cell>
          <table:table-cell table:formula="of:=IF(BITAND([.$Q49];BITLSHIFT(1;[.BY$2]))&gt;0;1;0)*[.$O49]" office:value-type="float" office:value="0" calcext:value-type="float">
            <text:p/>
          </table:table-cell>
          <table:table-cell table:formula="of:=IF(BITAND([.$Q49];BITLSHIFT(1;[.BZ$2]))&gt;0;1;0)*[.$O49]" office:value-type="float" office:value="0" calcext:value-type="float">
            <text:p/>
          </table:table-cell>
          <table:table-cell table:formula="of:=IF(BITAND([.$Q49];BITLSHIFT(1;[.CA$2]))&gt;0;1;0)*[.$O49]" office:value-type="float" office:value="0" calcext:value-type="float">
            <text:p/>
          </table:table-cell>
          <table:table-cell table:formula="of:=IF(BITAND([.$Q49];BITLSHIFT(1;[.CB$2]))&gt;0;1;0)*[.$O49]" office:value-type="float" office:value="0" calcext:value-type="float">
            <text:p/>
          </table:table-cell>
          <table:table-cell table:formula="of:=IF(BITAND([.$Q49];BITLSHIFT(1;[.CC$2]))&gt;0;1;0)*[.$O49]" office:value-type="float" office:value="0" calcext:value-type="float">
            <text:p/>
          </table:table-cell>
          <table:table-cell table:formula="of:=IF(BITAND([.$Q49];BITLSHIFT(1;[.CD$2]))&gt;0;1;0)*[.$O49]" office:value-type="float" office:value="0" calcext:value-type="float">
            <text:p/>
          </table:table-cell>
          <table:table-cell table:number-columns-repeated="942"/>
        </table:table-row>
        <table:table-row table:style-name="ro2">
          <table:table-cell table:number-columns-repeated="12"/>
          <table:table-cell table:style-name="ce4" table:number-columns-repeated="3"/>
          <table:table-cell table:style-name="ce6" table:formula="of:=&quot;{&quot;&quot;name&quot;&quot; : &quot;&quot;&quot; &amp; [.M50] &amp; &quot;&quot;&quot;, &quot;&quot;zone&quot;&quot; : &quot;&quot;&quot;&amp;[.N50]&amp;&quot;&quot;&quot;, &quot;&quot;value&quot;&quot; : &quot;&amp;[.O50]&amp;&quot;}&quot;" office:value-type="string" office:string-value="{&quot;name&quot; : &quot;&quot;, &quot;zone&quot; : &quot;&quot;, &quot;value&quot; : }" calcext:value-type="string">
            <text:p>{"name" : "", "zone" : "", "value" : }</text:p>
          </table:table-cell>
          <table:table-cell table:number-columns-repeated="1008"/>
        </table:table-row>
        <table:table-row table:style-name="ro2">
          <table:table-cell table:number-columns-repeated="18"/>
          <table:table-cell table:formula="of:=SUM([.S4:.S50])" office:value-type="float" office:value="30" calcext:value-type="float">
            <text:p/>
          </table:table-cell>
          <table:table-cell table:formula="of:=SUM([.T4:.T50])" office:value-type="float" office:value="30" calcext:value-type="float">
            <text:p/>
          </table:table-cell>
          <table:table-cell table:formula="of:=SUM([.U4:.U50])" office:value-type="float" office:value="20" calcext:value-type="float">
            <text:p/>
          </table:table-cell>
          <table:table-cell table:formula="of:=SUM([.V4:.V50])" office:value-type="float" office:value="0" calcext:value-type="float">
            <text:p/>
          </table:table-cell>
          <table:table-cell table:formula="of:=SUM([.W4:.W50])" office:value-type="float" office:value="0" calcext:value-type="float">
            <text:p/>
          </table:table-cell>
          <table:table-cell table:formula="of:=SUM([.X4:.X50])" office:value-type="float" office:value="20" calcext:value-type="float">
            <text:p/>
          </table:table-cell>
          <table:table-cell table:formula="of:=SUM([.Y4:.Y50])" office:value-type="float" office:value="30" calcext:value-type="float">
            <text:p/>
          </table:table-cell>
          <table:table-cell table:formula="of:=SUM([.Z4:.Z50])" office:value-type="float" office:value="30" calcext:value-type="float">
            <text:p/>
          </table:table-cell>
          <table:table-cell table:formula="of:=SUM([.AA4:.AA50])" office:value-type="float" office:value="0" calcext:value-type="float">
            <text:p/>
          </table:table-cell>
          <table:table-cell table:formula="of:=SUM([.AB4:.AB50])" office:value-type="float" office:value="0" calcext:value-type="float">
            <text:p/>
          </table:table-cell>
          <table:table-cell table:formula="of:=SUM([.AC4:.AC50])" office:value-type="float" office:value="0" calcext:value-type="float">
            <text:p/>
          </table:table-cell>
          <table:table-cell table:formula="of:=SUM([.AD4:.AD50])" office:value-type="float" office:value="0" calcext:value-type="float">
            <text:p/>
          </table:table-cell>
          <table:table-cell table:formula="of:=SUM([.AE4:.AE50])" office:value-type="float" office:value="0" calcext:value-type="float">
            <text:p/>
          </table:table-cell>
          <table:table-cell table:formula="of:=SUM([.AF4:.AF50])" office:value-type="float" office:value="0" calcext:value-type="float">
            <text:p/>
          </table:table-cell>
          <table:table-cell table:formula="of:=SUM([.AG4:.AG50])" office:value-type="float" office:value="0" calcext:value-type="float">
            <text:p/>
          </table:table-cell>
          <table:table-cell table:formula="of:=SUM([.AH4:.AH50])" office:value-type="float" office:value="0" calcext:value-type="float">
            <text:p/>
          </table:table-cell>
          <table:table-cell table:formula="of:=SUM([.AI4:.AI50])" office:value-type="float" office:value="0" calcext:value-type="float">
            <text:p/>
          </table:table-cell>
          <table:table-cell table:formula="of:=SUM([.AJ4:.AJ50])" office:value-type="float" office:value="0" calcext:value-type="float">
            <text:p/>
          </table:table-cell>
          <table:table-cell table:formula="of:=SUM([.AK4:.AK50])" office:value-type="float" office:value="0" calcext:value-type="float">
            <text:p/>
          </table:table-cell>
          <table:table-cell table:formula="of:=SUM([.AL4:.AL50])" office:value-type="float" office:value="0" calcext:value-type="float">
            <text:p/>
          </table:table-cell>
          <table:table-cell table:formula="of:=SUM([.AM4:.AM50])" office:value-type="float" office:value="0" calcext:value-type="float">
            <text:p/>
          </table:table-cell>
          <table:table-cell table:formula="of:=SUM([.AN4:.AN50])" office:value-type="float" office:value="0" calcext:value-type="float">
            <text:p/>
          </table:table-cell>
          <table:table-cell table:formula="of:=SUM([.AO4:.AO50])" office:value-type="float" office:value="0" calcext:value-type="float">
            <text:p/>
          </table:table-cell>
          <table:table-cell table:formula="of:=SUM([.AP4:.AP50])" office:value-type="float" office:value="0" calcext:value-type="float">
            <text:p/>
          </table:table-cell>
          <table:table-cell table:formula="of:=SUM([.AQ4:.AQ50])" office:value-type="float" office:value="-30" calcext:value-type="float">
            <text:p/>
          </table:table-cell>
          <table:table-cell table:formula="of:=SUM([.AR4:.AR50])" office:value-type="float" office:value="-30" calcext:value-type="float">
            <text:p/>
          </table:table-cell>
          <table:table-cell table:formula="of:=SUM([.AS4:.AS50])" office:value-type="float" office:value="-30" calcext:value-type="float">
            <text:p/>
          </table:table-cell>
          <table:table-cell table:formula="of:=SUM([.AT4:.AT50])" office:value-type="float" office:value="-30" calcext:value-type="float">
            <text:p/>
          </table:table-cell>
          <table:table-cell table:formula="of:=SUM([.AU4:.AU50])" office:value-type="float" office:value="-30" calcext:value-type="float">
            <text:p/>
          </table:table-cell>
          <table:table-cell table:formula="of:=SUM([.AV4:.AV50])" office:value-type="float" office:value="-30" calcext:value-type="float">
            <text:p/>
          </table:table-cell>
          <table:table-cell table:formula="of:=SUM([.AW4:.AW50])" office:value-type="float" office:value="-30" calcext:value-type="float">
            <text:p/>
          </table:table-cell>
          <table:table-cell table:formula="of:=SUM([.AX4:.AX50])" office:value-type="float" office:value="-30" calcext:value-type="float">
            <text:p/>
          </table:table-cell>
          <table:table-cell table:formula="of:=SUM([.AY4:.AY50])" office:value-type="float" office:value="-30" calcext:value-type="float">
            <text:p/>
          </table:table-cell>
          <table:table-cell table:formula="of:=SUM([.AZ4:.AZ50])" office:value-type="float" office:value="-30" calcext:value-type="float">
            <text:p/>
          </table:table-cell>
          <table:table-cell table:formula="of:=SUM([.BA4:.BA50])" office:value-type="float" office:value="-30" calcext:value-type="float">
            <text:p/>
          </table:table-cell>
          <table:table-cell table:formula="of:=SUM([.BB4:.BB50])" office:value-type="float" office:value="-30" calcext:value-type="float">
            <text:p/>
          </table:table-cell>
          <table:table-cell table:formula="of:=SUM([.BC4:.BC50])" office:value-type="float" office:value="-30" calcext:value-type="float">
            <text:p/>
          </table:table-cell>
          <table:table-cell table:formula="of:=SUM([.BD4:.BD50])" office:value-type="float" office:value="-30" calcext:value-type="float">
            <text:p/>
          </table:table-cell>
          <table:table-cell table:formula="of:=SUM([.BE4:.BE50])" office:value-type="float" office:value="-30" calcext:value-type="float">
            <text:p/>
          </table:table-cell>
          <table:table-cell table:formula="of:=SUM([.BF4:.BF50])" office:value-type="float" office:value="-30" calcext:value-type="float">
            <text:p/>
          </table:table-cell>
          <table:table-cell table:formula="of:=SUM([.BG4:.BG50])" office:value-type="float" office:value="-30" calcext:value-type="float">
            <text:p/>
          </table:table-cell>
          <table:table-cell table:formula="of:=SUM([.BH4:.BH50])" office:value-type="float" office:value="-30" calcext:value-type="float">
            <text:p/>
          </table:table-cell>
          <table:table-cell table:formula="of:=SUM([.BI4:.BI50])" office:value-type="float" office:value="-30" calcext:value-type="float">
            <text:p/>
          </table:table-cell>
          <table:table-cell table:formula="of:=SUM([.BJ4:.BJ50])" office:value-type="float" office:value="-30" calcext:value-type="float">
            <text:p/>
          </table:table-cell>
          <table:table-cell table:formula="of:=SUM([.BK4:.BK50])" office:value-type="float" office:value="-30" calcext:value-type="float">
            <text:p/>
          </table:table-cell>
          <table:table-cell table:formula="of:=SUM([.BL4:.BL50])" office:value-type="float" office:value="-30" calcext:value-type="float">
            <text:p/>
          </table:table-cell>
          <table:table-cell table:formula="of:=SUM([.BM4:.BM50])" office:value-type="float" office:value="-30" calcext:value-type="float">
            <text:p/>
          </table:table-cell>
          <table:table-cell table:formula="of:=SUM([.BN4:.BN50])" office:value-type="float" office:value="-30" calcext:value-type="float">
            <text:p/>
          </table:table-cell>
          <table:table-cell table:formula="of:=SUM([.BO4:.BO50])" office:value-type="float" office:value="-30" calcext:value-type="float">
            <text:p/>
          </table:table-cell>
          <table:table-cell table:formula="of:=SUM([.BP4:.BP50])" office:value-type="float" office:value="-30" calcext:value-type="float">
            <text:p/>
          </table:table-cell>
          <table:table-cell table:formula="of:=SUM([.BQ4:.BQ50])" office:value-type="float" office:value="-30" calcext:value-type="float">
            <text:p/>
          </table:table-cell>
          <table:table-cell table:formula="of:=SUM([.BR4:.BR50])" office:value-type="float" office:value="-30" calcext:value-type="float">
            <text:p/>
          </table:table-cell>
          <table:table-cell table:formula="of:=SUM([.BS4:.BS50])" office:value-type="float" office:value="-30" calcext:value-type="float">
            <text:p/>
          </table:table-cell>
          <table:table-cell table:formula="of:=SUM([.BT4:.BT50])" office:value-type="float" office:value="-30" calcext:value-type="float">
            <text:p/>
          </table:table-cell>
          <table:table-cell table:formula="of:=SUM([.BU4:.BU50])" office:value-type="float" office:value="-30" calcext:value-type="float">
            <text:p/>
          </table:table-cell>
          <table:table-cell table:formula="of:=SUM([.BV4:.BV50])" office:value-type="float" office:value="-30" calcext:value-type="float">
            <text:p/>
          </table:table-cell>
          <table:table-cell table:formula="of:=SUM([.BW4:.BW50])" office:value-type="float" office:value="-30" calcext:value-type="float">
            <text:p/>
          </table:table-cell>
          <table:table-cell table:formula="of:=SUM([.BX4:.BX50])" office:value-type="float" office:value="-30" calcext:value-type="float">
            <text:p/>
          </table:table-cell>
          <table:table-cell table:formula="of:=SUM([.BY4:.BY50])" office:value-type="float" office:value="-30" calcext:value-type="float">
            <text:p/>
          </table:table-cell>
          <table:table-cell table:formula="of:=SUM([.BZ4:.BZ50])" office:value-type="float" office:value="-30" calcext:value-type="float">
            <text:p/>
          </table:table-cell>
          <table:table-cell table:formula="of:=SUM([.CA4:.CA50])" office:value-type="float" office:value="-30" calcext:value-type="float">
            <text:p/>
          </table:table-cell>
          <table:table-cell table:formula="of:=SUM([.CB4:.CB50])" office:value-type="float" office:value="-30" calcext:value-type="float">
            <text:p/>
          </table:table-cell>
          <table:table-cell table:formula="of:=SUM([.CC4:.CC50])" office:value-type="float" office:value="-30" calcext:value-type="float">
            <text:p/>
          </table:table-cell>
          <table:table-cell table:formula="of:=SUM([.CD4:.CD50])" office:value-type="float" office:value="-30" calcext:value-type="float">
            <text:p/>
          </table:table-cell>
          <table:table-cell table:number-columns-repeated="94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ook.C4:Rook.J11">
            <calcext:color-scale>
              <calcext:color-scale-entry calcext:value="0" calcext:type="minimum" calcext:color="#ff9999"/>
              <calcext:color-scale-entry calcext:value="0" calcext:type="number" calcext:color="#ffffff"/>
              <calcext:color-scale-entry calcext:value="0" calcext:type="maximum" calcext:color="#99ff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7:14:00.484000000</meta:creation-date>
    <dc:date>2018-02-16T07:07:29.601000000</dc:date>
    <meta:editing-duration>PT23H41M51S</meta:editing-duration>
    <meta:editing-cycles>9</meta:editing-cycles>
    <meta:generator>LibreOffice/4.2.3.3$Windows_x86 LibreOffice_project/882f8a0a489bc99a9e60c7905a60226254cb6ff0</meta:generator>
    <meta:document-statistic meta:table-count="5" meta:cell-count="16710" meta:object-count="0"/>
  </office:meta>
</office:document-meta>
</file>